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3.7602in"/>
    </style:style>
    <style:style style:name="co4" style:family="table-column">
      <style:table-column-properties fo:break-before="auto" style:column-width="8.3047in"/>
    </style:style>
    <style:style style:name="co5" style:family="table-column">
      <style:table-column-properties fo:break-before="auto" style:column-width="1.1693in"/>
    </style:style>
    <style:style style:name="co6" style:family="table-column">
      <style:table-column-properties fo:break-before="auto" style:column-width="1.9535in"/>
    </style:style>
    <style:style style:name="co7" style:family="table-column">
      <style:table-column-properties fo:break-before="auto" style:column-width="7.4681in"/>
    </style:style>
    <style:style style:name="co8" style:family="table-column">
      <style:table-column-properties fo:break-before="auto" style:column-width="0.6374in"/>
    </style:style>
    <style:style style:name="co9" style:family="table-column">
      <style:table-column-properties fo:break-before="auto" style:column-width="1.0492in"/>
    </style:style>
    <style:style style:name="co10" style:family="table-column">
      <style:table-column-properties fo:break-before="auto" style:column-width="0.9835in"/>
    </style:style>
    <style:style style:name="co11" style:family="table-column">
      <style:table-column-properties fo:break-before="auto" style:column-width="1.0898in"/>
    </style:style>
    <style:style style:name="co12" style:family="table-column">
      <style:table-column-properties fo:break-before="auto" style:column-width="0.9701in"/>
    </style:style>
    <style:style style:name="co13" style:family="table-column">
      <style:table-column-properties fo:break-before="auto" style:column-width="1.1827in"/>
    </style:style>
    <style:style style:name="co14" style:family="table-column">
      <style:table-column-properties fo:break-before="auto" style:column-width="3.2555in"/>
    </style:style>
    <style:style style:name="co15" style:family="table-column">
      <style:table-column-properties fo:break-before="auto" style:column-width="1.2091in"/>
    </style:style>
    <style:style style:name="co16" style:family="table-column">
      <style:table-column-properties fo:break-before="auto" style:column-width="3.202in"/>
    </style:style>
    <style:style style:name="co17" style:family="table-column">
      <style:table-column-properties fo:break-before="auto" style:column-width="0.902in"/>
    </style:style>
    <style:style style:name="co18" style:family="table-column">
      <style:table-column-properties fo:break-before="auto" style:column-width="1.1957in"/>
    </style:style>
    <style:style style:name="co19" style:family="table-column">
      <style:table-column-properties fo:break-before="auto" style:column-width="4.2126in"/>
    </style:style>
    <style:style style:name="co20" style:family="table-column">
      <style:table-column-properties fo:break-before="auto" style:column-width="1.9134in"/>
    </style:style>
    <style:style style:name="co21" style:family="table-column">
      <style:table-column-properties fo:break-before="auto" style:column-width="1.1429in"/>
    </style:style>
    <style:style style:name="co22" style:family="table-column">
      <style:table-column-properties fo:break-before="auto" style:column-width="1.0634in"/>
    </style:style>
    <style:style style:name="co23" style:family="table-column">
      <style:table-column-properties fo:break-before="auto" style:column-width="13.2209in"/>
    </style:style>
    <style:style style:name="co24" style:family="table-column">
      <style:table-column-properties fo:break-before="auto" style:column-width="1.7075in"/>
    </style:style>
    <style:style style:name="co25" style:family="table-column">
      <style:table-column-properties fo:break-before="auto" style:column-width="1.528in"/>
    </style:style>
    <style:style style:name="co26" style:family="table-column">
      <style:table-column-properties fo:break-before="auto" style:column-width="11.7728in"/>
    </style:style>
    <style:style style:name="co27" style:family="table-column">
      <style:table-column-properties fo:break-before="auto" style:column-width="5.7929in"/>
    </style:style>
    <style:style style:name="ro1" style:family="table-row">
      <style:table-row-properties style:row-height="0.25in" fo:break-before="auto" style:use-optimal-row-height="true"/>
    </style:style>
    <style:style style:name="ro2" style:family="table-row">
      <style:table-row-properties style:row-height="0.2602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6665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9583in" fo:break-before="auto" style:use-optimal-row-height="false"/>
    </style:style>
    <style:style style:name="ro7" style:family="table-row">
      <style:table-row-properties style:row-height="0.8752in" fo:break-before="auto" style:use-optimal-row-height="true"/>
    </style:style>
    <style:style style:name="ro8" style:family="table-row">
      <style:table-row-properties style:row-height="1.0937in" fo:break-before="auto" style:use-optimal-row-height="true"/>
    </style:style>
    <style:style style:name="ro9" style:family="table-row">
      <style:table-row-properties style:row-height="1.3126in" fo:break-before="auto" style:use-optimal-row-height="true"/>
    </style:style>
    <style:style style:name="ro10" style:family="table-row">
      <style:table-row-properties style:row-height="1.4165in" fo:break-before="auto" style:use-optimal-row-height="fals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8083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PageStyle_5f_Node_20_Creation_20_Script">
      <style:table-properties table:display="true" style:writing-mode="lr-tb"/>
    </style:style>
    <style:style style:name="ta2" style:family="table" style:master-page-name="PageStyle_5f_Sheet2">
      <style:table-properties table:display="false" style:writing-mode="lr-tb"/>
    </style:style>
    <style:style style:name="ta3" style:family="table" style:master-page-name="PageStyle_5f_Relationship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24292e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Consolas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24292e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Consolas" style:font-size-complex="9pt" style:font-style-complex="normal" style:font-weight-complex="normal"/>
    </style:style>
    <style:style style:name="ce14" style:family="table-cell" style:parent-style-name="Default">
      <style:table-cell-properties fo:background-color="#ffffff" style:rotation-align="non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7" style:family="table-cell" style:parent-style-name="Default">
      <style:table-cell-properties fo:background-color="#e2f0d9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de Creation Scrip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IF(AND([.B1]=0;[.C1]&lt;&gt;&quot;Column&quot;;[.C1]&lt;&gt;&quot;&quot;);&quot;LOAD CSV FROM &quot;&quot;file://&quot; &amp; [.A1] &amp; &quot;.csv&quot;&quot; as column create (n:&quot; &amp; [.A1] &amp; &quot; &quot;; &quot;&quot;)">
            <text:p/>
          </table:table-cell>
          <table:table-cell table:formula="of:=IF(AND([.C1]&lt;&gt;&quot;&quot;;[.C1]&lt;&gt;&quot;Column&quot;);IF([.B1]=0;&quot;{&quot;;&quot;&quot;)&amp;[.C1]&amp;&quot;:column[&quot;&amp;[.B1]&amp;&quot;]&quot;&amp;IF([.B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2]=0;[.C2]&lt;&gt;&quot;Column&quot;;[.C2]&lt;&gt;&quot;&quot;);&quot;LOAD CSV FROM &quot;&quot;file://&quot; &amp; [.A2] &amp; &quot;.csv&quot;&quot; as column create (n:&quot; &amp; [.A2] &amp; &quot; &quot;; &quot;&quot;) )" office:value-type="string" office:string-value="load csv from &quot;file://admission.csv&quot; as column create (n:admission " calcext:value-type="string">
            <text:p>load csv from "file://admission.csv" as column create (n:admission </text:p>
          </table:table-cell>
          <table:table-cell table:formula="of:=IF(AND([.C2]&lt;&gt;&quot;&quot;;[.C2]&lt;&gt;&quot;Column&quot;);IF([.B2]=0;&quot;{&quot;;&quot;&quot;)&amp;[.C2]&amp;&quot;:column[&quot;&amp;[.B2]&amp;&quot;]&quot;&amp;IF([.B3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3]=0;[.C3]&lt;&gt;&quot;Column&quot;;[.C3]&lt;&gt;&quot;&quot;);&quot;LOAD CSV FROM &quot;&quot;file://&quot; &amp; [.A3] &amp; &quot;.csv&quot;&quot; as column create (n:&quot; &amp; [.A3] &amp; &quot; &quot;; &quot;&quot;) )">
            <text:p/>
          </table:table-cell>
          <table:table-cell table:formula="of:=IF(AND([.C3]&lt;&gt;&quot;&quot;;[.C3]&lt;&gt;&quot;Column&quot;);IF([.B3]=0;&quot;{&quot;;&quot;&quot;)&amp;[.C3]&amp;&quot;:column[&quot;&amp;[.B3]&amp;&quot;]&quot;&amp;IF([.B4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hadm_id</text:p>
          </table:table-cell>
          <table:table-cell table:style-name="ce11" table:formula="of:=LOWER( IF(AND([.B4]=0;[.C4]&lt;&gt;&quot;Column&quot;;[.C4]&lt;&gt;&quot;&quot;);&quot;LOAD CSV FROM &quot;&quot;file://&quot; &amp; [.A4] &amp; &quot;.csv&quot;&quot; as column create (n:&quot; &amp; [.A4] &amp; &quot; &quot;; &quot;&quot;) )">
            <text:p/>
          </table:table-cell>
          <table:table-cell table:formula="of:=IF(AND([.C4]&lt;&gt;&quot;&quot;;[.C4]&lt;&gt;&quot;Column&quot;);IF([.B4]=0;&quot;{&quot;;&quot;&quot;)&amp;[.C4]&amp;&quot;:column[&quot;&amp;[.B4]&amp;&quot;]&quot;&amp;IF([.B5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admittime</text:p>
          </table:table-cell>
          <table:table-cell table:style-name="ce11" table:formula="of:=LOWER( IF(AND([.B5]=0;[.C5]&lt;&gt;&quot;Column&quot;;[.C5]&lt;&gt;&quot;&quot;);&quot;LOAD CSV FROM &quot;&quot;file://&quot; &amp; [.A5] &amp; &quot;.csv&quot;&quot; as column create (n:&quot; &amp; [.A5] &amp; &quot; &quot;; &quot;&quot;) )">
            <text:p/>
          </table:table-cell>
          <table:table-cell table:formula="of:=IF(AND([.C5]&lt;&gt;&quot;&quot;;[.C5]&lt;&gt;&quot;Column&quot;);IF([.B5]=0;&quot;{&quot;;&quot;&quot;)&amp;[.C5]&amp;&quot;:column[&quot;&amp;[.B5]&amp;&quot;]&quot;&amp;IF([.B6]&lt;&gt;&quot;&quot;;&quot;,&quot;;&quot;})&quot;);&quot;&quot;)" office:value-type="string" office:string-value="admittime:column[3]," calcext:value-type="string">
            <text:p>admittime:column[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dischtime</text:p>
          </table:table-cell>
          <table:table-cell table:style-name="ce11" table:formula="of:=LOWER( IF(AND([.B6]=0;[.C6]&lt;&gt;&quot;Column&quot;;[.C6]&lt;&gt;&quot;&quot;);&quot;LOAD CSV FROM &quot;&quot;file://&quot; &amp; [.A6] &amp; &quot;.csv&quot;&quot; as column create (n:&quot; &amp; [.A6] &amp; &quot; &quot;; &quot;&quot;) )">
            <text:p/>
          </table:table-cell>
          <table:table-cell table:formula="of:=IF(AND([.C6]&lt;&gt;&quot;&quot;;[.C6]&lt;&gt;&quot;Column&quot;);IF([.B6]=0;&quot;{&quot;;&quot;&quot;)&amp;[.C6]&amp;&quot;:column[&quot;&amp;[.B6]&amp;&quot;]&quot;&amp;IF([.B7]&lt;&gt;&quot;&quot;;&quot;,&quot;;&quot;})&quot;);&quot;&quot;)" office:value-type="string" office:string-value="dischtime:column[4]," calcext:value-type="string">
            <text:p>dischtime:column[4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deathtime</text:p>
          </table:table-cell>
          <table:table-cell table:style-name="ce11" table:formula="of:=LOWER( IF(AND([.B7]=0;[.C7]&lt;&gt;&quot;Column&quot;;[.C7]&lt;&gt;&quot;&quot;);&quot;LOAD CSV FROM &quot;&quot;file://&quot; &amp; [.A7] &amp; &quot;.csv&quot;&quot; as column create (n:&quot; &amp; [.A7] &amp; &quot; &quot;; &quot;&quot;) )">
            <text:p/>
          </table:table-cell>
          <table:table-cell table:formula="of:=IF(AND([.C7]&lt;&gt;&quot;&quot;;[.C7]&lt;&gt;&quot;Column&quot;);IF([.B7]=0;&quot;{&quot;;&quot;&quot;)&amp;[.C7]&amp;&quot;:column[&quot;&amp;[.B7]&amp;&quot;]&quot;&amp;IF([.B8]&lt;&gt;&quot;&quot;;&quot;,&quot;;&quot;})&quot;);&quot;&quot;)" office:value-type="string" office:string-value="deathtime:column[5]," calcext:value-type="string">
            <text:p>deathtime:column[5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admission_type</text:p>
          </table:table-cell>
          <table:table-cell table:style-name="ce11" table:formula="of:=LOWER( IF(AND([.B8]=0;[.C8]&lt;&gt;&quot;Column&quot;;[.C8]&lt;&gt;&quot;&quot;);&quot;LOAD CSV FROM &quot;&quot;file://&quot; &amp; [.A8] &amp; &quot;.csv&quot;&quot; as column create (n:&quot; &amp; [.A8] &amp; &quot; &quot;; &quot;&quot;) )">
            <text:p/>
          </table:table-cell>
          <table:table-cell table:formula="of:=IF(AND([.C8]&lt;&gt;&quot;&quot;;[.C8]&lt;&gt;&quot;Column&quot;);IF([.B8]=0;&quot;{&quot;;&quot;&quot;)&amp;[.C8]&amp;&quot;:column[&quot;&amp;[.B8]&amp;&quot;]&quot;&amp;IF([.B9]&lt;&gt;&quot;&quot;;&quot;,&quot;;&quot;})&quot;);&quot;&quot;)" office:value-type="string" office:string-value="admission_type:column[6]," calcext:value-type="string">
            <text:p>admission_type:column[6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admission_location</text:p>
          </table:table-cell>
          <table:table-cell table:style-name="ce11" table:formula="of:=LOWER( IF(AND([.B9]=0;[.C9]&lt;&gt;&quot;Column&quot;;[.C9]&lt;&gt;&quot;&quot;);&quot;LOAD CSV FROM &quot;&quot;file://&quot; &amp; [.A9] &amp; &quot;.csv&quot;&quot; as column create (n:&quot; &amp; [.A9] &amp; &quot; &quot;; &quot;&quot;) )">
            <text:p/>
          </table:table-cell>
          <table:table-cell table:formula="of:=IF(AND([.C9]&lt;&gt;&quot;&quot;;[.C9]&lt;&gt;&quot;Column&quot;);IF([.B9]=0;&quot;{&quot;;&quot;&quot;)&amp;[.C9]&amp;&quot;:column[&quot;&amp;[.B9]&amp;&quot;]&quot;&amp;IF([.B10]&lt;&gt;&quot;&quot;;&quot;,&quot;;&quot;})&quot;);&quot;&quot;)" office:value-type="string" office:string-value="admission_location:column[7]," calcext:value-type="string">
            <text:p>admission_location:column[7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discharge_location</text:p>
          </table:table-cell>
          <table:table-cell table:style-name="ce11" table:formula="of:=LOWER( IF(AND([.B10]=0;[.C10]&lt;&gt;&quot;Column&quot;;[.C10]&lt;&gt;&quot;&quot;);&quot;LOAD CSV FROM &quot;&quot;file://&quot; &amp; [.A10] &amp; &quot;.csv&quot;&quot; as column create (n:&quot; &amp; [.A10] &amp; &quot; &quot;; &quot;&quot;) )">
            <text:p/>
          </table:table-cell>
          <table:table-cell table:formula="of:=IF(AND([.C10]&lt;&gt;&quot;&quot;;[.C10]&lt;&gt;&quot;Column&quot;);IF([.B10]=0;&quot;{&quot;;&quot;&quot;)&amp;[.C10]&amp;&quot;:column[&quot;&amp;[.B10]&amp;&quot;]&quot;&amp;IF([.B11]&lt;&gt;&quot;&quot;;&quot;,&quot;;&quot;})&quot;);&quot;&quot;)" office:value-type="string" office:string-value="discharge_location:column[8]," calcext:value-type="string">
            <text:p>discharge_location:column[8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insurance</text:p>
          </table:table-cell>
          <table:table-cell table:style-name="ce11" table:formula="of:=LOWER( IF(AND([.B11]=0;[.C11]&lt;&gt;&quot;Column&quot;;[.C11]&lt;&gt;&quot;&quot;);&quot;LOAD CSV FROM &quot;&quot;file://&quot; &amp; [.A11] &amp; &quot;.csv&quot;&quot; as column create (n:&quot; &amp; [.A11] &amp; &quot; &quot;; &quot;&quot;) )">
            <text:p/>
          </table:table-cell>
          <table:table-cell table:formula="of:=IF(AND([.C11]&lt;&gt;&quot;&quot;;[.C11]&lt;&gt;&quot;Column&quot;);IF([.B11]=0;&quot;{&quot;;&quot;&quot;)&amp;[.C11]&amp;&quot;:column[&quot;&amp;[.B11]&amp;&quot;]&quot;&amp;IF([.B12]&lt;&gt;&quot;&quot;;&quot;,&quot;;&quot;})&quot;);&quot;&quot;)" office:value-type="string" office:string-value="insurance:column[9]," calcext:value-type="string">
            <text:p>insurance:column[9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language</text:p>
          </table:table-cell>
          <table:table-cell table:style-name="ce11" table:formula="of:=LOWER( IF(AND([.B12]=0;[.C12]&lt;&gt;&quot;Column&quot;;[.C12]&lt;&gt;&quot;&quot;);&quot;LOAD CSV FROM &quot;&quot;file://&quot; &amp; [.A12] &amp; &quot;.csv&quot;&quot; as column create (n:&quot; &amp; [.A12] &amp; &quot; &quot;; &quot;&quot;) )">
            <text:p/>
          </table:table-cell>
          <table:table-cell table:formula="of:=IF(AND([.C12]&lt;&gt;&quot;&quot;;[.C12]&lt;&gt;&quot;Column&quot;);IF([.B12]=0;&quot;{&quot;;&quot;&quot;)&amp;[.C12]&amp;&quot;:column[&quot;&amp;[.B12]&amp;&quot;]&quot;&amp;IF([.B13]&lt;&gt;&quot;&quot;;&quot;,&quot;;&quot;})&quot;);&quot;&quot;)" office:value-type="string" office:string-value="language:column[10]," calcext:value-type="string">
            <text:p>language:column[1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religion</text:p>
          </table:table-cell>
          <table:table-cell table:style-name="ce11" table:formula="of:=LOWER( IF(AND([.B13]=0;[.C13]&lt;&gt;&quot;Column&quot;;[.C13]&lt;&gt;&quot;&quot;);&quot;LOAD CSV FROM &quot;&quot;file://&quot; &amp; [.A13] &amp; &quot;.csv&quot;&quot; as column create (n:&quot; &amp; [.A13] &amp; &quot; &quot;; &quot;&quot;) )">
            <text:p/>
          </table:table-cell>
          <table:table-cell table:formula="of:=IF(AND([.C13]&lt;&gt;&quot;&quot;;[.C13]&lt;&gt;&quot;Column&quot;);IF([.B13]=0;&quot;{&quot;;&quot;&quot;)&amp;[.C13]&amp;&quot;:column[&quot;&amp;[.B13]&amp;&quot;]&quot;&amp;IF([.B14]&lt;&gt;&quot;&quot;;&quot;,&quot;;&quot;})&quot;);&quot;&quot;)" office:value-type="string" office:string-value="religion:column[11]," calcext:value-type="string">
            <text:p>religion:column[1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marital_status</text:p>
          </table:table-cell>
          <table:table-cell table:style-name="ce11" table:formula="of:=LOWER( IF(AND([.B14]=0;[.C14]&lt;&gt;&quot;Column&quot;;[.C14]&lt;&gt;&quot;&quot;);&quot;LOAD CSV FROM &quot;&quot;file://&quot; &amp; [.A14] &amp; &quot;.csv&quot;&quot; as column create (n:&quot; &amp; [.A14] &amp; &quot; &quot;; &quot;&quot;) )">
            <text:p/>
          </table:table-cell>
          <table:table-cell table:formula="of:=IF(AND([.C14]&lt;&gt;&quot;&quot;;[.C14]&lt;&gt;&quot;Column&quot;);IF([.B14]=0;&quot;{&quot;;&quot;&quot;)&amp;[.C14]&amp;&quot;:column[&quot;&amp;[.B14]&amp;&quot;]&quot;&amp;IF([.B15]&lt;&gt;&quot;&quot;;&quot;,&quot;;&quot;})&quot;);&quot;&quot;)" office:value-type="string" office:string-value="marital_status:column[12]," calcext:value-type="string">
            <text:p>marital_status:column[1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ethnicity</text:p>
          </table:table-cell>
          <table:table-cell table:style-name="ce11" table:formula="of:=LOWER( IF(AND([.B15]=0;[.C15]&lt;&gt;&quot;Column&quot;;[.C15]&lt;&gt;&quot;&quot;);&quot;LOAD CSV FROM &quot;&quot;file://&quot; &amp; [.A15] &amp; &quot;.csv&quot;&quot; as column create (n:&quot; &amp; [.A15] &amp; &quot; &quot;; &quot;&quot;) )">
            <text:p/>
          </table:table-cell>
          <table:table-cell table:formula="of:=IF(AND([.C15]&lt;&gt;&quot;&quot;;[.C15]&lt;&gt;&quot;Column&quot;);IF([.B15]=0;&quot;{&quot;;&quot;&quot;)&amp;[.C15]&amp;&quot;:column[&quot;&amp;[.B15]&amp;&quot;]&quot;&amp;IF([.B16]&lt;&gt;&quot;&quot;;&quot;,&quot;;&quot;})&quot;);&quot;&quot;)" office:value-type="string" office:string-value="ethnicity:column[13]," calcext:value-type="string">
            <text:p>ethnicity:column[1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edregtime</text:p>
          </table:table-cell>
          <table:table-cell table:style-name="ce11" table:formula="of:=LOWER( IF(AND([.B16]=0;[.C16]&lt;&gt;&quot;Column&quot;;[.C16]&lt;&gt;&quot;&quot;);&quot;LOAD CSV FROM &quot;&quot;file://&quot; &amp; [.A16] &amp; &quot;.csv&quot;&quot; as column create (n:&quot; &amp; [.A16] &amp; &quot; &quot;; &quot;&quot;) )">
            <text:p/>
          </table:table-cell>
          <table:table-cell table:formula="of:=IF(AND([.C16]&lt;&gt;&quot;&quot;;[.C16]&lt;&gt;&quot;Column&quot;);IF([.B16]=0;&quot;{&quot;;&quot;&quot;)&amp;[.C16]&amp;&quot;:column[&quot;&amp;[.B16]&amp;&quot;]&quot;&amp;IF([.B17]&lt;&gt;&quot;&quot;;&quot;,&quot;;&quot;})&quot;);&quot;&quot;)" office:value-type="string" office:string-value="edregtime:column[14]," calcext:value-type="string">
            <text:p>edregtime:column[14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edouttime</text:p>
          </table:table-cell>
          <table:table-cell table:style-name="ce11" table:formula="of:=LOWER( IF(AND([.B17]=0;[.C17]&lt;&gt;&quot;Column&quot;;[.C17]&lt;&gt;&quot;&quot;);&quot;LOAD CSV FROM &quot;&quot;file://&quot; &amp; [.A17] &amp; &quot;.csv&quot;&quot; as column create (n:&quot; &amp; [.A17] &amp; &quot; &quot;; &quot;&quot;) )">
            <text:p/>
          </table:table-cell>
          <table:table-cell table:formula="of:=IF(AND([.C17]&lt;&gt;&quot;&quot;;[.C17]&lt;&gt;&quot;Column&quot;);IF([.B17]=0;&quot;{&quot;;&quot;&quot;)&amp;[.C17]&amp;&quot;:column[&quot;&amp;[.B17]&amp;&quot;]&quot;&amp;IF([.B18]&lt;&gt;&quot;&quot;;&quot;,&quot;;&quot;})&quot;);&quot;&quot;)" office:value-type="string" office:string-value="edouttime:column[15]," calcext:value-type="string">
            <text:p>edouttime:column[15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diagnosis</text:p>
          </table:table-cell>
          <table:table-cell table:style-name="ce11" table:formula="of:=LOWER( IF(AND([.B18]=0;[.C18]&lt;&gt;&quot;Column&quot;;[.C18]&lt;&gt;&quot;&quot;);&quot;LOAD CSV FROM &quot;&quot;file://&quot; &amp; [.A18] &amp; &quot;.csv&quot;&quot; as column create (n:&quot; &amp; [.A18] &amp; &quot; &quot;; &quot;&quot;) )">
            <text:p/>
          </table:table-cell>
          <table:table-cell table:formula="of:=IF(AND([.C18]&lt;&gt;&quot;&quot;;[.C18]&lt;&gt;&quot;Column&quot;);IF([.B18]=0;&quot;{&quot;;&quot;&quot;)&amp;[.C18]&amp;&quot;:column[&quot;&amp;[.B18]&amp;&quot;]&quot;&amp;IF([.B19]&lt;&gt;&quot;&quot;;&quot;,&quot;;&quot;})&quot;);&quot;&quot;)" office:value-type="string" office:string-value="diagnosis:column[16]," calcext:value-type="string">
            <text:p>diagnosis:column[16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hospital_expire_flag</text:p>
          </table:table-cell>
          <table:table-cell table:style-name="ce11" table:formula="of:=LOWER( IF(AND([.B19]=0;[.C19]&lt;&gt;&quot;Column&quot;;[.C19]&lt;&gt;&quot;&quot;);&quot;LOAD CSV FROM &quot;&quot;file://&quot; &amp; [.A19] &amp; &quot;.csv&quot;&quot; as column create (n:&quot; &amp; [.A19] &amp; &quot; &quot;; &quot;&quot;) )">
            <text:p/>
          </table:table-cell>
          <table:table-cell table:formula="of:=IF(AND([.C19]&lt;&gt;&quot;&quot;;[.C19]&lt;&gt;&quot;Column&quot;);IF([.B19]=0;&quot;{&quot;;&quot;&quot;)&amp;[.C19]&amp;&quot;:column[&quot;&amp;[.B19]&amp;&quot;]&quot;&amp;IF([.B20]&lt;&gt;&quot;&quot;;&quot;,&quot;;&quot;})&quot;);&quot;&quot;)" office:value-type="string" office:string-value="hospital_expire_flag:column[17]," calcext:value-type="string">
            <text:p>hospital_expire_flag:column[17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mission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has_chartevents_data</text:p>
          </table:table-cell>
          <table:table-cell table:style-name="ce11" table:formula="of:=LOWER( IF(AND([.B20]=0;[.C20]&lt;&gt;&quot;Column&quot;;[.C20]&lt;&gt;&quot;&quot;);&quot;LOAD CSV FROM &quot;&quot;file://&quot; &amp; [.A20] &amp; &quot;.csv&quot;&quot; as column create (n:&quot; &amp; [.A20] &amp; &quot; &quot;; &quot;&quot;) )">
            <text:p/>
          </table:table-cell>
          <table:table-cell table:formula="of:=IF(AND([.C20]&lt;&gt;&quot;&quot;;[.C20]&lt;&gt;&quot;Column&quot;);IF([.B20]=0;&quot;{&quot;;&quot;&quot;)&amp;[.C20]&amp;&quot;:column[&quot;&amp;[.B20]&amp;&quot;]&quot;&amp;IF([.B21]&lt;&gt;&quot;&quot;;&quot;,&quot;;&quot;})&quot;);&quot;&quot;)" office:value-type="string" office:string-value="has_chartevents_data:column[18]})" calcext:value-type="string">
            <text:p>has_chartevents_data:column[18]}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style-name="ce11" table:formula="of:=LOWER( IF(AND([.B21]=0;[.C21]&lt;&gt;&quot;Column&quot;;[.C21]&lt;&gt;&quot;&quot;);&quot;LOAD CSV FROM &quot;&quot;file://&quot; &amp; [.A21] &amp; &quot;.csv&quot;&quot; as column create (n:&quot; &amp; [.A21] &amp; &quot; &quot;; &quot;&quot;) )">
            <text:p/>
          </table:table-cell>
          <table:table-cell table:formula="of:=IF(AND([.C21]&lt;&gt;&quot;&quot;;[.C21]&lt;&gt;&quot;Column&quot;);IF([.B21]=0;&quot;{&quot;;&quot;&quot;)&amp;[.C21]&amp;&quot;:column[&quot;&amp;[.B21]&amp;&quot;]&quot;&amp;IF([.B2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2]=0;[.C22]&lt;&gt;&quot;Column&quot;;[.C22]&lt;&gt;&quot;&quot;);&quot;LOAD CSV FROM &quot;&quot;file://&quot; &amp; [.A22] &amp; &quot;.csv&quot;&quot; as column create (n:&quot; &amp; [.A22] &amp; &quot; &quot;; &quot;&quot;) )">
            <text:p/>
          </table:table-cell>
          <table:table-cell table:formula="of:=IF(AND([.C22]&lt;&gt;&quot;&quot;;[.C22]&lt;&gt;&quot;Column&quot;);IF([.B22]=0;&quot;{&quot;;&quot;&quot;)&amp;[.C22]&amp;&quot;:column[&quot;&amp;[.B22]&amp;&quot;]&quot;&amp;IF([.B2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3]=0;[.C23]&lt;&gt;&quot;Column&quot;;[.C23]&lt;&gt;&quot;&quot;);&quot;LOAD CSV FROM &quot;&quot;file://&quot; &amp; [.A23] &amp; &quot;.csv&quot;&quot; as column create (n:&quot; &amp; [.A23] &amp; &quot; &quot;; &quot;&quot;) )">
            <text:p/>
          </table:table-cell>
          <table:table-cell table:formula="of:=IF(AND([.C23]&lt;&gt;&quot;&quot;;[.C23]&lt;&gt;&quot;Column&quot;);IF([.B23]=0;&quot;{&quot;;&quot;&quot;)&amp;[.C23]&amp;&quot;:column[&quot;&amp;[.B23]&amp;&quot;]&quot;&amp;IF([.B2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4]=0;[.C24]&lt;&gt;&quot;Column&quot;;[.C24]&lt;&gt;&quot;&quot;);&quot;LOAD CSV FROM &quot;&quot;file://&quot; &amp; [.A24] &amp; &quot;.csv&quot;&quot; as column create (n:&quot; &amp; [.A24] &amp; &quot; &quot;; &quot;&quot;) )">
            <text:p/>
          </table:table-cell>
          <table:table-cell table:formula="of:=IF(AND([.C24]&lt;&gt;&quot;&quot;;[.C24]&lt;&gt;&quot;Column&quot;);IF([.B24]=0;&quot;{&quot;;&quot;&quot;)&amp;[.C24]&amp;&quot;:column[&quot;&amp;[.B24]&amp;&quot;]&quot;&amp;IF([.B2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5]=0;[.C25]&lt;&gt;&quot;Column&quot;;[.C25]&lt;&gt;&quot;&quot;);&quot;LOAD CSV FROM &quot;&quot;file://&quot; &amp; [.A25] &amp; &quot;.csv&quot;&quot; as column create (n:&quot; &amp; [.A25] &amp; &quot; &quot;; &quot;&quot;) )">
            <text:p/>
          </table:table-cell>
          <table:table-cell table:formula="of:=IF(AND([.C25]&lt;&gt;&quot;&quot;;[.C25]&lt;&gt;&quot;Column&quot;);IF([.B25]=0;&quot;{&quot;;&quot;&quot;)&amp;[.C25]&amp;&quot;:column[&quot;&amp;[.B25]&amp;&quot;]&quot;&amp;IF([.B2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26]=0;[.C26]&lt;&gt;&quot;Column&quot;;[.C26]&lt;&gt;&quot;&quot;);&quot;LOAD CSV FROM &quot;&quot;file://&quot; &amp; [.A26] &amp; &quot;.csv&quot;&quot; as column create (n:&quot; &amp; [.A26] &amp; &quot; &quot;; &quot;&quot;) )">
            <text:p/>
          </table:table-cell>
          <table:table-cell table:formula="of:=IF(AND([.C26]&lt;&gt;&quot;&quot;;[.C26]&lt;&gt;&quot;Column&quot;);IF([.B26]=0;&quot;{&quot;;&quot;&quot;)&amp;[.C26]&amp;&quot;:column[&quot;&amp;[.B26]&amp;&quot;]&quot;&amp;IF([.B2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27]=0;[.C27]&lt;&gt;&quot;Column&quot;;[.C27]&lt;&gt;&quot;&quot;);&quot;LOAD CSV FROM &quot;&quot;file://&quot; &amp; [.A27] &amp; &quot;.csv&quot;&quot; as column create (n:&quot; &amp; [.A27] &amp; &quot; &quot;; &quot;&quot;) )" office:value-type="string" office:string-value="load csv from &quot;file://callout.csv&quot; as column create (n:callout " calcext:value-type="string">
            <text:p>load csv from "file://callout.csv" as column create (n:callout </text:p>
          </table:table-cell>
          <table:table-cell table:formula="of:=IF(AND([.C27]&lt;&gt;&quot;&quot;;[.C27]&lt;&gt;&quot;Column&quot;);IF([.B27]=0;&quot;{&quot;;&quot;&quot;)&amp;[.C27]&amp;&quot;:column[&quot;&amp;[.B27]&amp;&quot;]&quot;&amp;IF([.B28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28]=0;[.C28]&lt;&gt;&quot;Column&quot;;[.C28]&lt;&gt;&quot;&quot;);&quot;LOAD CSV FROM &quot;&quot;file://&quot; &amp; [.A28] &amp; &quot;.csv&quot;&quot; as column create (n:&quot; &amp; [.A28] &amp; &quot; &quot;; &quot;&quot;) )">
            <text:p/>
          </table:table-cell>
          <table:table-cell table:formula="of:=IF(AND([.C28]&lt;&gt;&quot;&quot;;[.C28]&lt;&gt;&quot;Column&quot;);IF([.B28]=0;&quot;{&quot;;&quot;&quot;)&amp;[.C28]&amp;&quot;:column[&quot;&amp;[.B28]&amp;&quot;]&quot;&amp;IF([.B29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29]=0;[.C29]&lt;&gt;&quot;Column&quot;;[.C29]&lt;&gt;&quot;&quot;);&quot;LOAD CSV FROM &quot;&quot;file://&quot; &amp; [.A29] &amp; &quot;.csv&quot;&quot; as column create (n:&quot; &amp; [.A29] &amp; &quot; &quot;; &quot;&quot;) )">
            <text:p/>
          </table:table-cell>
          <table:table-cell table:formula="of:=IF(AND([.C29]&lt;&gt;&quot;&quot;;[.C29]&lt;&gt;&quot;Column&quot;);IF([.B29]=0;&quot;{&quot;;&quot;&quot;)&amp;[.C29]&amp;&quot;:column[&quot;&amp;[.B29]&amp;&quot;]&quot;&amp;IF([.B30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ubmit_wardid</text:p>
          </table:table-cell>
          <table:table-cell table:style-name="ce11" table:formula="of:=LOWER( IF(AND([.B30]=0;[.C30]&lt;&gt;&quot;Column&quot;;[.C30]&lt;&gt;&quot;&quot;);&quot;LOAD CSV FROM &quot;&quot;file://&quot; &amp; [.A30] &amp; &quot;.csv&quot;&quot; as column create (n:&quot; &amp; [.A30] &amp; &quot; &quot;; &quot;&quot;) )">
            <text:p/>
          </table:table-cell>
          <table:table-cell table:formula="of:=IF(AND([.C30]&lt;&gt;&quot;&quot;;[.C30]&lt;&gt;&quot;Column&quot;);IF([.B30]=0;&quot;{&quot;;&quot;&quot;)&amp;[.C30]&amp;&quot;:column[&quot;&amp;[.B30]&amp;&quot;]&quot;&amp;IF([.B31]&lt;&gt;&quot;&quot;;&quot;,&quot;;&quot;})&quot;);&quot;&quot;)" office:value-type="string" office:string-value="submit_wardid:column[3]," calcext:value-type="string">
            <text:p>submit_wardid:column[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ubmit_careunit</text:p>
          </table:table-cell>
          <table:table-cell table:style-name="ce11" table:formula="of:=LOWER( IF(AND([.B31]=0;[.C31]&lt;&gt;&quot;Column&quot;;[.C31]&lt;&gt;&quot;&quot;);&quot;LOAD CSV FROM &quot;&quot;file://&quot; &amp; [.A31] &amp; &quot;.csv&quot;&quot; as column create (n:&quot; &amp; [.A31] &amp; &quot; &quot;; &quot;&quot;) )">
            <text:p/>
          </table:table-cell>
          <table:table-cell table:formula="of:=IF(AND([.C31]&lt;&gt;&quot;&quot;;[.C31]&lt;&gt;&quot;Column&quot;);IF([.B31]=0;&quot;{&quot;;&quot;&quot;)&amp;[.C31]&amp;&quot;:column[&quot;&amp;[.B31]&amp;&quot;]&quot;&amp;IF([.B32]&lt;&gt;&quot;&quot;;&quot;,&quot;;&quot;})&quot;);&quot;&quot;)" office:value-type="string" office:string-value="submit_careunit:column[4]," calcext:value-type="string">
            <text:p>submit_careunit:column[4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curr_wardid</text:p>
          </table:table-cell>
          <table:table-cell table:style-name="ce11" table:formula="of:=LOWER( IF(AND([.B32]=0;[.C32]&lt;&gt;&quot;Column&quot;;[.C32]&lt;&gt;&quot;&quot;);&quot;LOAD CSV FROM &quot;&quot;file://&quot; &amp; [.A32] &amp; &quot;.csv&quot;&quot; as column create (n:&quot; &amp; [.A32] &amp; &quot; &quot;; &quot;&quot;) )">
            <text:p/>
          </table:table-cell>
          <table:table-cell table:formula="of:=IF(AND([.C32]&lt;&gt;&quot;&quot;;[.C32]&lt;&gt;&quot;Column&quot;);IF([.B32]=0;&quot;{&quot;;&quot;&quot;)&amp;[.C32]&amp;&quot;:column[&quot;&amp;[.B32]&amp;&quot;]&quot;&amp;IF([.B33]&lt;&gt;&quot;&quot;;&quot;,&quot;;&quot;})&quot;);&quot;&quot;)" office:value-type="string" office:string-value="curr_wardid:column[5]," calcext:value-type="string">
            <text:p>curr_wardid:column[5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urr_careunit</text:p>
          </table:table-cell>
          <table:table-cell table:style-name="ce11" table:formula="of:=LOWER( IF(AND([.B33]=0;[.C33]&lt;&gt;&quot;Column&quot;;[.C33]&lt;&gt;&quot;&quot;);&quot;LOAD CSV FROM &quot;&quot;file://&quot; &amp; [.A33] &amp; &quot;.csv&quot;&quot; as column create (n:&quot; &amp; [.A33] &amp; &quot; &quot;; &quot;&quot;) )">
            <text:p/>
          </table:table-cell>
          <table:table-cell table:formula="of:=IF(AND([.C33]&lt;&gt;&quot;&quot;;[.C33]&lt;&gt;&quot;Column&quot;);IF([.B33]=0;&quot;{&quot;;&quot;&quot;)&amp;[.C33]&amp;&quot;:column[&quot;&amp;[.B33]&amp;&quot;]&quot;&amp;IF([.B34]&lt;&gt;&quot;&quot;;&quot;,&quot;;&quot;})&quot;);&quot;&quot;)" office:value-type="string" office:string-value="curr_careunit:column[6]," calcext:value-type="string">
            <text:p>curr_careunit:column[6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callout_wardid</text:p>
          </table:table-cell>
          <table:table-cell table:style-name="ce11" table:formula="of:=LOWER( IF(AND([.B34]=0;[.C34]&lt;&gt;&quot;Column&quot;;[.C34]&lt;&gt;&quot;&quot;);&quot;LOAD CSV FROM &quot;&quot;file://&quot; &amp; [.A34] &amp; &quot;.csv&quot;&quot; as column create (n:&quot; &amp; [.A34] &amp; &quot; &quot;; &quot;&quot;) )">
            <text:p/>
          </table:table-cell>
          <table:table-cell table:formula="of:=IF(AND([.C34]&lt;&gt;&quot;&quot;;[.C34]&lt;&gt;&quot;Column&quot;);IF([.B34]=0;&quot;{&quot;;&quot;&quot;)&amp;[.C34]&amp;&quot;:column[&quot;&amp;[.B34]&amp;&quot;]&quot;&amp;IF([.B35]&lt;&gt;&quot;&quot;;&quot;,&quot;;&quot;})&quot;);&quot;&quot;)" office:value-type="string" office:string-value="callout_wardid:column[7]," calcext:value-type="string">
            <text:p>callout_wardid:column[7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allout_service</text:p>
          </table:table-cell>
          <table:table-cell table:style-name="ce11" table:formula="of:=LOWER( IF(AND([.B35]=0;[.C35]&lt;&gt;&quot;Column&quot;;[.C35]&lt;&gt;&quot;&quot;);&quot;LOAD CSV FROM &quot;&quot;file://&quot; &amp; [.A35] &amp; &quot;.csv&quot;&quot; as column create (n:&quot; &amp; [.A35] &amp; &quot; &quot;; &quot;&quot;) )">
            <text:p/>
          </table:table-cell>
          <table:table-cell table:formula="of:=IF(AND([.C35]&lt;&gt;&quot;&quot;;[.C35]&lt;&gt;&quot;Column&quot;);IF([.B35]=0;&quot;{&quot;;&quot;&quot;)&amp;[.C35]&amp;&quot;:column[&quot;&amp;[.B35]&amp;&quot;]&quot;&amp;IF([.B36]&lt;&gt;&quot;&quot;;&quot;,&quot;;&quot;})&quot;);&quot;&quot;)" office:value-type="string" office:string-value="callout_service:column[8]," calcext:value-type="string">
            <text:p>callout_service:column[8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request_tele</text:p>
          </table:table-cell>
          <table:table-cell table:style-name="ce11" table:formula="of:=LOWER( IF(AND([.B36]=0;[.C36]&lt;&gt;&quot;Column&quot;;[.C36]&lt;&gt;&quot;&quot;);&quot;LOAD CSV FROM &quot;&quot;file://&quot; &amp; [.A36] &amp; &quot;.csv&quot;&quot; as column create (n:&quot; &amp; [.A36] &amp; &quot; &quot;; &quot;&quot;) )">
            <text:p/>
          </table:table-cell>
          <table:table-cell table:formula="of:=IF(AND([.C36]&lt;&gt;&quot;&quot;;[.C36]&lt;&gt;&quot;Column&quot;);IF([.B36]=0;&quot;{&quot;;&quot;&quot;)&amp;[.C36]&amp;&quot;:column[&quot;&amp;[.B36]&amp;&quot;]&quot;&amp;IF([.B37]&lt;&gt;&quot;&quot;;&quot;,&quot;;&quot;})&quot;);&quot;&quot;)" office:value-type="string" office:string-value="request_tele:column[9]," calcext:value-type="string">
            <text:p>request_tele:column[9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request_resp</text:p>
          </table:table-cell>
          <table:table-cell table:style-name="ce11" table:formula="of:=LOWER( IF(AND([.B37]=0;[.C37]&lt;&gt;&quot;Column&quot;;[.C37]&lt;&gt;&quot;&quot;);&quot;LOAD CSV FROM &quot;&quot;file://&quot; &amp; [.A37] &amp; &quot;.csv&quot;&quot; as column create (n:&quot; &amp; [.A37] &amp; &quot; &quot;; &quot;&quot;) )">
            <text:p/>
          </table:table-cell>
          <table:table-cell table:formula="of:=IF(AND([.C37]&lt;&gt;&quot;&quot;;[.C37]&lt;&gt;&quot;Column&quot;);IF([.B37]=0;&quot;{&quot;;&quot;&quot;)&amp;[.C37]&amp;&quot;:column[&quot;&amp;[.B37]&amp;&quot;]&quot;&amp;IF([.B38]&lt;&gt;&quot;&quot;;&quot;,&quot;;&quot;})&quot;);&quot;&quot;)" office:value-type="string" office:string-value="request_resp:column[10]," calcext:value-type="string">
            <text:p>request_resp:column[1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request_cdiff</text:p>
          </table:table-cell>
          <table:table-cell table:style-name="ce11" table:formula="of:=LOWER( IF(AND([.B38]=0;[.C38]&lt;&gt;&quot;Column&quot;;[.C38]&lt;&gt;&quot;&quot;);&quot;LOAD CSV FROM &quot;&quot;file://&quot; &amp; [.A38] &amp; &quot;.csv&quot;&quot; as column create (n:&quot; &amp; [.A38] &amp; &quot; &quot;; &quot;&quot;) )">
            <text:p/>
          </table:table-cell>
          <table:table-cell table:formula="of:=IF(AND([.C38]&lt;&gt;&quot;&quot;;[.C38]&lt;&gt;&quot;Column&quot;);IF([.B38]=0;&quot;{&quot;;&quot;&quot;)&amp;[.C38]&amp;&quot;:column[&quot;&amp;[.B38]&amp;&quot;]&quot;&amp;IF([.B39]&lt;&gt;&quot;&quot;;&quot;,&quot;;&quot;})&quot;);&quot;&quot;)" office:value-type="string" office:string-value="request_cdiff:column[11]," calcext:value-type="string">
            <text:p>request_cdiff:column[1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request_mrsa</text:p>
          </table:table-cell>
          <table:table-cell table:style-name="ce11" table:formula="of:=LOWER( IF(AND([.B39]=0;[.C39]&lt;&gt;&quot;Column&quot;;[.C39]&lt;&gt;&quot;&quot;);&quot;LOAD CSV FROM &quot;&quot;file://&quot; &amp; [.A39] &amp; &quot;.csv&quot;&quot; as column create (n:&quot; &amp; [.A39] &amp; &quot; &quot;; &quot;&quot;) )">
            <text:p/>
          </table:table-cell>
          <table:table-cell table:formula="of:=IF(AND([.C39]&lt;&gt;&quot;&quot;;[.C39]&lt;&gt;&quot;Column&quot;);IF([.B39]=0;&quot;{&quot;;&quot;&quot;)&amp;[.C39]&amp;&quot;:column[&quot;&amp;[.B39]&amp;&quot;]&quot;&amp;IF([.B40]&lt;&gt;&quot;&quot;;&quot;,&quot;;&quot;})&quot;);&quot;&quot;)" office:value-type="string" office:string-value="request_mrsa:column[12]," calcext:value-type="string">
            <text:p>request_mrsa:column[1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request_vre</text:p>
          </table:table-cell>
          <table:table-cell table:style-name="ce11" table:formula="of:=LOWER( IF(AND([.B40]=0;[.C40]&lt;&gt;&quot;Column&quot;;[.C40]&lt;&gt;&quot;&quot;);&quot;LOAD CSV FROM &quot;&quot;file://&quot; &amp; [.A40] &amp; &quot;.csv&quot;&quot; as column create (n:&quot; &amp; [.A40] &amp; &quot; &quot;; &quot;&quot;) )">
            <text:p/>
          </table:table-cell>
          <table:table-cell table:formula="of:=IF(AND([.C40]&lt;&gt;&quot;&quot;;[.C40]&lt;&gt;&quot;Column&quot;);IF([.B40]=0;&quot;{&quot;;&quot;&quot;)&amp;[.C40]&amp;&quot;:column[&quot;&amp;[.B40]&amp;&quot;]&quot;&amp;IF([.B41]&lt;&gt;&quot;&quot;;&quot;,&quot;;&quot;})&quot;);&quot;&quot;)" office:value-type="string" office:string-value="request_vre:column[13]," calcext:value-type="string">
            <text:p>request_vre:column[1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callout_status</text:p>
          </table:table-cell>
          <table:table-cell table:style-name="ce11" table:formula="of:=LOWER( IF(AND([.B41]=0;[.C41]&lt;&gt;&quot;Column&quot;;[.C41]&lt;&gt;&quot;&quot;);&quot;LOAD CSV FROM &quot;&quot;file://&quot; &amp; [.A41] &amp; &quot;.csv&quot;&quot; as column create (n:&quot; &amp; [.A41] &amp; &quot; &quot;; &quot;&quot;) )">
            <text:p/>
          </table:table-cell>
          <table:table-cell table:formula="of:=IF(AND([.C41]&lt;&gt;&quot;&quot;;[.C41]&lt;&gt;&quot;Column&quot;);IF([.B41]=0;&quot;{&quot;;&quot;&quot;)&amp;[.C41]&amp;&quot;:column[&quot;&amp;[.B41]&amp;&quot;]&quot;&amp;IF([.B42]&lt;&gt;&quot;&quot;;&quot;,&quot;;&quot;})&quot;);&quot;&quot;)" office:value-type="string" office:string-value="callout_status:column[14]," calcext:value-type="string">
            <text:p>callout_status:column[14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callout_outcome</text:p>
          </table:table-cell>
          <table:table-cell table:style-name="ce11" table:formula="of:=LOWER( IF(AND([.B42]=0;[.C42]&lt;&gt;&quot;Column&quot;;[.C42]&lt;&gt;&quot;&quot;);&quot;LOAD CSV FROM &quot;&quot;file://&quot; &amp; [.A42] &amp; &quot;.csv&quot;&quot; as column create (n:&quot; &amp; [.A42] &amp; &quot; &quot;; &quot;&quot;) )">
            <text:p/>
          </table:table-cell>
          <table:table-cell table:formula="of:=IF(AND([.C42]&lt;&gt;&quot;&quot;;[.C42]&lt;&gt;&quot;Column&quot;);IF([.B42]=0;&quot;{&quot;;&quot;&quot;)&amp;[.C42]&amp;&quot;:column[&quot;&amp;[.B42]&amp;&quot;]&quot;&amp;IF([.B43]&lt;&gt;&quot;&quot;;&quot;,&quot;;&quot;})&quot;);&quot;&quot;)" office:value-type="string" office:string-value="callout_outcome:column[15]," calcext:value-type="string">
            <text:p>callout_outcome:column[15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discharge_wardid</text:p>
          </table:table-cell>
          <table:table-cell table:style-name="ce11" table:formula="of:=LOWER( IF(AND([.B43]=0;[.C43]&lt;&gt;&quot;Column&quot;;[.C43]&lt;&gt;&quot;&quot;);&quot;LOAD CSV FROM &quot;&quot;file://&quot; &amp; [.A43] &amp; &quot;.csv&quot;&quot; as column create (n:&quot; &amp; [.A43] &amp; &quot; &quot;; &quot;&quot;) )">
            <text:p/>
          </table:table-cell>
          <table:table-cell table:formula="of:=IF(AND([.C43]&lt;&gt;&quot;&quot;;[.C43]&lt;&gt;&quot;Column&quot;);IF([.B43]=0;&quot;{&quot;;&quot;&quot;)&amp;[.C43]&amp;&quot;:column[&quot;&amp;[.B43]&amp;&quot;]&quot;&amp;IF([.B44]&lt;&gt;&quot;&quot;;&quot;,&quot;;&quot;})&quot;);&quot;&quot;)" office:value-type="string" office:string-value="discharge_wardid:column[16]," calcext:value-type="string">
            <text:p>discharge_wardid:column[16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acknowledge_status</text:p>
          </table:table-cell>
          <table:table-cell table:style-name="ce11" table:formula="of:=LOWER( IF(AND([.B44]=0;[.C44]&lt;&gt;&quot;Column&quot;;[.C44]&lt;&gt;&quot;&quot;);&quot;LOAD CSV FROM &quot;&quot;file://&quot; &amp; [.A44] &amp; &quot;.csv&quot;&quot; as column create (n:&quot; &amp; [.A44] &amp; &quot; &quot;; &quot;&quot;) )">
            <text:p/>
          </table:table-cell>
          <table:table-cell table:formula="of:=IF(AND([.C44]&lt;&gt;&quot;&quot;;[.C44]&lt;&gt;&quot;Column&quot;);IF([.B44]=0;&quot;{&quot;;&quot;&quot;)&amp;[.C44]&amp;&quot;:column[&quot;&amp;[.B44]&amp;&quot;]&quot;&amp;IF([.B45]&lt;&gt;&quot;&quot;;&quot;,&quot;;&quot;})&quot;);&quot;&quot;)" office:value-type="string" office:string-value="acknowledge_status:column[17]," calcext:value-type="string">
            <text:p>acknowledge_status:column[17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createtime</text:p>
          </table:table-cell>
          <table:table-cell table:style-name="ce11" table:formula="of:=LOWER( IF(AND([.B45]=0;[.C45]&lt;&gt;&quot;Column&quot;;[.C45]&lt;&gt;&quot;&quot;);&quot;LOAD CSV FROM &quot;&quot;file://&quot; &amp; [.A45] &amp; &quot;.csv&quot;&quot; as column create (n:&quot; &amp; [.A45] &amp; &quot; &quot;; &quot;&quot;) )">
            <text:p/>
          </table:table-cell>
          <table:table-cell table:formula="of:=IF(AND([.C45]&lt;&gt;&quot;&quot;;[.C45]&lt;&gt;&quot;Column&quot;);IF([.B45]=0;&quot;{&quot;;&quot;&quot;)&amp;[.C45]&amp;&quot;:column[&quot;&amp;[.B45]&amp;&quot;]&quot;&amp;IF([.B46]&lt;&gt;&quot;&quot;;&quot;,&quot;;&quot;})&quot;);&quot;&quot;)" office:value-type="string" office:string-value="createtime:column[18]," calcext:value-type="string">
            <text:p>createtime:column[18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updatetime</text:p>
          </table:table-cell>
          <table:table-cell table:style-name="ce11" table:formula="of:=LOWER( IF(AND([.B46]=0;[.C46]&lt;&gt;&quot;Column&quot;;[.C46]&lt;&gt;&quot;&quot;);&quot;LOAD CSV FROM &quot;&quot;file://&quot; &amp; [.A46] &amp; &quot;.csv&quot;&quot; as column create (n:&quot; &amp; [.A46] &amp; &quot; &quot;; &quot;&quot;) )">
            <text:p/>
          </table:table-cell>
          <table:table-cell table:formula="of:=IF(AND([.C46]&lt;&gt;&quot;&quot;;[.C46]&lt;&gt;&quot;Column&quot;);IF([.B46]=0;&quot;{&quot;;&quot;&quot;)&amp;[.C46]&amp;&quot;:column[&quot;&amp;[.B46]&amp;&quot;]&quot;&amp;IF([.B47]&lt;&gt;&quot;&quot;;&quot;,&quot;;&quot;})&quot;);&quot;&quot;)" office:value-type="string" office:string-value="updatetime:column[19]," calcext:value-type="string">
            <text:p>updatetime:column[19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acknowledgetime</text:p>
          </table:table-cell>
          <table:table-cell table:style-name="ce11" table:formula="of:=LOWER( IF(AND([.B47]=0;[.C47]&lt;&gt;&quot;Column&quot;;[.C47]&lt;&gt;&quot;&quot;);&quot;LOAD CSV FROM &quot;&quot;file://&quot; &amp; [.A47] &amp; &quot;.csv&quot;&quot; as column create (n:&quot; &amp; [.A47] &amp; &quot; &quot;; &quot;&quot;) )">
            <text:p/>
          </table:table-cell>
          <table:table-cell table:formula="of:=IF(AND([.C47]&lt;&gt;&quot;&quot;;[.C47]&lt;&gt;&quot;Column&quot;);IF([.B47]=0;&quot;{&quot;;&quot;&quot;)&amp;[.C47]&amp;&quot;:column[&quot;&amp;[.B47]&amp;&quot;]&quot;&amp;IF([.B48]&lt;&gt;&quot;&quot;;&quot;,&quot;;&quot;})&quot;);&quot;&quot;)" office:value-type="string" office:string-value="acknowledgetime:column[20]," calcext:value-type="string">
            <text:p>acknowledgetime:column[2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outcometime</text:p>
          </table:table-cell>
          <table:table-cell table:style-name="ce11" table:formula="of:=LOWER( IF(AND([.B48]=0;[.C48]&lt;&gt;&quot;Column&quot;;[.C48]&lt;&gt;&quot;&quot;);&quot;LOAD CSV FROM &quot;&quot;file://&quot; &amp; [.A48] &amp; &quot;.csv&quot;&quot; as column create (n:&quot; &amp; [.A48] &amp; &quot; &quot;; &quot;&quot;) )">
            <text:p/>
          </table:table-cell>
          <table:table-cell table:formula="of:=IF(AND([.C48]&lt;&gt;&quot;&quot;;[.C48]&lt;&gt;&quot;Column&quot;);IF([.B48]=0;&quot;{&quot;;&quot;&quot;)&amp;[.C48]&amp;&quot;:column[&quot;&amp;[.B48]&amp;&quot;]&quot;&amp;IF([.B49]&lt;&gt;&quot;&quot;;&quot;,&quot;;&quot;})&quot;);&quot;&quot;)" office:value-type="string" office:string-value="outcometime:column[21]," calcext:value-type="string">
            <text:p>outcometime:column[2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firstreservationtime</text:p>
          </table:table-cell>
          <table:table-cell table:style-name="ce11" table:formula="of:=LOWER( IF(AND([.B49]=0;[.C49]&lt;&gt;&quot;Column&quot;;[.C49]&lt;&gt;&quot;&quot;);&quot;LOAD CSV FROM &quot;&quot;file://&quot; &amp; [.A49] &amp; &quot;.csv&quot;&quot; as column create (n:&quot; &amp; [.A49] &amp; &quot; &quot;; &quot;&quot;) )">
            <text:p/>
          </table:table-cell>
          <table:table-cell table:formula="of:=IF(AND([.C49]&lt;&gt;&quot;&quot;;[.C49]&lt;&gt;&quot;Column&quot;);IF([.B49]=0;&quot;{&quot;;&quot;&quot;)&amp;[.C49]&amp;&quot;:column[&quot;&amp;[.B49]&amp;&quot;]&quot;&amp;IF([.B50]&lt;&gt;&quot;&quot;;&quot;,&quot;;&quot;})&quot;);&quot;&quot;)" office:value-type="string" office:string-value="firstreservationtime:column[22]," calcext:value-type="string">
            <text:p>firstreservationtime:column[2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out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currentreservationtime</text:p>
          </table:table-cell>
          <table:table-cell table:style-name="ce11" table:formula="of:=LOWER( IF(AND([.B50]=0;[.C50]&lt;&gt;&quot;Column&quot;;[.C50]&lt;&gt;&quot;&quot;);&quot;LOAD CSV FROM &quot;&quot;file://&quot; &amp; [.A50] &amp; &quot;.csv&quot;&quot; as column create (n:&quot; &amp; [.A50] &amp; &quot; &quot;; &quot;&quot;) )">
            <text:p/>
          </table:table-cell>
          <table:table-cell table:formula="of:=IF(AND([.C50]&lt;&gt;&quot;&quot;;[.C50]&lt;&gt;&quot;Column&quot;);IF([.B50]=0;&quot;{&quot;;&quot;&quot;)&amp;[.C50]&amp;&quot;:column[&quot;&amp;[.B50]&amp;&quot;]&quot;&amp;IF([.B51]&lt;&gt;&quot;&quot;;&quot;,&quot;;&quot;})&quot;);&quot;&quot;)" office:value-type="string" office:string-value="currentreservationtime:column[23]})" calcext:value-type="string">
            <text:p>currentreservationtime:column[23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1]=0;[.C51]&lt;&gt;&quot;Column&quot;;[.C51]&lt;&gt;&quot;&quot;);&quot;LOAD CSV FROM &quot;&quot;file://&quot; &amp; [.A51] &amp; &quot;.csv&quot;&quot; as column create (n:&quot; &amp; [.A51] &amp; &quot; &quot;; &quot;&quot;) )">
            <text:p/>
          </table:table-cell>
          <table:table-cell table:formula="of:=IF(AND([.C51]&lt;&gt;&quot;&quot;;[.C51]&lt;&gt;&quot;Column&quot;);IF([.B51]=0;&quot;{&quot;;&quot;&quot;)&amp;[.C51]&amp;&quot;:column[&quot;&amp;[.B51]&amp;&quot;]&quot;&amp;IF([.B5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2]=0;[.C52]&lt;&gt;&quot;Column&quot;;[.C52]&lt;&gt;&quot;&quot;);&quot;LOAD CSV FROM &quot;&quot;file://&quot; &amp; [.A52] &amp; &quot;.csv&quot;&quot; as column create (n:&quot; &amp; [.A52] &amp; &quot; &quot;; &quot;&quot;) )">
            <text:p/>
          </table:table-cell>
          <table:table-cell table:formula="of:=IF(AND([.C52]&lt;&gt;&quot;&quot;;[.C52]&lt;&gt;&quot;Column&quot;);IF([.B52]=0;&quot;{&quot;;&quot;&quot;)&amp;[.C52]&amp;&quot;:column[&quot;&amp;[.B52]&amp;&quot;]&quot;&amp;IF([.B5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3]=0;[.C53]&lt;&gt;&quot;Column&quot;;[.C53]&lt;&gt;&quot;&quot;);&quot;LOAD CSV FROM &quot;&quot;file://&quot; &amp; [.A53] &amp; &quot;.csv&quot;&quot; as column create (n:&quot; &amp; [.A53] &amp; &quot; &quot;; &quot;&quot;) )">
            <text:p/>
          </table:table-cell>
          <table:table-cell table:formula="of:=IF(AND([.C53]&lt;&gt;&quot;&quot;;[.C53]&lt;&gt;&quot;Column&quot;);IF([.B53]=0;&quot;{&quot;;&quot;&quot;)&amp;[.C53]&amp;&quot;:column[&quot;&amp;[.B53]&amp;&quot;]&quot;&amp;IF([.B5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54]=0;[.C54]&lt;&gt;&quot;Column&quot;;[.C54]&lt;&gt;&quot;&quot;);&quot;LOAD CSV FROM &quot;&quot;file://&quot; &amp; [.A54] &amp; &quot;.csv&quot;&quot; as column create (n:&quot; &amp; [.A54] &amp; &quot; &quot;; &quot;&quot;) )">
            <text:p/>
          </table:table-cell>
          <table:table-cell table:formula="of:=IF(AND([.C54]&lt;&gt;&quot;&quot;;[.C54]&lt;&gt;&quot;Column&quot;);IF([.B54]=0;&quot;{&quot;;&quot;&quot;)&amp;[.C54]&amp;&quot;:column[&quot;&amp;[.B54]&amp;&quot;]&quot;&amp;IF([.B5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egivers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55]=0;[.C55]&lt;&gt;&quot;Column&quot;;[.C55]&lt;&gt;&quot;&quot;);&quot;LOAD CSV FROM &quot;&quot;file://&quot; &amp; [.A55] &amp; &quot;.csv&quot;&quot; as column create (n:&quot; &amp; [.A55] &amp; &quot; &quot;; &quot;&quot;) )" office:value-type="string" office:string-value="load csv from &quot;file://caregivers.csv&quot; as column create (n:caregivers " calcext:value-type="string">
            <text:p>load csv from "file://caregivers.csv" as column create (n:caregivers </text:p>
          </table:table-cell>
          <table:table-cell table:formula="of:=IF(AND([.C55]&lt;&gt;&quot;&quot;;[.C55]&lt;&gt;&quot;Column&quot;);IF([.B55]=0;&quot;{&quot;;&quot;&quot;)&amp;[.C55]&amp;&quot;:column[&quot;&amp;[.B55]&amp;&quot;]&quot;&amp;IF([.B56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egivers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gid</text:p>
          </table:table-cell>
          <table:table-cell table:style-name="ce11" table:formula="of:=LOWER( IF(AND([.B56]=0;[.C56]&lt;&gt;&quot;Column&quot;;[.C56]&lt;&gt;&quot;&quot;);&quot;LOAD CSV FROM &quot;&quot;file://&quot; &amp; [.A56] &amp; &quot;.csv&quot;&quot; as column create (n:&quot; &amp; [.A56] &amp; &quot; &quot;; &quot;&quot;) )">
            <text:p/>
          </table:table-cell>
          <table:table-cell table:formula="of:=IF(AND([.C56]&lt;&gt;&quot;&quot;;[.C56]&lt;&gt;&quot;Column&quot;);IF([.B56]=0;&quot;{&quot;;&quot;&quot;)&amp;[.C56]&amp;&quot;:column[&quot;&amp;[.B56]&amp;&quot;]&quot;&amp;IF([.B57]&lt;&gt;&quot;&quot;;&quot;,&quot;;&quot;})&quot;);&quot;&quot;)" office:value-type="string" office:string-value="cgid:column[1]," calcext:value-type="string">
            <text:p>cgid:column[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egivers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label</text:p>
          </table:table-cell>
          <table:table-cell table:style-name="ce11" table:formula="of:=LOWER( IF(AND([.B57]=0;[.C57]&lt;&gt;&quot;Column&quot;;[.C57]&lt;&gt;&quot;&quot;);&quot;LOAD CSV FROM &quot;&quot;file://&quot; &amp; [.A57] &amp; &quot;.csv&quot;&quot; as column create (n:&quot; &amp; [.A57] &amp; &quot; &quot;; &quot;&quot;) )">
            <text:p/>
          </table:table-cell>
          <table:table-cell table:formula="of:=IF(AND([.C57]&lt;&gt;&quot;&quot;;[.C57]&lt;&gt;&quot;Column&quot;);IF([.B57]=0;&quot;{&quot;;&quot;&quot;)&amp;[.C57]&amp;&quot;:column[&quot;&amp;[.B57]&amp;&quot;]&quot;&amp;IF([.B58]&lt;&gt;&quot;&quot;;&quot;,&quot;;&quot;})&quot;);&quot;&quot;)" office:value-type="string" office:string-value="label:column[2]," calcext:value-type="string">
            <text:p>label:column[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egivers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description</text:p>
          </table:table-cell>
          <table:table-cell table:style-name="ce11" table:formula="of:=LOWER( IF(AND([.B58]=0;[.C58]&lt;&gt;&quot;Column&quot;;[.C58]&lt;&gt;&quot;&quot;);&quot;LOAD CSV FROM &quot;&quot;file://&quot; &amp; [.A58] &amp; &quot;.csv&quot;&quot; as column create (n:&quot; &amp; [.A58] &amp; &quot; &quot;; &quot;&quot;) )">
            <text:p/>
          </table:table-cell>
          <table:table-cell table:formula="of:=IF(AND([.C58]&lt;&gt;&quot;&quot;;[.C58]&lt;&gt;&quot;Column&quot;);IF([.B58]=0;&quot;{&quot;;&quot;&quot;)&amp;[.C58]&amp;&quot;:column[&quot;&amp;[.B58]&amp;&quot;]&quot;&amp;IF([.B59]&lt;&gt;&quot;&quot;;&quot;,&quot;;&quot;})&quot;);&quot;&quot;)" office:value-type="string" office:string-value="description:column[3]})" calcext:value-type="string">
            <text:p>description:column[3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9]=0;[.C59]&lt;&gt;&quot;Column&quot;;[.C59]&lt;&gt;&quot;&quot;);&quot;LOAD CSV FROM &quot;&quot;file://&quot; &amp; [.A59] &amp; &quot;.csv&quot;&quot; as column create (n:&quot; &amp; [.A59] &amp; &quot; &quot;; &quot;&quot;) )">
            <text:p/>
          </table:table-cell>
          <table:table-cell table:formula="of:=IF(AND([.C59]&lt;&gt;&quot;&quot;;[.C59]&lt;&gt;&quot;Column&quot;);IF([.B59]=0;&quot;{&quot;;&quot;&quot;)&amp;[.C59]&amp;&quot;:column[&quot;&amp;[.B59]&amp;&quot;]&quot;&amp;IF([.B6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0]=0;[.C60]&lt;&gt;&quot;Column&quot;;[.C60]&lt;&gt;&quot;&quot;);&quot;LOAD CSV FROM &quot;&quot;file://&quot; &amp; [.A60] &amp; &quot;.csv&quot;&quot; as column create (n:&quot; &amp; [.A60] &amp; &quot; &quot;; &quot;&quot;) )">
            <text:p/>
          </table:table-cell>
          <table:table-cell table:formula="of:=IF(AND([.C60]&lt;&gt;&quot;&quot;;[.C60]&lt;&gt;&quot;Column&quot;);IF([.B60]=0;&quot;{&quot;;&quot;&quot;)&amp;[.C60]&amp;&quot;:column[&quot;&amp;[.B60]&amp;&quot;]&quot;&amp;IF([.B6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1]=0;[.C61]&lt;&gt;&quot;Column&quot;;[.C61]&lt;&gt;&quot;&quot;);&quot;LOAD CSV FROM &quot;&quot;file://&quot; &amp; [.A61] &amp; &quot;.csv&quot;&quot; as column create (n:&quot; &amp; [.A61] &amp; &quot; &quot;; &quot;&quot;) )">
            <text:p/>
          </table:table-cell>
          <table:table-cell table:formula="of:=IF(AND([.C61]&lt;&gt;&quot;&quot;;[.C61]&lt;&gt;&quot;Column&quot;);IF([.B61]=0;&quot;{&quot;;&quot;&quot;)&amp;[.C61]&amp;&quot;:column[&quot;&amp;[.B61]&amp;&quot;]&quot;&amp;IF([.B6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2]=0;[.C62]&lt;&gt;&quot;Column&quot;;[.C62]&lt;&gt;&quot;&quot;);&quot;LOAD CSV FROM &quot;&quot;file://&quot; &amp; [.A62] &amp; &quot;.csv&quot;&quot; as column create (n:&quot; &amp; [.A62] &amp; &quot; &quot;; &quot;&quot;) )">
            <text:p/>
          </table:table-cell>
          <table:table-cell table:formula="of:=IF(AND([.C62]&lt;&gt;&quot;&quot;;[.C62]&lt;&gt;&quot;Column&quot;);IF([.B62]=0;&quot;{&quot;;&quot;&quot;)&amp;[.C62]&amp;&quot;:column[&quot;&amp;[.B62]&amp;&quot;]&quot;&amp;IF([.B6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3]=0;[.C63]&lt;&gt;&quot;Column&quot;;[.C63]&lt;&gt;&quot;&quot;);&quot;LOAD CSV FROM &quot;&quot;file://&quot; &amp; [.A63] &amp; &quot;.csv&quot;&quot; as column create (n:&quot; &amp; [.A63] &amp; &quot; &quot;; &quot;&quot;) )">
            <text:p/>
          </table:table-cell>
          <table:table-cell table:formula="of:=IF(AND([.C63]&lt;&gt;&quot;&quot;;[.C63]&lt;&gt;&quot;Column&quot;);IF([.B63]=0;&quot;{&quot;;&quot;&quot;)&amp;[.C63]&amp;&quot;:column[&quot;&amp;[.B63]&amp;&quot;]&quot;&amp;IF([.B6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</text:p>
          </table:table-cell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64]=0;[.C64]&lt;&gt;&quot;Column&quot;;[.C64]&lt;&gt;&quot;&quot;);&quot;LOAD CSV FROM &quot;&quot;file://&quot; &amp; [.A64] &amp; &quot;.csv&quot;&quot; as column create (n:&quot; &amp; [.A64] &amp; &quot; &quot;; &quot;&quot;) )">
            <text:p/>
          </table:table-cell>
          <table:table-cell table:formula="of:=IF(AND([.C64]&lt;&gt;&quot;&quot;;[.C64]&lt;&gt;&quot;Column&quot;);IF([.B64]=0;&quot;{&quot;;&quot;&quot;)&amp;[.C64]&amp;&quot;:column[&quot;&amp;[.B64]&amp;&quot;]&quot;&amp;IF([.B6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65]=0;[.C65]&lt;&gt;&quot;Column&quot;;[.C65]&lt;&gt;&quot;&quot;);&quot;LOAD CSV FROM &quot;&quot;file://&quot; &amp; [.A65] &amp; &quot;.csv&quot;&quot; as column create (n:&quot; &amp; [.A65] &amp; &quot; &quot;; &quot;&quot;) )" office:value-type="string" office:string-value="load csv from &quot;file://chartevents.csv&quot; as column create (n:chartevents " calcext:value-type="string">
            <text:p>load csv from "file://chartevents.csv" as column create (n:chartevents </text:p>
          </table:table-cell>
          <table:table-cell table:formula="of:=IF(AND([.C65]&lt;&gt;&quot;&quot;;[.C65]&lt;&gt;&quot;Column&quot;);IF([.B65]=0;&quot;{&quot;;&quot;&quot;)&amp;[.C65]&amp;&quot;:column[&quot;&amp;[.B65]&amp;&quot;]&quot;&amp;IF([.B66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</text:p>
          </table:table-cell>
          <table:table-cell table:style-name="ce3" table:formula="of:=SUM([.B65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66]=0;[.C66]&lt;&gt;&quot;Column&quot;;[.C66]&lt;&gt;&quot;&quot;);&quot;LOAD CSV FROM &quot;&quot;file://&quot; &amp; [.A66] &amp; &quot;.csv&quot;&quot; as column create (n:&quot; &amp; [.A66] &amp; &quot; &quot;; &quot;&quot;) )">
            <text:p/>
          </table:table-cell>
          <table:table-cell table:formula="of:=IF(AND([.C66]&lt;&gt;&quot;&quot;;[.C66]&lt;&gt;&quot;Column&quot;);IF([.B66]=0;&quot;{&quot;;&quot;&quot;)&amp;[.C66]&amp;&quot;:column[&quot;&amp;[.B66]&amp;&quot;]&quot;&amp;IF([.B67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</text:p>
          </table:table-cell>
          <table:table-cell table:style-name="ce3" table:formula="of:=SUM([.B66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67]=0;[.C67]&lt;&gt;&quot;Column&quot;;[.C67]&lt;&gt;&quot;&quot;);&quot;LOAD CSV FROM &quot;&quot;file://&quot; &amp; [.A67] &amp; &quot;.csv&quot;&quot; as column create (n:&quot; &amp; [.A67] &amp; &quot; &quot;; &quot;&quot;) )">
            <text:p/>
          </table:table-cell>
          <table:table-cell table:formula="of:=IF(AND([.C67]&lt;&gt;&quot;&quot;;[.C67]&lt;&gt;&quot;Column&quot;);IF([.B67]=0;&quot;{&quot;;&quot;&quot;)&amp;[.C67]&amp;&quot;:column[&quot;&amp;[.B67]&amp;&quot;]&quot;&amp;IF([.B68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</text:p>
          </table:table-cell>
          <table:table-cell table:style-name="ce3" table:formula="of:=SUM([.B67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68]=0;[.C68]&lt;&gt;&quot;Column&quot;;[.C68]&lt;&gt;&quot;&quot;);&quot;LOAD CSV FROM &quot;&quot;file://&quot; &amp; [.A68] &amp; &quot;.csv&quot;&quot; as column create (n:&quot; &amp; [.A68] &amp; &quot; &quot;; &quot;&quot;) )">
            <text:p/>
          </table:table-cell>
          <table:table-cell table:formula="of:=IF(AND([.C68]&lt;&gt;&quot;&quot;;[.C68]&lt;&gt;&quot;Column&quot;);IF([.B68]=0;&quot;{&quot;;&quot;&quot;)&amp;[.C68]&amp;&quot;:column[&quot;&amp;[.B68]&amp;&quot;]&quot;&amp;IF([.B69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</text:p>
          </table:table-cell>
          <table:table-cell table:style-name="ce3" table:formula="of:=SUM([.B68];1)" office:value-type="float" office:value="4" calcext:value-type="float">
            <text:p>4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69]=0;[.C69]&lt;&gt;&quot;Column&quot;;[.C69]&lt;&gt;&quot;&quot;);&quot;LOAD CSV FROM &quot;&quot;file://&quot; &amp; [.A69] &amp; &quot;.csv&quot;&quot; as column create (n:&quot; &amp; [.A69] &amp; &quot; &quot;; &quot;&quot;) )">
            <text:p/>
          </table:table-cell>
          <table:table-cell table:formula="of:=IF(AND([.C69]&lt;&gt;&quot;&quot;;[.C69]&lt;&gt;&quot;Column&quot;);IF([.B69]=0;&quot;{&quot;;&quot;&quot;)&amp;[.C69]&amp;&quot;:column[&quot;&amp;[.B69]&amp;&quot;]&quot;&amp;IF([.B70]&lt;&gt;&quot;&quot;;&quot;,&quot;;&quot;})&quot;);&quot;&quot;)" office:value-type="string" office:string-value="itemid:column[4]," calcext:value-type="string">
            <text:p>itemid:column[4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</text:p>
          </table:table-cell>
          <table:table-cell table:style-name="ce3" table:formula="of:=SUM([.B69];1)" office:value-type="float" office:value="5" calcext:value-type="float">
            <text:p>5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70]=0;[.C70]&lt;&gt;&quot;Column&quot;;[.C70]&lt;&gt;&quot;&quot;);&quot;LOAD CSV FROM &quot;&quot;file://&quot; &amp; [.A70] &amp; &quot;.csv&quot;&quot; as column create (n:&quot; &amp; [.A70] &amp; &quot; &quot;; &quot;&quot;) )">
            <text:p/>
          </table:table-cell>
          <table:table-cell table:formula="of:=IF(AND([.C70]&lt;&gt;&quot;&quot;;[.C70]&lt;&gt;&quot;Column&quot;);IF([.B70]=0;&quot;{&quot;;&quot;&quot;)&amp;[.C70]&amp;&quot;:column[&quot;&amp;[.B70]&amp;&quot;]&quot;&amp;IF([.B71]&lt;&gt;&quot;&quot;;&quot;,&quot;;&quot;})&quot;);&quot;&quot;)" office:value-type="string" office:string-value="charttime:column[5]," calcext:value-type="string">
            <text:p>charttime:column[5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</text:p>
          </table:table-cell>
          <table:table-cell table:style-name="ce3" table:formula="of:=SUM([.B70];1)" office:value-type="float" office:value="6" calcext:value-type="float">
            <text:p>6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71]=0;[.C71]&lt;&gt;&quot;Column&quot;;[.C71]&lt;&gt;&quot;&quot;);&quot;LOAD CSV FROM &quot;&quot;file://&quot; &amp; [.A71] &amp; &quot;.csv&quot;&quot; as column create (n:&quot; &amp; [.A71] &amp; &quot; &quot;; &quot;&quot;) )">
            <text:p/>
          </table:table-cell>
          <table:table-cell table:formula="of:=IF(AND([.C71]&lt;&gt;&quot;&quot;;[.C71]&lt;&gt;&quot;Column&quot;);IF([.B71]=0;&quot;{&quot;;&quot;&quot;)&amp;[.C71]&amp;&quot;:column[&quot;&amp;[.B71]&amp;&quot;]&quot;&amp;IF([.B72]&lt;&gt;&quot;&quot;;&quot;,&quot;;&quot;})&quot;);&quot;&quot;)" office:value-type="string" office:string-value="storetime:column[6]," calcext:value-type="string">
            <text:p>storetime:column[6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</text:p>
          </table:table-cell>
          <table:table-cell table:style-name="ce3" table:formula="of:=SUM([.B71];1)" office:value-type="float" office:value="7" calcext:value-type="float">
            <text:p>7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72]=0;[.C72]&lt;&gt;&quot;Column&quot;;[.C72]&lt;&gt;&quot;&quot;);&quot;LOAD CSV FROM &quot;&quot;file://&quot; &amp; [.A72] &amp; &quot;.csv&quot;&quot; as column create (n:&quot; &amp; [.A72] &amp; &quot; &quot;; &quot;&quot;) )">
            <text:p/>
          </table:table-cell>
          <table:table-cell table:formula="of:=IF(AND([.C72]&lt;&gt;&quot;&quot;;[.C72]&lt;&gt;&quot;Column&quot;);IF([.B72]=0;&quot;{&quot;;&quot;&quot;)&amp;[.C72]&amp;&quot;:column[&quot;&amp;[.B72]&amp;&quot;]&quot;&amp;IF([.B73]&lt;&gt;&quot;&quot;;&quot;,&quot;;&quot;})&quot;);&quot;&quot;)" office:value-type="string" office:string-value="cgid:column[7]," calcext:value-type="string">
            <text:p>cgid:column[7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</text:p>
          </table:table-cell>
          <table:table-cell table:style-name="ce3" table:formula="of:=SUM([.B72];1)" office:value-type="float" office:value="8" calcext:value-type="float">
            <text:p>8</text:p>
          </table:table-cell>
          <table:table-cell table:style-name="ce6" office:value-type="string" calcext:value-type="string">
            <text:p>value</text:p>
          </table:table-cell>
          <table:table-cell table:style-name="ce11" table:formula="of:=LOWER( IF(AND([.B73]=0;[.C73]&lt;&gt;&quot;Column&quot;;[.C73]&lt;&gt;&quot;&quot;);&quot;LOAD CSV FROM &quot;&quot;file://&quot; &amp; [.A73] &amp; &quot;.csv&quot;&quot; as column create (n:&quot; &amp; [.A73] &amp; &quot; &quot;; &quot;&quot;) )">
            <text:p/>
          </table:table-cell>
          <table:table-cell table:formula="of:=IF(AND([.C73]&lt;&gt;&quot;&quot;;[.C73]&lt;&gt;&quot;Column&quot;);IF([.B73]=0;&quot;{&quot;;&quot;&quot;)&amp;[.C73]&amp;&quot;:column[&quot;&amp;[.B73]&amp;&quot;]&quot;&amp;IF([.B74]&lt;&gt;&quot;&quot;;&quot;,&quot;;&quot;})&quot;);&quot;&quot;)" office:value-type="string" office:string-value="value:column[8]," calcext:value-type="string">
            <text:p>value:column[8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</text:p>
          </table:table-cell>
          <table:table-cell table:style-name="ce3" table:formula="of:=SUM([.B73];1)" office:value-type="float" office:value="9" calcext:value-type="float">
            <text:p>9</text:p>
          </table:table-cell>
          <table:table-cell table:style-name="ce6" office:value-type="string" calcext:value-type="string">
            <text:p>valuenum</text:p>
          </table:table-cell>
          <table:table-cell table:style-name="ce11" table:formula="of:=LOWER( IF(AND([.B74]=0;[.C74]&lt;&gt;&quot;Column&quot;;[.C74]&lt;&gt;&quot;&quot;);&quot;LOAD CSV FROM &quot;&quot;file://&quot; &amp; [.A74] &amp; &quot;.csv&quot;&quot; as column create (n:&quot; &amp; [.A74] &amp; &quot; &quot;; &quot;&quot;) )">
            <text:p/>
          </table:table-cell>
          <table:table-cell table:formula="of:=IF(AND([.C74]&lt;&gt;&quot;&quot;;[.C74]&lt;&gt;&quot;Column&quot;);IF([.B74]=0;&quot;{&quot;;&quot;&quot;)&amp;[.C74]&amp;&quot;:column[&quot;&amp;[.B74]&amp;&quot;]&quot;&amp;IF([.B75]&lt;&gt;&quot;&quot;;&quot;,&quot;;&quot;})&quot;);&quot;&quot;)" office:value-type="string" office:string-value="valuenum:column[9]," calcext:value-type="string">
            <text:p>valuenum:column[9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</text:p>
          </table:table-cell>
          <table:table-cell table:style-name="ce3" table:formula="of:=SUM([.B74];1)" office:value-type="float" office:value="10" calcext:value-type="float">
            <text:p>10</text:p>
          </table:table-cell>
          <table:table-cell table:style-name="ce6" office:value-type="string" calcext:value-type="string">
            <text:p>valueuom</text:p>
          </table:table-cell>
          <table:table-cell table:style-name="ce11" table:formula="of:=LOWER( IF(AND([.B75]=0;[.C75]&lt;&gt;&quot;Column&quot;;[.C75]&lt;&gt;&quot;&quot;);&quot;LOAD CSV FROM &quot;&quot;file://&quot; &amp; [.A75] &amp; &quot;.csv&quot;&quot; as column create (n:&quot; &amp; [.A75] &amp; &quot; &quot;; &quot;&quot;) )">
            <text:p/>
          </table:table-cell>
          <table:table-cell table:formula="of:=IF(AND([.C75]&lt;&gt;&quot;&quot;;[.C75]&lt;&gt;&quot;Column&quot;);IF([.B75]=0;&quot;{&quot;;&quot;&quot;)&amp;[.C75]&amp;&quot;:column[&quot;&amp;[.B75]&amp;&quot;]&quot;&amp;IF([.B76]&lt;&gt;&quot;&quot;;&quot;,&quot;;&quot;})&quot;);&quot;&quot;)" office:value-type="string" office:string-value="valueuom:column[10]," calcext:value-type="string">
            <text:p>valueuom:column[1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</text:p>
          </table:table-cell>
          <table:table-cell table:style-name="ce3" table:formula="of:=SUM([.B75];1)" office:value-type="float" office:value="11" calcext:value-type="float">
            <text:p>11</text:p>
          </table:table-cell>
          <table:table-cell table:style-name="ce6" office:value-type="string" calcext:value-type="string">
            <text:p>warning</text:p>
          </table:table-cell>
          <table:table-cell table:style-name="ce11" table:formula="of:=LOWER( IF(AND([.B76]=0;[.C76]&lt;&gt;&quot;Column&quot;;[.C76]&lt;&gt;&quot;&quot;);&quot;LOAD CSV FROM &quot;&quot;file://&quot; &amp; [.A76] &amp; &quot;.csv&quot;&quot; as column create (n:&quot; &amp; [.A76] &amp; &quot; &quot;; &quot;&quot;) )">
            <text:p/>
          </table:table-cell>
          <table:table-cell table:formula="of:=IF(AND([.C76]&lt;&gt;&quot;&quot;;[.C76]&lt;&gt;&quot;Column&quot;);IF([.B76]=0;&quot;{&quot;;&quot;&quot;)&amp;[.C76]&amp;&quot;:column[&quot;&amp;[.B76]&amp;&quot;]&quot;&amp;IF([.B77]&lt;&gt;&quot;&quot;;&quot;,&quot;;&quot;})&quot;);&quot;&quot;)" office:value-type="string" office:string-value="warning:column[11]," calcext:value-type="string">
            <text:p>warning:column[1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</text:p>
          </table:table-cell>
          <table:table-cell table:style-name="ce3" table:formula="of:=SUM([.B76];1)" office:value-type="float" office:value="12" calcext:value-type="float">
            <text:p>12</text:p>
          </table:table-cell>
          <table:table-cell table:style-name="ce6" office:value-type="string" calcext:value-type="string">
            <text:p>error</text:p>
          </table:table-cell>
          <table:table-cell table:style-name="ce11" table:formula="of:=LOWER( IF(AND([.B77]=0;[.C77]&lt;&gt;&quot;Column&quot;;[.C77]&lt;&gt;&quot;&quot;);&quot;LOAD CSV FROM &quot;&quot;file://&quot; &amp; [.A77] &amp; &quot;.csv&quot;&quot; as column create (n:&quot; &amp; [.A77] &amp; &quot; &quot;; &quot;&quot;) )">
            <text:p/>
          </table:table-cell>
          <table:table-cell table:formula="of:=IF(AND([.C77]&lt;&gt;&quot;&quot;;[.C77]&lt;&gt;&quot;Column&quot;);IF([.B77]=0;&quot;{&quot;;&quot;&quot;)&amp;[.C77]&amp;&quot;:column[&quot;&amp;[.B77]&amp;&quot;]&quot;&amp;IF([.B78]&lt;&gt;&quot;&quot;;&quot;,&quot;;&quot;})&quot;);&quot;&quot;)" office:value-type="string" office:string-value="error:column[12]," calcext:value-type="string">
            <text:p>error:column[1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</text:p>
          </table:table-cell>
          <table:table-cell table:style-name="ce3" table:formula="of:=SUM([.B77];1)" office:value-type="float" office:value="13" calcext:value-type="float">
            <text:p>13</text:p>
          </table:table-cell>
          <table:table-cell table:style-name="ce6" office:value-type="string" calcext:value-type="string">
            <text:p>resultstatus</text:p>
          </table:table-cell>
          <table:table-cell table:style-name="ce11" table:formula="of:=LOWER( IF(AND([.B78]=0;[.C78]&lt;&gt;&quot;Column&quot;;[.C78]&lt;&gt;&quot;&quot;);&quot;LOAD CSV FROM &quot;&quot;file://&quot; &amp; [.A78] &amp; &quot;.csv&quot;&quot; as column create (n:&quot; &amp; [.A78] &amp; &quot; &quot;; &quot;&quot;) )">
            <text:p/>
          </table:table-cell>
          <table:table-cell table:formula="of:=IF(AND([.C78]&lt;&gt;&quot;&quot;;[.C78]&lt;&gt;&quot;Column&quot;);IF([.B78]=0;&quot;{&quot;;&quot;&quot;)&amp;[.C78]&amp;&quot;:column[&quot;&amp;[.B78]&amp;&quot;]&quot;&amp;IF([.B79]&lt;&gt;&quot;&quot;;&quot;,&quot;;&quot;})&quot;);&quot;&quot;)" office:value-type="string" office:string-value="resultstatus:column[13]," calcext:value-type="string">
            <text:p>resultstatus:column[1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</text:p>
          </table:table-cell>
          <table:table-cell table:style-name="ce3" table:formula="of:=SUM([.B78];1)" office:value-type="float" office:value="14" calcext:value-type="float">
            <text:p>14</text:p>
          </table:table-cell>
          <table:table-cell table:style-name="ce6" office:value-type="string" calcext:value-type="string">
            <text:p>stopped</text:p>
          </table:table-cell>
          <table:table-cell table:style-name="ce11" table:formula="of:=LOWER( IF(AND([.B79]=0;[.C79]&lt;&gt;&quot;Column&quot;;[.C79]&lt;&gt;&quot;&quot;);&quot;LOAD CSV FROM &quot;&quot;file://&quot; &amp; [.A79] &amp; &quot;.csv&quot;&quot; as column create (n:&quot; &amp; [.A79] &amp; &quot; &quot;; &quot;&quot;) )">
            <text:p/>
          </table:table-cell>
          <table:table-cell table:formula="of:=IF(AND([.C79]&lt;&gt;&quot;&quot;;[.C79]&lt;&gt;&quot;Column&quot;);IF([.B79]=0;&quot;{&quot;;&quot;&quot;)&amp;[.C79]&amp;&quot;:column[&quot;&amp;[.B79]&amp;&quot;]&quot;&amp;IF([.B80]&lt;&gt;&quot;&quot;;&quot;,&quot;;&quot;})&quot;);&quot;&quot;)" office:value-type="string" office:string-value="stopped:column[14]})" calcext:value-type="string">
            <text:p>stopped:column[14]})</text:p>
          </table:table-cell>
          <table:table-cell table:number-columns-repeated="1019"/>
        </table:table-row>
        <table:table-row table:style-name="ro1">
          <table:table-cell/>
          <table:table-cell table:style-name="ce4" table:number-columns-repeated="2"/>
          <table:table-cell table:style-name="ce11" table:formula="of:=LOWER( IF(AND([.B80]=0;[.C80]&lt;&gt;&quot;Column&quot;;[.C80]&lt;&gt;&quot;&quot;);&quot;LOAD CSV FROM &quot;&quot;file://&quot; &amp; [.A80] &amp; &quot;.csv&quot;&quot; as column create (n:&quot; &amp; [.A80] &amp; &quot; &quot;; &quot;&quot;) )">
            <text:p/>
          </table:table-cell>
          <table:table-cell table:formula="of:=IF(AND([.C80]&lt;&gt;&quot;&quot;;[.C80]&lt;&gt;&quot;Column&quot;);IF([.B80]=0;&quot;{&quot;;&quot;&quot;)&amp;[.C80]&amp;&quot;:column[&quot;&amp;[.B80]&amp;&quot;]&quot;&amp;IF([.B8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81]=0;[.C81]&lt;&gt;&quot;Column&quot;;[.C81]&lt;&gt;&quot;&quot;);&quot;LOAD CSV FROM &quot;&quot;file://&quot; &amp; [.A81] &amp; &quot;.csv&quot;&quot; as column create (n:&quot; &amp; [.A81] &amp; &quot; &quot;; &quot;&quot;) )">
            <text:p/>
          </table:table-cell>
          <table:table-cell table:formula="of:=IF(AND([.C81]&lt;&gt;&quot;&quot;;[.C81]&lt;&gt;&quot;Column&quot;);IF([.B81]=0;&quot;{&quot;;&quot;&quot;)&amp;[.C81]&amp;&quot;:column[&quot;&amp;[.B81]&amp;&quot;]&quot;&amp;IF([.B8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82]=0;[.C82]&lt;&gt;&quot;Column&quot;;[.C82]&lt;&gt;&quot;&quot;);&quot;LOAD CSV FROM &quot;&quot;file://&quot; &amp; [.A82] &amp; &quot;.csv&quot;&quot; as column create (n:&quot; &amp; [.A82] &amp; &quot; &quot;; &quot;&quot;) )">
            <text:p/>
          </table:table-cell>
          <table:table-cell table:formula="of:=IF(AND([.C82]&lt;&gt;&quot;&quot;;[.C82]&lt;&gt;&quot;Column&quot;);IF([.B82]=0;&quot;{&quot;;&quot;&quot;)&amp;[.C82]&amp;&quot;:column[&quot;&amp;[.B82]&amp;&quot;]&quot;&amp;IF([.B8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83]=0;[.C83]&lt;&gt;&quot;Column&quot;;[.C83]&lt;&gt;&quot;&quot;);&quot;LOAD CSV FROM &quot;&quot;file://&quot; &amp; [.A83] &amp; &quot;.csv&quot;&quot; as column create (n:&quot; &amp; [.A83] &amp; &quot; &quot;; &quot;&quot;) )">
            <text:p/>
          </table:table-cell>
          <table:table-cell table:formula="of:=IF(AND([.C83]&lt;&gt;&quot;&quot;;[.C83]&lt;&gt;&quot;Column&quot;);IF([.B83]=0;&quot;{&quot;;&quot;&quot;)&amp;[.C83]&amp;&quot;:column[&quot;&amp;[.B83]&amp;&quot;]&quot;&amp;IF([.B8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84]=0;[.C84]&lt;&gt;&quot;Column&quot;;[.C84]&lt;&gt;&quot;&quot;);&quot;LOAD CSV FROM &quot;&quot;file://&quot; &amp; [.A84] &amp; &quot;.csv&quot;&quot; as column create (n:&quot; &amp; [.A84] &amp; &quot; &quot;; &quot;&quot;) )">
            <text:p/>
          </table:table-cell>
          <table:table-cell table:formula="of:=IF(AND([.C84]&lt;&gt;&quot;&quot;;[.C84]&lt;&gt;&quot;Column&quot;);IF([.B84]=0;&quot;{&quot;;&quot;&quot;)&amp;[.C84]&amp;&quot;:column[&quot;&amp;[.B84]&amp;&quot;]&quot;&amp;IF([.B8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olumn</text:p>
          </table:table-cell>
          <table:table-cell table:style-name="ce11" table:formula="of:=LOWER( IF(AND([.B85]=0;[.C85]&lt;&gt;&quot;Column&quot;;[.C85]&lt;&gt;&quot;&quot;);&quot;LOAD CSV FROM &quot;&quot;file://&quot; &amp; [.A85] &amp; &quot;.csv&quot;&quot; as column create (n:&quot; &amp; [.A85] &amp; &quot; &quot;; &quot;&quot;) )">
            <text:p/>
          </table:table-cell>
          <table:table-cell table:formula="of:=IF(AND([.C85]&lt;&gt;&quot;&quot;;[.C85]&lt;&gt;&quot;Column&quot;);IF([.B85]=0;&quot;{&quot;;&quot;&quot;)&amp;[.C85]&amp;&quot;:column[&quot;&amp;[.B85]&amp;&quot;]&quot;&amp;IF([.B8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86]=0;[.C86]&lt;&gt;&quot;Column&quot;;[.C86]&lt;&gt;&quot;&quot;);&quot;LOAD CSV FROM &quot;&quot;file://&quot; &amp; [.A86] &amp; &quot;.csv&quot;&quot; as column create (n:&quot; &amp; [.A86] &amp; &quot; &quot;; &quot;&quot;) )" office:value-type="string" office:string-value="load csv from &quot;file://chartevents_1.csv&quot; as column create (n:chartevents_1 " calcext:value-type="string">
            <text:p>load csv from "file://chartevents_1.csv" as column create (n:chartevents_1 </text:p>
          </table:table-cell>
          <table:table-cell table:formula="of:=IF(AND([.C86]&lt;&gt;&quot;&quot;;[.C86]&lt;&gt;&quot;Column&quot;);IF([.B86]=0;&quot;{&quot;;&quot;&quot;)&amp;[.C86]&amp;&quot;:column[&quot;&amp;[.B86]&amp;&quot;]&quot;&amp;IF([.B87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</text:p>
          </table:table-cell>
          <table:table-cell table:style-name="ce3" table:formula="of:=SUM([.B86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87]=0;[.C87]&lt;&gt;&quot;Column&quot;;[.C87]&lt;&gt;&quot;&quot;);&quot;LOAD CSV FROM &quot;&quot;file://&quot; &amp; [.A87] &amp; &quot;.csv&quot;&quot; as column create (n:&quot; &amp; [.A87] &amp; &quot; &quot;; &quot;&quot;) )">
            <text:p/>
          </table:table-cell>
          <table:table-cell table:formula="of:=IF(AND([.C87]&lt;&gt;&quot;&quot;;[.C87]&lt;&gt;&quot;Column&quot;);IF([.B87]=0;&quot;{&quot;;&quot;&quot;)&amp;[.C87]&amp;&quot;:column[&quot;&amp;[.B87]&amp;&quot;]&quot;&amp;IF([.B88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</text:p>
          </table:table-cell>
          <table:table-cell table:style-name="ce3" table:formula="of:=SUM([.B87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88]=0;[.C88]&lt;&gt;&quot;Column&quot;;[.C88]&lt;&gt;&quot;&quot;);&quot;LOAD CSV FROM &quot;&quot;file://&quot; &amp; [.A88] &amp; &quot;.csv&quot;&quot; as column create (n:&quot; &amp; [.A88] &amp; &quot; &quot;; &quot;&quot;) )">
            <text:p/>
          </table:table-cell>
          <table:table-cell table:formula="of:=IF(AND([.C88]&lt;&gt;&quot;&quot;;[.C88]&lt;&gt;&quot;Column&quot;);IF([.B88]=0;&quot;{&quot;;&quot;&quot;)&amp;[.C88]&amp;&quot;:column[&quot;&amp;[.B88]&amp;&quot;]&quot;&amp;IF([.B89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</text:p>
          </table:table-cell>
          <table:table-cell table:style-name="ce3" table:formula="of:=SUM([.B88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89]=0;[.C89]&lt;&gt;&quot;Column&quot;;[.C89]&lt;&gt;&quot;&quot;);&quot;LOAD CSV FROM &quot;&quot;file://&quot; &amp; [.A89] &amp; &quot;.csv&quot;&quot; as column create (n:&quot; &amp; [.A89] &amp; &quot; &quot;; &quot;&quot;) )">
            <text:p/>
          </table:table-cell>
          <table:table-cell table:formula="of:=IF(AND([.C89]&lt;&gt;&quot;&quot;;[.C89]&lt;&gt;&quot;Column&quot;);IF([.B89]=0;&quot;{&quot;;&quot;&quot;)&amp;[.C89]&amp;&quot;:column[&quot;&amp;[.B89]&amp;&quot;]&quot;&amp;IF([.B90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</text:p>
          </table:table-cell>
          <table:table-cell table:style-name="ce3" table:formula="of:=SUM([.B89];1)" office:value-type="float" office:value="4" calcext:value-type="float">
            <text:p>4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90]=0;[.C90]&lt;&gt;&quot;Column&quot;;[.C90]&lt;&gt;&quot;&quot;);&quot;LOAD CSV FROM &quot;&quot;file://&quot; &amp; [.A90] &amp; &quot;.csv&quot;&quot; as column create (n:&quot; &amp; [.A90] &amp; &quot; &quot;; &quot;&quot;) )">
            <text:p/>
          </table:table-cell>
          <table:table-cell table:formula="of:=IF(AND([.C90]&lt;&gt;&quot;&quot;;[.C90]&lt;&gt;&quot;Column&quot;);IF([.B90]=0;&quot;{&quot;;&quot;&quot;)&amp;[.C90]&amp;&quot;:column[&quot;&amp;[.B90]&amp;&quot;]&quot;&amp;IF([.B91]&lt;&gt;&quot;&quot;;&quot;,&quot;;&quot;})&quot;);&quot;&quot;)" office:value-type="string" office:string-value="itemid:column[4]," calcext:value-type="string">
            <text:p>itemid:column[4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</text:p>
          </table:table-cell>
          <table:table-cell table:style-name="ce3" table:formula="of:=SUM([.B90];1)" office:value-type="float" office:value="5" calcext:value-type="float">
            <text:p>5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91]=0;[.C91]&lt;&gt;&quot;Column&quot;;[.C91]&lt;&gt;&quot;&quot;);&quot;LOAD CSV FROM &quot;&quot;file://&quot; &amp; [.A91] &amp; &quot;.csv&quot;&quot; as column create (n:&quot; &amp; [.A91] &amp; &quot; &quot;; &quot;&quot;) )">
            <text:p/>
          </table:table-cell>
          <table:table-cell table:formula="of:=IF(AND([.C91]&lt;&gt;&quot;&quot;;[.C91]&lt;&gt;&quot;Column&quot;);IF([.B91]=0;&quot;{&quot;;&quot;&quot;)&amp;[.C91]&amp;&quot;:column[&quot;&amp;[.B91]&amp;&quot;]&quot;&amp;IF([.B92]&lt;&gt;&quot;&quot;;&quot;,&quot;;&quot;})&quot;);&quot;&quot;)" office:value-type="string" office:string-value="charttime:column[5]," calcext:value-type="string">
            <text:p>charttime:column[5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</text:p>
          </table:table-cell>
          <table:table-cell table:style-name="ce3" table:formula="of:=SUM([.B91];1)" office:value-type="float" office:value="6" calcext:value-type="float">
            <text:p>6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92]=0;[.C92]&lt;&gt;&quot;Column&quot;;[.C92]&lt;&gt;&quot;&quot;);&quot;LOAD CSV FROM &quot;&quot;file://&quot; &amp; [.A92] &amp; &quot;.csv&quot;&quot; as column create (n:&quot; &amp; [.A92] &amp; &quot; &quot;; &quot;&quot;) )">
            <text:p/>
          </table:table-cell>
          <table:table-cell table:formula="of:=IF(AND([.C92]&lt;&gt;&quot;&quot;;[.C92]&lt;&gt;&quot;Column&quot;);IF([.B92]=0;&quot;{&quot;;&quot;&quot;)&amp;[.C92]&amp;&quot;:column[&quot;&amp;[.B92]&amp;&quot;]&quot;&amp;IF([.B93]&lt;&gt;&quot;&quot;;&quot;,&quot;;&quot;})&quot;);&quot;&quot;)" office:value-type="string" office:string-value="storetime:column[6]," calcext:value-type="string">
            <text:p>storetime:column[6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</text:p>
          </table:table-cell>
          <table:table-cell table:style-name="ce3" table:formula="of:=SUM([.B92];1)" office:value-type="float" office:value="7" calcext:value-type="float">
            <text:p>7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93]=0;[.C93]&lt;&gt;&quot;Column&quot;;[.C93]&lt;&gt;&quot;&quot;);&quot;LOAD CSV FROM &quot;&quot;file://&quot; &amp; [.A93] &amp; &quot;.csv&quot;&quot; as column create (n:&quot; &amp; [.A93] &amp; &quot; &quot;; &quot;&quot;) )">
            <text:p/>
          </table:table-cell>
          <table:table-cell table:formula="of:=IF(AND([.C93]&lt;&gt;&quot;&quot;;[.C93]&lt;&gt;&quot;Column&quot;);IF([.B93]=0;&quot;{&quot;;&quot;&quot;)&amp;[.C93]&amp;&quot;:column[&quot;&amp;[.B93]&amp;&quot;]&quot;&amp;IF([.B94]&lt;&gt;&quot;&quot;;&quot;,&quot;;&quot;})&quot;);&quot;&quot;)" office:value-type="string" office:string-value="cgid:column[7]," calcext:value-type="string">
            <text:p>cgid:column[7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</text:p>
          </table:table-cell>
          <table:table-cell table:style-name="ce3" table:formula="of:=SUM([.B93];1)" office:value-type="float" office:value="8" calcext:value-type="float">
            <text:p>8</text:p>
          </table:table-cell>
          <table:table-cell table:style-name="ce6" office:value-type="string" calcext:value-type="string">
            <text:p>value</text:p>
          </table:table-cell>
          <table:table-cell table:style-name="ce11" table:formula="of:=LOWER( IF(AND([.B94]=0;[.C94]&lt;&gt;&quot;Column&quot;;[.C94]&lt;&gt;&quot;&quot;);&quot;LOAD CSV FROM &quot;&quot;file://&quot; &amp; [.A94] &amp; &quot;.csv&quot;&quot; as column create (n:&quot; &amp; [.A94] &amp; &quot; &quot;; &quot;&quot;) )">
            <text:p/>
          </table:table-cell>
          <table:table-cell table:formula="of:=IF(AND([.C94]&lt;&gt;&quot;&quot;;[.C94]&lt;&gt;&quot;Column&quot;);IF([.B94]=0;&quot;{&quot;;&quot;&quot;)&amp;[.C94]&amp;&quot;:column[&quot;&amp;[.B94]&amp;&quot;]&quot;&amp;IF([.B95]&lt;&gt;&quot;&quot;;&quot;,&quot;;&quot;})&quot;);&quot;&quot;)" office:value-type="string" office:string-value="value:column[8]," calcext:value-type="string">
            <text:p>value:column[8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</text:p>
          </table:table-cell>
          <table:table-cell table:style-name="ce3" table:formula="of:=SUM([.B94];1)" office:value-type="float" office:value="9" calcext:value-type="float">
            <text:p>9</text:p>
          </table:table-cell>
          <table:table-cell table:style-name="ce6" office:value-type="string" calcext:value-type="string">
            <text:p>valuenum</text:p>
          </table:table-cell>
          <table:table-cell table:style-name="ce11" table:formula="of:=LOWER( IF(AND([.B95]=0;[.C95]&lt;&gt;&quot;Column&quot;;[.C95]&lt;&gt;&quot;&quot;);&quot;LOAD CSV FROM &quot;&quot;file://&quot; &amp; [.A95] &amp; &quot;.csv&quot;&quot; as column create (n:&quot; &amp; [.A95] &amp; &quot; &quot;; &quot;&quot;) )">
            <text:p/>
          </table:table-cell>
          <table:table-cell table:formula="of:=IF(AND([.C95]&lt;&gt;&quot;&quot;;[.C95]&lt;&gt;&quot;Column&quot;);IF([.B95]=0;&quot;{&quot;;&quot;&quot;)&amp;[.C95]&amp;&quot;:column[&quot;&amp;[.B95]&amp;&quot;]&quot;&amp;IF([.B96]&lt;&gt;&quot;&quot;;&quot;,&quot;;&quot;})&quot;);&quot;&quot;)" office:value-type="string" office:string-value="valuenum:column[9]," calcext:value-type="string">
            <text:p>valuenum:column[9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</text:p>
          </table:table-cell>
          <table:table-cell table:style-name="ce3" table:formula="of:=SUM([.B95];1)" office:value-type="float" office:value="10" calcext:value-type="float">
            <text:p>10</text:p>
          </table:table-cell>
          <table:table-cell table:style-name="ce6" office:value-type="string" calcext:value-type="string">
            <text:p>valueuom</text:p>
          </table:table-cell>
          <table:table-cell table:style-name="ce11" table:formula="of:=LOWER( IF(AND([.B96]=0;[.C96]&lt;&gt;&quot;Column&quot;;[.C96]&lt;&gt;&quot;&quot;);&quot;LOAD CSV FROM &quot;&quot;file://&quot; &amp; [.A96] &amp; &quot;.csv&quot;&quot; as column create (n:&quot; &amp; [.A96] &amp; &quot; &quot;; &quot;&quot;) )">
            <text:p/>
          </table:table-cell>
          <table:table-cell table:formula="of:=IF(AND([.C96]&lt;&gt;&quot;&quot;;[.C96]&lt;&gt;&quot;Column&quot;);IF([.B96]=0;&quot;{&quot;;&quot;&quot;)&amp;[.C96]&amp;&quot;:column[&quot;&amp;[.B96]&amp;&quot;]&quot;&amp;IF([.B97]&lt;&gt;&quot;&quot;;&quot;,&quot;;&quot;})&quot;);&quot;&quot;)" office:value-type="string" office:string-value="valueuom:column[10]," calcext:value-type="string">
            <text:p>valueuom:column[1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</text:p>
          </table:table-cell>
          <table:table-cell table:style-name="ce3" table:formula="of:=SUM([.B96];1)" office:value-type="float" office:value="11" calcext:value-type="float">
            <text:p>11</text:p>
          </table:table-cell>
          <table:table-cell table:style-name="ce6" office:value-type="string" calcext:value-type="string">
            <text:p>warning</text:p>
          </table:table-cell>
          <table:table-cell table:style-name="ce11" table:formula="of:=LOWER( IF(AND([.B97]=0;[.C97]&lt;&gt;&quot;Column&quot;;[.C97]&lt;&gt;&quot;&quot;);&quot;LOAD CSV FROM &quot;&quot;file://&quot; &amp; [.A97] &amp; &quot;.csv&quot;&quot; as column create (n:&quot; &amp; [.A97] &amp; &quot; &quot;; &quot;&quot;) )">
            <text:p/>
          </table:table-cell>
          <table:table-cell table:formula="of:=IF(AND([.C97]&lt;&gt;&quot;&quot;;[.C97]&lt;&gt;&quot;Column&quot;);IF([.B97]=0;&quot;{&quot;;&quot;&quot;)&amp;[.C97]&amp;&quot;:column[&quot;&amp;[.B97]&amp;&quot;]&quot;&amp;IF([.B98]&lt;&gt;&quot;&quot;;&quot;,&quot;;&quot;})&quot;);&quot;&quot;)" office:value-type="string" office:string-value="warning:column[11]," calcext:value-type="string">
            <text:p>warning:column[1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</text:p>
          </table:table-cell>
          <table:table-cell table:style-name="ce3" table:formula="of:=SUM([.B97];1)" office:value-type="float" office:value="12" calcext:value-type="float">
            <text:p>12</text:p>
          </table:table-cell>
          <table:table-cell table:style-name="ce6" office:value-type="string" calcext:value-type="string">
            <text:p>error</text:p>
          </table:table-cell>
          <table:table-cell table:style-name="ce11" table:formula="of:=LOWER( IF(AND([.B98]=0;[.C98]&lt;&gt;&quot;Column&quot;;[.C98]&lt;&gt;&quot;&quot;);&quot;LOAD CSV FROM &quot;&quot;file://&quot; &amp; [.A98] &amp; &quot;.csv&quot;&quot; as column create (n:&quot; &amp; [.A98] &amp; &quot; &quot;; &quot;&quot;) )">
            <text:p/>
          </table:table-cell>
          <table:table-cell table:formula="of:=IF(AND([.C98]&lt;&gt;&quot;&quot;;[.C98]&lt;&gt;&quot;Column&quot;);IF([.B98]=0;&quot;{&quot;;&quot;&quot;)&amp;[.C98]&amp;&quot;:column[&quot;&amp;[.B98]&amp;&quot;]&quot;&amp;IF([.B99]&lt;&gt;&quot;&quot;;&quot;,&quot;;&quot;})&quot;);&quot;&quot;)" office:value-type="string" office:string-value="error:column[12]," calcext:value-type="string">
            <text:p>error:column[1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</text:p>
          </table:table-cell>
          <table:table-cell table:style-name="ce3" table:formula="of:=SUM([.B98];1)" office:value-type="float" office:value="13" calcext:value-type="float">
            <text:p>13</text:p>
          </table:table-cell>
          <table:table-cell table:style-name="ce6" office:value-type="string" calcext:value-type="string">
            <text:p>resultstatus</text:p>
          </table:table-cell>
          <table:table-cell table:style-name="ce11" table:formula="of:=LOWER( IF(AND([.B99]=0;[.C99]&lt;&gt;&quot;Column&quot;;[.C99]&lt;&gt;&quot;&quot;);&quot;LOAD CSV FROM &quot;&quot;file://&quot; &amp; [.A99] &amp; &quot;.csv&quot;&quot; as column create (n:&quot; &amp; [.A99] &amp; &quot; &quot;; &quot;&quot;) )">
            <text:p/>
          </table:table-cell>
          <table:table-cell table:formula="of:=IF(AND([.C99]&lt;&gt;&quot;&quot;;[.C99]&lt;&gt;&quot;Column&quot;);IF([.B99]=0;&quot;{&quot;;&quot;&quot;)&amp;[.C99]&amp;&quot;:column[&quot;&amp;[.B99]&amp;&quot;]&quot;&amp;IF([.B100]&lt;&gt;&quot;&quot;;&quot;,&quot;;&quot;})&quot;);&quot;&quot;)" office:value-type="string" office:string-value="resultstatus:column[13]," calcext:value-type="string">
            <text:p>resultstatus:column[1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</text:p>
          </table:table-cell>
          <table:table-cell table:style-name="ce3" table:formula="of:=SUM([.B99];1)" office:value-type="float" office:value="14" calcext:value-type="float">
            <text:p>14</text:p>
          </table:table-cell>
          <table:table-cell table:style-name="ce6" office:value-type="string" calcext:value-type="string">
            <text:p>stopped</text:p>
          </table:table-cell>
          <table:table-cell table:style-name="ce11" table:formula="of:=LOWER( IF(AND([.B100]=0;[.C100]&lt;&gt;&quot;Column&quot;;[.C100]&lt;&gt;&quot;&quot;);&quot;LOAD CSV FROM &quot;&quot;file://&quot; &amp; [.A100] &amp; &quot;.csv&quot;&quot; as column create (n:&quot; &amp; [.A100] &amp; &quot; &quot;; &quot;&quot;) )">
            <text:p/>
          </table:table-cell>
          <table:table-cell table:formula="of:=IF(AND([.C100]&lt;&gt;&quot;&quot;;[.C100]&lt;&gt;&quot;Column&quot;);IF([.B100]=0;&quot;{&quot;;&quot;&quot;)&amp;[.C100]&amp;&quot;:column[&quot;&amp;[.B100]&amp;&quot;]&quot;&amp;IF([.B101]&lt;&gt;&quot;&quot;;&quot;,&quot;;&quot;})&quot;);&quot;&quot;)" office:value-type="string" office:string-value="stopped:column[14]})" calcext:value-type="string">
            <text:p>stopped:column[14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01]=0;[.C101]&lt;&gt;&quot;Column&quot;;[.C101]&lt;&gt;&quot;&quot;);&quot;LOAD CSV FROM &quot;&quot;file://&quot; &amp; [.A101] &amp; &quot;.csv&quot;&quot; as column create (n:&quot; &amp; [.A101] &amp; &quot; &quot;; &quot;&quot;) )">
            <text:p/>
          </table:table-cell>
          <table:table-cell table:formula="of:=IF(AND([.C101]&lt;&gt;&quot;&quot;;[.C101]&lt;&gt;&quot;Column&quot;);IF([.B101]=0;&quot;{&quot;;&quot;&quot;)&amp;[.C101]&amp;&quot;:column[&quot;&amp;[.B101]&amp;&quot;]&quot;&amp;IF([.B10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02]=0;[.C102]&lt;&gt;&quot;Column&quot;;[.C102]&lt;&gt;&quot;&quot;);&quot;LOAD CSV FROM &quot;&quot;file://&quot; &amp; [.A102] &amp; &quot;.csv&quot;&quot; as column create (n:&quot; &amp; [.A102] &amp; &quot; &quot;; &quot;&quot;) )">
            <text:p/>
          </table:table-cell>
          <table:table-cell table:formula="of:=IF(AND([.C102]&lt;&gt;&quot;&quot;;[.C102]&lt;&gt;&quot;Column&quot;);IF([.B102]=0;&quot;{&quot;;&quot;&quot;)&amp;[.C102]&amp;&quot;:column[&quot;&amp;[.B102]&amp;&quot;]&quot;&amp;IF([.B10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03]=0;[.C103]&lt;&gt;&quot;Column&quot;;[.C103]&lt;&gt;&quot;&quot;);&quot;LOAD CSV FROM &quot;&quot;file://&quot; &amp; [.A103] &amp; &quot;.csv&quot;&quot; as column create (n:&quot; &amp; [.A103] &amp; &quot; &quot;; &quot;&quot;) )">
            <text:p/>
          </table:table-cell>
          <table:table-cell table:formula="of:=IF(AND([.C103]&lt;&gt;&quot;&quot;;[.C103]&lt;&gt;&quot;Column&quot;);IF([.B103]=0;&quot;{&quot;;&quot;&quot;)&amp;[.C103]&amp;&quot;:column[&quot;&amp;[.B103]&amp;&quot;]&quot;&amp;IF([.B10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04]=0;[.C104]&lt;&gt;&quot;Column&quot;;[.C104]&lt;&gt;&quot;&quot;);&quot;LOAD CSV FROM &quot;&quot;file://&quot; &amp; [.A104] &amp; &quot;.csv&quot;&quot; as column create (n:&quot; &amp; [.A104] &amp; &quot; &quot;; &quot;&quot;) )">
            <text:p/>
          </table:table-cell>
          <table:table-cell table:formula="of:=IF(AND([.C104]&lt;&gt;&quot;&quot;;[.C104]&lt;&gt;&quot;Column&quot;);IF([.B104]=0;&quot;{&quot;;&quot;&quot;)&amp;[.C104]&amp;&quot;:column[&quot;&amp;[.B104]&amp;&quot;]&quot;&amp;IF([.B10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table:style-name="ce11" table:formula="of:=LOWER( IF(AND([.B105]=0;[.C105]&lt;&gt;&quot;Column&quot;;[.C105]&lt;&gt;&quot;&quot;);&quot;LOAD CSV FROM &quot;&quot;file://&quot; &amp; [.A105] &amp; &quot;.csv&quot;&quot; as column create (n:&quot; &amp; [.A105] &amp; &quot; &quot;; &quot;&quot;) )">
            <text:p/>
          </table:table-cell>
          <table:table-cell table:formula="of:=IF(AND([.C105]&lt;&gt;&quot;&quot;;[.C105]&lt;&gt;&quot;Column&quot;);IF([.B105]=0;&quot;{&quot;;&quot;&quot;)&amp;[.C105]&amp;&quot;:column[&quot;&amp;[.B105]&amp;&quot;]&quot;&amp;IF([.B106]&lt;&gt;&quot;&quot;;&quot;,&quot;;&quot;})&quot;);&quot;&quot;)">
            <text:p/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9" office:value-type="string" calcext:value-type="string">
            <text:p>Column</text:p>
          </table:table-cell>
          <table:table-cell table:style-name="ce11" table:formula="of:=LOWER( IF(AND([.B106]=0;[.C106]&lt;&gt;&quot;Column&quot;;[.C106]&lt;&gt;&quot;&quot;);&quot;LOAD CSV FROM &quot;&quot;file://&quot; &amp; [.A106] &amp; &quot;.csv&quot;&quot; as column create (n:&quot; &amp; [.A106] &amp; &quot; &quot;; &quot;&quot;) )">
            <text:p/>
          </table:table-cell>
          <table:table-cell table:formula="of:=IF(AND([.C106]&lt;&gt;&quot;&quot;;[.C106]&lt;&gt;&quot;Column&quot;);IF([.B106]=0;&quot;{&quot;;&quot;&quot;)&amp;[.C106]&amp;&quot;:column[&quot;&amp;[.B106]&amp;&quot;]&quot;&amp;IF([.B107]&lt;&gt;&quot;&quot;;&quot;,&quot;;&quot;})&quot;);&quot;&quot;)">
            <text:p/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tevents_10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row_id</text:p>
          </table:table-cell>
          <table:table-cell table:style-name="ce11" table:formula="of:=LOWER( IF(AND([.B107]=0;[.C107]&lt;&gt;&quot;Column&quot;;[.C107]&lt;&gt;&quot;&quot;);&quot;LOAD CSV FROM &quot;&quot;file://&quot; &amp; [.A107] &amp; &quot;.csv&quot;&quot; as column create (n:&quot; &amp; [.A107] &amp; &quot; &quot;; &quot;&quot;) )" office:value-type="string" office:string-value="load csv from &quot;file://chartevents_10.csv&quot; as column create (n:chartevents_10 " calcext:value-type="string">
            <text:p>load csv from "file://chartevents_10.csv" as column create (n:chartevents_10 </text:p>
          </table:table-cell>
          <table:table-cell table:formula="of:=IF(AND([.C107]&lt;&gt;&quot;&quot;;[.C107]&lt;&gt;&quot;Column&quot;);IF([.B107]=0;&quot;{&quot;;&quot;&quot;)&amp;[.C107]&amp;&quot;:column[&quot;&amp;[.B107]&amp;&quot;]&quot;&amp;IF([.B108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tevents_10</text:p>
          </table:table-cell>
          <table:table-cell table:style-name="ce3" table:formula="of:=SUM([.B107];1)" office:value-type="float" office:value="1" calcext:value-type="float">
            <text:p>1</text:p>
          </table:table-cell>
          <table:table-cell table:style-name="ce10" office:value-type="string" calcext:value-type="string">
            <text:p>subject_id</text:p>
          </table:table-cell>
          <table:table-cell table:style-name="ce11" table:formula="of:=LOWER( IF(AND([.B108]=0;[.C108]&lt;&gt;&quot;Column&quot;;[.C108]&lt;&gt;&quot;&quot;);&quot;LOAD CSV FROM &quot;&quot;file://&quot; &amp; [.A108] &amp; &quot;.csv&quot;&quot; as column create (n:&quot; &amp; [.A108] &amp; &quot; &quot;; &quot;&quot;) )">
            <text:p/>
          </table:table-cell>
          <table:table-cell table:formula="of:=IF(AND([.C108]&lt;&gt;&quot;&quot;;[.C108]&lt;&gt;&quot;Column&quot;);IF([.B108]=0;&quot;{&quot;;&quot;&quot;)&amp;[.C108]&amp;&quot;:column[&quot;&amp;[.B108]&amp;&quot;]&quot;&amp;IF([.B109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tevents_10</text:p>
          </table:table-cell>
          <table:table-cell table:style-name="ce3" table:formula="of:=SUM([.B108];1)" office:value-type="float" office:value="2" calcext:value-type="float">
            <text:p>2</text:p>
          </table:table-cell>
          <table:table-cell table:style-name="ce10" office:value-type="string" calcext:value-type="string">
            <text:p>hadm_id</text:p>
          </table:table-cell>
          <table:table-cell table:style-name="ce11" table:formula="of:=LOWER( IF(AND([.B109]=0;[.C109]&lt;&gt;&quot;Column&quot;;[.C109]&lt;&gt;&quot;&quot;);&quot;LOAD CSV FROM &quot;&quot;file://&quot; &amp; [.A109] &amp; &quot;.csv&quot;&quot; as column create (n:&quot; &amp; [.A109] &amp; &quot; &quot;; &quot;&quot;) )">
            <text:p/>
          </table:table-cell>
          <table:table-cell table:formula="of:=IF(AND([.C109]&lt;&gt;&quot;&quot;;[.C109]&lt;&gt;&quot;Column&quot;);IF([.B109]=0;&quot;{&quot;;&quot;&quot;)&amp;[.C109]&amp;&quot;:column[&quot;&amp;[.B109]&amp;&quot;]&quot;&amp;IF([.B110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tevents_10</text:p>
          </table:table-cell>
          <table:table-cell table:style-name="ce3" table:formula="of:=SUM([.B109];1)" office:value-type="float" office:value="3" calcext:value-type="float">
            <text:p>3</text:p>
          </table:table-cell>
          <table:table-cell table:style-name="ce10" office:value-type="string" calcext:value-type="string">
            <text:p>icustay_id</text:p>
          </table:table-cell>
          <table:table-cell table:style-name="ce11" table:formula="of:=LOWER( IF(AND([.B110]=0;[.C110]&lt;&gt;&quot;Column&quot;;[.C110]&lt;&gt;&quot;&quot;);&quot;LOAD CSV FROM &quot;&quot;file://&quot; &amp; [.A110] &amp; &quot;.csv&quot;&quot; as column create (n:&quot; &amp; [.A110] &amp; &quot; &quot;; &quot;&quot;) )">
            <text:p/>
          </table:table-cell>
          <table:table-cell table:formula="of:=IF(AND([.C110]&lt;&gt;&quot;&quot;;[.C110]&lt;&gt;&quot;Column&quot;);IF([.B110]=0;&quot;{&quot;;&quot;&quot;)&amp;[.C110]&amp;&quot;:column[&quot;&amp;[.B110]&amp;&quot;]&quot;&amp;IF([.B111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tevents_10</text:p>
          </table:table-cell>
          <table:table-cell table:style-name="ce3" table:formula="of:=SUM([.B110];1)" office:value-type="float" office:value="4" calcext:value-type="float">
            <text:p>4</text:p>
          </table:table-cell>
          <table:table-cell table:style-name="ce10" office:value-type="string" calcext:value-type="string">
            <text:p>itemid</text:p>
          </table:table-cell>
          <table:table-cell table:style-name="ce11" table:formula="of:=LOWER( IF(AND([.B111]=0;[.C111]&lt;&gt;&quot;Column&quot;;[.C111]&lt;&gt;&quot;&quot;);&quot;LOAD CSV FROM &quot;&quot;file://&quot; &amp; [.A111] &amp; &quot;.csv&quot;&quot; as column create (n:&quot; &amp; [.A111] &amp; &quot; &quot;; &quot;&quot;) )">
            <text:p/>
          </table:table-cell>
          <table:table-cell table:formula="of:=IF(AND([.C111]&lt;&gt;&quot;&quot;;[.C111]&lt;&gt;&quot;Column&quot;);IF([.B111]=0;&quot;{&quot;;&quot;&quot;)&amp;[.C111]&amp;&quot;:column[&quot;&amp;[.B111]&amp;&quot;]&quot;&amp;IF([.B112]&lt;&gt;&quot;&quot;;&quot;,&quot;;&quot;})&quot;);&quot;&quot;)" office:value-type="string" office:string-value="itemid:column[4]," calcext:value-type="string">
            <text:p>itemid:column[4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tevents_10</text:p>
          </table:table-cell>
          <table:table-cell table:style-name="ce3" table:formula="of:=SUM([.B111];1)" office:value-type="float" office:value="5" calcext:value-type="float">
            <text:p>5</text:p>
          </table:table-cell>
          <table:table-cell table:style-name="ce10" office:value-type="string" calcext:value-type="string">
            <text:p>charttime</text:p>
          </table:table-cell>
          <table:table-cell table:style-name="ce11" table:formula="of:=LOWER( IF(AND([.B112]=0;[.C112]&lt;&gt;&quot;Column&quot;;[.C112]&lt;&gt;&quot;&quot;);&quot;LOAD CSV FROM &quot;&quot;file://&quot; &amp; [.A112] &amp; &quot;.csv&quot;&quot; as column create (n:&quot; &amp; [.A112] &amp; &quot; &quot;; &quot;&quot;) )">
            <text:p/>
          </table:table-cell>
          <table:table-cell table:formula="of:=IF(AND([.C112]&lt;&gt;&quot;&quot;;[.C112]&lt;&gt;&quot;Column&quot;);IF([.B112]=0;&quot;{&quot;;&quot;&quot;)&amp;[.C112]&amp;&quot;:column[&quot;&amp;[.B112]&amp;&quot;]&quot;&amp;IF([.B113]&lt;&gt;&quot;&quot;;&quot;,&quot;;&quot;})&quot;);&quot;&quot;)" office:value-type="string" office:string-value="charttime:column[5]," calcext:value-type="string">
            <text:p>charttime:column[5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tevents_10</text:p>
          </table:table-cell>
          <table:table-cell table:style-name="ce3" table:formula="of:=SUM([.B112];1)" office:value-type="float" office:value="6" calcext:value-type="float">
            <text:p>6</text:p>
          </table:table-cell>
          <table:table-cell table:style-name="ce10" office:value-type="string" calcext:value-type="string">
            <text:p>storetime</text:p>
          </table:table-cell>
          <table:table-cell table:style-name="ce11" table:formula="of:=LOWER( IF(AND([.B113]=0;[.C113]&lt;&gt;&quot;Column&quot;;[.C113]&lt;&gt;&quot;&quot;);&quot;LOAD CSV FROM &quot;&quot;file://&quot; &amp; [.A113] &amp; &quot;.csv&quot;&quot; as column create (n:&quot; &amp; [.A113] &amp; &quot; &quot;; &quot;&quot;) )">
            <text:p/>
          </table:table-cell>
          <table:table-cell table:formula="of:=IF(AND([.C113]&lt;&gt;&quot;&quot;;[.C113]&lt;&gt;&quot;Column&quot;);IF([.B113]=0;&quot;{&quot;;&quot;&quot;)&amp;[.C113]&amp;&quot;:column[&quot;&amp;[.B113]&amp;&quot;]&quot;&amp;IF([.B114]&lt;&gt;&quot;&quot;;&quot;,&quot;;&quot;})&quot;);&quot;&quot;)" office:value-type="string" office:string-value="storetime:column[6]," calcext:value-type="string">
            <text:p>storetime:column[6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tevents_10</text:p>
          </table:table-cell>
          <table:table-cell table:style-name="ce3" table:formula="of:=SUM([.B113];1)" office:value-type="float" office:value="7" calcext:value-type="float">
            <text:p>7</text:p>
          </table:table-cell>
          <table:table-cell table:style-name="ce10" office:value-type="string" calcext:value-type="string">
            <text:p>cgid</text:p>
          </table:table-cell>
          <table:table-cell table:style-name="ce11" table:formula="of:=LOWER( IF(AND([.B114]=0;[.C114]&lt;&gt;&quot;Column&quot;;[.C114]&lt;&gt;&quot;&quot;);&quot;LOAD CSV FROM &quot;&quot;file://&quot; &amp; [.A114] &amp; &quot;.csv&quot;&quot; as column create (n:&quot; &amp; [.A114] &amp; &quot; &quot;; &quot;&quot;) )">
            <text:p/>
          </table:table-cell>
          <table:table-cell table:formula="of:=IF(AND([.C114]&lt;&gt;&quot;&quot;;[.C114]&lt;&gt;&quot;Column&quot;);IF([.B114]=0;&quot;{&quot;;&quot;&quot;)&amp;[.C114]&amp;&quot;:column[&quot;&amp;[.B114]&amp;&quot;]&quot;&amp;IF([.B115]&lt;&gt;&quot;&quot;;&quot;,&quot;;&quot;})&quot;);&quot;&quot;)" office:value-type="string" office:string-value="cgid:column[7]," calcext:value-type="string">
            <text:p>cgid:column[7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tevents_10</text:p>
          </table:table-cell>
          <table:table-cell table:style-name="ce3" table:formula="of:=SUM([.B114];1)" office:value-type="float" office:value="8" calcext:value-type="float">
            <text:p>8</text:p>
          </table:table-cell>
          <table:table-cell table:style-name="ce10" office:value-type="string" calcext:value-type="string">
            <text:p>value</text:p>
          </table:table-cell>
          <table:table-cell table:style-name="ce11" table:formula="of:=LOWER( IF(AND([.B115]=0;[.C115]&lt;&gt;&quot;Column&quot;;[.C115]&lt;&gt;&quot;&quot;);&quot;LOAD CSV FROM &quot;&quot;file://&quot; &amp; [.A115] &amp; &quot;.csv&quot;&quot; as column create (n:&quot; &amp; [.A115] &amp; &quot; &quot;; &quot;&quot;) )">
            <text:p/>
          </table:table-cell>
          <table:table-cell table:formula="of:=IF(AND([.C115]&lt;&gt;&quot;&quot;;[.C115]&lt;&gt;&quot;Column&quot;);IF([.B115]=0;&quot;{&quot;;&quot;&quot;)&amp;[.C115]&amp;&quot;:column[&quot;&amp;[.B115]&amp;&quot;]&quot;&amp;IF([.B116]&lt;&gt;&quot;&quot;;&quot;,&quot;;&quot;})&quot;);&quot;&quot;)" office:value-type="string" office:string-value="value:column[8]," calcext:value-type="string">
            <text:p>value:column[8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tevents_10</text:p>
          </table:table-cell>
          <table:table-cell table:style-name="ce3" table:formula="of:=SUM([.B115];1)" office:value-type="float" office:value="9" calcext:value-type="float">
            <text:p>9</text:p>
          </table:table-cell>
          <table:table-cell table:style-name="ce10" office:value-type="string" calcext:value-type="string">
            <text:p>valuenum</text:p>
          </table:table-cell>
          <table:table-cell table:style-name="ce11" table:formula="of:=LOWER( IF(AND([.B116]=0;[.C116]&lt;&gt;&quot;Column&quot;;[.C116]&lt;&gt;&quot;&quot;);&quot;LOAD CSV FROM &quot;&quot;file://&quot; &amp; [.A116] &amp; &quot;.csv&quot;&quot; as column create (n:&quot; &amp; [.A116] &amp; &quot; &quot;; &quot;&quot;) )">
            <text:p/>
          </table:table-cell>
          <table:table-cell table:formula="of:=IF(AND([.C116]&lt;&gt;&quot;&quot;;[.C116]&lt;&gt;&quot;Column&quot;);IF([.B116]=0;&quot;{&quot;;&quot;&quot;)&amp;[.C116]&amp;&quot;:column[&quot;&amp;[.B116]&amp;&quot;]&quot;&amp;IF([.B117]&lt;&gt;&quot;&quot;;&quot;,&quot;;&quot;})&quot;);&quot;&quot;)" office:value-type="string" office:string-value="valuenum:column[9]," calcext:value-type="string">
            <text:p>valuenum:column[9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tevents_10</text:p>
          </table:table-cell>
          <table:table-cell table:style-name="ce3" table:formula="of:=SUM([.B116];1)" office:value-type="float" office:value="10" calcext:value-type="float">
            <text:p>10</text:p>
          </table:table-cell>
          <table:table-cell table:style-name="ce10" office:value-type="string" calcext:value-type="string">
            <text:p>valueuom</text:p>
          </table:table-cell>
          <table:table-cell table:style-name="ce11" table:formula="of:=LOWER( IF(AND([.B117]=0;[.C117]&lt;&gt;&quot;Column&quot;;[.C117]&lt;&gt;&quot;&quot;);&quot;LOAD CSV FROM &quot;&quot;file://&quot; &amp; [.A117] &amp; &quot;.csv&quot;&quot; as column create (n:&quot; &amp; [.A117] &amp; &quot; &quot;; &quot;&quot;) )">
            <text:p/>
          </table:table-cell>
          <table:table-cell table:formula="of:=IF(AND([.C117]&lt;&gt;&quot;&quot;;[.C117]&lt;&gt;&quot;Column&quot;);IF([.B117]=0;&quot;{&quot;;&quot;&quot;)&amp;[.C117]&amp;&quot;:column[&quot;&amp;[.B117]&amp;&quot;]&quot;&amp;IF([.B118]&lt;&gt;&quot;&quot;;&quot;,&quot;;&quot;})&quot;);&quot;&quot;)" office:value-type="string" office:string-value="valueuom:column[10]," calcext:value-type="string">
            <text:p>valueuom:column[10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tevents_10</text:p>
          </table:table-cell>
          <table:table-cell table:style-name="ce3" table:formula="of:=SUM([.B117];1)" office:value-type="float" office:value="11" calcext:value-type="float">
            <text:p>11</text:p>
          </table:table-cell>
          <table:table-cell table:style-name="ce10" office:value-type="string" calcext:value-type="string">
            <text:p>warning</text:p>
          </table:table-cell>
          <table:table-cell table:style-name="ce11" table:formula="of:=LOWER( IF(AND([.B118]=0;[.C118]&lt;&gt;&quot;Column&quot;;[.C118]&lt;&gt;&quot;&quot;);&quot;LOAD CSV FROM &quot;&quot;file://&quot; &amp; [.A118] &amp; &quot;.csv&quot;&quot; as column create (n:&quot; &amp; [.A118] &amp; &quot; &quot;; &quot;&quot;) )">
            <text:p/>
          </table:table-cell>
          <table:table-cell table:formula="of:=IF(AND([.C118]&lt;&gt;&quot;&quot;;[.C118]&lt;&gt;&quot;Column&quot;);IF([.B118]=0;&quot;{&quot;;&quot;&quot;)&amp;[.C118]&amp;&quot;:column[&quot;&amp;[.B118]&amp;&quot;]&quot;&amp;IF([.B119]&lt;&gt;&quot;&quot;;&quot;,&quot;;&quot;})&quot;);&quot;&quot;)" office:value-type="string" office:string-value="warning:column[11]," calcext:value-type="string">
            <text:p>warning:column[11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tevents_10</text:p>
          </table:table-cell>
          <table:table-cell table:style-name="ce3" table:formula="of:=SUM([.B118];1)" office:value-type="float" office:value="12" calcext:value-type="float">
            <text:p>12</text:p>
          </table:table-cell>
          <table:table-cell table:style-name="ce10" office:value-type="string" calcext:value-type="string">
            <text:p>error</text:p>
          </table:table-cell>
          <table:table-cell table:style-name="ce11" table:formula="of:=LOWER( IF(AND([.B119]=0;[.C119]&lt;&gt;&quot;Column&quot;;[.C119]&lt;&gt;&quot;&quot;);&quot;LOAD CSV FROM &quot;&quot;file://&quot; &amp; [.A119] &amp; &quot;.csv&quot;&quot; as column create (n:&quot; &amp; [.A119] &amp; &quot; &quot;; &quot;&quot;) )">
            <text:p/>
          </table:table-cell>
          <table:table-cell table:formula="of:=IF(AND([.C119]&lt;&gt;&quot;&quot;;[.C119]&lt;&gt;&quot;Column&quot;);IF([.B119]=0;&quot;{&quot;;&quot;&quot;)&amp;[.C119]&amp;&quot;:column[&quot;&amp;[.B119]&amp;&quot;]&quot;&amp;IF([.B120]&lt;&gt;&quot;&quot;;&quot;,&quot;;&quot;})&quot;);&quot;&quot;)" office:value-type="string" office:string-value="error:column[12]," calcext:value-type="string">
            <text:p>error:column[12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tevents_10</text:p>
          </table:table-cell>
          <table:table-cell table:style-name="ce3" table:formula="of:=SUM([.B119];1)" office:value-type="float" office:value="13" calcext:value-type="float">
            <text:p>13</text:p>
          </table:table-cell>
          <table:table-cell table:style-name="ce10" office:value-type="string" calcext:value-type="string">
            <text:p>resultstatus</text:p>
          </table:table-cell>
          <table:table-cell table:style-name="ce11" table:formula="of:=LOWER( IF(AND([.B120]=0;[.C120]&lt;&gt;&quot;Column&quot;;[.C120]&lt;&gt;&quot;&quot;);&quot;LOAD CSV FROM &quot;&quot;file://&quot; &amp; [.A120] &amp; &quot;.csv&quot;&quot; as column create (n:&quot; &amp; [.A120] &amp; &quot; &quot;; &quot;&quot;) )">
            <text:p/>
          </table:table-cell>
          <table:table-cell table:formula="of:=IF(AND([.C120]&lt;&gt;&quot;&quot;;[.C120]&lt;&gt;&quot;Column&quot;);IF([.B120]=0;&quot;{&quot;;&quot;&quot;)&amp;[.C120]&amp;&quot;:column[&quot;&amp;[.B120]&amp;&quot;]&quot;&amp;IF([.B121]&lt;&gt;&quot;&quot;;&quot;,&quot;;&quot;})&quot;);&quot;&quot;)" office:value-type="string" office:string-value="resultstatus:column[13]," calcext:value-type="string">
            <text:p>resultstatus:column[13]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tevents_10</text:p>
          </table:table-cell>
          <table:table-cell table:style-name="ce3" table:formula="of:=SUM([.B120];1)" office:value-type="float" office:value="14" calcext:value-type="float">
            <text:p>14</text:p>
          </table:table-cell>
          <table:table-cell table:style-name="ce10" office:value-type="string" calcext:value-type="string">
            <text:p>stopped</text:p>
          </table:table-cell>
          <table:table-cell table:style-name="ce11" table:formula="of:=LOWER( IF(AND([.B121]=0;[.C121]&lt;&gt;&quot;Column&quot;;[.C121]&lt;&gt;&quot;&quot;);&quot;LOAD CSV FROM &quot;&quot;file://&quot; &amp; [.A121] &amp; &quot;.csv&quot;&quot; as column create (n:&quot; &amp; [.A121] &amp; &quot; &quot;; &quot;&quot;) )">
            <text:p/>
          </table:table-cell>
          <table:table-cell table:formula="of:=IF(AND([.C121]&lt;&gt;&quot;&quot;;[.C121]&lt;&gt;&quot;Column&quot;);IF([.B121]=0;&quot;{&quot;;&quot;&quot;)&amp;[.C121]&amp;&quot;:column[&quot;&amp;[.B121]&amp;&quot;]&quot;&amp;IF([.B122]&lt;&gt;&quot;&quot;;&quot;,&quot;;&quot;})&quot;);&quot;&quot;)" office:value-type="string" office:string-value="stopped:column[14]})" calcext:value-type="string">
            <text:p>stopped:column[14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22]=0;[.C122]&lt;&gt;&quot;Column&quot;;[.C122]&lt;&gt;&quot;&quot;);&quot;LOAD CSV FROM &quot;&quot;file://&quot; &amp; [.A122] &amp; &quot;.csv&quot;&quot; as column create (n:&quot; &amp; [.A122] &amp; &quot; &quot;; &quot;&quot;) )">
            <text:p/>
          </table:table-cell>
          <table:table-cell table:formula="of:=IF(AND([.C122]&lt;&gt;&quot;&quot;;[.C122]&lt;&gt;&quot;Column&quot;);IF([.B122]=0;&quot;{&quot;;&quot;&quot;)&amp;[.C122]&amp;&quot;:column[&quot;&amp;[.B122]&amp;&quot;]&quot;&amp;IF([.B12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23]=0;[.C123]&lt;&gt;&quot;Column&quot;;[.C123]&lt;&gt;&quot;&quot;);&quot;LOAD CSV FROM &quot;&quot;file://&quot; &amp; [.A123] &amp; &quot;.csv&quot;&quot; as column create (n:&quot; &amp; [.A123] &amp; &quot; &quot;; &quot;&quot;) )">
            <text:p/>
          </table:table-cell>
          <table:table-cell table:formula="of:=IF(AND([.C123]&lt;&gt;&quot;&quot;;[.C123]&lt;&gt;&quot;Column&quot;);IF([.B123]=0;&quot;{&quot;;&quot;&quot;)&amp;[.C123]&amp;&quot;:column[&quot;&amp;[.B123]&amp;&quot;]&quot;&amp;IF([.B12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24]=0;[.C124]&lt;&gt;&quot;Column&quot;;[.C124]&lt;&gt;&quot;&quot;);&quot;LOAD CSV FROM &quot;&quot;file://&quot; &amp; [.A124] &amp; &quot;.csv&quot;&quot; as column create (n:&quot; &amp; [.A124] &amp; &quot; &quot;; &quot;&quot;) )">
            <text:p/>
          </table:table-cell>
          <table:table-cell table:formula="of:=IF(AND([.C124]&lt;&gt;&quot;&quot;;[.C124]&lt;&gt;&quot;Column&quot;);IF([.B124]=0;&quot;{&quot;;&quot;&quot;)&amp;[.C124]&amp;&quot;:column[&quot;&amp;[.B124]&amp;&quot;]&quot;&amp;IF([.B12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25]=0;[.C125]&lt;&gt;&quot;Column&quot;;[.C125]&lt;&gt;&quot;&quot;);&quot;LOAD CSV FROM &quot;&quot;file://&quot; &amp; [.A125] &amp; &quot;.csv&quot;&quot; as column create (n:&quot; &amp; [.A125] &amp; &quot; &quot;; &quot;&quot;) )">
            <text:p/>
          </table:table-cell>
          <table:table-cell table:formula="of:=IF(AND([.C125]&lt;&gt;&quot;&quot;;[.C125]&lt;&gt;&quot;Column&quot;);IF([.B125]=0;&quot;{&quot;;&quot;&quot;)&amp;[.C125]&amp;&quot;:column[&quot;&amp;[.B125]&amp;&quot;]&quot;&amp;IF([.B12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26]=0;[.C126]&lt;&gt;&quot;Column&quot;;[.C126]&lt;&gt;&quot;&quot;);&quot;LOAD CSV FROM &quot;&quot;file://&quot; &amp; [.A126] &amp; &quot;.csv&quot;&quot; as column create (n:&quot; &amp; [.A126] &amp; &quot; &quot;; &quot;&quot;) )">
            <text:p/>
          </table:table-cell>
          <table:table-cell table:formula="of:=IF(AND([.C126]&lt;&gt;&quot;&quot;;[.C126]&lt;&gt;&quot;Column&quot;);IF([.B126]=0;&quot;{&quot;;&quot;&quot;)&amp;[.C126]&amp;&quot;:column[&quot;&amp;[.B126]&amp;&quot;]&quot;&amp;IF([.B12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olumn</text:p>
          </table:table-cell>
          <table:table-cell table:style-name="ce11" table:formula="of:=LOWER( IF(AND([.B127]=0;[.C127]&lt;&gt;&quot;Column&quot;;[.C127]&lt;&gt;&quot;&quot;);&quot;LOAD CSV FROM &quot;&quot;file://&quot; &amp; [.A127] &amp; &quot;.csv&quot;&quot; as column create (n:&quot; &amp; [.A127] &amp; &quot; &quot;; &quot;&quot;) )">
            <text:p/>
          </table:table-cell>
          <table:table-cell table:formula="of:=IF(AND([.C127]&lt;&gt;&quot;&quot;;[.C127]&lt;&gt;&quot;Column&quot;);IF([.B127]=0;&quot;{&quot;;&quot;&quot;)&amp;[.C127]&amp;&quot;:column[&quot;&amp;[.B127]&amp;&quot;]&quot;&amp;IF([.B12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128]=0;[.C128]&lt;&gt;&quot;Column&quot;;[.C128]&lt;&gt;&quot;&quot;);&quot;LOAD CSV FROM &quot;&quot;file://&quot; &amp; [.A128] &amp; &quot;.csv&quot;&quot; as column create (n:&quot; &amp; [.A128] &amp; &quot; &quot;; &quot;&quot;) )" office:value-type="string" office:string-value="load csv from &quot;file://chartevents_11.csv&quot; as column create (n:chartevents_11 " calcext:value-type="string">
            <text:p>load csv from "file://chartevents_11.csv" as column create (n:chartevents_11 </text:p>
          </table:table-cell>
          <table:table-cell table:formula="of:=IF(AND([.C128]&lt;&gt;&quot;&quot;;[.C128]&lt;&gt;&quot;Column&quot;);IF([.B128]=0;&quot;{&quot;;&quot;&quot;)&amp;[.C128]&amp;&quot;:column[&quot;&amp;[.B128]&amp;&quot;]&quot;&amp;IF([.B129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1</text:p>
          </table:table-cell>
          <table:table-cell table:style-name="ce3" table:formula="of:=SUM([.B128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129]=0;[.C129]&lt;&gt;&quot;Column&quot;;[.C129]&lt;&gt;&quot;&quot;);&quot;LOAD CSV FROM &quot;&quot;file://&quot; &amp; [.A129] &amp; &quot;.csv&quot;&quot; as column create (n:&quot; &amp; [.A129] &amp; &quot; &quot;; &quot;&quot;) )">
            <text:p/>
          </table:table-cell>
          <table:table-cell table:formula="of:=IF(AND([.C129]&lt;&gt;&quot;&quot;;[.C129]&lt;&gt;&quot;Column&quot;);IF([.B129]=0;&quot;{&quot;;&quot;&quot;)&amp;[.C129]&amp;&quot;:column[&quot;&amp;[.B129]&amp;&quot;]&quot;&amp;IF([.B130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1</text:p>
          </table:table-cell>
          <table:table-cell table:style-name="ce3" table:formula="of:=SUM([.B129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130]=0;[.C130]&lt;&gt;&quot;Column&quot;;[.C130]&lt;&gt;&quot;&quot;);&quot;LOAD CSV FROM &quot;&quot;file://&quot; &amp; [.A130] &amp; &quot;.csv&quot;&quot; as column create (n:&quot; &amp; [.A130] &amp; &quot; &quot;; &quot;&quot;) )">
            <text:p/>
          </table:table-cell>
          <table:table-cell table:formula="of:=IF(AND([.C130]&lt;&gt;&quot;&quot;;[.C130]&lt;&gt;&quot;Column&quot;);IF([.B130]=0;&quot;{&quot;;&quot;&quot;)&amp;[.C130]&amp;&quot;:column[&quot;&amp;[.B130]&amp;&quot;]&quot;&amp;IF([.B131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1</text:p>
          </table:table-cell>
          <table:table-cell table:style-name="ce3" table:formula="of:=SUM([.B130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131]=0;[.C131]&lt;&gt;&quot;Column&quot;;[.C131]&lt;&gt;&quot;&quot;);&quot;LOAD CSV FROM &quot;&quot;file://&quot; &amp; [.A131] &amp; &quot;.csv&quot;&quot; as column create (n:&quot; &amp; [.A131] &amp; &quot; &quot;; &quot;&quot;) )">
            <text:p/>
          </table:table-cell>
          <table:table-cell table:formula="of:=IF(AND([.C131]&lt;&gt;&quot;&quot;;[.C131]&lt;&gt;&quot;Column&quot;);IF([.B131]=0;&quot;{&quot;;&quot;&quot;)&amp;[.C131]&amp;&quot;:column[&quot;&amp;[.B131]&amp;&quot;]&quot;&amp;IF([.B132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1</text:p>
          </table:table-cell>
          <table:table-cell table:style-name="ce3" table:formula="of:=SUM([.B131];1)" office:value-type="float" office:value="4" calcext:value-type="float">
            <text:p>4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132]=0;[.C132]&lt;&gt;&quot;Column&quot;;[.C132]&lt;&gt;&quot;&quot;);&quot;LOAD CSV FROM &quot;&quot;file://&quot; &amp; [.A132] &amp; &quot;.csv&quot;&quot; as column create (n:&quot; &amp; [.A132] &amp; &quot; &quot;; &quot;&quot;) )">
            <text:p/>
          </table:table-cell>
          <table:table-cell table:formula="of:=IF(AND([.C132]&lt;&gt;&quot;&quot;;[.C132]&lt;&gt;&quot;Column&quot;);IF([.B132]=0;&quot;{&quot;;&quot;&quot;)&amp;[.C132]&amp;&quot;:column[&quot;&amp;[.B132]&amp;&quot;]&quot;&amp;IF([.B133]&lt;&gt;&quot;&quot;;&quot;,&quot;;&quot;})&quot;);&quot;&quot;)" office:value-type="string" office:string-value="itemid:column[4]," calcext:value-type="string">
            <text:p>itemid:column[4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1</text:p>
          </table:table-cell>
          <table:table-cell table:style-name="ce3" table:formula="of:=SUM([.B132];1)" office:value-type="float" office:value="5" calcext:value-type="float">
            <text:p>5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133]=0;[.C133]&lt;&gt;&quot;Column&quot;;[.C133]&lt;&gt;&quot;&quot;);&quot;LOAD CSV FROM &quot;&quot;file://&quot; &amp; [.A133] &amp; &quot;.csv&quot;&quot; as column create (n:&quot; &amp; [.A133] &amp; &quot; &quot;; &quot;&quot;) )">
            <text:p/>
          </table:table-cell>
          <table:table-cell table:formula="of:=IF(AND([.C133]&lt;&gt;&quot;&quot;;[.C133]&lt;&gt;&quot;Column&quot;);IF([.B133]=0;&quot;{&quot;;&quot;&quot;)&amp;[.C133]&amp;&quot;:column[&quot;&amp;[.B133]&amp;&quot;]&quot;&amp;IF([.B134]&lt;&gt;&quot;&quot;;&quot;,&quot;;&quot;})&quot;);&quot;&quot;)" office:value-type="string" office:string-value="charttime:column[5]," calcext:value-type="string">
            <text:p>charttime:column[5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1</text:p>
          </table:table-cell>
          <table:table-cell table:style-name="ce3" table:formula="of:=SUM([.B133];1)" office:value-type="float" office:value="6" calcext:value-type="float">
            <text:p>6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134]=0;[.C134]&lt;&gt;&quot;Column&quot;;[.C134]&lt;&gt;&quot;&quot;);&quot;LOAD CSV FROM &quot;&quot;file://&quot; &amp; [.A134] &amp; &quot;.csv&quot;&quot; as column create (n:&quot; &amp; [.A134] &amp; &quot; &quot;; &quot;&quot;) )">
            <text:p/>
          </table:table-cell>
          <table:table-cell table:formula="of:=IF(AND([.C134]&lt;&gt;&quot;&quot;;[.C134]&lt;&gt;&quot;Column&quot;);IF([.B134]=0;&quot;{&quot;;&quot;&quot;)&amp;[.C134]&amp;&quot;:column[&quot;&amp;[.B134]&amp;&quot;]&quot;&amp;IF([.B135]&lt;&gt;&quot;&quot;;&quot;,&quot;;&quot;})&quot;);&quot;&quot;)" office:value-type="string" office:string-value="storetime:column[6]," calcext:value-type="string">
            <text:p>storetime:column[6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1</text:p>
          </table:table-cell>
          <table:table-cell table:style-name="ce3" table:formula="of:=SUM([.B134];1)" office:value-type="float" office:value="7" calcext:value-type="float">
            <text:p>7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135]=0;[.C135]&lt;&gt;&quot;Column&quot;;[.C135]&lt;&gt;&quot;&quot;);&quot;LOAD CSV FROM &quot;&quot;file://&quot; &amp; [.A135] &amp; &quot;.csv&quot;&quot; as column create (n:&quot; &amp; [.A135] &amp; &quot; &quot;; &quot;&quot;) )">
            <text:p/>
          </table:table-cell>
          <table:table-cell table:formula="of:=IF(AND([.C135]&lt;&gt;&quot;&quot;;[.C135]&lt;&gt;&quot;Column&quot;);IF([.B135]=0;&quot;{&quot;;&quot;&quot;)&amp;[.C135]&amp;&quot;:column[&quot;&amp;[.B135]&amp;&quot;]&quot;&amp;IF([.B136]&lt;&gt;&quot;&quot;;&quot;,&quot;;&quot;})&quot;);&quot;&quot;)" office:value-type="string" office:string-value="cgid:column[7]," calcext:value-type="string">
            <text:p>cgid:column[7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1</text:p>
          </table:table-cell>
          <table:table-cell table:style-name="ce3" table:formula="of:=SUM([.B135];1)" office:value-type="float" office:value="8" calcext:value-type="float">
            <text:p>8</text:p>
          </table:table-cell>
          <table:table-cell table:style-name="ce6" office:value-type="string" calcext:value-type="string">
            <text:p>value</text:p>
          </table:table-cell>
          <table:table-cell table:style-name="ce11" table:formula="of:=LOWER( IF(AND([.B136]=0;[.C136]&lt;&gt;&quot;Column&quot;;[.C136]&lt;&gt;&quot;&quot;);&quot;LOAD CSV FROM &quot;&quot;file://&quot; &amp; [.A136] &amp; &quot;.csv&quot;&quot; as column create (n:&quot; &amp; [.A136] &amp; &quot; &quot;; &quot;&quot;) )">
            <text:p/>
          </table:table-cell>
          <table:table-cell table:formula="of:=IF(AND([.C136]&lt;&gt;&quot;&quot;;[.C136]&lt;&gt;&quot;Column&quot;);IF([.B136]=0;&quot;{&quot;;&quot;&quot;)&amp;[.C136]&amp;&quot;:column[&quot;&amp;[.B136]&amp;&quot;]&quot;&amp;IF([.B137]&lt;&gt;&quot;&quot;;&quot;,&quot;;&quot;})&quot;);&quot;&quot;)" office:value-type="string" office:string-value="value:column[8]," calcext:value-type="string">
            <text:p>value:column[8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1</text:p>
          </table:table-cell>
          <table:table-cell table:style-name="ce3" table:formula="of:=SUM([.B136];1)" office:value-type="float" office:value="9" calcext:value-type="float">
            <text:p>9</text:p>
          </table:table-cell>
          <table:table-cell table:style-name="ce6" office:value-type="string" calcext:value-type="string">
            <text:p>valuenum</text:p>
          </table:table-cell>
          <table:table-cell table:style-name="ce11" table:formula="of:=LOWER( IF(AND([.B137]=0;[.C137]&lt;&gt;&quot;Column&quot;;[.C137]&lt;&gt;&quot;&quot;);&quot;LOAD CSV FROM &quot;&quot;file://&quot; &amp; [.A137] &amp; &quot;.csv&quot;&quot; as column create (n:&quot; &amp; [.A137] &amp; &quot; &quot;; &quot;&quot;) )">
            <text:p/>
          </table:table-cell>
          <table:table-cell table:formula="of:=IF(AND([.C137]&lt;&gt;&quot;&quot;;[.C137]&lt;&gt;&quot;Column&quot;);IF([.B137]=0;&quot;{&quot;;&quot;&quot;)&amp;[.C137]&amp;&quot;:column[&quot;&amp;[.B137]&amp;&quot;]&quot;&amp;IF([.B138]&lt;&gt;&quot;&quot;;&quot;,&quot;;&quot;})&quot;);&quot;&quot;)" office:value-type="string" office:string-value="valuenum:column[9]," calcext:value-type="string">
            <text:p>valuenum:column[9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1</text:p>
          </table:table-cell>
          <table:table-cell table:style-name="ce3" table:formula="of:=SUM([.B137];1)" office:value-type="float" office:value="10" calcext:value-type="float">
            <text:p>10</text:p>
          </table:table-cell>
          <table:table-cell table:style-name="ce6" office:value-type="string" calcext:value-type="string">
            <text:p>valueuom</text:p>
          </table:table-cell>
          <table:table-cell table:style-name="ce11" table:formula="of:=LOWER( IF(AND([.B138]=0;[.C138]&lt;&gt;&quot;Column&quot;;[.C138]&lt;&gt;&quot;&quot;);&quot;LOAD CSV FROM &quot;&quot;file://&quot; &amp; [.A138] &amp; &quot;.csv&quot;&quot; as column create (n:&quot; &amp; [.A138] &amp; &quot; &quot;; &quot;&quot;) )">
            <text:p/>
          </table:table-cell>
          <table:table-cell table:formula="of:=IF(AND([.C138]&lt;&gt;&quot;&quot;;[.C138]&lt;&gt;&quot;Column&quot;);IF([.B138]=0;&quot;{&quot;;&quot;&quot;)&amp;[.C138]&amp;&quot;:column[&quot;&amp;[.B138]&amp;&quot;]&quot;&amp;IF([.B139]&lt;&gt;&quot;&quot;;&quot;,&quot;;&quot;})&quot;);&quot;&quot;)" office:value-type="string" office:string-value="valueuom:column[10]," calcext:value-type="string">
            <text:p>valueuom:column[1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1</text:p>
          </table:table-cell>
          <table:table-cell table:style-name="ce3" table:formula="of:=SUM([.B138];1)" office:value-type="float" office:value="11" calcext:value-type="float">
            <text:p>11</text:p>
          </table:table-cell>
          <table:table-cell table:style-name="ce6" office:value-type="string" calcext:value-type="string">
            <text:p>warning</text:p>
          </table:table-cell>
          <table:table-cell table:style-name="ce11" table:formula="of:=LOWER( IF(AND([.B139]=0;[.C139]&lt;&gt;&quot;Column&quot;;[.C139]&lt;&gt;&quot;&quot;);&quot;LOAD CSV FROM &quot;&quot;file://&quot; &amp; [.A139] &amp; &quot;.csv&quot;&quot; as column create (n:&quot; &amp; [.A139] &amp; &quot; &quot;; &quot;&quot;) )">
            <text:p/>
          </table:table-cell>
          <table:table-cell table:formula="of:=IF(AND([.C139]&lt;&gt;&quot;&quot;;[.C139]&lt;&gt;&quot;Column&quot;);IF([.B139]=0;&quot;{&quot;;&quot;&quot;)&amp;[.C139]&amp;&quot;:column[&quot;&amp;[.B139]&amp;&quot;]&quot;&amp;IF([.B140]&lt;&gt;&quot;&quot;;&quot;,&quot;;&quot;})&quot;);&quot;&quot;)" office:value-type="string" office:string-value="warning:column[11]," calcext:value-type="string">
            <text:p>warning:column[1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1</text:p>
          </table:table-cell>
          <table:table-cell table:style-name="ce3" table:formula="of:=SUM([.B139];1)" office:value-type="float" office:value="12" calcext:value-type="float">
            <text:p>12</text:p>
          </table:table-cell>
          <table:table-cell table:style-name="ce6" office:value-type="string" calcext:value-type="string">
            <text:p>error</text:p>
          </table:table-cell>
          <table:table-cell table:style-name="ce11" table:formula="of:=LOWER( IF(AND([.B140]=0;[.C140]&lt;&gt;&quot;Column&quot;;[.C140]&lt;&gt;&quot;&quot;);&quot;LOAD CSV FROM &quot;&quot;file://&quot; &amp; [.A140] &amp; &quot;.csv&quot;&quot; as column create (n:&quot; &amp; [.A140] &amp; &quot; &quot;; &quot;&quot;) )">
            <text:p/>
          </table:table-cell>
          <table:table-cell table:formula="of:=IF(AND([.C140]&lt;&gt;&quot;&quot;;[.C140]&lt;&gt;&quot;Column&quot;);IF([.B140]=0;&quot;{&quot;;&quot;&quot;)&amp;[.C140]&amp;&quot;:column[&quot;&amp;[.B140]&amp;&quot;]&quot;&amp;IF([.B141]&lt;&gt;&quot;&quot;;&quot;,&quot;;&quot;})&quot;);&quot;&quot;)" office:value-type="string" office:string-value="error:column[12]," calcext:value-type="string">
            <text:p>error:column[1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1</text:p>
          </table:table-cell>
          <table:table-cell table:style-name="ce3" table:formula="of:=SUM([.B140];1)" office:value-type="float" office:value="13" calcext:value-type="float">
            <text:p>13</text:p>
          </table:table-cell>
          <table:table-cell table:style-name="ce6" office:value-type="string" calcext:value-type="string">
            <text:p>resultstatus</text:p>
          </table:table-cell>
          <table:table-cell table:style-name="ce11" table:formula="of:=LOWER( IF(AND([.B141]=0;[.C141]&lt;&gt;&quot;Column&quot;;[.C141]&lt;&gt;&quot;&quot;);&quot;LOAD CSV FROM &quot;&quot;file://&quot; &amp; [.A141] &amp; &quot;.csv&quot;&quot; as column create (n:&quot; &amp; [.A141] &amp; &quot; &quot;; &quot;&quot;) )">
            <text:p/>
          </table:table-cell>
          <table:table-cell table:formula="of:=IF(AND([.C141]&lt;&gt;&quot;&quot;;[.C141]&lt;&gt;&quot;Column&quot;);IF([.B141]=0;&quot;{&quot;;&quot;&quot;)&amp;[.C141]&amp;&quot;:column[&quot;&amp;[.B141]&amp;&quot;]&quot;&amp;IF([.B142]&lt;&gt;&quot;&quot;;&quot;,&quot;;&quot;})&quot;);&quot;&quot;)" office:value-type="string" office:string-value="resultstatus:column[13]," calcext:value-type="string">
            <text:p>resultstatus:column[1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1</text:p>
          </table:table-cell>
          <table:table-cell table:style-name="ce3" table:formula="of:=SUM([.B141];1)" office:value-type="float" office:value="14" calcext:value-type="float">
            <text:p>14</text:p>
          </table:table-cell>
          <table:table-cell table:style-name="ce6" office:value-type="string" calcext:value-type="string">
            <text:p>stopped</text:p>
          </table:table-cell>
          <table:table-cell table:style-name="ce11" table:formula="of:=LOWER( IF(AND([.B142]=0;[.C142]&lt;&gt;&quot;Column&quot;;[.C142]&lt;&gt;&quot;&quot;);&quot;LOAD CSV FROM &quot;&quot;file://&quot; &amp; [.A142] &amp; &quot;.csv&quot;&quot; as column create (n:&quot; &amp; [.A142] &amp; &quot; &quot;; &quot;&quot;) )">
            <text:p/>
          </table:table-cell>
          <table:table-cell table:formula="of:=IF(AND([.C142]&lt;&gt;&quot;&quot;;[.C142]&lt;&gt;&quot;Column&quot;);IF([.B142]=0;&quot;{&quot;;&quot;&quot;)&amp;[.C142]&amp;&quot;:column[&quot;&amp;[.B142]&amp;&quot;]&quot;&amp;IF([.B143]&lt;&gt;&quot;&quot;;&quot;,&quot;;&quot;})&quot;);&quot;&quot;)" office:value-type="string" office:string-value="stopped:column[14]})" calcext:value-type="string">
            <text:p>stopped:column[14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43]=0;[.C143]&lt;&gt;&quot;Column&quot;;[.C143]&lt;&gt;&quot;&quot;);&quot;LOAD CSV FROM &quot;&quot;file://&quot; &amp; [.A143] &amp; &quot;.csv&quot;&quot; as column create (n:&quot; &amp; [.A143] &amp; &quot; &quot;; &quot;&quot;) )">
            <text:p/>
          </table:table-cell>
          <table:table-cell table:formula="of:=IF(AND([.C143]&lt;&gt;&quot;&quot;;[.C143]&lt;&gt;&quot;Column&quot;);IF([.B143]=0;&quot;{&quot;;&quot;&quot;)&amp;[.C143]&amp;&quot;:column[&quot;&amp;[.B143]&amp;&quot;]&quot;&amp;IF([.B14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44]=0;[.C144]&lt;&gt;&quot;Column&quot;;[.C144]&lt;&gt;&quot;&quot;);&quot;LOAD CSV FROM &quot;&quot;file://&quot; &amp; [.A144] &amp; &quot;.csv&quot;&quot; as column create (n:&quot; &amp; [.A144] &amp; &quot; &quot;; &quot;&quot;) )">
            <text:p/>
          </table:table-cell>
          <table:table-cell table:formula="of:=IF(AND([.C144]&lt;&gt;&quot;&quot;;[.C144]&lt;&gt;&quot;Column&quot;);IF([.B144]=0;&quot;{&quot;;&quot;&quot;)&amp;[.C144]&amp;&quot;:column[&quot;&amp;[.B144]&amp;&quot;]&quot;&amp;IF([.B14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45]=0;[.C145]&lt;&gt;&quot;Column&quot;;[.C145]&lt;&gt;&quot;&quot;);&quot;LOAD CSV FROM &quot;&quot;file://&quot; &amp; [.A145] &amp; &quot;.csv&quot;&quot; as column create (n:&quot; &amp; [.A145] &amp; &quot; &quot;; &quot;&quot;) )">
            <text:p/>
          </table:table-cell>
          <table:table-cell table:formula="of:=IF(AND([.C145]&lt;&gt;&quot;&quot;;[.C145]&lt;&gt;&quot;Column&quot;);IF([.B145]=0;&quot;{&quot;;&quot;&quot;)&amp;[.C145]&amp;&quot;:column[&quot;&amp;[.B145]&amp;&quot;]&quot;&amp;IF([.B14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46]=0;[.C146]&lt;&gt;&quot;Column&quot;;[.C146]&lt;&gt;&quot;&quot;);&quot;LOAD CSV FROM &quot;&quot;file://&quot; &amp; [.A146] &amp; &quot;.csv&quot;&quot; as column create (n:&quot; &amp; [.A146] &amp; &quot; &quot;; &quot;&quot;) )">
            <text:p/>
          </table:table-cell>
          <table:table-cell table:formula="of:=IF(AND([.C146]&lt;&gt;&quot;&quot;;[.C146]&lt;&gt;&quot;Column&quot;);IF([.B146]=0;&quot;{&quot;;&quot;&quot;)&amp;[.C146]&amp;&quot;:column[&quot;&amp;[.B146]&amp;&quot;]&quot;&amp;IF([.B14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47]=0;[.C147]&lt;&gt;&quot;Column&quot;;[.C147]&lt;&gt;&quot;&quot;);&quot;LOAD CSV FROM &quot;&quot;file://&quot; &amp; [.A147] &amp; &quot;.csv&quot;&quot; as column create (n:&quot; &amp; [.A147] &amp; &quot; &quot;; &quot;&quot;) )">
            <text:p/>
          </table:table-cell>
          <table:table-cell table:formula="of:=IF(AND([.C147]&lt;&gt;&quot;&quot;;[.C147]&lt;&gt;&quot;Column&quot;);IF([.B147]=0;&quot;{&quot;;&quot;&quot;)&amp;[.C147]&amp;&quot;:column[&quot;&amp;[.B147]&amp;&quot;]&quot;&amp;IF([.B14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48]=0;[.C148]&lt;&gt;&quot;Column&quot;;[.C148]&lt;&gt;&quot;&quot;);&quot;LOAD CSV FROM &quot;&quot;file://&quot; &amp; [.A148] &amp; &quot;.csv&quot;&quot; as column create (n:&quot; &amp; [.A148] &amp; &quot; &quot;; &quot;&quot;) )">
            <text:p/>
          </table:table-cell>
          <table:table-cell table:formula="of:=IF(AND([.C148]&lt;&gt;&quot;&quot;;[.C148]&lt;&gt;&quot;Column&quot;);IF([.B148]=0;&quot;{&quot;;&quot;&quot;)&amp;[.C148]&amp;&quot;:column[&quot;&amp;[.B148]&amp;&quot;]&quot;&amp;IF([.B14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olumn</text:p>
          </table:table-cell>
          <table:table-cell table:style-name="ce11" table:formula="of:=LOWER( IF(AND([.B149]=0;[.C149]&lt;&gt;&quot;Column&quot;;[.C149]&lt;&gt;&quot;&quot;);&quot;LOAD CSV FROM &quot;&quot;file://&quot; &amp; [.A149] &amp; &quot;.csv&quot;&quot; as column create (n:&quot; &amp; [.A149] &amp; &quot; &quot;; &quot;&quot;) )">
            <text:p/>
          </table:table-cell>
          <table:table-cell table:formula="of:=IF(AND([.C149]&lt;&gt;&quot;&quot;;[.C149]&lt;&gt;&quot;Column&quot;);IF([.B149]=0;&quot;{&quot;;&quot;&quot;)&amp;[.C149]&amp;&quot;:column[&quot;&amp;[.B149]&amp;&quot;]&quot;&amp;IF([.B15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150]=0;[.C150]&lt;&gt;&quot;Column&quot;;[.C150]&lt;&gt;&quot;&quot;);&quot;LOAD CSV FROM &quot;&quot;file://&quot; &amp; [.A150] &amp; &quot;.csv&quot;&quot; as column create (n:&quot; &amp; [.A150] &amp; &quot; &quot;; &quot;&quot;) )" office:value-type="string" office:string-value="load csv from &quot;file://chartevents_12.csv&quot; as column create (n:chartevents_12 " calcext:value-type="string">
            <text:p>load csv from "file://chartevents_12.csv" as column create (n:chartevents_12 </text:p>
          </table:table-cell>
          <table:table-cell table:formula="of:=IF(AND([.C150]&lt;&gt;&quot;&quot;;[.C150]&lt;&gt;&quot;Column&quot;);IF([.B150]=0;&quot;{&quot;;&quot;&quot;)&amp;[.C150]&amp;&quot;:column[&quot;&amp;[.B150]&amp;&quot;]&quot;&amp;IF([.B151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2</text:p>
          </table:table-cell>
          <table:table-cell table:style-name="ce3" table:formula="of:=SUM([.B150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151]=0;[.C151]&lt;&gt;&quot;Column&quot;;[.C151]&lt;&gt;&quot;&quot;);&quot;LOAD CSV FROM &quot;&quot;file://&quot; &amp; [.A151] &amp; &quot;.csv&quot;&quot; as column create (n:&quot; &amp; [.A151] &amp; &quot; &quot;; &quot;&quot;) )">
            <text:p/>
          </table:table-cell>
          <table:table-cell table:formula="of:=IF(AND([.C151]&lt;&gt;&quot;&quot;;[.C151]&lt;&gt;&quot;Column&quot;);IF([.B151]=0;&quot;{&quot;;&quot;&quot;)&amp;[.C151]&amp;&quot;:column[&quot;&amp;[.B151]&amp;&quot;]&quot;&amp;IF([.B152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2</text:p>
          </table:table-cell>
          <table:table-cell table:style-name="ce3" table:formula="of:=SUM([.B151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152]=0;[.C152]&lt;&gt;&quot;Column&quot;;[.C152]&lt;&gt;&quot;&quot;);&quot;LOAD CSV FROM &quot;&quot;file://&quot; &amp; [.A152] &amp; &quot;.csv&quot;&quot; as column create (n:&quot; &amp; [.A152] &amp; &quot; &quot;; &quot;&quot;) )">
            <text:p/>
          </table:table-cell>
          <table:table-cell table:formula="of:=IF(AND([.C152]&lt;&gt;&quot;&quot;;[.C152]&lt;&gt;&quot;Column&quot;);IF([.B152]=0;&quot;{&quot;;&quot;&quot;)&amp;[.C152]&amp;&quot;:column[&quot;&amp;[.B152]&amp;&quot;]&quot;&amp;IF([.B153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2</text:p>
          </table:table-cell>
          <table:table-cell table:style-name="ce3" table:formula="of:=SUM([.B152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153]=0;[.C153]&lt;&gt;&quot;Column&quot;;[.C153]&lt;&gt;&quot;&quot;);&quot;LOAD CSV FROM &quot;&quot;file://&quot; &amp; [.A153] &amp; &quot;.csv&quot;&quot; as column create (n:&quot; &amp; [.A153] &amp; &quot; &quot;; &quot;&quot;) )">
            <text:p/>
          </table:table-cell>
          <table:table-cell table:formula="of:=IF(AND([.C153]&lt;&gt;&quot;&quot;;[.C153]&lt;&gt;&quot;Column&quot;);IF([.B153]=0;&quot;{&quot;;&quot;&quot;)&amp;[.C153]&amp;&quot;:column[&quot;&amp;[.B153]&amp;&quot;]&quot;&amp;IF([.B154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2</text:p>
          </table:table-cell>
          <table:table-cell table:style-name="ce3" table:formula="of:=SUM([.B153];1)" office:value-type="float" office:value="4" calcext:value-type="float">
            <text:p>4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154]=0;[.C154]&lt;&gt;&quot;Column&quot;;[.C154]&lt;&gt;&quot;&quot;);&quot;LOAD CSV FROM &quot;&quot;file://&quot; &amp; [.A154] &amp; &quot;.csv&quot;&quot; as column create (n:&quot; &amp; [.A154] &amp; &quot; &quot;; &quot;&quot;) )">
            <text:p/>
          </table:table-cell>
          <table:table-cell table:formula="of:=IF(AND([.C154]&lt;&gt;&quot;&quot;;[.C154]&lt;&gt;&quot;Column&quot;);IF([.B154]=0;&quot;{&quot;;&quot;&quot;)&amp;[.C154]&amp;&quot;:column[&quot;&amp;[.B154]&amp;&quot;]&quot;&amp;IF([.B155]&lt;&gt;&quot;&quot;;&quot;,&quot;;&quot;})&quot;);&quot;&quot;)" office:value-type="string" office:string-value="itemid:column[4]," calcext:value-type="string">
            <text:p>itemid:column[4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2</text:p>
          </table:table-cell>
          <table:table-cell table:style-name="ce3" table:formula="of:=SUM([.B154];1)" office:value-type="float" office:value="5" calcext:value-type="float">
            <text:p>5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155]=0;[.C155]&lt;&gt;&quot;Column&quot;;[.C155]&lt;&gt;&quot;&quot;);&quot;LOAD CSV FROM &quot;&quot;file://&quot; &amp; [.A155] &amp; &quot;.csv&quot;&quot; as column create (n:&quot; &amp; [.A155] &amp; &quot; &quot;; &quot;&quot;) )">
            <text:p/>
          </table:table-cell>
          <table:table-cell table:formula="of:=IF(AND([.C155]&lt;&gt;&quot;&quot;;[.C155]&lt;&gt;&quot;Column&quot;);IF([.B155]=0;&quot;{&quot;;&quot;&quot;)&amp;[.C155]&amp;&quot;:column[&quot;&amp;[.B155]&amp;&quot;]&quot;&amp;IF([.B156]&lt;&gt;&quot;&quot;;&quot;,&quot;;&quot;})&quot;);&quot;&quot;)" office:value-type="string" office:string-value="charttime:column[5]," calcext:value-type="string">
            <text:p>charttime:column[5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2</text:p>
          </table:table-cell>
          <table:table-cell table:style-name="ce3" table:formula="of:=SUM([.B155];1)" office:value-type="float" office:value="6" calcext:value-type="float">
            <text:p>6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156]=0;[.C156]&lt;&gt;&quot;Column&quot;;[.C156]&lt;&gt;&quot;&quot;);&quot;LOAD CSV FROM &quot;&quot;file://&quot; &amp; [.A156] &amp; &quot;.csv&quot;&quot; as column create (n:&quot; &amp; [.A156] &amp; &quot; &quot;; &quot;&quot;) )">
            <text:p/>
          </table:table-cell>
          <table:table-cell table:formula="of:=IF(AND([.C156]&lt;&gt;&quot;&quot;;[.C156]&lt;&gt;&quot;Column&quot;);IF([.B156]=0;&quot;{&quot;;&quot;&quot;)&amp;[.C156]&amp;&quot;:column[&quot;&amp;[.B156]&amp;&quot;]&quot;&amp;IF([.B157]&lt;&gt;&quot;&quot;;&quot;,&quot;;&quot;})&quot;);&quot;&quot;)" office:value-type="string" office:string-value="storetime:column[6]," calcext:value-type="string">
            <text:p>storetime:column[6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2</text:p>
          </table:table-cell>
          <table:table-cell table:style-name="ce3" table:formula="of:=SUM([.B156];1)" office:value-type="float" office:value="7" calcext:value-type="float">
            <text:p>7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157]=0;[.C157]&lt;&gt;&quot;Column&quot;;[.C157]&lt;&gt;&quot;&quot;);&quot;LOAD CSV FROM &quot;&quot;file://&quot; &amp; [.A157] &amp; &quot;.csv&quot;&quot; as column create (n:&quot; &amp; [.A157] &amp; &quot; &quot;; &quot;&quot;) )">
            <text:p/>
          </table:table-cell>
          <table:table-cell table:formula="of:=IF(AND([.C157]&lt;&gt;&quot;&quot;;[.C157]&lt;&gt;&quot;Column&quot;);IF([.B157]=0;&quot;{&quot;;&quot;&quot;)&amp;[.C157]&amp;&quot;:column[&quot;&amp;[.B157]&amp;&quot;]&quot;&amp;IF([.B158]&lt;&gt;&quot;&quot;;&quot;,&quot;;&quot;})&quot;);&quot;&quot;)" office:value-type="string" office:string-value="cgid:column[7]," calcext:value-type="string">
            <text:p>cgid:column[7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2</text:p>
          </table:table-cell>
          <table:table-cell table:style-name="ce3" table:formula="of:=SUM([.B157];1)" office:value-type="float" office:value="8" calcext:value-type="float">
            <text:p>8</text:p>
          </table:table-cell>
          <table:table-cell table:style-name="ce6" office:value-type="string" calcext:value-type="string">
            <text:p>value</text:p>
          </table:table-cell>
          <table:table-cell table:style-name="ce11" table:formula="of:=LOWER( IF(AND([.B158]=0;[.C158]&lt;&gt;&quot;Column&quot;;[.C158]&lt;&gt;&quot;&quot;);&quot;LOAD CSV FROM &quot;&quot;file://&quot; &amp; [.A158] &amp; &quot;.csv&quot;&quot; as column create (n:&quot; &amp; [.A158] &amp; &quot; &quot;; &quot;&quot;) )">
            <text:p/>
          </table:table-cell>
          <table:table-cell table:formula="of:=IF(AND([.C158]&lt;&gt;&quot;&quot;;[.C158]&lt;&gt;&quot;Column&quot;);IF([.B158]=0;&quot;{&quot;;&quot;&quot;)&amp;[.C158]&amp;&quot;:column[&quot;&amp;[.B158]&amp;&quot;]&quot;&amp;IF([.B159]&lt;&gt;&quot;&quot;;&quot;,&quot;;&quot;})&quot;);&quot;&quot;)" office:value-type="string" office:string-value="value:column[8]," calcext:value-type="string">
            <text:p>value:column[8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2</text:p>
          </table:table-cell>
          <table:table-cell table:style-name="ce3" table:formula="of:=SUM([.B158];1)" office:value-type="float" office:value="9" calcext:value-type="float">
            <text:p>9</text:p>
          </table:table-cell>
          <table:table-cell table:style-name="ce6" office:value-type="string" calcext:value-type="string">
            <text:p>valuenum</text:p>
          </table:table-cell>
          <table:table-cell table:style-name="ce11" table:formula="of:=LOWER( IF(AND([.B159]=0;[.C159]&lt;&gt;&quot;Column&quot;;[.C159]&lt;&gt;&quot;&quot;);&quot;LOAD CSV FROM &quot;&quot;file://&quot; &amp; [.A159] &amp; &quot;.csv&quot;&quot; as column create (n:&quot; &amp; [.A159] &amp; &quot; &quot;; &quot;&quot;) )">
            <text:p/>
          </table:table-cell>
          <table:table-cell table:formula="of:=IF(AND([.C159]&lt;&gt;&quot;&quot;;[.C159]&lt;&gt;&quot;Column&quot;);IF([.B159]=0;&quot;{&quot;;&quot;&quot;)&amp;[.C159]&amp;&quot;:column[&quot;&amp;[.B159]&amp;&quot;]&quot;&amp;IF([.B160]&lt;&gt;&quot;&quot;;&quot;,&quot;;&quot;})&quot;);&quot;&quot;)" office:value-type="string" office:string-value="valuenum:column[9]," calcext:value-type="string">
            <text:p>valuenum:column[9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2</text:p>
          </table:table-cell>
          <table:table-cell table:style-name="ce3" table:formula="of:=SUM([.B159];1)" office:value-type="float" office:value="10" calcext:value-type="float">
            <text:p>10</text:p>
          </table:table-cell>
          <table:table-cell table:style-name="ce6" office:value-type="string" calcext:value-type="string">
            <text:p>valueuom</text:p>
          </table:table-cell>
          <table:table-cell table:style-name="ce11" table:formula="of:=LOWER( IF(AND([.B160]=0;[.C160]&lt;&gt;&quot;Column&quot;;[.C160]&lt;&gt;&quot;&quot;);&quot;LOAD CSV FROM &quot;&quot;file://&quot; &amp; [.A160] &amp; &quot;.csv&quot;&quot; as column create (n:&quot; &amp; [.A160] &amp; &quot; &quot;; &quot;&quot;) )">
            <text:p/>
          </table:table-cell>
          <table:table-cell table:formula="of:=IF(AND([.C160]&lt;&gt;&quot;&quot;;[.C160]&lt;&gt;&quot;Column&quot;);IF([.B160]=0;&quot;{&quot;;&quot;&quot;)&amp;[.C160]&amp;&quot;:column[&quot;&amp;[.B160]&amp;&quot;]&quot;&amp;IF([.B161]&lt;&gt;&quot;&quot;;&quot;,&quot;;&quot;})&quot;);&quot;&quot;)" office:value-type="string" office:string-value="valueuom:column[10]," calcext:value-type="string">
            <text:p>valueuom:column[1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2</text:p>
          </table:table-cell>
          <table:table-cell table:style-name="ce3" table:formula="of:=SUM([.B160];1)" office:value-type="float" office:value="11" calcext:value-type="float">
            <text:p>11</text:p>
          </table:table-cell>
          <table:table-cell table:style-name="ce6" office:value-type="string" calcext:value-type="string">
            <text:p>warning</text:p>
          </table:table-cell>
          <table:table-cell table:style-name="ce11" table:formula="of:=LOWER( IF(AND([.B161]=0;[.C161]&lt;&gt;&quot;Column&quot;;[.C161]&lt;&gt;&quot;&quot;);&quot;LOAD CSV FROM &quot;&quot;file://&quot; &amp; [.A161] &amp; &quot;.csv&quot;&quot; as column create (n:&quot; &amp; [.A161] &amp; &quot; &quot;; &quot;&quot;) )">
            <text:p/>
          </table:table-cell>
          <table:table-cell table:formula="of:=IF(AND([.C161]&lt;&gt;&quot;&quot;;[.C161]&lt;&gt;&quot;Column&quot;);IF([.B161]=0;&quot;{&quot;;&quot;&quot;)&amp;[.C161]&amp;&quot;:column[&quot;&amp;[.B161]&amp;&quot;]&quot;&amp;IF([.B162]&lt;&gt;&quot;&quot;;&quot;,&quot;;&quot;})&quot;);&quot;&quot;)" office:value-type="string" office:string-value="warning:column[11]," calcext:value-type="string">
            <text:p>warning:column[1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2</text:p>
          </table:table-cell>
          <table:table-cell table:style-name="ce3" table:formula="of:=SUM([.B161];1)" office:value-type="float" office:value="12" calcext:value-type="float">
            <text:p>12</text:p>
          </table:table-cell>
          <table:table-cell table:style-name="ce6" office:value-type="string" calcext:value-type="string">
            <text:p>error</text:p>
          </table:table-cell>
          <table:table-cell table:style-name="ce11" table:formula="of:=LOWER( IF(AND([.B162]=0;[.C162]&lt;&gt;&quot;Column&quot;;[.C162]&lt;&gt;&quot;&quot;);&quot;LOAD CSV FROM &quot;&quot;file://&quot; &amp; [.A162] &amp; &quot;.csv&quot;&quot; as column create (n:&quot; &amp; [.A162] &amp; &quot; &quot;; &quot;&quot;) )">
            <text:p/>
          </table:table-cell>
          <table:table-cell table:formula="of:=IF(AND([.C162]&lt;&gt;&quot;&quot;;[.C162]&lt;&gt;&quot;Column&quot;);IF([.B162]=0;&quot;{&quot;;&quot;&quot;)&amp;[.C162]&amp;&quot;:column[&quot;&amp;[.B162]&amp;&quot;]&quot;&amp;IF([.B163]&lt;&gt;&quot;&quot;;&quot;,&quot;;&quot;})&quot;);&quot;&quot;)" office:value-type="string" office:string-value="error:column[12]," calcext:value-type="string">
            <text:p>error:column[1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2</text:p>
          </table:table-cell>
          <table:table-cell table:style-name="ce3" table:formula="of:=SUM([.B162];1)" office:value-type="float" office:value="13" calcext:value-type="float">
            <text:p>13</text:p>
          </table:table-cell>
          <table:table-cell table:style-name="ce6" office:value-type="string" calcext:value-type="string">
            <text:p>resultstatus</text:p>
          </table:table-cell>
          <table:table-cell table:style-name="ce11" table:formula="of:=LOWER( IF(AND([.B163]=0;[.C163]&lt;&gt;&quot;Column&quot;;[.C163]&lt;&gt;&quot;&quot;);&quot;LOAD CSV FROM &quot;&quot;file://&quot; &amp; [.A163] &amp; &quot;.csv&quot;&quot; as column create (n:&quot; &amp; [.A163] &amp; &quot; &quot;; &quot;&quot;) )">
            <text:p/>
          </table:table-cell>
          <table:table-cell table:formula="of:=IF(AND([.C163]&lt;&gt;&quot;&quot;;[.C163]&lt;&gt;&quot;Column&quot;);IF([.B163]=0;&quot;{&quot;;&quot;&quot;)&amp;[.C163]&amp;&quot;:column[&quot;&amp;[.B163]&amp;&quot;]&quot;&amp;IF([.B164]&lt;&gt;&quot;&quot;;&quot;,&quot;;&quot;})&quot;);&quot;&quot;)" office:value-type="string" office:string-value="resultstatus:column[13]," calcext:value-type="string">
            <text:p>resultstatus:column[1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2</text:p>
          </table:table-cell>
          <table:table-cell table:style-name="ce3" table:formula="of:=SUM([.B163];1)" office:value-type="float" office:value="14" calcext:value-type="float">
            <text:p>14</text:p>
          </table:table-cell>
          <table:table-cell table:style-name="ce6" office:value-type="string" calcext:value-type="string">
            <text:p>stopped</text:p>
          </table:table-cell>
          <table:table-cell table:style-name="ce11" table:formula="of:=LOWER( IF(AND([.B164]=0;[.C164]&lt;&gt;&quot;Column&quot;;[.C164]&lt;&gt;&quot;&quot;);&quot;LOAD CSV FROM &quot;&quot;file://&quot; &amp; [.A164] &amp; &quot;.csv&quot;&quot; as column create (n:&quot; &amp; [.A164] &amp; &quot; &quot;; &quot;&quot;) )">
            <text:p/>
          </table:table-cell>
          <table:table-cell table:formula="of:=IF(AND([.C164]&lt;&gt;&quot;&quot;;[.C164]&lt;&gt;&quot;Column&quot;);IF([.B164]=0;&quot;{&quot;;&quot;&quot;)&amp;[.C164]&amp;&quot;:column[&quot;&amp;[.B164]&amp;&quot;]&quot;&amp;IF([.B165]&lt;&gt;&quot;&quot;;&quot;,&quot;;&quot;})&quot;);&quot;&quot;)" office:value-type="string" office:string-value="stopped:column[14]})" calcext:value-type="string">
            <text:p>stopped:column[14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65]=0;[.C165]&lt;&gt;&quot;Column&quot;;[.C165]&lt;&gt;&quot;&quot;);&quot;LOAD CSV FROM &quot;&quot;file://&quot; &amp; [.A165] &amp; &quot;.csv&quot;&quot; as column create (n:&quot; &amp; [.A165] &amp; &quot; &quot;; &quot;&quot;) )">
            <text:p/>
          </table:table-cell>
          <table:table-cell table:formula="of:=IF(AND([.C165]&lt;&gt;&quot;&quot;;[.C165]&lt;&gt;&quot;Column&quot;);IF([.B165]=0;&quot;{&quot;;&quot;&quot;)&amp;[.C165]&amp;&quot;:column[&quot;&amp;[.B165]&amp;&quot;]&quot;&amp;IF([.B16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66]=0;[.C166]&lt;&gt;&quot;Column&quot;;[.C166]&lt;&gt;&quot;&quot;);&quot;LOAD CSV FROM &quot;&quot;file://&quot; &amp; [.A166] &amp; &quot;.csv&quot;&quot; as column create (n:&quot; &amp; [.A166] &amp; &quot; &quot;; &quot;&quot;) )">
            <text:p/>
          </table:table-cell>
          <table:table-cell table:formula="of:=IF(AND([.C166]&lt;&gt;&quot;&quot;;[.C166]&lt;&gt;&quot;Column&quot;);IF([.B166]=0;&quot;{&quot;;&quot;&quot;)&amp;[.C166]&amp;&quot;:column[&quot;&amp;[.B166]&amp;&quot;]&quot;&amp;IF([.B16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67]=0;[.C167]&lt;&gt;&quot;Column&quot;;[.C167]&lt;&gt;&quot;&quot;);&quot;LOAD CSV FROM &quot;&quot;file://&quot; &amp; [.A167] &amp; &quot;.csv&quot;&quot; as column create (n:&quot; &amp; [.A167] &amp; &quot; &quot;; &quot;&quot;) )">
            <text:p/>
          </table:table-cell>
          <table:table-cell table:formula="of:=IF(AND([.C167]&lt;&gt;&quot;&quot;;[.C167]&lt;&gt;&quot;Column&quot;);IF([.B167]=0;&quot;{&quot;;&quot;&quot;)&amp;[.C167]&amp;&quot;:column[&quot;&amp;[.B167]&amp;&quot;]&quot;&amp;IF([.B16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68]=0;[.C168]&lt;&gt;&quot;Column&quot;;[.C168]&lt;&gt;&quot;&quot;);&quot;LOAD CSV FROM &quot;&quot;file://&quot; &amp; [.A168] &amp; &quot;.csv&quot;&quot; as column create (n:&quot; &amp; [.A168] &amp; &quot; &quot;; &quot;&quot;) )">
            <text:p/>
          </table:table-cell>
          <table:table-cell table:formula="of:=IF(AND([.C168]&lt;&gt;&quot;&quot;;[.C168]&lt;&gt;&quot;Column&quot;);IF([.B168]=0;&quot;{&quot;;&quot;&quot;)&amp;[.C168]&amp;&quot;:column[&quot;&amp;[.B168]&amp;&quot;]&quot;&amp;IF([.B16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69]=0;[.C169]&lt;&gt;&quot;Column&quot;;[.C169]&lt;&gt;&quot;&quot;);&quot;LOAD CSV FROM &quot;&quot;file://&quot; &amp; [.A169] &amp; &quot;.csv&quot;&quot; as column create (n:&quot; &amp; [.A169] &amp; &quot; &quot;; &quot;&quot;) )">
            <text:p/>
          </table:table-cell>
          <table:table-cell table:formula="of:=IF(AND([.C169]&lt;&gt;&quot;&quot;;[.C169]&lt;&gt;&quot;Column&quot;);IF([.B169]=0;&quot;{&quot;;&quot;&quot;)&amp;[.C169]&amp;&quot;:column[&quot;&amp;[.B169]&amp;&quot;]&quot;&amp;IF([.B17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70]=0;[.C170]&lt;&gt;&quot;Column&quot;;[.C170]&lt;&gt;&quot;&quot;);&quot;LOAD CSV FROM &quot;&quot;file://&quot; &amp; [.A170] &amp; &quot;.csv&quot;&quot; as column create (n:&quot; &amp; [.A170] &amp; &quot; &quot;; &quot;&quot;) )">
            <text:p/>
          </table:table-cell>
          <table:table-cell table:formula="of:=IF(AND([.C170]&lt;&gt;&quot;&quot;;[.C170]&lt;&gt;&quot;Column&quot;);IF([.B170]=0;&quot;{&quot;;&quot;&quot;)&amp;[.C170]&amp;&quot;:column[&quot;&amp;[.B170]&amp;&quot;]&quot;&amp;IF([.B17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olumn</text:p>
          </table:table-cell>
          <table:table-cell table:style-name="ce11" table:formula="of:=LOWER( IF(AND([.B171]=0;[.C171]&lt;&gt;&quot;Column&quot;;[.C171]&lt;&gt;&quot;&quot;);&quot;LOAD CSV FROM &quot;&quot;file://&quot; &amp; [.A171] &amp; &quot;.csv&quot;&quot; as column create (n:&quot; &amp; [.A171] &amp; &quot; &quot;; &quot;&quot;) )">
            <text:p/>
          </table:table-cell>
          <table:table-cell table:formula="of:=IF(AND([.C171]&lt;&gt;&quot;&quot;;[.C171]&lt;&gt;&quot;Column&quot;);IF([.B171]=0;&quot;{&quot;;&quot;&quot;)&amp;[.C171]&amp;&quot;:column[&quot;&amp;[.B171]&amp;&quot;]&quot;&amp;IF([.B17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172]=0;[.C172]&lt;&gt;&quot;Column&quot;;[.C172]&lt;&gt;&quot;&quot;);&quot;LOAD CSV FROM &quot;&quot;file://&quot; &amp; [.A172] &amp; &quot;.csv&quot;&quot; as column create (n:&quot; &amp; [.A172] &amp; &quot; &quot;; &quot;&quot;) )" office:value-type="string" office:string-value="load csv from &quot;file://chartevents_13.csv&quot; as column create (n:chartevents_13 " calcext:value-type="string">
            <text:p>load csv from "file://chartevents_13.csv" as column create (n:chartevents_13 </text:p>
          </table:table-cell>
          <table:table-cell table:formula="of:=IF(AND([.C172]&lt;&gt;&quot;&quot;;[.C172]&lt;&gt;&quot;Column&quot;);IF([.B172]=0;&quot;{&quot;;&quot;&quot;)&amp;[.C172]&amp;&quot;:column[&quot;&amp;[.B172]&amp;&quot;]&quot;&amp;IF([.B173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3</text:p>
          </table:table-cell>
          <table:table-cell table:style-name="ce3" table:formula="of:=SUM([.B172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173]=0;[.C173]&lt;&gt;&quot;Column&quot;;[.C173]&lt;&gt;&quot;&quot;);&quot;LOAD CSV FROM &quot;&quot;file://&quot; &amp; [.A173] &amp; &quot;.csv&quot;&quot; as column create (n:&quot; &amp; [.A173] &amp; &quot; &quot;; &quot;&quot;) )">
            <text:p/>
          </table:table-cell>
          <table:table-cell table:formula="of:=IF(AND([.C173]&lt;&gt;&quot;&quot;;[.C173]&lt;&gt;&quot;Column&quot;);IF([.B173]=0;&quot;{&quot;;&quot;&quot;)&amp;[.C173]&amp;&quot;:column[&quot;&amp;[.B173]&amp;&quot;]&quot;&amp;IF([.B174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3</text:p>
          </table:table-cell>
          <table:table-cell table:style-name="ce3" table:formula="of:=SUM([.B173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174]=0;[.C174]&lt;&gt;&quot;Column&quot;;[.C174]&lt;&gt;&quot;&quot;);&quot;LOAD CSV FROM &quot;&quot;file://&quot; &amp; [.A174] &amp; &quot;.csv&quot;&quot; as column create (n:&quot; &amp; [.A174] &amp; &quot; &quot;; &quot;&quot;) )">
            <text:p/>
          </table:table-cell>
          <table:table-cell table:formula="of:=IF(AND([.C174]&lt;&gt;&quot;&quot;;[.C174]&lt;&gt;&quot;Column&quot;);IF([.B174]=0;&quot;{&quot;;&quot;&quot;)&amp;[.C174]&amp;&quot;:column[&quot;&amp;[.B174]&amp;&quot;]&quot;&amp;IF([.B175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3</text:p>
          </table:table-cell>
          <table:table-cell table:style-name="ce3" table:formula="of:=SUM([.B174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175]=0;[.C175]&lt;&gt;&quot;Column&quot;;[.C175]&lt;&gt;&quot;&quot;);&quot;LOAD CSV FROM &quot;&quot;file://&quot; &amp; [.A175] &amp; &quot;.csv&quot;&quot; as column create (n:&quot; &amp; [.A175] &amp; &quot; &quot;; &quot;&quot;) )">
            <text:p/>
          </table:table-cell>
          <table:table-cell table:formula="of:=IF(AND([.C175]&lt;&gt;&quot;&quot;;[.C175]&lt;&gt;&quot;Column&quot;);IF([.B175]=0;&quot;{&quot;;&quot;&quot;)&amp;[.C175]&amp;&quot;:column[&quot;&amp;[.B175]&amp;&quot;]&quot;&amp;IF([.B176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3</text:p>
          </table:table-cell>
          <table:table-cell table:style-name="ce3" table:formula="of:=SUM([.B175];1)" office:value-type="float" office:value="4" calcext:value-type="float">
            <text:p>4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176]=0;[.C176]&lt;&gt;&quot;Column&quot;;[.C176]&lt;&gt;&quot;&quot;);&quot;LOAD CSV FROM &quot;&quot;file://&quot; &amp; [.A176] &amp; &quot;.csv&quot;&quot; as column create (n:&quot; &amp; [.A176] &amp; &quot; &quot;; &quot;&quot;) )">
            <text:p/>
          </table:table-cell>
          <table:table-cell table:formula="of:=IF(AND([.C176]&lt;&gt;&quot;&quot;;[.C176]&lt;&gt;&quot;Column&quot;);IF([.B176]=0;&quot;{&quot;;&quot;&quot;)&amp;[.C176]&amp;&quot;:column[&quot;&amp;[.B176]&amp;&quot;]&quot;&amp;IF([.B177]&lt;&gt;&quot;&quot;;&quot;,&quot;;&quot;})&quot;);&quot;&quot;)" office:value-type="string" office:string-value="itemid:column[4]," calcext:value-type="string">
            <text:p>itemid:column[4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3</text:p>
          </table:table-cell>
          <table:table-cell table:style-name="ce3" table:formula="of:=SUM([.B176];1)" office:value-type="float" office:value="5" calcext:value-type="float">
            <text:p>5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177]=0;[.C177]&lt;&gt;&quot;Column&quot;;[.C177]&lt;&gt;&quot;&quot;);&quot;LOAD CSV FROM &quot;&quot;file://&quot; &amp; [.A177] &amp; &quot;.csv&quot;&quot; as column create (n:&quot; &amp; [.A177] &amp; &quot; &quot;; &quot;&quot;) )">
            <text:p/>
          </table:table-cell>
          <table:table-cell table:formula="of:=IF(AND([.C177]&lt;&gt;&quot;&quot;;[.C177]&lt;&gt;&quot;Column&quot;);IF([.B177]=0;&quot;{&quot;;&quot;&quot;)&amp;[.C177]&amp;&quot;:column[&quot;&amp;[.B177]&amp;&quot;]&quot;&amp;IF([.B178]&lt;&gt;&quot;&quot;;&quot;,&quot;;&quot;})&quot;);&quot;&quot;)" office:value-type="string" office:string-value="charttime:column[5]," calcext:value-type="string">
            <text:p>charttime:column[5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3</text:p>
          </table:table-cell>
          <table:table-cell table:style-name="ce3" table:formula="of:=SUM([.B177];1)" office:value-type="float" office:value="6" calcext:value-type="float">
            <text:p>6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178]=0;[.C178]&lt;&gt;&quot;Column&quot;;[.C178]&lt;&gt;&quot;&quot;);&quot;LOAD CSV FROM &quot;&quot;file://&quot; &amp; [.A178] &amp; &quot;.csv&quot;&quot; as column create (n:&quot; &amp; [.A178] &amp; &quot; &quot;; &quot;&quot;) )">
            <text:p/>
          </table:table-cell>
          <table:table-cell table:formula="of:=IF(AND([.C178]&lt;&gt;&quot;&quot;;[.C178]&lt;&gt;&quot;Column&quot;);IF([.B178]=0;&quot;{&quot;;&quot;&quot;)&amp;[.C178]&amp;&quot;:column[&quot;&amp;[.B178]&amp;&quot;]&quot;&amp;IF([.B179]&lt;&gt;&quot;&quot;;&quot;,&quot;;&quot;})&quot;);&quot;&quot;)" office:value-type="string" office:string-value="storetime:column[6]," calcext:value-type="string">
            <text:p>storetime:column[6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3</text:p>
          </table:table-cell>
          <table:table-cell table:style-name="ce3" table:formula="of:=SUM([.B178];1)" office:value-type="float" office:value="7" calcext:value-type="float">
            <text:p>7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179]=0;[.C179]&lt;&gt;&quot;Column&quot;;[.C179]&lt;&gt;&quot;&quot;);&quot;LOAD CSV FROM &quot;&quot;file://&quot; &amp; [.A179] &amp; &quot;.csv&quot;&quot; as column create (n:&quot; &amp; [.A179] &amp; &quot; &quot;; &quot;&quot;) )">
            <text:p/>
          </table:table-cell>
          <table:table-cell table:formula="of:=IF(AND([.C179]&lt;&gt;&quot;&quot;;[.C179]&lt;&gt;&quot;Column&quot;);IF([.B179]=0;&quot;{&quot;;&quot;&quot;)&amp;[.C179]&amp;&quot;:column[&quot;&amp;[.B179]&amp;&quot;]&quot;&amp;IF([.B180]&lt;&gt;&quot;&quot;;&quot;,&quot;;&quot;})&quot;);&quot;&quot;)" office:value-type="string" office:string-value="cgid:column[7]," calcext:value-type="string">
            <text:p>cgid:column[7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3</text:p>
          </table:table-cell>
          <table:table-cell table:style-name="ce3" table:formula="of:=SUM([.B179];1)" office:value-type="float" office:value="8" calcext:value-type="float">
            <text:p>8</text:p>
          </table:table-cell>
          <table:table-cell table:style-name="ce6" office:value-type="string" calcext:value-type="string">
            <text:p>value</text:p>
          </table:table-cell>
          <table:table-cell table:style-name="ce11" table:formula="of:=LOWER( IF(AND([.B180]=0;[.C180]&lt;&gt;&quot;Column&quot;;[.C180]&lt;&gt;&quot;&quot;);&quot;LOAD CSV FROM &quot;&quot;file://&quot; &amp; [.A180] &amp; &quot;.csv&quot;&quot; as column create (n:&quot; &amp; [.A180] &amp; &quot; &quot;; &quot;&quot;) )">
            <text:p/>
          </table:table-cell>
          <table:table-cell table:formula="of:=IF(AND([.C180]&lt;&gt;&quot;&quot;;[.C180]&lt;&gt;&quot;Column&quot;);IF([.B180]=0;&quot;{&quot;;&quot;&quot;)&amp;[.C180]&amp;&quot;:column[&quot;&amp;[.B180]&amp;&quot;]&quot;&amp;IF([.B181]&lt;&gt;&quot;&quot;;&quot;,&quot;;&quot;})&quot;);&quot;&quot;)" office:value-type="string" office:string-value="value:column[8]," calcext:value-type="string">
            <text:p>value:column[8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3</text:p>
          </table:table-cell>
          <table:table-cell table:style-name="ce3" table:formula="of:=SUM([.B180];1)" office:value-type="float" office:value="9" calcext:value-type="float">
            <text:p>9</text:p>
          </table:table-cell>
          <table:table-cell table:style-name="ce6" office:value-type="string" calcext:value-type="string">
            <text:p>valuenum</text:p>
          </table:table-cell>
          <table:table-cell table:style-name="ce11" table:formula="of:=LOWER( IF(AND([.B181]=0;[.C181]&lt;&gt;&quot;Column&quot;;[.C181]&lt;&gt;&quot;&quot;);&quot;LOAD CSV FROM &quot;&quot;file://&quot; &amp; [.A181] &amp; &quot;.csv&quot;&quot; as column create (n:&quot; &amp; [.A181] &amp; &quot; &quot;; &quot;&quot;) )">
            <text:p/>
          </table:table-cell>
          <table:table-cell table:formula="of:=IF(AND([.C181]&lt;&gt;&quot;&quot;;[.C181]&lt;&gt;&quot;Column&quot;);IF([.B181]=0;&quot;{&quot;;&quot;&quot;)&amp;[.C181]&amp;&quot;:column[&quot;&amp;[.B181]&amp;&quot;]&quot;&amp;IF([.B182]&lt;&gt;&quot;&quot;;&quot;,&quot;;&quot;})&quot;);&quot;&quot;)" office:value-type="string" office:string-value="valuenum:column[9]," calcext:value-type="string">
            <text:p>valuenum:column[9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3</text:p>
          </table:table-cell>
          <table:table-cell table:style-name="ce3" table:formula="of:=SUM([.B181];1)" office:value-type="float" office:value="10" calcext:value-type="float">
            <text:p>10</text:p>
          </table:table-cell>
          <table:table-cell table:style-name="ce6" office:value-type="string" calcext:value-type="string">
            <text:p>valueuom</text:p>
          </table:table-cell>
          <table:table-cell table:style-name="ce11" table:formula="of:=LOWER( IF(AND([.B182]=0;[.C182]&lt;&gt;&quot;Column&quot;;[.C182]&lt;&gt;&quot;&quot;);&quot;LOAD CSV FROM &quot;&quot;file://&quot; &amp; [.A182] &amp; &quot;.csv&quot;&quot; as column create (n:&quot; &amp; [.A182] &amp; &quot; &quot;; &quot;&quot;) )">
            <text:p/>
          </table:table-cell>
          <table:table-cell table:formula="of:=IF(AND([.C182]&lt;&gt;&quot;&quot;;[.C182]&lt;&gt;&quot;Column&quot;);IF([.B182]=0;&quot;{&quot;;&quot;&quot;)&amp;[.C182]&amp;&quot;:column[&quot;&amp;[.B182]&amp;&quot;]&quot;&amp;IF([.B183]&lt;&gt;&quot;&quot;;&quot;,&quot;;&quot;})&quot;);&quot;&quot;)" office:value-type="string" office:string-value="valueuom:column[10]," calcext:value-type="string">
            <text:p>valueuom:column[1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3</text:p>
          </table:table-cell>
          <table:table-cell table:style-name="ce3" table:formula="of:=SUM([.B182];1)" office:value-type="float" office:value="11" calcext:value-type="float">
            <text:p>11</text:p>
          </table:table-cell>
          <table:table-cell table:style-name="ce6" office:value-type="string" calcext:value-type="string">
            <text:p>warning</text:p>
          </table:table-cell>
          <table:table-cell table:style-name="ce11" table:formula="of:=LOWER( IF(AND([.B183]=0;[.C183]&lt;&gt;&quot;Column&quot;;[.C183]&lt;&gt;&quot;&quot;);&quot;LOAD CSV FROM &quot;&quot;file://&quot; &amp; [.A183] &amp; &quot;.csv&quot;&quot; as column create (n:&quot; &amp; [.A183] &amp; &quot; &quot;; &quot;&quot;) )">
            <text:p/>
          </table:table-cell>
          <table:table-cell table:formula="of:=IF(AND([.C183]&lt;&gt;&quot;&quot;;[.C183]&lt;&gt;&quot;Column&quot;);IF([.B183]=0;&quot;{&quot;;&quot;&quot;)&amp;[.C183]&amp;&quot;:column[&quot;&amp;[.B183]&amp;&quot;]&quot;&amp;IF([.B184]&lt;&gt;&quot;&quot;;&quot;,&quot;;&quot;})&quot;);&quot;&quot;)" office:value-type="string" office:string-value="warning:column[11]," calcext:value-type="string">
            <text:p>warning:column[1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3</text:p>
          </table:table-cell>
          <table:table-cell table:style-name="ce3" table:formula="of:=SUM([.B183];1)" office:value-type="float" office:value="12" calcext:value-type="float">
            <text:p>12</text:p>
          </table:table-cell>
          <table:table-cell table:style-name="ce6" office:value-type="string" calcext:value-type="string">
            <text:p>error</text:p>
          </table:table-cell>
          <table:table-cell table:style-name="ce11" table:formula="of:=LOWER( IF(AND([.B184]=0;[.C184]&lt;&gt;&quot;Column&quot;;[.C184]&lt;&gt;&quot;&quot;);&quot;LOAD CSV FROM &quot;&quot;file://&quot; &amp; [.A184] &amp; &quot;.csv&quot;&quot; as column create (n:&quot; &amp; [.A184] &amp; &quot; &quot;; &quot;&quot;) )">
            <text:p/>
          </table:table-cell>
          <table:table-cell table:formula="of:=IF(AND([.C184]&lt;&gt;&quot;&quot;;[.C184]&lt;&gt;&quot;Column&quot;);IF([.B184]=0;&quot;{&quot;;&quot;&quot;)&amp;[.C184]&amp;&quot;:column[&quot;&amp;[.B184]&amp;&quot;]&quot;&amp;IF([.B185]&lt;&gt;&quot;&quot;;&quot;,&quot;;&quot;})&quot;);&quot;&quot;)" office:value-type="string" office:string-value="error:column[12]," calcext:value-type="string">
            <text:p>error:column[1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3</text:p>
          </table:table-cell>
          <table:table-cell table:style-name="ce3" table:formula="of:=SUM([.B184];1)" office:value-type="float" office:value="13" calcext:value-type="float">
            <text:p>13</text:p>
          </table:table-cell>
          <table:table-cell table:style-name="ce6" office:value-type="string" calcext:value-type="string">
            <text:p>resultstatus</text:p>
          </table:table-cell>
          <table:table-cell table:style-name="ce11" table:formula="of:=LOWER( IF(AND([.B185]=0;[.C185]&lt;&gt;&quot;Column&quot;;[.C185]&lt;&gt;&quot;&quot;);&quot;LOAD CSV FROM &quot;&quot;file://&quot; &amp; [.A185] &amp; &quot;.csv&quot;&quot; as column create (n:&quot; &amp; [.A185] &amp; &quot; &quot;; &quot;&quot;) )">
            <text:p/>
          </table:table-cell>
          <table:table-cell table:formula="of:=IF(AND([.C185]&lt;&gt;&quot;&quot;;[.C185]&lt;&gt;&quot;Column&quot;);IF([.B185]=0;&quot;{&quot;;&quot;&quot;)&amp;[.C185]&amp;&quot;:column[&quot;&amp;[.B185]&amp;&quot;]&quot;&amp;IF([.B186]&lt;&gt;&quot;&quot;;&quot;,&quot;;&quot;})&quot;);&quot;&quot;)" office:value-type="string" office:string-value="resultstatus:column[13]," calcext:value-type="string">
            <text:p>resultstatus:column[1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tevents_13</text:p>
          </table:table-cell>
          <table:table-cell table:style-name="ce3" table:formula="of:=SUM([.B185];1)" office:value-type="float" office:value="14" calcext:value-type="float">
            <text:p>14</text:p>
          </table:table-cell>
          <table:table-cell table:style-name="ce6" office:value-type="string" calcext:value-type="string">
            <text:p>stopped</text:p>
          </table:table-cell>
          <table:table-cell table:style-name="ce11" table:formula="of:=LOWER( IF(AND([.B186]=0;[.C186]&lt;&gt;&quot;Column&quot;;[.C186]&lt;&gt;&quot;&quot;);&quot;LOAD CSV FROM &quot;&quot;file://&quot; &amp; [.A186] &amp; &quot;.csv&quot;&quot; as column create (n:&quot; &amp; [.A186] &amp; &quot; &quot;; &quot;&quot;) )">
            <text:p/>
          </table:table-cell>
          <table:table-cell table:formula="of:=IF(AND([.C186]&lt;&gt;&quot;&quot;;[.C186]&lt;&gt;&quot;Column&quot;);IF([.B186]=0;&quot;{&quot;;&quot;&quot;)&amp;[.C186]&amp;&quot;:column[&quot;&amp;[.B186]&amp;&quot;]&quot;&amp;IF([.B187]&lt;&gt;&quot;&quot;;&quot;,&quot;;&quot;})&quot;);&quot;&quot;)" office:value-type="string" office:string-value="stopped:column[14]})" calcext:value-type="string">
            <text:p>stopped:column[14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87]=0;[.C187]&lt;&gt;&quot;Column&quot;;[.C187]&lt;&gt;&quot;&quot;);&quot;LOAD CSV FROM &quot;&quot;file://&quot; &amp; [.A187] &amp; &quot;.csv&quot;&quot; as column create (n:&quot; &amp; [.A187] &amp; &quot; &quot;; &quot;&quot;) )">
            <text:p/>
          </table:table-cell>
          <table:table-cell table:formula="of:=IF(AND([.C187]&lt;&gt;&quot;&quot;;[.C187]&lt;&gt;&quot;Column&quot;);IF([.B187]=0;&quot;{&quot;;&quot;&quot;)&amp;[.C187]&amp;&quot;:column[&quot;&amp;[.B187]&amp;&quot;]&quot;&amp;IF([.B18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88]=0;[.C188]&lt;&gt;&quot;Column&quot;;[.C188]&lt;&gt;&quot;&quot;);&quot;LOAD CSV FROM &quot;&quot;file://&quot; &amp; [.A188] &amp; &quot;.csv&quot;&quot; as column create (n:&quot; &amp; [.A188] &amp; &quot; &quot;; &quot;&quot;) )">
            <text:p/>
          </table:table-cell>
          <table:table-cell table:formula="of:=IF(AND([.C188]&lt;&gt;&quot;&quot;;[.C188]&lt;&gt;&quot;Column&quot;);IF([.B188]=0;&quot;{&quot;;&quot;&quot;)&amp;[.C188]&amp;&quot;:column[&quot;&amp;[.B188]&amp;&quot;]&quot;&amp;IF([.B18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89]=0;[.C189]&lt;&gt;&quot;Column&quot;;[.C189]&lt;&gt;&quot;&quot;);&quot;LOAD CSV FROM &quot;&quot;file://&quot; &amp; [.A189] &amp; &quot;.csv&quot;&quot; as column create (n:&quot; &amp; [.A189] &amp; &quot; &quot;; &quot;&quot;) )">
            <text:p/>
          </table:table-cell>
          <table:table-cell table:formula="of:=IF(AND([.C189]&lt;&gt;&quot;&quot;;[.C189]&lt;&gt;&quot;Column&quot;);IF([.B189]=0;&quot;{&quot;;&quot;&quot;)&amp;[.C189]&amp;&quot;:column[&quot;&amp;[.B189]&amp;&quot;]&quot;&amp;IF([.B19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90]=0;[.C190]&lt;&gt;&quot;Column&quot;;[.C190]&lt;&gt;&quot;&quot;);&quot;LOAD CSV FROM &quot;&quot;file://&quot; &amp; [.A190] &amp; &quot;.csv&quot;&quot; as column create (n:&quot; &amp; [.A190] &amp; &quot; &quot;; &quot;&quot;) )">
            <text:p/>
          </table:table-cell>
          <table:table-cell table:formula="of:=IF(AND([.C190]&lt;&gt;&quot;&quot;;[.C190]&lt;&gt;&quot;Column&quot;);IF([.B190]=0;&quot;{&quot;;&quot;&quot;)&amp;[.C190]&amp;&quot;:column[&quot;&amp;[.B190]&amp;&quot;]&quot;&amp;IF([.B19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191]=0;[.C191]&lt;&gt;&quot;Column&quot;;[.C191]&lt;&gt;&quot;&quot;);&quot;LOAD CSV FROM &quot;&quot;file://&quot; &amp; [.A191] &amp; &quot;.csv&quot;&quot; as column create (n:&quot; &amp; [.A191] &amp; &quot; &quot;; &quot;&quot;) )">
            <text:p/>
          </table:table-cell>
          <table:table-cell table:formula="of:=IF(AND([.C191]&lt;&gt;&quot;&quot;;[.C191]&lt;&gt;&quot;Column&quot;);IF([.B191]=0;&quot;{&quot;;&quot;&quot;)&amp;[.C191]&amp;&quot;:column[&quot;&amp;[.B191]&amp;&quot;]&quot;&amp;IF([.B19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olumn</text:p>
          </table:table-cell>
          <table:table-cell table:style-name="ce11" table:formula="of:=LOWER( IF(AND([.B192]=0;[.C192]&lt;&gt;&quot;Column&quot;;[.C192]&lt;&gt;&quot;&quot;);&quot;LOAD CSV FROM &quot;&quot;file://&quot; &amp; [.A192] &amp; &quot;.csv&quot;&quot; as column create (n:&quot; &amp; [.A192] &amp; &quot; &quot;; &quot;&quot;) )">
            <text:p/>
          </table:table-cell>
          <table:table-cell table:formula="of:=IF(AND([.C192]&lt;&gt;&quot;&quot;;[.C192]&lt;&gt;&quot;Column&quot;);IF([.B192]=0;&quot;{&quot;;&quot;&quot;)&amp;[.C192]&amp;&quot;:column[&quot;&amp;[.B192]&amp;&quot;]&quot;&amp;IF([.B19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1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193]=0;[.C193]&lt;&gt;&quot;Column&quot;;[.C193]&lt;&gt;&quot;&quot;);&quot;LOAD CSV FROM &quot;&quot;file://&quot; &amp; [.A193] &amp; &quot;.csv&quot;&quot; as column create (n:&quot; &amp; [.A193] &amp; &quot; &quot;; &quot;&quot;) )" office:value-type="string" office:string-value="load csv from &quot;file://chartevents_14.csv&quot; as column create (n:chartevents_14 " calcext:value-type="string">
            <text:p>load csv from "file://chartevents_14.csv" as column create (n:chartevents_14 </text:p>
          </table:table-cell>
          <table:table-cell table:formula="of:=IF(AND([.C193]&lt;&gt;&quot;&quot;;[.C193]&lt;&gt;&quot;Column&quot;);IF([.B193]=0;&quot;{&quot;;&quot;&quot;)&amp;[.C193]&amp;&quot;:column[&quot;&amp;[.B193]&amp;&quot;]&quot;&amp;IF([.B194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14</text:p>
          </table:table-cell>
          <table:table-cell table:style-name="ce3" table:formula="of:=SUM([.B193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194]=0;[.C194]&lt;&gt;&quot;Column&quot;;[.C194]&lt;&gt;&quot;&quot;);&quot;LOAD CSV FROM &quot;&quot;file://&quot; &amp; [.A194] &amp; &quot;.csv&quot;&quot; as column create (n:&quot; &amp; [.A194] &amp; &quot; &quot;; &quot;&quot;) )">
            <text:p/>
          </table:table-cell>
          <table:table-cell table:formula="of:=IF(AND([.C194]&lt;&gt;&quot;&quot;;[.C194]&lt;&gt;&quot;Column&quot;);IF([.B194]=0;&quot;{&quot;;&quot;&quot;)&amp;[.C194]&amp;&quot;:column[&quot;&amp;[.B194]&amp;&quot;]&quot;&amp;IF([.B195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14</text:p>
          </table:table-cell>
          <table:table-cell table:style-name="ce3" table:formula="of:=SUM([.B194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195]=0;[.C195]&lt;&gt;&quot;Column&quot;;[.C195]&lt;&gt;&quot;&quot;);&quot;LOAD CSV FROM &quot;&quot;file://&quot; &amp; [.A195] &amp; &quot;.csv&quot;&quot; as column create (n:&quot; &amp; [.A195] &amp; &quot; &quot;; &quot;&quot;) )">
            <text:p/>
          </table:table-cell>
          <table:table-cell table:formula="of:=IF(AND([.C195]&lt;&gt;&quot;&quot;;[.C195]&lt;&gt;&quot;Column&quot;);IF([.B195]=0;&quot;{&quot;;&quot;&quot;)&amp;[.C195]&amp;&quot;:column[&quot;&amp;[.B195]&amp;&quot;]&quot;&amp;IF([.B196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14</text:p>
          </table:table-cell>
          <table:table-cell table:style-name="ce3" table:formula="of:=SUM([.B195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196]=0;[.C196]&lt;&gt;&quot;Column&quot;;[.C196]&lt;&gt;&quot;&quot;);&quot;LOAD CSV FROM &quot;&quot;file://&quot; &amp; [.A196] &amp; &quot;.csv&quot;&quot; as column create (n:&quot; &amp; [.A196] &amp; &quot; &quot;; &quot;&quot;) )">
            <text:p/>
          </table:table-cell>
          <table:table-cell table:formula="of:=IF(AND([.C196]&lt;&gt;&quot;&quot;;[.C196]&lt;&gt;&quot;Column&quot;);IF([.B196]=0;&quot;{&quot;;&quot;&quot;)&amp;[.C196]&amp;&quot;:column[&quot;&amp;[.B196]&amp;&quot;]&quot;&amp;IF([.B197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14</text:p>
          </table:table-cell>
          <table:table-cell table:style-name="ce3" table:formula="of:=SUM([.B196];1)" office:value-type="float" office:value="4" calcext:value-type="float">
            <text:p>4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197]=0;[.C197]&lt;&gt;&quot;Column&quot;;[.C197]&lt;&gt;&quot;&quot;);&quot;LOAD CSV FROM &quot;&quot;file://&quot; &amp; [.A197] &amp; &quot;.csv&quot;&quot; as column create (n:&quot; &amp; [.A197] &amp; &quot; &quot;; &quot;&quot;) )">
            <text:p/>
          </table:table-cell>
          <table:table-cell table:formula="of:=IF(AND([.C197]&lt;&gt;&quot;&quot;;[.C197]&lt;&gt;&quot;Column&quot;);IF([.B197]=0;&quot;{&quot;;&quot;&quot;)&amp;[.C197]&amp;&quot;:column[&quot;&amp;[.B197]&amp;&quot;]&quot;&amp;IF([.B198]&lt;&gt;&quot;&quot;;&quot;,&quot;;&quot;})&quot;);&quot;&quot;)" office:value-type="string" office:string-value="itemid:column[4]," calcext:value-type="string">
            <text:p>itemid:column[4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14</text:p>
          </table:table-cell>
          <table:table-cell table:style-name="ce3" table:formula="of:=SUM([.B197];1)" office:value-type="float" office:value="5" calcext:value-type="float">
            <text:p>5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198]=0;[.C198]&lt;&gt;&quot;Column&quot;;[.C198]&lt;&gt;&quot;&quot;);&quot;LOAD CSV FROM &quot;&quot;file://&quot; &amp; [.A198] &amp; &quot;.csv&quot;&quot; as column create (n:&quot; &amp; [.A198] &amp; &quot; &quot;; &quot;&quot;) )">
            <text:p/>
          </table:table-cell>
          <table:table-cell table:formula="of:=IF(AND([.C198]&lt;&gt;&quot;&quot;;[.C198]&lt;&gt;&quot;Column&quot;);IF([.B198]=0;&quot;{&quot;;&quot;&quot;)&amp;[.C198]&amp;&quot;:column[&quot;&amp;[.B198]&amp;&quot;]&quot;&amp;IF([.B199]&lt;&gt;&quot;&quot;;&quot;,&quot;;&quot;})&quot;);&quot;&quot;)" office:value-type="string" office:string-value="charttime:column[5]," calcext:value-type="string">
            <text:p>charttime:column[5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14</text:p>
          </table:table-cell>
          <table:table-cell table:style-name="ce3" table:formula="of:=SUM([.B198];1)" office:value-type="float" office:value="6" calcext:value-type="float">
            <text:p>6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199]=0;[.C199]&lt;&gt;&quot;Column&quot;;[.C199]&lt;&gt;&quot;&quot;);&quot;LOAD CSV FROM &quot;&quot;file://&quot; &amp; [.A199] &amp; &quot;.csv&quot;&quot; as column create (n:&quot; &amp; [.A199] &amp; &quot; &quot;; &quot;&quot;) )">
            <text:p/>
          </table:table-cell>
          <table:table-cell table:formula="of:=IF(AND([.C199]&lt;&gt;&quot;&quot;;[.C199]&lt;&gt;&quot;Column&quot;);IF([.B199]=0;&quot;{&quot;;&quot;&quot;)&amp;[.C199]&amp;&quot;:column[&quot;&amp;[.B199]&amp;&quot;]&quot;&amp;IF([.B200]&lt;&gt;&quot;&quot;;&quot;,&quot;;&quot;})&quot;);&quot;&quot;)" office:value-type="string" office:string-value="storetime:column[6]," calcext:value-type="string">
            <text:p>storetime:column[6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14</text:p>
          </table:table-cell>
          <table:table-cell table:style-name="ce3" table:formula="of:=SUM([.B199];1)" office:value-type="float" office:value="7" calcext:value-type="float">
            <text:p>7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200]=0;[.C200]&lt;&gt;&quot;Column&quot;;[.C200]&lt;&gt;&quot;&quot;);&quot;LOAD CSV FROM &quot;&quot;file://&quot; &amp; [.A200] &amp; &quot;.csv&quot;&quot; as column create (n:&quot; &amp; [.A200] &amp; &quot; &quot;; &quot;&quot;) )">
            <text:p/>
          </table:table-cell>
          <table:table-cell table:formula="of:=IF(AND([.C200]&lt;&gt;&quot;&quot;;[.C200]&lt;&gt;&quot;Column&quot;);IF([.B200]=0;&quot;{&quot;;&quot;&quot;)&amp;[.C200]&amp;&quot;:column[&quot;&amp;[.B200]&amp;&quot;]&quot;&amp;IF([.B201]&lt;&gt;&quot;&quot;;&quot;,&quot;;&quot;})&quot;);&quot;&quot;)" office:value-type="string" office:string-value="cgid:column[7]," calcext:value-type="string">
            <text:p>cgid:column[7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14</text:p>
          </table:table-cell>
          <table:table-cell table:style-name="ce3" table:formula="of:=SUM([.B200];1)" office:value-type="float" office:value="8" calcext:value-type="float">
            <text:p>8</text:p>
          </table:table-cell>
          <table:table-cell table:style-name="ce6" office:value-type="string" calcext:value-type="string">
            <text:p>value</text:p>
          </table:table-cell>
          <table:table-cell table:style-name="ce11" table:formula="of:=LOWER( IF(AND([.B201]=0;[.C201]&lt;&gt;&quot;Column&quot;;[.C201]&lt;&gt;&quot;&quot;);&quot;LOAD CSV FROM &quot;&quot;file://&quot; &amp; [.A201] &amp; &quot;.csv&quot;&quot; as column create (n:&quot; &amp; [.A201] &amp; &quot; &quot;; &quot;&quot;) )">
            <text:p/>
          </table:table-cell>
          <table:table-cell table:formula="of:=IF(AND([.C201]&lt;&gt;&quot;&quot;;[.C201]&lt;&gt;&quot;Column&quot;);IF([.B201]=0;&quot;{&quot;;&quot;&quot;)&amp;[.C201]&amp;&quot;:column[&quot;&amp;[.B201]&amp;&quot;]&quot;&amp;IF([.B202]&lt;&gt;&quot;&quot;;&quot;,&quot;;&quot;})&quot;);&quot;&quot;)" office:value-type="string" office:string-value="value:column[8]," calcext:value-type="string">
            <text:p>value:column[8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14</text:p>
          </table:table-cell>
          <table:table-cell table:style-name="ce3" table:formula="of:=SUM([.B201];1)" office:value-type="float" office:value="9" calcext:value-type="float">
            <text:p>9</text:p>
          </table:table-cell>
          <table:table-cell table:style-name="ce6" office:value-type="string" calcext:value-type="string">
            <text:p>valuenum</text:p>
          </table:table-cell>
          <table:table-cell table:style-name="ce11" table:formula="of:=LOWER( IF(AND([.B202]=0;[.C202]&lt;&gt;&quot;Column&quot;;[.C202]&lt;&gt;&quot;&quot;);&quot;LOAD CSV FROM &quot;&quot;file://&quot; &amp; [.A202] &amp; &quot;.csv&quot;&quot; as column create (n:&quot; &amp; [.A202] &amp; &quot; &quot;; &quot;&quot;) )">
            <text:p/>
          </table:table-cell>
          <table:table-cell table:formula="of:=IF(AND([.C202]&lt;&gt;&quot;&quot;;[.C202]&lt;&gt;&quot;Column&quot;);IF([.B202]=0;&quot;{&quot;;&quot;&quot;)&amp;[.C202]&amp;&quot;:column[&quot;&amp;[.B202]&amp;&quot;]&quot;&amp;IF([.B203]&lt;&gt;&quot;&quot;;&quot;,&quot;;&quot;})&quot;);&quot;&quot;)" office:value-type="string" office:string-value="valuenum:column[9]," calcext:value-type="string">
            <text:p>valuenum:column[9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14</text:p>
          </table:table-cell>
          <table:table-cell table:style-name="ce3" table:formula="of:=SUM([.B202];1)" office:value-type="float" office:value="10" calcext:value-type="float">
            <text:p>10</text:p>
          </table:table-cell>
          <table:table-cell table:style-name="ce6" office:value-type="string" calcext:value-type="string">
            <text:p>valueuom</text:p>
          </table:table-cell>
          <table:table-cell table:style-name="ce11" table:formula="of:=LOWER( IF(AND([.B203]=0;[.C203]&lt;&gt;&quot;Column&quot;;[.C203]&lt;&gt;&quot;&quot;);&quot;LOAD CSV FROM &quot;&quot;file://&quot; &amp; [.A203] &amp; &quot;.csv&quot;&quot; as column create (n:&quot; &amp; [.A203] &amp; &quot; &quot;; &quot;&quot;) )">
            <text:p/>
          </table:table-cell>
          <table:table-cell table:formula="of:=IF(AND([.C203]&lt;&gt;&quot;&quot;;[.C203]&lt;&gt;&quot;Column&quot;);IF([.B203]=0;&quot;{&quot;;&quot;&quot;)&amp;[.C203]&amp;&quot;:column[&quot;&amp;[.B203]&amp;&quot;]&quot;&amp;IF([.B204]&lt;&gt;&quot;&quot;;&quot;,&quot;;&quot;})&quot;);&quot;&quot;)" office:value-type="string" office:string-value="valueuom:column[10]," calcext:value-type="string">
            <text:p>valueuom:column[10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14</text:p>
          </table:table-cell>
          <table:table-cell table:style-name="ce3" table:formula="of:=SUM([.B203];1)" office:value-type="float" office:value="11" calcext:value-type="float">
            <text:p>11</text:p>
          </table:table-cell>
          <table:table-cell table:style-name="ce6" office:value-type="string" calcext:value-type="string">
            <text:p>warning</text:p>
          </table:table-cell>
          <table:table-cell table:style-name="ce11" table:formula="of:=LOWER( IF(AND([.B204]=0;[.C204]&lt;&gt;&quot;Column&quot;;[.C204]&lt;&gt;&quot;&quot;);&quot;LOAD CSV FROM &quot;&quot;file://&quot; &amp; [.A204] &amp; &quot;.csv&quot;&quot; as column create (n:&quot; &amp; [.A204] &amp; &quot; &quot;; &quot;&quot;) )">
            <text:p/>
          </table:table-cell>
          <table:table-cell table:formula="of:=IF(AND([.C204]&lt;&gt;&quot;&quot;;[.C204]&lt;&gt;&quot;Column&quot;);IF([.B204]=0;&quot;{&quot;;&quot;&quot;)&amp;[.C204]&amp;&quot;:column[&quot;&amp;[.B204]&amp;&quot;]&quot;&amp;IF([.B205]&lt;&gt;&quot;&quot;;&quot;,&quot;;&quot;})&quot;);&quot;&quot;)" office:value-type="string" office:string-value="warning:column[11]," calcext:value-type="string">
            <text:p>warning:column[11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14</text:p>
          </table:table-cell>
          <table:table-cell table:style-name="ce3" table:formula="of:=SUM([.B204];1)" office:value-type="float" office:value="12" calcext:value-type="float">
            <text:p>12</text:p>
          </table:table-cell>
          <table:table-cell table:style-name="ce6" office:value-type="string" calcext:value-type="string">
            <text:p>error</text:p>
          </table:table-cell>
          <table:table-cell table:style-name="ce11" table:formula="of:=LOWER( IF(AND([.B205]=0;[.C205]&lt;&gt;&quot;Column&quot;;[.C205]&lt;&gt;&quot;&quot;);&quot;LOAD CSV FROM &quot;&quot;file://&quot; &amp; [.A205] &amp; &quot;.csv&quot;&quot; as column create (n:&quot; &amp; [.A205] &amp; &quot; &quot;; &quot;&quot;) )">
            <text:p/>
          </table:table-cell>
          <table:table-cell table:formula="of:=IF(AND([.C205]&lt;&gt;&quot;&quot;;[.C205]&lt;&gt;&quot;Column&quot;);IF([.B205]=0;&quot;{&quot;;&quot;&quot;)&amp;[.C205]&amp;&quot;:column[&quot;&amp;[.B205]&amp;&quot;]&quot;&amp;IF([.B206]&lt;&gt;&quot;&quot;;&quot;,&quot;;&quot;})&quot;);&quot;&quot;)" office:value-type="string" office:string-value="error:column[12]," calcext:value-type="string">
            <text:p>error:column[12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14</text:p>
          </table:table-cell>
          <table:table-cell table:style-name="ce3" table:formula="of:=SUM([.B205];1)" office:value-type="float" office:value="13" calcext:value-type="float">
            <text:p>13</text:p>
          </table:table-cell>
          <table:table-cell table:style-name="ce6" office:value-type="string" calcext:value-type="string">
            <text:p>resultstatus</text:p>
          </table:table-cell>
          <table:table-cell table:style-name="ce11" table:formula="of:=LOWER( IF(AND([.B206]=0;[.C206]&lt;&gt;&quot;Column&quot;;[.C206]&lt;&gt;&quot;&quot;);&quot;LOAD CSV FROM &quot;&quot;file://&quot; &amp; [.A206] &amp; &quot;.csv&quot;&quot; as column create (n:&quot; &amp; [.A206] &amp; &quot; &quot;; &quot;&quot;) )">
            <text:p/>
          </table:table-cell>
          <table:table-cell table:formula="of:=IF(AND([.C206]&lt;&gt;&quot;&quot;;[.C206]&lt;&gt;&quot;Column&quot;);IF([.B206]=0;&quot;{&quot;;&quot;&quot;)&amp;[.C206]&amp;&quot;:column[&quot;&amp;[.B206]&amp;&quot;]&quot;&amp;IF([.B207]&lt;&gt;&quot;&quot;;&quot;,&quot;;&quot;})&quot;);&quot;&quot;)" office:value-type="string" office:string-value="resultstatus:column[13]," calcext:value-type="string">
            <text:p>resultstatus:column[13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14</text:p>
          </table:table-cell>
          <table:table-cell table:style-name="ce3" table:formula="of:=SUM([.B206];1)" office:value-type="float" office:value="14" calcext:value-type="float">
            <text:p>14</text:p>
          </table:table-cell>
          <table:table-cell table:style-name="ce6" office:value-type="string" calcext:value-type="string">
            <text:p>stopped</text:p>
          </table:table-cell>
          <table:table-cell table:style-name="ce11" table:formula="of:=LOWER( IF(AND([.B207]=0;[.C207]&lt;&gt;&quot;Column&quot;;[.C207]&lt;&gt;&quot;&quot;);&quot;LOAD CSV FROM &quot;&quot;file://&quot; &amp; [.A207] &amp; &quot;.csv&quot;&quot; as column create (n:&quot; &amp; [.A207] &amp; &quot; &quot;; &quot;&quot;) )">
            <text:p/>
          </table:table-cell>
          <table:table-cell table:formula="of:=IF(AND([.C207]&lt;&gt;&quot;&quot;;[.C207]&lt;&gt;&quot;Column&quot;);IF([.B207]=0;&quot;{&quot;;&quot;&quot;)&amp;[.C207]&amp;&quot;:column[&quot;&amp;[.B207]&amp;&quot;]&quot;&amp;IF([.B208]&lt;&gt;&quot;&quot;;&quot;,&quot;;&quot;})&quot;);&quot;&quot;)" office:value-type="string" office:string-value="stopped:column[14]})" calcext:value-type="string">
            <text:p>stopped:column[14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08]=0;[.C208]&lt;&gt;&quot;Column&quot;;[.C208]&lt;&gt;&quot;&quot;);&quot;LOAD CSV FROM &quot;&quot;file://&quot; &amp; [.A208] &amp; &quot;.csv&quot;&quot; as column create (n:&quot; &amp; [.A208] &amp; &quot; &quot;; &quot;&quot;) )">
            <text:p/>
          </table:table-cell>
          <table:table-cell table:formula="of:=IF(AND([.C208]&lt;&gt;&quot;&quot;;[.C208]&lt;&gt;&quot;Column&quot;);IF([.B208]=0;&quot;{&quot;;&quot;&quot;)&amp;[.C208]&amp;&quot;:column[&quot;&amp;[.B208]&amp;&quot;]&quot;&amp;IF([.B20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09]=0;[.C209]&lt;&gt;&quot;Column&quot;;[.C209]&lt;&gt;&quot;&quot;);&quot;LOAD CSV FROM &quot;&quot;file://&quot; &amp; [.A209] &amp; &quot;.csv&quot;&quot; as column create (n:&quot; &amp; [.A209] &amp; &quot; &quot;; &quot;&quot;) )">
            <text:p/>
          </table:table-cell>
          <table:table-cell table:formula="of:=IF(AND([.C209]&lt;&gt;&quot;&quot;;[.C209]&lt;&gt;&quot;Column&quot;);IF([.B209]=0;&quot;{&quot;;&quot;&quot;)&amp;[.C209]&amp;&quot;:column[&quot;&amp;[.B209]&amp;&quot;]&quot;&amp;IF([.B21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10]=0;[.C210]&lt;&gt;&quot;Column&quot;;[.C210]&lt;&gt;&quot;&quot;);&quot;LOAD CSV FROM &quot;&quot;file://&quot; &amp; [.A210] &amp; &quot;.csv&quot;&quot; as column create (n:&quot; &amp; [.A210] &amp; &quot; &quot;; &quot;&quot;) )">
            <text:p/>
          </table:table-cell>
          <table:table-cell table:formula="of:=IF(AND([.C210]&lt;&gt;&quot;&quot;;[.C210]&lt;&gt;&quot;Column&quot;);IF([.B210]=0;&quot;{&quot;;&quot;&quot;)&amp;[.C210]&amp;&quot;:column[&quot;&amp;[.B210]&amp;&quot;]&quot;&amp;IF([.B21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11]=0;[.C211]&lt;&gt;&quot;Column&quot;;[.C211]&lt;&gt;&quot;&quot;);&quot;LOAD CSV FROM &quot;&quot;file://&quot; &amp; [.A211] &amp; &quot;.csv&quot;&quot; as column create (n:&quot; &amp; [.A211] &amp; &quot; &quot;; &quot;&quot;) )">
            <text:p/>
          </table:table-cell>
          <table:table-cell table:formula="of:=IF(AND([.C211]&lt;&gt;&quot;&quot;;[.C211]&lt;&gt;&quot;Column&quot;);IF([.B211]=0;&quot;{&quot;;&quot;&quot;)&amp;[.C211]&amp;&quot;:column[&quot;&amp;[.B211]&amp;&quot;]&quot;&amp;IF([.B21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212]=0;[.C212]&lt;&gt;&quot;Column&quot;;[.C212]&lt;&gt;&quot;&quot;);&quot;LOAD CSV FROM &quot;&quot;file://&quot; &amp; [.A212] &amp; &quot;.csv&quot;&quot; as column create (n:&quot; &amp; [.A212] &amp; &quot; &quot;; &quot;&quot;) )">
            <text:p/>
          </table:table-cell>
          <table:table-cell table:formula="of:=IF(AND([.C212]&lt;&gt;&quot;&quot;;[.C212]&lt;&gt;&quot;Column&quot;);IF([.B212]=0;&quot;{&quot;;&quot;&quot;)&amp;[.C212]&amp;&quot;:column[&quot;&amp;[.B212]&amp;&quot;]&quot;&amp;IF([.B21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213]=0;[.C213]&lt;&gt;&quot;Column&quot;;[.C213]&lt;&gt;&quot;&quot;);&quot;LOAD CSV FROM &quot;&quot;file://&quot; &amp; [.A213] &amp; &quot;.csv&quot;&quot; as column create (n:&quot; &amp; [.A213] &amp; &quot; &quot;; &quot;&quot;) )" office:value-type="string" office:string-value="load csv from &quot;file://chartevents_2.csv&quot; as column create (n:chartevents_2 " calcext:value-type="string">
            <text:p>load csv from "file://chartevents_2.csv" as column create (n:chartevents_2 </text:p>
          </table:table-cell>
          <table:table-cell table:formula="of:=IF(AND([.C213]&lt;&gt;&quot;&quot;;[.C213]&lt;&gt;&quot;Column&quot;);IF([.B213]=0;&quot;{&quot;;&quot;&quot;)&amp;[.C213]&amp;&quot;:column[&quot;&amp;[.B213]&amp;&quot;]&quot;&amp;IF([.B214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2</text:p>
          </table:table-cell>
          <table:table-cell table:style-name="ce3" table:formula="of:=SUM([.B213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214]=0;[.C214]&lt;&gt;&quot;Column&quot;;[.C214]&lt;&gt;&quot;&quot;);&quot;LOAD CSV FROM &quot;&quot;file://&quot; &amp; [.A214] &amp; &quot;.csv&quot;&quot; as column create (n:&quot; &amp; [.A214] &amp; &quot; &quot;; &quot;&quot;) )">
            <text:p/>
          </table:table-cell>
          <table:table-cell table:formula="of:=IF(AND([.C214]&lt;&gt;&quot;&quot;;[.C214]&lt;&gt;&quot;Column&quot;);IF([.B214]=0;&quot;{&quot;;&quot;&quot;)&amp;[.C214]&amp;&quot;:column[&quot;&amp;[.B214]&amp;&quot;]&quot;&amp;IF([.B215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2</text:p>
          </table:table-cell>
          <table:table-cell table:style-name="ce3" table:formula="of:=SUM([.B214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215]=0;[.C215]&lt;&gt;&quot;Column&quot;;[.C215]&lt;&gt;&quot;&quot;);&quot;LOAD CSV FROM &quot;&quot;file://&quot; &amp; [.A215] &amp; &quot;.csv&quot;&quot; as column create (n:&quot; &amp; [.A215] &amp; &quot; &quot;; &quot;&quot;) )">
            <text:p/>
          </table:table-cell>
          <table:table-cell table:formula="of:=IF(AND([.C215]&lt;&gt;&quot;&quot;;[.C215]&lt;&gt;&quot;Column&quot;);IF([.B215]=0;&quot;{&quot;;&quot;&quot;)&amp;[.C215]&amp;&quot;:column[&quot;&amp;[.B215]&amp;&quot;]&quot;&amp;IF([.B216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2</text:p>
          </table:table-cell>
          <table:table-cell table:style-name="ce3" table:formula="of:=SUM([.B215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216]=0;[.C216]&lt;&gt;&quot;Column&quot;;[.C216]&lt;&gt;&quot;&quot;);&quot;LOAD CSV FROM &quot;&quot;file://&quot; &amp; [.A216] &amp; &quot;.csv&quot;&quot; as column create (n:&quot; &amp; [.A216] &amp; &quot; &quot;; &quot;&quot;) )">
            <text:p/>
          </table:table-cell>
          <table:table-cell table:formula="of:=IF(AND([.C216]&lt;&gt;&quot;&quot;;[.C216]&lt;&gt;&quot;Column&quot;);IF([.B216]=0;&quot;{&quot;;&quot;&quot;)&amp;[.C216]&amp;&quot;:column[&quot;&amp;[.B216]&amp;&quot;]&quot;&amp;IF([.B217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2</text:p>
          </table:table-cell>
          <table:table-cell table:style-name="ce3" table:formula="of:=SUM([.B216];1)" office:value-type="float" office:value="4" calcext:value-type="float">
            <text:p>4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217]=0;[.C217]&lt;&gt;&quot;Column&quot;;[.C217]&lt;&gt;&quot;&quot;);&quot;LOAD CSV FROM &quot;&quot;file://&quot; &amp; [.A217] &amp; &quot;.csv&quot;&quot; as column create (n:&quot; &amp; [.A217] &amp; &quot; &quot;; &quot;&quot;) )">
            <text:p/>
          </table:table-cell>
          <table:table-cell table:formula="of:=IF(AND([.C217]&lt;&gt;&quot;&quot;;[.C217]&lt;&gt;&quot;Column&quot;);IF([.B217]=0;&quot;{&quot;;&quot;&quot;)&amp;[.C217]&amp;&quot;:column[&quot;&amp;[.B217]&amp;&quot;]&quot;&amp;IF([.B218]&lt;&gt;&quot;&quot;;&quot;,&quot;;&quot;})&quot;);&quot;&quot;)" office:value-type="string" office:string-value="itemid:column[4]," calcext:value-type="string">
            <text:p>itemid:column[4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2</text:p>
          </table:table-cell>
          <table:table-cell table:style-name="ce3" table:formula="of:=SUM([.B217];1)" office:value-type="float" office:value="5" calcext:value-type="float">
            <text:p>5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218]=0;[.C218]&lt;&gt;&quot;Column&quot;;[.C218]&lt;&gt;&quot;&quot;);&quot;LOAD CSV FROM &quot;&quot;file://&quot; &amp; [.A218] &amp; &quot;.csv&quot;&quot; as column create (n:&quot; &amp; [.A218] &amp; &quot; &quot;; &quot;&quot;) )">
            <text:p/>
          </table:table-cell>
          <table:table-cell table:formula="of:=IF(AND([.C218]&lt;&gt;&quot;&quot;;[.C218]&lt;&gt;&quot;Column&quot;);IF([.B218]=0;&quot;{&quot;;&quot;&quot;)&amp;[.C218]&amp;&quot;:column[&quot;&amp;[.B218]&amp;&quot;]&quot;&amp;IF([.B219]&lt;&gt;&quot;&quot;;&quot;,&quot;;&quot;})&quot;);&quot;&quot;)" office:value-type="string" office:string-value="charttime:column[5]," calcext:value-type="string">
            <text:p>charttime:column[5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2</text:p>
          </table:table-cell>
          <table:table-cell table:style-name="ce3" table:formula="of:=SUM([.B218];1)" office:value-type="float" office:value="6" calcext:value-type="float">
            <text:p>6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219]=0;[.C219]&lt;&gt;&quot;Column&quot;;[.C219]&lt;&gt;&quot;&quot;);&quot;LOAD CSV FROM &quot;&quot;file://&quot; &amp; [.A219] &amp; &quot;.csv&quot;&quot; as column create (n:&quot; &amp; [.A219] &amp; &quot; &quot;; &quot;&quot;) )">
            <text:p/>
          </table:table-cell>
          <table:table-cell table:formula="of:=IF(AND([.C219]&lt;&gt;&quot;&quot;;[.C219]&lt;&gt;&quot;Column&quot;);IF([.B219]=0;&quot;{&quot;;&quot;&quot;)&amp;[.C219]&amp;&quot;:column[&quot;&amp;[.B219]&amp;&quot;]&quot;&amp;IF([.B220]&lt;&gt;&quot;&quot;;&quot;,&quot;;&quot;})&quot;);&quot;&quot;)" office:value-type="string" office:string-value="storetime:column[6]," calcext:value-type="string">
            <text:p>storetime:column[6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2</text:p>
          </table:table-cell>
          <table:table-cell table:style-name="ce3" table:formula="of:=SUM([.B219];1)" office:value-type="float" office:value="7" calcext:value-type="float">
            <text:p>7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220]=0;[.C220]&lt;&gt;&quot;Column&quot;;[.C220]&lt;&gt;&quot;&quot;);&quot;LOAD CSV FROM &quot;&quot;file://&quot; &amp; [.A220] &amp; &quot;.csv&quot;&quot; as column create (n:&quot; &amp; [.A220] &amp; &quot; &quot;; &quot;&quot;) )">
            <text:p/>
          </table:table-cell>
          <table:table-cell table:formula="of:=IF(AND([.C220]&lt;&gt;&quot;&quot;;[.C220]&lt;&gt;&quot;Column&quot;);IF([.B220]=0;&quot;{&quot;;&quot;&quot;)&amp;[.C220]&amp;&quot;:column[&quot;&amp;[.B220]&amp;&quot;]&quot;&amp;IF([.B221]&lt;&gt;&quot;&quot;;&quot;,&quot;;&quot;})&quot;);&quot;&quot;)" office:value-type="string" office:string-value="cgid:column[7]," calcext:value-type="string">
            <text:p>cgid:column[7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2</text:p>
          </table:table-cell>
          <table:table-cell table:style-name="ce3" table:formula="of:=SUM([.B220];1)" office:value-type="float" office:value="8" calcext:value-type="float">
            <text:p>8</text:p>
          </table:table-cell>
          <table:table-cell table:style-name="ce6" office:value-type="string" calcext:value-type="string">
            <text:p>value</text:p>
          </table:table-cell>
          <table:table-cell table:style-name="ce11" table:formula="of:=LOWER( IF(AND([.B221]=0;[.C221]&lt;&gt;&quot;Column&quot;;[.C221]&lt;&gt;&quot;&quot;);&quot;LOAD CSV FROM &quot;&quot;file://&quot; &amp; [.A221] &amp; &quot;.csv&quot;&quot; as column create (n:&quot; &amp; [.A221] &amp; &quot; &quot;; &quot;&quot;) )">
            <text:p/>
          </table:table-cell>
          <table:table-cell table:formula="of:=IF(AND([.C221]&lt;&gt;&quot;&quot;;[.C221]&lt;&gt;&quot;Column&quot;);IF([.B221]=0;&quot;{&quot;;&quot;&quot;)&amp;[.C221]&amp;&quot;:column[&quot;&amp;[.B221]&amp;&quot;]&quot;&amp;IF([.B222]&lt;&gt;&quot;&quot;;&quot;,&quot;;&quot;})&quot;);&quot;&quot;)" office:value-type="string" office:string-value="value:column[8]," calcext:value-type="string">
            <text:p>value:column[8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2</text:p>
          </table:table-cell>
          <table:table-cell table:style-name="ce3" table:formula="of:=SUM([.B221];1)" office:value-type="float" office:value="9" calcext:value-type="float">
            <text:p>9</text:p>
          </table:table-cell>
          <table:table-cell table:style-name="ce6" office:value-type="string" calcext:value-type="string">
            <text:p>valuenum</text:p>
          </table:table-cell>
          <table:table-cell table:style-name="ce11" table:formula="of:=LOWER( IF(AND([.B222]=0;[.C222]&lt;&gt;&quot;Column&quot;;[.C222]&lt;&gt;&quot;&quot;);&quot;LOAD CSV FROM &quot;&quot;file://&quot; &amp; [.A222] &amp; &quot;.csv&quot;&quot; as column create (n:&quot; &amp; [.A222] &amp; &quot; &quot;; &quot;&quot;) )">
            <text:p/>
          </table:table-cell>
          <table:table-cell table:formula="of:=IF(AND([.C222]&lt;&gt;&quot;&quot;;[.C222]&lt;&gt;&quot;Column&quot;);IF([.B222]=0;&quot;{&quot;;&quot;&quot;)&amp;[.C222]&amp;&quot;:column[&quot;&amp;[.B222]&amp;&quot;]&quot;&amp;IF([.B223]&lt;&gt;&quot;&quot;;&quot;,&quot;;&quot;})&quot;);&quot;&quot;)" office:value-type="string" office:string-value="valuenum:column[9]," calcext:value-type="string">
            <text:p>valuenum:column[9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2</text:p>
          </table:table-cell>
          <table:table-cell table:style-name="ce3" table:formula="of:=SUM([.B222];1)" office:value-type="float" office:value="10" calcext:value-type="float">
            <text:p>10</text:p>
          </table:table-cell>
          <table:table-cell table:style-name="ce6" office:value-type="string" calcext:value-type="string">
            <text:p>valueuom</text:p>
          </table:table-cell>
          <table:table-cell table:style-name="ce11" table:formula="of:=LOWER( IF(AND([.B223]=0;[.C223]&lt;&gt;&quot;Column&quot;;[.C223]&lt;&gt;&quot;&quot;);&quot;LOAD CSV FROM &quot;&quot;file://&quot; &amp; [.A223] &amp; &quot;.csv&quot;&quot; as column create (n:&quot; &amp; [.A223] &amp; &quot; &quot;; &quot;&quot;) )">
            <text:p/>
          </table:table-cell>
          <table:table-cell table:formula="of:=IF(AND([.C223]&lt;&gt;&quot;&quot;;[.C223]&lt;&gt;&quot;Column&quot;);IF([.B223]=0;&quot;{&quot;;&quot;&quot;)&amp;[.C223]&amp;&quot;:column[&quot;&amp;[.B223]&amp;&quot;]&quot;&amp;IF([.B224]&lt;&gt;&quot;&quot;;&quot;,&quot;;&quot;})&quot;);&quot;&quot;)" office:value-type="string" office:string-value="valueuom:column[10]," calcext:value-type="string">
            <text:p>valueuom:column[10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2</text:p>
          </table:table-cell>
          <table:table-cell table:style-name="ce3" table:formula="of:=SUM([.B223];1)" office:value-type="float" office:value="11" calcext:value-type="float">
            <text:p>11</text:p>
          </table:table-cell>
          <table:table-cell table:style-name="ce6" office:value-type="string" calcext:value-type="string">
            <text:p>warning</text:p>
          </table:table-cell>
          <table:table-cell table:style-name="ce11" table:formula="of:=LOWER( IF(AND([.B224]=0;[.C224]&lt;&gt;&quot;Column&quot;;[.C224]&lt;&gt;&quot;&quot;);&quot;LOAD CSV FROM &quot;&quot;file://&quot; &amp; [.A224] &amp; &quot;.csv&quot;&quot; as column create (n:&quot; &amp; [.A224] &amp; &quot; &quot;; &quot;&quot;) )">
            <text:p/>
          </table:table-cell>
          <table:table-cell table:formula="of:=IF(AND([.C224]&lt;&gt;&quot;&quot;;[.C224]&lt;&gt;&quot;Column&quot;);IF([.B224]=0;&quot;{&quot;;&quot;&quot;)&amp;[.C224]&amp;&quot;:column[&quot;&amp;[.B224]&amp;&quot;]&quot;&amp;IF([.B225]&lt;&gt;&quot;&quot;;&quot;,&quot;;&quot;})&quot;);&quot;&quot;)" office:value-type="string" office:string-value="warning:column[11]," calcext:value-type="string">
            <text:p>warning:column[11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2</text:p>
          </table:table-cell>
          <table:table-cell table:style-name="ce3" table:formula="of:=SUM([.B224];1)" office:value-type="float" office:value="12" calcext:value-type="float">
            <text:p>12</text:p>
          </table:table-cell>
          <table:table-cell table:style-name="ce6" office:value-type="string" calcext:value-type="string">
            <text:p>error</text:p>
          </table:table-cell>
          <table:table-cell table:style-name="ce11" table:formula="of:=LOWER( IF(AND([.B225]=0;[.C225]&lt;&gt;&quot;Column&quot;;[.C225]&lt;&gt;&quot;&quot;);&quot;LOAD CSV FROM &quot;&quot;file://&quot; &amp; [.A225] &amp; &quot;.csv&quot;&quot; as column create (n:&quot; &amp; [.A225] &amp; &quot; &quot;; &quot;&quot;) )">
            <text:p/>
          </table:table-cell>
          <table:table-cell table:formula="of:=IF(AND([.C225]&lt;&gt;&quot;&quot;;[.C225]&lt;&gt;&quot;Column&quot;);IF([.B225]=0;&quot;{&quot;;&quot;&quot;)&amp;[.C225]&amp;&quot;:column[&quot;&amp;[.B225]&amp;&quot;]&quot;&amp;IF([.B226]&lt;&gt;&quot;&quot;;&quot;,&quot;;&quot;})&quot;);&quot;&quot;)" office:value-type="string" office:string-value="error:column[12]," calcext:value-type="string">
            <text:p>error:column[12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2</text:p>
          </table:table-cell>
          <table:table-cell table:style-name="ce3" table:formula="of:=SUM([.B225];1)" office:value-type="float" office:value="13" calcext:value-type="float">
            <text:p>13</text:p>
          </table:table-cell>
          <table:table-cell table:style-name="ce6" office:value-type="string" calcext:value-type="string">
            <text:p>resultstatus</text:p>
          </table:table-cell>
          <table:table-cell table:style-name="ce11" table:formula="of:=LOWER( IF(AND([.B226]=0;[.C226]&lt;&gt;&quot;Column&quot;;[.C226]&lt;&gt;&quot;&quot;);&quot;LOAD CSV FROM &quot;&quot;file://&quot; &amp; [.A226] &amp; &quot;.csv&quot;&quot; as column create (n:&quot; &amp; [.A226] &amp; &quot; &quot;; &quot;&quot;) )">
            <text:p/>
          </table:table-cell>
          <table:table-cell table:formula="of:=IF(AND([.C226]&lt;&gt;&quot;&quot;;[.C226]&lt;&gt;&quot;Column&quot;);IF([.B226]=0;&quot;{&quot;;&quot;&quot;)&amp;[.C226]&amp;&quot;:column[&quot;&amp;[.B226]&amp;&quot;]&quot;&amp;IF([.B227]&lt;&gt;&quot;&quot;;&quot;,&quot;;&quot;})&quot;);&quot;&quot;)" office:value-type="string" office:string-value="resultstatus:column[13]," calcext:value-type="string">
            <text:p>resultstatus:column[13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2</text:p>
          </table:table-cell>
          <table:table-cell table:style-name="ce3" table:formula="of:=SUM([.B226];1)" office:value-type="float" office:value="14" calcext:value-type="float">
            <text:p>14</text:p>
          </table:table-cell>
          <table:table-cell table:style-name="ce6" office:value-type="string" calcext:value-type="string">
            <text:p>stopped</text:p>
          </table:table-cell>
          <table:table-cell table:style-name="ce11" table:formula="of:=LOWER( IF(AND([.B227]=0;[.C227]&lt;&gt;&quot;Column&quot;;[.C227]&lt;&gt;&quot;&quot;);&quot;LOAD CSV FROM &quot;&quot;file://&quot; &amp; [.A227] &amp; &quot;.csv&quot;&quot; as column create (n:&quot; &amp; [.A227] &amp; &quot; &quot;; &quot;&quot;) )">
            <text:p/>
          </table:table-cell>
          <table:table-cell table:formula="of:=IF(AND([.C227]&lt;&gt;&quot;&quot;;[.C227]&lt;&gt;&quot;Column&quot;);IF([.B227]=0;&quot;{&quot;;&quot;&quot;)&amp;[.C227]&amp;&quot;:column[&quot;&amp;[.B227]&amp;&quot;]&quot;&amp;IF([.B228]&lt;&gt;&quot;&quot;;&quot;,&quot;;&quot;})&quot;);&quot;&quot;)" office:value-type="string" office:string-value="stopped:column[14]})" calcext:value-type="string">
            <text:p>stopped:column[14]})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11" table:formula="of:=LOWER( IF(AND([.B228]=0;[.C228]&lt;&gt;&quot;Column&quot;;[.C228]&lt;&gt;&quot;&quot;);&quot;LOAD CSV FROM &quot;&quot;file://&quot; &amp; [.A228] &amp; &quot;.csv&quot;&quot; as column create (n:&quot; &amp; [.A228] &amp; &quot; &quot;; &quot;&quot;) )">
            <text:p/>
          </table:table-cell>
          <table:table-cell table:formula="of:=IF(AND([.C228]&lt;&gt;&quot;&quot;;[.C228]&lt;&gt;&quot;Column&quot;);IF([.B228]=0;&quot;{&quot;;&quot;&quot;)&amp;[.C228]&amp;&quot;:column[&quot;&amp;[.B228]&amp;&quot;]&quot;&amp;IF([.B22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29]=0;[.C229]&lt;&gt;&quot;Column&quot;;[.C229]&lt;&gt;&quot;&quot;);&quot;LOAD CSV FROM &quot;&quot;file://&quot; &amp; [.A229] &amp; &quot;.csv&quot;&quot; as column create (n:&quot; &amp; [.A229] &amp; &quot; &quot;; &quot;&quot;) )">
            <text:p/>
          </table:table-cell>
          <table:table-cell table:formula="of:=IF(AND([.C229]&lt;&gt;&quot;&quot;;[.C229]&lt;&gt;&quot;Column&quot;);IF([.B229]=0;&quot;{&quot;;&quot;&quot;)&amp;[.C229]&amp;&quot;:column[&quot;&amp;[.B229]&amp;&quot;]&quot;&amp;IF([.B23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30]=0;[.C230]&lt;&gt;&quot;Column&quot;;[.C230]&lt;&gt;&quot;&quot;);&quot;LOAD CSV FROM &quot;&quot;file://&quot; &amp; [.A230] &amp; &quot;.csv&quot;&quot; as column create (n:&quot; &amp; [.A230] &amp; &quot; &quot;; &quot;&quot;) )">
            <text:p/>
          </table:table-cell>
          <table:table-cell table:formula="of:=IF(AND([.C230]&lt;&gt;&quot;&quot;;[.C230]&lt;&gt;&quot;Column&quot;);IF([.B230]=0;&quot;{&quot;;&quot;&quot;)&amp;[.C230]&amp;&quot;:column[&quot;&amp;[.B230]&amp;&quot;]&quot;&amp;IF([.B23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31]=0;[.C231]&lt;&gt;&quot;Column&quot;;[.C231]&lt;&gt;&quot;&quot;);&quot;LOAD CSV FROM &quot;&quot;file://&quot; &amp; [.A231] &amp; &quot;.csv&quot;&quot; as column create (n:&quot; &amp; [.A231] &amp; &quot; &quot;; &quot;&quot;) )">
            <text:p/>
          </table:table-cell>
          <table:table-cell table:formula="of:=IF(AND([.C231]&lt;&gt;&quot;&quot;;[.C231]&lt;&gt;&quot;Column&quot;);IF([.B231]=0;&quot;{&quot;;&quot;&quot;)&amp;[.C231]&amp;&quot;:column[&quot;&amp;[.B231]&amp;&quot;]&quot;&amp;IF([.B23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32]=0;[.C232]&lt;&gt;&quot;Column&quot;;[.C232]&lt;&gt;&quot;&quot;);&quot;LOAD CSV FROM &quot;&quot;file://&quot; &amp; [.A232] &amp; &quot;.csv&quot;&quot; as column create (n:&quot; &amp; [.A232] &amp; &quot; &quot;; &quot;&quot;) )">
            <text:p/>
          </table:table-cell>
          <table:table-cell table:formula="of:=IF(AND([.C232]&lt;&gt;&quot;&quot;;[.C232]&lt;&gt;&quot;Column&quot;);IF([.B232]=0;&quot;{&quot;;&quot;&quot;)&amp;[.C232]&amp;&quot;:column[&quot;&amp;[.B232]&amp;&quot;]&quot;&amp;IF([.B23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33]=0;[.C233]&lt;&gt;&quot;Column&quot;;[.C233]&lt;&gt;&quot;&quot;);&quot;LOAD CSV FROM &quot;&quot;file://&quot; &amp; [.A233] &amp; &quot;.csv&quot;&quot; as column create (n:&quot; &amp; [.A233] &amp; &quot; &quot;; &quot;&quot;) )">
            <text:p/>
          </table:table-cell>
          <table:table-cell table:formula="of:=IF(AND([.C233]&lt;&gt;&quot;&quot;;[.C233]&lt;&gt;&quot;Column&quot;);IF([.B233]=0;&quot;{&quot;;&quot;&quot;)&amp;[.C233]&amp;&quot;:column[&quot;&amp;[.B233]&amp;&quot;]&quot;&amp;IF([.B23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234]=0;[.C234]&lt;&gt;&quot;Column&quot;;[.C234]&lt;&gt;&quot;&quot;);&quot;LOAD CSV FROM &quot;&quot;file://&quot; &amp; [.A234] &amp; &quot;.csv&quot;&quot; as column create (n:&quot; &amp; [.A234] &amp; &quot; &quot;; &quot;&quot;) )">
            <text:p/>
          </table:table-cell>
          <table:table-cell table:formula="of:=IF(AND([.C234]&lt;&gt;&quot;&quot;;[.C234]&lt;&gt;&quot;Column&quot;);IF([.B234]=0;&quot;{&quot;;&quot;&quot;)&amp;[.C234]&amp;&quot;:column[&quot;&amp;[.B234]&amp;&quot;]&quot;&amp;IF([.B23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3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235]=0;[.C235]&lt;&gt;&quot;Column&quot;;[.C235]&lt;&gt;&quot;&quot;);&quot;LOAD CSV FROM &quot;&quot;file://&quot; &amp; [.A235] &amp; &quot;.csv&quot;&quot; as column create (n:&quot; &amp; [.A235] &amp; &quot; &quot;; &quot;&quot;) )" office:value-type="string" office:string-value="load csv from &quot;file://chartevents_3.csv&quot; as column create (n:chartevents_3 " calcext:value-type="string">
            <text:p>load csv from "file://chartevents_3.csv" as column create (n:chartevents_3 </text:p>
          </table:table-cell>
          <table:table-cell table:formula="of:=IF(AND([.C235]&lt;&gt;&quot;&quot;;[.C235]&lt;&gt;&quot;Column&quot;);IF([.B235]=0;&quot;{&quot;;&quot;&quot;)&amp;[.C235]&amp;&quot;:column[&quot;&amp;[.B235]&amp;&quot;]&quot;&amp;IF([.B236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3</text:p>
          </table:table-cell>
          <table:table-cell table:style-name="ce3" table:formula="of:=SUM([.B235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236]=0;[.C236]&lt;&gt;&quot;Column&quot;;[.C236]&lt;&gt;&quot;&quot;);&quot;LOAD CSV FROM &quot;&quot;file://&quot; &amp; [.A236] &amp; &quot;.csv&quot;&quot; as column create (n:&quot; &amp; [.A236] &amp; &quot; &quot;; &quot;&quot;) )">
            <text:p/>
          </table:table-cell>
          <table:table-cell table:formula="of:=IF(AND([.C236]&lt;&gt;&quot;&quot;;[.C236]&lt;&gt;&quot;Column&quot;);IF([.B236]=0;&quot;{&quot;;&quot;&quot;)&amp;[.C236]&amp;&quot;:column[&quot;&amp;[.B236]&amp;&quot;]&quot;&amp;IF([.B237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3</text:p>
          </table:table-cell>
          <table:table-cell table:style-name="ce3" table:formula="of:=SUM([.B236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237]=0;[.C237]&lt;&gt;&quot;Column&quot;;[.C237]&lt;&gt;&quot;&quot;);&quot;LOAD CSV FROM &quot;&quot;file://&quot; &amp; [.A237] &amp; &quot;.csv&quot;&quot; as column create (n:&quot; &amp; [.A237] &amp; &quot; &quot;; &quot;&quot;) )">
            <text:p/>
          </table:table-cell>
          <table:table-cell table:formula="of:=IF(AND([.C237]&lt;&gt;&quot;&quot;;[.C237]&lt;&gt;&quot;Column&quot;);IF([.B237]=0;&quot;{&quot;;&quot;&quot;)&amp;[.C237]&amp;&quot;:column[&quot;&amp;[.B237]&amp;&quot;]&quot;&amp;IF([.B238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3</text:p>
          </table:table-cell>
          <table:table-cell table:style-name="ce3" table:formula="of:=SUM([.B237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238]=0;[.C238]&lt;&gt;&quot;Column&quot;;[.C238]&lt;&gt;&quot;&quot;);&quot;LOAD CSV FROM &quot;&quot;file://&quot; &amp; [.A238] &amp; &quot;.csv&quot;&quot; as column create (n:&quot; &amp; [.A238] &amp; &quot; &quot;; &quot;&quot;) )">
            <text:p/>
          </table:table-cell>
          <table:table-cell table:formula="of:=IF(AND([.C238]&lt;&gt;&quot;&quot;;[.C238]&lt;&gt;&quot;Column&quot;);IF([.B238]=0;&quot;{&quot;;&quot;&quot;)&amp;[.C238]&amp;&quot;:column[&quot;&amp;[.B238]&amp;&quot;]&quot;&amp;IF([.B239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3</text:p>
          </table:table-cell>
          <table:table-cell table:style-name="ce3" table:formula="of:=SUM([.B238];1)" office:value-type="float" office:value="4" calcext:value-type="float">
            <text:p>4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239]=0;[.C239]&lt;&gt;&quot;Column&quot;;[.C239]&lt;&gt;&quot;&quot;);&quot;LOAD CSV FROM &quot;&quot;file://&quot; &amp; [.A239] &amp; &quot;.csv&quot;&quot; as column create (n:&quot; &amp; [.A239] &amp; &quot; &quot;; &quot;&quot;) )">
            <text:p/>
          </table:table-cell>
          <table:table-cell table:formula="of:=IF(AND([.C239]&lt;&gt;&quot;&quot;;[.C239]&lt;&gt;&quot;Column&quot;);IF([.B239]=0;&quot;{&quot;;&quot;&quot;)&amp;[.C239]&amp;&quot;:column[&quot;&amp;[.B239]&amp;&quot;]&quot;&amp;IF([.B240]&lt;&gt;&quot;&quot;;&quot;,&quot;;&quot;})&quot;);&quot;&quot;)" office:value-type="string" office:string-value="itemid:column[4]," calcext:value-type="string">
            <text:p>itemid:column[4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3</text:p>
          </table:table-cell>
          <table:table-cell table:style-name="ce3" table:formula="of:=SUM([.B239];1)" office:value-type="float" office:value="5" calcext:value-type="float">
            <text:p>5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240]=0;[.C240]&lt;&gt;&quot;Column&quot;;[.C240]&lt;&gt;&quot;&quot;);&quot;LOAD CSV FROM &quot;&quot;file://&quot; &amp; [.A240] &amp; &quot;.csv&quot;&quot; as column create (n:&quot; &amp; [.A240] &amp; &quot; &quot;; &quot;&quot;) )">
            <text:p/>
          </table:table-cell>
          <table:table-cell table:formula="of:=IF(AND([.C240]&lt;&gt;&quot;&quot;;[.C240]&lt;&gt;&quot;Column&quot;);IF([.B240]=0;&quot;{&quot;;&quot;&quot;)&amp;[.C240]&amp;&quot;:column[&quot;&amp;[.B240]&amp;&quot;]&quot;&amp;IF([.B241]&lt;&gt;&quot;&quot;;&quot;,&quot;;&quot;})&quot;);&quot;&quot;)" office:value-type="string" office:string-value="charttime:column[5]," calcext:value-type="string">
            <text:p>charttime:column[5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3</text:p>
          </table:table-cell>
          <table:table-cell table:style-name="ce3" table:formula="of:=SUM([.B240];1)" office:value-type="float" office:value="6" calcext:value-type="float">
            <text:p>6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241]=0;[.C241]&lt;&gt;&quot;Column&quot;;[.C241]&lt;&gt;&quot;&quot;);&quot;LOAD CSV FROM &quot;&quot;file://&quot; &amp; [.A241] &amp; &quot;.csv&quot;&quot; as column create (n:&quot; &amp; [.A241] &amp; &quot; &quot;; &quot;&quot;) )">
            <text:p/>
          </table:table-cell>
          <table:table-cell table:formula="of:=IF(AND([.C241]&lt;&gt;&quot;&quot;;[.C241]&lt;&gt;&quot;Column&quot;);IF([.B241]=0;&quot;{&quot;;&quot;&quot;)&amp;[.C241]&amp;&quot;:column[&quot;&amp;[.B241]&amp;&quot;]&quot;&amp;IF([.B242]&lt;&gt;&quot;&quot;;&quot;,&quot;;&quot;})&quot;);&quot;&quot;)" office:value-type="string" office:string-value="storetime:column[6]," calcext:value-type="string">
            <text:p>storetime:column[6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3</text:p>
          </table:table-cell>
          <table:table-cell table:style-name="ce3" table:formula="of:=SUM([.B241];1)" office:value-type="float" office:value="7" calcext:value-type="float">
            <text:p>7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242]=0;[.C242]&lt;&gt;&quot;Column&quot;;[.C242]&lt;&gt;&quot;&quot;);&quot;LOAD CSV FROM &quot;&quot;file://&quot; &amp; [.A242] &amp; &quot;.csv&quot;&quot; as column create (n:&quot; &amp; [.A242] &amp; &quot; &quot;; &quot;&quot;) )">
            <text:p/>
          </table:table-cell>
          <table:table-cell table:formula="of:=IF(AND([.C242]&lt;&gt;&quot;&quot;;[.C242]&lt;&gt;&quot;Column&quot;);IF([.B242]=0;&quot;{&quot;;&quot;&quot;)&amp;[.C242]&amp;&quot;:column[&quot;&amp;[.B242]&amp;&quot;]&quot;&amp;IF([.B243]&lt;&gt;&quot;&quot;;&quot;,&quot;;&quot;})&quot;);&quot;&quot;)" office:value-type="string" office:string-value="cgid:column[7]," calcext:value-type="string">
            <text:p>cgid:column[7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3</text:p>
          </table:table-cell>
          <table:table-cell table:style-name="ce3" table:formula="of:=SUM([.B242];1)" office:value-type="float" office:value="8" calcext:value-type="float">
            <text:p>8</text:p>
          </table:table-cell>
          <table:table-cell table:style-name="ce6" office:value-type="string" calcext:value-type="string">
            <text:p>value</text:p>
          </table:table-cell>
          <table:table-cell table:style-name="ce11" table:formula="of:=LOWER( IF(AND([.B243]=0;[.C243]&lt;&gt;&quot;Column&quot;;[.C243]&lt;&gt;&quot;&quot;);&quot;LOAD CSV FROM &quot;&quot;file://&quot; &amp; [.A243] &amp; &quot;.csv&quot;&quot; as column create (n:&quot; &amp; [.A243] &amp; &quot; &quot;; &quot;&quot;) )">
            <text:p/>
          </table:table-cell>
          <table:table-cell table:formula="of:=IF(AND([.C243]&lt;&gt;&quot;&quot;;[.C243]&lt;&gt;&quot;Column&quot;);IF([.B243]=0;&quot;{&quot;;&quot;&quot;)&amp;[.C243]&amp;&quot;:column[&quot;&amp;[.B243]&amp;&quot;]&quot;&amp;IF([.B244]&lt;&gt;&quot;&quot;;&quot;,&quot;;&quot;})&quot;);&quot;&quot;)" office:value-type="string" office:string-value="value:column[8]," calcext:value-type="string">
            <text:p>value:column[8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3</text:p>
          </table:table-cell>
          <table:table-cell table:style-name="ce3" table:formula="of:=SUM([.B243];1)" office:value-type="float" office:value="9" calcext:value-type="float">
            <text:p>9</text:p>
          </table:table-cell>
          <table:table-cell table:style-name="ce6" office:value-type="string" calcext:value-type="string">
            <text:p>valuenum</text:p>
          </table:table-cell>
          <table:table-cell table:style-name="ce11" table:formula="of:=LOWER( IF(AND([.B244]=0;[.C244]&lt;&gt;&quot;Column&quot;;[.C244]&lt;&gt;&quot;&quot;);&quot;LOAD CSV FROM &quot;&quot;file://&quot; &amp; [.A244] &amp; &quot;.csv&quot;&quot; as column create (n:&quot; &amp; [.A244] &amp; &quot; &quot;; &quot;&quot;) )">
            <text:p/>
          </table:table-cell>
          <table:table-cell table:formula="of:=IF(AND([.C244]&lt;&gt;&quot;&quot;;[.C244]&lt;&gt;&quot;Column&quot;);IF([.B244]=0;&quot;{&quot;;&quot;&quot;)&amp;[.C244]&amp;&quot;:column[&quot;&amp;[.B244]&amp;&quot;]&quot;&amp;IF([.B245]&lt;&gt;&quot;&quot;;&quot;,&quot;;&quot;})&quot;);&quot;&quot;)" office:value-type="string" office:string-value="valuenum:column[9]," calcext:value-type="string">
            <text:p>valuenum:column[9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3</text:p>
          </table:table-cell>
          <table:table-cell table:style-name="ce3" table:formula="of:=SUM([.B244];1)" office:value-type="float" office:value="10" calcext:value-type="float">
            <text:p>10</text:p>
          </table:table-cell>
          <table:table-cell table:style-name="ce6" office:value-type="string" calcext:value-type="string">
            <text:p>valueuom</text:p>
          </table:table-cell>
          <table:table-cell table:style-name="ce11" table:formula="of:=LOWER( IF(AND([.B245]=0;[.C245]&lt;&gt;&quot;Column&quot;;[.C245]&lt;&gt;&quot;&quot;);&quot;LOAD CSV FROM &quot;&quot;file://&quot; &amp; [.A245] &amp; &quot;.csv&quot;&quot; as column create (n:&quot; &amp; [.A245] &amp; &quot; &quot;; &quot;&quot;) )">
            <text:p/>
          </table:table-cell>
          <table:table-cell table:formula="of:=IF(AND([.C245]&lt;&gt;&quot;&quot;;[.C245]&lt;&gt;&quot;Column&quot;);IF([.B245]=0;&quot;{&quot;;&quot;&quot;)&amp;[.C245]&amp;&quot;:column[&quot;&amp;[.B245]&amp;&quot;]&quot;&amp;IF([.B246]&lt;&gt;&quot;&quot;;&quot;,&quot;;&quot;})&quot;);&quot;&quot;)" office:value-type="string" office:string-value="valueuom:column[10]," calcext:value-type="string">
            <text:p>valueuom:column[10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3</text:p>
          </table:table-cell>
          <table:table-cell table:style-name="ce3" table:formula="of:=SUM([.B245];1)" office:value-type="float" office:value="11" calcext:value-type="float">
            <text:p>11</text:p>
          </table:table-cell>
          <table:table-cell table:style-name="ce6" office:value-type="string" calcext:value-type="string">
            <text:p>warning</text:p>
          </table:table-cell>
          <table:table-cell table:style-name="ce11" table:formula="of:=LOWER( IF(AND([.B246]=0;[.C246]&lt;&gt;&quot;Column&quot;;[.C246]&lt;&gt;&quot;&quot;);&quot;LOAD CSV FROM &quot;&quot;file://&quot; &amp; [.A246] &amp; &quot;.csv&quot;&quot; as column create (n:&quot; &amp; [.A246] &amp; &quot; &quot;; &quot;&quot;) )">
            <text:p/>
          </table:table-cell>
          <table:table-cell table:formula="of:=IF(AND([.C246]&lt;&gt;&quot;&quot;;[.C246]&lt;&gt;&quot;Column&quot;);IF([.B246]=0;&quot;{&quot;;&quot;&quot;)&amp;[.C246]&amp;&quot;:column[&quot;&amp;[.B246]&amp;&quot;]&quot;&amp;IF([.B247]&lt;&gt;&quot;&quot;;&quot;,&quot;;&quot;})&quot;);&quot;&quot;)" office:value-type="string" office:string-value="warning:column[11]," calcext:value-type="string">
            <text:p>warning:column[11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3</text:p>
          </table:table-cell>
          <table:table-cell table:style-name="ce3" table:formula="of:=SUM([.B246];1)" office:value-type="float" office:value="12" calcext:value-type="float">
            <text:p>12</text:p>
          </table:table-cell>
          <table:table-cell table:style-name="ce6" office:value-type="string" calcext:value-type="string">
            <text:p>error</text:p>
          </table:table-cell>
          <table:table-cell table:style-name="ce11" table:formula="of:=LOWER( IF(AND([.B247]=0;[.C247]&lt;&gt;&quot;Column&quot;;[.C247]&lt;&gt;&quot;&quot;);&quot;LOAD CSV FROM &quot;&quot;file://&quot; &amp; [.A247] &amp; &quot;.csv&quot;&quot; as column create (n:&quot; &amp; [.A247] &amp; &quot; &quot;; &quot;&quot;) )">
            <text:p/>
          </table:table-cell>
          <table:table-cell table:formula="of:=IF(AND([.C247]&lt;&gt;&quot;&quot;;[.C247]&lt;&gt;&quot;Column&quot;);IF([.B247]=0;&quot;{&quot;;&quot;&quot;)&amp;[.C247]&amp;&quot;:column[&quot;&amp;[.B247]&amp;&quot;]&quot;&amp;IF([.B248]&lt;&gt;&quot;&quot;;&quot;,&quot;;&quot;})&quot;);&quot;&quot;)" office:value-type="string" office:string-value="error:column[12]," calcext:value-type="string">
            <text:p>error:column[12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3</text:p>
          </table:table-cell>
          <table:table-cell table:style-name="ce3" table:formula="of:=SUM([.B247];1)" office:value-type="float" office:value="13" calcext:value-type="float">
            <text:p>13</text:p>
          </table:table-cell>
          <table:table-cell table:style-name="ce6" office:value-type="string" calcext:value-type="string">
            <text:p>resultstatus</text:p>
          </table:table-cell>
          <table:table-cell table:style-name="ce11" table:formula="of:=LOWER( IF(AND([.B248]=0;[.C248]&lt;&gt;&quot;Column&quot;;[.C248]&lt;&gt;&quot;&quot;);&quot;LOAD CSV FROM &quot;&quot;file://&quot; &amp; [.A248] &amp; &quot;.csv&quot;&quot; as column create (n:&quot; &amp; [.A248] &amp; &quot; &quot;; &quot;&quot;) )">
            <text:p/>
          </table:table-cell>
          <table:table-cell table:formula="of:=IF(AND([.C248]&lt;&gt;&quot;&quot;;[.C248]&lt;&gt;&quot;Column&quot;);IF([.B248]=0;&quot;{&quot;;&quot;&quot;)&amp;[.C248]&amp;&quot;:column[&quot;&amp;[.B248]&amp;&quot;]&quot;&amp;IF([.B249]&lt;&gt;&quot;&quot;;&quot;,&quot;;&quot;})&quot;);&quot;&quot;)" office:value-type="string" office:string-value="resultstatus:column[13]," calcext:value-type="string">
            <text:p>resultstatus:column[13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3</text:p>
          </table:table-cell>
          <table:table-cell table:style-name="ce3" table:formula="of:=SUM([.B248];1)" office:value-type="float" office:value="14" calcext:value-type="float">
            <text:p>14</text:p>
          </table:table-cell>
          <table:table-cell table:style-name="ce6" office:value-type="string" calcext:value-type="string">
            <text:p>stopped</text:p>
          </table:table-cell>
          <table:table-cell table:style-name="ce11" table:formula="of:=LOWER( IF(AND([.B249]=0;[.C249]&lt;&gt;&quot;Column&quot;;[.C249]&lt;&gt;&quot;&quot;);&quot;LOAD CSV FROM &quot;&quot;file://&quot; &amp; [.A249] &amp; &quot;.csv&quot;&quot; as column create (n:&quot; &amp; [.A249] &amp; &quot; &quot;; &quot;&quot;) )">
            <text:p/>
          </table:table-cell>
          <table:table-cell table:formula="of:=IF(AND([.C249]&lt;&gt;&quot;&quot;;[.C249]&lt;&gt;&quot;Column&quot;);IF([.B249]=0;&quot;{&quot;;&quot;&quot;)&amp;[.C249]&amp;&quot;:column[&quot;&amp;[.B249]&amp;&quot;]&quot;&amp;IF([.B250]&lt;&gt;&quot;&quot;;&quot;,&quot;;&quot;})&quot;);&quot;&quot;)" office:value-type="string" office:string-value="stopped:column[14]})" calcext:value-type="string">
            <text:p>stopped:column[14]})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/>
          <table:table-cell table:style-name="ce11" table:formula="of:=LOWER( IF(AND([.B250]=0;[.C250]&lt;&gt;&quot;Column&quot;;[.C250]&lt;&gt;&quot;&quot;);&quot;LOAD CSV FROM &quot;&quot;file://&quot; &amp; [.A250] &amp; &quot;.csv&quot;&quot; as column create (n:&quot; &amp; [.A250] &amp; &quot; &quot;; &quot;&quot;) )">
            <text:p/>
          </table:table-cell>
          <table:table-cell table:formula="of:=IF(AND([.C250]&lt;&gt;&quot;&quot;;[.C250]&lt;&gt;&quot;Column&quot;);IF([.B250]=0;&quot;{&quot;;&quot;&quot;)&amp;[.C250]&amp;&quot;:column[&quot;&amp;[.B250]&amp;&quot;]&quot;&amp;IF([.B25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51]=0;[.C251]&lt;&gt;&quot;Column&quot;;[.C251]&lt;&gt;&quot;&quot;);&quot;LOAD CSV FROM &quot;&quot;file://&quot; &amp; [.A251] &amp; &quot;.csv&quot;&quot; as column create (n:&quot; &amp; [.A251] &amp; &quot; &quot;; &quot;&quot;) )">
            <text:p/>
          </table:table-cell>
          <table:table-cell table:formula="of:=IF(AND([.C251]&lt;&gt;&quot;&quot;;[.C251]&lt;&gt;&quot;Column&quot;);IF([.B251]=0;&quot;{&quot;;&quot;&quot;)&amp;[.C251]&amp;&quot;:column[&quot;&amp;[.B251]&amp;&quot;]&quot;&amp;IF([.B25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52]=0;[.C252]&lt;&gt;&quot;Column&quot;;[.C252]&lt;&gt;&quot;&quot;);&quot;LOAD CSV FROM &quot;&quot;file://&quot; &amp; [.A252] &amp; &quot;.csv&quot;&quot; as column create (n:&quot; &amp; [.A252] &amp; &quot; &quot;; &quot;&quot;) )">
            <text:p/>
          </table:table-cell>
          <table:table-cell table:formula="of:=IF(AND([.C252]&lt;&gt;&quot;&quot;;[.C252]&lt;&gt;&quot;Column&quot;);IF([.B252]=0;&quot;{&quot;;&quot;&quot;)&amp;[.C252]&amp;&quot;:column[&quot;&amp;[.B252]&amp;&quot;]&quot;&amp;IF([.B25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53]=0;[.C253]&lt;&gt;&quot;Column&quot;;[.C253]&lt;&gt;&quot;&quot;);&quot;LOAD CSV FROM &quot;&quot;file://&quot; &amp; [.A253] &amp; &quot;.csv&quot;&quot; as column create (n:&quot; &amp; [.A253] &amp; &quot; &quot;; &quot;&quot;) )">
            <text:p/>
          </table:table-cell>
          <table:table-cell table:formula="of:=IF(AND([.C253]&lt;&gt;&quot;&quot;;[.C253]&lt;&gt;&quot;Column&quot;);IF([.B253]=0;&quot;{&quot;;&quot;&quot;)&amp;[.C253]&amp;&quot;:column[&quot;&amp;[.B253]&amp;&quot;]&quot;&amp;IF([.B25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54]=0;[.C254]&lt;&gt;&quot;Column&quot;;[.C254]&lt;&gt;&quot;&quot;);&quot;LOAD CSV FROM &quot;&quot;file://&quot; &amp; [.A254] &amp; &quot;.csv&quot;&quot; as column create (n:&quot; &amp; [.A254] &amp; &quot; &quot;; &quot;&quot;) )">
            <text:p/>
          </table:table-cell>
          <table:table-cell table:formula="of:=IF(AND([.C254]&lt;&gt;&quot;&quot;;[.C254]&lt;&gt;&quot;Column&quot;);IF([.B254]=0;&quot;{&quot;;&quot;&quot;)&amp;[.C254]&amp;&quot;:column[&quot;&amp;[.B254]&amp;&quot;]&quot;&amp;IF([.B25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55]=0;[.C255]&lt;&gt;&quot;Column&quot;;[.C255]&lt;&gt;&quot;&quot;);&quot;LOAD CSV FROM &quot;&quot;file://&quot; &amp; [.A255] &amp; &quot;.csv&quot;&quot; as column create (n:&quot; &amp; [.A255] &amp; &quot; &quot;; &quot;&quot;) )">
            <text:p/>
          </table:table-cell>
          <table:table-cell table:formula="of:=IF(AND([.C255]&lt;&gt;&quot;&quot;;[.C255]&lt;&gt;&quot;Column&quot;);IF([.B255]=0;&quot;{&quot;;&quot;&quot;)&amp;[.C255]&amp;&quot;:column[&quot;&amp;[.B255]&amp;&quot;]&quot;&amp;IF([.B25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56]=0;[.C256]&lt;&gt;&quot;Column&quot;;[.C256]&lt;&gt;&quot;&quot;);&quot;LOAD CSV FROM &quot;&quot;file://&quot; &amp; [.A256] &amp; &quot;.csv&quot;&quot; as column create (n:&quot; &amp; [.A256] &amp; &quot; &quot;; &quot;&quot;) )">
            <text:p/>
          </table:table-cell>
          <table:table-cell table:formula="of:=IF(AND([.C256]&lt;&gt;&quot;&quot;;[.C256]&lt;&gt;&quot;Column&quot;);IF([.B256]=0;&quot;{&quot;;&quot;&quot;)&amp;[.C256]&amp;&quot;:column[&quot;&amp;[.B256]&amp;&quot;]&quot;&amp;IF([.B25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257]=0;[.C257]&lt;&gt;&quot;Column&quot;;[.C257]&lt;&gt;&quot;&quot;);&quot;LOAD CSV FROM &quot;&quot;file://&quot; &amp; [.A257] &amp; &quot;.csv&quot;&quot; as column create (n:&quot; &amp; [.A257] &amp; &quot; &quot;; &quot;&quot;) )">
            <text:p/>
          </table:table-cell>
          <table:table-cell table:formula="of:=IF(AND([.C257]&lt;&gt;&quot;&quot;;[.C257]&lt;&gt;&quot;Column&quot;);IF([.B257]=0;&quot;{&quot;;&quot;&quot;)&amp;[.C257]&amp;&quot;:column[&quot;&amp;[.B257]&amp;&quot;]&quot;&amp;IF([.B25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258]=0;[.C258]&lt;&gt;&quot;Column&quot;;[.C258]&lt;&gt;&quot;&quot;);&quot;LOAD CSV FROM &quot;&quot;file://&quot; &amp; [.A258] &amp; &quot;.csv&quot;&quot; as column create (n:&quot; &amp; [.A258] &amp; &quot; &quot;; &quot;&quot;) )" office:value-type="string" office:string-value="load csv from &quot;file://chartevents_4.csv&quot; as column create (n:chartevents_4 " calcext:value-type="string">
            <text:p>load csv from "file://chartevents_4.csv" as column create (n:chartevents_4 </text:p>
          </table:table-cell>
          <table:table-cell table:formula="of:=IF(AND([.C258]&lt;&gt;&quot;&quot;;[.C258]&lt;&gt;&quot;Column&quot;);IF([.B258]=0;&quot;{&quot;;&quot;&quot;)&amp;[.C258]&amp;&quot;:column[&quot;&amp;[.B258]&amp;&quot;]&quot;&amp;IF([.B259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4</text:p>
          </table:table-cell>
          <table:table-cell table:style-name="ce3" table:formula="of:=SUM([.B258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259]=0;[.C259]&lt;&gt;&quot;Column&quot;;[.C259]&lt;&gt;&quot;&quot;);&quot;LOAD CSV FROM &quot;&quot;file://&quot; &amp; [.A259] &amp; &quot;.csv&quot;&quot; as column create (n:&quot; &amp; [.A259] &amp; &quot; &quot;; &quot;&quot;) )">
            <text:p/>
          </table:table-cell>
          <table:table-cell table:formula="of:=IF(AND([.C259]&lt;&gt;&quot;&quot;;[.C259]&lt;&gt;&quot;Column&quot;);IF([.B259]=0;&quot;{&quot;;&quot;&quot;)&amp;[.C259]&amp;&quot;:column[&quot;&amp;[.B259]&amp;&quot;]&quot;&amp;IF([.B260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4</text:p>
          </table:table-cell>
          <table:table-cell table:style-name="ce3" table:formula="of:=SUM([.B259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260]=0;[.C260]&lt;&gt;&quot;Column&quot;;[.C260]&lt;&gt;&quot;&quot;);&quot;LOAD CSV FROM &quot;&quot;file://&quot; &amp; [.A260] &amp; &quot;.csv&quot;&quot; as column create (n:&quot; &amp; [.A260] &amp; &quot; &quot;; &quot;&quot;) )">
            <text:p/>
          </table:table-cell>
          <table:table-cell table:formula="of:=IF(AND([.C260]&lt;&gt;&quot;&quot;;[.C260]&lt;&gt;&quot;Column&quot;);IF([.B260]=0;&quot;{&quot;;&quot;&quot;)&amp;[.C260]&amp;&quot;:column[&quot;&amp;[.B260]&amp;&quot;]&quot;&amp;IF([.B261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4</text:p>
          </table:table-cell>
          <table:table-cell table:style-name="ce3" table:formula="of:=SUM([.B260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261]=0;[.C261]&lt;&gt;&quot;Column&quot;;[.C261]&lt;&gt;&quot;&quot;);&quot;LOAD CSV FROM &quot;&quot;file://&quot; &amp; [.A261] &amp; &quot;.csv&quot;&quot; as column create (n:&quot; &amp; [.A261] &amp; &quot; &quot;; &quot;&quot;) )">
            <text:p/>
          </table:table-cell>
          <table:table-cell table:formula="of:=IF(AND([.C261]&lt;&gt;&quot;&quot;;[.C261]&lt;&gt;&quot;Column&quot;);IF([.B261]=0;&quot;{&quot;;&quot;&quot;)&amp;[.C261]&amp;&quot;:column[&quot;&amp;[.B261]&amp;&quot;]&quot;&amp;IF([.B262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4</text:p>
          </table:table-cell>
          <table:table-cell table:style-name="ce3" table:formula="of:=SUM([.B261];1)" office:value-type="float" office:value="4" calcext:value-type="float">
            <text:p>4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262]=0;[.C262]&lt;&gt;&quot;Column&quot;;[.C262]&lt;&gt;&quot;&quot;);&quot;LOAD CSV FROM &quot;&quot;file://&quot; &amp; [.A262] &amp; &quot;.csv&quot;&quot; as column create (n:&quot; &amp; [.A262] &amp; &quot; &quot;; &quot;&quot;) )">
            <text:p/>
          </table:table-cell>
          <table:table-cell table:formula="of:=IF(AND([.C262]&lt;&gt;&quot;&quot;;[.C262]&lt;&gt;&quot;Column&quot;);IF([.B262]=0;&quot;{&quot;;&quot;&quot;)&amp;[.C262]&amp;&quot;:column[&quot;&amp;[.B262]&amp;&quot;]&quot;&amp;IF([.B263]&lt;&gt;&quot;&quot;;&quot;,&quot;;&quot;})&quot;);&quot;&quot;)" office:value-type="string" office:string-value="itemid:column[4]," calcext:value-type="string">
            <text:p>itemid:column[4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4</text:p>
          </table:table-cell>
          <table:table-cell table:style-name="ce3" table:formula="of:=SUM([.B262];1)" office:value-type="float" office:value="5" calcext:value-type="float">
            <text:p>5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263]=0;[.C263]&lt;&gt;&quot;Column&quot;;[.C263]&lt;&gt;&quot;&quot;);&quot;LOAD CSV FROM &quot;&quot;file://&quot; &amp; [.A263] &amp; &quot;.csv&quot;&quot; as column create (n:&quot; &amp; [.A263] &amp; &quot; &quot;; &quot;&quot;) )">
            <text:p/>
          </table:table-cell>
          <table:table-cell table:formula="of:=IF(AND([.C263]&lt;&gt;&quot;&quot;;[.C263]&lt;&gt;&quot;Column&quot;);IF([.B263]=0;&quot;{&quot;;&quot;&quot;)&amp;[.C263]&amp;&quot;:column[&quot;&amp;[.B263]&amp;&quot;]&quot;&amp;IF([.B264]&lt;&gt;&quot;&quot;;&quot;,&quot;;&quot;})&quot;);&quot;&quot;)" office:value-type="string" office:string-value="charttime:column[5]," calcext:value-type="string">
            <text:p>charttime:column[5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4</text:p>
          </table:table-cell>
          <table:table-cell table:style-name="ce3" table:formula="of:=SUM([.B263];1)" office:value-type="float" office:value="6" calcext:value-type="float">
            <text:p>6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264]=0;[.C264]&lt;&gt;&quot;Column&quot;;[.C264]&lt;&gt;&quot;&quot;);&quot;LOAD CSV FROM &quot;&quot;file://&quot; &amp; [.A264] &amp; &quot;.csv&quot;&quot; as column create (n:&quot; &amp; [.A264] &amp; &quot; &quot;; &quot;&quot;) )">
            <text:p/>
          </table:table-cell>
          <table:table-cell table:formula="of:=IF(AND([.C264]&lt;&gt;&quot;&quot;;[.C264]&lt;&gt;&quot;Column&quot;);IF([.B264]=0;&quot;{&quot;;&quot;&quot;)&amp;[.C264]&amp;&quot;:column[&quot;&amp;[.B264]&amp;&quot;]&quot;&amp;IF([.B265]&lt;&gt;&quot;&quot;;&quot;,&quot;;&quot;})&quot;);&quot;&quot;)" office:value-type="string" office:string-value="storetime:column[6]," calcext:value-type="string">
            <text:p>storetime:column[6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4</text:p>
          </table:table-cell>
          <table:table-cell table:style-name="ce3" table:formula="of:=SUM([.B264];1)" office:value-type="float" office:value="7" calcext:value-type="float">
            <text:p>7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265]=0;[.C265]&lt;&gt;&quot;Column&quot;;[.C265]&lt;&gt;&quot;&quot;);&quot;LOAD CSV FROM &quot;&quot;file://&quot; &amp; [.A265] &amp; &quot;.csv&quot;&quot; as column create (n:&quot; &amp; [.A265] &amp; &quot; &quot;; &quot;&quot;) )">
            <text:p/>
          </table:table-cell>
          <table:table-cell table:formula="of:=IF(AND([.C265]&lt;&gt;&quot;&quot;;[.C265]&lt;&gt;&quot;Column&quot;);IF([.B265]=0;&quot;{&quot;;&quot;&quot;)&amp;[.C265]&amp;&quot;:column[&quot;&amp;[.B265]&amp;&quot;]&quot;&amp;IF([.B266]&lt;&gt;&quot;&quot;;&quot;,&quot;;&quot;})&quot;);&quot;&quot;)" office:value-type="string" office:string-value="cgid:column[7]," calcext:value-type="string">
            <text:p>cgid:column[7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4</text:p>
          </table:table-cell>
          <table:table-cell table:style-name="ce3" table:formula="of:=SUM([.B265];1)" office:value-type="float" office:value="8" calcext:value-type="float">
            <text:p>8</text:p>
          </table:table-cell>
          <table:table-cell table:style-name="ce6" office:value-type="string" calcext:value-type="string">
            <text:p>value</text:p>
          </table:table-cell>
          <table:table-cell table:style-name="ce11" table:formula="of:=LOWER( IF(AND([.B266]=0;[.C266]&lt;&gt;&quot;Column&quot;;[.C266]&lt;&gt;&quot;&quot;);&quot;LOAD CSV FROM &quot;&quot;file://&quot; &amp; [.A266] &amp; &quot;.csv&quot;&quot; as column create (n:&quot; &amp; [.A266] &amp; &quot; &quot;; &quot;&quot;) )">
            <text:p/>
          </table:table-cell>
          <table:table-cell table:formula="of:=IF(AND([.C266]&lt;&gt;&quot;&quot;;[.C266]&lt;&gt;&quot;Column&quot;);IF([.B266]=0;&quot;{&quot;;&quot;&quot;)&amp;[.C266]&amp;&quot;:column[&quot;&amp;[.B266]&amp;&quot;]&quot;&amp;IF([.B267]&lt;&gt;&quot;&quot;;&quot;,&quot;;&quot;})&quot;);&quot;&quot;)" office:value-type="string" office:string-value="value:column[8]," calcext:value-type="string">
            <text:p>value:column[8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4</text:p>
          </table:table-cell>
          <table:table-cell table:style-name="ce3" table:formula="of:=SUM([.B266];1)" office:value-type="float" office:value="9" calcext:value-type="float">
            <text:p>9</text:p>
          </table:table-cell>
          <table:table-cell table:style-name="ce6" office:value-type="string" calcext:value-type="string">
            <text:p>valuenum</text:p>
          </table:table-cell>
          <table:table-cell table:style-name="ce11" table:formula="of:=LOWER( IF(AND([.B267]=0;[.C267]&lt;&gt;&quot;Column&quot;;[.C267]&lt;&gt;&quot;&quot;);&quot;LOAD CSV FROM &quot;&quot;file://&quot; &amp; [.A267] &amp; &quot;.csv&quot;&quot; as column create (n:&quot; &amp; [.A267] &amp; &quot; &quot;; &quot;&quot;) )">
            <text:p/>
          </table:table-cell>
          <table:table-cell table:formula="of:=IF(AND([.C267]&lt;&gt;&quot;&quot;;[.C267]&lt;&gt;&quot;Column&quot;);IF([.B267]=0;&quot;{&quot;;&quot;&quot;)&amp;[.C267]&amp;&quot;:column[&quot;&amp;[.B267]&amp;&quot;]&quot;&amp;IF([.B268]&lt;&gt;&quot;&quot;;&quot;,&quot;;&quot;})&quot;);&quot;&quot;)" office:value-type="string" office:string-value="valuenum:column[9]," calcext:value-type="string">
            <text:p>valuenum:column[9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4</text:p>
          </table:table-cell>
          <table:table-cell table:style-name="ce3" table:formula="of:=SUM([.B267];1)" office:value-type="float" office:value="10" calcext:value-type="float">
            <text:p>10</text:p>
          </table:table-cell>
          <table:table-cell table:style-name="ce6" office:value-type="string" calcext:value-type="string">
            <text:p>valueuom</text:p>
          </table:table-cell>
          <table:table-cell table:style-name="ce11" table:formula="of:=LOWER( IF(AND([.B268]=0;[.C268]&lt;&gt;&quot;Column&quot;;[.C268]&lt;&gt;&quot;&quot;);&quot;LOAD CSV FROM &quot;&quot;file://&quot; &amp; [.A268] &amp; &quot;.csv&quot;&quot; as column create (n:&quot; &amp; [.A268] &amp; &quot; &quot;; &quot;&quot;) )">
            <text:p/>
          </table:table-cell>
          <table:table-cell table:formula="of:=IF(AND([.C268]&lt;&gt;&quot;&quot;;[.C268]&lt;&gt;&quot;Column&quot;);IF([.B268]=0;&quot;{&quot;;&quot;&quot;)&amp;[.C268]&amp;&quot;:column[&quot;&amp;[.B268]&amp;&quot;]&quot;&amp;IF([.B269]&lt;&gt;&quot;&quot;;&quot;,&quot;;&quot;})&quot;);&quot;&quot;)" office:value-type="string" office:string-value="valueuom:column[10]," calcext:value-type="string">
            <text:p>valueuom:column[10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4</text:p>
          </table:table-cell>
          <table:table-cell table:style-name="ce3" table:formula="of:=SUM([.B268];1)" office:value-type="float" office:value="11" calcext:value-type="float">
            <text:p>11</text:p>
          </table:table-cell>
          <table:table-cell table:style-name="ce6" office:value-type="string" calcext:value-type="string">
            <text:p>warning</text:p>
          </table:table-cell>
          <table:table-cell table:style-name="ce11" table:formula="of:=LOWER( IF(AND([.B269]=0;[.C269]&lt;&gt;&quot;Column&quot;;[.C269]&lt;&gt;&quot;&quot;);&quot;LOAD CSV FROM &quot;&quot;file://&quot; &amp; [.A269] &amp; &quot;.csv&quot;&quot; as column create (n:&quot; &amp; [.A269] &amp; &quot; &quot;; &quot;&quot;) )">
            <text:p/>
          </table:table-cell>
          <table:table-cell table:formula="of:=IF(AND([.C269]&lt;&gt;&quot;&quot;;[.C269]&lt;&gt;&quot;Column&quot;);IF([.B269]=0;&quot;{&quot;;&quot;&quot;)&amp;[.C269]&amp;&quot;:column[&quot;&amp;[.B269]&amp;&quot;]&quot;&amp;IF([.B270]&lt;&gt;&quot;&quot;;&quot;,&quot;;&quot;})&quot;);&quot;&quot;)" office:value-type="string" office:string-value="warning:column[11]," calcext:value-type="string">
            <text:p>warning:column[11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4</text:p>
          </table:table-cell>
          <table:table-cell table:style-name="ce3" table:formula="of:=SUM([.B269];1)" office:value-type="float" office:value="12" calcext:value-type="float">
            <text:p>12</text:p>
          </table:table-cell>
          <table:table-cell table:style-name="ce6" office:value-type="string" calcext:value-type="string">
            <text:p>error</text:p>
          </table:table-cell>
          <table:table-cell table:style-name="ce11" table:formula="of:=LOWER( IF(AND([.B270]=0;[.C270]&lt;&gt;&quot;Column&quot;;[.C270]&lt;&gt;&quot;&quot;);&quot;LOAD CSV FROM &quot;&quot;file://&quot; &amp; [.A270] &amp; &quot;.csv&quot;&quot; as column create (n:&quot; &amp; [.A270] &amp; &quot; &quot;; &quot;&quot;) )">
            <text:p/>
          </table:table-cell>
          <table:table-cell table:formula="of:=IF(AND([.C270]&lt;&gt;&quot;&quot;;[.C270]&lt;&gt;&quot;Column&quot;);IF([.B270]=0;&quot;{&quot;;&quot;&quot;)&amp;[.C270]&amp;&quot;:column[&quot;&amp;[.B270]&amp;&quot;]&quot;&amp;IF([.B271]&lt;&gt;&quot;&quot;;&quot;,&quot;;&quot;})&quot;);&quot;&quot;)" office:value-type="string" office:string-value="error:column[12]," calcext:value-type="string">
            <text:p>error:column[12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4</text:p>
          </table:table-cell>
          <table:table-cell table:style-name="ce3" table:formula="of:=SUM([.B270];1)" office:value-type="float" office:value="13" calcext:value-type="float">
            <text:p>13</text:p>
          </table:table-cell>
          <table:table-cell table:style-name="ce6" office:value-type="string" calcext:value-type="string">
            <text:p>resultstatus</text:p>
          </table:table-cell>
          <table:table-cell table:style-name="ce11" table:formula="of:=LOWER( IF(AND([.B271]=0;[.C271]&lt;&gt;&quot;Column&quot;;[.C271]&lt;&gt;&quot;&quot;);&quot;LOAD CSV FROM &quot;&quot;file://&quot; &amp; [.A271] &amp; &quot;.csv&quot;&quot; as column create (n:&quot; &amp; [.A271] &amp; &quot; &quot;; &quot;&quot;) )">
            <text:p/>
          </table:table-cell>
          <table:table-cell table:formula="of:=IF(AND([.C271]&lt;&gt;&quot;&quot;;[.C271]&lt;&gt;&quot;Column&quot;);IF([.B271]=0;&quot;{&quot;;&quot;&quot;)&amp;[.C271]&amp;&quot;:column[&quot;&amp;[.B271]&amp;&quot;]&quot;&amp;IF([.B272]&lt;&gt;&quot;&quot;;&quot;,&quot;;&quot;})&quot;);&quot;&quot;)" office:value-type="string" office:string-value="resultstatus:column[13]," calcext:value-type="string">
            <text:p>resultstatus:column[13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4</text:p>
          </table:table-cell>
          <table:table-cell table:style-name="ce3" table:formula="of:=SUM([.B271];1)" office:value-type="float" office:value="14" calcext:value-type="float">
            <text:p>14</text:p>
          </table:table-cell>
          <table:table-cell table:style-name="ce6" office:value-type="string" calcext:value-type="string">
            <text:p>stopped</text:p>
          </table:table-cell>
          <table:table-cell table:style-name="ce11" table:formula="of:=LOWER( IF(AND([.B272]=0;[.C272]&lt;&gt;&quot;Column&quot;;[.C272]&lt;&gt;&quot;&quot;);&quot;LOAD CSV FROM &quot;&quot;file://&quot; &amp; [.A272] &amp; &quot;.csv&quot;&quot; as column create (n:&quot; &amp; [.A272] &amp; &quot; &quot;; &quot;&quot;) )">
            <text:p/>
          </table:table-cell>
          <table:table-cell table:formula="of:=IF(AND([.C272]&lt;&gt;&quot;&quot;;[.C272]&lt;&gt;&quot;Column&quot;);IF([.B272]=0;&quot;{&quot;;&quot;&quot;)&amp;[.C272]&amp;&quot;:column[&quot;&amp;[.B272]&amp;&quot;]&quot;&amp;IF([.B273]&lt;&gt;&quot;&quot;;&quot;,&quot;;&quot;})&quot;);&quot;&quot;)" office:value-type="string" office:string-value="stopped:column[14]})" calcext:value-type="string">
            <text:p>stopped:column[14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73]=0;[.C273]&lt;&gt;&quot;Column&quot;;[.C273]&lt;&gt;&quot;&quot;);&quot;LOAD CSV FROM &quot;&quot;file://&quot; &amp; [.A273] &amp; &quot;.csv&quot;&quot; as column create (n:&quot; &amp; [.A273] &amp; &quot; &quot;; &quot;&quot;) )">
            <text:p/>
          </table:table-cell>
          <table:table-cell table:formula="of:=IF(AND([.C273]&lt;&gt;&quot;&quot;;[.C273]&lt;&gt;&quot;Column&quot;);IF([.B273]=0;&quot;{&quot;;&quot;&quot;)&amp;[.C273]&amp;&quot;:column[&quot;&amp;[.B273]&amp;&quot;]&quot;&amp;IF([.B27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74]=0;[.C274]&lt;&gt;&quot;Column&quot;;[.C274]&lt;&gt;&quot;&quot;);&quot;LOAD CSV FROM &quot;&quot;file://&quot; &amp; [.A274] &amp; &quot;.csv&quot;&quot; as column create (n:&quot; &amp; [.A274] &amp; &quot; &quot;; &quot;&quot;) )">
            <text:p/>
          </table:table-cell>
          <table:table-cell table:formula="of:=IF(AND([.C274]&lt;&gt;&quot;&quot;;[.C274]&lt;&gt;&quot;Column&quot;);IF([.B274]=0;&quot;{&quot;;&quot;&quot;)&amp;[.C274]&amp;&quot;:column[&quot;&amp;[.B274]&amp;&quot;]&quot;&amp;IF([.B27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75]=0;[.C275]&lt;&gt;&quot;Column&quot;;[.C275]&lt;&gt;&quot;&quot;);&quot;LOAD CSV FROM &quot;&quot;file://&quot; &amp; [.A275] &amp; &quot;.csv&quot;&quot; as column create (n:&quot; &amp; [.A275] &amp; &quot; &quot;; &quot;&quot;) )">
            <text:p/>
          </table:table-cell>
          <table:table-cell table:formula="of:=IF(AND([.C275]&lt;&gt;&quot;&quot;;[.C275]&lt;&gt;&quot;Column&quot;);IF([.B275]=0;&quot;{&quot;;&quot;&quot;)&amp;[.C275]&amp;&quot;:column[&quot;&amp;[.B275]&amp;&quot;]&quot;&amp;IF([.B27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76]=0;[.C276]&lt;&gt;&quot;Column&quot;;[.C276]&lt;&gt;&quot;&quot;);&quot;LOAD CSV FROM &quot;&quot;file://&quot; &amp; [.A276] &amp; &quot;.csv&quot;&quot; as column create (n:&quot; &amp; [.A276] &amp; &quot; &quot;; &quot;&quot;) )">
            <text:p/>
          </table:table-cell>
          <table:table-cell table:formula="of:=IF(AND([.C276]&lt;&gt;&quot;&quot;;[.C276]&lt;&gt;&quot;Column&quot;);IF([.B276]=0;&quot;{&quot;;&quot;&quot;)&amp;[.C276]&amp;&quot;:column[&quot;&amp;[.B276]&amp;&quot;]&quot;&amp;IF([.B27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277]=0;[.C277]&lt;&gt;&quot;Column&quot;;[.C277]&lt;&gt;&quot;&quot;);&quot;LOAD CSV FROM &quot;&quot;file://&quot; &amp; [.A277] &amp; &quot;.csv&quot;&quot; as column create (n:&quot; &amp; [.A277] &amp; &quot; &quot;; &quot;&quot;) )">
            <text:p/>
          </table:table-cell>
          <table:table-cell table:formula="of:=IF(AND([.C277]&lt;&gt;&quot;&quot;;[.C277]&lt;&gt;&quot;Column&quot;);IF([.B277]=0;&quot;{&quot;;&quot;&quot;)&amp;[.C277]&amp;&quot;:column[&quot;&amp;[.B277]&amp;&quot;]&quot;&amp;IF([.B27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278]=0;[.C278]&lt;&gt;&quot;Column&quot;;[.C278]&lt;&gt;&quot;&quot;);&quot;LOAD CSV FROM &quot;&quot;file://&quot; &amp; [.A278] &amp; &quot;.csv&quot;&quot; as column create (n:&quot; &amp; [.A278] &amp; &quot; &quot;; &quot;&quot;) )" office:value-type="string" office:string-value="load csv from &quot;file://chartevents_5.csv&quot; as column create (n:chartevents_5 " calcext:value-type="string">
            <text:p>load csv from "file://chartevents_5.csv" as column create (n:chartevents_5 </text:p>
          </table:table-cell>
          <table:table-cell table:formula="of:=IF(AND([.C278]&lt;&gt;&quot;&quot;;[.C278]&lt;&gt;&quot;Column&quot;);IF([.B278]=0;&quot;{&quot;;&quot;&quot;)&amp;[.C278]&amp;&quot;:column[&quot;&amp;[.B278]&amp;&quot;]&quot;&amp;IF([.B279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5</text:p>
          </table:table-cell>
          <table:table-cell table:style-name="ce3" table:formula="of:=SUM([.B278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279]=0;[.C279]&lt;&gt;&quot;Column&quot;;[.C279]&lt;&gt;&quot;&quot;);&quot;LOAD CSV FROM &quot;&quot;file://&quot; &amp; [.A279] &amp; &quot;.csv&quot;&quot; as column create (n:&quot; &amp; [.A279] &amp; &quot; &quot;; &quot;&quot;) )">
            <text:p/>
          </table:table-cell>
          <table:table-cell table:formula="of:=IF(AND([.C279]&lt;&gt;&quot;&quot;;[.C279]&lt;&gt;&quot;Column&quot;);IF([.B279]=0;&quot;{&quot;;&quot;&quot;)&amp;[.C279]&amp;&quot;:column[&quot;&amp;[.B279]&amp;&quot;]&quot;&amp;IF([.B280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5</text:p>
          </table:table-cell>
          <table:table-cell table:style-name="ce3" table:formula="of:=SUM([.B279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280]=0;[.C280]&lt;&gt;&quot;Column&quot;;[.C280]&lt;&gt;&quot;&quot;);&quot;LOAD CSV FROM &quot;&quot;file://&quot; &amp; [.A280] &amp; &quot;.csv&quot;&quot; as column create (n:&quot; &amp; [.A280] &amp; &quot; &quot;; &quot;&quot;) )">
            <text:p/>
          </table:table-cell>
          <table:table-cell table:formula="of:=IF(AND([.C280]&lt;&gt;&quot;&quot;;[.C280]&lt;&gt;&quot;Column&quot;);IF([.B280]=0;&quot;{&quot;;&quot;&quot;)&amp;[.C280]&amp;&quot;:column[&quot;&amp;[.B280]&amp;&quot;]&quot;&amp;IF([.B281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5</text:p>
          </table:table-cell>
          <table:table-cell table:style-name="ce3" table:formula="of:=SUM([.B280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281]=0;[.C281]&lt;&gt;&quot;Column&quot;;[.C281]&lt;&gt;&quot;&quot;);&quot;LOAD CSV FROM &quot;&quot;file://&quot; &amp; [.A281] &amp; &quot;.csv&quot;&quot; as column create (n:&quot; &amp; [.A281] &amp; &quot; &quot;; &quot;&quot;) )">
            <text:p/>
          </table:table-cell>
          <table:table-cell table:formula="of:=IF(AND([.C281]&lt;&gt;&quot;&quot;;[.C281]&lt;&gt;&quot;Column&quot;);IF([.B281]=0;&quot;{&quot;;&quot;&quot;)&amp;[.C281]&amp;&quot;:column[&quot;&amp;[.B281]&amp;&quot;]&quot;&amp;IF([.B282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5</text:p>
          </table:table-cell>
          <table:table-cell table:style-name="ce3" table:formula="of:=SUM([.B281];1)" office:value-type="float" office:value="4" calcext:value-type="float">
            <text:p>4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282]=0;[.C282]&lt;&gt;&quot;Column&quot;;[.C282]&lt;&gt;&quot;&quot;);&quot;LOAD CSV FROM &quot;&quot;file://&quot; &amp; [.A282] &amp; &quot;.csv&quot;&quot; as column create (n:&quot; &amp; [.A282] &amp; &quot; &quot;; &quot;&quot;) )">
            <text:p/>
          </table:table-cell>
          <table:table-cell table:formula="of:=IF(AND([.C282]&lt;&gt;&quot;&quot;;[.C282]&lt;&gt;&quot;Column&quot;);IF([.B282]=0;&quot;{&quot;;&quot;&quot;)&amp;[.C282]&amp;&quot;:column[&quot;&amp;[.B282]&amp;&quot;]&quot;&amp;IF([.B283]&lt;&gt;&quot;&quot;;&quot;,&quot;;&quot;})&quot;);&quot;&quot;)" office:value-type="string" office:string-value="itemid:column[4]," calcext:value-type="string">
            <text:p>itemid:column[4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5</text:p>
          </table:table-cell>
          <table:table-cell table:style-name="ce3" table:formula="of:=SUM([.B282];1)" office:value-type="float" office:value="5" calcext:value-type="float">
            <text:p>5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283]=0;[.C283]&lt;&gt;&quot;Column&quot;;[.C283]&lt;&gt;&quot;&quot;);&quot;LOAD CSV FROM &quot;&quot;file://&quot; &amp; [.A283] &amp; &quot;.csv&quot;&quot; as column create (n:&quot; &amp; [.A283] &amp; &quot; &quot;; &quot;&quot;) )">
            <text:p/>
          </table:table-cell>
          <table:table-cell table:formula="of:=IF(AND([.C283]&lt;&gt;&quot;&quot;;[.C283]&lt;&gt;&quot;Column&quot;);IF([.B283]=0;&quot;{&quot;;&quot;&quot;)&amp;[.C283]&amp;&quot;:column[&quot;&amp;[.B283]&amp;&quot;]&quot;&amp;IF([.B284]&lt;&gt;&quot;&quot;;&quot;,&quot;;&quot;})&quot;);&quot;&quot;)" office:value-type="string" office:string-value="charttime:column[5]," calcext:value-type="string">
            <text:p>charttime:column[5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5</text:p>
          </table:table-cell>
          <table:table-cell table:style-name="ce3" table:formula="of:=SUM([.B283];1)" office:value-type="float" office:value="6" calcext:value-type="float">
            <text:p>6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284]=0;[.C284]&lt;&gt;&quot;Column&quot;;[.C284]&lt;&gt;&quot;&quot;);&quot;LOAD CSV FROM &quot;&quot;file://&quot; &amp; [.A284] &amp; &quot;.csv&quot;&quot; as column create (n:&quot; &amp; [.A284] &amp; &quot; &quot;; &quot;&quot;) )">
            <text:p/>
          </table:table-cell>
          <table:table-cell table:formula="of:=IF(AND([.C284]&lt;&gt;&quot;&quot;;[.C284]&lt;&gt;&quot;Column&quot;);IF([.B284]=0;&quot;{&quot;;&quot;&quot;)&amp;[.C284]&amp;&quot;:column[&quot;&amp;[.B284]&amp;&quot;]&quot;&amp;IF([.B285]&lt;&gt;&quot;&quot;;&quot;,&quot;;&quot;})&quot;);&quot;&quot;)" office:value-type="string" office:string-value="storetime:column[6]," calcext:value-type="string">
            <text:p>storetime:column[6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5</text:p>
          </table:table-cell>
          <table:table-cell table:style-name="ce3" table:formula="of:=SUM([.B284];1)" office:value-type="float" office:value="7" calcext:value-type="float">
            <text:p>7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285]=0;[.C285]&lt;&gt;&quot;Column&quot;;[.C285]&lt;&gt;&quot;&quot;);&quot;LOAD CSV FROM &quot;&quot;file://&quot; &amp; [.A285] &amp; &quot;.csv&quot;&quot; as column create (n:&quot; &amp; [.A285] &amp; &quot; &quot;; &quot;&quot;) )">
            <text:p/>
          </table:table-cell>
          <table:table-cell table:formula="of:=IF(AND([.C285]&lt;&gt;&quot;&quot;;[.C285]&lt;&gt;&quot;Column&quot;);IF([.B285]=0;&quot;{&quot;;&quot;&quot;)&amp;[.C285]&amp;&quot;:column[&quot;&amp;[.B285]&amp;&quot;]&quot;&amp;IF([.B286]&lt;&gt;&quot;&quot;;&quot;,&quot;;&quot;})&quot;);&quot;&quot;)" office:value-type="string" office:string-value="cgid:column[7]," calcext:value-type="string">
            <text:p>cgid:column[7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5</text:p>
          </table:table-cell>
          <table:table-cell table:style-name="ce3" table:formula="of:=SUM([.B285];1)" office:value-type="float" office:value="8" calcext:value-type="float">
            <text:p>8</text:p>
          </table:table-cell>
          <table:table-cell table:style-name="ce6" office:value-type="string" calcext:value-type="string">
            <text:p>value</text:p>
          </table:table-cell>
          <table:table-cell table:style-name="ce11" table:formula="of:=LOWER( IF(AND([.B286]=0;[.C286]&lt;&gt;&quot;Column&quot;;[.C286]&lt;&gt;&quot;&quot;);&quot;LOAD CSV FROM &quot;&quot;file://&quot; &amp; [.A286] &amp; &quot;.csv&quot;&quot; as column create (n:&quot; &amp; [.A286] &amp; &quot; &quot;; &quot;&quot;) )">
            <text:p/>
          </table:table-cell>
          <table:table-cell table:formula="of:=IF(AND([.C286]&lt;&gt;&quot;&quot;;[.C286]&lt;&gt;&quot;Column&quot;);IF([.B286]=0;&quot;{&quot;;&quot;&quot;)&amp;[.C286]&amp;&quot;:column[&quot;&amp;[.B286]&amp;&quot;]&quot;&amp;IF([.B287]&lt;&gt;&quot;&quot;;&quot;,&quot;;&quot;})&quot;);&quot;&quot;)" office:value-type="string" office:string-value="value:column[8]," calcext:value-type="string">
            <text:p>value:column[8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5</text:p>
          </table:table-cell>
          <table:table-cell table:style-name="ce3" table:formula="of:=SUM([.B286];1)" office:value-type="float" office:value="9" calcext:value-type="float">
            <text:p>9</text:p>
          </table:table-cell>
          <table:table-cell table:style-name="ce6" office:value-type="string" calcext:value-type="string">
            <text:p>valuenum</text:p>
          </table:table-cell>
          <table:table-cell table:style-name="ce11" table:formula="of:=LOWER( IF(AND([.B287]=0;[.C287]&lt;&gt;&quot;Column&quot;;[.C287]&lt;&gt;&quot;&quot;);&quot;LOAD CSV FROM &quot;&quot;file://&quot; &amp; [.A287] &amp; &quot;.csv&quot;&quot; as column create (n:&quot; &amp; [.A287] &amp; &quot; &quot;; &quot;&quot;) )">
            <text:p/>
          </table:table-cell>
          <table:table-cell table:formula="of:=IF(AND([.C287]&lt;&gt;&quot;&quot;;[.C287]&lt;&gt;&quot;Column&quot;);IF([.B287]=0;&quot;{&quot;;&quot;&quot;)&amp;[.C287]&amp;&quot;:column[&quot;&amp;[.B287]&amp;&quot;]&quot;&amp;IF([.B288]&lt;&gt;&quot;&quot;;&quot;,&quot;;&quot;})&quot;);&quot;&quot;)" office:value-type="string" office:string-value="valuenum:column[9]," calcext:value-type="string">
            <text:p>valuenum:column[9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5</text:p>
          </table:table-cell>
          <table:table-cell table:style-name="ce3" table:formula="of:=SUM([.B287];1)" office:value-type="float" office:value="10" calcext:value-type="float">
            <text:p>10</text:p>
          </table:table-cell>
          <table:table-cell table:style-name="ce6" office:value-type="string" calcext:value-type="string">
            <text:p>valueuom</text:p>
          </table:table-cell>
          <table:table-cell table:style-name="ce11" table:formula="of:=LOWER( IF(AND([.B288]=0;[.C288]&lt;&gt;&quot;Column&quot;;[.C288]&lt;&gt;&quot;&quot;);&quot;LOAD CSV FROM &quot;&quot;file://&quot; &amp; [.A288] &amp; &quot;.csv&quot;&quot; as column create (n:&quot; &amp; [.A288] &amp; &quot; &quot;; &quot;&quot;) )">
            <text:p/>
          </table:table-cell>
          <table:table-cell table:formula="of:=IF(AND([.C288]&lt;&gt;&quot;&quot;;[.C288]&lt;&gt;&quot;Column&quot;);IF([.B288]=0;&quot;{&quot;;&quot;&quot;)&amp;[.C288]&amp;&quot;:column[&quot;&amp;[.B288]&amp;&quot;]&quot;&amp;IF([.B289]&lt;&gt;&quot;&quot;;&quot;,&quot;;&quot;})&quot;);&quot;&quot;)" office:value-type="string" office:string-value="valueuom:column[10]," calcext:value-type="string">
            <text:p>valueuom:column[10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5</text:p>
          </table:table-cell>
          <table:table-cell table:style-name="ce3" table:formula="of:=SUM([.B288];1)" office:value-type="float" office:value="11" calcext:value-type="float">
            <text:p>11</text:p>
          </table:table-cell>
          <table:table-cell table:style-name="ce6" office:value-type="string" calcext:value-type="string">
            <text:p>warning</text:p>
          </table:table-cell>
          <table:table-cell table:style-name="ce11" table:formula="of:=LOWER( IF(AND([.B289]=0;[.C289]&lt;&gt;&quot;Column&quot;;[.C289]&lt;&gt;&quot;&quot;);&quot;LOAD CSV FROM &quot;&quot;file://&quot; &amp; [.A289] &amp; &quot;.csv&quot;&quot; as column create (n:&quot; &amp; [.A289] &amp; &quot; &quot;; &quot;&quot;) )">
            <text:p/>
          </table:table-cell>
          <table:table-cell table:formula="of:=IF(AND([.C289]&lt;&gt;&quot;&quot;;[.C289]&lt;&gt;&quot;Column&quot;);IF([.B289]=0;&quot;{&quot;;&quot;&quot;)&amp;[.C289]&amp;&quot;:column[&quot;&amp;[.B289]&amp;&quot;]&quot;&amp;IF([.B290]&lt;&gt;&quot;&quot;;&quot;,&quot;;&quot;})&quot;);&quot;&quot;)" office:value-type="string" office:string-value="warning:column[11]," calcext:value-type="string">
            <text:p>warning:column[11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5</text:p>
          </table:table-cell>
          <table:table-cell table:style-name="ce3" table:formula="of:=SUM([.B289];1)" office:value-type="float" office:value="12" calcext:value-type="float">
            <text:p>12</text:p>
          </table:table-cell>
          <table:table-cell table:style-name="ce6" office:value-type="string" calcext:value-type="string">
            <text:p>error</text:p>
          </table:table-cell>
          <table:table-cell table:style-name="ce11" table:formula="of:=LOWER( IF(AND([.B290]=0;[.C290]&lt;&gt;&quot;Column&quot;;[.C290]&lt;&gt;&quot;&quot;);&quot;LOAD CSV FROM &quot;&quot;file://&quot; &amp; [.A290] &amp; &quot;.csv&quot;&quot; as column create (n:&quot; &amp; [.A290] &amp; &quot; &quot;; &quot;&quot;) )">
            <text:p/>
          </table:table-cell>
          <table:table-cell table:formula="of:=IF(AND([.C290]&lt;&gt;&quot;&quot;;[.C290]&lt;&gt;&quot;Column&quot;);IF([.B290]=0;&quot;{&quot;;&quot;&quot;)&amp;[.C290]&amp;&quot;:column[&quot;&amp;[.B290]&amp;&quot;]&quot;&amp;IF([.B291]&lt;&gt;&quot;&quot;;&quot;,&quot;;&quot;})&quot;);&quot;&quot;)" office:value-type="string" office:string-value="error:column[12]," calcext:value-type="string">
            <text:p>error:column[12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5</text:p>
          </table:table-cell>
          <table:table-cell table:style-name="ce3" table:formula="of:=SUM([.B290];1)" office:value-type="float" office:value="13" calcext:value-type="float">
            <text:p>13</text:p>
          </table:table-cell>
          <table:table-cell table:style-name="ce6" office:value-type="string" calcext:value-type="string">
            <text:p>resultstatus</text:p>
          </table:table-cell>
          <table:table-cell table:style-name="ce11" table:formula="of:=LOWER( IF(AND([.B291]=0;[.C291]&lt;&gt;&quot;Column&quot;;[.C291]&lt;&gt;&quot;&quot;);&quot;LOAD CSV FROM &quot;&quot;file://&quot; &amp; [.A291] &amp; &quot;.csv&quot;&quot; as column create (n:&quot; &amp; [.A291] &amp; &quot; &quot;; &quot;&quot;) )">
            <text:p/>
          </table:table-cell>
          <table:table-cell table:formula="of:=IF(AND([.C291]&lt;&gt;&quot;&quot;;[.C291]&lt;&gt;&quot;Column&quot;);IF([.B291]=0;&quot;{&quot;;&quot;&quot;)&amp;[.C291]&amp;&quot;:column[&quot;&amp;[.B291]&amp;&quot;]&quot;&amp;IF([.B292]&lt;&gt;&quot;&quot;;&quot;,&quot;;&quot;})&quot;);&quot;&quot;)" office:value-type="string" office:string-value="resultstatus:column[13]," calcext:value-type="string">
            <text:p>resultstatus:column[13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5</text:p>
          </table:table-cell>
          <table:table-cell table:style-name="ce3" table:formula="of:=SUM([.B291];1)" office:value-type="float" office:value="14" calcext:value-type="float">
            <text:p>14</text:p>
          </table:table-cell>
          <table:table-cell table:style-name="ce6" office:value-type="string" calcext:value-type="string">
            <text:p>stopped</text:p>
          </table:table-cell>
          <table:table-cell table:style-name="ce11" table:formula="of:=LOWER( IF(AND([.B292]=0;[.C292]&lt;&gt;&quot;Column&quot;;[.C292]&lt;&gt;&quot;&quot;);&quot;LOAD CSV FROM &quot;&quot;file://&quot; &amp; [.A292] &amp; &quot;.csv&quot;&quot; as column create (n:&quot; &amp; [.A292] &amp; &quot; &quot;; &quot;&quot;) )">
            <text:p/>
          </table:table-cell>
          <table:table-cell table:formula="of:=IF(AND([.C292]&lt;&gt;&quot;&quot;;[.C292]&lt;&gt;&quot;Column&quot;);IF([.B292]=0;&quot;{&quot;;&quot;&quot;)&amp;[.C292]&amp;&quot;:column[&quot;&amp;[.B292]&amp;&quot;]&quot;&amp;IF([.B293]&lt;&gt;&quot;&quot;;&quot;,&quot;;&quot;})&quot;);&quot;&quot;)" office:value-type="string" office:string-value="stopped:column[14]})" calcext:value-type="string">
            <text:p>stopped:column[14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93]=0;[.C293]&lt;&gt;&quot;Column&quot;;[.C293]&lt;&gt;&quot;&quot;);&quot;LOAD CSV FROM &quot;&quot;file://&quot; &amp; [.A293] &amp; &quot;.csv&quot;&quot; as column create (n:&quot; &amp; [.A293] &amp; &quot; &quot;; &quot;&quot;) )">
            <text:p/>
          </table:table-cell>
          <table:table-cell table:formula="of:=IF(AND([.C293]&lt;&gt;&quot;&quot;;[.C293]&lt;&gt;&quot;Column&quot;);IF([.B293]=0;&quot;{&quot;;&quot;&quot;)&amp;[.C293]&amp;&quot;:column[&quot;&amp;[.B293]&amp;&quot;]&quot;&amp;IF([.B29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94]=0;[.C294]&lt;&gt;&quot;Column&quot;;[.C294]&lt;&gt;&quot;&quot;);&quot;LOAD CSV FROM &quot;&quot;file://&quot; &amp; [.A294] &amp; &quot;.csv&quot;&quot; as column create (n:&quot; &amp; [.A294] &amp; &quot; &quot;; &quot;&quot;) )">
            <text:p/>
          </table:table-cell>
          <table:table-cell table:formula="of:=IF(AND([.C294]&lt;&gt;&quot;&quot;;[.C294]&lt;&gt;&quot;Column&quot;);IF([.B294]=0;&quot;{&quot;;&quot;&quot;)&amp;[.C294]&amp;&quot;:column[&quot;&amp;[.B294]&amp;&quot;]&quot;&amp;IF([.B29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95]=0;[.C295]&lt;&gt;&quot;Column&quot;;[.C295]&lt;&gt;&quot;&quot;);&quot;LOAD CSV FROM &quot;&quot;file://&quot; &amp; [.A295] &amp; &quot;.csv&quot;&quot; as column create (n:&quot; &amp; [.A295] &amp; &quot; &quot;; &quot;&quot;) )">
            <text:p/>
          </table:table-cell>
          <table:table-cell table:formula="of:=IF(AND([.C295]&lt;&gt;&quot;&quot;;[.C295]&lt;&gt;&quot;Column&quot;);IF([.B295]=0;&quot;{&quot;;&quot;&quot;)&amp;[.C295]&amp;&quot;:column[&quot;&amp;[.B295]&amp;&quot;]&quot;&amp;IF([.B29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96]=0;[.C296]&lt;&gt;&quot;Column&quot;;[.C296]&lt;&gt;&quot;&quot;);&quot;LOAD CSV FROM &quot;&quot;file://&quot; &amp; [.A296] &amp; &quot;.csv&quot;&quot; as column create (n:&quot; &amp; [.A296] &amp; &quot; &quot;; &quot;&quot;) )">
            <text:p/>
          </table:table-cell>
          <table:table-cell table:formula="of:=IF(AND([.C296]&lt;&gt;&quot;&quot;;[.C296]&lt;&gt;&quot;Column&quot;);IF([.B296]=0;&quot;{&quot;;&quot;&quot;)&amp;[.C296]&amp;&quot;:column[&quot;&amp;[.B296]&amp;&quot;]&quot;&amp;IF([.B29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97]=0;[.C297]&lt;&gt;&quot;Column&quot;;[.C297]&lt;&gt;&quot;&quot;);&quot;LOAD CSV FROM &quot;&quot;file://&quot; &amp; [.A297] &amp; &quot;.csv&quot;&quot; as column create (n:&quot; &amp; [.A297] &amp; &quot; &quot;; &quot;&quot;) )">
            <text:p/>
          </table:table-cell>
          <table:table-cell table:formula="of:=IF(AND([.C297]&lt;&gt;&quot;&quot;;[.C297]&lt;&gt;&quot;Column&quot;);IF([.B297]=0;&quot;{&quot;;&quot;&quot;)&amp;[.C297]&amp;&quot;:column[&quot;&amp;[.B297]&amp;&quot;]&quot;&amp;IF([.B29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298]=0;[.C298]&lt;&gt;&quot;Column&quot;;[.C298]&lt;&gt;&quot;&quot;);&quot;LOAD CSV FROM &quot;&quot;file://&quot; &amp; [.A298] &amp; &quot;.csv&quot;&quot; as column create (n:&quot; &amp; [.A298] &amp; &quot; &quot;; &quot;&quot;) )">
            <text:p/>
          </table:table-cell>
          <table:table-cell table:formula="of:=IF(AND([.C298]&lt;&gt;&quot;&quot;;[.C298]&lt;&gt;&quot;Column&quot;);IF([.B298]=0;&quot;{&quot;;&quot;&quot;)&amp;[.C298]&amp;&quot;:column[&quot;&amp;[.B298]&amp;&quot;]&quot;&amp;IF([.B29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299]=0;[.C299]&lt;&gt;&quot;Column&quot;;[.C299]&lt;&gt;&quot;&quot;);&quot;LOAD CSV FROM &quot;&quot;file://&quot; &amp; [.A299] &amp; &quot;.csv&quot;&quot; as column create (n:&quot; &amp; [.A299] &amp; &quot; &quot;; &quot;&quot;) )">
            <text:p/>
          </table:table-cell>
          <table:table-cell table:formula="of:=IF(AND([.C299]&lt;&gt;&quot;&quot;;[.C299]&lt;&gt;&quot;Column&quot;);IF([.B299]=0;&quot;{&quot;;&quot;&quot;)&amp;[.C299]&amp;&quot;:column[&quot;&amp;[.B299]&amp;&quot;]&quot;&amp;IF([.B30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6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300]=0;[.C300]&lt;&gt;&quot;Column&quot;;[.C300]&lt;&gt;&quot;&quot;);&quot;LOAD CSV FROM &quot;&quot;file://&quot; &amp; [.A300] &amp; &quot;.csv&quot;&quot; as column create (n:&quot; &amp; [.A300] &amp; &quot; &quot;; &quot;&quot;) )" office:value-type="string" office:string-value="load csv from &quot;file://chartevents_6.csv&quot; as column create (n:chartevents_6 " calcext:value-type="string">
            <text:p>load csv from "file://chartevents_6.csv" as column create (n:chartevents_6 </text:p>
          </table:table-cell>
          <table:table-cell table:formula="of:=IF(AND([.C300]&lt;&gt;&quot;&quot;;[.C300]&lt;&gt;&quot;Column&quot;);IF([.B300]=0;&quot;{&quot;;&quot;&quot;)&amp;[.C300]&amp;&quot;:column[&quot;&amp;[.B300]&amp;&quot;]&quot;&amp;IF([.B301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6</text:p>
          </table:table-cell>
          <table:table-cell table:style-name="ce3" table:formula="of:=SUM([.B300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301]=0;[.C301]&lt;&gt;&quot;Column&quot;;[.C301]&lt;&gt;&quot;&quot;);&quot;LOAD CSV FROM &quot;&quot;file://&quot; &amp; [.A301] &amp; &quot;.csv&quot;&quot; as column create (n:&quot; &amp; [.A301] &amp; &quot; &quot;; &quot;&quot;) )">
            <text:p/>
          </table:table-cell>
          <table:table-cell table:formula="of:=IF(AND([.C301]&lt;&gt;&quot;&quot;;[.C301]&lt;&gt;&quot;Column&quot;);IF([.B301]=0;&quot;{&quot;;&quot;&quot;)&amp;[.C301]&amp;&quot;:column[&quot;&amp;[.B301]&amp;&quot;]&quot;&amp;IF([.B302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6</text:p>
          </table:table-cell>
          <table:table-cell table:style-name="ce3" table:formula="of:=SUM([.B301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302]=0;[.C302]&lt;&gt;&quot;Column&quot;;[.C302]&lt;&gt;&quot;&quot;);&quot;LOAD CSV FROM &quot;&quot;file://&quot; &amp; [.A302] &amp; &quot;.csv&quot;&quot; as column create (n:&quot; &amp; [.A302] &amp; &quot; &quot;; &quot;&quot;) )">
            <text:p/>
          </table:table-cell>
          <table:table-cell table:formula="of:=IF(AND([.C302]&lt;&gt;&quot;&quot;;[.C302]&lt;&gt;&quot;Column&quot;);IF([.B302]=0;&quot;{&quot;;&quot;&quot;)&amp;[.C302]&amp;&quot;:column[&quot;&amp;[.B302]&amp;&quot;]&quot;&amp;IF([.B303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6</text:p>
          </table:table-cell>
          <table:table-cell table:style-name="ce3" table:formula="of:=SUM([.B302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303]=0;[.C303]&lt;&gt;&quot;Column&quot;;[.C303]&lt;&gt;&quot;&quot;);&quot;LOAD CSV FROM &quot;&quot;file://&quot; &amp; [.A303] &amp; &quot;.csv&quot;&quot; as column create (n:&quot; &amp; [.A303] &amp; &quot; &quot;; &quot;&quot;) )">
            <text:p/>
          </table:table-cell>
          <table:table-cell table:formula="of:=IF(AND([.C303]&lt;&gt;&quot;&quot;;[.C303]&lt;&gt;&quot;Column&quot;);IF([.B303]=0;&quot;{&quot;;&quot;&quot;)&amp;[.C303]&amp;&quot;:column[&quot;&amp;[.B303]&amp;&quot;]&quot;&amp;IF([.B304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6</text:p>
          </table:table-cell>
          <table:table-cell table:style-name="ce3" table:formula="of:=SUM([.B303];1)" office:value-type="float" office:value="4" calcext:value-type="float">
            <text:p>4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304]=0;[.C304]&lt;&gt;&quot;Column&quot;;[.C304]&lt;&gt;&quot;&quot;);&quot;LOAD CSV FROM &quot;&quot;file://&quot; &amp; [.A304] &amp; &quot;.csv&quot;&quot; as column create (n:&quot; &amp; [.A304] &amp; &quot; &quot;; &quot;&quot;) )">
            <text:p/>
          </table:table-cell>
          <table:table-cell table:formula="of:=IF(AND([.C304]&lt;&gt;&quot;&quot;;[.C304]&lt;&gt;&quot;Column&quot;);IF([.B304]=0;&quot;{&quot;;&quot;&quot;)&amp;[.C304]&amp;&quot;:column[&quot;&amp;[.B304]&amp;&quot;]&quot;&amp;IF([.B305]&lt;&gt;&quot;&quot;;&quot;,&quot;;&quot;})&quot;);&quot;&quot;)" office:value-type="string" office:string-value="itemid:column[4]," calcext:value-type="string">
            <text:p>itemid:column[4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6</text:p>
          </table:table-cell>
          <table:table-cell table:style-name="ce3" table:formula="of:=SUM([.B304];1)" office:value-type="float" office:value="5" calcext:value-type="float">
            <text:p>5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305]=0;[.C305]&lt;&gt;&quot;Column&quot;;[.C305]&lt;&gt;&quot;&quot;);&quot;LOAD CSV FROM &quot;&quot;file://&quot; &amp; [.A305] &amp; &quot;.csv&quot;&quot; as column create (n:&quot; &amp; [.A305] &amp; &quot; &quot;; &quot;&quot;) )">
            <text:p/>
          </table:table-cell>
          <table:table-cell table:formula="of:=IF(AND([.C305]&lt;&gt;&quot;&quot;;[.C305]&lt;&gt;&quot;Column&quot;);IF([.B305]=0;&quot;{&quot;;&quot;&quot;)&amp;[.C305]&amp;&quot;:column[&quot;&amp;[.B305]&amp;&quot;]&quot;&amp;IF([.B306]&lt;&gt;&quot;&quot;;&quot;,&quot;;&quot;})&quot;);&quot;&quot;)" office:value-type="string" office:string-value="charttime:column[5]," calcext:value-type="string">
            <text:p>charttime:column[5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6</text:p>
          </table:table-cell>
          <table:table-cell table:style-name="ce3" table:formula="of:=SUM([.B305];1)" office:value-type="float" office:value="6" calcext:value-type="float">
            <text:p>6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306]=0;[.C306]&lt;&gt;&quot;Column&quot;;[.C306]&lt;&gt;&quot;&quot;);&quot;LOAD CSV FROM &quot;&quot;file://&quot; &amp; [.A306] &amp; &quot;.csv&quot;&quot; as column create (n:&quot; &amp; [.A306] &amp; &quot; &quot;; &quot;&quot;) )">
            <text:p/>
          </table:table-cell>
          <table:table-cell table:formula="of:=IF(AND([.C306]&lt;&gt;&quot;&quot;;[.C306]&lt;&gt;&quot;Column&quot;);IF([.B306]=0;&quot;{&quot;;&quot;&quot;)&amp;[.C306]&amp;&quot;:column[&quot;&amp;[.B306]&amp;&quot;]&quot;&amp;IF([.B307]&lt;&gt;&quot;&quot;;&quot;,&quot;;&quot;})&quot;);&quot;&quot;)" office:value-type="string" office:string-value="storetime:column[6]," calcext:value-type="string">
            <text:p>storetime:column[6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6</text:p>
          </table:table-cell>
          <table:table-cell table:style-name="ce3" table:formula="of:=SUM([.B306];1)" office:value-type="float" office:value="7" calcext:value-type="float">
            <text:p>7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307]=0;[.C307]&lt;&gt;&quot;Column&quot;;[.C307]&lt;&gt;&quot;&quot;);&quot;LOAD CSV FROM &quot;&quot;file://&quot; &amp; [.A307] &amp; &quot;.csv&quot;&quot; as column create (n:&quot; &amp; [.A307] &amp; &quot; &quot;; &quot;&quot;) )">
            <text:p/>
          </table:table-cell>
          <table:table-cell table:formula="of:=IF(AND([.C307]&lt;&gt;&quot;&quot;;[.C307]&lt;&gt;&quot;Column&quot;);IF([.B307]=0;&quot;{&quot;;&quot;&quot;)&amp;[.C307]&amp;&quot;:column[&quot;&amp;[.B307]&amp;&quot;]&quot;&amp;IF([.B308]&lt;&gt;&quot;&quot;;&quot;,&quot;;&quot;})&quot;);&quot;&quot;)" office:value-type="string" office:string-value="cgid:column[7]," calcext:value-type="string">
            <text:p>cgid:column[7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6</text:p>
          </table:table-cell>
          <table:table-cell table:style-name="ce3" table:formula="of:=SUM([.B307];1)" office:value-type="float" office:value="8" calcext:value-type="float">
            <text:p>8</text:p>
          </table:table-cell>
          <table:table-cell table:style-name="ce6" office:value-type="string" calcext:value-type="string">
            <text:p>value</text:p>
          </table:table-cell>
          <table:table-cell table:style-name="ce11" table:formula="of:=LOWER( IF(AND([.B308]=0;[.C308]&lt;&gt;&quot;Column&quot;;[.C308]&lt;&gt;&quot;&quot;);&quot;LOAD CSV FROM &quot;&quot;file://&quot; &amp; [.A308] &amp; &quot;.csv&quot;&quot; as column create (n:&quot; &amp; [.A308] &amp; &quot; &quot;; &quot;&quot;) )">
            <text:p/>
          </table:table-cell>
          <table:table-cell table:formula="of:=IF(AND([.C308]&lt;&gt;&quot;&quot;;[.C308]&lt;&gt;&quot;Column&quot;);IF([.B308]=0;&quot;{&quot;;&quot;&quot;)&amp;[.C308]&amp;&quot;:column[&quot;&amp;[.B308]&amp;&quot;]&quot;&amp;IF([.B309]&lt;&gt;&quot;&quot;;&quot;,&quot;;&quot;})&quot;);&quot;&quot;)" office:value-type="string" office:string-value="value:column[8]," calcext:value-type="string">
            <text:p>value:column[8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6</text:p>
          </table:table-cell>
          <table:table-cell table:style-name="ce3" table:formula="of:=SUM([.B308];1)" office:value-type="float" office:value="9" calcext:value-type="float">
            <text:p>9</text:p>
          </table:table-cell>
          <table:table-cell table:style-name="ce6" office:value-type="string" calcext:value-type="string">
            <text:p>valuenum</text:p>
          </table:table-cell>
          <table:table-cell table:style-name="ce11" table:formula="of:=LOWER( IF(AND([.B309]=0;[.C309]&lt;&gt;&quot;Column&quot;;[.C309]&lt;&gt;&quot;&quot;);&quot;LOAD CSV FROM &quot;&quot;file://&quot; &amp; [.A309] &amp; &quot;.csv&quot;&quot; as column create (n:&quot; &amp; [.A309] &amp; &quot; &quot;; &quot;&quot;) )">
            <text:p/>
          </table:table-cell>
          <table:table-cell table:formula="of:=IF(AND([.C309]&lt;&gt;&quot;&quot;;[.C309]&lt;&gt;&quot;Column&quot;);IF([.B309]=0;&quot;{&quot;;&quot;&quot;)&amp;[.C309]&amp;&quot;:column[&quot;&amp;[.B309]&amp;&quot;]&quot;&amp;IF([.B310]&lt;&gt;&quot;&quot;;&quot;,&quot;;&quot;})&quot;);&quot;&quot;)" office:value-type="string" office:string-value="valuenum:column[9]," calcext:value-type="string">
            <text:p>valuenum:column[9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6</text:p>
          </table:table-cell>
          <table:table-cell table:style-name="ce3" table:formula="of:=SUM([.B309];1)" office:value-type="float" office:value="10" calcext:value-type="float">
            <text:p>10</text:p>
          </table:table-cell>
          <table:table-cell table:style-name="ce6" office:value-type="string" calcext:value-type="string">
            <text:p>valueuom</text:p>
          </table:table-cell>
          <table:table-cell table:style-name="ce11" table:formula="of:=LOWER( IF(AND([.B310]=0;[.C310]&lt;&gt;&quot;Column&quot;;[.C310]&lt;&gt;&quot;&quot;);&quot;LOAD CSV FROM &quot;&quot;file://&quot; &amp; [.A310] &amp; &quot;.csv&quot;&quot; as column create (n:&quot; &amp; [.A310] &amp; &quot; &quot;; &quot;&quot;) )">
            <text:p/>
          </table:table-cell>
          <table:table-cell table:formula="of:=IF(AND([.C310]&lt;&gt;&quot;&quot;;[.C310]&lt;&gt;&quot;Column&quot;);IF([.B310]=0;&quot;{&quot;;&quot;&quot;)&amp;[.C310]&amp;&quot;:column[&quot;&amp;[.B310]&amp;&quot;]&quot;&amp;IF([.B311]&lt;&gt;&quot;&quot;;&quot;,&quot;;&quot;})&quot;);&quot;&quot;)" office:value-type="string" office:string-value="valueuom:column[10]," calcext:value-type="string">
            <text:p>valueuom:column[10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6</text:p>
          </table:table-cell>
          <table:table-cell table:style-name="ce3" table:formula="of:=SUM([.B310];1)" office:value-type="float" office:value="11" calcext:value-type="float">
            <text:p>11</text:p>
          </table:table-cell>
          <table:table-cell table:style-name="ce6" office:value-type="string" calcext:value-type="string">
            <text:p>warning</text:p>
          </table:table-cell>
          <table:table-cell table:style-name="ce11" table:formula="of:=LOWER( IF(AND([.B311]=0;[.C311]&lt;&gt;&quot;Column&quot;;[.C311]&lt;&gt;&quot;&quot;);&quot;LOAD CSV FROM &quot;&quot;file://&quot; &amp; [.A311] &amp; &quot;.csv&quot;&quot; as column create (n:&quot; &amp; [.A311] &amp; &quot; &quot;; &quot;&quot;) )">
            <text:p/>
          </table:table-cell>
          <table:table-cell table:formula="of:=IF(AND([.C311]&lt;&gt;&quot;&quot;;[.C311]&lt;&gt;&quot;Column&quot;);IF([.B311]=0;&quot;{&quot;;&quot;&quot;)&amp;[.C311]&amp;&quot;:column[&quot;&amp;[.B311]&amp;&quot;]&quot;&amp;IF([.B312]&lt;&gt;&quot;&quot;;&quot;,&quot;;&quot;})&quot;);&quot;&quot;)" office:value-type="string" office:string-value="warning:column[11]," calcext:value-type="string">
            <text:p>warning:column[11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6</text:p>
          </table:table-cell>
          <table:table-cell table:style-name="ce3" table:formula="of:=SUM([.B311];1)" office:value-type="float" office:value="12" calcext:value-type="float">
            <text:p>12</text:p>
          </table:table-cell>
          <table:table-cell table:style-name="ce6" office:value-type="string" calcext:value-type="string">
            <text:p>error</text:p>
          </table:table-cell>
          <table:table-cell table:style-name="ce11" table:formula="of:=LOWER( IF(AND([.B312]=0;[.C312]&lt;&gt;&quot;Column&quot;;[.C312]&lt;&gt;&quot;&quot;);&quot;LOAD CSV FROM &quot;&quot;file://&quot; &amp; [.A312] &amp; &quot;.csv&quot;&quot; as column create (n:&quot; &amp; [.A312] &amp; &quot; &quot;; &quot;&quot;) )">
            <text:p/>
          </table:table-cell>
          <table:table-cell table:formula="of:=IF(AND([.C312]&lt;&gt;&quot;&quot;;[.C312]&lt;&gt;&quot;Column&quot;);IF([.B312]=0;&quot;{&quot;;&quot;&quot;)&amp;[.C312]&amp;&quot;:column[&quot;&amp;[.B312]&amp;&quot;]&quot;&amp;IF([.B313]&lt;&gt;&quot;&quot;;&quot;,&quot;;&quot;})&quot;);&quot;&quot;)" office:value-type="string" office:string-value="error:column[12]," calcext:value-type="string">
            <text:p>error:column[12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6</text:p>
          </table:table-cell>
          <table:table-cell table:style-name="ce3" table:formula="of:=SUM([.B312];1)" office:value-type="float" office:value="13" calcext:value-type="float">
            <text:p>13</text:p>
          </table:table-cell>
          <table:table-cell table:style-name="ce6" office:value-type="string" calcext:value-type="string">
            <text:p>resultstatus</text:p>
          </table:table-cell>
          <table:table-cell table:style-name="ce11" table:formula="of:=LOWER( IF(AND([.B313]=0;[.C313]&lt;&gt;&quot;Column&quot;;[.C313]&lt;&gt;&quot;&quot;);&quot;LOAD CSV FROM &quot;&quot;file://&quot; &amp; [.A313] &amp; &quot;.csv&quot;&quot; as column create (n:&quot; &amp; [.A313] &amp; &quot; &quot;; &quot;&quot;) )">
            <text:p/>
          </table:table-cell>
          <table:table-cell table:formula="of:=IF(AND([.C313]&lt;&gt;&quot;&quot;;[.C313]&lt;&gt;&quot;Column&quot;);IF([.B313]=0;&quot;{&quot;;&quot;&quot;)&amp;[.C313]&amp;&quot;:column[&quot;&amp;[.B313]&amp;&quot;]&quot;&amp;IF([.B314]&lt;&gt;&quot;&quot;;&quot;,&quot;;&quot;})&quot;);&quot;&quot;)" office:value-type="string" office:string-value="resultstatus:column[13]," calcext:value-type="string">
            <text:p>resultstatus:column[13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6</text:p>
          </table:table-cell>
          <table:table-cell table:style-name="ce3" table:formula="of:=SUM([.B313];1)" office:value-type="float" office:value="14" calcext:value-type="float">
            <text:p>14</text:p>
          </table:table-cell>
          <table:table-cell table:style-name="ce6" office:value-type="string" calcext:value-type="string">
            <text:p>stopped</text:p>
          </table:table-cell>
          <table:table-cell table:style-name="ce11" table:formula="of:=LOWER( IF(AND([.B314]=0;[.C314]&lt;&gt;&quot;Column&quot;;[.C314]&lt;&gt;&quot;&quot;);&quot;LOAD CSV FROM &quot;&quot;file://&quot; &amp; [.A314] &amp; &quot;.csv&quot;&quot; as column create (n:&quot; &amp; [.A314] &amp; &quot; &quot;; &quot;&quot;) )">
            <text:p/>
          </table:table-cell>
          <table:table-cell table:formula="of:=IF(AND([.C314]&lt;&gt;&quot;&quot;;[.C314]&lt;&gt;&quot;Column&quot;);IF([.B314]=0;&quot;{&quot;;&quot;&quot;)&amp;[.C314]&amp;&quot;:column[&quot;&amp;[.B314]&amp;&quot;]&quot;&amp;IF([.B315]&lt;&gt;&quot;&quot;;&quot;,&quot;;&quot;})&quot;);&quot;&quot;)" office:value-type="string" office:string-value="stopped:column[14]})" calcext:value-type="string">
            <text:p>stopped:column[14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15]=0;[.C315]&lt;&gt;&quot;Column&quot;;[.C315]&lt;&gt;&quot;&quot;);&quot;LOAD CSV FROM &quot;&quot;file://&quot; &amp; [.A315] &amp; &quot;.csv&quot;&quot; as column create (n:&quot; &amp; [.A315] &amp; &quot; &quot;; &quot;&quot;) )">
            <text:p/>
          </table:table-cell>
          <table:table-cell table:formula="of:=IF(AND([.C315]&lt;&gt;&quot;&quot;;[.C315]&lt;&gt;&quot;Column&quot;);IF([.B315]=0;&quot;{&quot;;&quot;&quot;)&amp;[.C315]&amp;&quot;:column[&quot;&amp;[.B315]&amp;&quot;]&quot;&amp;IF([.B31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16]=0;[.C316]&lt;&gt;&quot;Column&quot;;[.C316]&lt;&gt;&quot;&quot;);&quot;LOAD CSV FROM &quot;&quot;file://&quot; &amp; [.A316] &amp; &quot;.csv&quot;&quot; as column create (n:&quot; &amp; [.A316] &amp; &quot; &quot;; &quot;&quot;) )">
            <text:p/>
          </table:table-cell>
          <table:table-cell table:formula="of:=IF(AND([.C316]&lt;&gt;&quot;&quot;;[.C316]&lt;&gt;&quot;Column&quot;);IF([.B316]=0;&quot;{&quot;;&quot;&quot;)&amp;[.C316]&amp;&quot;:column[&quot;&amp;[.B316]&amp;&quot;]&quot;&amp;IF([.B31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17]=0;[.C317]&lt;&gt;&quot;Column&quot;;[.C317]&lt;&gt;&quot;&quot;);&quot;LOAD CSV FROM &quot;&quot;file://&quot; &amp; [.A317] &amp; &quot;.csv&quot;&quot; as column create (n:&quot; &amp; [.A317] &amp; &quot; &quot;; &quot;&quot;) )">
            <text:p/>
          </table:table-cell>
          <table:table-cell table:formula="of:=IF(AND([.C317]&lt;&gt;&quot;&quot;;[.C317]&lt;&gt;&quot;Column&quot;);IF([.B317]=0;&quot;{&quot;;&quot;&quot;)&amp;[.C317]&amp;&quot;:column[&quot;&amp;[.B317]&amp;&quot;]&quot;&amp;IF([.B31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18]=0;[.C318]&lt;&gt;&quot;Column&quot;;[.C318]&lt;&gt;&quot;&quot;);&quot;LOAD CSV FROM &quot;&quot;file://&quot; &amp; [.A318] &amp; &quot;.csv&quot;&quot; as column create (n:&quot; &amp; [.A318] &amp; &quot; &quot;; &quot;&quot;) )">
            <text:p/>
          </table:table-cell>
          <table:table-cell table:formula="of:=IF(AND([.C318]&lt;&gt;&quot;&quot;;[.C318]&lt;&gt;&quot;Column&quot;);IF([.B318]=0;&quot;{&quot;;&quot;&quot;)&amp;[.C318]&amp;&quot;:column[&quot;&amp;[.B318]&amp;&quot;]&quot;&amp;IF([.B31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19]=0;[.C319]&lt;&gt;&quot;Column&quot;;[.C319]&lt;&gt;&quot;&quot;);&quot;LOAD CSV FROM &quot;&quot;file://&quot; &amp; [.A319] &amp; &quot;.csv&quot;&quot; as column create (n:&quot; &amp; [.A319] &amp; &quot; &quot;; &quot;&quot;) )">
            <text:p/>
          </table:table-cell>
          <table:table-cell table:formula="of:=IF(AND([.C319]&lt;&gt;&quot;&quot;;[.C319]&lt;&gt;&quot;Column&quot;);IF([.B319]=0;&quot;{&quot;;&quot;&quot;)&amp;[.C319]&amp;&quot;:column[&quot;&amp;[.B319]&amp;&quot;]&quot;&amp;IF([.B32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320]=0;[.C320]&lt;&gt;&quot;Column&quot;;[.C320]&lt;&gt;&quot;&quot;);&quot;LOAD CSV FROM &quot;&quot;file://&quot; &amp; [.A320] &amp; &quot;.csv&quot;&quot; as column create (n:&quot; &amp; [.A320] &amp; &quot; &quot;; &quot;&quot;) )">
            <text:p/>
          </table:table-cell>
          <table:table-cell table:formula="of:=IF(AND([.C320]&lt;&gt;&quot;&quot;;[.C320]&lt;&gt;&quot;Column&quot;);IF([.B320]=0;&quot;{&quot;;&quot;&quot;)&amp;[.C320]&amp;&quot;:column[&quot;&amp;[.B320]&amp;&quot;]&quot;&amp;IF([.B32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7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321]=0;[.C321]&lt;&gt;&quot;Column&quot;;[.C321]&lt;&gt;&quot;&quot;);&quot;LOAD CSV FROM &quot;&quot;file://&quot; &amp; [.A321] &amp; &quot;.csv&quot;&quot; as column create (n:&quot; &amp; [.A321] &amp; &quot; &quot;; &quot;&quot;) )" office:value-type="string" office:string-value="load csv from &quot;file://chartevents_7.csv&quot; as column create (n:chartevents_7 " calcext:value-type="string">
            <text:p>load csv from "file://chartevents_7.csv" as column create (n:chartevents_7 </text:p>
          </table:table-cell>
          <table:table-cell table:formula="of:=IF(AND([.C321]&lt;&gt;&quot;&quot;;[.C321]&lt;&gt;&quot;Column&quot;);IF([.B321]=0;&quot;{&quot;;&quot;&quot;)&amp;[.C321]&amp;&quot;:column[&quot;&amp;[.B321]&amp;&quot;]&quot;&amp;IF([.B322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7</text:p>
          </table:table-cell>
          <table:table-cell table:style-name="ce3" table:formula="of:=SUM([.B321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322]=0;[.C322]&lt;&gt;&quot;Column&quot;;[.C322]&lt;&gt;&quot;&quot;);&quot;LOAD CSV FROM &quot;&quot;file://&quot; &amp; [.A322] &amp; &quot;.csv&quot;&quot; as column create (n:&quot; &amp; [.A322] &amp; &quot; &quot;; &quot;&quot;) )">
            <text:p/>
          </table:table-cell>
          <table:table-cell table:formula="of:=IF(AND([.C322]&lt;&gt;&quot;&quot;;[.C322]&lt;&gt;&quot;Column&quot;);IF([.B322]=0;&quot;{&quot;;&quot;&quot;)&amp;[.C322]&amp;&quot;:column[&quot;&amp;[.B322]&amp;&quot;]&quot;&amp;IF([.B323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7</text:p>
          </table:table-cell>
          <table:table-cell table:style-name="ce3" table:formula="of:=SUM([.B322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323]=0;[.C323]&lt;&gt;&quot;Column&quot;;[.C323]&lt;&gt;&quot;&quot;);&quot;LOAD CSV FROM &quot;&quot;file://&quot; &amp; [.A323] &amp; &quot;.csv&quot;&quot; as column create (n:&quot; &amp; [.A323] &amp; &quot; &quot;; &quot;&quot;) )">
            <text:p/>
          </table:table-cell>
          <table:table-cell table:formula="of:=IF(AND([.C323]&lt;&gt;&quot;&quot;;[.C323]&lt;&gt;&quot;Column&quot;);IF([.B323]=0;&quot;{&quot;;&quot;&quot;)&amp;[.C323]&amp;&quot;:column[&quot;&amp;[.B323]&amp;&quot;]&quot;&amp;IF([.B324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7</text:p>
          </table:table-cell>
          <table:table-cell table:style-name="ce3" table:formula="of:=SUM([.B323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324]=0;[.C324]&lt;&gt;&quot;Column&quot;;[.C324]&lt;&gt;&quot;&quot;);&quot;LOAD CSV FROM &quot;&quot;file://&quot; &amp; [.A324] &amp; &quot;.csv&quot;&quot; as column create (n:&quot; &amp; [.A324] &amp; &quot; &quot;; &quot;&quot;) )">
            <text:p/>
          </table:table-cell>
          <table:table-cell table:formula="of:=IF(AND([.C324]&lt;&gt;&quot;&quot;;[.C324]&lt;&gt;&quot;Column&quot;);IF([.B324]=0;&quot;{&quot;;&quot;&quot;)&amp;[.C324]&amp;&quot;:column[&quot;&amp;[.B324]&amp;&quot;]&quot;&amp;IF([.B325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7</text:p>
          </table:table-cell>
          <table:table-cell table:style-name="ce3" table:formula="of:=SUM([.B324];1)" office:value-type="float" office:value="4" calcext:value-type="float">
            <text:p>4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325]=0;[.C325]&lt;&gt;&quot;Column&quot;;[.C325]&lt;&gt;&quot;&quot;);&quot;LOAD CSV FROM &quot;&quot;file://&quot; &amp; [.A325] &amp; &quot;.csv&quot;&quot; as column create (n:&quot; &amp; [.A325] &amp; &quot; &quot;; &quot;&quot;) )">
            <text:p/>
          </table:table-cell>
          <table:table-cell table:formula="of:=IF(AND([.C325]&lt;&gt;&quot;&quot;;[.C325]&lt;&gt;&quot;Column&quot;);IF([.B325]=0;&quot;{&quot;;&quot;&quot;)&amp;[.C325]&amp;&quot;:column[&quot;&amp;[.B325]&amp;&quot;]&quot;&amp;IF([.B326]&lt;&gt;&quot;&quot;;&quot;,&quot;;&quot;})&quot;);&quot;&quot;)" office:value-type="string" office:string-value="itemid:column[4]," calcext:value-type="string">
            <text:p>itemid:column[4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7</text:p>
          </table:table-cell>
          <table:table-cell table:style-name="ce3" table:formula="of:=SUM([.B325];1)" office:value-type="float" office:value="5" calcext:value-type="float">
            <text:p>5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326]=0;[.C326]&lt;&gt;&quot;Column&quot;;[.C326]&lt;&gt;&quot;&quot;);&quot;LOAD CSV FROM &quot;&quot;file://&quot; &amp; [.A326] &amp; &quot;.csv&quot;&quot; as column create (n:&quot; &amp; [.A326] &amp; &quot; &quot;; &quot;&quot;) )">
            <text:p/>
          </table:table-cell>
          <table:table-cell table:formula="of:=IF(AND([.C326]&lt;&gt;&quot;&quot;;[.C326]&lt;&gt;&quot;Column&quot;);IF([.B326]=0;&quot;{&quot;;&quot;&quot;)&amp;[.C326]&amp;&quot;:column[&quot;&amp;[.B326]&amp;&quot;]&quot;&amp;IF([.B327]&lt;&gt;&quot;&quot;;&quot;,&quot;;&quot;})&quot;);&quot;&quot;)" office:value-type="string" office:string-value="charttime:column[5]," calcext:value-type="string">
            <text:p>charttime:column[5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7</text:p>
          </table:table-cell>
          <table:table-cell table:style-name="ce3" table:formula="of:=SUM([.B326];1)" office:value-type="float" office:value="6" calcext:value-type="float">
            <text:p>6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327]=0;[.C327]&lt;&gt;&quot;Column&quot;;[.C327]&lt;&gt;&quot;&quot;);&quot;LOAD CSV FROM &quot;&quot;file://&quot; &amp; [.A327] &amp; &quot;.csv&quot;&quot; as column create (n:&quot; &amp; [.A327] &amp; &quot; &quot;; &quot;&quot;) )">
            <text:p/>
          </table:table-cell>
          <table:table-cell table:formula="of:=IF(AND([.C327]&lt;&gt;&quot;&quot;;[.C327]&lt;&gt;&quot;Column&quot;);IF([.B327]=0;&quot;{&quot;;&quot;&quot;)&amp;[.C327]&amp;&quot;:column[&quot;&amp;[.B327]&amp;&quot;]&quot;&amp;IF([.B328]&lt;&gt;&quot;&quot;;&quot;,&quot;;&quot;})&quot;);&quot;&quot;)" office:value-type="string" office:string-value="storetime:column[6]," calcext:value-type="string">
            <text:p>storetime:column[6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7</text:p>
          </table:table-cell>
          <table:table-cell table:style-name="ce3" table:formula="of:=SUM([.B327];1)" office:value-type="float" office:value="7" calcext:value-type="float">
            <text:p>7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328]=0;[.C328]&lt;&gt;&quot;Column&quot;;[.C328]&lt;&gt;&quot;&quot;);&quot;LOAD CSV FROM &quot;&quot;file://&quot; &amp; [.A328] &amp; &quot;.csv&quot;&quot; as column create (n:&quot; &amp; [.A328] &amp; &quot; &quot;; &quot;&quot;) )">
            <text:p/>
          </table:table-cell>
          <table:table-cell table:formula="of:=IF(AND([.C328]&lt;&gt;&quot;&quot;;[.C328]&lt;&gt;&quot;Column&quot;);IF([.B328]=0;&quot;{&quot;;&quot;&quot;)&amp;[.C328]&amp;&quot;:column[&quot;&amp;[.B328]&amp;&quot;]&quot;&amp;IF([.B329]&lt;&gt;&quot;&quot;;&quot;,&quot;;&quot;})&quot;);&quot;&quot;)" office:value-type="string" office:string-value="cgid:column[7]," calcext:value-type="string">
            <text:p>cgid:column[7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7</text:p>
          </table:table-cell>
          <table:table-cell table:style-name="ce3" table:formula="of:=SUM([.B328];1)" office:value-type="float" office:value="8" calcext:value-type="float">
            <text:p>8</text:p>
          </table:table-cell>
          <table:table-cell table:style-name="ce6" office:value-type="string" calcext:value-type="string">
            <text:p>value</text:p>
          </table:table-cell>
          <table:table-cell table:style-name="ce11" table:formula="of:=LOWER( IF(AND([.B329]=0;[.C329]&lt;&gt;&quot;Column&quot;;[.C329]&lt;&gt;&quot;&quot;);&quot;LOAD CSV FROM &quot;&quot;file://&quot; &amp; [.A329] &amp; &quot;.csv&quot;&quot; as column create (n:&quot; &amp; [.A329] &amp; &quot; &quot;; &quot;&quot;) )">
            <text:p/>
          </table:table-cell>
          <table:table-cell table:formula="of:=IF(AND([.C329]&lt;&gt;&quot;&quot;;[.C329]&lt;&gt;&quot;Column&quot;);IF([.B329]=0;&quot;{&quot;;&quot;&quot;)&amp;[.C329]&amp;&quot;:column[&quot;&amp;[.B329]&amp;&quot;]&quot;&amp;IF([.B330]&lt;&gt;&quot;&quot;;&quot;,&quot;;&quot;})&quot;);&quot;&quot;)" office:value-type="string" office:string-value="value:column[8]," calcext:value-type="string">
            <text:p>value:column[8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7</text:p>
          </table:table-cell>
          <table:table-cell table:style-name="ce3" table:formula="of:=SUM([.B329];1)" office:value-type="float" office:value="9" calcext:value-type="float">
            <text:p>9</text:p>
          </table:table-cell>
          <table:table-cell table:style-name="ce6" office:value-type="string" calcext:value-type="string">
            <text:p>valuenum</text:p>
          </table:table-cell>
          <table:table-cell table:style-name="ce11" table:formula="of:=LOWER( IF(AND([.B330]=0;[.C330]&lt;&gt;&quot;Column&quot;;[.C330]&lt;&gt;&quot;&quot;);&quot;LOAD CSV FROM &quot;&quot;file://&quot; &amp; [.A330] &amp; &quot;.csv&quot;&quot; as column create (n:&quot; &amp; [.A330] &amp; &quot; &quot;; &quot;&quot;) )">
            <text:p/>
          </table:table-cell>
          <table:table-cell table:formula="of:=IF(AND([.C330]&lt;&gt;&quot;&quot;;[.C330]&lt;&gt;&quot;Column&quot;);IF([.B330]=0;&quot;{&quot;;&quot;&quot;)&amp;[.C330]&amp;&quot;:column[&quot;&amp;[.B330]&amp;&quot;]&quot;&amp;IF([.B331]&lt;&gt;&quot;&quot;;&quot;,&quot;;&quot;})&quot;);&quot;&quot;)" office:value-type="string" office:string-value="valuenum:column[9]," calcext:value-type="string">
            <text:p>valuenum:column[9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7</text:p>
          </table:table-cell>
          <table:table-cell table:style-name="ce3" table:formula="of:=SUM([.B330];1)" office:value-type="float" office:value="10" calcext:value-type="float">
            <text:p>10</text:p>
          </table:table-cell>
          <table:table-cell table:style-name="ce6" office:value-type="string" calcext:value-type="string">
            <text:p>valueuom</text:p>
          </table:table-cell>
          <table:table-cell table:style-name="ce11" table:formula="of:=LOWER( IF(AND([.B331]=0;[.C331]&lt;&gt;&quot;Column&quot;;[.C331]&lt;&gt;&quot;&quot;);&quot;LOAD CSV FROM &quot;&quot;file://&quot; &amp; [.A331] &amp; &quot;.csv&quot;&quot; as column create (n:&quot; &amp; [.A331] &amp; &quot; &quot;; &quot;&quot;) )">
            <text:p/>
          </table:table-cell>
          <table:table-cell table:formula="of:=IF(AND([.C331]&lt;&gt;&quot;&quot;;[.C331]&lt;&gt;&quot;Column&quot;);IF([.B331]=0;&quot;{&quot;;&quot;&quot;)&amp;[.C331]&amp;&quot;:column[&quot;&amp;[.B331]&amp;&quot;]&quot;&amp;IF([.B332]&lt;&gt;&quot;&quot;;&quot;,&quot;;&quot;})&quot;);&quot;&quot;)" office:value-type="string" office:string-value="valueuom:column[10]," calcext:value-type="string">
            <text:p>valueuom:column[10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7</text:p>
          </table:table-cell>
          <table:table-cell table:style-name="ce3" table:formula="of:=SUM([.B331];1)" office:value-type="float" office:value="11" calcext:value-type="float">
            <text:p>11</text:p>
          </table:table-cell>
          <table:table-cell table:style-name="ce6" office:value-type="string" calcext:value-type="string">
            <text:p>warning</text:p>
          </table:table-cell>
          <table:table-cell table:style-name="ce11" table:formula="of:=LOWER( IF(AND([.B332]=0;[.C332]&lt;&gt;&quot;Column&quot;;[.C332]&lt;&gt;&quot;&quot;);&quot;LOAD CSV FROM &quot;&quot;file://&quot; &amp; [.A332] &amp; &quot;.csv&quot;&quot; as column create (n:&quot; &amp; [.A332] &amp; &quot; &quot;; &quot;&quot;) )">
            <text:p/>
          </table:table-cell>
          <table:table-cell table:formula="of:=IF(AND([.C332]&lt;&gt;&quot;&quot;;[.C332]&lt;&gt;&quot;Column&quot;);IF([.B332]=0;&quot;{&quot;;&quot;&quot;)&amp;[.C332]&amp;&quot;:column[&quot;&amp;[.B332]&amp;&quot;]&quot;&amp;IF([.B333]&lt;&gt;&quot;&quot;;&quot;,&quot;;&quot;})&quot;);&quot;&quot;)" office:value-type="string" office:string-value="warning:column[11]," calcext:value-type="string">
            <text:p>warning:column[11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7</text:p>
          </table:table-cell>
          <table:table-cell table:style-name="ce3" table:formula="of:=SUM([.B332];1)" office:value-type="float" office:value="12" calcext:value-type="float">
            <text:p>12</text:p>
          </table:table-cell>
          <table:table-cell table:style-name="ce6" office:value-type="string" calcext:value-type="string">
            <text:p>error</text:p>
          </table:table-cell>
          <table:table-cell table:style-name="ce11" table:formula="of:=LOWER( IF(AND([.B333]=0;[.C333]&lt;&gt;&quot;Column&quot;;[.C333]&lt;&gt;&quot;&quot;);&quot;LOAD CSV FROM &quot;&quot;file://&quot; &amp; [.A333] &amp; &quot;.csv&quot;&quot; as column create (n:&quot; &amp; [.A333] &amp; &quot; &quot;; &quot;&quot;) )">
            <text:p/>
          </table:table-cell>
          <table:table-cell table:formula="of:=IF(AND([.C333]&lt;&gt;&quot;&quot;;[.C333]&lt;&gt;&quot;Column&quot;);IF([.B333]=0;&quot;{&quot;;&quot;&quot;)&amp;[.C333]&amp;&quot;:column[&quot;&amp;[.B333]&amp;&quot;]&quot;&amp;IF([.B334]&lt;&gt;&quot;&quot;;&quot;,&quot;;&quot;})&quot;);&quot;&quot;)" office:value-type="string" office:string-value="error:column[12]," calcext:value-type="string">
            <text:p>error:column[12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7</text:p>
          </table:table-cell>
          <table:table-cell table:style-name="ce3" table:formula="of:=SUM([.B333];1)" office:value-type="float" office:value="13" calcext:value-type="float">
            <text:p>13</text:p>
          </table:table-cell>
          <table:table-cell table:style-name="ce6" office:value-type="string" calcext:value-type="string">
            <text:p>resultstatus</text:p>
          </table:table-cell>
          <table:table-cell table:style-name="ce11" table:formula="of:=LOWER( IF(AND([.B334]=0;[.C334]&lt;&gt;&quot;Column&quot;;[.C334]&lt;&gt;&quot;&quot;);&quot;LOAD CSV FROM &quot;&quot;file://&quot; &amp; [.A334] &amp; &quot;.csv&quot;&quot; as column create (n:&quot; &amp; [.A334] &amp; &quot; &quot;; &quot;&quot;) )">
            <text:p/>
          </table:table-cell>
          <table:table-cell table:formula="of:=IF(AND([.C334]&lt;&gt;&quot;&quot;;[.C334]&lt;&gt;&quot;Column&quot;);IF([.B334]=0;&quot;{&quot;;&quot;&quot;)&amp;[.C334]&amp;&quot;:column[&quot;&amp;[.B334]&amp;&quot;]&quot;&amp;IF([.B335]&lt;&gt;&quot;&quot;;&quot;,&quot;;&quot;})&quot;);&quot;&quot;)" office:value-type="string" office:string-value="resultstatus:column[13]," calcext:value-type="string">
            <text:p>resultstatus:column[13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7</text:p>
          </table:table-cell>
          <table:table-cell table:style-name="ce3" table:formula="of:=SUM([.B334];1)" office:value-type="float" office:value="14" calcext:value-type="float">
            <text:p>14</text:p>
          </table:table-cell>
          <table:table-cell table:style-name="ce6" office:value-type="string" calcext:value-type="string">
            <text:p>stopped</text:p>
          </table:table-cell>
          <table:table-cell table:style-name="ce11" table:formula="of:=LOWER( IF(AND([.B335]=0;[.C335]&lt;&gt;&quot;Column&quot;;[.C335]&lt;&gt;&quot;&quot;);&quot;LOAD CSV FROM &quot;&quot;file://&quot; &amp; [.A335] &amp; &quot;.csv&quot;&quot; as column create (n:&quot; &amp; [.A335] &amp; &quot; &quot;; &quot;&quot;) )">
            <text:p/>
          </table:table-cell>
          <table:table-cell table:formula="of:=IF(AND([.C335]&lt;&gt;&quot;&quot;;[.C335]&lt;&gt;&quot;Column&quot;);IF([.B335]=0;&quot;{&quot;;&quot;&quot;)&amp;[.C335]&amp;&quot;:column[&quot;&amp;[.B335]&amp;&quot;]&quot;&amp;IF([.B336]&lt;&gt;&quot;&quot;;&quot;,&quot;;&quot;})&quot;);&quot;&quot;)" office:value-type="string" office:string-value="stopped:column[14]})" calcext:value-type="string">
            <text:p>stopped:column[14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36]=0;[.C336]&lt;&gt;&quot;Column&quot;;[.C336]&lt;&gt;&quot;&quot;);&quot;LOAD CSV FROM &quot;&quot;file://&quot; &amp; [.A336] &amp; &quot;.csv&quot;&quot; as column create (n:&quot; &amp; [.A336] &amp; &quot; &quot;; &quot;&quot;) )">
            <text:p/>
          </table:table-cell>
          <table:table-cell table:formula="of:=IF(AND([.C336]&lt;&gt;&quot;&quot;;[.C336]&lt;&gt;&quot;Column&quot;);IF([.B336]=0;&quot;{&quot;;&quot;&quot;)&amp;[.C336]&amp;&quot;:column[&quot;&amp;[.B336]&amp;&quot;]&quot;&amp;IF([.B33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37]=0;[.C337]&lt;&gt;&quot;Column&quot;;[.C337]&lt;&gt;&quot;&quot;);&quot;LOAD CSV FROM &quot;&quot;file://&quot; &amp; [.A337] &amp; &quot;.csv&quot;&quot; as column create (n:&quot; &amp; [.A337] &amp; &quot; &quot;; &quot;&quot;) )">
            <text:p/>
          </table:table-cell>
          <table:table-cell table:formula="of:=IF(AND([.C337]&lt;&gt;&quot;&quot;;[.C337]&lt;&gt;&quot;Column&quot;);IF([.B337]=0;&quot;{&quot;;&quot;&quot;)&amp;[.C337]&amp;&quot;:column[&quot;&amp;[.B337]&amp;&quot;]&quot;&amp;IF([.B33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38]=0;[.C338]&lt;&gt;&quot;Column&quot;;[.C338]&lt;&gt;&quot;&quot;);&quot;LOAD CSV FROM &quot;&quot;file://&quot; &amp; [.A338] &amp; &quot;.csv&quot;&quot; as column create (n:&quot; &amp; [.A338] &amp; &quot; &quot;; &quot;&quot;) )">
            <text:p/>
          </table:table-cell>
          <table:table-cell table:formula="of:=IF(AND([.C338]&lt;&gt;&quot;&quot;;[.C338]&lt;&gt;&quot;Column&quot;);IF([.B338]=0;&quot;{&quot;;&quot;&quot;)&amp;[.C338]&amp;&quot;:column[&quot;&amp;[.B338]&amp;&quot;]&quot;&amp;IF([.B33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39]=0;[.C339]&lt;&gt;&quot;Column&quot;;[.C339]&lt;&gt;&quot;&quot;);&quot;LOAD CSV FROM &quot;&quot;file://&quot; &amp; [.A339] &amp; &quot;.csv&quot;&quot; as column create (n:&quot; &amp; [.A339] &amp; &quot; &quot;; &quot;&quot;) )">
            <text:p/>
          </table:table-cell>
          <table:table-cell table:formula="of:=IF(AND([.C339]&lt;&gt;&quot;&quot;;[.C339]&lt;&gt;&quot;Column&quot;);IF([.B339]=0;&quot;{&quot;;&quot;&quot;)&amp;[.C339]&amp;&quot;:column[&quot;&amp;[.B339]&amp;&quot;]&quot;&amp;IF([.B34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40]=0;[.C340]&lt;&gt;&quot;Column&quot;;[.C340]&lt;&gt;&quot;&quot;);&quot;LOAD CSV FROM &quot;&quot;file://&quot; &amp; [.A340] &amp; &quot;.csv&quot;&quot; as column create (n:&quot; &amp; [.A340] &amp; &quot; &quot;; &quot;&quot;) )">
            <text:p/>
          </table:table-cell>
          <table:table-cell table:formula="of:=IF(AND([.C340]&lt;&gt;&quot;&quot;;[.C340]&lt;&gt;&quot;Column&quot;);IF([.B340]=0;&quot;{&quot;;&quot;&quot;)&amp;[.C340]&amp;&quot;:column[&quot;&amp;[.B340]&amp;&quot;]&quot;&amp;IF([.B34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41]=0;[.C341]&lt;&gt;&quot;Column&quot;;[.C341]&lt;&gt;&quot;&quot;);&quot;LOAD CSV FROM &quot;&quot;file://&quot; &amp; [.A341] &amp; &quot;.csv&quot;&quot; as column create (n:&quot; &amp; [.A341] &amp; &quot; &quot;; &quot;&quot;) )">
            <text:p/>
          </table:table-cell>
          <table:table-cell table:formula="of:=IF(AND([.C341]&lt;&gt;&quot;&quot;;[.C341]&lt;&gt;&quot;Column&quot;);IF([.B341]=0;&quot;{&quot;;&quot;&quot;)&amp;[.C341]&amp;&quot;:column[&quot;&amp;[.B341]&amp;&quot;]&quot;&amp;IF([.B34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342]=0;[.C342]&lt;&gt;&quot;Column&quot;;[.C342]&lt;&gt;&quot;&quot;);&quot;LOAD CSV FROM &quot;&quot;file://&quot; &amp; [.A342] &amp; &quot;.csv&quot;&quot; as column create (n:&quot; &amp; [.A342] &amp; &quot; &quot;; &quot;&quot;) )">
            <text:p/>
          </table:table-cell>
          <table:table-cell table:formula="of:=IF(AND([.C342]&lt;&gt;&quot;&quot;;[.C342]&lt;&gt;&quot;Column&quot;);IF([.B342]=0;&quot;{&quot;;&quot;&quot;)&amp;[.C342]&amp;&quot;:column[&quot;&amp;[.B342]&amp;&quot;]&quot;&amp;IF([.B34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8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343]=0;[.C343]&lt;&gt;&quot;Column&quot;;[.C343]&lt;&gt;&quot;&quot;);&quot;LOAD CSV FROM &quot;&quot;file://&quot; &amp; [.A343] &amp; &quot;.csv&quot;&quot; as column create (n:&quot; &amp; [.A343] &amp; &quot; &quot;; &quot;&quot;) )" office:value-type="string" office:string-value="load csv from &quot;file://chartevents_8.csv&quot; as column create (n:chartevents_8 " calcext:value-type="string">
            <text:p>load csv from "file://chartevents_8.csv" as column create (n:chartevents_8 </text:p>
          </table:table-cell>
          <table:table-cell table:formula="of:=IF(AND([.C343]&lt;&gt;&quot;&quot;;[.C343]&lt;&gt;&quot;Column&quot;);IF([.B343]=0;&quot;{&quot;;&quot;&quot;)&amp;[.C343]&amp;&quot;:column[&quot;&amp;[.B343]&amp;&quot;]&quot;&amp;IF([.B344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8</text:p>
          </table:table-cell>
          <table:table-cell table:style-name="ce3" table:formula="of:=SUM([.B343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344]=0;[.C344]&lt;&gt;&quot;Column&quot;;[.C344]&lt;&gt;&quot;&quot;);&quot;LOAD CSV FROM &quot;&quot;file://&quot; &amp; [.A344] &amp; &quot;.csv&quot;&quot; as column create (n:&quot; &amp; [.A344] &amp; &quot; &quot;; &quot;&quot;) )">
            <text:p/>
          </table:table-cell>
          <table:table-cell table:formula="of:=IF(AND([.C344]&lt;&gt;&quot;&quot;;[.C344]&lt;&gt;&quot;Column&quot;);IF([.B344]=0;&quot;{&quot;;&quot;&quot;)&amp;[.C344]&amp;&quot;:column[&quot;&amp;[.B344]&amp;&quot;]&quot;&amp;IF([.B345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8</text:p>
          </table:table-cell>
          <table:table-cell table:style-name="ce3" table:formula="of:=SUM([.B344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345]=0;[.C345]&lt;&gt;&quot;Column&quot;;[.C345]&lt;&gt;&quot;&quot;);&quot;LOAD CSV FROM &quot;&quot;file://&quot; &amp; [.A345] &amp; &quot;.csv&quot;&quot; as column create (n:&quot; &amp; [.A345] &amp; &quot; &quot;; &quot;&quot;) )">
            <text:p/>
          </table:table-cell>
          <table:table-cell table:formula="of:=IF(AND([.C345]&lt;&gt;&quot;&quot;;[.C345]&lt;&gt;&quot;Column&quot;);IF([.B345]=0;&quot;{&quot;;&quot;&quot;)&amp;[.C345]&amp;&quot;:column[&quot;&amp;[.B345]&amp;&quot;]&quot;&amp;IF([.B346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8</text:p>
          </table:table-cell>
          <table:table-cell table:style-name="ce3" table:formula="of:=SUM([.B345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346]=0;[.C346]&lt;&gt;&quot;Column&quot;;[.C346]&lt;&gt;&quot;&quot;);&quot;LOAD CSV FROM &quot;&quot;file://&quot; &amp; [.A346] &amp; &quot;.csv&quot;&quot; as column create (n:&quot; &amp; [.A346] &amp; &quot; &quot;; &quot;&quot;) )">
            <text:p/>
          </table:table-cell>
          <table:table-cell table:formula="of:=IF(AND([.C346]&lt;&gt;&quot;&quot;;[.C346]&lt;&gt;&quot;Column&quot;);IF([.B346]=0;&quot;{&quot;;&quot;&quot;)&amp;[.C346]&amp;&quot;:column[&quot;&amp;[.B346]&amp;&quot;]&quot;&amp;IF([.B347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8</text:p>
          </table:table-cell>
          <table:table-cell table:style-name="ce3" table:formula="of:=SUM([.B346];1)" office:value-type="float" office:value="4" calcext:value-type="float">
            <text:p>4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347]=0;[.C347]&lt;&gt;&quot;Column&quot;;[.C347]&lt;&gt;&quot;&quot;);&quot;LOAD CSV FROM &quot;&quot;file://&quot; &amp; [.A347] &amp; &quot;.csv&quot;&quot; as column create (n:&quot; &amp; [.A347] &amp; &quot; &quot;; &quot;&quot;) )">
            <text:p/>
          </table:table-cell>
          <table:table-cell table:formula="of:=IF(AND([.C347]&lt;&gt;&quot;&quot;;[.C347]&lt;&gt;&quot;Column&quot;);IF([.B347]=0;&quot;{&quot;;&quot;&quot;)&amp;[.C347]&amp;&quot;:column[&quot;&amp;[.B347]&amp;&quot;]&quot;&amp;IF([.B348]&lt;&gt;&quot;&quot;;&quot;,&quot;;&quot;})&quot;);&quot;&quot;)" office:value-type="string" office:string-value="itemid:column[4]," calcext:value-type="string">
            <text:p>itemid:column[4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8</text:p>
          </table:table-cell>
          <table:table-cell table:style-name="ce3" table:formula="of:=SUM([.B347];1)" office:value-type="float" office:value="5" calcext:value-type="float">
            <text:p>5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348]=0;[.C348]&lt;&gt;&quot;Column&quot;;[.C348]&lt;&gt;&quot;&quot;);&quot;LOAD CSV FROM &quot;&quot;file://&quot; &amp; [.A348] &amp; &quot;.csv&quot;&quot; as column create (n:&quot; &amp; [.A348] &amp; &quot; &quot;; &quot;&quot;) )">
            <text:p/>
          </table:table-cell>
          <table:table-cell table:formula="of:=IF(AND([.C348]&lt;&gt;&quot;&quot;;[.C348]&lt;&gt;&quot;Column&quot;);IF([.B348]=0;&quot;{&quot;;&quot;&quot;)&amp;[.C348]&amp;&quot;:column[&quot;&amp;[.B348]&amp;&quot;]&quot;&amp;IF([.B349]&lt;&gt;&quot;&quot;;&quot;,&quot;;&quot;})&quot;);&quot;&quot;)" office:value-type="string" office:string-value="charttime:column[5]," calcext:value-type="string">
            <text:p>charttime:column[5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8</text:p>
          </table:table-cell>
          <table:table-cell table:style-name="ce3" table:formula="of:=SUM([.B348];1)" office:value-type="float" office:value="6" calcext:value-type="float">
            <text:p>6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349]=0;[.C349]&lt;&gt;&quot;Column&quot;;[.C349]&lt;&gt;&quot;&quot;);&quot;LOAD CSV FROM &quot;&quot;file://&quot; &amp; [.A349] &amp; &quot;.csv&quot;&quot; as column create (n:&quot; &amp; [.A349] &amp; &quot; &quot;; &quot;&quot;) )">
            <text:p/>
          </table:table-cell>
          <table:table-cell table:formula="of:=IF(AND([.C349]&lt;&gt;&quot;&quot;;[.C349]&lt;&gt;&quot;Column&quot;);IF([.B349]=0;&quot;{&quot;;&quot;&quot;)&amp;[.C349]&amp;&quot;:column[&quot;&amp;[.B349]&amp;&quot;]&quot;&amp;IF([.B350]&lt;&gt;&quot;&quot;;&quot;,&quot;;&quot;})&quot;);&quot;&quot;)" office:value-type="string" office:string-value="storetime:column[6]," calcext:value-type="string">
            <text:p>storetime:column[6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8</text:p>
          </table:table-cell>
          <table:table-cell table:style-name="ce3" table:formula="of:=SUM([.B349];1)" office:value-type="float" office:value="7" calcext:value-type="float">
            <text:p>7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350]=0;[.C350]&lt;&gt;&quot;Column&quot;;[.C350]&lt;&gt;&quot;&quot;);&quot;LOAD CSV FROM &quot;&quot;file://&quot; &amp; [.A350] &amp; &quot;.csv&quot;&quot; as column create (n:&quot; &amp; [.A350] &amp; &quot; &quot;; &quot;&quot;) )">
            <text:p/>
          </table:table-cell>
          <table:table-cell table:formula="of:=IF(AND([.C350]&lt;&gt;&quot;&quot;;[.C350]&lt;&gt;&quot;Column&quot;);IF([.B350]=0;&quot;{&quot;;&quot;&quot;)&amp;[.C350]&amp;&quot;:column[&quot;&amp;[.B350]&amp;&quot;]&quot;&amp;IF([.B351]&lt;&gt;&quot;&quot;;&quot;,&quot;;&quot;})&quot;);&quot;&quot;)" office:value-type="string" office:string-value="cgid:column[7]," calcext:value-type="string">
            <text:p>cgid:column[7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8</text:p>
          </table:table-cell>
          <table:table-cell table:style-name="ce3" table:formula="of:=SUM([.B350];1)" office:value-type="float" office:value="8" calcext:value-type="float">
            <text:p>8</text:p>
          </table:table-cell>
          <table:table-cell table:style-name="ce6" office:value-type="string" calcext:value-type="string">
            <text:p>value</text:p>
          </table:table-cell>
          <table:table-cell table:style-name="ce11" table:formula="of:=LOWER( IF(AND([.B351]=0;[.C351]&lt;&gt;&quot;Column&quot;;[.C351]&lt;&gt;&quot;&quot;);&quot;LOAD CSV FROM &quot;&quot;file://&quot; &amp; [.A351] &amp; &quot;.csv&quot;&quot; as column create (n:&quot; &amp; [.A351] &amp; &quot; &quot;; &quot;&quot;) )">
            <text:p/>
          </table:table-cell>
          <table:table-cell table:formula="of:=IF(AND([.C351]&lt;&gt;&quot;&quot;;[.C351]&lt;&gt;&quot;Column&quot;);IF([.B351]=0;&quot;{&quot;;&quot;&quot;)&amp;[.C351]&amp;&quot;:column[&quot;&amp;[.B351]&amp;&quot;]&quot;&amp;IF([.B352]&lt;&gt;&quot;&quot;;&quot;,&quot;;&quot;})&quot;);&quot;&quot;)" office:value-type="string" office:string-value="value:column[8]," calcext:value-type="string">
            <text:p>value:column[8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8</text:p>
          </table:table-cell>
          <table:table-cell table:style-name="ce3" table:formula="of:=SUM([.B351];1)" office:value-type="float" office:value="9" calcext:value-type="float">
            <text:p>9</text:p>
          </table:table-cell>
          <table:table-cell table:style-name="ce6" office:value-type="string" calcext:value-type="string">
            <text:p>valuenum</text:p>
          </table:table-cell>
          <table:table-cell table:style-name="ce11" table:formula="of:=LOWER( IF(AND([.B352]=0;[.C352]&lt;&gt;&quot;Column&quot;;[.C352]&lt;&gt;&quot;&quot;);&quot;LOAD CSV FROM &quot;&quot;file://&quot; &amp; [.A352] &amp; &quot;.csv&quot;&quot; as column create (n:&quot; &amp; [.A352] &amp; &quot; &quot;; &quot;&quot;) )">
            <text:p/>
          </table:table-cell>
          <table:table-cell table:formula="of:=IF(AND([.C352]&lt;&gt;&quot;&quot;;[.C352]&lt;&gt;&quot;Column&quot;);IF([.B352]=0;&quot;{&quot;;&quot;&quot;)&amp;[.C352]&amp;&quot;:column[&quot;&amp;[.B352]&amp;&quot;]&quot;&amp;IF([.B353]&lt;&gt;&quot;&quot;;&quot;,&quot;;&quot;})&quot;);&quot;&quot;)" office:value-type="string" office:string-value="valuenum:column[9]," calcext:value-type="string">
            <text:p>valuenum:column[9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8</text:p>
          </table:table-cell>
          <table:table-cell table:style-name="ce3" table:formula="of:=SUM([.B352];1)" office:value-type="float" office:value="10" calcext:value-type="float">
            <text:p>10</text:p>
          </table:table-cell>
          <table:table-cell table:style-name="ce6" office:value-type="string" calcext:value-type="string">
            <text:p>valueuom</text:p>
          </table:table-cell>
          <table:table-cell table:style-name="ce11" table:formula="of:=LOWER( IF(AND([.B353]=0;[.C353]&lt;&gt;&quot;Column&quot;;[.C353]&lt;&gt;&quot;&quot;);&quot;LOAD CSV FROM &quot;&quot;file://&quot; &amp; [.A353] &amp; &quot;.csv&quot;&quot; as column create (n:&quot; &amp; [.A353] &amp; &quot; &quot;; &quot;&quot;) )">
            <text:p/>
          </table:table-cell>
          <table:table-cell table:formula="of:=IF(AND([.C353]&lt;&gt;&quot;&quot;;[.C353]&lt;&gt;&quot;Column&quot;);IF([.B353]=0;&quot;{&quot;;&quot;&quot;)&amp;[.C353]&amp;&quot;:column[&quot;&amp;[.B353]&amp;&quot;]&quot;&amp;IF([.B354]&lt;&gt;&quot;&quot;;&quot;,&quot;;&quot;})&quot;);&quot;&quot;)" office:value-type="string" office:string-value="valueuom:column[10]," calcext:value-type="string">
            <text:p>valueuom:column[10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8</text:p>
          </table:table-cell>
          <table:table-cell table:style-name="ce3" table:formula="of:=SUM([.B353];1)" office:value-type="float" office:value="11" calcext:value-type="float">
            <text:p>11</text:p>
          </table:table-cell>
          <table:table-cell table:style-name="ce6" office:value-type="string" calcext:value-type="string">
            <text:p>warning</text:p>
          </table:table-cell>
          <table:table-cell table:style-name="ce11" table:formula="of:=LOWER( IF(AND([.B354]=0;[.C354]&lt;&gt;&quot;Column&quot;;[.C354]&lt;&gt;&quot;&quot;);&quot;LOAD CSV FROM &quot;&quot;file://&quot; &amp; [.A354] &amp; &quot;.csv&quot;&quot; as column create (n:&quot; &amp; [.A354] &amp; &quot; &quot;; &quot;&quot;) )">
            <text:p/>
          </table:table-cell>
          <table:table-cell table:formula="of:=IF(AND([.C354]&lt;&gt;&quot;&quot;;[.C354]&lt;&gt;&quot;Column&quot;);IF([.B354]=0;&quot;{&quot;;&quot;&quot;)&amp;[.C354]&amp;&quot;:column[&quot;&amp;[.B354]&amp;&quot;]&quot;&amp;IF([.B355]&lt;&gt;&quot;&quot;;&quot;,&quot;;&quot;})&quot;);&quot;&quot;)" office:value-type="string" office:string-value="warning:column[11]," calcext:value-type="string">
            <text:p>warning:column[11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8</text:p>
          </table:table-cell>
          <table:table-cell table:style-name="ce3" table:formula="of:=SUM([.B354];1)" office:value-type="float" office:value="12" calcext:value-type="float">
            <text:p>12</text:p>
          </table:table-cell>
          <table:table-cell table:style-name="ce6" office:value-type="string" calcext:value-type="string">
            <text:p>error</text:p>
          </table:table-cell>
          <table:table-cell table:style-name="ce11" table:formula="of:=LOWER( IF(AND([.B355]=0;[.C355]&lt;&gt;&quot;Column&quot;;[.C355]&lt;&gt;&quot;&quot;);&quot;LOAD CSV FROM &quot;&quot;file://&quot; &amp; [.A355] &amp; &quot;.csv&quot;&quot; as column create (n:&quot; &amp; [.A355] &amp; &quot; &quot;; &quot;&quot;) )">
            <text:p/>
          </table:table-cell>
          <table:table-cell table:formula="of:=IF(AND([.C355]&lt;&gt;&quot;&quot;;[.C355]&lt;&gt;&quot;Column&quot;);IF([.B355]=0;&quot;{&quot;;&quot;&quot;)&amp;[.C355]&amp;&quot;:column[&quot;&amp;[.B355]&amp;&quot;]&quot;&amp;IF([.B356]&lt;&gt;&quot;&quot;;&quot;,&quot;;&quot;})&quot;);&quot;&quot;)" office:value-type="string" office:string-value="error:column[12]," calcext:value-type="string">
            <text:p>error:column[12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8</text:p>
          </table:table-cell>
          <table:table-cell table:style-name="ce3" table:formula="of:=SUM([.B355];1)" office:value-type="float" office:value="13" calcext:value-type="float">
            <text:p>13</text:p>
          </table:table-cell>
          <table:table-cell table:style-name="ce6" office:value-type="string" calcext:value-type="string">
            <text:p>resultstatus</text:p>
          </table:table-cell>
          <table:table-cell table:style-name="ce11" table:formula="of:=LOWER( IF(AND([.B356]=0;[.C356]&lt;&gt;&quot;Column&quot;;[.C356]&lt;&gt;&quot;&quot;);&quot;LOAD CSV FROM &quot;&quot;file://&quot; &amp; [.A356] &amp; &quot;.csv&quot;&quot; as column create (n:&quot; &amp; [.A356] &amp; &quot; &quot;; &quot;&quot;) )">
            <text:p/>
          </table:table-cell>
          <table:table-cell table:formula="of:=IF(AND([.C356]&lt;&gt;&quot;&quot;;[.C356]&lt;&gt;&quot;Column&quot;);IF([.B356]=0;&quot;{&quot;;&quot;&quot;)&amp;[.C356]&amp;&quot;:column[&quot;&amp;[.B356]&amp;&quot;]&quot;&amp;IF([.B357]&lt;&gt;&quot;&quot;;&quot;,&quot;;&quot;})&quot;);&quot;&quot;)" office:value-type="string" office:string-value="resultstatus:column[13]," calcext:value-type="string">
            <text:p>resultstatus:column[13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8</text:p>
          </table:table-cell>
          <table:table-cell table:style-name="ce3" table:formula="of:=SUM([.B356];1)" office:value-type="float" office:value="14" calcext:value-type="float">
            <text:p>14</text:p>
          </table:table-cell>
          <table:table-cell table:style-name="ce6" office:value-type="string" calcext:value-type="string">
            <text:p>stopped</text:p>
          </table:table-cell>
          <table:table-cell table:style-name="ce11" table:formula="of:=LOWER( IF(AND([.B357]=0;[.C357]&lt;&gt;&quot;Column&quot;;[.C357]&lt;&gt;&quot;&quot;);&quot;LOAD CSV FROM &quot;&quot;file://&quot; &amp; [.A357] &amp; &quot;.csv&quot;&quot; as column create (n:&quot; &amp; [.A357] &amp; &quot; &quot;; &quot;&quot;) )">
            <text:p/>
          </table:table-cell>
          <table:table-cell table:formula="of:=IF(AND([.C357]&lt;&gt;&quot;&quot;;[.C357]&lt;&gt;&quot;Column&quot;);IF([.B357]=0;&quot;{&quot;;&quot;&quot;)&amp;[.C357]&amp;&quot;:column[&quot;&amp;[.B357]&amp;&quot;]&quot;&amp;IF([.B358]&lt;&gt;&quot;&quot;;&quot;,&quot;;&quot;})&quot;);&quot;&quot;)" office:value-type="string" office:string-value="stopped:column[14]})" calcext:value-type="string">
            <text:p>stopped:column[14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58]=0;[.C358]&lt;&gt;&quot;Column&quot;;[.C358]&lt;&gt;&quot;&quot;);&quot;LOAD CSV FROM &quot;&quot;file://&quot; &amp; [.A358] &amp; &quot;.csv&quot;&quot; as column create (n:&quot; &amp; [.A358] &amp; &quot; &quot;; &quot;&quot;) )">
            <text:p/>
          </table:table-cell>
          <table:table-cell table:formula="of:=IF(AND([.C358]&lt;&gt;&quot;&quot;;[.C358]&lt;&gt;&quot;Column&quot;);IF([.B358]=0;&quot;{&quot;;&quot;&quot;)&amp;[.C358]&amp;&quot;:column[&quot;&amp;[.B358]&amp;&quot;]&quot;&amp;IF([.B35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59]=0;[.C359]&lt;&gt;&quot;Column&quot;;[.C359]&lt;&gt;&quot;&quot;);&quot;LOAD CSV FROM &quot;&quot;file://&quot; &amp; [.A359] &amp; &quot;.csv&quot;&quot; as column create (n:&quot; &amp; [.A359] &amp; &quot; &quot;; &quot;&quot;) )">
            <text:p/>
          </table:table-cell>
          <table:table-cell table:formula="of:=IF(AND([.C359]&lt;&gt;&quot;&quot;;[.C359]&lt;&gt;&quot;Column&quot;);IF([.B359]=0;&quot;{&quot;;&quot;&quot;)&amp;[.C359]&amp;&quot;:column[&quot;&amp;[.B359]&amp;&quot;]&quot;&amp;IF([.B36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60]=0;[.C360]&lt;&gt;&quot;Column&quot;;[.C360]&lt;&gt;&quot;&quot;);&quot;LOAD CSV FROM &quot;&quot;file://&quot; &amp; [.A360] &amp; &quot;.csv&quot;&quot; as column create (n:&quot; &amp; [.A360] &amp; &quot; &quot;; &quot;&quot;) )">
            <text:p/>
          </table:table-cell>
          <table:table-cell table:formula="of:=IF(AND([.C360]&lt;&gt;&quot;&quot;;[.C360]&lt;&gt;&quot;Column&quot;);IF([.B360]=0;&quot;{&quot;;&quot;&quot;)&amp;[.C360]&amp;&quot;:column[&quot;&amp;[.B360]&amp;&quot;]&quot;&amp;IF([.B36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61]=0;[.C361]&lt;&gt;&quot;Column&quot;;[.C361]&lt;&gt;&quot;&quot;);&quot;LOAD CSV FROM &quot;&quot;file://&quot; &amp; [.A361] &amp; &quot;.csv&quot;&quot; as column create (n:&quot; &amp; [.A361] &amp; &quot; &quot;; &quot;&quot;) )">
            <text:p/>
          </table:table-cell>
          <table:table-cell table:formula="of:=IF(AND([.C361]&lt;&gt;&quot;&quot;;[.C361]&lt;&gt;&quot;Column&quot;);IF([.B361]=0;&quot;{&quot;;&quot;&quot;)&amp;[.C361]&amp;&quot;:column[&quot;&amp;[.B361]&amp;&quot;]&quot;&amp;IF([.B36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62]=0;[.C362]&lt;&gt;&quot;Column&quot;;[.C362]&lt;&gt;&quot;&quot;);&quot;LOAD CSV FROM &quot;&quot;file://&quot; &amp; [.A362] &amp; &quot;.csv&quot;&quot; as column create (n:&quot; &amp; [.A362] &amp; &quot; &quot;; &quot;&quot;) )">
            <text:p/>
          </table:table-cell>
          <table:table-cell table:formula="of:=IF(AND([.C362]&lt;&gt;&quot;&quot;;[.C362]&lt;&gt;&quot;Column&quot;);IF([.B362]=0;&quot;{&quot;;&quot;&quot;)&amp;[.C362]&amp;&quot;:column[&quot;&amp;[.B362]&amp;&quot;]&quot;&amp;IF([.B36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363]=0;[.C363]&lt;&gt;&quot;Column&quot;;[.C363]&lt;&gt;&quot;&quot;);&quot;LOAD CSV FROM &quot;&quot;file://&quot; &amp; [.A363] &amp; &quot;.csv&quot;&quot; as column create (n:&quot; &amp; [.A363] &amp; &quot; &quot;; &quot;&quot;) )">
            <text:p/>
          </table:table-cell>
          <table:table-cell table:formula="of:=IF(AND([.C363]&lt;&gt;&quot;&quot;;[.C363]&lt;&gt;&quot;Column&quot;);IF([.B363]=0;&quot;{&quot;;&quot;&quot;)&amp;[.C363]&amp;&quot;:column[&quot;&amp;[.B363]&amp;&quot;]&quot;&amp;IF([.B36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9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364]=0;[.C364]&lt;&gt;&quot;Column&quot;;[.C364]&lt;&gt;&quot;&quot;);&quot;LOAD CSV FROM &quot;&quot;file://&quot; &amp; [.A364] &amp; &quot;.csv&quot;&quot; as column create (n:&quot; &amp; [.A364] &amp; &quot; &quot;; &quot;&quot;) )" office:value-type="string" office:string-value="load csv from &quot;file://chartevents_9.csv&quot; as column create (n:chartevents_9 " calcext:value-type="string">
            <text:p>load csv from "file://chartevents_9.csv" as column create (n:chartevents_9 </text:p>
          </table:table-cell>
          <table:table-cell table:formula="of:=IF(AND([.C364]&lt;&gt;&quot;&quot;;[.C364]&lt;&gt;&quot;Column&quot;);IF([.B364]=0;&quot;{&quot;;&quot;&quot;)&amp;[.C364]&amp;&quot;:column[&quot;&amp;[.B364]&amp;&quot;]&quot;&amp;IF([.B365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9</text:p>
          </table:table-cell>
          <table:table-cell table:style-name="ce3" table:formula="of:=SUM([.B364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365]=0;[.C365]&lt;&gt;&quot;Column&quot;;[.C365]&lt;&gt;&quot;&quot;);&quot;LOAD CSV FROM &quot;&quot;file://&quot; &amp; [.A365] &amp; &quot;.csv&quot;&quot; as column create (n:&quot; &amp; [.A365] &amp; &quot; &quot;; &quot;&quot;) )">
            <text:p/>
          </table:table-cell>
          <table:table-cell table:formula="of:=IF(AND([.C365]&lt;&gt;&quot;&quot;;[.C365]&lt;&gt;&quot;Column&quot;);IF([.B365]=0;&quot;{&quot;;&quot;&quot;)&amp;[.C365]&amp;&quot;:column[&quot;&amp;[.B365]&amp;&quot;]&quot;&amp;IF([.B366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9</text:p>
          </table:table-cell>
          <table:table-cell table:style-name="ce3" table:formula="of:=SUM([.B365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366]=0;[.C366]&lt;&gt;&quot;Column&quot;;[.C366]&lt;&gt;&quot;&quot;);&quot;LOAD CSV FROM &quot;&quot;file://&quot; &amp; [.A366] &amp; &quot;.csv&quot;&quot; as column create (n:&quot; &amp; [.A366] &amp; &quot; &quot;; &quot;&quot;) )">
            <text:p/>
          </table:table-cell>
          <table:table-cell table:formula="of:=IF(AND([.C366]&lt;&gt;&quot;&quot;;[.C366]&lt;&gt;&quot;Column&quot;);IF([.B366]=0;&quot;{&quot;;&quot;&quot;)&amp;[.C366]&amp;&quot;:column[&quot;&amp;[.B366]&amp;&quot;]&quot;&amp;IF([.B367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9</text:p>
          </table:table-cell>
          <table:table-cell table:style-name="ce3" table:formula="of:=SUM([.B366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367]=0;[.C367]&lt;&gt;&quot;Column&quot;;[.C367]&lt;&gt;&quot;&quot;);&quot;LOAD CSV FROM &quot;&quot;file://&quot; &amp; [.A367] &amp; &quot;.csv&quot;&quot; as column create (n:&quot; &amp; [.A367] &amp; &quot; &quot;; &quot;&quot;) )">
            <text:p/>
          </table:table-cell>
          <table:table-cell table:formula="of:=IF(AND([.C367]&lt;&gt;&quot;&quot;;[.C367]&lt;&gt;&quot;Column&quot;);IF([.B367]=0;&quot;{&quot;;&quot;&quot;)&amp;[.C367]&amp;&quot;:column[&quot;&amp;[.B367]&amp;&quot;]&quot;&amp;IF([.B368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9</text:p>
          </table:table-cell>
          <table:table-cell table:style-name="ce3" table:formula="of:=SUM([.B367];1)" office:value-type="float" office:value="4" calcext:value-type="float">
            <text:p>4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368]=0;[.C368]&lt;&gt;&quot;Column&quot;;[.C368]&lt;&gt;&quot;&quot;);&quot;LOAD CSV FROM &quot;&quot;file://&quot; &amp; [.A368] &amp; &quot;.csv&quot;&quot; as column create (n:&quot; &amp; [.A368] &amp; &quot; &quot;; &quot;&quot;) )">
            <text:p/>
          </table:table-cell>
          <table:table-cell table:formula="of:=IF(AND([.C368]&lt;&gt;&quot;&quot;;[.C368]&lt;&gt;&quot;Column&quot;);IF([.B368]=0;&quot;{&quot;;&quot;&quot;)&amp;[.C368]&amp;&quot;:column[&quot;&amp;[.B368]&amp;&quot;]&quot;&amp;IF([.B369]&lt;&gt;&quot;&quot;;&quot;,&quot;;&quot;})&quot;);&quot;&quot;)" office:value-type="string" office:string-value="itemid:column[4]," calcext:value-type="string">
            <text:p>itemid:column[4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9</text:p>
          </table:table-cell>
          <table:table-cell table:style-name="ce3" table:formula="of:=SUM([.B368];1)" office:value-type="float" office:value="5" calcext:value-type="float">
            <text:p>5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369]=0;[.C369]&lt;&gt;&quot;Column&quot;;[.C369]&lt;&gt;&quot;&quot;);&quot;LOAD CSV FROM &quot;&quot;file://&quot; &amp; [.A369] &amp; &quot;.csv&quot;&quot; as column create (n:&quot; &amp; [.A369] &amp; &quot; &quot;; &quot;&quot;) )">
            <text:p/>
          </table:table-cell>
          <table:table-cell table:formula="of:=IF(AND([.C369]&lt;&gt;&quot;&quot;;[.C369]&lt;&gt;&quot;Column&quot;);IF([.B369]=0;&quot;{&quot;;&quot;&quot;)&amp;[.C369]&amp;&quot;:column[&quot;&amp;[.B369]&amp;&quot;]&quot;&amp;IF([.B370]&lt;&gt;&quot;&quot;;&quot;,&quot;;&quot;})&quot;);&quot;&quot;)" office:value-type="string" office:string-value="charttime:column[5]," calcext:value-type="string">
            <text:p>charttime:column[5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9</text:p>
          </table:table-cell>
          <table:table-cell table:style-name="ce3" table:formula="of:=SUM([.B369];1)" office:value-type="float" office:value="6" calcext:value-type="float">
            <text:p>6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370]=0;[.C370]&lt;&gt;&quot;Column&quot;;[.C370]&lt;&gt;&quot;&quot;);&quot;LOAD CSV FROM &quot;&quot;file://&quot; &amp; [.A370] &amp; &quot;.csv&quot;&quot; as column create (n:&quot; &amp; [.A370] &amp; &quot; &quot;; &quot;&quot;) )">
            <text:p/>
          </table:table-cell>
          <table:table-cell table:formula="of:=IF(AND([.C370]&lt;&gt;&quot;&quot;;[.C370]&lt;&gt;&quot;Column&quot;);IF([.B370]=0;&quot;{&quot;;&quot;&quot;)&amp;[.C370]&amp;&quot;:column[&quot;&amp;[.B370]&amp;&quot;]&quot;&amp;IF([.B371]&lt;&gt;&quot;&quot;;&quot;,&quot;;&quot;})&quot;);&quot;&quot;)" office:value-type="string" office:string-value="storetime:column[6]," calcext:value-type="string">
            <text:p>storetime:column[6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9</text:p>
          </table:table-cell>
          <table:table-cell table:style-name="ce3" table:formula="of:=SUM([.B370];1)" office:value-type="float" office:value="7" calcext:value-type="float">
            <text:p>7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371]=0;[.C371]&lt;&gt;&quot;Column&quot;;[.C371]&lt;&gt;&quot;&quot;);&quot;LOAD CSV FROM &quot;&quot;file://&quot; &amp; [.A371] &amp; &quot;.csv&quot;&quot; as column create (n:&quot; &amp; [.A371] &amp; &quot; &quot;; &quot;&quot;) )">
            <text:p/>
          </table:table-cell>
          <table:table-cell table:formula="of:=IF(AND([.C371]&lt;&gt;&quot;&quot;;[.C371]&lt;&gt;&quot;Column&quot;);IF([.B371]=0;&quot;{&quot;;&quot;&quot;)&amp;[.C371]&amp;&quot;:column[&quot;&amp;[.B371]&amp;&quot;]&quot;&amp;IF([.B372]&lt;&gt;&quot;&quot;;&quot;,&quot;;&quot;})&quot;);&quot;&quot;)" office:value-type="string" office:string-value="cgid:column[7]," calcext:value-type="string">
            <text:p>cgid:column[7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9</text:p>
          </table:table-cell>
          <table:table-cell table:style-name="ce3" table:formula="of:=SUM([.B371];1)" office:value-type="float" office:value="8" calcext:value-type="float">
            <text:p>8</text:p>
          </table:table-cell>
          <table:table-cell table:style-name="ce6" office:value-type="string" calcext:value-type="string">
            <text:p>value</text:p>
          </table:table-cell>
          <table:table-cell table:style-name="ce11" table:formula="of:=LOWER( IF(AND([.B372]=0;[.C372]&lt;&gt;&quot;Column&quot;;[.C372]&lt;&gt;&quot;&quot;);&quot;LOAD CSV FROM &quot;&quot;file://&quot; &amp; [.A372] &amp; &quot;.csv&quot;&quot; as column create (n:&quot; &amp; [.A372] &amp; &quot; &quot;; &quot;&quot;) )">
            <text:p/>
          </table:table-cell>
          <table:table-cell table:formula="of:=IF(AND([.C372]&lt;&gt;&quot;&quot;;[.C372]&lt;&gt;&quot;Column&quot;);IF([.B372]=0;&quot;{&quot;;&quot;&quot;)&amp;[.C372]&amp;&quot;:column[&quot;&amp;[.B372]&amp;&quot;]&quot;&amp;IF([.B373]&lt;&gt;&quot;&quot;;&quot;,&quot;;&quot;})&quot;);&quot;&quot;)" office:value-type="string" office:string-value="value:column[8]," calcext:value-type="string">
            <text:p>value:column[8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9</text:p>
          </table:table-cell>
          <table:table-cell table:style-name="ce3" table:formula="of:=SUM([.B372];1)" office:value-type="float" office:value="9" calcext:value-type="float">
            <text:p>9</text:p>
          </table:table-cell>
          <table:table-cell table:style-name="ce6" office:value-type="string" calcext:value-type="string">
            <text:p>valuenum</text:p>
          </table:table-cell>
          <table:table-cell table:style-name="ce11" table:formula="of:=LOWER( IF(AND([.B373]=0;[.C373]&lt;&gt;&quot;Column&quot;;[.C373]&lt;&gt;&quot;&quot;);&quot;LOAD CSV FROM &quot;&quot;file://&quot; &amp; [.A373] &amp; &quot;.csv&quot;&quot; as column create (n:&quot; &amp; [.A373] &amp; &quot; &quot;; &quot;&quot;) )">
            <text:p/>
          </table:table-cell>
          <table:table-cell table:formula="of:=IF(AND([.C373]&lt;&gt;&quot;&quot;;[.C373]&lt;&gt;&quot;Column&quot;);IF([.B373]=0;&quot;{&quot;;&quot;&quot;)&amp;[.C373]&amp;&quot;:column[&quot;&amp;[.B373]&amp;&quot;]&quot;&amp;IF([.B374]&lt;&gt;&quot;&quot;;&quot;,&quot;;&quot;})&quot;);&quot;&quot;)" office:value-type="string" office:string-value="valuenum:column[9]," calcext:value-type="string">
            <text:p>valuenum:column[9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9</text:p>
          </table:table-cell>
          <table:table-cell table:style-name="ce3" table:formula="of:=SUM([.B373];1)" office:value-type="float" office:value="10" calcext:value-type="float">
            <text:p>10</text:p>
          </table:table-cell>
          <table:table-cell table:style-name="ce6" office:value-type="string" calcext:value-type="string">
            <text:p>valueuom</text:p>
          </table:table-cell>
          <table:table-cell table:style-name="ce11" table:formula="of:=LOWER( IF(AND([.B374]=0;[.C374]&lt;&gt;&quot;Column&quot;;[.C374]&lt;&gt;&quot;&quot;);&quot;LOAD CSV FROM &quot;&quot;file://&quot; &amp; [.A374] &amp; &quot;.csv&quot;&quot; as column create (n:&quot; &amp; [.A374] &amp; &quot; &quot;; &quot;&quot;) )">
            <text:p/>
          </table:table-cell>
          <table:table-cell table:formula="of:=IF(AND([.C374]&lt;&gt;&quot;&quot;;[.C374]&lt;&gt;&quot;Column&quot;);IF([.B374]=0;&quot;{&quot;;&quot;&quot;)&amp;[.C374]&amp;&quot;:column[&quot;&amp;[.B374]&amp;&quot;]&quot;&amp;IF([.B375]&lt;&gt;&quot;&quot;;&quot;,&quot;;&quot;})&quot;);&quot;&quot;)" office:value-type="string" office:string-value="valueuom:column[10]," calcext:value-type="string">
            <text:p>valueuom:column[10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9</text:p>
          </table:table-cell>
          <table:table-cell table:style-name="ce3" table:formula="of:=SUM([.B374];1)" office:value-type="float" office:value="11" calcext:value-type="float">
            <text:p>11</text:p>
          </table:table-cell>
          <table:table-cell table:style-name="ce6" office:value-type="string" calcext:value-type="string">
            <text:p>warning</text:p>
          </table:table-cell>
          <table:table-cell table:style-name="ce11" table:formula="of:=LOWER( IF(AND([.B375]=0;[.C375]&lt;&gt;&quot;Column&quot;;[.C375]&lt;&gt;&quot;&quot;);&quot;LOAD CSV FROM &quot;&quot;file://&quot; &amp; [.A375] &amp; &quot;.csv&quot;&quot; as column create (n:&quot; &amp; [.A375] &amp; &quot; &quot;; &quot;&quot;) )">
            <text:p/>
          </table:table-cell>
          <table:table-cell table:formula="of:=IF(AND([.C375]&lt;&gt;&quot;&quot;;[.C375]&lt;&gt;&quot;Column&quot;);IF([.B375]=0;&quot;{&quot;;&quot;&quot;)&amp;[.C375]&amp;&quot;:column[&quot;&amp;[.B375]&amp;&quot;]&quot;&amp;IF([.B376]&lt;&gt;&quot;&quot;;&quot;,&quot;;&quot;})&quot;);&quot;&quot;)" office:value-type="string" office:string-value="warning:column[11]," calcext:value-type="string">
            <text:p>warning:column[11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9</text:p>
          </table:table-cell>
          <table:table-cell table:style-name="ce3" table:formula="of:=SUM([.B375];1)" office:value-type="float" office:value="12" calcext:value-type="float">
            <text:p>12</text:p>
          </table:table-cell>
          <table:table-cell table:style-name="ce6" office:value-type="string" calcext:value-type="string">
            <text:p>error</text:p>
          </table:table-cell>
          <table:table-cell table:style-name="ce11" table:formula="of:=LOWER( IF(AND([.B376]=0;[.C376]&lt;&gt;&quot;Column&quot;;[.C376]&lt;&gt;&quot;&quot;);&quot;LOAD CSV FROM &quot;&quot;file://&quot; &amp; [.A376] &amp; &quot;.csv&quot;&quot; as column create (n:&quot; &amp; [.A376] &amp; &quot; &quot;; &quot;&quot;) )">
            <text:p/>
          </table:table-cell>
          <table:table-cell table:formula="of:=IF(AND([.C376]&lt;&gt;&quot;&quot;;[.C376]&lt;&gt;&quot;Column&quot;);IF([.B376]=0;&quot;{&quot;;&quot;&quot;)&amp;[.C376]&amp;&quot;:column[&quot;&amp;[.B376]&amp;&quot;]&quot;&amp;IF([.B377]&lt;&gt;&quot;&quot;;&quot;,&quot;;&quot;})&quot;);&quot;&quot;)" office:value-type="string" office:string-value="error:column[12]," calcext:value-type="string">
            <text:p>error:column[12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9</text:p>
          </table:table-cell>
          <table:table-cell table:style-name="ce3" table:formula="of:=SUM([.B376];1)" office:value-type="float" office:value="13" calcext:value-type="float">
            <text:p>13</text:p>
          </table:table-cell>
          <table:table-cell table:style-name="ce6" office:value-type="string" calcext:value-type="string">
            <text:p>resultstatus</text:p>
          </table:table-cell>
          <table:table-cell table:style-name="ce11" table:formula="of:=LOWER( IF(AND([.B377]=0;[.C377]&lt;&gt;&quot;Column&quot;;[.C377]&lt;&gt;&quot;&quot;);&quot;LOAD CSV FROM &quot;&quot;file://&quot; &amp; [.A377] &amp; &quot;.csv&quot;&quot; as column create (n:&quot; &amp; [.A377] &amp; &quot; &quot;; &quot;&quot;) )">
            <text:p/>
          </table:table-cell>
          <table:table-cell table:formula="of:=IF(AND([.C377]&lt;&gt;&quot;&quot;;[.C377]&lt;&gt;&quot;Column&quot;);IF([.B377]=0;&quot;{&quot;;&quot;&quot;)&amp;[.C377]&amp;&quot;:column[&quot;&amp;[.B377]&amp;&quot;]&quot;&amp;IF([.B378]&lt;&gt;&quot;&quot;;&quot;,&quot;;&quot;})&quot;);&quot;&quot;)" office:value-type="string" office:string-value="resultstatus:column[13]," calcext:value-type="string">
            <text:p>resultstatus:column[13]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artevents_9</text:p>
          </table:table-cell>
          <table:table-cell table:style-name="ce3" table:formula="of:=SUM([.B377];1)" office:value-type="float" office:value="14" calcext:value-type="float">
            <text:p>14</text:p>
          </table:table-cell>
          <table:table-cell table:style-name="ce6" office:value-type="string" calcext:value-type="string">
            <text:p>stopped</text:p>
          </table:table-cell>
          <table:table-cell table:style-name="ce11" table:formula="of:=LOWER( IF(AND([.B378]=0;[.C378]&lt;&gt;&quot;Column&quot;;[.C378]&lt;&gt;&quot;&quot;);&quot;LOAD CSV FROM &quot;&quot;file://&quot; &amp; [.A378] &amp; &quot;.csv&quot;&quot; as column create (n:&quot; &amp; [.A378] &amp; &quot; &quot;; &quot;&quot;) )">
            <text:p/>
          </table:table-cell>
          <table:table-cell table:formula="of:=IF(AND([.C378]&lt;&gt;&quot;&quot;;[.C378]&lt;&gt;&quot;Column&quot;);IF([.B378]=0;&quot;{&quot;;&quot;&quot;)&amp;[.C378]&amp;&quot;:column[&quot;&amp;[.B378]&amp;&quot;]&quot;&amp;IF([.B379]&lt;&gt;&quot;&quot;;&quot;,&quot;;&quot;})&quot;);&quot;&quot;)" office:value-type="string" office:string-value="stopped:column[14]})" calcext:value-type="string">
            <text:p>stopped:column[14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79]=0;[.C379]&lt;&gt;&quot;Column&quot;;[.C379]&lt;&gt;&quot;&quot;);&quot;LOAD CSV FROM &quot;&quot;file://&quot; &amp; [.A379] &amp; &quot;.csv&quot;&quot; as column create (n:&quot; &amp; [.A379] &amp; &quot; &quot;; &quot;&quot;) )">
            <text:p/>
          </table:table-cell>
          <table:table-cell table:formula="of:=IF(AND([.C379]&lt;&gt;&quot;&quot;;[.C379]&lt;&gt;&quot;Column&quot;);IF([.B379]=0;&quot;{&quot;;&quot;&quot;)&amp;[.C379]&amp;&quot;:column[&quot;&amp;[.B379]&amp;&quot;]&quot;&amp;IF([.B38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80]=0;[.C380]&lt;&gt;&quot;Column&quot;;[.C380]&lt;&gt;&quot;&quot;);&quot;LOAD CSV FROM &quot;&quot;file://&quot; &amp; [.A380] &amp; &quot;.csv&quot;&quot; as column create (n:&quot; &amp; [.A380] &amp; &quot; &quot;; &quot;&quot;) )">
            <text:p/>
          </table:table-cell>
          <table:table-cell table:formula="of:=IF(AND([.C380]&lt;&gt;&quot;&quot;;[.C380]&lt;&gt;&quot;Column&quot;);IF([.B380]=0;&quot;{&quot;;&quot;&quot;)&amp;[.C380]&amp;&quot;:column[&quot;&amp;[.B380]&amp;&quot;]&quot;&amp;IF([.B38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81]=0;[.C381]&lt;&gt;&quot;Column&quot;;[.C381]&lt;&gt;&quot;&quot;);&quot;LOAD CSV FROM &quot;&quot;file://&quot; &amp; [.A381] &amp; &quot;.csv&quot;&quot; as column create (n:&quot; &amp; [.A381] &amp; &quot; &quot;; &quot;&quot;) )">
            <text:p/>
          </table:table-cell>
          <table:table-cell table:formula="of:=IF(AND([.C381]&lt;&gt;&quot;&quot;;[.C381]&lt;&gt;&quot;Column&quot;);IF([.B381]=0;&quot;{&quot;;&quot;&quot;)&amp;[.C381]&amp;&quot;:column[&quot;&amp;[.B381]&amp;&quot;]&quot;&amp;IF([.B38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82]=0;[.C382]&lt;&gt;&quot;Column&quot;;[.C382]&lt;&gt;&quot;&quot;);&quot;LOAD CSV FROM &quot;&quot;file://&quot; &amp; [.A382] &amp; &quot;.csv&quot;&quot; as column create (n:&quot; &amp; [.A382] &amp; &quot; &quot;; &quot;&quot;) )">
            <text:p/>
          </table:table-cell>
          <table:table-cell table:formula="of:=IF(AND([.C382]&lt;&gt;&quot;&quot;;[.C382]&lt;&gt;&quot;Column&quot;);IF([.B382]=0;&quot;{&quot;;&quot;&quot;)&amp;[.C382]&amp;&quot;:column[&quot;&amp;[.B382]&amp;&quot;]&quot;&amp;IF([.B38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83]=0;[.C383]&lt;&gt;&quot;Column&quot;;[.C383]&lt;&gt;&quot;&quot;);&quot;LOAD CSV FROM &quot;&quot;file://&quot; &amp; [.A383] &amp; &quot;.csv&quot;&quot; as column create (n:&quot; &amp; [.A383] &amp; &quot; &quot;; &quot;&quot;) )">
            <text:p/>
          </table:table-cell>
          <table:table-cell table:formula="of:=IF(AND([.C383]&lt;&gt;&quot;&quot;;[.C383]&lt;&gt;&quot;Column&quot;);IF([.B383]=0;&quot;{&quot;;&quot;&quot;)&amp;[.C383]&amp;&quot;:column[&quot;&amp;[.B383]&amp;&quot;]&quot;&amp;IF([.B38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384]=0;[.C384]&lt;&gt;&quot;Column&quot;;[.C384]&lt;&gt;&quot;&quot;);&quot;LOAD CSV FROM &quot;&quot;file://&quot; &amp; [.A384] &amp; &quot;.csv&quot;&quot; as column create (n:&quot; &amp; [.A384] &amp; &quot; &quot;; &quot;&quot;) )">
            <text:p/>
          </table:table-cell>
          <table:table-cell table:formula="of:=IF(AND([.C384]&lt;&gt;&quot;&quot;;[.C384]&lt;&gt;&quot;Column&quot;);IF([.B384]=0;&quot;{&quot;;&quot;&quot;)&amp;[.C384]&amp;&quot;:column[&quot;&amp;[.B384]&amp;&quot;]&quot;&amp;IF([.B38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tevents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385]=0;[.C385]&lt;&gt;&quot;Column&quot;;[.C385]&lt;&gt;&quot;&quot;);&quot;LOAD CSV FROM &quot;&quot;file://&quot; &amp; [.A385] &amp; &quot;.csv&quot;&quot; as column create (n:&quot; &amp; [.A385] &amp; &quot; &quot;; &quot;&quot;) )" office:value-type="string" office:string-value="load csv from &quot;file://cptevents.csv&quot; as column create (n:cptevents " calcext:value-type="string">
            <text:p>load csv from "file://cptevents.csv" as column create (n:cptevents </text:p>
          </table:table-cell>
          <table:table-cell table:formula="of:=IF(AND([.C385]&lt;&gt;&quot;&quot;;[.C385]&lt;&gt;&quot;Column&quot;);IF([.B385]=0;&quot;{&quot;;&quot;&quot;)&amp;[.C385]&amp;&quot;:column[&quot;&amp;[.B385]&amp;&quot;]&quot;&amp;IF([.B386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tevents</text:p>
          </table:table-cell>
          <table:table-cell table:style-name="ce3" table:formula="of:=SUM([.B385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386]=0;[.C386]&lt;&gt;&quot;Column&quot;;[.C386]&lt;&gt;&quot;&quot;);&quot;LOAD CSV FROM &quot;&quot;file://&quot; &amp; [.A386] &amp; &quot;.csv&quot;&quot; as column create (n:&quot; &amp; [.A386] &amp; &quot; &quot;; &quot;&quot;) )">
            <text:p/>
          </table:table-cell>
          <table:table-cell table:formula="of:=IF(AND([.C386]&lt;&gt;&quot;&quot;;[.C386]&lt;&gt;&quot;Column&quot;);IF([.B386]=0;&quot;{&quot;;&quot;&quot;)&amp;[.C386]&amp;&quot;:column[&quot;&amp;[.B386]&amp;&quot;]&quot;&amp;IF([.B387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tevents</text:p>
          </table:table-cell>
          <table:table-cell table:style-name="ce3" table:formula="of:=SUM([.B386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387]=0;[.C387]&lt;&gt;&quot;Column&quot;;[.C387]&lt;&gt;&quot;&quot;);&quot;LOAD CSV FROM &quot;&quot;file://&quot; &amp; [.A387] &amp; &quot;.csv&quot;&quot; as column create (n:&quot; &amp; [.A387] &amp; &quot; &quot;; &quot;&quot;) )">
            <text:p/>
          </table:table-cell>
          <table:table-cell table:formula="of:=IF(AND([.C387]&lt;&gt;&quot;&quot;;[.C387]&lt;&gt;&quot;Column&quot;);IF([.B387]=0;&quot;{&quot;;&quot;&quot;)&amp;[.C387]&amp;&quot;:column[&quot;&amp;[.B387]&amp;&quot;]&quot;&amp;IF([.B388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tevents</text:p>
          </table:table-cell>
          <table:table-cell table:style-name="ce3" table:formula="of:=SUM([.B387];1)" office:value-type="float" office:value="3" calcext:value-type="float">
            <text:p>3</text:p>
          </table:table-cell>
          <table:table-cell table:style-name="ce6" office:value-type="string" calcext:value-type="string">
            <text:p>costcenter</text:p>
          </table:table-cell>
          <table:table-cell table:style-name="ce11" table:formula="of:=LOWER( IF(AND([.B388]=0;[.C388]&lt;&gt;&quot;Column&quot;;[.C388]&lt;&gt;&quot;&quot;);&quot;LOAD CSV FROM &quot;&quot;file://&quot; &amp; [.A388] &amp; &quot;.csv&quot;&quot; as column create (n:&quot; &amp; [.A388] &amp; &quot; &quot;; &quot;&quot;) )">
            <text:p/>
          </table:table-cell>
          <table:table-cell table:formula="of:=IF(AND([.C388]&lt;&gt;&quot;&quot;;[.C388]&lt;&gt;&quot;Column&quot;);IF([.B388]=0;&quot;{&quot;;&quot;&quot;)&amp;[.C388]&amp;&quot;:column[&quot;&amp;[.B388]&amp;&quot;]&quot;&amp;IF([.B389]&lt;&gt;&quot;&quot;;&quot;,&quot;;&quot;})&quot;);&quot;&quot;)" office:value-type="string" office:string-value="costcenter:column[3]," calcext:value-type="string">
            <text:p>costcenter:column[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tevents</text:p>
          </table:table-cell>
          <table:table-cell table:style-name="ce3" table:formula="of:=SUM([.B388];1)" office:value-type="float" office:value="4" calcext:value-type="float">
            <text:p>4</text:p>
          </table:table-cell>
          <table:table-cell table:style-name="ce6" office:value-type="string" calcext:value-type="string">
            <text:p>chartdate</text:p>
          </table:table-cell>
          <table:table-cell table:style-name="ce11" table:formula="of:=LOWER( IF(AND([.B389]=0;[.C389]&lt;&gt;&quot;Column&quot;;[.C389]&lt;&gt;&quot;&quot;);&quot;LOAD CSV FROM &quot;&quot;file://&quot; &amp; [.A389] &amp; &quot;.csv&quot;&quot; as column create (n:&quot; &amp; [.A389] &amp; &quot; &quot;; &quot;&quot;) )">
            <text:p/>
          </table:table-cell>
          <table:table-cell table:formula="of:=IF(AND([.C389]&lt;&gt;&quot;&quot;;[.C389]&lt;&gt;&quot;Column&quot;);IF([.B389]=0;&quot;{&quot;;&quot;&quot;)&amp;[.C389]&amp;&quot;:column[&quot;&amp;[.B389]&amp;&quot;]&quot;&amp;IF([.B390]&lt;&gt;&quot;&quot;;&quot;,&quot;;&quot;})&quot;);&quot;&quot;)" office:value-type="string" office:string-value="chartdate:column[4]," calcext:value-type="string">
            <text:p>chartdate:column[4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tevents</text:p>
          </table:table-cell>
          <table:table-cell table:style-name="ce3" table:formula="of:=SUM([.B389];1)" office:value-type="float" office:value="5" calcext:value-type="float">
            <text:p>5</text:p>
          </table:table-cell>
          <table:table-cell table:style-name="ce6" office:value-type="string" calcext:value-type="string">
            <text:p>cpt_cd</text:p>
          </table:table-cell>
          <table:table-cell table:style-name="ce11" table:formula="of:=LOWER( IF(AND([.B390]=0;[.C390]&lt;&gt;&quot;Column&quot;;[.C390]&lt;&gt;&quot;&quot;);&quot;LOAD CSV FROM &quot;&quot;file://&quot; &amp; [.A390] &amp; &quot;.csv&quot;&quot; as column create (n:&quot; &amp; [.A390] &amp; &quot; &quot;; &quot;&quot;) )">
            <text:p/>
          </table:table-cell>
          <table:table-cell table:formula="of:=IF(AND([.C390]&lt;&gt;&quot;&quot;;[.C390]&lt;&gt;&quot;Column&quot;);IF([.B390]=0;&quot;{&quot;;&quot;&quot;)&amp;[.C390]&amp;&quot;:column[&quot;&amp;[.B390]&amp;&quot;]&quot;&amp;IF([.B391]&lt;&gt;&quot;&quot;;&quot;,&quot;;&quot;})&quot;);&quot;&quot;)" office:value-type="string" office:string-value="cpt_cd:column[5]," calcext:value-type="string">
            <text:p>cpt_cd:column[5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tevents</text:p>
          </table:table-cell>
          <table:table-cell table:style-name="ce3" table:formula="of:=SUM([.B390];1)" office:value-type="float" office:value="6" calcext:value-type="float">
            <text:p>6</text:p>
          </table:table-cell>
          <table:table-cell table:style-name="ce6" office:value-type="string" calcext:value-type="string">
            <text:p>cpt_number</text:p>
          </table:table-cell>
          <table:table-cell table:style-name="ce11" table:formula="of:=LOWER( IF(AND([.B391]=0;[.C391]&lt;&gt;&quot;Column&quot;;[.C391]&lt;&gt;&quot;&quot;);&quot;LOAD CSV FROM &quot;&quot;file://&quot; &amp; [.A391] &amp; &quot;.csv&quot;&quot; as column create (n:&quot; &amp; [.A391] &amp; &quot; &quot;; &quot;&quot;) )">
            <text:p/>
          </table:table-cell>
          <table:table-cell table:formula="of:=IF(AND([.C391]&lt;&gt;&quot;&quot;;[.C391]&lt;&gt;&quot;Column&quot;);IF([.B391]=0;&quot;{&quot;;&quot;&quot;)&amp;[.C391]&amp;&quot;:column[&quot;&amp;[.B391]&amp;&quot;]&quot;&amp;IF([.B392]&lt;&gt;&quot;&quot;;&quot;,&quot;;&quot;})&quot;);&quot;&quot;)" office:value-type="string" office:string-value="cpt_number:column[6]," calcext:value-type="string">
            <text:p>cpt_number:column[6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tevents</text:p>
          </table:table-cell>
          <table:table-cell table:style-name="ce3" table:formula="of:=SUM([.B391];1)" office:value-type="float" office:value="7" calcext:value-type="float">
            <text:p>7</text:p>
          </table:table-cell>
          <table:table-cell table:style-name="ce6" office:value-type="string" calcext:value-type="string">
            <text:p>cpt_suffix</text:p>
          </table:table-cell>
          <table:table-cell table:style-name="ce11" table:formula="of:=LOWER( IF(AND([.B392]=0;[.C392]&lt;&gt;&quot;Column&quot;;[.C392]&lt;&gt;&quot;&quot;);&quot;LOAD CSV FROM &quot;&quot;file://&quot; &amp; [.A392] &amp; &quot;.csv&quot;&quot; as column create (n:&quot; &amp; [.A392] &amp; &quot; &quot;; &quot;&quot;) )">
            <text:p/>
          </table:table-cell>
          <table:table-cell table:formula="of:=IF(AND([.C392]&lt;&gt;&quot;&quot;;[.C392]&lt;&gt;&quot;Column&quot;);IF([.B392]=0;&quot;{&quot;;&quot;&quot;)&amp;[.C392]&amp;&quot;:column[&quot;&amp;[.B392]&amp;&quot;]&quot;&amp;IF([.B393]&lt;&gt;&quot;&quot;;&quot;,&quot;;&quot;})&quot;);&quot;&quot;)" office:value-type="string" office:string-value="cpt_suffix:column[7]," calcext:value-type="string">
            <text:p>cpt_suffix:column[7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tevents</text:p>
          </table:table-cell>
          <table:table-cell table:style-name="ce3" table:formula="of:=SUM([.B392];1)" office:value-type="float" office:value="8" calcext:value-type="float">
            <text:p>8</text:p>
          </table:table-cell>
          <table:table-cell table:style-name="ce6" office:value-type="string" calcext:value-type="string">
            <text:p>ticket_id_seq</text:p>
          </table:table-cell>
          <table:table-cell table:style-name="ce11" table:formula="of:=LOWER( IF(AND([.B393]=0;[.C393]&lt;&gt;&quot;Column&quot;;[.C393]&lt;&gt;&quot;&quot;);&quot;LOAD CSV FROM &quot;&quot;file://&quot; &amp; [.A393] &amp; &quot;.csv&quot;&quot; as column create (n:&quot; &amp; [.A393] &amp; &quot; &quot;; &quot;&quot;) )">
            <text:p/>
          </table:table-cell>
          <table:table-cell table:formula="of:=IF(AND([.C393]&lt;&gt;&quot;&quot;;[.C393]&lt;&gt;&quot;Column&quot;);IF([.B393]=0;&quot;{&quot;;&quot;&quot;)&amp;[.C393]&amp;&quot;:column[&quot;&amp;[.B393]&amp;&quot;]&quot;&amp;IF([.B394]&lt;&gt;&quot;&quot;;&quot;,&quot;;&quot;})&quot;);&quot;&quot;)" office:value-type="string" office:string-value="ticket_id_seq:column[8]," calcext:value-type="string">
            <text:p>ticket_id_seq:column[8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tevents</text:p>
          </table:table-cell>
          <table:table-cell table:style-name="ce3" table:formula="of:=SUM([.B393];1)" office:value-type="float" office:value="9" calcext:value-type="float">
            <text:p>9</text:p>
          </table:table-cell>
          <table:table-cell table:style-name="ce6" office:value-type="string" calcext:value-type="string">
            <text:p>sectionheader</text:p>
          </table:table-cell>
          <table:table-cell table:style-name="ce11" table:formula="of:=LOWER( IF(AND([.B394]=0;[.C394]&lt;&gt;&quot;Column&quot;;[.C394]&lt;&gt;&quot;&quot;);&quot;LOAD CSV FROM &quot;&quot;file://&quot; &amp; [.A394] &amp; &quot;.csv&quot;&quot; as column create (n:&quot; &amp; [.A394] &amp; &quot; &quot;; &quot;&quot;) )">
            <text:p/>
          </table:table-cell>
          <table:table-cell table:formula="of:=IF(AND([.C394]&lt;&gt;&quot;&quot;;[.C394]&lt;&gt;&quot;Column&quot;);IF([.B394]=0;&quot;{&quot;;&quot;&quot;)&amp;[.C394]&amp;&quot;:column[&quot;&amp;[.B394]&amp;&quot;]&quot;&amp;IF([.B395]&lt;&gt;&quot;&quot;;&quot;,&quot;;&quot;})&quot;);&quot;&quot;)" office:value-type="string" office:string-value="sectionheader:column[9]," calcext:value-type="string">
            <text:p>sectionheader:column[9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tevents</text:p>
          </table:table-cell>
          <table:table-cell table:style-name="ce3" table:formula="of:=SUM([.B394];1)" office:value-type="float" office:value="10" calcext:value-type="float">
            <text:p>10</text:p>
          </table:table-cell>
          <table:table-cell table:style-name="ce6" office:value-type="string" calcext:value-type="string">
            <text:p>subsectionheader</text:p>
          </table:table-cell>
          <table:table-cell table:style-name="ce11" table:formula="of:=LOWER( IF(AND([.B395]=0;[.C395]&lt;&gt;&quot;Column&quot;;[.C395]&lt;&gt;&quot;&quot;);&quot;LOAD CSV FROM &quot;&quot;file://&quot; &amp; [.A395] &amp; &quot;.csv&quot;&quot; as column create (n:&quot; &amp; [.A395] &amp; &quot; &quot;; &quot;&quot;) )">
            <text:p/>
          </table:table-cell>
          <table:table-cell table:formula="of:=IF(AND([.C395]&lt;&gt;&quot;&quot;;[.C395]&lt;&gt;&quot;Column&quot;);IF([.B395]=0;&quot;{&quot;;&quot;&quot;)&amp;[.C395]&amp;&quot;:column[&quot;&amp;[.B395]&amp;&quot;]&quot;&amp;IF([.B396]&lt;&gt;&quot;&quot;;&quot;,&quot;;&quot;})&quot;);&quot;&quot;)" office:value-type="string" office:string-value="subsectionheader:column[10]," calcext:value-type="string">
            <text:p>subsectionheader:column[1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tevents</text:p>
          </table:table-cell>
          <table:table-cell table:style-name="ce3" table:formula="of:=SUM([.B395];1)" office:value-type="float" office:value="11" calcext:value-type="float">
            <text:p>11</text:p>
          </table:table-cell>
          <table:table-cell table:style-name="ce6" office:value-type="string" calcext:value-type="string">
            <text:p>description</text:p>
          </table:table-cell>
          <table:table-cell table:style-name="ce11" table:formula="of:=LOWER( IF(AND([.B396]=0;[.C396]&lt;&gt;&quot;Column&quot;;[.C396]&lt;&gt;&quot;&quot;);&quot;LOAD CSV FROM &quot;&quot;file://&quot; &amp; [.A396] &amp; &quot;.csv&quot;&quot; as column create (n:&quot; &amp; [.A396] &amp; &quot; &quot;; &quot;&quot;) )">
            <text:p/>
          </table:table-cell>
          <table:table-cell table:formula="of:=IF(AND([.C396]&lt;&gt;&quot;&quot;;[.C396]&lt;&gt;&quot;Column&quot;);IF([.B396]=0;&quot;{&quot;;&quot;&quot;)&amp;[.C396]&amp;&quot;:column[&quot;&amp;[.B396]&amp;&quot;]&quot;&amp;IF([.B397]&lt;&gt;&quot;&quot;;&quot;,&quot;;&quot;})&quot;);&quot;&quot;)" office:value-type="string" office:string-value="description:column[11]})" calcext:value-type="string">
            <text:p>description:column[11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97]=0;[.C397]&lt;&gt;&quot;Column&quot;;[.C397]&lt;&gt;&quot;&quot;);&quot;LOAD CSV FROM &quot;&quot;file://&quot; &amp; [.A397] &amp; &quot;.csv&quot;&quot; as column create (n:&quot; &amp; [.A397] &amp; &quot; &quot;; &quot;&quot;) )">
            <text:p/>
          </table:table-cell>
          <table:table-cell table:formula="of:=IF(AND([.C397]&lt;&gt;&quot;&quot;;[.C397]&lt;&gt;&quot;Column&quot;);IF([.B397]=0;&quot;{&quot;;&quot;&quot;)&amp;[.C397]&amp;&quot;:column[&quot;&amp;[.B397]&amp;&quot;]&quot;&amp;IF([.B39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98]=0;[.C398]&lt;&gt;&quot;Column&quot;;[.C398]&lt;&gt;&quot;&quot;);&quot;LOAD CSV FROM &quot;&quot;file://&quot; &amp; [.A398] &amp; &quot;.csv&quot;&quot; as column create (n:&quot; &amp; [.A398] &amp; &quot; &quot;; &quot;&quot;) )">
            <text:p/>
          </table:table-cell>
          <table:table-cell table:formula="of:=IF(AND([.C398]&lt;&gt;&quot;&quot;;[.C398]&lt;&gt;&quot;Column&quot;);IF([.B398]=0;&quot;{&quot;;&quot;&quot;)&amp;[.C398]&amp;&quot;:column[&quot;&amp;[.B398]&amp;&quot;]&quot;&amp;IF([.B39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399]=0;[.C399]&lt;&gt;&quot;Column&quot;;[.C399]&lt;&gt;&quot;&quot;);&quot;LOAD CSV FROM &quot;&quot;file://&quot; &amp; [.A399] &amp; &quot;.csv&quot;&quot; as column create (n:&quot; &amp; [.A399] &amp; &quot; &quot;; &quot;&quot;) )">
            <text:p/>
          </table:table-cell>
          <table:table-cell table:formula="of:=IF(AND([.C399]&lt;&gt;&quot;&quot;;[.C399]&lt;&gt;&quot;Column&quot;);IF([.B399]=0;&quot;{&quot;;&quot;&quot;)&amp;[.C399]&amp;&quot;:column[&quot;&amp;[.B399]&amp;&quot;]&quot;&amp;IF([.B40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00]=0;[.C400]&lt;&gt;&quot;Column&quot;;[.C400]&lt;&gt;&quot;&quot;);&quot;LOAD CSV FROM &quot;&quot;file://&quot; &amp; [.A400] &amp; &quot;.csv&quot;&quot; as column create (n:&quot; &amp; [.A400] &amp; &quot; &quot;; &quot;&quot;) )">
            <text:p/>
          </table:table-cell>
          <table:table-cell table:formula="of:=IF(AND([.C400]&lt;&gt;&quot;&quot;;[.C400]&lt;&gt;&quot;Column&quot;);IF([.B400]=0;&quot;{&quot;;&quot;&quot;)&amp;[.C400]&amp;&quot;:column[&quot;&amp;[.B400]&amp;&quot;]&quot;&amp;IF([.B40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01]=0;[.C401]&lt;&gt;&quot;Column&quot;;[.C401]&lt;&gt;&quot;&quot;);&quot;LOAD CSV FROM &quot;&quot;file://&quot; &amp; [.A401] &amp; &quot;.csv&quot;&quot; as column create (n:&quot; &amp; [.A401] &amp; &quot; &quot;; &quot;&quot;) )">
            <text:p/>
          </table:table-cell>
          <table:table-cell table:formula="of:=IF(AND([.C401]&lt;&gt;&quot;&quot;;[.C401]&lt;&gt;&quot;Column&quot;);IF([.B401]=0;&quot;{&quot;;&quot;&quot;)&amp;[.C401]&amp;&quot;:column[&quot;&amp;[.B401]&amp;&quot;]&quot;&amp;IF([.B40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402]=0;[.C402]&lt;&gt;&quot;Column&quot;;[.C402]&lt;&gt;&quot;&quot;);&quot;LOAD CSV FROM &quot;&quot;file://&quot; &amp; [.A402] &amp; &quot;.csv&quot;&quot; as column create (n:&quot; &amp; [.A402] &amp; &quot; &quot;; &quot;&quot;) )">
            <text:p/>
          </table:table-cell>
          <table:table-cell table:formula="of:=IF(AND([.C402]&lt;&gt;&quot;&quot;;[.C402]&lt;&gt;&quot;Column&quot;);IF([.B402]=0;&quot;{&quot;;&quot;&quot;)&amp;[.C402]&amp;&quot;:column[&quot;&amp;[.B402]&amp;&quot;]&quot;&amp;IF([.B40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_cpt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403]=0;[.C403]&lt;&gt;&quot;Column&quot;;[.C403]&lt;&gt;&quot;&quot;);&quot;LOAD CSV FROM &quot;&quot;file://&quot; &amp; [.A403] &amp; &quot;.csv&quot;&quot; as column create (n:&quot; &amp; [.A403] &amp; &quot; &quot;; &quot;&quot;) )" office:value-type="string" office:string-value="load csv from &quot;file://d_cpt.csv&quot; as column create (n:d_cpt " calcext:value-type="string">
            <text:p>load csv from "file://d_cpt.csv" as column create (n:d_cpt </text:p>
          </table:table-cell>
          <table:table-cell table:formula="of:=IF(AND([.C403]&lt;&gt;&quot;&quot;;[.C403]&lt;&gt;&quot;Column&quot;);IF([.B403]=0;&quot;{&quot;;&quot;&quot;)&amp;[.C403]&amp;&quot;:column[&quot;&amp;[.B403]&amp;&quot;]&quot;&amp;IF([.B404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_cpt</text:p>
          </table:table-cell>
          <table:table-cell table:style-name="ce3" table:formula="of:=SUM([.B403];1)" office:value-type="float" office:value="1" calcext:value-type="float">
            <text:p>1</text:p>
          </table:table-cell>
          <table:table-cell table:style-name="ce6" office:value-type="string" calcext:value-type="string">
            <text:p>category</text:p>
          </table:table-cell>
          <table:table-cell table:style-name="ce11" table:formula="of:=LOWER( IF(AND([.B404]=0;[.C404]&lt;&gt;&quot;Column&quot;;[.C404]&lt;&gt;&quot;&quot;);&quot;LOAD CSV FROM &quot;&quot;file://&quot; &amp; [.A404] &amp; &quot;.csv&quot;&quot; as column create (n:&quot; &amp; [.A404] &amp; &quot; &quot;; &quot;&quot;) )">
            <text:p/>
          </table:table-cell>
          <table:table-cell table:formula="of:=IF(AND([.C404]&lt;&gt;&quot;&quot;;[.C404]&lt;&gt;&quot;Column&quot;);IF([.B404]=0;&quot;{&quot;;&quot;&quot;)&amp;[.C404]&amp;&quot;:column[&quot;&amp;[.B404]&amp;&quot;]&quot;&amp;IF([.B405]&lt;&gt;&quot;&quot;;&quot;,&quot;;&quot;})&quot;);&quot;&quot;)" office:value-type="string" office:string-value="category:column[1]," calcext:value-type="string">
            <text:p>category:column[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_cpt</text:p>
          </table:table-cell>
          <table:table-cell table:style-name="ce3" table:formula="of:=SUM([.B404];1)" office:value-type="float" office:value="2" calcext:value-type="float">
            <text:p>2</text:p>
          </table:table-cell>
          <table:table-cell table:style-name="ce6" office:value-type="string" calcext:value-type="string">
            <text:p>sectionrange</text:p>
          </table:table-cell>
          <table:table-cell table:style-name="ce11" table:formula="of:=LOWER( IF(AND([.B405]=0;[.C405]&lt;&gt;&quot;Column&quot;;[.C405]&lt;&gt;&quot;&quot;);&quot;LOAD CSV FROM &quot;&quot;file://&quot; &amp; [.A405] &amp; &quot;.csv&quot;&quot; as column create (n:&quot; &amp; [.A405] &amp; &quot; &quot;; &quot;&quot;) )">
            <text:p/>
          </table:table-cell>
          <table:table-cell table:formula="of:=IF(AND([.C405]&lt;&gt;&quot;&quot;;[.C405]&lt;&gt;&quot;Column&quot;);IF([.B405]=0;&quot;{&quot;;&quot;&quot;)&amp;[.C405]&amp;&quot;:column[&quot;&amp;[.B405]&amp;&quot;]&quot;&amp;IF([.B406]&lt;&gt;&quot;&quot;;&quot;,&quot;;&quot;})&quot;);&quot;&quot;)" office:value-type="string" office:string-value="sectionrange:column[2]," calcext:value-type="string">
            <text:p>sectionrange:column[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_cpt</text:p>
          </table:table-cell>
          <table:table-cell table:style-name="ce3" table:formula="of:=SUM([.B405];1)" office:value-type="float" office:value="3" calcext:value-type="float">
            <text:p>3</text:p>
          </table:table-cell>
          <table:table-cell table:style-name="ce6" office:value-type="string" calcext:value-type="string">
            <text:p>sectionheader</text:p>
          </table:table-cell>
          <table:table-cell table:style-name="ce11" table:formula="of:=LOWER( IF(AND([.B406]=0;[.C406]&lt;&gt;&quot;Column&quot;;[.C406]&lt;&gt;&quot;&quot;);&quot;LOAD CSV FROM &quot;&quot;file://&quot; &amp; [.A406] &amp; &quot;.csv&quot;&quot; as column create (n:&quot; &amp; [.A406] &amp; &quot; &quot;; &quot;&quot;) )">
            <text:p/>
          </table:table-cell>
          <table:table-cell table:formula="of:=IF(AND([.C406]&lt;&gt;&quot;&quot;;[.C406]&lt;&gt;&quot;Column&quot;);IF([.B406]=0;&quot;{&quot;;&quot;&quot;)&amp;[.C406]&amp;&quot;:column[&quot;&amp;[.B406]&amp;&quot;]&quot;&amp;IF([.B407]&lt;&gt;&quot;&quot;;&quot;,&quot;;&quot;})&quot;);&quot;&quot;)" office:value-type="string" office:string-value="sectionheader:column[3]," calcext:value-type="string">
            <text:p>sectionheader:column[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_cpt</text:p>
          </table:table-cell>
          <table:table-cell table:style-name="ce3" table:formula="of:=SUM([.B406];1)" office:value-type="float" office:value="4" calcext:value-type="float">
            <text:p>4</text:p>
          </table:table-cell>
          <table:table-cell table:style-name="ce6" office:value-type="string" calcext:value-type="string">
            <text:p>subsectionrange</text:p>
          </table:table-cell>
          <table:table-cell table:style-name="ce11" table:formula="of:=LOWER( IF(AND([.B407]=0;[.C407]&lt;&gt;&quot;Column&quot;;[.C407]&lt;&gt;&quot;&quot;);&quot;LOAD CSV FROM &quot;&quot;file://&quot; &amp; [.A407] &amp; &quot;.csv&quot;&quot; as column create (n:&quot; &amp; [.A407] &amp; &quot; &quot;; &quot;&quot;) )">
            <text:p/>
          </table:table-cell>
          <table:table-cell table:formula="of:=IF(AND([.C407]&lt;&gt;&quot;&quot;;[.C407]&lt;&gt;&quot;Column&quot;);IF([.B407]=0;&quot;{&quot;;&quot;&quot;)&amp;[.C407]&amp;&quot;:column[&quot;&amp;[.B407]&amp;&quot;]&quot;&amp;IF([.B408]&lt;&gt;&quot;&quot;;&quot;,&quot;;&quot;})&quot;);&quot;&quot;)" office:value-type="string" office:string-value="subsectionrange:column[4]," calcext:value-type="string">
            <text:p>subsectionrange:column[4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_cpt</text:p>
          </table:table-cell>
          <table:table-cell table:style-name="ce3" table:formula="of:=SUM([.B407];1)" office:value-type="float" office:value="5" calcext:value-type="float">
            <text:p>5</text:p>
          </table:table-cell>
          <table:table-cell table:style-name="ce6" office:value-type="string" calcext:value-type="string">
            <text:p>subsectionheader</text:p>
          </table:table-cell>
          <table:table-cell table:style-name="ce11" table:formula="of:=LOWER( IF(AND([.B408]=0;[.C408]&lt;&gt;&quot;Column&quot;;[.C408]&lt;&gt;&quot;&quot;);&quot;LOAD CSV FROM &quot;&quot;file://&quot; &amp; [.A408] &amp; &quot;.csv&quot;&quot; as column create (n:&quot; &amp; [.A408] &amp; &quot; &quot;; &quot;&quot;) )">
            <text:p/>
          </table:table-cell>
          <table:table-cell table:formula="of:=IF(AND([.C408]&lt;&gt;&quot;&quot;;[.C408]&lt;&gt;&quot;Column&quot;);IF([.B408]=0;&quot;{&quot;;&quot;&quot;)&amp;[.C408]&amp;&quot;:column[&quot;&amp;[.B408]&amp;&quot;]&quot;&amp;IF([.B409]&lt;&gt;&quot;&quot;;&quot;,&quot;;&quot;})&quot;);&quot;&quot;)" office:value-type="string" office:string-value="subsectionheader:column[5]," calcext:value-type="string">
            <text:p>subsectionheader:column[5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_cpt</text:p>
          </table:table-cell>
          <table:table-cell table:style-name="ce3" table:formula="of:=SUM([.B408];1)" office:value-type="float" office:value="6" calcext:value-type="float">
            <text:p>6</text:p>
          </table:table-cell>
          <table:table-cell table:style-name="ce6" office:value-type="string" calcext:value-type="string">
            <text:p>codesuffix</text:p>
          </table:table-cell>
          <table:table-cell table:style-name="ce11" table:formula="of:=LOWER( IF(AND([.B409]=0;[.C409]&lt;&gt;&quot;Column&quot;;[.C409]&lt;&gt;&quot;&quot;);&quot;LOAD CSV FROM &quot;&quot;file://&quot; &amp; [.A409] &amp; &quot;.csv&quot;&quot; as column create (n:&quot; &amp; [.A409] &amp; &quot; &quot;; &quot;&quot;) )">
            <text:p/>
          </table:table-cell>
          <table:table-cell table:formula="of:=IF(AND([.C409]&lt;&gt;&quot;&quot;;[.C409]&lt;&gt;&quot;Column&quot;);IF([.B409]=0;&quot;{&quot;;&quot;&quot;)&amp;[.C409]&amp;&quot;:column[&quot;&amp;[.B409]&amp;&quot;]&quot;&amp;IF([.B410]&lt;&gt;&quot;&quot;;&quot;,&quot;;&quot;})&quot;);&quot;&quot;)" office:value-type="string" office:string-value="codesuffix:column[6]," calcext:value-type="string">
            <text:p>codesuffix:column[6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_cpt</text:p>
          </table:table-cell>
          <table:table-cell table:style-name="ce3" table:formula="of:=SUM([.B409];1)" office:value-type="float" office:value="7" calcext:value-type="float">
            <text:p>7</text:p>
          </table:table-cell>
          <table:table-cell table:style-name="ce6" office:value-type="string" calcext:value-type="string">
            <text:p>mincodeinsubsection</text:p>
          </table:table-cell>
          <table:table-cell table:style-name="ce11" table:formula="of:=LOWER( IF(AND([.B410]=0;[.C410]&lt;&gt;&quot;Column&quot;;[.C410]&lt;&gt;&quot;&quot;);&quot;LOAD CSV FROM &quot;&quot;file://&quot; &amp; [.A410] &amp; &quot;.csv&quot;&quot; as column create (n:&quot; &amp; [.A410] &amp; &quot; &quot;; &quot;&quot;) )">
            <text:p/>
          </table:table-cell>
          <table:table-cell table:formula="of:=IF(AND([.C410]&lt;&gt;&quot;&quot;;[.C410]&lt;&gt;&quot;Column&quot;);IF([.B410]=0;&quot;{&quot;;&quot;&quot;)&amp;[.C410]&amp;&quot;:column[&quot;&amp;[.B410]&amp;&quot;]&quot;&amp;IF([.B411]&lt;&gt;&quot;&quot;;&quot;,&quot;;&quot;})&quot;);&quot;&quot;)" office:value-type="string" office:string-value="mincodeinsubsection:column[7]," calcext:value-type="string">
            <text:p>mincodeinsubsection:column[7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_cpt</text:p>
          </table:table-cell>
          <table:table-cell table:style-name="ce3" table:formula="of:=SUM([.B410];1)" office:value-type="float" office:value="8" calcext:value-type="float">
            <text:p>8</text:p>
          </table:table-cell>
          <table:table-cell table:style-name="ce6" office:value-type="string" calcext:value-type="string">
            <text:p>maxcodeinsubsection</text:p>
          </table:table-cell>
          <table:table-cell table:style-name="ce11" table:formula="of:=LOWER( IF(AND([.B411]=0;[.C411]&lt;&gt;&quot;Column&quot;;[.C411]&lt;&gt;&quot;&quot;);&quot;LOAD CSV FROM &quot;&quot;file://&quot; &amp; [.A411] &amp; &quot;.csv&quot;&quot; as column create (n:&quot; &amp; [.A411] &amp; &quot; &quot;; &quot;&quot;) )">
            <text:p/>
          </table:table-cell>
          <table:table-cell table:formula="of:=IF(AND([.C411]&lt;&gt;&quot;&quot;;[.C411]&lt;&gt;&quot;Column&quot;);IF([.B411]=0;&quot;{&quot;;&quot;&quot;)&amp;[.C411]&amp;&quot;:column[&quot;&amp;[.B411]&amp;&quot;]&quot;&amp;IF([.B412]&lt;&gt;&quot;&quot;;&quot;,&quot;;&quot;})&quot;);&quot;&quot;)" office:value-type="string" office:string-value="maxcodeinsubsection:column[8]})" calcext:value-type="string">
            <text:p>maxcodeinsubsection:column[8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12]=0;[.C412]&lt;&gt;&quot;Column&quot;;[.C412]&lt;&gt;&quot;&quot;);&quot;LOAD CSV FROM &quot;&quot;file://&quot; &amp; [.A412] &amp; &quot;.csv&quot;&quot; as column create (n:&quot; &amp; [.A412] &amp; &quot; &quot;; &quot;&quot;) )">
            <text:p/>
          </table:table-cell>
          <table:table-cell table:formula="of:=IF(AND([.C412]&lt;&gt;&quot;&quot;;[.C412]&lt;&gt;&quot;Column&quot;);IF([.B412]=0;&quot;{&quot;;&quot;&quot;)&amp;[.C412]&amp;&quot;:column[&quot;&amp;[.B412]&amp;&quot;]&quot;&amp;IF([.B41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13]=0;[.C413]&lt;&gt;&quot;Column&quot;;[.C413]&lt;&gt;&quot;&quot;);&quot;LOAD CSV FROM &quot;&quot;file://&quot; &amp; [.A413] &amp; &quot;.csv&quot;&quot; as column create (n:&quot; &amp; [.A413] &amp; &quot; &quot;; &quot;&quot;) )">
            <text:p/>
          </table:table-cell>
          <table:table-cell table:formula="of:=IF(AND([.C413]&lt;&gt;&quot;&quot;;[.C413]&lt;&gt;&quot;Column&quot;);IF([.B413]=0;&quot;{&quot;;&quot;&quot;)&amp;[.C413]&amp;&quot;:column[&quot;&amp;[.B413]&amp;&quot;]&quot;&amp;IF([.B41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14]=0;[.C414]&lt;&gt;&quot;Column&quot;;[.C414]&lt;&gt;&quot;&quot;);&quot;LOAD CSV FROM &quot;&quot;file://&quot; &amp; [.A414] &amp; &quot;.csv&quot;&quot; as column create (n:&quot; &amp; [.A414] &amp; &quot; &quot;; &quot;&quot;) )">
            <text:p/>
          </table:table-cell>
          <table:table-cell table:formula="of:=IF(AND([.C414]&lt;&gt;&quot;&quot;;[.C414]&lt;&gt;&quot;Column&quot;);IF([.B414]=0;&quot;{&quot;;&quot;&quot;)&amp;[.C414]&amp;&quot;:column[&quot;&amp;[.B414]&amp;&quot;]&quot;&amp;IF([.B41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15]=0;[.C415]&lt;&gt;&quot;Column&quot;;[.C415]&lt;&gt;&quot;&quot;);&quot;LOAD CSV FROM &quot;&quot;file://&quot; &amp; [.A415] &amp; &quot;.csv&quot;&quot; as column create (n:&quot; &amp; [.A415] &amp; &quot; &quot;; &quot;&quot;) )">
            <text:p/>
          </table:table-cell>
          <table:table-cell table:formula="of:=IF(AND([.C415]&lt;&gt;&quot;&quot;;[.C415]&lt;&gt;&quot;Column&quot;);IF([.B415]=0;&quot;{&quot;;&quot;&quot;)&amp;[.C415]&amp;&quot;:column[&quot;&amp;[.B415]&amp;&quot;]&quot;&amp;IF([.B41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416]=0;[.C416]&lt;&gt;&quot;Column&quot;;[.C416]&lt;&gt;&quot;&quot;);&quot;LOAD CSV FROM &quot;&quot;file://&quot; &amp; [.A416] &amp; &quot;.csv&quot;&quot; as column create (n:&quot; &amp; [.A416] &amp; &quot; &quot;; &quot;&quot;) )">
            <text:p/>
          </table:table-cell>
          <table:table-cell table:formula="of:=IF(AND([.C416]&lt;&gt;&quot;&quot;;[.C416]&lt;&gt;&quot;Column&quot;);IF([.B416]=0;&quot;{&quot;;&quot;&quot;)&amp;[.C416]&amp;&quot;:column[&quot;&amp;[.B416]&amp;&quot;]&quot;&amp;IF([.B41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_icd_diagnoses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417]=0;[.C417]&lt;&gt;&quot;Column&quot;;[.C417]&lt;&gt;&quot;&quot;);&quot;LOAD CSV FROM &quot;&quot;file://&quot; &amp; [.A417] &amp; &quot;.csv&quot;&quot; as column create (n:&quot; &amp; [.A417] &amp; &quot; &quot;; &quot;&quot;) )" office:value-type="string" office:string-value="load csv from &quot;file://d_icd_diagnoses.csv&quot; as column create (n:d_icd_diagnoses " calcext:value-type="string">
            <text:p>load csv from "file://d_icd_diagnoses.csv" as column create (n:d_icd_diagnoses </text:p>
          </table:table-cell>
          <table:table-cell table:formula="of:=IF(AND([.C417]&lt;&gt;&quot;&quot;;[.C417]&lt;&gt;&quot;Column&quot;);IF([.B417]=0;&quot;{&quot;;&quot;&quot;)&amp;[.C417]&amp;&quot;:column[&quot;&amp;[.B417]&amp;&quot;]&quot;&amp;IF([.B418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_icd_diagnoses</text:p>
          </table:table-cell>
          <table:table-cell table:style-name="ce3" table:formula="of:=SUM([.B417];1)" office:value-type="float" office:value="1" calcext:value-type="float">
            <text:p>1</text:p>
          </table:table-cell>
          <table:table-cell table:style-name="ce6" office:value-type="string" calcext:value-type="string">
            <text:p>icd9_code</text:p>
          </table:table-cell>
          <table:table-cell table:style-name="ce11" table:formula="of:=LOWER( IF(AND([.B418]=0;[.C418]&lt;&gt;&quot;Column&quot;;[.C418]&lt;&gt;&quot;&quot;);&quot;LOAD CSV FROM &quot;&quot;file://&quot; &amp; [.A418] &amp; &quot;.csv&quot;&quot; as column create (n:&quot; &amp; [.A418] &amp; &quot; &quot;; &quot;&quot;) )">
            <text:p/>
          </table:table-cell>
          <table:table-cell table:formula="of:=IF(AND([.C418]&lt;&gt;&quot;&quot;;[.C418]&lt;&gt;&quot;Column&quot;);IF([.B418]=0;&quot;{&quot;;&quot;&quot;)&amp;[.C418]&amp;&quot;:column[&quot;&amp;[.B418]&amp;&quot;]&quot;&amp;IF([.B419]&lt;&gt;&quot;&quot;;&quot;,&quot;;&quot;})&quot;);&quot;&quot;)" office:value-type="string" office:string-value="icd9_code:column[1]," calcext:value-type="string">
            <text:p>icd9_code:column[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_icd_diagnoses</text:p>
          </table:table-cell>
          <table:table-cell table:style-name="ce3" table:formula="of:=SUM([.B418];1)" office:value-type="float" office:value="2" calcext:value-type="float">
            <text:p>2</text:p>
          </table:table-cell>
          <table:table-cell table:style-name="ce6" office:value-type="string" calcext:value-type="string">
            <text:p>short_title</text:p>
          </table:table-cell>
          <table:table-cell table:style-name="ce11" table:formula="of:=LOWER( IF(AND([.B419]=0;[.C419]&lt;&gt;&quot;Column&quot;;[.C419]&lt;&gt;&quot;&quot;);&quot;LOAD CSV FROM &quot;&quot;file://&quot; &amp; [.A419] &amp; &quot;.csv&quot;&quot; as column create (n:&quot; &amp; [.A419] &amp; &quot; &quot;; &quot;&quot;) )">
            <text:p/>
          </table:table-cell>
          <table:table-cell table:formula="of:=IF(AND([.C419]&lt;&gt;&quot;&quot;;[.C419]&lt;&gt;&quot;Column&quot;);IF([.B419]=0;&quot;{&quot;;&quot;&quot;)&amp;[.C419]&amp;&quot;:column[&quot;&amp;[.B419]&amp;&quot;]&quot;&amp;IF([.B420]&lt;&gt;&quot;&quot;;&quot;,&quot;;&quot;})&quot;);&quot;&quot;)" office:value-type="string" office:string-value="short_title:column[2]," calcext:value-type="string">
            <text:p>short_title:column[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_icd_diagnoses</text:p>
          </table:table-cell>
          <table:table-cell table:style-name="ce3" table:formula="of:=SUM([.B419];1)" office:value-type="float" office:value="3" calcext:value-type="float">
            <text:p>3</text:p>
          </table:table-cell>
          <table:table-cell table:style-name="ce6" office:value-type="string" calcext:value-type="string">
            <text:p>long_title</text:p>
          </table:table-cell>
          <table:table-cell table:style-name="ce11" table:formula="of:=LOWER( IF(AND([.B420]=0;[.C420]&lt;&gt;&quot;Column&quot;;[.C420]&lt;&gt;&quot;&quot;);&quot;LOAD CSV FROM &quot;&quot;file://&quot; &amp; [.A420] &amp; &quot;.csv&quot;&quot; as column create (n:&quot; &amp; [.A420] &amp; &quot; &quot;; &quot;&quot;) )">
            <text:p/>
          </table:table-cell>
          <table:table-cell table:formula="of:=IF(AND([.C420]&lt;&gt;&quot;&quot;;[.C420]&lt;&gt;&quot;Column&quot;);IF([.B420]=0;&quot;{&quot;;&quot;&quot;)&amp;[.C420]&amp;&quot;:column[&quot;&amp;[.B420]&amp;&quot;]&quot;&amp;IF([.B421]&lt;&gt;&quot;&quot;;&quot;,&quot;;&quot;})&quot;);&quot;&quot;)" office:value-type="string" office:string-value="long_title:column[3]})" calcext:value-type="string">
            <text:p>long_title:column[3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21]=0;[.C421]&lt;&gt;&quot;Column&quot;;[.C421]&lt;&gt;&quot;&quot;);&quot;LOAD CSV FROM &quot;&quot;file://&quot; &amp; [.A421] &amp; &quot;.csv&quot;&quot; as column create (n:&quot; &amp; [.A421] &amp; &quot; &quot;; &quot;&quot;) )">
            <text:p/>
          </table:table-cell>
          <table:table-cell table:formula="of:=IF(AND([.C421]&lt;&gt;&quot;&quot;;[.C421]&lt;&gt;&quot;Column&quot;);IF([.B421]=0;&quot;{&quot;;&quot;&quot;)&amp;[.C421]&amp;&quot;:column[&quot;&amp;[.B421]&amp;&quot;]&quot;&amp;IF([.B42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22]=0;[.C422]&lt;&gt;&quot;Column&quot;;[.C422]&lt;&gt;&quot;&quot;);&quot;LOAD CSV FROM &quot;&quot;file://&quot; &amp; [.A422] &amp; &quot;.csv&quot;&quot; as column create (n:&quot; &amp; [.A422] &amp; &quot; &quot;; &quot;&quot;) )">
            <text:p/>
          </table:table-cell>
          <table:table-cell table:formula="of:=IF(AND([.C422]&lt;&gt;&quot;&quot;;[.C422]&lt;&gt;&quot;Column&quot;);IF([.B422]=0;&quot;{&quot;;&quot;&quot;)&amp;[.C422]&amp;&quot;:column[&quot;&amp;[.B422]&amp;&quot;]&quot;&amp;IF([.B42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23]=0;[.C423]&lt;&gt;&quot;Column&quot;;[.C423]&lt;&gt;&quot;&quot;);&quot;LOAD CSV FROM &quot;&quot;file://&quot; &amp; [.A423] &amp; &quot;.csv&quot;&quot; as column create (n:&quot; &amp; [.A423] &amp; &quot; &quot;; &quot;&quot;) )">
            <text:p/>
          </table:table-cell>
          <table:table-cell table:formula="of:=IF(AND([.C423]&lt;&gt;&quot;&quot;;[.C423]&lt;&gt;&quot;Column&quot;);IF([.B423]=0;&quot;{&quot;;&quot;&quot;)&amp;[.C423]&amp;&quot;:column[&quot;&amp;[.B423]&amp;&quot;]&quot;&amp;IF([.B42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24]=0;[.C424]&lt;&gt;&quot;Column&quot;;[.C424]&lt;&gt;&quot;&quot;);&quot;LOAD CSV FROM &quot;&quot;file://&quot; &amp; [.A424] &amp; &quot;.csv&quot;&quot; as column create (n:&quot; &amp; [.A424] &amp; &quot; &quot;; &quot;&quot;) )">
            <text:p/>
          </table:table-cell>
          <table:table-cell table:formula="of:=IF(AND([.C424]&lt;&gt;&quot;&quot;;[.C424]&lt;&gt;&quot;Column&quot;);IF([.B424]=0;&quot;{&quot;;&quot;&quot;)&amp;[.C424]&amp;&quot;:column[&quot;&amp;[.B424]&amp;&quot;]&quot;&amp;IF([.B42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25]=0;[.C425]&lt;&gt;&quot;Column&quot;;[.C425]&lt;&gt;&quot;&quot;);&quot;LOAD CSV FROM &quot;&quot;file://&quot; &amp; [.A425] &amp; &quot;.csv&quot;&quot; as column create (n:&quot; &amp; [.A425] &amp; &quot; &quot;; &quot;&quot;) )">
            <text:p/>
          </table:table-cell>
          <table:table-cell table:formula="of:=IF(AND([.C425]&lt;&gt;&quot;&quot;;[.C425]&lt;&gt;&quot;Column&quot;);IF([.B425]=0;&quot;{&quot;;&quot;&quot;)&amp;[.C425]&amp;&quot;:column[&quot;&amp;[.B425]&amp;&quot;]&quot;&amp;IF([.B42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26]=0;[.C426]&lt;&gt;&quot;Column&quot;;[.C426]&lt;&gt;&quot;&quot;);&quot;LOAD CSV FROM &quot;&quot;file://&quot; &amp; [.A426] &amp; &quot;.csv&quot;&quot; as column create (n:&quot; &amp; [.A426] &amp; &quot; &quot;; &quot;&quot;) )">
            <text:p/>
          </table:table-cell>
          <table:table-cell table:formula="of:=IF(AND([.C426]&lt;&gt;&quot;&quot;;[.C426]&lt;&gt;&quot;Column&quot;);IF([.B426]=0;&quot;{&quot;;&quot;&quot;)&amp;[.C426]&amp;&quot;:column[&quot;&amp;[.B426]&amp;&quot;]&quot;&amp;IF([.B42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427]=0;[.C427]&lt;&gt;&quot;Column&quot;;[.C427]&lt;&gt;&quot;&quot;);&quot;LOAD CSV FROM &quot;&quot;file://&quot; &amp; [.A427] &amp; &quot;.csv&quot;&quot; as column create (n:&quot; &amp; [.A427] &amp; &quot; &quot;; &quot;&quot;) )">
            <text:p/>
          </table:table-cell>
          <table:table-cell table:formula="of:=IF(AND([.C427]&lt;&gt;&quot;&quot;;[.C427]&lt;&gt;&quot;Column&quot;);IF([.B427]=0;&quot;{&quot;;&quot;&quot;)&amp;[.C427]&amp;&quot;:column[&quot;&amp;[.B427]&amp;&quot;]&quot;&amp;IF([.B42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_icd_procedures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428]=0;[.C428]&lt;&gt;&quot;Column&quot;;[.C428]&lt;&gt;&quot;&quot;);&quot;LOAD CSV FROM &quot;&quot;file://&quot; &amp; [.A428] &amp; &quot;.csv&quot;&quot; as column create (n:&quot; &amp; [.A428] &amp; &quot; &quot;; &quot;&quot;) )" office:value-type="string" office:string-value="load csv from &quot;file://d_icd_procedures.csv&quot; as column create (n:d_icd_procedures " calcext:value-type="string">
            <text:p>load csv from "file://d_icd_procedures.csv" as column create (n:d_icd_procedures </text:p>
          </table:table-cell>
          <table:table-cell table:formula="of:=IF(AND([.C428]&lt;&gt;&quot;&quot;;[.C428]&lt;&gt;&quot;Column&quot;);IF([.B428]=0;&quot;{&quot;;&quot;&quot;)&amp;[.C428]&amp;&quot;:column[&quot;&amp;[.B428]&amp;&quot;]&quot;&amp;IF([.B429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_icd_procedures</text:p>
          </table:table-cell>
          <table:table-cell table:style-name="ce3" table:formula="of:=SUM([.B428];1)" office:value-type="float" office:value="1" calcext:value-type="float">
            <text:p>1</text:p>
          </table:table-cell>
          <table:table-cell table:style-name="ce6" office:value-type="string" calcext:value-type="string">
            <text:p>icd9_code</text:p>
          </table:table-cell>
          <table:table-cell table:style-name="ce11" table:formula="of:=LOWER( IF(AND([.B429]=0;[.C429]&lt;&gt;&quot;Column&quot;;[.C429]&lt;&gt;&quot;&quot;);&quot;LOAD CSV FROM &quot;&quot;file://&quot; &amp; [.A429] &amp; &quot;.csv&quot;&quot; as column create (n:&quot; &amp; [.A429] &amp; &quot; &quot;; &quot;&quot;) )">
            <text:p/>
          </table:table-cell>
          <table:table-cell table:formula="of:=IF(AND([.C429]&lt;&gt;&quot;&quot;;[.C429]&lt;&gt;&quot;Column&quot;);IF([.B429]=0;&quot;{&quot;;&quot;&quot;)&amp;[.C429]&amp;&quot;:column[&quot;&amp;[.B429]&amp;&quot;]&quot;&amp;IF([.B430]&lt;&gt;&quot;&quot;;&quot;,&quot;;&quot;})&quot;);&quot;&quot;)" office:value-type="string" office:string-value="icd9_code:column[1]," calcext:value-type="string">
            <text:p>icd9_code:column[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_icd_procedures</text:p>
          </table:table-cell>
          <table:table-cell table:style-name="ce3" table:formula="of:=SUM([.B429];1)" office:value-type="float" office:value="2" calcext:value-type="float">
            <text:p>2</text:p>
          </table:table-cell>
          <table:table-cell table:style-name="ce6" office:value-type="string" calcext:value-type="string">
            <text:p>short_title</text:p>
          </table:table-cell>
          <table:table-cell table:style-name="ce11" table:formula="of:=LOWER( IF(AND([.B430]=0;[.C430]&lt;&gt;&quot;Column&quot;;[.C430]&lt;&gt;&quot;&quot;);&quot;LOAD CSV FROM &quot;&quot;file://&quot; &amp; [.A430] &amp; &quot;.csv&quot;&quot; as column create (n:&quot; &amp; [.A430] &amp; &quot; &quot;; &quot;&quot;) )">
            <text:p/>
          </table:table-cell>
          <table:table-cell table:formula="of:=IF(AND([.C430]&lt;&gt;&quot;&quot;;[.C430]&lt;&gt;&quot;Column&quot;);IF([.B430]=0;&quot;{&quot;;&quot;&quot;)&amp;[.C430]&amp;&quot;:column[&quot;&amp;[.B430]&amp;&quot;]&quot;&amp;IF([.B431]&lt;&gt;&quot;&quot;;&quot;,&quot;;&quot;})&quot;);&quot;&quot;)" office:value-type="string" office:string-value="short_title:column[2]," calcext:value-type="string">
            <text:p>short_title:column[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_icd_procedures</text:p>
          </table:table-cell>
          <table:table-cell table:style-name="ce3" table:formula="of:=SUM([.B430];1)" office:value-type="float" office:value="3" calcext:value-type="float">
            <text:p>3</text:p>
          </table:table-cell>
          <table:table-cell table:style-name="ce6" office:value-type="string" calcext:value-type="string">
            <text:p>long_title</text:p>
          </table:table-cell>
          <table:table-cell table:style-name="ce11" table:formula="of:=LOWER( IF(AND([.B431]=0;[.C431]&lt;&gt;&quot;Column&quot;;[.C431]&lt;&gt;&quot;&quot;);&quot;LOAD CSV FROM &quot;&quot;file://&quot; &amp; [.A431] &amp; &quot;.csv&quot;&quot; as column create (n:&quot; &amp; [.A431] &amp; &quot; &quot;; &quot;&quot;) )">
            <text:p/>
          </table:table-cell>
          <table:table-cell table:formula="of:=IF(AND([.C431]&lt;&gt;&quot;&quot;;[.C431]&lt;&gt;&quot;Column&quot;);IF([.B431]=0;&quot;{&quot;;&quot;&quot;)&amp;[.C431]&amp;&quot;:column[&quot;&amp;[.B431]&amp;&quot;]&quot;&amp;IF([.B432]&lt;&gt;&quot;&quot;;&quot;,&quot;;&quot;})&quot;);&quot;&quot;)" office:value-type="string" office:string-value="long_title:column[3]})" calcext:value-type="string">
            <text:p>long_title:column[3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32]=0;[.C432]&lt;&gt;&quot;Column&quot;;[.C432]&lt;&gt;&quot;&quot;);&quot;LOAD CSV FROM &quot;&quot;file://&quot; &amp; [.A432] &amp; &quot;.csv&quot;&quot; as column create (n:&quot; &amp; [.A432] &amp; &quot; &quot;; &quot;&quot;) )">
            <text:p/>
          </table:table-cell>
          <table:table-cell table:formula="of:=IF(AND([.C432]&lt;&gt;&quot;&quot;;[.C432]&lt;&gt;&quot;Column&quot;);IF([.B432]=0;&quot;{&quot;;&quot;&quot;)&amp;[.C432]&amp;&quot;:column[&quot;&amp;[.B432]&amp;&quot;]&quot;&amp;IF([.B43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33]=0;[.C433]&lt;&gt;&quot;Column&quot;;[.C433]&lt;&gt;&quot;&quot;);&quot;LOAD CSV FROM &quot;&quot;file://&quot; &amp; [.A433] &amp; &quot;.csv&quot;&quot; as column create (n:&quot; &amp; [.A433] &amp; &quot; &quot;; &quot;&quot;) )">
            <text:p/>
          </table:table-cell>
          <table:table-cell table:formula="of:=IF(AND([.C433]&lt;&gt;&quot;&quot;;[.C433]&lt;&gt;&quot;Column&quot;);IF([.B433]=0;&quot;{&quot;;&quot;&quot;)&amp;[.C433]&amp;&quot;:column[&quot;&amp;[.B433]&amp;&quot;]&quot;&amp;IF([.B43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34]=0;[.C434]&lt;&gt;&quot;Column&quot;;[.C434]&lt;&gt;&quot;&quot;);&quot;LOAD CSV FROM &quot;&quot;file://&quot; &amp; [.A434] &amp; &quot;.csv&quot;&quot; as column create (n:&quot; &amp; [.A434] &amp; &quot; &quot;; &quot;&quot;) )">
            <text:p/>
          </table:table-cell>
          <table:table-cell table:formula="of:=IF(AND([.C434]&lt;&gt;&quot;&quot;;[.C434]&lt;&gt;&quot;Column&quot;);IF([.B434]=0;&quot;{&quot;;&quot;&quot;)&amp;[.C434]&amp;&quot;:column[&quot;&amp;[.B434]&amp;&quot;]&quot;&amp;IF([.B43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35]=0;[.C435]&lt;&gt;&quot;Column&quot;;[.C435]&lt;&gt;&quot;&quot;);&quot;LOAD CSV FROM &quot;&quot;file://&quot; &amp; [.A435] &amp; &quot;.csv&quot;&quot; as column create (n:&quot; &amp; [.A435] &amp; &quot; &quot;; &quot;&quot;) )">
            <text:p/>
          </table:table-cell>
          <table:table-cell table:formula="of:=IF(AND([.C435]&lt;&gt;&quot;&quot;;[.C435]&lt;&gt;&quot;Column&quot;);IF([.B435]=0;&quot;{&quot;;&quot;&quot;)&amp;[.C435]&amp;&quot;:column[&quot;&amp;[.B435]&amp;&quot;]&quot;&amp;IF([.B43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36]=0;[.C436]&lt;&gt;&quot;Column&quot;;[.C436]&lt;&gt;&quot;&quot;);&quot;LOAD CSV FROM &quot;&quot;file://&quot; &amp; [.A436] &amp; &quot;.csv&quot;&quot; as column create (n:&quot; &amp; [.A436] &amp; &quot; &quot;; &quot;&quot;) )">
            <text:p/>
          </table:table-cell>
          <table:table-cell table:formula="of:=IF(AND([.C436]&lt;&gt;&quot;&quot;;[.C436]&lt;&gt;&quot;Column&quot;);IF([.B436]=0;&quot;{&quot;;&quot;&quot;)&amp;[.C436]&amp;&quot;:column[&quot;&amp;[.B436]&amp;&quot;]&quot;&amp;IF([.B43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37]=0;[.C437]&lt;&gt;&quot;Column&quot;;[.C437]&lt;&gt;&quot;&quot;);&quot;LOAD CSV FROM &quot;&quot;file://&quot; &amp; [.A437] &amp; &quot;.csv&quot;&quot; as column create (n:&quot; &amp; [.A437] &amp; &quot; &quot;; &quot;&quot;) )">
            <text:p/>
          </table:table-cell>
          <table:table-cell table:formula="of:=IF(AND([.C437]&lt;&gt;&quot;&quot;;[.C437]&lt;&gt;&quot;Column&quot;);IF([.B437]=0;&quot;{&quot;;&quot;&quot;)&amp;[.C437]&amp;&quot;:column[&quot;&amp;[.B437]&amp;&quot;]&quot;&amp;IF([.B43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438]=0;[.C438]&lt;&gt;&quot;Column&quot;;[.C438]&lt;&gt;&quot;&quot;);&quot;LOAD CSV FROM &quot;&quot;file://&quot; &amp; [.A438] &amp; &quot;.csv&quot;&quot; as column create (n:&quot; &amp; [.A438] &amp; &quot; &quot;; &quot;&quot;) )">
            <text:p/>
          </table:table-cell>
          <table:table-cell table:formula="of:=IF(AND([.C438]&lt;&gt;&quot;&quot;;[.C438]&lt;&gt;&quot;Column&quot;);IF([.B438]=0;&quot;{&quot;;&quot;&quot;)&amp;[.C438]&amp;&quot;:column[&quot;&amp;[.B438]&amp;&quot;]&quot;&amp;IF([.B43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_items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439]=0;[.C439]&lt;&gt;&quot;Column&quot;;[.C439]&lt;&gt;&quot;&quot;);&quot;LOAD CSV FROM &quot;&quot;file://&quot; &amp; [.A439] &amp; &quot;.csv&quot;&quot; as column create (n:&quot; &amp; [.A439] &amp; &quot; &quot;; &quot;&quot;) )" office:value-type="string" office:string-value="load csv from &quot;file://d_items.csv&quot; as column create (n:d_items " calcext:value-type="string">
            <text:p>load csv from "file://d_items.csv" as column create (n:d_items </text:p>
          </table:table-cell>
          <table:table-cell table:formula="of:=IF(AND([.C439]&lt;&gt;&quot;&quot;;[.C439]&lt;&gt;&quot;Column&quot;);IF([.B439]=0;&quot;{&quot;;&quot;&quot;)&amp;[.C439]&amp;&quot;:column[&quot;&amp;[.B439]&amp;&quot;]&quot;&amp;IF([.B440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_items</text:p>
          </table:table-cell>
          <table:table-cell table:style-name="ce3" table:formula="of:=SUM([.B439];1)" office:value-type="float" office:value="1" calcext:value-type="float">
            <text:p>1</text:p>
          </table:table-cell>
          <table:table-cell table:style-name="ce7" office:value-type="string" calcext:value-type="string">
            <text:p>itemid</text:p>
          </table:table-cell>
          <table:table-cell table:style-name="ce11" table:formula="of:=LOWER( IF(AND([.B440]=0;[.C440]&lt;&gt;&quot;Column&quot;;[.C440]&lt;&gt;&quot;&quot;);&quot;LOAD CSV FROM &quot;&quot;file://&quot; &amp; [.A440] &amp; &quot;.csv&quot;&quot; as column create (n:&quot; &amp; [.A440] &amp; &quot; &quot;; &quot;&quot;) )">
            <text:p/>
          </table:table-cell>
          <table:table-cell table:formula="of:=IF(AND([.C440]&lt;&gt;&quot;&quot;;[.C440]&lt;&gt;&quot;Column&quot;);IF([.B440]=0;&quot;{&quot;;&quot;&quot;)&amp;[.C440]&amp;&quot;:column[&quot;&amp;[.B440]&amp;&quot;]&quot;&amp;IF([.B441]&lt;&gt;&quot;&quot;;&quot;,&quot;;&quot;})&quot;);&quot;&quot;)" office:value-type="string" office:string-value="itemid:column[1]," calcext:value-type="string">
            <text:p>itemid:column[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_items</text:p>
          </table:table-cell>
          <table:table-cell table:style-name="ce3" table:formula="of:=SUM([.B440];1)" office:value-type="float" office:value="2" calcext:value-type="float">
            <text:p>2</text:p>
          </table:table-cell>
          <table:table-cell table:style-name="ce6" office:value-type="string" calcext:value-type="string">
            <text:p>label</text:p>
          </table:table-cell>
          <table:table-cell table:style-name="ce11" table:formula="of:=LOWER( IF(AND([.B441]=0;[.C441]&lt;&gt;&quot;Column&quot;;[.C441]&lt;&gt;&quot;&quot;);&quot;LOAD CSV FROM &quot;&quot;file://&quot; &amp; [.A441] &amp; &quot;.csv&quot;&quot; as column create (n:&quot; &amp; [.A441] &amp; &quot; &quot;; &quot;&quot;) )">
            <text:p/>
          </table:table-cell>
          <table:table-cell table:formula="of:=IF(AND([.C441]&lt;&gt;&quot;&quot;;[.C441]&lt;&gt;&quot;Column&quot;);IF([.B441]=0;&quot;{&quot;;&quot;&quot;)&amp;[.C441]&amp;&quot;:column[&quot;&amp;[.B441]&amp;&quot;]&quot;&amp;IF([.B442]&lt;&gt;&quot;&quot;;&quot;,&quot;;&quot;})&quot;);&quot;&quot;)" office:value-type="string" office:string-value="label:column[2]," calcext:value-type="string">
            <text:p>label:column[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_items</text:p>
          </table:table-cell>
          <table:table-cell table:style-name="ce3" table:formula="of:=SUM([.B441];1)" office:value-type="float" office:value="3" calcext:value-type="float">
            <text:p>3</text:p>
          </table:table-cell>
          <table:table-cell table:style-name="ce6" office:value-type="string" calcext:value-type="string">
            <text:p>abbreviation</text:p>
          </table:table-cell>
          <table:table-cell table:style-name="ce11" table:formula="of:=LOWER( IF(AND([.B442]=0;[.C442]&lt;&gt;&quot;Column&quot;;[.C442]&lt;&gt;&quot;&quot;);&quot;LOAD CSV FROM &quot;&quot;file://&quot; &amp; [.A442] &amp; &quot;.csv&quot;&quot; as column create (n:&quot; &amp; [.A442] &amp; &quot; &quot;; &quot;&quot;) )">
            <text:p/>
          </table:table-cell>
          <table:table-cell table:formula="of:=IF(AND([.C442]&lt;&gt;&quot;&quot;;[.C442]&lt;&gt;&quot;Column&quot;);IF([.B442]=0;&quot;{&quot;;&quot;&quot;)&amp;[.C442]&amp;&quot;:column[&quot;&amp;[.B442]&amp;&quot;]&quot;&amp;IF([.B443]&lt;&gt;&quot;&quot;;&quot;,&quot;;&quot;})&quot;);&quot;&quot;)" office:value-type="string" office:string-value="abbreviation:column[3]," calcext:value-type="string">
            <text:p>abbreviation:column[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_items</text:p>
          </table:table-cell>
          <table:table-cell table:style-name="ce3" table:formula="of:=SUM([.B442];1)" office:value-type="float" office:value="4" calcext:value-type="float">
            <text:p>4</text:p>
          </table:table-cell>
          <table:table-cell table:style-name="ce6" office:value-type="string" calcext:value-type="string">
            <text:p>dbsource</text:p>
          </table:table-cell>
          <table:table-cell table:style-name="ce11" table:formula="of:=LOWER( IF(AND([.B443]=0;[.C443]&lt;&gt;&quot;Column&quot;;[.C443]&lt;&gt;&quot;&quot;);&quot;LOAD CSV FROM &quot;&quot;file://&quot; &amp; [.A443] &amp; &quot;.csv&quot;&quot; as column create (n:&quot; &amp; [.A443] &amp; &quot; &quot;; &quot;&quot;) )">
            <text:p/>
          </table:table-cell>
          <table:table-cell table:formula="of:=IF(AND([.C443]&lt;&gt;&quot;&quot;;[.C443]&lt;&gt;&quot;Column&quot;);IF([.B443]=0;&quot;{&quot;;&quot;&quot;)&amp;[.C443]&amp;&quot;:column[&quot;&amp;[.B443]&amp;&quot;]&quot;&amp;IF([.B444]&lt;&gt;&quot;&quot;;&quot;,&quot;;&quot;})&quot;);&quot;&quot;)" office:value-type="string" office:string-value="dbsource:column[4]," calcext:value-type="string">
            <text:p>dbsource:column[4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_items</text:p>
          </table:table-cell>
          <table:table-cell table:style-name="ce3" table:formula="of:=SUM([.B443];1)" office:value-type="float" office:value="5" calcext:value-type="float">
            <text:p>5</text:p>
          </table:table-cell>
          <table:table-cell table:style-name="ce6" office:value-type="string" calcext:value-type="string">
            <text:p>linksto</text:p>
          </table:table-cell>
          <table:table-cell table:style-name="ce11" table:formula="of:=LOWER( IF(AND([.B444]=0;[.C444]&lt;&gt;&quot;Column&quot;;[.C444]&lt;&gt;&quot;&quot;);&quot;LOAD CSV FROM &quot;&quot;file://&quot; &amp; [.A444] &amp; &quot;.csv&quot;&quot; as column create (n:&quot; &amp; [.A444] &amp; &quot; &quot;; &quot;&quot;) )">
            <text:p/>
          </table:table-cell>
          <table:table-cell table:formula="of:=IF(AND([.C444]&lt;&gt;&quot;&quot;;[.C444]&lt;&gt;&quot;Column&quot;);IF([.B444]=0;&quot;{&quot;;&quot;&quot;)&amp;[.C444]&amp;&quot;:column[&quot;&amp;[.B444]&amp;&quot;]&quot;&amp;IF([.B445]&lt;&gt;&quot;&quot;;&quot;,&quot;;&quot;})&quot;);&quot;&quot;)" office:value-type="string" office:string-value="linksto:column[5]," calcext:value-type="string">
            <text:p>linksto:column[5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_items</text:p>
          </table:table-cell>
          <table:table-cell table:style-name="ce3" table:formula="of:=SUM([.B444];1)" office:value-type="float" office:value="6" calcext:value-type="float">
            <text:p>6</text:p>
          </table:table-cell>
          <table:table-cell table:style-name="ce6" office:value-type="string" calcext:value-type="string">
            <text:p>category</text:p>
          </table:table-cell>
          <table:table-cell table:style-name="ce11" table:formula="of:=LOWER( IF(AND([.B445]=0;[.C445]&lt;&gt;&quot;Column&quot;;[.C445]&lt;&gt;&quot;&quot;);&quot;LOAD CSV FROM &quot;&quot;file://&quot; &amp; [.A445] &amp; &quot;.csv&quot;&quot; as column create (n:&quot; &amp; [.A445] &amp; &quot; &quot;; &quot;&quot;) )">
            <text:p/>
          </table:table-cell>
          <table:table-cell table:formula="of:=IF(AND([.C445]&lt;&gt;&quot;&quot;;[.C445]&lt;&gt;&quot;Column&quot;);IF([.B445]=0;&quot;{&quot;;&quot;&quot;)&amp;[.C445]&amp;&quot;:column[&quot;&amp;[.B445]&amp;&quot;]&quot;&amp;IF([.B446]&lt;&gt;&quot;&quot;;&quot;,&quot;;&quot;})&quot;);&quot;&quot;)" office:value-type="string" office:string-value="category:column[6]," calcext:value-type="string">
            <text:p>category:column[6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_items</text:p>
          </table:table-cell>
          <table:table-cell table:style-name="ce3" table:formula="of:=SUM([.B445];1)" office:value-type="float" office:value="7" calcext:value-type="float">
            <text:p>7</text:p>
          </table:table-cell>
          <table:table-cell table:style-name="ce6" office:value-type="string" calcext:value-type="string">
            <text:p>unitname</text:p>
          </table:table-cell>
          <table:table-cell table:style-name="ce11" table:formula="of:=LOWER( IF(AND([.B446]=0;[.C446]&lt;&gt;&quot;Column&quot;;[.C446]&lt;&gt;&quot;&quot;);&quot;LOAD CSV FROM &quot;&quot;file://&quot; &amp; [.A446] &amp; &quot;.csv&quot;&quot; as column create (n:&quot; &amp; [.A446] &amp; &quot; &quot;; &quot;&quot;) )">
            <text:p/>
          </table:table-cell>
          <table:table-cell table:formula="of:=IF(AND([.C446]&lt;&gt;&quot;&quot;;[.C446]&lt;&gt;&quot;Column&quot;);IF([.B446]=0;&quot;{&quot;;&quot;&quot;)&amp;[.C446]&amp;&quot;:column[&quot;&amp;[.B446]&amp;&quot;]&quot;&amp;IF([.B447]&lt;&gt;&quot;&quot;;&quot;,&quot;;&quot;})&quot;);&quot;&quot;)" office:value-type="string" office:string-value="unitname:column[7]," calcext:value-type="string">
            <text:p>unitname:column[7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_items</text:p>
          </table:table-cell>
          <table:table-cell table:style-name="ce3" table:formula="of:=SUM([.B446];1)" office:value-type="float" office:value="8" calcext:value-type="float">
            <text:p>8</text:p>
          </table:table-cell>
          <table:table-cell table:style-name="ce6" office:value-type="string" calcext:value-type="string">
            <text:p>param_type</text:p>
          </table:table-cell>
          <table:table-cell table:style-name="ce11" table:formula="of:=LOWER( IF(AND([.B447]=0;[.C447]&lt;&gt;&quot;Column&quot;;[.C447]&lt;&gt;&quot;&quot;);&quot;LOAD CSV FROM &quot;&quot;file://&quot; &amp; [.A447] &amp; &quot;.csv&quot;&quot; as column create (n:&quot; &amp; [.A447] &amp; &quot; &quot;; &quot;&quot;) )">
            <text:p/>
          </table:table-cell>
          <table:table-cell table:formula="of:=IF(AND([.C447]&lt;&gt;&quot;&quot;;[.C447]&lt;&gt;&quot;Column&quot;);IF([.B447]=0;&quot;{&quot;;&quot;&quot;)&amp;[.C447]&amp;&quot;:column[&quot;&amp;[.B447]&amp;&quot;]&quot;&amp;IF([.B448]&lt;&gt;&quot;&quot;;&quot;,&quot;;&quot;})&quot;);&quot;&quot;)" office:value-type="string" office:string-value="param_type:column[8]," calcext:value-type="string">
            <text:p>param_type:column[8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_items</text:p>
          </table:table-cell>
          <table:table-cell table:style-name="ce3" table:formula="of:=SUM([.B447];1)" office:value-type="float" office:value="9" calcext:value-type="float">
            <text:p>9</text:p>
          </table:table-cell>
          <table:table-cell table:style-name="ce6" office:value-type="string" calcext:value-type="string">
            <text:p>conceptid</text:p>
          </table:table-cell>
          <table:table-cell table:style-name="ce11" table:formula="of:=LOWER( IF(AND([.B448]=0;[.C448]&lt;&gt;&quot;Column&quot;;[.C448]&lt;&gt;&quot;&quot;);&quot;LOAD CSV FROM &quot;&quot;file://&quot; &amp; [.A448] &amp; &quot;.csv&quot;&quot; as column create (n:&quot; &amp; [.A448] &amp; &quot; &quot;; &quot;&quot;) )">
            <text:p/>
          </table:table-cell>
          <table:table-cell table:formula="of:=IF(AND([.C448]&lt;&gt;&quot;&quot;;[.C448]&lt;&gt;&quot;Column&quot;);IF([.B448]=0;&quot;{&quot;;&quot;&quot;)&amp;[.C448]&amp;&quot;:column[&quot;&amp;[.B448]&amp;&quot;]&quot;&amp;IF([.B449]&lt;&gt;&quot;&quot;;&quot;,&quot;;&quot;})&quot;);&quot;&quot;)" office:value-type="string" office:string-value="conceptid:column[9]})" calcext:value-type="string">
            <text:p>conceptid:column[9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49]=0;[.C449]&lt;&gt;&quot;Column&quot;;[.C449]&lt;&gt;&quot;&quot;);&quot;LOAD CSV FROM &quot;&quot;file://&quot; &amp; [.A449] &amp; &quot;.csv&quot;&quot; as column create (n:&quot; &amp; [.A449] &amp; &quot; &quot;; &quot;&quot;) )">
            <text:p/>
          </table:table-cell>
          <table:table-cell table:formula="of:=IF(AND([.C449]&lt;&gt;&quot;&quot;;[.C449]&lt;&gt;&quot;Column&quot;);IF([.B449]=0;&quot;{&quot;;&quot;&quot;)&amp;[.C449]&amp;&quot;:column[&quot;&amp;[.B449]&amp;&quot;]&quot;&amp;IF([.B45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50]=0;[.C450]&lt;&gt;&quot;Column&quot;;[.C450]&lt;&gt;&quot;&quot;);&quot;LOAD CSV FROM &quot;&quot;file://&quot; &amp; [.A450] &amp; &quot;.csv&quot;&quot; as column create (n:&quot; &amp; [.A450] &amp; &quot; &quot;; &quot;&quot;) )">
            <text:p/>
          </table:table-cell>
          <table:table-cell table:formula="of:=IF(AND([.C450]&lt;&gt;&quot;&quot;;[.C450]&lt;&gt;&quot;Column&quot;);IF([.B450]=0;&quot;{&quot;;&quot;&quot;)&amp;[.C450]&amp;&quot;:column[&quot;&amp;[.B450]&amp;&quot;]&quot;&amp;IF([.B45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51]=0;[.C451]&lt;&gt;&quot;Column&quot;;[.C451]&lt;&gt;&quot;&quot;);&quot;LOAD CSV FROM &quot;&quot;file://&quot; &amp; [.A451] &amp; &quot;.csv&quot;&quot; as column create (n:&quot; &amp; [.A451] &amp; &quot; &quot;; &quot;&quot;) )">
            <text:p/>
          </table:table-cell>
          <table:table-cell table:formula="of:=IF(AND([.C451]&lt;&gt;&quot;&quot;;[.C451]&lt;&gt;&quot;Column&quot;);IF([.B451]=0;&quot;{&quot;;&quot;&quot;)&amp;[.C451]&amp;&quot;:column[&quot;&amp;[.B451]&amp;&quot;]&quot;&amp;IF([.B45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52]=0;[.C452]&lt;&gt;&quot;Column&quot;;[.C452]&lt;&gt;&quot;&quot;);&quot;LOAD CSV FROM &quot;&quot;file://&quot; &amp; [.A452] &amp; &quot;.csv&quot;&quot; as column create (n:&quot; &amp; [.A452] &amp; &quot; &quot;; &quot;&quot;) )">
            <text:p/>
          </table:table-cell>
          <table:table-cell table:formula="of:=IF(AND([.C452]&lt;&gt;&quot;&quot;;[.C452]&lt;&gt;&quot;Column&quot;);IF([.B452]=0;&quot;{&quot;;&quot;&quot;)&amp;[.C452]&amp;&quot;:column[&quot;&amp;[.B452]&amp;&quot;]&quot;&amp;IF([.B45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53]=0;[.C453]&lt;&gt;&quot;Column&quot;;[.C453]&lt;&gt;&quot;&quot;);&quot;LOAD CSV FROM &quot;&quot;file://&quot; &amp; [.A453] &amp; &quot;.csv&quot;&quot; as column create (n:&quot; &amp; [.A453] &amp; &quot; &quot;; &quot;&quot;) )">
            <text:p/>
          </table:table-cell>
          <table:table-cell table:formula="of:=IF(AND([.C453]&lt;&gt;&quot;&quot;;[.C453]&lt;&gt;&quot;Column&quot;);IF([.B453]=0;&quot;{&quot;;&quot;&quot;)&amp;[.C453]&amp;&quot;:column[&quot;&amp;[.B453]&amp;&quot;]&quot;&amp;IF([.B45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54]=0;[.C454]&lt;&gt;&quot;Column&quot;;[.C454]&lt;&gt;&quot;&quot;);&quot;LOAD CSV FROM &quot;&quot;file://&quot; &amp; [.A454] &amp; &quot;.csv&quot;&quot; as column create (n:&quot; &amp; [.A454] &amp; &quot; &quot;; &quot;&quot;) )">
            <text:p/>
          </table:table-cell>
          <table:table-cell table:formula="of:=IF(AND([.C454]&lt;&gt;&quot;&quot;;[.C454]&lt;&gt;&quot;Column&quot;);IF([.B454]=0;&quot;{&quot;;&quot;&quot;)&amp;[.C454]&amp;&quot;:column[&quot;&amp;[.B454]&amp;&quot;]&quot;&amp;IF([.B45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455]=0;[.C455]&lt;&gt;&quot;Column&quot;;[.C455]&lt;&gt;&quot;&quot;);&quot;LOAD CSV FROM &quot;&quot;file://&quot; &amp; [.A455] &amp; &quot;.csv&quot;&quot; as column create (n:&quot; &amp; [.A455] &amp; &quot; &quot;; &quot;&quot;) )">
            <text:p/>
          </table:table-cell>
          <table:table-cell table:formula="of:=IF(AND([.C455]&lt;&gt;&quot;&quot;;[.C455]&lt;&gt;&quot;Column&quot;);IF([.B455]=0;&quot;{&quot;;&quot;&quot;)&amp;[.C455]&amp;&quot;:column[&quot;&amp;[.B455]&amp;&quot;]&quot;&amp;IF([.B45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_labitems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456]=0;[.C456]&lt;&gt;&quot;Column&quot;;[.C456]&lt;&gt;&quot;&quot;);&quot;LOAD CSV FROM &quot;&quot;file://&quot; &amp; [.A456] &amp; &quot;.csv&quot;&quot; as column create (n:&quot; &amp; [.A456] &amp; &quot; &quot;; &quot;&quot;) )" office:value-type="string" office:string-value="load csv from &quot;file://mimiciii.d_labitems.csv&quot; as column create (n:mimiciii.d_labitems " calcext:value-type="string">
            <text:p>load csv from "file://mimiciii.d_labitems.csv" as column create (n:mimiciii.d_labitems </text:p>
          </table:table-cell>
          <table:table-cell table:formula="of:=IF(AND([.C456]&lt;&gt;&quot;&quot;;[.C456]&lt;&gt;&quot;Column&quot;);IF([.B456]=0;&quot;{&quot;;&quot;&quot;)&amp;[.C456]&amp;&quot;:column[&quot;&amp;[.B456]&amp;&quot;]&quot;&amp;IF([.B457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_labitems</text:p>
          </table:table-cell>
          <table:table-cell table:style-name="ce3" table:formula="of:=SUM([.B456];1)" office:value-type="float" office:value="1" calcext:value-type="float">
            <text:p>1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457]=0;[.C457]&lt;&gt;&quot;Column&quot;;[.C457]&lt;&gt;&quot;&quot;);&quot;LOAD CSV FROM &quot;&quot;file://&quot; &amp; [.A457] &amp; &quot;.csv&quot;&quot; as column create (n:&quot; &amp; [.A457] &amp; &quot; &quot;; &quot;&quot;) )">
            <text:p/>
          </table:table-cell>
          <table:table-cell table:formula="of:=IF(AND([.C457]&lt;&gt;&quot;&quot;;[.C457]&lt;&gt;&quot;Column&quot;);IF([.B457]=0;&quot;{&quot;;&quot;&quot;)&amp;[.C457]&amp;&quot;:column[&quot;&amp;[.B457]&amp;&quot;]&quot;&amp;IF([.B458]&lt;&gt;&quot;&quot;;&quot;,&quot;;&quot;})&quot;);&quot;&quot;)" office:value-type="string" office:string-value="itemid:column[1]," calcext:value-type="string">
            <text:p>itemid:column[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_labitems</text:p>
          </table:table-cell>
          <table:table-cell table:style-name="ce3" table:formula="of:=SUM([.B457];1)" office:value-type="float" office:value="2" calcext:value-type="float">
            <text:p>2</text:p>
          </table:table-cell>
          <table:table-cell table:style-name="ce6" office:value-type="string" calcext:value-type="string">
            <text:p>label</text:p>
          </table:table-cell>
          <table:table-cell table:style-name="ce11" table:formula="of:=LOWER( IF(AND([.B458]=0;[.C458]&lt;&gt;&quot;Column&quot;;[.C458]&lt;&gt;&quot;&quot;);&quot;LOAD CSV FROM &quot;&quot;file://&quot; &amp; [.A458] &amp; &quot;.csv&quot;&quot; as column create (n:&quot; &amp; [.A458] &amp; &quot; &quot;; &quot;&quot;) )">
            <text:p/>
          </table:table-cell>
          <table:table-cell table:formula="of:=IF(AND([.C458]&lt;&gt;&quot;&quot;;[.C458]&lt;&gt;&quot;Column&quot;);IF([.B458]=0;&quot;{&quot;;&quot;&quot;)&amp;[.C458]&amp;&quot;:column[&quot;&amp;[.B458]&amp;&quot;]&quot;&amp;IF([.B459]&lt;&gt;&quot;&quot;;&quot;,&quot;;&quot;})&quot;);&quot;&quot;)" office:value-type="string" office:string-value="label:column[2]," calcext:value-type="string">
            <text:p>label:column[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_labitems</text:p>
          </table:table-cell>
          <table:table-cell table:style-name="ce3" table:formula="of:=SUM([.B458];1)" office:value-type="float" office:value="3" calcext:value-type="float">
            <text:p>3</text:p>
          </table:table-cell>
          <table:table-cell table:style-name="ce6" office:value-type="string" calcext:value-type="string">
            <text:p>fluid</text:p>
          </table:table-cell>
          <table:table-cell table:style-name="ce11" table:formula="of:=LOWER( IF(AND([.B459]=0;[.C459]&lt;&gt;&quot;Column&quot;;[.C459]&lt;&gt;&quot;&quot;);&quot;LOAD CSV FROM &quot;&quot;file://&quot; &amp; [.A459] &amp; &quot;.csv&quot;&quot; as column create (n:&quot; &amp; [.A459] &amp; &quot; &quot;; &quot;&quot;) )">
            <text:p/>
          </table:table-cell>
          <table:table-cell table:formula="of:=IF(AND([.C459]&lt;&gt;&quot;&quot;;[.C459]&lt;&gt;&quot;Column&quot;);IF([.B459]=0;&quot;{&quot;;&quot;&quot;)&amp;[.C459]&amp;&quot;:column[&quot;&amp;[.B459]&amp;&quot;]&quot;&amp;IF([.B460]&lt;&gt;&quot;&quot;;&quot;,&quot;;&quot;})&quot;);&quot;&quot;)" office:value-type="string" office:string-value="fluid:column[3]," calcext:value-type="string">
            <text:p>fluid:column[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_labitems</text:p>
          </table:table-cell>
          <table:table-cell table:style-name="ce3" table:formula="of:=SUM([.B459];1)" office:value-type="float" office:value="4" calcext:value-type="float">
            <text:p>4</text:p>
          </table:table-cell>
          <table:table-cell table:style-name="ce6" office:value-type="string" calcext:value-type="string">
            <text:p>category</text:p>
          </table:table-cell>
          <table:table-cell table:style-name="ce11" table:formula="of:=LOWER( IF(AND([.B460]=0;[.C460]&lt;&gt;&quot;Column&quot;;[.C460]&lt;&gt;&quot;&quot;);&quot;LOAD CSV FROM &quot;&quot;file://&quot; &amp; [.A460] &amp; &quot;.csv&quot;&quot; as column create (n:&quot; &amp; [.A460] &amp; &quot; &quot;; &quot;&quot;) )">
            <text:p/>
          </table:table-cell>
          <table:table-cell table:formula="of:=IF(AND([.C460]&lt;&gt;&quot;&quot;;[.C460]&lt;&gt;&quot;Column&quot;);IF([.B460]=0;&quot;{&quot;;&quot;&quot;)&amp;[.C460]&amp;&quot;:column[&quot;&amp;[.B460]&amp;&quot;]&quot;&amp;IF([.B461]&lt;&gt;&quot;&quot;;&quot;,&quot;;&quot;})&quot;);&quot;&quot;)" office:value-type="string" office:string-value="category:column[4]," calcext:value-type="string">
            <text:p>category:column[4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_labitems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loinc_code</text:p>
          </table:table-cell>
          <table:table-cell table:style-name="ce11" table:formula="of:=LOWER( IF(AND([.B461]=0;[.C461]&lt;&gt;&quot;Column&quot;;[.C461]&lt;&gt;&quot;&quot;);&quot;LOAD CSV FROM &quot;&quot;file://&quot; &amp; [.A461] &amp; &quot;.csv&quot;&quot; as column create (n:&quot; &amp; [.A461] &amp; &quot; &quot;; &quot;&quot;) )">
            <text:p/>
          </table:table-cell>
          <table:table-cell table:formula="of:=IF(AND([.C461]&lt;&gt;&quot;&quot;;[.C461]&lt;&gt;&quot;Column&quot;);IF([.B461]=0;&quot;{&quot;;&quot;&quot;)&amp;[.C461]&amp;&quot;:column[&quot;&amp;[.B461]&amp;&quot;]&quot;&amp;IF([.B462]&lt;&gt;&quot;&quot;;&quot;,&quot;;&quot;})&quot;);&quot;&quot;)" office:value-type="string" office:string-value="loinc_code:column[5]})" calcext:value-type="string">
            <text:p>loinc_code:column[5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62]=0;[.C462]&lt;&gt;&quot;Column&quot;;[.C462]&lt;&gt;&quot;&quot;);&quot;LOAD CSV FROM &quot;&quot;file://&quot; &amp; [.A462] &amp; &quot;.csv&quot;&quot; as column create (n:&quot; &amp; [.A462] &amp; &quot; &quot;; &quot;&quot;) )">
            <text:p/>
          </table:table-cell>
          <table:table-cell table:formula="of:=IF(AND([.C462]&lt;&gt;&quot;&quot;;[.C462]&lt;&gt;&quot;Column&quot;);IF([.B462]=0;&quot;{&quot;;&quot;&quot;)&amp;[.C462]&amp;&quot;:column[&quot;&amp;[.B462]&amp;&quot;]&quot;&amp;IF([.B46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63]=0;[.C463]&lt;&gt;&quot;Column&quot;;[.C463]&lt;&gt;&quot;&quot;);&quot;LOAD CSV FROM &quot;&quot;file://&quot; &amp; [.A463] &amp; &quot;.csv&quot;&quot; as column create (n:&quot; &amp; [.A463] &amp; &quot; &quot;; &quot;&quot;) )">
            <text:p/>
          </table:table-cell>
          <table:table-cell table:formula="of:=IF(AND([.C463]&lt;&gt;&quot;&quot;;[.C463]&lt;&gt;&quot;Column&quot;);IF([.B463]=0;&quot;{&quot;;&quot;&quot;)&amp;[.C463]&amp;&quot;:column[&quot;&amp;[.B463]&amp;&quot;]&quot;&amp;IF([.B46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64]=0;[.C464]&lt;&gt;&quot;Column&quot;;[.C464]&lt;&gt;&quot;&quot;);&quot;LOAD CSV FROM &quot;&quot;file://&quot; &amp; [.A464] &amp; &quot;.csv&quot;&quot; as column create (n:&quot; &amp; [.A464] &amp; &quot; &quot;; &quot;&quot;) )">
            <text:p/>
          </table:table-cell>
          <table:table-cell table:formula="of:=IF(AND([.C464]&lt;&gt;&quot;&quot;;[.C464]&lt;&gt;&quot;Column&quot;);IF([.B464]=0;&quot;{&quot;;&quot;&quot;)&amp;[.C464]&amp;&quot;:column[&quot;&amp;[.B464]&amp;&quot;]&quot;&amp;IF([.B46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65]=0;[.C465]&lt;&gt;&quot;Column&quot;;[.C465]&lt;&gt;&quot;&quot;);&quot;LOAD CSV FROM &quot;&quot;file://&quot; &amp; [.A465] &amp; &quot;.csv&quot;&quot; as column create (n:&quot; &amp; [.A465] &amp; &quot; &quot;; &quot;&quot;) )">
            <text:p/>
          </table:table-cell>
          <table:table-cell table:formula="of:=IF(AND([.C465]&lt;&gt;&quot;&quot;;[.C465]&lt;&gt;&quot;Column&quot;);IF([.B465]=0;&quot;{&quot;;&quot;&quot;)&amp;[.C465]&amp;&quot;:column[&quot;&amp;[.B465]&amp;&quot;]&quot;&amp;IF([.B46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66]=0;[.C466]&lt;&gt;&quot;Column&quot;;[.C466]&lt;&gt;&quot;&quot;);&quot;LOAD CSV FROM &quot;&quot;file://&quot; &amp; [.A466] &amp; &quot;.csv&quot;&quot; as column create (n:&quot; &amp; [.A466] &amp; &quot; &quot;; &quot;&quot;) )">
            <text:p/>
          </table:table-cell>
          <table:table-cell table:formula="of:=IF(AND([.C466]&lt;&gt;&quot;&quot;;[.C466]&lt;&gt;&quot;Column&quot;);IF([.B466]=0;&quot;{&quot;;&quot;&quot;)&amp;[.C466]&amp;&quot;:column[&quot;&amp;[.B466]&amp;&quot;]&quot;&amp;IF([.B46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467]=0;[.C467]&lt;&gt;&quot;Column&quot;;[.C467]&lt;&gt;&quot;&quot;);&quot;LOAD CSV FROM &quot;&quot;file://&quot; &amp; [.A467] &amp; &quot;.csv&quot;&quot; as column create (n:&quot; &amp; [.A467] &amp; &quot; &quot;; &quot;&quot;) )">
            <text:p/>
          </table:table-cell>
          <table:table-cell table:formula="of:=IF(AND([.C467]&lt;&gt;&quot;&quot;;[.C467]&lt;&gt;&quot;Column&quot;);IF([.B467]=0;&quot;{&quot;;&quot;&quot;)&amp;[.C467]&amp;&quot;:column[&quot;&amp;[.B467]&amp;&quot;]&quot;&amp;IF([.B46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atetimeevents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468]=0;[.C468]&lt;&gt;&quot;Column&quot;;[.C468]&lt;&gt;&quot;&quot;);&quot;LOAD CSV FROM &quot;&quot;file://&quot; &amp; [.A468] &amp; &quot;.csv&quot;&quot; as column create (n:&quot; &amp; [.A468] &amp; &quot; &quot;; &quot;&quot;) )" office:value-type="string" office:string-value="load csv from &quot;file://mimiciii.datetimeevents.csv&quot; as column create (n:mimiciii.datetimeevents " calcext:value-type="string">
            <text:p>load csv from "file://mimiciii.datetimeevents.csv" as column create (n:mimiciii.datetimeevents </text:p>
          </table:table-cell>
          <table:table-cell table:formula="of:=IF(AND([.C468]&lt;&gt;&quot;&quot;;[.C468]&lt;&gt;&quot;Column&quot;);IF([.B468]=0;&quot;{&quot;;&quot;&quot;)&amp;[.C468]&amp;&quot;:column[&quot;&amp;[.B468]&amp;&quot;]&quot;&amp;IF([.B469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atetimeevents</text:p>
          </table:table-cell>
          <table:table-cell table:style-name="ce3" table:formula="of:=SUM([.B468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469]=0;[.C469]&lt;&gt;&quot;Column&quot;;[.C469]&lt;&gt;&quot;&quot;);&quot;LOAD CSV FROM &quot;&quot;file://&quot; &amp; [.A469] &amp; &quot;.csv&quot;&quot; as column create (n:&quot; &amp; [.A469] &amp; &quot; &quot;; &quot;&quot;) )">
            <text:p/>
          </table:table-cell>
          <table:table-cell table:formula="of:=IF(AND([.C469]&lt;&gt;&quot;&quot;;[.C469]&lt;&gt;&quot;Column&quot;);IF([.B469]=0;&quot;{&quot;;&quot;&quot;)&amp;[.C469]&amp;&quot;:column[&quot;&amp;[.B469]&amp;&quot;]&quot;&amp;IF([.B470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atetimeevents</text:p>
          </table:table-cell>
          <table:table-cell table:style-name="ce3" table:formula="of:=SUM([.B469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470]=0;[.C470]&lt;&gt;&quot;Column&quot;;[.C470]&lt;&gt;&quot;&quot;);&quot;LOAD CSV FROM &quot;&quot;file://&quot; &amp; [.A470] &amp; &quot;.csv&quot;&quot; as column create (n:&quot; &amp; [.A470] &amp; &quot; &quot;; &quot;&quot;) )">
            <text:p/>
          </table:table-cell>
          <table:table-cell table:formula="of:=IF(AND([.C470]&lt;&gt;&quot;&quot;;[.C470]&lt;&gt;&quot;Column&quot;);IF([.B470]=0;&quot;{&quot;;&quot;&quot;)&amp;[.C470]&amp;&quot;:column[&quot;&amp;[.B470]&amp;&quot;]&quot;&amp;IF([.B471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atetimeevents</text:p>
          </table:table-cell>
          <table:table-cell table:style-name="ce3" table:formula="of:=SUM([.B470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471]=0;[.C471]&lt;&gt;&quot;Column&quot;;[.C471]&lt;&gt;&quot;&quot;);&quot;LOAD CSV FROM &quot;&quot;file://&quot; &amp; [.A471] &amp; &quot;.csv&quot;&quot; as column create (n:&quot; &amp; [.A471] &amp; &quot; &quot;; &quot;&quot;) )">
            <text:p/>
          </table:table-cell>
          <table:table-cell table:formula="of:=IF(AND([.C471]&lt;&gt;&quot;&quot;;[.C471]&lt;&gt;&quot;Column&quot;);IF([.B471]=0;&quot;{&quot;;&quot;&quot;)&amp;[.C471]&amp;&quot;:column[&quot;&amp;[.B471]&amp;&quot;]&quot;&amp;IF([.B472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atetimeevents</text:p>
          </table:table-cell>
          <table:table-cell table:style-name="ce3" table:formula="of:=SUM([.B471];1)" office:value-type="float" office:value="4" calcext:value-type="float">
            <text:p>4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472]=0;[.C472]&lt;&gt;&quot;Column&quot;;[.C472]&lt;&gt;&quot;&quot;);&quot;LOAD CSV FROM &quot;&quot;file://&quot; &amp; [.A472] &amp; &quot;.csv&quot;&quot; as column create (n:&quot; &amp; [.A472] &amp; &quot; &quot;; &quot;&quot;) )">
            <text:p/>
          </table:table-cell>
          <table:table-cell table:formula="of:=IF(AND([.C472]&lt;&gt;&quot;&quot;;[.C472]&lt;&gt;&quot;Column&quot;);IF([.B472]=0;&quot;{&quot;;&quot;&quot;)&amp;[.C472]&amp;&quot;:column[&quot;&amp;[.B472]&amp;&quot;]&quot;&amp;IF([.B473]&lt;&gt;&quot;&quot;;&quot;,&quot;;&quot;})&quot;);&quot;&quot;)" office:value-type="string" office:string-value="itemid:column[4]," calcext:value-type="string">
            <text:p>itemid:column[4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atetimeevents</text:p>
          </table:table-cell>
          <table:table-cell table:style-name="ce3" table:formula="of:=SUM([.B472];1)" office:value-type="float" office:value="5" calcext:value-type="float">
            <text:p>5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473]=0;[.C473]&lt;&gt;&quot;Column&quot;;[.C473]&lt;&gt;&quot;&quot;);&quot;LOAD CSV FROM &quot;&quot;file://&quot; &amp; [.A473] &amp; &quot;.csv&quot;&quot; as column create (n:&quot; &amp; [.A473] &amp; &quot; &quot;; &quot;&quot;) )">
            <text:p/>
          </table:table-cell>
          <table:table-cell table:formula="of:=IF(AND([.C473]&lt;&gt;&quot;&quot;;[.C473]&lt;&gt;&quot;Column&quot;);IF([.B473]=0;&quot;{&quot;;&quot;&quot;)&amp;[.C473]&amp;&quot;:column[&quot;&amp;[.B473]&amp;&quot;]&quot;&amp;IF([.B474]&lt;&gt;&quot;&quot;;&quot;,&quot;;&quot;})&quot;);&quot;&quot;)" office:value-type="string" office:string-value="charttime:column[5]," calcext:value-type="string">
            <text:p>charttime:column[5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atetimeevents</text:p>
          </table:table-cell>
          <table:table-cell table:style-name="ce3" table:formula="of:=SUM([.B473];1)" office:value-type="float" office:value="6" calcext:value-type="float">
            <text:p>6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474]=0;[.C474]&lt;&gt;&quot;Column&quot;;[.C474]&lt;&gt;&quot;&quot;);&quot;LOAD CSV FROM &quot;&quot;file://&quot; &amp; [.A474] &amp; &quot;.csv&quot;&quot; as column create (n:&quot; &amp; [.A474] &amp; &quot; &quot;; &quot;&quot;) )">
            <text:p/>
          </table:table-cell>
          <table:table-cell table:formula="of:=IF(AND([.C474]&lt;&gt;&quot;&quot;;[.C474]&lt;&gt;&quot;Column&quot;);IF([.B474]=0;&quot;{&quot;;&quot;&quot;)&amp;[.C474]&amp;&quot;:column[&quot;&amp;[.B474]&amp;&quot;]&quot;&amp;IF([.B475]&lt;&gt;&quot;&quot;;&quot;,&quot;;&quot;})&quot;);&quot;&quot;)" office:value-type="string" office:string-value="storetime:column[6]," calcext:value-type="string">
            <text:p>storetime:column[6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atetimeevents</text:p>
          </table:table-cell>
          <table:table-cell table:style-name="ce3" table:formula="of:=SUM([.B474];1)" office:value-type="float" office:value="7" calcext:value-type="float">
            <text:p>7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475]=0;[.C475]&lt;&gt;&quot;Column&quot;;[.C475]&lt;&gt;&quot;&quot;);&quot;LOAD CSV FROM &quot;&quot;file://&quot; &amp; [.A475] &amp; &quot;.csv&quot;&quot; as column create (n:&quot; &amp; [.A475] &amp; &quot; &quot;; &quot;&quot;) )">
            <text:p/>
          </table:table-cell>
          <table:table-cell table:formula="of:=IF(AND([.C475]&lt;&gt;&quot;&quot;;[.C475]&lt;&gt;&quot;Column&quot;);IF([.B475]=0;&quot;{&quot;;&quot;&quot;)&amp;[.C475]&amp;&quot;:column[&quot;&amp;[.B475]&amp;&quot;]&quot;&amp;IF([.B476]&lt;&gt;&quot;&quot;;&quot;,&quot;;&quot;})&quot;);&quot;&quot;)" office:value-type="string" office:string-value="cgid:column[7]," calcext:value-type="string">
            <text:p>cgid:column[7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atetimeevents</text:p>
          </table:table-cell>
          <table:table-cell table:style-name="ce3" table:formula="of:=SUM([.B475];1)" office:value-type="float" office:value="8" calcext:value-type="float">
            <text:p>8</text:p>
          </table:table-cell>
          <table:table-cell table:style-name="ce6" office:value-type="string" calcext:value-type="string">
            <text:p>value</text:p>
          </table:table-cell>
          <table:table-cell table:style-name="ce11" table:formula="of:=LOWER( IF(AND([.B476]=0;[.C476]&lt;&gt;&quot;Column&quot;;[.C476]&lt;&gt;&quot;&quot;);&quot;LOAD CSV FROM &quot;&quot;file://&quot; &amp; [.A476] &amp; &quot;.csv&quot;&quot; as column create (n:&quot; &amp; [.A476] &amp; &quot; &quot;; &quot;&quot;) )">
            <text:p/>
          </table:table-cell>
          <table:table-cell table:formula="of:=IF(AND([.C476]&lt;&gt;&quot;&quot;;[.C476]&lt;&gt;&quot;Column&quot;);IF([.B476]=0;&quot;{&quot;;&quot;&quot;)&amp;[.C476]&amp;&quot;:column[&quot;&amp;[.B476]&amp;&quot;]&quot;&amp;IF([.B477]&lt;&gt;&quot;&quot;;&quot;,&quot;;&quot;})&quot;);&quot;&quot;)" office:value-type="string" office:string-value="value:column[8]," calcext:value-type="string">
            <text:p>value:column[8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atetimeevents</text:p>
          </table:table-cell>
          <table:table-cell table:style-name="ce3" table:formula="of:=SUM([.B476];1)" office:value-type="float" office:value="9" calcext:value-type="float">
            <text:p>9</text:p>
          </table:table-cell>
          <table:table-cell table:style-name="ce6" office:value-type="string" calcext:value-type="string">
            <text:p>valueuom</text:p>
          </table:table-cell>
          <table:table-cell table:style-name="ce11" table:formula="of:=LOWER( IF(AND([.B477]=0;[.C477]&lt;&gt;&quot;Column&quot;;[.C477]&lt;&gt;&quot;&quot;);&quot;LOAD CSV FROM &quot;&quot;file://&quot; &amp; [.A477] &amp; &quot;.csv&quot;&quot; as column create (n:&quot; &amp; [.A477] &amp; &quot; &quot;; &quot;&quot;) )">
            <text:p/>
          </table:table-cell>
          <table:table-cell table:formula="of:=IF(AND([.C477]&lt;&gt;&quot;&quot;;[.C477]&lt;&gt;&quot;Column&quot;);IF([.B477]=0;&quot;{&quot;;&quot;&quot;)&amp;[.C477]&amp;&quot;:column[&quot;&amp;[.B477]&amp;&quot;]&quot;&amp;IF([.B478]&lt;&gt;&quot;&quot;;&quot;,&quot;;&quot;})&quot;);&quot;&quot;)" office:value-type="string" office:string-value="valueuom:column[9]," calcext:value-type="string">
            <text:p>valueuom:column[9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atetimeevents</text:p>
          </table:table-cell>
          <table:table-cell table:style-name="ce3" table:formula="of:=SUM([.B477];1)" office:value-type="float" office:value="10" calcext:value-type="float">
            <text:p>10</text:p>
          </table:table-cell>
          <table:table-cell table:style-name="ce6" office:value-type="string" calcext:value-type="string">
            <text:p>warning</text:p>
          </table:table-cell>
          <table:table-cell table:style-name="ce11" table:formula="of:=LOWER( IF(AND([.B478]=0;[.C478]&lt;&gt;&quot;Column&quot;;[.C478]&lt;&gt;&quot;&quot;);&quot;LOAD CSV FROM &quot;&quot;file://&quot; &amp; [.A478] &amp; &quot;.csv&quot;&quot; as column create (n:&quot; &amp; [.A478] &amp; &quot; &quot;; &quot;&quot;) )">
            <text:p/>
          </table:table-cell>
          <table:table-cell table:formula="of:=IF(AND([.C478]&lt;&gt;&quot;&quot;;[.C478]&lt;&gt;&quot;Column&quot;);IF([.B478]=0;&quot;{&quot;;&quot;&quot;)&amp;[.C478]&amp;&quot;:column[&quot;&amp;[.B478]&amp;&quot;]&quot;&amp;IF([.B479]&lt;&gt;&quot;&quot;;&quot;,&quot;;&quot;})&quot;);&quot;&quot;)" office:value-type="string" office:string-value="warning:column[10]," calcext:value-type="string">
            <text:p>warning:column[1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atetimeevents</text:p>
          </table:table-cell>
          <table:table-cell table:style-name="ce3" table:formula="of:=SUM([.B478];1)" office:value-type="float" office:value="11" calcext:value-type="float">
            <text:p>11</text:p>
          </table:table-cell>
          <table:table-cell table:style-name="ce6" office:value-type="string" calcext:value-type="string">
            <text:p>error</text:p>
          </table:table-cell>
          <table:table-cell table:style-name="ce11" table:formula="of:=LOWER( IF(AND([.B479]=0;[.C479]&lt;&gt;&quot;Column&quot;;[.C479]&lt;&gt;&quot;&quot;);&quot;LOAD CSV FROM &quot;&quot;file://&quot; &amp; [.A479] &amp; &quot;.csv&quot;&quot; as column create (n:&quot; &amp; [.A479] &amp; &quot; &quot;; &quot;&quot;) )">
            <text:p/>
          </table:table-cell>
          <table:table-cell table:formula="of:=IF(AND([.C479]&lt;&gt;&quot;&quot;;[.C479]&lt;&gt;&quot;Column&quot;);IF([.B479]=0;&quot;{&quot;;&quot;&quot;)&amp;[.C479]&amp;&quot;:column[&quot;&amp;[.B479]&amp;&quot;]&quot;&amp;IF([.B480]&lt;&gt;&quot;&quot;;&quot;,&quot;;&quot;})&quot;);&quot;&quot;)" office:value-type="string" office:string-value="error:column[11]," calcext:value-type="string">
            <text:p>error:column[1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atetimeevents</text:p>
          </table:table-cell>
          <table:table-cell table:style-name="ce3" table:formula="of:=SUM([.B479];1)" office:value-type="float" office:value="12" calcext:value-type="float">
            <text:p>12</text:p>
          </table:table-cell>
          <table:table-cell table:style-name="ce6" office:value-type="string" calcext:value-type="string">
            <text:p>resultstatus</text:p>
          </table:table-cell>
          <table:table-cell table:style-name="ce11" table:formula="of:=LOWER( IF(AND([.B480]=0;[.C480]&lt;&gt;&quot;Column&quot;;[.C480]&lt;&gt;&quot;&quot;);&quot;LOAD CSV FROM &quot;&quot;file://&quot; &amp; [.A480] &amp; &quot;.csv&quot;&quot; as column create (n:&quot; &amp; [.A480] &amp; &quot; &quot;; &quot;&quot;) )">
            <text:p/>
          </table:table-cell>
          <table:table-cell table:formula="of:=IF(AND([.C480]&lt;&gt;&quot;&quot;;[.C480]&lt;&gt;&quot;Column&quot;);IF([.B480]=0;&quot;{&quot;;&quot;&quot;)&amp;[.C480]&amp;&quot;:column[&quot;&amp;[.B480]&amp;&quot;]&quot;&amp;IF([.B481]&lt;&gt;&quot;&quot;;&quot;,&quot;;&quot;})&quot;);&quot;&quot;)" office:value-type="string" office:string-value="resultstatus:column[12]," calcext:value-type="string">
            <text:p>resultstatus:column[1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miciii.datetimeevents</text:p>
          </table:table-cell>
          <table:table-cell table:style-name="ce3" table:formula="of:=SUM([.B480];1)" office:value-type="float" office:value="13" calcext:value-type="float">
            <text:p>13</text:p>
          </table:table-cell>
          <table:table-cell table:style-name="ce6" office:value-type="string" calcext:value-type="string">
            <text:p>stopped</text:p>
          </table:table-cell>
          <table:table-cell table:style-name="ce11" table:formula="of:=LOWER( IF(AND([.B481]=0;[.C481]&lt;&gt;&quot;Column&quot;;[.C481]&lt;&gt;&quot;&quot;);&quot;LOAD CSV FROM &quot;&quot;file://&quot; &amp; [.A481] &amp; &quot;.csv&quot;&quot; as column create (n:&quot; &amp; [.A481] &amp; &quot; &quot;; &quot;&quot;) )">
            <text:p/>
          </table:table-cell>
          <table:table-cell table:formula="of:=IF(AND([.C481]&lt;&gt;&quot;&quot;;[.C481]&lt;&gt;&quot;Column&quot;);IF([.B481]=0;&quot;{&quot;;&quot;&quot;)&amp;[.C481]&amp;&quot;:column[&quot;&amp;[.B481]&amp;&quot;]&quot;&amp;IF([.B482]&lt;&gt;&quot;&quot;;&quot;,&quot;;&quot;})&quot;);&quot;&quot;)" office:value-type="string" office:string-value="stopped:column[13]})" calcext:value-type="string">
            <text:p>stopped:column[13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82]=0;[.C482]&lt;&gt;&quot;Column&quot;;[.C482]&lt;&gt;&quot;&quot;);&quot;LOAD CSV FROM &quot;&quot;file://&quot; &amp; [.A482] &amp; &quot;.csv&quot;&quot; as column create (n:&quot; &amp; [.A482] &amp; &quot; &quot;; &quot;&quot;) )">
            <text:p/>
          </table:table-cell>
          <table:table-cell table:formula="of:=IF(AND([.C482]&lt;&gt;&quot;&quot;;[.C482]&lt;&gt;&quot;Column&quot;);IF([.B482]=0;&quot;{&quot;;&quot;&quot;)&amp;[.C482]&amp;&quot;:column[&quot;&amp;[.B482]&amp;&quot;]&quot;&amp;IF([.B48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83]=0;[.C483]&lt;&gt;&quot;Column&quot;;[.C483]&lt;&gt;&quot;&quot;);&quot;LOAD CSV FROM &quot;&quot;file://&quot; &amp; [.A483] &amp; &quot;.csv&quot;&quot; as column create (n:&quot; &amp; [.A483] &amp; &quot; &quot;; &quot;&quot;) )">
            <text:p/>
          </table:table-cell>
          <table:table-cell table:formula="of:=IF(AND([.C483]&lt;&gt;&quot;&quot;;[.C483]&lt;&gt;&quot;Column&quot;);IF([.B483]=0;&quot;{&quot;;&quot;&quot;)&amp;[.C483]&amp;&quot;:column[&quot;&amp;[.B483]&amp;&quot;]&quot;&amp;IF([.B48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84]=0;[.C484]&lt;&gt;&quot;Column&quot;;[.C484]&lt;&gt;&quot;&quot;);&quot;LOAD CSV FROM &quot;&quot;file://&quot; &amp; [.A484] &amp; &quot;.csv&quot;&quot; as column create (n:&quot; &amp; [.A484] &amp; &quot; &quot;; &quot;&quot;) )">
            <text:p/>
          </table:table-cell>
          <table:table-cell table:formula="of:=IF(AND([.C484]&lt;&gt;&quot;&quot;;[.C484]&lt;&gt;&quot;Column&quot;);IF([.B484]=0;&quot;{&quot;;&quot;&quot;)&amp;[.C484]&amp;&quot;:column[&quot;&amp;[.B484]&amp;&quot;]&quot;&amp;IF([.B48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85]=0;[.C485]&lt;&gt;&quot;Column&quot;;[.C485]&lt;&gt;&quot;&quot;);&quot;LOAD CSV FROM &quot;&quot;file://&quot; &amp; [.A485] &amp; &quot;.csv&quot;&quot; as column create (n:&quot; &amp; [.A485] &amp; &quot; &quot;; &quot;&quot;) )">
            <text:p/>
          </table:table-cell>
          <table:table-cell table:formula="of:=IF(AND([.C485]&lt;&gt;&quot;&quot;;[.C485]&lt;&gt;&quot;Column&quot;);IF([.B485]=0;&quot;{&quot;;&quot;&quot;)&amp;[.C485]&amp;&quot;:column[&quot;&amp;[.B485]&amp;&quot;]&quot;&amp;IF([.B48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86]=0;[.C486]&lt;&gt;&quot;Column&quot;;[.C486]&lt;&gt;&quot;&quot;);&quot;LOAD CSV FROM &quot;&quot;file://&quot; &amp; [.A486] &amp; &quot;.csv&quot;&quot; as column create (n:&quot; &amp; [.A486] &amp; &quot; &quot;; &quot;&quot;) )">
            <text:p/>
          </table:table-cell>
          <table:table-cell table:formula="of:=IF(AND([.C486]&lt;&gt;&quot;&quot;;[.C486]&lt;&gt;&quot;Column&quot;);IF([.B486]=0;&quot;{&quot;;&quot;&quot;)&amp;[.C486]&amp;&quot;:column[&quot;&amp;[.B486]&amp;&quot;]&quot;&amp;IF([.B48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487]=0;[.C487]&lt;&gt;&quot;Column&quot;;[.C487]&lt;&gt;&quot;&quot;);&quot;LOAD CSV FROM &quot;&quot;file://&quot; &amp; [.A487] &amp; &quot;.csv&quot;&quot; as column create (n:&quot; &amp; [.A487] &amp; &quot; &quot;; &quot;&quot;) )">
            <text:p/>
          </table:table-cell>
          <table:table-cell table:formula="of:=IF(AND([.C487]&lt;&gt;&quot;&quot;;[.C487]&lt;&gt;&quot;Column&quot;);IF([.B487]=0;&quot;{&quot;;&quot;&quot;)&amp;[.C487]&amp;&quot;:column[&quot;&amp;[.B487]&amp;&quot;]&quot;&amp;IF([.B48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agnoses_icd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488]=0;[.C488]&lt;&gt;&quot;Column&quot;;[.C488]&lt;&gt;&quot;&quot;);&quot;LOAD CSV FROM &quot;&quot;file://&quot; &amp; [.A488] &amp; &quot;.csv&quot;&quot; as column create (n:&quot; &amp; [.A488] &amp; &quot; &quot;; &quot;&quot;) )" office:value-type="string" office:string-value="load csv from &quot;file://diagnoses_icd.csv&quot; as column create (n:diagnoses_icd " calcext:value-type="string">
            <text:p>load csv from "file://diagnoses_icd.csv" as column create (n:diagnoses_icd </text:p>
          </table:table-cell>
          <table:table-cell table:formula="of:=IF(AND([.C488]&lt;&gt;&quot;&quot;;[.C488]&lt;&gt;&quot;Column&quot;);IF([.B488]=0;&quot;{&quot;;&quot;&quot;)&amp;[.C488]&amp;&quot;:column[&quot;&amp;[.B488]&amp;&quot;]&quot;&amp;IF([.B489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agnoses_icd</text:p>
          </table:table-cell>
          <table:table-cell table:style-name="ce3" table:formula="of:=SUM([.B488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489]=0;[.C489]&lt;&gt;&quot;Column&quot;;[.C489]&lt;&gt;&quot;&quot;);&quot;LOAD CSV FROM &quot;&quot;file://&quot; &amp; [.A489] &amp; &quot;.csv&quot;&quot; as column create (n:&quot; &amp; [.A489] &amp; &quot; &quot;; &quot;&quot;) )">
            <text:p/>
          </table:table-cell>
          <table:table-cell table:formula="of:=IF(AND([.C489]&lt;&gt;&quot;&quot;;[.C489]&lt;&gt;&quot;Column&quot;);IF([.B489]=0;&quot;{&quot;;&quot;&quot;)&amp;[.C489]&amp;&quot;:column[&quot;&amp;[.B489]&amp;&quot;]&quot;&amp;IF([.B490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agnoses_icd</text:p>
          </table:table-cell>
          <table:table-cell table:style-name="ce3" table:formula="of:=SUM([.B489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490]=0;[.C490]&lt;&gt;&quot;Column&quot;;[.C490]&lt;&gt;&quot;&quot;);&quot;LOAD CSV FROM &quot;&quot;file://&quot; &amp; [.A490] &amp; &quot;.csv&quot;&quot; as column create (n:&quot; &amp; [.A490] &amp; &quot; &quot;; &quot;&quot;) )">
            <text:p/>
          </table:table-cell>
          <table:table-cell table:formula="of:=IF(AND([.C490]&lt;&gt;&quot;&quot;;[.C490]&lt;&gt;&quot;Column&quot;);IF([.B490]=0;&quot;{&quot;;&quot;&quot;)&amp;[.C490]&amp;&quot;:column[&quot;&amp;[.B490]&amp;&quot;]&quot;&amp;IF([.B491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agnoses_icd</text:p>
          </table:table-cell>
          <table:table-cell table:style-name="ce3" table:formula="of:=SUM([.B490];1)" office:value-type="float" office:value="3" calcext:value-type="float">
            <text:p>3</text:p>
          </table:table-cell>
          <table:table-cell table:style-name="ce6" office:value-type="string" calcext:value-type="string">
            <text:p>seq_num</text:p>
          </table:table-cell>
          <table:table-cell table:style-name="ce11" table:formula="of:=LOWER( IF(AND([.B491]=0;[.C491]&lt;&gt;&quot;Column&quot;;[.C491]&lt;&gt;&quot;&quot;);&quot;LOAD CSV FROM &quot;&quot;file://&quot; &amp; [.A491] &amp; &quot;.csv&quot;&quot; as column create (n:&quot; &amp; [.A491] &amp; &quot; &quot;; &quot;&quot;) )">
            <text:p/>
          </table:table-cell>
          <table:table-cell table:formula="of:=IF(AND([.C491]&lt;&gt;&quot;&quot;;[.C491]&lt;&gt;&quot;Column&quot;);IF([.B491]=0;&quot;{&quot;;&quot;&quot;)&amp;[.C491]&amp;&quot;:column[&quot;&amp;[.B491]&amp;&quot;]&quot;&amp;IF([.B492]&lt;&gt;&quot;&quot;;&quot;,&quot;;&quot;})&quot;);&quot;&quot;)" office:value-type="string" office:string-value="seq_num:column[3]," calcext:value-type="string">
            <text:p>seq_num:column[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agnoses_icd</text:p>
          </table:table-cell>
          <table:table-cell table:style-name="ce3" table:formula="of:=SUM([.B491];1)" office:value-type="float" office:value="4" calcext:value-type="float">
            <text:p>4</text:p>
          </table:table-cell>
          <table:table-cell table:style-name="ce6" office:value-type="string" calcext:value-type="string">
            <text:p>icd9_code</text:p>
          </table:table-cell>
          <table:table-cell table:style-name="ce11" table:formula="of:=LOWER( IF(AND([.B492]=0;[.C492]&lt;&gt;&quot;Column&quot;;[.C492]&lt;&gt;&quot;&quot;);&quot;LOAD CSV FROM &quot;&quot;file://&quot; &amp; [.A492] &amp; &quot;.csv&quot;&quot; as column create (n:&quot; &amp; [.A492] &amp; &quot; &quot;; &quot;&quot;) )">
            <text:p/>
          </table:table-cell>
          <table:table-cell table:formula="of:=IF(AND([.C492]&lt;&gt;&quot;&quot;;[.C492]&lt;&gt;&quot;Column&quot;);IF([.B492]=0;&quot;{&quot;;&quot;&quot;)&amp;[.C492]&amp;&quot;:column[&quot;&amp;[.B492]&amp;&quot;]&quot;&amp;IF([.B493]&lt;&gt;&quot;&quot;;&quot;,&quot;;&quot;})&quot;);&quot;&quot;)" office:value-type="string" office:string-value="icd9_code:column[4]})" calcext:value-type="string">
            <text:p>icd9_code:column[4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93]=0;[.C493]&lt;&gt;&quot;Column&quot;;[.C493]&lt;&gt;&quot;&quot;);&quot;LOAD CSV FROM &quot;&quot;file://&quot; &amp; [.A493] &amp; &quot;.csv&quot;&quot; as column create (n:&quot; &amp; [.A493] &amp; &quot; &quot;; &quot;&quot;) )">
            <text:p/>
          </table:table-cell>
          <table:table-cell table:formula="of:=IF(AND([.C493]&lt;&gt;&quot;&quot;;[.C493]&lt;&gt;&quot;Column&quot;);IF([.B493]=0;&quot;{&quot;;&quot;&quot;)&amp;[.C493]&amp;&quot;:column[&quot;&amp;[.B493]&amp;&quot;]&quot;&amp;IF([.B49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94]=0;[.C494]&lt;&gt;&quot;Column&quot;;[.C494]&lt;&gt;&quot;&quot;);&quot;LOAD CSV FROM &quot;&quot;file://&quot; &amp; [.A494] &amp; &quot;.csv&quot;&quot; as column create (n:&quot; &amp; [.A494] &amp; &quot; &quot;; &quot;&quot;) )">
            <text:p/>
          </table:table-cell>
          <table:table-cell table:formula="of:=IF(AND([.C494]&lt;&gt;&quot;&quot;;[.C494]&lt;&gt;&quot;Column&quot;);IF([.B494]=0;&quot;{&quot;;&quot;&quot;)&amp;[.C494]&amp;&quot;:column[&quot;&amp;[.B494]&amp;&quot;]&quot;&amp;IF([.B49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95]=0;[.C495]&lt;&gt;&quot;Column&quot;;[.C495]&lt;&gt;&quot;&quot;);&quot;LOAD CSV FROM &quot;&quot;file://&quot; &amp; [.A495] &amp; &quot;.csv&quot;&quot; as column create (n:&quot; &amp; [.A495] &amp; &quot; &quot;; &quot;&quot;) )">
            <text:p/>
          </table:table-cell>
          <table:table-cell table:formula="of:=IF(AND([.C495]&lt;&gt;&quot;&quot;;[.C495]&lt;&gt;&quot;Column&quot;);IF([.B495]=0;&quot;{&quot;;&quot;&quot;)&amp;[.C495]&amp;&quot;:column[&quot;&amp;[.B495]&amp;&quot;]&quot;&amp;IF([.B49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96]=0;[.C496]&lt;&gt;&quot;Column&quot;;[.C496]&lt;&gt;&quot;&quot;);&quot;LOAD CSV FROM &quot;&quot;file://&quot; &amp; [.A496] &amp; &quot;.csv&quot;&quot; as column create (n:&quot; &amp; [.A496] &amp; &quot; &quot;; &quot;&quot;) )">
            <text:p/>
          </table:table-cell>
          <table:table-cell table:formula="of:=IF(AND([.C496]&lt;&gt;&quot;&quot;;[.C496]&lt;&gt;&quot;Column&quot;);IF([.B496]=0;&quot;{&quot;;&quot;&quot;)&amp;[.C496]&amp;&quot;:column[&quot;&amp;[.B496]&amp;&quot;]&quot;&amp;IF([.B49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97]=0;[.C497]&lt;&gt;&quot;Column&quot;;[.C497]&lt;&gt;&quot;&quot;);&quot;LOAD CSV FROM &quot;&quot;file://&quot; &amp; [.A497] &amp; &quot;.csv&quot;&quot; as column create (n:&quot; &amp; [.A497] &amp; &quot; &quot;; &quot;&quot;) )">
            <text:p/>
          </table:table-cell>
          <table:table-cell table:formula="of:=IF(AND([.C497]&lt;&gt;&quot;&quot;;[.C497]&lt;&gt;&quot;Column&quot;);IF([.B497]=0;&quot;{&quot;;&quot;&quot;)&amp;[.C497]&amp;&quot;:column[&quot;&amp;[.B497]&amp;&quot;]&quot;&amp;IF([.B49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498]=0;[.C498]&lt;&gt;&quot;Column&quot;;[.C498]&lt;&gt;&quot;&quot;);&quot;LOAD CSV FROM &quot;&quot;file://&quot; &amp; [.A498] &amp; &quot;.csv&quot;&quot; as column create (n:&quot; &amp; [.A498] &amp; &quot; &quot;; &quot;&quot;) )">
            <text:p/>
          </table:table-cell>
          <table:table-cell table:formula="of:=IF(AND([.C498]&lt;&gt;&quot;&quot;;[.C498]&lt;&gt;&quot;Column&quot;);IF([.B498]=0;&quot;{&quot;;&quot;&quot;)&amp;[.C498]&amp;&quot;:column[&quot;&amp;[.B498]&amp;&quot;]&quot;&amp;IF([.B49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499]=0;[.C499]&lt;&gt;&quot;Column&quot;;[.C499]&lt;&gt;&quot;&quot;);&quot;LOAD CSV FROM &quot;&quot;file://&quot; &amp; [.A499] &amp; &quot;.csv&quot;&quot; as column create (n:&quot; &amp; [.A499] &amp; &quot; &quot;; &quot;&quot;) )">
            <text:p/>
          </table:table-cell>
          <table:table-cell table:formula="of:=IF(AND([.C499]&lt;&gt;&quot;&quot;;[.C499]&lt;&gt;&quot;Column&quot;);IF([.B499]=0;&quot;{&quot;;&quot;&quot;)&amp;[.C499]&amp;&quot;:column[&quot;&amp;[.B499]&amp;&quot;]&quot;&amp;IF([.B50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gcodes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500]=0;[.C500]&lt;&gt;&quot;Column&quot;;[.C500]&lt;&gt;&quot;&quot;);&quot;LOAD CSV FROM &quot;&quot;file://&quot; &amp; [.A500] &amp; &quot;.csv&quot;&quot; as column create (n:&quot; &amp; [.A500] &amp; &quot; &quot;; &quot;&quot;) )" office:value-type="string" office:string-value="load csv from &quot;file://drgcodes.csv&quot; as column create (n:drgcodes " calcext:value-type="string">
            <text:p>load csv from "file://drgcodes.csv" as column create (n:drgcodes </text:p>
          </table:table-cell>
          <table:table-cell table:formula="of:=IF(AND([.C500]&lt;&gt;&quot;&quot;;[.C500]&lt;&gt;&quot;Column&quot;);IF([.B500]=0;&quot;{&quot;;&quot;&quot;)&amp;[.C500]&amp;&quot;:column[&quot;&amp;[.B500]&amp;&quot;]&quot;&amp;IF([.B501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gcodes</text:p>
          </table:table-cell>
          <table:table-cell table:style-name="ce3" table:formula="of:=SUM([.B500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501]=0;[.C501]&lt;&gt;&quot;Column&quot;;[.C501]&lt;&gt;&quot;&quot;);&quot;LOAD CSV FROM &quot;&quot;file://&quot; &amp; [.A501] &amp; &quot;.csv&quot;&quot; as column create (n:&quot; &amp; [.A501] &amp; &quot; &quot;; &quot;&quot;) )">
            <text:p/>
          </table:table-cell>
          <table:table-cell table:formula="of:=IF(AND([.C501]&lt;&gt;&quot;&quot;;[.C501]&lt;&gt;&quot;Column&quot;);IF([.B501]=0;&quot;{&quot;;&quot;&quot;)&amp;[.C501]&amp;&quot;:column[&quot;&amp;[.B501]&amp;&quot;]&quot;&amp;IF([.B502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gcodes</text:p>
          </table:table-cell>
          <table:table-cell table:style-name="ce3" table:formula="of:=SUM([.B501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502]=0;[.C502]&lt;&gt;&quot;Column&quot;;[.C502]&lt;&gt;&quot;&quot;);&quot;LOAD CSV FROM &quot;&quot;file://&quot; &amp; [.A502] &amp; &quot;.csv&quot;&quot; as column create (n:&quot; &amp; [.A502] &amp; &quot; &quot;; &quot;&quot;) )">
            <text:p/>
          </table:table-cell>
          <table:table-cell table:formula="of:=IF(AND([.C502]&lt;&gt;&quot;&quot;;[.C502]&lt;&gt;&quot;Column&quot;);IF([.B502]=0;&quot;{&quot;;&quot;&quot;)&amp;[.C502]&amp;&quot;:column[&quot;&amp;[.B502]&amp;&quot;]&quot;&amp;IF([.B503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gcodes</text:p>
          </table:table-cell>
          <table:table-cell table:style-name="ce3" table:formula="of:=SUM([.B502];1)" office:value-type="float" office:value="3" calcext:value-type="float">
            <text:p>3</text:p>
          </table:table-cell>
          <table:table-cell table:style-name="ce6" office:value-type="string" calcext:value-type="string">
            <text:p>drg_type</text:p>
          </table:table-cell>
          <table:table-cell table:style-name="ce11" table:formula="of:=LOWER( IF(AND([.B503]=0;[.C503]&lt;&gt;&quot;Column&quot;;[.C503]&lt;&gt;&quot;&quot;);&quot;LOAD CSV FROM &quot;&quot;file://&quot; &amp; [.A503] &amp; &quot;.csv&quot;&quot; as column create (n:&quot; &amp; [.A503] &amp; &quot; &quot;; &quot;&quot;) )">
            <text:p/>
          </table:table-cell>
          <table:table-cell table:formula="of:=IF(AND([.C503]&lt;&gt;&quot;&quot;;[.C503]&lt;&gt;&quot;Column&quot;);IF([.B503]=0;&quot;{&quot;;&quot;&quot;)&amp;[.C503]&amp;&quot;:column[&quot;&amp;[.B503]&amp;&quot;]&quot;&amp;IF([.B504]&lt;&gt;&quot;&quot;;&quot;,&quot;;&quot;})&quot;);&quot;&quot;)" office:value-type="string" office:string-value="drg_type:column[3]," calcext:value-type="string">
            <text:p>drg_type:column[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gcodes</text:p>
          </table:table-cell>
          <table:table-cell table:style-name="ce3" table:formula="of:=SUM([.B503];1)" office:value-type="float" office:value="4" calcext:value-type="float">
            <text:p>4</text:p>
          </table:table-cell>
          <table:table-cell table:style-name="ce6" office:value-type="string" calcext:value-type="string">
            <text:p>drg_code</text:p>
          </table:table-cell>
          <table:table-cell table:style-name="ce11" table:formula="of:=LOWER( IF(AND([.B504]=0;[.C504]&lt;&gt;&quot;Column&quot;;[.C504]&lt;&gt;&quot;&quot;);&quot;LOAD CSV FROM &quot;&quot;file://&quot; &amp; [.A504] &amp; &quot;.csv&quot;&quot; as column create (n:&quot; &amp; [.A504] &amp; &quot; &quot;; &quot;&quot;) )">
            <text:p/>
          </table:table-cell>
          <table:table-cell table:formula="of:=IF(AND([.C504]&lt;&gt;&quot;&quot;;[.C504]&lt;&gt;&quot;Column&quot;);IF([.B504]=0;&quot;{&quot;;&quot;&quot;)&amp;[.C504]&amp;&quot;:column[&quot;&amp;[.B504]&amp;&quot;]&quot;&amp;IF([.B505]&lt;&gt;&quot;&quot;;&quot;,&quot;;&quot;})&quot;);&quot;&quot;)" office:value-type="string" office:string-value="drg_code:column[4]," calcext:value-type="string">
            <text:p>drg_code:column[4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gcodes</text:p>
          </table:table-cell>
          <table:table-cell table:style-name="ce3" table:formula="of:=SUM([.B504];1)" office:value-type="float" office:value="5" calcext:value-type="float">
            <text:p>5</text:p>
          </table:table-cell>
          <table:table-cell table:style-name="ce6" office:value-type="string" calcext:value-type="string">
            <text:p>description</text:p>
          </table:table-cell>
          <table:table-cell table:style-name="ce11" table:formula="of:=LOWER( IF(AND([.B505]=0;[.C505]&lt;&gt;&quot;Column&quot;;[.C505]&lt;&gt;&quot;&quot;);&quot;LOAD CSV FROM &quot;&quot;file://&quot; &amp; [.A505] &amp; &quot;.csv&quot;&quot; as column create (n:&quot; &amp; [.A505] &amp; &quot; &quot;; &quot;&quot;) )">
            <text:p/>
          </table:table-cell>
          <table:table-cell table:formula="of:=IF(AND([.C505]&lt;&gt;&quot;&quot;;[.C505]&lt;&gt;&quot;Column&quot;);IF([.B505]=0;&quot;{&quot;;&quot;&quot;)&amp;[.C505]&amp;&quot;:column[&quot;&amp;[.B505]&amp;&quot;]&quot;&amp;IF([.B506]&lt;&gt;&quot;&quot;;&quot;,&quot;;&quot;})&quot;);&quot;&quot;)" office:value-type="string" office:string-value="description:column[5]," calcext:value-type="string">
            <text:p>description:column[5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gcodes</text:p>
          </table:table-cell>
          <table:table-cell table:style-name="ce3" table:formula="of:=SUM([.B505];1)" office:value-type="float" office:value="6" calcext:value-type="float">
            <text:p>6</text:p>
          </table:table-cell>
          <table:table-cell table:style-name="ce6" office:value-type="string" calcext:value-type="string">
            <text:p>drg_severity</text:p>
          </table:table-cell>
          <table:table-cell table:style-name="ce11" table:formula="of:=LOWER( IF(AND([.B506]=0;[.C506]&lt;&gt;&quot;Column&quot;;[.C506]&lt;&gt;&quot;&quot;);&quot;LOAD CSV FROM &quot;&quot;file://&quot; &amp; [.A506] &amp; &quot;.csv&quot;&quot; as column create (n:&quot; &amp; [.A506] &amp; &quot; &quot;; &quot;&quot;) )">
            <text:p/>
          </table:table-cell>
          <table:table-cell table:formula="of:=IF(AND([.C506]&lt;&gt;&quot;&quot;;[.C506]&lt;&gt;&quot;Column&quot;);IF([.B506]=0;&quot;{&quot;;&quot;&quot;)&amp;[.C506]&amp;&quot;:column[&quot;&amp;[.B506]&amp;&quot;]&quot;&amp;IF([.B507]&lt;&gt;&quot;&quot;;&quot;,&quot;;&quot;})&quot;);&quot;&quot;)" office:value-type="string" office:string-value="drg_severity:column[6]," calcext:value-type="string">
            <text:p>drg_severity:column[6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gcodes</text:p>
          </table:table-cell>
          <table:table-cell table:style-name="ce3" table:formula="of:=SUM([.B506];1)" office:value-type="float" office:value="7" calcext:value-type="float">
            <text:p>7</text:p>
          </table:table-cell>
          <table:table-cell table:style-name="ce6" office:value-type="string" calcext:value-type="string">
            <text:p>drg_mortality</text:p>
          </table:table-cell>
          <table:table-cell table:style-name="ce11" table:formula="of:=LOWER( IF(AND([.B507]=0;[.C507]&lt;&gt;&quot;Column&quot;;[.C507]&lt;&gt;&quot;&quot;);&quot;LOAD CSV FROM &quot;&quot;file://&quot; &amp; [.A507] &amp; &quot;.csv&quot;&quot; as column create (n:&quot; &amp; [.A507] &amp; &quot; &quot;; &quot;&quot;) )">
            <text:p/>
          </table:table-cell>
          <table:table-cell table:formula="of:=IF(AND([.C507]&lt;&gt;&quot;&quot;;[.C507]&lt;&gt;&quot;Column&quot;);IF([.B507]=0;&quot;{&quot;;&quot;&quot;)&amp;[.C507]&amp;&quot;:column[&quot;&amp;[.B507]&amp;&quot;]&quot;&amp;IF([.B508]&lt;&gt;&quot;&quot;;&quot;,&quot;;&quot;})&quot;);&quot;&quot;)" office:value-type="string" office:string-value="drg_mortality:column[7]})" calcext:value-type="string">
            <text:p>drg_mortality:column[7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08]=0;[.C508]&lt;&gt;&quot;Column&quot;;[.C508]&lt;&gt;&quot;&quot;);&quot;LOAD CSV FROM &quot;&quot;file://&quot; &amp; [.A508] &amp; &quot;.csv&quot;&quot; as column create (n:&quot; &amp; [.A508] &amp; &quot; &quot;; &quot;&quot;) )">
            <text:p/>
          </table:table-cell>
          <table:table-cell table:formula="of:=IF(AND([.C508]&lt;&gt;&quot;&quot;;[.C508]&lt;&gt;&quot;Column&quot;);IF([.B508]=0;&quot;{&quot;;&quot;&quot;)&amp;[.C508]&amp;&quot;:column[&quot;&amp;[.B508]&amp;&quot;]&quot;&amp;IF([.B50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09]=0;[.C509]&lt;&gt;&quot;Column&quot;;[.C509]&lt;&gt;&quot;&quot;);&quot;LOAD CSV FROM &quot;&quot;file://&quot; &amp; [.A509] &amp; &quot;.csv&quot;&quot; as column create (n:&quot; &amp; [.A509] &amp; &quot; &quot;; &quot;&quot;) )">
            <text:p/>
          </table:table-cell>
          <table:table-cell table:formula="of:=IF(AND([.C509]&lt;&gt;&quot;&quot;;[.C509]&lt;&gt;&quot;Column&quot;);IF([.B509]=0;&quot;{&quot;;&quot;&quot;)&amp;[.C509]&amp;&quot;:column[&quot;&amp;[.B509]&amp;&quot;]&quot;&amp;IF([.B51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10]=0;[.C510]&lt;&gt;&quot;Column&quot;;[.C510]&lt;&gt;&quot;&quot;);&quot;LOAD CSV FROM &quot;&quot;file://&quot; &amp; [.A510] &amp; &quot;.csv&quot;&quot; as column create (n:&quot; &amp; [.A510] &amp; &quot; &quot;; &quot;&quot;) )">
            <text:p/>
          </table:table-cell>
          <table:table-cell table:formula="of:=IF(AND([.C510]&lt;&gt;&quot;&quot;;[.C510]&lt;&gt;&quot;Column&quot;);IF([.B510]=0;&quot;{&quot;;&quot;&quot;)&amp;[.C510]&amp;&quot;:column[&quot;&amp;[.B510]&amp;&quot;]&quot;&amp;IF([.B51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11]=0;[.C511]&lt;&gt;&quot;Column&quot;;[.C511]&lt;&gt;&quot;&quot;);&quot;LOAD CSV FROM &quot;&quot;file://&quot; &amp; [.A511] &amp; &quot;.csv&quot;&quot; as column create (n:&quot; &amp; [.A511] &amp; &quot; &quot;; &quot;&quot;) )">
            <text:p/>
          </table:table-cell>
          <table:table-cell table:formula="of:=IF(AND([.C511]&lt;&gt;&quot;&quot;;[.C511]&lt;&gt;&quot;Column&quot;);IF([.B511]=0;&quot;{&quot;;&quot;&quot;)&amp;[.C511]&amp;&quot;:column[&quot;&amp;[.B511]&amp;&quot;]&quot;&amp;IF([.B51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12]=0;[.C512]&lt;&gt;&quot;Column&quot;;[.C512]&lt;&gt;&quot;&quot;);&quot;LOAD CSV FROM &quot;&quot;file://&quot; &amp; [.A512] &amp; &quot;.csv&quot;&quot; as column create (n:&quot; &amp; [.A512] &amp; &quot; &quot;; &quot;&quot;) )">
            <text:p/>
          </table:table-cell>
          <table:table-cell table:formula="of:=IF(AND([.C512]&lt;&gt;&quot;&quot;;[.C512]&lt;&gt;&quot;Column&quot;);IF([.B512]=0;&quot;{&quot;;&quot;&quot;)&amp;[.C512]&amp;&quot;:column[&quot;&amp;[.B512]&amp;&quot;]&quot;&amp;IF([.B51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513]=0;[.C513]&lt;&gt;&quot;Column&quot;;[.C513]&lt;&gt;&quot;&quot;);&quot;LOAD CSV FROM &quot;&quot;file://&quot; &amp; [.A513] &amp; &quot;.csv&quot;&quot; as column create (n:&quot; &amp; [.A513] &amp; &quot; &quot;; &quot;&quot;) )">
            <text:p/>
          </table:table-cell>
          <table:table-cell table:formula="of:=IF(AND([.C513]&lt;&gt;&quot;&quot;;[.C513]&lt;&gt;&quot;Column&quot;);IF([.B513]=0;&quot;{&quot;;&quot;&quot;)&amp;[.C513]&amp;&quot;:column[&quot;&amp;[.B513]&amp;&quot;]&quot;&amp;IF([.B51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custays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514]=0;[.C514]&lt;&gt;&quot;Column&quot;;[.C514]&lt;&gt;&quot;&quot;);&quot;LOAD CSV FROM &quot;&quot;file://&quot; &amp; [.A514] &amp; &quot;.csv&quot;&quot; as column create (n:&quot; &amp; [.A514] &amp; &quot; &quot;; &quot;&quot;) )" office:value-type="string" office:string-value="load csv from &quot;file://icustays.csv&quot; as column create (n:icustays " calcext:value-type="string">
            <text:p>load csv from "file://icustays.csv" as column create (n:icustays </text:p>
          </table:table-cell>
          <table:table-cell table:formula="of:=IF(AND([.C514]&lt;&gt;&quot;&quot;;[.C514]&lt;&gt;&quot;Column&quot;);IF([.B514]=0;&quot;{&quot;;&quot;&quot;)&amp;[.C514]&amp;&quot;:column[&quot;&amp;[.B514]&amp;&quot;]&quot;&amp;IF([.B515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custays</text:p>
          </table:table-cell>
          <table:table-cell table:style-name="ce3" table:formula="of:=SUM([.B514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515]=0;[.C515]&lt;&gt;&quot;Column&quot;;[.C515]&lt;&gt;&quot;&quot;);&quot;LOAD CSV FROM &quot;&quot;file://&quot; &amp; [.A515] &amp; &quot;.csv&quot;&quot; as column create (n:&quot; &amp; [.A515] &amp; &quot; &quot;; &quot;&quot;) )">
            <text:p/>
          </table:table-cell>
          <table:table-cell table:formula="of:=IF(AND([.C515]&lt;&gt;&quot;&quot;;[.C515]&lt;&gt;&quot;Column&quot;);IF([.B515]=0;&quot;{&quot;;&quot;&quot;)&amp;[.C515]&amp;&quot;:column[&quot;&amp;[.B515]&amp;&quot;]&quot;&amp;IF([.B516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custays</text:p>
          </table:table-cell>
          <table:table-cell table:style-name="ce3" table:formula="of:=SUM([.B515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516]=0;[.C516]&lt;&gt;&quot;Column&quot;;[.C516]&lt;&gt;&quot;&quot;);&quot;LOAD CSV FROM &quot;&quot;file://&quot; &amp; [.A516] &amp; &quot;.csv&quot;&quot; as column create (n:&quot; &amp; [.A516] &amp; &quot; &quot;; &quot;&quot;) )">
            <text:p/>
          </table:table-cell>
          <table:table-cell table:formula="of:=IF(AND([.C516]&lt;&gt;&quot;&quot;;[.C516]&lt;&gt;&quot;Column&quot;);IF([.B516]=0;&quot;{&quot;;&quot;&quot;)&amp;[.C516]&amp;&quot;:column[&quot;&amp;[.B516]&amp;&quot;]&quot;&amp;IF([.B517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custays</text:p>
          </table:table-cell>
          <table:table-cell table:style-name="ce3" table:formula="of:=SUM([.B516];1)" office:value-type="float" office:value="3" calcext:value-type="float">
            <text:p>3</text:p>
          </table:table-cell>
          <table:table-cell table:style-name="ce7" office:value-type="string" calcext:value-type="string">
            <text:p>icustay_id</text:p>
          </table:table-cell>
          <table:table-cell table:style-name="ce11" table:formula="of:=LOWER( IF(AND([.B517]=0;[.C517]&lt;&gt;&quot;Column&quot;;[.C517]&lt;&gt;&quot;&quot;);&quot;LOAD CSV FROM &quot;&quot;file://&quot; &amp; [.A517] &amp; &quot;.csv&quot;&quot; as column create (n:&quot; &amp; [.A517] &amp; &quot; &quot;; &quot;&quot;) )">
            <text:p/>
          </table:table-cell>
          <table:table-cell table:formula="of:=IF(AND([.C517]&lt;&gt;&quot;&quot;;[.C517]&lt;&gt;&quot;Column&quot;);IF([.B517]=0;&quot;{&quot;;&quot;&quot;)&amp;[.C517]&amp;&quot;:column[&quot;&amp;[.B517]&amp;&quot;]&quot;&amp;IF([.B518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custays</text:p>
          </table:table-cell>
          <table:table-cell table:style-name="ce3" table:formula="of:=SUM([.B517];1)" office:value-type="float" office:value="4" calcext:value-type="float">
            <text:p>4</text:p>
          </table:table-cell>
          <table:table-cell table:style-name="ce6" office:value-type="string" calcext:value-type="string">
            <text:p>dbsource</text:p>
          </table:table-cell>
          <table:table-cell table:style-name="ce11" table:formula="of:=LOWER( IF(AND([.B518]=0;[.C518]&lt;&gt;&quot;Column&quot;;[.C518]&lt;&gt;&quot;&quot;);&quot;LOAD CSV FROM &quot;&quot;file://&quot; &amp; [.A518] &amp; &quot;.csv&quot;&quot; as column create (n:&quot; &amp; [.A518] &amp; &quot; &quot;; &quot;&quot;) )">
            <text:p/>
          </table:table-cell>
          <table:table-cell table:formula="of:=IF(AND([.C518]&lt;&gt;&quot;&quot;;[.C518]&lt;&gt;&quot;Column&quot;);IF([.B518]=0;&quot;{&quot;;&quot;&quot;)&amp;[.C518]&amp;&quot;:column[&quot;&amp;[.B518]&amp;&quot;]&quot;&amp;IF([.B519]&lt;&gt;&quot;&quot;;&quot;,&quot;;&quot;})&quot;);&quot;&quot;)" office:value-type="string" office:string-value="dbsource:column[4]," calcext:value-type="string">
            <text:p>dbsource:column[4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custays</text:p>
          </table:table-cell>
          <table:table-cell table:style-name="ce3" table:formula="of:=SUM([.B518];1)" office:value-type="float" office:value="5" calcext:value-type="float">
            <text:p>5</text:p>
          </table:table-cell>
          <table:table-cell table:style-name="ce6" office:value-type="string" calcext:value-type="string">
            <text:p>first_careunit</text:p>
          </table:table-cell>
          <table:table-cell table:style-name="ce11" table:formula="of:=LOWER( IF(AND([.B519]=0;[.C519]&lt;&gt;&quot;Column&quot;;[.C519]&lt;&gt;&quot;&quot;);&quot;LOAD CSV FROM &quot;&quot;file://&quot; &amp; [.A519] &amp; &quot;.csv&quot;&quot; as column create (n:&quot; &amp; [.A519] &amp; &quot; &quot;; &quot;&quot;) )">
            <text:p/>
          </table:table-cell>
          <table:table-cell table:formula="of:=IF(AND([.C519]&lt;&gt;&quot;&quot;;[.C519]&lt;&gt;&quot;Column&quot;);IF([.B519]=0;&quot;{&quot;;&quot;&quot;)&amp;[.C519]&amp;&quot;:column[&quot;&amp;[.B519]&amp;&quot;]&quot;&amp;IF([.B520]&lt;&gt;&quot;&quot;;&quot;,&quot;;&quot;})&quot;);&quot;&quot;)" office:value-type="string" office:string-value="first_careunit:column[5]," calcext:value-type="string">
            <text:p>first_careunit:column[5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custays</text:p>
          </table:table-cell>
          <table:table-cell table:style-name="ce3" table:formula="of:=SUM([.B519];1)" office:value-type="float" office:value="6" calcext:value-type="float">
            <text:p>6</text:p>
          </table:table-cell>
          <table:table-cell table:style-name="ce6" office:value-type="string" calcext:value-type="string">
            <text:p>last_careunit</text:p>
          </table:table-cell>
          <table:table-cell table:style-name="ce11" table:formula="of:=LOWER( IF(AND([.B520]=0;[.C520]&lt;&gt;&quot;Column&quot;;[.C520]&lt;&gt;&quot;&quot;);&quot;LOAD CSV FROM &quot;&quot;file://&quot; &amp; [.A520] &amp; &quot;.csv&quot;&quot; as column create (n:&quot; &amp; [.A520] &amp; &quot; &quot;; &quot;&quot;) )">
            <text:p/>
          </table:table-cell>
          <table:table-cell table:formula="of:=IF(AND([.C520]&lt;&gt;&quot;&quot;;[.C520]&lt;&gt;&quot;Column&quot;);IF([.B520]=0;&quot;{&quot;;&quot;&quot;)&amp;[.C520]&amp;&quot;:column[&quot;&amp;[.B520]&amp;&quot;]&quot;&amp;IF([.B521]&lt;&gt;&quot;&quot;;&quot;,&quot;;&quot;})&quot;);&quot;&quot;)" office:value-type="string" office:string-value="last_careunit:column[6]," calcext:value-type="string">
            <text:p>last_careunit:column[6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custays</text:p>
          </table:table-cell>
          <table:table-cell table:style-name="ce3" table:formula="of:=SUM([.B520];1)" office:value-type="float" office:value="7" calcext:value-type="float">
            <text:p>7</text:p>
          </table:table-cell>
          <table:table-cell table:style-name="ce6" office:value-type="string" calcext:value-type="string">
            <text:p>first_wardid</text:p>
          </table:table-cell>
          <table:table-cell table:style-name="ce11" table:formula="of:=LOWER( IF(AND([.B521]=0;[.C521]&lt;&gt;&quot;Column&quot;;[.C521]&lt;&gt;&quot;&quot;);&quot;LOAD CSV FROM &quot;&quot;file://&quot; &amp; [.A521] &amp; &quot;.csv&quot;&quot; as column create (n:&quot; &amp; [.A521] &amp; &quot; &quot;; &quot;&quot;) )">
            <text:p/>
          </table:table-cell>
          <table:table-cell table:formula="of:=IF(AND([.C521]&lt;&gt;&quot;&quot;;[.C521]&lt;&gt;&quot;Column&quot;);IF([.B521]=0;&quot;{&quot;;&quot;&quot;)&amp;[.C521]&amp;&quot;:column[&quot;&amp;[.B521]&amp;&quot;]&quot;&amp;IF([.B522]&lt;&gt;&quot;&quot;;&quot;,&quot;;&quot;})&quot;);&quot;&quot;)" office:value-type="string" office:string-value="first_wardid:column[7]," calcext:value-type="string">
            <text:p>first_wardid:column[7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custays</text:p>
          </table:table-cell>
          <table:table-cell table:style-name="ce3" table:formula="of:=SUM([.B521];1)" office:value-type="float" office:value="8" calcext:value-type="float">
            <text:p>8</text:p>
          </table:table-cell>
          <table:table-cell table:style-name="ce6" office:value-type="string" calcext:value-type="string">
            <text:p>last_wardid</text:p>
          </table:table-cell>
          <table:table-cell table:style-name="ce11" table:formula="of:=LOWER( IF(AND([.B522]=0;[.C522]&lt;&gt;&quot;Column&quot;;[.C522]&lt;&gt;&quot;&quot;);&quot;LOAD CSV FROM &quot;&quot;file://&quot; &amp; [.A522] &amp; &quot;.csv&quot;&quot; as column create (n:&quot; &amp; [.A522] &amp; &quot; &quot;; &quot;&quot;) )">
            <text:p/>
          </table:table-cell>
          <table:table-cell table:formula="of:=IF(AND([.C522]&lt;&gt;&quot;&quot;;[.C522]&lt;&gt;&quot;Column&quot;);IF([.B522]=0;&quot;{&quot;;&quot;&quot;)&amp;[.C522]&amp;&quot;:column[&quot;&amp;[.B522]&amp;&quot;]&quot;&amp;IF([.B523]&lt;&gt;&quot;&quot;;&quot;,&quot;;&quot;})&quot;);&quot;&quot;)" office:value-type="string" office:string-value="last_wardid:column[8]," calcext:value-type="string">
            <text:p>last_wardid:column[8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custays</text:p>
          </table:table-cell>
          <table:table-cell table:style-name="ce3" table:formula="of:=SUM([.B522];1)" office:value-type="float" office:value="9" calcext:value-type="float">
            <text:p>9</text:p>
          </table:table-cell>
          <table:table-cell table:style-name="ce6" office:value-type="string" calcext:value-type="string">
            <text:p>intime</text:p>
          </table:table-cell>
          <table:table-cell table:style-name="ce11" table:formula="of:=LOWER( IF(AND([.B523]=0;[.C523]&lt;&gt;&quot;Column&quot;;[.C523]&lt;&gt;&quot;&quot;);&quot;LOAD CSV FROM &quot;&quot;file://&quot; &amp; [.A523] &amp; &quot;.csv&quot;&quot; as column create (n:&quot; &amp; [.A523] &amp; &quot; &quot;; &quot;&quot;) )">
            <text:p/>
          </table:table-cell>
          <table:table-cell table:formula="of:=IF(AND([.C523]&lt;&gt;&quot;&quot;;[.C523]&lt;&gt;&quot;Column&quot;);IF([.B523]=0;&quot;{&quot;;&quot;&quot;)&amp;[.C523]&amp;&quot;:column[&quot;&amp;[.B523]&amp;&quot;]&quot;&amp;IF([.B524]&lt;&gt;&quot;&quot;;&quot;,&quot;;&quot;})&quot;);&quot;&quot;)" office:value-type="string" office:string-value="intime:column[9]," calcext:value-type="string">
            <text:p>intime:column[9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custays</text:p>
          </table:table-cell>
          <table:table-cell table:style-name="ce3" table:formula="of:=SUM([.B523];1)" office:value-type="float" office:value="10" calcext:value-type="float">
            <text:p>10</text:p>
          </table:table-cell>
          <table:table-cell table:style-name="ce6" office:value-type="string" calcext:value-type="string">
            <text:p>outtime</text:p>
          </table:table-cell>
          <table:table-cell table:style-name="ce11" table:formula="of:=LOWER( IF(AND([.B524]=0;[.C524]&lt;&gt;&quot;Column&quot;;[.C524]&lt;&gt;&quot;&quot;);&quot;LOAD CSV FROM &quot;&quot;file://&quot; &amp; [.A524] &amp; &quot;.csv&quot;&quot; as column create (n:&quot; &amp; [.A524] &amp; &quot; &quot;; &quot;&quot;) )">
            <text:p/>
          </table:table-cell>
          <table:table-cell table:formula="of:=IF(AND([.C524]&lt;&gt;&quot;&quot;;[.C524]&lt;&gt;&quot;Column&quot;);IF([.B524]=0;&quot;{&quot;;&quot;&quot;)&amp;[.C524]&amp;&quot;:column[&quot;&amp;[.B524]&amp;&quot;]&quot;&amp;IF([.B525]&lt;&gt;&quot;&quot;;&quot;,&quot;;&quot;})&quot;);&quot;&quot;)" office:value-type="string" office:string-value="outtime:column[10]," calcext:value-type="string">
            <text:p>outtime:column[1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custays</text:p>
          </table:table-cell>
          <table:table-cell table:style-name="ce3" table:formula="of:=SUM([.B524];1)" office:value-type="float" office:value="11" calcext:value-type="float">
            <text:p>11</text:p>
          </table:table-cell>
          <table:table-cell table:style-name="ce6" office:value-type="string" calcext:value-type="string">
            <text:p>los</text:p>
          </table:table-cell>
          <table:table-cell table:style-name="ce11" table:formula="of:=LOWER( IF(AND([.B525]=0;[.C525]&lt;&gt;&quot;Column&quot;;[.C525]&lt;&gt;&quot;&quot;);&quot;LOAD CSV FROM &quot;&quot;file://&quot; &amp; [.A525] &amp; &quot;.csv&quot;&quot; as column create (n:&quot; &amp; [.A525] &amp; &quot; &quot;; &quot;&quot;) )">
            <text:p/>
          </table:table-cell>
          <table:table-cell table:formula="of:=IF(AND([.C525]&lt;&gt;&quot;&quot;;[.C525]&lt;&gt;&quot;Column&quot;);IF([.B525]=0;&quot;{&quot;;&quot;&quot;)&amp;[.C525]&amp;&quot;:column[&quot;&amp;[.B525]&amp;&quot;]&quot;&amp;IF([.B526]&lt;&gt;&quot;&quot;;&quot;,&quot;;&quot;})&quot;);&quot;&quot;)" office:value-type="string" office:string-value="los:column[11]})" calcext:value-type="string">
            <text:p>los:column[11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26]=0;[.C526]&lt;&gt;&quot;Column&quot;;[.C526]&lt;&gt;&quot;&quot;);&quot;LOAD CSV FROM &quot;&quot;file://&quot; &amp; [.A526] &amp; &quot;.csv&quot;&quot; as column create (n:&quot; &amp; [.A526] &amp; &quot; &quot;; &quot;&quot;) )">
            <text:p/>
          </table:table-cell>
          <table:table-cell table:formula="of:=IF(AND([.C526]&lt;&gt;&quot;&quot;;[.C526]&lt;&gt;&quot;Column&quot;);IF([.B526]=0;&quot;{&quot;;&quot;&quot;)&amp;[.C526]&amp;&quot;:column[&quot;&amp;[.B526]&amp;&quot;]&quot;&amp;IF([.B52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27]=0;[.C527]&lt;&gt;&quot;Column&quot;;[.C527]&lt;&gt;&quot;&quot;);&quot;LOAD CSV FROM &quot;&quot;file://&quot; &amp; [.A527] &amp; &quot;.csv&quot;&quot; as column create (n:&quot; &amp; [.A527] &amp; &quot; &quot;; &quot;&quot;) )">
            <text:p/>
          </table:table-cell>
          <table:table-cell table:formula="of:=IF(AND([.C527]&lt;&gt;&quot;&quot;;[.C527]&lt;&gt;&quot;Column&quot;);IF([.B527]=0;&quot;{&quot;;&quot;&quot;)&amp;[.C527]&amp;&quot;:column[&quot;&amp;[.B527]&amp;&quot;]&quot;&amp;IF([.B52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28]=0;[.C528]&lt;&gt;&quot;Column&quot;;[.C528]&lt;&gt;&quot;&quot;);&quot;LOAD CSV FROM &quot;&quot;file://&quot; &amp; [.A528] &amp; &quot;.csv&quot;&quot; as column create (n:&quot; &amp; [.A528] &amp; &quot; &quot;; &quot;&quot;) )">
            <text:p/>
          </table:table-cell>
          <table:table-cell table:formula="of:=IF(AND([.C528]&lt;&gt;&quot;&quot;;[.C528]&lt;&gt;&quot;Column&quot;);IF([.B528]=0;&quot;{&quot;;&quot;&quot;)&amp;[.C528]&amp;&quot;:column[&quot;&amp;[.B528]&amp;&quot;]&quot;&amp;IF([.B52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29]=0;[.C529]&lt;&gt;&quot;Column&quot;;[.C529]&lt;&gt;&quot;&quot;);&quot;LOAD CSV FROM &quot;&quot;file://&quot; &amp; [.A529] &amp; &quot;.csv&quot;&quot; as column create (n:&quot; &amp; [.A529] &amp; &quot; &quot;; &quot;&quot;) )">
            <text:p/>
          </table:table-cell>
          <table:table-cell table:formula="of:=IF(AND([.C529]&lt;&gt;&quot;&quot;;[.C529]&lt;&gt;&quot;Column&quot;);IF([.B529]=0;&quot;{&quot;;&quot;&quot;)&amp;[.C529]&amp;&quot;:column[&quot;&amp;[.B529]&amp;&quot;]&quot;&amp;IF([.B53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30]=0;[.C530]&lt;&gt;&quot;Column&quot;;[.C530]&lt;&gt;&quot;&quot;);&quot;LOAD CSV FROM &quot;&quot;file://&quot; &amp; [.A530] &amp; &quot;.csv&quot;&quot; as column create (n:&quot; &amp; [.A530] &amp; &quot; &quot;; &quot;&quot;) )">
            <text:p/>
          </table:table-cell>
          <table:table-cell table:formula="of:=IF(AND([.C530]&lt;&gt;&quot;&quot;;[.C530]&lt;&gt;&quot;Column&quot;);IF([.B530]=0;&quot;{&quot;;&quot;&quot;)&amp;[.C530]&amp;&quot;:column[&quot;&amp;[.B530]&amp;&quot;]&quot;&amp;IF([.B53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31]=0;[.C531]&lt;&gt;&quot;Column&quot;;[.C531]&lt;&gt;&quot;&quot;);&quot;LOAD CSV FROM &quot;&quot;file://&quot; &amp; [.A531] &amp; &quot;.csv&quot;&quot; as column create (n:&quot; &amp; [.A531] &amp; &quot; &quot;; &quot;&quot;) )">
            <text:p/>
          </table:table-cell>
          <table:table-cell table:formula="of:=IF(AND([.C531]&lt;&gt;&quot;&quot;;[.C531]&lt;&gt;&quot;Column&quot;);IF([.B531]=0;&quot;{&quot;;&quot;&quot;)&amp;[.C531]&amp;&quot;:column[&quot;&amp;[.B531]&amp;&quot;]&quot;&amp;IF([.B53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32]=0;[.C532]&lt;&gt;&quot;Column&quot;;[.C532]&lt;&gt;&quot;&quot;);&quot;LOAD CSV FROM &quot;&quot;file://&quot; &amp; [.A532] &amp; &quot;.csv&quot;&quot; as column create (n:&quot; &amp; [.A532] &amp; &quot; &quot;; &quot;&quot;) )">
            <text:p/>
          </table:table-cell>
          <table:table-cell table:formula="of:=IF(AND([.C532]&lt;&gt;&quot;&quot;;[.C532]&lt;&gt;&quot;Column&quot;);IF([.B532]=0;&quot;{&quot;;&quot;&quot;)&amp;[.C532]&amp;&quot;:column[&quot;&amp;[.B532]&amp;&quot;]&quot;&amp;IF([.B53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533]=0;[.C533]&lt;&gt;&quot;Column&quot;;[.C533]&lt;&gt;&quot;&quot;);&quot;LOAD CSV FROM &quot;&quot;file://&quot; &amp; [.A533] &amp; &quot;.csv&quot;&quot; as column create (n:&quot; &amp; [.A533] &amp; &quot; &quot;; &quot;&quot;) )">
            <text:p/>
          </table:table-cell>
          <table:table-cell table:formula="of:=IF(AND([.C533]&lt;&gt;&quot;&quot;;[.C533]&lt;&gt;&quot;Column&quot;);IF([.B533]=0;&quot;{&quot;;&quot;&quot;)&amp;[.C533]&amp;&quot;:column[&quot;&amp;[.B533]&amp;&quot;]&quot;&amp;IF([.B53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534]=0;[.C534]&lt;&gt;&quot;Column&quot;;[.C534]&lt;&gt;&quot;&quot;);&quot;LOAD CSV FROM &quot;&quot;file://&quot; &amp; [.A534] &amp; &quot;.csv&quot;&quot; as column create (n:&quot; &amp; [.A534] &amp; &quot; &quot;; &quot;&quot;) )" office:value-type="string" office:string-value="load csv from &quot;file://inputevents_cv.csv&quot; as column create (n:inputevents_cv " calcext:value-type="string">
            <text:p>load csv from "file://inputevents_cv.csv" as column create (n:inputevents_cv </text:p>
          </table:table-cell>
          <table:table-cell table:formula="of:=IF(AND([.C534]&lt;&gt;&quot;&quot;;[.C534]&lt;&gt;&quot;Column&quot;);IF([.B534]=0;&quot;{&quot;;&quot;&quot;)&amp;[.C534]&amp;&quot;:column[&quot;&amp;[.B534]&amp;&quot;]&quot;&amp;IF([.B535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34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535]=0;[.C535]&lt;&gt;&quot;Column&quot;;[.C535]&lt;&gt;&quot;&quot;);&quot;LOAD CSV FROM &quot;&quot;file://&quot; &amp; [.A535] &amp; &quot;.csv&quot;&quot; as column create (n:&quot; &amp; [.A535] &amp; &quot; &quot;; &quot;&quot;) )">
            <text:p/>
          </table:table-cell>
          <table:table-cell table:formula="of:=IF(AND([.C535]&lt;&gt;&quot;&quot;;[.C535]&lt;&gt;&quot;Column&quot;);IF([.B535]=0;&quot;{&quot;;&quot;&quot;)&amp;[.C535]&amp;&quot;:column[&quot;&amp;[.B535]&amp;&quot;]&quot;&amp;IF([.B536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35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536]=0;[.C536]&lt;&gt;&quot;Column&quot;;[.C536]&lt;&gt;&quot;&quot;);&quot;LOAD CSV FROM &quot;&quot;file://&quot; &amp; [.A536] &amp; &quot;.csv&quot;&quot; as column create (n:&quot; &amp; [.A536] &amp; &quot; &quot;; &quot;&quot;) )">
            <text:p/>
          </table:table-cell>
          <table:table-cell table:formula="of:=IF(AND([.C536]&lt;&gt;&quot;&quot;;[.C536]&lt;&gt;&quot;Column&quot;);IF([.B536]=0;&quot;{&quot;;&quot;&quot;)&amp;[.C536]&amp;&quot;:column[&quot;&amp;[.B536]&amp;&quot;]&quot;&amp;IF([.B537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36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537]=0;[.C537]&lt;&gt;&quot;Column&quot;;[.C537]&lt;&gt;&quot;&quot;);&quot;LOAD CSV FROM &quot;&quot;file://&quot; &amp; [.A537] &amp; &quot;.csv&quot;&quot; as column create (n:&quot; &amp; [.A537] &amp; &quot; &quot;; &quot;&quot;) )">
            <text:p/>
          </table:table-cell>
          <table:table-cell table:formula="of:=IF(AND([.C537]&lt;&gt;&quot;&quot;;[.C537]&lt;&gt;&quot;Column&quot;);IF([.B537]=0;&quot;{&quot;;&quot;&quot;)&amp;[.C537]&amp;&quot;:column[&quot;&amp;[.B537]&amp;&quot;]&quot;&amp;IF([.B538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37];1)" office:value-type="float" office:value="4" calcext:value-type="float">
            <text:p>4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538]=0;[.C538]&lt;&gt;&quot;Column&quot;;[.C538]&lt;&gt;&quot;&quot;);&quot;LOAD CSV FROM &quot;&quot;file://&quot; &amp; [.A538] &amp; &quot;.csv&quot;&quot; as column create (n:&quot; &amp; [.A538] &amp; &quot; &quot;; &quot;&quot;) )">
            <text:p/>
          </table:table-cell>
          <table:table-cell table:formula="of:=IF(AND([.C538]&lt;&gt;&quot;&quot;;[.C538]&lt;&gt;&quot;Column&quot;);IF([.B538]=0;&quot;{&quot;;&quot;&quot;)&amp;[.C538]&amp;&quot;:column[&quot;&amp;[.B538]&amp;&quot;]&quot;&amp;IF([.B539]&lt;&gt;&quot;&quot;;&quot;,&quot;;&quot;})&quot;);&quot;&quot;)" office:value-type="string" office:string-value="charttime:column[4]," calcext:value-type="string">
            <text:p>charttime:column[4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38];1)" office:value-type="float" office:value="5" calcext:value-type="float">
            <text:p>5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539]=0;[.C539]&lt;&gt;&quot;Column&quot;;[.C539]&lt;&gt;&quot;&quot;);&quot;LOAD CSV FROM &quot;&quot;file://&quot; &amp; [.A539] &amp; &quot;.csv&quot;&quot; as column create (n:&quot; &amp; [.A539] &amp; &quot; &quot;; &quot;&quot;) )">
            <text:p/>
          </table:table-cell>
          <table:table-cell table:formula="of:=IF(AND([.C539]&lt;&gt;&quot;&quot;;[.C539]&lt;&gt;&quot;Column&quot;);IF([.B539]=0;&quot;{&quot;;&quot;&quot;)&amp;[.C539]&amp;&quot;:column[&quot;&amp;[.B539]&amp;&quot;]&quot;&amp;IF([.B540]&lt;&gt;&quot;&quot;;&quot;,&quot;;&quot;})&quot;);&quot;&quot;)" office:value-type="string" office:string-value="itemid:column[5]," calcext:value-type="string">
            <text:p>itemid:column[5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39];1)" office:value-type="float" office:value="6" calcext:value-type="float">
            <text:p>6</text:p>
          </table:table-cell>
          <table:table-cell table:style-name="ce6" office:value-type="string" calcext:value-type="string">
            <text:p>amount</text:p>
          </table:table-cell>
          <table:table-cell table:style-name="ce11" table:formula="of:=LOWER( IF(AND([.B540]=0;[.C540]&lt;&gt;&quot;Column&quot;;[.C540]&lt;&gt;&quot;&quot;);&quot;LOAD CSV FROM &quot;&quot;file://&quot; &amp; [.A540] &amp; &quot;.csv&quot;&quot; as column create (n:&quot; &amp; [.A540] &amp; &quot; &quot;; &quot;&quot;) )">
            <text:p/>
          </table:table-cell>
          <table:table-cell table:formula="of:=IF(AND([.C540]&lt;&gt;&quot;&quot;;[.C540]&lt;&gt;&quot;Column&quot;);IF([.B540]=0;&quot;{&quot;;&quot;&quot;)&amp;[.C540]&amp;&quot;:column[&quot;&amp;[.B540]&amp;&quot;]&quot;&amp;IF([.B541]&lt;&gt;&quot;&quot;;&quot;,&quot;;&quot;})&quot;);&quot;&quot;)" office:value-type="string" office:string-value="amount:column[6]," calcext:value-type="string">
            <text:p>amount:column[6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40];1)" office:value-type="float" office:value="7" calcext:value-type="float">
            <text:p>7</text:p>
          </table:table-cell>
          <table:table-cell table:style-name="ce6" office:value-type="string" calcext:value-type="string">
            <text:p>amountuom</text:p>
          </table:table-cell>
          <table:table-cell table:style-name="ce11" table:formula="of:=LOWER( IF(AND([.B541]=0;[.C541]&lt;&gt;&quot;Column&quot;;[.C541]&lt;&gt;&quot;&quot;);&quot;LOAD CSV FROM &quot;&quot;file://&quot; &amp; [.A541] &amp; &quot;.csv&quot;&quot; as column create (n:&quot; &amp; [.A541] &amp; &quot; &quot;; &quot;&quot;) )">
            <text:p/>
          </table:table-cell>
          <table:table-cell table:formula="of:=IF(AND([.C541]&lt;&gt;&quot;&quot;;[.C541]&lt;&gt;&quot;Column&quot;);IF([.B541]=0;&quot;{&quot;;&quot;&quot;)&amp;[.C541]&amp;&quot;:column[&quot;&amp;[.B541]&amp;&quot;]&quot;&amp;IF([.B542]&lt;&gt;&quot;&quot;;&quot;,&quot;;&quot;})&quot;);&quot;&quot;)" office:value-type="string" office:string-value="amountuom:column[7]," calcext:value-type="string">
            <text:p>amountuom:column[7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41];1)" office:value-type="float" office:value="8" calcext:value-type="float">
            <text:p>8</text:p>
          </table:table-cell>
          <table:table-cell table:style-name="ce6" office:value-type="string" calcext:value-type="string">
            <text:p>rate</text:p>
          </table:table-cell>
          <table:table-cell table:style-name="ce11" table:formula="of:=LOWER( IF(AND([.B542]=0;[.C542]&lt;&gt;&quot;Column&quot;;[.C542]&lt;&gt;&quot;&quot;);&quot;LOAD CSV FROM &quot;&quot;file://&quot; &amp; [.A542] &amp; &quot;.csv&quot;&quot; as column create (n:&quot; &amp; [.A542] &amp; &quot; &quot;; &quot;&quot;) )">
            <text:p/>
          </table:table-cell>
          <table:table-cell table:formula="of:=IF(AND([.C542]&lt;&gt;&quot;&quot;;[.C542]&lt;&gt;&quot;Column&quot;);IF([.B542]=0;&quot;{&quot;;&quot;&quot;)&amp;[.C542]&amp;&quot;:column[&quot;&amp;[.B542]&amp;&quot;]&quot;&amp;IF([.B543]&lt;&gt;&quot;&quot;;&quot;,&quot;;&quot;})&quot;);&quot;&quot;)" office:value-type="string" office:string-value="rate:column[8]," calcext:value-type="string">
            <text:p>rate:column[8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42];1)" office:value-type="float" office:value="9" calcext:value-type="float">
            <text:p>9</text:p>
          </table:table-cell>
          <table:table-cell table:style-name="ce6" office:value-type="string" calcext:value-type="string">
            <text:p>rateuom</text:p>
          </table:table-cell>
          <table:table-cell table:style-name="ce11" table:formula="of:=LOWER( IF(AND([.B543]=0;[.C543]&lt;&gt;&quot;Column&quot;;[.C543]&lt;&gt;&quot;&quot;);&quot;LOAD CSV FROM &quot;&quot;file://&quot; &amp; [.A543] &amp; &quot;.csv&quot;&quot; as column create (n:&quot; &amp; [.A543] &amp; &quot; &quot;; &quot;&quot;) )">
            <text:p/>
          </table:table-cell>
          <table:table-cell table:formula="of:=IF(AND([.C543]&lt;&gt;&quot;&quot;;[.C543]&lt;&gt;&quot;Column&quot;);IF([.B543]=0;&quot;{&quot;;&quot;&quot;)&amp;[.C543]&amp;&quot;:column[&quot;&amp;[.B543]&amp;&quot;]&quot;&amp;IF([.B544]&lt;&gt;&quot;&quot;;&quot;,&quot;;&quot;})&quot;);&quot;&quot;)" office:value-type="string" office:string-value="rateuom:column[9]," calcext:value-type="string">
            <text:p>rateuom:column[9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43];1)" office:value-type="float" office:value="10" calcext:value-type="float">
            <text:p>10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544]=0;[.C544]&lt;&gt;&quot;Column&quot;;[.C544]&lt;&gt;&quot;&quot;);&quot;LOAD CSV FROM &quot;&quot;file://&quot; &amp; [.A544] &amp; &quot;.csv&quot;&quot; as column create (n:&quot; &amp; [.A544] &amp; &quot; &quot;; &quot;&quot;) )">
            <text:p/>
          </table:table-cell>
          <table:table-cell table:formula="of:=IF(AND([.C544]&lt;&gt;&quot;&quot;;[.C544]&lt;&gt;&quot;Column&quot;);IF([.B544]=0;&quot;{&quot;;&quot;&quot;)&amp;[.C544]&amp;&quot;:column[&quot;&amp;[.B544]&amp;&quot;]&quot;&amp;IF([.B545]&lt;&gt;&quot;&quot;;&quot;,&quot;;&quot;})&quot;);&quot;&quot;)" office:value-type="string" office:string-value="storetime:column[10]," calcext:value-type="string">
            <text:p>storetime:column[1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44];1)" office:value-type="float" office:value="11" calcext:value-type="float">
            <text:p>11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545]=0;[.C545]&lt;&gt;&quot;Column&quot;;[.C545]&lt;&gt;&quot;&quot;);&quot;LOAD CSV FROM &quot;&quot;file://&quot; &amp; [.A545] &amp; &quot;.csv&quot;&quot; as column create (n:&quot; &amp; [.A545] &amp; &quot; &quot;; &quot;&quot;) )">
            <text:p/>
          </table:table-cell>
          <table:table-cell table:formula="of:=IF(AND([.C545]&lt;&gt;&quot;&quot;;[.C545]&lt;&gt;&quot;Column&quot;);IF([.B545]=0;&quot;{&quot;;&quot;&quot;)&amp;[.C545]&amp;&quot;:column[&quot;&amp;[.B545]&amp;&quot;]&quot;&amp;IF([.B546]&lt;&gt;&quot;&quot;;&quot;,&quot;;&quot;})&quot;);&quot;&quot;)" office:value-type="string" office:string-value="cgid:column[11]," calcext:value-type="string">
            <text:p>cgid:column[1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45];1)" office:value-type="float" office:value="12" calcext:value-type="float">
            <text:p>12</text:p>
          </table:table-cell>
          <table:table-cell table:style-name="ce6" office:value-type="string" calcext:value-type="string">
            <text:p>orderid</text:p>
          </table:table-cell>
          <table:table-cell table:style-name="ce11" table:formula="of:=LOWER( IF(AND([.B546]=0;[.C546]&lt;&gt;&quot;Column&quot;;[.C546]&lt;&gt;&quot;&quot;);&quot;LOAD CSV FROM &quot;&quot;file://&quot; &amp; [.A546] &amp; &quot;.csv&quot;&quot; as column create (n:&quot; &amp; [.A546] &amp; &quot; &quot;; &quot;&quot;) )">
            <text:p/>
          </table:table-cell>
          <table:table-cell table:formula="of:=IF(AND([.C546]&lt;&gt;&quot;&quot;;[.C546]&lt;&gt;&quot;Column&quot;);IF([.B546]=0;&quot;{&quot;;&quot;&quot;)&amp;[.C546]&amp;&quot;:column[&quot;&amp;[.B546]&amp;&quot;]&quot;&amp;IF([.B547]&lt;&gt;&quot;&quot;;&quot;,&quot;;&quot;})&quot;);&quot;&quot;)" office:value-type="string" office:string-value="orderid:column[12]," calcext:value-type="string">
            <text:p>orderid:column[1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46];1)" office:value-type="float" office:value="13" calcext:value-type="float">
            <text:p>13</text:p>
          </table:table-cell>
          <table:table-cell table:style-name="ce6" office:value-type="string" calcext:value-type="string">
            <text:p>linkorderid</text:p>
          </table:table-cell>
          <table:table-cell table:style-name="ce11" table:formula="of:=LOWER( IF(AND([.B547]=0;[.C547]&lt;&gt;&quot;Column&quot;;[.C547]&lt;&gt;&quot;&quot;);&quot;LOAD CSV FROM &quot;&quot;file://&quot; &amp; [.A547] &amp; &quot;.csv&quot;&quot; as column create (n:&quot; &amp; [.A547] &amp; &quot; &quot;; &quot;&quot;) )">
            <text:p/>
          </table:table-cell>
          <table:table-cell table:formula="of:=IF(AND([.C547]&lt;&gt;&quot;&quot;;[.C547]&lt;&gt;&quot;Column&quot;);IF([.B547]=0;&quot;{&quot;;&quot;&quot;)&amp;[.C547]&amp;&quot;:column[&quot;&amp;[.B547]&amp;&quot;]&quot;&amp;IF([.B548]&lt;&gt;&quot;&quot;;&quot;,&quot;;&quot;})&quot;);&quot;&quot;)" office:value-type="string" office:string-value="linkorderid:column[13]," calcext:value-type="string">
            <text:p>linkorderid:column[1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47];1)" office:value-type="float" office:value="14" calcext:value-type="float">
            <text:p>14</text:p>
          </table:table-cell>
          <table:table-cell table:style-name="ce6" office:value-type="string" calcext:value-type="string">
            <text:p>stopped</text:p>
          </table:table-cell>
          <table:table-cell table:style-name="ce11" table:formula="of:=LOWER( IF(AND([.B548]=0;[.C548]&lt;&gt;&quot;Column&quot;;[.C548]&lt;&gt;&quot;&quot;);&quot;LOAD CSV FROM &quot;&quot;file://&quot; &amp; [.A548] &amp; &quot;.csv&quot;&quot; as column create (n:&quot; &amp; [.A548] &amp; &quot; &quot;; &quot;&quot;) )">
            <text:p/>
          </table:table-cell>
          <table:table-cell table:formula="of:=IF(AND([.C548]&lt;&gt;&quot;&quot;;[.C548]&lt;&gt;&quot;Column&quot;);IF([.B548]=0;&quot;{&quot;;&quot;&quot;)&amp;[.C548]&amp;&quot;:column[&quot;&amp;[.B548]&amp;&quot;]&quot;&amp;IF([.B549]&lt;&gt;&quot;&quot;;&quot;,&quot;;&quot;})&quot;);&quot;&quot;)" office:value-type="string" office:string-value="stopped:column[14]," calcext:value-type="string">
            <text:p>stopped:column[14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48];1)" office:value-type="float" office:value="15" calcext:value-type="float">
            <text:p>15</text:p>
          </table:table-cell>
          <table:table-cell table:style-name="ce6" office:value-type="string" calcext:value-type="string">
            <text:p>newbottle</text:p>
          </table:table-cell>
          <table:table-cell table:style-name="ce11" table:formula="of:=LOWER( IF(AND([.B549]=0;[.C549]&lt;&gt;&quot;Column&quot;;[.C549]&lt;&gt;&quot;&quot;);&quot;LOAD CSV FROM &quot;&quot;file://&quot; &amp; [.A549] &amp; &quot;.csv&quot;&quot; as column create (n:&quot; &amp; [.A549] &amp; &quot; &quot;; &quot;&quot;) )">
            <text:p/>
          </table:table-cell>
          <table:table-cell table:formula="of:=IF(AND([.C549]&lt;&gt;&quot;&quot;;[.C549]&lt;&gt;&quot;Column&quot;);IF([.B549]=0;&quot;{&quot;;&quot;&quot;)&amp;[.C549]&amp;&quot;:column[&quot;&amp;[.B549]&amp;&quot;]&quot;&amp;IF([.B550]&lt;&gt;&quot;&quot;;&quot;,&quot;;&quot;})&quot;);&quot;&quot;)" office:value-type="string" office:string-value="newbottle:column[15]," calcext:value-type="string">
            <text:p>newbottle:column[15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49];1)" office:value-type="float" office:value="16" calcext:value-type="float">
            <text:p>16</text:p>
          </table:table-cell>
          <table:table-cell table:style-name="ce6" office:value-type="string" calcext:value-type="string">
            <text:p>originalamount</text:p>
          </table:table-cell>
          <table:table-cell table:style-name="ce11" table:formula="of:=LOWER( IF(AND([.B550]=0;[.C550]&lt;&gt;&quot;Column&quot;;[.C550]&lt;&gt;&quot;&quot;);&quot;LOAD CSV FROM &quot;&quot;file://&quot; &amp; [.A550] &amp; &quot;.csv&quot;&quot; as column create (n:&quot; &amp; [.A550] &amp; &quot; &quot;; &quot;&quot;) )">
            <text:p/>
          </table:table-cell>
          <table:table-cell table:formula="of:=IF(AND([.C550]&lt;&gt;&quot;&quot;;[.C550]&lt;&gt;&quot;Column&quot;);IF([.B550]=0;&quot;{&quot;;&quot;&quot;)&amp;[.C550]&amp;&quot;:column[&quot;&amp;[.B550]&amp;&quot;]&quot;&amp;IF([.B551]&lt;&gt;&quot;&quot;;&quot;,&quot;;&quot;})&quot;);&quot;&quot;)" office:value-type="string" office:string-value="originalamount:column[16]," calcext:value-type="string">
            <text:p>originalamount:column[16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50];1)" office:value-type="float" office:value="17" calcext:value-type="float">
            <text:p>17</text:p>
          </table:table-cell>
          <table:table-cell table:style-name="ce6" office:value-type="string" calcext:value-type="string">
            <text:p>originalamountuom</text:p>
          </table:table-cell>
          <table:table-cell table:style-name="ce11" table:formula="of:=LOWER( IF(AND([.B551]=0;[.C551]&lt;&gt;&quot;Column&quot;;[.C551]&lt;&gt;&quot;&quot;);&quot;LOAD CSV FROM &quot;&quot;file://&quot; &amp; [.A551] &amp; &quot;.csv&quot;&quot; as column create (n:&quot; &amp; [.A551] &amp; &quot; &quot;; &quot;&quot;) )">
            <text:p/>
          </table:table-cell>
          <table:table-cell table:formula="of:=IF(AND([.C551]&lt;&gt;&quot;&quot;;[.C551]&lt;&gt;&quot;Column&quot;);IF([.B551]=0;&quot;{&quot;;&quot;&quot;)&amp;[.C551]&amp;&quot;:column[&quot;&amp;[.B551]&amp;&quot;]&quot;&amp;IF([.B552]&lt;&gt;&quot;&quot;;&quot;,&quot;;&quot;})&quot;);&quot;&quot;)" office:value-type="string" office:string-value="originalamountuom:column[17]," calcext:value-type="string">
            <text:p>originalamountuom:column[17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51];1)" office:value-type="float" office:value="18" calcext:value-type="float">
            <text:p>18</text:p>
          </table:table-cell>
          <table:table-cell table:style-name="ce6" office:value-type="string" calcext:value-type="string">
            <text:p>originalroute</text:p>
          </table:table-cell>
          <table:table-cell table:style-name="ce11" table:formula="of:=LOWER( IF(AND([.B552]=0;[.C552]&lt;&gt;&quot;Column&quot;;[.C552]&lt;&gt;&quot;&quot;);&quot;LOAD CSV FROM &quot;&quot;file://&quot; &amp; [.A552] &amp; &quot;.csv&quot;&quot; as column create (n:&quot; &amp; [.A552] &amp; &quot; &quot;; &quot;&quot;) )">
            <text:p/>
          </table:table-cell>
          <table:table-cell table:formula="of:=IF(AND([.C552]&lt;&gt;&quot;&quot;;[.C552]&lt;&gt;&quot;Column&quot;);IF([.B552]=0;&quot;{&quot;;&quot;&quot;)&amp;[.C552]&amp;&quot;:column[&quot;&amp;[.B552]&amp;&quot;]&quot;&amp;IF([.B553]&lt;&gt;&quot;&quot;;&quot;,&quot;;&quot;})&quot;);&quot;&quot;)" office:value-type="string" office:string-value="originalroute:column[18]," calcext:value-type="string">
            <text:p>originalroute:column[18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52];1)" office:value-type="float" office:value="19" calcext:value-type="float">
            <text:p>19</text:p>
          </table:table-cell>
          <table:table-cell table:style-name="ce6" office:value-type="string" calcext:value-type="string">
            <text:p>originalrate</text:p>
          </table:table-cell>
          <table:table-cell table:style-name="ce11" table:formula="of:=LOWER( IF(AND([.B553]=0;[.C553]&lt;&gt;&quot;Column&quot;;[.C553]&lt;&gt;&quot;&quot;);&quot;LOAD CSV FROM &quot;&quot;file://&quot; &amp; [.A553] &amp; &quot;.csv&quot;&quot; as column create (n:&quot; &amp; [.A553] &amp; &quot; &quot;; &quot;&quot;) )">
            <text:p/>
          </table:table-cell>
          <table:table-cell table:formula="of:=IF(AND([.C553]&lt;&gt;&quot;&quot;;[.C553]&lt;&gt;&quot;Column&quot;);IF([.B553]=0;&quot;{&quot;;&quot;&quot;)&amp;[.C553]&amp;&quot;:column[&quot;&amp;[.B553]&amp;&quot;]&quot;&amp;IF([.B554]&lt;&gt;&quot;&quot;;&quot;,&quot;;&quot;})&quot;);&quot;&quot;)" office:value-type="string" office:string-value="originalrate:column[19]," calcext:value-type="string">
            <text:p>originalrate:column[19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53];1)" office:value-type="float" office:value="20" calcext:value-type="float">
            <text:p>20</text:p>
          </table:table-cell>
          <table:table-cell table:style-name="ce6" office:value-type="string" calcext:value-type="string">
            <text:p>originalrateuom</text:p>
          </table:table-cell>
          <table:table-cell table:style-name="ce11" table:formula="of:=LOWER( IF(AND([.B554]=0;[.C554]&lt;&gt;&quot;Column&quot;;[.C554]&lt;&gt;&quot;&quot;);&quot;LOAD CSV FROM &quot;&quot;file://&quot; &amp; [.A554] &amp; &quot;.csv&quot;&quot; as column create (n:&quot; &amp; [.A554] &amp; &quot; &quot;; &quot;&quot;) )">
            <text:p/>
          </table:table-cell>
          <table:table-cell table:formula="of:=IF(AND([.C554]&lt;&gt;&quot;&quot;;[.C554]&lt;&gt;&quot;Column&quot;);IF([.B554]=0;&quot;{&quot;;&quot;&quot;)&amp;[.C554]&amp;&quot;:column[&quot;&amp;[.B554]&amp;&quot;]&quot;&amp;IF([.B555]&lt;&gt;&quot;&quot;;&quot;,&quot;;&quot;})&quot;);&quot;&quot;)" office:value-type="string" office:string-value="originalrateuom:column[20]," calcext:value-type="string">
            <text:p>originalrateuom:column[2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cv</text:p>
          </table:table-cell>
          <table:table-cell table:style-name="ce3" table:formula="of:=SUM([.B554];1)" office:value-type="float" office:value="21" calcext:value-type="float">
            <text:p>21</text:p>
          </table:table-cell>
          <table:table-cell table:style-name="ce6" office:value-type="string" calcext:value-type="string">
            <text:p>originalsite</text:p>
          </table:table-cell>
          <table:table-cell table:style-name="ce11" table:formula="of:=LOWER( IF(AND([.B555]=0;[.C555]&lt;&gt;&quot;Column&quot;;[.C555]&lt;&gt;&quot;&quot;);&quot;LOAD CSV FROM &quot;&quot;file://&quot; &amp; [.A555] &amp; &quot;.csv&quot;&quot; as column create (n:&quot; &amp; [.A555] &amp; &quot; &quot;; &quot;&quot;) )">
            <text:p/>
          </table:table-cell>
          <table:table-cell table:formula="of:=IF(AND([.C555]&lt;&gt;&quot;&quot;;[.C555]&lt;&gt;&quot;Column&quot;);IF([.B555]=0;&quot;{&quot;;&quot;&quot;)&amp;[.C555]&amp;&quot;:column[&quot;&amp;[.B555]&amp;&quot;]&quot;&amp;IF([.B556]&lt;&gt;&quot;&quot;;&quot;,&quot;;&quot;})&quot;);&quot;&quot;)" office:value-type="string" office:string-value="originalsite:column[21]})" calcext:value-type="string">
            <text:p>originalsite:column[21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56]=0;[.C556]&lt;&gt;&quot;Column&quot;;[.C556]&lt;&gt;&quot;&quot;);&quot;LOAD CSV FROM &quot;&quot;file://&quot; &amp; [.A556] &amp; &quot;.csv&quot;&quot; as column create (n:&quot; &amp; [.A556] &amp; &quot; &quot;; &quot;&quot;) )">
            <text:p/>
          </table:table-cell>
          <table:table-cell table:formula="of:=IF(AND([.C556]&lt;&gt;&quot;&quot;;[.C556]&lt;&gt;&quot;Column&quot;);IF([.B556]=0;&quot;{&quot;;&quot;&quot;)&amp;[.C556]&amp;&quot;:column[&quot;&amp;[.B556]&amp;&quot;]&quot;&amp;IF([.B55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57]=0;[.C557]&lt;&gt;&quot;Column&quot;;[.C557]&lt;&gt;&quot;&quot;);&quot;LOAD CSV FROM &quot;&quot;file://&quot; &amp; [.A557] &amp; &quot;.csv&quot;&quot; as column create (n:&quot; &amp; [.A557] &amp; &quot; &quot;; &quot;&quot;) )">
            <text:p/>
          </table:table-cell>
          <table:table-cell table:formula="of:=IF(AND([.C557]&lt;&gt;&quot;&quot;;[.C557]&lt;&gt;&quot;Column&quot;);IF([.B557]=0;&quot;{&quot;;&quot;&quot;)&amp;[.C557]&amp;&quot;:column[&quot;&amp;[.B557]&amp;&quot;]&quot;&amp;IF([.B55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58]=0;[.C558]&lt;&gt;&quot;Column&quot;;[.C558]&lt;&gt;&quot;&quot;);&quot;LOAD CSV FROM &quot;&quot;file://&quot; &amp; [.A558] &amp; &quot;.csv&quot;&quot; as column create (n:&quot; &amp; [.A558] &amp; &quot; &quot;; &quot;&quot;) )">
            <text:p/>
          </table:table-cell>
          <table:table-cell table:formula="of:=IF(AND([.C558]&lt;&gt;&quot;&quot;;[.C558]&lt;&gt;&quot;Column&quot;);IF([.B558]=0;&quot;{&quot;;&quot;&quot;)&amp;[.C558]&amp;&quot;:column[&quot;&amp;[.B558]&amp;&quot;]&quot;&amp;IF([.B55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59]=0;[.C559]&lt;&gt;&quot;Column&quot;;[.C559]&lt;&gt;&quot;&quot;);&quot;LOAD CSV FROM &quot;&quot;file://&quot; &amp; [.A559] &amp; &quot;.csv&quot;&quot; as column create (n:&quot; &amp; [.A559] &amp; &quot; &quot;; &quot;&quot;) )">
            <text:p/>
          </table:table-cell>
          <table:table-cell table:formula="of:=IF(AND([.C559]&lt;&gt;&quot;&quot;;[.C559]&lt;&gt;&quot;Column&quot;);IF([.B559]=0;&quot;{&quot;;&quot;&quot;)&amp;[.C559]&amp;&quot;:column[&quot;&amp;[.B559]&amp;&quot;]&quot;&amp;IF([.B56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60]=0;[.C560]&lt;&gt;&quot;Column&quot;;[.C560]&lt;&gt;&quot;&quot;);&quot;LOAD CSV FROM &quot;&quot;file://&quot; &amp; [.A560] &amp; &quot;.csv&quot;&quot; as column create (n:&quot; &amp; [.A560] &amp; &quot; &quot;; &quot;&quot;) )">
            <text:p/>
          </table:table-cell>
          <table:table-cell table:formula="of:=IF(AND([.C560]&lt;&gt;&quot;&quot;;[.C560]&lt;&gt;&quot;Column&quot;);IF([.B560]=0;&quot;{&quot;;&quot;&quot;)&amp;[.C560]&amp;&quot;:column[&quot;&amp;[.B560]&amp;&quot;]&quot;&amp;IF([.B56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561]=0;[.C561]&lt;&gt;&quot;Column&quot;;[.C561]&lt;&gt;&quot;&quot;);&quot;LOAD CSV FROM &quot;&quot;file://&quot; &amp; [.A561] &amp; &quot;.csv&quot;&quot; as column create (n:&quot; &amp; [.A561] &amp; &quot; &quot;; &quot;&quot;) )">
            <text:p/>
          </table:table-cell>
          <table:table-cell table:formula="of:=IF(AND([.C561]&lt;&gt;&quot;&quot;;[.C561]&lt;&gt;&quot;Column&quot;);IF([.B561]=0;&quot;{&quot;;&quot;&quot;)&amp;[.C561]&amp;&quot;:column[&quot;&amp;[.B561]&amp;&quot;]&quot;&amp;IF([.B56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562]=0;[.C562]&lt;&gt;&quot;Column&quot;;[.C562]&lt;&gt;&quot;&quot;);&quot;LOAD CSV FROM &quot;&quot;file://&quot; &amp; [.A562] &amp; &quot;.csv&quot;&quot; as column create (n:&quot; &amp; [.A562] &amp; &quot; &quot;; &quot;&quot;) )" office:value-type="string" office:string-value="load csv from &quot;file://inputevents_mv.csv&quot; as column create (n:inputevents_mv " calcext:value-type="string">
            <text:p>load csv from "file://inputevents_mv.csv" as column create (n:inputevents_mv </text:p>
          </table:table-cell>
          <table:table-cell table:formula="of:=IF(AND([.C562]&lt;&gt;&quot;&quot;;[.C562]&lt;&gt;&quot;Column&quot;);IF([.B562]=0;&quot;{&quot;;&quot;&quot;)&amp;[.C562]&amp;&quot;:column[&quot;&amp;[.B562]&amp;&quot;]&quot;&amp;IF([.B563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62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563]=0;[.C563]&lt;&gt;&quot;Column&quot;;[.C563]&lt;&gt;&quot;&quot;);&quot;LOAD CSV FROM &quot;&quot;file://&quot; &amp; [.A563] &amp; &quot;.csv&quot;&quot; as column create (n:&quot; &amp; [.A563] &amp; &quot; &quot;; &quot;&quot;) )">
            <text:p/>
          </table:table-cell>
          <table:table-cell table:formula="of:=IF(AND([.C563]&lt;&gt;&quot;&quot;;[.C563]&lt;&gt;&quot;Column&quot;);IF([.B563]=0;&quot;{&quot;;&quot;&quot;)&amp;[.C563]&amp;&quot;:column[&quot;&amp;[.B563]&amp;&quot;]&quot;&amp;IF([.B564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63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564]=0;[.C564]&lt;&gt;&quot;Column&quot;;[.C564]&lt;&gt;&quot;&quot;);&quot;LOAD CSV FROM &quot;&quot;file://&quot; &amp; [.A564] &amp; &quot;.csv&quot;&quot; as column create (n:&quot; &amp; [.A564] &amp; &quot; &quot;; &quot;&quot;) )">
            <text:p/>
          </table:table-cell>
          <table:table-cell table:formula="of:=IF(AND([.C564]&lt;&gt;&quot;&quot;;[.C564]&lt;&gt;&quot;Column&quot;);IF([.B564]=0;&quot;{&quot;;&quot;&quot;)&amp;[.C564]&amp;&quot;:column[&quot;&amp;[.B564]&amp;&quot;]&quot;&amp;IF([.B565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64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565]=0;[.C565]&lt;&gt;&quot;Column&quot;;[.C565]&lt;&gt;&quot;&quot;);&quot;LOAD CSV FROM &quot;&quot;file://&quot; &amp; [.A565] &amp; &quot;.csv&quot;&quot; as column create (n:&quot; &amp; [.A565] &amp; &quot; &quot;; &quot;&quot;) )">
            <text:p/>
          </table:table-cell>
          <table:table-cell table:formula="of:=IF(AND([.C565]&lt;&gt;&quot;&quot;;[.C565]&lt;&gt;&quot;Column&quot;);IF([.B565]=0;&quot;{&quot;;&quot;&quot;)&amp;[.C565]&amp;&quot;:column[&quot;&amp;[.B565]&amp;&quot;]&quot;&amp;IF([.B566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65];1)" office:value-type="float" office:value="4" calcext:value-type="float">
            <text:p>4</text:p>
          </table:table-cell>
          <table:table-cell table:style-name="ce6" office:value-type="string" calcext:value-type="string">
            <text:p>starttime</text:p>
          </table:table-cell>
          <table:table-cell table:style-name="ce11" table:formula="of:=LOWER( IF(AND([.B566]=0;[.C566]&lt;&gt;&quot;Column&quot;;[.C566]&lt;&gt;&quot;&quot;);&quot;LOAD CSV FROM &quot;&quot;file://&quot; &amp; [.A566] &amp; &quot;.csv&quot;&quot; as column create (n:&quot; &amp; [.A566] &amp; &quot; &quot;; &quot;&quot;) )">
            <text:p/>
          </table:table-cell>
          <table:table-cell table:formula="of:=IF(AND([.C566]&lt;&gt;&quot;&quot;;[.C566]&lt;&gt;&quot;Column&quot;);IF([.B566]=0;&quot;{&quot;;&quot;&quot;)&amp;[.C566]&amp;&quot;:column[&quot;&amp;[.B566]&amp;&quot;]&quot;&amp;IF([.B567]&lt;&gt;&quot;&quot;;&quot;,&quot;;&quot;})&quot;);&quot;&quot;)" office:value-type="string" office:string-value="starttime:column[4]," calcext:value-type="string">
            <text:p>starttime:column[4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66];1)" office:value-type="float" office:value="5" calcext:value-type="float">
            <text:p>5</text:p>
          </table:table-cell>
          <table:table-cell table:style-name="ce6" office:value-type="string" calcext:value-type="string">
            <text:p>endtime</text:p>
          </table:table-cell>
          <table:table-cell table:style-name="ce11" table:formula="of:=LOWER( IF(AND([.B567]=0;[.C567]&lt;&gt;&quot;Column&quot;;[.C567]&lt;&gt;&quot;&quot;);&quot;LOAD CSV FROM &quot;&quot;file://&quot; &amp; [.A567] &amp; &quot;.csv&quot;&quot; as column create (n:&quot; &amp; [.A567] &amp; &quot; &quot;; &quot;&quot;) )">
            <text:p/>
          </table:table-cell>
          <table:table-cell table:formula="of:=IF(AND([.C567]&lt;&gt;&quot;&quot;;[.C567]&lt;&gt;&quot;Column&quot;);IF([.B567]=0;&quot;{&quot;;&quot;&quot;)&amp;[.C567]&amp;&quot;:column[&quot;&amp;[.B567]&amp;&quot;]&quot;&amp;IF([.B568]&lt;&gt;&quot;&quot;;&quot;,&quot;;&quot;})&quot;);&quot;&quot;)" office:value-type="string" office:string-value="endtime:column[5]," calcext:value-type="string">
            <text:p>endtime:column[5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67];1)" office:value-type="float" office:value="6" calcext:value-type="float">
            <text:p>6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568]=0;[.C568]&lt;&gt;&quot;Column&quot;;[.C568]&lt;&gt;&quot;&quot;);&quot;LOAD CSV FROM &quot;&quot;file://&quot; &amp; [.A568] &amp; &quot;.csv&quot;&quot; as column create (n:&quot; &amp; [.A568] &amp; &quot; &quot;; &quot;&quot;) )">
            <text:p/>
          </table:table-cell>
          <table:table-cell table:formula="of:=IF(AND([.C568]&lt;&gt;&quot;&quot;;[.C568]&lt;&gt;&quot;Column&quot;);IF([.B568]=0;&quot;{&quot;;&quot;&quot;)&amp;[.C568]&amp;&quot;:column[&quot;&amp;[.B568]&amp;&quot;]&quot;&amp;IF([.B569]&lt;&gt;&quot;&quot;;&quot;,&quot;;&quot;})&quot;);&quot;&quot;)" office:value-type="string" office:string-value="itemid:column[6]," calcext:value-type="string">
            <text:p>itemid:column[6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68];1)" office:value-type="float" office:value="7" calcext:value-type="float">
            <text:p>7</text:p>
          </table:table-cell>
          <table:table-cell table:style-name="ce6" office:value-type="string" calcext:value-type="string">
            <text:p>amount</text:p>
          </table:table-cell>
          <table:table-cell table:style-name="ce11" table:formula="of:=LOWER( IF(AND([.B569]=0;[.C569]&lt;&gt;&quot;Column&quot;;[.C569]&lt;&gt;&quot;&quot;);&quot;LOAD CSV FROM &quot;&quot;file://&quot; &amp; [.A569] &amp; &quot;.csv&quot;&quot; as column create (n:&quot; &amp; [.A569] &amp; &quot; &quot;; &quot;&quot;) )">
            <text:p/>
          </table:table-cell>
          <table:table-cell table:formula="of:=IF(AND([.C569]&lt;&gt;&quot;&quot;;[.C569]&lt;&gt;&quot;Column&quot;);IF([.B569]=0;&quot;{&quot;;&quot;&quot;)&amp;[.C569]&amp;&quot;:column[&quot;&amp;[.B569]&amp;&quot;]&quot;&amp;IF([.B570]&lt;&gt;&quot;&quot;;&quot;,&quot;;&quot;})&quot;);&quot;&quot;)" office:value-type="string" office:string-value="amount:column[7]," calcext:value-type="string">
            <text:p>amount:column[7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69];1)" office:value-type="float" office:value="8" calcext:value-type="float">
            <text:p>8</text:p>
          </table:table-cell>
          <table:table-cell table:style-name="ce6" office:value-type="string" calcext:value-type="string">
            <text:p>amountuom</text:p>
          </table:table-cell>
          <table:table-cell table:style-name="ce11" table:formula="of:=LOWER( IF(AND([.B570]=0;[.C570]&lt;&gt;&quot;Column&quot;;[.C570]&lt;&gt;&quot;&quot;);&quot;LOAD CSV FROM &quot;&quot;file://&quot; &amp; [.A570] &amp; &quot;.csv&quot;&quot; as column create (n:&quot; &amp; [.A570] &amp; &quot; &quot;; &quot;&quot;) )">
            <text:p/>
          </table:table-cell>
          <table:table-cell table:formula="of:=IF(AND([.C570]&lt;&gt;&quot;&quot;;[.C570]&lt;&gt;&quot;Column&quot;);IF([.B570]=0;&quot;{&quot;;&quot;&quot;)&amp;[.C570]&amp;&quot;:column[&quot;&amp;[.B570]&amp;&quot;]&quot;&amp;IF([.B571]&lt;&gt;&quot;&quot;;&quot;,&quot;;&quot;})&quot;);&quot;&quot;)" office:value-type="string" office:string-value="amountuom:column[8]," calcext:value-type="string">
            <text:p>amountuom:column[8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70];1)" office:value-type="float" office:value="9" calcext:value-type="float">
            <text:p>9</text:p>
          </table:table-cell>
          <table:table-cell table:style-name="ce6" office:value-type="string" calcext:value-type="string">
            <text:p>rate</text:p>
          </table:table-cell>
          <table:table-cell table:style-name="ce11" table:formula="of:=LOWER( IF(AND([.B571]=0;[.C571]&lt;&gt;&quot;Column&quot;;[.C571]&lt;&gt;&quot;&quot;);&quot;LOAD CSV FROM &quot;&quot;file://&quot; &amp; [.A571] &amp; &quot;.csv&quot;&quot; as column create (n:&quot; &amp; [.A571] &amp; &quot; &quot;; &quot;&quot;) )">
            <text:p/>
          </table:table-cell>
          <table:table-cell table:formula="of:=IF(AND([.C571]&lt;&gt;&quot;&quot;;[.C571]&lt;&gt;&quot;Column&quot;);IF([.B571]=0;&quot;{&quot;;&quot;&quot;)&amp;[.C571]&amp;&quot;:column[&quot;&amp;[.B571]&amp;&quot;]&quot;&amp;IF([.B572]&lt;&gt;&quot;&quot;;&quot;,&quot;;&quot;})&quot;);&quot;&quot;)" office:value-type="string" office:string-value="rate:column[9]," calcext:value-type="string">
            <text:p>rate:column[9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71];1)" office:value-type="float" office:value="10" calcext:value-type="float">
            <text:p>10</text:p>
          </table:table-cell>
          <table:table-cell table:style-name="ce6" office:value-type="string" calcext:value-type="string">
            <text:p>rateuom</text:p>
          </table:table-cell>
          <table:table-cell table:style-name="ce11" table:formula="of:=LOWER( IF(AND([.B572]=0;[.C572]&lt;&gt;&quot;Column&quot;;[.C572]&lt;&gt;&quot;&quot;);&quot;LOAD CSV FROM &quot;&quot;file://&quot; &amp; [.A572] &amp; &quot;.csv&quot;&quot; as column create (n:&quot; &amp; [.A572] &amp; &quot; &quot;; &quot;&quot;) )">
            <text:p/>
          </table:table-cell>
          <table:table-cell table:formula="of:=IF(AND([.C572]&lt;&gt;&quot;&quot;;[.C572]&lt;&gt;&quot;Column&quot;);IF([.B572]=0;&quot;{&quot;;&quot;&quot;)&amp;[.C572]&amp;&quot;:column[&quot;&amp;[.B572]&amp;&quot;]&quot;&amp;IF([.B573]&lt;&gt;&quot;&quot;;&quot;,&quot;;&quot;})&quot;);&quot;&quot;)" office:value-type="string" office:string-value="rateuom:column[10]," calcext:value-type="string">
            <text:p>rateuom:column[1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72];1)" office:value-type="float" office:value="11" calcext:value-type="float">
            <text:p>11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573]=0;[.C573]&lt;&gt;&quot;Column&quot;;[.C573]&lt;&gt;&quot;&quot;);&quot;LOAD CSV FROM &quot;&quot;file://&quot; &amp; [.A573] &amp; &quot;.csv&quot;&quot; as column create (n:&quot; &amp; [.A573] &amp; &quot; &quot;; &quot;&quot;) )">
            <text:p/>
          </table:table-cell>
          <table:table-cell table:formula="of:=IF(AND([.C573]&lt;&gt;&quot;&quot;;[.C573]&lt;&gt;&quot;Column&quot;);IF([.B573]=0;&quot;{&quot;;&quot;&quot;)&amp;[.C573]&amp;&quot;:column[&quot;&amp;[.B573]&amp;&quot;]&quot;&amp;IF([.B574]&lt;&gt;&quot;&quot;;&quot;,&quot;;&quot;})&quot;);&quot;&quot;)" office:value-type="string" office:string-value="storetime:column[11]," calcext:value-type="string">
            <text:p>storetime:column[1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73];1)" office:value-type="float" office:value="12" calcext:value-type="float">
            <text:p>12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574]=0;[.C574]&lt;&gt;&quot;Column&quot;;[.C574]&lt;&gt;&quot;&quot;);&quot;LOAD CSV FROM &quot;&quot;file://&quot; &amp; [.A574] &amp; &quot;.csv&quot;&quot; as column create (n:&quot; &amp; [.A574] &amp; &quot; &quot;; &quot;&quot;) )">
            <text:p/>
          </table:table-cell>
          <table:table-cell table:formula="of:=IF(AND([.C574]&lt;&gt;&quot;&quot;;[.C574]&lt;&gt;&quot;Column&quot;);IF([.B574]=0;&quot;{&quot;;&quot;&quot;)&amp;[.C574]&amp;&quot;:column[&quot;&amp;[.B574]&amp;&quot;]&quot;&amp;IF([.B575]&lt;&gt;&quot;&quot;;&quot;,&quot;;&quot;})&quot;);&quot;&quot;)" office:value-type="string" office:string-value="cgid:column[12]," calcext:value-type="string">
            <text:p>cgid:column[1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74];1)" office:value-type="float" office:value="13" calcext:value-type="float">
            <text:p>13</text:p>
          </table:table-cell>
          <table:table-cell table:style-name="ce6" office:value-type="string" calcext:value-type="string">
            <text:p>orderid</text:p>
          </table:table-cell>
          <table:table-cell table:style-name="ce11" table:formula="of:=LOWER( IF(AND([.B575]=0;[.C575]&lt;&gt;&quot;Column&quot;;[.C575]&lt;&gt;&quot;&quot;);&quot;LOAD CSV FROM &quot;&quot;file://&quot; &amp; [.A575] &amp; &quot;.csv&quot;&quot; as column create (n:&quot; &amp; [.A575] &amp; &quot; &quot;; &quot;&quot;) )">
            <text:p/>
          </table:table-cell>
          <table:table-cell table:formula="of:=IF(AND([.C575]&lt;&gt;&quot;&quot;;[.C575]&lt;&gt;&quot;Column&quot;);IF([.B575]=0;&quot;{&quot;;&quot;&quot;)&amp;[.C575]&amp;&quot;:column[&quot;&amp;[.B575]&amp;&quot;]&quot;&amp;IF([.B576]&lt;&gt;&quot;&quot;;&quot;,&quot;;&quot;})&quot;);&quot;&quot;)" office:value-type="string" office:string-value="orderid:column[13]," calcext:value-type="string">
            <text:p>orderid:column[1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75];1)" office:value-type="float" office:value="14" calcext:value-type="float">
            <text:p>14</text:p>
          </table:table-cell>
          <table:table-cell table:style-name="ce6" office:value-type="string" calcext:value-type="string">
            <text:p>linkorderid</text:p>
          </table:table-cell>
          <table:table-cell table:style-name="ce11" table:formula="of:=LOWER( IF(AND([.B576]=0;[.C576]&lt;&gt;&quot;Column&quot;;[.C576]&lt;&gt;&quot;&quot;);&quot;LOAD CSV FROM &quot;&quot;file://&quot; &amp; [.A576] &amp; &quot;.csv&quot;&quot; as column create (n:&quot; &amp; [.A576] &amp; &quot; &quot;; &quot;&quot;) )">
            <text:p/>
          </table:table-cell>
          <table:table-cell table:formula="of:=IF(AND([.C576]&lt;&gt;&quot;&quot;;[.C576]&lt;&gt;&quot;Column&quot;);IF([.B576]=0;&quot;{&quot;;&quot;&quot;)&amp;[.C576]&amp;&quot;:column[&quot;&amp;[.B576]&amp;&quot;]&quot;&amp;IF([.B577]&lt;&gt;&quot;&quot;;&quot;,&quot;;&quot;})&quot;);&quot;&quot;)" office:value-type="string" office:string-value="linkorderid:column[14]," calcext:value-type="string">
            <text:p>linkorderid:column[14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76];1)" office:value-type="float" office:value="15" calcext:value-type="float">
            <text:p>15</text:p>
          </table:table-cell>
          <table:table-cell table:style-name="ce6" office:value-type="string" calcext:value-type="string">
            <text:p>ordercategoryname</text:p>
          </table:table-cell>
          <table:table-cell table:style-name="ce11" table:formula="of:=LOWER( IF(AND([.B577]=0;[.C577]&lt;&gt;&quot;Column&quot;;[.C577]&lt;&gt;&quot;&quot;);&quot;LOAD CSV FROM &quot;&quot;file://&quot; &amp; [.A577] &amp; &quot;.csv&quot;&quot; as column create (n:&quot; &amp; [.A577] &amp; &quot; &quot;; &quot;&quot;) )">
            <text:p/>
          </table:table-cell>
          <table:table-cell table:formula="of:=IF(AND([.C577]&lt;&gt;&quot;&quot;;[.C577]&lt;&gt;&quot;Column&quot;);IF([.B577]=0;&quot;{&quot;;&quot;&quot;)&amp;[.C577]&amp;&quot;:column[&quot;&amp;[.B577]&amp;&quot;]&quot;&amp;IF([.B578]&lt;&gt;&quot;&quot;;&quot;,&quot;;&quot;})&quot;);&quot;&quot;)" office:value-type="string" office:string-value="ordercategoryname:column[15]," calcext:value-type="string">
            <text:p>ordercategoryname:column[15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77];1)" office:value-type="float" office:value="16" calcext:value-type="float">
            <text:p>16</text:p>
          </table:table-cell>
          <table:table-cell table:style-name="ce6" office:value-type="string" calcext:value-type="string">
            <text:p>secondaryordercategoryname</text:p>
          </table:table-cell>
          <table:table-cell table:style-name="ce11" table:formula="of:=LOWER( IF(AND([.B578]=0;[.C578]&lt;&gt;&quot;Column&quot;;[.C578]&lt;&gt;&quot;&quot;);&quot;LOAD CSV FROM &quot;&quot;file://&quot; &amp; [.A578] &amp; &quot;.csv&quot;&quot; as column create (n:&quot; &amp; [.A578] &amp; &quot; &quot;; &quot;&quot;) )">
            <text:p/>
          </table:table-cell>
          <table:table-cell table:formula="of:=IF(AND([.C578]&lt;&gt;&quot;&quot;;[.C578]&lt;&gt;&quot;Column&quot;);IF([.B578]=0;&quot;{&quot;;&quot;&quot;)&amp;[.C578]&amp;&quot;:column[&quot;&amp;[.B578]&amp;&quot;]&quot;&amp;IF([.B579]&lt;&gt;&quot;&quot;;&quot;,&quot;;&quot;})&quot;);&quot;&quot;)" office:value-type="string" office:string-value="secondaryordercategoryname:column[16]," calcext:value-type="string">
            <text:p>secondaryordercategoryname:column[16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78];1)" office:value-type="float" office:value="17" calcext:value-type="float">
            <text:p>17</text:p>
          </table:table-cell>
          <table:table-cell table:style-name="ce6" office:value-type="string" calcext:value-type="string">
            <text:p>ordercomponenttypedescription</text:p>
          </table:table-cell>
          <table:table-cell table:style-name="ce11" table:formula="of:=LOWER( IF(AND([.B579]=0;[.C579]&lt;&gt;&quot;Column&quot;;[.C579]&lt;&gt;&quot;&quot;);&quot;LOAD CSV FROM &quot;&quot;file://&quot; &amp; [.A579] &amp; &quot;.csv&quot;&quot; as column create (n:&quot; &amp; [.A579] &amp; &quot; &quot;; &quot;&quot;) )">
            <text:p/>
          </table:table-cell>
          <table:table-cell table:formula="of:=IF(AND([.C579]&lt;&gt;&quot;&quot;;[.C579]&lt;&gt;&quot;Column&quot;);IF([.B579]=0;&quot;{&quot;;&quot;&quot;)&amp;[.C579]&amp;&quot;:column[&quot;&amp;[.B579]&amp;&quot;]&quot;&amp;IF([.B580]&lt;&gt;&quot;&quot;;&quot;,&quot;;&quot;})&quot;);&quot;&quot;)" office:value-type="string" office:string-value="ordercomponenttypedescription:column[17]," calcext:value-type="string">
            <text:p>ordercomponenttypedescription:column[17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79];1)" office:value-type="float" office:value="18" calcext:value-type="float">
            <text:p>18</text:p>
          </table:table-cell>
          <table:table-cell table:style-name="ce6" office:value-type="string" calcext:value-type="string">
            <text:p>ordercategorydescription</text:p>
          </table:table-cell>
          <table:table-cell table:style-name="ce11" table:formula="of:=LOWER( IF(AND([.B580]=0;[.C580]&lt;&gt;&quot;Column&quot;;[.C580]&lt;&gt;&quot;&quot;);&quot;LOAD CSV FROM &quot;&quot;file://&quot; &amp; [.A580] &amp; &quot;.csv&quot;&quot; as column create (n:&quot; &amp; [.A580] &amp; &quot; &quot;; &quot;&quot;) )">
            <text:p/>
          </table:table-cell>
          <table:table-cell table:formula="of:=IF(AND([.C580]&lt;&gt;&quot;&quot;;[.C580]&lt;&gt;&quot;Column&quot;);IF([.B580]=0;&quot;{&quot;;&quot;&quot;)&amp;[.C580]&amp;&quot;:column[&quot;&amp;[.B580]&amp;&quot;]&quot;&amp;IF([.B581]&lt;&gt;&quot;&quot;;&quot;,&quot;;&quot;})&quot;);&quot;&quot;)" office:value-type="string" office:string-value="ordercategorydescription:column[18]," calcext:value-type="string">
            <text:p>ordercategorydescription:column[18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80];1)" office:value-type="float" office:value="19" calcext:value-type="float">
            <text:p>19</text:p>
          </table:table-cell>
          <table:table-cell table:style-name="ce6" office:value-type="string" calcext:value-type="string">
            <text:p>patientweight</text:p>
          </table:table-cell>
          <table:table-cell table:style-name="ce11" table:formula="of:=LOWER( IF(AND([.B581]=0;[.C581]&lt;&gt;&quot;Column&quot;;[.C581]&lt;&gt;&quot;&quot;);&quot;LOAD CSV FROM &quot;&quot;file://&quot; &amp; [.A581] &amp; &quot;.csv&quot;&quot; as column create (n:&quot; &amp; [.A581] &amp; &quot; &quot;; &quot;&quot;) )">
            <text:p/>
          </table:table-cell>
          <table:table-cell table:formula="of:=IF(AND([.C581]&lt;&gt;&quot;&quot;;[.C581]&lt;&gt;&quot;Column&quot;);IF([.B581]=0;&quot;{&quot;;&quot;&quot;)&amp;[.C581]&amp;&quot;:column[&quot;&amp;[.B581]&amp;&quot;]&quot;&amp;IF([.B582]&lt;&gt;&quot;&quot;;&quot;,&quot;;&quot;})&quot;);&quot;&quot;)" office:value-type="string" office:string-value="patientweight:column[19]," calcext:value-type="string">
            <text:p>patientweight:column[19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81];1)" office:value-type="float" office:value="20" calcext:value-type="float">
            <text:p>20</text:p>
          </table:table-cell>
          <table:table-cell table:style-name="ce6" office:value-type="string" calcext:value-type="string">
            <text:p>totalamount</text:p>
          </table:table-cell>
          <table:table-cell table:style-name="ce11" table:formula="of:=LOWER( IF(AND([.B582]=0;[.C582]&lt;&gt;&quot;Column&quot;;[.C582]&lt;&gt;&quot;&quot;);&quot;LOAD CSV FROM &quot;&quot;file://&quot; &amp; [.A582] &amp; &quot;.csv&quot;&quot; as column create (n:&quot; &amp; [.A582] &amp; &quot; &quot;; &quot;&quot;) )">
            <text:p/>
          </table:table-cell>
          <table:table-cell table:formula="of:=IF(AND([.C582]&lt;&gt;&quot;&quot;;[.C582]&lt;&gt;&quot;Column&quot;);IF([.B582]=0;&quot;{&quot;;&quot;&quot;)&amp;[.C582]&amp;&quot;:column[&quot;&amp;[.B582]&amp;&quot;]&quot;&amp;IF([.B583]&lt;&gt;&quot;&quot;;&quot;,&quot;;&quot;})&quot;);&quot;&quot;)" office:value-type="string" office:string-value="totalamount:column[20]," calcext:value-type="string">
            <text:p>totalamount:column[2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82];1)" office:value-type="float" office:value="21" calcext:value-type="float">
            <text:p>21</text:p>
          </table:table-cell>
          <table:table-cell table:style-name="ce6" office:value-type="string" calcext:value-type="string">
            <text:p>totalamountuom</text:p>
          </table:table-cell>
          <table:table-cell table:style-name="ce11" table:formula="of:=LOWER( IF(AND([.B583]=0;[.C583]&lt;&gt;&quot;Column&quot;;[.C583]&lt;&gt;&quot;&quot;);&quot;LOAD CSV FROM &quot;&quot;file://&quot; &amp; [.A583] &amp; &quot;.csv&quot;&quot; as column create (n:&quot; &amp; [.A583] &amp; &quot; &quot;; &quot;&quot;) )">
            <text:p/>
          </table:table-cell>
          <table:table-cell table:formula="of:=IF(AND([.C583]&lt;&gt;&quot;&quot;;[.C583]&lt;&gt;&quot;Column&quot;);IF([.B583]=0;&quot;{&quot;;&quot;&quot;)&amp;[.C583]&amp;&quot;:column[&quot;&amp;[.B583]&amp;&quot;]&quot;&amp;IF([.B584]&lt;&gt;&quot;&quot;;&quot;,&quot;;&quot;})&quot;);&quot;&quot;)" office:value-type="string" office:string-value="totalamountuom:column[21]," calcext:value-type="string">
            <text:p>totalamountuom:column[2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83];1)" office:value-type="float" office:value="22" calcext:value-type="float">
            <text:p>22</text:p>
          </table:table-cell>
          <table:table-cell table:style-name="ce6" office:value-type="string" calcext:value-type="string">
            <text:p>isopenbag</text:p>
          </table:table-cell>
          <table:table-cell table:style-name="ce11" table:formula="of:=LOWER( IF(AND([.B584]=0;[.C584]&lt;&gt;&quot;Column&quot;;[.C584]&lt;&gt;&quot;&quot;);&quot;LOAD CSV FROM &quot;&quot;file://&quot; &amp; [.A584] &amp; &quot;.csv&quot;&quot; as column create (n:&quot; &amp; [.A584] &amp; &quot; &quot;; &quot;&quot;) )">
            <text:p/>
          </table:table-cell>
          <table:table-cell table:formula="of:=IF(AND([.C584]&lt;&gt;&quot;&quot;;[.C584]&lt;&gt;&quot;Column&quot;);IF([.B584]=0;&quot;{&quot;;&quot;&quot;)&amp;[.C584]&amp;&quot;:column[&quot;&amp;[.B584]&amp;&quot;]&quot;&amp;IF([.B585]&lt;&gt;&quot;&quot;;&quot;,&quot;;&quot;})&quot;);&quot;&quot;)" office:value-type="string" office:string-value="isopenbag:column[22]," calcext:value-type="string">
            <text:p>isopenbag:column[2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84];1)" office:value-type="float" office:value="23" calcext:value-type="float">
            <text:p>23</text:p>
          </table:table-cell>
          <table:table-cell table:style-name="ce6" office:value-type="string" calcext:value-type="string">
            <text:p>continueinnextdept</text:p>
          </table:table-cell>
          <table:table-cell table:style-name="ce11" table:formula="of:=LOWER( IF(AND([.B585]=0;[.C585]&lt;&gt;&quot;Column&quot;;[.C585]&lt;&gt;&quot;&quot;);&quot;LOAD CSV FROM &quot;&quot;file://&quot; &amp; [.A585] &amp; &quot;.csv&quot;&quot; as column create (n:&quot; &amp; [.A585] &amp; &quot; &quot;; &quot;&quot;) )">
            <text:p/>
          </table:table-cell>
          <table:table-cell table:formula="of:=IF(AND([.C585]&lt;&gt;&quot;&quot;;[.C585]&lt;&gt;&quot;Column&quot;);IF([.B585]=0;&quot;{&quot;;&quot;&quot;)&amp;[.C585]&amp;&quot;:column[&quot;&amp;[.B585]&amp;&quot;]&quot;&amp;IF([.B586]&lt;&gt;&quot;&quot;;&quot;,&quot;;&quot;})&quot;);&quot;&quot;)" office:value-type="string" office:string-value="continueinnextdept:column[23]," calcext:value-type="string">
            <text:p>continueinnextdept:column[2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85];1)" office:value-type="float" office:value="24" calcext:value-type="float">
            <text:p>24</text:p>
          </table:table-cell>
          <table:table-cell table:style-name="ce6" office:value-type="string" calcext:value-type="string">
            <text:p>cancelreason</text:p>
          </table:table-cell>
          <table:table-cell table:style-name="ce11" table:formula="of:=LOWER( IF(AND([.B586]=0;[.C586]&lt;&gt;&quot;Column&quot;;[.C586]&lt;&gt;&quot;&quot;);&quot;LOAD CSV FROM &quot;&quot;file://&quot; &amp; [.A586] &amp; &quot;.csv&quot;&quot; as column create (n:&quot; &amp; [.A586] &amp; &quot; &quot;; &quot;&quot;) )">
            <text:p/>
          </table:table-cell>
          <table:table-cell table:formula="of:=IF(AND([.C586]&lt;&gt;&quot;&quot;;[.C586]&lt;&gt;&quot;Column&quot;);IF([.B586]=0;&quot;{&quot;;&quot;&quot;)&amp;[.C586]&amp;&quot;:column[&quot;&amp;[.B586]&amp;&quot;]&quot;&amp;IF([.B587]&lt;&gt;&quot;&quot;;&quot;,&quot;;&quot;})&quot;);&quot;&quot;)" office:value-type="string" office:string-value="cancelreason:column[24]," calcext:value-type="string">
            <text:p>cancelreason:column[24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86];1)" office:value-type="float" office:value="25" calcext:value-type="float">
            <text:p>25</text:p>
          </table:table-cell>
          <table:table-cell table:style-name="ce6" office:value-type="string" calcext:value-type="string">
            <text:p>statusdescription</text:p>
          </table:table-cell>
          <table:table-cell table:style-name="ce11" table:formula="of:=LOWER( IF(AND([.B587]=0;[.C587]&lt;&gt;&quot;Column&quot;;[.C587]&lt;&gt;&quot;&quot;);&quot;LOAD CSV FROM &quot;&quot;file://&quot; &amp; [.A587] &amp; &quot;.csv&quot;&quot; as column create (n:&quot; &amp; [.A587] &amp; &quot; &quot;; &quot;&quot;) )">
            <text:p/>
          </table:table-cell>
          <table:table-cell table:formula="of:=IF(AND([.C587]&lt;&gt;&quot;&quot;;[.C587]&lt;&gt;&quot;Column&quot;);IF([.B587]=0;&quot;{&quot;;&quot;&quot;)&amp;[.C587]&amp;&quot;:column[&quot;&amp;[.B587]&amp;&quot;]&quot;&amp;IF([.B588]&lt;&gt;&quot;&quot;;&quot;,&quot;;&quot;})&quot;);&quot;&quot;)" office:value-type="string" office:string-value="statusdescription:column[25]," calcext:value-type="string">
            <text:p>statusdescription:column[25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87];1)" office:value-type="float" office:value="26" calcext:value-type="float">
            <text:p>26</text:p>
          </table:table-cell>
          <table:table-cell table:style-name="ce6" office:value-type="string" calcext:value-type="string">
            <text:p>comments_editedby</text:p>
          </table:table-cell>
          <table:table-cell table:style-name="ce11" table:formula="of:=LOWER( IF(AND([.B588]=0;[.C588]&lt;&gt;&quot;Column&quot;;[.C588]&lt;&gt;&quot;&quot;);&quot;LOAD CSV FROM &quot;&quot;file://&quot; &amp; [.A588] &amp; &quot;.csv&quot;&quot; as column create (n:&quot; &amp; [.A588] &amp; &quot; &quot;; &quot;&quot;) )">
            <text:p/>
          </table:table-cell>
          <table:table-cell table:formula="of:=IF(AND([.C588]&lt;&gt;&quot;&quot;;[.C588]&lt;&gt;&quot;Column&quot;);IF([.B588]=0;&quot;{&quot;;&quot;&quot;)&amp;[.C588]&amp;&quot;:column[&quot;&amp;[.B588]&amp;&quot;]&quot;&amp;IF([.B589]&lt;&gt;&quot;&quot;;&quot;,&quot;;&quot;})&quot;);&quot;&quot;)" office:value-type="string" office:string-value="comments_editedby:column[26]," calcext:value-type="string">
            <text:p>comments_editedby:column[26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88];1)" office:value-type="float" office:value="27" calcext:value-type="float">
            <text:p>27</text:p>
          </table:table-cell>
          <table:table-cell table:style-name="ce6" office:value-type="string" calcext:value-type="string">
            <text:p>comments_canceledby</text:p>
          </table:table-cell>
          <table:table-cell table:style-name="ce11" table:formula="of:=LOWER( IF(AND([.B589]=0;[.C589]&lt;&gt;&quot;Column&quot;;[.C589]&lt;&gt;&quot;&quot;);&quot;LOAD CSV FROM &quot;&quot;file://&quot; &amp; [.A589] &amp; &quot;.csv&quot;&quot; as column create (n:&quot; &amp; [.A589] &amp; &quot; &quot;; &quot;&quot;) )">
            <text:p/>
          </table:table-cell>
          <table:table-cell table:formula="of:=IF(AND([.C589]&lt;&gt;&quot;&quot;;[.C589]&lt;&gt;&quot;Column&quot;);IF([.B589]=0;&quot;{&quot;;&quot;&quot;)&amp;[.C589]&amp;&quot;:column[&quot;&amp;[.B589]&amp;&quot;]&quot;&amp;IF([.B590]&lt;&gt;&quot;&quot;;&quot;,&quot;;&quot;})&quot;);&quot;&quot;)" office:value-type="string" office:string-value="comments_canceledby:column[27]," calcext:value-type="string">
            <text:p>comments_canceledby:column[27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89];1)" office:value-type="float" office:value="28" calcext:value-type="float">
            <text:p>28</text:p>
          </table:table-cell>
          <table:table-cell table:style-name="ce6" office:value-type="string" calcext:value-type="string">
            <text:p>comments_date</text:p>
          </table:table-cell>
          <table:table-cell table:style-name="ce11" table:formula="of:=LOWER( IF(AND([.B590]=0;[.C590]&lt;&gt;&quot;Column&quot;;[.C590]&lt;&gt;&quot;&quot;);&quot;LOAD CSV FROM &quot;&quot;file://&quot; &amp; [.A590] &amp; &quot;.csv&quot;&quot; as column create (n:&quot; &amp; [.A590] &amp; &quot; &quot;; &quot;&quot;) )">
            <text:p/>
          </table:table-cell>
          <table:table-cell table:formula="of:=IF(AND([.C590]&lt;&gt;&quot;&quot;;[.C590]&lt;&gt;&quot;Column&quot;);IF([.B590]=0;&quot;{&quot;;&quot;&quot;)&amp;[.C590]&amp;&quot;:column[&quot;&amp;[.B590]&amp;&quot;]&quot;&amp;IF([.B591]&lt;&gt;&quot;&quot;;&quot;,&quot;;&quot;})&quot;);&quot;&quot;)" office:value-type="string" office:string-value="comments_date:column[28]," calcext:value-type="string">
            <text:p>comments_date:column[28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90];1)" office:value-type="float" office:value="29" calcext:value-type="float">
            <text:p>29</text:p>
          </table:table-cell>
          <table:table-cell table:style-name="ce6" office:value-type="string" calcext:value-type="string">
            <text:p>originalamount</text:p>
          </table:table-cell>
          <table:table-cell table:style-name="ce11" table:formula="of:=LOWER( IF(AND([.B591]=0;[.C591]&lt;&gt;&quot;Column&quot;;[.C591]&lt;&gt;&quot;&quot;);&quot;LOAD CSV FROM &quot;&quot;file://&quot; &amp; [.A591] &amp; &quot;.csv&quot;&quot; as column create (n:&quot; &amp; [.A591] &amp; &quot; &quot;; &quot;&quot;) )">
            <text:p/>
          </table:table-cell>
          <table:table-cell table:formula="of:=IF(AND([.C591]&lt;&gt;&quot;&quot;;[.C591]&lt;&gt;&quot;Column&quot;);IF([.B591]=0;&quot;{&quot;;&quot;&quot;)&amp;[.C591]&amp;&quot;:column[&quot;&amp;[.B591]&amp;&quot;]&quot;&amp;IF([.B592]&lt;&gt;&quot;&quot;;&quot;,&quot;;&quot;})&quot;);&quot;&quot;)" office:value-type="string" office:string-value="originalamount:column[29]," calcext:value-type="string">
            <text:p>originalamount:column[29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putevents_mv</text:p>
          </table:table-cell>
          <table:table-cell table:style-name="ce3" table:formula="of:=SUM([.B591];1)" office:value-type="float" office:value="30" calcext:value-type="float">
            <text:p>30</text:p>
          </table:table-cell>
          <table:table-cell table:style-name="ce6" office:value-type="string" calcext:value-type="string">
            <text:p>originalrate</text:p>
          </table:table-cell>
          <table:table-cell table:style-name="ce11" table:formula="of:=LOWER( IF(AND([.B592]=0;[.C592]&lt;&gt;&quot;Column&quot;;[.C592]&lt;&gt;&quot;&quot;);&quot;LOAD CSV FROM &quot;&quot;file://&quot; &amp; [.A592] &amp; &quot;.csv&quot;&quot; as column create (n:&quot; &amp; [.A592] &amp; &quot; &quot;; &quot;&quot;) )">
            <text:p/>
          </table:table-cell>
          <table:table-cell table:formula="of:=IF(AND([.C592]&lt;&gt;&quot;&quot;;[.C592]&lt;&gt;&quot;Column&quot;);IF([.B592]=0;&quot;{&quot;;&quot;&quot;)&amp;[.C592]&amp;&quot;:column[&quot;&amp;[.B592]&amp;&quot;]&quot;&amp;IF([.B593]&lt;&gt;&quot;&quot;;&quot;,&quot;;&quot;})&quot;);&quot;&quot;)" office:value-type="string" office:string-value="originalrate:column[30]})" calcext:value-type="string">
            <text:p>originalrate:column[30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93]=0;[.C593]&lt;&gt;&quot;Column&quot;;[.C593]&lt;&gt;&quot;&quot;);&quot;LOAD CSV FROM &quot;&quot;file://&quot; &amp; [.A593] &amp; &quot;.csv&quot;&quot; as column create (n:&quot; &amp; [.A593] &amp; &quot; &quot;; &quot;&quot;) )">
            <text:p/>
          </table:table-cell>
          <table:table-cell table:formula="of:=IF(AND([.C593]&lt;&gt;&quot;&quot;;[.C593]&lt;&gt;&quot;Column&quot;);IF([.B593]=0;&quot;{&quot;;&quot;&quot;)&amp;[.C593]&amp;&quot;:column[&quot;&amp;[.B593]&amp;&quot;]&quot;&amp;IF([.B59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94]=0;[.C594]&lt;&gt;&quot;Column&quot;;[.C594]&lt;&gt;&quot;&quot;);&quot;LOAD CSV FROM &quot;&quot;file://&quot; &amp; [.A594] &amp; &quot;.csv&quot;&quot; as column create (n:&quot; &amp; [.A594] &amp; &quot; &quot;; &quot;&quot;) )">
            <text:p/>
          </table:table-cell>
          <table:table-cell table:formula="of:=IF(AND([.C594]&lt;&gt;&quot;&quot;;[.C594]&lt;&gt;&quot;Column&quot;);IF([.B594]=0;&quot;{&quot;;&quot;&quot;)&amp;[.C594]&amp;&quot;:column[&quot;&amp;[.B594]&amp;&quot;]&quot;&amp;IF([.B59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95]=0;[.C595]&lt;&gt;&quot;Column&quot;;[.C595]&lt;&gt;&quot;&quot;);&quot;LOAD CSV FROM &quot;&quot;file://&quot; &amp; [.A595] &amp; &quot;.csv&quot;&quot; as column create (n:&quot; &amp; [.A595] &amp; &quot; &quot;; &quot;&quot;) )">
            <text:p/>
          </table:table-cell>
          <table:table-cell table:formula="of:=IF(AND([.C595]&lt;&gt;&quot;&quot;;[.C595]&lt;&gt;&quot;Column&quot;);IF([.B595]=0;&quot;{&quot;;&quot;&quot;)&amp;[.C595]&amp;&quot;:column[&quot;&amp;[.B595]&amp;&quot;]&quot;&amp;IF([.B59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96]=0;[.C596]&lt;&gt;&quot;Column&quot;;[.C596]&lt;&gt;&quot;&quot;);&quot;LOAD CSV FROM &quot;&quot;file://&quot; &amp; [.A596] &amp; &quot;.csv&quot;&quot; as column create (n:&quot; &amp; [.A596] &amp; &quot; &quot;; &quot;&quot;) )">
            <text:p/>
          </table:table-cell>
          <table:table-cell table:formula="of:=IF(AND([.C596]&lt;&gt;&quot;&quot;;[.C596]&lt;&gt;&quot;Column&quot;);IF([.B596]=0;&quot;{&quot;;&quot;&quot;)&amp;[.C596]&amp;&quot;:column[&quot;&amp;[.B596]&amp;&quot;]&quot;&amp;IF([.B59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597]=0;[.C597]&lt;&gt;&quot;Column&quot;;[.C597]&lt;&gt;&quot;&quot;);&quot;LOAD CSV FROM &quot;&quot;file://&quot; &amp; [.A597] &amp; &quot;.csv&quot;&quot; as column create (n:&quot; &amp; [.A597] &amp; &quot; &quot;; &quot;&quot;) )">
            <text:p/>
          </table:table-cell>
          <table:table-cell table:formula="of:=IF(AND([.C597]&lt;&gt;&quot;&quot;;[.C597]&lt;&gt;&quot;Column&quot;);IF([.B597]=0;&quot;{&quot;;&quot;&quot;)&amp;[.C597]&amp;&quot;:column[&quot;&amp;[.B597]&amp;&quot;]&quot;&amp;IF([.B59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598]=0;[.C598]&lt;&gt;&quot;Column&quot;;[.C598]&lt;&gt;&quot;&quot;);&quot;LOAD CSV FROM &quot;&quot;file://&quot; &amp; [.A598] &amp; &quot;.csv&quot;&quot; as column create (n:&quot; &amp; [.A598] &amp; &quot; &quot;; &quot;&quot;) )">
            <text:p/>
          </table:table-cell>
          <table:table-cell table:formula="of:=IF(AND([.C598]&lt;&gt;&quot;&quot;;[.C598]&lt;&gt;&quot;Column&quot;);IF([.B598]=0;&quot;{&quot;;&quot;&quot;)&amp;[.C598]&amp;&quot;:column[&quot;&amp;[.B598]&amp;&quot;]&quot;&amp;IF([.B59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bevents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599]=0;[.C599]&lt;&gt;&quot;Column&quot;;[.C599]&lt;&gt;&quot;&quot;);&quot;LOAD CSV FROM &quot;&quot;file://&quot; &amp; [.A599] &amp; &quot;.csv&quot;&quot; as column create (n:&quot; &amp; [.A599] &amp; &quot; &quot;; &quot;&quot;) )" office:value-type="string" office:string-value="load csv from &quot;file://labevents.csv&quot; as column create (n:labevents " calcext:value-type="string">
            <text:p>load csv from "file://labevents.csv" as column create (n:labevents </text:p>
          </table:table-cell>
          <table:table-cell table:formula="of:=IF(AND([.C599]&lt;&gt;&quot;&quot;;[.C599]&lt;&gt;&quot;Column&quot;);IF([.B599]=0;&quot;{&quot;;&quot;&quot;)&amp;[.C599]&amp;&quot;:column[&quot;&amp;[.B599]&amp;&quot;]&quot;&amp;IF([.B600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bevents</text:p>
          </table:table-cell>
          <table:table-cell table:style-name="ce3" table:formula="of:=SUM([.B599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600]=0;[.C600]&lt;&gt;&quot;Column&quot;;[.C600]&lt;&gt;&quot;&quot;);&quot;LOAD CSV FROM &quot;&quot;file://&quot; &amp; [.A600] &amp; &quot;.csv&quot;&quot; as column create (n:&quot; &amp; [.A600] &amp; &quot; &quot;; &quot;&quot;) )">
            <text:p/>
          </table:table-cell>
          <table:table-cell table:formula="of:=IF(AND([.C600]&lt;&gt;&quot;&quot;;[.C600]&lt;&gt;&quot;Column&quot;);IF([.B600]=0;&quot;{&quot;;&quot;&quot;)&amp;[.C600]&amp;&quot;:column[&quot;&amp;[.B600]&amp;&quot;]&quot;&amp;IF([.B601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bevents</text:p>
          </table:table-cell>
          <table:table-cell table:style-name="ce3" table:formula="of:=SUM([.B600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601]=0;[.C601]&lt;&gt;&quot;Column&quot;;[.C601]&lt;&gt;&quot;&quot;);&quot;LOAD CSV FROM &quot;&quot;file://&quot; &amp; [.A601] &amp; &quot;.csv&quot;&quot; as column create (n:&quot; &amp; [.A601] &amp; &quot; &quot;; &quot;&quot;) )">
            <text:p/>
          </table:table-cell>
          <table:table-cell table:formula="of:=IF(AND([.C601]&lt;&gt;&quot;&quot;;[.C601]&lt;&gt;&quot;Column&quot;);IF([.B601]=0;&quot;{&quot;;&quot;&quot;)&amp;[.C601]&amp;&quot;:column[&quot;&amp;[.B601]&amp;&quot;]&quot;&amp;IF([.B602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bevents</text:p>
          </table:table-cell>
          <table:table-cell table:style-name="ce3" table:formula="of:=SUM([.B601];1)" office:value-type="float" office:value="3" calcext:value-type="float">
            <text:p>3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602]=0;[.C602]&lt;&gt;&quot;Column&quot;;[.C602]&lt;&gt;&quot;&quot;);&quot;LOAD CSV FROM &quot;&quot;file://&quot; &amp; [.A602] &amp; &quot;.csv&quot;&quot; as column create (n:&quot; &amp; [.A602] &amp; &quot; &quot;; &quot;&quot;) )">
            <text:p/>
          </table:table-cell>
          <table:table-cell table:formula="of:=IF(AND([.C602]&lt;&gt;&quot;&quot;;[.C602]&lt;&gt;&quot;Column&quot;);IF([.B602]=0;&quot;{&quot;;&quot;&quot;)&amp;[.C602]&amp;&quot;:column[&quot;&amp;[.B602]&amp;&quot;]&quot;&amp;IF([.B603]&lt;&gt;&quot;&quot;;&quot;,&quot;;&quot;})&quot;);&quot;&quot;)" office:value-type="string" office:string-value="itemid:column[3]," calcext:value-type="string">
            <text:p>itemid:column[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bevents</text:p>
          </table:table-cell>
          <table:table-cell table:style-name="ce3" table:formula="of:=SUM([.B602];1)" office:value-type="float" office:value="4" calcext:value-type="float">
            <text:p>4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603]=0;[.C603]&lt;&gt;&quot;Column&quot;;[.C603]&lt;&gt;&quot;&quot;);&quot;LOAD CSV FROM &quot;&quot;file://&quot; &amp; [.A603] &amp; &quot;.csv&quot;&quot; as column create (n:&quot; &amp; [.A603] &amp; &quot; &quot;; &quot;&quot;) )">
            <text:p/>
          </table:table-cell>
          <table:table-cell table:formula="of:=IF(AND([.C603]&lt;&gt;&quot;&quot;;[.C603]&lt;&gt;&quot;Column&quot;);IF([.B603]=0;&quot;{&quot;;&quot;&quot;)&amp;[.C603]&amp;&quot;:column[&quot;&amp;[.B603]&amp;&quot;]&quot;&amp;IF([.B604]&lt;&gt;&quot;&quot;;&quot;,&quot;;&quot;})&quot;);&quot;&quot;)" office:value-type="string" office:string-value="charttime:column[4]," calcext:value-type="string">
            <text:p>charttime:column[4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bevents</text:p>
          </table:table-cell>
          <table:table-cell table:style-name="ce3" table:formula="of:=SUM([.B603];1)" office:value-type="float" office:value="5" calcext:value-type="float">
            <text:p>5</text:p>
          </table:table-cell>
          <table:table-cell table:style-name="ce6" office:value-type="string" calcext:value-type="string">
            <text:p>value</text:p>
          </table:table-cell>
          <table:table-cell table:style-name="ce11" table:formula="of:=LOWER( IF(AND([.B604]=0;[.C604]&lt;&gt;&quot;Column&quot;;[.C604]&lt;&gt;&quot;&quot;);&quot;LOAD CSV FROM &quot;&quot;file://&quot; &amp; [.A604] &amp; &quot;.csv&quot;&quot; as column create (n:&quot; &amp; [.A604] &amp; &quot; &quot;; &quot;&quot;) )">
            <text:p/>
          </table:table-cell>
          <table:table-cell table:formula="of:=IF(AND([.C604]&lt;&gt;&quot;&quot;;[.C604]&lt;&gt;&quot;Column&quot;);IF([.B604]=0;&quot;{&quot;;&quot;&quot;)&amp;[.C604]&amp;&quot;:column[&quot;&amp;[.B604]&amp;&quot;]&quot;&amp;IF([.B605]&lt;&gt;&quot;&quot;;&quot;,&quot;;&quot;})&quot;);&quot;&quot;)" office:value-type="string" office:string-value="value:column[5]," calcext:value-type="string">
            <text:p>value:column[5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bevents</text:p>
          </table:table-cell>
          <table:table-cell table:style-name="ce3" table:formula="of:=SUM([.B604];1)" office:value-type="float" office:value="6" calcext:value-type="float">
            <text:p>6</text:p>
          </table:table-cell>
          <table:table-cell table:style-name="ce6" office:value-type="string" calcext:value-type="string">
            <text:p>valuenum</text:p>
          </table:table-cell>
          <table:table-cell table:style-name="ce11" table:formula="of:=LOWER( IF(AND([.B605]=0;[.C605]&lt;&gt;&quot;Column&quot;;[.C605]&lt;&gt;&quot;&quot;);&quot;LOAD CSV FROM &quot;&quot;file://&quot; &amp; [.A605] &amp; &quot;.csv&quot;&quot; as column create (n:&quot; &amp; [.A605] &amp; &quot; &quot;; &quot;&quot;) )">
            <text:p/>
          </table:table-cell>
          <table:table-cell table:formula="of:=IF(AND([.C605]&lt;&gt;&quot;&quot;;[.C605]&lt;&gt;&quot;Column&quot;);IF([.B605]=0;&quot;{&quot;;&quot;&quot;)&amp;[.C605]&amp;&quot;:column[&quot;&amp;[.B605]&amp;&quot;]&quot;&amp;IF([.B606]&lt;&gt;&quot;&quot;;&quot;,&quot;;&quot;})&quot;);&quot;&quot;)" office:value-type="string" office:string-value="valuenum:column[6]," calcext:value-type="string">
            <text:p>valuenum:column[6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bevents</text:p>
          </table:table-cell>
          <table:table-cell table:style-name="ce3" table:formula="of:=SUM([.B605];1)" office:value-type="float" office:value="7" calcext:value-type="float">
            <text:p>7</text:p>
          </table:table-cell>
          <table:table-cell table:style-name="ce6" office:value-type="string" calcext:value-type="string">
            <text:p>valueuom</text:p>
          </table:table-cell>
          <table:table-cell table:style-name="ce11" table:formula="of:=LOWER( IF(AND([.B606]=0;[.C606]&lt;&gt;&quot;Column&quot;;[.C606]&lt;&gt;&quot;&quot;);&quot;LOAD CSV FROM &quot;&quot;file://&quot; &amp; [.A606] &amp; &quot;.csv&quot;&quot; as column create (n:&quot; &amp; [.A606] &amp; &quot; &quot;; &quot;&quot;) )">
            <text:p/>
          </table:table-cell>
          <table:table-cell table:formula="of:=IF(AND([.C606]&lt;&gt;&quot;&quot;;[.C606]&lt;&gt;&quot;Column&quot;);IF([.B606]=0;&quot;{&quot;;&quot;&quot;)&amp;[.C606]&amp;&quot;:column[&quot;&amp;[.B606]&amp;&quot;]&quot;&amp;IF([.B607]&lt;&gt;&quot;&quot;;&quot;,&quot;;&quot;})&quot;);&quot;&quot;)" office:value-type="string" office:string-value="valueuom:column[7]," calcext:value-type="string">
            <text:p>valueuom:column[7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bevents</text:p>
          </table:table-cell>
          <table:table-cell table:style-name="ce3" table:formula="of:=SUM([.B606];1)" office:value-type="float" office:value="8" calcext:value-type="float">
            <text:p>8</text:p>
          </table:table-cell>
          <table:table-cell table:style-name="ce6" office:value-type="string" calcext:value-type="string">
            <text:p>flag</text:p>
          </table:table-cell>
          <table:table-cell table:style-name="ce11" table:formula="of:=LOWER( IF(AND([.B607]=0;[.C607]&lt;&gt;&quot;Column&quot;;[.C607]&lt;&gt;&quot;&quot;);&quot;LOAD CSV FROM &quot;&quot;file://&quot; &amp; [.A607] &amp; &quot;.csv&quot;&quot; as column create (n:&quot; &amp; [.A607] &amp; &quot; &quot;; &quot;&quot;) )">
            <text:p/>
          </table:table-cell>
          <table:table-cell table:formula="of:=IF(AND([.C607]&lt;&gt;&quot;&quot;;[.C607]&lt;&gt;&quot;Column&quot;);IF([.B607]=0;&quot;{&quot;;&quot;&quot;)&amp;[.C607]&amp;&quot;:column[&quot;&amp;[.B607]&amp;&quot;]&quot;&amp;IF([.B608]&lt;&gt;&quot;&quot;;&quot;,&quot;;&quot;})&quot;);&quot;&quot;)" office:value-type="string" office:string-value="flag:column[8]})" calcext:value-type="string">
            <text:p>flag:column[8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08]=0;[.C608]&lt;&gt;&quot;Column&quot;;[.C608]&lt;&gt;&quot;&quot;);&quot;LOAD CSV FROM &quot;&quot;file://&quot; &amp; [.A608] &amp; &quot;.csv&quot;&quot; as column create (n:&quot; &amp; [.A608] &amp; &quot; &quot;; &quot;&quot;) )">
            <text:p/>
          </table:table-cell>
          <table:table-cell table:formula="of:=IF(AND([.C608]&lt;&gt;&quot;&quot;;[.C608]&lt;&gt;&quot;Column&quot;);IF([.B608]=0;&quot;{&quot;;&quot;&quot;)&amp;[.C608]&amp;&quot;:column[&quot;&amp;[.B608]&amp;&quot;]&quot;&amp;IF([.B60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09]=0;[.C609]&lt;&gt;&quot;Column&quot;;[.C609]&lt;&gt;&quot;&quot;);&quot;LOAD CSV FROM &quot;&quot;file://&quot; &amp; [.A609] &amp; &quot;.csv&quot;&quot; as column create (n:&quot; &amp; [.A609] &amp; &quot; &quot;; &quot;&quot;) )">
            <text:p/>
          </table:table-cell>
          <table:table-cell table:formula="of:=IF(AND([.C609]&lt;&gt;&quot;&quot;;[.C609]&lt;&gt;&quot;Column&quot;);IF([.B609]=0;&quot;{&quot;;&quot;&quot;)&amp;[.C609]&amp;&quot;:column[&quot;&amp;[.B609]&amp;&quot;]&quot;&amp;IF([.B61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10]=0;[.C610]&lt;&gt;&quot;Column&quot;;[.C610]&lt;&gt;&quot;&quot;);&quot;LOAD CSV FROM &quot;&quot;file://&quot; &amp; [.A610] &amp; &quot;.csv&quot;&quot; as column create (n:&quot; &amp; [.A610] &amp; &quot; &quot;; &quot;&quot;) )">
            <text:p/>
          </table:table-cell>
          <table:table-cell table:formula="of:=IF(AND([.C610]&lt;&gt;&quot;&quot;;[.C610]&lt;&gt;&quot;Column&quot;);IF([.B610]=0;&quot;{&quot;;&quot;&quot;)&amp;[.C610]&amp;&quot;:column[&quot;&amp;[.B610]&amp;&quot;]&quot;&amp;IF([.B61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11]=0;[.C611]&lt;&gt;&quot;Column&quot;;[.C611]&lt;&gt;&quot;&quot;);&quot;LOAD CSV FROM &quot;&quot;file://&quot; &amp; [.A611] &amp; &quot;.csv&quot;&quot; as column create (n:&quot; &amp; [.A611] &amp; &quot; &quot;; &quot;&quot;) )">
            <text:p/>
          </table:table-cell>
          <table:table-cell table:formula="of:=IF(AND([.C611]&lt;&gt;&quot;&quot;;[.C611]&lt;&gt;&quot;Column&quot;);IF([.B611]=0;&quot;{&quot;;&quot;&quot;)&amp;[.C611]&amp;&quot;:column[&quot;&amp;[.B611]&amp;&quot;]&quot;&amp;IF([.B61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12]=0;[.C612]&lt;&gt;&quot;Column&quot;;[.C612]&lt;&gt;&quot;&quot;);&quot;LOAD CSV FROM &quot;&quot;file://&quot; &amp; [.A612] &amp; &quot;.csv&quot;&quot; as column create (n:&quot; &amp; [.A612] &amp; &quot; &quot;; &quot;&quot;) )">
            <text:p/>
          </table:table-cell>
          <table:table-cell table:formula="of:=IF(AND([.C612]&lt;&gt;&quot;&quot;;[.C612]&lt;&gt;&quot;Column&quot;);IF([.B612]=0;&quot;{&quot;;&quot;&quot;)&amp;[.C612]&amp;&quot;:column[&quot;&amp;[.B612]&amp;&quot;]&quot;&amp;IF([.B61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613]=0;[.C613]&lt;&gt;&quot;Column&quot;;[.C613]&lt;&gt;&quot;&quot;);&quot;LOAD CSV FROM &quot;&quot;file://&quot; &amp; [.A613] &amp; &quot;.csv&quot;&quot; as column create (n:&quot; &amp; [.A613] &amp; &quot; &quot;; &quot;&quot;) )">
            <text:p/>
          </table:table-cell>
          <table:table-cell table:formula="of:=IF(AND([.C613]&lt;&gt;&quot;&quot;;[.C613]&lt;&gt;&quot;Column&quot;);IF([.B613]=0;&quot;{&quot;;&quot;&quot;)&amp;[.C613]&amp;&quot;:column[&quot;&amp;[.B613]&amp;&quot;]&quot;&amp;IF([.B61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crobiologyevents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614]=0;[.C614]&lt;&gt;&quot;Column&quot;;[.C614]&lt;&gt;&quot;&quot;);&quot;LOAD CSV FROM &quot;&quot;file://&quot; &amp; [.A614] &amp; &quot;.csv&quot;&quot; as column create (n:&quot; &amp; [.A614] &amp; &quot; &quot;; &quot;&quot;) )" office:value-type="string" office:string-value="load csv from &quot;file://microbiologyevents.csv&quot; as column create (n:microbiologyevents " calcext:value-type="string">
            <text:p>load csv from "file://microbiologyevents.csv" as column create (n:microbiologyevents </text:p>
          </table:table-cell>
          <table:table-cell table:formula="of:=IF(AND([.C614]&lt;&gt;&quot;&quot;;[.C614]&lt;&gt;&quot;Column&quot;);IF([.B614]=0;&quot;{&quot;;&quot;&quot;)&amp;[.C614]&amp;&quot;:column[&quot;&amp;[.B614]&amp;&quot;]&quot;&amp;IF([.B615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crobiologyevents</text:p>
          </table:table-cell>
          <table:table-cell table:style-name="ce3" table:formula="of:=SUM([.B614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615]=0;[.C615]&lt;&gt;&quot;Column&quot;;[.C615]&lt;&gt;&quot;&quot;);&quot;LOAD CSV FROM &quot;&quot;file://&quot; &amp; [.A615] &amp; &quot;.csv&quot;&quot; as column create (n:&quot; &amp; [.A615] &amp; &quot; &quot;; &quot;&quot;) )">
            <text:p/>
          </table:table-cell>
          <table:table-cell table:formula="of:=IF(AND([.C615]&lt;&gt;&quot;&quot;;[.C615]&lt;&gt;&quot;Column&quot;);IF([.B615]=0;&quot;{&quot;;&quot;&quot;)&amp;[.C615]&amp;&quot;:column[&quot;&amp;[.B615]&amp;&quot;]&quot;&amp;IF([.B616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crobiologyevents</text:p>
          </table:table-cell>
          <table:table-cell table:style-name="ce3" table:formula="of:=SUM([.B615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616]=0;[.C616]&lt;&gt;&quot;Column&quot;;[.C616]&lt;&gt;&quot;&quot;);&quot;LOAD CSV FROM &quot;&quot;file://&quot; &amp; [.A616] &amp; &quot;.csv&quot;&quot; as column create (n:&quot; &amp; [.A616] &amp; &quot; &quot;; &quot;&quot;) )">
            <text:p/>
          </table:table-cell>
          <table:table-cell table:formula="of:=IF(AND([.C616]&lt;&gt;&quot;&quot;;[.C616]&lt;&gt;&quot;Column&quot;);IF([.B616]=0;&quot;{&quot;;&quot;&quot;)&amp;[.C616]&amp;&quot;:column[&quot;&amp;[.B616]&amp;&quot;]&quot;&amp;IF([.B617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crobiologyevents</text:p>
          </table:table-cell>
          <table:table-cell table:style-name="ce3" table:formula="of:=SUM([.B616];1)" office:value-type="float" office:value="3" calcext:value-type="float">
            <text:p>3</text:p>
          </table:table-cell>
          <table:table-cell table:style-name="ce6" office:value-type="string" calcext:value-type="string">
            <text:p>chartdate</text:p>
          </table:table-cell>
          <table:table-cell table:style-name="ce11" table:formula="of:=LOWER( IF(AND([.B617]=0;[.C617]&lt;&gt;&quot;Column&quot;;[.C617]&lt;&gt;&quot;&quot;);&quot;LOAD CSV FROM &quot;&quot;file://&quot; &amp; [.A617] &amp; &quot;.csv&quot;&quot; as column create (n:&quot; &amp; [.A617] &amp; &quot; &quot;; &quot;&quot;) )">
            <text:p/>
          </table:table-cell>
          <table:table-cell table:formula="of:=IF(AND([.C617]&lt;&gt;&quot;&quot;;[.C617]&lt;&gt;&quot;Column&quot;);IF([.B617]=0;&quot;{&quot;;&quot;&quot;)&amp;[.C617]&amp;&quot;:column[&quot;&amp;[.B617]&amp;&quot;]&quot;&amp;IF([.B618]&lt;&gt;&quot;&quot;;&quot;,&quot;;&quot;})&quot;);&quot;&quot;)" office:value-type="string" office:string-value="chartdate:column[3]," calcext:value-type="string">
            <text:p>chartdate:column[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crobiologyevents</text:p>
          </table:table-cell>
          <table:table-cell table:style-name="ce3" table:formula="of:=SUM([.B617];1)" office:value-type="float" office:value="4" calcext:value-type="float">
            <text:p>4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618]=0;[.C618]&lt;&gt;&quot;Column&quot;;[.C618]&lt;&gt;&quot;&quot;);&quot;LOAD CSV FROM &quot;&quot;file://&quot; &amp; [.A618] &amp; &quot;.csv&quot;&quot; as column create (n:&quot; &amp; [.A618] &amp; &quot; &quot;; &quot;&quot;) )">
            <text:p/>
          </table:table-cell>
          <table:table-cell table:formula="of:=IF(AND([.C618]&lt;&gt;&quot;&quot;;[.C618]&lt;&gt;&quot;Column&quot;);IF([.B618]=0;&quot;{&quot;;&quot;&quot;)&amp;[.C618]&amp;&quot;:column[&quot;&amp;[.B618]&amp;&quot;]&quot;&amp;IF([.B619]&lt;&gt;&quot;&quot;;&quot;,&quot;;&quot;})&quot;);&quot;&quot;)" office:value-type="string" office:string-value="charttime:column[4]," calcext:value-type="string">
            <text:p>charttime:column[4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crobiologyevents</text:p>
          </table:table-cell>
          <table:table-cell table:style-name="ce3" table:formula="of:=SUM([.B618];1)" office:value-type="float" office:value="5" calcext:value-type="float">
            <text:p>5</text:p>
          </table:table-cell>
          <table:table-cell table:style-name="ce6" office:value-type="string" calcext:value-type="string">
            <text:p>spec_itemid</text:p>
          </table:table-cell>
          <table:table-cell table:style-name="ce11" table:formula="of:=LOWER( IF(AND([.B619]=0;[.C619]&lt;&gt;&quot;Column&quot;;[.C619]&lt;&gt;&quot;&quot;);&quot;LOAD CSV FROM &quot;&quot;file://&quot; &amp; [.A619] &amp; &quot;.csv&quot;&quot; as column create (n:&quot; &amp; [.A619] &amp; &quot; &quot;; &quot;&quot;) )">
            <text:p/>
          </table:table-cell>
          <table:table-cell table:formula="of:=IF(AND([.C619]&lt;&gt;&quot;&quot;;[.C619]&lt;&gt;&quot;Column&quot;);IF([.B619]=0;&quot;{&quot;;&quot;&quot;)&amp;[.C619]&amp;&quot;:column[&quot;&amp;[.B619]&amp;&quot;]&quot;&amp;IF([.B620]&lt;&gt;&quot;&quot;;&quot;,&quot;;&quot;})&quot;);&quot;&quot;)" office:value-type="string" office:string-value="spec_itemid:column[5]," calcext:value-type="string">
            <text:p>spec_itemid:column[5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crobiologyevents</text:p>
          </table:table-cell>
          <table:table-cell table:style-name="ce3" table:formula="of:=SUM([.B619];1)" office:value-type="float" office:value="6" calcext:value-type="float">
            <text:p>6</text:p>
          </table:table-cell>
          <table:table-cell table:style-name="ce6" office:value-type="string" calcext:value-type="string">
            <text:p>spec_type_desc</text:p>
          </table:table-cell>
          <table:table-cell table:style-name="ce11" table:formula="of:=LOWER( IF(AND([.B620]=0;[.C620]&lt;&gt;&quot;Column&quot;;[.C620]&lt;&gt;&quot;&quot;);&quot;LOAD CSV FROM &quot;&quot;file://&quot; &amp; [.A620] &amp; &quot;.csv&quot;&quot; as column create (n:&quot; &amp; [.A620] &amp; &quot; &quot;; &quot;&quot;) )">
            <text:p/>
          </table:table-cell>
          <table:table-cell table:formula="of:=IF(AND([.C620]&lt;&gt;&quot;&quot;;[.C620]&lt;&gt;&quot;Column&quot;);IF([.B620]=0;&quot;{&quot;;&quot;&quot;)&amp;[.C620]&amp;&quot;:column[&quot;&amp;[.B620]&amp;&quot;]&quot;&amp;IF([.B621]&lt;&gt;&quot;&quot;;&quot;,&quot;;&quot;})&quot;);&quot;&quot;)" office:value-type="string" office:string-value="spec_type_desc:column[6]," calcext:value-type="string">
            <text:p>spec_type_desc:column[6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crobiologyevents</text:p>
          </table:table-cell>
          <table:table-cell table:style-name="ce3" table:formula="of:=SUM([.B620];1)" office:value-type="float" office:value="7" calcext:value-type="float">
            <text:p>7</text:p>
          </table:table-cell>
          <table:table-cell table:style-name="ce6" office:value-type="string" calcext:value-type="string">
            <text:p>org_itemid</text:p>
          </table:table-cell>
          <table:table-cell table:style-name="ce11" table:formula="of:=LOWER( IF(AND([.B621]=0;[.C621]&lt;&gt;&quot;Column&quot;;[.C621]&lt;&gt;&quot;&quot;);&quot;LOAD CSV FROM &quot;&quot;file://&quot; &amp; [.A621] &amp; &quot;.csv&quot;&quot; as column create (n:&quot; &amp; [.A621] &amp; &quot; &quot;; &quot;&quot;) )">
            <text:p/>
          </table:table-cell>
          <table:table-cell table:formula="of:=IF(AND([.C621]&lt;&gt;&quot;&quot;;[.C621]&lt;&gt;&quot;Column&quot;);IF([.B621]=0;&quot;{&quot;;&quot;&quot;)&amp;[.C621]&amp;&quot;:column[&quot;&amp;[.B621]&amp;&quot;]&quot;&amp;IF([.B622]&lt;&gt;&quot;&quot;;&quot;,&quot;;&quot;})&quot;);&quot;&quot;)" office:value-type="string" office:string-value="org_itemid:column[7]," calcext:value-type="string">
            <text:p>org_itemid:column[7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crobiologyevents</text:p>
          </table:table-cell>
          <table:table-cell table:style-name="ce3" table:formula="of:=SUM([.B621];1)" office:value-type="float" office:value="8" calcext:value-type="float">
            <text:p>8</text:p>
          </table:table-cell>
          <table:table-cell table:style-name="ce6" office:value-type="string" calcext:value-type="string">
            <text:p>org_name</text:p>
          </table:table-cell>
          <table:table-cell table:style-name="ce11" table:formula="of:=LOWER( IF(AND([.B622]=0;[.C622]&lt;&gt;&quot;Column&quot;;[.C622]&lt;&gt;&quot;&quot;);&quot;LOAD CSV FROM &quot;&quot;file://&quot; &amp; [.A622] &amp; &quot;.csv&quot;&quot; as column create (n:&quot; &amp; [.A622] &amp; &quot; &quot;; &quot;&quot;) )">
            <text:p/>
          </table:table-cell>
          <table:table-cell table:formula="of:=IF(AND([.C622]&lt;&gt;&quot;&quot;;[.C622]&lt;&gt;&quot;Column&quot;);IF([.B622]=0;&quot;{&quot;;&quot;&quot;)&amp;[.C622]&amp;&quot;:column[&quot;&amp;[.B622]&amp;&quot;]&quot;&amp;IF([.B623]&lt;&gt;&quot;&quot;;&quot;,&quot;;&quot;})&quot;);&quot;&quot;)" office:value-type="string" office:string-value="org_name:column[8]," calcext:value-type="string">
            <text:p>org_name:column[8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crobiologyevents</text:p>
          </table:table-cell>
          <table:table-cell table:style-name="ce3" table:formula="of:=SUM([.B622];1)" office:value-type="float" office:value="9" calcext:value-type="float">
            <text:p>9</text:p>
          </table:table-cell>
          <table:table-cell table:style-name="ce6" office:value-type="string" calcext:value-type="string">
            <text:p>isolate_num</text:p>
          </table:table-cell>
          <table:table-cell table:style-name="ce11" table:formula="of:=LOWER( IF(AND([.B623]=0;[.C623]&lt;&gt;&quot;Column&quot;;[.C623]&lt;&gt;&quot;&quot;);&quot;LOAD CSV FROM &quot;&quot;file://&quot; &amp; [.A623] &amp; &quot;.csv&quot;&quot; as column create (n:&quot; &amp; [.A623] &amp; &quot; &quot;; &quot;&quot;) )">
            <text:p/>
          </table:table-cell>
          <table:table-cell table:formula="of:=IF(AND([.C623]&lt;&gt;&quot;&quot;;[.C623]&lt;&gt;&quot;Column&quot;);IF([.B623]=0;&quot;{&quot;;&quot;&quot;)&amp;[.C623]&amp;&quot;:column[&quot;&amp;[.B623]&amp;&quot;]&quot;&amp;IF([.B624]&lt;&gt;&quot;&quot;;&quot;,&quot;;&quot;})&quot;);&quot;&quot;)" office:value-type="string" office:string-value="isolate_num:column[9]," calcext:value-type="string">
            <text:p>isolate_num:column[9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crobiologyevents</text:p>
          </table:table-cell>
          <table:table-cell table:style-name="ce3" table:formula="of:=SUM([.B623];1)" office:value-type="float" office:value="10" calcext:value-type="float">
            <text:p>10</text:p>
          </table:table-cell>
          <table:table-cell table:style-name="ce6" office:value-type="string" calcext:value-type="string">
            <text:p>ab_itemid</text:p>
          </table:table-cell>
          <table:table-cell table:style-name="ce11" table:formula="of:=LOWER( IF(AND([.B624]=0;[.C624]&lt;&gt;&quot;Column&quot;;[.C624]&lt;&gt;&quot;&quot;);&quot;LOAD CSV FROM &quot;&quot;file://&quot; &amp; [.A624] &amp; &quot;.csv&quot;&quot; as column create (n:&quot; &amp; [.A624] &amp; &quot; &quot;; &quot;&quot;) )">
            <text:p/>
          </table:table-cell>
          <table:table-cell table:formula="of:=IF(AND([.C624]&lt;&gt;&quot;&quot;;[.C624]&lt;&gt;&quot;Column&quot;);IF([.B624]=0;&quot;{&quot;;&quot;&quot;)&amp;[.C624]&amp;&quot;:column[&quot;&amp;[.B624]&amp;&quot;]&quot;&amp;IF([.B625]&lt;&gt;&quot;&quot;;&quot;,&quot;;&quot;})&quot;);&quot;&quot;)" office:value-type="string" office:string-value="ab_itemid:column[10]," calcext:value-type="string">
            <text:p>ab_itemid:column[1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crobiologyevents</text:p>
          </table:table-cell>
          <table:table-cell table:style-name="ce3" table:formula="of:=SUM([.B624];1)" office:value-type="float" office:value="11" calcext:value-type="float">
            <text:p>11</text:p>
          </table:table-cell>
          <table:table-cell table:style-name="ce6" office:value-type="string" calcext:value-type="string">
            <text:p>ab_name</text:p>
          </table:table-cell>
          <table:table-cell table:style-name="ce11" table:formula="of:=LOWER( IF(AND([.B625]=0;[.C625]&lt;&gt;&quot;Column&quot;;[.C625]&lt;&gt;&quot;&quot;);&quot;LOAD CSV FROM &quot;&quot;file://&quot; &amp; [.A625] &amp; &quot;.csv&quot;&quot; as column create (n:&quot; &amp; [.A625] &amp; &quot; &quot;; &quot;&quot;) )">
            <text:p/>
          </table:table-cell>
          <table:table-cell table:formula="of:=IF(AND([.C625]&lt;&gt;&quot;&quot;;[.C625]&lt;&gt;&quot;Column&quot;);IF([.B625]=0;&quot;{&quot;;&quot;&quot;)&amp;[.C625]&amp;&quot;:column[&quot;&amp;[.B625]&amp;&quot;]&quot;&amp;IF([.B626]&lt;&gt;&quot;&quot;;&quot;,&quot;;&quot;})&quot;);&quot;&quot;)" office:value-type="string" office:string-value="ab_name:column[11]," calcext:value-type="string">
            <text:p>ab_name:column[1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crobiologyevents</text:p>
          </table:table-cell>
          <table:table-cell table:style-name="ce3" table:formula="of:=SUM([.B625];1)" office:value-type="float" office:value="12" calcext:value-type="float">
            <text:p>12</text:p>
          </table:table-cell>
          <table:table-cell table:style-name="ce6" office:value-type="string" calcext:value-type="string">
            <text:p>dilution_text</text:p>
          </table:table-cell>
          <table:table-cell table:style-name="ce11" table:formula="of:=LOWER( IF(AND([.B626]=0;[.C626]&lt;&gt;&quot;Column&quot;;[.C626]&lt;&gt;&quot;&quot;);&quot;LOAD CSV FROM &quot;&quot;file://&quot; &amp; [.A626] &amp; &quot;.csv&quot;&quot; as column create (n:&quot; &amp; [.A626] &amp; &quot; &quot;; &quot;&quot;) )">
            <text:p/>
          </table:table-cell>
          <table:table-cell table:formula="of:=IF(AND([.C626]&lt;&gt;&quot;&quot;;[.C626]&lt;&gt;&quot;Column&quot;);IF([.B626]=0;&quot;{&quot;;&quot;&quot;)&amp;[.C626]&amp;&quot;:column[&quot;&amp;[.B626]&amp;&quot;]&quot;&amp;IF([.B627]&lt;&gt;&quot;&quot;;&quot;,&quot;;&quot;})&quot;);&quot;&quot;)" office:value-type="string" office:string-value="dilution_text:column[12]," calcext:value-type="string">
            <text:p>dilution_text:column[1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crobiologyevents</text:p>
          </table:table-cell>
          <table:table-cell table:style-name="ce3" table:formula="of:=SUM([.B626];1)" office:value-type="float" office:value="13" calcext:value-type="float">
            <text:p>13</text:p>
          </table:table-cell>
          <table:table-cell table:style-name="ce6" office:value-type="string" calcext:value-type="string">
            <text:p>dilution_comparison</text:p>
          </table:table-cell>
          <table:table-cell table:style-name="ce11" table:formula="of:=LOWER( IF(AND([.B627]=0;[.C627]&lt;&gt;&quot;Column&quot;;[.C627]&lt;&gt;&quot;&quot;);&quot;LOAD CSV FROM &quot;&quot;file://&quot; &amp; [.A627] &amp; &quot;.csv&quot;&quot; as column create (n:&quot; &amp; [.A627] &amp; &quot; &quot;; &quot;&quot;) )">
            <text:p/>
          </table:table-cell>
          <table:table-cell table:formula="of:=IF(AND([.C627]&lt;&gt;&quot;&quot;;[.C627]&lt;&gt;&quot;Column&quot;);IF([.B627]=0;&quot;{&quot;;&quot;&quot;)&amp;[.C627]&amp;&quot;:column[&quot;&amp;[.B627]&amp;&quot;]&quot;&amp;IF([.B628]&lt;&gt;&quot;&quot;;&quot;,&quot;;&quot;})&quot;);&quot;&quot;)" office:value-type="string" office:string-value="dilution_comparison:column[13]," calcext:value-type="string">
            <text:p>dilution_comparison:column[1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crobiologyevents</text:p>
          </table:table-cell>
          <table:table-cell table:style-name="ce3" table:formula="of:=SUM([.B627];1)" office:value-type="float" office:value="14" calcext:value-type="float">
            <text:p>14</text:p>
          </table:table-cell>
          <table:table-cell table:style-name="ce6" office:value-type="string" calcext:value-type="string">
            <text:p>dilution_value</text:p>
          </table:table-cell>
          <table:table-cell table:style-name="ce11" table:formula="of:=LOWER( IF(AND([.B628]=0;[.C628]&lt;&gt;&quot;Column&quot;;[.C628]&lt;&gt;&quot;&quot;);&quot;LOAD CSV FROM &quot;&quot;file://&quot; &amp; [.A628] &amp; &quot;.csv&quot;&quot; as column create (n:&quot; &amp; [.A628] &amp; &quot; &quot;; &quot;&quot;) )">
            <text:p/>
          </table:table-cell>
          <table:table-cell table:formula="of:=IF(AND([.C628]&lt;&gt;&quot;&quot;;[.C628]&lt;&gt;&quot;Column&quot;);IF([.B628]=0;&quot;{&quot;;&quot;&quot;)&amp;[.C628]&amp;&quot;:column[&quot;&amp;[.B628]&amp;&quot;]&quot;&amp;IF([.B629]&lt;&gt;&quot;&quot;;&quot;,&quot;;&quot;})&quot;);&quot;&quot;)" office:value-type="string" office:string-value="dilution_value:column[14]," calcext:value-type="string">
            <text:p>dilution_value:column[14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crobiologyevents</text:p>
          </table:table-cell>
          <table:table-cell table:style-name="ce3" table:formula="of:=SUM([.B628];1)" office:value-type="float" office:value="15" calcext:value-type="float">
            <text:p>15</text:p>
          </table:table-cell>
          <table:table-cell table:style-name="ce6" office:value-type="string" calcext:value-type="string">
            <text:p>interpretation</text:p>
          </table:table-cell>
          <table:table-cell table:style-name="ce11" table:formula="of:=LOWER( IF(AND([.B629]=0;[.C629]&lt;&gt;&quot;Column&quot;;[.C629]&lt;&gt;&quot;&quot;);&quot;LOAD CSV FROM &quot;&quot;file://&quot; &amp; [.A629] &amp; &quot;.csv&quot;&quot; as column create (n:&quot; &amp; [.A629] &amp; &quot; &quot;; &quot;&quot;) )">
            <text:p/>
          </table:table-cell>
          <table:table-cell table:formula="of:=IF(AND([.C629]&lt;&gt;&quot;&quot;;[.C629]&lt;&gt;&quot;Column&quot;);IF([.B629]=0;&quot;{&quot;;&quot;&quot;)&amp;[.C629]&amp;&quot;:column[&quot;&amp;[.B629]&amp;&quot;]&quot;&amp;IF([.B630]&lt;&gt;&quot;&quot;;&quot;,&quot;;&quot;})&quot;);&quot;&quot;)" office:value-type="string" office:string-value="interpretation:column[15]})" calcext:value-type="string">
            <text:p>interpretation:column[15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30]=0;[.C630]&lt;&gt;&quot;Column&quot;;[.C630]&lt;&gt;&quot;&quot;);&quot;LOAD CSV FROM &quot;&quot;file://&quot; &amp; [.A630] &amp; &quot;.csv&quot;&quot; as column create (n:&quot; &amp; [.A630] &amp; &quot; &quot;; &quot;&quot;) )">
            <text:p/>
          </table:table-cell>
          <table:table-cell table:formula="of:=IF(AND([.C630]&lt;&gt;&quot;&quot;;[.C630]&lt;&gt;&quot;Column&quot;);IF([.B630]=0;&quot;{&quot;;&quot;&quot;)&amp;[.C630]&amp;&quot;:column[&quot;&amp;[.B630]&amp;&quot;]&quot;&amp;IF([.B63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31]=0;[.C631]&lt;&gt;&quot;Column&quot;;[.C631]&lt;&gt;&quot;&quot;);&quot;LOAD CSV FROM &quot;&quot;file://&quot; &amp; [.A631] &amp; &quot;.csv&quot;&quot; as column create (n:&quot; &amp; [.A631] &amp; &quot; &quot;; &quot;&quot;) )">
            <text:p/>
          </table:table-cell>
          <table:table-cell table:formula="of:=IF(AND([.C631]&lt;&gt;&quot;&quot;;[.C631]&lt;&gt;&quot;Column&quot;);IF([.B631]=0;&quot;{&quot;;&quot;&quot;)&amp;[.C631]&amp;&quot;:column[&quot;&amp;[.B631]&amp;&quot;]&quot;&amp;IF([.B63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32]=0;[.C632]&lt;&gt;&quot;Column&quot;;[.C632]&lt;&gt;&quot;&quot;);&quot;LOAD CSV FROM &quot;&quot;file://&quot; &amp; [.A632] &amp; &quot;.csv&quot;&quot; as column create (n:&quot; &amp; [.A632] &amp; &quot; &quot;; &quot;&quot;) )">
            <text:p/>
          </table:table-cell>
          <table:table-cell table:formula="of:=IF(AND([.C632]&lt;&gt;&quot;&quot;;[.C632]&lt;&gt;&quot;Column&quot;);IF([.B632]=0;&quot;{&quot;;&quot;&quot;)&amp;[.C632]&amp;&quot;:column[&quot;&amp;[.B632]&amp;&quot;]&quot;&amp;IF([.B63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33]=0;[.C633]&lt;&gt;&quot;Column&quot;;[.C633]&lt;&gt;&quot;&quot;);&quot;LOAD CSV FROM &quot;&quot;file://&quot; &amp; [.A633] &amp; &quot;.csv&quot;&quot; as column create (n:&quot; &amp; [.A633] &amp; &quot; &quot;; &quot;&quot;) )">
            <text:p/>
          </table:table-cell>
          <table:table-cell table:formula="of:=IF(AND([.C633]&lt;&gt;&quot;&quot;;[.C633]&lt;&gt;&quot;Column&quot;);IF([.B633]=0;&quot;{&quot;;&quot;&quot;)&amp;[.C633]&amp;&quot;:column[&quot;&amp;[.B633]&amp;&quot;]&quot;&amp;IF([.B63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34]=0;[.C634]&lt;&gt;&quot;Column&quot;;[.C634]&lt;&gt;&quot;&quot;);&quot;LOAD CSV FROM &quot;&quot;file://&quot; &amp; [.A634] &amp; &quot;.csv&quot;&quot; as column create (n:&quot; &amp; [.A634] &amp; &quot; &quot;; &quot;&quot;) )">
            <text:p/>
          </table:table-cell>
          <table:table-cell table:formula="of:=IF(AND([.C634]&lt;&gt;&quot;&quot;;[.C634]&lt;&gt;&quot;Column&quot;);IF([.B634]=0;&quot;{&quot;;&quot;&quot;)&amp;[.C634]&amp;&quot;:column[&quot;&amp;[.B634]&amp;&quot;]&quot;&amp;IF([.B63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635]=0;[.C635]&lt;&gt;&quot;Column&quot;;[.C635]&lt;&gt;&quot;&quot;);&quot;LOAD CSV FROM &quot;&quot;file://&quot; &amp; [.A635] &amp; &quot;.csv&quot;&quot; as column create (n:&quot; &amp; [.A635] &amp; &quot; &quot;; &quot;&quot;) )">
            <text:p/>
          </table:table-cell>
          <table:table-cell table:formula="of:=IF(AND([.C635]&lt;&gt;&quot;&quot;;[.C635]&lt;&gt;&quot;Column&quot;);IF([.B635]=0;&quot;{&quot;;&quot;&quot;)&amp;[.C635]&amp;&quot;:column[&quot;&amp;[.B635]&amp;&quot;]&quot;&amp;IF([.B63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eevents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636]=0;[.C636]&lt;&gt;&quot;Column&quot;;[.C636]&lt;&gt;&quot;&quot;);&quot;LOAD CSV FROM &quot;&quot;file://&quot; &amp; [.A636] &amp; &quot;.csv&quot;&quot; as column create (n:&quot; &amp; [.A636] &amp; &quot; &quot;; &quot;&quot;) )" office:value-type="string" office:string-value="load csv from &quot;file://noteevents.csv&quot; as column create (n:noteevents " calcext:value-type="string">
            <text:p>load csv from "file://noteevents.csv" as column create (n:noteevents </text:p>
          </table:table-cell>
          <table:table-cell table:formula="of:=IF(AND([.C636]&lt;&gt;&quot;&quot;;[.C636]&lt;&gt;&quot;Column&quot;);IF([.B636]=0;&quot;{&quot;;&quot;&quot;)&amp;[.C636]&amp;&quot;:column[&quot;&amp;[.B636]&amp;&quot;]&quot;&amp;IF([.B637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/>
          <table:table-cell table:style-name="ce3" table:formula="of:=SUM([.B614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637]=0;[.C637]&lt;&gt;&quot;Column&quot;;[.C637]&lt;&gt;&quot;&quot;);&quot;LOAD CSV FROM &quot;&quot;file://&quot; &amp; [.A637] &amp; &quot;.csv&quot;&quot; as column create (n:&quot; &amp; [.A637] &amp; &quot; &quot;; &quot;&quot;) )">
            <text:p/>
          </table:table-cell>
          <table:table-cell table:formula="of:=IF(AND([.C637]&lt;&gt;&quot;&quot;;[.C637]&lt;&gt;&quot;Column&quot;);IF([.B637]=0;&quot;{&quot;;&quot;&quot;)&amp;[.C637]&amp;&quot;:column[&quot;&amp;[.B637]&amp;&quot;]&quot;&amp;IF([.B638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/>
          <table:table-cell table:style-name="ce3" table:formula="of:=SUM([.B615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638]=0;[.C638]&lt;&gt;&quot;Column&quot;;[.C638]&lt;&gt;&quot;&quot;);&quot;LOAD CSV FROM &quot;&quot;file://&quot; &amp; [.A638] &amp; &quot;.csv&quot;&quot; as column create (n:&quot; &amp; [.A638] &amp; &quot; &quot;; &quot;&quot;) )">
            <text:p/>
          </table:table-cell>
          <table:table-cell table:formula="of:=IF(AND([.C638]&lt;&gt;&quot;&quot;;[.C638]&lt;&gt;&quot;Column&quot;);IF([.B638]=0;&quot;{&quot;;&quot;&quot;)&amp;[.C638]&amp;&quot;:column[&quot;&amp;[.B638]&amp;&quot;]&quot;&amp;IF([.B639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/>
          <table:table-cell table:style-name="ce3" table:formula="of:=SUM([.B616];1)" office:value-type="float" office:value="3" calcext:value-type="float">
            <text:p>3</text:p>
          </table:table-cell>
          <table:table-cell table:style-name="ce6" office:value-type="string" calcext:value-type="string">
            <text:p>chartdate</text:p>
          </table:table-cell>
          <table:table-cell table:style-name="ce11" table:formula="of:=LOWER( IF(AND([.B639]=0;[.C639]&lt;&gt;&quot;Column&quot;;[.C639]&lt;&gt;&quot;&quot;);&quot;LOAD CSV FROM &quot;&quot;file://&quot; &amp; [.A639] &amp; &quot;.csv&quot;&quot; as column create (n:&quot; &amp; [.A639] &amp; &quot; &quot;; &quot;&quot;) )">
            <text:p/>
          </table:table-cell>
          <table:table-cell table:formula="of:=IF(AND([.C639]&lt;&gt;&quot;&quot;;[.C639]&lt;&gt;&quot;Column&quot;);IF([.B639]=0;&quot;{&quot;;&quot;&quot;)&amp;[.C639]&amp;&quot;:column[&quot;&amp;[.B639]&amp;&quot;]&quot;&amp;IF([.B640]&lt;&gt;&quot;&quot;;&quot;,&quot;;&quot;})&quot;);&quot;&quot;)" office:value-type="string" office:string-value="chartdate:column[3]," calcext:value-type="string">
            <text:p>chartdate:column[3],</text:p>
          </table:table-cell>
          <table:table-cell table:number-columns-repeated="1019"/>
        </table:table-row>
        <table:table-row table:style-name="ro1">
          <table:table-cell/>
          <table:table-cell table:style-name="ce3" table:formula="of:=SUM([.B617];1)" office:value-type="float" office:value="4" calcext:value-type="float">
            <text:p>4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640]=0;[.C640]&lt;&gt;&quot;Column&quot;;[.C640]&lt;&gt;&quot;&quot;);&quot;LOAD CSV FROM &quot;&quot;file://&quot; &amp; [.A640] &amp; &quot;.csv&quot;&quot; as column create (n:&quot; &amp; [.A640] &amp; &quot; &quot;; &quot;&quot;) )">
            <text:p/>
          </table:table-cell>
          <table:table-cell table:formula="of:=IF(AND([.C640]&lt;&gt;&quot;&quot;;[.C640]&lt;&gt;&quot;Column&quot;);IF([.B640]=0;&quot;{&quot;;&quot;&quot;)&amp;[.C640]&amp;&quot;:column[&quot;&amp;[.B640]&amp;&quot;]&quot;&amp;IF([.B641]&lt;&gt;&quot;&quot;;&quot;,&quot;;&quot;})&quot;);&quot;&quot;)" office:value-type="string" office:string-value="charttime:column[4]," calcext:value-type="string">
            <text:p>charttime:column[4],</text:p>
          </table:table-cell>
          <table:table-cell table:number-columns-repeated="1019"/>
        </table:table-row>
        <table:table-row table:style-name="ro1">
          <table:table-cell/>
          <table:table-cell table:style-name="ce3" table:formula="of:=SUM([.B618];1)" office:value-type="float" office:value="5" calcext:value-type="float">
            <text:p>5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641]=0;[.C641]&lt;&gt;&quot;Column&quot;;[.C641]&lt;&gt;&quot;&quot;);&quot;LOAD CSV FROM &quot;&quot;file://&quot; &amp; [.A641] &amp; &quot;.csv&quot;&quot; as column create (n:&quot; &amp; [.A641] &amp; &quot; &quot;; &quot;&quot;) )">
            <text:p/>
          </table:table-cell>
          <table:table-cell table:formula="of:=IF(AND([.C641]&lt;&gt;&quot;&quot;;[.C641]&lt;&gt;&quot;Column&quot;);IF([.B641]=0;&quot;{&quot;;&quot;&quot;)&amp;[.C641]&amp;&quot;:column[&quot;&amp;[.B641]&amp;&quot;]&quot;&amp;IF([.B642]&lt;&gt;&quot;&quot;;&quot;,&quot;;&quot;})&quot;);&quot;&quot;)" office:value-type="string" office:string-value="storetime:column[5]," calcext:value-type="string">
            <text:p>storetime:column[5],</text:p>
          </table:table-cell>
          <table:table-cell table:number-columns-repeated="1019"/>
        </table:table-row>
        <table:table-row table:style-name="ro1">
          <table:table-cell/>
          <table:table-cell table:style-name="ce3" table:formula="of:=SUM([.B619];1)" office:value-type="float" office:value="6" calcext:value-type="float">
            <text:p>6</text:p>
          </table:table-cell>
          <table:table-cell table:style-name="ce6" office:value-type="string" calcext:value-type="string">
            <text:p>category</text:p>
          </table:table-cell>
          <table:table-cell table:style-name="ce11" table:formula="of:=LOWER( IF(AND([.B642]=0;[.C642]&lt;&gt;&quot;Column&quot;;[.C642]&lt;&gt;&quot;&quot;);&quot;LOAD CSV FROM &quot;&quot;file://&quot; &amp; [.A642] &amp; &quot;.csv&quot;&quot; as column create (n:&quot; &amp; [.A642] &amp; &quot; &quot;; &quot;&quot;) )">
            <text:p/>
          </table:table-cell>
          <table:table-cell table:formula="of:=IF(AND([.C642]&lt;&gt;&quot;&quot;;[.C642]&lt;&gt;&quot;Column&quot;);IF([.B642]=0;&quot;{&quot;;&quot;&quot;)&amp;[.C642]&amp;&quot;:column[&quot;&amp;[.B642]&amp;&quot;]&quot;&amp;IF([.B643]&lt;&gt;&quot;&quot;;&quot;,&quot;;&quot;})&quot;);&quot;&quot;)" office:value-type="string" office:string-value="category:column[6]," calcext:value-type="string">
            <text:p>category:column[6],</text:p>
          </table:table-cell>
          <table:table-cell table:number-columns-repeated="1019"/>
        </table:table-row>
        <table:table-row table:style-name="ro1">
          <table:table-cell/>
          <table:table-cell table:style-name="ce3" table:formula="of:=SUM([.B620];1)" office:value-type="float" office:value="7" calcext:value-type="float">
            <text:p>7</text:p>
          </table:table-cell>
          <table:table-cell table:style-name="ce6" office:value-type="string" calcext:value-type="string">
            <text:p>description</text:p>
          </table:table-cell>
          <table:table-cell table:style-name="ce11" table:formula="of:=LOWER( IF(AND([.B643]=0;[.C643]&lt;&gt;&quot;Column&quot;;[.C643]&lt;&gt;&quot;&quot;);&quot;LOAD CSV FROM &quot;&quot;file://&quot; &amp; [.A643] &amp; &quot;.csv&quot;&quot; as column create (n:&quot; &amp; [.A643] &amp; &quot; &quot;; &quot;&quot;) )">
            <text:p/>
          </table:table-cell>
          <table:table-cell table:formula="of:=IF(AND([.C643]&lt;&gt;&quot;&quot;;[.C643]&lt;&gt;&quot;Column&quot;);IF([.B643]=0;&quot;{&quot;;&quot;&quot;)&amp;[.C643]&amp;&quot;:column[&quot;&amp;[.B643]&amp;&quot;]&quot;&amp;IF([.B644]&lt;&gt;&quot;&quot;;&quot;,&quot;;&quot;})&quot;);&quot;&quot;)" office:value-type="string" office:string-value="description:column[7]," calcext:value-type="string">
            <text:p>description:column[7],</text:p>
          </table:table-cell>
          <table:table-cell table:number-columns-repeated="1019"/>
        </table:table-row>
        <table:table-row table:style-name="ro1">
          <table:table-cell/>
          <table:table-cell table:style-name="ce3" table:formula="of:=SUM([.B621];1)" office:value-type="float" office:value="8" calcext:value-type="float">
            <text:p>8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644]=0;[.C644]&lt;&gt;&quot;Column&quot;;[.C644]&lt;&gt;&quot;&quot;);&quot;LOAD CSV FROM &quot;&quot;file://&quot; &amp; [.A644] &amp; &quot;.csv&quot;&quot; as column create (n:&quot; &amp; [.A644] &amp; &quot; &quot;; &quot;&quot;) )">
            <text:p/>
          </table:table-cell>
          <table:table-cell table:formula="of:=IF(AND([.C644]&lt;&gt;&quot;&quot;;[.C644]&lt;&gt;&quot;Column&quot;);IF([.B644]=0;&quot;{&quot;;&quot;&quot;)&amp;[.C644]&amp;&quot;:column[&quot;&amp;[.B644]&amp;&quot;]&quot;&amp;IF([.B645]&lt;&gt;&quot;&quot;;&quot;,&quot;;&quot;})&quot;);&quot;&quot;)" office:value-type="string" office:string-value="cgid:column[8]," calcext:value-type="string">
            <text:p>cgid:column[8],</text:p>
          </table:table-cell>
          <table:table-cell table:number-columns-repeated="1019"/>
        </table:table-row>
        <table:table-row table:style-name="ro1">
          <table:table-cell/>
          <table:table-cell table:style-name="ce3" table:formula="of:=SUM([.B622];1)" office:value-type="float" office:value="9" calcext:value-type="float">
            <text:p>9</text:p>
          </table:table-cell>
          <table:table-cell table:style-name="ce6" office:value-type="string" calcext:value-type="string">
            <text:p>iserror</text:p>
          </table:table-cell>
          <table:table-cell table:style-name="ce11" table:formula="of:=LOWER( IF(AND([.B645]=0;[.C645]&lt;&gt;&quot;Column&quot;;[.C645]&lt;&gt;&quot;&quot;);&quot;LOAD CSV FROM &quot;&quot;file://&quot; &amp; [.A645] &amp; &quot;.csv&quot;&quot; as column create (n:&quot; &amp; [.A645] &amp; &quot; &quot;; &quot;&quot;) )">
            <text:p/>
          </table:table-cell>
          <table:table-cell table:formula="of:=IF(AND([.C645]&lt;&gt;&quot;&quot;;[.C645]&lt;&gt;&quot;Column&quot;);IF([.B645]=0;&quot;{&quot;;&quot;&quot;)&amp;[.C645]&amp;&quot;:column[&quot;&amp;[.B645]&amp;&quot;]&quot;&amp;IF([.B646]&lt;&gt;&quot;&quot;;&quot;,&quot;;&quot;})&quot;);&quot;&quot;)" office:value-type="string" office:string-value="iserror:column[9]," calcext:value-type="string">
            <text:p>iserror:column[9],</text:p>
          </table:table-cell>
          <table:table-cell table:number-columns-repeated="1019"/>
        </table:table-row>
        <table:table-row table:style-name="ro1">
          <table:table-cell/>
          <table:table-cell table:style-name="ce3" table:formula="of:=SUM([.B623];1)" office:value-type="float" office:value="10" calcext:value-type="float">
            <text:p>10</text:p>
          </table:table-cell>
          <table:table-cell table:style-name="ce6" office:value-type="string" calcext:value-type="string">
            <text:p>text</text:p>
          </table:table-cell>
          <table:table-cell table:style-name="ce11" table:formula="of:=LOWER( IF(AND([.B646]=0;[.C646]&lt;&gt;&quot;Column&quot;;[.C646]&lt;&gt;&quot;&quot;);&quot;LOAD CSV FROM &quot;&quot;file://&quot; &amp; [.A646] &amp; &quot;.csv&quot;&quot; as column create (n:&quot; &amp; [.A646] &amp; &quot; &quot;; &quot;&quot;) )">
            <text:p/>
          </table:table-cell>
          <table:table-cell table:formula="of:=IF(AND([.C646]&lt;&gt;&quot;&quot;;[.C646]&lt;&gt;&quot;Column&quot;);IF([.B646]=0;&quot;{&quot;;&quot;&quot;)&amp;[.C646]&amp;&quot;:column[&quot;&amp;[.B646]&amp;&quot;]&quot;&amp;IF([.B647]&lt;&gt;&quot;&quot;;&quot;,&quot;;&quot;})&quot;);&quot;&quot;)" office:value-type="string" office:string-value="text:column[10]})" calcext:value-type="string">
            <text:p>text:column[10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47]=0;[.C647]&lt;&gt;&quot;Column&quot;;[.C647]&lt;&gt;&quot;&quot;);&quot;LOAD CSV FROM &quot;&quot;file://&quot; &amp; [.A647] &amp; &quot;.csv&quot;&quot; as column create (n:&quot; &amp; [.A647] &amp; &quot; &quot;; &quot;&quot;) )">
            <text:p/>
          </table:table-cell>
          <table:table-cell table:formula="of:=IF(AND([.C647]&lt;&gt;&quot;&quot;;[.C647]&lt;&gt;&quot;Column&quot;);IF([.B647]=0;&quot;{&quot;;&quot;&quot;)&amp;[.C647]&amp;&quot;:column[&quot;&amp;[.B647]&amp;&quot;]&quot;&amp;IF([.B64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48]=0;[.C648]&lt;&gt;&quot;Column&quot;;[.C648]&lt;&gt;&quot;&quot;);&quot;LOAD CSV FROM &quot;&quot;file://&quot; &amp; [.A648] &amp; &quot;.csv&quot;&quot; as column create (n:&quot; &amp; [.A648] &amp; &quot; &quot;; &quot;&quot;) )">
            <text:p/>
          </table:table-cell>
          <table:table-cell table:formula="of:=IF(AND([.C648]&lt;&gt;&quot;&quot;;[.C648]&lt;&gt;&quot;Column&quot;);IF([.B648]=0;&quot;{&quot;;&quot;&quot;)&amp;[.C648]&amp;&quot;:column[&quot;&amp;[.B648]&amp;&quot;]&quot;&amp;IF([.B64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49]=0;[.C649]&lt;&gt;&quot;Column&quot;;[.C649]&lt;&gt;&quot;&quot;);&quot;LOAD CSV FROM &quot;&quot;file://&quot; &amp; [.A649] &amp; &quot;.csv&quot;&quot; as column create (n:&quot; &amp; [.A649] &amp; &quot; &quot;; &quot;&quot;) )">
            <text:p/>
          </table:table-cell>
          <table:table-cell table:formula="of:=IF(AND([.C649]&lt;&gt;&quot;&quot;;[.C649]&lt;&gt;&quot;Column&quot;);IF([.B649]=0;&quot;{&quot;;&quot;&quot;)&amp;[.C649]&amp;&quot;:column[&quot;&amp;[.B649]&amp;&quot;]&quot;&amp;IF([.B65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50]=0;[.C650]&lt;&gt;&quot;Column&quot;;[.C650]&lt;&gt;&quot;&quot;);&quot;LOAD CSV FROM &quot;&quot;file://&quot; &amp; [.A650] &amp; &quot;.csv&quot;&quot; as column create (n:&quot; &amp; [.A650] &amp; &quot; &quot;; &quot;&quot;) )">
            <text:p/>
          </table:table-cell>
          <table:table-cell table:formula="of:=IF(AND([.C650]&lt;&gt;&quot;&quot;;[.C650]&lt;&gt;&quot;Column&quot;);IF([.B650]=0;&quot;{&quot;;&quot;&quot;)&amp;[.C650]&amp;&quot;:column[&quot;&amp;[.B650]&amp;&quot;]&quot;&amp;IF([.B65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51]=0;[.C651]&lt;&gt;&quot;Column&quot;;[.C651]&lt;&gt;&quot;&quot;);&quot;LOAD CSV FROM &quot;&quot;file://&quot; &amp; [.A651] &amp; &quot;.csv&quot;&quot; as column create (n:&quot; &amp; [.A651] &amp; &quot; &quot;; &quot;&quot;) )">
            <text:p/>
          </table:table-cell>
          <table:table-cell table:formula="of:=IF(AND([.C651]&lt;&gt;&quot;&quot;;[.C651]&lt;&gt;&quot;Column&quot;);IF([.B651]=0;&quot;{&quot;;&quot;&quot;)&amp;[.C651]&amp;&quot;:column[&quot;&amp;[.B651]&amp;&quot;]&quot;&amp;IF([.B65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52]=0;[.C652]&lt;&gt;&quot;Column&quot;;[.C652]&lt;&gt;&quot;&quot;);&quot;LOAD CSV FROM &quot;&quot;file://&quot; &amp; [.A652] &amp; &quot;.csv&quot;&quot; as column create (n:&quot; &amp; [.A652] &amp; &quot; &quot;; &quot;&quot;) )">
            <text:p/>
          </table:table-cell>
          <table:table-cell table:formula="of:=IF(AND([.C652]&lt;&gt;&quot;&quot;;[.C652]&lt;&gt;&quot;Column&quot;);IF([.B652]=0;&quot;{&quot;;&quot;&quot;)&amp;[.C652]&amp;&quot;:column[&quot;&amp;[.B652]&amp;&quot;]&quot;&amp;IF([.B65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53]=0;[.C653]&lt;&gt;&quot;Column&quot;;[.C653]&lt;&gt;&quot;&quot;);&quot;LOAD CSV FROM &quot;&quot;file://&quot; &amp; [.A653] &amp; &quot;.csv&quot;&quot; as column create (n:&quot; &amp; [.A653] &amp; &quot; &quot;; &quot;&quot;) )">
            <text:p/>
          </table:table-cell>
          <table:table-cell table:formula="of:=IF(AND([.C653]&lt;&gt;&quot;&quot;;[.C653]&lt;&gt;&quot;Column&quot;);IF([.B653]=0;&quot;{&quot;;&quot;&quot;)&amp;[.C653]&amp;&quot;:column[&quot;&amp;[.B653]&amp;&quot;]&quot;&amp;IF([.B65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654]=0;[.C654]&lt;&gt;&quot;Column&quot;;[.C654]&lt;&gt;&quot;&quot;);&quot;LOAD CSV FROM &quot;&quot;file://&quot; &amp; [.A654] &amp; &quot;.csv&quot;&quot; as column create (n:&quot; &amp; [.A654] &amp; &quot; &quot;; &quot;&quot;) )">
            <text:p/>
          </table:table-cell>
          <table:table-cell table:formula="of:=IF(AND([.C654]&lt;&gt;&quot;&quot;;[.C654]&lt;&gt;&quot;Column&quot;);IF([.B654]=0;&quot;{&quot;;&quot;&quot;)&amp;[.C654]&amp;&quot;:column[&quot;&amp;[.B654]&amp;&quot;]&quot;&amp;IF([.B65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putevents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655]=0;[.C655]&lt;&gt;&quot;Column&quot;;[.C655]&lt;&gt;&quot;&quot;);&quot;LOAD CSV FROM &quot;&quot;file://&quot; &amp; [.A655] &amp; &quot;.csv&quot;&quot; as column create (n:&quot; &amp; [.A655] &amp; &quot; &quot;; &quot;&quot;) )" office:value-type="string" office:string-value="load csv from &quot;file://outputevents.csv&quot; as column create (n:outputevents " calcext:value-type="string">
            <text:p>load csv from "file://outputevents.csv" as column create (n:outputevents </text:p>
          </table:table-cell>
          <table:table-cell table:formula="of:=IF(AND([.C655]&lt;&gt;&quot;&quot;;[.C655]&lt;&gt;&quot;Column&quot;);IF([.B655]=0;&quot;{&quot;;&quot;&quot;)&amp;[.C655]&amp;&quot;:column[&quot;&amp;[.B655]&amp;&quot;]&quot;&amp;IF([.B656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putevents</text:p>
          </table:table-cell>
          <table:table-cell table:style-name="ce3" table:formula="of:=SUM([.B614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656]=0;[.C656]&lt;&gt;&quot;Column&quot;;[.C656]&lt;&gt;&quot;&quot;);&quot;LOAD CSV FROM &quot;&quot;file://&quot; &amp; [.A656] &amp; &quot;.csv&quot;&quot; as column create (n:&quot; &amp; [.A656] &amp; &quot; &quot;; &quot;&quot;) )">
            <text:p/>
          </table:table-cell>
          <table:table-cell table:formula="of:=IF(AND([.C656]&lt;&gt;&quot;&quot;;[.C656]&lt;&gt;&quot;Column&quot;);IF([.B656]=0;&quot;{&quot;;&quot;&quot;)&amp;[.C656]&amp;&quot;:column[&quot;&amp;[.B656]&amp;&quot;]&quot;&amp;IF([.B657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putevents</text:p>
          </table:table-cell>
          <table:table-cell table:style-name="ce3" table:formula="of:=SUM([.B615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657]=0;[.C657]&lt;&gt;&quot;Column&quot;;[.C657]&lt;&gt;&quot;&quot;);&quot;LOAD CSV FROM &quot;&quot;file://&quot; &amp; [.A657] &amp; &quot;.csv&quot;&quot; as column create (n:&quot; &amp; [.A657] &amp; &quot; &quot;; &quot;&quot;) )">
            <text:p/>
          </table:table-cell>
          <table:table-cell table:formula="of:=IF(AND([.C657]&lt;&gt;&quot;&quot;;[.C657]&lt;&gt;&quot;Column&quot;);IF([.B657]=0;&quot;{&quot;;&quot;&quot;)&amp;[.C657]&amp;&quot;:column[&quot;&amp;[.B657]&amp;&quot;]&quot;&amp;IF([.B658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putevents</text:p>
          </table:table-cell>
          <table:table-cell table:style-name="ce3" table:formula="of:=SUM([.B616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658]=0;[.C658]&lt;&gt;&quot;Column&quot;;[.C658]&lt;&gt;&quot;&quot;);&quot;LOAD CSV FROM &quot;&quot;file://&quot; &amp; [.A658] &amp; &quot;.csv&quot;&quot; as column create (n:&quot; &amp; [.A658] &amp; &quot; &quot;; &quot;&quot;) )">
            <text:p/>
          </table:table-cell>
          <table:table-cell table:formula="of:=IF(AND([.C658]&lt;&gt;&quot;&quot;;[.C658]&lt;&gt;&quot;Column&quot;);IF([.B658]=0;&quot;{&quot;;&quot;&quot;)&amp;[.C658]&amp;&quot;:column[&quot;&amp;[.B658]&amp;&quot;]&quot;&amp;IF([.B659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putevents</text:p>
          </table:table-cell>
          <table:table-cell table:style-name="ce3" table:formula="of:=SUM([.B617];1)" office:value-type="float" office:value="4" calcext:value-type="float">
            <text:p>4</text:p>
          </table:table-cell>
          <table:table-cell table:style-name="ce6" office:value-type="string" calcext:value-type="string">
            <text:p>charttime</text:p>
          </table:table-cell>
          <table:table-cell table:style-name="ce11" table:formula="of:=LOWER( IF(AND([.B659]=0;[.C659]&lt;&gt;&quot;Column&quot;;[.C659]&lt;&gt;&quot;&quot;);&quot;LOAD CSV FROM &quot;&quot;file://&quot; &amp; [.A659] &amp; &quot;.csv&quot;&quot; as column create (n:&quot; &amp; [.A659] &amp; &quot; &quot;; &quot;&quot;) )">
            <text:p/>
          </table:table-cell>
          <table:table-cell table:formula="of:=IF(AND([.C659]&lt;&gt;&quot;&quot;;[.C659]&lt;&gt;&quot;Column&quot;);IF([.B659]=0;&quot;{&quot;;&quot;&quot;)&amp;[.C659]&amp;&quot;:column[&quot;&amp;[.B659]&amp;&quot;]&quot;&amp;IF([.B660]&lt;&gt;&quot;&quot;;&quot;,&quot;;&quot;})&quot;);&quot;&quot;)" office:value-type="string" office:string-value="charttime:column[4]," calcext:value-type="string">
            <text:p>charttime:column[4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putevents</text:p>
          </table:table-cell>
          <table:table-cell table:style-name="ce3" table:formula="of:=SUM([.B618];1)" office:value-type="float" office:value="5" calcext:value-type="float">
            <text:p>5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660]=0;[.C660]&lt;&gt;&quot;Column&quot;;[.C660]&lt;&gt;&quot;&quot;);&quot;LOAD CSV FROM &quot;&quot;file://&quot; &amp; [.A660] &amp; &quot;.csv&quot;&quot; as column create (n:&quot; &amp; [.A660] &amp; &quot; &quot;; &quot;&quot;) )">
            <text:p/>
          </table:table-cell>
          <table:table-cell table:formula="of:=IF(AND([.C660]&lt;&gt;&quot;&quot;;[.C660]&lt;&gt;&quot;Column&quot;);IF([.B660]=0;&quot;{&quot;;&quot;&quot;)&amp;[.C660]&amp;&quot;:column[&quot;&amp;[.B660]&amp;&quot;]&quot;&amp;IF([.B661]&lt;&gt;&quot;&quot;;&quot;,&quot;;&quot;})&quot;);&quot;&quot;)" office:value-type="string" office:string-value="itemid:column[5]," calcext:value-type="string">
            <text:p>itemid:column[5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putevents</text:p>
          </table:table-cell>
          <table:table-cell table:style-name="ce3" table:formula="of:=SUM([.B619];1)" office:value-type="float" office:value="6" calcext:value-type="float">
            <text:p>6</text:p>
          </table:table-cell>
          <table:table-cell table:style-name="ce6" office:value-type="string" calcext:value-type="string">
            <text:p>value</text:p>
          </table:table-cell>
          <table:table-cell table:style-name="ce11" table:formula="of:=LOWER( IF(AND([.B661]=0;[.C661]&lt;&gt;&quot;Column&quot;;[.C661]&lt;&gt;&quot;&quot;);&quot;LOAD CSV FROM &quot;&quot;file://&quot; &amp; [.A661] &amp; &quot;.csv&quot;&quot; as column create (n:&quot; &amp; [.A661] &amp; &quot; &quot;; &quot;&quot;) )">
            <text:p/>
          </table:table-cell>
          <table:table-cell table:formula="of:=IF(AND([.C661]&lt;&gt;&quot;&quot;;[.C661]&lt;&gt;&quot;Column&quot;);IF([.B661]=0;&quot;{&quot;;&quot;&quot;)&amp;[.C661]&amp;&quot;:column[&quot;&amp;[.B661]&amp;&quot;]&quot;&amp;IF([.B662]&lt;&gt;&quot;&quot;;&quot;,&quot;;&quot;})&quot;);&quot;&quot;)" office:value-type="string" office:string-value="value:column[6]," calcext:value-type="string">
            <text:p>value:column[6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putevents</text:p>
          </table:table-cell>
          <table:table-cell table:style-name="ce3" table:formula="of:=SUM([.B620];1)" office:value-type="float" office:value="7" calcext:value-type="float">
            <text:p>7</text:p>
          </table:table-cell>
          <table:table-cell table:style-name="ce6" office:value-type="string" calcext:value-type="string">
            <text:p>valueuom</text:p>
          </table:table-cell>
          <table:table-cell table:style-name="ce11" table:formula="of:=LOWER( IF(AND([.B662]=0;[.C662]&lt;&gt;&quot;Column&quot;;[.C662]&lt;&gt;&quot;&quot;);&quot;LOAD CSV FROM &quot;&quot;file://&quot; &amp; [.A662] &amp; &quot;.csv&quot;&quot; as column create (n:&quot; &amp; [.A662] &amp; &quot; &quot;; &quot;&quot;) )">
            <text:p/>
          </table:table-cell>
          <table:table-cell table:formula="of:=IF(AND([.C662]&lt;&gt;&quot;&quot;;[.C662]&lt;&gt;&quot;Column&quot;);IF([.B662]=0;&quot;{&quot;;&quot;&quot;)&amp;[.C662]&amp;&quot;:column[&quot;&amp;[.B662]&amp;&quot;]&quot;&amp;IF([.B663]&lt;&gt;&quot;&quot;;&quot;,&quot;;&quot;})&quot;);&quot;&quot;)" office:value-type="string" office:string-value="valueuom:column[7]," calcext:value-type="string">
            <text:p>valueuom:column[7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putevents</text:p>
          </table:table-cell>
          <table:table-cell table:style-name="ce3" table:formula="of:=SUM([.B621];1)" office:value-type="float" office:value="8" calcext:value-type="float">
            <text:p>8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663]=0;[.C663]&lt;&gt;&quot;Column&quot;;[.C663]&lt;&gt;&quot;&quot;);&quot;LOAD CSV FROM &quot;&quot;file://&quot; &amp; [.A663] &amp; &quot;.csv&quot;&quot; as column create (n:&quot; &amp; [.A663] &amp; &quot; &quot;; &quot;&quot;) )">
            <text:p/>
          </table:table-cell>
          <table:table-cell table:formula="of:=IF(AND([.C663]&lt;&gt;&quot;&quot;;[.C663]&lt;&gt;&quot;Column&quot;);IF([.B663]=0;&quot;{&quot;;&quot;&quot;)&amp;[.C663]&amp;&quot;:column[&quot;&amp;[.B663]&amp;&quot;]&quot;&amp;IF([.B664]&lt;&gt;&quot;&quot;;&quot;,&quot;;&quot;})&quot;);&quot;&quot;)" office:value-type="string" office:string-value="storetime:column[8]," calcext:value-type="string">
            <text:p>storetime:column[8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putevents</text:p>
          </table:table-cell>
          <table:table-cell table:style-name="ce3" table:formula="of:=SUM([.B622];1)" office:value-type="float" office:value="9" calcext:value-type="float">
            <text:p>9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664]=0;[.C664]&lt;&gt;&quot;Column&quot;;[.C664]&lt;&gt;&quot;&quot;);&quot;LOAD CSV FROM &quot;&quot;file://&quot; &amp; [.A664] &amp; &quot;.csv&quot;&quot; as column create (n:&quot; &amp; [.A664] &amp; &quot; &quot;; &quot;&quot;) )">
            <text:p/>
          </table:table-cell>
          <table:table-cell table:formula="of:=IF(AND([.C664]&lt;&gt;&quot;&quot;;[.C664]&lt;&gt;&quot;Column&quot;);IF([.B664]=0;&quot;{&quot;;&quot;&quot;)&amp;[.C664]&amp;&quot;:column[&quot;&amp;[.B664]&amp;&quot;]&quot;&amp;IF([.B665]&lt;&gt;&quot;&quot;;&quot;,&quot;;&quot;})&quot;);&quot;&quot;)" office:value-type="string" office:string-value="cgid:column[9]," calcext:value-type="string">
            <text:p>cgid:column[9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putevents</text:p>
          </table:table-cell>
          <table:table-cell table:style-name="ce3" table:formula="of:=SUM([.B623];1)" office:value-type="float" office:value="10" calcext:value-type="float">
            <text:p>10</text:p>
          </table:table-cell>
          <table:table-cell table:style-name="ce6" office:value-type="string" calcext:value-type="string">
            <text:p>stopped</text:p>
          </table:table-cell>
          <table:table-cell table:style-name="ce11" table:formula="of:=LOWER( IF(AND([.B665]=0;[.C665]&lt;&gt;&quot;Column&quot;;[.C665]&lt;&gt;&quot;&quot;);&quot;LOAD CSV FROM &quot;&quot;file://&quot; &amp; [.A665] &amp; &quot;.csv&quot;&quot; as column create (n:&quot; &amp; [.A665] &amp; &quot; &quot;; &quot;&quot;) )">
            <text:p/>
          </table:table-cell>
          <table:table-cell table:formula="of:=IF(AND([.C665]&lt;&gt;&quot;&quot;;[.C665]&lt;&gt;&quot;Column&quot;);IF([.B665]=0;&quot;{&quot;;&quot;&quot;)&amp;[.C665]&amp;&quot;:column[&quot;&amp;[.B665]&amp;&quot;]&quot;&amp;IF([.B666]&lt;&gt;&quot;&quot;;&quot;,&quot;;&quot;})&quot;);&quot;&quot;)" office:value-type="string" office:string-value="stopped:column[10]," calcext:value-type="string">
            <text:p>stopped:column[1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putevents</text:p>
          </table:table-cell>
          <table:table-cell table:style-name="ce3" table:formula="of:=SUM([.B624];1)" office:value-type="float" office:value="11" calcext:value-type="float">
            <text:p>11</text:p>
          </table:table-cell>
          <table:table-cell table:style-name="ce6" office:value-type="string" calcext:value-type="string">
            <text:p>newbottle</text:p>
          </table:table-cell>
          <table:table-cell table:style-name="ce11" table:formula="of:=LOWER( IF(AND([.B666]=0;[.C666]&lt;&gt;&quot;Column&quot;;[.C666]&lt;&gt;&quot;&quot;);&quot;LOAD CSV FROM &quot;&quot;file://&quot; &amp; [.A666] &amp; &quot;.csv&quot;&quot; as column create (n:&quot; &amp; [.A666] &amp; &quot; &quot;; &quot;&quot;) )">
            <text:p/>
          </table:table-cell>
          <table:table-cell table:formula="of:=IF(AND([.C666]&lt;&gt;&quot;&quot;;[.C666]&lt;&gt;&quot;Column&quot;);IF([.B666]=0;&quot;{&quot;;&quot;&quot;)&amp;[.C666]&amp;&quot;:column[&quot;&amp;[.B666]&amp;&quot;]&quot;&amp;IF([.B667]&lt;&gt;&quot;&quot;;&quot;,&quot;;&quot;})&quot;);&quot;&quot;)" office:value-type="string" office:string-value="newbottle:column[11]," calcext:value-type="string">
            <text:p>newbottle:column[1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putevents</text:p>
          </table:table-cell>
          <table:table-cell table:style-name="ce3" table:formula="of:=SUM([.B625];1)" office:value-type="float" office:value="12" calcext:value-type="float">
            <text:p>12</text:p>
          </table:table-cell>
          <table:table-cell table:style-name="ce6" office:value-type="string" calcext:value-type="string">
            <text:p>iserror</text:p>
          </table:table-cell>
          <table:table-cell table:style-name="ce11" table:formula="of:=LOWER( IF(AND([.B667]=0;[.C667]&lt;&gt;&quot;Column&quot;;[.C667]&lt;&gt;&quot;&quot;);&quot;LOAD CSV FROM &quot;&quot;file://&quot; &amp; [.A667] &amp; &quot;.csv&quot;&quot; as column create (n:&quot; &amp; [.A667] &amp; &quot; &quot;; &quot;&quot;) )">
            <text:p/>
          </table:table-cell>
          <table:table-cell table:formula="of:=IF(AND([.C667]&lt;&gt;&quot;&quot;;[.C667]&lt;&gt;&quot;Column&quot;);IF([.B667]=0;&quot;{&quot;;&quot;&quot;)&amp;[.C667]&amp;&quot;:column[&quot;&amp;[.B667]&amp;&quot;]&quot;&amp;IF([.B668]&lt;&gt;&quot;&quot;;&quot;,&quot;;&quot;})&quot;);&quot;&quot;)" office:value-type="string" office:string-value="iserror:column[12]})" calcext:value-type="string">
            <text:p>iserror:column[12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68]=0;[.C668]&lt;&gt;&quot;Column&quot;;[.C668]&lt;&gt;&quot;&quot;);&quot;LOAD CSV FROM &quot;&quot;file://&quot; &amp; [.A668] &amp; &quot;.csv&quot;&quot; as column create (n:&quot; &amp; [.A668] &amp; &quot; &quot;; &quot;&quot;) )">
            <text:p/>
          </table:table-cell>
          <table:table-cell table:formula="of:=IF(AND([.C668]&lt;&gt;&quot;&quot;;[.C668]&lt;&gt;&quot;Column&quot;);IF([.B668]=0;&quot;{&quot;;&quot;&quot;)&amp;[.C668]&amp;&quot;:column[&quot;&amp;[.B668]&amp;&quot;]&quot;&amp;IF([.B66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69]=0;[.C669]&lt;&gt;&quot;Column&quot;;[.C669]&lt;&gt;&quot;&quot;);&quot;LOAD CSV FROM &quot;&quot;file://&quot; &amp; [.A669] &amp; &quot;.csv&quot;&quot; as column create (n:&quot; &amp; [.A669] &amp; &quot; &quot;; &quot;&quot;) )">
            <text:p/>
          </table:table-cell>
          <table:table-cell table:formula="of:=IF(AND([.C669]&lt;&gt;&quot;&quot;;[.C669]&lt;&gt;&quot;Column&quot;);IF([.B669]=0;&quot;{&quot;;&quot;&quot;)&amp;[.C669]&amp;&quot;:column[&quot;&amp;[.B669]&amp;&quot;]&quot;&amp;IF([.B67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70]=0;[.C670]&lt;&gt;&quot;Column&quot;;[.C670]&lt;&gt;&quot;&quot;);&quot;LOAD CSV FROM &quot;&quot;file://&quot; &amp; [.A670] &amp; &quot;.csv&quot;&quot; as column create (n:&quot; &amp; [.A670] &amp; &quot; &quot;; &quot;&quot;) )">
            <text:p/>
          </table:table-cell>
          <table:table-cell table:formula="of:=IF(AND([.C670]&lt;&gt;&quot;&quot;;[.C670]&lt;&gt;&quot;Column&quot;);IF([.B670]=0;&quot;{&quot;;&quot;&quot;)&amp;[.C670]&amp;&quot;:column[&quot;&amp;[.B670]&amp;&quot;]&quot;&amp;IF([.B67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71]=0;[.C671]&lt;&gt;&quot;Column&quot;;[.C671]&lt;&gt;&quot;&quot;);&quot;LOAD CSV FROM &quot;&quot;file://&quot; &amp; [.A671] &amp; &quot;.csv&quot;&quot; as column create (n:&quot; &amp; [.A671] &amp; &quot; &quot;; &quot;&quot;) )">
            <text:p/>
          </table:table-cell>
          <table:table-cell table:formula="of:=IF(AND([.C671]&lt;&gt;&quot;&quot;;[.C671]&lt;&gt;&quot;Column&quot;);IF([.B671]=0;&quot;{&quot;;&quot;&quot;)&amp;[.C671]&amp;&quot;:column[&quot;&amp;[.B671]&amp;&quot;]&quot;&amp;IF([.B67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72]=0;[.C672]&lt;&gt;&quot;Column&quot;;[.C672]&lt;&gt;&quot;&quot;);&quot;LOAD CSV FROM &quot;&quot;file://&quot; &amp; [.A672] &amp; &quot;.csv&quot;&quot; as column create (n:&quot; &amp; [.A672] &amp; &quot; &quot;; &quot;&quot;) )">
            <text:p/>
          </table:table-cell>
          <table:table-cell table:formula="of:=IF(AND([.C672]&lt;&gt;&quot;&quot;;[.C672]&lt;&gt;&quot;Column&quot;);IF([.B672]=0;&quot;{&quot;;&quot;&quot;)&amp;[.C672]&amp;&quot;:column[&quot;&amp;[.B672]&amp;&quot;]&quot;&amp;IF([.B67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73]=0;[.C673]&lt;&gt;&quot;Column&quot;;[.C673]&lt;&gt;&quot;&quot;);&quot;LOAD CSV FROM &quot;&quot;file://&quot; &amp; [.A673] &amp; &quot;.csv&quot;&quot; as column create (n:&quot; &amp; [.A673] &amp; &quot; &quot;; &quot;&quot;) )">
            <text:p/>
          </table:table-cell>
          <table:table-cell table:formula="of:=IF(AND([.C673]&lt;&gt;&quot;&quot;;[.C673]&lt;&gt;&quot;Column&quot;);IF([.B673]=0;&quot;{&quot;;&quot;&quot;)&amp;[.C673]&amp;&quot;:column[&quot;&amp;[.B673]&amp;&quot;]&quot;&amp;IF([.B67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674]=0;[.C674]&lt;&gt;&quot;Column&quot;;[.C674]&lt;&gt;&quot;&quot;);&quot;LOAD CSV FROM &quot;&quot;file://&quot; &amp; [.A674] &amp; &quot;.csv&quot;&quot; as column create (n:&quot; &amp; [.A674] &amp; &quot; &quot;; &quot;&quot;) )">
            <text:p/>
          </table:table-cell>
          <table:table-cell table:formula="of:=IF(AND([.C674]&lt;&gt;&quot;&quot;;[.C674]&lt;&gt;&quot;Column&quot;);IF([.B674]=0;&quot;{&quot;;&quot;&quot;)&amp;[.C674]&amp;&quot;:column[&quot;&amp;[.B674]&amp;&quot;]&quot;&amp;IF([.B67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tients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675]=0;[.C675]&lt;&gt;&quot;Column&quot;;[.C675]&lt;&gt;&quot;&quot;);&quot;LOAD CSV FROM &quot;&quot;file://&quot; &amp; [.A675] &amp; &quot;.csv&quot;&quot; as column create (n:&quot; &amp; [.A675] &amp; &quot; &quot;; &quot;&quot;) )" office:value-type="string" office:string-value="load csv from &quot;file://patients.csv&quot; as column create (n:patients " calcext:value-type="string">
            <text:p>load csv from "file://patients.csv" as column create (n:patients </text:p>
          </table:table-cell>
          <table:table-cell table:formula="of:=IF(AND([.C675]&lt;&gt;&quot;&quot;;[.C675]&lt;&gt;&quot;Column&quot;);IF([.B675]=0;&quot;{&quot;;&quot;&quot;)&amp;[.C675]&amp;&quot;:column[&quot;&amp;[.B675]&amp;&quot;]&quot;&amp;IF([.B676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tients</text:p>
          </table:table-cell>
          <table:table-cell table:style-name="ce3" table:formula="of:=SUM([.B614];1)" office:value-type="float" office:value="1" calcext:value-type="float">
            <text:p>1</text:p>
          </table:table-cell>
          <table:table-cell table:style-name="ce7" office:value-type="string" calcext:value-type="string">
            <text:p>subject_id</text:p>
          </table:table-cell>
          <table:table-cell table:style-name="ce11" table:formula="of:=LOWER( IF(AND([.B676]=0;[.C676]&lt;&gt;&quot;Column&quot;;[.C676]&lt;&gt;&quot;&quot;);&quot;LOAD CSV FROM &quot;&quot;file://&quot; &amp; [.A676] &amp; &quot;.csv&quot;&quot; as column create (n:&quot; &amp; [.A676] &amp; &quot; &quot;; &quot;&quot;) )">
            <text:p/>
          </table:table-cell>
          <table:table-cell table:formula="of:=IF(AND([.C676]&lt;&gt;&quot;&quot;;[.C676]&lt;&gt;&quot;Column&quot;);IF([.B676]=0;&quot;{&quot;;&quot;&quot;)&amp;[.C676]&amp;&quot;:column[&quot;&amp;[.B676]&amp;&quot;]&quot;&amp;IF([.B677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tients</text:p>
          </table:table-cell>
          <table:table-cell table:style-name="ce3" table:formula="of:=SUM([.B615];1)" office:value-type="float" office:value="2" calcext:value-type="float">
            <text:p>2</text:p>
          </table:table-cell>
          <table:table-cell table:style-name="ce6" office:value-type="string" calcext:value-type="string">
            <text:p>gender</text:p>
          </table:table-cell>
          <table:table-cell table:style-name="ce11" table:formula="of:=LOWER( IF(AND([.B677]=0;[.C677]&lt;&gt;&quot;Column&quot;;[.C677]&lt;&gt;&quot;&quot;);&quot;LOAD CSV FROM &quot;&quot;file://&quot; &amp; [.A677] &amp; &quot;.csv&quot;&quot; as column create (n:&quot; &amp; [.A677] &amp; &quot; &quot;; &quot;&quot;) )">
            <text:p/>
          </table:table-cell>
          <table:table-cell table:formula="of:=IF(AND([.C677]&lt;&gt;&quot;&quot;;[.C677]&lt;&gt;&quot;Column&quot;);IF([.B677]=0;&quot;{&quot;;&quot;&quot;)&amp;[.C677]&amp;&quot;:column[&quot;&amp;[.B677]&amp;&quot;]&quot;&amp;IF([.B678]&lt;&gt;&quot;&quot;;&quot;,&quot;;&quot;})&quot;);&quot;&quot;)" office:value-type="string" office:string-value="gender:column[2]," calcext:value-type="string">
            <text:p>gender:column[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tients</text:p>
          </table:table-cell>
          <table:table-cell table:style-name="ce3" table:formula="of:=SUM([.B616];1)" office:value-type="float" office:value="3" calcext:value-type="float">
            <text:p>3</text:p>
          </table:table-cell>
          <table:table-cell table:style-name="ce6" office:value-type="string" calcext:value-type="string">
            <text:p>dob</text:p>
          </table:table-cell>
          <table:table-cell table:style-name="ce11" table:formula="of:=LOWER( IF(AND([.B678]=0;[.C678]&lt;&gt;&quot;Column&quot;;[.C678]&lt;&gt;&quot;&quot;);&quot;LOAD CSV FROM &quot;&quot;file://&quot; &amp; [.A678] &amp; &quot;.csv&quot;&quot; as column create (n:&quot; &amp; [.A678] &amp; &quot; &quot;; &quot;&quot;) )">
            <text:p/>
          </table:table-cell>
          <table:table-cell table:formula="of:=IF(AND([.C678]&lt;&gt;&quot;&quot;;[.C678]&lt;&gt;&quot;Column&quot;);IF([.B678]=0;&quot;{&quot;;&quot;&quot;)&amp;[.C678]&amp;&quot;:column[&quot;&amp;[.B678]&amp;&quot;]&quot;&amp;IF([.B679]&lt;&gt;&quot;&quot;;&quot;,&quot;;&quot;})&quot;);&quot;&quot;)" office:value-type="string" office:string-value="dob:column[3]," calcext:value-type="string">
            <text:p>dob:column[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tients</text:p>
          </table:table-cell>
          <table:table-cell table:style-name="ce3" table:formula="of:=SUM([.B617];1)" office:value-type="float" office:value="4" calcext:value-type="float">
            <text:p>4</text:p>
          </table:table-cell>
          <table:table-cell table:style-name="ce6" office:value-type="string" calcext:value-type="string">
            <text:p>dod</text:p>
          </table:table-cell>
          <table:table-cell table:style-name="ce11" table:formula="of:=LOWER( IF(AND([.B679]=0;[.C679]&lt;&gt;&quot;Column&quot;;[.C679]&lt;&gt;&quot;&quot;);&quot;LOAD CSV FROM &quot;&quot;file://&quot; &amp; [.A679] &amp; &quot;.csv&quot;&quot; as column create (n:&quot; &amp; [.A679] &amp; &quot; &quot;; &quot;&quot;) )">
            <text:p/>
          </table:table-cell>
          <table:table-cell table:formula="of:=IF(AND([.C679]&lt;&gt;&quot;&quot;;[.C679]&lt;&gt;&quot;Column&quot;);IF([.B679]=0;&quot;{&quot;;&quot;&quot;)&amp;[.C679]&amp;&quot;:column[&quot;&amp;[.B679]&amp;&quot;]&quot;&amp;IF([.B680]&lt;&gt;&quot;&quot;;&quot;,&quot;;&quot;})&quot;);&quot;&quot;)" office:value-type="string" office:string-value="dod:column[4]," calcext:value-type="string">
            <text:p>dod:column[4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tients</text:p>
          </table:table-cell>
          <table:table-cell table:style-name="ce3" table:formula="of:=SUM([.B618];1)" office:value-type="float" office:value="5" calcext:value-type="float">
            <text:p>5</text:p>
          </table:table-cell>
          <table:table-cell table:style-name="ce6" office:value-type="string" calcext:value-type="string">
            <text:p>dod_hosp</text:p>
          </table:table-cell>
          <table:table-cell table:style-name="ce11" table:formula="of:=LOWER( IF(AND([.B680]=0;[.C680]&lt;&gt;&quot;Column&quot;;[.C680]&lt;&gt;&quot;&quot;);&quot;LOAD CSV FROM &quot;&quot;file://&quot; &amp; [.A680] &amp; &quot;.csv&quot;&quot; as column create (n:&quot; &amp; [.A680] &amp; &quot; &quot;; &quot;&quot;) )">
            <text:p/>
          </table:table-cell>
          <table:table-cell table:formula="of:=IF(AND([.C680]&lt;&gt;&quot;&quot;;[.C680]&lt;&gt;&quot;Column&quot;);IF([.B680]=0;&quot;{&quot;;&quot;&quot;)&amp;[.C680]&amp;&quot;:column[&quot;&amp;[.B680]&amp;&quot;]&quot;&amp;IF([.B681]&lt;&gt;&quot;&quot;;&quot;,&quot;;&quot;})&quot;);&quot;&quot;)" office:value-type="string" office:string-value="dod_hosp:column[5]," calcext:value-type="string">
            <text:p>dod_hosp:column[5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tients</text:p>
          </table:table-cell>
          <table:table-cell table:style-name="ce3" table:formula="of:=SUM([.B619];1)" office:value-type="float" office:value="6" calcext:value-type="float">
            <text:p>6</text:p>
          </table:table-cell>
          <table:table-cell table:style-name="ce6" office:value-type="string" calcext:value-type="string">
            <text:p>dod_ssn</text:p>
          </table:table-cell>
          <table:table-cell table:style-name="ce11" table:formula="of:=LOWER( IF(AND([.B681]=0;[.C681]&lt;&gt;&quot;Column&quot;;[.C681]&lt;&gt;&quot;&quot;);&quot;LOAD CSV FROM &quot;&quot;file://&quot; &amp; [.A681] &amp; &quot;.csv&quot;&quot; as column create (n:&quot; &amp; [.A681] &amp; &quot; &quot;; &quot;&quot;) )">
            <text:p/>
          </table:table-cell>
          <table:table-cell table:formula="of:=IF(AND([.C681]&lt;&gt;&quot;&quot;;[.C681]&lt;&gt;&quot;Column&quot;);IF([.B681]=0;&quot;{&quot;;&quot;&quot;)&amp;[.C681]&amp;&quot;:column[&quot;&amp;[.B681]&amp;&quot;]&quot;&amp;IF([.B682]&lt;&gt;&quot;&quot;;&quot;,&quot;;&quot;})&quot;);&quot;&quot;)" office:value-type="string" office:string-value="dod_ssn:column[6]," calcext:value-type="string">
            <text:p>dod_ssn:column[6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tients</text:p>
          </table:table-cell>
          <table:table-cell table:style-name="ce3" table:formula="of:=SUM([.B620];1)" office:value-type="float" office:value="7" calcext:value-type="float">
            <text:p>7</text:p>
          </table:table-cell>
          <table:table-cell table:style-name="ce6" office:value-type="string" calcext:value-type="string">
            <text:p>expire_flag</text:p>
          </table:table-cell>
          <table:table-cell table:style-name="ce11" table:formula="of:=LOWER( IF(AND([.B682]=0;[.C682]&lt;&gt;&quot;Column&quot;;[.C682]&lt;&gt;&quot;&quot;);&quot;LOAD CSV FROM &quot;&quot;file://&quot; &amp; [.A682] &amp; &quot;.csv&quot;&quot; as column create (n:&quot; &amp; [.A682] &amp; &quot; &quot;; &quot;&quot;) )">
            <text:p/>
          </table:table-cell>
          <table:table-cell table:formula="of:=IF(AND([.C682]&lt;&gt;&quot;&quot;;[.C682]&lt;&gt;&quot;Column&quot;);IF([.B682]=0;&quot;{&quot;;&quot;&quot;)&amp;[.C682]&amp;&quot;:column[&quot;&amp;[.B682]&amp;&quot;]&quot;&amp;IF([.B683]&lt;&gt;&quot;&quot;;&quot;,&quot;;&quot;})&quot;);&quot;&quot;)" office:value-type="string" office:string-value="expire_flag:column[7]})" calcext:value-type="string">
            <text:p>expire_flag:column[7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83]=0;[.C683]&lt;&gt;&quot;Column&quot;;[.C683]&lt;&gt;&quot;&quot;);&quot;LOAD CSV FROM &quot;&quot;file://&quot; &amp; [.A683] &amp; &quot;.csv&quot;&quot; as column create (n:&quot; &amp; [.A683] &amp; &quot; &quot;; &quot;&quot;) )">
            <text:p/>
          </table:table-cell>
          <table:table-cell table:formula="of:=IF(AND([.C683]&lt;&gt;&quot;&quot;;[.C683]&lt;&gt;&quot;Column&quot;);IF([.B683]=0;&quot;{&quot;;&quot;&quot;)&amp;[.C683]&amp;&quot;:column[&quot;&amp;[.B683]&amp;&quot;]&quot;&amp;IF([.B68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84]=0;[.C684]&lt;&gt;&quot;Column&quot;;[.C684]&lt;&gt;&quot;&quot;);&quot;LOAD CSV FROM &quot;&quot;file://&quot; &amp; [.A684] &amp; &quot;.csv&quot;&quot; as column create (n:&quot; &amp; [.A684] &amp; &quot; &quot;; &quot;&quot;) )">
            <text:p/>
          </table:table-cell>
          <table:table-cell table:formula="of:=IF(AND([.C684]&lt;&gt;&quot;&quot;;[.C684]&lt;&gt;&quot;Column&quot;);IF([.B684]=0;&quot;{&quot;;&quot;&quot;)&amp;[.C684]&amp;&quot;:column[&quot;&amp;[.B684]&amp;&quot;]&quot;&amp;IF([.B68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685]=0;[.C685]&lt;&gt;&quot;Column&quot;;[.C685]&lt;&gt;&quot;&quot;);&quot;LOAD CSV FROM &quot;&quot;file://&quot; &amp; [.A685] &amp; &quot;.csv&quot;&quot; as column create (n:&quot; &amp; [.A685] &amp; &quot; &quot;; &quot;&quot;) )">
            <text:p/>
          </table:table-cell>
          <table:table-cell table:formula="of:=IF(AND([.C685]&lt;&gt;&quot;&quot;;[.C685]&lt;&gt;&quot;Column&quot;);IF([.B685]=0;&quot;{&quot;;&quot;&quot;)&amp;[.C685]&amp;&quot;:column[&quot;&amp;[.B685]&amp;&quot;]&quot;&amp;IF([.B68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686]=0;[.C686]&lt;&gt;&quot;Column&quot;;[.C686]&lt;&gt;&quot;&quot;);&quot;LOAD CSV FROM &quot;&quot;file://&quot; &amp; [.A686] &amp; &quot;.csv&quot;&quot; as column create (n:&quot; &amp; [.A686] &amp; &quot; &quot;; &quot;&quot;) )">
            <text:p/>
          </table:table-cell>
          <table:table-cell table:formula="of:=IF(AND([.C686]&lt;&gt;&quot;&quot;;[.C686]&lt;&gt;&quot;Column&quot;);IF([.B686]=0;&quot;{&quot;;&quot;&quot;)&amp;[.C686]&amp;&quot;:column[&quot;&amp;[.B686]&amp;&quot;]&quot;&amp;IF([.B68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687]=0;[.C687]&lt;&gt;&quot;Column&quot;;[.C687]&lt;&gt;&quot;&quot;);&quot;LOAD CSV FROM &quot;&quot;file://&quot; &amp; [.A687] &amp; &quot;.csv&quot;&quot; as column create (n:&quot; &amp; [.A687] &amp; &quot; &quot;; &quot;&quot;) )" office:value-type="string" office:string-value="load csv from &quot;file://prescriptions.csv&quot; as column create (n:prescriptions " calcext:value-type="string">
            <text:p>load csv from "file://prescriptions.csv" as column create (n:prescriptions </text:p>
          </table:table-cell>
          <table:table-cell table:formula="of:=IF(AND([.C687]&lt;&gt;&quot;&quot;;[.C687]&lt;&gt;&quot;Column&quot;);IF([.B687]=0;&quot;{&quot;;&quot;&quot;)&amp;[.C687]&amp;&quot;:column[&quot;&amp;[.B687]&amp;&quot;]&quot;&amp;IF([.B688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table:formula="of:=SUM([.B614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688]=0;[.C688]&lt;&gt;&quot;Column&quot;;[.C688]&lt;&gt;&quot;&quot;);&quot;LOAD CSV FROM &quot;&quot;file://&quot; &amp; [.A688] &amp; &quot;.csv&quot;&quot; as column create (n:&quot; &amp; [.A688] &amp; &quot; &quot;; &quot;&quot;) )">
            <text:p/>
          </table:table-cell>
          <table:table-cell table:formula="of:=IF(AND([.C688]&lt;&gt;&quot;&quot;;[.C688]&lt;&gt;&quot;Column&quot;);IF([.B688]=0;&quot;{&quot;;&quot;&quot;)&amp;[.C688]&amp;&quot;:column[&quot;&amp;[.B688]&amp;&quot;]&quot;&amp;IF([.B689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table:formula="of:=SUM([.B615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689]=0;[.C689]&lt;&gt;&quot;Column&quot;;[.C689]&lt;&gt;&quot;&quot;);&quot;LOAD CSV FROM &quot;&quot;file://&quot; &amp; [.A689] &amp; &quot;.csv&quot;&quot; as column create (n:&quot; &amp; [.A689] &amp; &quot; &quot;; &quot;&quot;) )">
            <text:p/>
          </table:table-cell>
          <table:table-cell table:formula="of:=IF(AND([.C689]&lt;&gt;&quot;&quot;;[.C689]&lt;&gt;&quot;Column&quot;);IF([.B689]=0;&quot;{&quot;;&quot;&quot;)&amp;[.C689]&amp;&quot;:column[&quot;&amp;[.B689]&amp;&quot;]&quot;&amp;IF([.B690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table:formula="of:=SUM([.B616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690]=0;[.C690]&lt;&gt;&quot;Column&quot;;[.C690]&lt;&gt;&quot;&quot;);&quot;LOAD CSV FROM &quot;&quot;file://&quot; &amp; [.A690] &amp; &quot;.csv&quot;&quot; as column create (n:&quot; &amp; [.A690] &amp; &quot; &quot;; &quot;&quot;) )">
            <text:p/>
          </table:table-cell>
          <table:table-cell table:formula="of:=IF(AND([.C690]&lt;&gt;&quot;&quot;;[.C690]&lt;&gt;&quot;Column&quot;);IF([.B690]=0;&quot;{&quot;;&quot;&quot;)&amp;[.C690]&amp;&quot;:column[&quot;&amp;[.B690]&amp;&quot;]&quot;&amp;IF([.B691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table:formula="of:=SUM([.B617];1)" office:value-type="float" office:value="4" calcext:value-type="float">
            <text:p>4</text:p>
          </table:table-cell>
          <table:table-cell table:style-name="ce6" office:value-type="string" calcext:value-type="string">
            <text:p>startdate</text:p>
          </table:table-cell>
          <table:table-cell table:style-name="ce11" table:formula="of:=LOWER( IF(AND([.B691]=0;[.C691]&lt;&gt;&quot;Column&quot;;[.C691]&lt;&gt;&quot;&quot;);&quot;LOAD CSV FROM &quot;&quot;file://&quot; &amp; [.A691] &amp; &quot;.csv&quot;&quot; as column create (n:&quot; &amp; [.A691] &amp; &quot; &quot;; &quot;&quot;) )">
            <text:p/>
          </table:table-cell>
          <table:table-cell table:formula="of:=IF(AND([.C691]&lt;&gt;&quot;&quot;;[.C691]&lt;&gt;&quot;Column&quot;);IF([.B691]=0;&quot;{&quot;;&quot;&quot;)&amp;[.C691]&amp;&quot;:column[&quot;&amp;[.B691]&amp;&quot;]&quot;&amp;IF([.B692]&lt;&gt;&quot;&quot;;&quot;,&quot;;&quot;})&quot;);&quot;&quot;)" office:value-type="string" office:string-value="startdate:column[4]," calcext:value-type="string">
            <text:p>startdate:column[4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table:formula="of:=SUM([.B618];1)" office:value-type="float" office:value="5" calcext:value-type="float">
            <text:p>5</text:p>
          </table:table-cell>
          <table:table-cell table:style-name="ce6" office:value-type="string" calcext:value-type="string">
            <text:p>enddate</text:p>
          </table:table-cell>
          <table:table-cell table:style-name="ce11" table:formula="of:=LOWER( IF(AND([.B692]=0;[.C692]&lt;&gt;&quot;Column&quot;;[.C692]&lt;&gt;&quot;&quot;);&quot;LOAD CSV FROM &quot;&quot;file://&quot; &amp; [.A692] &amp; &quot;.csv&quot;&quot; as column create (n:&quot; &amp; [.A692] &amp; &quot; &quot;; &quot;&quot;) )">
            <text:p/>
          </table:table-cell>
          <table:table-cell table:formula="of:=IF(AND([.C692]&lt;&gt;&quot;&quot;;[.C692]&lt;&gt;&quot;Column&quot;);IF([.B692]=0;&quot;{&quot;;&quot;&quot;)&amp;[.C692]&amp;&quot;:column[&quot;&amp;[.B692]&amp;&quot;]&quot;&amp;IF([.B693]&lt;&gt;&quot;&quot;;&quot;,&quot;;&quot;})&quot;);&quot;&quot;)" office:value-type="string" office:string-value="enddate:column[5]," calcext:value-type="string">
            <text:p>enddate:column[5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table:formula="of:=SUM([.B619];1)" office:value-type="float" office:value="6" calcext:value-type="float">
            <text:p>6</text:p>
          </table:table-cell>
          <table:table-cell table:style-name="ce6" office:value-type="string" calcext:value-type="string">
            <text:p>drug_type</text:p>
          </table:table-cell>
          <table:table-cell table:style-name="ce11" table:formula="of:=LOWER( IF(AND([.B693]=0;[.C693]&lt;&gt;&quot;Column&quot;;[.C693]&lt;&gt;&quot;&quot;);&quot;LOAD CSV FROM &quot;&quot;file://&quot; &amp; [.A693] &amp; &quot;.csv&quot;&quot; as column create (n:&quot; &amp; [.A693] &amp; &quot; &quot;; &quot;&quot;) )">
            <text:p/>
          </table:table-cell>
          <table:table-cell table:formula="of:=IF(AND([.C693]&lt;&gt;&quot;&quot;;[.C693]&lt;&gt;&quot;Column&quot;);IF([.B693]=0;&quot;{&quot;;&quot;&quot;)&amp;[.C693]&amp;&quot;:column[&quot;&amp;[.B693]&amp;&quot;]&quot;&amp;IF([.B694]&lt;&gt;&quot;&quot;;&quot;,&quot;;&quot;})&quot;);&quot;&quot;)" office:value-type="string" office:string-value="drug_type:column[6]," calcext:value-type="string">
            <text:p>drug_type:column[6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table:formula="of:=SUM([.B620];1)" office:value-type="float" office:value="7" calcext:value-type="float">
            <text:p>7</text:p>
          </table:table-cell>
          <table:table-cell table:style-name="ce6" office:value-type="string" calcext:value-type="string">
            <text:p>drug</text:p>
          </table:table-cell>
          <table:table-cell table:style-name="ce11" table:formula="of:=LOWER( IF(AND([.B694]=0;[.C694]&lt;&gt;&quot;Column&quot;;[.C694]&lt;&gt;&quot;&quot;);&quot;LOAD CSV FROM &quot;&quot;file://&quot; &amp; [.A694] &amp; &quot;.csv&quot;&quot; as column create (n:&quot; &amp; [.A694] &amp; &quot; &quot;; &quot;&quot;) )">
            <text:p/>
          </table:table-cell>
          <table:table-cell table:formula="of:=IF(AND([.C694]&lt;&gt;&quot;&quot;;[.C694]&lt;&gt;&quot;Column&quot;);IF([.B694]=0;&quot;{&quot;;&quot;&quot;)&amp;[.C694]&amp;&quot;:column[&quot;&amp;[.B694]&amp;&quot;]&quot;&amp;IF([.B695]&lt;&gt;&quot;&quot;;&quot;,&quot;;&quot;})&quot;);&quot;&quot;)" office:value-type="string" office:string-value="drug:column[7]," calcext:value-type="string">
            <text:p>drug:column[7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table:formula="of:=SUM([.B621];1)" office:value-type="float" office:value="8" calcext:value-type="float">
            <text:p>8</text:p>
          </table:table-cell>
          <table:table-cell table:style-name="ce6" office:value-type="string" calcext:value-type="string">
            <text:p>drug_name_poe</text:p>
          </table:table-cell>
          <table:table-cell table:style-name="ce11" table:formula="of:=LOWER( IF(AND([.B695]=0;[.C695]&lt;&gt;&quot;Column&quot;;[.C695]&lt;&gt;&quot;&quot;);&quot;LOAD CSV FROM &quot;&quot;file://&quot; &amp; [.A695] &amp; &quot;.csv&quot;&quot; as column create (n:&quot; &amp; [.A695] &amp; &quot; &quot;; &quot;&quot;) )">
            <text:p/>
          </table:table-cell>
          <table:table-cell table:formula="of:=IF(AND([.C695]&lt;&gt;&quot;&quot;;[.C695]&lt;&gt;&quot;Column&quot;);IF([.B695]=0;&quot;{&quot;;&quot;&quot;)&amp;[.C695]&amp;&quot;:column[&quot;&amp;[.B695]&amp;&quot;]&quot;&amp;IF([.B696]&lt;&gt;&quot;&quot;;&quot;,&quot;;&quot;})&quot;);&quot;&quot;)" office:value-type="string" office:string-value="drug_name_poe:column[8]," calcext:value-type="string">
            <text:p>drug_name_poe:column[8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table:formula="of:=SUM([.B622];1)" office:value-type="float" office:value="9" calcext:value-type="float">
            <text:p>9</text:p>
          </table:table-cell>
          <table:table-cell table:style-name="ce6" office:value-type="string" calcext:value-type="string">
            <text:p>drug_name_generic</text:p>
          </table:table-cell>
          <table:table-cell table:style-name="ce11" table:formula="of:=LOWER( IF(AND([.B696]=0;[.C696]&lt;&gt;&quot;Column&quot;;[.C696]&lt;&gt;&quot;&quot;);&quot;LOAD CSV FROM &quot;&quot;file://&quot; &amp; [.A696] &amp; &quot;.csv&quot;&quot; as column create (n:&quot; &amp; [.A696] &amp; &quot; &quot;; &quot;&quot;) )">
            <text:p/>
          </table:table-cell>
          <table:table-cell table:formula="of:=IF(AND([.C696]&lt;&gt;&quot;&quot;;[.C696]&lt;&gt;&quot;Column&quot;);IF([.B696]=0;&quot;{&quot;;&quot;&quot;)&amp;[.C696]&amp;&quot;:column[&quot;&amp;[.B696]&amp;&quot;]&quot;&amp;IF([.B697]&lt;&gt;&quot;&quot;;&quot;,&quot;;&quot;})&quot;);&quot;&quot;)" office:value-type="string" office:string-value="drug_name_generic:column[9]," calcext:value-type="string">
            <text:p>drug_name_generic:column[9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table:formula="of:=SUM([.B623];1)" office:value-type="float" office:value="10" calcext:value-type="float">
            <text:p>10</text:p>
          </table:table-cell>
          <table:table-cell table:style-name="ce6" office:value-type="string" calcext:value-type="string">
            <text:p>formulary_drug_cd</text:p>
          </table:table-cell>
          <table:table-cell table:style-name="ce11" table:formula="of:=LOWER( IF(AND([.B697]=0;[.C697]&lt;&gt;&quot;Column&quot;;[.C697]&lt;&gt;&quot;&quot;);&quot;LOAD CSV FROM &quot;&quot;file://&quot; &amp; [.A697] &amp; &quot;.csv&quot;&quot; as column create (n:&quot; &amp; [.A697] &amp; &quot; &quot;; &quot;&quot;) )">
            <text:p/>
          </table:table-cell>
          <table:table-cell table:formula="of:=IF(AND([.C697]&lt;&gt;&quot;&quot;;[.C697]&lt;&gt;&quot;Column&quot;);IF([.B697]=0;&quot;{&quot;;&quot;&quot;)&amp;[.C697]&amp;&quot;:column[&quot;&amp;[.B697]&amp;&quot;]&quot;&amp;IF([.B698]&lt;&gt;&quot;&quot;;&quot;,&quot;;&quot;})&quot;);&quot;&quot;)" office:value-type="string" office:string-value="formulary_drug_cd:column[10]," calcext:value-type="string">
            <text:p>formulary_drug_cd:column[1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table:formula="of:=SUM([.B624];1)" office:value-type="float" office:value="11" calcext:value-type="float">
            <text:p>11</text:p>
          </table:table-cell>
          <table:table-cell table:style-name="ce6" office:value-type="string" calcext:value-type="string">
            <text:p>gsn</text:p>
          </table:table-cell>
          <table:table-cell table:style-name="ce11" table:formula="of:=LOWER( IF(AND([.B698]=0;[.C698]&lt;&gt;&quot;Column&quot;;[.C698]&lt;&gt;&quot;&quot;);&quot;LOAD CSV FROM &quot;&quot;file://&quot; &amp; [.A698] &amp; &quot;.csv&quot;&quot; as column create (n:&quot; &amp; [.A698] &amp; &quot; &quot;; &quot;&quot;) )">
            <text:p/>
          </table:table-cell>
          <table:table-cell table:formula="of:=IF(AND([.C698]&lt;&gt;&quot;&quot;;[.C698]&lt;&gt;&quot;Column&quot;);IF([.B698]=0;&quot;{&quot;;&quot;&quot;)&amp;[.C698]&amp;&quot;:column[&quot;&amp;[.B698]&amp;&quot;]&quot;&amp;IF([.B699]&lt;&gt;&quot;&quot;;&quot;,&quot;;&quot;})&quot;);&quot;&quot;)" office:value-type="string" office:string-value="gsn:column[11]," calcext:value-type="string">
            <text:p>gsn:column[1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table:formula="of:=SUM([.B625];1)" office:value-type="float" office:value="12" calcext:value-type="float">
            <text:p>12</text:p>
          </table:table-cell>
          <table:table-cell table:style-name="ce6" office:value-type="string" calcext:value-type="string">
            <text:p>ndc</text:p>
          </table:table-cell>
          <table:table-cell table:style-name="ce11" table:formula="of:=LOWER( IF(AND([.B699]=0;[.C699]&lt;&gt;&quot;Column&quot;;[.C699]&lt;&gt;&quot;&quot;);&quot;LOAD CSV FROM &quot;&quot;file://&quot; &amp; [.A699] &amp; &quot;.csv&quot;&quot; as column create (n:&quot; &amp; [.A699] &amp; &quot; &quot;; &quot;&quot;) )">
            <text:p/>
          </table:table-cell>
          <table:table-cell table:formula="of:=IF(AND([.C699]&lt;&gt;&quot;&quot;;[.C699]&lt;&gt;&quot;Column&quot;);IF([.B699]=0;&quot;{&quot;;&quot;&quot;)&amp;[.C699]&amp;&quot;:column[&quot;&amp;[.B699]&amp;&quot;]&quot;&amp;IF([.B700]&lt;&gt;&quot;&quot;;&quot;,&quot;;&quot;})&quot;);&quot;&quot;)" office:value-type="string" office:string-value="ndc:column[12]," calcext:value-type="string">
            <text:p>ndc:column[1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table:formula="of:=SUM([.B626];1)" office:value-type="float" office:value="13" calcext:value-type="float">
            <text:p>13</text:p>
          </table:table-cell>
          <table:table-cell table:style-name="ce6" office:value-type="string" calcext:value-type="string">
            <text:p>prod_strength</text:p>
          </table:table-cell>
          <table:table-cell table:style-name="ce11" table:formula="of:=LOWER( IF(AND([.B700]=0;[.C700]&lt;&gt;&quot;Column&quot;;[.C700]&lt;&gt;&quot;&quot;);&quot;LOAD CSV FROM &quot;&quot;file://&quot; &amp; [.A700] &amp; &quot;.csv&quot;&quot; as column create (n:&quot; &amp; [.A700] &amp; &quot; &quot;; &quot;&quot;) )">
            <text:p/>
          </table:table-cell>
          <table:table-cell table:formula="of:=IF(AND([.C700]&lt;&gt;&quot;&quot;;[.C700]&lt;&gt;&quot;Column&quot;);IF([.B700]=0;&quot;{&quot;;&quot;&quot;)&amp;[.C700]&amp;&quot;:column[&quot;&amp;[.B700]&amp;&quot;]&quot;&amp;IF([.B701]&lt;&gt;&quot;&quot;;&quot;,&quot;;&quot;})&quot;);&quot;&quot;)" office:value-type="string" office:string-value="prod_strength:column[13]," calcext:value-type="string">
            <text:p>prod_strength:column[1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table:formula="of:=SUM([.B627];1)" office:value-type="float" office:value="14" calcext:value-type="float">
            <text:p>14</text:p>
          </table:table-cell>
          <table:table-cell table:style-name="ce6" office:value-type="string" calcext:value-type="string">
            <text:p>dose_val_rx</text:p>
          </table:table-cell>
          <table:table-cell table:style-name="ce11" table:formula="of:=LOWER( IF(AND([.B701]=0;[.C701]&lt;&gt;&quot;Column&quot;;[.C701]&lt;&gt;&quot;&quot;);&quot;LOAD CSV FROM &quot;&quot;file://&quot; &amp; [.A701] &amp; &quot;.csv&quot;&quot; as column create (n:&quot; &amp; [.A701] &amp; &quot; &quot;; &quot;&quot;) )">
            <text:p/>
          </table:table-cell>
          <table:table-cell table:formula="of:=IF(AND([.C701]&lt;&gt;&quot;&quot;;[.C701]&lt;&gt;&quot;Column&quot;);IF([.B701]=0;&quot;{&quot;;&quot;&quot;)&amp;[.C701]&amp;&quot;:column[&quot;&amp;[.B701]&amp;&quot;]&quot;&amp;IF([.B702]&lt;&gt;&quot;&quot;;&quot;,&quot;;&quot;})&quot;);&quot;&quot;)" office:value-type="string" office:string-value="dose_val_rx:column[14]," calcext:value-type="string">
            <text:p>dose_val_rx:column[14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table:formula="of:=SUM([.B628];1)" office:value-type="float" office:value="15" calcext:value-type="float">
            <text:p>15</text:p>
          </table:table-cell>
          <table:table-cell table:style-name="ce6" office:value-type="string" calcext:value-type="string">
            <text:p>dose_unit_rx</text:p>
          </table:table-cell>
          <table:table-cell table:style-name="ce11" table:formula="of:=LOWER( IF(AND([.B702]=0;[.C702]&lt;&gt;&quot;Column&quot;;[.C702]&lt;&gt;&quot;&quot;);&quot;LOAD CSV FROM &quot;&quot;file://&quot; &amp; [.A702] &amp; &quot;.csv&quot;&quot; as column create (n:&quot; &amp; [.A702] &amp; &quot; &quot;; &quot;&quot;) )">
            <text:p/>
          </table:table-cell>
          <table:table-cell table:formula="of:=IF(AND([.C702]&lt;&gt;&quot;&quot;;[.C702]&lt;&gt;&quot;Column&quot;);IF([.B702]=0;&quot;{&quot;;&quot;&quot;)&amp;[.C702]&amp;&quot;:column[&quot;&amp;[.B702]&amp;&quot;]&quot;&amp;IF([.B703]&lt;&gt;&quot;&quot;;&quot;,&quot;;&quot;})&quot;);&quot;&quot;)" office:value-type="string" office:string-value="dose_unit_rx:column[15]," calcext:value-type="string">
            <text:p>dose_unit_rx:column[15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table:formula="of:=SUM([.B629];1)" office:value-type="float" office:value="16" calcext:value-type="float">
            <text:p>16</text:p>
          </table:table-cell>
          <table:table-cell table:style-name="ce6" office:value-type="string" calcext:value-type="string">
            <text:p>form_val_disp</text:p>
          </table:table-cell>
          <table:table-cell table:style-name="ce11" table:formula="of:=LOWER( IF(AND([.B703]=0;[.C703]&lt;&gt;&quot;Column&quot;;[.C703]&lt;&gt;&quot;&quot;);&quot;LOAD CSV FROM &quot;&quot;file://&quot; &amp; [.A703] &amp; &quot;.csv&quot;&quot; as column create (n:&quot; &amp; [.A703] &amp; &quot; &quot;; &quot;&quot;) )">
            <text:p/>
          </table:table-cell>
          <table:table-cell table:formula="of:=IF(AND([.C703]&lt;&gt;&quot;&quot;;[.C703]&lt;&gt;&quot;Column&quot;);IF([.B703]=0;&quot;{&quot;;&quot;&quot;)&amp;[.C703]&amp;&quot;:column[&quot;&amp;[.B703]&amp;&quot;]&quot;&amp;IF([.B704]&lt;&gt;&quot;&quot;;&quot;,&quot;;&quot;})&quot;);&quot;&quot;)" office:value-type="string" office:string-value="form_val_disp:column[16]," calcext:value-type="string">
            <text:p>form_val_disp:column[16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form_unit_disp</text:p>
          </table:table-cell>
          <table:table-cell table:style-name="ce11" table:formula="of:=LOWER( IF(AND([.B704]=0;[.C704]&lt;&gt;&quot;Column&quot;;[.C704]&lt;&gt;&quot;&quot;);&quot;LOAD CSV FROM &quot;&quot;file://&quot; &amp; [.A704] &amp; &quot;.csv&quot;&quot; as column create (n:&quot; &amp; [.A704] &amp; &quot; &quot;; &quot;&quot;) )">
            <text:p/>
          </table:table-cell>
          <table:table-cell table:formula="of:=IF(AND([.C704]&lt;&gt;&quot;&quot;;[.C704]&lt;&gt;&quot;Column&quot;);IF([.B704]=0;&quot;{&quot;;&quot;&quot;)&amp;[.C704]&amp;&quot;:column[&quot;&amp;[.B704]&amp;&quot;]&quot;&amp;IF([.B705]&lt;&gt;&quot;&quot;;&quot;,&quot;;&quot;})&quot;);&quot;&quot;)" office:value-type="string" office:string-value="form_unit_disp:column[17]," calcext:value-type="string">
            <text:p>form_unit_disp:column[17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scriptions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route</text:p>
          </table:table-cell>
          <table:table-cell table:style-name="ce11" table:formula="of:=LOWER( IF(AND([.B705]=0;[.C705]&lt;&gt;&quot;Column&quot;;[.C705]&lt;&gt;&quot;&quot;);&quot;LOAD CSV FROM &quot;&quot;file://&quot; &amp; [.A705] &amp; &quot;.csv&quot;&quot; as column create (n:&quot; &amp; [.A705] &amp; &quot; &quot;; &quot;&quot;) )">
            <text:p/>
          </table:table-cell>
          <table:table-cell table:formula="of:=IF(AND([.C705]&lt;&gt;&quot;&quot;;[.C705]&lt;&gt;&quot;Column&quot;);IF([.B705]=0;&quot;{&quot;;&quot;&quot;)&amp;[.C705]&amp;&quot;:column[&quot;&amp;[.B705]&amp;&quot;]&quot;&amp;IF([.B706]&lt;&gt;&quot;&quot;;&quot;,&quot;;&quot;})&quot;);&quot;&quot;)" office:value-type="string" office:string-value="route:column[18]})" calcext:value-type="string">
            <text:p>route:column[18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06]=0;[.C706]&lt;&gt;&quot;Column&quot;;[.C706]&lt;&gt;&quot;&quot;);&quot;LOAD CSV FROM &quot;&quot;file://&quot; &amp; [.A706] &amp; &quot;.csv&quot;&quot; as column create (n:&quot; &amp; [.A706] &amp; &quot; &quot;; &quot;&quot;) )">
            <text:p/>
          </table:table-cell>
          <table:table-cell table:formula="of:=IF(AND([.C706]&lt;&gt;&quot;&quot;;[.C706]&lt;&gt;&quot;Column&quot;);IF([.B706]=0;&quot;{&quot;;&quot;&quot;)&amp;[.C706]&amp;&quot;:column[&quot;&amp;[.B706]&amp;&quot;]&quot;&amp;IF([.B70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07]=0;[.C707]&lt;&gt;&quot;Column&quot;;[.C707]&lt;&gt;&quot;&quot;);&quot;LOAD CSV FROM &quot;&quot;file://&quot; &amp; [.A707] &amp; &quot;.csv&quot;&quot; as column create (n:&quot; &amp; [.A707] &amp; &quot; &quot;; &quot;&quot;) )">
            <text:p/>
          </table:table-cell>
          <table:table-cell table:formula="of:=IF(AND([.C707]&lt;&gt;&quot;&quot;;[.C707]&lt;&gt;&quot;Column&quot;);IF([.B707]=0;&quot;{&quot;;&quot;&quot;)&amp;[.C707]&amp;&quot;:column[&quot;&amp;[.B707]&amp;&quot;]&quot;&amp;IF([.B70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08]=0;[.C708]&lt;&gt;&quot;Column&quot;;[.C708]&lt;&gt;&quot;&quot;);&quot;LOAD CSV FROM &quot;&quot;file://&quot; &amp; [.A708] &amp; &quot;.csv&quot;&quot; as column create (n:&quot; &amp; [.A708] &amp; &quot; &quot;; &quot;&quot;) )">
            <text:p/>
          </table:table-cell>
          <table:table-cell table:formula="of:=IF(AND([.C708]&lt;&gt;&quot;&quot;;[.C708]&lt;&gt;&quot;Column&quot;);IF([.B708]=0;&quot;{&quot;;&quot;&quot;)&amp;[.C708]&amp;&quot;:column[&quot;&amp;[.B708]&amp;&quot;]&quot;&amp;IF([.B70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09]=0;[.C709]&lt;&gt;&quot;Column&quot;;[.C709]&lt;&gt;&quot;&quot;);&quot;LOAD CSV FROM &quot;&quot;file://&quot; &amp; [.A709] &amp; &quot;.csv&quot;&quot; as column create (n:&quot; &amp; [.A709] &amp; &quot; &quot;; &quot;&quot;) )">
            <text:p/>
          </table:table-cell>
          <table:table-cell table:formula="of:=IF(AND([.C709]&lt;&gt;&quot;&quot;;[.C709]&lt;&gt;&quot;Column&quot;);IF([.B709]=0;&quot;{&quot;;&quot;&quot;)&amp;[.C709]&amp;&quot;:column[&quot;&amp;[.B709]&amp;&quot;]&quot;&amp;IF([.B71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710]=0;[.C710]&lt;&gt;&quot;Column&quot;;[.C710]&lt;&gt;&quot;&quot;);&quot;LOAD CSV FROM &quot;&quot;file://&quot; &amp; [.A710] &amp; &quot;.csv&quot;&quot; as column create (n:&quot; &amp; [.A710] &amp; &quot; &quot;; &quot;&quot;) )">
            <text:p/>
          </table:table-cell>
          <table:table-cell table:formula="of:=IF(AND([.C710]&lt;&gt;&quot;&quot;;[.C710]&lt;&gt;&quot;Column&quot;);IF([.B710]=0;&quot;{&quot;;&quot;&quot;)&amp;[.C710]&amp;&quot;:column[&quot;&amp;[.B710]&amp;&quot;]&quot;&amp;IF([.B71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711]=0;[.C711]&lt;&gt;&quot;Column&quot;;[.C711]&lt;&gt;&quot;&quot;);&quot;LOAD CSV FROM &quot;&quot;file://&quot; &amp; [.A711] &amp; &quot;.csv&quot;&quot; as column create (n:&quot; &amp; [.A711] &amp; &quot; &quot;; &quot;&quot;) )" office:value-type="string" office:string-value="load csv from &quot;file://procedureevents_mv.csv&quot; as column create (n:procedureevents_mv " calcext:value-type="string">
            <text:p>load csv from "file://procedureevents_mv.csv" as column create (n:procedureevents_mv </text:p>
          </table:table-cell>
          <table:table-cell table:formula="of:=IF(AND([.C711]&lt;&gt;&quot;&quot;;[.C711]&lt;&gt;&quot;Column&quot;);IF([.B711]=0;&quot;{&quot;;&quot;&quot;)&amp;[.C711]&amp;&quot;:column[&quot;&amp;[.B711]&amp;&quot;]&quot;&amp;IF([.B712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table:formula="of:=SUM([.B614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712]=0;[.C712]&lt;&gt;&quot;Column&quot;;[.C712]&lt;&gt;&quot;&quot;);&quot;LOAD CSV FROM &quot;&quot;file://&quot; &amp; [.A712] &amp; &quot;.csv&quot;&quot; as column create (n:&quot; &amp; [.A712] &amp; &quot; &quot;; &quot;&quot;) )">
            <text:p/>
          </table:table-cell>
          <table:table-cell table:formula="of:=IF(AND([.C712]&lt;&gt;&quot;&quot;;[.C712]&lt;&gt;&quot;Column&quot;);IF([.B712]=0;&quot;{&quot;;&quot;&quot;)&amp;[.C712]&amp;&quot;:column[&quot;&amp;[.B712]&amp;&quot;]&quot;&amp;IF([.B713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table:formula="of:=SUM([.B615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713]=0;[.C713]&lt;&gt;&quot;Column&quot;;[.C713]&lt;&gt;&quot;&quot;);&quot;LOAD CSV FROM &quot;&quot;file://&quot; &amp; [.A713] &amp; &quot;.csv&quot;&quot; as column create (n:&quot; &amp; [.A713] &amp; &quot; &quot;; &quot;&quot;) )">
            <text:p/>
          </table:table-cell>
          <table:table-cell table:formula="of:=IF(AND([.C713]&lt;&gt;&quot;&quot;;[.C713]&lt;&gt;&quot;Column&quot;);IF([.B713]=0;&quot;{&quot;;&quot;&quot;)&amp;[.C713]&amp;&quot;:column[&quot;&amp;[.B713]&amp;&quot;]&quot;&amp;IF([.B714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table:formula="of:=SUM([.B616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714]=0;[.C714]&lt;&gt;&quot;Column&quot;;[.C714]&lt;&gt;&quot;&quot;);&quot;LOAD CSV FROM &quot;&quot;file://&quot; &amp; [.A714] &amp; &quot;.csv&quot;&quot; as column create (n:&quot; &amp; [.A714] &amp; &quot; &quot;; &quot;&quot;) )">
            <text:p/>
          </table:table-cell>
          <table:table-cell table:formula="of:=IF(AND([.C714]&lt;&gt;&quot;&quot;;[.C714]&lt;&gt;&quot;Column&quot;);IF([.B714]=0;&quot;{&quot;;&quot;&quot;)&amp;[.C714]&amp;&quot;:column[&quot;&amp;[.B714]&amp;&quot;]&quot;&amp;IF([.B715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table:formula="of:=SUM([.B617];1)" office:value-type="float" office:value="4" calcext:value-type="float">
            <text:p>4</text:p>
          </table:table-cell>
          <table:table-cell table:style-name="ce6" office:value-type="string" calcext:value-type="string">
            <text:p>starttime</text:p>
          </table:table-cell>
          <table:table-cell table:style-name="ce11" table:formula="of:=LOWER( IF(AND([.B715]=0;[.C715]&lt;&gt;&quot;Column&quot;;[.C715]&lt;&gt;&quot;&quot;);&quot;LOAD CSV FROM &quot;&quot;file://&quot; &amp; [.A715] &amp; &quot;.csv&quot;&quot; as column create (n:&quot; &amp; [.A715] &amp; &quot; &quot;; &quot;&quot;) )">
            <text:p/>
          </table:table-cell>
          <table:table-cell table:formula="of:=IF(AND([.C715]&lt;&gt;&quot;&quot;;[.C715]&lt;&gt;&quot;Column&quot;);IF([.B715]=0;&quot;{&quot;;&quot;&quot;)&amp;[.C715]&amp;&quot;:column[&quot;&amp;[.B715]&amp;&quot;]&quot;&amp;IF([.B716]&lt;&gt;&quot;&quot;;&quot;,&quot;;&quot;})&quot;);&quot;&quot;)" office:value-type="string" office:string-value="starttime:column[4]," calcext:value-type="string">
            <text:p>starttime:column[4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table:formula="of:=SUM([.B618];1)" office:value-type="float" office:value="5" calcext:value-type="float">
            <text:p>5</text:p>
          </table:table-cell>
          <table:table-cell table:style-name="ce6" office:value-type="string" calcext:value-type="string">
            <text:p>endtime</text:p>
          </table:table-cell>
          <table:table-cell table:style-name="ce11" table:formula="of:=LOWER( IF(AND([.B716]=0;[.C716]&lt;&gt;&quot;Column&quot;;[.C716]&lt;&gt;&quot;&quot;);&quot;LOAD CSV FROM &quot;&quot;file://&quot; &amp; [.A716] &amp; &quot;.csv&quot;&quot; as column create (n:&quot; &amp; [.A716] &amp; &quot; &quot;; &quot;&quot;) )">
            <text:p/>
          </table:table-cell>
          <table:table-cell table:formula="of:=IF(AND([.C716]&lt;&gt;&quot;&quot;;[.C716]&lt;&gt;&quot;Column&quot;);IF([.B716]=0;&quot;{&quot;;&quot;&quot;)&amp;[.C716]&amp;&quot;:column[&quot;&amp;[.B716]&amp;&quot;]&quot;&amp;IF([.B717]&lt;&gt;&quot;&quot;;&quot;,&quot;;&quot;})&quot;);&quot;&quot;)" office:value-type="string" office:string-value="endtime:column[5]," calcext:value-type="string">
            <text:p>endtime:column[5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table:formula="of:=SUM([.B619];1)" office:value-type="float" office:value="6" calcext:value-type="float">
            <text:p>6</text:p>
          </table:table-cell>
          <table:table-cell table:style-name="ce6" office:value-type="string" calcext:value-type="string">
            <text:p>itemid</text:p>
          </table:table-cell>
          <table:table-cell table:style-name="ce11" table:formula="of:=LOWER( IF(AND([.B717]=0;[.C717]&lt;&gt;&quot;Column&quot;;[.C717]&lt;&gt;&quot;&quot;);&quot;LOAD CSV FROM &quot;&quot;file://&quot; &amp; [.A717] &amp; &quot;.csv&quot;&quot; as column create (n:&quot; &amp; [.A717] &amp; &quot; &quot;; &quot;&quot;) )">
            <text:p/>
          </table:table-cell>
          <table:table-cell table:formula="of:=IF(AND([.C717]&lt;&gt;&quot;&quot;;[.C717]&lt;&gt;&quot;Column&quot;);IF([.B717]=0;&quot;{&quot;;&quot;&quot;)&amp;[.C717]&amp;&quot;:column[&quot;&amp;[.B717]&amp;&quot;]&quot;&amp;IF([.B718]&lt;&gt;&quot;&quot;;&quot;,&quot;;&quot;})&quot;);&quot;&quot;)" office:value-type="string" office:string-value="itemid:column[6]," calcext:value-type="string">
            <text:p>itemid:column[6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table:formula="of:=SUM([.B620];1)" office:value-type="float" office:value="7" calcext:value-type="float">
            <text:p>7</text:p>
          </table:table-cell>
          <table:table-cell table:style-name="ce6" office:value-type="string" calcext:value-type="string">
            <text:p>value</text:p>
          </table:table-cell>
          <table:table-cell table:style-name="ce11" table:formula="of:=LOWER( IF(AND([.B718]=0;[.C718]&lt;&gt;&quot;Column&quot;;[.C718]&lt;&gt;&quot;&quot;);&quot;LOAD CSV FROM &quot;&quot;file://&quot; &amp; [.A718] &amp; &quot;.csv&quot;&quot; as column create (n:&quot; &amp; [.A718] &amp; &quot; &quot;; &quot;&quot;) )">
            <text:p/>
          </table:table-cell>
          <table:table-cell table:formula="of:=IF(AND([.C718]&lt;&gt;&quot;&quot;;[.C718]&lt;&gt;&quot;Column&quot;);IF([.B718]=0;&quot;{&quot;;&quot;&quot;)&amp;[.C718]&amp;&quot;:column[&quot;&amp;[.B718]&amp;&quot;]&quot;&amp;IF([.B719]&lt;&gt;&quot;&quot;;&quot;,&quot;;&quot;})&quot;);&quot;&quot;)" office:value-type="string" office:string-value="value:column[7]," calcext:value-type="string">
            <text:p>value:column[7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table:formula="of:=SUM([.B621];1)" office:value-type="float" office:value="8" calcext:value-type="float">
            <text:p>8</text:p>
          </table:table-cell>
          <table:table-cell table:style-name="ce6" office:value-type="string" calcext:value-type="string">
            <text:p>valueuom</text:p>
          </table:table-cell>
          <table:table-cell table:style-name="ce11" table:formula="of:=LOWER( IF(AND([.B719]=0;[.C719]&lt;&gt;&quot;Column&quot;;[.C719]&lt;&gt;&quot;&quot;);&quot;LOAD CSV FROM &quot;&quot;file://&quot; &amp; [.A719] &amp; &quot;.csv&quot;&quot; as column create (n:&quot; &amp; [.A719] &amp; &quot; &quot;; &quot;&quot;) )">
            <text:p/>
          </table:table-cell>
          <table:table-cell table:formula="of:=IF(AND([.C719]&lt;&gt;&quot;&quot;;[.C719]&lt;&gt;&quot;Column&quot;);IF([.B719]=0;&quot;{&quot;;&quot;&quot;)&amp;[.C719]&amp;&quot;:column[&quot;&amp;[.B719]&amp;&quot;]&quot;&amp;IF([.B720]&lt;&gt;&quot;&quot;;&quot;,&quot;;&quot;})&quot;);&quot;&quot;)" office:value-type="string" office:string-value="valueuom:column[8]," calcext:value-type="string">
            <text:p>valueuom:column[8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table:formula="of:=SUM([.B622];1)" office:value-type="float" office:value="9" calcext:value-type="float">
            <text:p>9</text:p>
          </table:table-cell>
          <table:table-cell table:style-name="ce6" office:value-type="string" calcext:value-type="string">
            <text:p>location</text:p>
          </table:table-cell>
          <table:table-cell table:style-name="ce11" table:formula="of:=LOWER( IF(AND([.B720]=0;[.C720]&lt;&gt;&quot;Column&quot;;[.C720]&lt;&gt;&quot;&quot;);&quot;LOAD CSV FROM &quot;&quot;file://&quot; &amp; [.A720] &amp; &quot;.csv&quot;&quot; as column create (n:&quot; &amp; [.A720] &amp; &quot; &quot;; &quot;&quot;) )">
            <text:p/>
          </table:table-cell>
          <table:table-cell table:formula="of:=IF(AND([.C720]&lt;&gt;&quot;&quot;;[.C720]&lt;&gt;&quot;Column&quot;);IF([.B720]=0;&quot;{&quot;;&quot;&quot;)&amp;[.C720]&amp;&quot;:column[&quot;&amp;[.B720]&amp;&quot;]&quot;&amp;IF([.B721]&lt;&gt;&quot;&quot;;&quot;,&quot;;&quot;})&quot;);&quot;&quot;)" office:value-type="string" office:string-value="location:column[9]," calcext:value-type="string">
            <text:p>location:column[9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table:formula="of:=SUM([.B623];1)" office:value-type="float" office:value="10" calcext:value-type="float">
            <text:p>10</text:p>
          </table:table-cell>
          <table:table-cell table:style-name="ce6" office:value-type="string" calcext:value-type="string">
            <text:p>locationcategory</text:p>
          </table:table-cell>
          <table:table-cell table:style-name="ce11" table:formula="of:=LOWER( IF(AND([.B721]=0;[.C721]&lt;&gt;&quot;Column&quot;;[.C721]&lt;&gt;&quot;&quot;);&quot;LOAD CSV FROM &quot;&quot;file://&quot; &amp; [.A721] &amp; &quot;.csv&quot;&quot; as column create (n:&quot; &amp; [.A721] &amp; &quot; &quot;; &quot;&quot;) )">
            <text:p/>
          </table:table-cell>
          <table:table-cell table:formula="of:=IF(AND([.C721]&lt;&gt;&quot;&quot;;[.C721]&lt;&gt;&quot;Column&quot;);IF([.B721]=0;&quot;{&quot;;&quot;&quot;)&amp;[.C721]&amp;&quot;:column[&quot;&amp;[.B721]&amp;&quot;]&quot;&amp;IF([.B722]&lt;&gt;&quot;&quot;;&quot;,&quot;;&quot;})&quot;);&quot;&quot;)" office:value-type="string" office:string-value="locationcategory:column[10]," calcext:value-type="string">
            <text:p>locationcategory:column[1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table:formula="of:=SUM([.B624];1)" office:value-type="float" office:value="11" calcext:value-type="float">
            <text:p>11</text:p>
          </table:table-cell>
          <table:table-cell table:style-name="ce6" office:value-type="string" calcext:value-type="string">
            <text:p>storetime</text:p>
          </table:table-cell>
          <table:table-cell table:style-name="ce11" table:formula="of:=LOWER( IF(AND([.B722]=0;[.C722]&lt;&gt;&quot;Column&quot;;[.C722]&lt;&gt;&quot;&quot;);&quot;LOAD CSV FROM &quot;&quot;file://&quot; &amp; [.A722] &amp; &quot;.csv&quot;&quot; as column create (n:&quot; &amp; [.A722] &amp; &quot; &quot;; &quot;&quot;) )">
            <text:p/>
          </table:table-cell>
          <table:table-cell table:formula="of:=IF(AND([.C722]&lt;&gt;&quot;&quot;;[.C722]&lt;&gt;&quot;Column&quot;);IF([.B722]=0;&quot;{&quot;;&quot;&quot;)&amp;[.C722]&amp;&quot;:column[&quot;&amp;[.B722]&amp;&quot;]&quot;&amp;IF([.B723]&lt;&gt;&quot;&quot;;&quot;,&quot;;&quot;})&quot;);&quot;&quot;)" office:value-type="string" office:string-value="storetime:column[11]," calcext:value-type="string">
            <text:p>storetime:column[1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table:formula="of:=SUM([.B625];1)" office:value-type="float" office:value="12" calcext:value-type="float">
            <text:p>12</text:p>
          </table:table-cell>
          <table:table-cell table:style-name="ce6" office:value-type="string" calcext:value-type="string">
            <text:p>cgid</text:p>
          </table:table-cell>
          <table:table-cell table:style-name="ce11" table:formula="of:=LOWER( IF(AND([.B723]=0;[.C723]&lt;&gt;&quot;Column&quot;;[.C723]&lt;&gt;&quot;&quot;);&quot;LOAD CSV FROM &quot;&quot;file://&quot; &amp; [.A723] &amp; &quot;.csv&quot;&quot; as column create (n:&quot; &amp; [.A723] &amp; &quot; &quot;; &quot;&quot;) )">
            <text:p/>
          </table:table-cell>
          <table:table-cell table:formula="of:=IF(AND([.C723]&lt;&gt;&quot;&quot;;[.C723]&lt;&gt;&quot;Column&quot;);IF([.B723]=0;&quot;{&quot;;&quot;&quot;)&amp;[.C723]&amp;&quot;:column[&quot;&amp;[.B723]&amp;&quot;]&quot;&amp;IF([.B724]&lt;&gt;&quot;&quot;;&quot;,&quot;;&quot;})&quot;);&quot;&quot;)" office:value-type="string" office:string-value="cgid:column[12]," calcext:value-type="string">
            <text:p>cgid:column[1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table:formula="of:=SUM([.B626];1)" office:value-type="float" office:value="13" calcext:value-type="float">
            <text:p>13</text:p>
          </table:table-cell>
          <table:table-cell table:style-name="ce6" office:value-type="string" calcext:value-type="string">
            <text:p>orderid</text:p>
          </table:table-cell>
          <table:table-cell table:style-name="ce11" table:formula="of:=LOWER( IF(AND([.B724]=0;[.C724]&lt;&gt;&quot;Column&quot;;[.C724]&lt;&gt;&quot;&quot;);&quot;LOAD CSV FROM &quot;&quot;file://&quot; &amp; [.A724] &amp; &quot;.csv&quot;&quot; as column create (n:&quot; &amp; [.A724] &amp; &quot; &quot;; &quot;&quot;) )">
            <text:p/>
          </table:table-cell>
          <table:table-cell table:formula="of:=IF(AND([.C724]&lt;&gt;&quot;&quot;;[.C724]&lt;&gt;&quot;Column&quot;);IF([.B724]=0;&quot;{&quot;;&quot;&quot;)&amp;[.C724]&amp;&quot;:column[&quot;&amp;[.B724]&amp;&quot;]&quot;&amp;IF([.B725]&lt;&gt;&quot;&quot;;&quot;,&quot;;&quot;})&quot;);&quot;&quot;)" office:value-type="string" office:string-value="orderid:column[13]," calcext:value-type="string">
            <text:p>orderid:column[1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table:formula="of:=SUM([.B627];1)" office:value-type="float" office:value="14" calcext:value-type="float">
            <text:p>14</text:p>
          </table:table-cell>
          <table:table-cell table:style-name="ce6" office:value-type="string" calcext:value-type="string">
            <text:p>linkorderid</text:p>
          </table:table-cell>
          <table:table-cell table:style-name="ce11" table:formula="of:=LOWER( IF(AND([.B725]=0;[.C725]&lt;&gt;&quot;Column&quot;;[.C725]&lt;&gt;&quot;&quot;);&quot;LOAD CSV FROM &quot;&quot;file://&quot; &amp; [.A725] &amp; &quot;.csv&quot;&quot; as column create (n:&quot; &amp; [.A725] &amp; &quot; &quot;; &quot;&quot;) )">
            <text:p/>
          </table:table-cell>
          <table:table-cell table:formula="of:=IF(AND([.C725]&lt;&gt;&quot;&quot;;[.C725]&lt;&gt;&quot;Column&quot;);IF([.B725]=0;&quot;{&quot;;&quot;&quot;)&amp;[.C725]&amp;&quot;:column[&quot;&amp;[.B725]&amp;&quot;]&quot;&amp;IF([.B726]&lt;&gt;&quot;&quot;;&quot;,&quot;;&quot;})&quot;);&quot;&quot;)" office:value-type="string" office:string-value="linkorderid:column[14]," calcext:value-type="string">
            <text:p>linkorderid:column[14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table:formula="of:=SUM([.B628];1)" office:value-type="float" office:value="15" calcext:value-type="float">
            <text:p>15</text:p>
          </table:table-cell>
          <table:table-cell table:style-name="ce6" office:value-type="string" calcext:value-type="string">
            <text:p>ordercategoryname</text:p>
          </table:table-cell>
          <table:table-cell table:style-name="ce11" table:formula="of:=LOWER( IF(AND([.B726]=0;[.C726]&lt;&gt;&quot;Column&quot;;[.C726]&lt;&gt;&quot;&quot;);&quot;LOAD CSV FROM &quot;&quot;file://&quot; &amp; [.A726] &amp; &quot;.csv&quot;&quot; as column create (n:&quot; &amp; [.A726] &amp; &quot; &quot;; &quot;&quot;) )">
            <text:p/>
          </table:table-cell>
          <table:table-cell table:formula="of:=IF(AND([.C726]&lt;&gt;&quot;&quot;;[.C726]&lt;&gt;&quot;Column&quot;);IF([.B726]=0;&quot;{&quot;;&quot;&quot;)&amp;[.C726]&amp;&quot;:column[&quot;&amp;[.B726]&amp;&quot;]&quot;&amp;IF([.B727]&lt;&gt;&quot;&quot;;&quot;,&quot;;&quot;})&quot;);&quot;&quot;)" office:value-type="string" office:string-value="ordercategoryname:column[15]," calcext:value-type="string">
            <text:p>ordercategoryname:column[15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table:formula="of:=SUM([.B629];1)" office:value-type="float" office:value="16" calcext:value-type="float">
            <text:p>16</text:p>
          </table:table-cell>
          <table:table-cell table:style-name="ce6" office:value-type="string" calcext:value-type="string">
            <text:p>secondaryordercategoryname</text:p>
          </table:table-cell>
          <table:table-cell table:style-name="ce11" table:formula="of:=LOWER( IF(AND([.B727]=0;[.C727]&lt;&gt;&quot;Column&quot;;[.C727]&lt;&gt;&quot;&quot;);&quot;LOAD CSV FROM &quot;&quot;file://&quot; &amp; [.A727] &amp; &quot;.csv&quot;&quot; as column create (n:&quot; &amp; [.A727] &amp; &quot; &quot;; &quot;&quot;) )">
            <text:p/>
          </table:table-cell>
          <table:table-cell table:formula="of:=IF(AND([.C727]&lt;&gt;&quot;&quot;;[.C727]&lt;&gt;&quot;Column&quot;);IF([.B727]=0;&quot;{&quot;;&quot;&quot;)&amp;[.C727]&amp;&quot;:column[&quot;&amp;[.B727]&amp;&quot;]&quot;&amp;IF([.B728]&lt;&gt;&quot;&quot;;&quot;,&quot;;&quot;})&quot;);&quot;&quot;)" office:value-type="string" office:string-value="secondaryordercategoryname:column[16]," calcext:value-type="string">
            <text:p>secondaryordercategoryname:column[16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ordercategorydescription</text:p>
          </table:table-cell>
          <table:table-cell table:style-name="ce11" table:formula="of:=LOWER( IF(AND([.B728]=0;[.C728]&lt;&gt;&quot;Column&quot;;[.C728]&lt;&gt;&quot;&quot;);&quot;LOAD CSV FROM &quot;&quot;file://&quot; &amp; [.A728] &amp; &quot;.csv&quot;&quot; as column create (n:&quot; &amp; [.A728] &amp; &quot; &quot;; &quot;&quot;) )">
            <text:p/>
          </table:table-cell>
          <table:table-cell table:formula="of:=IF(AND([.C728]&lt;&gt;&quot;&quot;;[.C728]&lt;&gt;&quot;Column&quot;);IF([.B728]=0;&quot;{&quot;;&quot;&quot;)&amp;[.C728]&amp;&quot;:column[&quot;&amp;[.B728]&amp;&quot;]&quot;&amp;IF([.B729]&lt;&gt;&quot;&quot;;&quot;,&quot;;&quot;})&quot;);&quot;&quot;)" office:value-type="string" office:string-value="ordercategorydescription:column[17]," calcext:value-type="string">
            <text:p>ordercategorydescription:column[17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isopenbag</text:p>
          </table:table-cell>
          <table:table-cell table:style-name="ce11" table:formula="of:=LOWER( IF(AND([.B729]=0;[.C729]&lt;&gt;&quot;Column&quot;;[.C729]&lt;&gt;&quot;&quot;);&quot;LOAD CSV FROM &quot;&quot;file://&quot; &amp; [.A729] &amp; &quot;.csv&quot;&quot; as column create (n:&quot; &amp; [.A729] &amp; &quot; &quot;; &quot;&quot;) )">
            <text:p/>
          </table:table-cell>
          <table:table-cell table:formula="of:=IF(AND([.C729]&lt;&gt;&quot;&quot;;[.C729]&lt;&gt;&quot;Column&quot;);IF([.B729]=0;&quot;{&quot;;&quot;&quot;)&amp;[.C729]&amp;&quot;:column[&quot;&amp;[.B729]&amp;&quot;]&quot;&amp;IF([.B730]&lt;&gt;&quot;&quot;;&quot;,&quot;;&quot;})&quot;);&quot;&quot;)" office:value-type="string" office:string-value="isopenbag:column[18]," calcext:value-type="string">
            <text:p>isopenbag:column[18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continueinnextdept</text:p>
          </table:table-cell>
          <table:table-cell table:style-name="ce11" table:formula="of:=LOWER( IF(AND([.B730]=0;[.C730]&lt;&gt;&quot;Column&quot;;[.C730]&lt;&gt;&quot;&quot;);&quot;LOAD CSV FROM &quot;&quot;file://&quot; &amp; [.A730] &amp; &quot;.csv&quot;&quot; as column create (n:&quot; &amp; [.A730] &amp; &quot; &quot;; &quot;&quot;) )">
            <text:p/>
          </table:table-cell>
          <table:table-cell table:formula="of:=IF(AND([.C730]&lt;&gt;&quot;&quot;;[.C730]&lt;&gt;&quot;Column&quot;);IF([.B730]=0;&quot;{&quot;;&quot;&quot;)&amp;[.C730]&amp;&quot;:column[&quot;&amp;[.B730]&amp;&quot;]&quot;&amp;IF([.B731]&lt;&gt;&quot;&quot;;&quot;,&quot;;&quot;})&quot;);&quot;&quot;)" office:value-type="string" office:string-value="continueinnextdept:column[19]," calcext:value-type="string">
            <text:p>continueinnextdept:column[19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cancelreason</text:p>
          </table:table-cell>
          <table:table-cell table:style-name="ce11" table:formula="of:=LOWER( IF(AND([.B731]=0;[.C731]&lt;&gt;&quot;Column&quot;;[.C731]&lt;&gt;&quot;&quot;);&quot;LOAD CSV FROM &quot;&quot;file://&quot; &amp; [.A731] &amp; &quot;.csv&quot;&quot; as column create (n:&quot; &amp; [.A731] &amp; &quot; &quot;; &quot;&quot;) )">
            <text:p/>
          </table:table-cell>
          <table:table-cell table:formula="of:=IF(AND([.C731]&lt;&gt;&quot;&quot;;[.C731]&lt;&gt;&quot;Column&quot;);IF([.B731]=0;&quot;{&quot;;&quot;&quot;)&amp;[.C731]&amp;&quot;:column[&quot;&amp;[.B731]&amp;&quot;]&quot;&amp;IF([.B732]&lt;&gt;&quot;&quot;;&quot;,&quot;;&quot;})&quot;);&quot;&quot;)" office:value-type="string" office:string-value="cancelreason:column[20]," calcext:value-type="string">
            <text:p>cancelreason:column[20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statusdescription</text:p>
          </table:table-cell>
          <table:table-cell table:style-name="ce11" table:formula="of:=LOWER( IF(AND([.B732]=0;[.C732]&lt;&gt;&quot;Column&quot;;[.C732]&lt;&gt;&quot;&quot;);&quot;LOAD CSV FROM &quot;&quot;file://&quot; &amp; [.A732] &amp; &quot;.csv&quot;&quot; as column create (n:&quot; &amp; [.A732] &amp; &quot; &quot;; &quot;&quot;) )">
            <text:p/>
          </table:table-cell>
          <table:table-cell table:formula="of:=IF(AND([.C732]&lt;&gt;&quot;&quot;;[.C732]&lt;&gt;&quot;Column&quot;);IF([.B732]=0;&quot;{&quot;;&quot;&quot;)&amp;[.C732]&amp;&quot;:column[&quot;&amp;[.B732]&amp;&quot;]&quot;&amp;IF([.B733]&lt;&gt;&quot;&quot;;&quot;,&quot;;&quot;})&quot;);&quot;&quot;)" office:value-type="string" office:string-value="statusdescription:column[21]," calcext:value-type="string">
            <text:p>statusdescription:column[21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comments_editedby</text:p>
          </table:table-cell>
          <table:table-cell table:style-name="ce11" table:formula="of:=LOWER( IF(AND([.B733]=0;[.C733]&lt;&gt;&quot;Column&quot;;[.C733]&lt;&gt;&quot;&quot;);&quot;LOAD CSV FROM &quot;&quot;file://&quot; &amp; [.A733] &amp; &quot;.csv&quot;&quot; as column create (n:&quot; &amp; [.A733] &amp; &quot; &quot;; &quot;&quot;) )">
            <text:p/>
          </table:table-cell>
          <table:table-cell table:formula="of:=IF(AND([.C733]&lt;&gt;&quot;&quot;;[.C733]&lt;&gt;&quot;Column&quot;);IF([.B733]=0;&quot;{&quot;;&quot;&quot;)&amp;[.C733]&amp;&quot;:column[&quot;&amp;[.B733]&amp;&quot;]&quot;&amp;IF([.B734]&lt;&gt;&quot;&quot;;&quot;,&quot;;&quot;})&quot;);&quot;&quot;)" office:value-type="string" office:string-value="comments_editedby:column[22]," calcext:value-type="string">
            <text:p>comments_editedby:column[22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comments_canceledby</text:p>
          </table:table-cell>
          <table:table-cell table:style-name="ce11" table:formula="of:=LOWER( IF(AND([.B734]=0;[.C734]&lt;&gt;&quot;Column&quot;;[.C734]&lt;&gt;&quot;&quot;);&quot;LOAD CSV FROM &quot;&quot;file://&quot; &amp; [.A734] &amp; &quot;.csv&quot;&quot; as column create (n:&quot; &amp; [.A734] &amp; &quot; &quot;; &quot;&quot;) )">
            <text:p/>
          </table:table-cell>
          <table:table-cell table:formula="of:=IF(AND([.C734]&lt;&gt;&quot;&quot;;[.C734]&lt;&gt;&quot;Column&quot;);IF([.B734]=0;&quot;{&quot;;&quot;&quot;)&amp;[.C734]&amp;&quot;:column[&quot;&amp;[.B734]&amp;&quot;]&quot;&amp;IF([.B735]&lt;&gt;&quot;&quot;;&quot;,&quot;;&quot;})&quot;);&quot;&quot;)" office:value-type="string" office:string-value="comments_canceledby:column[23]," calcext:value-type="string">
            <text:p>comments_canceledby:column[23],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dureevents_mv</text:p>
          </table:table-cell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comments_date</text:p>
          </table:table-cell>
          <table:table-cell table:style-name="ce11" table:formula="of:=LOWER( IF(AND([.B735]=0;[.C735]&lt;&gt;&quot;Column&quot;;[.C735]&lt;&gt;&quot;&quot;);&quot;LOAD CSV FROM &quot;&quot;file://&quot; &amp; [.A735] &amp; &quot;.csv&quot;&quot; as column create (n:&quot; &amp; [.A735] &amp; &quot; &quot;; &quot;&quot;) )">
            <text:p/>
          </table:table-cell>
          <table:table-cell table:formula="of:=IF(AND([.C735]&lt;&gt;&quot;&quot;;[.C735]&lt;&gt;&quot;Column&quot;);IF([.B735]=0;&quot;{&quot;;&quot;&quot;)&amp;[.C735]&amp;&quot;:column[&quot;&amp;[.B735]&amp;&quot;]&quot;&amp;IF([.B736]&lt;&gt;&quot;&quot;;&quot;,&quot;;&quot;})&quot;);&quot;&quot;)" office:value-type="string" office:string-value="comments_date:column[24]})" calcext:value-type="string">
            <text:p>comments_date:column[24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36]=0;[.C736]&lt;&gt;&quot;Column&quot;;[.C736]&lt;&gt;&quot;&quot;);&quot;LOAD CSV FROM &quot;&quot;file://&quot; &amp; [.A736] &amp; &quot;.csv&quot;&quot; as column create (n:&quot; &amp; [.A736] &amp; &quot; &quot;; &quot;&quot;) )">
            <text:p/>
          </table:table-cell>
          <table:table-cell table:formula="of:=IF(AND([.C736]&lt;&gt;&quot;&quot;;[.C736]&lt;&gt;&quot;Column&quot;);IF([.B736]=0;&quot;{&quot;;&quot;&quot;)&amp;[.C736]&amp;&quot;:column[&quot;&amp;[.B736]&amp;&quot;]&quot;&amp;IF([.B73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37]=0;[.C737]&lt;&gt;&quot;Column&quot;;[.C737]&lt;&gt;&quot;&quot;);&quot;LOAD CSV FROM &quot;&quot;file://&quot; &amp; [.A737] &amp; &quot;.csv&quot;&quot; as column create (n:&quot; &amp; [.A737] &amp; &quot; &quot;; &quot;&quot;) )">
            <text:p/>
          </table:table-cell>
          <table:table-cell table:formula="of:=IF(AND([.C737]&lt;&gt;&quot;&quot;;[.C737]&lt;&gt;&quot;Column&quot;);IF([.B737]=0;&quot;{&quot;;&quot;&quot;)&amp;[.C737]&amp;&quot;:column[&quot;&amp;[.B737]&amp;&quot;]&quot;&amp;IF([.B73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38]=0;[.C738]&lt;&gt;&quot;Column&quot;;[.C738]&lt;&gt;&quot;&quot;);&quot;LOAD CSV FROM &quot;&quot;file://&quot; &amp; [.A738] &amp; &quot;.csv&quot;&quot; as column create (n:&quot; &amp; [.A738] &amp; &quot; &quot;; &quot;&quot;) )">
            <text:p/>
          </table:table-cell>
          <table:table-cell table:formula="of:=IF(AND([.C738]&lt;&gt;&quot;&quot;;[.C738]&lt;&gt;&quot;Column&quot;);IF([.B738]=0;&quot;{&quot;;&quot;&quot;)&amp;[.C738]&amp;&quot;:column[&quot;&amp;[.B738]&amp;&quot;]&quot;&amp;IF([.B73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739]=0;[.C739]&lt;&gt;&quot;Column&quot;;[.C739]&lt;&gt;&quot;&quot;);&quot;LOAD CSV FROM &quot;&quot;file://&quot; &amp; [.A739] &amp; &quot;.csv&quot;&quot; as column create (n:&quot; &amp; [.A739] &amp; &quot; &quot;; &quot;&quot;) )">
            <text:p/>
          </table:table-cell>
          <table:table-cell table:formula="of:=IF(AND([.C739]&lt;&gt;&quot;&quot;;[.C739]&lt;&gt;&quot;Column&quot;);IF([.B739]=0;&quot;{&quot;;&quot;&quot;)&amp;[.C739]&amp;&quot;:column[&quot;&amp;[.B739]&amp;&quot;]&quot;&amp;IF([.B74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cedures_icd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740]=0;[.C740]&lt;&gt;&quot;Column&quot;;[.C740]&lt;&gt;&quot;&quot;);&quot;LOAD CSV FROM &quot;&quot;file://&quot; &amp; [.A740] &amp; &quot;.csv&quot;&quot; as column create (n:&quot; &amp; [.A740] &amp; &quot; &quot;; &quot;&quot;) )" office:value-type="string" office:string-value="load csv from &quot;file://procedures_icd.csv&quot; as column create (n:procedures_icd " calcext:value-type="string">
            <text:p>load csv from "file://procedures_icd.csv" as column create (n:procedures_icd </text:p>
          </table:table-cell>
          <table:table-cell table:formula="of:=IF(AND([.C740]&lt;&gt;&quot;&quot;;[.C740]&lt;&gt;&quot;Column&quot;);IF([.B740]=0;&quot;{&quot;;&quot;&quot;)&amp;[.C740]&amp;&quot;:column[&quot;&amp;[.B740]&amp;&quot;]&quot;&amp;IF([.B741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cedures_icd</text:p>
          </table:table-cell>
          <table:table-cell table:style-name="ce3" table:formula="of:=SUM([.B614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741]=0;[.C741]&lt;&gt;&quot;Column&quot;;[.C741]&lt;&gt;&quot;&quot;);&quot;LOAD CSV FROM &quot;&quot;file://&quot; &amp; [.A741] &amp; &quot;.csv&quot;&quot; as column create (n:&quot; &amp; [.A741] &amp; &quot; &quot;; &quot;&quot;) )">
            <text:p/>
          </table:table-cell>
          <table:table-cell table:formula="of:=IF(AND([.C741]&lt;&gt;&quot;&quot;;[.C741]&lt;&gt;&quot;Column&quot;);IF([.B741]=0;&quot;{&quot;;&quot;&quot;)&amp;[.C741]&amp;&quot;:column[&quot;&amp;[.B741]&amp;&quot;]&quot;&amp;IF([.B742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cedures_icd</text:p>
          </table:table-cell>
          <table:table-cell table:style-name="ce3" table:formula="of:=SUM([.B615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742]=0;[.C742]&lt;&gt;&quot;Column&quot;;[.C742]&lt;&gt;&quot;&quot;);&quot;LOAD CSV FROM &quot;&quot;file://&quot; &amp; [.A742] &amp; &quot;.csv&quot;&quot; as column create (n:&quot; &amp; [.A742] &amp; &quot; &quot;; &quot;&quot;) )">
            <text:p/>
          </table:table-cell>
          <table:table-cell table:formula="of:=IF(AND([.C742]&lt;&gt;&quot;&quot;;[.C742]&lt;&gt;&quot;Column&quot;);IF([.B742]=0;&quot;{&quot;;&quot;&quot;)&amp;[.C742]&amp;&quot;:column[&quot;&amp;[.B742]&amp;&quot;]&quot;&amp;IF([.B743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cedures_icd</text:p>
          </table:table-cell>
          <table:table-cell table:style-name="ce3" table:formula="of:=SUM([.B616];1)" office:value-type="float" office:value="3" calcext:value-type="float">
            <text:p>3</text:p>
          </table:table-cell>
          <table:table-cell table:style-name="ce6" office:value-type="string" calcext:value-type="string">
            <text:p>seq_num</text:p>
          </table:table-cell>
          <table:table-cell table:style-name="ce11" table:formula="of:=LOWER( IF(AND([.B743]=0;[.C743]&lt;&gt;&quot;Column&quot;;[.C743]&lt;&gt;&quot;&quot;);&quot;LOAD CSV FROM &quot;&quot;file://&quot; &amp; [.A743] &amp; &quot;.csv&quot;&quot; as column create (n:&quot; &amp; [.A743] &amp; &quot; &quot;; &quot;&quot;) )">
            <text:p/>
          </table:table-cell>
          <table:table-cell table:formula="of:=IF(AND([.C743]&lt;&gt;&quot;&quot;;[.C743]&lt;&gt;&quot;Column&quot;);IF([.B743]=0;&quot;{&quot;;&quot;&quot;)&amp;[.C743]&amp;&quot;:column[&quot;&amp;[.B743]&amp;&quot;]&quot;&amp;IF([.B744]&lt;&gt;&quot;&quot;;&quot;,&quot;;&quot;})&quot;);&quot;&quot;)" office:value-type="string" office:string-value="seq_num:column[3]," calcext:value-type="string">
            <text:p>seq_num:column[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cedures_icd</text:p>
          </table:table-cell>
          <table:table-cell table:style-name="ce3" table:formula="of:=SUM([.B617];1)" office:value-type="float" office:value="4" calcext:value-type="float">
            <text:p>4</text:p>
          </table:table-cell>
          <table:table-cell table:style-name="ce6" office:value-type="string" calcext:value-type="string">
            <text:p>icd9_code</text:p>
          </table:table-cell>
          <table:table-cell table:style-name="ce11" table:formula="of:=LOWER( IF(AND([.B744]=0;[.C744]&lt;&gt;&quot;Column&quot;;[.C744]&lt;&gt;&quot;&quot;);&quot;LOAD CSV FROM &quot;&quot;file://&quot; &amp; [.A744] &amp; &quot;.csv&quot;&quot; as column create (n:&quot; &amp; [.A744] &amp; &quot; &quot;; &quot;&quot;) )">
            <text:p/>
          </table:table-cell>
          <table:table-cell table:formula="of:=IF(AND([.C744]&lt;&gt;&quot;&quot;;[.C744]&lt;&gt;&quot;Column&quot;);IF([.B744]=0;&quot;{&quot;;&quot;&quot;)&amp;[.C744]&amp;&quot;:column[&quot;&amp;[.B744]&amp;&quot;]&quot;&amp;IF([.B745]&lt;&gt;&quot;&quot;;&quot;,&quot;;&quot;})&quot;);&quot;&quot;)" office:value-type="string" office:string-value="icd9_code:column[4]})" calcext:value-type="string">
            <text:p>icd9_code:column[4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45]=0;[.C745]&lt;&gt;&quot;Column&quot;;[.C745]&lt;&gt;&quot;&quot;);&quot;LOAD CSV FROM &quot;&quot;file://&quot; &amp; [.A745] &amp; &quot;.csv&quot;&quot; as column create (n:&quot; &amp; [.A745] &amp; &quot; &quot;; &quot;&quot;) )">
            <text:p/>
          </table:table-cell>
          <table:table-cell table:formula="of:=IF(AND([.C745]&lt;&gt;&quot;&quot;;[.C745]&lt;&gt;&quot;Column&quot;);IF([.B745]=0;&quot;{&quot;;&quot;&quot;)&amp;[.C745]&amp;&quot;:column[&quot;&amp;[.B745]&amp;&quot;]&quot;&amp;IF([.B746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46]=0;[.C746]&lt;&gt;&quot;Column&quot;;[.C746]&lt;&gt;&quot;&quot;);&quot;LOAD CSV FROM &quot;&quot;file://&quot; &amp; [.A746] &amp; &quot;.csv&quot;&quot; as column create (n:&quot; &amp; [.A746] &amp; &quot; &quot;; &quot;&quot;) )">
            <text:p/>
          </table:table-cell>
          <table:table-cell table:formula="of:=IF(AND([.C746]&lt;&gt;&quot;&quot;;[.C746]&lt;&gt;&quot;Column&quot;);IF([.B746]=0;&quot;{&quot;;&quot;&quot;)&amp;[.C746]&amp;&quot;:column[&quot;&amp;[.B746]&amp;&quot;]&quot;&amp;IF([.B747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47]=0;[.C747]&lt;&gt;&quot;Column&quot;;[.C747]&lt;&gt;&quot;&quot;);&quot;LOAD CSV FROM &quot;&quot;file://&quot; &amp; [.A747] &amp; &quot;.csv&quot;&quot; as column create (n:&quot; &amp; [.A747] &amp; &quot; &quot;; &quot;&quot;) )">
            <text:p/>
          </table:table-cell>
          <table:table-cell table:formula="of:=IF(AND([.C747]&lt;&gt;&quot;&quot;;[.C747]&lt;&gt;&quot;Column&quot;);IF([.B747]=0;&quot;{&quot;;&quot;&quot;)&amp;[.C747]&amp;&quot;:column[&quot;&amp;[.B747]&amp;&quot;]&quot;&amp;IF([.B748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48]=0;[.C748]&lt;&gt;&quot;Column&quot;;[.C748]&lt;&gt;&quot;&quot;);&quot;LOAD CSV FROM &quot;&quot;file://&quot; &amp; [.A748] &amp; &quot;.csv&quot;&quot; as column create (n:&quot; &amp; [.A748] &amp; &quot; &quot;; &quot;&quot;) )">
            <text:p/>
          </table:table-cell>
          <table:table-cell table:formula="of:=IF(AND([.C748]&lt;&gt;&quot;&quot;;[.C748]&lt;&gt;&quot;Column&quot;);IF([.B748]=0;&quot;{&quot;;&quot;&quot;)&amp;[.C748]&amp;&quot;:column[&quot;&amp;[.B748]&amp;&quot;]&quot;&amp;IF([.B74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49]=0;[.C749]&lt;&gt;&quot;Column&quot;;[.C749]&lt;&gt;&quot;&quot;);&quot;LOAD CSV FROM &quot;&quot;file://&quot; &amp; [.A749] &amp; &quot;.csv&quot;&quot; as column create (n:&quot; &amp; [.A749] &amp; &quot; &quot;; &quot;&quot;) )">
            <text:p/>
          </table:table-cell>
          <table:table-cell table:formula="of:=IF(AND([.C749]&lt;&gt;&quot;&quot;;[.C749]&lt;&gt;&quot;Column&quot;);IF([.B749]=0;&quot;{&quot;;&quot;&quot;)&amp;[.C749]&amp;&quot;:column[&quot;&amp;[.B749]&amp;&quot;]&quot;&amp;IF([.B75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50]=0;[.C750]&lt;&gt;&quot;Column&quot;;[.C750]&lt;&gt;&quot;&quot;);&quot;LOAD CSV FROM &quot;&quot;file://&quot; &amp; [.A750] &amp; &quot;.csv&quot;&quot; as column create (n:&quot; &amp; [.A750] &amp; &quot; &quot;; &quot;&quot;) )">
            <text:p/>
          </table:table-cell>
          <table:table-cell table:formula="of:=IF(AND([.C750]&lt;&gt;&quot;&quot;;[.C750]&lt;&gt;&quot;Column&quot;);IF([.B750]=0;&quot;{&quot;;&quot;&quot;)&amp;[.C750]&amp;&quot;:column[&quot;&amp;[.B750]&amp;&quot;]&quot;&amp;IF([.B75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751]=0;[.C751]&lt;&gt;&quot;Column&quot;;[.C751]&lt;&gt;&quot;&quot;);&quot;LOAD CSV FROM &quot;&quot;file://&quot; &amp; [.A751] &amp; &quot;.csv&quot;&quot; as column create (n:&quot; &amp; [.A751] &amp; &quot; &quot;; &quot;&quot;) )">
            <text:p/>
          </table:table-cell>
          <table:table-cell table:formula="of:=IF(AND([.C751]&lt;&gt;&quot;&quot;;[.C751]&lt;&gt;&quot;Column&quot;);IF([.B751]=0;&quot;{&quot;;&quot;&quot;)&amp;[.C751]&amp;&quot;:column[&quot;&amp;[.B751]&amp;&quot;]&quot;&amp;IF([.B75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752]=0;[.C752]&lt;&gt;&quot;Column&quot;;[.C752]&lt;&gt;&quot;&quot;);&quot;LOAD CSV FROM &quot;&quot;file://&quot; &amp; [.A752] &amp; &quot;.csv&quot;&quot; as column create (n:&quot; &amp; [.A752] &amp; &quot; &quot;; &quot;&quot;) )" office:value-type="string" office:string-value="load csv from &quot;file://services.csv&quot; as column create (n:services " calcext:value-type="string">
            <text:p>load csv from "file://services.csv" as column create (n:services </text:p>
          </table:table-cell>
          <table:table-cell table:formula="of:=IF(AND([.C752]&lt;&gt;&quot;&quot;;[.C752]&lt;&gt;&quot;Column&quot;);IF([.B752]=0;&quot;{&quot;;&quot;&quot;)&amp;[.C752]&amp;&quot;:column[&quot;&amp;[.B752]&amp;&quot;]&quot;&amp;IF([.B753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3" table:formula="of:=SUM([.B614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753]=0;[.C753]&lt;&gt;&quot;Column&quot;;[.C753]&lt;&gt;&quot;&quot;);&quot;LOAD CSV FROM &quot;&quot;file://&quot; &amp; [.A753] &amp; &quot;.csv&quot;&quot; as column create (n:&quot; &amp; [.A753] &amp; &quot; &quot;; &quot;&quot;) )">
            <text:p/>
          </table:table-cell>
          <table:table-cell table:formula="of:=IF(AND([.C753]&lt;&gt;&quot;&quot;;[.C753]&lt;&gt;&quot;Column&quot;);IF([.B753]=0;&quot;{&quot;;&quot;&quot;)&amp;[.C753]&amp;&quot;:column[&quot;&amp;[.B753]&amp;&quot;]&quot;&amp;IF([.B754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3" table:formula="of:=SUM([.B615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754]=0;[.C754]&lt;&gt;&quot;Column&quot;;[.C754]&lt;&gt;&quot;&quot;);&quot;LOAD CSV FROM &quot;&quot;file://&quot; &amp; [.A754] &amp; &quot;.csv&quot;&quot; as column create (n:&quot; &amp; [.A754] &amp; &quot; &quot;; &quot;&quot;) )">
            <text:p/>
          </table:table-cell>
          <table:table-cell table:formula="of:=IF(AND([.C754]&lt;&gt;&quot;&quot;;[.C754]&lt;&gt;&quot;Column&quot;);IF([.B754]=0;&quot;{&quot;;&quot;&quot;)&amp;[.C754]&amp;&quot;:column[&quot;&amp;[.B754]&amp;&quot;]&quot;&amp;IF([.B755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3" table:formula="of:=SUM([.B616];1)" office:value-type="float" office:value="3" calcext:value-type="float">
            <text:p>3</text:p>
          </table:table-cell>
          <table:table-cell table:style-name="ce6" office:value-type="string" calcext:value-type="string">
            <text:p>transfertime</text:p>
          </table:table-cell>
          <table:table-cell table:style-name="ce11" table:formula="of:=LOWER( IF(AND([.B755]=0;[.C755]&lt;&gt;&quot;Column&quot;;[.C755]&lt;&gt;&quot;&quot;);&quot;LOAD CSV FROM &quot;&quot;file://&quot; &amp; [.A755] &amp; &quot;.csv&quot;&quot; as column create (n:&quot; &amp; [.A755] &amp; &quot; &quot;; &quot;&quot;) )">
            <text:p/>
          </table:table-cell>
          <table:table-cell table:formula="of:=IF(AND([.C755]&lt;&gt;&quot;&quot;;[.C755]&lt;&gt;&quot;Column&quot;);IF([.B755]=0;&quot;{&quot;;&quot;&quot;)&amp;[.C755]&amp;&quot;:column[&quot;&amp;[.B755]&amp;&quot;]&quot;&amp;IF([.B756]&lt;&gt;&quot;&quot;;&quot;,&quot;;&quot;})&quot;);&quot;&quot;)" office:value-type="string" office:string-value="transfertime:column[3]," calcext:value-type="string">
            <text:p>transfertime:column[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3" table:formula="of:=SUM([.B617];1)" office:value-type="float" office:value="4" calcext:value-type="float">
            <text:p>4</text:p>
          </table:table-cell>
          <table:table-cell table:style-name="ce6" office:value-type="string" calcext:value-type="string">
            <text:p>prev_service</text:p>
          </table:table-cell>
          <table:table-cell table:style-name="ce11" table:formula="of:=LOWER( IF(AND([.B756]=0;[.C756]&lt;&gt;&quot;Column&quot;;[.C756]&lt;&gt;&quot;&quot;);&quot;LOAD CSV FROM &quot;&quot;file://&quot; &amp; [.A756] &amp; &quot;.csv&quot;&quot; as column create (n:&quot; &amp; [.A756] &amp; &quot; &quot;; &quot;&quot;) )">
            <text:p/>
          </table:table-cell>
          <table:table-cell table:formula="of:=IF(AND([.C756]&lt;&gt;&quot;&quot;;[.C756]&lt;&gt;&quot;Column&quot;);IF([.B756]=0;&quot;{&quot;;&quot;&quot;)&amp;[.C756]&amp;&quot;:column[&quot;&amp;[.B756]&amp;&quot;]&quot;&amp;IF([.B757]&lt;&gt;&quot;&quot;;&quot;,&quot;;&quot;})&quot;);&quot;&quot;)" office:value-type="string" office:string-value="prev_service:column[4]," calcext:value-type="string">
            <text:p>prev_service:column[4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ices</text:p>
          </table:table-cell>
          <table:table-cell table:style-name="ce3" table:formula="of:=SUM([.B618];1)" office:value-type="float" office:value="5" calcext:value-type="float">
            <text:p>5</text:p>
          </table:table-cell>
          <table:table-cell table:style-name="ce6" office:value-type="string" calcext:value-type="string">
            <text:p>curr_service</text:p>
          </table:table-cell>
          <table:table-cell table:style-name="ce11" table:formula="of:=LOWER( IF(AND([.B757]=0;[.C757]&lt;&gt;&quot;Column&quot;;[.C757]&lt;&gt;&quot;&quot;);&quot;LOAD CSV FROM &quot;&quot;file://&quot; &amp; [.A757] &amp; &quot;.csv&quot;&quot; as column create (n:&quot; &amp; [.A757] &amp; &quot; &quot;; &quot;&quot;) )">
            <text:p/>
          </table:table-cell>
          <table:table-cell table:formula="of:=IF(AND([.C757]&lt;&gt;&quot;&quot;;[.C757]&lt;&gt;&quot;Column&quot;);IF([.B757]=0;&quot;{&quot;;&quot;&quot;)&amp;[.C757]&amp;&quot;:column[&quot;&amp;[.B757]&amp;&quot;]&quot;&amp;IF([.B758]&lt;&gt;&quot;&quot;;&quot;,&quot;;&quot;})&quot;);&quot;&quot;)" office:value-type="string" office:string-value="curr_service:column[5]})" calcext:value-type="string">
            <text:p>curr_service:column[5]}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58]=0;[.C758]&lt;&gt;&quot;Column&quot;;[.C758]&lt;&gt;&quot;&quot;);&quot;LOAD CSV FROM &quot;&quot;file://&quot; &amp; [.A758] &amp; &quot;.csv&quot;&quot; as column create (n:&quot; &amp; [.A758] &amp; &quot; &quot;; &quot;&quot;) )">
            <text:p/>
          </table:table-cell>
          <table:table-cell table:formula="of:=IF(AND([.C758]&lt;&gt;&quot;&quot;;[.C758]&lt;&gt;&quot;Column&quot;);IF([.B758]=0;&quot;{&quot;;&quot;&quot;)&amp;[.C758]&amp;&quot;:column[&quot;&amp;[.B758]&amp;&quot;]&quot;&amp;IF([.B759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59]=0;[.C759]&lt;&gt;&quot;Column&quot;;[.C759]&lt;&gt;&quot;&quot;);&quot;LOAD CSV FROM &quot;&quot;file://&quot; &amp; [.A759] &amp; &quot;.csv&quot;&quot; as column create (n:&quot; &amp; [.A759] &amp; &quot; &quot;; &quot;&quot;) )">
            <text:p/>
          </table:table-cell>
          <table:table-cell table:formula="of:=IF(AND([.C759]&lt;&gt;&quot;&quot;;[.C759]&lt;&gt;&quot;Column&quot;);IF([.B759]=0;&quot;{&quot;;&quot;&quot;)&amp;[.C759]&amp;&quot;:column[&quot;&amp;[.B759]&amp;&quot;]&quot;&amp;IF([.B760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60]=0;[.C760]&lt;&gt;&quot;Column&quot;;[.C760]&lt;&gt;&quot;&quot;);&quot;LOAD CSV FROM &quot;&quot;file://&quot; &amp; [.A760] &amp; &quot;.csv&quot;&quot; as column create (n:&quot; &amp; [.A760] &amp; &quot; &quot;; &quot;&quot;) )">
            <text:p/>
          </table:table-cell>
          <table:table-cell table:formula="of:=IF(AND([.C760]&lt;&gt;&quot;&quot;;[.C760]&lt;&gt;&quot;Column&quot;);IF([.B760]=0;&quot;{&quot;;&quot;&quot;)&amp;[.C760]&amp;&quot;:column[&quot;&amp;[.B760]&amp;&quot;]&quot;&amp;IF([.B761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61]=0;[.C761]&lt;&gt;&quot;Column&quot;;[.C761]&lt;&gt;&quot;&quot;);&quot;LOAD CSV FROM &quot;&quot;file://&quot; &amp; [.A761] &amp; &quot;.csv&quot;&quot; as column create (n:&quot; &amp; [.A761] &amp; &quot; &quot;; &quot;&quot;) )">
            <text:p/>
          </table:table-cell>
          <table:table-cell table:formula="of:=IF(AND([.C761]&lt;&gt;&quot;&quot;;[.C761]&lt;&gt;&quot;Column&quot;);IF([.B761]=0;&quot;{&quot;;&quot;&quot;)&amp;[.C761]&amp;&quot;:column[&quot;&amp;[.B761]&amp;&quot;]&quot;&amp;IF([.B762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62]=0;[.C762]&lt;&gt;&quot;Column&quot;;[.C762]&lt;&gt;&quot;&quot;);&quot;LOAD CSV FROM &quot;&quot;file://&quot; &amp; [.A762] &amp; &quot;.csv&quot;&quot; as column create (n:&quot; &amp; [.A762] &amp; &quot; &quot;; &quot;&quot;) )">
            <text:p/>
          </table:table-cell>
          <table:table-cell table:formula="of:=IF(AND([.C762]&lt;&gt;&quot;&quot;;[.C762]&lt;&gt;&quot;Column&quot;);IF([.B762]=0;&quot;{&quot;;&quot;&quot;)&amp;[.C762]&amp;&quot;:column[&quot;&amp;[.B762]&amp;&quot;]&quot;&amp;IF([.B763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table:formula="of:=LOWER( IF(AND([.B763]=0;[.C763]&lt;&gt;&quot;Column&quot;;[.C763]&lt;&gt;&quot;&quot;);&quot;LOAD CSV FROM &quot;&quot;file://&quot; &amp; [.A763] &amp; &quot;.csv&quot;&quot; as column create (n:&quot; &amp; [.A763] &amp; &quot; &quot;; &quot;&quot;) )">
            <text:p/>
          </table:table-cell>
          <table:table-cell table:formula="of:=IF(AND([.C763]&lt;&gt;&quot;&quot;;[.C763]&lt;&gt;&quot;Column&quot;);IF([.B763]=0;&quot;{&quot;;&quot;&quot;)&amp;[.C763]&amp;&quot;:column[&quot;&amp;[.B763]&amp;&quot;]&quot;&amp;IF([.B764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olumn</text:p>
          </table:table-cell>
          <table:table-cell table:style-name="ce11" table:formula="of:=LOWER( IF(AND([.B764]=0;[.C764]&lt;&gt;&quot;Column&quot;;[.C764]&lt;&gt;&quot;&quot;);&quot;LOAD CSV FROM &quot;&quot;file://&quot; &amp; [.A764] &amp; &quot;.csv&quot;&quot; as column create (n:&quot; &amp; [.A764] &amp; &quot; &quot;; &quot;&quot;) )">
            <text:p/>
          </table:table-cell>
          <table:table-cell table:formula="of:=IF(AND([.C764]&lt;&gt;&quot;&quot;;[.C764]&lt;&gt;&quot;Column&quot;);IF([.B764]=0;&quot;{&quot;;&quot;&quot;)&amp;[.C764]&amp;&quot;:column[&quot;&amp;[.B764]&amp;&quot;]&quot;&amp;IF([.B765]&lt;&gt;&quot;&quot;;&quot;,&quot;;&quot;})&quot;);&quot;&quot;)">
            <text:p/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fers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row_id</text:p>
          </table:table-cell>
          <table:table-cell table:style-name="ce11" table:formula="of:=LOWER( IF(AND([.B765]=0;[.C765]&lt;&gt;&quot;Column&quot;;[.C765]&lt;&gt;&quot;&quot;);&quot;LOAD CSV FROM &quot;&quot;file://&quot; &amp; [.A765] &amp; &quot;.csv&quot;&quot; as column create (n:&quot; &amp; [.A765] &amp; &quot; &quot;; &quot;&quot;) )" office:value-type="string" office:string-value="load csv from &quot;file://transfers.csv&quot; as column create (n:transfers " calcext:value-type="string">
            <text:p>load csv from "file://transfers.csv" as column create (n:transfers </text:p>
          </table:table-cell>
          <table:table-cell table:formula="of:=IF(AND([.C765]&lt;&gt;&quot;&quot;;[.C765]&lt;&gt;&quot;Column&quot;);IF([.B765]=0;&quot;{&quot;;&quot;&quot;)&amp;[.C765]&amp;&quot;:column[&quot;&amp;[.B765]&amp;&quot;]&quot;&amp;IF([.B766]&lt;&gt;&quot;&quot;;&quot;,&quot;;&quot;})&quot;);&quot;&quot;)" office:value-type="string" office:string-value="{row_id:column[0]," calcext:value-type="string">
            <text:p>{row_id:column[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fers</text:p>
          </table:table-cell>
          <table:table-cell table:style-name="ce3" table:formula="of:=SUM([.B765];1)" office:value-type="float" office:value="1" calcext:value-type="float">
            <text:p>1</text:p>
          </table:table-cell>
          <table:table-cell table:style-name="ce6" office:value-type="string" calcext:value-type="string">
            <text:p>subject_id</text:p>
          </table:table-cell>
          <table:table-cell table:style-name="ce11" table:formula="of:=LOWER( IF(AND([.B766]=0;[.C766]&lt;&gt;&quot;Column&quot;;[.C766]&lt;&gt;&quot;&quot;);&quot;LOAD CSV FROM &quot;&quot;file://&quot; &amp; [.A766] &amp; &quot;.csv&quot;&quot; as column create (n:&quot; &amp; [.A766] &amp; &quot; &quot;; &quot;&quot;) )">
            <text:p/>
          </table:table-cell>
          <table:table-cell table:formula="of:=IF(AND([.C766]&lt;&gt;&quot;&quot;;[.C766]&lt;&gt;&quot;Column&quot;);IF([.B766]=0;&quot;{&quot;;&quot;&quot;)&amp;[.C766]&amp;&quot;:column[&quot;&amp;[.B766]&amp;&quot;]&quot;&amp;IF([.B767]&lt;&gt;&quot;&quot;;&quot;,&quot;;&quot;})&quot;);&quot;&quot;)" office:value-type="string" office:string-value="subject_id:column[1]," calcext:value-type="string">
            <text:p>subject_id:column[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fers</text:p>
          </table:table-cell>
          <table:table-cell table:style-name="ce3" table:formula="of:=SUM([.B766];1)" office:value-type="float" office:value="2" calcext:value-type="float">
            <text:p>2</text:p>
          </table:table-cell>
          <table:table-cell table:style-name="ce6" office:value-type="string" calcext:value-type="string">
            <text:p>hadm_id</text:p>
          </table:table-cell>
          <table:table-cell table:style-name="ce11" table:formula="of:=LOWER( IF(AND([.B767]=0;[.C767]&lt;&gt;&quot;Column&quot;;[.C767]&lt;&gt;&quot;&quot;);&quot;LOAD CSV FROM &quot;&quot;file://&quot; &amp; [.A767] &amp; &quot;.csv&quot;&quot; as column create (n:&quot; &amp; [.A767] &amp; &quot; &quot;; &quot;&quot;) )">
            <text:p/>
          </table:table-cell>
          <table:table-cell table:formula="of:=IF(AND([.C767]&lt;&gt;&quot;&quot;;[.C767]&lt;&gt;&quot;Column&quot;);IF([.B767]=0;&quot;{&quot;;&quot;&quot;)&amp;[.C767]&amp;&quot;:column[&quot;&amp;[.B767]&amp;&quot;]&quot;&amp;IF([.B768]&lt;&gt;&quot;&quot;;&quot;,&quot;;&quot;})&quot;);&quot;&quot;)" office:value-type="string" office:string-value="hadm_id:column[2]," calcext:value-type="string">
            <text:p>hadm_id:column[2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fers</text:p>
          </table:table-cell>
          <table:table-cell table:style-name="ce3" table:formula="of:=SUM([.B767];1)" office:value-type="float" office:value="3" calcext:value-type="float">
            <text:p>3</text:p>
          </table:table-cell>
          <table:table-cell table:style-name="ce6" office:value-type="string" calcext:value-type="string">
            <text:p>icustay_id</text:p>
          </table:table-cell>
          <table:table-cell table:style-name="ce11" table:formula="of:=LOWER( IF(AND([.B768]=0;[.C768]&lt;&gt;&quot;Column&quot;;[.C768]&lt;&gt;&quot;&quot;);&quot;LOAD CSV FROM &quot;&quot;file://&quot; &amp; [.A768] &amp; &quot;.csv&quot;&quot; as column create (n:&quot; &amp; [.A768] &amp; &quot; &quot;; &quot;&quot;) )">
            <text:p/>
          </table:table-cell>
          <table:table-cell table:formula="of:=IF(AND([.C768]&lt;&gt;&quot;&quot;;[.C768]&lt;&gt;&quot;Column&quot;);IF([.B768]=0;&quot;{&quot;;&quot;&quot;)&amp;[.C768]&amp;&quot;:column[&quot;&amp;[.B768]&amp;&quot;]&quot;&amp;IF([.B769]&lt;&gt;&quot;&quot;;&quot;,&quot;;&quot;})&quot;);&quot;&quot;)" office:value-type="string" office:string-value="icustay_id:column[3]," calcext:value-type="string">
            <text:p>icustay_id:column[3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fers</text:p>
          </table:table-cell>
          <table:table-cell table:style-name="ce3" table:formula="of:=SUM([.B768];1)" office:value-type="float" office:value="4" calcext:value-type="float">
            <text:p>4</text:p>
          </table:table-cell>
          <table:table-cell table:style-name="ce6" office:value-type="string" calcext:value-type="string">
            <text:p>dbsource</text:p>
          </table:table-cell>
          <table:table-cell table:style-name="ce11" table:formula="of:=LOWER( IF(AND([.B769]=0;[.C769]&lt;&gt;&quot;Column&quot;;[.C769]&lt;&gt;&quot;&quot;);&quot;LOAD CSV FROM &quot;&quot;file://&quot; &amp; [.A769] &amp; &quot;.csv&quot;&quot; as column create (n:&quot; &amp; [.A769] &amp; &quot; &quot;; &quot;&quot;) )">
            <text:p/>
          </table:table-cell>
          <table:table-cell table:formula="of:=IF(AND([.C769]&lt;&gt;&quot;&quot;;[.C769]&lt;&gt;&quot;Column&quot;);IF([.B769]=0;&quot;{&quot;;&quot;&quot;)&amp;[.C769]&amp;&quot;:column[&quot;&amp;[.B769]&amp;&quot;]&quot;&amp;IF([.B770]&lt;&gt;&quot;&quot;;&quot;,&quot;;&quot;})&quot;);&quot;&quot;)" office:value-type="string" office:string-value="dbsource:column[4]," calcext:value-type="string">
            <text:p>dbsource:column[4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fers</text:p>
          </table:table-cell>
          <table:table-cell table:style-name="ce3" table:formula="of:=SUM([.B769];1)" office:value-type="float" office:value="5" calcext:value-type="float">
            <text:p>5</text:p>
          </table:table-cell>
          <table:table-cell table:style-name="ce6" office:value-type="string" calcext:value-type="string">
            <text:p>eventtype</text:p>
          </table:table-cell>
          <table:table-cell table:style-name="ce11" table:formula="of:=LOWER( IF(AND([.B770]=0;[.C770]&lt;&gt;&quot;Column&quot;;[.C770]&lt;&gt;&quot;&quot;);&quot;LOAD CSV FROM &quot;&quot;file://&quot; &amp; [.A770] &amp; &quot;.csv&quot;&quot; as column create (n:&quot; &amp; [.A770] &amp; &quot; &quot;; &quot;&quot;) )">
            <text:p/>
          </table:table-cell>
          <table:table-cell table:formula="of:=IF(AND([.C770]&lt;&gt;&quot;&quot;;[.C770]&lt;&gt;&quot;Column&quot;);IF([.B770]=0;&quot;{&quot;;&quot;&quot;)&amp;[.C770]&amp;&quot;:column[&quot;&amp;[.B770]&amp;&quot;]&quot;&amp;IF([.B771]&lt;&gt;&quot;&quot;;&quot;,&quot;;&quot;})&quot;);&quot;&quot;)" office:value-type="string" office:string-value="eventtype:column[5]," calcext:value-type="string">
            <text:p>eventtype:column[5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fers</text:p>
          </table:table-cell>
          <table:table-cell table:style-name="ce3" table:formula="of:=SUM([.B770];1)" office:value-type="float" office:value="6" calcext:value-type="float">
            <text:p>6</text:p>
          </table:table-cell>
          <table:table-cell table:style-name="ce6" office:value-type="string" calcext:value-type="string">
            <text:p>prev_careunit</text:p>
          </table:table-cell>
          <table:table-cell table:style-name="ce11" table:formula="of:=LOWER( IF(AND([.B771]=0;[.C771]&lt;&gt;&quot;Column&quot;;[.C771]&lt;&gt;&quot;&quot;);&quot;LOAD CSV FROM &quot;&quot;file://&quot; &amp; [.A771] &amp; &quot;.csv&quot;&quot; as column create (n:&quot; &amp; [.A771] &amp; &quot; &quot;; &quot;&quot;) )">
            <text:p/>
          </table:table-cell>
          <table:table-cell table:formula="of:=IF(AND([.C771]&lt;&gt;&quot;&quot;;[.C771]&lt;&gt;&quot;Column&quot;);IF([.B771]=0;&quot;{&quot;;&quot;&quot;)&amp;[.C771]&amp;&quot;:column[&quot;&amp;[.B771]&amp;&quot;]&quot;&amp;IF([.B772]&lt;&gt;&quot;&quot;;&quot;,&quot;;&quot;})&quot;);&quot;&quot;)" office:value-type="string" office:string-value="prev_careunit:column[6]," calcext:value-type="string">
            <text:p>prev_careunit:column[6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fers</text:p>
          </table:table-cell>
          <table:table-cell table:style-name="ce3" table:formula="of:=SUM([.B771];1)" office:value-type="float" office:value="7" calcext:value-type="float">
            <text:p>7</text:p>
          </table:table-cell>
          <table:table-cell table:style-name="ce6" office:value-type="string" calcext:value-type="string">
            <text:p>curr_careunit</text:p>
          </table:table-cell>
          <table:table-cell table:style-name="ce11" table:formula="of:=LOWER( IF(AND([.B772]=0;[.C772]&lt;&gt;&quot;Column&quot;;[.C772]&lt;&gt;&quot;&quot;);&quot;LOAD CSV FROM &quot;&quot;file://&quot; &amp; [.A772] &amp; &quot;.csv&quot;&quot; as column create (n:&quot; &amp; [.A772] &amp; &quot; &quot;; &quot;&quot;) )">
            <text:p/>
          </table:table-cell>
          <table:table-cell table:formula="of:=IF(AND([.C772]&lt;&gt;&quot;&quot;;[.C772]&lt;&gt;&quot;Column&quot;);IF([.B772]=0;&quot;{&quot;;&quot;&quot;)&amp;[.C772]&amp;&quot;:column[&quot;&amp;[.B772]&amp;&quot;]&quot;&amp;IF([.B773]&lt;&gt;&quot;&quot;;&quot;,&quot;;&quot;})&quot;);&quot;&quot;)" office:value-type="string" office:string-value="curr_careunit:column[7]," calcext:value-type="string">
            <text:p>curr_careunit:column[7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fers</text:p>
          </table:table-cell>
          <table:table-cell table:style-name="ce3" table:formula="of:=SUM([.B772];1)" office:value-type="float" office:value="8" calcext:value-type="float">
            <text:p>8</text:p>
          </table:table-cell>
          <table:table-cell table:style-name="ce6" office:value-type="string" calcext:value-type="string">
            <text:p>prev_wardid</text:p>
          </table:table-cell>
          <table:table-cell table:style-name="ce11" table:formula="of:=LOWER( IF(AND([.B773]=0;[.C773]&lt;&gt;&quot;Column&quot;;[.C773]&lt;&gt;&quot;&quot;);&quot;LOAD CSV FROM &quot;&quot;file://&quot; &amp; [.A773] &amp; &quot;.csv&quot;&quot; as column create (n:&quot; &amp; [.A773] &amp; &quot; &quot;; &quot;&quot;) )">
            <text:p/>
          </table:table-cell>
          <table:table-cell table:formula="of:=IF(AND([.C773]&lt;&gt;&quot;&quot;;[.C773]&lt;&gt;&quot;Column&quot;);IF([.B773]=0;&quot;{&quot;;&quot;&quot;)&amp;[.C773]&amp;&quot;:column[&quot;&amp;[.B773]&amp;&quot;]&quot;&amp;IF([.B774]&lt;&gt;&quot;&quot;;&quot;,&quot;;&quot;})&quot;);&quot;&quot;)" office:value-type="string" office:string-value="prev_wardid:column[8]," calcext:value-type="string">
            <text:p>prev_wardid:column[8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fers</text:p>
          </table:table-cell>
          <table:table-cell table:style-name="ce3" table:formula="of:=SUM([.B773];1)" office:value-type="float" office:value="9" calcext:value-type="float">
            <text:p>9</text:p>
          </table:table-cell>
          <table:table-cell table:style-name="ce6" office:value-type="string" calcext:value-type="string">
            <text:p>curr_wardid</text:p>
          </table:table-cell>
          <table:table-cell table:style-name="ce11" table:formula="of:=LOWER( IF(AND([.B774]=0;[.C774]&lt;&gt;&quot;Column&quot;;[.C774]&lt;&gt;&quot;&quot;);&quot;LOAD CSV FROM &quot;&quot;file://&quot; &amp; [.A774] &amp; &quot;.csv&quot;&quot; as column create (n:&quot; &amp; [.A774] &amp; &quot; &quot;; &quot;&quot;) )">
            <text:p/>
          </table:table-cell>
          <table:table-cell table:formula="of:=IF(AND([.C774]&lt;&gt;&quot;&quot;;[.C774]&lt;&gt;&quot;Column&quot;);IF([.B774]=0;&quot;{&quot;;&quot;&quot;)&amp;[.C774]&amp;&quot;:column[&quot;&amp;[.B774]&amp;&quot;]&quot;&amp;IF([.B775]&lt;&gt;&quot;&quot;;&quot;,&quot;;&quot;})&quot;);&quot;&quot;)" office:value-type="string" office:string-value="curr_wardid:column[9]," calcext:value-type="string">
            <text:p>curr_wardid:column[9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fers</text:p>
          </table:table-cell>
          <table:table-cell table:style-name="ce3" table:formula="of:=SUM([.B774];1)" office:value-type="float" office:value="10" calcext:value-type="float">
            <text:p>10</text:p>
          </table:table-cell>
          <table:table-cell table:style-name="ce6" office:value-type="string" calcext:value-type="string">
            <text:p>intime</text:p>
          </table:table-cell>
          <table:table-cell table:style-name="ce11" table:formula="of:=LOWER( IF(AND([.B775]=0;[.C775]&lt;&gt;&quot;Column&quot;;[.C775]&lt;&gt;&quot;&quot;);&quot;LOAD CSV FROM &quot;&quot;file://&quot; &amp; [.A775] &amp; &quot;.csv&quot;&quot; as column create (n:&quot; &amp; [.A775] &amp; &quot; &quot;; &quot;&quot;) )">
            <text:p/>
          </table:table-cell>
          <table:table-cell table:formula="of:=IF(AND([.C775]&lt;&gt;&quot;&quot;;[.C775]&lt;&gt;&quot;Column&quot;);IF([.B775]=0;&quot;{&quot;;&quot;&quot;)&amp;[.C775]&amp;&quot;:column[&quot;&amp;[.B775]&amp;&quot;]&quot;&amp;IF([.B776]&lt;&gt;&quot;&quot;;&quot;,&quot;;&quot;})&quot;);&quot;&quot;)" office:value-type="string" office:string-value="intime:column[10]," calcext:value-type="string">
            <text:p>intime:column[10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fers</text:p>
          </table:table-cell>
          <table:table-cell table:style-name="ce3" table:formula="of:=SUM([.B775];1)" office:value-type="float" office:value="11" calcext:value-type="float">
            <text:p>11</text:p>
          </table:table-cell>
          <table:table-cell table:style-name="ce6" office:value-type="string" calcext:value-type="string">
            <text:p>outtime</text:p>
          </table:table-cell>
          <table:table-cell table:style-name="ce11" table:formula="of:=LOWER( IF(AND([.B776]=0;[.C776]&lt;&gt;&quot;Column&quot;;[.C776]&lt;&gt;&quot;&quot;);&quot;LOAD CSV FROM &quot;&quot;file://&quot; &amp; [.A776] &amp; &quot;.csv&quot;&quot; as column create (n:&quot; &amp; [.A776] &amp; &quot; &quot;; &quot;&quot;) )">
            <text:p/>
          </table:table-cell>
          <table:table-cell table:formula="of:=IF(AND([.C776]&lt;&gt;&quot;&quot;;[.C776]&lt;&gt;&quot;Column&quot;);IF([.B776]=0;&quot;{&quot;;&quot;&quot;)&amp;[.C776]&amp;&quot;:column[&quot;&amp;[.B776]&amp;&quot;]&quot;&amp;IF([.B777]&lt;&gt;&quot;&quot;;&quot;,&quot;;&quot;})&quot;);&quot;&quot;)" office:value-type="string" office:string-value="outtime:column[11]," calcext:value-type="string">
            <text:p>outtime:column[11],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fers</text:p>
          </table:table-cell>
          <table:table-cell table:style-name="ce3" table:formula="of:=SUM([.B776];1)" office:value-type="float" office:value="12" calcext:value-type="float">
            <text:p>12</text:p>
          </table:table-cell>
          <table:table-cell table:style-name="ce6" office:value-type="string" calcext:value-type="string">
            <text:p>los</text:p>
          </table:table-cell>
          <table:table-cell table:style-name="ce11" table:formula="of:=LOWER( IF(AND([.B777]=0;[.C777]&lt;&gt;&quot;Column&quot;;[.C777]&lt;&gt;&quot;&quot;);&quot;LOAD CSV FROM &quot;&quot;file://&quot; &amp; [.A777] &amp; &quot;.csv&quot;&quot; as column create (n:&quot; &amp; [.A777] &amp; &quot; &quot;; &quot;&quot;) )">
            <text:p/>
          </table:table-cell>
          <table:table-cell table:formula="of:=IF(AND([.C777]&lt;&gt;&quot;&quot;;[.C777]&lt;&gt;&quot;Column&quot;);IF([.B777]=0;&quot;{&quot;;&quot;&quot;)&amp;[.C777]&amp;&quot;:column[&quot;&amp;[.B777]&amp;&quot;]&quot;&amp;IF([.B778]&lt;&gt;&quot;&quot;;&quot;,&quot;;&quot;})&quot;);&quot;&quot;)" office:value-type="string" office:string-value="los:column[12]})" calcext:value-type="string">
            <text:p>los:column[12]})</text:p>
          </table:table-cell>
          <table:table-cell table:number-columns-repeated="1019"/>
        </table:table-row>
        <table:table-row table:style-name="ro3" table:number-rows-repeated="104779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columns" table:base-cell-address="$'Node Creation Script'.$A$1" table:cell-range-address="$'Node Creation Script'.$C$106"/>
          <table:named-range table:name="_xlnm._FilterDatabase" table:base-cell-address="$'Node Creation Script'.$A$1" table:cell-range-address="$'Node Creation Script'.$A$1:.$E$777"/>
        </table:named-expressions>
      </table:table>
      <table:table table:name="Sheet2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17" table:number-columns-repeated="1003" table:default-cell-style-name="Default"/>
        <table:table-row table:style-name="ro4">
          <table:table-cell table:style-name="ce12" office:value-type="string" calcext:value-type="string">
            <text:p>-- ----------------------------------------------------------------</text:p>
          </table:table-cell>
          <table:table-cell table:style-name="ce14"/>
          <table:table-cell office:value-type="string" calcext:value-type="string">
            <text:p>Ignore</text:p>
          </table:table-cell>
          <table:table-cell office:value-type="string" calcext:value-type="string">
            <text:p>Base Table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Reference</text:p>
          </table:table-cell>
          <table:table-cell table:number-columns-repeated="2"/>
          <table:table-cell table:style-name="ce15" office:value-type="string" calcext:value-type="string">
            <text:p>User Friendly Relationship Name</text:p>
          </table:table-cell>
          <table:table-cell table:number-columns-repeated="4"/>
          <table:table-cell office:value-type="string" calcext:value-type="string">
            <text:p>Relationship Script</text:p>
          </table:table-cell>
          <table:table-cell table:number-columns-repeated="1009"/>
        </table:table-row>
        <table:table-row table:style-name="ro3">
          <table:table-cell table:style-name="ce13"/>
          <table:table-cell table:style-name="ce12" office:value-type="string" calcext:value-type="string">
            <text:p>--</text:p>
          </table:table-cell>
          <table:table-cell table:number-columns-repeated="12"/>
          <table:table-cell table:style-name="ce16" table:formula="of:=LOWER(IF([.H2]&lt;&gt;&quot;&quot;; &quot;MATCH (n:&quot; &amp; [.M5] &amp; &quot;), (m:&quot; &amp; [.H2] &amp; &quot;)&#10;WHERE m.&quot; &amp; [.K4] &amp; &quot; = n. &quot; &amp; [.N5] &amp; &quot; &#10;MERGE (n)-[:&quot; &amp; [.J3] &amp; &quot; ]-&gt;(m)&#10;RETURN n,m&quot;;&quot;&quot;))">
            <text:p/>
          </table:table-cell>
          <table:table-cell table:formula="of:=LOWER(IF([.H2]&lt;&gt;&quot;&quot;;[.H2];&quot;&quot;))">
            <text:p/>
          </table:table-cell>
          <table:table-cell table:formula="of:=LOWER(IF([.H2]&lt;&gt;&quot;&quot;;[.K4];&quot;&quot;))">
            <text:p/>
          </table:table-cell>
          <table:table-cell table:formula="of:=LOWER(IF([.H2]&lt;&gt;&quot;&quot;;[.M5];&quot;&quot;))">
            <text:p/>
          </table:table-cell>
          <table:table-cell table:formula="of:=LOWER(IF([.H2]&lt;&gt;&quot;&quot;;[.N5];&quot;&quot;))">
            <text:p/>
          </table:table-cell>
          <table:table-cell table:formula="of:=LOWER(IF([.H2]&lt;&gt;&quot;&quot;;[.J3];&quot;&quot;))">
            <text:p/>
          </table:table-cell>
          <table:table-cell table:formula="of:=LOWER(IF([.H2]&lt;&gt;&quot;&quot;; &quot;MATCH (n:&quot; &amp; [.R2] &amp; &quot;), (m:&quot; &amp; [.P2] &amp; &quot;)&#10;WHERE m.&quot; &amp; [.Q2] &amp; &quot; = n. &quot; &amp; [.S2] &amp; &quot; &#10;create (n)-[:&quot; &amp; [.T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This is a script to add the MIMIC-III constraints for Postgres.</text:p>
          </table:table-cell>
          <table:table-cell table:formula="of:=OR( [.B3]=&quot;&quot;; NOT(ISERROR(FIND(&quot;DROP CONSTRAINT&quot;;[.B3]))); NOT(ISERROR(FIND(&quot;--&quot;;[.B3]))))" office:value-type="float" office:value="1" calcext:value-type="float">
            <text:p>1</text:p>
          </table:table-cell>
          <table:table-cell table:formula="of:=IF(AND( NOT([.C3]); NOT(ISERROR(FIND(&quot;ALTER TABLE&quot;;[.B3]  ))));&quot;Y&quot;;&quot;&quot;)">
            <text:p/>
          </table:table-cell>
          <table:table-cell table:formula="of:=IF(AND( [.D3]=&quot;&quot;; NOT(ISERROR(FIND(&quot;ADD CONSTRAINT&quot;;[.B3]  ))));&quot;Y&quot;;&quot;&quot;)">
            <text:p/>
          </table:table-cell>
          <table:table-cell table:formula="of:=IF(AND( [.E3]=&quot;&quot;; NOT(ISERROR(FIND(&quot;FOREIGN KEY&quot;;[.B3]  ))));&quot;Y&quot;;&quot;&quot;)">
            <text:p/>
          </table:table-cell>
          <table:table-cell table:formula="of:=IF(AND( [.F3]=&quot;&quot;; NOT(ISERROR(FIND(&quot;REFERENCES&quot;;[.B3]  ))));&quot;Y&quot;;&quot;&quot;)">
            <text:p/>
          </table:table-cell>
          <table:table-cell table:formula="of:=IF([.D3]=&quot;Y&quot;; MID([.B3];FIND(&quot;ALTER TABLE&quot;;[.B3])+12;LEN([.B3]));&quot;&quot;)">
            <text:p/>
          </table:table-cell>
          <table:table-cell table:formula="of:=IF([.E3]=&quot;Y&quot;; MID([.B3];FIND(&quot;ADD CONSTRAINT&quot;;[.B3])+15;LEN([.B3]));&quot;&quot;)">
            <text:p/>
          </table:table-cell>
          <table:table-cell table:formula="of:=[.I3]">
            <text:p/>
          </table:table-cell>
          <table:table-cell table:formula="of:=IF([.F3]=&quot;Y&quot;; MID([.B3];FIND(&quot;FOREIGN KEY&quot;;[.B3])+13;LEN([.B3])-14);&quot;&quot;)">
            <text:p/>
          </table:table-cell>
          <table:table-cell table:formula="of:=IF([.G3]=&quot;Y&quot;; MID([.B3];FIND(&quot;REFERENCES&quot;;[.B3])+11;LEN([.B3]));&quot;&quot;)">
            <text:p/>
          </table:table-cell>
          <table:table-cell table:formula="of:=IF([.L3]&lt;&gt;&quot;&quot;;LEFT([.L3];FIND(&quot;(&quot;;[.L3])-1);&quot;&quot;)">
            <text:p/>
          </table:table-cell>
          <table:table-cell table:formula="of:=SUBSTITUTE( IF([.L3]&lt;&gt;&quot;&quot;;MID([.L3];FIND(&quot;(&quot;;[.L3])+1;LEN([.L3]));&quot;&quot;); &quot;);&quot;;&quot;&quot;)">
            <text:p/>
          </table:table-cell>
          <table:table-cell table:style-name="ce16" table:formula="of:=LOWER(IF([.H3]&lt;&gt;&quot;&quot;; &quot;MATCH (n:&quot; &amp; [.M6] &amp; &quot;), (m:&quot; &amp; [.H3] &amp; &quot;)&#10;WHERE m.&quot; &amp; [.K5] &amp; &quot; = n. &quot; &amp; [.N6] &amp; &quot; &#10;MERGE (n)-[:&quot; &amp; [.J4] &amp; &quot; ]-&gt;(m)&#10;RETURN n,m&quot;;&quot;&quot;))">
            <text:p/>
          </table:table-cell>
          <table:table-cell table:formula="of:=LOWER(IF([.H3]&lt;&gt;&quot;&quot;;[.H3];&quot;&quot;))">
            <text:p/>
          </table:table-cell>
          <table:table-cell table:formula="of:=LOWER(IF([.H3]&lt;&gt;&quot;&quot;;[.K5];&quot;&quot;))">
            <text:p/>
          </table:table-cell>
          <table:table-cell table:formula="of:=LOWER(IF([.H3]&lt;&gt;&quot;&quot;;[.M6];&quot;&quot;))">
            <text:p/>
          </table:table-cell>
          <table:table-cell table:formula="of:=LOWER(IF([.H3]&lt;&gt;&quot;&quot;;[.N6];&quot;&quot;))">
            <text:p/>
          </table:table-cell>
          <table:table-cell table:formula="of:=LOWER(IF([.H3]&lt;&gt;&quot;&quot;;[.J4];&quot;&quot;))">
            <text:p/>
          </table:table-cell>
          <table:table-cell table:formula="of:=LOWER(IF([.H3]&lt;&gt;&quot;&quot;; &quot;MATCH (n:&quot; &amp; [.R3] &amp; &quot;), (m:&quot; &amp; [.P3] &amp; &quot;)&#10;WHERE m.&quot; &amp; [.Q3] &amp; &quot; = n. &quot; &amp; [.S3] &amp; &quot; &#10;create (n)-[:&quot; &amp; [.T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</text:p>
          </table:table-cell>
          <table:table-cell table:formula="of:=OR( [.B4]=&quot;&quot;; NOT(ISERROR(FIND(&quot;DROP CONSTRAINT&quot;;[.B4]))); NOT(ISERROR(FIND(&quot;--&quot;;[.B4]))))" office:value-type="float" office:value="1" calcext:value-type="float">
            <text:p>1</text:p>
          </table:table-cell>
          <table:table-cell table:formula="of:=IF(AND( NOT([.C4]); NOT(ISERROR(FIND(&quot;ALTER TABLE&quot;;[.B4]  ))));&quot;Y&quot;;&quot;&quot;)">
            <text:p/>
          </table:table-cell>
          <table:table-cell table:formula="of:=IF(AND( [.D4]=&quot;&quot;; NOT(ISERROR(FIND(&quot;ADD CONSTRAINT&quot;;[.B4]  ))));&quot;Y&quot;;&quot;&quot;)">
            <text:p/>
          </table:table-cell>
          <table:table-cell table:formula="of:=IF(AND( [.E4]=&quot;&quot;; NOT(ISERROR(FIND(&quot;FOREIGN KEY&quot;;[.B4]  ))));&quot;Y&quot;;&quot;&quot;)">
            <text:p/>
          </table:table-cell>
          <table:table-cell table:formula="of:=IF(AND( [.F4]=&quot;&quot;; NOT(ISERROR(FIND(&quot;REFERENCES&quot;;[.B4]  ))));&quot;Y&quot;;&quot;&quot;)">
            <text:p/>
          </table:table-cell>
          <table:table-cell table:formula="of:=IF([.D4]=&quot;Y&quot;; MID([.B4];FIND(&quot;ALTER TABLE&quot;;[.B4])+12;LEN([.B4]));&quot;&quot;)">
            <text:p/>
          </table:table-cell>
          <table:table-cell table:formula="of:=IF([.E4]=&quot;Y&quot;; MID([.B4];FIND(&quot;ADD CONSTRAINT&quot;;[.B4])+15;LEN([.B4]));&quot;&quot;)">
            <text:p/>
          </table:table-cell>
          <table:table-cell table:formula="of:=[.I4]">
            <text:p/>
          </table:table-cell>
          <table:table-cell table:formula="of:=IF([.F4]=&quot;Y&quot;; MID([.B4];FIND(&quot;FOREIGN KEY&quot;;[.B4])+13;LEN([.B4])-14);&quot;&quot;)">
            <text:p/>
          </table:table-cell>
          <table:table-cell table:formula="of:=IF([.G4]=&quot;Y&quot;; MID([.B4];FIND(&quot;REFERENCES&quot;;[.B4])+11;LEN([.B4]));&quot;&quot;)">
            <text:p/>
          </table:table-cell>
          <table:table-cell table:formula="of:=IF([.L4]&lt;&gt;&quot;&quot;;LEFT([.L4];FIND(&quot;(&quot;;[.L4])-1);&quot;&quot;)">
            <text:p/>
          </table:table-cell>
          <table:table-cell table:formula="of:=SUBSTITUTE( IF([.L4]&lt;&gt;&quot;&quot;;MID([.L4];FIND(&quot;(&quot;;[.L4])+1;LEN([.L4]));&quot;&quot;); &quot;);&quot;;&quot;&quot;)">
            <text:p/>
          </table:table-cell>
          <table:table-cell table:style-name="ce16" table:formula="of:=LOWER(IF([.H4]&lt;&gt;&quot;&quot;; &quot;MATCH (n:&quot; &amp; [.M7] &amp; &quot;), (m:&quot; &amp; [.H4] &amp; &quot;)&#10;WHERE m.&quot; &amp; [.K6] &amp; &quot; = n. &quot; &amp; [.N7] &amp; &quot; &#10;MERGE (n)-[:&quot; &amp; [.J5] &amp; &quot; ]-&gt;(m)&#10;RETURN n,m&quot;;&quot;&quot;))">
            <text:p/>
          </table:table-cell>
          <table:table-cell table:formula="of:=LOWER(IF([.H4]&lt;&gt;&quot;&quot;;[.H4];&quot;&quot;))">
            <text:p/>
          </table:table-cell>
          <table:table-cell table:formula="of:=LOWER(IF([.H4]&lt;&gt;&quot;&quot;;[.K6];&quot;&quot;))">
            <text:p/>
          </table:table-cell>
          <table:table-cell table:formula="of:=LOWER(IF([.H4]&lt;&gt;&quot;&quot;;[.M7];&quot;&quot;))">
            <text:p/>
          </table:table-cell>
          <table:table-cell table:formula="of:=LOWER(IF([.H4]&lt;&gt;&quot;&quot;;[.N7];&quot;&quot;))">
            <text:p/>
          </table:table-cell>
          <table:table-cell table:formula="of:=LOWER(IF([.H4]&lt;&gt;&quot;&quot;;[.J5];&quot;&quot;))">
            <text:p/>
          </table:table-cell>
          <table:table-cell table:formula="of:=LOWER(IF([.H4]&lt;&gt;&quot;&quot;; &quot;MATCH (n:&quot; &amp; [.R4] &amp; &quot;), (m:&quot; &amp; [.P4] &amp; &quot;)&#10;WHERE m.&quot; &amp; [.Q4] &amp; &quot; = n. &quot; &amp; [.S4] &amp; &quot; &#10;create (n)-[:&quot; &amp; [.T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----------------------------------------------------------------</text:p>
          </table:table-cell>
          <table:table-cell table:formula="of:=OR( [.B5]=&quot;&quot;; NOT(ISERROR(FIND(&quot;DROP CONSTRAINT&quot;;[.B5]))); NOT(ISERROR(FIND(&quot;--&quot;;[.B5]))))" office:value-type="float" office:value="1" calcext:value-type="float">
            <text:p>1</text:p>
          </table:table-cell>
          <table:table-cell table:formula="of:=IF(AND( NOT([.C5]); NOT(ISERROR(FIND(&quot;ALTER TABLE&quot;;[.B5]  ))));&quot;Y&quot;;&quot;&quot;)">
            <text:p/>
          </table:table-cell>
          <table:table-cell table:formula="of:=IF(AND( [.D5]=&quot;&quot;; NOT(ISERROR(FIND(&quot;ADD CONSTRAINT&quot;;[.B5]  ))));&quot;Y&quot;;&quot;&quot;)">
            <text:p/>
          </table:table-cell>
          <table:table-cell table:formula="of:=IF(AND( [.E5]=&quot;&quot;; NOT(ISERROR(FIND(&quot;FOREIGN KEY&quot;;[.B5]  ))));&quot;Y&quot;;&quot;&quot;)">
            <text:p/>
          </table:table-cell>
          <table:table-cell table:formula="of:=IF(AND( [.F5]=&quot;&quot;; NOT(ISERROR(FIND(&quot;REFERENCES&quot;;[.B5]  ))));&quot;Y&quot;;&quot;&quot;)">
            <text:p/>
          </table:table-cell>
          <table:table-cell table:formula="of:=IF([.D5]=&quot;Y&quot;; MID([.B5];FIND(&quot;ALTER TABLE&quot;;[.B5])+12;LEN([.B5]));&quot;&quot;)">
            <text:p/>
          </table:table-cell>
          <table:table-cell table:formula="of:=IF([.E5]=&quot;Y&quot;; MID([.B5];FIND(&quot;ADD CONSTRAINT&quot;;[.B5])+15;LEN([.B5]));&quot;&quot;)">
            <text:p/>
          </table:table-cell>
          <table:table-cell table:formula="of:=[.I5]">
            <text:p/>
          </table:table-cell>
          <table:table-cell table:formula="of:=IF([.F5]=&quot;Y&quot;; MID([.B5];FIND(&quot;FOREIGN KEY&quot;;[.B5])+13;LEN([.B5])-14);&quot;&quot;)">
            <text:p/>
          </table:table-cell>
          <table:table-cell table:formula="of:=IF([.G5]=&quot;Y&quot;; MID([.B5];FIND(&quot;REFERENCES&quot;;[.B5])+11;LEN([.B5]));&quot;&quot;)">
            <text:p/>
          </table:table-cell>
          <table:table-cell table:formula="of:=IF([.L5]&lt;&gt;&quot;&quot;;LEFT([.L5];FIND(&quot;(&quot;;[.L5])-1);&quot;&quot;)">
            <text:p/>
          </table:table-cell>
          <table:table-cell table:formula="of:=SUBSTITUTE( IF([.L5]&lt;&gt;&quot;&quot;;MID([.L5];FIND(&quot;(&quot;;[.L5])+1;LEN([.L5]));&quot;&quot;); &quot;);&quot;;&quot;&quot;)">
            <text:p/>
          </table:table-cell>
          <table:table-cell table:style-name="ce16" table:formula="of:=LOWER(IF([.H5]&lt;&gt;&quot;&quot;; &quot;MATCH (n:&quot; &amp; [.M8] &amp; &quot;), (m:&quot; &amp; [.H5] &amp; &quot;)&#10;WHERE m.&quot; &amp; [.K7] &amp; &quot; = n. &quot; &amp; [.N8] &amp; &quot; &#10;MERGE (n)-[:&quot; &amp; [.J6] &amp; &quot; ]-&gt;(m)&#10;RETURN n,m&quot;;&quot;&quot;))">
            <text:p/>
          </table:table-cell>
          <table:table-cell table:formula="of:=LOWER(IF([.H5]&lt;&gt;&quot;&quot;;[.H5];&quot;&quot;))">
            <text:p/>
          </table:table-cell>
          <table:table-cell table:formula="of:=LOWER(IF([.H5]&lt;&gt;&quot;&quot;;[.K7];&quot;&quot;))">
            <text:p/>
          </table:table-cell>
          <table:table-cell table:formula="of:=LOWER(IF([.H5]&lt;&gt;&quot;&quot;;[.M8];&quot;&quot;))">
            <text:p/>
          </table:table-cell>
          <table:table-cell table:formula="of:=LOWER(IF([.H5]&lt;&gt;&quot;&quot;;[.N8];&quot;&quot;))">
            <text:p/>
          </table:table-cell>
          <table:table-cell table:formula="of:=LOWER(IF([.H5]&lt;&gt;&quot;&quot;;[.J6];&quot;&quot;))">
            <text:p/>
          </table:table-cell>
          <table:table-cell table:formula="of:=LOWER(IF([.H5]&lt;&gt;&quot;&quot;; &quot;MATCH (n:&quot; &amp; [.R5] &amp; &quot;), (m:&quot; &amp; [.P5] &amp; &quot;)&#10;WHERE m.&quot; &amp; [.Q5] &amp; &quot; = n. &quot; &amp; [.S5] &amp; &quot; &#10;create (n)-[:&quot; &amp; [.T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6]=&quot;&quot;; NOT(ISERROR(FIND(&quot;DROP CONSTRAINT&quot;;[.B6]))); NOT(ISERROR(FIND(&quot;--&quot;;[.B6]))))" office:value-type="float" office:value="1" calcext:value-type="float">
            <text:p>1</text:p>
          </table:table-cell>
          <table:table-cell table:formula="of:=IF(AND( NOT([.C6]); NOT(ISERROR(FIND(&quot;ALTER TABLE&quot;;[.B6]  ))));&quot;Y&quot;;&quot;&quot;)">
            <text:p/>
          </table:table-cell>
          <table:table-cell table:formula="of:=IF(AND( [.D6]=&quot;&quot;; NOT(ISERROR(FIND(&quot;ADD CONSTRAINT&quot;;[.B6]  ))));&quot;Y&quot;;&quot;&quot;)">
            <text:p/>
          </table:table-cell>
          <table:table-cell table:formula="of:=IF(AND( [.E6]=&quot;&quot;; NOT(ISERROR(FIND(&quot;FOREIGN KEY&quot;;[.B6]  ))));&quot;Y&quot;;&quot;&quot;)">
            <text:p/>
          </table:table-cell>
          <table:table-cell table:formula="of:=IF(AND( [.F6]=&quot;&quot;; NOT(ISERROR(FIND(&quot;REFERENCES&quot;;[.B6]  ))));&quot;Y&quot;;&quot;&quot;)">
            <text:p/>
          </table:table-cell>
          <table:table-cell table:formula="of:=IF([.D6]=&quot;Y&quot;; MID([.B6];FIND(&quot;ALTER TABLE&quot;;[.B6])+12;LEN([.B6]));&quot;&quot;)">
            <text:p/>
          </table:table-cell>
          <table:table-cell table:formula="of:=IF([.E6]=&quot;Y&quot;; MID([.B6];FIND(&quot;ADD CONSTRAINT&quot;;[.B6])+15;LEN([.B6]));&quot;&quot;)">
            <text:p/>
          </table:table-cell>
          <table:table-cell table:formula="of:=[.I6]">
            <text:p/>
          </table:table-cell>
          <table:table-cell table:formula="of:=IF([.F6]=&quot;Y&quot;; MID([.B6];FIND(&quot;FOREIGN KEY&quot;;[.B6])+13;LEN([.B6])-14);&quot;&quot;)">
            <text:p/>
          </table:table-cell>
          <table:table-cell table:formula="of:=IF([.G6]=&quot;Y&quot;; MID([.B6];FIND(&quot;REFERENCES&quot;;[.B6])+11;LEN([.B6]));&quot;&quot;)">
            <text:p/>
          </table:table-cell>
          <table:table-cell table:formula="of:=IF([.L6]&lt;&gt;&quot;&quot;;LEFT([.L6];FIND(&quot;(&quot;;[.L6])-1);&quot;&quot;)">
            <text:p/>
          </table:table-cell>
          <table:table-cell table:formula="of:=SUBSTITUTE( IF([.L6]&lt;&gt;&quot;&quot;;MID([.L6];FIND(&quot;(&quot;;[.L6])+1;LEN([.L6]));&quot;&quot;); &quot;);&quot;;&quot;&quot;)">
            <text:p/>
          </table:table-cell>
          <table:table-cell table:style-name="ce16" table:formula="of:=LOWER(IF([.H6]&lt;&gt;&quot;&quot;; &quot;MATCH (n:&quot; &amp; [.M9] &amp; &quot;), (m:&quot; &amp; [.H6] &amp; &quot;)&#10;WHERE m.&quot; &amp; [.K8] &amp; &quot; = n. &quot; &amp; [.N9] &amp; &quot; &#10;MERGE (n)-[:&quot; &amp; [.J7] &amp; &quot; ]-&gt;(m)&#10;RETURN n,m&quot;;&quot;&quot;))">
            <text:p/>
          </table:table-cell>
          <table:table-cell table:formula="of:=LOWER(IF([.H6]&lt;&gt;&quot;&quot;;[.H6];&quot;&quot;))">
            <text:p/>
          </table:table-cell>
          <table:table-cell table:formula="of:=LOWER(IF([.H6]&lt;&gt;&quot;&quot;;[.K8];&quot;&quot;))">
            <text:p/>
          </table:table-cell>
          <table:table-cell table:formula="of:=LOWER(IF([.H6]&lt;&gt;&quot;&quot;;[.M9];&quot;&quot;))">
            <text:p/>
          </table:table-cell>
          <table:table-cell table:formula="of:=LOWER(IF([.H6]&lt;&gt;&quot;&quot;;[.N9];&quot;&quot;))">
            <text:p/>
          </table:table-cell>
          <table:table-cell table:formula="of:=LOWER(IF([.H6]&lt;&gt;&quot;&quot;;[.J7];&quot;&quot;))">
            <text:p/>
          </table:table-cell>
          <table:table-cell table:formula="of:=LOWER(IF([.H6]&lt;&gt;&quot;&quot;; &quot;MATCH (n:&quot; &amp; [.R6] &amp; &quot;), (m:&quot; &amp; [.P6] &amp; &quot;)&#10;WHERE m.&quot; &amp; [.Q6] &amp; &quot; = n. &quot; &amp; [.S6] &amp; &quot; &#10;create (n)-[:&quot; &amp; [.T6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-- If running scripts individually, you can set the schema where all tables are created as follows:</text:p>
          </table:table-cell>
          <table:table-cell table:formula="of:=OR( [.B7]=&quot;&quot;; NOT(ISERROR(FIND(&quot;DROP CONSTRAINT&quot;;[.B7]))); NOT(ISERROR(FIND(&quot;--&quot;;[.B7]))))" office:value-type="float" office:value="1" calcext:value-type="float">
            <text:p>1</text:p>
          </table:table-cell>
          <table:table-cell table:formula="of:=IF(AND( NOT([.C7]); NOT(ISERROR(FIND(&quot;ALTER TABLE&quot;;[.B7]  ))));&quot;Y&quot;;&quot;&quot;)">
            <text:p/>
          </table:table-cell>
          <table:table-cell table:formula="of:=IF(AND( [.D7]=&quot;&quot;; NOT(ISERROR(FIND(&quot;ADD CONSTRAINT&quot;;[.B7]  ))));&quot;Y&quot;;&quot;&quot;)">
            <text:p/>
          </table:table-cell>
          <table:table-cell table:formula="of:=IF(AND( [.E7]=&quot;&quot;; NOT(ISERROR(FIND(&quot;FOREIGN KEY&quot;;[.B7]  ))));&quot;Y&quot;;&quot;&quot;)">
            <text:p/>
          </table:table-cell>
          <table:table-cell table:formula="of:=IF(AND( [.F7]=&quot;&quot;; NOT(ISERROR(FIND(&quot;REFERENCES&quot;;[.B7]  ))));&quot;Y&quot;;&quot;&quot;)">
            <text:p/>
          </table:table-cell>
          <table:table-cell table:formula="of:=IF([.D7]=&quot;Y&quot;; MID([.B7];FIND(&quot;ALTER TABLE&quot;;[.B7])+12;LEN([.B7]));&quot;&quot;)">
            <text:p/>
          </table:table-cell>
          <table:table-cell table:formula="of:=IF([.E7]=&quot;Y&quot;; MID([.B7];FIND(&quot;ADD CONSTRAINT&quot;;[.B7])+15;LEN([.B7]));&quot;&quot;)">
            <text:p/>
          </table:table-cell>
          <table:table-cell table:formula="of:=[.I7]">
            <text:p/>
          </table:table-cell>
          <table:table-cell table:formula="of:=IF([.F7]=&quot;Y&quot;; MID([.B7];FIND(&quot;FOREIGN KEY&quot;;[.B7])+13;LEN([.B7])-14);&quot;&quot;)">
            <text:p/>
          </table:table-cell>
          <table:table-cell table:formula="of:=IF([.G7]=&quot;Y&quot;; MID([.B7];FIND(&quot;REFERENCES&quot;;[.B7])+11;LEN([.B7]));&quot;&quot;)">
            <text:p/>
          </table:table-cell>
          <table:table-cell table:formula="of:=IF([.L7]&lt;&gt;&quot;&quot;;LEFT([.L7];FIND(&quot;(&quot;;[.L7])-1);&quot;&quot;)">
            <text:p/>
          </table:table-cell>
          <table:table-cell table:formula="of:=SUBSTITUTE( IF([.L7]&lt;&gt;&quot;&quot;;MID([.L7];FIND(&quot;(&quot;;[.L7])+1;LEN([.L7]));&quot;&quot;); &quot;);&quot;;&quot;&quot;)">
            <text:p/>
          </table:table-cell>
          <table:table-cell table:style-name="ce16" table:formula="of:=LOWER(IF([.H7]&lt;&gt;&quot;&quot;; &quot;MATCH (n:&quot; &amp; [.M10] &amp; &quot;), (m:&quot; &amp; [.H7] &amp; &quot;)&#10;WHERE m.&quot; &amp; [.K9] &amp; &quot; = n. &quot; &amp; [.N10] &amp; &quot; &#10;MERGE (n)-[:&quot; &amp; [.J8] &amp; &quot; ]-&gt;(m)&#10;RETURN n,m&quot;;&quot;&quot;))">
            <text:p/>
          </table:table-cell>
          <table:table-cell table:formula="of:=LOWER(IF([.H7]&lt;&gt;&quot;&quot;;[.H7];&quot;&quot;))">
            <text:p/>
          </table:table-cell>
          <table:table-cell table:formula="of:=LOWER(IF([.H7]&lt;&gt;&quot;&quot;;[.K9];&quot;&quot;))">
            <text:p/>
          </table:table-cell>
          <table:table-cell table:formula="of:=LOWER(IF([.H7]&lt;&gt;&quot;&quot;;[.M10];&quot;&quot;))">
            <text:p/>
          </table:table-cell>
          <table:table-cell table:formula="of:=LOWER(IF([.H7]&lt;&gt;&quot;&quot;;[.N10];&quot;&quot;))">
            <text:p/>
          </table:table-cell>
          <table:table-cell table:formula="of:=LOWER(IF([.H7]&lt;&gt;&quot;&quot;;[.J8];&quot;&quot;))">
            <text:p/>
          </table:table-cell>
          <table:table-cell table:formula="of:=LOWER(IF([.H7]&lt;&gt;&quot;&quot;; &quot;MATCH (n:&quot; &amp; [.R7] &amp; &quot;), (m:&quot; &amp; [.P7] &amp; &quot;)&#10;WHERE m.&quot; &amp; [.Q7] &amp; &quot; = n. &quot; &amp; [.S7] &amp; &quot; &#10;create (n)-[:&quot; &amp; [.T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ET search_path TO mimiciii;</text:p>
          </table:table-cell>
          <table:table-cell table:formula="of:=OR( [.B8]=&quot;&quot;; NOT(ISERROR(FIND(&quot;DROP CONSTRAINT&quot;;[.B8]))); NOT(ISERROR(FIND(&quot;--&quot;;[.B8]))))" office:value-type="float" office:value="1" calcext:value-type="float">
            <text:p>1</text:p>
          </table:table-cell>
          <table:table-cell table:formula="of:=IF(AND( NOT([.C8]); NOT(ISERROR(FIND(&quot;ALTER TABLE&quot;;[.B8]  ))));&quot;Y&quot;;&quot;&quot;)">
            <text:p/>
          </table:table-cell>
          <table:table-cell table:formula="of:=IF(AND( [.D8]=&quot;&quot;; NOT(ISERROR(FIND(&quot;ADD CONSTRAINT&quot;;[.B8]  ))));&quot;Y&quot;;&quot;&quot;)">
            <text:p/>
          </table:table-cell>
          <table:table-cell table:formula="of:=IF(AND( [.E8]=&quot;&quot;; NOT(ISERROR(FIND(&quot;FOREIGN KEY&quot;;[.B8]  ))));&quot;Y&quot;;&quot;&quot;)">
            <text:p/>
          </table:table-cell>
          <table:table-cell table:formula="of:=IF(AND( [.F8]=&quot;&quot;; NOT(ISERROR(FIND(&quot;REFERENCES&quot;;[.B8]  ))));&quot;Y&quot;;&quot;&quot;)">
            <text:p/>
          </table:table-cell>
          <table:table-cell table:formula="of:=IF([.D8]=&quot;Y&quot;; MID([.B8];FIND(&quot;ALTER TABLE&quot;;[.B8])+12;LEN([.B8]));&quot;&quot;)">
            <text:p/>
          </table:table-cell>
          <table:table-cell table:formula="of:=IF([.E8]=&quot;Y&quot;; MID([.B8];FIND(&quot;ADD CONSTRAINT&quot;;[.B8])+15;LEN([.B8]));&quot;&quot;)">
            <text:p/>
          </table:table-cell>
          <table:table-cell table:formula="of:=[.I8]">
            <text:p/>
          </table:table-cell>
          <table:table-cell table:formula="of:=IF([.F8]=&quot;Y&quot;; MID([.B8];FIND(&quot;FOREIGN KEY&quot;;[.B8])+13;LEN([.B8])-14);&quot;&quot;)">
            <text:p/>
          </table:table-cell>
          <table:table-cell table:formula="of:=IF([.G8]=&quot;Y&quot;; MID([.B8];FIND(&quot;REFERENCES&quot;;[.B8])+11;LEN([.B8]));&quot;&quot;)">
            <text:p/>
          </table:table-cell>
          <table:table-cell table:formula="of:=IF([.L8]&lt;&gt;&quot;&quot;;LEFT([.L8];FIND(&quot;(&quot;;[.L8])-1);&quot;&quot;)">
            <text:p/>
          </table:table-cell>
          <table:table-cell table:formula="of:=SUBSTITUTE( IF([.L8]&lt;&gt;&quot;&quot;;MID([.L8];FIND(&quot;(&quot;;[.L8])+1;LEN([.L8]));&quot;&quot;); &quot;);&quot;;&quot;&quot;)">
            <text:p/>
          </table:table-cell>
          <table:table-cell table:style-name="ce16" table:formula="of:=LOWER(IF([.H8]&lt;&gt;&quot;&quot;; &quot;MATCH (n:&quot; &amp; [.M11] &amp; &quot;), (m:&quot; &amp; [.H8] &amp; &quot;)&#10;WHERE m.&quot; &amp; [.K10] &amp; &quot; = n. &quot; &amp; [.N11] &amp; &quot; &#10;MERGE (n)-[:&quot; &amp; [.J9] &amp; &quot; ]-&gt;(m)&#10;RETURN n,m&quot;;&quot;&quot;))">
            <text:p/>
          </table:table-cell>
          <table:table-cell table:formula="of:=LOWER(IF([.H8]&lt;&gt;&quot;&quot;;[.H8];&quot;&quot;))">
            <text:p/>
          </table:table-cell>
          <table:table-cell table:formula="of:=LOWER(IF([.H8]&lt;&gt;&quot;&quot;;[.K10];&quot;&quot;))">
            <text:p/>
          </table:table-cell>
          <table:table-cell table:formula="of:=LOWER(IF([.H8]&lt;&gt;&quot;&quot;;[.M11];&quot;&quot;))">
            <text:p/>
          </table:table-cell>
          <table:table-cell table:formula="of:=LOWER(IF([.H8]&lt;&gt;&quot;&quot;;[.N11];&quot;&quot;))">
            <text:p/>
          </table:table-cell>
          <table:table-cell table:formula="of:=LOWER(IF([.H8]&lt;&gt;&quot;&quot;;[.J9];&quot;&quot;))">
            <text:p/>
          </table:table-cell>
          <table:table-cell table:formula="of:=LOWER(IF([.H8]&lt;&gt;&quot;&quot;; &quot;MATCH (n:&quot; &amp; [.R8] &amp; &quot;), (m:&quot; &amp; [.P8] &amp; &quot;)&#10;WHERE m.&quot; &amp; [.Q8] &amp; &quot; = n. &quot; &amp; [.S8] &amp; &quot; &#10;create (n)-[:&quot; &amp; [.T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9]=&quot;&quot;; NOT(ISERROR(FIND(&quot;DROP CONSTRAINT&quot;;[.B9]))); NOT(ISERROR(FIND(&quot;--&quot;;[.B9]))))" office:value-type="float" office:value="1" calcext:value-type="float">
            <text:p>1</text:p>
          </table:table-cell>
          <table:table-cell table:formula="of:=IF(AND( NOT([.C9]); NOT(ISERROR(FIND(&quot;ALTER TABLE&quot;;[.B9]  ))));&quot;Y&quot;;&quot;&quot;)">
            <text:p/>
          </table:table-cell>
          <table:table-cell table:formula="of:=IF(AND( [.D9]=&quot;&quot;; NOT(ISERROR(FIND(&quot;ADD CONSTRAINT&quot;;[.B9]  ))));&quot;Y&quot;;&quot;&quot;)">
            <text:p/>
          </table:table-cell>
          <table:table-cell table:formula="of:=IF(AND( [.E9]=&quot;&quot;; NOT(ISERROR(FIND(&quot;FOREIGN KEY&quot;;[.B9]  ))));&quot;Y&quot;;&quot;&quot;)">
            <text:p/>
          </table:table-cell>
          <table:table-cell table:formula="of:=IF(AND( [.F9]=&quot;&quot;; NOT(ISERROR(FIND(&quot;REFERENCES&quot;;[.B9]  ))));&quot;Y&quot;;&quot;&quot;)">
            <text:p/>
          </table:table-cell>
          <table:table-cell table:formula="of:=IF([.D9]=&quot;Y&quot;; MID([.B9];FIND(&quot;ALTER TABLE&quot;;[.B9])+12;LEN([.B9]));&quot;&quot;)">
            <text:p/>
          </table:table-cell>
          <table:table-cell table:formula="of:=IF([.E9]=&quot;Y&quot;; MID([.B9];FIND(&quot;ADD CONSTRAINT&quot;;[.B9])+15;LEN([.B9]));&quot;&quot;)">
            <text:p/>
          </table:table-cell>
          <table:table-cell table:formula="of:=[.I9]">
            <text:p/>
          </table:table-cell>
          <table:table-cell table:formula="of:=IF([.F9]=&quot;Y&quot;; MID([.B9];FIND(&quot;FOREIGN KEY&quot;;[.B9])+13;LEN([.B9])-14);&quot;&quot;)">
            <text:p/>
          </table:table-cell>
          <table:table-cell table:formula="of:=IF([.G9]=&quot;Y&quot;; MID([.B9];FIND(&quot;REFERENCES&quot;;[.B9])+11;LEN([.B9]));&quot;&quot;)">
            <text:p/>
          </table:table-cell>
          <table:table-cell table:formula="of:=IF([.L9]&lt;&gt;&quot;&quot;;LEFT([.L9];FIND(&quot;(&quot;;[.L9])-1);&quot;&quot;)">
            <text:p/>
          </table:table-cell>
          <table:table-cell table:formula="of:=SUBSTITUTE( IF([.L9]&lt;&gt;&quot;&quot;;MID([.L9];FIND(&quot;(&quot;;[.L9])+1;LEN([.L9]));&quot;&quot;); &quot;);&quot;;&quot;&quot;)">
            <text:p/>
          </table:table-cell>
          <table:table-cell table:style-name="ce16" table:formula="of:=LOWER(IF([.H9]&lt;&gt;&quot;&quot;; &quot;MATCH (n:&quot; &amp; [.M12] &amp; &quot;), (m:&quot; &amp; [.H9] &amp; &quot;)&#10;WHERE m.&quot; &amp; [.K11] &amp; &quot; = n. &quot; &amp; [.N12] &amp; &quot; &#10;MERGE (n)-[:&quot; &amp; [.J10] &amp; &quot; ]-&gt;(m)&#10;RETURN n,m&quot;;&quot;&quot;))">
            <text:p/>
          </table:table-cell>
          <table:table-cell table:formula="of:=LOWER(IF([.H9]&lt;&gt;&quot;&quot;;[.H9];&quot;&quot;))">
            <text:p/>
          </table:table-cell>
          <table:table-cell table:formula="of:=LOWER(IF([.H9]&lt;&gt;&quot;&quot;;[.K11];&quot;&quot;))">
            <text:p/>
          </table:table-cell>
          <table:table-cell table:formula="of:=LOWER(IF([.H9]&lt;&gt;&quot;&quot;;[.M12];&quot;&quot;))">
            <text:p/>
          </table:table-cell>
          <table:table-cell table:formula="of:=LOWER(IF([.H9]&lt;&gt;&quot;&quot;;[.N12];&quot;&quot;))">
            <text:p/>
          </table:table-cell>
          <table:table-cell table:formula="of:=LOWER(IF([.H9]&lt;&gt;&quot;&quot;;[.J10];&quot;&quot;))">
            <text:p/>
          </table:table-cell>
          <table:table-cell table:formula="of:=LOWER(IF([.H9]&lt;&gt;&quot;&quot;; &quot;MATCH (n:&quot; &amp; [.R9] &amp; &quot;), (m:&quot; &amp; [.P9] &amp; &quot;)&#10;WHERE m.&quot; &amp; [.Q9] &amp; &quot; = n. &quot; &amp; [.S9] &amp; &quot; &#10;create (n)-[:&quot; &amp; [.T9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-- Restoring the search path to its default value can be accomplished as follows:</text:p>
          </table:table-cell>
          <table:table-cell table:formula="of:=OR( [.B10]=&quot;&quot;; NOT(ISERROR(FIND(&quot;DROP CONSTRAINT&quot;;[.B10]))); NOT(ISERROR(FIND(&quot;--&quot;;[.B10]))))" office:value-type="float" office:value="1" calcext:value-type="float">
            <text:p>1</text:p>
          </table:table-cell>
          <table:table-cell table:formula="of:=IF(AND( NOT([.C10]); NOT(ISERROR(FIND(&quot;ALTER TABLE&quot;;[.B10]  ))));&quot;Y&quot;;&quot;&quot;)">
            <text:p/>
          </table:table-cell>
          <table:table-cell table:formula="of:=IF(AND( [.D10]=&quot;&quot;; NOT(ISERROR(FIND(&quot;ADD CONSTRAINT&quot;;[.B10]  ))));&quot;Y&quot;;&quot;&quot;)">
            <text:p/>
          </table:table-cell>
          <table:table-cell table:formula="of:=IF(AND( [.E10]=&quot;&quot;; NOT(ISERROR(FIND(&quot;FOREIGN KEY&quot;;[.B10]  ))));&quot;Y&quot;;&quot;&quot;)">
            <text:p/>
          </table:table-cell>
          <table:table-cell table:formula="of:=IF(AND( [.F10]=&quot;&quot;; NOT(ISERROR(FIND(&quot;REFERENCES&quot;;[.B10]  ))));&quot;Y&quot;;&quot;&quot;)">
            <text:p/>
          </table:table-cell>
          <table:table-cell table:formula="of:=IF([.D10]=&quot;Y&quot;; MID([.B10];FIND(&quot;ALTER TABLE&quot;;[.B10])+12;LEN([.B10]));&quot;&quot;)">
            <text:p/>
          </table:table-cell>
          <table:table-cell table:formula="of:=IF([.E10]=&quot;Y&quot;; MID([.B10];FIND(&quot;ADD CONSTRAINT&quot;;[.B10])+15;LEN([.B10]));&quot;&quot;)">
            <text:p/>
          </table:table-cell>
          <table:table-cell table:formula="of:=[.I10]">
            <text:p/>
          </table:table-cell>
          <table:table-cell table:formula="of:=IF([.F10]=&quot;Y&quot;; MID([.B10];FIND(&quot;FOREIGN KEY&quot;;[.B10])+13;LEN([.B10])-14);&quot;&quot;)">
            <text:p/>
          </table:table-cell>
          <table:table-cell table:formula="of:=IF([.G10]=&quot;Y&quot;; MID([.B10];FIND(&quot;REFERENCES&quot;;[.B10])+11;LEN([.B10]));&quot;&quot;)">
            <text:p/>
          </table:table-cell>
          <table:table-cell table:formula="of:=IF([.L10]&lt;&gt;&quot;&quot;;LEFT([.L10];FIND(&quot;(&quot;;[.L10])-1);&quot;&quot;)">
            <text:p/>
          </table:table-cell>
          <table:table-cell table:formula="of:=SUBSTITUTE( IF([.L10]&lt;&gt;&quot;&quot;;MID([.L10];FIND(&quot;(&quot;;[.L10])+1;LEN([.L10]));&quot;&quot;); &quot;);&quot;;&quot;&quot;)">
            <text:p/>
          </table:table-cell>
          <table:table-cell table:style-name="ce16" table:formula="of:=LOWER(IF([.H10]&lt;&gt;&quot;&quot;; &quot;MATCH (n:&quot; &amp; [.M13] &amp; &quot;), (m:&quot; &amp; [.H10] &amp; &quot;)&#10;WHERE m.&quot; &amp; [.K12] &amp; &quot; = n. &quot; &amp; [.N13] &amp; &quot; &#10;MERGE (n)-[:&quot; &amp; [.J11] &amp; &quot; ]-&gt;(m)&#10;RETURN n,m&quot;;&quot;&quot;))">
            <text:p/>
          </table:table-cell>
          <table:table-cell table:formula="of:=LOWER(IF([.H10]&lt;&gt;&quot;&quot;;[.H10];&quot;&quot;))">
            <text:p/>
          </table:table-cell>
          <table:table-cell table:formula="of:=LOWER(IF([.H10]&lt;&gt;&quot;&quot;;[.K12];&quot;&quot;))">
            <text:p/>
          </table:table-cell>
          <table:table-cell table:formula="of:=LOWER(IF([.H10]&lt;&gt;&quot;&quot;;[.M13];&quot;&quot;))">
            <text:p/>
          </table:table-cell>
          <table:table-cell table:formula="of:=LOWER(IF([.H10]&lt;&gt;&quot;&quot;;[.N13];&quot;&quot;))">
            <text:p/>
          </table:table-cell>
          <table:table-cell table:formula="of:=LOWER(IF([.H10]&lt;&gt;&quot;&quot;;[.J11];&quot;&quot;))">
            <text:p/>
          </table:table-cell>
          <table:table-cell table:formula="of:=LOWER(IF([.H10]&lt;&gt;&quot;&quot;; &quot;MATCH (n:&quot; &amp; [.R10] &amp; &quot;), (m:&quot; &amp; [.P10] &amp; &quot;)&#10;WHERE m.&quot; &amp; [.Q10] &amp; &quot; = n. &quot; &amp; [.S10] &amp; &quot; &#10;create (n)-[:&quot; &amp; [.T1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ET search_path TO "$user",public;</text:p>
          </table:table-cell>
          <table:table-cell table:formula="of:=OR( [.B11]=&quot;&quot;; NOT(ISERROR(FIND(&quot;DROP CONSTRAINT&quot;;[.B11]))); NOT(ISERROR(FIND(&quot;--&quot;;[.B11]))))" office:value-type="float" office:value="1" calcext:value-type="float">
            <text:p>1</text:p>
          </table:table-cell>
          <table:table-cell table:formula="of:=IF(AND( NOT([.C11]); NOT(ISERROR(FIND(&quot;ALTER TABLE&quot;;[.B11]  ))));&quot;Y&quot;;&quot;&quot;)">
            <text:p/>
          </table:table-cell>
          <table:table-cell table:formula="of:=IF(AND( [.D11]=&quot;&quot;; NOT(ISERROR(FIND(&quot;ADD CONSTRAINT&quot;;[.B11]  ))));&quot;Y&quot;;&quot;&quot;)">
            <text:p/>
          </table:table-cell>
          <table:table-cell table:formula="of:=IF(AND( [.E11]=&quot;&quot;; NOT(ISERROR(FIND(&quot;FOREIGN KEY&quot;;[.B11]  ))));&quot;Y&quot;;&quot;&quot;)">
            <text:p/>
          </table:table-cell>
          <table:table-cell table:formula="of:=IF(AND( [.F11]=&quot;&quot;; NOT(ISERROR(FIND(&quot;REFERENCES&quot;;[.B11]  ))));&quot;Y&quot;;&quot;&quot;)">
            <text:p/>
          </table:table-cell>
          <table:table-cell table:formula="of:=IF([.D11]=&quot;Y&quot;; MID([.B11];FIND(&quot;ALTER TABLE&quot;;[.B11])+12;LEN([.B11]));&quot;&quot;)">
            <text:p/>
          </table:table-cell>
          <table:table-cell table:formula="of:=IF([.E11]=&quot;Y&quot;; MID([.B11];FIND(&quot;ADD CONSTRAINT&quot;;[.B11])+15;LEN([.B11]));&quot;&quot;)">
            <text:p/>
          </table:table-cell>
          <table:table-cell table:formula="of:=[.I11]">
            <text:p/>
          </table:table-cell>
          <table:table-cell table:formula="of:=IF([.F11]=&quot;Y&quot;; MID([.B11];FIND(&quot;FOREIGN KEY&quot;;[.B11])+13;LEN([.B11])-14);&quot;&quot;)">
            <text:p/>
          </table:table-cell>
          <table:table-cell table:formula="of:=IF([.G11]=&quot;Y&quot;; MID([.B11];FIND(&quot;REFERENCES&quot;;[.B11])+11;LEN([.B11]));&quot;&quot;)">
            <text:p/>
          </table:table-cell>
          <table:table-cell table:formula="of:=IF([.L11]&lt;&gt;&quot;&quot;;LEFT([.L11];FIND(&quot;(&quot;;[.L11])-1);&quot;&quot;)">
            <text:p/>
          </table:table-cell>
          <table:table-cell table:formula="of:=SUBSTITUTE( IF([.L11]&lt;&gt;&quot;&quot;;MID([.L11];FIND(&quot;(&quot;;[.L11])+1;LEN([.L11]));&quot;&quot;); &quot;);&quot;;&quot;&quot;)">
            <text:p/>
          </table:table-cell>
          <table:table-cell table:style-name="ce16" table:formula="of:=LOWER(IF([.H11]&lt;&gt;&quot;&quot;; &quot;MATCH (n:&quot; &amp; [.M14] &amp; &quot;), (m:&quot; &amp; [.H11] &amp; &quot;)&#10;WHERE m.&quot; &amp; [.K13] &amp; &quot; = n. &quot; &amp; [.N14] &amp; &quot; &#10;MERGE (n)-[:&quot; &amp; [.J12] &amp; &quot; ]-&gt;(m)&#10;RETURN n,m&quot;;&quot;&quot;))">
            <text:p/>
          </table:table-cell>
          <table:table-cell table:formula="of:=LOWER(IF([.H11]&lt;&gt;&quot;&quot;;[.H11];&quot;&quot;))">
            <text:p/>
          </table:table-cell>
          <table:table-cell table:formula="of:=LOWER(IF([.H11]&lt;&gt;&quot;&quot;;[.K13];&quot;&quot;))">
            <text:p/>
          </table:table-cell>
          <table:table-cell table:formula="of:=LOWER(IF([.H11]&lt;&gt;&quot;&quot;;[.M14];&quot;&quot;))">
            <text:p/>
          </table:table-cell>
          <table:table-cell table:formula="of:=LOWER(IF([.H11]&lt;&gt;&quot;&quot;;[.N14];&quot;&quot;))">
            <text:p/>
          </table:table-cell>
          <table:table-cell table:formula="of:=LOWER(IF([.H11]&lt;&gt;&quot;&quot;;[.J12];&quot;&quot;))">
            <text:p/>
          </table:table-cell>
          <table:table-cell table:formula="of:=LOWER(IF([.H11]&lt;&gt;&quot;&quot;; &quot;MATCH (n:&quot; &amp; [.R11] &amp; &quot;), (m:&quot; &amp; [.P11] &amp; &quot;)&#10;WHERE m.&quot; &amp; [.Q11] &amp; &quot; = n. &quot; &amp; [.S11] &amp; &quot; &#10;create (n)-[:&quot; &amp; [.T1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2]=&quot;&quot;; NOT(ISERROR(FIND(&quot;DROP CONSTRAINT&quot;;[.B12]))); NOT(ISERROR(FIND(&quot;--&quot;;[.B12]))))" office:value-type="float" office:value="1" calcext:value-type="float">
            <text:p>1</text:p>
          </table:table-cell>
          <table:table-cell table:formula="of:=IF(AND( NOT([.C12]); NOT(ISERROR(FIND(&quot;ALTER TABLE&quot;;[.B12]  ))));&quot;Y&quot;;&quot;&quot;)">
            <text:p/>
          </table:table-cell>
          <table:table-cell table:formula="of:=IF(AND( [.D12]=&quot;&quot;; NOT(ISERROR(FIND(&quot;ADD CONSTRAINT&quot;;[.B12]  ))));&quot;Y&quot;;&quot;&quot;)">
            <text:p/>
          </table:table-cell>
          <table:table-cell table:formula="of:=IF(AND( [.E12]=&quot;&quot;; NOT(ISERROR(FIND(&quot;FOREIGN KEY&quot;;[.B12]  ))));&quot;Y&quot;;&quot;&quot;)">
            <text:p/>
          </table:table-cell>
          <table:table-cell table:formula="of:=IF(AND( [.F12]=&quot;&quot;; NOT(ISERROR(FIND(&quot;REFERENCES&quot;;[.B12]  ))));&quot;Y&quot;;&quot;&quot;)">
            <text:p/>
          </table:table-cell>
          <table:table-cell table:formula="of:=IF([.D12]=&quot;Y&quot;; MID([.B12];FIND(&quot;ALTER TABLE&quot;;[.B12])+12;LEN([.B12]));&quot;&quot;)">
            <text:p/>
          </table:table-cell>
          <table:table-cell table:formula="of:=IF([.E12]=&quot;Y&quot;; MID([.B12];FIND(&quot;ADD CONSTRAINT&quot;;[.B12])+15;LEN([.B12]));&quot;&quot;)">
            <text:p/>
          </table:table-cell>
          <table:table-cell table:formula="of:=[.I12]">
            <text:p/>
          </table:table-cell>
          <table:table-cell table:formula="of:=IF([.F12]=&quot;Y&quot;; MID([.B12];FIND(&quot;FOREIGN KEY&quot;;[.B12])+13;LEN([.B12])-14);&quot;&quot;)">
            <text:p/>
          </table:table-cell>
          <table:table-cell table:formula="of:=IF([.G12]=&quot;Y&quot;; MID([.B12];FIND(&quot;REFERENCES&quot;;[.B12])+11;LEN([.B12]));&quot;&quot;)">
            <text:p/>
          </table:table-cell>
          <table:table-cell table:formula="of:=IF([.L12]&lt;&gt;&quot;&quot;;LEFT([.L12];FIND(&quot;(&quot;;[.L12])-1);&quot;&quot;)">
            <text:p/>
          </table:table-cell>
          <table:table-cell table:formula="of:=SUBSTITUTE( IF([.L12]&lt;&gt;&quot;&quot;;MID([.L12];FIND(&quot;(&quot;;[.L12])+1;LEN([.L12]));&quot;&quot;); &quot;);&quot;;&quot;&quot;)">
            <text:p/>
          </table:table-cell>
          <table:table-cell table:style-name="ce16" table:formula="of:=LOWER(IF([.H12]&lt;&gt;&quot;&quot;; &quot;MATCH (n:&quot; &amp; [.M15] &amp; &quot;), (m:&quot; &amp; [.H12] &amp; &quot;)&#10;WHERE m.&quot; &amp; [.K14] &amp; &quot; = n. &quot; &amp; [.N15] &amp; &quot; &#10;MERGE (n)-[:&quot; &amp; [.J13] &amp; &quot; ]-&gt;(m)&#10;RETURN n,m&quot;;&quot;&quot;))">
            <text:p/>
          </table:table-cell>
          <table:table-cell table:formula="of:=LOWER(IF([.H12]&lt;&gt;&quot;&quot;;[.H12];&quot;&quot;))">
            <text:p/>
          </table:table-cell>
          <table:table-cell table:formula="of:=LOWER(IF([.H12]&lt;&gt;&quot;&quot;;[.K14];&quot;&quot;))">
            <text:p/>
          </table:table-cell>
          <table:table-cell table:formula="of:=LOWER(IF([.H12]&lt;&gt;&quot;&quot;;[.M15];&quot;&quot;))">
            <text:p/>
          </table:table-cell>
          <table:table-cell table:formula="of:=LOWER(IF([.H12]&lt;&gt;&quot;&quot;;[.N15];&quot;&quot;))">
            <text:p/>
          </table:table-cell>
          <table:table-cell table:formula="of:=LOWER(IF([.H12]&lt;&gt;&quot;&quot;;[.J13];&quot;&quot;))">
            <text:p/>
          </table:table-cell>
          <table:table-cell table:formula="of:=LOWER(IF([.H12]&lt;&gt;&quot;&quot;; &quot;MATCH (n:&quot; &amp; [.R12] &amp; &quot;), (m:&quot; &amp; [.P12] &amp; &quot;)&#10;WHERE m.&quot; &amp; [.Q12] &amp; &quot; = n. &quot; &amp; [.S12] &amp; &quot; &#10;create (n)-[:&quot; &amp; [.T1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</text:p>
          </table:table-cell>
          <table:table-cell table:formula="of:=OR( [.B13]=&quot;&quot;; NOT(ISERROR(FIND(&quot;DROP CONSTRAINT&quot;;[.B13]))); NOT(ISERROR(FIND(&quot;--&quot;;[.B13]))))" office:value-type="float" office:value="1" calcext:value-type="float">
            <text:p>1</text:p>
          </table:table-cell>
          <table:table-cell table:formula="of:=IF(AND( NOT([.C13]); NOT(ISERROR(FIND(&quot;ALTER TABLE&quot;;[.B13]  ))));&quot;Y&quot;;&quot;&quot;)">
            <text:p/>
          </table:table-cell>
          <table:table-cell table:formula="of:=IF(AND( [.D13]=&quot;&quot;; NOT(ISERROR(FIND(&quot;ADD CONSTRAINT&quot;;[.B13]  ))));&quot;Y&quot;;&quot;&quot;)">
            <text:p/>
          </table:table-cell>
          <table:table-cell table:formula="of:=IF(AND( [.E13]=&quot;&quot;; NOT(ISERROR(FIND(&quot;FOREIGN KEY&quot;;[.B13]  ))));&quot;Y&quot;;&quot;&quot;)">
            <text:p/>
          </table:table-cell>
          <table:table-cell table:formula="of:=IF(AND( [.F13]=&quot;&quot;; NOT(ISERROR(FIND(&quot;REFERENCES&quot;;[.B13]  ))));&quot;Y&quot;;&quot;&quot;)">
            <text:p/>
          </table:table-cell>
          <table:table-cell table:formula="of:=IF([.D13]=&quot;Y&quot;; MID([.B13];FIND(&quot;ALTER TABLE&quot;;[.B13])+12;LEN([.B13]));&quot;&quot;)">
            <text:p/>
          </table:table-cell>
          <table:table-cell table:formula="of:=IF([.E13]=&quot;Y&quot;; MID([.B13];FIND(&quot;ADD CONSTRAINT&quot;;[.B13])+15;LEN([.B13]));&quot;&quot;)">
            <text:p/>
          </table:table-cell>
          <table:table-cell table:formula="of:=[.I13]">
            <text:p/>
          </table:table-cell>
          <table:table-cell table:formula="of:=IF([.F13]=&quot;Y&quot;; MID([.B13];FIND(&quot;FOREIGN KEY&quot;;[.B13])+13;LEN([.B13])-14);&quot;&quot;)">
            <text:p/>
          </table:table-cell>
          <table:table-cell table:formula="of:=IF([.G13]=&quot;Y&quot;; MID([.B13];FIND(&quot;REFERENCES&quot;;[.B13])+11;LEN([.B13]));&quot;&quot;)">
            <text:p/>
          </table:table-cell>
          <table:table-cell table:formula="of:=IF([.L13]&lt;&gt;&quot;&quot;;LEFT([.L13];FIND(&quot;(&quot;;[.L13])-1);&quot;&quot;)">
            <text:p/>
          </table:table-cell>
          <table:table-cell table:formula="of:=SUBSTITUTE( IF([.L13]&lt;&gt;&quot;&quot;;MID([.L13];FIND(&quot;(&quot;;[.L13])+1;LEN([.L13]));&quot;&quot;); &quot;);&quot;;&quot;&quot;)">
            <text:p/>
          </table:table-cell>
          <table:table-cell table:style-name="ce16" table:formula="of:=LOWER(IF([.H13]&lt;&gt;&quot;&quot;; &quot;MATCH (n:&quot; &amp; [.M16] &amp; &quot;), (m:&quot; &amp; [.H13] &amp; &quot;)&#10;WHERE m.&quot; &amp; [.K15] &amp; &quot; = n. &quot; &amp; [.N16] &amp; &quot; &#10;MERGE (n)-[:&quot; &amp; [.J14] &amp; &quot; ]-&gt;(m)&#10;RETURN n,m&quot;;&quot;&quot;))">
            <text:p/>
          </table:table-cell>
          <table:table-cell table:formula="of:=LOWER(IF([.H13]&lt;&gt;&quot;&quot;;[.H13];&quot;&quot;))">
            <text:p/>
          </table:table-cell>
          <table:table-cell table:formula="of:=LOWER(IF([.H13]&lt;&gt;&quot;&quot;;[.K15];&quot;&quot;))">
            <text:p/>
          </table:table-cell>
          <table:table-cell table:formula="of:=LOWER(IF([.H13]&lt;&gt;&quot;&quot;;[.M16];&quot;&quot;))">
            <text:p/>
          </table:table-cell>
          <table:table-cell table:formula="of:=LOWER(IF([.H13]&lt;&gt;&quot;&quot;;[.N16];&quot;&quot;))">
            <text:p/>
          </table:table-cell>
          <table:table-cell table:formula="of:=LOWER(IF([.H13]&lt;&gt;&quot;&quot;;[.J14];&quot;&quot;))">
            <text:p/>
          </table:table-cell>
          <table:table-cell table:formula="of:=LOWER(IF([.H13]&lt;&gt;&quot;&quot;; &quot;MATCH (n:&quot; &amp; [.R13] &amp; &quot;), (m:&quot; &amp; [.P13] &amp; &quot;)&#10;WHERE m.&quot; &amp; [.Q13] &amp; &quot; = n. &quot; &amp; [.S13] &amp; &quot; &#10;create (n)-[:&quot; &amp; [.T1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ADMISSIONS--</text:p>
          </table:table-cell>
          <table:table-cell table:formula="of:=OR( [.B14]=&quot;&quot;; NOT(ISERROR(FIND(&quot;DROP CONSTRAINT&quot;;[.B14]))); NOT(ISERROR(FIND(&quot;--&quot;;[.B14]))))" office:value-type="float" office:value="1" calcext:value-type="float">
            <text:p>1</text:p>
          </table:table-cell>
          <table:table-cell table:formula="of:=IF(AND( NOT([.C14]); NOT(ISERROR(FIND(&quot;ALTER TABLE&quot;;[.B14]  ))));&quot;Y&quot;;&quot;&quot;)">
            <text:p/>
          </table:table-cell>
          <table:table-cell table:formula="of:=IF(AND( [.D14]=&quot;&quot;; NOT(ISERROR(FIND(&quot;ADD CONSTRAINT&quot;;[.B14]  ))));&quot;Y&quot;;&quot;&quot;)">
            <text:p/>
          </table:table-cell>
          <table:table-cell table:formula="of:=IF(AND( [.E14]=&quot;&quot;; NOT(ISERROR(FIND(&quot;FOREIGN KEY&quot;;[.B14]  ))));&quot;Y&quot;;&quot;&quot;)">
            <text:p/>
          </table:table-cell>
          <table:table-cell table:formula="of:=IF(AND( [.F14]=&quot;&quot;; NOT(ISERROR(FIND(&quot;REFERENCES&quot;;[.B14]  ))));&quot;Y&quot;;&quot;&quot;)">
            <text:p/>
          </table:table-cell>
          <table:table-cell table:formula="of:=IF([.D14]=&quot;Y&quot;; MID([.B14];FIND(&quot;ALTER TABLE&quot;;[.B14])+12;LEN([.B14]));&quot;&quot;)">
            <text:p/>
          </table:table-cell>
          <table:table-cell table:formula="of:=IF([.E14]=&quot;Y&quot;; MID([.B14];FIND(&quot;ADD CONSTRAINT&quot;;[.B14])+15;LEN([.B14]));&quot;&quot;)">
            <text:p/>
          </table:table-cell>
          <table:table-cell table:formula="of:=[.I14]">
            <text:p/>
          </table:table-cell>
          <table:table-cell table:formula="of:=IF([.F14]=&quot;Y&quot;; MID([.B14];FIND(&quot;FOREIGN KEY&quot;;[.B14])+13;LEN([.B14])-14);&quot;&quot;)">
            <text:p/>
          </table:table-cell>
          <table:table-cell table:formula="of:=IF([.G14]=&quot;Y&quot;; MID([.B14];FIND(&quot;REFERENCES&quot;;[.B14])+11;LEN([.B14]));&quot;&quot;)">
            <text:p/>
          </table:table-cell>
          <table:table-cell table:formula="of:=IF([.L14]&lt;&gt;&quot;&quot;;LEFT([.L14];FIND(&quot;(&quot;;[.L14])-1);&quot;&quot;)">
            <text:p/>
          </table:table-cell>
          <table:table-cell table:formula="of:=SUBSTITUTE( IF([.L14]&lt;&gt;&quot;&quot;;MID([.L14];FIND(&quot;(&quot;;[.L14])+1;LEN([.L14]));&quot;&quot;); &quot;);&quot;;&quot;&quot;)">
            <text:p/>
          </table:table-cell>
          <table:table-cell table:style-name="ce16" table:formula="of:=LOWER(IF([.H14]&lt;&gt;&quot;&quot;; &quot;MATCH (n:&quot; &amp; [.M17] &amp; &quot;), (m:&quot; &amp; [.H14] &amp; &quot;)&#10;WHERE m.&quot; &amp; [.K16] &amp; &quot; = n. &quot; &amp; [.N17] &amp; &quot; &#10;MERGE (n)-[:&quot; &amp; [.J15] &amp; &quot; ]-&gt;(m)&#10;RETURN n,m&quot;;&quot;&quot;))">
            <text:p/>
          </table:table-cell>
          <table:table-cell table:formula="of:=LOWER(IF([.H14]&lt;&gt;&quot;&quot;;[.H14];&quot;&quot;))">
            <text:p/>
          </table:table-cell>
          <table:table-cell table:formula="of:=LOWER(IF([.H14]&lt;&gt;&quot;&quot;;[.K16];&quot;&quot;))">
            <text:p/>
          </table:table-cell>
          <table:table-cell table:formula="of:=LOWER(IF([.H14]&lt;&gt;&quot;&quot;;[.M17];&quot;&quot;))">
            <text:p/>
          </table:table-cell>
          <table:table-cell table:formula="of:=LOWER(IF([.H14]&lt;&gt;&quot;&quot;;[.N17];&quot;&quot;))">
            <text:p/>
          </table:table-cell>
          <table:table-cell table:formula="of:=LOWER(IF([.H14]&lt;&gt;&quot;&quot;;[.J15];&quot;&quot;))">
            <text:p/>
          </table:table-cell>
          <table:table-cell table:formula="of:=LOWER(IF([.H14]&lt;&gt;&quot;&quot;; &quot;MATCH (n:&quot; &amp; [.R14] &amp; &quot;), (m:&quot; &amp; [.P14] &amp; &quot;)&#10;WHERE m.&quot; &amp; [.Q14] &amp; &quot; = n. &quot; &amp; [.S14] &amp; &quot; &#10;create (n)-[:&quot; &amp; [.T1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</text:p>
          </table:table-cell>
          <table:table-cell table:formula="of:=OR( [.B15]=&quot;&quot;; NOT(ISERROR(FIND(&quot;DROP CONSTRAINT&quot;;[.B15]))); NOT(ISERROR(FIND(&quot;--&quot;;[.B15]))))" office:value-type="float" office:value="1" calcext:value-type="float">
            <text:p>1</text:p>
          </table:table-cell>
          <table:table-cell table:formula="of:=IF(AND( NOT([.C15]); NOT(ISERROR(FIND(&quot;ALTER TABLE&quot;;[.B15]  ))));&quot;Y&quot;;&quot;&quot;)">
            <text:p/>
          </table:table-cell>
          <table:table-cell table:formula="of:=IF(AND( [.D15]=&quot;&quot;; NOT(ISERROR(FIND(&quot;ADD CONSTRAINT&quot;;[.B15]  ))));&quot;Y&quot;;&quot;&quot;)">
            <text:p/>
          </table:table-cell>
          <table:table-cell table:formula="of:=IF(AND( [.E15]=&quot;&quot;; NOT(ISERROR(FIND(&quot;FOREIGN KEY&quot;;[.B15]  ))));&quot;Y&quot;;&quot;&quot;)">
            <text:p/>
          </table:table-cell>
          <table:table-cell table:formula="of:=IF(AND( [.F15]=&quot;&quot;; NOT(ISERROR(FIND(&quot;REFERENCES&quot;;[.B15]  ))));&quot;Y&quot;;&quot;&quot;)">
            <text:p/>
          </table:table-cell>
          <table:table-cell table:formula="of:=IF([.D15]=&quot;Y&quot;; MID([.B15];FIND(&quot;ALTER TABLE&quot;;[.B15])+12;LEN([.B15]));&quot;&quot;)">
            <text:p/>
          </table:table-cell>
          <table:table-cell table:formula="of:=IF([.E15]=&quot;Y&quot;; MID([.B15];FIND(&quot;ADD CONSTRAINT&quot;;[.B15])+15;LEN([.B15]));&quot;&quot;)">
            <text:p/>
          </table:table-cell>
          <table:table-cell table:formula="of:=[.I15]">
            <text:p/>
          </table:table-cell>
          <table:table-cell table:formula="of:=IF([.F15]=&quot;Y&quot;; MID([.B15];FIND(&quot;FOREIGN KEY&quot;;[.B15])+13;LEN([.B15])-14);&quot;&quot;)">
            <text:p/>
          </table:table-cell>
          <table:table-cell table:formula="of:=IF([.G15]=&quot;Y&quot;; MID([.B15];FIND(&quot;REFERENCES&quot;;[.B15])+11;LEN([.B15]));&quot;&quot;)">
            <text:p/>
          </table:table-cell>
          <table:table-cell table:formula="of:=IF([.L15]&lt;&gt;&quot;&quot;;LEFT([.L15];FIND(&quot;(&quot;;[.L15])-1);&quot;&quot;)">
            <text:p/>
          </table:table-cell>
          <table:table-cell table:formula="of:=SUBSTITUTE( IF([.L15]&lt;&gt;&quot;&quot;;MID([.L15];FIND(&quot;(&quot;;[.L15])+1;LEN([.L15]));&quot;&quot;); &quot;);&quot;;&quot;&quot;)">
            <text:p/>
          </table:table-cell>
          <table:table-cell table:style-name="ce16" table:formula="of:=LOWER(IF([.H15]&lt;&gt;&quot;&quot;; &quot;MATCH (n:&quot; &amp; [.M18] &amp; &quot;), (m:&quot; &amp; [.H15] &amp; &quot;)&#10;WHERE m.&quot; &amp; [.K17] &amp; &quot; = n. &quot; &amp; [.N18] &amp; &quot; &#10;MERGE (n)-[:&quot; &amp; [.J16] &amp; &quot; ]-&gt;(m)&#10;RETURN n,m&quot;;&quot;&quot;))">
            <text:p/>
          </table:table-cell>
          <table:table-cell table:formula="of:=LOWER(IF([.H15]&lt;&gt;&quot;&quot;;[.H15];&quot;&quot;))">
            <text:p/>
          </table:table-cell>
          <table:table-cell table:formula="of:=LOWER(IF([.H15]&lt;&gt;&quot;&quot;;[.K17];&quot;&quot;))">
            <text:p/>
          </table:table-cell>
          <table:table-cell table:formula="of:=LOWER(IF([.H15]&lt;&gt;&quot;&quot;;[.M18];&quot;&quot;))">
            <text:p/>
          </table:table-cell>
          <table:table-cell table:formula="of:=LOWER(IF([.H15]&lt;&gt;&quot;&quot;;[.N18];&quot;&quot;))">
            <text:p/>
          </table:table-cell>
          <table:table-cell table:formula="of:=LOWER(IF([.H15]&lt;&gt;&quot;&quot;;[.J16];&quot;&quot;))">
            <text:p/>
          </table:table-cell>
          <table:table-cell table:formula="of:=LOWER(IF([.H15]&lt;&gt;&quot;&quot;; &quot;MATCH (n:&quot; &amp; [.R15] &amp; &quot;), (m:&quot; &amp; [.P15] &amp; &quot;)&#10;WHERE m.&quot; &amp; [.Q15] &amp; &quot; = n. &quot; &amp; [.S15] &amp; &quot; &#10;create (n)-[:&quot; &amp; [.T1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6]=&quot;&quot;; NOT(ISERROR(FIND(&quot;DROP CONSTRAINT&quot;;[.B16]))); NOT(ISERROR(FIND(&quot;--&quot;;[.B16]))))" office:value-type="float" office:value="1" calcext:value-type="float">
            <text:p>1</text:p>
          </table:table-cell>
          <table:table-cell table:formula="of:=IF(AND( NOT([.C16]); NOT(ISERROR(FIND(&quot;ALTER TABLE&quot;;[.B16]  ))));&quot;Y&quot;;&quot;&quot;)">
            <text:p/>
          </table:table-cell>
          <table:table-cell table:formula="of:=IF(AND( [.D16]=&quot;&quot;; NOT(ISERROR(FIND(&quot;ADD CONSTRAINT&quot;;[.B16]  ))));&quot;Y&quot;;&quot;&quot;)">
            <text:p/>
          </table:table-cell>
          <table:table-cell table:formula="of:=IF(AND( [.E16]=&quot;&quot;; NOT(ISERROR(FIND(&quot;FOREIGN KEY&quot;;[.B16]  ))));&quot;Y&quot;;&quot;&quot;)">
            <text:p/>
          </table:table-cell>
          <table:table-cell table:formula="of:=IF(AND( [.F16]=&quot;&quot;; NOT(ISERROR(FIND(&quot;REFERENCES&quot;;[.B16]  ))));&quot;Y&quot;;&quot;&quot;)">
            <text:p/>
          </table:table-cell>
          <table:table-cell table:formula="of:=IF([.D16]=&quot;Y&quot;; MID([.B16];FIND(&quot;ALTER TABLE&quot;;[.B16])+12;LEN([.B16]));&quot;&quot;)">
            <text:p/>
          </table:table-cell>
          <table:table-cell table:formula="of:=IF([.E16]=&quot;Y&quot;; MID([.B16];FIND(&quot;ADD CONSTRAINT&quot;;[.B16])+15;LEN([.B16]));&quot;&quot;)">
            <text:p/>
          </table:table-cell>
          <table:table-cell table:formula="of:=[.I16]">
            <text:p/>
          </table:table-cell>
          <table:table-cell table:formula="of:=IF([.F16]=&quot;Y&quot;; MID([.B16];FIND(&quot;FOREIGN KEY&quot;;[.B16])+13;LEN([.B16])-14);&quot;&quot;)">
            <text:p/>
          </table:table-cell>
          <table:table-cell table:formula="of:=IF([.G16]=&quot;Y&quot;; MID([.B16];FIND(&quot;REFERENCES&quot;;[.B16])+11;LEN([.B16]));&quot;&quot;)">
            <text:p/>
          </table:table-cell>
          <table:table-cell table:formula="of:=IF([.L16]&lt;&gt;&quot;&quot;;LEFT([.L16];FIND(&quot;(&quot;;[.L16])-1);&quot;&quot;)">
            <text:p/>
          </table:table-cell>
          <table:table-cell table:formula="of:=SUBSTITUTE( IF([.L16]&lt;&gt;&quot;&quot;;MID([.L16];FIND(&quot;(&quot;;[.L16])+1;LEN([.L16]));&quot;&quot;); &quot;);&quot;;&quot;&quot;)">
            <text:p/>
          </table:table-cell>
          <table:table-cell table:style-name="ce16" table:formula="of:=LOWER(IF([.H16]&lt;&gt;&quot;&quot;; &quot;MATCH (n:&quot; &amp; [.M19] &amp; &quot;), (m:&quot; &amp; [.H16] &amp; &quot;)&#10;WHERE m.&quot; &amp; [.K18] &amp; &quot; = n. &quot; &amp; [.N19] &amp; &quot; &#10;MERGE (n)-[:&quot; &amp; [.J17] &amp; &quot; ]-&gt;(m)&#10;RETURN n,m&quot;;&quot;&quot;))">
            <text:p/>
          </table:table-cell>
          <table:table-cell table:formula="of:=LOWER(IF([.H16]&lt;&gt;&quot;&quot;;[.H16];&quot;&quot;))">
            <text:p/>
          </table:table-cell>
          <table:table-cell table:formula="of:=LOWER(IF([.H16]&lt;&gt;&quot;&quot;;[.K18];&quot;&quot;))">
            <text:p/>
          </table:table-cell>
          <table:table-cell table:formula="of:=LOWER(IF([.H16]&lt;&gt;&quot;&quot;;[.M19];&quot;&quot;))">
            <text:p/>
          </table:table-cell>
          <table:table-cell table:formula="of:=LOWER(IF([.H16]&lt;&gt;&quot;&quot;;[.N19];&quot;&quot;))">
            <text:p/>
          </table:table-cell>
          <table:table-cell table:formula="of:=LOWER(IF([.H16]&lt;&gt;&quot;&quot;;[.J17];&quot;&quot;))">
            <text:p/>
          </table:table-cell>
          <table:table-cell table:formula="of:=LOWER(IF([.H16]&lt;&gt;&quot;&quot;; &quot;MATCH (n:&quot; &amp; [.R16] &amp; &quot;), (m:&quot; &amp; [.P16] &amp; &quot;)&#10;WHERE m.&quot; &amp; [.Q16] &amp; &quot; = n. &quot; &amp; [.S16] &amp; &quot; &#10;create (n)-[:&quot; &amp; [.T1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17]=&quot;&quot;; NOT(ISERROR(FIND(&quot;DROP CONSTRAINT&quot;;[.B17]))); NOT(ISERROR(FIND(&quot;--&quot;;[.B17]))))" office:value-type="float" office:value="1" calcext:value-type="float">
            <text:p>1</text:p>
          </table:table-cell>
          <table:table-cell table:formula="of:=IF(AND( NOT([.C17]); NOT(ISERROR(FIND(&quot;ALTER TABLE&quot;;[.B17]  ))));&quot;Y&quot;;&quot;&quot;)">
            <text:p/>
          </table:table-cell>
          <table:table-cell table:formula="of:=IF(AND( [.D17]=&quot;&quot;; NOT(ISERROR(FIND(&quot;ADD CONSTRAINT&quot;;[.B17]  ))));&quot;Y&quot;;&quot;&quot;)">
            <text:p/>
          </table:table-cell>
          <table:table-cell table:formula="of:=IF(AND( [.E17]=&quot;&quot;; NOT(ISERROR(FIND(&quot;FOREIGN KEY&quot;;[.B17]  ))));&quot;Y&quot;;&quot;&quot;)">
            <text:p/>
          </table:table-cell>
          <table:table-cell table:formula="of:=IF(AND( [.F17]=&quot;&quot;; NOT(ISERROR(FIND(&quot;REFERENCES&quot;;[.B17]  ))));&quot;Y&quot;;&quot;&quot;)">
            <text:p/>
          </table:table-cell>
          <table:table-cell table:formula="of:=IF([.D17]=&quot;Y&quot;; MID([.B17];FIND(&quot;ALTER TABLE&quot;;[.B17])+12;LEN([.B17]));&quot;&quot;)">
            <text:p/>
          </table:table-cell>
          <table:table-cell table:formula="of:=IF([.E17]=&quot;Y&quot;; MID([.B17];FIND(&quot;ADD CONSTRAINT&quot;;[.B17])+15;LEN([.B17]));&quot;&quot;)">
            <text:p/>
          </table:table-cell>
          <table:table-cell table:formula="of:=[.I17]">
            <text:p/>
          </table:table-cell>
          <table:table-cell table:formula="of:=IF([.F17]=&quot;Y&quot;; MID([.B17];FIND(&quot;FOREIGN KEY&quot;;[.B17])+13;LEN([.B17])-14);&quot;&quot;)">
            <text:p/>
          </table:table-cell>
          <table:table-cell table:formula="of:=IF([.G17]=&quot;Y&quot;; MID([.B17];FIND(&quot;REFERENCES&quot;;[.B17])+11;LEN([.B17]));&quot;&quot;)">
            <text:p/>
          </table:table-cell>
          <table:table-cell table:formula="of:=IF([.L17]&lt;&gt;&quot;&quot;;LEFT([.L17];FIND(&quot;(&quot;;[.L17])-1);&quot;&quot;)">
            <text:p/>
          </table:table-cell>
          <table:table-cell table:formula="of:=SUBSTITUTE( IF([.L17]&lt;&gt;&quot;&quot;;MID([.L17];FIND(&quot;(&quot;;[.L17])+1;LEN([.L17]));&quot;&quot;); &quot;);&quot;;&quot;&quot;)">
            <text:p/>
          </table:table-cell>
          <table:table-cell table:style-name="ce16" table:formula="of:=LOWER(IF([.H17]&lt;&gt;&quot;&quot;; &quot;MATCH (n:&quot; &amp; [.M20] &amp; &quot;), (m:&quot; &amp; [.H17] &amp; &quot;)&#10;WHERE m.&quot; &amp; [.K19] &amp; &quot; = n. &quot; &amp; [.N20] &amp; &quot; &#10;MERGE (n)-[:&quot; &amp; [.J18] &amp; &quot; ]-&gt;(m)&#10;RETURN n,m&quot;;&quot;&quot;))">
            <text:p/>
          </table:table-cell>
          <table:table-cell table:formula="of:=LOWER(IF([.H17]&lt;&gt;&quot;&quot;;[.H17];&quot;&quot;))">
            <text:p/>
          </table:table-cell>
          <table:table-cell table:formula="of:=LOWER(IF([.H17]&lt;&gt;&quot;&quot;;[.K19];&quot;&quot;))">
            <text:p/>
          </table:table-cell>
          <table:table-cell table:formula="of:=LOWER(IF([.H17]&lt;&gt;&quot;&quot;;[.M20];&quot;&quot;))">
            <text:p/>
          </table:table-cell>
          <table:table-cell table:formula="of:=LOWER(IF([.H17]&lt;&gt;&quot;&quot;;[.N20];&quot;&quot;))">
            <text:p/>
          </table:table-cell>
          <table:table-cell table:formula="of:=LOWER(IF([.H17]&lt;&gt;&quot;&quot;;[.J18];&quot;&quot;))">
            <text:p/>
          </table:table-cell>
          <table:table-cell table:formula="of:=LOWER(IF([.H17]&lt;&gt;&quot;&quot;; &quot;MATCH (n:&quot; &amp; [.R17] &amp; &quot;), (m:&quot; &amp; [.P17] &amp; &quot;)&#10;WHERE m.&quot; &amp; [.Q17] &amp; &quot; = n. &quot; &amp; [.S17] &amp; &quot; &#10;create (n)-[:&quot; &amp; [.T1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ADMISSIONS DROP CONSTRAINT IF EXISTS admissions_fk_subject_id;</text:p>
          </table:table-cell>
          <table:table-cell table:formula="of:=OR( [.B18]=&quot;&quot;; NOT(ISERROR(FIND(&quot;DROP CONSTRAINT&quot;;[.B18]))); NOT(ISERROR(FIND(&quot;--&quot;;[.B18]))))" office:value-type="float" office:value="1" calcext:value-type="float">
            <text:p>1</text:p>
          </table:table-cell>
          <table:table-cell table:formula="of:=IF(AND( NOT([.C18]); NOT(ISERROR(FIND(&quot;ALTER TABLE&quot;;[.B18]  ))));&quot;Y&quot;;&quot;&quot;)">
            <text:p/>
          </table:table-cell>
          <table:table-cell table:formula="of:=IF(AND( [.D18]=&quot;&quot;; NOT(ISERROR(FIND(&quot;ADD CONSTRAINT&quot;;[.B18]  ))));&quot;Y&quot;;&quot;&quot;)">
            <text:p/>
          </table:table-cell>
          <table:table-cell table:formula="of:=IF(AND( [.E18]=&quot;&quot;; NOT(ISERROR(FIND(&quot;FOREIGN KEY&quot;;[.B18]  ))));&quot;Y&quot;;&quot;&quot;)">
            <text:p/>
          </table:table-cell>
          <table:table-cell table:formula="of:=IF(AND( [.F18]=&quot;&quot;; NOT(ISERROR(FIND(&quot;REFERENCES&quot;;[.B18]  ))));&quot;Y&quot;;&quot;&quot;)">
            <text:p/>
          </table:table-cell>
          <table:table-cell table:formula="of:=IF([.D18]=&quot;Y&quot;; MID([.B18];FIND(&quot;ALTER TABLE&quot;;[.B18])+12;LEN([.B18]));&quot;&quot;)">
            <text:p/>
          </table:table-cell>
          <table:table-cell table:formula="of:=IF([.E18]=&quot;Y&quot;; MID([.B18];FIND(&quot;ADD CONSTRAINT&quot;;[.B18])+15;LEN([.B18]));&quot;&quot;)">
            <text:p/>
          </table:table-cell>
          <table:table-cell table:formula="of:=[.I18]">
            <text:p/>
          </table:table-cell>
          <table:table-cell table:formula="of:=IF([.F18]=&quot;Y&quot;; MID([.B18];FIND(&quot;FOREIGN KEY&quot;;[.B18])+13;LEN([.B18])-14);&quot;&quot;)">
            <text:p/>
          </table:table-cell>
          <table:table-cell table:formula="of:=IF([.G18]=&quot;Y&quot;; MID([.B18];FIND(&quot;REFERENCES&quot;;[.B18])+11;LEN([.B18]));&quot;&quot;)">
            <text:p/>
          </table:table-cell>
          <table:table-cell table:formula="of:=IF([.L18]&lt;&gt;&quot;&quot;;LEFT([.L18];FIND(&quot;(&quot;;[.L18])-1);&quot;&quot;)">
            <text:p/>
          </table:table-cell>
          <table:table-cell table:formula="of:=SUBSTITUTE( IF([.L18]&lt;&gt;&quot;&quot;;MID([.L18];FIND(&quot;(&quot;;[.L18])+1;LEN([.L18]));&quot;&quot;); &quot;);&quot;;&quot;&quot;)">
            <text:p/>
          </table:table-cell>
          <table:table-cell table:style-name="ce16" table:formula="of:=LOWER(IF([.H18]&lt;&gt;&quot;&quot;; &quot;MATCH (n:&quot; &amp; [.M21] &amp; &quot;), (m:&quot; &amp; [.H18] &amp; &quot;)&#10;WHERE m.&quot; &amp; [.K20] &amp; &quot; = n. &quot; &amp; [.N21] &amp; &quot; &#10;MERGE (n)-[:&quot; &amp; [.J19] &amp; &quot; ]-&gt;(m)&#10;RETURN n,m&quot;;&quot;&quot;))">
            <text:p/>
          </table:table-cell>
          <table:table-cell table:formula="of:=LOWER(IF([.H18]&lt;&gt;&quot;&quot;;[.H18];&quot;&quot;))">
            <text:p/>
          </table:table-cell>
          <table:table-cell table:formula="of:=LOWER(IF([.H18]&lt;&gt;&quot;&quot;;[.K20];&quot;&quot;))">
            <text:p/>
          </table:table-cell>
          <table:table-cell table:formula="of:=LOWER(IF([.H18]&lt;&gt;&quot;&quot;;[.M21];&quot;&quot;))">
            <text:p/>
          </table:table-cell>
          <table:table-cell table:formula="of:=LOWER(IF([.H18]&lt;&gt;&quot;&quot;;[.N21];&quot;&quot;))">
            <text:p/>
          </table:table-cell>
          <table:table-cell table:formula="of:=LOWER(IF([.H18]&lt;&gt;&quot;&quot;;[.J19];&quot;&quot;))">
            <text:p/>
          </table:table-cell>
          <table:table-cell table:formula="of:=LOWER(IF([.H18]&lt;&gt;&quot;&quot;; &quot;MATCH (n:&quot; &amp; [.R18] &amp; &quot;), (m:&quot; &amp; [.P18] &amp; &quot;)&#10;WHERE m.&quot; &amp; [.Q18] &amp; &quot; = n. &quot; &amp; [.S18] &amp; &quot; &#10;create (n)-[:&quot; &amp; [.T18] &amp; &quot; ]-&gt;(m)&#10;RETURN n,m&quot;;&quot;&quot;))">
            <text:p/>
          </table:table-cell>
          <table:table-cell table:number-columns-repeated="1003"/>
        </table:table-row>
        <table:table-row table:style-name="ro6">
          <table:table-cell table:style-name="ce13"/>
          <table:table-cell table:style-name="ce12" office:value-type="string" calcext:value-type="string">
            <text:p>ALTER TABLE ADMISSIONS</text:p>
          </table:table-cell>
          <table:table-cell table:formula="of:=OR( [.B19]=&quot;&quot;; NOT(ISERROR(FIND(&quot;DROP CONSTRAINT&quot;;[.B19]))); NOT(ISERROR(FIND(&quot;--&quot;;[.B19]))))" office:value-type="float" office:value="0" calcext:value-type="float">
            <text:p>0</text:p>
          </table:table-cell>
          <table:table-cell table:formula="of:=IF(AND( NOT([.C19]); NOT(ISERROR(FIND(&quot;ALTER TABLE&quot;;[.B19]  ))));&quot;Y&quot;;&quot;&quot;)" office:value-type="string" office:string-value="Y" calcext:value-type="string">
            <text:p>Y</text:p>
          </table:table-cell>
          <table:table-cell table:formula="of:=IF(AND( [.D19]=&quot;&quot;; NOT(ISERROR(FIND(&quot;ADD CONSTRAINT&quot;;[.B19]  ))));&quot;Y&quot;;&quot;&quot;)">
            <text:p/>
          </table:table-cell>
          <table:table-cell table:formula="of:=IF(AND( [.E19]=&quot;&quot;; NOT(ISERROR(FIND(&quot;FOREIGN KEY&quot;;[.B19]  ))));&quot;Y&quot;;&quot;&quot;)">
            <text:p/>
          </table:table-cell>
          <table:table-cell table:formula="of:=IF(AND( [.F19]=&quot;&quot;; NOT(ISERROR(FIND(&quot;REFERENCES&quot;;[.B19]  ))));&quot;Y&quot;;&quot;&quot;)">
            <text:p/>
          </table:table-cell>
          <table:table-cell table:formula="of:=IF([.D19]=&quot;Y&quot;; MID([.B19];FIND(&quot;ALTER TABLE&quot;;[.B19])+12;LEN([.B19]));[.H18])" office:value-type="string" office:string-value="ADMISSIONS" calcext:value-type="string">
            <text:p>ADMISSIONS</text:p>
          </table:table-cell>
          <table:table-cell table:formula="of:=IF([.E19]=&quot;Y&quot;; MID([.B19];FIND(&quot;ADD CONSTRAINT&quot;;[.B19])+15;LEN([.B19]));&quot;&quot;)">
            <text:p/>
          </table:table-cell>
          <table:table-cell table:formula="of:=[.I19]">
            <text:p/>
          </table:table-cell>
          <table:table-cell table:formula="of:=IF([.F19]=&quot;Y&quot;; MID([.B19];FIND(&quot;FOREIGN KEY&quot;;[.B19])+13;LEN([.B19])-14);&quot;&quot;)">
            <text:p/>
          </table:table-cell>
          <table:table-cell table:formula="of:=IF([.G19]=&quot;Y&quot;; MID([.B19];FIND(&quot;REFERENCES&quot;;[.B19])+11;LEN([.B19]));&quot;&quot;)">
            <text:p/>
          </table:table-cell>
          <table:table-cell table:formula="of:=IF([.L19]&lt;&gt;&quot;&quot;;LEFT([.L19];FIND(&quot;(&quot;;[.L19])-1);&quot;&quot;)">
            <text:p/>
          </table:table-cell>
          <table:table-cell table:formula="of:=SUBSTITUTE( IF([.L19]&lt;&gt;&quot;&quot;;MID([.L19];FIND(&quot;(&quot;;[.L19])+1;LEN([.L19]));&quot;&quot;); &quot;);&quot;;&quot;&quot;)">
            <text:p/>
          </table:table-cell>
          <table:table-cell table:style-name="ce16" table:formula="of:=LOWER(IF([.H19]&lt;&gt;&quot;&quot;; &quot;MATCH (n:&quot; &amp; [.M22] &amp; &quot;), (m:&quot; &amp; [.H19] &amp; &quot;)&#10;WHERE m.&quot; &amp; [.K21] &amp; &quot; = n. &quot; &amp; [.N22] &amp; &quot; &#10;create (n)-[:&quot; &amp; [.J20] &amp; &quot; ]-&gt;(m)&#10;RETURN n,m&quot;;&quot;&quot;))" office:value-type="string" office:string-value="match (n:patients), (m:admissions)&#10;where m.subject_id = n. subject_id &#10;create (n)-[:admissions_fk_subject_id ]-&gt;(m)&#10;return n,m" calcext:value-type="string">
            <text:p>match (n:patients), (m:admissions)</text:p>
            <text:p>where m.subject_id = n. subject_id </text:p>
            <text:p>create (n)-[:admissions_fk_subject_id ]-&gt;(m)</text:p>
            <text:p>return n,m</text:p>
          </table:table-cell>
          <table:table-cell table:formula="of:=LOWER(IF([.H19]&lt;&gt;&quot;&quot;;[.H19];&quot;&quot;))" office:value-type="string" office:string-value="admissions" calcext:value-type="string">
            <text:p>admissions</text:p>
          </table:table-cell>
          <table:table-cell table:formula="of:=LOWER(IF([.H19]&lt;&gt;&quot;&quot;;[.K21];&quot;&quot;))" office:value-type="string" office:string-value="subject_id" calcext:value-type="string">
            <text:p>subject_id</text:p>
          </table:table-cell>
          <table:table-cell table:formula="of:=LOWER(IF([.H19]&lt;&gt;&quot;&quot;;[.M22];&quot;&quot;))" office:value-type="string" office:string-value="patients" calcext:value-type="string">
            <text:p>patients</text:p>
          </table:table-cell>
          <table:table-cell table:formula="of:=LOWER(IF([.H19]&lt;&gt;&quot;&quot;;[.N22];&quot;&quot;))" office:value-type="string" office:string-value="subject_id" calcext:value-type="string">
            <text:p>subject_id</text:p>
          </table:table-cell>
          <table:table-cell table:formula="of:=LOWER(IF([.H19]&lt;&gt;&quot;&quot;;[.J20];&quot;&quot;))" office:value-type="string" office:string-value="admissions_fk_subject_id" calcext:value-type="string">
            <text:p>admissions_fk_subject_id</text:p>
          </table:table-cell>
          <table:table-cell table:formula="of:=LOWER(IF([.H19]&lt;&gt;&quot;&quot;; &quot;MATCH (n:&quot; &amp; [.R19] &amp; &quot;), (m:&quot; &amp; [.P19] &amp; &quot;)&#10;WHERE m.&quot; &amp; [.Q19] &amp; &quot; = n. &quot; &amp; [.S19] &amp; &quot; &#10;create (n)-[:&quot; &amp; [.T19] &amp; &quot; ]-&gt;(m)&#10;RETURN n,m&quot;;&quot;&quot;))" office:value-type="string" office:string-value="match (n:patients), (m:admissions)&#10;where m.subject_id = n. subject_id &#10;create (n)-[:admissions_fk_subject_id ]-&gt;(m)&#10;return n,m" calcext:value-type="string">
            <text:p>match (n:patients), (m:admissions)</text:p>
            <text:p>where m.subject_id = n. subject_id </text:p>
            <text:p>create (n)-[:admissions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admissions_fk_subject_id</text:p>
          </table:table-cell>
          <table:table-cell table:formula="of:=OR( [.B20]=&quot;&quot;; NOT(ISERROR(FIND(&quot;DROP CONSTRAINT&quot;;[.B20]))); NOT(ISERROR(FIND(&quot;--&quot;;[.B20]))))" office:value-type="float" office:value="0" calcext:value-type="float">
            <text:p>0</text:p>
          </table:table-cell>
          <table:table-cell table:formula="of:=IF(AND( NOT([.C20]); NOT(ISERROR(FIND(&quot;ALTER TABLE&quot;;[.B20]  ))));&quot;Y&quot;;&quot;&quot;)">
            <text:p/>
          </table:table-cell>
          <table:table-cell table:formula="of:=IF(AND( [.D20]=&quot;&quot;; NOT(ISERROR(FIND(&quot;ADD CONSTRAINT&quot;;[.B20]  ))));&quot;Y&quot;;&quot;&quot;)" office:value-type="string" office:string-value="Y" calcext:value-type="string">
            <text:p>Y</text:p>
          </table:table-cell>
          <table:table-cell table:formula="of:=IF(AND( [.E20]=&quot;&quot;; NOT(ISERROR(FIND(&quot;FOREIGN KEY&quot;;[.B20]  ))));&quot;Y&quot;;&quot;&quot;)">
            <text:p/>
          </table:table-cell>
          <table:table-cell table:formula="of:=IF(AND( [.F20]=&quot;&quot;; NOT(ISERROR(FIND(&quot;REFERENCES&quot;;[.B20]  ))));&quot;Y&quot;;&quot;&quot;)">
            <text:p/>
          </table:table-cell>
          <table:table-cell table:formula="of:=IF([.D20]=&quot;Y&quot;; MID([.B20];FIND(&quot;ALTER TABLE&quot;;[.B20])+12;LEN([.B20]));&quot;&quot;)">
            <text:p/>
          </table:table-cell>
          <table:table-cell table:formula="of:=IF([.E20]=&quot;Y&quot;; MID([.B20];FIND(&quot;ADD CONSTRAINT&quot;;[.B20])+15;LEN([.B20]));&quot;&quot;)" office:value-type="string" office:string-value="admissions_fk_subject_id" calcext:value-type="string">
            <text:p>admissions_fk_subject_id</text:p>
          </table:table-cell>
          <table:table-cell table:formula="of:=[.I20]" office:value-type="string" office:string-value="admissions_fk_subject_id" calcext:value-type="string">
            <text:p>admissions_fk_subject_id</text:p>
          </table:table-cell>
          <table:table-cell table:formula="of:=IF([.F20]=&quot;Y&quot;; MID([.B20];FIND(&quot;FOREIGN KEY&quot;;[.B20])+13;LEN([.B20])-14);&quot;&quot;)">
            <text:p/>
          </table:table-cell>
          <table:table-cell table:formula="of:=IF([.G20]=&quot;Y&quot;; MID([.B20];FIND(&quot;REFERENCES&quot;;[.B20])+11;LEN([.B20]));&quot;&quot;)">
            <text:p/>
          </table:table-cell>
          <table:table-cell table:formula="of:=IF([.L20]&lt;&gt;&quot;&quot;;LEFT([.L20];FIND(&quot;(&quot;;[.L20])-1);&quot;&quot;)">
            <text:p/>
          </table:table-cell>
          <table:table-cell table:formula="of:=SUBSTITUTE( IF([.L20]&lt;&gt;&quot;&quot;;MID([.L20];FIND(&quot;(&quot;;[.L20])+1;LEN([.L20]));&quot;&quot;); &quot;);&quot;;&quot;&quot;)">
            <text:p/>
          </table:table-cell>
          <table:table-cell table:style-name="ce16" table:formula="of:=LOWER(IF([.H20]&lt;&gt;&quot;&quot;; &quot;MATCH (n:&quot; &amp; [.M23] &amp; &quot;), (m:&quot; &amp; [.H20] &amp; &quot;)&#10;WHERE m.&quot; &amp; [.K22] &amp; &quot; = n. &quot; &amp; [.N23] &amp; &quot; &#10;create (n)-[:&quot; &amp; [.J21] &amp; &quot; ]-&gt;(m)&#10;RETURN n,m&quot;;&quot;&quot;))">
            <text:p/>
          </table:table-cell>
          <table:table-cell table:formula="of:=LOWER(IF([.H20]&lt;&gt;&quot;&quot;;[.H20];&quot;&quot;))">
            <text:p/>
          </table:table-cell>
          <table:table-cell table:formula="of:=LOWER(IF([.H20]&lt;&gt;&quot;&quot;;[.K22];&quot;&quot;))">
            <text:p/>
          </table:table-cell>
          <table:table-cell table:formula="of:=LOWER(IF([.H20]&lt;&gt;&quot;&quot;;[.M23];&quot;&quot;))">
            <text:p/>
          </table:table-cell>
          <table:table-cell table:formula="of:=LOWER(IF([.H20]&lt;&gt;&quot;&quot;;[.N23];&quot;&quot;))">
            <text:p/>
          </table:table-cell>
          <table:table-cell table:formula="of:=LOWER(IF([.H20]&lt;&gt;&quot;&quot;;[.J21];&quot;&quot;))">
            <text:p/>
          </table:table-cell>
          <table:table-cell table:formula="of:=LOWER(IF([.H20]&lt;&gt;&quot;&quot;; &quot;MATCH (n:&quot; &amp; [.R20] &amp; &quot;), (m:&quot; &amp; [.P20] &amp; &quot;)&#10;WHERE m.&quot; &amp; [.Q20] &amp; &quot; = n. &quot; &amp; [.S20] &amp; &quot; &#10;create (n)-[:&quot; &amp; [.T2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21]=&quot;&quot;; NOT(ISERROR(FIND(&quot;DROP CONSTRAINT&quot;;[.B21]))); NOT(ISERROR(FIND(&quot;--&quot;;[.B21]))))" office:value-type="float" office:value="0" calcext:value-type="float">
            <text:p>0</text:p>
          </table:table-cell>
          <table:table-cell table:formula="of:=IF(AND( NOT([.C21]); NOT(ISERROR(FIND(&quot;ALTER TABLE&quot;;[.B21]  ))));&quot;Y&quot;;&quot;&quot;)">
            <text:p/>
          </table:table-cell>
          <table:table-cell table:formula="of:=IF(AND( [.D21]=&quot;&quot;; NOT(ISERROR(FIND(&quot;ADD CONSTRAINT&quot;;[.B21]  ))));&quot;Y&quot;;&quot;&quot;)">
            <text:p/>
          </table:table-cell>
          <table:table-cell table:formula="of:=IF(AND( [.E21]=&quot;&quot;; NOT(ISERROR(FIND(&quot;FOREIGN KEY&quot;;[.B21]  ))));&quot;Y&quot;;&quot;&quot;)" office:value-type="string" office:string-value="Y" calcext:value-type="string">
            <text:p>Y</text:p>
          </table:table-cell>
          <table:table-cell table:formula="of:=IF(AND( [.F21]=&quot;&quot;; NOT(ISERROR(FIND(&quot;REFERENCES&quot;;[.B21]  ))));&quot;Y&quot;;&quot;&quot;)">
            <text:p/>
          </table:table-cell>
          <table:table-cell table:formula="of:=IF([.D21]=&quot;Y&quot;; MID([.B21];FIND(&quot;ALTER TABLE&quot;;[.B21])+12;LEN([.B21]));&quot;&quot;)">
            <text:p/>
          </table:table-cell>
          <table:table-cell table:formula="of:=IF([.E21]=&quot;Y&quot;; MID([.B21];FIND(&quot;ADD CONSTRAINT&quot;;[.B21])+15;LEN([.B21]));&quot;&quot;)">
            <text:p/>
          </table:table-cell>
          <table:table-cell table:formula="of:=[.I21]">
            <text:p/>
          </table:table-cell>
          <table:table-cell table:formula="of:=IF([.F21]=&quot;Y&quot;; MID([.B21];FIND(&quot;FOREIGN KEY&quot;;[.B21])+13;LEN([.B21])-14);&quot;&quot;)" office:value-type="string" office:string-value="SUBJECT_ID" calcext:value-type="string">
            <text:p>SUBJECT_ID</text:p>
          </table:table-cell>
          <table:table-cell table:formula="of:=IF([.G21]=&quot;Y&quot;; MID([.B21];FIND(&quot;REFERENCES&quot;;[.B21])+11;LEN([.B21]));&quot;&quot;)">
            <text:p/>
          </table:table-cell>
          <table:table-cell table:formula="of:=IF([.L21]&lt;&gt;&quot;&quot;;LEFT([.L21];FIND(&quot;(&quot;;[.L21])-1);&quot;&quot;)">
            <text:p/>
          </table:table-cell>
          <table:table-cell table:formula="of:=SUBSTITUTE( IF([.L21]&lt;&gt;&quot;&quot;;MID([.L21];FIND(&quot;(&quot;;[.L21])+1;LEN([.L21]));&quot;&quot;); &quot;);&quot;;&quot;&quot;)">
            <text:p/>
          </table:table-cell>
          <table:table-cell table:style-name="ce16" table:formula="of:=LOWER(IF([.H21]&lt;&gt;&quot;&quot;; &quot;MATCH (n:&quot; &amp; [.M24] &amp; &quot;), (m:&quot; &amp; [.H21] &amp; &quot;)&#10;WHERE m.&quot; &amp; [.K23] &amp; &quot; = n. &quot; &amp; [.N24] &amp; &quot; &#10;create (n)-[:&quot; &amp; [.J22] &amp; &quot; ]-&gt;(m)&#10;RETURN n,m&quot;;&quot;&quot;))">
            <text:p/>
          </table:table-cell>
          <table:table-cell table:formula="of:=LOWER(IF([.H21]&lt;&gt;&quot;&quot;;[.H21];&quot;&quot;))">
            <text:p/>
          </table:table-cell>
          <table:table-cell table:formula="of:=LOWER(IF([.H21]&lt;&gt;&quot;&quot;;[.K23];&quot;&quot;))">
            <text:p/>
          </table:table-cell>
          <table:table-cell table:formula="of:=LOWER(IF([.H21]&lt;&gt;&quot;&quot;;[.M24];&quot;&quot;))">
            <text:p/>
          </table:table-cell>
          <table:table-cell table:formula="of:=LOWER(IF([.H21]&lt;&gt;&quot;&quot;;[.N24];&quot;&quot;))">
            <text:p/>
          </table:table-cell>
          <table:table-cell table:formula="of:=LOWER(IF([.H21]&lt;&gt;&quot;&quot;;[.J22];&quot;&quot;))">
            <text:p/>
          </table:table-cell>
          <table:table-cell table:formula="of:=LOWER(IF([.H21]&lt;&gt;&quot;&quot;; &quot;MATCH (n:&quot; &amp; [.R21] &amp; &quot;), (m:&quot; &amp; [.P21] &amp; &quot;)&#10;WHERE m.&quot; &amp; [.Q21] &amp; &quot; = n. &quot; &amp; [.S21] &amp; &quot; &#10;create (n)-[:&quot; &amp; [.T2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22]=&quot;&quot;; NOT(ISERROR(FIND(&quot;DROP CONSTRAINT&quot;;[.B22]))); NOT(ISERROR(FIND(&quot;--&quot;;[.B22]))))" office:value-type="float" office:value="0" calcext:value-type="float">
            <text:p>0</text:p>
          </table:table-cell>
          <table:table-cell table:formula="of:=IF(AND( NOT([.C22]); NOT(ISERROR(FIND(&quot;ALTER TABLE&quot;;[.B22]  ))));&quot;Y&quot;;&quot;&quot;)">
            <text:p/>
          </table:table-cell>
          <table:table-cell table:formula="of:=IF(AND( [.D22]=&quot;&quot;; NOT(ISERROR(FIND(&quot;ADD CONSTRAINT&quot;;[.B22]  ))));&quot;Y&quot;;&quot;&quot;)">
            <text:p/>
          </table:table-cell>
          <table:table-cell table:formula="of:=IF(AND( [.E22]=&quot;&quot;; NOT(ISERROR(FIND(&quot;FOREIGN KEY&quot;;[.B22]  ))));&quot;Y&quot;;&quot;&quot;)">
            <text:p/>
          </table:table-cell>
          <table:table-cell table:formula="of:=IF(AND( [.F22]=&quot;&quot;; NOT(ISERROR(FIND(&quot;REFERENCES&quot;;[.B22]  ))));&quot;Y&quot;;&quot;&quot;)" office:value-type="string" office:string-value="Y" calcext:value-type="string">
            <text:p>Y</text:p>
          </table:table-cell>
          <table:table-cell table:formula="of:=IF([.D22]=&quot;Y&quot;; MID([.B22];FIND(&quot;ALTER TABLE&quot;;[.B22])+12;LEN([.B22]));&quot;&quot;)">
            <text:p/>
          </table:table-cell>
          <table:table-cell table:formula="of:=IF([.E22]=&quot;Y&quot;; MID([.B22];FIND(&quot;ADD CONSTRAINT&quot;;[.B22])+15;LEN([.B22]));&quot;&quot;)">
            <text:p/>
          </table:table-cell>
          <table:table-cell table:formula="of:=[.I22]">
            <text:p/>
          </table:table-cell>
          <table:table-cell table:formula="of:=IF([.F22]=&quot;Y&quot;; MID([.B22];FIND(&quot;FOREIGN KEY&quot;;[.B22])+13;LEN([.B22])-14);&quot;&quot;)">
            <text:p/>
          </table:table-cell>
          <table:table-cell table:formula="of:=IF([.G22]=&quot;Y&quot;; MID([.B22];FIND(&quot;REFERENCES&quot;;[.B22])+11;LEN([.B22]));&quot;&quot;)" office:value-type="string" office:string-value="PATIENTS(SUBJECT_ID);" calcext:value-type="string">
            <text:p>PATIENTS(SUBJECT_ID);</text:p>
          </table:table-cell>
          <table:table-cell table:formula="of:=IF([.L22]&lt;&gt;&quot;&quot;;LEFT([.L22];FIND(&quot;(&quot;;[.L22])-1);&quot;&quot;)" office:value-type="string" office:string-value="PATIENTS" calcext:value-type="string">
            <text:p>PATIENTS</text:p>
          </table:table-cell>
          <table:table-cell table:formula="of:=SUBSTITUTE( IF([.L22]&lt;&gt;&quot;&quot;;MID([.L22];FIND(&quot;(&quot;;[.L22])+1;LEN([.L22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22]&lt;&gt;&quot;&quot;; &quot;MATCH (n:&quot; &amp; [.M25] &amp; &quot;), (m:&quot; &amp; [.H22] &amp; &quot;)&#10;WHERE m.&quot; &amp; [.K24] &amp; &quot; = n. &quot; &amp; [.N25] &amp; &quot; &#10;create (n)-[:&quot; &amp; [.J23] &amp; &quot; ]-&gt;(m)&#10;RETURN n,m&quot;;&quot;&quot;))">
            <text:p/>
          </table:table-cell>
          <table:table-cell table:formula="of:=LOWER(IF([.H22]&lt;&gt;&quot;&quot;;[.H22];&quot;&quot;))">
            <text:p/>
          </table:table-cell>
          <table:table-cell table:formula="of:=LOWER(IF([.H22]&lt;&gt;&quot;&quot;;[.K24];&quot;&quot;))">
            <text:p/>
          </table:table-cell>
          <table:table-cell table:formula="of:=LOWER(IF([.H22]&lt;&gt;&quot;&quot;;[.M25];&quot;&quot;))">
            <text:p/>
          </table:table-cell>
          <table:table-cell table:formula="of:=LOWER(IF([.H22]&lt;&gt;&quot;&quot;;[.N25];&quot;&quot;))">
            <text:p/>
          </table:table-cell>
          <table:table-cell table:formula="of:=LOWER(IF([.H22]&lt;&gt;&quot;&quot;;[.J23];&quot;&quot;))">
            <text:p/>
          </table:table-cell>
          <table:table-cell table:formula="of:=LOWER(IF([.H22]&lt;&gt;&quot;&quot;; &quot;MATCH (n:&quot; &amp; [.R22] &amp; &quot;), (m:&quot; &amp; [.P22] &amp; &quot;)&#10;WHERE m.&quot; &amp; [.Q22] &amp; &quot; = n. &quot; &amp; [.S22] &amp; &quot; &#10;create (n)-[:&quot; &amp; [.T2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3]=&quot;&quot;; NOT(ISERROR(FIND(&quot;DROP CONSTRAINT&quot;;[.B23]))); NOT(ISERROR(FIND(&quot;--&quot;;[.B23]))))" office:value-type="float" office:value="1" calcext:value-type="float">
            <text:p>1</text:p>
          </table:table-cell>
          <table:table-cell table:formula="of:=IF(AND( NOT([.C23]); NOT(ISERROR(FIND(&quot;ALTER TABLE&quot;;[.B23]  ))));&quot;Y&quot;;&quot;&quot;)">
            <text:p/>
          </table:table-cell>
          <table:table-cell table:formula="of:=IF(AND( [.D23]=&quot;&quot;; NOT(ISERROR(FIND(&quot;ADD CONSTRAINT&quot;;[.B23]  ))));&quot;Y&quot;;&quot;&quot;)">
            <text:p/>
          </table:table-cell>
          <table:table-cell table:formula="of:=IF(AND( [.E23]=&quot;&quot;; NOT(ISERROR(FIND(&quot;FOREIGN KEY&quot;;[.B23]  ))));&quot;Y&quot;;&quot;&quot;)">
            <text:p/>
          </table:table-cell>
          <table:table-cell table:formula="of:=IF(AND( [.F23]=&quot;&quot;; NOT(ISERROR(FIND(&quot;REFERENCES&quot;;[.B23]  ))));&quot;Y&quot;;&quot;&quot;)">
            <text:p/>
          </table:table-cell>
          <table:table-cell table:formula="of:=IF([.D23]=&quot;Y&quot;; MID([.B23];FIND(&quot;ALTER TABLE&quot;;[.B23])+12;LEN([.B23]));&quot;&quot;)">
            <text:p/>
          </table:table-cell>
          <table:table-cell table:formula="of:=IF([.E23]=&quot;Y&quot;; MID([.B23];FIND(&quot;ADD CONSTRAINT&quot;;[.B23])+15;LEN([.B23]));&quot;&quot;)">
            <text:p/>
          </table:table-cell>
          <table:table-cell table:formula="of:=[.I23]">
            <text:p/>
          </table:table-cell>
          <table:table-cell table:formula="of:=IF([.F23]=&quot;Y&quot;; MID([.B23];FIND(&quot;FOREIGN KEY&quot;;[.B23])+13;LEN([.B23])-14);&quot;&quot;)">
            <text:p/>
          </table:table-cell>
          <table:table-cell table:formula="of:=IF([.G23]=&quot;Y&quot;; MID([.B23];FIND(&quot;REFERENCES&quot;;[.B23])+11;LEN([.B23]));&quot;&quot;)">
            <text:p/>
          </table:table-cell>
          <table:table-cell table:formula="of:=IF([.L23]&lt;&gt;&quot;&quot;;LEFT([.L23];FIND(&quot;(&quot;;[.L23])-1);&quot;&quot;)">
            <text:p/>
          </table:table-cell>
          <table:table-cell table:formula="of:=SUBSTITUTE( IF([.L23]&lt;&gt;&quot;&quot;;MID([.L23];FIND(&quot;(&quot;;[.L23])+1;LEN([.L23]));&quot;&quot;); &quot;);&quot;;&quot;&quot;)">
            <text:p/>
          </table:table-cell>
          <table:table-cell table:style-name="ce16" table:formula="of:=LOWER(IF([.H23]&lt;&gt;&quot;&quot;; &quot;MATCH (n:&quot; &amp; [.M26] &amp; &quot;), (m:&quot; &amp; [.H23] &amp; &quot;)&#10;WHERE m.&quot; &amp; [.K25] &amp; &quot; = n. &quot; &amp; [.N26] &amp; &quot; &#10;create (n)-[:&quot; &amp; [.J24] &amp; &quot; ]-&gt;(m)&#10;RETURN n,m&quot;;&quot;&quot;))">
            <text:p/>
          </table:table-cell>
          <table:table-cell table:formula="of:=LOWER(IF([.H23]&lt;&gt;&quot;&quot;;[.H23];&quot;&quot;))">
            <text:p/>
          </table:table-cell>
          <table:table-cell table:formula="of:=LOWER(IF([.H23]&lt;&gt;&quot;&quot;;[.K25];&quot;&quot;))">
            <text:p/>
          </table:table-cell>
          <table:table-cell table:formula="of:=LOWER(IF([.H23]&lt;&gt;&quot;&quot;;[.M26];&quot;&quot;))">
            <text:p/>
          </table:table-cell>
          <table:table-cell table:formula="of:=LOWER(IF([.H23]&lt;&gt;&quot;&quot;;[.N26];&quot;&quot;))">
            <text:p/>
          </table:table-cell>
          <table:table-cell table:formula="of:=LOWER(IF([.H23]&lt;&gt;&quot;&quot;;[.J24];&quot;&quot;))">
            <text:p/>
          </table:table-cell>
          <table:table-cell table:formula="of:=LOWER(IF([.H23]&lt;&gt;&quot;&quot;; &quot;MATCH (n:&quot; &amp; [.R23] &amp; &quot;), (m:&quot; &amp; [.P23] &amp; &quot;)&#10;WHERE m.&quot; &amp; [.Q23] &amp; &quot; = n. &quot; &amp; [.S23] &amp; &quot; &#10;create (n)-[:&quot; &amp; [.T2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</text:p>
          </table:table-cell>
          <table:table-cell table:formula="of:=OR( [.B24]=&quot;&quot;; NOT(ISERROR(FIND(&quot;DROP CONSTRAINT&quot;;[.B24]))); NOT(ISERROR(FIND(&quot;--&quot;;[.B24]))))" office:value-type="float" office:value="1" calcext:value-type="float">
            <text:p>1</text:p>
          </table:table-cell>
          <table:table-cell table:formula="of:=IF(AND( NOT([.C24]); NOT(ISERROR(FIND(&quot;ALTER TABLE&quot;;[.B24]  ))));&quot;Y&quot;;&quot;&quot;)">
            <text:p/>
          </table:table-cell>
          <table:table-cell table:formula="of:=IF(AND( [.D24]=&quot;&quot;; NOT(ISERROR(FIND(&quot;ADD CONSTRAINT&quot;;[.B24]  ))));&quot;Y&quot;;&quot;&quot;)">
            <text:p/>
          </table:table-cell>
          <table:table-cell table:formula="of:=IF(AND( [.E24]=&quot;&quot;; NOT(ISERROR(FIND(&quot;FOREIGN KEY&quot;;[.B24]  ))));&quot;Y&quot;;&quot;&quot;)">
            <text:p/>
          </table:table-cell>
          <table:table-cell table:formula="of:=IF(AND( [.F24]=&quot;&quot;; NOT(ISERROR(FIND(&quot;REFERENCES&quot;;[.B24]  ))));&quot;Y&quot;;&quot;&quot;)">
            <text:p/>
          </table:table-cell>
          <table:table-cell table:formula="of:=IF([.D24]=&quot;Y&quot;; MID([.B24];FIND(&quot;ALTER TABLE&quot;;[.B24])+12;LEN([.B24]));&quot;&quot;)">
            <text:p/>
          </table:table-cell>
          <table:table-cell table:formula="of:=IF([.E24]=&quot;Y&quot;; MID([.B24];FIND(&quot;ADD CONSTRAINT&quot;;[.B24])+15;LEN([.B24]));&quot;&quot;)">
            <text:p/>
          </table:table-cell>
          <table:table-cell table:formula="of:=[.I24]">
            <text:p/>
          </table:table-cell>
          <table:table-cell table:formula="of:=IF([.F24]=&quot;Y&quot;; MID([.B24];FIND(&quot;FOREIGN KEY&quot;;[.B24])+13;LEN([.B24])-14);&quot;&quot;)">
            <text:p/>
          </table:table-cell>
          <table:table-cell table:formula="of:=IF([.G24]=&quot;Y&quot;; MID([.B24];FIND(&quot;REFERENCES&quot;;[.B24])+11;LEN([.B24]));&quot;&quot;)">
            <text:p/>
          </table:table-cell>
          <table:table-cell table:formula="of:=IF([.L24]&lt;&gt;&quot;&quot;;LEFT([.L24];FIND(&quot;(&quot;;[.L24])-1);&quot;&quot;)">
            <text:p/>
          </table:table-cell>
          <table:table-cell table:formula="of:=SUBSTITUTE( IF([.L24]&lt;&gt;&quot;&quot;;MID([.L24];FIND(&quot;(&quot;;[.L24])+1;LEN([.L24]));&quot;&quot;); &quot;);&quot;;&quot;&quot;)">
            <text:p/>
          </table:table-cell>
          <table:table-cell table:style-name="ce16" table:formula="of:=LOWER(IF([.H24]&lt;&gt;&quot;&quot;; &quot;MATCH (n:&quot; &amp; [.M27] &amp; &quot;), (m:&quot; &amp; [.H24] &amp; &quot;)&#10;WHERE m.&quot; &amp; [.K26] &amp; &quot; = n. &quot; &amp; [.N27] &amp; &quot; &#10;create (n)-[:&quot; &amp; [.J25] &amp; &quot; ]-&gt;(m)&#10;RETURN n,m&quot;;&quot;&quot;))">
            <text:p/>
          </table:table-cell>
          <table:table-cell table:formula="of:=LOWER(IF([.H24]&lt;&gt;&quot;&quot;;[.H24];&quot;&quot;))">
            <text:p/>
          </table:table-cell>
          <table:table-cell table:formula="of:=LOWER(IF([.H24]&lt;&gt;&quot;&quot;;[.K26];&quot;&quot;))">
            <text:p/>
          </table:table-cell>
          <table:table-cell table:formula="of:=LOWER(IF([.H24]&lt;&gt;&quot;&quot;;[.M27];&quot;&quot;))">
            <text:p/>
          </table:table-cell>
          <table:table-cell table:formula="of:=LOWER(IF([.H24]&lt;&gt;&quot;&quot;;[.N27];&quot;&quot;))">
            <text:p/>
          </table:table-cell>
          <table:table-cell table:formula="of:=LOWER(IF([.H24]&lt;&gt;&quot;&quot;;[.J25];&quot;&quot;))">
            <text:p/>
          </table:table-cell>
          <table:table-cell table:formula="of:=LOWER(IF([.H24]&lt;&gt;&quot;&quot;; &quot;MATCH (n:&quot; &amp; [.R24] &amp; &quot;), (m:&quot; &amp; [.P24] &amp; &quot;)&#10;WHERE m.&quot; &amp; [.Q24] &amp; &quot; = n. &quot; &amp; [.S24] &amp; &quot; &#10;create (n)-[:&quot; &amp; [.T2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CALLOUT--</text:p>
          </table:table-cell>
          <table:table-cell table:formula="of:=OR( [.B25]=&quot;&quot;; NOT(ISERROR(FIND(&quot;DROP CONSTRAINT&quot;;[.B25]))); NOT(ISERROR(FIND(&quot;--&quot;;[.B25]))))" office:value-type="float" office:value="1" calcext:value-type="float">
            <text:p>1</text:p>
          </table:table-cell>
          <table:table-cell table:formula="of:=IF(AND( NOT([.C25]); NOT(ISERROR(FIND(&quot;ALTER TABLE&quot;;[.B25]  ))));&quot;Y&quot;;&quot;&quot;)">
            <text:p/>
          </table:table-cell>
          <table:table-cell table:formula="of:=IF(AND( [.D25]=&quot;&quot;; NOT(ISERROR(FIND(&quot;ADD CONSTRAINT&quot;;[.B25]  ))));&quot;Y&quot;;&quot;&quot;)">
            <text:p/>
          </table:table-cell>
          <table:table-cell table:formula="of:=IF(AND( [.E25]=&quot;&quot;; NOT(ISERROR(FIND(&quot;FOREIGN KEY&quot;;[.B25]  ))));&quot;Y&quot;;&quot;&quot;)">
            <text:p/>
          </table:table-cell>
          <table:table-cell table:formula="of:=IF(AND( [.F25]=&quot;&quot;; NOT(ISERROR(FIND(&quot;REFERENCES&quot;;[.B25]  ))));&quot;Y&quot;;&quot;&quot;)">
            <text:p/>
          </table:table-cell>
          <table:table-cell table:formula="of:=IF([.D25]=&quot;Y&quot;; MID([.B25];FIND(&quot;ALTER TABLE&quot;;[.B25])+12;LEN([.B25]));&quot;&quot;)">
            <text:p/>
          </table:table-cell>
          <table:table-cell table:formula="of:=IF([.E25]=&quot;Y&quot;; MID([.B25];FIND(&quot;ADD CONSTRAINT&quot;;[.B25])+15;LEN([.B25]));&quot;&quot;)">
            <text:p/>
          </table:table-cell>
          <table:table-cell table:formula="of:=[.I25]">
            <text:p/>
          </table:table-cell>
          <table:table-cell table:formula="of:=IF([.F25]=&quot;Y&quot;; MID([.B25];FIND(&quot;FOREIGN KEY&quot;;[.B25])+13;LEN([.B25])-14);&quot;&quot;)">
            <text:p/>
          </table:table-cell>
          <table:table-cell table:formula="of:=IF([.G25]=&quot;Y&quot;; MID([.B25];FIND(&quot;REFERENCES&quot;;[.B25])+11;LEN([.B25]));&quot;&quot;)">
            <text:p/>
          </table:table-cell>
          <table:table-cell table:formula="of:=IF([.L25]&lt;&gt;&quot;&quot;;LEFT([.L25];FIND(&quot;(&quot;;[.L25])-1);&quot;&quot;)">
            <text:p/>
          </table:table-cell>
          <table:table-cell table:formula="of:=SUBSTITUTE( IF([.L25]&lt;&gt;&quot;&quot;;MID([.L25];FIND(&quot;(&quot;;[.L25])+1;LEN([.L25]));&quot;&quot;); &quot;);&quot;;&quot;&quot;)">
            <text:p/>
          </table:table-cell>
          <table:table-cell table:style-name="ce16" table:formula="of:=LOWER(IF([.H25]&lt;&gt;&quot;&quot;; &quot;MATCH (n:&quot; &amp; [.M28] &amp; &quot;), (m:&quot; &amp; [.H25] &amp; &quot;)&#10;WHERE m.&quot; &amp; [.K27] &amp; &quot; = n. &quot; &amp; [.N28] &amp; &quot; &#10;create (n)-[:&quot; &amp; [.J26] &amp; &quot; ]-&gt;(m)&#10;RETURN n,m&quot;;&quot;&quot;))">
            <text:p/>
          </table:table-cell>
          <table:table-cell table:formula="of:=LOWER(IF([.H25]&lt;&gt;&quot;&quot;;[.H25];&quot;&quot;))">
            <text:p/>
          </table:table-cell>
          <table:table-cell table:formula="of:=LOWER(IF([.H25]&lt;&gt;&quot;&quot;;[.K27];&quot;&quot;))">
            <text:p/>
          </table:table-cell>
          <table:table-cell table:formula="of:=LOWER(IF([.H25]&lt;&gt;&quot;&quot;;[.M28];&quot;&quot;))">
            <text:p/>
          </table:table-cell>
          <table:table-cell table:formula="of:=LOWER(IF([.H25]&lt;&gt;&quot;&quot;;[.N28];&quot;&quot;))">
            <text:p/>
          </table:table-cell>
          <table:table-cell table:formula="of:=LOWER(IF([.H25]&lt;&gt;&quot;&quot;;[.J26];&quot;&quot;))">
            <text:p/>
          </table:table-cell>
          <table:table-cell table:formula="of:=LOWER(IF([.H25]&lt;&gt;&quot;&quot;; &quot;MATCH (n:&quot; &amp; [.R25] &amp; &quot;), (m:&quot; &amp; [.P25] &amp; &quot;)&#10;WHERE m.&quot; &amp; [.Q25] &amp; &quot; = n. &quot; &amp; [.S25] &amp; &quot; &#10;create (n)-[:&quot; &amp; [.T2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</text:p>
          </table:table-cell>
          <table:table-cell table:formula="of:=OR( [.B26]=&quot;&quot;; NOT(ISERROR(FIND(&quot;DROP CONSTRAINT&quot;;[.B26]))); NOT(ISERROR(FIND(&quot;--&quot;;[.B26]))))" office:value-type="float" office:value="1" calcext:value-type="float">
            <text:p>1</text:p>
          </table:table-cell>
          <table:table-cell table:formula="of:=IF(AND( NOT([.C26]); NOT(ISERROR(FIND(&quot;ALTER TABLE&quot;;[.B26]  ))));&quot;Y&quot;;&quot;&quot;)">
            <text:p/>
          </table:table-cell>
          <table:table-cell table:formula="of:=IF(AND( [.D26]=&quot;&quot;; NOT(ISERROR(FIND(&quot;ADD CONSTRAINT&quot;;[.B26]  ))));&quot;Y&quot;;&quot;&quot;)">
            <text:p/>
          </table:table-cell>
          <table:table-cell table:formula="of:=IF(AND( [.E26]=&quot;&quot;; NOT(ISERROR(FIND(&quot;FOREIGN KEY&quot;;[.B26]  ))));&quot;Y&quot;;&quot;&quot;)">
            <text:p/>
          </table:table-cell>
          <table:table-cell table:formula="of:=IF(AND( [.F26]=&quot;&quot;; NOT(ISERROR(FIND(&quot;REFERENCES&quot;;[.B26]  ))));&quot;Y&quot;;&quot;&quot;)">
            <text:p/>
          </table:table-cell>
          <table:table-cell table:formula="of:=IF([.D26]=&quot;Y&quot;; MID([.B26];FIND(&quot;ALTER TABLE&quot;;[.B26])+12;LEN([.B26]));&quot;&quot;)">
            <text:p/>
          </table:table-cell>
          <table:table-cell table:formula="of:=IF([.E26]=&quot;Y&quot;; MID([.B26];FIND(&quot;ADD CONSTRAINT&quot;;[.B26])+15;LEN([.B26]));&quot;&quot;)">
            <text:p/>
          </table:table-cell>
          <table:table-cell table:formula="of:=[.I26]">
            <text:p/>
          </table:table-cell>
          <table:table-cell table:formula="of:=IF([.F26]=&quot;Y&quot;; MID([.B26];FIND(&quot;FOREIGN KEY&quot;;[.B26])+13;LEN([.B26])-14);&quot;&quot;)">
            <text:p/>
          </table:table-cell>
          <table:table-cell table:formula="of:=IF([.G26]=&quot;Y&quot;; MID([.B26];FIND(&quot;REFERENCES&quot;;[.B26])+11;LEN([.B26]));&quot;&quot;)">
            <text:p/>
          </table:table-cell>
          <table:table-cell table:formula="of:=IF([.L26]&lt;&gt;&quot;&quot;;LEFT([.L26];FIND(&quot;(&quot;;[.L26])-1);&quot;&quot;)">
            <text:p/>
          </table:table-cell>
          <table:table-cell table:formula="of:=SUBSTITUTE( IF([.L26]&lt;&gt;&quot;&quot;;MID([.L26];FIND(&quot;(&quot;;[.L26])+1;LEN([.L26]));&quot;&quot;); &quot;);&quot;;&quot;&quot;)">
            <text:p/>
          </table:table-cell>
          <table:table-cell table:style-name="ce16" table:formula="of:=LOWER(IF([.H26]&lt;&gt;&quot;&quot;; &quot;MATCH (n:&quot; &amp; [.M29] &amp; &quot;), (m:&quot; &amp; [.H26] &amp; &quot;)&#10;WHERE m.&quot; &amp; [.K28] &amp; &quot; = n. &quot; &amp; [.N29] &amp; &quot; &#10;create (n)-[:&quot; &amp; [.J27] &amp; &quot; ]-&gt;(m)&#10;RETURN n,m&quot;;&quot;&quot;))">
            <text:p/>
          </table:table-cell>
          <table:table-cell table:formula="of:=LOWER(IF([.H26]&lt;&gt;&quot;&quot;;[.H26];&quot;&quot;))">
            <text:p/>
          </table:table-cell>
          <table:table-cell table:formula="of:=LOWER(IF([.H26]&lt;&gt;&quot;&quot;;[.K28];&quot;&quot;))">
            <text:p/>
          </table:table-cell>
          <table:table-cell table:formula="of:=LOWER(IF([.H26]&lt;&gt;&quot;&quot;;[.M29];&quot;&quot;))">
            <text:p/>
          </table:table-cell>
          <table:table-cell table:formula="of:=LOWER(IF([.H26]&lt;&gt;&quot;&quot;;[.N29];&quot;&quot;))">
            <text:p/>
          </table:table-cell>
          <table:table-cell table:formula="of:=LOWER(IF([.H26]&lt;&gt;&quot;&quot;;[.J27];&quot;&quot;))">
            <text:p/>
          </table:table-cell>
          <table:table-cell table:formula="of:=LOWER(IF([.H26]&lt;&gt;&quot;&quot;; &quot;MATCH (n:&quot; &amp; [.R26] &amp; &quot;), (m:&quot; &amp; [.P26] &amp; &quot;)&#10;WHERE m.&quot; &amp; [.Q26] &amp; &quot; = n. &quot; &amp; [.S26] &amp; &quot; &#10;create (n)-[:&quot; &amp; [.T2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7]=&quot;&quot;; NOT(ISERROR(FIND(&quot;DROP CONSTRAINT&quot;;[.B27]))); NOT(ISERROR(FIND(&quot;--&quot;;[.B27]))))" office:value-type="float" office:value="1" calcext:value-type="float">
            <text:p>1</text:p>
          </table:table-cell>
          <table:table-cell table:formula="of:=IF(AND( NOT([.C27]); NOT(ISERROR(FIND(&quot;ALTER TABLE&quot;;[.B27]  ))));&quot;Y&quot;;&quot;&quot;)">
            <text:p/>
          </table:table-cell>
          <table:table-cell table:formula="of:=IF(AND( [.D27]=&quot;&quot;; NOT(ISERROR(FIND(&quot;ADD CONSTRAINT&quot;;[.B27]  ))));&quot;Y&quot;;&quot;&quot;)">
            <text:p/>
          </table:table-cell>
          <table:table-cell table:formula="of:=IF(AND( [.E27]=&quot;&quot;; NOT(ISERROR(FIND(&quot;FOREIGN KEY&quot;;[.B27]  ))));&quot;Y&quot;;&quot;&quot;)">
            <text:p/>
          </table:table-cell>
          <table:table-cell table:formula="of:=IF(AND( [.F27]=&quot;&quot;; NOT(ISERROR(FIND(&quot;REFERENCES&quot;;[.B27]  ))));&quot;Y&quot;;&quot;&quot;)">
            <text:p/>
          </table:table-cell>
          <table:table-cell table:formula="of:=IF([.D27]=&quot;Y&quot;; MID([.B27];FIND(&quot;ALTER TABLE&quot;;[.B27])+12;LEN([.B27]));&quot;&quot;)">
            <text:p/>
          </table:table-cell>
          <table:table-cell table:formula="of:=IF([.E27]=&quot;Y&quot;; MID([.B27];FIND(&quot;ADD CONSTRAINT&quot;;[.B27])+15;LEN([.B27]));&quot;&quot;)">
            <text:p/>
          </table:table-cell>
          <table:table-cell table:formula="of:=[.I27]">
            <text:p/>
          </table:table-cell>
          <table:table-cell table:formula="of:=IF([.F27]=&quot;Y&quot;; MID([.B27];FIND(&quot;FOREIGN KEY&quot;;[.B27])+13;LEN([.B27])-14);&quot;&quot;)">
            <text:p/>
          </table:table-cell>
          <table:table-cell table:formula="of:=IF([.G27]=&quot;Y&quot;; MID([.B27];FIND(&quot;REFERENCES&quot;;[.B27])+11;LEN([.B27]));&quot;&quot;)">
            <text:p/>
          </table:table-cell>
          <table:table-cell table:formula="of:=IF([.L27]&lt;&gt;&quot;&quot;;LEFT([.L27];FIND(&quot;(&quot;;[.L27])-1);&quot;&quot;)">
            <text:p/>
          </table:table-cell>
          <table:table-cell table:formula="of:=SUBSTITUTE( IF([.L27]&lt;&gt;&quot;&quot;;MID([.L27];FIND(&quot;(&quot;;[.L27])+1;LEN([.L27]));&quot;&quot;); &quot;);&quot;;&quot;&quot;)">
            <text:p/>
          </table:table-cell>
          <table:table-cell table:style-name="ce16" table:formula="of:=LOWER(IF([.H27]&lt;&gt;&quot;&quot;; &quot;MATCH (n:&quot; &amp; [.M30] &amp; &quot;), (m:&quot; &amp; [.H27] &amp; &quot;)&#10;WHERE m.&quot; &amp; [.K29] &amp; &quot; = n. &quot; &amp; [.N30] &amp; &quot; &#10;create (n)-[:&quot; &amp; [.J28] &amp; &quot; ]-&gt;(m)&#10;RETURN n,m&quot;;&quot;&quot;))">
            <text:p/>
          </table:table-cell>
          <table:table-cell table:formula="of:=LOWER(IF([.H27]&lt;&gt;&quot;&quot;;[.H27];&quot;&quot;))">
            <text:p/>
          </table:table-cell>
          <table:table-cell table:formula="of:=LOWER(IF([.H27]&lt;&gt;&quot;&quot;;[.K29];&quot;&quot;))">
            <text:p/>
          </table:table-cell>
          <table:table-cell table:formula="of:=LOWER(IF([.H27]&lt;&gt;&quot;&quot;;[.M30];&quot;&quot;))">
            <text:p/>
          </table:table-cell>
          <table:table-cell table:formula="of:=LOWER(IF([.H27]&lt;&gt;&quot;&quot;;[.N30];&quot;&quot;))">
            <text:p/>
          </table:table-cell>
          <table:table-cell table:formula="of:=LOWER(IF([.H27]&lt;&gt;&quot;&quot;;[.J28];&quot;&quot;))">
            <text:p/>
          </table:table-cell>
          <table:table-cell table:formula="of:=LOWER(IF([.H27]&lt;&gt;&quot;&quot;; &quot;MATCH (n:&quot; &amp; [.R27] &amp; &quot;), (m:&quot; &amp; [.P27] &amp; &quot;)&#10;WHERE m.&quot; &amp; [.Q27] &amp; &quot; = n. &quot; &amp; [.S27] &amp; &quot; &#10;create (n)-[:&quot; &amp; [.T2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28]=&quot;&quot;; NOT(ISERROR(FIND(&quot;DROP CONSTRAINT&quot;;[.B28]))); NOT(ISERROR(FIND(&quot;--&quot;;[.B28]))))" office:value-type="float" office:value="1" calcext:value-type="float">
            <text:p>1</text:p>
          </table:table-cell>
          <table:table-cell table:formula="of:=IF(AND( NOT([.C28]); NOT(ISERROR(FIND(&quot;ALTER TABLE&quot;;[.B28]  ))));&quot;Y&quot;;&quot;&quot;)">
            <text:p/>
          </table:table-cell>
          <table:table-cell table:formula="of:=IF(AND( [.D28]=&quot;&quot;; NOT(ISERROR(FIND(&quot;ADD CONSTRAINT&quot;;[.B28]  ))));&quot;Y&quot;;&quot;&quot;)">
            <text:p/>
          </table:table-cell>
          <table:table-cell table:formula="of:=IF(AND( [.E28]=&quot;&quot;; NOT(ISERROR(FIND(&quot;FOREIGN KEY&quot;;[.B28]  ))));&quot;Y&quot;;&quot;&quot;)">
            <text:p/>
          </table:table-cell>
          <table:table-cell table:formula="of:=IF(AND( [.F28]=&quot;&quot;; NOT(ISERROR(FIND(&quot;REFERENCES&quot;;[.B28]  ))));&quot;Y&quot;;&quot;&quot;)">
            <text:p/>
          </table:table-cell>
          <table:table-cell table:formula="of:=IF([.D28]=&quot;Y&quot;; MID([.B28];FIND(&quot;ALTER TABLE&quot;;[.B28])+12;LEN([.B28]));&quot;&quot;)">
            <text:p/>
          </table:table-cell>
          <table:table-cell table:formula="of:=IF([.E28]=&quot;Y&quot;; MID([.B28];FIND(&quot;ADD CONSTRAINT&quot;;[.B28])+15;LEN([.B28]));&quot;&quot;)">
            <text:p/>
          </table:table-cell>
          <table:table-cell table:formula="of:=[.I28]">
            <text:p/>
          </table:table-cell>
          <table:table-cell table:formula="of:=IF([.F28]=&quot;Y&quot;; MID([.B28];FIND(&quot;FOREIGN KEY&quot;;[.B28])+13;LEN([.B28])-14);&quot;&quot;)">
            <text:p/>
          </table:table-cell>
          <table:table-cell table:formula="of:=IF([.G28]=&quot;Y&quot;; MID([.B28];FIND(&quot;REFERENCES&quot;;[.B28])+11;LEN([.B28]));&quot;&quot;)">
            <text:p/>
          </table:table-cell>
          <table:table-cell table:formula="of:=IF([.L28]&lt;&gt;&quot;&quot;;LEFT([.L28];FIND(&quot;(&quot;;[.L28])-1);&quot;&quot;)">
            <text:p/>
          </table:table-cell>
          <table:table-cell table:formula="of:=SUBSTITUTE( IF([.L28]&lt;&gt;&quot;&quot;;MID([.L28];FIND(&quot;(&quot;;[.L28])+1;LEN([.L28]));&quot;&quot;); &quot;);&quot;;&quot;&quot;)">
            <text:p/>
          </table:table-cell>
          <table:table-cell table:style-name="ce16" table:formula="of:=LOWER(IF([.H28]&lt;&gt;&quot;&quot;; &quot;MATCH (n:&quot; &amp; [.M31] &amp; &quot;), (m:&quot; &amp; [.H28] &amp; &quot;)&#10;WHERE m.&quot; &amp; [.K30] &amp; &quot; = n. &quot; &amp; [.N31] &amp; &quot; &#10;create (n)-[:&quot; &amp; [.J29] &amp; &quot; ]-&gt;(m)&#10;RETURN n,m&quot;;&quot;&quot;))">
            <text:p/>
          </table:table-cell>
          <table:table-cell table:formula="of:=LOWER(IF([.H28]&lt;&gt;&quot;&quot;;[.H28];&quot;&quot;))">
            <text:p/>
          </table:table-cell>
          <table:table-cell table:formula="of:=LOWER(IF([.H28]&lt;&gt;&quot;&quot;;[.K30];&quot;&quot;))">
            <text:p/>
          </table:table-cell>
          <table:table-cell table:formula="of:=LOWER(IF([.H28]&lt;&gt;&quot;&quot;;[.M31];&quot;&quot;))">
            <text:p/>
          </table:table-cell>
          <table:table-cell table:formula="of:=LOWER(IF([.H28]&lt;&gt;&quot;&quot;;[.N31];&quot;&quot;))">
            <text:p/>
          </table:table-cell>
          <table:table-cell table:formula="of:=LOWER(IF([.H28]&lt;&gt;&quot;&quot;;[.J29];&quot;&quot;))">
            <text:p/>
          </table:table-cell>
          <table:table-cell table:formula="of:=LOWER(IF([.H28]&lt;&gt;&quot;&quot;; &quot;MATCH (n:&quot; &amp; [.R28] &amp; &quot;), (m:&quot; &amp; [.P28] &amp; &quot;)&#10;WHERE m.&quot; &amp; [.Q28] &amp; &quot; = n. &quot; &amp; [.S28] &amp; &quot; &#10;create (n)-[:&quot; &amp; [.T2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CALLOUT DROP CONSTRAINT IF EXISTS callout_fk_subject_id;</text:p>
          </table:table-cell>
          <table:table-cell table:formula="of:=OR( [.B29]=&quot;&quot;; NOT(ISERROR(FIND(&quot;DROP CONSTRAINT&quot;;[.B29]))); NOT(ISERROR(FIND(&quot;--&quot;;[.B29]))))" office:value-type="float" office:value="1" calcext:value-type="float">
            <text:p>1</text:p>
          </table:table-cell>
          <table:table-cell table:formula="of:=IF(AND( NOT([.C29]); NOT(ISERROR(FIND(&quot;ALTER TABLE&quot;;[.B29]  ))));&quot;Y&quot;;&quot;&quot;)">
            <text:p/>
          </table:table-cell>
          <table:table-cell table:formula="of:=IF(AND( [.D29]=&quot;&quot;; NOT(ISERROR(FIND(&quot;ADD CONSTRAINT&quot;;[.B29]  ))));&quot;Y&quot;;&quot;&quot;)">
            <text:p/>
          </table:table-cell>
          <table:table-cell table:formula="of:=IF(AND( [.E29]=&quot;&quot;; NOT(ISERROR(FIND(&quot;FOREIGN KEY&quot;;[.B29]  ))));&quot;Y&quot;;&quot;&quot;)">
            <text:p/>
          </table:table-cell>
          <table:table-cell table:formula="of:=IF(AND( [.F29]=&quot;&quot;; NOT(ISERROR(FIND(&quot;REFERENCES&quot;;[.B29]  ))));&quot;Y&quot;;&quot;&quot;)">
            <text:p/>
          </table:table-cell>
          <table:table-cell table:formula="of:=IF([.D29]=&quot;Y&quot;; MID([.B29];FIND(&quot;ALTER TABLE&quot;;[.B29])+12;LEN([.B29]));&quot;&quot;)">
            <text:p/>
          </table:table-cell>
          <table:table-cell table:formula="of:=IF([.E29]=&quot;Y&quot;; MID([.B29];FIND(&quot;ADD CONSTRAINT&quot;;[.B29])+15;LEN([.B29]));&quot;&quot;)">
            <text:p/>
          </table:table-cell>
          <table:table-cell table:formula="of:=[.I29]">
            <text:p/>
          </table:table-cell>
          <table:table-cell table:formula="of:=IF([.F29]=&quot;Y&quot;; MID([.B29];FIND(&quot;FOREIGN KEY&quot;;[.B29])+13;LEN([.B29])-14);&quot;&quot;)">
            <text:p/>
          </table:table-cell>
          <table:table-cell table:formula="of:=IF([.G29]=&quot;Y&quot;; MID([.B29];FIND(&quot;REFERENCES&quot;;[.B29])+11;LEN([.B29]));&quot;&quot;)">
            <text:p/>
          </table:table-cell>
          <table:table-cell table:formula="of:=IF([.L29]&lt;&gt;&quot;&quot;;LEFT([.L29];FIND(&quot;(&quot;;[.L29])-1);&quot;&quot;)">
            <text:p/>
          </table:table-cell>
          <table:table-cell table:formula="of:=SUBSTITUTE( IF([.L29]&lt;&gt;&quot;&quot;;MID([.L29];FIND(&quot;(&quot;;[.L29])+1;LEN([.L29]));&quot;&quot;); &quot;);&quot;;&quot;&quot;)">
            <text:p/>
          </table:table-cell>
          <table:table-cell table:style-name="ce16" table:formula="of:=LOWER(IF([.H29]&lt;&gt;&quot;&quot;; &quot;MATCH (n:&quot; &amp; [.M32] &amp; &quot;), (m:&quot; &amp; [.H29] &amp; &quot;)&#10;WHERE m.&quot; &amp; [.K31] &amp; &quot; = n. &quot; &amp; [.N32] &amp; &quot; &#10;create (n)-[:&quot; &amp; [.J30] &amp; &quot; ]-&gt;(m)&#10;RETURN n,m&quot;;&quot;&quot;))">
            <text:p/>
          </table:table-cell>
          <table:table-cell table:formula="of:=LOWER(IF([.H29]&lt;&gt;&quot;&quot;;[.H29];&quot;&quot;))">
            <text:p/>
          </table:table-cell>
          <table:table-cell table:formula="of:=LOWER(IF([.H29]&lt;&gt;&quot;&quot;;[.K31];&quot;&quot;))">
            <text:p/>
          </table:table-cell>
          <table:table-cell table:formula="of:=LOWER(IF([.H29]&lt;&gt;&quot;&quot;;[.M32];&quot;&quot;))">
            <text:p/>
          </table:table-cell>
          <table:table-cell table:formula="of:=LOWER(IF([.H29]&lt;&gt;&quot;&quot;;[.N32];&quot;&quot;))">
            <text:p/>
          </table:table-cell>
          <table:table-cell table:formula="of:=LOWER(IF([.H29]&lt;&gt;&quot;&quot;;[.J30];&quot;&quot;))">
            <text:p/>
          </table:table-cell>
          <table:table-cell table:formula="of:=LOWER(IF([.H29]&lt;&gt;&quot;&quot;; &quot;MATCH (n:&quot; &amp; [.R29] &amp; &quot;), (m:&quot; &amp; [.P29] &amp; &quot;)&#10;WHERE m.&quot; &amp; [.Q29] &amp; &quot; = n. &quot; &amp; [.S29] &amp; &quot; &#10;create (n)-[:&quot; &amp; [.T29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CALLOUT</text:p>
          </table:table-cell>
          <table:table-cell table:formula="of:=OR( [.B30]=&quot;&quot;; NOT(ISERROR(FIND(&quot;DROP CONSTRAINT&quot;;[.B30]))); NOT(ISERROR(FIND(&quot;--&quot;;[.B30]))))" office:value-type="float" office:value="0" calcext:value-type="float">
            <text:p>0</text:p>
          </table:table-cell>
          <table:table-cell table:formula="of:=IF(AND( NOT([.C30]); NOT(ISERROR(FIND(&quot;ALTER TABLE&quot;;[.B30]  ))));&quot;Y&quot;;&quot;&quot;)" office:value-type="string" office:string-value="Y" calcext:value-type="string">
            <text:p>Y</text:p>
          </table:table-cell>
          <table:table-cell table:formula="of:=IF(AND( [.D30]=&quot;&quot;; NOT(ISERROR(FIND(&quot;ADD CONSTRAINT&quot;;[.B30]  ))));&quot;Y&quot;;&quot;&quot;)">
            <text:p/>
          </table:table-cell>
          <table:table-cell table:formula="of:=IF(AND( [.E30]=&quot;&quot;; NOT(ISERROR(FIND(&quot;FOREIGN KEY&quot;;[.B30]  ))));&quot;Y&quot;;&quot;&quot;)">
            <text:p/>
          </table:table-cell>
          <table:table-cell table:formula="of:=IF(AND( [.F30]=&quot;&quot;; NOT(ISERROR(FIND(&quot;REFERENCES&quot;;[.B30]  ))));&quot;Y&quot;;&quot;&quot;)">
            <text:p/>
          </table:table-cell>
          <table:table-cell table:formula="of:=IF([.D30]=&quot;Y&quot;; MID([.B30];FIND(&quot;ALTER TABLE&quot;;[.B30])+12;LEN([.B30]));&quot;&quot;)" office:value-type="string" office:string-value="CALLOUT" calcext:value-type="string">
            <text:p>CALLOUT</text:p>
          </table:table-cell>
          <table:table-cell table:formula="of:=IF([.E30]=&quot;Y&quot;; MID([.B30];FIND(&quot;ADD CONSTRAINT&quot;;[.B30])+15;LEN([.B30]));&quot;&quot;)">
            <text:p/>
          </table:table-cell>
          <table:table-cell table:formula="of:=[.I30]">
            <text:p/>
          </table:table-cell>
          <table:table-cell table:formula="of:=IF([.F30]=&quot;Y&quot;; MID([.B30];FIND(&quot;FOREIGN KEY&quot;;[.B30])+13;LEN([.B30])-14);&quot;&quot;)">
            <text:p/>
          </table:table-cell>
          <table:table-cell table:formula="of:=IF([.G30]=&quot;Y&quot;; MID([.B30];FIND(&quot;REFERENCES&quot;;[.B30])+11;LEN([.B30]));&quot;&quot;)">
            <text:p/>
          </table:table-cell>
          <table:table-cell table:formula="of:=IF([.L30]&lt;&gt;&quot;&quot;;LEFT([.L30];FIND(&quot;(&quot;;[.L30])-1);&quot;&quot;)">
            <text:p/>
          </table:table-cell>
          <table:table-cell table:formula="of:=SUBSTITUTE( IF([.L30]&lt;&gt;&quot;&quot;;MID([.L30];FIND(&quot;(&quot;;[.L30])+1;LEN([.L30]));&quot;&quot;); &quot;);&quot;;&quot;&quot;)">
            <text:p/>
          </table:table-cell>
          <table:table-cell table:style-name="ce16" table:formula="of:=LOWER(IF([.H30]&lt;&gt;&quot;&quot;; &quot;MATCH (n:&quot; &amp; [.M33] &amp; &quot;), (m:&quot; &amp; [.H30] &amp; &quot;)&#10;WHERE m.&quot; &amp; [.K32] &amp; &quot; = n. &quot; &amp; [.N33] &amp; &quot; &#10;create (n)-[:&quot; &amp; [.J31] &amp; &quot; ]-&gt;(m)&#10;RETURN n,m&quot;;&quot;&quot;))" office:value-type="string" office:string-value="match (n:patients), (m:callout)&#10;where m.subject_id = n. subject_id &#10;create (n)-[:callout_fk_subject_id ]-&gt;(m)&#10;return n,m" calcext:value-type="string">
            <text:p>match (n:patients), (m:callout)</text:p>
            <text:p>where m.subject_id = n. subject_id </text:p>
            <text:p>create (n)-[:callout_fk_subject_id ]-&gt;(m)</text:p>
            <text:p>return n,m</text:p>
          </table:table-cell>
          <table:table-cell table:formula="of:=LOWER(IF([.H30]&lt;&gt;&quot;&quot;;[.H30];&quot;&quot;))" office:value-type="string" office:string-value="callout" calcext:value-type="string">
            <text:p>callout</text:p>
          </table:table-cell>
          <table:table-cell table:formula="of:=LOWER(IF([.H30]&lt;&gt;&quot;&quot;;[.K32];&quot;&quot;))" office:value-type="string" office:string-value="subject_id" calcext:value-type="string">
            <text:p>subject_id</text:p>
          </table:table-cell>
          <table:table-cell table:formula="of:=LOWER(IF([.H30]&lt;&gt;&quot;&quot;;[.M33];&quot;&quot;))" office:value-type="string" office:string-value="patients" calcext:value-type="string">
            <text:p>patients</text:p>
          </table:table-cell>
          <table:table-cell table:formula="of:=LOWER(IF([.H30]&lt;&gt;&quot;&quot;;[.N33];&quot;&quot;))" office:value-type="string" office:string-value="subject_id" calcext:value-type="string">
            <text:p>subject_id</text:p>
          </table:table-cell>
          <table:table-cell table:formula="of:=LOWER(IF([.H30]&lt;&gt;&quot;&quot;;[.J31];&quot;&quot;))" office:value-type="string" office:string-value="callout_fk_subject_id" calcext:value-type="string">
            <text:p>callout_fk_subject_id</text:p>
          </table:table-cell>
          <table:table-cell table:formula="of:=LOWER(IF([.H30]&lt;&gt;&quot;&quot;; &quot;MATCH (n:&quot; &amp; [.R30] &amp; &quot;), (m:&quot; &amp; [.P30] &amp; &quot;)&#10;WHERE m.&quot; &amp; [.Q30] &amp; &quot; = n. &quot; &amp; [.S30] &amp; &quot; &#10;create (n)-[:&quot; &amp; [.T30] &amp; &quot; ]-&gt;(m)&#10;RETURN n,m&quot;;&quot;&quot;))" office:value-type="string" office:string-value="match (n:patients), (m:callout)&#10;where m.subject_id = n. subject_id &#10;create (n)-[:callout_fk_subject_id ]-&gt;(m)&#10;return n,m" calcext:value-type="string">
            <text:p>match (n:patients), (m:callout)</text:p>
            <text:p>where m.subject_id = n. subject_id </text:p>
            <text:p>create (n)-[:callout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callout_fk_subject_id</text:p>
          </table:table-cell>
          <table:table-cell table:formula="of:=OR( [.B31]=&quot;&quot;; NOT(ISERROR(FIND(&quot;DROP CONSTRAINT&quot;;[.B31]))); NOT(ISERROR(FIND(&quot;--&quot;;[.B31]))))" office:value-type="float" office:value="0" calcext:value-type="float">
            <text:p>0</text:p>
          </table:table-cell>
          <table:table-cell table:formula="of:=IF(AND( NOT([.C31]); NOT(ISERROR(FIND(&quot;ALTER TABLE&quot;;[.B31]  ))));&quot;Y&quot;;&quot;&quot;)">
            <text:p/>
          </table:table-cell>
          <table:table-cell table:formula="of:=IF(AND( [.D31]=&quot;&quot;; NOT(ISERROR(FIND(&quot;ADD CONSTRAINT&quot;;[.B31]  ))));&quot;Y&quot;;&quot;&quot;)" office:value-type="string" office:string-value="Y" calcext:value-type="string">
            <text:p>Y</text:p>
          </table:table-cell>
          <table:table-cell table:formula="of:=IF(AND( [.E31]=&quot;&quot;; NOT(ISERROR(FIND(&quot;FOREIGN KEY&quot;;[.B31]  ))));&quot;Y&quot;;&quot;&quot;)">
            <text:p/>
          </table:table-cell>
          <table:table-cell table:formula="of:=IF(AND( [.F31]=&quot;&quot;; NOT(ISERROR(FIND(&quot;REFERENCES&quot;;[.B31]  ))));&quot;Y&quot;;&quot;&quot;)">
            <text:p/>
          </table:table-cell>
          <table:table-cell table:formula="of:=IF([.D31]=&quot;Y&quot;; MID([.B31];FIND(&quot;ALTER TABLE&quot;;[.B31])+12;LEN([.B31]));&quot;&quot;)">
            <text:p/>
          </table:table-cell>
          <table:table-cell table:formula="of:=IF([.E31]=&quot;Y&quot;; MID([.B31];FIND(&quot;ADD CONSTRAINT&quot;;[.B31])+15;LEN([.B31]));&quot;&quot;)" office:value-type="string" office:string-value="callout_fk_subject_id" calcext:value-type="string">
            <text:p>callout_fk_subject_id</text:p>
          </table:table-cell>
          <table:table-cell table:formula="of:=[.I31]" office:value-type="string" office:string-value="callout_fk_subject_id" calcext:value-type="string">
            <text:p>callout_fk_subject_id</text:p>
          </table:table-cell>
          <table:table-cell table:formula="of:=IF([.F31]=&quot;Y&quot;; MID([.B31];FIND(&quot;FOREIGN KEY&quot;;[.B31])+13;LEN([.B31])-14);&quot;&quot;)">
            <text:p/>
          </table:table-cell>
          <table:table-cell table:formula="of:=IF([.G31]=&quot;Y&quot;; MID([.B31];FIND(&quot;REFERENCES&quot;;[.B31])+11;LEN([.B31]));&quot;&quot;)">
            <text:p/>
          </table:table-cell>
          <table:table-cell table:formula="of:=IF([.L31]&lt;&gt;&quot;&quot;;LEFT([.L31];FIND(&quot;(&quot;;[.L31])-1);&quot;&quot;)">
            <text:p/>
          </table:table-cell>
          <table:table-cell table:formula="of:=SUBSTITUTE( IF([.L31]&lt;&gt;&quot;&quot;;MID([.L31];FIND(&quot;(&quot;;[.L31])+1;LEN([.L31]));&quot;&quot;); &quot;);&quot;;&quot;&quot;)">
            <text:p/>
          </table:table-cell>
          <table:table-cell table:style-name="ce16" table:formula="of:=LOWER(IF([.H31]&lt;&gt;&quot;&quot;; &quot;MATCH (n:&quot; &amp; [.M34] &amp; &quot;), (m:&quot; &amp; [.H31] &amp; &quot;)&#10;WHERE m.&quot; &amp; [.K33] &amp; &quot; = n. &quot; &amp; [.N34] &amp; &quot; &#10;create (n)-[:&quot; &amp; [.J32] &amp; &quot; ]-&gt;(m)&#10;RETURN n,m&quot;;&quot;&quot;))">
            <text:p/>
          </table:table-cell>
          <table:table-cell table:formula="of:=LOWER(IF([.H31]&lt;&gt;&quot;&quot;;[.H31];&quot;&quot;))">
            <text:p/>
          </table:table-cell>
          <table:table-cell table:formula="of:=LOWER(IF([.H31]&lt;&gt;&quot;&quot;;[.K33];&quot;&quot;))">
            <text:p/>
          </table:table-cell>
          <table:table-cell table:formula="of:=LOWER(IF([.H31]&lt;&gt;&quot;&quot;;[.M34];&quot;&quot;))">
            <text:p/>
          </table:table-cell>
          <table:table-cell table:formula="of:=LOWER(IF([.H31]&lt;&gt;&quot;&quot;;[.N34];&quot;&quot;))">
            <text:p/>
          </table:table-cell>
          <table:table-cell table:formula="of:=LOWER(IF([.H31]&lt;&gt;&quot;&quot;;[.J32];&quot;&quot;))">
            <text:p/>
          </table:table-cell>
          <table:table-cell table:formula="of:=LOWER(IF([.H31]&lt;&gt;&quot;&quot;; &quot;MATCH (n:&quot; &amp; [.R31] &amp; &quot;), (m:&quot; &amp; [.P31] &amp; &quot;)&#10;WHERE m.&quot; &amp; [.Q31] &amp; &quot; = n. &quot; &amp; [.S31] &amp; &quot; &#10;create (n)-[:&quot; &amp; [.T3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32]=&quot;&quot;; NOT(ISERROR(FIND(&quot;DROP CONSTRAINT&quot;;[.B32]))); NOT(ISERROR(FIND(&quot;--&quot;;[.B32]))))" office:value-type="float" office:value="0" calcext:value-type="float">
            <text:p>0</text:p>
          </table:table-cell>
          <table:table-cell table:formula="of:=IF(AND( NOT([.C32]); NOT(ISERROR(FIND(&quot;ALTER TABLE&quot;;[.B32]  ))));&quot;Y&quot;;&quot;&quot;)">
            <text:p/>
          </table:table-cell>
          <table:table-cell table:formula="of:=IF(AND( [.D32]=&quot;&quot;; NOT(ISERROR(FIND(&quot;ADD CONSTRAINT&quot;;[.B32]  ))));&quot;Y&quot;;&quot;&quot;)">
            <text:p/>
          </table:table-cell>
          <table:table-cell table:formula="of:=IF(AND( [.E32]=&quot;&quot;; NOT(ISERROR(FIND(&quot;FOREIGN KEY&quot;;[.B32]  ))));&quot;Y&quot;;&quot;&quot;)" office:value-type="string" office:string-value="Y" calcext:value-type="string">
            <text:p>Y</text:p>
          </table:table-cell>
          <table:table-cell table:formula="of:=IF(AND( [.F32]=&quot;&quot;; NOT(ISERROR(FIND(&quot;REFERENCES&quot;;[.B32]  ))));&quot;Y&quot;;&quot;&quot;)">
            <text:p/>
          </table:table-cell>
          <table:table-cell table:formula="of:=IF([.D32]=&quot;Y&quot;; MID([.B32];FIND(&quot;ALTER TABLE&quot;;[.B32])+12;LEN([.B32]));&quot;&quot;)">
            <text:p/>
          </table:table-cell>
          <table:table-cell table:formula="of:=IF([.E32]=&quot;Y&quot;; MID([.B32];FIND(&quot;ADD CONSTRAINT&quot;;[.B32])+15;LEN([.B32]));&quot;&quot;)">
            <text:p/>
          </table:table-cell>
          <table:table-cell table:formula="of:=[.I32]">
            <text:p/>
          </table:table-cell>
          <table:table-cell table:formula="of:=IF([.F32]=&quot;Y&quot;; MID([.B32];FIND(&quot;FOREIGN KEY&quot;;[.B32])+13;LEN([.B32])-14);&quot;&quot;)" office:value-type="string" office:string-value="SUBJECT_ID" calcext:value-type="string">
            <text:p>SUBJECT_ID</text:p>
          </table:table-cell>
          <table:table-cell table:formula="of:=IF([.G32]=&quot;Y&quot;; MID([.B32];FIND(&quot;REFERENCES&quot;;[.B32])+11;LEN([.B32]));&quot;&quot;)">
            <text:p/>
          </table:table-cell>
          <table:table-cell table:formula="of:=IF([.L32]&lt;&gt;&quot;&quot;;LEFT([.L32];FIND(&quot;(&quot;;[.L32])-1);&quot;&quot;)">
            <text:p/>
          </table:table-cell>
          <table:table-cell table:formula="of:=SUBSTITUTE( IF([.L32]&lt;&gt;&quot;&quot;;MID([.L32];FIND(&quot;(&quot;;[.L32])+1;LEN([.L32]));&quot;&quot;); &quot;);&quot;;&quot;&quot;)">
            <text:p/>
          </table:table-cell>
          <table:table-cell table:style-name="ce16" table:formula="of:=LOWER(IF([.H32]&lt;&gt;&quot;&quot;; &quot;MATCH (n:&quot; &amp; [.M35] &amp; &quot;), (m:&quot; &amp; [.H32] &amp; &quot;)&#10;WHERE m.&quot; &amp; [.K34] &amp; &quot; = n. &quot; &amp; [.N35] &amp; &quot; &#10;create (n)-[:&quot; &amp; [.J33] &amp; &quot; ]-&gt;(m)&#10;RETURN n,m&quot;;&quot;&quot;))">
            <text:p/>
          </table:table-cell>
          <table:table-cell table:formula="of:=LOWER(IF([.H32]&lt;&gt;&quot;&quot;;[.H32];&quot;&quot;))">
            <text:p/>
          </table:table-cell>
          <table:table-cell table:formula="of:=LOWER(IF([.H32]&lt;&gt;&quot;&quot;;[.K34];&quot;&quot;))">
            <text:p/>
          </table:table-cell>
          <table:table-cell table:formula="of:=LOWER(IF([.H32]&lt;&gt;&quot;&quot;;[.M35];&quot;&quot;))">
            <text:p/>
          </table:table-cell>
          <table:table-cell table:formula="of:=LOWER(IF([.H32]&lt;&gt;&quot;&quot;;[.N35];&quot;&quot;))">
            <text:p/>
          </table:table-cell>
          <table:table-cell table:formula="of:=LOWER(IF([.H32]&lt;&gt;&quot;&quot;;[.J33];&quot;&quot;))">
            <text:p/>
          </table:table-cell>
          <table:table-cell table:formula="of:=LOWER(IF([.H32]&lt;&gt;&quot;&quot;; &quot;MATCH (n:&quot; &amp; [.R32] &amp; &quot;), (m:&quot; &amp; [.P32] &amp; &quot;)&#10;WHERE m.&quot; &amp; [.Q32] &amp; &quot; = n. &quot; &amp; [.S32] &amp; &quot; &#10;create (n)-[:&quot; &amp; [.T3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33]=&quot;&quot;; NOT(ISERROR(FIND(&quot;DROP CONSTRAINT&quot;;[.B33]))); NOT(ISERROR(FIND(&quot;--&quot;;[.B33]))))" office:value-type="float" office:value="0" calcext:value-type="float">
            <text:p>0</text:p>
          </table:table-cell>
          <table:table-cell table:formula="of:=IF(AND( NOT([.C33]); NOT(ISERROR(FIND(&quot;ALTER TABLE&quot;;[.B33]  ))));&quot;Y&quot;;&quot;&quot;)">
            <text:p/>
          </table:table-cell>
          <table:table-cell table:formula="of:=IF(AND( [.D33]=&quot;&quot;; NOT(ISERROR(FIND(&quot;ADD CONSTRAINT&quot;;[.B33]  ))));&quot;Y&quot;;&quot;&quot;)">
            <text:p/>
          </table:table-cell>
          <table:table-cell table:formula="of:=IF(AND( [.E33]=&quot;&quot;; NOT(ISERROR(FIND(&quot;FOREIGN KEY&quot;;[.B33]  ))));&quot;Y&quot;;&quot;&quot;)">
            <text:p/>
          </table:table-cell>
          <table:table-cell table:formula="of:=IF(AND( [.F33]=&quot;&quot;; NOT(ISERROR(FIND(&quot;REFERENCES&quot;;[.B33]  ))));&quot;Y&quot;;&quot;&quot;)" office:value-type="string" office:string-value="Y" calcext:value-type="string">
            <text:p>Y</text:p>
          </table:table-cell>
          <table:table-cell table:formula="of:=IF([.D33]=&quot;Y&quot;; MID([.B33];FIND(&quot;ALTER TABLE&quot;;[.B33])+12;LEN([.B33]));&quot;&quot;)">
            <text:p/>
          </table:table-cell>
          <table:table-cell table:formula="of:=IF([.E33]=&quot;Y&quot;; MID([.B33];FIND(&quot;ADD CONSTRAINT&quot;;[.B33])+15;LEN([.B33]));&quot;&quot;)">
            <text:p/>
          </table:table-cell>
          <table:table-cell table:formula="of:=[.I33]">
            <text:p/>
          </table:table-cell>
          <table:table-cell table:formula="of:=IF([.F33]=&quot;Y&quot;; MID([.B33];FIND(&quot;FOREIGN KEY&quot;;[.B33])+13;LEN([.B33])-14);&quot;&quot;)">
            <text:p/>
          </table:table-cell>
          <table:table-cell table:formula="of:=IF([.G33]=&quot;Y&quot;; MID([.B33];FIND(&quot;REFERENCES&quot;;[.B33])+11;LEN([.B33]));&quot;&quot;)" office:value-type="string" office:string-value="PATIENTS(SUBJECT_ID);" calcext:value-type="string">
            <text:p>PATIENTS(SUBJECT_ID);</text:p>
          </table:table-cell>
          <table:table-cell table:formula="of:=IF([.L33]&lt;&gt;&quot;&quot;;LEFT([.L33];FIND(&quot;(&quot;;[.L33])-1);&quot;&quot;)" office:value-type="string" office:string-value="PATIENTS" calcext:value-type="string">
            <text:p>PATIENTS</text:p>
          </table:table-cell>
          <table:table-cell table:formula="of:=SUBSTITUTE( IF([.L33]&lt;&gt;&quot;&quot;;MID([.L33];FIND(&quot;(&quot;;[.L33])+1;LEN([.L33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33]&lt;&gt;&quot;&quot;; &quot;MATCH (n:&quot; &amp; [.M36] &amp; &quot;), (m:&quot; &amp; [.H33] &amp; &quot;)&#10;WHERE m.&quot; &amp; [.K35] &amp; &quot; = n. &quot; &amp; [.N36] &amp; &quot; &#10;create (n)-[:&quot; &amp; [.J34] &amp; &quot; ]-&gt;(m)&#10;RETURN n,m&quot;;&quot;&quot;))">
            <text:p/>
          </table:table-cell>
          <table:table-cell table:formula="of:=LOWER(IF([.H33]&lt;&gt;&quot;&quot;;[.H33];&quot;&quot;))">
            <text:p/>
          </table:table-cell>
          <table:table-cell table:formula="of:=LOWER(IF([.H33]&lt;&gt;&quot;&quot;;[.K35];&quot;&quot;))">
            <text:p/>
          </table:table-cell>
          <table:table-cell table:formula="of:=LOWER(IF([.H33]&lt;&gt;&quot;&quot;;[.M36];&quot;&quot;))">
            <text:p/>
          </table:table-cell>
          <table:table-cell table:formula="of:=LOWER(IF([.H33]&lt;&gt;&quot;&quot;;[.N36];&quot;&quot;))">
            <text:p/>
          </table:table-cell>
          <table:table-cell table:formula="of:=LOWER(IF([.H33]&lt;&gt;&quot;&quot;;[.J34];&quot;&quot;))">
            <text:p/>
          </table:table-cell>
          <table:table-cell table:formula="of:=LOWER(IF([.H33]&lt;&gt;&quot;&quot;; &quot;MATCH (n:&quot; &amp; [.R33] &amp; &quot;), (m:&quot; &amp; [.P33] &amp; &quot;)&#10;WHERE m.&quot; &amp; [.Q33] &amp; &quot; = n. &quot; &amp; [.S33] &amp; &quot; &#10;create (n)-[:&quot; &amp; [.T3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34]=&quot;&quot;; NOT(ISERROR(FIND(&quot;DROP CONSTRAINT&quot;;[.B34]))); NOT(ISERROR(FIND(&quot;--&quot;;[.B34]))))" office:value-type="float" office:value="1" calcext:value-type="float">
            <text:p>1</text:p>
          </table:table-cell>
          <table:table-cell table:formula="of:=IF(AND( NOT([.C34]); NOT(ISERROR(FIND(&quot;ALTER TABLE&quot;;[.B34]  ))));&quot;Y&quot;;&quot;&quot;)">
            <text:p/>
          </table:table-cell>
          <table:table-cell table:formula="of:=IF(AND( [.D34]=&quot;&quot;; NOT(ISERROR(FIND(&quot;ADD CONSTRAINT&quot;;[.B34]  ))));&quot;Y&quot;;&quot;&quot;)">
            <text:p/>
          </table:table-cell>
          <table:table-cell table:formula="of:=IF(AND( [.E34]=&quot;&quot;; NOT(ISERROR(FIND(&quot;FOREIGN KEY&quot;;[.B34]  ))));&quot;Y&quot;;&quot;&quot;)">
            <text:p/>
          </table:table-cell>
          <table:table-cell table:formula="of:=IF(AND( [.F34]=&quot;&quot;; NOT(ISERROR(FIND(&quot;REFERENCES&quot;;[.B34]  ))));&quot;Y&quot;;&quot;&quot;)">
            <text:p/>
          </table:table-cell>
          <table:table-cell table:formula="of:=IF([.D34]=&quot;Y&quot;; MID([.B34];FIND(&quot;ALTER TABLE&quot;;[.B34])+12;LEN([.B34]));&quot;&quot;)">
            <text:p/>
          </table:table-cell>
          <table:table-cell table:formula="of:=IF([.E34]=&quot;Y&quot;; MID([.B34];FIND(&quot;ADD CONSTRAINT&quot;;[.B34])+15;LEN([.B34]));&quot;&quot;)">
            <text:p/>
          </table:table-cell>
          <table:table-cell table:formula="of:=[.I34]">
            <text:p/>
          </table:table-cell>
          <table:table-cell table:formula="of:=IF([.F34]=&quot;Y&quot;; MID([.B34];FIND(&quot;FOREIGN KEY&quot;;[.B34])+13;LEN([.B34])-14);&quot;&quot;)">
            <text:p/>
          </table:table-cell>
          <table:table-cell table:formula="of:=IF([.G34]=&quot;Y&quot;; MID([.B34];FIND(&quot;REFERENCES&quot;;[.B34])+11;LEN([.B34]));&quot;&quot;)">
            <text:p/>
          </table:table-cell>
          <table:table-cell table:formula="of:=IF([.L34]&lt;&gt;&quot;&quot;;LEFT([.L34];FIND(&quot;(&quot;;[.L34])-1);&quot;&quot;)">
            <text:p/>
          </table:table-cell>
          <table:table-cell table:formula="of:=SUBSTITUTE( IF([.L34]&lt;&gt;&quot;&quot;;MID([.L34];FIND(&quot;(&quot;;[.L34])+1;LEN([.L34]));&quot;&quot;); &quot;);&quot;;&quot;&quot;)">
            <text:p/>
          </table:table-cell>
          <table:table-cell table:style-name="ce16" table:formula="of:=LOWER(IF([.H34]&lt;&gt;&quot;&quot;; &quot;MATCH (n:&quot; &amp; [.M37] &amp; &quot;), (m:&quot; &amp; [.H34] &amp; &quot;)&#10;WHERE m.&quot; &amp; [.K36] &amp; &quot; = n. &quot; &amp; [.N37] &amp; &quot; &#10;create (n)-[:&quot; &amp; [.J35] &amp; &quot; ]-&gt;(m)&#10;RETURN n,m&quot;;&quot;&quot;))">
            <text:p/>
          </table:table-cell>
          <table:table-cell table:formula="of:=LOWER(IF([.H34]&lt;&gt;&quot;&quot;;[.H34];&quot;&quot;))">
            <text:p/>
          </table:table-cell>
          <table:table-cell table:formula="of:=LOWER(IF([.H34]&lt;&gt;&quot;&quot;;[.K36];&quot;&quot;))">
            <text:p/>
          </table:table-cell>
          <table:table-cell table:formula="of:=LOWER(IF([.H34]&lt;&gt;&quot;&quot;;[.M37];&quot;&quot;))">
            <text:p/>
          </table:table-cell>
          <table:table-cell table:formula="of:=LOWER(IF([.H34]&lt;&gt;&quot;&quot;;[.N37];&quot;&quot;))">
            <text:p/>
          </table:table-cell>
          <table:table-cell table:formula="of:=LOWER(IF([.H34]&lt;&gt;&quot;&quot;;[.J35];&quot;&quot;))">
            <text:p/>
          </table:table-cell>
          <table:table-cell table:formula="of:=LOWER(IF([.H34]&lt;&gt;&quot;&quot;; &quot;MATCH (n:&quot; &amp; [.R34] &amp; &quot;), (m:&quot; &amp; [.P34] &amp; &quot;)&#10;WHERE m.&quot; &amp; [.Q34] &amp; &quot; = n. &quot; &amp; [.S34] &amp; &quot; &#10;create (n)-[:&quot; &amp; [.T3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hadm_id</text:p>
          </table:table-cell>
          <table:table-cell table:formula="of:=OR( [.B35]=&quot;&quot;; NOT(ISERROR(FIND(&quot;DROP CONSTRAINT&quot;;[.B35]))); NOT(ISERROR(FIND(&quot;--&quot;;[.B35]))))" office:value-type="float" office:value="1" calcext:value-type="float">
            <text:p>1</text:p>
          </table:table-cell>
          <table:table-cell table:formula="of:=IF(AND( NOT([.C35]); NOT(ISERROR(FIND(&quot;ALTER TABLE&quot;;[.B35]  ))));&quot;Y&quot;;&quot;&quot;)">
            <text:p/>
          </table:table-cell>
          <table:table-cell table:formula="of:=IF(AND( [.D35]=&quot;&quot;; NOT(ISERROR(FIND(&quot;ADD CONSTRAINT&quot;;[.B35]  ))));&quot;Y&quot;;&quot;&quot;)">
            <text:p/>
          </table:table-cell>
          <table:table-cell table:formula="of:=IF(AND( [.E35]=&quot;&quot;; NOT(ISERROR(FIND(&quot;FOREIGN KEY&quot;;[.B35]  ))));&quot;Y&quot;;&quot;&quot;)">
            <text:p/>
          </table:table-cell>
          <table:table-cell table:formula="of:=IF(AND( [.F35]=&quot;&quot;; NOT(ISERROR(FIND(&quot;REFERENCES&quot;;[.B35]  ))));&quot;Y&quot;;&quot;&quot;)">
            <text:p/>
          </table:table-cell>
          <table:table-cell table:formula="of:=IF([.D35]=&quot;Y&quot;; MID([.B35];FIND(&quot;ALTER TABLE&quot;;[.B35])+12;LEN([.B35]));&quot;&quot;)">
            <text:p/>
          </table:table-cell>
          <table:table-cell table:formula="of:=IF([.E35]=&quot;Y&quot;; MID([.B35];FIND(&quot;ADD CONSTRAINT&quot;;[.B35])+15;LEN([.B35]));&quot;&quot;)">
            <text:p/>
          </table:table-cell>
          <table:table-cell table:formula="of:=[.I35]">
            <text:p/>
          </table:table-cell>
          <table:table-cell table:formula="of:=IF([.F35]=&quot;Y&quot;; MID([.B35];FIND(&quot;FOREIGN KEY&quot;;[.B35])+13;LEN([.B35])-14);&quot;&quot;)">
            <text:p/>
          </table:table-cell>
          <table:table-cell table:formula="of:=IF([.G35]=&quot;Y&quot;; MID([.B35];FIND(&quot;REFERENCES&quot;;[.B35])+11;LEN([.B35]));&quot;&quot;)">
            <text:p/>
          </table:table-cell>
          <table:table-cell table:formula="of:=IF([.L35]&lt;&gt;&quot;&quot;;LEFT([.L35];FIND(&quot;(&quot;;[.L35])-1);&quot;&quot;)">
            <text:p/>
          </table:table-cell>
          <table:table-cell table:formula="of:=SUBSTITUTE( IF([.L35]&lt;&gt;&quot;&quot;;MID([.L35];FIND(&quot;(&quot;;[.L35])+1;LEN([.L35]));&quot;&quot;); &quot;);&quot;;&quot;&quot;)">
            <text:p/>
          </table:table-cell>
          <table:table-cell table:style-name="ce16" table:formula="of:=LOWER(IF([.H35]&lt;&gt;&quot;&quot;; &quot;MATCH (n:&quot; &amp; [.M38] &amp; &quot;), (m:&quot; &amp; [.H35] &amp; &quot;)&#10;WHERE m.&quot; &amp; [.K37] &amp; &quot; = n. &quot; &amp; [.N38] &amp; &quot; &#10;create (n)-[:&quot; &amp; [.J36] &amp; &quot; ]-&gt;(m)&#10;RETURN n,m&quot;;&quot;&quot;))">
            <text:p/>
          </table:table-cell>
          <table:table-cell table:formula="of:=LOWER(IF([.H35]&lt;&gt;&quot;&quot;;[.H35];&quot;&quot;))">
            <text:p/>
          </table:table-cell>
          <table:table-cell table:formula="of:=LOWER(IF([.H35]&lt;&gt;&quot;&quot;;[.K37];&quot;&quot;))">
            <text:p/>
          </table:table-cell>
          <table:table-cell table:formula="of:=LOWER(IF([.H35]&lt;&gt;&quot;&quot;;[.M38];&quot;&quot;))">
            <text:p/>
          </table:table-cell>
          <table:table-cell table:formula="of:=LOWER(IF([.H35]&lt;&gt;&quot;&quot;;[.N38];&quot;&quot;))">
            <text:p/>
          </table:table-cell>
          <table:table-cell table:formula="of:=LOWER(IF([.H35]&lt;&gt;&quot;&quot;;[.J36];&quot;&quot;))">
            <text:p/>
          </table:table-cell>
          <table:table-cell table:formula="of:=LOWER(IF([.H35]&lt;&gt;&quot;&quot;; &quot;MATCH (n:&quot; &amp; [.R35] &amp; &quot;), (m:&quot; &amp; [.P35] &amp; &quot;)&#10;WHERE m.&quot; &amp; [.Q35] &amp; &quot; = n. &quot; &amp; [.S35] &amp; &quot; &#10;create (n)-[:&quot; &amp; [.T3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CALLOUT DROP CONSTRAINT IF EXISTS callout_fk_hadm_id;</text:p>
          </table:table-cell>
          <table:table-cell table:formula="of:=OR( [.B36]=&quot;&quot;; NOT(ISERROR(FIND(&quot;DROP CONSTRAINT&quot;;[.B36]))); NOT(ISERROR(FIND(&quot;--&quot;;[.B36]))))" office:value-type="float" office:value="1" calcext:value-type="float">
            <text:p>1</text:p>
          </table:table-cell>
          <table:table-cell table:formula="of:=IF(AND( NOT([.C36]); NOT(ISERROR(FIND(&quot;ALTER TABLE&quot;;[.B36]  ))));&quot;Y&quot;;&quot;&quot;)">
            <text:p/>
          </table:table-cell>
          <table:table-cell table:formula="of:=IF(AND( [.D36]=&quot;&quot;; NOT(ISERROR(FIND(&quot;ADD CONSTRAINT&quot;;[.B36]  ))));&quot;Y&quot;;&quot;&quot;)">
            <text:p/>
          </table:table-cell>
          <table:table-cell table:formula="of:=IF(AND( [.E36]=&quot;&quot;; NOT(ISERROR(FIND(&quot;FOREIGN KEY&quot;;[.B36]  ))));&quot;Y&quot;;&quot;&quot;)">
            <text:p/>
          </table:table-cell>
          <table:table-cell table:formula="of:=IF(AND( [.F36]=&quot;&quot;; NOT(ISERROR(FIND(&quot;REFERENCES&quot;;[.B36]  ))));&quot;Y&quot;;&quot;&quot;)">
            <text:p/>
          </table:table-cell>
          <table:table-cell table:formula="of:=IF([.D36]=&quot;Y&quot;; MID([.B36];FIND(&quot;ALTER TABLE&quot;;[.B36])+12;LEN([.B36]));&quot;&quot;)">
            <text:p/>
          </table:table-cell>
          <table:table-cell table:formula="of:=IF([.E36]=&quot;Y&quot;; MID([.B36];FIND(&quot;ADD CONSTRAINT&quot;;[.B36])+15;LEN([.B36]));&quot;&quot;)">
            <text:p/>
          </table:table-cell>
          <table:table-cell table:formula="of:=[.I36]">
            <text:p/>
          </table:table-cell>
          <table:table-cell table:formula="of:=IF([.F36]=&quot;Y&quot;; MID([.B36];FIND(&quot;FOREIGN KEY&quot;;[.B36])+13;LEN([.B36])-14);&quot;&quot;)">
            <text:p/>
          </table:table-cell>
          <table:table-cell table:formula="of:=IF([.G36]=&quot;Y&quot;; MID([.B36];FIND(&quot;REFERENCES&quot;;[.B36])+11;LEN([.B36]));&quot;&quot;)">
            <text:p/>
          </table:table-cell>
          <table:table-cell table:formula="of:=IF([.L36]&lt;&gt;&quot;&quot;;LEFT([.L36];FIND(&quot;(&quot;;[.L36])-1);&quot;&quot;)">
            <text:p/>
          </table:table-cell>
          <table:table-cell table:formula="of:=SUBSTITUTE( IF([.L36]&lt;&gt;&quot;&quot;;MID([.L36];FIND(&quot;(&quot;;[.L36])+1;LEN([.L36]));&quot;&quot;); &quot;);&quot;;&quot;&quot;)">
            <text:p/>
          </table:table-cell>
          <table:table-cell table:style-name="ce16" table:formula="of:=LOWER(IF([.H36]&lt;&gt;&quot;&quot;; &quot;MATCH (n:&quot; &amp; [.M39] &amp; &quot;), (m:&quot; &amp; [.H36] &amp; &quot;)&#10;WHERE m.&quot; &amp; [.K38] &amp; &quot; = n. &quot; &amp; [.N39] &amp; &quot; &#10;create (n)-[:&quot; &amp; [.J37] &amp; &quot; ]-&gt;(m)&#10;RETURN n,m&quot;;&quot;&quot;))">
            <text:p/>
          </table:table-cell>
          <table:table-cell table:formula="of:=LOWER(IF([.H36]&lt;&gt;&quot;&quot;;[.H36];&quot;&quot;))">
            <text:p/>
          </table:table-cell>
          <table:table-cell table:formula="of:=LOWER(IF([.H36]&lt;&gt;&quot;&quot;;[.K38];&quot;&quot;))">
            <text:p/>
          </table:table-cell>
          <table:table-cell table:formula="of:=LOWER(IF([.H36]&lt;&gt;&quot;&quot;;[.M39];&quot;&quot;))">
            <text:p/>
          </table:table-cell>
          <table:table-cell table:formula="of:=LOWER(IF([.H36]&lt;&gt;&quot;&quot;;[.N39];&quot;&quot;))">
            <text:p/>
          </table:table-cell>
          <table:table-cell table:formula="of:=LOWER(IF([.H36]&lt;&gt;&quot;&quot;;[.J37];&quot;&quot;))">
            <text:p/>
          </table:table-cell>
          <table:table-cell table:formula="of:=LOWER(IF([.H36]&lt;&gt;&quot;&quot;; &quot;MATCH (n:&quot; &amp; [.R36] &amp; &quot;), (m:&quot; &amp; [.P36] &amp; &quot;)&#10;WHERE m.&quot; &amp; [.Q36] &amp; &quot; = n. &quot; &amp; [.S36] &amp; &quot; &#10;create (n)-[:&quot; &amp; [.T36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CALLOUT</text:p>
          </table:table-cell>
          <table:table-cell table:formula="of:=OR( [.B37]=&quot;&quot;; NOT(ISERROR(FIND(&quot;DROP CONSTRAINT&quot;;[.B37]))); NOT(ISERROR(FIND(&quot;--&quot;;[.B37]))))" office:value-type="float" office:value="0" calcext:value-type="float">
            <text:p>0</text:p>
          </table:table-cell>
          <table:table-cell table:formula="of:=IF(AND( NOT([.C37]); NOT(ISERROR(FIND(&quot;ALTER TABLE&quot;;[.B37]  ))));&quot;Y&quot;;&quot;&quot;)" office:value-type="string" office:string-value="Y" calcext:value-type="string">
            <text:p>Y</text:p>
          </table:table-cell>
          <table:table-cell table:formula="of:=IF(AND( [.D37]=&quot;&quot;; NOT(ISERROR(FIND(&quot;ADD CONSTRAINT&quot;;[.B37]  ))));&quot;Y&quot;;&quot;&quot;)">
            <text:p/>
          </table:table-cell>
          <table:table-cell table:formula="of:=IF(AND( [.E37]=&quot;&quot;; NOT(ISERROR(FIND(&quot;FOREIGN KEY&quot;;[.B37]  ))));&quot;Y&quot;;&quot;&quot;)">
            <text:p/>
          </table:table-cell>
          <table:table-cell table:formula="of:=IF(AND( [.F37]=&quot;&quot;; NOT(ISERROR(FIND(&quot;REFERENCES&quot;;[.B37]  ))));&quot;Y&quot;;&quot;&quot;)">
            <text:p/>
          </table:table-cell>
          <table:table-cell table:formula="of:=IF([.D37]=&quot;Y&quot;; MID([.B37];FIND(&quot;ALTER TABLE&quot;;[.B37])+12;LEN([.B37]));&quot;&quot;)" office:value-type="string" office:string-value="CALLOUT" calcext:value-type="string">
            <text:p>CALLOUT</text:p>
          </table:table-cell>
          <table:table-cell table:formula="of:=IF([.E37]=&quot;Y&quot;; MID([.B37];FIND(&quot;ADD CONSTRAINT&quot;;[.B37])+15;LEN([.B37]));&quot;&quot;)">
            <text:p/>
          </table:table-cell>
          <table:table-cell table:formula="of:=[.I37]">
            <text:p/>
          </table:table-cell>
          <table:table-cell table:formula="of:=IF([.F37]=&quot;Y&quot;; MID([.B37];FIND(&quot;FOREIGN KEY&quot;;[.B37])+13;LEN([.B37])-14);&quot;&quot;)">
            <text:p/>
          </table:table-cell>
          <table:table-cell table:formula="of:=IF([.G37]=&quot;Y&quot;; MID([.B37];FIND(&quot;REFERENCES&quot;;[.B37])+11;LEN([.B37]));&quot;&quot;)">
            <text:p/>
          </table:table-cell>
          <table:table-cell table:formula="of:=IF([.L37]&lt;&gt;&quot;&quot;;LEFT([.L37];FIND(&quot;(&quot;;[.L37])-1);&quot;&quot;)">
            <text:p/>
          </table:table-cell>
          <table:table-cell table:formula="of:=SUBSTITUTE( IF([.L37]&lt;&gt;&quot;&quot;;MID([.L37];FIND(&quot;(&quot;;[.L37])+1;LEN([.L37]));&quot;&quot;); &quot;);&quot;;&quot;&quot;)">
            <text:p/>
          </table:table-cell>
          <table:table-cell table:style-name="ce16" table:formula="of:=LOWER(IF([.H37]&lt;&gt;&quot;&quot;; &quot;MATCH (n:&quot; &amp; [.M40] &amp; &quot;), (m:&quot; &amp; [.H37] &amp; &quot;)&#10;WHERE m.&quot; &amp; [.K39] &amp; &quot; = n. &quot; &amp; [.N40] &amp; &quot; &#10;create (n)-[:&quot; &amp; [.J38] &amp; &quot; ]-&gt;(m)&#10;RETURN n,m&quot;;&quot;&quot;))" office:value-type="string" office:string-value="match (n:admissions), (m:callout)&#10;where m.hadm_id = n. hadm_id &#10;create (n)-[:callout_fk_hadm_id ]-&gt;(m)&#10;return n,m" calcext:value-type="string">
            <text:p>match (n:admissions), (m:callout)</text:p>
            <text:p>where m.hadm_id = n. hadm_id </text:p>
            <text:p>create (n)-[:callout_fk_hadm_id ]-&gt;(m)</text:p>
            <text:p>return n,m</text:p>
          </table:table-cell>
          <table:table-cell table:formula="of:=LOWER(IF([.H37]&lt;&gt;&quot;&quot;;[.H37];&quot;&quot;))" office:value-type="string" office:string-value="callout" calcext:value-type="string">
            <text:p>callout</text:p>
          </table:table-cell>
          <table:table-cell table:formula="of:=LOWER(IF([.H37]&lt;&gt;&quot;&quot;;[.K39];&quot;&quot;))" office:value-type="string" office:string-value="hadm_id" calcext:value-type="string">
            <text:p>hadm_id</text:p>
          </table:table-cell>
          <table:table-cell table:formula="of:=LOWER(IF([.H37]&lt;&gt;&quot;&quot;;[.M40];&quot;&quot;))" office:value-type="string" office:string-value="admissions" calcext:value-type="string">
            <text:p>admissions</text:p>
          </table:table-cell>
          <table:table-cell table:formula="of:=LOWER(IF([.H37]&lt;&gt;&quot;&quot;;[.N40];&quot;&quot;))" office:value-type="string" office:string-value="hadm_id" calcext:value-type="string">
            <text:p>hadm_id</text:p>
          </table:table-cell>
          <table:table-cell table:formula="of:=LOWER(IF([.H37]&lt;&gt;&quot;&quot;;[.J38];&quot;&quot;))" office:value-type="string" office:string-value="callout_fk_hadm_id" calcext:value-type="string">
            <text:p>callout_fk_hadm_id</text:p>
          </table:table-cell>
          <table:table-cell table:formula="of:=LOWER(IF([.H37]&lt;&gt;&quot;&quot;; &quot;MATCH (n:&quot; &amp; [.R37] &amp; &quot;), (m:&quot; &amp; [.P37] &amp; &quot;)&#10;WHERE m.&quot; &amp; [.Q37] &amp; &quot; = n. &quot; &amp; [.S37] &amp; &quot; &#10;create (n)-[:&quot; &amp; [.T37] &amp; &quot; ]-&gt;(m)&#10;RETURN n,m&quot;;&quot;&quot;))" office:value-type="string" office:string-value="match (n:admissions), (m:callout)&#10;where m.hadm_id = n. hadm_id &#10;create (n)-[:callout_fk_hadm_id ]-&gt;(m)&#10;return n,m" calcext:value-type="string">
            <text:p>match (n:admissions), (m:callout)</text:p>
            <text:p>where m.hadm_id = n. hadm_id </text:p>
            <text:p>create (n)-[:callout_fk_hadm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callout_fk_hadm_id</text:p>
          </table:table-cell>
          <table:table-cell table:formula="of:=OR( [.B38]=&quot;&quot;; NOT(ISERROR(FIND(&quot;DROP CONSTRAINT&quot;;[.B38]))); NOT(ISERROR(FIND(&quot;--&quot;;[.B38]))))" office:value-type="float" office:value="0" calcext:value-type="float">
            <text:p>0</text:p>
          </table:table-cell>
          <table:table-cell table:formula="of:=IF(AND( NOT([.C38]); NOT(ISERROR(FIND(&quot;ALTER TABLE&quot;;[.B38]  ))));&quot;Y&quot;;&quot;&quot;)">
            <text:p/>
          </table:table-cell>
          <table:table-cell table:formula="of:=IF(AND( [.D38]=&quot;&quot;; NOT(ISERROR(FIND(&quot;ADD CONSTRAINT&quot;;[.B38]  ))));&quot;Y&quot;;&quot;&quot;)" office:value-type="string" office:string-value="Y" calcext:value-type="string">
            <text:p>Y</text:p>
          </table:table-cell>
          <table:table-cell table:formula="of:=IF(AND( [.E38]=&quot;&quot;; NOT(ISERROR(FIND(&quot;FOREIGN KEY&quot;;[.B38]  ))));&quot;Y&quot;;&quot;&quot;)">
            <text:p/>
          </table:table-cell>
          <table:table-cell table:formula="of:=IF(AND( [.F38]=&quot;&quot;; NOT(ISERROR(FIND(&quot;REFERENCES&quot;;[.B38]  ))));&quot;Y&quot;;&quot;&quot;)">
            <text:p/>
          </table:table-cell>
          <table:table-cell table:formula="of:=IF([.D38]=&quot;Y&quot;; MID([.B38];FIND(&quot;ALTER TABLE&quot;;[.B38])+12;LEN([.B38]));&quot;&quot;)">
            <text:p/>
          </table:table-cell>
          <table:table-cell table:formula="of:=IF([.E38]=&quot;Y&quot;; MID([.B38];FIND(&quot;ADD CONSTRAINT&quot;;[.B38])+15;LEN([.B38]));&quot;&quot;)" office:value-type="string" office:string-value="callout_fk_hadm_id" calcext:value-type="string">
            <text:p>callout_fk_hadm_id</text:p>
          </table:table-cell>
          <table:table-cell table:formula="of:=[.I38]" office:value-type="string" office:string-value="callout_fk_hadm_id" calcext:value-type="string">
            <text:p>callout_fk_hadm_id</text:p>
          </table:table-cell>
          <table:table-cell table:formula="of:=IF([.F38]=&quot;Y&quot;; MID([.B38];FIND(&quot;FOREIGN KEY&quot;;[.B38])+13;LEN([.B38])-14);&quot;&quot;)">
            <text:p/>
          </table:table-cell>
          <table:table-cell table:formula="of:=IF([.G38]=&quot;Y&quot;; MID([.B38];FIND(&quot;REFERENCES&quot;;[.B38])+11;LEN([.B38]));&quot;&quot;)">
            <text:p/>
          </table:table-cell>
          <table:table-cell table:formula="of:=IF([.L38]&lt;&gt;&quot;&quot;;LEFT([.L38];FIND(&quot;(&quot;;[.L38])-1);&quot;&quot;)">
            <text:p/>
          </table:table-cell>
          <table:table-cell table:formula="of:=SUBSTITUTE( IF([.L38]&lt;&gt;&quot;&quot;;MID([.L38];FIND(&quot;(&quot;;[.L38])+1;LEN([.L38]));&quot;&quot;); &quot;);&quot;;&quot;&quot;)">
            <text:p/>
          </table:table-cell>
          <table:table-cell table:style-name="ce16" table:formula="of:=LOWER(IF([.H38]&lt;&gt;&quot;&quot;; &quot;MATCH (n:&quot; &amp; [.M41] &amp; &quot;), (m:&quot; &amp; [.H38] &amp; &quot;)&#10;WHERE m.&quot; &amp; [.K40] &amp; &quot; = n. &quot; &amp; [.N41] &amp; &quot; &#10;create (n)-[:&quot; &amp; [.J39] &amp; &quot; ]-&gt;(m)&#10;RETURN n,m&quot;;&quot;&quot;))">
            <text:p/>
          </table:table-cell>
          <table:table-cell table:formula="of:=LOWER(IF([.H38]&lt;&gt;&quot;&quot;;[.H38];&quot;&quot;))">
            <text:p/>
          </table:table-cell>
          <table:table-cell table:formula="of:=LOWER(IF([.H38]&lt;&gt;&quot;&quot;;[.K40];&quot;&quot;))">
            <text:p/>
          </table:table-cell>
          <table:table-cell table:formula="of:=LOWER(IF([.H38]&lt;&gt;&quot;&quot;;[.M41];&quot;&quot;))">
            <text:p/>
          </table:table-cell>
          <table:table-cell table:formula="of:=LOWER(IF([.H38]&lt;&gt;&quot;&quot;;[.N41];&quot;&quot;))">
            <text:p/>
          </table:table-cell>
          <table:table-cell table:formula="of:=LOWER(IF([.H38]&lt;&gt;&quot;&quot;;[.J39];&quot;&quot;))">
            <text:p/>
          </table:table-cell>
          <table:table-cell table:formula="of:=LOWER(IF([.H38]&lt;&gt;&quot;&quot;; &quot;MATCH (n:&quot; &amp; [.R38] &amp; &quot;), (m:&quot; &amp; [.P38] &amp; &quot;)&#10;WHERE m.&quot; &amp; [.Q38] &amp; &quot; = n. &quot; &amp; [.S38] &amp; &quot; &#10;create (n)-[:&quot; &amp; [.T3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HADM_ID)</text:p>
          </table:table-cell>
          <table:table-cell table:formula="of:=OR( [.B39]=&quot;&quot;; NOT(ISERROR(FIND(&quot;DROP CONSTRAINT&quot;;[.B39]))); NOT(ISERROR(FIND(&quot;--&quot;;[.B39]))))" office:value-type="float" office:value="0" calcext:value-type="float">
            <text:p>0</text:p>
          </table:table-cell>
          <table:table-cell table:formula="of:=IF(AND( NOT([.C39]); NOT(ISERROR(FIND(&quot;ALTER TABLE&quot;;[.B39]  ))));&quot;Y&quot;;&quot;&quot;)">
            <text:p/>
          </table:table-cell>
          <table:table-cell table:formula="of:=IF(AND( [.D39]=&quot;&quot;; NOT(ISERROR(FIND(&quot;ADD CONSTRAINT&quot;;[.B39]  ))));&quot;Y&quot;;&quot;&quot;)">
            <text:p/>
          </table:table-cell>
          <table:table-cell table:formula="of:=IF(AND( [.E39]=&quot;&quot;; NOT(ISERROR(FIND(&quot;FOREIGN KEY&quot;;[.B39]  ))));&quot;Y&quot;;&quot;&quot;)" office:value-type="string" office:string-value="Y" calcext:value-type="string">
            <text:p>Y</text:p>
          </table:table-cell>
          <table:table-cell table:formula="of:=IF(AND( [.F39]=&quot;&quot;; NOT(ISERROR(FIND(&quot;REFERENCES&quot;;[.B39]  ))));&quot;Y&quot;;&quot;&quot;)">
            <text:p/>
          </table:table-cell>
          <table:table-cell table:formula="of:=IF([.D39]=&quot;Y&quot;; MID([.B39];FIND(&quot;ALTER TABLE&quot;;[.B39])+12;LEN([.B39]));&quot;&quot;)">
            <text:p/>
          </table:table-cell>
          <table:table-cell table:formula="of:=IF([.E39]=&quot;Y&quot;; MID([.B39];FIND(&quot;ADD CONSTRAINT&quot;;[.B39])+15;LEN([.B39]));&quot;&quot;)">
            <text:p/>
          </table:table-cell>
          <table:table-cell table:formula="of:=[.I39]">
            <text:p/>
          </table:table-cell>
          <table:table-cell table:formula="of:=IF([.F39]=&quot;Y&quot;; MID([.B39];FIND(&quot;FOREIGN KEY&quot;;[.B39])+13;LEN([.B39])-14);&quot;&quot;)" office:value-type="string" office:string-value="HADM_ID" calcext:value-type="string">
            <text:p>HADM_ID</text:p>
          </table:table-cell>
          <table:table-cell table:formula="of:=IF([.G39]=&quot;Y&quot;; MID([.B39];FIND(&quot;REFERENCES&quot;;[.B39])+11;LEN([.B39]));&quot;&quot;)">
            <text:p/>
          </table:table-cell>
          <table:table-cell table:formula="of:=IF([.L39]&lt;&gt;&quot;&quot;;LEFT([.L39];FIND(&quot;(&quot;;[.L39])-1);&quot;&quot;)">
            <text:p/>
          </table:table-cell>
          <table:table-cell table:formula="of:=SUBSTITUTE( IF([.L39]&lt;&gt;&quot;&quot;;MID([.L39];FIND(&quot;(&quot;;[.L39])+1;LEN([.L39]));&quot;&quot;); &quot;);&quot;;&quot;&quot;)">
            <text:p/>
          </table:table-cell>
          <table:table-cell table:style-name="ce16" table:formula="of:=LOWER(IF([.H39]&lt;&gt;&quot;&quot;; &quot;MATCH (n:&quot; &amp; [.M42] &amp; &quot;), (m:&quot; &amp; [.H39] &amp; &quot;)&#10;WHERE m.&quot; &amp; [.K41] &amp; &quot; = n. &quot; &amp; [.N42] &amp; &quot; &#10;create (n)-[:&quot; &amp; [.J40] &amp; &quot; ]-&gt;(m)&#10;RETURN n,m&quot;;&quot;&quot;))">
            <text:p/>
          </table:table-cell>
          <table:table-cell table:formula="of:=LOWER(IF([.H39]&lt;&gt;&quot;&quot;;[.H39];&quot;&quot;))">
            <text:p/>
          </table:table-cell>
          <table:table-cell table:formula="of:=LOWER(IF([.H39]&lt;&gt;&quot;&quot;;[.K41];&quot;&quot;))">
            <text:p/>
          </table:table-cell>
          <table:table-cell table:formula="of:=LOWER(IF([.H39]&lt;&gt;&quot;&quot;;[.M42];&quot;&quot;))">
            <text:p/>
          </table:table-cell>
          <table:table-cell table:formula="of:=LOWER(IF([.H39]&lt;&gt;&quot;&quot;;[.N42];&quot;&quot;))">
            <text:p/>
          </table:table-cell>
          <table:table-cell table:formula="of:=LOWER(IF([.H39]&lt;&gt;&quot;&quot;;[.J40];&quot;&quot;))">
            <text:p/>
          </table:table-cell>
          <table:table-cell table:formula="of:=LOWER(IF([.H39]&lt;&gt;&quot;&quot;; &quot;MATCH (n:&quot; &amp; [.R39] &amp; &quot;), (m:&quot; &amp; [.P39] &amp; &quot;)&#10;WHERE m.&quot; &amp; [.Q39] &amp; &quot; = n. &quot; &amp; [.S39] &amp; &quot; &#10;create (n)-[:&quot; &amp; [.T3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ADMISSIONS(HADM_ID);</text:p>
          </table:table-cell>
          <table:table-cell table:formula="of:=OR( [.B40]=&quot;&quot;; NOT(ISERROR(FIND(&quot;DROP CONSTRAINT&quot;;[.B40]))); NOT(ISERROR(FIND(&quot;--&quot;;[.B40]))))" office:value-type="float" office:value="0" calcext:value-type="float">
            <text:p>0</text:p>
          </table:table-cell>
          <table:table-cell table:formula="of:=IF(AND( NOT([.C40]); NOT(ISERROR(FIND(&quot;ALTER TABLE&quot;;[.B40]  ))));&quot;Y&quot;;&quot;&quot;)">
            <text:p/>
          </table:table-cell>
          <table:table-cell table:formula="of:=IF(AND( [.D40]=&quot;&quot;; NOT(ISERROR(FIND(&quot;ADD CONSTRAINT&quot;;[.B40]  ))));&quot;Y&quot;;&quot;&quot;)">
            <text:p/>
          </table:table-cell>
          <table:table-cell table:formula="of:=IF(AND( [.E40]=&quot;&quot;; NOT(ISERROR(FIND(&quot;FOREIGN KEY&quot;;[.B40]  ))));&quot;Y&quot;;&quot;&quot;)">
            <text:p/>
          </table:table-cell>
          <table:table-cell table:formula="of:=IF(AND( [.F40]=&quot;&quot;; NOT(ISERROR(FIND(&quot;REFERENCES&quot;;[.B40]  ))));&quot;Y&quot;;&quot;&quot;)" office:value-type="string" office:string-value="Y" calcext:value-type="string">
            <text:p>Y</text:p>
          </table:table-cell>
          <table:table-cell table:formula="of:=IF([.D40]=&quot;Y&quot;; MID([.B40];FIND(&quot;ALTER TABLE&quot;;[.B40])+12;LEN([.B40]));&quot;&quot;)">
            <text:p/>
          </table:table-cell>
          <table:table-cell table:formula="of:=IF([.E40]=&quot;Y&quot;; MID([.B40];FIND(&quot;ADD CONSTRAINT&quot;;[.B40])+15;LEN([.B40]));&quot;&quot;)">
            <text:p/>
          </table:table-cell>
          <table:table-cell table:formula="of:=[.I40]">
            <text:p/>
          </table:table-cell>
          <table:table-cell table:formula="of:=IF([.F40]=&quot;Y&quot;; MID([.B40];FIND(&quot;FOREIGN KEY&quot;;[.B40])+13;LEN([.B40])-14);&quot;&quot;)">
            <text:p/>
          </table:table-cell>
          <table:table-cell table:formula="of:=IF([.G40]=&quot;Y&quot;; MID([.B40];FIND(&quot;REFERENCES&quot;;[.B40])+11;LEN([.B40]));&quot;&quot;)" office:value-type="string" office:string-value="ADMISSIONS(HADM_ID);" calcext:value-type="string">
            <text:p>ADMISSIONS(HADM_ID);</text:p>
          </table:table-cell>
          <table:table-cell table:formula="of:=IF([.L40]&lt;&gt;&quot;&quot;;LEFT([.L40];FIND(&quot;(&quot;;[.L40])-1);&quot;&quot;)" office:value-type="string" office:string-value="ADMISSIONS" calcext:value-type="string">
            <text:p>ADMISSIONS</text:p>
          </table:table-cell>
          <table:table-cell table:formula="of:=SUBSTITUTE( IF([.L40]&lt;&gt;&quot;&quot;;MID([.L40];FIND(&quot;(&quot;;[.L40])+1;LEN([.L40]));&quot;&quot;); &quot;);&quot;;&quot;&quot;)" office:value-type="string" office:string-value="HADM_ID" calcext:value-type="string">
            <text:p>HADM_ID</text:p>
          </table:table-cell>
          <table:table-cell table:style-name="ce16" table:formula="of:=LOWER(IF([.H40]&lt;&gt;&quot;&quot;; &quot;MATCH (n:&quot; &amp; [.M43] &amp; &quot;), (m:&quot; &amp; [.H40] &amp; &quot;)&#10;WHERE m.&quot; &amp; [.K42] &amp; &quot; = n. &quot; &amp; [.N43] &amp; &quot; &#10;create (n)-[:&quot; &amp; [.J41] &amp; &quot; ]-&gt;(m)&#10;RETURN n,m&quot;;&quot;&quot;))">
            <text:p/>
          </table:table-cell>
          <table:table-cell table:formula="of:=LOWER(IF([.H40]&lt;&gt;&quot;&quot;;[.H40];&quot;&quot;))">
            <text:p/>
          </table:table-cell>
          <table:table-cell table:formula="of:=LOWER(IF([.H40]&lt;&gt;&quot;&quot;;[.K42];&quot;&quot;))">
            <text:p/>
          </table:table-cell>
          <table:table-cell table:formula="of:=LOWER(IF([.H40]&lt;&gt;&quot;&quot;;[.M43];&quot;&quot;))">
            <text:p/>
          </table:table-cell>
          <table:table-cell table:formula="of:=LOWER(IF([.H40]&lt;&gt;&quot;&quot;;[.N43];&quot;&quot;))">
            <text:p/>
          </table:table-cell>
          <table:table-cell table:formula="of:=LOWER(IF([.H40]&lt;&gt;&quot;&quot;;[.J41];&quot;&quot;))">
            <text:p/>
          </table:table-cell>
          <table:table-cell table:formula="of:=LOWER(IF([.H40]&lt;&gt;&quot;&quot;; &quot;MATCH (n:&quot; &amp; [.R40] &amp; &quot;), (m:&quot; &amp; [.P40] &amp; &quot;)&#10;WHERE m.&quot; &amp; [.Q40] &amp; &quot; = n. &quot; &amp; [.S40] &amp; &quot; &#10;create (n)-[:&quot; &amp; [.T4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1]=&quot;&quot;; NOT(ISERROR(FIND(&quot;DROP CONSTRAINT&quot;;[.B41]))); NOT(ISERROR(FIND(&quot;--&quot;;[.B41]))))" office:value-type="float" office:value="1" calcext:value-type="float">
            <text:p>1</text:p>
          </table:table-cell>
          <table:table-cell table:formula="of:=IF(AND( NOT([.C41]); NOT(ISERROR(FIND(&quot;ALTER TABLE&quot;;[.B41]  ))));&quot;Y&quot;;&quot;&quot;)">
            <text:p/>
          </table:table-cell>
          <table:table-cell table:formula="of:=IF(AND( [.D41]=&quot;&quot;; NOT(ISERROR(FIND(&quot;ADD CONSTRAINT&quot;;[.B41]  ))));&quot;Y&quot;;&quot;&quot;)">
            <text:p/>
          </table:table-cell>
          <table:table-cell table:formula="of:=IF(AND( [.E41]=&quot;&quot;; NOT(ISERROR(FIND(&quot;FOREIGN KEY&quot;;[.B41]  ))));&quot;Y&quot;;&quot;&quot;)">
            <text:p/>
          </table:table-cell>
          <table:table-cell table:formula="of:=IF(AND( [.F41]=&quot;&quot;; NOT(ISERROR(FIND(&quot;REFERENCES&quot;;[.B41]  ))));&quot;Y&quot;;&quot;&quot;)">
            <text:p/>
          </table:table-cell>
          <table:table-cell table:formula="of:=IF([.D41]=&quot;Y&quot;; MID([.B41];FIND(&quot;ALTER TABLE&quot;;[.B41])+12;LEN([.B41]));&quot;&quot;)">
            <text:p/>
          </table:table-cell>
          <table:table-cell table:formula="of:=IF([.E41]=&quot;Y&quot;; MID([.B41];FIND(&quot;ADD CONSTRAINT&quot;;[.B41])+15;LEN([.B41]));&quot;&quot;)">
            <text:p/>
          </table:table-cell>
          <table:table-cell table:formula="of:=[.I41]">
            <text:p/>
          </table:table-cell>
          <table:table-cell table:formula="of:=IF([.F41]=&quot;Y&quot;; MID([.B41];FIND(&quot;FOREIGN KEY&quot;;[.B41])+13;LEN([.B41])-14);&quot;&quot;)">
            <text:p/>
          </table:table-cell>
          <table:table-cell table:formula="of:=IF([.G41]=&quot;Y&quot;; MID([.B41];FIND(&quot;REFERENCES&quot;;[.B41])+11;LEN([.B41]));&quot;&quot;)">
            <text:p/>
          </table:table-cell>
          <table:table-cell table:formula="of:=IF([.L41]&lt;&gt;&quot;&quot;;LEFT([.L41];FIND(&quot;(&quot;;[.L41])-1);&quot;&quot;)">
            <text:p/>
          </table:table-cell>
          <table:table-cell table:formula="of:=SUBSTITUTE( IF([.L41]&lt;&gt;&quot;&quot;;MID([.L41];FIND(&quot;(&quot;;[.L41])+1;LEN([.L41]));&quot;&quot;); &quot;);&quot;;&quot;&quot;)">
            <text:p/>
          </table:table-cell>
          <table:table-cell table:style-name="ce16" table:formula="of:=LOWER(IF([.H41]&lt;&gt;&quot;&quot;; &quot;MATCH (n:&quot; &amp; [.M44] &amp; &quot;), (m:&quot; &amp; [.H41] &amp; &quot;)&#10;WHERE m.&quot; &amp; [.K43] &amp; &quot; = n. &quot; &amp; [.N44] &amp; &quot; &#10;create (n)-[:&quot; &amp; [.J42] &amp; &quot; ]-&gt;(m)&#10;RETURN n,m&quot;;&quot;&quot;))">
            <text:p/>
          </table:table-cell>
          <table:table-cell table:formula="of:=LOWER(IF([.H41]&lt;&gt;&quot;&quot;;[.H41];&quot;&quot;))">
            <text:p/>
          </table:table-cell>
          <table:table-cell table:formula="of:=LOWER(IF([.H41]&lt;&gt;&quot;&quot;;[.K43];&quot;&quot;))">
            <text:p/>
          </table:table-cell>
          <table:table-cell table:formula="of:=LOWER(IF([.H41]&lt;&gt;&quot;&quot;;[.M44];&quot;&quot;))">
            <text:p/>
          </table:table-cell>
          <table:table-cell table:formula="of:=LOWER(IF([.H41]&lt;&gt;&quot;&quot;;[.N44];&quot;&quot;))">
            <text:p/>
          </table:table-cell>
          <table:table-cell table:formula="of:=LOWER(IF([.H41]&lt;&gt;&quot;&quot;;[.J42];&quot;&quot;))">
            <text:p/>
          </table:table-cell>
          <table:table-cell table:formula="of:=LOWER(IF([.H41]&lt;&gt;&quot;&quot;; &quot;MATCH (n:&quot; &amp; [.R41] &amp; &quot;), (m:&quot; &amp; [.P41] &amp; &quot;)&#10;WHERE m.&quot; &amp; [.Q41] &amp; &quot; = n. &quot; &amp; [.S41] &amp; &quot; &#10;create (n)-[:&quot; &amp; [.T4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</text:p>
          </table:table-cell>
          <table:table-cell table:formula="of:=OR( [.B42]=&quot;&quot;; NOT(ISERROR(FIND(&quot;DROP CONSTRAINT&quot;;[.B42]))); NOT(ISERROR(FIND(&quot;--&quot;;[.B42]))))" office:value-type="float" office:value="1" calcext:value-type="float">
            <text:p>1</text:p>
          </table:table-cell>
          <table:table-cell table:formula="of:=IF(AND( NOT([.C42]); NOT(ISERROR(FIND(&quot;ALTER TABLE&quot;;[.B42]  ))));&quot;Y&quot;;&quot;&quot;)">
            <text:p/>
          </table:table-cell>
          <table:table-cell table:formula="of:=IF(AND( [.D42]=&quot;&quot;; NOT(ISERROR(FIND(&quot;ADD CONSTRAINT&quot;;[.B42]  ))));&quot;Y&quot;;&quot;&quot;)">
            <text:p/>
          </table:table-cell>
          <table:table-cell table:formula="of:=IF(AND( [.E42]=&quot;&quot;; NOT(ISERROR(FIND(&quot;FOREIGN KEY&quot;;[.B42]  ))));&quot;Y&quot;;&quot;&quot;)">
            <text:p/>
          </table:table-cell>
          <table:table-cell table:formula="of:=IF(AND( [.F42]=&quot;&quot;; NOT(ISERROR(FIND(&quot;REFERENCES&quot;;[.B42]  ))));&quot;Y&quot;;&quot;&quot;)">
            <text:p/>
          </table:table-cell>
          <table:table-cell table:formula="of:=IF([.D42]=&quot;Y&quot;; MID([.B42];FIND(&quot;ALTER TABLE&quot;;[.B42])+12;LEN([.B42]));&quot;&quot;)">
            <text:p/>
          </table:table-cell>
          <table:table-cell table:formula="of:=IF([.E42]=&quot;Y&quot;; MID([.B42];FIND(&quot;ADD CONSTRAINT&quot;;[.B42])+15;LEN([.B42]));&quot;&quot;)">
            <text:p/>
          </table:table-cell>
          <table:table-cell table:formula="of:=[.I42]">
            <text:p/>
          </table:table-cell>
          <table:table-cell table:formula="of:=IF([.F42]=&quot;Y&quot;; MID([.B42];FIND(&quot;FOREIGN KEY&quot;;[.B42])+13;LEN([.B42])-14);&quot;&quot;)">
            <text:p/>
          </table:table-cell>
          <table:table-cell table:formula="of:=IF([.G42]=&quot;Y&quot;; MID([.B42];FIND(&quot;REFERENCES&quot;;[.B42])+11;LEN([.B42]));&quot;&quot;)">
            <text:p/>
          </table:table-cell>
          <table:table-cell table:formula="of:=IF([.L42]&lt;&gt;&quot;&quot;;LEFT([.L42];FIND(&quot;(&quot;;[.L42])-1);&quot;&quot;)">
            <text:p/>
          </table:table-cell>
          <table:table-cell table:formula="of:=SUBSTITUTE( IF([.L42]&lt;&gt;&quot;&quot;;MID([.L42];FIND(&quot;(&quot;;[.L42])+1;LEN([.L42]));&quot;&quot;); &quot;);&quot;;&quot;&quot;)">
            <text:p/>
          </table:table-cell>
          <table:table-cell table:style-name="ce16" table:formula="of:=LOWER(IF([.H42]&lt;&gt;&quot;&quot;; &quot;MATCH (n:&quot; &amp; [.M45] &amp; &quot;), (m:&quot; &amp; [.H42] &amp; &quot;)&#10;WHERE m.&quot; &amp; [.K44] &amp; &quot; = n. &quot; &amp; [.N45] &amp; &quot; &#10;create (n)-[:&quot; &amp; [.J43] &amp; &quot; ]-&gt;(m)&#10;RETURN n,m&quot;;&quot;&quot;))">
            <text:p/>
          </table:table-cell>
          <table:table-cell table:formula="of:=LOWER(IF([.H42]&lt;&gt;&quot;&quot;;[.H42];&quot;&quot;))">
            <text:p/>
          </table:table-cell>
          <table:table-cell table:formula="of:=LOWER(IF([.H42]&lt;&gt;&quot;&quot;;[.K44];&quot;&quot;))">
            <text:p/>
          </table:table-cell>
          <table:table-cell table:formula="of:=LOWER(IF([.H42]&lt;&gt;&quot;&quot;;[.M45];&quot;&quot;))">
            <text:p/>
          </table:table-cell>
          <table:table-cell table:formula="of:=LOWER(IF([.H42]&lt;&gt;&quot;&quot;;[.N45];&quot;&quot;))">
            <text:p/>
          </table:table-cell>
          <table:table-cell table:formula="of:=LOWER(IF([.H42]&lt;&gt;&quot;&quot;;[.J43];&quot;&quot;))">
            <text:p/>
          </table:table-cell>
          <table:table-cell table:formula="of:=LOWER(IF([.H42]&lt;&gt;&quot;&quot;; &quot;MATCH (n:&quot; &amp; [.R42] &amp; &quot;), (m:&quot; &amp; [.P42] &amp; &quot;)&#10;WHERE m.&quot; &amp; [.Q42] &amp; &quot; = n. &quot; &amp; [.S42] &amp; &quot; &#10;create (n)-[:&quot; &amp; [.T4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CHARTEVENTS--</text:p>
          </table:table-cell>
          <table:table-cell table:formula="of:=OR( [.B43]=&quot;&quot;; NOT(ISERROR(FIND(&quot;DROP CONSTRAINT&quot;;[.B43]))); NOT(ISERROR(FIND(&quot;--&quot;;[.B43]))))" office:value-type="float" office:value="1" calcext:value-type="float">
            <text:p>1</text:p>
          </table:table-cell>
          <table:table-cell table:formula="of:=IF(AND( NOT([.C43]); NOT(ISERROR(FIND(&quot;ALTER TABLE&quot;;[.B43]  ))));&quot;Y&quot;;&quot;&quot;)">
            <text:p/>
          </table:table-cell>
          <table:table-cell table:formula="of:=IF(AND( [.D43]=&quot;&quot;; NOT(ISERROR(FIND(&quot;ADD CONSTRAINT&quot;;[.B43]  ))));&quot;Y&quot;;&quot;&quot;)">
            <text:p/>
          </table:table-cell>
          <table:table-cell table:formula="of:=IF(AND( [.E43]=&quot;&quot;; NOT(ISERROR(FIND(&quot;FOREIGN KEY&quot;;[.B43]  ))));&quot;Y&quot;;&quot;&quot;)">
            <text:p/>
          </table:table-cell>
          <table:table-cell table:formula="of:=IF(AND( [.F43]=&quot;&quot;; NOT(ISERROR(FIND(&quot;REFERENCES&quot;;[.B43]  ))));&quot;Y&quot;;&quot;&quot;)">
            <text:p/>
          </table:table-cell>
          <table:table-cell table:formula="of:=IF([.D43]=&quot;Y&quot;; MID([.B43];FIND(&quot;ALTER TABLE&quot;;[.B43])+12;LEN([.B43]));&quot;&quot;)">
            <text:p/>
          </table:table-cell>
          <table:table-cell table:formula="of:=IF([.E43]=&quot;Y&quot;; MID([.B43];FIND(&quot;ADD CONSTRAINT&quot;;[.B43])+15;LEN([.B43]));&quot;&quot;)">
            <text:p/>
          </table:table-cell>
          <table:table-cell table:formula="of:=[.I43]">
            <text:p/>
          </table:table-cell>
          <table:table-cell table:formula="of:=IF([.F43]=&quot;Y&quot;; MID([.B43];FIND(&quot;FOREIGN KEY&quot;;[.B43])+13;LEN([.B43])-14);&quot;&quot;)">
            <text:p/>
          </table:table-cell>
          <table:table-cell table:formula="of:=IF([.G43]=&quot;Y&quot;; MID([.B43];FIND(&quot;REFERENCES&quot;;[.B43])+11;LEN([.B43]));&quot;&quot;)">
            <text:p/>
          </table:table-cell>
          <table:table-cell table:formula="of:=IF([.L43]&lt;&gt;&quot;&quot;;LEFT([.L43];FIND(&quot;(&quot;;[.L43])-1);&quot;&quot;)">
            <text:p/>
          </table:table-cell>
          <table:table-cell table:formula="of:=SUBSTITUTE( IF([.L43]&lt;&gt;&quot;&quot;;MID([.L43];FIND(&quot;(&quot;;[.L43])+1;LEN([.L43]));&quot;&quot;); &quot;);&quot;;&quot;&quot;)">
            <text:p/>
          </table:table-cell>
          <table:table-cell table:style-name="ce16" table:formula="of:=LOWER(IF([.H43]&lt;&gt;&quot;&quot;; &quot;MATCH (n:&quot; &amp; [.M46] &amp; &quot;), (m:&quot; &amp; [.H43] &amp; &quot;)&#10;WHERE m.&quot; &amp; [.K45] &amp; &quot; = n. &quot; &amp; [.N46] &amp; &quot; &#10;create (n)-[:&quot; &amp; [.J44] &amp; &quot; ]-&gt;(m)&#10;RETURN n,m&quot;;&quot;&quot;))">
            <text:p/>
          </table:table-cell>
          <table:table-cell table:formula="of:=LOWER(IF([.H43]&lt;&gt;&quot;&quot;;[.H43];&quot;&quot;))">
            <text:p/>
          </table:table-cell>
          <table:table-cell table:formula="of:=LOWER(IF([.H43]&lt;&gt;&quot;&quot;;[.K45];&quot;&quot;))">
            <text:p/>
          </table:table-cell>
          <table:table-cell table:formula="of:=LOWER(IF([.H43]&lt;&gt;&quot;&quot;;[.M46];&quot;&quot;))">
            <text:p/>
          </table:table-cell>
          <table:table-cell table:formula="of:=LOWER(IF([.H43]&lt;&gt;&quot;&quot;;[.N46];&quot;&quot;))">
            <text:p/>
          </table:table-cell>
          <table:table-cell table:formula="of:=LOWER(IF([.H43]&lt;&gt;&quot;&quot;;[.J44];&quot;&quot;))">
            <text:p/>
          </table:table-cell>
          <table:table-cell table:formula="of:=LOWER(IF([.H43]&lt;&gt;&quot;&quot;; &quot;MATCH (n:&quot; &amp; [.R43] &amp; &quot;), (m:&quot; &amp; [.P43] &amp; &quot;)&#10;WHERE m.&quot; &amp; [.Q43] &amp; &quot; = n. &quot; &amp; [.S43] &amp; &quot; &#10;create (n)-[:&quot; &amp; [.T4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</text:p>
          </table:table-cell>
          <table:table-cell table:formula="of:=OR( [.B44]=&quot;&quot;; NOT(ISERROR(FIND(&quot;DROP CONSTRAINT&quot;;[.B44]))); NOT(ISERROR(FIND(&quot;--&quot;;[.B44]))))" office:value-type="float" office:value="1" calcext:value-type="float">
            <text:p>1</text:p>
          </table:table-cell>
          <table:table-cell table:formula="of:=IF(AND( NOT([.C44]); NOT(ISERROR(FIND(&quot;ALTER TABLE&quot;;[.B44]  ))));&quot;Y&quot;;&quot;&quot;)">
            <text:p/>
          </table:table-cell>
          <table:table-cell table:formula="of:=IF(AND( [.D44]=&quot;&quot;; NOT(ISERROR(FIND(&quot;ADD CONSTRAINT&quot;;[.B44]  ))));&quot;Y&quot;;&quot;&quot;)">
            <text:p/>
          </table:table-cell>
          <table:table-cell table:formula="of:=IF(AND( [.E44]=&quot;&quot;; NOT(ISERROR(FIND(&quot;FOREIGN KEY&quot;;[.B44]  ))));&quot;Y&quot;;&quot;&quot;)">
            <text:p/>
          </table:table-cell>
          <table:table-cell table:formula="of:=IF(AND( [.F44]=&quot;&quot;; NOT(ISERROR(FIND(&quot;REFERENCES&quot;;[.B44]  ))));&quot;Y&quot;;&quot;&quot;)">
            <text:p/>
          </table:table-cell>
          <table:table-cell table:formula="of:=IF([.D44]=&quot;Y&quot;; MID([.B44];FIND(&quot;ALTER TABLE&quot;;[.B44])+12;LEN([.B44]));&quot;&quot;)">
            <text:p/>
          </table:table-cell>
          <table:table-cell table:formula="of:=IF([.E44]=&quot;Y&quot;; MID([.B44];FIND(&quot;ADD CONSTRAINT&quot;;[.B44])+15;LEN([.B44]));&quot;&quot;)">
            <text:p/>
          </table:table-cell>
          <table:table-cell table:formula="of:=[.I44]">
            <text:p/>
          </table:table-cell>
          <table:table-cell table:formula="of:=IF([.F44]=&quot;Y&quot;; MID([.B44];FIND(&quot;FOREIGN KEY&quot;;[.B44])+13;LEN([.B44])-14);&quot;&quot;)">
            <text:p/>
          </table:table-cell>
          <table:table-cell table:formula="of:=IF([.G44]=&quot;Y&quot;; MID([.B44];FIND(&quot;REFERENCES&quot;;[.B44])+11;LEN([.B44]));&quot;&quot;)">
            <text:p/>
          </table:table-cell>
          <table:table-cell table:formula="of:=IF([.L44]&lt;&gt;&quot;&quot;;LEFT([.L44];FIND(&quot;(&quot;;[.L44])-1);&quot;&quot;)">
            <text:p/>
          </table:table-cell>
          <table:table-cell table:formula="of:=SUBSTITUTE( IF([.L44]&lt;&gt;&quot;&quot;;MID([.L44];FIND(&quot;(&quot;;[.L44])+1;LEN([.L44]));&quot;&quot;); &quot;);&quot;;&quot;&quot;)">
            <text:p/>
          </table:table-cell>
          <table:table-cell table:style-name="ce16" table:formula="of:=LOWER(IF([.H44]&lt;&gt;&quot;&quot;; &quot;MATCH (n:&quot; &amp; [.M47] &amp; &quot;), (m:&quot; &amp; [.H44] &amp; &quot;)&#10;WHERE m.&quot; &amp; [.K46] &amp; &quot; = n. &quot; &amp; [.N47] &amp; &quot; &#10;create (n)-[:&quot; &amp; [.J45] &amp; &quot; ]-&gt;(m)&#10;RETURN n,m&quot;;&quot;&quot;))">
            <text:p/>
          </table:table-cell>
          <table:table-cell table:formula="of:=LOWER(IF([.H44]&lt;&gt;&quot;&quot;;[.H44];&quot;&quot;))">
            <text:p/>
          </table:table-cell>
          <table:table-cell table:formula="of:=LOWER(IF([.H44]&lt;&gt;&quot;&quot;;[.K46];&quot;&quot;))">
            <text:p/>
          </table:table-cell>
          <table:table-cell table:formula="of:=LOWER(IF([.H44]&lt;&gt;&quot;&quot;;[.M47];&quot;&quot;))">
            <text:p/>
          </table:table-cell>
          <table:table-cell table:formula="of:=LOWER(IF([.H44]&lt;&gt;&quot;&quot;;[.N47];&quot;&quot;))">
            <text:p/>
          </table:table-cell>
          <table:table-cell table:formula="of:=LOWER(IF([.H44]&lt;&gt;&quot;&quot;;[.J45];&quot;&quot;))">
            <text:p/>
          </table:table-cell>
          <table:table-cell table:formula="of:=LOWER(IF([.H44]&lt;&gt;&quot;&quot;; &quot;MATCH (n:&quot; &amp; [.R44] &amp; &quot;), (m:&quot; &amp; [.P44] &amp; &quot;)&#10;WHERE m.&quot; &amp; [.Q44] &amp; &quot; = n. &quot; &amp; [.S44] &amp; &quot; &#10;create (n)-[:&quot; &amp; [.T4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5]=&quot;&quot;; NOT(ISERROR(FIND(&quot;DROP CONSTRAINT&quot;;[.B45]))); NOT(ISERROR(FIND(&quot;--&quot;;[.B45]))))" office:value-type="float" office:value="1" calcext:value-type="float">
            <text:p>1</text:p>
          </table:table-cell>
          <table:table-cell table:formula="of:=IF(AND( NOT([.C45]); NOT(ISERROR(FIND(&quot;ALTER TABLE&quot;;[.B45]  ))));&quot;Y&quot;;&quot;&quot;)">
            <text:p/>
          </table:table-cell>
          <table:table-cell table:formula="of:=IF(AND( [.D45]=&quot;&quot;; NOT(ISERROR(FIND(&quot;ADD CONSTRAINT&quot;;[.B45]  ))));&quot;Y&quot;;&quot;&quot;)">
            <text:p/>
          </table:table-cell>
          <table:table-cell table:formula="of:=IF(AND( [.E45]=&quot;&quot;; NOT(ISERROR(FIND(&quot;FOREIGN KEY&quot;;[.B45]  ))));&quot;Y&quot;;&quot;&quot;)">
            <text:p/>
          </table:table-cell>
          <table:table-cell table:formula="of:=IF(AND( [.F45]=&quot;&quot;; NOT(ISERROR(FIND(&quot;REFERENCES&quot;;[.B45]  ))));&quot;Y&quot;;&quot;&quot;)">
            <text:p/>
          </table:table-cell>
          <table:table-cell table:formula="of:=IF([.D45]=&quot;Y&quot;; MID([.B45];FIND(&quot;ALTER TABLE&quot;;[.B45])+12;LEN([.B45]));&quot;&quot;)">
            <text:p/>
          </table:table-cell>
          <table:table-cell table:formula="of:=IF([.E45]=&quot;Y&quot;; MID([.B45];FIND(&quot;ADD CONSTRAINT&quot;;[.B45])+15;LEN([.B45]));&quot;&quot;)">
            <text:p/>
          </table:table-cell>
          <table:table-cell table:formula="of:=[.I45]">
            <text:p/>
          </table:table-cell>
          <table:table-cell table:formula="of:=IF([.F45]=&quot;Y&quot;; MID([.B45];FIND(&quot;FOREIGN KEY&quot;;[.B45])+13;LEN([.B45])-14);&quot;&quot;)">
            <text:p/>
          </table:table-cell>
          <table:table-cell table:formula="of:=IF([.G45]=&quot;Y&quot;; MID([.B45];FIND(&quot;REFERENCES&quot;;[.B45])+11;LEN([.B45]));&quot;&quot;)">
            <text:p/>
          </table:table-cell>
          <table:table-cell table:formula="of:=IF([.L45]&lt;&gt;&quot;&quot;;LEFT([.L45];FIND(&quot;(&quot;;[.L45])-1);&quot;&quot;)">
            <text:p/>
          </table:table-cell>
          <table:table-cell table:formula="of:=SUBSTITUTE( IF([.L45]&lt;&gt;&quot;&quot;;MID([.L45];FIND(&quot;(&quot;;[.L45])+1;LEN([.L45]));&quot;&quot;); &quot;);&quot;;&quot;&quot;)">
            <text:p/>
          </table:table-cell>
          <table:table-cell table:style-name="ce16" table:formula="of:=LOWER(IF([.H45]&lt;&gt;&quot;&quot;; &quot;MATCH (n:&quot; &amp; [.M48] &amp; &quot;), (m:&quot; &amp; [.H45] &amp; &quot;)&#10;WHERE m.&quot; &amp; [.K47] &amp; &quot; = n. &quot; &amp; [.N48] &amp; &quot; &#10;create (n)-[:&quot; &amp; [.J46] &amp; &quot; ]-&gt;(m)&#10;RETURN n,m&quot;;&quot;&quot;))">
            <text:p/>
          </table:table-cell>
          <table:table-cell table:formula="of:=LOWER(IF([.H45]&lt;&gt;&quot;&quot;;[.H45];&quot;&quot;))">
            <text:p/>
          </table:table-cell>
          <table:table-cell table:formula="of:=LOWER(IF([.H45]&lt;&gt;&quot;&quot;;[.K47];&quot;&quot;))">
            <text:p/>
          </table:table-cell>
          <table:table-cell table:formula="of:=LOWER(IF([.H45]&lt;&gt;&quot;&quot;;[.M48];&quot;&quot;))">
            <text:p/>
          </table:table-cell>
          <table:table-cell table:formula="of:=LOWER(IF([.H45]&lt;&gt;&quot;&quot;;[.N48];&quot;&quot;))">
            <text:p/>
          </table:table-cell>
          <table:table-cell table:formula="of:=LOWER(IF([.H45]&lt;&gt;&quot;&quot;;[.J46];&quot;&quot;))">
            <text:p/>
          </table:table-cell>
          <table:table-cell table:formula="of:=LOWER(IF([.H45]&lt;&gt;&quot;&quot;; &quot;MATCH (n:&quot; &amp; [.R45] &amp; &quot;), (m:&quot; &amp; [.P45] &amp; &quot;)&#10;WHERE m.&quot; &amp; [.Q45] &amp; &quot; = n. &quot; &amp; [.S45] &amp; &quot; &#10;create (n)-[:&quot; &amp; [.T4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46]=&quot;&quot;; NOT(ISERROR(FIND(&quot;DROP CONSTRAINT&quot;;[.B46]))); NOT(ISERROR(FIND(&quot;--&quot;;[.B46]))))" office:value-type="float" office:value="1" calcext:value-type="float">
            <text:p>1</text:p>
          </table:table-cell>
          <table:table-cell table:formula="of:=IF(AND( NOT([.C46]); NOT(ISERROR(FIND(&quot;ALTER TABLE&quot;;[.B46]  ))));&quot;Y&quot;;&quot;&quot;)">
            <text:p/>
          </table:table-cell>
          <table:table-cell table:formula="of:=IF(AND( [.D46]=&quot;&quot;; NOT(ISERROR(FIND(&quot;ADD CONSTRAINT&quot;;[.B46]  ))));&quot;Y&quot;;&quot;&quot;)">
            <text:p/>
          </table:table-cell>
          <table:table-cell table:formula="of:=IF(AND( [.E46]=&quot;&quot;; NOT(ISERROR(FIND(&quot;FOREIGN KEY&quot;;[.B46]  ))));&quot;Y&quot;;&quot;&quot;)">
            <text:p/>
          </table:table-cell>
          <table:table-cell table:formula="of:=IF(AND( [.F46]=&quot;&quot;; NOT(ISERROR(FIND(&quot;REFERENCES&quot;;[.B46]  ))));&quot;Y&quot;;&quot;&quot;)">
            <text:p/>
          </table:table-cell>
          <table:table-cell table:formula="of:=IF([.D46]=&quot;Y&quot;; MID([.B46];FIND(&quot;ALTER TABLE&quot;;[.B46])+12;LEN([.B46]));&quot;&quot;)">
            <text:p/>
          </table:table-cell>
          <table:table-cell table:formula="of:=IF([.E46]=&quot;Y&quot;; MID([.B46];FIND(&quot;ADD CONSTRAINT&quot;;[.B46])+15;LEN([.B46]));&quot;&quot;)">
            <text:p/>
          </table:table-cell>
          <table:table-cell table:formula="of:=[.I46]">
            <text:p/>
          </table:table-cell>
          <table:table-cell table:formula="of:=IF([.F46]=&quot;Y&quot;; MID([.B46];FIND(&quot;FOREIGN KEY&quot;;[.B46])+13;LEN([.B46])-14);&quot;&quot;)">
            <text:p/>
          </table:table-cell>
          <table:table-cell table:formula="of:=IF([.G46]=&quot;Y&quot;; MID([.B46];FIND(&quot;REFERENCES&quot;;[.B46])+11;LEN([.B46]));&quot;&quot;)">
            <text:p/>
          </table:table-cell>
          <table:table-cell table:formula="of:=IF([.L46]&lt;&gt;&quot;&quot;;LEFT([.L46];FIND(&quot;(&quot;;[.L46])-1);&quot;&quot;)">
            <text:p/>
          </table:table-cell>
          <table:table-cell table:formula="of:=SUBSTITUTE( IF([.L46]&lt;&gt;&quot;&quot;;MID([.L46];FIND(&quot;(&quot;;[.L46])+1;LEN([.L46]));&quot;&quot;); &quot;);&quot;;&quot;&quot;)">
            <text:p/>
          </table:table-cell>
          <table:table-cell table:style-name="ce16" table:formula="of:=LOWER(IF([.H46]&lt;&gt;&quot;&quot;; &quot;MATCH (n:&quot; &amp; [.M49] &amp; &quot;), (m:&quot; &amp; [.H46] &amp; &quot;)&#10;WHERE m.&quot; &amp; [.K48] &amp; &quot; = n. &quot; &amp; [.N49] &amp; &quot; &#10;create (n)-[:&quot; &amp; [.J47] &amp; &quot; ]-&gt;(m)&#10;RETURN n,m&quot;;&quot;&quot;))">
            <text:p/>
          </table:table-cell>
          <table:table-cell table:formula="of:=LOWER(IF([.H46]&lt;&gt;&quot;&quot;;[.H46];&quot;&quot;))">
            <text:p/>
          </table:table-cell>
          <table:table-cell table:formula="of:=LOWER(IF([.H46]&lt;&gt;&quot;&quot;;[.K48];&quot;&quot;))">
            <text:p/>
          </table:table-cell>
          <table:table-cell table:formula="of:=LOWER(IF([.H46]&lt;&gt;&quot;&quot;;[.M49];&quot;&quot;))">
            <text:p/>
          </table:table-cell>
          <table:table-cell table:formula="of:=LOWER(IF([.H46]&lt;&gt;&quot;&quot;;[.N49];&quot;&quot;))">
            <text:p/>
          </table:table-cell>
          <table:table-cell table:formula="of:=LOWER(IF([.H46]&lt;&gt;&quot;&quot;;[.J47];&quot;&quot;))">
            <text:p/>
          </table:table-cell>
          <table:table-cell table:formula="of:=LOWER(IF([.H46]&lt;&gt;&quot;&quot;; &quot;MATCH (n:&quot; &amp; [.R46] &amp; &quot;), (m:&quot; &amp; [.P46] &amp; &quot;)&#10;WHERE m.&quot; &amp; [.Q46] &amp; &quot; = n. &quot; &amp; [.S46] &amp; &quot; &#10;create (n)-[:&quot; &amp; [.T4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CHARTEVENTS DROP CONSTRAINT IF EXISTS chartevents_fk_subject_id;</text:p>
          </table:table-cell>
          <table:table-cell table:formula="of:=OR( [.B47]=&quot;&quot;; NOT(ISERROR(FIND(&quot;DROP CONSTRAINT&quot;;[.B47]))); NOT(ISERROR(FIND(&quot;--&quot;;[.B47]))))" office:value-type="float" office:value="1" calcext:value-type="float">
            <text:p>1</text:p>
          </table:table-cell>
          <table:table-cell table:formula="of:=IF(AND( NOT([.C47]); NOT(ISERROR(FIND(&quot;ALTER TABLE&quot;;[.B47]  ))));&quot;Y&quot;;&quot;&quot;)">
            <text:p/>
          </table:table-cell>
          <table:table-cell table:formula="of:=IF(AND( [.D47]=&quot;&quot;; NOT(ISERROR(FIND(&quot;ADD CONSTRAINT&quot;;[.B47]  ))));&quot;Y&quot;;&quot;&quot;)">
            <text:p/>
          </table:table-cell>
          <table:table-cell table:formula="of:=IF(AND( [.E47]=&quot;&quot;; NOT(ISERROR(FIND(&quot;FOREIGN KEY&quot;;[.B47]  ))));&quot;Y&quot;;&quot;&quot;)">
            <text:p/>
          </table:table-cell>
          <table:table-cell table:formula="of:=IF(AND( [.F47]=&quot;&quot;; NOT(ISERROR(FIND(&quot;REFERENCES&quot;;[.B47]  ))));&quot;Y&quot;;&quot;&quot;)">
            <text:p/>
          </table:table-cell>
          <table:table-cell table:formula="of:=IF([.D47]=&quot;Y&quot;; MID([.B47];FIND(&quot;ALTER TABLE&quot;;[.B47])+12;LEN([.B47]));&quot;&quot;)">
            <text:p/>
          </table:table-cell>
          <table:table-cell table:formula="of:=IF([.E47]=&quot;Y&quot;; MID([.B47];FIND(&quot;ADD CONSTRAINT&quot;;[.B47])+15;LEN([.B47]));&quot;&quot;)">
            <text:p/>
          </table:table-cell>
          <table:table-cell table:formula="of:=[.I47]">
            <text:p/>
          </table:table-cell>
          <table:table-cell table:formula="of:=IF([.F47]=&quot;Y&quot;; MID([.B47];FIND(&quot;FOREIGN KEY&quot;;[.B47])+13;LEN([.B47])-14);&quot;&quot;)">
            <text:p/>
          </table:table-cell>
          <table:table-cell table:formula="of:=IF([.G47]=&quot;Y&quot;; MID([.B47];FIND(&quot;REFERENCES&quot;;[.B47])+11;LEN([.B47]));&quot;&quot;)">
            <text:p/>
          </table:table-cell>
          <table:table-cell table:formula="of:=IF([.L47]&lt;&gt;&quot;&quot;;LEFT([.L47];FIND(&quot;(&quot;;[.L47])-1);&quot;&quot;)">
            <text:p/>
          </table:table-cell>
          <table:table-cell table:formula="of:=SUBSTITUTE( IF([.L47]&lt;&gt;&quot;&quot;;MID([.L47];FIND(&quot;(&quot;;[.L47])+1;LEN([.L47]));&quot;&quot;); &quot;);&quot;;&quot;&quot;)">
            <text:p/>
          </table:table-cell>
          <table:table-cell table:style-name="ce16" table:formula="of:=LOWER(IF([.H47]&lt;&gt;&quot;&quot;; &quot;MATCH (n:&quot; &amp; [.M50] &amp; &quot;), (m:&quot; &amp; [.H47] &amp; &quot;)&#10;WHERE m.&quot; &amp; [.K49] &amp; &quot; = n. &quot; &amp; [.N50] &amp; &quot; &#10;create (n)-[:&quot; &amp; [.J48] &amp; &quot; ]-&gt;(m)&#10;RETURN n,m&quot;;&quot;&quot;))">
            <text:p/>
          </table:table-cell>
          <table:table-cell table:formula="of:=LOWER(IF([.H47]&lt;&gt;&quot;&quot;;[.H47];&quot;&quot;))">
            <text:p/>
          </table:table-cell>
          <table:table-cell table:formula="of:=LOWER(IF([.H47]&lt;&gt;&quot;&quot;;[.K49];&quot;&quot;))">
            <text:p/>
          </table:table-cell>
          <table:table-cell table:formula="of:=LOWER(IF([.H47]&lt;&gt;&quot;&quot;;[.M50];&quot;&quot;))">
            <text:p/>
          </table:table-cell>
          <table:table-cell table:formula="of:=LOWER(IF([.H47]&lt;&gt;&quot;&quot;;[.N50];&quot;&quot;))">
            <text:p/>
          </table:table-cell>
          <table:table-cell table:formula="of:=LOWER(IF([.H47]&lt;&gt;&quot;&quot;;[.J48];&quot;&quot;))">
            <text:p/>
          </table:table-cell>
          <table:table-cell table:formula="of:=LOWER(IF([.H47]&lt;&gt;&quot;&quot;; &quot;MATCH (n:&quot; &amp; [.R47] &amp; &quot;), (m:&quot; &amp; [.P47] &amp; &quot;)&#10;WHERE m.&quot; &amp; [.Q47] &amp; &quot; = n. &quot; &amp; [.S47] &amp; &quot; &#10;create (n)-[:&quot; &amp; [.T47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CHARTEVENTS</text:p>
          </table:table-cell>
          <table:table-cell table:formula="of:=OR( [.B48]=&quot;&quot;; NOT(ISERROR(FIND(&quot;DROP CONSTRAINT&quot;;[.B48]))); NOT(ISERROR(FIND(&quot;--&quot;;[.B48]))))" office:value-type="float" office:value="0" calcext:value-type="float">
            <text:p>0</text:p>
          </table:table-cell>
          <table:table-cell table:formula="of:=IF(AND( NOT([.C48]); NOT(ISERROR(FIND(&quot;ALTER TABLE&quot;;[.B48]  ))));&quot;Y&quot;;&quot;&quot;)" office:value-type="string" office:string-value="Y" calcext:value-type="string">
            <text:p>Y</text:p>
          </table:table-cell>
          <table:table-cell table:formula="of:=IF(AND( [.D48]=&quot;&quot;; NOT(ISERROR(FIND(&quot;ADD CONSTRAINT&quot;;[.B48]  ))));&quot;Y&quot;;&quot;&quot;)">
            <text:p/>
          </table:table-cell>
          <table:table-cell table:formula="of:=IF(AND( [.E48]=&quot;&quot;; NOT(ISERROR(FIND(&quot;FOREIGN KEY&quot;;[.B48]  ))));&quot;Y&quot;;&quot;&quot;)">
            <text:p/>
          </table:table-cell>
          <table:table-cell table:formula="of:=IF(AND( [.F48]=&quot;&quot;; NOT(ISERROR(FIND(&quot;REFERENCES&quot;;[.B48]  ))));&quot;Y&quot;;&quot;&quot;)">
            <text:p/>
          </table:table-cell>
          <table:table-cell table:formula="of:=IF([.D48]=&quot;Y&quot;; MID([.B48];FIND(&quot;ALTER TABLE&quot;;[.B48])+12;LEN([.B48]));&quot;&quot;)" office:value-type="string" office:string-value="CHARTEVENTS" calcext:value-type="string">
            <text:p>CHARTEVENTS</text:p>
          </table:table-cell>
          <table:table-cell table:formula="of:=IF([.E48]=&quot;Y&quot;; MID([.B48];FIND(&quot;ADD CONSTRAINT&quot;;[.B48])+15;LEN([.B48]));&quot;&quot;)">
            <text:p/>
          </table:table-cell>
          <table:table-cell table:formula="of:=[.I48]">
            <text:p/>
          </table:table-cell>
          <table:table-cell table:formula="of:=IF([.F48]=&quot;Y&quot;; MID([.B48];FIND(&quot;FOREIGN KEY&quot;;[.B48])+13;LEN([.B48])-14);&quot;&quot;)">
            <text:p/>
          </table:table-cell>
          <table:table-cell table:formula="of:=IF([.G48]=&quot;Y&quot;; MID([.B48];FIND(&quot;REFERENCES&quot;;[.B48])+11;LEN([.B48]));&quot;&quot;)">
            <text:p/>
          </table:table-cell>
          <table:table-cell table:formula="of:=IF([.L48]&lt;&gt;&quot;&quot;;LEFT([.L48];FIND(&quot;(&quot;;[.L48])-1);&quot;&quot;)">
            <text:p/>
          </table:table-cell>
          <table:table-cell table:formula="of:=SUBSTITUTE( IF([.L48]&lt;&gt;&quot;&quot;;MID([.L48];FIND(&quot;(&quot;;[.L48])+1;LEN([.L48]));&quot;&quot;); &quot;);&quot;;&quot;&quot;)">
            <text:p/>
          </table:table-cell>
          <table:table-cell table:style-name="ce16" table:formula="of:=LOWER(IF([.H48]&lt;&gt;&quot;&quot;; &quot;MATCH (n:&quot; &amp; [.M51] &amp; &quot;), (m:&quot; &amp; [.H48] &amp; &quot;)&#10;WHERE m.&quot; &amp; [.K50] &amp; &quot; = n. &quot; &amp; [.N51] &amp; &quot; &#10;create (n)-[:&quot; &amp; [.J49] &amp; &quot; ]-&gt;(m)&#10;RETURN n,m&quot;;&quot;&quot;))" office:value-type="string" office:string-value="match (n:patients), (m:chartevents)&#10;where m.subject_id = n. subject_id &#10;create (n)-[:chartevents_fk_subject_id ]-&gt;(m)&#10;return n,m" calcext:value-type="string">
            <text:p>match (n:patients), (m:chartevents)</text:p>
            <text:p>where m.subject_id = n. subject_id </text:p>
            <text:p>create (n)-[:chartevents_fk_subject_id ]-&gt;(m)</text:p>
            <text:p>return n,m</text:p>
          </table:table-cell>
          <table:table-cell table:formula="of:=LOWER(IF([.H48]&lt;&gt;&quot;&quot;;[.H48];&quot;&quot;))" office:value-type="string" office:string-value="chartevents" calcext:value-type="string">
            <text:p>chartevents</text:p>
          </table:table-cell>
          <table:table-cell table:formula="of:=LOWER(IF([.H48]&lt;&gt;&quot;&quot;;[.K50];&quot;&quot;))" office:value-type="string" office:string-value="subject_id" calcext:value-type="string">
            <text:p>subject_id</text:p>
          </table:table-cell>
          <table:table-cell table:formula="of:=LOWER(IF([.H48]&lt;&gt;&quot;&quot;;[.M51];&quot;&quot;))" office:value-type="string" office:string-value="patients" calcext:value-type="string">
            <text:p>patients</text:p>
          </table:table-cell>
          <table:table-cell table:formula="of:=LOWER(IF([.H48]&lt;&gt;&quot;&quot;;[.N51];&quot;&quot;))" office:value-type="string" office:string-value="subject_id" calcext:value-type="string">
            <text:p>subject_id</text:p>
          </table:table-cell>
          <table:table-cell table:formula="of:=LOWER(IF([.H48]&lt;&gt;&quot;&quot;;[.J49];&quot;&quot;))" office:value-type="string" office:string-value="chartevents_fk_subject_id" calcext:value-type="string">
            <text:p>chartevents_fk_subject_id</text:p>
          </table:table-cell>
          <table:table-cell table:formula="of:=LOWER(IF([.H48]&lt;&gt;&quot;&quot;; &quot;MATCH (n:&quot; &amp; [.R48] &amp; &quot;), (m:&quot; &amp; [.P48] &amp; &quot;)&#10;WHERE m.&quot; &amp; [.Q48] &amp; &quot; = n. &quot; &amp; [.S48] &amp; &quot; &#10;create (n)-[:&quot; &amp; [.T48] &amp; &quot; ]-&gt;(m)&#10;RETURN n,m&quot;;&quot;&quot;))" office:value-type="string" office:string-value="match (n:patients), (m:chartevents)&#10;where m.subject_id = n. subject_id &#10;create (n)-[:chartevents_fk_subject_id ]-&gt;(m)&#10;return n,m" calcext:value-type="string">
            <text:p>match (n:patients), (m:chartevents)</text:p>
            <text:p>where m.subject_id = n. subject_id </text:p>
            <text:p>create (n)-[:chartevents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chartevents_fk_subject_id</text:p>
          </table:table-cell>
          <table:table-cell table:formula="of:=OR( [.B49]=&quot;&quot;; NOT(ISERROR(FIND(&quot;DROP CONSTRAINT&quot;;[.B49]))); NOT(ISERROR(FIND(&quot;--&quot;;[.B49]))))" office:value-type="float" office:value="0" calcext:value-type="float">
            <text:p>0</text:p>
          </table:table-cell>
          <table:table-cell table:formula="of:=IF(AND( NOT([.C49]); NOT(ISERROR(FIND(&quot;ALTER TABLE&quot;;[.B49]  ))));&quot;Y&quot;;&quot;&quot;)">
            <text:p/>
          </table:table-cell>
          <table:table-cell table:formula="of:=IF(AND( [.D49]=&quot;&quot;; NOT(ISERROR(FIND(&quot;ADD CONSTRAINT&quot;;[.B49]  ))));&quot;Y&quot;;&quot;&quot;)" office:value-type="string" office:string-value="Y" calcext:value-type="string">
            <text:p>Y</text:p>
          </table:table-cell>
          <table:table-cell table:formula="of:=IF(AND( [.E49]=&quot;&quot;; NOT(ISERROR(FIND(&quot;FOREIGN KEY&quot;;[.B49]  ))));&quot;Y&quot;;&quot;&quot;)">
            <text:p/>
          </table:table-cell>
          <table:table-cell table:formula="of:=IF(AND( [.F49]=&quot;&quot;; NOT(ISERROR(FIND(&quot;REFERENCES&quot;;[.B49]  ))));&quot;Y&quot;;&quot;&quot;)">
            <text:p/>
          </table:table-cell>
          <table:table-cell table:formula="of:=IF([.D49]=&quot;Y&quot;; MID([.B49];FIND(&quot;ALTER TABLE&quot;;[.B49])+12;LEN([.B49]));&quot;&quot;)">
            <text:p/>
          </table:table-cell>
          <table:table-cell table:formula="of:=IF([.E49]=&quot;Y&quot;; MID([.B49];FIND(&quot;ADD CONSTRAINT&quot;;[.B49])+15;LEN([.B49]));&quot;&quot;)" office:value-type="string" office:string-value="chartevents_fk_subject_id" calcext:value-type="string">
            <text:p>chartevents_fk_subject_id</text:p>
          </table:table-cell>
          <table:table-cell table:formula="of:=[.I49]" office:value-type="string" office:string-value="chartevents_fk_subject_id" calcext:value-type="string">
            <text:p>chartevents_fk_subject_id</text:p>
          </table:table-cell>
          <table:table-cell table:formula="of:=IF([.F49]=&quot;Y&quot;; MID([.B49];FIND(&quot;FOREIGN KEY&quot;;[.B49])+13;LEN([.B49])-14);&quot;&quot;)">
            <text:p/>
          </table:table-cell>
          <table:table-cell table:formula="of:=IF([.G49]=&quot;Y&quot;; MID([.B49];FIND(&quot;REFERENCES&quot;;[.B49])+11;LEN([.B49]));&quot;&quot;)">
            <text:p/>
          </table:table-cell>
          <table:table-cell table:formula="of:=IF([.L49]&lt;&gt;&quot;&quot;;LEFT([.L49];FIND(&quot;(&quot;;[.L49])-1);&quot;&quot;)">
            <text:p/>
          </table:table-cell>
          <table:table-cell table:formula="of:=SUBSTITUTE( IF([.L49]&lt;&gt;&quot;&quot;;MID([.L49];FIND(&quot;(&quot;;[.L49])+1;LEN([.L49]));&quot;&quot;); &quot;);&quot;;&quot;&quot;)">
            <text:p/>
          </table:table-cell>
          <table:table-cell table:style-name="ce16" table:formula="of:=LOWER(IF([.H49]&lt;&gt;&quot;&quot;; &quot;MATCH (n:&quot; &amp; [.M52] &amp; &quot;), (m:&quot; &amp; [.H49] &amp; &quot;)&#10;WHERE m.&quot; &amp; [.K51] &amp; &quot; = n. &quot; &amp; [.N52] &amp; &quot; &#10;create (n)-[:&quot; &amp; [.J50] &amp; &quot; ]-&gt;(m)&#10;RETURN n,m&quot;;&quot;&quot;))">
            <text:p/>
          </table:table-cell>
          <table:table-cell table:formula="of:=LOWER(IF([.H49]&lt;&gt;&quot;&quot;;[.H49];&quot;&quot;))">
            <text:p/>
          </table:table-cell>
          <table:table-cell table:formula="of:=LOWER(IF([.H49]&lt;&gt;&quot;&quot;;[.K51];&quot;&quot;))">
            <text:p/>
          </table:table-cell>
          <table:table-cell table:formula="of:=LOWER(IF([.H49]&lt;&gt;&quot;&quot;;[.M52];&quot;&quot;))">
            <text:p/>
          </table:table-cell>
          <table:table-cell table:formula="of:=LOWER(IF([.H49]&lt;&gt;&quot;&quot;;[.N52];&quot;&quot;))">
            <text:p/>
          </table:table-cell>
          <table:table-cell table:formula="of:=LOWER(IF([.H49]&lt;&gt;&quot;&quot;;[.J50];&quot;&quot;))">
            <text:p/>
          </table:table-cell>
          <table:table-cell table:formula="of:=LOWER(IF([.H49]&lt;&gt;&quot;&quot;; &quot;MATCH (n:&quot; &amp; [.R49] &amp; &quot;), (m:&quot; &amp; [.P49] &amp; &quot;)&#10;WHERE m.&quot; &amp; [.Q49] &amp; &quot; = n. &quot; &amp; [.S49] &amp; &quot; &#10;create (n)-[:&quot; &amp; [.T4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50]=&quot;&quot;; NOT(ISERROR(FIND(&quot;DROP CONSTRAINT&quot;;[.B50]))); NOT(ISERROR(FIND(&quot;--&quot;;[.B50]))))" office:value-type="float" office:value="0" calcext:value-type="float">
            <text:p>0</text:p>
          </table:table-cell>
          <table:table-cell table:formula="of:=IF(AND( NOT([.C50]); NOT(ISERROR(FIND(&quot;ALTER TABLE&quot;;[.B50]  ))));&quot;Y&quot;;&quot;&quot;)">
            <text:p/>
          </table:table-cell>
          <table:table-cell table:formula="of:=IF(AND( [.D50]=&quot;&quot;; NOT(ISERROR(FIND(&quot;ADD CONSTRAINT&quot;;[.B50]  ))));&quot;Y&quot;;&quot;&quot;)">
            <text:p/>
          </table:table-cell>
          <table:table-cell table:formula="of:=IF(AND( [.E50]=&quot;&quot;; NOT(ISERROR(FIND(&quot;FOREIGN KEY&quot;;[.B50]  ))));&quot;Y&quot;;&quot;&quot;)" office:value-type="string" office:string-value="Y" calcext:value-type="string">
            <text:p>Y</text:p>
          </table:table-cell>
          <table:table-cell table:formula="of:=IF(AND( [.F50]=&quot;&quot;; NOT(ISERROR(FIND(&quot;REFERENCES&quot;;[.B50]  ))));&quot;Y&quot;;&quot;&quot;)">
            <text:p/>
          </table:table-cell>
          <table:table-cell table:formula="of:=IF([.D50]=&quot;Y&quot;; MID([.B50];FIND(&quot;ALTER TABLE&quot;;[.B50])+12;LEN([.B50]));&quot;&quot;)">
            <text:p/>
          </table:table-cell>
          <table:table-cell table:formula="of:=IF([.E50]=&quot;Y&quot;; MID([.B50];FIND(&quot;ADD CONSTRAINT&quot;;[.B50])+15;LEN([.B50]));&quot;&quot;)">
            <text:p/>
          </table:table-cell>
          <table:table-cell table:formula="of:=[.I50]">
            <text:p/>
          </table:table-cell>
          <table:table-cell table:formula="of:=IF([.F50]=&quot;Y&quot;; MID([.B50];FIND(&quot;FOREIGN KEY&quot;;[.B50])+13;LEN([.B50])-14);&quot;&quot;)" office:value-type="string" office:string-value="SUBJECT_ID" calcext:value-type="string">
            <text:p>SUBJECT_ID</text:p>
          </table:table-cell>
          <table:table-cell table:formula="of:=IF([.G50]=&quot;Y&quot;; MID([.B50];FIND(&quot;REFERENCES&quot;;[.B50])+11;LEN([.B50]));&quot;&quot;)">
            <text:p/>
          </table:table-cell>
          <table:table-cell table:formula="of:=IF([.L50]&lt;&gt;&quot;&quot;;LEFT([.L50];FIND(&quot;(&quot;;[.L50])-1);&quot;&quot;)">
            <text:p/>
          </table:table-cell>
          <table:table-cell table:formula="of:=SUBSTITUTE( IF([.L50]&lt;&gt;&quot;&quot;;MID([.L50];FIND(&quot;(&quot;;[.L50])+1;LEN([.L50]));&quot;&quot;); &quot;);&quot;;&quot;&quot;)">
            <text:p/>
          </table:table-cell>
          <table:table-cell table:style-name="ce16" table:formula="of:=LOWER(IF([.H50]&lt;&gt;&quot;&quot;; &quot;MATCH (n:&quot; &amp; [.M53] &amp; &quot;), (m:&quot; &amp; [.H50] &amp; &quot;)&#10;WHERE m.&quot; &amp; [.K52] &amp; &quot; = n. &quot; &amp; [.N53] &amp; &quot; &#10;create (n)-[:&quot; &amp; [.J51] &amp; &quot; ]-&gt;(m)&#10;RETURN n,m&quot;;&quot;&quot;))">
            <text:p/>
          </table:table-cell>
          <table:table-cell table:formula="of:=LOWER(IF([.H50]&lt;&gt;&quot;&quot;;[.H50];&quot;&quot;))">
            <text:p/>
          </table:table-cell>
          <table:table-cell table:formula="of:=LOWER(IF([.H50]&lt;&gt;&quot;&quot;;[.K52];&quot;&quot;))">
            <text:p/>
          </table:table-cell>
          <table:table-cell table:formula="of:=LOWER(IF([.H50]&lt;&gt;&quot;&quot;;[.M53];&quot;&quot;))">
            <text:p/>
          </table:table-cell>
          <table:table-cell table:formula="of:=LOWER(IF([.H50]&lt;&gt;&quot;&quot;;[.N53];&quot;&quot;))">
            <text:p/>
          </table:table-cell>
          <table:table-cell table:formula="of:=LOWER(IF([.H50]&lt;&gt;&quot;&quot;;[.J51];&quot;&quot;))">
            <text:p/>
          </table:table-cell>
          <table:table-cell table:formula="of:=LOWER(IF([.H50]&lt;&gt;&quot;&quot;; &quot;MATCH (n:&quot; &amp; [.R50] &amp; &quot;), (m:&quot; &amp; [.P50] &amp; &quot;)&#10;WHERE m.&quot; &amp; [.Q50] &amp; &quot; = n. &quot; &amp; [.S50] &amp; &quot; &#10;create (n)-[:&quot; &amp; [.T5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51]=&quot;&quot;; NOT(ISERROR(FIND(&quot;DROP CONSTRAINT&quot;;[.B51]))); NOT(ISERROR(FIND(&quot;--&quot;;[.B51]))))" office:value-type="float" office:value="0" calcext:value-type="float">
            <text:p>0</text:p>
          </table:table-cell>
          <table:table-cell table:formula="of:=IF(AND( NOT([.C51]); NOT(ISERROR(FIND(&quot;ALTER TABLE&quot;;[.B51]  ))));&quot;Y&quot;;&quot;&quot;)">
            <text:p/>
          </table:table-cell>
          <table:table-cell table:formula="of:=IF(AND( [.D51]=&quot;&quot;; NOT(ISERROR(FIND(&quot;ADD CONSTRAINT&quot;;[.B51]  ))));&quot;Y&quot;;&quot;&quot;)">
            <text:p/>
          </table:table-cell>
          <table:table-cell table:formula="of:=IF(AND( [.E51]=&quot;&quot;; NOT(ISERROR(FIND(&quot;FOREIGN KEY&quot;;[.B51]  ))));&quot;Y&quot;;&quot;&quot;)">
            <text:p/>
          </table:table-cell>
          <table:table-cell table:formula="of:=IF(AND( [.F51]=&quot;&quot;; NOT(ISERROR(FIND(&quot;REFERENCES&quot;;[.B51]  ))));&quot;Y&quot;;&quot;&quot;)" office:value-type="string" office:string-value="Y" calcext:value-type="string">
            <text:p>Y</text:p>
          </table:table-cell>
          <table:table-cell table:formula="of:=IF([.D51]=&quot;Y&quot;; MID([.B51];FIND(&quot;ALTER TABLE&quot;;[.B51])+12;LEN([.B51]));&quot;&quot;)">
            <text:p/>
          </table:table-cell>
          <table:table-cell table:formula="of:=IF([.E51]=&quot;Y&quot;; MID([.B51];FIND(&quot;ADD CONSTRAINT&quot;;[.B51])+15;LEN([.B51]));&quot;&quot;)">
            <text:p/>
          </table:table-cell>
          <table:table-cell table:formula="of:=[.I51]">
            <text:p/>
          </table:table-cell>
          <table:table-cell table:formula="of:=IF([.F51]=&quot;Y&quot;; MID([.B51];FIND(&quot;FOREIGN KEY&quot;;[.B51])+13;LEN([.B51])-14);&quot;&quot;)">
            <text:p/>
          </table:table-cell>
          <table:table-cell table:formula="of:=IF([.G51]=&quot;Y&quot;; MID([.B51];FIND(&quot;REFERENCES&quot;;[.B51])+11;LEN([.B51]));&quot;&quot;)" office:value-type="string" office:string-value="PATIENTS(SUBJECT_ID);" calcext:value-type="string">
            <text:p>PATIENTS(SUBJECT_ID);</text:p>
          </table:table-cell>
          <table:table-cell table:formula="of:=IF([.L51]&lt;&gt;&quot;&quot;;LEFT([.L51];FIND(&quot;(&quot;;[.L51])-1);&quot;&quot;)" office:value-type="string" office:string-value="PATIENTS" calcext:value-type="string">
            <text:p>PATIENTS</text:p>
          </table:table-cell>
          <table:table-cell table:formula="of:=SUBSTITUTE( IF([.L51]&lt;&gt;&quot;&quot;;MID([.L51];FIND(&quot;(&quot;;[.L51])+1;LEN([.L51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51]&lt;&gt;&quot;&quot;; &quot;MATCH (n:&quot; &amp; [.M54] &amp; &quot;), (m:&quot; &amp; [.H51] &amp; &quot;)&#10;WHERE m.&quot; &amp; [.K53] &amp; &quot; = n. &quot; &amp; [.N54] &amp; &quot; &#10;create (n)-[:&quot; &amp; [.J52] &amp; &quot; ]-&gt;(m)&#10;RETURN n,m&quot;;&quot;&quot;))">
            <text:p/>
          </table:table-cell>
          <table:table-cell table:formula="of:=LOWER(IF([.H51]&lt;&gt;&quot;&quot;;[.H51];&quot;&quot;))">
            <text:p/>
          </table:table-cell>
          <table:table-cell table:formula="of:=LOWER(IF([.H51]&lt;&gt;&quot;&quot;;[.K53];&quot;&quot;))">
            <text:p/>
          </table:table-cell>
          <table:table-cell table:formula="of:=LOWER(IF([.H51]&lt;&gt;&quot;&quot;;[.M54];&quot;&quot;))">
            <text:p/>
          </table:table-cell>
          <table:table-cell table:formula="of:=LOWER(IF([.H51]&lt;&gt;&quot;&quot;;[.N54];&quot;&quot;))">
            <text:p/>
          </table:table-cell>
          <table:table-cell table:formula="of:=LOWER(IF([.H51]&lt;&gt;&quot;&quot;;[.J52];&quot;&quot;))">
            <text:p/>
          </table:table-cell>
          <table:table-cell table:formula="of:=LOWER(IF([.H51]&lt;&gt;&quot;&quot;; &quot;MATCH (n:&quot; &amp; [.R51] &amp; &quot;), (m:&quot; &amp; [.P51] &amp; &quot;)&#10;WHERE m.&quot; &amp; [.Q51] &amp; &quot; = n. &quot; &amp; [.S51] &amp; &quot; &#10;create (n)-[:&quot; &amp; [.T5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52]=&quot;&quot;; NOT(ISERROR(FIND(&quot;DROP CONSTRAINT&quot;;[.B52]))); NOT(ISERROR(FIND(&quot;--&quot;;[.B52]))))" office:value-type="float" office:value="1" calcext:value-type="float">
            <text:p>1</text:p>
          </table:table-cell>
          <table:table-cell table:formula="of:=IF(AND( NOT([.C52]); NOT(ISERROR(FIND(&quot;ALTER TABLE&quot;;[.B52]  ))));&quot;Y&quot;;&quot;&quot;)">
            <text:p/>
          </table:table-cell>
          <table:table-cell table:formula="of:=IF(AND( [.D52]=&quot;&quot;; NOT(ISERROR(FIND(&quot;ADD CONSTRAINT&quot;;[.B52]  ))));&quot;Y&quot;;&quot;&quot;)">
            <text:p/>
          </table:table-cell>
          <table:table-cell table:formula="of:=IF(AND( [.E52]=&quot;&quot;; NOT(ISERROR(FIND(&quot;FOREIGN KEY&quot;;[.B52]  ))));&quot;Y&quot;;&quot;&quot;)">
            <text:p/>
          </table:table-cell>
          <table:table-cell table:formula="of:=IF(AND( [.F52]=&quot;&quot;; NOT(ISERROR(FIND(&quot;REFERENCES&quot;;[.B52]  ))));&quot;Y&quot;;&quot;&quot;)">
            <text:p/>
          </table:table-cell>
          <table:table-cell table:formula="of:=IF([.D52]=&quot;Y&quot;; MID([.B52];FIND(&quot;ALTER TABLE&quot;;[.B52])+12;LEN([.B52]));&quot;&quot;)">
            <text:p/>
          </table:table-cell>
          <table:table-cell table:formula="of:=IF([.E52]=&quot;Y&quot;; MID([.B52];FIND(&quot;ADD CONSTRAINT&quot;;[.B52])+15;LEN([.B52]));&quot;&quot;)">
            <text:p/>
          </table:table-cell>
          <table:table-cell table:formula="of:=[.I52]">
            <text:p/>
          </table:table-cell>
          <table:table-cell table:formula="of:=IF([.F52]=&quot;Y&quot;; MID([.B52];FIND(&quot;FOREIGN KEY&quot;;[.B52])+13;LEN([.B52])-14);&quot;&quot;)">
            <text:p/>
          </table:table-cell>
          <table:table-cell table:formula="of:=IF([.G52]=&quot;Y&quot;; MID([.B52];FIND(&quot;REFERENCES&quot;;[.B52])+11;LEN([.B52]));&quot;&quot;)">
            <text:p/>
          </table:table-cell>
          <table:table-cell table:formula="of:=IF([.L52]&lt;&gt;&quot;&quot;;LEFT([.L52];FIND(&quot;(&quot;;[.L52])-1);&quot;&quot;)">
            <text:p/>
          </table:table-cell>
          <table:table-cell table:formula="of:=SUBSTITUTE( IF([.L52]&lt;&gt;&quot;&quot;;MID([.L52];FIND(&quot;(&quot;;[.L52])+1;LEN([.L52]));&quot;&quot;); &quot;);&quot;;&quot;&quot;)">
            <text:p/>
          </table:table-cell>
          <table:table-cell table:style-name="ce16" table:formula="of:=LOWER(IF([.H52]&lt;&gt;&quot;&quot;; &quot;MATCH (n:&quot; &amp; [.M55] &amp; &quot;), (m:&quot; &amp; [.H52] &amp; &quot;)&#10;WHERE m.&quot; &amp; [.K54] &amp; &quot; = n. &quot; &amp; [.N55] &amp; &quot; &#10;create (n)-[:&quot; &amp; [.J53] &amp; &quot; ]-&gt;(m)&#10;RETURN n,m&quot;;&quot;&quot;))">
            <text:p/>
          </table:table-cell>
          <table:table-cell table:formula="of:=LOWER(IF([.H52]&lt;&gt;&quot;&quot;;[.H52];&quot;&quot;))">
            <text:p/>
          </table:table-cell>
          <table:table-cell table:formula="of:=LOWER(IF([.H52]&lt;&gt;&quot;&quot;;[.K54];&quot;&quot;))">
            <text:p/>
          </table:table-cell>
          <table:table-cell table:formula="of:=LOWER(IF([.H52]&lt;&gt;&quot;&quot;;[.M55];&quot;&quot;))">
            <text:p/>
          </table:table-cell>
          <table:table-cell table:formula="of:=LOWER(IF([.H52]&lt;&gt;&quot;&quot;;[.N55];&quot;&quot;))">
            <text:p/>
          </table:table-cell>
          <table:table-cell table:formula="of:=LOWER(IF([.H52]&lt;&gt;&quot;&quot;;[.J53];&quot;&quot;))">
            <text:p/>
          </table:table-cell>
          <table:table-cell table:formula="of:=LOWER(IF([.H52]&lt;&gt;&quot;&quot;; &quot;MATCH (n:&quot; &amp; [.R52] &amp; &quot;), (m:&quot; &amp; [.P52] &amp; &quot;)&#10;WHERE m.&quot; &amp; [.Q52] &amp; &quot; = n. &quot; &amp; [.S52] &amp; &quot; &#10;create (n)-[:&quot; &amp; [.T5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cgid</text:p>
          </table:table-cell>
          <table:table-cell table:formula="of:=OR( [.B53]=&quot;&quot;; NOT(ISERROR(FIND(&quot;DROP CONSTRAINT&quot;;[.B53]))); NOT(ISERROR(FIND(&quot;--&quot;;[.B53]))))" office:value-type="float" office:value="1" calcext:value-type="float">
            <text:p>1</text:p>
          </table:table-cell>
          <table:table-cell table:formula="of:=IF(AND( NOT([.C53]); NOT(ISERROR(FIND(&quot;ALTER TABLE&quot;;[.B53]  ))));&quot;Y&quot;;&quot;&quot;)">
            <text:p/>
          </table:table-cell>
          <table:table-cell table:formula="of:=IF(AND( [.D53]=&quot;&quot;; NOT(ISERROR(FIND(&quot;ADD CONSTRAINT&quot;;[.B53]  ))));&quot;Y&quot;;&quot;&quot;)">
            <text:p/>
          </table:table-cell>
          <table:table-cell table:formula="of:=IF(AND( [.E53]=&quot;&quot;; NOT(ISERROR(FIND(&quot;FOREIGN KEY&quot;;[.B53]  ))));&quot;Y&quot;;&quot;&quot;)">
            <text:p/>
          </table:table-cell>
          <table:table-cell table:formula="of:=IF(AND( [.F53]=&quot;&quot;; NOT(ISERROR(FIND(&quot;REFERENCES&quot;;[.B53]  ))));&quot;Y&quot;;&quot;&quot;)">
            <text:p/>
          </table:table-cell>
          <table:table-cell table:formula="of:=IF([.D53]=&quot;Y&quot;; MID([.B53];FIND(&quot;ALTER TABLE&quot;;[.B53])+12;LEN([.B53]));&quot;&quot;)">
            <text:p/>
          </table:table-cell>
          <table:table-cell table:formula="of:=IF([.E53]=&quot;Y&quot;; MID([.B53];FIND(&quot;ADD CONSTRAINT&quot;;[.B53])+15;LEN([.B53]));&quot;&quot;)">
            <text:p/>
          </table:table-cell>
          <table:table-cell table:formula="of:=[.I53]">
            <text:p/>
          </table:table-cell>
          <table:table-cell table:formula="of:=IF([.F53]=&quot;Y&quot;; MID([.B53];FIND(&quot;FOREIGN KEY&quot;;[.B53])+13;LEN([.B53])-14);&quot;&quot;)">
            <text:p/>
          </table:table-cell>
          <table:table-cell table:formula="of:=IF([.G53]=&quot;Y&quot;; MID([.B53];FIND(&quot;REFERENCES&quot;;[.B53])+11;LEN([.B53]));&quot;&quot;)">
            <text:p/>
          </table:table-cell>
          <table:table-cell table:formula="of:=IF([.L53]&lt;&gt;&quot;&quot;;LEFT([.L53];FIND(&quot;(&quot;;[.L53])-1);&quot;&quot;)">
            <text:p/>
          </table:table-cell>
          <table:table-cell table:formula="of:=SUBSTITUTE( IF([.L53]&lt;&gt;&quot;&quot;;MID([.L53];FIND(&quot;(&quot;;[.L53])+1;LEN([.L53]));&quot;&quot;); &quot;);&quot;;&quot;&quot;)">
            <text:p/>
          </table:table-cell>
          <table:table-cell table:style-name="ce16" table:formula="of:=LOWER(IF([.H53]&lt;&gt;&quot;&quot;; &quot;MATCH (n:&quot; &amp; [.M56] &amp; &quot;), (m:&quot; &amp; [.H53] &amp; &quot;)&#10;WHERE m.&quot; &amp; [.K55] &amp; &quot; = n. &quot; &amp; [.N56] &amp; &quot; &#10;create (n)-[:&quot; &amp; [.J54] &amp; &quot; ]-&gt;(m)&#10;RETURN n,m&quot;;&quot;&quot;))">
            <text:p/>
          </table:table-cell>
          <table:table-cell table:formula="of:=LOWER(IF([.H53]&lt;&gt;&quot;&quot;;[.H53];&quot;&quot;))">
            <text:p/>
          </table:table-cell>
          <table:table-cell table:formula="of:=LOWER(IF([.H53]&lt;&gt;&quot;&quot;;[.K55];&quot;&quot;))">
            <text:p/>
          </table:table-cell>
          <table:table-cell table:formula="of:=LOWER(IF([.H53]&lt;&gt;&quot;&quot;;[.M56];&quot;&quot;))">
            <text:p/>
          </table:table-cell>
          <table:table-cell table:formula="of:=LOWER(IF([.H53]&lt;&gt;&quot;&quot;;[.N56];&quot;&quot;))">
            <text:p/>
          </table:table-cell>
          <table:table-cell table:formula="of:=LOWER(IF([.H53]&lt;&gt;&quot;&quot;;[.J54];&quot;&quot;))">
            <text:p/>
          </table:table-cell>
          <table:table-cell table:formula="of:=LOWER(IF([.H53]&lt;&gt;&quot;&quot;; &quot;MATCH (n:&quot; &amp; [.R53] &amp; &quot;), (m:&quot; &amp; [.P53] &amp; &quot;)&#10;WHERE m.&quot; &amp; [.Q53] &amp; &quot; = n. &quot; &amp; [.S53] &amp; &quot; &#10;create (n)-[:&quot; &amp; [.T5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CHARTEVENTS DROP CONSTRAINT IF EXISTS chartevents_fk_cgid;</text:p>
          </table:table-cell>
          <table:table-cell table:formula="of:=OR( [.B54]=&quot;&quot;; NOT(ISERROR(FIND(&quot;DROP CONSTRAINT&quot;;[.B54]))); NOT(ISERROR(FIND(&quot;--&quot;;[.B54]))))" office:value-type="float" office:value="1" calcext:value-type="float">
            <text:p>1</text:p>
          </table:table-cell>
          <table:table-cell table:formula="of:=IF(AND( NOT([.C54]); NOT(ISERROR(FIND(&quot;ALTER TABLE&quot;;[.B54]  ))));&quot;Y&quot;;&quot;&quot;)">
            <text:p/>
          </table:table-cell>
          <table:table-cell table:formula="of:=IF(AND( [.D54]=&quot;&quot;; NOT(ISERROR(FIND(&quot;ADD CONSTRAINT&quot;;[.B54]  ))));&quot;Y&quot;;&quot;&quot;)">
            <text:p/>
          </table:table-cell>
          <table:table-cell table:formula="of:=IF(AND( [.E54]=&quot;&quot;; NOT(ISERROR(FIND(&quot;FOREIGN KEY&quot;;[.B54]  ))));&quot;Y&quot;;&quot;&quot;)">
            <text:p/>
          </table:table-cell>
          <table:table-cell table:formula="of:=IF(AND( [.F54]=&quot;&quot;; NOT(ISERROR(FIND(&quot;REFERENCES&quot;;[.B54]  ))));&quot;Y&quot;;&quot;&quot;)">
            <text:p/>
          </table:table-cell>
          <table:table-cell table:formula="of:=IF([.D54]=&quot;Y&quot;; MID([.B54];FIND(&quot;ALTER TABLE&quot;;[.B54])+12;LEN([.B54]));&quot;&quot;)">
            <text:p/>
          </table:table-cell>
          <table:table-cell table:formula="of:=IF([.E54]=&quot;Y&quot;; MID([.B54];FIND(&quot;ADD CONSTRAINT&quot;;[.B54])+15;LEN([.B54]));&quot;&quot;)">
            <text:p/>
          </table:table-cell>
          <table:table-cell table:formula="of:=[.I54]">
            <text:p/>
          </table:table-cell>
          <table:table-cell table:formula="of:=IF([.F54]=&quot;Y&quot;; MID([.B54];FIND(&quot;FOREIGN KEY&quot;;[.B54])+13;LEN([.B54])-14);&quot;&quot;)">
            <text:p/>
          </table:table-cell>
          <table:table-cell table:formula="of:=IF([.G54]=&quot;Y&quot;; MID([.B54];FIND(&quot;REFERENCES&quot;;[.B54])+11;LEN([.B54]));&quot;&quot;)">
            <text:p/>
          </table:table-cell>
          <table:table-cell table:formula="of:=IF([.L54]&lt;&gt;&quot;&quot;;LEFT([.L54];FIND(&quot;(&quot;;[.L54])-1);&quot;&quot;)">
            <text:p/>
          </table:table-cell>
          <table:table-cell table:formula="of:=SUBSTITUTE( IF([.L54]&lt;&gt;&quot;&quot;;MID([.L54];FIND(&quot;(&quot;;[.L54])+1;LEN([.L54]));&quot;&quot;); &quot;);&quot;;&quot;&quot;)">
            <text:p/>
          </table:table-cell>
          <table:table-cell table:style-name="ce16" table:formula="of:=LOWER(IF([.H54]&lt;&gt;&quot;&quot;; &quot;MATCH (n:&quot; &amp; [.M57] &amp; &quot;), (m:&quot; &amp; [.H54] &amp; &quot;)&#10;WHERE m.&quot; &amp; [.K56] &amp; &quot; = n. &quot; &amp; [.N57] &amp; &quot; &#10;create (n)-[:&quot; &amp; [.J55] &amp; &quot; ]-&gt;(m)&#10;RETURN n,m&quot;;&quot;&quot;))">
            <text:p/>
          </table:table-cell>
          <table:table-cell table:formula="of:=LOWER(IF([.H54]&lt;&gt;&quot;&quot;;[.H54];&quot;&quot;))">
            <text:p/>
          </table:table-cell>
          <table:table-cell table:formula="of:=LOWER(IF([.H54]&lt;&gt;&quot;&quot;;[.K56];&quot;&quot;))">
            <text:p/>
          </table:table-cell>
          <table:table-cell table:formula="of:=LOWER(IF([.H54]&lt;&gt;&quot;&quot;;[.M57];&quot;&quot;))">
            <text:p/>
          </table:table-cell>
          <table:table-cell table:formula="of:=LOWER(IF([.H54]&lt;&gt;&quot;&quot;;[.N57];&quot;&quot;))">
            <text:p/>
          </table:table-cell>
          <table:table-cell table:formula="of:=LOWER(IF([.H54]&lt;&gt;&quot;&quot;;[.J55];&quot;&quot;))">
            <text:p/>
          </table:table-cell>
          <table:table-cell table:formula="of:=LOWER(IF([.H54]&lt;&gt;&quot;&quot;; &quot;MATCH (n:&quot; &amp; [.R54] &amp; &quot;), (m:&quot; &amp; [.P54] &amp; &quot;)&#10;WHERE m.&quot; &amp; [.Q54] &amp; &quot; = n. &quot; &amp; [.S54] &amp; &quot; &#10;create (n)-[:&quot; &amp; [.T54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CHARTEVENTS</text:p>
          </table:table-cell>
          <table:table-cell table:formula="of:=OR( [.B55]=&quot;&quot;; NOT(ISERROR(FIND(&quot;DROP CONSTRAINT&quot;;[.B55]))); NOT(ISERROR(FIND(&quot;--&quot;;[.B55]))))" office:value-type="float" office:value="0" calcext:value-type="float">
            <text:p>0</text:p>
          </table:table-cell>
          <table:table-cell table:formula="of:=IF(AND( NOT([.C55]); NOT(ISERROR(FIND(&quot;ALTER TABLE&quot;;[.B55]  ))));&quot;Y&quot;;&quot;&quot;)" office:value-type="string" office:string-value="Y" calcext:value-type="string">
            <text:p>Y</text:p>
          </table:table-cell>
          <table:table-cell table:formula="of:=IF(AND( [.D55]=&quot;&quot;; NOT(ISERROR(FIND(&quot;ADD CONSTRAINT&quot;;[.B55]  ))));&quot;Y&quot;;&quot;&quot;)">
            <text:p/>
          </table:table-cell>
          <table:table-cell table:formula="of:=IF(AND( [.E55]=&quot;&quot;; NOT(ISERROR(FIND(&quot;FOREIGN KEY&quot;;[.B55]  ))));&quot;Y&quot;;&quot;&quot;)">
            <text:p/>
          </table:table-cell>
          <table:table-cell table:formula="of:=IF(AND( [.F55]=&quot;&quot;; NOT(ISERROR(FIND(&quot;REFERENCES&quot;;[.B55]  ))));&quot;Y&quot;;&quot;&quot;)">
            <text:p/>
          </table:table-cell>
          <table:table-cell table:formula="of:=IF([.D55]=&quot;Y&quot;; MID([.B55];FIND(&quot;ALTER TABLE&quot;;[.B55])+12;LEN([.B55]));&quot;&quot;)" office:value-type="string" office:string-value="CHARTEVENTS" calcext:value-type="string">
            <text:p>CHARTEVENTS</text:p>
          </table:table-cell>
          <table:table-cell table:formula="of:=IF([.E55]=&quot;Y&quot;; MID([.B55];FIND(&quot;ADD CONSTRAINT&quot;;[.B55])+15;LEN([.B55]));&quot;&quot;)">
            <text:p/>
          </table:table-cell>
          <table:table-cell table:formula="of:=[.I55]">
            <text:p/>
          </table:table-cell>
          <table:table-cell table:formula="of:=IF([.F55]=&quot;Y&quot;; MID([.B55];FIND(&quot;FOREIGN KEY&quot;;[.B55])+13;LEN([.B55])-14);&quot;&quot;)">
            <text:p/>
          </table:table-cell>
          <table:table-cell table:formula="of:=IF([.G55]=&quot;Y&quot;; MID([.B55];FIND(&quot;REFERENCES&quot;;[.B55])+11;LEN([.B55]));&quot;&quot;)">
            <text:p/>
          </table:table-cell>
          <table:table-cell table:formula="of:=IF([.L55]&lt;&gt;&quot;&quot;;LEFT([.L55];FIND(&quot;(&quot;;[.L55])-1);&quot;&quot;)">
            <text:p/>
          </table:table-cell>
          <table:table-cell table:formula="of:=SUBSTITUTE( IF([.L55]&lt;&gt;&quot;&quot;;MID([.L55];FIND(&quot;(&quot;;[.L55])+1;LEN([.L55]));&quot;&quot;); &quot;);&quot;;&quot;&quot;)">
            <text:p/>
          </table:table-cell>
          <table:table-cell table:style-name="ce16" table:formula="of:=LOWER(IF([.H55]&lt;&gt;&quot;&quot;; &quot;MATCH (n:&quot; &amp; [.M58] &amp; &quot;), (m:&quot; &amp; [.H55] &amp; &quot;)&#10;WHERE m.&quot; &amp; [.K57] &amp; &quot; = n. &quot; &amp; [.N58] &amp; &quot; &#10;create (n)-[:&quot; &amp; [.J56] &amp; &quot; ]-&gt;(m)&#10;RETURN n,m&quot;;&quot;&quot;))" office:value-type="string" office:string-value="match (n:caregivers), (m:chartevents)&#10;where m.cgid = n. cgid &#10;create (n)-[:chartevents_fk_cgid ]-&gt;(m)&#10;return n,m" calcext:value-type="string">
            <text:p>match (n:caregivers), (m:chartevents)</text:p>
            <text:p>where m.cgid = n. cgid </text:p>
            <text:p>create (n)-[:chartevents_fk_cgid ]-&gt;(m)</text:p>
            <text:p>return n,m</text:p>
          </table:table-cell>
          <table:table-cell table:formula="of:=LOWER(IF([.H55]&lt;&gt;&quot;&quot;;[.H55];&quot;&quot;))" office:value-type="string" office:string-value="chartevents" calcext:value-type="string">
            <text:p>chartevents</text:p>
          </table:table-cell>
          <table:table-cell table:formula="of:=LOWER(IF([.H55]&lt;&gt;&quot;&quot;;[.K57];&quot;&quot;))" office:value-type="string" office:string-value="cgid" calcext:value-type="string">
            <text:p>cgid</text:p>
          </table:table-cell>
          <table:table-cell table:formula="of:=LOWER(IF([.H55]&lt;&gt;&quot;&quot;;[.M58];&quot;&quot;))" office:value-type="string" office:string-value="caregivers" calcext:value-type="string">
            <text:p>caregivers</text:p>
          </table:table-cell>
          <table:table-cell table:formula="of:=LOWER(IF([.H55]&lt;&gt;&quot;&quot;;[.N58];&quot;&quot;))" office:value-type="string" office:string-value="cgid" calcext:value-type="string">
            <text:p>cgid</text:p>
          </table:table-cell>
          <table:table-cell table:formula="of:=LOWER(IF([.H55]&lt;&gt;&quot;&quot;;[.J56];&quot;&quot;))" office:value-type="string" office:string-value="chartevents_fk_cgid" calcext:value-type="string">
            <text:p>chartevents_fk_cgid</text:p>
          </table:table-cell>
          <table:table-cell table:formula="of:=LOWER(IF([.H55]&lt;&gt;&quot;&quot;; &quot;MATCH (n:&quot; &amp; [.R55] &amp; &quot;), (m:&quot; &amp; [.P55] &amp; &quot;)&#10;WHERE m.&quot; &amp; [.Q55] &amp; &quot; = n. &quot; &amp; [.S55] &amp; &quot; &#10;create (n)-[:&quot; &amp; [.T55] &amp; &quot; ]-&gt;(m)&#10;RETURN n,m&quot;;&quot;&quot;))" office:value-type="string" office:string-value="match (n:caregivers), (m:chartevents)&#10;where m.cgid = n. cgid &#10;create (n)-[:chartevents_fk_cgid ]-&gt;(m)&#10;return n,m" calcext:value-type="string">
            <text:p>match (n:caregivers), (m:chartevents)</text:p>
            <text:p>where m.cgid = n. cgid </text:p>
            <text:p>create (n)-[:chartevents_fk_cg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chartevents_fk_cgid</text:p>
          </table:table-cell>
          <table:table-cell table:formula="of:=OR( [.B56]=&quot;&quot;; NOT(ISERROR(FIND(&quot;DROP CONSTRAINT&quot;;[.B56]))); NOT(ISERROR(FIND(&quot;--&quot;;[.B56]))))" office:value-type="float" office:value="0" calcext:value-type="float">
            <text:p>0</text:p>
          </table:table-cell>
          <table:table-cell table:formula="of:=IF(AND( NOT([.C56]); NOT(ISERROR(FIND(&quot;ALTER TABLE&quot;;[.B56]  ))));&quot;Y&quot;;&quot;&quot;)">
            <text:p/>
          </table:table-cell>
          <table:table-cell table:formula="of:=IF(AND( [.D56]=&quot;&quot;; NOT(ISERROR(FIND(&quot;ADD CONSTRAINT&quot;;[.B56]  ))));&quot;Y&quot;;&quot;&quot;)" office:value-type="string" office:string-value="Y" calcext:value-type="string">
            <text:p>Y</text:p>
          </table:table-cell>
          <table:table-cell table:formula="of:=IF(AND( [.E56]=&quot;&quot;; NOT(ISERROR(FIND(&quot;FOREIGN KEY&quot;;[.B56]  ))));&quot;Y&quot;;&quot;&quot;)">
            <text:p/>
          </table:table-cell>
          <table:table-cell table:formula="of:=IF(AND( [.F56]=&quot;&quot;; NOT(ISERROR(FIND(&quot;REFERENCES&quot;;[.B56]  ))));&quot;Y&quot;;&quot;&quot;)">
            <text:p/>
          </table:table-cell>
          <table:table-cell table:formula="of:=IF([.D56]=&quot;Y&quot;; MID([.B56];FIND(&quot;ALTER TABLE&quot;;[.B56])+12;LEN([.B56]));&quot;&quot;)">
            <text:p/>
          </table:table-cell>
          <table:table-cell table:formula="of:=IF([.E56]=&quot;Y&quot;; MID([.B56];FIND(&quot;ADD CONSTRAINT&quot;;[.B56])+15;LEN([.B56]));&quot;&quot;)" office:value-type="string" office:string-value="chartevents_fk_cgid" calcext:value-type="string">
            <text:p>chartevents_fk_cgid</text:p>
          </table:table-cell>
          <table:table-cell table:formula="of:=[.I56]" office:value-type="string" office:string-value="chartevents_fk_cgid" calcext:value-type="string">
            <text:p>chartevents_fk_cgid</text:p>
          </table:table-cell>
          <table:table-cell table:formula="of:=IF([.F56]=&quot;Y&quot;; MID([.B56];FIND(&quot;FOREIGN KEY&quot;;[.B56])+13;LEN([.B56])-14);&quot;&quot;)">
            <text:p/>
          </table:table-cell>
          <table:table-cell table:formula="of:=IF([.G56]=&quot;Y&quot;; MID([.B56];FIND(&quot;REFERENCES&quot;;[.B56])+11;LEN([.B56]));&quot;&quot;)">
            <text:p/>
          </table:table-cell>
          <table:table-cell table:formula="of:=IF([.L56]&lt;&gt;&quot;&quot;;LEFT([.L56];FIND(&quot;(&quot;;[.L56])-1);&quot;&quot;)">
            <text:p/>
          </table:table-cell>
          <table:table-cell table:formula="of:=SUBSTITUTE( IF([.L56]&lt;&gt;&quot;&quot;;MID([.L56];FIND(&quot;(&quot;;[.L56])+1;LEN([.L56]));&quot;&quot;); &quot;);&quot;;&quot;&quot;)">
            <text:p/>
          </table:table-cell>
          <table:table-cell table:style-name="ce16" table:formula="of:=LOWER(IF([.H56]&lt;&gt;&quot;&quot;; &quot;MATCH (n:&quot; &amp; [.M59] &amp; &quot;), (m:&quot; &amp; [.H56] &amp; &quot;)&#10;WHERE m.&quot; &amp; [.K58] &amp; &quot; = n. &quot; &amp; [.N59] &amp; &quot; &#10;create (n)-[:&quot; &amp; [.J57] &amp; &quot; ]-&gt;(m)&#10;RETURN n,m&quot;;&quot;&quot;))">
            <text:p/>
          </table:table-cell>
          <table:table-cell table:formula="of:=LOWER(IF([.H56]&lt;&gt;&quot;&quot;;[.H56];&quot;&quot;))">
            <text:p/>
          </table:table-cell>
          <table:table-cell table:formula="of:=LOWER(IF([.H56]&lt;&gt;&quot;&quot;;[.K58];&quot;&quot;))">
            <text:p/>
          </table:table-cell>
          <table:table-cell table:formula="of:=LOWER(IF([.H56]&lt;&gt;&quot;&quot;;[.M59];&quot;&quot;))">
            <text:p/>
          </table:table-cell>
          <table:table-cell table:formula="of:=LOWER(IF([.H56]&lt;&gt;&quot;&quot;;[.N59];&quot;&quot;))">
            <text:p/>
          </table:table-cell>
          <table:table-cell table:formula="of:=LOWER(IF([.H56]&lt;&gt;&quot;&quot;;[.J57];&quot;&quot;))">
            <text:p/>
          </table:table-cell>
          <table:table-cell table:formula="of:=LOWER(IF([.H56]&lt;&gt;&quot;&quot;; &quot;MATCH (n:&quot; &amp; [.R56] &amp; &quot;), (m:&quot; &amp; [.P56] &amp; &quot;)&#10;WHERE m.&quot; &amp; [.Q56] &amp; &quot; = n. &quot; &amp; [.S56] &amp; &quot; &#10;create (n)-[:&quot; &amp; [.T5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CGID)</text:p>
          </table:table-cell>
          <table:table-cell table:formula="of:=OR( [.B57]=&quot;&quot;; NOT(ISERROR(FIND(&quot;DROP CONSTRAINT&quot;;[.B57]))); NOT(ISERROR(FIND(&quot;--&quot;;[.B57]))))" office:value-type="float" office:value="0" calcext:value-type="float">
            <text:p>0</text:p>
          </table:table-cell>
          <table:table-cell table:formula="of:=IF(AND( NOT([.C57]); NOT(ISERROR(FIND(&quot;ALTER TABLE&quot;;[.B57]  ))));&quot;Y&quot;;&quot;&quot;)">
            <text:p/>
          </table:table-cell>
          <table:table-cell table:formula="of:=IF(AND( [.D57]=&quot;&quot;; NOT(ISERROR(FIND(&quot;ADD CONSTRAINT&quot;;[.B57]  ))));&quot;Y&quot;;&quot;&quot;)">
            <text:p/>
          </table:table-cell>
          <table:table-cell table:formula="of:=IF(AND( [.E57]=&quot;&quot;; NOT(ISERROR(FIND(&quot;FOREIGN KEY&quot;;[.B57]  ))));&quot;Y&quot;;&quot;&quot;)" office:value-type="string" office:string-value="Y" calcext:value-type="string">
            <text:p>Y</text:p>
          </table:table-cell>
          <table:table-cell table:formula="of:=IF(AND( [.F57]=&quot;&quot;; NOT(ISERROR(FIND(&quot;REFERENCES&quot;;[.B57]  ))));&quot;Y&quot;;&quot;&quot;)">
            <text:p/>
          </table:table-cell>
          <table:table-cell table:formula="of:=IF([.D57]=&quot;Y&quot;; MID([.B57];FIND(&quot;ALTER TABLE&quot;;[.B57])+12;LEN([.B57]));&quot;&quot;)">
            <text:p/>
          </table:table-cell>
          <table:table-cell table:formula="of:=IF([.E57]=&quot;Y&quot;; MID([.B57];FIND(&quot;ADD CONSTRAINT&quot;;[.B57])+15;LEN([.B57]));&quot;&quot;)">
            <text:p/>
          </table:table-cell>
          <table:table-cell table:formula="of:=[.I57]">
            <text:p/>
          </table:table-cell>
          <table:table-cell table:formula="of:=IF([.F57]=&quot;Y&quot;; MID([.B57];FIND(&quot;FOREIGN KEY&quot;;[.B57])+13;LEN([.B57])-14);&quot;&quot;)" office:value-type="string" office:string-value="CGID" calcext:value-type="string">
            <text:p>CGID</text:p>
          </table:table-cell>
          <table:table-cell table:formula="of:=IF([.G57]=&quot;Y&quot;; MID([.B57];FIND(&quot;REFERENCES&quot;;[.B57])+11;LEN([.B57]));&quot;&quot;)">
            <text:p/>
          </table:table-cell>
          <table:table-cell table:formula="of:=IF([.L57]&lt;&gt;&quot;&quot;;LEFT([.L57];FIND(&quot;(&quot;;[.L57])-1);&quot;&quot;)">
            <text:p/>
          </table:table-cell>
          <table:table-cell table:formula="of:=SUBSTITUTE( IF([.L57]&lt;&gt;&quot;&quot;;MID([.L57];FIND(&quot;(&quot;;[.L57])+1;LEN([.L57]));&quot;&quot;); &quot;);&quot;;&quot;&quot;)">
            <text:p/>
          </table:table-cell>
          <table:table-cell table:style-name="ce16" table:formula="of:=LOWER(IF([.H57]&lt;&gt;&quot;&quot;; &quot;MATCH (n:&quot; &amp; [.M60] &amp; &quot;), (m:&quot; &amp; [.H57] &amp; &quot;)&#10;WHERE m.&quot; &amp; [.K59] &amp; &quot; = n. &quot; &amp; [.N60] &amp; &quot; &#10;create (n)-[:&quot; &amp; [.J58] &amp; &quot; ]-&gt;(m)&#10;RETURN n,m&quot;;&quot;&quot;))">
            <text:p/>
          </table:table-cell>
          <table:table-cell table:formula="of:=LOWER(IF([.H57]&lt;&gt;&quot;&quot;;[.H57];&quot;&quot;))">
            <text:p/>
          </table:table-cell>
          <table:table-cell table:formula="of:=LOWER(IF([.H57]&lt;&gt;&quot;&quot;;[.K59];&quot;&quot;))">
            <text:p/>
          </table:table-cell>
          <table:table-cell table:formula="of:=LOWER(IF([.H57]&lt;&gt;&quot;&quot;;[.M60];&quot;&quot;))">
            <text:p/>
          </table:table-cell>
          <table:table-cell table:formula="of:=LOWER(IF([.H57]&lt;&gt;&quot;&quot;;[.N60];&quot;&quot;))">
            <text:p/>
          </table:table-cell>
          <table:table-cell table:formula="of:=LOWER(IF([.H57]&lt;&gt;&quot;&quot;;[.J58];&quot;&quot;))">
            <text:p/>
          </table:table-cell>
          <table:table-cell table:formula="of:=LOWER(IF([.H57]&lt;&gt;&quot;&quot;; &quot;MATCH (n:&quot; &amp; [.R57] &amp; &quot;), (m:&quot; &amp; [.P57] &amp; &quot;)&#10;WHERE m.&quot; &amp; [.Q57] &amp; &quot; = n. &quot; &amp; [.S57] &amp; &quot; &#10;create (n)-[:&quot; &amp; [.T5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CAREGIVERS(CGID);</text:p>
          </table:table-cell>
          <table:table-cell table:formula="of:=OR( [.B58]=&quot;&quot;; NOT(ISERROR(FIND(&quot;DROP CONSTRAINT&quot;;[.B58]))); NOT(ISERROR(FIND(&quot;--&quot;;[.B58]))))" office:value-type="float" office:value="0" calcext:value-type="float">
            <text:p>0</text:p>
          </table:table-cell>
          <table:table-cell table:formula="of:=IF(AND( NOT([.C58]); NOT(ISERROR(FIND(&quot;ALTER TABLE&quot;;[.B58]  ))));&quot;Y&quot;;&quot;&quot;)">
            <text:p/>
          </table:table-cell>
          <table:table-cell table:formula="of:=IF(AND( [.D58]=&quot;&quot;; NOT(ISERROR(FIND(&quot;ADD CONSTRAINT&quot;;[.B58]  ))));&quot;Y&quot;;&quot;&quot;)">
            <text:p/>
          </table:table-cell>
          <table:table-cell table:formula="of:=IF(AND( [.E58]=&quot;&quot;; NOT(ISERROR(FIND(&quot;FOREIGN KEY&quot;;[.B58]  ))));&quot;Y&quot;;&quot;&quot;)">
            <text:p/>
          </table:table-cell>
          <table:table-cell table:formula="of:=IF(AND( [.F58]=&quot;&quot;; NOT(ISERROR(FIND(&quot;REFERENCES&quot;;[.B58]  ))));&quot;Y&quot;;&quot;&quot;)" office:value-type="string" office:string-value="Y" calcext:value-type="string">
            <text:p>Y</text:p>
          </table:table-cell>
          <table:table-cell table:formula="of:=IF([.D58]=&quot;Y&quot;; MID([.B58];FIND(&quot;ALTER TABLE&quot;;[.B58])+12;LEN([.B58]));&quot;&quot;)">
            <text:p/>
          </table:table-cell>
          <table:table-cell table:formula="of:=IF([.E58]=&quot;Y&quot;; MID([.B58];FIND(&quot;ADD CONSTRAINT&quot;;[.B58])+15;LEN([.B58]));&quot;&quot;)">
            <text:p/>
          </table:table-cell>
          <table:table-cell table:formula="of:=[.I58]">
            <text:p/>
          </table:table-cell>
          <table:table-cell table:formula="of:=IF([.F58]=&quot;Y&quot;; MID([.B58];FIND(&quot;FOREIGN KEY&quot;;[.B58])+13;LEN([.B58])-14);&quot;&quot;)">
            <text:p/>
          </table:table-cell>
          <table:table-cell table:formula="of:=IF([.G58]=&quot;Y&quot;; MID([.B58];FIND(&quot;REFERENCES&quot;;[.B58])+11;LEN([.B58]));&quot;&quot;)" office:value-type="string" office:string-value="CAREGIVERS(CGID);" calcext:value-type="string">
            <text:p>CAREGIVERS(CGID);</text:p>
          </table:table-cell>
          <table:table-cell table:formula="of:=IF([.L58]&lt;&gt;&quot;&quot;;LEFT([.L58];FIND(&quot;(&quot;;[.L58])-1);&quot;&quot;)" office:value-type="string" office:string-value="CAREGIVERS" calcext:value-type="string">
            <text:p>CAREGIVERS</text:p>
          </table:table-cell>
          <table:table-cell table:formula="of:=SUBSTITUTE( IF([.L58]&lt;&gt;&quot;&quot;;MID([.L58];FIND(&quot;(&quot;;[.L58])+1;LEN([.L58]));&quot;&quot;); &quot;);&quot;;&quot;&quot;)" office:value-type="string" office:string-value="CGID" calcext:value-type="string">
            <text:p>CGID</text:p>
          </table:table-cell>
          <table:table-cell table:style-name="ce16" table:formula="of:=LOWER(IF([.H58]&lt;&gt;&quot;&quot;; &quot;MATCH (n:&quot; &amp; [.M61] &amp; &quot;), (m:&quot; &amp; [.H58] &amp; &quot;)&#10;WHERE m.&quot; &amp; [.K60] &amp; &quot; = n. &quot; &amp; [.N61] &amp; &quot; &#10;create (n)-[:&quot; &amp; [.J59] &amp; &quot; ]-&gt;(m)&#10;RETURN n,m&quot;;&quot;&quot;))">
            <text:p/>
          </table:table-cell>
          <table:table-cell table:formula="of:=LOWER(IF([.H58]&lt;&gt;&quot;&quot;;[.H58];&quot;&quot;))">
            <text:p/>
          </table:table-cell>
          <table:table-cell table:formula="of:=LOWER(IF([.H58]&lt;&gt;&quot;&quot;;[.K60];&quot;&quot;))">
            <text:p/>
          </table:table-cell>
          <table:table-cell table:formula="of:=LOWER(IF([.H58]&lt;&gt;&quot;&quot;;[.M61];&quot;&quot;))">
            <text:p/>
          </table:table-cell>
          <table:table-cell table:formula="of:=LOWER(IF([.H58]&lt;&gt;&quot;&quot;;[.N61];&quot;&quot;))">
            <text:p/>
          </table:table-cell>
          <table:table-cell table:formula="of:=LOWER(IF([.H58]&lt;&gt;&quot;&quot;;[.J59];&quot;&quot;))">
            <text:p/>
          </table:table-cell>
          <table:table-cell table:formula="of:=LOWER(IF([.H58]&lt;&gt;&quot;&quot;; &quot;MATCH (n:&quot; &amp; [.R58] &amp; &quot;), (m:&quot; &amp; [.P58] &amp; &quot;)&#10;WHERE m.&quot; &amp; [.Q58] &amp; &quot; = n. &quot; &amp; [.S58] &amp; &quot; &#10;create (n)-[:&quot; &amp; [.T5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59]=&quot;&quot;; NOT(ISERROR(FIND(&quot;DROP CONSTRAINT&quot;;[.B59]))); NOT(ISERROR(FIND(&quot;--&quot;;[.B59]))))" office:value-type="float" office:value="1" calcext:value-type="float">
            <text:p>1</text:p>
          </table:table-cell>
          <table:table-cell table:formula="of:=IF(AND( NOT([.C59]); NOT(ISERROR(FIND(&quot;ALTER TABLE&quot;;[.B59]  ))));&quot;Y&quot;;&quot;&quot;)">
            <text:p/>
          </table:table-cell>
          <table:table-cell table:formula="of:=IF(AND( [.D59]=&quot;&quot;; NOT(ISERROR(FIND(&quot;ADD CONSTRAINT&quot;;[.B59]  ))));&quot;Y&quot;;&quot;&quot;)">
            <text:p/>
          </table:table-cell>
          <table:table-cell table:formula="of:=IF(AND( [.E59]=&quot;&quot;; NOT(ISERROR(FIND(&quot;FOREIGN KEY&quot;;[.B59]  ))));&quot;Y&quot;;&quot;&quot;)">
            <text:p/>
          </table:table-cell>
          <table:table-cell table:formula="of:=IF(AND( [.F59]=&quot;&quot;; NOT(ISERROR(FIND(&quot;REFERENCES&quot;;[.B59]  ))));&quot;Y&quot;;&quot;&quot;)">
            <text:p/>
          </table:table-cell>
          <table:table-cell table:formula="of:=IF([.D59]=&quot;Y&quot;; MID([.B59];FIND(&quot;ALTER TABLE&quot;;[.B59])+12;LEN([.B59]));&quot;&quot;)">
            <text:p/>
          </table:table-cell>
          <table:table-cell table:formula="of:=IF([.E59]=&quot;Y&quot;; MID([.B59];FIND(&quot;ADD CONSTRAINT&quot;;[.B59])+15;LEN([.B59]));&quot;&quot;)">
            <text:p/>
          </table:table-cell>
          <table:table-cell table:formula="of:=[.I59]">
            <text:p/>
          </table:table-cell>
          <table:table-cell table:formula="of:=IF([.F59]=&quot;Y&quot;; MID([.B59];FIND(&quot;FOREIGN KEY&quot;;[.B59])+13;LEN([.B59])-14);&quot;&quot;)">
            <text:p/>
          </table:table-cell>
          <table:table-cell table:formula="of:=IF([.G59]=&quot;Y&quot;; MID([.B59];FIND(&quot;REFERENCES&quot;;[.B59])+11;LEN([.B59]));&quot;&quot;)">
            <text:p/>
          </table:table-cell>
          <table:table-cell table:formula="of:=IF([.L59]&lt;&gt;&quot;&quot;;LEFT([.L59];FIND(&quot;(&quot;;[.L59])-1);&quot;&quot;)">
            <text:p/>
          </table:table-cell>
          <table:table-cell table:formula="of:=SUBSTITUTE( IF([.L59]&lt;&gt;&quot;&quot;;MID([.L59];FIND(&quot;(&quot;;[.L59])+1;LEN([.L59]));&quot;&quot;); &quot;);&quot;;&quot;&quot;)">
            <text:p/>
          </table:table-cell>
          <table:table-cell table:style-name="ce16" table:formula="of:=LOWER(IF([.H59]&lt;&gt;&quot;&quot;; &quot;MATCH (n:&quot; &amp; [.M62] &amp; &quot;), (m:&quot; &amp; [.H59] &amp; &quot;)&#10;WHERE m.&quot; &amp; [.K61] &amp; &quot; = n. &quot; &amp; [.N62] &amp; &quot; &#10;create (n)-[:&quot; &amp; [.J60] &amp; &quot; ]-&gt;(m)&#10;RETURN n,m&quot;;&quot;&quot;))">
            <text:p/>
          </table:table-cell>
          <table:table-cell table:formula="of:=LOWER(IF([.H59]&lt;&gt;&quot;&quot;;[.H59];&quot;&quot;))">
            <text:p/>
          </table:table-cell>
          <table:table-cell table:formula="of:=LOWER(IF([.H59]&lt;&gt;&quot;&quot;;[.K61];&quot;&quot;))">
            <text:p/>
          </table:table-cell>
          <table:table-cell table:formula="of:=LOWER(IF([.H59]&lt;&gt;&quot;&quot;;[.M62];&quot;&quot;))">
            <text:p/>
          </table:table-cell>
          <table:table-cell table:formula="of:=LOWER(IF([.H59]&lt;&gt;&quot;&quot;;[.N62];&quot;&quot;))">
            <text:p/>
          </table:table-cell>
          <table:table-cell table:formula="of:=LOWER(IF([.H59]&lt;&gt;&quot;&quot;;[.J60];&quot;&quot;))">
            <text:p/>
          </table:table-cell>
          <table:table-cell table:formula="of:=LOWER(IF([.H59]&lt;&gt;&quot;&quot;; &quot;MATCH (n:&quot; &amp; [.R59] &amp; &quot;), (m:&quot; &amp; [.P59] &amp; &quot;)&#10;WHERE m.&quot; &amp; [.Q59] &amp; &quot; = n. &quot; &amp; [.S59] &amp; &quot; &#10;create (n)-[:&quot; &amp; [.T5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hadm_id</text:p>
          </table:table-cell>
          <table:table-cell table:formula="of:=OR( [.B60]=&quot;&quot;; NOT(ISERROR(FIND(&quot;DROP CONSTRAINT&quot;;[.B60]))); NOT(ISERROR(FIND(&quot;--&quot;;[.B60]))))" office:value-type="float" office:value="1" calcext:value-type="float">
            <text:p>1</text:p>
          </table:table-cell>
          <table:table-cell table:formula="of:=IF(AND( NOT([.C60]); NOT(ISERROR(FIND(&quot;ALTER TABLE&quot;;[.B60]  ))));&quot;Y&quot;;&quot;&quot;)">
            <text:p/>
          </table:table-cell>
          <table:table-cell table:formula="of:=IF(AND( [.D60]=&quot;&quot;; NOT(ISERROR(FIND(&quot;ADD CONSTRAINT&quot;;[.B60]  ))));&quot;Y&quot;;&quot;&quot;)">
            <text:p/>
          </table:table-cell>
          <table:table-cell table:formula="of:=IF(AND( [.E60]=&quot;&quot;; NOT(ISERROR(FIND(&quot;FOREIGN KEY&quot;;[.B60]  ))));&quot;Y&quot;;&quot;&quot;)">
            <text:p/>
          </table:table-cell>
          <table:table-cell table:formula="of:=IF(AND( [.F60]=&quot;&quot;; NOT(ISERROR(FIND(&quot;REFERENCES&quot;;[.B60]  ))));&quot;Y&quot;;&quot;&quot;)">
            <text:p/>
          </table:table-cell>
          <table:table-cell table:formula="of:=IF([.D60]=&quot;Y&quot;; MID([.B60];FIND(&quot;ALTER TABLE&quot;;[.B60])+12;LEN([.B60]));&quot;&quot;)">
            <text:p/>
          </table:table-cell>
          <table:table-cell table:formula="of:=IF([.E60]=&quot;Y&quot;; MID([.B60];FIND(&quot;ADD CONSTRAINT&quot;;[.B60])+15;LEN([.B60]));&quot;&quot;)">
            <text:p/>
          </table:table-cell>
          <table:table-cell table:formula="of:=[.I60]">
            <text:p/>
          </table:table-cell>
          <table:table-cell table:formula="of:=IF([.F60]=&quot;Y&quot;; MID([.B60];FIND(&quot;FOREIGN KEY&quot;;[.B60])+13;LEN([.B60])-14);&quot;&quot;)">
            <text:p/>
          </table:table-cell>
          <table:table-cell table:formula="of:=IF([.G60]=&quot;Y&quot;; MID([.B60];FIND(&quot;REFERENCES&quot;;[.B60])+11;LEN([.B60]));&quot;&quot;)">
            <text:p/>
          </table:table-cell>
          <table:table-cell table:formula="of:=IF([.L60]&lt;&gt;&quot;&quot;;LEFT([.L60];FIND(&quot;(&quot;;[.L60])-1);&quot;&quot;)">
            <text:p/>
          </table:table-cell>
          <table:table-cell table:formula="of:=SUBSTITUTE( IF([.L60]&lt;&gt;&quot;&quot;;MID([.L60];FIND(&quot;(&quot;;[.L60])+1;LEN([.L60]));&quot;&quot;); &quot;);&quot;;&quot;&quot;)">
            <text:p/>
          </table:table-cell>
          <table:table-cell table:style-name="ce16" table:formula="of:=LOWER(IF([.H60]&lt;&gt;&quot;&quot;; &quot;MATCH (n:&quot; &amp; [.M63] &amp; &quot;), (m:&quot; &amp; [.H60] &amp; &quot;)&#10;WHERE m.&quot; &amp; [.K62] &amp; &quot; = n. &quot; &amp; [.N63] &amp; &quot; &#10;create (n)-[:&quot; &amp; [.J61] &amp; &quot; ]-&gt;(m)&#10;RETURN n,m&quot;;&quot;&quot;))">
            <text:p/>
          </table:table-cell>
          <table:table-cell table:formula="of:=LOWER(IF([.H60]&lt;&gt;&quot;&quot;;[.H60];&quot;&quot;))">
            <text:p/>
          </table:table-cell>
          <table:table-cell table:formula="of:=LOWER(IF([.H60]&lt;&gt;&quot;&quot;;[.K62];&quot;&quot;))">
            <text:p/>
          </table:table-cell>
          <table:table-cell table:formula="of:=LOWER(IF([.H60]&lt;&gt;&quot;&quot;;[.M63];&quot;&quot;))">
            <text:p/>
          </table:table-cell>
          <table:table-cell table:formula="of:=LOWER(IF([.H60]&lt;&gt;&quot;&quot;;[.N63];&quot;&quot;))">
            <text:p/>
          </table:table-cell>
          <table:table-cell table:formula="of:=LOWER(IF([.H60]&lt;&gt;&quot;&quot;;[.J61];&quot;&quot;))">
            <text:p/>
          </table:table-cell>
          <table:table-cell table:formula="of:=LOWER(IF([.H60]&lt;&gt;&quot;&quot;; &quot;MATCH (n:&quot; &amp; [.R60] &amp; &quot;), (m:&quot; &amp; [.P60] &amp; &quot;)&#10;WHERE m.&quot; &amp; [.Q60] &amp; &quot; = n. &quot; &amp; [.S60] &amp; &quot; &#10;create (n)-[:&quot; &amp; [.T6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CHARTEVENTS DROP CONSTRAINT IF EXISTS chartevents_fk_hadm_id;</text:p>
          </table:table-cell>
          <table:table-cell table:formula="of:=OR( [.B61]=&quot;&quot;; NOT(ISERROR(FIND(&quot;DROP CONSTRAINT&quot;;[.B61]))); NOT(ISERROR(FIND(&quot;--&quot;;[.B61]))))" office:value-type="float" office:value="1" calcext:value-type="float">
            <text:p>1</text:p>
          </table:table-cell>
          <table:table-cell table:formula="of:=IF(AND( NOT([.C61]); NOT(ISERROR(FIND(&quot;ALTER TABLE&quot;;[.B61]  ))));&quot;Y&quot;;&quot;&quot;)">
            <text:p/>
          </table:table-cell>
          <table:table-cell table:formula="of:=IF(AND( [.D61]=&quot;&quot;; NOT(ISERROR(FIND(&quot;ADD CONSTRAINT&quot;;[.B61]  ))));&quot;Y&quot;;&quot;&quot;)">
            <text:p/>
          </table:table-cell>
          <table:table-cell table:formula="of:=IF(AND( [.E61]=&quot;&quot;; NOT(ISERROR(FIND(&quot;FOREIGN KEY&quot;;[.B61]  ))));&quot;Y&quot;;&quot;&quot;)">
            <text:p/>
          </table:table-cell>
          <table:table-cell table:formula="of:=IF(AND( [.F61]=&quot;&quot;; NOT(ISERROR(FIND(&quot;REFERENCES&quot;;[.B61]  ))));&quot;Y&quot;;&quot;&quot;)">
            <text:p/>
          </table:table-cell>
          <table:table-cell table:formula="of:=IF([.D61]=&quot;Y&quot;; MID([.B61];FIND(&quot;ALTER TABLE&quot;;[.B61])+12;LEN([.B61]));&quot;&quot;)">
            <text:p/>
          </table:table-cell>
          <table:table-cell table:formula="of:=IF([.E61]=&quot;Y&quot;; MID([.B61];FIND(&quot;ADD CONSTRAINT&quot;;[.B61])+15;LEN([.B61]));&quot;&quot;)">
            <text:p/>
          </table:table-cell>
          <table:table-cell table:formula="of:=[.I61]">
            <text:p/>
          </table:table-cell>
          <table:table-cell table:formula="of:=IF([.F61]=&quot;Y&quot;; MID([.B61];FIND(&quot;FOREIGN KEY&quot;;[.B61])+13;LEN([.B61])-14);&quot;&quot;)">
            <text:p/>
          </table:table-cell>
          <table:table-cell table:formula="of:=IF([.G61]=&quot;Y&quot;; MID([.B61];FIND(&quot;REFERENCES&quot;;[.B61])+11;LEN([.B61]));&quot;&quot;)">
            <text:p/>
          </table:table-cell>
          <table:table-cell table:formula="of:=IF([.L61]&lt;&gt;&quot;&quot;;LEFT([.L61];FIND(&quot;(&quot;;[.L61])-1);&quot;&quot;)">
            <text:p/>
          </table:table-cell>
          <table:table-cell table:formula="of:=SUBSTITUTE( IF([.L61]&lt;&gt;&quot;&quot;;MID([.L61];FIND(&quot;(&quot;;[.L61])+1;LEN([.L61]));&quot;&quot;); &quot;);&quot;;&quot;&quot;)">
            <text:p/>
          </table:table-cell>
          <table:table-cell table:style-name="ce16" table:formula="of:=LOWER(IF([.H61]&lt;&gt;&quot;&quot;; &quot;MATCH (n:&quot; &amp; [.M64] &amp; &quot;), (m:&quot; &amp; [.H61] &amp; &quot;)&#10;WHERE m.&quot; &amp; [.K63] &amp; &quot; = n. &quot; &amp; [.N64] &amp; &quot; &#10;create (n)-[:&quot; &amp; [.J62] &amp; &quot; ]-&gt;(m)&#10;RETURN n,m&quot;;&quot;&quot;))">
            <text:p/>
          </table:table-cell>
          <table:table-cell table:formula="of:=LOWER(IF([.H61]&lt;&gt;&quot;&quot;;[.H61];&quot;&quot;))">
            <text:p/>
          </table:table-cell>
          <table:table-cell table:formula="of:=LOWER(IF([.H61]&lt;&gt;&quot;&quot;;[.K63];&quot;&quot;))">
            <text:p/>
          </table:table-cell>
          <table:table-cell table:formula="of:=LOWER(IF([.H61]&lt;&gt;&quot;&quot;;[.M64];&quot;&quot;))">
            <text:p/>
          </table:table-cell>
          <table:table-cell table:formula="of:=LOWER(IF([.H61]&lt;&gt;&quot;&quot;;[.N64];&quot;&quot;))">
            <text:p/>
          </table:table-cell>
          <table:table-cell table:formula="of:=LOWER(IF([.H61]&lt;&gt;&quot;&quot;;[.J62];&quot;&quot;))">
            <text:p/>
          </table:table-cell>
          <table:table-cell table:formula="of:=LOWER(IF([.H61]&lt;&gt;&quot;&quot;; &quot;MATCH (n:&quot; &amp; [.R61] &amp; &quot;), (m:&quot; &amp; [.P61] &amp; &quot;)&#10;WHERE m.&quot; &amp; [.Q61] &amp; &quot; = n. &quot; &amp; [.S61] &amp; &quot; &#10;create (n)-[:&quot; &amp; [.T61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CHARTEVENTS</text:p>
          </table:table-cell>
          <table:table-cell table:formula="of:=OR( [.B62]=&quot;&quot;; NOT(ISERROR(FIND(&quot;DROP CONSTRAINT&quot;;[.B62]))); NOT(ISERROR(FIND(&quot;--&quot;;[.B62]))))" office:value-type="float" office:value="0" calcext:value-type="float">
            <text:p>0</text:p>
          </table:table-cell>
          <table:table-cell table:formula="of:=IF(AND( NOT([.C62]); NOT(ISERROR(FIND(&quot;ALTER TABLE&quot;;[.B62]  ))));&quot;Y&quot;;&quot;&quot;)" office:value-type="string" office:string-value="Y" calcext:value-type="string">
            <text:p>Y</text:p>
          </table:table-cell>
          <table:table-cell table:formula="of:=IF(AND( [.D62]=&quot;&quot;; NOT(ISERROR(FIND(&quot;ADD CONSTRAINT&quot;;[.B62]  ))));&quot;Y&quot;;&quot;&quot;)">
            <text:p/>
          </table:table-cell>
          <table:table-cell table:formula="of:=IF(AND( [.E62]=&quot;&quot;; NOT(ISERROR(FIND(&quot;FOREIGN KEY&quot;;[.B62]  ))));&quot;Y&quot;;&quot;&quot;)">
            <text:p/>
          </table:table-cell>
          <table:table-cell table:formula="of:=IF(AND( [.F62]=&quot;&quot;; NOT(ISERROR(FIND(&quot;REFERENCES&quot;;[.B62]  ))));&quot;Y&quot;;&quot;&quot;)">
            <text:p/>
          </table:table-cell>
          <table:table-cell table:formula="of:=IF([.D62]=&quot;Y&quot;; MID([.B62];FIND(&quot;ALTER TABLE&quot;;[.B62])+12;LEN([.B62]));&quot;&quot;)" office:value-type="string" office:string-value="CHARTEVENTS" calcext:value-type="string">
            <text:p>CHARTEVENTS</text:p>
          </table:table-cell>
          <table:table-cell table:formula="of:=IF([.E62]=&quot;Y&quot;; MID([.B62];FIND(&quot;ADD CONSTRAINT&quot;;[.B62])+15;LEN([.B62]));&quot;&quot;)">
            <text:p/>
          </table:table-cell>
          <table:table-cell table:formula="of:=[.I62]">
            <text:p/>
          </table:table-cell>
          <table:table-cell table:formula="of:=IF([.F62]=&quot;Y&quot;; MID([.B62];FIND(&quot;FOREIGN KEY&quot;;[.B62])+13;LEN([.B62])-14);&quot;&quot;)">
            <text:p/>
          </table:table-cell>
          <table:table-cell table:formula="of:=IF([.G62]=&quot;Y&quot;; MID([.B62];FIND(&quot;REFERENCES&quot;;[.B62])+11;LEN([.B62]));&quot;&quot;)">
            <text:p/>
          </table:table-cell>
          <table:table-cell table:formula="of:=IF([.L62]&lt;&gt;&quot;&quot;;LEFT([.L62];FIND(&quot;(&quot;;[.L62])-1);&quot;&quot;)">
            <text:p/>
          </table:table-cell>
          <table:table-cell table:formula="of:=SUBSTITUTE( IF([.L62]&lt;&gt;&quot;&quot;;MID([.L62];FIND(&quot;(&quot;;[.L62])+1;LEN([.L62]));&quot;&quot;); &quot;);&quot;;&quot;&quot;)">
            <text:p/>
          </table:table-cell>
          <table:table-cell table:style-name="ce16" table:formula="of:=LOWER(IF([.H62]&lt;&gt;&quot;&quot;; &quot;MATCH (n:&quot; &amp; [.M65] &amp; &quot;), (m:&quot; &amp; [.H62] &amp; &quot;)&#10;WHERE m.&quot; &amp; [.K64] &amp; &quot; = n. &quot; &amp; [.N65] &amp; &quot; &#10;create (n)-[:&quot; &amp; [.J63] &amp; &quot; ]-&gt;(m)&#10;RETURN n,m&quot;;&quot;&quot;))" office:value-type="string" office:string-value="match (n:admissions), (m:chartevents)&#10;where m.hadm_id = n. hadm_id &#10;create (n)-[:chartevents_fk_hadm_id ]-&gt;(m)&#10;return n,m" calcext:value-type="string">
            <text:p>match (n:admissions), (m:chartevents)</text:p>
            <text:p>where m.hadm_id = n. hadm_id </text:p>
            <text:p>create (n)-[:chartevents_fk_hadm_id ]-&gt;(m)</text:p>
            <text:p>return n,m</text:p>
          </table:table-cell>
          <table:table-cell table:formula="of:=LOWER(IF([.H62]&lt;&gt;&quot;&quot;;[.H62];&quot;&quot;))" office:value-type="string" office:string-value="chartevents" calcext:value-type="string">
            <text:p>chartevents</text:p>
          </table:table-cell>
          <table:table-cell table:formula="of:=LOWER(IF([.H62]&lt;&gt;&quot;&quot;;[.K64];&quot;&quot;))" office:value-type="string" office:string-value="hadm_id" calcext:value-type="string">
            <text:p>hadm_id</text:p>
          </table:table-cell>
          <table:table-cell table:formula="of:=LOWER(IF([.H62]&lt;&gt;&quot;&quot;;[.M65];&quot;&quot;))" office:value-type="string" office:string-value="admissions" calcext:value-type="string">
            <text:p>admissions</text:p>
          </table:table-cell>
          <table:table-cell table:formula="of:=LOWER(IF([.H62]&lt;&gt;&quot;&quot;;[.N65];&quot;&quot;))" office:value-type="string" office:string-value="hadm_id" calcext:value-type="string">
            <text:p>hadm_id</text:p>
          </table:table-cell>
          <table:table-cell table:formula="of:=LOWER(IF([.H62]&lt;&gt;&quot;&quot;;[.J63];&quot;&quot;))" office:value-type="string" office:string-value="chartevents_fk_hadm_id" calcext:value-type="string">
            <text:p>chartevents_fk_hadm_id</text:p>
          </table:table-cell>
          <table:table-cell table:formula="of:=LOWER(IF([.H62]&lt;&gt;&quot;&quot;; &quot;MATCH (n:&quot; &amp; [.R62] &amp; &quot;), (m:&quot; &amp; [.P62] &amp; &quot;)&#10;WHERE m.&quot; &amp; [.Q62] &amp; &quot; = n. &quot; &amp; [.S62] &amp; &quot; &#10;create (n)-[:&quot; &amp; [.T62] &amp; &quot; ]-&gt;(m)&#10;RETURN n,m&quot;;&quot;&quot;))" office:value-type="string" office:string-value="match (n:admissions), (m:chartevents)&#10;where m.hadm_id = n. hadm_id &#10;create (n)-[:chartevents_fk_hadm_id ]-&gt;(m)&#10;return n,m" calcext:value-type="string">
            <text:p>match (n:admissions), (m:chartevents)</text:p>
            <text:p>where m.hadm_id = n. hadm_id </text:p>
            <text:p>create (n)-[:chartevents_fk_hadm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chartevents_fk_hadm_id</text:p>
          </table:table-cell>
          <table:table-cell table:formula="of:=OR( [.B63]=&quot;&quot;; NOT(ISERROR(FIND(&quot;DROP CONSTRAINT&quot;;[.B63]))); NOT(ISERROR(FIND(&quot;--&quot;;[.B63]))))" office:value-type="float" office:value="0" calcext:value-type="float">
            <text:p>0</text:p>
          </table:table-cell>
          <table:table-cell table:formula="of:=IF(AND( NOT([.C63]); NOT(ISERROR(FIND(&quot;ALTER TABLE&quot;;[.B63]  ))));&quot;Y&quot;;&quot;&quot;)">
            <text:p/>
          </table:table-cell>
          <table:table-cell table:formula="of:=IF(AND( [.D63]=&quot;&quot;; NOT(ISERROR(FIND(&quot;ADD CONSTRAINT&quot;;[.B63]  ))));&quot;Y&quot;;&quot;&quot;)" office:value-type="string" office:string-value="Y" calcext:value-type="string">
            <text:p>Y</text:p>
          </table:table-cell>
          <table:table-cell table:formula="of:=IF(AND( [.E63]=&quot;&quot;; NOT(ISERROR(FIND(&quot;FOREIGN KEY&quot;;[.B63]  ))));&quot;Y&quot;;&quot;&quot;)">
            <text:p/>
          </table:table-cell>
          <table:table-cell table:formula="of:=IF(AND( [.F63]=&quot;&quot;; NOT(ISERROR(FIND(&quot;REFERENCES&quot;;[.B63]  ))));&quot;Y&quot;;&quot;&quot;)">
            <text:p/>
          </table:table-cell>
          <table:table-cell table:formula="of:=IF([.D63]=&quot;Y&quot;; MID([.B63];FIND(&quot;ALTER TABLE&quot;;[.B63])+12;LEN([.B63]));&quot;&quot;)">
            <text:p/>
          </table:table-cell>
          <table:table-cell table:formula="of:=IF([.E63]=&quot;Y&quot;; MID([.B63];FIND(&quot;ADD CONSTRAINT&quot;;[.B63])+15;LEN([.B63]));&quot;&quot;)" office:value-type="string" office:string-value="chartevents_fk_hadm_id" calcext:value-type="string">
            <text:p>chartevents_fk_hadm_id</text:p>
          </table:table-cell>
          <table:table-cell table:formula="of:=[.I63]" office:value-type="string" office:string-value="chartevents_fk_hadm_id" calcext:value-type="string">
            <text:p>chartevents_fk_hadm_id</text:p>
          </table:table-cell>
          <table:table-cell table:formula="of:=IF([.F63]=&quot;Y&quot;; MID([.B63];FIND(&quot;FOREIGN KEY&quot;;[.B63])+13;LEN([.B63])-14);&quot;&quot;)">
            <text:p/>
          </table:table-cell>
          <table:table-cell table:formula="of:=IF([.G63]=&quot;Y&quot;; MID([.B63];FIND(&quot;REFERENCES&quot;;[.B63])+11;LEN([.B63]));&quot;&quot;)">
            <text:p/>
          </table:table-cell>
          <table:table-cell table:formula="of:=IF([.L63]&lt;&gt;&quot;&quot;;LEFT([.L63];FIND(&quot;(&quot;;[.L63])-1);&quot;&quot;)">
            <text:p/>
          </table:table-cell>
          <table:table-cell table:formula="of:=SUBSTITUTE( IF([.L63]&lt;&gt;&quot;&quot;;MID([.L63];FIND(&quot;(&quot;;[.L63])+1;LEN([.L63]));&quot;&quot;); &quot;);&quot;;&quot;&quot;)">
            <text:p/>
          </table:table-cell>
          <table:table-cell table:style-name="ce16" table:formula="of:=LOWER(IF([.H63]&lt;&gt;&quot;&quot;; &quot;MATCH (n:&quot; &amp; [.M66] &amp; &quot;), (m:&quot; &amp; [.H63] &amp; &quot;)&#10;WHERE m.&quot; &amp; [.K65] &amp; &quot; = n. &quot; &amp; [.N66] &amp; &quot; &#10;create (n)-[:&quot; &amp; [.J64] &amp; &quot; ]-&gt;(m)&#10;RETURN n,m&quot;;&quot;&quot;))">
            <text:p/>
          </table:table-cell>
          <table:table-cell table:formula="of:=LOWER(IF([.H63]&lt;&gt;&quot;&quot;;[.H63];&quot;&quot;))">
            <text:p/>
          </table:table-cell>
          <table:table-cell table:formula="of:=LOWER(IF([.H63]&lt;&gt;&quot;&quot;;[.K65];&quot;&quot;))">
            <text:p/>
          </table:table-cell>
          <table:table-cell table:formula="of:=LOWER(IF([.H63]&lt;&gt;&quot;&quot;;[.M66];&quot;&quot;))">
            <text:p/>
          </table:table-cell>
          <table:table-cell table:formula="of:=LOWER(IF([.H63]&lt;&gt;&quot;&quot;;[.N66];&quot;&quot;))">
            <text:p/>
          </table:table-cell>
          <table:table-cell table:formula="of:=LOWER(IF([.H63]&lt;&gt;&quot;&quot;;[.J64];&quot;&quot;))">
            <text:p/>
          </table:table-cell>
          <table:table-cell table:formula="of:=LOWER(IF([.H63]&lt;&gt;&quot;&quot;; &quot;MATCH (n:&quot; &amp; [.R63] &amp; &quot;), (m:&quot; &amp; [.P63] &amp; &quot;)&#10;WHERE m.&quot; &amp; [.Q63] &amp; &quot; = n. &quot; &amp; [.S63] &amp; &quot; &#10;create (n)-[:&quot; &amp; [.T6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HADM_ID)</text:p>
          </table:table-cell>
          <table:table-cell table:formula="of:=OR( [.B64]=&quot;&quot;; NOT(ISERROR(FIND(&quot;DROP CONSTRAINT&quot;;[.B64]))); NOT(ISERROR(FIND(&quot;--&quot;;[.B64]))))" office:value-type="float" office:value="0" calcext:value-type="float">
            <text:p>0</text:p>
          </table:table-cell>
          <table:table-cell table:formula="of:=IF(AND( NOT([.C64]); NOT(ISERROR(FIND(&quot;ALTER TABLE&quot;;[.B64]  ))));&quot;Y&quot;;&quot;&quot;)">
            <text:p/>
          </table:table-cell>
          <table:table-cell table:formula="of:=IF(AND( [.D64]=&quot;&quot;; NOT(ISERROR(FIND(&quot;ADD CONSTRAINT&quot;;[.B64]  ))));&quot;Y&quot;;&quot;&quot;)">
            <text:p/>
          </table:table-cell>
          <table:table-cell table:formula="of:=IF(AND( [.E64]=&quot;&quot;; NOT(ISERROR(FIND(&quot;FOREIGN KEY&quot;;[.B64]  ))));&quot;Y&quot;;&quot;&quot;)" office:value-type="string" office:string-value="Y" calcext:value-type="string">
            <text:p>Y</text:p>
          </table:table-cell>
          <table:table-cell table:formula="of:=IF(AND( [.F64]=&quot;&quot;; NOT(ISERROR(FIND(&quot;REFERENCES&quot;;[.B64]  ))));&quot;Y&quot;;&quot;&quot;)">
            <text:p/>
          </table:table-cell>
          <table:table-cell table:formula="of:=IF([.D64]=&quot;Y&quot;; MID([.B64];FIND(&quot;ALTER TABLE&quot;;[.B64])+12;LEN([.B64]));&quot;&quot;)">
            <text:p/>
          </table:table-cell>
          <table:table-cell table:formula="of:=IF([.E64]=&quot;Y&quot;; MID([.B64];FIND(&quot;ADD CONSTRAINT&quot;;[.B64])+15;LEN([.B64]));&quot;&quot;)">
            <text:p/>
          </table:table-cell>
          <table:table-cell table:formula="of:=[.I64]">
            <text:p/>
          </table:table-cell>
          <table:table-cell table:formula="of:=IF([.F64]=&quot;Y&quot;; MID([.B64];FIND(&quot;FOREIGN KEY&quot;;[.B64])+13;LEN([.B64])-14);&quot;&quot;)" office:value-type="string" office:string-value="HADM_ID" calcext:value-type="string">
            <text:p>HADM_ID</text:p>
          </table:table-cell>
          <table:table-cell table:formula="of:=IF([.G64]=&quot;Y&quot;; MID([.B64];FIND(&quot;REFERENCES&quot;;[.B64])+11;LEN([.B64]));&quot;&quot;)">
            <text:p/>
          </table:table-cell>
          <table:table-cell table:formula="of:=IF([.L64]&lt;&gt;&quot;&quot;;LEFT([.L64];FIND(&quot;(&quot;;[.L64])-1);&quot;&quot;)">
            <text:p/>
          </table:table-cell>
          <table:table-cell table:formula="of:=SUBSTITUTE( IF([.L64]&lt;&gt;&quot;&quot;;MID([.L64];FIND(&quot;(&quot;;[.L64])+1;LEN([.L64]));&quot;&quot;); &quot;);&quot;;&quot;&quot;)">
            <text:p/>
          </table:table-cell>
          <table:table-cell table:style-name="ce16" table:formula="of:=LOWER(IF([.H64]&lt;&gt;&quot;&quot;; &quot;MATCH (n:&quot; &amp; [.M67] &amp; &quot;), (m:&quot; &amp; [.H64] &amp; &quot;)&#10;WHERE m.&quot; &amp; [.K66] &amp; &quot; = n. &quot; &amp; [.N67] &amp; &quot; &#10;create (n)-[:&quot; &amp; [.J65] &amp; &quot; ]-&gt;(m)&#10;RETURN n,m&quot;;&quot;&quot;))">
            <text:p/>
          </table:table-cell>
          <table:table-cell table:formula="of:=LOWER(IF([.H64]&lt;&gt;&quot;&quot;;[.H64];&quot;&quot;))">
            <text:p/>
          </table:table-cell>
          <table:table-cell table:formula="of:=LOWER(IF([.H64]&lt;&gt;&quot;&quot;;[.K66];&quot;&quot;))">
            <text:p/>
          </table:table-cell>
          <table:table-cell table:formula="of:=LOWER(IF([.H64]&lt;&gt;&quot;&quot;;[.M67];&quot;&quot;))">
            <text:p/>
          </table:table-cell>
          <table:table-cell table:formula="of:=LOWER(IF([.H64]&lt;&gt;&quot;&quot;;[.N67];&quot;&quot;))">
            <text:p/>
          </table:table-cell>
          <table:table-cell table:formula="of:=LOWER(IF([.H64]&lt;&gt;&quot;&quot;;[.J65];&quot;&quot;))">
            <text:p/>
          </table:table-cell>
          <table:table-cell table:formula="of:=LOWER(IF([.H64]&lt;&gt;&quot;&quot;; &quot;MATCH (n:&quot; &amp; [.R64] &amp; &quot;), (m:&quot; &amp; [.P64] &amp; &quot;)&#10;WHERE m.&quot; &amp; [.Q64] &amp; &quot; = n. &quot; &amp; [.S64] &amp; &quot; &#10;create (n)-[:&quot; &amp; [.T6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ADMISSIONS(HADM_ID);</text:p>
          </table:table-cell>
          <table:table-cell table:formula="of:=OR( [.B65]=&quot;&quot;; NOT(ISERROR(FIND(&quot;DROP CONSTRAINT&quot;;[.B65]))); NOT(ISERROR(FIND(&quot;--&quot;;[.B65]))))" office:value-type="float" office:value="0" calcext:value-type="float">
            <text:p>0</text:p>
          </table:table-cell>
          <table:table-cell table:formula="of:=IF(AND( NOT([.C65]); NOT(ISERROR(FIND(&quot;ALTER TABLE&quot;;[.B65]  ))));&quot;Y&quot;;&quot;&quot;)">
            <text:p/>
          </table:table-cell>
          <table:table-cell table:formula="of:=IF(AND( [.D65]=&quot;&quot;; NOT(ISERROR(FIND(&quot;ADD CONSTRAINT&quot;;[.B65]  ))));&quot;Y&quot;;&quot;&quot;)">
            <text:p/>
          </table:table-cell>
          <table:table-cell table:formula="of:=IF(AND( [.E65]=&quot;&quot;; NOT(ISERROR(FIND(&quot;FOREIGN KEY&quot;;[.B65]  ))));&quot;Y&quot;;&quot;&quot;)">
            <text:p/>
          </table:table-cell>
          <table:table-cell table:formula="of:=IF(AND( [.F65]=&quot;&quot;; NOT(ISERROR(FIND(&quot;REFERENCES&quot;;[.B65]  ))));&quot;Y&quot;;&quot;&quot;)" office:value-type="string" office:string-value="Y" calcext:value-type="string">
            <text:p>Y</text:p>
          </table:table-cell>
          <table:table-cell table:formula="of:=IF([.D65]=&quot;Y&quot;; MID([.B65];FIND(&quot;ALTER TABLE&quot;;[.B65])+12;LEN([.B65]));&quot;&quot;)">
            <text:p/>
          </table:table-cell>
          <table:table-cell table:formula="of:=IF([.E65]=&quot;Y&quot;; MID([.B65];FIND(&quot;ADD CONSTRAINT&quot;;[.B65])+15;LEN([.B65]));&quot;&quot;)">
            <text:p/>
          </table:table-cell>
          <table:table-cell table:formula="of:=[.I65]">
            <text:p/>
          </table:table-cell>
          <table:table-cell table:formula="of:=IF([.F65]=&quot;Y&quot;; MID([.B65];FIND(&quot;FOREIGN KEY&quot;;[.B65])+13;LEN([.B65])-14);&quot;&quot;)">
            <text:p/>
          </table:table-cell>
          <table:table-cell table:formula="of:=IF([.G65]=&quot;Y&quot;; MID([.B65];FIND(&quot;REFERENCES&quot;;[.B65])+11;LEN([.B65]));&quot;&quot;)" office:value-type="string" office:string-value="ADMISSIONS(HADM_ID);" calcext:value-type="string">
            <text:p>ADMISSIONS(HADM_ID);</text:p>
          </table:table-cell>
          <table:table-cell table:formula="of:=IF([.L65]&lt;&gt;&quot;&quot;;LEFT([.L65];FIND(&quot;(&quot;;[.L65])-1);&quot;&quot;)" office:value-type="string" office:string-value="ADMISSIONS" calcext:value-type="string">
            <text:p>ADMISSIONS</text:p>
          </table:table-cell>
          <table:table-cell table:formula="of:=SUBSTITUTE( IF([.L65]&lt;&gt;&quot;&quot;;MID([.L65];FIND(&quot;(&quot;;[.L65])+1;LEN([.L65]));&quot;&quot;); &quot;);&quot;;&quot;&quot;)" office:value-type="string" office:string-value="HADM_ID" calcext:value-type="string">
            <text:p>HADM_ID</text:p>
          </table:table-cell>
          <table:table-cell table:style-name="ce16" table:formula="of:=LOWER(IF([.H65]&lt;&gt;&quot;&quot;; &quot;MATCH (n:&quot; &amp; [.M68] &amp; &quot;), (m:&quot; &amp; [.H65] &amp; &quot;)&#10;WHERE m.&quot; &amp; [.K67] &amp; &quot; = n. &quot; &amp; [.N68] &amp; &quot; &#10;create (n)-[:&quot; &amp; [.J66] &amp; &quot; ]-&gt;(m)&#10;RETURN n,m&quot;;&quot;&quot;))">
            <text:p/>
          </table:table-cell>
          <table:table-cell table:formula="of:=LOWER(IF([.H65]&lt;&gt;&quot;&quot;;[.H65];&quot;&quot;))">
            <text:p/>
          </table:table-cell>
          <table:table-cell table:formula="of:=LOWER(IF([.H65]&lt;&gt;&quot;&quot;;[.K67];&quot;&quot;))">
            <text:p/>
          </table:table-cell>
          <table:table-cell table:formula="of:=LOWER(IF([.H65]&lt;&gt;&quot;&quot;;[.M68];&quot;&quot;))">
            <text:p/>
          </table:table-cell>
          <table:table-cell table:formula="of:=LOWER(IF([.H65]&lt;&gt;&quot;&quot;;[.N68];&quot;&quot;))">
            <text:p/>
          </table:table-cell>
          <table:table-cell table:formula="of:=LOWER(IF([.H65]&lt;&gt;&quot;&quot;;[.J66];&quot;&quot;))">
            <text:p/>
          </table:table-cell>
          <table:table-cell table:formula="of:=LOWER(IF([.H65]&lt;&gt;&quot;&quot;; &quot;MATCH (n:&quot; &amp; [.R65] &amp; &quot;), (m:&quot; &amp; [.P65] &amp; &quot;)&#10;WHERE m.&quot; &amp; [.Q65] &amp; &quot; = n. &quot; &amp; [.S65] &amp; &quot; &#10;create (n)-[:&quot; &amp; [.T6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66]=&quot;&quot;; NOT(ISERROR(FIND(&quot;DROP CONSTRAINT&quot;;[.B66]))); NOT(ISERROR(FIND(&quot;--&quot;;[.B66]))))" office:value-type="float" office:value="1" calcext:value-type="float">
            <text:p>1</text:p>
          </table:table-cell>
          <table:table-cell table:formula="of:=IF(AND( NOT([.C66]); NOT(ISERROR(FIND(&quot;ALTER TABLE&quot;;[.B66]  ))));&quot;Y&quot;;&quot;&quot;)">
            <text:p/>
          </table:table-cell>
          <table:table-cell table:formula="of:=IF(AND( [.D66]=&quot;&quot;; NOT(ISERROR(FIND(&quot;ADD CONSTRAINT&quot;;[.B66]  ))));&quot;Y&quot;;&quot;&quot;)">
            <text:p/>
          </table:table-cell>
          <table:table-cell table:formula="of:=IF(AND( [.E66]=&quot;&quot;; NOT(ISERROR(FIND(&quot;FOREIGN KEY&quot;;[.B66]  ))));&quot;Y&quot;;&quot;&quot;)">
            <text:p/>
          </table:table-cell>
          <table:table-cell table:formula="of:=IF(AND( [.F66]=&quot;&quot;; NOT(ISERROR(FIND(&quot;REFERENCES&quot;;[.B66]  ))));&quot;Y&quot;;&quot;&quot;)">
            <text:p/>
          </table:table-cell>
          <table:table-cell table:formula="of:=IF([.D66]=&quot;Y&quot;; MID([.B66];FIND(&quot;ALTER TABLE&quot;;[.B66])+12;LEN([.B66]));&quot;&quot;)">
            <text:p/>
          </table:table-cell>
          <table:table-cell table:formula="of:=IF([.E66]=&quot;Y&quot;; MID([.B66];FIND(&quot;ADD CONSTRAINT&quot;;[.B66])+15;LEN([.B66]));&quot;&quot;)">
            <text:p/>
          </table:table-cell>
          <table:table-cell table:formula="of:=[.I66]">
            <text:p/>
          </table:table-cell>
          <table:table-cell table:formula="of:=IF([.F66]=&quot;Y&quot;; MID([.B66];FIND(&quot;FOREIGN KEY&quot;;[.B66])+13;LEN([.B66])-14);&quot;&quot;)">
            <text:p/>
          </table:table-cell>
          <table:table-cell table:formula="of:=IF([.G66]=&quot;Y&quot;; MID([.B66];FIND(&quot;REFERENCES&quot;;[.B66])+11;LEN([.B66]));&quot;&quot;)">
            <text:p/>
          </table:table-cell>
          <table:table-cell table:formula="of:=IF([.L66]&lt;&gt;&quot;&quot;;LEFT([.L66];FIND(&quot;(&quot;;[.L66])-1);&quot;&quot;)">
            <text:p/>
          </table:table-cell>
          <table:table-cell table:formula="of:=SUBSTITUTE( IF([.L66]&lt;&gt;&quot;&quot;;MID([.L66];FIND(&quot;(&quot;;[.L66])+1;LEN([.L66]));&quot;&quot;); &quot;);&quot;;&quot;&quot;)">
            <text:p/>
          </table:table-cell>
          <table:table-cell table:style-name="ce16" table:formula="of:=LOWER(IF([.H66]&lt;&gt;&quot;&quot;; &quot;MATCH (n:&quot; &amp; [.M69] &amp; &quot;), (m:&quot; &amp; [.H66] &amp; &quot;)&#10;WHERE m.&quot; &amp; [.K68] &amp; &quot; = n. &quot; &amp; [.N69] &amp; &quot; &#10;create (n)-[:&quot; &amp; [.J67] &amp; &quot; ]-&gt;(m)&#10;RETURN n,m&quot;;&quot;&quot;))">
            <text:p/>
          </table:table-cell>
          <table:table-cell table:formula="of:=LOWER(IF([.H66]&lt;&gt;&quot;&quot;;[.H66];&quot;&quot;))">
            <text:p/>
          </table:table-cell>
          <table:table-cell table:formula="of:=LOWER(IF([.H66]&lt;&gt;&quot;&quot;;[.K68];&quot;&quot;))">
            <text:p/>
          </table:table-cell>
          <table:table-cell table:formula="of:=LOWER(IF([.H66]&lt;&gt;&quot;&quot;;[.M69];&quot;&quot;))">
            <text:p/>
          </table:table-cell>
          <table:table-cell table:formula="of:=LOWER(IF([.H66]&lt;&gt;&quot;&quot;;[.N69];&quot;&quot;))">
            <text:p/>
          </table:table-cell>
          <table:table-cell table:formula="of:=LOWER(IF([.H66]&lt;&gt;&quot;&quot;;[.J67];&quot;&quot;))">
            <text:p/>
          </table:table-cell>
          <table:table-cell table:formula="of:=LOWER(IF([.H66]&lt;&gt;&quot;&quot;; &quot;MATCH (n:&quot; &amp; [.R66] &amp; &quot;), (m:&quot; &amp; [.P66] &amp; &quot;)&#10;WHERE m.&quot; &amp; [.Q66] &amp; &quot; = n. &quot; &amp; [.S66] &amp; &quot; &#10;create (n)-[:&quot; &amp; [.T6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item_id</text:p>
          </table:table-cell>
          <table:table-cell table:formula="of:=OR( [.B67]=&quot;&quot;; NOT(ISERROR(FIND(&quot;DROP CONSTRAINT&quot;;[.B67]))); NOT(ISERROR(FIND(&quot;--&quot;;[.B67]))))" office:value-type="float" office:value="1" calcext:value-type="float">
            <text:p>1</text:p>
          </table:table-cell>
          <table:table-cell table:formula="of:=IF(AND( NOT([.C67]); NOT(ISERROR(FIND(&quot;ALTER TABLE&quot;;[.B67]  ))));&quot;Y&quot;;&quot;&quot;)">
            <text:p/>
          </table:table-cell>
          <table:table-cell table:formula="of:=IF(AND( [.D67]=&quot;&quot;; NOT(ISERROR(FIND(&quot;ADD CONSTRAINT&quot;;[.B67]  ))));&quot;Y&quot;;&quot;&quot;)">
            <text:p/>
          </table:table-cell>
          <table:table-cell table:formula="of:=IF(AND( [.E67]=&quot;&quot;; NOT(ISERROR(FIND(&quot;FOREIGN KEY&quot;;[.B67]  ))));&quot;Y&quot;;&quot;&quot;)">
            <text:p/>
          </table:table-cell>
          <table:table-cell table:formula="of:=IF(AND( [.F67]=&quot;&quot;; NOT(ISERROR(FIND(&quot;REFERENCES&quot;;[.B67]  ))));&quot;Y&quot;;&quot;&quot;)">
            <text:p/>
          </table:table-cell>
          <table:table-cell table:formula="of:=IF([.D67]=&quot;Y&quot;; MID([.B67];FIND(&quot;ALTER TABLE&quot;;[.B67])+12;LEN([.B67]));&quot;&quot;)">
            <text:p/>
          </table:table-cell>
          <table:table-cell table:formula="of:=IF([.E67]=&quot;Y&quot;; MID([.B67];FIND(&quot;ADD CONSTRAINT&quot;;[.B67])+15;LEN([.B67]));&quot;&quot;)">
            <text:p/>
          </table:table-cell>
          <table:table-cell table:formula="of:=[.I67]">
            <text:p/>
          </table:table-cell>
          <table:table-cell table:formula="of:=IF([.F67]=&quot;Y&quot;; MID([.B67];FIND(&quot;FOREIGN KEY&quot;;[.B67])+13;LEN([.B67])-14);&quot;&quot;)">
            <text:p/>
          </table:table-cell>
          <table:table-cell table:formula="of:=IF([.G67]=&quot;Y&quot;; MID([.B67];FIND(&quot;REFERENCES&quot;;[.B67])+11;LEN([.B67]));&quot;&quot;)">
            <text:p/>
          </table:table-cell>
          <table:table-cell table:formula="of:=IF([.L67]&lt;&gt;&quot;&quot;;LEFT([.L67];FIND(&quot;(&quot;;[.L67])-1);&quot;&quot;)">
            <text:p/>
          </table:table-cell>
          <table:table-cell table:formula="of:=SUBSTITUTE( IF([.L67]&lt;&gt;&quot;&quot;;MID([.L67];FIND(&quot;(&quot;;[.L67])+1;LEN([.L67]));&quot;&quot;); &quot;);&quot;;&quot;&quot;)">
            <text:p/>
          </table:table-cell>
          <table:table-cell table:style-name="ce16" table:formula="of:=LOWER(IF([.H67]&lt;&gt;&quot;&quot;; &quot;MATCH (n:&quot; &amp; [.M70] &amp; &quot;), (m:&quot; &amp; [.H67] &amp; &quot;)&#10;WHERE m.&quot; &amp; [.K69] &amp; &quot; = n. &quot; &amp; [.N70] &amp; &quot; &#10;create (n)-[:&quot; &amp; [.J68] &amp; &quot; ]-&gt;(m)&#10;RETURN n,m&quot;;&quot;&quot;))">
            <text:p/>
          </table:table-cell>
          <table:table-cell table:formula="of:=LOWER(IF([.H67]&lt;&gt;&quot;&quot;;[.H67];&quot;&quot;))">
            <text:p/>
          </table:table-cell>
          <table:table-cell table:formula="of:=LOWER(IF([.H67]&lt;&gt;&quot;&quot;;[.K69];&quot;&quot;))">
            <text:p/>
          </table:table-cell>
          <table:table-cell table:formula="of:=LOWER(IF([.H67]&lt;&gt;&quot;&quot;;[.M70];&quot;&quot;))">
            <text:p/>
          </table:table-cell>
          <table:table-cell table:formula="of:=LOWER(IF([.H67]&lt;&gt;&quot;&quot;;[.N70];&quot;&quot;))">
            <text:p/>
          </table:table-cell>
          <table:table-cell table:formula="of:=LOWER(IF([.H67]&lt;&gt;&quot;&quot;;[.J68];&quot;&quot;))">
            <text:p/>
          </table:table-cell>
          <table:table-cell table:formula="of:=LOWER(IF([.H67]&lt;&gt;&quot;&quot;; &quot;MATCH (n:&quot; &amp; [.R67] &amp; &quot;), (m:&quot; &amp; [.P67] &amp; &quot;)&#10;WHERE m.&quot; &amp; [.Q67] &amp; &quot; = n. &quot; &amp; [.S67] &amp; &quot; &#10;create (n)-[:&quot; &amp; [.T6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CHARTEVENTS DROP CONSTRAINT IF EXISTS chartevents_fk_itemid;</text:p>
          </table:table-cell>
          <table:table-cell table:formula="of:=OR( [.B68]=&quot;&quot;; NOT(ISERROR(FIND(&quot;DROP CONSTRAINT&quot;;[.B68]))); NOT(ISERROR(FIND(&quot;--&quot;;[.B68]))))" office:value-type="float" office:value="1" calcext:value-type="float">
            <text:p>1</text:p>
          </table:table-cell>
          <table:table-cell table:formula="of:=IF(AND( NOT([.C68]); NOT(ISERROR(FIND(&quot;ALTER TABLE&quot;;[.B68]  ))));&quot;Y&quot;;&quot;&quot;)">
            <text:p/>
          </table:table-cell>
          <table:table-cell table:formula="of:=IF(AND( [.D68]=&quot;&quot;; NOT(ISERROR(FIND(&quot;ADD CONSTRAINT&quot;;[.B68]  ))));&quot;Y&quot;;&quot;&quot;)">
            <text:p/>
          </table:table-cell>
          <table:table-cell table:formula="of:=IF(AND( [.E68]=&quot;&quot;; NOT(ISERROR(FIND(&quot;FOREIGN KEY&quot;;[.B68]  ))));&quot;Y&quot;;&quot;&quot;)">
            <text:p/>
          </table:table-cell>
          <table:table-cell table:formula="of:=IF(AND( [.F68]=&quot;&quot;; NOT(ISERROR(FIND(&quot;REFERENCES&quot;;[.B68]  ))));&quot;Y&quot;;&quot;&quot;)">
            <text:p/>
          </table:table-cell>
          <table:table-cell table:formula="of:=IF([.D68]=&quot;Y&quot;; MID([.B68];FIND(&quot;ALTER TABLE&quot;;[.B68])+12;LEN([.B68]));&quot;&quot;)">
            <text:p/>
          </table:table-cell>
          <table:table-cell table:formula="of:=IF([.E68]=&quot;Y&quot;; MID([.B68];FIND(&quot;ADD CONSTRAINT&quot;;[.B68])+15;LEN([.B68]));&quot;&quot;)">
            <text:p/>
          </table:table-cell>
          <table:table-cell table:formula="of:=[.I68]">
            <text:p/>
          </table:table-cell>
          <table:table-cell table:formula="of:=IF([.F68]=&quot;Y&quot;; MID([.B68];FIND(&quot;FOREIGN KEY&quot;;[.B68])+13;LEN([.B68])-14);&quot;&quot;)">
            <text:p/>
          </table:table-cell>
          <table:table-cell table:formula="of:=IF([.G68]=&quot;Y&quot;; MID([.B68];FIND(&quot;REFERENCES&quot;;[.B68])+11;LEN([.B68]));&quot;&quot;)">
            <text:p/>
          </table:table-cell>
          <table:table-cell table:formula="of:=IF([.L68]&lt;&gt;&quot;&quot;;LEFT([.L68];FIND(&quot;(&quot;;[.L68])-1);&quot;&quot;)">
            <text:p/>
          </table:table-cell>
          <table:table-cell table:formula="of:=SUBSTITUTE( IF([.L68]&lt;&gt;&quot;&quot;;MID([.L68];FIND(&quot;(&quot;;[.L68])+1;LEN([.L68]));&quot;&quot;); &quot;);&quot;;&quot;&quot;)">
            <text:p/>
          </table:table-cell>
          <table:table-cell table:style-name="ce16" table:formula="of:=LOWER(IF([.H68]&lt;&gt;&quot;&quot;; &quot;MATCH (n:&quot; &amp; [.M71] &amp; &quot;), (m:&quot; &amp; [.H68] &amp; &quot;)&#10;WHERE m.&quot; &amp; [.K70] &amp; &quot; = n. &quot; &amp; [.N71] &amp; &quot; &#10;create (n)-[:&quot; &amp; [.J69] &amp; &quot; ]-&gt;(m)&#10;RETURN n,m&quot;;&quot;&quot;))">
            <text:p/>
          </table:table-cell>
          <table:table-cell table:formula="of:=LOWER(IF([.H68]&lt;&gt;&quot;&quot;;[.H68];&quot;&quot;))">
            <text:p/>
          </table:table-cell>
          <table:table-cell table:formula="of:=LOWER(IF([.H68]&lt;&gt;&quot;&quot;;[.K70];&quot;&quot;))">
            <text:p/>
          </table:table-cell>
          <table:table-cell table:formula="of:=LOWER(IF([.H68]&lt;&gt;&quot;&quot;;[.M71];&quot;&quot;))">
            <text:p/>
          </table:table-cell>
          <table:table-cell table:formula="of:=LOWER(IF([.H68]&lt;&gt;&quot;&quot;;[.N71];&quot;&quot;))">
            <text:p/>
          </table:table-cell>
          <table:table-cell table:formula="of:=LOWER(IF([.H68]&lt;&gt;&quot;&quot;;[.J69];&quot;&quot;))">
            <text:p/>
          </table:table-cell>
          <table:table-cell table:formula="of:=LOWER(IF([.H68]&lt;&gt;&quot;&quot;; &quot;MATCH (n:&quot; &amp; [.R68] &amp; &quot;), (m:&quot; &amp; [.P68] &amp; &quot;)&#10;WHERE m.&quot; &amp; [.Q68] &amp; &quot; = n. &quot; &amp; [.S68] &amp; &quot; &#10;create (n)-[:&quot; &amp; [.T68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CHARTEVENTS</text:p>
          </table:table-cell>
          <table:table-cell table:formula="of:=OR( [.B69]=&quot;&quot;; NOT(ISERROR(FIND(&quot;DROP CONSTRAINT&quot;;[.B69]))); NOT(ISERROR(FIND(&quot;--&quot;;[.B69]))))" office:value-type="float" office:value="0" calcext:value-type="float">
            <text:p>0</text:p>
          </table:table-cell>
          <table:table-cell table:formula="of:=IF(AND( NOT([.C69]); NOT(ISERROR(FIND(&quot;ALTER TABLE&quot;;[.B69]  ))));&quot;Y&quot;;&quot;&quot;)" office:value-type="string" office:string-value="Y" calcext:value-type="string">
            <text:p>Y</text:p>
          </table:table-cell>
          <table:table-cell table:formula="of:=IF(AND( [.D69]=&quot;&quot;; NOT(ISERROR(FIND(&quot;ADD CONSTRAINT&quot;;[.B69]  ))));&quot;Y&quot;;&quot;&quot;)">
            <text:p/>
          </table:table-cell>
          <table:table-cell table:formula="of:=IF(AND( [.E69]=&quot;&quot;; NOT(ISERROR(FIND(&quot;FOREIGN KEY&quot;;[.B69]  ))));&quot;Y&quot;;&quot;&quot;)">
            <text:p/>
          </table:table-cell>
          <table:table-cell table:formula="of:=IF(AND( [.F69]=&quot;&quot;; NOT(ISERROR(FIND(&quot;REFERENCES&quot;;[.B69]  ))));&quot;Y&quot;;&quot;&quot;)">
            <text:p/>
          </table:table-cell>
          <table:table-cell table:formula="of:=IF([.D69]=&quot;Y&quot;; MID([.B69];FIND(&quot;ALTER TABLE&quot;;[.B69])+12;LEN([.B69]));&quot;&quot;)" office:value-type="string" office:string-value="CHARTEVENTS" calcext:value-type="string">
            <text:p>CHARTEVENTS</text:p>
          </table:table-cell>
          <table:table-cell table:formula="of:=IF([.E69]=&quot;Y&quot;; MID([.B69];FIND(&quot;ADD CONSTRAINT&quot;;[.B69])+15;LEN([.B69]));&quot;&quot;)">
            <text:p/>
          </table:table-cell>
          <table:table-cell table:formula="of:=[.I69]">
            <text:p/>
          </table:table-cell>
          <table:table-cell table:formula="of:=IF([.F69]=&quot;Y&quot;; MID([.B69];FIND(&quot;FOREIGN KEY&quot;;[.B69])+13;LEN([.B69])-14);&quot;&quot;)">
            <text:p/>
          </table:table-cell>
          <table:table-cell table:formula="of:=IF([.G69]=&quot;Y&quot;; MID([.B69];FIND(&quot;REFERENCES&quot;;[.B69])+11;LEN([.B69]));&quot;&quot;)">
            <text:p/>
          </table:table-cell>
          <table:table-cell table:formula="of:=IF([.L69]&lt;&gt;&quot;&quot;;LEFT([.L69];FIND(&quot;(&quot;;[.L69])-1);&quot;&quot;)">
            <text:p/>
          </table:table-cell>
          <table:table-cell table:formula="of:=SUBSTITUTE( IF([.L69]&lt;&gt;&quot;&quot;;MID([.L69];FIND(&quot;(&quot;;[.L69])+1;LEN([.L69]));&quot;&quot;); &quot;);&quot;;&quot;&quot;)">
            <text:p/>
          </table:table-cell>
          <table:table-cell table:style-name="ce16" table:formula="of:=LOWER(IF([.H69]&lt;&gt;&quot;&quot;; &quot;MATCH (n:&quot; &amp; [.M72] &amp; &quot;), (m:&quot; &amp; [.H69] &amp; &quot;)&#10;WHERE m.&quot; &amp; [.K71] &amp; &quot; = n. &quot; &amp; [.N72] &amp; &quot; &#10;create (n)-[:&quot; &amp; [.J70] &amp; &quot; ]-&gt;(m)&#10;RETURN n,m&quot;;&quot;&quot;))" office:value-type="string" office:string-value="match (n:d_items), (m:chartevents)&#10;where m.itemid = n. itemid &#10;create (n)-[:chartevents_fk_itemid ]-&gt;(m)&#10;return n,m" calcext:value-type="string">
            <text:p>match (n:d_items), (m:chartevents)</text:p>
            <text:p>where m.itemid = n. itemid </text:p>
            <text:p>create (n)-[:chartevents_fk_itemid ]-&gt;(m)</text:p>
            <text:p>return n,m</text:p>
          </table:table-cell>
          <table:table-cell table:formula="of:=LOWER(IF([.H69]&lt;&gt;&quot;&quot;;[.H69];&quot;&quot;))" office:value-type="string" office:string-value="chartevents" calcext:value-type="string">
            <text:p>chartevents</text:p>
          </table:table-cell>
          <table:table-cell table:formula="of:=LOWER(IF([.H69]&lt;&gt;&quot;&quot;;[.K71];&quot;&quot;))" office:value-type="string" office:string-value="itemid" calcext:value-type="string">
            <text:p>itemid</text:p>
          </table:table-cell>
          <table:table-cell table:formula="of:=LOWER(IF([.H69]&lt;&gt;&quot;&quot;;[.M72];&quot;&quot;))" office:value-type="string" office:string-value="d_items" calcext:value-type="string">
            <text:p>d_items</text:p>
          </table:table-cell>
          <table:table-cell table:formula="of:=LOWER(IF([.H69]&lt;&gt;&quot;&quot;;[.N72];&quot;&quot;))" office:value-type="string" office:string-value="itemid" calcext:value-type="string">
            <text:p>itemid</text:p>
          </table:table-cell>
          <table:table-cell table:formula="of:=LOWER(IF([.H69]&lt;&gt;&quot;&quot;;[.J70];&quot;&quot;))" office:value-type="string" office:string-value="chartevents_fk_itemid" calcext:value-type="string">
            <text:p>chartevents_fk_itemid</text:p>
          </table:table-cell>
          <table:table-cell table:formula="of:=LOWER(IF([.H69]&lt;&gt;&quot;&quot;; &quot;MATCH (n:&quot; &amp; [.R69] &amp; &quot;), (m:&quot; &amp; [.P69] &amp; &quot;)&#10;WHERE m.&quot; &amp; [.Q69] &amp; &quot; = n. &quot; &amp; [.S69] &amp; &quot; &#10;create (n)-[:&quot; &amp; [.T69] &amp; &quot; ]-&gt;(m)&#10;RETURN n,m&quot;;&quot;&quot;))" office:value-type="string" office:string-value="match (n:d_items), (m:chartevents)&#10;where m.itemid = n. itemid &#10;create (n)-[:chartevents_fk_itemid ]-&gt;(m)&#10;return n,m" calcext:value-type="string">
            <text:p>match (n:d_items), (m:chartevents)</text:p>
            <text:p>where m.itemid = n. itemid </text:p>
            <text:p>create (n)-[:chartevents_fk_item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chartevents_fk_itemid</text:p>
          </table:table-cell>
          <table:table-cell table:formula="of:=OR( [.B70]=&quot;&quot;; NOT(ISERROR(FIND(&quot;DROP CONSTRAINT&quot;;[.B70]))); NOT(ISERROR(FIND(&quot;--&quot;;[.B70]))))" office:value-type="float" office:value="0" calcext:value-type="float">
            <text:p>0</text:p>
          </table:table-cell>
          <table:table-cell table:formula="of:=IF(AND( NOT([.C70]); NOT(ISERROR(FIND(&quot;ALTER TABLE&quot;;[.B70]  ))));&quot;Y&quot;;&quot;&quot;)">
            <text:p/>
          </table:table-cell>
          <table:table-cell table:formula="of:=IF(AND( [.D70]=&quot;&quot;; NOT(ISERROR(FIND(&quot;ADD CONSTRAINT&quot;;[.B70]  ))));&quot;Y&quot;;&quot;&quot;)" office:value-type="string" office:string-value="Y" calcext:value-type="string">
            <text:p>Y</text:p>
          </table:table-cell>
          <table:table-cell table:formula="of:=IF(AND( [.E70]=&quot;&quot;; NOT(ISERROR(FIND(&quot;FOREIGN KEY&quot;;[.B70]  ))));&quot;Y&quot;;&quot;&quot;)">
            <text:p/>
          </table:table-cell>
          <table:table-cell table:formula="of:=IF(AND( [.F70]=&quot;&quot;; NOT(ISERROR(FIND(&quot;REFERENCES&quot;;[.B70]  ))));&quot;Y&quot;;&quot;&quot;)">
            <text:p/>
          </table:table-cell>
          <table:table-cell table:formula="of:=IF([.D70]=&quot;Y&quot;; MID([.B70];FIND(&quot;ALTER TABLE&quot;;[.B70])+12;LEN([.B70]));&quot;&quot;)">
            <text:p/>
          </table:table-cell>
          <table:table-cell table:formula="of:=IF([.E70]=&quot;Y&quot;; MID([.B70];FIND(&quot;ADD CONSTRAINT&quot;;[.B70])+15;LEN([.B70]));&quot;&quot;)" office:value-type="string" office:string-value="chartevents_fk_itemid" calcext:value-type="string">
            <text:p>chartevents_fk_itemid</text:p>
          </table:table-cell>
          <table:table-cell table:formula="of:=[.I70]" office:value-type="string" office:string-value="chartevents_fk_itemid" calcext:value-type="string">
            <text:p>chartevents_fk_itemid</text:p>
          </table:table-cell>
          <table:table-cell table:formula="of:=IF([.F70]=&quot;Y&quot;; MID([.B70];FIND(&quot;FOREIGN KEY&quot;;[.B70])+13;LEN([.B70])-14);&quot;&quot;)">
            <text:p/>
          </table:table-cell>
          <table:table-cell table:formula="of:=IF([.G70]=&quot;Y&quot;; MID([.B70];FIND(&quot;REFERENCES&quot;;[.B70])+11;LEN([.B70]));&quot;&quot;)">
            <text:p/>
          </table:table-cell>
          <table:table-cell table:formula="of:=IF([.L70]&lt;&gt;&quot;&quot;;LEFT([.L70];FIND(&quot;(&quot;;[.L70])-1);&quot;&quot;)">
            <text:p/>
          </table:table-cell>
          <table:table-cell table:formula="of:=SUBSTITUTE( IF([.L70]&lt;&gt;&quot;&quot;;MID([.L70];FIND(&quot;(&quot;;[.L70])+1;LEN([.L70]));&quot;&quot;); &quot;);&quot;;&quot;&quot;)">
            <text:p/>
          </table:table-cell>
          <table:table-cell table:style-name="ce16" table:formula="of:=LOWER(IF([.H70]&lt;&gt;&quot;&quot;; &quot;MATCH (n:&quot; &amp; [.M73] &amp; &quot;), (m:&quot; &amp; [.H70] &amp; &quot;)&#10;WHERE m.&quot; &amp; [.K72] &amp; &quot; = n. &quot; &amp; [.N73] &amp; &quot; &#10;create (n)-[:&quot; &amp; [.J71] &amp; &quot; ]-&gt;(m)&#10;RETURN n,m&quot;;&quot;&quot;))">
            <text:p/>
          </table:table-cell>
          <table:table-cell table:formula="of:=LOWER(IF([.H70]&lt;&gt;&quot;&quot;;[.H70];&quot;&quot;))">
            <text:p/>
          </table:table-cell>
          <table:table-cell table:formula="of:=LOWER(IF([.H70]&lt;&gt;&quot;&quot;;[.K72];&quot;&quot;))">
            <text:p/>
          </table:table-cell>
          <table:table-cell table:formula="of:=LOWER(IF([.H70]&lt;&gt;&quot;&quot;;[.M73];&quot;&quot;))">
            <text:p/>
          </table:table-cell>
          <table:table-cell table:formula="of:=LOWER(IF([.H70]&lt;&gt;&quot;&quot;;[.N73];&quot;&quot;))">
            <text:p/>
          </table:table-cell>
          <table:table-cell table:formula="of:=LOWER(IF([.H70]&lt;&gt;&quot;&quot;;[.J71];&quot;&quot;))">
            <text:p/>
          </table:table-cell>
          <table:table-cell table:formula="of:=LOWER(IF([.H70]&lt;&gt;&quot;&quot;; &quot;MATCH (n:&quot; &amp; [.R70] &amp; &quot;), (m:&quot; &amp; [.P70] &amp; &quot;)&#10;WHERE m.&quot; &amp; [.Q70] &amp; &quot; = n. &quot; &amp; [.S70] &amp; &quot; &#10;create (n)-[:&quot; &amp; [.T7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ITEMID)</text:p>
          </table:table-cell>
          <table:table-cell table:formula="of:=OR( [.B71]=&quot;&quot;; NOT(ISERROR(FIND(&quot;DROP CONSTRAINT&quot;;[.B71]))); NOT(ISERROR(FIND(&quot;--&quot;;[.B71]))))" office:value-type="float" office:value="0" calcext:value-type="float">
            <text:p>0</text:p>
          </table:table-cell>
          <table:table-cell table:formula="of:=IF(AND( NOT([.C71]); NOT(ISERROR(FIND(&quot;ALTER TABLE&quot;;[.B71]  ))));&quot;Y&quot;;&quot;&quot;)">
            <text:p/>
          </table:table-cell>
          <table:table-cell table:formula="of:=IF(AND( [.D71]=&quot;&quot;; NOT(ISERROR(FIND(&quot;ADD CONSTRAINT&quot;;[.B71]  ))));&quot;Y&quot;;&quot;&quot;)">
            <text:p/>
          </table:table-cell>
          <table:table-cell table:formula="of:=IF(AND( [.E71]=&quot;&quot;; NOT(ISERROR(FIND(&quot;FOREIGN KEY&quot;;[.B71]  ))));&quot;Y&quot;;&quot;&quot;)" office:value-type="string" office:string-value="Y" calcext:value-type="string">
            <text:p>Y</text:p>
          </table:table-cell>
          <table:table-cell table:formula="of:=IF(AND( [.F71]=&quot;&quot;; NOT(ISERROR(FIND(&quot;REFERENCES&quot;;[.B71]  ))));&quot;Y&quot;;&quot;&quot;)">
            <text:p/>
          </table:table-cell>
          <table:table-cell table:formula="of:=IF([.D71]=&quot;Y&quot;; MID([.B71];FIND(&quot;ALTER TABLE&quot;;[.B71])+12;LEN([.B71]));&quot;&quot;)">
            <text:p/>
          </table:table-cell>
          <table:table-cell table:formula="of:=IF([.E71]=&quot;Y&quot;; MID([.B71];FIND(&quot;ADD CONSTRAINT&quot;;[.B71])+15;LEN([.B71]));&quot;&quot;)">
            <text:p/>
          </table:table-cell>
          <table:table-cell table:formula="of:=[.I71]">
            <text:p/>
          </table:table-cell>
          <table:table-cell table:formula="of:=IF([.F71]=&quot;Y&quot;; MID([.B71];FIND(&quot;FOREIGN KEY&quot;;[.B71])+13;LEN([.B71])-14);&quot;&quot;)" office:value-type="string" office:string-value="ITEMID" calcext:value-type="string">
            <text:p>ITEMID</text:p>
          </table:table-cell>
          <table:table-cell table:formula="of:=IF([.G71]=&quot;Y&quot;; MID([.B71];FIND(&quot;REFERENCES&quot;;[.B71])+11;LEN([.B71]));&quot;&quot;)">
            <text:p/>
          </table:table-cell>
          <table:table-cell table:formula="of:=IF([.L71]&lt;&gt;&quot;&quot;;LEFT([.L71];FIND(&quot;(&quot;;[.L71])-1);&quot;&quot;)">
            <text:p/>
          </table:table-cell>
          <table:table-cell table:formula="of:=SUBSTITUTE( IF([.L71]&lt;&gt;&quot;&quot;;MID([.L71];FIND(&quot;(&quot;;[.L71])+1;LEN([.L71]));&quot;&quot;); &quot;);&quot;;&quot;&quot;)">
            <text:p/>
          </table:table-cell>
          <table:table-cell table:style-name="ce16" table:formula="of:=LOWER(IF([.H71]&lt;&gt;&quot;&quot;; &quot;MATCH (n:&quot; &amp; [.M74] &amp; &quot;), (m:&quot; &amp; [.H71] &amp; &quot;)&#10;WHERE m.&quot; &amp; [.K73] &amp; &quot; = n. &quot; &amp; [.N74] &amp; &quot; &#10;create (n)-[:&quot; &amp; [.J72] &amp; &quot; ]-&gt;(m)&#10;RETURN n,m&quot;;&quot;&quot;))">
            <text:p/>
          </table:table-cell>
          <table:table-cell table:formula="of:=LOWER(IF([.H71]&lt;&gt;&quot;&quot;;[.H71];&quot;&quot;))">
            <text:p/>
          </table:table-cell>
          <table:table-cell table:formula="of:=LOWER(IF([.H71]&lt;&gt;&quot;&quot;;[.K73];&quot;&quot;))">
            <text:p/>
          </table:table-cell>
          <table:table-cell table:formula="of:=LOWER(IF([.H71]&lt;&gt;&quot;&quot;;[.M74];&quot;&quot;))">
            <text:p/>
          </table:table-cell>
          <table:table-cell table:formula="of:=LOWER(IF([.H71]&lt;&gt;&quot;&quot;;[.N74];&quot;&quot;))">
            <text:p/>
          </table:table-cell>
          <table:table-cell table:formula="of:=LOWER(IF([.H71]&lt;&gt;&quot;&quot;;[.J72];&quot;&quot;))">
            <text:p/>
          </table:table-cell>
          <table:table-cell table:formula="of:=LOWER(IF([.H71]&lt;&gt;&quot;&quot;; &quot;MATCH (n:&quot; &amp; [.R71] &amp; &quot;), (m:&quot; &amp; [.P71] &amp; &quot;)&#10;WHERE m.&quot; &amp; [.Q71] &amp; &quot; = n. &quot; &amp; [.S71] &amp; &quot; &#10;create (n)-[:&quot; &amp; [.T7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D_ITEMS(ITEMID);</text:p>
          </table:table-cell>
          <table:table-cell table:formula="of:=OR( [.B72]=&quot;&quot;; NOT(ISERROR(FIND(&quot;DROP CONSTRAINT&quot;;[.B72]))); NOT(ISERROR(FIND(&quot;--&quot;;[.B72]))))" office:value-type="float" office:value="0" calcext:value-type="float">
            <text:p>0</text:p>
          </table:table-cell>
          <table:table-cell table:formula="of:=IF(AND( NOT([.C72]); NOT(ISERROR(FIND(&quot;ALTER TABLE&quot;;[.B72]  ))));&quot;Y&quot;;&quot;&quot;)">
            <text:p/>
          </table:table-cell>
          <table:table-cell table:formula="of:=IF(AND( [.D72]=&quot;&quot;; NOT(ISERROR(FIND(&quot;ADD CONSTRAINT&quot;;[.B72]  ))));&quot;Y&quot;;&quot;&quot;)">
            <text:p/>
          </table:table-cell>
          <table:table-cell table:formula="of:=IF(AND( [.E72]=&quot;&quot;; NOT(ISERROR(FIND(&quot;FOREIGN KEY&quot;;[.B72]  ))));&quot;Y&quot;;&quot;&quot;)">
            <text:p/>
          </table:table-cell>
          <table:table-cell table:formula="of:=IF(AND( [.F72]=&quot;&quot;; NOT(ISERROR(FIND(&quot;REFERENCES&quot;;[.B72]  ))));&quot;Y&quot;;&quot;&quot;)" office:value-type="string" office:string-value="Y" calcext:value-type="string">
            <text:p>Y</text:p>
          </table:table-cell>
          <table:table-cell table:formula="of:=IF([.D72]=&quot;Y&quot;; MID([.B72];FIND(&quot;ALTER TABLE&quot;;[.B72])+12;LEN([.B72]));&quot;&quot;)">
            <text:p/>
          </table:table-cell>
          <table:table-cell table:formula="of:=IF([.E72]=&quot;Y&quot;; MID([.B72];FIND(&quot;ADD CONSTRAINT&quot;;[.B72])+15;LEN([.B72]));&quot;&quot;)">
            <text:p/>
          </table:table-cell>
          <table:table-cell table:formula="of:=[.I72]">
            <text:p/>
          </table:table-cell>
          <table:table-cell table:formula="of:=IF([.F72]=&quot;Y&quot;; MID([.B72];FIND(&quot;FOREIGN KEY&quot;;[.B72])+13;LEN([.B72])-14);&quot;&quot;)">
            <text:p/>
          </table:table-cell>
          <table:table-cell table:formula="of:=IF([.G72]=&quot;Y&quot;; MID([.B72];FIND(&quot;REFERENCES&quot;;[.B72])+11;LEN([.B72]));&quot;&quot;)" office:value-type="string" office:string-value="D_ITEMS(ITEMID);" calcext:value-type="string">
            <text:p>D_ITEMS(ITEMID);</text:p>
          </table:table-cell>
          <table:table-cell table:formula="of:=IF([.L72]&lt;&gt;&quot;&quot;;LEFT([.L72];FIND(&quot;(&quot;;[.L72])-1);&quot;&quot;)" office:value-type="string" office:string-value="D_ITEMS" calcext:value-type="string">
            <text:p>D_ITEMS</text:p>
          </table:table-cell>
          <table:table-cell table:formula="of:=SUBSTITUTE( IF([.L72]&lt;&gt;&quot;&quot;;MID([.L72];FIND(&quot;(&quot;;[.L72])+1;LEN([.L72]));&quot;&quot;); &quot;);&quot;;&quot;&quot;)" office:value-type="string" office:string-value="ITEMID" calcext:value-type="string">
            <text:p>ITEMID</text:p>
          </table:table-cell>
          <table:table-cell table:style-name="ce16" table:formula="of:=LOWER(IF([.H72]&lt;&gt;&quot;&quot;; &quot;MATCH (n:&quot; &amp; [.M75] &amp; &quot;), (m:&quot; &amp; [.H72] &amp; &quot;)&#10;WHERE m.&quot; &amp; [.K74] &amp; &quot; = n. &quot; &amp; [.N75] &amp; &quot; &#10;create (n)-[:&quot; &amp; [.J73] &amp; &quot; ]-&gt;(m)&#10;RETURN n,m&quot;;&quot;&quot;))">
            <text:p/>
          </table:table-cell>
          <table:table-cell table:formula="of:=LOWER(IF([.H72]&lt;&gt;&quot;&quot;;[.H72];&quot;&quot;))">
            <text:p/>
          </table:table-cell>
          <table:table-cell table:formula="of:=LOWER(IF([.H72]&lt;&gt;&quot;&quot;;[.K74];&quot;&quot;))">
            <text:p/>
          </table:table-cell>
          <table:table-cell table:formula="of:=LOWER(IF([.H72]&lt;&gt;&quot;&quot;;[.M75];&quot;&quot;))">
            <text:p/>
          </table:table-cell>
          <table:table-cell table:formula="of:=LOWER(IF([.H72]&lt;&gt;&quot;&quot;;[.N75];&quot;&quot;))">
            <text:p/>
          </table:table-cell>
          <table:table-cell table:formula="of:=LOWER(IF([.H72]&lt;&gt;&quot;&quot;;[.J73];&quot;&quot;))">
            <text:p/>
          </table:table-cell>
          <table:table-cell table:formula="of:=LOWER(IF([.H72]&lt;&gt;&quot;&quot;; &quot;MATCH (n:&quot; &amp; [.R72] &amp; &quot;), (m:&quot; &amp; [.P72] &amp; &quot;)&#10;WHERE m.&quot; &amp; [.Q72] &amp; &quot; = n. &quot; &amp; [.S72] &amp; &quot; &#10;create (n)-[:&quot; &amp; [.T7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73]=&quot;&quot;; NOT(ISERROR(FIND(&quot;DROP CONSTRAINT&quot;;[.B73]))); NOT(ISERROR(FIND(&quot;--&quot;;[.B73]))))" office:value-type="float" office:value="1" calcext:value-type="float">
            <text:p>1</text:p>
          </table:table-cell>
          <table:table-cell table:formula="of:=IF(AND( NOT([.C73]); NOT(ISERROR(FIND(&quot;ALTER TABLE&quot;;[.B73]  ))));&quot;Y&quot;;&quot;&quot;)">
            <text:p/>
          </table:table-cell>
          <table:table-cell table:formula="of:=IF(AND( [.D73]=&quot;&quot;; NOT(ISERROR(FIND(&quot;ADD CONSTRAINT&quot;;[.B73]  ))));&quot;Y&quot;;&quot;&quot;)">
            <text:p/>
          </table:table-cell>
          <table:table-cell table:formula="of:=IF(AND( [.E73]=&quot;&quot;; NOT(ISERROR(FIND(&quot;FOREIGN KEY&quot;;[.B73]  ))));&quot;Y&quot;;&quot;&quot;)">
            <text:p/>
          </table:table-cell>
          <table:table-cell table:formula="of:=IF(AND( [.F73]=&quot;&quot;; NOT(ISERROR(FIND(&quot;REFERENCES&quot;;[.B73]  ))));&quot;Y&quot;;&quot;&quot;)">
            <text:p/>
          </table:table-cell>
          <table:table-cell table:formula="of:=IF([.D73]=&quot;Y&quot;; MID([.B73];FIND(&quot;ALTER TABLE&quot;;[.B73])+12;LEN([.B73]));&quot;&quot;)">
            <text:p/>
          </table:table-cell>
          <table:table-cell table:formula="of:=IF([.E73]=&quot;Y&quot;; MID([.B73];FIND(&quot;ADD CONSTRAINT&quot;;[.B73])+15;LEN([.B73]));&quot;&quot;)">
            <text:p/>
          </table:table-cell>
          <table:table-cell table:formula="of:=[.I73]">
            <text:p/>
          </table:table-cell>
          <table:table-cell table:formula="of:=IF([.F73]=&quot;Y&quot;; MID([.B73];FIND(&quot;FOREIGN KEY&quot;;[.B73])+13;LEN([.B73])-14);&quot;&quot;)">
            <text:p/>
          </table:table-cell>
          <table:table-cell table:formula="of:=IF([.G73]=&quot;Y&quot;; MID([.B73];FIND(&quot;REFERENCES&quot;;[.B73])+11;LEN([.B73]));&quot;&quot;)">
            <text:p/>
          </table:table-cell>
          <table:table-cell table:formula="of:=IF([.L73]&lt;&gt;&quot;&quot;;LEFT([.L73];FIND(&quot;(&quot;;[.L73])-1);&quot;&quot;)">
            <text:p/>
          </table:table-cell>
          <table:table-cell table:formula="of:=SUBSTITUTE( IF([.L73]&lt;&gt;&quot;&quot;;MID([.L73];FIND(&quot;(&quot;;[.L73])+1;LEN([.L73]));&quot;&quot;); &quot;);&quot;;&quot;&quot;)">
            <text:p/>
          </table:table-cell>
          <table:table-cell table:style-name="ce16" table:formula="of:=LOWER(IF([.H73]&lt;&gt;&quot;&quot;; &quot;MATCH (n:&quot; &amp; [.M76] &amp; &quot;), (m:&quot; &amp; [.H73] &amp; &quot;)&#10;WHERE m.&quot; &amp; [.K75] &amp; &quot; = n. &quot; &amp; [.N76] &amp; &quot; &#10;create (n)-[:&quot; &amp; [.J74] &amp; &quot; ]-&gt;(m)&#10;RETURN n,m&quot;;&quot;&quot;))">
            <text:p/>
          </table:table-cell>
          <table:table-cell table:formula="of:=LOWER(IF([.H73]&lt;&gt;&quot;&quot;;[.H73];&quot;&quot;))">
            <text:p/>
          </table:table-cell>
          <table:table-cell table:formula="of:=LOWER(IF([.H73]&lt;&gt;&quot;&quot;;[.K75];&quot;&quot;))">
            <text:p/>
          </table:table-cell>
          <table:table-cell table:formula="of:=LOWER(IF([.H73]&lt;&gt;&quot;&quot;;[.M76];&quot;&quot;))">
            <text:p/>
          </table:table-cell>
          <table:table-cell table:formula="of:=LOWER(IF([.H73]&lt;&gt;&quot;&quot;;[.N76];&quot;&quot;))">
            <text:p/>
          </table:table-cell>
          <table:table-cell table:formula="of:=LOWER(IF([.H73]&lt;&gt;&quot;&quot;;[.J74];&quot;&quot;))">
            <text:p/>
          </table:table-cell>
          <table:table-cell table:formula="of:=LOWER(IF([.H73]&lt;&gt;&quot;&quot;; &quot;MATCH (n:&quot; &amp; [.R73] &amp; &quot;), (m:&quot; &amp; [.P73] &amp; &quot;)&#10;WHERE m.&quot; &amp; [.Q73] &amp; &quot; = n. &quot; &amp; [.S73] &amp; &quot; &#10;create (n)-[:&quot; &amp; [.T7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icustay_id</text:p>
          </table:table-cell>
          <table:table-cell table:formula="of:=OR( [.B74]=&quot;&quot;; NOT(ISERROR(FIND(&quot;DROP CONSTRAINT&quot;;[.B74]))); NOT(ISERROR(FIND(&quot;--&quot;;[.B74]))))" office:value-type="float" office:value="1" calcext:value-type="float">
            <text:p>1</text:p>
          </table:table-cell>
          <table:table-cell table:formula="of:=IF(AND( NOT([.C74]); NOT(ISERROR(FIND(&quot;ALTER TABLE&quot;;[.B74]  ))));&quot;Y&quot;;&quot;&quot;)">
            <text:p/>
          </table:table-cell>
          <table:table-cell table:formula="of:=IF(AND( [.D74]=&quot;&quot;; NOT(ISERROR(FIND(&quot;ADD CONSTRAINT&quot;;[.B74]  ))));&quot;Y&quot;;&quot;&quot;)">
            <text:p/>
          </table:table-cell>
          <table:table-cell table:formula="of:=IF(AND( [.E74]=&quot;&quot;; NOT(ISERROR(FIND(&quot;FOREIGN KEY&quot;;[.B74]  ))));&quot;Y&quot;;&quot;&quot;)">
            <text:p/>
          </table:table-cell>
          <table:table-cell table:formula="of:=IF(AND( [.F74]=&quot;&quot;; NOT(ISERROR(FIND(&quot;REFERENCES&quot;;[.B74]  ))));&quot;Y&quot;;&quot;&quot;)">
            <text:p/>
          </table:table-cell>
          <table:table-cell table:formula="of:=IF([.D74]=&quot;Y&quot;; MID([.B74];FIND(&quot;ALTER TABLE&quot;;[.B74])+12;LEN([.B74]));&quot;&quot;)">
            <text:p/>
          </table:table-cell>
          <table:table-cell table:formula="of:=IF([.E74]=&quot;Y&quot;; MID([.B74];FIND(&quot;ADD CONSTRAINT&quot;;[.B74])+15;LEN([.B74]));&quot;&quot;)">
            <text:p/>
          </table:table-cell>
          <table:table-cell table:formula="of:=[.I74]">
            <text:p/>
          </table:table-cell>
          <table:table-cell table:formula="of:=IF([.F74]=&quot;Y&quot;; MID([.B74];FIND(&quot;FOREIGN KEY&quot;;[.B74])+13;LEN([.B74])-14);&quot;&quot;)">
            <text:p/>
          </table:table-cell>
          <table:table-cell table:formula="of:=IF([.G74]=&quot;Y&quot;; MID([.B74];FIND(&quot;REFERENCES&quot;;[.B74])+11;LEN([.B74]));&quot;&quot;)">
            <text:p/>
          </table:table-cell>
          <table:table-cell table:formula="of:=IF([.L74]&lt;&gt;&quot;&quot;;LEFT([.L74];FIND(&quot;(&quot;;[.L74])-1);&quot;&quot;)">
            <text:p/>
          </table:table-cell>
          <table:table-cell table:formula="of:=SUBSTITUTE( IF([.L74]&lt;&gt;&quot;&quot;;MID([.L74];FIND(&quot;(&quot;;[.L74])+1;LEN([.L74]));&quot;&quot;); &quot;);&quot;;&quot;&quot;)">
            <text:p/>
          </table:table-cell>
          <table:table-cell table:style-name="ce16" table:formula="of:=LOWER(IF([.H74]&lt;&gt;&quot;&quot;; &quot;MATCH (n:&quot; &amp; [.M77] &amp; &quot;), (m:&quot; &amp; [.H74] &amp; &quot;)&#10;WHERE m.&quot; &amp; [.K76] &amp; &quot; = n. &quot; &amp; [.N77] &amp; &quot; &#10;create (n)-[:&quot; &amp; [.J75] &amp; &quot; ]-&gt;(m)&#10;RETURN n,m&quot;;&quot;&quot;))">
            <text:p/>
          </table:table-cell>
          <table:table-cell table:formula="of:=LOWER(IF([.H74]&lt;&gt;&quot;&quot;;[.H74];&quot;&quot;))">
            <text:p/>
          </table:table-cell>
          <table:table-cell table:formula="of:=LOWER(IF([.H74]&lt;&gt;&quot;&quot;;[.K76];&quot;&quot;))">
            <text:p/>
          </table:table-cell>
          <table:table-cell table:formula="of:=LOWER(IF([.H74]&lt;&gt;&quot;&quot;;[.M77];&quot;&quot;))">
            <text:p/>
          </table:table-cell>
          <table:table-cell table:formula="of:=LOWER(IF([.H74]&lt;&gt;&quot;&quot;;[.N77];&quot;&quot;))">
            <text:p/>
          </table:table-cell>
          <table:table-cell table:formula="of:=LOWER(IF([.H74]&lt;&gt;&quot;&quot;;[.J75];&quot;&quot;))">
            <text:p/>
          </table:table-cell>
          <table:table-cell table:formula="of:=LOWER(IF([.H74]&lt;&gt;&quot;&quot;; &quot;MATCH (n:&quot; &amp; [.R74] &amp; &quot;), (m:&quot; &amp; [.P74] &amp; &quot;)&#10;WHERE m.&quot; &amp; [.Q74] &amp; &quot; = n. &quot; &amp; [.S74] &amp; &quot; &#10;create (n)-[:&quot; &amp; [.T7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CHARTEVENTS DROP CONSTRAINT IF EXISTS chartevents_fk_icustay_id;</text:p>
          </table:table-cell>
          <table:table-cell table:formula="of:=OR( [.B75]=&quot;&quot;; NOT(ISERROR(FIND(&quot;DROP CONSTRAINT&quot;;[.B75]))); NOT(ISERROR(FIND(&quot;--&quot;;[.B75]))))" office:value-type="float" office:value="1" calcext:value-type="float">
            <text:p>1</text:p>
          </table:table-cell>
          <table:table-cell table:formula="of:=IF(AND( NOT([.C75]); NOT(ISERROR(FIND(&quot;ALTER TABLE&quot;;[.B75]  ))));&quot;Y&quot;;&quot;&quot;)">
            <text:p/>
          </table:table-cell>
          <table:table-cell table:formula="of:=IF(AND( [.D75]=&quot;&quot;; NOT(ISERROR(FIND(&quot;ADD CONSTRAINT&quot;;[.B75]  ))));&quot;Y&quot;;&quot;&quot;)">
            <text:p/>
          </table:table-cell>
          <table:table-cell table:formula="of:=IF(AND( [.E75]=&quot;&quot;; NOT(ISERROR(FIND(&quot;FOREIGN KEY&quot;;[.B75]  ))));&quot;Y&quot;;&quot;&quot;)">
            <text:p/>
          </table:table-cell>
          <table:table-cell table:formula="of:=IF(AND( [.F75]=&quot;&quot;; NOT(ISERROR(FIND(&quot;REFERENCES&quot;;[.B75]  ))));&quot;Y&quot;;&quot;&quot;)">
            <text:p/>
          </table:table-cell>
          <table:table-cell table:formula="of:=IF([.D75]=&quot;Y&quot;; MID([.B75];FIND(&quot;ALTER TABLE&quot;;[.B75])+12;LEN([.B75]));&quot;&quot;)">
            <text:p/>
          </table:table-cell>
          <table:table-cell table:formula="of:=IF([.E75]=&quot;Y&quot;; MID([.B75];FIND(&quot;ADD CONSTRAINT&quot;;[.B75])+15;LEN([.B75]));&quot;&quot;)">
            <text:p/>
          </table:table-cell>
          <table:table-cell table:formula="of:=[.I75]">
            <text:p/>
          </table:table-cell>
          <table:table-cell table:formula="of:=IF([.F75]=&quot;Y&quot;; MID([.B75];FIND(&quot;FOREIGN KEY&quot;;[.B75])+13;LEN([.B75])-14);&quot;&quot;)">
            <text:p/>
          </table:table-cell>
          <table:table-cell table:formula="of:=IF([.G75]=&quot;Y&quot;; MID([.B75];FIND(&quot;REFERENCES&quot;;[.B75])+11;LEN([.B75]));&quot;&quot;)">
            <text:p/>
          </table:table-cell>
          <table:table-cell table:formula="of:=IF([.L75]&lt;&gt;&quot;&quot;;LEFT([.L75];FIND(&quot;(&quot;;[.L75])-1);&quot;&quot;)">
            <text:p/>
          </table:table-cell>
          <table:table-cell table:formula="of:=SUBSTITUTE( IF([.L75]&lt;&gt;&quot;&quot;;MID([.L75];FIND(&quot;(&quot;;[.L75])+1;LEN([.L75]));&quot;&quot;); &quot;);&quot;;&quot;&quot;)">
            <text:p/>
          </table:table-cell>
          <table:table-cell table:style-name="ce16" table:formula="of:=LOWER(IF([.H75]&lt;&gt;&quot;&quot;; &quot;MATCH (n:&quot; &amp; [.M78] &amp; &quot;), (m:&quot; &amp; [.H75] &amp; &quot;)&#10;WHERE m.&quot; &amp; [.K77] &amp; &quot; = n. &quot; &amp; [.N78] &amp; &quot; &#10;create (n)-[:&quot; &amp; [.J76] &amp; &quot; ]-&gt;(m)&#10;RETURN n,m&quot;;&quot;&quot;))">
            <text:p/>
          </table:table-cell>
          <table:table-cell table:formula="of:=LOWER(IF([.H75]&lt;&gt;&quot;&quot;;[.H75];&quot;&quot;))">
            <text:p/>
          </table:table-cell>
          <table:table-cell table:formula="of:=LOWER(IF([.H75]&lt;&gt;&quot;&quot;;[.K77];&quot;&quot;))">
            <text:p/>
          </table:table-cell>
          <table:table-cell table:formula="of:=LOWER(IF([.H75]&lt;&gt;&quot;&quot;;[.M78];&quot;&quot;))">
            <text:p/>
          </table:table-cell>
          <table:table-cell table:formula="of:=LOWER(IF([.H75]&lt;&gt;&quot;&quot;;[.N78];&quot;&quot;))">
            <text:p/>
          </table:table-cell>
          <table:table-cell table:formula="of:=LOWER(IF([.H75]&lt;&gt;&quot;&quot;;[.J76];&quot;&quot;))">
            <text:p/>
          </table:table-cell>
          <table:table-cell table:formula="of:=LOWER(IF([.H75]&lt;&gt;&quot;&quot;; &quot;MATCH (n:&quot; &amp; [.R75] &amp; &quot;), (m:&quot; &amp; [.P75] &amp; &quot;)&#10;WHERE m.&quot; &amp; [.Q75] &amp; &quot; = n. &quot; &amp; [.S75] &amp; &quot; &#10;create (n)-[:&quot; &amp; [.T75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CHARTEVENTS</text:p>
          </table:table-cell>
          <table:table-cell table:formula="of:=OR( [.B76]=&quot;&quot;; NOT(ISERROR(FIND(&quot;DROP CONSTRAINT&quot;;[.B76]))); NOT(ISERROR(FIND(&quot;--&quot;;[.B76]))))" office:value-type="float" office:value="0" calcext:value-type="float">
            <text:p>0</text:p>
          </table:table-cell>
          <table:table-cell table:formula="of:=IF(AND( NOT([.C76]); NOT(ISERROR(FIND(&quot;ALTER TABLE&quot;;[.B76]  ))));&quot;Y&quot;;&quot;&quot;)" office:value-type="string" office:string-value="Y" calcext:value-type="string">
            <text:p>Y</text:p>
          </table:table-cell>
          <table:table-cell table:formula="of:=IF(AND( [.D76]=&quot;&quot;; NOT(ISERROR(FIND(&quot;ADD CONSTRAINT&quot;;[.B76]  ))));&quot;Y&quot;;&quot;&quot;)">
            <text:p/>
          </table:table-cell>
          <table:table-cell table:formula="of:=IF(AND( [.E76]=&quot;&quot;; NOT(ISERROR(FIND(&quot;FOREIGN KEY&quot;;[.B76]  ))));&quot;Y&quot;;&quot;&quot;)">
            <text:p/>
          </table:table-cell>
          <table:table-cell table:formula="of:=IF(AND( [.F76]=&quot;&quot;; NOT(ISERROR(FIND(&quot;REFERENCES&quot;;[.B76]  ))));&quot;Y&quot;;&quot;&quot;)">
            <text:p/>
          </table:table-cell>
          <table:table-cell table:formula="of:=IF([.D76]=&quot;Y&quot;; MID([.B76];FIND(&quot;ALTER TABLE&quot;;[.B76])+12;LEN([.B76]));&quot;&quot;)" office:value-type="string" office:string-value="CHARTEVENTS" calcext:value-type="string">
            <text:p>CHARTEVENTS</text:p>
          </table:table-cell>
          <table:table-cell table:formula="of:=IF([.E76]=&quot;Y&quot;; MID([.B76];FIND(&quot;ADD CONSTRAINT&quot;;[.B76])+15;LEN([.B76]));&quot;&quot;)">
            <text:p/>
          </table:table-cell>
          <table:table-cell table:formula="of:=[.I76]">
            <text:p/>
          </table:table-cell>
          <table:table-cell table:formula="of:=IF([.F76]=&quot;Y&quot;; MID([.B76];FIND(&quot;FOREIGN KEY&quot;;[.B76])+13;LEN([.B76])-14);&quot;&quot;)">
            <text:p/>
          </table:table-cell>
          <table:table-cell table:formula="of:=IF([.G76]=&quot;Y&quot;; MID([.B76];FIND(&quot;REFERENCES&quot;;[.B76])+11;LEN([.B76]));&quot;&quot;)">
            <text:p/>
          </table:table-cell>
          <table:table-cell table:formula="of:=IF([.L76]&lt;&gt;&quot;&quot;;LEFT([.L76];FIND(&quot;(&quot;;[.L76])-1);&quot;&quot;)">
            <text:p/>
          </table:table-cell>
          <table:table-cell table:formula="of:=SUBSTITUTE( IF([.L76]&lt;&gt;&quot;&quot;;MID([.L76];FIND(&quot;(&quot;;[.L76])+1;LEN([.L76]));&quot;&quot;); &quot;);&quot;;&quot;&quot;)">
            <text:p/>
          </table:table-cell>
          <table:table-cell table:style-name="ce16" table:formula="of:=LOWER(IF([.H76]&lt;&gt;&quot;&quot;; &quot;MATCH (n:&quot; &amp; [.M79] &amp; &quot;), (m:&quot; &amp; [.H76] &amp; &quot;)&#10;WHERE m.&quot; &amp; [.K78] &amp; &quot; = n. &quot; &amp; [.N79] &amp; &quot; &#10;create (n)-[:&quot; &amp; [.J77] &amp; &quot; ]-&gt;(m)&#10;RETURN n,m&quot;;&quot;&quot;))" office:value-type="string" office:string-value="match (n:icustays), (m:chartevents)&#10;where m.icustay_id = n. icustay_id &#10;create (n)-[:chartevents_fk_icustay_id ]-&gt;(m)&#10;return n,m" calcext:value-type="string">
            <text:p>match (n:icustays), (m:chartevents)</text:p>
            <text:p>where m.icustay_id = n. icustay_id </text:p>
            <text:p>create (n)-[:chartevents_fk_icustay_id ]-&gt;(m)</text:p>
            <text:p>return n,m</text:p>
          </table:table-cell>
          <table:table-cell table:formula="of:=LOWER(IF([.H76]&lt;&gt;&quot;&quot;;[.H76];&quot;&quot;))" office:value-type="string" office:string-value="chartevents" calcext:value-type="string">
            <text:p>chartevents</text:p>
          </table:table-cell>
          <table:table-cell table:formula="of:=LOWER(IF([.H76]&lt;&gt;&quot;&quot;;[.K78];&quot;&quot;))" office:value-type="string" office:string-value="icustay_id" calcext:value-type="string">
            <text:p>icustay_id</text:p>
          </table:table-cell>
          <table:table-cell table:formula="of:=LOWER(IF([.H76]&lt;&gt;&quot;&quot;;[.M79];&quot;&quot;))" office:value-type="string" office:string-value="icustays" calcext:value-type="string">
            <text:p>icustays</text:p>
          </table:table-cell>
          <table:table-cell table:formula="of:=LOWER(IF([.H76]&lt;&gt;&quot;&quot;;[.N79];&quot;&quot;))" office:value-type="string" office:string-value="icustay_id" calcext:value-type="string">
            <text:p>icustay_id</text:p>
          </table:table-cell>
          <table:table-cell table:formula="of:=LOWER(IF([.H76]&lt;&gt;&quot;&quot;;[.J77];&quot;&quot;))" office:value-type="string" office:string-value="chartevents_fk_icustay_id" calcext:value-type="string">
            <text:p>chartevents_fk_icustay_id</text:p>
          </table:table-cell>
          <table:table-cell table:formula="of:=LOWER(IF([.H76]&lt;&gt;&quot;&quot;; &quot;MATCH (n:&quot; &amp; [.R76] &amp; &quot;), (m:&quot; &amp; [.P76] &amp; &quot;)&#10;WHERE m.&quot; &amp; [.Q76] &amp; &quot; = n. &quot; &amp; [.S76] &amp; &quot; &#10;create (n)-[:&quot; &amp; [.T76] &amp; &quot; ]-&gt;(m)&#10;RETURN n,m&quot;;&quot;&quot;))" office:value-type="string" office:string-value="match (n:icustays), (m:chartevents)&#10;where m.icustay_id = n. icustay_id &#10;create (n)-[:chartevents_fk_icustay_id ]-&gt;(m)&#10;return n,m" calcext:value-type="string">
            <text:p>match (n:icustays), (m:chartevents)</text:p>
            <text:p>where m.icustay_id = n. icustay_id </text:p>
            <text:p>create (n)-[:chartevents_fk_icustay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chartevents_fk_icustay_id</text:p>
          </table:table-cell>
          <table:table-cell table:formula="of:=OR( [.B77]=&quot;&quot;; NOT(ISERROR(FIND(&quot;DROP CONSTRAINT&quot;;[.B77]))); NOT(ISERROR(FIND(&quot;--&quot;;[.B77]))))" office:value-type="float" office:value="0" calcext:value-type="float">
            <text:p>0</text:p>
          </table:table-cell>
          <table:table-cell table:formula="of:=IF(AND( NOT([.C77]); NOT(ISERROR(FIND(&quot;ALTER TABLE&quot;;[.B77]  ))));&quot;Y&quot;;&quot;&quot;)">
            <text:p/>
          </table:table-cell>
          <table:table-cell table:formula="of:=IF(AND( [.D77]=&quot;&quot;; NOT(ISERROR(FIND(&quot;ADD CONSTRAINT&quot;;[.B77]  ))));&quot;Y&quot;;&quot;&quot;)" office:value-type="string" office:string-value="Y" calcext:value-type="string">
            <text:p>Y</text:p>
          </table:table-cell>
          <table:table-cell table:formula="of:=IF(AND( [.E77]=&quot;&quot;; NOT(ISERROR(FIND(&quot;FOREIGN KEY&quot;;[.B77]  ))));&quot;Y&quot;;&quot;&quot;)">
            <text:p/>
          </table:table-cell>
          <table:table-cell table:formula="of:=IF(AND( [.F77]=&quot;&quot;; NOT(ISERROR(FIND(&quot;REFERENCES&quot;;[.B77]  ))));&quot;Y&quot;;&quot;&quot;)">
            <text:p/>
          </table:table-cell>
          <table:table-cell table:formula="of:=IF([.D77]=&quot;Y&quot;; MID([.B77];FIND(&quot;ALTER TABLE&quot;;[.B77])+12;LEN([.B77]));&quot;&quot;)">
            <text:p/>
          </table:table-cell>
          <table:table-cell table:formula="of:=IF([.E77]=&quot;Y&quot;; MID([.B77];FIND(&quot;ADD CONSTRAINT&quot;;[.B77])+15;LEN([.B77]));&quot;&quot;)" office:value-type="string" office:string-value="chartevents_fk_icustay_id" calcext:value-type="string">
            <text:p>chartevents_fk_icustay_id</text:p>
          </table:table-cell>
          <table:table-cell table:formula="of:=[.I77]" office:value-type="string" office:string-value="chartevents_fk_icustay_id" calcext:value-type="string">
            <text:p>chartevents_fk_icustay_id</text:p>
          </table:table-cell>
          <table:table-cell table:formula="of:=IF([.F77]=&quot;Y&quot;; MID([.B77];FIND(&quot;FOREIGN KEY&quot;;[.B77])+13;LEN([.B77])-14);&quot;&quot;)">
            <text:p/>
          </table:table-cell>
          <table:table-cell table:formula="of:=IF([.G77]=&quot;Y&quot;; MID([.B77];FIND(&quot;REFERENCES&quot;;[.B77])+11;LEN([.B77]));&quot;&quot;)">
            <text:p/>
          </table:table-cell>
          <table:table-cell table:formula="of:=IF([.L77]&lt;&gt;&quot;&quot;;LEFT([.L77];FIND(&quot;(&quot;;[.L77])-1);&quot;&quot;)">
            <text:p/>
          </table:table-cell>
          <table:table-cell table:formula="of:=SUBSTITUTE( IF([.L77]&lt;&gt;&quot;&quot;;MID([.L77];FIND(&quot;(&quot;;[.L77])+1;LEN([.L77]));&quot;&quot;); &quot;);&quot;;&quot;&quot;)">
            <text:p/>
          </table:table-cell>
          <table:table-cell table:style-name="ce16" table:formula="of:=LOWER(IF([.H77]&lt;&gt;&quot;&quot;; &quot;MATCH (n:&quot; &amp; [.M80] &amp; &quot;), (m:&quot; &amp; [.H77] &amp; &quot;)&#10;WHERE m.&quot; &amp; [.K79] &amp; &quot; = n. &quot; &amp; [.N80] &amp; &quot; &#10;create (n)-[:&quot; &amp; [.J78] &amp; &quot; ]-&gt;(m)&#10;RETURN n,m&quot;;&quot;&quot;))">
            <text:p/>
          </table:table-cell>
          <table:table-cell table:formula="of:=LOWER(IF([.H77]&lt;&gt;&quot;&quot;;[.H77];&quot;&quot;))">
            <text:p/>
          </table:table-cell>
          <table:table-cell table:formula="of:=LOWER(IF([.H77]&lt;&gt;&quot;&quot;;[.K79];&quot;&quot;))">
            <text:p/>
          </table:table-cell>
          <table:table-cell table:formula="of:=LOWER(IF([.H77]&lt;&gt;&quot;&quot;;[.M80];&quot;&quot;))">
            <text:p/>
          </table:table-cell>
          <table:table-cell table:formula="of:=LOWER(IF([.H77]&lt;&gt;&quot;&quot;;[.N80];&quot;&quot;))">
            <text:p/>
          </table:table-cell>
          <table:table-cell table:formula="of:=LOWER(IF([.H77]&lt;&gt;&quot;&quot;;[.J78];&quot;&quot;))">
            <text:p/>
          </table:table-cell>
          <table:table-cell table:formula="of:=LOWER(IF([.H77]&lt;&gt;&quot;&quot;; &quot;MATCH (n:&quot; &amp; [.R77] &amp; &quot;), (m:&quot; &amp; [.P77] &amp; &quot;)&#10;WHERE m.&quot; &amp; [.Q77] &amp; &quot; = n. &quot; &amp; [.S77] &amp; &quot; &#10;create (n)-[:&quot; &amp; [.T7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ICUSTAY_ID)</text:p>
          </table:table-cell>
          <table:table-cell table:formula="of:=OR( [.B78]=&quot;&quot;; NOT(ISERROR(FIND(&quot;DROP CONSTRAINT&quot;;[.B78]))); NOT(ISERROR(FIND(&quot;--&quot;;[.B78]))))" office:value-type="float" office:value="0" calcext:value-type="float">
            <text:p>0</text:p>
          </table:table-cell>
          <table:table-cell table:formula="of:=IF(AND( NOT([.C78]); NOT(ISERROR(FIND(&quot;ALTER TABLE&quot;;[.B78]  ))));&quot;Y&quot;;&quot;&quot;)">
            <text:p/>
          </table:table-cell>
          <table:table-cell table:formula="of:=IF(AND( [.D78]=&quot;&quot;; NOT(ISERROR(FIND(&quot;ADD CONSTRAINT&quot;;[.B78]  ))));&quot;Y&quot;;&quot;&quot;)">
            <text:p/>
          </table:table-cell>
          <table:table-cell table:formula="of:=IF(AND( [.E78]=&quot;&quot;; NOT(ISERROR(FIND(&quot;FOREIGN KEY&quot;;[.B78]  ))));&quot;Y&quot;;&quot;&quot;)" office:value-type="string" office:string-value="Y" calcext:value-type="string">
            <text:p>Y</text:p>
          </table:table-cell>
          <table:table-cell table:formula="of:=IF(AND( [.F78]=&quot;&quot;; NOT(ISERROR(FIND(&quot;REFERENCES&quot;;[.B78]  ))));&quot;Y&quot;;&quot;&quot;)">
            <text:p/>
          </table:table-cell>
          <table:table-cell table:formula="of:=IF([.D78]=&quot;Y&quot;; MID([.B78];FIND(&quot;ALTER TABLE&quot;;[.B78])+12;LEN([.B78]));&quot;&quot;)">
            <text:p/>
          </table:table-cell>
          <table:table-cell table:formula="of:=IF([.E78]=&quot;Y&quot;; MID([.B78];FIND(&quot;ADD CONSTRAINT&quot;;[.B78])+15;LEN([.B78]));&quot;&quot;)">
            <text:p/>
          </table:table-cell>
          <table:table-cell table:formula="of:=[.I78]">
            <text:p/>
          </table:table-cell>
          <table:table-cell table:formula="of:=IF([.F78]=&quot;Y&quot;; MID([.B78];FIND(&quot;FOREIGN KEY&quot;;[.B78])+13;LEN([.B78])-14);&quot;&quot;)" office:value-type="string" office:string-value="ICUSTAY_ID" calcext:value-type="string">
            <text:p>ICUSTAY_ID</text:p>
          </table:table-cell>
          <table:table-cell table:formula="of:=IF([.G78]=&quot;Y&quot;; MID([.B78];FIND(&quot;REFERENCES&quot;;[.B78])+11;LEN([.B78]));&quot;&quot;)">
            <text:p/>
          </table:table-cell>
          <table:table-cell table:formula="of:=IF([.L78]&lt;&gt;&quot;&quot;;LEFT([.L78];FIND(&quot;(&quot;;[.L78])-1);&quot;&quot;)">
            <text:p/>
          </table:table-cell>
          <table:table-cell table:formula="of:=SUBSTITUTE( IF([.L78]&lt;&gt;&quot;&quot;;MID([.L78];FIND(&quot;(&quot;;[.L78])+1;LEN([.L78]));&quot;&quot;); &quot;);&quot;;&quot;&quot;)">
            <text:p/>
          </table:table-cell>
          <table:table-cell table:style-name="ce16" table:formula="of:=LOWER(IF([.H78]&lt;&gt;&quot;&quot;; &quot;MATCH (n:&quot; &amp; [.M81] &amp; &quot;), (m:&quot; &amp; [.H78] &amp; &quot;)&#10;WHERE m.&quot; &amp; [.K80] &amp; &quot; = n. &quot; &amp; [.N81] &amp; &quot; &#10;create (n)-[:&quot; &amp; [.J79] &amp; &quot; ]-&gt;(m)&#10;RETURN n,m&quot;;&quot;&quot;))">
            <text:p/>
          </table:table-cell>
          <table:table-cell table:formula="of:=LOWER(IF([.H78]&lt;&gt;&quot;&quot;;[.H78];&quot;&quot;))">
            <text:p/>
          </table:table-cell>
          <table:table-cell table:formula="of:=LOWER(IF([.H78]&lt;&gt;&quot;&quot;;[.K80];&quot;&quot;))">
            <text:p/>
          </table:table-cell>
          <table:table-cell table:formula="of:=LOWER(IF([.H78]&lt;&gt;&quot;&quot;;[.M81];&quot;&quot;))">
            <text:p/>
          </table:table-cell>
          <table:table-cell table:formula="of:=LOWER(IF([.H78]&lt;&gt;&quot;&quot;;[.N81];&quot;&quot;))">
            <text:p/>
          </table:table-cell>
          <table:table-cell table:formula="of:=LOWER(IF([.H78]&lt;&gt;&quot;&quot;;[.J79];&quot;&quot;))">
            <text:p/>
          </table:table-cell>
          <table:table-cell table:formula="of:=LOWER(IF([.H78]&lt;&gt;&quot;&quot;; &quot;MATCH (n:&quot; &amp; [.R78] &amp; &quot;), (m:&quot; &amp; [.P78] &amp; &quot;)&#10;WHERE m.&quot; &amp; [.Q78] &amp; &quot; = n. &quot; &amp; [.S78] &amp; &quot; &#10;create (n)-[:&quot; &amp; [.T7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ICUSTAYS(ICUSTAY_ID);</text:p>
          </table:table-cell>
          <table:table-cell table:formula="of:=OR( [.B79]=&quot;&quot;; NOT(ISERROR(FIND(&quot;DROP CONSTRAINT&quot;;[.B79]))); NOT(ISERROR(FIND(&quot;--&quot;;[.B79]))))" office:value-type="float" office:value="0" calcext:value-type="float">
            <text:p>0</text:p>
          </table:table-cell>
          <table:table-cell table:formula="of:=IF(AND( NOT([.C79]); NOT(ISERROR(FIND(&quot;ALTER TABLE&quot;;[.B79]  ))));&quot;Y&quot;;&quot;&quot;)">
            <text:p/>
          </table:table-cell>
          <table:table-cell table:formula="of:=IF(AND( [.D79]=&quot;&quot;; NOT(ISERROR(FIND(&quot;ADD CONSTRAINT&quot;;[.B79]  ))));&quot;Y&quot;;&quot;&quot;)">
            <text:p/>
          </table:table-cell>
          <table:table-cell table:formula="of:=IF(AND( [.E79]=&quot;&quot;; NOT(ISERROR(FIND(&quot;FOREIGN KEY&quot;;[.B79]  ))));&quot;Y&quot;;&quot;&quot;)">
            <text:p/>
          </table:table-cell>
          <table:table-cell table:formula="of:=IF(AND( [.F79]=&quot;&quot;; NOT(ISERROR(FIND(&quot;REFERENCES&quot;;[.B79]  ))));&quot;Y&quot;;&quot;&quot;)" office:value-type="string" office:string-value="Y" calcext:value-type="string">
            <text:p>Y</text:p>
          </table:table-cell>
          <table:table-cell table:formula="of:=IF([.D79]=&quot;Y&quot;; MID([.B79];FIND(&quot;ALTER TABLE&quot;;[.B79])+12;LEN([.B79]));&quot;&quot;)">
            <text:p/>
          </table:table-cell>
          <table:table-cell table:formula="of:=IF([.E79]=&quot;Y&quot;; MID([.B79];FIND(&quot;ADD CONSTRAINT&quot;;[.B79])+15;LEN([.B79]));&quot;&quot;)">
            <text:p/>
          </table:table-cell>
          <table:table-cell table:formula="of:=[.I79]">
            <text:p/>
          </table:table-cell>
          <table:table-cell table:formula="of:=IF([.F79]=&quot;Y&quot;; MID([.B79];FIND(&quot;FOREIGN KEY&quot;;[.B79])+13;LEN([.B79])-14);&quot;&quot;)">
            <text:p/>
          </table:table-cell>
          <table:table-cell table:formula="of:=IF([.G79]=&quot;Y&quot;; MID([.B79];FIND(&quot;REFERENCES&quot;;[.B79])+11;LEN([.B79]));&quot;&quot;)" office:value-type="string" office:string-value="ICUSTAYS(ICUSTAY_ID);" calcext:value-type="string">
            <text:p>ICUSTAYS(ICUSTAY_ID);</text:p>
          </table:table-cell>
          <table:table-cell table:formula="of:=IF([.L79]&lt;&gt;&quot;&quot;;LEFT([.L79];FIND(&quot;(&quot;;[.L79])-1);&quot;&quot;)" office:value-type="string" office:string-value="ICUSTAYS" calcext:value-type="string">
            <text:p>ICUSTAYS</text:p>
          </table:table-cell>
          <table:table-cell table:formula="of:=SUBSTITUTE( IF([.L79]&lt;&gt;&quot;&quot;;MID([.L79];FIND(&quot;(&quot;;[.L79])+1;LEN([.L79]));&quot;&quot;); &quot;);&quot;;&quot;&quot;)" office:value-type="string" office:string-value="ICUSTAY_ID" calcext:value-type="string">
            <text:p>ICUSTAY_ID</text:p>
          </table:table-cell>
          <table:table-cell table:style-name="ce16" table:formula="of:=LOWER(IF([.H79]&lt;&gt;&quot;&quot;; &quot;MATCH (n:&quot; &amp; [.M82] &amp; &quot;), (m:&quot; &amp; [.H79] &amp; &quot;)&#10;WHERE m.&quot; &amp; [.K81] &amp; &quot; = n. &quot; &amp; [.N82] &amp; &quot; &#10;create (n)-[:&quot; &amp; [.J80] &amp; &quot; ]-&gt;(m)&#10;RETURN n,m&quot;;&quot;&quot;))">
            <text:p/>
          </table:table-cell>
          <table:table-cell table:formula="of:=LOWER(IF([.H79]&lt;&gt;&quot;&quot;;[.H79];&quot;&quot;))">
            <text:p/>
          </table:table-cell>
          <table:table-cell table:formula="of:=LOWER(IF([.H79]&lt;&gt;&quot;&quot;;[.K81];&quot;&quot;))">
            <text:p/>
          </table:table-cell>
          <table:table-cell table:formula="of:=LOWER(IF([.H79]&lt;&gt;&quot;&quot;;[.M82];&quot;&quot;))">
            <text:p/>
          </table:table-cell>
          <table:table-cell table:formula="of:=LOWER(IF([.H79]&lt;&gt;&quot;&quot;;[.N82];&quot;&quot;))">
            <text:p/>
          </table:table-cell>
          <table:table-cell table:formula="of:=LOWER(IF([.H79]&lt;&gt;&quot;&quot;;[.J80];&quot;&quot;))">
            <text:p/>
          </table:table-cell>
          <table:table-cell table:formula="of:=LOWER(IF([.H79]&lt;&gt;&quot;&quot;; &quot;MATCH (n:&quot; &amp; [.R79] &amp; &quot;), (m:&quot; &amp; [.P79] &amp; &quot;)&#10;WHERE m.&quot; &amp; [.Q79] &amp; &quot; = n. &quot; &amp; [.S79] &amp; &quot; &#10;create (n)-[:&quot; &amp; [.T7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80]=&quot;&quot;; NOT(ISERROR(FIND(&quot;DROP CONSTRAINT&quot;;[.B80]))); NOT(ISERROR(FIND(&quot;--&quot;;[.B80]))))" office:value-type="float" office:value="1" calcext:value-type="float">
            <text:p>1</text:p>
          </table:table-cell>
          <table:table-cell table:formula="of:=IF(AND( NOT([.C80]); NOT(ISERROR(FIND(&quot;ALTER TABLE&quot;;[.B80]  ))));&quot;Y&quot;;&quot;&quot;)">
            <text:p/>
          </table:table-cell>
          <table:table-cell table:formula="of:=IF(AND( [.D80]=&quot;&quot;; NOT(ISERROR(FIND(&quot;ADD CONSTRAINT&quot;;[.B80]  ))));&quot;Y&quot;;&quot;&quot;)">
            <text:p/>
          </table:table-cell>
          <table:table-cell table:formula="of:=IF(AND( [.E80]=&quot;&quot;; NOT(ISERROR(FIND(&quot;FOREIGN KEY&quot;;[.B80]  ))));&quot;Y&quot;;&quot;&quot;)">
            <text:p/>
          </table:table-cell>
          <table:table-cell table:formula="of:=IF(AND( [.F80]=&quot;&quot;; NOT(ISERROR(FIND(&quot;REFERENCES&quot;;[.B80]  ))));&quot;Y&quot;;&quot;&quot;)">
            <text:p/>
          </table:table-cell>
          <table:table-cell table:formula="of:=IF([.D80]=&quot;Y&quot;; MID([.B80];FIND(&quot;ALTER TABLE&quot;;[.B80])+12;LEN([.B80]));&quot;&quot;)">
            <text:p/>
          </table:table-cell>
          <table:table-cell table:formula="of:=IF([.E80]=&quot;Y&quot;; MID([.B80];FIND(&quot;ADD CONSTRAINT&quot;;[.B80])+15;LEN([.B80]));&quot;&quot;)">
            <text:p/>
          </table:table-cell>
          <table:table-cell table:formula="of:=[.I80]">
            <text:p/>
          </table:table-cell>
          <table:table-cell table:formula="of:=IF([.F80]=&quot;Y&quot;; MID([.B80];FIND(&quot;FOREIGN KEY&quot;;[.B80])+13;LEN([.B80])-14);&quot;&quot;)">
            <text:p/>
          </table:table-cell>
          <table:table-cell table:formula="of:=IF([.G80]=&quot;Y&quot;; MID([.B80];FIND(&quot;REFERENCES&quot;;[.B80])+11;LEN([.B80]));&quot;&quot;)">
            <text:p/>
          </table:table-cell>
          <table:table-cell table:formula="of:=IF([.L80]&lt;&gt;&quot;&quot;;LEFT([.L80];FIND(&quot;(&quot;;[.L80])-1);&quot;&quot;)">
            <text:p/>
          </table:table-cell>
          <table:table-cell table:formula="of:=SUBSTITUTE( IF([.L80]&lt;&gt;&quot;&quot;;MID([.L80];FIND(&quot;(&quot;;[.L80])+1;LEN([.L80]));&quot;&quot;); &quot;);&quot;;&quot;&quot;)">
            <text:p/>
          </table:table-cell>
          <table:table-cell table:style-name="ce16" table:formula="of:=LOWER(IF([.H80]&lt;&gt;&quot;&quot;; &quot;MATCH (n:&quot; &amp; [.M83] &amp; &quot;), (m:&quot; &amp; [.H80] &amp; &quot;)&#10;WHERE m.&quot; &amp; [.K82] &amp; &quot; = n. &quot; &amp; [.N83] &amp; &quot; &#10;create (n)-[:&quot; &amp; [.J81] &amp; &quot; ]-&gt;(m)&#10;RETURN n,m&quot;;&quot;&quot;))">
            <text:p/>
          </table:table-cell>
          <table:table-cell table:formula="of:=LOWER(IF([.H80]&lt;&gt;&quot;&quot;;[.H80];&quot;&quot;))">
            <text:p/>
          </table:table-cell>
          <table:table-cell table:formula="of:=LOWER(IF([.H80]&lt;&gt;&quot;&quot;;[.K82];&quot;&quot;))">
            <text:p/>
          </table:table-cell>
          <table:table-cell table:formula="of:=LOWER(IF([.H80]&lt;&gt;&quot;&quot;;[.M83];&quot;&quot;))">
            <text:p/>
          </table:table-cell>
          <table:table-cell table:formula="of:=LOWER(IF([.H80]&lt;&gt;&quot;&quot;;[.N83];&quot;&quot;))">
            <text:p/>
          </table:table-cell>
          <table:table-cell table:formula="of:=LOWER(IF([.H80]&lt;&gt;&quot;&quot;;[.J81];&quot;&quot;))">
            <text:p/>
          </table:table-cell>
          <table:table-cell table:formula="of:=LOWER(IF([.H80]&lt;&gt;&quot;&quot;; &quot;MATCH (n:&quot; &amp; [.R80] &amp; &quot;), (m:&quot; &amp; [.P80] &amp; &quot;)&#10;WHERE m.&quot; &amp; [.Q80] &amp; &quot; = n. &quot; &amp; [.S80] &amp; &quot; &#10;create (n)-[:&quot; &amp; [.T8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</text:p>
          </table:table-cell>
          <table:table-cell table:formula="of:=OR( [.B81]=&quot;&quot;; NOT(ISERROR(FIND(&quot;DROP CONSTRAINT&quot;;[.B81]))); NOT(ISERROR(FIND(&quot;--&quot;;[.B81]))))" office:value-type="float" office:value="1" calcext:value-type="float">
            <text:p>1</text:p>
          </table:table-cell>
          <table:table-cell table:formula="of:=IF(AND( NOT([.C81]); NOT(ISERROR(FIND(&quot;ALTER TABLE&quot;;[.B81]  ))));&quot;Y&quot;;&quot;&quot;)">
            <text:p/>
          </table:table-cell>
          <table:table-cell table:formula="of:=IF(AND( [.D81]=&quot;&quot;; NOT(ISERROR(FIND(&quot;ADD CONSTRAINT&quot;;[.B81]  ))));&quot;Y&quot;;&quot;&quot;)">
            <text:p/>
          </table:table-cell>
          <table:table-cell table:formula="of:=IF(AND( [.E81]=&quot;&quot;; NOT(ISERROR(FIND(&quot;FOREIGN KEY&quot;;[.B81]  ))));&quot;Y&quot;;&quot;&quot;)">
            <text:p/>
          </table:table-cell>
          <table:table-cell table:formula="of:=IF(AND( [.F81]=&quot;&quot;; NOT(ISERROR(FIND(&quot;REFERENCES&quot;;[.B81]  ))));&quot;Y&quot;;&quot;&quot;)">
            <text:p/>
          </table:table-cell>
          <table:table-cell table:formula="of:=IF([.D81]=&quot;Y&quot;; MID([.B81];FIND(&quot;ALTER TABLE&quot;;[.B81])+12;LEN([.B81]));&quot;&quot;)">
            <text:p/>
          </table:table-cell>
          <table:table-cell table:formula="of:=IF([.E81]=&quot;Y&quot;; MID([.B81];FIND(&quot;ADD CONSTRAINT&quot;;[.B81])+15;LEN([.B81]));&quot;&quot;)">
            <text:p/>
          </table:table-cell>
          <table:table-cell table:formula="of:=[.I81]">
            <text:p/>
          </table:table-cell>
          <table:table-cell table:formula="of:=IF([.F81]=&quot;Y&quot;; MID([.B81];FIND(&quot;FOREIGN KEY&quot;;[.B81])+13;LEN([.B81])-14);&quot;&quot;)">
            <text:p/>
          </table:table-cell>
          <table:table-cell table:formula="of:=IF([.G81]=&quot;Y&quot;; MID([.B81];FIND(&quot;REFERENCES&quot;;[.B81])+11;LEN([.B81]));&quot;&quot;)">
            <text:p/>
          </table:table-cell>
          <table:table-cell table:formula="of:=IF([.L81]&lt;&gt;&quot;&quot;;LEFT([.L81];FIND(&quot;(&quot;;[.L81])-1);&quot;&quot;)">
            <text:p/>
          </table:table-cell>
          <table:table-cell table:formula="of:=SUBSTITUTE( IF([.L81]&lt;&gt;&quot;&quot;;MID([.L81];FIND(&quot;(&quot;;[.L81])+1;LEN([.L81]));&quot;&quot;); &quot;);&quot;;&quot;&quot;)">
            <text:p/>
          </table:table-cell>
          <table:table-cell table:style-name="ce16" table:formula="of:=LOWER(IF([.H81]&lt;&gt;&quot;&quot;; &quot;MATCH (n:&quot; &amp; [.M84] &amp; &quot;), (m:&quot; &amp; [.H81] &amp; &quot;)&#10;WHERE m.&quot; &amp; [.K83] &amp; &quot; = n. &quot; &amp; [.N84] &amp; &quot; &#10;create (n)-[:&quot; &amp; [.J82] &amp; &quot; ]-&gt;(m)&#10;RETURN n,m&quot;;&quot;&quot;))">
            <text:p/>
          </table:table-cell>
          <table:table-cell table:formula="of:=LOWER(IF([.H81]&lt;&gt;&quot;&quot;;[.H81];&quot;&quot;))">
            <text:p/>
          </table:table-cell>
          <table:table-cell table:formula="of:=LOWER(IF([.H81]&lt;&gt;&quot;&quot;;[.K83];&quot;&quot;))">
            <text:p/>
          </table:table-cell>
          <table:table-cell table:formula="of:=LOWER(IF([.H81]&lt;&gt;&quot;&quot;;[.M84];&quot;&quot;))">
            <text:p/>
          </table:table-cell>
          <table:table-cell table:formula="of:=LOWER(IF([.H81]&lt;&gt;&quot;&quot;;[.N84];&quot;&quot;))">
            <text:p/>
          </table:table-cell>
          <table:table-cell table:formula="of:=LOWER(IF([.H81]&lt;&gt;&quot;&quot;;[.J82];&quot;&quot;))">
            <text:p/>
          </table:table-cell>
          <table:table-cell table:formula="of:=LOWER(IF([.H81]&lt;&gt;&quot;&quot;; &quot;MATCH (n:&quot; &amp; [.R81] &amp; &quot;), (m:&quot; &amp; [.P81] &amp; &quot;)&#10;WHERE m.&quot; &amp; [.Q81] &amp; &quot; = n. &quot; &amp; [.S81] &amp; &quot; &#10;create (n)-[:&quot; &amp; [.T8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CPTEVENTS--</text:p>
          </table:table-cell>
          <table:table-cell table:formula="of:=OR( [.B82]=&quot;&quot;; NOT(ISERROR(FIND(&quot;DROP CONSTRAINT&quot;;[.B82]))); NOT(ISERROR(FIND(&quot;--&quot;;[.B82]))))" office:value-type="float" office:value="1" calcext:value-type="float">
            <text:p>1</text:p>
          </table:table-cell>
          <table:table-cell table:formula="of:=IF(AND( NOT([.C82]); NOT(ISERROR(FIND(&quot;ALTER TABLE&quot;;[.B82]  ))));&quot;Y&quot;;&quot;&quot;)">
            <text:p/>
          </table:table-cell>
          <table:table-cell table:formula="of:=IF(AND( [.D82]=&quot;&quot;; NOT(ISERROR(FIND(&quot;ADD CONSTRAINT&quot;;[.B82]  ))));&quot;Y&quot;;&quot;&quot;)">
            <text:p/>
          </table:table-cell>
          <table:table-cell table:formula="of:=IF(AND( [.E82]=&quot;&quot;; NOT(ISERROR(FIND(&quot;FOREIGN KEY&quot;;[.B82]  ))));&quot;Y&quot;;&quot;&quot;)">
            <text:p/>
          </table:table-cell>
          <table:table-cell table:formula="of:=IF(AND( [.F82]=&quot;&quot;; NOT(ISERROR(FIND(&quot;REFERENCES&quot;;[.B82]  ))));&quot;Y&quot;;&quot;&quot;)">
            <text:p/>
          </table:table-cell>
          <table:table-cell table:formula="of:=IF([.D82]=&quot;Y&quot;; MID([.B82];FIND(&quot;ALTER TABLE&quot;;[.B82])+12;LEN([.B82]));&quot;&quot;)">
            <text:p/>
          </table:table-cell>
          <table:table-cell table:formula="of:=IF([.E82]=&quot;Y&quot;; MID([.B82];FIND(&quot;ADD CONSTRAINT&quot;;[.B82])+15;LEN([.B82]));&quot;&quot;)">
            <text:p/>
          </table:table-cell>
          <table:table-cell table:formula="of:=[.I82]">
            <text:p/>
          </table:table-cell>
          <table:table-cell table:formula="of:=IF([.F82]=&quot;Y&quot;; MID([.B82];FIND(&quot;FOREIGN KEY&quot;;[.B82])+13;LEN([.B82])-14);&quot;&quot;)">
            <text:p/>
          </table:table-cell>
          <table:table-cell table:formula="of:=IF([.G82]=&quot;Y&quot;; MID([.B82];FIND(&quot;REFERENCES&quot;;[.B82])+11;LEN([.B82]));&quot;&quot;)">
            <text:p/>
          </table:table-cell>
          <table:table-cell table:formula="of:=IF([.L82]&lt;&gt;&quot;&quot;;LEFT([.L82];FIND(&quot;(&quot;;[.L82])-1);&quot;&quot;)">
            <text:p/>
          </table:table-cell>
          <table:table-cell table:formula="of:=SUBSTITUTE( IF([.L82]&lt;&gt;&quot;&quot;;MID([.L82];FIND(&quot;(&quot;;[.L82])+1;LEN([.L82]));&quot;&quot;); &quot;);&quot;;&quot;&quot;)">
            <text:p/>
          </table:table-cell>
          <table:table-cell table:style-name="ce16" table:formula="of:=LOWER(IF([.H82]&lt;&gt;&quot;&quot;; &quot;MATCH (n:&quot; &amp; [.M85] &amp; &quot;), (m:&quot; &amp; [.H82] &amp; &quot;)&#10;WHERE m.&quot; &amp; [.K84] &amp; &quot; = n. &quot; &amp; [.N85] &amp; &quot; &#10;create (n)-[:&quot; &amp; [.J83] &amp; &quot; ]-&gt;(m)&#10;RETURN n,m&quot;;&quot;&quot;))">
            <text:p/>
          </table:table-cell>
          <table:table-cell table:formula="of:=LOWER(IF([.H82]&lt;&gt;&quot;&quot;;[.H82];&quot;&quot;))">
            <text:p/>
          </table:table-cell>
          <table:table-cell table:formula="of:=LOWER(IF([.H82]&lt;&gt;&quot;&quot;;[.K84];&quot;&quot;))">
            <text:p/>
          </table:table-cell>
          <table:table-cell table:formula="of:=LOWER(IF([.H82]&lt;&gt;&quot;&quot;;[.M85];&quot;&quot;))">
            <text:p/>
          </table:table-cell>
          <table:table-cell table:formula="of:=LOWER(IF([.H82]&lt;&gt;&quot;&quot;;[.N85];&quot;&quot;))">
            <text:p/>
          </table:table-cell>
          <table:table-cell table:formula="of:=LOWER(IF([.H82]&lt;&gt;&quot;&quot;;[.J83];&quot;&quot;))">
            <text:p/>
          </table:table-cell>
          <table:table-cell table:formula="of:=LOWER(IF([.H82]&lt;&gt;&quot;&quot;; &quot;MATCH (n:&quot; &amp; [.R82] &amp; &quot;), (m:&quot; &amp; [.P82] &amp; &quot;)&#10;WHERE m.&quot; &amp; [.Q82] &amp; &quot; = n. &quot; &amp; [.S82] &amp; &quot; &#10;create (n)-[:&quot; &amp; [.T8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</text:p>
          </table:table-cell>
          <table:table-cell table:formula="of:=OR( [.B83]=&quot;&quot;; NOT(ISERROR(FIND(&quot;DROP CONSTRAINT&quot;;[.B83]))); NOT(ISERROR(FIND(&quot;--&quot;;[.B83]))))" office:value-type="float" office:value="1" calcext:value-type="float">
            <text:p>1</text:p>
          </table:table-cell>
          <table:table-cell table:formula="of:=IF(AND( NOT([.C83]); NOT(ISERROR(FIND(&quot;ALTER TABLE&quot;;[.B83]  ))));&quot;Y&quot;;&quot;&quot;)">
            <text:p/>
          </table:table-cell>
          <table:table-cell table:formula="of:=IF(AND( [.D83]=&quot;&quot;; NOT(ISERROR(FIND(&quot;ADD CONSTRAINT&quot;;[.B83]  ))));&quot;Y&quot;;&quot;&quot;)">
            <text:p/>
          </table:table-cell>
          <table:table-cell table:formula="of:=IF(AND( [.E83]=&quot;&quot;; NOT(ISERROR(FIND(&quot;FOREIGN KEY&quot;;[.B83]  ))));&quot;Y&quot;;&quot;&quot;)">
            <text:p/>
          </table:table-cell>
          <table:table-cell table:formula="of:=IF(AND( [.F83]=&quot;&quot;; NOT(ISERROR(FIND(&quot;REFERENCES&quot;;[.B83]  ))));&quot;Y&quot;;&quot;&quot;)">
            <text:p/>
          </table:table-cell>
          <table:table-cell table:formula="of:=IF([.D83]=&quot;Y&quot;; MID([.B83];FIND(&quot;ALTER TABLE&quot;;[.B83])+12;LEN([.B83]));&quot;&quot;)">
            <text:p/>
          </table:table-cell>
          <table:table-cell table:formula="of:=IF([.E83]=&quot;Y&quot;; MID([.B83];FIND(&quot;ADD CONSTRAINT&quot;;[.B83])+15;LEN([.B83]));&quot;&quot;)">
            <text:p/>
          </table:table-cell>
          <table:table-cell table:formula="of:=[.I83]">
            <text:p/>
          </table:table-cell>
          <table:table-cell table:formula="of:=IF([.F83]=&quot;Y&quot;; MID([.B83];FIND(&quot;FOREIGN KEY&quot;;[.B83])+13;LEN([.B83])-14);&quot;&quot;)">
            <text:p/>
          </table:table-cell>
          <table:table-cell table:formula="of:=IF([.G83]=&quot;Y&quot;; MID([.B83];FIND(&quot;REFERENCES&quot;;[.B83])+11;LEN([.B83]));&quot;&quot;)">
            <text:p/>
          </table:table-cell>
          <table:table-cell table:formula="of:=IF([.L83]&lt;&gt;&quot;&quot;;LEFT([.L83];FIND(&quot;(&quot;;[.L83])-1);&quot;&quot;)">
            <text:p/>
          </table:table-cell>
          <table:table-cell table:formula="of:=SUBSTITUTE( IF([.L83]&lt;&gt;&quot;&quot;;MID([.L83];FIND(&quot;(&quot;;[.L83])+1;LEN([.L83]));&quot;&quot;); &quot;);&quot;;&quot;&quot;)">
            <text:p/>
          </table:table-cell>
          <table:table-cell table:style-name="ce16" table:formula="of:=LOWER(IF([.H83]&lt;&gt;&quot;&quot;; &quot;MATCH (n:&quot; &amp; [.M86] &amp; &quot;), (m:&quot; &amp; [.H83] &amp; &quot;)&#10;WHERE m.&quot; &amp; [.K85] &amp; &quot; = n. &quot; &amp; [.N86] &amp; &quot; &#10;create (n)-[:&quot; &amp; [.J84] &amp; &quot; ]-&gt;(m)&#10;RETURN n,m&quot;;&quot;&quot;))">
            <text:p/>
          </table:table-cell>
          <table:table-cell table:formula="of:=LOWER(IF([.H83]&lt;&gt;&quot;&quot;;[.H83];&quot;&quot;))">
            <text:p/>
          </table:table-cell>
          <table:table-cell table:formula="of:=LOWER(IF([.H83]&lt;&gt;&quot;&quot;;[.K85];&quot;&quot;))">
            <text:p/>
          </table:table-cell>
          <table:table-cell table:formula="of:=LOWER(IF([.H83]&lt;&gt;&quot;&quot;;[.M86];&quot;&quot;))">
            <text:p/>
          </table:table-cell>
          <table:table-cell table:formula="of:=LOWER(IF([.H83]&lt;&gt;&quot;&quot;;[.N86];&quot;&quot;))">
            <text:p/>
          </table:table-cell>
          <table:table-cell table:formula="of:=LOWER(IF([.H83]&lt;&gt;&quot;&quot;;[.J84];&quot;&quot;))">
            <text:p/>
          </table:table-cell>
          <table:table-cell table:formula="of:=LOWER(IF([.H83]&lt;&gt;&quot;&quot;; &quot;MATCH (n:&quot; &amp; [.R83] &amp; &quot;), (m:&quot; &amp; [.P83] &amp; &quot;)&#10;WHERE m.&quot; &amp; [.Q83] &amp; &quot; = n. &quot; &amp; [.S83] &amp; &quot; &#10;create (n)-[:&quot; &amp; [.T8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84]=&quot;&quot;; NOT(ISERROR(FIND(&quot;DROP CONSTRAINT&quot;;[.B84]))); NOT(ISERROR(FIND(&quot;--&quot;;[.B84]))))" office:value-type="float" office:value="1" calcext:value-type="float">
            <text:p>1</text:p>
          </table:table-cell>
          <table:table-cell table:formula="of:=IF(AND( NOT([.C84]); NOT(ISERROR(FIND(&quot;ALTER TABLE&quot;;[.B84]  ))));&quot;Y&quot;;&quot;&quot;)">
            <text:p/>
          </table:table-cell>
          <table:table-cell table:formula="of:=IF(AND( [.D84]=&quot;&quot;; NOT(ISERROR(FIND(&quot;ADD CONSTRAINT&quot;;[.B84]  ))));&quot;Y&quot;;&quot;&quot;)">
            <text:p/>
          </table:table-cell>
          <table:table-cell table:formula="of:=IF(AND( [.E84]=&quot;&quot;; NOT(ISERROR(FIND(&quot;FOREIGN KEY&quot;;[.B84]  ))));&quot;Y&quot;;&quot;&quot;)">
            <text:p/>
          </table:table-cell>
          <table:table-cell table:formula="of:=IF(AND( [.F84]=&quot;&quot;; NOT(ISERROR(FIND(&quot;REFERENCES&quot;;[.B84]  ))));&quot;Y&quot;;&quot;&quot;)">
            <text:p/>
          </table:table-cell>
          <table:table-cell table:formula="of:=IF([.D84]=&quot;Y&quot;; MID([.B84];FIND(&quot;ALTER TABLE&quot;;[.B84])+12;LEN([.B84]));&quot;&quot;)">
            <text:p/>
          </table:table-cell>
          <table:table-cell table:formula="of:=IF([.E84]=&quot;Y&quot;; MID([.B84];FIND(&quot;ADD CONSTRAINT&quot;;[.B84])+15;LEN([.B84]));&quot;&quot;)">
            <text:p/>
          </table:table-cell>
          <table:table-cell table:formula="of:=[.I84]">
            <text:p/>
          </table:table-cell>
          <table:table-cell table:formula="of:=IF([.F84]=&quot;Y&quot;; MID([.B84];FIND(&quot;FOREIGN KEY&quot;;[.B84])+13;LEN([.B84])-14);&quot;&quot;)">
            <text:p/>
          </table:table-cell>
          <table:table-cell table:formula="of:=IF([.G84]=&quot;Y&quot;; MID([.B84];FIND(&quot;REFERENCES&quot;;[.B84])+11;LEN([.B84]));&quot;&quot;)">
            <text:p/>
          </table:table-cell>
          <table:table-cell table:formula="of:=IF([.L84]&lt;&gt;&quot;&quot;;LEFT([.L84];FIND(&quot;(&quot;;[.L84])-1);&quot;&quot;)">
            <text:p/>
          </table:table-cell>
          <table:table-cell table:formula="of:=SUBSTITUTE( IF([.L84]&lt;&gt;&quot;&quot;;MID([.L84];FIND(&quot;(&quot;;[.L84])+1;LEN([.L84]));&quot;&quot;); &quot;);&quot;;&quot;&quot;)">
            <text:p/>
          </table:table-cell>
          <table:table-cell table:style-name="ce16" table:formula="of:=LOWER(IF([.H84]&lt;&gt;&quot;&quot;; &quot;MATCH (n:&quot; &amp; [.M87] &amp; &quot;), (m:&quot; &amp; [.H84] &amp; &quot;)&#10;WHERE m.&quot; &amp; [.K86] &amp; &quot; = n. &quot; &amp; [.N87] &amp; &quot; &#10;create (n)-[:&quot; &amp; [.J85] &amp; &quot; ]-&gt;(m)&#10;RETURN n,m&quot;;&quot;&quot;))">
            <text:p/>
          </table:table-cell>
          <table:table-cell table:formula="of:=LOWER(IF([.H84]&lt;&gt;&quot;&quot;;[.H84];&quot;&quot;))">
            <text:p/>
          </table:table-cell>
          <table:table-cell table:formula="of:=LOWER(IF([.H84]&lt;&gt;&quot;&quot;;[.K86];&quot;&quot;))">
            <text:p/>
          </table:table-cell>
          <table:table-cell table:formula="of:=LOWER(IF([.H84]&lt;&gt;&quot;&quot;;[.M87];&quot;&quot;))">
            <text:p/>
          </table:table-cell>
          <table:table-cell table:formula="of:=LOWER(IF([.H84]&lt;&gt;&quot;&quot;;[.N87];&quot;&quot;))">
            <text:p/>
          </table:table-cell>
          <table:table-cell table:formula="of:=LOWER(IF([.H84]&lt;&gt;&quot;&quot;;[.J85];&quot;&quot;))">
            <text:p/>
          </table:table-cell>
          <table:table-cell table:formula="of:=LOWER(IF([.H84]&lt;&gt;&quot;&quot;; &quot;MATCH (n:&quot; &amp; [.R84] &amp; &quot;), (m:&quot; &amp; [.P84] &amp; &quot;)&#10;WHERE m.&quot; &amp; [.Q84] &amp; &quot; = n. &quot; &amp; [.S84] &amp; &quot; &#10;create (n)-[:&quot; &amp; [.T8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85]=&quot;&quot;; NOT(ISERROR(FIND(&quot;DROP CONSTRAINT&quot;;[.B85]))); NOT(ISERROR(FIND(&quot;--&quot;;[.B85]))))" office:value-type="float" office:value="1" calcext:value-type="float">
            <text:p>1</text:p>
          </table:table-cell>
          <table:table-cell table:formula="of:=IF(AND( NOT([.C85]); NOT(ISERROR(FIND(&quot;ALTER TABLE&quot;;[.B85]  ))));&quot;Y&quot;;&quot;&quot;)">
            <text:p/>
          </table:table-cell>
          <table:table-cell table:formula="of:=IF(AND( [.D85]=&quot;&quot;; NOT(ISERROR(FIND(&quot;ADD CONSTRAINT&quot;;[.B85]  ))));&quot;Y&quot;;&quot;&quot;)">
            <text:p/>
          </table:table-cell>
          <table:table-cell table:formula="of:=IF(AND( [.E85]=&quot;&quot;; NOT(ISERROR(FIND(&quot;FOREIGN KEY&quot;;[.B85]  ))));&quot;Y&quot;;&quot;&quot;)">
            <text:p/>
          </table:table-cell>
          <table:table-cell table:formula="of:=IF(AND( [.F85]=&quot;&quot;; NOT(ISERROR(FIND(&quot;REFERENCES&quot;;[.B85]  ))));&quot;Y&quot;;&quot;&quot;)">
            <text:p/>
          </table:table-cell>
          <table:table-cell table:formula="of:=IF([.D85]=&quot;Y&quot;; MID([.B85];FIND(&quot;ALTER TABLE&quot;;[.B85])+12;LEN([.B85]));&quot;&quot;)">
            <text:p/>
          </table:table-cell>
          <table:table-cell table:formula="of:=IF([.E85]=&quot;Y&quot;; MID([.B85];FIND(&quot;ADD CONSTRAINT&quot;;[.B85])+15;LEN([.B85]));&quot;&quot;)">
            <text:p/>
          </table:table-cell>
          <table:table-cell table:formula="of:=[.I85]">
            <text:p/>
          </table:table-cell>
          <table:table-cell table:formula="of:=IF([.F85]=&quot;Y&quot;; MID([.B85];FIND(&quot;FOREIGN KEY&quot;;[.B85])+13;LEN([.B85])-14);&quot;&quot;)">
            <text:p/>
          </table:table-cell>
          <table:table-cell table:formula="of:=IF([.G85]=&quot;Y&quot;; MID([.B85];FIND(&quot;REFERENCES&quot;;[.B85])+11;LEN([.B85]));&quot;&quot;)">
            <text:p/>
          </table:table-cell>
          <table:table-cell table:formula="of:=IF([.L85]&lt;&gt;&quot;&quot;;LEFT([.L85];FIND(&quot;(&quot;;[.L85])-1);&quot;&quot;)">
            <text:p/>
          </table:table-cell>
          <table:table-cell table:formula="of:=SUBSTITUTE( IF([.L85]&lt;&gt;&quot;&quot;;MID([.L85];FIND(&quot;(&quot;;[.L85])+1;LEN([.L85]));&quot;&quot;); &quot;);&quot;;&quot;&quot;)">
            <text:p/>
          </table:table-cell>
          <table:table-cell table:style-name="ce16" table:formula="of:=LOWER(IF([.H85]&lt;&gt;&quot;&quot;; &quot;MATCH (n:&quot; &amp; [.M88] &amp; &quot;), (m:&quot; &amp; [.H85] &amp; &quot;)&#10;WHERE m.&quot; &amp; [.K87] &amp; &quot; = n. &quot; &amp; [.N88] &amp; &quot; &#10;create (n)-[:&quot; &amp; [.J86] &amp; &quot; ]-&gt;(m)&#10;RETURN n,m&quot;;&quot;&quot;))">
            <text:p/>
          </table:table-cell>
          <table:table-cell table:formula="of:=LOWER(IF([.H85]&lt;&gt;&quot;&quot;;[.H85];&quot;&quot;))">
            <text:p/>
          </table:table-cell>
          <table:table-cell table:formula="of:=LOWER(IF([.H85]&lt;&gt;&quot;&quot;;[.K87];&quot;&quot;))">
            <text:p/>
          </table:table-cell>
          <table:table-cell table:formula="of:=LOWER(IF([.H85]&lt;&gt;&quot;&quot;;[.M88];&quot;&quot;))">
            <text:p/>
          </table:table-cell>
          <table:table-cell table:formula="of:=LOWER(IF([.H85]&lt;&gt;&quot;&quot;;[.N88];&quot;&quot;))">
            <text:p/>
          </table:table-cell>
          <table:table-cell table:formula="of:=LOWER(IF([.H85]&lt;&gt;&quot;&quot;;[.J86];&quot;&quot;))">
            <text:p/>
          </table:table-cell>
          <table:table-cell table:formula="of:=LOWER(IF([.H85]&lt;&gt;&quot;&quot;; &quot;MATCH (n:&quot; &amp; [.R85] &amp; &quot;), (m:&quot; &amp; [.P85] &amp; &quot;)&#10;WHERE m.&quot; &amp; [.Q85] &amp; &quot; = n. &quot; &amp; [.S85] &amp; &quot; &#10;create (n)-[:&quot; &amp; [.T8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CPTEVENTS DROP CONSTRAINT IF EXISTS cptevents_fk_subject_id;</text:p>
          </table:table-cell>
          <table:table-cell table:formula="of:=OR( [.B86]=&quot;&quot;; NOT(ISERROR(FIND(&quot;DROP CONSTRAINT&quot;;[.B86]))); NOT(ISERROR(FIND(&quot;--&quot;;[.B86]))))" office:value-type="float" office:value="1" calcext:value-type="float">
            <text:p>1</text:p>
          </table:table-cell>
          <table:table-cell table:formula="of:=IF(AND( NOT([.C86]); NOT(ISERROR(FIND(&quot;ALTER TABLE&quot;;[.B86]  ))));&quot;Y&quot;;&quot;&quot;)">
            <text:p/>
          </table:table-cell>
          <table:table-cell table:formula="of:=IF(AND( [.D86]=&quot;&quot;; NOT(ISERROR(FIND(&quot;ADD CONSTRAINT&quot;;[.B86]  ))));&quot;Y&quot;;&quot;&quot;)">
            <text:p/>
          </table:table-cell>
          <table:table-cell table:formula="of:=IF(AND( [.E86]=&quot;&quot;; NOT(ISERROR(FIND(&quot;FOREIGN KEY&quot;;[.B86]  ))));&quot;Y&quot;;&quot;&quot;)">
            <text:p/>
          </table:table-cell>
          <table:table-cell table:formula="of:=IF(AND( [.F86]=&quot;&quot;; NOT(ISERROR(FIND(&quot;REFERENCES&quot;;[.B86]  ))));&quot;Y&quot;;&quot;&quot;)">
            <text:p/>
          </table:table-cell>
          <table:table-cell table:formula="of:=IF([.D86]=&quot;Y&quot;; MID([.B86];FIND(&quot;ALTER TABLE&quot;;[.B86])+12;LEN([.B86]));&quot;&quot;)">
            <text:p/>
          </table:table-cell>
          <table:table-cell table:formula="of:=IF([.E86]=&quot;Y&quot;; MID([.B86];FIND(&quot;ADD CONSTRAINT&quot;;[.B86])+15;LEN([.B86]));&quot;&quot;)">
            <text:p/>
          </table:table-cell>
          <table:table-cell table:formula="of:=[.I86]">
            <text:p/>
          </table:table-cell>
          <table:table-cell table:formula="of:=IF([.F86]=&quot;Y&quot;; MID([.B86];FIND(&quot;FOREIGN KEY&quot;;[.B86])+13;LEN([.B86])-14);&quot;&quot;)">
            <text:p/>
          </table:table-cell>
          <table:table-cell table:formula="of:=IF([.G86]=&quot;Y&quot;; MID([.B86];FIND(&quot;REFERENCES&quot;;[.B86])+11;LEN([.B86]));&quot;&quot;)">
            <text:p/>
          </table:table-cell>
          <table:table-cell table:formula="of:=IF([.L86]&lt;&gt;&quot;&quot;;LEFT([.L86];FIND(&quot;(&quot;;[.L86])-1);&quot;&quot;)">
            <text:p/>
          </table:table-cell>
          <table:table-cell table:formula="of:=SUBSTITUTE( IF([.L86]&lt;&gt;&quot;&quot;;MID([.L86];FIND(&quot;(&quot;;[.L86])+1;LEN([.L86]));&quot;&quot;); &quot;);&quot;;&quot;&quot;)">
            <text:p/>
          </table:table-cell>
          <table:table-cell table:style-name="ce16" table:formula="of:=LOWER(IF([.H86]&lt;&gt;&quot;&quot;; &quot;MATCH (n:&quot; &amp; [.M89] &amp; &quot;), (m:&quot; &amp; [.H86] &amp; &quot;)&#10;WHERE m.&quot; &amp; [.K88] &amp; &quot; = n. &quot; &amp; [.N89] &amp; &quot; &#10;create (n)-[:&quot; &amp; [.J87] &amp; &quot; ]-&gt;(m)&#10;RETURN n,m&quot;;&quot;&quot;))">
            <text:p/>
          </table:table-cell>
          <table:table-cell table:formula="of:=LOWER(IF([.H86]&lt;&gt;&quot;&quot;;[.H86];&quot;&quot;))">
            <text:p/>
          </table:table-cell>
          <table:table-cell table:formula="of:=LOWER(IF([.H86]&lt;&gt;&quot;&quot;;[.K88];&quot;&quot;))">
            <text:p/>
          </table:table-cell>
          <table:table-cell table:formula="of:=LOWER(IF([.H86]&lt;&gt;&quot;&quot;;[.M89];&quot;&quot;))">
            <text:p/>
          </table:table-cell>
          <table:table-cell table:formula="of:=LOWER(IF([.H86]&lt;&gt;&quot;&quot;;[.N89];&quot;&quot;))">
            <text:p/>
          </table:table-cell>
          <table:table-cell table:formula="of:=LOWER(IF([.H86]&lt;&gt;&quot;&quot;;[.J87];&quot;&quot;))">
            <text:p/>
          </table:table-cell>
          <table:table-cell table:formula="of:=LOWER(IF([.H86]&lt;&gt;&quot;&quot;; &quot;MATCH (n:&quot; &amp; [.R86] &amp; &quot;), (m:&quot; &amp; [.P86] &amp; &quot;)&#10;WHERE m.&quot; &amp; [.Q86] &amp; &quot; = n. &quot; &amp; [.S86] &amp; &quot; &#10;create (n)-[:&quot; &amp; [.T86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CPTEVENTS</text:p>
          </table:table-cell>
          <table:table-cell table:formula="of:=OR( [.B87]=&quot;&quot;; NOT(ISERROR(FIND(&quot;DROP CONSTRAINT&quot;;[.B87]))); NOT(ISERROR(FIND(&quot;--&quot;;[.B87]))))" office:value-type="float" office:value="0" calcext:value-type="float">
            <text:p>0</text:p>
          </table:table-cell>
          <table:table-cell table:formula="of:=IF(AND( NOT([.C87]); NOT(ISERROR(FIND(&quot;ALTER TABLE&quot;;[.B87]  ))));&quot;Y&quot;;&quot;&quot;)" office:value-type="string" office:string-value="Y" calcext:value-type="string">
            <text:p>Y</text:p>
          </table:table-cell>
          <table:table-cell table:formula="of:=IF(AND( [.D87]=&quot;&quot;; NOT(ISERROR(FIND(&quot;ADD CONSTRAINT&quot;;[.B87]  ))));&quot;Y&quot;;&quot;&quot;)">
            <text:p/>
          </table:table-cell>
          <table:table-cell table:formula="of:=IF(AND( [.E87]=&quot;&quot;; NOT(ISERROR(FIND(&quot;FOREIGN KEY&quot;;[.B87]  ))));&quot;Y&quot;;&quot;&quot;)">
            <text:p/>
          </table:table-cell>
          <table:table-cell table:formula="of:=IF(AND( [.F87]=&quot;&quot;; NOT(ISERROR(FIND(&quot;REFERENCES&quot;;[.B87]  ))));&quot;Y&quot;;&quot;&quot;)">
            <text:p/>
          </table:table-cell>
          <table:table-cell table:formula="of:=IF([.D87]=&quot;Y&quot;; MID([.B87];FIND(&quot;ALTER TABLE&quot;;[.B87])+12;LEN([.B87]));&quot;&quot;)" office:value-type="string" office:string-value="CPTEVENTS" calcext:value-type="string">
            <text:p>CPTEVENTS</text:p>
          </table:table-cell>
          <table:table-cell table:formula="of:=IF([.E87]=&quot;Y&quot;; MID([.B87];FIND(&quot;ADD CONSTRAINT&quot;;[.B87])+15;LEN([.B87]));&quot;&quot;)">
            <text:p/>
          </table:table-cell>
          <table:table-cell table:formula="of:=[.I87]">
            <text:p/>
          </table:table-cell>
          <table:table-cell table:formula="of:=IF([.F87]=&quot;Y&quot;; MID([.B87];FIND(&quot;FOREIGN KEY&quot;;[.B87])+13;LEN([.B87])-14);&quot;&quot;)">
            <text:p/>
          </table:table-cell>
          <table:table-cell table:formula="of:=IF([.G87]=&quot;Y&quot;; MID([.B87];FIND(&quot;REFERENCES&quot;;[.B87])+11;LEN([.B87]));&quot;&quot;)">
            <text:p/>
          </table:table-cell>
          <table:table-cell table:formula="of:=IF([.L87]&lt;&gt;&quot;&quot;;LEFT([.L87];FIND(&quot;(&quot;;[.L87])-1);&quot;&quot;)">
            <text:p/>
          </table:table-cell>
          <table:table-cell table:formula="of:=SUBSTITUTE( IF([.L87]&lt;&gt;&quot;&quot;;MID([.L87];FIND(&quot;(&quot;;[.L87])+1;LEN([.L87]));&quot;&quot;); &quot;);&quot;;&quot;&quot;)">
            <text:p/>
          </table:table-cell>
          <table:table-cell table:style-name="ce16" table:formula="of:=LOWER(IF([.H87]&lt;&gt;&quot;&quot;; &quot;MATCH (n:&quot; &amp; [.M90] &amp; &quot;), (m:&quot; &amp; [.H87] &amp; &quot;)&#10;WHERE m.&quot; &amp; [.K89] &amp; &quot; = n. &quot; &amp; [.N90] &amp; &quot; &#10;create (n)-[:&quot; &amp; [.J88] &amp; &quot; ]-&gt;(m)&#10;RETURN n,m&quot;;&quot;&quot;))" office:value-type="string" office:string-value="match (n:patients), (m:cptevents)&#10;where m.subject_id = n. subject_id &#10;create (n)-[:cptevents_fk_subject_id ]-&gt;(m)&#10;return n,m" calcext:value-type="string">
            <text:p>match (n:patients), (m:cptevents)</text:p>
            <text:p>where m.subject_id = n. subject_id </text:p>
            <text:p>create (n)-[:cptevents_fk_subject_id ]-&gt;(m)</text:p>
            <text:p>return n,m</text:p>
          </table:table-cell>
          <table:table-cell table:formula="of:=LOWER(IF([.H87]&lt;&gt;&quot;&quot;;[.H87];&quot;&quot;))" office:value-type="string" office:string-value="cptevents" calcext:value-type="string">
            <text:p>cptevents</text:p>
          </table:table-cell>
          <table:table-cell table:formula="of:=LOWER(IF([.H87]&lt;&gt;&quot;&quot;;[.K89];&quot;&quot;))" office:value-type="string" office:string-value="subject_id" calcext:value-type="string">
            <text:p>subject_id</text:p>
          </table:table-cell>
          <table:table-cell table:formula="of:=LOWER(IF([.H87]&lt;&gt;&quot;&quot;;[.M90];&quot;&quot;))" office:value-type="string" office:string-value="patients" calcext:value-type="string">
            <text:p>patients</text:p>
          </table:table-cell>
          <table:table-cell table:formula="of:=LOWER(IF([.H87]&lt;&gt;&quot;&quot;;[.N90];&quot;&quot;))" office:value-type="string" office:string-value="subject_id" calcext:value-type="string">
            <text:p>subject_id</text:p>
          </table:table-cell>
          <table:table-cell table:formula="of:=LOWER(IF([.H87]&lt;&gt;&quot;&quot;;[.J88];&quot;&quot;))" office:value-type="string" office:string-value="cptevents_fk_subject_id" calcext:value-type="string">
            <text:p>cptevents_fk_subject_id</text:p>
          </table:table-cell>
          <table:table-cell table:formula="of:=LOWER(IF([.H87]&lt;&gt;&quot;&quot;; &quot;MATCH (n:&quot; &amp; [.R87] &amp; &quot;), (m:&quot; &amp; [.P87] &amp; &quot;)&#10;WHERE m.&quot; &amp; [.Q87] &amp; &quot; = n. &quot; &amp; [.S87] &amp; &quot; &#10;create (n)-[:&quot; &amp; [.T87] &amp; &quot; ]-&gt;(m)&#10;RETURN n,m&quot;;&quot;&quot;))" office:value-type="string" office:string-value="match (n:patients), (m:cptevents)&#10;where m.subject_id = n. subject_id &#10;create (n)-[:cptevents_fk_subject_id ]-&gt;(m)&#10;return n,m" calcext:value-type="string">
            <text:p>match (n:patients), (m:cptevents)</text:p>
            <text:p>where m.subject_id = n. subject_id </text:p>
            <text:p>create (n)-[:cptevents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cptevents_fk_subject_id</text:p>
          </table:table-cell>
          <table:table-cell table:formula="of:=OR( [.B88]=&quot;&quot;; NOT(ISERROR(FIND(&quot;DROP CONSTRAINT&quot;;[.B88]))); NOT(ISERROR(FIND(&quot;--&quot;;[.B88]))))" office:value-type="float" office:value="0" calcext:value-type="float">
            <text:p>0</text:p>
          </table:table-cell>
          <table:table-cell table:formula="of:=IF(AND( NOT([.C88]); NOT(ISERROR(FIND(&quot;ALTER TABLE&quot;;[.B88]  ))));&quot;Y&quot;;&quot;&quot;)">
            <text:p/>
          </table:table-cell>
          <table:table-cell table:formula="of:=IF(AND( [.D88]=&quot;&quot;; NOT(ISERROR(FIND(&quot;ADD CONSTRAINT&quot;;[.B88]  ))));&quot;Y&quot;;&quot;&quot;)" office:value-type="string" office:string-value="Y" calcext:value-type="string">
            <text:p>Y</text:p>
          </table:table-cell>
          <table:table-cell table:formula="of:=IF(AND( [.E88]=&quot;&quot;; NOT(ISERROR(FIND(&quot;FOREIGN KEY&quot;;[.B88]  ))));&quot;Y&quot;;&quot;&quot;)">
            <text:p/>
          </table:table-cell>
          <table:table-cell table:formula="of:=IF(AND( [.F88]=&quot;&quot;; NOT(ISERROR(FIND(&quot;REFERENCES&quot;;[.B88]  ))));&quot;Y&quot;;&quot;&quot;)">
            <text:p/>
          </table:table-cell>
          <table:table-cell table:formula="of:=IF([.D88]=&quot;Y&quot;; MID([.B88];FIND(&quot;ALTER TABLE&quot;;[.B88])+12;LEN([.B88]));&quot;&quot;)">
            <text:p/>
          </table:table-cell>
          <table:table-cell table:formula="of:=IF([.E88]=&quot;Y&quot;; MID([.B88];FIND(&quot;ADD CONSTRAINT&quot;;[.B88])+15;LEN([.B88]));&quot;&quot;)" office:value-type="string" office:string-value="cptevents_fk_subject_id" calcext:value-type="string">
            <text:p>cptevents_fk_subject_id</text:p>
          </table:table-cell>
          <table:table-cell table:formula="of:=[.I88]" office:value-type="string" office:string-value="cptevents_fk_subject_id" calcext:value-type="string">
            <text:p>cptevents_fk_subject_id</text:p>
          </table:table-cell>
          <table:table-cell table:formula="of:=IF([.F88]=&quot;Y&quot;; MID([.B88];FIND(&quot;FOREIGN KEY&quot;;[.B88])+13;LEN([.B88])-14);&quot;&quot;)">
            <text:p/>
          </table:table-cell>
          <table:table-cell table:formula="of:=IF([.G88]=&quot;Y&quot;; MID([.B88];FIND(&quot;REFERENCES&quot;;[.B88])+11;LEN([.B88]));&quot;&quot;)">
            <text:p/>
          </table:table-cell>
          <table:table-cell table:formula="of:=IF([.L88]&lt;&gt;&quot;&quot;;LEFT([.L88];FIND(&quot;(&quot;;[.L88])-1);&quot;&quot;)">
            <text:p/>
          </table:table-cell>
          <table:table-cell table:formula="of:=SUBSTITUTE( IF([.L88]&lt;&gt;&quot;&quot;;MID([.L88];FIND(&quot;(&quot;;[.L88])+1;LEN([.L88]));&quot;&quot;); &quot;);&quot;;&quot;&quot;)">
            <text:p/>
          </table:table-cell>
          <table:table-cell table:style-name="ce16" table:formula="of:=LOWER(IF([.H88]&lt;&gt;&quot;&quot;; &quot;MATCH (n:&quot; &amp; [.M91] &amp; &quot;), (m:&quot; &amp; [.H88] &amp; &quot;)&#10;WHERE m.&quot; &amp; [.K90] &amp; &quot; = n. &quot; &amp; [.N91] &amp; &quot; &#10;create (n)-[:&quot; &amp; [.J89] &amp; &quot; ]-&gt;(m)&#10;RETURN n,m&quot;;&quot;&quot;))">
            <text:p/>
          </table:table-cell>
          <table:table-cell table:formula="of:=LOWER(IF([.H88]&lt;&gt;&quot;&quot;;[.H88];&quot;&quot;))">
            <text:p/>
          </table:table-cell>
          <table:table-cell table:formula="of:=LOWER(IF([.H88]&lt;&gt;&quot;&quot;;[.K90];&quot;&quot;))">
            <text:p/>
          </table:table-cell>
          <table:table-cell table:formula="of:=LOWER(IF([.H88]&lt;&gt;&quot;&quot;;[.M91];&quot;&quot;))">
            <text:p/>
          </table:table-cell>
          <table:table-cell table:formula="of:=LOWER(IF([.H88]&lt;&gt;&quot;&quot;;[.N91];&quot;&quot;))">
            <text:p/>
          </table:table-cell>
          <table:table-cell table:formula="of:=LOWER(IF([.H88]&lt;&gt;&quot;&quot;;[.J89];&quot;&quot;))">
            <text:p/>
          </table:table-cell>
          <table:table-cell table:formula="of:=LOWER(IF([.H88]&lt;&gt;&quot;&quot;; &quot;MATCH (n:&quot; &amp; [.R88] &amp; &quot;), (m:&quot; &amp; [.P88] &amp; &quot;)&#10;WHERE m.&quot; &amp; [.Q88] &amp; &quot; = n. &quot; &amp; [.S88] &amp; &quot; &#10;create (n)-[:&quot; &amp; [.T8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89]=&quot;&quot;; NOT(ISERROR(FIND(&quot;DROP CONSTRAINT&quot;;[.B89]))); NOT(ISERROR(FIND(&quot;--&quot;;[.B89]))))" office:value-type="float" office:value="0" calcext:value-type="float">
            <text:p>0</text:p>
          </table:table-cell>
          <table:table-cell table:formula="of:=IF(AND( NOT([.C89]); NOT(ISERROR(FIND(&quot;ALTER TABLE&quot;;[.B89]  ))));&quot;Y&quot;;&quot;&quot;)">
            <text:p/>
          </table:table-cell>
          <table:table-cell table:formula="of:=IF(AND( [.D89]=&quot;&quot;; NOT(ISERROR(FIND(&quot;ADD CONSTRAINT&quot;;[.B89]  ))));&quot;Y&quot;;&quot;&quot;)">
            <text:p/>
          </table:table-cell>
          <table:table-cell table:formula="of:=IF(AND( [.E89]=&quot;&quot;; NOT(ISERROR(FIND(&quot;FOREIGN KEY&quot;;[.B89]  ))));&quot;Y&quot;;&quot;&quot;)" office:value-type="string" office:string-value="Y" calcext:value-type="string">
            <text:p>Y</text:p>
          </table:table-cell>
          <table:table-cell table:formula="of:=IF(AND( [.F89]=&quot;&quot;; NOT(ISERROR(FIND(&quot;REFERENCES&quot;;[.B89]  ))));&quot;Y&quot;;&quot;&quot;)">
            <text:p/>
          </table:table-cell>
          <table:table-cell table:formula="of:=IF([.D89]=&quot;Y&quot;; MID([.B89];FIND(&quot;ALTER TABLE&quot;;[.B89])+12;LEN([.B89]));&quot;&quot;)">
            <text:p/>
          </table:table-cell>
          <table:table-cell table:formula="of:=IF([.E89]=&quot;Y&quot;; MID([.B89];FIND(&quot;ADD CONSTRAINT&quot;;[.B89])+15;LEN([.B89]));&quot;&quot;)">
            <text:p/>
          </table:table-cell>
          <table:table-cell table:formula="of:=[.I89]">
            <text:p/>
          </table:table-cell>
          <table:table-cell table:formula="of:=IF([.F89]=&quot;Y&quot;; MID([.B89];FIND(&quot;FOREIGN KEY&quot;;[.B89])+13;LEN([.B89])-14);&quot;&quot;)" office:value-type="string" office:string-value="SUBJECT_ID" calcext:value-type="string">
            <text:p>SUBJECT_ID</text:p>
          </table:table-cell>
          <table:table-cell table:formula="of:=IF([.G89]=&quot;Y&quot;; MID([.B89];FIND(&quot;REFERENCES&quot;;[.B89])+11;LEN([.B89]));&quot;&quot;)">
            <text:p/>
          </table:table-cell>
          <table:table-cell table:formula="of:=IF([.L89]&lt;&gt;&quot;&quot;;LEFT([.L89];FIND(&quot;(&quot;;[.L89])-1);&quot;&quot;)">
            <text:p/>
          </table:table-cell>
          <table:table-cell table:formula="of:=SUBSTITUTE( IF([.L89]&lt;&gt;&quot;&quot;;MID([.L89];FIND(&quot;(&quot;;[.L89])+1;LEN([.L89]));&quot;&quot;); &quot;);&quot;;&quot;&quot;)">
            <text:p/>
          </table:table-cell>
          <table:table-cell table:style-name="ce16" table:formula="of:=LOWER(IF([.H89]&lt;&gt;&quot;&quot;; &quot;MATCH (n:&quot; &amp; [.M92] &amp; &quot;), (m:&quot; &amp; [.H89] &amp; &quot;)&#10;WHERE m.&quot; &amp; [.K91] &amp; &quot; = n. &quot; &amp; [.N92] &amp; &quot; &#10;create (n)-[:&quot; &amp; [.J90] &amp; &quot; ]-&gt;(m)&#10;RETURN n,m&quot;;&quot;&quot;))">
            <text:p/>
          </table:table-cell>
          <table:table-cell table:formula="of:=LOWER(IF([.H89]&lt;&gt;&quot;&quot;;[.H89];&quot;&quot;))">
            <text:p/>
          </table:table-cell>
          <table:table-cell table:formula="of:=LOWER(IF([.H89]&lt;&gt;&quot;&quot;;[.K91];&quot;&quot;))">
            <text:p/>
          </table:table-cell>
          <table:table-cell table:formula="of:=LOWER(IF([.H89]&lt;&gt;&quot;&quot;;[.M92];&quot;&quot;))">
            <text:p/>
          </table:table-cell>
          <table:table-cell table:formula="of:=LOWER(IF([.H89]&lt;&gt;&quot;&quot;;[.N92];&quot;&quot;))">
            <text:p/>
          </table:table-cell>
          <table:table-cell table:formula="of:=LOWER(IF([.H89]&lt;&gt;&quot;&quot;;[.J90];&quot;&quot;))">
            <text:p/>
          </table:table-cell>
          <table:table-cell table:formula="of:=LOWER(IF([.H89]&lt;&gt;&quot;&quot;; &quot;MATCH (n:&quot; &amp; [.R89] &amp; &quot;), (m:&quot; &amp; [.P89] &amp; &quot;)&#10;WHERE m.&quot; &amp; [.Q89] &amp; &quot; = n. &quot; &amp; [.S89] &amp; &quot; &#10;create (n)-[:&quot; &amp; [.T8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90]=&quot;&quot;; NOT(ISERROR(FIND(&quot;DROP CONSTRAINT&quot;;[.B90]))); NOT(ISERROR(FIND(&quot;--&quot;;[.B90]))))" office:value-type="float" office:value="0" calcext:value-type="float">
            <text:p>0</text:p>
          </table:table-cell>
          <table:table-cell table:formula="of:=IF(AND( NOT([.C90]); NOT(ISERROR(FIND(&quot;ALTER TABLE&quot;;[.B90]  ))));&quot;Y&quot;;&quot;&quot;)">
            <text:p/>
          </table:table-cell>
          <table:table-cell table:formula="of:=IF(AND( [.D90]=&quot;&quot;; NOT(ISERROR(FIND(&quot;ADD CONSTRAINT&quot;;[.B90]  ))));&quot;Y&quot;;&quot;&quot;)">
            <text:p/>
          </table:table-cell>
          <table:table-cell table:formula="of:=IF(AND( [.E90]=&quot;&quot;; NOT(ISERROR(FIND(&quot;FOREIGN KEY&quot;;[.B90]  ))));&quot;Y&quot;;&quot;&quot;)">
            <text:p/>
          </table:table-cell>
          <table:table-cell table:formula="of:=IF(AND( [.F90]=&quot;&quot;; NOT(ISERROR(FIND(&quot;REFERENCES&quot;;[.B90]  ))));&quot;Y&quot;;&quot;&quot;)" office:value-type="string" office:string-value="Y" calcext:value-type="string">
            <text:p>Y</text:p>
          </table:table-cell>
          <table:table-cell table:formula="of:=IF([.D90]=&quot;Y&quot;; MID([.B90];FIND(&quot;ALTER TABLE&quot;;[.B90])+12;LEN([.B90]));&quot;&quot;)">
            <text:p/>
          </table:table-cell>
          <table:table-cell table:formula="of:=IF([.E90]=&quot;Y&quot;; MID([.B90];FIND(&quot;ADD CONSTRAINT&quot;;[.B90])+15;LEN([.B90]));&quot;&quot;)">
            <text:p/>
          </table:table-cell>
          <table:table-cell table:formula="of:=[.I90]">
            <text:p/>
          </table:table-cell>
          <table:table-cell table:formula="of:=IF([.F90]=&quot;Y&quot;; MID([.B90];FIND(&quot;FOREIGN KEY&quot;;[.B90])+13;LEN([.B90])-14);&quot;&quot;)">
            <text:p/>
          </table:table-cell>
          <table:table-cell table:formula="of:=IF([.G90]=&quot;Y&quot;; MID([.B90];FIND(&quot;REFERENCES&quot;;[.B90])+11;LEN([.B90]));&quot;&quot;)" office:value-type="string" office:string-value="PATIENTS(SUBJECT_ID);" calcext:value-type="string">
            <text:p>PATIENTS(SUBJECT_ID);</text:p>
          </table:table-cell>
          <table:table-cell table:formula="of:=IF([.L90]&lt;&gt;&quot;&quot;;LEFT([.L90];FIND(&quot;(&quot;;[.L90])-1);&quot;&quot;)" office:value-type="string" office:string-value="PATIENTS" calcext:value-type="string">
            <text:p>PATIENTS</text:p>
          </table:table-cell>
          <table:table-cell table:formula="of:=SUBSTITUTE( IF([.L90]&lt;&gt;&quot;&quot;;MID([.L90];FIND(&quot;(&quot;;[.L90])+1;LEN([.L90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90]&lt;&gt;&quot;&quot;; &quot;MATCH (n:&quot; &amp; [.M93] &amp; &quot;), (m:&quot; &amp; [.H90] &amp; &quot;)&#10;WHERE m.&quot; &amp; [.K92] &amp; &quot; = n. &quot; &amp; [.N93] &amp; &quot; &#10;create (n)-[:&quot; &amp; [.J91] &amp; &quot; ]-&gt;(m)&#10;RETURN n,m&quot;;&quot;&quot;))">
            <text:p/>
          </table:table-cell>
          <table:table-cell table:formula="of:=LOWER(IF([.H90]&lt;&gt;&quot;&quot;;[.H90];&quot;&quot;))">
            <text:p/>
          </table:table-cell>
          <table:table-cell table:formula="of:=LOWER(IF([.H90]&lt;&gt;&quot;&quot;;[.K92];&quot;&quot;))">
            <text:p/>
          </table:table-cell>
          <table:table-cell table:formula="of:=LOWER(IF([.H90]&lt;&gt;&quot;&quot;;[.M93];&quot;&quot;))">
            <text:p/>
          </table:table-cell>
          <table:table-cell table:formula="of:=LOWER(IF([.H90]&lt;&gt;&quot;&quot;;[.N93];&quot;&quot;))">
            <text:p/>
          </table:table-cell>
          <table:table-cell table:formula="of:=LOWER(IF([.H90]&lt;&gt;&quot;&quot;;[.J91];&quot;&quot;))">
            <text:p/>
          </table:table-cell>
          <table:table-cell table:formula="of:=LOWER(IF([.H90]&lt;&gt;&quot;&quot;; &quot;MATCH (n:&quot; &amp; [.R90] &amp; &quot;), (m:&quot; &amp; [.P90] &amp; &quot;)&#10;WHERE m.&quot; &amp; [.Q90] &amp; &quot; = n. &quot; &amp; [.S90] &amp; &quot; &#10;create (n)-[:&quot; &amp; [.T9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91]=&quot;&quot;; NOT(ISERROR(FIND(&quot;DROP CONSTRAINT&quot;;[.B91]))); NOT(ISERROR(FIND(&quot;--&quot;;[.B91]))))" office:value-type="float" office:value="1" calcext:value-type="float">
            <text:p>1</text:p>
          </table:table-cell>
          <table:table-cell table:formula="of:=IF(AND( NOT([.C91]); NOT(ISERROR(FIND(&quot;ALTER TABLE&quot;;[.B91]  ))));&quot;Y&quot;;&quot;&quot;)">
            <text:p/>
          </table:table-cell>
          <table:table-cell table:formula="of:=IF(AND( [.D91]=&quot;&quot;; NOT(ISERROR(FIND(&quot;ADD CONSTRAINT&quot;;[.B91]  ))));&quot;Y&quot;;&quot;&quot;)">
            <text:p/>
          </table:table-cell>
          <table:table-cell table:formula="of:=IF(AND( [.E91]=&quot;&quot;; NOT(ISERROR(FIND(&quot;FOREIGN KEY&quot;;[.B91]  ))));&quot;Y&quot;;&quot;&quot;)">
            <text:p/>
          </table:table-cell>
          <table:table-cell table:formula="of:=IF(AND( [.F91]=&quot;&quot;; NOT(ISERROR(FIND(&quot;REFERENCES&quot;;[.B91]  ))));&quot;Y&quot;;&quot;&quot;)">
            <text:p/>
          </table:table-cell>
          <table:table-cell table:formula="of:=IF([.D91]=&quot;Y&quot;; MID([.B91];FIND(&quot;ALTER TABLE&quot;;[.B91])+12;LEN([.B91]));&quot;&quot;)">
            <text:p/>
          </table:table-cell>
          <table:table-cell table:formula="of:=IF([.E91]=&quot;Y&quot;; MID([.B91];FIND(&quot;ADD CONSTRAINT&quot;;[.B91])+15;LEN([.B91]));&quot;&quot;)">
            <text:p/>
          </table:table-cell>
          <table:table-cell table:formula="of:=[.I91]">
            <text:p/>
          </table:table-cell>
          <table:table-cell table:formula="of:=IF([.F91]=&quot;Y&quot;; MID([.B91];FIND(&quot;FOREIGN KEY&quot;;[.B91])+13;LEN([.B91])-14);&quot;&quot;)">
            <text:p/>
          </table:table-cell>
          <table:table-cell table:formula="of:=IF([.G91]=&quot;Y&quot;; MID([.B91];FIND(&quot;REFERENCES&quot;;[.B91])+11;LEN([.B91]));&quot;&quot;)">
            <text:p/>
          </table:table-cell>
          <table:table-cell table:formula="of:=IF([.L91]&lt;&gt;&quot;&quot;;LEFT([.L91];FIND(&quot;(&quot;;[.L91])-1);&quot;&quot;)">
            <text:p/>
          </table:table-cell>
          <table:table-cell table:formula="of:=SUBSTITUTE( IF([.L91]&lt;&gt;&quot;&quot;;MID([.L91];FIND(&quot;(&quot;;[.L91])+1;LEN([.L91]));&quot;&quot;); &quot;);&quot;;&quot;&quot;)">
            <text:p/>
          </table:table-cell>
          <table:table-cell table:style-name="ce16" table:formula="of:=LOWER(IF([.H91]&lt;&gt;&quot;&quot;; &quot;MATCH (n:&quot; &amp; [.M94] &amp; &quot;), (m:&quot; &amp; [.H91] &amp; &quot;)&#10;WHERE m.&quot; &amp; [.K93] &amp; &quot; = n. &quot; &amp; [.N94] &amp; &quot; &#10;create (n)-[:&quot; &amp; [.J92] &amp; &quot; ]-&gt;(m)&#10;RETURN n,m&quot;;&quot;&quot;))">
            <text:p/>
          </table:table-cell>
          <table:table-cell table:formula="of:=LOWER(IF([.H91]&lt;&gt;&quot;&quot;;[.H91];&quot;&quot;))">
            <text:p/>
          </table:table-cell>
          <table:table-cell table:formula="of:=LOWER(IF([.H91]&lt;&gt;&quot;&quot;;[.K93];&quot;&quot;))">
            <text:p/>
          </table:table-cell>
          <table:table-cell table:formula="of:=LOWER(IF([.H91]&lt;&gt;&quot;&quot;;[.M94];&quot;&quot;))">
            <text:p/>
          </table:table-cell>
          <table:table-cell table:formula="of:=LOWER(IF([.H91]&lt;&gt;&quot;&quot;;[.N94];&quot;&quot;))">
            <text:p/>
          </table:table-cell>
          <table:table-cell table:formula="of:=LOWER(IF([.H91]&lt;&gt;&quot;&quot;;[.J92];&quot;&quot;))">
            <text:p/>
          </table:table-cell>
          <table:table-cell table:formula="of:=LOWER(IF([.H91]&lt;&gt;&quot;&quot;; &quot;MATCH (n:&quot; &amp; [.R91] &amp; &quot;), (m:&quot; &amp; [.P91] &amp; &quot;)&#10;WHERE m.&quot; &amp; [.Q91] &amp; &quot; = n. &quot; &amp; [.S91] &amp; &quot; &#10;create (n)-[:&quot; &amp; [.T9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hadm_id</text:p>
          </table:table-cell>
          <table:table-cell table:formula="of:=OR( [.B92]=&quot;&quot;; NOT(ISERROR(FIND(&quot;DROP CONSTRAINT&quot;;[.B92]))); NOT(ISERROR(FIND(&quot;--&quot;;[.B92]))))" office:value-type="float" office:value="1" calcext:value-type="float">
            <text:p>1</text:p>
          </table:table-cell>
          <table:table-cell table:formula="of:=IF(AND( NOT([.C92]); NOT(ISERROR(FIND(&quot;ALTER TABLE&quot;;[.B92]  ))));&quot;Y&quot;;&quot;&quot;)">
            <text:p/>
          </table:table-cell>
          <table:table-cell table:formula="of:=IF(AND( [.D92]=&quot;&quot;; NOT(ISERROR(FIND(&quot;ADD CONSTRAINT&quot;;[.B92]  ))));&quot;Y&quot;;&quot;&quot;)">
            <text:p/>
          </table:table-cell>
          <table:table-cell table:formula="of:=IF(AND( [.E92]=&quot;&quot;; NOT(ISERROR(FIND(&quot;FOREIGN KEY&quot;;[.B92]  ))));&quot;Y&quot;;&quot;&quot;)">
            <text:p/>
          </table:table-cell>
          <table:table-cell table:formula="of:=IF(AND( [.F92]=&quot;&quot;; NOT(ISERROR(FIND(&quot;REFERENCES&quot;;[.B92]  ))));&quot;Y&quot;;&quot;&quot;)">
            <text:p/>
          </table:table-cell>
          <table:table-cell table:formula="of:=IF([.D92]=&quot;Y&quot;; MID([.B92];FIND(&quot;ALTER TABLE&quot;;[.B92])+12;LEN([.B92]));&quot;&quot;)">
            <text:p/>
          </table:table-cell>
          <table:table-cell table:formula="of:=IF([.E92]=&quot;Y&quot;; MID([.B92];FIND(&quot;ADD CONSTRAINT&quot;;[.B92])+15;LEN([.B92]));&quot;&quot;)">
            <text:p/>
          </table:table-cell>
          <table:table-cell table:formula="of:=[.I92]">
            <text:p/>
          </table:table-cell>
          <table:table-cell table:formula="of:=IF([.F92]=&quot;Y&quot;; MID([.B92];FIND(&quot;FOREIGN KEY&quot;;[.B92])+13;LEN([.B92])-14);&quot;&quot;)">
            <text:p/>
          </table:table-cell>
          <table:table-cell table:formula="of:=IF([.G92]=&quot;Y&quot;; MID([.B92];FIND(&quot;REFERENCES&quot;;[.B92])+11;LEN([.B92]));&quot;&quot;)">
            <text:p/>
          </table:table-cell>
          <table:table-cell table:formula="of:=IF([.L92]&lt;&gt;&quot;&quot;;LEFT([.L92];FIND(&quot;(&quot;;[.L92])-1);&quot;&quot;)">
            <text:p/>
          </table:table-cell>
          <table:table-cell table:formula="of:=SUBSTITUTE( IF([.L92]&lt;&gt;&quot;&quot;;MID([.L92];FIND(&quot;(&quot;;[.L92])+1;LEN([.L92]));&quot;&quot;); &quot;);&quot;;&quot;&quot;)">
            <text:p/>
          </table:table-cell>
          <table:table-cell table:style-name="ce16" table:formula="of:=LOWER(IF([.H92]&lt;&gt;&quot;&quot;; &quot;MATCH (n:&quot; &amp; [.M95] &amp; &quot;), (m:&quot; &amp; [.H92] &amp; &quot;)&#10;WHERE m.&quot; &amp; [.K94] &amp; &quot; = n. &quot; &amp; [.N95] &amp; &quot; &#10;create (n)-[:&quot; &amp; [.J93] &amp; &quot; ]-&gt;(m)&#10;RETURN n,m&quot;;&quot;&quot;))">
            <text:p/>
          </table:table-cell>
          <table:table-cell table:formula="of:=LOWER(IF([.H92]&lt;&gt;&quot;&quot;;[.H92];&quot;&quot;))">
            <text:p/>
          </table:table-cell>
          <table:table-cell table:formula="of:=LOWER(IF([.H92]&lt;&gt;&quot;&quot;;[.K94];&quot;&quot;))">
            <text:p/>
          </table:table-cell>
          <table:table-cell table:formula="of:=LOWER(IF([.H92]&lt;&gt;&quot;&quot;;[.M95];&quot;&quot;))">
            <text:p/>
          </table:table-cell>
          <table:table-cell table:formula="of:=LOWER(IF([.H92]&lt;&gt;&quot;&quot;;[.N95];&quot;&quot;))">
            <text:p/>
          </table:table-cell>
          <table:table-cell table:formula="of:=LOWER(IF([.H92]&lt;&gt;&quot;&quot;;[.J93];&quot;&quot;))">
            <text:p/>
          </table:table-cell>
          <table:table-cell table:formula="of:=LOWER(IF([.H92]&lt;&gt;&quot;&quot;; &quot;MATCH (n:&quot; &amp; [.R92] &amp; &quot;), (m:&quot; &amp; [.P92] &amp; &quot;)&#10;WHERE m.&quot; &amp; [.Q92] &amp; &quot; = n. &quot; &amp; [.S92] &amp; &quot; &#10;create (n)-[:&quot; &amp; [.T9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CPTEVENTS DROP CONSTRAINT IF EXISTS cptevents_fk_hadm_id;</text:p>
          </table:table-cell>
          <table:table-cell table:formula="of:=OR( [.B93]=&quot;&quot;; NOT(ISERROR(FIND(&quot;DROP CONSTRAINT&quot;;[.B93]))); NOT(ISERROR(FIND(&quot;--&quot;;[.B93]))))" office:value-type="float" office:value="1" calcext:value-type="float">
            <text:p>1</text:p>
          </table:table-cell>
          <table:table-cell table:formula="of:=IF(AND( NOT([.C93]); NOT(ISERROR(FIND(&quot;ALTER TABLE&quot;;[.B93]  ))));&quot;Y&quot;;&quot;&quot;)">
            <text:p/>
          </table:table-cell>
          <table:table-cell table:formula="of:=IF(AND( [.D93]=&quot;&quot;; NOT(ISERROR(FIND(&quot;ADD CONSTRAINT&quot;;[.B93]  ))));&quot;Y&quot;;&quot;&quot;)">
            <text:p/>
          </table:table-cell>
          <table:table-cell table:formula="of:=IF(AND( [.E93]=&quot;&quot;; NOT(ISERROR(FIND(&quot;FOREIGN KEY&quot;;[.B93]  ))));&quot;Y&quot;;&quot;&quot;)">
            <text:p/>
          </table:table-cell>
          <table:table-cell table:formula="of:=IF(AND( [.F93]=&quot;&quot;; NOT(ISERROR(FIND(&quot;REFERENCES&quot;;[.B93]  ))));&quot;Y&quot;;&quot;&quot;)">
            <text:p/>
          </table:table-cell>
          <table:table-cell table:formula="of:=IF([.D93]=&quot;Y&quot;; MID([.B93];FIND(&quot;ALTER TABLE&quot;;[.B93])+12;LEN([.B93]));&quot;&quot;)">
            <text:p/>
          </table:table-cell>
          <table:table-cell table:formula="of:=IF([.E93]=&quot;Y&quot;; MID([.B93];FIND(&quot;ADD CONSTRAINT&quot;;[.B93])+15;LEN([.B93]));&quot;&quot;)">
            <text:p/>
          </table:table-cell>
          <table:table-cell table:formula="of:=[.I93]">
            <text:p/>
          </table:table-cell>
          <table:table-cell table:formula="of:=IF([.F93]=&quot;Y&quot;; MID([.B93];FIND(&quot;FOREIGN KEY&quot;;[.B93])+13;LEN([.B93])-14);&quot;&quot;)">
            <text:p/>
          </table:table-cell>
          <table:table-cell table:formula="of:=IF([.G93]=&quot;Y&quot;; MID([.B93];FIND(&quot;REFERENCES&quot;;[.B93])+11;LEN([.B93]));&quot;&quot;)">
            <text:p/>
          </table:table-cell>
          <table:table-cell table:formula="of:=IF([.L93]&lt;&gt;&quot;&quot;;LEFT([.L93];FIND(&quot;(&quot;;[.L93])-1);&quot;&quot;)">
            <text:p/>
          </table:table-cell>
          <table:table-cell table:formula="of:=SUBSTITUTE( IF([.L93]&lt;&gt;&quot;&quot;;MID([.L93];FIND(&quot;(&quot;;[.L93])+1;LEN([.L93]));&quot;&quot;); &quot;);&quot;;&quot;&quot;)">
            <text:p/>
          </table:table-cell>
          <table:table-cell table:style-name="ce16" table:formula="of:=LOWER(IF([.H93]&lt;&gt;&quot;&quot;; &quot;MATCH (n:&quot; &amp; [.M96] &amp; &quot;), (m:&quot; &amp; [.H93] &amp; &quot;)&#10;WHERE m.&quot; &amp; [.K95] &amp; &quot; = n. &quot; &amp; [.N96] &amp; &quot; &#10;create (n)-[:&quot; &amp; [.J94] &amp; &quot; ]-&gt;(m)&#10;RETURN n,m&quot;;&quot;&quot;))">
            <text:p/>
          </table:table-cell>
          <table:table-cell table:formula="of:=LOWER(IF([.H93]&lt;&gt;&quot;&quot;;[.H93];&quot;&quot;))">
            <text:p/>
          </table:table-cell>
          <table:table-cell table:formula="of:=LOWER(IF([.H93]&lt;&gt;&quot;&quot;;[.K95];&quot;&quot;))">
            <text:p/>
          </table:table-cell>
          <table:table-cell table:formula="of:=LOWER(IF([.H93]&lt;&gt;&quot;&quot;;[.M96];&quot;&quot;))">
            <text:p/>
          </table:table-cell>
          <table:table-cell table:formula="of:=LOWER(IF([.H93]&lt;&gt;&quot;&quot;;[.N96];&quot;&quot;))">
            <text:p/>
          </table:table-cell>
          <table:table-cell table:formula="of:=LOWER(IF([.H93]&lt;&gt;&quot;&quot;;[.J94];&quot;&quot;))">
            <text:p/>
          </table:table-cell>
          <table:table-cell table:formula="of:=LOWER(IF([.H93]&lt;&gt;&quot;&quot;; &quot;MATCH (n:&quot; &amp; [.R93] &amp; &quot;), (m:&quot; &amp; [.P93] &amp; &quot;)&#10;WHERE m.&quot; &amp; [.Q93] &amp; &quot; = n. &quot; &amp; [.S93] &amp; &quot; &#10;create (n)-[:&quot; &amp; [.T93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CPTEVENTS</text:p>
          </table:table-cell>
          <table:table-cell table:formula="of:=OR( [.B94]=&quot;&quot;; NOT(ISERROR(FIND(&quot;DROP CONSTRAINT&quot;;[.B94]))); NOT(ISERROR(FIND(&quot;--&quot;;[.B94]))))" office:value-type="float" office:value="0" calcext:value-type="float">
            <text:p>0</text:p>
          </table:table-cell>
          <table:table-cell table:formula="of:=IF(AND( NOT([.C94]); NOT(ISERROR(FIND(&quot;ALTER TABLE&quot;;[.B94]  ))));&quot;Y&quot;;&quot;&quot;)" office:value-type="string" office:string-value="Y" calcext:value-type="string">
            <text:p>Y</text:p>
          </table:table-cell>
          <table:table-cell table:formula="of:=IF(AND( [.D94]=&quot;&quot;; NOT(ISERROR(FIND(&quot;ADD CONSTRAINT&quot;;[.B94]  ))));&quot;Y&quot;;&quot;&quot;)">
            <text:p/>
          </table:table-cell>
          <table:table-cell table:formula="of:=IF(AND( [.E94]=&quot;&quot;; NOT(ISERROR(FIND(&quot;FOREIGN KEY&quot;;[.B94]  ))));&quot;Y&quot;;&quot;&quot;)">
            <text:p/>
          </table:table-cell>
          <table:table-cell table:formula="of:=IF(AND( [.F94]=&quot;&quot;; NOT(ISERROR(FIND(&quot;REFERENCES&quot;;[.B94]  ))));&quot;Y&quot;;&quot;&quot;)">
            <text:p/>
          </table:table-cell>
          <table:table-cell table:formula="of:=IF([.D94]=&quot;Y&quot;; MID([.B94];FIND(&quot;ALTER TABLE&quot;;[.B94])+12;LEN([.B94]));&quot;&quot;)" office:value-type="string" office:string-value="CPTEVENTS" calcext:value-type="string">
            <text:p>CPTEVENTS</text:p>
          </table:table-cell>
          <table:table-cell table:formula="of:=IF([.E94]=&quot;Y&quot;; MID([.B94];FIND(&quot;ADD CONSTRAINT&quot;;[.B94])+15;LEN([.B94]));&quot;&quot;)">
            <text:p/>
          </table:table-cell>
          <table:table-cell table:formula="of:=[.I94]">
            <text:p/>
          </table:table-cell>
          <table:table-cell table:formula="of:=IF([.F94]=&quot;Y&quot;; MID([.B94];FIND(&quot;FOREIGN KEY&quot;;[.B94])+13;LEN([.B94])-14);&quot;&quot;)">
            <text:p/>
          </table:table-cell>
          <table:table-cell table:formula="of:=IF([.G94]=&quot;Y&quot;; MID([.B94];FIND(&quot;REFERENCES&quot;;[.B94])+11;LEN([.B94]));&quot;&quot;)">
            <text:p/>
          </table:table-cell>
          <table:table-cell table:formula="of:=IF([.L94]&lt;&gt;&quot;&quot;;LEFT([.L94];FIND(&quot;(&quot;;[.L94])-1);&quot;&quot;)">
            <text:p/>
          </table:table-cell>
          <table:table-cell table:formula="of:=SUBSTITUTE( IF([.L94]&lt;&gt;&quot;&quot;;MID([.L94];FIND(&quot;(&quot;;[.L94])+1;LEN([.L94]));&quot;&quot;); &quot;);&quot;;&quot;&quot;)">
            <text:p/>
          </table:table-cell>
          <table:table-cell table:style-name="ce16" table:formula="of:=LOWER(IF([.H94]&lt;&gt;&quot;&quot;; &quot;MATCH (n:&quot; &amp; [.M97] &amp; &quot;), (m:&quot; &amp; [.H94] &amp; &quot;)&#10;WHERE m.&quot; &amp; [.K96] &amp; &quot; = n. &quot; &amp; [.N97] &amp; &quot; &#10;create (n)-[:&quot; &amp; [.J95] &amp; &quot; ]-&gt;(m)&#10;RETURN n,m&quot;;&quot;&quot;))" office:value-type="string" office:string-value="match (n:admissions), (m:cptevents)&#10;where m.hadm_id = n. hadm_id &#10;create (n)-[:cptevents_fk_hadm_id ]-&gt;(m)&#10;return n,m" calcext:value-type="string">
            <text:p>match (n:admissions), (m:cptevents)</text:p>
            <text:p>where m.hadm_id = n. hadm_id </text:p>
            <text:p>create (n)-[:cptevents_fk_hadm_id ]-&gt;(m)</text:p>
            <text:p>return n,m</text:p>
          </table:table-cell>
          <table:table-cell table:formula="of:=LOWER(IF([.H94]&lt;&gt;&quot;&quot;;[.H94];&quot;&quot;))" office:value-type="string" office:string-value="cptevents" calcext:value-type="string">
            <text:p>cptevents</text:p>
          </table:table-cell>
          <table:table-cell table:formula="of:=LOWER(IF([.H94]&lt;&gt;&quot;&quot;;[.K96];&quot;&quot;))" office:value-type="string" office:string-value="hadm_id" calcext:value-type="string">
            <text:p>hadm_id</text:p>
          </table:table-cell>
          <table:table-cell table:formula="of:=LOWER(IF([.H94]&lt;&gt;&quot;&quot;;[.M97];&quot;&quot;))" office:value-type="string" office:string-value="admissions" calcext:value-type="string">
            <text:p>admissions</text:p>
          </table:table-cell>
          <table:table-cell table:formula="of:=LOWER(IF([.H94]&lt;&gt;&quot;&quot;;[.N97];&quot;&quot;))" office:value-type="string" office:string-value="hadm_id" calcext:value-type="string">
            <text:p>hadm_id</text:p>
          </table:table-cell>
          <table:table-cell table:formula="of:=LOWER(IF([.H94]&lt;&gt;&quot;&quot;;[.J95];&quot;&quot;))" office:value-type="string" office:string-value="cptevents_fk_hadm_id" calcext:value-type="string">
            <text:p>cptevents_fk_hadm_id</text:p>
          </table:table-cell>
          <table:table-cell table:formula="of:=LOWER(IF([.H94]&lt;&gt;&quot;&quot;; &quot;MATCH (n:&quot; &amp; [.R94] &amp; &quot;), (m:&quot; &amp; [.P94] &amp; &quot;)&#10;WHERE m.&quot; &amp; [.Q94] &amp; &quot; = n. &quot; &amp; [.S94] &amp; &quot; &#10;create (n)-[:&quot; &amp; [.T94] &amp; &quot; ]-&gt;(m)&#10;RETURN n,m&quot;;&quot;&quot;))" office:value-type="string" office:string-value="match (n:admissions), (m:cptevents)&#10;where m.hadm_id = n. hadm_id &#10;create (n)-[:cptevents_fk_hadm_id ]-&gt;(m)&#10;return n,m" calcext:value-type="string">
            <text:p>match (n:admissions), (m:cptevents)</text:p>
            <text:p>where m.hadm_id = n. hadm_id </text:p>
            <text:p>create (n)-[:cptevents_fk_hadm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cptevents_fk_hadm_id</text:p>
          </table:table-cell>
          <table:table-cell table:formula="of:=OR( [.B95]=&quot;&quot;; NOT(ISERROR(FIND(&quot;DROP CONSTRAINT&quot;;[.B95]))); NOT(ISERROR(FIND(&quot;--&quot;;[.B95]))))" office:value-type="float" office:value="0" calcext:value-type="float">
            <text:p>0</text:p>
          </table:table-cell>
          <table:table-cell table:formula="of:=IF(AND( NOT([.C95]); NOT(ISERROR(FIND(&quot;ALTER TABLE&quot;;[.B95]  ))));&quot;Y&quot;;&quot;&quot;)">
            <text:p/>
          </table:table-cell>
          <table:table-cell table:formula="of:=IF(AND( [.D95]=&quot;&quot;; NOT(ISERROR(FIND(&quot;ADD CONSTRAINT&quot;;[.B95]  ))));&quot;Y&quot;;&quot;&quot;)" office:value-type="string" office:string-value="Y" calcext:value-type="string">
            <text:p>Y</text:p>
          </table:table-cell>
          <table:table-cell table:formula="of:=IF(AND( [.E95]=&quot;&quot;; NOT(ISERROR(FIND(&quot;FOREIGN KEY&quot;;[.B95]  ))));&quot;Y&quot;;&quot;&quot;)">
            <text:p/>
          </table:table-cell>
          <table:table-cell table:formula="of:=IF(AND( [.F95]=&quot;&quot;; NOT(ISERROR(FIND(&quot;REFERENCES&quot;;[.B95]  ))));&quot;Y&quot;;&quot;&quot;)">
            <text:p/>
          </table:table-cell>
          <table:table-cell table:formula="of:=IF([.D95]=&quot;Y&quot;; MID([.B95];FIND(&quot;ALTER TABLE&quot;;[.B95])+12;LEN([.B95]));&quot;&quot;)">
            <text:p/>
          </table:table-cell>
          <table:table-cell table:formula="of:=IF([.E95]=&quot;Y&quot;; MID([.B95];FIND(&quot;ADD CONSTRAINT&quot;;[.B95])+15;LEN([.B95]));&quot;&quot;)" office:value-type="string" office:string-value="cptevents_fk_hadm_id" calcext:value-type="string">
            <text:p>cptevents_fk_hadm_id</text:p>
          </table:table-cell>
          <table:table-cell table:formula="of:=[.I95]" office:value-type="string" office:string-value="cptevents_fk_hadm_id" calcext:value-type="string">
            <text:p>cptevents_fk_hadm_id</text:p>
          </table:table-cell>
          <table:table-cell table:formula="of:=IF([.F95]=&quot;Y&quot;; MID([.B95];FIND(&quot;FOREIGN KEY&quot;;[.B95])+13;LEN([.B95])-14);&quot;&quot;)">
            <text:p/>
          </table:table-cell>
          <table:table-cell table:formula="of:=IF([.G95]=&quot;Y&quot;; MID([.B95];FIND(&quot;REFERENCES&quot;;[.B95])+11;LEN([.B95]));&quot;&quot;)">
            <text:p/>
          </table:table-cell>
          <table:table-cell table:formula="of:=IF([.L95]&lt;&gt;&quot;&quot;;LEFT([.L95];FIND(&quot;(&quot;;[.L95])-1);&quot;&quot;)">
            <text:p/>
          </table:table-cell>
          <table:table-cell table:formula="of:=SUBSTITUTE( IF([.L95]&lt;&gt;&quot;&quot;;MID([.L95];FIND(&quot;(&quot;;[.L95])+1;LEN([.L95]));&quot;&quot;); &quot;);&quot;;&quot;&quot;)">
            <text:p/>
          </table:table-cell>
          <table:table-cell table:style-name="ce16" table:formula="of:=LOWER(IF([.H95]&lt;&gt;&quot;&quot;; &quot;MATCH (n:&quot; &amp; [.M98] &amp; &quot;), (m:&quot; &amp; [.H95] &amp; &quot;)&#10;WHERE m.&quot; &amp; [.K97] &amp; &quot; = n. &quot; &amp; [.N98] &amp; &quot; &#10;create (n)-[:&quot; &amp; [.J96] &amp; &quot; ]-&gt;(m)&#10;RETURN n,m&quot;;&quot;&quot;))">
            <text:p/>
          </table:table-cell>
          <table:table-cell table:formula="of:=LOWER(IF([.H95]&lt;&gt;&quot;&quot;;[.H95];&quot;&quot;))">
            <text:p/>
          </table:table-cell>
          <table:table-cell table:formula="of:=LOWER(IF([.H95]&lt;&gt;&quot;&quot;;[.K97];&quot;&quot;))">
            <text:p/>
          </table:table-cell>
          <table:table-cell table:formula="of:=LOWER(IF([.H95]&lt;&gt;&quot;&quot;;[.M98];&quot;&quot;))">
            <text:p/>
          </table:table-cell>
          <table:table-cell table:formula="of:=LOWER(IF([.H95]&lt;&gt;&quot;&quot;;[.N98];&quot;&quot;))">
            <text:p/>
          </table:table-cell>
          <table:table-cell table:formula="of:=LOWER(IF([.H95]&lt;&gt;&quot;&quot;;[.J96];&quot;&quot;))">
            <text:p/>
          </table:table-cell>
          <table:table-cell table:formula="of:=LOWER(IF([.H95]&lt;&gt;&quot;&quot;; &quot;MATCH (n:&quot; &amp; [.R95] &amp; &quot;), (m:&quot; &amp; [.P95] &amp; &quot;)&#10;WHERE m.&quot; &amp; [.Q95] &amp; &quot; = n. &quot; &amp; [.S95] &amp; &quot; &#10;create (n)-[:&quot; &amp; [.T9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HADM_ID)</text:p>
          </table:table-cell>
          <table:table-cell table:formula="of:=OR( [.B96]=&quot;&quot;; NOT(ISERROR(FIND(&quot;DROP CONSTRAINT&quot;;[.B96]))); NOT(ISERROR(FIND(&quot;--&quot;;[.B96]))))" office:value-type="float" office:value="0" calcext:value-type="float">
            <text:p>0</text:p>
          </table:table-cell>
          <table:table-cell table:formula="of:=IF(AND( NOT([.C96]); NOT(ISERROR(FIND(&quot;ALTER TABLE&quot;;[.B96]  ))));&quot;Y&quot;;&quot;&quot;)">
            <text:p/>
          </table:table-cell>
          <table:table-cell table:formula="of:=IF(AND( [.D96]=&quot;&quot;; NOT(ISERROR(FIND(&quot;ADD CONSTRAINT&quot;;[.B96]  ))));&quot;Y&quot;;&quot;&quot;)">
            <text:p/>
          </table:table-cell>
          <table:table-cell table:formula="of:=IF(AND( [.E96]=&quot;&quot;; NOT(ISERROR(FIND(&quot;FOREIGN KEY&quot;;[.B96]  ))));&quot;Y&quot;;&quot;&quot;)" office:value-type="string" office:string-value="Y" calcext:value-type="string">
            <text:p>Y</text:p>
          </table:table-cell>
          <table:table-cell table:formula="of:=IF(AND( [.F96]=&quot;&quot;; NOT(ISERROR(FIND(&quot;REFERENCES&quot;;[.B96]  ))));&quot;Y&quot;;&quot;&quot;)">
            <text:p/>
          </table:table-cell>
          <table:table-cell table:formula="of:=IF([.D96]=&quot;Y&quot;; MID([.B96];FIND(&quot;ALTER TABLE&quot;;[.B96])+12;LEN([.B96]));&quot;&quot;)">
            <text:p/>
          </table:table-cell>
          <table:table-cell table:formula="of:=IF([.E96]=&quot;Y&quot;; MID([.B96];FIND(&quot;ADD CONSTRAINT&quot;;[.B96])+15;LEN([.B96]));&quot;&quot;)">
            <text:p/>
          </table:table-cell>
          <table:table-cell table:formula="of:=[.I96]">
            <text:p/>
          </table:table-cell>
          <table:table-cell table:formula="of:=IF([.F96]=&quot;Y&quot;; MID([.B96];FIND(&quot;FOREIGN KEY&quot;;[.B96])+13;LEN([.B96])-14);&quot;&quot;)" office:value-type="string" office:string-value="HADM_ID" calcext:value-type="string">
            <text:p>HADM_ID</text:p>
          </table:table-cell>
          <table:table-cell table:formula="of:=IF([.G96]=&quot;Y&quot;; MID([.B96];FIND(&quot;REFERENCES&quot;;[.B96])+11;LEN([.B96]));&quot;&quot;)">
            <text:p/>
          </table:table-cell>
          <table:table-cell table:formula="of:=IF([.L96]&lt;&gt;&quot;&quot;;LEFT([.L96];FIND(&quot;(&quot;;[.L96])-1);&quot;&quot;)">
            <text:p/>
          </table:table-cell>
          <table:table-cell table:formula="of:=SUBSTITUTE( IF([.L96]&lt;&gt;&quot;&quot;;MID([.L96];FIND(&quot;(&quot;;[.L96])+1;LEN([.L96]));&quot;&quot;); &quot;);&quot;;&quot;&quot;)">
            <text:p/>
          </table:table-cell>
          <table:table-cell table:style-name="ce16" table:formula="of:=LOWER(IF([.H96]&lt;&gt;&quot;&quot;; &quot;MATCH (n:&quot; &amp; [.M99] &amp; &quot;), (m:&quot; &amp; [.H96] &amp; &quot;)&#10;WHERE m.&quot; &amp; [.K98] &amp; &quot; = n. &quot; &amp; [.N99] &amp; &quot; &#10;create (n)-[:&quot; &amp; [.J97] &amp; &quot; ]-&gt;(m)&#10;RETURN n,m&quot;;&quot;&quot;))">
            <text:p/>
          </table:table-cell>
          <table:table-cell table:formula="of:=LOWER(IF([.H96]&lt;&gt;&quot;&quot;;[.H96];&quot;&quot;))">
            <text:p/>
          </table:table-cell>
          <table:table-cell table:formula="of:=LOWER(IF([.H96]&lt;&gt;&quot;&quot;;[.K98];&quot;&quot;))">
            <text:p/>
          </table:table-cell>
          <table:table-cell table:formula="of:=LOWER(IF([.H96]&lt;&gt;&quot;&quot;;[.M99];&quot;&quot;))">
            <text:p/>
          </table:table-cell>
          <table:table-cell table:formula="of:=LOWER(IF([.H96]&lt;&gt;&quot;&quot;;[.N99];&quot;&quot;))">
            <text:p/>
          </table:table-cell>
          <table:table-cell table:formula="of:=LOWER(IF([.H96]&lt;&gt;&quot;&quot;;[.J97];&quot;&quot;))">
            <text:p/>
          </table:table-cell>
          <table:table-cell table:formula="of:=LOWER(IF([.H96]&lt;&gt;&quot;&quot;; &quot;MATCH (n:&quot; &amp; [.R96] &amp; &quot;), (m:&quot; &amp; [.P96] &amp; &quot;)&#10;WHERE m.&quot; &amp; [.Q96] &amp; &quot; = n. &quot; &amp; [.S96] &amp; &quot; &#10;create (n)-[:&quot; &amp; [.T9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ADMISSIONS(HADM_ID);</text:p>
          </table:table-cell>
          <table:table-cell table:formula="of:=OR( [.B97]=&quot;&quot;; NOT(ISERROR(FIND(&quot;DROP CONSTRAINT&quot;;[.B97]))); NOT(ISERROR(FIND(&quot;--&quot;;[.B97]))))" office:value-type="float" office:value="0" calcext:value-type="float">
            <text:p>0</text:p>
          </table:table-cell>
          <table:table-cell table:formula="of:=IF(AND( NOT([.C97]); NOT(ISERROR(FIND(&quot;ALTER TABLE&quot;;[.B97]  ))));&quot;Y&quot;;&quot;&quot;)">
            <text:p/>
          </table:table-cell>
          <table:table-cell table:formula="of:=IF(AND( [.D97]=&quot;&quot;; NOT(ISERROR(FIND(&quot;ADD CONSTRAINT&quot;;[.B97]  ))));&quot;Y&quot;;&quot;&quot;)">
            <text:p/>
          </table:table-cell>
          <table:table-cell table:formula="of:=IF(AND( [.E97]=&quot;&quot;; NOT(ISERROR(FIND(&quot;FOREIGN KEY&quot;;[.B97]  ))));&quot;Y&quot;;&quot;&quot;)">
            <text:p/>
          </table:table-cell>
          <table:table-cell table:formula="of:=IF(AND( [.F97]=&quot;&quot;; NOT(ISERROR(FIND(&quot;REFERENCES&quot;;[.B97]  ))));&quot;Y&quot;;&quot;&quot;)" office:value-type="string" office:string-value="Y" calcext:value-type="string">
            <text:p>Y</text:p>
          </table:table-cell>
          <table:table-cell table:formula="of:=IF([.D97]=&quot;Y&quot;; MID([.B97];FIND(&quot;ALTER TABLE&quot;;[.B97])+12;LEN([.B97]));&quot;&quot;)">
            <text:p/>
          </table:table-cell>
          <table:table-cell table:formula="of:=IF([.E97]=&quot;Y&quot;; MID([.B97];FIND(&quot;ADD CONSTRAINT&quot;;[.B97])+15;LEN([.B97]));&quot;&quot;)">
            <text:p/>
          </table:table-cell>
          <table:table-cell table:formula="of:=[.I97]">
            <text:p/>
          </table:table-cell>
          <table:table-cell table:formula="of:=IF([.F97]=&quot;Y&quot;; MID([.B97];FIND(&quot;FOREIGN KEY&quot;;[.B97])+13;LEN([.B97])-14);&quot;&quot;)">
            <text:p/>
          </table:table-cell>
          <table:table-cell table:formula="of:=IF([.G97]=&quot;Y&quot;; MID([.B97];FIND(&quot;REFERENCES&quot;;[.B97])+11;LEN([.B97]));&quot;&quot;)" office:value-type="string" office:string-value="ADMISSIONS(HADM_ID);" calcext:value-type="string">
            <text:p>ADMISSIONS(HADM_ID);</text:p>
          </table:table-cell>
          <table:table-cell table:formula="of:=IF([.L97]&lt;&gt;&quot;&quot;;LEFT([.L97];FIND(&quot;(&quot;;[.L97])-1);&quot;&quot;)" office:value-type="string" office:string-value="ADMISSIONS" calcext:value-type="string">
            <text:p>ADMISSIONS</text:p>
          </table:table-cell>
          <table:table-cell table:formula="of:=SUBSTITUTE( IF([.L97]&lt;&gt;&quot;&quot;;MID([.L97];FIND(&quot;(&quot;;[.L97])+1;LEN([.L97]));&quot;&quot;); &quot;);&quot;;&quot;&quot;)" office:value-type="string" office:string-value="HADM_ID" calcext:value-type="string">
            <text:p>HADM_ID</text:p>
          </table:table-cell>
          <table:table-cell table:style-name="ce16" table:formula="of:=LOWER(IF([.H97]&lt;&gt;&quot;&quot;; &quot;MATCH (n:&quot; &amp; [.M100] &amp; &quot;), (m:&quot; &amp; [.H97] &amp; &quot;)&#10;WHERE m.&quot; &amp; [.K99] &amp; &quot; = n. &quot; &amp; [.N100] &amp; &quot; &#10;create (n)-[:&quot; &amp; [.J98] &amp; &quot; ]-&gt;(m)&#10;RETURN n,m&quot;;&quot;&quot;))">
            <text:p/>
          </table:table-cell>
          <table:table-cell table:formula="of:=LOWER(IF([.H97]&lt;&gt;&quot;&quot;;[.H97];&quot;&quot;))">
            <text:p/>
          </table:table-cell>
          <table:table-cell table:formula="of:=LOWER(IF([.H97]&lt;&gt;&quot;&quot;;[.K99];&quot;&quot;))">
            <text:p/>
          </table:table-cell>
          <table:table-cell table:formula="of:=LOWER(IF([.H97]&lt;&gt;&quot;&quot;;[.M100];&quot;&quot;))">
            <text:p/>
          </table:table-cell>
          <table:table-cell table:formula="of:=LOWER(IF([.H97]&lt;&gt;&quot;&quot;;[.N100];&quot;&quot;))">
            <text:p/>
          </table:table-cell>
          <table:table-cell table:formula="of:=LOWER(IF([.H97]&lt;&gt;&quot;&quot;;[.J98];&quot;&quot;))">
            <text:p/>
          </table:table-cell>
          <table:table-cell table:formula="of:=LOWER(IF([.H97]&lt;&gt;&quot;&quot;; &quot;MATCH (n:&quot; &amp; [.R97] &amp; &quot;), (m:&quot; &amp; [.P97] &amp; &quot;)&#10;WHERE m.&quot; &amp; [.Q97] &amp; &quot; = n. &quot; &amp; [.S97] &amp; &quot; &#10;create (n)-[:&quot; &amp; [.T9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98]=&quot;&quot;; NOT(ISERROR(FIND(&quot;DROP CONSTRAINT&quot;;[.B98]))); NOT(ISERROR(FIND(&quot;--&quot;;[.B98]))))" office:value-type="float" office:value="1" calcext:value-type="float">
            <text:p>1</text:p>
          </table:table-cell>
          <table:table-cell table:formula="of:=IF(AND( NOT([.C98]); NOT(ISERROR(FIND(&quot;ALTER TABLE&quot;;[.B98]  ))));&quot;Y&quot;;&quot;&quot;)">
            <text:p/>
          </table:table-cell>
          <table:table-cell table:formula="of:=IF(AND( [.D98]=&quot;&quot;; NOT(ISERROR(FIND(&quot;ADD CONSTRAINT&quot;;[.B98]  ))));&quot;Y&quot;;&quot;&quot;)">
            <text:p/>
          </table:table-cell>
          <table:table-cell table:formula="of:=IF(AND( [.E98]=&quot;&quot;; NOT(ISERROR(FIND(&quot;FOREIGN KEY&quot;;[.B98]  ))));&quot;Y&quot;;&quot;&quot;)">
            <text:p/>
          </table:table-cell>
          <table:table-cell table:formula="of:=IF(AND( [.F98]=&quot;&quot;; NOT(ISERROR(FIND(&quot;REFERENCES&quot;;[.B98]  ))));&quot;Y&quot;;&quot;&quot;)">
            <text:p/>
          </table:table-cell>
          <table:table-cell table:formula="of:=IF([.D98]=&quot;Y&quot;; MID([.B98];FIND(&quot;ALTER TABLE&quot;;[.B98])+12;LEN([.B98]));&quot;&quot;)">
            <text:p/>
          </table:table-cell>
          <table:table-cell table:formula="of:=IF([.E98]=&quot;Y&quot;; MID([.B98];FIND(&quot;ADD CONSTRAINT&quot;;[.B98])+15;LEN([.B98]));&quot;&quot;)">
            <text:p/>
          </table:table-cell>
          <table:table-cell table:formula="of:=[.I98]">
            <text:p/>
          </table:table-cell>
          <table:table-cell table:formula="of:=IF([.F98]=&quot;Y&quot;; MID([.B98];FIND(&quot;FOREIGN KEY&quot;;[.B98])+13;LEN([.B98])-14);&quot;&quot;)">
            <text:p/>
          </table:table-cell>
          <table:table-cell table:formula="of:=IF([.G98]=&quot;Y&quot;; MID([.B98];FIND(&quot;REFERENCES&quot;;[.B98])+11;LEN([.B98]));&quot;&quot;)">
            <text:p/>
          </table:table-cell>
          <table:table-cell table:formula="of:=IF([.L98]&lt;&gt;&quot;&quot;;LEFT([.L98];FIND(&quot;(&quot;;[.L98])-1);&quot;&quot;)">
            <text:p/>
          </table:table-cell>
          <table:table-cell table:formula="of:=SUBSTITUTE( IF([.L98]&lt;&gt;&quot;&quot;;MID([.L98];FIND(&quot;(&quot;;[.L98])+1;LEN([.L98]));&quot;&quot;); &quot;);&quot;;&quot;&quot;)">
            <text:p/>
          </table:table-cell>
          <table:table-cell table:style-name="ce16" table:formula="of:=LOWER(IF([.H98]&lt;&gt;&quot;&quot;; &quot;MATCH (n:&quot; &amp; [.M101] &amp; &quot;), (m:&quot; &amp; [.H98] &amp; &quot;)&#10;WHERE m.&quot; &amp; [.K100] &amp; &quot; = n. &quot; &amp; [.N101] &amp; &quot; &#10;create (n)-[:&quot; &amp; [.J99] &amp; &quot; ]-&gt;(m)&#10;RETURN n,m&quot;;&quot;&quot;))">
            <text:p/>
          </table:table-cell>
          <table:table-cell table:formula="of:=LOWER(IF([.H98]&lt;&gt;&quot;&quot;;[.H98];&quot;&quot;))">
            <text:p/>
          </table:table-cell>
          <table:table-cell table:formula="of:=LOWER(IF([.H98]&lt;&gt;&quot;&quot;;[.K100];&quot;&quot;))">
            <text:p/>
          </table:table-cell>
          <table:table-cell table:formula="of:=LOWER(IF([.H98]&lt;&gt;&quot;&quot;;[.M101];&quot;&quot;))">
            <text:p/>
          </table:table-cell>
          <table:table-cell table:formula="of:=LOWER(IF([.H98]&lt;&gt;&quot;&quot;;[.N101];&quot;&quot;))">
            <text:p/>
          </table:table-cell>
          <table:table-cell table:formula="of:=LOWER(IF([.H98]&lt;&gt;&quot;&quot;;[.J99];&quot;&quot;))">
            <text:p/>
          </table:table-cell>
          <table:table-cell table:formula="of:=LOWER(IF([.H98]&lt;&gt;&quot;&quot;; &quot;MATCH (n:&quot; &amp; [.R98] &amp; &quot;), (m:&quot; &amp; [.P98] &amp; &quot;)&#10;WHERE m.&quot; &amp; [.Q98] &amp; &quot; = n. &quot; &amp; [.S98] &amp; &quot; &#10;create (n)-[:&quot; &amp; [.T9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--</text:p>
          </table:table-cell>
          <table:table-cell table:formula="of:=OR( [.B99]=&quot;&quot;; NOT(ISERROR(FIND(&quot;DROP CONSTRAINT&quot;;[.B99]))); NOT(ISERROR(FIND(&quot;--&quot;;[.B99]))))" office:value-type="float" office:value="1" calcext:value-type="float">
            <text:p>1</text:p>
          </table:table-cell>
          <table:table-cell table:formula="of:=IF(AND( NOT([.C99]); NOT(ISERROR(FIND(&quot;ALTER TABLE&quot;;[.B99]  ))));&quot;Y&quot;;&quot;&quot;)">
            <text:p/>
          </table:table-cell>
          <table:table-cell table:formula="of:=IF(AND( [.D99]=&quot;&quot;; NOT(ISERROR(FIND(&quot;ADD CONSTRAINT&quot;;[.B99]  ))));&quot;Y&quot;;&quot;&quot;)">
            <text:p/>
          </table:table-cell>
          <table:table-cell table:formula="of:=IF(AND( [.E99]=&quot;&quot;; NOT(ISERROR(FIND(&quot;FOREIGN KEY&quot;;[.B99]  ))));&quot;Y&quot;;&quot;&quot;)">
            <text:p/>
          </table:table-cell>
          <table:table-cell table:formula="of:=IF(AND( [.F99]=&quot;&quot;; NOT(ISERROR(FIND(&quot;REFERENCES&quot;;[.B99]  ))));&quot;Y&quot;;&quot;&quot;)">
            <text:p/>
          </table:table-cell>
          <table:table-cell table:formula="of:=IF([.D99]=&quot;Y&quot;; MID([.B99];FIND(&quot;ALTER TABLE&quot;;[.B99])+12;LEN([.B99]));&quot;&quot;)">
            <text:p/>
          </table:table-cell>
          <table:table-cell table:formula="of:=IF([.E99]=&quot;Y&quot;; MID([.B99];FIND(&quot;ADD CONSTRAINT&quot;;[.B99])+15;LEN([.B99]));&quot;&quot;)">
            <text:p/>
          </table:table-cell>
          <table:table-cell table:formula="of:=[.I99]">
            <text:p/>
          </table:table-cell>
          <table:table-cell table:formula="of:=IF([.F99]=&quot;Y&quot;; MID([.B99];FIND(&quot;FOREIGN KEY&quot;;[.B99])+13;LEN([.B99])-14);&quot;&quot;)">
            <text:p/>
          </table:table-cell>
          <table:table-cell table:formula="of:=IF([.G99]=&quot;Y&quot;; MID([.B99];FIND(&quot;REFERENCES&quot;;[.B99])+11;LEN([.B99]));&quot;&quot;)">
            <text:p/>
          </table:table-cell>
          <table:table-cell table:formula="of:=IF([.L99]&lt;&gt;&quot;&quot;;LEFT([.L99];FIND(&quot;(&quot;;[.L99])-1);&quot;&quot;)">
            <text:p/>
          </table:table-cell>
          <table:table-cell table:formula="of:=SUBSTITUTE( IF([.L99]&lt;&gt;&quot;&quot;;MID([.L99];FIND(&quot;(&quot;;[.L99])+1;LEN([.L99]));&quot;&quot;); &quot;);&quot;;&quot;&quot;)">
            <text:p/>
          </table:table-cell>
          <table:table-cell table:style-name="ce16" table:formula="of:=LOWER(IF([.H99]&lt;&gt;&quot;&quot;; &quot;MATCH (n:&quot; &amp; [.M102] &amp; &quot;), (m:&quot; &amp; [.H99] &amp; &quot;)&#10;WHERE m.&quot; &amp; [.K101] &amp; &quot; = n. &quot; &amp; [.N102] &amp; &quot; &#10;create (n)-[:&quot; &amp; [.J100] &amp; &quot; ]-&gt;(m)&#10;RETURN n,m&quot;;&quot;&quot;))">
            <text:p/>
          </table:table-cell>
          <table:table-cell table:formula="of:=LOWER(IF([.H99]&lt;&gt;&quot;&quot;;[.H99];&quot;&quot;))">
            <text:p/>
          </table:table-cell>
          <table:table-cell table:formula="of:=LOWER(IF([.H99]&lt;&gt;&quot;&quot;;[.K101];&quot;&quot;))">
            <text:p/>
          </table:table-cell>
          <table:table-cell table:formula="of:=LOWER(IF([.H99]&lt;&gt;&quot;&quot;;[.M102];&quot;&quot;))">
            <text:p/>
          </table:table-cell>
          <table:table-cell table:formula="of:=LOWER(IF([.H99]&lt;&gt;&quot;&quot;;[.N102];&quot;&quot;))">
            <text:p/>
          </table:table-cell>
          <table:table-cell table:formula="of:=LOWER(IF([.H99]&lt;&gt;&quot;&quot;;[.J100];&quot;&quot;))">
            <text:p/>
          </table:table-cell>
          <table:table-cell table:formula="of:=LOWER(IF([.H99]&lt;&gt;&quot;&quot;; &quot;MATCH (n:&quot; &amp; [.R99] &amp; &quot;), (m:&quot; &amp; [.P99] &amp; &quot;)&#10;WHERE m.&quot; &amp; [.Q99] &amp; &quot; = n. &quot; &amp; [.S99] &amp; &quot; &#10;create (n)-[:&quot; &amp; [.T9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DATETIMEEVENTS--</text:p>
          </table:table-cell>
          <table:table-cell table:formula="of:=OR( [.B100]=&quot;&quot;; NOT(ISERROR(FIND(&quot;DROP CONSTRAINT&quot;;[.B100]))); NOT(ISERROR(FIND(&quot;--&quot;;[.B100]))))" office:value-type="float" office:value="1" calcext:value-type="float">
            <text:p>1</text:p>
          </table:table-cell>
          <table:table-cell table:formula="of:=IF(AND( NOT([.C100]); NOT(ISERROR(FIND(&quot;ALTER TABLE&quot;;[.B100]  ))));&quot;Y&quot;;&quot;&quot;)">
            <text:p/>
          </table:table-cell>
          <table:table-cell table:formula="of:=IF(AND( [.D100]=&quot;&quot;; NOT(ISERROR(FIND(&quot;ADD CONSTRAINT&quot;;[.B100]  ))));&quot;Y&quot;;&quot;&quot;)">
            <text:p/>
          </table:table-cell>
          <table:table-cell table:formula="of:=IF(AND( [.E100]=&quot;&quot;; NOT(ISERROR(FIND(&quot;FOREIGN KEY&quot;;[.B100]  ))));&quot;Y&quot;;&quot;&quot;)">
            <text:p/>
          </table:table-cell>
          <table:table-cell table:formula="of:=IF(AND( [.F100]=&quot;&quot;; NOT(ISERROR(FIND(&quot;REFERENCES&quot;;[.B100]  ))));&quot;Y&quot;;&quot;&quot;)">
            <text:p/>
          </table:table-cell>
          <table:table-cell table:formula="of:=IF([.D100]=&quot;Y&quot;; MID([.B100];FIND(&quot;ALTER TABLE&quot;;[.B100])+12;LEN([.B100]));&quot;&quot;)">
            <text:p/>
          </table:table-cell>
          <table:table-cell table:formula="of:=IF([.E100]=&quot;Y&quot;; MID([.B100];FIND(&quot;ADD CONSTRAINT&quot;;[.B100])+15;LEN([.B100]));&quot;&quot;)">
            <text:p/>
          </table:table-cell>
          <table:table-cell table:formula="of:=[.I100]">
            <text:p/>
          </table:table-cell>
          <table:table-cell table:formula="of:=IF([.F100]=&quot;Y&quot;; MID([.B100];FIND(&quot;FOREIGN KEY&quot;;[.B100])+13;LEN([.B100])-14);&quot;&quot;)">
            <text:p/>
          </table:table-cell>
          <table:table-cell table:formula="of:=IF([.G100]=&quot;Y&quot;; MID([.B100];FIND(&quot;REFERENCES&quot;;[.B100])+11;LEN([.B100]));&quot;&quot;)">
            <text:p/>
          </table:table-cell>
          <table:table-cell table:formula="of:=IF([.L100]&lt;&gt;&quot;&quot;;LEFT([.L100];FIND(&quot;(&quot;;[.L100])-1);&quot;&quot;)">
            <text:p/>
          </table:table-cell>
          <table:table-cell table:formula="of:=SUBSTITUTE( IF([.L100]&lt;&gt;&quot;&quot;;MID([.L100];FIND(&quot;(&quot;;[.L100])+1;LEN([.L100]));&quot;&quot;); &quot;);&quot;;&quot;&quot;)">
            <text:p/>
          </table:table-cell>
          <table:table-cell table:style-name="ce16" table:formula="of:=LOWER(IF([.H100]&lt;&gt;&quot;&quot;; &quot;MATCH (n:&quot; &amp; [.M103] &amp; &quot;), (m:&quot; &amp; [.H100] &amp; &quot;)&#10;WHERE m.&quot; &amp; [.K102] &amp; &quot; = n. &quot; &amp; [.N103] &amp; &quot; &#10;create (n)-[:&quot; &amp; [.J101] &amp; &quot; ]-&gt;(m)&#10;RETURN n,m&quot;;&quot;&quot;))">
            <text:p/>
          </table:table-cell>
          <table:table-cell table:formula="of:=LOWER(IF([.H100]&lt;&gt;&quot;&quot;;[.H100];&quot;&quot;))">
            <text:p/>
          </table:table-cell>
          <table:table-cell table:formula="of:=LOWER(IF([.H100]&lt;&gt;&quot;&quot;;[.K102];&quot;&quot;))">
            <text:p/>
          </table:table-cell>
          <table:table-cell table:formula="of:=LOWER(IF([.H100]&lt;&gt;&quot;&quot;;[.M103];&quot;&quot;))">
            <text:p/>
          </table:table-cell>
          <table:table-cell table:formula="of:=LOWER(IF([.H100]&lt;&gt;&quot;&quot;;[.N103];&quot;&quot;))">
            <text:p/>
          </table:table-cell>
          <table:table-cell table:formula="of:=LOWER(IF([.H100]&lt;&gt;&quot;&quot;;[.J101];&quot;&quot;))">
            <text:p/>
          </table:table-cell>
          <table:table-cell table:formula="of:=LOWER(IF([.H100]&lt;&gt;&quot;&quot;; &quot;MATCH (n:&quot; &amp; [.R100] &amp; &quot;), (m:&quot; &amp; [.P100] &amp; &quot;)&#10;WHERE m.&quot; &amp; [.Q100] &amp; &quot; = n. &quot; &amp; [.S100] &amp; &quot; &#10;create (n)-[:&quot; &amp; [.T10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--</text:p>
          </table:table-cell>
          <table:table-cell table:formula="of:=OR( [.B101]=&quot;&quot;; NOT(ISERROR(FIND(&quot;DROP CONSTRAINT&quot;;[.B101]))); NOT(ISERROR(FIND(&quot;--&quot;;[.B101]))))" office:value-type="float" office:value="1" calcext:value-type="float">
            <text:p>1</text:p>
          </table:table-cell>
          <table:table-cell table:formula="of:=IF(AND( NOT([.C101]); NOT(ISERROR(FIND(&quot;ALTER TABLE&quot;;[.B101]  ))));&quot;Y&quot;;&quot;&quot;)">
            <text:p/>
          </table:table-cell>
          <table:table-cell table:formula="of:=IF(AND( [.D101]=&quot;&quot;; NOT(ISERROR(FIND(&quot;ADD CONSTRAINT&quot;;[.B101]  ))));&quot;Y&quot;;&quot;&quot;)">
            <text:p/>
          </table:table-cell>
          <table:table-cell table:formula="of:=IF(AND( [.E101]=&quot;&quot;; NOT(ISERROR(FIND(&quot;FOREIGN KEY&quot;;[.B101]  ))));&quot;Y&quot;;&quot;&quot;)">
            <text:p/>
          </table:table-cell>
          <table:table-cell table:formula="of:=IF(AND( [.F101]=&quot;&quot;; NOT(ISERROR(FIND(&quot;REFERENCES&quot;;[.B101]  ))));&quot;Y&quot;;&quot;&quot;)">
            <text:p/>
          </table:table-cell>
          <table:table-cell table:formula="of:=IF([.D101]=&quot;Y&quot;; MID([.B101];FIND(&quot;ALTER TABLE&quot;;[.B101])+12;LEN([.B101]));&quot;&quot;)">
            <text:p/>
          </table:table-cell>
          <table:table-cell table:formula="of:=IF([.E101]=&quot;Y&quot;; MID([.B101];FIND(&quot;ADD CONSTRAINT&quot;;[.B101])+15;LEN([.B101]));&quot;&quot;)">
            <text:p/>
          </table:table-cell>
          <table:table-cell table:formula="of:=[.I101]">
            <text:p/>
          </table:table-cell>
          <table:table-cell table:formula="of:=IF([.F101]=&quot;Y&quot;; MID([.B101];FIND(&quot;FOREIGN KEY&quot;;[.B101])+13;LEN([.B101])-14);&quot;&quot;)">
            <text:p/>
          </table:table-cell>
          <table:table-cell table:formula="of:=IF([.G101]=&quot;Y&quot;; MID([.B101];FIND(&quot;REFERENCES&quot;;[.B101])+11;LEN([.B101]));&quot;&quot;)">
            <text:p/>
          </table:table-cell>
          <table:table-cell table:formula="of:=IF([.L101]&lt;&gt;&quot;&quot;;LEFT([.L101];FIND(&quot;(&quot;;[.L101])-1);&quot;&quot;)">
            <text:p/>
          </table:table-cell>
          <table:table-cell table:formula="of:=SUBSTITUTE( IF([.L101]&lt;&gt;&quot;&quot;;MID([.L101];FIND(&quot;(&quot;;[.L101])+1;LEN([.L101]));&quot;&quot;); &quot;);&quot;;&quot;&quot;)">
            <text:p/>
          </table:table-cell>
          <table:table-cell table:style-name="ce16" table:formula="of:=LOWER(IF([.H101]&lt;&gt;&quot;&quot;; &quot;MATCH (n:&quot; &amp; [.M104] &amp; &quot;), (m:&quot; &amp; [.H101] &amp; &quot;)&#10;WHERE m.&quot; &amp; [.K103] &amp; &quot; = n. &quot; &amp; [.N104] &amp; &quot; &#10;create (n)-[:&quot; &amp; [.J102] &amp; &quot; ]-&gt;(m)&#10;RETURN n,m&quot;;&quot;&quot;))">
            <text:p/>
          </table:table-cell>
          <table:table-cell table:formula="of:=LOWER(IF([.H101]&lt;&gt;&quot;&quot;;[.H101];&quot;&quot;))">
            <text:p/>
          </table:table-cell>
          <table:table-cell table:formula="of:=LOWER(IF([.H101]&lt;&gt;&quot;&quot;;[.K103];&quot;&quot;))">
            <text:p/>
          </table:table-cell>
          <table:table-cell table:formula="of:=LOWER(IF([.H101]&lt;&gt;&quot;&quot;;[.M104];&quot;&quot;))">
            <text:p/>
          </table:table-cell>
          <table:table-cell table:formula="of:=LOWER(IF([.H101]&lt;&gt;&quot;&quot;;[.N104];&quot;&quot;))">
            <text:p/>
          </table:table-cell>
          <table:table-cell table:formula="of:=LOWER(IF([.H101]&lt;&gt;&quot;&quot;;[.J102];&quot;&quot;))">
            <text:p/>
          </table:table-cell>
          <table:table-cell table:formula="of:=LOWER(IF([.H101]&lt;&gt;&quot;&quot;; &quot;MATCH (n:&quot; &amp; [.R101] &amp; &quot;), (m:&quot; &amp; [.P101] &amp; &quot;)&#10;WHERE m.&quot; &amp; [.Q101] &amp; &quot; = n. &quot; &amp; [.S101] &amp; &quot; &#10;create (n)-[:&quot; &amp; [.T10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02]=&quot;&quot;; NOT(ISERROR(FIND(&quot;DROP CONSTRAINT&quot;;[.B102]))); NOT(ISERROR(FIND(&quot;--&quot;;[.B102]))))" office:value-type="float" office:value="1" calcext:value-type="float">
            <text:p>1</text:p>
          </table:table-cell>
          <table:table-cell table:formula="of:=IF(AND( NOT([.C102]); NOT(ISERROR(FIND(&quot;ALTER TABLE&quot;;[.B102]  ))));&quot;Y&quot;;&quot;&quot;)">
            <text:p/>
          </table:table-cell>
          <table:table-cell table:formula="of:=IF(AND( [.D102]=&quot;&quot;; NOT(ISERROR(FIND(&quot;ADD CONSTRAINT&quot;;[.B102]  ))));&quot;Y&quot;;&quot;&quot;)">
            <text:p/>
          </table:table-cell>
          <table:table-cell table:formula="of:=IF(AND( [.E102]=&quot;&quot;; NOT(ISERROR(FIND(&quot;FOREIGN KEY&quot;;[.B102]  ))));&quot;Y&quot;;&quot;&quot;)">
            <text:p/>
          </table:table-cell>
          <table:table-cell table:formula="of:=IF(AND( [.F102]=&quot;&quot;; NOT(ISERROR(FIND(&quot;REFERENCES&quot;;[.B102]  ))));&quot;Y&quot;;&quot;&quot;)">
            <text:p/>
          </table:table-cell>
          <table:table-cell table:formula="of:=IF([.D102]=&quot;Y&quot;; MID([.B102];FIND(&quot;ALTER TABLE&quot;;[.B102])+12;LEN([.B102]));&quot;&quot;)">
            <text:p/>
          </table:table-cell>
          <table:table-cell table:formula="of:=IF([.E102]=&quot;Y&quot;; MID([.B102];FIND(&quot;ADD CONSTRAINT&quot;;[.B102])+15;LEN([.B102]));&quot;&quot;)">
            <text:p/>
          </table:table-cell>
          <table:table-cell table:formula="of:=[.I102]">
            <text:p/>
          </table:table-cell>
          <table:table-cell table:formula="of:=IF([.F102]=&quot;Y&quot;; MID([.B102];FIND(&quot;FOREIGN KEY&quot;;[.B102])+13;LEN([.B102])-14);&quot;&quot;)">
            <text:p/>
          </table:table-cell>
          <table:table-cell table:formula="of:=IF([.G102]=&quot;Y&quot;; MID([.B102];FIND(&quot;REFERENCES&quot;;[.B102])+11;LEN([.B102]));&quot;&quot;)">
            <text:p/>
          </table:table-cell>
          <table:table-cell table:formula="of:=IF([.L102]&lt;&gt;&quot;&quot;;LEFT([.L102];FIND(&quot;(&quot;;[.L102])-1);&quot;&quot;)">
            <text:p/>
          </table:table-cell>
          <table:table-cell table:formula="of:=SUBSTITUTE( IF([.L102]&lt;&gt;&quot;&quot;;MID([.L102];FIND(&quot;(&quot;;[.L102])+1;LEN([.L102]));&quot;&quot;); &quot;);&quot;;&quot;&quot;)">
            <text:p/>
          </table:table-cell>
          <table:table-cell table:style-name="ce16" table:formula="of:=LOWER(IF([.H102]&lt;&gt;&quot;&quot;; &quot;MATCH (n:&quot; &amp; [.M105] &amp; &quot;), (m:&quot; &amp; [.H102] &amp; &quot;)&#10;WHERE m.&quot; &amp; [.K104] &amp; &quot; = n. &quot; &amp; [.N105] &amp; &quot; &#10;create (n)-[:&quot; &amp; [.J103] &amp; &quot; ]-&gt;(m)&#10;RETURN n,m&quot;;&quot;&quot;))">
            <text:p/>
          </table:table-cell>
          <table:table-cell table:formula="of:=LOWER(IF([.H102]&lt;&gt;&quot;&quot;;[.H102];&quot;&quot;))">
            <text:p/>
          </table:table-cell>
          <table:table-cell table:formula="of:=LOWER(IF([.H102]&lt;&gt;&quot;&quot;;[.K104];&quot;&quot;))">
            <text:p/>
          </table:table-cell>
          <table:table-cell table:formula="of:=LOWER(IF([.H102]&lt;&gt;&quot;&quot;;[.M105];&quot;&quot;))">
            <text:p/>
          </table:table-cell>
          <table:table-cell table:formula="of:=LOWER(IF([.H102]&lt;&gt;&quot;&quot;;[.N105];&quot;&quot;))">
            <text:p/>
          </table:table-cell>
          <table:table-cell table:formula="of:=LOWER(IF([.H102]&lt;&gt;&quot;&quot;;[.J103];&quot;&quot;))">
            <text:p/>
          </table:table-cell>
          <table:table-cell table:formula="of:=LOWER(IF([.H102]&lt;&gt;&quot;&quot;; &quot;MATCH (n:&quot; &amp; [.R102] &amp; &quot;), (m:&quot; &amp; [.P102] &amp; &quot;)&#10;WHERE m.&quot; &amp; [.Q102] &amp; &quot; = n. &quot; &amp; [.S102] &amp; &quot; &#10;create (n)-[:&quot; &amp; [.T10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103]=&quot;&quot;; NOT(ISERROR(FIND(&quot;DROP CONSTRAINT&quot;;[.B103]))); NOT(ISERROR(FIND(&quot;--&quot;;[.B103]))))" office:value-type="float" office:value="1" calcext:value-type="float">
            <text:p>1</text:p>
          </table:table-cell>
          <table:table-cell table:formula="of:=IF(AND( NOT([.C103]); NOT(ISERROR(FIND(&quot;ALTER TABLE&quot;;[.B103]  ))));&quot;Y&quot;;&quot;&quot;)">
            <text:p/>
          </table:table-cell>
          <table:table-cell table:formula="of:=IF(AND( [.D103]=&quot;&quot;; NOT(ISERROR(FIND(&quot;ADD CONSTRAINT&quot;;[.B103]  ))));&quot;Y&quot;;&quot;&quot;)">
            <text:p/>
          </table:table-cell>
          <table:table-cell table:formula="of:=IF(AND( [.E103]=&quot;&quot;; NOT(ISERROR(FIND(&quot;FOREIGN KEY&quot;;[.B103]  ))));&quot;Y&quot;;&quot;&quot;)">
            <text:p/>
          </table:table-cell>
          <table:table-cell table:formula="of:=IF(AND( [.F103]=&quot;&quot;; NOT(ISERROR(FIND(&quot;REFERENCES&quot;;[.B103]  ))));&quot;Y&quot;;&quot;&quot;)">
            <text:p/>
          </table:table-cell>
          <table:table-cell table:formula="of:=IF([.D103]=&quot;Y&quot;; MID([.B103];FIND(&quot;ALTER TABLE&quot;;[.B103])+12;LEN([.B103]));&quot;&quot;)">
            <text:p/>
          </table:table-cell>
          <table:table-cell table:formula="of:=IF([.E103]=&quot;Y&quot;; MID([.B103];FIND(&quot;ADD CONSTRAINT&quot;;[.B103])+15;LEN([.B103]));&quot;&quot;)">
            <text:p/>
          </table:table-cell>
          <table:table-cell table:formula="of:=[.I103]">
            <text:p/>
          </table:table-cell>
          <table:table-cell table:formula="of:=IF([.F103]=&quot;Y&quot;; MID([.B103];FIND(&quot;FOREIGN KEY&quot;;[.B103])+13;LEN([.B103])-14);&quot;&quot;)">
            <text:p/>
          </table:table-cell>
          <table:table-cell table:formula="of:=IF([.G103]=&quot;Y&quot;; MID([.B103];FIND(&quot;REFERENCES&quot;;[.B103])+11;LEN([.B103]));&quot;&quot;)">
            <text:p/>
          </table:table-cell>
          <table:table-cell table:formula="of:=IF([.L103]&lt;&gt;&quot;&quot;;LEFT([.L103];FIND(&quot;(&quot;;[.L103])-1);&quot;&quot;)">
            <text:p/>
          </table:table-cell>
          <table:table-cell table:formula="of:=SUBSTITUTE( IF([.L103]&lt;&gt;&quot;&quot;;MID([.L103];FIND(&quot;(&quot;;[.L103])+1;LEN([.L103]));&quot;&quot;); &quot;);&quot;;&quot;&quot;)">
            <text:p/>
          </table:table-cell>
          <table:table-cell table:style-name="ce16" table:formula="of:=LOWER(IF([.H103]&lt;&gt;&quot;&quot;; &quot;MATCH (n:&quot; &amp; [.M106] &amp; &quot;), (m:&quot; &amp; [.H103] &amp; &quot;)&#10;WHERE m.&quot; &amp; [.K105] &amp; &quot; = n. &quot; &amp; [.N106] &amp; &quot; &#10;create (n)-[:&quot; &amp; [.J104] &amp; &quot; ]-&gt;(m)&#10;RETURN n,m&quot;;&quot;&quot;))">
            <text:p/>
          </table:table-cell>
          <table:table-cell table:formula="of:=LOWER(IF([.H103]&lt;&gt;&quot;&quot;;[.H103];&quot;&quot;))">
            <text:p/>
          </table:table-cell>
          <table:table-cell table:formula="of:=LOWER(IF([.H103]&lt;&gt;&quot;&quot;;[.K105];&quot;&quot;))">
            <text:p/>
          </table:table-cell>
          <table:table-cell table:formula="of:=LOWER(IF([.H103]&lt;&gt;&quot;&quot;;[.M106];&quot;&quot;))">
            <text:p/>
          </table:table-cell>
          <table:table-cell table:formula="of:=LOWER(IF([.H103]&lt;&gt;&quot;&quot;;[.N106];&quot;&quot;))">
            <text:p/>
          </table:table-cell>
          <table:table-cell table:formula="of:=LOWER(IF([.H103]&lt;&gt;&quot;&quot;;[.J104];&quot;&quot;))">
            <text:p/>
          </table:table-cell>
          <table:table-cell table:formula="of:=LOWER(IF([.H103]&lt;&gt;&quot;&quot;; &quot;MATCH (n:&quot; &amp; [.R103] &amp; &quot;), (m:&quot; &amp; [.P103] &amp; &quot;)&#10;WHERE m.&quot; &amp; [.Q103] &amp; &quot; = n. &quot; &amp; [.S103] &amp; &quot; &#10;create (n)-[:&quot; &amp; [.T103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DATETIMEEVENTS DROP CONSTRAINT IF EXISTS datetimeevents_fk_subject_id;</text:p>
          </table:table-cell>
          <table:table-cell table:formula="of:=OR( [.B104]=&quot;&quot;; NOT(ISERROR(FIND(&quot;DROP CONSTRAINT&quot;;[.B104]))); NOT(ISERROR(FIND(&quot;--&quot;;[.B104]))))" office:value-type="float" office:value="1" calcext:value-type="float">
            <text:p>1</text:p>
          </table:table-cell>
          <table:table-cell table:formula="of:=IF(AND( NOT([.C104]); NOT(ISERROR(FIND(&quot;ALTER TABLE&quot;;[.B104]  ))));&quot;Y&quot;;&quot;&quot;)">
            <text:p/>
          </table:table-cell>
          <table:table-cell table:formula="of:=IF(AND( [.D104]=&quot;&quot;; NOT(ISERROR(FIND(&quot;ADD CONSTRAINT&quot;;[.B104]  ))));&quot;Y&quot;;&quot;&quot;)">
            <text:p/>
          </table:table-cell>
          <table:table-cell table:formula="of:=IF(AND( [.E104]=&quot;&quot;; NOT(ISERROR(FIND(&quot;FOREIGN KEY&quot;;[.B104]  ))));&quot;Y&quot;;&quot;&quot;)">
            <text:p/>
          </table:table-cell>
          <table:table-cell table:formula="of:=IF(AND( [.F104]=&quot;&quot;; NOT(ISERROR(FIND(&quot;REFERENCES&quot;;[.B104]  ))));&quot;Y&quot;;&quot;&quot;)">
            <text:p/>
          </table:table-cell>
          <table:table-cell table:formula="of:=IF([.D104]=&quot;Y&quot;; MID([.B104];FIND(&quot;ALTER TABLE&quot;;[.B104])+12;LEN([.B104]));&quot;&quot;)">
            <text:p/>
          </table:table-cell>
          <table:table-cell table:formula="of:=IF([.E104]=&quot;Y&quot;; MID([.B104];FIND(&quot;ADD CONSTRAINT&quot;;[.B104])+15;LEN([.B104]));&quot;&quot;)">
            <text:p/>
          </table:table-cell>
          <table:table-cell table:formula="of:=[.I104]">
            <text:p/>
          </table:table-cell>
          <table:table-cell table:formula="of:=IF([.F104]=&quot;Y&quot;; MID([.B104];FIND(&quot;FOREIGN KEY&quot;;[.B104])+13;LEN([.B104])-14);&quot;&quot;)">
            <text:p/>
          </table:table-cell>
          <table:table-cell table:formula="of:=IF([.G104]=&quot;Y&quot;; MID([.B104];FIND(&quot;REFERENCES&quot;;[.B104])+11;LEN([.B104]));&quot;&quot;)">
            <text:p/>
          </table:table-cell>
          <table:table-cell table:formula="of:=IF([.L104]&lt;&gt;&quot;&quot;;LEFT([.L104];FIND(&quot;(&quot;;[.L104])-1);&quot;&quot;)">
            <text:p/>
          </table:table-cell>
          <table:table-cell table:formula="of:=SUBSTITUTE( IF([.L104]&lt;&gt;&quot;&quot;;MID([.L104];FIND(&quot;(&quot;;[.L104])+1;LEN([.L104]));&quot;&quot;); &quot;);&quot;;&quot;&quot;)">
            <text:p/>
          </table:table-cell>
          <table:table-cell table:style-name="ce16" table:formula="of:=LOWER(IF([.H104]&lt;&gt;&quot;&quot;; &quot;MATCH (n:&quot; &amp; [.M107] &amp; &quot;), (m:&quot; &amp; [.H104] &amp; &quot;)&#10;WHERE m.&quot; &amp; [.K106] &amp; &quot; = n. &quot; &amp; [.N107] &amp; &quot; &#10;create (n)-[:&quot; &amp; [.J105] &amp; &quot; ]-&gt;(m)&#10;RETURN n,m&quot;;&quot;&quot;))">
            <text:p/>
          </table:table-cell>
          <table:table-cell table:formula="of:=LOWER(IF([.H104]&lt;&gt;&quot;&quot;;[.H104];&quot;&quot;))">
            <text:p/>
          </table:table-cell>
          <table:table-cell table:formula="of:=LOWER(IF([.H104]&lt;&gt;&quot;&quot;;[.K106];&quot;&quot;))">
            <text:p/>
          </table:table-cell>
          <table:table-cell table:formula="of:=LOWER(IF([.H104]&lt;&gt;&quot;&quot;;[.M107];&quot;&quot;))">
            <text:p/>
          </table:table-cell>
          <table:table-cell table:formula="of:=LOWER(IF([.H104]&lt;&gt;&quot;&quot;;[.N107];&quot;&quot;))">
            <text:p/>
          </table:table-cell>
          <table:table-cell table:formula="of:=LOWER(IF([.H104]&lt;&gt;&quot;&quot;;[.J105];&quot;&quot;))">
            <text:p/>
          </table:table-cell>
          <table:table-cell table:formula="of:=LOWER(IF([.H104]&lt;&gt;&quot;&quot;; &quot;MATCH (n:&quot; &amp; [.R104] &amp; &quot;), (m:&quot; &amp; [.P104] &amp; &quot;)&#10;WHERE m.&quot; &amp; [.Q104] &amp; &quot; = n. &quot; &amp; [.S104] &amp; &quot; &#10;create (n)-[:&quot; &amp; [.T104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DATETIMEEVENTS</text:p>
          </table:table-cell>
          <table:table-cell table:formula="of:=OR( [.B105]=&quot;&quot;; NOT(ISERROR(FIND(&quot;DROP CONSTRAINT&quot;;[.B105]))); NOT(ISERROR(FIND(&quot;--&quot;;[.B105]))))" office:value-type="float" office:value="0" calcext:value-type="float">
            <text:p>0</text:p>
          </table:table-cell>
          <table:table-cell table:formula="of:=IF(AND( NOT([.C105]); NOT(ISERROR(FIND(&quot;ALTER TABLE&quot;;[.B105]  ))));&quot;Y&quot;;&quot;&quot;)" office:value-type="string" office:string-value="Y" calcext:value-type="string">
            <text:p>Y</text:p>
          </table:table-cell>
          <table:table-cell table:formula="of:=IF(AND( [.D105]=&quot;&quot;; NOT(ISERROR(FIND(&quot;ADD CONSTRAINT&quot;;[.B105]  ))));&quot;Y&quot;;&quot;&quot;)">
            <text:p/>
          </table:table-cell>
          <table:table-cell table:formula="of:=IF(AND( [.E105]=&quot;&quot;; NOT(ISERROR(FIND(&quot;FOREIGN KEY&quot;;[.B105]  ))));&quot;Y&quot;;&quot;&quot;)">
            <text:p/>
          </table:table-cell>
          <table:table-cell table:formula="of:=IF(AND( [.F105]=&quot;&quot;; NOT(ISERROR(FIND(&quot;REFERENCES&quot;;[.B105]  ))));&quot;Y&quot;;&quot;&quot;)">
            <text:p/>
          </table:table-cell>
          <table:table-cell table:formula="of:=IF([.D105]=&quot;Y&quot;; MID([.B105];FIND(&quot;ALTER TABLE&quot;;[.B105])+12;LEN([.B105]));&quot;&quot;)" office:value-type="string" office:string-value="DATETIMEEVENTS" calcext:value-type="string">
            <text:p>DATETIMEEVENTS</text:p>
          </table:table-cell>
          <table:table-cell table:formula="of:=IF([.E105]=&quot;Y&quot;; MID([.B105];FIND(&quot;ADD CONSTRAINT&quot;;[.B105])+15;LEN([.B105]));&quot;&quot;)">
            <text:p/>
          </table:table-cell>
          <table:table-cell table:formula="of:=[.I105]">
            <text:p/>
          </table:table-cell>
          <table:table-cell table:formula="of:=IF([.F105]=&quot;Y&quot;; MID([.B105];FIND(&quot;FOREIGN KEY&quot;;[.B105])+13;LEN([.B105])-14);&quot;&quot;)">
            <text:p/>
          </table:table-cell>
          <table:table-cell table:formula="of:=IF([.G105]=&quot;Y&quot;; MID([.B105];FIND(&quot;REFERENCES&quot;;[.B105])+11;LEN([.B105]));&quot;&quot;)">
            <text:p/>
          </table:table-cell>
          <table:table-cell table:formula="of:=IF([.L105]&lt;&gt;&quot;&quot;;LEFT([.L105];FIND(&quot;(&quot;;[.L105])-1);&quot;&quot;)">
            <text:p/>
          </table:table-cell>
          <table:table-cell table:formula="of:=SUBSTITUTE( IF([.L105]&lt;&gt;&quot;&quot;;MID([.L105];FIND(&quot;(&quot;;[.L105])+1;LEN([.L105]));&quot;&quot;); &quot;);&quot;;&quot;&quot;)">
            <text:p/>
          </table:table-cell>
          <table:table-cell table:style-name="ce16" table:formula="of:=LOWER(IF([.H105]&lt;&gt;&quot;&quot;; &quot;MATCH (n:&quot; &amp; [.M108] &amp; &quot;), (m:&quot; &amp; [.H105] &amp; &quot;)&#10;WHERE m.&quot; &amp; [.K107] &amp; &quot; = n. &quot; &amp; [.N108] &amp; &quot; &#10;create (n)-[:&quot; &amp; [.J106] &amp; &quot; ]-&gt;(m)&#10;RETURN n,m&quot;;&quot;&quot;))" office:value-type="string" office:string-value="match (n:patients), (m:datetimeevents)&#10;where m.subject_id = n. subject_id &#10;create (n)-[:datetimeevents_fk_subject_id ]-&gt;(m)&#10;return n,m" calcext:value-type="string">
            <text:p>match (n:patients), (m:datetimeevents)</text:p>
            <text:p>where m.subject_id = n. subject_id </text:p>
            <text:p>create (n)-[:datetimeevents_fk_subject_id ]-&gt;(m)</text:p>
            <text:p>return n,m</text:p>
          </table:table-cell>
          <table:table-cell table:formula="of:=LOWER(IF([.H105]&lt;&gt;&quot;&quot;;[.H105];&quot;&quot;))" office:value-type="string" office:string-value="datetimeevents" calcext:value-type="string">
            <text:p>datetimeevents</text:p>
          </table:table-cell>
          <table:table-cell table:formula="of:=LOWER(IF([.H105]&lt;&gt;&quot;&quot;;[.K107];&quot;&quot;))" office:value-type="string" office:string-value="subject_id" calcext:value-type="string">
            <text:p>subject_id</text:p>
          </table:table-cell>
          <table:table-cell table:formula="of:=LOWER(IF([.H105]&lt;&gt;&quot;&quot;;[.M108];&quot;&quot;))" office:value-type="string" office:string-value="patients" calcext:value-type="string">
            <text:p>patients</text:p>
          </table:table-cell>
          <table:table-cell table:formula="of:=LOWER(IF([.H105]&lt;&gt;&quot;&quot;;[.N108];&quot;&quot;))" office:value-type="string" office:string-value="subject_id" calcext:value-type="string">
            <text:p>subject_id</text:p>
          </table:table-cell>
          <table:table-cell table:formula="of:=LOWER(IF([.H105]&lt;&gt;&quot;&quot;;[.J106];&quot;&quot;))" office:value-type="string" office:string-value="datetimeevents_fk_subject_id" calcext:value-type="string">
            <text:p>datetimeevents_fk_subject_id</text:p>
          </table:table-cell>
          <table:table-cell table:formula="of:=LOWER(IF([.H105]&lt;&gt;&quot;&quot;; &quot;MATCH (n:&quot; &amp; [.R105] &amp; &quot;), (m:&quot; &amp; [.P105] &amp; &quot;)&#10;WHERE m.&quot; &amp; [.Q105] &amp; &quot; = n. &quot; &amp; [.S105] &amp; &quot; &#10;create (n)-[:&quot; &amp; [.T105] &amp; &quot; ]-&gt;(m)&#10;RETURN n,m&quot;;&quot;&quot;))" office:value-type="string" office:string-value="match (n:patients), (m:datetimeevents)&#10;where m.subject_id = n. subject_id &#10;create (n)-[:datetimeevents_fk_subject_id ]-&gt;(m)&#10;return n,m" calcext:value-type="string">
            <text:p>match (n:patients), (m:datetimeevents)</text:p>
            <text:p>where m.subject_id = n. subject_id </text:p>
            <text:p>create (n)-[:datetimeevents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datetimeevents_fk_subject_id</text:p>
          </table:table-cell>
          <table:table-cell table:formula="of:=OR( [.B106]=&quot;&quot;; NOT(ISERROR(FIND(&quot;DROP CONSTRAINT&quot;;[.B106]))); NOT(ISERROR(FIND(&quot;--&quot;;[.B106]))))" office:value-type="float" office:value="0" calcext:value-type="float">
            <text:p>0</text:p>
          </table:table-cell>
          <table:table-cell table:formula="of:=IF(AND( NOT([.C106]); NOT(ISERROR(FIND(&quot;ALTER TABLE&quot;;[.B106]  ))));&quot;Y&quot;;&quot;&quot;)">
            <text:p/>
          </table:table-cell>
          <table:table-cell table:formula="of:=IF(AND( [.D106]=&quot;&quot;; NOT(ISERROR(FIND(&quot;ADD CONSTRAINT&quot;;[.B106]  ))));&quot;Y&quot;;&quot;&quot;)" office:value-type="string" office:string-value="Y" calcext:value-type="string">
            <text:p>Y</text:p>
          </table:table-cell>
          <table:table-cell table:formula="of:=IF(AND( [.E106]=&quot;&quot;; NOT(ISERROR(FIND(&quot;FOREIGN KEY&quot;;[.B106]  ))));&quot;Y&quot;;&quot;&quot;)">
            <text:p/>
          </table:table-cell>
          <table:table-cell table:formula="of:=IF(AND( [.F106]=&quot;&quot;; NOT(ISERROR(FIND(&quot;REFERENCES&quot;;[.B106]  ))));&quot;Y&quot;;&quot;&quot;)">
            <text:p/>
          </table:table-cell>
          <table:table-cell table:formula="of:=IF([.D106]=&quot;Y&quot;; MID([.B106];FIND(&quot;ALTER TABLE&quot;;[.B106])+12;LEN([.B106]));&quot;&quot;)">
            <text:p/>
          </table:table-cell>
          <table:table-cell table:formula="of:=IF([.E106]=&quot;Y&quot;; MID([.B106];FIND(&quot;ADD CONSTRAINT&quot;;[.B106])+15;LEN([.B106]));&quot;&quot;)" office:value-type="string" office:string-value="datetimeevents_fk_subject_id" calcext:value-type="string">
            <text:p>datetimeevents_fk_subject_id</text:p>
          </table:table-cell>
          <table:table-cell table:formula="of:=[.I106]" office:value-type="string" office:string-value="datetimeevents_fk_subject_id" calcext:value-type="string">
            <text:p>datetimeevents_fk_subject_id</text:p>
          </table:table-cell>
          <table:table-cell table:formula="of:=IF([.F106]=&quot;Y&quot;; MID([.B106];FIND(&quot;FOREIGN KEY&quot;;[.B106])+13;LEN([.B106])-14);&quot;&quot;)">
            <text:p/>
          </table:table-cell>
          <table:table-cell table:formula="of:=IF([.G106]=&quot;Y&quot;; MID([.B106];FIND(&quot;REFERENCES&quot;;[.B106])+11;LEN([.B106]));&quot;&quot;)">
            <text:p/>
          </table:table-cell>
          <table:table-cell table:formula="of:=IF([.L106]&lt;&gt;&quot;&quot;;LEFT([.L106];FIND(&quot;(&quot;;[.L106])-1);&quot;&quot;)">
            <text:p/>
          </table:table-cell>
          <table:table-cell table:formula="of:=SUBSTITUTE( IF([.L106]&lt;&gt;&quot;&quot;;MID([.L106];FIND(&quot;(&quot;;[.L106])+1;LEN([.L106]));&quot;&quot;); &quot;);&quot;;&quot;&quot;)">
            <text:p/>
          </table:table-cell>
          <table:table-cell table:style-name="ce16" table:formula="of:=LOWER(IF([.H106]&lt;&gt;&quot;&quot;; &quot;MATCH (n:&quot; &amp; [.M109] &amp; &quot;), (m:&quot; &amp; [.H106] &amp; &quot;)&#10;WHERE m.&quot; &amp; [.K108] &amp; &quot; = n. &quot; &amp; [.N109] &amp; &quot; &#10;create (n)-[:&quot; &amp; [.J107] &amp; &quot; ]-&gt;(m)&#10;RETURN n,m&quot;;&quot;&quot;))">
            <text:p/>
          </table:table-cell>
          <table:table-cell table:formula="of:=LOWER(IF([.H106]&lt;&gt;&quot;&quot;;[.H106];&quot;&quot;))">
            <text:p/>
          </table:table-cell>
          <table:table-cell table:formula="of:=LOWER(IF([.H106]&lt;&gt;&quot;&quot;;[.K108];&quot;&quot;))">
            <text:p/>
          </table:table-cell>
          <table:table-cell table:formula="of:=LOWER(IF([.H106]&lt;&gt;&quot;&quot;;[.M109];&quot;&quot;))">
            <text:p/>
          </table:table-cell>
          <table:table-cell table:formula="of:=LOWER(IF([.H106]&lt;&gt;&quot;&quot;;[.N109];&quot;&quot;))">
            <text:p/>
          </table:table-cell>
          <table:table-cell table:formula="of:=LOWER(IF([.H106]&lt;&gt;&quot;&quot;;[.J107];&quot;&quot;))">
            <text:p/>
          </table:table-cell>
          <table:table-cell table:formula="of:=LOWER(IF([.H106]&lt;&gt;&quot;&quot;; &quot;MATCH (n:&quot; &amp; [.R106] &amp; &quot;), (m:&quot; &amp; [.P106] &amp; &quot;)&#10;WHERE m.&quot; &amp; [.Q106] &amp; &quot; = n. &quot; &amp; [.S106] &amp; &quot; &#10;create (n)-[:&quot; &amp; [.T10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107]=&quot;&quot;; NOT(ISERROR(FIND(&quot;DROP CONSTRAINT&quot;;[.B107]))); NOT(ISERROR(FIND(&quot;--&quot;;[.B107]))))" office:value-type="float" office:value="0" calcext:value-type="float">
            <text:p>0</text:p>
          </table:table-cell>
          <table:table-cell table:formula="of:=IF(AND( NOT([.C107]); NOT(ISERROR(FIND(&quot;ALTER TABLE&quot;;[.B107]  ))));&quot;Y&quot;;&quot;&quot;)">
            <text:p/>
          </table:table-cell>
          <table:table-cell table:formula="of:=IF(AND( [.D107]=&quot;&quot;; NOT(ISERROR(FIND(&quot;ADD CONSTRAINT&quot;;[.B107]  ))));&quot;Y&quot;;&quot;&quot;)">
            <text:p/>
          </table:table-cell>
          <table:table-cell table:formula="of:=IF(AND( [.E107]=&quot;&quot;; NOT(ISERROR(FIND(&quot;FOREIGN KEY&quot;;[.B107]  ))));&quot;Y&quot;;&quot;&quot;)" office:value-type="string" office:string-value="Y" calcext:value-type="string">
            <text:p>Y</text:p>
          </table:table-cell>
          <table:table-cell table:formula="of:=IF(AND( [.F107]=&quot;&quot;; NOT(ISERROR(FIND(&quot;REFERENCES&quot;;[.B107]  ))));&quot;Y&quot;;&quot;&quot;)">
            <text:p/>
          </table:table-cell>
          <table:table-cell table:formula="of:=IF([.D107]=&quot;Y&quot;; MID([.B107];FIND(&quot;ALTER TABLE&quot;;[.B107])+12;LEN([.B107]));&quot;&quot;)">
            <text:p/>
          </table:table-cell>
          <table:table-cell table:formula="of:=IF([.E107]=&quot;Y&quot;; MID([.B107];FIND(&quot;ADD CONSTRAINT&quot;;[.B107])+15;LEN([.B107]));&quot;&quot;)">
            <text:p/>
          </table:table-cell>
          <table:table-cell table:formula="of:=[.I107]">
            <text:p/>
          </table:table-cell>
          <table:table-cell table:formula="of:=IF([.F107]=&quot;Y&quot;; MID([.B107];FIND(&quot;FOREIGN KEY&quot;;[.B107])+13;LEN([.B107])-14);&quot;&quot;)" office:value-type="string" office:string-value="SUBJECT_ID" calcext:value-type="string">
            <text:p>SUBJECT_ID</text:p>
          </table:table-cell>
          <table:table-cell table:formula="of:=IF([.G107]=&quot;Y&quot;; MID([.B107];FIND(&quot;REFERENCES&quot;;[.B107])+11;LEN([.B107]));&quot;&quot;)">
            <text:p/>
          </table:table-cell>
          <table:table-cell table:formula="of:=IF([.L107]&lt;&gt;&quot;&quot;;LEFT([.L107];FIND(&quot;(&quot;;[.L107])-1);&quot;&quot;)">
            <text:p/>
          </table:table-cell>
          <table:table-cell table:formula="of:=SUBSTITUTE( IF([.L107]&lt;&gt;&quot;&quot;;MID([.L107];FIND(&quot;(&quot;;[.L107])+1;LEN([.L107]));&quot;&quot;); &quot;);&quot;;&quot;&quot;)">
            <text:p/>
          </table:table-cell>
          <table:table-cell table:style-name="ce16" table:formula="of:=LOWER(IF([.H107]&lt;&gt;&quot;&quot;; &quot;MATCH (n:&quot; &amp; [.M110] &amp; &quot;), (m:&quot; &amp; [.H107] &amp; &quot;)&#10;WHERE m.&quot; &amp; [.K109] &amp; &quot; = n. &quot; &amp; [.N110] &amp; &quot; &#10;create (n)-[:&quot; &amp; [.J108] &amp; &quot; ]-&gt;(m)&#10;RETURN n,m&quot;;&quot;&quot;))">
            <text:p/>
          </table:table-cell>
          <table:table-cell table:formula="of:=LOWER(IF([.H107]&lt;&gt;&quot;&quot;;[.H107];&quot;&quot;))">
            <text:p/>
          </table:table-cell>
          <table:table-cell table:formula="of:=LOWER(IF([.H107]&lt;&gt;&quot;&quot;;[.K109];&quot;&quot;))">
            <text:p/>
          </table:table-cell>
          <table:table-cell table:formula="of:=LOWER(IF([.H107]&lt;&gt;&quot;&quot;;[.M110];&quot;&quot;))">
            <text:p/>
          </table:table-cell>
          <table:table-cell table:formula="of:=LOWER(IF([.H107]&lt;&gt;&quot;&quot;;[.N110];&quot;&quot;))">
            <text:p/>
          </table:table-cell>
          <table:table-cell table:formula="of:=LOWER(IF([.H107]&lt;&gt;&quot;&quot;;[.J108];&quot;&quot;))">
            <text:p/>
          </table:table-cell>
          <table:table-cell table:formula="of:=LOWER(IF([.H107]&lt;&gt;&quot;&quot;; &quot;MATCH (n:&quot; &amp; [.R107] &amp; &quot;), (m:&quot; &amp; [.P107] &amp; &quot;)&#10;WHERE m.&quot; &amp; [.Q107] &amp; &quot; = n. &quot; &amp; [.S107] &amp; &quot; &#10;create (n)-[:&quot; &amp; [.T10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108]=&quot;&quot;; NOT(ISERROR(FIND(&quot;DROP CONSTRAINT&quot;;[.B108]))); NOT(ISERROR(FIND(&quot;--&quot;;[.B108]))))" office:value-type="float" office:value="0" calcext:value-type="float">
            <text:p>0</text:p>
          </table:table-cell>
          <table:table-cell table:formula="of:=IF(AND( NOT([.C108]); NOT(ISERROR(FIND(&quot;ALTER TABLE&quot;;[.B108]  ))));&quot;Y&quot;;&quot;&quot;)">
            <text:p/>
          </table:table-cell>
          <table:table-cell table:formula="of:=IF(AND( [.D108]=&quot;&quot;; NOT(ISERROR(FIND(&quot;ADD CONSTRAINT&quot;;[.B108]  ))));&quot;Y&quot;;&quot;&quot;)">
            <text:p/>
          </table:table-cell>
          <table:table-cell table:formula="of:=IF(AND( [.E108]=&quot;&quot;; NOT(ISERROR(FIND(&quot;FOREIGN KEY&quot;;[.B108]  ))));&quot;Y&quot;;&quot;&quot;)">
            <text:p/>
          </table:table-cell>
          <table:table-cell table:formula="of:=IF(AND( [.F108]=&quot;&quot;; NOT(ISERROR(FIND(&quot;REFERENCES&quot;;[.B108]  ))));&quot;Y&quot;;&quot;&quot;)" office:value-type="string" office:string-value="Y" calcext:value-type="string">
            <text:p>Y</text:p>
          </table:table-cell>
          <table:table-cell table:formula="of:=IF([.D108]=&quot;Y&quot;; MID([.B108];FIND(&quot;ALTER TABLE&quot;;[.B108])+12;LEN([.B108]));&quot;&quot;)">
            <text:p/>
          </table:table-cell>
          <table:table-cell table:formula="of:=IF([.E108]=&quot;Y&quot;; MID([.B108];FIND(&quot;ADD CONSTRAINT&quot;;[.B108])+15;LEN([.B108]));&quot;&quot;)">
            <text:p/>
          </table:table-cell>
          <table:table-cell table:formula="of:=[.I108]">
            <text:p/>
          </table:table-cell>
          <table:table-cell table:formula="of:=IF([.F108]=&quot;Y&quot;; MID([.B108];FIND(&quot;FOREIGN KEY&quot;;[.B108])+13;LEN([.B108])-14);&quot;&quot;)">
            <text:p/>
          </table:table-cell>
          <table:table-cell table:formula="of:=IF([.G108]=&quot;Y&quot;; MID([.B108];FIND(&quot;REFERENCES&quot;;[.B108])+11;LEN([.B108]));&quot;&quot;)" office:value-type="string" office:string-value="PATIENTS(SUBJECT_ID);" calcext:value-type="string">
            <text:p>PATIENTS(SUBJECT_ID);</text:p>
          </table:table-cell>
          <table:table-cell table:formula="of:=IF([.L108]&lt;&gt;&quot;&quot;;LEFT([.L108];FIND(&quot;(&quot;;[.L108])-1);&quot;&quot;)" office:value-type="string" office:string-value="PATIENTS" calcext:value-type="string">
            <text:p>PATIENTS</text:p>
          </table:table-cell>
          <table:table-cell table:formula="of:=SUBSTITUTE( IF([.L108]&lt;&gt;&quot;&quot;;MID([.L108];FIND(&quot;(&quot;;[.L108])+1;LEN([.L108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108]&lt;&gt;&quot;&quot;; &quot;MATCH (n:&quot; &amp; [.M111] &amp; &quot;), (m:&quot; &amp; [.H108] &amp; &quot;)&#10;WHERE m.&quot; &amp; [.K110] &amp; &quot; = n. &quot; &amp; [.N111] &amp; &quot; &#10;create (n)-[:&quot; &amp; [.J109] &amp; &quot; ]-&gt;(m)&#10;RETURN n,m&quot;;&quot;&quot;))">
            <text:p/>
          </table:table-cell>
          <table:table-cell table:formula="of:=LOWER(IF([.H108]&lt;&gt;&quot;&quot;;[.H108];&quot;&quot;))">
            <text:p/>
          </table:table-cell>
          <table:table-cell table:formula="of:=LOWER(IF([.H108]&lt;&gt;&quot;&quot;;[.K110];&quot;&quot;))">
            <text:p/>
          </table:table-cell>
          <table:table-cell table:formula="of:=LOWER(IF([.H108]&lt;&gt;&quot;&quot;;[.M111];&quot;&quot;))">
            <text:p/>
          </table:table-cell>
          <table:table-cell table:formula="of:=LOWER(IF([.H108]&lt;&gt;&quot;&quot;;[.N111];&quot;&quot;))">
            <text:p/>
          </table:table-cell>
          <table:table-cell table:formula="of:=LOWER(IF([.H108]&lt;&gt;&quot;&quot;;[.J109];&quot;&quot;))">
            <text:p/>
          </table:table-cell>
          <table:table-cell table:formula="of:=LOWER(IF([.H108]&lt;&gt;&quot;&quot;; &quot;MATCH (n:&quot; &amp; [.R108] &amp; &quot;), (m:&quot; &amp; [.P108] &amp; &quot;)&#10;WHERE m.&quot; &amp; [.Q108] &amp; &quot; = n. &quot; &amp; [.S108] &amp; &quot; &#10;create (n)-[:&quot; &amp; [.T10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09]=&quot;&quot;; NOT(ISERROR(FIND(&quot;DROP CONSTRAINT&quot;;[.B109]))); NOT(ISERROR(FIND(&quot;--&quot;;[.B109]))))" office:value-type="float" office:value="1" calcext:value-type="float">
            <text:p>1</text:p>
          </table:table-cell>
          <table:table-cell table:formula="of:=IF(AND( NOT([.C109]); NOT(ISERROR(FIND(&quot;ALTER TABLE&quot;;[.B109]  ))));&quot;Y&quot;;&quot;&quot;)">
            <text:p/>
          </table:table-cell>
          <table:table-cell table:formula="of:=IF(AND( [.D109]=&quot;&quot;; NOT(ISERROR(FIND(&quot;ADD CONSTRAINT&quot;;[.B109]  ))));&quot;Y&quot;;&quot;&quot;)">
            <text:p/>
          </table:table-cell>
          <table:table-cell table:formula="of:=IF(AND( [.E109]=&quot;&quot;; NOT(ISERROR(FIND(&quot;FOREIGN KEY&quot;;[.B109]  ))));&quot;Y&quot;;&quot;&quot;)">
            <text:p/>
          </table:table-cell>
          <table:table-cell table:formula="of:=IF(AND( [.F109]=&quot;&quot;; NOT(ISERROR(FIND(&quot;REFERENCES&quot;;[.B109]  ))));&quot;Y&quot;;&quot;&quot;)">
            <text:p/>
          </table:table-cell>
          <table:table-cell table:formula="of:=IF([.D109]=&quot;Y&quot;; MID([.B109];FIND(&quot;ALTER TABLE&quot;;[.B109])+12;LEN([.B109]));&quot;&quot;)">
            <text:p/>
          </table:table-cell>
          <table:table-cell table:formula="of:=IF([.E109]=&quot;Y&quot;; MID([.B109];FIND(&quot;ADD CONSTRAINT&quot;;[.B109])+15;LEN([.B109]));&quot;&quot;)">
            <text:p/>
          </table:table-cell>
          <table:table-cell table:formula="of:=[.I109]">
            <text:p/>
          </table:table-cell>
          <table:table-cell table:formula="of:=IF([.F109]=&quot;Y&quot;; MID([.B109];FIND(&quot;FOREIGN KEY&quot;;[.B109])+13;LEN([.B109])-14);&quot;&quot;)">
            <text:p/>
          </table:table-cell>
          <table:table-cell table:formula="of:=IF([.G109]=&quot;Y&quot;; MID([.B109];FIND(&quot;REFERENCES&quot;;[.B109])+11;LEN([.B109]));&quot;&quot;)">
            <text:p/>
          </table:table-cell>
          <table:table-cell table:formula="of:=IF([.L109]&lt;&gt;&quot;&quot;;LEFT([.L109];FIND(&quot;(&quot;;[.L109])-1);&quot;&quot;)">
            <text:p/>
          </table:table-cell>
          <table:table-cell table:formula="of:=SUBSTITUTE( IF([.L109]&lt;&gt;&quot;&quot;;MID([.L109];FIND(&quot;(&quot;;[.L109])+1;LEN([.L109]));&quot;&quot;); &quot;);&quot;;&quot;&quot;)">
            <text:p/>
          </table:table-cell>
          <table:table-cell table:style-name="ce16" table:formula="of:=LOWER(IF([.H109]&lt;&gt;&quot;&quot;; &quot;MATCH (n:&quot; &amp; [.M112] &amp; &quot;), (m:&quot; &amp; [.H109] &amp; &quot;)&#10;WHERE m.&quot; &amp; [.K111] &amp; &quot; = n. &quot; &amp; [.N112] &amp; &quot; &#10;create (n)-[:&quot; &amp; [.J110] &amp; &quot; ]-&gt;(m)&#10;RETURN n,m&quot;;&quot;&quot;))">
            <text:p/>
          </table:table-cell>
          <table:table-cell table:formula="of:=LOWER(IF([.H109]&lt;&gt;&quot;&quot;;[.H109];&quot;&quot;))">
            <text:p/>
          </table:table-cell>
          <table:table-cell table:formula="of:=LOWER(IF([.H109]&lt;&gt;&quot;&quot;;[.K111];&quot;&quot;))">
            <text:p/>
          </table:table-cell>
          <table:table-cell table:formula="of:=LOWER(IF([.H109]&lt;&gt;&quot;&quot;;[.M112];&quot;&quot;))">
            <text:p/>
          </table:table-cell>
          <table:table-cell table:formula="of:=LOWER(IF([.H109]&lt;&gt;&quot;&quot;;[.N112];&quot;&quot;))">
            <text:p/>
          </table:table-cell>
          <table:table-cell table:formula="of:=LOWER(IF([.H109]&lt;&gt;&quot;&quot;;[.J110];&quot;&quot;))">
            <text:p/>
          </table:table-cell>
          <table:table-cell table:formula="of:=LOWER(IF([.H109]&lt;&gt;&quot;&quot;; &quot;MATCH (n:&quot; &amp; [.R109] &amp; &quot;), (m:&quot; &amp; [.P109] &amp; &quot;)&#10;WHERE m.&quot; &amp; [.Q109] &amp; &quot; = n. &quot; &amp; [.S109] &amp; &quot; &#10;create (n)-[:&quot; &amp; [.T10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cgid</text:p>
          </table:table-cell>
          <table:table-cell table:formula="of:=OR( [.B110]=&quot;&quot;; NOT(ISERROR(FIND(&quot;DROP CONSTRAINT&quot;;[.B110]))); NOT(ISERROR(FIND(&quot;--&quot;;[.B110]))))" office:value-type="float" office:value="1" calcext:value-type="float">
            <text:p>1</text:p>
          </table:table-cell>
          <table:table-cell table:formula="of:=IF(AND( NOT([.C110]); NOT(ISERROR(FIND(&quot;ALTER TABLE&quot;;[.B110]  ))));&quot;Y&quot;;&quot;&quot;)">
            <text:p/>
          </table:table-cell>
          <table:table-cell table:formula="of:=IF(AND( [.D110]=&quot;&quot;; NOT(ISERROR(FIND(&quot;ADD CONSTRAINT&quot;;[.B110]  ))));&quot;Y&quot;;&quot;&quot;)">
            <text:p/>
          </table:table-cell>
          <table:table-cell table:formula="of:=IF(AND( [.E110]=&quot;&quot;; NOT(ISERROR(FIND(&quot;FOREIGN KEY&quot;;[.B110]  ))));&quot;Y&quot;;&quot;&quot;)">
            <text:p/>
          </table:table-cell>
          <table:table-cell table:formula="of:=IF(AND( [.F110]=&quot;&quot;; NOT(ISERROR(FIND(&quot;REFERENCES&quot;;[.B110]  ))));&quot;Y&quot;;&quot;&quot;)">
            <text:p/>
          </table:table-cell>
          <table:table-cell table:formula="of:=IF([.D110]=&quot;Y&quot;; MID([.B110];FIND(&quot;ALTER TABLE&quot;;[.B110])+12;LEN([.B110]));&quot;&quot;)">
            <text:p/>
          </table:table-cell>
          <table:table-cell table:formula="of:=IF([.E110]=&quot;Y&quot;; MID([.B110];FIND(&quot;ADD CONSTRAINT&quot;;[.B110])+15;LEN([.B110]));&quot;&quot;)">
            <text:p/>
          </table:table-cell>
          <table:table-cell table:formula="of:=[.I110]">
            <text:p/>
          </table:table-cell>
          <table:table-cell table:formula="of:=IF([.F110]=&quot;Y&quot;; MID([.B110];FIND(&quot;FOREIGN KEY&quot;;[.B110])+13;LEN([.B110])-14);&quot;&quot;)">
            <text:p/>
          </table:table-cell>
          <table:table-cell table:formula="of:=IF([.G110]=&quot;Y&quot;; MID([.B110];FIND(&quot;REFERENCES&quot;;[.B110])+11;LEN([.B110]));&quot;&quot;)">
            <text:p/>
          </table:table-cell>
          <table:table-cell table:formula="of:=IF([.L110]&lt;&gt;&quot;&quot;;LEFT([.L110];FIND(&quot;(&quot;;[.L110])-1);&quot;&quot;)">
            <text:p/>
          </table:table-cell>
          <table:table-cell table:formula="of:=SUBSTITUTE( IF([.L110]&lt;&gt;&quot;&quot;;MID([.L110];FIND(&quot;(&quot;;[.L110])+1;LEN([.L110]));&quot;&quot;); &quot;);&quot;;&quot;&quot;)">
            <text:p/>
          </table:table-cell>
          <table:table-cell table:style-name="ce16" table:formula="of:=LOWER(IF([.H110]&lt;&gt;&quot;&quot;; &quot;MATCH (n:&quot; &amp; [.M113] &amp; &quot;), (m:&quot; &amp; [.H110] &amp; &quot;)&#10;WHERE m.&quot; &amp; [.K112] &amp; &quot; = n. &quot; &amp; [.N113] &amp; &quot; &#10;create (n)-[:&quot; &amp; [.J111] &amp; &quot; ]-&gt;(m)&#10;RETURN n,m&quot;;&quot;&quot;))">
            <text:p/>
          </table:table-cell>
          <table:table-cell table:formula="of:=LOWER(IF([.H110]&lt;&gt;&quot;&quot;;[.H110];&quot;&quot;))">
            <text:p/>
          </table:table-cell>
          <table:table-cell table:formula="of:=LOWER(IF([.H110]&lt;&gt;&quot;&quot;;[.K112];&quot;&quot;))">
            <text:p/>
          </table:table-cell>
          <table:table-cell table:formula="of:=LOWER(IF([.H110]&lt;&gt;&quot;&quot;;[.M113];&quot;&quot;))">
            <text:p/>
          </table:table-cell>
          <table:table-cell table:formula="of:=LOWER(IF([.H110]&lt;&gt;&quot;&quot;;[.N113];&quot;&quot;))">
            <text:p/>
          </table:table-cell>
          <table:table-cell table:formula="of:=LOWER(IF([.H110]&lt;&gt;&quot;&quot;;[.J111];&quot;&quot;))">
            <text:p/>
          </table:table-cell>
          <table:table-cell table:formula="of:=LOWER(IF([.H110]&lt;&gt;&quot;&quot;; &quot;MATCH (n:&quot; &amp; [.R110] &amp; &quot;), (m:&quot; &amp; [.P110] &amp; &quot;)&#10;WHERE m.&quot; &amp; [.Q110] &amp; &quot; = n. &quot; &amp; [.S110] &amp; &quot; &#10;create (n)-[:&quot; &amp; [.T11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DATETIMEEVENTS DROP CONSTRAINT IF EXISTS datetimeevents_fk_cgid;</text:p>
          </table:table-cell>
          <table:table-cell table:formula="of:=OR( [.B111]=&quot;&quot;; NOT(ISERROR(FIND(&quot;DROP CONSTRAINT&quot;;[.B111]))); NOT(ISERROR(FIND(&quot;--&quot;;[.B111]))))" office:value-type="float" office:value="1" calcext:value-type="float">
            <text:p>1</text:p>
          </table:table-cell>
          <table:table-cell table:formula="of:=IF(AND( NOT([.C111]); NOT(ISERROR(FIND(&quot;ALTER TABLE&quot;;[.B111]  ))));&quot;Y&quot;;&quot;&quot;)">
            <text:p/>
          </table:table-cell>
          <table:table-cell table:formula="of:=IF(AND( [.D111]=&quot;&quot;; NOT(ISERROR(FIND(&quot;ADD CONSTRAINT&quot;;[.B111]  ))));&quot;Y&quot;;&quot;&quot;)">
            <text:p/>
          </table:table-cell>
          <table:table-cell table:formula="of:=IF(AND( [.E111]=&quot;&quot;; NOT(ISERROR(FIND(&quot;FOREIGN KEY&quot;;[.B111]  ))));&quot;Y&quot;;&quot;&quot;)">
            <text:p/>
          </table:table-cell>
          <table:table-cell table:formula="of:=IF(AND( [.F111]=&quot;&quot;; NOT(ISERROR(FIND(&quot;REFERENCES&quot;;[.B111]  ))));&quot;Y&quot;;&quot;&quot;)">
            <text:p/>
          </table:table-cell>
          <table:table-cell table:formula="of:=IF([.D111]=&quot;Y&quot;; MID([.B111];FIND(&quot;ALTER TABLE&quot;;[.B111])+12;LEN([.B111]));&quot;&quot;)">
            <text:p/>
          </table:table-cell>
          <table:table-cell table:formula="of:=IF([.E111]=&quot;Y&quot;; MID([.B111];FIND(&quot;ADD CONSTRAINT&quot;;[.B111])+15;LEN([.B111]));&quot;&quot;)">
            <text:p/>
          </table:table-cell>
          <table:table-cell table:formula="of:=[.I111]">
            <text:p/>
          </table:table-cell>
          <table:table-cell table:formula="of:=IF([.F111]=&quot;Y&quot;; MID([.B111];FIND(&quot;FOREIGN KEY&quot;;[.B111])+13;LEN([.B111])-14);&quot;&quot;)">
            <text:p/>
          </table:table-cell>
          <table:table-cell table:formula="of:=IF([.G111]=&quot;Y&quot;; MID([.B111];FIND(&quot;REFERENCES&quot;;[.B111])+11;LEN([.B111]));&quot;&quot;)">
            <text:p/>
          </table:table-cell>
          <table:table-cell table:formula="of:=IF([.L111]&lt;&gt;&quot;&quot;;LEFT([.L111];FIND(&quot;(&quot;;[.L111])-1);&quot;&quot;)">
            <text:p/>
          </table:table-cell>
          <table:table-cell table:formula="of:=SUBSTITUTE( IF([.L111]&lt;&gt;&quot;&quot;;MID([.L111];FIND(&quot;(&quot;;[.L111])+1;LEN([.L111]));&quot;&quot;); &quot;);&quot;;&quot;&quot;)">
            <text:p/>
          </table:table-cell>
          <table:table-cell table:style-name="ce16" table:formula="of:=LOWER(IF([.H111]&lt;&gt;&quot;&quot;; &quot;MATCH (n:&quot; &amp; [.M114] &amp; &quot;), (m:&quot; &amp; [.H111] &amp; &quot;)&#10;WHERE m.&quot; &amp; [.K113] &amp; &quot; = n. &quot; &amp; [.N114] &amp; &quot; &#10;create (n)-[:&quot; &amp; [.J112] &amp; &quot; ]-&gt;(m)&#10;RETURN n,m&quot;;&quot;&quot;))">
            <text:p/>
          </table:table-cell>
          <table:table-cell table:formula="of:=LOWER(IF([.H111]&lt;&gt;&quot;&quot;;[.H111];&quot;&quot;))">
            <text:p/>
          </table:table-cell>
          <table:table-cell table:formula="of:=LOWER(IF([.H111]&lt;&gt;&quot;&quot;;[.K113];&quot;&quot;))">
            <text:p/>
          </table:table-cell>
          <table:table-cell table:formula="of:=LOWER(IF([.H111]&lt;&gt;&quot;&quot;;[.M114];&quot;&quot;))">
            <text:p/>
          </table:table-cell>
          <table:table-cell table:formula="of:=LOWER(IF([.H111]&lt;&gt;&quot;&quot;;[.N114];&quot;&quot;))">
            <text:p/>
          </table:table-cell>
          <table:table-cell table:formula="of:=LOWER(IF([.H111]&lt;&gt;&quot;&quot;;[.J112];&quot;&quot;))">
            <text:p/>
          </table:table-cell>
          <table:table-cell table:formula="of:=LOWER(IF([.H111]&lt;&gt;&quot;&quot;; &quot;MATCH (n:&quot; &amp; [.R111] &amp; &quot;), (m:&quot; &amp; [.P111] &amp; &quot;)&#10;WHERE m.&quot; &amp; [.Q111] &amp; &quot; = n. &quot; &amp; [.S111] &amp; &quot; &#10;create (n)-[:&quot; &amp; [.T111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DATETIMEEVENTS</text:p>
          </table:table-cell>
          <table:table-cell table:formula="of:=OR( [.B112]=&quot;&quot;; NOT(ISERROR(FIND(&quot;DROP CONSTRAINT&quot;;[.B112]))); NOT(ISERROR(FIND(&quot;--&quot;;[.B112]))))" office:value-type="float" office:value="0" calcext:value-type="float">
            <text:p>0</text:p>
          </table:table-cell>
          <table:table-cell table:formula="of:=IF(AND( NOT([.C112]); NOT(ISERROR(FIND(&quot;ALTER TABLE&quot;;[.B112]  ))));&quot;Y&quot;;&quot;&quot;)" office:value-type="string" office:string-value="Y" calcext:value-type="string">
            <text:p>Y</text:p>
          </table:table-cell>
          <table:table-cell table:formula="of:=IF(AND( [.D112]=&quot;&quot;; NOT(ISERROR(FIND(&quot;ADD CONSTRAINT&quot;;[.B112]  ))));&quot;Y&quot;;&quot;&quot;)">
            <text:p/>
          </table:table-cell>
          <table:table-cell table:formula="of:=IF(AND( [.E112]=&quot;&quot;; NOT(ISERROR(FIND(&quot;FOREIGN KEY&quot;;[.B112]  ))));&quot;Y&quot;;&quot;&quot;)">
            <text:p/>
          </table:table-cell>
          <table:table-cell table:formula="of:=IF(AND( [.F112]=&quot;&quot;; NOT(ISERROR(FIND(&quot;REFERENCES&quot;;[.B112]  ))));&quot;Y&quot;;&quot;&quot;)">
            <text:p/>
          </table:table-cell>
          <table:table-cell table:formula="of:=IF([.D112]=&quot;Y&quot;; MID([.B112];FIND(&quot;ALTER TABLE&quot;;[.B112])+12;LEN([.B112]));&quot;&quot;)" office:value-type="string" office:string-value="DATETIMEEVENTS" calcext:value-type="string">
            <text:p>DATETIMEEVENTS</text:p>
          </table:table-cell>
          <table:table-cell table:formula="of:=IF([.E112]=&quot;Y&quot;; MID([.B112];FIND(&quot;ADD CONSTRAINT&quot;;[.B112])+15;LEN([.B112]));&quot;&quot;)">
            <text:p/>
          </table:table-cell>
          <table:table-cell table:formula="of:=[.I112]">
            <text:p/>
          </table:table-cell>
          <table:table-cell table:formula="of:=IF([.F112]=&quot;Y&quot;; MID([.B112];FIND(&quot;FOREIGN KEY&quot;;[.B112])+13;LEN([.B112])-14);&quot;&quot;)">
            <text:p/>
          </table:table-cell>
          <table:table-cell table:formula="of:=IF([.G112]=&quot;Y&quot;; MID([.B112];FIND(&quot;REFERENCES&quot;;[.B112])+11;LEN([.B112]));&quot;&quot;)">
            <text:p/>
          </table:table-cell>
          <table:table-cell table:formula="of:=IF([.L112]&lt;&gt;&quot;&quot;;LEFT([.L112];FIND(&quot;(&quot;;[.L112])-1);&quot;&quot;)">
            <text:p/>
          </table:table-cell>
          <table:table-cell table:formula="of:=SUBSTITUTE( IF([.L112]&lt;&gt;&quot;&quot;;MID([.L112];FIND(&quot;(&quot;;[.L112])+1;LEN([.L112]));&quot;&quot;); &quot;);&quot;;&quot;&quot;)">
            <text:p/>
          </table:table-cell>
          <table:table-cell table:style-name="ce16" table:formula="of:=LOWER(IF([.H112]&lt;&gt;&quot;&quot;; &quot;MATCH (n:&quot; &amp; [.M115] &amp; &quot;), (m:&quot; &amp; [.H112] &amp; &quot;)&#10;WHERE m.&quot; &amp; [.K114] &amp; &quot; = n. &quot; &amp; [.N115] &amp; &quot; &#10;create (n)-[:&quot; &amp; [.J113] &amp; &quot; ]-&gt;(m)&#10;RETURN n,m&quot;;&quot;&quot;))" office:value-type="string" office:string-value="match (n:caregivers), (m:datetimeevents)&#10;where m.cgid = n. cgid &#10;create (n)-[:datetimeevents_fk_cgid ]-&gt;(m)&#10;return n,m" calcext:value-type="string">
            <text:p>match (n:caregivers), (m:datetimeevents)</text:p>
            <text:p>where m.cgid = n. cgid </text:p>
            <text:p>create (n)-[:datetimeevents_fk_cgid ]-&gt;(m)</text:p>
            <text:p>return n,m</text:p>
          </table:table-cell>
          <table:table-cell table:formula="of:=LOWER(IF([.H112]&lt;&gt;&quot;&quot;;[.H112];&quot;&quot;))" office:value-type="string" office:string-value="datetimeevents" calcext:value-type="string">
            <text:p>datetimeevents</text:p>
          </table:table-cell>
          <table:table-cell table:formula="of:=LOWER(IF([.H112]&lt;&gt;&quot;&quot;;[.K114];&quot;&quot;))" office:value-type="string" office:string-value="cgid" calcext:value-type="string">
            <text:p>cgid</text:p>
          </table:table-cell>
          <table:table-cell table:formula="of:=LOWER(IF([.H112]&lt;&gt;&quot;&quot;;[.M115];&quot;&quot;))" office:value-type="string" office:string-value="caregivers" calcext:value-type="string">
            <text:p>caregivers</text:p>
          </table:table-cell>
          <table:table-cell table:formula="of:=LOWER(IF([.H112]&lt;&gt;&quot;&quot;;[.N115];&quot;&quot;))" office:value-type="string" office:string-value="cgid" calcext:value-type="string">
            <text:p>cgid</text:p>
          </table:table-cell>
          <table:table-cell table:formula="of:=LOWER(IF([.H112]&lt;&gt;&quot;&quot;;[.J113];&quot;&quot;))" office:value-type="string" office:string-value="datetimeevents_fk_cgid" calcext:value-type="string">
            <text:p>datetimeevents_fk_cgid</text:p>
          </table:table-cell>
          <table:table-cell table:formula="of:=LOWER(IF([.H112]&lt;&gt;&quot;&quot;; &quot;MATCH (n:&quot; &amp; [.R112] &amp; &quot;), (m:&quot; &amp; [.P112] &amp; &quot;)&#10;WHERE m.&quot; &amp; [.Q112] &amp; &quot; = n. &quot; &amp; [.S112] &amp; &quot; &#10;create (n)-[:&quot; &amp; [.T112] &amp; &quot; ]-&gt;(m)&#10;RETURN n,m&quot;;&quot;&quot;))" office:value-type="string" office:string-value="match (n:caregivers), (m:datetimeevents)&#10;where m.cgid = n. cgid &#10;create (n)-[:datetimeevents_fk_cgid ]-&gt;(m)&#10;return n,m" calcext:value-type="string">
            <text:p>match (n:caregivers), (m:datetimeevents)</text:p>
            <text:p>where m.cgid = n. cgid </text:p>
            <text:p>create (n)-[:datetimeevents_fk_cg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datetimeevents_fk_cgid</text:p>
          </table:table-cell>
          <table:table-cell table:formula="of:=OR( [.B113]=&quot;&quot;; NOT(ISERROR(FIND(&quot;DROP CONSTRAINT&quot;;[.B113]))); NOT(ISERROR(FIND(&quot;--&quot;;[.B113]))))" office:value-type="float" office:value="0" calcext:value-type="float">
            <text:p>0</text:p>
          </table:table-cell>
          <table:table-cell table:formula="of:=IF(AND( NOT([.C113]); NOT(ISERROR(FIND(&quot;ALTER TABLE&quot;;[.B113]  ))));&quot;Y&quot;;&quot;&quot;)">
            <text:p/>
          </table:table-cell>
          <table:table-cell table:formula="of:=IF(AND( [.D113]=&quot;&quot;; NOT(ISERROR(FIND(&quot;ADD CONSTRAINT&quot;;[.B113]  ))));&quot;Y&quot;;&quot;&quot;)" office:value-type="string" office:string-value="Y" calcext:value-type="string">
            <text:p>Y</text:p>
          </table:table-cell>
          <table:table-cell table:formula="of:=IF(AND( [.E113]=&quot;&quot;; NOT(ISERROR(FIND(&quot;FOREIGN KEY&quot;;[.B113]  ))));&quot;Y&quot;;&quot;&quot;)">
            <text:p/>
          </table:table-cell>
          <table:table-cell table:formula="of:=IF(AND( [.F113]=&quot;&quot;; NOT(ISERROR(FIND(&quot;REFERENCES&quot;;[.B113]  ))));&quot;Y&quot;;&quot;&quot;)">
            <text:p/>
          </table:table-cell>
          <table:table-cell table:formula="of:=IF([.D113]=&quot;Y&quot;; MID([.B113];FIND(&quot;ALTER TABLE&quot;;[.B113])+12;LEN([.B113]));&quot;&quot;)">
            <text:p/>
          </table:table-cell>
          <table:table-cell table:formula="of:=IF([.E113]=&quot;Y&quot;; MID([.B113];FIND(&quot;ADD CONSTRAINT&quot;;[.B113])+15;LEN([.B113]));&quot;&quot;)" office:value-type="string" office:string-value="datetimeevents_fk_cgid" calcext:value-type="string">
            <text:p>datetimeevents_fk_cgid</text:p>
          </table:table-cell>
          <table:table-cell table:formula="of:=[.I113]" office:value-type="string" office:string-value="datetimeevents_fk_cgid" calcext:value-type="string">
            <text:p>datetimeevents_fk_cgid</text:p>
          </table:table-cell>
          <table:table-cell table:formula="of:=IF([.F113]=&quot;Y&quot;; MID([.B113];FIND(&quot;FOREIGN KEY&quot;;[.B113])+13;LEN([.B113])-14);&quot;&quot;)">
            <text:p/>
          </table:table-cell>
          <table:table-cell table:formula="of:=IF([.G113]=&quot;Y&quot;; MID([.B113];FIND(&quot;REFERENCES&quot;;[.B113])+11;LEN([.B113]));&quot;&quot;)">
            <text:p/>
          </table:table-cell>
          <table:table-cell table:formula="of:=IF([.L113]&lt;&gt;&quot;&quot;;LEFT([.L113];FIND(&quot;(&quot;;[.L113])-1);&quot;&quot;)">
            <text:p/>
          </table:table-cell>
          <table:table-cell table:formula="of:=SUBSTITUTE( IF([.L113]&lt;&gt;&quot;&quot;;MID([.L113];FIND(&quot;(&quot;;[.L113])+1;LEN([.L113]));&quot;&quot;); &quot;);&quot;;&quot;&quot;)">
            <text:p/>
          </table:table-cell>
          <table:table-cell table:style-name="ce16" table:formula="of:=LOWER(IF([.H113]&lt;&gt;&quot;&quot;; &quot;MATCH (n:&quot; &amp; [.M116] &amp; &quot;), (m:&quot; &amp; [.H113] &amp; &quot;)&#10;WHERE m.&quot; &amp; [.K115] &amp; &quot; = n. &quot; &amp; [.N116] &amp; &quot; &#10;create (n)-[:&quot; &amp; [.J114] &amp; &quot; ]-&gt;(m)&#10;RETURN n,m&quot;;&quot;&quot;))">
            <text:p/>
          </table:table-cell>
          <table:table-cell table:formula="of:=LOWER(IF([.H113]&lt;&gt;&quot;&quot;;[.H113];&quot;&quot;))">
            <text:p/>
          </table:table-cell>
          <table:table-cell table:formula="of:=LOWER(IF([.H113]&lt;&gt;&quot;&quot;;[.K115];&quot;&quot;))">
            <text:p/>
          </table:table-cell>
          <table:table-cell table:formula="of:=LOWER(IF([.H113]&lt;&gt;&quot;&quot;;[.M116];&quot;&quot;))">
            <text:p/>
          </table:table-cell>
          <table:table-cell table:formula="of:=LOWER(IF([.H113]&lt;&gt;&quot;&quot;;[.N116];&quot;&quot;))">
            <text:p/>
          </table:table-cell>
          <table:table-cell table:formula="of:=LOWER(IF([.H113]&lt;&gt;&quot;&quot;;[.J114];&quot;&quot;))">
            <text:p/>
          </table:table-cell>
          <table:table-cell table:formula="of:=LOWER(IF([.H113]&lt;&gt;&quot;&quot;; &quot;MATCH (n:&quot; &amp; [.R113] &amp; &quot;), (m:&quot; &amp; [.P113] &amp; &quot;)&#10;WHERE m.&quot; &amp; [.Q113] &amp; &quot; = n. &quot; &amp; [.S113] &amp; &quot; &#10;create (n)-[:&quot; &amp; [.T11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CGID)</text:p>
          </table:table-cell>
          <table:table-cell table:formula="of:=OR( [.B114]=&quot;&quot;; NOT(ISERROR(FIND(&quot;DROP CONSTRAINT&quot;;[.B114]))); NOT(ISERROR(FIND(&quot;--&quot;;[.B114]))))" office:value-type="float" office:value="0" calcext:value-type="float">
            <text:p>0</text:p>
          </table:table-cell>
          <table:table-cell table:formula="of:=IF(AND( NOT([.C114]); NOT(ISERROR(FIND(&quot;ALTER TABLE&quot;;[.B114]  ))));&quot;Y&quot;;&quot;&quot;)">
            <text:p/>
          </table:table-cell>
          <table:table-cell table:formula="of:=IF(AND( [.D114]=&quot;&quot;; NOT(ISERROR(FIND(&quot;ADD CONSTRAINT&quot;;[.B114]  ))));&quot;Y&quot;;&quot;&quot;)">
            <text:p/>
          </table:table-cell>
          <table:table-cell table:formula="of:=IF(AND( [.E114]=&quot;&quot;; NOT(ISERROR(FIND(&quot;FOREIGN KEY&quot;;[.B114]  ))));&quot;Y&quot;;&quot;&quot;)" office:value-type="string" office:string-value="Y" calcext:value-type="string">
            <text:p>Y</text:p>
          </table:table-cell>
          <table:table-cell table:formula="of:=IF(AND( [.F114]=&quot;&quot;; NOT(ISERROR(FIND(&quot;REFERENCES&quot;;[.B114]  ))));&quot;Y&quot;;&quot;&quot;)">
            <text:p/>
          </table:table-cell>
          <table:table-cell table:formula="of:=IF([.D114]=&quot;Y&quot;; MID([.B114];FIND(&quot;ALTER TABLE&quot;;[.B114])+12;LEN([.B114]));&quot;&quot;)">
            <text:p/>
          </table:table-cell>
          <table:table-cell table:formula="of:=IF([.E114]=&quot;Y&quot;; MID([.B114];FIND(&quot;ADD CONSTRAINT&quot;;[.B114])+15;LEN([.B114]));&quot;&quot;)">
            <text:p/>
          </table:table-cell>
          <table:table-cell table:formula="of:=[.I114]">
            <text:p/>
          </table:table-cell>
          <table:table-cell table:formula="of:=IF([.F114]=&quot;Y&quot;; MID([.B114];FIND(&quot;FOREIGN KEY&quot;;[.B114])+13;LEN([.B114])-14);&quot;&quot;)" office:value-type="string" office:string-value="CGID" calcext:value-type="string">
            <text:p>CGID</text:p>
          </table:table-cell>
          <table:table-cell table:formula="of:=IF([.G114]=&quot;Y&quot;; MID([.B114];FIND(&quot;REFERENCES&quot;;[.B114])+11;LEN([.B114]));&quot;&quot;)">
            <text:p/>
          </table:table-cell>
          <table:table-cell table:formula="of:=IF([.L114]&lt;&gt;&quot;&quot;;LEFT([.L114];FIND(&quot;(&quot;;[.L114])-1);&quot;&quot;)">
            <text:p/>
          </table:table-cell>
          <table:table-cell table:formula="of:=SUBSTITUTE( IF([.L114]&lt;&gt;&quot;&quot;;MID([.L114];FIND(&quot;(&quot;;[.L114])+1;LEN([.L114]));&quot;&quot;); &quot;);&quot;;&quot;&quot;)">
            <text:p/>
          </table:table-cell>
          <table:table-cell table:style-name="ce16" table:formula="of:=LOWER(IF([.H114]&lt;&gt;&quot;&quot;; &quot;MATCH (n:&quot; &amp; [.M117] &amp; &quot;), (m:&quot; &amp; [.H114] &amp; &quot;)&#10;WHERE m.&quot; &amp; [.K116] &amp; &quot; = n. &quot; &amp; [.N117] &amp; &quot; &#10;create (n)-[:&quot; &amp; [.J115] &amp; &quot; ]-&gt;(m)&#10;RETURN n,m&quot;;&quot;&quot;))">
            <text:p/>
          </table:table-cell>
          <table:table-cell table:formula="of:=LOWER(IF([.H114]&lt;&gt;&quot;&quot;;[.H114];&quot;&quot;))">
            <text:p/>
          </table:table-cell>
          <table:table-cell table:formula="of:=LOWER(IF([.H114]&lt;&gt;&quot;&quot;;[.K116];&quot;&quot;))">
            <text:p/>
          </table:table-cell>
          <table:table-cell table:formula="of:=LOWER(IF([.H114]&lt;&gt;&quot;&quot;;[.M117];&quot;&quot;))">
            <text:p/>
          </table:table-cell>
          <table:table-cell table:formula="of:=LOWER(IF([.H114]&lt;&gt;&quot;&quot;;[.N117];&quot;&quot;))">
            <text:p/>
          </table:table-cell>
          <table:table-cell table:formula="of:=LOWER(IF([.H114]&lt;&gt;&quot;&quot;;[.J115];&quot;&quot;))">
            <text:p/>
          </table:table-cell>
          <table:table-cell table:formula="of:=LOWER(IF([.H114]&lt;&gt;&quot;&quot;; &quot;MATCH (n:&quot; &amp; [.R114] &amp; &quot;), (m:&quot; &amp; [.P114] &amp; &quot;)&#10;WHERE m.&quot; &amp; [.Q114] &amp; &quot; = n. &quot; &amp; [.S114] &amp; &quot; &#10;create (n)-[:&quot; &amp; [.T11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CAREGIVERS(CGID);</text:p>
          </table:table-cell>
          <table:table-cell table:formula="of:=OR( [.B115]=&quot;&quot;; NOT(ISERROR(FIND(&quot;DROP CONSTRAINT&quot;;[.B115]))); NOT(ISERROR(FIND(&quot;--&quot;;[.B115]))))" office:value-type="float" office:value="0" calcext:value-type="float">
            <text:p>0</text:p>
          </table:table-cell>
          <table:table-cell table:formula="of:=IF(AND( NOT([.C115]); NOT(ISERROR(FIND(&quot;ALTER TABLE&quot;;[.B115]  ))));&quot;Y&quot;;&quot;&quot;)">
            <text:p/>
          </table:table-cell>
          <table:table-cell table:formula="of:=IF(AND( [.D115]=&quot;&quot;; NOT(ISERROR(FIND(&quot;ADD CONSTRAINT&quot;;[.B115]  ))));&quot;Y&quot;;&quot;&quot;)">
            <text:p/>
          </table:table-cell>
          <table:table-cell table:formula="of:=IF(AND( [.E115]=&quot;&quot;; NOT(ISERROR(FIND(&quot;FOREIGN KEY&quot;;[.B115]  ))));&quot;Y&quot;;&quot;&quot;)">
            <text:p/>
          </table:table-cell>
          <table:table-cell table:formula="of:=IF(AND( [.F115]=&quot;&quot;; NOT(ISERROR(FIND(&quot;REFERENCES&quot;;[.B115]  ))));&quot;Y&quot;;&quot;&quot;)" office:value-type="string" office:string-value="Y" calcext:value-type="string">
            <text:p>Y</text:p>
          </table:table-cell>
          <table:table-cell table:formula="of:=IF([.D115]=&quot;Y&quot;; MID([.B115];FIND(&quot;ALTER TABLE&quot;;[.B115])+12;LEN([.B115]));&quot;&quot;)">
            <text:p/>
          </table:table-cell>
          <table:table-cell table:formula="of:=IF([.E115]=&quot;Y&quot;; MID([.B115];FIND(&quot;ADD CONSTRAINT&quot;;[.B115])+15;LEN([.B115]));&quot;&quot;)">
            <text:p/>
          </table:table-cell>
          <table:table-cell table:formula="of:=[.I115]">
            <text:p/>
          </table:table-cell>
          <table:table-cell table:formula="of:=IF([.F115]=&quot;Y&quot;; MID([.B115];FIND(&quot;FOREIGN KEY&quot;;[.B115])+13;LEN([.B115])-14);&quot;&quot;)">
            <text:p/>
          </table:table-cell>
          <table:table-cell table:formula="of:=IF([.G115]=&quot;Y&quot;; MID([.B115];FIND(&quot;REFERENCES&quot;;[.B115])+11;LEN([.B115]));&quot;&quot;)" office:value-type="string" office:string-value="CAREGIVERS(CGID);" calcext:value-type="string">
            <text:p>CAREGIVERS(CGID);</text:p>
          </table:table-cell>
          <table:table-cell table:formula="of:=IF([.L115]&lt;&gt;&quot;&quot;;LEFT([.L115];FIND(&quot;(&quot;;[.L115])-1);&quot;&quot;)" office:value-type="string" office:string-value="CAREGIVERS" calcext:value-type="string">
            <text:p>CAREGIVERS</text:p>
          </table:table-cell>
          <table:table-cell table:formula="of:=SUBSTITUTE( IF([.L115]&lt;&gt;&quot;&quot;;MID([.L115];FIND(&quot;(&quot;;[.L115])+1;LEN([.L115]));&quot;&quot;); &quot;);&quot;;&quot;&quot;)" office:value-type="string" office:string-value="CGID" calcext:value-type="string">
            <text:p>CGID</text:p>
          </table:table-cell>
          <table:table-cell table:style-name="ce16" table:formula="of:=LOWER(IF([.H115]&lt;&gt;&quot;&quot;; &quot;MATCH (n:&quot; &amp; [.M118] &amp; &quot;), (m:&quot; &amp; [.H115] &amp; &quot;)&#10;WHERE m.&quot; &amp; [.K117] &amp; &quot; = n. &quot; &amp; [.N118] &amp; &quot; &#10;create (n)-[:&quot; &amp; [.J116] &amp; &quot; ]-&gt;(m)&#10;RETURN n,m&quot;;&quot;&quot;))">
            <text:p/>
          </table:table-cell>
          <table:table-cell table:formula="of:=LOWER(IF([.H115]&lt;&gt;&quot;&quot;;[.H115];&quot;&quot;))">
            <text:p/>
          </table:table-cell>
          <table:table-cell table:formula="of:=LOWER(IF([.H115]&lt;&gt;&quot;&quot;;[.K117];&quot;&quot;))">
            <text:p/>
          </table:table-cell>
          <table:table-cell table:formula="of:=LOWER(IF([.H115]&lt;&gt;&quot;&quot;;[.M118];&quot;&quot;))">
            <text:p/>
          </table:table-cell>
          <table:table-cell table:formula="of:=LOWER(IF([.H115]&lt;&gt;&quot;&quot;;[.N118];&quot;&quot;))">
            <text:p/>
          </table:table-cell>
          <table:table-cell table:formula="of:=LOWER(IF([.H115]&lt;&gt;&quot;&quot;;[.J116];&quot;&quot;))">
            <text:p/>
          </table:table-cell>
          <table:table-cell table:formula="of:=LOWER(IF([.H115]&lt;&gt;&quot;&quot;; &quot;MATCH (n:&quot; &amp; [.R115] &amp; &quot;), (m:&quot; &amp; [.P115] &amp; &quot;)&#10;WHERE m.&quot; &amp; [.Q115] &amp; &quot; = n. &quot; &amp; [.S115] &amp; &quot; &#10;create (n)-[:&quot; &amp; [.T11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16]=&quot;&quot;; NOT(ISERROR(FIND(&quot;DROP CONSTRAINT&quot;;[.B116]))); NOT(ISERROR(FIND(&quot;--&quot;;[.B116]))))" office:value-type="float" office:value="1" calcext:value-type="float">
            <text:p>1</text:p>
          </table:table-cell>
          <table:table-cell table:formula="of:=IF(AND( NOT([.C116]); NOT(ISERROR(FIND(&quot;ALTER TABLE&quot;;[.B116]  ))));&quot;Y&quot;;&quot;&quot;)">
            <text:p/>
          </table:table-cell>
          <table:table-cell table:formula="of:=IF(AND( [.D116]=&quot;&quot;; NOT(ISERROR(FIND(&quot;ADD CONSTRAINT&quot;;[.B116]  ))));&quot;Y&quot;;&quot;&quot;)">
            <text:p/>
          </table:table-cell>
          <table:table-cell table:formula="of:=IF(AND( [.E116]=&quot;&quot;; NOT(ISERROR(FIND(&quot;FOREIGN KEY&quot;;[.B116]  ))));&quot;Y&quot;;&quot;&quot;)">
            <text:p/>
          </table:table-cell>
          <table:table-cell table:formula="of:=IF(AND( [.F116]=&quot;&quot;; NOT(ISERROR(FIND(&quot;REFERENCES&quot;;[.B116]  ))));&quot;Y&quot;;&quot;&quot;)">
            <text:p/>
          </table:table-cell>
          <table:table-cell table:formula="of:=IF([.D116]=&quot;Y&quot;; MID([.B116];FIND(&quot;ALTER TABLE&quot;;[.B116])+12;LEN([.B116]));&quot;&quot;)">
            <text:p/>
          </table:table-cell>
          <table:table-cell table:formula="of:=IF([.E116]=&quot;Y&quot;; MID([.B116];FIND(&quot;ADD CONSTRAINT&quot;;[.B116])+15;LEN([.B116]));&quot;&quot;)">
            <text:p/>
          </table:table-cell>
          <table:table-cell table:formula="of:=[.I116]">
            <text:p/>
          </table:table-cell>
          <table:table-cell table:formula="of:=IF([.F116]=&quot;Y&quot;; MID([.B116];FIND(&quot;FOREIGN KEY&quot;;[.B116])+13;LEN([.B116])-14);&quot;&quot;)">
            <text:p/>
          </table:table-cell>
          <table:table-cell table:formula="of:=IF([.G116]=&quot;Y&quot;; MID([.B116];FIND(&quot;REFERENCES&quot;;[.B116])+11;LEN([.B116]));&quot;&quot;)">
            <text:p/>
          </table:table-cell>
          <table:table-cell table:formula="of:=IF([.L116]&lt;&gt;&quot;&quot;;LEFT([.L116];FIND(&quot;(&quot;;[.L116])-1);&quot;&quot;)">
            <text:p/>
          </table:table-cell>
          <table:table-cell table:formula="of:=SUBSTITUTE( IF([.L116]&lt;&gt;&quot;&quot;;MID([.L116];FIND(&quot;(&quot;;[.L116])+1;LEN([.L116]));&quot;&quot;); &quot;);&quot;;&quot;&quot;)">
            <text:p/>
          </table:table-cell>
          <table:table-cell table:style-name="ce16" table:formula="of:=LOWER(IF([.H116]&lt;&gt;&quot;&quot;; &quot;MATCH (n:&quot; &amp; [.M119] &amp; &quot;), (m:&quot; &amp; [.H116] &amp; &quot;)&#10;WHERE m.&quot; &amp; [.K118] &amp; &quot; = n. &quot; &amp; [.N119] &amp; &quot; &#10;create (n)-[:&quot; &amp; [.J117] &amp; &quot; ]-&gt;(m)&#10;RETURN n,m&quot;;&quot;&quot;))">
            <text:p/>
          </table:table-cell>
          <table:table-cell table:formula="of:=LOWER(IF([.H116]&lt;&gt;&quot;&quot;;[.H116];&quot;&quot;))">
            <text:p/>
          </table:table-cell>
          <table:table-cell table:formula="of:=LOWER(IF([.H116]&lt;&gt;&quot;&quot;;[.K118];&quot;&quot;))">
            <text:p/>
          </table:table-cell>
          <table:table-cell table:formula="of:=LOWER(IF([.H116]&lt;&gt;&quot;&quot;;[.M119];&quot;&quot;))">
            <text:p/>
          </table:table-cell>
          <table:table-cell table:formula="of:=LOWER(IF([.H116]&lt;&gt;&quot;&quot;;[.N119];&quot;&quot;))">
            <text:p/>
          </table:table-cell>
          <table:table-cell table:formula="of:=LOWER(IF([.H116]&lt;&gt;&quot;&quot;;[.J117];&quot;&quot;))">
            <text:p/>
          </table:table-cell>
          <table:table-cell table:formula="of:=LOWER(IF([.H116]&lt;&gt;&quot;&quot;; &quot;MATCH (n:&quot; &amp; [.R116] &amp; &quot;), (m:&quot; &amp; [.P116] &amp; &quot;)&#10;WHERE m.&quot; &amp; [.Q116] &amp; &quot; = n. &quot; &amp; [.S116] &amp; &quot; &#10;create (n)-[:&quot; &amp; [.T11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hadm_id</text:p>
          </table:table-cell>
          <table:table-cell table:formula="of:=OR( [.B117]=&quot;&quot;; NOT(ISERROR(FIND(&quot;DROP CONSTRAINT&quot;;[.B117]))); NOT(ISERROR(FIND(&quot;--&quot;;[.B117]))))" office:value-type="float" office:value="1" calcext:value-type="float">
            <text:p>1</text:p>
          </table:table-cell>
          <table:table-cell table:formula="of:=IF(AND( NOT([.C117]); NOT(ISERROR(FIND(&quot;ALTER TABLE&quot;;[.B117]  ))));&quot;Y&quot;;&quot;&quot;)">
            <text:p/>
          </table:table-cell>
          <table:table-cell table:formula="of:=IF(AND( [.D117]=&quot;&quot;; NOT(ISERROR(FIND(&quot;ADD CONSTRAINT&quot;;[.B117]  ))));&quot;Y&quot;;&quot;&quot;)">
            <text:p/>
          </table:table-cell>
          <table:table-cell table:formula="of:=IF(AND( [.E117]=&quot;&quot;; NOT(ISERROR(FIND(&quot;FOREIGN KEY&quot;;[.B117]  ))));&quot;Y&quot;;&quot;&quot;)">
            <text:p/>
          </table:table-cell>
          <table:table-cell table:formula="of:=IF(AND( [.F117]=&quot;&quot;; NOT(ISERROR(FIND(&quot;REFERENCES&quot;;[.B117]  ))));&quot;Y&quot;;&quot;&quot;)">
            <text:p/>
          </table:table-cell>
          <table:table-cell table:formula="of:=IF([.D117]=&quot;Y&quot;; MID([.B117];FIND(&quot;ALTER TABLE&quot;;[.B117])+12;LEN([.B117]));&quot;&quot;)">
            <text:p/>
          </table:table-cell>
          <table:table-cell table:formula="of:=IF([.E117]=&quot;Y&quot;; MID([.B117];FIND(&quot;ADD CONSTRAINT&quot;;[.B117])+15;LEN([.B117]));&quot;&quot;)">
            <text:p/>
          </table:table-cell>
          <table:table-cell table:formula="of:=[.I117]">
            <text:p/>
          </table:table-cell>
          <table:table-cell table:formula="of:=IF([.F117]=&quot;Y&quot;; MID([.B117];FIND(&quot;FOREIGN KEY&quot;;[.B117])+13;LEN([.B117])-14);&quot;&quot;)">
            <text:p/>
          </table:table-cell>
          <table:table-cell table:formula="of:=IF([.G117]=&quot;Y&quot;; MID([.B117];FIND(&quot;REFERENCES&quot;;[.B117])+11;LEN([.B117]));&quot;&quot;)">
            <text:p/>
          </table:table-cell>
          <table:table-cell table:formula="of:=IF([.L117]&lt;&gt;&quot;&quot;;LEFT([.L117];FIND(&quot;(&quot;;[.L117])-1);&quot;&quot;)">
            <text:p/>
          </table:table-cell>
          <table:table-cell table:formula="of:=SUBSTITUTE( IF([.L117]&lt;&gt;&quot;&quot;;MID([.L117];FIND(&quot;(&quot;;[.L117])+1;LEN([.L117]));&quot;&quot;); &quot;);&quot;;&quot;&quot;)">
            <text:p/>
          </table:table-cell>
          <table:table-cell table:style-name="ce16" table:formula="of:=LOWER(IF([.H117]&lt;&gt;&quot;&quot;; &quot;MATCH (n:&quot; &amp; [.M120] &amp; &quot;), (m:&quot; &amp; [.H117] &amp; &quot;)&#10;WHERE m.&quot; &amp; [.K119] &amp; &quot; = n. &quot; &amp; [.N120] &amp; &quot; &#10;create (n)-[:&quot; &amp; [.J118] &amp; &quot; ]-&gt;(m)&#10;RETURN n,m&quot;;&quot;&quot;))">
            <text:p/>
          </table:table-cell>
          <table:table-cell table:formula="of:=LOWER(IF([.H117]&lt;&gt;&quot;&quot;;[.H117];&quot;&quot;))">
            <text:p/>
          </table:table-cell>
          <table:table-cell table:formula="of:=LOWER(IF([.H117]&lt;&gt;&quot;&quot;;[.K119];&quot;&quot;))">
            <text:p/>
          </table:table-cell>
          <table:table-cell table:formula="of:=LOWER(IF([.H117]&lt;&gt;&quot;&quot;;[.M120];&quot;&quot;))">
            <text:p/>
          </table:table-cell>
          <table:table-cell table:formula="of:=LOWER(IF([.H117]&lt;&gt;&quot;&quot;;[.N120];&quot;&quot;))">
            <text:p/>
          </table:table-cell>
          <table:table-cell table:formula="of:=LOWER(IF([.H117]&lt;&gt;&quot;&quot;;[.J118];&quot;&quot;))">
            <text:p/>
          </table:table-cell>
          <table:table-cell table:formula="of:=LOWER(IF([.H117]&lt;&gt;&quot;&quot;; &quot;MATCH (n:&quot; &amp; [.R117] &amp; &quot;), (m:&quot; &amp; [.P117] &amp; &quot;)&#10;WHERE m.&quot; &amp; [.Q117] &amp; &quot; = n. &quot; &amp; [.S117] &amp; &quot; &#10;create (n)-[:&quot; &amp; [.T117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DATETIMEEVENTS DROP CONSTRAINT IF EXISTS datetimeevents_fk_hadm_id;</text:p>
          </table:table-cell>
          <table:table-cell table:formula="of:=OR( [.B118]=&quot;&quot;; NOT(ISERROR(FIND(&quot;DROP CONSTRAINT&quot;;[.B118]))); NOT(ISERROR(FIND(&quot;--&quot;;[.B118]))))" office:value-type="float" office:value="1" calcext:value-type="float">
            <text:p>1</text:p>
          </table:table-cell>
          <table:table-cell table:formula="of:=IF(AND( NOT([.C118]); NOT(ISERROR(FIND(&quot;ALTER TABLE&quot;;[.B118]  ))));&quot;Y&quot;;&quot;&quot;)">
            <text:p/>
          </table:table-cell>
          <table:table-cell table:formula="of:=IF(AND( [.D118]=&quot;&quot;; NOT(ISERROR(FIND(&quot;ADD CONSTRAINT&quot;;[.B118]  ))));&quot;Y&quot;;&quot;&quot;)">
            <text:p/>
          </table:table-cell>
          <table:table-cell table:formula="of:=IF(AND( [.E118]=&quot;&quot;; NOT(ISERROR(FIND(&quot;FOREIGN KEY&quot;;[.B118]  ))));&quot;Y&quot;;&quot;&quot;)">
            <text:p/>
          </table:table-cell>
          <table:table-cell table:formula="of:=IF(AND( [.F118]=&quot;&quot;; NOT(ISERROR(FIND(&quot;REFERENCES&quot;;[.B118]  ))));&quot;Y&quot;;&quot;&quot;)">
            <text:p/>
          </table:table-cell>
          <table:table-cell table:formula="of:=IF([.D118]=&quot;Y&quot;; MID([.B118];FIND(&quot;ALTER TABLE&quot;;[.B118])+12;LEN([.B118]));&quot;&quot;)">
            <text:p/>
          </table:table-cell>
          <table:table-cell table:formula="of:=IF([.E118]=&quot;Y&quot;; MID([.B118];FIND(&quot;ADD CONSTRAINT&quot;;[.B118])+15;LEN([.B118]));&quot;&quot;)">
            <text:p/>
          </table:table-cell>
          <table:table-cell table:formula="of:=[.I118]">
            <text:p/>
          </table:table-cell>
          <table:table-cell table:formula="of:=IF([.F118]=&quot;Y&quot;; MID([.B118];FIND(&quot;FOREIGN KEY&quot;;[.B118])+13;LEN([.B118])-14);&quot;&quot;)">
            <text:p/>
          </table:table-cell>
          <table:table-cell table:formula="of:=IF([.G118]=&quot;Y&quot;; MID([.B118];FIND(&quot;REFERENCES&quot;;[.B118])+11;LEN([.B118]));&quot;&quot;)">
            <text:p/>
          </table:table-cell>
          <table:table-cell table:formula="of:=IF([.L118]&lt;&gt;&quot;&quot;;LEFT([.L118];FIND(&quot;(&quot;;[.L118])-1);&quot;&quot;)">
            <text:p/>
          </table:table-cell>
          <table:table-cell table:formula="of:=SUBSTITUTE( IF([.L118]&lt;&gt;&quot;&quot;;MID([.L118];FIND(&quot;(&quot;;[.L118])+1;LEN([.L118]));&quot;&quot;); &quot;);&quot;;&quot;&quot;)">
            <text:p/>
          </table:table-cell>
          <table:table-cell table:style-name="ce16" table:formula="of:=LOWER(IF([.H118]&lt;&gt;&quot;&quot;; &quot;MATCH (n:&quot; &amp; [.M121] &amp; &quot;), (m:&quot; &amp; [.H118] &amp; &quot;)&#10;WHERE m.&quot; &amp; [.K120] &amp; &quot; = n. &quot; &amp; [.N121] &amp; &quot; &#10;create (n)-[:&quot; &amp; [.J119] &amp; &quot; ]-&gt;(m)&#10;RETURN n,m&quot;;&quot;&quot;))">
            <text:p/>
          </table:table-cell>
          <table:table-cell table:formula="of:=LOWER(IF([.H118]&lt;&gt;&quot;&quot;;[.H118];&quot;&quot;))">
            <text:p/>
          </table:table-cell>
          <table:table-cell table:formula="of:=LOWER(IF([.H118]&lt;&gt;&quot;&quot;;[.K120];&quot;&quot;))">
            <text:p/>
          </table:table-cell>
          <table:table-cell table:formula="of:=LOWER(IF([.H118]&lt;&gt;&quot;&quot;;[.M121];&quot;&quot;))">
            <text:p/>
          </table:table-cell>
          <table:table-cell table:formula="of:=LOWER(IF([.H118]&lt;&gt;&quot;&quot;;[.N121];&quot;&quot;))">
            <text:p/>
          </table:table-cell>
          <table:table-cell table:formula="of:=LOWER(IF([.H118]&lt;&gt;&quot;&quot;;[.J119];&quot;&quot;))">
            <text:p/>
          </table:table-cell>
          <table:table-cell table:formula="of:=LOWER(IF([.H118]&lt;&gt;&quot;&quot;; &quot;MATCH (n:&quot; &amp; [.R118] &amp; &quot;), (m:&quot; &amp; [.P118] &amp; &quot;)&#10;WHERE m.&quot; &amp; [.Q118] &amp; &quot; = n. &quot; &amp; [.S118] &amp; &quot; &#10;create (n)-[:&quot; &amp; [.T118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DATETIMEEVENTS</text:p>
          </table:table-cell>
          <table:table-cell table:formula="of:=OR( [.B119]=&quot;&quot;; NOT(ISERROR(FIND(&quot;DROP CONSTRAINT&quot;;[.B119]))); NOT(ISERROR(FIND(&quot;--&quot;;[.B119]))))" office:value-type="float" office:value="0" calcext:value-type="float">
            <text:p>0</text:p>
          </table:table-cell>
          <table:table-cell table:formula="of:=IF(AND( NOT([.C119]); NOT(ISERROR(FIND(&quot;ALTER TABLE&quot;;[.B119]  ))));&quot;Y&quot;;&quot;&quot;)" office:value-type="string" office:string-value="Y" calcext:value-type="string">
            <text:p>Y</text:p>
          </table:table-cell>
          <table:table-cell table:formula="of:=IF(AND( [.D119]=&quot;&quot;; NOT(ISERROR(FIND(&quot;ADD CONSTRAINT&quot;;[.B119]  ))));&quot;Y&quot;;&quot;&quot;)">
            <text:p/>
          </table:table-cell>
          <table:table-cell table:formula="of:=IF(AND( [.E119]=&quot;&quot;; NOT(ISERROR(FIND(&quot;FOREIGN KEY&quot;;[.B119]  ))));&quot;Y&quot;;&quot;&quot;)">
            <text:p/>
          </table:table-cell>
          <table:table-cell table:formula="of:=IF(AND( [.F119]=&quot;&quot;; NOT(ISERROR(FIND(&quot;REFERENCES&quot;;[.B119]  ))));&quot;Y&quot;;&quot;&quot;)">
            <text:p/>
          </table:table-cell>
          <table:table-cell table:formula="of:=IF([.D119]=&quot;Y&quot;; MID([.B119];FIND(&quot;ALTER TABLE&quot;;[.B119])+12;LEN([.B119]));&quot;&quot;)" office:value-type="string" office:string-value="DATETIMEEVENTS" calcext:value-type="string">
            <text:p>DATETIMEEVENTS</text:p>
          </table:table-cell>
          <table:table-cell table:formula="of:=IF([.E119]=&quot;Y&quot;; MID([.B119];FIND(&quot;ADD CONSTRAINT&quot;;[.B119])+15;LEN([.B119]));&quot;&quot;)">
            <text:p/>
          </table:table-cell>
          <table:table-cell table:formula="of:=[.I119]">
            <text:p/>
          </table:table-cell>
          <table:table-cell table:formula="of:=IF([.F119]=&quot;Y&quot;; MID([.B119];FIND(&quot;FOREIGN KEY&quot;;[.B119])+13;LEN([.B119])-14);&quot;&quot;)">
            <text:p/>
          </table:table-cell>
          <table:table-cell table:formula="of:=IF([.G119]=&quot;Y&quot;; MID([.B119];FIND(&quot;REFERENCES&quot;;[.B119])+11;LEN([.B119]));&quot;&quot;)">
            <text:p/>
          </table:table-cell>
          <table:table-cell table:formula="of:=IF([.L119]&lt;&gt;&quot;&quot;;LEFT([.L119];FIND(&quot;(&quot;;[.L119])-1);&quot;&quot;)">
            <text:p/>
          </table:table-cell>
          <table:table-cell table:formula="of:=SUBSTITUTE( IF([.L119]&lt;&gt;&quot;&quot;;MID([.L119];FIND(&quot;(&quot;;[.L119])+1;LEN([.L119]));&quot;&quot;); &quot;);&quot;;&quot;&quot;)">
            <text:p/>
          </table:table-cell>
          <table:table-cell table:style-name="ce16" table:formula="of:=LOWER(IF([.H119]&lt;&gt;&quot;&quot;; &quot;MATCH (n:&quot; &amp; [.M122] &amp; &quot;), (m:&quot; &amp; [.H119] &amp; &quot;)&#10;WHERE m.&quot; &amp; [.K121] &amp; &quot; = n. &quot; &amp; [.N122] &amp; &quot; &#10;create (n)-[:&quot; &amp; [.J120] &amp; &quot; ]-&gt;(m)&#10;RETURN n,m&quot;;&quot;&quot;))" office:value-type="string" office:string-value="match (n:admissions), (m:datetimeevents)&#10;where m.hadm_id = n. hadm_id &#10;create (n)-[:datetimeevents_fk_hadm_id ]-&gt;(m)&#10;return n,m" calcext:value-type="string">
            <text:p>match (n:admissions), (m:datetimeevents)</text:p>
            <text:p>where m.hadm_id = n. hadm_id </text:p>
            <text:p>create (n)-[:datetimeevents_fk_hadm_id ]-&gt;(m)</text:p>
            <text:p>return n,m</text:p>
          </table:table-cell>
          <table:table-cell table:formula="of:=LOWER(IF([.H119]&lt;&gt;&quot;&quot;;[.H119];&quot;&quot;))" office:value-type="string" office:string-value="datetimeevents" calcext:value-type="string">
            <text:p>datetimeevents</text:p>
          </table:table-cell>
          <table:table-cell table:formula="of:=LOWER(IF([.H119]&lt;&gt;&quot;&quot;;[.K121];&quot;&quot;))" office:value-type="string" office:string-value="hadm_id" calcext:value-type="string">
            <text:p>hadm_id</text:p>
          </table:table-cell>
          <table:table-cell table:formula="of:=LOWER(IF([.H119]&lt;&gt;&quot;&quot;;[.M122];&quot;&quot;))" office:value-type="string" office:string-value="admissions" calcext:value-type="string">
            <text:p>admissions</text:p>
          </table:table-cell>
          <table:table-cell table:formula="of:=LOWER(IF([.H119]&lt;&gt;&quot;&quot;;[.N122];&quot;&quot;))" office:value-type="string" office:string-value="hadm_id" calcext:value-type="string">
            <text:p>hadm_id</text:p>
          </table:table-cell>
          <table:table-cell table:formula="of:=LOWER(IF([.H119]&lt;&gt;&quot;&quot;;[.J120];&quot;&quot;))" office:value-type="string" office:string-value="datetimeevents_fk_hadm_id" calcext:value-type="string">
            <text:p>datetimeevents_fk_hadm_id</text:p>
          </table:table-cell>
          <table:table-cell table:formula="of:=LOWER(IF([.H119]&lt;&gt;&quot;&quot;; &quot;MATCH (n:&quot; &amp; [.R119] &amp; &quot;), (m:&quot; &amp; [.P119] &amp; &quot;)&#10;WHERE m.&quot; &amp; [.Q119] &amp; &quot; = n. &quot; &amp; [.S119] &amp; &quot; &#10;create (n)-[:&quot; &amp; [.T119] &amp; &quot; ]-&gt;(m)&#10;RETURN n,m&quot;;&quot;&quot;))" office:value-type="string" office:string-value="match (n:admissions), (m:datetimeevents)&#10;where m.hadm_id = n. hadm_id &#10;create (n)-[:datetimeevents_fk_hadm_id ]-&gt;(m)&#10;return n,m" calcext:value-type="string">
            <text:p>match (n:admissions), (m:datetimeevents)</text:p>
            <text:p>where m.hadm_id = n. hadm_id </text:p>
            <text:p>create (n)-[:datetimeevents_fk_hadm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datetimeevents_fk_hadm_id</text:p>
          </table:table-cell>
          <table:table-cell table:formula="of:=OR( [.B120]=&quot;&quot;; NOT(ISERROR(FIND(&quot;DROP CONSTRAINT&quot;;[.B120]))); NOT(ISERROR(FIND(&quot;--&quot;;[.B120]))))" office:value-type="float" office:value="0" calcext:value-type="float">
            <text:p>0</text:p>
          </table:table-cell>
          <table:table-cell table:formula="of:=IF(AND( NOT([.C120]); NOT(ISERROR(FIND(&quot;ALTER TABLE&quot;;[.B120]  ))));&quot;Y&quot;;&quot;&quot;)">
            <text:p/>
          </table:table-cell>
          <table:table-cell table:formula="of:=IF(AND( [.D120]=&quot;&quot;; NOT(ISERROR(FIND(&quot;ADD CONSTRAINT&quot;;[.B120]  ))));&quot;Y&quot;;&quot;&quot;)" office:value-type="string" office:string-value="Y" calcext:value-type="string">
            <text:p>Y</text:p>
          </table:table-cell>
          <table:table-cell table:formula="of:=IF(AND( [.E120]=&quot;&quot;; NOT(ISERROR(FIND(&quot;FOREIGN KEY&quot;;[.B120]  ))));&quot;Y&quot;;&quot;&quot;)">
            <text:p/>
          </table:table-cell>
          <table:table-cell table:formula="of:=IF(AND( [.F120]=&quot;&quot;; NOT(ISERROR(FIND(&quot;REFERENCES&quot;;[.B120]  ))));&quot;Y&quot;;&quot;&quot;)">
            <text:p/>
          </table:table-cell>
          <table:table-cell table:formula="of:=IF([.D120]=&quot;Y&quot;; MID([.B120];FIND(&quot;ALTER TABLE&quot;;[.B120])+12;LEN([.B120]));&quot;&quot;)">
            <text:p/>
          </table:table-cell>
          <table:table-cell table:formula="of:=IF([.E120]=&quot;Y&quot;; MID([.B120];FIND(&quot;ADD CONSTRAINT&quot;;[.B120])+15;LEN([.B120]));&quot;&quot;)" office:value-type="string" office:string-value="datetimeevents_fk_hadm_id" calcext:value-type="string">
            <text:p>datetimeevents_fk_hadm_id</text:p>
          </table:table-cell>
          <table:table-cell table:formula="of:=[.I120]" office:value-type="string" office:string-value="datetimeevents_fk_hadm_id" calcext:value-type="string">
            <text:p>datetimeevents_fk_hadm_id</text:p>
          </table:table-cell>
          <table:table-cell table:formula="of:=IF([.F120]=&quot;Y&quot;; MID([.B120];FIND(&quot;FOREIGN KEY&quot;;[.B120])+13;LEN([.B120])-14);&quot;&quot;)">
            <text:p/>
          </table:table-cell>
          <table:table-cell table:formula="of:=IF([.G120]=&quot;Y&quot;; MID([.B120];FIND(&quot;REFERENCES&quot;;[.B120])+11;LEN([.B120]));&quot;&quot;)">
            <text:p/>
          </table:table-cell>
          <table:table-cell table:formula="of:=IF([.L120]&lt;&gt;&quot;&quot;;LEFT([.L120];FIND(&quot;(&quot;;[.L120])-1);&quot;&quot;)">
            <text:p/>
          </table:table-cell>
          <table:table-cell table:formula="of:=SUBSTITUTE( IF([.L120]&lt;&gt;&quot;&quot;;MID([.L120];FIND(&quot;(&quot;;[.L120])+1;LEN([.L120]));&quot;&quot;); &quot;);&quot;;&quot;&quot;)">
            <text:p/>
          </table:table-cell>
          <table:table-cell table:style-name="ce16" table:formula="of:=LOWER(IF([.H120]&lt;&gt;&quot;&quot;; &quot;MATCH (n:&quot; &amp; [.M123] &amp; &quot;), (m:&quot; &amp; [.H120] &amp; &quot;)&#10;WHERE m.&quot; &amp; [.K122] &amp; &quot; = n. &quot; &amp; [.N123] &amp; &quot; &#10;create (n)-[:&quot; &amp; [.J121] &amp; &quot; ]-&gt;(m)&#10;RETURN n,m&quot;;&quot;&quot;))">
            <text:p/>
          </table:table-cell>
          <table:table-cell table:formula="of:=LOWER(IF([.H120]&lt;&gt;&quot;&quot;;[.H120];&quot;&quot;))">
            <text:p/>
          </table:table-cell>
          <table:table-cell table:formula="of:=LOWER(IF([.H120]&lt;&gt;&quot;&quot;;[.K122];&quot;&quot;))">
            <text:p/>
          </table:table-cell>
          <table:table-cell table:formula="of:=LOWER(IF([.H120]&lt;&gt;&quot;&quot;;[.M123];&quot;&quot;))">
            <text:p/>
          </table:table-cell>
          <table:table-cell table:formula="of:=LOWER(IF([.H120]&lt;&gt;&quot;&quot;;[.N123];&quot;&quot;))">
            <text:p/>
          </table:table-cell>
          <table:table-cell table:formula="of:=LOWER(IF([.H120]&lt;&gt;&quot;&quot;;[.J121];&quot;&quot;))">
            <text:p/>
          </table:table-cell>
          <table:table-cell table:formula="of:=LOWER(IF([.H120]&lt;&gt;&quot;&quot;; &quot;MATCH (n:&quot; &amp; [.R120] &amp; &quot;), (m:&quot; &amp; [.P120] &amp; &quot;)&#10;WHERE m.&quot; &amp; [.Q120] &amp; &quot; = n. &quot; &amp; [.S120] &amp; &quot; &#10;create (n)-[:&quot; &amp; [.T12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HADM_ID)</text:p>
          </table:table-cell>
          <table:table-cell table:formula="of:=OR( [.B121]=&quot;&quot;; NOT(ISERROR(FIND(&quot;DROP CONSTRAINT&quot;;[.B121]))); NOT(ISERROR(FIND(&quot;--&quot;;[.B121]))))" office:value-type="float" office:value="0" calcext:value-type="float">
            <text:p>0</text:p>
          </table:table-cell>
          <table:table-cell table:formula="of:=IF(AND( NOT([.C121]); NOT(ISERROR(FIND(&quot;ALTER TABLE&quot;;[.B121]  ))));&quot;Y&quot;;&quot;&quot;)">
            <text:p/>
          </table:table-cell>
          <table:table-cell table:formula="of:=IF(AND( [.D121]=&quot;&quot;; NOT(ISERROR(FIND(&quot;ADD CONSTRAINT&quot;;[.B121]  ))));&quot;Y&quot;;&quot;&quot;)">
            <text:p/>
          </table:table-cell>
          <table:table-cell table:formula="of:=IF(AND( [.E121]=&quot;&quot;; NOT(ISERROR(FIND(&quot;FOREIGN KEY&quot;;[.B121]  ))));&quot;Y&quot;;&quot;&quot;)" office:value-type="string" office:string-value="Y" calcext:value-type="string">
            <text:p>Y</text:p>
          </table:table-cell>
          <table:table-cell table:formula="of:=IF(AND( [.F121]=&quot;&quot;; NOT(ISERROR(FIND(&quot;REFERENCES&quot;;[.B121]  ))));&quot;Y&quot;;&quot;&quot;)">
            <text:p/>
          </table:table-cell>
          <table:table-cell table:formula="of:=IF([.D121]=&quot;Y&quot;; MID([.B121];FIND(&quot;ALTER TABLE&quot;;[.B121])+12;LEN([.B121]));&quot;&quot;)">
            <text:p/>
          </table:table-cell>
          <table:table-cell table:formula="of:=IF([.E121]=&quot;Y&quot;; MID([.B121];FIND(&quot;ADD CONSTRAINT&quot;;[.B121])+15;LEN([.B121]));&quot;&quot;)">
            <text:p/>
          </table:table-cell>
          <table:table-cell table:formula="of:=[.I121]">
            <text:p/>
          </table:table-cell>
          <table:table-cell table:formula="of:=IF([.F121]=&quot;Y&quot;; MID([.B121];FIND(&quot;FOREIGN KEY&quot;;[.B121])+13;LEN([.B121])-14);&quot;&quot;)" office:value-type="string" office:string-value="HADM_ID" calcext:value-type="string">
            <text:p>HADM_ID</text:p>
          </table:table-cell>
          <table:table-cell table:formula="of:=IF([.G121]=&quot;Y&quot;; MID([.B121];FIND(&quot;REFERENCES&quot;;[.B121])+11;LEN([.B121]));&quot;&quot;)">
            <text:p/>
          </table:table-cell>
          <table:table-cell table:formula="of:=IF([.L121]&lt;&gt;&quot;&quot;;LEFT([.L121];FIND(&quot;(&quot;;[.L121])-1);&quot;&quot;)">
            <text:p/>
          </table:table-cell>
          <table:table-cell table:formula="of:=SUBSTITUTE( IF([.L121]&lt;&gt;&quot;&quot;;MID([.L121];FIND(&quot;(&quot;;[.L121])+1;LEN([.L121]));&quot;&quot;); &quot;);&quot;;&quot;&quot;)">
            <text:p/>
          </table:table-cell>
          <table:table-cell table:style-name="ce16" table:formula="of:=LOWER(IF([.H121]&lt;&gt;&quot;&quot;; &quot;MATCH (n:&quot; &amp; [.M124] &amp; &quot;), (m:&quot; &amp; [.H121] &amp; &quot;)&#10;WHERE m.&quot; &amp; [.K123] &amp; &quot; = n. &quot; &amp; [.N124] &amp; &quot; &#10;create (n)-[:&quot; &amp; [.J122] &amp; &quot; ]-&gt;(m)&#10;RETURN n,m&quot;;&quot;&quot;))">
            <text:p/>
          </table:table-cell>
          <table:table-cell table:formula="of:=LOWER(IF([.H121]&lt;&gt;&quot;&quot;;[.H121];&quot;&quot;))">
            <text:p/>
          </table:table-cell>
          <table:table-cell table:formula="of:=LOWER(IF([.H121]&lt;&gt;&quot;&quot;;[.K123];&quot;&quot;))">
            <text:p/>
          </table:table-cell>
          <table:table-cell table:formula="of:=LOWER(IF([.H121]&lt;&gt;&quot;&quot;;[.M124];&quot;&quot;))">
            <text:p/>
          </table:table-cell>
          <table:table-cell table:formula="of:=LOWER(IF([.H121]&lt;&gt;&quot;&quot;;[.N124];&quot;&quot;))">
            <text:p/>
          </table:table-cell>
          <table:table-cell table:formula="of:=LOWER(IF([.H121]&lt;&gt;&quot;&quot;;[.J122];&quot;&quot;))">
            <text:p/>
          </table:table-cell>
          <table:table-cell table:formula="of:=LOWER(IF([.H121]&lt;&gt;&quot;&quot;; &quot;MATCH (n:&quot; &amp; [.R121] &amp; &quot;), (m:&quot; &amp; [.P121] &amp; &quot;)&#10;WHERE m.&quot; &amp; [.Q121] &amp; &quot; = n. &quot; &amp; [.S121] &amp; &quot; &#10;create (n)-[:&quot; &amp; [.T12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ADMISSIONS(HADM_ID);</text:p>
          </table:table-cell>
          <table:table-cell table:formula="of:=OR( [.B122]=&quot;&quot;; NOT(ISERROR(FIND(&quot;DROP CONSTRAINT&quot;;[.B122]))); NOT(ISERROR(FIND(&quot;--&quot;;[.B122]))))" office:value-type="float" office:value="0" calcext:value-type="float">
            <text:p>0</text:p>
          </table:table-cell>
          <table:table-cell table:formula="of:=IF(AND( NOT([.C122]); NOT(ISERROR(FIND(&quot;ALTER TABLE&quot;;[.B122]  ))));&quot;Y&quot;;&quot;&quot;)">
            <text:p/>
          </table:table-cell>
          <table:table-cell table:formula="of:=IF(AND( [.D122]=&quot;&quot;; NOT(ISERROR(FIND(&quot;ADD CONSTRAINT&quot;;[.B122]  ))));&quot;Y&quot;;&quot;&quot;)">
            <text:p/>
          </table:table-cell>
          <table:table-cell table:formula="of:=IF(AND( [.E122]=&quot;&quot;; NOT(ISERROR(FIND(&quot;FOREIGN KEY&quot;;[.B122]  ))));&quot;Y&quot;;&quot;&quot;)">
            <text:p/>
          </table:table-cell>
          <table:table-cell table:formula="of:=IF(AND( [.F122]=&quot;&quot;; NOT(ISERROR(FIND(&quot;REFERENCES&quot;;[.B122]  ))));&quot;Y&quot;;&quot;&quot;)" office:value-type="string" office:string-value="Y" calcext:value-type="string">
            <text:p>Y</text:p>
          </table:table-cell>
          <table:table-cell table:formula="of:=IF([.D122]=&quot;Y&quot;; MID([.B122];FIND(&quot;ALTER TABLE&quot;;[.B122])+12;LEN([.B122]));&quot;&quot;)">
            <text:p/>
          </table:table-cell>
          <table:table-cell table:formula="of:=IF([.E122]=&quot;Y&quot;; MID([.B122];FIND(&quot;ADD CONSTRAINT&quot;;[.B122])+15;LEN([.B122]));&quot;&quot;)">
            <text:p/>
          </table:table-cell>
          <table:table-cell table:formula="of:=[.I122]">
            <text:p/>
          </table:table-cell>
          <table:table-cell table:formula="of:=IF([.F122]=&quot;Y&quot;; MID([.B122];FIND(&quot;FOREIGN KEY&quot;;[.B122])+13;LEN([.B122])-14);&quot;&quot;)">
            <text:p/>
          </table:table-cell>
          <table:table-cell table:formula="of:=IF([.G122]=&quot;Y&quot;; MID([.B122];FIND(&quot;REFERENCES&quot;;[.B122])+11;LEN([.B122]));&quot;&quot;)" office:value-type="string" office:string-value="ADMISSIONS(HADM_ID);" calcext:value-type="string">
            <text:p>ADMISSIONS(HADM_ID);</text:p>
          </table:table-cell>
          <table:table-cell table:formula="of:=IF([.L122]&lt;&gt;&quot;&quot;;LEFT([.L122];FIND(&quot;(&quot;;[.L122])-1);&quot;&quot;)" office:value-type="string" office:string-value="ADMISSIONS" calcext:value-type="string">
            <text:p>ADMISSIONS</text:p>
          </table:table-cell>
          <table:table-cell table:formula="of:=SUBSTITUTE( IF([.L122]&lt;&gt;&quot;&quot;;MID([.L122];FIND(&quot;(&quot;;[.L122])+1;LEN([.L122]));&quot;&quot;); &quot;);&quot;;&quot;&quot;)" office:value-type="string" office:string-value="HADM_ID" calcext:value-type="string">
            <text:p>HADM_ID</text:p>
          </table:table-cell>
          <table:table-cell table:style-name="ce16" table:formula="of:=LOWER(IF([.H122]&lt;&gt;&quot;&quot;; &quot;MATCH (n:&quot; &amp; [.M125] &amp; &quot;), (m:&quot; &amp; [.H122] &amp; &quot;)&#10;WHERE m.&quot; &amp; [.K124] &amp; &quot; = n. &quot; &amp; [.N125] &amp; &quot; &#10;create (n)-[:&quot; &amp; [.J123] &amp; &quot; ]-&gt;(m)&#10;RETURN n,m&quot;;&quot;&quot;))">
            <text:p/>
          </table:table-cell>
          <table:table-cell table:formula="of:=LOWER(IF([.H122]&lt;&gt;&quot;&quot;;[.H122];&quot;&quot;))">
            <text:p/>
          </table:table-cell>
          <table:table-cell table:formula="of:=LOWER(IF([.H122]&lt;&gt;&quot;&quot;;[.K124];&quot;&quot;))">
            <text:p/>
          </table:table-cell>
          <table:table-cell table:formula="of:=LOWER(IF([.H122]&lt;&gt;&quot;&quot;;[.M125];&quot;&quot;))">
            <text:p/>
          </table:table-cell>
          <table:table-cell table:formula="of:=LOWER(IF([.H122]&lt;&gt;&quot;&quot;;[.N125];&quot;&quot;))">
            <text:p/>
          </table:table-cell>
          <table:table-cell table:formula="of:=LOWER(IF([.H122]&lt;&gt;&quot;&quot;;[.J123];&quot;&quot;))">
            <text:p/>
          </table:table-cell>
          <table:table-cell table:formula="of:=LOWER(IF([.H122]&lt;&gt;&quot;&quot;; &quot;MATCH (n:&quot; &amp; [.R122] &amp; &quot;), (m:&quot; &amp; [.P122] &amp; &quot;)&#10;WHERE m.&quot; &amp; [.Q122] &amp; &quot; = n. &quot; &amp; [.S122] &amp; &quot; &#10;create (n)-[:&quot; &amp; [.T12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23]=&quot;&quot;; NOT(ISERROR(FIND(&quot;DROP CONSTRAINT&quot;;[.B123]))); NOT(ISERROR(FIND(&quot;--&quot;;[.B123]))))" office:value-type="float" office:value="1" calcext:value-type="float">
            <text:p>1</text:p>
          </table:table-cell>
          <table:table-cell table:formula="of:=IF(AND( NOT([.C123]); NOT(ISERROR(FIND(&quot;ALTER TABLE&quot;;[.B123]  ))));&quot;Y&quot;;&quot;&quot;)">
            <text:p/>
          </table:table-cell>
          <table:table-cell table:formula="of:=IF(AND( [.D123]=&quot;&quot;; NOT(ISERROR(FIND(&quot;ADD CONSTRAINT&quot;;[.B123]  ))));&quot;Y&quot;;&quot;&quot;)">
            <text:p/>
          </table:table-cell>
          <table:table-cell table:formula="of:=IF(AND( [.E123]=&quot;&quot;; NOT(ISERROR(FIND(&quot;FOREIGN KEY&quot;;[.B123]  ))));&quot;Y&quot;;&quot;&quot;)">
            <text:p/>
          </table:table-cell>
          <table:table-cell table:formula="of:=IF(AND( [.F123]=&quot;&quot;; NOT(ISERROR(FIND(&quot;REFERENCES&quot;;[.B123]  ))));&quot;Y&quot;;&quot;&quot;)">
            <text:p/>
          </table:table-cell>
          <table:table-cell table:formula="of:=IF([.D123]=&quot;Y&quot;; MID([.B123];FIND(&quot;ALTER TABLE&quot;;[.B123])+12;LEN([.B123]));&quot;&quot;)">
            <text:p/>
          </table:table-cell>
          <table:table-cell table:formula="of:=IF([.E123]=&quot;Y&quot;; MID([.B123];FIND(&quot;ADD CONSTRAINT&quot;;[.B123])+15;LEN([.B123]));&quot;&quot;)">
            <text:p/>
          </table:table-cell>
          <table:table-cell table:formula="of:=[.I123]">
            <text:p/>
          </table:table-cell>
          <table:table-cell table:formula="of:=IF([.F123]=&quot;Y&quot;; MID([.B123];FIND(&quot;FOREIGN KEY&quot;;[.B123])+13;LEN([.B123])-14);&quot;&quot;)">
            <text:p/>
          </table:table-cell>
          <table:table-cell table:formula="of:=IF([.G123]=&quot;Y&quot;; MID([.B123];FIND(&quot;REFERENCES&quot;;[.B123])+11;LEN([.B123]));&quot;&quot;)">
            <text:p/>
          </table:table-cell>
          <table:table-cell table:formula="of:=IF([.L123]&lt;&gt;&quot;&quot;;LEFT([.L123];FIND(&quot;(&quot;;[.L123])-1);&quot;&quot;)">
            <text:p/>
          </table:table-cell>
          <table:table-cell table:formula="of:=SUBSTITUTE( IF([.L123]&lt;&gt;&quot;&quot;;MID([.L123];FIND(&quot;(&quot;;[.L123])+1;LEN([.L123]));&quot;&quot;); &quot;);&quot;;&quot;&quot;)">
            <text:p/>
          </table:table-cell>
          <table:table-cell table:style-name="ce16" table:formula="of:=LOWER(IF([.H123]&lt;&gt;&quot;&quot;; &quot;MATCH (n:&quot; &amp; [.M126] &amp; &quot;), (m:&quot; &amp; [.H123] &amp; &quot;)&#10;WHERE m.&quot; &amp; [.K125] &amp; &quot; = n. &quot; &amp; [.N126] &amp; &quot; &#10;create (n)-[:&quot; &amp; [.J124] &amp; &quot; ]-&gt;(m)&#10;RETURN n,m&quot;;&quot;&quot;))">
            <text:p/>
          </table:table-cell>
          <table:table-cell table:formula="of:=LOWER(IF([.H123]&lt;&gt;&quot;&quot;;[.H123];&quot;&quot;))">
            <text:p/>
          </table:table-cell>
          <table:table-cell table:formula="of:=LOWER(IF([.H123]&lt;&gt;&quot;&quot;;[.K125];&quot;&quot;))">
            <text:p/>
          </table:table-cell>
          <table:table-cell table:formula="of:=LOWER(IF([.H123]&lt;&gt;&quot;&quot;;[.M126];&quot;&quot;))">
            <text:p/>
          </table:table-cell>
          <table:table-cell table:formula="of:=LOWER(IF([.H123]&lt;&gt;&quot;&quot;;[.N126];&quot;&quot;))">
            <text:p/>
          </table:table-cell>
          <table:table-cell table:formula="of:=LOWER(IF([.H123]&lt;&gt;&quot;&quot;;[.J124];&quot;&quot;))">
            <text:p/>
          </table:table-cell>
          <table:table-cell table:formula="of:=LOWER(IF([.H123]&lt;&gt;&quot;&quot;; &quot;MATCH (n:&quot; &amp; [.R123] &amp; &quot;), (m:&quot; &amp; [.P123] &amp; &quot;)&#10;WHERE m.&quot; &amp; [.Q123] &amp; &quot; = n. &quot; &amp; [.S123] &amp; &quot; &#10;create (n)-[:&quot; &amp; [.T12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item_id</text:p>
          </table:table-cell>
          <table:table-cell table:formula="of:=OR( [.B124]=&quot;&quot;; NOT(ISERROR(FIND(&quot;DROP CONSTRAINT&quot;;[.B124]))); NOT(ISERROR(FIND(&quot;--&quot;;[.B124]))))" office:value-type="float" office:value="1" calcext:value-type="float">
            <text:p>1</text:p>
          </table:table-cell>
          <table:table-cell table:formula="of:=IF(AND( NOT([.C124]); NOT(ISERROR(FIND(&quot;ALTER TABLE&quot;;[.B124]  ))));&quot;Y&quot;;&quot;&quot;)">
            <text:p/>
          </table:table-cell>
          <table:table-cell table:formula="of:=IF(AND( [.D124]=&quot;&quot;; NOT(ISERROR(FIND(&quot;ADD CONSTRAINT&quot;;[.B124]  ))));&quot;Y&quot;;&quot;&quot;)">
            <text:p/>
          </table:table-cell>
          <table:table-cell table:formula="of:=IF(AND( [.E124]=&quot;&quot;; NOT(ISERROR(FIND(&quot;FOREIGN KEY&quot;;[.B124]  ))));&quot;Y&quot;;&quot;&quot;)">
            <text:p/>
          </table:table-cell>
          <table:table-cell table:formula="of:=IF(AND( [.F124]=&quot;&quot;; NOT(ISERROR(FIND(&quot;REFERENCES&quot;;[.B124]  ))));&quot;Y&quot;;&quot;&quot;)">
            <text:p/>
          </table:table-cell>
          <table:table-cell table:formula="of:=IF([.D124]=&quot;Y&quot;; MID([.B124];FIND(&quot;ALTER TABLE&quot;;[.B124])+12;LEN([.B124]));&quot;&quot;)">
            <text:p/>
          </table:table-cell>
          <table:table-cell table:formula="of:=IF([.E124]=&quot;Y&quot;; MID([.B124];FIND(&quot;ADD CONSTRAINT&quot;;[.B124])+15;LEN([.B124]));&quot;&quot;)">
            <text:p/>
          </table:table-cell>
          <table:table-cell table:formula="of:=[.I124]">
            <text:p/>
          </table:table-cell>
          <table:table-cell table:formula="of:=IF([.F124]=&quot;Y&quot;; MID([.B124];FIND(&quot;FOREIGN KEY&quot;;[.B124])+13;LEN([.B124])-14);&quot;&quot;)">
            <text:p/>
          </table:table-cell>
          <table:table-cell table:formula="of:=IF([.G124]=&quot;Y&quot;; MID([.B124];FIND(&quot;REFERENCES&quot;;[.B124])+11;LEN([.B124]));&quot;&quot;)">
            <text:p/>
          </table:table-cell>
          <table:table-cell table:formula="of:=IF([.L124]&lt;&gt;&quot;&quot;;LEFT([.L124];FIND(&quot;(&quot;;[.L124])-1);&quot;&quot;)">
            <text:p/>
          </table:table-cell>
          <table:table-cell table:formula="of:=SUBSTITUTE( IF([.L124]&lt;&gt;&quot;&quot;;MID([.L124];FIND(&quot;(&quot;;[.L124])+1;LEN([.L124]));&quot;&quot;); &quot;);&quot;;&quot;&quot;)">
            <text:p/>
          </table:table-cell>
          <table:table-cell table:style-name="ce16" table:formula="of:=LOWER(IF([.H124]&lt;&gt;&quot;&quot;; &quot;MATCH (n:&quot; &amp; [.M127] &amp; &quot;), (m:&quot; &amp; [.H124] &amp; &quot;)&#10;WHERE m.&quot; &amp; [.K126] &amp; &quot; = n. &quot; &amp; [.N127] &amp; &quot; &#10;create (n)-[:&quot; &amp; [.J125] &amp; &quot; ]-&gt;(m)&#10;RETURN n,m&quot;;&quot;&quot;))">
            <text:p/>
          </table:table-cell>
          <table:table-cell table:formula="of:=LOWER(IF([.H124]&lt;&gt;&quot;&quot;;[.H124];&quot;&quot;))">
            <text:p/>
          </table:table-cell>
          <table:table-cell table:formula="of:=LOWER(IF([.H124]&lt;&gt;&quot;&quot;;[.K126];&quot;&quot;))">
            <text:p/>
          </table:table-cell>
          <table:table-cell table:formula="of:=LOWER(IF([.H124]&lt;&gt;&quot;&quot;;[.M127];&quot;&quot;))">
            <text:p/>
          </table:table-cell>
          <table:table-cell table:formula="of:=LOWER(IF([.H124]&lt;&gt;&quot;&quot;;[.N127];&quot;&quot;))">
            <text:p/>
          </table:table-cell>
          <table:table-cell table:formula="of:=LOWER(IF([.H124]&lt;&gt;&quot;&quot;;[.J125];&quot;&quot;))">
            <text:p/>
          </table:table-cell>
          <table:table-cell table:formula="of:=LOWER(IF([.H124]&lt;&gt;&quot;&quot;; &quot;MATCH (n:&quot; &amp; [.R124] &amp; &quot;), (m:&quot; &amp; [.P124] &amp; &quot;)&#10;WHERE m.&quot; &amp; [.Q124] &amp; &quot; = n. &quot; &amp; [.S124] &amp; &quot; &#10;create (n)-[:&quot; &amp; [.T124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DATETIMEEVENTS DROP CONSTRAINT IF EXISTS datetimeevents_fk_itemid;</text:p>
          </table:table-cell>
          <table:table-cell table:formula="of:=OR( [.B125]=&quot;&quot;; NOT(ISERROR(FIND(&quot;DROP CONSTRAINT&quot;;[.B125]))); NOT(ISERROR(FIND(&quot;--&quot;;[.B125]))))" office:value-type="float" office:value="1" calcext:value-type="float">
            <text:p>1</text:p>
          </table:table-cell>
          <table:table-cell table:formula="of:=IF(AND( NOT([.C125]); NOT(ISERROR(FIND(&quot;ALTER TABLE&quot;;[.B125]  ))));&quot;Y&quot;;&quot;&quot;)">
            <text:p/>
          </table:table-cell>
          <table:table-cell table:formula="of:=IF(AND( [.D125]=&quot;&quot;; NOT(ISERROR(FIND(&quot;ADD CONSTRAINT&quot;;[.B125]  ))));&quot;Y&quot;;&quot;&quot;)">
            <text:p/>
          </table:table-cell>
          <table:table-cell table:formula="of:=IF(AND( [.E125]=&quot;&quot;; NOT(ISERROR(FIND(&quot;FOREIGN KEY&quot;;[.B125]  ))));&quot;Y&quot;;&quot;&quot;)">
            <text:p/>
          </table:table-cell>
          <table:table-cell table:formula="of:=IF(AND( [.F125]=&quot;&quot;; NOT(ISERROR(FIND(&quot;REFERENCES&quot;;[.B125]  ))));&quot;Y&quot;;&quot;&quot;)">
            <text:p/>
          </table:table-cell>
          <table:table-cell table:formula="of:=IF([.D125]=&quot;Y&quot;; MID([.B125];FIND(&quot;ALTER TABLE&quot;;[.B125])+12;LEN([.B125]));&quot;&quot;)">
            <text:p/>
          </table:table-cell>
          <table:table-cell table:formula="of:=IF([.E125]=&quot;Y&quot;; MID([.B125];FIND(&quot;ADD CONSTRAINT&quot;;[.B125])+15;LEN([.B125]));&quot;&quot;)">
            <text:p/>
          </table:table-cell>
          <table:table-cell table:formula="of:=[.I125]">
            <text:p/>
          </table:table-cell>
          <table:table-cell table:formula="of:=IF([.F125]=&quot;Y&quot;; MID([.B125];FIND(&quot;FOREIGN KEY&quot;;[.B125])+13;LEN([.B125])-14);&quot;&quot;)">
            <text:p/>
          </table:table-cell>
          <table:table-cell table:formula="of:=IF([.G125]=&quot;Y&quot;; MID([.B125];FIND(&quot;REFERENCES&quot;;[.B125])+11;LEN([.B125]));&quot;&quot;)">
            <text:p/>
          </table:table-cell>
          <table:table-cell table:formula="of:=IF([.L125]&lt;&gt;&quot;&quot;;LEFT([.L125];FIND(&quot;(&quot;;[.L125])-1);&quot;&quot;)">
            <text:p/>
          </table:table-cell>
          <table:table-cell table:formula="of:=SUBSTITUTE( IF([.L125]&lt;&gt;&quot;&quot;;MID([.L125];FIND(&quot;(&quot;;[.L125])+1;LEN([.L125]));&quot;&quot;); &quot;);&quot;;&quot;&quot;)">
            <text:p/>
          </table:table-cell>
          <table:table-cell table:style-name="ce16" table:formula="of:=LOWER(IF([.H125]&lt;&gt;&quot;&quot;; &quot;MATCH (n:&quot; &amp; [.M128] &amp; &quot;), (m:&quot; &amp; [.H125] &amp; &quot;)&#10;WHERE m.&quot; &amp; [.K127] &amp; &quot; = n. &quot; &amp; [.N128] &amp; &quot; &#10;create (n)-[:&quot; &amp; [.J126] &amp; &quot; ]-&gt;(m)&#10;RETURN n,m&quot;;&quot;&quot;))">
            <text:p/>
          </table:table-cell>
          <table:table-cell table:formula="of:=LOWER(IF([.H125]&lt;&gt;&quot;&quot;;[.H125];&quot;&quot;))">
            <text:p/>
          </table:table-cell>
          <table:table-cell table:formula="of:=LOWER(IF([.H125]&lt;&gt;&quot;&quot;;[.K127];&quot;&quot;))">
            <text:p/>
          </table:table-cell>
          <table:table-cell table:formula="of:=LOWER(IF([.H125]&lt;&gt;&quot;&quot;;[.M128];&quot;&quot;))">
            <text:p/>
          </table:table-cell>
          <table:table-cell table:formula="of:=LOWER(IF([.H125]&lt;&gt;&quot;&quot;;[.N128];&quot;&quot;))">
            <text:p/>
          </table:table-cell>
          <table:table-cell table:formula="of:=LOWER(IF([.H125]&lt;&gt;&quot;&quot;;[.J126];&quot;&quot;))">
            <text:p/>
          </table:table-cell>
          <table:table-cell table:formula="of:=LOWER(IF([.H125]&lt;&gt;&quot;&quot;; &quot;MATCH (n:&quot; &amp; [.R125] &amp; &quot;), (m:&quot; &amp; [.P125] &amp; &quot;)&#10;WHERE m.&quot; &amp; [.Q125] &amp; &quot; = n. &quot; &amp; [.S125] &amp; &quot; &#10;create (n)-[:&quot; &amp; [.T125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DATETIMEEVENTS</text:p>
          </table:table-cell>
          <table:table-cell table:formula="of:=OR( [.B126]=&quot;&quot;; NOT(ISERROR(FIND(&quot;DROP CONSTRAINT&quot;;[.B126]))); NOT(ISERROR(FIND(&quot;--&quot;;[.B126]))))" office:value-type="float" office:value="0" calcext:value-type="float">
            <text:p>0</text:p>
          </table:table-cell>
          <table:table-cell table:formula="of:=IF(AND( NOT([.C126]); NOT(ISERROR(FIND(&quot;ALTER TABLE&quot;;[.B126]  ))));&quot;Y&quot;;&quot;&quot;)" office:value-type="string" office:string-value="Y" calcext:value-type="string">
            <text:p>Y</text:p>
          </table:table-cell>
          <table:table-cell table:formula="of:=IF(AND( [.D126]=&quot;&quot;; NOT(ISERROR(FIND(&quot;ADD CONSTRAINT&quot;;[.B126]  ))));&quot;Y&quot;;&quot;&quot;)">
            <text:p/>
          </table:table-cell>
          <table:table-cell table:formula="of:=IF(AND( [.E126]=&quot;&quot;; NOT(ISERROR(FIND(&quot;FOREIGN KEY&quot;;[.B126]  ))));&quot;Y&quot;;&quot;&quot;)">
            <text:p/>
          </table:table-cell>
          <table:table-cell table:formula="of:=IF(AND( [.F126]=&quot;&quot;; NOT(ISERROR(FIND(&quot;REFERENCES&quot;;[.B126]  ))));&quot;Y&quot;;&quot;&quot;)">
            <text:p/>
          </table:table-cell>
          <table:table-cell table:formula="of:=IF([.D126]=&quot;Y&quot;; MID([.B126];FIND(&quot;ALTER TABLE&quot;;[.B126])+12;LEN([.B126]));&quot;&quot;)" office:value-type="string" office:string-value="DATETIMEEVENTS" calcext:value-type="string">
            <text:p>DATETIMEEVENTS</text:p>
          </table:table-cell>
          <table:table-cell table:formula="of:=IF([.E126]=&quot;Y&quot;; MID([.B126];FIND(&quot;ADD CONSTRAINT&quot;;[.B126])+15;LEN([.B126]));&quot;&quot;)">
            <text:p/>
          </table:table-cell>
          <table:table-cell table:formula="of:=[.I126]">
            <text:p/>
          </table:table-cell>
          <table:table-cell table:formula="of:=IF([.F126]=&quot;Y&quot;; MID([.B126];FIND(&quot;FOREIGN KEY&quot;;[.B126])+13;LEN([.B126])-14);&quot;&quot;)">
            <text:p/>
          </table:table-cell>
          <table:table-cell table:formula="of:=IF([.G126]=&quot;Y&quot;; MID([.B126];FIND(&quot;REFERENCES&quot;;[.B126])+11;LEN([.B126]));&quot;&quot;)">
            <text:p/>
          </table:table-cell>
          <table:table-cell table:formula="of:=IF([.L126]&lt;&gt;&quot;&quot;;LEFT([.L126];FIND(&quot;(&quot;;[.L126])-1);&quot;&quot;)">
            <text:p/>
          </table:table-cell>
          <table:table-cell table:formula="of:=SUBSTITUTE( IF([.L126]&lt;&gt;&quot;&quot;;MID([.L126];FIND(&quot;(&quot;;[.L126])+1;LEN([.L126]));&quot;&quot;); &quot;);&quot;;&quot;&quot;)">
            <text:p/>
          </table:table-cell>
          <table:table-cell table:style-name="ce16" table:formula="of:=LOWER(IF([.H126]&lt;&gt;&quot;&quot;; &quot;MATCH (n:&quot; &amp; [.M129] &amp; &quot;), (m:&quot; &amp; [.H126] &amp; &quot;)&#10;WHERE m.&quot; &amp; [.K128] &amp; &quot; = n. &quot; &amp; [.N129] &amp; &quot; &#10;create (n)-[:&quot; &amp; [.J127] &amp; &quot; ]-&gt;(m)&#10;RETURN n,m&quot;;&quot;&quot;))" office:value-type="string" office:string-value="match (n:d_items), (m:datetimeevents)&#10;where m.itemid = n. itemid &#10;create (n)-[:datetimeevents_fk_itemid ]-&gt;(m)&#10;return n,m" calcext:value-type="string">
            <text:p>match (n:d_items), (m:datetimeevents)</text:p>
            <text:p>where m.itemid = n. itemid </text:p>
            <text:p>create (n)-[:datetimeevents_fk_itemid ]-&gt;(m)</text:p>
            <text:p>return n,m</text:p>
          </table:table-cell>
          <table:table-cell table:formula="of:=LOWER(IF([.H126]&lt;&gt;&quot;&quot;;[.H126];&quot;&quot;))" office:value-type="string" office:string-value="datetimeevents" calcext:value-type="string">
            <text:p>datetimeevents</text:p>
          </table:table-cell>
          <table:table-cell table:formula="of:=LOWER(IF([.H126]&lt;&gt;&quot;&quot;;[.K128];&quot;&quot;))" office:value-type="string" office:string-value="itemid" calcext:value-type="string">
            <text:p>itemid</text:p>
          </table:table-cell>
          <table:table-cell table:formula="of:=LOWER(IF([.H126]&lt;&gt;&quot;&quot;;[.M129];&quot;&quot;))" office:value-type="string" office:string-value="d_items" calcext:value-type="string">
            <text:p>d_items</text:p>
          </table:table-cell>
          <table:table-cell table:formula="of:=LOWER(IF([.H126]&lt;&gt;&quot;&quot;;[.N129];&quot;&quot;))" office:value-type="string" office:string-value="itemid" calcext:value-type="string">
            <text:p>itemid</text:p>
          </table:table-cell>
          <table:table-cell table:formula="of:=LOWER(IF([.H126]&lt;&gt;&quot;&quot;;[.J127];&quot;&quot;))" office:value-type="string" office:string-value="datetimeevents_fk_itemid" calcext:value-type="string">
            <text:p>datetimeevents_fk_itemid</text:p>
          </table:table-cell>
          <table:table-cell table:formula="of:=LOWER(IF([.H126]&lt;&gt;&quot;&quot;; &quot;MATCH (n:&quot; &amp; [.R126] &amp; &quot;), (m:&quot; &amp; [.P126] &amp; &quot;)&#10;WHERE m.&quot; &amp; [.Q126] &amp; &quot; = n. &quot; &amp; [.S126] &amp; &quot; &#10;create (n)-[:&quot; &amp; [.T126] &amp; &quot; ]-&gt;(m)&#10;RETURN n,m&quot;;&quot;&quot;))" office:value-type="string" office:string-value="match (n:d_items), (m:datetimeevents)&#10;where m.itemid = n. itemid &#10;create (n)-[:datetimeevents_fk_itemid ]-&gt;(m)&#10;return n,m" calcext:value-type="string">
            <text:p>match (n:d_items), (m:datetimeevents)</text:p>
            <text:p>where m.itemid = n. itemid </text:p>
            <text:p>create (n)-[:datetimeevents_fk_item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datetimeevents_fk_itemid</text:p>
          </table:table-cell>
          <table:table-cell table:formula="of:=OR( [.B127]=&quot;&quot;; NOT(ISERROR(FIND(&quot;DROP CONSTRAINT&quot;;[.B127]))); NOT(ISERROR(FIND(&quot;--&quot;;[.B127]))))" office:value-type="float" office:value="0" calcext:value-type="float">
            <text:p>0</text:p>
          </table:table-cell>
          <table:table-cell table:formula="of:=IF(AND( NOT([.C127]); NOT(ISERROR(FIND(&quot;ALTER TABLE&quot;;[.B127]  ))));&quot;Y&quot;;&quot;&quot;)">
            <text:p/>
          </table:table-cell>
          <table:table-cell table:formula="of:=IF(AND( [.D127]=&quot;&quot;; NOT(ISERROR(FIND(&quot;ADD CONSTRAINT&quot;;[.B127]  ))));&quot;Y&quot;;&quot;&quot;)" office:value-type="string" office:string-value="Y" calcext:value-type="string">
            <text:p>Y</text:p>
          </table:table-cell>
          <table:table-cell table:formula="of:=IF(AND( [.E127]=&quot;&quot;; NOT(ISERROR(FIND(&quot;FOREIGN KEY&quot;;[.B127]  ))));&quot;Y&quot;;&quot;&quot;)">
            <text:p/>
          </table:table-cell>
          <table:table-cell table:formula="of:=IF(AND( [.F127]=&quot;&quot;; NOT(ISERROR(FIND(&quot;REFERENCES&quot;;[.B127]  ))));&quot;Y&quot;;&quot;&quot;)">
            <text:p/>
          </table:table-cell>
          <table:table-cell table:formula="of:=IF([.D127]=&quot;Y&quot;; MID([.B127];FIND(&quot;ALTER TABLE&quot;;[.B127])+12;LEN([.B127]));&quot;&quot;)">
            <text:p/>
          </table:table-cell>
          <table:table-cell table:formula="of:=IF([.E127]=&quot;Y&quot;; MID([.B127];FIND(&quot;ADD CONSTRAINT&quot;;[.B127])+15;LEN([.B127]));&quot;&quot;)" office:value-type="string" office:string-value="datetimeevents_fk_itemid" calcext:value-type="string">
            <text:p>datetimeevents_fk_itemid</text:p>
          </table:table-cell>
          <table:table-cell table:formula="of:=[.I127]" office:value-type="string" office:string-value="datetimeevents_fk_itemid" calcext:value-type="string">
            <text:p>datetimeevents_fk_itemid</text:p>
          </table:table-cell>
          <table:table-cell table:formula="of:=IF([.F127]=&quot;Y&quot;; MID([.B127];FIND(&quot;FOREIGN KEY&quot;;[.B127])+13;LEN([.B127])-14);&quot;&quot;)">
            <text:p/>
          </table:table-cell>
          <table:table-cell table:formula="of:=IF([.G127]=&quot;Y&quot;; MID([.B127];FIND(&quot;REFERENCES&quot;;[.B127])+11;LEN([.B127]));&quot;&quot;)">
            <text:p/>
          </table:table-cell>
          <table:table-cell table:formula="of:=IF([.L127]&lt;&gt;&quot;&quot;;LEFT([.L127];FIND(&quot;(&quot;;[.L127])-1);&quot;&quot;)">
            <text:p/>
          </table:table-cell>
          <table:table-cell table:formula="of:=SUBSTITUTE( IF([.L127]&lt;&gt;&quot;&quot;;MID([.L127];FIND(&quot;(&quot;;[.L127])+1;LEN([.L127]));&quot;&quot;); &quot;);&quot;;&quot;&quot;)">
            <text:p/>
          </table:table-cell>
          <table:table-cell table:style-name="ce16" table:formula="of:=LOWER(IF([.H127]&lt;&gt;&quot;&quot;; &quot;MATCH (n:&quot; &amp; [.M130] &amp; &quot;), (m:&quot; &amp; [.H127] &amp; &quot;)&#10;WHERE m.&quot; &amp; [.K129] &amp; &quot; = n. &quot; &amp; [.N130] &amp; &quot; &#10;create (n)-[:&quot; &amp; [.J128] &amp; &quot; ]-&gt;(m)&#10;RETURN n,m&quot;;&quot;&quot;))">
            <text:p/>
          </table:table-cell>
          <table:table-cell table:formula="of:=LOWER(IF([.H127]&lt;&gt;&quot;&quot;;[.H127];&quot;&quot;))">
            <text:p/>
          </table:table-cell>
          <table:table-cell table:formula="of:=LOWER(IF([.H127]&lt;&gt;&quot;&quot;;[.K129];&quot;&quot;))">
            <text:p/>
          </table:table-cell>
          <table:table-cell table:formula="of:=LOWER(IF([.H127]&lt;&gt;&quot;&quot;;[.M130];&quot;&quot;))">
            <text:p/>
          </table:table-cell>
          <table:table-cell table:formula="of:=LOWER(IF([.H127]&lt;&gt;&quot;&quot;;[.N130];&quot;&quot;))">
            <text:p/>
          </table:table-cell>
          <table:table-cell table:formula="of:=LOWER(IF([.H127]&lt;&gt;&quot;&quot;;[.J128];&quot;&quot;))">
            <text:p/>
          </table:table-cell>
          <table:table-cell table:formula="of:=LOWER(IF([.H127]&lt;&gt;&quot;&quot;; &quot;MATCH (n:&quot; &amp; [.R127] &amp; &quot;), (m:&quot; &amp; [.P127] &amp; &quot;)&#10;WHERE m.&quot; &amp; [.Q127] &amp; &quot; = n. &quot; &amp; [.S127] &amp; &quot; &#10;create (n)-[:&quot; &amp; [.T12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ITEMID)</text:p>
          </table:table-cell>
          <table:table-cell table:formula="of:=OR( [.B128]=&quot;&quot;; NOT(ISERROR(FIND(&quot;DROP CONSTRAINT&quot;;[.B128]))); NOT(ISERROR(FIND(&quot;--&quot;;[.B128]))))" office:value-type="float" office:value="0" calcext:value-type="float">
            <text:p>0</text:p>
          </table:table-cell>
          <table:table-cell table:formula="of:=IF(AND( NOT([.C128]); NOT(ISERROR(FIND(&quot;ALTER TABLE&quot;;[.B128]  ))));&quot;Y&quot;;&quot;&quot;)">
            <text:p/>
          </table:table-cell>
          <table:table-cell table:formula="of:=IF(AND( [.D128]=&quot;&quot;; NOT(ISERROR(FIND(&quot;ADD CONSTRAINT&quot;;[.B128]  ))));&quot;Y&quot;;&quot;&quot;)">
            <text:p/>
          </table:table-cell>
          <table:table-cell table:formula="of:=IF(AND( [.E128]=&quot;&quot;; NOT(ISERROR(FIND(&quot;FOREIGN KEY&quot;;[.B128]  ))));&quot;Y&quot;;&quot;&quot;)" office:value-type="string" office:string-value="Y" calcext:value-type="string">
            <text:p>Y</text:p>
          </table:table-cell>
          <table:table-cell table:formula="of:=IF(AND( [.F128]=&quot;&quot;; NOT(ISERROR(FIND(&quot;REFERENCES&quot;;[.B128]  ))));&quot;Y&quot;;&quot;&quot;)">
            <text:p/>
          </table:table-cell>
          <table:table-cell table:formula="of:=IF([.D128]=&quot;Y&quot;; MID([.B128];FIND(&quot;ALTER TABLE&quot;;[.B128])+12;LEN([.B128]));&quot;&quot;)">
            <text:p/>
          </table:table-cell>
          <table:table-cell table:formula="of:=IF([.E128]=&quot;Y&quot;; MID([.B128];FIND(&quot;ADD CONSTRAINT&quot;;[.B128])+15;LEN([.B128]));&quot;&quot;)">
            <text:p/>
          </table:table-cell>
          <table:table-cell table:formula="of:=[.I128]">
            <text:p/>
          </table:table-cell>
          <table:table-cell table:formula="of:=IF([.F128]=&quot;Y&quot;; MID([.B128];FIND(&quot;FOREIGN KEY&quot;;[.B128])+13;LEN([.B128])-14);&quot;&quot;)" office:value-type="string" office:string-value="ITEMID" calcext:value-type="string">
            <text:p>ITEMID</text:p>
          </table:table-cell>
          <table:table-cell table:formula="of:=IF([.G128]=&quot;Y&quot;; MID([.B128];FIND(&quot;REFERENCES&quot;;[.B128])+11;LEN([.B128]));&quot;&quot;)">
            <text:p/>
          </table:table-cell>
          <table:table-cell table:formula="of:=IF([.L128]&lt;&gt;&quot;&quot;;LEFT([.L128];FIND(&quot;(&quot;;[.L128])-1);&quot;&quot;)">
            <text:p/>
          </table:table-cell>
          <table:table-cell table:formula="of:=SUBSTITUTE( IF([.L128]&lt;&gt;&quot;&quot;;MID([.L128];FIND(&quot;(&quot;;[.L128])+1;LEN([.L128]));&quot;&quot;); &quot;);&quot;;&quot;&quot;)">
            <text:p/>
          </table:table-cell>
          <table:table-cell table:style-name="ce16" table:formula="of:=LOWER(IF([.H128]&lt;&gt;&quot;&quot;; &quot;MATCH (n:&quot; &amp; [.M131] &amp; &quot;), (m:&quot; &amp; [.H128] &amp; &quot;)&#10;WHERE m.&quot; &amp; [.K130] &amp; &quot; = n. &quot; &amp; [.N131] &amp; &quot; &#10;create (n)-[:&quot; &amp; [.J129] &amp; &quot; ]-&gt;(m)&#10;RETURN n,m&quot;;&quot;&quot;))">
            <text:p/>
          </table:table-cell>
          <table:table-cell table:formula="of:=LOWER(IF([.H128]&lt;&gt;&quot;&quot;;[.H128];&quot;&quot;))">
            <text:p/>
          </table:table-cell>
          <table:table-cell table:formula="of:=LOWER(IF([.H128]&lt;&gt;&quot;&quot;;[.K130];&quot;&quot;))">
            <text:p/>
          </table:table-cell>
          <table:table-cell table:formula="of:=LOWER(IF([.H128]&lt;&gt;&quot;&quot;;[.M131];&quot;&quot;))">
            <text:p/>
          </table:table-cell>
          <table:table-cell table:formula="of:=LOWER(IF([.H128]&lt;&gt;&quot;&quot;;[.N131];&quot;&quot;))">
            <text:p/>
          </table:table-cell>
          <table:table-cell table:formula="of:=LOWER(IF([.H128]&lt;&gt;&quot;&quot;;[.J129];&quot;&quot;))">
            <text:p/>
          </table:table-cell>
          <table:table-cell table:formula="of:=LOWER(IF([.H128]&lt;&gt;&quot;&quot;; &quot;MATCH (n:&quot; &amp; [.R128] &amp; &quot;), (m:&quot; &amp; [.P128] &amp; &quot;)&#10;WHERE m.&quot; &amp; [.Q128] &amp; &quot; = n. &quot; &amp; [.S128] &amp; &quot; &#10;create (n)-[:&quot; &amp; [.T12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D_ITEMS(ITEMID);</text:p>
          </table:table-cell>
          <table:table-cell table:formula="of:=OR( [.B129]=&quot;&quot;; NOT(ISERROR(FIND(&quot;DROP CONSTRAINT&quot;;[.B129]))); NOT(ISERROR(FIND(&quot;--&quot;;[.B129]))))" office:value-type="float" office:value="0" calcext:value-type="float">
            <text:p>0</text:p>
          </table:table-cell>
          <table:table-cell table:formula="of:=IF(AND( NOT([.C129]); NOT(ISERROR(FIND(&quot;ALTER TABLE&quot;;[.B129]  ))));&quot;Y&quot;;&quot;&quot;)">
            <text:p/>
          </table:table-cell>
          <table:table-cell table:formula="of:=IF(AND( [.D129]=&quot;&quot;; NOT(ISERROR(FIND(&quot;ADD CONSTRAINT&quot;;[.B129]  ))));&quot;Y&quot;;&quot;&quot;)">
            <text:p/>
          </table:table-cell>
          <table:table-cell table:formula="of:=IF(AND( [.E129]=&quot;&quot;; NOT(ISERROR(FIND(&quot;FOREIGN KEY&quot;;[.B129]  ))));&quot;Y&quot;;&quot;&quot;)">
            <text:p/>
          </table:table-cell>
          <table:table-cell table:formula="of:=IF(AND( [.F129]=&quot;&quot;; NOT(ISERROR(FIND(&quot;REFERENCES&quot;;[.B129]  ))));&quot;Y&quot;;&quot;&quot;)" office:value-type="string" office:string-value="Y" calcext:value-type="string">
            <text:p>Y</text:p>
          </table:table-cell>
          <table:table-cell table:formula="of:=IF([.D129]=&quot;Y&quot;; MID([.B129];FIND(&quot;ALTER TABLE&quot;;[.B129])+12;LEN([.B129]));&quot;&quot;)">
            <text:p/>
          </table:table-cell>
          <table:table-cell table:formula="of:=IF([.E129]=&quot;Y&quot;; MID([.B129];FIND(&quot;ADD CONSTRAINT&quot;;[.B129])+15;LEN([.B129]));&quot;&quot;)">
            <text:p/>
          </table:table-cell>
          <table:table-cell table:formula="of:=[.I129]">
            <text:p/>
          </table:table-cell>
          <table:table-cell table:formula="of:=IF([.F129]=&quot;Y&quot;; MID([.B129];FIND(&quot;FOREIGN KEY&quot;;[.B129])+13;LEN([.B129])-14);&quot;&quot;)">
            <text:p/>
          </table:table-cell>
          <table:table-cell table:formula="of:=IF([.G129]=&quot;Y&quot;; MID([.B129];FIND(&quot;REFERENCES&quot;;[.B129])+11;LEN([.B129]));&quot;&quot;)" office:value-type="string" office:string-value="D_ITEMS(ITEMID);" calcext:value-type="string">
            <text:p>D_ITEMS(ITEMID);</text:p>
          </table:table-cell>
          <table:table-cell table:formula="of:=IF([.L129]&lt;&gt;&quot;&quot;;LEFT([.L129];FIND(&quot;(&quot;;[.L129])-1);&quot;&quot;)" office:value-type="string" office:string-value="D_ITEMS" calcext:value-type="string">
            <text:p>D_ITEMS</text:p>
          </table:table-cell>
          <table:table-cell table:formula="of:=SUBSTITUTE( IF([.L129]&lt;&gt;&quot;&quot;;MID([.L129];FIND(&quot;(&quot;;[.L129])+1;LEN([.L129]));&quot;&quot;); &quot;);&quot;;&quot;&quot;)" office:value-type="string" office:string-value="ITEMID" calcext:value-type="string">
            <text:p>ITEMID</text:p>
          </table:table-cell>
          <table:table-cell table:style-name="ce16" table:formula="of:=LOWER(IF([.H129]&lt;&gt;&quot;&quot;; &quot;MATCH (n:&quot; &amp; [.M132] &amp; &quot;), (m:&quot; &amp; [.H129] &amp; &quot;)&#10;WHERE m.&quot; &amp; [.K131] &amp; &quot; = n. &quot; &amp; [.N132] &amp; &quot; &#10;create (n)-[:&quot; &amp; [.J130] &amp; &quot; ]-&gt;(m)&#10;RETURN n,m&quot;;&quot;&quot;))">
            <text:p/>
          </table:table-cell>
          <table:table-cell table:formula="of:=LOWER(IF([.H129]&lt;&gt;&quot;&quot;;[.H129];&quot;&quot;))">
            <text:p/>
          </table:table-cell>
          <table:table-cell table:formula="of:=LOWER(IF([.H129]&lt;&gt;&quot;&quot;;[.K131];&quot;&quot;))">
            <text:p/>
          </table:table-cell>
          <table:table-cell table:formula="of:=LOWER(IF([.H129]&lt;&gt;&quot;&quot;;[.M132];&quot;&quot;))">
            <text:p/>
          </table:table-cell>
          <table:table-cell table:formula="of:=LOWER(IF([.H129]&lt;&gt;&quot;&quot;;[.N132];&quot;&quot;))">
            <text:p/>
          </table:table-cell>
          <table:table-cell table:formula="of:=LOWER(IF([.H129]&lt;&gt;&quot;&quot;;[.J130];&quot;&quot;))">
            <text:p/>
          </table:table-cell>
          <table:table-cell table:formula="of:=LOWER(IF([.H129]&lt;&gt;&quot;&quot;; &quot;MATCH (n:&quot; &amp; [.R129] &amp; &quot;), (m:&quot; &amp; [.P129] &amp; &quot;)&#10;WHERE m.&quot; &amp; [.Q129] &amp; &quot; = n. &quot; &amp; [.S129] &amp; &quot; &#10;create (n)-[:&quot; &amp; [.T12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30]=&quot;&quot;; NOT(ISERROR(FIND(&quot;DROP CONSTRAINT&quot;;[.B130]))); NOT(ISERROR(FIND(&quot;--&quot;;[.B130]))))" office:value-type="float" office:value="1" calcext:value-type="float">
            <text:p>1</text:p>
          </table:table-cell>
          <table:table-cell table:formula="of:=IF(AND( NOT([.C130]); NOT(ISERROR(FIND(&quot;ALTER TABLE&quot;;[.B130]  ))));&quot;Y&quot;;&quot;&quot;)">
            <text:p/>
          </table:table-cell>
          <table:table-cell table:formula="of:=IF(AND( [.D130]=&quot;&quot;; NOT(ISERROR(FIND(&quot;ADD CONSTRAINT&quot;;[.B130]  ))));&quot;Y&quot;;&quot;&quot;)">
            <text:p/>
          </table:table-cell>
          <table:table-cell table:formula="of:=IF(AND( [.E130]=&quot;&quot;; NOT(ISERROR(FIND(&quot;FOREIGN KEY&quot;;[.B130]  ))));&quot;Y&quot;;&quot;&quot;)">
            <text:p/>
          </table:table-cell>
          <table:table-cell table:formula="of:=IF(AND( [.F130]=&quot;&quot;; NOT(ISERROR(FIND(&quot;REFERENCES&quot;;[.B130]  ))));&quot;Y&quot;;&quot;&quot;)">
            <text:p/>
          </table:table-cell>
          <table:table-cell table:formula="of:=IF([.D130]=&quot;Y&quot;; MID([.B130];FIND(&quot;ALTER TABLE&quot;;[.B130])+12;LEN([.B130]));&quot;&quot;)">
            <text:p/>
          </table:table-cell>
          <table:table-cell table:formula="of:=IF([.E130]=&quot;Y&quot;; MID([.B130];FIND(&quot;ADD CONSTRAINT&quot;;[.B130])+15;LEN([.B130]));&quot;&quot;)">
            <text:p/>
          </table:table-cell>
          <table:table-cell table:formula="of:=[.I130]">
            <text:p/>
          </table:table-cell>
          <table:table-cell table:formula="of:=IF([.F130]=&quot;Y&quot;; MID([.B130];FIND(&quot;FOREIGN KEY&quot;;[.B130])+13;LEN([.B130])-14);&quot;&quot;)">
            <text:p/>
          </table:table-cell>
          <table:table-cell table:formula="of:=IF([.G130]=&quot;Y&quot;; MID([.B130];FIND(&quot;REFERENCES&quot;;[.B130])+11;LEN([.B130]));&quot;&quot;)">
            <text:p/>
          </table:table-cell>
          <table:table-cell table:formula="of:=IF([.L130]&lt;&gt;&quot;&quot;;LEFT([.L130];FIND(&quot;(&quot;;[.L130])-1);&quot;&quot;)">
            <text:p/>
          </table:table-cell>
          <table:table-cell table:formula="of:=SUBSTITUTE( IF([.L130]&lt;&gt;&quot;&quot;;MID([.L130];FIND(&quot;(&quot;;[.L130])+1;LEN([.L130]));&quot;&quot;); &quot;);&quot;;&quot;&quot;)">
            <text:p/>
          </table:table-cell>
          <table:table-cell table:style-name="ce16" table:formula="of:=LOWER(IF([.H130]&lt;&gt;&quot;&quot;; &quot;MATCH (n:&quot; &amp; [.M133] &amp; &quot;), (m:&quot; &amp; [.H130] &amp; &quot;)&#10;WHERE m.&quot; &amp; [.K132] &amp; &quot; = n. &quot; &amp; [.N133] &amp; &quot; &#10;create (n)-[:&quot; &amp; [.J131] &amp; &quot; ]-&gt;(m)&#10;RETURN n,m&quot;;&quot;&quot;))">
            <text:p/>
          </table:table-cell>
          <table:table-cell table:formula="of:=LOWER(IF([.H130]&lt;&gt;&quot;&quot;;[.H130];&quot;&quot;))">
            <text:p/>
          </table:table-cell>
          <table:table-cell table:formula="of:=LOWER(IF([.H130]&lt;&gt;&quot;&quot;;[.K132];&quot;&quot;))">
            <text:p/>
          </table:table-cell>
          <table:table-cell table:formula="of:=LOWER(IF([.H130]&lt;&gt;&quot;&quot;;[.M133];&quot;&quot;))">
            <text:p/>
          </table:table-cell>
          <table:table-cell table:formula="of:=LOWER(IF([.H130]&lt;&gt;&quot;&quot;;[.N133];&quot;&quot;))">
            <text:p/>
          </table:table-cell>
          <table:table-cell table:formula="of:=LOWER(IF([.H130]&lt;&gt;&quot;&quot;;[.J131];&quot;&quot;))">
            <text:p/>
          </table:table-cell>
          <table:table-cell table:formula="of:=LOWER(IF([.H130]&lt;&gt;&quot;&quot;; &quot;MATCH (n:&quot; &amp; [.R130] &amp; &quot;), (m:&quot; &amp; [.P130] &amp; &quot;)&#10;WHERE m.&quot; &amp; [.Q130] &amp; &quot; = n. &quot; &amp; [.S130] &amp; &quot; &#10;create (n)-[:&quot; &amp; [.T13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icustay_id</text:p>
          </table:table-cell>
          <table:table-cell table:formula="of:=OR( [.B131]=&quot;&quot;; NOT(ISERROR(FIND(&quot;DROP CONSTRAINT&quot;;[.B131]))); NOT(ISERROR(FIND(&quot;--&quot;;[.B131]))))" office:value-type="float" office:value="1" calcext:value-type="float">
            <text:p>1</text:p>
          </table:table-cell>
          <table:table-cell table:formula="of:=IF(AND( NOT([.C131]); NOT(ISERROR(FIND(&quot;ALTER TABLE&quot;;[.B131]  ))));&quot;Y&quot;;&quot;&quot;)">
            <text:p/>
          </table:table-cell>
          <table:table-cell table:formula="of:=IF(AND( [.D131]=&quot;&quot;; NOT(ISERROR(FIND(&quot;ADD CONSTRAINT&quot;;[.B131]  ))));&quot;Y&quot;;&quot;&quot;)">
            <text:p/>
          </table:table-cell>
          <table:table-cell table:formula="of:=IF(AND( [.E131]=&quot;&quot;; NOT(ISERROR(FIND(&quot;FOREIGN KEY&quot;;[.B131]  ))));&quot;Y&quot;;&quot;&quot;)">
            <text:p/>
          </table:table-cell>
          <table:table-cell table:formula="of:=IF(AND( [.F131]=&quot;&quot;; NOT(ISERROR(FIND(&quot;REFERENCES&quot;;[.B131]  ))));&quot;Y&quot;;&quot;&quot;)">
            <text:p/>
          </table:table-cell>
          <table:table-cell table:formula="of:=IF([.D131]=&quot;Y&quot;; MID([.B131];FIND(&quot;ALTER TABLE&quot;;[.B131])+12;LEN([.B131]));&quot;&quot;)">
            <text:p/>
          </table:table-cell>
          <table:table-cell table:formula="of:=IF([.E131]=&quot;Y&quot;; MID([.B131];FIND(&quot;ADD CONSTRAINT&quot;;[.B131])+15;LEN([.B131]));&quot;&quot;)">
            <text:p/>
          </table:table-cell>
          <table:table-cell table:formula="of:=[.I131]">
            <text:p/>
          </table:table-cell>
          <table:table-cell table:formula="of:=IF([.F131]=&quot;Y&quot;; MID([.B131];FIND(&quot;FOREIGN KEY&quot;;[.B131])+13;LEN([.B131])-14);&quot;&quot;)">
            <text:p/>
          </table:table-cell>
          <table:table-cell table:formula="of:=IF([.G131]=&quot;Y&quot;; MID([.B131];FIND(&quot;REFERENCES&quot;;[.B131])+11;LEN([.B131]));&quot;&quot;)">
            <text:p/>
          </table:table-cell>
          <table:table-cell table:formula="of:=IF([.L131]&lt;&gt;&quot;&quot;;LEFT([.L131];FIND(&quot;(&quot;;[.L131])-1);&quot;&quot;)">
            <text:p/>
          </table:table-cell>
          <table:table-cell table:formula="of:=SUBSTITUTE( IF([.L131]&lt;&gt;&quot;&quot;;MID([.L131];FIND(&quot;(&quot;;[.L131])+1;LEN([.L131]));&quot;&quot;); &quot;);&quot;;&quot;&quot;)">
            <text:p/>
          </table:table-cell>
          <table:table-cell table:style-name="ce16" table:formula="of:=LOWER(IF([.H131]&lt;&gt;&quot;&quot;; &quot;MATCH (n:&quot; &amp; [.M134] &amp; &quot;), (m:&quot; &amp; [.H131] &amp; &quot;)&#10;WHERE m.&quot; &amp; [.K133] &amp; &quot; = n. &quot; &amp; [.N134] &amp; &quot; &#10;create (n)-[:&quot; &amp; [.J132] &amp; &quot; ]-&gt;(m)&#10;RETURN n,m&quot;;&quot;&quot;))">
            <text:p/>
          </table:table-cell>
          <table:table-cell table:formula="of:=LOWER(IF([.H131]&lt;&gt;&quot;&quot;;[.H131];&quot;&quot;))">
            <text:p/>
          </table:table-cell>
          <table:table-cell table:formula="of:=LOWER(IF([.H131]&lt;&gt;&quot;&quot;;[.K133];&quot;&quot;))">
            <text:p/>
          </table:table-cell>
          <table:table-cell table:formula="of:=LOWER(IF([.H131]&lt;&gt;&quot;&quot;;[.M134];&quot;&quot;))">
            <text:p/>
          </table:table-cell>
          <table:table-cell table:formula="of:=LOWER(IF([.H131]&lt;&gt;&quot;&quot;;[.N134];&quot;&quot;))">
            <text:p/>
          </table:table-cell>
          <table:table-cell table:formula="of:=LOWER(IF([.H131]&lt;&gt;&quot;&quot;;[.J132];&quot;&quot;))">
            <text:p/>
          </table:table-cell>
          <table:table-cell table:formula="of:=LOWER(IF([.H131]&lt;&gt;&quot;&quot;; &quot;MATCH (n:&quot; &amp; [.R131] &amp; &quot;), (m:&quot; &amp; [.P131] &amp; &quot;)&#10;WHERE m.&quot; &amp; [.Q131] &amp; &quot; = n. &quot; &amp; [.S131] &amp; &quot; &#10;create (n)-[:&quot; &amp; [.T131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DATETIMEEVENTS DROP CONSTRAINT IF EXISTS datetimeevents_fk_icustay_id;</text:p>
          </table:table-cell>
          <table:table-cell table:formula="of:=OR( [.B132]=&quot;&quot;; NOT(ISERROR(FIND(&quot;DROP CONSTRAINT&quot;;[.B132]))); NOT(ISERROR(FIND(&quot;--&quot;;[.B132]))))" office:value-type="float" office:value="1" calcext:value-type="float">
            <text:p>1</text:p>
          </table:table-cell>
          <table:table-cell table:formula="of:=IF(AND( NOT([.C132]); NOT(ISERROR(FIND(&quot;ALTER TABLE&quot;;[.B132]  ))));&quot;Y&quot;;&quot;&quot;)">
            <text:p/>
          </table:table-cell>
          <table:table-cell table:formula="of:=IF(AND( [.D132]=&quot;&quot;; NOT(ISERROR(FIND(&quot;ADD CONSTRAINT&quot;;[.B132]  ))));&quot;Y&quot;;&quot;&quot;)">
            <text:p/>
          </table:table-cell>
          <table:table-cell table:formula="of:=IF(AND( [.E132]=&quot;&quot;; NOT(ISERROR(FIND(&quot;FOREIGN KEY&quot;;[.B132]  ))));&quot;Y&quot;;&quot;&quot;)">
            <text:p/>
          </table:table-cell>
          <table:table-cell table:formula="of:=IF(AND( [.F132]=&quot;&quot;; NOT(ISERROR(FIND(&quot;REFERENCES&quot;;[.B132]  ))));&quot;Y&quot;;&quot;&quot;)">
            <text:p/>
          </table:table-cell>
          <table:table-cell table:formula="of:=IF([.D132]=&quot;Y&quot;; MID([.B132];FIND(&quot;ALTER TABLE&quot;;[.B132])+12;LEN([.B132]));&quot;&quot;)">
            <text:p/>
          </table:table-cell>
          <table:table-cell table:formula="of:=IF([.E132]=&quot;Y&quot;; MID([.B132];FIND(&quot;ADD CONSTRAINT&quot;;[.B132])+15;LEN([.B132]));&quot;&quot;)">
            <text:p/>
          </table:table-cell>
          <table:table-cell table:formula="of:=[.I132]">
            <text:p/>
          </table:table-cell>
          <table:table-cell table:formula="of:=IF([.F132]=&quot;Y&quot;; MID([.B132];FIND(&quot;FOREIGN KEY&quot;;[.B132])+13;LEN([.B132])-14);&quot;&quot;)">
            <text:p/>
          </table:table-cell>
          <table:table-cell table:formula="of:=IF([.G132]=&quot;Y&quot;; MID([.B132];FIND(&quot;REFERENCES&quot;;[.B132])+11;LEN([.B132]));&quot;&quot;)">
            <text:p/>
          </table:table-cell>
          <table:table-cell table:formula="of:=IF([.L132]&lt;&gt;&quot;&quot;;LEFT([.L132];FIND(&quot;(&quot;;[.L132])-1);&quot;&quot;)">
            <text:p/>
          </table:table-cell>
          <table:table-cell table:formula="of:=SUBSTITUTE( IF([.L132]&lt;&gt;&quot;&quot;;MID([.L132];FIND(&quot;(&quot;;[.L132])+1;LEN([.L132]));&quot;&quot;); &quot;);&quot;;&quot;&quot;)">
            <text:p/>
          </table:table-cell>
          <table:table-cell table:style-name="ce16" table:formula="of:=LOWER(IF([.H132]&lt;&gt;&quot;&quot;; &quot;MATCH (n:&quot; &amp; [.M135] &amp; &quot;), (m:&quot; &amp; [.H132] &amp; &quot;)&#10;WHERE m.&quot; &amp; [.K134] &amp; &quot; = n. &quot; &amp; [.N135] &amp; &quot; &#10;create (n)-[:&quot; &amp; [.J133] &amp; &quot; ]-&gt;(m)&#10;RETURN n,m&quot;;&quot;&quot;))">
            <text:p/>
          </table:table-cell>
          <table:table-cell table:formula="of:=LOWER(IF([.H132]&lt;&gt;&quot;&quot;;[.H132];&quot;&quot;))">
            <text:p/>
          </table:table-cell>
          <table:table-cell table:formula="of:=LOWER(IF([.H132]&lt;&gt;&quot;&quot;;[.K134];&quot;&quot;))">
            <text:p/>
          </table:table-cell>
          <table:table-cell table:formula="of:=LOWER(IF([.H132]&lt;&gt;&quot;&quot;;[.M135];&quot;&quot;))">
            <text:p/>
          </table:table-cell>
          <table:table-cell table:formula="of:=LOWER(IF([.H132]&lt;&gt;&quot;&quot;;[.N135];&quot;&quot;))">
            <text:p/>
          </table:table-cell>
          <table:table-cell table:formula="of:=LOWER(IF([.H132]&lt;&gt;&quot;&quot;;[.J133];&quot;&quot;))">
            <text:p/>
          </table:table-cell>
          <table:table-cell table:formula="of:=LOWER(IF([.H132]&lt;&gt;&quot;&quot;; &quot;MATCH (n:&quot; &amp; [.R132] &amp; &quot;), (m:&quot; &amp; [.P132] &amp; &quot;)&#10;WHERE m.&quot; &amp; [.Q132] &amp; &quot; = n. &quot; &amp; [.S132] &amp; &quot; &#10;create (n)-[:&quot; &amp; [.T132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DATETIMEEVENTS</text:p>
          </table:table-cell>
          <table:table-cell table:formula="of:=OR( [.B133]=&quot;&quot;; NOT(ISERROR(FIND(&quot;DROP CONSTRAINT&quot;;[.B133]))); NOT(ISERROR(FIND(&quot;--&quot;;[.B133]))))" office:value-type="float" office:value="0" calcext:value-type="float">
            <text:p>0</text:p>
          </table:table-cell>
          <table:table-cell table:formula="of:=IF(AND( NOT([.C133]); NOT(ISERROR(FIND(&quot;ALTER TABLE&quot;;[.B133]  ))));&quot;Y&quot;;&quot;&quot;)" office:value-type="string" office:string-value="Y" calcext:value-type="string">
            <text:p>Y</text:p>
          </table:table-cell>
          <table:table-cell table:formula="of:=IF(AND( [.D133]=&quot;&quot;; NOT(ISERROR(FIND(&quot;ADD CONSTRAINT&quot;;[.B133]  ))));&quot;Y&quot;;&quot;&quot;)">
            <text:p/>
          </table:table-cell>
          <table:table-cell table:formula="of:=IF(AND( [.E133]=&quot;&quot;; NOT(ISERROR(FIND(&quot;FOREIGN KEY&quot;;[.B133]  ))));&quot;Y&quot;;&quot;&quot;)">
            <text:p/>
          </table:table-cell>
          <table:table-cell table:formula="of:=IF(AND( [.F133]=&quot;&quot;; NOT(ISERROR(FIND(&quot;REFERENCES&quot;;[.B133]  ))));&quot;Y&quot;;&quot;&quot;)">
            <text:p/>
          </table:table-cell>
          <table:table-cell table:formula="of:=IF([.D133]=&quot;Y&quot;; MID([.B133];FIND(&quot;ALTER TABLE&quot;;[.B133])+12;LEN([.B133]));&quot;&quot;)" office:value-type="string" office:string-value="DATETIMEEVENTS" calcext:value-type="string">
            <text:p>DATETIMEEVENTS</text:p>
          </table:table-cell>
          <table:table-cell table:formula="of:=IF([.E133]=&quot;Y&quot;; MID([.B133];FIND(&quot;ADD CONSTRAINT&quot;;[.B133])+15;LEN([.B133]));&quot;&quot;)">
            <text:p/>
          </table:table-cell>
          <table:table-cell table:formula="of:=[.I133]">
            <text:p/>
          </table:table-cell>
          <table:table-cell table:formula="of:=IF([.F133]=&quot;Y&quot;; MID([.B133];FIND(&quot;FOREIGN KEY&quot;;[.B133])+13;LEN([.B133])-14);&quot;&quot;)">
            <text:p/>
          </table:table-cell>
          <table:table-cell table:formula="of:=IF([.G133]=&quot;Y&quot;; MID([.B133];FIND(&quot;REFERENCES&quot;;[.B133])+11;LEN([.B133]));&quot;&quot;)">
            <text:p/>
          </table:table-cell>
          <table:table-cell table:formula="of:=IF([.L133]&lt;&gt;&quot;&quot;;LEFT([.L133];FIND(&quot;(&quot;;[.L133])-1);&quot;&quot;)">
            <text:p/>
          </table:table-cell>
          <table:table-cell table:formula="of:=SUBSTITUTE( IF([.L133]&lt;&gt;&quot;&quot;;MID([.L133];FIND(&quot;(&quot;;[.L133])+1;LEN([.L133]));&quot;&quot;); &quot;);&quot;;&quot;&quot;)">
            <text:p/>
          </table:table-cell>
          <table:table-cell table:style-name="ce16" table:formula="of:=LOWER(IF([.H133]&lt;&gt;&quot;&quot;; &quot;MATCH (n:&quot; &amp; [.M136] &amp; &quot;), (m:&quot; &amp; [.H133] &amp; &quot;)&#10;WHERE m.&quot; &amp; [.K135] &amp; &quot; = n. &quot; &amp; [.N136] &amp; &quot; &#10;create (n)-[:&quot; &amp; [.J134] &amp; &quot; ]-&gt;(m)&#10;RETURN n,m&quot;;&quot;&quot;))" office:value-type="string" office:string-value="match (n:icustays), (m:datetimeevents)&#10;where m.icustay_id = n. icustay_id &#10;create (n)-[:datetimeevents_fk_icustay_id ]-&gt;(m)&#10;return n,m" calcext:value-type="string">
            <text:p>match (n:icustays), (m:datetimeevents)</text:p>
            <text:p>where m.icustay_id = n. icustay_id </text:p>
            <text:p>create (n)-[:datetimeevents_fk_icustay_id ]-&gt;(m)</text:p>
            <text:p>return n,m</text:p>
          </table:table-cell>
          <table:table-cell table:formula="of:=LOWER(IF([.H133]&lt;&gt;&quot;&quot;;[.H133];&quot;&quot;))" office:value-type="string" office:string-value="datetimeevents" calcext:value-type="string">
            <text:p>datetimeevents</text:p>
          </table:table-cell>
          <table:table-cell table:formula="of:=LOWER(IF([.H133]&lt;&gt;&quot;&quot;;[.K135];&quot;&quot;))" office:value-type="string" office:string-value="icustay_id" calcext:value-type="string">
            <text:p>icustay_id</text:p>
          </table:table-cell>
          <table:table-cell table:formula="of:=LOWER(IF([.H133]&lt;&gt;&quot;&quot;;[.M136];&quot;&quot;))" office:value-type="string" office:string-value="icustays" calcext:value-type="string">
            <text:p>icustays</text:p>
          </table:table-cell>
          <table:table-cell table:formula="of:=LOWER(IF([.H133]&lt;&gt;&quot;&quot;;[.N136];&quot;&quot;))" office:value-type="string" office:string-value="icustay_id" calcext:value-type="string">
            <text:p>icustay_id</text:p>
          </table:table-cell>
          <table:table-cell table:formula="of:=LOWER(IF([.H133]&lt;&gt;&quot;&quot;;[.J134];&quot;&quot;))" office:value-type="string" office:string-value="datetimeevents_fk_icustay_id" calcext:value-type="string">
            <text:p>datetimeevents_fk_icustay_id</text:p>
          </table:table-cell>
          <table:table-cell table:formula="of:=LOWER(IF([.H133]&lt;&gt;&quot;&quot;; &quot;MATCH (n:&quot; &amp; [.R133] &amp; &quot;), (m:&quot; &amp; [.P133] &amp; &quot;)&#10;WHERE m.&quot; &amp; [.Q133] &amp; &quot; = n. &quot; &amp; [.S133] &amp; &quot; &#10;create (n)-[:&quot; &amp; [.T133] &amp; &quot; ]-&gt;(m)&#10;RETURN n,m&quot;;&quot;&quot;))" office:value-type="string" office:string-value="match (n:icustays), (m:datetimeevents)&#10;where m.icustay_id = n. icustay_id &#10;create (n)-[:datetimeevents_fk_icustay_id ]-&gt;(m)&#10;return n,m" calcext:value-type="string">
            <text:p>match (n:icustays), (m:datetimeevents)</text:p>
            <text:p>where m.icustay_id = n. icustay_id </text:p>
            <text:p>create (n)-[:datetimeevents_fk_icustay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datetimeevents_fk_icustay_id</text:p>
          </table:table-cell>
          <table:table-cell table:formula="of:=OR( [.B134]=&quot;&quot;; NOT(ISERROR(FIND(&quot;DROP CONSTRAINT&quot;;[.B134]))); NOT(ISERROR(FIND(&quot;--&quot;;[.B134]))))" office:value-type="float" office:value="0" calcext:value-type="float">
            <text:p>0</text:p>
          </table:table-cell>
          <table:table-cell table:formula="of:=IF(AND( NOT([.C134]); NOT(ISERROR(FIND(&quot;ALTER TABLE&quot;;[.B134]  ))));&quot;Y&quot;;&quot;&quot;)">
            <text:p/>
          </table:table-cell>
          <table:table-cell table:formula="of:=IF(AND( [.D134]=&quot;&quot;; NOT(ISERROR(FIND(&quot;ADD CONSTRAINT&quot;;[.B134]  ))));&quot;Y&quot;;&quot;&quot;)" office:value-type="string" office:string-value="Y" calcext:value-type="string">
            <text:p>Y</text:p>
          </table:table-cell>
          <table:table-cell table:formula="of:=IF(AND( [.E134]=&quot;&quot;; NOT(ISERROR(FIND(&quot;FOREIGN KEY&quot;;[.B134]  ))));&quot;Y&quot;;&quot;&quot;)">
            <text:p/>
          </table:table-cell>
          <table:table-cell table:formula="of:=IF(AND( [.F134]=&quot;&quot;; NOT(ISERROR(FIND(&quot;REFERENCES&quot;;[.B134]  ))));&quot;Y&quot;;&quot;&quot;)">
            <text:p/>
          </table:table-cell>
          <table:table-cell table:formula="of:=IF([.D134]=&quot;Y&quot;; MID([.B134];FIND(&quot;ALTER TABLE&quot;;[.B134])+12;LEN([.B134]));&quot;&quot;)">
            <text:p/>
          </table:table-cell>
          <table:table-cell table:formula="of:=IF([.E134]=&quot;Y&quot;; MID([.B134];FIND(&quot;ADD CONSTRAINT&quot;;[.B134])+15;LEN([.B134]));&quot;&quot;)" office:value-type="string" office:string-value="datetimeevents_fk_icustay_id" calcext:value-type="string">
            <text:p>datetimeevents_fk_icustay_id</text:p>
          </table:table-cell>
          <table:table-cell table:formula="of:=[.I134]" office:value-type="string" office:string-value="datetimeevents_fk_icustay_id" calcext:value-type="string">
            <text:p>datetimeevents_fk_icustay_id</text:p>
          </table:table-cell>
          <table:table-cell table:formula="of:=IF([.F134]=&quot;Y&quot;; MID([.B134];FIND(&quot;FOREIGN KEY&quot;;[.B134])+13;LEN([.B134])-14);&quot;&quot;)">
            <text:p/>
          </table:table-cell>
          <table:table-cell table:formula="of:=IF([.G134]=&quot;Y&quot;; MID([.B134];FIND(&quot;REFERENCES&quot;;[.B134])+11;LEN([.B134]));&quot;&quot;)">
            <text:p/>
          </table:table-cell>
          <table:table-cell table:formula="of:=IF([.L134]&lt;&gt;&quot;&quot;;LEFT([.L134];FIND(&quot;(&quot;;[.L134])-1);&quot;&quot;)">
            <text:p/>
          </table:table-cell>
          <table:table-cell table:formula="of:=SUBSTITUTE( IF([.L134]&lt;&gt;&quot;&quot;;MID([.L134];FIND(&quot;(&quot;;[.L134])+1;LEN([.L134]));&quot;&quot;); &quot;);&quot;;&quot;&quot;)">
            <text:p/>
          </table:table-cell>
          <table:table-cell table:style-name="ce16" table:formula="of:=LOWER(IF([.H134]&lt;&gt;&quot;&quot;; &quot;MATCH (n:&quot; &amp; [.M137] &amp; &quot;), (m:&quot; &amp; [.H134] &amp; &quot;)&#10;WHERE m.&quot; &amp; [.K136] &amp; &quot; = n. &quot; &amp; [.N137] &amp; &quot; &#10;create (n)-[:&quot; &amp; [.J135] &amp; &quot; ]-&gt;(m)&#10;RETURN n,m&quot;;&quot;&quot;))">
            <text:p/>
          </table:table-cell>
          <table:table-cell table:formula="of:=LOWER(IF([.H134]&lt;&gt;&quot;&quot;;[.H134];&quot;&quot;))">
            <text:p/>
          </table:table-cell>
          <table:table-cell table:formula="of:=LOWER(IF([.H134]&lt;&gt;&quot;&quot;;[.K136];&quot;&quot;))">
            <text:p/>
          </table:table-cell>
          <table:table-cell table:formula="of:=LOWER(IF([.H134]&lt;&gt;&quot;&quot;;[.M137];&quot;&quot;))">
            <text:p/>
          </table:table-cell>
          <table:table-cell table:formula="of:=LOWER(IF([.H134]&lt;&gt;&quot;&quot;;[.N137];&quot;&quot;))">
            <text:p/>
          </table:table-cell>
          <table:table-cell table:formula="of:=LOWER(IF([.H134]&lt;&gt;&quot;&quot;;[.J135];&quot;&quot;))">
            <text:p/>
          </table:table-cell>
          <table:table-cell table:formula="of:=LOWER(IF([.H134]&lt;&gt;&quot;&quot;; &quot;MATCH (n:&quot; &amp; [.R134] &amp; &quot;), (m:&quot; &amp; [.P134] &amp; &quot;)&#10;WHERE m.&quot; &amp; [.Q134] &amp; &quot; = n. &quot; &amp; [.S134] &amp; &quot; &#10;create (n)-[:&quot; &amp; [.T13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ICUSTAY_ID)</text:p>
          </table:table-cell>
          <table:table-cell table:formula="of:=OR( [.B135]=&quot;&quot;; NOT(ISERROR(FIND(&quot;DROP CONSTRAINT&quot;;[.B135]))); NOT(ISERROR(FIND(&quot;--&quot;;[.B135]))))" office:value-type="float" office:value="0" calcext:value-type="float">
            <text:p>0</text:p>
          </table:table-cell>
          <table:table-cell table:formula="of:=IF(AND( NOT([.C135]); NOT(ISERROR(FIND(&quot;ALTER TABLE&quot;;[.B135]  ))));&quot;Y&quot;;&quot;&quot;)">
            <text:p/>
          </table:table-cell>
          <table:table-cell table:formula="of:=IF(AND( [.D135]=&quot;&quot;; NOT(ISERROR(FIND(&quot;ADD CONSTRAINT&quot;;[.B135]  ))));&quot;Y&quot;;&quot;&quot;)">
            <text:p/>
          </table:table-cell>
          <table:table-cell table:formula="of:=IF(AND( [.E135]=&quot;&quot;; NOT(ISERROR(FIND(&quot;FOREIGN KEY&quot;;[.B135]  ))));&quot;Y&quot;;&quot;&quot;)" office:value-type="string" office:string-value="Y" calcext:value-type="string">
            <text:p>Y</text:p>
          </table:table-cell>
          <table:table-cell table:formula="of:=IF(AND( [.F135]=&quot;&quot;; NOT(ISERROR(FIND(&quot;REFERENCES&quot;;[.B135]  ))));&quot;Y&quot;;&quot;&quot;)">
            <text:p/>
          </table:table-cell>
          <table:table-cell table:formula="of:=IF([.D135]=&quot;Y&quot;; MID([.B135];FIND(&quot;ALTER TABLE&quot;;[.B135])+12;LEN([.B135]));&quot;&quot;)">
            <text:p/>
          </table:table-cell>
          <table:table-cell table:formula="of:=IF([.E135]=&quot;Y&quot;; MID([.B135];FIND(&quot;ADD CONSTRAINT&quot;;[.B135])+15;LEN([.B135]));&quot;&quot;)">
            <text:p/>
          </table:table-cell>
          <table:table-cell table:formula="of:=[.I135]">
            <text:p/>
          </table:table-cell>
          <table:table-cell table:formula="of:=IF([.F135]=&quot;Y&quot;; MID([.B135];FIND(&quot;FOREIGN KEY&quot;;[.B135])+13;LEN([.B135])-14);&quot;&quot;)" office:value-type="string" office:string-value="ICUSTAY_ID" calcext:value-type="string">
            <text:p>ICUSTAY_ID</text:p>
          </table:table-cell>
          <table:table-cell table:formula="of:=IF([.G135]=&quot;Y&quot;; MID([.B135];FIND(&quot;REFERENCES&quot;;[.B135])+11;LEN([.B135]));&quot;&quot;)">
            <text:p/>
          </table:table-cell>
          <table:table-cell table:formula="of:=IF([.L135]&lt;&gt;&quot;&quot;;LEFT([.L135];FIND(&quot;(&quot;;[.L135])-1);&quot;&quot;)">
            <text:p/>
          </table:table-cell>
          <table:table-cell table:formula="of:=SUBSTITUTE( IF([.L135]&lt;&gt;&quot;&quot;;MID([.L135];FIND(&quot;(&quot;;[.L135])+1;LEN([.L135]));&quot;&quot;); &quot;);&quot;;&quot;&quot;)">
            <text:p/>
          </table:table-cell>
          <table:table-cell table:style-name="ce16" table:formula="of:=LOWER(IF([.H135]&lt;&gt;&quot;&quot;; &quot;MATCH (n:&quot; &amp; [.M138] &amp; &quot;), (m:&quot; &amp; [.H135] &amp; &quot;)&#10;WHERE m.&quot; &amp; [.K137] &amp; &quot; = n. &quot; &amp; [.N138] &amp; &quot; &#10;create (n)-[:&quot; &amp; [.J136] &amp; &quot; ]-&gt;(m)&#10;RETURN n,m&quot;;&quot;&quot;))">
            <text:p/>
          </table:table-cell>
          <table:table-cell table:formula="of:=LOWER(IF([.H135]&lt;&gt;&quot;&quot;;[.H135];&quot;&quot;))">
            <text:p/>
          </table:table-cell>
          <table:table-cell table:formula="of:=LOWER(IF([.H135]&lt;&gt;&quot;&quot;;[.K137];&quot;&quot;))">
            <text:p/>
          </table:table-cell>
          <table:table-cell table:formula="of:=LOWER(IF([.H135]&lt;&gt;&quot;&quot;;[.M138];&quot;&quot;))">
            <text:p/>
          </table:table-cell>
          <table:table-cell table:formula="of:=LOWER(IF([.H135]&lt;&gt;&quot;&quot;;[.N138];&quot;&quot;))">
            <text:p/>
          </table:table-cell>
          <table:table-cell table:formula="of:=LOWER(IF([.H135]&lt;&gt;&quot;&quot;;[.J136];&quot;&quot;))">
            <text:p/>
          </table:table-cell>
          <table:table-cell table:formula="of:=LOWER(IF([.H135]&lt;&gt;&quot;&quot;; &quot;MATCH (n:&quot; &amp; [.R135] &amp; &quot;), (m:&quot; &amp; [.P135] &amp; &quot;)&#10;WHERE m.&quot; &amp; [.Q135] &amp; &quot; = n. &quot; &amp; [.S135] &amp; &quot; &#10;create (n)-[:&quot; &amp; [.T13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ICUSTAYS(ICUSTAY_ID);</text:p>
          </table:table-cell>
          <table:table-cell table:formula="of:=OR( [.B136]=&quot;&quot;; NOT(ISERROR(FIND(&quot;DROP CONSTRAINT&quot;;[.B136]))); NOT(ISERROR(FIND(&quot;--&quot;;[.B136]))))" office:value-type="float" office:value="0" calcext:value-type="float">
            <text:p>0</text:p>
          </table:table-cell>
          <table:table-cell table:formula="of:=IF(AND( NOT([.C136]); NOT(ISERROR(FIND(&quot;ALTER TABLE&quot;;[.B136]  ))));&quot;Y&quot;;&quot;&quot;)">
            <text:p/>
          </table:table-cell>
          <table:table-cell table:formula="of:=IF(AND( [.D136]=&quot;&quot;; NOT(ISERROR(FIND(&quot;ADD CONSTRAINT&quot;;[.B136]  ))));&quot;Y&quot;;&quot;&quot;)">
            <text:p/>
          </table:table-cell>
          <table:table-cell table:formula="of:=IF(AND( [.E136]=&quot;&quot;; NOT(ISERROR(FIND(&quot;FOREIGN KEY&quot;;[.B136]  ))));&quot;Y&quot;;&quot;&quot;)">
            <text:p/>
          </table:table-cell>
          <table:table-cell table:formula="of:=IF(AND( [.F136]=&quot;&quot;; NOT(ISERROR(FIND(&quot;REFERENCES&quot;;[.B136]  ))));&quot;Y&quot;;&quot;&quot;)" office:value-type="string" office:string-value="Y" calcext:value-type="string">
            <text:p>Y</text:p>
          </table:table-cell>
          <table:table-cell table:formula="of:=IF([.D136]=&quot;Y&quot;; MID([.B136];FIND(&quot;ALTER TABLE&quot;;[.B136])+12;LEN([.B136]));&quot;&quot;)">
            <text:p/>
          </table:table-cell>
          <table:table-cell table:formula="of:=IF([.E136]=&quot;Y&quot;; MID([.B136];FIND(&quot;ADD CONSTRAINT&quot;;[.B136])+15;LEN([.B136]));&quot;&quot;)">
            <text:p/>
          </table:table-cell>
          <table:table-cell table:formula="of:=[.I136]">
            <text:p/>
          </table:table-cell>
          <table:table-cell table:formula="of:=IF([.F136]=&quot;Y&quot;; MID([.B136];FIND(&quot;FOREIGN KEY&quot;;[.B136])+13;LEN([.B136])-14);&quot;&quot;)">
            <text:p/>
          </table:table-cell>
          <table:table-cell table:formula="of:=IF([.G136]=&quot;Y&quot;; MID([.B136];FIND(&quot;REFERENCES&quot;;[.B136])+11;LEN([.B136]));&quot;&quot;)" office:value-type="string" office:string-value="ICUSTAYS(ICUSTAY_ID);" calcext:value-type="string">
            <text:p>ICUSTAYS(ICUSTAY_ID);</text:p>
          </table:table-cell>
          <table:table-cell table:formula="of:=IF([.L136]&lt;&gt;&quot;&quot;;LEFT([.L136];FIND(&quot;(&quot;;[.L136])-1);&quot;&quot;)" office:value-type="string" office:string-value="ICUSTAYS" calcext:value-type="string">
            <text:p>ICUSTAYS</text:p>
          </table:table-cell>
          <table:table-cell table:formula="of:=SUBSTITUTE( IF([.L136]&lt;&gt;&quot;&quot;;MID([.L136];FIND(&quot;(&quot;;[.L136])+1;LEN([.L136]));&quot;&quot;); &quot;);&quot;;&quot;&quot;)" office:value-type="string" office:string-value="ICUSTAY_ID" calcext:value-type="string">
            <text:p>ICUSTAY_ID</text:p>
          </table:table-cell>
          <table:table-cell table:style-name="ce16" table:formula="of:=LOWER(IF([.H136]&lt;&gt;&quot;&quot;; &quot;MATCH (n:&quot; &amp; [.M139] &amp; &quot;), (m:&quot; &amp; [.H136] &amp; &quot;)&#10;WHERE m.&quot; &amp; [.K138] &amp; &quot; = n. &quot; &amp; [.N139] &amp; &quot; &#10;create (n)-[:&quot; &amp; [.J137] &amp; &quot; ]-&gt;(m)&#10;RETURN n,m&quot;;&quot;&quot;))">
            <text:p/>
          </table:table-cell>
          <table:table-cell table:formula="of:=LOWER(IF([.H136]&lt;&gt;&quot;&quot;;[.H136];&quot;&quot;))">
            <text:p/>
          </table:table-cell>
          <table:table-cell table:formula="of:=LOWER(IF([.H136]&lt;&gt;&quot;&quot;;[.K138];&quot;&quot;))">
            <text:p/>
          </table:table-cell>
          <table:table-cell table:formula="of:=LOWER(IF([.H136]&lt;&gt;&quot;&quot;;[.M139];&quot;&quot;))">
            <text:p/>
          </table:table-cell>
          <table:table-cell table:formula="of:=LOWER(IF([.H136]&lt;&gt;&quot;&quot;;[.N139];&quot;&quot;))">
            <text:p/>
          </table:table-cell>
          <table:table-cell table:formula="of:=LOWER(IF([.H136]&lt;&gt;&quot;&quot;;[.J137];&quot;&quot;))">
            <text:p/>
          </table:table-cell>
          <table:table-cell table:formula="of:=LOWER(IF([.H136]&lt;&gt;&quot;&quot;; &quot;MATCH (n:&quot; &amp; [.R136] &amp; &quot;), (m:&quot; &amp; [.P136] &amp; &quot;)&#10;WHERE m.&quot; &amp; [.Q136] &amp; &quot; = n. &quot; &amp; [.S136] &amp; &quot; &#10;create (n)-[:&quot; &amp; [.T13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37]=&quot;&quot;; NOT(ISERROR(FIND(&quot;DROP CONSTRAINT&quot;;[.B137]))); NOT(ISERROR(FIND(&quot;--&quot;;[.B137]))))" office:value-type="float" office:value="1" calcext:value-type="float">
            <text:p>1</text:p>
          </table:table-cell>
          <table:table-cell table:formula="of:=IF(AND( NOT([.C137]); NOT(ISERROR(FIND(&quot;ALTER TABLE&quot;;[.B137]  ))));&quot;Y&quot;;&quot;&quot;)">
            <text:p/>
          </table:table-cell>
          <table:table-cell table:formula="of:=IF(AND( [.D137]=&quot;&quot;; NOT(ISERROR(FIND(&quot;ADD CONSTRAINT&quot;;[.B137]  ))));&quot;Y&quot;;&quot;&quot;)">
            <text:p/>
          </table:table-cell>
          <table:table-cell table:formula="of:=IF(AND( [.E137]=&quot;&quot;; NOT(ISERROR(FIND(&quot;FOREIGN KEY&quot;;[.B137]  ))));&quot;Y&quot;;&quot;&quot;)">
            <text:p/>
          </table:table-cell>
          <table:table-cell table:formula="of:=IF(AND( [.F137]=&quot;&quot;; NOT(ISERROR(FIND(&quot;REFERENCES&quot;;[.B137]  ))));&quot;Y&quot;;&quot;&quot;)">
            <text:p/>
          </table:table-cell>
          <table:table-cell table:formula="of:=IF([.D137]=&quot;Y&quot;; MID([.B137];FIND(&quot;ALTER TABLE&quot;;[.B137])+12;LEN([.B137]));&quot;&quot;)">
            <text:p/>
          </table:table-cell>
          <table:table-cell table:formula="of:=IF([.E137]=&quot;Y&quot;; MID([.B137];FIND(&quot;ADD CONSTRAINT&quot;;[.B137])+15;LEN([.B137]));&quot;&quot;)">
            <text:p/>
          </table:table-cell>
          <table:table-cell table:formula="of:=[.I137]">
            <text:p/>
          </table:table-cell>
          <table:table-cell table:formula="of:=IF([.F137]=&quot;Y&quot;; MID([.B137];FIND(&quot;FOREIGN KEY&quot;;[.B137])+13;LEN([.B137])-14);&quot;&quot;)">
            <text:p/>
          </table:table-cell>
          <table:table-cell table:formula="of:=IF([.G137]=&quot;Y&quot;; MID([.B137];FIND(&quot;REFERENCES&quot;;[.B137])+11;LEN([.B137]));&quot;&quot;)">
            <text:p/>
          </table:table-cell>
          <table:table-cell table:formula="of:=IF([.L137]&lt;&gt;&quot;&quot;;LEFT([.L137];FIND(&quot;(&quot;;[.L137])-1);&quot;&quot;)">
            <text:p/>
          </table:table-cell>
          <table:table-cell table:formula="of:=SUBSTITUTE( IF([.L137]&lt;&gt;&quot;&quot;;MID([.L137];FIND(&quot;(&quot;;[.L137])+1;LEN([.L137]));&quot;&quot;); &quot;);&quot;;&quot;&quot;)">
            <text:p/>
          </table:table-cell>
          <table:table-cell table:style-name="ce16" table:formula="of:=LOWER(IF([.H137]&lt;&gt;&quot;&quot;; &quot;MATCH (n:&quot; &amp; [.M140] &amp; &quot;), (m:&quot; &amp; [.H137] &amp; &quot;)&#10;WHERE m.&quot; &amp; [.K139] &amp; &quot; = n. &quot; &amp; [.N140] &amp; &quot; &#10;create (n)-[:&quot; &amp; [.J138] &amp; &quot; ]-&gt;(m)&#10;RETURN n,m&quot;;&quot;&quot;))">
            <text:p/>
          </table:table-cell>
          <table:table-cell table:formula="of:=LOWER(IF([.H137]&lt;&gt;&quot;&quot;;[.H137];&quot;&quot;))">
            <text:p/>
          </table:table-cell>
          <table:table-cell table:formula="of:=LOWER(IF([.H137]&lt;&gt;&quot;&quot;;[.K139];&quot;&quot;))">
            <text:p/>
          </table:table-cell>
          <table:table-cell table:formula="of:=LOWER(IF([.H137]&lt;&gt;&quot;&quot;;[.M140];&quot;&quot;))">
            <text:p/>
          </table:table-cell>
          <table:table-cell table:formula="of:=LOWER(IF([.H137]&lt;&gt;&quot;&quot;;[.N140];&quot;&quot;))">
            <text:p/>
          </table:table-cell>
          <table:table-cell table:formula="of:=LOWER(IF([.H137]&lt;&gt;&quot;&quot;;[.J138];&quot;&quot;))">
            <text:p/>
          </table:table-cell>
          <table:table-cell table:formula="of:=LOWER(IF([.H137]&lt;&gt;&quot;&quot;; &quot;MATCH (n:&quot; &amp; [.R137] &amp; &quot;), (m:&quot; &amp; [.P137] &amp; &quot;)&#10;WHERE m.&quot; &amp; [.Q137] &amp; &quot; = n. &quot; &amp; [.S137] &amp; &quot; &#10;create (n)-[:&quot; &amp; [.T13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38]=&quot;&quot;; NOT(ISERROR(FIND(&quot;DROP CONSTRAINT&quot;;[.B138]))); NOT(ISERROR(FIND(&quot;--&quot;;[.B138]))))" office:value-type="float" office:value="1" calcext:value-type="float">
            <text:p>1</text:p>
          </table:table-cell>
          <table:table-cell table:formula="of:=IF(AND( NOT([.C138]); NOT(ISERROR(FIND(&quot;ALTER TABLE&quot;;[.B138]  ))));&quot;Y&quot;;&quot;&quot;)">
            <text:p/>
          </table:table-cell>
          <table:table-cell table:formula="of:=IF(AND( [.D138]=&quot;&quot;; NOT(ISERROR(FIND(&quot;ADD CONSTRAINT&quot;;[.B138]  ))));&quot;Y&quot;;&quot;&quot;)">
            <text:p/>
          </table:table-cell>
          <table:table-cell table:formula="of:=IF(AND( [.E138]=&quot;&quot;; NOT(ISERROR(FIND(&quot;FOREIGN KEY&quot;;[.B138]  ))));&quot;Y&quot;;&quot;&quot;)">
            <text:p/>
          </table:table-cell>
          <table:table-cell table:formula="of:=IF(AND( [.F138]=&quot;&quot;; NOT(ISERROR(FIND(&quot;REFERENCES&quot;;[.B138]  ))));&quot;Y&quot;;&quot;&quot;)">
            <text:p/>
          </table:table-cell>
          <table:table-cell table:formula="of:=IF([.D138]=&quot;Y&quot;; MID([.B138];FIND(&quot;ALTER TABLE&quot;;[.B138])+12;LEN([.B138]));&quot;&quot;)">
            <text:p/>
          </table:table-cell>
          <table:table-cell table:formula="of:=IF([.E138]=&quot;Y&quot;; MID([.B138];FIND(&quot;ADD CONSTRAINT&quot;;[.B138])+15;LEN([.B138]));&quot;&quot;)">
            <text:p/>
          </table:table-cell>
          <table:table-cell table:formula="of:=[.I138]">
            <text:p/>
          </table:table-cell>
          <table:table-cell table:formula="of:=IF([.F138]=&quot;Y&quot;; MID([.B138];FIND(&quot;FOREIGN KEY&quot;;[.B138])+13;LEN([.B138])-14);&quot;&quot;)">
            <text:p/>
          </table:table-cell>
          <table:table-cell table:formula="of:=IF([.G138]=&quot;Y&quot;; MID([.B138];FIND(&quot;REFERENCES&quot;;[.B138])+11;LEN([.B138]));&quot;&quot;)">
            <text:p/>
          </table:table-cell>
          <table:table-cell table:formula="of:=IF([.L138]&lt;&gt;&quot;&quot;;LEFT([.L138];FIND(&quot;(&quot;;[.L138])-1);&quot;&quot;)">
            <text:p/>
          </table:table-cell>
          <table:table-cell table:formula="of:=SUBSTITUTE( IF([.L138]&lt;&gt;&quot;&quot;;MID([.L138];FIND(&quot;(&quot;;[.L138])+1;LEN([.L138]));&quot;&quot;); &quot;);&quot;;&quot;&quot;)">
            <text:p/>
          </table:table-cell>
          <table:table-cell table:style-name="ce16" table:formula="of:=LOWER(IF([.H138]&lt;&gt;&quot;&quot;; &quot;MATCH (n:&quot; &amp; [.M141] &amp; &quot;), (m:&quot; &amp; [.H138] &amp; &quot;)&#10;WHERE m.&quot; &amp; [.K140] &amp; &quot; = n. &quot; &amp; [.N141] &amp; &quot; &#10;create (n)-[:&quot; &amp; [.J139] &amp; &quot; ]-&gt;(m)&#10;RETURN n,m&quot;;&quot;&quot;))">
            <text:p/>
          </table:table-cell>
          <table:table-cell table:formula="of:=LOWER(IF([.H138]&lt;&gt;&quot;&quot;;[.H138];&quot;&quot;))">
            <text:p/>
          </table:table-cell>
          <table:table-cell table:formula="of:=LOWER(IF([.H138]&lt;&gt;&quot;&quot;;[.K140];&quot;&quot;))">
            <text:p/>
          </table:table-cell>
          <table:table-cell table:formula="of:=LOWER(IF([.H138]&lt;&gt;&quot;&quot;;[.M141];&quot;&quot;))">
            <text:p/>
          </table:table-cell>
          <table:table-cell table:formula="of:=LOWER(IF([.H138]&lt;&gt;&quot;&quot;;[.N141];&quot;&quot;))">
            <text:p/>
          </table:table-cell>
          <table:table-cell table:formula="of:=LOWER(IF([.H138]&lt;&gt;&quot;&quot;;[.J139];&quot;&quot;))">
            <text:p/>
          </table:table-cell>
          <table:table-cell table:formula="of:=LOWER(IF([.H138]&lt;&gt;&quot;&quot;; &quot;MATCH (n:&quot; &amp; [.R138] &amp; &quot;), (m:&quot; &amp; [.P138] &amp; &quot;)&#10;WHERE m.&quot; &amp; [.Q138] &amp; &quot; = n. &quot; &amp; [.S138] &amp; &quot; &#10;create (n)-[:&quot; &amp; [.T13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-</text:p>
          </table:table-cell>
          <table:table-cell table:formula="of:=OR( [.B139]=&quot;&quot;; NOT(ISERROR(FIND(&quot;DROP CONSTRAINT&quot;;[.B139]))); NOT(ISERROR(FIND(&quot;--&quot;;[.B139]))))" office:value-type="float" office:value="1" calcext:value-type="float">
            <text:p>1</text:p>
          </table:table-cell>
          <table:table-cell table:formula="of:=IF(AND( NOT([.C139]); NOT(ISERROR(FIND(&quot;ALTER TABLE&quot;;[.B139]  ))));&quot;Y&quot;;&quot;&quot;)">
            <text:p/>
          </table:table-cell>
          <table:table-cell table:formula="of:=IF(AND( [.D139]=&quot;&quot;; NOT(ISERROR(FIND(&quot;ADD CONSTRAINT&quot;;[.B139]  ))));&quot;Y&quot;;&quot;&quot;)">
            <text:p/>
          </table:table-cell>
          <table:table-cell table:formula="of:=IF(AND( [.E139]=&quot;&quot;; NOT(ISERROR(FIND(&quot;FOREIGN KEY&quot;;[.B139]  ))));&quot;Y&quot;;&quot;&quot;)">
            <text:p/>
          </table:table-cell>
          <table:table-cell table:formula="of:=IF(AND( [.F139]=&quot;&quot;; NOT(ISERROR(FIND(&quot;REFERENCES&quot;;[.B139]  ))));&quot;Y&quot;;&quot;&quot;)">
            <text:p/>
          </table:table-cell>
          <table:table-cell table:formula="of:=IF([.D139]=&quot;Y&quot;; MID([.B139];FIND(&quot;ALTER TABLE&quot;;[.B139])+12;LEN([.B139]));&quot;&quot;)">
            <text:p/>
          </table:table-cell>
          <table:table-cell table:formula="of:=IF([.E139]=&quot;Y&quot;; MID([.B139];FIND(&quot;ADD CONSTRAINT&quot;;[.B139])+15;LEN([.B139]));&quot;&quot;)">
            <text:p/>
          </table:table-cell>
          <table:table-cell table:formula="of:=[.I139]">
            <text:p/>
          </table:table-cell>
          <table:table-cell table:formula="of:=IF([.F139]=&quot;Y&quot;; MID([.B139];FIND(&quot;FOREIGN KEY&quot;;[.B139])+13;LEN([.B139])-14);&quot;&quot;)">
            <text:p/>
          </table:table-cell>
          <table:table-cell table:formula="of:=IF([.G139]=&quot;Y&quot;; MID([.B139];FIND(&quot;REFERENCES&quot;;[.B139])+11;LEN([.B139]));&quot;&quot;)">
            <text:p/>
          </table:table-cell>
          <table:table-cell table:formula="of:=IF([.L139]&lt;&gt;&quot;&quot;;LEFT([.L139];FIND(&quot;(&quot;;[.L139])-1);&quot;&quot;)">
            <text:p/>
          </table:table-cell>
          <table:table-cell table:formula="of:=SUBSTITUTE( IF([.L139]&lt;&gt;&quot;&quot;;MID([.L139];FIND(&quot;(&quot;;[.L139])+1;LEN([.L139]));&quot;&quot;); &quot;);&quot;;&quot;&quot;)">
            <text:p/>
          </table:table-cell>
          <table:table-cell table:style-name="ce16" table:formula="of:=LOWER(IF([.H139]&lt;&gt;&quot;&quot;; &quot;MATCH (n:&quot; &amp; [.M142] &amp; &quot;), (m:&quot; &amp; [.H139] &amp; &quot;)&#10;WHERE m.&quot; &amp; [.K141] &amp; &quot; = n. &quot; &amp; [.N142] &amp; &quot; &#10;create (n)-[:&quot; &amp; [.J140] &amp; &quot; ]-&gt;(m)&#10;RETURN n,m&quot;;&quot;&quot;))">
            <text:p/>
          </table:table-cell>
          <table:table-cell table:formula="of:=LOWER(IF([.H139]&lt;&gt;&quot;&quot;;[.H139];&quot;&quot;))">
            <text:p/>
          </table:table-cell>
          <table:table-cell table:formula="of:=LOWER(IF([.H139]&lt;&gt;&quot;&quot;;[.K141];&quot;&quot;))">
            <text:p/>
          </table:table-cell>
          <table:table-cell table:formula="of:=LOWER(IF([.H139]&lt;&gt;&quot;&quot;;[.M142];&quot;&quot;))">
            <text:p/>
          </table:table-cell>
          <table:table-cell table:formula="of:=LOWER(IF([.H139]&lt;&gt;&quot;&quot;;[.N142];&quot;&quot;))">
            <text:p/>
          </table:table-cell>
          <table:table-cell table:formula="of:=LOWER(IF([.H139]&lt;&gt;&quot;&quot;;[.J140];&quot;&quot;))">
            <text:p/>
          </table:table-cell>
          <table:table-cell table:formula="of:=LOWER(IF([.H139]&lt;&gt;&quot;&quot;; &quot;MATCH (n:&quot; &amp; [.R139] &amp; &quot;), (m:&quot; &amp; [.P139] &amp; &quot;)&#10;WHERE m.&quot; &amp; [.Q139] &amp; &quot; = n. &quot; &amp; [.S139] &amp; &quot; &#10;create (n)-[:&quot; &amp; [.T13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DIAGNOSES_ICD--</text:p>
          </table:table-cell>
          <table:table-cell table:formula="of:=OR( [.B140]=&quot;&quot;; NOT(ISERROR(FIND(&quot;DROP CONSTRAINT&quot;;[.B140]))); NOT(ISERROR(FIND(&quot;--&quot;;[.B140]))))" office:value-type="float" office:value="1" calcext:value-type="float">
            <text:p>1</text:p>
          </table:table-cell>
          <table:table-cell table:formula="of:=IF(AND( NOT([.C140]); NOT(ISERROR(FIND(&quot;ALTER TABLE&quot;;[.B140]  ))));&quot;Y&quot;;&quot;&quot;)">
            <text:p/>
          </table:table-cell>
          <table:table-cell table:formula="of:=IF(AND( [.D140]=&quot;&quot;; NOT(ISERROR(FIND(&quot;ADD CONSTRAINT&quot;;[.B140]  ))));&quot;Y&quot;;&quot;&quot;)">
            <text:p/>
          </table:table-cell>
          <table:table-cell table:formula="of:=IF(AND( [.E140]=&quot;&quot;; NOT(ISERROR(FIND(&quot;FOREIGN KEY&quot;;[.B140]  ))));&quot;Y&quot;;&quot;&quot;)">
            <text:p/>
          </table:table-cell>
          <table:table-cell table:formula="of:=IF(AND( [.F140]=&quot;&quot;; NOT(ISERROR(FIND(&quot;REFERENCES&quot;;[.B140]  ))));&quot;Y&quot;;&quot;&quot;)">
            <text:p/>
          </table:table-cell>
          <table:table-cell table:formula="of:=IF([.D140]=&quot;Y&quot;; MID([.B140];FIND(&quot;ALTER TABLE&quot;;[.B140])+12;LEN([.B140]));&quot;&quot;)">
            <text:p/>
          </table:table-cell>
          <table:table-cell table:formula="of:=IF([.E140]=&quot;Y&quot;; MID([.B140];FIND(&quot;ADD CONSTRAINT&quot;;[.B140])+15;LEN([.B140]));&quot;&quot;)">
            <text:p/>
          </table:table-cell>
          <table:table-cell table:formula="of:=[.I140]">
            <text:p/>
          </table:table-cell>
          <table:table-cell table:formula="of:=IF([.F140]=&quot;Y&quot;; MID([.B140];FIND(&quot;FOREIGN KEY&quot;;[.B140])+13;LEN([.B140])-14);&quot;&quot;)">
            <text:p/>
          </table:table-cell>
          <table:table-cell table:formula="of:=IF([.G140]=&quot;Y&quot;; MID([.B140];FIND(&quot;REFERENCES&quot;;[.B140])+11;LEN([.B140]));&quot;&quot;)">
            <text:p/>
          </table:table-cell>
          <table:table-cell table:formula="of:=IF([.L140]&lt;&gt;&quot;&quot;;LEFT([.L140];FIND(&quot;(&quot;;[.L140])-1);&quot;&quot;)">
            <text:p/>
          </table:table-cell>
          <table:table-cell table:formula="of:=SUBSTITUTE( IF([.L140]&lt;&gt;&quot;&quot;;MID([.L140];FIND(&quot;(&quot;;[.L140])+1;LEN([.L140]));&quot;&quot;); &quot;);&quot;;&quot;&quot;)">
            <text:p/>
          </table:table-cell>
          <table:table-cell table:style-name="ce16" table:formula="of:=LOWER(IF([.H140]&lt;&gt;&quot;&quot;; &quot;MATCH (n:&quot; &amp; [.M143] &amp; &quot;), (m:&quot; &amp; [.H140] &amp; &quot;)&#10;WHERE m.&quot; &amp; [.K142] &amp; &quot; = n. &quot; &amp; [.N143] &amp; &quot; &#10;create (n)-[:&quot; &amp; [.J141] &amp; &quot; ]-&gt;(m)&#10;RETURN n,m&quot;;&quot;&quot;))">
            <text:p/>
          </table:table-cell>
          <table:table-cell table:formula="of:=LOWER(IF([.H140]&lt;&gt;&quot;&quot;;[.H140];&quot;&quot;))">
            <text:p/>
          </table:table-cell>
          <table:table-cell table:formula="of:=LOWER(IF([.H140]&lt;&gt;&quot;&quot;;[.K142];&quot;&quot;))">
            <text:p/>
          </table:table-cell>
          <table:table-cell table:formula="of:=LOWER(IF([.H140]&lt;&gt;&quot;&quot;;[.M143];&quot;&quot;))">
            <text:p/>
          </table:table-cell>
          <table:table-cell table:formula="of:=LOWER(IF([.H140]&lt;&gt;&quot;&quot;;[.N143];&quot;&quot;))">
            <text:p/>
          </table:table-cell>
          <table:table-cell table:formula="of:=LOWER(IF([.H140]&lt;&gt;&quot;&quot;;[.J141];&quot;&quot;))">
            <text:p/>
          </table:table-cell>
          <table:table-cell table:formula="of:=LOWER(IF([.H140]&lt;&gt;&quot;&quot;; &quot;MATCH (n:&quot; &amp; [.R140] &amp; &quot;), (m:&quot; &amp; [.P140] &amp; &quot;)&#10;WHERE m.&quot; &amp; [.Q140] &amp; &quot; = n. &quot; &amp; [.S140] &amp; &quot; &#10;create (n)-[:&quot; &amp; [.T14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-</text:p>
          </table:table-cell>
          <table:table-cell table:formula="of:=OR( [.B141]=&quot;&quot;; NOT(ISERROR(FIND(&quot;DROP CONSTRAINT&quot;;[.B141]))); NOT(ISERROR(FIND(&quot;--&quot;;[.B141]))))" office:value-type="float" office:value="1" calcext:value-type="float">
            <text:p>1</text:p>
          </table:table-cell>
          <table:table-cell table:formula="of:=IF(AND( NOT([.C141]); NOT(ISERROR(FIND(&quot;ALTER TABLE&quot;;[.B141]  ))));&quot;Y&quot;;&quot;&quot;)">
            <text:p/>
          </table:table-cell>
          <table:table-cell table:formula="of:=IF(AND( [.D141]=&quot;&quot;; NOT(ISERROR(FIND(&quot;ADD CONSTRAINT&quot;;[.B141]  ))));&quot;Y&quot;;&quot;&quot;)">
            <text:p/>
          </table:table-cell>
          <table:table-cell table:formula="of:=IF(AND( [.E141]=&quot;&quot;; NOT(ISERROR(FIND(&quot;FOREIGN KEY&quot;;[.B141]  ))));&quot;Y&quot;;&quot;&quot;)">
            <text:p/>
          </table:table-cell>
          <table:table-cell table:formula="of:=IF(AND( [.F141]=&quot;&quot;; NOT(ISERROR(FIND(&quot;REFERENCES&quot;;[.B141]  ))));&quot;Y&quot;;&quot;&quot;)">
            <text:p/>
          </table:table-cell>
          <table:table-cell table:formula="of:=IF([.D141]=&quot;Y&quot;; MID([.B141];FIND(&quot;ALTER TABLE&quot;;[.B141])+12;LEN([.B141]));&quot;&quot;)">
            <text:p/>
          </table:table-cell>
          <table:table-cell table:formula="of:=IF([.E141]=&quot;Y&quot;; MID([.B141];FIND(&quot;ADD CONSTRAINT&quot;;[.B141])+15;LEN([.B141]));&quot;&quot;)">
            <text:p/>
          </table:table-cell>
          <table:table-cell table:formula="of:=[.I141]">
            <text:p/>
          </table:table-cell>
          <table:table-cell table:formula="of:=IF([.F141]=&quot;Y&quot;; MID([.B141];FIND(&quot;FOREIGN KEY&quot;;[.B141])+13;LEN([.B141])-14);&quot;&quot;)">
            <text:p/>
          </table:table-cell>
          <table:table-cell table:formula="of:=IF([.G141]=&quot;Y&quot;; MID([.B141];FIND(&quot;REFERENCES&quot;;[.B141])+11;LEN([.B141]));&quot;&quot;)">
            <text:p/>
          </table:table-cell>
          <table:table-cell table:formula="of:=IF([.L141]&lt;&gt;&quot;&quot;;LEFT([.L141];FIND(&quot;(&quot;;[.L141])-1);&quot;&quot;)">
            <text:p/>
          </table:table-cell>
          <table:table-cell table:formula="of:=SUBSTITUTE( IF([.L141]&lt;&gt;&quot;&quot;;MID([.L141];FIND(&quot;(&quot;;[.L141])+1;LEN([.L141]));&quot;&quot;); &quot;);&quot;;&quot;&quot;)">
            <text:p/>
          </table:table-cell>
          <table:table-cell table:style-name="ce16" table:formula="of:=LOWER(IF([.H141]&lt;&gt;&quot;&quot;; &quot;MATCH (n:&quot; &amp; [.M144] &amp; &quot;), (m:&quot; &amp; [.H141] &amp; &quot;)&#10;WHERE m.&quot; &amp; [.K143] &amp; &quot; = n. &quot; &amp; [.N144] &amp; &quot; &#10;create (n)-[:&quot; &amp; [.J142] &amp; &quot; ]-&gt;(m)&#10;RETURN n,m&quot;;&quot;&quot;))">
            <text:p/>
          </table:table-cell>
          <table:table-cell table:formula="of:=LOWER(IF([.H141]&lt;&gt;&quot;&quot;;[.H141];&quot;&quot;))">
            <text:p/>
          </table:table-cell>
          <table:table-cell table:formula="of:=LOWER(IF([.H141]&lt;&gt;&quot;&quot;;[.K143];&quot;&quot;))">
            <text:p/>
          </table:table-cell>
          <table:table-cell table:formula="of:=LOWER(IF([.H141]&lt;&gt;&quot;&quot;;[.M144];&quot;&quot;))">
            <text:p/>
          </table:table-cell>
          <table:table-cell table:formula="of:=LOWER(IF([.H141]&lt;&gt;&quot;&quot;;[.N144];&quot;&quot;))">
            <text:p/>
          </table:table-cell>
          <table:table-cell table:formula="of:=LOWER(IF([.H141]&lt;&gt;&quot;&quot;;[.J142];&quot;&quot;))">
            <text:p/>
          </table:table-cell>
          <table:table-cell table:formula="of:=LOWER(IF([.H141]&lt;&gt;&quot;&quot;; &quot;MATCH (n:&quot; &amp; [.R141] &amp; &quot;), (m:&quot; &amp; [.P141] &amp; &quot;)&#10;WHERE m.&quot; &amp; [.Q141] &amp; &quot; = n. &quot; &amp; [.S141] &amp; &quot; &#10;create (n)-[:&quot; &amp; [.T14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42]=&quot;&quot;; NOT(ISERROR(FIND(&quot;DROP CONSTRAINT&quot;;[.B142]))); NOT(ISERROR(FIND(&quot;--&quot;;[.B142]))))" office:value-type="float" office:value="1" calcext:value-type="float">
            <text:p>1</text:p>
          </table:table-cell>
          <table:table-cell table:formula="of:=IF(AND( NOT([.C142]); NOT(ISERROR(FIND(&quot;ALTER TABLE&quot;;[.B142]  ))));&quot;Y&quot;;&quot;&quot;)">
            <text:p/>
          </table:table-cell>
          <table:table-cell table:formula="of:=IF(AND( [.D142]=&quot;&quot;; NOT(ISERROR(FIND(&quot;ADD CONSTRAINT&quot;;[.B142]  ))));&quot;Y&quot;;&quot;&quot;)">
            <text:p/>
          </table:table-cell>
          <table:table-cell table:formula="of:=IF(AND( [.E142]=&quot;&quot;; NOT(ISERROR(FIND(&quot;FOREIGN KEY&quot;;[.B142]  ))));&quot;Y&quot;;&quot;&quot;)">
            <text:p/>
          </table:table-cell>
          <table:table-cell table:formula="of:=IF(AND( [.F142]=&quot;&quot;; NOT(ISERROR(FIND(&quot;REFERENCES&quot;;[.B142]  ))));&quot;Y&quot;;&quot;&quot;)">
            <text:p/>
          </table:table-cell>
          <table:table-cell table:formula="of:=IF([.D142]=&quot;Y&quot;; MID([.B142];FIND(&quot;ALTER TABLE&quot;;[.B142])+12;LEN([.B142]));&quot;&quot;)">
            <text:p/>
          </table:table-cell>
          <table:table-cell table:formula="of:=IF([.E142]=&quot;Y&quot;; MID([.B142];FIND(&quot;ADD CONSTRAINT&quot;;[.B142])+15;LEN([.B142]));&quot;&quot;)">
            <text:p/>
          </table:table-cell>
          <table:table-cell table:formula="of:=[.I142]">
            <text:p/>
          </table:table-cell>
          <table:table-cell table:formula="of:=IF([.F142]=&quot;Y&quot;; MID([.B142];FIND(&quot;FOREIGN KEY&quot;;[.B142])+13;LEN([.B142])-14);&quot;&quot;)">
            <text:p/>
          </table:table-cell>
          <table:table-cell table:formula="of:=IF([.G142]=&quot;Y&quot;; MID([.B142];FIND(&quot;REFERENCES&quot;;[.B142])+11;LEN([.B142]));&quot;&quot;)">
            <text:p/>
          </table:table-cell>
          <table:table-cell table:formula="of:=IF([.L142]&lt;&gt;&quot;&quot;;LEFT([.L142];FIND(&quot;(&quot;;[.L142])-1);&quot;&quot;)">
            <text:p/>
          </table:table-cell>
          <table:table-cell table:formula="of:=SUBSTITUTE( IF([.L142]&lt;&gt;&quot;&quot;;MID([.L142];FIND(&quot;(&quot;;[.L142])+1;LEN([.L142]));&quot;&quot;); &quot;);&quot;;&quot;&quot;)">
            <text:p/>
          </table:table-cell>
          <table:table-cell table:style-name="ce16" table:formula="of:=LOWER(IF([.H142]&lt;&gt;&quot;&quot;; &quot;MATCH (n:&quot; &amp; [.M145] &amp; &quot;), (m:&quot; &amp; [.H142] &amp; &quot;)&#10;WHERE m.&quot; &amp; [.K144] &amp; &quot; = n. &quot; &amp; [.N145] &amp; &quot; &#10;create (n)-[:&quot; &amp; [.J143] &amp; &quot; ]-&gt;(m)&#10;RETURN n,m&quot;;&quot;&quot;))">
            <text:p/>
          </table:table-cell>
          <table:table-cell table:formula="of:=LOWER(IF([.H142]&lt;&gt;&quot;&quot;;[.H142];&quot;&quot;))">
            <text:p/>
          </table:table-cell>
          <table:table-cell table:formula="of:=LOWER(IF([.H142]&lt;&gt;&quot;&quot;;[.K144];&quot;&quot;))">
            <text:p/>
          </table:table-cell>
          <table:table-cell table:formula="of:=LOWER(IF([.H142]&lt;&gt;&quot;&quot;;[.M145];&quot;&quot;))">
            <text:p/>
          </table:table-cell>
          <table:table-cell table:formula="of:=LOWER(IF([.H142]&lt;&gt;&quot;&quot;;[.N145];&quot;&quot;))">
            <text:p/>
          </table:table-cell>
          <table:table-cell table:formula="of:=LOWER(IF([.H142]&lt;&gt;&quot;&quot;;[.J143];&quot;&quot;))">
            <text:p/>
          </table:table-cell>
          <table:table-cell table:formula="of:=LOWER(IF([.H142]&lt;&gt;&quot;&quot;; &quot;MATCH (n:&quot; &amp; [.R142] &amp; &quot;), (m:&quot; &amp; [.P142] &amp; &quot;)&#10;WHERE m.&quot; &amp; [.Q142] &amp; &quot; = n. &quot; &amp; [.S142] &amp; &quot; &#10;create (n)-[:&quot; &amp; [.T14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143]=&quot;&quot;; NOT(ISERROR(FIND(&quot;DROP CONSTRAINT&quot;;[.B143]))); NOT(ISERROR(FIND(&quot;--&quot;;[.B143]))))" office:value-type="float" office:value="1" calcext:value-type="float">
            <text:p>1</text:p>
          </table:table-cell>
          <table:table-cell table:formula="of:=IF(AND( NOT([.C143]); NOT(ISERROR(FIND(&quot;ALTER TABLE&quot;;[.B143]  ))));&quot;Y&quot;;&quot;&quot;)">
            <text:p/>
          </table:table-cell>
          <table:table-cell table:formula="of:=IF(AND( [.D143]=&quot;&quot;; NOT(ISERROR(FIND(&quot;ADD CONSTRAINT&quot;;[.B143]  ))));&quot;Y&quot;;&quot;&quot;)">
            <text:p/>
          </table:table-cell>
          <table:table-cell table:formula="of:=IF(AND( [.E143]=&quot;&quot;; NOT(ISERROR(FIND(&quot;FOREIGN KEY&quot;;[.B143]  ))));&quot;Y&quot;;&quot;&quot;)">
            <text:p/>
          </table:table-cell>
          <table:table-cell table:formula="of:=IF(AND( [.F143]=&quot;&quot;; NOT(ISERROR(FIND(&quot;REFERENCES&quot;;[.B143]  ))));&quot;Y&quot;;&quot;&quot;)">
            <text:p/>
          </table:table-cell>
          <table:table-cell table:formula="of:=IF([.D143]=&quot;Y&quot;; MID([.B143];FIND(&quot;ALTER TABLE&quot;;[.B143])+12;LEN([.B143]));&quot;&quot;)">
            <text:p/>
          </table:table-cell>
          <table:table-cell table:formula="of:=IF([.E143]=&quot;Y&quot;; MID([.B143];FIND(&quot;ADD CONSTRAINT&quot;;[.B143])+15;LEN([.B143]));&quot;&quot;)">
            <text:p/>
          </table:table-cell>
          <table:table-cell table:formula="of:=[.I143]">
            <text:p/>
          </table:table-cell>
          <table:table-cell table:formula="of:=IF([.F143]=&quot;Y&quot;; MID([.B143];FIND(&quot;FOREIGN KEY&quot;;[.B143])+13;LEN([.B143])-14);&quot;&quot;)">
            <text:p/>
          </table:table-cell>
          <table:table-cell table:formula="of:=IF([.G143]=&quot;Y&quot;; MID([.B143];FIND(&quot;REFERENCES&quot;;[.B143])+11;LEN([.B143]));&quot;&quot;)">
            <text:p/>
          </table:table-cell>
          <table:table-cell table:formula="of:=IF([.L143]&lt;&gt;&quot;&quot;;LEFT([.L143];FIND(&quot;(&quot;;[.L143])-1);&quot;&quot;)">
            <text:p/>
          </table:table-cell>
          <table:table-cell table:formula="of:=SUBSTITUTE( IF([.L143]&lt;&gt;&quot;&quot;;MID([.L143];FIND(&quot;(&quot;;[.L143])+1;LEN([.L143]));&quot;&quot;); &quot;);&quot;;&quot;&quot;)">
            <text:p/>
          </table:table-cell>
          <table:table-cell table:style-name="ce16" table:formula="of:=LOWER(IF([.H143]&lt;&gt;&quot;&quot;; &quot;MATCH (n:&quot; &amp; [.M146] &amp; &quot;), (m:&quot; &amp; [.H143] &amp; &quot;)&#10;WHERE m.&quot; &amp; [.K145] &amp; &quot; = n. &quot; &amp; [.N146] &amp; &quot; &#10;create (n)-[:&quot; &amp; [.J144] &amp; &quot; ]-&gt;(m)&#10;RETURN n,m&quot;;&quot;&quot;))">
            <text:p/>
          </table:table-cell>
          <table:table-cell table:formula="of:=LOWER(IF([.H143]&lt;&gt;&quot;&quot;;[.H143];&quot;&quot;))">
            <text:p/>
          </table:table-cell>
          <table:table-cell table:formula="of:=LOWER(IF([.H143]&lt;&gt;&quot;&quot;;[.K145];&quot;&quot;))">
            <text:p/>
          </table:table-cell>
          <table:table-cell table:formula="of:=LOWER(IF([.H143]&lt;&gt;&quot;&quot;;[.M146];&quot;&quot;))">
            <text:p/>
          </table:table-cell>
          <table:table-cell table:formula="of:=LOWER(IF([.H143]&lt;&gt;&quot;&quot;;[.N146];&quot;&quot;))">
            <text:p/>
          </table:table-cell>
          <table:table-cell table:formula="of:=LOWER(IF([.H143]&lt;&gt;&quot;&quot;;[.J144];&quot;&quot;))">
            <text:p/>
          </table:table-cell>
          <table:table-cell table:formula="of:=LOWER(IF([.H143]&lt;&gt;&quot;&quot;; &quot;MATCH (n:&quot; &amp; [.R143] &amp; &quot;), (m:&quot; &amp; [.P143] &amp; &quot;)&#10;WHERE m.&quot; &amp; [.Q143] &amp; &quot; = n. &quot; &amp; [.S143] &amp; &quot; &#10;create (n)-[:&quot; &amp; [.T143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DIAGNOSES_ICD DROP CONSTRAINT IF EXISTS diagnoses_icd_fk_subject_id;</text:p>
          </table:table-cell>
          <table:table-cell table:formula="of:=OR( [.B144]=&quot;&quot;; NOT(ISERROR(FIND(&quot;DROP CONSTRAINT&quot;;[.B144]))); NOT(ISERROR(FIND(&quot;--&quot;;[.B144]))))" office:value-type="float" office:value="1" calcext:value-type="float">
            <text:p>1</text:p>
          </table:table-cell>
          <table:table-cell table:formula="of:=IF(AND( NOT([.C144]); NOT(ISERROR(FIND(&quot;ALTER TABLE&quot;;[.B144]  ))));&quot;Y&quot;;&quot;&quot;)">
            <text:p/>
          </table:table-cell>
          <table:table-cell table:formula="of:=IF(AND( [.D144]=&quot;&quot;; NOT(ISERROR(FIND(&quot;ADD CONSTRAINT&quot;;[.B144]  ))));&quot;Y&quot;;&quot;&quot;)">
            <text:p/>
          </table:table-cell>
          <table:table-cell table:formula="of:=IF(AND( [.E144]=&quot;&quot;; NOT(ISERROR(FIND(&quot;FOREIGN KEY&quot;;[.B144]  ))));&quot;Y&quot;;&quot;&quot;)">
            <text:p/>
          </table:table-cell>
          <table:table-cell table:formula="of:=IF(AND( [.F144]=&quot;&quot;; NOT(ISERROR(FIND(&quot;REFERENCES&quot;;[.B144]  ))));&quot;Y&quot;;&quot;&quot;)">
            <text:p/>
          </table:table-cell>
          <table:table-cell table:formula="of:=IF([.D144]=&quot;Y&quot;; MID([.B144];FIND(&quot;ALTER TABLE&quot;;[.B144])+12;LEN([.B144]));&quot;&quot;)">
            <text:p/>
          </table:table-cell>
          <table:table-cell table:formula="of:=IF([.E144]=&quot;Y&quot;; MID([.B144];FIND(&quot;ADD CONSTRAINT&quot;;[.B144])+15;LEN([.B144]));&quot;&quot;)">
            <text:p/>
          </table:table-cell>
          <table:table-cell table:formula="of:=[.I144]">
            <text:p/>
          </table:table-cell>
          <table:table-cell table:formula="of:=IF([.F144]=&quot;Y&quot;; MID([.B144];FIND(&quot;FOREIGN KEY&quot;;[.B144])+13;LEN([.B144])-14);&quot;&quot;)">
            <text:p/>
          </table:table-cell>
          <table:table-cell table:formula="of:=IF([.G144]=&quot;Y&quot;; MID([.B144];FIND(&quot;REFERENCES&quot;;[.B144])+11;LEN([.B144]));&quot;&quot;)">
            <text:p/>
          </table:table-cell>
          <table:table-cell table:formula="of:=IF([.L144]&lt;&gt;&quot;&quot;;LEFT([.L144];FIND(&quot;(&quot;;[.L144])-1);&quot;&quot;)">
            <text:p/>
          </table:table-cell>
          <table:table-cell table:formula="of:=SUBSTITUTE( IF([.L144]&lt;&gt;&quot;&quot;;MID([.L144];FIND(&quot;(&quot;;[.L144])+1;LEN([.L144]));&quot;&quot;); &quot;);&quot;;&quot;&quot;)">
            <text:p/>
          </table:table-cell>
          <table:table-cell table:style-name="ce16" table:formula="of:=LOWER(IF([.H144]&lt;&gt;&quot;&quot;; &quot;MATCH (n:&quot; &amp; [.M147] &amp; &quot;), (m:&quot; &amp; [.H144] &amp; &quot;)&#10;WHERE m.&quot; &amp; [.K146] &amp; &quot; = n. &quot; &amp; [.N147] &amp; &quot; &#10;create (n)-[:&quot; &amp; [.J145] &amp; &quot; ]-&gt;(m)&#10;RETURN n,m&quot;;&quot;&quot;))">
            <text:p/>
          </table:table-cell>
          <table:table-cell table:formula="of:=LOWER(IF([.H144]&lt;&gt;&quot;&quot;;[.H144];&quot;&quot;))">
            <text:p/>
          </table:table-cell>
          <table:table-cell table:formula="of:=LOWER(IF([.H144]&lt;&gt;&quot;&quot;;[.K146];&quot;&quot;))">
            <text:p/>
          </table:table-cell>
          <table:table-cell table:formula="of:=LOWER(IF([.H144]&lt;&gt;&quot;&quot;;[.M147];&quot;&quot;))">
            <text:p/>
          </table:table-cell>
          <table:table-cell table:formula="of:=LOWER(IF([.H144]&lt;&gt;&quot;&quot;;[.N147];&quot;&quot;))">
            <text:p/>
          </table:table-cell>
          <table:table-cell table:formula="of:=LOWER(IF([.H144]&lt;&gt;&quot;&quot;;[.J145];&quot;&quot;))">
            <text:p/>
          </table:table-cell>
          <table:table-cell table:formula="of:=LOWER(IF([.H144]&lt;&gt;&quot;&quot;; &quot;MATCH (n:&quot; &amp; [.R144] &amp; &quot;), (m:&quot; &amp; [.P144] &amp; &quot;)&#10;WHERE m.&quot; &amp; [.Q144] &amp; &quot; = n. &quot; &amp; [.S144] &amp; &quot; &#10;create (n)-[:&quot; &amp; [.T144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DIAGNOSES_ICD</text:p>
          </table:table-cell>
          <table:table-cell table:formula="of:=OR( [.B145]=&quot;&quot;; NOT(ISERROR(FIND(&quot;DROP CONSTRAINT&quot;;[.B145]))); NOT(ISERROR(FIND(&quot;--&quot;;[.B145]))))" office:value-type="float" office:value="0" calcext:value-type="float">
            <text:p>0</text:p>
          </table:table-cell>
          <table:table-cell table:formula="of:=IF(AND( NOT([.C145]); NOT(ISERROR(FIND(&quot;ALTER TABLE&quot;;[.B145]  ))));&quot;Y&quot;;&quot;&quot;)" office:value-type="string" office:string-value="Y" calcext:value-type="string">
            <text:p>Y</text:p>
          </table:table-cell>
          <table:table-cell table:formula="of:=IF(AND( [.D145]=&quot;&quot;; NOT(ISERROR(FIND(&quot;ADD CONSTRAINT&quot;;[.B145]  ))));&quot;Y&quot;;&quot;&quot;)">
            <text:p/>
          </table:table-cell>
          <table:table-cell table:formula="of:=IF(AND( [.E145]=&quot;&quot;; NOT(ISERROR(FIND(&quot;FOREIGN KEY&quot;;[.B145]  ))));&quot;Y&quot;;&quot;&quot;)">
            <text:p/>
          </table:table-cell>
          <table:table-cell table:formula="of:=IF(AND( [.F145]=&quot;&quot;; NOT(ISERROR(FIND(&quot;REFERENCES&quot;;[.B145]  ))));&quot;Y&quot;;&quot;&quot;)">
            <text:p/>
          </table:table-cell>
          <table:table-cell table:formula="of:=IF([.D145]=&quot;Y&quot;; MID([.B145];FIND(&quot;ALTER TABLE&quot;;[.B145])+12;LEN([.B145]));&quot;&quot;)" office:value-type="string" office:string-value="DIAGNOSES_ICD" calcext:value-type="string">
            <text:p>DIAGNOSES_ICD</text:p>
          </table:table-cell>
          <table:table-cell table:formula="of:=IF([.E145]=&quot;Y&quot;; MID([.B145];FIND(&quot;ADD CONSTRAINT&quot;;[.B145])+15;LEN([.B145]));&quot;&quot;)">
            <text:p/>
          </table:table-cell>
          <table:table-cell table:formula="of:=[.I145]">
            <text:p/>
          </table:table-cell>
          <table:table-cell table:formula="of:=IF([.F145]=&quot;Y&quot;; MID([.B145];FIND(&quot;FOREIGN KEY&quot;;[.B145])+13;LEN([.B145])-14);&quot;&quot;)">
            <text:p/>
          </table:table-cell>
          <table:table-cell table:formula="of:=IF([.G145]=&quot;Y&quot;; MID([.B145];FIND(&quot;REFERENCES&quot;;[.B145])+11;LEN([.B145]));&quot;&quot;)">
            <text:p/>
          </table:table-cell>
          <table:table-cell table:formula="of:=IF([.L145]&lt;&gt;&quot;&quot;;LEFT([.L145];FIND(&quot;(&quot;;[.L145])-1);&quot;&quot;)">
            <text:p/>
          </table:table-cell>
          <table:table-cell table:formula="of:=SUBSTITUTE( IF([.L145]&lt;&gt;&quot;&quot;;MID([.L145];FIND(&quot;(&quot;;[.L145])+1;LEN([.L145]));&quot;&quot;); &quot;);&quot;;&quot;&quot;)">
            <text:p/>
          </table:table-cell>
          <table:table-cell table:style-name="ce16" table:formula="of:=LOWER(IF([.H145]&lt;&gt;&quot;&quot;; &quot;MATCH (n:&quot; &amp; [.M148] &amp; &quot;), (m:&quot; &amp; [.H145] &amp; &quot;)&#10;WHERE m.&quot; &amp; [.K147] &amp; &quot; = n. &quot; &amp; [.N148] &amp; &quot; &#10;create (n)-[:&quot; &amp; [.J146] &amp; &quot; ]-&gt;(m)&#10;RETURN n,m&quot;;&quot;&quot;))" office:value-type="string" office:string-value="match (n:patients), (m:diagnoses_icd)&#10;where m.subject_id = n. subject_id &#10;create (n)-[:diagnoses_icd_fk_subject_id ]-&gt;(m)&#10;return n,m" calcext:value-type="string">
            <text:p>match (n:patients), (m:diagnoses_icd)</text:p>
            <text:p>where m.subject_id = n. subject_id </text:p>
            <text:p>create (n)-[:diagnoses_icd_fk_subject_id ]-&gt;(m)</text:p>
            <text:p>return n,m</text:p>
          </table:table-cell>
          <table:table-cell table:formula="of:=LOWER(IF([.H145]&lt;&gt;&quot;&quot;;[.H145];&quot;&quot;))" office:value-type="string" office:string-value="diagnoses_icd" calcext:value-type="string">
            <text:p>diagnoses_icd</text:p>
          </table:table-cell>
          <table:table-cell table:formula="of:=LOWER(IF([.H145]&lt;&gt;&quot;&quot;;[.K147];&quot;&quot;))" office:value-type="string" office:string-value="subject_id" calcext:value-type="string">
            <text:p>subject_id</text:p>
          </table:table-cell>
          <table:table-cell table:formula="of:=LOWER(IF([.H145]&lt;&gt;&quot;&quot;;[.M148];&quot;&quot;))" office:value-type="string" office:string-value="patients" calcext:value-type="string">
            <text:p>patients</text:p>
          </table:table-cell>
          <table:table-cell table:formula="of:=LOWER(IF([.H145]&lt;&gt;&quot;&quot;;[.N148];&quot;&quot;))" office:value-type="string" office:string-value="subject_id" calcext:value-type="string">
            <text:p>subject_id</text:p>
          </table:table-cell>
          <table:table-cell table:formula="of:=LOWER(IF([.H145]&lt;&gt;&quot;&quot;;[.J146];&quot;&quot;))" office:value-type="string" office:string-value="diagnoses_icd_fk_subject_id" calcext:value-type="string">
            <text:p>diagnoses_icd_fk_subject_id</text:p>
          </table:table-cell>
          <table:table-cell table:formula="of:=LOWER(IF([.H145]&lt;&gt;&quot;&quot;; &quot;MATCH (n:&quot; &amp; [.R145] &amp; &quot;), (m:&quot; &amp; [.P145] &amp; &quot;)&#10;WHERE m.&quot; &amp; [.Q145] &amp; &quot; = n. &quot; &amp; [.S145] &amp; &quot; &#10;create (n)-[:&quot; &amp; [.T145] &amp; &quot; ]-&gt;(m)&#10;RETURN n,m&quot;;&quot;&quot;))" office:value-type="string" office:string-value="match (n:patients), (m:diagnoses_icd)&#10;where m.subject_id = n. subject_id &#10;create (n)-[:diagnoses_icd_fk_subject_id ]-&gt;(m)&#10;return n,m" calcext:value-type="string">
            <text:p>match (n:patients), (m:diagnoses_icd)</text:p>
            <text:p>where m.subject_id = n. subject_id </text:p>
            <text:p>create (n)-[:diagnoses_icd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diagnoses_icd_fk_subject_id</text:p>
          </table:table-cell>
          <table:table-cell table:formula="of:=OR( [.B146]=&quot;&quot;; NOT(ISERROR(FIND(&quot;DROP CONSTRAINT&quot;;[.B146]))); NOT(ISERROR(FIND(&quot;--&quot;;[.B146]))))" office:value-type="float" office:value="0" calcext:value-type="float">
            <text:p>0</text:p>
          </table:table-cell>
          <table:table-cell table:formula="of:=IF(AND( NOT([.C146]); NOT(ISERROR(FIND(&quot;ALTER TABLE&quot;;[.B146]  ))));&quot;Y&quot;;&quot;&quot;)">
            <text:p/>
          </table:table-cell>
          <table:table-cell table:formula="of:=IF(AND( [.D146]=&quot;&quot;; NOT(ISERROR(FIND(&quot;ADD CONSTRAINT&quot;;[.B146]  ))));&quot;Y&quot;;&quot;&quot;)" office:value-type="string" office:string-value="Y" calcext:value-type="string">
            <text:p>Y</text:p>
          </table:table-cell>
          <table:table-cell table:formula="of:=IF(AND( [.E146]=&quot;&quot;; NOT(ISERROR(FIND(&quot;FOREIGN KEY&quot;;[.B146]  ))));&quot;Y&quot;;&quot;&quot;)">
            <text:p/>
          </table:table-cell>
          <table:table-cell table:formula="of:=IF(AND( [.F146]=&quot;&quot;; NOT(ISERROR(FIND(&quot;REFERENCES&quot;;[.B146]  ))));&quot;Y&quot;;&quot;&quot;)">
            <text:p/>
          </table:table-cell>
          <table:table-cell table:formula="of:=IF([.D146]=&quot;Y&quot;; MID([.B146];FIND(&quot;ALTER TABLE&quot;;[.B146])+12;LEN([.B146]));&quot;&quot;)">
            <text:p/>
          </table:table-cell>
          <table:table-cell table:formula="of:=IF([.E146]=&quot;Y&quot;; MID([.B146];FIND(&quot;ADD CONSTRAINT&quot;;[.B146])+15;LEN([.B146]));&quot;&quot;)" office:value-type="string" office:string-value="diagnoses_icd_fk_subject_id" calcext:value-type="string">
            <text:p>diagnoses_icd_fk_subject_id</text:p>
          </table:table-cell>
          <table:table-cell table:formula="of:=[.I146]" office:value-type="string" office:string-value="diagnoses_icd_fk_subject_id" calcext:value-type="string">
            <text:p>diagnoses_icd_fk_subject_id</text:p>
          </table:table-cell>
          <table:table-cell table:formula="of:=IF([.F146]=&quot;Y&quot;; MID([.B146];FIND(&quot;FOREIGN KEY&quot;;[.B146])+13;LEN([.B146])-14);&quot;&quot;)">
            <text:p/>
          </table:table-cell>
          <table:table-cell table:formula="of:=IF([.G146]=&quot;Y&quot;; MID([.B146];FIND(&quot;REFERENCES&quot;;[.B146])+11;LEN([.B146]));&quot;&quot;)">
            <text:p/>
          </table:table-cell>
          <table:table-cell table:formula="of:=IF([.L146]&lt;&gt;&quot;&quot;;LEFT([.L146];FIND(&quot;(&quot;;[.L146])-1);&quot;&quot;)">
            <text:p/>
          </table:table-cell>
          <table:table-cell table:formula="of:=SUBSTITUTE( IF([.L146]&lt;&gt;&quot;&quot;;MID([.L146];FIND(&quot;(&quot;;[.L146])+1;LEN([.L146]));&quot;&quot;); &quot;);&quot;;&quot;&quot;)">
            <text:p/>
          </table:table-cell>
          <table:table-cell table:style-name="ce16" table:formula="of:=LOWER(IF([.H146]&lt;&gt;&quot;&quot;; &quot;MATCH (n:&quot; &amp; [.M149] &amp; &quot;), (m:&quot; &amp; [.H146] &amp; &quot;)&#10;WHERE m.&quot; &amp; [.K148] &amp; &quot; = n. &quot; &amp; [.N149] &amp; &quot; &#10;create (n)-[:&quot; &amp; [.J147] &amp; &quot; ]-&gt;(m)&#10;RETURN n,m&quot;;&quot;&quot;))">
            <text:p/>
          </table:table-cell>
          <table:table-cell table:formula="of:=LOWER(IF([.H146]&lt;&gt;&quot;&quot;;[.H146];&quot;&quot;))">
            <text:p/>
          </table:table-cell>
          <table:table-cell table:formula="of:=LOWER(IF([.H146]&lt;&gt;&quot;&quot;;[.K148];&quot;&quot;))">
            <text:p/>
          </table:table-cell>
          <table:table-cell table:formula="of:=LOWER(IF([.H146]&lt;&gt;&quot;&quot;;[.M149];&quot;&quot;))">
            <text:p/>
          </table:table-cell>
          <table:table-cell table:formula="of:=LOWER(IF([.H146]&lt;&gt;&quot;&quot;;[.N149];&quot;&quot;))">
            <text:p/>
          </table:table-cell>
          <table:table-cell table:formula="of:=LOWER(IF([.H146]&lt;&gt;&quot;&quot;;[.J147];&quot;&quot;))">
            <text:p/>
          </table:table-cell>
          <table:table-cell table:formula="of:=LOWER(IF([.H146]&lt;&gt;&quot;&quot;; &quot;MATCH (n:&quot; &amp; [.R146] &amp; &quot;), (m:&quot; &amp; [.P146] &amp; &quot;)&#10;WHERE m.&quot; &amp; [.Q146] &amp; &quot; = n. &quot; &amp; [.S146] &amp; &quot; &#10;create (n)-[:&quot; &amp; [.T14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147]=&quot;&quot;; NOT(ISERROR(FIND(&quot;DROP CONSTRAINT&quot;;[.B147]))); NOT(ISERROR(FIND(&quot;--&quot;;[.B147]))))" office:value-type="float" office:value="0" calcext:value-type="float">
            <text:p>0</text:p>
          </table:table-cell>
          <table:table-cell table:formula="of:=IF(AND( NOT([.C147]); NOT(ISERROR(FIND(&quot;ALTER TABLE&quot;;[.B147]  ))));&quot;Y&quot;;&quot;&quot;)">
            <text:p/>
          </table:table-cell>
          <table:table-cell table:formula="of:=IF(AND( [.D147]=&quot;&quot;; NOT(ISERROR(FIND(&quot;ADD CONSTRAINT&quot;;[.B147]  ))));&quot;Y&quot;;&quot;&quot;)">
            <text:p/>
          </table:table-cell>
          <table:table-cell table:formula="of:=IF(AND( [.E147]=&quot;&quot;; NOT(ISERROR(FIND(&quot;FOREIGN KEY&quot;;[.B147]  ))));&quot;Y&quot;;&quot;&quot;)" office:value-type="string" office:string-value="Y" calcext:value-type="string">
            <text:p>Y</text:p>
          </table:table-cell>
          <table:table-cell table:formula="of:=IF(AND( [.F147]=&quot;&quot;; NOT(ISERROR(FIND(&quot;REFERENCES&quot;;[.B147]  ))));&quot;Y&quot;;&quot;&quot;)">
            <text:p/>
          </table:table-cell>
          <table:table-cell table:formula="of:=IF([.D147]=&quot;Y&quot;; MID([.B147];FIND(&quot;ALTER TABLE&quot;;[.B147])+12;LEN([.B147]));&quot;&quot;)">
            <text:p/>
          </table:table-cell>
          <table:table-cell table:formula="of:=IF([.E147]=&quot;Y&quot;; MID([.B147];FIND(&quot;ADD CONSTRAINT&quot;;[.B147])+15;LEN([.B147]));&quot;&quot;)">
            <text:p/>
          </table:table-cell>
          <table:table-cell table:formula="of:=[.I147]">
            <text:p/>
          </table:table-cell>
          <table:table-cell table:formula="of:=IF([.F147]=&quot;Y&quot;; MID([.B147];FIND(&quot;FOREIGN KEY&quot;;[.B147])+13;LEN([.B147])-14);&quot;&quot;)" office:value-type="string" office:string-value="SUBJECT_ID" calcext:value-type="string">
            <text:p>SUBJECT_ID</text:p>
          </table:table-cell>
          <table:table-cell table:formula="of:=IF([.G147]=&quot;Y&quot;; MID([.B147];FIND(&quot;REFERENCES&quot;;[.B147])+11;LEN([.B147]));&quot;&quot;)">
            <text:p/>
          </table:table-cell>
          <table:table-cell table:formula="of:=IF([.L147]&lt;&gt;&quot;&quot;;LEFT([.L147];FIND(&quot;(&quot;;[.L147])-1);&quot;&quot;)">
            <text:p/>
          </table:table-cell>
          <table:table-cell table:formula="of:=SUBSTITUTE( IF([.L147]&lt;&gt;&quot;&quot;;MID([.L147];FIND(&quot;(&quot;;[.L147])+1;LEN([.L147]));&quot;&quot;); &quot;);&quot;;&quot;&quot;)">
            <text:p/>
          </table:table-cell>
          <table:table-cell table:style-name="ce16" table:formula="of:=LOWER(IF([.H147]&lt;&gt;&quot;&quot;; &quot;MATCH (n:&quot; &amp; [.M150] &amp; &quot;), (m:&quot; &amp; [.H147] &amp; &quot;)&#10;WHERE m.&quot; &amp; [.K149] &amp; &quot; = n. &quot; &amp; [.N150] &amp; &quot; &#10;create (n)-[:&quot; &amp; [.J148] &amp; &quot; ]-&gt;(m)&#10;RETURN n,m&quot;;&quot;&quot;))">
            <text:p/>
          </table:table-cell>
          <table:table-cell table:formula="of:=LOWER(IF([.H147]&lt;&gt;&quot;&quot;;[.H147];&quot;&quot;))">
            <text:p/>
          </table:table-cell>
          <table:table-cell table:formula="of:=LOWER(IF([.H147]&lt;&gt;&quot;&quot;;[.K149];&quot;&quot;))">
            <text:p/>
          </table:table-cell>
          <table:table-cell table:formula="of:=LOWER(IF([.H147]&lt;&gt;&quot;&quot;;[.M150];&quot;&quot;))">
            <text:p/>
          </table:table-cell>
          <table:table-cell table:formula="of:=LOWER(IF([.H147]&lt;&gt;&quot;&quot;;[.N150];&quot;&quot;))">
            <text:p/>
          </table:table-cell>
          <table:table-cell table:formula="of:=LOWER(IF([.H147]&lt;&gt;&quot;&quot;;[.J148];&quot;&quot;))">
            <text:p/>
          </table:table-cell>
          <table:table-cell table:formula="of:=LOWER(IF([.H147]&lt;&gt;&quot;&quot;; &quot;MATCH (n:&quot; &amp; [.R147] &amp; &quot;), (m:&quot; &amp; [.P147] &amp; &quot;)&#10;WHERE m.&quot; &amp; [.Q147] &amp; &quot; = n. &quot; &amp; [.S147] &amp; &quot; &#10;create (n)-[:&quot; &amp; [.T14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148]=&quot;&quot;; NOT(ISERROR(FIND(&quot;DROP CONSTRAINT&quot;;[.B148]))); NOT(ISERROR(FIND(&quot;--&quot;;[.B148]))))" office:value-type="float" office:value="0" calcext:value-type="float">
            <text:p>0</text:p>
          </table:table-cell>
          <table:table-cell table:formula="of:=IF(AND( NOT([.C148]); NOT(ISERROR(FIND(&quot;ALTER TABLE&quot;;[.B148]  ))));&quot;Y&quot;;&quot;&quot;)">
            <text:p/>
          </table:table-cell>
          <table:table-cell table:formula="of:=IF(AND( [.D148]=&quot;&quot;; NOT(ISERROR(FIND(&quot;ADD CONSTRAINT&quot;;[.B148]  ))));&quot;Y&quot;;&quot;&quot;)">
            <text:p/>
          </table:table-cell>
          <table:table-cell table:formula="of:=IF(AND( [.E148]=&quot;&quot;; NOT(ISERROR(FIND(&quot;FOREIGN KEY&quot;;[.B148]  ))));&quot;Y&quot;;&quot;&quot;)">
            <text:p/>
          </table:table-cell>
          <table:table-cell table:formula="of:=IF(AND( [.F148]=&quot;&quot;; NOT(ISERROR(FIND(&quot;REFERENCES&quot;;[.B148]  ))));&quot;Y&quot;;&quot;&quot;)" office:value-type="string" office:string-value="Y" calcext:value-type="string">
            <text:p>Y</text:p>
          </table:table-cell>
          <table:table-cell table:formula="of:=IF([.D148]=&quot;Y&quot;; MID([.B148];FIND(&quot;ALTER TABLE&quot;;[.B148])+12;LEN([.B148]));&quot;&quot;)">
            <text:p/>
          </table:table-cell>
          <table:table-cell table:formula="of:=IF([.E148]=&quot;Y&quot;; MID([.B148];FIND(&quot;ADD CONSTRAINT&quot;;[.B148])+15;LEN([.B148]));&quot;&quot;)">
            <text:p/>
          </table:table-cell>
          <table:table-cell table:formula="of:=[.I148]">
            <text:p/>
          </table:table-cell>
          <table:table-cell table:formula="of:=IF([.F148]=&quot;Y&quot;; MID([.B148];FIND(&quot;FOREIGN KEY&quot;;[.B148])+13;LEN([.B148])-14);&quot;&quot;)">
            <text:p/>
          </table:table-cell>
          <table:table-cell table:formula="of:=IF([.G148]=&quot;Y&quot;; MID([.B148];FIND(&quot;REFERENCES&quot;;[.B148])+11;LEN([.B148]));&quot;&quot;)" office:value-type="string" office:string-value="PATIENTS(SUBJECT_ID);" calcext:value-type="string">
            <text:p>PATIENTS(SUBJECT_ID);</text:p>
          </table:table-cell>
          <table:table-cell table:formula="of:=IF([.L148]&lt;&gt;&quot;&quot;;LEFT([.L148];FIND(&quot;(&quot;;[.L148])-1);&quot;&quot;)" office:value-type="string" office:string-value="PATIENTS" calcext:value-type="string">
            <text:p>PATIENTS</text:p>
          </table:table-cell>
          <table:table-cell table:formula="of:=SUBSTITUTE( IF([.L148]&lt;&gt;&quot;&quot;;MID([.L148];FIND(&quot;(&quot;;[.L148])+1;LEN([.L148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148]&lt;&gt;&quot;&quot;; &quot;MATCH (n:&quot; &amp; [.M151] &amp; &quot;), (m:&quot; &amp; [.H148] &amp; &quot;)&#10;WHERE m.&quot; &amp; [.K150] &amp; &quot; = n. &quot; &amp; [.N151] &amp; &quot; &#10;create (n)-[:&quot; &amp; [.J149] &amp; &quot; ]-&gt;(m)&#10;RETURN n,m&quot;;&quot;&quot;))">
            <text:p/>
          </table:table-cell>
          <table:table-cell table:formula="of:=LOWER(IF([.H148]&lt;&gt;&quot;&quot;;[.H148];&quot;&quot;))">
            <text:p/>
          </table:table-cell>
          <table:table-cell table:formula="of:=LOWER(IF([.H148]&lt;&gt;&quot;&quot;;[.K150];&quot;&quot;))">
            <text:p/>
          </table:table-cell>
          <table:table-cell table:formula="of:=LOWER(IF([.H148]&lt;&gt;&quot;&quot;;[.M151];&quot;&quot;))">
            <text:p/>
          </table:table-cell>
          <table:table-cell table:formula="of:=LOWER(IF([.H148]&lt;&gt;&quot;&quot;;[.N151];&quot;&quot;))">
            <text:p/>
          </table:table-cell>
          <table:table-cell table:formula="of:=LOWER(IF([.H148]&lt;&gt;&quot;&quot;;[.J149];&quot;&quot;))">
            <text:p/>
          </table:table-cell>
          <table:table-cell table:formula="of:=LOWER(IF([.H148]&lt;&gt;&quot;&quot;; &quot;MATCH (n:&quot; &amp; [.R148] &amp; &quot;), (m:&quot; &amp; [.P148] &amp; &quot;)&#10;WHERE m.&quot; &amp; [.Q148] &amp; &quot; = n. &quot; &amp; [.S148] &amp; &quot; &#10;create (n)-[:&quot; &amp; [.T14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49]=&quot;&quot;; NOT(ISERROR(FIND(&quot;DROP CONSTRAINT&quot;;[.B149]))); NOT(ISERROR(FIND(&quot;--&quot;;[.B149]))))" office:value-type="float" office:value="1" calcext:value-type="float">
            <text:p>1</text:p>
          </table:table-cell>
          <table:table-cell table:formula="of:=IF(AND( NOT([.C149]); NOT(ISERROR(FIND(&quot;ALTER TABLE&quot;;[.B149]  ))));&quot;Y&quot;;&quot;&quot;)">
            <text:p/>
          </table:table-cell>
          <table:table-cell table:formula="of:=IF(AND( [.D149]=&quot;&quot;; NOT(ISERROR(FIND(&quot;ADD CONSTRAINT&quot;;[.B149]  ))));&quot;Y&quot;;&quot;&quot;)">
            <text:p/>
          </table:table-cell>
          <table:table-cell table:formula="of:=IF(AND( [.E149]=&quot;&quot;; NOT(ISERROR(FIND(&quot;FOREIGN KEY&quot;;[.B149]  ))));&quot;Y&quot;;&quot;&quot;)">
            <text:p/>
          </table:table-cell>
          <table:table-cell table:formula="of:=IF(AND( [.F149]=&quot;&quot;; NOT(ISERROR(FIND(&quot;REFERENCES&quot;;[.B149]  ))));&quot;Y&quot;;&quot;&quot;)">
            <text:p/>
          </table:table-cell>
          <table:table-cell table:formula="of:=IF([.D149]=&quot;Y&quot;; MID([.B149];FIND(&quot;ALTER TABLE&quot;;[.B149])+12;LEN([.B149]));&quot;&quot;)">
            <text:p/>
          </table:table-cell>
          <table:table-cell table:formula="of:=IF([.E149]=&quot;Y&quot;; MID([.B149];FIND(&quot;ADD CONSTRAINT&quot;;[.B149])+15;LEN([.B149]));&quot;&quot;)">
            <text:p/>
          </table:table-cell>
          <table:table-cell table:formula="of:=[.I149]">
            <text:p/>
          </table:table-cell>
          <table:table-cell table:formula="of:=IF([.F149]=&quot;Y&quot;; MID([.B149];FIND(&quot;FOREIGN KEY&quot;;[.B149])+13;LEN([.B149])-14);&quot;&quot;)">
            <text:p/>
          </table:table-cell>
          <table:table-cell table:formula="of:=IF([.G149]=&quot;Y&quot;; MID([.B149];FIND(&quot;REFERENCES&quot;;[.B149])+11;LEN([.B149]));&quot;&quot;)">
            <text:p/>
          </table:table-cell>
          <table:table-cell table:formula="of:=IF([.L149]&lt;&gt;&quot;&quot;;LEFT([.L149];FIND(&quot;(&quot;;[.L149])-1);&quot;&quot;)">
            <text:p/>
          </table:table-cell>
          <table:table-cell table:formula="of:=SUBSTITUTE( IF([.L149]&lt;&gt;&quot;&quot;;MID([.L149];FIND(&quot;(&quot;;[.L149])+1;LEN([.L149]));&quot;&quot;); &quot;);&quot;;&quot;&quot;)">
            <text:p/>
          </table:table-cell>
          <table:table-cell table:style-name="ce16" table:formula="of:=LOWER(IF([.H149]&lt;&gt;&quot;&quot;; &quot;MATCH (n:&quot; &amp; [.M152] &amp; &quot;), (m:&quot; &amp; [.H149] &amp; &quot;)&#10;WHERE m.&quot; &amp; [.K151] &amp; &quot; = n. &quot; &amp; [.N152] &amp; &quot; &#10;create (n)-[:&quot; &amp; [.J150] &amp; &quot; ]-&gt;(m)&#10;RETURN n,m&quot;;&quot;&quot;))">
            <text:p/>
          </table:table-cell>
          <table:table-cell table:formula="of:=LOWER(IF([.H149]&lt;&gt;&quot;&quot;;[.H149];&quot;&quot;))">
            <text:p/>
          </table:table-cell>
          <table:table-cell table:formula="of:=LOWER(IF([.H149]&lt;&gt;&quot;&quot;;[.K151];&quot;&quot;))">
            <text:p/>
          </table:table-cell>
          <table:table-cell table:formula="of:=LOWER(IF([.H149]&lt;&gt;&quot;&quot;;[.M152];&quot;&quot;))">
            <text:p/>
          </table:table-cell>
          <table:table-cell table:formula="of:=LOWER(IF([.H149]&lt;&gt;&quot;&quot;;[.N152];&quot;&quot;))">
            <text:p/>
          </table:table-cell>
          <table:table-cell table:formula="of:=LOWER(IF([.H149]&lt;&gt;&quot;&quot;;[.J150];&quot;&quot;))">
            <text:p/>
          </table:table-cell>
          <table:table-cell table:formula="of:=LOWER(IF([.H149]&lt;&gt;&quot;&quot;; &quot;MATCH (n:&quot; &amp; [.R149] &amp; &quot;), (m:&quot; &amp; [.P149] &amp; &quot;)&#10;WHERE m.&quot; &amp; [.Q149] &amp; &quot; = n. &quot; &amp; [.S149] &amp; &quot; &#10;create (n)-[:&quot; &amp; [.T14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hadm_id</text:p>
          </table:table-cell>
          <table:table-cell table:formula="of:=OR( [.B150]=&quot;&quot;; NOT(ISERROR(FIND(&quot;DROP CONSTRAINT&quot;;[.B150]))); NOT(ISERROR(FIND(&quot;--&quot;;[.B150]))))" office:value-type="float" office:value="1" calcext:value-type="float">
            <text:p>1</text:p>
          </table:table-cell>
          <table:table-cell table:formula="of:=IF(AND( NOT([.C150]); NOT(ISERROR(FIND(&quot;ALTER TABLE&quot;;[.B150]  ))));&quot;Y&quot;;&quot;&quot;)">
            <text:p/>
          </table:table-cell>
          <table:table-cell table:formula="of:=IF(AND( [.D150]=&quot;&quot;; NOT(ISERROR(FIND(&quot;ADD CONSTRAINT&quot;;[.B150]  ))));&quot;Y&quot;;&quot;&quot;)">
            <text:p/>
          </table:table-cell>
          <table:table-cell table:formula="of:=IF(AND( [.E150]=&quot;&quot;; NOT(ISERROR(FIND(&quot;FOREIGN KEY&quot;;[.B150]  ))));&quot;Y&quot;;&quot;&quot;)">
            <text:p/>
          </table:table-cell>
          <table:table-cell table:formula="of:=IF(AND( [.F150]=&quot;&quot;; NOT(ISERROR(FIND(&quot;REFERENCES&quot;;[.B150]  ))));&quot;Y&quot;;&quot;&quot;)">
            <text:p/>
          </table:table-cell>
          <table:table-cell table:formula="of:=IF([.D150]=&quot;Y&quot;; MID([.B150];FIND(&quot;ALTER TABLE&quot;;[.B150])+12;LEN([.B150]));&quot;&quot;)">
            <text:p/>
          </table:table-cell>
          <table:table-cell table:formula="of:=IF([.E150]=&quot;Y&quot;; MID([.B150];FIND(&quot;ADD CONSTRAINT&quot;;[.B150])+15;LEN([.B150]));&quot;&quot;)">
            <text:p/>
          </table:table-cell>
          <table:table-cell table:formula="of:=[.I150]">
            <text:p/>
          </table:table-cell>
          <table:table-cell table:formula="of:=IF([.F150]=&quot;Y&quot;; MID([.B150];FIND(&quot;FOREIGN KEY&quot;;[.B150])+13;LEN([.B150])-14);&quot;&quot;)">
            <text:p/>
          </table:table-cell>
          <table:table-cell table:formula="of:=IF([.G150]=&quot;Y&quot;; MID([.B150];FIND(&quot;REFERENCES&quot;;[.B150])+11;LEN([.B150]));&quot;&quot;)">
            <text:p/>
          </table:table-cell>
          <table:table-cell table:formula="of:=IF([.L150]&lt;&gt;&quot;&quot;;LEFT([.L150];FIND(&quot;(&quot;;[.L150])-1);&quot;&quot;)">
            <text:p/>
          </table:table-cell>
          <table:table-cell table:formula="of:=SUBSTITUTE( IF([.L150]&lt;&gt;&quot;&quot;;MID([.L150];FIND(&quot;(&quot;;[.L150])+1;LEN([.L150]));&quot;&quot;); &quot;);&quot;;&quot;&quot;)">
            <text:p/>
          </table:table-cell>
          <table:table-cell table:style-name="ce16" table:formula="of:=LOWER(IF([.H150]&lt;&gt;&quot;&quot;; &quot;MATCH (n:&quot; &amp; [.M153] &amp; &quot;), (m:&quot; &amp; [.H150] &amp; &quot;)&#10;WHERE m.&quot; &amp; [.K152] &amp; &quot; = n. &quot; &amp; [.N153] &amp; &quot; &#10;create (n)-[:&quot; &amp; [.J151] &amp; &quot; ]-&gt;(m)&#10;RETURN n,m&quot;;&quot;&quot;))">
            <text:p/>
          </table:table-cell>
          <table:table-cell table:formula="of:=LOWER(IF([.H150]&lt;&gt;&quot;&quot;;[.H150];&quot;&quot;))">
            <text:p/>
          </table:table-cell>
          <table:table-cell table:formula="of:=LOWER(IF([.H150]&lt;&gt;&quot;&quot;;[.K152];&quot;&quot;))">
            <text:p/>
          </table:table-cell>
          <table:table-cell table:formula="of:=LOWER(IF([.H150]&lt;&gt;&quot;&quot;;[.M153];&quot;&quot;))">
            <text:p/>
          </table:table-cell>
          <table:table-cell table:formula="of:=LOWER(IF([.H150]&lt;&gt;&quot;&quot;;[.N153];&quot;&quot;))">
            <text:p/>
          </table:table-cell>
          <table:table-cell table:formula="of:=LOWER(IF([.H150]&lt;&gt;&quot;&quot;;[.J151];&quot;&quot;))">
            <text:p/>
          </table:table-cell>
          <table:table-cell table:formula="of:=LOWER(IF([.H150]&lt;&gt;&quot;&quot;; &quot;MATCH (n:&quot; &amp; [.R150] &amp; &quot;), (m:&quot; &amp; [.P150] &amp; &quot;)&#10;WHERE m.&quot; &amp; [.Q150] &amp; &quot; = n. &quot; &amp; [.S150] &amp; &quot; &#10;create (n)-[:&quot; &amp; [.T15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DIAGNOSES_ICD DROP CONSTRAINT IF EXISTS diagnoses_icd_fk_hadm_id;</text:p>
          </table:table-cell>
          <table:table-cell table:formula="of:=OR( [.B151]=&quot;&quot;; NOT(ISERROR(FIND(&quot;DROP CONSTRAINT&quot;;[.B151]))); NOT(ISERROR(FIND(&quot;--&quot;;[.B151]))))" office:value-type="float" office:value="1" calcext:value-type="float">
            <text:p>1</text:p>
          </table:table-cell>
          <table:table-cell table:formula="of:=IF(AND( NOT([.C151]); NOT(ISERROR(FIND(&quot;ALTER TABLE&quot;;[.B151]  ))));&quot;Y&quot;;&quot;&quot;)">
            <text:p/>
          </table:table-cell>
          <table:table-cell table:formula="of:=IF(AND( [.D151]=&quot;&quot;; NOT(ISERROR(FIND(&quot;ADD CONSTRAINT&quot;;[.B151]  ))));&quot;Y&quot;;&quot;&quot;)">
            <text:p/>
          </table:table-cell>
          <table:table-cell table:formula="of:=IF(AND( [.E151]=&quot;&quot;; NOT(ISERROR(FIND(&quot;FOREIGN KEY&quot;;[.B151]  ))));&quot;Y&quot;;&quot;&quot;)">
            <text:p/>
          </table:table-cell>
          <table:table-cell table:formula="of:=IF(AND( [.F151]=&quot;&quot;; NOT(ISERROR(FIND(&quot;REFERENCES&quot;;[.B151]  ))));&quot;Y&quot;;&quot;&quot;)">
            <text:p/>
          </table:table-cell>
          <table:table-cell table:formula="of:=IF([.D151]=&quot;Y&quot;; MID([.B151];FIND(&quot;ALTER TABLE&quot;;[.B151])+12;LEN([.B151]));&quot;&quot;)">
            <text:p/>
          </table:table-cell>
          <table:table-cell table:formula="of:=IF([.E151]=&quot;Y&quot;; MID([.B151];FIND(&quot;ADD CONSTRAINT&quot;;[.B151])+15;LEN([.B151]));&quot;&quot;)">
            <text:p/>
          </table:table-cell>
          <table:table-cell table:formula="of:=[.I151]">
            <text:p/>
          </table:table-cell>
          <table:table-cell table:formula="of:=IF([.F151]=&quot;Y&quot;; MID([.B151];FIND(&quot;FOREIGN KEY&quot;;[.B151])+13;LEN([.B151])-14);&quot;&quot;)">
            <text:p/>
          </table:table-cell>
          <table:table-cell table:formula="of:=IF([.G151]=&quot;Y&quot;; MID([.B151];FIND(&quot;REFERENCES&quot;;[.B151])+11;LEN([.B151]));&quot;&quot;)">
            <text:p/>
          </table:table-cell>
          <table:table-cell table:formula="of:=IF([.L151]&lt;&gt;&quot;&quot;;LEFT([.L151];FIND(&quot;(&quot;;[.L151])-1);&quot;&quot;)">
            <text:p/>
          </table:table-cell>
          <table:table-cell table:formula="of:=SUBSTITUTE( IF([.L151]&lt;&gt;&quot;&quot;;MID([.L151];FIND(&quot;(&quot;;[.L151])+1;LEN([.L151]));&quot;&quot;); &quot;);&quot;;&quot;&quot;)">
            <text:p/>
          </table:table-cell>
          <table:table-cell table:style-name="ce16" table:formula="of:=LOWER(IF([.H151]&lt;&gt;&quot;&quot;; &quot;MATCH (n:&quot; &amp; [.M154] &amp; &quot;), (m:&quot; &amp; [.H151] &amp; &quot;)&#10;WHERE m.&quot; &amp; [.K153] &amp; &quot; = n. &quot; &amp; [.N154] &amp; &quot; &#10;create (n)-[:&quot; &amp; [.J152] &amp; &quot; ]-&gt;(m)&#10;RETURN n,m&quot;;&quot;&quot;))">
            <text:p/>
          </table:table-cell>
          <table:table-cell table:formula="of:=LOWER(IF([.H151]&lt;&gt;&quot;&quot;;[.H151];&quot;&quot;))">
            <text:p/>
          </table:table-cell>
          <table:table-cell table:formula="of:=LOWER(IF([.H151]&lt;&gt;&quot;&quot;;[.K153];&quot;&quot;))">
            <text:p/>
          </table:table-cell>
          <table:table-cell table:formula="of:=LOWER(IF([.H151]&lt;&gt;&quot;&quot;;[.M154];&quot;&quot;))">
            <text:p/>
          </table:table-cell>
          <table:table-cell table:formula="of:=LOWER(IF([.H151]&lt;&gt;&quot;&quot;;[.N154];&quot;&quot;))">
            <text:p/>
          </table:table-cell>
          <table:table-cell table:formula="of:=LOWER(IF([.H151]&lt;&gt;&quot;&quot;;[.J152];&quot;&quot;))">
            <text:p/>
          </table:table-cell>
          <table:table-cell table:formula="of:=LOWER(IF([.H151]&lt;&gt;&quot;&quot;; &quot;MATCH (n:&quot; &amp; [.R151] &amp; &quot;), (m:&quot; &amp; [.P151] &amp; &quot;)&#10;WHERE m.&quot; &amp; [.Q151] &amp; &quot; = n. &quot; &amp; [.S151] &amp; &quot; &#10;create (n)-[:&quot; &amp; [.T151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DIAGNOSES_ICD</text:p>
          </table:table-cell>
          <table:table-cell table:formula="of:=OR( [.B152]=&quot;&quot;; NOT(ISERROR(FIND(&quot;DROP CONSTRAINT&quot;;[.B152]))); NOT(ISERROR(FIND(&quot;--&quot;;[.B152]))))" office:value-type="float" office:value="0" calcext:value-type="float">
            <text:p>0</text:p>
          </table:table-cell>
          <table:table-cell table:formula="of:=IF(AND( NOT([.C152]); NOT(ISERROR(FIND(&quot;ALTER TABLE&quot;;[.B152]  ))));&quot;Y&quot;;&quot;&quot;)" office:value-type="string" office:string-value="Y" calcext:value-type="string">
            <text:p>Y</text:p>
          </table:table-cell>
          <table:table-cell table:formula="of:=IF(AND( [.D152]=&quot;&quot;; NOT(ISERROR(FIND(&quot;ADD CONSTRAINT&quot;;[.B152]  ))));&quot;Y&quot;;&quot;&quot;)">
            <text:p/>
          </table:table-cell>
          <table:table-cell table:formula="of:=IF(AND( [.E152]=&quot;&quot;; NOT(ISERROR(FIND(&quot;FOREIGN KEY&quot;;[.B152]  ))));&quot;Y&quot;;&quot;&quot;)">
            <text:p/>
          </table:table-cell>
          <table:table-cell table:formula="of:=IF(AND( [.F152]=&quot;&quot;; NOT(ISERROR(FIND(&quot;REFERENCES&quot;;[.B152]  ))));&quot;Y&quot;;&quot;&quot;)">
            <text:p/>
          </table:table-cell>
          <table:table-cell table:formula="of:=IF([.D152]=&quot;Y&quot;; MID([.B152];FIND(&quot;ALTER TABLE&quot;;[.B152])+12;LEN([.B152]));&quot;&quot;)" office:value-type="string" office:string-value="DIAGNOSES_ICD" calcext:value-type="string">
            <text:p>DIAGNOSES_ICD</text:p>
          </table:table-cell>
          <table:table-cell table:formula="of:=IF([.E152]=&quot;Y&quot;; MID([.B152];FIND(&quot;ADD CONSTRAINT&quot;;[.B152])+15;LEN([.B152]));&quot;&quot;)">
            <text:p/>
          </table:table-cell>
          <table:table-cell table:formula="of:=[.I152]">
            <text:p/>
          </table:table-cell>
          <table:table-cell table:formula="of:=IF([.F152]=&quot;Y&quot;; MID([.B152];FIND(&quot;FOREIGN KEY&quot;;[.B152])+13;LEN([.B152])-14);&quot;&quot;)">
            <text:p/>
          </table:table-cell>
          <table:table-cell table:formula="of:=IF([.G152]=&quot;Y&quot;; MID([.B152];FIND(&quot;REFERENCES&quot;;[.B152])+11;LEN([.B152]));&quot;&quot;)">
            <text:p/>
          </table:table-cell>
          <table:table-cell table:formula="of:=IF([.L152]&lt;&gt;&quot;&quot;;LEFT([.L152];FIND(&quot;(&quot;;[.L152])-1);&quot;&quot;)">
            <text:p/>
          </table:table-cell>
          <table:table-cell table:formula="of:=SUBSTITUTE( IF([.L152]&lt;&gt;&quot;&quot;;MID([.L152];FIND(&quot;(&quot;;[.L152])+1;LEN([.L152]));&quot;&quot;); &quot;);&quot;;&quot;&quot;)">
            <text:p/>
          </table:table-cell>
          <table:table-cell table:style-name="ce16" table:formula="of:=LOWER(IF([.H152]&lt;&gt;&quot;&quot;; &quot;MATCH (n:&quot; &amp; [.M155] &amp; &quot;), (m:&quot; &amp; [.H152] &amp; &quot;)&#10;WHERE m.&quot; &amp; [.K154] &amp; &quot; = n. &quot; &amp; [.N155] &amp; &quot; &#10;create (n)-[:&quot; &amp; [.J153] &amp; &quot; ]-&gt;(m)&#10;RETURN n,m&quot;;&quot;&quot;))" office:value-type="string" office:string-value="match (n:admissions), (m:diagnoses_icd)&#10;where m.hadm_id = n. hadm_id &#10;create (n)-[:diagnoses_icd_fk_hadm_id ]-&gt;(m)&#10;return n,m" calcext:value-type="string">
            <text:p>match (n:admissions), (m:diagnoses_icd)</text:p>
            <text:p>where m.hadm_id = n. hadm_id </text:p>
            <text:p>create (n)-[:diagnoses_icd_fk_hadm_id ]-&gt;(m)</text:p>
            <text:p>return n,m</text:p>
          </table:table-cell>
          <table:table-cell table:formula="of:=LOWER(IF([.H152]&lt;&gt;&quot;&quot;;[.H152];&quot;&quot;))" office:value-type="string" office:string-value="diagnoses_icd" calcext:value-type="string">
            <text:p>diagnoses_icd</text:p>
          </table:table-cell>
          <table:table-cell table:formula="of:=LOWER(IF([.H152]&lt;&gt;&quot;&quot;;[.K154];&quot;&quot;))" office:value-type="string" office:string-value="hadm_id" calcext:value-type="string">
            <text:p>hadm_id</text:p>
          </table:table-cell>
          <table:table-cell table:formula="of:=LOWER(IF([.H152]&lt;&gt;&quot;&quot;;[.M155];&quot;&quot;))" office:value-type="string" office:string-value="admissions" calcext:value-type="string">
            <text:p>admissions</text:p>
          </table:table-cell>
          <table:table-cell table:formula="of:=LOWER(IF([.H152]&lt;&gt;&quot;&quot;;[.N155];&quot;&quot;))" office:value-type="string" office:string-value="hadm_id" calcext:value-type="string">
            <text:p>hadm_id</text:p>
          </table:table-cell>
          <table:table-cell table:formula="of:=LOWER(IF([.H152]&lt;&gt;&quot;&quot;;[.J153];&quot;&quot;))" office:value-type="string" office:string-value="diagnoses_icd_fk_hadm_id" calcext:value-type="string">
            <text:p>diagnoses_icd_fk_hadm_id</text:p>
          </table:table-cell>
          <table:table-cell table:formula="of:=LOWER(IF([.H152]&lt;&gt;&quot;&quot;; &quot;MATCH (n:&quot; &amp; [.R152] &amp; &quot;), (m:&quot; &amp; [.P152] &amp; &quot;)&#10;WHERE m.&quot; &amp; [.Q152] &amp; &quot; = n. &quot; &amp; [.S152] &amp; &quot; &#10;create (n)-[:&quot; &amp; [.T152] &amp; &quot; ]-&gt;(m)&#10;RETURN n,m&quot;;&quot;&quot;))" office:value-type="string" office:string-value="match (n:admissions), (m:diagnoses_icd)&#10;where m.hadm_id = n. hadm_id &#10;create (n)-[:diagnoses_icd_fk_hadm_id ]-&gt;(m)&#10;return n,m" calcext:value-type="string">
            <text:p>match (n:admissions), (m:diagnoses_icd)</text:p>
            <text:p>where m.hadm_id = n. hadm_id </text:p>
            <text:p>create (n)-[:diagnoses_icd_fk_hadm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diagnoses_icd_fk_hadm_id</text:p>
          </table:table-cell>
          <table:table-cell table:formula="of:=OR( [.B153]=&quot;&quot;; NOT(ISERROR(FIND(&quot;DROP CONSTRAINT&quot;;[.B153]))); NOT(ISERROR(FIND(&quot;--&quot;;[.B153]))))" office:value-type="float" office:value="0" calcext:value-type="float">
            <text:p>0</text:p>
          </table:table-cell>
          <table:table-cell table:formula="of:=IF(AND( NOT([.C153]); NOT(ISERROR(FIND(&quot;ALTER TABLE&quot;;[.B153]  ))));&quot;Y&quot;;&quot;&quot;)">
            <text:p/>
          </table:table-cell>
          <table:table-cell table:formula="of:=IF(AND( [.D153]=&quot;&quot;; NOT(ISERROR(FIND(&quot;ADD CONSTRAINT&quot;;[.B153]  ))));&quot;Y&quot;;&quot;&quot;)" office:value-type="string" office:string-value="Y" calcext:value-type="string">
            <text:p>Y</text:p>
          </table:table-cell>
          <table:table-cell table:formula="of:=IF(AND( [.E153]=&quot;&quot;; NOT(ISERROR(FIND(&quot;FOREIGN KEY&quot;;[.B153]  ))));&quot;Y&quot;;&quot;&quot;)">
            <text:p/>
          </table:table-cell>
          <table:table-cell table:formula="of:=IF(AND( [.F153]=&quot;&quot;; NOT(ISERROR(FIND(&quot;REFERENCES&quot;;[.B153]  ))));&quot;Y&quot;;&quot;&quot;)">
            <text:p/>
          </table:table-cell>
          <table:table-cell table:formula="of:=IF([.D153]=&quot;Y&quot;; MID([.B153];FIND(&quot;ALTER TABLE&quot;;[.B153])+12;LEN([.B153]));&quot;&quot;)">
            <text:p/>
          </table:table-cell>
          <table:table-cell table:formula="of:=IF([.E153]=&quot;Y&quot;; MID([.B153];FIND(&quot;ADD CONSTRAINT&quot;;[.B153])+15;LEN([.B153]));&quot;&quot;)" office:value-type="string" office:string-value="diagnoses_icd_fk_hadm_id" calcext:value-type="string">
            <text:p>diagnoses_icd_fk_hadm_id</text:p>
          </table:table-cell>
          <table:table-cell table:formula="of:=[.I153]" office:value-type="string" office:string-value="diagnoses_icd_fk_hadm_id" calcext:value-type="string">
            <text:p>diagnoses_icd_fk_hadm_id</text:p>
          </table:table-cell>
          <table:table-cell table:formula="of:=IF([.F153]=&quot;Y&quot;; MID([.B153];FIND(&quot;FOREIGN KEY&quot;;[.B153])+13;LEN([.B153])-14);&quot;&quot;)">
            <text:p/>
          </table:table-cell>
          <table:table-cell table:formula="of:=IF([.G153]=&quot;Y&quot;; MID([.B153];FIND(&quot;REFERENCES&quot;;[.B153])+11;LEN([.B153]));&quot;&quot;)">
            <text:p/>
          </table:table-cell>
          <table:table-cell table:formula="of:=IF([.L153]&lt;&gt;&quot;&quot;;LEFT([.L153];FIND(&quot;(&quot;;[.L153])-1);&quot;&quot;)">
            <text:p/>
          </table:table-cell>
          <table:table-cell table:formula="of:=SUBSTITUTE( IF([.L153]&lt;&gt;&quot;&quot;;MID([.L153];FIND(&quot;(&quot;;[.L153])+1;LEN([.L153]));&quot;&quot;); &quot;);&quot;;&quot;&quot;)">
            <text:p/>
          </table:table-cell>
          <table:table-cell table:style-name="ce16" table:formula="of:=LOWER(IF([.H153]&lt;&gt;&quot;&quot;; &quot;MATCH (n:&quot; &amp; [.M156] &amp; &quot;), (m:&quot; &amp; [.H153] &amp; &quot;)&#10;WHERE m.&quot; &amp; [.K155] &amp; &quot; = n. &quot; &amp; [.N156] &amp; &quot; &#10;create (n)-[:&quot; &amp; [.J154] &amp; &quot; ]-&gt;(m)&#10;RETURN n,m&quot;;&quot;&quot;))">
            <text:p/>
          </table:table-cell>
          <table:table-cell table:formula="of:=LOWER(IF([.H153]&lt;&gt;&quot;&quot;;[.H153];&quot;&quot;))">
            <text:p/>
          </table:table-cell>
          <table:table-cell table:formula="of:=LOWER(IF([.H153]&lt;&gt;&quot;&quot;;[.K155];&quot;&quot;))">
            <text:p/>
          </table:table-cell>
          <table:table-cell table:formula="of:=LOWER(IF([.H153]&lt;&gt;&quot;&quot;;[.M156];&quot;&quot;))">
            <text:p/>
          </table:table-cell>
          <table:table-cell table:formula="of:=LOWER(IF([.H153]&lt;&gt;&quot;&quot;;[.N156];&quot;&quot;))">
            <text:p/>
          </table:table-cell>
          <table:table-cell table:formula="of:=LOWER(IF([.H153]&lt;&gt;&quot;&quot;;[.J154];&quot;&quot;))">
            <text:p/>
          </table:table-cell>
          <table:table-cell table:formula="of:=LOWER(IF([.H153]&lt;&gt;&quot;&quot;; &quot;MATCH (n:&quot; &amp; [.R153] &amp; &quot;), (m:&quot; &amp; [.P153] &amp; &quot;)&#10;WHERE m.&quot; &amp; [.Q153] &amp; &quot; = n. &quot; &amp; [.S153] &amp; &quot; &#10;create (n)-[:&quot; &amp; [.T15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HADM_ID)</text:p>
          </table:table-cell>
          <table:table-cell table:formula="of:=OR( [.B154]=&quot;&quot;; NOT(ISERROR(FIND(&quot;DROP CONSTRAINT&quot;;[.B154]))); NOT(ISERROR(FIND(&quot;--&quot;;[.B154]))))" office:value-type="float" office:value="0" calcext:value-type="float">
            <text:p>0</text:p>
          </table:table-cell>
          <table:table-cell table:formula="of:=IF(AND( NOT([.C154]); NOT(ISERROR(FIND(&quot;ALTER TABLE&quot;;[.B154]  ))));&quot;Y&quot;;&quot;&quot;)">
            <text:p/>
          </table:table-cell>
          <table:table-cell table:formula="of:=IF(AND( [.D154]=&quot;&quot;; NOT(ISERROR(FIND(&quot;ADD CONSTRAINT&quot;;[.B154]  ))));&quot;Y&quot;;&quot;&quot;)">
            <text:p/>
          </table:table-cell>
          <table:table-cell table:formula="of:=IF(AND( [.E154]=&quot;&quot;; NOT(ISERROR(FIND(&quot;FOREIGN KEY&quot;;[.B154]  ))));&quot;Y&quot;;&quot;&quot;)" office:value-type="string" office:string-value="Y" calcext:value-type="string">
            <text:p>Y</text:p>
          </table:table-cell>
          <table:table-cell table:formula="of:=IF(AND( [.F154]=&quot;&quot;; NOT(ISERROR(FIND(&quot;REFERENCES&quot;;[.B154]  ))));&quot;Y&quot;;&quot;&quot;)">
            <text:p/>
          </table:table-cell>
          <table:table-cell table:formula="of:=IF([.D154]=&quot;Y&quot;; MID([.B154];FIND(&quot;ALTER TABLE&quot;;[.B154])+12;LEN([.B154]));&quot;&quot;)">
            <text:p/>
          </table:table-cell>
          <table:table-cell table:formula="of:=IF([.E154]=&quot;Y&quot;; MID([.B154];FIND(&quot;ADD CONSTRAINT&quot;;[.B154])+15;LEN([.B154]));&quot;&quot;)">
            <text:p/>
          </table:table-cell>
          <table:table-cell table:formula="of:=[.I154]">
            <text:p/>
          </table:table-cell>
          <table:table-cell table:formula="of:=IF([.F154]=&quot;Y&quot;; MID([.B154];FIND(&quot;FOREIGN KEY&quot;;[.B154])+13;LEN([.B154])-14);&quot;&quot;)" office:value-type="string" office:string-value="HADM_ID" calcext:value-type="string">
            <text:p>HADM_ID</text:p>
          </table:table-cell>
          <table:table-cell table:formula="of:=IF([.G154]=&quot;Y&quot;; MID([.B154];FIND(&quot;REFERENCES&quot;;[.B154])+11;LEN([.B154]));&quot;&quot;)">
            <text:p/>
          </table:table-cell>
          <table:table-cell table:formula="of:=IF([.L154]&lt;&gt;&quot;&quot;;LEFT([.L154];FIND(&quot;(&quot;;[.L154])-1);&quot;&quot;)">
            <text:p/>
          </table:table-cell>
          <table:table-cell table:formula="of:=SUBSTITUTE( IF([.L154]&lt;&gt;&quot;&quot;;MID([.L154];FIND(&quot;(&quot;;[.L154])+1;LEN([.L154]));&quot;&quot;); &quot;);&quot;;&quot;&quot;)">
            <text:p/>
          </table:table-cell>
          <table:table-cell table:style-name="ce16" table:formula="of:=LOWER(IF([.H154]&lt;&gt;&quot;&quot;; &quot;MATCH (n:&quot; &amp; [.M157] &amp; &quot;), (m:&quot; &amp; [.H154] &amp; &quot;)&#10;WHERE m.&quot; &amp; [.K156] &amp; &quot; = n. &quot; &amp; [.N157] &amp; &quot; &#10;create (n)-[:&quot; &amp; [.J155] &amp; &quot; ]-&gt;(m)&#10;RETURN n,m&quot;;&quot;&quot;))">
            <text:p/>
          </table:table-cell>
          <table:table-cell table:formula="of:=LOWER(IF([.H154]&lt;&gt;&quot;&quot;;[.H154];&quot;&quot;))">
            <text:p/>
          </table:table-cell>
          <table:table-cell table:formula="of:=LOWER(IF([.H154]&lt;&gt;&quot;&quot;;[.K156];&quot;&quot;))">
            <text:p/>
          </table:table-cell>
          <table:table-cell table:formula="of:=LOWER(IF([.H154]&lt;&gt;&quot;&quot;;[.M157];&quot;&quot;))">
            <text:p/>
          </table:table-cell>
          <table:table-cell table:formula="of:=LOWER(IF([.H154]&lt;&gt;&quot;&quot;;[.N157];&quot;&quot;))">
            <text:p/>
          </table:table-cell>
          <table:table-cell table:formula="of:=LOWER(IF([.H154]&lt;&gt;&quot;&quot;;[.J155];&quot;&quot;))">
            <text:p/>
          </table:table-cell>
          <table:table-cell table:formula="of:=LOWER(IF([.H154]&lt;&gt;&quot;&quot;; &quot;MATCH (n:&quot; &amp; [.R154] &amp; &quot;), (m:&quot; &amp; [.P154] &amp; &quot;)&#10;WHERE m.&quot; &amp; [.Q154] &amp; &quot; = n. &quot; &amp; [.S154] &amp; &quot; &#10;create (n)-[:&quot; &amp; [.T15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ADMISSIONS(HADM_ID);</text:p>
          </table:table-cell>
          <table:table-cell table:formula="of:=OR( [.B155]=&quot;&quot;; NOT(ISERROR(FIND(&quot;DROP CONSTRAINT&quot;;[.B155]))); NOT(ISERROR(FIND(&quot;--&quot;;[.B155]))))" office:value-type="float" office:value="0" calcext:value-type="float">
            <text:p>0</text:p>
          </table:table-cell>
          <table:table-cell table:formula="of:=IF(AND( NOT([.C155]); NOT(ISERROR(FIND(&quot;ALTER TABLE&quot;;[.B155]  ))));&quot;Y&quot;;&quot;&quot;)">
            <text:p/>
          </table:table-cell>
          <table:table-cell table:formula="of:=IF(AND( [.D155]=&quot;&quot;; NOT(ISERROR(FIND(&quot;ADD CONSTRAINT&quot;;[.B155]  ))));&quot;Y&quot;;&quot;&quot;)">
            <text:p/>
          </table:table-cell>
          <table:table-cell table:formula="of:=IF(AND( [.E155]=&quot;&quot;; NOT(ISERROR(FIND(&quot;FOREIGN KEY&quot;;[.B155]  ))));&quot;Y&quot;;&quot;&quot;)">
            <text:p/>
          </table:table-cell>
          <table:table-cell table:formula="of:=IF(AND( [.F155]=&quot;&quot;; NOT(ISERROR(FIND(&quot;REFERENCES&quot;;[.B155]  ))));&quot;Y&quot;;&quot;&quot;)" office:value-type="string" office:string-value="Y" calcext:value-type="string">
            <text:p>Y</text:p>
          </table:table-cell>
          <table:table-cell table:formula="of:=IF([.D155]=&quot;Y&quot;; MID([.B155];FIND(&quot;ALTER TABLE&quot;;[.B155])+12;LEN([.B155]));&quot;&quot;)">
            <text:p/>
          </table:table-cell>
          <table:table-cell table:formula="of:=IF([.E155]=&quot;Y&quot;; MID([.B155];FIND(&quot;ADD CONSTRAINT&quot;;[.B155])+15;LEN([.B155]));&quot;&quot;)">
            <text:p/>
          </table:table-cell>
          <table:table-cell table:formula="of:=[.I155]">
            <text:p/>
          </table:table-cell>
          <table:table-cell table:formula="of:=IF([.F155]=&quot;Y&quot;; MID([.B155];FIND(&quot;FOREIGN KEY&quot;;[.B155])+13;LEN([.B155])-14);&quot;&quot;)">
            <text:p/>
          </table:table-cell>
          <table:table-cell table:formula="of:=IF([.G155]=&quot;Y&quot;; MID([.B155];FIND(&quot;REFERENCES&quot;;[.B155])+11;LEN([.B155]));&quot;&quot;)" office:value-type="string" office:string-value="ADMISSIONS(HADM_ID);" calcext:value-type="string">
            <text:p>ADMISSIONS(HADM_ID);</text:p>
          </table:table-cell>
          <table:table-cell table:formula="of:=IF([.L155]&lt;&gt;&quot;&quot;;LEFT([.L155];FIND(&quot;(&quot;;[.L155])-1);&quot;&quot;)" office:value-type="string" office:string-value="ADMISSIONS" calcext:value-type="string">
            <text:p>ADMISSIONS</text:p>
          </table:table-cell>
          <table:table-cell table:formula="of:=SUBSTITUTE( IF([.L155]&lt;&gt;&quot;&quot;;MID([.L155];FIND(&quot;(&quot;;[.L155])+1;LEN([.L155]));&quot;&quot;); &quot;);&quot;;&quot;&quot;)" office:value-type="string" office:string-value="HADM_ID" calcext:value-type="string">
            <text:p>HADM_ID</text:p>
          </table:table-cell>
          <table:table-cell table:style-name="ce16" table:formula="of:=LOWER(IF([.H155]&lt;&gt;&quot;&quot;; &quot;MATCH (n:&quot; &amp; [.M158] &amp; &quot;), (m:&quot; &amp; [.H155] &amp; &quot;)&#10;WHERE m.&quot; &amp; [.K157] &amp; &quot; = n. &quot; &amp; [.N158] &amp; &quot; &#10;create (n)-[:&quot; &amp; [.J156] &amp; &quot; ]-&gt;(m)&#10;RETURN n,m&quot;;&quot;&quot;))">
            <text:p/>
          </table:table-cell>
          <table:table-cell table:formula="of:=LOWER(IF([.H155]&lt;&gt;&quot;&quot;;[.H155];&quot;&quot;))">
            <text:p/>
          </table:table-cell>
          <table:table-cell table:formula="of:=LOWER(IF([.H155]&lt;&gt;&quot;&quot;;[.K157];&quot;&quot;))">
            <text:p/>
          </table:table-cell>
          <table:table-cell table:formula="of:=LOWER(IF([.H155]&lt;&gt;&quot;&quot;;[.M158];&quot;&quot;))">
            <text:p/>
          </table:table-cell>
          <table:table-cell table:formula="of:=LOWER(IF([.H155]&lt;&gt;&quot;&quot;;[.N158];&quot;&quot;))">
            <text:p/>
          </table:table-cell>
          <table:table-cell table:formula="of:=LOWER(IF([.H155]&lt;&gt;&quot;&quot;;[.J156];&quot;&quot;))">
            <text:p/>
          </table:table-cell>
          <table:table-cell table:formula="of:=LOWER(IF([.H155]&lt;&gt;&quot;&quot;; &quot;MATCH (n:&quot; &amp; [.R155] &amp; &quot;), (m:&quot; &amp; [.P155] &amp; &quot;)&#10;WHERE m.&quot; &amp; [.Q155] &amp; &quot; = n. &quot; &amp; [.S155] &amp; &quot; &#10;create (n)-[:&quot; &amp; [.T15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56]=&quot;&quot;; NOT(ISERROR(FIND(&quot;DROP CONSTRAINT&quot;;[.B156]))); NOT(ISERROR(FIND(&quot;--&quot;;[.B156]))))" office:value-type="float" office:value="1" calcext:value-type="float">
            <text:p>1</text:p>
          </table:table-cell>
          <table:table-cell table:formula="of:=IF(AND( NOT([.C156]); NOT(ISERROR(FIND(&quot;ALTER TABLE&quot;;[.B156]  ))));&quot;Y&quot;;&quot;&quot;)">
            <text:p/>
          </table:table-cell>
          <table:table-cell table:formula="of:=IF(AND( [.D156]=&quot;&quot;; NOT(ISERROR(FIND(&quot;ADD CONSTRAINT&quot;;[.B156]  ))));&quot;Y&quot;;&quot;&quot;)">
            <text:p/>
          </table:table-cell>
          <table:table-cell table:formula="of:=IF(AND( [.E156]=&quot;&quot;; NOT(ISERROR(FIND(&quot;FOREIGN KEY&quot;;[.B156]  ))));&quot;Y&quot;;&quot;&quot;)">
            <text:p/>
          </table:table-cell>
          <table:table-cell table:formula="of:=IF(AND( [.F156]=&quot;&quot;; NOT(ISERROR(FIND(&quot;REFERENCES&quot;;[.B156]  ))));&quot;Y&quot;;&quot;&quot;)">
            <text:p/>
          </table:table-cell>
          <table:table-cell table:formula="of:=IF([.D156]=&quot;Y&quot;; MID([.B156];FIND(&quot;ALTER TABLE&quot;;[.B156])+12;LEN([.B156]));&quot;&quot;)">
            <text:p/>
          </table:table-cell>
          <table:table-cell table:formula="of:=IF([.E156]=&quot;Y&quot;; MID([.B156];FIND(&quot;ADD CONSTRAINT&quot;;[.B156])+15;LEN([.B156]));&quot;&quot;)">
            <text:p/>
          </table:table-cell>
          <table:table-cell table:formula="of:=[.I156]">
            <text:p/>
          </table:table-cell>
          <table:table-cell table:formula="of:=IF([.F156]=&quot;Y&quot;; MID([.B156];FIND(&quot;FOREIGN KEY&quot;;[.B156])+13;LEN([.B156])-14);&quot;&quot;)">
            <text:p/>
          </table:table-cell>
          <table:table-cell table:formula="of:=IF([.G156]=&quot;Y&quot;; MID([.B156];FIND(&quot;REFERENCES&quot;;[.B156])+11;LEN([.B156]));&quot;&quot;)">
            <text:p/>
          </table:table-cell>
          <table:table-cell table:formula="of:=IF([.L156]&lt;&gt;&quot;&quot;;LEFT([.L156];FIND(&quot;(&quot;;[.L156])-1);&quot;&quot;)">
            <text:p/>
          </table:table-cell>
          <table:table-cell table:formula="of:=SUBSTITUTE( IF([.L156]&lt;&gt;&quot;&quot;;MID([.L156];FIND(&quot;(&quot;;[.L156])+1;LEN([.L156]));&quot;&quot;); &quot;);&quot;;&quot;&quot;)">
            <text:p/>
          </table:table-cell>
          <table:table-cell table:style-name="ce16" table:formula="of:=LOWER(IF([.H156]&lt;&gt;&quot;&quot;; &quot;MATCH (n:&quot; &amp; [.M159] &amp; &quot;), (m:&quot; &amp; [.H156] &amp; &quot;)&#10;WHERE m.&quot; &amp; [.K158] &amp; &quot; = n. &quot; &amp; [.N159] &amp; &quot; &#10;create (n)-[:&quot; &amp; [.J157] &amp; &quot; ]-&gt;(m)&#10;RETURN n,m&quot;;&quot;&quot;))">
            <text:p/>
          </table:table-cell>
          <table:table-cell table:formula="of:=LOWER(IF([.H156]&lt;&gt;&quot;&quot;;[.H156];&quot;&quot;))">
            <text:p/>
          </table:table-cell>
          <table:table-cell table:formula="of:=LOWER(IF([.H156]&lt;&gt;&quot;&quot;;[.K158];&quot;&quot;))">
            <text:p/>
          </table:table-cell>
          <table:table-cell table:formula="of:=LOWER(IF([.H156]&lt;&gt;&quot;&quot;;[.M159];&quot;&quot;))">
            <text:p/>
          </table:table-cell>
          <table:table-cell table:formula="of:=LOWER(IF([.H156]&lt;&gt;&quot;&quot;;[.N159];&quot;&quot;))">
            <text:p/>
          </table:table-cell>
          <table:table-cell table:formula="of:=LOWER(IF([.H156]&lt;&gt;&quot;&quot;;[.J157];&quot;&quot;))">
            <text:p/>
          </table:table-cell>
          <table:table-cell table:formula="of:=LOWER(IF([.H156]&lt;&gt;&quot;&quot;; &quot;MATCH (n:&quot; &amp; [.R156] &amp; &quot;), (m:&quot; &amp; [.P156] &amp; &quot;)&#10;WHERE m.&quot; &amp; [.Q156] &amp; &quot; = n. &quot; &amp; [.S156] &amp; &quot; &#10;create (n)-[:&quot; &amp; [.T15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-- ICD9_code</text:p>
          </table:table-cell>
          <table:table-cell table:formula="of:=OR( [.B157]=&quot;&quot;; NOT(ISERROR(FIND(&quot;DROP CONSTRAINT&quot;;[.B157]))); NOT(ISERROR(FIND(&quot;--&quot;;[.B157]))))" office:value-type="float" office:value="1" calcext:value-type="float">
            <text:p>1</text:p>
          </table:table-cell>
          <table:table-cell table:formula="of:=IF(AND( NOT([.C157]); NOT(ISERROR(FIND(&quot;ALTER TABLE&quot;;[.B157]  ))));&quot;Y&quot;;&quot;&quot;)">
            <text:p/>
          </table:table-cell>
          <table:table-cell table:formula="of:=IF(AND( [.D157]=&quot;&quot;; NOT(ISERROR(FIND(&quot;ADD CONSTRAINT&quot;;[.B157]  ))));&quot;Y&quot;;&quot;&quot;)">
            <text:p/>
          </table:table-cell>
          <table:table-cell table:formula="of:=IF(AND( [.E157]=&quot;&quot;; NOT(ISERROR(FIND(&quot;FOREIGN KEY&quot;;[.B157]  ))));&quot;Y&quot;;&quot;&quot;)">
            <text:p/>
          </table:table-cell>
          <table:table-cell table:formula="of:=IF(AND( [.F157]=&quot;&quot;; NOT(ISERROR(FIND(&quot;REFERENCES&quot;;[.B157]  ))));&quot;Y&quot;;&quot;&quot;)">
            <text:p/>
          </table:table-cell>
          <table:table-cell table:formula="of:=IF([.D157]=&quot;Y&quot;; MID([.B157];FIND(&quot;ALTER TABLE&quot;;[.B157])+12;LEN([.B157]));&quot;&quot;)">
            <text:p/>
          </table:table-cell>
          <table:table-cell table:formula="of:=IF([.E157]=&quot;Y&quot;; MID([.B157];FIND(&quot;ADD CONSTRAINT&quot;;[.B157])+15;LEN([.B157]));&quot;&quot;)">
            <text:p/>
          </table:table-cell>
          <table:table-cell table:formula="of:=[.I157]">
            <text:p/>
          </table:table-cell>
          <table:table-cell table:formula="of:=IF([.F157]=&quot;Y&quot;; MID([.B157];FIND(&quot;FOREIGN KEY&quot;;[.B157])+13;LEN([.B157])-14);&quot;&quot;)">
            <text:p/>
          </table:table-cell>
          <table:table-cell table:formula="of:=IF([.G157]=&quot;Y&quot;; MID([.B157];FIND(&quot;REFERENCES&quot;;[.B157])+11;LEN([.B157]));&quot;&quot;)">
            <text:p/>
          </table:table-cell>
          <table:table-cell table:formula="of:=IF([.L157]&lt;&gt;&quot;&quot;;LEFT([.L157];FIND(&quot;(&quot;;[.L157])-1);&quot;&quot;)">
            <text:p/>
          </table:table-cell>
          <table:table-cell table:formula="of:=SUBSTITUTE( IF([.L157]&lt;&gt;&quot;&quot;;MID([.L157];FIND(&quot;(&quot;;[.L157])+1;LEN([.L157]));&quot;&quot;); &quot;);&quot;;&quot;&quot;)">
            <text:p/>
          </table:table-cell>
          <table:table-cell table:style-name="ce16" table:formula="of:=LOWER(IF([.H157]&lt;&gt;&quot;&quot;; &quot;MATCH (n:&quot; &amp; [.M160] &amp; &quot;), (m:&quot; &amp; [.H157] &amp; &quot;)&#10;WHERE m.&quot; &amp; [.K159] &amp; &quot; = n. &quot; &amp; [.N160] &amp; &quot; &#10;create (n)-[:&quot; &amp; [.J158] &amp; &quot; ]-&gt;(m)&#10;RETURN n,m&quot;;&quot;&quot;))">
            <text:p/>
          </table:table-cell>
          <table:table-cell table:formula="of:=LOWER(IF([.H157]&lt;&gt;&quot;&quot;;[.H157];&quot;&quot;))">
            <text:p/>
          </table:table-cell>
          <table:table-cell table:formula="of:=LOWER(IF([.H157]&lt;&gt;&quot;&quot;;[.K159];&quot;&quot;))">
            <text:p/>
          </table:table-cell>
          <table:table-cell table:formula="of:=LOWER(IF([.H157]&lt;&gt;&quot;&quot;;[.M160];&quot;&quot;))">
            <text:p/>
          </table:table-cell>
          <table:table-cell table:formula="of:=LOWER(IF([.H157]&lt;&gt;&quot;&quot;;[.N160];&quot;&quot;))">
            <text:p/>
          </table:table-cell>
          <table:table-cell table:formula="of:=LOWER(IF([.H157]&lt;&gt;&quot;&quot;;[.J158];&quot;&quot;))">
            <text:p/>
          </table:table-cell>
          <table:table-cell table:formula="of:=LOWER(IF([.H157]&lt;&gt;&quot;&quot;; &quot;MATCH (n:&quot; &amp; [.R157] &amp; &quot;), (m:&quot; &amp; [.P157] &amp; &quot;)&#10;WHERE m.&quot; &amp; [.Q157] &amp; &quot; = n. &quot; &amp; [.S157] &amp; &quot; &#10;create (n)-[:&quot; &amp; [.T15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ALTER TABLE DIAGNOSES_ICD DROP CONSTRAINT IF EXISTS diagnoses_icd_fk_icd9;</text:p>
          </table:table-cell>
          <table:table-cell table:formula="of:=OR( [.B158]=&quot;&quot;; NOT(ISERROR(FIND(&quot;DROP CONSTRAINT&quot;;[.B158]))); NOT(ISERROR(FIND(&quot;--&quot;;[.B158]))))" office:value-type="float" office:value="1" calcext:value-type="float">
            <text:p>1</text:p>
          </table:table-cell>
          <table:table-cell table:formula="of:=IF(AND( NOT([.C158]); NOT(ISERROR(FIND(&quot;ALTER TABLE&quot;;[.B158]  ))));&quot;Y&quot;;&quot;&quot;)">
            <text:p/>
          </table:table-cell>
          <table:table-cell table:formula="of:=IF(AND( [.D158]=&quot;&quot;; NOT(ISERROR(FIND(&quot;ADD CONSTRAINT&quot;;[.B158]  ))));&quot;Y&quot;;&quot;&quot;)">
            <text:p/>
          </table:table-cell>
          <table:table-cell table:formula="of:=IF(AND( [.E158]=&quot;&quot;; NOT(ISERROR(FIND(&quot;FOREIGN KEY&quot;;[.B158]  ))));&quot;Y&quot;;&quot;&quot;)">
            <text:p/>
          </table:table-cell>
          <table:table-cell table:formula="of:=IF(AND( [.F158]=&quot;&quot;; NOT(ISERROR(FIND(&quot;REFERENCES&quot;;[.B158]  ))));&quot;Y&quot;;&quot;&quot;)">
            <text:p/>
          </table:table-cell>
          <table:table-cell table:formula="of:=IF([.D158]=&quot;Y&quot;; MID([.B158];FIND(&quot;ALTER TABLE&quot;;[.B158])+12;LEN([.B158]));&quot;&quot;)">
            <text:p/>
          </table:table-cell>
          <table:table-cell table:formula="of:=IF([.E158]=&quot;Y&quot;; MID([.B158];FIND(&quot;ADD CONSTRAINT&quot;;[.B158])+15;LEN([.B158]));&quot;&quot;)">
            <text:p/>
          </table:table-cell>
          <table:table-cell table:formula="of:=[.I158]">
            <text:p/>
          </table:table-cell>
          <table:table-cell table:formula="of:=IF([.F158]=&quot;Y&quot;; MID([.B158];FIND(&quot;FOREIGN KEY&quot;;[.B158])+13;LEN([.B158])-14);&quot;&quot;)">
            <text:p/>
          </table:table-cell>
          <table:table-cell table:formula="of:=IF([.G158]=&quot;Y&quot;; MID([.B158];FIND(&quot;REFERENCES&quot;;[.B158])+11;LEN([.B158]));&quot;&quot;)">
            <text:p/>
          </table:table-cell>
          <table:table-cell table:formula="of:=IF([.L158]&lt;&gt;&quot;&quot;;LEFT([.L158];FIND(&quot;(&quot;;[.L158])-1);&quot;&quot;)">
            <text:p/>
          </table:table-cell>
          <table:table-cell table:formula="of:=SUBSTITUTE( IF([.L158]&lt;&gt;&quot;&quot;;MID([.L158];FIND(&quot;(&quot;;[.L158])+1;LEN([.L158]));&quot;&quot;); &quot;);&quot;;&quot;&quot;)">
            <text:p/>
          </table:table-cell>
          <table:table-cell table:style-name="ce16" table:formula="of:=LOWER(IF([.H158]&lt;&gt;&quot;&quot;; &quot;MATCH (n:&quot; &amp; [.M161] &amp; &quot;), (m:&quot; &amp; [.H158] &amp; &quot;)&#10;WHERE m.&quot; &amp; [.K160] &amp; &quot; = n. &quot; &amp; [.N161] &amp; &quot; &#10;create (n)-[:&quot; &amp; [.J159] &amp; &quot; ]-&gt;(m)&#10;RETURN n,m&quot;;&quot;&quot;))">
            <text:p/>
          </table:table-cell>
          <table:table-cell table:formula="of:=LOWER(IF([.H158]&lt;&gt;&quot;&quot;;[.H158];&quot;&quot;))">
            <text:p/>
          </table:table-cell>
          <table:table-cell table:formula="of:=LOWER(IF([.H158]&lt;&gt;&quot;&quot;;[.K160];&quot;&quot;))">
            <text:p/>
          </table:table-cell>
          <table:table-cell table:formula="of:=LOWER(IF([.H158]&lt;&gt;&quot;&quot;;[.M161];&quot;&quot;))">
            <text:p/>
          </table:table-cell>
          <table:table-cell table:formula="of:=LOWER(IF([.H158]&lt;&gt;&quot;&quot;;[.N161];&quot;&quot;))">
            <text:p/>
          </table:table-cell>
          <table:table-cell table:formula="of:=LOWER(IF([.H158]&lt;&gt;&quot;&quot;;[.J159];&quot;&quot;))">
            <text:p/>
          </table:table-cell>
          <table:table-cell table:formula="of:=LOWER(IF([.H158]&lt;&gt;&quot;&quot;; &quot;MATCH (n:&quot; &amp; [.R158] &amp; &quot;), (m:&quot; &amp; [.P158] &amp; &quot;)&#10;WHERE m.&quot; &amp; [.Q158] &amp; &quot; = n. &quot; &amp; [.S158] &amp; &quot; &#10;create (n)-[:&quot; &amp; [.T15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ALTER TABLE DIAGNOSES_ICD</text:p>
          </table:table-cell>
          <table:table-cell table:formula="of:=OR( [.B159]=&quot;&quot;; NOT(ISERROR(FIND(&quot;DROP CONSTRAINT&quot;;[.B159]))); NOT(ISERROR(FIND(&quot;--&quot;;[.B159]))))" office:value-type="float" office:value="1" calcext:value-type="float">
            <text:p>1</text:p>
          </table:table-cell>
          <table:table-cell table:formula="of:=IF(AND( NOT([.C159]); NOT(ISERROR(FIND(&quot;ALTER TABLE&quot;;[.B159]  ))));&quot;Y&quot;;&quot;&quot;)">
            <text:p/>
          </table:table-cell>
          <table:table-cell table:formula="of:=IF(AND( [.D159]=&quot;&quot;; NOT(ISERROR(FIND(&quot;ADD CONSTRAINT&quot;;[.B159]  ))));&quot;Y&quot;;&quot;&quot;)">
            <text:p/>
          </table:table-cell>
          <table:table-cell table:formula="of:=IF(AND( [.E159]=&quot;&quot;; NOT(ISERROR(FIND(&quot;FOREIGN KEY&quot;;[.B159]  ))));&quot;Y&quot;;&quot;&quot;)">
            <text:p/>
          </table:table-cell>
          <table:table-cell table:formula="of:=IF(AND( [.F159]=&quot;&quot;; NOT(ISERROR(FIND(&quot;REFERENCES&quot;;[.B159]  ))));&quot;Y&quot;;&quot;&quot;)">
            <text:p/>
          </table:table-cell>
          <table:table-cell table:formula="of:=IF([.D159]=&quot;Y&quot;; MID([.B159];FIND(&quot;ALTER TABLE&quot;;[.B159])+12;LEN([.B159]));&quot;&quot;)">
            <text:p/>
          </table:table-cell>
          <table:table-cell table:formula="of:=IF([.E159]=&quot;Y&quot;; MID([.B159];FIND(&quot;ADD CONSTRAINT&quot;;[.B159])+15;LEN([.B159]));&quot;&quot;)">
            <text:p/>
          </table:table-cell>
          <table:table-cell table:formula="of:=[.I159]">
            <text:p/>
          </table:table-cell>
          <table:table-cell table:formula="of:=IF([.F159]=&quot;Y&quot;; MID([.B159];FIND(&quot;FOREIGN KEY&quot;;[.B159])+13;LEN([.B159])-14);&quot;&quot;)">
            <text:p/>
          </table:table-cell>
          <table:table-cell table:formula="of:=IF([.G159]=&quot;Y&quot;; MID([.B159];FIND(&quot;REFERENCES&quot;;[.B159])+11;LEN([.B159]));&quot;&quot;)">
            <text:p/>
          </table:table-cell>
          <table:table-cell table:formula="of:=IF([.L159]&lt;&gt;&quot;&quot;;LEFT([.L159];FIND(&quot;(&quot;;[.L159])-1);&quot;&quot;)">
            <text:p/>
          </table:table-cell>
          <table:table-cell table:formula="of:=SUBSTITUTE( IF([.L159]&lt;&gt;&quot;&quot;;MID([.L159];FIND(&quot;(&quot;;[.L159])+1;LEN([.L159]));&quot;&quot;); &quot;);&quot;;&quot;&quot;)">
            <text:p/>
          </table:table-cell>
          <table:table-cell table:style-name="ce16" table:formula="of:=LOWER(IF([.H159]&lt;&gt;&quot;&quot;; &quot;MATCH (n:&quot; &amp; [.M162] &amp; &quot;), (m:&quot; &amp; [.H159] &amp; &quot;)&#10;WHERE m.&quot; &amp; [.K161] &amp; &quot; = n. &quot; &amp; [.N162] &amp; &quot; &#10;create (n)-[:&quot; &amp; [.J160] &amp; &quot; ]-&gt;(m)&#10;RETURN n,m&quot;;&quot;&quot;))">
            <text:p/>
          </table:table-cell>
          <table:table-cell table:formula="of:=LOWER(IF([.H159]&lt;&gt;&quot;&quot;;[.H159];&quot;&quot;))">
            <text:p/>
          </table:table-cell>
          <table:table-cell table:formula="of:=LOWER(IF([.H159]&lt;&gt;&quot;&quot;;[.K161];&quot;&quot;))">
            <text:p/>
          </table:table-cell>
          <table:table-cell table:formula="of:=LOWER(IF([.H159]&lt;&gt;&quot;&quot;;[.M162];&quot;&quot;))">
            <text:p/>
          </table:table-cell>
          <table:table-cell table:formula="of:=LOWER(IF([.H159]&lt;&gt;&quot;&quot;;[.N162];&quot;&quot;))">
            <text:p/>
          </table:table-cell>
          <table:table-cell table:formula="of:=LOWER(IF([.H159]&lt;&gt;&quot;&quot;;[.J160];&quot;&quot;))">
            <text:p/>
          </table:table-cell>
          <table:table-cell table:formula="of:=LOWER(IF([.H159]&lt;&gt;&quot;&quot;; &quot;MATCH (n:&quot; &amp; [.R159] &amp; &quot;), (m:&quot; &amp; [.P159] &amp; &quot;)&#10;WHERE m.&quot; &amp; [.Q159] &amp; &quot; = n. &quot; &amp; [.S159] &amp; &quot; &#10;create (n)-[:&quot; &amp; [.T15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ADD CONSTRAINT diagnoses_icd_fk_icd9</text:p>
          </table:table-cell>
          <table:table-cell table:formula="of:=OR( [.B160]=&quot;&quot;; NOT(ISERROR(FIND(&quot;DROP CONSTRAINT&quot;;[.B160]))); NOT(ISERROR(FIND(&quot;--&quot;;[.B160]))))" office:value-type="float" office:value="1" calcext:value-type="float">
            <text:p>1</text:p>
          </table:table-cell>
          <table:table-cell table:formula="of:=IF(AND( NOT([.C160]); NOT(ISERROR(FIND(&quot;ALTER TABLE&quot;;[.B160]  ))));&quot;Y&quot;;&quot;&quot;)">
            <text:p/>
          </table:table-cell>
          <table:table-cell table:formula="of:=IF(AND( [.D160]=&quot;&quot;; NOT(ISERROR(FIND(&quot;ADD CONSTRAINT&quot;;[.B160]  ))));&quot;Y&quot;;&quot;&quot;)" office:value-type="string" office:string-value="Y" calcext:value-type="string">
            <text:p>Y</text:p>
          </table:table-cell>
          <table:table-cell table:formula="of:=IF(AND( [.E160]=&quot;&quot;; NOT(ISERROR(FIND(&quot;FOREIGN KEY&quot;;[.B160]  ))));&quot;Y&quot;;&quot;&quot;)">
            <text:p/>
          </table:table-cell>
          <table:table-cell table:formula="of:=IF(AND( [.F160]=&quot;&quot;; NOT(ISERROR(FIND(&quot;REFERENCES&quot;;[.B160]  ))));&quot;Y&quot;;&quot;&quot;)">
            <text:p/>
          </table:table-cell>
          <table:table-cell table:formula="of:=IF([.D160]=&quot;Y&quot;; MID([.B160];FIND(&quot;ALTER TABLE&quot;;[.B160])+12;LEN([.B160]));&quot;&quot;)">
            <text:p/>
          </table:table-cell>
          <table:table-cell table:formula="of:=IF([.E160]=&quot;Y&quot;; MID([.B160];FIND(&quot;ADD CONSTRAINT&quot;;[.B160])+15;LEN([.B160]));&quot;&quot;)" office:value-type="string" office:string-value="diagnoses_icd_fk_icd9" calcext:value-type="string">
            <text:p>diagnoses_icd_fk_icd9</text:p>
          </table:table-cell>
          <table:table-cell table:formula="of:=[.I160]" office:value-type="string" office:string-value="diagnoses_icd_fk_icd9" calcext:value-type="string">
            <text:p>diagnoses_icd_fk_icd9</text:p>
          </table:table-cell>
          <table:table-cell table:formula="of:=IF([.F160]=&quot;Y&quot;; MID([.B160];FIND(&quot;FOREIGN KEY&quot;;[.B160])+13;LEN([.B160])-14);&quot;&quot;)">
            <text:p/>
          </table:table-cell>
          <table:table-cell table:formula="of:=IF([.G160]=&quot;Y&quot;; MID([.B160];FIND(&quot;REFERENCES&quot;;[.B160])+11;LEN([.B160]));&quot;&quot;)">
            <text:p/>
          </table:table-cell>
          <table:table-cell table:formula="of:=IF([.L160]&lt;&gt;&quot;&quot;;LEFT([.L160];FIND(&quot;(&quot;;[.L160])-1);&quot;&quot;)">
            <text:p/>
          </table:table-cell>
          <table:table-cell table:formula="of:=SUBSTITUTE( IF([.L160]&lt;&gt;&quot;&quot;;MID([.L160];FIND(&quot;(&quot;;[.L160])+1;LEN([.L160]));&quot;&quot;); &quot;);&quot;;&quot;&quot;)">
            <text:p/>
          </table:table-cell>
          <table:table-cell table:style-name="ce16" table:formula="of:=LOWER(IF([.H160]&lt;&gt;&quot;&quot;; &quot;MATCH (n:&quot; &amp; [.M163] &amp; &quot;), (m:&quot; &amp; [.H160] &amp; &quot;)&#10;WHERE m.&quot; &amp; [.K162] &amp; &quot; = n. &quot; &amp; [.N163] &amp; &quot; &#10;create (n)-[:&quot; &amp; [.J161] &amp; &quot; ]-&gt;(m)&#10;RETURN n,m&quot;;&quot;&quot;))">
            <text:p/>
          </table:table-cell>
          <table:table-cell table:formula="of:=LOWER(IF([.H160]&lt;&gt;&quot;&quot;;[.H160];&quot;&quot;))">
            <text:p/>
          </table:table-cell>
          <table:table-cell table:formula="of:=LOWER(IF([.H160]&lt;&gt;&quot;&quot;;[.K162];&quot;&quot;))">
            <text:p/>
          </table:table-cell>
          <table:table-cell table:formula="of:=LOWER(IF([.H160]&lt;&gt;&quot;&quot;;[.M163];&quot;&quot;))">
            <text:p/>
          </table:table-cell>
          <table:table-cell table:formula="of:=LOWER(IF([.H160]&lt;&gt;&quot;&quot;;[.N163];&quot;&quot;))">
            <text:p/>
          </table:table-cell>
          <table:table-cell table:formula="of:=LOWER(IF([.H160]&lt;&gt;&quot;&quot;;[.J161];&quot;&quot;))">
            <text:p/>
          </table:table-cell>
          <table:table-cell table:formula="of:=LOWER(IF([.H160]&lt;&gt;&quot;&quot;; &quot;MATCH (n:&quot; &amp; [.R160] &amp; &quot;), (m:&quot; &amp; [.P160] &amp; &quot;)&#10;WHERE m.&quot; &amp; [.Q160] &amp; &quot; = n. &quot; &amp; [.S160] &amp; &quot; &#10;create (n)-[:&quot; &amp; [.T16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FOREIGN KEY (ICD9_CODE)</text:p>
          </table:table-cell>
          <table:table-cell table:formula="of:=OR( [.B161]=&quot;&quot;; NOT(ISERROR(FIND(&quot;DROP CONSTRAINT&quot;;[.B161]))); NOT(ISERROR(FIND(&quot;--&quot;;[.B161]))))" office:value-type="float" office:value="1" calcext:value-type="float">
            <text:p>1</text:p>
          </table:table-cell>
          <table:table-cell table:formula="of:=IF(AND( NOT([.C161]); NOT(ISERROR(FIND(&quot;ALTER TABLE&quot;;[.B161]  ))));&quot;Y&quot;;&quot;&quot;)">
            <text:p/>
          </table:table-cell>
          <table:table-cell table:formula="of:=IF(AND( [.D161]=&quot;&quot;; NOT(ISERROR(FIND(&quot;ADD CONSTRAINT&quot;;[.B161]  ))));&quot;Y&quot;;&quot;&quot;)">
            <text:p/>
          </table:table-cell>
          <table:table-cell table:formula="of:=IF(AND( [.E161]=&quot;&quot;; NOT(ISERROR(FIND(&quot;FOREIGN KEY&quot;;[.B161]  ))));&quot;Y&quot;;&quot;&quot;)" office:value-type="string" office:string-value="Y" calcext:value-type="string">
            <text:p>Y</text:p>
          </table:table-cell>
          <table:table-cell table:formula="of:=IF(AND( [.F161]=&quot;&quot;; NOT(ISERROR(FIND(&quot;REFERENCES&quot;;[.B161]  ))));&quot;Y&quot;;&quot;&quot;)">
            <text:p/>
          </table:table-cell>
          <table:table-cell table:formula="of:=IF([.D161]=&quot;Y&quot;; MID([.B161];FIND(&quot;ALTER TABLE&quot;;[.B161])+12;LEN([.B161]));&quot;&quot;)">
            <text:p/>
          </table:table-cell>
          <table:table-cell table:formula="of:=IF([.E161]=&quot;Y&quot;; MID([.B161];FIND(&quot;ADD CONSTRAINT&quot;;[.B161])+15;LEN([.B161]));&quot;&quot;)">
            <text:p/>
          </table:table-cell>
          <table:table-cell table:formula="of:=[.I161]">
            <text:p/>
          </table:table-cell>
          <table:table-cell table:formula="of:=IF([.F161]=&quot;Y&quot;; MID([.B161];FIND(&quot;FOREIGN KEY&quot;;[.B161])+13;LEN([.B161])-14);&quot;&quot;)" office:value-type="string" office:string-value="ICD9_CODE)" calcext:value-type="string">
            <text:p>ICD9_CODE)</text:p>
          </table:table-cell>
          <table:table-cell table:formula="of:=IF([.G161]=&quot;Y&quot;; MID([.B161];FIND(&quot;REFERENCES&quot;;[.B161])+11;LEN([.B161]));&quot;&quot;)">
            <text:p/>
          </table:table-cell>
          <table:table-cell table:formula="of:=IF([.L161]&lt;&gt;&quot;&quot;;LEFT([.L161];FIND(&quot;(&quot;;[.L161])-1);&quot;&quot;)">
            <text:p/>
          </table:table-cell>
          <table:table-cell table:formula="of:=SUBSTITUTE( IF([.L161]&lt;&gt;&quot;&quot;;MID([.L161];FIND(&quot;(&quot;;[.L161])+1;LEN([.L161]));&quot;&quot;); &quot;);&quot;;&quot;&quot;)">
            <text:p/>
          </table:table-cell>
          <table:table-cell table:style-name="ce16" table:formula="of:=LOWER(IF([.H161]&lt;&gt;&quot;&quot;; &quot;MATCH (n:&quot; &amp; [.M164] &amp; &quot;), (m:&quot; &amp; [.H161] &amp; &quot;)&#10;WHERE m.&quot; &amp; [.K163] &amp; &quot; = n. &quot; &amp; [.N164] &amp; &quot; &#10;create (n)-[:&quot; &amp; [.J162] &amp; &quot; ]-&gt;(m)&#10;RETURN n,m&quot;;&quot;&quot;))">
            <text:p/>
          </table:table-cell>
          <table:table-cell table:formula="of:=LOWER(IF([.H161]&lt;&gt;&quot;&quot;;[.H161];&quot;&quot;))">
            <text:p/>
          </table:table-cell>
          <table:table-cell table:formula="of:=LOWER(IF([.H161]&lt;&gt;&quot;&quot;;[.K163];&quot;&quot;))">
            <text:p/>
          </table:table-cell>
          <table:table-cell table:formula="of:=LOWER(IF([.H161]&lt;&gt;&quot;&quot;;[.M164];&quot;&quot;))">
            <text:p/>
          </table:table-cell>
          <table:table-cell table:formula="of:=LOWER(IF([.H161]&lt;&gt;&quot;&quot;;[.N164];&quot;&quot;))">
            <text:p/>
          </table:table-cell>
          <table:table-cell table:formula="of:=LOWER(IF([.H161]&lt;&gt;&quot;&quot;;[.J162];&quot;&quot;))">
            <text:p/>
          </table:table-cell>
          <table:table-cell table:formula="of:=LOWER(IF([.H161]&lt;&gt;&quot;&quot;; &quot;MATCH (n:&quot; &amp; [.R161] &amp; &quot;), (m:&quot; &amp; [.P161] &amp; &quot;)&#10;WHERE m.&quot; &amp; [.Q161] &amp; &quot; = n. &quot; &amp; [.S161] &amp; &quot; &#10;create (n)-[:&quot; &amp; [.T16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REFERENCES D_ICD_DIAGNOSES(ICD9_CODE);</text:p>
          </table:table-cell>
          <table:table-cell table:formula="of:=OR( [.B162]=&quot;&quot;; NOT(ISERROR(FIND(&quot;DROP CONSTRAINT&quot;;[.B162]))); NOT(ISERROR(FIND(&quot;--&quot;;[.B162]))))" office:value-type="float" office:value="1" calcext:value-type="float">
            <text:p>1</text:p>
          </table:table-cell>
          <table:table-cell table:formula="of:=IF(AND( NOT([.C162]); NOT(ISERROR(FIND(&quot;ALTER TABLE&quot;;[.B162]  ))));&quot;Y&quot;;&quot;&quot;)">
            <text:p/>
          </table:table-cell>
          <table:table-cell table:formula="of:=IF(AND( [.D162]=&quot;&quot;; NOT(ISERROR(FIND(&quot;ADD CONSTRAINT&quot;;[.B162]  ))));&quot;Y&quot;;&quot;&quot;)">
            <text:p/>
          </table:table-cell>
          <table:table-cell table:formula="of:=IF(AND( [.E162]=&quot;&quot;; NOT(ISERROR(FIND(&quot;FOREIGN KEY&quot;;[.B162]  ))));&quot;Y&quot;;&quot;&quot;)">
            <text:p/>
          </table:table-cell>
          <table:table-cell table:formula="of:=IF(AND( [.F162]=&quot;&quot;; NOT(ISERROR(FIND(&quot;REFERENCES&quot;;[.B162]  ))));&quot;Y&quot;;&quot;&quot;)" office:value-type="string" office:string-value="Y" calcext:value-type="string">
            <text:p>Y</text:p>
          </table:table-cell>
          <table:table-cell table:formula="of:=IF([.D162]=&quot;Y&quot;; MID([.B162];FIND(&quot;ALTER TABLE&quot;;[.B162])+12;LEN([.B162]));&quot;&quot;)">
            <text:p/>
          </table:table-cell>
          <table:table-cell table:formula="of:=IF([.E162]=&quot;Y&quot;; MID([.B162];FIND(&quot;ADD CONSTRAINT&quot;;[.B162])+15;LEN([.B162]));&quot;&quot;)">
            <text:p/>
          </table:table-cell>
          <table:table-cell table:formula="of:=[.I162]">
            <text:p/>
          </table:table-cell>
          <table:table-cell table:formula="of:=IF([.F162]=&quot;Y&quot;; MID([.B162];FIND(&quot;FOREIGN KEY&quot;;[.B162])+13;LEN([.B162])-14);&quot;&quot;)">
            <text:p/>
          </table:table-cell>
          <table:table-cell table:formula="of:=IF([.G162]=&quot;Y&quot;; MID([.B162];FIND(&quot;REFERENCES&quot;;[.B162])+11;LEN([.B162]));&quot;&quot;)" office:value-type="string" office:string-value="D_ICD_DIAGNOSES(ICD9_CODE);" calcext:value-type="string">
            <text:p>D_ICD_DIAGNOSES(ICD9_CODE);</text:p>
          </table:table-cell>
          <table:table-cell table:formula="of:=IF([.L162]&lt;&gt;&quot;&quot;;LEFT([.L162];FIND(&quot;(&quot;;[.L162])-1);&quot;&quot;)" office:value-type="string" office:string-value="D_ICD_DIAGNOSES" calcext:value-type="string">
            <text:p>D_ICD_DIAGNOSES</text:p>
          </table:table-cell>
          <table:table-cell table:formula="of:=SUBSTITUTE( IF([.L162]&lt;&gt;&quot;&quot;;MID([.L162];FIND(&quot;(&quot;;[.L162])+1;LEN([.L162]));&quot;&quot;); &quot;);&quot;;&quot;&quot;)" office:value-type="string" office:string-value="ICD9_CODE" calcext:value-type="string">
            <text:p>ICD9_CODE</text:p>
          </table:table-cell>
          <table:table-cell table:style-name="ce16" table:formula="of:=LOWER(IF([.H162]&lt;&gt;&quot;&quot;; &quot;MATCH (n:&quot; &amp; [.M165] &amp; &quot;), (m:&quot; &amp; [.H162] &amp; &quot;)&#10;WHERE m.&quot; &amp; [.K164] &amp; &quot; = n. &quot; &amp; [.N165] &amp; &quot; &#10;create (n)-[:&quot; &amp; [.J163] &amp; &quot; ]-&gt;(m)&#10;RETURN n,m&quot;;&quot;&quot;))">
            <text:p/>
          </table:table-cell>
          <table:table-cell table:formula="of:=LOWER(IF([.H162]&lt;&gt;&quot;&quot;;[.H162];&quot;&quot;))">
            <text:p/>
          </table:table-cell>
          <table:table-cell table:formula="of:=LOWER(IF([.H162]&lt;&gt;&quot;&quot;;[.K164];&quot;&quot;))">
            <text:p/>
          </table:table-cell>
          <table:table-cell table:formula="of:=LOWER(IF([.H162]&lt;&gt;&quot;&quot;;[.M165];&quot;&quot;))">
            <text:p/>
          </table:table-cell>
          <table:table-cell table:formula="of:=LOWER(IF([.H162]&lt;&gt;&quot;&quot;;[.N165];&quot;&quot;))">
            <text:p/>
          </table:table-cell>
          <table:table-cell table:formula="of:=LOWER(IF([.H162]&lt;&gt;&quot;&quot;;[.J163];&quot;&quot;))">
            <text:p/>
          </table:table-cell>
          <table:table-cell table:formula="of:=LOWER(IF([.H162]&lt;&gt;&quot;&quot;; &quot;MATCH (n:&quot; &amp; [.R162] &amp; &quot;), (m:&quot; &amp; [.P162] &amp; &quot;)&#10;WHERE m.&quot; &amp; [.Q162] &amp; &quot; = n. &quot; &amp; [.S162] &amp; &quot; &#10;create (n)-[:&quot; &amp; [.T16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63]=&quot;&quot;; NOT(ISERROR(FIND(&quot;DROP CONSTRAINT&quot;;[.B163]))); NOT(ISERROR(FIND(&quot;--&quot;;[.B163]))))" office:value-type="float" office:value="1" calcext:value-type="float">
            <text:p>1</text:p>
          </table:table-cell>
          <table:table-cell table:formula="of:=IF(AND( NOT([.C163]); NOT(ISERROR(FIND(&quot;ALTER TABLE&quot;;[.B163]  ))));&quot;Y&quot;;&quot;&quot;)">
            <text:p/>
          </table:table-cell>
          <table:table-cell table:formula="of:=IF(AND( [.D163]=&quot;&quot;; NOT(ISERROR(FIND(&quot;ADD CONSTRAINT&quot;;[.B163]  ))));&quot;Y&quot;;&quot;&quot;)">
            <text:p/>
          </table:table-cell>
          <table:table-cell table:formula="of:=IF(AND( [.E163]=&quot;&quot;; NOT(ISERROR(FIND(&quot;FOREIGN KEY&quot;;[.B163]  ))));&quot;Y&quot;;&quot;&quot;)">
            <text:p/>
          </table:table-cell>
          <table:table-cell table:formula="of:=IF(AND( [.F163]=&quot;&quot;; NOT(ISERROR(FIND(&quot;REFERENCES&quot;;[.B163]  ))));&quot;Y&quot;;&quot;&quot;)">
            <text:p/>
          </table:table-cell>
          <table:table-cell table:formula="of:=IF([.D163]=&quot;Y&quot;; MID([.B163];FIND(&quot;ALTER TABLE&quot;;[.B163])+12;LEN([.B163]));&quot;&quot;)">
            <text:p/>
          </table:table-cell>
          <table:table-cell table:formula="of:=IF([.E163]=&quot;Y&quot;; MID([.B163];FIND(&quot;ADD CONSTRAINT&quot;;[.B163])+15;LEN([.B163]));&quot;&quot;)">
            <text:p/>
          </table:table-cell>
          <table:table-cell table:formula="of:=[.I163]">
            <text:p/>
          </table:table-cell>
          <table:table-cell table:formula="of:=IF([.F163]=&quot;Y&quot;; MID([.B163];FIND(&quot;FOREIGN KEY&quot;;[.B163])+13;LEN([.B163])-14);&quot;&quot;)">
            <text:p/>
          </table:table-cell>
          <table:table-cell table:formula="of:=IF([.G163]=&quot;Y&quot;; MID([.B163];FIND(&quot;REFERENCES&quot;;[.B163])+11;LEN([.B163]));&quot;&quot;)">
            <text:p/>
          </table:table-cell>
          <table:table-cell table:formula="of:=IF([.L163]&lt;&gt;&quot;&quot;;LEFT([.L163];FIND(&quot;(&quot;;[.L163])-1);&quot;&quot;)">
            <text:p/>
          </table:table-cell>
          <table:table-cell table:formula="of:=SUBSTITUTE( IF([.L163]&lt;&gt;&quot;&quot;;MID([.L163];FIND(&quot;(&quot;;[.L163])+1;LEN([.L163]));&quot;&quot;); &quot;);&quot;;&quot;&quot;)">
            <text:p/>
          </table:table-cell>
          <table:table-cell table:style-name="ce16" table:formula="of:=LOWER(IF([.H163]&lt;&gt;&quot;&quot;; &quot;MATCH (n:&quot; &amp; [.M166] &amp; &quot;), (m:&quot; &amp; [.H163] &amp; &quot;)&#10;WHERE m.&quot; &amp; [.K165] &amp; &quot; = n. &quot; &amp; [.N166] &amp; &quot; &#10;create (n)-[:&quot; &amp; [.J164] &amp; &quot; ]-&gt;(m)&#10;RETURN n,m&quot;;&quot;&quot;))">
            <text:p/>
          </table:table-cell>
          <table:table-cell table:formula="of:=LOWER(IF([.H163]&lt;&gt;&quot;&quot;;[.H163];&quot;&quot;))">
            <text:p/>
          </table:table-cell>
          <table:table-cell table:formula="of:=LOWER(IF([.H163]&lt;&gt;&quot;&quot;;[.K165];&quot;&quot;))">
            <text:p/>
          </table:table-cell>
          <table:table-cell table:formula="of:=LOWER(IF([.H163]&lt;&gt;&quot;&quot;;[.M166];&quot;&quot;))">
            <text:p/>
          </table:table-cell>
          <table:table-cell table:formula="of:=LOWER(IF([.H163]&lt;&gt;&quot;&quot;;[.N166];&quot;&quot;))">
            <text:p/>
          </table:table-cell>
          <table:table-cell table:formula="of:=LOWER(IF([.H163]&lt;&gt;&quot;&quot;;[.J164];&quot;&quot;))">
            <text:p/>
          </table:table-cell>
          <table:table-cell table:formula="of:=LOWER(IF([.H163]&lt;&gt;&quot;&quot;; &quot;MATCH (n:&quot; &amp; [.R163] &amp; &quot;), (m:&quot; &amp; [.P163] &amp; &quot;)&#10;WHERE m.&quot; &amp; [.Q163] &amp; &quot; = n. &quot; &amp; [.S163] &amp; &quot; &#10;create (n)-[:&quot; &amp; [.T16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</text:p>
          </table:table-cell>
          <table:table-cell table:formula="of:=OR( [.B164]=&quot;&quot;; NOT(ISERROR(FIND(&quot;DROP CONSTRAINT&quot;;[.B164]))); NOT(ISERROR(FIND(&quot;--&quot;;[.B164]))))" office:value-type="float" office:value="1" calcext:value-type="float">
            <text:p>1</text:p>
          </table:table-cell>
          <table:table-cell table:formula="of:=IF(AND( NOT([.C164]); NOT(ISERROR(FIND(&quot;ALTER TABLE&quot;;[.B164]  ))));&quot;Y&quot;;&quot;&quot;)">
            <text:p/>
          </table:table-cell>
          <table:table-cell table:formula="of:=IF(AND( [.D164]=&quot;&quot;; NOT(ISERROR(FIND(&quot;ADD CONSTRAINT&quot;;[.B164]  ))));&quot;Y&quot;;&quot;&quot;)">
            <text:p/>
          </table:table-cell>
          <table:table-cell table:formula="of:=IF(AND( [.E164]=&quot;&quot;; NOT(ISERROR(FIND(&quot;FOREIGN KEY&quot;;[.B164]  ))));&quot;Y&quot;;&quot;&quot;)">
            <text:p/>
          </table:table-cell>
          <table:table-cell table:formula="of:=IF(AND( [.F164]=&quot;&quot;; NOT(ISERROR(FIND(&quot;REFERENCES&quot;;[.B164]  ))));&quot;Y&quot;;&quot;&quot;)">
            <text:p/>
          </table:table-cell>
          <table:table-cell table:formula="of:=IF([.D164]=&quot;Y&quot;; MID([.B164];FIND(&quot;ALTER TABLE&quot;;[.B164])+12;LEN([.B164]));&quot;&quot;)">
            <text:p/>
          </table:table-cell>
          <table:table-cell table:formula="of:=IF([.E164]=&quot;Y&quot;; MID([.B164];FIND(&quot;ADD CONSTRAINT&quot;;[.B164])+15;LEN([.B164]));&quot;&quot;)">
            <text:p/>
          </table:table-cell>
          <table:table-cell table:formula="of:=[.I164]">
            <text:p/>
          </table:table-cell>
          <table:table-cell table:formula="of:=IF([.F164]=&quot;Y&quot;; MID([.B164];FIND(&quot;FOREIGN KEY&quot;;[.B164])+13;LEN([.B164])-14);&quot;&quot;)">
            <text:p/>
          </table:table-cell>
          <table:table-cell table:formula="of:=IF([.G164]=&quot;Y&quot;; MID([.B164];FIND(&quot;REFERENCES&quot;;[.B164])+11;LEN([.B164]));&quot;&quot;)">
            <text:p/>
          </table:table-cell>
          <table:table-cell table:formula="of:=IF([.L164]&lt;&gt;&quot;&quot;;LEFT([.L164];FIND(&quot;(&quot;;[.L164])-1);&quot;&quot;)">
            <text:p/>
          </table:table-cell>
          <table:table-cell table:formula="of:=SUBSTITUTE( IF([.L164]&lt;&gt;&quot;&quot;;MID([.L164];FIND(&quot;(&quot;;[.L164])+1;LEN([.L164]));&quot;&quot;); &quot;);&quot;;&quot;&quot;)">
            <text:p/>
          </table:table-cell>
          <table:table-cell table:style-name="ce16" table:formula="of:=LOWER(IF([.H164]&lt;&gt;&quot;&quot;; &quot;MATCH (n:&quot; &amp; [.M167] &amp; &quot;), (m:&quot; &amp; [.H164] &amp; &quot;)&#10;WHERE m.&quot; &amp; [.K166] &amp; &quot; = n. &quot; &amp; [.N167] &amp; &quot; &#10;create (n)-[:&quot; &amp; [.J165] &amp; &quot; ]-&gt;(m)&#10;RETURN n,m&quot;;&quot;&quot;))">
            <text:p/>
          </table:table-cell>
          <table:table-cell table:formula="of:=LOWER(IF([.H164]&lt;&gt;&quot;&quot;;[.H164];&quot;&quot;))">
            <text:p/>
          </table:table-cell>
          <table:table-cell table:formula="of:=LOWER(IF([.H164]&lt;&gt;&quot;&quot;;[.K166];&quot;&quot;))">
            <text:p/>
          </table:table-cell>
          <table:table-cell table:formula="of:=LOWER(IF([.H164]&lt;&gt;&quot;&quot;;[.M167];&quot;&quot;))">
            <text:p/>
          </table:table-cell>
          <table:table-cell table:formula="of:=LOWER(IF([.H164]&lt;&gt;&quot;&quot;;[.N167];&quot;&quot;))">
            <text:p/>
          </table:table-cell>
          <table:table-cell table:formula="of:=LOWER(IF([.H164]&lt;&gt;&quot;&quot;;[.J165];&quot;&quot;))">
            <text:p/>
          </table:table-cell>
          <table:table-cell table:formula="of:=LOWER(IF([.H164]&lt;&gt;&quot;&quot;; &quot;MATCH (n:&quot; &amp; [.R164] &amp; &quot;), (m:&quot; &amp; [.P164] &amp; &quot;)&#10;WHERE m.&quot; &amp; [.Q164] &amp; &quot; = n. &quot; &amp; [.S164] &amp; &quot; &#10;create (n)-[:&quot; &amp; [.T16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DRGCODES---</text:p>
          </table:table-cell>
          <table:table-cell table:formula="of:=OR( [.B165]=&quot;&quot;; NOT(ISERROR(FIND(&quot;DROP CONSTRAINT&quot;;[.B165]))); NOT(ISERROR(FIND(&quot;--&quot;;[.B165]))))" office:value-type="float" office:value="1" calcext:value-type="float">
            <text:p>1</text:p>
          </table:table-cell>
          <table:table-cell table:formula="of:=IF(AND( NOT([.C165]); NOT(ISERROR(FIND(&quot;ALTER TABLE&quot;;[.B165]  ))));&quot;Y&quot;;&quot;&quot;)">
            <text:p/>
          </table:table-cell>
          <table:table-cell table:formula="of:=IF(AND( [.D165]=&quot;&quot;; NOT(ISERROR(FIND(&quot;ADD CONSTRAINT&quot;;[.B165]  ))));&quot;Y&quot;;&quot;&quot;)">
            <text:p/>
          </table:table-cell>
          <table:table-cell table:formula="of:=IF(AND( [.E165]=&quot;&quot;; NOT(ISERROR(FIND(&quot;FOREIGN KEY&quot;;[.B165]  ))));&quot;Y&quot;;&quot;&quot;)">
            <text:p/>
          </table:table-cell>
          <table:table-cell table:formula="of:=IF(AND( [.F165]=&quot;&quot;; NOT(ISERROR(FIND(&quot;REFERENCES&quot;;[.B165]  ))));&quot;Y&quot;;&quot;&quot;)">
            <text:p/>
          </table:table-cell>
          <table:table-cell table:formula="of:=IF([.D165]=&quot;Y&quot;; MID([.B165];FIND(&quot;ALTER TABLE&quot;;[.B165])+12;LEN([.B165]));&quot;&quot;)">
            <text:p/>
          </table:table-cell>
          <table:table-cell table:formula="of:=IF([.E165]=&quot;Y&quot;; MID([.B165];FIND(&quot;ADD CONSTRAINT&quot;;[.B165])+15;LEN([.B165]));&quot;&quot;)">
            <text:p/>
          </table:table-cell>
          <table:table-cell table:formula="of:=[.I165]">
            <text:p/>
          </table:table-cell>
          <table:table-cell table:formula="of:=IF([.F165]=&quot;Y&quot;; MID([.B165];FIND(&quot;FOREIGN KEY&quot;;[.B165])+13;LEN([.B165])-14);&quot;&quot;)">
            <text:p/>
          </table:table-cell>
          <table:table-cell table:formula="of:=IF([.G165]=&quot;Y&quot;; MID([.B165];FIND(&quot;REFERENCES&quot;;[.B165])+11;LEN([.B165]));&quot;&quot;)">
            <text:p/>
          </table:table-cell>
          <table:table-cell table:formula="of:=IF([.L165]&lt;&gt;&quot;&quot;;LEFT([.L165];FIND(&quot;(&quot;;[.L165])-1);&quot;&quot;)">
            <text:p/>
          </table:table-cell>
          <table:table-cell table:formula="of:=SUBSTITUTE( IF([.L165]&lt;&gt;&quot;&quot;;MID([.L165];FIND(&quot;(&quot;;[.L165])+1;LEN([.L165]));&quot;&quot;); &quot;);&quot;;&quot;&quot;)">
            <text:p/>
          </table:table-cell>
          <table:table-cell table:style-name="ce16" table:formula="of:=LOWER(IF([.H165]&lt;&gt;&quot;&quot;; &quot;MATCH (n:&quot; &amp; [.M168] &amp; &quot;), (m:&quot; &amp; [.H165] &amp; &quot;)&#10;WHERE m.&quot; &amp; [.K167] &amp; &quot; = n. &quot; &amp; [.N168] &amp; &quot; &#10;create (n)-[:&quot; &amp; [.J166] &amp; &quot; ]-&gt;(m)&#10;RETURN n,m&quot;;&quot;&quot;))">
            <text:p/>
          </table:table-cell>
          <table:table-cell table:formula="of:=LOWER(IF([.H165]&lt;&gt;&quot;&quot;;[.H165];&quot;&quot;))">
            <text:p/>
          </table:table-cell>
          <table:table-cell table:formula="of:=LOWER(IF([.H165]&lt;&gt;&quot;&quot;;[.K167];&quot;&quot;))">
            <text:p/>
          </table:table-cell>
          <table:table-cell table:formula="of:=LOWER(IF([.H165]&lt;&gt;&quot;&quot;;[.M168];&quot;&quot;))">
            <text:p/>
          </table:table-cell>
          <table:table-cell table:formula="of:=LOWER(IF([.H165]&lt;&gt;&quot;&quot;;[.N168];&quot;&quot;))">
            <text:p/>
          </table:table-cell>
          <table:table-cell table:formula="of:=LOWER(IF([.H165]&lt;&gt;&quot;&quot;;[.J166];&quot;&quot;))">
            <text:p/>
          </table:table-cell>
          <table:table-cell table:formula="of:=LOWER(IF([.H165]&lt;&gt;&quot;&quot;; &quot;MATCH (n:&quot; &amp; [.R165] &amp; &quot;), (m:&quot; &amp; [.P165] &amp; &quot;)&#10;WHERE m.&quot; &amp; [.Q165] &amp; &quot; = n. &quot; &amp; [.S165] &amp; &quot; &#10;create (n)-[:&quot; &amp; [.T16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</text:p>
          </table:table-cell>
          <table:table-cell table:formula="of:=OR( [.B166]=&quot;&quot;; NOT(ISERROR(FIND(&quot;DROP CONSTRAINT&quot;;[.B166]))); NOT(ISERROR(FIND(&quot;--&quot;;[.B166]))))" office:value-type="float" office:value="1" calcext:value-type="float">
            <text:p>1</text:p>
          </table:table-cell>
          <table:table-cell table:formula="of:=IF(AND( NOT([.C166]); NOT(ISERROR(FIND(&quot;ALTER TABLE&quot;;[.B166]  ))));&quot;Y&quot;;&quot;&quot;)">
            <text:p/>
          </table:table-cell>
          <table:table-cell table:formula="of:=IF(AND( [.D166]=&quot;&quot;; NOT(ISERROR(FIND(&quot;ADD CONSTRAINT&quot;;[.B166]  ))));&quot;Y&quot;;&quot;&quot;)">
            <text:p/>
          </table:table-cell>
          <table:table-cell table:formula="of:=IF(AND( [.E166]=&quot;&quot;; NOT(ISERROR(FIND(&quot;FOREIGN KEY&quot;;[.B166]  ))));&quot;Y&quot;;&quot;&quot;)">
            <text:p/>
          </table:table-cell>
          <table:table-cell table:formula="of:=IF(AND( [.F166]=&quot;&quot;; NOT(ISERROR(FIND(&quot;REFERENCES&quot;;[.B166]  ))));&quot;Y&quot;;&quot;&quot;)">
            <text:p/>
          </table:table-cell>
          <table:table-cell table:formula="of:=IF([.D166]=&quot;Y&quot;; MID([.B166];FIND(&quot;ALTER TABLE&quot;;[.B166])+12;LEN([.B166]));&quot;&quot;)">
            <text:p/>
          </table:table-cell>
          <table:table-cell table:formula="of:=IF([.E166]=&quot;Y&quot;; MID([.B166];FIND(&quot;ADD CONSTRAINT&quot;;[.B166])+15;LEN([.B166]));&quot;&quot;)">
            <text:p/>
          </table:table-cell>
          <table:table-cell table:formula="of:=[.I166]">
            <text:p/>
          </table:table-cell>
          <table:table-cell table:formula="of:=IF([.F166]=&quot;Y&quot;; MID([.B166];FIND(&quot;FOREIGN KEY&quot;;[.B166])+13;LEN([.B166])-14);&quot;&quot;)">
            <text:p/>
          </table:table-cell>
          <table:table-cell table:formula="of:=IF([.G166]=&quot;Y&quot;; MID([.B166];FIND(&quot;REFERENCES&quot;;[.B166])+11;LEN([.B166]));&quot;&quot;)">
            <text:p/>
          </table:table-cell>
          <table:table-cell table:formula="of:=IF([.L166]&lt;&gt;&quot;&quot;;LEFT([.L166];FIND(&quot;(&quot;;[.L166])-1);&quot;&quot;)">
            <text:p/>
          </table:table-cell>
          <table:table-cell table:formula="of:=SUBSTITUTE( IF([.L166]&lt;&gt;&quot;&quot;;MID([.L166];FIND(&quot;(&quot;;[.L166])+1;LEN([.L166]));&quot;&quot;); &quot;);&quot;;&quot;&quot;)">
            <text:p/>
          </table:table-cell>
          <table:table-cell table:style-name="ce16" table:formula="of:=LOWER(IF([.H166]&lt;&gt;&quot;&quot;; &quot;MATCH (n:&quot; &amp; [.M169] &amp; &quot;), (m:&quot; &amp; [.H166] &amp; &quot;)&#10;WHERE m.&quot; &amp; [.K168] &amp; &quot; = n. &quot; &amp; [.N169] &amp; &quot; &#10;create (n)-[:&quot; &amp; [.J167] &amp; &quot; ]-&gt;(m)&#10;RETURN n,m&quot;;&quot;&quot;))">
            <text:p/>
          </table:table-cell>
          <table:table-cell table:formula="of:=LOWER(IF([.H166]&lt;&gt;&quot;&quot;;[.H166];&quot;&quot;))">
            <text:p/>
          </table:table-cell>
          <table:table-cell table:formula="of:=LOWER(IF([.H166]&lt;&gt;&quot;&quot;;[.K168];&quot;&quot;))">
            <text:p/>
          </table:table-cell>
          <table:table-cell table:formula="of:=LOWER(IF([.H166]&lt;&gt;&quot;&quot;;[.M169];&quot;&quot;))">
            <text:p/>
          </table:table-cell>
          <table:table-cell table:formula="of:=LOWER(IF([.H166]&lt;&gt;&quot;&quot;;[.N169];&quot;&quot;))">
            <text:p/>
          </table:table-cell>
          <table:table-cell table:formula="of:=LOWER(IF([.H166]&lt;&gt;&quot;&quot;;[.J167];&quot;&quot;))">
            <text:p/>
          </table:table-cell>
          <table:table-cell table:formula="of:=LOWER(IF([.H166]&lt;&gt;&quot;&quot;; &quot;MATCH (n:&quot; &amp; [.R166] &amp; &quot;), (m:&quot; &amp; [.P166] &amp; &quot;)&#10;WHERE m.&quot; &amp; [.Q166] &amp; &quot; = n. &quot; &amp; [.S166] &amp; &quot; &#10;create (n)-[:&quot; &amp; [.T16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67]=&quot;&quot;; NOT(ISERROR(FIND(&quot;DROP CONSTRAINT&quot;;[.B167]))); NOT(ISERROR(FIND(&quot;--&quot;;[.B167]))))" office:value-type="float" office:value="1" calcext:value-type="float">
            <text:p>1</text:p>
          </table:table-cell>
          <table:table-cell table:formula="of:=IF(AND( NOT([.C167]); NOT(ISERROR(FIND(&quot;ALTER TABLE&quot;;[.B167]  ))));&quot;Y&quot;;&quot;&quot;)">
            <text:p/>
          </table:table-cell>
          <table:table-cell table:formula="of:=IF(AND( [.D167]=&quot;&quot;; NOT(ISERROR(FIND(&quot;ADD CONSTRAINT&quot;;[.B167]  ))));&quot;Y&quot;;&quot;&quot;)">
            <text:p/>
          </table:table-cell>
          <table:table-cell table:formula="of:=IF(AND( [.E167]=&quot;&quot;; NOT(ISERROR(FIND(&quot;FOREIGN KEY&quot;;[.B167]  ))));&quot;Y&quot;;&quot;&quot;)">
            <text:p/>
          </table:table-cell>
          <table:table-cell table:formula="of:=IF(AND( [.F167]=&quot;&quot;; NOT(ISERROR(FIND(&quot;REFERENCES&quot;;[.B167]  ))));&quot;Y&quot;;&quot;&quot;)">
            <text:p/>
          </table:table-cell>
          <table:table-cell table:formula="of:=IF([.D167]=&quot;Y&quot;; MID([.B167];FIND(&quot;ALTER TABLE&quot;;[.B167])+12;LEN([.B167]));&quot;&quot;)">
            <text:p/>
          </table:table-cell>
          <table:table-cell table:formula="of:=IF([.E167]=&quot;Y&quot;; MID([.B167];FIND(&quot;ADD CONSTRAINT&quot;;[.B167])+15;LEN([.B167]));&quot;&quot;)">
            <text:p/>
          </table:table-cell>
          <table:table-cell table:formula="of:=[.I167]">
            <text:p/>
          </table:table-cell>
          <table:table-cell table:formula="of:=IF([.F167]=&quot;Y&quot;; MID([.B167];FIND(&quot;FOREIGN KEY&quot;;[.B167])+13;LEN([.B167])-14);&quot;&quot;)">
            <text:p/>
          </table:table-cell>
          <table:table-cell table:formula="of:=IF([.G167]=&quot;Y&quot;; MID([.B167];FIND(&quot;REFERENCES&quot;;[.B167])+11;LEN([.B167]));&quot;&quot;)">
            <text:p/>
          </table:table-cell>
          <table:table-cell table:formula="of:=IF([.L167]&lt;&gt;&quot;&quot;;LEFT([.L167];FIND(&quot;(&quot;;[.L167])-1);&quot;&quot;)">
            <text:p/>
          </table:table-cell>
          <table:table-cell table:formula="of:=SUBSTITUTE( IF([.L167]&lt;&gt;&quot;&quot;;MID([.L167];FIND(&quot;(&quot;;[.L167])+1;LEN([.L167]));&quot;&quot;); &quot;);&quot;;&quot;&quot;)">
            <text:p/>
          </table:table-cell>
          <table:table-cell table:style-name="ce16" table:formula="of:=LOWER(IF([.H167]&lt;&gt;&quot;&quot;; &quot;MATCH (n:&quot; &amp; [.M170] &amp; &quot;), (m:&quot; &amp; [.H167] &amp; &quot;)&#10;WHERE m.&quot; &amp; [.K169] &amp; &quot; = n. &quot; &amp; [.N170] &amp; &quot; &#10;create (n)-[:&quot; &amp; [.J168] &amp; &quot; ]-&gt;(m)&#10;RETURN n,m&quot;;&quot;&quot;))">
            <text:p/>
          </table:table-cell>
          <table:table-cell table:formula="of:=LOWER(IF([.H167]&lt;&gt;&quot;&quot;;[.H167];&quot;&quot;))">
            <text:p/>
          </table:table-cell>
          <table:table-cell table:formula="of:=LOWER(IF([.H167]&lt;&gt;&quot;&quot;;[.K169];&quot;&quot;))">
            <text:p/>
          </table:table-cell>
          <table:table-cell table:formula="of:=LOWER(IF([.H167]&lt;&gt;&quot;&quot;;[.M170];&quot;&quot;))">
            <text:p/>
          </table:table-cell>
          <table:table-cell table:formula="of:=LOWER(IF([.H167]&lt;&gt;&quot;&quot;;[.N170];&quot;&quot;))">
            <text:p/>
          </table:table-cell>
          <table:table-cell table:formula="of:=LOWER(IF([.H167]&lt;&gt;&quot;&quot;;[.J168];&quot;&quot;))">
            <text:p/>
          </table:table-cell>
          <table:table-cell table:formula="of:=LOWER(IF([.H167]&lt;&gt;&quot;&quot;; &quot;MATCH (n:&quot; &amp; [.R167] &amp; &quot;), (m:&quot; &amp; [.P167] &amp; &quot;)&#10;WHERE m.&quot; &amp; [.Q167] &amp; &quot; = n. &quot; &amp; [.S167] &amp; &quot; &#10;create (n)-[:&quot; &amp; [.T16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168]=&quot;&quot;; NOT(ISERROR(FIND(&quot;DROP CONSTRAINT&quot;;[.B168]))); NOT(ISERROR(FIND(&quot;--&quot;;[.B168]))))" office:value-type="float" office:value="1" calcext:value-type="float">
            <text:p>1</text:p>
          </table:table-cell>
          <table:table-cell table:formula="of:=IF(AND( NOT([.C168]); NOT(ISERROR(FIND(&quot;ALTER TABLE&quot;;[.B168]  ))));&quot;Y&quot;;&quot;&quot;)">
            <text:p/>
          </table:table-cell>
          <table:table-cell table:formula="of:=IF(AND( [.D168]=&quot;&quot;; NOT(ISERROR(FIND(&quot;ADD CONSTRAINT&quot;;[.B168]  ))));&quot;Y&quot;;&quot;&quot;)">
            <text:p/>
          </table:table-cell>
          <table:table-cell table:formula="of:=IF(AND( [.E168]=&quot;&quot;; NOT(ISERROR(FIND(&quot;FOREIGN KEY&quot;;[.B168]  ))));&quot;Y&quot;;&quot;&quot;)">
            <text:p/>
          </table:table-cell>
          <table:table-cell table:formula="of:=IF(AND( [.F168]=&quot;&quot;; NOT(ISERROR(FIND(&quot;REFERENCES&quot;;[.B168]  ))));&quot;Y&quot;;&quot;&quot;)">
            <text:p/>
          </table:table-cell>
          <table:table-cell table:formula="of:=IF([.D168]=&quot;Y&quot;; MID([.B168];FIND(&quot;ALTER TABLE&quot;;[.B168])+12;LEN([.B168]));&quot;&quot;)">
            <text:p/>
          </table:table-cell>
          <table:table-cell table:formula="of:=IF([.E168]=&quot;Y&quot;; MID([.B168];FIND(&quot;ADD CONSTRAINT&quot;;[.B168])+15;LEN([.B168]));&quot;&quot;)">
            <text:p/>
          </table:table-cell>
          <table:table-cell table:formula="of:=[.I168]">
            <text:p/>
          </table:table-cell>
          <table:table-cell table:formula="of:=IF([.F168]=&quot;Y&quot;; MID([.B168];FIND(&quot;FOREIGN KEY&quot;;[.B168])+13;LEN([.B168])-14);&quot;&quot;)">
            <text:p/>
          </table:table-cell>
          <table:table-cell table:formula="of:=IF([.G168]=&quot;Y&quot;; MID([.B168];FIND(&quot;REFERENCES&quot;;[.B168])+11;LEN([.B168]));&quot;&quot;)">
            <text:p/>
          </table:table-cell>
          <table:table-cell table:formula="of:=IF([.L168]&lt;&gt;&quot;&quot;;LEFT([.L168];FIND(&quot;(&quot;;[.L168])-1);&quot;&quot;)">
            <text:p/>
          </table:table-cell>
          <table:table-cell table:formula="of:=SUBSTITUTE( IF([.L168]&lt;&gt;&quot;&quot;;MID([.L168];FIND(&quot;(&quot;;[.L168])+1;LEN([.L168]));&quot;&quot;); &quot;);&quot;;&quot;&quot;)">
            <text:p/>
          </table:table-cell>
          <table:table-cell table:style-name="ce16" table:formula="of:=LOWER(IF([.H168]&lt;&gt;&quot;&quot;; &quot;MATCH (n:&quot; &amp; [.M171] &amp; &quot;), (m:&quot; &amp; [.H168] &amp; &quot;)&#10;WHERE m.&quot; &amp; [.K170] &amp; &quot; = n. &quot; &amp; [.N171] &amp; &quot; &#10;create (n)-[:&quot; &amp; [.J169] &amp; &quot; ]-&gt;(m)&#10;RETURN n,m&quot;;&quot;&quot;))">
            <text:p/>
          </table:table-cell>
          <table:table-cell table:formula="of:=LOWER(IF([.H168]&lt;&gt;&quot;&quot;;[.H168];&quot;&quot;))">
            <text:p/>
          </table:table-cell>
          <table:table-cell table:formula="of:=LOWER(IF([.H168]&lt;&gt;&quot;&quot;;[.K170];&quot;&quot;))">
            <text:p/>
          </table:table-cell>
          <table:table-cell table:formula="of:=LOWER(IF([.H168]&lt;&gt;&quot;&quot;;[.M171];&quot;&quot;))">
            <text:p/>
          </table:table-cell>
          <table:table-cell table:formula="of:=LOWER(IF([.H168]&lt;&gt;&quot;&quot;;[.N171];&quot;&quot;))">
            <text:p/>
          </table:table-cell>
          <table:table-cell table:formula="of:=LOWER(IF([.H168]&lt;&gt;&quot;&quot;;[.J169];&quot;&quot;))">
            <text:p/>
          </table:table-cell>
          <table:table-cell table:formula="of:=LOWER(IF([.H168]&lt;&gt;&quot;&quot;; &quot;MATCH (n:&quot; &amp; [.R168] &amp; &quot;), (m:&quot; &amp; [.P168] &amp; &quot;)&#10;WHERE m.&quot; &amp; [.Q168] &amp; &quot; = n. &quot; &amp; [.S168] &amp; &quot; &#10;create (n)-[:&quot; &amp; [.T16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DRGCODES DROP CONSTRAINT IF EXISTS drgcodes_fk_subject_id;</text:p>
          </table:table-cell>
          <table:table-cell table:formula="of:=OR( [.B169]=&quot;&quot;; NOT(ISERROR(FIND(&quot;DROP CONSTRAINT&quot;;[.B169]))); NOT(ISERROR(FIND(&quot;--&quot;;[.B169]))))" office:value-type="float" office:value="1" calcext:value-type="float">
            <text:p>1</text:p>
          </table:table-cell>
          <table:table-cell table:formula="of:=IF(AND( NOT([.C169]); NOT(ISERROR(FIND(&quot;ALTER TABLE&quot;;[.B169]  ))));&quot;Y&quot;;&quot;&quot;)">
            <text:p/>
          </table:table-cell>
          <table:table-cell table:formula="of:=IF(AND( [.D169]=&quot;&quot;; NOT(ISERROR(FIND(&quot;ADD CONSTRAINT&quot;;[.B169]  ))));&quot;Y&quot;;&quot;&quot;)">
            <text:p/>
          </table:table-cell>
          <table:table-cell table:formula="of:=IF(AND( [.E169]=&quot;&quot;; NOT(ISERROR(FIND(&quot;FOREIGN KEY&quot;;[.B169]  ))));&quot;Y&quot;;&quot;&quot;)">
            <text:p/>
          </table:table-cell>
          <table:table-cell table:formula="of:=IF(AND( [.F169]=&quot;&quot;; NOT(ISERROR(FIND(&quot;REFERENCES&quot;;[.B169]  ))));&quot;Y&quot;;&quot;&quot;)">
            <text:p/>
          </table:table-cell>
          <table:table-cell table:formula="of:=IF([.D169]=&quot;Y&quot;; MID([.B169];FIND(&quot;ALTER TABLE&quot;;[.B169])+12;LEN([.B169]));&quot;&quot;)">
            <text:p/>
          </table:table-cell>
          <table:table-cell table:formula="of:=IF([.E169]=&quot;Y&quot;; MID([.B169];FIND(&quot;ADD CONSTRAINT&quot;;[.B169])+15;LEN([.B169]));&quot;&quot;)">
            <text:p/>
          </table:table-cell>
          <table:table-cell table:formula="of:=[.I169]">
            <text:p/>
          </table:table-cell>
          <table:table-cell table:formula="of:=IF([.F169]=&quot;Y&quot;; MID([.B169];FIND(&quot;FOREIGN KEY&quot;;[.B169])+13;LEN([.B169])-14);&quot;&quot;)">
            <text:p/>
          </table:table-cell>
          <table:table-cell table:formula="of:=IF([.G169]=&quot;Y&quot;; MID([.B169];FIND(&quot;REFERENCES&quot;;[.B169])+11;LEN([.B169]));&quot;&quot;)">
            <text:p/>
          </table:table-cell>
          <table:table-cell table:formula="of:=IF([.L169]&lt;&gt;&quot;&quot;;LEFT([.L169];FIND(&quot;(&quot;;[.L169])-1);&quot;&quot;)">
            <text:p/>
          </table:table-cell>
          <table:table-cell table:formula="of:=SUBSTITUTE( IF([.L169]&lt;&gt;&quot;&quot;;MID([.L169];FIND(&quot;(&quot;;[.L169])+1;LEN([.L169]));&quot;&quot;); &quot;);&quot;;&quot;&quot;)">
            <text:p/>
          </table:table-cell>
          <table:table-cell table:style-name="ce16" table:formula="of:=LOWER(IF([.H169]&lt;&gt;&quot;&quot;; &quot;MATCH (n:&quot; &amp; [.M172] &amp; &quot;), (m:&quot; &amp; [.H169] &amp; &quot;)&#10;WHERE m.&quot; &amp; [.K171] &amp; &quot; = n. &quot; &amp; [.N172] &amp; &quot; &#10;create (n)-[:&quot; &amp; [.J170] &amp; &quot; ]-&gt;(m)&#10;RETURN n,m&quot;;&quot;&quot;))">
            <text:p/>
          </table:table-cell>
          <table:table-cell table:formula="of:=LOWER(IF([.H169]&lt;&gt;&quot;&quot;;[.H169];&quot;&quot;))">
            <text:p/>
          </table:table-cell>
          <table:table-cell table:formula="of:=LOWER(IF([.H169]&lt;&gt;&quot;&quot;;[.K171];&quot;&quot;))">
            <text:p/>
          </table:table-cell>
          <table:table-cell table:formula="of:=LOWER(IF([.H169]&lt;&gt;&quot;&quot;;[.M172];&quot;&quot;))">
            <text:p/>
          </table:table-cell>
          <table:table-cell table:formula="of:=LOWER(IF([.H169]&lt;&gt;&quot;&quot;;[.N172];&quot;&quot;))">
            <text:p/>
          </table:table-cell>
          <table:table-cell table:formula="of:=LOWER(IF([.H169]&lt;&gt;&quot;&quot;;[.J170];&quot;&quot;))">
            <text:p/>
          </table:table-cell>
          <table:table-cell table:formula="of:=LOWER(IF([.H169]&lt;&gt;&quot;&quot;; &quot;MATCH (n:&quot; &amp; [.R169] &amp; &quot;), (m:&quot; &amp; [.P169] &amp; &quot;)&#10;WHERE m.&quot; &amp; [.Q169] &amp; &quot; = n. &quot; &amp; [.S169] &amp; &quot; &#10;create (n)-[:&quot; &amp; [.T169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DRGCODES</text:p>
          </table:table-cell>
          <table:table-cell table:formula="of:=OR( [.B170]=&quot;&quot;; NOT(ISERROR(FIND(&quot;DROP CONSTRAINT&quot;;[.B170]))); NOT(ISERROR(FIND(&quot;--&quot;;[.B170]))))" office:value-type="float" office:value="0" calcext:value-type="float">
            <text:p>0</text:p>
          </table:table-cell>
          <table:table-cell table:formula="of:=IF(AND( NOT([.C170]); NOT(ISERROR(FIND(&quot;ALTER TABLE&quot;;[.B170]  ))));&quot;Y&quot;;&quot;&quot;)" office:value-type="string" office:string-value="Y" calcext:value-type="string">
            <text:p>Y</text:p>
          </table:table-cell>
          <table:table-cell table:formula="of:=IF(AND( [.D170]=&quot;&quot;; NOT(ISERROR(FIND(&quot;ADD CONSTRAINT&quot;;[.B170]  ))));&quot;Y&quot;;&quot;&quot;)">
            <text:p/>
          </table:table-cell>
          <table:table-cell table:formula="of:=IF(AND( [.E170]=&quot;&quot;; NOT(ISERROR(FIND(&quot;FOREIGN KEY&quot;;[.B170]  ))));&quot;Y&quot;;&quot;&quot;)">
            <text:p/>
          </table:table-cell>
          <table:table-cell table:formula="of:=IF(AND( [.F170]=&quot;&quot;; NOT(ISERROR(FIND(&quot;REFERENCES&quot;;[.B170]  ))));&quot;Y&quot;;&quot;&quot;)">
            <text:p/>
          </table:table-cell>
          <table:table-cell table:formula="of:=IF([.D170]=&quot;Y&quot;; MID([.B170];FIND(&quot;ALTER TABLE&quot;;[.B170])+12;LEN([.B170]));&quot;&quot;)" office:value-type="string" office:string-value="DRGCODES" calcext:value-type="string">
            <text:p>DRGCODES</text:p>
          </table:table-cell>
          <table:table-cell table:formula="of:=IF([.E170]=&quot;Y&quot;; MID([.B170];FIND(&quot;ADD CONSTRAINT&quot;;[.B170])+15;LEN([.B170]));&quot;&quot;)">
            <text:p/>
          </table:table-cell>
          <table:table-cell table:formula="of:=[.I170]">
            <text:p/>
          </table:table-cell>
          <table:table-cell table:formula="of:=IF([.F170]=&quot;Y&quot;; MID([.B170];FIND(&quot;FOREIGN KEY&quot;;[.B170])+13;LEN([.B170])-14);&quot;&quot;)">
            <text:p/>
          </table:table-cell>
          <table:table-cell table:formula="of:=IF([.G170]=&quot;Y&quot;; MID([.B170];FIND(&quot;REFERENCES&quot;;[.B170])+11;LEN([.B170]));&quot;&quot;)">
            <text:p/>
          </table:table-cell>
          <table:table-cell table:formula="of:=IF([.L170]&lt;&gt;&quot;&quot;;LEFT([.L170];FIND(&quot;(&quot;;[.L170])-1);&quot;&quot;)">
            <text:p/>
          </table:table-cell>
          <table:table-cell table:formula="of:=SUBSTITUTE( IF([.L170]&lt;&gt;&quot;&quot;;MID([.L170];FIND(&quot;(&quot;;[.L170])+1;LEN([.L170]));&quot;&quot;); &quot;);&quot;;&quot;&quot;)">
            <text:p/>
          </table:table-cell>
          <table:table-cell table:style-name="ce16" table:formula="of:=LOWER(IF([.H170]&lt;&gt;&quot;&quot;; &quot;MATCH (n:&quot; &amp; [.M173] &amp; &quot;), (m:&quot; &amp; [.H170] &amp; &quot;)&#10;WHERE m.&quot; &amp; [.K172] &amp; &quot; = n. &quot; &amp; [.N173] &amp; &quot; &#10;create (n)-[:&quot; &amp; [.J171] &amp; &quot; ]-&gt;(m)&#10;RETURN n,m&quot;;&quot;&quot;))" office:value-type="string" office:string-value="match (n:patients), (m:drgcodes)&#10;where m.subject_id = n. subject_id &#10;create (n)-[:drgcodes_fk_subject_id ]-&gt;(m)&#10;return n,m" calcext:value-type="string">
            <text:p>match (n:patients), (m:drgcodes)</text:p>
            <text:p>where m.subject_id = n. subject_id </text:p>
            <text:p>create (n)-[:drgcodes_fk_subject_id ]-&gt;(m)</text:p>
            <text:p>return n,m</text:p>
          </table:table-cell>
          <table:table-cell table:formula="of:=LOWER(IF([.H170]&lt;&gt;&quot;&quot;;[.H170];&quot;&quot;))" office:value-type="string" office:string-value="drgcodes" calcext:value-type="string">
            <text:p>drgcodes</text:p>
          </table:table-cell>
          <table:table-cell table:formula="of:=LOWER(IF([.H170]&lt;&gt;&quot;&quot;;[.K172];&quot;&quot;))" office:value-type="string" office:string-value="subject_id" calcext:value-type="string">
            <text:p>subject_id</text:p>
          </table:table-cell>
          <table:table-cell table:formula="of:=LOWER(IF([.H170]&lt;&gt;&quot;&quot;;[.M173];&quot;&quot;))" office:value-type="string" office:string-value="patients" calcext:value-type="string">
            <text:p>patients</text:p>
          </table:table-cell>
          <table:table-cell table:formula="of:=LOWER(IF([.H170]&lt;&gt;&quot;&quot;;[.N173];&quot;&quot;))" office:value-type="string" office:string-value="subject_id" calcext:value-type="string">
            <text:p>subject_id</text:p>
          </table:table-cell>
          <table:table-cell table:formula="of:=LOWER(IF([.H170]&lt;&gt;&quot;&quot;;[.J171];&quot;&quot;))" office:value-type="string" office:string-value="drgcodes_fk_subject_id" calcext:value-type="string">
            <text:p>drgcodes_fk_subject_id</text:p>
          </table:table-cell>
          <table:table-cell table:formula="of:=LOWER(IF([.H170]&lt;&gt;&quot;&quot;; &quot;MATCH (n:&quot; &amp; [.R170] &amp; &quot;), (m:&quot; &amp; [.P170] &amp; &quot;)&#10;WHERE m.&quot; &amp; [.Q170] &amp; &quot; = n. &quot; &amp; [.S170] &amp; &quot; &#10;create (n)-[:&quot; &amp; [.T170] &amp; &quot; ]-&gt;(m)&#10;RETURN n,m&quot;;&quot;&quot;))" office:value-type="string" office:string-value="match (n:patients), (m:drgcodes)&#10;where m.subject_id = n. subject_id &#10;create (n)-[:drgcodes_fk_subject_id ]-&gt;(m)&#10;return n,m" calcext:value-type="string">
            <text:p>match (n:patients), (m:drgcodes)</text:p>
            <text:p>where m.subject_id = n. subject_id </text:p>
            <text:p>create (n)-[:drgcodes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drgcodes_fk_subject_id</text:p>
          </table:table-cell>
          <table:table-cell table:formula="of:=OR( [.B171]=&quot;&quot;; NOT(ISERROR(FIND(&quot;DROP CONSTRAINT&quot;;[.B171]))); NOT(ISERROR(FIND(&quot;--&quot;;[.B171]))))" office:value-type="float" office:value="0" calcext:value-type="float">
            <text:p>0</text:p>
          </table:table-cell>
          <table:table-cell table:formula="of:=IF(AND( NOT([.C171]); NOT(ISERROR(FIND(&quot;ALTER TABLE&quot;;[.B171]  ))));&quot;Y&quot;;&quot;&quot;)">
            <text:p/>
          </table:table-cell>
          <table:table-cell table:formula="of:=IF(AND( [.D171]=&quot;&quot;; NOT(ISERROR(FIND(&quot;ADD CONSTRAINT&quot;;[.B171]  ))));&quot;Y&quot;;&quot;&quot;)" office:value-type="string" office:string-value="Y" calcext:value-type="string">
            <text:p>Y</text:p>
          </table:table-cell>
          <table:table-cell table:formula="of:=IF(AND( [.E171]=&quot;&quot;; NOT(ISERROR(FIND(&quot;FOREIGN KEY&quot;;[.B171]  ))));&quot;Y&quot;;&quot;&quot;)">
            <text:p/>
          </table:table-cell>
          <table:table-cell table:formula="of:=IF(AND( [.F171]=&quot;&quot;; NOT(ISERROR(FIND(&quot;REFERENCES&quot;;[.B171]  ))));&quot;Y&quot;;&quot;&quot;)">
            <text:p/>
          </table:table-cell>
          <table:table-cell table:formula="of:=IF([.D171]=&quot;Y&quot;; MID([.B171];FIND(&quot;ALTER TABLE&quot;;[.B171])+12;LEN([.B171]));&quot;&quot;)">
            <text:p/>
          </table:table-cell>
          <table:table-cell table:formula="of:=IF([.E171]=&quot;Y&quot;; MID([.B171];FIND(&quot;ADD CONSTRAINT&quot;;[.B171])+15;LEN([.B171]));&quot;&quot;)" office:value-type="string" office:string-value="drgcodes_fk_subject_id" calcext:value-type="string">
            <text:p>drgcodes_fk_subject_id</text:p>
          </table:table-cell>
          <table:table-cell table:formula="of:=[.I171]" office:value-type="string" office:string-value="drgcodes_fk_subject_id" calcext:value-type="string">
            <text:p>drgcodes_fk_subject_id</text:p>
          </table:table-cell>
          <table:table-cell table:formula="of:=IF([.F171]=&quot;Y&quot;; MID([.B171];FIND(&quot;FOREIGN KEY&quot;;[.B171])+13;LEN([.B171])-14);&quot;&quot;)">
            <text:p/>
          </table:table-cell>
          <table:table-cell table:formula="of:=IF([.G171]=&quot;Y&quot;; MID([.B171];FIND(&quot;REFERENCES&quot;;[.B171])+11;LEN([.B171]));&quot;&quot;)">
            <text:p/>
          </table:table-cell>
          <table:table-cell table:formula="of:=IF([.L171]&lt;&gt;&quot;&quot;;LEFT([.L171];FIND(&quot;(&quot;;[.L171])-1);&quot;&quot;)">
            <text:p/>
          </table:table-cell>
          <table:table-cell table:formula="of:=SUBSTITUTE( IF([.L171]&lt;&gt;&quot;&quot;;MID([.L171];FIND(&quot;(&quot;;[.L171])+1;LEN([.L171]));&quot;&quot;); &quot;);&quot;;&quot;&quot;)">
            <text:p/>
          </table:table-cell>
          <table:table-cell table:style-name="ce16" table:formula="of:=LOWER(IF([.H171]&lt;&gt;&quot;&quot;; &quot;MATCH (n:&quot; &amp; [.M174] &amp; &quot;), (m:&quot; &amp; [.H171] &amp; &quot;)&#10;WHERE m.&quot; &amp; [.K173] &amp; &quot; = n. &quot; &amp; [.N174] &amp; &quot; &#10;create (n)-[:&quot; &amp; [.J172] &amp; &quot; ]-&gt;(m)&#10;RETURN n,m&quot;;&quot;&quot;))">
            <text:p/>
          </table:table-cell>
          <table:table-cell table:formula="of:=LOWER(IF([.H171]&lt;&gt;&quot;&quot;;[.H171];&quot;&quot;))">
            <text:p/>
          </table:table-cell>
          <table:table-cell table:formula="of:=LOWER(IF([.H171]&lt;&gt;&quot;&quot;;[.K173];&quot;&quot;))">
            <text:p/>
          </table:table-cell>
          <table:table-cell table:formula="of:=LOWER(IF([.H171]&lt;&gt;&quot;&quot;;[.M174];&quot;&quot;))">
            <text:p/>
          </table:table-cell>
          <table:table-cell table:formula="of:=LOWER(IF([.H171]&lt;&gt;&quot;&quot;;[.N174];&quot;&quot;))">
            <text:p/>
          </table:table-cell>
          <table:table-cell table:formula="of:=LOWER(IF([.H171]&lt;&gt;&quot;&quot;;[.J172];&quot;&quot;))">
            <text:p/>
          </table:table-cell>
          <table:table-cell table:formula="of:=LOWER(IF([.H171]&lt;&gt;&quot;&quot;; &quot;MATCH (n:&quot; &amp; [.R171] &amp; &quot;), (m:&quot; &amp; [.P171] &amp; &quot;)&#10;WHERE m.&quot; &amp; [.Q171] &amp; &quot; = n. &quot; &amp; [.S171] &amp; &quot; &#10;create (n)-[:&quot; &amp; [.T17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172]=&quot;&quot;; NOT(ISERROR(FIND(&quot;DROP CONSTRAINT&quot;;[.B172]))); NOT(ISERROR(FIND(&quot;--&quot;;[.B172]))))" office:value-type="float" office:value="0" calcext:value-type="float">
            <text:p>0</text:p>
          </table:table-cell>
          <table:table-cell table:formula="of:=IF(AND( NOT([.C172]); NOT(ISERROR(FIND(&quot;ALTER TABLE&quot;;[.B172]  ))));&quot;Y&quot;;&quot;&quot;)">
            <text:p/>
          </table:table-cell>
          <table:table-cell table:formula="of:=IF(AND( [.D172]=&quot;&quot;; NOT(ISERROR(FIND(&quot;ADD CONSTRAINT&quot;;[.B172]  ))));&quot;Y&quot;;&quot;&quot;)">
            <text:p/>
          </table:table-cell>
          <table:table-cell table:formula="of:=IF(AND( [.E172]=&quot;&quot;; NOT(ISERROR(FIND(&quot;FOREIGN KEY&quot;;[.B172]  ))));&quot;Y&quot;;&quot;&quot;)" office:value-type="string" office:string-value="Y" calcext:value-type="string">
            <text:p>Y</text:p>
          </table:table-cell>
          <table:table-cell table:formula="of:=IF(AND( [.F172]=&quot;&quot;; NOT(ISERROR(FIND(&quot;REFERENCES&quot;;[.B172]  ))));&quot;Y&quot;;&quot;&quot;)">
            <text:p/>
          </table:table-cell>
          <table:table-cell table:formula="of:=IF([.D172]=&quot;Y&quot;; MID([.B172];FIND(&quot;ALTER TABLE&quot;;[.B172])+12;LEN([.B172]));&quot;&quot;)">
            <text:p/>
          </table:table-cell>
          <table:table-cell table:formula="of:=IF([.E172]=&quot;Y&quot;; MID([.B172];FIND(&quot;ADD CONSTRAINT&quot;;[.B172])+15;LEN([.B172]));&quot;&quot;)">
            <text:p/>
          </table:table-cell>
          <table:table-cell table:formula="of:=[.I172]">
            <text:p/>
          </table:table-cell>
          <table:table-cell table:formula="of:=IF([.F172]=&quot;Y&quot;; MID([.B172];FIND(&quot;FOREIGN KEY&quot;;[.B172])+13;LEN([.B172])-14);&quot;&quot;)" office:value-type="string" office:string-value="SUBJECT_ID" calcext:value-type="string">
            <text:p>SUBJECT_ID</text:p>
          </table:table-cell>
          <table:table-cell table:formula="of:=IF([.G172]=&quot;Y&quot;; MID([.B172];FIND(&quot;REFERENCES&quot;;[.B172])+11;LEN([.B172]));&quot;&quot;)">
            <text:p/>
          </table:table-cell>
          <table:table-cell table:formula="of:=IF([.L172]&lt;&gt;&quot;&quot;;LEFT([.L172];FIND(&quot;(&quot;;[.L172])-1);&quot;&quot;)">
            <text:p/>
          </table:table-cell>
          <table:table-cell table:formula="of:=SUBSTITUTE( IF([.L172]&lt;&gt;&quot;&quot;;MID([.L172];FIND(&quot;(&quot;;[.L172])+1;LEN([.L172]));&quot;&quot;); &quot;);&quot;;&quot;&quot;)">
            <text:p/>
          </table:table-cell>
          <table:table-cell table:style-name="ce16" table:formula="of:=LOWER(IF([.H172]&lt;&gt;&quot;&quot;; &quot;MATCH (n:&quot; &amp; [.M175] &amp; &quot;), (m:&quot; &amp; [.H172] &amp; &quot;)&#10;WHERE m.&quot; &amp; [.K174] &amp; &quot; = n. &quot; &amp; [.N175] &amp; &quot; &#10;create (n)-[:&quot; &amp; [.J173] &amp; &quot; ]-&gt;(m)&#10;RETURN n,m&quot;;&quot;&quot;))">
            <text:p/>
          </table:table-cell>
          <table:table-cell table:formula="of:=LOWER(IF([.H172]&lt;&gt;&quot;&quot;;[.H172];&quot;&quot;))">
            <text:p/>
          </table:table-cell>
          <table:table-cell table:formula="of:=LOWER(IF([.H172]&lt;&gt;&quot;&quot;;[.K174];&quot;&quot;))">
            <text:p/>
          </table:table-cell>
          <table:table-cell table:formula="of:=LOWER(IF([.H172]&lt;&gt;&quot;&quot;;[.M175];&quot;&quot;))">
            <text:p/>
          </table:table-cell>
          <table:table-cell table:formula="of:=LOWER(IF([.H172]&lt;&gt;&quot;&quot;;[.N175];&quot;&quot;))">
            <text:p/>
          </table:table-cell>
          <table:table-cell table:formula="of:=LOWER(IF([.H172]&lt;&gt;&quot;&quot;;[.J173];&quot;&quot;))">
            <text:p/>
          </table:table-cell>
          <table:table-cell table:formula="of:=LOWER(IF([.H172]&lt;&gt;&quot;&quot;; &quot;MATCH (n:&quot; &amp; [.R172] &amp; &quot;), (m:&quot; &amp; [.P172] &amp; &quot;)&#10;WHERE m.&quot; &amp; [.Q172] &amp; &quot; = n. &quot; &amp; [.S172] &amp; &quot; &#10;create (n)-[:&quot; &amp; [.T17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173]=&quot;&quot;; NOT(ISERROR(FIND(&quot;DROP CONSTRAINT&quot;;[.B173]))); NOT(ISERROR(FIND(&quot;--&quot;;[.B173]))))" office:value-type="float" office:value="0" calcext:value-type="float">
            <text:p>0</text:p>
          </table:table-cell>
          <table:table-cell table:formula="of:=IF(AND( NOT([.C173]); NOT(ISERROR(FIND(&quot;ALTER TABLE&quot;;[.B173]  ))));&quot;Y&quot;;&quot;&quot;)">
            <text:p/>
          </table:table-cell>
          <table:table-cell table:formula="of:=IF(AND( [.D173]=&quot;&quot;; NOT(ISERROR(FIND(&quot;ADD CONSTRAINT&quot;;[.B173]  ))));&quot;Y&quot;;&quot;&quot;)">
            <text:p/>
          </table:table-cell>
          <table:table-cell table:formula="of:=IF(AND( [.E173]=&quot;&quot;; NOT(ISERROR(FIND(&quot;FOREIGN KEY&quot;;[.B173]  ))));&quot;Y&quot;;&quot;&quot;)">
            <text:p/>
          </table:table-cell>
          <table:table-cell table:formula="of:=IF(AND( [.F173]=&quot;&quot;; NOT(ISERROR(FIND(&quot;REFERENCES&quot;;[.B173]  ))));&quot;Y&quot;;&quot;&quot;)" office:value-type="string" office:string-value="Y" calcext:value-type="string">
            <text:p>Y</text:p>
          </table:table-cell>
          <table:table-cell table:formula="of:=IF([.D173]=&quot;Y&quot;; MID([.B173];FIND(&quot;ALTER TABLE&quot;;[.B173])+12;LEN([.B173]));&quot;&quot;)">
            <text:p/>
          </table:table-cell>
          <table:table-cell table:formula="of:=IF([.E173]=&quot;Y&quot;; MID([.B173];FIND(&quot;ADD CONSTRAINT&quot;;[.B173])+15;LEN([.B173]));&quot;&quot;)">
            <text:p/>
          </table:table-cell>
          <table:table-cell table:formula="of:=[.I173]">
            <text:p/>
          </table:table-cell>
          <table:table-cell table:formula="of:=IF([.F173]=&quot;Y&quot;; MID([.B173];FIND(&quot;FOREIGN KEY&quot;;[.B173])+13;LEN([.B173])-14);&quot;&quot;)">
            <text:p/>
          </table:table-cell>
          <table:table-cell table:formula="of:=IF([.G173]=&quot;Y&quot;; MID([.B173];FIND(&quot;REFERENCES&quot;;[.B173])+11;LEN([.B173]));&quot;&quot;)" office:value-type="string" office:string-value="PATIENTS(SUBJECT_ID);" calcext:value-type="string">
            <text:p>PATIENTS(SUBJECT_ID);</text:p>
          </table:table-cell>
          <table:table-cell table:formula="of:=IF([.L173]&lt;&gt;&quot;&quot;;LEFT([.L173];FIND(&quot;(&quot;;[.L173])-1);&quot;&quot;)" office:value-type="string" office:string-value="PATIENTS" calcext:value-type="string">
            <text:p>PATIENTS</text:p>
          </table:table-cell>
          <table:table-cell table:formula="of:=SUBSTITUTE( IF([.L173]&lt;&gt;&quot;&quot;;MID([.L173];FIND(&quot;(&quot;;[.L173])+1;LEN([.L173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173]&lt;&gt;&quot;&quot;; &quot;MATCH (n:&quot; &amp; [.M176] &amp; &quot;), (m:&quot; &amp; [.H173] &amp; &quot;)&#10;WHERE m.&quot; &amp; [.K175] &amp; &quot; = n. &quot; &amp; [.N176] &amp; &quot; &#10;create (n)-[:&quot; &amp; [.J174] &amp; &quot; ]-&gt;(m)&#10;RETURN n,m&quot;;&quot;&quot;))">
            <text:p/>
          </table:table-cell>
          <table:table-cell table:formula="of:=LOWER(IF([.H173]&lt;&gt;&quot;&quot;;[.H173];&quot;&quot;))">
            <text:p/>
          </table:table-cell>
          <table:table-cell table:formula="of:=LOWER(IF([.H173]&lt;&gt;&quot;&quot;;[.K175];&quot;&quot;))">
            <text:p/>
          </table:table-cell>
          <table:table-cell table:formula="of:=LOWER(IF([.H173]&lt;&gt;&quot;&quot;;[.M176];&quot;&quot;))">
            <text:p/>
          </table:table-cell>
          <table:table-cell table:formula="of:=LOWER(IF([.H173]&lt;&gt;&quot;&quot;;[.N176];&quot;&quot;))">
            <text:p/>
          </table:table-cell>
          <table:table-cell table:formula="of:=LOWER(IF([.H173]&lt;&gt;&quot;&quot;;[.J174];&quot;&quot;))">
            <text:p/>
          </table:table-cell>
          <table:table-cell table:formula="of:=LOWER(IF([.H173]&lt;&gt;&quot;&quot;; &quot;MATCH (n:&quot; &amp; [.R173] &amp; &quot;), (m:&quot; &amp; [.P173] &amp; &quot;)&#10;WHERE m.&quot; &amp; [.Q173] &amp; &quot; = n. &quot; &amp; [.S173] &amp; &quot; &#10;create (n)-[:&quot; &amp; [.T17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74]=&quot;&quot;; NOT(ISERROR(FIND(&quot;DROP CONSTRAINT&quot;;[.B174]))); NOT(ISERROR(FIND(&quot;--&quot;;[.B174]))))" office:value-type="float" office:value="1" calcext:value-type="float">
            <text:p>1</text:p>
          </table:table-cell>
          <table:table-cell table:formula="of:=IF(AND( NOT([.C174]); NOT(ISERROR(FIND(&quot;ALTER TABLE&quot;;[.B174]  ))));&quot;Y&quot;;&quot;&quot;)">
            <text:p/>
          </table:table-cell>
          <table:table-cell table:formula="of:=IF(AND( [.D174]=&quot;&quot;; NOT(ISERROR(FIND(&quot;ADD CONSTRAINT&quot;;[.B174]  ))));&quot;Y&quot;;&quot;&quot;)">
            <text:p/>
          </table:table-cell>
          <table:table-cell table:formula="of:=IF(AND( [.E174]=&quot;&quot;; NOT(ISERROR(FIND(&quot;FOREIGN KEY&quot;;[.B174]  ))));&quot;Y&quot;;&quot;&quot;)">
            <text:p/>
          </table:table-cell>
          <table:table-cell table:formula="of:=IF(AND( [.F174]=&quot;&quot;; NOT(ISERROR(FIND(&quot;REFERENCES&quot;;[.B174]  ))));&quot;Y&quot;;&quot;&quot;)">
            <text:p/>
          </table:table-cell>
          <table:table-cell table:formula="of:=IF([.D174]=&quot;Y&quot;; MID([.B174];FIND(&quot;ALTER TABLE&quot;;[.B174])+12;LEN([.B174]));&quot;&quot;)">
            <text:p/>
          </table:table-cell>
          <table:table-cell table:formula="of:=IF([.E174]=&quot;Y&quot;; MID([.B174];FIND(&quot;ADD CONSTRAINT&quot;;[.B174])+15;LEN([.B174]));&quot;&quot;)">
            <text:p/>
          </table:table-cell>
          <table:table-cell table:formula="of:=[.I174]">
            <text:p/>
          </table:table-cell>
          <table:table-cell table:formula="of:=IF([.F174]=&quot;Y&quot;; MID([.B174];FIND(&quot;FOREIGN KEY&quot;;[.B174])+13;LEN([.B174])-14);&quot;&quot;)">
            <text:p/>
          </table:table-cell>
          <table:table-cell table:formula="of:=IF([.G174]=&quot;Y&quot;; MID([.B174];FIND(&quot;REFERENCES&quot;;[.B174])+11;LEN([.B174]));&quot;&quot;)">
            <text:p/>
          </table:table-cell>
          <table:table-cell table:formula="of:=IF([.L174]&lt;&gt;&quot;&quot;;LEFT([.L174];FIND(&quot;(&quot;;[.L174])-1);&quot;&quot;)">
            <text:p/>
          </table:table-cell>
          <table:table-cell table:formula="of:=SUBSTITUTE( IF([.L174]&lt;&gt;&quot;&quot;;MID([.L174];FIND(&quot;(&quot;;[.L174])+1;LEN([.L174]));&quot;&quot;); &quot;);&quot;;&quot;&quot;)">
            <text:p/>
          </table:table-cell>
          <table:table-cell table:style-name="ce16" table:formula="of:=LOWER(IF([.H174]&lt;&gt;&quot;&quot;; &quot;MATCH (n:&quot; &amp; [.M177] &amp; &quot;), (m:&quot; &amp; [.H174] &amp; &quot;)&#10;WHERE m.&quot; &amp; [.K176] &amp; &quot; = n. &quot; &amp; [.N177] &amp; &quot; &#10;create (n)-[:&quot; &amp; [.J175] &amp; &quot; ]-&gt;(m)&#10;RETURN n,m&quot;;&quot;&quot;))">
            <text:p/>
          </table:table-cell>
          <table:table-cell table:formula="of:=LOWER(IF([.H174]&lt;&gt;&quot;&quot;;[.H174];&quot;&quot;))">
            <text:p/>
          </table:table-cell>
          <table:table-cell table:formula="of:=LOWER(IF([.H174]&lt;&gt;&quot;&quot;;[.K176];&quot;&quot;))">
            <text:p/>
          </table:table-cell>
          <table:table-cell table:formula="of:=LOWER(IF([.H174]&lt;&gt;&quot;&quot;;[.M177];&quot;&quot;))">
            <text:p/>
          </table:table-cell>
          <table:table-cell table:formula="of:=LOWER(IF([.H174]&lt;&gt;&quot;&quot;;[.N177];&quot;&quot;))">
            <text:p/>
          </table:table-cell>
          <table:table-cell table:formula="of:=LOWER(IF([.H174]&lt;&gt;&quot;&quot;;[.J175];&quot;&quot;))">
            <text:p/>
          </table:table-cell>
          <table:table-cell table:formula="of:=LOWER(IF([.H174]&lt;&gt;&quot;&quot;; &quot;MATCH (n:&quot; &amp; [.R174] &amp; &quot;), (m:&quot; &amp; [.P174] &amp; &quot;)&#10;WHERE m.&quot; &amp; [.Q174] &amp; &quot; = n. &quot; &amp; [.S174] &amp; &quot; &#10;create (n)-[:&quot; &amp; [.T17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hadm_id</text:p>
          </table:table-cell>
          <table:table-cell table:formula="of:=OR( [.B175]=&quot;&quot;; NOT(ISERROR(FIND(&quot;DROP CONSTRAINT&quot;;[.B175]))); NOT(ISERROR(FIND(&quot;--&quot;;[.B175]))))" office:value-type="float" office:value="1" calcext:value-type="float">
            <text:p>1</text:p>
          </table:table-cell>
          <table:table-cell table:formula="of:=IF(AND( NOT([.C175]); NOT(ISERROR(FIND(&quot;ALTER TABLE&quot;;[.B175]  ))));&quot;Y&quot;;&quot;&quot;)">
            <text:p/>
          </table:table-cell>
          <table:table-cell table:formula="of:=IF(AND( [.D175]=&quot;&quot;; NOT(ISERROR(FIND(&quot;ADD CONSTRAINT&quot;;[.B175]  ))));&quot;Y&quot;;&quot;&quot;)">
            <text:p/>
          </table:table-cell>
          <table:table-cell table:formula="of:=IF(AND( [.E175]=&quot;&quot;; NOT(ISERROR(FIND(&quot;FOREIGN KEY&quot;;[.B175]  ))));&quot;Y&quot;;&quot;&quot;)">
            <text:p/>
          </table:table-cell>
          <table:table-cell table:formula="of:=IF(AND( [.F175]=&quot;&quot;; NOT(ISERROR(FIND(&quot;REFERENCES&quot;;[.B175]  ))));&quot;Y&quot;;&quot;&quot;)">
            <text:p/>
          </table:table-cell>
          <table:table-cell table:formula="of:=IF([.D175]=&quot;Y&quot;; MID([.B175];FIND(&quot;ALTER TABLE&quot;;[.B175])+12;LEN([.B175]));&quot;&quot;)">
            <text:p/>
          </table:table-cell>
          <table:table-cell table:formula="of:=IF([.E175]=&quot;Y&quot;; MID([.B175];FIND(&quot;ADD CONSTRAINT&quot;;[.B175])+15;LEN([.B175]));&quot;&quot;)">
            <text:p/>
          </table:table-cell>
          <table:table-cell table:formula="of:=[.I175]">
            <text:p/>
          </table:table-cell>
          <table:table-cell table:formula="of:=IF([.F175]=&quot;Y&quot;; MID([.B175];FIND(&quot;FOREIGN KEY&quot;;[.B175])+13;LEN([.B175])-14);&quot;&quot;)">
            <text:p/>
          </table:table-cell>
          <table:table-cell table:formula="of:=IF([.G175]=&quot;Y&quot;; MID([.B175];FIND(&quot;REFERENCES&quot;;[.B175])+11;LEN([.B175]));&quot;&quot;)">
            <text:p/>
          </table:table-cell>
          <table:table-cell table:formula="of:=IF([.L175]&lt;&gt;&quot;&quot;;LEFT([.L175];FIND(&quot;(&quot;;[.L175])-1);&quot;&quot;)">
            <text:p/>
          </table:table-cell>
          <table:table-cell table:formula="of:=SUBSTITUTE( IF([.L175]&lt;&gt;&quot;&quot;;MID([.L175];FIND(&quot;(&quot;;[.L175])+1;LEN([.L175]));&quot;&quot;); &quot;);&quot;;&quot;&quot;)">
            <text:p/>
          </table:table-cell>
          <table:table-cell table:style-name="ce16" table:formula="of:=LOWER(IF([.H175]&lt;&gt;&quot;&quot;; &quot;MATCH (n:&quot; &amp; [.M178] &amp; &quot;), (m:&quot; &amp; [.H175] &amp; &quot;)&#10;WHERE m.&quot; &amp; [.K177] &amp; &quot; = n. &quot; &amp; [.N178] &amp; &quot; &#10;create (n)-[:&quot; &amp; [.J176] &amp; &quot; ]-&gt;(m)&#10;RETURN n,m&quot;;&quot;&quot;))">
            <text:p/>
          </table:table-cell>
          <table:table-cell table:formula="of:=LOWER(IF([.H175]&lt;&gt;&quot;&quot;;[.H175];&quot;&quot;))">
            <text:p/>
          </table:table-cell>
          <table:table-cell table:formula="of:=LOWER(IF([.H175]&lt;&gt;&quot;&quot;;[.K177];&quot;&quot;))">
            <text:p/>
          </table:table-cell>
          <table:table-cell table:formula="of:=LOWER(IF([.H175]&lt;&gt;&quot;&quot;;[.M178];&quot;&quot;))">
            <text:p/>
          </table:table-cell>
          <table:table-cell table:formula="of:=LOWER(IF([.H175]&lt;&gt;&quot;&quot;;[.N178];&quot;&quot;))">
            <text:p/>
          </table:table-cell>
          <table:table-cell table:formula="of:=LOWER(IF([.H175]&lt;&gt;&quot;&quot;;[.J176];&quot;&quot;))">
            <text:p/>
          </table:table-cell>
          <table:table-cell table:formula="of:=LOWER(IF([.H175]&lt;&gt;&quot;&quot;; &quot;MATCH (n:&quot; &amp; [.R175] &amp; &quot;), (m:&quot; &amp; [.P175] &amp; &quot;)&#10;WHERE m.&quot; &amp; [.Q175] &amp; &quot; = n. &quot; &amp; [.S175] &amp; &quot; &#10;create (n)-[:&quot; &amp; [.T17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DRGCODES DROP CONSTRAINT IF EXISTS drgcodes_fk_hadm_id;</text:p>
          </table:table-cell>
          <table:table-cell table:formula="of:=OR( [.B176]=&quot;&quot;; NOT(ISERROR(FIND(&quot;DROP CONSTRAINT&quot;;[.B176]))); NOT(ISERROR(FIND(&quot;--&quot;;[.B176]))))" office:value-type="float" office:value="1" calcext:value-type="float">
            <text:p>1</text:p>
          </table:table-cell>
          <table:table-cell table:formula="of:=IF(AND( NOT([.C176]); NOT(ISERROR(FIND(&quot;ALTER TABLE&quot;;[.B176]  ))));&quot;Y&quot;;&quot;&quot;)">
            <text:p/>
          </table:table-cell>
          <table:table-cell table:formula="of:=IF(AND( [.D176]=&quot;&quot;; NOT(ISERROR(FIND(&quot;ADD CONSTRAINT&quot;;[.B176]  ))));&quot;Y&quot;;&quot;&quot;)">
            <text:p/>
          </table:table-cell>
          <table:table-cell table:formula="of:=IF(AND( [.E176]=&quot;&quot;; NOT(ISERROR(FIND(&quot;FOREIGN KEY&quot;;[.B176]  ))));&quot;Y&quot;;&quot;&quot;)">
            <text:p/>
          </table:table-cell>
          <table:table-cell table:formula="of:=IF(AND( [.F176]=&quot;&quot;; NOT(ISERROR(FIND(&quot;REFERENCES&quot;;[.B176]  ))));&quot;Y&quot;;&quot;&quot;)">
            <text:p/>
          </table:table-cell>
          <table:table-cell table:formula="of:=IF([.D176]=&quot;Y&quot;; MID([.B176];FIND(&quot;ALTER TABLE&quot;;[.B176])+12;LEN([.B176]));&quot;&quot;)">
            <text:p/>
          </table:table-cell>
          <table:table-cell table:formula="of:=IF([.E176]=&quot;Y&quot;; MID([.B176];FIND(&quot;ADD CONSTRAINT&quot;;[.B176])+15;LEN([.B176]));&quot;&quot;)">
            <text:p/>
          </table:table-cell>
          <table:table-cell table:formula="of:=[.I176]">
            <text:p/>
          </table:table-cell>
          <table:table-cell table:formula="of:=IF([.F176]=&quot;Y&quot;; MID([.B176];FIND(&quot;FOREIGN KEY&quot;;[.B176])+13;LEN([.B176])-14);&quot;&quot;)">
            <text:p/>
          </table:table-cell>
          <table:table-cell table:formula="of:=IF([.G176]=&quot;Y&quot;; MID([.B176];FIND(&quot;REFERENCES&quot;;[.B176])+11;LEN([.B176]));&quot;&quot;)">
            <text:p/>
          </table:table-cell>
          <table:table-cell table:formula="of:=IF([.L176]&lt;&gt;&quot;&quot;;LEFT([.L176];FIND(&quot;(&quot;;[.L176])-1);&quot;&quot;)">
            <text:p/>
          </table:table-cell>
          <table:table-cell table:formula="of:=SUBSTITUTE( IF([.L176]&lt;&gt;&quot;&quot;;MID([.L176];FIND(&quot;(&quot;;[.L176])+1;LEN([.L176]));&quot;&quot;); &quot;);&quot;;&quot;&quot;)">
            <text:p/>
          </table:table-cell>
          <table:table-cell table:style-name="ce16" table:formula="of:=LOWER(IF([.H176]&lt;&gt;&quot;&quot;; &quot;MATCH (n:&quot; &amp; [.M179] &amp; &quot;), (m:&quot; &amp; [.H176] &amp; &quot;)&#10;WHERE m.&quot; &amp; [.K178] &amp; &quot; = n. &quot; &amp; [.N179] &amp; &quot; &#10;create (n)-[:&quot; &amp; [.J177] &amp; &quot; ]-&gt;(m)&#10;RETURN n,m&quot;;&quot;&quot;))">
            <text:p/>
          </table:table-cell>
          <table:table-cell table:formula="of:=LOWER(IF([.H176]&lt;&gt;&quot;&quot;;[.H176];&quot;&quot;))">
            <text:p/>
          </table:table-cell>
          <table:table-cell table:formula="of:=LOWER(IF([.H176]&lt;&gt;&quot;&quot;;[.K178];&quot;&quot;))">
            <text:p/>
          </table:table-cell>
          <table:table-cell table:formula="of:=LOWER(IF([.H176]&lt;&gt;&quot;&quot;;[.M179];&quot;&quot;))">
            <text:p/>
          </table:table-cell>
          <table:table-cell table:formula="of:=LOWER(IF([.H176]&lt;&gt;&quot;&quot;;[.N179];&quot;&quot;))">
            <text:p/>
          </table:table-cell>
          <table:table-cell table:formula="of:=LOWER(IF([.H176]&lt;&gt;&quot;&quot;;[.J177];&quot;&quot;))">
            <text:p/>
          </table:table-cell>
          <table:table-cell table:formula="of:=LOWER(IF([.H176]&lt;&gt;&quot;&quot;; &quot;MATCH (n:&quot; &amp; [.R176] &amp; &quot;), (m:&quot; &amp; [.P176] &amp; &quot;)&#10;WHERE m.&quot; &amp; [.Q176] &amp; &quot; = n. &quot; &amp; [.S176] &amp; &quot; &#10;create (n)-[:&quot; &amp; [.T176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DRGCODES</text:p>
          </table:table-cell>
          <table:table-cell table:formula="of:=OR( [.B177]=&quot;&quot;; NOT(ISERROR(FIND(&quot;DROP CONSTRAINT&quot;;[.B177]))); NOT(ISERROR(FIND(&quot;--&quot;;[.B177]))))" office:value-type="float" office:value="0" calcext:value-type="float">
            <text:p>0</text:p>
          </table:table-cell>
          <table:table-cell table:formula="of:=IF(AND( NOT([.C177]); NOT(ISERROR(FIND(&quot;ALTER TABLE&quot;;[.B177]  ))));&quot;Y&quot;;&quot;&quot;)" office:value-type="string" office:string-value="Y" calcext:value-type="string">
            <text:p>Y</text:p>
          </table:table-cell>
          <table:table-cell table:formula="of:=IF(AND( [.D177]=&quot;&quot;; NOT(ISERROR(FIND(&quot;ADD CONSTRAINT&quot;;[.B177]  ))));&quot;Y&quot;;&quot;&quot;)">
            <text:p/>
          </table:table-cell>
          <table:table-cell table:formula="of:=IF(AND( [.E177]=&quot;&quot;; NOT(ISERROR(FIND(&quot;FOREIGN KEY&quot;;[.B177]  ))));&quot;Y&quot;;&quot;&quot;)">
            <text:p/>
          </table:table-cell>
          <table:table-cell table:formula="of:=IF(AND( [.F177]=&quot;&quot;; NOT(ISERROR(FIND(&quot;REFERENCES&quot;;[.B177]  ))));&quot;Y&quot;;&quot;&quot;)">
            <text:p/>
          </table:table-cell>
          <table:table-cell table:formula="of:=IF([.D177]=&quot;Y&quot;; MID([.B177];FIND(&quot;ALTER TABLE&quot;;[.B177])+12;LEN([.B177]));&quot;&quot;)" office:value-type="string" office:string-value="DRGCODES" calcext:value-type="string">
            <text:p>DRGCODES</text:p>
          </table:table-cell>
          <table:table-cell table:formula="of:=IF([.E177]=&quot;Y&quot;; MID([.B177];FIND(&quot;ADD CONSTRAINT&quot;;[.B177])+15;LEN([.B177]));&quot;&quot;)">
            <text:p/>
          </table:table-cell>
          <table:table-cell table:formula="of:=[.I177]">
            <text:p/>
          </table:table-cell>
          <table:table-cell table:formula="of:=IF([.F177]=&quot;Y&quot;; MID([.B177];FIND(&quot;FOREIGN KEY&quot;;[.B177])+13;LEN([.B177])-14);&quot;&quot;)">
            <text:p/>
          </table:table-cell>
          <table:table-cell table:formula="of:=IF([.G177]=&quot;Y&quot;; MID([.B177];FIND(&quot;REFERENCES&quot;;[.B177])+11;LEN([.B177]));&quot;&quot;)">
            <text:p/>
          </table:table-cell>
          <table:table-cell table:formula="of:=IF([.L177]&lt;&gt;&quot;&quot;;LEFT([.L177];FIND(&quot;(&quot;;[.L177])-1);&quot;&quot;)">
            <text:p/>
          </table:table-cell>
          <table:table-cell table:formula="of:=SUBSTITUTE( IF([.L177]&lt;&gt;&quot;&quot;;MID([.L177];FIND(&quot;(&quot;;[.L177])+1;LEN([.L177]));&quot;&quot;); &quot;);&quot;;&quot;&quot;)">
            <text:p/>
          </table:table-cell>
          <table:table-cell table:style-name="ce16" table:formula="of:=LOWER(IF([.H177]&lt;&gt;&quot;&quot;; &quot;MATCH (n:&quot; &amp; [.M180] &amp; &quot;), (m:&quot; &amp; [.H177] &amp; &quot;)&#10;WHERE m.&quot; &amp; [.K179] &amp; &quot; = n. &quot; &amp; [.N180] &amp; &quot; &#10;create (n)-[:&quot; &amp; [.J178] &amp; &quot; ]-&gt;(m)&#10;RETURN n,m&quot;;&quot;&quot;))" office:value-type="string" office:string-value="match (n:admissions), (m:drgcodes)&#10;where m.hadm_id = n. hadm_id &#10;create (n)-[:drgcodes_fk_hadm_id ]-&gt;(m)&#10;return n,m" calcext:value-type="string">
            <text:p>match (n:admissions), (m:drgcodes)</text:p>
            <text:p>where m.hadm_id = n. hadm_id </text:p>
            <text:p>create (n)-[:drgcodes_fk_hadm_id ]-&gt;(m)</text:p>
            <text:p>return n,m</text:p>
          </table:table-cell>
          <table:table-cell table:formula="of:=LOWER(IF([.H177]&lt;&gt;&quot;&quot;;[.H177];&quot;&quot;))" office:value-type="string" office:string-value="drgcodes" calcext:value-type="string">
            <text:p>drgcodes</text:p>
          </table:table-cell>
          <table:table-cell table:formula="of:=LOWER(IF([.H177]&lt;&gt;&quot;&quot;;[.K179];&quot;&quot;))" office:value-type="string" office:string-value="hadm_id" calcext:value-type="string">
            <text:p>hadm_id</text:p>
          </table:table-cell>
          <table:table-cell table:formula="of:=LOWER(IF([.H177]&lt;&gt;&quot;&quot;;[.M180];&quot;&quot;))" office:value-type="string" office:string-value="admissions" calcext:value-type="string">
            <text:p>admissions</text:p>
          </table:table-cell>
          <table:table-cell table:formula="of:=LOWER(IF([.H177]&lt;&gt;&quot;&quot;;[.N180];&quot;&quot;))" office:value-type="string" office:string-value="hadm_id" calcext:value-type="string">
            <text:p>hadm_id</text:p>
          </table:table-cell>
          <table:table-cell table:formula="of:=LOWER(IF([.H177]&lt;&gt;&quot;&quot;;[.J178];&quot;&quot;))" office:value-type="string" office:string-value="drgcodes_fk_hadm_id" calcext:value-type="string">
            <text:p>drgcodes_fk_hadm_id</text:p>
          </table:table-cell>
          <table:table-cell table:formula="of:=LOWER(IF([.H177]&lt;&gt;&quot;&quot;; &quot;MATCH (n:&quot; &amp; [.R177] &amp; &quot;), (m:&quot; &amp; [.P177] &amp; &quot;)&#10;WHERE m.&quot; &amp; [.Q177] &amp; &quot; = n. &quot; &amp; [.S177] &amp; &quot; &#10;create (n)-[:&quot; &amp; [.T177] &amp; &quot; ]-&gt;(m)&#10;RETURN n,m&quot;;&quot;&quot;))" office:value-type="string" office:string-value="match (n:admissions), (m:drgcodes)&#10;where m.hadm_id = n. hadm_id &#10;create (n)-[:drgcodes_fk_hadm_id ]-&gt;(m)&#10;return n,m" calcext:value-type="string">
            <text:p>match (n:admissions), (m:drgcodes)</text:p>
            <text:p>where m.hadm_id = n. hadm_id </text:p>
            <text:p>create (n)-[:drgcodes_fk_hadm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drgcodes_fk_hadm_id</text:p>
          </table:table-cell>
          <table:table-cell table:formula="of:=OR( [.B178]=&quot;&quot;; NOT(ISERROR(FIND(&quot;DROP CONSTRAINT&quot;;[.B178]))); NOT(ISERROR(FIND(&quot;--&quot;;[.B178]))))" office:value-type="float" office:value="0" calcext:value-type="float">
            <text:p>0</text:p>
          </table:table-cell>
          <table:table-cell table:formula="of:=IF(AND( NOT([.C178]); NOT(ISERROR(FIND(&quot;ALTER TABLE&quot;;[.B178]  ))));&quot;Y&quot;;&quot;&quot;)">
            <text:p/>
          </table:table-cell>
          <table:table-cell table:formula="of:=IF(AND( [.D178]=&quot;&quot;; NOT(ISERROR(FIND(&quot;ADD CONSTRAINT&quot;;[.B178]  ))));&quot;Y&quot;;&quot;&quot;)" office:value-type="string" office:string-value="Y" calcext:value-type="string">
            <text:p>Y</text:p>
          </table:table-cell>
          <table:table-cell table:formula="of:=IF(AND( [.E178]=&quot;&quot;; NOT(ISERROR(FIND(&quot;FOREIGN KEY&quot;;[.B178]  ))));&quot;Y&quot;;&quot;&quot;)">
            <text:p/>
          </table:table-cell>
          <table:table-cell table:formula="of:=IF(AND( [.F178]=&quot;&quot;; NOT(ISERROR(FIND(&quot;REFERENCES&quot;;[.B178]  ))));&quot;Y&quot;;&quot;&quot;)">
            <text:p/>
          </table:table-cell>
          <table:table-cell table:formula="of:=IF([.D178]=&quot;Y&quot;; MID([.B178];FIND(&quot;ALTER TABLE&quot;;[.B178])+12;LEN([.B178]));&quot;&quot;)">
            <text:p/>
          </table:table-cell>
          <table:table-cell table:formula="of:=IF([.E178]=&quot;Y&quot;; MID([.B178];FIND(&quot;ADD CONSTRAINT&quot;;[.B178])+15;LEN([.B178]));&quot;&quot;)" office:value-type="string" office:string-value="drgcodes_fk_hadm_id" calcext:value-type="string">
            <text:p>drgcodes_fk_hadm_id</text:p>
          </table:table-cell>
          <table:table-cell table:formula="of:=[.I178]" office:value-type="string" office:string-value="drgcodes_fk_hadm_id" calcext:value-type="string">
            <text:p>drgcodes_fk_hadm_id</text:p>
          </table:table-cell>
          <table:table-cell table:formula="of:=IF([.F178]=&quot;Y&quot;; MID([.B178];FIND(&quot;FOREIGN KEY&quot;;[.B178])+13;LEN([.B178])-14);&quot;&quot;)">
            <text:p/>
          </table:table-cell>
          <table:table-cell table:formula="of:=IF([.G178]=&quot;Y&quot;; MID([.B178];FIND(&quot;REFERENCES&quot;;[.B178])+11;LEN([.B178]));&quot;&quot;)">
            <text:p/>
          </table:table-cell>
          <table:table-cell table:formula="of:=IF([.L178]&lt;&gt;&quot;&quot;;LEFT([.L178];FIND(&quot;(&quot;;[.L178])-1);&quot;&quot;)">
            <text:p/>
          </table:table-cell>
          <table:table-cell table:formula="of:=SUBSTITUTE( IF([.L178]&lt;&gt;&quot;&quot;;MID([.L178];FIND(&quot;(&quot;;[.L178])+1;LEN([.L178]));&quot;&quot;); &quot;);&quot;;&quot;&quot;)">
            <text:p/>
          </table:table-cell>
          <table:table-cell table:style-name="ce16" table:formula="of:=LOWER(IF([.H178]&lt;&gt;&quot;&quot;; &quot;MATCH (n:&quot; &amp; [.M181] &amp; &quot;), (m:&quot; &amp; [.H178] &amp; &quot;)&#10;WHERE m.&quot; &amp; [.K180] &amp; &quot; = n. &quot; &amp; [.N181] &amp; &quot; &#10;create (n)-[:&quot; &amp; [.J179] &amp; &quot; ]-&gt;(m)&#10;RETURN n,m&quot;;&quot;&quot;))">
            <text:p/>
          </table:table-cell>
          <table:table-cell table:formula="of:=LOWER(IF([.H178]&lt;&gt;&quot;&quot;;[.H178];&quot;&quot;))">
            <text:p/>
          </table:table-cell>
          <table:table-cell table:formula="of:=LOWER(IF([.H178]&lt;&gt;&quot;&quot;;[.K180];&quot;&quot;))">
            <text:p/>
          </table:table-cell>
          <table:table-cell table:formula="of:=LOWER(IF([.H178]&lt;&gt;&quot;&quot;;[.M181];&quot;&quot;))">
            <text:p/>
          </table:table-cell>
          <table:table-cell table:formula="of:=LOWER(IF([.H178]&lt;&gt;&quot;&quot;;[.N181];&quot;&quot;))">
            <text:p/>
          </table:table-cell>
          <table:table-cell table:formula="of:=LOWER(IF([.H178]&lt;&gt;&quot;&quot;;[.J179];&quot;&quot;))">
            <text:p/>
          </table:table-cell>
          <table:table-cell table:formula="of:=LOWER(IF([.H178]&lt;&gt;&quot;&quot;; &quot;MATCH (n:&quot; &amp; [.R178] &amp; &quot;), (m:&quot; &amp; [.P178] &amp; &quot;)&#10;WHERE m.&quot; &amp; [.Q178] &amp; &quot; = n. &quot; &amp; [.S178] &amp; &quot; &#10;create (n)-[:&quot; &amp; [.T17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HADM_ID)</text:p>
          </table:table-cell>
          <table:table-cell table:formula="of:=OR( [.B179]=&quot;&quot;; NOT(ISERROR(FIND(&quot;DROP CONSTRAINT&quot;;[.B179]))); NOT(ISERROR(FIND(&quot;--&quot;;[.B179]))))" office:value-type="float" office:value="0" calcext:value-type="float">
            <text:p>0</text:p>
          </table:table-cell>
          <table:table-cell table:formula="of:=IF(AND( NOT([.C179]); NOT(ISERROR(FIND(&quot;ALTER TABLE&quot;;[.B179]  ))));&quot;Y&quot;;&quot;&quot;)">
            <text:p/>
          </table:table-cell>
          <table:table-cell table:formula="of:=IF(AND( [.D179]=&quot;&quot;; NOT(ISERROR(FIND(&quot;ADD CONSTRAINT&quot;;[.B179]  ))));&quot;Y&quot;;&quot;&quot;)">
            <text:p/>
          </table:table-cell>
          <table:table-cell table:formula="of:=IF(AND( [.E179]=&quot;&quot;; NOT(ISERROR(FIND(&quot;FOREIGN KEY&quot;;[.B179]  ))));&quot;Y&quot;;&quot;&quot;)" office:value-type="string" office:string-value="Y" calcext:value-type="string">
            <text:p>Y</text:p>
          </table:table-cell>
          <table:table-cell table:formula="of:=IF(AND( [.F179]=&quot;&quot;; NOT(ISERROR(FIND(&quot;REFERENCES&quot;;[.B179]  ))));&quot;Y&quot;;&quot;&quot;)">
            <text:p/>
          </table:table-cell>
          <table:table-cell table:formula="of:=IF([.D179]=&quot;Y&quot;; MID([.B179];FIND(&quot;ALTER TABLE&quot;;[.B179])+12;LEN([.B179]));&quot;&quot;)">
            <text:p/>
          </table:table-cell>
          <table:table-cell table:formula="of:=IF([.E179]=&quot;Y&quot;; MID([.B179];FIND(&quot;ADD CONSTRAINT&quot;;[.B179])+15;LEN([.B179]));&quot;&quot;)">
            <text:p/>
          </table:table-cell>
          <table:table-cell table:formula="of:=[.I179]">
            <text:p/>
          </table:table-cell>
          <table:table-cell table:formula="of:=IF([.F179]=&quot;Y&quot;; MID([.B179];FIND(&quot;FOREIGN KEY&quot;;[.B179])+13;LEN([.B179])-14);&quot;&quot;)" office:value-type="string" office:string-value="HADM_ID" calcext:value-type="string">
            <text:p>HADM_ID</text:p>
          </table:table-cell>
          <table:table-cell table:formula="of:=IF([.G179]=&quot;Y&quot;; MID([.B179];FIND(&quot;REFERENCES&quot;;[.B179])+11;LEN([.B179]));&quot;&quot;)">
            <text:p/>
          </table:table-cell>
          <table:table-cell table:formula="of:=IF([.L179]&lt;&gt;&quot;&quot;;LEFT([.L179];FIND(&quot;(&quot;;[.L179])-1);&quot;&quot;)">
            <text:p/>
          </table:table-cell>
          <table:table-cell table:formula="of:=SUBSTITUTE( IF([.L179]&lt;&gt;&quot;&quot;;MID([.L179];FIND(&quot;(&quot;;[.L179])+1;LEN([.L179]));&quot;&quot;); &quot;);&quot;;&quot;&quot;)">
            <text:p/>
          </table:table-cell>
          <table:table-cell table:style-name="ce16" table:formula="of:=LOWER(IF([.H179]&lt;&gt;&quot;&quot;; &quot;MATCH (n:&quot; &amp; [.M182] &amp; &quot;), (m:&quot; &amp; [.H179] &amp; &quot;)&#10;WHERE m.&quot; &amp; [.K181] &amp; &quot; = n. &quot; &amp; [.N182] &amp; &quot; &#10;create (n)-[:&quot; &amp; [.J180] &amp; &quot; ]-&gt;(m)&#10;RETURN n,m&quot;;&quot;&quot;))">
            <text:p/>
          </table:table-cell>
          <table:table-cell table:formula="of:=LOWER(IF([.H179]&lt;&gt;&quot;&quot;;[.H179];&quot;&quot;))">
            <text:p/>
          </table:table-cell>
          <table:table-cell table:formula="of:=LOWER(IF([.H179]&lt;&gt;&quot;&quot;;[.K181];&quot;&quot;))">
            <text:p/>
          </table:table-cell>
          <table:table-cell table:formula="of:=LOWER(IF([.H179]&lt;&gt;&quot;&quot;;[.M182];&quot;&quot;))">
            <text:p/>
          </table:table-cell>
          <table:table-cell table:formula="of:=LOWER(IF([.H179]&lt;&gt;&quot;&quot;;[.N182];&quot;&quot;))">
            <text:p/>
          </table:table-cell>
          <table:table-cell table:formula="of:=LOWER(IF([.H179]&lt;&gt;&quot;&quot;;[.J180];&quot;&quot;))">
            <text:p/>
          </table:table-cell>
          <table:table-cell table:formula="of:=LOWER(IF([.H179]&lt;&gt;&quot;&quot;; &quot;MATCH (n:&quot; &amp; [.R179] &amp; &quot;), (m:&quot; &amp; [.P179] &amp; &quot;)&#10;WHERE m.&quot; &amp; [.Q179] &amp; &quot; = n. &quot; &amp; [.S179] &amp; &quot; &#10;create (n)-[:&quot; &amp; [.T17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ADMISSIONS(HADM_ID);</text:p>
          </table:table-cell>
          <table:table-cell table:formula="of:=OR( [.B180]=&quot;&quot;; NOT(ISERROR(FIND(&quot;DROP CONSTRAINT&quot;;[.B180]))); NOT(ISERROR(FIND(&quot;--&quot;;[.B180]))))" office:value-type="float" office:value="0" calcext:value-type="float">
            <text:p>0</text:p>
          </table:table-cell>
          <table:table-cell table:formula="of:=IF(AND( NOT([.C180]); NOT(ISERROR(FIND(&quot;ALTER TABLE&quot;;[.B180]  ))));&quot;Y&quot;;&quot;&quot;)">
            <text:p/>
          </table:table-cell>
          <table:table-cell table:formula="of:=IF(AND( [.D180]=&quot;&quot;; NOT(ISERROR(FIND(&quot;ADD CONSTRAINT&quot;;[.B180]  ))));&quot;Y&quot;;&quot;&quot;)">
            <text:p/>
          </table:table-cell>
          <table:table-cell table:formula="of:=IF(AND( [.E180]=&quot;&quot;; NOT(ISERROR(FIND(&quot;FOREIGN KEY&quot;;[.B180]  ))));&quot;Y&quot;;&quot;&quot;)">
            <text:p/>
          </table:table-cell>
          <table:table-cell table:formula="of:=IF(AND( [.F180]=&quot;&quot;; NOT(ISERROR(FIND(&quot;REFERENCES&quot;;[.B180]  ))));&quot;Y&quot;;&quot;&quot;)" office:value-type="string" office:string-value="Y" calcext:value-type="string">
            <text:p>Y</text:p>
          </table:table-cell>
          <table:table-cell table:formula="of:=IF([.D180]=&quot;Y&quot;; MID([.B180];FIND(&quot;ALTER TABLE&quot;;[.B180])+12;LEN([.B180]));&quot;&quot;)">
            <text:p/>
          </table:table-cell>
          <table:table-cell table:formula="of:=IF([.E180]=&quot;Y&quot;; MID([.B180];FIND(&quot;ADD CONSTRAINT&quot;;[.B180])+15;LEN([.B180]));&quot;&quot;)">
            <text:p/>
          </table:table-cell>
          <table:table-cell table:formula="of:=[.I180]">
            <text:p/>
          </table:table-cell>
          <table:table-cell table:formula="of:=IF([.F180]=&quot;Y&quot;; MID([.B180];FIND(&quot;FOREIGN KEY&quot;;[.B180])+13;LEN([.B180])-14);&quot;&quot;)">
            <text:p/>
          </table:table-cell>
          <table:table-cell table:formula="of:=IF([.G180]=&quot;Y&quot;; MID([.B180];FIND(&quot;REFERENCES&quot;;[.B180])+11;LEN([.B180]));&quot;&quot;)" office:value-type="string" office:string-value="ADMISSIONS(HADM_ID);" calcext:value-type="string">
            <text:p>ADMISSIONS(HADM_ID);</text:p>
          </table:table-cell>
          <table:table-cell table:formula="of:=IF([.L180]&lt;&gt;&quot;&quot;;LEFT([.L180];FIND(&quot;(&quot;;[.L180])-1);&quot;&quot;)" office:value-type="string" office:string-value="ADMISSIONS" calcext:value-type="string">
            <text:p>ADMISSIONS</text:p>
          </table:table-cell>
          <table:table-cell table:formula="of:=SUBSTITUTE( IF([.L180]&lt;&gt;&quot;&quot;;MID([.L180];FIND(&quot;(&quot;;[.L180])+1;LEN([.L180]));&quot;&quot;); &quot;);&quot;;&quot;&quot;)" office:value-type="string" office:string-value="HADM_ID" calcext:value-type="string">
            <text:p>HADM_ID</text:p>
          </table:table-cell>
          <table:table-cell table:style-name="ce16" table:formula="of:=LOWER(IF([.H180]&lt;&gt;&quot;&quot;; &quot;MATCH (n:&quot; &amp; [.M183] &amp; &quot;), (m:&quot; &amp; [.H180] &amp; &quot;)&#10;WHERE m.&quot; &amp; [.K182] &amp; &quot; = n. &quot; &amp; [.N183] &amp; &quot; &#10;create (n)-[:&quot; &amp; [.J181] &amp; &quot; ]-&gt;(m)&#10;RETURN n,m&quot;;&quot;&quot;))">
            <text:p/>
          </table:table-cell>
          <table:table-cell table:formula="of:=LOWER(IF([.H180]&lt;&gt;&quot;&quot;;[.H180];&quot;&quot;))">
            <text:p/>
          </table:table-cell>
          <table:table-cell table:formula="of:=LOWER(IF([.H180]&lt;&gt;&quot;&quot;;[.K182];&quot;&quot;))">
            <text:p/>
          </table:table-cell>
          <table:table-cell table:formula="of:=LOWER(IF([.H180]&lt;&gt;&quot;&quot;;[.M183];&quot;&quot;))">
            <text:p/>
          </table:table-cell>
          <table:table-cell table:formula="of:=LOWER(IF([.H180]&lt;&gt;&quot;&quot;;[.N183];&quot;&quot;))">
            <text:p/>
          </table:table-cell>
          <table:table-cell table:formula="of:=LOWER(IF([.H180]&lt;&gt;&quot;&quot;;[.J181];&quot;&quot;))">
            <text:p/>
          </table:table-cell>
          <table:table-cell table:formula="of:=LOWER(IF([.H180]&lt;&gt;&quot;&quot;; &quot;MATCH (n:&quot; &amp; [.R180] &amp; &quot;), (m:&quot; &amp; [.P180] &amp; &quot;)&#10;WHERE m.&quot; &amp; [.Q180] &amp; &quot; = n. &quot; &amp; [.S180] &amp; &quot; &#10;create (n)-[:&quot; &amp; [.T18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81]=&quot;&quot;; NOT(ISERROR(FIND(&quot;DROP CONSTRAINT&quot;;[.B181]))); NOT(ISERROR(FIND(&quot;--&quot;;[.B181]))))" office:value-type="float" office:value="1" calcext:value-type="float">
            <text:p>1</text:p>
          </table:table-cell>
          <table:table-cell table:formula="of:=IF(AND( NOT([.C181]); NOT(ISERROR(FIND(&quot;ALTER TABLE&quot;;[.B181]  ))));&quot;Y&quot;;&quot;&quot;)">
            <text:p/>
          </table:table-cell>
          <table:table-cell table:formula="of:=IF(AND( [.D181]=&quot;&quot;; NOT(ISERROR(FIND(&quot;ADD CONSTRAINT&quot;;[.B181]  ))));&quot;Y&quot;;&quot;&quot;)">
            <text:p/>
          </table:table-cell>
          <table:table-cell table:formula="of:=IF(AND( [.E181]=&quot;&quot;; NOT(ISERROR(FIND(&quot;FOREIGN KEY&quot;;[.B181]  ))));&quot;Y&quot;;&quot;&quot;)">
            <text:p/>
          </table:table-cell>
          <table:table-cell table:formula="of:=IF(AND( [.F181]=&quot;&quot;; NOT(ISERROR(FIND(&quot;REFERENCES&quot;;[.B181]  ))));&quot;Y&quot;;&quot;&quot;)">
            <text:p/>
          </table:table-cell>
          <table:table-cell table:formula="of:=IF([.D181]=&quot;Y&quot;; MID([.B181];FIND(&quot;ALTER TABLE&quot;;[.B181])+12;LEN([.B181]));&quot;&quot;)">
            <text:p/>
          </table:table-cell>
          <table:table-cell table:formula="of:=IF([.E181]=&quot;Y&quot;; MID([.B181];FIND(&quot;ADD CONSTRAINT&quot;;[.B181])+15;LEN([.B181]));&quot;&quot;)">
            <text:p/>
          </table:table-cell>
          <table:table-cell table:formula="of:=[.I181]">
            <text:p/>
          </table:table-cell>
          <table:table-cell table:formula="of:=IF([.F181]=&quot;Y&quot;; MID([.B181];FIND(&quot;FOREIGN KEY&quot;;[.B181])+13;LEN([.B181])-14);&quot;&quot;)">
            <text:p/>
          </table:table-cell>
          <table:table-cell table:formula="of:=IF([.G181]=&quot;Y&quot;; MID([.B181];FIND(&quot;REFERENCES&quot;;[.B181])+11;LEN([.B181]));&quot;&quot;)">
            <text:p/>
          </table:table-cell>
          <table:table-cell table:formula="of:=IF([.L181]&lt;&gt;&quot;&quot;;LEFT([.L181];FIND(&quot;(&quot;;[.L181])-1);&quot;&quot;)">
            <text:p/>
          </table:table-cell>
          <table:table-cell table:formula="of:=SUBSTITUTE( IF([.L181]&lt;&gt;&quot;&quot;;MID([.L181];FIND(&quot;(&quot;;[.L181])+1;LEN([.L181]));&quot;&quot;); &quot;);&quot;;&quot;&quot;)">
            <text:p/>
          </table:table-cell>
          <table:table-cell table:style-name="ce16" table:formula="of:=LOWER(IF([.H181]&lt;&gt;&quot;&quot;; &quot;MATCH (n:&quot; &amp; [.M184] &amp; &quot;), (m:&quot; &amp; [.H181] &amp; &quot;)&#10;WHERE m.&quot; &amp; [.K183] &amp; &quot; = n. &quot; &amp; [.N184] &amp; &quot; &#10;create (n)-[:&quot; &amp; [.J182] &amp; &quot; ]-&gt;(m)&#10;RETURN n,m&quot;;&quot;&quot;))">
            <text:p/>
          </table:table-cell>
          <table:table-cell table:formula="of:=LOWER(IF([.H181]&lt;&gt;&quot;&quot;;[.H181];&quot;&quot;))">
            <text:p/>
          </table:table-cell>
          <table:table-cell table:formula="of:=LOWER(IF([.H181]&lt;&gt;&quot;&quot;;[.K183];&quot;&quot;))">
            <text:p/>
          </table:table-cell>
          <table:table-cell table:formula="of:=LOWER(IF([.H181]&lt;&gt;&quot;&quot;;[.M184];&quot;&quot;))">
            <text:p/>
          </table:table-cell>
          <table:table-cell table:formula="of:=LOWER(IF([.H181]&lt;&gt;&quot;&quot;;[.N184];&quot;&quot;))">
            <text:p/>
          </table:table-cell>
          <table:table-cell table:formula="of:=LOWER(IF([.H181]&lt;&gt;&quot;&quot;;[.J182];&quot;&quot;))">
            <text:p/>
          </table:table-cell>
          <table:table-cell table:formula="of:=LOWER(IF([.H181]&lt;&gt;&quot;&quot;; &quot;MATCH (n:&quot; &amp; [.R181] &amp; &quot;), (m:&quot; &amp; [.P181] &amp; &quot;)&#10;WHERE m.&quot; &amp; [.Q181] &amp; &quot; = n. &quot; &amp; [.S181] &amp; &quot; &#10;create (n)-[:&quot; &amp; [.T18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-</text:p>
          </table:table-cell>
          <table:table-cell table:formula="of:=OR( [.B182]=&quot;&quot;; NOT(ISERROR(FIND(&quot;DROP CONSTRAINT&quot;;[.B182]))); NOT(ISERROR(FIND(&quot;--&quot;;[.B182]))))" office:value-type="float" office:value="1" calcext:value-type="float">
            <text:p>1</text:p>
          </table:table-cell>
          <table:table-cell table:formula="of:=IF(AND( NOT([.C182]); NOT(ISERROR(FIND(&quot;ALTER TABLE&quot;;[.B182]  ))));&quot;Y&quot;;&quot;&quot;)">
            <text:p/>
          </table:table-cell>
          <table:table-cell table:formula="of:=IF(AND( [.D182]=&quot;&quot;; NOT(ISERROR(FIND(&quot;ADD CONSTRAINT&quot;;[.B182]  ))));&quot;Y&quot;;&quot;&quot;)">
            <text:p/>
          </table:table-cell>
          <table:table-cell table:formula="of:=IF(AND( [.E182]=&quot;&quot;; NOT(ISERROR(FIND(&quot;FOREIGN KEY&quot;;[.B182]  ))));&quot;Y&quot;;&quot;&quot;)">
            <text:p/>
          </table:table-cell>
          <table:table-cell table:formula="of:=IF(AND( [.F182]=&quot;&quot;; NOT(ISERROR(FIND(&quot;REFERENCES&quot;;[.B182]  ))));&quot;Y&quot;;&quot;&quot;)">
            <text:p/>
          </table:table-cell>
          <table:table-cell table:formula="of:=IF([.D182]=&quot;Y&quot;; MID([.B182];FIND(&quot;ALTER TABLE&quot;;[.B182])+12;LEN([.B182]));&quot;&quot;)">
            <text:p/>
          </table:table-cell>
          <table:table-cell table:formula="of:=IF([.E182]=&quot;Y&quot;; MID([.B182];FIND(&quot;ADD CONSTRAINT&quot;;[.B182])+15;LEN([.B182]));&quot;&quot;)">
            <text:p/>
          </table:table-cell>
          <table:table-cell table:formula="of:=[.I182]">
            <text:p/>
          </table:table-cell>
          <table:table-cell table:formula="of:=IF([.F182]=&quot;Y&quot;; MID([.B182];FIND(&quot;FOREIGN KEY&quot;;[.B182])+13;LEN([.B182])-14);&quot;&quot;)">
            <text:p/>
          </table:table-cell>
          <table:table-cell table:formula="of:=IF([.G182]=&quot;Y&quot;; MID([.B182];FIND(&quot;REFERENCES&quot;;[.B182])+11;LEN([.B182]));&quot;&quot;)">
            <text:p/>
          </table:table-cell>
          <table:table-cell table:formula="of:=IF([.L182]&lt;&gt;&quot;&quot;;LEFT([.L182];FIND(&quot;(&quot;;[.L182])-1);&quot;&quot;)">
            <text:p/>
          </table:table-cell>
          <table:table-cell table:formula="of:=SUBSTITUTE( IF([.L182]&lt;&gt;&quot;&quot;;MID([.L182];FIND(&quot;(&quot;;[.L182])+1;LEN([.L182]));&quot;&quot;); &quot;);&quot;;&quot;&quot;)">
            <text:p/>
          </table:table-cell>
          <table:table-cell table:style-name="ce16" table:formula="of:=LOWER(IF([.H182]&lt;&gt;&quot;&quot;; &quot;MATCH (n:&quot; &amp; [.M185] &amp; &quot;), (m:&quot; &amp; [.H182] &amp; &quot;)&#10;WHERE m.&quot; &amp; [.K184] &amp; &quot; = n. &quot; &amp; [.N185] &amp; &quot; &#10;create (n)-[:&quot; &amp; [.J183] &amp; &quot; ]-&gt;(m)&#10;RETURN n,m&quot;;&quot;&quot;))">
            <text:p/>
          </table:table-cell>
          <table:table-cell table:formula="of:=LOWER(IF([.H182]&lt;&gt;&quot;&quot;;[.H182];&quot;&quot;))">
            <text:p/>
          </table:table-cell>
          <table:table-cell table:formula="of:=LOWER(IF([.H182]&lt;&gt;&quot;&quot;;[.K184];&quot;&quot;))">
            <text:p/>
          </table:table-cell>
          <table:table-cell table:formula="of:=LOWER(IF([.H182]&lt;&gt;&quot;&quot;;[.M185];&quot;&quot;))">
            <text:p/>
          </table:table-cell>
          <table:table-cell table:formula="of:=LOWER(IF([.H182]&lt;&gt;&quot;&quot;;[.N185];&quot;&quot;))">
            <text:p/>
          </table:table-cell>
          <table:table-cell table:formula="of:=LOWER(IF([.H182]&lt;&gt;&quot;&quot;;[.J183];&quot;&quot;))">
            <text:p/>
          </table:table-cell>
          <table:table-cell table:formula="of:=LOWER(IF([.H182]&lt;&gt;&quot;&quot;; &quot;MATCH (n:&quot; &amp; [.R182] &amp; &quot;), (m:&quot; &amp; [.P182] &amp; &quot;)&#10;WHERE m.&quot; &amp; [.Q182] &amp; &quot; = n. &quot; &amp; [.S182] &amp; &quot; &#10;create (n)-[:&quot; &amp; [.T18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ICUSTAYS--</text:p>
          </table:table-cell>
          <table:table-cell table:formula="of:=OR( [.B183]=&quot;&quot;; NOT(ISERROR(FIND(&quot;DROP CONSTRAINT&quot;;[.B183]))); NOT(ISERROR(FIND(&quot;--&quot;;[.B183]))))" office:value-type="float" office:value="1" calcext:value-type="float">
            <text:p>1</text:p>
          </table:table-cell>
          <table:table-cell table:formula="of:=IF(AND( NOT([.C183]); NOT(ISERROR(FIND(&quot;ALTER TABLE&quot;;[.B183]  ))));&quot;Y&quot;;&quot;&quot;)">
            <text:p/>
          </table:table-cell>
          <table:table-cell table:formula="of:=IF(AND( [.D183]=&quot;&quot;; NOT(ISERROR(FIND(&quot;ADD CONSTRAINT&quot;;[.B183]  ))));&quot;Y&quot;;&quot;&quot;)">
            <text:p/>
          </table:table-cell>
          <table:table-cell table:formula="of:=IF(AND( [.E183]=&quot;&quot;; NOT(ISERROR(FIND(&quot;FOREIGN KEY&quot;;[.B183]  ))));&quot;Y&quot;;&quot;&quot;)">
            <text:p/>
          </table:table-cell>
          <table:table-cell table:formula="of:=IF(AND( [.F183]=&quot;&quot;; NOT(ISERROR(FIND(&quot;REFERENCES&quot;;[.B183]  ))));&quot;Y&quot;;&quot;&quot;)">
            <text:p/>
          </table:table-cell>
          <table:table-cell table:formula="of:=IF([.D183]=&quot;Y&quot;; MID([.B183];FIND(&quot;ALTER TABLE&quot;;[.B183])+12;LEN([.B183]));&quot;&quot;)">
            <text:p/>
          </table:table-cell>
          <table:table-cell table:formula="of:=IF([.E183]=&quot;Y&quot;; MID([.B183];FIND(&quot;ADD CONSTRAINT&quot;;[.B183])+15;LEN([.B183]));&quot;&quot;)">
            <text:p/>
          </table:table-cell>
          <table:table-cell table:formula="of:=[.I183]">
            <text:p/>
          </table:table-cell>
          <table:table-cell table:formula="of:=IF([.F183]=&quot;Y&quot;; MID([.B183];FIND(&quot;FOREIGN KEY&quot;;[.B183])+13;LEN([.B183])-14);&quot;&quot;)">
            <text:p/>
          </table:table-cell>
          <table:table-cell table:formula="of:=IF([.G183]=&quot;Y&quot;; MID([.B183];FIND(&quot;REFERENCES&quot;;[.B183])+11;LEN([.B183]));&quot;&quot;)">
            <text:p/>
          </table:table-cell>
          <table:table-cell table:formula="of:=IF([.L183]&lt;&gt;&quot;&quot;;LEFT([.L183];FIND(&quot;(&quot;;[.L183])-1);&quot;&quot;)">
            <text:p/>
          </table:table-cell>
          <table:table-cell table:formula="of:=SUBSTITUTE( IF([.L183]&lt;&gt;&quot;&quot;;MID([.L183];FIND(&quot;(&quot;;[.L183])+1;LEN([.L183]));&quot;&quot;); &quot;);&quot;;&quot;&quot;)">
            <text:p/>
          </table:table-cell>
          <table:table-cell table:style-name="ce16" table:formula="of:=LOWER(IF([.H183]&lt;&gt;&quot;&quot;; &quot;MATCH (n:&quot; &amp; [.M186] &amp; &quot;), (m:&quot; &amp; [.H183] &amp; &quot;)&#10;WHERE m.&quot; &amp; [.K185] &amp; &quot; = n. &quot; &amp; [.N186] &amp; &quot; &#10;create (n)-[:&quot; &amp; [.J184] &amp; &quot; ]-&gt;(m)&#10;RETURN n,m&quot;;&quot;&quot;))">
            <text:p/>
          </table:table-cell>
          <table:table-cell table:formula="of:=LOWER(IF([.H183]&lt;&gt;&quot;&quot;;[.H183];&quot;&quot;))">
            <text:p/>
          </table:table-cell>
          <table:table-cell table:formula="of:=LOWER(IF([.H183]&lt;&gt;&quot;&quot;;[.K185];&quot;&quot;))">
            <text:p/>
          </table:table-cell>
          <table:table-cell table:formula="of:=LOWER(IF([.H183]&lt;&gt;&quot;&quot;;[.M186];&quot;&quot;))">
            <text:p/>
          </table:table-cell>
          <table:table-cell table:formula="of:=LOWER(IF([.H183]&lt;&gt;&quot;&quot;;[.N186];&quot;&quot;))">
            <text:p/>
          </table:table-cell>
          <table:table-cell table:formula="of:=LOWER(IF([.H183]&lt;&gt;&quot;&quot;;[.J184];&quot;&quot;))">
            <text:p/>
          </table:table-cell>
          <table:table-cell table:formula="of:=LOWER(IF([.H183]&lt;&gt;&quot;&quot;; &quot;MATCH (n:&quot; &amp; [.R183] &amp; &quot;), (m:&quot; &amp; [.P183] &amp; &quot;)&#10;WHERE m.&quot; &amp; [.Q183] &amp; &quot; = n. &quot; &amp; [.S183] &amp; &quot; &#10;create (n)-[:&quot; &amp; [.T18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-</text:p>
          </table:table-cell>
          <table:table-cell table:formula="of:=OR( [.B184]=&quot;&quot;; NOT(ISERROR(FIND(&quot;DROP CONSTRAINT&quot;;[.B184]))); NOT(ISERROR(FIND(&quot;--&quot;;[.B184]))))" office:value-type="float" office:value="1" calcext:value-type="float">
            <text:p>1</text:p>
          </table:table-cell>
          <table:table-cell table:formula="of:=IF(AND( NOT([.C184]); NOT(ISERROR(FIND(&quot;ALTER TABLE&quot;;[.B184]  ))));&quot;Y&quot;;&quot;&quot;)">
            <text:p/>
          </table:table-cell>
          <table:table-cell table:formula="of:=IF(AND( [.D184]=&quot;&quot;; NOT(ISERROR(FIND(&quot;ADD CONSTRAINT&quot;;[.B184]  ))));&quot;Y&quot;;&quot;&quot;)">
            <text:p/>
          </table:table-cell>
          <table:table-cell table:formula="of:=IF(AND( [.E184]=&quot;&quot;; NOT(ISERROR(FIND(&quot;FOREIGN KEY&quot;;[.B184]  ))));&quot;Y&quot;;&quot;&quot;)">
            <text:p/>
          </table:table-cell>
          <table:table-cell table:formula="of:=IF(AND( [.F184]=&quot;&quot;; NOT(ISERROR(FIND(&quot;REFERENCES&quot;;[.B184]  ))));&quot;Y&quot;;&quot;&quot;)">
            <text:p/>
          </table:table-cell>
          <table:table-cell table:formula="of:=IF([.D184]=&quot;Y&quot;; MID([.B184];FIND(&quot;ALTER TABLE&quot;;[.B184])+12;LEN([.B184]));&quot;&quot;)">
            <text:p/>
          </table:table-cell>
          <table:table-cell table:formula="of:=IF([.E184]=&quot;Y&quot;; MID([.B184];FIND(&quot;ADD CONSTRAINT&quot;;[.B184])+15;LEN([.B184]));&quot;&quot;)">
            <text:p/>
          </table:table-cell>
          <table:table-cell table:formula="of:=[.I184]">
            <text:p/>
          </table:table-cell>
          <table:table-cell table:formula="of:=IF([.F184]=&quot;Y&quot;; MID([.B184];FIND(&quot;FOREIGN KEY&quot;;[.B184])+13;LEN([.B184])-14);&quot;&quot;)">
            <text:p/>
          </table:table-cell>
          <table:table-cell table:formula="of:=IF([.G184]=&quot;Y&quot;; MID([.B184];FIND(&quot;REFERENCES&quot;;[.B184])+11;LEN([.B184]));&quot;&quot;)">
            <text:p/>
          </table:table-cell>
          <table:table-cell table:formula="of:=IF([.L184]&lt;&gt;&quot;&quot;;LEFT([.L184];FIND(&quot;(&quot;;[.L184])-1);&quot;&quot;)">
            <text:p/>
          </table:table-cell>
          <table:table-cell table:formula="of:=SUBSTITUTE( IF([.L184]&lt;&gt;&quot;&quot;;MID([.L184];FIND(&quot;(&quot;;[.L184])+1;LEN([.L184]));&quot;&quot;); &quot;);&quot;;&quot;&quot;)">
            <text:p/>
          </table:table-cell>
          <table:table-cell table:style-name="ce16" table:formula="of:=LOWER(IF([.H184]&lt;&gt;&quot;&quot;; &quot;MATCH (n:&quot; &amp; [.M187] &amp; &quot;), (m:&quot; &amp; [.H184] &amp; &quot;)&#10;WHERE m.&quot; &amp; [.K186] &amp; &quot; = n. &quot; &amp; [.N187] &amp; &quot; &#10;create (n)-[:&quot; &amp; [.J185] &amp; &quot; ]-&gt;(m)&#10;RETURN n,m&quot;;&quot;&quot;))">
            <text:p/>
          </table:table-cell>
          <table:table-cell table:formula="of:=LOWER(IF([.H184]&lt;&gt;&quot;&quot;;[.H184];&quot;&quot;))">
            <text:p/>
          </table:table-cell>
          <table:table-cell table:formula="of:=LOWER(IF([.H184]&lt;&gt;&quot;&quot;;[.K186];&quot;&quot;))">
            <text:p/>
          </table:table-cell>
          <table:table-cell table:formula="of:=LOWER(IF([.H184]&lt;&gt;&quot;&quot;;[.M187];&quot;&quot;))">
            <text:p/>
          </table:table-cell>
          <table:table-cell table:formula="of:=LOWER(IF([.H184]&lt;&gt;&quot;&quot;;[.N187];&quot;&quot;))">
            <text:p/>
          </table:table-cell>
          <table:table-cell table:formula="of:=LOWER(IF([.H184]&lt;&gt;&quot;&quot;;[.J185];&quot;&quot;))">
            <text:p/>
          </table:table-cell>
          <table:table-cell table:formula="of:=LOWER(IF([.H184]&lt;&gt;&quot;&quot;; &quot;MATCH (n:&quot; &amp; [.R184] &amp; &quot;), (m:&quot; &amp; [.P184] &amp; &quot;)&#10;WHERE m.&quot; &amp; [.Q184] &amp; &quot; = n. &quot; &amp; [.S184] &amp; &quot; &#10;create (n)-[:&quot; &amp; [.T18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85]=&quot;&quot;; NOT(ISERROR(FIND(&quot;DROP CONSTRAINT&quot;;[.B185]))); NOT(ISERROR(FIND(&quot;--&quot;;[.B185]))))" office:value-type="float" office:value="1" calcext:value-type="float">
            <text:p>1</text:p>
          </table:table-cell>
          <table:table-cell table:formula="of:=IF(AND( NOT([.C185]); NOT(ISERROR(FIND(&quot;ALTER TABLE&quot;;[.B185]  ))));&quot;Y&quot;;&quot;&quot;)">
            <text:p/>
          </table:table-cell>
          <table:table-cell table:formula="of:=IF(AND( [.D185]=&quot;&quot;; NOT(ISERROR(FIND(&quot;ADD CONSTRAINT&quot;;[.B185]  ))));&quot;Y&quot;;&quot;&quot;)">
            <text:p/>
          </table:table-cell>
          <table:table-cell table:formula="of:=IF(AND( [.E185]=&quot;&quot;; NOT(ISERROR(FIND(&quot;FOREIGN KEY&quot;;[.B185]  ))));&quot;Y&quot;;&quot;&quot;)">
            <text:p/>
          </table:table-cell>
          <table:table-cell table:formula="of:=IF(AND( [.F185]=&quot;&quot;; NOT(ISERROR(FIND(&quot;REFERENCES&quot;;[.B185]  ))));&quot;Y&quot;;&quot;&quot;)">
            <text:p/>
          </table:table-cell>
          <table:table-cell table:formula="of:=IF([.D185]=&quot;Y&quot;; MID([.B185];FIND(&quot;ALTER TABLE&quot;;[.B185])+12;LEN([.B185]));&quot;&quot;)">
            <text:p/>
          </table:table-cell>
          <table:table-cell table:formula="of:=IF([.E185]=&quot;Y&quot;; MID([.B185];FIND(&quot;ADD CONSTRAINT&quot;;[.B185])+15;LEN([.B185]));&quot;&quot;)">
            <text:p/>
          </table:table-cell>
          <table:table-cell table:formula="of:=[.I185]">
            <text:p/>
          </table:table-cell>
          <table:table-cell table:formula="of:=IF([.F185]=&quot;Y&quot;; MID([.B185];FIND(&quot;FOREIGN KEY&quot;;[.B185])+13;LEN([.B185])-14);&quot;&quot;)">
            <text:p/>
          </table:table-cell>
          <table:table-cell table:formula="of:=IF([.G185]=&quot;Y&quot;; MID([.B185];FIND(&quot;REFERENCES&quot;;[.B185])+11;LEN([.B185]));&quot;&quot;)">
            <text:p/>
          </table:table-cell>
          <table:table-cell table:formula="of:=IF([.L185]&lt;&gt;&quot;&quot;;LEFT([.L185];FIND(&quot;(&quot;;[.L185])-1);&quot;&quot;)">
            <text:p/>
          </table:table-cell>
          <table:table-cell table:formula="of:=SUBSTITUTE( IF([.L185]&lt;&gt;&quot;&quot;;MID([.L185];FIND(&quot;(&quot;;[.L185])+1;LEN([.L185]));&quot;&quot;); &quot;);&quot;;&quot;&quot;)">
            <text:p/>
          </table:table-cell>
          <table:table-cell table:style-name="ce16" table:formula="of:=LOWER(IF([.H185]&lt;&gt;&quot;&quot;; &quot;MATCH (n:&quot; &amp; [.M188] &amp; &quot;), (m:&quot; &amp; [.H185] &amp; &quot;)&#10;WHERE m.&quot; &amp; [.K187] &amp; &quot; = n. &quot; &amp; [.N188] &amp; &quot; &#10;create (n)-[:&quot; &amp; [.J186] &amp; &quot; ]-&gt;(m)&#10;RETURN n,m&quot;;&quot;&quot;))">
            <text:p/>
          </table:table-cell>
          <table:table-cell table:formula="of:=LOWER(IF([.H185]&lt;&gt;&quot;&quot;;[.H185];&quot;&quot;))">
            <text:p/>
          </table:table-cell>
          <table:table-cell table:formula="of:=LOWER(IF([.H185]&lt;&gt;&quot;&quot;;[.K187];&quot;&quot;))">
            <text:p/>
          </table:table-cell>
          <table:table-cell table:formula="of:=LOWER(IF([.H185]&lt;&gt;&quot;&quot;;[.M188];&quot;&quot;))">
            <text:p/>
          </table:table-cell>
          <table:table-cell table:formula="of:=LOWER(IF([.H185]&lt;&gt;&quot;&quot;;[.N188];&quot;&quot;))">
            <text:p/>
          </table:table-cell>
          <table:table-cell table:formula="of:=LOWER(IF([.H185]&lt;&gt;&quot;&quot;;[.J186];&quot;&quot;))">
            <text:p/>
          </table:table-cell>
          <table:table-cell table:formula="of:=LOWER(IF([.H185]&lt;&gt;&quot;&quot;; &quot;MATCH (n:&quot; &amp; [.R185] &amp; &quot;), (m:&quot; &amp; [.P185] &amp; &quot;)&#10;WHERE m.&quot; &amp; [.Q185] &amp; &quot; = n. &quot; &amp; [.S185] &amp; &quot; &#10;create (n)-[:&quot; &amp; [.T18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186]=&quot;&quot;; NOT(ISERROR(FIND(&quot;DROP CONSTRAINT&quot;;[.B186]))); NOT(ISERROR(FIND(&quot;--&quot;;[.B186]))))" office:value-type="float" office:value="1" calcext:value-type="float">
            <text:p>1</text:p>
          </table:table-cell>
          <table:table-cell table:formula="of:=IF(AND( NOT([.C186]); NOT(ISERROR(FIND(&quot;ALTER TABLE&quot;;[.B186]  ))));&quot;Y&quot;;&quot;&quot;)">
            <text:p/>
          </table:table-cell>
          <table:table-cell table:formula="of:=IF(AND( [.D186]=&quot;&quot;; NOT(ISERROR(FIND(&quot;ADD CONSTRAINT&quot;;[.B186]  ))));&quot;Y&quot;;&quot;&quot;)">
            <text:p/>
          </table:table-cell>
          <table:table-cell table:formula="of:=IF(AND( [.E186]=&quot;&quot;; NOT(ISERROR(FIND(&quot;FOREIGN KEY&quot;;[.B186]  ))));&quot;Y&quot;;&quot;&quot;)">
            <text:p/>
          </table:table-cell>
          <table:table-cell table:formula="of:=IF(AND( [.F186]=&quot;&quot;; NOT(ISERROR(FIND(&quot;REFERENCES&quot;;[.B186]  ))));&quot;Y&quot;;&quot;&quot;)">
            <text:p/>
          </table:table-cell>
          <table:table-cell table:formula="of:=IF([.D186]=&quot;Y&quot;; MID([.B186];FIND(&quot;ALTER TABLE&quot;;[.B186])+12;LEN([.B186]));&quot;&quot;)">
            <text:p/>
          </table:table-cell>
          <table:table-cell table:formula="of:=IF([.E186]=&quot;Y&quot;; MID([.B186];FIND(&quot;ADD CONSTRAINT&quot;;[.B186])+15;LEN([.B186]));&quot;&quot;)">
            <text:p/>
          </table:table-cell>
          <table:table-cell table:formula="of:=[.I186]">
            <text:p/>
          </table:table-cell>
          <table:table-cell table:formula="of:=IF([.F186]=&quot;Y&quot;; MID([.B186];FIND(&quot;FOREIGN KEY&quot;;[.B186])+13;LEN([.B186])-14);&quot;&quot;)">
            <text:p/>
          </table:table-cell>
          <table:table-cell table:formula="of:=IF([.G186]=&quot;Y&quot;; MID([.B186];FIND(&quot;REFERENCES&quot;;[.B186])+11;LEN([.B186]));&quot;&quot;)">
            <text:p/>
          </table:table-cell>
          <table:table-cell table:formula="of:=IF([.L186]&lt;&gt;&quot;&quot;;LEFT([.L186];FIND(&quot;(&quot;;[.L186])-1);&quot;&quot;)">
            <text:p/>
          </table:table-cell>
          <table:table-cell table:formula="of:=SUBSTITUTE( IF([.L186]&lt;&gt;&quot;&quot;;MID([.L186];FIND(&quot;(&quot;;[.L186])+1;LEN([.L186]));&quot;&quot;); &quot;);&quot;;&quot;&quot;)">
            <text:p/>
          </table:table-cell>
          <table:table-cell table:style-name="ce16" table:formula="of:=LOWER(IF([.H186]&lt;&gt;&quot;&quot;; &quot;MATCH (n:&quot; &amp; [.M189] &amp; &quot;), (m:&quot; &amp; [.H186] &amp; &quot;)&#10;WHERE m.&quot; &amp; [.K188] &amp; &quot; = n. &quot; &amp; [.N189] &amp; &quot; &#10;create (n)-[:&quot; &amp; [.J187] &amp; &quot; ]-&gt;(m)&#10;RETURN n,m&quot;;&quot;&quot;))">
            <text:p/>
          </table:table-cell>
          <table:table-cell table:formula="of:=LOWER(IF([.H186]&lt;&gt;&quot;&quot;;[.H186];&quot;&quot;))">
            <text:p/>
          </table:table-cell>
          <table:table-cell table:formula="of:=LOWER(IF([.H186]&lt;&gt;&quot;&quot;;[.K188];&quot;&quot;))">
            <text:p/>
          </table:table-cell>
          <table:table-cell table:formula="of:=LOWER(IF([.H186]&lt;&gt;&quot;&quot;;[.M189];&quot;&quot;))">
            <text:p/>
          </table:table-cell>
          <table:table-cell table:formula="of:=LOWER(IF([.H186]&lt;&gt;&quot;&quot;;[.N189];&quot;&quot;))">
            <text:p/>
          </table:table-cell>
          <table:table-cell table:formula="of:=LOWER(IF([.H186]&lt;&gt;&quot;&quot;;[.J187];&quot;&quot;))">
            <text:p/>
          </table:table-cell>
          <table:table-cell table:formula="of:=LOWER(IF([.H186]&lt;&gt;&quot;&quot;; &quot;MATCH (n:&quot; &amp; [.R186] &amp; &quot;), (m:&quot; &amp; [.P186] &amp; &quot;)&#10;WHERE m.&quot; &amp; [.Q186] &amp; &quot; = n. &quot; &amp; [.S186] &amp; &quot; &#10;create (n)-[:&quot; &amp; [.T18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ICUSTAYS DROP CONSTRAINT IF EXISTS icustays_fk_subject_id;</text:p>
          </table:table-cell>
          <table:table-cell table:formula="of:=OR( [.B187]=&quot;&quot;; NOT(ISERROR(FIND(&quot;DROP CONSTRAINT&quot;;[.B187]))); NOT(ISERROR(FIND(&quot;--&quot;;[.B187]))))" office:value-type="float" office:value="1" calcext:value-type="float">
            <text:p>1</text:p>
          </table:table-cell>
          <table:table-cell table:formula="of:=IF(AND( NOT([.C187]); NOT(ISERROR(FIND(&quot;ALTER TABLE&quot;;[.B187]  ))));&quot;Y&quot;;&quot;&quot;)">
            <text:p/>
          </table:table-cell>
          <table:table-cell table:formula="of:=IF(AND( [.D187]=&quot;&quot;; NOT(ISERROR(FIND(&quot;ADD CONSTRAINT&quot;;[.B187]  ))));&quot;Y&quot;;&quot;&quot;)">
            <text:p/>
          </table:table-cell>
          <table:table-cell table:formula="of:=IF(AND( [.E187]=&quot;&quot;; NOT(ISERROR(FIND(&quot;FOREIGN KEY&quot;;[.B187]  ))));&quot;Y&quot;;&quot;&quot;)">
            <text:p/>
          </table:table-cell>
          <table:table-cell table:formula="of:=IF(AND( [.F187]=&quot;&quot;; NOT(ISERROR(FIND(&quot;REFERENCES&quot;;[.B187]  ))));&quot;Y&quot;;&quot;&quot;)">
            <text:p/>
          </table:table-cell>
          <table:table-cell table:formula="of:=IF([.D187]=&quot;Y&quot;; MID([.B187];FIND(&quot;ALTER TABLE&quot;;[.B187])+12;LEN([.B187]));&quot;&quot;)">
            <text:p/>
          </table:table-cell>
          <table:table-cell table:formula="of:=IF([.E187]=&quot;Y&quot;; MID([.B187];FIND(&quot;ADD CONSTRAINT&quot;;[.B187])+15;LEN([.B187]));&quot;&quot;)">
            <text:p/>
          </table:table-cell>
          <table:table-cell table:formula="of:=[.I187]">
            <text:p/>
          </table:table-cell>
          <table:table-cell table:formula="of:=IF([.F187]=&quot;Y&quot;; MID([.B187];FIND(&quot;FOREIGN KEY&quot;;[.B187])+13;LEN([.B187])-14);&quot;&quot;)">
            <text:p/>
          </table:table-cell>
          <table:table-cell table:formula="of:=IF([.G187]=&quot;Y&quot;; MID([.B187];FIND(&quot;REFERENCES&quot;;[.B187])+11;LEN([.B187]));&quot;&quot;)">
            <text:p/>
          </table:table-cell>
          <table:table-cell table:formula="of:=IF([.L187]&lt;&gt;&quot;&quot;;LEFT([.L187];FIND(&quot;(&quot;;[.L187])-1);&quot;&quot;)">
            <text:p/>
          </table:table-cell>
          <table:table-cell table:formula="of:=SUBSTITUTE( IF([.L187]&lt;&gt;&quot;&quot;;MID([.L187];FIND(&quot;(&quot;;[.L187])+1;LEN([.L187]));&quot;&quot;); &quot;);&quot;;&quot;&quot;)">
            <text:p/>
          </table:table-cell>
          <table:table-cell table:style-name="ce16" table:formula="of:=LOWER(IF([.H187]&lt;&gt;&quot;&quot;; &quot;MATCH (n:&quot; &amp; [.M190] &amp; &quot;), (m:&quot; &amp; [.H187] &amp; &quot;)&#10;WHERE m.&quot; &amp; [.K189] &amp; &quot; = n. &quot; &amp; [.N190] &amp; &quot; &#10;create (n)-[:&quot; &amp; [.J188] &amp; &quot; ]-&gt;(m)&#10;RETURN n,m&quot;;&quot;&quot;))">
            <text:p/>
          </table:table-cell>
          <table:table-cell table:formula="of:=LOWER(IF([.H187]&lt;&gt;&quot;&quot;;[.H187];&quot;&quot;))">
            <text:p/>
          </table:table-cell>
          <table:table-cell table:formula="of:=LOWER(IF([.H187]&lt;&gt;&quot;&quot;;[.K189];&quot;&quot;))">
            <text:p/>
          </table:table-cell>
          <table:table-cell table:formula="of:=LOWER(IF([.H187]&lt;&gt;&quot;&quot;;[.M190];&quot;&quot;))">
            <text:p/>
          </table:table-cell>
          <table:table-cell table:formula="of:=LOWER(IF([.H187]&lt;&gt;&quot;&quot;;[.N190];&quot;&quot;))">
            <text:p/>
          </table:table-cell>
          <table:table-cell table:formula="of:=LOWER(IF([.H187]&lt;&gt;&quot;&quot;;[.J188];&quot;&quot;))">
            <text:p/>
          </table:table-cell>
          <table:table-cell table:formula="of:=LOWER(IF([.H187]&lt;&gt;&quot;&quot;; &quot;MATCH (n:&quot; &amp; [.R187] &amp; &quot;), (m:&quot; &amp; [.P187] &amp; &quot;)&#10;WHERE m.&quot; &amp; [.Q187] &amp; &quot; = n. &quot; &amp; [.S187] &amp; &quot; &#10;create (n)-[:&quot; &amp; [.T187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ICUSTAYS</text:p>
          </table:table-cell>
          <table:table-cell table:formula="of:=OR( [.B188]=&quot;&quot;; NOT(ISERROR(FIND(&quot;DROP CONSTRAINT&quot;;[.B188]))); NOT(ISERROR(FIND(&quot;--&quot;;[.B188]))))" office:value-type="float" office:value="0" calcext:value-type="float">
            <text:p>0</text:p>
          </table:table-cell>
          <table:table-cell table:formula="of:=IF(AND( NOT([.C188]); NOT(ISERROR(FIND(&quot;ALTER TABLE&quot;;[.B188]  ))));&quot;Y&quot;;&quot;&quot;)" office:value-type="string" office:string-value="Y" calcext:value-type="string">
            <text:p>Y</text:p>
          </table:table-cell>
          <table:table-cell table:formula="of:=IF(AND( [.D188]=&quot;&quot;; NOT(ISERROR(FIND(&quot;ADD CONSTRAINT&quot;;[.B188]  ))));&quot;Y&quot;;&quot;&quot;)">
            <text:p/>
          </table:table-cell>
          <table:table-cell table:formula="of:=IF(AND( [.E188]=&quot;&quot;; NOT(ISERROR(FIND(&quot;FOREIGN KEY&quot;;[.B188]  ))));&quot;Y&quot;;&quot;&quot;)">
            <text:p/>
          </table:table-cell>
          <table:table-cell table:formula="of:=IF(AND( [.F188]=&quot;&quot;; NOT(ISERROR(FIND(&quot;REFERENCES&quot;;[.B188]  ))));&quot;Y&quot;;&quot;&quot;)">
            <text:p/>
          </table:table-cell>
          <table:table-cell table:formula="of:=IF([.D188]=&quot;Y&quot;; MID([.B188];FIND(&quot;ALTER TABLE&quot;;[.B188])+12;LEN([.B188]));&quot;&quot;)" office:value-type="string" office:string-value="ICUSTAYS" calcext:value-type="string">
            <text:p>ICUSTAYS</text:p>
          </table:table-cell>
          <table:table-cell table:formula="of:=IF([.E188]=&quot;Y&quot;; MID([.B188];FIND(&quot;ADD CONSTRAINT&quot;;[.B188])+15;LEN([.B188]));&quot;&quot;)">
            <text:p/>
          </table:table-cell>
          <table:table-cell table:formula="of:=[.I188]">
            <text:p/>
          </table:table-cell>
          <table:table-cell table:formula="of:=IF([.F188]=&quot;Y&quot;; MID([.B188];FIND(&quot;FOREIGN KEY&quot;;[.B188])+13;LEN([.B188])-14);&quot;&quot;)">
            <text:p/>
          </table:table-cell>
          <table:table-cell table:formula="of:=IF([.G188]=&quot;Y&quot;; MID([.B188];FIND(&quot;REFERENCES&quot;;[.B188])+11;LEN([.B188]));&quot;&quot;)">
            <text:p/>
          </table:table-cell>
          <table:table-cell table:formula="of:=IF([.L188]&lt;&gt;&quot;&quot;;LEFT([.L188];FIND(&quot;(&quot;;[.L188])-1);&quot;&quot;)">
            <text:p/>
          </table:table-cell>
          <table:table-cell table:formula="of:=SUBSTITUTE( IF([.L188]&lt;&gt;&quot;&quot;;MID([.L188];FIND(&quot;(&quot;;[.L188])+1;LEN([.L188]));&quot;&quot;); &quot;);&quot;;&quot;&quot;)">
            <text:p/>
          </table:table-cell>
          <table:table-cell table:style-name="ce16" table:formula="of:=LOWER(IF([.H188]&lt;&gt;&quot;&quot;; &quot;MATCH (n:&quot; &amp; [.M191] &amp; &quot;), (m:&quot; &amp; [.H188] &amp; &quot;)&#10;WHERE m.&quot; &amp; [.K190] &amp; &quot; = n. &quot; &amp; [.N191] &amp; &quot; &#10;create (n)-[:&quot; &amp; [.J189] &amp; &quot; ]-&gt;(m)&#10;RETURN n,m&quot;;&quot;&quot;))" office:value-type="string" office:string-value="match (n:patients), (m:icustays)&#10;where m.subject_id = n. subject_id &#10;create (n)-[:icustays_fk_subject_id ]-&gt;(m)&#10;return n,m" calcext:value-type="string">
            <text:p>match (n:patients), (m:icustays)</text:p>
            <text:p>where m.subject_id = n. subject_id </text:p>
            <text:p>create (n)-[:icustays_fk_subject_id ]-&gt;(m)</text:p>
            <text:p>return n,m</text:p>
          </table:table-cell>
          <table:table-cell table:formula="of:=LOWER(IF([.H188]&lt;&gt;&quot;&quot;;[.H188];&quot;&quot;))" office:value-type="string" office:string-value="icustays" calcext:value-type="string">
            <text:p>icustays</text:p>
          </table:table-cell>
          <table:table-cell table:formula="of:=LOWER(IF([.H188]&lt;&gt;&quot;&quot;;[.K190];&quot;&quot;))" office:value-type="string" office:string-value="subject_id" calcext:value-type="string">
            <text:p>subject_id</text:p>
          </table:table-cell>
          <table:table-cell table:formula="of:=LOWER(IF([.H188]&lt;&gt;&quot;&quot;;[.M191];&quot;&quot;))" office:value-type="string" office:string-value="patients" calcext:value-type="string">
            <text:p>patients</text:p>
          </table:table-cell>
          <table:table-cell table:formula="of:=LOWER(IF([.H188]&lt;&gt;&quot;&quot;;[.N191];&quot;&quot;))" office:value-type="string" office:string-value="subject_id" calcext:value-type="string">
            <text:p>subject_id</text:p>
          </table:table-cell>
          <table:table-cell table:formula="of:=LOWER(IF([.H188]&lt;&gt;&quot;&quot;;[.J189];&quot;&quot;))" office:value-type="string" office:string-value="icustays_fk_subject_id" calcext:value-type="string">
            <text:p>icustays_fk_subject_id</text:p>
          </table:table-cell>
          <table:table-cell table:formula="of:=LOWER(IF([.H188]&lt;&gt;&quot;&quot;; &quot;MATCH (n:&quot; &amp; [.R188] &amp; &quot;), (m:&quot; &amp; [.P188] &amp; &quot;)&#10;WHERE m.&quot; &amp; [.Q188] &amp; &quot; = n. &quot; &amp; [.S188] &amp; &quot; &#10;create (n)-[:&quot; &amp; [.T188] &amp; &quot; ]-&gt;(m)&#10;RETURN n,m&quot;;&quot;&quot;))" office:value-type="string" office:string-value="match (n:patients), (m:icustays)&#10;where m.subject_id = n. subject_id &#10;create (n)-[:icustays_fk_subject_id ]-&gt;(m)&#10;return n,m" calcext:value-type="string">
            <text:p>match (n:patients), (m:icustays)</text:p>
            <text:p>where m.subject_id = n. subject_id </text:p>
            <text:p>create (n)-[:icustays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icustays_fk_subject_id</text:p>
          </table:table-cell>
          <table:table-cell table:formula="of:=OR( [.B189]=&quot;&quot;; NOT(ISERROR(FIND(&quot;DROP CONSTRAINT&quot;;[.B189]))); NOT(ISERROR(FIND(&quot;--&quot;;[.B189]))))" office:value-type="float" office:value="0" calcext:value-type="float">
            <text:p>0</text:p>
          </table:table-cell>
          <table:table-cell table:formula="of:=IF(AND( NOT([.C189]); NOT(ISERROR(FIND(&quot;ALTER TABLE&quot;;[.B189]  ))));&quot;Y&quot;;&quot;&quot;)">
            <text:p/>
          </table:table-cell>
          <table:table-cell table:formula="of:=IF(AND( [.D189]=&quot;&quot;; NOT(ISERROR(FIND(&quot;ADD CONSTRAINT&quot;;[.B189]  ))));&quot;Y&quot;;&quot;&quot;)" office:value-type="string" office:string-value="Y" calcext:value-type="string">
            <text:p>Y</text:p>
          </table:table-cell>
          <table:table-cell table:formula="of:=IF(AND( [.E189]=&quot;&quot;; NOT(ISERROR(FIND(&quot;FOREIGN KEY&quot;;[.B189]  ))));&quot;Y&quot;;&quot;&quot;)">
            <text:p/>
          </table:table-cell>
          <table:table-cell table:formula="of:=IF(AND( [.F189]=&quot;&quot;; NOT(ISERROR(FIND(&quot;REFERENCES&quot;;[.B189]  ))));&quot;Y&quot;;&quot;&quot;)">
            <text:p/>
          </table:table-cell>
          <table:table-cell table:formula="of:=IF([.D189]=&quot;Y&quot;; MID([.B189];FIND(&quot;ALTER TABLE&quot;;[.B189])+12;LEN([.B189]));&quot;&quot;)">
            <text:p/>
          </table:table-cell>
          <table:table-cell table:formula="of:=IF([.E189]=&quot;Y&quot;; MID([.B189];FIND(&quot;ADD CONSTRAINT&quot;;[.B189])+15;LEN([.B189]));&quot;&quot;)" office:value-type="string" office:string-value="icustays_fk_subject_id" calcext:value-type="string">
            <text:p>icustays_fk_subject_id</text:p>
          </table:table-cell>
          <table:table-cell table:formula="of:=[.I189]" office:value-type="string" office:string-value="icustays_fk_subject_id" calcext:value-type="string">
            <text:p>icustays_fk_subject_id</text:p>
          </table:table-cell>
          <table:table-cell table:formula="of:=IF([.F189]=&quot;Y&quot;; MID([.B189];FIND(&quot;FOREIGN KEY&quot;;[.B189])+13;LEN([.B189])-14);&quot;&quot;)">
            <text:p/>
          </table:table-cell>
          <table:table-cell table:formula="of:=IF([.G189]=&quot;Y&quot;; MID([.B189];FIND(&quot;REFERENCES&quot;;[.B189])+11;LEN([.B189]));&quot;&quot;)">
            <text:p/>
          </table:table-cell>
          <table:table-cell table:formula="of:=IF([.L189]&lt;&gt;&quot;&quot;;LEFT([.L189];FIND(&quot;(&quot;;[.L189])-1);&quot;&quot;)">
            <text:p/>
          </table:table-cell>
          <table:table-cell table:formula="of:=SUBSTITUTE( IF([.L189]&lt;&gt;&quot;&quot;;MID([.L189];FIND(&quot;(&quot;;[.L189])+1;LEN([.L189]));&quot;&quot;); &quot;);&quot;;&quot;&quot;)">
            <text:p/>
          </table:table-cell>
          <table:table-cell table:style-name="ce16" table:formula="of:=LOWER(IF([.H189]&lt;&gt;&quot;&quot;; &quot;MATCH (n:&quot; &amp; [.M192] &amp; &quot;), (m:&quot; &amp; [.H189] &amp; &quot;)&#10;WHERE m.&quot; &amp; [.K191] &amp; &quot; = n. &quot; &amp; [.N192] &amp; &quot; &#10;create (n)-[:&quot; &amp; [.J190] &amp; &quot; ]-&gt;(m)&#10;RETURN n,m&quot;;&quot;&quot;))">
            <text:p/>
          </table:table-cell>
          <table:table-cell table:formula="of:=LOWER(IF([.H189]&lt;&gt;&quot;&quot;;[.H189];&quot;&quot;))">
            <text:p/>
          </table:table-cell>
          <table:table-cell table:formula="of:=LOWER(IF([.H189]&lt;&gt;&quot;&quot;;[.K191];&quot;&quot;))">
            <text:p/>
          </table:table-cell>
          <table:table-cell table:formula="of:=LOWER(IF([.H189]&lt;&gt;&quot;&quot;;[.M192];&quot;&quot;))">
            <text:p/>
          </table:table-cell>
          <table:table-cell table:formula="of:=LOWER(IF([.H189]&lt;&gt;&quot;&quot;;[.N192];&quot;&quot;))">
            <text:p/>
          </table:table-cell>
          <table:table-cell table:formula="of:=LOWER(IF([.H189]&lt;&gt;&quot;&quot;;[.J190];&quot;&quot;))">
            <text:p/>
          </table:table-cell>
          <table:table-cell table:formula="of:=LOWER(IF([.H189]&lt;&gt;&quot;&quot;; &quot;MATCH (n:&quot; &amp; [.R189] &amp; &quot;), (m:&quot; &amp; [.P189] &amp; &quot;)&#10;WHERE m.&quot; &amp; [.Q189] &amp; &quot; = n. &quot; &amp; [.S189] &amp; &quot; &#10;create (n)-[:&quot; &amp; [.T18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190]=&quot;&quot;; NOT(ISERROR(FIND(&quot;DROP CONSTRAINT&quot;;[.B190]))); NOT(ISERROR(FIND(&quot;--&quot;;[.B190]))))" office:value-type="float" office:value="0" calcext:value-type="float">
            <text:p>0</text:p>
          </table:table-cell>
          <table:table-cell table:formula="of:=IF(AND( NOT([.C190]); NOT(ISERROR(FIND(&quot;ALTER TABLE&quot;;[.B190]  ))));&quot;Y&quot;;&quot;&quot;)">
            <text:p/>
          </table:table-cell>
          <table:table-cell table:formula="of:=IF(AND( [.D190]=&quot;&quot;; NOT(ISERROR(FIND(&quot;ADD CONSTRAINT&quot;;[.B190]  ))));&quot;Y&quot;;&quot;&quot;)">
            <text:p/>
          </table:table-cell>
          <table:table-cell table:formula="of:=IF(AND( [.E190]=&quot;&quot;; NOT(ISERROR(FIND(&quot;FOREIGN KEY&quot;;[.B190]  ))));&quot;Y&quot;;&quot;&quot;)" office:value-type="string" office:string-value="Y" calcext:value-type="string">
            <text:p>Y</text:p>
          </table:table-cell>
          <table:table-cell table:formula="of:=IF(AND( [.F190]=&quot;&quot;; NOT(ISERROR(FIND(&quot;REFERENCES&quot;;[.B190]  ))));&quot;Y&quot;;&quot;&quot;)">
            <text:p/>
          </table:table-cell>
          <table:table-cell table:formula="of:=IF([.D190]=&quot;Y&quot;; MID([.B190];FIND(&quot;ALTER TABLE&quot;;[.B190])+12;LEN([.B190]));&quot;&quot;)">
            <text:p/>
          </table:table-cell>
          <table:table-cell table:formula="of:=IF([.E190]=&quot;Y&quot;; MID([.B190];FIND(&quot;ADD CONSTRAINT&quot;;[.B190])+15;LEN([.B190]));&quot;&quot;)">
            <text:p/>
          </table:table-cell>
          <table:table-cell table:formula="of:=[.I190]">
            <text:p/>
          </table:table-cell>
          <table:table-cell table:formula="of:=IF([.F190]=&quot;Y&quot;; MID([.B190];FIND(&quot;FOREIGN KEY&quot;;[.B190])+13;LEN([.B190])-14);&quot;&quot;)" office:value-type="string" office:string-value="SUBJECT_ID" calcext:value-type="string">
            <text:p>SUBJECT_ID</text:p>
          </table:table-cell>
          <table:table-cell table:formula="of:=IF([.G190]=&quot;Y&quot;; MID([.B190];FIND(&quot;REFERENCES&quot;;[.B190])+11;LEN([.B190]));&quot;&quot;)">
            <text:p/>
          </table:table-cell>
          <table:table-cell table:formula="of:=IF([.L190]&lt;&gt;&quot;&quot;;LEFT([.L190];FIND(&quot;(&quot;;[.L190])-1);&quot;&quot;)">
            <text:p/>
          </table:table-cell>
          <table:table-cell table:formula="of:=SUBSTITUTE( IF([.L190]&lt;&gt;&quot;&quot;;MID([.L190];FIND(&quot;(&quot;;[.L190])+1;LEN([.L190]));&quot;&quot;); &quot;);&quot;;&quot;&quot;)">
            <text:p/>
          </table:table-cell>
          <table:table-cell table:style-name="ce16" table:formula="of:=LOWER(IF([.H190]&lt;&gt;&quot;&quot;; &quot;MATCH (n:&quot; &amp; [.M193] &amp; &quot;), (m:&quot; &amp; [.H190] &amp; &quot;)&#10;WHERE m.&quot; &amp; [.K192] &amp; &quot; = n. &quot; &amp; [.N193] &amp; &quot; &#10;create (n)-[:&quot; &amp; [.J191] &amp; &quot; ]-&gt;(m)&#10;RETURN n,m&quot;;&quot;&quot;))">
            <text:p/>
          </table:table-cell>
          <table:table-cell table:formula="of:=LOWER(IF([.H190]&lt;&gt;&quot;&quot;;[.H190];&quot;&quot;))">
            <text:p/>
          </table:table-cell>
          <table:table-cell table:formula="of:=LOWER(IF([.H190]&lt;&gt;&quot;&quot;;[.K192];&quot;&quot;))">
            <text:p/>
          </table:table-cell>
          <table:table-cell table:formula="of:=LOWER(IF([.H190]&lt;&gt;&quot;&quot;;[.M193];&quot;&quot;))">
            <text:p/>
          </table:table-cell>
          <table:table-cell table:formula="of:=LOWER(IF([.H190]&lt;&gt;&quot;&quot;;[.N193];&quot;&quot;))">
            <text:p/>
          </table:table-cell>
          <table:table-cell table:formula="of:=LOWER(IF([.H190]&lt;&gt;&quot;&quot;;[.J191];&quot;&quot;))">
            <text:p/>
          </table:table-cell>
          <table:table-cell table:formula="of:=LOWER(IF([.H190]&lt;&gt;&quot;&quot;; &quot;MATCH (n:&quot; &amp; [.R190] &amp; &quot;), (m:&quot; &amp; [.P190] &amp; &quot;)&#10;WHERE m.&quot; &amp; [.Q190] &amp; &quot; = n. &quot; &amp; [.S190] &amp; &quot; &#10;create (n)-[:&quot; &amp; [.T19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191]=&quot;&quot;; NOT(ISERROR(FIND(&quot;DROP CONSTRAINT&quot;;[.B191]))); NOT(ISERROR(FIND(&quot;--&quot;;[.B191]))))" office:value-type="float" office:value="0" calcext:value-type="float">
            <text:p>0</text:p>
          </table:table-cell>
          <table:table-cell table:formula="of:=IF(AND( NOT([.C191]); NOT(ISERROR(FIND(&quot;ALTER TABLE&quot;;[.B191]  ))));&quot;Y&quot;;&quot;&quot;)">
            <text:p/>
          </table:table-cell>
          <table:table-cell table:formula="of:=IF(AND( [.D191]=&quot;&quot;; NOT(ISERROR(FIND(&quot;ADD CONSTRAINT&quot;;[.B191]  ))));&quot;Y&quot;;&quot;&quot;)">
            <text:p/>
          </table:table-cell>
          <table:table-cell table:formula="of:=IF(AND( [.E191]=&quot;&quot;; NOT(ISERROR(FIND(&quot;FOREIGN KEY&quot;;[.B191]  ))));&quot;Y&quot;;&quot;&quot;)">
            <text:p/>
          </table:table-cell>
          <table:table-cell table:formula="of:=IF(AND( [.F191]=&quot;&quot;; NOT(ISERROR(FIND(&quot;REFERENCES&quot;;[.B191]  ))));&quot;Y&quot;;&quot;&quot;)" office:value-type="string" office:string-value="Y" calcext:value-type="string">
            <text:p>Y</text:p>
          </table:table-cell>
          <table:table-cell table:formula="of:=IF([.D191]=&quot;Y&quot;; MID([.B191];FIND(&quot;ALTER TABLE&quot;;[.B191])+12;LEN([.B191]));&quot;&quot;)">
            <text:p/>
          </table:table-cell>
          <table:table-cell table:formula="of:=IF([.E191]=&quot;Y&quot;; MID([.B191];FIND(&quot;ADD CONSTRAINT&quot;;[.B191])+15;LEN([.B191]));&quot;&quot;)">
            <text:p/>
          </table:table-cell>
          <table:table-cell table:formula="of:=[.I191]">
            <text:p/>
          </table:table-cell>
          <table:table-cell table:formula="of:=IF([.F191]=&quot;Y&quot;; MID([.B191];FIND(&quot;FOREIGN KEY&quot;;[.B191])+13;LEN([.B191])-14);&quot;&quot;)">
            <text:p/>
          </table:table-cell>
          <table:table-cell table:formula="of:=IF([.G191]=&quot;Y&quot;; MID([.B191];FIND(&quot;REFERENCES&quot;;[.B191])+11;LEN([.B191]));&quot;&quot;)" office:value-type="string" office:string-value="PATIENTS(SUBJECT_ID);" calcext:value-type="string">
            <text:p>PATIENTS(SUBJECT_ID);</text:p>
          </table:table-cell>
          <table:table-cell table:formula="of:=IF([.L191]&lt;&gt;&quot;&quot;;LEFT([.L191];FIND(&quot;(&quot;;[.L191])-1);&quot;&quot;)" office:value-type="string" office:string-value="PATIENTS" calcext:value-type="string">
            <text:p>PATIENTS</text:p>
          </table:table-cell>
          <table:table-cell table:formula="of:=SUBSTITUTE( IF([.L191]&lt;&gt;&quot;&quot;;MID([.L191];FIND(&quot;(&quot;;[.L191])+1;LEN([.L191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191]&lt;&gt;&quot;&quot;; &quot;MATCH (n:&quot; &amp; [.M194] &amp; &quot;), (m:&quot; &amp; [.H191] &amp; &quot;)&#10;WHERE m.&quot; &amp; [.K193] &amp; &quot; = n. &quot; &amp; [.N194] &amp; &quot; &#10;create (n)-[:&quot; &amp; [.J192] &amp; &quot; ]-&gt;(m)&#10;RETURN n,m&quot;;&quot;&quot;))">
            <text:p/>
          </table:table-cell>
          <table:table-cell table:formula="of:=LOWER(IF([.H191]&lt;&gt;&quot;&quot;;[.H191];&quot;&quot;))">
            <text:p/>
          </table:table-cell>
          <table:table-cell table:formula="of:=LOWER(IF([.H191]&lt;&gt;&quot;&quot;;[.K193];&quot;&quot;))">
            <text:p/>
          </table:table-cell>
          <table:table-cell table:formula="of:=LOWER(IF([.H191]&lt;&gt;&quot;&quot;;[.M194];&quot;&quot;))">
            <text:p/>
          </table:table-cell>
          <table:table-cell table:formula="of:=LOWER(IF([.H191]&lt;&gt;&quot;&quot;;[.N194];&quot;&quot;))">
            <text:p/>
          </table:table-cell>
          <table:table-cell table:formula="of:=LOWER(IF([.H191]&lt;&gt;&quot;&quot;;[.J192];&quot;&quot;))">
            <text:p/>
          </table:table-cell>
          <table:table-cell table:formula="of:=LOWER(IF([.H191]&lt;&gt;&quot;&quot;; &quot;MATCH (n:&quot; &amp; [.R191] &amp; &quot;), (m:&quot; &amp; [.P191] &amp; &quot;)&#10;WHERE m.&quot; &amp; [.Q191] &amp; &quot; = n. &quot; &amp; [.S191] &amp; &quot; &#10;create (n)-[:&quot; &amp; [.T19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92]=&quot;&quot;; NOT(ISERROR(FIND(&quot;DROP CONSTRAINT&quot;;[.B192]))); NOT(ISERROR(FIND(&quot;--&quot;;[.B192]))))" office:value-type="float" office:value="1" calcext:value-type="float">
            <text:p>1</text:p>
          </table:table-cell>
          <table:table-cell table:formula="of:=IF(AND( NOT([.C192]); NOT(ISERROR(FIND(&quot;ALTER TABLE&quot;;[.B192]  ))));&quot;Y&quot;;&quot;&quot;)">
            <text:p/>
          </table:table-cell>
          <table:table-cell table:formula="of:=IF(AND( [.D192]=&quot;&quot;; NOT(ISERROR(FIND(&quot;ADD CONSTRAINT&quot;;[.B192]  ))));&quot;Y&quot;;&quot;&quot;)">
            <text:p/>
          </table:table-cell>
          <table:table-cell table:formula="of:=IF(AND( [.E192]=&quot;&quot;; NOT(ISERROR(FIND(&quot;FOREIGN KEY&quot;;[.B192]  ))));&quot;Y&quot;;&quot;&quot;)">
            <text:p/>
          </table:table-cell>
          <table:table-cell table:formula="of:=IF(AND( [.F192]=&quot;&quot;; NOT(ISERROR(FIND(&quot;REFERENCES&quot;;[.B192]  ))));&quot;Y&quot;;&quot;&quot;)">
            <text:p/>
          </table:table-cell>
          <table:table-cell table:formula="of:=IF([.D192]=&quot;Y&quot;; MID([.B192];FIND(&quot;ALTER TABLE&quot;;[.B192])+12;LEN([.B192]));&quot;&quot;)">
            <text:p/>
          </table:table-cell>
          <table:table-cell table:formula="of:=IF([.E192]=&quot;Y&quot;; MID([.B192];FIND(&quot;ADD CONSTRAINT&quot;;[.B192])+15;LEN([.B192]));&quot;&quot;)">
            <text:p/>
          </table:table-cell>
          <table:table-cell table:formula="of:=[.I192]">
            <text:p/>
          </table:table-cell>
          <table:table-cell table:formula="of:=IF([.F192]=&quot;Y&quot;; MID([.B192];FIND(&quot;FOREIGN KEY&quot;;[.B192])+13;LEN([.B192])-14);&quot;&quot;)">
            <text:p/>
          </table:table-cell>
          <table:table-cell table:formula="of:=IF([.G192]=&quot;Y&quot;; MID([.B192];FIND(&quot;REFERENCES&quot;;[.B192])+11;LEN([.B192]));&quot;&quot;)">
            <text:p/>
          </table:table-cell>
          <table:table-cell table:formula="of:=IF([.L192]&lt;&gt;&quot;&quot;;LEFT([.L192];FIND(&quot;(&quot;;[.L192])-1);&quot;&quot;)">
            <text:p/>
          </table:table-cell>
          <table:table-cell table:formula="of:=SUBSTITUTE( IF([.L192]&lt;&gt;&quot;&quot;;MID([.L192];FIND(&quot;(&quot;;[.L192])+1;LEN([.L192]));&quot;&quot;); &quot;);&quot;;&quot;&quot;)">
            <text:p/>
          </table:table-cell>
          <table:table-cell table:style-name="ce16" table:formula="of:=LOWER(IF([.H192]&lt;&gt;&quot;&quot;; &quot;MATCH (n:&quot; &amp; [.M195] &amp; &quot;), (m:&quot; &amp; [.H192] &amp; &quot;)&#10;WHERE m.&quot; &amp; [.K194] &amp; &quot; = n. &quot; &amp; [.N195] &amp; &quot; &#10;create (n)-[:&quot; &amp; [.J193] &amp; &quot; ]-&gt;(m)&#10;RETURN n,m&quot;;&quot;&quot;))">
            <text:p/>
          </table:table-cell>
          <table:table-cell table:formula="of:=LOWER(IF([.H192]&lt;&gt;&quot;&quot;;[.H192];&quot;&quot;))">
            <text:p/>
          </table:table-cell>
          <table:table-cell table:formula="of:=LOWER(IF([.H192]&lt;&gt;&quot;&quot;;[.K194];&quot;&quot;))">
            <text:p/>
          </table:table-cell>
          <table:table-cell table:formula="of:=LOWER(IF([.H192]&lt;&gt;&quot;&quot;;[.M195];&quot;&quot;))">
            <text:p/>
          </table:table-cell>
          <table:table-cell table:formula="of:=LOWER(IF([.H192]&lt;&gt;&quot;&quot;;[.N195];&quot;&quot;))">
            <text:p/>
          </table:table-cell>
          <table:table-cell table:formula="of:=LOWER(IF([.H192]&lt;&gt;&quot;&quot;;[.J193];&quot;&quot;))">
            <text:p/>
          </table:table-cell>
          <table:table-cell table:formula="of:=LOWER(IF([.H192]&lt;&gt;&quot;&quot;; &quot;MATCH (n:&quot; &amp; [.R192] &amp; &quot;), (m:&quot; &amp; [.P192] &amp; &quot;)&#10;WHERE m.&quot; &amp; [.Q192] &amp; &quot; = n. &quot; &amp; [.S192] &amp; &quot; &#10;create (n)-[:&quot; &amp; [.T19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hadm_id</text:p>
          </table:table-cell>
          <table:table-cell table:formula="of:=OR( [.B193]=&quot;&quot;; NOT(ISERROR(FIND(&quot;DROP CONSTRAINT&quot;;[.B193]))); NOT(ISERROR(FIND(&quot;--&quot;;[.B193]))))" office:value-type="float" office:value="1" calcext:value-type="float">
            <text:p>1</text:p>
          </table:table-cell>
          <table:table-cell table:formula="of:=IF(AND( NOT([.C193]); NOT(ISERROR(FIND(&quot;ALTER TABLE&quot;;[.B193]  ))));&quot;Y&quot;;&quot;&quot;)">
            <text:p/>
          </table:table-cell>
          <table:table-cell table:formula="of:=IF(AND( [.D193]=&quot;&quot;; NOT(ISERROR(FIND(&quot;ADD CONSTRAINT&quot;;[.B193]  ))));&quot;Y&quot;;&quot;&quot;)">
            <text:p/>
          </table:table-cell>
          <table:table-cell table:formula="of:=IF(AND( [.E193]=&quot;&quot;; NOT(ISERROR(FIND(&quot;FOREIGN KEY&quot;;[.B193]  ))));&quot;Y&quot;;&quot;&quot;)">
            <text:p/>
          </table:table-cell>
          <table:table-cell table:formula="of:=IF(AND( [.F193]=&quot;&quot;; NOT(ISERROR(FIND(&quot;REFERENCES&quot;;[.B193]  ))));&quot;Y&quot;;&quot;&quot;)">
            <text:p/>
          </table:table-cell>
          <table:table-cell table:formula="of:=IF([.D193]=&quot;Y&quot;; MID([.B193];FIND(&quot;ALTER TABLE&quot;;[.B193])+12;LEN([.B193]));&quot;&quot;)">
            <text:p/>
          </table:table-cell>
          <table:table-cell table:formula="of:=IF([.E193]=&quot;Y&quot;; MID([.B193];FIND(&quot;ADD CONSTRAINT&quot;;[.B193])+15;LEN([.B193]));&quot;&quot;)">
            <text:p/>
          </table:table-cell>
          <table:table-cell table:formula="of:=[.I193]">
            <text:p/>
          </table:table-cell>
          <table:table-cell table:formula="of:=IF([.F193]=&quot;Y&quot;; MID([.B193];FIND(&quot;FOREIGN KEY&quot;;[.B193])+13;LEN([.B193])-14);&quot;&quot;)">
            <text:p/>
          </table:table-cell>
          <table:table-cell table:formula="of:=IF([.G193]=&quot;Y&quot;; MID([.B193];FIND(&quot;REFERENCES&quot;;[.B193])+11;LEN([.B193]));&quot;&quot;)">
            <text:p/>
          </table:table-cell>
          <table:table-cell table:formula="of:=IF([.L193]&lt;&gt;&quot;&quot;;LEFT([.L193];FIND(&quot;(&quot;;[.L193])-1);&quot;&quot;)">
            <text:p/>
          </table:table-cell>
          <table:table-cell table:formula="of:=SUBSTITUTE( IF([.L193]&lt;&gt;&quot;&quot;;MID([.L193];FIND(&quot;(&quot;;[.L193])+1;LEN([.L193]));&quot;&quot;); &quot;);&quot;;&quot;&quot;)">
            <text:p/>
          </table:table-cell>
          <table:table-cell table:style-name="ce16" table:formula="of:=LOWER(IF([.H193]&lt;&gt;&quot;&quot;; &quot;MATCH (n:&quot; &amp; [.M196] &amp; &quot;), (m:&quot; &amp; [.H193] &amp; &quot;)&#10;WHERE m.&quot; &amp; [.K195] &amp; &quot; = n. &quot; &amp; [.N196] &amp; &quot; &#10;create (n)-[:&quot; &amp; [.J194] &amp; &quot; ]-&gt;(m)&#10;RETURN n,m&quot;;&quot;&quot;))">
            <text:p/>
          </table:table-cell>
          <table:table-cell table:formula="of:=LOWER(IF([.H193]&lt;&gt;&quot;&quot;;[.H193];&quot;&quot;))">
            <text:p/>
          </table:table-cell>
          <table:table-cell table:formula="of:=LOWER(IF([.H193]&lt;&gt;&quot;&quot;;[.K195];&quot;&quot;))">
            <text:p/>
          </table:table-cell>
          <table:table-cell table:formula="of:=LOWER(IF([.H193]&lt;&gt;&quot;&quot;;[.M196];&quot;&quot;))">
            <text:p/>
          </table:table-cell>
          <table:table-cell table:formula="of:=LOWER(IF([.H193]&lt;&gt;&quot;&quot;;[.N196];&quot;&quot;))">
            <text:p/>
          </table:table-cell>
          <table:table-cell table:formula="of:=LOWER(IF([.H193]&lt;&gt;&quot;&quot;;[.J194];&quot;&quot;))">
            <text:p/>
          </table:table-cell>
          <table:table-cell table:formula="of:=LOWER(IF([.H193]&lt;&gt;&quot;&quot;; &quot;MATCH (n:&quot; &amp; [.R193] &amp; &quot;), (m:&quot; &amp; [.P193] &amp; &quot;)&#10;WHERE m.&quot; &amp; [.Q193] &amp; &quot; = n. &quot; &amp; [.S193] &amp; &quot; &#10;create (n)-[:&quot; &amp; [.T19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ICUSTAYS DROP CONSTRAINT IF EXISTS icustays_fk_hadm_id;</text:p>
          </table:table-cell>
          <table:table-cell table:formula="of:=OR( [.B194]=&quot;&quot;; NOT(ISERROR(FIND(&quot;DROP CONSTRAINT&quot;;[.B194]))); NOT(ISERROR(FIND(&quot;--&quot;;[.B194]))))" office:value-type="float" office:value="1" calcext:value-type="float">
            <text:p>1</text:p>
          </table:table-cell>
          <table:table-cell table:formula="of:=IF(AND( NOT([.C194]); NOT(ISERROR(FIND(&quot;ALTER TABLE&quot;;[.B194]  ))));&quot;Y&quot;;&quot;&quot;)">
            <text:p/>
          </table:table-cell>
          <table:table-cell table:formula="of:=IF(AND( [.D194]=&quot;&quot;; NOT(ISERROR(FIND(&quot;ADD CONSTRAINT&quot;;[.B194]  ))));&quot;Y&quot;;&quot;&quot;)">
            <text:p/>
          </table:table-cell>
          <table:table-cell table:formula="of:=IF(AND( [.E194]=&quot;&quot;; NOT(ISERROR(FIND(&quot;FOREIGN KEY&quot;;[.B194]  ))));&quot;Y&quot;;&quot;&quot;)">
            <text:p/>
          </table:table-cell>
          <table:table-cell table:formula="of:=IF(AND( [.F194]=&quot;&quot;; NOT(ISERROR(FIND(&quot;REFERENCES&quot;;[.B194]  ))));&quot;Y&quot;;&quot;&quot;)">
            <text:p/>
          </table:table-cell>
          <table:table-cell table:formula="of:=IF([.D194]=&quot;Y&quot;; MID([.B194];FIND(&quot;ALTER TABLE&quot;;[.B194])+12;LEN([.B194]));&quot;&quot;)">
            <text:p/>
          </table:table-cell>
          <table:table-cell table:formula="of:=IF([.E194]=&quot;Y&quot;; MID([.B194];FIND(&quot;ADD CONSTRAINT&quot;;[.B194])+15;LEN([.B194]));&quot;&quot;)">
            <text:p/>
          </table:table-cell>
          <table:table-cell table:formula="of:=[.I194]">
            <text:p/>
          </table:table-cell>
          <table:table-cell table:formula="of:=IF([.F194]=&quot;Y&quot;; MID([.B194];FIND(&quot;FOREIGN KEY&quot;;[.B194])+13;LEN([.B194])-14);&quot;&quot;)">
            <text:p/>
          </table:table-cell>
          <table:table-cell table:formula="of:=IF([.G194]=&quot;Y&quot;; MID([.B194];FIND(&quot;REFERENCES&quot;;[.B194])+11;LEN([.B194]));&quot;&quot;)">
            <text:p/>
          </table:table-cell>
          <table:table-cell table:formula="of:=IF([.L194]&lt;&gt;&quot;&quot;;LEFT([.L194];FIND(&quot;(&quot;;[.L194])-1);&quot;&quot;)">
            <text:p/>
          </table:table-cell>
          <table:table-cell table:formula="of:=SUBSTITUTE( IF([.L194]&lt;&gt;&quot;&quot;;MID([.L194];FIND(&quot;(&quot;;[.L194])+1;LEN([.L194]));&quot;&quot;); &quot;);&quot;;&quot;&quot;)">
            <text:p/>
          </table:table-cell>
          <table:table-cell table:style-name="ce16" table:formula="of:=LOWER(IF([.H194]&lt;&gt;&quot;&quot;; &quot;MATCH (n:&quot; &amp; [.M197] &amp; &quot;), (m:&quot; &amp; [.H194] &amp; &quot;)&#10;WHERE m.&quot; &amp; [.K196] &amp; &quot; = n. &quot; &amp; [.N197] &amp; &quot; &#10;create (n)-[:&quot; &amp; [.J195] &amp; &quot; ]-&gt;(m)&#10;RETURN n,m&quot;;&quot;&quot;))">
            <text:p/>
          </table:table-cell>
          <table:table-cell table:formula="of:=LOWER(IF([.H194]&lt;&gt;&quot;&quot;;[.H194];&quot;&quot;))">
            <text:p/>
          </table:table-cell>
          <table:table-cell table:formula="of:=LOWER(IF([.H194]&lt;&gt;&quot;&quot;;[.K196];&quot;&quot;))">
            <text:p/>
          </table:table-cell>
          <table:table-cell table:formula="of:=LOWER(IF([.H194]&lt;&gt;&quot;&quot;;[.M197];&quot;&quot;))">
            <text:p/>
          </table:table-cell>
          <table:table-cell table:formula="of:=LOWER(IF([.H194]&lt;&gt;&quot;&quot;;[.N197];&quot;&quot;))">
            <text:p/>
          </table:table-cell>
          <table:table-cell table:formula="of:=LOWER(IF([.H194]&lt;&gt;&quot;&quot;;[.J195];&quot;&quot;))">
            <text:p/>
          </table:table-cell>
          <table:table-cell table:formula="of:=LOWER(IF([.H194]&lt;&gt;&quot;&quot;; &quot;MATCH (n:&quot; &amp; [.R194] &amp; &quot;), (m:&quot; &amp; [.P194] &amp; &quot;)&#10;WHERE m.&quot; &amp; [.Q194] &amp; &quot; = n. &quot; &amp; [.S194] &amp; &quot; &#10;create (n)-[:&quot; &amp; [.T194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ICUSTAYS</text:p>
          </table:table-cell>
          <table:table-cell table:formula="of:=OR( [.B195]=&quot;&quot;; NOT(ISERROR(FIND(&quot;DROP CONSTRAINT&quot;;[.B195]))); NOT(ISERROR(FIND(&quot;--&quot;;[.B195]))))" office:value-type="float" office:value="0" calcext:value-type="float">
            <text:p>0</text:p>
          </table:table-cell>
          <table:table-cell table:formula="of:=IF(AND( NOT([.C195]); NOT(ISERROR(FIND(&quot;ALTER TABLE&quot;;[.B195]  ))));&quot;Y&quot;;&quot;&quot;)" office:value-type="string" office:string-value="Y" calcext:value-type="string">
            <text:p>Y</text:p>
          </table:table-cell>
          <table:table-cell table:formula="of:=IF(AND( [.D195]=&quot;&quot;; NOT(ISERROR(FIND(&quot;ADD CONSTRAINT&quot;;[.B195]  ))));&quot;Y&quot;;&quot;&quot;)">
            <text:p/>
          </table:table-cell>
          <table:table-cell table:formula="of:=IF(AND( [.E195]=&quot;&quot;; NOT(ISERROR(FIND(&quot;FOREIGN KEY&quot;;[.B195]  ))));&quot;Y&quot;;&quot;&quot;)">
            <text:p/>
          </table:table-cell>
          <table:table-cell table:formula="of:=IF(AND( [.F195]=&quot;&quot;; NOT(ISERROR(FIND(&quot;REFERENCES&quot;;[.B195]  ))));&quot;Y&quot;;&quot;&quot;)">
            <text:p/>
          </table:table-cell>
          <table:table-cell table:formula="of:=IF([.D195]=&quot;Y&quot;; MID([.B195];FIND(&quot;ALTER TABLE&quot;;[.B195])+12;LEN([.B195]));&quot;&quot;)" office:value-type="string" office:string-value="ICUSTAYS" calcext:value-type="string">
            <text:p>ICUSTAYS</text:p>
          </table:table-cell>
          <table:table-cell table:formula="of:=IF([.E195]=&quot;Y&quot;; MID([.B195];FIND(&quot;ADD CONSTRAINT&quot;;[.B195])+15;LEN([.B195]));&quot;&quot;)">
            <text:p/>
          </table:table-cell>
          <table:table-cell table:formula="of:=[.I195]">
            <text:p/>
          </table:table-cell>
          <table:table-cell table:formula="of:=IF([.F195]=&quot;Y&quot;; MID([.B195];FIND(&quot;FOREIGN KEY&quot;;[.B195])+13;LEN([.B195])-14);&quot;&quot;)">
            <text:p/>
          </table:table-cell>
          <table:table-cell table:formula="of:=IF([.G195]=&quot;Y&quot;; MID([.B195];FIND(&quot;REFERENCES&quot;;[.B195])+11;LEN([.B195]));&quot;&quot;)">
            <text:p/>
          </table:table-cell>
          <table:table-cell table:formula="of:=IF([.L195]&lt;&gt;&quot;&quot;;LEFT([.L195];FIND(&quot;(&quot;;[.L195])-1);&quot;&quot;)">
            <text:p/>
          </table:table-cell>
          <table:table-cell table:formula="of:=SUBSTITUTE( IF([.L195]&lt;&gt;&quot;&quot;;MID([.L195];FIND(&quot;(&quot;;[.L195])+1;LEN([.L195]));&quot;&quot;); &quot;);&quot;;&quot;&quot;)">
            <text:p/>
          </table:table-cell>
          <table:table-cell table:style-name="ce16" table:formula="of:=LOWER(IF([.H195]&lt;&gt;&quot;&quot;; &quot;MATCH (n:&quot; &amp; [.M198] &amp; &quot;), (m:&quot; &amp; [.H195] &amp; &quot;)&#10;WHERE m.&quot; &amp; [.K197] &amp; &quot; = n. &quot; &amp; [.N198] &amp; &quot; &#10;create (n)-[:&quot; &amp; [.J196] &amp; &quot; ]-&gt;(m)&#10;RETURN n,m&quot;;&quot;&quot;))" office:value-type="string" office:string-value="match (n:admissions), (m:icustays)&#10;where m.hadm_id = n. hadm_id &#10;create (n)-[:icustays_fk_hadm_id ]-&gt;(m)&#10;return n,m" calcext:value-type="string">
            <text:p>match (n:admissions), (m:icustays)</text:p>
            <text:p>where m.hadm_id = n. hadm_id </text:p>
            <text:p>create (n)-[:icustays_fk_hadm_id ]-&gt;(m)</text:p>
            <text:p>return n,m</text:p>
          </table:table-cell>
          <table:table-cell table:formula="of:=LOWER(IF([.H195]&lt;&gt;&quot;&quot;;[.H195];&quot;&quot;))" office:value-type="string" office:string-value="icustays" calcext:value-type="string">
            <text:p>icustays</text:p>
          </table:table-cell>
          <table:table-cell table:formula="of:=LOWER(IF([.H195]&lt;&gt;&quot;&quot;;[.K197];&quot;&quot;))" office:value-type="string" office:string-value="hadm_id" calcext:value-type="string">
            <text:p>hadm_id</text:p>
          </table:table-cell>
          <table:table-cell table:formula="of:=LOWER(IF([.H195]&lt;&gt;&quot;&quot;;[.M198];&quot;&quot;))" office:value-type="string" office:string-value="admissions" calcext:value-type="string">
            <text:p>admissions</text:p>
          </table:table-cell>
          <table:table-cell table:formula="of:=LOWER(IF([.H195]&lt;&gt;&quot;&quot;;[.N198];&quot;&quot;))" office:value-type="string" office:string-value="hadm_id" calcext:value-type="string">
            <text:p>hadm_id</text:p>
          </table:table-cell>
          <table:table-cell table:formula="of:=LOWER(IF([.H195]&lt;&gt;&quot;&quot;;[.J196];&quot;&quot;))" office:value-type="string" office:string-value="icustays_fk_hadm_id" calcext:value-type="string">
            <text:p>icustays_fk_hadm_id</text:p>
          </table:table-cell>
          <table:table-cell table:formula="of:=LOWER(IF([.H195]&lt;&gt;&quot;&quot;; &quot;MATCH (n:&quot; &amp; [.R195] &amp; &quot;), (m:&quot; &amp; [.P195] &amp; &quot;)&#10;WHERE m.&quot; &amp; [.Q195] &amp; &quot; = n. &quot; &amp; [.S195] &amp; &quot; &#10;create (n)-[:&quot; &amp; [.T195] &amp; &quot; ]-&gt;(m)&#10;RETURN n,m&quot;;&quot;&quot;))" office:value-type="string" office:string-value="match (n:admissions), (m:icustays)&#10;where m.hadm_id = n. hadm_id &#10;create (n)-[:icustays_fk_hadm_id ]-&gt;(m)&#10;return n,m" calcext:value-type="string">
            <text:p>match (n:admissions), (m:icustays)</text:p>
            <text:p>where m.hadm_id = n. hadm_id </text:p>
            <text:p>create (n)-[:icustays_fk_hadm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icustays_fk_hadm_id</text:p>
          </table:table-cell>
          <table:table-cell table:formula="of:=OR( [.B196]=&quot;&quot;; NOT(ISERROR(FIND(&quot;DROP CONSTRAINT&quot;;[.B196]))); NOT(ISERROR(FIND(&quot;--&quot;;[.B196]))))" office:value-type="float" office:value="0" calcext:value-type="float">
            <text:p>0</text:p>
          </table:table-cell>
          <table:table-cell table:formula="of:=IF(AND( NOT([.C196]); NOT(ISERROR(FIND(&quot;ALTER TABLE&quot;;[.B196]  ))));&quot;Y&quot;;&quot;&quot;)">
            <text:p/>
          </table:table-cell>
          <table:table-cell table:formula="of:=IF(AND( [.D196]=&quot;&quot;; NOT(ISERROR(FIND(&quot;ADD CONSTRAINT&quot;;[.B196]  ))));&quot;Y&quot;;&quot;&quot;)" office:value-type="string" office:string-value="Y" calcext:value-type="string">
            <text:p>Y</text:p>
          </table:table-cell>
          <table:table-cell table:formula="of:=IF(AND( [.E196]=&quot;&quot;; NOT(ISERROR(FIND(&quot;FOREIGN KEY&quot;;[.B196]  ))));&quot;Y&quot;;&quot;&quot;)">
            <text:p/>
          </table:table-cell>
          <table:table-cell table:formula="of:=IF(AND( [.F196]=&quot;&quot;; NOT(ISERROR(FIND(&quot;REFERENCES&quot;;[.B196]  ))));&quot;Y&quot;;&quot;&quot;)">
            <text:p/>
          </table:table-cell>
          <table:table-cell table:formula="of:=IF([.D196]=&quot;Y&quot;; MID([.B196];FIND(&quot;ALTER TABLE&quot;;[.B196])+12;LEN([.B196]));&quot;&quot;)">
            <text:p/>
          </table:table-cell>
          <table:table-cell table:formula="of:=IF([.E196]=&quot;Y&quot;; MID([.B196];FIND(&quot;ADD CONSTRAINT&quot;;[.B196])+15;LEN([.B196]));&quot;&quot;)" office:value-type="string" office:string-value="icustays_fk_hadm_id" calcext:value-type="string">
            <text:p>icustays_fk_hadm_id</text:p>
          </table:table-cell>
          <table:table-cell table:formula="of:=[.I196]" office:value-type="string" office:string-value="icustays_fk_hadm_id" calcext:value-type="string">
            <text:p>icustays_fk_hadm_id</text:p>
          </table:table-cell>
          <table:table-cell table:formula="of:=IF([.F196]=&quot;Y&quot;; MID([.B196];FIND(&quot;FOREIGN KEY&quot;;[.B196])+13;LEN([.B196])-14);&quot;&quot;)">
            <text:p/>
          </table:table-cell>
          <table:table-cell table:formula="of:=IF([.G196]=&quot;Y&quot;; MID([.B196];FIND(&quot;REFERENCES&quot;;[.B196])+11;LEN([.B196]));&quot;&quot;)">
            <text:p/>
          </table:table-cell>
          <table:table-cell table:formula="of:=IF([.L196]&lt;&gt;&quot;&quot;;LEFT([.L196];FIND(&quot;(&quot;;[.L196])-1);&quot;&quot;)">
            <text:p/>
          </table:table-cell>
          <table:table-cell table:formula="of:=SUBSTITUTE( IF([.L196]&lt;&gt;&quot;&quot;;MID([.L196];FIND(&quot;(&quot;;[.L196])+1;LEN([.L196]));&quot;&quot;); &quot;);&quot;;&quot;&quot;)">
            <text:p/>
          </table:table-cell>
          <table:table-cell table:style-name="ce16" table:formula="of:=LOWER(IF([.H196]&lt;&gt;&quot;&quot;; &quot;MATCH (n:&quot; &amp; [.M199] &amp; &quot;), (m:&quot; &amp; [.H196] &amp; &quot;)&#10;WHERE m.&quot; &amp; [.K198] &amp; &quot; = n. &quot; &amp; [.N199] &amp; &quot; &#10;create (n)-[:&quot; &amp; [.J197] &amp; &quot; ]-&gt;(m)&#10;RETURN n,m&quot;;&quot;&quot;))">
            <text:p/>
          </table:table-cell>
          <table:table-cell table:formula="of:=LOWER(IF([.H196]&lt;&gt;&quot;&quot;;[.H196];&quot;&quot;))">
            <text:p/>
          </table:table-cell>
          <table:table-cell table:formula="of:=LOWER(IF([.H196]&lt;&gt;&quot;&quot;;[.K198];&quot;&quot;))">
            <text:p/>
          </table:table-cell>
          <table:table-cell table:formula="of:=LOWER(IF([.H196]&lt;&gt;&quot;&quot;;[.M199];&quot;&quot;))">
            <text:p/>
          </table:table-cell>
          <table:table-cell table:formula="of:=LOWER(IF([.H196]&lt;&gt;&quot;&quot;;[.N199];&quot;&quot;))">
            <text:p/>
          </table:table-cell>
          <table:table-cell table:formula="of:=LOWER(IF([.H196]&lt;&gt;&quot;&quot;;[.J197];&quot;&quot;))">
            <text:p/>
          </table:table-cell>
          <table:table-cell table:formula="of:=LOWER(IF([.H196]&lt;&gt;&quot;&quot;; &quot;MATCH (n:&quot; &amp; [.R196] &amp; &quot;), (m:&quot; &amp; [.P196] &amp; &quot;)&#10;WHERE m.&quot; &amp; [.Q196] &amp; &quot; = n. &quot; &amp; [.S196] &amp; &quot; &#10;create (n)-[:&quot; &amp; [.T19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HADM_ID)</text:p>
          </table:table-cell>
          <table:table-cell table:formula="of:=OR( [.B197]=&quot;&quot;; NOT(ISERROR(FIND(&quot;DROP CONSTRAINT&quot;;[.B197]))); NOT(ISERROR(FIND(&quot;--&quot;;[.B197]))))" office:value-type="float" office:value="0" calcext:value-type="float">
            <text:p>0</text:p>
          </table:table-cell>
          <table:table-cell table:formula="of:=IF(AND( NOT([.C197]); NOT(ISERROR(FIND(&quot;ALTER TABLE&quot;;[.B197]  ))));&quot;Y&quot;;&quot;&quot;)">
            <text:p/>
          </table:table-cell>
          <table:table-cell table:formula="of:=IF(AND( [.D197]=&quot;&quot;; NOT(ISERROR(FIND(&quot;ADD CONSTRAINT&quot;;[.B197]  ))));&quot;Y&quot;;&quot;&quot;)">
            <text:p/>
          </table:table-cell>
          <table:table-cell table:formula="of:=IF(AND( [.E197]=&quot;&quot;; NOT(ISERROR(FIND(&quot;FOREIGN KEY&quot;;[.B197]  ))));&quot;Y&quot;;&quot;&quot;)" office:value-type="string" office:string-value="Y" calcext:value-type="string">
            <text:p>Y</text:p>
          </table:table-cell>
          <table:table-cell table:formula="of:=IF(AND( [.F197]=&quot;&quot;; NOT(ISERROR(FIND(&quot;REFERENCES&quot;;[.B197]  ))));&quot;Y&quot;;&quot;&quot;)">
            <text:p/>
          </table:table-cell>
          <table:table-cell table:formula="of:=IF([.D197]=&quot;Y&quot;; MID([.B197];FIND(&quot;ALTER TABLE&quot;;[.B197])+12;LEN([.B197]));&quot;&quot;)">
            <text:p/>
          </table:table-cell>
          <table:table-cell table:formula="of:=IF([.E197]=&quot;Y&quot;; MID([.B197];FIND(&quot;ADD CONSTRAINT&quot;;[.B197])+15;LEN([.B197]));&quot;&quot;)">
            <text:p/>
          </table:table-cell>
          <table:table-cell table:formula="of:=[.I197]">
            <text:p/>
          </table:table-cell>
          <table:table-cell table:formula="of:=IF([.F197]=&quot;Y&quot;; MID([.B197];FIND(&quot;FOREIGN KEY&quot;;[.B197])+13;LEN([.B197])-14);&quot;&quot;)" office:value-type="string" office:string-value="HADM_ID" calcext:value-type="string">
            <text:p>HADM_ID</text:p>
          </table:table-cell>
          <table:table-cell table:formula="of:=IF([.G197]=&quot;Y&quot;; MID([.B197];FIND(&quot;REFERENCES&quot;;[.B197])+11;LEN([.B197]));&quot;&quot;)">
            <text:p/>
          </table:table-cell>
          <table:table-cell table:formula="of:=IF([.L197]&lt;&gt;&quot;&quot;;LEFT([.L197];FIND(&quot;(&quot;;[.L197])-1);&quot;&quot;)">
            <text:p/>
          </table:table-cell>
          <table:table-cell table:formula="of:=SUBSTITUTE( IF([.L197]&lt;&gt;&quot;&quot;;MID([.L197];FIND(&quot;(&quot;;[.L197])+1;LEN([.L197]));&quot;&quot;); &quot;);&quot;;&quot;&quot;)">
            <text:p/>
          </table:table-cell>
          <table:table-cell table:style-name="ce16" table:formula="of:=LOWER(IF([.H197]&lt;&gt;&quot;&quot;; &quot;MATCH (n:&quot; &amp; [.M200] &amp; &quot;), (m:&quot; &amp; [.H197] &amp; &quot;)&#10;WHERE m.&quot; &amp; [.K199] &amp; &quot; = n. &quot; &amp; [.N200] &amp; &quot; &#10;create (n)-[:&quot; &amp; [.J198] &amp; &quot; ]-&gt;(m)&#10;RETURN n,m&quot;;&quot;&quot;))">
            <text:p/>
          </table:table-cell>
          <table:table-cell table:formula="of:=LOWER(IF([.H197]&lt;&gt;&quot;&quot;;[.H197];&quot;&quot;))">
            <text:p/>
          </table:table-cell>
          <table:table-cell table:formula="of:=LOWER(IF([.H197]&lt;&gt;&quot;&quot;;[.K199];&quot;&quot;))">
            <text:p/>
          </table:table-cell>
          <table:table-cell table:formula="of:=LOWER(IF([.H197]&lt;&gt;&quot;&quot;;[.M200];&quot;&quot;))">
            <text:p/>
          </table:table-cell>
          <table:table-cell table:formula="of:=LOWER(IF([.H197]&lt;&gt;&quot;&quot;;[.N200];&quot;&quot;))">
            <text:p/>
          </table:table-cell>
          <table:table-cell table:formula="of:=LOWER(IF([.H197]&lt;&gt;&quot;&quot;;[.J198];&quot;&quot;))">
            <text:p/>
          </table:table-cell>
          <table:table-cell table:formula="of:=LOWER(IF([.H197]&lt;&gt;&quot;&quot;; &quot;MATCH (n:&quot; &amp; [.R197] &amp; &quot;), (m:&quot; &amp; [.P197] &amp; &quot;)&#10;WHERE m.&quot; &amp; [.Q197] &amp; &quot; = n. &quot; &amp; [.S197] &amp; &quot; &#10;create (n)-[:&quot; &amp; [.T19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ADMISSIONS(HADM_ID);</text:p>
          </table:table-cell>
          <table:table-cell table:formula="of:=OR( [.B198]=&quot;&quot;; NOT(ISERROR(FIND(&quot;DROP CONSTRAINT&quot;;[.B198]))); NOT(ISERROR(FIND(&quot;--&quot;;[.B198]))))" office:value-type="float" office:value="0" calcext:value-type="float">
            <text:p>0</text:p>
          </table:table-cell>
          <table:table-cell table:formula="of:=IF(AND( NOT([.C198]); NOT(ISERROR(FIND(&quot;ALTER TABLE&quot;;[.B198]  ))));&quot;Y&quot;;&quot;&quot;)">
            <text:p/>
          </table:table-cell>
          <table:table-cell table:formula="of:=IF(AND( [.D198]=&quot;&quot;; NOT(ISERROR(FIND(&quot;ADD CONSTRAINT&quot;;[.B198]  ))));&quot;Y&quot;;&quot;&quot;)">
            <text:p/>
          </table:table-cell>
          <table:table-cell table:formula="of:=IF(AND( [.E198]=&quot;&quot;; NOT(ISERROR(FIND(&quot;FOREIGN KEY&quot;;[.B198]  ))));&quot;Y&quot;;&quot;&quot;)">
            <text:p/>
          </table:table-cell>
          <table:table-cell table:formula="of:=IF(AND( [.F198]=&quot;&quot;; NOT(ISERROR(FIND(&quot;REFERENCES&quot;;[.B198]  ))));&quot;Y&quot;;&quot;&quot;)" office:value-type="string" office:string-value="Y" calcext:value-type="string">
            <text:p>Y</text:p>
          </table:table-cell>
          <table:table-cell table:formula="of:=IF([.D198]=&quot;Y&quot;; MID([.B198];FIND(&quot;ALTER TABLE&quot;;[.B198])+12;LEN([.B198]));&quot;&quot;)">
            <text:p/>
          </table:table-cell>
          <table:table-cell table:formula="of:=IF([.E198]=&quot;Y&quot;; MID([.B198];FIND(&quot;ADD CONSTRAINT&quot;;[.B198])+15;LEN([.B198]));&quot;&quot;)">
            <text:p/>
          </table:table-cell>
          <table:table-cell table:formula="of:=[.I198]">
            <text:p/>
          </table:table-cell>
          <table:table-cell table:formula="of:=IF([.F198]=&quot;Y&quot;; MID([.B198];FIND(&quot;FOREIGN KEY&quot;;[.B198])+13;LEN([.B198])-14);&quot;&quot;)">
            <text:p/>
          </table:table-cell>
          <table:table-cell table:formula="of:=IF([.G198]=&quot;Y&quot;; MID([.B198];FIND(&quot;REFERENCES&quot;;[.B198])+11;LEN([.B198]));&quot;&quot;)" office:value-type="string" office:string-value="ADMISSIONS(HADM_ID);" calcext:value-type="string">
            <text:p>ADMISSIONS(HADM_ID);</text:p>
          </table:table-cell>
          <table:table-cell table:formula="of:=IF([.L198]&lt;&gt;&quot;&quot;;LEFT([.L198];FIND(&quot;(&quot;;[.L198])-1);&quot;&quot;)" office:value-type="string" office:string-value="ADMISSIONS" calcext:value-type="string">
            <text:p>ADMISSIONS</text:p>
          </table:table-cell>
          <table:table-cell table:formula="of:=SUBSTITUTE( IF([.L198]&lt;&gt;&quot;&quot;;MID([.L198];FIND(&quot;(&quot;;[.L198])+1;LEN([.L198]));&quot;&quot;); &quot;);&quot;;&quot;&quot;)" office:value-type="string" office:string-value="HADM_ID" calcext:value-type="string">
            <text:p>HADM_ID</text:p>
          </table:table-cell>
          <table:table-cell table:style-name="ce16" table:formula="of:=LOWER(IF([.H198]&lt;&gt;&quot;&quot;; &quot;MATCH (n:&quot; &amp; [.M201] &amp; &quot;), (m:&quot; &amp; [.H198] &amp; &quot;)&#10;WHERE m.&quot; &amp; [.K200] &amp; &quot; = n. &quot; &amp; [.N201] &amp; &quot; &#10;create (n)-[:&quot; &amp; [.J199] &amp; &quot; ]-&gt;(m)&#10;RETURN n,m&quot;;&quot;&quot;))">
            <text:p/>
          </table:table-cell>
          <table:table-cell table:formula="of:=LOWER(IF([.H198]&lt;&gt;&quot;&quot;;[.H198];&quot;&quot;))">
            <text:p/>
          </table:table-cell>
          <table:table-cell table:formula="of:=LOWER(IF([.H198]&lt;&gt;&quot;&quot;;[.K200];&quot;&quot;))">
            <text:p/>
          </table:table-cell>
          <table:table-cell table:formula="of:=LOWER(IF([.H198]&lt;&gt;&quot;&quot;;[.M201];&quot;&quot;))">
            <text:p/>
          </table:table-cell>
          <table:table-cell table:formula="of:=LOWER(IF([.H198]&lt;&gt;&quot;&quot;;[.N201];&quot;&quot;))">
            <text:p/>
          </table:table-cell>
          <table:table-cell table:formula="of:=LOWER(IF([.H198]&lt;&gt;&quot;&quot;;[.J199];&quot;&quot;))">
            <text:p/>
          </table:table-cell>
          <table:table-cell table:formula="of:=LOWER(IF([.H198]&lt;&gt;&quot;&quot;; &quot;MATCH (n:&quot; &amp; [.R198] &amp; &quot;), (m:&quot; &amp; [.P198] &amp; &quot;)&#10;WHERE m.&quot; &amp; [.Q198] &amp; &quot; = n. &quot; &amp; [.S198] &amp; &quot; &#10;create (n)-[:&quot; &amp; [.T19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199]=&quot;&quot;; NOT(ISERROR(FIND(&quot;DROP CONSTRAINT&quot;;[.B199]))); NOT(ISERROR(FIND(&quot;--&quot;;[.B199]))))" office:value-type="float" office:value="1" calcext:value-type="float">
            <text:p>1</text:p>
          </table:table-cell>
          <table:table-cell table:formula="of:=IF(AND( NOT([.C199]); NOT(ISERROR(FIND(&quot;ALTER TABLE&quot;;[.B199]  ))));&quot;Y&quot;;&quot;&quot;)">
            <text:p/>
          </table:table-cell>
          <table:table-cell table:formula="of:=IF(AND( [.D199]=&quot;&quot;; NOT(ISERROR(FIND(&quot;ADD CONSTRAINT&quot;;[.B199]  ))));&quot;Y&quot;;&quot;&quot;)">
            <text:p/>
          </table:table-cell>
          <table:table-cell table:formula="of:=IF(AND( [.E199]=&quot;&quot;; NOT(ISERROR(FIND(&quot;FOREIGN KEY&quot;;[.B199]  ))));&quot;Y&quot;;&quot;&quot;)">
            <text:p/>
          </table:table-cell>
          <table:table-cell table:formula="of:=IF(AND( [.F199]=&quot;&quot;; NOT(ISERROR(FIND(&quot;REFERENCES&quot;;[.B199]  ))));&quot;Y&quot;;&quot;&quot;)">
            <text:p/>
          </table:table-cell>
          <table:table-cell table:formula="of:=IF([.D199]=&quot;Y&quot;; MID([.B199];FIND(&quot;ALTER TABLE&quot;;[.B199])+12;LEN([.B199]));&quot;&quot;)">
            <text:p/>
          </table:table-cell>
          <table:table-cell table:formula="of:=IF([.E199]=&quot;Y&quot;; MID([.B199];FIND(&quot;ADD CONSTRAINT&quot;;[.B199])+15;LEN([.B199]));&quot;&quot;)">
            <text:p/>
          </table:table-cell>
          <table:table-cell table:formula="of:=[.I199]">
            <text:p/>
          </table:table-cell>
          <table:table-cell table:formula="of:=IF([.F199]=&quot;Y&quot;; MID([.B199];FIND(&quot;FOREIGN KEY&quot;;[.B199])+13;LEN([.B199])-14);&quot;&quot;)">
            <text:p/>
          </table:table-cell>
          <table:table-cell table:formula="of:=IF([.G199]=&quot;Y&quot;; MID([.B199];FIND(&quot;REFERENCES&quot;;[.B199])+11;LEN([.B199]));&quot;&quot;)">
            <text:p/>
          </table:table-cell>
          <table:table-cell table:formula="of:=IF([.L199]&lt;&gt;&quot;&quot;;LEFT([.L199];FIND(&quot;(&quot;;[.L199])-1);&quot;&quot;)">
            <text:p/>
          </table:table-cell>
          <table:table-cell table:formula="of:=SUBSTITUTE( IF([.L199]&lt;&gt;&quot;&quot;;MID([.L199];FIND(&quot;(&quot;;[.L199])+1;LEN([.L199]));&quot;&quot;); &quot;);&quot;;&quot;&quot;)">
            <text:p/>
          </table:table-cell>
          <table:table-cell table:style-name="ce16" table:formula="of:=LOWER(IF([.H199]&lt;&gt;&quot;&quot;; &quot;MATCH (n:&quot; &amp; [.M202] &amp; &quot;), (m:&quot; &amp; [.H199] &amp; &quot;)&#10;WHERE m.&quot; &amp; [.K201] &amp; &quot; = n. &quot; &amp; [.N202] &amp; &quot; &#10;create (n)-[:&quot; &amp; [.J200] &amp; &quot; ]-&gt;(m)&#10;RETURN n,m&quot;;&quot;&quot;))">
            <text:p/>
          </table:table-cell>
          <table:table-cell table:formula="of:=LOWER(IF([.H199]&lt;&gt;&quot;&quot;;[.H199];&quot;&quot;))">
            <text:p/>
          </table:table-cell>
          <table:table-cell table:formula="of:=LOWER(IF([.H199]&lt;&gt;&quot;&quot;;[.K201];&quot;&quot;))">
            <text:p/>
          </table:table-cell>
          <table:table-cell table:formula="of:=LOWER(IF([.H199]&lt;&gt;&quot;&quot;;[.M202];&quot;&quot;))">
            <text:p/>
          </table:table-cell>
          <table:table-cell table:formula="of:=LOWER(IF([.H199]&lt;&gt;&quot;&quot;;[.N202];&quot;&quot;))">
            <text:p/>
          </table:table-cell>
          <table:table-cell table:formula="of:=LOWER(IF([.H199]&lt;&gt;&quot;&quot;;[.J200];&quot;&quot;))">
            <text:p/>
          </table:table-cell>
          <table:table-cell table:formula="of:=LOWER(IF([.H199]&lt;&gt;&quot;&quot;; &quot;MATCH (n:&quot; &amp; [.R199] &amp; &quot;), (m:&quot; &amp; [.P199] &amp; &quot;)&#10;WHERE m.&quot; &amp; [.Q199] &amp; &quot; = n. &quot; &amp; [.S199] &amp; &quot; &#10;create (n)-[:&quot; &amp; [.T19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00]=&quot;&quot;; NOT(ISERROR(FIND(&quot;DROP CONSTRAINT&quot;;[.B200]))); NOT(ISERROR(FIND(&quot;--&quot;;[.B200]))))" office:value-type="float" office:value="1" calcext:value-type="float">
            <text:p>1</text:p>
          </table:table-cell>
          <table:table-cell table:formula="of:=IF(AND( NOT([.C200]); NOT(ISERROR(FIND(&quot;ALTER TABLE&quot;;[.B200]  ))));&quot;Y&quot;;&quot;&quot;)">
            <text:p/>
          </table:table-cell>
          <table:table-cell table:formula="of:=IF(AND( [.D200]=&quot;&quot;; NOT(ISERROR(FIND(&quot;ADD CONSTRAINT&quot;;[.B200]  ))));&quot;Y&quot;;&quot;&quot;)">
            <text:p/>
          </table:table-cell>
          <table:table-cell table:formula="of:=IF(AND( [.E200]=&quot;&quot;; NOT(ISERROR(FIND(&quot;FOREIGN KEY&quot;;[.B200]  ))));&quot;Y&quot;;&quot;&quot;)">
            <text:p/>
          </table:table-cell>
          <table:table-cell table:formula="of:=IF(AND( [.F200]=&quot;&quot;; NOT(ISERROR(FIND(&quot;REFERENCES&quot;;[.B200]  ))));&quot;Y&quot;;&quot;&quot;)">
            <text:p/>
          </table:table-cell>
          <table:table-cell table:formula="of:=IF([.D200]=&quot;Y&quot;; MID([.B200];FIND(&quot;ALTER TABLE&quot;;[.B200])+12;LEN([.B200]));&quot;&quot;)">
            <text:p/>
          </table:table-cell>
          <table:table-cell table:formula="of:=IF([.E200]=&quot;Y&quot;; MID([.B200];FIND(&quot;ADD CONSTRAINT&quot;;[.B200])+15;LEN([.B200]));&quot;&quot;)">
            <text:p/>
          </table:table-cell>
          <table:table-cell table:formula="of:=[.I200]">
            <text:p/>
          </table:table-cell>
          <table:table-cell table:formula="of:=IF([.F200]=&quot;Y&quot;; MID([.B200];FIND(&quot;FOREIGN KEY&quot;;[.B200])+13;LEN([.B200])-14);&quot;&quot;)">
            <text:p/>
          </table:table-cell>
          <table:table-cell table:formula="of:=IF([.G200]=&quot;Y&quot;; MID([.B200];FIND(&quot;REFERENCES&quot;;[.B200])+11;LEN([.B200]));&quot;&quot;)">
            <text:p/>
          </table:table-cell>
          <table:table-cell table:formula="of:=IF([.L200]&lt;&gt;&quot;&quot;;LEFT([.L200];FIND(&quot;(&quot;;[.L200])-1);&quot;&quot;)">
            <text:p/>
          </table:table-cell>
          <table:table-cell table:formula="of:=SUBSTITUTE( IF([.L200]&lt;&gt;&quot;&quot;;MID([.L200];FIND(&quot;(&quot;;[.L200])+1;LEN([.L200]));&quot;&quot;); &quot;);&quot;;&quot;&quot;)">
            <text:p/>
          </table:table-cell>
          <table:table-cell table:style-name="ce16" table:formula="of:=LOWER(IF([.H200]&lt;&gt;&quot;&quot;; &quot;MATCH (n:&quot; &amp; [.M203] &amp; &quot;), (m:&quot; &amp; [.H200] &amp; &quot;)&#10;WHERE m.&quot; &amp; [.K202] &amp; &quot; = n. &quot; &amp; [.N203] &amp; &quot; &#10;create (n)-[:&quot; &amp; [.J201] &amp; &quot; ]-&gt;(m)&#10;RETURN n,m&quot;;&quot;&quot;))">
            <text:p/>
          </table:table-cell>
          <table:table-cell table:formula="of:=LOWER(IF([.H200]&lt;&gt;&quot;&quot;;[.H200];&quot;&quot;))">
            <text:p/>
          </table:table-cell>
          <table:table-cell table:formula="of:=LOWER(IF([.H200]&lt;&gt;&quot;&quot;;[.K202];&quot;&quot;))">
            <text:p/>
          </table:table-cell>
          <table:table-cell table:formula="of:=LOWER(IF([.H200]&lt;&gt;&quot;&quot;;[.M203];&quot;&quot;))">
            <text:p/>
          </table:table-cell>
          <table:table-cell table:formula="of:=LOWER(IF([.H200]&lt;&gt;&quot;&quot;;[.N203];&quot;&quot;))">
            <text:p/>
          </table:table-cell>
          <table:table-cell table:formula="of:=LOWER(IF([.H200]&lt;&gt;&quot;&quot;;[.J201];&quot;&quot;))">
            <text:p/>
          </table:table-cell>
          <table:table-cell table:formula="of:=LOWER(IF([.H200]&lt;&gt;&quot;&quot;; &quot;MATCH (n:&quot; &amp; [.R200] &amp; &quot;), (m:&quot; &amp; [.P200] &amp; &quot;)&#10;WHERE m.&quot; &amp; [.Q200] &amp; &quot; = n. &quot; &amp; [.S200] &amp; &quot; &#10;create (n)-[:&quot; &amp; [.T20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--</text:p>
          </table:table-cell>
          <table:table-cell table:formula="of:=OR( [.B201]=&quot;&quot;; NOT(ISERROR(FIND(&quot;DROP CONSTRAINT&quot;;[.B201]))); NOT(ISERROR(FIND(&quot;--&quot;;[.B201]))))" office:value-type="float" office:value="1" calcext:value-type="float">
            <text:p>1</text:p>
          </table:table-cell>
          <table:table-cell table:formula="of:=IF(AND( NOT([.C201]); NOT(ISERROR(FIND(&quot;ALTER TABLE&quot;;[.B201]  ))));&quot;Y&quot;;&quot;&quot;)">
            <text:p/>
          </table:table-cell>
          <table:table-cell table:formula="of:=IF(AND( [.D201]=&quot;&quot;; NOT(ISERROR(FIND(&quot;ADD CONSTRAINT&quot;;[.B201]  ))));&quot;Y&quot;;&quot;&quot;)">
            <text:p/>
          </table:table-cell>
          <table:table-cell table:formula="of:=IF(AND( [.E201]=&quot;&quot;; NOT(ISERROR(FIND(&quot;FOREIGN KEY&quot;;[.B201]  ))));&quot;Y&quot;;&quot;&quot;)">
            <text:p/>
          </table:table-cell>
          <table:table-cell table:formula="of:=IF(AND( [.F201]=&quot;&quot;; NOT(ISERROR(FIND(&quot;REFERENCES&quot;;[.B201]  ))));&quot;Y&quot;;&quot;&quot;)">
            <text:p/>
          </table:table-cell>
          <table:table-cell table:formula="of:=IF([.D201]=&quot;Y&quot;; MID([.B201];FIND(&quot;ALTER TABLE&quot;;[.B201])+12;LEN([.B201]));&quot;&quot;)">
            <text:p/>
          </table:table-cell>
          <table:table-cell table:formula="of:=IF([.E201]=&quot;Y&quot;; MID([.B201];FIND(&quot;ADD CONSTRAINT&quot;;[.B201])+15;LEN([.B201]));&quot;&quot;)">
            <text:p/>
          </table:table-cell>
          <table:table-cell table:formula="of:=[.I201]">
            <text:p/>
          </table:table-cell>
          <table:table-cell table:formula="of:=IF([.F201]=&quot;Y&quot;; MID([.B201];FIND(&quot;FOREIGN KEY&quot;;[.B201])+13;LEN([.B201])-14);&quot;&quot;)">
            <text:p/>
          </table:table-cell>
          <table:table-cell table:formula="of:=IF([.G201]=&quot;Y&quot;; MID([.B201];FIND(&quot;REFERENCES&quot;;[.B201])+11;LEN([.B201]));&quot;&quot;)">
            <text:p/>
          </table:table-cell>
          <table:table-cell table:formula="of:=IF([.L201]&lt;&gt;&quot;&quot;;LEFT([.L201];FIND(&quot;(&quot;;[.L201])-1);&quot;&quot;)">
            <text:p/>
          </table:table-cell>
          <table:table-cell table:formula="of:=SUBSTITUTE( IF([.L201]&lt;&gt;&quot;&quot;;MID([.L201];FIND(&quot;(&quot;;[.L201])+1;LEN([.L201]));&quot;&quot;); &quot;);&quot;;&quot;&quot;)">
            <text:p/>
          </table:table-cell>
          <table:table-cell table:style-name="ce16" table:formula="of:=LOWER(IF([.H201]&lt;&gt;&quot;&quot;; &quot;MATCH (n:&quot; &amp; [.M204] &amp; &quot;), (m:&quot; &amp; [.H201] &amp; &quot;)&#10;WHERE m.&quot; &amp; [.K203] &amp; &quot; = n. &quot; &amp; [.N204] &amp; &quot; &#10;create (n)-[:&quot; &amp; [.J202] &amp; &quot; ]-&gt;(m)&#10;RETURN n,m&quot;;&quot;&quot;))">
            <text:p/>
          </table:table-cell>
          <table:table-cell table:formula="of:=LOWER(IF([.H201]&lt;&gt;&quot;&quot;;[.H201];&quot;&quot;))">
            <text:p/>
          </table:table-cell>
          <table:table-cell table:formula="of:=LOWER(IF([.H201]&lt;&gt;&quot;&quot;;[.K203];&quot;&quot;))">
            <text:p/>
          </table:table-cell>
          <table:table-cell table:formula="of:=LOWER(IF([.H201]&lt;&gt;&quot;&quot;;[.M204];&quot;&quot;))">
            <text:p/>
          </table:table-cell>
          <table:table-cell table:formula="of:=LOWER(IF([.H201]&lt;&gt;&quot;&quot;;[.N204];&quot;&quot;))">
            <text:p/>
          </table:table-cell>
          <table:table-cell table:formula="of:=LOWER(IF([.H201]&lt;&gt;&quot;&quot;;[.J202];&quot;&quot;))">
            <text:p/>
          </table:table-cell>
          <table:table-cell table:formula="of:=LOWER(IF([.H201]&lt;&gt;&quot;&quot;; &quot;MATCH (n:&quot; &amp; [.R201] &amp; &quot;), (m:&quot; &amp; [.P201] &amp; &quot;)&#10;WHERE m.&quot; &amp; [.Q201] &amp; &quot; = n. &quot; &amp; [.S201] &amp; &quot; &#10;create (n)-[:&quot; &amp; [.T20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INPUTEVENTS_CV--</text:p>
          </table:table-cell>
          <table:table-cell table:formula="of:=OR( [.B202]=&quot;&quot;; NOT(ISERROR(FIND(&quot;DROP CONSTRAINT&quot;;[.B202]))); NOT(ISERROR(FIND(&quot;--&quot;;[.B202]))))" office:value-type="float" office:value="1" calcext:value-type="float">
            <text:p>1</text:p>
          </table:table-cell>
          <table:table-cell table:formula="of:=IF(AND( NOT([.C202]); NOT(ISERROR(FIND(&quot;ALTER TABLE&quot;;[.B202]  ))));&quot;Y&quot;;&quot;&quot;)">
            <text:p/>
          </table:table-cell>
          <table:table-cell table:formula="of:=IF(AND( [.D202]=&quot;&quot;; NOT(ISERROR(FIND(&quot;ADD CONSTRAINT&quot;;[.B202]  ))));&quot;Y&quot;;&quot;&quot;)">
            <text:p/>
          </table:table-cell>
          <table:table-cell table:formula="of:=IF(AND( [.E202]=&quot;&quot;; NOT(ISERROR(FIND(&quot;FOREIGN KEY&quot;;[.B202]  ))));&quot;Y&quot;;&quot;&quot;)">
            <text:p/>
          </table:table-cell>
          <table:table-cell table:formula="of:=IF(AND( [.F202]=&quot;&quot;; NOT(ISERROR(FIND(&quot;REFERENCES&quot;;[.B202]  ))));&quot;Y&quot;;&quot;&quot;)">
            <text:p/>
          </table:table-cell>
          <table:table-cell table:formula="of:=IF([.D202]=&quot;Y&quot;; MID([.B202];FIND(&quot;ALTER TABLE&quot;;[.B202])+12;LEN([.B202]));&quot;&quot;)">
            <text:p/>
          </table:table-cell>
          <table:table-cell table:formula="of:=IF([.E202]=&quot;Y&quot;; MID([.B202];FIND(&quot;ADD CONSTRAINT&quot;;[.B202])+15;LEN([.B202]));&quot;&quot;)">
            <text:p/>
          </table:table-cell>
          <table:table-cell table:formula="of:=[.I202]">
            <text:p/>
          </table:table-cell>
          <table:table-cell table:formula="of:=IF([.F202]=&quot;Y&quot;; MID([.B202];FIND(&quot;FOREIGN KEY&quot;;[.B202])+13;LEN([.B202])-14);&quot;&quot;)">
            <text:p/>
          </table:table-cell>
          <table:table-cell table:formula="of:=IF([.G202]=&quot;Y&quot;; MID([.B202];FIND(&quot;REFERENCES&quot;;[.B202])+11;LEN([.B202]));&quot;&quot;)">
            <text:p/>
          </table:table-cell>
          <table:table-cell table:formula="of:=IF([.L202]&lt;&gt;&quot;&quot;;LEFT([.L202];FIND(&quot;(&quot;;[.L202])-1);&quot;&quot;)">
            <text:p/>
          </table:table-cell>
          <table:table-cell table:formula="of:=SUBSTITUTE( IF([.L202]&lt;&gt;&quot;&quot;;MID([.L202];FIND(&quot;(&quot;;[.L202])+1;LEN([.L202]));&quot;&quot;); &quot;);&quot;;&quot;&quot;)">
            <text:p/>
          </table:table-cell>
          <table:table-cell table:style-name="ce16" table:formula="of:=LOWER(IF([.H202]&lt;&gt;&quot;&quot;; &quot;MATCH (n:&quot; &amp; [.M205] &amp; &quot;), (m:&quot; &amp; [.H202] &amp; &quot;)&#10;WHERE m.&quot; &amp; [.K204] &amp; &quot; = n. &quot; &amp; [.N205] &amp; &quot; &#10;create (n)-[:&quot; &amp; [.J203] &amp; &quot; ]-&gt;(m)&#10;RETURN n,m&quot;;&quot;&quot;))">
            <text:p/>
          </table:table-cell>
          <table:table-cell table:formula="of:=LOWER(IF([.H202]&lt;&gt;&quot;&quot;;[.H202];&quot;&quot;))">
            <text:p/>
          </table:table-cell>
          <table:table-cell table:formula="of:=LOWER(IF([.H202]&lt;&gt;&quot;&quot;;[.K204];&quot;&quot;))">
            <text:p/>
          </table:table-cell>
          <table:table-cell table:formula="of:=LOWER(IF([.H202]&lt;&gt;&quot;&quot;;[.M205];&quot;&quot;))">
            <text:p/>
          </table:table-cell>
          <table:table-cell table:formula="of:=LOWER(IF([.H202]&lt;&gt;&quot;&quot;;[.N205];&quot;&quot;))">
            <text:p/>
          </table:table-cell>
          <table:table-cell table:formula="of:=LOWER(IF([.H202]&lt;&gt;&quot;&quot;;[.J203];&quot;&quot;))">
            <text:p/>
          </table:table-cell>
          <table:table-cell table:formula="of:=LOWER(IF([.H202]&lt;&gt;&quot;&quot;; &quot;MATCH (n:&quot; &amp; [.R202] &amp; &quot;), (m:&quot; &amp; [.P202] &amp; &quot;)&#10;WHERE m.&quot; &amp; [.Q202] &amp; &quot; = n. &quot; &amp; [.S202] &amp; &quot; &#10;create (n)-[:&quot; &amp; [.T20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--</text:p>
          </table:table-cell>
          <table:table-cell table:formula="of:=OR( [.B203]=&quot;&quot;; NOT(ISERROR(FIND(&quot;DROP CONSTRAINT&quot;;[.B203]))); NOT(ISERROR(FIND(&quot;--&quot;;[.B203]))))" office:value-type="float" office:value="1" calcext:value-type="float">
            <text:p>1</text:p>
          </table:table-cell>
          <table:table-cell table:formula="of:=IF(AND( NOT([.C203]); NOT(ISERROR(FIND(&quot;ALTER TABLE&quot;;[.B203]  ))));&quot;Y&quot;;&quot;&quot;)">
            <text:p/>
          </table:table-cell>
          <table:table-cell table:formula="of:=IF(AND( [.D203]=&quot;&quot;; NOT(ISERROR(FIND(&quot;ADD CONSTRAINT&quot;;[.B203]  ))));&quot;Y&quot;;&quot;&quot;)">
            <text:p/>
          </table:table-cell>
          <table:table-cell table:formula="of:=IF(AND( [.E203]=&quot;&quot;; NOT(ISERROR(FIND(&quot;FOREIGN KEY&quot;;[.B203]  ))));&quot;Y&quot;;&quot;&quot;)">
            <text:p/>
          </table:table-cell>
          <table:table-cell table:formula="of:=IF(AND( [.F203]=&quot;&quot;; NOT(ISERROR(FIND(&quot;REFERENCES&quot;;[.B203]  ))));&quot;Y&quot;;&quot;&quot;)">
            <text:p/>
          </table:table-cell>
          <table:table-cell table:formula="of:=IF([.D203]=&quot;Y&quot;; MID([.B203];FIND(&quot;ALTER TABLE&quot;;[.B203])+12;LEN([.B203]));&quot;&quot;)">
            <text:p/>
          </table:table-cell>
          <table:table-cell table:formula="of:=IF([.E203]=&quot;Y&quot;; MID([.B203];FIND(&quot;ADD CONSTRAINT&quot;;[.B203])+15;LEN([.B203]));&quot;&quot;)">
            <text:p/>
          </table:table-cell>
          <table:table-cell table:formula="of:=[.I203]">
            <text:p/>
          </table:table-cell>
          <table:table-cell table:formula="of:=IF([.F203]=&quot;Y&quot;; MID([.B203];FIND(&quot;FOREIGN KEY&quot;;[.B203])+13;LEN([.B203])-14);&quot;&quot;)">
            <text:p/>
          </table:table-cell>
          <table:table-cell table:formula="of:=IF([.G203]=&quot;Y&quot;; MID([.B203];FIND(&quot;REFERENCES&quot;;[.B203])+11;LEN([.B203]));&quot;&quot;)">
            <text:p/>
          </table:table-cell>
          <table:table-cell table:formula="of:=IF([.L203]&lt;&gt;&quot;&quot;;LEFT([.L203];FIND(&quot;(&quot;;[.L203])-1);&quot;&quot;)">
            <text:p/>
          </table:table-cell>
          <table:table-cell table:formula="of:=SUBSTITUTE( IF([.L203]&lt;&gt;&quot;&quot;;MID([.L203];FIND(&quot;(&quot;;[.L203])+1;LEN([.L203]));&quot;&quot;); &quot;);&quot;;&quot;&quot;)">
            <text:p/>
          </table:table-cell>
          <table:table-cell table:style-name="ce16" table:formula="of:=LOWER(IF([.H203]&lt;&gt;&quot;&quot;; &quot;MATCH (n:&quot; &amp; [.M206] &amp; &quot;), (m:&quot; &amp; [.H203] &amp; &quot;)&#10;WHERE m.&quot; &amp; [.K205] &amp; &quot; = n. &quot; &amp; [.N206] &amp; &quot; &#10;create (n)-[:&quot; &amp; [.J204] &amp; &quot; ]-&gt;(m)&#10;RETURN n,m&quot;;&quot;&quot;))">
            <text:p/>
          </table:table-cell>
          <table:table-cell table:formula="of:=LOWER(IF([.H203]&lt;&gt;&quot;&quot;;[.H203];&quot;&quot;))">
            <text:p/>
          </table:table-cell>
          <table:table-cell table:formula="of:=LOWER(IF([.H203]&lt;&gt;&quot;&quot;;[.K205];&quot;&quot;))">
            <text:p/>
          </table:table-cell>
          <table:table-cell table:formula="of:=LOWER(IF([.H203]&lt;&gt;&quot;&quot;;[.M206];&quot;&quot;))">
            <text:p/>
          </table:table-cell>
          <table:table-cell table:formula="of:=LOWER(IF([.H203]&lt;&gt;&quot;&quot;;[.N206];&quot;&quot;))">
            <text:p/>
          </table:table-cell>
          <table:table-cell table:formula="of:=LOWER(IF([.H203]&lt;&gt;&quot;&quot;;[.J204];&quot;&quot;))">
            <text:p/>
          </table:table-cell>
          <table:table-cell table:formula="of:=LOWER(IF([.H203]&lt;&gt;&quot;&quot;; &quot;MATCH (n:&quot; &amp; [.R203] &amp; &quot;), (m:&quot; &amp; [.P203] &amp; &quot;)&#10;WHERE m.&quot; &amp; [.Q203] &amp; &quot; = n. &quot; &amp; [.S203] &amp; &quot; &#10;create (n)-[:&quot; &amp; [.T20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04]=&quot;&quot;; NOT(ISERROR(FIND(&quot;DROP CONSTRAINT&quot;;[.B204]))); NOT(ISERROR(FIND(&quot;--&quot;;[.B204]))))" office:value-type="float" office:value="1" calcext:value-type="float">
            <text:p>1</text:p>
          </table:table-cell>
          <table:table-cell table:formula="of:=IF(AND( NOT([.C204]); NOT(ISERROR(FIND(&quot;ALTER TABLE&quot;;[.B204]  ))));&quot;Y&quot;;&quot;&quot;)">
            <text:p/>
          </table:table-cell>
          <table:table-cell table:formula="of:=IF(AND( [.D204]=&quot;&quot;; NOT(ISERROR(FIND(&quot;ADD CONSTRAINT&quot;;[.B204]  ))));&quot;Y&quot;;&quot;&quot;)">
            <text:p/>
          </table:table-cell>
          <table:table-cell table:formula="of:=IF(AND( [.E204]=&quot;&quot;; NOT(ISERROR(FIND(&quot;FOREIGN KEY&quot;;[.B204]  ))));&quot;Y&quot;;&quot;&quot;)">
            <text:p/>
          </table:table-cell>
          <table:table-cell table:formula="of:=IF(AND( [.F204]=&quot;&quot;; NOT(ISERROR(FIND(&quot;REFERENCES&quot;;[.B204]  ))));&quot;Y&quot;;&quot;&quot;)">
            <text:p/>
          </table:table-cell>
          <table:table-cell table:formula="of:=IF([.D204]=&quot;Y&quot;; MID([.B204];FIND(&quot;ALTER TABLE&quot;;[.B204])+12;LEN([.B204]));&quot;&quot;)">
            <text:p/>
          </table:table-cell>
          <table:table-cell table:formula="of:=IF([.E204]=&quot;Y&quot;; MID([.B204];FIND(&quot;ADD CONSTRAINT&quot;;[.B204])+15;LEN([.B204]));&quot;&quot;)">
            <text:p/>
          </table:table-cell>
          <table:table-cell table:formula="of:=[.I204]">
            <text:p/>
          </table:table-cell>
          <table:table-cell table:formula="of:=IF([.F204]=&quot;Y&quot;; MID([.B204];FIND(&quot;FOREIGN KEY&quot;;[.B204])+13;LEN([.B204])-14);&quot;&quot;)">
            <text:p/>
          </table:table-cell>
          <table:table-cell table:formula="of:=IF([.G204]=&quot;Y&quot;; MID([.B204];FIND(&quot;REFERENCES&quot;;[.B204])+11;LEN([.B204]));&quot;&quot;)">
            <text:p/>
          </table:table-cell>
          <table:table-cell table:formula="of:=IF([.L204]&lt;&gt;&quot;&quot;;LEFT([.L204];FIND(&quot;(&quot;;[.L204])-1);&quot;&quot;)">
            <text:p/>
          </table:table-cell>
          <table:table-cell table:formula="of:=SUBSTITUTE( IF([.L204]&lt;&gt;&quot;&quot;;MID([.L204];FIND(&quot;(&quot;;[.L204])+1;LEN([.L204]));&quot;&quot;); &quot;);&quot;;&quot;&quot;)">
            <text:p/>
          </table:table-cell>
          <table:table-cell table:style-name="ce16" table:formula="of:=LOWER(IF([.H204]&lt;&gt;&quot;&quot;; &quot;MATCH (n:&quot; &amp; [.M207] &amp; &quot;), (m:&quot; &amp; [.H204] &amp; &quot;)&#10;WHERE m.&quot; &amp; [.K206] &amp; &quot; = n. &quot; &amp; [.N207] &amp; &quot; &#10;create (n)-[:&quot; &amp; [.J205] &amp; &quot; ]-&gt;(m)&#10;RETURN n,m&quot;;&quot;&quot;))">
            <text:p/>
          </table:table-cell>
          <table:table-cell table:formula="of:=LOWER(IF([.H204]&lt;&gt;&quot;&quot;;[.H204];&quot;&quot;))">
            <text:p/>
          </table:table-cell>
          <table:table-cell table:formula="of:=LOWER(IF([.H204]&lt;&gt;&quot;&quot;;[.K206];&quot;&quot;))">
            <text:p/>
          </table:table-cell>
          <table:table-cell table:formula="of:=LOWER(IF([.H204]&lt;&gt;&quot;&quot;;[.M207];&quot;&quot;))">
            <text:p/>
          </table:table-cell>
          <table:table-cell table:formula="of:=LOWER(IF([.H204]&lt;&gt;&quot;&quot;;[.N207];&quot;&quot;))">
            <text:p/>
          </table:table-cell>
          <table:table-cell table:formula="of:=LOWER(IF([.H204]&lt;&gt;&quot;&quot;;[.J205];&quot;&quot;))">
            <text:p/>
          </table:table-cell>
          <table:table-cell table:formula="of:=LOWER(IF([.H204]&lt;&gt;&quot;&quot;; &quot;MATCH (n:&quot; &amp; [.R204] &amp; &quot;), (m:&quot; &amp; [.P204] &amp; &quot;)&#10;WHERE m.&quot; &amp; [.Q204] &amp; &quot; = n. &quot; &amp; [.S204] &amp; &quot; &#10;create (n)-[:&quot; &amp; [.T20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205]=&quot;&quot;; NOT(ISERROR(FIND(&quot;DROP CONSTRAINT&quot;;[.B205]))); NOT(ISERROR(FIND(&quot;--&quot;;[.B205]))))" office:value-type="float" office:value="1" calcext:value-type="float">
            <text:p>1</text:p>
          </table:table-cell>
          <table:table-cell table:formula="of:=IF(AND( NOT([.C205]); NOT(ISERROR(FIND(&quot;ALTER TABLE&quot;;[.B205]  ))));&quot;Y&quot;;&quot;&quot;)">
            <text:p/>
          </table:table-cell>
          <table:table-cell table:formula="of:=IF(AND( [.D205]=&quot;&quot;; NOT(ISERROR(FIND(&quot;ADD CONSTRAINT&quot;;[.B205]  ))));&quot;Y&quot;;&quot;&quot;)">
            <text:p/>
          </table:table-cell>
          <table:table-cell table:formula="of:=IF(AND( [.E205]=&quot;&quot;; NOT(ISERROR(FIND(&quot;FOREIGN KEY&quot;;[.B205]  ))));&quot;Y&quot;;&quot;&quot;)">
            <text:p/>
          </table:table-cell>
          <table:table-cell table:formula="of:=IF(AND( [.F205]=&quot;&quot;; NOT(ISERROR(FIND(&quot;REFERENCES&quot;;[.B205]  ))));&quot;Y&quot;;&quot;&quot;)">
            <text:p/>
          </table:table-cell>
          <table:table-cell table:formula="of:=IF([.D205]=&quot;Y&quot;; MID([.B205];FIND(&quot;ALTER TABLE&quot;;[.B205])+12;LEN([.B205]));&quot;&quot;)">
            <text:p/>
          </table:table-cell>
          <table:table-cell table:formula="of:=IF([.E205]=&quot;Y&quot;; MID([.B205];FIND(&quot;ADD CONSTRAINT&quot;;[.B205])+15;LEN([.B205]));&quot;&quot;)">
            <text:p/>
          </table:table-cell>
          <table:table-cell table:formula="of:=[.I205]">
            <text:p/>
          </table:table-cell>
          <table:table-cell table:formula="of:=IF([.F205]=&quot;Y&quot;; MID([.B205];FIND(&quot;FOREIGN KEY&quot;;[.B205])+13;LEN([.B205])-14);&quot;&quot;)">
            <text:p/>
          </table:table-cell>
          <table:table-cell table:formula="of:=IF([.G205]=&quot;Y&quot;; MID([.B205];FIND(&quot;REFERENCES&quot;;[.B205])+11;LEN([.B205]));&quot;&quot;)">
            <text:p/>
          </table:table-cell>
          <table:table-cell table:formula="of:=IF([.L205]&lt;&gt;&quot;&quot;;LEFT([.L205];FIND(&quot;(&quot;;[.L205])-1);&quot;&quot;)">
            <text:p/>
          </table:table-cell>
          <table:table-cell table:formula="of:=SUBSTITUTE( IF([.L205]&lt;&gt;&quot;&quot;;MID([.L205];FIND(&quot;(&quot;;[.L205])+1;LEN([.L205]));&quot;&quot;); &quot;);&quot;;&quot;&quot;)">
            <text:p/>
          </table:table-cell>
          <table:table-cell table:style-name="ce16" table:formula="of:=LOWER(IF([.H205]&lt;&gt;&quot;&quot;; &quot;MATCH (n:&quot; &amp; [.M208] &amp; &quot;), (m:&quot; &amp; [.H205] &amp; &quot;)&#10;WHERE m.&quot; &amp; [.K207] &amp; &quot; = n. &quot; &amp; [.N208] &amp; &quot; &#10;create (n)-[:&quot; &amp; [.J206] &amp; &quot; ]-&gt;(m)&#10;RETURN n,m&quot;;&quot;&quot;))">
            <text:p/>
          </table:table-cell>
          <table:table-cell table:formula="of:=LOWER(IF([.H205]&lt;&gt;&quot;&quot;;[.H205];&quot;&quot;))">
            <text:p/>
          </table:table-cell>
          <table:table-cell table:formula="of:=LOWER(IF([.H205]&lt;&gt;&quot;&quot;;[.K207];&quot;&quot;))">
            <text:p/>
          </table:table-cell>
          <table:table-cell table:formula="of:=LOWER(IF([.H205]&lt;&gt;&quot;&quot;;[.M208];&quot;&quot;))">
            <text:p/>
          </table:table-cell>
          <table:table-cell table:formula="of:=LOWER(IF([.H205]&lt;&gt;&quot;&quot;;[.N208];&quot;&quot;))">
            <text:p/>
          </table:table-cell>
          <table:table-cell table:formula="of:=LOWER(IF([.H205]&lt;&gt;&quot;&quot;;[.J206];&quot;&quot;))">
            <text:p/>
          </table:table-cell>
          <table:table-cell table:formula="of:=LOWER(IF([.H205]&lt;&gt;&quot;&quot;; &quot;MATCH (n:&quot; &amp; [.R205] &amp; &quot;), (m:&quot; &amp; [.P205] &amp; &quot;)&#10;WHERE m.&quot; &amp; [.Q205] &amp; &quot; = n. &quot; &amp; [.S205] &amp; &quot; &#10;create (n)-[:&quot; &amp; [.T205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INPUTEVENTS_CV DROP CONSTRAINT IF EXISTS inputevents_cv_fk_subject_id;</text:p>
          </table:table-cell>
          <table:table-cell table:formula="of:=OR( [.B206]=&quot;&quot;; NOT(ISERROR(FIND(&quot;DROP CONSTRAINT&quot;;[.B206]))); NOT(ISERROR(FIND(&quot;--&quot;;[.B206]))))" office:value-type="float" office:value="1" calcext:value-type="float">
            <text:p>1</text:p>
          </table:table-cell>
          <table:table-cell table:formula="of:=IF(AND( NOT([.C206]); NOT(ISERROR(FIND(&quot;ALTER TABLE&quot;;[.B206]  ))));&quot;Y&quot;;&quot;&quot;)">
            <text:p/>
          </table:table-cell>
          <table:table-cell table:formula="of:=IF(AND( [.D206]=&quot;&quot;; NOT(ISERROR(FIND(&quot;ADD CONSTRAINT&quot;;[.B206]  ))));&quot;Y&quot;;&quot;&quot;)">
            <text:p/>
          </table:table-cell>
          <table:table-cell table:formula="of:=IF(AND( [.E206]=&quot;&quot;; NOT(ISERROR(FIND(&quot;FOREIGN KEY&quot;;[.B206]  ))));&quot;Y&quot;;&quot;&quot;)">
            <text:p/>
          </table:table-cell>
          <table:table-cell table:formula="of:=IF(AND( [.F206]=&quot;&quot;; NOT(ISERROR(FIND(&quot;REFERENCES&quot;;[.B206]  ))));&quot;Y&quot;;&quot;&quot;)">
            <text:p/>
          </table:table-cell>
          <table:table-cell table:formula="of:=IF([.D206]=&quot;Y&quot;; MID([.B206];FIND(&quot;ALTER TABLE&quot;;[.B206])+12;LEN([.B206]));&quot;&quot;)">
            <text:p/>
          </table:table-cell>
          <table:table-cell table:formula="of:=IF([.E206]=&quot;Y&quot;; MID([.B206];FIND(&quot;ADD CONSTRAINT&quot;;[.B206])+15;LEN([.B206]));&quot;&quot;)">
            <text:p/>
          </table:table-cell>
          <table:table-cell table:formula="of:=[.I206]">
            <text:p/>
          </table:table-cell>
          <table:table-cell table:formula="of:=IF([.F206]=&quot;Y&quot;; MID([.B206];FIND(&quot;FOREIGN KEY&quot;;[.B206])+13;LEN([.B206])-14);&quot;&quot;)">
            <text:p/>
          </table:table-cell>
          <table:table-cell table:formula="of:=IF([.G206]=&quot;Y&quot;; MID([.B206];FIND(&quot;REFERENCES&quot;;[.B206])+11;LEN([.B206]));&quot;&quot;)">
            <text:p/>
          </table:table-cell>
          <table:table-cell table:formula="of:=IF([.L206]&lt;&gt;&quot;&quot;;LEFT([.L206];FIND(&quot;(&quot;;[.L206])-1);&quot;&quot;)">
            <text:p/>
          </table:table-cell>
          <table:table-cell table:formula="of:=SUBSTITUTE( IF([.L206]&lt;&gt;&quot;&quot;;MID([.L206];FIND(&quot;(&quot;;[.L206])+1;LEN([.L206]));&quot;&quot;); &quot;);&quot;;&quot;&quot;)">
            <text:p/>
          </table:table-cell>
          <table:table-cell table:style-name="ce16" table:formula="of:=LOWER(IF([.H206]&lt;&gt;&quot;&quot;; &quot;MATCH (n:&quot; &amp; [.M209] &amp; &quot;), (m:&quot; &amp; [.H206] &amp; &quot;)&#10;WHERE m.&quot; &amp; [.K208] &amp; &quot; = n. &quot; &amp; [.N209] &amp; &quot; &#10;create (n)-[:&quot; &amp; [.J207] &amp; &quot; ]-&gt;(m)&#10;RETURN n,m&quot;;&quot;&quot;))">
            <text:p/>
          </table:table-cell>
          <table:table-cell table:formula="of:=LOWER(IF([.H206]&lt;&gt;&quot;&quot;;[.H206];&quot;&quot;))">
            <text:p/>
          </table:table-cell>
          <table:table-cell table:formula="of:=LOWER(IF([.H206]&lt;&gt;&quot;&quot;;[.K208];&quot;&quot;))">
            <text:p/>
          </table:table-cell>
          <table:table-cell table:formula="of:=LOWER(IF([.H206]&lt;&gt;&quot;&quot;;[.M209];&quot;&quot;))">
            <text:p/>
          </table:table-cell>
          <table:table-cell table:formula="of:=LOWER(IF([.H206]&lt;&gt;&quot;&quot;;[.N209];&quot;&quot;))">
            <text:p/>
          </table:table-cell>
          <table:table-cell table:formula="of:=LOWER(IF([.H206]&lt;&gt;&quot;&quot;;[.J207];&quot;&quot;))">
            <text:p/>
          </table:table-cell>
          <table:table-cell table:formula="of:=LOWER(IF([.H206]&lt;&gt;&quot;&quot;; &quot;MATCH (n:&quot; &amp; [.R206] &amp; &quot;), (m:&quot; &amp; [.P206] &amp; &quot;)&#10;WHERE m.&quot; &amp; [.Q206] &amp; &quot; = n. &quot; &amp; [.S206] &amp; &quot; &#10;create (n)-[:&quot; &amp; [.T206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INPUTEVENTS_CV</text:p>
          </table:table-cell>
          <table:table-cell table:formula="of:=OR( [.B207]=&quot;&quot;; NOT(ISERROR(FIND(&quot;DROP CONSTRAINT&quot;;[.B207]))); NOT(ISERROR(FIND(&quot;--&quot;;[.B207]))))" office:value-type="float" office:value="0" calcext:value-type="float">
            <text:p>0</text:p>
          </table:table-cell>
          <table:table-cell table:formula="of:=IF(AND( NOT([.C207]); NOT(ISERROR(FIND(&quot;ALTER TABLE&quot;;[.B207]  ))));&quot;Y&quot;;&quot;&quot;)" office:value-type="string" office:string-value="Y" calcext:value-type="string">
            <text:p>Y</text:p>
          </table:table-cell>
          <table:table-cell table:formula="of:=IF(AND( [.D207]=&quot;&quot;; NOT(ISERROR(FIND(&quot;ADD CONSTRAINT&quot;;[.B207]  ))));&quot;Y&quot;;&quot;&quot;)">
            <text:p/>
          </table:table-cell>
          <table:table-cell table:formula="of:=IF(AND( [.E207]=&quot;&quot;; NOT(ISERROR(FIND(&quot;FOREIGN KEY&quot;;[.B207]  ))));&quot;Y&quot;;&quot;&quot;)">
            <text:p/>
          </table:table-cell>
          <table:table-cell table:formula="of:=IF(AND( [.F207]=&quot;&quot;; NOT(ISERROR(FIND(&quot;REFERENCES&quot;;[.B207]  ))));&quot;Y&quot;;&quot;&quot;)">
            <text:p/>
          </table:table-cell>
          <table:table-cell table:formula="of:=IF([.D207]=&quot;Y&quot;; MID([.B207];FIND(&quot;ALTER TABLE&quot;;[.B207])+12;LEN([.B207]));&quot;&quot;)" office:value-type="string" office:string-value="INPUTEVENTS_CV" calcext:value-type="string">
            <text:p>INPUTEVENTS_CV</text:p>
          </table:table-cell>
          <table:table-cell table:formula="of:=IF([.E207]=&quot;Y&quot;; MID([.B207];FIND(&quot;ADD CONSTRAINT&quot;;[.B207])+15;LEN([.B207]));&quot;&quot;)">
            <text:p/>
          </table:table-cell>
          <table:table-cell table:formula="of:=[.I207]">
            <text:p/>
          </table:table-cell>
          <table:table-cell table:formula="of:=IF([.F207]=&quot;Y&quot;; MID([.B207];FIND(&quot;FOREIGN KEY&quot;;[.B207])+13;LEN([.B207])-14);&quot;&quot;)">
            <text:p/>
          </table:table-cell>
          <table:table-cell table:formula="of:=IF([.G207]=&quot;Y&quot;; MID([.B207];FIND(&quot;REFERENCES&quot;;[.B207])+11;LEN([.B207]));&quot;&quot;)">
            <text:p/>
          </table:table-cell>
          <table:table-cell table:formula="of:=IF([.L207]&lt;&gt;&quot;&quot;;LEFT([.L207];FIND(&quot;(&quot;;[.L207])-1);&quot;&quot;)">
            <text:p/>
          </table:table-cell>
          <table:table-cell table:formula="of:=SUBSTITUTE( IF([.L207]&lt;&gt;&quot;&quot;;MID([.L207];FIND(&quot;(&quot;;[.L207])+1;LEN([.L207]));&quot;&quot;); &quot;);&quot;;&quot;&quot;)">
            <text:p/>
          </table:table-cell>
          <table:table-cell table:style-name="ce16" table:formula="of:=LOWER(IF([.H207]&lt;&gt;&quot;&quot;; &quot;MATCH (n:&quot; &amp; [.M210] &amp; &quot;), (m:&quot; &amp; [.H207] &amp; &quot;)&#10;WHERE m.&quot; &amp; [.K209] &amp; &quot; = n. &quot; &amp; [.N210] &amp; &quot; &#10;create (n)-[:&quot; &amp; [.J208] &amp; &quot; ]-&gt;(m)&#10;RETURN n,m&quot;;&quot;&quot;))" office:value-type="string" office:string-value="match (n:patients), (m:inputevents_cv)&#10;where m.subject_id = n. subject_id &#10;create (n)-[:inputevents_cv_fk_subject_id ]-&gt;(m)&#10;return n,m" calcext:value-type="string">
            <text:p>match (n:patients), (m:inputevents_cv)</text:p>
            <text:p>where m.subject_id = n. subject_id </text:p>
            <text:p>create (n)-[:inputevents_cv_fk_subject_id ]-&gt;(m)</text:p>
            <text:p>return n,m</text:p>
          </table:table-cell>
          <table:table-cell table:formula="of:=LOWER(IF([.H207]&lt;&gt;&quot;&quot;;[.H207];&quot;&quot;))" office:value-type="string" office:string-value="inputevents_cv" calcext:value-type="string">
            <text:p>inputevents_cv</text:p>
          </table:table-cell>
          <table:table-cell table:formula="of:=LOWER(IF([.H207]&lt;&gt;&quot;&quot;;[.K209];&quot;&quot;))" office:value-type="string" office:string-value="subject_id" calcext:value-type="string">
            <text:p>subject_id</text:p>
          </table:table-cell>
          <table:table-cell table:formula="of:=LOWER(IF([.H207]&lt;&gt;&quot;&quot;;[.M210];&quot;&quot;))" office:value-type="string" office:string-value="patients" calcext:value-type="string">
            <text:p>patients</text:p>
          </table:table-cell>
          <table:table-cell table:formula="of:=LOWER(IF([.H207]&lt;&gt;&quot;&quot;;[.N210];&quot;&quot;))" office:value-type="string" office:string-value="subject_id" calcext:value-type="string">
            <text:p>subject_id</text:p>
          </table:table-cell>
          <table:table-cell table:formula="of:=LOWER(IF([.H207]&lt;&gt;&quot;&quot;;[.J208];&quot;&quot;))" office:value-type="string" office:string-value="inputevents_cv_fk_subject_id" calcext:value-type="string">
            <text:p>inputevents_cv_fk_subject_id</text:p>
          </table:table-cell>
          <table:table-cell table:formula="of:=LOWER(IF([.H207]&lt;&gt;&quot;&quot;; &quot;MATCH (n:&quot; &amp; [.R207] &amp; &quot;), (m:&quot; &amp; [.P207] &amp; &quot;)&#10;WHERE m.&quot; &amp; [.Q207] &amp; &quot; = n. &quot; &amp; [.S207] &amp; &quot; &#10;create (n)-[:&quot; &amp; [.T207] &amp; &quot; ]-&gt;(m)&#10;RETURN n,m&quot;;&quot;&quot;))" office:value-type="string" office:string-value="match (n:patients), (m:inputevents_cv)&#10;where m.subject_id = n. subject_id &#10;create (n)-[:inputevents_cv_fk_subject_id ]-&gt;(m)&#10;return n,m" calcext:value-type="string">
            <text:p>match (n:patients), (m:inputevents_cv)</text:p>
            <text:p>where m.subject_id = n. subject_id </text:p>
            <text:p>create (n)-[:inputevents_cv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inputevents_cv_fk_subject_id</text:p>
          </table:table-cell>
          <table:table-cell table:formula="of:=OR( [.B208]=&quot;&quot;; NOT(ISERROR(FIND(&quot;DROP CONSTRAINT&quot;;[.B208]))); NOT(ISERROR(FIND(&quot;--&quot;;[.B208]))))" office:value-type="float" office:value="0" calcext:value-type="float">
            <text:p>0</text:p>
          </table:table-cell>
          <table:table-cell table:formula="of:=IF(AND( NOT([.C208]); NOT(ISERROR(FIND(&quot;ALTER TABLE&quot;;[.B208]  ))));&quot;Y&quot;;&quot;&quot;)">
            <text:p/>
          </table:table-cell>
          <table:table-cell table:formula="of:=IF(AND( [.D208]=&quot;&quot;; NOT(ISERROR(FIND(&quot;ADD CONSTRAINT&quot;;[.B208]  ))));&quot;Y&quot;;&quot;&quot;)" office:value-type="string" office:string-value="Y" calcext:value-type="string">
            <text:p>Y</text:p>
          </table:table-cell>
          <table:table-cell table:formula="of:=IF(AND( [.E208]=&quot;&quot;; NOT(ISERROR(FIND(&quot;FOREIGN KEY&quot;;[.B208]  ))));&quot;Y&quot;;&quot;&quot;)">
            <text:p/>
          </table:table-cell>
          <table:table-cell table:formula="of:=IF(AND( [.F208]=&quot;&quot;; NOT(ISERROR(FIND(&quot;REFERENCES&quot;;[.B208]  ))));&quot;Y&quot;;&quot;&quot;)">
            <text:p/>
          </table:table-cell>
          <table:table-cell table:formula="of:=IF([.D208]=&quot;Y&quot;; MID([.B208];FIND(&quot;ALTER TABLE&quot;;[.B208])+12;LEN([.B208]));&quot;&quot;)">
            <text:p/>
          </table:table-cell>
          <table:table-cell table:formula="of:=IF([.E208]=&quot;Y&quot;; MID([.B208];FIND(&quot;ADD CONSTRAINT&quot;;[.B208])+15;LEN([.B208]));&quot;&quot;)" office:value-type="string" office:string-value="inputevents_cv_fk_subject_id" calcext:value-type="string">
            <text:p>inputevents_cv_fk_subject_id</text:p>
          </table:table-cell>
          <table:table-cell table:formula="of:=[.I208]" office:value-type="string" office:string-value="inputevents_cv_fk_subject_id" calcext:value-type="string">
            <text:p>inputevents_cv_fk_subject_id</text:p>
          </table:table-cell>
          <table:table-cell table:formula="of:=IF([.F208]=&quot;Y&quot;; MID([.B208];FIND(&quot;FOREIGN KEY&quot;;[.B208])+13;LEN([.B208])-14);&quot;&quot;)">
            <text:p/>
          </table:table-cell>
          <table:table-cell table:formula="of:=IF([.G208]=&quot;Y&quot;; MID([.B208];FIND(&quot;REFERENCES&quot;;[.B208])+11;LEN([.B208]));&quot;&quot;)">
            <text:p/>
          </table:table-cell>
          <table:table-cell table:formula="of:=IF([.L208]&lt;&gt;&quot;&quot;;LEFT([.L208];FIND(&quot;(&quot;;[.L208])-1);&quot;&quot;)">
            <text:p/>
          </table:table-cell>
          <table:table-cell table:formula="of:=SUBSTITUTE( IF([.L208]&lt;&gt;&quot;&quot;;MID([.L208];FIND(&quot;(&quot;;[.L208])+1;LEN([.L208]));&quot;&quot;); &quot;);&quot;;&quot;&quot;)">
            <text:p/>
          </table:table-cell>
          <table:table-cell table:style-name="ce16" table:formula="of:=LOWER(IF([.H208]&lt;&gt;&quot;&quot;; &quot;MATCH (n:&quot; &amp; [.M211] &amp; &quot;), (m:&quot; &amp; [.H208] &amp; &quot;)&#10;WHERE m.&quot; &amp; [.K210] &amp; &quot; = n. &quot; &amp; [.N211] &amp; &quot; &#10;create (n)-[:&quot; &amp; [.J209] &amp; &quot; ]-&gt;(m)&#10;RETURN n,m&quot;;&quot;&quot;))">
            <text:p/>
          </table:table-cell>
          <table:table-cell table:formula="of:=LOWER(IF([.H208]&lt;&gt;&quot;&quot;;[.H208];&quot;&quot;))">
            <text:p/>
          </table:table-cell>
          <table:table-cell table:formula="of:=LOWER(IF([.H208]&lt;&gt;&quot;&quot;;[.K210];&quot;&quot;))">
            <text:p/>
          </table:table-cell>
          <table:table-cell table:formula="of:=LOWER(IF([.H208]&lt;&gt;&quot;&quot;;[.M211];&quot;&quot;))">
            <text:p/>
          </table:table-cell>
          <table:table-cell table:formula="of:=LOWER(IF([.H208]&lt;&gt;&quot;&quot;;[.N211];&quot;&quot;))">
            <text:p/>
          </table:table-cell>
          <table:table-cell table:formula="of:=LOWER(IF([.H208]&lt;&gt;&quot;&quot;;[.J209];&quot;&quot;))">
            <text:p/>
          </table:table-cell>
          <table:table-cell table:formula="of:=LOWER(IF([.H208]&lt;&gt;&quot;&quot;; &quot;MATCH (n:&quot; &amp; [.R208] &amp; &quot;), (m:&quot; &amp; [.P208] &amp; &quot;)&#10;WHERE m.&quot; &amp; [.Q208] &amp; &quot; = n. &quot; &amp; [.S208] &amp; &quot; &#10;create (n)-[:&quot; &amp; [.T20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209]=&quot;&quot;; NOT(ISERROR(FIND(&quot;DROP CONSTRAINT&quot;;[.B209]))); NOT(ISERROR(FIND(&quot;--&quot;;[.B209]))))" office:value-type="float" office:value="0" calcext:value-type="float">
            <text:p>0</text:p>
          </table:table-cell>
          <table:table-cell table:formula="of:=IF(AND( NOT([.C209]); NOT(ISERROR(FIND(&quot;ALTER TABLE&quot;;[.B209]  ))));&quot;Y&quot;;&quot;&quot;)">
            <text:p/>
          </table:table-cell>
          <table:table-cell table:formula="of:=IF(AND( [.D209]=&quot;&quot;; NOT(ISERROR(FIND(&quot;ADD CONSTRAINT&quot;;[.B209]  ))));&quot;Y&quot;;&quot;&quot;)">
            <text:p/>
          </table:table-cell>
          <table:table-cell table:formula="of:=IF(AND( [.E209]=&quot;&quot;; NOT(ISERROR(FIND(&quot;FOREIGN KEY&quot;;[.B209]  ))));&quot;Y&quot;;&quot;&quot;)" office:value-type="string" office:string-value="Y" calcext:value-type="string">
            <text:p>Y</text:p>
          </table:table-cell>
          <table:table-cell table:formula="of:=IF(AND( [.F209]=&quot;&quot;; NOT(ISERROR(FIND(&quot;REFERENCES&quot;;[.B209]  ))));&quot;Y&quot;;&quot;&quot;)">
            <text:p/>
          </table:table-cell>
          <table:table-cell table:formula="of:=IF([.D209]=&quot;Y&quot;; MID([.B209];FIND(&quot;ALTER TABLE&quot;;[.B209])+12;LEN([.B209]));&quot;&quot;)">
            <text:p/>
          </table:table-cell>
          <table:table-cell table:formula="of:=IF([.E209]=&quot;Y&quot;; MID([.B209];FIND(&quot;ADD CONSTRAINT&quot;;[.B209])+15;LEN([.B209]));&quot;&quot;)">
            <text:p/>
          </table:table-cell>
          <table:table-cell table:formula="of:=[.I209]">
            <text:p/>
          </table:table-cell>
          <table:table-cell table:formula="of:=IF([.F209]=&quot;Y&quot;; MID([.B209];FIND(&quot;FOREIGN KEY&quot;;[.B209])+13;LEN([.B209])-14);&quot;&quot;)" office:value-type="string" office:string-value="SUBJECT_ID" calcext:value-type="string">
            <text:p>SUBJECT_ID</text:p>
          </table:table-cell>
          <table:table-cell table:formula="of:=IF([.G209]=&quot;Y&quot;; MID([.B209];FIND(&quot;REFERENCES&quot;;[.B209])+11;LEN([.B209]));&quot;&quot;)">
            <text:p/>
          </table:table-cell>
          <table:table-cell table:formula="of:=IF([.L209]&lt;&gt;&quot;&quot;;LEFT([.L209];FIND(&quot;(&quot;;[.L209])-1);&quot;&quot;)">
            <text:p/>
          </table:table-cell>
          <table:table-cell table:formula="of:=SUBSTITUTE( IF([.L209]&lt;&gt;&quot;&quot;;MID([.L209];FIND(&quot;(&quot;;[.L209])+1;LEN([.L209]));&quot;&quot;); &quot;);&quot;;&quot;&quot;)">
            <text:p/>
          </table:table-cell>
          <table:table-cell table:style-name="ce16" table:formula="of:=LOWER(IF([.H209]&lt;&gt;&quot;&quot;; &quot;MATCH (n:&quot; &amp; [.M212] &amp; &quot;), (m:&quot; &amp; [.H209] &amp; &quot;)&#10;WHERE m.&quot; &amp; [.K211] &amp; &quot; = n. &quot; &amp; [.N212] &amp; &quot; &#10;create (n)-[:&quot; &amp; [.J210] &amp; &quot; ]-&gt;(m)&#10;RETURN n,m&quot;;&quot;&quot;))">
            <text:p/>
          </table:table-cell>
          <table:table-cell table:formula="of:=LOWER(IF([.H209]&lt;&gt;&quot;&quot;;[.H209];&quot;&quot;))">
            <text:p/>
          </table:table-cell>
          <table:table-cell table:formula="of:=LOWER(IF([.H209]&lt;&gt;&quot;&quot;;[.K211];&quot;&quot;))">
            <text:p/>
          </table:table-cell>
          <table:table-cell table:formula="of:=LOWER(IF([.H209]&lt;&gt;&quot;&quot;;[.M212];&quot;&quot;))">
            <text:p/>
          </table:table-cell>
          <table:table-cell table:formula="of:=LOWER(IF([.H209]&lt;&gt;&quot;&quot;;[.N212];&quot;&quot;))">
            <text:p/>
          </table:table-cell>
          <table:table-cell table:formula="of:=LOWER(IF([.H209]&lt;&gt;&quot;&quot;;[.J210];&quot;&quot;))">
            <text:p/>
          </table:table-cell>
          <table:table-cell table:formula="of:=LOWER(IF([.H209]&lt;&gt;&quot;&quot;; &quot;MATCH (n:&quot; &amp; [.R209] &amp; &quot;), (m:&quot; &amp; [.P209] &amp; &quot;)&#10;WHERE m.&quot; &amp; [.Q209] &amp; &quot; = n. &quot; &amp; [.S209] &amp; &quot; &#10;create (n)-[:&quot; &amp; [.T20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210]=&quot;&quot;; NOT(ISERROR(FIND(&quot;DROP CONSTRAINT&quot;;[.B210]))); NOT(ISERROR(FIND(&quot;--&quot;;[.B210]))))" office:value-type="float" office:value="0" calcext:value-type="float">
            <text:p>0</text:p>
          </table:table-cell>
          <table:table-cell table:formula="of:=IF(AND( NOT([.C210]); NOT(ISERROR(FIND(&quot;ALTER TABLE&quot;;[.B210]  ))));&quot;Y&quot;;&quot;&quot;)">
            <text:p/>
          </table:table-cell>
          <table:table-cell table:formula="of:=IF(AND( [.D210]=&quot;&quot;; NOT(ISERROR(FIND(&quot;ADD CONSTRAINT&quot;;[.B210]  ))));&quot;Y&quot;;&quot;&quot;)">
            <text:p/>
          </table:table-cell>
          <table:table-cell table:formula="of:=IF(AND( [.E210]=&quot;&quot;; NOT(ISERROR(FIND(&quot;FOREIGN KEY&quot;;[.B210]  ))));&quot;Y&quot;;&quot;&quot;)">
            <text:p/>
          </table:table-cell>
          <table:table-cell table:formula="of:=IF(AND( [.F210]=&quot;&quot;; NOT(ISERROR(FIND(&quot;REFERENCES&quot;;[.B210]  ))));&quot;Y&quot;;&quot;&quot;)" office:value-type="string" office:string-value="Y" calcext:value-type="string">
            <text:p>Y</text:p>
          </table:table-cell>
          <table:table-cell table:formula="of:=IF([.D210]=&quot;Y&quot;; MID([.B210];FIND(&quot;ALTER TABLE&quot;;[.B210])+12;LEN([.B210]));&quot;&quot;)">
            <text:p/>
          </table:table-cell>
          <table:table-cell table:formula="of:=IF([.E210]=&quot;Y&quot;; MID([.B210];FIND(&quot;ADD CONSTRAINT&quot;;[.B210])+15;LEN([.B210]));&quot;&quot;)">
            <text:p/>
          </table:table-cell>
          <table:table-cell table:formula="of:=[.I210]">
            <text:p/>
          </table:table-cell>
          <table:table-cell table:formula="of:=IF([.F210]=&quot;Y&quot;; MID([.B210];FIND(&quot;FOREIGN KEY&quot;;[.B210])+13;LEN([.B210])-14);&quot;&quot;)">
            <text:p/>
          </table:table-cell>
          <table:table-cell table:formula="of:=IF([.G210]=&quot;Y&quot;; MID([.B210];FIND(&quot;REFERENCES&quot;;[.B210])+11;LEN([.B210]));&quot;&quot;)" office:value-type="string" office:string-value="PATIENTS(SUBJECT_ID);" calcext:value-type="string">
            <text:p>PATIENTS(SUBJECT_ID);</text:p>
          </table:table-cell>
          <table:table-cell table:formula="of:=IF([.L210]&lt;&gt;&quot;&quot;;LEFT([.L210];FIND(&quot;(&quot;;[.L210])-1);&quot;&quot;)" office:value-type="string" office:string-value="PATIENTS" calcext:value-type="string">
            <text:p>PATIENTS</text:p>
          </table:table-cell>
          <table:table-cell table:formula="of:=SUBSTITUTE( IF([.L210]&lt;&gt;&quot;&quot;;MID([.L210];FIND(&quot;(&quot;;[.L210])+1;LEN([.L210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210]&lt;&gt;&quot;&quot;; &quot;MATCH (n:&quot; &amp; [.M213] &amp; &quot;), (m:&quot; &amp; [.H210] &amp; &quot;)&#10;WHERE m.&quot; &amp; [.K212] &amp; &quot; = n. &quot; &amp; [.N213] &amp; &quot; &#10;create (n)-[:&quot; &amp; [.J211] &amp; &quot; ]-&gt;(m)&#10;RETURN n,m&quot;;&quot;&quot;))">
            <text:p/>
          </table:table-cell>
          <table:table-cell table:formula="of:=LOWER(IF([.H210]&lt;&gt;&quot;&quot;;[.H210];&quot;&quot;))">
            <text:p/>
          </table:table-cell>
          <table:table-cell table:formula="of:=LOWER(IF([.H210]&lt;&gt;&quot;&quot;;[.K212];&quot;&quot;))">
            <text:p/>
          </table:table-cell>
          <table:table-cell table:formula="of:=LOWER(IF([.H210]&lt;&gt;&quot;&quot;;[.M213];&quot;&quot;))">
            <text:p/>
          </table:table-cell>
          <table:table-cell table:formula="of:=LOWER(IF([.H210]&lt;&gt;&quot;&quot;;[.N213];&quot;&quot;))">
            <text:p/>
          </table:table-cell>
          <table:table-cell table:formula="of:=LOWER(IF([.H210]&lt;&gt;&quot;&quot;;[.J211];&quot;&quot;))">
            <text:p/>
          </table:table-cell>
          <table:table-cell table:formula="of:=LOWER(IF([.H210]&lt;&gt;&quot;&quot;; &quot;MATCH (n:&quot; &amp; [.R210] &amp; &quot;), (m:&quot; &amp; [.P210] &amp; &quot;)&#10;WHERE m.&quot; &amp; [.Q210] &amp; &quot; = n. &quot; &amp; [.S210] &amp; &quot; &#10;create (n)-[:&quot; &amp; [.T21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11]=&quot;&quot;; NOT(ISERROR(FIND(&quot;DROP CONSTRAINT&quot;;[.B211]))); NOT(ISERROR(FIND(&quot;--&quot;;[.B211]))))" office:value-type="float" office:value="1" calcext:value-type="float">
            <text:p>1</text:p>
          </table:table-cell>
          <table:table-cell table:formula="of:=IF(AND( NOT([.C211]); NOT(ISERROR(FIND(&quot;ALTER TABLE&quot;;[.B211]  ))));&quot;Y&quot;;&quot;&quot;)">
            <text:p/>
          </table:table-cell>
          <table:table-cell table:formula="of:=IF(AND( [.D211]=&quot;&quot;; NOT(ISERROR(FIND(&quot;ADD CONSTRAINT&quot;;[.B211]  ))));&quot;Y&quot;;&quot;&quot;)">
            <text:p/>
          </table:table-cell>
          <table:table-cell table:formula="of:=IF(AND( [.E211]=&quot;&quot;; NOT(ISERROR(FIND(&quot;FOREIGN KEY&quot;;[.B211]  ))));&quot;Y&quot;;&quot;&quot;)">
            <text:p/>
          </table:table-cell>
          <table:table-cell table:formula="of:=IF(AND( [.F211]=&quot;&quot;; NOT(ISERROR(FIND(&quot;REFERENCES&quot;;[.B211]  ))));&quot;Y&quot;;&quot;&quot;)">
            <text:p/>
          </table:table-cell>
          <table:table-cell table:formula="of:=IF([.D211]=&quot;Y&quot;; MID([.B211];FIND(&quot;ALTER TABLE&quot;;[.B211])+12;LEN([.B211]));&quot;&quot;)">
            <text:p/>
          </table:table-cell>
          <table:table-cell table:formula="of:=IF([.E211]=&quot;Y&quot;; MID([.B211];FIND(&quot;ADD CONSTRAINT&quot;;[.B211])+15;LEN([.B211]));&quot;&quot;)">
            <text:p/>
          </table:table-cell>
          <table:table-cell table:formula="of:=[.I211]">
            <text:p/>
          </table:table-cell>
          <table:table-cell table:formula="of:=IF([.F211]=&quot;Y&quot;; MID([.B211];FIND(&quot;FOREIGN KEY&quot;;[.B211])+13;LEN([.B211])-14);&quot;&quot;)">
            <text:p/>
          </table:table-cell>
          <table:table-cell table:formula="of:=IF([.G211]=&quot;Y&quot;; MID([.B211];FIND(&quot;REFERENCES&quot;;[.B211])+11;LEN([.B211]));&quot;&quot;)">
            <text:p/>
          </table:table-cell>
          <table:table-cell table:formula="of:=IF([.L211]&lt;&gt;&quot;&quot;;LEFT([.L211];FIND(&quot;(&quot;;[.L211])-1);&quot;&quot;)">
            <text:p/>
          </table:table-cell>
          <table:table-cell table:formula="of:=SUBSTITUTE( IF([.L211]&lt;&gt;&quot;&quot;;MID([.L211];FIND(&quot;(&quot;;[.L211])+1;LEN([.L211]));&quot;&quot;); &quot;);&quot;;&quot;&quot;)">
            <text:p/>
          </table:table-cell>
          <table:table-cell table:style-name="ce16" table:formula="of:=LOWER(IF([.H211]&lt;&gt;&quot;&quot;; &quot;MATCH (n:&quot; &amp; [.M214] &amp; &quot;), (m:&quot; &amp; [.H211] &amp; &quot;)&#10;WHERE m.&quot; &amp; [.K213] &amp; &quot; = n. &quot; &amp; [.N214] &amp; &quot; &#10;create (n)-[:&quot; &amp; [.J212] &amp; &quot; ]-&gt;(m)&#10;RETURN n,m&quot;;&quot;&quot;))">
            <text:p/>
          </table:table-cell>
          <table:table-cell table:formula="of:=LOWER(IF([.H211]&lt;&gt;&quot;&quot;;[.H211];&quot;&quot;))">
            <text:p/>
          </table:table-cell>
          <table:table-cell table:formula="of:=LOWER(IF([.H211]&lt;&gt;&quot;&quot;;[.K213];&quot;&quot;))">
            <text:p/>
          </table:table-cell>
          <table:table-cell table:formula="of:=LOWER(IF([.H211]&lt;&gt;&quot;&quot;;[.M214];&quot;&quot;))">
            <text:p/>
          </table:table-cell>
          <table:table-cell table:formula="of:=LOWER(IF([.H211]&lt;&gt;&quot;&quot;;[.N214];&quot;&quot;))">
            <text:p/>
          </table:table-cell>
          <table:table-cell table:formula="of:=LOWER(IF([.H211]&lt;&gt;&quot;&quot;;[.J212];&quot;&quot;))">
            <text:p/>
          </table:table-cell>
          <table:table-cell table:formula="of:=LOWER(IF([.H211]&lt;&gt;&quot;&quot;; &quot;MATCH (n:&quot; &amp; [.R211] &amp; &quot;), (m:&quot; &amp; [.P211] &amp; &quot;)&#10;WHERE m.&quot; &amp; [.Q211] &amp; &quot; = n. &quot; &amp; [.S211] &amp; &quot; &#10;create (n)-[:&quot; &amp; [.T21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hadm_id</text:p>
          </table:table-cell>
          <table:table-cell table:formula="of:=OR( [.B212]=&quot;&quot;; NOT(ISERROR(FIND(&quot;DROP CONSTRAINT&quot;;[.B212]))); NOT(ISERROR(FIND(&quot;--&quot;;[.B212]))))" office:value-type="float" office:value="1" calcext:value-type="float">
            <text:p>1</text:p>
          </table:table-cell>
          <table:table-cell table:formula="of:=IF(AND( NOT([.C212]); NOT(ISERROR(FIND(&quot;ALTER TABLE&quot;;[.B212]  ))));&quot;Y&quot;;&quot;&quot;)">
            <text:p/>
          </table:table-cell>
          <table:table-cell table:formula="of:=IF(AND( [.D212]=&quot;&quot;; NOT(ISERROR(FIND(&quot;ADD CONSTRAINT&quot;;[.B212]  ))));&quot;Y&quot;;&quot;&quot;)">
            <text:p/>
          </table:table-cell>
          <table:table-cell table:formula="of:=IF(AND( [.E212]=&quot;&quot;; NOT(ISERROR(FIND(&quot;FOREIGN KEY&quot;;[.B212]  ))));&quot;Y&quot;;&quot;&quot;)">
            <text:p/>
          </table:table-cell>
          <table:table-cell table:formula="of:=IF(AND( [.F212]=&quot;&quot;; NOT(ISERROR(FIND(&quot;REFERENCES&quot;;[.B212]  ))));&quot;Y&quot;;&quot;&quot;)">
            <text:p/>
          </table:table-cell>
          <table:table-cell table:formula="of:=IF([.D212]=&quot;Y&quot;; MID([.B212];FIND(&quot;ALTER TABLE&quot;;[.B212])+12;LEN([.B212]));&quot;&quot;)">
            <text:p/>
          </table:table-cell>
          <table:table-cell table:formula="of:=IF([.E212]=&quot;Y&quot;; MID([.B212];FIND(&quot;ADD CONSTRAINT&quot;;[.B212])+15;LEN([.B212]));&quot;&quot;)">
            <text:p/>
          </table:table-cell>
          <table:table-cell table:formula="of:=[.I212]">
            <text:p/>
          </table:table-cell>
          <table:table-cell table:formula="of:=IF([.F212]=&quot;Y&quot;; MID([.B212];FIND(&quot;FOREIGN KEY&quot;;[.B212])+13;LEN([.B212])-14);&quot;&quot;)">
            <text:p/>
          </table:table-cell>
          <table:table-cell table:formula="of:=IF([.G212]=&quot;Y&quot;; MID([.B212];FIND(&quot;REFERENCES&quot;;[.B212])+11;LEN([.B212]));&quot;&quot;)">
            <text:p/>
          </table:table-cell>
          <table:table-cell table:formula="of:=IF([.L212]&lt;&gt;&quot;&quot;;LEFT([.L212];FIND(&quot;(&quot;;[.L212])-1);&quot;&quot;)">
            <text:p/>
          </table:table-cell>
          <table:table-cell table:formula="of:=SUBSTITUTE( IF([.L212]&lt;&gt;&quot;&quot;;MID([.L212];FIND(&quot;(&quot;;[.L212])+1;LEN([.L212]));&quot;&quot;); &quot;);&quot;;&quot;&quot;)">
            <text:p/>
          </table:table-cell>
          <table:table-cell table:style-name="ce16" table:formula="of:=LOWER(IF([.H212]&lt;&gt;&quot;&quot;; &quot;MATCH (n:&quot; &amp; [.M215] &amp; &quot;), (m:&quot; &amp; [.H212] &amp; &quot;)&#10;WHERE m.&quot; &amp; [.K214] &amp; &quot; = n. &quot; &amp; [.N215] &amp; &quot; &#10;create (n)-[:&quot; &amp; [.J213] &amp; &quot; ]-&gt;(m)&#10;RETURN n,m&quot;;&quot;&quot;))">
            <text:p/>
          </table:table-cell>
          <table:table-cell table:formula="of:=LOWER(IF([.H212]&lt;&gt;&quot;&quot;;[.H212];&quot;&quot;))">
            <text:p/>
          </table:table-cell>
          <table:table-cell table:formula="of:=LOWER(IF([.H212]&lt;&gt;&quot;&quot;;[.K214];&quot;&quot;))">
            <text:p/>
          </table:table-cell>
          <table:table-cell table:formula="of:=LOWER(IF([.H212]&lt;&gt;&quot;&quot;;[.M215];&quot;&quot;))">
            <text:p/>
          </table:table-cell>
          <table:table-cell table:formula="of:=LOWER(IF([.H212]&lt;&gt;&quot;&quot;;[.N215];&quot;&quot;))">
            <text:p/>
          </table:table-cell>
          <table:table-cell table:formula="of:=LOWER(IF([.H212]&lt;&gt;&quot;&quot;;[.J213];&quot;&quot;))">
            <text:p/>
          </table:table-cell>
          <table:table-cell table:formula="of:=LOWER(IF([.H212]&lt;&gt;&quot;&quot;; &quot;MATCH (n:&quot; &amp; [.R212] &amp; &quot;), (m:&quot; &amp; [.P212] &amp; &quot;)&#10;WHERE m.&quot; &amp; [.Q212] &amp; &quot; = n. &quot; &amp; [.S212] &amp; &quot; &#10;create (n)-[:&quot; &amp; [.T212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INPUTEVENTS_CV DROP CONSTRAINT IF EXISTS inputevents_cv_fk_hadm_id;</text:p>
          </table:table-cell>
          <table:table-cell table:formula="of:=OR( [.B213]=&quot;&quot;; NOT(ISERROR(FIND(&quot;DROP CONSTRAINT&quot;;[.B213]))); NOT(ISERROR(FIND(&quot;--&quot;;[.B213]))))" office:value-type="float" office:value="1" calcext:value-type="float">
            <text:p>1</text:p>
          </table:table-cell>
          <table:table-cell table:formula="of:=IF(AND( NOT([.C213]); NOT(ISERROR(FIND(&quot;ALTER TABLE&quot;;[.B213]  ))));&quot;Y&quot;;&quot;&quot;)">
            <text:p/>
          </table:table-cell>
          <table:table-cell table:formula="of:=IF(AND( [.D213]=&quot;&quot;; NOT(ISERROR(FIND(&quot;ADD CONSTRAINT&quot;;[.B213]  ))));&quot;Y&quot;;&quot;&quot;)">
            <text:p/>
          </table:table-cell>
          <table:table-cell table:formula="of:=IF(AND( [.E213]=&quot;&quot;; NOT(ISERROR(FIND(&quot;FOREIGN KEY&quot;;[.B213]  ))));&quot;Y&quot;;&quot;&quot;)">
            <text:p/>
          </table:table-cell>
          <table:table-cell table:formula="of:=IF(AND( [.F213]=&quot;&quot;; NOT(ISERROR(FIND(&quot;REFERENCES&quot;;[.B213]  ))));&quot;Y&quot;;&quot;&quot;)">
            <text:p/>
          </table:table-cell>
          <table:table-cell table:formula="of:=IF([.D213]=&quot;Y&quot;; MID([.B213];FIND(&quot;ALTER TABLE&quot;;[.B213])+12;LEN([.B213]));&quot;&quot;)">
            <text:p/>
          </table:table-cell>
          <table:table-cell table:formula="of:=IF([.E213]=&quot;Y&quot;; MID([.B213];FIND(&quot;ADD CONSTRAINT&quot;;[.B213])+15;LEN([.B213]));&quot;&quot;)">
            <text:p/>
          </table:table-cell>
          <table:table-cell table:formula="of:=[.I213]">
            <text:p/>
          </table:table-cell>
          <table:table-cell table:formula="of:=IF([.F213]=&quot;Y&quot;; MID([.B213];FIND(&quot;FOREIGN KEY&quot;;[.B213])+13;LEN([.B213])-14);&quot;&quot;)">
            <text:p/>
          </table:table-cell>
          <table:table-cell table:formula="of:=IF([.G213]=&quot;Y&quot;; MID([.B213];FIND(&quot;REFERENCES&quot;;[.B213])+11;LEN([.B213]));&quot;&quot;)">
            <text:p/>
          </table:table-cell>
          <table:table-cell table:formula="of:=IF([.L213]&lt;&gt;&quot;&quot;;LEFT([.L213];FIND(&quot;(&quot;;[.L213])-1);&quot;&quot;)">
            <text:p/>
          </table:table-cell>
          <table:table-cell table:formula="of:=SUBSTITUTE( IF([.L213]&lt;&gt;&quot;&quot;;MID([.L213];FIND(&quot;(&quot;;[.L213])+1;LEN([.L213]));&quot;&quot;); &quot;);&quot;;&quot;&quot;)">
            <text:p/>
          </table:table-cell>
          <table:table-cell table:style-name="ce16" table:formula="of:=LOWER(IF([.H213]&lt;&gt;&quot;&quot;; &quot;MATCH (n:&quot; &amp; [.M216] &amp; &quot;), (m:&quot; &amp; [.H213] &amp; &quot;)&#10;WHERE m.&quot; &amp; [.K215] &amp; &quot; = n. &quot; &amp; [.N216] &amp; &quot; &#10;create (n)-[:&quot; &amp; [.J214] &amp; &quot; ]-&gt;(m)&#10;RETURN n,m&quot;;&quot;&quot;))">
            <text:p/>
          </table:table-cell>
          <table:table-cell table:formula="of:=LOWER(IF([.H213]&lt;&gt;&quot;&quot;;[.H213];&quot;&quot;))">
            <text:p/>
          </table:table-cell>
          <table:table-cell table:formula="of:=LOWER(IF([.H213]&lt;&gt;&quot;&quot;;[.K215];&quot;&quot;))">
            <text:p/>
          </table:table-cell>
          <table:table-cell table:formula="of:=LOWER(IF([.H213]&lt;&gt;&quot;&quot;;[.M216];&quot;&quot;))">
            <text:p/>
          </table:table-cell>
          <table:table-cell table:formula="of:=LOWER(IF([.H213]&lt;&gt;&quot;&quot;;[.N216];&quot;&quot;))">
            <text:p/>
          </table:table-cell>
          <table:table-cell table:formula="of:=LOWER(IF([.H213]&lt;&gt;&quot;&quot;;[.J214];&quot;&quot;))">
            <text:p/>
          </table:table-cell>
          <table:table-cell table:formula="of:=LOWER(IF([.H213]&lt;&gt;&quot;&quot;; &quot;MATCH (n:&quot; &amp; [.R213] &amp; &quot;), (m:&quot; &amp; [.P213] &amp; &quot;)&#10;WHERE m.&quot; &amp; [.Q213] &amp; &quot; = n. &quot; &amp; [.S213] &amp; &quot; &#10;create (n)-[:&quot; &amp; [.T213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INPUTEVENTS_CV</text:p>
          </table:table-cell>
          <table:table-cell table:formula="of:=OR( [.B214]=&quot;&quot;; NOT(ISERROR(FIND(&quot;DROP CONSTRAINT&quot;;[.B214]))); NOT(ISERROR(FIND(&quot;--&quot;;[.B214]))))" office:value-type="float" office:value="0" calcext:value-type="float">
            <text:p>0</text:p>
          </table:table-cell>
          <table:table-cell table:formula="of:=IF(AND( NOT([.C214]); NOT(ISERROR(FIND(&quot;ALTER TABLE&quot;;[.B214]  ))));&quot;Y&quot;;&quot;&quot;)" office:value-type="string" office:string-value="Y" calcext:value-type="string">
            <text:p>Y</text:p>
          </table:table-cell>
          <table:table-cell table:formula="of:=IF(AND( [.D214]=&quot;&quot;; NOT(ISERROR(FIND(&quot;ADD CONSTRAINT&quot;;[.B214]  ))));&quot;Y&quot;;&quot;&quot;)">
            <text:p/>
          </table:table-cell>
          <table:table-cell table:formula="of:=IF(AND( [.E214]=&quot;&quot;; NOT(ISERROR(FIND(&quot;FOREIGN KEY&quot;;[.B214]  ))));&quot;Y&quot;;&quot;&quot;)">
            <text:p/>
          </table:table-cell>
          <table:table-cell table:formula="of:=IF(AND( [.F214]=&quot;&quot;; NOT(ISERROR(FIND(&quot;REFERENCES&quot;;[.B214]  ))));&quot;Y&quot;;&quot;&quot;)">
            <text:p/>
          </table:table-cell>
          <table:table-cell table:formula="of:=IF([.D214]=&quot;Y&quot;; MID([.B214];FIND(&quot;ALTER TABLE&quot;;[.B214])+12;LEN([.B214]));&quot;&quot;)" office:value-type="string" office:string-value="INPUTEVENTS_CV" calcext:value-type="string">
            <text:p>INPUTEVENTS_CV</text:p>
          </table:table-cell>
          <table:table-cell table:formula="of:=IF([.E214]=&quot;Y&quot;; MID([.B214];FIND(&quot;ADD CONSTRAINT&quot;;[.B214])+15;LEN([.B214]));&quot;&quot;)">
            <text:p/>
          </table:table-cell>
          <table:table-cell table:formula="of:=[.I214]">
            <text:p/>
          </table:table-cell>
          <table:table-cell table:formula="of:=IF([.F214]=&quot;Y&quot;; MID([.B214];FIND(&quot;FOREIGN KEY&quot;;[.B214])+13;LEN([.B214])-14);&quot;&quot;)">
            <text:p/>
          </table:table-cell>
          <table:table-cell table:formula="of:=IF([.G214]=&quot;Y&quot;; MID([.B214];FIND(&quot;REFERENCES&quot;;[.B214])+11;LEN([.B214]));&quot;&quot;)">
            <text:p/>
          </table:table-cell>
          <table:table-cell table:formula="of:=IF([.L214]&lt;&gt;&quot;&quot;;LEFT([.L214];FIND(&quot;(&quot;;[.L214])-1);&quot;&quot;)">
            <text:p/>
          </table:table-cell>
          <table:table-cell table:formula="of:=SUBSTITUTE( IF([.L214]&lt;&gt;&quot;&quot;;MID([.L214];FIND(&quot;(&quot;;[.L214])+1;LEN([.L214]));&quot;&quot;); &quot;);&quot;;&quot;&quot;)">
            <text:p/>
          </table:table-cell>
          <table:table-cell table:style-name="ce16" table:formula="of:=LOWER(IF([.H214]&lt;&gt;&quot;&quot;; &quot;MATCH (n:&quot; &amp; [.M217] &amp; &quot;), (m:&quot; &amp; [.H214] &amp; &quot;)&#10;WHERE m.&quot; &amp; [.K216] &amp; &quot; = n. &quot; &amp; [.N217] &amp; &quot; &#10;create (n)-[:&quot; &amp; [.J215] &amp; &quot; ]-&gt;(m)&#10;RETURN n,m&quot;;&quot;&quot;))" office:value-type="string" office:string-value="match (n:admissions), (m:inputevents_cv)&#10;where m.hadm_id = n. hadm_id &#10;create (n)-[:inputevents_cv_fk_hadm_id ]-&gt;(m)&#10;return n,m" calcext:value-type="string">
            <text:p>match (n:admissions), (m:inputevents_cv)</text:p>
            <text:p>where m.hadm_id = n. hadm_id </text:p>
            <text:p>create (n)-[:inputevents_cv_fk_hadm_id ]-&gt;(m)</text:p>
            <text:p>return n,m</text:p>
          </table:table-cell>
          <table:table-cell table:formula="of:=LOWER(IF([.H214]&lt;&gt;&quot;&quot;;[.H214];&quot;&quot;))" office:value-type="string" office:string-value="inputevents_cv" calcext:value-type="string">
            <text:p>inputevents_cv</text:p>
          </table:table-cell>
          <table:table-cell table:formula="of:=LOWER(IF([.H214]&lt;&gt;&quot;&quot;;[.K216];&quot;&quot;))" office:value-type="string" office:string-value="hadm_id" calcext:value-type="string">
            <text:p>hadm_id</text:p>
          </table:table-cell>
          <table:table-cell table:formula="of:=LOWER(IF([.H214]&lt;&gt;&quot;&quot;;[.M217];&quot;&quot;))" office:value-type="string" office:string-value="admissions" calcext:value-type="string">
            <text:p>admissions</text:p>
          </table:table-cell>
          <table:table-cell table:formula="of:=LOWER(IF([.H214]&lt;&gt;&quot;&quot;;[.N217];&quot;&quot;))" office:value-type="string" office:string-value="hadm_id" calcext:value-type="string">
            <text:p>hadm_id</text:p>
          </table:table-cell>
          <table:table-cell table:formula="of:=LOWER(IF([.H214]&lt;&gt;&quot;&quot;;[.J215];&quot;&quot;))" office:value-type="string" office:string-value="inputevents_cv_fk_hadm_id" calcext:value-type="string">
            <text:p>inputevents_cv_fk_hadm_id</text:p>
          </table:table-cell>
          <table:table-cell table:formula="of:=LOWER(IF([.H214]&lt;&gt;&quot;&quot;; &quot;MATCH (n:&quot; &amp; [.R214] &amp; &quot;), (m:&quot; &amp; [.P214] &amp; &quot;)&#10;WHERE m.&quot; &amp; [.Q214] &amp; &quot; = n. &quot; &amp; [.S214] &amp; &quot; &#10;create (n)-[:&quot; &amp; [.T214] &amp; &quot; ]-&gt;(m)&#10;RETURN n,m&quot;;&quot;&quot;))" office:value-type="string" office:string-value="match (n:admissions), (m:inputevents_cv)&#10;where m.hadm_id = n. hadm_id &#10;create (n)-[:inputevents_cv_fk_hadm_id ]-&gt;(m)&#10;return n,m" calcext:value-type="string">
            <text:p>match (n:admissions), (m:inputevents_cv)</text:p>
            <text:p>where m.hadm_id = n. hadm_id </text:p>
            <text:p>create (n)-[:inputevents_cv_fk_hadm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inputevents_cv_fk_hadm_id</text:p>
          </table:table-cell>
          <table:table-cell table:formula="of:=OR( [.B215]=&quot;&quot;; NOT(ISERROR(FIND(&quot;DROP CONSTRAINT&quot;;[.B215]))); NOT(ISERROR(FIND(&quot;--&quot;;[.B215]))))" office:value-type="float" office:value="0" calcext:value-type="float">
            <text:p>0</text:p>
          </table:table-cell>
          <table:table-cell table:formula="of:=IF(AND( NOT([.C215]); NOT(ISERROR(FIND(&quot;ALTER TABLE&quot;;[.B215]  ))));&quot;Y&quot;;&quot;&quot;)">
            <text:p/>
          </table:table-cell>
          <table:table-cell table:formula="of:=IF(AND( [.D215]=&quot;&quot;; NOT(ISERROR(FIND(&quot;ADD CONSTRAINT&quot;;[.B215]  ))));&quot;Y&quot;;&quot;&quot;)" office:value-type="string" office:string-value="Y" calcext:value-type="string">
            <text:p>Y</text:p>
          </table:table-cell>
          <table:table-cell table:formula="of:=IF(AND( [.E215]=&quot;&quot;; NOT(ISERROR(FIND(&quot;FOREIGN KEY&quot;;[.B215]  ))));&quot;Y&quot;;&quot;&quot;)">
            <text:p/>
          </table:table-cell>
          <table:table-cell table:formula="of:=IF(AND( [.F215]=&quot;&quot;; NOT(ISERROR(FIND(&quot;REFERENCES&quot;;[.B215]  ))));&quot;Y&quot;;&quot;&quot;)">
            <text:p/>
          </table:table-cell>
          <table:table-cell table:formula="of:=IF([.D215]=&quot;Y&quot;; MID([.B215];FIND(&quot;ALTER TABLE&quot;;[.B215])+12;LEN([.B215]));&quot;&quot;)">
            <text:p/>
          </table:table-cell>
          <table:table-cell table:formula="of:=IF([.E215]=&quot;Y&quot;; MID([.B215];FIND(&quot;ADD CONSTRAINT&quot;;[.B215])+15;LEN([.B215]));&quot;&quot;)" office:value-type="string" office:string-value="inputevents_cv_fk_hadm_id" calcext:value-type="string">
            <text:p>inputevents_cv_fk_hadm_id</text:p>
          </table:table-cell>
          <table:table-cell table:formula="of:=[.I215]" office:value-type="string" office:string-value="inputevents_cv_fk_hadm_id" calcext:value-type="string">
            <text:p>inputevents_cv_fk_hadm_id</text:p>
          </table:table-cell>
          <table:table-cell table:formula="of:=IF([.F215]=&quot;Y&quot;; MID([.B215];FIND(&quot;FOREIGN KEY&quot;;[.B215])+13;LEN([.B215])-14);&quot;&quot;)">
            <text:p/>
          </table:table-cell>
          <table:table-cell table:formula="of:=IF([.G215]=&quot;Y&quot;; MID([.B215];FIND(&quot;REFERENCES&quot;;[.B215])+11;LEN([.B215]));&quot;&quot;)">
            <text:p/>
          </table:table-cell>
          <table:table-cell table:formula="of:=IF([.L215]&lt;&gt;&quot;&quot;;LEFT([.L215];FIND(&quot;(&quot;;[.L215])-1);&quot;&quot;)">
            <text:p/>
          </table:table-cell>
          <table:table-cell table:formula="of:=SUBSTITUTE( IF([.L215]&lt;&gt;&quot;&quot;;MID([.L215];FIND(&quot;(&quot;;[.L215])+1;LEN([.L215]));&quot;&quot;); &quot;);&quot;;&quot;&quot;)">
            <text:p/>
          </table:table-cell>
          <table:table-cell table:style-name="ce16" table:formula="of:=LOWER(IF([.H215]&lt;&gt;&quot;&quot;; &quot;MATCH (n:&quot; &amp; [.M218] &amp; &quot;), (m:&quot; &amp; [.H215] &amp; &quot;)&#10;WHERE m.&quot; &amp; [.K217] &amp; &quot; = n. &quot; &amp; [.N218] &amp; &quot; &#10;create (n)-[:&quot; &amp; [.J216] &amp; &quot; ]-&gt;(m)&#10;RETURN n,m&quot;;&quot;&quot;))">
            <text:p/>
          </table:table-cell>
          <table:table-cell table:formula="of:=LOWER(IF([.H215]&lt;&gt;&quot;&quot;;[.H215];&quot;&quot;))">
            <text:p/>
          </table:table-cell>
          <table:table-cell table:formula="of:=LOWER(IF([.H215]&lt;&gt;&quot;&quot;;[.K217];&quot;&quot;))">
            <text:p/>
          </table:table-cell>
          <table:table-cell table:formula="of:=LOWER(IF([.H215]&lt;&gt;&quot;&quot;;[.M218];&quot;&quot;))">
            <text:p/>
          </table:table-cell>
          <table:table-cell table:formula="of:=LOWER(IF([.H215]&lt;&gt;&quot;&quot;;[.N218];&quot;&quot;))">
            <text:p/>
          </table:table-cell>
          <table:table-cell table:formula="of:=LOWER(IF([.H215]&lt;&gt;&quot;&quot;;[.J216];&quot;&quot;))">
            <text:p/>
          </table:table-cell>
          <table:table-cell table:formula="of:=LOWER(IF([.H215]&lt;&gt;&quot;&quot;; &quot;MATCH (n:&quot; &amp; [.R215] &amp; &quot;), (m:&quot; &amp; [.P215] &amp; &quot;)&#10;WHERE m.&quot; &amp; [.Q215] &amp; &quot; = n. &quot; &amp; [.S215] &amp; &quot; &#10;create (n)-[:&quot; &amp; [.T21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HADM_ID)</text:p>
          </table:table-cell>
          <table:table-cell table:formula="of:=OR( [.B216]=&quot;&quot;; NOT(ISERROR(FIND(&quot;DROP CONSTRAINT&quot;;[.B216]))); NOT(ISERROR(FIND(&quot;--&quot;;[.B216]))))" office:value-type="float" office:value="0" calcext:value-type="float">
            <text:p>0</text:p>
          </table:table-cell>
          <table:table-cell table:formula="of:=IF(AND( NOT([.C216]); NOT(ISERROR(FIND(&quot;ALTER TABLE&quot;;[.B216]  ))));&quot;Y&quot;;&quot;&quot;)">
            <text:p/>
          </table:table-cell>
          <table:table-cell table:formula="of:=IF(AND( [.D216]=&quot;&quot;; NOT(ISERROR(FIND(&quot;ADD CONSTRAINT&quot;;[.B216]  ))));&quot;Y&quot;;&quot;&quot;)">
            <text:p/>
          </table:table-cell>
          <table:table-cell table:formula="of:=IF(AND( [.E216]=&quot;&quot;; NOT(ISERROR(FIND(&quot;FOREIGN KEY&quot;;[.B216]  ))));&quot;Y&quot;;&quot;&quot;)" office:value-type="string" office:string-value="Y" calcext:value-type="string">
            <text:p>Y</text:p>
          </table:table-cell>
          <table:table-cell table:formula="of:=IF(AND( [.F216]=&quot;&quot;; NOT(ISERROR(FIND(&quot;REFERENCES&quot;;[.B216]  ))));&quot;Y&quot;;&quot;&quot;)">
            <text:p/>
          </table:table-cell>
          <table:table-cell table:formula="of:=IF([.D216]=&quot;Y&quot;; MID([.B216];FIND(&quot;ALTER TABLE&quot;;[.B216])+12;LEN([.B216]));&quot;&quot;)">
            <text:p/>
          </table:table-cell>
          <table:table-cell table:formula="of:=IF([.E216]=&quot;Y&quot;; MID([.B216];FIND(&quot;ADD CONSTRAINT&quot;;[.B216])+15;LEN([.B216]));&quot;&quot;)">
            <text:p/>
          </table:table-cell>
          <table:table-cell table:formula="of:=[.I216]">
            <text:p/>
          </table:table-cell>
          <table:table-cell table:formula="of:=IF([.F216]=&quot;Y&quot;; MID([.B216];FIND(&quot;FOREIGN KEY&quot;;[.B216])+13;LEN([.B216])-14);&quot;&quot;)" office:value-type="string" office:string-value="HADM_ID" calcext:value-type="string">
            <text:p>HADM_ID</text:p>
          </table:table-cell>
          <table:table-cell table:formula="of:=IF([.G216]=&quot;Y&quot;; MID([.B216];FIND(&quot;REFERENCES&quot;;[.B216])+11;LEN([.B216]));&quot;&quot;)">
            <text:p/>
          </table:table-cell>
          <table:table-cell table:formula="of:=IF([.L216]&lt;&gt;&quot;&quot;;LEFT([.L216];FIND(&quot;(&quot;;[.L216])-1);&quot;&quot;)">
            <text:p/>
          </table:table-cell>
          <table:table-cell table:formula="of:=SUBSTITUTE( IF([.L216]&lt;&gt;&quot;&quot;;MID([.L216];FIND(&quot;(&quot;;[.L216])+1;LEN([.L216]));&quot;&quot;); &quot;);&quot;;&quot;&quot;)">
            <text:p/>
          </table:table-cell>
          <table:table-cell table:style-name="ce16" table:formula="of:=LOWER(IF([.H216]&lt;&gt;&quot;&quot;; &quot;MATCH (n:&quot; &amp; [.M219] &amp; &quot;), (m:&quot; &amp; [.H216] &amp; &quot;)&#10;WHERE m.&quot; &amp; [.K218] &amp; &quot; = n. &quot; &amp; [.N219] &amp; &quot; &#10;create (n)-[:&quot; &amp; [.J217] &amp; &quot; ]-&gt;(m)&#10;RETURN n,m&quot;;&quot;&quot;))">
            <text:p/>
          </table:table-cell>
          <table:table-cell table:formula="of:=LOWER(IF([.H216]&lt;&gt;&quot;&quot;;[.H216];&quot;&quot;))">
            <text:p/>
          </table:table-cell>
          <table:table-cell table:formula="of:=LOWER(IF([.H216]&lt;&gt;&quot;&quot;;[.K218];&quot;&quot;))">
            <text:p/>
          </table:table-cell>
          <table:table-cell table:formula="of:=LOWER(IF([.H216]&lt;&gt;&quot;&quot;;[.M219];&quot;&quot;))">
            <text:p/>
          </table:table-cell>
          <table:table-cell table:formula="of:=LOWER(IF([.H216]&lt;&gt;&quot;&quot;;[.N219];&quot;&quot;))">
            <text:p/>
          </table:table-cell>
          <table:table-cell table:formula="of:=LOWER(IF([.H216]&lt;&gt;&quot;&quot;;[.J217];&quot;&quot;))">
            <text:p/>
          </table:table-cell>
          <table:table-cell table:formula="of:=LOWER(IF([.H216]&lt;&gt;&quot;&quot;; &quot;MATCH (n:&quot; &amp; [.R216] &amp; &quot;), (m:&quot; &amp; [.P216] &amp; &quot;)&#10;WHERE m.&quot; &amp; [.Q216] &amp; &quot; = n. &quot; &amp; [.S216] &amp; &quot; &#10;create (n)-[:&quot; &amp; [.T21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ADMISSIONS(HADM_ID);</text:p>
          </table:table-cell>
          <table:table-cell table:formula="of:=OR( [.B217]=&quot;&quot;; NOT(ISERROR(FIND(&quot;DROP CONSTRAINT&quot;;[.B217]))); NOT(ISERROR(FIND(&quot;--&quot;;[.B217]))))" office:value-type="float" office:value="0" calcext:value-type="float">
            <text:p>0</text:p>
          </table:table-cell>
          <table:table-cell table:formula="of:=IF(AND( NOT([.C217]); NOT(ISERROR(FIND(&quot;ALTER TABLE&quot;;[.B217]  ))));&quot;Y&quot;;&quot;&quot;)">
            <text:p/>
          </table:table-cell>
          <table:table-cell table:formula="of:=IF(AND( [.D217]=&quot;&quot;; NOT(ISERROR(FIND(&quot;ADD CONSTRAINT&quot;;[.B217]  ))));&quot;Y&quot;;&quot;&quot;)">
            <text:p/>
          </table:table-cell>
          <table:table-cell table:formula="of:=IF(AND( [.E217]=&quot;&quot;; NOT(ISERROR(FIND(&quot;FOREIGN KEY&quot;;[.B217]  ))));&quot;Y&quot;;&quot;&quot;)">
            <text:p/>
          </table:table-cell>
          <table:table-cell table:formula="of:=IF(AND( [.F217]=&quot;&quot;; NOT(ISERROR(FIND(&quot;REFERENCES&quot;;[.B217]  ))));&quot;Y&quot;;&quot;&quot;)" office:value-type="string" office:string-value="Y" calcext:value-type="string">
            <text:p>Y</text:p>
          </table:table-cell>
          <table:table-cell table:formula="of:=IF([.D217]=&quot;Y&quot;; MID([.B217];FIND(&quot;ALTER TABLE&quot;;[.B217])+12;LEN([.B217]));&quot;&quot;)">
            <text:p/>
          </table:table-cell>
          <table:table-cell table:formula="of:=IF([.E217]=&quot;Y&quot;; MID([.B217];FIND(&quot;ADD CONSTRAINT&quot;;[.B217])+15;LEN([.B217]));&quot;&quot;)">
            <text:p/>
          </table:table-cell>
          <table:table-cell table:formula="of:=[.I217]">
            <text:p/>
          </table:table-cell>
          <table:table-cell table:formula="of:=IF([.F217]=&quot;Y&quot;; MID([.B217];FIND(&quot;FOREIGN KEY&quot;;[.B217])+13;LEN([.B217])-14);&quot;&quot;)">
            <text:p/>
          </table:table-cell>
          <table:table-cell table:formula="of:=IF([.G217]=&quot;Y&quot;; MID([.B217];FIND(&quot;REFERENCES&quot;;[.B217])+11;LEN([.B217]));&quot;&quot;)" office:value-type="string" office:string-value="ADMISSIONS(HADM_ID);" calcext:value-type="string">
            <text:p>ADMISSIONS(HADM_ID);</text:p>
          </table:table-cell>
          <table:table-cell table:formula="of:=IF([.L217]&lt;&gt;&quot;&quot;;LEFT([.L217];FIND(&quot;(&quot;;[.L217])-1);&quot;&quot;)" office:value-type="string" office:string-value="ADMISSIONS" calcext:value-type="string">
            <text:p>ADMISSIONS</text:p>
          </table:table-cell>
          <table:table-cell table:formula="of:=SUBSTITUTE( IF([.L217]&lt;&gt;&quot;&quot;;MID([.L217];FIND(&quot;(&quot;;[.L217])+1;LEN([.L217]));&quot;&quot;); &quot;);&quot;;&quot;&quot;)" office:value-type="string" office:string-value="HADM_ID" calcext:value-type="string">
            <text:p>HADM_ID</text:p>
          </table:table-cell>
          <table:table-cell table:style-name="ce16" table:formula="of:=LOWER(IF([.H217]&lt;&gt;&quot;&quot;; &quot;MATCH (n:&quot; &amp; [.M220] &amp; &quot;), (m:&quot; &amp; [.H217] &amp; &quot;)&#10;WHERE m.&quot; &amp; [.K219] &amp; &quot; = n. &quot; &amp; [.N220] &amp; &quot; &#10;create (n)-[:&quot; &amp; [.J218] &amp; &quot; ]-&gt;(m)&#10;RETURN n,m&quot;;&quot;&quot;))">
            <text:p/>
          </table:table-cell>
          <table:table-cell table:formula="of:=LOWER(IF([.H217]&lt;&gt;&quot;&quot;;[.H217];&quot;&quot;))">
            <text:p/>
          </table:table-cell>
          <table:table-cell table:formula="of:=LOWER(IF([.H217]&lt;&gt;&quot;&quot;;[.K219];&quot;&quot;))">
            <text:p/>
          </table:table-cell>
          <table:table-cell table:formula="of:=LOWER(IF([.H217]&lt;&gt;&quot;&quot;;[.M220];&quot;&quot;))">
            <text:p/>
          </table:table-cell>
          <table:table-cell table:formula="of:=LOWER(IF([.H217]&lt;&gt;&quot;&quot;;[.N220];&quot;&quot;))">
            <text:p/>
          </table:table-cell>
          <table:table-cell table:formula="of:=LOWER(IF([.H217]&lt;&gt;&quot;&quot;;[.J218];&quot;&quot;))">
            <text:p/>
          </table:table-cell>
          <table:table-cell table:formula="of:=LOWER(IF([.H217]&lt;&gt;&quot;&quot;; &quot;MATCH (n:&quot; &amp; [.R217] &amp; &quot;), (m:&quot; &amp; [.P217] &amp; &quot;)&#10;WHERE m.&quot; &amp; [.Q217] &amp; &quot; = n. &quot; &amp; [.S217] &amp; &quot; &#10;create (n)-[:&quot; &amp; [.T21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18]=&quot;&quot;; NOT(ISERROR(FIND(&quot;DROP CONSTRAINT&quot;;[.B218]))); NOT(ISERROR(FIND(&quot;--&quot;;[.B218]))))" office:value-type="float" office:value="1" calcext:value-type="float">
            <text:p>1</text:p>
          </table:table-cell>
          <table:table-cell table:formula="of:=IF(AND( NOT([.C218]); NOT(ISERROR(FIND(&quot;ALTER TABLE&quot;;[.B218]  ))));&quot;Y&quot;;&quot;&quot;)">
            <text:p/>
          </table:table-cell>
          <table:table-cell table:formula="of:=IF(AND( [.D218]=&quot;&quot;; NOT(ISERROR(FIND(&quot;ADD CONSTRAINT&quot;;[.B218]  ))));&quot;Y&quot;;&quot;&quot;)">
            <text:p/>
          </table:table-cell>
          <table:table-cell table:formula="of:=IF(AND( [.E218]=&quot;&quot;; NOT(ISERROR(FIND(&quot;FOREIGN KEY&quot;;[.B218]  ))));&quot;Y&quot;;&quot;&quot;)">
            <text:p/>
          </table:table-cell>
          <table:table-cell table:formula="of:=IF(AND( [.F218]=&quot;&quot;; NOT(ISERROR(FIND(&quot;REFERENCES&quot;;[.B218]  ))));&quot;Y&quot;;&quot;&quot;)">
            <text:p/>
          </table:table-cell>
          <table:table-cell table:formula="of:=IF([.D218]=&quot;Y&quot;; MID([.B218];FIND(&quot;ALTER TABLE&quot;;[.B218])+12;LEN([.B218]));&quot;&quot;)">
            <text:p/>
          </table:table-cell>
          <table:table-cell table:formula="of:=IF([.E218]=&quot;Y&quot;; MID([.B218];FIND(&quot;ADD CONSTRAINT&quot;;[.B218])+15;LEN([.B218]));&quot;&quot;)">
            <text:p/>
          </table:table-cell>
          <table:table-cell table:formula="of:=[.I218]">
            <text:p/>
          </table:table-cell>
          <table:table-cell table:formula="of:=IF([.F218]=&quot;Y&quot;; MID([.B218];FIND(&quot;FOREIGN KEY&quot;;[.B218])+13;LEN([.B218])-14);&quot;&quot;)">
            <text:p/>
          </table:table-cell>
          <table:table-cell table:formula="of:=IF([.G218]=&quot;Y&quot;; MID([.B218];FIND(&quot;REFERENCES&quot;;[.B218])+11;LEN([.B218]));&quot;&quot;)">
            <text:p/>
          </table:table-cell>
          <table:table-cell table:formula="of:=IF([.L218]&lt;&gt;&quot;&quot;;LEFT([.L218];FIND(&quot;(&quot;;[.L218])-1);&quot;&quot;)">
            <text:p/>
          </table:table-cell>
          <table:table-cell table:formula="of:=SUBSTITUTE( IF([.L218]&lt;&gt;&quot;&quot;;MID([.L218];FIND(&quot;(&quot;;[.L218])+1;LEN([.L218]));&quot;&quot;); &quot;);&quot;;&quot;&quot;)">
            <text:p/>
          </table:table-cell>
          <table:table-cell table:style-name="ce16" table:formula="of:=LOWER(IF([.H218]&lt;&gt;&quot;&quot;; &quot;MATCH (n:&quot; &amp; [.M221] &amp; &quot;), (m:&quot; &amp; [.H218] &amp; &quot;)&#10;WHERE m.&quot; &amp; [.K220] &amp; &quot; = n. &quot; &amp; [.N221] &amp; &quot; &#10;create (n)-[:&quot; &amp; [.J219] &amp; &quot; ]-&gt;(m)&#10;RETURN n,m&quot;;&quot;&quot;))">
            <text:p/>
          </table:table-cell>
          <table:table-cell table:formula="of:=LOWER(IF([.H218]&lt;&gt;&quot;&quot;;[.H218];&quot;&quot;))">
            <text:p/>
          </table:table-cell>
          <table:table-cell table:formula="of:=LOWER(IF([.H218]&lt;&gt;&quot;&quot;;[.K220];&quot;&quot;))">
            <text:p/>
          </table:table-cell>
          <table:table-cell table:formula="of:=LOWER(IF([.H218]&lt;&gt;&quot;&quot;;[.M221];&quot;&quot;))">
            <text:p/>
          </table:table-cell>
          <table:table-cell table:formula="of:=LOWER(IF([.H218]&lt;&gt;&quot;&quot;;[.N221];&quot;&quot;))">
            <text:p/>
          </table:table-cell>
          <table:table-cell table:formula="of:=LOWER(IF([.H218]&lt;&gt;&quot;&quot;;[.J219];&quot;&quot;))">
            <text:p/>
          </table:table-cell>
          <table:table-cell table:formula="of:=LOWER(IF([.H218]&lt;&gt;&quot;&quot;; &quot;MATCH (n:&quot; &amp; [.R218] &amp; &quot;), (m:&quot; &amp; [.P218] &amp; &quot;)&#10;WHERE m.&quot; &amp; [.Q218] &amp; &quot; = n. &quot; &amp; [.S218] &amp; &quot; &#10;create (n)-[:&quot; &amp; [.T21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icustay_id</text:p>
          </table:table-cell>
          <table:table-cell table:formula="of:=OR( [.B219]=&quot;&quot;; NOT(ISERROR(FIND(&quot;DROP CONSTRAINT&quot;;[.B219]))); NOT(ISERROR(FIND(&quot;--&quot;;[.B219]))))" office:value-type="float" office:value="1" calcext:value-type="float">
            <text:p>1</text:p>
          </table:table-cell>
          <table:table-cell table:formula="of:=IF(AND( NOT([.C219]); NOT(ISERROR(FIND(&quot;ALTER TABLE&quot;;[.B219]  ))));&quot;Y&quot;;&quot;&quot;)">
            <text:p/>
          </table:table-cell>
          <table:table-cell table:formula="of:=IF(AND( [.D219]=&quot;&quot;; NOT(ISERROR(FIND(&quot;ADD CONSTRAINT&quot;;[.B219]  ))));&quot;Y&quot;;&quot;&quot;)">
            <text:p/>
          </table:table-cell>
          <table:table-cell table:formula="of:=IF(AND( [.E219]=&quot;&quot;; NOT(ISERROR(FIND(&quot;FOREIGN KEY&quot;;[.B219]  ))));&quot;Y&quot;;&quot;&quot;)">
            <text:p/>
          </table:table-cell>
          <table:table-cell table:formula="of:=IF(AND( [.F219]=&quot;&quot;; NOT(ISERROR(FIND(&quot;REFERENCES&quot;;[.B219]  ))));&quot;Y&quot;;&quot;&quot;)">
            <text:p/>
          </table:table-cell>
          <table:table-cell table:formula="of:=IF([.D219]=&quot;Y&quot;; MID([.B219];FIND(&quot;ALTER TABLE&quot;;[.B219])+12;LEN([.B219]));&quot;&quot;)">
            <text:p/>
          </table:table-cell>
          <table:table-cell table:formula="of:=IF([.E219]=&quot;Y&quot;; MID([.B219];FIND(&quot;ADD CONSTRAINT&quot;;[.B219])+15;LEN([.B219]));&quot;&quot;)">
            <text:p/>
          </table:table-cell>
          <table:table-cell table:formula="of:=[.I219]">
            <text:p/>
          </table:table-cell>
          <table:table-cell table:formula="of:=IF([.F219]=&quot;Y&quot;; MID([.B219];FIND(&quot;FOREIGN KEY&quot;;[.B219])+13;LEN([.B219])-14);&quot;&quot;)">
            <text:p/>
          </table:table-cell>
          <table:table-cell table:formula="of:=IF([.G219]=&quot;Y&quot;; MID([.B219];FIND(&quot;REFERENCES&quot;;[.B219])+11;LEN([.B219]));&quot;&quot;)">
            <text:p/>
          </table:table-cell>
          <table:table-cell table:formula="of:=IF([.L219]&lt;&gt;&quot;&quot;;LEFT([.L219];FIND(&quot;(&quot;;[.L219])-1);&quot;&quot;)">
            <text:p/>
          </table:table-cell>
          <table:table-cell table:formula="of:=SUBSTITUTE( IF([.L219]&lt;&gt;&quot;&quot;;MID([.L219];FIND(&quot;(&quot;;[.L219])+1;LEN([.L219]));&quot;&quot;); &quot;);&quot;;&quot;&quot;)">
            <text:p/>
          </table:table-cell>
          <table:table-cell table:style-name="ce16" table:formula="of:=LOWER(IF([.H219]&lt;&gt;&quot;&quot;; &quot;MATCH (n:&quot; &amp; [.M222] &amp; &quot;), (m:&quot; &amp; [.H219] &amp; &quot;)&#10;WHERE m.&quot; &amp; [.K221] &amp; &quot; = n. &quot; &amp; [.N222] &amp; &quot; &#10;create (n)-[:&quot; &amp; [.J220] &amp; &quot; ]-&gt;(m)&#10;RETURN n,m&quot;;&quot;&quot;))">
            <text:p/>
          </table:table-cell>
          <table:table-cell table:formula="of:=LOWER(IF([.H219]&lt;&gt;&quot;&quot;;[.H219];&quot;&quot;))">
            <text:p/>
          </table:table-cell>
          <table:table-cell table:formula="of:=LOWER(IF([.H219]&lt;&gt;&quot;&quot;;[.K221];&quot;&quot;))">
            <text:p/>
          </table:table-cell>
          <table:table-cell table:formula="of:=LOWER(IF([.H219]&lt;&gt;&quot;&quot;;[.M222];&quot;&quot;))">
            <text:p/>
          </table:table-cell>
          <table:table-cell table:formula="of:=LOWER(IF([.H219]&lt;&gt;&quot;&quot;;[.N222];&quot;&quot;))">
            <text:p/>
          </table:table-cell>
          <table:table-cell table:formula="of:=LOWER(IF([.H219]&lt;&gt;&quot;&quot;;[.J220];&quot;&quot;))">
            <text:p/>
          </table:table-cell>
          <table:table-cell table:formula="of:=LOWER(IF([.H219]&lt;&gt;&quot;&quot;; &quot;MATCH (n:&quot; &amp; [.R219] &amp; &quot;), (m:&quot; &amp; [.P219] &amp; &quot;)&#10;WHERE m.&quot; &amp; [.Q219] &amp; &quot; = n. &quot; &amp; [.S219] &amp; &quot; &#10;create (n)-[:&quot; &amp; [.T219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INPUTEVENTS_CV DROP CONSTRAINT IF EXISTS inputevents_cv_fk_icustay_id;</text:p>
          </table:table-cell>
          <table:table-cell table:formula="of:=OR( [.B220]=&quot;&quot;; NOT(ISERROR(FIND(&quot;DROP CONSTRAINT&quot;;[.B220]))); NOT(ISERROR(FIND(&quot;--&quot;;[.B220]))))" office:value-type="float" office:value="1" calcext:value-type="float">
            <text:p>1</text:p>
          </table:table-cell>
          <table:table-cell table:formula="of:=IF(AND( NOT([.C220]); NOT(ISERROR(FIND(&quot;ALTER TABLE&quot;;[.B220]  ))));&quot;Y&quot;;&quot;&quot;)">
            <text:p/>
          </table:table-cell>
          <table:table-cell table:formula="of:=IF(AND( [.D220]=&quot;&quot;; NOT(ISERROR(FIND(&quot;ADD CONSTRAINT&quot;;[.B220]  ))));&quot;Y&quot;;&quot;&quot;)">
            <text:p/>
          </table:table-cell>
          <table:table-cell table:formula="of:=IF(AND( [.E220]=&quot;&quot;; NOT(ISERROR(FIND(&quot;FOREIGN KEY&quot;;[.B220]  ))));&quot;Y&quot;;&quot;&quot;)">
            <text:p/>
          </table:table-cell>
          <table:table-cell table:formula="of:=IF(AND( [.F220]=&quot;&quot;; NOT(ISERROR(FIND(&quot;REFERENCES&quot;;[.B220]  ))));&quot;Y&quot;;&quot;&quot;)">
            <text:p/>
          </table:table-cell>
          <table:table-cell table:formula="of:=IF([.D220]=&quot;Y&quot;; MID([.B220];FIND(&quot;ALTER TABLE&quot;;[.B220])+12;LEN([.B220]));&quot;&quot;)">
            <text:p/>
          </table:table-cell>
          <table:table-cell table:formula="of:=IF([.E220]=&quot;Y&quot;; MID([.B220];FIND(&quot;ADD CONSTRAINT&quot;;[.B220])+15;LEN([.B220]));&quot;&quot;)">
            <text:p/>
          </table:table-cell>
          <table:table-cell table:formula="of:=[.I220]">
            <text:p/>
          </table:table-cell>
          <table:table-cell table:formula="of:=IF([.F220]=&quot;Y&quot;; MID([.B220];FIND(&quot;FOREIGN KEY&quot;;[.B220])+13;LEN([.B220])-14);&quot;&quot;)">
            <text:p/>
          </table:table-cell>
          <table:table-cell table:formula="of:=IF([.G220]=&quot;Y&quot;; MID([.B220];FIND(&quot;REFERENCES&quot;;[.B220])+11;LEN([.B220]));&quot;&quot;)">
            <text:p/>
          </table:table-cell>
          <table:table-cell table:formula="of:=IF([.L220]&lt;&gt;&quot;&quot;;LEFT([.L220];FIND(&quot;(&quot;;[.L220])-1);&quot;&quot;)">
            <text:p/>
          </table:table-cell>
          <table:table-cell table:formula="of:=SUBSTITUTE( IF([.L220]&lt;&gt;&quot;&quot;;MID([.L220];FIND(&quot;(&quot;;[.L220])+1;LEN([.L220]));&quot;&quot;); &quot;);&quot;;&quot;&quot;)">
            <text:p/>
          </table:table-cell>
          <table:table-cell table:style-name="ce16" table:formula="of:=LOWER(IF([.H220]&lt;&gt;&quot;&quot;; &quot;MATCH (n:&quot; &amp; [.M223] &amp; &quot;), (m:&quot; &amp; [.H220] &amp; &quot;)&#10;WHERE m.&quot; &amp; [.K222] &amp; &quot; = n. &quot; &amp; [.N223] &amp; &quot; &#10;create (n)-[:&quot; &amp; [.J221] &amp; &quot; ]-&gt;(m)&#10;RETURN n,m&quot;;&quot;&quot;))">
            <text:p/>
          </table:table-cell>
          <table:table-cell table:formula="of:=LOWER(IF([.H220]&lt;&gt;&quot;&quot;;[.H220];&quot;&quot;))">
            <text:p/>
          </table:table-cell>
          <table:table-cell table:formula="of:=LOWER(IF([.H220]&lt;&gt;&quot;&quot;;[.K222];&quot;&quot;))">
            <text:p/>
          </table:table-cell>
          <table:table-cell table:formula="of:=LOWER(IF([.H220]&lt;&gt;&quot;&quot;;[.M223];&quot;&quot;))">
            <text:p/>
          </table:table-cell>
          <table:table-cell table:formula="of:=LOWER(IF([.H220]&lt;&gt;&quot;&quot;;[.N223];&quot;&quot;))">
            <text:p/>
          </table:table-cell>
          <table:table-cell table:formula="of:=LOWER(IF([.H220]&lt;&gt;&quot;&quot;;[.J221];&quot;&quot;))">
            <text:p/>
          </table:table-cell>
          <table:table-cell table:formula="of:=LOWER(IF([.H220]&lt;&gt;&quot;&quot;; &quot;MATCH (n:&quot; &amp; [.R220] &amp; &quot;), (m:&quot; &amp; [.P220] &amp; &quot;)&#10;WHERE m.&quot; &amp; [.Q220] &amp; &quot; = n. &quot; &amp; [.S220] &amp; &quot; &#10;create (n)-[:&quot; &amp; [.T220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INPUTEVENTS_CV</text:p>
          </table:table-cell>
          <table:table-cell table:formula="of:=OR( [.B221]=&quot;&quot;; NOT(ISERROR(FIND(&quot;DROP CONSTRAINT&quot;;[.B221]))); NOT(ISERROR(FIND(&quot;--&quot;;[.B221]))))" office:value-type="float" office:value="0" calcext:value-type="float">
            <text:p>0</text:p>
          </table:table-cell>
          <table:table-cell table:formula="of:=IF(AND( NOT([.C221]); NOT(ISERROR(FIND(&quot;ALTER TABLE&quot;;[.B221]  ))));&quot;Y&quot;;&quot;&quot;)" office:value-type="string" office:string-value="Y" calcext:value-type="string">
            <text:p>Y</text:p>
          </table:table-cell>
          <table:table-cell table:formula="of:=IF(AND( [.D221]=&quot;&quot;; NOT(ISERROR(FIND(&quot;ADD CONSTRAINT&quot;;[.B221]  ))));&quot;Y&quot;;&quot;&quot;)">
            <text:p/>
          </table:table-cell>
          <table:table-cell table:formula="of:=IF(AND( [.E221]=&quot;&quot;; NOT(ISERROR(FIND(&quot;FOREIGN KEY&quot;;[.B221]  ))));&quot;Y&quot;;&quot;&quot;)">
            <text:p/>
          </table:table-cell>
          <table:table-cell table:formula="of:=IF(AND( [.F221]=&quot;&quot;; NOT(ISERROR(FIND(&quot;REFERENCES&quot;;[.B221]  ))));&quot;Y&quot;;&quot;&quot;)">
            <text:p/>
          </table:table-cell>
          <table:table-cell table:formula="of:=IF([.D221]=&quot;Y&quot;; MID([.B221];FIND(&quot;ALTER TABLE&quot;;[.B221])+12;LEN([.B221]));&quot;&quot;)" office:value-type="string" office:string-value="INPUTEVENTS_CV" calcext:value-type="string">
            <text:p>INPUTEVENTS_CV</text:p>
          </table:table-cell>
          <table:table-cell table:formula="of:=IF([.E221]=&quot;Y&quot;; MID([.B221];FIND(&quot;ADD CONSTRAINT&quot;;[.B221])+15;LEN([.B221]));&quot;&quot;)">
            <text:p/>
          </table:table-cell>
          <table:table-cell table:formula="of:=[.I221]">
            <text:p/>
          </table:table-cell>
          <table:table-cell table:formula="of:=IF([.F221]=&quot;Y&quot;; MID([.B221];FIND(&quot;FOREIGN KEY&quot;;[.B221])+13;LEN([.B221])-14);&quot;&quot;)">
            <text:p/>
          </table:table-cell>
          <table:table-cell table:formula="of:=IF([.G221]=&quot;Y&quot;; MID([.B221];FIND(&quot;REFERENCES&quot;;[.B221])+11;LEN([.B221]));&quot;&quot;)">
            <text:p/>
          </table:table-cell>
          <table:table-cell table:formula="of:=IF([.L221]&lt;&gt;&quot;&quot;;LEFT([.L221];FIND(&quot;(&quot;;[.L221])-1);&quot;&quot;)">
            <text:p/>
          </table:table-cell>
          <table:table-cell table:formula="of:=SUBSTITUTE( IF([.L221]&lt;&gt;&quot;&quot;;MID([.L221];FIND(&quot;(&quot;;[.L221])+1;LEN([.L221]));&quot;&quot;); &quot;);&quot;;&quot;&quot;)">
            <text:p/>
          </table:table-cell>
          <table:table-cell table:style-name="ce16" table:formula="of:=LOWER(IF([.H221]&lt;&gt;&quot;&quot;; &quot;MATCH (n:&quot; &amp; [.M224] &amp; &quot;), (m:&quot; &amp; [.H221] &amp; &quot;)&#10;WHERE m.&quot; &amp; [.K223] &amp; &quot; = n. &quot; &amp; [.N224] &amp; &quot; &#10;create (n)-[:&quot; &amp; [.J222] &amp; &quot; ]-&gt;(m)&#10;RETURN n,m&quot;;&quot;&quot;))" office:value-type="string" office:string-value="match (n:icustays), (m:inputevents_cv)&#10;where m.icustay_id = n. icustay_id &#10;create (n)-[:inputevents_cv_fk_icustay_id ]-&gt;(m)&#10;return n,m" calcext:value-type="string">
            <text:p>match (n:icustays), (m:inputevents_cv)</text:p>
            <text:p>where m.icustay_id = n. icustay_id </text:p>
            <text:p>create (n)-[:inputevents_cv_fk_icustay_id ]-&gt;(m)</text:p>
            <text:p>return n,m</text:p>
          </table:table-cell>
          <table:table-cell table:formula="of:=LOWER(IF([.H221]&lt;&gt;&quot;&quot;;[.H221];&quot;&quot;))" office:value-type="string" office:string-value="inputevents_cv" calcext:value-type="string">
            <text:p>inputevents_cv</text:p>
          </table:table-cell>
          <table:table-cell table:formula="of:=LOWER(IF([.H221]&lt;&gt;&quot;&quot;;[.K223];&quot;&quot;))" office:value-type="string" office:string-value="icustay_id" calcext:value-type="string">
            <text:p>icustay_id</text:p>
          </table:table-cell>
          <table:table-cell table:formula="of:=LOWER(IF([.H221]&lt;&gt;&quot;&quot;;[.M224];&quot;&quot;))" office:value-type="string" office:string-value="icustays" calcext:value-type="string">
            <text:p>icustays</text:p>
          </table:table-cell>
          <table:table-cell table:formula="of:=LOWER(IF([.H221]&lt;&gt;&quot;&quot;;[.N224];&quot;&quot;))" office:value-type="string" office:string-value="icustay_id" calcext:value-type="string">
            <text:p>icustay_id</text:p>
          </table:table-cell>
          <table:table-cell table:formula="of:=LOWER(IF([.H221]&lt;&gt;&quot;&quot;;[.J222];&quot;&quot;))" office:value-type="string" office:string-value="inputevents_cv_fk_icustay_id" calcext:value-type="string">
            <text:p>inputevents_cv_fk_icustay_id</text:p>
          </table:table-cell>
          <table:table-cell table:formula="of:=LOWER(IF([.H221]&lt;&gt;&quot;&quot;; &quot;MATCH (n:&quot; &amp; [.R221] &amp; &quot;), (m:&quot; &amp; [.P221] &amp; &quot;)&#10;WHERE m.&quot; &amp; [.Q221] &amp; &quot; = n. &quot; &amp; [.S221] &amp; &quot; &#10;create (n)-[:&quot; &amp; [.T221] &amp; &quot; ]-&gt;(m)&#10;RETURN n,m&quot;;&quot;&quot;))" office:value-type="string" office:string-value="match (n:icustays), (m:inputevents_cv)&#10;where m.icustay_id = n. icustay_id &#10;create (n)-[:inputevents_cv_fk_icustay_id ]-&gt;(m)&#10;return n,m" calcext:value-type="string">
            <text:p>match (n:icustays), (m:inputevents_cv)</text:p>
            <text:p>where m.icustay_id = n. icustay_id </text:p>
            <text:p>create (n)-[:inputevents_cv_fk_icustay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inputevents_cv_fk_icustay_id</text:p>
          </table:table-cell>
          <table:table-cell table:formula="of:=OR( [.B222]=&quot;&quot;; NOT(ISERROR(FIND(&quot;DROP CONSTRAINT&quot;;[.B222]))); NOT(ISERROR(FIND(&quot;--&quot;;[.B222]))))" office:value-type="float" office:value="0" calcext:value-type="float">
            <text:p>0</text:p>
          </table:table-cell>
          <table:table-cell table:formula="of:=IF(AND( NOT([.C222]); NOT(ISERROR(FIND(&quot;ALTER TABLE&quot;;[.B222]  ))));&quot;Y&quot;;&quot;&quot;)">
            <text:p/>
          </table:table-cell>
          <table:table-cell table:formula="of:=IF(AND( [.D222]=&quot;&quot;; NOT(ISERROR(FIND(&quot;ADD CONSTRAINT&quot;;[.B222]  ))));&quot;Y&quot;;&quot;&quot;)" office:value-type="string" office:string-value="Y" calcext:value-type="string">
            <text:p>Y</text:p>
          </table:table-cell>
          <table:table-cell table:formula="of:=IF(AND( [.E222]=&quot;&quot;; NOT(ISERROR(FIND(&quot;FOREIGN KEY&quot;;[.B222]  ))));&quot;Y&quot;;&quot;&quot;)">
            <text:p/>
          </table:table-cell>
          <table:table-cell table:formula="of:=IF(AND( [.F222]=&quot;&quot;; NOT(ISERROR(FIND(&quot;REFERENCES&quot;;[.B222]  ))));&quot;Y&quot;;&quot;&quot;)">
            <text:p/>
          </table:table-cell>
          <table:table-cell table:formula="of:=IF([.D222]=&quot;Y&quot;; MID([.B222];FIND(&quot;ALTER TABLE&quot;;[.B222])+12;LEN([.B222]));&quot;&quot;)">
            <text:p/>
          </table:table-cell>
          <table:table-cell table:formula="of:=IF([.E222]=&quot;Y&quot;; MID([.B222];FIND(&quot;ADD CONSTRAINT&quot;;[.B222])+15;LEN([.B222]));&quot;&quot;)" office:value-type="string" office:string-value="inputevents_cv_fk_icustay_id" calcext:value-type="string">
            <text:p>inputevents_cv_fk_icustay_id</text:p>
          </table:table-cell>
          <table:table-cell table:formula="of:=[.I222]" office:value-type="string" office:string-value="inputevents_cv_fk_icustay_id" calcext:value-type="string">
            <text:p>inputevents_cv_fk_icustay_id</text:p>
          </table:table-cell>
          <table:table-cell table:formula="of:=IF([.F222]=&quot;Y&quot;; MID([.B222];FIND(&quot;FOREIGN KEY&quot;;[.B222])+13;LEN([.B222])-14);&quot;&quot;)">
            <text:p/>
          </table:table-cell>
          <table:table-cell table:formula="of:=IF([.G222]=&quot;Y&quot;; MID([.B222];FIND(&quot;REFERENCES&quot;;[.B222])+11;LEN([.B222]));&quot;&quot;)">
            <text:p/>
          </table:table-cell>
          <table:table-cell table:formula="of:=IF([.L222]&lt;&gt;&quot;&quot;;LEFT([.L222];FIND(&quot;(&quot;;[.L222])-1);&quot;&quot;)">
            <text:p/>
          </table:table-cell>
          <table:table-cell table:formula="of:=SUBSTITUTE( IF([.L222]&lt;&gt;&quot;&quot;;MID([.L222];FIND(&quot;(&quot;;[.L222])+1;LEN([.L222]));&quot;&quot;); &quot;);&quot;;&quot;&quot;)">
            <text:p/>
          </table:table-cell>
          <table:table-cell table:style-name="ce16" table:formula="of:=LOWER(IF([.H222]&lt;&gt;&quot;&quot;; &quot;MATCH (n:&quot; &amp; [.M225] &amp; &quot;), (m:&quot; &amp; [.H222] &amp; &quot;)&#10;WHERE m.&quot; &amp; [.K224] &amp; &quot; = n. &quot; &amp; [.N225] &amp; &quot; &#10;create (n)-[:&quot; &amp; [.J223] &amp; &quot; ]-&gt;(m)&#10;RETURN n,m&quot;;&quot;&quot;))">
            <text:p/>
          </table:table-cell>
          <table:table-cell table:formula="of:=LOWER(IF([.H222]&lt;&gt;&quot;&quot;;[.H222];&quot;&quot;))">
            <text:p/>
          </table:table-cell>
          <table:table-cell table:formula="of:=LOWER(IF([.H222]&lt;&gt;&quot;&quot;;[.K224];&quot;&quot;))">
            <text:p/>
          </table:table-cell>
          <table:table-cell table:formula="of:=LOWER(IF([.H222]&lt;&gt;&quot;&quot;;[.M225];&quot;&quot;))">
            <text:p/>
          </table:table-cell>
          <table:table-cell table:formula="of:=LOWER(IF([.H222]&lt;&gt;&quot;&quot;;[.N225];&quot;&quot;))">
            <text:p/>
          </table:table-cell>
          <table:table-cell table:formula="of:=LOWER(IF([.H222]&lt;&gt;&quot;&quot;;[.J223];&quot;&quot;))">
            <text:p/>
          </table:table-cell>
          <table:table-cell table:formula="of:=LOWER(IF([.H222]&lt;&gt;&quot;&quot;; &quot;MATCH (n:&quot; &amp; [.R222] &amp; &quot;), (m:&quot; &amp; [.P222] &amp; &quot;)&#10;WHERE m.&quot; &amp; [.Q222] &amp; &quot; = n. &quot; &amp; [.S222] &amp; &quot; &#10;create (n)-[:&quot; &amp; [.T22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ICUSTAY_ID)</text:p>
          </table:table-cell>
          <table:table-cell table:formula="of:=OR( [.B223]=&quot;&quot;; NOT(ISERROR(FIND(&quot;DROP CONSTRAINT&quot;;[.B223]))); NOT(ISERROR(FIND(&quot;--&quot;;[.B223]))))" office:value-type="float" office:value="0" calcext:value-type="float">
            <text:p>0</text:p>
          </table:table-cell>
          <table:table-cell table:formula="of:=IF(AND( NOT([.C223]); NOT(ISERROR(FIND(&quot;ALTER TABLE&quot;;[.B223]  ))));&quot;Y&quot;;&quot;&quot;)">
            <text:p/>
          </table:table-cell>
          <table:table-cell table:formula="of:=IF(AND( [.D223]=&quot;&quot;; NOT(ISERROR(FIND(&quot;ADD CONSTRAINT&quot;;[.B223]  ))));&quot;Y&quot;;&quot;&quot;)">
            <text:p/>
          </table:table-cell>
          <table:table-cell table:formula="of:=IF(AND( [.E223]=&quot;&quot;; NOT(ISERROR(FIND(&quot;FOREIGN KEY&quot;;[.B223]  ))));&quot;Y&quot;;&quot;&quot;)" office:value-type="string" office:string-value="Y" calcext:value-type="string">
            <text:p>Y</text:p>
          </table:table-cell>
          <table:table-cell table:formula="of:=IF(AND( [.F223]=&quot;&quot;; NOT(ISERROR(FIND(&quot;REFERENCES&quot;;[.B223]  ))));&quot;Y&quot;;&quot;&quot;)">
            <text:p/>
          </table:table-cell>
          <table:table-cell table:formula="of:=IF([.D223]=&quot;Y&quot;; MID([.B223];FIND(&quot;ALTER TABLE&quot;;[.B223])+12;LEN([.B223]));&quot;&quot;)">
            <text:p/>
          </table:table-cell>
          <table:table-cell table:formula="of:=IF([.E223]=&quot;Y&quot;; MID([.B223];FIND(&quot;ADD CONSTRAINT&quot;;[.B223])+15;LEN([.B223]));&quot;&quot;)">
            <text:p/>
          </table:table-cell>
          <table:table-cell table:formula="of:=[.I223]">
            <text:p/>
          </table:table-cell>
          <table:table-cell table:formula="of:=IF([.F223]=&quot;Y&quot;; MID([.B223];FIND(&quot;FOREIGN KEY&quot;;[.B223])+13;LEN([.B223])-14);&quot;&quot;)" office:value-type="string" office:string-value="ICUSTAY_ID" calcext:value-type="string">
            <text:p>ICUSTAY_ID</text:p>
          </table:table-cell>
          <table:table-cell table:formula="of:=IF([.G223]=&quot;Y&quot;; MID([.B223];FIND(&quot;REFERENCES&quot;;[.B223])+11;LEN([.B223]));&quot;&quot;)">
            <text:p/>
          </table:table-cell>
          <table:table-cell table:formula="of:=IF([.L223]&lt;&gt;&quot;&quot;;LEFT([.L223];FIND(&quot;(&quot;;[.L223])-1);&quot;&quot;)">
            <text:p/>
          </table:table-cell>
          <table:table-cell table:formula="of:=SUBSTITUTE( IF([.L223]&lt;&gt;&quot;&quot;;MID([.L223];FIND(&quot;(&quot;;[.L223])+1;LEN([.L223]));&quot;&quot;); &quot;);&quot;;&quot;&quot;)">
            <text:p/>
          </table:table-cell>
          <table:table-cell table:style-name="ce16" table:formula="of:=LOWER(IF([.H223]&lt;&gt;&quot;&quot;; &quot;MATCH (n:&quot; &amp; [.M226] &amp; &quot;), (m:&quot; &amp; [.H223] &amp; &quot;)&#10;WHERE m.&quot; &amp; [.K225] &amp; &quot; = n. &quot; &amp; [.N226] &amp; &quot; &#10;create (n)-[:&quot; &amp; [.J224] &amp; &quot; ]-&gt;(m)&#10;RETURN n,m&quot;;&quot;&quot;))">
            <text:p/>
          </table:table-cell>
          <table:table-cell table:formula="of:=LOWER(IF([.H223]&lt;&gt;&quot;&quot;;[.H223];&quot;&quot;))">
            <text:p/>
          </table:table-cell>
          <table:table-cell table:formula="of:=LOWER(IF([.H223]&lt;&gt;&quot;&quot;;[.K225];&quot;&quot;))">
            <text:p/>
          </table:table-cell>
          <table:table-cell table:formula="of:=LOWER(IF([.H223]&lt;&gt;&quot;&quot;;[.M226];&quot;&quot;))">
            <text:p/>
          </table:table-cell>
          <table:table-cell table:formula="of:=LOWER(IF([.H223]&lt;&gt;&quot;&quot;;[.N226];&quot;&quot;))">
            <text:p/>
          </table:table-cell>
          <table:table-cell table:formula="of:=LOWER(IF([.H223]&lt;&gt;&quot;&quot;;[.J224];&quot;&quot;))">
            <text:p/>
          </table:table-cell>
          <table:table-cell table:formula="of:=LOWER(IF([.H223]&lt;&gt;&quot;&quot;; &quot;MATCH (n:&quot; &amp; [.R223] &amp; &quot;), (m:&quot; &amp; [.P223] &amp; &quot;)&#10;WHERE m.&quot; &amp; [.Q223] &amp; &quot; = n. &quot; &amp; [.S223] &amp; &quot; &#10;create (n)-[:&quot; &amp; [.T22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ICUSTAYS(ICUSTAY_ID);</text:p>
          </table:table-cell>
          <table:table-cell table:formula="of:=OR( [.B224]=&quot;&quot;; NOT(ISERROR(FIND(&quot;DROP CONSTRAINT&quot;;[.B224]))); NOT(ISERROR(FIND(&quot;--&quot;;[.B224]))))" office:value-type="float" office:value="0" calcext:value-type="float">
            <text:p>0</text:p>
          </table:table-cell>
          <table:table-cell table:formula="of:=IF(AND( NOT([.C224]); NOT(ISERROR(FIND(&quot;ALTER TABLE&quot;;[.B224]  ))));&quot;Y&quot;;&quot;&quot;)">
            <text:p/>
          </table:table-cell>
          <table:table-cell table:formula="of:=IF(AND( [.D224]=&quot;&quot;; NOT(ISERROR(FIND(&quot;ADD CONSTRAINT&quot;;[.B224]  ))));&quot;Y&quot;;&quot;&quot;)">
            <text:p/>
          </table:table-cell>
          <table:table-cell table:formula="of:=IF(AND( [.E224]=&quot;&quot;; NOT(ISERROR(FIND(&quot;FOREIGN KEY&quot;;[.B224]  ))));&quot;Y&quot;;&quot;&quot;)">
            <text:p/>
          </table:table-cell>
          <table:table-cell table:formula="of:=IF(AND( [.F224]=&quot;&quot;; NOT(ISERROR(FIND(&quot;REFERENCES&quot;;[.B224]  ))));&quot;Y&quot;;&quot;&quot;)" office:value-type="string" office:string-value="Y" calcext:value-type="string">
            <text:p>Y</text:p>
          </table:table-cell>
          <table:table-cell table:formula="of:=IF([.D224]=&quot;Y&quot;; MID([.B224];FIND(&quot;ALTER TABLE&quot;;[.B224])+12;LEN([.B224]));&quot;&quot;)">
            <text:p/>
          </table:table-cell>
          <table:table-cell table:formula="of:=IF([.E224]=&quot;Y&quot;; MID([.B224];FIND(&quot;ADD CONSTRAINT&quot;;[.B224])+15;LEN([.B224]));&quot;&quot;)">
            <text:p/>
          </table:table-cell>
          <table:table-cell table:formula="of:=[.I224]">
            <text:p/>
          </table:table-cell>
          <table:table-cell table:formula="of:=IF([.F224]=&quot;Y&quot;; MID([.B224];FIND(&quot;FOREIGN KEY&quot;;[.B224])+13;LEN([.B224])-14);&quot;&quot;)">
            <text:p/>
          </table:table-cell>
          <table:table-cell table:formula="of:=IF([.G224]=&quot;Y&quot;; MID([.B224];FIND(&quot;REFERENCES&quot;;[.B224])+11;LEN([.B224]));&quot;&quot;)" office:value-type="string" office:string-value="ICUSTAYS(ICUSTAY_ID);" calcext:value-type="string">
            <text:p>ICUSTAYS(ICUSTAY_ID);</text:p>
          </table:table-cell>
          <table:table-cell table:formula="of:=IF([.L224]&lt;&gt;&quot;&quot;;LEFT([.L224];FIND(&quot;(&quot;;[.L224])-1);&quot;&quot;)" office:value-type="string" office:string-value="ICUSTAYS" calcext:value-type="string">
            <text:p>ICUSTAYS</text:p>
          </table:table-cell>
          <table:table-cell table:formula="of:=SUBSTITUTE( IF([.L224]&lt;&gt;&quot;&quot;;MID([.L224];FIND(&quot;(&quot;;[.L224])+1;LEN([.L224]));&quot;&quot;); &quot;);&quot;;&quot;&quot;)" office:value-type="string" office:string-value="ICUSTAY_ID" calcext:value-type="string">
            <text:p>ICUSTAY_ID</text:p>
          </table:table-cell>
          <table:table-cell table:style-name="ce16" table:formula="of:=LOWER(IF([.H224]&lt;&gt;&quot;&quot;; &quot;MATCH (n:&quot; &amp; [.M227] &amp; &quot;), (m:&quot; &amp; [.H224] &amp; &quot;)&#10;WHERE m.&quot; &amp; [.K226] &amp; &quot; = n. &quot; &amp; [.N227] &amp; &quot; &#10;create (n)-[:&quot; &amp; [.J225] &amp; &quot; ]-&gt;(m)&#10;RETURN n,m&quot;;&quot;&quot;))">
            <text:p/>
          </table:table-cell>
          <table:table-cell table:formula="of:=LOWER(IF([.H224]&lt;&gt;&quot;&quot;;[.H224];&quot;&quot;))">
            <text:p/>
          </table:table-cell>
          <table:table-cell table:formula="of:=LOWER(IF([.H224]&lt;&gt;&quot;&quot;;[.K226];&quot;&quot;))">
            <text:p/>
          </table:table-cell>
          <table:table-cell table:formula="of:=LOWER(IF([.H224]&lt;&gt;&quot;&quot;;[.M227];&quot;&quot;))">
            <text:p/>
          </table:table-cell>
          <table:table-cell table:formula="of:=LOWER(IF([.H224]&lt;&gt;&quot;&quot;;[.N227];&quot;&quot;))">
            <text:p/>
          </table:table-cell>
          <table:table-cell table:formula="of:=LOWER(IF([.H224]&lt;&gt;&quot;&quot;;[.J225];&quot;&quot;))">
            <text:p/>
          </table:table-cell>
          <table:table-cell table:formula="of:=LOWER(IF([.H224]&lt;&gt;&quot;&quot;; &quot;MATCH (n:&quot; &amp; [.R224] &amp; &quot;), (m:&quot; &amp; [.P224] &amp; &quot;)&#10;WHERE m.&quot; &amp; [.Q224] &amp; &quot; = n. &quot; &amp; [.S224] &amp; &quot; &#10;create (n)-[:&quot; &amp; [.T22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25]=&quot;&quot;; NOT(ISERROR(FIND(&quot;DROP CONSTRAINT&quot;;[.B225]))); NOT(ISERROR(FIND(&quot;--&quot;;[.B225]))))" office:value-type="float" office:value="1" calcext:value-type="float">
            <text:p>1</text:p>
          </table:table-cell>
          <table:table-cell table:formula="of:=IF(AND( NOT([.C225]); NOT(ISERROR(FIND(&quot;ALTER TABLE&quot;;[.B225]  ))));&quot;Y&quot;;&quot;&quot;)">
            <text:p/>
          </table:table-cell>
          <table:table-cell table:formula="of:=IF(AND( [.D225]=&quot;&quot;; NOT(ISERROR(FIND(&quot;ADD CONSTRAINT&quot;;[.B225]  ))));&quot;Y&quot;;&quot;&quot;)">
            <text:p/>
          </table:table-cell>
          <table:table-cell table:formula="of:=IF(AND( [.E225]=&quot;&quot;; NOT(ISERROR(FIND(&quot;FOREIGN KEY&quot;;[.B225]  ))));&quot;Y&quot;;&quot;&quot;)">
            <text:p/>
          </table:table-cell>
          <table:table-cell table:formula="of:=IF(AND( [.F225]=&quot;&quot;; NOT(ISERROR(FIND(&quot;REFERENCES&quot;;[.B225]  ))));&quot;Y&quot;;&quot;&quot;)">
            <text:p/>
          </table:table-cell>
          <table:table-cell table:formula="of:=IF([.D225]=&quot;Y&quot;; MID([.B225];FIND(&quot;ALTER TABLE&quot;;[.B225])+12;LEN([.B225]));&quot;&quot;)">
            <text:p/>
          </table:table-cell>
          <table:table-cell table:formula="of:=IF([.E225]=&quot;Y&quot;; MID([.B225];FIND(&quot;ADD CONSTRAINT&quot;;[.B225])+15;LEN([.B225]));&quot;&quot;)">
            <text:p/>
          </table:table-cell>
          <table:table-cell table:formula="of:=[.I225]">
            <text:p/>
          </table:table-cell>
          <table:table-cell table:formula="of:=IF([.F225]=&quot;Y&quot;; MID([.B225];FIND(&quot;FOREIGN KEY&quot;;[.B225])+13;LEN([.B225])-14);&quot;&quot;)">
            <text:p/>
          </table:table-cell>
          <table:table-cell table:formula="of:=IF([.G225]=&quot;Y&quot;; MID([.B225];FIND(&quot;REFERENCES&quot;;[.B225])+11;LEN([.B225]));&quot;&quot;)">
            <text:p/>
          </table:table-cell>
          <table:table-cell table:formula="of:=IF([.L225]&lt;&gt;&quot;&quot;;LEFT([.L225];FIND(&quot;(&quot;;[.L225])-1);&quot;&quot;)">
            <text:p/>
          </table:table-cell>
          <table:table-cell table:formula="of:=SUBSTITUTE( IF([.L225]&lt;&gt;&quot;&quot;;MID([.L225];FIND(&quot;(&quot;;[.L225])+1;LEN([.L225]));&quot;&quot;); &quot;);&quot;;&quot;&quot;)">
            <text:p/>
          </table:table-cell>
          <table:table-cell table:style-name="ce16" table:formula="of:=LOWER(IF([.H225]&lt;&gt;&quot;&quot;; &quot;MATCH (n:&quot; &amp; [.M228] &amp; &quot;), (m:&quot; &amp; [.H225] &amp; &quot;)&#10;WHERE m.&quot; &amp; [.K227] &amp; &quot; = n. &quot; &amp; [.N228] &amp; &quot; &#10;create (n)-[:&quot; &amp; [.J226] &amp; &quot; ]-&gt;(m)&#10;RETURN n,m&quot;;&quot;&quot;))">
            <text:p/>
          </table:table-cell>
          <table:table-cell table:formula="of:=LOWER(IF([.H225]&lt;&gt;&quot;&quot;;[.H225];&quot;&quot;))">
            <text:p/>
          </table:table-cell>
          <table:table-cell table:formula="of:=LOWER(IF([.H225]&lt;&gt;&quot;&quot;;[.K227];&quot;&quot;))">
            <text:p/>
          </table:table-cell>
          <table:table-cell table:formula="of:=LOWER(IF([.H225]&lt;&gt;&quot;&quot;;[.M228];&quot;&quot;))">
            <text:p/>
          </table:table-cell>
          <table:table-cell table:formula="of:=LOWER(IF([.H225]&lt;&gt;&quot;&quot;;[.N228];&quot;&quot;))">
            <text:p/>
          </table:table-cell>
          <table:table-cell table:formula="of:=LOWER(IF([.H225]&lt;&gt;&quot;&quot;;[.J226];&quot;&quot;))">
            <text:p/>
          </table:table-cell>
          <table:table-cell table:formula="of:=LOWER(IF([.H225]&lt;&gt;&quot;&quot;; &quot;MATCH (n:&quot; &amp; [.R225] &amp; &quot;), (m:&quot; &amp; [.P225] &amp; &quot;)&#10;WHERE m.&quot; &amp; [.Q225] &amp; &quot; = n. &quot; &amp; [.S225] &amp; &quot; &#10;create (n)-[:&quot; &amp; [.T22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cgid</text:p>
          </table:table-cell>
          <table:table-cell table:formula="of:=OR( [.B226]=&quot;&quot;; NOT(ISERROR(FIND(&quot;DROP CONSTRAINT&quot;;[.B226]))); NOT(ISERROR(FIND(&quot;--&quot;;[.B226]))))" office:value-type="float" office:value="1" calcext:value-type="float">
            <text:p>1</text:p>
          </table:table-cell>
          <table:table-cell table:formula="of:=IF(AND( NOT([.C226]); NOT(ISERROR(FIND(&quot;ALTER TABLE&quot;;[.B226]  ))));&quot;Y&quot;;&quot;&quot;)">
            <text:p/>
          </table:table-cell>
          <table:table-cell table:formula="of:=IF(AND( [.D226]=&quot;&quot;; NOT(ISERROR(FIND(&quot;ADD CONSTRAINT&quot;;[.B226]  ))));&quot;Y&quot;;&quot;&quot;)">
            <text:p/>
          </table:table-cell>
          <table:table-cell table:formula="of:=IF(AND( [.E226]=&quot;&quot;; NOT(ISERROR(FIND(&quot;FOREIGN KEY&quot;;[.B226]  ))));&quot;Y&quot;;&quot;&quot;)">
            <text:p/>
          </table:table-cell>
          <table:table-cell table:formula="of:=IF(AND( [.F226]=&quot;&quot;; NOT(ISERROR(FIND(&quot;REFERENCES&quot;;[.B226]  ))));&quot;Y&quot;;&quot;&quot;)">
            <text:p/>
          </table:table-cell>
          <table:table-cell table:formula="of:=IF([.D226]=&quot;Y&quot;; MID([.B226];FIND(&quot;ALTER TABLE&quot;;[.B226])+12;LEN([.B226]));&quot;&quot;)">
            <text:p/>
          </table:table-cell>
          <table:table-cell table:formula="of:=IF([.E226]=&quot;Y&quot;; MID([.B226];FIND(&quot;ADD CONSTRAINT&quot;;[.B226])+15;LEN([.B226]));&quot;&quot;)">
            <text:p/>
          </table:table-cell>
          <table:table-cell table:formula="of:=[.I226]">
            <text:p/>
          </table:table-cell>
          <table:table-cell table:formula="of:=IF([.F226]=&quot;Y&quot;; MID([.B226];FIND(&quot;FOREIGN KEY&quot;;[.B226])+13;LEN([.B226])-14);&quot;&quot;)">
            <text:p/>
          </table:table-cell>
          <table:table-cell table:formula="of:=IF([.G226]=&quot;Y&quot;; MID([.B226];FIND(&quot;REFERENCES&quot;;[.B226])+11;LEN([.B226]));&quot;&quot;)">
            <text:p/>
          </table:table-cell>
          <table:table-cell table:formula="of:=IF([.L226]&lt;&gt;&quot;&quot;;LEFT([.L226];FIND(&quot;(&quot;;[.L226])-1);&quot;&quot;)">
            <text:p/>
          </table:table-cell>
          <table:table-cell table:formula="of:=SUBSTITUTE( IF([.L226]&lt;&gt;&quot;&quot;;MID([.L226];FIND(&quot;(&quot;;[.L226])+1;LEN([.L226]));&quot;&quot;); &quot;);&quot;;&quot;&quot;)">
            <text:p/>
          </table:table-cell>
          <table:table-cell table:style-name="ce16" table:formula="of:=LOWER(IF([.H226]&lt;&gt;&quot;&quot;; &quot;MATCH (n:&quot; &amp; [.M229] &amp; &quot;), (m:&quot; &amp; [.H226] &amp; &quot;)&#10;WHERE m.&quot; &amp; [.K228] &amp; &quot; = n. &quot; &amp; [.N229] &amp; &quot; &#10;create (n)-[:&quot; &amp; [.J227] &amp; &quot; ]-&gt;(m)&#10;RETURN n,m&quot;;&quot;&quot;))">
            <text:p/>
          </table:table-cell>
          <table:table-cell table:formula="of:=LOWER(IF([.H226]&lt;&gt;&quot;&quot;;[.H226];&quot;&quot;))">
            <text:p/>
          </table:table-cell>
          <table:table-cell table:formula="of:=LOWER(IF([.H226]&lt;&gt;&quot;&quot;;[.K228];&quot;&quot;))">
            <text:p/>
          </table:table-cell>
          <table:table-cell table:formula="of:=LOWER(IF([.H226]&lt;&gt;&quot;&quot;;[.M229];&quot;&quot;))">
            <text:p/>
          </table:table-cell>
          <table:table-cell table:formula="of:=LOWER(IF([.H226]&lt;&gt;&quot;&quot;;[.N229];&quot;&quot;))">
            <text:p/>
          </table:table-cell>
          <table:table-cell table:formula="of:=LOWER(IF([.H226]&lt;&gt;&quot;&quot;;[.J227];&quot;&quot;))">
            <text:p/>
          </table:table-cell>
          <table:table-cell table:formula="of:=LOWER(IF([.H226]&lt;&gt;&quot;&quot;; &quot;MATCH (n:&quot; &amp; [.R226] &amp; &quot;), (m:&quot; &amp; [.P226] &amp; &quot;)&#10;WHERE m.&quot; &amp; [.Q226] &amp; &quot; = n. &quot; &amp; [.S226] &amp; &quot; &#10;create (n)-[:&quot; &amp; [.T22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INPUTEVENTS_CV DROP CONSTRAINT IF EXISTS inputevents_cv_fk_cgid;</text:p>
          </table:table-cell>
          <table:table-cell table:formula="of:=OR( [.B227]=&quot;&quot;; NOT(ISERROR(FIND(&quot;DROP CONSTRAINT&quot;;[.B227]))); NOT(ISERROR(FIND(&quot;--&quot;;[.B227]))))" office:value-type="float" office:value="1" calcext:value-type="float">
            <text:p>1</text:p>
          </table:table-cell>
          <table:table-cell table:formula="of:=IF(AND( NOT([.C227]); NOT(ISERROR(FIND(&quot;ALTER TABLE&quot;;[.B227]  ))));&quot;Y&quot;;&quot;&quot;)">
            <text:p/>
          </table:table-cell>
          <table:table-cell table:formula="of:=IF(AND( [.D227]=&quot;&quot;; NOT(ISERROR(FIND(&quot;ADD CONSTRAINT&quot;;[.B227]  ))));&quot;Y&quot;;&quot;&quot;)">
            <text:p/>
          </table:table-cell>
          <table:table-cell table:formula="of:=IF(AND( [.E227]=&quot;&quot;; NOT(ISERROR(FIND(&quot;FOREIGN KEY&quot;;[.B227]  ))));&quot;Y&quot;;&quot;&quot;)">
            <text:p/>
          </table:table-cell>
          <table:table-cell table:formula="of:=IF(AND( [.F227]=&quot;&quot;; NOT(ISERROR(FIND(&quot;REFERENCES&quot;;[.B227]  ))));&quot;Y&quot;;&quot;&quot;)">
            <text:p/>
          </table:table-cell>
          <table:table-cell table:formula="of:=IF([.D227]=&quot;Y&quot;; MID([.B227];FIND(&quot;ALTER TABLE&quot;;[.B227])+12;LEN([.B227]));&quot;&quot;)">
            <text:p/>
          </table:table-cell>
          <table:table-cell table:formula="of:=IF([.E227]=&quot;Y&quot;; MID([.B227];FIND(&quot;ADD CONSTRAINT&quot;;[.B227])+15;LEN([.B227]));&quot;&quot;)">
            <text:p/>
          </table:table-cell>
          <table:table-cell table:formula="of:=[.I227]">
            <text:p/>
          </table:table-cell>
          <table:table-cell table:formula="of:=IF([.F227]=&quot;Y&quot;; MID([.B227];FIND(&quot;FOREIGN KEY&quot;;[.B227])+13;LEN([.B227])-14);&quot;&quot;)">
            <text:p/>
          </table:table-cell>
          <table:table-cell table:formula="of:=IF([.G227]=&quot;Y&quot;; MID([.B227];FIND(&quot;REFERENCES&quot;;[.B227])+11;LEN([.B227]));&quot;&quot;)">
            <text:p/>
          </table:table-cell>
          <table:table-cell table:formula="of:=IF([.L227]&lt;&gt;&quot;&quot;;LEFT([.L227];FIND(&quot;(&quot;;[.L227])-1);&quot;&quot;)">
            <text:p/>
          </table:table-cell>
          <table:table-cell table:formula="of:=SUBSTITUTE( IF([.L227]&lt;&gt;&quot;&quot;;MID([.L227];FIND(&quot;(&quot;;[.L227])+1;LEN([.L227]));&quot;&quot;); &quot;);&quot;;&quot;&quot;)">
            <text:p/>
          </table:table-cell>
          <table:table-cell table:style-name="ce16" table:formula="of:=LOWER(IF([.H227]&lt;&gt;&quot;&quot;; &quot;MATCH (n:&quot; &amp; [.M230] &amp; &quot;), (m:&quot; &amp; [.H227] &amp; &quot;)&#10;WHERE m.&quot; &amp; [.K229] &amp; &quot; = n. &quot; &amp; [.N230] &amp; &quot; &#10;create (n)-[:&quot; &amp; [.J228] &amp; &quot; ]-&gt;(m)&#10;RETURN n,m&quot;;&quot;&quot;))">
            <text:p/>
          </table:table-cell>
          <table:table-cell table:formula="of:=LOWER(IF([.H227]&lt;&gt;&quot;&quot;;[.H227];&quot;&quot;))">
            <text:p/>
          </table:table-cell>
          <table:table-cell table:formula="of:=LOWER(IF([.H227]&lt;&gt;&quot;&quot;;[.K229];&quot;&quot;))">
            <text:p/>
          </table:table-cell>
          <table:table-cell table:formula="of:=LOWER(IF([.H227]&lt;&gt;&quot;&quot;;[.M230];&quot;&quot;))">
            <text:p/>
          </table:table-cell>
          <table:table-cell table:formula="of:=LOWER(IF([.H227]&lt;&gt;&quot;&quot;;[.N230];&quot;&quot;))">
            <text:p/>
          </table:table-cell>
          <table:table-cell table:formula="of:=LOWER(IF([.H227]&lt;&gt;&quot;&quot;;[.J228];&quot;&quot;))">
            <text:p/>
          </table:table-cell>
          <table:table-cell table:formula="of:=LOWER(IF([.H227]&lt;&gt;&quot;&quot;; &quot;MATCH (n:&quot; &amp; [.R227] &amp; &quot;), (m:&quot; &amp; [.P227] &amp; &quot;)&#10;WHERE m.&quot; &amp; [.Q227] &amp; &quot; = n. &quot; &amp; [.S227] &amp; &quot; &#10;create (n)-[:&quot; &amp; [.T227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INPUTEVENTS_CV</text:p>
          </table:table-cell>
          <table:table-cell table:formula="of:=OR( [.B228]=&quot;&quot;; NOT(ISERROR(FIND(&quot;DROP CONSTRAINT&quot;;[.B228]))); NOT(ISERROR(FIND(&quot;--&quot;;[.B228]))))" office:value-type="float" office:value="0" calcext:value-type="float">
            <text:p>0</text:p>
          </table:table-cell>
          <table:table-cell table:formula="of:=IF(AND( NOT([.C228]); NOT(ISERROR(FIND(&quot;ALTER TABLE&quot;;[.B228]  ))));&quot;Y&quot;;&quot;&quot;)" office:value-type="string" office:string-value="Y" calcext:value-type="string">
            <text:p>Y</text:p>
          </table:table-cell>
          <table:table-cell table:formula="of:=IF(AND( [.D228]=&quot;&quot;; NOT(ISERROR(FIND(&quot;ADD CONSTRAINT&quot;;[.B228]  ))));&quot;Y&quot;;&quot;&quot;)">
            <text:p/>
          </table:table-cell>
          <table:table-cell table:formula="of:=IF(AND( [.E228]=&quot;&quot;; NOT(ISERROR(FIND(&quot;FOREIGN KEY&quot;;[.B228]  ))));&quot;Y&quot;;&quot;&quot;)">
            <text:p/>
          </table:table-cell>
          <table:table-cell table:formula="of:=IF(AND( [.F228]=&quot;&quot;; NOT(ISERROR(FIND(&quot;REFERENCES&quot;;[.B228]  ))));&quot;Y&quot;;&quot;&quot;)">
            <text:p/>
          </table:table-cell>
          <table:table-cell table:formula="of:=IF([.D228]=&quot;Y&quot;; MID([.B228];FIND(&quot;ALTER TABLE&quot;;[.B228])+12;LEN([.B228]));&quot;&quot;)" office:value-type="string" office:string-value="INPUTEVENTS_CV" calcext:value-type="string">
            <text:p>INPUTEVENTS_CV</text:p>
          </table:table-cell>
          <table:table-cell table:formula="of:=IF([.E228]=&quot;Y&quot;; MID([.B228];FIND(&quot;ADD CONSTRAINT&quot;;[.B228])+15;LEN([.B228]));&quot;&quot;)">
            <text:p/>
          </table:table-cell>
          <table:table-cell table:formula="of:=[.I228]">
            <text:p/>
          </table:table-cell>
          <table:table-cell table:formula="of:=IF([.F228]=&quot;Y&quot;; MID([.B228];FIND(&quot;FOREIGN KEY&quot;;[.B228])+13;LEN([.B228])-14);&quot;&quot;)">
            <text:p/>
          </table:table-cell>
          <table:table-cell table:formula="of:=IF([.G228]=&quot;Y&quot;; MID([.B228];FIND(&quot;REFERENCES&quot;;[.B228])+11;LEN([.B228]));&quot;&quot;)">
            <text:p/>
          </table:table-cell>
          <table:table-cell table:formula="of:=IF([.L228]&lt;&gt;&quot;&quot;;LEFT([.L228];FIND(&quot;(&quot;;[.L228])-1);&quot;&quot;)">
            <text:p/>
          </table:table-cell>
          <table:table-cell table:formula="of:=SUBSTITUTE( IF([.L228]&lt;&gt;&quot;&quot;;MID([.L228];FIND(&quot;(&quot;;[.L228])+1;LEN([.L228]));&quot;&quot;); &quot;);&quot;;&quot;&quot;)">
            <text:p/>
          </table:table-cell>
          <table:table-cell table:style-name="ce16" table:formula="of:=LOWER(IF([.H228]&lt;&gt;&quot;&quot;; &quot;MATCH (n:&quot; &amp; [.M231] &amp; &quot;), (m:&quot; &amp; [.H228] &amp; &quot;)&#10;WHERE m.&quot; &amp; [.K230] &amp; &quot; = n. &quot; &amp; [.N231] &amp; &quot; &#10;create (n)-[:&quot; &amp; [.J229] &amp; &quot; ]-&gt;(m)&#10;RETURN n,m&quot;;&quot;&quot;))" office:value-type="string" office:string-value="match (n:caregivers), (m:inputevents_cv)&#10;where m.cgid = n. cgid &#10;create (n)-[:inputevents_cv_fk_cgid ]-&gt;(m)&#10;return n,m" calcext:value-type="string">
            <text:p>match (n:caregivers), (m:inputevents_cv)</text:p>
            <text:p>where m.cgid = n. cgid </text:p>
            <text:p>create (n)-[:inputevents_cv_fk_cgid ]-&gt;(m)</text:p>
            <text:p>return n,m</text:p>
          </table:table-cell>
          <table:table-cell table:formula="of:=LOWER(IF([.H228]&lt;&gt;&quot;&quot;;[.H228];&quot;&quot;))" office:value-type="string" office:string-value="inputevents_cv" calcext:value-type="string">
            <text:p>inputevents_cv</text:p>
          </table:table-cell>
          <table:table-cell table:formula="of:=LOWER(IF([.H228]&lt;&gt;&quot;&quot;;[.K230];&quot;&quot;))" office:value-type="string" office:string-value="cgid" calcext:value-type="string">
            <text:p>cgid</text:p>
          </table:table-cell>
          <table:table-cell table:formula="of:=LOWER(IF([.H228]&lt;&gt;&quot;&quot;;[.M231];&quot;&quot;))" office:value-type="string" office:string-value="caregivers" calcext:value-type="string">
            <text:p>caregivers</text:p>
          </table:table-cell>
          <table:table-cell table:formula="of:=LOWER(IF([.H228]&lt;&gt;&quot;&quot;;[.N231];&quot;&quot;))" office:value-type="string" office:string-value="cgid" calcext:value-type="string">
            <text:p>cgid</text:p>
          </table:table-cell>
          <table:table-cell table:formula="of:=LOWER(IF([.H228]&lt;&gt;&quot;&quot;;[.J229];&quot;&quot;))" office:value-type="string" office:string-value="inputevents_cv_fk_cgid" calcext:value-type="string">
            <text:p>inputevents_cv_fk_cgid</text:p>
          </table:table-cell>
          <table:table-cell table:formula="of:=LOWER(IF([.H228]&lt;&gt;&quot;&quot;; &quot;MATCH (n:&quot; &amp; [.R228] &amp; &quot;), (m:&quot; &amp; [.P228] &amp; &quot;)&#10;WHERE m.&quot; &amp; [.Q228] &amp; &quot; = n. &quot; &amp; [.S228] &amp; &quot; &#10;create (n)-[:&quot; &amp; [.T228] &amp; &quot; ]-&gt;(m)&#10;RETURN n,m&quot;;&quot;&quot;))" office:value-type="string" office:string-value="match (n:caregivers), (m:inputevents_cv)&#10;where m.cgid = n. cgid &#10;create (n)-[:inputevents_cv_fk_cgid ]-&gt;(m)&#10;return n,m" calcext:value-type="string">
            <text:p>match (n:caregivers), (m:inputevents_cv)</text:p>
            <text:p>where m.cgid = n. cgid </text:p>
            <text:p>create (n)-[:inputevents_cv_fk_cg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inputevents_cv_fk_cgid</text:p>
          </table:table-cell>
          <table:table-cell table:formula="of:=OR( [.B229]=&quot;&quot;; NOT(ISERROR(FIND(&quot;DROP CONSTRAINT&quot;;[.B229]))); NOT(ISERROR(FIND(&quot;--&quot;;[.B229]))))" office:value-type="float" office:value="0" calcext:value-type="float">
            <text:p>0</text:p>
          </table:table-cell>
          <table:table-cell table:formula="of:=IF(AND( NOT([.C229]); NOT(ISERROR(FIND(&quot;ALTER TABLE&quot;;[.B229]  ))));&quot;Y&quot;;&quot;&quot;)">
            <text:p/>
          </table:table-cell>
          <table:table-cell table:formula="of:=IF(AND( [.D229]=&quot;&quot;; NOT(ISERROR(FIND(&quot;ADD CONSTRAINT&quot;;[.B229]  ))));&quot;Y&quot;;&quot;&quot;)" office:value-type="string" office:string-value="Y" calcext:value-type="string">
            <text:p>Y</text:p>
          </table:table-cell>
          <table:table-cell table:formula="of:=IF(AND( [.E229]=&quot;&quot;; NOT(ISERROR(FIND(&quot;FOREIGN KEY&quot;;[.B229]  ))));&quot;Y&quot;;&quot;&quot;)">
            <text:p/>
          </table:table-cell>
          <table:table-cell table:formula="of:=IF(AND( [.F229]=&quot;&quot;; NOT(ISERROR(FIND(&quot;REFERENCES&quot;;[.B229]  ))));&quot;Y&quot;;&quot;&quot;)">
            <text:p/>
          </table:table-cell>
          <table:table-cell table:formula="of:=IF([.D229]=&quot;Y&quot;; MID([.B229];FIND(&quot;ALTER TABLE&quot;;[.B229])+12;LEN([.B229]));&quot;&quot;)">
            <text:p/>
          </table:table-cell>
          <table:table-cell table:formula="of:=IF([.E229]=&quot;Y&quot;; MID([.B229];FIND(&quot;ADD CONSTRAINT&quot;;[.B229])+15;LEN([.B229]));&quot;&quot;)" office:value-type="string" office:string-value="inputevents_cv_fk_cgid" calcext:value-type="string">
            <text:p>inputevents_cv_fk_cgid</text:p>
          </table:table-cell>
          <table:table-cell table:formula="of:=[.I229]" office:value-type="string" office:string-value="inputevents_cv_fk_cgid" calcext:value-type="string">
            <text:p>inputevents_cv_fk_cgid</text:p>
          </table:table-cell>
          <table:table-cell table:formula="of:=IF([.F229]=&quot;Y&quot;; MID([.B229];FIND(&quot;FOREIGN KEY&quot;;[.B229])+13;LEN([.B229])-14);&quot;&quot;)">
            <text:p/>
          </table:table-cell>
          <table:table-cell table:formula="of:=IF([.G229]=&quot;Y&quot;; MID([.B229];FIND(&quot;REFERENCES&quot;;[.B229])+11;LEN([.B229]));&quot;&quot;)">
            <text:p/>
          </table:table-cell>
          <table:table-cell table:formula="of:=IF([.L229]&lt;&gt;&quot;&quot;;LEFT([.L229];FIND(&quot;(&quot;;[.L229])-1);&quot;&quot;)">
            <text:p/>
          </table:table-cell>
          <table:table-cell table:formula="of:=SUBSTITUTE( IF([.L229]&lt;&gt;&quot;&quot;;MID([.L229];FIND(&quot;(&quot;;[.L229])+1;LEN([.L229]));&quot;&quot;); &quot;);&quot;;&quot;&quot;)">
            <text:p/>
          </table:table-cell>
          <table:table-cell table:style-name="ce16" table:formula="of:=LOWER(IF([.H229]&lt;&gt;&quot;&quot;; &quot;MATCH (n:&quot; &amp; [.M232] &amp; &quot;), (m:&quot; &amp; [.H229] &amp; &quot;)&#10;WHERE m.&quot; &amp; [.K231] &amp; &quot; = n. &quot; &amp; [.N232] &amp; &quot; &#10;create (n)-[:&quot; &amp; [.J230] &amp; &quot; ]-&gt;(m)&#10;RETURN n,m&quot;;&quot;&quot;))">
            <text:p/>
          </table:table-cell>
          <table:table-cell table:formula="of:=LOWER(IF([.H229]&lt;&gt;&quot;&quot;;[.H229];&quot;&quot;))">
            <text:p/>
          </table:table-cell>
          <table:table-cell table:formula="of:=LOWER(IF([.H229]&lt;&gt;&quot;&quot;;[.K231];&quot;&quot;))">
            <text:p/>
          </table:table-cell>
          <table:table-cell table:formula="of:=LOWER(IF([.H229]&lt;&gt;&quot;&quot;;[.M232];&quot;&quot;))">
            <text:p/>
          </table:table-cell>
          <table:table-cell table:formula="of:=LOWER(IF([.H229]&lt;&gt;&quot;&quot;;[.N232];&quot;&quot;))">
            <text:p/>
          </table:table-cell>
          <table:table-cell table:formula="of:=LOWER(IF([.H229]&lt;&gt;&quot;&quot;;[.J230];&quot;&quot;))">
            <text:p/>
          </table:table-cell>
          <table:table-cell table:formula="of:=LOWER(IF([.H229]&lt;&gt;&quot;&quot;; &quot;MATCH (n:&quot; &amp; [.R229] &amp; &quot;), (m:&quot; &amp; [.P229] &amp; &quot;)&#10;WHERE m.&quot; &amp; [.Q229] &amp; &quot; = n. &quot; &amp; [.S229] &amp; &quot; &#10;create (n)-[:&quot; &amp; [.T22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CGID)</text:p>
          </table:table-cell>
          <table:table-cell table:formula="of:=OR( [.B230]=&quot;&quot;; NOT(ISERROR(FIND(&quot;DROP CONSTRAINT&quot;;[.B230]))); NOT(ISERROR(FIND(&quot;--&quot;;[.B230]))))" office:value-type="float" office:value="0" calcext:value-type="float">
            <text:p>0</text:p>
          </table:table-cell>
          <table:table-cell table:formula="of:=IF(AND( NOT([.C230]); NOT(ISERROR(FIND(&quot;ALTER TABLE&quot;;[.B230]  ))));&quot;Y&quot;;&quot;&quot;)">
            <text:p/>
          </table:table-cell>
          <table:table-cell table:formula="of:=IF(AND( [.D230]=&quot;&quot;; NOT(ISERROR(FIND(&quot;ADD CONSTRAINT&quot;;[.B230]  ))));&quot;Y&quot;;&quot;&quot;)">
            <text:p/>
          </table:table-cell>
          <table:table-cell table:formula="of:=IF(AND( [.E230]=&quot;&quot;; NOT(ISERROR(FIND(&quot;FOREIGN KEY&quot;;[.B230]  ))));&quot;Y&quot;;&quot;&quot;)" office:value-type="string" office:string-value="Y" calcext:value-type="string">
            <text:p>Y</text:p>
          </table:table-cell>
          <table:table-cell table:formula="of:=IF(AND( [.F230]=&quot;&quot;; NOT(ISERROR(FIND(&quot;REFERENCES&quot;;[.B230]  ))));&quot;Y&quot;;&quot;&quot;)">
            <text:p/>
          </table:table-cell>
          <table:table-cell table:formula="of:=IF([.D230]=&quot;Y&quot;; MID([.B230];FIND(&quot;ALTER TABLE&quot;;[.B230])+12;LEN([.B230]));&quot;&quot;)">
            <text:p/>
          </table:table-cell>
          <table:table-cell table:formula="of:=IF([.E230]=&quot;Y&quot;; MID([.B230];FIND(&quot;ADD CONSTRAINT&quot;;[.B230])+15;LEN([.B230]));&quot;&quot;)">
            <text:p/>
          </table:table-cell>
          <table:table-cell table:formula="of:=[.I230]">
            <text:p/>
          </table:table-cell>
          <table:table-cell table:formula="of:=IF([.F230]=&quot;Y&quot;; MID([.B230];FIND(&quot;FOREIGN KEY&quot;;[.B230])+13;LEN([.B230])-14);&quot;&quot;)" office:value-type="string" office:string-value="CGID" calcext:value-type="string">
            <text:p>CGID</text:p>
          </table:table-cell>
          <table:table-cell table:formula="of:=IF([.G230]=&quot;Y&quot;; MID([.B230];FIND(&quot;REFERENCES&quot;;[.B230])+11;LEN([.B230]));&quot;&quot;)">
            <text:p/>
          </table:table-cell>
          <table:table-cell table:formula="of:=IF([.L230]&lt;&gt;&quot;&quot;;LEFT([.L230];FIND(&quot;(&quot;;[.L230])-1);&quot;&quot;)">
            <text:p/>
          </table:table-cell>
          <table:table-cell table:formula="of:=SUBSTITUTE( IF([.L230]&lt;&gt;&quot;&quot;;MID([.L230];FIND(&quot;(&quot;;[.L230])+1;LEN([.L230]));&quot;&quot;); &quot;);&quot;;&quot;&quot;)">
            <text:p/>
          </table:table-cell>
          <table:table-cell table:style-name="ce16" table:formula="of:=LOWER(IF([.H230]&lt;&gt;&quot;&quot;; &quot;MATCH (n:&quot; &amp; [.M233] &amp; &quot;), (m:&quot; &amp; [.H230] &amp; &quot;)&#10;WHERE m.&quot; &amp; [.K232] &amp; &quot; = n. &quot; &amp; [.N233] &amp; &quot; &#10;create (n)-[:&quot; &amp; [.J231] &amp; &quot; ]-&gt;(m)&#10;RETURN n,m&quot;;&quot;&quot;))">
            <text:p/>
          </table:table-cell>
          <table:table-cell table:formula="of:=LOWER(IF([.H230]&lt;&gt;&quot;&quot;;[.H230];&quot;&quot;))">
            <text:p/>
          </table:table-cell>
          <table:table-cell table:formula="of:=LOWER(IF([.H230]&lt;&gt;&quot;&quot;;[.K232];&quot;&quot;))">
            <text:p/>
          </table:table-cell>
          <table:table-cell table:formula="of:=LOWER(IF([.H230]&lt;&gt;&quot;&quot;;[.M233];&quot;&quot;))">
            <text:p/>
          </table:table-cell>
          <table:table-cell table:formula="of:=LOWER(IF([.H230]&lt;&gt;&quot;&quot;;[.N233];&quot;&quot;))">
            <text:p/>
          </table:table-cell>
          <table:table-cell table:formula="of:=LOWER(IF([.H230]&lt;&gt;&quot;&quot;;[.J231];&quot;&quot;))">
            <text:p/>
          </table:table-cell>
          <table:table-cell table:formula="of:=LOWER(IF([.H230]&lt;&gt;&quot;&quot;; &quot;MATCH (n:&quot; &amp; [.R230] &amp; &quot;), (m:&quot; &amp; [.P230] &amp; &quot;)&#10;WHERE m.&quot; &amp; [.Q230] &amp; &quot; = n. &quot; &amp; [.S230] &amp; &quot; &#10;create (n)-[:&quot; &amp; [.T23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CAREGIVERS(CGID);</text:p>
          </table:table-cell>
          <table:table-cell table:formula="of:=OR( [.B231]=&quot;&quot;; NOT(ISERROR(FIND(&quot;DROP CONSTRAINT&quot;;[.B231]))); NOT(ISERROR(FIND(&quot;--&quot;;[.B231]))))" office:value-type="float" office:value="0" calcext:value-type="float">
            <text:p>0</text:p>
          </table:table-cell>
          <table:table-cell table:formula="of:=IF(AND( NOT([.C231]); NOT(ISERROR(FIND(&quot;ALTER TABLE&quot;;[.B231]  ))));&quot;Y&quot;;&quot;&quot;)">
            <text:p/>
          </table:table-cell>
          <table:table-cell table:formula="of:=IF(AND( [.D231]=&quot;&quot;; NOT(ISERROR(FIND(&quot;ADD CONSTRAINT&quot;;[.B231]  ))));&quot;Y&quot;;&quot;&quot;)">
            <text:p/>
          </table:table-cell>
          <table:table-cell table:formula="of:=IF(AND( [.E231]=&quot;&quot;; NOT(ISERROR(FIND(&quot;FOREIGN KEY&quot;;[.B231]  ))));&quot;Y&quot;;&quot;&quot;)">
            <text:p/>
          </table:table-cell>
          <table:table-cell table:formula="of:=IF(AND( [.F231]=&quot;&quot;; NOT(ISERROR(FIND(&quot;REFERENCES&quot;;[.B231]  ))));&quot;Y&quot;;&quot;&quot;)" office:value-type="string" office:string-value="Y" calcext:value-type="string">
            <text:p>Y</text:p>
          </table:table-cell>
          <table:table-cell table:formula="of:=IF([.D231]=&quot;Y&quot;; MID([.B231];FIND(&quot;ALTER TABLE&quot;;[.B231])+12;LEN([.B231]));&quot;&quot;)">
            <text:p/>
          </table:table-cell>
          <table:table-cell table:formula="of:=IF([.E231]=&quot;Y&quot;; MID([.B231];FIND(&quot;ADD CONSTRAINT&quot;;[.B231])+15;LEN([.B231]));&quot;&quot;)">
            <text:p/>
          </table:table-cell>
          <table:table-cell table:formula="of:=[.I231]">
            <text:p/>
          </table:table-cell>
          <table:table-cell table:formula="of:=IF([.F231]=&quot;Y&quot;; MID([.B231];FIND(&quot;FOREIGN KEY&quot;;[.B231])+13;LEN([.B231])-14);&quot;&quot;)">
            <text:p/>
          </table:table-cell>
          <table:table-cell table:formula="of:=IF([.G231]=&quot;Y&quot;; MID([.B231];FIND(&quot;REFERENCES&quot;;[.B231])+11;LEN([.B231]));&quot;&quot;)" office:value-type="string" office:string-value="CAREGIVERS(CGID);" calcext:value-type="string">
            <text:p>CAREGIVERS(CGID);</text:p>
          </table:table-cell>
          <table:table-cell table:formula="of:=IF([.L231]&lt;&gt;&quot;&quot;;LEFT([.L231];FIND(&quot;(&quot;;[.L231])-1);&quot;&quot;)" office:value-type="string" office:string-value="CAREGIVERS" calcext:value-type="string">
            <text:p>CAREGIVERS</text:p>
          </table:table-cell>
          <table:table-cell table:formula="of:=SUBSTITUTE( IF([.L231]&lt;&gt;&quot;&quot;;MID([.L231];FIND(&quot;(&quot;;[.L231])+1;LEN([.L231]));&quot;&quot;); &quot;);&quot;;&quot;&quot;)" office:value-type="string" office:string-value="CGID" calcext:value-type="string">
            <text:p>CGID</text:p>
          </table:table-cell>
          <table:table-cell table:style-name="ce16" table:formula="of:=LOWER(IF([.H231]&lt;&gt;&quot;&quot;; &quot;MATCH (n:&quot; &amp; [.M234] &amp; &quot;), (m:&quot; &amp; [.H231] &amp; &quot;)&#10;WHERE m.&quot; &amp; [.K233] &amp; &quot; = n. &quot; &amp; [.N234] &amp; &quot; &#10;create (n)-[:&quot; &amp; [.J232] &amp; &quot; ]-&gt;(m)&#10;RETURN n,m&quot;;&quot;&quot;))">
            <text:p/>
          </table:table-cell>
          <table:table-cell table:formula="of:=LOWER(IF([.H231]&lt;&gt;&quot;&quot;;[.H231];&quot;&quot;))">
            <text:p/>
          </table:table-cell>
          <table:table-cell table:formula="of:=LOWER(IF([.H231]&lt;&gt;&quot;&quot;;[.K233];&quot;&quot;))">
            <text:p/>
          </table:table-cell>
          <table:table-cell table:formula="of:=LOWER(IF([.H231]&lt;&gt;&quot;&quot;;[.M234];&quot;&quot;))">
            <text:p/>
          </table:table-cell>
          <table:table-cell table:formula="of:=LOWER(IF([.H231]&lt;&gt;&quot;&quot;;[.N234];&quot;&quot;))">
            <text:p/>
          </table:table-cell>
          <table:table-cell table:formula="of:=LOWER(IF([.H231]&lt;&gt;&quot;&quot;;[.J232];&quot;&quot;))">
            <text:p/>
          </table:table-cell>
          <table:table-cell table:formula="of:=LOWER(IF([.H231]&lt;&gt;&quot;&quot;; &quot;MATCH (n:&quot; &amp; [.R231] &amp; &quot;), (m:&quot; &amp; [.P231] &amp; &quot;)&#10;WHERE m.&quot; &amp; [.Q231] &amp; &quot; = n. &quot; &amp; [.S231] &amp; &quot; &#10;create (n)-[:&quot; &amp; [.T23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32]=&quot;&quot;; NOT(ISERROR(FIND(&quot;DROP CONSTRAINT&quot;;[.B232]))); NOT(ISERROR(FIND(&quot;--&quot;;[.B232]))))" office:value-type="float" office:value="1" calcext:value-type="float">
            <text:p>1</text:p>
          </table:table-cell>
          <table:table-cell table:formula="of:=IF(AND( NOT([.C232]); NOT(ISERROR(FIND(&quot;ALTER TABLE&quot;;[.B232]  ))));&quot;Y&quot;;&quot;&quot;)">
            <text:p/>
          </table:table-cell>
          <table:table-cell table:formula="of:=IF(AND( [.D232]=&quot;&quot;; NOT(ISERROR(FIND(&quot;ADD CONSTRAINT&quot;;[.B232]  ))));&quot;Y&quot;;&quot;&quot;)">
            <text:p/>
          </table:table-cell>
          <table:table-cell table:formula="of:=IF(AND( [.E232]=&quot;&quot;; NOT(ISERROR(FIND(&quot;FOREIGN KEY&quot;;[.B232]  ))));&quot;Y&quot;;&quot;&quot;)">
            <text:p/>
          </table:table-cell>
          <table:table-cell table:formula="of:=IF(AND( [.F232]=&quot;&quot;; NOT(ISERROR(FIND(&quot;REFERENCES&quot;;[.B232]  ))));&quot;Y&quot;;&quot;&quot;)">
            <text:p/>
          </table:table-cell>
          <table:table-cell table:formula="of:=IF([.D232]=&quot;Y&quot;; MID([.B232];FIND(&quot;ALTER TABLE&quot;;[.B232])+12;LEN([.B232]));&quot;&quot;)">
            <text:p/>
          </table:table-cell>
          <table:table-cell table:formula="of:=IF([.E232]=&quot;Y&quot;; MID([.B232];FIND(&quot;ADD CONSTRAINT&quot;;[.B232])+15;LEN([.B232]));&quot;&quot;)">
            <text:p/>
          </table:table-cell>
          <table:table-cell table:formula="of:=[.I232]">
            <text:p/>
          </table:table-cell>
          <table:table-cell table:formula="of:=IF([.F232]=&quot;Y&quot;; MID([.B232];FIND(&quot;FOREIGN KEY&quot;;[.B232])+13;LEN([.B232])-14);&quot;&quot;)">
            <text:p/>
          </table:table-cell>
          <table:table-cell table:formula="of:=IF([.G232]=&quot;Y&quot;; MID([.B232];FIND(&quot;REFERENCES&quot;;[.B232])+11;LEN([.B232]));&quot;&quot;)">
            <text:p/>
          </table:table-cell>
          <table:table-cell table:formula="of:=IF([.L232]&lt;&gt;&quot;&quot;;LEFT([.L232];FIND(&quot;(&quot;;[.L232])-1);&quot;&quot;)">
            <text:p/>
          </table:table-cell>
          <table:table-cell table:formula="of:=SUBSTITUTE( IF([.L232]&lt;&gt;&quot;&quot;;MID([.L232];FIND(&quot;(&quot;;[.L232])+1;LEN([.L232]));&quot;&quot;); &quot;);&quot;;&quot;&quot;)">
            <text:p/>
          </table:table-cell>
          <table:table-cell table:style-name="ce16" table:formula="of:=LOWER(IF([.H232]&lt;&gt;&quot;&quot;; &quot;MATCH (n:&quot; &amp; [.M235] &amp; &quot;), (m:&quot; &amp; [.H232] &amp; &quot;)&#10;WHERE m.&quot; &amp; [.K234] &amp; &quot; = n. &quot; &amp; [.N235] &amp; &quot; &#10;create (n)-[:&quot; &amp; [.J233] &amp; &quot; ]-&gt;(m)&#10;RETURN n,m&quot;;&quot;&quot;))">
            <text:p/>
          </table:table-cell>
          <table:table-cell table:formula="of:=LOWER(IF([.H232]&lt;&gt;&quot;&quot;;[.H232];&quot;&quot;))">
            <text:p/>
          </table:table-cell>
          <table:table-cell table:formula="of:=LOWER(IF([.H232]&lt;&gt;&quot;&quot;;[.K234];&quot;&quot;))">
            <text:p/>
          </table:table-cell>
          <table:table-cell table:formula="of:=LOWER(IF([.H232]&lt;&gt;&quot;&quot;;[.M235];&quot;&quot;))">
            <text:p/>
          </table:table-cell>
          <table:table-cell table:formula="of:=LOWER(IF([.H232]&lt;&gt;&quot;&quot;;[.N235];&quot;&quot;))">
            <text:p/>
          </table:table-cell>
          <table:table-cell table:formula="of:=LOWER(IF([.H232]&lt;&gt;&quot;&quot;;[.J233];&quot;&quot;))">
            <text:p/>
          </table:table-cell>
          <table:table-cell table:formula="of:=LOWER(IF([.H232]&lt;&gt;&quot;&quot;; &quot;MATCH (n:&quot; &amp; [.R232] &amp; &quot;), (m:&quot; &amp; [.P232] &amp; &quot;)&#10;WHERE m.&quot; &amp; [.Q232] &amp; &quot; = n. &quot; &amp; [.S232] &amp; &quot; &#10;create (n)-[:&quot; &amp; [.T23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33]=&quot;&quot;; NOT(ISERROR(FIND(&quot;DROP CONSTRAINT&quot;;[.B233]))); NOT(ISERROR(FIND(&quot;--&quot;;[.B233]))))" office:value-type="float" office:value="1" calcext:value-type="float">
            <text:p>1</text:p>
          </table:table-cell>
          <table:table-cell table:formula="of:=IF(AND( NOT([.C233]); NOT(ISERROR(FIND(&quot;ALTER TABLE&quot;;[.B233]  ))));&quot;Y&quot;;&quot;&quot;)">
            <text:p/>
          </table:table-cell>
          <table:table-cell table:formula="of:=IF(AND( [.D233]=&quot;&quot;; NOT(ISERROR(FIND(&quot;ADD CONSTRAINT&quot;;[.B233]  ))));&quot;Y&quot;;&quot;&quot;)">
            <text:p/>
          </table:table-cell>
          <table:table-cell table:formula="of:=IF(AND( [.E233]=&quot;&quot;; NOT(ISERROR(FIND(&quot;FOREIGN KEY&quot;;[.B233]  ))));&quot;Y&quot;;&quot;&quot;)">
            <text:p/>
          </table:table-cell>
          <table:table-cell table:formula="of:=IF(AND( [.F233]=&quot;&quot;; NOT(ISERROR(FIND(&quot;REFERENCES&quot;;[.B233]  ))));&quot;Y&quot;;&quot;&quot;)">
            <text:p/>
          </table:table-cell>
          <table:table-cell table:formula="of:=IF([.D233]=&quot;Y&quot;; MID([.B233];FIND(&quot;ALTER TABLE&quot;;[.B233])+12;LEN([.B233]));&quot;&quot;)">
            <text:p/>
          </table:table-cell>
          <table:table-cell table:formula="of:=IF([.E233]=&quot;Y&quot;; MID([.B233];FIND(&quot;ADD CONSTRAINT&quot;;[.B233])+15;LEN([.B233]));&quot;&quot;)">
            <text:p/>
          </table:table-cell>
          <table:table-cell table:formula="of:=[.I233]">
            <text:p/>
          </table:table-cell>
          <table:table-cell table:formula="of:=IF([.F233]=&quot;Y&quot;; MID([.B233];FIND(&quot;FOREIGN KEY&quot;;[.B233])+13;LEN([.B233])-14);&quot;&quot;)">
            <text:p/>
          </table:table-cell>
          <table:table-cell table:formula="of:=IF([.G233]=&quot;Y&quot;; MID([.B233];FIND(&quot;REFERENCES&quot;;[.B233])+11;LEN([.B233]));&quot;&quot;)">
            <text:p/>
          </table:table-cell>
          <table:table-cell table:formula="of:=IF([.L233]&lt;&gt;&quot;&quot;;LEFT([.L233];FIND(&quot;(&quot;;[.L233])-1);&quot;&quot;)">
            <text:p/>
          </table:table-cell>
          <table:table-cell table:formula="of:=SUBSTITUTE( IF([.L233]&lt;&gt;&quot;&quot;;MID([.L233];FIND(&quot;(&quot;;[.L233])+1;LEN([.L233]));&quot;&quot;); &quot;);&quot;;&quot;&quot;)">
            <text:p/>
          </table:table-cell>
          <table:table-cell table:style-name="ce16" table:formula="of:=LOWER(IF([.H233]&lt;&gt;&quot;&quot;; &quot;MATCH (n:&quot; &amp; [.M236] &amp; &quot;), (m:&quot; &amp; [.H233] &amp; &quot;)&#10;WHERE m.&quot; &amp; [.K235] &amp; &quot; = n. &quot; &amp; [.N236] &amp; &quot; &#10;create (n)-[:&quot; &amp; [.J234] &amp; &quot; ]-&gt;(m)&#10;RETURN n,m&quot;;&quot;&quot;))">
            <text:p/>
          </table:table-cell>
          <table:table-cell table:formula="of:=LOWER(IF([.H233]&lt;&gt;&quot;&quot;;[.H233];&quot;&quot;))">
            <text:p/>
          </table:table-cell>
          <table:table-cell table:formula="of:=LOWER(IF([.H233]&lt;&gt;&quot;&quot;;[.K235];&quot;&quot;))">
            <text:p/>
          </table:table-cell>
          <table:table-cell table:formula="of:=LOWER(IF([.H233]&lt;&gt;&quot;&quot;;[.M236];&quot;&quot;))">
            <text:p/>
          </table:table-cell>
          <table:table-cell table:formula="of:=LOWER(IF([.H233]&lt;&gt;&quot;&quot;;[.N236];&quot;&quot;))">
            <text:p/>
          </table:table-cell>
          <table:table-cell table:formula="of:=LOWER(IF([.H233]&lt;&gt;&quot;&quot;;[.J234];&quot;&quot;))">
            <text:p/>
          </table:table-cell>
          <table:table-cell table:formula="of:=LOWER(IF([.H233]&lt;&gt;&quot;&quot;; &quot;MATCH (n:&quot; &amp; [.R233] &amp; &quot;), (m:&quot; &amp; [.P233] &amp; &quot;)&#10;WHERE m.&quot; &amp; [.Q233] &amp; &quot; = n. &quot; &amp; [.S233] &amp; &quot; &#10;create (n)-[:&quot; &amp; [.T23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--</text:p>
          </table:table-cell>
          <table:table-cell table:formula="of:=OR( [.B234]=&quot;&quot;; NOT(ISERROR(FIND(&quot;DROP CONSTRAINT&quot;;[.B234]))); NOT(ISERROR(FIND(&quot;--&quot;;[.B234]))))" office:value-type="float" office:value="1" calcext:value-type="float">
            <text:p>1</text:p>
          </table:table-cell>
          <table:table-cell table:formula="of:=IF(AND( NOT([.C234]); NOT(ISERROR(FIND(&quot;ALTER TABLE&quot;;[.B234]  ))));&quot;Y&quot;;&quot;&quot;)">
            <text:p/>
          </table:table-cell>
          <table:table-cell table:formula="of:=IF(AND( [.D234]=&quot;&quot;; NOT(ISERROR(FIND(&quot;ADD CONSTRAINT&quot;;[.B234]  ))));&quot;Y&quot;;&quot;&quot;)">
            <text:p/>
          </table:table-cell>
          <table:table-cell table:formula="of:=IF(AND( [.E234]=&quot;&quot;; NOT(ISERROR(FIND(&quot;FOREIGN KEY&quot;;[.B234]  ))));&quot;Y&quot;;&quot;&quot;)">
            <text:p/>
          </table:table-cell>
          <table:table-cell table:formula="of:=IF(AND( [.F234]=&quot;&quot;; NOT(ISERROR(FIND(&quot;REFERENCES&quot;;[.B234]  ))));&quot;Y&quot;;&quot;&quot;)">
            <text:p/>
          </table:table-cell>
          <table:table-cell table:formula="of:=IF([.D234]=&quot;Y&quot;; MID([.B234];FIND(&quot;ALTER TABLE&quot;;[.B234])+12;LEN([.B234]));&quot;&quot;)">
            <text:p/>
          </table:table-cell>
          <table:table-cell table:formula="of:=IF([.E234]=&quot;Y&quot;; MID([.B234];FIND(&quot;ADD CONSTRAINT&quot;;[.B234])+15;LEN([.B234]));&quot;&quot;)">
            <text:p/>
          </table:table-cell>
          <table:table-cell table:formula="of:=[.I234]">
            <text:p/>
          </table:table-cell>
          <table:table-cell table:formula="of:=IF([.F234]=&quot;Y&quot;; MID([.B234];FIND(&quot;FOREIGN KEY&quot;;[.B234])+13;LEN([.B234])-14);&quot;&quot;)">
            <text:p/>
          </table:table-cell>
          <table:table-cell table:formula="of:=IF([.G234]=&quot;Y&quot;; MID([.B234];FIND(&quot;REFERENCES&quot;;[.B234])+11;LEN([.B234]));&quot;&quot;)">
            <text:p/>
          </table:table-cell>
          <table:table-cell table:formula="of:=IF([.L234]&lt;&gt;&quot;&quot;;LEFT([.L234];FIND(&quot;(&quot;;[.L234])-1);&quot;&quot;)">
            <text:p/>
          </table:table-cell>
          <table:table-cell table:formula="of:=SUBSTITUTE( IF([.L234]&lt;&gt;&quot;&quot;;MID([.L234];FIND(&quot;(&quot;;[.L234])+1;LEN([.L234]));&quot;&quot;); &quot;);&quot;;&quot;&quot;)">
            <text:p/>
          </table:table-cell>
          <table:table-cell table:style-name="ce16" table:formula="of:=LOWER(IF([.H234]&lt;&gt;&quot;&quot;; &quot;MATCH (n:&quot; &amp; [.M237] &amp; &quot;), (m:&quot; &amp; [.H234] &amp; &quot;)&#10;WHERE m.&quot; &amp; [.K236] &amp; &quot; = n. &quot; &amp; [.N237] &amp; &quot; &#10;create (n)-[:&quot; &amp; [.J235] &amp; &quot; ]-&gt;(m)&#10;RETURN n,m&quot;;&quot;&quot;))">
            <text:p/>
          </table:table-cell>
          <table:table-cell table:formula="of:=LOWER(IF([.H234]&lt;&gt;&quot;&quot;;[.H234];&quot;&quot;))">
            <text:p/>
          </table:table-cell>
          <table:table-cell table:formula="of:=LOWER(IF([.H234]&lt;&gt;&quot;&quot;;[.K236];&quot;&quot;))">
            <text:p/>
          </table:table-cell>
          <table:table-cell table:formula="of:=LOWER(IF([.H234]&lt;&gt;&quot;&quot;;[.M237];&quot;&quot;))">
            <text:p/>
          </table:table-cell>
          <table:table-cell table:formula="of:=LOWER(IF([.H234]&lt;&gt;&quot;&quot;;[.N237];&quot;&quot;))">
            <text:p/>
          </table:table-cell>
          <table:table-cell table:formula="of:=LOWER(IF([.H234]&lt;&gt;&quot;&quot;;[.J235];&quot;&quot;))">
            <text:p/>
          </table:table-cell>
          <table:table-cell table:formula="of:=LOWER(IF([.H234]&lt;&gt;&quot;&quot;; &quot;MATCH (n:&quot; &amp; [.R234] &amp; &quot;), (m:&quot; &amp; [.P234] &amp; &quot;)&#10;WHERE m.&quot; &amp; [.Q234] &amp; &quot; = n. &quot; &amp; [.S234] &amp; &quot; &#10;create (n)-[:&quot; &amp; [.T23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INPUTEVENTS_MV--</text:p>
          </table:table-cell>
          <table:table-cell table:formula="of:=OR( [.B235]=&quot;&quot;; NOT(ISERROR(FIND(&quot;DROP CONSTRAINT&quot;;[.B235]))); NOT(ISERROR(FIND(&quot;--&quot;;[.B235]))))" office:value-type="float" office:value="1" calcext:value-type="float">
            <text:p>1</text:p>
          </table:table-cell>
          <table:table-cell table:formula="of:=IF(AND( NOT([.C235]); NOT(ISERROR(FIND(&quot;ALTER TABLE&quot;;[.B235]  ))));&quot;Y&quot;;&quot;&quot;)">
            <text:p/>
          </table:table-cell>
          <table:table-cell table:formula="of:=IF(AND( [.D235]=&quot;&quot;; NOT(ISERROR(FIND(&quot;ADD CONSTRAINT&quot;;[.B235]  ))));&quot;Y&quot;;&quot;&quot;)">
            <text:p/>
          </table:table-cell>
          <table:table-cell table:formula="of:=IF(AND( [.E235]=&quot;&quot;; NOT(ISERROR(FIND(&quot;FOREIGN KEY&quot;;[.B235]  ))));&quot;Y&quot;;&quot;&quot;)">
            <text:p/>
          </table:table-cell>
          <table:table-cell table:formula="of:=IF(AND( [.F235]=&quot;&quot;; NOT(ISERROR(FIND(&quot;REFERENCES&quot;;[.B235]  ))));&quot;Y&quot;;&quot;&quot;)">
            <text:p/>
          </table:table-cell>
          <table:table-cell table:formula="of:=IF([.D235]=&quot;Y&quot;; MID([.B235];FIND(&quot;ALTER TABLE&quot;;[.B235])+12;LEN([.B235]));&quot;&quot;)">
            <text:p/>
          </table:table-cell>
          <table:table-cell table:formula="of:=IF([.E235]=&quot;Y&quot;; MID([.B235];FIND(&quot;ADD CONSTRAINT&quot;;[.B235])+15;LEN([.B235]));&quot;&quot;)">
            <text:p/>
          </table:table-cell>
          <table:table-cell table:formula="of:=[.I235]">
            <text:p/>
          </table:table-cell>
          <table:table-cell table:formula="of:=IF([.F235]=&quot;Y&quot;; MID([.B235];FIND(&quot;FOREIGN KEY&quot;;[.B235])+13;LEN([.B235])-14);&quot;&quot;)">
            <text:p/>
          </table:table-cell>
          <table:table-cell table:formula="of:=IF([.G235]=&quot;Y&quot;; MID([.B235];FIND(&quot;REFERENCES&quot;;[.B235])+11;LEN([.B235]));&quot;&quot;)">
            <text:p/>
          </table:table-cell>
          <table:table-cell table:formula="of:=IF([.L235]&lt;&gt;&quot;&quot;;LEFT([.L235];FIND(&quot;(&quot;;[.L235])-1);&quot;&quot;)">
            <text:p/>
          </table:table-cell>
          <table:table-cell table:formula="of:=SUBSTITUTE( IF([.L235]&lt;&gt;&quot;&quot;;MID([.L235];FIND(&quot;(&quot;;[.L235])+1;LEN([.L235]));&quot;&quot;); &quot;);&quot;;&quot;&quot;)">
            <text:p/>
          </table:table-cell>
          <table:table-cell table:style-name="ce16" table:formula="of:=LOWER(IF([.H235]&lt;&gt;&quot;&quot;; &quot;MATCH (n:&quot; &amp; [.M238] &amp; &quot;), (m:&quot; &amp; [.H235] &amp; &quot;)&#10;WHERE m.&quot; &amp; [.K237] &amp; &quot; = n. &quot; &amp; [.N238] &amp; &quot; &#10;create (n)-[:&quot; &amp; [.J236] &amp; &quot; ]-&gt;(m)&#10;RETURN n,m&quot;;&quot;&quot;))">
            <text:p/>
          </table:table-cell>
          <table:table-cell table:formula="of:=LOWER(IF([.H235]&lt;&gt;&quot;&quot;;[.H235];&quot;&quot;))">
            <text:p/>
          </table:table-cell>
          <table:table-cell table:formula="of:=LOWER(IF([.H235]&lt;&gt;&quot;&quot;;[.K237];&quot;&quot;))">
            <text:p/>
          </table:table-cell>
          <table:table-cell table:formula="of:=LOWER(IF([.H235]&lt;&gt;&quot;&quot;;[.M238];&quot;&quot;))">
            <text:p/>
          </table:table-cell>
          <table:table-cell table:formula="of:=LOWER(IF([.H235]&lt;&gt;&quot;&quot;;[.N238];&quot;&quot;))">
            <text:p/>
          </table:table-cell>
          <table:table-cell table:formula="of:=LOWER(IF([.H235]&lt;&gt;&quot;&quot;;[.J236];&quot;&quot;))">
            <text:p/>
          </table:table-cell>
          <table:table-cell table:formula="of:=LOWER(IF([.H235]&lt;&gt;&quot;&quot;; &quot;MATCH (n:&quot; &amp; [.R235] &amp; &quot;), (m:&quot; &amp; [.P235] &amp; &quot;)&#10;WHERE m.&quot; &amp; [.Q235] &amp; &quot; = n. &quot; &amp; [.S235] &amp; &quot; &#10;create (n)-[:&quot; &amp; [.T23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--</text:p>
          </table:table-cell>
          <table:table-cell table:formula="of:=OR( [.B236]=&quot;&quot;; NOT(ISERROR(FIND(&quot;DROP CONSTRAINT&quot;;[.B236]))); NOT(ISERROR(FIND(&quot;--&quot;;[.B236]))))" office:value-type="float" office:value="1" calcext:value-type="float">
            <text:p>1</text:p>
          </table:table-cell>
          <table:table-cell table:formula="of:=IF(AND( NOT([.C236]); NOT(ISERROR(FIND(&quot;ALTER TABLE&quot;;[.B236]  ))));&quot;Y&quot;;&quot;&quot;)">
            <text:p/>
          </table:table-cell>
          <table:table-cell table:formula="of:=IF(AND( [.D236]=&quot;&quot;; NOT(ISERROR(FIND(&quot;ADD CONSTRAINT&quot;;[.B236]  ))));&quot;Y&quot;;&quot;&quot;)">
            <text:p/>
          </table:table-cell>
          <table:table-cell table:formula="of:=IF(AND( [.E236]=&quot;&quot;; NOT(ISERROR(FIND(&quot;FOREIGN KEY&quot;;[.B236]  ))));&quot;Y&quot;;&quot;&quot;)">
            <text:p/>
          </table:table-cell>
          <table:table-cell table:formula="of:=IF(AND( [.F236]=&quot;&quot;; NOT(ISERROR(FIND(&quot;REFERENCES&quot;;[.B236]  ))));&quot;Y&quot;;&quot;&quot;)">
            <text:p/>
          </table:table-cell>
          <table:table-cell table:formula="of:=IF([.D236]=&quot;Y&quot;; MID([.B236];FIND(&quot;ALTER TABLE&quot;;[.B236])+12;LEN([.B236]));&quot;&quot;)">
            <text:p/>
          </table:table-cell>
          <table:table-cell table:formula="of:=IF([.E236]=&quot;Y&quot;; MID([.B236];FIND(&quot;ADD CONSTRAINT&quot;;[.B236])+15;LEN([.B236]));&quot;&quot;)">
            <text:p/>
          </table:table-cell>
          <table:table-cell table:formula="of:=[.I236]">
            <text:p/>
          </table:table-cell>
          <table:table-cell table:formula="of:=IF([.F236]=&quot;Y&quot;; MID([.B236];FIND(&quot;FOREIGN KEY&quot;;[.B236])+13;LEN([.B236])-14);&quot;&quot;)">
            <text:p/>
          </table:table-cell>
          <table:table-cell table:formula="of:=IF([.G236]=&quot;Y&quot;; MID([.B236];FIND(&quot;REFERENCES&quot;;[.B236])+11;LEN([.B236]));&quot;&quot;)">
            <text:p/>
          </table:table-cell>
          <table:table-cell table:formula="of:=IF([.L236]&lt;&gt;&quot;&quot;;LEFT([.L236];FIND(&quot;(&quot;;[.L236])-1);&quot;&quot;)">
            <text:p/>
          </table:table-cell>
          <table:table-cell table:formula="of:=SUBSTITUTE( IF([.L236]&lt;&gt;&quot;&quot;;MID([.L236];FIND(&quot;(&quot;;[.L236])+1;LEN([.L236]));&quot;&quot;); &quot;);&quot;;&quot;&quot;)">
            <text:p/>
          </table:table-cell>
          <table:table-cell table:style-name="ce16" table:formula="of:=LOWER(IF([.H236]&lt;&gt;&quot;&quot;; &quot;MATCH (n:&quot; &amp; [.M239] &amp; &quot;), (m:&quot; &amp; [.H236] &amp; &quot;)&#10;WHERE m.&quot; &amp; [.K238] &amp; &quot; = n. &quot; &amp; [.N239] &amp; &quot; &#10;create (n)-[:&quot; &amp; [.J237] &amp; &quot; ]-&gt;(m)&#10;RETURN n,m&quot;;&quot;&quot;))">
            <text:p/>
          </table:table-cell>
          <table:table-cell table:formula="of:=LOWER(IF([.H236]&lt;&gt;&quot;&quot;;[.H236];&quot;&quot;))">
            <text:p/>
          </table:table-cell>
          <table:table-cell table:formula="of:=LOWER(IF([.H236]&lt;&gt;&quot;&quot;;[.K238];&quot;&quot;))">
            <text:p/>
          </table:table-cell>
          <table:table-cell table:formula="of:=LOWER(IF([.H236]&lt;&gt;&quot;&quot;;[.M239];&quot;&quot;))">
            <text:p/>
          </table:table-cell>
          <table:table-cell table:formula="of:=LOWER(IF([.H236]&lt;&gt;&quot;&quot;;[.N239];&quot;&quot;))">
            <text:p/>
          </table:table-cell>
          <table:table-cell table:formula="of:=LOWER(IF([.H236]&lt;&gt;&quot;&quot;;[.J237];&quot;&quot;))">
            <text:p/>
          </table:table-cell>
          <table:table-cell table:formula="of:=LOWER(IF([.H236]&lt;&gt;&quot;&quot;; &quot;MATCH (n:&quot; &amp; [.R236] &amp; &quot;), (m:&quot; &amp; [.P236] &amp; &quot;)&#10;WHERE m.&quot; &amp; [.Q236] &amp; &quot; = n. &quot; &amp; [.S236] &amp; &quot; &#10;create (n)-[:&quot; &amp; [.T23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37]=&quot;&quot;; NOT(ISERROR(FIND(&quot;DROP CONSTRAINT&quot;;[.B237]))); NOT(ISERROR(FIND(&quot;--&quot;;[.B237]))))" office:value-type="float" office:value="1" calcext:value-type="float">
            <text:p>1</text:p>
          </table:table-cell>
          <table:table-cell table:formula="of:=IF(AND( NOT([.C237]); NOT(ISERROR(FIND(&quot;ALTER TABLE&quot;;[.B237]  ))));&quot;Y&quot;;&quot;&quot;)">
            <text:p/>
          </table:table-cell>
          <table:table-cell table:formula="of:=IF(AND( [.D237]=&quot;&quot;; NOT(ISERROR(FIND(&quot;ADD CONSTRAINT&quot;;[.B237]  ))));&quot;Y&quot;;&quot;&quot;)">
            <text:p/>
          </table:table-cell>
          <table:table-cell table:formula="of:=IF(AND( [.E237]=&quot;&quot;; NOT(ISERROR(FIND(&quot;FOREIGN KEY&quot;;[.B237]  ))));&quot;Y&quot;;&quot;&quot;)">
            <text:p/>
          </table:table-cell>
          <table:table-cell table:formula="of:=IF(AND( [.F237]=&quot;&quot;; NOT(ISERROR(FIND(&quot;REFERENCES&quot;;[.B237]  ))));&quot;Y&quot;;&quot;&quot;)">
            <text:p/>
          </table:table-cell>
          <table:table-cell table:formula="of:=IF([.D237]=&quot;Y&quot;; MID([.B237];FIND(&quot;ALTER TABLE&quot;;[.B237])+12;LEN([.B237]));&quot;&quot;)">
            <text:p/>
          </table:table-cell>
          <table:table-cell table:formula="of:=IF([.E237]=&quot;Y&quot;; MID([.B237];FIND(&quot;ADD CONSTRAINT&quot;;[.B237])+15;LEN([.B237]));&quot;&quot;)">
            <text:p/>
          </table:table-cell>
          <table:table-cell table:formula="of:=[.I237]">
            <text:p/>
          </table:table-cell>
          <table:table-cell table:formula="of:=IF([.F237]=&quot;Y&quot;; MID([.B237];FIND(&quot;FOREIGN KEY&quot;;[.B237])+13;LEN([.B237])-14);&quot;&quot;)">
            <text:p/>
          </table:table-cell>
          <table:table-cell table:formula="of:=IF([.G237]=&quot;Y&quot;; MID([.B237];FIND(&quot;REFERENCES&quot;;[.B237])+11;LEN([.B237]));&quot;&quot;)">
            <text:p/>
          </table:table-cell>
          <table:table-cell table:formula="of:=IF([.L237]&lt;&gt;&quot;&quot;;LEFT([.L237];FIND(&quot;(&quot;;[.L237])-1);&quot;&quot;)">
            <text:p/>
          </table:table-cell>
          <table:table-cell table:formula="of:=SUBSTITUTE( IF([.L237]&lt;&gt;&quot;&quot;;MID([.L237];FIND(&quot;(&quot;;[.L237])+1;LEN([.L237]));&quot;&quot;); &quot;);&quot;;&quot;&quot;)">
            <text:p/>
          </table:table-cell>
          <table:table-cell table:style-name="ce16" table:formula="of:=LOWER(IF([.H237]&lt;&gt;&quot;&quot;; &quot;MATCH (n:&quot; &amp; [.M240] &amp; &quot;), (m:&quot; &amp; [.H237] &amp; &quot;)&#10;WHERE m.&quot; &amp; [.K239] &amp; &quot; = n. &quot; &amp; [.N240] &amp; &quot; &#10;create (n)-[:&quot; &amp; [.J238] &amp; &quot; ]-&gt;(m)&#10;RETURN n,m&quot;;&quot;&quot;))">
            <text:p/>
          </table:table-cell>
          <table:table-cell table:formula="of:=LOWER(IF([.H237]&lt;&gt;&quot;&quot;;[.H237];&quot;&quot;))">
            <text:p/>
          </table:table-cell>
          <table:table-cell table:formula="of:=LOWER(IF([.H237]&lt;&gt;&quot;&quot;;[.K239];&quot;&quot;))">
            <text:p/>
          </table:table-cell>
          <table:table-cell table:formula="of:=LOWER(IF([.H237]&lt;&gt;&quot;&quot;;[.M240];&quot;&quot;))">
            <text:p/>
          </table:table-cell>
          <table:table-cell table:formula="of:=LOWER(IF([.H237]&lt;&gt;&quot;&quot;;[.N240];&quot;&quot;))">
            <text:p/>
          </table:table-cell>
          <table:table-cell table:formula="of:=LOWER(IF([.H237]&lt;&gt;&quot;&quot;;[.J238];&quot;&quot;))">
            <text:p/>
          </table:table-cell>
          <table:table-cell table:formula="of:=LOWER(IF([.H237]&lt;&gt;&quot;&quot;; &quot;MATCH (n:&quot; &amp; [.R237] &amp; &quot;), (m:&quot; &amp; [.P237] &amp; &quot;)&#10;WHERE m.&quot; &amp; [.Q237] &amp; &quot; = n. &quot; &amp; [.S237] &amp; &quot; &#10;create (n)-[:&quot; &amp; [.T23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238]=&quot;&quot;; NOT(ISERROR(FIND(&quot;DROP CONSTRAINT&quot;;[.B238]))); NOT(ISERROR(FIND(&quot;--&quot;;[.B238]))))" office:value-type="float" office:value="1" calcext:value-type="float">
            <text:p>1</text:p>
          </table:table-cell>
          <table:table-cell table:formula="of:=IF(AND( NOT([.C238]); NOT(ISERROR(FIND(&quot;ALTER TABLE&quot;;[.B238]  ))));&quot;Y&quot;;&quot;&quot;)">
            <text:p/>
          </table:table-cell>
          <table:table-cell table:formula="of:=IF(AND( [.D238]=&quot;&quot;; NOT(ISERROR(FIND(&quot;ADD CONSTRAINT&quot;;[.B238]  ))));&quot;Y&quot;;&quot;&quot;)">
            <text:p/>
          </table:table-cell>
          <table:table-cell table:formula="of:=IF(AND( [.E238]=&quot;&quot;; NOT(ISERROR(FIND(&quot;FOREIGN KEY&quot;;[.B238]  ))));&quot;Y&quot;;&quot;&quot;)">
            <text:p/>
          </table:table-cell>
          <table:table-cell table:formula="of:=IF(AND( [.F238]=&quot;&quot;; NOT(ISERROR(FIND(&quot;REFERENCES&quot;;[.B238]  ))));&quot;Y&quot;;&quot;&quot;)">
            <text:p/>
          </table:table-cell>
          <table:table-cell table:formula="of:=IF([.D238]=&quot;Y&quot;; MID([.B238];FIND(&quot;ALTER TABLE&quot;;[.B238])+12;LEN([.B238]));&quot;&quot;)">
            <text:p/>
          </table:table-cell>
          <table:table-cell table:formula="of:=IF([.E238]=&quot;Y&quot;; MID([.B238];FIND(&quot;ADD CONSTRAINT&quot;;[.B238])+15;LEN([.B238]));&quot;&quot;)">
            <text:p/>
          </table:table-cell>
          <table:table-cell table:formula="of:=[.I238]">
            <text:p/>
          </table:table-cell>
          <table:table-cell table:formula="of:=IF([.F238]=&quot;Y&quot;; MID([.B238];FIND(&quot;FOREIGN KEY&quot;;[.B238])+13;LEN([.B238])-14);&quot;&quot;)">
            <text:p/>
          </table:table-cell>
          <table:table-cell table:formula="of:=IF([.G238]=&quot;Y&quot;; MID([.B238];FIND(&quot;REFERENCES&quot;;[.B238])+11;LEN([.B238]));&quot;&quot;)">
            <text:p/>
          </table:table-cell>
          <table:table-cell table:formula="of:=IF([.L238]&lt;&gt;&quot;&quot;;LEFT([.L238];FIND(&quot;(&quot;;[.L238])-1);&quot;&quot;)">
            <text:p/>
          </table:table-cell>
          <table:table-cell table:formula="of:=SUBSTITUTE( IF([.L238]&lt;&gt;&quot;&quot;;MID([.L238];FIND(&quot;(&quot;;[.L238])+1;LEN([.L238]));&quot;&quot;); &quot;);&quot;;&quot;&quot;)">
            <text:p/>
          </table:table-cell>
          <table:table-cell table:style-name="ce16" table:formula="of:=LOWER(IF([.H238]&lt;&gt;&quot;&quot;; &quot;MATCH (n:&quot; &amp; [.M241] &amp; &quot;), (m:&quot; &amp; [.H238] &amp; &quot;)&#10;WHERE m.&quot; &amp; [.K240] &amp; &quot; = n. &quot; &amp; [.N241] &amp; &quot; &#10;create (n)-[:&quot; &amp; [.J239] &amp; &quot; ]-&gt;(m)&#10;RETURN n,m&quot;;&quot;&quot;))">
            <text:p/>
          </table:table-cell>
          <table:table-cell table:formula="of:=LOWER(IF([.H238]&lt;&gt;&quot;&quot;;[.H238];&quot;&quot;))">
            <text:p/>
          </table:table-cell>
          <table:table-cell table:formula="of:=LOWER(IF([.H238]&lt;&gt;&quot;&quot;;[.K240];&quot;&quot;))">
            <text:p/>
          </table:table-cell>
          <table:table-cell table:formula="of:=LOWER(IF([.H238]&lt;&gt;&quot;&quot;;[.M241];&quot;&quot;))">
            <text:p/>
          </table:table-cell>
          <table:table-cell table:formula="of:=LOWER(IF([.H238]&lt;&gt;&quot;&quot;;[.N241];&quot;&quot;))">
            <text:p/>
          </table:table-cell>
          <table:table-cell table:formula="of:=LOWER(IF([.H238]&lt;&gt;&quot;&quot;;[.J239];&quot;&quot;))">
            <text:p/>
          </table:table-cell>
          <table:table-cell table:formula="of:=LOWER(IF([.H238]&lt;&gt;&quot;&quot;; &quot;MATCH (n:&quot; &amp; [.R238] &amp; &quot;), (m:&quot; &amp; [.P238] &amp; &quot;)&#10;WHERE m.&quot; &amp; [.Q238] &amp; &quot; = n. &quot; &amp; [.S238] &amp; &quot; &#10;create (n)-[:&quot; &amp; [.T238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INPUTEVENTS_MV DROP CONSTRAINT IF EXISTS inputevents_mv_fk_subject_id;</text:p>
          </table:table-cell>
          <table:table-cell table:formula="of:=OR( [.B239]=&quot;&quot;; NOT(ISERROR(FIND(&quot;DROP CONSTRAINT&quot;;[.B239]))); NOT(ISERROR(FIND(&quot;--&quot;;[.B239]))))" office:value-type="float" office:value="1" calcext:value-type="float">
            <text:p>1</text:p>
          </table:table-cell>
          <table:table-cell table:formula="of:=IF(AND( NOT([.C239]); NOT(ISERROR(FIND(&quot;ALTER TABLE&quot;;[.B239]  ))));&quot;Y&quot;;&quot;&quot;)">
            <text:p/>
          </table:table-cell>
          <table:table-cell table:formula="of:=IF(AND( [.D239]=&quot;&quot;; NOT(ISERROR(FIND(&quot;ADD CONSTRAINT&quot;;[.B239]  ))));&quot;Y&quot;;&quot;&quot;)">
            <text:p/>
          </table:table-cell>
          <table:table-cell table:formula="of:=IF(AND( [.E239]=&quot;&quot;; NOT(ISERROR(FIND(&quot;FOREIGN KEY&quot;;[.B239]  ))));&quot;Y&quot;;&quot;&quot;)">
            <text:p/>
          </table:table-cell>
          <table:table-cell table:formula="of:=IF(AND( [.F239]=&quot;&quot;; NOT(ISERROR(FIND(&quot;REFERENCES&quot;;[.B239]  ))));&quot;Y&quot;;&quot;&quot;)">
            <text:p/>
          </table:table-cell>
          <table:table-cell table:formula="of:=IF([.D239]=&quot;Y&quot;; MID([.B239];FIND(&quot;ALTER TABLE&quot;;[.B239])+12;LEN([.B239]));&quot;&quot;)">
            <text:p/>
          </table:table-cell>
          <table:table-cell table:formula="of:=IF([.E239]=&quot;Y&quot;; MID([.B239];FIND(&quot;ADD CONSTRAINT&quot;;[.B239])+15;LEN([.B239]));&quot;&quot;)">
            <text:p/>
          </table:table-cell>
          <table:table-cell table:formula="of:=[.I239]">
            <text:p/>
          </table:table-cell>
          <table:table-cell table:formula="of:=IF([.F239]=&quot;Y&quot;; MID([.B239];FIND(&quot;FOREIGN KEY&quot;;[.B239])+13;LEN([.B239])-14);&quot;&quot;)">
            <text:p/>
          </table:table-cell>
          <table:table-cell table:formula="of:=IF([.G239]=&quot;Y&quot;; MID([.B239];FIND(&quot;REFERENCES&quot;;[.B239])+11;LEN([.B239]));&quot;&quot;)">
            <text:p/>
          </table:table-cell>
          <table:table-cell table:formula="of:=IF([.L239]&lt;&gt;&quot;&quot;;LEFT([.L239];FIND(&quot;(&quot;;[.L239])-1);&quot;&quot;)">
            <text:p/>
          </table:table-cell>
          <table:table-cell table:formula="of:=SUBSTITUTE( IF([.L239]&lt;&gt;&quot;&quot;;MID([.L239];FIND(&quot;(&quot;;[.L239])+1;LEN([.L239]));&quot;&quot;); &quot;);&quot;;&quot;&quot;)">
            <text:p/>
          </table:table-cell>
          <table:table-cell table:style-name="ce16" table:formula="of:=LOWER(IF([.H239]&lt;&gt;&quot;&quot;; &quot;MATCH (n:&quot; &amp; [.M242] &amp; &quot;), (m:&quot; &amp; [.H239] &amp; &quot;)&#10;WHERE m.&quot; &amp; [.K241] &amp; &quot; = n. &quot; &amp; [.N242] &amp; &quot; &#10;create (n)-[:&quot; &amp; [.J240] &amp; &quot; ]-&gt;(m)&#10;RETURN n,m&quot;;&quot;&quot;))">
            <text:p/>
          </table:table-cell>
          <table:table-cell table:formula="of:=LOWER(IF([.H239]&lt;&gt;&quot;&quot;;[.H239];&quot;&quot;))">
            <text:p/>
          </table:table-cell>
          <table:table-cell table:formula="of:=LOWER(IF([.H239]&lt;&gt;&quot;&quot;;[.K241];&quot;&quot;))">
            <text:p/>
          </table:table-cell>
          <table:table-cell table:formula="of:=LOWER(IF([.H239]&lt;&gt;&quot;&quot;;[.M242];&quot;&quot;))">
            <text:p/>
          </table:table-cell>
          <table:table-cell table:formula="of:=LOWER(IF([.H239]&lt;&gt;&quot;&quot;;[.N242];&quot;&quot;))">
            <text:p/>
          </table:table-cell>
          <table:table-cell table:formula="of:=LOWER(IF([.H239]&lt;&gt;&quot;&quot;;[.J240];&quot;&quot;))">
            <text:p/>
          </table:table-cell>
          <table:table-cell table:formula="of:=LOWER(IF([.H239]&lt;&gt;&quot;&quot;; &quot;MATCH (n:&quot; &amp; [.R239] &amp; &quot;), (m:&quot; &amp; [.P239] &amp; &quot;)&#10;WHERE m.&quot; &amp; [.Q239] &amp; &quot; = n. &quot; &amp; [.S239] &amp; &quot; &#10;create (n)-[:&quot; &amp; [.T239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INPUTEVENTS_MV</text:p>
          </table:table-cell>
          <table:table-cell table:formula="of:=OR( [.B240]=&quot;&quot;; NOT(ISERROR(FIND(&quot;DROP CONSTRAINT&quot;;[.B240]))); NOT(ISERROR(FIND(&quot;--&quot;;[.B240]))))" office:value-type="float" office:value="0" calcext:value-type="float">
            <text:p>0</text:p>
          </table:table-cell>
          <table:table-cell table:formula="of:=IF(AND( NOT([.C240]); NOT(ISERROR(FIND(&quot;ALTER TABLE&quot;;[.B240]  ))));&quot;Y&quot;;&quot;&quot;)" office:value-type="string" office:string-value="Y" calcext:value-type="string">
            <text:p>Y</text:p>
          </table:table-cell>
          <table:table-cell table:formula="of:=IF(AND( [.D240]=&quot;&quot;; NOT(ISERROR(FIND(&quot;ADD CONSTRAINT&quot;;[.B240]  ))));&quot;Y&quot;;&quot;&quot;)">
            <text:p/>
          </table:table-cell>
          <table:table-cell table:formula="of:=IF(AND( [.E240]=&quot;&quot;; NOT(ISERROR(FIND(&quot;FOREIGN KEY&quot;;[.B240]  ))));&quot;Y&quot;;&quot;&quot;)">
            <text:p/>
          </table:table-cell>
          <table:table-cell table:formula="of:=IF(AND( [.F240]=&quot;&quot;; NOT(ISERROR(FIND(&quot;REFERENCES&quot;;[.B240]  ))));&quot;Y&quot;;&quot;&quot;)">
            <text:p/>
          </table:table-cell>
          <table:table-cell table:formula="of:=IF([.D240]=&quot;Y&quot;; MID([.B240];FIND(&quot;ALTER TABLE&quot;;[.B240])+12;LEN([.B240]));&quot;&quot;)" office:value-type="string" office:string-value="INPUTEVENTS_MV" calcext:value-type="string">
            <text:p>INPUTEVENTS_MV</text:p>
          </table:table-cell>
          <table:table-cell table:formula="of:=IF([.E240]=&quot;Y&quot;; MID([.B240];FIND(&quot;ADD CONSTRAINT&quot;;[.B240])+15;LEN([.B240]));&quot;&quot;)">
            <text:p/>
          </table:table-cell>
          <table:table-cell table:formula="of:=[.I240]">
            <text:p/>
          </table:table-cell>
          <table:table-cell table:formula="of:=IF([.F240]=&quot;Y&quot;; MID([.B240];FIND(&quot;FOREIGN KEY&quot;;[.B240])+13;LEN([.B240])-14);&quot;&quot;)">
            <text:p/>
          </table:table-cell>
          <table:table-cell table:formula="of:=IF([.G240]=&quot;Y&quot;; MID([.B240];FIND(&quot;REFERENCES&quot;;[.B240])+11;LEN([.B240]));&quot;&quot;)">
            <text:p/>
          </table:table-cell>
          <table:table-cell table:formula="of:=IF([.L240]&lt;&gt;&quot;&quot;;LEFT([.L240];FIND(&quot;(&quot;;[.L240])-1);&quot;&quot;)">
            <text:p/>
          </table:table-cell>
          <table:table-cell table:formula="of:=SUBSTITUTE( IF([.L240]&lt;&gt;&quot;&quot;;MID([.L240];FIND(&quot;(&quot;;[.L240])+1;LEN([.L240]));&quot;&quot;); &quot;);&quot;;&quot;&quot;)">
            <text:p/>
          </table:table-cell>
          <table:table-cell table:style-name="ce16" table:formula="of:=LOWER(IF([.H240]&lt;&gt;&quot;&quot;; &quot;MATCH (n:&quot; &amp; [.M243] &amp; &quot;), (m:&quot; &amp; [.H240] &amp; &quot;)&#10;WHERE m.&quot; &amp; [.K242] &amp; &quot; = n. &quot; &amp; [.N243] &amp; &quot; &#10;create (n)-[:&quot; &amp; [.J241] &amp; &quot; ]-&gt;(m)&#10;RETURN n,m&quot;;&quot;&quot;))" office:value-type="string" office:string-value="match (n:patients), (m:inputevents_mv)&#10;where m.subject_id = n. subject_id &#10;create (n)-[:inputevents_mv_fk_subject_id ]-&gt;(m)&#10;return n,m" calcext:value-type="string">
            <text:p>match (n:patients), (m:inputevents_mv)</text:p>
            <text:p>where m.subject_id = n. subject_id </text:p>
            <text:p>create (n)-[:inputevents_mv_fk_subject_id ]-&gt;(m)</text:p>
            <text:p>return n,m</text:p>
          </table:table-cell>
          <table:table-cell table:formula="of:=LOWER(IF([.H240]&lt;&gt;&quot;&quot;;[.H240];&quot;&quot;))" office:value-type="string" office:string-value="inputevents_mv" calcext:value-type="string">
            <text:p>inputevents_mv</text:p>
          </table:table-cell>
          <table:table-cell table:formula="of:=LOWER(IF([.H240]&lt;&gt;&quot;&quot;;[.K242];&quot;&quot;))" office:value-type="string" office:string-value="subject_id" calcext:value-type="string">
            <text:p>subject_id</text:p>
          </table:table-cell>
          <table:table-cell table:formula="of:=LOWER(IF([.H240]&lt;&gt;&quot;&quot;;[.M243];&quot;&quot;))" office:value-type="string" office:string-value="patients" calcext:value-type="string">
            <text:p>patients</text:p>
          </table:table-cell>
          <table:table-cell table:formula="of:=LOWER(IF([.H240]&lt;&gt;&quot;&quot;;[.N243];&quot;&quot;))" office:value-type="string" office:string-value="subject_id" calcext:value-type="string">
            <text:p>subject_id</text:p>
          </table:table-cell>
          <table:table-cell table:formula="of:=LOWER(IF([.H240]&lt;&gt;&quot;&quot;;[.J241];&quot;&quot;))" office:value-type="string" office:string-value="inputevents_mv_fk_subject_id" calcext:value-type="string">
            <text:p>inputevents_mv_fk_subject_id</text:p>
          </table:table-cell>
          <table:table-cell table:formula="of:=LOWER(IF([.H240]&lt;&gt;&quot;&quot;; &quot;MATCH (n:&quot; &amp; [.R240] &amp; &quot;), (m:&quot; &amp; [.P240] &amp; &quot;)&#10;WHERE m.&quot; &amp; [.Q240] &amp; &quot; = n. &quot; &amp; [.S240] &amp; &quot; &#10;create (n)-[:&quot; &amp; [.T240] &amp; &quot; ]-&gt;(m)&#10;RETURN n,m&quot;;&quot;&quot;))" office:value-type="string" office:string-value="match (n:patients), (m:inputevents_mv)&#10;where m.subject_id = n. subject_id &#10;create (n)-[:inputevents_mv_fk_subject_id ]-&gt;(m)&#10;return n,m" calcext:value-type="string">
            <text:p>match (n:patients), (m:inputevents_mv)</text:p>
            <text:p>where m.subject_id = n. subject_id </text:p>
            <text:p>create (n)-[:inputevents_mv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inputevents_mv_fk_subject_id</text:p>
          </table:table-cell>
          <table:table-cell table:formula="of:=OR( [.B241]=&quot;&quot;; NOT(ISERROR(FIND(&quot;DROP CONSTRAINT&quot;;[.B241]))); NOT(ISERROR(FIND(&quot;--&quot;;[.B241]))))" office:value-type="float" office:value="0" calcext:value-type="float">
            <text:p>0</text:p>
          </table:table-cell>
          <table:table-cell table:formula="of:=IF(AND( NOT([.C241]); NOT(ISERROR(FIND(&quot;ALTER TABLE&quot;;[.B241]  ))));&quot;Y&quot;;&quot;&quot;)">
            <text:p/>
          </table:table-cell>
          <table:table-cell table:formula="of:=IF(AND( [.D241]=&quot;&quot;; NOT(ISERROR(FIND(&quot;ADD CONSTRAINT&quot;;[.B241]  ))));&quot;Y&quot;;&quot;&quot;)" office:value-type="string" office:string-value="Y" calcext:value-type="string">
            <text:p>Y</text:p>
          </table:table-cell>
          <table:table-cell table:formula="of:=IF(AND( [.E241]=&quot;&quot;; NOT(ISERROR(FIND(&quot;FOREIGN KEY&quot;;[.B241]  ))));&quot;Y&quot;;&quot;&quot;)">
            <text:p/>
          </table:table-cell>
          <table:table-cell table:formula="of:=IF(AND( [.F241]=&quot;&quot;; NOT(ISERROR(FIND(&quot;REFERENCES&quot;;[.B241]  ))));&quot;Y&quot;;&quot;&quot;)">
            <text:p/>
          </table:table-cell>
          <table:table-cell table:formula="of:=IF([.D241]=&quot;Y&quot;; MID([.B241];FIND(&quot;ALTER TABLE&quot;;[.B241])+12;LEN([.B241]));&quot;&quot;)">
            <text:p/>
          </table:table-cell>
          <table:table-cell table:formula="of:=IF([.E241]=&quot;Y&quot;; MID([.B241];FIND(&quot;ADD CONSTRAINT&quot;;[.B241])+15;LEN([.B241]));&quot;&quot;)" office:value-type="string" office:string-value="inputevents_mv_fk_subject_id" calcext:value-type="string">
            <text:p>inputevents_mv_fk_subject_id</text:p>
          </table:table-cell>
          <table:table-cell table:formula="of:=[.I241]" office:value-type="string" office:string-value="inputevents_mv_fk_subject_id" calcext:value-type="string">
            <text:p>inputevents_mv_fk_subject_id</text:p>
          </table:table-cell>
          <table:table-cell table:formula="of:=IF([.F241]=&quot;Y&quot;; MID([.B241];FIND(&quot;FOREIGN KEY&quot;;[.B241])+13;LEN([.B241])-14);&quot;&quot;)">
            <text:p/>
          </table:table-cell>
          <table:table-cell table:formula="of:=IF([.G241]=&quot;Y&quot;; MID([.B241];FIND(&quot;REFERENCES&quot;;[.B241])+11;LEN([.B241]));&quot;&quot;)">
            <text:p/>
          </table:table-cell>
          <table:table-cell table:formula="of:=IF([.L241]&lt;&gt;&quot;&quot;;LEFT([.L241];FIND(&quot;(&quot;;[.L241])-1);&quot;&quot;)">
            <text:p/>
          </table:table-cell>
          <table:table-cell table:formula="of:=SUBSTITUTE( IF([.L241]&lt;&gt;&quot;&quot;;MID([.L241];FIND(&quot;(&quot;;[.L241])+1;LEN([.L241]));&quot;&quot;); &quot;);&quot;;&quot;&quot;)">
            <text:p/>
          </table:table-cell>
          <table:table-cell table:style-name="ce16" table:formula="of:=LOWER(IF([.H241]&lt;&gt;&quot;&quot;; &quot;MATCH (n:&quot; &amp; [.M244] &amp; &quot;), (m:&quot; &amp; [.H241] &amp; &quot;)&#10;WHERE m.&quot; &amp; [.K243] &amp; &quot; = n. &quot; &amp; [.N244] &amp; &quot; &#10;create (n)-[:&quot; &amp; [.J242] &amp; &quot; ]-&gt;(m)&#10;RETURN n,m&quot;;&quot;&quot;))">
            <text:p/>
          </table:table-cell>
          <table:table-cell table:formula="of:=LOWER(IF([.H241]&lt;&gt;&quot;&quot;;[.H241];&quot;&quot;))">
            <text:p/>
          </table:table-cell>
          <table:table-cell table:formula="of:=LOWER(IF([.H241]&lt;&gt;&quot;&quot;;[.K243];&quot;&quot;))">
            <text:p/>
          </table:table-cell>
          <table:table-cell table:formula="of:=LOWER(IF([.H241]&lt;&gt;&quot;&quot;;[.M244];&quot;&quot;))">
            <text:p/>
          </table:table-cell>
          <table:table-cell table:formula="of:=LOWER(IF([.H241]&lt;&gt;&quot;&quot;;[.N244];&quot;&quot;))">
            <text:p/>
          </table:table-cell>
          <table:table-cell table:formula="of:=LOWER(IF([.H241]&lt;&gt;&quot;&quot;;[.J242];&quot;&quot;))">
            <text:p/>
          </table:table-cell>
          <table:table-cell table:formula="of:=LOWER(IF([.H241]&lt;&gt;&quot;&quot;; &quot;MATCH (n:&quot; &amp; [.R241] &amp; &quot;), (m:&quot; &amp; [.P241] &amp; &quot;)&#10;WHERE m.&quot; &amp; [.Q241] &amp; &quot; = n. &quot; &amp; [.S241] &amp; &quot; &#10;create (n)-[:&quot; &amp; [.T24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242]=&quot;&quot;; NOT(ISERROR(FIND(&quot;DROP CONSTRAINT&quot;;[.B242]))); NOT(ISERROR(FIND(&quot;--&quot;;[.B242]))))" office:value-type="float" office:value="0" calcext:value-type="float">
            <text:p>0</text:p>
          </table:table-cell>
          <table:table-cell table:formula="of:=IF(AND( NOT([.C242]); NOT(ISERROR(FIND(&quot;ALTER TABLE&quot;;[.B242]  ))));&quot;Y&quot;;&quot;&quot;)">
            <text:p/>
          </table:table-cell>
          <table:table-cell table:formula="of:=IF(AND( [.D242]=&quot;&quot;; NOT(ISERROR(FIND(&quot;ADD CONSTRAINT&quot;;[.B242]  ))));&quot;Y&quot;;&quot;&quot;)">
            <text:p/>
          </table:table-cell>
          <table:table-cell table:formula="of:=IF(AND( [.E242]=&quot;&quot;; NOT(ISERROR(FIND(&quot;FOREIGN KEY&quot;;[.B242]  ))));&quot;Y&quot;;&quot;&quot;)" office:value-type="string" office:string-value="Y" calcext:value-type="string">
            <text:p>Y</text:p>
          </table:table-cell>
          <table:table-cell table:formula="of:=IF(AND( [.F242]=&quot;&quot;; NOT(ISERROR(FIND(&quot;REFERENCES&quot;;[.B242]  ))));&quot;Y&quot;;&quot;&quot;)">
            <text:p/>
          </table:table-cell>
          <table:table-cell table:formula="of:=IF([.D242]=&quot;Y&quot;; MID([.B242];FIND(&quot;ALTER TABLE&quot;;[.B242])+12;LEN([.B242]));&quot;&quot;)">
            <text:p/>
          </table:table-cell>
          <table:table-cell table:formula="of:=IF([.E242]=&quot;Y&quot;; MID([.B242];FIND(&quot;ADD CONSTRAINT&quot;;[.B242])+15;LEN([.B242]));&quot;&quot;)">
            <text:p/>
          </table:table-cell>
          <table:table-cell table:formula="of:=[.I242]">
            <text:p/>
          </table:table-cell>
          <table:table-cell table:formula="of:=IF([.F242]=&quot;Y&quot;; MID([.B242];FIND(&quot;FOREIGN KEY&quot;;[.B242])+13;LEN([.B242])-14);&quot;&quot;)" office:value-type="string" office:string-value="SUBJECT_ID" calcext:value-type="string">
            <text:p>SUBJECT_ID</text:p>
          </table:table-cell>
          <table:table-cell table:formula="of:=IF([.G242]=&quot;Y&quot;; MID([.B242];FIND(&quot;REFERENCES&quot;;[.B242])+11;LEN([.B242]));&quot;&quot;)">
            <text:p/>
          </table:table-cell>
          <table:table-cell table:formula="of:=IF([.L242]&lt;&gt;&quot;&quot;;LEFT([.L242];FIND(&quot;(&quot;;[.L242])-1);&quot;&quot;)">
            <text:p/>
          </table:table-cell>
          <table:table-cell table:formula="of:=SUBSTITUTE( IF([.L242]&lt;&gt;&quot;&quot;;MID([.L242];FIND(&quot;(&quot;;[.L242])+1;LEN([.L242]));&quot;&quot;); &quot;);&quot;;&quot;&quot;)">
            <text:p/>
          </table:table-cell>
          <table:table-cell table:style-name="ce16" table:formula="of:=LOWER(IF([.H242]&lt;&gt;&quot;&quot;; &quot;MATCH (n:&quot; &amp; [.M245] &amp; &quot;), (m:&quot; &amp; [.H242] &amp; &quot;)&#10;WHERE m.&quot; &amp; [.K244] &amp; &quot; = n. &quot; &amp; [.N245] &amp; &quot; &#10;create (n)-[:&quot; &amp; [.J243] &amp; &quot; ]-&gt;(m)&#10;RETURN n,m&quot;;&quot;&quot;))">
            <text:p/>
          </table:table-cell>
          <table:table-cell table:formula="of:=LOWER(IF([.H242]&lt;&gt;&quot;&quot;;[.H242];&quot;&quot;))">
            <text:p/>
          </table:table-cell>
          <table:table-cell table:formula="of:=LOWER(IF([.H242]&lt;&gt;&quot;&quot;;[.K244];&quot;&quot;))">
            <text:p/>
          </table:table-cell>
          <table:table-cell table:formula="of:=LOWER(IF([.H242]&lt;&gt;&quot;&quot;;[.M245];&quot;&quot;))">
            <text:p/>
          </table:table-cell>
          <table:table-cell table:formula="of:=LOWER(IF([.H242]&lt;&gt;&quot;&quot;;[.N245];&quot;&quot;))">
            <text:p/>
          </table:table-cell>
          <table:table-cell table:formula="of:=LOWER(IF([.H242]&lt;&gt;&quot;&quot;;[.J243];&quot;&quot;))">
            <text:p/>
          </table:table-cell>
          <table:table-cell table:formula="of:=LOWER(IF([.H242]&lt;&gt;&quot;&quot;; &quot;MATCH (n:&quot; &amp; [.R242] &amp; &quot;), (m:&quot; &amp; [.P242] &amp; &quot;)&#10;WHERE m.&quot; &amp; [.Q242] &amp; &quot; = n. &quot; &amp; [.S242] &amp; &quot; &#10;create (n)-[:&quot; &amp; [.T24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243]=&quot;&quot;; NOT(ISERROR(FIND(&quot;DROP CONSTRAINT&quot;;[.B243]))); NOT(ISERROR(FIND(&quot;--&quot;;[.B243]))))" office:value-type="float" office:value="0" calcext:value-type="float">
            <text:p>0</text:p>
          </table:table-cell>
          <table:table-cell table:formula="of:=IF(AND( NOT([.C243]); NOT(ISERROR(FIND(&quot;ALTER TABLE&quot;;[.B243]  ))));&quot;Y&quot;;&quot;&quot;)">
            <text:p/>
          </table:table-cell>
          <table:table-cell table:formula="of:=IF(AND( [.D243]=&quot;&quot;; NOT(ISERROR(FIND(&quot;ADD CONSTRAINT&quot;;[.B243]  ))));&quot;Y&quot;;&quot;&quot;)">
            <text:p/>
          </table:table-cell>
          <table:table-cell table:formula="of:=IF(AND( [.E243]=&quot;&quot;; NOT(ISERROR(FIND(&quot;FOREIGN KEY&quot;;[.B243]  ))));&quot;Y&quot;;&quot;&quot;)">
            <text:p/>
          </table:table-cell>
          <table:table-cell table:formula="of:=IF(AND( [.F243]=&quot;&quot;; NOT(ISERROR(FIND(&quot;REFERENCES&quot;;[.B243]  ))));&quot;Y&quot;;&quot;&quot;)" office:value-type="string" office:string-value="Y" calcext:value-type="string">
            <text:p>Y</text:p>
          </table:table-cell>
          <table:table-cell table:formula="of:=IF([.D243]=&quot;Y&quot;; MID([.B243];FIND(&quot;ALTER TABLE&quot;;[.B243])+12;LEN([.B243]));&quot;&quot;)">
            <text:p/>
          </table:table-cell>
          <table:table-cell table:formula="of:=IF([.E243]=&quot;Y&quot;; MID([.B243];FIND(&quot;ADD CONSTRAINT&quot;;[.B243])+15;LEN([.B243]));&quot;&quot;)">
            <text:p/>
          </table:table-cell>
          <table:table-cell table:formula="of:=[.I243]">
            <text:p/>
          </table:table-cell>
          <table:table-cell table:formula="of:=IF([.F243]=&quot;Y&quot;; MID([.B243];FIND(&quot;FOREIGN KEY&quot;;[.B243])+13;LEN([.B243])-14);&quot;&quot;)">
            <text:p/>
          </table:table-cell>
          <table:table-cell table:formula="of:=IF([.G243]=&quot;Y&quot;; MID([.B243];FIND(&quot;REFERENCES&quot;;[.B243])+11;LEN([.B243]));&quot;&quot;)" office:value-type="string" office:string-value="PATIENTS(SUBJECT_ID);" calcext:value-type="string">
            <text:p>PATIENTS(SUBJECT_ID);</text:p>
          </table:table-cell>
          <table:table-cell table:formula="of:=IF([.L243]&lt;&gt;&quot;&quot;;LEFT([.L243];FIND(&quot;(&quot;;[.L243])-1);&quot;&quot;)" office:value-type="string" office:string-value="PATIENTS" calcext:value-type="string">
            <text:p>PATIENTS</text:p>
          </table:table-cell>
          <table:table-cell table:formula="of:=SUBSTITUTE( IF([.L243]&lt;&gt;&quot;&quot;;MID([.L243];FIND(&quot;(&quot;;[.L243])+1;LEN([.L243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243]&lt;&gt;&quot;&quot;; &quot;MATCH (n:&quot; &amp; [.M246] &amp; &quot;), (m:&quot; &amp; [.H243] &amp; &quot;)&#10;WHERE m.&quot; &amp; [.K245] &amp; &quot; = n. &quot; &amp; [.N246] &amp; &quot; &#10;create (n)-[:&quot; &amp; [.J244] &amp; &quot; ]-&gt;(m)&#10;RETURN n,m&quot;;&quot;&quot;))">
            <text:p/>
          </table:table-cell>
          <table:table-cell table:formula="of:=LOWER(IF([.H243]&lt;&gt;&quot;&quot;;[.H243];&quot;&quot;))">
            <text:p/>
          </table:table-cell>
          <table:table-cell table:formula="of:=LOWER(IF([.H243]&lt;&gt;&quot;&quot;;[.K245];&quot;&quot;))">
            <text:p/>
          </table:table-cell>
          <table:table-cell table:formula="of:=LOWER(IF([.H243]&lt;&gt;&quot;&quot;;[.M246];&quot;&quot;))">
            <text:p/>
          </table:table-cell>
          <table:table-cell table:formula="of:=LOWER(IF([.H243]&lt;&gt;&quot;&quot;;[.N246];&quot;&quot;))">
            <text:p/>
          </table:table-cell>
          <table:table-cell table:formula="of:=LOWER(IF([.H243]&lt;&gt;&quot;&quot;;[.J244];&quot;&quot;))">
            <text:p/>
          </table:table-cell>
          <table:table-cell table:formula="of:=LOWER(IF([.H243]&lt;&gt;&quot;&quot;; &quot;MATCH (n:&quot; &amp; [.R243] &amp; &quot;), (m:&quot; &amp; [.P243] &amp; &quot;)&#10;WHERE m.&quot; &amp; [.Q243] &amp; &quot; = n. &quot; &amp; [.S243] &amp; &quot; &#10;create (n)-[:&quot; &amp; [.T24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44]=&quot;&quot;; NOT(ISERROR(FIND(&quot;DROP CONSTRAINT&quot;;[.B244]))); NOT(ISERROR(FIND(&quot;--&quot;;[.B244]))))" office:value-type="float" office:value="1" calcext:value-type="float">
            <text:p>1</text:p>
          </table:table-cell>
          <table:table-cell table:formula="of:=IF(AND( NOT([.C244]); NOT(ISERROR(FIND(&quot;ALTER TABLE&quot;;[.B244]  ))));&quot;Y&quot;;&quot;&quot;)">
            <text:p/>
          </table:table-cell>
          <table:table-cell table:formula="of:=IF(AND( [.D244]=&quot;&quot;; NOT(ISERROR(FIND(&quot;ADD CONSTRAINT&quot;;[.B244]  ))));&quot;Y&quot;;&quot;&quot;)">
            <text:p/>
          </table:table-cell>
          <table:table-cell table:formula="of:=IF(AND( [.E244]=&quot;&quot;; NOT(ISERROR(FIND(&quot;FOREIGN KEY&quot;;[.B244]  ))));&quot;Y&quot;;&quot;&quot;)">
            <text:p/>
          </table:table-cell>
          <table:table-cell table:formula="of:=IF(AND( [.F244]=&quot;&quot;; NOT(ISERROR(FIND(&quot;REFERENCES&quot;;[.B244]  ))));&quot;Y&quot;;&quot;&quot;)">
            <text:p/>
          </table:table-cell>
          <table:table-cell table:formula="of:=IF([.D244]=&quot;Y&quot;; MID([.B244];FIND(&quot;ALTER TABLE&quot;;[.B244])+12;LEN([.B244]));&quot;&quot;)">
            <text:p/>
          </table:table-cell>
          <table:table-cell table:formula="of:=IF([.E244]=&quot;Y&quot;; MID([.B244];FIND(&quot;ADD CONSTRAINT&quot;;[.B244])+15;LEN([.B244]));&quot;&quot;)">
            <text:p/>
          </table:table-cell>
          <table:table-cell table:formula="of:=[.I244]">
            <text:p/>
          </table:table-cell>
          <table:table-cell table:formula="of:=IF([.F244]=&quot;Y&quot;; MID([.B244];FIND(&quot;FOREIGN KEY&quot;;[.B244])+13;LEN([.B244])-14);&quot;&quot;)">
            <text:p/>
          </table:table-cell>
          <table:table-cell table:formula="of:=IF([.G244]=&quot;Y&quot;; MID([.B244];FIND(&quot;REFERENCES&quot;;[.B244])+11;LEN([.B244]));&quot;&quot;)">
            <text:p/>
          </table:table-cell>
          <table:table-cell table:formula="of:=IF([.L244]&lt;&gt;&quot;&quot;;LEFT([.L244];FIND(&quot;(&quot;;[.L244])-1);&quot;&quot;)">
            <text:p/>
          </table:table-cell>
          <table:table-cell table:formula="of:=SUBSTITUTE( IF([.L244]&lt;&gt;&quot;&quot;;MID([.L244];FIND(&quot;(&quot;;[.L244])+1;LEN([.L244]));&quot;&quot;); &quot;);&quot;;&quot;&quot;)">
            <text:p/>
          </table:table-cell>
          <table:table-cell table:style-name="ce16" table:formula="of:=LOWER(IF([.H244]&lt;&gt;&quot;&quot;; &quot;MATCH (n:&quot; &amp; [.M247] &amp; &quot;), (m:&quot; &amp; [.H244] &amp; &quot;)&#10;WHERE m.&quot; &amp; [.K246] &amp; &quot; = n. &quot; &amp; [.N247] &amp; &quot; &#10;create (n)-[:&quot; &amp; [.J245] &amp; &quot; ]-&gt;(m)&#10;RETURN n,m&quot;;&quot;&quot;))">
            <text:p/>
          </table:table-cell>
          <table:table-cell table:formula="of:=LOWER(IF([.H244]&lt;&gt;&quot;&quot;;[.H244];&quot;&quot;))">
            <text:p/>
          </table:table-cell>
          <table:table-cell table:formula="of:=LOWER(IF([.H244]&lt;&gt;&quot;&quot;;[.K246];&quot;&quot;))">
            <text:p/>
          </table:table-cell>
          <table:table-cell table:formula="of:=LOWER(IF([.H244]&lt;&gt;&quot;&quot;;[.M247];&quot;&quot;))">
            <text:p/>
          </table:table-cell>
          <table:table-cell table:formula="of:=LOWER(IF([.H244]&lt;&gt;&quot;&quot;;[.N247];&quot;&quot;))">
            <text:p/>
          </table:table-cell>
          <table:table-cell table:formula="of:=LOWER(IF([.H244]&lt;&gt;&quot;&quot;;[.J245];&quot;&quot;))">
            <text:p/>
          </table:table-cell>
          <table:table-cell table:formula="of:=LOWER(IF([.H244]&lt;&gt;&quot;&quot;; &quot;MATCH (n:&quot; &amp; [.R244] &amp; &quot;), (m:&quot; &amp; [.P244] &amp; &quot;)&#10;WHERE m.&quot; &amp; [.Q244] &amp; &quot; = n. &quot; &amp; [.S244] &amp; &quot; &#10;create (n)-[:&quot; &amp; [.T24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hadm_id</text:p>
          </table:table-cell>
          <table:table-cell table:formula="of:=OR( [.B245]=&quot;&quot;; NOT(ISERROR(FIND(&quot;DROP CONSTRAINT&quot;;[.B245]))); NOT(ISERROR(FIND(&quot;--&quot;;[.B245]))))" office:value-type="float" office:value="1" calcext:value-type="float">
            <text:p>1</text:p>
          </table:table-cell>
          <table:table-cell table:formula="of:=IF(AND( NOT([.C245]); NOT(ISERROR(FIND(&quot;ALTER TABLE&quot;;[.B245]  ))));&quot;Y&quot;;&quot;&quot;)">
            <text:p/>
          </table:table-cell>
          <table:table-cell table:formula="of:=IF(AND( [.D245]=&quot;&quot;; NOT(ISERROR(FIND(&quot;ADD CONSTRAINT&quot;;[.B245]  ))));&quot;Y&quot;;&quot;&quot;)">
            <text:p/>
          </table:table-cell>
          <table:table-cell table:formula="of:=IF(AND( [.E245]=&quot;&quot;; NOT(ISERROR(FIND(&quot;FOREIGN KEY&quot;;[.B245]  ))));&quot;Y&quot;;&quot;&quot;)">
            <text:p/>
          </table:table-cell>
          <table:table-cell table:formula="of:=IF(AND( [.F245]=&quot;&quot;; NOT(ISERROR(FIND(&quot;REFERENCES&quot;;[.B245]  ))));&quot;Y&quot;;&quot;&quot;)">
            <text:p/>
          </table:table-cell>
          <table:table-cell table:formula="of:=IF([.D245]=&quot;Y&quot;; MID([.B245];FIND(&quot;ALTER TABLE&quot;;[.B245])+12;LEN([.B245]));&quot;&quot;)">
            <text:p/>
          </table:table-cell>
          <table:table-cell table:formula="of:=IF([.E245]=&quot;Y&quot;; MID([.B245];FIND(&quot;ADD CONSTRAINT&quot;;[.B245])+15;LEN([.B245]));&quot;&quot;)">
            <text:p/>
          </table:table-cell>
          <table:table-cell table:formula="of:=[.I245]">
            <text:p/>
          </table:table-cell>
          <table:table-cell table:formula="of:=IF([.F245]=&quot;Y&quot;; MID([.B245];FIND(&quot;FOREIGN KEY&quot;;[.B245])+13;LEN([.B245])-14);&quot;&quot;)">
            <text:p/>
          </table:table-cell>
          <table:table-cell table:formula="of:=IF([.G245]=&quot;Y&quot;; MID([.B245];FIND(&quot;REFERENCES&quot;;[.B245])+11;LEN([.B245]));&quot;&quot;)">
            <text:p/>
          </table:table-cell>
          <table:table-cell table:formula="of:=IF([.L245]&lt;&gt;&quot;&quot;;LEFT([.L245];FIND(&quot;(&quot;;[.L245])-1);&quot;&quot;)">
            <text:p/>
          </table:table-cell>
          <table:table-cell table:formula="of:=SUBSTITUTE( IF([.L245]&lt;&gt;&quot;&quot;;MID([.L245];FIND(&quot;(&quot;;[.L245])+1;LEN([.L245]));&quot;&quot;); &quot;);&quot;;&quot;&quot;)">
            <text:p/>
          </table:table-cell>
          <table:table-cell table:style-name="ce16" table:formula="of:=LOWER(IF([.H245]&lt;&gt;&quot;&quot;; &quot;MATCH (n:&quot; &amp; [.M248] &amp; &quot;), (m:&quot; &amp; [.H245] &amp; &quot;)&#10;WHERE m.&quot; &amp; [.K247] &amp; &quot; = n. &quot; &amp; [.N248] &amp; &quot; &#10;create (n)-[:&quot; &amp; [.J246] &amp; &quot; ]-&gt;(m)&#10;RETURN n,m&quot;;&quot;&quot;))">
            <text:p/>
          </table:table-cell>
          <table:table-cell table:formula="of:=LOWER(IF([.H245]&lt;&gt;&quot;&quot;;[.H245];&quot;&quot;))">
            <text:p/>
          </table:table-cell>
          <table:table-cell table:formula="of:=LOWER(IF([.H245]&lt;&gt;&quot;&quot;;[.K247];&quot;&quot;))">
            <text:p/>
          </table:table-cell>
          <table:table-cell table:formula="of:=LOWER(IF([.H245]&lt;&gt;&quot;&quot;;[.M248];&quot;&quot;))">
            <text:p/>
          </table:table-cell>
          <table:table-cell table:formula="of:=LOWER(IF([.H245]&lt;&gt;&quot;&quot;;[.N248];&quot;&quot;))">
            <text:p/>
          </table:table-cell>
          <table:table-cell table:formula="of:=LOWER(IF([.H245]&lt;&gt;&quot;&quot;;[.J246];&quot;&quot;))">
            <text:p/>
          </table:table-cell>
          <table:table-cell table:formula="of:=LOWER(IF([.H245]&lt;&gt;&quot;&quot;; &quot;MATCH (n:&quot; &amp; [.R245] &amp; &quot;), (m:&quot; &amp; [.P245] &amp; &quot;)&#10;WHERE m.&quot; &amp; [.Q245] &amp; &quot; = n. &quot; &amp; [.S245] &amp; &quot; &#10;create (n)-[:&quot; &amp; [.T245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INPUTEVENTS_MV DROP CONSTRAINT IF EXISTS inputevents_mv_fk_hadm_id;</text:p>
          </table:table-cell>
          <table:table-cell table:formula="of:=OR( [.B246]=&quot;&quot;; NOT(ISERROR(FIND(&quot;DROP CONSTRAINT&quot;;[.B246]))); NOT(ISERROR(FIND(&quot;--&quot;;[.B246]))))" office:value-type="float" office:value="1" calcext:value-type="float">
            <text:p>1</text:p>
          </table:table-cell>
          <table:table-cell table:formula="of:=IF(AND( NOT([.C246]); NOT(ISERROR(FIND(&quot;ALTER TABLE&quot;;[.B246]  ))));&quot;Y&quot;;&quot;&quot;)">
            <text:p/>
          </table:table-cell>
          <table:table-cell table:formula="of:=IF(AND( [.D246]=&quot;&quot;; NOT(ISERROR(FIND(&quot;ADD CONSTRAINT&quot;;[.B246]  ))));&quot;Y&quot;;&quot;&quot;)">
            <text:p/>
          </table:table-cell>
          <table:table-cell table:formula="of:=IF(AND( [.E246]=&quot;&quot;; NOT(ISERROR(FIND(&quot;FOREIGN KEY&quot;;[.B246]  ))));&quot;Y&quot;;&quot;&quot;)">
            <text:p/>
          </table:table-cell>
          <table:table-cell table:formula="of:=IF(AND( [.F246]=&quot;&quot;; NOT(ISERROR(FIND(&quot;REFERENCES&quot;;[.B246]  ))));&quot;Y&quot;;&quot;&quot;)">
            <text:p/>
          </table:table-cell>
          <table:table-cell table:formula="of:=IF([.D246]=&quot;Y&quot;; MID([.B246];FIND(&quot;ALTER TABLE&quot;;[.B246])+12;LEN([.B246]));&quot;&quot;)">
            <text:p/>
          </table:table-cell>
          <table:table-cell table:formula="of:=IF([.E246]=&quot;Y&quot;; MID([.B246];FIND(&quot;ADD CONSTRAINT&quot;;[.B246])+15;LEN([.B246]));&quot;&quot;)">
            <text:p/>
          </table:table-cell>
          <table:table-cell table:formula="of:=[.I246]">
            <text:p/>
          </table:table-cell>
          <table:table-cell table:formula="of:=IF([.F246]=&quot;Y&quot;; MID([.B246];FIND(&quot;FOREIGN KEY&quot;;[.B246])+13;LEN([.B246])-14);&quot;&quot;)">
            <text:p/>
          </table:table-cell>
          <table:table-cell table:formula="of:=IF([.G246]=&quot;Y&quot;; MID([.B246];FIND(&quot;REFERENCES&quot;;[.B246])+11;LEN([.B246]));&quot;&quot;)">
            <text:p/>
          </table:table-cell>
          <table:table-cell table:formula="of:=IF([.L246]&lt;&gt;&quot;&quot;;LEFT([.L246];FIND(&quot;(&quot;;[.L246])-1);&quot;&quot;)">
            <text:p/>
          </table:table-cell>
          <table:table-cell table:formula="of:=SUBSTITUTE( IF([.L246]&lt;&gt;&quot;&quot;;MID([.L246];FIND(&quot;(&quot;;[.L246])+1;LEN([.L246]));&quot;&quot;); &quot;);&quot;;&quot;&quot;)">
            <text:p/>
          </table:table-cell>
          <table:table-cell table:style-name="ce16" table:formula="of:=LOWER(IF([.H246]&lt;&gt;&quot;&quot;; &quot;MATCH (n:&quot; &amp; [.M249] &amp; &quot;), (m:&quot; &amp; [.H246] &amp; &quot;)&#10;WHERE m.&quot; &amp; [.K248] &amp; &quot; = n. &quot; &amp; [.N249] &amp; &quot; &#10;create (n)-[:&quot; &amp; [.J247] &amp; &quot; ]-&gt;(m)&#10;RETURN n,m&quot;;&quot;&quot;))">
            <text:p/>
          </table:table-cell>
          <table:table-cell table:formula="of:=LOWER(IF([.H246]&lt;&gt;&quot;&quot;;[.H246];&quot;&quot;))">
            <text:p/>
          </table:table-cell>
          <table:table-cell table:formula="of:=LOWER(IF([.H246]&lt;&gt;&quot;&quot;;[.K248];&quot;&quot;))">
            <text:p/>
          </table:table-cell>
          <table:table-cell table:formula="of:=LOWER(IF([.H246]&lt;&gt;&quot;&quot;;[.M249];&quot;&quot;))">
            <text:p/>
          </table:table-cell>
          <table:table-cell table:formula="of:=LOWER(IF([.H246]&lt;&gt;&quot;&quot;;[.N249];&quot;&quot;))">
            <text:p/>
          </table:table-cell>
          <table:table-cell table:formula="of:=LOWER(IF([.H246]&lt;&gt;&quot;&quot;;[.J247];&quot;&quot;))">
            <text:p/>
          </table:table-cell>
          <table:table-cell table:formula="of:=LOWER(IF([.H246]&lt;&gt;&quot;&quot;; &quot;MATCH (n:&quot; &amp; [.R246] &amp; &quot;), (m:&quot; &amp; [.P246] &amp; &quot;)&#10;WHERE m.&quot; &amp; [.Q246] &amp; &quot; = n. &quot; &amp; [.S246] &amp; &quot; &#10;create (n)-[:&quot; &amp; [.T246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INPUTEVENTS_MV</text:p>
          </table:table-cell>
          <table:table-cell table:formula="of:=OR( [.B247]=&quot;&quot;; NOT(ISERROR(FIND(&quot;DROP CONSTRAINT&quot;;[.B247]))); NOT(ISERROR(FIND(&quot;--&quot;;[.B247]))))" office:value-type="float" office:value="0" calcext:value-type="float">
            <text:p>0</text:p>
          </table:table-cell>
          <table:table-cell table:formula="of:=IF(AND( NOT([.C247]); NOT(ISERROR(FIND(&quot;ALTER TABLE&quot;;[.B247]  ))));&quot;Y&quot;;&quot;&quot;)" office:value-type="string" office:string-value="Y" calcext:value-type="string">
            <text:p>Y</text:p>
          </table:table-cell>
          <table:table-cell table:formula="of:=IF(AND( [.D247]=&quot;&quot;; NOT(ISERROR(FIND(&quot;ADD CONSTRAINT&quot;;[.B247]  ))));&quot;Y&quot;;&quot;&quot;)">
            <text:p/>
          </table:table-cell>
          <table:table-cell table:formula="of:=IF(AND( [.E247]=&quot;&quot;; NOT(ISERROR(FIND(&quot;FOREIGN KEY&quot;;[.B247]  ))));&quot;Y&quot;;&quot;&quot;)">
            <text:p/>
          </table:table-cell>
          <table:table-cell table:formula="of:=IF(AND( [.F247]=&quot;&quot;; NOT(ISERROR(FIND(&quot;REFERENCES&quot;;[.B247]  ))));&quot;Y&quot;;&quot;&quot;)">
            <text:p/>
          </table:table-cell>
          <table:table-cell table:formula="of:=IF([.D247]=&quot;Y&quot;; MID([.B247];FIND(&quot;ALTER TABLE&quot;;[.B247])+12;LEN([.B247]));&quot;&quot;)" office:value-type="string" office:string-value="INPUTEVENTS_MV" calcext:value-type="string">
            <text:p>INPUTEVENTS_MV</text:p>
          </table:table-cell>
          <table:table-cell table:formula="of:=IF([.E247]=&quot;Y&quot;; MID([.B247];FIND(&quot;ADD CONSTRAINT&quot;;[.B247])+15;LEN([.B247]));&quot;&quot;)">
            <text:p/>
          </table:table-cell>
          <table:table-cell table:formula="of:=[.I247]">
            <text:p/>
          </table:table-cell>
          <table:table-cell table:formula="of:=IF([.F247]=&quot;Y&quot;; MID([.B247];FIND(&quot;FOREIGN KEY&quot;;[.B247])+13;LEN([.B247])-14);&quot;&quot;)">
            <text:p/>
          </table:table-cell>
          <table:table-cell table:formula="of:=IF([.G247]=&quot;Y&quot;; MID([.B247];FIND(&quot;REFERENCES&quot;;[.B247])+11;LEN([.B247]));&quot;&quot;)">
            <text:p/>
          </table:table-cell>
          <table:table-cell table:formula="of:=IF([.L247]&lt;&gt;&quot;&quot;;LEFT([.L247];FIND(&quot;(&quot;;[.L247])-1);&quot;&quot;)">
            <text:p/>
          </table:table-cell>
          <table:table-cell table:formula="of:=SUBSTITUTE( IF([.L247]&lt;&gt;&quot;&quot;;MID([.L247];FIND(&quot;(&quot;;[.L247])+1;LEN([.L247]));&quot;&quot;); &quot;);&quot;;&quot;&quot;)">
            <text:p/>
          </table:table-cell>
          <table:table-cell table:style-name="ce16" table:formula="of:=LOWER(IF([.H247]&lt;&gt;&quot;&quot;; &quot;MATCH (n:&quot; &amp; [.M250] &amp; &quot;), (m:&quot; &amp; [.H247] &amp; &quot;)&#10;WHERE m.&quot; &amp; [.K249] &amp; &quot; = n. &quot; &amp; [.N250] &amp; &quot; &#10;create (n)-[:&quot; &amp; [.J248] &amp; &quot; ]-&gt;(m)&#10;RETURN n,m&quot;;&quot;&quot;))" office:value-type="string" office:string-value="match (n:admissions), (m:inputevents_mv)&#10;where m.hadm_id = n. hadm_id &#10;create (n)-[:inputevents_mv_fk_hadm_id ]-&gt;(m)&#10;return n,m" calcext:value-type="string">
            <text:p>match (n:admissions), (m:inputevents_mv)</text:p>
            <text:p>where m.hadm_id = n. hadm_id </text:p>
            <text:p>create (n)-[:inputevents_mv_fk_hadm_id ]-&gt;(m)</text:p>
            <text:p>return n,m</text:p>
          </table:table-cell>
          <table:table-cell table:formula="of:=LOWER(IF([.H247]&lt;&gt;&quot;&quot;;[.H247];&quot;&quot;))" office:value-type="string" office:string-value="inputevents_mv" calcext:value-type="string">
            <text:p>inputevents_mv</text:p>
          </table:table-cell>
          <table:table-cell table:formula="of:=LOWER(IF([.H247]&lt;&gt;&quot;&quot;;[.K249];&quot;&quot;))" office:value-type="string" office:string-value="hadm_id" calcext:value-type="string">
            <text:p>hadm_id</text:p>
          </table:table-cell>
          <table:table-cell table:formula="of:=LOWER(IF([.H247]&lt;&gt;&quot;&quot;;[.M250];&quot;&quot;))" office:value-type="string" office:string-value="admissions" calcext:value-type="string">
            <text:p>admissions</text:p>
          </table:table-cell>
          <table:table-cell table:formula="of:=LOWER(IF([.H247]&lt;&gt;&quot;&quot;;[.N250];&quot;&quot;))" office:value-type="string" office:string-value="hadm_id" calcext:value-type="string">
            <text:p>hadm_id</text:p>
          </table:table-cell>
          <table:table-cell table:formula="of:=LOWER(IF([.H247]&lt;&gt;&quot;&quot;;[.J248];&quot;&quot;))" office:value-type="string" office:string-value="inputevents_mv_fk_hadm_id" calcext:value-type="string">
            <text:p>inputevents_mv_fk_hadm_id</text:p>
          </table:table-cell>
          <table:table-cell table:formula="of:=LOWER(IF([.H247]&lt;&gt;&quot;&quot;; &quot;MATCH (n:&quot; &amp; [.R247] &amp; &quot;), (m:&quot; &amp; [.P247] &amp; &quot;)&#10;WHERE m.&quot; &amp; [.Q247] &amp; &quot; = n. &quot; &amp; [.S247] &amp; &quot; &#10;create (n)-[:&quot; &amp; [.T247] &amp; &quot; ]-&gt;(m)&#10;RETURN n,m&quot;;&quot;&quot;))" office:value-type="string" office:string-value="match (n:admissions), (m:inputevents_mv)&#10;where m.hadm_id = n. hadm_id &#10;create (n)-[:inputevents_mv_fk_hadm_id ]-&gt;(m)&#10;return n,m" calcext:value-type="string">
            <text:p>match (n:admissions), (m:inputevents_mv)</text:p>
            <text:p>where m.hadm_id = n. hadm_id </text:p>
            <text:p>create (n)-[:inputevents_mv_fk_hadm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inputevents_mv_fk_hadm_id</text:p>
          </table:table-cell>
          <table:table-cell table:formula="of:=OR( [.B248]=&quot;&quot;; NOT(ISERROR(FIND(&quot;DROP CONSTRAINT&quot;;[.B248]))); NOT(ISERROR(FIND(&quot;--&quot;;[.B248]))))" office:value-type="float" office:value="0" calcext:value-type="float">
            <text:p>0</text:p>
          </table:table-cell>
          <table:table-cell table:formula="of:=IF(AND( NOT([.C248]); NOT(ISERROR(FIND(&quot;ALTER TABLE&quot;;[.B248]  ))));&quot;Y&quot;;&quot;&quot;)">
            <text:p/>
          </table:table-cell>
          <table:table-cell table:formula="of:=IF(AND( [.D248]=&quot;&quot;; NOT(ISERROR(FIND(&quot;ADD CONSTRAINT&quot;;[.B248]  ))));&quot;Y&quot;;&quot;&quot;)" office:value-type="string" office:string-value="Y" calcext:value-type="string">
            <text:p>Y</text:p>
          </table:table-cell>
          <table:table-cell table:formula="of:=IF(AND( [.E248]=&quot;&quot;; NOT(ISERROR(FIND(&quot;FOREIGN KEY&quot;;[.B248]  ))));&quot;Y&quot;;&quot;&quot;)">
            <text:p/>
          </table:table-cell>
          <table:table-cell table:formula="of:=IF(AND( [.F248]=&quot;&quot;; NOT(ISERROR(FIND(&quot;REFERENCES&quot;;[.B248]  ))));&quot;Y&quot;;&quot;&quot;)">
            <text:p/>
          </table:table-cell>
          <table:table-cell table:formula="of:=IF([.D248]=&quot;Y&quot;; MID([.B248];FIND(&quot;ALTER TABLE&quot;;[.B248])+12;LEN([.B248]));&quot;&quot;)">
            <text:p/>
          </table:table-cell>
          <table:table-cell table:formula="of:=IF([.E248]=&quot;Y&quot;; MID([.B248];FIND(&quot;ADD CONSTRAINT&quot;;[.B248])+15;LEN([.B248]));&quot;&quot;)" office:value-type="string" office:string-value="inputevents_mv_fk_hadm_id" calcext:value-type="string">
            <text:p>inputevents_mv_fk_hadm_id</text:p>
          </table:table-cell>
          <table:table-cell table:formula="of:=[.I248]" office:value-type="string" office:string-value="inputevents_mv_fk_hadm_id" calcext:value-type="string">
            <text:p>inputevents_mv_fk_hadm_id</text:p>
          </table:table-cell>
          <table:table-cell table:formula="of:=IF([.F248]=&quot;Y&quot;; MID([.B248];FIND(&quot;FOREIGN KEY&quot;;[.B248])+13;LEN([.B248])-14);&quot;&quot;)">
            <text:p/>
          </table:table-cell>
          <table:table-cell table:formula="of:=IF([.G248]=&quot;Y&quot;; MID([.B248];FIND(&quot;REFERENCES&quot;;[.B248])+11;LEN([.B248]));&quot;&quot;)">
            <text:p/>
          </table:table-cell>
          <table:table-cell table:formula="of:=IF([.L248]&lt;&gt;&quot;&quot;;LEFT([.L248];FIND(&quot;(&quot;;[.L248])-1);&quot;&quot;)">
            <text:p/>
          </table:table-cell>
          <table:table-cell table:formula="of:=SUBSTITUTE( IF([.L248]&lt;&gt;&quot;&quot;;MID([.L248];FIND(&quot;(&quot;;[.L248])+1;LEN([.L248]));&quot;&quot;); &quot;);&quot;;&quot;&quot;)">
            <text:p/>
          </table:table-cell>
          <table:table-cell table:style-name="ce16" table:formula="of:=LOWER(IF([.H248]&lt;&gt;&quot;&quot;; &quot;MATCH (n:&quot; &amp; [.M251] &amp; &quot;), (m:&quot; &amp; [.H248] &amp; &quot;)&#10;WHERE m.&quot; &amp; [.K250] &amp; &quot; = n. &quot; &amp; [.N251] &amp; &quot; &#10;create (n)-[:&quot; &amp; [.J249] &amp; &quot; ]-&gt;(m)&#10;RETURN n,m&quot;;&quot;&quot;))">
            <text:p/>
          </table:table-cell>
          <table:table-cell table:formula="of:=LOWER(IF([.H248]&lt;&gt;&quot;&quot;;[.H248];&quot;&quot;))">
            <text:p/>
          </table:table-cell>
          <table:table-cell table:formula="of:=LOWER(IF([.H248]&lt;&gt;&quot;&quot;;[.K250];&quot;&quot;))">
            <text:p/>
          </table:table-cell>
          <table:table-cell table:formula="of:=LOWER(IF([.H248]&lt;&gt;&quot;&quot;;[.M251];&quot;&quot;))">
            <text:p/>
          </table:table-cell>
          <table:table-cell table:formula="of:=LOWER(IF([.H248]&lt;&gt;&quot;&quot;;[.N251];&quot;&quot;))">
            <text:p/>
          </table:table-cell>
          <table:table-cell table:formula="of:=LOWER(IF([.H248]&lt;&gt;&quot;&quot;;[.J249];&quot;&quot;))">
            <text:p/>
          </table:table-cell>
          <table:table-cell table:formula="of:=LOWER(IF([.H248]&lt;&gt;&quot;&quot;; &quot;MATCH (n:&quot; &amp; [.R248] &amp; &quot;), (m:&quot; &amp; [.P248] &amp; &quot;)&#10;WHERE m.&quot; &amp; [.Q248] &amp; &quot; = n. &quot; &amp; [.S248] &amp; &quot; &#10;create (n)-[:&quot; &amp; [.T24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HADM_ID)</text:p>
          </table:table-cell>
          <table:table-cell table:formula="of:=OR( [.B249]=&quot;&quot;; NOT(ISERROR(FIND(&quot;DROP CONSTRAINT&quot;;[.B249]))); NOT(ISERROR(FIND(&quot;--&quot;;[.B249]))))" office:value-type="float" office:value="0" calcext:value-type="float">
            <text:p>0</text:p>
          </table:table-cell>
          <table:table-cell table:formula="of:=IF(AND( NOT([.C249]); NOT(ISERROR(FIND(&quot;ALTER TABLE&quot;;[.B249]  ))));&quot;Y&quot;;&quot;&quot;)">
            <text:p/>
          </table:table-cell>
          <table:table-cell table:formula="of:=IF(AND( [.D249]=&quot;&quot;; NOT(ISERROR(FIND(&quot;ADD CONSTRAINT&quot;;[.B249]  ))));&quot;Y&quot;;&quot;&quot;)">
            <text:p/>
          </table:table-cell>
          <table:table-cell table:formula="of:=IF(AND( [.E249]=&quot;&quot;; NOT(ISERROR(FIND(&quot;FOREIGN KEY&quot;;[.B249]  ))));&quot;Y&quot;;&quot;&quot;)" office:value-type="string" office:string-value="Y" calcext:value-type="string">
            <text:p>Y</text:p>
          </table:table-cell>
          <table:table-cell table:formula="of:=IF(AND( [.F249]=&quot;&quot;; NOT(ISERROR(FIND(&quot;REFERENCES&quot;;[.B249]  ))));&quot;Y&quot;;&quot;&quot;)">
            <text:p/>
          </table:table-cell>
          <table:table-cell table:formula="of:=IF([.D249]=&quot;Y&quot;; MID([.B249];FIND(&quot;ALTER TABLE&quot;;[.B249])+12;LEN([.B249]));&quot;&quot;)">
            <text:p/>
          </table:table-cell>
          <table:table-cell table:formula="of:=IF([.E249]=&quot;Y&quot;; MID([.B249];FIND(&quot;ADD CONSTRAINT&quot;;[.B249])+15;LEN([.B249]));&quot;&quot;)">
            <text:p/>
          </table:table-cell>
          <table:table-cell table:formula="of:=[.I249]">
            <text:p/>
          </table:table-cell>
          <table:table-cell table:formula="of:=IF([.F249]=&quot;Y&quot;; MID([.B249];FIND(&quot;FOREIGN KEY&quot;;[.B249])+13;LEN([.B249])-14);&quot;&quot;)" office:value-type="string" office:string-value="HADM_ID" calcext:value-type="string">
            <text:p>HADM_ID</text:p>
          </table:table-cell>
          <table:table-cell table:formula="of:=IF([.G249]=&quot;Y&quot;; MID([.B249];FIND(&quot;REFERENCES&quot;;[.B249])+11;LEN([.B249]));&quot;&quot;)">
            <text:p/>
          </table:table-cell>
          <table:table-cell table:formula="of:=IF([.L249]&lt;&gt;&quot;&quot;;LEFT([.L249];FIND(&quot;(&quot;;[.L249])-1);&quot;&quot;)">
            <text:p/>
          </table:table-cell>
          <table:table-cell table:formula="of:=SUBSTITUTE( IF([.L249]&lt;&gt;&quot;&quot;;MID([.L249];FIND(&quot;(&quot;;[.L249])+1;LEN([.L249]));&quot;&quot;); &quot;);&quot;;&quot;&quot;)">
            <text:p/>
          </table:table-cell>
          <table:table-cell table:style-name="ce16" table:formula="of:=LOWER(IF([.H249]&lt;&gt;&quot;&quot;; &quot;MATCH (n:&quot; &amp; [.M252] &amp; &quot;), (m:&quot; &amp; [.H249] &amp; &quot;)&#10;WHERE m.&quot; &amp; [.K251] &amp; &quot; = n. &quot; &amp; [.N252] &amp; &quot; &#10;create (n)-[:&quot; &amp; [.J250] &amp; &quot; ]-&gt;(m)&#10;RETURN n,m&quot;;&quot;&quot;))">
            <text:p/>
          </table:table-cell>
          <table:table-cell table:formula="of:=LOWER(IF([.H249]&lt;&gt;&quot;&quot;;[.H249];&quot;&quot;))">
            <text:p/>
          </table:table-cell>
          <table:table-cell table:formula="of:=LOWER(IF([.H249]&lt;&gt;&quot;&quot;;[.K251];&quot;&quot;))">
            <text:p/>
          </table:table-cell>
          <table:table-cell table:formula="of:=LOWER(IF([.H249]&lt;&gt;&quot;&quot;;[.M252];&quot;&quot;))">
            <text:p/>
          </table:table-cell>
          <table:table-cell table:formula="of:=LOWER(IF([.H249]&lt;&gt;&quot;&quot;;[.N252];&quot;&quot;))">
            <text:p/>
          </table:table-cell>
          <table:table-cell table:formula="of:=LOWER(IF([.H249]&lt;&gt;&quot;&quot;;[.J250];&quot;&quot;))">
            <text:p/>
          </table:table-cell>
          <table:table-cell table:formula="of:=LOWER(IF([.H249]&lt;&gt;&quot;&quot;; &quot;MATCH (n:&quot; &amp; [.R249] &amp; &quot;), (m:&quot; &amp; [.P249] &amp; &quot;)&#10;WHERE m.&quot; &amp; [.Q249] &amp; &quot; = n. &quot; &amp; [.S249] &amp; &quot; &#10;create (n)-[:&quot; &amp; [.T24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ADMISSIONS(HADM_ID);</text:p>
          </table:table-cell>
          <table:table-cell table:formula="of:=OR( [.B250]=&quot;&quot;; NOT(ISERROR(FIND(&quot;DROP CONSTRAINT&quot;;[.B250]))); NOT(ISERROR(FIND(&quot;--&quot;;[.B250]))))" office:value-type="float" office:value="0" calcext:value-type="float">
            <text:p>0</text:p>
          </table:table-cell>
          <table:table-cell table:formula="of:=IF(AND( NOT([.C250]); NOT(ISERROR(FIND(&quot;ALTER TABLE&quot;;[.B250]  ))));&quot;Y&quot;;&quot;&quot;)">
            <text:p/>
          </table:table-cell>
          <table:table-cell table:formula="of:=IF(AND( [.D250]=&quot;&quot;; NOT(ISERROR(FIND(&quot;ADD CONSTRAINT&quot;;[.B250]  ))));&quot;Y&quot;;&quot;&quot;)">
            <text:p/>
          </table:table-cell>
          <table:table-cell table:formula="of:=IF(AND( [.E250]=&quot;&quot;; NOT(ISERROR(FIND(&quot;FOREIGN KEY&quot;;[.B250]  ))));&quot;Y&quot;;&quot;&quot;)">
            <text:p/>
          </table:table-cell>
          <table:table-cell table:formula="of:=IF(AND( [.F250]=&quot;&quot;; NOT(ISERROR(FIND(&quot;REFERENCES&quot;;[.B250]  ))));&quot;Y&quot;;&quot;&quot;)" office:value-type="string" office:string-value="Y" calcext:value-type="string">
            <text:p>Y</text:p>
          </table:table-cell>
          <table:table-cell table:formula="of:=IF([.D250]=&quot;Y&quot;; MID([.B250];FIND(&quot;ALTER TABLE&quot;;[.B250])+12;LEN([.B250]));&quot;&quot;)">
            <text:p/>
          </table:table-cell>
          <table:table-cell table:formula="of:=IF([.E250]=&quot;Y&quot;; MID([.B250];FIND(&quot;ADD CONSTRAINT&quot;;[.B250])+15;LEN([.B250]));&quot;&quot;)">
            <text:p/>
          </table:table-cell>
          <table:table-cell table:formula="of:=[.I250]">
            <text:p/>
          </table:table-cell>
          <table:table-cell table:formula="of:=IF([.F250]=&quot;Y&quot;; MID([.B250];FIND(&quot;FOREIGN KEY&quot;;[.B250])+13;LEN([.B250])-14);&quot;&quot;)">
            <text:p/>
          </table:table-cell>
          <table:table-cell table:formula="of:=IF([.G250]=&quot;Y&quot;; MID([.B250];FIND(&quot;REFERENCES&quot;;[.B250])+11;LEN([.B250]));&quot;&quot;)" office:value-type="string" office:string-value="ADMISSIONS(HADM_ID);" calcext:value-type="string">
            <text:p>ADMISSIONS(HADM_ID);</text:p>
          </table:table-cell>
          <table:table-cell table:formula="of:=IF([.L250]&lt;&gt;&quot;&quot;;LEFT([.L250];FIND(&quot;(&quot;;[.L250])-1);&quot;&quot;)" office:value-type="string" office:string-value="ADMISSIONS" calcext:value-type="string">
            <text:p>ADMISSIONS</text:p>
          </table:table-cell>
          <table:table-cell table:formula="of:=SUBSTITUTE( IF([.L250]&lt;&gt;&quot;&quot;;MID([.L250];FIND(&quot;(&quot;;[.L250])+1;LEN([.L250]));&quot;&quot;); &quot;);&quot;;&quot;&quot;)" office:value-type="string" office:string-value="HADM_ID" calcext:value-type="string">
            <text:p>HADM_ID</text:p>
          </table:table-cell>
          <table:table-cell table:style-name="ce16" table:formula="of:=LOWER(IF([.H250]&lt;&gt;&quot;&quot;; &quot;MATCH (n:&quot; &amp; [.M253] &amp; &quot;), (m:&quot; &amp; [.H250] &amp; &quot;)&#10;WHERE m.&quot; &amp; [.K252] &amp; &quot; = n. &quot; &amp; [.N253] &amp; &quot; &#10;create (n)-[:&quot; &amp; [.J251] &amp; &quot; ]-&gt;(m)&#10;RETURN n,m&quot;;&quot;&quot;))">
            <text:p/>
          </table:table-cell>
          <table:table-cell table:formula="of:=LOWER(IF([.H250]&lt;&gt;&quot;&quot;;[.H250];&quot;&quot;))">
            <text:p/>
          </table:table-cell>
          <table:table-cell table:formula="of:=LOWER(IF([.H250]&lt;&gt;&quot;&quot;;[.K252];&quot;&quot;))">
            <text:p/>
          </table:table-cell>
          <table:table-cell table:formula="of:=LOWER(IF([.H250]&lt;&gt;&quot;&quot;;[.M253];&quot;&quot;))">
            <text:p/>
          </table:table-cell>
          <table:table-cell table:formula="of:=LOWER(IF([.H250]&lt;&gt;&quot;&quot;;[.N253];&quot;&quot;))">
            <text:p/>
          </table:table-cell>
          <table:table-cell table:formula="of:=LOWER(IF([.H250]&lt;&gt;&quot;&quot;;[.J251];&quot;&quot;))">
            <text:p/>
          </table:table-cell>
          <table:table-cell table:formula="of:=LOWER(IF([.H250]&lt;&gt;&quot;&quot;; &quot;MATCH (n:&quot; &amp; [.R250] &amp; &quot;), (m:&quot; &amp; [.P250] &amp; &quot;)&#10;WHERE m.&quot; &amp; [.Q250] &amp; &quot; = n. &quot; &amp; [.S250] &amp; &quot; &#10;create (n)-[:&quot; &amp; [.T25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51]=&quot;&quot;; NOT(ISERROR(FIND(&quot;DROP CONSTRAINT&quot;;[.B251]))); NOT(ISERROR(FIND(&quot;--&quot;;[.B251]))))" office:value-type="float" office:value="1" calcext:value-type="float">
            <text:p>1</text:p>
          </table:table-cell>
          <table:table-cell table:formula="of:=IF(AND( NOT([.C251]); NOT(ISERROR(FIND(&quot;ALTER TABLE&quot;;[.B251]  ))));&quot;Y&quot;;&quot;&quot;)">
            <text:p/>
          </table:table-cell>
          <table:table-cell table:formula="of:=IF(AND( [.D251]=&quot;&quot;; NOT(ISERROR(FIND(&quot;ADD CONSTRAINT&quot;;[.B251]  ))));&quot;Y&quot;;&quot;&quot;)">
            <text:p/>
          </table:table-cell>
          <table:table-cell table:formula="of:=IF(AND( [.E251]=&quot;&quot;; NOT(ISERROR(FIND(&quot;FOREIGN KEY&quot;;[.B251]  ))));&quot;Y&quot;;&quot;&quot;)">
            <text:p/>
          </table:table-cell>
          <table:table-cell table:formula="of:=IF(AND( [.F251]=&quot;&quot;; NOT(ISERROR(FIND(&quot;REFERENCES&quot;;[.B251]  ))));&quot;Y&quot;;&quot;&quot;)">
            <text:p/>
          </table:table-cell>
          <table:table-cell table:formula="of:=IF([.D251]=&quot;Y&quot;; MID([.B251];FIND(&quot;ALTER TABLE&quot;;[.B251])+12;LEN([.B251]));&quot;&quot;)">
            <text:p/>
          </table:table-cell>
          <table:table-cell table:formula="of:=IF([.E251]=&quot;Y&quot;; MID([.B251];FIND(&quot;ADD CONSTRAINT&quot;;[.B251])+15;LEN([.B251]));&quot;&quot;)">
            <text:p/>
          </table:table-cell>
          <table:table-cell table:formula="of:=[.I251]">
            <text:p/>
          </table:table-cell>
          <table:table-cell table:formula="of:=IF([.F251]=&quot;Y&quot;; MID([.B251];FIND(&quot;FOREIGN KEY&quot;;[.B251])+13;LEN([.B251])-14);&quot;&quot;)">
            <text:p/>
          </table:table-cell>
          <table:table-cell table:formula="of:=IF([.G251]=&quot;Y&quot;; MID([.B251];FIND(&quot;REFERENCES&quot;;[.B251])+11;LEN([.B251]));&quot;&quot;)">
            <text:p/>
          </table:table-cell>
          <table:table-cell table:formula="of:=IF([.L251]&lt;&gt;&quot;&quot;;LEFT([.L251];FIND(&quot;(&quot;;[.L251])-1);&quot;&quot;)">
            <text:p/>
          </table:table-cell>
          <table:table-cell table:formula="of:=SUBSTITUTE( IF([.L251]&lt;&gt;&quot;&quot;;MID([.L251];FIND(&quot;(&quot;;[.L251])+1;LEN([.L251]));&quot;&quot;); &quot;);&quot;;&quot;&quot;)">
            <text:p/>
          </table:table-cell>
          <table:table-cell table:style-name="ce16" table:formula="of:=LOWER(IF([.H251]&lt;&gt;&quot;&quot;; &quot;MATCH (n:&quot; &amp; [.M254] &amp; &quot;), (m:&quot; &amp; [.H251] &amp; &quot;)&#10;WHERE m.&quot; &amp; [.K253] &amp; &quot; = n. &quot; &amp; [.N254] &amp; &quot; &#10;create (n)-[:&quot; &amp; [.J252] &amp; &quot; ]-&gt;(m)&#10;RETURN n,m&quot;;&quot;&quot;))">
            <text:p/>
          </table:table-cell>
          <table:table-cell table:formula="of:=LOWER(IF([.H251]&lt;&gt;&quot;&quot;;[.H251];&quot;&quot;))">
            <text:p/>
          </table:table-cell>
          <table:table-cell table:formula="of:=LOWER(IF([.H251]&lt;&gt;&quot;&quot;;[.K253];&quot;&quot;))">
            <text:p/>
          </table:table-cell>
          <table:table-cell table:formula="of:=LOWER(IF([.H251]&lt;&gt;&quot;&quot;;[.M254];&quot;&quot;))">
            <text:p/>
          </table:table-cell>
          <table:table-cell table:formula="of:=LOWER(IF([.H251]&lt;&gt;&quot;&quot;;[.N254];&quot;&quot;))">
            <text:p/>
          </table:table-cell>
          <table:table-cell table:formula="of:=LOWER(IF([.H251]&lt;&gt;&quot;&quot;;[.J252];&quot;&quot;))">
            <text:p/>
          </table:table-cell>
          <table:table-cell table:formula="of:=LOWER(IF([.H251]&lt;&gt;&quot;&quot;; &quot;MATCH (n:&quot; &amp; [.R251] &amp; &quot;), (m:&quot; &amp; [.P251] &amp; &quot;)&#10;WHERE m.&quot; &amp; [.Q251] &amp; &quot; = n. &quot; &amp; [.S251] &amp; &quot; &#10;create (n)-[:&quot; &amp; [.T25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icustay_id</text:p>
          </table:table-cell>
          <table:table-cell table:formula="of:=OR( [.B252]=&quot;&quot;; NOT(ISERROR(FIND(&quot;DROP CONSTRAINT&quot;;[.B252]))); NOT(ISERROR(FIND(&quot;--&quot;;[.B252]))))" office:value-type="float" office:value="1" calcext:value-type="float">
            <text:p>1</text:p>
          </table:table-cell>
          <table:table-cell table:formula="of:=IF(AND( NOT([.C252]); NOT(ISERROR(FIND(&quot;ALTER TABLE&quot;;[.B252]  ))));&quot;Y&quot;;&quot;&quot;)">
            <text:p/>
          </table:table-cell>
          <table:table-cell table:formula="of:=IF(AND( [.D252]=&quot;&quot;; NOT(ISERROR(FIND(&quot;ADD CONSTRAINT&quot;;[.B252]  ))));&quot;Y&quot;;&quot;&quot;)">
            <text:p/>
          </table:table-cell>
          <table:table-cell table:formula="of:=IF(AND( [.E252]=&quot;&quot;; NOT(ISERROR(FIND(&quot;FOREIGN KEY&quot;;[.B252]  ))));&quot;Y&quot;;&quot;&quot;)">
            <text:p/>
          </table:table-cell>
          <table:table-cell table:formula="of:=IF(AND( [.F252]=&quot;&quot;; NOT(ISERROR(FIND(&quot;REFERENCES&quot;;[.B252]  ))));&quot;Y&quot;;&quot;&quot;)">
            <text:p/>
          </table:table-cell>
          <table:table-cell table:formula="of:=IF([.D252]=&quot;Y&quot;; MID([.B252];FIND(&quot;ALTER TABLE&quot;;[.B252])+12;LEN([.B252]));&quot;&quot;)">
            <text:p/>
          </table:table-cell>
          <table:table-cell table:formula="of:=IF([.E252]=&quot;Y&quot;; MID([.B252];FIND(&quot;ADD CONSTRAINT&quot;;[.B252])+15;LEN([.B252]));&quot;&quot;)">
            <text:p/>
          </table:table-cell>
          <table:table-cell table:formula="of:=[.I252]">
            <text:p/>
          </table:table-cell>
          <table:table-cell table:formula="of:=IF([.F252]=&quot;Y&quot;; MID([.B252];FIND(&quot;FOREIGN KEY&quot;;[.B252])+13;LEN([.B252])-14);&quot;&quot;)">
            <text:p/>
          </table:table-cell>
          <table:table-cell table:formula="of:=IF([.G252]=&quot;Y&quot;; MID([.B252];FIND(&quot;REFERENCES&quot;;[.B252])+11;LEN([.B252]));&quot;&quot;)">
            <text:p/>
          </table:table-cell>
          <table:table-cell table:formula="of:=IF([.L252]&lt;&gt;&quot;&quot;;LEFT([.L252];FIND(&quot;(&quot;;[.L252])-1);&quot;&quot;)">
            <text:p/>
          </table:table-cell>
          <table:table-cell table:formula="of:=SUBSTITUTE( IF([.L252]&lt;&gt;&quot;&quot;;MID([.L252];FIND(&quot;(&quot;;[.L252])+1;LEN([.L252]));&quot;&quot;); &quot;);&quot;;&quot;&quot;)">
            <text:p/>
          </table:table-cell>
          <table:table-cell table:style-name="ce16" table:formula="of:=LOWER(IF([.H252]&lt;&gt;&quot;&quot;; &quot;MATCH (n:&quot; &amp; [.M255] &amp; &quot;), (m:&quot; &amp; [.H252] &amp; &quot;)&#10;WHERE m.&quot; &amp; [.K254] &amp; &quot; = n. &quot; &amp; [.N255] &amp; &quot; &#10;create (n)-[:&quot; &amp; [.J253] &amp; &quot; ]-&gt;(m)&#10;RETURN n,m&quot;;&quot;&quot;))">
            <text:p/>
          </table:table-cell>
          <table:table-cell table:formula="of:=LOWER(IF([.H252]&lt;&gt;&quot;&quot;;[.H252];&quot;&quot;))">
            <text:p/>
          </table:table-cell>
          <table:table-cell table:formula="of:=LOWER(IF([.H252]&lt;&gt;&quot;&quot;;[.K254];&quot;&quot;))">
            <text:p/>
          </table:table-cell>
          <table:table-cell table:formula="of:=LOWER(IF([.H252]&lt;&gt;&quot;&quot;;[.M255];&quot;&quot;))">
            <text:p/>
          </table:table-cell>
          <table:table-cell table:formula="of:=LOWER(IF([.H252]&lt;&gt;&quot;&quot;;[.N255];&quot;&quot;))">
            <text:p/>
          </table:table-cell>
          <table:table-cell table:formula="of:=LOWER(IF([.H252]&lt;&gt;&quot;&quot;;[.J253];&quot;&quot;))">
            <text:p/>
          </table:table-cell>
          <table:table-cell table:formula="of:=LOWER(IF([.H252]&lt;&gt;&quot;&quot;; &quot;MATCH (n:&quot; &amp; [.R252] &amp; &quot;), (m:&quot; &amp; [.P252] &amp; &quot;)&#10;WHERE m.&quot; &amp; [.Q252] &amp; &quot; = n. &quot; &amp; [.S252] &amp; &quot; &#10;create (n)-[:&quot; &amp; [.T252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INPUTEVENTS_MV DROP CONSTRAINT IF EXISTS inputevents_mv_fk_icustay_id;</text:p>
          </table:table-cell>
          <table:table-cell table:formula="of:=OR( [.B253]=&quot;&quot;; NOT(ISERROR(FIND(&quot;DROP CONSTRAINT&quot;;[.B253]))); NOT(ISERROR(FIND(&quot;--&quot;;[.B253]))))" office:value-type="float" office:value="1" calcext:value-type="float">
            <text:p>1</text:p>
          </table:table-cell>
          <table:table-cell table:formula="of:=IF(AND( NOT([.C253]); NOT(ISERROR(FIND(&quot;ALTER TABLE&quot;;[.B253]  ))));&quot;Y&quot;;&quot;&quot;)">
            <text:p/>
          </table:table-cell>
          <table:table-cell table:formula="of:=IF(AND( [.D253]=&quot;&quot;; NOT(ISERROR(FIND(&quot;ADD CONSTRAINT&quot;;[.B253]  ))));&quot;Y&quot;;&quot;&quot;)">
            <text:p/>
          </table:table-cell>
          <table:table-cell table:formula="of:=IF(AND( [.E253]=&quot;&quot;; NOT(ISERROR(FIND(&quot;FOREIGN KEY&quot;;[.B253]  ))));&quot;Y&quot;;&quot;&quot;)">
            <text:p/>
          </table:table-cell>
          <table:table-cell table:formula="of:=IF(AND( [.F253]=&quot;&quot;; NOT(ISERROR(FIND(&quot;REFERENCES&quot;;[.B253]  ))));&quot;Y&quot;;&quot;&quot;)">
            <text:p/>
          </table:table-cell>
          <table:table-cell table:formula="of:=IF([.D253]=&quot;Y&quot;; MID([.B253];FIND(&quot;ALTER TABLE&quot;;[.B253])+12;LEN([.B253]));&quot;&quot;)">
            <text:p/>
          </table:table-cell>
          <table:table-cell table:formula="of:=IF([.E253]=&quot;Y&quot;; MID([.B253];FIND(&quot;ADD CONSTRAINT&quot;;[.B253])+15;LEN([.B253]));&quot;&quot;)">
            <text:p/>
          </table:table-cell>
          <table:table-cell table:formula="of:=[.I253]">
            <text:p/>
          </table:table-cell>
          <table:table-cell table:formula="of:=IF([.F253]=&quot;Y&quot;; MID([.B253];FIND(&quot;FOREIGN KEY&quot;;[.B253])+13;LEN([.B253])-14);&quot;&quot;)">
            <text:p/>
          </table:table-cell>
          <table:table-cell table:formula="of:=IF([.G253]=&quot;Y&quot;; MID([.B253];FIND(&quot;REFERENCES&quot;;[.B253])+11;LEN([.B253]));&quot;&quot;)">
            <text:p/>
          </table:table-cell>
          <table:table-cell table:formula="of:=IF([.L253]&lt;&gt;&quot;&quot;;LEFT([.L253];FIND(&quot;(&quot;;[.L253])-1);&quot;&quot;)">
            <text:p/>
          </table:table-cell>
          <table:table-cell table:formula="of:=SUBSTITUTE( IF([.L253]&lt;&gt;&quot;&quot;;MID([.L253];FIND(&quot;(&quot;;[.L253])+1;LEN([.L253]));&quot;&quot;); &quot;);&quot;;&quot;&quot;)">
            <text:p/>
          </table:table-cell>
          <table:table-cell table:style-name="ce16" table:formula="of:=LOWER(IF([.H253]&lt;&gt;&quot;&quot;; &quot;MATCH (n:&quot; &amp; [.M256] &amp; &quot;), (m:&quot; &amp; [.H253] &amp; &quot;)&#10;WHERE m.&quot; &amp; [.K255] &amp; &quot; = n. &quot; &amp; [.N256] &amp; &quot; &#10;create (n)-[:&quot; &amp; [.J254] &amp; &quot; ]-&gt;(m)&#10;RETURN n,m&quot;;&quot;&quot;))">
            <text:p/>
          </table:table-cell>
          <table:table-cell table:formula="of:=LOWER(IF([.H253]&lt;&gt;&quot;&quot;;[.H253];&quot;&quot;))">
            <text:p/>
          </table:table-cell>
          <table:table-cell table:formula="of:=LOWER(IF([.H253]&lt;&gt;&quot;&quot;;[.K255];&quot;&quot;))">
            <text:p/>
          </table:table-cell>
          <table:table-cell table:formula="of:=LOWER(IF([.H253]&lt;&gt;&quot;&quot;;[.M256];&quot;&quot;))">
            <text:p/>
          </table:table-cell>
          <table:table-cell table:formula="of:=LOWER(IF([.H253]&lt;&gt;&quot;&quot;;[.N256];&quot;&quot;))">
            <text:p/>
          </table:table-cell>
          <table:table-cell table:formula="of:=LOWER(IF([.H253]&lt;&gt;&quot;&quot;;[.J254];&quot;&quot;))">
            <text:p/>
          </table:table-cell>
          <table:table-cell table:formula="of:=LOWER(IF([.H253]&lt;&gt;&quot;&quot;; &quot;MATCH (n:&quot; &amp; [.R253] &amp; &quot;), (m:&quot; &amp; [.P253] &amp; &quot;)&#10;WHERE m.&quot; &amp; [.Q253] &amp; &quot; = n. &quot; &amp; [.S253] &amp; &quot; &#10;create (n)-[:&quot; &amp; [.T253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INPUTEVENTS_MV</text:p>
          </table:table-cell>
          <table:table-cell table:formula="of:=OR( [.B254]=&quot;&quot;; NOT(ISERROR(FIND(&quot;DROP CONSTRAINT&quot;;[.B254]))); NOT(ISERROR(FIND(&quot;--&quot;;[.B254]))))" office:value-type="float" office:value="0" calcext:value-type="float">
            <text:p>0</text:p>
          </table:table-cell>
          <table:table-cell table:formula="of:=IF(AND( NOT([.C254]); NOT(ISERROR(FIND(&quot;ALTER TABLE&quot;;[.B254]  ))));&quot;Y&quot;;&quot;&quot;)" office:value-type="string" office:string-value="Y" calcext:value-type="string">
            <text:p>Y</text:p>
          </table:table-cell>
          <table:table-cell table:formula="of:=IF(AND( [.D254]=&quot;&quot;; NOT(ISERROR(FIND(&quot;ADD CONSTRAINT&quot;;[.B254]  ))));&quot;Y&quot;;&quot;&quot;)">
            <text:p/>
          </table:table-cell>
          <table:table-cell table:formula="of:=IF(AND( [.E254]=&quot;&quot;; NOT(ISERROR(FIND(&quot;FOREIGN KEY&quot;;[.B254]  ))));&quot;Y&quot;;&quot;&quot;)">
            <text:p/>
          </table:table-cell>
          <table:table-cell table:formula="of:=IF(AND( [.F254]=&quot;&quot;; NOT(ISERROR(FIND(&quot;REFERENCES&quot;;[.B254]  ))));&quot;Y&quot;;&quot;&quot;)">
            <text:p/>
          </table:table-cell>
          <table:table-cell table:formula="of:=IF([.D254]=&quot;Y&quot;; MID([.B254];FIND(&quot;ALTER TABLE&quot;;[.B254])+12;LEN([.B254]));&quot;&quot;)" office:value-type="string" office:string-value="INPUTEVENTS_MV" calcext:value-type="string">
            <text:p>INPUTEVENTS_MV</text:p>
          </table:table-cell>
          <table:table-cell table:formula="of:=IF([.E254]=&quot;Y&quot;; MID([.B254];FIND(&quot;ADD CONSTRAINT&quot;;[.B254])+15;LEN([.B254]));&quot;&quot;)">
            <text:p/>
          </table:table-cell>
          <table:table-cell table:formula="of:=[.I254]">
            <text:p/>
          </table:table-cell>
          <table:table-cell table:formula="of:=IF([.F254]=&quot;Y&quot;; MID([.B254];FIND(&quot;FOREIGN KEY&quot;;[.B254])+13;LEN([.B254])-14);&quot;&quot;)">
            <text:p/>
          </table:table-cell>
          <table:table-cell table:formula="of:=IF([.G254]=&quot;Y&quot;; MID([.B254];FIND(&quot;REFERENCES&quot;;[.B254])+11;LEN([.B254]));&quot;&quot;)">
            <text:p/>
          </table:table-cell>
          <table:table-cell table:formula="of:=IF([.L254]&lt;&gt;&quot;&quot;;LEFT([.L254];FIND(&quot;(&quot;;[.L254])-1);&quot;&quot;)">
            <text:p/>
          </table:table-cell>
          <table:table-cell table:formula="of:=SUBSTITUTE( IF([.L254]&lt;&gt;&quot;&quot;;MID([.L254];FIND(&quot;(&quot;;[.L254])+1;LEN([.L254]));&quot;&quot;); &quot;);&quot;;&quot;&quot;)">
            <text:p/>
          </table:table-cell>
          <table:table-cell table:style-name="ce16" table:formula="of:=LOWER(IF([.H254]&lt;&gt;&quot;&quot;; &quot;MATCH (n:&quot; &amp; [.M257] &amp; &quot;), (m:&quot; &amp; [.H254] &amp; &quot;)&#10;WHERE m.&quot; &amp; [.K256] &amp; &quot; = n. &quot; &amp; [.N257] &amp; &quot; &#10;create (n)-[:&quot; &amp; [.J255] &amp; &quot; ]-&gt;(m)&#10;RETURN n,m&quot;;&quot;&quot;))" office:value-type="string" office:string-value="match (n:icustays), (m:inputevents_mv)&#10;where m.icustay_id = n. icustay_id &#10;create (n)-[:inputevents_mv_fk_icustay_id ]-&gt;(m)&#10;return n,m" calcext:value-type="string">
            <text:p>match (n:icustays), (m:inputevents_mv)</text:p>
            <text:p>where m.icustay_id = n. icustay_id </text:p>
            <text:p>create (n)-[:inputevents_mv_fk_icustay_id ]-&gt;(m)</text:p>
            <text:p>return n,m</text:p>
          </table:table-cell>
          <table:table-cell table:formula="of:=LOWER(IF([.H254]&lt;&gt;&quot;&quot;;[.H254];&quot;&quot;))" office:value-type="string" office:string-value="inputevents_mv" calcext:value-type="string">
            <text:p>inputevents_mv</text:p>
          </table:table-cell>
          <table:table-cell table:formula="of:=LOWER(IF([.H254]&lt;&gt;&quot;&quot;;[.K256];&quot;&quot;))" office:value-type="string" office:string-value="icustay_id" calcext:value-type="string">
            <text:p>icustay_id</text:p>
          </table:table-cell>
          <table:table-cell table:formula="of:=LOWER(IF([.H254]&lt;&gt;&quot;&quot;;[.M257];&quot;&quot;))" office:value-type="string" office:string-value="icustays" calcext:value-type="string">
            <text:p>icustays</text:p>
          </table:table-cell>
          <table:table-cell table:formula="of:=LOWER(IF([.H254]&lt;&gt;&quot;&quot;;[.N257];&quot;&quot;))" office:value-type="string" office:string-value="icustay_id" calcext:value-type="string">
            <text:p>icustay_id</text:p>
          </table:table-cell>
          <table:table-cell table:formula="of:=LOWER(IF([.H254]&lt;&gt;&quot;&quot;;[.J255];&quot;&quot;))" office:value-type="string" office:string-value="inputevents_mv_fk_icustay_id" calcext:value-type="string">
            <text:p>inputevents_mv_fk_icustay_id</text:p>
          </table:table-cell>
          <table:table-cell table:formula="of:=LOWER(IF([.H254]&lt;&gt;&quot;&quot;; &quot;MATCH (n:&quot; &amp; [.R254] &amp; &quot;), (m:&quot; &amp; [.P254] &amp; &quot;)&#10;WHERE m.&quot; &amp; [.Q254] &amp; &quot; = n. &quot; &amp; [.S254] &amp; &quot; &#10;create (n)-[:&quot; &amp; [.T254] &amp; &quot; ]-&gt;(m)&#10;RETURN n,m&quot;;&quot;&quot;))" office:value-type="string" office:string-value="match (n:icustays), (m:inputevents_mv)&#10;where m.icustay_id = n. icustay_id &#10;create (n)-[:inputevents_mv_fk_icustay_id ]-&gt;(m)&#10;return n,m" calcext:value-type="string">
            <text:p>match (n:icustays), (m:inputevents_mv)</text:p>
            <text:p>where m.icustay_id = n. icustay_id </text:p>
            <text:p>create (n)-[:inputevents_mv_fk_icustay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inputevents_mv_fk_icustay_id</text:p>
          </table:table-cell>
          <table:table-cell table:formula="of:=OR( [.B255]=&quot;&quot;; NOT(ISERROR(FIND(&quot;DROP CONSTRAINT&quot;;[.B255]))); NOT(ISERROR(FIND(&quot;--&quot;;[.B255]))))" office:value-type="float" office:value="0" calcext:value-type="float">
            <text:p>0</text:p>
          </table:table-cell>
          <table:table-cell table:formula="of:=IF(AND( NOT([.C255]); NOT(ISERROR(FIND(&quot;ALTER TABLE&quot;;[.B255]  ))));&quot;Y&quot;;&quot;&quot;)">
            <text:p/>
          </table:table-cell>
          <table:table-cell table:formula="of:=IF(AND( [.D255]=&quot;&quot;; NOT(ISERROR(FIND(&quot;ADD CONSTRAINT&quot;;[.B255]  ))));&quot;Y&quot;;&quot;&quot;)" office:value-type="string" office:string-value="Y" calcext:value-type="string">
            <text:p>Y</text:p>
          </table:table-cell>
          <table:table-cell table:formula="of:=IF(AND( [.E255]=&quot;&quot;; NOT(ISERROR(FIND(&quot;FOREIGN KEY&quot;;[.B255]  ))));&quot;Y&quot;;&quot;&quot;)">
            <text:p/>
          </table:table-cell>
          <table:table-cell table:formula="of:=IF(AND( [.F255]=&quot;&quot;; NOT(ISERROR(FIND(&quot;REFERENCES&quot;;[.B255]  ))));&quot;Y&quot;;&quot;&quot;)">
            <text:p/>
          </table:table-cell>
          <table:table-cell table:formula="of:=IF([.D255]=&quot;Y&quot;; MID([.B255];FIND(&quot;ALTER TABLE&quot;;[.B255])+12;LEN([.B255]));&quot;&quot;)">
            <text:p/>
          </table:table-cell>
          <table:table-cell table:formula="of:=IF([.E255]=&quot;Y&quot;; MID([.B255];FIND(&quot;ADD CONSTRAINT&quot;;[.B255])+15;LEN([.B255]));&quot;&quot;)" office:value-type="string" office:string-value="inputevents_mv_fk_icustay_id" calcext:value-type="string">
            <text:p>inputevents_mv_fk_icustay_id</text:p>
          </table:table-cell>
          <table:table-cell table:formula="of:=[.I255]" office:value-type="string" office:string-value="inputevents_mv_fk_icustay_id" calcext:value-type="string">
            <text:p>inputevents_mv_fk_icustay_id</text:p>
          </table:table-cell>
          <table:table-cell table:formula="of:=IF([.F255]=&quot;Y&quot;; MID([.B255];FIND(&quot;FOREIGN KEY&quot;;[.B255])+13;LEN([.B255])-14);&quot;&quot;)">
            <text:p/>
          </table:table-cell>
          <table:table-cell table:formula="of:=IF([.G255]=&quot;Y&quot;; MID([.B255];FIND(&quot;REFERENCES&quot;;[.B255])+11;LEN([.B255]));&quot;&quot;)">
            <text:p/>
          </table:table-cell>
          <table:table-cell table:formula="of:=IF([.L255]&lt;&gt;&quot;&quot;;LEFT([.L255];FIND(&quot;(&quot;;[.L255])-1);&quot;&quot;)">
            <text:p/>
          </table:table-cell>
          <table:table-cell table:formula="of:=SUBSTITUTE( IF([.L255]&lt;&gt;&quot;&quot;;MID([.L255];FIND(&quot;(&quot;;[.L255])+1;LEN([.L255]));&quot;&quot;); &quot;);&quot;;&quot;&quot;)">
            <text:p/>
          </table:table-cell>
          <table:table-cell table:style-name="ce16" table:formula="of:=LOWER(IF([.H255]&lt;&gt;&quot;&quot;; &quot;MATCH (n:&quot; &amp; [.M258] &amp; &quot;), (m:&quot; &amp; [.H255] &amp; &quot;)&#10;WHERE m.&quot; &amp; [.K257] &amp; &quot; = n. &quot; &amp; [.N258] &amp; &quot; &#10;create (n)-[:&quot; &amp; [.J256] &amp; &quot; ]-&gt;(m)&#10;RETURN n,m&quot;;&quot;&quot;))">
            <text:p/>
          </table:table-cell>
          <table:table-cell table:formula="of:=LOWER(IF([.H255]&lt;&gt;&quot;&quot;;[.H255];&quot;&quot;))">
            <text:p/>
          </table:table-cell>
          <table:table-cell table:formula="of:=LOWER(IF([.H255]&lt;&gt;&quot;&quot;;[.K257];&quot;&quot;))">
            <text:p/>
          </table:table-cell>
          <table:table-cell table:formula="of:=LOWER(IF([.H255]&lt;&gt;&quot;&quot;;[.M258];&quot;&quot;))">
            <text:p/>
          </table:table-cell>
          <table:table-cell table:formula="of:=LOWER(IF([.H255]&lt;&gt;&quot;&quot;;[.N258];&quot;&quot;))">
            <text:p/>
          </table:table-cell>
          <table:table-cell table:formula="of:=LOWER(IF([.H255]&lt;&gt;&quot;&quot;;[.J256];&quot;&quot;))">
            <text:p/>
          </table:table-cell>
          <table:table-cell table:formula="of:=LOWER(IF([.H255]&lt;&gt;&quot;&quot;; &quot;MATCH (n:&quot; &amp; [.R255] &amp; &quot;), (m:&quot; &amp; [.P255] &amp; &quot;)&#10;WHERE m.&quot; &amp; [.Q255] &amp; &quot; = n. &quot; &amp; [.S255] &amp; &quot; &#10;create (n)-[:&quot; &amp; [.T25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ICUSTAY_ID)</text:p>
          </table:table-cell>
          <table:table-cell table:formula="of:=OR( [.B256]=&quot;&quot;; NOT(ISERROR(FIND(&quot;DROP CONSTRAINT&quot;;[.B256]))); NOT(ISERROR(FIND(&quot;--&quot;;[.B256]))))" office:value-type="float" office:value="0" calcext:value-type="float">
            <text:p>0</text:p>
          </table:table-cell>
          <table:table-cell table:formula="of:=IF(AND( NOT([.C256]); NOT(ISERROR(FIND(&quot;ALTER TABLE&quot;;[.B256]  ))));&quot;Y&quot;;&quot;&quot;)">
            <text:p/>
          </table:table-cell>
          <table:table-cell table:formula="of:=IF(AND( [.D256]=&quot;&quot;; NOT(ISERROR(FIND(&quot;ADD CONSTRAINT&quot;;[.B256]  ))));&quot;Y&quot;;&quot;&quot;)">
            <text:p/>
          </table:table-cell>
          <table:table-cell table:formula="of:=IF(AND( [.E256]=&quot;&quot;; NOT(ISERROR(FIND(&quot;FOREIGN KEY&quot;;[.B256]  ))));&quot;Y&quot;;&quot;&quot;)" office:value-type="string" office:string-value="Y" calcext:value-type="string">
            <text:p>Y</text:p>
          </table:table-cell>
          <table:table-cell table:formula="of:=IF(AND( [.F256]=&quot;&quot;; NOT(ISERROR(FIND(&quot;REFERENCES&quot;;[.B256]  ))));&quot;Y&quot;;&quot;&quot;)">
            <text:p/>
          </table:table-cell>
          <table:table-cell table:formula="of:=IF([.D256]=&quot;Y&quot;; MID([.B256];FIND(&quot;ALTER TABLE&quot;;[.B256])+12;LEN([.B256]));&quot;&quot;)">
            <text:p/>
          </table:table-cell>
          <table:table-cell table:formula="of:=IF([.E256]=&quot;Y&quot;; MID([.B256];FIND(&quot;ADD CONSTRAINT&quot;;[.B256])+15;LEN([.B256]));&quot;&quot;)">
            <text:p/>
          </table:table-cell>
          <table:table-cell table:formula="of:=[.I256]">
            <text:p/>
          </table:table-cell>
          <table:table-cell table:formula="of:=IF([.F256]=&quot;Y&quot;; MID([.B256];FIND(&quot;FOREIGN KEY&quot;;[.B256])+13;LEN([.B256])-14);&quot;&quot;)" office:value-type="string" office:string-value="ICUSTAY_ID" calcext:value-type="string">
            <text:p>ICUSTAY_ID</text:p>
          </table:table-cell>
          <table:table-cell table:formula="of:=IF([.G256]=&quot;Y&quot;; MID([.B256];FIND(&quot;REFERENCES&quot;;[.B256])+11;LEN([.B256]));&quot;&quot;)">
            <text:p/>
          </table:table-cell>
          <table:table-cell table:formula="of:=IF([.L256]&lt;&gt;&quot;&quot;;LEFT([.L256];FIND(&quot;(&quot;;[.L256])-1);&quot;&quot;)">
            <text:p/>
          </table:table-cell>
          <table:table-cell table:formula="of:=SUBSTITUTE( IF([.L256]&lt;&gt;&quot;&quot;;MID([.L256];FIND(&quot;(&quot;;[.L256])+1;LEN([.L256]));&quot;&quot;); &quot;);&quot;;&quot;&quot;)">
            <text:p/>
          </table:table-cell>
          <table:table-cell table:style-name="ce16" table:formula="of:=LOWER(IF([.H256]&lt;&gt;&quot;&quot;; &quot;MATCH (n:&quot; &amp; [.M259] &amp; &quot;), (m:&quot; &amp; [.H256] &amp; &quot;)&#10;WHERE m.&quot; &amp; [.K258] &amp; &quot; = n. &quot; &amp; [.N259] &amp; &quot; &#10;create (n)-[:&quot; &amp; [.J257] &amp; &quot; ]-&gt;(m)&#10;RETURN n,m&quot;;&quot;&quot;))">
            <text:p/>
          </table:table-cell>
          <table:table-cell table:formula="of:=LOWER(IF([.H256]&lt;&gt;&quot;&quot;;[.H256];&quot;&quot;))">
            <text:p/>
          </table:table-cell>
          <table:table-cell table:formula="of:=LOWER(IF([.H256]&lt;&gt;&quot;&quot;;[.K258];&quot;&quot;))">
            <text:p/>
          </table:table-cell>
          <table:table-cell table:formula="of:=LOWER(IF([.H256]&lt;&gt;&quot;&quot;;[.M259];&quot;&quot;))">
            <text:p/>
          </table:table-cell>
          <table:table-cell table:formula="of:=LOWER(IF([.H256]&lt;&gt;&quot;&quot;;[.N259];&quot;&quot;))">
            <text:p/>
          </table:table-cell>
          <table:table-cell table:formula="of:=LOWER(IF([.H256]&lt;&gt;&quot;&quot;;[.J257];&quot;&quot;))">
            <text:p/>
          </table:table-cell>
          <table:table-cell table:formula="of:=LOWER(IF([.H256]&lt;&gt;&quot;&quot;; &quot;MATCH (n:&quot; &amp; [.R256] &amp; &quot;), (m:&quot; &amp; [.P256] &amp; &quot;)&#10;WHERE m.&quot; &amp; [.Q256] &amp; &quot; = n. &quot; &amp; [.S256] &amp; &quot; &#10;create (n)-[:&quot; &amp; [.T25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ICUSTAYS(ICUSTAY_ID);</text:p>
          </table:table-cell>
          <table:table-cell table:formula="of:=OR( [.B257]=&quot;&quot;; NOT(ISERROR(FIND(&quot;DROP CONSTRAINT&quot;;[.B257]))); NOT(ISERROR(FIND(&quot;--&quot;;[.B257]))))" office:value-type="float" office:value="0" calcext:value-type="float">
            <text:p>0</text:p>
          </table:table-cell>
          <table:table-cell table:formula="of:=IF(AND( NOT([.C257]); NOT(ISERROR(FIND(&quot;ALTER TABLE&quot;;[.B257]  ))));&quot;Y&quot;;&quot;&quot;)">
            <text:p/>
          </table:table-cell>
          <table:table-cell table:formula="of:=IF(AND( [.D257]=&quot;&quot;; NOT(ISERROR(FIND(&quot;ADD CONSTRAINT&quot;;[.B257]  ))));&quot;Y&quot;;&quot;&quot;)">
            <text:p/>
          </table:table-cell>
          <table:table-cell table:formula="of:=IF(AND( [.E257]=&quot;&quot;; NOT(ISERROR(FIND(&quot;FOREIGN KEY&quot;;[.B257]  ))));&quot;Y&quot;;&quot;&quot;)">
            <text:p/>
          </table:table-cell>
          <table:table-cell table:formula="of:=IF(AND( [.F257]=&quot;&quot;; NOT(ISERROR(FIND(&quot;REFERENCES&quot;;[.B257]  ))));&quot;Y&quot;;&quot;&quot;)" office:value-type="string" office:string-value="Y" calcext:value-type="string">
            <text:p>Y</text:p>
          </table:table-cell>
          <table:table-cell table:formula="of:=IF([.D257]=&quot;Y&quot;; MID([.B257];FIND(&quot;ALTER TABLE&quot;;[.B257])+12;LEN([.B257]));&quot;&quot;)">
            <text:p/>
          </table:table-cell>
          <table:table-cell table:formula="of:=IF([.E257]=&quot;Y&quot;; MID([.B257];FIND(&quot;ADD CONSTRAINT&quot;;[.B257])+15;LEN([.B257]));&quot;&quot;)">
            <text:p/>
          </table:table-cell>
          <table:table-cell table:formula="of:=[.I257]">
            <text:p/>
          </table:table-cell>
          <table:table-cell table:formula="of:=IF([.F257]=&quot;Y&quot;; MID([.B257];FIND(&quot;FOREIGN KEY&quot;;[.B257])+13;LEN([.B257])-14);&quot;&quot;)">
            <text:p/>
          </table:table-cell>
          <table:table-cell table:formula="of:=IF([.G257]=&quot;Y&quot;; MID([.B257];FIND(&quot;REFERENCES&quot;;[.B257])+11;LEN([.B257]));&quot;&quot;)" office:value-type="string" office:string-value="ICUSTAYS(ICUSTAY_ID);" calcext:value-type="string">
            <text:p>ICUSTAYS(ICUSTAY_ID);</text:p>
          </table:table-cell>
          <table:table-cell table:formula="of:=IF([.L257]&lt;&gt;&quot;&quot;;LEFT([.L257];FIND(&quot;(&quot;;[.L257])-1);&quot;&quot;)" office:value-type="string" office:string-value="ICUSTAYS" calcext:value-type="string">
            <text:p>ICUSTAYS</text:p>
          </table:table-cell>
          <table:table-cell table:formula="of:=SUBSTITUTE( IF([.L257]&lt;&gt;&quot;&quot;;MID([.L257];FIND(&quot;(&quot;;[.L257])+1;LEN([.L257]));&quot;&quot;); &quot;);&quot;;&quot;&quot;)" office:value-type="string" office:string-value="ICUSTAY_ID" calcext:value-type="string">
            <text:p>ICUSTAY_ID</text:p>
          </table:table-cell>
          <table:table-cell table:style-name="ce16" table:formula="of:=LOWER(IF([.H257]&lt;&gt;&quot;&quot;; &quot;MATCH (n:&quot; &amp; [.M260] &amp; &quot;), (m:&quot; &amp; [.H257] &amp; &quot;)&#10;WHERE m.&quot; &amp; [.K259] &amp; &quot; = n. &quot; &amp; [.N260] &amp; &quot; &#10;create (n)-[:&quot; &amp; [.J258] &amp; &quot; ]-&gt;(m)&#10;RETURN n,m&quot;;&quot;&quot;))">
            <text:p/>
          </table:table-cell>
          <table:table-cell table:formula="of:=LOWER(IF([.H257]&lt;&gt;&quot;&quot;;[.H257];&quot;&quot;))">
            <text:p/>
          </table:table-cell>
          <table:table-cell table:formula="of:=LOWER(IF([.H257]&lt;&gt;&quot;&quot;;[.K259];&quot;&quot;))">
            <text:p/>
          </table:table-cell>
          <table:table-cell table:formula="of:=LOWER(IF([.H257]&lt;&gt;&quot;&quot;;[.M260];&quot;&quot;))">
            <text:p/>
          </table:table-cell>
          <table:table-cell table:formula="of:=LOWER(IF([.H257]&lt;&gt;&quot;&quot;;[.N260];&quot;&quot;))">
            <text:p/>
          </table:table-cell>
          <table:table-cell table:formula="of:=LOWER(IF([.H257]&lt;&gt;&quot;&quot;;[.J258];&quot;&quot;))">
            <text:p/>
          </table:table-cell>
          <table:table-cell table:formula="of:=LOWER(IF([.H257]&lt;&gt;&quot;&quot;; &quot;MATCH (n:&quot; &amp; [.R257] &amp; &quot;), (m:&quot; &amp; [.P257] &amp; &quot;)&#10;WHERE m.&quot; &amp; [.Q257] &amp; &quot; = n. &quot; &amp; [.S257] &amp; &quot; &#10;create (n)-[:&quot; &amp; [.T25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58]=&quot;&quot;; NOT(ISERROR(FIND(&quot;DROP CONSTRAINT&quot;;[.B258]))); NOT(ISERROR(FIND(&quot;--&quot;;[.B258]))))" office:value-type="float" office:value="1" calcext:value-type="float">
            <text:p>1</text:p>
          </table:table-cell>
          <table:table-cell table:formula="of:=IF(AND( NOT([.C258]); NOT(ISERROR(FIND(&quot;ALTER TABLE&quot;;[.B258]  ))));&quot;Y&quot;;&quot;&quot;)">
            <text:p/>
          </table:table-cell>
          <table:table-cell table:formula="of:=IF(AND( [.D258]=&quot;&quot;; NOT(ISERROR(FIND(&quot;ADD CONSTRAINT&quot;;[.B258]  ))));&quot;Y&quot;;&quot;&quot;)">
            <text:p/>
          </table:table-cell>
          <table:table-cell table:formula="of:=IF(AND( [.E258]=&quot;&quot;; NOT(ISERROR(FIND(&quot;FOREIGN KEY&quot;;[.B258]  ))));&quot;Y&quot;;&quot;&quot;)">
            <text:p/>
          </table:table-cell>
          <table:table-cell table:formula="of:=IF(AND( [.F258]=&quot;&quot;; NOT(ISERROR(FIND(&quot;REFERENCES&quot;;[.B258]  ))));&quot;Y&quot;;&quot;&quot;)">
            <text:p/>
          </table:table-cell>
          <table:table-cell table:formula="of:=IF([.D258]=&quot;Y&quot;; MID([.B258];FIND(&quot;ALTER TABLE&quot;;[.B258])+12;LEN([.B258]));&quot;&quot;)">
            <text:p/>
          </table:table-cell>
          <table:table-cell table:formula="of:=IF([.E258]=&quot;Y&quot;; MID([.B258];FIND(&quot;ADD CONSTRAINT&quot;;[.B258])+15;LEN([.B258]));&quot;&quot;)">
            <text:p/>
          </table:table-cell>
          <table:table-cell table:formula="of:=[.I258]">
            <text:p/>
          </table:table-cell>
          <table:table-cell table:formula="of:=IF([.F258]=&quot;Y&quot;; MID([.B258];FIND(&quot;FOREIGN KEY&quot;;[.B258])+13;LEN([.B258])-14);&quot;&quot;)">
            <text:p/>
          </table:table-cell>
          <table:table-cell table:formula="of:=IF([.G258]=&quot;Y&quot;; MID([.B258];FIND(&quot;REFERENCES&quot;;[.B258])+11;LEN([.B258]));&quot;&quot;)">
            <text:p/>
          </table:table-cell>
          <table:table-cell table:formula="of:=IF([.L258]&lt;&gt;&quot;&quot;;LEFT([.L258];FIND(&quot;(&quot;;[.L258])-1);&quot;&quot;)">
            <text:p/>
          </table:table-cell>
          <table:table-cell table:formula="of:=SUBSTITUTE( IF([.L258]&lt;&gt;&quot;&quot;;MID([.L258];FIND(&quot;(&quot;;[.L258])+1;LEN([.L258]));&quot;&quot;); &quot;);&quot;;&quot;&quot;)">
            <text:p/>
          </table:table-cell>
          <table:table-cell table:style-name="ce16" table:formula="of:=LOWER(IF([.H258]&lt;&gt;&quot;&quot;; &quot;MATCH (n:&quot; &amp; [.M261] &amp; &quot;), (m:&quot; &amp; [.H258] &amp; &quot;)&#10;WHERE m.&quot; &amp; [.K260] &amp; &quot; = n. &quot; &amp; [.N261] &amp; &quot; &#10;create (n)-[:&quot; &amp; [.J259] &amp; &quot; ]-&gt;(m)&#10;RETURN n,m&quot;;&quot;&quot;))">
            <text:p/>
          </table:table-cell>
          <table:table-cell table:formula="of:=LOWER(IF([.H258]&lt;&gt;&quot;&quot;;[.H258];&quot;&quot;))">
            <text:p/>
          </table:table-cell>
          <table:table-cell table:formula="of:=LOWER(IF([.H258]&lt;&gt;&quot;&quot;;[.K260];&quot;&quot;))">
            <text:p/>
          </table:table-cell>
          <table:table-cell table:formula="of:=LOWER(IF([.H258]&lt;&gt;&quot;&quot;;[.M261];&quot;&quot;))">
            <text:p/>
          </table:table-cell>
          <table:table-cell table:formula="of:=LOWER(IF([.H258]&lt;&gt;&quot;&quot;;[.N261];&quot;&quot;))">
            <text:p/>
          </table:table-cell>
          <table:table-cell table:formula="of:=LOWER(IF([.H258]&lt;&gt;&quot;&quot;;[.J259];&quot;&quot;))">
            <text:p/>
          </table:table-cell>
          <table:table-cell table:formula="of:=LOWER(IF([.H258]&lt;&gt;&quot;&quot;; &quot;MATCH (n:&quot; &amp; [.R258] &amp; &quot;), (m:&quot; &amp; [.P258] &amp; &quot;)&#10;WHERE m.&quot; &amp; [.Q258] &amp; &quot; = n. &quot; &amp; [.S258] &amp; &quot; &#10;create (n)-[:&quot; &amp; [.T258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INPUTEVENTS_MV DROP CONSTRAINT IF EXISTS inputevents_mv_fk_itemid;</text:p>
          </table:table-cell>
          <table:table-cell table:formula="of:=OR( [.B259]=&quot;&quot;; NOT(ISERROR(FIND(&quot;DROP CONSTRAINT&quot;;[.B259]))); NOT(ISERROR(FIND(&quot;--&quot;;[.B259]))))" office:value-type="float" office:value="1" calcext:value-type="float">
            <text:p>1</text:p>
          </table:table-cell>
          <table:table-cell table:formula="of:=IF(AND( NOT([.C259]); NOT(ISERROR(FIND(&quot;ALTER TABLE&quot;;[.B259]  ))));&quot;Y&quot;;&quot;&quot;)">
            <text:p/>
          </table:table-cell>
          <table:table-cell table:formula="of:=IF(AND( [.D259]=&quot;&quot;; NOT(ISERROR(FIND(&quot;ADD CONSTRAINT&quot;;[.B259]  ))));&quot;Y&quot;;&quot;&quot;)">
            <text:p/>
          </table:table-cell>
          <table:table-cell table:formula="of:=IF(AND( [.E259]=&quot;&quot;; NOT(ISERROR(FIND(&quot;FOREIGN KEY&quot;;[.B259]  ))));&quot;Y&quot;;&quot;&quot;)">
            <text:p/>
          </table:table-cell>
          <table:table-cell table:formula="of:=IF(AND( [.F259]=&quot;&quot;; NOT(ISERROR(FIND(&quot;REFERENCES&quot;;[.B259]  ))));&quot;Y&quot;;&quot;&quot;)">
            <text:p/>
          </table:table-cell>
          <table:table-cell table:formula="of:=IF([.D259]=&quot;Y&quot;; MID([.B259];FIND(&quot;ALTER TABLE&quot;;[.B259])+12;LEN([.B259]));&quot;&quot;)">
            <text:p/>
          </table:table-cell>
          <table:table-cell table:formula="of:=IF([.E259]=&quot;Y&quot;; MID([.B259];FIND(&quot;ADD CONSTRAINT&quot;;[.B259])+15;LEN([.B259]));&quot;&quot;)">
            <text:p/>
          </table:table-cell>
          <table:table-cell table:formula="of:=[.I259]">
            <text:p/>
          </table:table-cell>
          <table:table-cell table:formula="of:=IF([.F259]=&quot;Y&quot;; MID([.B259];FIND(&quot;FOREIGN KEY&quot;;[.B259])+13;LEN([.B259])-14);&quot;&quot;)">
            <text:p/>
          </table:table-cell>
          <table:table-cell table:formula="of:=IF([.G259]=&quot;Y&quot;; MID([.B259];FIND(&quot;REFERENCES&quot;;[.B259])+11;LEN([.B259]));&quot;&quot;)">
            <text:p/>
          </table:table-cell>
          <table:table-cell table:formula="of:=IF([.L259]&lt;&gt;&quot;&quot;;LEFT([.L259];FIND(&quot;(&quot;;[.L259])-1);&quot;&quot;)">
            <text:p/>
          </table:table-cell>
          <table:table-cell table:formula="of:=SUBSTITUTE( IF([.L259]&lt;&gt;&quot;&quot;;MID([.L259];FIND(&quot;(&quot;;[.L259])+1;LEN([.L259]));&quot;&quot;); &quot;);&quot;;&quot;&quot;)">
            <text:p/>
          </table:table-cell>
          <table:table-cell table:style-name="ce16" table:formula="of:=LOWER(IF([.H259]&lt;&gt;&quot;&quot;; &quot;MATCH (n:&quot; &amp; [.M262] &amp; &quot;), (m:&quot; &amp; [.H259] &amp; &quot;)&#10;WHERE m.&quot; &amp; [.K261] &amp; &quot; = n. &quot; &amp; [.N262] &amp; &quot; &#10;create (n)-[:&quot; &amp; [.J260] &amp; &quot; ]-&gt;(m)&#10;RETURN n,m&quot;;&quot;&quot;))">
            <text:p/>
          </table:table-cell>
          <table:table-cell table:formula="of:=LOWER(IF([.H259]&lt;&gt;&quot;&quot;;[.H259];&quot;&quot;))">
            <text:p/>
          </table:table-cell>
          <table:table-cell table:formula="of:=LOWER(IF([.H259]&lt;&gt;&quot;&quot;;[.K261];&quot;&quot;))">
            <text:p/>
          </table:table-cell>
          <table:table-cell table:formula="of:=LOWER(IF([.H259]&lt;&gt;&quot;&quot;;[.M262];&quot;&quot;))">
            <text:p/>
          </table:table-cell>
          <table:table-cell table:formula="of:=LOWER(IF([.H259]&lt;&gt;&quot;&quot;;[.N262];&quot;&quot;))">
            <text:p/>
          </table:table-cell>
          <table:table-cell table:formula="of:=LOWER(IF([.H259]&lt;&gt;&quot;&quot;;[.J260];&quot;&quot;))">
            <text:p/>
          </table:table-cell>
          <table:table-cell table:formula="of:=LOWER(IF([.H259]&lt;&gt;&quot;&quot;; &quot;MATCH (n:&quot; &amp; [.R259] &amp; &quot;), (m:&quot; &amp; [.P259] &amp; &quot;)&#10;WHERE m.&quot; &amp; [.Q259] &amp; &quot; = n. &quot; &amp; [.S259] &amp; &quot; &#10;create (n)-[:&quot; &amp; [.T259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INPUTEVENTS_MV</text:p>
          </table:table-cell>
          <table:table-cell table:formula="of:=OR( [.B260]=&quot;&quot;; NOT(ISERROR(FIND(&quot;DROP CONSTRAINT&quot;;[.B260]))); NOT(ISERROR(FIND(&quot;--&quot;;[.B260]))))" office:value-type="float" office:value="0" calcext:value-type="float">
            <text:p>0</text:p>
          </table:table-cell>
          <table:table-cell table:formula="of:=IF(AND( NOT([.C260]); NOT(ISERROR(FIND(&quot;ALTER TABLE&quot;;[.B260]  ))));&quot;Y&quot;;&quot;&quot;)" office:value-type="string" office:string-value="Y" calcext:value-type="string">
            <text:p>Y</text:p>
          </table:table-cell>
          <table:table-cell table:formula="of:=IF(AND( [.D260]=&quot;&quot;; NOT(ISERROR(FIND(&quot;ADD CONSTRAINT&quot;;[.B260]  ))));&quot;Y&quot;;&quot;&quot;)">
            <text:p/>
          </table:table-cell>
          <table:table-cell table:formula="of:=IF(AND( [.E260]=&quot;&quot;; NOT(ISERROR(FIND(&quot;FOREIGN KEY&quot;;[.B260]  ))));&quot;Y&quot;;&quot;&quot;)">
            <text:p/>
          </table:table-cell>
          <table:table-cell table:formula="of:=IF(AND( [.F260]=&quot;&quot;; NOT(ISERROR(FIND(&quot;REFERENCES&quot;;[.B260]  ))));&quot;Y&quot;;&quot;&quot;)">
            <text:p/>
          </table:table-cell>
          <table:table-cell table:formula="of:=IF([.D260]=&quot;Y&quot;; MID([.B260];FIND(&quot;ALTER TABLE&quot;;[.B260])+12;LEN([.B260]));&quot;&quot;)" office:value-type="string" office:string-value="INPUTEVENTS_MV" calcext:value-type="string">
            <text:p>INPUTEVENTS_MV</text:p>
          </table:table-cell>
          <table:table-cell table:formula="of:=IF([.E260]=&quot;Y&quot;; MID([.B260];FIND(&quot;ADD CONSTRAINT&quot;;[.B260])+15;LEN([.B260]));&quot;&quot;)">
            <text:p/>
          </table:table-cell>
          <table:table-cell table:formula="of:=[.I260]">
            <text:p/>
          </table:table-cell>
          <table:table-cell table:formula="of:=IF([.F260]=&quot;Y&quot;; MID([.B260];FIND(&quot;FOREIGN KEY&quot;;[.B260])+13;LEN([.B260])-14);&quot;&quot;)">
            <text:p/>
          </table:table-cell>
          <table:table-cell table:formula="of:=IF([.G260]=&quot;Y&quot;; MID([.B260];FIND(&quot;REFERENCES&quot;;[.B260])+11;LEN([.B260]));&quot;&quot;)">
            <text:p/>
          </table:table-cell>
          <table:table-cell table:formula="of:=IF([.L260]&lt;&gt;&quot;&quot;;LEFT([.L260];FIND(&quot;(&quot;;[.L260])-1);&quot;&quot;)">
            <text:p/>
          </table:table-cell>
          <table:table-cell table:formula="of:=SUBSTITUTE( IF([.L260]&lt;&gt;&quot;&quot;;MID([.L260];FIND(&quot;(&quot;;[.L260])+1;LEN([.L260]));&quot;&quot;); &quot;);&quot;;&quot;&quot;)">
            <text:p/>
          </table:table-cell>
          <table:table-cell table:style-name="ce16" table:formula="of:=LOWER(IF([.H260]&lt;&gt;&quot;&quot;; &quot;MATCH (n:&quot; &amp; [.M263] &amp; &quot;), (m:&quot; &amp; [.H260] &amp; &quot;)&#10;WHERE m.&quot; &amp; [.K262] &amp; &quot; = n. &quot; &amp; [.N263] &amp; &quot; &#10;create (n)-[:&quot; &amp; [.J261] &amp; &quot; ]-&gt;(m)&#10;RETURN n,m&quot;;&quot;&quot;))" office:value-type="string" office:string-value="match (n:d_items), (m:inputevents_mv)&#10;where m.itemid = n. itemid &#10;create (n)-[:inputevents_mv_fk_itemid ]-&gt;(m)&#10;return n,m" calcext:value-type="string">
            <text:p>match (n:d_items), (m:inputevents_mv)</text:p>
            <text:p>where m.itemid = n. itemid </text:p>
            <text:p>create (n)-[:inputevents_mv_fk_itemid ]-&gt;(m)</text:p>
            <text:p>return n,m</text:p>
          </table:table-cell>
          <table:table-cell table:formula="of:=LOWER(IF([.H260]&lt;&gt;&quot;&quot;;[.H260];&quot;&quot;))" office:value-type="string" office:string-value="inputevents_mv" calcext:value-type="string">
            <text:p>inputevents_mv</text:p>
          </table:table-cell>
          <table:table-cell table:formula="of:=LOWER(IF([.H260]&lt;&gt;&quot;&quot;;[.K262];&quot;&quot;))" office:value-type="string" office:string-value="itemid" calcext:value-type="string">
            <text:p>itemid</text:p>
          </table:table-cell>
          <table:table-cell table:formula="of:=LOWER(IF([.H260]&lt;&gt;&quot;&quot;;[.M263];&quot;&quot;))" office:value-type="string" office:string-value="d_items" calcext:value-type="string">
            <text:p>d_items</text:p>
          </table:table-cell>
          <table:table-cell table:formula="of:=LOWER(IF([.H260]&lt;&gt;&quot;&quot;;[.N263];&quot;&quot;))" office:value-type="string" office:string-value="itemid" calcext:value-type="string">
            <text:p>itemid</text:p>
          </table:table-cell>
          <table:table-cell table:formula="of:=LOWER(IF([.H260]&lt;&gt;&quot;&quot;;[.J261];&quot;&quot;))" office:value-type="string" office:string-value="inputevents_mv_fk_itemid" calcext:value-type="string">
            <text:p>inputevents_mv_fk_itemid</text:p>
          </table:table-cell>
          <table:table-cell table:formula="of:=LOWER(IF([.H260]&lt;&gt;&quot;&quot;; &quot;MATCH (n:&quot; &amp; [.R260] &amp; &quot;), (m:&quot; &amp; [.P260] &amp; &quot;)&#10;WHERE m.&quot; &amp; [.Q260] &amp; &quot; = n. &quot; &amp; [.S260] &amp; &quot; &#10;create (n)-[:&quot; &amp; [.T260] &amp; &quot; ]-&gt;(m)&#10;RETURN n,m&quot;;&quot;&quot;))" office:value-type="string" office:string-value="match (n:d_items), (m:inputevents_mv)&#10;where m.itemid = n. itemid &#10;create (n)-[:inputevents_mv_fk_itemid ]-&gt;(m)&#10;return n,m" calcext:value-type="string">
            <text:p>match (n:d_items), (m:inputevents_mv)</text:p>
            <text:p>where m.itemid = n. itemid </text:p>
            <text:p>create (n)-[:inputevents_mv_fk_item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inputevents_mv_fk_itemid</text:p>
          </table:table-cell>
          <table:table-cell table:formula="of:=OR( [.B261]=&quot;&quot;; NOT(ISERROR(FIND(&quot;DROP CONSTRAINT&quot;;[.B261]))); NOT(ISERROR(FIND(&quot;--&quot;;[.B261]))))" office:value-type="float" office:value="0" calcext:value-type="float">
            <text:p>0</text:p>
          </table:table-cell>
          <table:table-cell table:formula="of:=IF(AND( NOT([.C261]); NOT(ISERROR(FIND(&quot;ALTER TABLE&quot;;[.B261]  ))));&quot;Y&quot;;&quot;&quot;)">
            <text:p/>
          </table:table-cell>
          <table:table-cell table:formula="of:=IF(AND( [.D261]=&quot;&quot;; NOT(ISERROR(FIND(&quot;ADD CONSTRAINT&quot;;[.B261]  ))));&quot;Y&quot;;&quot;&quot;)" office:value-type="string" office:string-value="Y" calcext:value-type="string">
            <text:p>Y</text:p>
          </table:table-cell>
          <table:table-cell table:formula="of:=IF(AND( [.E261]=&quot;&quot;; NOT(ISERROR(FIND(&quot;FOREIGN KEY&quot;;[.B261]  ))));&quot;Y&quot;;&quot;&quot;)">
            <text:p/>
          </table:table-cell>
          <table:table-cell table:formula="of:=IF(AND( [.F261]=&quot;&quot;; NOT(ISERROR(FIND(&quot;REFERENCES&quot;;[.B261]  ))));&quot;Y&quot;;&quot;&quot;)">
            <text:p/>
          </table:table-cell>
          <table:table-cell table:formula="of:=IF([.D261]=&quot;Y&quot;; MID([.B261];FIND(&quot;ALTER TABLE&quot;;[.B261])+12;LEN([.B261]));&quot;&quot;)">
            <text:p/>
          </table:table-cell>
          <table:table-cell table:formula="of:=IF([.E261]=&quot;Y&quot;; MID([.B261];FIND(&quot;ADD CONSTRAINT&quot;;[.B261])+15;LEN([.B261]));&quot;&quot;)" office:value-type="string" office:string-value="inputevents_mv_fk_itemid" calcext:value-type="string">
            <text:p>inputevents_mv_fk_itemid</text:p>
          </table:table-cell>
          <table:table-cell table:formula="of:=[.I261]" office:value-type="string" office:string-value="inputevents_mv_fk_itemid" calcext:value-type="string">
            <text:p>inputevents_mv_fk_itemid</text:p>
          </table:table-cell>
          <table:table-cell table:formula="of:=IF([.F261]=&quot;Y&quot;; MID([.B261];FIND(&quot;FOREIGN KEY&quot;;[.B261])+13;LEN([.B261])-14);&quot;&quot;)">
            <text:p/>
          </table:table-cell>
          <table:table-cell table:formula="of:=IF([.G261]=&quot;Y&quot;; MID([.B261];FIND(&quot;REFERENCES&quot;;[.B261])+11;LEN([.B261]));&quot;&quot;)">
            <text:p/>
          </table:table-cell>
          <table:table-cell table:formula="of:=IF([.L261]&lt;&gt;&quot;&quot;;LEFT([.L261];FIND(&quot;(&quot;;[.L261])-1);&quot;&quot;)">
            <text:p/>
          </table:table-cell>
          <table:table-cell table:formula="of:=SUBSTITUTE( IF([.L261]&lt;&gt;&quot;&quot;;MID([.L261];FIND(&quot;(&quot;;[.L261])+1;LEN([.L261]));&quot;&quot;); &quot;);&quot;;&quot;&quot;)">
            <text:p/>
          </table:table-cell>
          <table:table-cell table:style-name="ce16" table:formula="of:=LOWER(IF([.H261]&lt;&gt;&quot;&quot;; &quot;MATCH (n:&quot; &amp; [.M264] &amp; &quot;), (m:&quot; &amp; [.H261] &amp; &quot;)&#10;WHERE m.&quot; &amp; [.K263] &amp; &quot; = n. &quot; &amp; [.N264] &amp; &quot; &#10;create (n)-[:&quot; &amp; [.J262] &amp; &quot; ]-&gt;(m)&#10;RETURN n,m&quot;;&quot;&quot;))">
            <text:p/>
          </table:table-cell>
          <table:table-cell table:formula="of:=LOWER(IF([.H261]&lt;&gt;&quot;&quot;;[.H261];&quot;&quot;))">
            <text:p/>
          </table:table-cell>
          <table:table-cell table:formula="of:=LOWER(IF([.H261]&lt;&gt;&quot;&quot;;[.K263];&quot;&quot;))">
            <text:p/>
          </table:table-cell>
          <table:table-cell table:formula="of:=LOWER(IF([.H261]&lt;&gt;&quot;&quot;;[.M264];&quot;&quot;))">
            <text:p/>
          </table:table-cell>
          <table:table-cell table:formula="of:=LOWER(IF([.H261]&lt;&gt;&quot;&quot;;[.N264];&quot;&quot;))">
            <text:p/>
          </table:table-cell>
          <table:table-cell table:formula="of:=LOWER(IF([.H261]&lt;&gt;&quot;&quot;;[.J262];&quot;&quot;))">
            <text:p/>
          </table:table-cell>
          <table:table-cell table:formula="of:=LOWER(IF([.H261]&lt;&gt;&quot;&quot;; &quot;MATCH (n:&quot; &amp; [.R261] &amp; &quot;), (m:&quot; &amp; [.P261] &amp; &quot;)&#10;WHERE m.&quot; &amp; [.Q261] &amp; &quot; = n. &quot; &amp; [.S261] &amp; &quot; &#10;create (n)-[:&quot; &amp; [.T26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ITEMID)</text:p>
          </table:table-cell>
          <table:table-cell table:formula="of:=OR( [.B262]=&quot;&quot;; NOT(ISERROR(FIND(&quot;DROP CONSTRAINT&quot;;[.B262]))); NOT(ISERROR(FIND(&quot;--&quot;;[.B262]))))" office:value-type="float" office:value="0" calcext:value-type="float">
            <text:p>0</text:p>
          </table:table-cell>
          <table:table-cell table:formula="of:=IF(AND( NOT([.C262]); NOT(ISERROR(FIND(&quot;ALTER TABLE&quot;;[.B262]  ))));&quot;Y&quot;;&quot;&quot;)">
            <text:p/>
          </table:table-cell>
          <table:table-cell table:formula="of:=IF(AND( [.D262]=&quot;&quot;; NOT(ISERROR(FIND(&quot;ADD CONSTRAINT&quot;;[.B262]  ))));&quot;Y&quot;;&quot;&quot;)">
            <text:p/>
          </table:table-cell>
          <table:table-cell table:formula="of:=IF(AND( [.E262]=&quot;&quot;; NOT(ISERROR(FIND(&quot;FOREIGN KEY&quot;;[.B262]  ))));&quot;Y&quot;;&quot;&quot;)" office:value-type="string" office:string-value="Y" calcext:value-type="string">
            <text:p>Y</text:p>
          </table:table-cell>
          <table:table-cell table:formula="of:=IF(AND( [.F262]=&quot;&quot;; NOT(ISERROR(FIND(&quot;REFERENCES&quot;;[.B262]  ))));&quot;Y&quot;;&quot;&quot;)">
            <text:p/>
          </table:table-cell>
          <table:table-cell table:formula="of:=IF([.D262]=&quot;Y&quot;; MID([.B262];FIND(&quot;ALTER TABLE&quot;;[.B262])+12;LEN([.B262]));&quot;&quot;)">
            <text:p/>
          </table:table-cell>
          <table:table-cell table:formula="of:=IF([.E262]=&quot;Y&quot;; MID([.B262];FIND(&quot;ADD CONSTRAINT&quot;;[.B262])+15;LEN([.B262]));&quot;&quot;)">
            <text:p/>
          </table:table-cell>
          <table:table-cell table:formula="of:=[.I262]">
            <text:p/>
          </table:table-cell>
          <table:table-cell table:formula="of:=IF([.F262]=&quot;Y&quot;; MID([.B262];FIND(&quot;FOREIGN KEY&quot;;[.B262])+13;LEN([.B262])-14);&quot;&quot;)" office:value-type="string" office:string-value="ITEMID" calcext:value-type="string">
            <text:p>ITEMID</text:p>
          </table:table-cell>
          <table:table-cell table:formula="of:=IF([.G262]=&quot;Y&quot;; MID([.B262];FIND(&quot;REFERENCES&quot;;[.B262])+11;LEN([.B262]));&quot;&quot;)">
            <text:p/>
          </table:table-cell>
          <table:table-cell table:formula="of:=IF([.L262]&lt;&gt;&quot;&quot;;LEFT([.L262];FIND(&quot;(&quot;;[.L262])-1);&quot;&quot;)">
            <text:p/>
          </table:table-cell>
          <table:table-cell table:formula="of:=SUBSTITUTE( IF([.L262]&lt;&gt;&quot;&quot;;MID([.L262];FIND(&quot;(&quot;;[.L262])+1;LEN([.L262]));&quot;&quot;); &quot;);&quot;;&quot;&quot;)">
            <text:p/>
          </table:table-cell>
          <table:table-cell table:style-name="ce16" table:formula="of:=LOWER(IF([.H262]&lt;&gt;&quot;&quot;; &quot;MATCH (n:&quot; &amp; [.M265] &amp; &quot;), (m:&quot; &amp; [.H262] &amp; &quot;)&#10;WHERE m.&quot; &amp; [.K264] &amp; &quot; = n. &quot; &amp; [.N265] &amp; &quot; &#10;create (n)-[:&quot; &amp; [.J263] &amp; &quot; ]-&gt;(m)&#10;RETURN n,m&quot;;&quot;&quot;))">
            <text:p/>
          </table:table-cell>
          <table:table-cell table:formula="of:=LOWER(IF([.H262]&lt;&gt;&quot;&quot;;[.H262];&quot;&quot;))">
            <text:p/>
          </table:table-cell>
          <table:table-cell table:formula="of:=LOWER(IF([.H262]&lt;&gt;&quot;&quot;;[.K264];&quot;&quot;))">
            <text:p/>
          </table:table-cell>
          <table:table-cell table:formula="of:=LOWER(IF([.H262]&lt;&gt;&quot;&quot;;[.M265];&quot;&quot;))">
            <text:p/>
          </table:table-cell>
          <table:table-cell table:formula="of:=LOWER(IF([.H262]&lt;&gt;&quot;&quot;;[.N265];&quot;&quot;))">
            <text:p/>
          </table:table-cell>
          <table:table-cell table:formula="of:=LOWER(IF([.H262]&lt;&gt;&quot;&quot;;[.J263];&quot;&quot;))">
            <text:p/>
          </table:table-cell>
          <table:table-cell table:formula="of:=LOWER(IF([.H262]&lt;&gt;&quot;&quot;; &quot;MATCH (n:&quot; &amp; [.R262] &amp; &quot;), (m:&quot; &amp; [.P262] &amp; &quot;)&#10;WHERE m.&quot; &amp; [.Q262] &amp; &quot; = n. &quot; &amp; [.S262] &amp; &quot; &#10;create (n)-[:&quot; &amp; [.T26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D_ITEMS(ITEMID);</text:p>
          </table:table-cell>
          <table:table-cell table:formula="of:=OR( [.B263]=&quot;&quot;; NOT(ISERROR(FIND(&quot;DROP CONSTRAINT&quot;;[.B263]))); NOT(ISERROR(FIND(&quot;--&quot;;[.B263]))))" office:value-type="float" office:value="0" calcext:value-type="float">
            <text:p>0</text:p>
          </table:table-cell>
          <table:table-cell table:formula="of:=IF(AND( NOT([.C263]); NOT(ISERROR(FIND(&quot;ALTER TABLE&quot;;[.B263]  ))));&quot;Y&quot;;&quot;&quot;)">
            <text:p/>
          </table:table-cell>
          <table:table-cell table:formula="of:=IF(AND( [.D263]=&quot;&quot;; NOT(ISERROR(FIND(&quot;ADD CONSTRAINT&quot;;[.B263]  ))));&quot;Y&quot;;&quot;&quot;)">
            <text:p/>
          </table:table-cell>
          <table:table-cell table:formula="of:=IF(AND( [.E263]=&quot;&quot;; NOT(ISERROR(FIND(&quot;FOREIGN KEY&quot;;[.B263]  ))));&quot;Y&quot;;&quot;&quot;)">
            <text:p/>
          </table:table-cell>
          <table:table-cell table:formula="of:=IF(AND( [.F263]=&quot;&quot;; NOT(ISERROR(FIND(&quot;REFERENCES&quot;;[.B263]  ))));&quot;Y&quot;;&quot;&quot;)" office:value-type="string" office:string-value="Y" calcext:value-type="string">
            <text:p>Y</text:p>
          </table:table-cell>
          <table:table-cell table:formula="of:=IF([.D263]=&quot;Y&quot;; MID([.B263];FIND(&quot;ALTER TABLE&quot;;[.B263])+12;LEN([.B263]));&quot;&quot;)">
            <text:p/>
          </table:table-cell>
          <table:table-cell table:formula="of:=IF([.E263]=&quot;Y&quot;; MID([.B263];FIND(&quot;ADD CONSTRAINT&quot;;[.B263])+15;LEN([.B263]));&quot;&quot;)">
            <text:p/>
          </table:table-cell>
          <table:table-cell table:formula="of:=[.I263]">
            <text:p/>
          </table:table-cell>
          <table:table-cell table:formula="of:=IF([.F263]=&quot;Y&quot;; MID([.B263];FIND(&quot;FOREIGN KEY&quot;;[.B263])+13;LEN([.B263])-14);&quot;&quot;)">
            <text:p/>
          </table:table-cell>
          <table:table-cell table:formula="of:=IF([.G263]=&quot;Y&quot;; MID([.B263];FIND(&quot;REFERENCES&quot;;[.B263])+11;LEN([.B263]));&quot;&quot;)" office:value-type="string" office:string-value="D_ITEMS(ITEMID);" calcext:value-type="string">
            <text:p>D_ITEMS(ITEMID);</text:p>
          </table:table-cell>
          <table:table-cell table:formula="of:=IF([.L263]&lt;&gt;&quot;&quot;;LEFT([.L263];FIND(&quot;(&quot;;[.L263])-1);&quot;&quot;)" office:value-type="string" office:string-value="D_ITEMS" calcext:value-type="string">
            <text:p>D_ITEMS</text:p>
          </table:table-cell>
          <table:table-cell table:formula="of:=SUBSTITUTE( IF([.L263]&lt;&gt;&quot;&quot;;MID([.L263];FIND(&quot;(&quot;;[.L263])+1;LEN([.L263]));&quot;&quot;); &quot;);&quot;;&quot;&quot;)" office:value-type="string" office:string-value="ITEMID" calcext:value-type="string">
            <text:p>ITEMID</text:p>
          </table:table-cell>
          <table:table-cell table:style-name="ce16" table:formula="of:=LOWER(IF([.H263]&lt;&gt;&quot;&quot;; &quot;MATCH (n:&quot; &amp; [.M266] &amp; &quot;), (m:&quot; &amp; [.H263] &amp; &quot;)&#10;WHERE m.&quot; &amp; [.K265] &amp; &quot; = n. &quot; &amp; [.N266] &amp; &quot; &#10;create (n)-[:&quot; &amp; [.J264] &amp; &quot; ]-&gt;(m)&#10;RETURN n,m&quot;;&quot;&quot;))">
            <text:p/>
          </table:table-cell>
          <table:table-cell table:formula="of:=LOWER(IF([.H263]&lt;&gt;&quot;&quot;;[.H263];&quot;&quot;))">
            <text:p/>
          </table:table-cell>
          <table:table-cell table:formula="of:=LOWER(IF([.H263]&lt;&gt;&quot;&quot;;[.K265];&quot;&quot;))">
            <text:p/>
          </table:table-cell>
          <table:table-cell table:formula="of:=LOWER(IF([.H263]&lt;&gt;&quot;&quot;;[.M266];&quot;&quot;))">
            <text:p/>
          </table:table-cell>
          <table:table-cell table:formula="of:=LOWER(IF([.H263]&lt;&gt;&quot;&quot;;[.N266];&quot;&quot;))">
            <text:p/>
          </table:table-cell>
          <table:table-cell table:formula="of:=LOWER(IF([.H263]&lt;&gt;&quot;&quot;;[.J264];&quot;&quot;))">
            <text:p/>
          </table:table-cell>
          <table:table-cell table:formula="of:=LOWER(IF([.H263]&lt;&gt;&quot;&quot;; &quot;MATCH (n:&quot; &amp; [.R263] &amp; &quot;), (m:&quot; &amp; [.P263] &amp; &quot;)&#10;WHERE m.&quot; &amp; [.Q263] &amp; &quot; = n. &quot; &amp; [.S263] &amp; &quot; &#10;create (n)-[:&quot; &amp; [.T26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64]=&quot;&quot;; NOT(ISERROR(FIND(&quot;DROP CONSTRAINT&quot;;[.B264]))); NOT(ISERROR(FIND(&quot;--&quot;;[.B264]))))" office:value-type="float" office:value="1" calcext:value-type="float">
            <text:p>1</text:p>
          </table:table-cell>
          <table:table-cell table:formula="of:=IF(AND( NOT([.C264]); NOT(ISERROR(FIND(&quot;ALTER TABLE&quot;;[.B264]  ))));&quot;Y&quot;;&quot;&quot;)">
            <text:p/>
          </table:table-cell>
          <table:table-cell table:formula="of:=IF(AND( [.D264]=&quot;&quot;; NOT(ISERROR(FIND(&quot;ADD CONSTRAINT&quot;;[.B264]  ))));&quot;Y&quot;;&quot;&quot;)">
            <text:p/>
          </table:table-cell>
          <table:table-cell table:formula="of:=IF(AND( [.E264]=&quot;&quot;; NOT(ISERROR(FIND(&quot;FOREIGN KEY&quot;;[.B264]  ))));&quot;Y&quot;;&quot;&quot;)">
            <text:p/>
          </table:table-cell>
          <table:table-cell table:formula="of:=IF(AND( [.F264]=&quot;&quot;; NOT(ISERROR(FIND(&quot;REFERENCES&quot;;[.B264]  ))));&quot;Y&quot;;&quot;&quot;)">
            <text:p/>
          </table:table-cell>
          <table:table-cell table:formula="of:=IF([.D264]=&quot;Y&quot;; MID([.B264];FIND(&quot;ALTER TABLE&quot;;[.B264])+12;LEN([.B264]));&quot;&quot;)">
            <text:p/>
          </table:table-cell>
          <table:table-cell table:formula="of:=IF([.E264]=&quot;Y&quot;; MID([.B264];FIND(&quot;ADD CONSTRAINT&quot;;[.B264])+15;LEN([.B264]));&quot;&quot;)">
            <text:p/>
          </table:table-cell>
          <table:table-cell table:formula="of:=[.I264]">
            <text:p/>
          </table:table-cell>
          <table:table-cell table:formula="of:=IF([.F264]=&quot;Y&quot;; MID([.B264];FIND(&quot;FOREIGN KEY&quot;;[.B264])+13;LEN([.B264])-14);&quot;&quot;)">
            <text:p/>
          </table:table-cell>
          <table:table-cell table:formula="of:=IF([.G264]=&quot;Y&quot;; MID([.B264];FIND(&quot;REFERENCES&quot;;[.B264])+11;LEN([.B264]));&quot;&quot;)">
            <text:p/>
          </table:table-cell>
          <table:table-cell table:formula="of:=IF([.L264]&lt;&gt;&quot;&quot;;LEFT([.L264];FIND(&quot;(&quot;;[.L264])-1);&quot;&quot;)">
            <text:p/>
          </table:table-cell>
          <table:table-cell table:formula="of:=SUBSTITUTE( IF([.L264]&lt;&gt;&quot;&quot;;MID([.L264];FIND(&quot;(&quot;;[.L264])+1;LEN([.L264]));&quot;&quot;); &quot;);&quot;;&quot;&quot;)">
            <text:p/>
          </table:table-cell>
          <table:table-cell table:style-name="ce16" table:formula="of:=LOWER(IF([.H264]&lt;&gt;&quot;&quot;; &quot;MATCH (n:&quot; &amp; [.M267] &amp; &quot;), (m:&quot; &amp; [.H264] &amp; &quot;)&#10;WHERE m.&quot; &amp; [.K266] &amp; &quot; = n. &quot; &amp; [.N267] &amp; &quot; &#10;create (n)-[:&quot; &amp; [.J265] &amp; &quot; ]-&gt;(m)&#10;RETURN n,m&quot;;&quot;&quot;))">
            <text:p/>
          </table:table-cell>
          <table:table-cell table:formula="of:=LOWER(IF([.H264]&lt;&gt;&quot;&quot;;[.H264];&quot;&quot;))">
            <text:p/>
          </table:table-cell>
          <table:table-cell table:formula="of:=LOWER(IF([.H264]&lt;&gt;&quot;&quot;;[.K266];&quot;&quot;))">
            <text:p/>
          </table:table-cell>
          <table:table-cell table:formula="of:=LOWER(IF([.H264]&lt;&gt;&quot;&quot;;[.M267];&quot;&quot;))">
            <text:p/>
          </table:table-cell>
          <table:table-cell table:formula="of:=LOWER(IF([.H264]&lt;&gt;&quot;&quot;;[.N267];&quot;&quot;))">
            <text:p/>
          </table:table-cell>
          <table:table-cell table:formula="of:=LOWER(IF([.H264]&lt;&gt;&quot;&quot;;[.J265];&quot;&quot;))">
            <text:p/>
          </table:table-cell>
          <table:table-cell table:formula="of:=LOWER(IF([.H264]&lt;&gt;&quot;&quot;; &quot;MATCH (n:&quot; &amp; [.R264] &amp; &quot;), (m:&quot; &amp; [.P264] &amp; &quot;)&#10;WHERE m.&quot; &amp; [.Q264] &amp; &quot; = n. &quot; &amp; [.S264] &amp; &quot; &#10;create (n)-[:&quot; &amp; [.T26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cgid</text:p>
          </table:table-cell>
          <table:table-cell table:formula="of:=OR( [.B265]=&quot;&quot;; NOT(ISERROR(FIND(&quot;DROP CONSTRAINT&quot;;[.B265]))); NOT(ISERROR(FIND(&quot;--&quot;;[.B265]))))" office:value-type="float" office:value="1" calcext:value-type="float">
            <text:p>1</text:p>
          </table:table-cell>
          <table:table-cell table:formula="of:=IF(AND( NOT([.C265]); NOT(ISERROR(FIND(&quot;ALTER TABLE&quot;;[.B265]  ))));&quot;Y&quot;;&quot;&quot;)">
            <text:p/>
          </table:table-cell>
          <table:table-cell table:formula="of:=IF(AND( [.D265]=&quot;&quot;; NOT(ISERROR(FIND(&quot;ADD CONSTRAINT&quot;;[.B265]  ))));&quot;Y&quot;;&quot;&quot;)">
            <text:p/>
          </table:table-cell>
          <table:table-cell table:formula="of:=IF(AND( [.E265]=&quot;&quot;; NOT(ISERROR(FIND(&quot;FOREIGN KEY&quot;;[.B265]  ))));&quot;Y&quot;;&quot;&quot;)">
            <text:p/>
          </table:table-cell>
          <table:table-cell table:formula="of:=IF(AND( [.F265]=&quot;&quot;; NOT(ISERROR(FIND(&quot;REFERENCES&quot;;[.B265]  ))));&quot;Y&quot;;&quot;&quot;)">
            <text:p/>
          </table:table-cell>
          <table:table-cell table:formula="of:=IF([.D265]=&quot;Y&quot;; MID([.B265];FIND(&quot;ALTER TABLE&quot;;[.B265])+12;LEN([.B265]));&quot;&quot;)">
            <text:p/>
          </table:table-cell>
          <table:table-cell table:formula="of:=IF([.E265]=&quot;Y&quot;; MID([.B265];FIND(&quot;ADD CONSTRAINT&quot;;[.B265])+15;LEN([.B265]));&quot;&quot;)">
            <text:p/>
          </table:table-cell>
          <table:table-cell table:formula="of:=[.I265]">
            <text:p/>
          </table:table-cell>
          <table:table-cell table:formula="of:=IF([.F265]=&quot;Y&quot;; MID([.B265];FIND(&quot;FOREIGN KEY&quot;;[.B265])+13;LEN([.B265])-14);&quot;&quot;)">
            <text:p/>
          </table:table-cell>
          <table:table-cell table:formula="of:=IF([.G265]=&quot;Y&quot;; MID([.B265];FIND(&quot;REFERENCES&quot;;[.B265])+11;LEN([.B265]));&quot;&quot;)">
            <text:p/>
          </table:table-cell>
          <table:table-cell table:formula="of:=IF([.L265]&lt;&gt;&quot;&quot;;LEFT([.L265];FIND(&quot;(&quot;;[.L265])-1);&quot;&quot;)">
            <text:p/>
          </table:table-cell>
          <table:table-cell table:formula="of:=SUBSTITUTE( IF([.L265]&lt;&gt;&quot;&quot;;MID([.L265];FIND(&quot;(&quot;;[.L265])+1;LEN([.L265]));&quot;&quot;); &quot;);&quot;;&quot;&quot;)">
            <text:p/>
          </table:table-cell>
          <table:table-cell table:style-name="ce16" table:formula="of:=LOWER(IF([.H265]&lt;&gt;&quot;&quot;; &quot;MATCH (n:&quot; &amp; [.M268] &amp; &quot;), (m:&quot; &amp; [.H265] &amp; &quot;)&#10;WHERE m.&quot; &amp; [.K267] &amp; &quot; = n. &quot; &amp; [.N268] &amp; &quot; &#10;create (n)-[:&quot; &amp; [.J266] &amp; &quot; ]-&gt;(m)&#10;RETURN n,m&quot;;&quot;&quot;))">
            <text:p/>
          </table:table-cell>
          <table:table-cell table:formula="of:=LOWER(IF([.H265]&lt;&gt;&quot;&quot;;[.H265];&quot;&quot;))">
            <text:p/>
          </table:table-cell>
          <table:table-cell table:formula="of:=LOWER(IF([.H265]&lt;&gt;&quot;&quot;;[.K267];&quot;&quot;))">
            <text:p/>
          </table:table-cell>
          <table:table-cell table:formula="of:=LOWER(IF([.H265]&lt;&gt;&quot;&quot;;[.M268];&quot;&quot;))">
            <text:p/>
          </table:table-cell>
          <table:table-cell table:formula="of:=LOWER(IF([.H265]&lt;&gt;&quot;&quot;;[.N268];&quot;&quot;))">
            <text:p/>
          </table:table-cell>
          <table:table-cell table:formula="of:=LOWER(IF([.H265]&lt;&gt;&quot;&quot;;[.J266];&quot;&quot;))">
            <text:p/>
          </table:table-cell>
          <table:table-cell table:formula="of:=LOWER(IF([.H265]&lt;&gt;&quot;&quot;; &quot;MATCH (n:&quot; &amp; [.R265] &amp; &quot;), (m:&quot; &amp; [.P265] &amp; &quot;)&#10;WHERE m.&quot; &amp; [.Q265] &amp; &quot; = n. &quot; &amp; [.S265] &amp; &quot; &#10;create (n)-[:&quot; &amp; [.T26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INPUTEVENTS_MV DROP CONSTRAINT IF EXISTS inputevents_mv_fk_cgid;</text:p>
          </table:table-cell>
          <table:table-cell table:formula="of:=OR( [.B266]=&quot;&quot;; NOT(ISERROR(FIND(&quot;DROP CONSTRAINT&quot;;[.B266]))); NOT(ISERROR(FIND(&quot;--&quot;;[.B266]))))" office:value-type="float" office:value="1" calcext:value-type="float">
            <text:p>1</text:p>
          </table:table-cell>
          <table:table-cell table:formula="of:=IF(AND( NOT([.C266]); NOT(ISERROR(FIND(&quot;ALTER TABLE&quot;;[.B266]  ))));&quot;Y&quot;;&quot;&quot;)">
            <text:p/>
          </table:table-cell>
          <table:table-cell table:formula="of:=IF(AND( [.D266]=&quot;&quot;; NOT(ISERROR(FIND(&quot;ADD CONSTRAINT&quot;;[.B266]  ))));&quot;Y&quot;;&quot;&quot;)">
            <text:p/>
          </table:table-cell>
          <table:table-cell table:formula="of:=IF(AND( [.E266]=&quot;&quot;; NOT(ISERROR(FIND(&quot;FOREIGN KEY&quot;;[.B266]  ))));&quot;Y&quot;;&quot;&quot;)">
            <text:p/>
          </table:table-cell>
          <table:table-cell table:formula="of:=IF(AND( [.F266]=&quot;&quot;; NOT(ISERROR(FIND(&quot;REFERENCES&quot;;[.B266]  ))));&quot;Y&quot;;&quot;&quot;)">
            <text:p/>
          </table:table-cell>
          <table:table-cell table:formula="of:=IF([.D266]=&quot;Y&quot;; MID([.B266];FIND(&quot;ALTER TABLE&quot;;[.B266])+12;LEN([.B266]));&quot;&quot;)">
            <text:p/>
          </table:table-cell>
          <table:table-cell table:formula="of:=IF([.E266]=&quot;Y&quot;; MID([.B266];FIND(&quot;ADD CONSTRAINT&quot;;[.B266])+15;LEN([.B266]));&quot;&quot;)">
            <text:p/>
          </table:table-cell>
          <table:table-cell table:formula="of:=[.I266]">
            <text:p/>
          </table:table-cell>
          <table:table-cell table:formula="of:=IF([.F266]=&quot;Y&quot;; MID([.B266];FIND(&quot;FOREIGN KEY&quot;;[.B266])+13;LEN([.B266])-14);&quot;&quot;)">
            <text:p/>
          </table:table-cell>
          <table:table-cell table:formula="of:=IF([.G266]=&quot;Y&quot;; MID([.B266];FIND(&quot;REFERENCES&quot;;[.B266])+11;LEN([.B266]));&quot;&quot;)">
            <text:p/>
          </table:table-cell>
          <table:table-cell table:formula="of:=IF([.L266]&lt;&gt;&quot;&quot;;LEFT([.L266];FIND(&quot;(&quot;;[.L266])-1);&quot;&quot;)">
            <text:p/>
          </table:table-cell>
          <table:table-cell table:formula="of:=SUBSTITUTE( IF([.L266]&lt;&gt;&quot;&quot;;MID([.L266];FIND(&quot;(&quot;;[.L266])+1;LEN([.L266]));&quot;&quot;); &quot;);&quot;;&quot;&quot;)">
            <text:p/>
          </table:table-cell>
          <table:table-cell table:style-name="ce16" table:formula="of:=LOWER(IF([.H266]&lt;&gt;&quot;&quot;; &quot;MATCH (n:&quot; &amp; [.M269] &amp; &quot;), (m:&quot; &amp; [.H266] &amp; &quot;)&#10;WHERE m.&quot; &amp; [.K268] &amp; &quot; = n. &quot; &amp; [.N269] &amp; &quot; &#10;create (n)-[:&quot; &amp; [.J267] &amp; &quot; ]-&gt;(m)&#10;RETURN n,m&quot;;&quot;&quot;))">
            <text:p/>
          </table:table-cell>
          <table:table-cell table:formula="of:=LOWER(IF([.H266]&lt;&gt;&quot;&quot;;[.H266];&quot;&quot;))">
            <text:p/>
          </table:table-cell>
          <table:table-cell table:formula="of:=LOWER(IF([.H266]&lt;&gt;&quot;&quot;;[.K268];&quot;&quot;))">
            <text:p/>
          </table:table-cell>
          <table:table-cell table:formula="of:=LOWER(IF([.H266]&lt;&gt;&quot;&quot;;[.M269];&quot;&quot;))">
            <text:p/>
          </table:table-cell>
          <table:table-cell table:formula="of:=LOWER(IF([.H266]&lt;&gt;&quot;&quot;;[.N269];&quot;&quot;))">
            <text:p/>
          </table:table-cell>
          <table:table-cell table:formula="of:=LOWER(IF([.H266]&lt;&gt;&quot;&quot;;[.J267];&quot;&quot;))">
            <text:p/>
          </table:table-cell>
          <table:table-cell table:formula="of:=LOWER(IF([.H266]&lt;&gt;&quot;&quot;; &quot;MATCH (n:&quot; &amp; [.R266] &amp; &quot;), (m:&quot; &amp; [.P266] &amp; &quot;)&#10;WHERE m.&quot; &amp; [.Q266] &amp; &quot; = n. &quot; &amp; [.S266] &amp; &quot; &#10;create (n)-[:&quot; &amp; [.T266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INPUTEVENTS_MV</text:p>
          </table:table-cell>
          <table:table-cell table:formula="of:=OR( [.B267]=&quot;&quot;; NOT(ISERROR(FIND(&quot;DROP CONSTRAINT&quot;;[.B267]))); NOT(ISERROR(FIND(&quot;--&quot;;[.B267]))))" office:value-type="float" office:value="0" calcext:value-type="float">
            <text:p>0</text:p>
          </table:table-cell>
          <table:table-cell table:formula="of:=IF(AND( NOT([.C267]); NOT(ISERROR(FIND(&quot;ALTER TABLE&quot;;[.B267]  ))));&quot;Y&quot;;&quot;&quot;)" office:value-type="string" office:string-value="Y" calcext:value-type="string">
            <text:p>Y</text:p>
          </table:table-cell>
          <table:table-cell table:formula="of:=IF(AND( [.D267]=&quot;&quot;; NOT(ISERROR(FIND(&quot;ADD CONSTRAINT&quot;;[.B267]  ))));&quot;Y&quot;;&quot;&quot;)">
            <text:p/>
          </table:table-cell>
          <table:table-cell table:formula="of:=IF(AND( [.E267]=&quot;&quot;; NOT(ISERROR(FIND(&quot;FOREIGN KEY&quot;;[.B267]  ))));&quot;Y&quot;;&quot;&quot;)">
            <text:p/>
          </table:table-cell>
          <table:table-cell table:formula="of:=IF(AND( [.F267]=&quot;&quot;; NOT(ISERROR(FIND(&quot;REFERENCES&quot;;[.B267]  ))));&quot;Y&quot;;&quot;&quot;)">
            <text:p/>
          </table:table-cell>
          <table:table-cell table:formula="of:=IF([.D267]=&quot;Y&quot;; MID([.B267];FIND(&quot;ALTER TABLE&quot;;[.B267])+12;LEN([.B267]));&quot;&quot;)" office:value-type="string" office:string-value="INPUTEVENTS_MV" calcext:value-type="string">
            <text:p>INPUTEVENTS_MV</text:p>
          </table:table-cell>
          <table:table-cell table:formula="of:=IF([.E267]=&quot;Y&quot;; MID([.B267];FIND(&quot;ADD CONSTRAINT&quot;;[.B267])+15;LEN([.B267]));&quot;&quot;)">
            <text:p/>
          </table:table-cell>
          <table:table-cell table:formula="of:=[.I267]">
            <text:p/>
          </table:table-cell>
          <table:table-cell table:formula="of:=IF([.F267]=&quot;Y&quot;; MID([.B267];FIND(&quot;FOREIGN KEY&quot;;[.B267])+13;LEN([.B267])-14);&quot;&quot;)">
            <text:p/>
          </table:table-cell>
          <table:table-cell table:formula="of:=IF([.G267]=&quot;Y&quot;; MID([.B267];FIND(&quot;REFERENCES&quot;;[.B267])+11;LEN([.B267]));&quot;&quot;)">
            <text:p/>
          </table:table-cell>
          <table:table-cell table:formula="of:=IF([.L267]&lt;&gt;&quot;&quot;;LEFT([.L267];FIND(&quot;(&quot;;[.L267])-1);&quot;&quot;)">
            <text:p/>
          </table:table-cell>
          <table:table-cell table:formula="of:=SUBSTITUTE( IF([.L267]&lt;&gt;&quot;&quot;;MID([.L267];FIND(&quot;(&quot;;[.L267])+1;LEN([.L267]));&quot;&quot;); &quot;);&quot;;&quot;&quot;)">
            <text:p/>
          </table:table-cell>
          <table:table-cell table:style-name="ce16" table:formula="of:=LOWER(IF([.H267]&lt;&gt;&quot;&quot;; &quot;MATCH (n:&quot; &amp; [.M270] &amp; &quot;), (m:&quot; &amp; [.H267] &amp; &quot;)&#10;WHERE m.&quot; &amp; [.K269] &amp; &quot; = n. &quot; &amp; [.N270] &amp; &quot; &#10;create (n)-[:&quot; &amp; [.J268] &amp; &quot; ]-&gt;(m)&#10;RETURN n,m&quot;;&quot;&quot;))" office:value-type="string" office:string-value="match (n:caregivers), (m:inputevents_mv)&#10;where m.cgid = n. cgid &#10;create (n)-[:inputevents_mv_fk_cgid ]-&gt;(m)&#10;return n,m" calcext:value-type="string">
            <text:p>match (n:caregivers), (m:inputevents_mv)</text:p>
            <text:p>where m.cgid = n. cgid </text:p>
            <text:p>create (n)-[:inputevents_mv_fk_cgid ]-&gt;(m)</text:p>
            <text:p>return n,m</text:p>
          </table:table-cell>
          <table:table-cell table:formula="of:=LOWER(IF([.H267]&lt;&gt;&quot;&quot;;[.H267];&quot;&quot;))" office:value-type="string" office:string-value="inputevents_mv" calcext:value-type="string">
            <text:p>inputevents_mv</text:p>
          </table:table-cell>
          <table:table-cell table:formula="of:=LOWER(IF([.H267]&lt;&gt;&quot;&quot;;[.K269];&quot;&quot;))" office:value-type="string" office:string-value="cgid" calcext:value-type="string">
            <text:p>cgid</text:p>
          </table:table-cell>
          <table:table-cell table:formula="of:=LOWER(IF([.H267]&lt;&gt;&quot;&quot;;[.M270];&quot;&quot;))" office:value-type="string" office:string-value="caregivers" calcext:value-type="string">
            <text:p>caregivers</text:p>
          </table:table-cell>
          <table:table-cell table:formula="of:=LOWER(IF([.H267]&lt;&gt;&quot;&quot;;[.N270];&quot;&quot;))" office:value-type="string" office:string-value="cgid" calcext:value-type="string">
            <text:p>cgid</text:p>
          </table:table-cell>
          <table:table-cell table:formula="of:=LOWER(IF([.H267]&lt;&gt;&quot;&quot;;[.J268];&quot;&quot;))" office:value-type="string" office:string-value="inputevents_mv_fk_cgid" calcext:value-type="string">
            <text:p>inputevents_mv_fk_cgid</text:p>
          </table:table-cell>
          <table:table-cell table:formula="of:=LOWER(IF([.H267]&lt;&gt;&quot;&quot;; &quot;MATCH (n:&quot; &amp; [.R267] &amp; &quot;), (m:&quot; &amp; [.P267] &amp; &quot;)&#10;WHERE m.&quot; &amp; [.Q267] &amp; &quot; = n. &quot; &amp; [.S267] &amp; &quot; &#10;create (n)-[:&quot; &amp; [.T267] &amp; &quot; ]-&gt;(m)&#10;RETURN n,m&quot;;&quot;&quot;))" office:value-type="string" office:string-value="match (n:caregivers), (m:inputevents_mv)&#10;where m.cgid = n. cgid &#10;create (n)-[:inputevents_mv_fk_cgid ]-&gt;(m)&#10;return n,m" calcext:value-type="string">
            <text:p>match (n:caregivers), (m:inputevents_mv)</text:p>
            <text:p>where m.cgid = n. cgid </text:p>
            <text:p>create (n)-[:inputevents_mv_fk_cg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inputevents_mv_fk_cgid</text:p>
          </table:table-cell>
          <table:table-cell table:formula="of:=OR( [.B268]=&quot;&quot;; NOT(ISERROR(FIND(&quot;DROP CONSTRAINT&quot;;[.B268]))); NOT(ISERROR(FIND(&quot;--&quot;;[.B268]))))" office:value-type="float" office:value="0" calcext:value-type="float">
            <text:p>0</text:p>
          </table:table-cell>
          <table:table-cell table:formula="of:=IF(AND( NOT([.C268]); NOT(ISERROR(FIND(&quot;ALTER TABLE&quot;;[.B268]  ))));&quot;Y&quot;;&quot;&quot;)">
            <text:p/>
          </table:table-cell>
          <table:table-cell table:formula="of:=IF(AND( [.D268]=&quot;&quot;; NOT(ISERROR(FIND(&quot;ADD CONSTRAINT&quot;;[.B268]  ))));&quot;Y&quot;;&quot;&quot;)" office:value-type="string" office:string-value="Y" calcext:value-type="string">
            <text:p>Y</text:p>
          </table:table-cell>
          <table:table-cell table:formula="of:=IF(AND( [.E268]=&quot;&quot;; NOT(ISERROR(FIND(&quot;FOREIGN KEY&quot;;[.B268]  ))));&quot;Y&quot;;&quot;&quot;)">
            <text:p/>
          </table:table-cell>
          <table:table-cell table:formula="of:=IF(AND( [.F268]=&quot;&quot;; NOT(ISERROR(FIND(&quot;REFERENCES&quot;;[.B268]  ))));&quot;Y&quot;;&quot;&quot;)">
            <text:p/>
          </table:table-cell>
          <table:table-cell table:formula="of:=IF([.D268]=&quot;Y&quot;; MID([.B268];FIND(&quot;ALTER TABLE&quot;;[.B268])+12;LEN([.B268]));&quot;&quot;)">
            <text:p/>
          </table:table-cell>
          <table:table-cell table:formula="of:=IF([.E268]=&quot;Y&quot;; MID([.B268];FIND(&quot;ADD CONSTRAINT&quot;;[.B268])+15;LEN([.B268]));&quot;&quot;)" office:value-type="string" office:string-value="inputevents_mv_fk_cgid" calcext:value-type="string">
            <text:p>inputevents_mv_fk_cgid</text:p>
          </table:table-cell>
          <table:table-cell table:formula="of:=[.I268]" office:value-type="string" office:string-value="inputevents_mv_fk_cgid" calcext:value-type="string">
            <text:p>inputevents_mv_fk_cgid</text:p>
          </table:table-cell>
          <table:table-cell table:formula="of:=IF([.F268]=&quot;Y&quot;; MID([.B268];FIND(&quot;FOREIGN KEY&quot;;[.B268])+13;LEN([.B268])-14);&quot;&quot;)">
            <text:p/>
          </table:table-cell>
          <table:table-cell table:formula="of:=IF([.G268]=&quot;Y&quot;; MID([.B268];FIND(&quot;REFERENCES&quot;;[.B268])+11;LEN([.B268]));&quot;&quot;)">
            <text:p/>
          </table:table-cell>
          <table:table-cell table:formula="of:=IF([.L268]&lt;&gt;&quot;&quot;;LEFT([.L268];FIND(&quot;(&quot;;[.L268])-1);&quot;&quot;)">
            <text:p/>
          </table:table-cell>
          <table:table-cell table:formula="of:=SUBSTITUTE( IF([.L268]&lt;&gt;&quot;&quot;;MID([.L268];FIND(&quot;(&quot;;[.L268])+1;LEN([.L268]));&quot;&quot;); &quot;);&quot;;&quot;&quot;)">
            <text:p/>
          </table:table-cell>
          <table:table-cell table:style-name="ce16" table:formula="of:=LOWER(IF([.H268]&lt;&gt;&quot;&quot;; &quot;MATCH (n:&quot; &amp; [.M271] &amp; &quot;), (m:&quot; &amp; [.H268] &amp; &quot;)&#10;WHERE m.&quot; &amp; [.K270] &amp; &quot; = n. &quot; &amp; [.N271] &amp; &quot; &#10;create (n)-[:&quot; &amp; [.J269] &amp; &quot; ]-&gt;(m)&#10;RETURN n,m&quot;;&quot;&quot;))">
            <text:p/>
          </table:table-cell>
          <table:table-cell table:formula="of:=LOWER(IF([.H268]&lt;&gt;&quot;&quot;;[.H268];&quot;&quot;))">
            <text:p/>
          </table:table-cell>
          <table:table-cell table:formula="of:=LOWER(IF([.H268]&lt;&gt;&quot;&quot;;[.K270];&quot;&quot;))">
            <text:p/>
          </table:table-cell>
          <table:table-cell table:formula="of:=LOWER(IF([.H268]&lt;&gt;&quot;&quot;;[.M271];&quot;&quot;))">
            <text:p/>
          </table:table-cell>
          <table:table-cell table:formula="of:=LOWER(IF([.H268]&lt;&gt;&quot;&quot;;[.N271];&quot;&quot;))">
            <text:p/>
          </table:table-cell>
          <table:table-cell table:formula="of:=LOWER(IF([.H268]&lt;&gt;&quot;&quot;;[.J269];&quot;&quot;))">
            <text:p/>
          </table:table-cell>
          <table:table-cell table:formula="of:=LOWER(IF([.H268]&lt;&gt;&quot;&quot;; &quot;MATCH (n:&quot; &amp; [.R268] &amp; &quot;), (m:&quot; &amp; [.P268] &amp; &quot;)&#10;WHERE m.&quot; &amp; [.Q268] &amp; &quot; = n. &quot; &amp; [.S268] &amp; &quot; &#10;create (n)-[:&quot; &amp; [.T26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CGID)</text:p>
          </table:table-cell>
          <table:table-cell table:formula="of:=OR( [.B269]=&quot;&quot;; NOT(ISERROR(FIND(&quot;DROP CONSTRAINT&quot;;[.B269]))); NOT(ISERROR(FIND(&quot;--&quot;;[.B269]))))" office:value-type="float" office:value="0" calcext:value-type="float">
            <text:p>0</text:p>
          </table:table-cell>
          <table:table-cell table:formula="of:=IF(AND( NOT([.C269]); NOT(ISERROR(FIND(&quot;ALTER TABLE&quot;;[.B269]  ))));&quot;Y&quot;;&quot;&quot;)">
            <text:p/>
          </table:table-cell>
          <table:table-cell table:formula="of:=IF(AND( [.D269]=&quot;&quot;; NOT(ISERROR(FIND(&quot;ADD CONSTRAINT&quot;;[.B269]  ))));&quot;Y&quot;;&quot;&quot;)">
            <text:p/>
          </table:table-cell>
          <table:table-cell table:formula="of:=IF(AND( [.E269]=&quot;&quot;; NOT(ISERROR(FIND(&quot;FOREIGN KEY&quot;;[.B269]  ))));&quot;Y&quot;;&quot;&quot;)" office:value-type="string" office:string-value="Y" calcext:value-type="string">
            <text:p>Y</text:p>
          </table:table-cell>
          <table:table-cell table:formula="of:=IF(AND( [.F269]=&quot;&quot;; NOT(ISERROR(FIND(&quot;REFERENCES&quot;;[.B269]  ))));&quot;Y&quot;;&quot;&quot;)">
            <text:p/>
          </table:table-cell>
          <table:table-cell table:formula="of:=IF([.D269]=&quot;Y&quot;; MID([.B269];FIND(&quot;ALTER TABLE&quot;;[.B269])+12;LEN([.B269]));&quot;&quot;)">
            <text:p/>
          </table:table-cell>
          <table:table-cell table:formula="of:=IF([.E269]=&quot;Y&quot;; MID([.B269];FIND(&quot;ADD CONSTRAINT&quot;;[.B269])+15;LEN([.B269]));&quot;&quot;)">
            <text:p/>
          </table:table-cell>
          <table:table-cell table:formula="of:=[.I269]">
            <text:p/>
          </table:table-cell>
          <table:table-cell table:formula="of:=IF([.F269]=&quot;Y&quot;; MID([.B269];FIND(&quot;FOREIGN KEY&quot;;[.B269])+13;LEN([.B269])-14);&quot;&quot;)" office:value-type="string" office:string-value="CGID" calcext:value-type="string">
            <text:p>CGID</text:p>
          </table:table-cell>
          <table:table-cell table:formula="of:=IF([.G269]=&quot;Y&quot;; MID([.B269];FIND(&quot;REFERENCES&quot;;[.B269])+11;LEN([.B269]));&quot;&quot;)">
            <text:p/>
          </table:table-cell>
          <table:table-cell table:formula="of:=IF([.L269]&lt;&gt;&quot;&quot;;LEFT([.L269];FIND(&quot;(&quot;;[.L269])-1);&quot;&quot;)">
            <text:p/>
          </table:table-cell>
          <table:table-cell table:formula="of:=SUBSTITUTE( IF([.L269]&lt;&gt;&quot;&quot;;MID([.L269];FIND(&quot;(&quot;;[.L269])+1;LEN([.L269]));&quot;&quot;); &quot;);&quot;;&quot;&quot;)">
            <text:p/>
          </table:table-cell>
          <table:table-cell table:style-name="ce16" table:formula="of:=LOWER(IF([.H269]&lt;&gt;&quot;&quot;; &quot;MATCH (n:&quot; &amp; [.M272] &amp; &quot;), (m:&quot; &amp; [.H269] &amp; &quot;)&#10;WHERE m.&quot; &amp; [.K271] &amp; &quot; = n. &quot; &amp; [.N272] &amp; &quot; &#10;create (n)-[:&quot; &amp; [.J270] &amp; &quot; ]-&gt;(m)&#10;RETURN n,m&quot;;&quot;&quot;))">
            <text:p/>
          </table:table-cell>
          <table:table-cell table:formula="of:=LOWER(IF([.H269]&lt;&gt;&quot;&quot;;[.H269];&quot;&quot;))">
            <text:p/>
          </table:table-cell>
          <table:table-cell table:formula="of:=LOWER(IF([.H269]&lt;&gt;&quot;&quot;;[.K271];&quot;&quot;))">
            <text:p/>
          </table:table-cell>
          <table:table-cell table:formula="of:=LOWER(IF([.H269]&lt;&gt;&quot;&quot;;[.M272];&quot;&quot;))">
            <text:p/>
          </table:table-cell>
          <table:table-cell table:formula="of:=LOWER(IF([.H269]&lt;&gt;&quot;&quot;;[.N272];&quot;&quot;))">
            <text:p/>
          </table:table-cell>
          <table:table-cell table:formula="of:=LOWER(IF([.H269]&lt;&gt;&quot;&quot;;[.J270];&quot;&quot;))">
            <text:p/>
          </table:table-cell>
          <table:table-cell table:formula="of:=LOWER(IF([.H269]&lt;&gt;&quot;&quot;; &quot;MATCH (n:&quot; &amp; [.R269] &amp; &quot;), (m:&quot; &amp; [.P269] &amp; &quot;)&#10;WHERE m.&quot; &amp; [.Q269] &amp; &quot; = n. &quot; &amp; [.S269] &amp; &quot; &#10;create (n)-[:&quot; &amp; [.T26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CAREGIVERS(CGID);</text:p>
          </table:table-cell>
          <table:table-cell table:formula="of:=OR( [.B270]=&quot;&quot;; NOT(ISERROR(FIND(&quot;DROP CONSTRAINT&quot;;[.B270]))); NOT(ISERROR(FIND(&quot;--&quot;;[.B270]))))" office:value-type="float" office:value="0" calcext:value-type="float">
            <text:p>0</text:p>
          </table:table-cell>
          <table:table-cell table:formula="of:=IF(AND( NOT([.C270]); NOT(ISERROR(FIND(&quot;ALTER TABLE&quot;;[.B270]  ))));&quot;Y&quot;;&quot;&quot;)">
            <text:p/>
          </table:table-cell>
          <table:table-cell table:formula="of:=IF(AND( [.D270]=&quot;&quot;; NOT(ISERROR(FIND(&quot;ADD CONSTRAINT&quot;;[.B270]  ))));&quot;Y&quot;;&quot;&quot;)">
            <text:p/>
          </table:table-cell>
          <table:table-cell table:formula="of:=IF(AND( [.E270]=&quot;&quot;; NOT(ISERROR(FIND(&quot;FOREIGN KEY&quot;;[.B270]  ))));&quot;Y&quot;;&quot;&quot;)">
            <text:p/>
          </table:table-cell>
          <table:table-cell table:formula="of:=IF(AND( [.F270]=&quot;&quot;; NOT(ISERROR(FIND(&quot;REFERENCES&quot;;[.B270]  ))));&quot;Y&quot;;&quot;&quot;)" office:value-type="string" office:string-value="Y" calcext:value-type="string">
            <text:p>Y</text:p>
          </table:table-cell>
          <table:table-cell table:formula="of:=IF([.D270]=&quot;Y&quot;; MID([.B270];FIND(&quot;ALTER TABLE&quot;;[.B270])+12;LEN([.B270]));&quot;&quot;)">
            <text:p/>
          </table:table-cell>
          <table:table-cell table:formula="of:=IF([.E270]=&quot;Y&quot;; MID([.B270];FIND(&quot;ADD CONSTRAINT&quot;;[.B270])+15;LEN([.B270]));&quot;&quot;)">
            <text:p/>
          </table:table-cell>
          <table:table-cell table:formula="of:=[.I270]">
            <text:p/>
          </table:table-cell>
          <table:table-cell table:formula="of:=IF([.F270]=&quot;Y&quot;; MID([.B270];FIND(&quot;FOREIGN KEY&quot;;[.B270])+13;LEN([.B270])-14);&quot;&quot;)">
            <text:p/>
          </table:table-cell>
          <table:table-cell table:formula="of:=IF([.G270]=&quot;Y&quot;; MID([.B270];FIND(&quot;REFERENCES&quot;;[.B270])+11;LEN([.B270]));&quot;&quot;)" office:value-type="string" office:string-value="CAREGIVERS(CGID);" calcext:value-type="string">
            <text:p>CAREGIVERS(CGID);</text:p>
          </table:table-cell>
          <table:table-cell table:formula="of:=IF([.L270]&lt;&gt;&quot;&quot;;LEFT([.L270];FIND(&quot;(&quot;;[.L270])-1);&quot;&quot;)" office:value-type="string" office:string-value="CAREGIVERS" calcext:value-type="string">
            <text:p>CAREGIVERS</text:p>
          </table:table-cell>
          <table:table-cell table:formula="of:=SUBSTITUTE( IF([.L270]&lt;&gt;&quot;&quot;;MID([.L270];FIND(&quot;(&quot;;[.L270])+1;LEN([.L270]));&quot;&quot;); &quot;);&quot;;&quot;&quot;)" office:value-type="string" office:string-value="CGID" calcext:value-type="string">
            <text:p>CGID</text:p>
          </table:table-cell>
          <table:table-cell table:style-name="ce16" table:formula="of:=LOWER(IF([.H270]&lt;&gt;&quot;&quot;; &quot;MATCH (n:&quot; &amp; [.M273] &amp; &quot;), (m:&quot; &amp; [.H270] &amp; &quot;)&#10;WHERE m.&quot; &amp; [.K272] &amp; &quot; = n. &quot; &amp; [.N273] &amp; &quot; &#10;create (n)-[:&quot; &amp; [.J271] &amp; &quot; ]-&gt;(m)&#10;RETURN n,m&quot;;&quot;&quot;))">
            <text:p/>
          </table:table-cell>
          <table:table-cell table:formula="of:=LOWER(IF([.H270]&lt;&gt;&quot;&quot;;[.H270];&quot;&quot;))">
            <text:p/>
          </table:table-cell>
          <table:table-cell table:formula="of:=LOWER(IF([.H270]&lt;&gt;&quot;&quot;;[.K272];&quot;&quot;))">
            <text:p/>
          </table:table-cell>
          <table:table-cell table:formula="of:=LOWER(IF([.H270]&lt;&gt;&quot;&quot;;[.M273];&quot;&quot;))">
            <text:p/>
          </table:table-cell>
          <table:table-cell table:formula="of:=LOWER(IF([.H270]&lt;&gt;&quot;&quot;;[.N273];&quot;&quot;))">
            <text:p/>
          </table:table-cell>
          <table:table-cell table:formula="of:=LOWER(IF([.H270]&lt;&gt;&quot;&quot;;[.J271];&quot;&quot;))">
            <text:p/>
          </table:table-cell>
          <table:table-cell table:formula="of:=LOWER(IF([.H270]&lt;&gt;&quot;&quot;; &quot;MATCH (n:&quot; &amp; [.R270] &amp; &quot;), (m:&quot; &amp; [.P270] &amp; &quot;)&#10;WHERE m.&quot; &amp; [.Q270] &amp; &quot; = n. &quot; &amp; [.S270] &amp; &quot; &#10;create (n)-[:&quot; &amp; [.T27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71]=&quot;&quot;; NOT(ISERROR(FIND(&quot;DROP CONSTRAINT&quot;;[.B271]))); NOT(ISERROR(FIND(&quot;--&quot;;[.B271]))))" office:value-type="float" office:value="1" calcext:value-type="float">
            <text:p>1</text:p>
          </table:table-cell>
          <table:table-cell table:formula="of:=IF(AND( NOT([.C271]); NOT(ISERROR(FIND(&quot;ALTER TABLE&quot;;[.B271]  ))));&quot;Y&quot;;&quot;&quot;)">
            <text:p/>
          </table:table-cell>
          <table:table-cell table:formula="of:=IF(AND( [.D271]=&quot;&quot;; NOT(ISERROR(FIND(&quot;ADD CONSTRAINT&quot;;[.B271]  ))));&quot;Y&quot;;&quot;&quot;)">
            <text:p/>
          </table:table-cell>
          <table:table-cell table:formula="of:=IF(AND( [.E271]=&quot;&quot;; NOT(ISERROR(FIND(&quot;FOREIGN KEY&quot;;[.B271]  ))));&quot;Y&quot;;&quot;&quot;)">
            <text:p/>
          </table:table-cell>
          <table:table-cell table:formula="of:=IF(AND( [.F271]=&quot;&quot;; NOT(ISERROR(FIND(&quot;REFERENCES&quot;;[.B271]  ))));&quot;Y&quot;;&quot;&quot;)">
            <text:p/>
          </table:table-cell>
          <table:table-cell table:formula="of:=IF([.D271]=&quot;Y&quot;; MID([.B271];FIND(&quot;ALTER TABLE&quot;;[.B271])+12;LEN([.B271]));&quot;&quot;)">
            <text:p/>
          </table:table-cell>
          <table:table-cell table:formula="of:=IF([.E271]=&quot;Y&quot;; MID([.B271];FIND(&quot;ADD CONSTRAINT&quot;;[.B271])+15;LEN([.B271]));&quot;&quot;)">
            <text:p/>
          </table:table-cell>
          <table:table-cell table:formula="of:=[.I271]">
            <text:p/>
          </table:table-cell>
          <table:table-cell table:formula="of:=IF([.F271]=&quot;Y&quot;; MID([.B271];FIND(&quot;FOREIGN KEY&quot;;[.B271])+13;LEN([.B271])-14);&quot;&quot;)">
            <text:p/>
          </table:table-cell>
          <table:table-cell table:formula="of:=IF([.G271]=&quot;Y&quot;; MID([.B271];FIND(&quot;REFERENCES&quot;;[.B271])+11;LEN([.B271]));&quot;&quot;)">
            <text:p/>
          </table:table-cell>
          <table:table-cell table:formula="of:=IF([.L271]&lt;&gt;&quot;&quot;;LEFT([.L271];FIND(&quot;(&quot;;[.L271])-1);&quot;&quot;)">
            <text:p/>
          </table:table-cell>
          <table:table-cell table:formula="of:=SUBSTITUTE( IF([.L271]&lt;&gt;&quot;&quot;;MID([.L271];FIND(&quot;(&quot;;[.L271])+1;LEN([.L271]));&quot;&quot;); &quot;);&quot;;&quot;&quot;)">
            <text:p/>
          </table:table-cell>
          <table:table-cell table:style-name="ce16" table:formula="of:=LOWER(IF([.H271]&lt;&gt;&quot;&quot;; &quot;MATCH (n:&quot; &amp; [.M274] &amp; &quot;), (m:&quot; &amp; [.H271] &amp; &quot;)&#10;WHERE m.&quot; &amp; [.K273] &amp; &quot; = n. &quot; &amp; [.N274] &amp; &quot; &#10;create (n)-[:&quot; &amp; [.J272] &amp; &quot; ]-&gt;(m)&#10;RETURN n,m&quot;;&quot;&quot;))">
            <text:p/>
          </table:table-cell>
          <table:table-cell table:formula="of:=LOWER(IF([.H271]&lt;&gt;&quot;&quot;;[.H271];&quot;&quot;))">
            <text:p/>
          </table:table-cell>
          <table:table-cell table:formula="of:=LOWER(IF([.H271]&lt;&gt;&quot;&quot;;[.K273];&quot;&quot;))">
            <text:p/>
          </table:table-cell>
          <table:table-cell table:formula="of:=LOWER(IF([.H271]&lt;&gt;&quot;&quot;;[.M274];&quot;&quot;))">
            <text:p/>
          </table:table-cell>
          <table:table-cell table:formula="of:=LOWER(IF([.H271]&lt;&gt;&quot;&quot;;[.N274];&quot;&quot;))">
            <text:p/>
          </table:table-cell>
          <table:table-cell table:formula="of:=LOWER(IF([.H271]&lt;&gt;&quot;&quot;;[.J272];&quot;&quot;))">
            <text:p/>
          </table:table-cell>
          <table:table-cell table:formula="of:=LOWER(IF([.H271]&lt;&gt;&quot;&quot;; &quot;MATCH (n:&quot; &amp; [.R271] &amp; &quot;), (m:&quot; &amp; [.P271] &amp; &quot;)&#10;WHERE m.&quot; &amp; [.Q271] &amp; &quot; = n. &quot; &amp; [.S271] &amp; &quot; &#10;create (n)-[:&quot; &amp; [.T27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72]=&quot;&quot;; NOT(ISERROR(FIND(&quot;DROP CONSTRAINT&quot;;[.B272]))); NOT(ISERROR(FIND(&quot;--&quot;;[.B272]))))" office:value-type="float" office:value="1" calcext:value-type="float">
            <text:p>1</text:p>
          </table:table-cell>
          <table:table-cell table:formula="of:=IF(AND( NOT([.C272]); NOT(ISERROR(FIND(&quot;ALTER TABLE&quot;;[.B272]  ))));&quot;Y&quot;;&quot;&quot;)">
            <text:p/>
          </table:table-cell>
          <table:table-cell table:formula="of:=IF(AND( [.D272]=&quot;&quot;; NOT(ISERROR(FIND(&quot;ADD CONSTRAINT&quot;;[.B272]  ))));&quot;Y&quot;;&quot;&quot;)">
            <text:p/>
          </table:table-cell>
          <table:table-cell table:formula="of:=IF(AND( [.E272]=&quot;&quot;; NOT(ISERROR(FIND(&quot;FOREIGN KEY&quot;;[.B272]  ))));&quot;Y&quot;;&quot;&quot;)">
            <text:p/>
          </table:table-cell>
          <table:table-cell table:formula="of:=IF(AND( [.F272]=&quot;&quot;; NOT(ISERROR(FIND(&quot;REFERENCES&quot;;[.B272]  ))));&quot;Y&quot;;&quot;&quot;)">
            <text:p/>
          </table:table-cell>
          <table:table-cell table:formula="of:=IF([.D272]=&quot;Y&quot;; MID([.B272];FIND(&quot;ALTER TABLE&quot;;[.B272])+12;LEN([.B272]));&quot;&quot;)">
            <text:p/>
          </table:table-cell>
          <table:table-cell table:formula="of:=IF([.E272]=&quot;Y&quot;; MID([.B272];FIND(&quot;ADD CONSTRAINT&quot;;[.B272])+15;LEN([.B272]));&quot;&quot;)">
            <text:p/>
          </table:table-cell>
          <table:table-cell table:formula="of:=[.I272]">
            <text:p/>
          </table:table-cell>
          <table:table-cell table:formula="of:=IF([.F272]=&quot;Y&quot;; MID([.B272];FIND(&quot;FOREIGN KEY&quot;;[.B272])+13;LEN([.B272])-14);&quot;&quot;)">
            <text:p/>
          </table:table-cell>
          <table:table-cell table:formula="of:=IF([.G272]=&quot;Y&quot;; MID([.B272];FIND(&quot;REFERENCES&quot;;[.B272])+11;LEN([.B272]));&quot;&quot;)">
            <text:p/>
          </table:table-cell>
          <table:table-cell table:formula="of:=IF([.L272]&lt;&gt;&quot;&quot;;LEFT([.L272];FIND(&quot;(&quot;;[.L272])-1);&quot;&quot;)">
            <text:p/>
          </table:table-cell>
          <table:table-cell table:formula="of:=SUBSTITUTE( IF([.L272]&lt;&gt;&quot;&quot;;MID([.L272];FIND(&quot;(&quot;;[.L272])+1;LEN([.L272]));&quot;&quot;); &quot;);&quot;;&quot;&quot;)">
            <text:p/>
          </table:table-cell>
          <table:table-cell table:style-name="ce16" table:formula="of:=LOWER(IF([.H272]&lt;&gt;&quot;&quot;; &quot;MATCH (n:&quot; &amp; [.M275] &amp; &quot;), (m:&quot; &amp; [.H272] &amp; &quot;)&#10;WHERE m.&quot; &amp; [.K274] &amp; &quot; = n. &quot; &amp; [.N275] &amp; &quot; &#10;create (n)-[:&quot; &amp; [.J273] &amp; &quot; ]-&gt;(m)&#10;RETURN n,m&quot;;&quot;&quot;))">
            <text:p/>
          </table:table-cell>
          <table:table-cell table:formula="of:=LOWER(IF([.H272]&lt;&gt;&quot;&quot;;[.H272];&quot;&quot;))">
            <text:p/>
          </table:table-cell>
          <table:table-cell table:formula="of:=LOWER(IF([.H272]&lt;&gt;&quot;&quot;;[.K274];&quot;&quot;))">
            <text:p/>
          </table:table-cell>
          <table:table-cell table:formula="of:=LOWER(IF([.H272]&lt;&gt;&quot;&quot;;[.M275];&quot;&quot;))">
            <text:p/>
          </table:table-cell>
          <table:table-cell table:formula="of:=LOWER(IF([.H272]&lt;&gt;&quot;&quot;;[.N275];&quot;&quot;))">
            <text:p/>
          </table:table-cell>
          <table:table-cell table:formula="of:=LOWER(IF([.H272]&lt;&gt;&quot;&quot;;[.J273];&quot;&quot;))">
            <text:p/>
          </table:table-cell>
          <table:table-cell table:formula="of:=LOWER(IF([.H272]&lt;&gt;&quot;&quot;; &quot;MATCH (n:&quot; &amp; [.R272] &amp; &quot;), (m:&quot; &amp; [.P272] &amp; &quot;)&#10;WHERE m.&quot; &amp; [.Q272] &amp; &quot; = n. &quot; &amp; [.S272] &amp; &quot; &#10;create (n)-[:&quot; &amp; [.T27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</text:p>
          </table:table-cell>
          <table:table-cell table:formula="of:=OR( [.B273]=&quot;&quot;; NOT(ISERROR(FIND(&quot;DROP CONSTRAINT&quot;;[.B273]))); NOT(ISERROR(FIND(&quot;--&quot;;[.B273]))))" office:value-type="float" office:value="1" calcext:value-type="float">
            <text:p>1</text:p>
          </table:table-cell>
          <table:table-cell table:formula="of:=IF(AND( NOT([.C273]); NOT(ISERROR(FIND(&quot;ALTER TABLE&quot;;[.B273]  ))));&quot;Y&quot;;&quot;&quot;)">
            <text:p/>
          </table:table-cell>
          <table:table-cell table:formula="of:=IF(AND( [.D273]=&quot;&quot;; NOT(ISERROR(FIND(&quot;ADD CONSTRAINT&quot;;[.B273]  ))));&quot;Y&quot;;&quot;&quot;)">
            <text:p/>
          </table:table-cell>
          <table:table-cell table:formula="of:=IF(AND( [.E273]=&quot;&quot;; NOT(ISERROR(FIND(&quot;FOREIGN KEY&quot;;[.B273]  ))));&quot;Y&quot;;&quot;&quot;)">
            <text:p/>
          </table:table-cell>
          <table:table-cell table:formula="of:=IF(AND( [.F273]=&quot;&quot;; NOT(ISERROR(FIND(&quot;REFERENCES&quot;;[.B273]  ))));&quot;Y&quot;;&quot;&quot;)">
            <text:p/>
          </table:table-cell>
          <table:table-cell table:formula="of:=IF([.D273]=&quot;Y&quot;; MID([.B273];FIND(&quot;ALTER TABLE&quot;;[.B273])+12;LEN([.B273]));&quot;&quot;)">
            <text:p/>
          </table:table-cell>
          <table:table-cell table:formula="of:=IF([.E273]=&quot;Y&quot;; MID([.B273];FIND(&quot;ADD CONSTRAINT&quot;;[.B273])+15;LEN([.B273]));&quot;&quot;)">
            <text:p/>
          </table:table-cell>
          <table:table-cell table:formula="of:=[.I273]">
            <text:p/>
          </table:table-cell>
          <table:table-cell table:formula="of:=IF([.F273]=&quot;Y&quot;; MID([.B273];FIND(&quot;FOREIGN KEY&quot;;[.B273])+13;LEN([.B273])-14);&quot;&quot;)">
            <text:p/>
          </table:table-cell>
          <table:table-cell table:formula="of:=IF([.G273]=&quot;Y&quot;; MID([.B273];FIND(&quot;REFERENCES&quot;;[.B273])+11;LEN([.B273]));&quot;&quot;)">
            <text:p/>
          </table:table-cell>
          <table:table-cell table:formula="of:=IF([.L273]&lt;&gt;&quot;&quot;;LEFT([.L273];FIND(&quot;(&quot;;[.L273])-1);&quot;&quot;)">
            <text:p/>
          </table:table-cell>
          <table:table-cell table:formula="of:=SUBSTITUTE( IF([.L273]&lt;&gt;&quot;&quot;;MID([.L273];FIND(&quot;(&quot;;[.L273])+1;LEN([.L273]));&quot;&quot;); &quot;);&quot;;&quot;&quot;)">
            <text:p/>
          </table:table-cell>
          <table:table-cell table:style-name="ce16" table:formula="of:=LOWER(IF([.H273]&lt;&gt;&quot;&quot;; &quot;MATCH (n:&quot; &amp; [.M276] &amp; &quot;), (m:&quot; &amp; [.H273] &amp; &quot;)&#10;WHERE m.&quot; &amp; [.K275] &amp; &quot; = n. &quot; &amp; [.N276] &amp; &quot; &#10;create (n)-[:&quot; &amp; [.J274] &amp; &quot; ]-&gt;(m)&#10;RETURN n,m&quot;;&quot;&quot;))">
            <text:p/>
          </table:table-cell>
          <table:table-cell table:formula="of:=LOWER(IF([.H273]&lt;&gt;&quot;&quot;;[.H273];&quot;&quot;))">
            <text:p/>
          </table:table-cell>
          <table:table-cell table:formula="of:=LOWER(IF([.H273]&lt;&gt;&quot;&quot;;[.K275];&quot;&quot;))">
            <text:p/>
          </table:table-cell>
          <table:table-cell table:formula="of:=LOWER(IF([.H273]&lt;&gt;&quot;&quot;;[.M276];&quot;&quot;))">
            <text:p/>
          </table:table-cell>
          <table:table-cell table:formula="of:=LOWER(IF([.H273]&lt;&gt;&quot;&quot;;[.N276];&quot;&quot;))">
            <text:p/>
          </table:table-cell>
          <table:table-cell table:formula="of:=LOWER(IF([.H273]&lt;&gt;&quot;&quot;;[.J274];&quot;&quot;))">
            <text:p/>
          </table:table-cell>
          <table:table-cell table:formula="of:=LOWER(IF([.H273]&lt;&gt;&quot;&quot;; &quot;MATCH (n:&quot; &amp; [.R273] &amp; &quot;), (m:&quot; &amp; [.P273] &amp; &quot;)&#10;WHERE m.&quot; &amp; [.Q273] &amp; &quot; = n. &quot; &amp; [.S273] &amp; &quot; &#10;create (n)-[:&quot; &amp; [.T27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LABEVENTS--</text:p>
          </table:table-cell>
          <table:table-cell table:formula="of:=OR( [.B274]=&quot;&quot;; NOT(ISERROR(FIND(&quot;DROP CONSTRAINT&quot;;[.B274]))); NOT(ISERROR(FIND(&quot;--&quot;;[.B274]))))" office:value-type="float" office:value="1" calcext:value-type="float">
            <text:p>1</text:p>
          </table:table-cell>
          <table:table-cell table:formula="of:=IF(AND( NOT([.C274]); NOT(ISERROR(FIND(&quot;ALTER TABLE&quot;;[.B274]  ))));&quot;Y&quot;;&quot;&quot;)">
            <text:p/>
          </table:table-cell>
          <table:table-cell table:formula="of:=IF(AND( [.D274]=&quot;&quot;; NOT(ISERROR(FIND(&quot;ADD CONSTRAINT&quot;;[.B274]  ))));&quot;Y&quot;;&quot;&quot;)">
            <text:p/>
          </table:table-cell>
          <table:table-cell table:formula="of:=IF(AND( [.E274]=&quot;&quot;; NOT(ISERROR(FIND(&quot;FOREIGN KEY&quot;;[.B274]  ))));&quot;Y&quot;;&quot;&quot;)">
            <text:p/>
          </table:table-cell>
          <table:table-cell table:formula="of:=IF(AND( [.F274]=&quot;&quot;; NOT(ISERROR(FIND(&quot;REFERENCES&quot;;[.B274]  ))));&quot;Y&quot;;&quot;&quot;)">
            <text:p/>
          </table:table-cell>
          <table:table-cell table:formula="of:=IF([.D274]=&quot;Y&quot;; MID([.B274];FIND(&quot;ALTER TABLE&quot;;[.B274])+12;LEN([.B274]));&quot;&quot;)">
            <text:p/>
          </table:table-cell>
          <table:table-cell table:formula="of:=IF([.E274]=&quot;Y&quot;; MID([.B274];FIND(&quot;ADD CONSTRAINT&quot;;[.B274])+15;LEN([.B274]));&quot;&quot;)">
            <text:p/>
          </table:table-cell>
          <table:table-cell table:formula="of:=[.I274]">
            <text:p/>
          </table:table-cell>
          <table:table-cell table:formula="of:=IF([.F274]=&quot;Y&quot;; MID([.B274];FIND(&quot;FOREIGN KEY&quot;;[.B274])+13;LEN([.B274])-14);&quot;&quot;)">
            <text:p/>
          </table:table-cell>
          <table:table-cell table:formula="of:=IF([.G274]=&quot;Y&quot;; MID([.B274];FIND(&quot;REFERENCES&quot;;[.B274])+11;LEN([.B274]));&quot;&quot;)">
            <text:p/>
          </table:table-cell>
          <table:table-cell table:formula="of:=IF([.L274]&lt;&gt;&quot;&quot;;LEFT([.L274];FIND(&quot;(&quot;;[.L274])-1);&quot;&quot;)">
            <text:p/>
          </table:table-cell>
          <table:table-cell table:formula="of:=SUBSTITUTE( IF([.L274]&lt;&gt;&quot;&quot;;MID([.L274];FIND(&quot;(&quot;;[.L274])+1;LEN([.L274]));&quot;&quot;); &quot;);&quot;;&quot;&quot;)">
            <text:p/>
          </table:table-cell>
          <table:table-cell table:style-name="ce16" table:formula="of:=LOWER(IF([.H274]&lt;&gt;&quot;&quot;; &quot;MATCH (n:&quot; &amp; [.M277] &amp; &quot;), (m:&quot; &amp; [.H274] &amp; &quot;)&#10;WHERE m.&quot; &amp; [.K276] &amp; &quot; = n. &quot; &amp; [.N277] &amp; &quot; &#10;create (n)-[:&quot; &amp; [.J275] &amp; &quot; ]-&gt;(m)&#10;RETURN n,m&quot;;&quot;&quot;))">
            <text:p/>
          </table:table-cell>
          <table:table-cell table:formula="of:=LOWER(IF([.H274]&lt;&gt;&quot;&quot;;[.H274];&quot;&quot;))">
            <text:p/>
          </table:table-cell>
          <table:table-cell table:formula="of:=LOWER(IF([.H274]&lt;&gt;&quot;&quot;;[.K276];&quot;&quot;))">
            <text:p/>
          </table:table-cell>
          <table:table-cell table:formula="of:=LOWER(IF([.H274]&lt;&gt;&quot;&quot;;[.M277];&quot;&quot;))">
            <text:p/>
          </table:table-cell>
          <table:table-cell table:formula="of:=LOWER(IF([.H274]&lt;&gt;&quot;&quot;;[.N277];&quot;&quot;))">
            <text:p/>
          </table:table-cell>
          <table:table-cell table:formula="of:=LOWER(IF([.H274]&lt;&gt;&quot;&quot;;[.J275];&quot;&quot;))">
            <text:p/>
          </table:table-cell>
          <table:table-cell table:formula="of:=LOWER(IF([.H274]&lt;&gt;&quot;&quot;; &quot;MATCH (n:&quot; &amp; [.R274] &amp; &quot;), (m:&quot; &amp; [.P274] &amp; &quot;)&#10;WHERE m.&quot; &amp; [.Q274] &amp; &quot; = n. &quot; &amp; [.S274] &amp; &quot; &#10;create (n)-[:&quot; &amp; [.T27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</text:p>
          </table:table-cell>
          <table:table-cell table:formula="of:=OR( [.B275]=&quot;&quot;; NOT(ISERROR(FIND(&quot;DROP CONSTRAINT&quot;;[.B275]))); NOT(ISERROR(FIND(&quot;--&quot;;[.B275]))))" office:value-type="float" office:value="1" calcext:value-type="float">
            <text:p>1</text:p>
          </table:table-cell>
          <table:table-cell table:formula="of:=IF(AND( NOT([.C275]); NOT(ISERROR(FIND(&quot;ALTER TABLE&quot;;[.B275]  ))));&quot;Y&quot;;&quot;&quot;)">
            <text:p/>
          </table:table-cell>
          <table:table-cell table:formula="of:=IF(AND( [.D275]=&quot;&quot;; NOT(ISERROR(FIND(&quot;ADD CONSTRAINT&quot;;[.B275]  ))));&quot;Y&quot;;&quot;&quot;)">
            <text:p/>
          </table:table-cell>
          <table:table-cell table:formula="of:=IF(AND( [.E275]=&quot;&quot;; NOT(ISERROR(FIND(&quot;FOREIGN KEY&quot;;[.B275]  ))));&quot;Y&quot;;&quot;&quot;)">
            <text:p/>
          </table:table-cell>
          <table:table-cell table:formula="of:=IF(AND( [.F275]=&quot;&quot;; NOT(ISERROR(FIND(&quot;REFERENCES&quot;;[.B275]  ))));&quot;Y&quot;;&quot;&quot;)">
            <text:p/>
          </table:table-cell>
          <table:table-cell table:formula="of:=IF([.D275]=&quot;Y&quot;; MID([.B275];FIND(&quot;ALTER TABLE&quot;;[.B275])+12;LEN([.B275]));&quot;&quot;)">
            <text:p/>
          </table:table-cell>
          <table:table-cell table:formula="of:=IF([.E275]=&quot;Y&quot;; MID([.B275];FIND(&quot;ADD CONSTRAINT&quot;;[.B275])+15;LEN([.B275]));&quot;&quot;)">
            <text:p/>
          </table:table-cell>
          <table:table-cell table:formula="of:=[.I275]">
            <text:p/>
          </table:table-cell>
          <table:table-cell table:formula="of:=IF([.F275]=&quot;Y&quot;; MID([.B275];FIND(&quot;FOREIGN KEY&quot;;[.B275])+13;LEN([.B275])-14);&quot;&quot;)">
            <text:p/>
          </table:table-cell>
          <table:table-cell table:formula="of:=IF([.G275]=&quot;Y&quot;; MID([.B275];FIND(&quot;REFERENCES&quot;;[.B275])+11;LEN([.B275]));&quot;&quot;)">
            <text:p/>
          </table:table-cell>
          <table:table-cell table:formula="of:=IF([.L275]&lt;&gt;&quot;&quot;;LEFT([.L275];FIND(&quot;(&quot;;[.L275])-1);&quot;&quot;)">
            <text:p/>
          </table:table-cell>
          <table:table-cell table:formula="of:=SUBSTITUTE( IF([.L275]&lt;&gt;&quot;&quot;;MID([.L275];FIND(&quot;(&quot;;[.L275])+1;LEN([.L275]));&quot;&quot;); &quot;);&quot;;&quot;&quot;)">
            <text:p/>
          </table:table-cell>
          <table:table-cell table:style-name="ce16" table:formula="of:=LOWER(IF([.H275]&lt;&gt;&quot;&quot;; &quot;MATCH (n:&quot; &amp; [.M278] &amp; &quot;), (m:&quot; &amp; [.H275] &amp; &quot;)&#10;WHERE m.&quot; &amp; [.K277] &amp; &quot; = n. &quot; &amp; [.N278] &amp; &quot; &#10;create (n)-[:&quot; &amp; [.J276] &amp; &quot; ]-&gt;(m)&#10;RETURN n,m&quot;;&quot;&quot;))">
            <text:p/>
          </table:table-cell>
          <table:table-cell table:formula="of:=LOWER(IF([.H275]&lt;&gt;&quot;&quot;;[.H275];&quot;&quot;))">
            <text:p/>
          </table:table-cell>
          <table:table-cell table:formula="of:=LOWER(IF([.H275]&lt;&gt;&quot;&quot;;[.K277];&quot;&quot;))">
            <text:p/>
          </table:table-cell>
          <table:table-cell table:formula="of:=LOWER(IF([.H275]&lt;&gt;&quot;&quot;;[.M278];&quot;&quot;))">
            <text:p/>
          </table:table-cell>
          <table:table-cell table:formula="of:=LOWER(IF([.H275]&lt;&gt;&quot;&quot;;[.N278];&quot;&quot;))">
            <text:p/>
          </table:table-cell>
          <table:table-cell table:formula="of:=LOWER(IF([.H275]&lt;&gt;&quot;&quot;;[.J276];&quot;&quot;))">
            <text:p/>
          </table:table-cell>
          <table:table-cell table:formula="of:=LOWER(IF([.H275]&lt;&gt;&quot;&quot;; &quot;MATCH (n:&quot; &amp; [.R275] &amp; &quot;), (m:&quot; &amp; [.P275] &amp; &quot;)&#10;WHERE m.&quot; &amp; [.Q275] &amp; &quot; = n. &quot; &amp; [.S275] &amp; &quot; &#10;create (n)-[:&quot; &amp; [.T27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76]=&quot;&quot;; NOT(ISERROR(FIND(&quot;DROP CONSTRAINT&quot;;[.B276]))); NOT(ISERROR(FIND(&quot;--&quot;;[.B276]))))" office:value-type="float" office:value="1" calcext:value-type="float">
            <text:p>1</text:p>
          </table:table-cell>
          <table:table-cell table:formula="of:=IF(AND( NOT([.C276]); NOT(ISERROR(FIND(&quot;ALTER TABLE&quot;;[.B276]  ))));&quot;Y&quot;;&quot;&quot;)">
            <text:p/>
          </table:table-cell>
          <table:table-cell table:formula="of:=IF(AND( [.D276]=&quot;&quot;; NOT(ISERROR(FIND(&quot;ADD CONSTRAINT&quot;;[.B276]  ))));&quot;Y&quot;;&quot;&quot;)">
            <text:p/>
          </table:table-cell>
          <table:table-cell table:formula="of:=IF(AND( [.E276]=&quot;&quot;; NOT(ISERROR(FIND(&quot;FOREIGN KEY&quot;;[.B276]  ))));&quot;Y&quot;;&quot;&quot;)">
            <text:p/>
          </table:table-cell>
          <table:table-cell table:formula="of:=IF(AND( [.F276]=&quot;&quot;; NOT(ISERROR(FIND(&quot;REFERENCES&quot;;[.B276]  ))));&quot;Y&quot;;&quot;&quot;)">
            <text:p/>
          </table:table-cell>
          <table:table-cell table:formula="of:=IF([.D276]=&quot;Y&quot;; MID([.B276];FIND(&quot;ALTER TABLE&quot;;[.B276])+12;LEN([.B276]));&quot;&quot;)">
            <text:p/>
          </table:table-cell>
          <table:table-cell table:formula="of:=IF([.E276]=&quot;Y&quot;; MID([.B276];FIND(&quot;ADD CONSTRAINT&quot;;[.B276])+15;LEN([.B276]));&quot;&quot;)">
            <text:p/>
          </table:table-cell>
          <table:table-cell table:formula="of:=[.I276]">
            <text:p/>
          </table:table-cell>
          <table:table-cell table:formula="of:=IF([.F276]=&quot;Y&quot;; MID([.B276];FIND(&quot;FOREIGN KEY&quot;;[.B276])+13;LEN([.B276])-14);&quot;&quot;)">
            <text:p/>
          </table:table-cell>
          <table:table-cell table:formula="of:=IF([.G276]=&quot;Y&quot;; MID([.B276];FIND(&quot;REFERENCES&quot;;[.B276])+11;LEN([.B276]));&quot;&quot;)">
            <text:p/>
          </table:table-cell>
          <table:table-cell table:formula="of:=IF([.L276]&lt;&gt;&quot;&quot;;LEFT([.L276];FIND(&quot;(&quot;;[.L276])-1);&quot;&quot;)">
            <text:p/>
          </table:table-cell>
          <table:table-cell table:formula="of:=SUBSTITUTE( IF([.L276]&lt;&gt;&quot;&quot;;MID([.L276];FIND(&quot;(&quot;;[.L276])+1;LEN([.L276]));&quot;&quot;); &quot;);&quot;;&quot;&quot;)">
            <text:p/>
          </table:table-cell>
          <table:table-cell table:style-name="ce16" table:formula="of:=LOWER(IF([.H276]&lt;&gt;&quot;&quot;; &quot;MATCH (n:&quot; &amp; [.M279] &amp; &quot;), (m:&quot; &amp; [.H276] &amp; &quot;)&#10;WHERE m.&quot; &amp; [.K278] &amp; &quot; = n. &quot; &amp; [.N279] &amp; &quot; &#10;create (n)-[:&quot; &amp; [.J277] &amp; &quot; ]-&gt;(m)&#10;RETURN n,m&quot;;&quot;&quot;))">
            <text:p/>
          </table:table-cell>
          <table:table-cell table:formula="of:=LOWER(IF([.H276]&lt;&gt;&quot;&quot;;[.H276];&quot;&quot;))">
            <text:p/>
          </table:table-cell>
          <table:table-cell table:formula="of:=LOWER(IF([.H276]&lt;&gt;&quot;&quot;;[.K278];&quot;&quot;))">
            <text:p/>
          </table:table-cell>
          <table:table-cell table:formula="of:=LOWER(IF([.H276]&lt;&gt;&quot;&quot;;[.M279];&quot;&quot;))">
            <text:p/>
          </table:table-cell>
          <table:table-cell table:formula="of:=LOWER(IF([.H276]&lt;&gt;&quot;&quot;;[.N279];&quot;&quot;))">
            <text:p/>
          </table:table-cell>
          <table:table-cell table:formula="of:=LOWER(IF([.H276]&lt;&gt;&quot;&quot;;[.J277];&quot;&quot;))">
            <text:p/>
          </table:table-cell>
          <table:table-cell table:formula="of:=LOWER(IF([.H276]&lt;&gt;&quot;&quot;; &quot;MATCH (n:&quot; &amp; [.R276] &amp; &quot;), (m:&quot; &amp; [.P276] &amp; &quot;)&#10;WHERE m.&quot; &amp; [.Q276] &amp; &quot; = n. &quot; &amp; [.S276] &amp; &quot; &#10;create (n)-[:&quot; &amp; [.T27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277]=&quot;&quot;; NOT(ISERROR(FIND(&quot;DROP CONSTRAINT&quot;;[.B277]))); NOT(ISERROR(FIND(&quot;--&quot;;[.B277]))))" office:value-type="float" office:value="1" calcext:value-type="float">
            <text:p>1</text:p>
          </table:table-cell>
          <table:table-cell table:formula="of:=IF(AND( NOT([.C277]); NOT(ISERROR(FIND(&quot;ALTER TABLE&quot;;[.B277]  ))));&quot;Y&quot;;&quot;&quot;)">
            <text:p/>
          </table:table-cell>
          <table:table-cell table:formula="of:=IF(AND( [.D277]=&quot;&quot;; NOT(ISERROR(FIND(&quot;ADD CONSTRAINT&quot;;[.B277]  ))));&quot;Y&quot;;&quot;&quot;)">
            <text:p/>
          </table:table-cell>
          <table:table-cell table:formula="of:=IF(AND( [.E277]=&quot;&quot;; NOT(ISERROR(FIND(&quot;FOREIGN KEY&quot;;[.B277]  ))));&quot;Y&quot;;&quot;&quot;)">
            <text:p/>
          </table:table-cell>
          <table:table-cell table:formula="of:=IF(AND( [.F277]=&quot;&quot;; NOT(ISERROR(FIND(&quot;REFERENCES&quot;;[.B277]  ))));&quot;Y&quot;;&quot;&quot;)">
            <text:p/>
          </table:table-cell>
          <table:table-cell table:formula="of:=IF([.D277]=&quot;Y&quot;; MID([.B277];FIND(&quot;ALTER TABLE&quot;;[.B277])+12;LEN([.B277]));&quot;&quot;)">
            <text:p/>
          </table:table-cell>
          <table:table-cell table:formula="of:=IF([.E277]=&quot;Y&quot;; MID([.B277];FIND(&quot;ADD CONSTRAINT&quot;;[.B277])+15;LEN([.B277]));&quot;&quot;)">
            <text:p/>
          </table:table-cell>
          <table:table-cell table:formula="of:=[.I277]">
            <text:p/>
          </table:table-cell>
          <table:table-cell table:formula="of:=IF([.F277]=&quot;Y&quot;; MID([.B277];FIND(&quot;FOREIGN KEY&quot;;[.B277])+13;LEN([.B277])-14);&quot;&quot;)">
            <text:p/>
          </table:table-cell>
          <table:table-cell table:formula="of:=IF([.G277]=&quot;Y&quot;; MID([.B277];FIND(&quot;REFERENCES&quot;;[.B277])+11;LEN([.B277]));&quot;&quot;)">
            <text:p/>
          </table:table-cell>
          <table:table-cell table:formula="of:=IF([.L277]&lt;&gt;&quot;&quot;;LEFT([.L277];FIND(&quot;(&quot;;[.L277])-1);&quot;&quot;)">
            <text:p/>
          </table:table-cell>
          <table:table-cell table:formula="of:=SUBSTITUTE( IF([.L277]&lt;&gt;&quot;&quot;;MID([.L277];FIND(&quot;(&quot;;[.L277])+1;LEN([.L277]));&quot;&quot;); &quot;);&quot;;&quot;&quot;)">
            <text:p/>
          </table:table-cell>
          <table:table-cell table:style-name="ce16" table:formula="of:=LOWER(IF([.H277]&lt;&gt;&quot;&quot;; &quot;MATCH (n:&quot; &amp; [.M280] &amp; &quot;), (m:&quot; &amp; [.H277] &amp; &quot;)&#10;WHERE m.&quot; &amp; [.K279] &amp; &quot; = n. &quot; &amp; [.N280] &amp; &quot; &#10;create (n)-[:&quot; &amp; [.J278] &amp; &quot; ]-&gt;(m)&#10;RETURN n,m&quot;;&quot;&quot;))">
            <text:p/>
          </table:table-cell>
          <table:table-cell table:formula="of:=LOWER(IF([.H277]&lt;&gt;&quot;&quot;;[.H277];&quot;&quot;))">
            <text:p/>
          </table:table-cell>
          <table:table-cell table:formula="of:=LOWER(IF([.H277]&lt;&gt;&quot;&quot;;[.K279];&quot;&quot;))">
            <text:p/>
          </table:table-cell>
          <table:table-cell table:formula="of:=LOWER(IF([.H277]&lt;&gt;&quot;&quot;;[.M280];&quot;&quot;))">
            <text:p/>
          </table:table-cell>
          <table:table-cell table:formula="of:=LOWER(IF([.H277]&lt;&gt;&quot;&quot;;[.N280];&quot;&quot;))">
            <text:p/>
          </table:table-cell>
          <table:table-cell table:formula="of:=LOWER(IF([.H277]&lt;&gt;&quot;&quot;;[.J278];&quot;&quot;))">
            <text:p/>
          </table:table-cell>
          <table:table-cell table:formula="of:=LOWER(IF([.H277]&lt;&gt;&quot;&quot;; &quot;MATCH (n:&quot; &amp; [.R277] &amp; &quot;), (m:&quot; &amp; [.P277] &amp; &quot;)&#10;WHERE m.&quot; &amp; [.Q277] &amp; &quot; = n. &quot; &amp; [.S277] &amp; &quot; &#10;create (n)-[:&quot; &amp; [.T27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LABEVENTS DROP CONSTRAINT IF EXISTS labevents_fk_subject_id;</text:p>
          </table:table-cell>
          <table:table-cell table:formula="of:=OR( [.B278]=&quot;&quot;; NOT(ISERROR(FIND(&quot;DROP CONSTRAINT&quot;;[.B278]))); NOT(ISERROR(FIND(&quot;--&quot;;[.B278]))))" office:value-type="float" office:value="1" calcext:value-type="float">
            <text:p>1</text:p>
          </table:table-cell>
          <table:table-cell table:formula="of:=IF(AND( NOT([.C278]); NOT(ISERROR(FIND(&quot;ALTER TABLE&quot;;[.B278]  ))));&quot;Y&quot;;&quot;&quot;)">
            <text:p/>
          </table:table-cell>
          <table:table-cell table:formula="of:=IF(AND( [.D278]=&quot;&quot;; NOT(ISERROR(FIND(&quot;ADD CONSTRAINT&quot;;[.B278]  ))));&quot;Y&quot;;&quot;&quot;)">
            <text:p/>
          </table:table-cell>
          <table:table-cell table:formula="of:=IF(AND( [.E278]=&quot;&quot;; NOT(ISERROR(FIND(&quot;FOREIGN KEY&quot;;[.B278]  ))));&quot;Y&quot;;&quot;&quot;)">
            <text:p/>
          </table:table-cell>
          <table:table-cell table:formula="of:=IF(AND( [.F278]=&quot;&quot;; NOT(ISERROR(FIND(&quot;REFERENCES&quot;;[.B278]  ))));&quot;Y&quot;;&quot;&quot;)">
            <text:p/>
          </table:table-cell>
          <table:table-cell table:formula="of:=IF([.D278]=&quot;Y&quot;; MID([.B278];FIND(&quot;ALTER TABLE&quot;;[.B278])+12;LEN([.B278]));&quot;&quot;)">
            <text:p/>
          </table:table-cell>
          <table:table-cell table:formula="of:=IF([.E278]=&quot;Y&quot;; MID([.B278];FIND(&quot;ADD CONSTRAINT&quot;;[.B278])+15;LEN([.B278]));&quot;&quot;)">
            <text:p/>
          </table:table-cell>
          <table:table-cell table:formula="of:=[.I278]">
            <text:p/>
          </table:table-cell>
          <table:table-cell table:formula="of:=IF([.F278]=&quot;Y&quot;; MID([.B278];FIND(&quot;FOREIGN KEY&quot;;[.B278])+13;LEN([.B278])-14);&quot;&quot;)">
            <text:p/>
          </table:table-cell>
          <table:table-cell table:formula="of:=IF([.G278]=&quot;Y&quot;; MID([.B278];FIND(&quot;REFERENCES&quot;;[.B278])+11;LEN([.B278]));&quot;&quot;)">
            <text:p/>
          </table:table-cell>
          <table:table-cell table:formula="of:=IF([.L278]&lt;&gt;&quot;&quot;;LEFT([.L278];FIND(&quot;(&quot;;[.L278])-1);&quot;&quot;)">
            <text:p/>
          </table:table-cell>
          <table:table-cell table:formula="of:=SUBSTITUTE( IF([.L278]&lt;&gt;&quot;&quot;;MID([.L278];FIND(&quot;(&quot;;[.L278])+1;LEN([.L278]));&quot;&quot;); &quot;);&quot;;&quot;&quot;)">
            <text:p/>
          </table:table-cell>
          <table:table-cell table:style-name="ce16" table:formula="of:=LOWER(IF([.H278]&lt;&gt;&quot;&quot;; &quot;MATCH (n:&quot; &amp; [.M281] &amp; &quot;), (m:&quot; &amp; [.H278] &amp; &quot;)&#10;WHERE m.&quot; &amp; [.K280] &amp; &quot; = n. &quot; &amp; [.N281] &amp; &quot; &#10;create (n)-[:&quot; &amp; [.J279] &amp; &quot; ]-&gt;(m)&#10;RETURN n,m&quot;;&quot;&quot;))">
            <text:p/>
          </table:table-cell>
          <table:table-cell table:formula="of:=LOWER(IF([.H278]&lt;&gt;&quot;&quot;;[.H278];&quot;&quot;))">
            <text:p/>
          </table:table-cell>
          <table:table-cell table:formula="of:=LOWER(IF([.H278]&lt;&gt;&quot;&quot;;[.K280];&quot;&quot;))">
            <text:p/>
          </table:table-cell>
          <table:table-cell table:formula="of:=LOWER(IF([.H278]&lt;&gt;&quot;&quot;;[.M281];&quot;&quot;))">
            <text:p/>
          </table:table-cell>
          <table:table-cell table:formula="of:=LOWER(IF([.H278]&lt;&gt;&quot;&quot;;[.N281];&quot;&quot;))">
            <text:p/>
          </table:table-cell>
          <table:table-cell table:formula="of:=LOWER(IF([.H278]&lt;&gt;&quot;&quot;;[.J279];&quot;&quot;))">
            <text:p/>
          </table:table-cell>
          <table:table-cell table:formula="of:=LOWER(IF([.H278]&lt;&gt;&quot;&quot;; &quot;MATCH (n:&quot; &amp; [.R278] &amp; &quot;), (m:&quot; &amp; [.P278] &amp; &quot;)&#10;WHERE m.&quot; &amp; [.Q278] &amp; &quot; = n. &quot; &amp; [.S278] &amp; &quot; &#10;create (n)-[:&quot; &amp; [.T278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LABEVENTS</text:p>
          </table:table-cell>
          <table:table-cell table:formula="of:=OR( [.B279]=&quot;&quot;; NOT(ISERROR(FIND(&quot;DROP CONSTRAINT&quot;;[.B279]))); NOT(ISERROR(FIND(&quot;--&quot;;[.B279]))))" office:value-type="float" office:value="0" calcext:value-type="float">
            <text:p>0</text:p>
          </table:table-cell>
          <table:table-cell table:formula="of:=IF(AND( NOT([.C279]); NOT(ISERROR(FIND(&quot;ALTER TABLE&quot;;[.B279]  ))));&quot;Y&quot;;&quot;&quot;)" office:value-type="string" office:string-value="Y" calcext:value-type="string">
            <text:p>Y</text:p>
          </table:table-cell>
          <table:table-cell table:formula="of:=IF(AND( [.D279]=&quot;&quot;; NOT(ISERROR(FIND(&quot;ADD CONSTRAINT&quot;;[.B279]  ))));&quot;Y&quot;;&quot;&quot;)">
            <text:p/>
          </table:table-cell>
          <table:table-cell table:formula="of:=IF(AND( [.E279]=&quot;&quot;; NOT(ISERROR(FIND(&quot;FOREIGN KEY&quot;;[.B279]  ))));&quot;Y&quot;;&quot;&quot;)">
            <text:p/>
          </table:table-cell>
          <table:table-cell table:formula="of:=IF(AND( [.F279]=&quot;&quot;; NOT(ISERROR(FIND(&quot;REFERENCES&quot;;[.B279]  ))));&quot;Y&quot;;&quot;&quot;)">
            <text:p/>
          </table:table-cell>
          <table:table-cell table:formula="of:=IF([.D279]=&quot;Y&quot;; MID([.B279];FIND(&quot;ALTER TABLE&quot;;[.B279])+12;LEN([.B279]));&quot;&quot;)" office:value-type="string" office:string-value="LABEVENTS" calcext:value-type="string">
            <text:p>LABEVENTS</text:p>
          </table:table-cell>
          <table:table-cell table:formula="of:=IF([.E279]=&quot;Y&quot;; MID([.B279];FIND(&quot;ADD CONSTRAINT&quot;;[.B279])+15;LEN([.B279]));&quot;&quot;)">
            <text:p/>
          </table:table-cell>
          <table:table-cell table:formula="of:=[.I279]">
            <text:p/>
          </table:table-cell>
          <table:table-cell table:formula="of:=IF([.F279]=&quot;Y&quot;; MID([.B279];FIND(&quot;FOREIGN KEY&quot;;[.B279])+13;LEN([.B279])-14);&quot;&quot;)">
            <text:p/>
          </table:table-cell>
          <table:table-cell table:formula="of:=IF([.G279]=&quot;Y&quot;; MID([.B279];FIND(&quot;REFERENCES&quot;;[.B279])+11;LEN([.B279]));&quot;&quot;)">
            <text:p/>
          </table:table-cell>
          <table:table-cell table:formula="of:=IF([.L279]&lt;&gt;&quot;&quot;;LEFT([.L279];FIND(&quot;(&quot;;[.L279])-1);&quot;&quot;)">
            <text:p/>
          </table:table-cell>
          <table:table-cell table:formula="of:=SUBSTITUTE( IF([.L279]&lt;&gt;&quot;&quot;;MID([.L279];FIND(&quot;(&quot;;[.L279])+1;LEN([.L279]));&quot;&quot;); &quot;);&quot;;&quot;&quot;)">
            <text:p/>
          </table:table-cell>
          <table:table-cell table:style-name="ce16" table:formula="of:=LOWER(IF([.H279]&lt;&gt;&quot;&quot;; &quot;MATCH (n:&quot; &amp; [.M282] &amp; &quot;), (m:&quot; &amp; [.H279] &amp; &quot;)&#10;WHERE m.&quot; &amp; [.K281] &amp; &quot; = n. &quot; &amp; [.N282] &amp; &quot; &#10;create (n)-[:&quot; &amp; [.J280] &amp; &quot; ]-&gt;(m)&#10;RETURN n,m&quot;;&quot;&quot;))" office:value-type="string" office:string-value="match (n:patients), (m:labevents)&#10;where m.subject_id = n. subject_id &#10;create (n)-[:labevents_fk_subject_id ]-&gt;(m)&#10;return n,m" calcext:value-type="string">
            <text:p>match (n:patients), (m:labevents)</text:p>
            <text:p>where m.subject_id = n. subject_id </text:p>
            <text:p>create (n)-[:labevents_fk_subject_id ]-&gt;(m)</text:p>
            <text:p>return n,m</text:p>
          </table:table-cell>
          <table:table-cell table:formula="of:=LOWER(IF([.H279]&lt;&gt;&quot;&quot;;[.H279];&quot;&quot;))" office:value-type="string" office:string-value="labevents" calcext:value-type="string">
            <text:p>labevents</text:p>
          </table:table-cell>
          <table:table-cell table:formula="of:=LOWER(IF([.H279]&lt;&gt;&quot;&quot;;[.K281];&quot;&quot;))" office:value-type="string" office:string-value="subject_id" calcext:value-type="string">
            <text:p>subject_id</text:p>
          </table:table-cell>
          <table:table-cell table:formula="of:=LOWER(IF([.H279]&lt;&gt;&quot;&quot;;[.M282];&quot;&quot;))" office:value-type="string" office:string-value="patients" calcext:value-type="string">
            <text:p>patients</text:p>
          </table:table-cell>
          <table:table-cell table:formula="of:=LOWER(IF([.H279]&lt;&gt;&quot;&quot;;[.N282];&quot;&quot;))" office:value-type="string" office:string-value="subject_id" calcext:value-type="string">
            <text:p>subject_id</text:p>
          </table:table-cell>
          <table:table-cell table:formula="of:=LOWER(IF([.H279]&lt;&gt;&quot;&quot;;[.J280];&quot;&quot;))" office:value-type="string" office:string-value="labevents_fk_subject_id" calcext:value-type="string">
            <text:p>labevents_fk_subject_id</text:p>
          </table:table-cell>
          <table:table-cell table:formula="of:=LOWER(IF([.H279]&lt;&gt;&quot;&quot;; &quot;MATCH (n:&quot; &amp; [.R279] &amp; &quot;), (m:&quot; &amp; [.P279] &amp; &quot;)&#10;WHERE m.&quot; &amp; [.Q279] &amp; &quot; = n. &quot; &amp; [.S279] &amp; &quot; &#10;create (n)-[:&quot; &amp; [.T279] &amp; &quot; ]-&gt;(m)&#10;RETURN n,m&quot;;&quot;&quot;))" office:value-type="string" office:string-value="match (n:patients), (m:labevents)&#10;where m.subject_id = n. subject_id &#10;create (n)-[:labevents_fk_subject_id ]-&gt;(m)&#10;return n,m" calcext:value-type="string">
            <text:p>match (n:patients), (m:labevents)</text:p>
            <text:p>where m.subject_id = n. subject_id </text:p>
            <text:p>create (n)-[:labevents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labevents_fk_subject_id</text:p>
          </table:table-cell>
          <table:table-cell table:formula="of:=OR( [.B280]=&quot;&quot;; NOT(ISERROR(FIND(&quot;DROP CONSTRAINT&quot;;[.B280]))); NOT(ISERROR(FIND(&quot;--&quot;;[.B280]))))" office:value-type="float" office:value="0" calcext:value-type="float">
            <text:p>0</text:p>
          </table:table-cell>
          <table:table-cell table:formula="of:=IF(AND( NOT([.C280]); NOT(ISERROR(FIND(&quot;ALTER TABLE&quot;;[.B280]  ))));&quot;Y&quot;;&quot;&quot;)">
            <text:p/>
          </table:table-cell>
          <table:table-cell table:formula="of:=IF(AND( [.D280]=&quot;&quot;; NOT(ISERROR(FIND(&quot;ADD CONSTRAINT&quot;;[.B280]  ))));&quot;Y&quot;;&quot;&quot;)" office:value-type="string" office:string-value="Y" calcext:value-type="string">
            <text:p>Y</text:p>
          </table:table-cell>
          <table:table-cell table:formula="of:=IF(AND( [.E280]=&quot;&quot;; NOT(ISERROR(FIND(&quot;FOREIGN KEY&quot;;[.B280]  ))));&quot;Y&quot;;&quot;&quot;)">
            <text:p/>
          </table:table-cell>
          <table:table-cell table:formula="of:=IF(AND( [.F280]=&quot;&quot;; NOT(ISERROR(FIND(&quot;REFERENCES&quot;;[.B280]  ))));&quot;Y&quot;;&quot;&quot;)">
            <text:p/>
          </table:table-cell>
          <table:table-cell table:formula="of:=IF([.D280]=&quot;Y&quot;; MID([.B280];FIND(&quot;ALTER TABLE&quot;;[.B280])+12;LEN([.B280]));&quot;&quot;)">
            <text:p/>
          </table:table-cell>
          <table:table-cell table:formula="of:=IF([.E280]=&quot;Y&quot;; MID([.B280];FIND(&quot;ADD CONSTRAINT&quot;;[.B280])+15;LEN([.B280]));&quot;&quot;)" office:value-type="string" office:string-value="labevents_fk_subject_id" calcext:value-type="string">
            <text:p>labevents_fk_subject_id</text:p>
          </table:table-cell>
          <table:table-cell table:formula="of:=[.I280]" office:value-type="string" office:string-value="labevents_fk_subject_id" calcext:value-type="string">
            <text:p>labevents_fk_subject_id</text:p>
          </table:table-cell>
          <table:table-cell table:formula="of:=IF([.F280]=&quot;Y&quot;; MID([.B280];FIND(&quot;FOREIGN KEY&quot;;[.B280])+13;LEN([.B280])-14);&quot;&quot;)">
            <text:p/>
          </table:table-cell>
          <table:table-cell table:formula="of:=IF([.G280]=&quot;Y&quot;; MID([.B280];FIND(&quot;REFERENCES&quot;;[.B280])+11;LEN([.B280]));&quot;&quot;)">
            <text:p/>
          </table:table-cell>
          <table:table-cell table:formula="of:=IF([.L280]&lt;&gt;&quot;&quot;;LEFT([.L280];FIND(&quot;(&quot;;[.L280])-1);&quot;&quot;)">
            <text:p/>
          </table:table-cell>
          <table:table-cell table:formula="of:=SUBSTITUTE( IF([.L280]&lt;&gt;&quot;&quot;;MID([.L280];FIND(&quot;(&quot;;[.L280])+1;LEN([.L280]));&quot;&quot;); &quot;);&quot;;&quot;&quot;)">
            <text:p/>
          </table:table-cell>
          <table:table-cell table:style-name="ce16" table:formula="of:=LOWER(IF([.H280]&lt;&gt;&quot;&quot;; &quot;MATCH (n:&quot; &amp; [.M283] &amp; &quot;), (m:&quot; &amp; [.H280] &amp; &quot;)&#10;WHERE m.&quot; &amp; [.K282] &amp; &quot; = n. &quot; &amp; [.N283] &amp; &quot; &#10;create (n)-[:&quot; &amp; [.J281] &amp; &quot; ]-&gt;(m)&#10;RETURN n,m&quot;;&quot;&quot;))">
            <text:p/>
          </table:table-cell>
          <table:table-cell table:formula="of:=LOWER(IF([.H280]&lt;&gt;&quot;&quot;;[.H280];&quot;&quot;))">
            <text:p/>
          </table:table-cell>
          <table:table-cell table:formula="of:=LOWER(IF([.H280]&lt;&gt;&quot;&quot;;[.K282];&quot;&quot;))">
            <text:p/>
          </table:table-cell>
          <table:table-cell table:formula="of:=LOWER(IF([.H280]&lt;&gt;&quot;&quot;;[.M283];&quot;&quot;))">
            <text:p/>
          </table:table-cell>
          <table:table-cell table:formula="of:=LOWER(IF([.H280]&lt;&gt;&quot;&quot;;[.N283];&quot;&quot;))">
            <text:p/>
          </table:table-cell>
          <table:table-cell table:formula="of:=LOWER(IF([.H280]&lt;&gt;&quot;&quot;;[.J281];&quot;&quot;))">
            <text:p/>
          </table:table-cell>
          <table:table-cell table:formula="of:=LOWER(IF([.H280]&lt;&gt;&quot;&quot;; &quot;MATCH (n:&quot; &amp; [.R280] &amp; &quot;), (m:&quot; &amp; [.P280] &amp; &quot;)&#10;WHERE m.&quot; &amp; [.Q280] &amp; &quot; = n. &quot; &amp; [.S280] &amp; &quot; &#10;create (n)-[:&quot; &amp; [.T28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281]=&quot;&quot;; NOT(ISERROR(FIND(&quot;DROP CONSTRAINT&quot;;[.B281]))); NOT(ISERROR(FIND(&quot;--&quot;;[.B281]))))" office:value-type="float" office:value="0" calcext:value-type="float">
            <text:p>0</text:p>
          </table:table-cell>
          <table:table-cell table:formula="of:=IF(AND( NOT([.C281]); NOT(ISERROR(FIND(&quot;ALTER TABLE&quot;;[.B281]  ))));&quot;Y&quot;;&quot;&quot;)">
            <text:p/>
          </table:table-cell>
          <table:table-cell table:formula="of:=IF(AND( [.D281]=&quot;&quot;; NOT(ISERROR(FIND(&quot;ADD CONSTRAINT&quot;;[.B281]  ))));&quot;Y&quot;;&quot;&quot;)">
            <text:p/>
          </table:table-cell>
          <table:table-cell table:formula="of:=IF(AND( [.E281]=&quot;&quot;; NOT(ISERROR(FIND(&quot;FOREIGN KEY&quot;;[.B281]  ))));&quot;Y&quot;;&quot;&quot;)" office:value-type="string" office:string-value="Y" calcext:value-type="string">
            <text:p>Y</text:p>
          </table:table-cell>
          <table:table-cell table:formula="of:=IF(AND( [.F281]=&quot;&quot;; NOT(ISERROR(FIND(&quot;REFERENCES&quot;;[.B281]  ))));&quot;Y&quot;;&quot;&quot;)">
            <text:p/>
          </table:table-cell>
          <table:table-cell table:formula="of:=IF([.D281]=&quot;Y&quot;; MID([.B281];FIND(&quot;ALTER TABLE&quot;;[.B281])+12;LEN([.B281]));&quot;&quot;)">
            <text:p/>
          </table:table-cell>
          <table:table-cell table:formula="of:=IF([.E281]=&quot;Y&quot;; MID([.B281];FIND(&quot;ADD CONSTRAINT&quot;;[.B281])+15;LEN([.B281]));&quot;&quot;)">
            <text:p/>
          </table:table-cell>
          <table:table-cell table:formula="of:=[.I281]">
            <text:p/>
          </table:table-cell>
          <table:table-cell table:formula="of:=IF([.F281]=&quot;Y&quot;; MID([.B281];FIND(&quot;FOREIGN KEY&quot;;[.B281])+13;LEN([.B281])-14);&quot;&quot;)" office:value-type="string" office:string-value="SUBJECT_ID" calcext:value-type="string">
            <text:p>SUBJECT_ID</text:p>
          </table:table-cell>
          <table:table-cell table:formula="of:=IF([.G281]=&quot;Y&quot;; MID([.B281];FIND(&quot;REFERENCES&quot;;[.B281])+11;LEN([.B281]));&quot;&quot;)">
            <text:p/>
          </table:table-cell>
          <table:table-cell table:formula="of:=IF([.L281]&lt;&gt;&quot;&quot;;LEFT([.L281];FIND(&quot;(&quot;;[.L281])-1);&quot;&quot;)">
            <text:p/>
          </table:table-cell>
          <table:table-cell table:formula="of:=SUBSTITUTE( IF([.L281]&lt;&gt;&quot;&quot;;MID([.L281];FIND(&quot;(&quot;;[.L281])+1;LEN([.L281]));&quot;&quot;); &quot;);&quot;;&quot;&quot;)">
            <text:p/>
          </table:table-cell>
          <table:table-cell table:style-name="ce16" table:formula="of:=LOWER(IF([.H281]&lt;&gt;&quot;&quot;; &quot;MATCH (n:&quot; &amp; [.M284] &amp; &quot;), (m:&quot; &amp; [.H281] &amp; &quot;)&#10;WHERE m.&quot; &amp; [.K283] &amp; &quot; = n. &quot; &amp; [.N284] &amp; &quot; &#10;create (n)-[:&quot; &amp; [.J282] &amp; &quot; ]-&gt;(m)&#10;RETURN n,m&quot;;&quot;&quot;))">
            <text:p/>
          </table:table-cell>
          <table:table-cell table:formula="of:=LOWER(IF([.H281]&lt;&gt;&quot;&quot;;[.H281];&quot;&quot;))">
            <text:p/>
          </table:table-cell>
          <table:table-cell table:formula="of:=LOWER(IF([.H281]&lt;&gt;&quot;&quot;;[.K283];&quot;&quot;))">
            <text:p/>
          </table:table-cell>
          <table:table-cell table:formula="of:=LOWER(IF([.H281]&lt;&gt;&quot;&quot;;[.M284];&quot;&quot;))">
            <text:p/>
          </table:table-cell>
          <table:table-cell table:formula="of:=LOWER(IF([.H281]&lt;&gt;&quot;&quot;;[.N284];&quot;&quot;))">
            <text:p/>
          </table:table-cell>
          <table:table-cell table:formula="of:=LOWER(IF([.H281]&lt;&gt;&quot;&quot;;[.J282];&quot;&quot;))">
            <text:p/>
          </table:table-cell>
          <table:table-cell table:formula="of:=LOWER(IF([.H281]&lt;&gt;&quot;&quot;; &quot;MATCH (n:&quot; &amp; [.R281] &amp; &quot;), (m:&quot; &amp; [.P281] &amp; &quot;)&#10;WHERE m.&quot; &amp; [.Q281] &amp; &quot; = n. &quot; &amp; [.S281] &amp; &quot; &#10;create (n)-[:&quot; &amp; [.T28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282]=&quot;&quot;; NOT(ISERROR(FIND(&quot;DROP CONSTRAINT&quot;;[.B282]))); NOT(ISERROR(FIND(&quot;--&quot;;[.B282]))))" office:value-type="float" office:value="0" calcext:value-type="float">
            <text:p>0</text:p>
          </table:table-cell>
          <table:table-cell table:formula="of:=IF(AND( NOT([.C282]); NOT(ISERROR(FIND(&quot;ALTER TABLE&quot;;[.B282]  ))));&quot;Y&quot;;&quot;&quot;)">
            <text:p/>
          </table:table-cell>
          <table:table-cell table:formula="of:=IF(AND( [.D282]=&quot;&quot;; NOT(ISERROR(FIND(&quot;ADD CONSTRAINT&quot;;[.B282]  ))));&quot;Y&quot;;&quot;&quot;)">
            <text:p/>
          </table:table-cell>
          <table:table-cell table:formula="of:=IF(AND( [.E282]=&quot;&quot;; NOT(ISERROR(FIND(&quot;FOREIGN KEY&quot;;[.B282]  ))));&quot;Y&quot;;&quot;&quot;)">
            <text:p/>
          </table:table-cell>
          <table:table-cell table:formula="of:=IF(AND( [.F282]=&quot;&quot;; NOT(ISERROR(FIND(&quot;REFERENCES&quot;;[.B282]  ))));&quot;Y&quot;;&quot;&quot;)" office:value-type="string" office:string-value="Y" calcext:value-type="string">
            <text:p>Y</text:p>
          </table:table-cell>
          <table:table-cell table:formula="of:=IF([.D282]=&quot;Y&quot;; MID([.B282];FIND(&quot;ALTER TABLE&quot;;[.B282])+12;LEN([.B282]));&quot;&quot;)">
            <text:p/>
          </table:table-cell>
          <table:table-cell table:formula="of:=IF([.E282]=&quot;Y&quot;; MID([.B282];FIND(&quot;ADD CONSTRAINT&quot;;[.B282])+15;LEN([.B282]));&quot;&quot;)">
            <text:p/>
          </table:table-cell>
          <table:table-cell table:formula="of:=[.I282]">
            <text:p/>
          </table:table-cell>
          <table:table-cell table:formula="of:=IF([.F282]=&quot;Y&quot;; MID([.B282];FIND(&quot;FOREIGN KEY&quot;;[.B282])+13;LEN([.B282])-14);&quot;&quot;)">
            <text:p/>
          </table:table-cell>
          <table:table-cell table:formula="of:=IF([.G282]=&quot;Y&quot;; MID([.B282];FIND(&quot;REFERENCES&quot;;[.B282])+11;LEN([.B282]));&quot;&quot;)" office:value-type="string" office:string-value="PATIENTS(SUBJECT_ID);" calcext:value-type="string">
            <text:p>PATIENTS(SUBJECT_ID);</text:p>
          </table:table-cell>
          <table:table-cell table:formula="of:=IF([.L282]&lt;&gt;&quot;&quot;;LEFT([.L282];FIND(&quot;(&quot;;[.L282])-1);&quot;&quot;)" office:value-type="string" office:string-value="PATIENTS" calcext:value-type="string">
            <text:p>PATIENTS</text:p>
          </table:table-cell>
          <table:table-cell table:formula="of:=SUBSTITUTE( IF([.L282]&lt;&gt;&quot;&quot;;MID([.L282];FIND(&quot;(&quot;;[.L282])+1;LEN([.L282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282]&lt;&gt;&quot;&quot;; &quot;MATCH (n:&quot; &amp; [.M285] &amp; &quot;), (m:&quot; &amp; [.H282] &amp; &quot;)&#10;WHERE m.&quot; &amp; [.K284] &amp; &quot; = n. &quot; &amp; [.N285] &amp; &quot; &#10;create (n)-[:&quot; &amp; [.J283] &amp; &quot; ]-&gt;(m)&#10;RETURN n,m&quot;;&quot;&quot;))">
            <text:p/>
          </table:table-cell>
          <table:table-cell table:formula="of:=LOWER(IF([.H282]&lt;&gt;&quot;&quot;;[.H282];&quot;&quot;))">
            <text:p/>
          </table:table-cell>
          <table:table-cell table:formula="of:=LOWER(IF([.H282]&lt;&gt;&quot;&quot;;[.K284];&quot;&quot;))">
            <text:p/>
          </table:table-cell>
          <table:table-cell table:formula="of:=LOWER(IF([.H282]&lt;&gt;&quot;&quot;;[.M285];&quot;&quot;))">
            <text:p/>
          </table:table-cell>
          <table:table-cell table:formula="of:=LOWER(IF([.H282]&lt;&gt;&quot;&quot;;[.N285];&quot;&quot;))">
            <text:p/>
          </table:table-cell>
          <table:table-cell table:formula="of:=LOWER(IF([.H282]&lt;&gt;&quot;&quot;;[.J283];&quot;&quot;))">
            <text:p/>
          </table:table-cell>
          <table:table-cell table:formula="of:=LOWER(IF([.H282]&lt;&gt;&quot;&quot;; &quot;MATCH (n:&quot; &amp; [.R282] &amp; &quot;), (m:&quot; &amp; [.P282] &amp; &quot;)&#10;WHERE m.&quot; &amp; [.Q282] &amp; &quot; = n. &quot; &amp; [.S282] &amp; &quot; &#10;create (n)-[:&quot; &amp; [.T28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83]=&quot;&quot;; NOT(ISERROR(FIND(&quot;DROP CONSTRAINT&quot;;[.B283]))); NOT(ISERROR(FIND(&quot;--&quot;;[.B283]))))" office:value-type="float" office:value="1" calcext:value-type="float">
            <text:p>1</text:p>
          </table:table-cell>
          <table:table-cell table:formula="of:=IF(AND( NOT([.C283]); NOT(ISERROR(FIND(&quot;ALTER TABLE&quot;;[.B283]  ))));&quot;Y&quot;;&quot;&quot;)">
            <text:p/>
          </table:table-cell>
          <table:table-cell table:formula="of:=IF(AND( [.D283]=&quot;&quot;; NOT(ISERROR(FIND(&quot;ADD CONSTRAINT&quot;;[.B283]  ))));&quot;Y&quot;;&quot;&quot;)">
            <text:p/>
          </table:table-cell>
          <table:table-cell table:formula="of:=IF(AND( [.E283]=&quot;&quot;; NOT(ISERROR(FIND(&quot;FOREIGN KEY&quot;;[.B283]  ))));&quot;Y&quot;;&quot;&quot;)">
            <text:p/>
          </table:table-cell>
          <table:table-cell table:formula="of:=IF(AND( [.F283]=&quot;&quot;; NOT(ISERROR(FIND(&quot;REFERENCES&quot;;[.B283]  ))));&quot;Y&quot;;&quot;&quot;)">
            <text:p/>
          </table:table-cell>
          <table:table-cell table:formula="of:=IF([.D283]=&quot;Y&quot;; MID([.B283];FIND(&quot;ALTER TABLE&quot;;[.B283])+12;LEN([.B283]));&quot;&quot;)">
            <text:p/>
          </table:table-cell>
          <table:table-cell table:formula="of:=IF([.E283]=&quot;Y&quot;; MID([.B283];FIND(&quot;ADD CONSTRAINT&quot;;[.B283])+15;LEN([.B283]));&quot;&quot;)">
            <text:p/>
          </table:table-cell>
          <table:table-cell table:formula="of:=[.I283]">
            <text:p/>
          </table:table-cell>
          <table:table-cell table:formula="of:=IF([.F283]=&quot;Y&quot;; MID([.B283];FIND(&quot;FOREIGN KEY&quot;;[.B283])+13;LEN([.B283])-14);&quot;&quot;)">
            <text:p/>
          </table:table-cell>
          <table:table-cell table:formula="of:=IF([.G283]=&quot;Y&quot;; MID([.B283];FIND(&quot;REFERENCES&quot;;[.B283])+11;LEN([.B283]));&quot;&quot;)">
            <text:p/>
          </table:table-cell>
          <table:table-cell table:formula="of:=IF([.L283]&lt;&gt;&quot;&quot;;LEFT([.L283];FIND(&quot;(&quot;;[.L283])-1);&quot;&quot;)">
            <text:p/>
          </table:table-cell>
          <table:table-cell table:formula="of:=SUBSTITUTE( IF([.L283]&lt;&gt;&quot;&quot;;MID([.L283];FIND(&quot;(&quot;;[.L283])+1;LEN([.L283]));&quot;&quot;); &quot;);&quot;;&quot;&quot;)">
            <text:p/>
          </table:table-cell>
          <table:table-cell table:style-name="ce16" table:formula="of:=LOWER(IF([.H283]&lt;&gt;&quot;&quot;; &quot;MATCH (n:&quot; &amp; [.M286] &amp; &quot;), (m:&quot; &amp; [.H283] &amp; &quot;)&#10;WHERE m.&quot; &amp; [.K285] &amp; &quot; = n. &quot; &amp; [.N286] &amp; &quot; &#10;create (n)-[:&quot; &amp; [.J284] &amp; &quot; ]-&gt;(m)&#10;RETURN n,m&quot;;&quot;&quot;))">
            <text:p/>
          </table:table-cell>
          <table:table-cell table:formula="of:=LOWER(IF([.H283]&lt;&gt;&quot;&quot;;[.H283];&quot;&quot;))">
            <text:p/>
          </table:table-cell>
          <table:table-cell table:formula="of:=LOWER(IF([.H283]&lt;&gt;&quot;&quot;;[.K285];&quot;&quot;))">
            <text:p/>
          </table:table-cell>
          <table:table-cell table:formula="of:=LOWER(IF([.H283]&lt;&gt;&quot;&quot;;[.M286];&quot;&quot;))">
            <text:p/>
          </table:table-cell>
          <table:table-cell table:formula="of:=LOWER(IF([.H283]&lt;&gt;&quot;&quot;;[.N286];&quot;&quot;))">
            <text:p/>
          </table:table-cell>
          <table:table-cell table:formula="of:=LOWER(IF([.H283]&lt;&gt;&quot;&quot;;[.J284];&quot;&quot;))">
            <text:p/>
          </table:table-cell>
          <table:table-cell table:formula="of:=LOWER(IF([.H283]&lt;&gt;&quot;&quot;; &quot;MATCH (n:&quot; &amp; [.R283] &amp; &quot;), (m:&quot; &amp; [.P283] &amp; &quot;)&#10;WHERE m.&quot; &amp; [.Q283] &amp; &quot; = n. &quot; &amp; [.S283] &amp; &quot; &#10;create (n)-[:&quot; &amp; [.T28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hadm_id</text:p>
          </table:table-cell>
          <table:table-cell table:formula="of:=OR( [.B284]=&quot;&quot;; NOT(ISERROR(FIND(&quot;DROP CONSTRAINT&quot;;[.B284]))); NOT(ISERROR(FIND(&quot;--&quot;;[.B284]))))" office:value-type="float" office:value="1" calcext:value-type="float">
            <text:p>1</text:p>
          </table:table-cell>
          <table:table-cell table:formula="of:=IF(AND( NOT([.C284]); NOT(ISERROR(FIND(&quot;ALTER TABLE&quot;;[.B284]  ))));&quot;Y&quot;;&quot;&quot;)">
            <text:p/>
          </table:table-cell>
          <table:table-cell table:formula="of:=IF(AND( [.D284]=&quot;&quot;; NOT(ISERROR(FIND(&quot;ADD CONSTRAINT&quot;;[.B284]  ))));&quot;Y&quot;;&quot;&quot;)">
            <text:p/>
          </table:table-cell>
          <table:table-cell table:formula="of:=IF(AND( [.E284]=&quot;&quot;; NOT(ISERROR(FIND(&quot;FOREIGN KEY&quot;;[.B284]  ))));&quot;Y&quot;;&quot;&quot;)">
            <text:p/>
          </table:table-cell>
          <table:table-cell table:formula="of:=IF(AND( [.F284]=&quot;&quot;; NOT(ISERROR(FIND(&quot;REFERENCES&quot;;[.B284]  ))));&quot;Y&quot;;&quot;&quot;)">
            <text:p/>
          </table:table-cell>
          <table:table-cell table:formula="of:=IF([.D284]=&quot;Y&quot;; MID([.B284];FIND(&quot;ALTER TABLE&quot;;[.B284])+12;LEN([.B284]));&quot;&quot;)">
            <text:p/>
          </table:table-cell>
          <table:table-cell table:formula="of:=IF([.E284]=&quot;Y&quot;; MID([.B284];FIND(&quot;ADD CONSTRAINT&quot;;[.B284])+15;LEN([.B284]));&quot;&quot;)">
            <text:p/>
          </table:table-cell>
          <table:table-cell table:formula="of:=[.I284]">
            <text:p/>
          </table:table-cell>
          <table:table-cell table:formula="of:=IF([.F284]=&quot;Y&quot;; MID([.B284];FIND(&quot;FOREIGN KEY&quot;;[.B284])+13;LEN([.B284])-14);&quot;&quot;)">
            <text:p/>
          </table:table-cell>
          <table:table-cell table:formula="of:=IF([.G284]=&quot;Y&quot;; MID([.B284];FIND(&quot;REFERENCES&quot;;[.B284])+11;LEN([.B284]));&quot;&quot;)">
            <text:p/>
          </table:table-cell>
          <table:table-cell table:formula="of:=IF([.L284]&lt;&gt;&quot;&quot;;LEFT([.L284];FIND(&quot;(&quot;;[.L284])-1);&quot;&quot;)">
            <text:p/>
          </table:table-cell>
          <table:table-cell table:formula="of:=SUBSTITUTE( IF([.L284]&lt;&gt;&quot;&quot;;MID([.L284];FIND(&quot;(&quot;;[.L284])+1;LEN([.L284]));&quot;&quot;); &quot;);&quot;;&quot;&quot;)">
            <text:p/>
          </table:table-cell>
          <table:table-cell table:style-name="ce16" table:formula="of:=LOWER(IF([.H284]&lt;&gt;&quot;&quot;; &quot;MATCH (n:&quot; &amp; [.M287] &amp; &quot;), (m:&quot; &amp; [.H284] &amp; &quot;)&#10;WHERE m.&quot; &amp; [.K286] &amp; &quot; = n. &quot; &amp; [.N287] &amp; &quot; &#10;create (n)-[:&quot; &amp; [.J285] &amp; &quot; ]-&gt;(m)&#10;RETURN n,m&quot;;&quot;&quot;))">
            <text:p/>
          </table:table-cell>
          <table:table-cell table:formula="of:=LOWER(IF([.H284]&lt;&gt;&quot;&quot;;[.H284];&quot;&quot;))">
            <text:p/>
          </table:table-cell>
          <table:table-cell table:formula="of:=LOWER(IF([.H284]&lt;&gt;&quot;&quot;;[.K286];&quot;&quot;))">
            <text:p/>
          </table:table-cell>
          <table:table-cell table:formula="of:=LOWER(IF([.H284]&lt;&gt;&quot;&quot;;[.M287];&quot;&quot;))">
            <text:p/>
          </table:table-cell>
          <table:table-cell table:formula="of:=LOWER(IF([.H284]&lt;&gt;&quot;&quot;;[.N287];&quot;&quot;))">
            <text:p/>
          </table:table-cell>
          <table:table-cell table:formula="of:=LOWER(IF([.H284]&lt;&gt;&quot;&quot;;[.J285];&quot;&quot;))">
            <text:p/>
          </table:table-cell>
          <table:table-cell table:formula="of:=LOWER(IF([.H284]&lt;&gt;&quot;&quot;; &quot;MATCH (n:&quot; &amp; [.R284] &amp; &quot;), (m:&quot; &amp; [.P284] &amp; &quot;)&#10;WHERE m.&quot; &amp; [.Q284] &amp; &quot; = n. &quot; &amp; [.S284] &amp; &quot; &#10;create (n)-[:&quot; &amp; [.T28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LABEVENTS DROP CONSTRAINT IF EXISTS labevents_fk_hadm_id;</text:p>
          </table:table-cell>
          <table:table-cell table:formula="of:=OR( [.B285]=&quot;&quot;; NOT(ISERROR(FIND(&quot;DROP CONSTRAINT&quot;;[.B285]))); NOT(ISERROR(FIND(&quot;--&quot;;[.B285]))))" office:value-type="float" office:value="1" calcext:value-type="float">
            <text:p>1</text:p>
          </table:table-cell>
          <table:table-cell table:formula="of:=IF(AND( NOT([.C285]); NOT(ISERROR(FIND(&quot;ALTER TABLE&quot;;[.B285]  ))));&quot;Y&quot;;&quot;&quot;)">
            <text:p/>
          </table:table-cell>
          <table:table-cell table:formula="of:=IF(AND( [.D285]=&quot;&quot;; NOT(ISERROR(FIND(&quot;ADD CONSTRAINT&quot;;[.B285]  ))));&quot;Y&quot;;&quot;&quot;)">
            <text:p/>
          </table:table-cell>
          <table:table-cell table:formula="of:=IF(AND( [.E285]=&quot;&quot;; NOT(ISERROR(FIND(&quot;FOREIGN KEY&quot;;[.B285]  ))));&quot;Y&quot;;&quot;&quot;)">
            <text:p/>
          </table:table-cell>
          <table:table-cell table:formula="of:=IF(AND( [.F285]=&quot;&quot;; NOT(ISERROR(FIND(&quot;REFERENCES&quot;;[.B285]  ))));&quot;Y&quot;;&quot;&quot;)">
            <text:p/>
          </table:table-cell>
          <table:table-cell table:formula="of:=IF([.D285]=&quot;Y&quot;; MID([.B285];FIND(&quot;ALTER TABLE&quot;;[.B285])+12;LEN([.B285]));&quot;&quot;)">
            <text:p/>
          </table:table-cell>
          <table:table-cell table:formula="of:=IF([.E285]=&quot;Y&quot;; MID([.B285];FIND(&quot;ADD CONSTRAINT&quot;;[.B285])+15;LEN([.B285]));&quot;&quot;)">
            <text:p/>
          </table:table-cell>
          <table:table-cell table:formula="of:=[.I285]">
            <text:p/>
          </table:table-cell>
          <table:table-cell table:formula="of:=IF([.F285]=&quot;Y&quot;; MID([.B285];FIND(&quot;FOREIGN KEY&quot;;[.B285])+13;LEN([.B285])-14);&quot;&quot;)">
            <text:p/>
          </table:table-cell>
          <table:table-cell table:formula="of:=IF([.G285]=&quot;Y&quot;; MID([.B285];FIND(&quot;REFERENCES&quot;;[.B285])+11;LEN([.B285]));&quot;&quot;)">
            <text:p/>
          </table:table-cell>
          <table:table-cell table:formula="of:=IF([.L285]&lt;&gt;&quot;&quot;;LEFT([.L285];FIND(&quot;(&quot;;[.L285])-1);&quot;&quot;)">
            <text:p/>
          </table:table-cell>
          <table:table-cell table:formula="of:=SUBSTITUTE( IF([.L285]&lt;&gt;&quot;&quot;;MID([.L285];FIND(&quot;(&quot;;[.L285])+1;LEN([.L285]));&quot;&quot;); &quot;);&quot;;&quot;&quot;)">
            <text:p/>
          </table:table-cell>
          <table:table-cell table:style-name="ce16" table:formula="of:=LOWER(IF([.H285]&lt;&gt;&quot;&quot;; &quot;MATCH (n:&quot; &amp; [.M288] &amp; &quot;), (m:&quot; &amp; [.H285] &amp; &quot;)&#10;WHERE m.&quot; &amp; [.K287] &amp; &quot; = n. &quot; &amp; [.N288] &amp; &quot; &#10;create (n)-[:&quot; &amp; [.J286] &amp; &quot; ]-&gt;(m)&#10;RETURN n,m&quot;;&quot;&quot;))">
            <text:p/>
          </table:table-cell>
          <table:table-cell table:formula="of:=LOWER(IF([.H285]&lt;&gt;&quot;&quot;;[.H285];&quot;&quot;))">
            <text:p/>
          </table:table-cell>
          <table:table-cell table:formula="of:=LOWER(IF([.H285]&lt;&gt;&quot;&quot;;[.K287];&quot;&quot;))">
            <text:p/>
          </table:table-cell>
          <table:table-cell table:formula="of:=LOWER(IF([.H285]&lt;&gt;&quot;&quot;;[.M288];&quot;&quot;))">
            <text:p/>
          </table:table-cell>
          <table:table-cell table:formula="of:=LOWER(IF([.H285]&lt;&gt;&quot;&quot;;[.N288];&quot;&quot;))">
            <text:p/>
          </table:table-cell>
          <table:table-cell table:formula="of:=LOWER(IF([.H285]&lt;&gt;&quot;&quot;;[.J286];&quot;&quot;))">
            <text:p/>
          </table:table-cell>
          <table:table-cell table:formula="of:=LOWER(IF([.H285]&lt;&gt;&quot;&quot;; &quot;MATCH (n:&quot; &amp; [.R285] &amp; &quot;), (m:&quot; &amp; [.P285] &amp; &quot;)&#10;WHERE m.&quot; &amp; [.Q285] &amp; &quot; = n. &quot; &amp; [.S285] &amp; &quot; &#10;create (n)-[:&quot; &amp; [.T285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LABEVENTS</text:p>
          </table:table-cell>
          <table:table-cell table:formula="of:=OR( [.B286]=&quot;&quot;; NOT(ISERROR(FIND(&quot;DROP CONSTRAINT&quot;;[.B286]))); NOT(ISERROR(FIND(&quot;--&quot;;[.B286]))))" office:value-type="float" office:value="0" calcext:value-type="float">
            <text:p>0</text:p>
          </table:table-cell>
          <table:table-cell table:formula="of:=IF(AND( NOT([.C286]); NOT(ISERROR(FIND(&quot;ALTER TABLE&quot;;[.B286]  ))));&quot;Y&quot;;&quot;&quot;)" office:value-type="string" office:string-value="Y" calcext:value-type="string">
            <text:p>Y</text:p>
          </table:table-cell>
          <table:table-cell table:formula="of:=IF(AND( [.D286]=&quot;&quot;; NOT(ISERROR(FIND(&quot;ADD CONSTRAINT&quot;;[.B286]  ))));&quot;Y&quot;;&quot;&quot;)">
            <text:p/>
          </table:table-cell>
          <table:table-cell table:formula="of:=IF(AND( [.E286]=&quot;&quot;; NOT(ISERROR(FIND(&quot;FOREIGN KEY&quot;;[.B286]  ))));&quot;Y&quot;;&quot;&quot;)">
            <text:p/>
          </table:table-cell>
          <table:table-cell table:formula="of:=IF(AND( [.F286]=&quot;&quot;; NOT(ISERROR(FIND(&quot;REFERENCES&quot;;[.B286]  ))));&quot;Y&quot;;&quot;&quot;)">
            <text:p/>
          </table:table-cell>
          <table:table-cell table:formula="of:=IF([.D286]=&quot;Y&quot;; MID([.B286];FIND(&quot;ALTER TABLE&quot;;[.B286])+12;LEN([.B286]));&quot;&quot;)" office:value-type="string" office:string-value="LABEVENTS" calcext:value-type="string">
            <text:p>LABEVENTS</text:p>
          </table:table-cell>
          <table:table-cell table:formula="of:=IF([.E286]=&quot;Y&quot;; MID([.B286];FIND(&quot;ADD CONSTRAINT&quot;;[.B286])+15;LEN([.B286]));&quot;&quot;)">
            <text:p/>
          </table:table-cell>
          <table:table-cell table:formula="of:=[.I286]">
            <text:p/>
          </table:table-cell>
          <table:table-cell table:formula="of:=IF([.F286]=&quot;Y&quot;; MID([.B286];FIND(&quot;FOREIGN KEY&quot;;[.B286])+13;LEN([.B286])-14);&quot;&quot;)">
            <text:p/>
          </table:table-cell>
          <table:table-cell table:formula="of:=IF([.G286]=&quot;Y&quot;; MID([.B286];FIND(&quot;REFERENCES&quot;;[.B286])+11;LEN([.B286]));&quot;&quot;)">
            <text:p/>
          </table:table-cell>
          <table:table-cell table:formula="of:=IF([.L286]&lt;&gt;&quot;&quot;;LEFT([.L286];FIND(&quot;(&quot;;[.L286])-1);&quot;&quot;)">
            <text:p/>
          </table:table-cell>
          <table:table-cell table:formula="of:=SUBSTITUTE( IF([.L286]&lt;&gt;&quot;&quot;;MID([.L286];FIND(&quot;(&quot;;[.L286])+1;LEN([.L286]));&quot;&quot;); &quot;);&quot;;&quot;&quot;)">
            <text:p/>
          </table:table-cell>
          <table:table-cell table:style-name="ce16" table:formula="of:=LOWER(IF([.H286]&lt;&gt;&quot;&quot;; &quot;MATCH (n:&quot; &amp; [.M289] &amp; &quot;), (m:&quot; &amp; [.H286] &amp; &quot;)&#10;WHERE m.&quot; &amp; [.K288] &amp; &quot; = n. &quot; &amp; [.N289] &amp; &quot; &#10;create (n)-[:&quot; &amp; [.J287] &amp; &quot; ]-&gt;(m)&#10;RETURN n,m&quot;;&quot;&quot;))" office:value-type="string" office:string-value="match (n:admissions), (m:labevents)&#10;where m.hadm_id = n. hadm_id &#10;create (n)-[:labevents_fk_hadm_id ]-&gt;(m)&#10;return n,m" calcext:value-type="string">
            <text:p>match (n:admissions), (m:labevents)</text:p>
            <text:p>where m.hadm_id = n. hadm_id </text:p>
            <text:p>create (n)-[:labevents_fk_hadm_id ]-&gt;(m)</text:p>
            <text:p>return n,m</text:p>
          </table:table-cell>
          <table:table-cell table:formula="of:=LOWER(IF([.H286]&lt;&gt;&quot;&quot;;[.H286];&quot;&quot;))" office:value-type="string" office:string-value="labevents" calcext:value-type="string">
            <text:p>labevents</text:p>
          </table:table-cell>
          <table:table-cell table:formula="of:=LOWER(IF([.H286]&lt;&gt;&quot;&quot;;[.K288];&quot;&quot;))" office:value-type="string" office:string-value="hadm_id" calcext:value-type="string">
            <text:p>hadm_id</text:p>
          </table:table-cell>
          <table:table-cell table:formula="of:=LOWER(IF([.H286]&lt;&gt;&quot;&quot;;[.M289];&quot;&quot;))" office:value-type="string" office:string-value="admissions" calcext:value-type="string">
            <text:p>admissions</text:p>
          </table:table-cell>
          <table:table-cell table:formula="of:=LOWER(IF([.H286]&lt;&gt;&quot;&quot;;[.N289];&quot;&quot;))" office:value-type="string" office:string-value="hadm_id" calcext:value-type="string">
            <text:p>hadm_id</text:p>
          </table:table-cell>
          <table:table-cell table:formula="of:=LOWER(IF([.H286]&lt;&gt;&quot;&quot;;[.J287];&quot;&quot;))" office:value-type="string" office:string-value="labevents_fk_hadm_id" calcext:value-type="string">
            <text:p>labevents_fk_hadm_id</text:p>
          </table:table-cell>
          <table:table-cell table:formula="of:=LOWER(IF([.H286]&lt;&gt;&quot;&quot;; &quot;MATCH (n:&quot; &amp; [.R286] &amp; &quot;), (m:&quot; &amp; [.P286] &amp; &quot;)&#10;WHERE m.&quot; &amp; [.Q286] &amp; &quot; = n. &quot; &amp; [.S286] &amp; &quot; &#10;create (n)-[:&quot; &amp; [.T286] &amp; &quot; ]-&gt;(m)&#10;RETURN n,m&quot;;&quot;&quot;))" office:value-type="string" office:string-value="match (n:admissions), (m:labevents)&#10;where m.hadm_id = n. hadm_id &#10;create (n)-[:labevents_fk_hadm_id ]-&gt;(m)&#10;return n,m" calcext:value-type="string">
            <text:p>match (n:admissions), (m:labevents)</text:p>
            <text:p>where m.hadm_id = n. hadm_id </text:p>
            <text:p>create (n)-[:labevents_fk_hadm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labevents_fk_hadm_id</text:p>
          </table:table-cell>
          <table:table-cell table:formula="of:=OR( [.B287]=&quot;&quot;; NOT(ISERROR(FIND(&quot;DROP CONSTRAINT&quot;;[.B287]))); NOT(ISERROR(FIND(&quot;--&quot;;[.B287]))))" office:value-type="float" office:value="0" calcext:value-type="float">
            <text:p>0</text:p>
          </table:table-cell>
          <table:table-cell table:formula="of:=IF(AND( NOT([.C287]); NOT(ISERROR(FIND(&quot;ALTER TABLE&quot;;[.B287]  ))));&quot;Y&quot;;&quot;&quot;)">
            <text:p/>
          </table:table-cell>
          <table:table-cell table:formula="of:=IF(AND( [.D287]=&quot;&quot;; NOT(ISERROR(FIND(&quot;ADD CONSTRAINT&quot;;[.B287]  ))));&quot;Y&quot;;&quot;&quot;)" office:value-type="string" office:string-value="Y" calcext:value-type="string">
            <text:p>Y</text:p>
          </table:table-cell>
          <table:table-cell table:formula="of:=IF(AND( [.E287]=&quot;&quot;; NOT(ISERROR(FIND(&quot;FOREIGN KEY&quot;;[.B287]  ))));&quot;Y&quot;;&quot;&quot;)">
            <text:p/>
          </table:table-cell>
          <table:table-cell table:formula="of:=IF(AND( [.F287]=&quot;&quot;; NOT(ISERROR(FIND(&quot;REFERENCES&quot;;[.B287]  ))));&quot;Y&quot;;&quot;&quot;)">
            <text:p/>
          </table:table-cell>
          <table:table-cell table:formula="of:=IF([.D287]=&quot;Y&quot;; MID([.B287];FIND(&quot;ALTER TABLE&quot;;[.B287])+12;LEN([.B287]));&quot;&quot;)">
            <text:p/>
          </table:table-cell>
          <table:table-cell table:formula="of:=IF([.E287]=&quot;Y&quot;; MID([.B287];FIND(&quot;ADD CONSTRAINT&quot;;[.B287])+15;LEN([.B287]));&quot;&quot;)" office:value-type="string" office:string-value="labevents_fk_hadm_id" calcext:value-type="string">
            <text:p>labevents_fk_hadm_id</text:p>
          </table:table-cell>
          <table:table-cell table:formula="of:=[.I287]" office:value-type="string" office:string-value="labevents_fk_hadm_id" calcext:value-type="string">
            <text:p>labevents_fk_hadm_id</text:p>
          </table:table-cell>
          <table:table-cell table:formula="of:=IF([.F287]=&quot;Y&quot;; MID([.B287];FIND(&quot;FOREIGN KEY&quot;;[.B287])+13;LEN([.B287])-14);&quot;&quot;)">
            <text:p/>
          </table:table-cell>
          <table:table-cell table:formula="of:=IF([.G287]=&quot;Y&quot;; MID([.B287];FIND(&quot;REFERENCES&quot;;[.B287])+11;LEN([.B287]));&quot;&quot;)">
            <text:p/>
          </table:table-cell>
          <table:table-cell table:formula="of:=IF([.L287]&lt;&gt;&quot;&quot;;LEFT([.L287];FIND(&quot;(&quot;;[.L287])-1);&quot;&quot;)">
            <text:p/>
          </table:table-cell>
          <table:table-cell table:formula="of:=SUBSTITUTE( IF([.L287]&lt;&gt;&quot;&quot;;MID([.L287];FIND(&quot;(&quot;;[.L287])+1;LEN([.L287]));&quot;&quot;); &quot;);&quot;;&quot;&quot;)">
            <text:p/>
          </table:table-cell>
          <table:table-cell table:style-name="ce16" table:formula="of:=LOWER(IF([.H287]&lt;&gt;&quot;&quot;; &quot;MATCH (n:&quot; &amp; [.M290] &amp; &quot;), (m:&quot; &amp; [.H287] &amp; &quot;)&#10;WHERE m.&quot; &amp; [.K289] &amp; &quot; = n. &quot; &amp; [.N290] &amp; &quot; &#10;create (n)-[:&quot; &amp; [.J288] &amp; &quot; ]-&gt;(m)&#10;RETURN n,m&quot;;&quot;&quot;))">
            <text:p/>
          </table:table-cell>
          <table:table-cell table:formula="of:=LOWER(IF([.H287]&lt;&gt;&quot;&quot;;[.H287];&quot;&quot;))">
            <text:p/>
          </table:table-cell>
          <table:table-cell table:formula="of:=LOWER(IF([.H287]&lt;&gt;&quot;&quot;;[.K289];&quot;&quot;))">
            <text:p/>
          </table:table-cell>
          <table:table-cell table:formula="of:=LOWER(IF([.H287]&lt;&gt;&quot;&quot;;[.M290];&quot;&quot;))">
            <text:p/>
          </table:table-cell>
          <table:table-cell table:formula="of:=LOWER(IF([.H287]&lt;&gt;&quot;&quot;;[.N290];&quot;&quot;))">
            <text:p/>
          </table:table-cell>
          <table:table-cell table:formula="of:=LOWER(IF([.H287]&lt;&gt;&quot;&quot;;[.J288];&quot;&quot;))">
            <text:p/>
          </table:table-cell>
          <table:table-cell table:formula="of:=LOWER(IF([.H287]&lt;&gt;&quot;&quot;; &quot;MATCH (n:&quot; &amp; [.R287] &amp; &quot;), (m:&quot; &amp; [.P287] &amp; &quot;)&#10;WHERE m.&quot; &amp; [.Q287] &amp; &quot; = n. &quot; &amp; [.S287] &amp; &quot; &#10;create (n)-[:&quot; &amp; [.T28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HADM_ID)</text:p>
          </table:table-cell>
          <table:table-cell table:formula="of:=OR( [.B288]=&quot;&quot;; NOT(ISERROR(FIND(&quot;DROP CONSTRAINT&quot;;[.B288]))); NOT(ISERROR(FIND(&quot;--&quot;;[.B288]))))" office:value-type="float" office:value="0" calcext:value-type="float">
            <text:p>0</text:p>
          </table:table-cell>
          <table:table-cell table:formula="of:=IF(AND( NOT([.C288]); NOT(ISERROR(FIND(&quot;ALTER TABLE&quot;;[.B288]  ))));&quot;Y&quot;;&quot;&quot;)">
            <text:p/>
          </table:table-cell>
          <table:table-cell table:formula="of:=IF(AND( [.D288]=&quot;&quot;; NOT(ISERROR(FIND(&quot;ADD CONSTRAINT&quot;;[.B288]  ))));&quot;Y&quot;;&quot;&quot;)">
            <text:p/>
          </table:table-cell>
          <table:table-cell table:formula="of:=IF(AND( [.E288]=&quot;&quot;; NOT(ISERROR(FIND(&quot;FOREIGN KEY&quot;;[.B288]  ))));&quot;Y&quot;;&quot;&quot;)" office:value-type="string" office:string-value="Y" calcext:value-type="string">
            <text:p>Y</text:p>
          </table:table-cell>
          <table:table-cell table:formula="of:=IF(AND( [.F288]=&quot;&quot;; NOT(ISERROR(FIND(&quot;REFERENCES&quot;;[.B288]  ))));&quot;Y&quot;;&quot;&quot;)">
            <text:p/>
          </table:table-cell>
          <table:table-cell table:formula="of:=IF([.D288]=&quot;Y&quot;; MID([.B288];FIND(&quot;ALTER TABLE&quot;;[.B288])+12;LEN([.B288]));&quot;&quot;)">
            <text:p/>
          </table:table-cell>
          <table:table-cell table:formula="of:=IF([.E288]=&quot;Y&quot;; MID([.B288];FIND(&quot;ADD CONSTRAINT&quot;;[.B288])+15;LEN([.B288]));&quot;&quot;)">
            <text:p/>
          </table:table-cell>
          <table:table-cell table:formula="of:=[.I288]">
            <text:p/>
          </table:table-cell>
          <table:table-cell table:formula="of:=IF([.F288]=&quot;Y&quot;; MID([.B288];FIND(&quot;FOREIGN KEY&quot;;[.B288])+13;LEN([.B288])-14);&quot;&quot;)" office:value-type="string" office:string-value="HADM_ID" calcext:value-type="string">
            <text:p>HADM_ID</text:p>
          </table:table-cell>
          <table:table-cell table:formula="of:=IF([.G288]=&quot;Y&quot;; MID([.B288];FIND(&quot;REFERENCES&quot;;[.B288])+11;LEN([.B288]));&quot;&quot;)">
            <text:p/>
          </table:table-cell>
          <table:table-cell table:formula="of:=IF([.L288]&lt;&gt;&quot;&quot;;LEFT([.L288];FIND(&quot;(&quot;;[.L288])-1);&quot;&quot;)">
            <text:p/>
          </table:table-cell>
          <table:table-cell table:formula="of:=SUBSTITUTE( IF([.L288]&lt;&gt;&quot;&quot;;MID([.L288];FIND(&quot;(&quot;;[.L288])+1;LEN([.L288]));&quot;&quot;); &quot;);&quot;;&quot;&quot;)">
            <text:p/>
          </table:table-cell>
          <table:table-cell table:style-name="ce16" table:formula="of:=LOWER(IF([.H288]&lt;&gt;&quot;&quot;; &quot;MATCH (n:&quot; &amp; [.M291] &amp; &quot;), (m:&quot; &amp; [.H288] &amp; &quot;)&#10;WHERE m.&quot; &amp; [.K290] &amp; &quot; = n. &quot; &amp; [.N291] &amp; &quot; &#10;create (n)-[:&quot; &amp; [.J289] &amp; &quot; ]-&gt;(m)&#10;RETURN n,m&quot;;&quot;&quot;))">
            <text:p/>
          </table:table-cell>
          <table:table-cell table:formula="of:=LOWER(IF([.H288]&lt;&gt;&quot;&quot;;[.H288];&quot;&quot;))">
            <text:p/>
          </table:table-cell>
          <table:table-cell table:formula="of:=LOWER(IF([.H288]&lt;&gt;&quot;&quot;;[.K290];&quot;&quot;))">
            <text:p/>
          </table:table-cell>
          <table:table-cell table:formula="of:=LOWER(IF([.H288]&lt;&gt;&quot;&quot;;[.M291];&quot;&quot;))">
            <text:p/>
          </table:table-cell>
          <table:table-cell table:formula="of:=LOWER(IF([.H288]&lt;&gt;&quot;&quot;;[.N291];&quot;&quot;))">
            <text:p/>
          </table:table-cell>
          <table:table-cell table:formula="of:=LOWER(IF([.H288]&lt;&gt;&quot;&quot;;[.J289];&quot;&quot;))">
            <text:p/>
          </table:table-cell>
          <table:table-cell table:formula="of:=LOWER(IF([.H288]&lt;&gt;&quot;&quot;; &quot;MATCH (n:&quot; &amp; [.R288] &amp; &quot;), (m:&quot; &amp; [.P288] &amp; &quot;)&#10;WHERE m.&quot; &amp; [.Q288] &amp; &quot; = n. &quot; &amp; [.S288] &amp; &quot; &#10;create (n)-[:&quot; &amp; [.T28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ADMISSIONS(HADM_ID);</text:p>
          </table:table-cell>
          <table:table-cell table:formula="of:=OR( [.B289]=&quot;&quot;; NOT(ISERROR(FIND(&quot;DROP CONSTRAINT&quot;;[.B289]))); NOT(ISERROR(FIND(&quot;--&quot;;[.B289]))))" office:value-type="float" office:value="0" calcext:value-type="float">
            <text:p>0</text:p>
          </table:table-cell>
          <table:table-cell table:formula="of:=IF(AND( NOT([.C289]); NOT(ISERROR(FIND(&quot;ALTER TABLE&quot;;[.B289]  ))));&quot;Y&quot;;&quot;&quot;)">
            <text:p/>
          </table:table-cell>
          <table:table-cell table:formula="of:=IF(AND( [.D289]=&quot;&quot;; NOT(ISERROR(FIND(&quot;ADD CONSTRAINT&quot;;[.B289]  ))));&quot;Y&quot;;&quot;&quot;)">
            <text:p/>
          </table:table-cell>
          <table:table-cell table:formula="of:=IF(AND( [.E289]=&quot;&quot;; NOT(ISERROR(FIND(&quot;FOREIGN KEY&quot;;[.B289]  ))));&quot;Y&quot;;&quot;&quot;)">
            <text:p/>
          </table:table-cell>
          <table:table-cell table:formula="of:=IF(AND( [.F289]=&quot;&quot;; NOT(ISERROR(FIND(&quot;REFERENCES&quot;;[.B289]  ))));&quot;Y&quot;;&quot;&quot;)" office:value-type="string" office:string-value="Y" calcext:value-type="string">
            <text:p>Y</text:p>
          </table:table-cell>
          <table:table-cell table:formula="of:=IF([.D289]=&quot;Y&quot;; MID([.B289];FIND(&quot;ALTER TABLE&quot;;[.B289])+12;LEN([.B289]));&quot;&quot;)">
            <text:p/>
          </table:table-cell>
          <table:table-cell table:formula="of:=IF([.E289]=&quot;Y&quot;; MID([.B289];FIND(&quot;ADD CONSTRAINT&quot;;[.B289])+15;LEN([.B289]));&quot;&quot;)">
            <text:p/>
          </table:table-cell>
          <table:table-cell table:formula="of:=[.I289]">
            <text:p/>
          </table:table-cell>
          <table:table-cell table:formula="of:=IF([.F289]=&quot;Y&quot;; MID([.B289];FIND(&quot;FOREIGN KEY&quot;;[.B289])+13;LEN([.B289])-14);&quot;&quot;)">
            <text:p/>
          </table:table-cell>
          <table:table-cell table:formula="of:=IF([.G289]=&quot;Y&quot;; MID([.B289];FIND(&quot;REFERENCES&quot;;[.B289])+11;LEN([.B289]));&quot;&quot;)" office:value-type="string" office:string-value="ADMISSIONS(HADM_ID);" calcext:value-type="string">
            <text:p>ADMISSIONS(HADM_ID);</text:p>
          </table:table-cell>
          <table:table-cell table:formula="of:=IF([.L289]&lt;&gt;&quot;&quot;;LEFT([.L289];FIND(&quot;(&quot;;[.L289])-1);&quot;&quot;)" office:value-type="string" office:string-value="ADMISSIONS" calcext:value-type="string">
            <text:p>ADMISSIONS</text:p>
          </table:table-cell>
          <table:table-cell table:formula="of:=SUBSTITUTE( IF([.L289]&lt;&gt;&quot;&quot;;MID([.L289];FIND(&quot;(&quot;;[.L289])+1;LEN([.L289]));&quot;&quot;); &quot;);&quot;;&quot;&quot;)" office:value-type="string" office:string-value="HADM_ID" calcext:value-type="string">
            <text:p>HADM_ID</text:p>
          </table:table-cell>
          <table:table-cell table:style-name="ce16" table:formula="of:=LOWER(IF([.H289]&lt;&gt;&quot;&quot;; &quot;MATCH (n:&quot; &amp; [.M292] &amp; &quot;), (m:&quot; &amp; [.H289] &amp; &quot;)&#10;WHERE m.&quot; &amp; [.K291] &amp; &quot; = n. &quot; &amp; [.N292] &amp; &quot; &#10;create (n)-[:&quot; &amp; [.J290] &amp; &quot; ]-&gt;(m)&#10;RETURN n,m&quot;;&quot;&quot;))">
            <text:p/>
          </table:table-cell>
          <table:table-cell table:formula="of:=LOWER(IF([.H289]&lt;&gt;&quot;&quot;;[.H289];&quot;&quot;))">
            <text:p/>
          </table:table-cell>
          <table:table-cell table:formula="of:=LOWER(IF([.H289]&lt;&gt;&quot;&quot;;[.K291];&quot;&quot;))">
            <text:p/>
          </table:table-cell>
          <table:table-cell table:formula="of:=LOWER(IF([.H289]&lt;&gt;&quot;&quot;;[.M292];&quot;&quot;))">
            <text:p/>
          </table:table-cell>
          <table:table-cell table:formula="of:=LOWER(IF([.H289]&lt;&gt;&quot;&quot;;[.N292];&quot;&quot;))">
            <text:p/>
          </table:table-cell>
          <table:table-cell table:formula="of:=LOWER(IF([.H289]&lt;&gt;&quot;&quot;;[.J290];&quot;&quot;))">
            <text:p/>
          </table:table-cell>
          <table:table-cell table:formula="of:=LOWER(IF([.H289]&lt;&gt;&quot;&quot;; &quot;MATCH (n:&quot; &amp; [.R289] &amp; &quot;), (m:&quot; &amp; [.P289] &amp; &quot;)&#10;WHERE m.&quot; &amp; [.Q289] &amp; &quot; = n. &quot; &amp; [.S289] &amp; &quot; &#10;create (n)-[:&quot; &amp; [.T28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90]=&quot;&quot;; NOT(ISERROR(FIND(&quot;DROP CONSTRAINT&quot;;[.B290]))); NOT(ISERROR(FIND(&quot;--&quot;;[.B290]))))" office:value-type="float" office:value="1" calcext:value-type="float">
            <text:p>1</text:p>
          </table:table-cell>
          <table:table-cell table:formula="of:=IF(AND( NOT([.C290]); NOT(ISERROR(FIND(&quot;ALTER TABLE&quot;;[.B290]  ))));&quot;Y&quot;;&quot;&quot;)">
            <text:p/>
          </table:table-cell>
          <table:table-cell table:formula="of:=IF(AND( [.D290]=&quot;&quot;; NOT(ISERROR(FIND(&quot;ADD CONSTRAINT&quot;;[.B290]  ))));&quot;Y&quot;;&quot;&quot;)">
            <text:p/>
          </table:table-cell>
          <table:table-cell table:formula="of:=IF(AND( [.E290]=&quot;&quot;; NOT(ISERROR(FIND(&quot;FOREIGN KEY&quot;;[.B290]  ))));&quot;Y&quot;;&quot;&quot;)">
            <text:p/>
          </table:table-cell>
          <table:table-cell table:formula="of:=IF(AND( [.F290]=&quot;&quot;; NOT(ISERROR(FIND(&quot;REFERENCES&quot;;[.B290]  ))));&quot;Y&quot;;&quot;&quot;)">
            <text:p/>
          </table:table-cell>
          <table:table-cell table:formula="of:=IF([.D290]=&quot;Y&quot;; MID([.B290];FIND(&quot;ALTER TABLE&quot;;[.B290])+12;LEN([.B290]));&quot;&quot;)">
            <text:p/>
          </table:table-cell>
          <table:table-cell table:formula="of:=IF([.E290]=&quot;Y&quot;; MID([.B290];FIND(&quot;ADD CONSTRAINT&quot;;[.B290])+15;LEN([.B290]));&quot;&quot;)">
            <text:p/>
          </table:table-cell>
          <table:table-cell table:formula="of:=[.I290]">
            <text:p/>
          </table:table-cell>
          <table:table-cell table:formula="of:=IF([.F290]=&quot;Y&quot;; MID([.B290];FIND(&quot;FOREIGN KEY&quot;;[.B290])+13;LEN([.B290])-14);&quot;&quot;)">
            <text:p/>
          </table:table-cell>
          <table:table-cell table:formula="of:=IF([.G290]=&quot;Y&quot;; MID([.B290];FIND(&quot;REFERENCES&quot;;[.B290])+11;LEN([.B290]));&quot;&quot;)">
            <text:p/>
          </table:table-cell>
          <table:table-cell table:formula="of:=IF([.L290]&lt;&gt;&quot;&quot;;LEFT([.L290];FIND(&quot;(&quot;;[.L290])-1);&quot;&quot;)">
            <text:p/>
          </table:table-cell>
          <table:table-cell table:formula="of:=SUBSTITUTE( IF([.L290]&lt;&gt;&quot;&quot;;MID([.L290];FIND(&quot;(&quot;;[.L290])+1;LEN([.L290]));&quot;&quot;); &quot;);&quot;;&quot;&quot;)">
            <text:p/>
          </table:table-cell>
          <table:table-cell table:style-name="ce16" table:formula="of:=LOWER(IF([.H290]&lt;&gt;&quot;&quot;; &quot;MATCH (n:&quot; &amp; [.M293] &amp; &quot;), (m:&quot; &amp; [.H290] &amp; &quot;)&#10;WHERE m.&quot; &amp; [.K292] &amp; &quot; = n. &quot; &amp; [.N293] &amp; &quot; &#10;create (n)-[:&quot; &amp; [.J291] &amp; &quot; ]-&gt;(m)&#10;RETURN n,m&quot;;&quot;&quot;))">
            <text:p/>
          </table:table-cell>
          <table:table-cell table:formula="of:=LOWER(IF([.H290]&lt;&gt;&quot;&quot;;[.H290];&quot;&quot;))">
            <text:p/>
          </table:table-cell>
          <table:table-cell table:formula="of:=LOWER(IF([.H290]&lt;&gt;&quot;&quot;;[.K292];&quot;&quot;))">
            <text:p/>
          </table:table-cell>
          <table:table-cell table:formula="of:=LOWER(IF([.H290]&lt;&gt;&quot;&quot;;[.M293];&quot;&quot;))">
            <text:p/>
          </table:table-cell>
          <table:table-cell table:formula="of:=LOWER(IF([.H290]&lt;&gt;&quot;&quot;;[.N293];&quot;&quot;))">
            <text:p/>
          </table:table-cell>
          <table:table-cell table:formula="of:=LOWER(IF([.H290]&lt;&gt;&quot;&quot;;[.J291];&quot;&quot;))">
            <text:p/>
          </table:table-cell>
          <table:table-cell table:formula="of:=LOWER(IF([.H290]&lt;&gt;&quot;&quot;; &quot;MATCH (n:&quot; &amp; [.R290] &amp; &quot;), (m:&quot; &amp; [.P290] &amp; &quot;)&#10;WHERE m.&quot; &amp; [.Q290] &amp; &quot; = n. &quot; &amp; [.S290] &amp; &quot; &#10;create (n)-[:&quot; &amp; [.T29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item_id</text:p>
          </table:table-cell>
          <table:table-cell table:formula="of:=OR( [.B291]=&quot;&quot;; NOT(ISERROR(FIND(&quot;DROP CONSTRAINT&quot;;[.B291]))); NOT(ISERROR(FIND(&quot;--&quot;;[.B291]))))" office:value-type="float" office:value="1" calcext:value-type="float">
            <text:p>1</text:p>
          </table:table-cell>
          <table:table-cell table:formula="of:=IF(AND( NOT([.C291]); NOT(ISERROR(FIND(&quot;ALTER TABLE&quot;;[.B291]  ))));&quot;Y&quot;;&quot;&quot;)">
            <text:p/>
          </table:table-cell>
          <table:table-cell table:formula="of:=IF(AND( [.D291]=&quot;&quot;; NOT(ISERROR(FIND(&quot;ADD CONSTRAINT&quot;;[.B291]  ))));&quot;Y&quot;;&quot;&quot;)">
            <text:p/>
          </table:table-cell>
          <table:table-cell table:formula="of:=IF(AND( [.E291]=&quot;&quot;; NOT(ISERROR(FIND(&quot;FOREIGN KEY&quot;;[.B291]  ))));&quot;Y&quot;;&quot;&quot;)">
            <text:p/>
          </table:table-cell>
          <table:table-cell table:formula="of:=IF(AND( [.F291]=&quot;&quot;; NOT(ISERROR(FIND(&quot;REFERENCES&quot;;[.B291]  ))));&quot;Y&quot;;&quot;&quot;)">
            <text:p/>
          </table:table-cell>
          <table:table-cell table:formula="of:=IF([.D291]=&quot;Y&quot;; MID([.B291];FIND(&quot;ALTER TABLE&quot;;[.B291])+12;LEN([.B291]));&quot;&quot;)">
            <text:p/>
          </table:table-cell>
          <table:table-cell table:formula="of:=IF([.E291]=&quot;Y&quot;; MID([.B291];FIND(&quot;ADD CONSTRAINT&quot;;[.B291])+15;LEN([.B291]));&quot;&quot;)">
            <text:p/>
          </table:table-cell>
          <table:table-cell table:formula="of:=[.I291]">
            <text:p/>
          </table:table-cell>
          <table:table-cell table:formula="of:=IF([.F291]=&quot;Y&quot;; MID([.B291];FIND(&quot;FOREIGN KEY&quot;;[.B291])+13;LEN([.B291])-14);&quot;&quot;)">
            <text:p/>
          </table:table-cell>
          <table:table-cell table:formula="of:=IF([.G291]=&quot;Y&quot;; MID([.B291];FIND(&quot;REFERENCES&quot;;[.B291])+11;LEN([.B291]));&quot;&quot;)">
            <text:p/>
          </table:table-cell>
          <table:table-cell table:formula="of:=IF([.L291]&lt;&gt;&quot;&quot;;LEFT([.L291];FIND(&quot;(&quot;;[.L291])-1);&quot;&quot;)">
            <text:p/>
          </table:table-cell>
          <table:table-cell table:formula="of:=SUBSTITUTE( IF([.L291]&lt;&gt;&quot;&quot;;MID([.L291];FIND(&quot;(&quot;;[.L291])+1;LEN([.L291]));&quot;&quot;); &quot;);&quot;;&quot;&quot;)">
            <text:p/>
          </table:table-cell>
          <table:table-cell table:style-name="ce16" table:formula="of:=LOWER(IF([.H291]&lt;&gt;&quot;&quot;; &quot;MATCH (n:&quot; &amp; [.M294] &amp; &quot;), (m:&quot; &amp; [.H291] &amp; &quot;)&#10;WHERE m.&quot; &amp; [.K293] &amp; &quot; = n. &quot; &amp; [.N294] &amp; &quot; &#10;create (n)-[:&quot; &amp; [.J292] &amp; &quot; ]-&gt;(m)&#10;RETURN n,m&quot;;&quot;&quot;))">
            <text:p/>
          </table:table-cell>
          <table:table-cell table:formula="of:=LOWER(IF([.H291]&lt;&gt;&quot;&quot;;[.H291];&quot;&quot;))">
            <text:p/>
          </table:table-cell>
          <table:table-cell table:formula="of:=LOWER(IF([.H291]&lt;&gt;&quot;&quot;;[.K293];&quot;&quot;))">
            <text:p/>
          </table:table-cell>
          <table:table-cell table:formula="of:=LOWER(IF([.H291]&lt;&gt;&quot;&quot;;[.M294];&quot;&quot;))">
            <text:p/>
          </table:table-cell>
          <table:table-cell table:formula="of:=LOWER(IF([.H291]&lt;&gt;&quot;&quot;;[.N294];&quot;&quot;))">
            <text:p/>
          </table:table-cell>
          <table:table-cell table:formula="of:=LOWER(IF([.H291]&lt;&gt;&quot;&quot;;[.J292];&quot;&quot;))">
            <text:p/>
          </table:table-cell>
          <table:table-cell table:formula="of:=LOWER(IF([.H291]&lt;&gt;&quot;&quot;; &quot;MATCH (n:&quot; &amp; [.R291] &amp; &quot;), (m:&quot; &amp; [.P291] &amp; &quot;)&#10;WHERE m.&quot; &amp; [.Q291] &amp; &quot; = n. &quot; &amp; [.S291] &amp; &quot; &#10;create (n)-[:&quot; &amp; [.T29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LABEVENTS DROP CONSTRAINT IF EXISTS labevents_fk_itemid;</text:p>
          </table:table-cell>
          <table:table-cell table:formula="of:=OR( [.B292]=&quot;&quot;; NOT(ISERROR(FIND(&quot;DROP CONSTRAINT&quot;;[.B292]))); NOT(ISERROR(FIND(&quot;--&quot;;[.B292]))))" office:value-type="float" office:value="1" calcext:value-type="float">
            <text:p>1</text:p>
          </table:table-cell>
          <table:table-cell table:formula="of:=IF(AND( NOT([.C292]); NOT(ISERROR(FIND(&quot;ALTER TABLE&quot;;[.B292]  ))));&quot;Y&quot;;&quot;&quot;)">
            <text:p/>
          </table:table-cell>
          <table:table-cell table:formula="of:=IF(AND( [.D292]=&quot;&quot;; NOT(ISERROR(FIND(&quot;ADD CONSTRAINT&quot;;[.B292]  ))));&quot;Y&quot;;&quot;&quot;)">
            <text:p/>
          </table:table-cell>
          <table:table-cell table:formula="of:=IF(AND( [.E292]=&quot;&quot;; NOT(ISERROR(FIND(&quot;FOREIGN KEY&quot;;[.B292]  ))));&quot;Y&quot;;&quot;&quot;)">
            <text:p/>
          </table:table-cell>
          <table:table-cell table:formula="of:=IF(AND( [.F292]=&quot;&quot;; NOT(ISERROR(FIND(&quot;REFERENCES&quot;;[.B292]  ))));&quot;Y&quot;;&quot;&quot;)">
            <text:p/>
          </table:table-cell>
          <table:table-cell table:formula="of:=IF([.D292]=&quot;Y&quot;; MID([.B292];FIND(&quot;ALTER TABLE&quot;;[.B292])+12;LEN([.B292]));&quot;&quot;)">
            <text:p/>
          </table:table-cell>
          <table:table-cell table:formula="of:=IF([.E292]=&quot;Y&quot;; MID([.B292];FIND(&quot;ADD CONSTRAINT&quot;;[.B292])+15;LEN([.B292]));&quot;&quot;)">
            <text:p/>
          </table:table-cell>
          <table:table-cell table:formula="of:=[.I292]">
            <text:p/>
          </table:table-cell>
          <table:table-cell table:formula="of:=IF([.F292]=&quot;Y&quot;; MID([.B292];FIND(&quot;FOREIGN KEY&quot;;[.B292])+13;LEN([.B292])-14);&quot;&quot;)">
            <text:p/>
          </table:table-cell>
          <table:table-cell table:formula="of:=IF([.G292]=&quot;Y&quot;; MID([.B292];FIND(&quot;REFERENCES&quot;;[.B292])+11;LEN([.B292]));&quot;&quot;)">
            <text:p/>
          </table:table-cell>
          <table:table-cell table:formula="of:=IF([.L292]&lt;&gt;&quot;&quot;;LEFT([.L292];FIND(&quot;(&quot;;[.L292])-1);&quot;&quot;)">
            <text:p/>
          </table:table-cell>
          <table:table-cell table:formula="of:=SUBSTITUTE( IF([.L292]&lt;&gt;&quot;&quot;;MID([.L292];FIND(&quot;(&quot;;[.L292])+1;LEN([.L292]));&quot;&quot;); &quot;);&quot;;&quot;&quot;)">
            <text:p/>
          </table:table-cell>
          <table:table-cell table:style-name="ce16" table:formula="of:=LOWER(IF([.H292]&lt;&gt;&quot;&quot;; &quot;MATCH (n:&quot; &amp; [.M295] &amp; &quot;), (m:&quot; &amp; [.H292] &amp; &quot;)&#10;WHERE m.&quot; &amp; [.K294] &amp; &quot; = n. &quot; &amp; [.N295] &amp; &quot; &#10;create (n)-[:&quot; &amp; [.J293] &amp; &quot; ]-&gt;(m)&#10;RETURN n,m&quot;;&quot;&quot;))">
            <text:p/>
          </table:table-cell>
          <table:table-cell table:formula="of:=LOWER(IF([.H292]&lt;&gt;&quot;&quot;;[.H292];&quot;&quot;))">
            <text:p/>
          </table:table-cell>
          <table:table-cell table:formula="of:=LOWER(IF([.H292]&lt;&gt;&quot;&quot;;[.K294];&quot;&quot;))">
            <text:p/>
          </table:table-cell>
          <table:table-cell table:formula="of:=LOWER(IF([.H292]&lt;&gt;&quot;&quot;;[.M295];&quot;&quot;))">
            <text:p/>
          </table:table-cell>
          <table:table-cell table:formula="of:=LOWER(IF([.H292]&lt;&gt;&quot;&quot;;[.N295];&quot;&quot;))">
            <text:p/>
          </table:table-cell>
          <table:table-cell table:formula="of:=LOWER(IF([.H292]&lt;&gt;&quot;&quot;;[.J293];&quot;&quot;))">
            <text:p/>
          </table:table-cell>
          <table:table-cell table:formula="of:=LOWER(IF([.H292]&lt;&gt;&quot;&quot;; &quot;MATCH (n:&quot; &amp; [.R292] &amp; &quot;), (m:&quot; &amp; [.P292] &amp; &quot;)&#10;WHERE m.&quot; &amp; [.Q292] &amp; &quot; = n. &quot; &amp; [.S292] &amp; &quot; &#10;create (n)-[:&quot; &amp; [.T292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LABEVENTS</text:p>
          </table:table-cell>
          <table:table-cell table:formula="of:=OR( [.B293]=&quot;&quot;; NOT(ISERROR(FIND(&quot;DROP CONSTRAINT&quot;;[.B293]))); NOT(ISERROR(FIND(&quot;--&quot;;[.B293]))))" office:value-type="float" office:value="0" calcext:value-type="float">
            <text:p>0</text:p>
          </table:table-cell>
          <table:table-cell table:formula="of:=IF(AND( NOT([.C293]); NOT(ISERROR(FIND(&quot;ALTER TABLE&quot;;[.B293]  ))));&quot;Y&quot;;&quot;&quot;)" office:value-type="string" office:string-value="Y" calcext:value-type="string">
            <text:p>Y</text:p>
          </table:table-cell>
          <table:table-cell table:formula="of:=IF(AND( [.D293]=&quot;&quot;; NOT(ISERROR(FIND(&quot;ADD CONSTRAINT&quot;;[.B293]  ))));&quot;Y&quot;;&quot;&quot;)">
            <text:p/>
          </table:table-cell>
          <table:table-cell table:formula="of:=IF(AND( [.E293]=&quot;&quot;; NOT(ISERROR(FIND(&quot;FOREIGN KEY&quot;;[.B293]  ))));&quot;Y&quot;;&quot;&quot;)">
            <text:p/>
          </table:table-cell>
          <table:table-cell table:formula="of:=IF(AND( [.F293]=&quot;&quot;; NOT(ISERROR(FIND(&quot;REFERENCES&quot;;[.B293]  ))));&quot;Y&quot;;&quot;&quot;)">
            <text:p/>
          </table:table-cell>
          <table:table-cell table:formula="of:=IF([.D293]=&quot;Y&quot;; MID([.B293];FIND(&quot;ALTER TABLE&quot;;[.B293])+12;LEN([.B293]));&quot;&quot;)" office:value-type="string" office:string-value="LABEVENTS" calcext:value-type="string">
            <text:p>LABEVENTS</text:p>
          </table:table-cell>
          <table:table-cell table:formula="of:=IF([.E293]=&quot;Y&quot;; MID([.B293];FIND(&quot;ADD CONSTRAINT&quot;;[.B293])+15;LEN([.B293]));&quot;&quot;)">
            <text:p/>
          </table:table-cell>
          <table:table-cell table:formula="of:=[.I293]">
            <text:p/>
          </table:table-cell>
          <table:table-cell table:formula="of:=IF([.F293]=&quot;Y&quot;; MID([.B293];FIND(&quot;FOREIGN KEY&quot;;[.B293])+13;LEN([.B293])-14);&quot;&quot;)">
            <text:p/>
          </table:table-cell>
          <table:table-cell table:formula="of:=IF([.G293]=&quot;Y&quot;; MID([.B293];FIND(&quot;REFERENCES&quot;;[.B293])+11;LEN([.B293]));&quot;&quot;)">
            <text:p/>
          </table:table-cell>
          <table:table-cell table:formula="of:=IF([.L293]&lt;&gt;&quot;&quot;;LEFT([.L293];FIND(&quot;(&quot;;[.L293])-1);&quot;&quot;)">
            <text:p/>
          </table:table-cell>
          <table:table-cell table:formula="of:=SUBSTITUTE( IF([.L293]&lt;&gt;&quot;&quot;;MID([.L293];FIND(&quot;(&quot;;[.L293])+1;LEN([.L293]));&quot;&quot;); &quot;);&quot;;&quot;&quot;)">
            <text:p/>
          </table:table-cell>
          <table:table-cell table:style-name="ce16" table:formula="of:=LOWER(IF([.H293]&lt;&gt;&quot;&quot;; &quot;MATCH (n:&quot; &amp; [.M296] &amp; &quot;), (m:&quot; &amp; [.H293] &amp; &quot;)&#10;WHERE m.&quot; &amp; [.K295] &amp; &quot; = n. &quot; &amp; [.N296] &amp; &quot; &#10;create (n)-[:&quot; &amp; [.J294] &amp; &quot; ]-&gt;(m)&#10;RETURN n,m&quot;;&quot;&quot;))" office:value-type="string" office:string-value="match (n:d_labitems), (m:labevents)&#10;where m.itemid = n. itemid &#10;create (n)-[:labevents_fk_itemid ]-&gt;(m)&#10;return n,m" calcext:value-type="string">
            <text:p>match (n:d_labitems), (m:labevents)</text:p>
            <text:p>where m.itemid = n. itemid </text:p>
            <text:p>create (n)-[:labevents_fk_itemid ]-&gt;(m)</text:p>
            <text:p>return n,m</text:p>
          </table:table-cell>
          <table:table-cell table:formula="of:=LOWER(IF([.H293]&lt;&gt;&quot;&quot;;[.H293];&quot;&quot;))" office:value-type="string" office:string-value="labevents" calcext:value-type="string">
            <text:p>labevents</text:p>
          </table:table-cell>
          <table:table-cell table:formula="of:=LOWER(IF([.H293]&lt;&gt;&quot;&quot;;[.K295];&quot;&quot;))" office:value-type="string" office:string-value="itemid" calcext:value-type="string">
            <text:p>itemid</text:p>
          </table:table-cell>
          <table:table-cell table:formula="of:=LOWER(IF([.H293]&lt;&gt;&quot;&quot;;[.M296];&quot;&quot;))" office:value-type="string" office:string-value="d_labitems" calcext:value-type="string">
            <text:p>d_labitems</text:p>
          </table:table-cell>
          <table:table-cell table:formula="of:=LOWER(IF([.H293]&lt;&gt;&quot;&quot;;[.N296];&quot;&quot;))" office:value-type="string" office:string-value="itemid" calcext:value-type="string">
            <text:p>itemid</text:p>
          </table:table-cell>
          <table:table-cell table:formula="of:=LOWER(IF([.H293]&lt;&gt;&quot;&quot;;[.J294];&quot;&quot;))" office:value-type="string" office:string-value="labevents_fk_itemid" calcext:value-type="string">
            <text:p>labevents_fk_itemid</text:p>
          </table:table-cell>
          <table:table-cell table:formula="of:=LOWER(IF([.H293]&lt;&gt;&quot;&quot;; &quot;MATCH (n:&quot; &amp; [.R293] &amp; &quot;), (m:&quot; &amp; [.P293] &amp; &quot;)&#10;WHERE m.&quot; &amp; [.Q293] &amp; &quot; = n. &quot; &amp; [.S293] &amp; &quot; &#10;create (n)-[:&quot; &amp; [.T293] &amp; &quot; ]-&gt;(m)&#10;RETURN n,m&quot;;&quot;&quot;))" office:value-type="string" office:string-value="match (n:d_labitems), (m:labevents)&#10;where m.itemid = n. itemid &#10;create (n)-[:labevents_fk_itemid ]-&gt;(m)&#10;return n,m" calcext:value-type="string">
            <text:p>match (n:d_labitems), (m:labevents)</text:p>
            <text:p>where m.itemid = n. itemid </text:p>
            <text:p>create (n)-[:labevents_fk_item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labevents_fk_itemid</text:p>
          </table:table-cell>
          <table:table-cell table:formula="of:=OR( [.B294]=&quot;&quot;; NOT(ISERROR(FIND(&quot;DROP CONSTRAINT&quot;;[.B294]))); NOT(ISERROR(FIND(&quot;--&quot;;[.B294]))))" office:value-type="float" office:value="0" calcext:value-type="float">
            <text:p>0</text:p>
          </table:table-cell>
          <table:table-cell table:formula="of:=IF(AND( NOT([.C294]); NOT(ISERROR(FIND(&quot;ALTER TABLE&quot;;[.B294]  ))));&quot;Y&quot;;&quot;&quot;)">
            <text:p/>
          </table:table-cell>
          <table:table-cell table:formula="of:=IF(AND( [.D294]=&quot;&quot;; NOT(ISERROR(FIND(&quot;ADD CONSTRAINT&quot;;[.B294]  ))));&quot;Y&quot;;&quot;&quot;)" office:value-type="string" office:string-value="Y" calcext:value-type="string">
            <text:p>Y</text:p>
          </table:table-cell>
          <table:table-cell table:formula="of:=IF(AND( [.E294]=&quot;&quot;; NOT(ISERROR(FIND(&quot;FOREIGN KEY&quot;;[.B294]  ))));&quot;Y&quot;;&quot;&quot;)">
            <text:p/>
          </table:table-cell>
          <table:table-cell table:formula="of:=IF(AND( [.F294]=&quot;&quot;; NOT(ISERROR(FIND(&quot;REFERENCES&quot;;[.B294]  ))));&quot;Y&quot;;&quot;&quot;)">
            <text:p/>
          </table:table-cell>
          <table:table-cell table:formula="of:=IF([.D294]=&quot;Y&quot;; MID([.B294];FIND(&quot;ALTER TABLE&quot;;[.B294])+12;LEN([.B294]));&quot;&quot;)">
            <text:p/>
          </table:table-cell>
          <table:table-cell table:formula="of:=IF([.E294]=&quot;Y&quot;; MID([.B294];FIND(&quot;ADD CONSTRAINT&quot;;[.B294])+15;LEN([.B294]));&quot;&quot;)" office:value-type="string" office:string-value="labevents_fk_itemid" calcext:value-type="string">
            <text:p>labevents_fk_itemid</text:p>
          </table:table-cell>
          <table:table-cell table:formula="of:=[.I294]" office:value-type="string" office:string-value="labevents_fk_itemid" calcext:value-type="string">
            <text:p>labevents_fk_itemid</text:p>
          </table:table-cell>
          <table:table-cell table:formula="of:=IF([.F294]=&quot;Y&quot;; MID([.B294];FIND(&quot;FOREIGN KEY&quot;;[.B294])+13;LEN([.B294])-14);&quot;&quot;)">
            <text:p/>
          </table:table-cell>
          <table:table-cell table:formula="of:=IF([.G294]=&quot;Y&quot;; MID([.B294];FIND(&quot;REFERENCES&quot;;[.B294])+11;LEN([.B294]));&quot;&quot;)">
            <text:p/>
          </table:table-cell>
          <table:table-cell table:formula="of:=IF([.L294]&lt;&gt;&quot;&quot;;LEFT([.L294];FIND(&quot;(&quot;;[.L294])-1);&quot;&quot;)">
            <text:p/>
          </table:table-cell>
          <table:table-cell table:formula="of:=SUBSTITUTE( IF([.L294]&lt;&gt;&quot;&quot;;MID([.L294];FIND(&quot;(&quot;;[.L294])+1;LEN([.L294]));&quot;&quot;); &quot;);&quot;;&quot;&quot;)">
            <text:p/>
          </table:table-cell>
          <table:table-cell table:style-name="ce16" table:formula="of:=LOWER(IF([.H294]&lt;&gt;&quot;&quot;; &quot;MATCH (n:&quot; &amp; [.M297] &amp; &quot;), (m:&quot; &amp; [.H294] &amp; &quot;)&#10;WHERE m.&quot; &amp; [.K296] &amp; &quot; = n. &quot; &amp; [.N297] &amp; &quot; &#10;create (n)-[:&quot; &amp; [.J295] &amp; &quot; ]-&gt;(m)&#10;RETURN n,m&quot;;&quot;&quot;))">
            <text:p/>
          </table:table-cell>
          <table:table-cell table:formula="of:=LOWER(IF([.H294]&lt;&gt;&quot;&quot;;[.H294];&quot;&quot;))">
            <text:p/>
          </table:table-cell>
          <table:table-cell table:formula="of:=LOWER(IF([.H294]&lt;&gt;&quot;&quot;;[.K296];&quot;&quot;))">
            <text:p/>
          </table:table-cell>
          <table:table-cell table:formula="of:=LOWER(IF([.H294]&lt;&gt;&quot;&quot;;[.M297];&quot;&quot;))">
            <text:p/>
          </table:table-cell>
          <table:table-cell table:formula="of:=LOWER(IF([.H294]&lt;&gt;&quot;&quot;;[.N297];&quot;&quot;))">
            <text:p/>
          </table:table-cell>
          <table:table-cell table:formula="of:=LOWER(IF([.H294]&lt;&gt;&quot;&quot;;[.J295];&quot;&quot;))">
            <text:p/>
          </table:table-cell>
          <table:table-cell table:formula="of:=LOWER(IF([.H294]&lt;&gt;&quot;&quot;; &quot;MATCH (n:&quot; &amp; [.R294] &amp; &quot;), (m:&quot; &amp; [.P294] &amp; &quot;)&#10;WHERE m.&quot; &amp; [.Q294] &amp; &quot; = n. &quot; &amp; [.S294] &amp; &quot; &#10;create (n)-[:&quot; &amp; [.T29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ITEMID)</text:p>
          </table:table-cell>
          <table:table-cell table:formula="of:=OR( [.B295]=&quot;&quot;; NOT(ISERROR(FIND(&quot;DROP CONSTRAINT&quot;;[.B295]))); NOT(ISERROR(FIND(&quot;--&quot;;[.B295]))))" office:value-type="float" office:value="0" calcext:value-type="float">
            <text:p>0</text:p>
          </table:table-cell>
          <table:table-cell table:formula="of:=IF(AND( NOT([.C295]); NOT(ISERROR(FIND(&quot;ALTER TABLE&quot;;[.B295]  ))));&quot;Y&quot;;&quot;&quot;)">
            <text:p/>
          </table:table-cell>
          <table:table-cell table:formula="of:=IF(AND( [.D295]=&quot;&quot;; NOT(ISERROR(FIND(&quot;ADD CONSTRAINT&quot;;[.B295]  ))));&quot;Y&quot;;&quot;&quot;)">
            <text:p/>
          </table:table-cell>
          <table:table-cell table:formula="of:=IF(AND( [.E295]=&quot;&quot;; NOT(ISERROR(FIND(&quot;FOREIGN KEY&quot;;[.B295]  ))));&quot;Y&quot;;&quot;&quot;)" office:value-type="string" office:string-value="Y" calcext:value-type="string">
            <text:p>Y</text:p>
          </table:table-cell>
          <table:table-cell table:formula="of:=IF(AND( [.F295]=&quot;&quot;; NOT(ISERROR(FIND(&quot;REFERENCES&quot;;[.B295]  ))));&quot;Y&quot;;&quot;&quot;)">
            <text:p/>
          </table:table-cell>
          <table:table-cell table:formula="of:=IF([.D295]=&quot;Y&quot;; MID([.B295];FIND(&quot;ALTER TABLE&quot;;[.B295])+12;LEN([.B295]));&quot;&quot;)">
            <text:p/>
          </table:table-cell>
          <table:table-cell table:formula="of:=IF([.E295]=&quot;Y&quot;; MID([.B295];FIND(&quot;ADD CONSTRAINT&quot;;[.B295])+15;LEN([.B295]));&quot;&quot;)">
            <text:p/>
          </table:table-cell>
          <table:table-cell table:formula="of:=[.I295]">
            <text:p/>
          </table:table-cell>
          <table:table-cell table:formula="of:=IF([.F295]=&quot;Y&quot;; MID([.B295];FIND(&quot;FOREIGN KEY&quot;;[.B295])+13;LEN([.B295])-14);&quot;&quot;)" office:value-type="string" office:string-value="ITEMID" calcext:value-type="string">
            <text:p>ITEMID</text:p>
          </table:table-cell>
          <table:table-cell table:formula="of:=IF([.G295]=&quot;Y&quot;; MID([.B295];FIND(&quot;REFERENCES&quot;;[.B295])+11;LEN([.B295]));&quot;&quot;)">
            <text:p/>
          </table:table-cell>
          <table:table-cell table:formula="of:=IF([.L295]&lt;&gt;&quot;&quot;;LEFT([.L295];FIND(&quot;(&quot;;[.L295])-1);&quot;&quot;)">
            <text:p/>
          </table:table-cell>
          <table:table-cell table:formula="of:=SUBSTITUTE( IF([.L295]&lt;&gt;&quot;&quot;;MID([.L295];FIND(&quot;(&quot;;[.L295])+1;LEN([.L295]));&quot;&quot;); &quot;);&quot;;&quot;&quot;)">
            <text:p/>
          </table:table-cell>
          <table:table-cell table:style-name="ce16" table:formula="of:=LOWER(IF([.H295]&lt;&gt;&quot;&quot;; &quot;MATCH (n:&quot; &amp; [.M298] &amp; &quot;), (m:&quot; &amp; [.H295] &amp; &quot;)&#10;WHERE m.&quot; &amp; [.K297] &amp; &quot; = n. &quot; &amp; [.N298] &amp; &quot; &#10;create (n)-[:&quot; &amp; [.J296] &amp; &quot; ]-&gt;(m)&#10;RETURN n,m&quot;;&quot;&quot;))">
            <text:p/>
          </table:table-cell>
          <table:table-cell table:formula="of:=LOWER(IF([.H295]&lt;&gt;&quot;&quot;;[.H295];&quot;&quot;))">
            <text:p/>
          </table:table-cell>
          <table:table-cell table:formula="of:=LOWER(IF([.H295]&lt;&gt;&quot;&quot;;[.K297];&quot;&quot;))">
            <text:p/>
          </table:table-cell>
          <table:table-cell table:formula="of:=LOWER(IF([.H295]&lt;&gt;&quot;&quot;;[.M298];&quot;&quot;))">
            <text:p/>
          </table:table-cell>
          <table:table-cell table:formula="of:=LOWER(IF([.H295]&lt;&gt;&quot;&quot;;[.N298];&quot;&quot;))">
            <text:p/>
          </table:table-cell>
          <table:table-cell table:formula="of:=LOWER(IF([.H295]&lt;&gt;&quot;&quot;;[.J296];&quot;&quot;))">
            <text:p/>
          </table:table-cell>
          <table:table-cell table:formula="of:=LOWER(IF([.H295]&lt;&gt;&quot;&quot;; &quot;MATCH (n:&quot; &amp; [.R295] &amp; &quot;), (m:&quot; &amp; [.P295] &amp; &quot;)&#10;WHERE m.&quot; &amp; [.Q295] &amp; &quot; = n. &quot; &amp; [.S295] &amp; &quot; &#10;create (n)-[:&quot; &amp; [.T29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D_LABITEMS(ITEMID);</text:p>
          </table:table-cell>
          <table:table-cell table:formula="of:=OR( [.B296]=&quot;&quot;; NOT(ISERROR(FIND(&quot;DROP CONSTRAINT&quot;;[.B296]))); NOT(ISERROR(FIND(&quot;--&quot;;[.B296]))))" office:value-type="float" office:value="0" calcext:value-type="float">
            <text:p>0</text:p>
          </table:table-cell>
          <table:table-cell table:formula="of:=IF(AND( NOT([.C296]); NOT(ISERROR(FIND(&quot;ALTER TABLE&quot;;[.B296]  ))));&quot;Y&quot;;&quot;&quot;)">
            <text:p/>
          </table:table-cell>
          <table:table-cell table:formula="of:=IF(AND( [.D296]=&quot;&quot;; NOT(ISERROR(FIND(&quot;ADD CONSTRAINT&quot;;[.B296]  ))));&quot;Y&quot;;&quot;&quot;)">
            <text:p/>
          </table:table-cell>
          <table:table-cell table:formula="of:=IF(AND( [.E296]=&quot;&quot;; NOT(ISERROR(FIND(&quot;FOREIGN KEY&quot;;[.B296]  ))));&quot;Y&quot;;&quot;&quot;)">
            <text:p/>
          </table:table-cell>
          <table:table-cell table:formula="of:=IF(AND( [.F296]=&quot;&quot;; NOT(ISERROR(FIND(&quot;REFERENCES&quot;;[.B296]  ))));&quot;Y&quot;;&quot;&quot;)" office:value-type="string" office:string-value="Y" calcext:value-type="string">
            <text:p>Y</text:p>
          </table:table-cell>
          <table:table-cell table:formula="of:=IF([.D296]=&quot;Y&quot;; MID([.B296];FIND(&quot;ALTER TABLE&quot;;[.B296])+12;LEN([.B296]));&quot;&quot;)">
            <text:p/>
          </table:table-cell>
          <table:table-cell table:formula="of:=IF([.E296]=&quot;Y&quot;; MID([.B296];FIND(&quot;ADD CONSTRAINT&quot;;[.B296])+15;LEN([.B296]));&quot;&quot;)">
            <text:p/>
          </table:table-cell>
          <table:table-cell table:formula="of:=[.I296]">
            <text:p/>
          </table:table-cell>
          <table:table-cell table:formula="of:=IF([.F296]=&quot;Y&quot;; MID([.B296];FIND(&quot;FOREIGN KEY&quot;;[.B296])+13;LEN([.B296])-14);&quot;&quot;)">
            <text:p/>
          </table:table-cell>
          <table:table-cell table:formula="of:=IF([.G296]=&quot;Y&quot;; MID([.B296];FIND(&quot;REFERENCES&quot;;[.B296])+11;LEN([.B296]));&quot;&quot;)" office:value-type="string" office:string-value="D_LABITEMS(ITEMID);" calcext:value-type="string">
            <text:p>D_LABITEMS(ITEMID);</text:p>
          </table:table-cell>
          <table:table-cell table:formula="of:=IF([.L296]&lt;&gt;&quot;&quot;;LEFT([.L296];FIND(&quot;(&quot;;[.L296])-1);&quot;&quot;)" office:value-type="string" office:string-value="D_LABITEMS" calcext:value-type="string">
            <text:p>D_LABITEMS</text:p>
          </table:table-cell>
          <table:table-cell table:formula="of:=SUBSTITUTE( IF([.L296]&lt;&gt;&quot;&quot;;MID([.L296];FIND(&quot;(&quot;;[.L296])+1;LEN([.L296]));&quot;&quot;); &quot;);&quot;;&quot;&quot;)" office:value-type="string" office:string-value="ITEMID" calcext:value-type="string">
            <text:p>ITEMID</text:p>
          </table:table-cell>
          <table:table-cell table:style-name="ce16" table:formula="of:=LOWER(IF([.H296]&lt;&gt;&quot;&quot;; &quot;MATCH (n:&quot; &amp; [.M299] &amp; &quot;), (m:&quot; &amp; [.H296] &amp; &quot;)&#10;WHERE m.&quot; &amp; [.K298] &amp; &quot; = n. &quot; &amp; [.N299] &amp; &quot; &#10;create (n)-[:&quot; &amp; [.J297] &amp; &quot; ]-&gt;(m)&#10;RETURN n,m&quot;;&quot;&quot;))">
            <text:p/>
          </table:table-cell>
          <table:table-cell table:formula="of:=LOWER(IF([.H296]&lt;&gt;&quot;&quot;;[.H296];&quot;&quot;))">
            <text:p/>
          </table:table-cell>
          <table:table-cell table:formula="of:=LOWER(IF([.H296]&lt;&gt;&quot;&quot;;[.K298];&quot;&quot;))">
            <text:p/>
          </table:table-cell>
          <table:table-cell table:formula="of:=LOWER(IF([.H296]&lt;&gt;&quot;&quot;;[.M299];&quot;&quot;))">
            <text:p/>
          </table:table-cell>
          <table:table-cell table:formula="of:=LOWER(IF([.H296]&lt;&gt;&quot;&quot;;[.N299];&quot;&quot;))">
            <text:p/>
          </table:table-cell>
          <table:table-cell table:formula="of:=LOWER(IF([.H296]&lt;&gt;&quot;&quot;;[.J297];&quot;&quot;))">
            <text:p/>
          </table:table-cell>
          <table:table-cell table:formula="of:=LOWER(IF([.H296]&lt;&gt;&quot;&quot;; &quot;MATCH (n:&quot; &amp; [.R296] &amp; &quot;), (m:&quot; &amp; [.P296] &amp; &quot;)&#10;WHERE m.&quot; &amp; [.Q296] &amp; &quot; = n. &quot; &amp; [.S296] &amp; &quot; &#10;create (n)-[:&quot; &amp; [.T29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297]=&quot;&quot;; NOT(ISERROR(FIND(&quot;DROP CONSTRAINT&quot;;[.B297]))); NOT(ISERROR(FIND(&quot;--&quot;;[.B297]))))" office:value-type="float" office:value="1" calcext:value-type="float">
            <text:p>1</text:p>
          </table:table-cell>
          <table:table-cell table:formula="of:=IF(AND( NOT([.C297]); NOT(ISERROR(FIND(&quot;ALTER TABLE&quot;;[.B297]  ))));&quot;Y&quot;;&quot;&quot;)">
            <text:p/>
          </table:table-cell>
          <table:table-cell table:formula="of:=IF(AND( [.D297]=&quot;&quot;; NOT(ISERROR(FIND(&quot;ADD CONSTRAINT&quot;;[.B297]  ))));&quot;Y&quot;;&quot;&quot;)">
            <text:p/>
          </table:table-cell>
          <table:table-cell table:formula="of:=IF(AND( [.E297]=&quot;&quot;; NOT(ISERROR(FIND(&quot;FOREIGN KEY&quot;;[.B297]  ))));&quot;Y&quot;;&quot;&quot;)">
            <text:p/>
          </table:table-cell>
          <table:table-cell table:formula="of:=IF(AND( [.F297]=&quot;&quot;; NOT(ISERROR(FIND(&quot;REFERENCES&quot;;[.B297]  ))));&quot;Y&quot;;&quot;&quot;)">
            <text:p/>
          </table:table-cell>
          <table:table-cell table:formula="of:=IF([.D297]=&quot;Y&quot;; MID([.B297];FIND(&quot;ALTER TABLE&quot;;[.B297])+12;LEN([.B297]));&quot;&quot;)">
            <text:p/>
          </table:table-cell>
          <table:table-cell table:formula="of:=IF([.E297]=&quot;Y&quot;; MID([.B297];FIND(&quot;ADD CONSTRAINT&quot;;[.B297])+15;LEN([.B297]));&quot;&quot;)">
            <text:p/>
          </table:table-cell>
          <table:table-cell table:formula="of:=[.I297]">
            <text:p/>
          </table:table-cell>
          <table:table-cell table:formula="of:=IF([.F297]=&quot;Y&quot;; MID([.B297];FIND(&quot;FOREIGN KEY&quot;;[.B297])+13;LEN([.B297])-14);&quot;&quot;)">
            <text:p/>
          </table:table-cell>
          <table:table-cell table:formula="of:=IF([.G297]=&quot;Y&quot;; MID([.B297];FIND(&quot;REFERENCES&quot;;[.B297])+11;LEN([.B297]));&quot;&quot;)">
            <text:p/>
          </table:table-cell>
          <table:table-cell table:formula="of:=IF([.L297]&lt;&gt;&quot;&quot;;LEFT([.L297];FIND(&quot;(&quot;;[.L297])-1);&quot;&quot;)">
            <text:p/>
          </table:table-cell>
          <table:table-cell table:formula="of:=SUBSTITUTE( IF([.L297]&lt;&gt;&quot;&quot;;MID([.L297];FIND(&quot;(&quot;;[.L297])+1;LEN([.L297]));&quot;&quot;); &quot;);&quot;;&quot;&quot;)">
            <text:p/>
          </table:table-cell>
          <table:table-cell table:style-name="ce16" table:formula="of:=LOWER(IF([.H297]&lt;&gt;&quot;&quot;; &quot;MATCH (n:&quot; &amp; [.M300] &amp; &quot;), (m:&quot; &amp; [.H297] &amp; &quot;)&#10;WHERE m.&quot; &amp; [.K299] &amp; &quot; = n. &quot; &amp; [.N300] &amp; &quot; &#10;create (n)-[:&quot; &amp; [.J298] &amp; &quot; ]-&gt;(m)&#10;RETURN n,m&quot;;&quot;&quot;))">
            <text:p/>
          </table:table-cell>
          <table:table-cell table:formula="of:=LOWER(IF([.H297]&lt;&gt;&quot;&quot;;[.H297];&quot;&quot;))">
            <text:p/>
          </table:table-cell>
          <table:table-cell table:formula="of:=LOWER(IF([.H297]&lt;&gt;&quot;&quot;;[.K299];&quot;&quot;))">
            <text:p/>
          </table:table-cell>
          <table:table-cell table:formula="of:=LOWER(IF([.H297]&lt;&gt;&quot;&quot;;[.M300];&quot;&quot;))">
            <text:p/>
          </table:table-cell>
          <table:table-cell table:formula="of:=LOWER(IF([.H297]&lt;&gt;&quot;&quot;;[.N300];&quot;&quot;))">
            <text:p/>
          </table:table-cell>
          <table:table-cell table:formula="of:=LOWER(IF([.H297]&lt;&gt;&quot;&quot;;[.J298];&quot;&quot;))">
            <text:p/>
          </table:table-cell>
          <table:table-cell table:formula="of:=LOWER(IF([.H297]&lt;&gt;&quot;&quot;; &quot;MATCH (n:&quot; &amp; [.R297] &amp; &quot;), (m:&quot; &amp; [.P297] &amp; &quot;)&#10;WHERE m.&quot; &amp; [.Q297] &amp; &quot; = n. &quot; &amp; [.S297] &amp; &quot; &#10;create (n)-[:&quot; &amp; [.T29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------</text:p>
          </table:table-cell>
          <table:table-cell table:formula="of:=OR( [.B298]=&quot;&quot;; NOT(ISERROR(FIND(&quot;DROP CONSTRAINT&quot;;[.B298]))); NOT(ISERROR(FIND(&quot;--&quot;;[.B298]))))" office:value-type="float" office:value="1" calcext:value-type="float">
            <text:p>1</text:p>
          </table:table-cell>
          <table:table-cell table:formula="of:=IF(AND( NOT([.C298]); NOT(ISERROR(FIND(&quot;ALTER TABLE&quot;;[.B298]  ))));&quot;Y&quot;;&quot;&quot;)">
            <text:p/>
          </table:table-cell>
          <table:table-cell table:formula="of:=IF(AND( [.D298]=&quot;&quot;; NOT(ISERROR(FIND(&quot;ADD CONSTRAINT&quot;;[.B298]  ))));&quot;Y&quot;;&quot;&quot;)">
            <text:p/>
          </table:table-cell>
          <table:table-cell table:formula="of:=IF(AND( [.E298]=&quot;&quot;; NOT(ISERROR(FIND(&quot;FOREIGN KEY&quot;;[.B298]  ))));&quot;Y&quot;;&quot;&quot;)">
            <text:p/>
          </table:table-cell>
          <table:table-cell table:formula="of:=IF(AND( [.F298]=&quot;&quot;; NOT(ISERROR(FIND(&quot;REFERENCES&quot;;[.B298]  ))));&quot;Y&quot;;&quot;&quot;)">
            <text:p/>
          </table:table-cell>
          <table:table-cell table:formula="of:=IF([.D298]=&quot;Y&quot;; MID([.B298];FIND(&quot;ALTER TABLE&quot;;[.B298])+12;LEN([.B298]));&quot;&quot;)">
            <text:p/>
          </table:table-cell>
          <table:table-cell table:formula="of:=IF([.E298]=&quot;Y&quot;; MID([.B298];FIND(&quot;ADD CONSTRAINT&quot;;[.B298])+15;LEN([.B298]));&quot;&quot;)">
            <text:p/>
          </table:table-cell>
          <table:table-cell table:formula="of:=[.I298]">
            <text:p/>
          </table:table-cell>
          <table:table-cell table:formula="of:=IF([.F298]=&quot;Y&quot;; MID([.B298];FIND(&quot;FOREIGN KEY&quot;;[.B298])+13;LEN([.B298])-14);&quot;&quot;)">
            <text:p/>
          </table:table-cell>
          <table:table-cell table:formula="of:=IF([.G298]=&quot;Y&quot;; MID([.B298];FIND(&quot;REFERENCES&quot;;[.B298])+11;LEN([.B298]));&quot;&quot;)">
            <text:p/>
          </table:table-cell>
          <table:table-cell table:formula="of:=IF([.L298]&lt;&gt;&quot;&quot;;LEFT([.L298];FIND(&quot;(&quot;;[.L298])-1);&quot;&quot;)">
            <text:p/>
          </table:table-cell>
          <table:table-cell table:formula="of:=SUBSTITUTE( IF([.L298]&lt;&gt;&quot;&quot;;MID([.L298];FIND(&quot;(&quot;;[.L298])+1;LEN([.L298]));&quot;&quot;); &quot;);&quot;;&quot;&quot;)">
            <text:p/>
          </table:table-cell>
          <table:table-cell table:style-name="ce16" table:formula="of:=LOWER(IF([.H298]&lt;&gt;&quot;&quot;; &quot;MATCH (n:&quot; &amp; [.M301] &amp; &quot;), (m:&quot; &amp; [.H298] &amp; &quot;)&#10;WHERE m.&quot; &amp; [.K300] &amp; &quot; = n. &quot; &amp; [.N301] &amp; &quot; &#10;create (n)-[:&quot; &amp; [.J299] &amp; &quot; ]-&gt;(m)&#10;RETURN n,m&quot;;&quot;&quot;))">
            <text:p/>
          </table:table-cell>
          <table:table-cell table:formula="of:=LOWER(IF([.H298]&lt;&gt;&quot;&quot;;[.H298];&quot;&quot;))">
            <text:p/>
          </table:table-cell>
          <table:table-cell table:formula="of:=LOWER(IF([.H298]&lt;&gt;&quot;&quot;;[.K300];&quot;&quot;))">
            <text:p/>
          </table:table-cell>
          <table:table-cell table:formula="of:=LOWER(IF([.H298]&lt;&gt;&quot;&quot;;[.M301];&quot;&quot;))">
            <text:p/>
          </table:table-cell>
          <table:table-cell table:formula="of:=LOWER(IF([.H298]&lt;&gt;&quot;&quot;;[.N301];&quot;&quot;))">
            <text:p/>
          </table:table-cell>
          <table:table-cell table:formula="of:=LOWER(IF([.H298]&lt;&gt;&quot;&quot;;[.J299];&quot;&quot;))">
            <text:p/>
          </table:table-cell>
          <table:table-cell table:formula="of:=LOWER(IF([.H298]&lt;&gt;&quot;&quot;; &quot;MATCH (n:&quot; &amp; [.R298] &amp; &quot;), (m:&quot; &amp; [.P298] &amp; &quot;)&#10;WHERE m.&quot; &amp; [.Q298] &amp; &quot; = n. &quot; &amp; [.S298] &amp; &quot; &#10;create (n)-[:&quot; &amp; [.T29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MICROBIOLOGYEVENTS--</text:p>
          </table:table-cell>
          <table:table-cell table:formula="of:=OR( [.B299]=&quot;&quot;; NOT(ISERROR(FIND(&quot;DROP CONSTRAINT&quot;;[.B299]))); NOT(ISERROR(FIND(&quot;--&quot;;[.B299]))))" office:value-type="float" office:value="1" calcext:value-type="float">
            <text:p>1</text:p>
          </table:table-cell>
          <table:table-cell table:formula="of:=IF(AND( NOT([.C299]); NOT(ISERROR(FIND(&quot;ALTER TABLE&quot;;[.B299]  ))));&quot;Y&quot;;&quot;&quot;)">
            <text:p/>
          </table:table-cell>
          <table:table-cell table:formula="of:=IF(AND( [.D299]=&quot;&quot;; NOT(ISERROR(FIND(&quot;ADD CONSTRAINT&quot;;[.B299]  ))));&quot;Y&quot;;&quot;&quot;)">
            <text:p/>
          </table:table-cell>
          <table:table-cell table:formula="of:=IF(AND( [.E299]=&quot;&quot;; NOT(ISERROR(FIND(&quot;FOREIGN KEY&quot;;[.B299]  ))));&quot;Y&quot;;&quot;&quot;)">
            <text:p/>
          </table:table-cell>
          <table:table-cell table:formula="of:=IF(AND( [.F299]=&quot;&quot;; NOT(ISERROR(FIND(&quot;REFERENCES&quot;;[.B299]  ))));&quot;Y&quot;;&quot;&quot;)">
            <text:p/>
          </table:table-cell>
          <table:table-cell table:formula="of:=IF([.D299]=&quot;Y&quot;; MID([.B299];FIND(&quot;ALTER TABLE&quot;;[.B299])+12;LEN([.B299]));&quot;&quot;)">
            <text:p/>
          </table:table-cell>
          <table:table-cell table:formula="of:=IF([.E299]=&quot;Y&quot;; MID([.B299];FIND(&quot;ADD CONSTRAINT&quot;;[.B299])+15;LEN([.B299]));&quot;&quot;)">
            <text:p/>
          </table:table-cell>
          <table:table-cell table:formula="of:=[.I299]">
            <text:p/>
          </table:table-cell>
          <table:table-cell table:formula="of:=IF([.F299]=&quot;Y&quot;; MID([.B299];FIND(&quot;FOREIGN KEY&quot;;[.B299])+13;LEN([.B299])-14);&quot;&quot;)">
            <text:p/>
          </table:table-cell>
          <table:table-cell table:formula="of:=IF([.G299]=&quot;Y&quot;; MID([.B299];FIND(&quot;REFERENCES&quot;;[.B299])+11;LEN([.B299]));&quot;&quot;)">
            <text:p/>
          </table:table-cell>
          <table:table-cell table:formula="of:=IF([.L299]&lt;&gt;&quot;&quot;;LEFT([.L299];FIND(&quot;(&quot;;[.L299])-1);&quot;&quot;)">
            <text:p/>
          </table:table-cell>
          <table:table-cell table:formula="of:=SUBSTITUTE( IF([.L299]&lt;&gt;&quot;&quot;;MID([.L299];FIND(&quot;(&quot;;[.L299])+1;LEN([.L299]));&quot;&quot;); &quot;);&quot;;&quot;&quot;)">
            <text:p/>
          </table:table-cell>
          <table:table-cell table:style-name="ce16" table:formula="of:=LOWER(IF([.H299]&lt;&gt;&quot;&quot;; &quot;MATCH (n:&quot; &amp; [.M302] &amp; &quot;), (m:&quot; &amp; [.H299] &amp; &quot;)&#10;WHERE m.&quot; &amp; [.K301] &amp; &quot; = n. &quot; &amp; [.N302] &amp; &quot; &#10;create (n)-[:&quot; &amp; [.J300] &amp; &quot; ]-&gt;(m)&#10;RETURN n,m&quot;;&quot;&quot;))">
            <text:p/>
          </table:table-cell>
          <table:table-cell table:formula="of:=LOWER(IF([.H299]&lt;&gt;&quot;&quot;;[.H299];&quot;&quot;))">
            <text:p/>
          </table:table-cell>
          <table:table-cell table:formula="of:=LOWER(IF([.H299]&lt;&gt;&quot;&quot;;[.K301];&quot;&quot;))">
            <text:p/>
          </table:table-cell>
          <table:table-cell table:formula="of:=LOWER(IF([.H299]&lt;&gt;&quot;&quot;;[.M302];&quot;&quot;))">
            <text:p/>
          </table:table-cell>
          <table:table-cell table:formula="of:=LOWER(IF([.H299]&lt;&gt;&quot;&quot;;[.N302];&quot;&quot;))">
            <text:p/>
          </table:table-cell>
          <table:table-cell table:formula="of:=LOWER(IF([.H299]&lt;&gt;&quot;&quot;;[.J300];&quot;&quot;))">
            <text:p/>
          </table:table-cell>
          <table:table-cell table:formula="of:=LOWER(IF([.H299]&lt;&gt;&quot;&quot;; &quot;MATCH (n:&quot; &amp; [.R299] &amp; &quot;), (m:&quot; &amp; [.P299] &amp; &quot;)&#10;WHERE m.&quot; &amp; [.Q299] &amp; &quot; = n. &quot; &amp; [.S299] &amp; &quot; &#10;create (n)-[:&quot; &amp; [.T29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------</text:p>
          </table:table-cell>
          <table:table-cell table:formula="of:=OR( [.B300]=&quot;&quot;; NOT(ISERROR(FIND(&quot;DROP CONSTRAINT&quot;;[.B300]))); NOT(ISERROR(FIND(&quot;--&quot;;[.B300]))))" office:value-type="float" office:value="1" calcext:value-type="float">
            <text:p>1</text:p>
          </table:table-cell>
          <table:table-cell table:formula="of:=IF(AND( NOT([.C300]); NOT(ISERROR(FIND(&quot;ALTER TABLE&quot;;[.B300]  ))));&quot;Y&quot;;&quot;&quot;)">
            <text:p/>
          </table:table-cell>
          <table:table-cell table:formula="of:=IF(AND( [.D300]=&quot;&quot;; NOT(ISERROR(FIND(&quot;ADD CONSTRAINT&quot;;[.B300]  ))));&quot;Y&quot;;&quot;&quot;)">
            <text:p/>
          </table:table-cell>
          <table:table-cell table:formula="of:=IF(AND( [.E300]=&quot;&quot;; NOT(ISERROR(FIND(&quot;FOREIGN KEY&quot;;[.B300]  ))));&quot;Y&quot;;&quot;&quot;)">
            <text:p/>
          </table:table-cell>
          <table:table-cell table:formula="of:=IF(AND( [.F300]=&quot;&quot;; NOT(ISERROR(FIND(&quot;REFERENCES&quot;;[.B300]  ))));&quot;Y&quot;;&quot;&quot;)">
            <text:p/>
          </table:table-cell>
          <table:table-cell table:formula="of:=IF([.D300]=&quot;Y&quot;; MID([.B300];FIND(&quot;ALTER TABLE&quot;;[.B300])+12;LEN([.B300]));&quot;&quot;)">
            <text:p/>
          </table:table-cell>
          <table:table-cell table:formula="of:=IF([.E300]=&quot;Y&quot;; MID([.B300];FIND(&quot;ADD CONSTRAINT&quot;;[.B300])+15;LEN([.B300]));&quot;&quot;)">
            <text:p/>
          </table:table-cell>
          <table:table-cell table:formula="of:=[.I300]">
            <text:p/>
          </table:table-cell>
          <table:table-cell table:formula="of:=IF([.F300]=&quot;Y&quot;; MID([.B300];FIND(&quot;FOREIGN KEY&quot;;[.B300])+13;LEN([.B300])-14);&quot;&quot;)">
            <text:p/>
          </table:table-cell>
          <table:table-cell table:formula="of:=IF([.G300]=&quot;Y&quot;; MID([.B300];FIND(&quot;REFERENCES&quot;;[.B300])+11;LEN([.B300]));&quot;&quot;)">
            <text:p/>
          </table:table-cell>
          <table:table-cell table:formula="of:=IF([.L300]&lt;&gt;&quot;&quot;;LEFT([.L300];FIND(&quot;(&quot;;[.L300])-1);&quot;&quot;)">
            <text:p/>
          </table:table-cell>
          <table:table-cell table:formula="of:=SUBSTITUTE( IF([.L300]&lt;&gt;&quot;&quot;;MID([.L300];FIND(&quot;(&quot;;[.L300])+1;LEN([.L300]));&quot;&quot;); &quot;);&quot;;&quot;&quot;)">
            <text:p/>
          </table:table-cell>
          <table:table-cell table:style-name="ce16" table:formula="of:=LOWER(IF([.H300]&lt;&gt;&quot;&quot;; &quot;MATCH (n:&quot; &amp; [.M303] &amp; &quot;), (m:&quot; &amp; [.H300] &amp; &quot;)&#10;WHERE m.&quot; &amp; [.K302] &amp; &quot; = n. &quot; &amp; [.N303] &amp; &quot; &#10;create (n)-[:&quot; &amp; [.J301] &amp; &quot; ]-&gt;(m)&#10;RETURN n,m&quot;;&quot;&quot;))">
            <text:p/>
          </table:table-cell>
          <table:table-cell table:formula="of:=LOWER(IF([.H300]&lt;&gt;&quot;&quot;;[.H300];&quot;&quot;))">
            <text:p/>
          </table:table-cell>
          <table:table-cell table:formula="of:=LOWER(IF([.H300]&lt;&gt;&quot;&quot;;[.K302];&quot;&quot;))">
            <text:p/>
          </table:table-cell>
          <table:table-cell table:formula="of:=LOWER(IF([.H300]&lt;&gt;&quot;&quot;;[.M303];&quot;&quot;))">
            <text:p/>
          </table:table-cell>
          <table:table-cell table:formula="of:=LOWER(IF([.H300]&lt;&gt;&quot;&quot;;[.N303];&quot;&quot;))">
            <text:p/>
          </table:table-cell>
          <table:table-cell table:formula="of:=LOWER(IF([.H300]&lt;&gt;&quot;&quot;;[.J301];&quot;&quot;))">
            <text:p/>
          </table:table-cell>
          <table:table-cell table:formula="of:=LOWER(IF([.H300]&lt;&gt;&quot;&quot;; &quot;MATCH (n:&quot; &amp; [.R300] &amp; &quot;), (m:&quot; &amp; [.P300] &amp; &quot;)&#10;WHERE m.&quot; &amp; [.Q300] &amp; &quot; = n. &quot; &amp; [.S300] &amp; &quot; &#10;create (n)-[:&quot; &amp; [.T30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301]=&quot;&quot;; NOT(ISERROR(FIND(&quot;DROP CONSTRAINT&quot;;[.B301]))); NOT(ISERROR(FIND(&quot;--&quot;;[.B301]))))" office:value-type="float" office:value="1" calcext:value-type="float">
            <text:p>1</text:p>
          </table:table-cell>
          <table:table-cell table:formula="of:=IF(AND( NOT([.C301]); NOT(ISERROR(FIND(&quot;ALTER TABLE&quot;;[.B301]  ))));&quot;Y&quot;;&quot;&quot;)">
            <text:p/>
          </table:table-cell>
          <table:table-cell table:formula="of:=IF(AND( [.D301]=&quot;&quot;; NOT(ISERROR(FIND(&quot;ADD CONSTRAINT&quot;;[.B301]  ))));&quot;Y&quot;;&quot;&quot;)">
            <text:p/>
          </table:table-cell>
          <table:table-cell table:formula="of:=IF(AND( [.E301]=&quot;&quot;; NOT(ISERROR(FIND(&quot;FOREIGN KEY&quot;;[.B301]  ))));&quot;Y&quot;;&quot;&quot;)">
            <text:p/>
          </table:table-cell>
          <table:table-cell table:formula="of:=IF(AND( [.F301]=&quot;&quot;; NOT(ISERROR(FIND(&quot;REFERENCES&quot;;[.B301]  ))));&quot;Y&quot;;&quot;&quot;)">
            <text:p/>
          </table:table-cell>
          <table:table-cell table:formula="of:=IF([.D301]=&quot;Y&quot;; MID([.B301];FIND(&quot;ALTER TABLE&quot;;[.B301])+12;LEN([.B301]));&quot;&quot;)">
            <text:p/>
          </table:table-cell>
          <table:table-cell table:formula="of:=IF([.E301]=&quot;Y&quot;; MID([.B301];FIND(&quot;ADD CONSTRAINT&quot;;[.B301])+15;LEN([.B301]));&quot;&quot;)">
            <text:p/>
          </table:table-cell>
          <table:table-cell table:formula="of:=[.I301]">
            <text:p/>
          </table:table-cell>
          <table:table-cell table:formula="of:=IF([.F301]=&quot;Y&quot;; MID([.B301];FIND(&quot;FOREIGN KEY&quot;;[.B301])+13;LEN([.B301])-14);&quot;&quot;)">
            <text:p/>
          </table:table-cell>
          <table:table-cell table:formula="of:=IF([.G301]=&quot;Y&quot;; MID([.B301];FIND(&quot;REFERENCES&quot;;[.B301])+11;LEN([.B301]));&quot;&quot;)">
            <text:p/>
          </table:table-cell>
          <table:table-cell table:formula="of:=IF([.L301]&lt;&gt;&quot;&quot;;LEFT([.L301];FIND(&quot;(&quot;;[.L301])-1);&quot;&quot;)">
            <text:p/>
          </table:table-cell>
          <table:table-cell table:formula="of:=SUBSTITUTE( IF([.L301]&lt;&gt;&quot;&quot;;MID([.L301];FIND(&quot;(&quot;;[.L301])+1;LEN([.L301]));&quot;&quot;); &quot;);&quot;;&quot;&quot;)">
            <text:p/>
          </table:table-cell>
          <table:table-cell table:style-name="ce16" table:formula="of:=LOWER(IF([.H301]&lt;&gt;&quot;&quot;; &quot;MATCH (n:&quot; &amp; [.M304] &amp; &quot;), (m:&quot; &amp; [.H301] &amp; &quot;)&#10;WHERE m.&quot; &amp; [.K303] &amp; &quot; = n. &quot; &amp; [.N304] &amp; &quot; &#10;create (n)-[:&quot; &amp; [.J302] &amp; &quot; ]-&gt;(m)&#10;RETURN n,m&quot;;&quot;&quot;))">
            <text:p/>
          </table:table-cell>
          <table:table-cell table:formula="of:=LOWER(IF([.H301]&lt;&gt;&quot;&quot;;[.H301];&quot;&quot;))">
            <text:p/>
          </table:table-cell>
          <table:table-cell table:formula="of:=LOWER(IF([.H301]&lt;&gt;&quot;&quot;;[.K303];&quot;&quot;))">
            <text:p/>
          </table:table-cell>
          <table:table-cell table:formula="of:=LOWER(IF([.H301]&lt;&gt;&quot;&quot;;[.M304];&quot;&quot;))">
            <text:p/>
          </table:table-cell>
          <table:table-cell table:formula="of:=LOWER(IF([.H301]&lt;&gt;&quot;&quot;;[.N304];&quot;&quot;))">
            <text:p/>
          </table:table-cell>
          <table:table-cell table:formula="of:=LOWER(IF([.H301]&lt;&gt;&quot;&quot;;[.J302];&quot;&quot;))">
            <text:p/>
          </table:table-cell>
          <table:table-cell table:formula="of:=LOWER(IF([.H301]&lt;&gt;&quot;&quot;; &quot;MATCH (n:&quot; &amp; [.R301] &amp; &quot;), (m:&quot; &amp; [.P301] &amp; &quot;)&#10;WHERE m.&quot; &amp; [.Q301] &amp; &quot; = n. &quot; &amp; [.S301] &amp; &quot; &#10;create (n)-[:&quot; &amp; [.T30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302]=&quot;&quot;; NOT(ISERROR(FIND(&quot;DROP CONSTRAINT&quot;;[.B302]))); NOT(ISERROR(FIND(&quot;--&quot;;[.B302]))))" office:value-type="float" office:value="1" calcext:value-type="float">
            <text:p>1</text:p>
          </table:table-cell>
          <table:table-cell table:formula="of:=IF(AND( NOT([.C302]); NOT(ISERROR(FIND(&quot;ALTER TABLE&quot;;[.B302]  ))));&quot;Y&quot;;&quot;&quot;)">
            <text:p/>
          </table:table-cell>
          <table:table-cell table:formula="of:=IF(AND( [.D302]=&quot;&quot;; NOT(ISERROR(FIND(&quot;ADD CONSTRAINT&quot;;[.B302]  ))));&quot;Y&quot;;&quot;&quot;)">
            <text:p/>
          </table:table-cell>
          <table:table-cell table:formula="of:=IF(AND( [.E302]=&quot;&quot;; NOT(ISERROR(FIND(&quot;FOREIGN KEY&quot;;[.B302]  ))));&quot;Y&quot;;&quot;&quot;)">
            <text:p/>
          </table:table-cell>
          <table:table-cell table:formula="of:=IF(AND( [.F302]=&quot;&quot;; NOT(ISERROR(FIND(&quot;REFERENCES&quot;;[.B302]  ))));&quot;Y&quot;;&quot;&quot;)">
            <text:p/>
          </table:table-cell>
          <table:table-cell table:formula="of:=IF([.D302]=&quot;Y&quot;; MID([.B302];FIND(&quot;ALTER TABLE&quot;;[.B302])+12;LEN([.B302]));&quot;&quot;)">
            <text:p/>
          </table:table-cell>
          <table:table-cell table:formula="of:=IF([.E302]=&quot;Y&quot;; MID([.B302];FIND(&quot;ADD CONSTRAINT&quot;;[.B302])+15;LEN([.B302]));&quot;&quot;)">
            <text:p/>
          </table:table-cell>
          <table:table-cell table:formula="of:=[.I302]">
            <text:p/>
          </table:table-cell>
          <table:table-cell table:formula="of:=IF([.F302]=&quot;Y&quot;; MID([.B302];FIND(&quot;FOREIGN KEY&quot;;[.B302])+13;LEN([.B302])-14);&quot;&quot;)">
            <text:p/>
          </table:table-cell>
          <table:table-cell table:formula="of:=IF([.G302]=&quot;Y&quot;; MID([.B302];FIND(&quot;REFERENCES&quot;;[.B302])+11;LEN([.B302]));&quot;&quot;)">
            <text:p/>
          </table:table-cell>
          <table:table-cell table:formula="of:=IF([.L302]&lt;&gt;&quot;&quot;;LEFT([.L302];FIND(&quot;(&quot;;[.L302])-1);&quot;&quot;)">
            <text:p/>
          </table:table-cell>
          <table:table-cell table:formula="of:=SUBSTITUTE( IF([.L302]&lt;&gt;&quot;&quot;;MID([.L302];FIND(&quot;(&quot;;[.L302])+1;LEN([.L302]));&quot;&quot;); &quot;);&quot;;&quot;&quot;)">
            <text:p/>
          </table:table-cell>
          <table:table-cell table:style-name="ce16" table:formula="of:=LOWER(IF([.H302]&lt;&gt;&quot;&quot;; &quot;MATCH (n:&quot; &amp; [.M305] &amp; &quot;), (m:&quot; &amp; [.H302] &amp; &quot;)&#10;WHERE m.&quot; &amp; [.K304] &amp; &quot; = n. &quot; &amp; [.N305] &amp; &quot; &#10;create (n)-[:&quot; &amp; [.J303] &amp; &quot; ]-&gt;(m)&#10;RETURN n,m&quot;;&quot;&quot;))">
            <text:p/>
          </table:table-cell>
          <table:table-cell table:formula="of:=LOWER(IF([.H302]&lt;&gt;&quot;&quot;;[.H302];&quot;&quot;))">
            <text:p/>
          </table:table-cell>
          <table:table-cell table:formula="of:=LOWER(IF([.H302]&lt;&gt;&quot;&quot;;[.K304];&quot;&quot;))">
            <text:p/>
          </table:table-cell>
          <table:table-cell table:formula="of:=LOWER(IF([.H302]&lt;&gt;&quot;&quot;;[.M305];&quot;&quot;))">
            <text:p/>
          </table:table-cell>
          <table:table-cell table:formula="of:=LOWER(IF([.H302]&lt;&gt;&quot;&quot;;[.N305];&quot;&quot;))">
            <text:p/>
          </table:table-cell>
          <table:table-cell table:formula="of:=LOWER(IF([.H302]&lt;&gt;&quot;&quot;;[.J303];&quot;&quot;))">
            <text:p/>
          </table:table-cell>
          <table:table-cell table:formula="of:=LOWER(IF([.H302]&lt;&gt;&quot;&quot;; &quot;MATCH (n:&quot; &amp; [.R302] &amp; &quot;), (m:&quot; &amp; [.P302] &amp; &quot;)&#10;WHERE m.&quot; &amp; [.Q302] &amp; &quot; = n. &quot; &amp; [.S302] &amp; &quot; &#10;create (n)-[:&quot; &amp; [.T302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MICROBIOLOGYEVENTS DROP CONSTRAINT IF EXISTS microbiologyevents_fk_subject_id;</text:p>
          </table:table-cell>
          <table:table-cell table:formula="of:=OR( [.B303]=&quot;&quot;; NOT(ISERROR(FIND(&quot;DROP CONSTRAINT&quot;;[.B303]))); NOT(ISERROR(FIND(&quot;--&quot;;[.B303]))))" office:value-type="float" office:value="1" calcext:value-type="float">
            <text:p>1</text:p>
          </table:table-cell>
          <table:table-cell table:formula="of:=IF(AND( NOT([.C303]); NOT(ISERROR(FIND(&quot;ALTER TABLE&quot;;[.B303]  ))));&quot;Y&quot;;&quot;&quot;)">
            <text:p/>
          </table:table-cell>
          <table:table-cell table:formula="of:=IF(AND( [.D303]=&quot;&quot;; NOT(ISERROR(FIND(&quot;ADD CONSTRAINT&quot;;[.B303]  ))));&quot;Y&quot;;&quot;&quot;)">
            <text:p/>
          </table:table-cell>
          <table:table-cell table:formula="of:=IF(AND( [.E303]=&quot;&quot;; NOT(ISERROR(FIND(&quot;FOREIGN KEY&quot;;[.B303]  ))));&quot;Y&quot;;&quot;&quot;)">
            <text:p/>
          </table:table-cell>
          <table:table-cell table:formula="of:=IF(AND( [.F303]=&quot;&quot;; NOT(ISERROR(FIND(&quot;REFERENCES&quot;;[.B303]  ))));&quot;Y&quot;;&quot;&quot;)">
            <text:p/>
          </table:table-cell>
          <table:table-cell table:formula="of:=IF([.D303]=&quot;Y&quot;; MID([.B303];FIND(&quot;ALTER TABLE&quot;;[.B303])+12;LEN([.B303]));&quot;&quot;)">
            <text:p/>
          </table:table-cell>
          <table:table-cell table:formula="of:=IF([.E303]=&quot;Y&quot;; MID([.B303];FIND(&quot;ADD CONSTRAINT&quot;;[.B303])+15;LEN([.B303]));&quot;&quot;)">
            <text:p/>
          </table:table-cell>
          <table:table-cell table:formula="of:=[.I303]">
            <text:p/>
          </table:table-cell>
          <table:table-cell table:formula="of:=IF([.F303]=&quot;Y&quot;; MID([.B303];FIND(&quot;FOREIGN KEY&quot;;[.B303])+13;LEN([.B303])-14);&quot;&quot;)">
            <text:p/>
          </table:table-cell>
          <table:table-cell table:formula="of:=IF([.G303]=&quot;Y&quot;; MID([.B303];FIND(&quot;REFERENCES&quot;;[.B303])+11;LEN([.B303]));&quot;&quot;)">
            <text:p/>
          </table:table-cell>
          <table:table-cell table:formula="of:=IF([.L303]&lt;&gt;&quot;&quot;;LEFT([.L303];FIND(&quot;(&quot;;[.L303])-1);&quot;&quot;)">
            <text:p/>
          </table:table-cell>
          <table:table-cell table:formula="of:=SUBSTITUTE( IF([.L303]&lt;&gt;&quot;&quot;;MID([.L303];FIND(&quot;(&quot;;[.L303])+1;LEN([.L303]));&quot;&quot;); &quot;);&quot;;&quot;&quot;)">
            <text:p/>
          </table:table-cell>
          <table:table-cell table:style-name="ce16" table:formula="of:=LOWER(IF([.H303]&lt;&gt;&quot;&quot;; &quot;MATCH (n:&quot; &amp; [.M306] &amp; &quot;), (m:&quot; &amp; [.H303] &amp; &quot;)&#10;WHERE m.&quot; &amp; [.K305] &amp; &quot; = n. &quot; &amp; [.N306] &amp; &quot; &#10;create (n)-[:&quot; &amp; [.J304] &amp; &quot; ]-&gt;(m)&#10;RETURN n,m&quot;;&quot;&quot;))">
            <text:p/>
          </table:table-cell>
          <table:table-cell table:formula="of:=LOWER(IF([.H303]&lt;&gt;&quot;&quot;;[.H303];&quot;&quot;))">
            <text:p/>
          </table:table-cell>
          <table:table-cell table:formula="of:=LOWER(IF([.H303]&lt;&gt;&quot;&quot;;[.K305];&quot;&quot;))">
            <text:p/>
          </table:table-cell>
          <table:table-cell table:formula="of:=LOWER(IF([.H303]&lt;&gt;&quot;&quot;;[.M306];&quot;&quot;))">
            <text:p/>
          </table:table-cell>
          <table:table-cell table:formula="of:=LOWER(IF([.H303]&lt;&gt;&quot;&quot;;[.N306];&quot;&quot;))">
            <text:p/>
          </table:table-cell>
          <table:table-cell table:formula="of:=LOWER(IF([.H303]&lt;&gt;&quot;&quot;;[.J304];&quot;&quot;))">
            <text:p/>
          </table:table-cell>
          <table:table-cell table:formula="of:=LOWER(IF([.H303]&lt;&gt;&quot;&quot;; &quot;MATCH (n:&quot; &amp; [.R303] &amp; &quot;), (m:&quot; &amp; [.P303] &amp; &quot;)&#10;WHERE m.&quot; &amp; [.Q303] &amp; &quot; = n. &quot; &amp; [.S303] &amp; &quot; &#10;create (n)-[:&quot; &amp; [.T303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MICROBIOLOGYEVENTS</text:p>
          </table:table-cell>
          <table:table-cell table:formula="of:=OR( [.B304]=&quot;&quot;; NOT(ISERROR(FIND(&quot;DROP CONSTRAINT&quot;;[.B304]))); NOT(ISERROR(FIND(&quot;--&quot;;[.B304]))))" office:value-type="float" office:value="0" calcext:value-type="float">
            <text:p>0</text:p>
          </table:table-cell>
          <table:table-cell table:formula="of:=IF(AND( NOT([.C304]); NOT(ISERROR(FIND(&quot;ALTER TABLE&quot;;[.B304]  ))));&quot;Y&quot;;&quot;&quot;)" office:value-type="string" office:string-value="Y" calcext:value-type="string">
            <text:p>Y</text:p>
          </table:table-cell>
          <table:table-cell table:formula="of:=IF(AND( [.D304]=&quot;&quot;; NOT(ISERROR(FIND(&quot;ADD CONSTRAINT&quot;;[.B304]  ))));&quot;Y&quot;;&quot;&quot;)">
            <text:p/>
          </table:table-cell>
          <table:table-cell table:formula="of:=IF(AND( [.E304]=&quot;&quot;; NOT(ISERROR(FIND(&quot;FOREIGN KEY&quot;;[.B304]  ))));&quot;Y&quot;;&quot;&quot;)">
            <text:p/>
          </table:table-cell>
          <table:table-cell table:formula="of:=IF(AND( [.F304]=&quot;&quot;; NOT(ISERROR(FIND(&quot;REFERENCES&quot;;[.B304]  ))));&quot;Y&quot;;&quot;&quot;)">
            <text:p/>
          </table:table-cell>
          <table:table-cell table:formula="of:=IF([.D304]=&quot;Y&quot;; MID([.B304];FIND(&quot;ALTER TABLE&quot;;[.B304])+12;LEN([.B304]));&quot;&quot;)" office:value-type="string" office:string-value="MICROBIOLOGYEVENTS" calcext:value-type="string">
            <text:p>MICROBIOLOGYEVENTS</text:p>
          </table:table-cell>
          <table:table-cell table:formula="of:=IF([.E304]=&quot;Y&quot;; MID([.B304];FIND(&quot;ADD CONSTRAINT&quot;;[.B304])+15;LEN([.B304]));&quot;&quot;)">
            <text:p/>
          </table:table-cell>
          <table:table-cell table:formula="of:=[.I304]">
            <text:p/>
          </table:table-cell>
          <table:table-cell table:formula="of:=IF([.F304]=&quot;Y&quot;; MID([.B304];FIND(&quot;FOREIGN KEY&quot;;[.B304])+13;LEN([.B304])-14);&quot;&quot;)">
            <text:p/>
          </table:table-cell>
          <table:table-cell table:formula="of:=IF([.G304]=&quot;Y&quot;; MID([.B304];FIND(&quot;REFERENCES&quot;;[.B304])+11;LEN([.B304]));&quot;&quot;)">
            <text:p/>
          </table:table-cell>
          <table:table-cell table:formula="of:=IF([.L304]&lt;&gt;&quot;&quot;;LEFT([.L304];FIND(&quot;(&quot;;[.L304])-1);&quot;&quot;)">
            <text:p/>
          </table:table-cell>
          <table:table-cell table:formula="of:=SUBSTITUTE( IF([.L304]&lt;&gt;&quot;&quot;;MID([.L304];FIND(&quot;(&quot;;[.L304])+1;LEN([.L304]));&quot;&quot;); &quot;);&quot;;&quot;&quot;)">
            <text:p/>
          </table:table-cell>
          <table:table-cell table:style-name="ce16" table:formula="of:=LOWER(IF([.H304]&lt;&gt;&quot;&quot;; &quot;MATCH (n:&quot; &amp; [.M307] &amp; &quot;), (m:&quot; &amp; [.H304] &amp; &quot;)&#10;WHERE m.&quot; &amp; [.K306] &amp; &quot; = n. &quot; &amp; [.N307] &amp; &quot; &#10;create (n)-[:&quot; &amp; [.J305] &amp; &quot; ]-&gt;(m)&#10;RETURN n,m&quot;;&quot;&quot;))" office:value-type="string" office:string-value="match (n:patients), (m:microbiologyevents)&#10;where m.subject_id = n. subject_id &#10;create (n)-[:microbiologyevents_fk_subject_id ]-&gt;(m)&#10;return n,m" calcext:value-type="string">
            <text:p>match (n:patients), (m:microbiologyevents)</text:p>
            <text:p>where m.subject_id = n. subject_id </text:p>
            <text:p>create (n)-[:microbiologyevents_fk_subject_id ]-&gt;(m)</text:p>
            <text:p>return n,m</text:p>
          </table:table-cell>
          <table:table-cell table:formula="of:=LOWER(IF([.H304]&lt;&gt;&quot;&quot;;[.H304];&quot;&quot;))" office:value-type="string" office:string-value="microbiologyevents" calcext:value-type="string">
            <text:p>microbiologyevents</text:p>
          </table:table-cell>
          <table:table-cell table:formula="of:=LOWER(IF([.H304]&lt;&gt;&quot;&quot;;[.K306];&quot;&quot;))" office:value-type="string" office:string-value="subject_id" calcext:value-type="string">
            <text:p>subject_id</text:p>
          </table:table-cell>
          <table:table-cell table:formula="of:=LOWER(IF([.H304]&lt;&gt;&quot;&quot;;[.M307];&quot;&quot;))" office:value-type="string" office:string-value="patients" calcext:value-type="string">
            <text:p>patients</text:p>
          </table:table-cell>
          <table:table-cell table:formula="of:=LOWER(IF([.H304]&lt;&gt;&quot;&quot;;[.N307];&quot;&quot;))" office:value-type="string" office:string-value="subject_id" calcext:value-type="string">
            <text:p>subject_id</text:p>
          </table:table-cell>
          <table:table-cell table:formula="of:=LOWER(IF([.H304]&lt;&gt;&quot;&quot;;[.J305];&quot;&quot;))" office:value-type="string" office:string-value="microbiologyevents_fk_subject_id" calcext:value-type="string">
            <text:p>microbiologyevents_fk_subject_id</text:p>
          </table:table-cell>
          <table:table-cell table:formula="of:=LOWER(IF([.H304]&lt;&gt;&quot;&quot;; &quot;MATCH (n:&quot; &amp; [.R304] &amp; &quot;), (m:&quot; &amp; [.P304] &amp; &quot;)&#10;WHERE m.&quot; &amp; [.Q304] &amp; &quot; = n. &quot; &amp; [.S304] &amp; &quot; &#10;create (n)-[:&quot; &amp; [.T304] &amp; &quot; ]-&gt;(m)&#10;RETURN n,m&quot;;&quot;&quot;))" office:value-type="string" office:string-value="match (n:patients), (m:microbiologyevents)&#10;where m.subject_id = n. subject_id &#10;create (n)-[:microbiologyevents_fk_subject_id ]-&gt;(m)&#10;return n,m" calcext:value-type="string">
            <text:p>match (n:patients), (m:microbiologyevents)</text:p>
            <text:p>where m.subject_id = n. subject_id </text:p>
            <text:p>create (n)-[:microbiologyevents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microbiologyevents_fk_subject_id</text:p>
          </table:table-cell>
          <table:table-cell table:formula="of:=OR( [.B305]=&quot;&quot;; NOT(ISERROR(FIND(&quot;DROP CONSTRAINT&quot;;[.B305]))); NOT(ISERROR(FIND(&quot;--&quot;;[.B305]))))" office:value-type="float" office:value="0" calcext:value-type="float">
            <text:p>0</text:p>
          </table:table-cell>
          <table:table-cell table:formula="of:=IF(AND( NOT([.C305]); NOT(ISERROR(FIND(&quot;ALTER TABLE&quot;;[.B305]  ))));&quot;Y&quot;;&quot;&quot;)">
            <text:p/>
          </table:table-cell>
          <table:table-cell table:formula="of:=IF(AND( [.D305]=&quot;&quot;; NOT(ISERROR(FIND(&quot;ADD CONSTRAINT&quot;;[.B305]  ))));&quot;Y&quot;;&quot;&quot;)" office:value-type="string" office:string-value="Y" calcext:value-type="string">
            <text:p>Y</text:p>
          </table:table-cell>
          <table:table-cell table:formula="of:=IF(AND( [.E305]=&quot;&quot;; NOT(ISERROR(FIND(&quot;FOREIGN KEY&quot;;[.B305]  ))));&quot;Y&quot;;&quot;&quot;)">
            <text:p/>
          </table:table-cell>
          <table:table-cell table:formula="of:=IF(AND( [.F305]=&quot;&quot;; NOT(ISERROR(FIND(&quot;REFERENCES&quot;;[.B305]  ))));&quot;Y&quot;;&quot;&quot;)">
            <text:p/>
          </table:table-cell>
          <table:table-cell table:formula="of:=IF([.D305]=&quot;Y&quot;; MID([.B305];FIND(&quot;ALTER TABLE&quot;;[.B305])+12;LEN([.B305]));&quot;&quot;)">
            <text:p/>
          </table:table-cell>
          <table:table-cell table:formula="of:=IF([.E305]=&quot;Y&quot;; MID([.B305];FIND(&quot;ADD CONSTRAINT&quot;;[.B305])+15;LEN([.B305]));&quot;&quot;)" office:value-type="string" office:string-value="microbiologyevents_fk_subject_id" calcext:value-type="string">
            <text:p>microbiologyevents_fk_subject_id</text:p>
          </table:table-cell>
          <table:table-cell table:formula="of:=[.I305]" office:value-type="string" office:string-value="microbiologyevents_fk_subject_id" calcext:value-type="string">
            <text:p>microbiologyevents_fk_subject_id</text:p>
          </table:table-cell>
          <table:table-cell table:formula="of:=IF([.F305]=&quot;Y&quot;; MID([.B305];FIND(&quot;FOREIGN KEY&quot;;[.B305])+13;LEN([.B305])-14);&quot;&quot;)">
            <text:p/>
          </table:table-cell>
          <table:table-cell table:formula="of:=IF([.G305]=&quot;Y&quot;; MID([.B305];FIND(&quot;REFERENCES&quot;;[.B305])+11;LEN([.B305]));&quot;&quot;)">
            <text:p/>
          </table:table-cell>
          <table:table-cell table:formula="of:=IF([.L305]&lt;&gt;&quot;&quot;;LEFT([.L305];FIND(&quot;(&quot;;[.L305])-1);&quot;&quot;)">
            <text:p/>
          </table:table-cell>
          <table:table-cell table:formula="of:=SUBSTITUTE( IF([.L305]&lt;&gt;&quot;&quot;;MID([.L305];FIND(&quot;(&quot;;[.L305])+1;LEN([.L305]));&quot;&quot;); &quot;);&quot;;&quot;&quot;)">
            <text:p/>
          </table:table-cell>
          <table:table-cell table:style-name="ce16" table:formula="of:=LOWER(IF([.H305]&lt;&gt;&quot;&quot;; &quot;MATCH (n:&quot; &amp; [.M308] &amp; &quot;), (m:&quot; &amp; [.H305] &amp; &quot;)&#10;WHERE m.&quot; &amp; [.K307] &amp; &quot; = n. &quot; &amp; [.N308] &amp; &quot; &#10;create (n)-[:&quot; &amp; [.J306] &amp; &quot; ]-&gt;(m)&#10;RETURN n,m&quot;;&quot;&quot;))">
            <text:p/>
          </table:table-cell>
          <table:table-cell table:formula="of:=LOWER(IF([.H305]&lt;&gt;&quot;&quot;;[.H305];&quot;&quot;))">
            <text:p/>
          </table:table-cell>
          <table:table-cell table:formula="of:=LOWER(IF([.H305]&lt;&gt;&quot;&quot;;[.K307];&quot;&quot;))">
            <text:p/>
          </table:table-cell>
          <table:table-cell table:formula="of:=LOWER(IF([.H305]&lt;&gt;&quot;&quot;;[.M308];&quot;&quot;))">
            <text:p/>
          </table:table-cell>
          <table:table-cell table:formula="of:=LOWER(IF([.H305]&lt;&gt;&quot;&quot;;[.N308];&quot;&quot;))">
            <text:p/>
          </table:table-cell>
          <table:table-cell table:formula="of:=LOWER(IF([.H305]&lt;&gt;&quot;&quot;;[.J306];&quot;&quot;))">
            <text:p/>
          </table:table-cell>
          <table:table-cell table:formula="of:=LOWER(IF([.H305]&lt;&gt;&quot;&quot;; &quot;MATCH (n:&quot; &amp; [.R305] &amp; &quot;), (m:&quot; &amp; [.P305] &amp; &quot;)&#10;WHERE m.&quot; &amp; [.Q305] &amp; &quot; = n. &quot; &amp; [.S305] &amp; &quot; &#10;create (n)-[:&quot; &amp; [.T30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306]=&quot;&quot;; NOT(ISERROR(FIND(&quot;DROP CONSTRAINT&quot;;[.B306]))); NOT(ISERROR(FIND(&quot;--&quot;;[.B306]))))" office:value-type="float" office:value="0" calcext:value-type="float">
            <text:p>0</text:p>
          </table:table-cell>
          <table:table-cell table:formula="of:=IF(AND( NOT([.C306]); NOT(ISERROR(FIND(&quot;ALTER TABLE&quot;;[.B306]  ))));&quot;Y&quot;;&quot;&quot;)">
            <text:p/>
          </table:table-cell>
          <table:table-cell table:formula="of:=IF(AND( [.D306]=&quot;&quot;; NOT(ISERROR(FIND(&quot;ADD CONSTRAINT&quot;;[.B306]  ))));&quot;Y&quot;;&quot;&quot;)">
            <text:p/>
          </table:table-cell>
          <table:table-cell table:formula="of:=IF(AND( [.E306]=&quot;&quot;; NOT(ISERROR(FIND(&quot;FOREIGN KEY&quot;;[.B306]  ))));&quot;Y&quot;;&quot;&quot;)" office:value-type="string" office:string-value="Y" calcext:value-type="string">
            <text:p>Y</text:p>
          </table:table-cell>
          <table:table-cell table:formula="of:=IF(AND( [.F306]=&quot;&quot;; NOT(ISERROR(FIND(&quot;REFERENCES&quot;;[.B306]  ))));&quot;Y&quot;;&quot;&quot;)">
            <text:p/>
          </table:table-cell>
          <table:table-cell table:formula="of:=IF([.D306]=&quot;Y&quot;; MID([.B306];FIND(&quot;ALTER TABLE&quot;;[.B306])+12;LEN([.B306]));&quot;&quot;)">
            <text:p/>
          </table:table-cell>
          <table:table-cell table:formula="of:=IF([.E306]=&quot;Y&quot;; MID([.B306];FIND(&quot;ADD CONSTRAINT&quot;;[.B306])+15;LEN([.B306]));&quot;&quot;)">
            <text:p/>
          </table:table-cell>
          <table:table-cell table:formula="of:=[.I306]">
            <text:p/>
          </table:table-cell>
          <table:table-cell table:formula="of:=IF([.F306]=&quot;Y&quot;; MID([.B306];FIND(&quot;FOREIGN KEY&quot;;[.B306])+13;LEN([.B306])-14);&quot;&quot;)" office:value-type="string" office:string-value="SUBJECT_ID" calcext:value-type="string">
            <text:p>SUBJECT_ID</text:p>
          </table:table-cell>
          <table:table-cell table:formula="of:=IF([.G306]=&quot;Y&quot;; MID([.B306];FIND(&quot;REFERENCES&quot;;[.B306])+11;LEN([.B306]));&quot;&quot;)">
            <text:p/>
          </table:table-cell>
          <table:table-cell table:formula="of:=IF([.L306]&lt;&gt;&quot;&quot;;LEFT([.L306];FIND(&quot;(&quot;;[.L306])-1);&quot;&quot;)">
            <text:p/>
          </table:table-cell>
          <table:table-cell table:formula="of:=SUBSTITUTE( IF([.L306]&lt;&gt;&quot;&quot;;MID([.L306];FIND(&quot;(&quot;;[.L306])+1;LEN([.L306]));&quot;&quot;); &quot;);&quot;;&quot;&quot;)">
            <text:p/>
          </table:table-cell>
          <table:table-cell table:style-name="ce16" table:formula="of:=LOWER(IF([.H306]&lt;&gt;&quot;&quot;; &quot;MATCH (n:&quot; &amp; [.M309] &amp; &quot;), (m:&quot; &amp; [.H306] &amp; &quot;)&#10;WHERE m.&quot; &amp; [.K308] &amp; &quot; = n. &quot; &amp; [.N309] &amp; &quot; &#10;create (n)-[:&quot; &amp; [.J307] &amp; &quot; ]-&gt;(m)&#10;RETURN n,m&quot;;&quot;&quot;))">
            <text:p/>
          </table:table-cell>
          <table:table-cell table:formula="of:=LOWER(IF([.H306]&lt;&gt;&quot;&quot;;[.H306];&quot;&quot;))">
            <text:p/>
          </table:table-cell>
          <table:table-cell table:formula="of:=LOWER(IF([.H306]&lt;&gt;&quot;&quot;;[.K308];&quot;&quot;))">
            <text:p/>
          </table:table-cell>
          <table:table-cell table:formula="of:=LOWER(IF([.H306]&lt;&gt;&quot;&quot;;[.M309];&quot;&quot;))">
            <text:p/>
          </table:table-cell>
          <table:table-cell table:formula="of:=LOWER(IF([.H306]&lt;&gt;&quot;&quot;;[.N309];&quot;&quot;))">
            <text:p/>
          </table:table-cell>
          <table:table-cell table:formula="of:=LOWER(IF([.H306]&lt;&gt;&quot;&quot;;[.J307];&quot;&quot;))">
            <text:p/>
          </table:table-cell>
          <table:table-cell table:formula="of:=LOWER(IF([.H306]&lt;&gt;&quot;&quot;; &quot;MATCH (n:&quot; &amp; [.R306] &amp; &quot;), (m:&quot; &amp; [.P306] &amp; &quot;)&#10;WHERE m.&quot; &amp; [.Q306] &amp; &quot; = n. &quot; &amp; [.S306] &amp; &quot; &#10;create (n)-[:&quot; &amp; [.T30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307]=&quot;&quot;; NOT(ISERROR(FIND(&quot;DROP CONSTRAINT&quot;;[.B307]))); NOT(ISERROR(FIND(&quot;--&quot;;[.B307]))))" office:value-type="float" office:value="0" calcext:value-type="float">
            <text:p>0</text:p>
          </table:table-cell>
          <table:table-cell table:formula="of:=IF(AND( NOT([.C307]); NOT(ISERROR(FIND(&quot;ALTER TABLE&quot;;[.B307]  ))));&quot;Y&quot;;&quot;&quot;)">
            <text:p/>
          </table:table-cell>
          <table:table-cell table:formula="of:=IF(AND( [.D307]=&quot;&quot;; NOT(ISERROR(FIND(&quot;ADD CONSTRAINT&quot;;[.B307]  ))));&quot;Y&quot;;&quot;&quot;)">
            <text:p/>
          </table:table-cell>
          <table:table-cell table:formula="of:=IF(AND( [.E307]=&quot;&quot;; NOT(ISERROR(FIND(&quot;FOREIGN KEY&quot;;[.B307]  ))));&quot;Y&quot;;&quot;&quot;)">
            <text:p/>
          </table:table-cell>
          <table:table-cell table:formula="of:=IF(AND( [.F307]=&quot;&quot;; NOT(ISERROR(FIND(&quot;REFERENCES&quot;;[.B307]  ))));&quot;Y&quot;;&quot;&quot;)" office:value-type="string" office:string-value="Y" calcext:value-type="string">
            <text:p>Y</text:p>
          </table:table-cell>
          <table:table-cell table:formula="of:=IF([.D307]=&quot;Y&quot;; MID([.B307];FIND(&quot;ALTER TABLE&quot;;[.B307])+12;LEN([.B307]));&quot;&quot;)">
            <text:p/>
          </table:table-cell>
          <table:table-cell table:formula="of:=IF([.E307]=&quot;Y&quot;; MID([.B307];FIND(&quot;ADD CONSTRAINT&quot;;[.B307])+15;LEN([.B307]));&quot;&quot;)">
            <text:p/>
          </table:table-cell>
          <table:table-cell table:formula="of:=[.I307]">
            <text:p/>
          </table:table-cell>
          <table:table-cell table:formula="of:=IF([.F307]=&quot;Y&quot;; MID([.B307];FIND(&quot;FOREIGN KEY&quot;;[.B307])+13;LEN([.B307])-14);&quot;&quot;)">
            <text:p/>
          </table:table-cell>
          <table:table-cell table:formula="of:=IF([.G307]=&quot;Y&quot;; MID([.B307];FIND(&quot;REFERENCES&quot;;[.B307])+11;LEN([.B307]));&quot;&quot;)" office:value-type="string" office:string-value="PATIENTS(SUBJECT_ID);" calcext:value-type="string">
            <text:p>PATIENTS(SUBJECT_ID);</text:p>
          </table:table-cell>
          <table:table-cell table:formula="of:=IF([.L307]&lt;&gt;&quot;&quot;;LEFT([.L307];FIND(&quot;(&quot;;[.L307])-1);&quot;&quot;)" office:value-type="string" office:string-value="PATIENTS" calcext:value-type="string">
            <text:p>PATIENTS</text:p>
          </table:table-cell>
          <table:table-cell table:formula="of:=SUBSTITUTE( IF([.L307]&lt;&gt;&quot;&quot;;MID([.L307];FIND(&quot;(&quot;;[.L307])+1;LEN([.L307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307]&lt;&gt;&quot;&quot;; &quot;MATCH (n:&quot; &amp; [.M310] &amp; &quot;), (m:&quot; &amp; [.H307] &amp; &quot;)&#10;WHERE m.&quot; &amp; [.K309] &amp; &quot; = n. &quot; &amp; [.N310] &amp; &quot; &#10;create (n)-[:&quot; &amp; [.J308] &amp; &quot; ]-&gt;(m)&#10;RETURN n,m&quot;;&quot;&quot;))">
            <text:p/>
          </table:table-cell>
          <table:table-cell table:formula="of:=LOWER(IF([.H307]&lt;&gt;&quot;&quot;;[.H307];&quot;&quot;))">
            <text:p/>
          </table:table-cell>
          <table:table-cell table:formula="of:=LOWER(IF([.H307]&lt;&gt;&quot;&quot;;[.K309];&quot;&quot;))">
            <text:p/>
          </table:table-cell>
          <table:table-cell table:formula="of:=LOWER(IF([.H307]&lt;&gt;&quot;&quot;;[.M310];&quot;&quot;))">
            <text:p/>
          </table:table-cell>
          <table:table-cell table:formula="of:=LOWER(IF([.H307]&lt;&gt;&quot;&quot;;[.N310];&quot;&quot;))">
            <text:p/>
          </table:table-cell>
          <table:table-cell table:formula="of:=LOWER(IF([.H307]&lt;&gt;&quot;&quot;;[.J308];&quot;&quot;))">
            <text:p/>
          </table:table-cell>
          <table:table-cell table:formula="of:=LOWER(IF([.H307]&lt;&gt;&quot;&quot;; &quot;MATCH (n:&quot; &amp; [.R307] &amp; &quot;), (m:&quot; &amp; [.P307] &amp; &quot;)&#10;WHERE m.&quot; &amp; [.Q307] &amp; &quot; = n. &quot; &amp; [.S307] &amp; &quot; &#10;create (n)-[:&quot; &amp; [.T30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308]=&quot;&quot;; NOT(ISERROR(FIND(&quot;DROP CONSTRAINT&quot;;[.B308]))); NOT(ISERROR(FIND(&quot;--&quot;;[.B308]))))" office:value-type="float" office:value="1" calcext:value-type="float">
            <text:p>1</text:p>
          </table:table-cell>
          <table:table-cell table:formula="of:=IF(AND( NOT([.C308]); NOT(ISERROR(FIND(&quot;ALTER TABLE&quot;;[.B308]  ))));&quot;Y&quot;;&quot;&quot;)">
            <text:p/>
          </table:table-cell>
          <table:table-cell table:formula="of:=IF(AND( [.D308]=&quot;&quot;; NOT(ISERROR(FIND(&quot;ADD CONSTRAINT&quot;;[.B308]  ))));&quot;Y&quot;;&quot;&quot;)">
            <text:p/>
          </table:table-cell>
          <table:table-cell table:formula="of:=IF(AND( [.E308]=&quot;&quot;; NOT(ISERROR(FIND(&quot;FOREIGN KEY&quot;;[.B308]  ))));&quot;Y&quot;;&quot;&quot;)">
            <text:p/>
          </table:table-cell>
          <table:table-cell table:formula="of:=IF(AND( [.F308]=&quot;&quot;; NOT(ISERROR(FIND(&quot;REFERENCES&quot;;[.B308]  ))));&quot;Y&quot;;&quot;&quot;)">
            <text:p/>
          </table:table-cell>
          <table:table-cell table:formula="of:=IF([.D308]=&quot;Y&quot;; MID([.B308];FIND(&quot;ALTER TABLE&quot;;[.B308])+12;LEN([.B308]));&quot;&quot;)">
            <text:p/>
          </table:table-cell>
          <table:table-cell table:formula="of:=IF([.E308]=&quot;Y&quot;; MID([.B308];FIND(&quot;ADD CONSTRAINT&quot;;[.B308])+15;LEN([.B308]));&quot;&quot;)">
            <text:p/>
          </table:table-cell>
          <table:table-cell table:formula="of:=[.I308]">
            <text:p/>
          </table:table-cell>
          <table:table-cell table:formula="of:=IF([.F308]=&quot;Y&quot;; MID([.B308];FIND(&quot;FOREIGN KEY&quot;;[.B308])+13;LEN([.B308])-14);&quot;&quot;)">
            <text:p/>
          </table:table-cell>
          <table:table-cell table:formula="of:=IF([.G308]=&quot;Y&quot;; MID([.B308];FIND(&quot;REFERENCES&quot;;[.B308])+11;LEN([.B308]));&quot;&quot;)">
            <text:p/>
          </table:table-cell>
          <table:table-cell table:formula="of:=IF([.L308]&lt;&gt;&quot;&quot;;LEFT([.L308];FIND(&quot;(&quot;;[.L308])-1);&quot;&quot;)">
            <text:p/>
          </table:table-cell>
          <table:table-cell table:formula="of:=SUBSTITUTE( IF([.L308]&lt;&gt;&quot;&quot;;MID([.L308];FIND(&quot;(&quot;;[.L308])+1;LEN([.L308]));&quot;&quot;); &quot;);&quot;;&quot;&quot;)">
            <text:p/>
          </table:table-cell>
          <table:table-cell table:style-name="ce16" table:formula="of:=LOWER(IF([.H308]&lt;&gt;&quot;&quot;; &quot;MATCH (n:&quot; &amp; [.M311] &amp; &quot;), (m:&quot; &amp; [.H308] &amp; &quot;)&#10;WHERE m.&quot; &amp; [.K310] &amp; &quot; = n. &quot; &amp; [.N311] &amp; &quot; &#10;create (n)-[:&quot; &amp; [.J309] &amp; &quot; ]-&gt;(m)&#10;RETURN n,m&quot;;&quot;&quot;))">
            <text:p/>
          </table:table-cell>
          <table:table-cell table:formula="of:=LOWER(IF([.H308]&lt;&gt;&quot;&quot;;[.H308];&quot;&quot;))">
            <text:p/>
          </table:table-cell>
          <table:table-cell table:formula="of:=LOWER(IF([.H308]&lt;&gt;&quot;&quot;;[.K310];&quot;&quot;))">
            <text:p/>
          </table:table-cell>
          <table:table-cell table:formula="of:=LOWER(IF([.H308]&lt;&gt;&quot;&quot;;[.M311];&quot;&quot;))">
            <text:p/>
          </table:table-cell>
          <table:table-cell table:formula="of:=LOWER(IF([.H308]&lt;&gt;&quot;&quot;;[.N311];&quot;&quot;))">
            <text:p/>
          </table:table-cell>
          <table:table-cell table:formula="of:=LOWER(IF([.H308]&lt;&gt;&quot;&quot;;[.J309];&quot;&quot;))">
            <text:p/>
          </table:table-cell>
          <table:table-cell table:formula="of:=LOWER(IF([.H308]&lt;&gt;&quot;&quot;; &quot;MATCH (n:&quot; &amp; [.R308] &amp; &quot;), (m:&quot; &amp; [.P308] &amp; &quot;)&#10;WHERE m.&quot; &amp; [.Q308] &amp; &quot; = n. &quot; &amp; [.S308] &amp; &quot; &#10;create (n)-[:&quot; &amp; [.T30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hadm_id</text:p>
          </table:table-cell>
          <table:table-cell table:formula="of:=OR( [.B309]=&quot;&quot;; NOT(ISERROR(FIND(&quot;DROP CONSTRAINT&quot;;[.B309]))); NOT(ISERROR(FIND(&quot;--&quot;;[.B309]))))" office:value-type="float" office:value="1" calcext:value-type="float">
            <text:p>1</text:p>
          </table:table-cell>
          <table:table-cell table:formula="of:=IF(AND( NOT([.C309]); NOT(ISERROR(FIND(&quot;ALTER TABLE&quot;;[.B309]  ))));&quot;Y&quot;;&quot;&quot;)">
            <text:p/>
          </table:table-cell>
          <table:table-cell table:formula="of:=IF(AND( [.D309]=&quot;&quot;; NOT(ISERROR(FIND(&quot;ADD CONSTRAINT&quot;;[.B309]  ))));&quot;Y&quot;;&quot;&quot;)">
            <text:p/>
          </table:table-cell>
          <table:table-cell table:formula="of:=IF(AND( [.E309]=&quot;&quot;; NOT(ISERROR(FIND(&quot;FOREIGN KEY&quot;;[.B309]  ))));&quot;Y&quot;;&quot;&quot;)">
            <text:p/>
          </table:table-cell>
          <table:table-cell table:formula="of:=IF(AND( [.F309]=&quot;&quot;; NOT(ISERROR(FIND(&quot;REFERENCES&quot;;[.B309]  ))));&quot;Y&quot;;&quot;&quot;)">
            <text:p/>
          </table:table-cell>
          <table:table-cell table:formula="of:=IF([.D309]=&quot;Y&quot;; MID([.B309];FIND(&quot;ALTER TABLE&quot;;[.B309])+12;LEN([.B309]));&quot;&quot;)">
            <text:p/>
          </table:table-cell>
          <table:table-cell table:formula="of:=IF([.E309]=&quot;Y&quot;; MID([.B309];FIND(&quot;ADD CONSTRAINT&quot;;[.B309])+15;LEN([.B309]));&quot;&quot;)">
            <text:p/>
          </table:table-cell>
          <table:table-cell table:formula="of:=[.I309]">
            <text:p/>
          </table:table-cell>
          <table:table-cell table:formula="of:=IF([.F309]=&quot;Y&quot;; MID([.B309];FIND(&quot;FOREIGN KEY&quot;;[.B309])+13;LEN([.B309])-14);&quot;&quot;)">
            <text:p/>
          </table:table-cell>
          <table:table-cell table:formula="of:=IF([.G309]=&quot;Y&quot;; MID([.B309];FIND(&quot;REFERENCES&quot;;[.B309])+11;LEN([.B309]));&quot;&quot;)">
            <text:p/>
          </table:table-cell>
          <table:table-cell table:formula="of:=IF([.L309]&lt;&gt;&quot;&quot;;LEFT([.L309];FIND(&quot;(&quot;;[.L309])-1);&quot;&quot;)">
            <text:p/>
          </table:table-cell>
          <table:table-cell table:formula="of:=SUBSTITUTE( IF([.L309]&lt;&gt;&quot;&quot;;MID([.L309];FIND(&quot;(&quot;;[.L309])+1;LEN([.L309]));&quot;&quot;); &quot;);&quot;;&quot;&quot;)">
            <text:p/>
          </table:table-cell>
          <table:table-cell table:style-name="ce16" table:formula="of:=LOWER(IF([.H309]&lt;&gt;&quot;&quot;; &quot;MATCH (n:&quot; &amp; [.M312] &amp; &quot;), (m:&quot; &amp; [.H309] &amp; &quot;)&#10;WHERE m.&quot; &amp; [.K311] &amp; &quot; = n. &quot; &amp; [.N312] &amp; &quot; &#10;create (n)-[:&quot; &amp; [.J310] &amp; &quot; ]-&gt;(m)&#10;RETURN n,m&quot;;&quot;&quot;))">
            <text:p/>
          </table:table-cell>
          <table:table-cell table:formula="of:=LOWER(IF([.H309]&lt;&gt;&quot;&quot;;[.H309];&quot;&quot;))">
            <text:p/>
          </table:table-cell>
          <table:table-cell table:formula="of:=LOWER(IF([.H309]&lt;&gt;&quot;&quot;;[.K311];&quot;&quot;))">
            <text:p/>
          </table:table-cell>
          <table:table-cell table:formula="of:=LOWER(IF([.H309]&lt;&gt;&quot;&quot;;[.M312];&quot;&quot;))">
            <text:p/>
          </table:table-cell>
          <table:table-cell table:formula="of:=LOWER(IF([.H309]&lt;&gt;&quot;&quot;;[.N312];&quot;&quot;))">
            <text:p/>
          </table:table-cell>
          <table:table-cell table:formula="of:=LOWER(IF([.H309]&lt;&gt;&quot;&quot;;[.J310];&quot;&quot;))">
            <text:p/>
          </table:table-cell>
          <table:table-cell table:formula="of:=LOWER(IF([.H309]&lt;&gt;&quot;&quot;; &quot;MATCH (n:&quot; &amp; [.R309] &amp; &quot;), (m:&quot; &amp; [.P309] &amp; &quot;)&#10;WHERE m.&quot; &amp; [.Q309] &amp; &quot; = n. &quot; &amp; [.S309] &amp; &quot; &#10;create (n)-[:&quot; &amp; [.T309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MICROBIOLOGYEVENTS DROP CONSTRAINT IF EXISTS microbiologyevents_fk_hadm_id;</text:p>
          </table:table-cell>
          <table:table-cell table:formula="of:=OR( [.B310]=&quot;&quot;; NOT(ISERROR(FIND(&quot;DROP CONSTRAINT&quot;;[.B310]))); NOT(ISERROR(FIND(&quot;--&quot;;[.B310]))))" office:value-type="float" office:value="1" calcext:value-type="float">
            <text:p>1</text:p>
          </table:table-cell>
          <table:table-cell table:formula="of:=IF(AND( NOT([.C310]); NOT(ISERROR(FIND(&quot;ALTER TABLE&quot;;[.B310]  ))));&quot;Y&quot;;&quot;&quot;)">
            <text:p/>
          </table:table-cell>
          <table:table-cell table:formula="of:=IF(AND( [.D310]=&quot;&quot;; NOT(ISERROR(FIND(&quot;ADD CONSTRAINT&quot;;[.B310]  ))));&quot;Y&quot;;&quot;&quot;)">
            <text:p/>
          </table:table-cell>
          <table:table-cell table:formula="of:=IF(AND( [.E310]=&quot;&quot;; NOT(ISERROR(FIND(&quot;FOREIGN KEY&quot;;[.B310]  ))));&quot;Y&quot;;&quot;&quot;)">
            <text:p/>
          </table:table-cell>
          <table:table-cell table:formula="of:=IF(AND( [.F310]=&quot;&quot;; NOT(ISERROR(FIND(&quot;REFERENCES&quot;;[.B310]  ))));&quot;Y&quot;;&quot;&quot;)">
            <text:p/>
          </table:table-cell>
          <table:table-cell table:formula="of:=IF([.D310]=&quot;Y&quot;; MID([.B310];FIND(&quot;ALTER TABLE&quot;;[.B310])+12;LEN([.B310]));&quot;&quot;)">
            <text:p/>
          </table:table-cell>
          <table:table-cell table:formula="of:=IF([.E310]=&quot;Y&quot;; MID([.B310];FIND(&quot;ADD CONSTRAINT&quot;;[.B310])+15;LEN([.B310]));&quot;&quot;)">
            <text:p/>
          </table:table-cell>
          <table:table-cell table:formula="of:=[.I310]">
            <text:p/>
          </table:table-cell>
          <table:table-cell table:formula="of:=IF([.F310]=&quot;Y&quot;; MID([.B310];FIND(&quot;FOREIGN KEY&quot;;[.B310])+13;LEN([.B310])-14);&quot;&quot;)">
            <text:p/>
          </table:table-cell>
          <table:table-cell table:formula="of:=IF([.G310]=&quot;Y&quot;; MID([.B310];FIND(&quot;REFERENCES&quot;;[.B310])+11;LEN([.B310]));&quot;&quot;)">
            <text:p/>
          </table:table-cell>
          <table:table-cell table:formula="of:=IF([.L310]&lt;&gt;&quot;&quot;;LEFT([.L310];FIND(&quot;(&quot;;[.L310])-1);&quot;&quot;)">
            <text:p/>
          </table:table-cell>
          <table:table-cell table:formula="of:=SUBSTITUTE( IF([.L310]&lt;&gt;&quot;&quot;;MID([.L310];FIND(&quot;(&quot;;[.L310])+1;LEN([.L310]));&quot;&quot;); &quot;);&quot;;&quot;&quot;)">
            <text:p/>
          </table:table-cell>
          <table:table-cell table:style-name="ce16" table:formula="of:=LOWER(IF([.H310]&lt;&gt;&quot;&quot;; &quot;MATCH (n:&quot; &amp; [.M313] &amp; &quot;), (m:&quot; &amp; [.H310] &amp; &quot;)&#10;WHERE m.&quot; &amp; [.K312] &amp; &quot; = n. &quot; &amp; [.N313] &amp; &quot; &#10;create (n)-[:&quot; &amp; [.J311] &amp; &quot; ]-&gt;(m)&#10;RETURN n,m&quot;;&quot;&quot;))">
            <text:p/>
          </table:table-cell>
          <table:table-cell table:formula="of:=LOWER(IF([.H310]&lt;&gt;&quot;&quot;;[.H310];&quot;&quot;))">
            <text:p/>
          </table:table-cell>
          <table:table-cell table:formula="of:=LOWER(IF([.H310]&lt;&gt;&quot;&quot;;[.K312];&quot;&quot;))">
            <text:p/>
          </table:table-cell>
          <table:table-cell table:formula="of:=LOWER(IF([.H310]&lt;&gt;&quot;&quot;;[.M313];&quot;&quot;))">
            <text:p/>
          </table:table-cell>
          <table:table-cell table:formula="of:=LOWER(IF([.H310]&lt;&gt;&quot;&quot;;[.N313];&quot;&quot;))">
            <text:p/>
          </table:table-cell>
          <table:table-cell table:formula="of:=LOWER(IF([.H310]&lt;&gt;&quot;&quot;;[.J311];&quot;&quot;))">
            <text:p/>
          </table:table-cell>
          <table:table-cell table:formula="of:=LOWER(IF([.H310]&lt;&gt;&quot;&quot;; &quot;MATCH (n:&quot; &amp; [.R310] &amp; &quot;), (m:&quot; &amp; [.P310] &amp; &quot;)&#10;WHERE m.&quot; &amp; [.Q310] &amp; &quot; = n. &quot; &amp; [.S310] &amp; &quot; &#10;create (n)-[:&quot; &amp; [.T310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MICROBIOLOGYEVENTS</text:p>
          </table:table-cell>
          <table:table-cell table:formula="of:=OR( [.B311]=&quot;&quot;; NOT(ISERROR(FIND(&quot;DROP CONSTRAINT&quot;;[.B311]))); NOT(ISERROR(FIND(&quot;--&quot;;[.B311]))))" office:value-type="float" office:value="0" calcext:value-type="float">
            <text:p>0</text:p>
          </table:table-cell>
          <table:table-cell table:formula="of:=IF(AND( NOT([.C311]); NOT(ISERROR(FIND(&quot;ALTER TABLE&quot;;[.B311]  ))));&quot;Y&quot;;&quot;&quot;)" office:value-type="string" office:string-value="Y" calcext:value-type="string">
            <text:p>Y</text:p>
          </table:table-cell>
          <table:table-cell table:formula="of:=IF(AND( [.D311]=&quot;&quot;; NOT(ISERROR(FIND(&quot;ADD CONSTRAINT&quot;;[.B311]  ))));&quot;Y&quot;;&quot;&quot;)">
            <text:p/>
          </table:table-cell>
          <table:table-cell table:formula="of:=IF(AND( [.E311]=&quot;&quot;; NOT(ISERROR(FIND(&quot;FOREIGN KEY&quot;;[.B311]  ))));&quot;Y&quot;;&quot;&quot;)">
            <text:p/>
          </table:table-cell>
          <table:table-cell table:formula="of:=IF(AND( [.F311]=&quot;&quot;; NOT(ISERROR(FIND(&quot;REFERENCES&quot;;[.B311]  ))));&quot;Y&quot;;&quot;&quot;)">
            <text:p/>
          </table:table-cell>
          <table:table-cell table:formula="of:=IF([.D311]=&quot;Y&quot;; MID([.B311];FIND(&quot;ALTER TABLE&quot;;[.B311])+12;LEN([.B311]));&quot;&quot;)" office:value-type="string" office:string-value="MICROBIOLOGYEVENTS" calcext:value-type="string">
            <text:p>MICROBIOLOGYEVENTS</text:p>
          </table:table-cell>
          <table:table-cell table:formula="of:=IF([.E311]=&quot;Y&quot;; MID([.B311];FIND(&quot;ADD CONSTRAINT&quot;;[.B311])+15;LEN([.B311]));&quot;&quot;)">
            <text:p/>
          </table:table-cell>
          <table:table-cell table:formula="of:=[.I311]">
            <text:p/>
          </table:table-cell>
          <table:table-cell table:formula="of:=IF([.F311]=&quot;Y&quot;; MID([.B311];FIND(&quot;FOREIGN KEY&quot;;[.B311])+13;LEN([.B311])-14);&quot;&quot;)">
            <text:p/>
          </table:table-cell>
          <table:table-cell table:formula="of:=IF([.G311]=&quot;Y&quot;; MID([.B311];FIND(&quot;REFERENCES&quot;;[.B311])+11;LEN([.B311]));&quot;&quot;)">
            <text:p/>
          </table:table-cell>
          <table:table-cell table:formula="of:=IF([.L311]&lt;&gt;&quot;&quot;;LEFT([.L311];FIND(&quot;(&quot;;[.L311])-1);&quot;&quot;)">
            <text:p/>
          </table:table-cell>
          <table:table-cell table:formula="of:=SUBSTITUTE( IF([.L311]&lt;&gt;&quot;&quot;;MID([.L311];FIND(&quot;(&quot;;[.L311])+1;LEN([.L311]));&quot;&quot;); &quot;);&quot;;&quot;&quot;)">
            <text:p/>
          </table:table-cell>
          <table:table-cell table:style-name="ce16" table:formula="of:=LOWER(IF([.H311]&lt;&gt;&quot;&quot;; &quot;MATCH (n:&quot; &amp; [.M314] &amp; &quot;), (m:&quot; &amp; [.H311] &amp; &quot;)&#10;WHERE m.&quot; &amp; [.K313] &amp; &quot; = n. &quot; &amp; [.N314] &amp; &quot; &#10;create (n)-[:&quot; &amp; [.J312] &amp; &quot; ]-&gt;(m)&#10;RETURN n,m&quot;;&quot;&quot;))" office:value-type="string" office:string-value="match (n:admissions), (m:microbiologyevents)&#10;where m.hadm_id = n. hadm_id &#10;create (n)-[:microbiologyevents_fk_hadm_id ]-&gt;(m)&#10;return n,m" calcext:value-type="string">
            <text:p>match (n:admissions), (m:microbiologyevents)</text:p>
            <text:p>where m.hadm_id = n. hadm_id </text:p>
            <text:p>create (n)-[:microbiologyevents_fk_hadm_id ]-&gt;(m)</text:p>
            <text:p>return n,m</text:p>
          </table:table-cell>
          <table:table-cell table:formula="of:=LOWER(IF([.H311]&lt;&gt;&quot;&quot;;[.H311];&quot;&quot;))" office:value-type="string" office:string-value="microbiologyevents" calcext:value-type="string">
            <text:p>microbiologyevents</text:p>
          </table:table-cell>
          <table:table-cell table:formula="of:=LOWER(IF([.H311]&lt;&gt;&quot;&quot;;[.K313];&quot;&quot;))" office:value-type="string" office:string-value="hadm_id" calcext:value-type="string">
            <text:p>hadm_id</text:p>
          </table:table-cell>
          <table:table-cell table:formula="of:=LOWER(IF([.H311]&lt;&gt;&quot;&quot;;[.M314];&quot;&quot;))" office:value-type="string" office:string-value="admissions" calcext:value-type="string">
            <text:p>admissions</text:p>
          </table:table-cell>
          <table:table-cell table:formula="of:=LOWER(IF([.H311]&lt;&gt;&quot;&quot;;[.N314];&quot;&quot;))" office:value-type="string" office:string-value="hadm_id" calcext:value-type="string">
            <text:p>hadm_id</text:p>
          </table:table-cell>
          <table:table-cell table:formula="of:=LOWER(IF([.H311]&lt;&gt;&quot;&quot;;[.J312];&quot;&quot;))" office:value-type="string" office:string-value="microbiologyevents_fk_hadm_id" calcext:value-type="string">
            <text:p>microbiologyevents_fk_hadm_id</text:p>
          </table:table-cell>
          <table:table-cell table:formula="of:=LOWER(IF([.H311]&lt;&gt;&quot;&quot;; &quot;MATCH (n:&quot; &amp; [.R311] &amp; &quot;), (m:&quot; &amp; [.P311] &amp; &quot;)&#10;WHERE m.&quot; &amp; [.Q311] &amp; &quot; = n. &quot; &amp; [.S311] &amp; &quot; &#10;create (n)-[:&quot; &amp; [.T311] &amp; &quot; ]-&gt;(m)&#10;RETURN n,m&quot;;&quot;&quot;))" office:value-type="string" office:string-value="match (n:admissions), (m:microbiologyevents)&#10;where m.hadm_id = n. hadm_id &#10;create (n)-[:microbiologyevents_fk_hadm_id ]-&gt;(m)&#10;return n,m" calcext:value-type="string">
            <text:p>match (n:admissions), (m:microbiologyevents)</text:p>
            <text:p>where m.hadm_id = n. hadm_id </text:p>
            <text:p>create (n)-[:microbiologyevents_fk_hadm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microbiologyevents_fk_hadm_id</text:p>
          </table:table-cell>
          <table:table-cell table:formula="of:=OR( [.B312]=&quot;&quot;; NOT(ISERROR(FIND(&quot;DROP CONSTRAINT&quot;;[.B312]))); NOT(ISERROR(FIND(&quot;--&quot;;[.B312]))))" office:value-type="float" office:value="0" calcext:value-type="float">
            <text:p>0</text:p>
          </table:table-cell>
          <table:table-cell table:formula="of:=IF(AND( NOT([.C312]); NOT(ISERROR(FIND(&quot;ALTER TABLE&quot;;[.B312]  ))));&quot;Y&quot;;&quot;&quot;)">
            <text:p/>
          </table:table-cell>
          <table:table-cell table:formula="of:=IF(AND( [.D312]=&quot;&quot;; NOT(ISERROR(FIND(&quot;ADD CONSTRAINT&quot;;[.B312]  ))));&quot;Y&quot;;&quot;&quot;)" office:value-type="string" office:string-value="Y" calcext:value-type="string">
            <text:p>Y</text:p>
          </table:table-cell>
          <table:table-cell table:formula="of:=IF(AND( [.E312]=&quot;&quot;; NOT(ISERROR(FIND(&quot;FOREIGN KEY&quot;;[.B312]  ))));&quot;Y&quot;;&quot;&quot;)">
            <text:p/>
          </table:table-cell>
          <table:table-cell table:formula="of:=IF(AND( [.F312]=&quot;&quot;; NOT(ISERROR(FIND(&quot;REFERENCES&quot;;[.B312]  ))));&quot;Y&quot;;&quot;&quot;)">
            <text:p/>
          </table:table-cell>
          <table:table-cell table:formula="of:=IF([.D312]=&quot;Y&quot;; MID([.B312];FIND(&quot;ALTER TABLE&quot;;[.B312])+12;LEN([.B312]));&quot;&quot;)">
            <text:p/>
          </table:table-cell>
          <table:table-cell table:formula="of:=IF([.E312]=&quot;Y&quot;; MID([.B312];FIND(&quot;ADD CONSTRAINT&quot;;[.B312])+15;LEN([.B312]));&quot;&quot;)" office:value-type="string" office:string-value="microbiologyevents_fk_hadm_id" calcext:value-type="string">
            <text:p>microbiologyevents_fk_hadm_id</text:p>
          </table:table-cell>
          <table:table-cell table:formula="of:=[.I312]" office:value-type="string" office:string-value="microbiologyevents_fk_hadm_id" calcext:value-type="string">
            <text:p>microbiologyevents_fk_hadm_id</text:p>
          </table:table-cell>
          <table:table-cell table:formula="of:=IF([.F312]=&quot;Y&quot;; MID([.B312];FIND(&quot;FOREIGN KEY&quot;;[.B312])+13;LEN([.B312])-14);&quot;&quot;)">
            <text:p/>
          </table:table-cell>
          <table:table-cell table:formula="of:=IF([.G312]=&quot;Y&quot;; MID([.B312];FIND(&quot;REFERENCES&quot;;[.B312])+11;LEN([.B312]));&quot;&quot;)">
            <text:p/>
          </table:table-cell>
          <table:table-cell table:formula="of:=IF([.L312]&lt;&gt;&quot;&quot;;LEFT([.L312];FIND(&quot;(&quot;;[.L312])-1);&quot;&quot;)">
            <text:p/>
          </table:table-cell>
          <table:table-cell table:formula="of:=SUBSTITUTE( IF([.L312]&lt;&gt;&quot;&quot;;MID([.L312];FIND(&quot;(&quot;;[.L312])+1;LEN([.L312]));&quot;&quot;); &quot;);&quot;;&quot;&quot;)">
            <text:p/>
          </table:table-cell>
          <table:table-cell table:style-name="ce16" table:formula="of:=LOWER(IF([.H312]&lt;&gt;&quot;&quot;; &quot;MATCH (n:&quot; &amp; [.M315] &amp; &quot;), (m:&quot; &amp; [.H312] &amp; &quot;)&#10;WHERE m.&quot; &amp; [.K314] &amp; &quot; = n. &quot; &amp; [.N315] &amp; &quot; &#10;create (n)-[:&quot; &amp; [.J313] &amp; &quot; ]-&gt;(m)&#10;RETURN n,m&quot;;&quot;&quot;))">
            <text:p/>
          </table:table-cell>
          <table:table-cell table:formula="of:=LOWER(IF([.H312]&lt;&gt;&quot;&quot;;[.H312];&quot;&quot;))">
            <text:p/>
          </table:table-cell>
          <table:table-cell table:formula="of:=LOWER(IF([.H312]&lt;&gt;&quot;&quot;;[.K314];&quot;&quot;))">
            <text:p/>
          </table:table-cell>
          <table:table-cell table:formula="of:=LOWER(IF([.H312]&lt;&gt;&quot;&quot;;[.M315];&quot;&quot;))">
            <text:p/>
          </table:table-cell>
          <table:table-cell table:formula="of:=LOWER(IF([.H312]&lt;&gt;&quot;&quot;;[.N315];&quot;&quot;))">
            <text:p/>
          </table:table-cell>
          <table:table-cell table:formula="of:=LOWER(IF([.H312]&lt;&gt;&quot;&quot;;[.J313];&quot;&quot;))">
            <text:p/>
          </table:table-cell>
          <table:table-cell table:formula="of:=LOWER(IF([.H312]&lt;&gt;&quot;&quot;; &quot;MATCH (n:&quot; &amp; [.R312] &amp; &quot;), (m:&quot; &amp; [.P312] &amp; &quot;)&#10;WHERE m.&quot; &amp; [.Q312] &amp; &quot; = n. &quot; &amp; [.S312] &amp; &quot; &#10;create (n)-[:&quot; &amp; [.T31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HADM_ID)</text:p>
          </table:table-cell>
          <table:table-cell table:formula="of:=OR( [.B313]=&quot;&quot;; NOT(ISERROR(FIND(&quot;DROP CONSTRAINT&quot;;[.B313]))); NOT(ISERROR(FIND(&quot;--&quot;;[.B313]))))" office:value-type="float" office:value="0" calcext:value-type="float">
            <text:p>0</text:p>
          </table:table-cell>
          <table:table-cell table:formula="of:=IF(AND( NOT([.C313]); NOT(ISERROR(FIND(&quot;ALTER TABLE&quot;;[.B313]  ))));&quot;Y&quot;;&quot;&quot;)">
            <text:p/>
          </table:table-cell>
          <table:table-cell table:formula="of:=IF(AND( [.D313]=&quot;&quot;; NOT(ISERROR(FIND(&quot;ADD CONSTRAINT&quot;;[.B313]  ))));&quot;Y&quot;;&quot;&quot;)">
            <text:p/>
          </table:table-cell>
          <table:table-cell table:formula="of:=IF(AND( [.E313]=&quot;&quot;; NOT(ISERROR(FIND(&quot;FOREIGN KEY&quot;;[.B313]  ))));&quot;Y&quot;;&quot;&quot;)" office:value-type="string" office:string-value="Y" calcext:value-type="string">
            <text:p>Y</text:p>
          </table:table-cell>
          <table:table-cell table:formula="of:=IF(AND( [.F313]=&quot;&quot;; NOT(ISERROR(FIND(&quot;REFERENCES&quot;;[.B313]  ))));&quot;Y&quot;;&quot;&quot;)">
            <text:p/>
          </table:table-cell>
          <table:table-cell table:formula="of:=IF([.D313]=&quot;Y&quot;; MID([.B313];FIND(&quot;ALTER TABLE&quot;;[.B313])+12;LEN([.B313]));&quot;&quot;)">
            <text:p/>
          </table:table-cell>
          <table:table-cell table:formula="of:=IF([.E313]=&quot;Y&quot;; MID([.B313];FIND(&quot;ADD CONSTRAINT&quot;;[.B313])+15;LEN([.B313]));&quot;&quot;)">
            <text:p/>
          </table:table-cell>
          <table:table-cell table:formula="of:=[.I313]">
            <text:p/>
          </table:table-cell>
          <table:table-cell table:formula="of:=IF([.F313]=&quot;Y&quot;; MID([.B313];FIND(&quot;FOREIGN KEY&quot;;[.B313])+13;LEN([.B313])-14);&quot;&quot;)" office:value-type="string" office:string-value="HADM_ID" calcext:value-type="string">
            <text:p>HADM_ID</text:p>
          </table:table-cell>
          <table:table-cell table:formula="of:=IF([.G313]=&quot;Y&quot;; MID([.B313];FIND(&quot;REFERENCES&quot;;[.B313])+11;LEN([.B313]));&quot;&quot;)">
            <text:p/>
          </table:table-cell>
          <table:table-cell table:formula="of:=IF([.L313]&lt;&gt;&quot;&quot;;LEFT([.L313];FIND(&quot;(&quot;;[.L313])-1);&quot;&quot;)">
            <text:p/>
          </table:table-cell>
          <table:table-cell table:formula="of:=SUBSTITUTE( IF([.L313]&lt;&gt;&quot;&quot;;MID([.L313];FIND(&quot;(&quot;;[.L313])+1;LEN([.L313]));&quot;&quot;); &quot;);&quot;;&quot;&quot;)">
            <text:p/>
          </table:table-cell>
          <table:table-cell table:style-name="ce16" table:formula="of:=LOWER(IF([.H313]&lt;&gt;&quot;&quot;; &quot;MATCH (n:&quot; &amp; [.M316] &amp; &quot;), (m:&quot; &amp; [.H313] &amp; &quot;)&#10;WHERE m.&quot; &amp; [.K315] &amp; &quot; = n. &quot; &amp; [.N316] &amp; &quot; &#10;create (n)-[:&quot; &amp; [.J314] &amp; &quot; ]-&gt;(m)&#10;RETURN n,m&quot;;&quot;&quot;))">
            <text:p/>
          </table:table-cell>
          <table:table-cell table:formula="of:=LOWER(IF([.H313]&lt;&gt;&quot;&quot;;[.H313];&quot;&quot;))">
            <text:p/>
          </table:table-cell>
          <table:table-cell table:formula="of:=LOWER(IF([.H313]&lt;&gt;&quot;&quot;;[.K315];&quot;&quot;))">
            <text:p/>
          </table:table-cell>
          <table:table-cell table:formula="of:=LOWER(IF([.H313]&lt;&gt;&quot;&quot;;[.M316];&quot;&quot;))">
            <text:p/>
          </table:table-cell>
          <table:table-cell table:formula="of:=LOWER(IF([.H313]&lt;&gt;&quot;&quot;;[.N316];&quot;&quot;))">
            <text:p/>
          </table:table-cell>
          <table:table-cell table:formula="of:=LOWER(IF([.H313]&lt;&gt;&quot;&quot;;[.J314];&quot;&quot;))">
            <text:p/>
          </table:table-cell>
          <table:table-cell table:formula="of:=LOWER(IF([.H313]&lt;&gt;&quot;&quot;; &quot;MATCH (n:&quot; &amp; [.R313] &amp; &quot;), (m:&quot; &amp; [.P313] &amp; &quot;)&#10;WHERE m.&quot; &amp; [.Q313] &amp; &quot; = n. &quot; &amp; [.S313] &amp; &quot; &#10;create (n)-[:&quot; &amp; [.T31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ADMISSIONS(HADM_ID);</text:p>
          </table:table-cell>
          <table:table-cell table:formula="of:=OR( [.B314]=&quot;&quot;; NOT(ISERROR(FIND(&quot;DROP CONSTRAINT&quot;;[.B314]))); NOT(ISERROR(FIND(&quot;--&quot;;[.B314]))))" office:value-type="float" office:value="0" calcext:value-type="float">
            <text:p>0</text:p>
          </table:table-cell>
          <table:table-cell table:formula="of:=IF(AND( NOT([.C314]); NOT(ISERROR(FIND(&quot;ALTER TABLE&quot;;[.B314]  ))));&quot;Y&quot;;&quot;&quot;)">
            <text:p/>
          </table:table-cell>
          <table:table-cell table:formula="of:=IF(AND( [.D314]=&quot;&quot;; NOT(ISERROR(FIND(&quot;ADD CONSTRAINT&quot;;[.B314]  ))));&quot;Y&quot;;&quot;&quot;)">
            <text:p/>
          </table:table-cell>
          <table:table-cell table:formula="of:=IF(AND( [.E314]=&quot;&quot;; NOT(ISERROR(FIND(&quot;FOREIGN KEY&quot;;[.B314]  ))));&quot;Y&quot;;&quot;&quot;)">
            <text:p/>
          </table:table-cell>
          <table:table-cell table:formula="of:=IF(AND( [.F314]=&quot;&quot;; NOT(ISERROR(FIND(&quot;REFERENCES&quot;;[.B314]  ))));&quot;Y&quot;;&quot;&quot;)" office:value-type="string" office:string-value="Y" calcext:value-type="string">
            <text:p>Y</text:p>
          </table:table-cell>
          <table:table-cell table:formula="of:=IF([.D314]=&quot;Y&quot;; MID([.B314];FIND(&quot;ALTER TABLE&quot;;[.B314])+12;LEN([.B314]));&quot;&quot;)">
            <text:p/>
          </table:table-cell>
          <table:table-cell table:formula="of:=IF([.E314]=&quot;Y&quot;; MID([.B314];FIND(&quot;ADD CONSTRAINT&quot;;[.B314])+15;LEN([.B314]));&quot;&quot;)">
            <text:p/>
          </table:table-cell>
          <table:table-cell table:formula="of:=[.I314]">
            <text:p/>
          </table:table-cell>
          <table:table-cell table:formula="of:=IF([.F314]=&quot;Y&quot;; MID([.B314];FIND(&quot;FOREIGN KEY&quot;;[.B314])+13;LEN([.B314])-14);&quot;&quot;)">
            <text:p/>
          </table:table-cell>
          <table:table-cell table:formula="of:=IF([.G314]=&quot;Y&quot;; MID([.B314];FIND(&quot;REFERENCES&quot;;[.B314])+11;LEN([.B314]));&quot;&quot;)" office:value-type="string" office:string-value="ADMISSIONS(HADM_ID);" calcext:value-type="string">
            <text:p>ADMISSIONS(HADM_ID);</text:p>
          </table:table-cell>
          <table:table-cell table:formula="of:=IF([.L314]&lt;&gt;&quot;&quot;;LEFT([.L314];FIND(&quot;(&quot;;[.L314])-1);&quot;&quot;)" office:value-type="string" office:string-value="ADMISSIONS" calcext:value-type="string">
            <text:p>ADMISSIONS</text:p>
          </table:table-cell>
          <table:table-cell table:formula="of:=SUBSTITUTE( IF([.L314]&lt;&gt;&quot;&quot;;MID([.L314];FIND(&quot;(&quot;;[.L314])+1;LEN([.L314]));&quot;&quot;); &quot;);&quot;;&quot;&quot;)" office:value-type="string" office:string-value="HADM_ID" calcext:value-type="string">
            <text:p>HADM_ID</text:p>
          </table:table-cell>
          <table:table-cell table:style-name="ce16" table:formula="of:=LOWER(IF([.H314]&lt;&gt;&quot;&quot;; &quot;MATCH (n:&quot; &amp; [.M317] &amp; &quot;), (m:&quot; &amp; [.H314] &amp; &quot;)&#10;WHERE m.&quot; &amp; [.K316] &amp; &quot; = n. &quot; &amp; [.N317] &amp; &quot; &#10;create (n)-[:&quot; &amp; [.J315] &amp; &quot; ]-&gt;(m)&#10;RETURN n,m&quot;;&quot;&quot;))">
            <text:p/>
          </table:table-cell>
          <table:table-cell table:formula="of:=LOWER(IF([.H314]&lt;&gt;&quot;&quot;;[.H314];&quot;&quot;))">
            <text:p/>
          </table:table-cell>
          <table:table-cell table:formula="of:=LOWER(IF([.H314]&lt;&gt;&quot;&quot;;[.K316];&quot;&quot;))">
            <text:p/>
          </table:table-cell>
          <table:table-cell table:formula="of:=LOWER(IF([.H314]&lt;&gt;&quot;&quot;;[.M317];&quot;&quot;))">
            <text:p/>
          </table:table-cell>
          <table:table-cell table:formula="of:=LOWER(IF([.H314]&lt;&gt;&quot;&quot;;[.N317];&quot;&quot;))">
            <text:p/>
          </table:table-cell>
          <table:table-cell table:formula="of:=LOWER(IF([.H314]&lt;&gt;&quot;&quot;;[.J315];&quot;&quot;))">
            <text:p/>
          </table:table-cell>
          <table:table-cell table:formula="of:=LOWER(IF([.H314]&lt;&gt;&quot;&quot;; &quot;MATCH (n:&quot; &amp; [.R314] &amp; &quot;), (m:&quot; &amp; [.P314] &amp; &quot;)&#10;WHERE m.&quot; &amp; [.Q314] &amp; &quot; = n. &quot; &amp; [.S314] &amp; &quot; &#10;create (n)-[:&quot; &amp; [.T31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315]=&quot;&quot;; NOT(ISERROR(FIND(&quot;DROP CONSTRAINT&quot;;[.B315]))); NOT(ISERROR(FIND(&quot;--&quot;;[.B315]))))" office:value-type="float" office:value="1" calcext:value-type="float">
            <text:p>1</text:p>
          </table:table-cell>
          <table:table-cell table:formula="of:=IF(AND( NOT([.C315]); NOT(ISERROR(FIND(&quot;ALTER TABLE&quot;;[.B315]  ))));&quot;Y&quot;;&quot;&quot;)">
            <text:p/>
          </table:table-cell>
          <table:table-cell table:formula="of:=IF(AND( [.D315]=&quot;&quot;; NOT(ISERROR(FIND(&quot;ADD CONSTRAINT&quot;;[.B315]  ))));&quot;Y&quot;;&quot;&quot;)">
            <text:p/>
          </table:table-cell>
          <table:table-cell table:formula="of:=IF(AND( [.E315]=&quot;&quot;; NOT(ISERROR(FIND(&quot;FOREIGN KEY&quot;;[.B315]  ))));&quot;Y&quot;;&quot;&quot;)">
            <text:p/>
          </table:table-cell>
          <table:table-cell table:formula="of:=IF(AND( [.F315]=&quot;&quot;; NOT(ISERROR(FIND(&quot;REFERENCES&quot;;[.B315]  ))));&quot;Y&quot;;&quot;&quot;)">
            <text:p/>
          </table:table-cell>
          <table:table-cell table:formula="of:=IF([.D315]=&quot;Y&quot;; MID([.B315];FIND(&quot;ALTER TABLE&quot;;[.B315])+12;LEN([.B315]));&quot;&quot;)">
            <text:p/>
          </table:table-cell>
          <table:table-cell table:formula="of:=IF([.E315]=&quot;Y&quot;; MID([.B315];FIND(&quot;ADD CONSTRAINT&quot;;[.B315])+15;LEN([.B315]));&quot;&quot;)">
            <text:p/>
          </table:table-cell>
          <table:table-cell table:formula="of:=[.I315]">
            <text:p/>
          </table:table-cell>
          <table:table-cell table:formula="of:=IF([.F315]=&quot;Y&quot;; MID([.B315];FIND(&quot;FOREIGN KEY&quot;;[.B315])+13;LEN([.B315])-14);&quot;&quot;)">
            <text:p/>
          </table:table-cell>
          <table:table-cell table:formula="of:=IF([.G315]=&quot;Y&quot;; MID([.B315];FIND(&quot;REFERENCES&quot;;[.B315])+11;LEN([.B315]));&quot;&quot;)">
            <text:p/>
          </table:table-cell>
          <table:table-cell table:formula="of:=IF([.L315]&lt;&gt;&quot;&quot;;LEFT([.L315];FIND(&quot;(&quot;;[.L315])-1);&quot;&quot;)">
            <text:p/>
          </table:table-cell>
          <table:table-cell table:formula="of:=SUBSTITUTE( IF([.L315]&lt;&gt;&quot;&quot;;MID([.L315];FIND(&quot;(&quot;;[.L315])+1;LEN([.L315]));&quot;&quot;); &quot;);&quot;;&quot;&quot;)">
            <text:p/>
          </table:table-cell>
          <table:table-cell table:style-name="ce16" table:formula="of:=LOWER(IF([.H315]&lt;&gt;&quot;&quot;; &quot;MATCH (n:&quot; &amp; [.M318] &amp; &quot;), (m:&quot; &amp; [.H315] &amp; &quot;)&#10;WHERE m.&quot; &amp; [.K317] &amp; &quot; = n. &quot; &amp; [.N318] &amp; &quot; &#10;create (n)-[:&quot; &amp; [.J316] &amp; &quot; ]-&gt;(m)&#10;RETURN n,m&quot;;&quot;&quot;))">
            <text:p/>
          </table:table-cell>
          <table:table-cell table:formula="of:=LOWER(IF([.H315]&lt;&gt;&quot;&quot;;[.H315];&quot;&quot;))">
            <text:p/>
          </table:table-cell>
          <table:table-cell table:formula="of:=LOWER(IF([.H315]&lt;&gt;&quot;&quot;;[.K317];&quot;&quot;))">
            <text:p/>
          </table:table-cell>
          <table:table-cell table:formula="of:=LOWER(IF([.H315]&lt;&gt;&quot;&quot;;[.M318];&quot;&quot;))">
            <text:p/>
          </table:table-cell>
          <table:table-cell table:formula="of:=LOWER(IF([.H315]&lt;&gt;&quot;&quot;;[.N318];&quot;&quot;))">
            <text:p/>
          </table:table-cell>
          <table:table-cell table:formula="of:=LOWER(IF([.H315]&lt;&gt;&quot;&quot;;[.J316];&quot;&quot;))">
            <text:p/>
          </table:table-cell>
          <table:table-cell table:formula="of:=LOWER(IF([.H315]&lt;&gt;&quot;&quot;; &quot;MATCH (n:&quot; &amp; [.R315] &amp; &quot;), (m:&quot; &amp; [.P315] &amp; &quot;)&#10;WHERE m.&quot; &amp; [.Q315] &amp; &quot; = n. &quot; &amp; [.S315] &amp; &quot; &#10;create (n)-[:&quot; &amp; [.T31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ITEMIDs</text:p>
          </table:table-cell>
          <table:table-cell table:formula="of:=OR( [.B316]=&quot;&quot;; NOT(ISERROR(FIND(&quot;DROP CONSTRAINT&quot;;[.B316]))); NOT(ISERROR(FIND(&quot;--&quot;;[.B316]))))" office:value-type="float" office:value="1" calcext:value-type="float">
            <text:p>1</text:p>
          </table:table-cell>
          <table:table-cell table:formula="of:=IF(AND( NOT([.C316]); NOT(ISERROR(FIND(&quot;ALTER TABLE&quot;;[.B316]  ))));&quot;Y&quot;;&quot;&quot;)">
            <text:p/>
          </table:table-cell>
          <table:table-cell table:formula="of:=IF(AND( [.D316]=&quot;&quot;; NOT(ISERROR(FIND(&quot;ADD CONSTRAINT&quot;;[.B316]  ))));&quot;Y&quot;;&quot;&quot;)">
            <text:p/>
          </table:table-cell>
          <table:table-cell table:formula="of:=IF(AND( [.E316]=&quot;&quot;; NOT(ISERROR(FIND(&quot;FOREIGN KEY&quot;;[.B316]  ))));&quot;Y&quot;;&quot;&quot;)">
            <text:p/>
          </table:table-cell>
          <table:table-cell table:formula="of:=IF(AND( [.F316]=&quot;&quot;; NOT(ISERROR(FIND(&quot;REFERENCES&quot;;[.B316]  ))));&quot;Y&quot;;&quot;&quot;)">
            <text:p/>
          </table:table-cell>
          <table:table-cell table:formula="of:=IF([.D316]=&quot;Y&quot;; MID([.B316];FIND(&quot;ALTER TABLE&quot;;[.B316])+12;LEN([.B316]));&quot;&quot;)">
            <text:p/>
          </table:table-cell>
          <table:table-cell table:formula="of:=IF([.E316]=&quot;Y&quot;; MID([.B316];FIND(&quot;ADD CONSTRAINT&quot;;[.B316])+15;LEN([.B316]));&quot;&quot;)">
            <text:p/>
          </table:table-cell>
          <table:table-cell table:formula="of:=[.I316]">
            <text:p/>
          </table:table-cell>
          <table:table-cell table:formula="of:=IF([.F316]=&quot;Y&quot;; MID([.B316];FIND(&quot;FOREIGN KEY&quot;;[.B316])+13;LEN([.B316])-14);&quot;&quot;)">
            <text:p/>
          </table:table-cell>
          <table:table-cell table:formula="of:=IF([.G316]=&quot;Y&quot;; MID([.B316];FIND(&quot;REFERENCES&quot;;[.B316])+11;LEN([.B316]));&quot;&quot;)">
            <text:p/>
          </table:table-cell>
          <table:table-cell table:formula="of:=IF([.L316]&lt;&gt;&quot;&quot;;LEFT([.L316];FIND(&quot;(&quot;;[.L316])-1);&quot;&quot;)">
            <text:p/>
          </table:table-cell>
          <table:table-cell table:formula="of:=SUBSTITUTE( IF([.L316]&lt;&gt;&quot;&quot;;MID([.L316];FIND(&quot;(&quot;;[.L316])+1;LEN([.L316]));&quot;&quot;); &quot;);&quot;;&quot;&quot;)">
            <text:p/>
          </table:table-cell>
          <table:table-cell table:style-name="ce16" table:formula="of:=LOWER(IF([.H316]&lt;&gt;&quot;&quot;; &quot;MATCH (n:&quot; &amp; [.M319] &amp; &quot;), (m:&quot; &amp; [.H316] &amp; &quot;)&#10;WHERE m.&quot; &amp; [.K318] &amp; &quot; = n. &quot; &amp; [.N319] &amp; &quot; &#10;create (n)-[:&quot; &amp; [.J317] &amp; &quot; ]-&gt;(m)&#10;RETURN n,m&quot;;&quot;&quot;))">
            <text:p/>
          </table:table-cell>
          <table:table-cell table:formula="of:=LOWER(IF([.H316]&lt;&gt;&quot;&quot;;[.H316];&quot;&quot;))">
            <text:p/>
          </table:table-cell>
          <table:table-cell table:formula="of:=LOWER(IF([.H316]&lt;&gt;&quot;&quot;;[.K318];&quot;&quot;))">
            <text:p/>
          </table:table-cell>
          <table:table-cell table:formula="of:=LOWER(IF([.H316]&lt;&gt;&quot;&quot;;[.M319];&quot;&quot;))">
            <text:p/>
          </table:table-cell>
          <table:table-cell table:formula="of:=LOWER(IF([.H316]&lt;&gt;&quot;&quot;;[.N319];&quot;&quot;))">
            <text:p/>
          </table:table-cell>
          <table:table-cell table:formula="of:=LOWER(IF([.H316]&lt;&gt;&quot;&quot;;[.J317];&quot;&quot;))">
            <text:p/>
          </table:table-cell>
          <table:table-cell table:formula="of:=LOWER(IF([.H316]&lt;&gt;&quot;&quot;; &quot;MATCH (n:&quot; &amp; [.R316] &amp; &quot;), (m:&quot; &amp; [.P316] &amp; &quot;)&#10;WHERE m.&quot; &amp; [.Q316] &amp; &quot; = n. &quot; &amp; [.S316] &amp; &quot; &#10;create (n)-[:&quot; &amp; [.T316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MICROBIOLOGYEVENTS DROP CONSTRAINT IF EXISTS microbiologyevents_fk_spec_itemid;</text:p>
          </table:table-cell>
          <table:table-cell table:formula="of:=OR( [.B317]=&quot;&quot;; NOT(ISERROR(FIND(&quot;DROP CONSTRAINT&quot;;[.B317]))); NOT(ISERROR(FIND(&quot;--&quot;;[.B317]))))" office:value-type="float" office:value="1" calcext:value-type="float">
            <text:p>1</text:p>
          </table:table-cell>
          <table:table-cell table:formula="of:=IF(AND( NOT([.C317]); NOT(ISERROR(FIND(&quot;ALTER TABLE&quot;;[.B317]  ))));&quot;Y&quot;;&quot;&quot;)">
            <text:p/>
          </table:table-cell>
          <table:table-cell table:formula="of:=IF(AND( [.D317]=&quot;&quot;; NOT(ISERROR(FIND(&quot;ADD CONSTRAINT&quot;;[.B317]  ))));&quot;Y&quot;;&quot;&quot;)">
            <text:p/>
          </table:table-cell>
          <table:table-cell table:formula="of:=IF(AND( [.E317]=&quot;&quot;; NOT(ISERROR(FIND(&quot;FOREIGN KEY&quot;;[.B317]  ))));&quot;Y&quot;;&quot;&quot;)">
            <text:p/>
          </table:table-cell>
          <table:table-cell table:formula="of:=IF(AND( [.F317]=&quot;&quot;; NOT(ISERROR(FIND(&quot;REFERENCES&quot;;[.B317]  ))));&quot;Y&quot;;&quot;&quot;)">
            <text:p/>
          </table:table-cell>
          <table:table-cell table:formula="of:=IF([.D317]=&quot;Y&quot;; MID([.B317];FIND(&quot;ALTER TABLE&quot;;[.B317])+12;LEN([.B317]));&quot;&quot;)">
            <text:p/>
          </table:table-cell>
          <table:table-cell table:formula="of:=IF([.E317]=&quot;Y&quot;; MID([.B317];FIND(&quot;ADD CONSTRAINT&quot;;[.B317])+15;LEN([.B317]));&quot;&quot;)">
            <text:p/>
          </table:table-cell>
          <table:table-cell table:formula="of:=[.I317]">
            <text:p/>
          </table:table-cell>
          <table:table-cell table:formula="of:=IF([.F317]=&quot;Y&quot;; MID([.B317];FIND(&quot;FOREIGN KEY&quot;;[.B317])+13;LEN([.B317])-14);&quot;&quot;)">
            <text:p/>
          </table:table-cell>
          <table:table-cell table:formula="of:=IF([.G317]=&quot;Y&quot;; MID([.B317];FIND(&quot;REFERENCES&quot;;[.B317])+11;LEN([.B317]));&quot;&quot;)">
            <text:p/>
          </table:table-cell>
          <table:table-cell table:formula="of:=IF([.L317]&lt;&gt;&quot;&quot;;LEFT([.L317];FIND(&quot;(&quot;;[.L317])-1);&quot;&quot;)">
            <text:p/>
          </table:table-cell>
          <table:table-cell table:formula="of:=SUBSTITUTE( IF([.L317]&lt;&gt;&quot;&quot;;MID([.L317];FIND(&quot;(&quot;;[.L317])+1;LEN([.L317]));&quot;&quot;); &quot;);&quot;;&quot;&quot;)">
            <text:p/>
          </table:table-cell>
          <table:table-cell table:style-name="ce16" table:formula="of:=LOWER(IF([.H317]&lt;&gt;&quot;&quot;; &quot;MATCH (n:&quot; &amp; [.M320] &amp; &quot;), (m:&quot; &amp; [.H317] &amp; &quot;)&#10;WHERE m.&quot; &amp; [.K319] &amp; &quot; = n. &quot; &amp; [.N320] &amp; &quot; &#10;create (n)-[:&quot; &amp; [.J318] &amp; &quot; ]-&gt;(m)&#10;RETURN n,m&quot;;&quot;&quot;))">
            <text:p/>
          </table:table-cell>
          <table:table-cell table:formula="of:=LOWER(IF([.H317]&lt;&gt;&quot;&quot;;[.H317];&quot;&quot;))">
            <text:p/>
          </table:table-cell>
          <table:table-cell table:formula="of:=LOWER(IF([.H317]&lt;&gt;&quot;&quot;;[.K319];&quot;&quot;))">
            <text:p/>
          </table:table-cell>
          <table:table-cell table:formula="of:=LOWER(IF([.H317]&lt;&gt;&quot;&quot;;[.M320];&quot;&quot;))">
            <text:p/>
          </table:table-cell>
          <table:table-cell table:formula="of:=LOWER(IF([.H317]&lt;&gt;&quot;&quot;;[.N320];&quot;&quot;))">
            <text:p/>
          </table:table-cell>
          <table:table-cell table:formula="of:=LOWER(IF([.H317]&lt;&gt;&quot;&quot;;[.J318];&quot;&quot;))">
            <text:p/>
          </table:table-cell>
          <table:table-cell table:formula="of:=LOWER(IF([.H317]&lt;&gt;&quot;&quot;; &quot;MATCH (n:&quot; &amp; [.R317] &amp; &quot;), (m:&quot; &amp; [.P317] &amp; &quot;)&#10;WHERE m.&quot; &amp; [.Q317] &amp; &quot; = n. &quot; &amp; [.S317] &amp; &quot; &#10;create (n)-[:&quot; &amp; [.T317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MICROBIOLOGYEVENTS</text:p>
          </table:table-cell>
          <table:table-cell table:formula="of:=OR( [.B318]=&quot;&quot;; NOT(ISERROR(FIND(&quot;DROP CONSTRAINT&quot;;[.B318]))); NOT(ISERROR(FIND(&quot;--&quot;;[.B318]))))" office:value-type="float" office:value="0" calcext:value-type="float">
            <text:p>0</text:p>
          </table:table-cell>
          <table:table-cell table:formula="of:=IF(AND( NOT([.C318]); NOT(ISERROR(FIND(&quot;ALTER TABLE&quot;;[.B318]  ))));&quot;Y&quot;;&quot;&quot;)" office:value-type="string" office:string-value="Y" calcext:value-type="string">
            <text:p>Y</text:p>
          </table:table-cell>
          <table:table-cell table:formula="of:=IF(AND( [.D318]=&quot;&quot;; NOT(ISERROR(FIND(&quot;ADD CONSTRAINT&quot;;[.B318]  ))));&quot;Y&quot;;&quot;&quot;)">
            <text:p/>
          </table:table-cell>
          <table:table-cell table:formula="of:=IF(AND( [.E318]=&quot;&quot;; NOT(ISERROR(FIND(&quot;FOREIGN KEY&quot;;[.B318]  ))));&quot;Y&quot;;&quot;&quot;)">
            <text:p/>
          </table:table-cell>
          <table:table-cell table:formula="of:=IF(AND( [.F318]=&quot;&quot;; NOT(ISERROR(FIND(&quot;REFERENCES&quot;;[.B318]  ))));&quot;Y&quot;;&quot;&quot;)">
            <text:p/>
          </table:table-cell>
          <table:table-cell table:formula="of:=IF([.D318]=&quot;Y&quot;; MID([.B318];FIND(&quot;ALTER TABLE&quot;;[.B318])+12;LEN([.B318]));&quot;&quot;)" office:value-type="string" office:string-value="MICROBIOLOGYEVENTS" calcext:value-type="string">
            <text:p>MICROBIOLOGYEVENTS</text:p>
          </table:table-cell>
          <table:table-cell table:formula="of:=IF([.E318]=&quot;Y&quot;; MID([.B318];FIND(&quot;ADD CONSTRAINT&quot;;[.B318])+15;LEN([.B318]));&quot;&quot;)">
            <text:p/>
          </table:table-cell>
          <table:table-cell table:formula="of:=[.I318]">
            <text:p/>
          </table:table-cell>
          <table:table-cell table:formula="of:=IF([.F318]=&quot;Y&quot;; MID([.B318];FIND(&quot;FOREIGN KEY&quot;;[.B318])+13;LEN([.B318])-14);&quot;&quot;)">
            <text:p/>
          </table:table-cell>
          <table:table-cell table:formula="of:=IF([.G318]=&quot;Y&quot;; MID([.B318];FIND(&quot;REFERENCES&quot;;[.B318])+11;LEN([.B318]));&quot;&quot;)">
            <text:p/>
          </table:table-cell>
          <table:table-cell table:formula="of:=IF([.L318]&lt;&gt;&quot;&quot;;LEFT([.L318];FIND(&quot;(&quot;;[.L318])-1);&quot;&quot;)">
            <text:p/>
          </table:table-cell>
          <table:table-cell table:formula="of:=SUBSTITUTE( IF([.L318]&lt;&gt;&quot;&quot;;MID([.L318];FIND(&quot;(&quot;;[.L318])+1;LEN([.L318]));&quot;&quot;); &quot;);&quot;;&quot;&quot;)">
            <text:p/>
          </table:table-cell>
          <table:table-cell table:style-name="ce16" table:formula="of:=LOWER(IF([.H318]&lt;&gt;&quot;&quot;; &quot;MATCH (n:&quot; &amp; [.M321] &amp; &quot;), (m:&quot; &amp; [.H318] &amp; &quot;)&#10;WHERE m.&quot; &amp; [.K320] &amp; &quot; = n. &quot; &amp; [.N321] &amp; &quot; &#10;create (n)-[:&quot; &amp; [.J319] &amp; &quot; ]-&gt;(m)&#10;RETURN n,m&quot;;&quot;&quot;))" office:value-type="string" office:string-value="match (n:d_items), (m:microbiologyevents)&#10;where m.spec_itemid = n. itemid &#10;create (n)-[:microbiologyevents_fk_spec_itemid ]-&gt;(m)&#10;return n,m" calcext:value-type="string">
            <text:p>match (n:d_items), (m:microbiologyevents)</text:p>
            <text:p>where m.spec_itemid = n. itemid </text:p>
            <text:p>create (n)-[:microbiologyevents_fk_spec_itemid ]-&gt;(m)</text:p>
            <text:p>return n,m</text:p>
          </table:table-cell>
          <table:table-cell table:formula="of:=LOWER(IF([.H318]&lt;&gt;&quot;&quot;;[.H318];&quot;&quot;))" office:value-type="string" office:string-value="microbiologyevents" calcext:value-type="string">
            <text:p>microbiologyevents</text:p>
          </table:table-cell>
          <table:table-cell table:formula="of:=LOWER(IF([.H318]&lt;&gt;&quot;&quot;;[.K320];&quot;&quot;))" office:value-type="string" office:string-value="spec_itemid" calcext:value-type="string">
            <text:p>spec_itemid</text:p>
          </table:table-cell>
          <table:table-cell table:formula="of:=LOWER(IF([.H318]&lt;&gt;&quot;&quot;;[.M321];&quot;&quot;))" office:value-type="string" office:string-value="d_items" calcext:value-type="string">
            <text:p>d_items</text:p>
          </table:table-cell>
          <table:table-cell table:formula="of:=LOWER(IF([.H318]&lt;&gt;&quot;&quot;;[.N321];&quot;&quot;))" office:value-type="string" office:string-value="itemid" calcext:value-type="string">
            <text:p>itemid</text:p>
          </table:table-cell>
          <table:table-cell table:formula="of:=LOWER(IF([.H318]&lt;&gt;&quot;&quot;;[.J319];&quot;&quot;))" office:value-type="string" office:string-value="microbiologyevents_fk_spec_itemid" calcext:value-type="string">
            <text:p>microbiologyevents_fk_spec_itemid</text:p>
          </table:table-cell>
          <table:table-cell table:formula="of:=LOWER(IF([.H318]&lt;&gt;&quot;&quot;; &quot;MATCH (n:&quot; &amp; [.R318] &amp; &quot;), (m:&quot; &amp; [.P318] &amp; &quot;)&#10;WHERE m.&quot; &amp; [.Q318] &amp; &quot; = n. &quot; &amp; [.S318] &amp; &quot; &#10;create (n)-[:&quot; &amp; [.T318] &amp; &quot; ]-&gt;(m)&#10;RETURN n,m&quot;;&quot;&quot;))" office:value-type="string" office:string-value="match (n:d_items), (m:microbiologyevents)&#10;where m.spec_itemid = n. itemid &#10;create (n)-[:microbiologyevents_fk_spec_itemid ]-&gt;(m)&#10;return n,m" calcext:value-type="string">
            <text:p>match (n:d_items), (m:microbiologyevents)</text:p>
            <text:p>where m.spec_itemid = n. itemid </text:p>
            <text:p>create (n)-[:microbiologyevents_fk_spec_item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microbiologyevents_fk_spec_itemid</text:p>
          </table:table-cell>
          <table:table-cell table:formula="of:=OR( [.B319]=&quot;&quot;; NOT(ISERROR(FIND(&quot;DROP CONSTRAINT&quot;;[.B319]))); NOT(ISERROR(FIND(&quot;--&quot;;[.B319]))))" office:value-type="float" office:value="0" calcext:value-type="float">
            <text:p>0</text:p>
          </table:table-cell>
          <table:table-cell table:formula="of:=IF(AND( NOT([.C319]); NOT(ISERROR(FIND(&quot;ALTER TABLE&quot;;[.B319]  ))));&quot;Y&quot;;&quot;&quot;)">
            <text:p/>
          </table:table-cell>
          <table:table-cell table:formula="of:=IF(AND( [.D319]=&quot;&quot;; NOT(ISERROR(FIND(&quot;ADD CONSTRAINT&quot;;[.B319]  ))));&quot;Y&quot;;&quot;&quot;)" office:value-type="string" office:string-value="Y" calcext:value-type="string">
            <text:p>Y</text:p>
          </table:table-cell>
          <table:table-cell table:formula="of:=IF(AND( [.E319]=&quot;&quot;; NOT(ISERROR(FIND(&quot;FOREIGN KEY&quot;;[.B319]  ))));&quot;Y&quot;;&quot;&quot;)">
            <text:p/>
          </table:table-cell>
          <table:table-cell table:formula="of:=IF(AND( [.F319]=&quot;&quot;; NOT(ISERROR(FIND(&quot;REFERENCES&quot;;[.B319]  ))));&quot;Y&quot;;&quot;&quot;)">
            <text:p/>
          </table:table-cell>
          <table:table-cell table:formula="of:=IF([.D319]=&quot;Y&quot;; MID([.B319];FIND(&quot;ALTER TABLE&quot;;[.B319])+12;LEN([.B319]));&quot;&quot;)">
            <text:p/>
          </table:table-cell>
          <table:table-cell table:formula="of:=IF([.E319]=&quot;Y&quot;; MID([.B319];FIND(&quot;ADD CONSTRAINT&quot;;[.B319])+15;LEN([.B319]));&quot;&quot;)" office:value-type="string" office:string-value="microbiologyevents_fk_spec_itemid" calcext:value-type="string">
            <text:p>microbiologyevents_fk_spec_itemid</text:p>
          </table:table-cell>
          <table:table-cell table:formula="of:=[.I319]" office:value-type="string" office:string-value="microbiologyevents_fk_spec_itemid" calcext:value-type="string">
            <text:p>microbiologyevents_fk_spec_itemid</text:p>
          </table:table-cell>
          <table:table-cell table:formula="of:=IF([.F319]=&quot;Y&quot;; MID([.B319];FIND(&quot;FOREIGN KEY&quot;;[.B319])+13;LEN([.B319])-14);&quot;&quot;)">
            <text:p/>
          </table:table-cell>
          <table:table-cell table:formula="of:=IF([.G319]=&quot;Y&quot;; MID([.B319];FIND(&quot;REFERENCES&quot;;[.B319])+11;LEN([.B319]));&quot;&quot;)">
            <text:p/>
          </table:table-cell>
          <table:table-cell table:formula="of:=IF([.L319]&lt;&gt;&quot;&quot;;LEFT([.L319];FIND(&quot;(&quot;;[.L319])-1);&quot;&quot;)">
            <text:p/>
          </table:table-cell>
          <table:table-cell table:formula="of:=SUBSTITUTE( IF([.L319]&lt;&gt;&quot;&quot;;MID([.L319];FIND(&quot;(&quot;;[.L319])+1;LEN([.L319]));&quot;&quot;); &quot;);&quot;;&quot;&quot;)">
            <text:p/>
          </table:table-cell>
          <table:table-cell table:style-name="ce16" table:formula="of:=LOWER(IF([.H319]&lt;&gt;&quot;&quot;; &quot;MATCH (n:&quot; &amp; [.M322] &amp; &quot;), (m:&quot; &amp; [.H319] &amp; &quot;)&#10;WHERE m.&quot; &amp; [.K321] &amp; &quot; = n. &quot; &amp; [.N322] &amp; &quot; &#10;create (n)-[:&quot; &amp; [.J320] &amp; &quot; ]-&gt;(m)&#10;RETURN n,m&quot;;&quot;&quot;))">
            <text:p/>
          </table:table-cell>
          <table:table-cell table:formula="of:=LOWER(IF([.H319]&lt;&gt;&quot;&quot;;[.H319];&quot;&quot;))">
            <text:p/>
          </table:table-cell>
          <table:table-cell table:formula="of:=LOWER(IF([.H319]&lt;&gt;&quot;&quot;;[.K321];&quot;&quot;))">
            <text:p/>
          </table:table-cell>
          <table:table-cell table:formula="of:=LOWER(IF([.H319]&lt;&gt;&quot;&quot;;[.M322];&quot;&quot;))">
            <text:p/>
          </table:table-cell>
          <table:table-cell table:formula="of:=LOWER(IF([.H319]&lt;&gt;&quot;&quot;;[.N322];&quot;&quot;))">
            <text:p/>
          </table:table-cell>
          <table:table-cell table:formula="of:=LOWER(IF([.H319]&lt;&gt;&quot;&quot;;[.J320];&quot;&quot;))">
            <text:p/>
          </table:table-cell>
          <table:table-cell table:formula="of:=LOWER(IF([.H319]&lt;&gt;&quot;&quot;; &quot;MATCH (n:&quot; &amp; [.R319] &amp; &quot;), (m:&quot; &amp; [.P319] &amp; &quot;)&#10;WHERE m.&quot; &amp; [.Q319] &amp; &quot; = n. &quot; &amp; [.S319] &amp; &quot; &#10;create (n)-[:&quot; &amp; [.T31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pec_itemid)</text:p>
          </table:table-cell>
          <table:table-cell table:formula="of:=OR( [.B320]=&quot;&quot;; NOT(ISERROR(FIND(&quot;DROP CONSTRAINT&quot;;[.B320]))); NOT(ISERROR(FIND(&quot;--&quot;;[.B320]))))" office:value-type="float" office:value="0" calcext:value-type="float">
            <text:p>0</text:p>
          </table:table-cell>
          <table:table-cell table:formula="of:=IF(AND( NOT([.C320]); NOT(ISERROR(FIND(&quot;ALTER TABLE&quot;;[.B320]  ))));&quot;Y&quot;;&quot;&quot;)">
            <text:p/>
          </table:table-cell>
          <table:table-cell table:formula="of:=IF(AND( [.D320]=&quot;&quot;; NOT(ISERROR(FIND(&quot;ADD CONSTRAINT&quot;;[.B320]  ))));&quot;Y&quot;;&quot;&quot;)">
            <text:p/>
          </table:table-cell>
          <table:table-cell table:formula="of:=IF(AND( [.E320]=&quot;&quot;; NOT(ISERROR(FIND(&quot;FOREIGN KEY&quot;;[.B320]  ))));&quot;Y&quot;;&quot;&quot;)" office:value-type="string" office:string-value="Y" calcext:value-type="string">
            <text:p>Y</text:p>
          </table:table-cell>
          <table:table-cell table:formula="of:=IF(AND( [.F320]=&quot;&quot;; NOT(ISERROR(FIND(&quot;REFERENCES&quot;;[.B320]  ))));&quot;Y&quot;;&quot;&quot;)">
            <text:p/>
          </table:table-cell>
          <table:table-cell table:formula="of:=IF([.D320]=&quot;Y&quot;; MID([.B320];FIND(&quot;ALTER TABLE&quot;;[.B320])+12;LEN([.B320]));&quot;&quot;)">
            <text:p/>
          </table:table-cell>
          <table:table-cell table:formula="of:=IF([.E320]=&quot;Y&quot;; MID([.B320];FIND(&quot;ADD CONSTRAINT&quot;;[.B320])+15;LEN([.B320]));&quot;&quot;)">
            <text:p/>
          </table:table-cell>
          <table:table-cell table:formula="of:=[.I320]">
            <text:p/>
          </table:table-cell>
          <table:table-cell table:formula="of:=IF([.F320]=&quot;Y&quot;; MID([.B320];FIND(&quot;FOREIGN KEY&quot;;[.B320])+13;LEN([.B320])-14);&quot;&quot;)" office:value-type="string" office:string-value="spec_itemid" calcext:value-type="string">
            <text:p>spec_itemid</text:p>
          </table:table-cell>
          <table:table-cell table:formula="of:=IF([.G320]=&quot;Y&quot;; MID([.B320];FIND(&quot;REFERENCES&quot;;[.B320])+11;LEN([.B320]));&quot;&quot;)">
            <text:p/>
          </table:table-cell>
          <table:table-cell table:formula="of:=IF([.L320]&lt;&gt;&quot;&quot;;LEFT([.L320];FIND(&quot;(&quot;;[.L320])-1);&quot;&quot;)">
            <text:p/>
          </table:table-cell>
          <table:table-cell table:formula="of:=SUBSTITUTE( IF([.L320]&lt;&gt;&quot;&quot;;MID([.L320];FIND(&quot;(&quot;;[.L320])+1;LEN([.L320]));&quot;&quot;); &quot;);&quot;;&quot;&quot;)">
            <text:p/>
          </table:table-cell>
          <table:table-cell table:style-name="ce16" table:formula="of:=LOWER(IF([.H320]&lt;&gt;&quot;&quot;; &quot;MATCH (n:&quot; &amp; [.M323] &amp; &quot;), (m:&quot; &amp; [.H320] &amp; &quot;)&#10;WHERE m.&quot; &amp; [.K322] &amp; &quot; = n. &quot; &amp; [.N323] &amp; &quot; &#10;create (n)-[:&quot; &amp; [.J321] &amp; &quot; ]-&gt;(m)&#10;RETURN n,m&quot;;&quot;&quot;))">
            <text:p/>
          </table:table-cell>
          <table:table-cell table:formula="of:=LOWER(IF([.H320]&lt;&gt;&quot;&quot;;[.H320];&quot;&quot;))">
            <text:p/>
          </table:table-cell>
          <table:table-cell table:formula="of:=LOWER(IF([.H320]&lt;&gt;&quot;&quot;;[.K322];&quot;&quot;))">
            <text:p/>
          </table:table-cell>
          <table:table-cell table:formula="of:=LOWER(IF([.H320]&lt;&gt;&quot;&quot;;[.M323];&quot;&quot;))">
            <text:p/>
          </table:table-cell>
          <table:table-cell table:formula="of:=LOWER(IF([.H320]&lt;&gt;&quot;&quot;;[.N323];&quot;&quot;))">
            <text:p/>
          </table:table-cell>
          <table:table-cell table:formula="of:=LOWER(IF([.H320]&lt;&gt;&quot;&quot;;[.J321];&quot;&quot;))">
            <text:p/>
          </table:table-cell>
          <table:table-cell table:formula="of:=LOWER(IF([.H320]&lt;&gt;&quot;&quot;; &quot;MATCH (n:&quot; &amp; [.R320] &amp; &quot;), (m:&quot; &amp; [.P320] &amp; &quot;)&#10;WHERE m.&quot; &amp; [.Q320] &amp; &quot; = n. &quot; &amp; [.S320] &amp; &quot; &#10;create (n)-[:&quot; &amp; [.T32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D_ITEMS(itemid);</text:p>
          </table:table-cell>
          <table:table-cell table:formula="of:=OR( [.B321]=&quot;&quot;; NOT(ISERROR(FIND(&quot;DROP CONSTRAINT&quot;;[.B321]))); NOT(ISERROR(FIND(&quot;--&quot;;[.B321]))))" office:value-type="float" office:value="0" calcext:value-type="float">
            <text:p>0</text:p>
          </table:table-cell>
          <table:table-cell table:formula="of:=IF(AND( NOT([.C321]); NOT(ISERROR(FIND(&quot;ALTER TABLE&quot;;[.B321]  ))));&quot;Y&quot;;&quot;&quot;)">
            <text:p/>
          </table:table-cell>
          <table:table-cell table:formula="of:=IF(AND( [.D321]=&quot;&quot;; NOT(ISERROR(FIND(&quot;ADD CONSTRAINT&quot;;[.B321]  ))));&quot;Y&quot;;&quot;&quot;)">
            <text:p/>
          </table:table-cell>
          <table:table-cell table:formula="of:=IF(AND( [.E321]=&quot;&quot;; NOT(ISERROR(FIND(&quot;FOREIGN KEY&quot;;[.B321]  ))));&quot;Y&quot;;&quot;&quot;)">
            <text:p/>
          </table:table-cell>
          <table:table-cell table:formula="of:=IF(AND( [.F321]=&quot;&quot;; NOT(ISERROR(FIND(&quot;REFERENCES&quot;;[.B321]  ))));&quot;Y&quot;;&quot;&quot;)" office:value-type="string" office:string-value="Y" calcext:value-type="string">
            <text:p>Y</text:p>
          </table:table-cell>
          <table:table-cell table:formula="of:=IF([.D321]=&quot;Y&quot;; MID([.B321];FIND(&quot;ALTER TABLE&quot;;[.B321])+12;LEN([.B321]));&quot;&quot;)">
            <text:p/>
          </table:table-cell>
          <table:table-cell table:formula="of:=IF([.E321]=&quot;Y&quot;; MID([.B321];FIND(&quot;ADD CONSTRAINT&quot;;[.B321])+15;LEN([.B321]));&quot;&quot;)">
            <text:p/>
          </table:table-cell>
          <table:table-cell table:formula="of:=[.I321]">
            <text:p/>
          </table:table-cell>
          <table:table-cell table:formula="of:=IF([.F321]=&quot;Y&quot;; MID([.B321];FIND(&quot;FOREIGN KEY&quot;;[.B321])+13;LEN([.B321])-14);&quot;&quot;)">
            <text:p/>
          </table:table-cell>
          <table:table-cell table:formula="of:=IF([.G321]=&quot;Y&quot;; MID([.B321];FIND(&quot;REFERENCES&quot;;[.B321])+11;LEN([.B321]));&quot;&quot;)" office:value-type="string" office:string-value="D_ITEMS(itemid);" calcext:value-type="string">
            <text:p>D_ITEMS(itemid);</text:p>
          </table:table-cell>
          <table:table-cell table:formula="of:=IF([.L321]&lt;&gt;&quot;&quot;;LEFT([.L321];FIND(&quot;(&quot;;[.L321])-1);&quot;&quot;)" office:value-type="string" office:string-value="D_ITEMS" calcext:value-type="string">
            <text:p>D_ITEMS</text:p>
          </table:table-cell>
          <table:table-cell table:formula="of:=SUBSTITUTE( IF([.L321]&lt;&gt;&quot;&quot;;MID([.L321];FIND(&quot;(&quot;;[.L321])+1;LEN([.L321]));&quot;&quot;); &quot;);&quot;;&quot;&quot;)" office:value-type="string" office:string-value="itemid" calcext:value-type="string">
            <text:p>itemid</text:p>
          </table:table-cell>
          <table:table-cell table:style-name="ce16" table:formula="of:=LOWER(IF([.H321]&lt;&gt;&quot;&quot;; &quot;MATCH (n:&quot; &amp; [.M324] &amp; &quot;), (m:&quot; &amp; [.H321] &amp; &quot;)&#10;WHERE m.&quot; &amp; [.K323] &amp; &quot; = n. &quot; &amp; [.N324] &amp; &quot; &#10;create (n)-[:&quot; &amp; [.J322] &amp; &quot; ]-&gt;(m)&#10;RETURN n,m&quot;;&quot;&quot;))">
            <text:p/>
          </table:table-cell>
          <table:table-cell table:formula="of:=LOWER(IF([.H321]&lt;&gt;&quot;&quot;;[.H321];&quot;&quot;))">
            <text:p/>
          </table:table-cell>
          <table:table-cell table:formula="of:=LOWER(IF([.H321]&lt;&gt;&quot;&quot;;[.K323];&quot;&quot;))">
            <text:p/>
          </table:table-cell>
          <table:table-cell table:formula="of:=LOWER(IF([.H321]&lt;&gt;&quot;&quot;;[.M324];&quot;&quot;))">
            <text:p/>
          </table:table-cell>
          <table:table-cell table:formula="of:=LOWER(IF([.H321]&lt;&gt;&quot;&quot;;[.N324];&quot;&quot;))">
            <text:p/>
          </table:table-cell>
          <table:table-cell table:formula="of:=LOWER(IF([.H321]&lt;&gt;&quot;&quot;;[.J322];&quot;&quot;))">
            <text:p/>
          </table:table-cell>
          <table:table-cell table:formula="of:=LOWER(IF([.H321]&lt;&gt;&quot;&quot;; &quot;MATCH (n:&quot; &amp; [.R321] &amp; &quot;), (m:&quot; &amp; [.P321] &amp; &quot;)&#10;WHERE m.&quot; &amp; [.Q321] &amp; &quot; = n. &quot; &amp; [.S321] &amp; &quot; &#10;create (n)-[:&quot; &amp; [.T321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MICROBIOLOGYEVENTS DROP CONSTRAINT IF EXISTS microbiologyevents_fk_org_itemid;</text:p>
          </table:table-cell>
          <table:table-cell table:formula="of:=OR( [.B322]=&quot;&quot;; NOT(ISERROR(FIND(&quot;DROP CONSTRAINT&quot;;[.B322]))); NOT(ISERROR(FIND(&quot;--&quot;;[.B322]))))" office:value-type="float" office:value="1" calcext:value-type="float">
            <text:p>1</text:p>
          </table:table-cell>
          <table:table-cell table:formula="of:=IF(AND( NOT([.C322]); NOT(ISERROR(FIND(&quot;ALTER TABLE&quot;;[.B322]  ))));&quot;Y&quot;;&quot;&quot;)">
            <text:p/>
          </table:table-cell>
          <table:table-cell table:formula="of:=IF(AND( [.D322]=&quot;&quot;; NOT(ISERROR(FIND(&quot;ADD CONSTRAINT&quot;;[.B322]  ))));&quot;Y&quot;;&quot;&quot;)">
            <text:p/>
          </table:table-cell>
          <table:table-cell table:formula="of:=IF(AND( [.E322]=&quot;&quot;; NOT(ISERROR(FIND(&quot;FOREIGN KEY&quot;;[.B322]  ))));&quot;Y&quot;;&quot;&quot;)">
            <text:p/>
          </table:table-cell>
          <table:table-cell table:formula="of:=IF(AND( [.F322]=&quot;&quot;; NOT(ISERROR(FIND(&quot;REFERENCES&quot;;[.B322]  ))));&quot;Y&quot;;&quot;&quot;)">
            <text:p/>
          </table:table-cell>
          <table:table-cell table:formula="of:=IF([.D322]=&quot;Y&quot;; MID([.B322];FIND(&quot;ALTER TABLE&quot;;[.B322])+12;LEN([.B322]));&quot;&quot;)">
            <text:p/>
          </table:table-cell>
          <table:table-cell table:formula="of:=IF([.E322]=&quot;Y&quot;; MID([.B322];FIND(&quot;ADD CONSTRAINT&quot;;[.B322])+15;LEN([.B322]));&quot;&quot;)">
            <text:p/>
          </table:table-cell>
          <table:table-cell table:formula="of:=[.I322]">
            <text:p/>
          </table:table-cell>
          <table:table-cell table:formula="of:=IF([.F322]=&quot;Y&quot;; MID([.B322];FIND(&quot;FOREIGN KEY&quot;;[.B322])+13;LEN([.B322])-14);&quot;&quot;)">
            <text:p/>
          </table:table-cell>
          <table:table-cell table:formula="of:=IF([.G322]=&quot;Y&quot;; MID([.B322];FIND(&quot;REFERENCES&quot;;[.B322])+11;LEN([.B322]));&quot;&quot;)">
            <text:p/>
          </table:table-cell>
          <table:table-cell table:formula="of:=IF([.L322]&lt;&gt;&quot;&quot;;LEFT([.L322];FIND(&quot;(&quot;;[.L322])-1);&quot;&quot;)">
            <text:p/>
          </table:table-cell>
          <table:table-cell table:formula="of:=SUBSTITUTE( IF([.L322]&lt;&gt;&quot;&quot;;MID([.L322];FIND(&quot;(&quot;;[.L322])+1;LEN([.L322]));&quot;&quot;); &quot;);&quot;;&quot;&quot;)">
            <text:p/>
          </table:table-cell>
          <table:table-cell table:style-name="ce16" table:formula="of:=LOWER(IF([.H322]&lt;&gt;&quot;&quot;; &quot;MATCH (n:&quot; &amp; [.M325] &amp; &quot;), (m:&quot; &amp; [.H322] &amp; &quot;)&#10;WHERE m.&quot; &amp; [.K324] &amp; &quot; = n. &quot; &amp; [.N325] &amp; &quot; &#10;create (n)-[:&quot; &amp; [.J323] &amp; &quot; ]-&gt;(m)&#10;RETURN n,m&quot;;&quot;&quot;))">
            <text:p/>
          </table:table-cell>
          <table:table-cell table:formula="of:=LOWER(IF([.H322]&lt;&gt;&quot;&quot;;[.H322];&quot;&quot;))">
            <text:p/>
          </table:table-cell>
          <table:table-cell table:formula="of:=LOWER(IF([.H322]&lt;&gt;&quot;&quot;;[.K324];&quot;&quot;))">
            <text:p/>
          </table:table-cell>
          <table:table-cell table:formula="of:=LOWER(IF([.H322]&lt;&gt;&quot;&quot;;[.M325];&quot;&quot;))">
            <text:p/>
          </table:table-cell>
          <table:table-cell table:formula="of:=LOWER(IF([.H322]&lt;&gt;&quot;&quot;;[.N325];&quot;&quot;))">
            <text:p/>
          </table:table-cell>
          <table:table-cell table:formula="of:=LOWER(IF([.H322]&lt;&gt;&quot;&quot;;[.J323];&quot;&quot;))">
            <text:p/>
          </table:table-cell>
          <table:table-cell table:formula="of:=LOWER(IF([.H322]&lt;&gt;&quot;&quot;; &quot;MATCH (n:&quot; &amp; [.R322] &amp; &quot;), (m:&quot; &amp; [.P322] &amp; &quot;)&#10;WHERE m.&quot; &amp; [.Q322] &amp; &quot; = n. &quot; &amp; [.S322] &amp; &quot; &#10;create (n)-[:&quot; &amp; [.T322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MICROBIOLOGYEVENTS</text:p>
          </table:table-cell>
          <table:table-cell table:formula="of:=OR( [.B323]=&quot;&quot;; NOT(ISERROR(FIND(&quot;DROP CONSTRAINT&quot;;[.B323]))); NOT(ISERROR(FIND(&quot;--&quot;;[.B323]))))" office:value-type="float" office:value="0" calcext:value-type="float">
            <text:p>0</text:p>
          </table:table-cell>
          <table:table-cell table:formula="of:=IF(AND( NOT([.C323]); NOT(ISERROR(FIND(&quot;ALTER TABLE&quot;;[.B323]  ))));&quot;Y&quot;;&quot;&quot;)" office:value-type="string" office:string-value="Y" calcext:value-type="string">
            <text:p>Y</text:p>
          </table:table-cell>
          <table:table-cell table:formula="of:=IF(AND( [.D323]=&quot;&quot;; NOT(ISERROR(FIND(&quot;ADD CONSTRAINT&quot;;[.B323]  ))));&quot;Y&quot;;&quot;&quot;)">
            <text:p/>
          </table:table-cell>
          <table:table-cell table:formula="of:=IF(AND( [.E323]=&quot;&quot;; NOT(ISERROR(FIND(&quot;FOREIGN KEY&quot;;[.B323]  ))));&quot;Y&quot;;&quot;&quot;)">
            <text:p/>
          </table:table-cell>
          <table:table-cell table:formula="of:=IF(AND( [.F323]=&quot;&quot;; NOT(ISERROR(FIND(&quot;REFERENCES&quot;;[.B323]  ))));&quot;Y&quot;;&quot;&quot;)">
            <text:p/>
          </table:table-cell>
          <table:table-cell table:formula="of:=IF([.D323]=&quot;Y&quot;; MID([.B323];FIND(&quot;ALTER TABLE&quot;;[.B323])+12;LEN([.B323]));&quot;&quot;)" office:value-type="string" office:string-value="MICROBIOLOGYEVENTS" calcext:value-type="string">
            <text:p>MICROBIOLOGYEVENTS</text:p>
          </table:table-cell>
          <table:table-cell table:formula="of:=IF([.E323]=&quot;Y&quot;; MID([.B323];FIND(&quot;ADD CONSTRAINT&quot;;[.B323])+15;LEN([.B323]));&quot;&quot;)">
            <text:p/>
          </table:table-cell>
          <table:table-cell table:formula="of:=[.I323]">
            <text:p/>
          </table:table-cell>
          <table:table-cell table:formula="of:=IF([.F323]=&quot;Y&quot;; MID([.B323];FIND(&quot;FOREIGN KEY&quot;;[.B323])+13;LEN([.B323])-14);&quot;&quot;)">
            <text:p/>
          </table:table-cell>
          <table:table-cell table:formula="of:=IF([.G323]=&quot;Y&quot;; MID([.B323];FIND(&quot;REFERENCES&quot;;[.B323])+11;LEN([.B323]));&quot;&quot;)">
            <text:p/>
          </table:table-cell>
          <table:table-cell table:formula="of:=IF([.L323]&lt;&gt;&quot;&quot;;LEFT([.L323];FIND(&quot;(&quot;;[.L323])-1);&quot;&quot;)">
            <text:p/>
          </table:table-cell>
          <table:table-cell table:formula="of:=SUBSTITUTE( IF([.L323]&lt;&gt;&quot;&quot;;MID([.L323];FIND(&quot;(&quot;;[.L323])+1;LEN([.L323]));&quot;&quot;); &quot;);&quot;;&quot;&quot;)">
            <text:p/>
          </table:table-cell>
          <table:table-cell table:style-name="ce16" table:formula="of:=LOWER(IF([.H323]&lt;&gt;&quot;&quot;; &quot;MATCH (n:&quot; &amp; [.M326] &amp; &quot;), (m:&quot; &amp; [.H323] &amp; &quot;)&#10;WHERE m.&quot; &amp; [.K325] &amp; &quot; = n. &quot; &amp; [.N326] &amp; &quot; &#10;create (n)-[:&quot; &amp; [.J324] &amp; &quot; ]-&gt;(m)&#10;RETURN n,m&quot;;&quot;&quot;))" office:value-type="string" office:string-value="match (n:d_items), (m:microbiologyevents)&#10;where m.org_itemid = n. itemid &#10;create (n)-[:microbiologyevents_fk_org_itemid ]-&gt;(m)&#10;return n,m" calcext:value-type="string">
            <text:p>match (n:d_items), (m:microbiologyevents)</text:p>
            <text:p>where m.org_itemid = n. itemid </text:p>
            <text:p>create (n)-[:microbiologyevents_fk_org_itemid ]-&gt;(m)</text:p>
            <text:p>return n,m</text:p>
          </table:table-cell>
          <table:table-cell table:formula="of:=LOWER(IF([.H323]&lt;&gt;&quot;&quot;;[.H323];&quot;&quot;))" office:value-type="string" office:string-value="microbiologyevents" calcext:value-type="string">
            <text:p>microbiologyevents</text:p>
          </table:table-cell>
          <table:table-cell table:formula="of:=LOWER(IF([.H323]&lt;&gt;&quot;&quot;;[.K325];&quot;&quot;))" office:value-type="string" office:string-value="org_itemid" calcext:value-type="string">
            <text:p>org_itemid</text:p>
          </table:table-cell>
          <table:table-cell table:formula="of:=LOWER(IF([.H323]&lt;&gt;&quot;&quot;;[.M326];&quot;&quot;))" office:value-type="string" office:string-value="d_items" calcext:value-type="string">
            <text:p>d_items</text:p>
          </table:table-cell>
          <table:table-cell table:formula="of:=LOWER(IF([.H323]&lt;&gt;&quot;&quot;;[.N326];&quot;&quot;))" office:value-type="string" office:string-value="itemid" calcext:value-type="string">
            <text:p>itemid</text:p>
          </table:table-cell>
          <table:table-cell table:formula="of:=LOWER(IF([.H323]&lt;&gt;&quot;&quot;;[.J324];&quot;&quot;))" office:value-type="string" office:string-value="microbiologyevents_fk_org_itemid" calcext:value-type="string">
            <text:p>microbiologyevents_fk_org_itemid</text:p>
          </table:table-cell>
          <table:table-cell table:formula="of:=LOWER(IF([.H323]&lt;&gt;&quot;&quot;; &quot;MATCH (n:&quot; &amp; [.R323] &amp; &quot;), (m:&quot; &amp; [.P323] &amp; &quot;)&#10;WHERE m.&quot; &amp; [.Q323] &amp; &quot; = n. &quot; &amp; [.S323] &amp; &quot; &#10;create (n)-[:&quot; &amp; [.T323] &amp; &quot; ]-&gt;(m)&#10;RETURN n,m&quot;;&quot;&quot;))" office:value-type="string" office:string-value="match (n:d_items), (m:microbiologyevents)&#10;where m.org_itemid = n. itemid &#10;create (n)-[:microbiologyevents_fk_org_itemid ]-&gt;(m)&#10;return n,m" calcext:value-type="string">
            <text:p>match (n:d_items), (m:microbiologyevents)</text:p>
            <text:p>where m.org_itemid = n. itemid </text:p>
            <text:p>create (n)-[:microbiologyevents_fk_org_item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microbiologyevents_fk_org_itemid</text:p>
          </table:table-cell>
          <table:table-cell table:formula="of:=OR( [.B324]=&quot;&quot;; NOT(ISERROR(FIND(&quot;DROP CONSTRAINT&quot;;[.B324]))); NOT(ISERROR(FIND(&quot;--&quot;;[.B324]))))" office:value-type="float" office:value="0" calcext:value-type="float">
            <text:p>0</text:p>
          </table:table-cell>
          <table:table-cell table:formula="of:=IF(AND( NOT([.C324]); NOT(ISERROR(FIND(&quot;ALTER TABLE&quot;;[.B324]  ))));&quot;Y&quot;;&quot;&quot;)">
            <text:p/>
          </table:table-cell>
          <table:table-cell table:formula="of:=IF(AND( [.D324]=&quot;&quot;; NOT(ISERROR(FIND(&quot;ADD CONSTRAINT&quot;;[.B324]  ))));&quot;Y&quot;;&quot;&quot;)" office:value-type="string" office:string-value="Y" calcext:value-type="string">
            <text:p>Y</text:p>
          </table:table-cell>
          <table:table-cell table:formula="of:=IF(AND( [.E324]=&quot;&quot;; NOT(ISERROR(FIND(&quot;FOREIGN KEY&quot;;[.B324]  ))));&quot;Y&quot;;&quot;&quot;)">
            <text:p/>
          </table:table-cell>
          <table:table-cell table:formula="of:=IF(AND( [.F324]=&quot;&quot;; NOT(ISERROR(FIND(&quot;REFERENCES&quot;;[.B324]  ))));&quot;Y&quot;;&quot;&quot;)">
            <text:p/>
          </table:table-cell>
          <table:table-cell table:formula="of:=IF([.D324]=&quot;Y&quot;; MID([.B324];FIND(&quot;ALTER TABLE&quot;;[.B324])+12;LEN([.B324]));&quot;&quot;)">
            <text:p/>
          </table:table-cell>
          <table:table-cell table:formula="of:=IF([.E324]=&quot;Y&quot;; MID([.B324];FIND(&quot;ADD CONSTRAINT&quot;;[.B324])+15;LEN([.B324]));&quot;&quot;)" office:value-type="string" office:string-value="microbiologyevents_fk_org_itemid" calcext:value-type="string">
            <text:p>microbiologyevents_fk_org_itemid</text:p>
          </table:table-cell>
          <table:table-cell table:formula="of:=[.I324]" office:value-type="string" office:string-value="microbiologyevents_fk_org_itemid" calcext:value-type="string">
            <text:p>microbiologyevents_fk_org_itemid</text:p>
          </table:table-cell>
          <table:table-cell table:formula="of:=IF([.F324]=&quot;Y&quot;; MID([.B324];FIND(&quot;FOREIGN KEY&quot;;[.B324])+13;LEN([.B324])-14);&quot;&quot;)">
            <text:p/>
          </table:table-cell>
          <table:table-cell table:formula="of:=IF([.G324]=&quot;Y&quot;; MID([.B324];FIND(&quot;REFERENCES&quot;;[.B324])+11;LEN([.B324]));&quot;&quot;)">
            <text:p/>
          </table:table-cell>
          <table:table-cell table:formula="of:=IF([.L324]&lt;&gt;&quot;&quot;;LEFT([.L324];FIND(&quot;(&quot;;[.L324])-1);&quot;&quot;)">
            <text:p/>
          </table:table-cell>
          <table:table-cell table:formula="of:=SUBSTITUTE( IF([.L324]&lt;&gt;&quot;&quot;;MID([.L324];FIND(&quot;(&quot;;[.L324])+1;LEN([.L324]));&quot;&quot;); &quot;);&quot;;&quot;&quot;)">
            <text:p/>
          </table:table-cell>
          <table:table-cell table:style-name="ce16" table:formula="of:=LOWER(IF([.H324]&lt;&gt;&quot;&quot;; &quot;MATCH (n:&quot; &amp; [.M327] &amp; &quot;), (m:&quot; &amp; [.H324] &amp; &quot;)&#10;WHERE m.&quot; &amp; [.K326] &amp; &quot; = n. &quot; &amp; [.N327] &amp; &quot; &#10;create (n)-[:&quot; &amp; [.J325] &amp; &quot; ]-&gt;(m)&#10;RETURN n,m&quot;;&quot;&quot;))">
            <text:p/>
          </table:table-cell>
          <table:table-cell table:formula="of:=LOWER(IF([.H324]&lt;&gt;&quot;&quot;;[.H324];&quot;&quot;))">
            <text:p/>
          </table:table-cell>
          <table:table-cell table:formula="of:=LOWER(IF([.H324]&lt;&gt;&quot;&quot;;[.K326];&quot;&quot;))">
            <text:p/>
          </table:table-cell>
          <table:table-cell table:formula="of:=LOWER(IF([.H324]&lt;&gt;&quot;&quot;;[.M327];&quot;&quot;))">
            <text:p/>
          </table:table-cell>
          <table:table-cell table:formula="of:=LOWER(IF([.H324]&lt;&gt;&quot;&quot;;[.N327];&quot;&quot;))">
            <text:p/>
          </table:table-cell>
          <table:table-cell table:formula="of:=LOWER(IF([.H324]&lt;&gt;&quot;&quot;;[.J325];&quot;&quot;))">
            <text:p/>
          </table:table-cell>
          <table:table-cell table:formula="of:=LOWER(IF([.H324]&lt;&gt;&quot;&quot;; &quot;MATCH (n:&quot; &amp; [.R324] &amp; &quot;), (m:&quot; &amp; [.P324] &amp; &quot;)&#10;WHERE m.&quot; &amp; [.Q324] &amp; &quot; = n. &quot; &amp; [.S324] &amp; &quot; &#10;create (n)-[:&quot; &amp; [.T32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org_itemid)</text:p>
          </table:table-cell>
          <table:table-cell table:formula="of:=OR( [.B325]=&quot;&quot;; NOT(ISERROR(FIND(&quot;DROP CONSTRAINT&quot;;[.B325]))); NOT(ISERROR(FIND(&quot;--&quot;;[.B325]))))" office:value-type="float" office:value="0" calcext:value-type="float">
            <text:p>0</text:p>
          </table:table-cell>
          <table:table-cell table:formula="of:=IF(AND( NOT([.C325]); NOT(ISERROR(FIND(&quot;ALTER TABLE&quot;;[.B325]  ))));&quot;Y&quot;;&quot;&quot;)">
            <text:p/>
          </table:table-cell>
          <table:table-cell table:formula="of:=IF(AND( [.D325]=&quot;&quot;; NOT(ISERROR(FIND(&quot;ADD CONSTRAINT&quot;;[.B325]  ))));&quot;Y&quot;;&quot;&quot;)">
            <text:p/>
          </table:table-cell>
          <table:table-cell table:formula="of:=IF(AND( [.E325]=&quot;&quot;; NOT(ISERROR(FIND(&quot;FOREIGN KEY&quot;;[.B325]  ))));&quot;Y&quot;;&quot;&quot;)" office:value-type="string" office:string-value="Y" calcext:value-type="string">
            <text:p>Y</text:p>
          </table:table-cell>
          <table:table-cell table:formula="of:=IF(AND( [.F325]=&quot;&quot;; NOT(ISERROR(FIND(&quot;REFERENCES&quot;;[.B325]  ))));&quot;Y&quot;;&quot;&quot;)">
            <text:p/>
          </table:table-cell>
          <table:table-cell table:formula="of:=IF([.D325]=&quot;Y&quot;; MID([.B325];FIND(&quot;ALTER TABLE&quot;;[.B325])+12;LEN([.B325]));&quot;&quot;)">
            <text:p/>
          </table:table-cell>
          <table:table-cell table:formula="of:=IF([.E325]=&quot;Y&quot;; MID([.B325];FIND(&quot;ADD CONSTRAINT&quot;;[.B325])+15;LEN([.B325]));&quot;&quot;)">
            <text:p/>
          </table:table-cell>
          <table:table-cell table:formula="of:=[.I325]">
            <text:p/>
          </table:table-cell>
          <table:table-cell table:formula="of:=IF([.F325]=&quot;Y&quot;; MID([.B325];FIND(&quot;FOREIGN KEY&quot;;[.B325])+13;LEN([.B325])-14);&quot;&quot;)" office:value-type="string" office:string-value="org_itemid" calcext:value-type="string">
            <text:p>org_itemid</text:p>
          </table:table-cell>
          <table:table-cell table:formula="of:=IF([.G325]=&quot;Y&quot;; MID([.B325];FIND(&quot;REFERENCES&quot;;[.B325])+11;LEN([.B325]));&quot;&quot;)">
            <text:p/>
          </table:table-cell>
          <table:table-cell table:formula="of:=IF([.L325]&lt;&gt;&quot;&quot;;LEFT([.L325];FIND(&quot;(&quot;;[.L325])-1);&quot;&quot;)">
            <text:p/>
          </table:table-cell>
          <table:table-cell table:formula="of:=SUBSTITUTE( IF([.L325]&lt;&gt;&quot;&quot;;MID([.L325];FIND(&quot;(&quot;;[.L325])+1;LEN([.L325]));&quot;&quot;); &quot;);&quot;;&quot;&quot;)">
            <text:p/>
          </table:table-cell>
          <table:table-cell table:style-name="ce16" table:formula="of:=LOWER(IF([.H325]&lt;&gt;&quot;&quot;; &quot;MATCH (n:&quot; &amp; [.M328] &amp; &quot;), (m:&quot; &amp; [.H325] &amp; &quot;)&#10;WHERE m.&quot; &amp; [.K327] &amp; &quot; = n. &quot; &amp; [.N328] &amp; &quot; &#10;create (n)-[:&quot; &amp; [.J326] &amp; &quot; ]-&gt;(m)&#10;RETURN n,m&quot;;&quot;&quot;))">
            <text:p/>
          </table:table-cell>
          <table:table-cell table:formula="of:=LOWER(IF([.H325]&lt;&gt;&quot;&quot;;[.H325];&quot;&quot;))">
            <text:p/>
          </table:table-cell>
          <table:table-cell table:formula="of:=LOWER(IF([.H325]&lt;&gt;&quot;&quot;;[.K327];&quot;&quot;))">
            <text:p/>
          </table:table-cell>
          <table:table-cell table:formula="of:=LOWER(IF([.H325]&lt;&gt;&quot;&quot;;[.M328];&quot;&quot;))">
            <text:p/>
          </table:table-cell>
          <table:table-cell table:formula="of:=LOWER(IF([.H325]&lt;&gt;&quot;&quot;;[.N328];&quot;&quot;))">
            <text:p/>
          </table:table-cell>
          <table:table-cell table:formula="of:=LOWER(IF([.H325]&lt;&gt;&quot;&quot;;[.J326];&quot;&quot;))">
            <text:p/>
          </table:table-cell>
          <table:table-cell table:formula="of:=LOWER(IF([.H325]&lt;&gt;&quot;&quot;; &quot;MATCH (n:&quot; &amp; [.R325] &amp; &quot;), (m:&quot; &amp; [.P325] &amp; &quot;)&#10;WHERE m.&quot; &amp; [.Q325] &amp; &quot; = n. &quot; &amp; [.S325] &amp; &quot; &#10;create (n)-[:&quot; &amp; [.T32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D_ITEMS(itemid);</text:p>
          </table:table-cell>
          <table:table-cell table:formula="of:=OR( [.B326]=&quot;&quot;; NOT(ISERROR(FIND(&quot;DROP CONSTRAINT&quot;;[.B326]))); NOT(ISERROR(FIND(&quot;--&quot;;[.B326]))))" office:value-type="float" office:value="0" calcext:value-type="float">
            <text:p>0</text:p>
          </table:table-cell>
          <table:table-cell table:formula="of:=IF(AND( NOT([.C326]); NOT(ISERROR(FIND(&quot;ALTER TABLE&quot;;[.B326]  ))));&quot;Y&quot;;&quot;&quot;)">
            <text:p/>
          </table:table-cell>
          <table:table-cell table:formula="of:=IF(AND( [.D326]=&quot;&quot;; NOT(ISERROR(FIND(&quot;ADD CONSTRAINT&quot;;[.B326]  ))));&quot;Y&quot;;&quot;&quot;)">
            <text:p/>
          </table:table-cell>
          <table:table-cell table:formula="of:=IF(AND( [.E326]=&quot;&quot;; NOT(ISERROR(FIND(&quot;FOREIGN KEY&quot;;[.B326]  ))));&quot;Y&quot;;&quot;&quot;)">
            <text:p/>
          </table:table-cell>
          <table:table-cell table:formula="of:=IF(AND( [.F326]=&quot;&quot;; NOT(ISERROR(FIND(&quot;REFERENCES&quot;;[.B326]  ))));&quot;Y&quot;;&quot;&quot;)" office:value-type="string" office:string-value="Y" calcext:value-type="string">
            <text:p>Y</text:p>
          </table:table-cell>
          <table:table-cell table:formula="of:=IF([.D326]=&quot;Y&quot;; MID([.B326];FIND(&quot;ALTER TABLE&quot;;[.B326])+12;LEN([.B326]));&quot;&quot;)">
            <text:p/>
          </table:table-cell>
          <table:table-cell table:formula="of:=IF([.E326]=&quot;Y&quot;; MID([.B326];FIND(&quot;ADD CONSTRAINT&quot;;[.B326])+15;LEN([.B326]));&quot;&quot;)">
            <text:p/>
          </table:table-cell>
          <table:table-cell table:formula="of:=[.I326]">
            <text:p/>
          </table:table-cell>
          <table:table-cell table:formula="of:=IF([.F326]=&quot;Y&quot;; MID([.B326];FIND(&quot;FOREIGN KEY&quot;;[.B326])+13;LEN([.B326])-14);&quot;&quot;)">
            <text:p/>
          </table:table-cell>
          <table:table-cell table:formula="of:=IF([.G326]=&quot;Y&quot;; MID([.B326];FIND(&quot;REFERENCES&quot;;[.B326])+11;LEN([.B326]));&quot;&quot;)" office:value-type="string" office:string-value="D_ITEMS(itemid);" calcext:value-type="string">
            <text:p>D_ITEMS(itemid);</text:p>
          </table:table-cell>
          <table:table-cell table:formula="of:=IF([.L326]&lt;&gt;&quot;&quot;;LEFT([.L326];FIND(&quot;(&quot;;[.L326])-1);&quot;&quot;)" office:value-type="string" office:string-value="D_ITEMS" calcext:value-type="string">
            <text:p>D_ITEMS</text:p>
          </table:table-cell>
          <table:table-cell table:formula="of:=SUBSTITUTE( IF([.L326]&lt;&gt;&quot;&quot;;MID([.L326];FIND(&quot;(&quot;;[.L326])+1;LEN([.L326]));&quot;&quot;); &quot;);&quot;;&quot;&quot;)" office:value-type="string" office:string-value="itemid" calcext:value-type="string">
            <text:p>itemid</text:p>
          </table:table-cell>
          <table:table-cell table:style-name="ce16" table:formula="of:=LOWER(IF([.H326]&lt;&gt;&quot;&quot;; &quot;MATCH (n:&quot; &amp; [.M329] &amp; &quot;), (m:&quot; &amp; [.H326] &amp; &quot;)&#10;WHERE m.&quot; &amp; [.K328] &amp; &quot; = n. &quot; &amp; [.N329] &amp; &quot; &#10;create (n)-[:&quot; &amp; [.J327] &amp; &quot; ]-&gt;(m)&#10;RETURN n,m&quot;;&quot;&quot;))">
            <text:p/>
          </table:table-cell>
          <table:table-cell table:formula="of:=LOWER(IF([.H326]&lt;&gt;&quot;&quot;;[.H326];&quot;&quot;))">
            <text:p/>
          </table:table-cell>
          <table:table-cell table:formula="of:=LOWER(IF([.H326]&lt;&gt;&quot;&quot;;[.K328];&quot;&quot;))">
            <text:p/>
          </table:table-cell>
          <table:table-cell table:formula="of:=LOWER(IF([.H326]&lt;&gt;&quot;&quot;;[.M329];&quot;&quot;))">
            <text:p/>
          </table:table-cell>
          <table:table-cell table:formula="of:=LOWER(IF([.H326]&lt;&gt;&quot;&quot;;[.N329];&quot;&quot;))">
            <text:p/>
          </table:table-cell>
          <table:table-cell table:formula="of:=LOWER(IF([.H326]&lt;&gt;&quot;&quot;;[.J327];&quot;&quot;))">
            <text:p/>
          </table:table-cell>
          <table:table-cell table:formula="of:=LOWER(IF([.H326]&lt;&gt;&quot;&quot;; &quot;MATCH (n:&quot; &amp; [.R326] &amp; &quot;), (m:&quot; &amp; [.P326] &amp; &quot;)&#10;WHERE m.&quot; &amp; [.Q326] &amp; &quot; = n. &quot; &amp; [.S326] &amp; &quot; &#10;create (n)-[:&quot; &amp; [.T326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MICROBIOLOGYEVENTS DROP CONSTRAINT IF EXISTS microbiologyevents_fk_ab_itemid;</text:p>
          </table:table-cell>
          <table:table-cell table:formula="of:=OR( [.B327]=&quot;&quot;; NOT(ISERROR(FIND(&quot;DROP CONSTRAINT&quot;;[.B327]))); NOT(ISERROR(FIND(&quot;--&quot;;[.B327]))))" office:value-type="float" office:value="1" calcext:value-type="float">
            <text:p>1</text:p>
          </table:table-cell>
          <table:table-cell table:formula="of:=IF(AND( NOT([.C327]); NOT(ISERROR(FIND(&quot;ALTER TABLE&quot;;[.B327]  ))));&quot;Y&quot;;&quot;&quot;)">
            <text:p/>
          </table:table-cell>
          <table:table-cell table:formula="of:=IF(AND( [.D327]=&quot;&quot;; NOT(ISERROR(FIND(&quot;ADD CONSTRAINT&quot;;[.B327]  ))));&quot;Y&quot;;&quot;&quot;)">
            <text:p/>
          </table:table-cell>
          <table:table-cell table:formula="of:=IF(AND( [.E327]=&quot;&quot;; NOT(ISERROR(FIND(&quot;FOREIGN KEY&quot;;[.B327]  ))));&quot;Y&quot;;&quot;&quot;)">
            <text:p/>
          </table:table-cell>
          <table:table-cell table:formula="of:=IF(AND( [.F327]=&quot;&quot;; NOT(ISERROR(FIND(&quot;REFERENCES&quot;;[.B327]  ))));&quot;Y&quot;;&quot;&quot;)">
            <text:p/>
          </table:table-cell>
          <table:table-cell table:formula="of:=IF([.D327]=&quot;Y&quot;; MID([.B327];FIND(&quot;ALTER TABLE&quot;;[.B327])+12;LEN([.B327]));&quot;&quot;)">
            <text:p/>
          </table:table-cell>
          <table:table-cell table:formula="of:=IF([.E327]=&quot;Y&quot;; MID([.B327];FIND(&quot;ADD CONSTRAINT&quot;;[.B327])+15;LEN([.B327]));&quot;&quot;)">
            <text:p/>
          </table:table-cell>
          <table:table-cell table:formula="of:=[.I327]">
            <text:p/>
          </table:table-cell>
          <table:table-cell table:formula="of:=IF([.F327]=&quot;Y&quot;; MID([.B327];FIND(&quot;FOREIGN KEY&quot;;[.B327])+13;LEN([.B327])-14);&quot;&quot;)">
            <text:p/>
          </table:table-cell>
          <table:table-cell table:formula="of:=IF([.G327]=&quot;Y&quot;; MID([.B327];FIND(&quot;REFERENCES&quot;;[.B327])+11;LEN([.B327]));&quot;&quot;)">
            <text:p/>
          </table:table-cell>
          <table:table-cell table:formula="of:=IF([.L327]&lt;&gt;&quot;&quot;;LEFT([.L327];FIND(&quot;(&quot;;[.L327])-1);&quot;&quot;)">
            <text:p/>
          </table:table-cell>
          <table:table-cell table:formula="of:=SUBSTITUTE( IF([.L327]&lt;&gt;&quot;&quot;;MID([.L327];FIND(&quot;(&quot;;[.L327])+1;LEN([.L327]));&quot;&quot;); &quot;);&quot;;&quot;&quot;)">
            <text:p/>
          </table:table-cell>
          <table:table-cell table:style-name="ce16" table:formula="of:=LOWER(IF([.H327]&lt;&gt;&quot;&quot;; &quot;MATCH (n:&quot; &amp; [.M330] &amp; &quot;), (m:&quot; &amp; [.H327] &amp; &quot;)&#10;WHERE m.&quot; &amp; [.K329] &amp; &quot; = n. &quot; &amp; [.N330] &amp; &quot; &#10;create (n)-[:&quot; &amp; [.J328] &amp; &quot; ]-&gt;(m)&#10;RETURN n,m&quot;;&quot;&quot;))">
            <text:p/>
          </table:table-cell>
          <table:table-cell table:formula="of:=LOWER(IF([.H327]&lt;&gt;&quot;&quot;;[.H327];&quot;&quot;))">
            <text:p/>
          </table:table-cell>
          <table:table-cell table:formula="of:=LOWER(IF([.H327]&lt;&gt;&quot;&quot;;[.K329];&quot;&quot;))">
            <text:p/>
          </table:table-cell>
          <table:table-cell table:formula="of:=LOWER(IF([.H327]&lt;&gt;&quot;&quot;;[.M330];&quot;&quot;))">
            <text:p/>
          </table:table-cell>
          <table:table-cell table:formula="of:=LOWER(IF([.H327]&lt;&gt;&quot;&quot;;[.N330];&quot;&quot;))">
            <text:p/>
          </table:table-cell>
          <table:table-cell table:formula="of:=LOWER(IF([.H327]&lt;&gt;&quot;&quot;;[.J328];&quot;&quot;))">
            <text:p/>
          </table:table-cell>
          <table:table-cell table:formula="of:=LOWER(IF([.H327]&lt;&gt;&quot;&quot;; &quot;MATCH (n:&quot; &amp; [.R327] &amp; &quot;), (m:&quot; &amp; [.P327] &amp; &quot;)&#10;WHERE m.&quot; &amp; [.Q327] &amp; &quot; = n. &quot; &amp; [.S327] &amp; &quot; &#10;create (n)-[:&quot; &amp; [.T327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MICROBIOLOGYEVENTS</text:p>
          </table:table-cell>
          <table:table-cell table:formula="of:=OR( [.B328]=&quot;&quot;; NOT(ISERROR(FIND(&quot;DROP CONSTRAINT&quot;;[.B328]))); NOT(ISERROR(FIND(&quot;--&quot;;[.B328]))))" office:value-type="float" office:value="0" calcext:value-type="float">
            <text:p>0</text:p>
          </table:table-cell>
          <table:table-cell table:formula="of:=IF(AND( NOT([.C328]); NOT(ISERROR(FIND(&quot;ALTER TABLE&quot;;[.B328]  ))));&quot;Y&quot;;&quot;&quot;)" office:value-type="string" office:string-value="Y" calcext:value-type="string">
            <text:p>Y</text:p>
          </table:table-cell>
          <table:table-cell table:formula="of:=IF(AND( [.D328]=&quot;&quot;; NOT(ISERROR(FIND(&quot;ADD CONSTRAINT&quot;;[.B328]  ))));&quot;Y&quot;;&quot;&quot;)">
            <text:p/>
          </table:table-cell>
          <table:table-cell table:formula="of:=IF(AND( [.E328]=&quot;&quot;; NOT(ISERROR(FIND(&quot;FOREIGN KEY&quot;;[.B328]  ))));&quot;Y&quot;;&quot;&quot;)">
            <text:p/>
          </table:table-cell>
          <table:table-cell table:formula="of:=IF(AND( [.F328]=&quot;&quot;; NOT(ISERROR(FIND(&quot;REFERENCES&quot;;[.B328]  ))));&quot;Y&quot;;&quot;&quot;)">
            <text:p/>
          </table:table-cell>
          <table:table-cell table:formula="of:=IF([.D328]=&quot;Y&quot;; MID([.B328];FIND(&quot;ALTER TABLE&quot;;[.B328])+12;LEN([.B328]));&quot;&quot;)" office:value-type="string" office:string-value="MICROBIOLOGYEVENTS" calcext:value-type="string">
            <text:p>MICROBIOLOGYEVENTS</text:p>
          </table:table-cell>
          <table:table-cell table:formula="of:=IF([.E328]=&quot;Y&quot;; MID([.B328];FIND(&quot;ADD CONSTRAINT&quot;;[.B328])+15;LEN([.B328]));&quot;&quot;)">
            <text:p/>
          </table:table-cell>
          <table:table-cell table:formula="of:=[.I328]">
            <text:p/>
          </table:table-cell>
          <table:table-cell table:formula="of:=IF([.F328]=&quot;Y&quot;; MID([.B328];FIND(&quot;FOREIGN KEY&quot;;[.B328])+13;LEN([.B328])-14);&quot;&quot;)">
            <text:p/>
          </table:table-cell>
          <table:table-cell table:formula="of:=IF([.G328]=&quot;Y&quot;; MID([.B328];FIND(&quot;REFERENCES&quot;;[.B328])+11;LEN([.B328]));&quot;&quot;)">
            <text:p/>
          </table:table-cell>
          <table:table-cell table:formula="of:=IF([.L328]&lt;&gt;&quot;&quot;;LEFT([.L328];FIND(&quot;(&quot;;[.L328])-1);&quot;&quot;)">
            <text:p/>
          </table:table-cell>
          <table:table-cell table:formula="of:=SUBSTITUTE( IF([.L328]&lt;&gt;&quot;&quot;;MID([.L328];FIND(&quot;(&quot;;[.L328])+1;LEN([.L328]));&quot;&quot;); &quot;);&quot;;&quot;&quot;)">
            <text:p/>
          </table:table-cell>
          <table:table-cell table:style-name="ce16" table:formula="of:=LOWER(IF([.H328]&lt;&gt;&quot;&quot;; &quot;MATCH (n:&quot; &amp; [.M331] &amp; &quot;), (m:&quot; &amp; [.H328] &amp; &quot;)&#10;WHERE m.&quot; &amp; [.K330] &amp; &quot; = n. &quot; &amp; [.N331] &amp; &quot; &#10;create (n)-[:&quot; &amp; [.J329] &amp; &quot; ]-&gt;(m)&#10;RETURN n,m&quot;;&quot;&quot;))" office:value-type="string" office:string-value="match (n:d_items), (m:microbiologyevents)&#10;where m.ab_itemid = n. itemid &#10;create (n)-[:microbiologyevents_fk_ab_itemid ]-&gt;(m)&#10;return n,m" calcext:value-type="string">
            <text:p>match (n:d_items), (m:microbiologyevents)</text:p>
            <text:p>where m.ab_itemid = n. itemid </text:p>
            <text:p>create (n)-[:microbiologyevents_fk_ab_itemid ]-&gt;(m)</text:p>
            <text:p>return n,m</text:p>
          </table:table-cell>
          <table:table-cell table:formula="of:=LOWER(IF([.H328]&lt;&gt;&quot;&quot;;[.H328];&quot;&quot;))" office:value-type="string" office:string-value="microbiologyevents" calcext:value-type="string">
            <text:p>microbiologyevents</text:p>
          </table:table-cell>
          <table:table-cell table:formula="of:=LOWER(IF([.H328]&lt;&gt;&quot;&quot;;[.K330];&quot;&quot;))" office:value-type="string" office:string-value="ab_itemid" calcext:value-type="string">
            <text:p>ab_itemid</text:p>
          </table:table-cell>
          <table:table-cell table:formula="of:=LOWER(IF([.H328]&lt;&gt;&quot;&quot;;[.M331];&quot;&quot;))" office:value-type="string" office:string-value="d_items" calcext:value-type="string">
            <text:p>d_items</text:p>
          </table:table-cell>
          <table:table-cell table:formula="of:=LOWER(IF([.H328]&lt;&gt;&quot;&quot;;[.N331];&quot;&quot;))" office:value-type="string" office:string-value="itemid" calcext:value-type="string">
            <text:p>itemid</text:p>
          </table:table-cell>
          <table:table-cell table:formula="of:=LOWER(IF([.H328]&lt;&gt;&quot;&quot;;[.J329];&quot;&quot;))" office:value-type="string" office:string-value="microbiologyevents_fk_ab_itemid" calcext:value-type="string">
            <text:p>microbiologyevents_fk_ab_itemid</text:p>
          </table:table-cell>
          <table:table-cell table:formula="of:=LOWER(IF([.H328]&lt;&gt;&quot;&quot;; &quot;MATCH (n:&quot; &amp; [.R328] &amp; &quot;), (m:&quot; &amp; [.P328] &amp; &quot;)&#10;WHERE m.&quot; &amp; [.Q328] &amp; &quot; = n. &quot; &amp; [.S328] &amp; &quot; &#10;create (n)-[:&quot; &amp; [.T328] &amp; &quot; ]-&gt;(m)&#10;RETURN n,m&quot;;&quot;&quot;))" office:value-type="string" office:string-value="match (n:d_items), (m:microbiologyevents)&#10;where m.ab_itemid = n. itemid &#10;create (n)-[:microbiologyevents_fk_ab_itemid ]-&gt;(m)&#10;return n,m" calcext:value-type="string">
            <text:p>match (n:d_items), (m:microbiologyevents)</text:p>
            <text:p>where m.ab_itemid = n. itemid </text:p>
            <text:p>create (n)-[:microbiologyevents_fk_ab_item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microbiologyevents_fk_ab_itemid</text:p>
          </table:table-cell>
          <table:table-cell table:formula="of:=OR( [.B329]=&quot;&quot;; NOT(ISERROR(FIND(&quot;DROP CONSTRAINT&quot;;[.B329]))); NOT(ISERROR(FIND(&quot;--&quot;;[.B329]))))" office:value-type="float" office:value="0" calcext:value-type="float">
            <text:p>0</text:p>
          </table:table-cell>
          <table:table-cell table:formula="of:=IF(AND( NOT([.C329]); NOT(ISERROR(FIND(&quot;ALTER TABLE&quot;;[.B329]  ))));&quot;Y&quot;;&quot;&quot;)">
            <text:p/>
          </table:table-cell>
          <table:table-cell table:formula="of:=IF(AND( [.D329]=&quot;&quot;; NOT(ISERROR(FIND(&quot;ADD CONSTRAINT&quot;;[.B329]  ))));&quot;Y&quot;;&quot;&quot;)" office:value-type="string" office:string-value="Y" calcext:value-type="string">
            <text:p>Y</text:p>
          </table:table-cell>
          <table:table-cell table:formula="of:=IF(AND( [.E329]=&quot;&quot;; NOT(ISERROR(FIND(&quot;FOREIGN KEY&quot;;[.B329]  ))));&quot;Y&quot;;&quot;&quot;)">
            <text:p/>
          </table:table-cell>
          <table:table-cell table:formula="of:=IF(AND( [.F329]=&quot;&quot;; NOT(ISERROR(FIND(&quot;REFERENCES&quot;;[.B329]  ))));&quot;Y&quot;;&quot;&quot;)">
            <text:p/>
          </table:table-cell>
          <table:table-cell table:formula="of:=IF([.D329]=&quot;Y&quot;; MID([.B329];FIND(&quot;ALTER TABLE&quot;;[.B329])+12;LEN([.B329]));&quot;&quot;)">
            <text:p/>
          </table:table-cell>
          <table:table-cell table:formula="of:=IF([.E329]=&quot;Y&quot;; MID([.B329];FIND(&quot;ADD CONSTRAINT&quot;;[.B329])+15;LEN([.B329]));&quot;&quot;)" office:value-type="string" office:string-value="microbiologyevents_fk_ab_itemid" calcext:value-type="string">
            <text:p>microbiologyevents_fk_ab_itemid</text:p>
          </table:table-cell>
          <table:table-cell table:formula="of:=[.I329]" office:value-type="string" office:string-value="microbiologyevents_fk_ab_itemid" calcext:value-type="string">
            <text:p>microbiologyevents_fk_ab_itemid</text:p>
          </table:table-cell>
          <table:table-cell table:formula="of:=IF([.F329]=&quot;Y&quot;; MID([.B329];FIND(&quot;FOREIGN KEY&quot;;[.B329])+13;LEN([.B329])-14);&quot;&quot;)">
            <text:p/>
          </table:table-cell>
          <table:table-cell table:formula="of:=IF([.G329]=&quot;Y&quot;; MID([.B329];FIND(&quot;REFERENCES&quot;;[.B329])+11;LEN([.B329]));&quot;&quot;)">
            <text:p/>
          </table:table-cell>
          <table:table-cell table:formula="of:=IF([.L329]&lt;&gt;&quot;&quot;;LEFT([.L329];FIND(&quot;(&quot;;[.L329])-1);&quot;&quot;)">
            <text:p/>
          </table:table-cell>
          <table:table-cell table:formula="of:=SUBSTITUTE( IF([.L329]&lt;&gt;&quot;&quot;;MID([.L329];FIND(&quot;(&quot;;[.L329])+1;LEN([.L329]));&quot;&quot;); &quot;);&quot;;&quot;&quot;)">
            <text:p/>
          </table:table-cell>
          <table:table-cell table:style-name="ce16" table:formula="of:=LOWER(IF([.H329]&lt;&gt;&quot;&quot;; &quot;MATCH (n:&quot; &amp; [.M332] &amp; &quot;), (m:&quot; &amp; [.H329] &amp; &quot;)&#10;WHERE m.&quot; &amp; [.K331] &amp; &quot; = n. &quot; &amp; [.N332] &amp; &quot; &#10;create (n)-[:&quot; &amp; [.J330] &amp; &quot; ]-&gt;(m)&#10;RETURN n,m&quot;;&quot;&quot;))">
            <text:p/>
          </table:table-cell>
          <table:table-cell table:formula="of:=LOWER(IF([.H329]&lt;&gt;&quot;&quot;;[.H329];&quot;&quot;))">
            <text:p/>
          </table:table-cell>
          <table:table-cell table:formula="of:=LOWER(IF([.H329]&lt;&gt;&quot;&quot;;[.K331];&quot;&quot;))">
            <text:p/>
          </table:table-cell>
          <table:table-cell table:formula="of:=LOWER(IF([.H329]&lt;&gt;&quot;&quot;;[.M332];&quot;&quot;))">
            <text:p/>
          </table:table-cell>
          <table:table-cell table:formula="of:=LOWER(IF([.H329]&lt;&gt;&quot;&quot;;[.N332];&quot;&quot;))">
            <text:p/>
          </table:table-cell>
          <table:table-cell table:formula="of:=LOWER(IF([.H329]&lt;&gt;&quot;&quot;;[.J330];&quot;&quot;))">
            <text:p/>
          </table:table-cell>
          <table:table-cell table:formula="of:=LOWER(IF([.H329]&lt;&gt;&quot;&quot;; &quot;MATCH (n:&quot; &amp; [.R329] &amp; &quot;), (m:&quot; &amp; [.P329] &amp; &quot;)&#10;WHERE m.&quot; &amp; [.Q329] &amp; &quot; = n. &quot; &amp; [.S329] &amp; &quot; &#10;create (n)-[:&quot; &amp; [.T32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ab_itemid)</text:p>
          </table:table-cell>
          <table:table-cell table:formula="of:=OR( [.B330]=&quot;&quot;; NOT(ISERROR(FIND(&quot;DROP CONSTRAINT&quot;;[.B330]))); NOT(ISERROR(FIND(&quot;--&quot;;[.B330]))))" office:value-type="float" office:value="0" calcext:value-type="float">
            <text:p>0</text:p>
          </table:table-cell>
          <table:table-cell table:formula="of:=IF(AND( NOT([.C330]); NOT(ISERROR(FIND(&quot;ALTER TABLE&quot;;[.B330]  ))));&quot;Y&quot;;&quot;&quot;)">
            <text:p/>
          </table:table-cell>
          <table:table-cell table:formula="of:=IF(AND( [.D330]=&quot;&quot;; NOT(ISERROR(FIND(&quot;ADD CONSTRAINT&quot;;[.B330]  ))));&quot;Y&quot;;&quot;&quot;)">
            <text:p/>
          </table:table-cell>
          <table:table-cell table:formula="of:=IF(AND( [.E330]=&quot;&quot;; NOT(ISERROR(FIND(&quot;FOREIGN KEY&quot;;[.B330]  ))));&quot;Y&quot;;&quot;&quot;)" office:value-type="string" office:string-value="Y" calcext:value-type="string">
            <text:p>Y</text:p>
          </table:table-cell>
          <table:table-cell table:formula="of:=IF(AND( [.F330]=&quot;&quot;; NOT(ISERROR(FIND(&quot;REFERENCES&quot;;[.B330]  ))));&quot;Y&quot;;&quot;&quot;)">
            <text:p/>
          </table:table-cell>
          <table:table-cell table:formula="of:=IF([.D330]=&quot;Y&quot;; MID([.B330];FIND(&quot;ALTER TABLE&quot;;[.B330])+12;LEN([.B330]));&quot;&quot;)">
            <text:p/>
          </table:table-cell>
          <table:table-cell table:formula="of:=IF([.E330]=&quot;Y&quot;; MID([.B330];FIND(&quot;ADD CONSTRAINT&quot;;[.B330])+15;LEN([.B330]));&quot;&quot;)">
            <text:p/>
          </table:table-cell>
          <table:table-cell table:formula="of:=[.I330]">
            <text:p/>
          </table:table-cell>
          <table:table-cell table:formula="of:=IF([.F330]=&quot;Y&quot;; MID([.B330];FIND(&quot;FOREIGN KEY&quot;;[.B330])+13;LEN([.B330])-14);&quot;&quot;)" office:value-type="string" office:string-value="ab_itemid" calcext:value-type="string">
            <text:p>ab_itemid</text:p>
          </table:table-cell>
          <table:table-cell table:formula="of:=IF([.G330]=&quot;Y&quot;; MID([.B330];FIND(&quot;REFERENCES&quot;;[.B330])+11;LEN([.B330]));&quot;&quot;)">
            <text:p/>
          </table:table-cell>
          <table:table-cell table:formula="of:=IF([.L330]&lt;&gt;&quot;&quot;;LEFT([.L330];FIND(&quot;(&quot;;[.L330])-1);&quot;&quot;)">
            <text:p/>
          </table:table-cell>
          <table:table-cell table:formula="of:=SUBSTITUTE( IF([.L330]&lt;&gt;&quot;&quot;;MID([.L330];FIND(&quot;(&quot;;[.L330])+1;LEN([.L330]));&quot;&quot;); &quot;);&quot;;&quot;&quot;)">
            <text:p/>
          </table:table-cell>
          <table:table-cell table:style-name="ce16" table:formula="of:=LOWER(IF([.H330]&lt;&gt;&quot;&quot;; &quot;MATCH (n:&quot; &amp; [.M333] &amp; &quot;), (m:&quot; &amp; [.H330] &amp; &quot;)&#10;WHERE m.&quot; &amp; [.K332] &amp; &quot; = n. &quot; &amp; [.N333] &amp; &quot; &#10;create (n)-[:&quot; &amp; [.J331] &amp; &quot; ]-&gt;(m)&#10;RETURN n,m&quot;;&quot;&quot;))">
            <text:p/>
          </table:table-cell>
          <table:table-cell table:formula="of:=LOWER(IF([.H330]&lt;&gt;&quot;&quot;;[.H330];&quot;&quot;))">
            <text:p/>
          </table:table-cell>
          <table:table-cell table:formula="of:=LOWER(IF([.H330]&lt;&gt;&quot;&quot;;[.K332];&quot;&quot;))">
            <text:p/>
          </table:table-cell>
          <table:table-cell table:formula="of:=LOWER(IF([.H330]&lt;&gt;&quot;&quot;;[.M333];&quot;&quot;))">
            <text:p/>
          </table:table-cell>
          <table:table-cell table:formula="of:=LOWER(IF([.H330]&lt;&gt;&quot;&quot;;[.N333];&quot;&quot;))">
            <text:p/>
          </table:table-cell>
          <table:table-cell table:formula="of:=LOWER(IF([.H330]&lt;&gt;&quot;&quot;;[.J331];&quot;&quot;))">
            <text:p/>
          </table:table-cell>
          <table:table-cell table:formula="of:=LOWER(IF([.H330]&lt;&gt;&quot;&quot;; &quot;MATCH (n:&quot; &amp; [.R330] &amp; &quot;), (m:&quot; &amp; [.P330] &amp; &quot;)&#10;WHERE m.&quot; &amp; [.Q330] &amp; &quot; = n. &quot; &amp; [.S330] &amp; &quot; &#10;create (n)-[:&quot; &amp; [.T33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D_ITEMS(itemid);</text:p>
          </table:table-cell>
          <table:table-cell table:formula="of:=OR( [.B331]=&quot;&quot;; NOT(ISERROR(FIND(&quot;DROP CONSTRAINT&quot;;[.B331]))); NOT(ISERROR(FIND(&quot;--&quot;;[.B331]))))" office:value-type="float" office:value="0" calcext:value-type="float">
            <text:p>0</text:p>
          </table:table-cell>
          <table:table-cell table:formula="of:=IF(AND( NOT([.C331]); NOT(ISERROR(FIND(&quot;ALTER TABLE&quot;;[.B331]  ))));&quot;Y&quot;;&quot;&quot;)">
            <text:p/>
          </table:table-cell>
          <table:table-cell table:formula="of:=IF(AND( [.D331]=&quot;&quot;; NOT(ISERROR(FIND(&quot;ADD CONSTRAINT&quot;;[.B331]  ))));&quot;Y&quot;;&quot;&quot;)">
            <text:p/>
          </table:table-cell>
          <table:table-cell table:formula="of:=IF(AND( [.E331]=&quot;&quot;; NOT(ISERROR(FIND(&quot;FOREIGN KEY&quot;;[.B331]  ))));&quot;Y&quot;;&quot;&quot;)">
            <text:p/>
          </table:table-cell>
          <table:table-cell table:formula="of:=IF(AND( [.F331]=&quot;&quot;; NOT(ISERROR(FIND(&quot;REFERENCES&quot;;[.B331]  ))));&quot;Y&quot;;&quot;&quot;)" office:value-type="string" office:string-value="Y" calcext:value-type="string">
            <text:p>Y</text:p>
          </table:table-cell>
          <table:table-cell table:formula="of:=IF([.D331]=&quot;Y&quot;; MID([.B331];FIND(&quot;ALTER TABLE&quot;;[.B331])+12;LEN([.B331]));&quot;&quot;)">
            <text:p/>
          </table:table-cell>
          <table:table-cell table:formula="of:=IF([.E331]=&quot;Y&quot;; MID([.B331];FIND(&quot;ADD CONSTRAINT&quot;;[.B331])+15;LEN([.B331]));&quot;&quot;)">
            <text:p/>
          </table:table-cell>
          <table:table-cell table:formula="of:=[.I331]">
            <text:p/>
          </table:table-cell>
          <table:table-cell table:formula="of:=IF([.F331]=&quot;Y&quot;; MID([.B331];FIND(&quot;FOREIGN KEY&quot;;[.B331])+13;LEN([.B331])-14);&quot;&quot;)">
            <text:p/>
          </table:table-cell>
          <table:table-cell table:formula="of:=IF([.G331]=&quot;Y&quot;; MID([.B331];FIND(&quot;REFERENCES&quot;;[.B331])+11;LEN([.B331]));&quot;&quot;)" office:value-type="string" office:string-value="D_ITEMS(itemid);" calcext:value-type="string">
            <text:p>D_ITEMS(itemid);</text:p>
          </table:table-cell>
          <table:table-cell table:formula="of:=IF([.L331]&lt;&gt;&quot;&quot;;LEFT([.L331];FIND(&quot;(&quot;;[.L331])-1);&quot;&quot;)" office:value-type="string" office:string-value="D_ITEMS" calcext:value-type="string">
            <text:p>D_ITEMS</text:p>
          </table:table-cell>
          <table:table-cell table:formula="of:=SUBSTITUTE( IF([.L331]&lt;&gt;&quot;&quot;;MID([.L331];FIND(&quot;(&quot;;[.L331])+1;LEN([.L331]));&quot;&quot;); &quot;);&quot;;&quot;&quot;)" office:value-type="string" office:string-value="itemid" calcext:value-type="string">
            <text:p>itemid</text:p>
          </table:table-cell>
          <table:table-cell table:style-name="ce16" table:formula="of:=LOWER(IF([.H331]&lt;&gt;&quot;&quot;; &quot;MATCH (n:&quot; &amp; [.M334] &amp; &quot;), (m:&quot; &amp; [.H331] &amp; &quot;)&#10;WHERE m.&quot; &amp; [.K333] &amp; &quot; = n. &quot; &amp; [.N334] &amp; &quot; &#10;create (n)-[:&quot; &amp; [.J332] &amp; &quot; ]-&gt;(m)&#10;RETURN n,m&quot;;&quot;&quot;))">
            <text:p/>
          </table:table-cell>
          <table:table-cell table:formula="of:=LOWER(IF([.H331]&lt;&gt;&quot;&quot;;[.H331];&quot;&quot;))">
            <text:p/>
          </table:table-cell>
          <table:table-cell table:formula="of:=LOWER(IF([.H331]&lt;&gt;&quot;&quot;;[.K333];&quot;&quot;))">
            <text:p/>
          </table:table-cell>
          <table:table-cell table:formula="of:=LOWER(IF([.H331]&lt;&gt;&quot;&quot;;[.M334];&quot;&quot;))">
            <text:p/>
          </table:table-cell>
          <table:table-cell table:formula="of:=LOWER(IF([.H331]&lt;&gt;&quot;&quot;;[.N334];&quot;&quot;))">
            <text:p/>
          </table:table-cell>
          <table:table-cell table:formula="of:=LOWER(IF([.H331]&lt;&gt;&quot;&quot;;[.J332];&quot;&quot;))">
            <text:p/>
          </table:table-cell>
          <table:table-cell table:formula="of:=LOWER(IF([.H331]&lt;&gt;&quot;&quot;; &quot;MATCH (n:&quot; &amp; [.R331] &amp; &quot;), (m:&quot; &amp; [.P331] &amp; &quot;)&#10;WHERE m.&quot; &amp; [.Q331] &amp; &quot; = n. &quot; &amp; [.S331] &amp; &quot; &#10;create (n)-[:&quot; &amp; [.T33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332]=&quot;&quot;; NOT(ISERROR(FIND(&quot;DROP CONSTRAINT&quot;;[.B332]))); NOT(ISERROR(FIND(&quot;--&quot;;[.B332]))))" office:value-type="float" office:value="1" calcext:value-type="float">
            <text:p>1</text:p>
          </table:table-cell>
          <table:table-cell table:formula="of:=IF(AND( NOT([.C332]); NOT(ISERROR(FIND(&quot;ALTER TABLE&quot;;[.B332]  ))));&quot;Y&quot;;&quot;&quot;)">
            <text:p/>
          </table:table-cell>
          <table:table-cell table:formula="of:=IF(AND( [.D332]=&quot;&quot;; NOT(ISERROR(FIND(&quot;ADD CONSTRAINT&quot;;[.B332]  ))));&quot;Y&quot;;&quot;&quot;)">
            <text:p/>
          </table:table-cell>
          <table:table-cell table:formula="of:=IF(AND( [.E332]=&quot;&quot;; NOT(ISERROR(FIND(&quot;FOREIGN KEY&quot;;[.B332]  ))));&quot;Y&quot;;&quot;&quot;)">
            <text:p/>
          </table:table-cell>
          <table:table-cell table:formula="of:=IF(AND( [.F332]=&quot;&quot;; NOT(ISERROR(FIND(&quot;REFERENCES&quot;;[.B332]  ))));&quot;Y&quot;;&quot;&quot;)">
            <text:p/>
          </table:table-cell>
          <table:table-cell table:formula="of:=IF([.D332]=&quot;Y&quot;; MID([.B332];FIND(&quot;ALTER TABLE&quot;;[.B332])+12;LEN([.B332]));&quot;&quot;)">
            <text:p/>
          </table:table-cell>
          <table:table-cell table:formula="of:=IF([.E332]=&quot;Y&quot;; MID([.B332];FIND(&quot;ADD CONSTRAINT&quot;;[.B332])+15;LEN([.B332]));&quot;&quot;)">
            <text:p/>
          </table:table-cell>
          <table:table-cell table:formula="of:=[.I332]">
            <text:p/>
          </table:table-cell>
          <table:table-cell table:formula="of:=IF([.F332]=&quot;Y&quot;; MID([.B332];FIND(&quot;FOREIGN KEY&quot;;[.B332])+13;LEN([.B332])-14);&quot;&quot;)">
            <text:p/>
          </table:table-cell>
          <table:table-cell table:formula="of:=IF([.G332]=&quot;Y&quot;; MID([.B332];FIND(&quot;REFERENCES&quot;;[.B332])+11;LEN([.B332]));&quot;&quot;)">
            <text:p/>
          </table:table-cell>
          <table:table-cell table:formula="of:=IF([.L332]&lt;&gt;&quot;&quot;;LEFT([.L332];FIND(&quot;(&quot;;[.L332])-1);&quot;&quot;)">
            <text:p/>
          </table:table-cell>
          <table:table-cell table:formula="of:=SUBSTITUTE( IF([.L332]&lt;&gt;&quot;&quot;;MID([.L332];FIND(&quot;(&quot;;[.L332])+1;LEN([.L332]));&quot;&quot;); &quot;);&quot;;&quot;&quot;)">
            <text:p/>
          </table:table-cell>
          <table:table-cell table:style-name="ce16" table:formula="of:=LOWER(IF([.H332]&lt;&gt;&quot;&quot;; &quot;MATCH (n:&quot; &amp; [.M335] &amp; &quot;), (m:&quot; &amp; [.H332] &amp; &quot;)&#10;WHERE m.&quot; &amp; [.K334] &amp; &quot; = n. &quot; &amp; [.N335] &amp; &quot; &#10;create (n)-[:&quot; &amp; [.J333] &amp; &quot; ]-&gt;(m)&#10;RETURN n,m&quot;;&quot;&quot;))">
            <text:p/>
          </table:table-cell>
          <table:table-cell table:formula="of:=LOWER(IF([.H332]&lt;&gt;&quot;&quot;;[.H332];&quot;&quot;))">
            <text:p/>
          </table:table-cell>
          <table:table-cell table:formula="of:=LOWER(IF([.H332]&lt;&gt;&quot;&quot;;[.K334];&quot;&quot;))">
            <text:p/>
          </table:table-cell>
          <table:table-cell table:formula="of:=LOWER(IF([.H332]&lt;&gt;&quot;&quot;;[.M335];&quot;&quot;))">
            <text:p/>
          </table:table-cell>
          <table:table-cell table:formula="of:=LOWER(IF([.H332]&lt;&gt;&quot;&quot;;[.N335];&quot;&quot;))">
            <text:p/>
          </table:table-cell>
          <table:table-cell table:formula="of:=LOWER(IF([.H332]&lt;&gt;&quot;&quot;;[.J333];&quot;&quot;))">
            <text:p/>
          </table:table-cell>
          <table:table-cell table:formula="of:=LOWER(IF([.H332]&lt;&gt;&quot;&quot;; &quot;MATCH (n:&quot; &amp; [.R332] &amp; &quot;), (m:&quot; &amp; [.P332] &amp; &quot;)&#10;WHERE m.&quot; &amp; [.Q332] &amp; &quot; = n. &quot; &amp; [.S332] &amp; &quot; &#10;create (n)-[:&quot; &amp; [.T33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</text:p>
          </table:table-cell>
          <table:table-cell table:formula="of:=OR( [.B333]=&quot;&quot;; NOT(ISERROR(FIND(&quot;DROP CONSTRAINT&quot;;[.B333]))); NOT(ISERROR(FIND(&quot;--&quot;;[.B333]))))" office:value-type="float" office:value="1" calcext:value-type="float">
            <text:p>1</text:p>
          </table:table-cell>
          <table:table-cell table:formula="of:=IF(AND( NOT([.C333]); NOT(ISERROR(FIND(&quot;ALTER TABLE&quot;;[.B333]  ))));&quot;Y&quot;;&quot;&quot;)">
            <text:p/>
          </table:table-cell>
          <table:table-cell table:formula="of:=IF(AND( [.D333]=&quot;&quot;; NOT(ISERROR(FIND(&quot;ADD CONSTRAINT&quot;;[.B333]  ))));&quot;Y&quot;;&quot;&quot;)">
            <text:p/>
          </table:table-cell>
          <table:table-cell table:formula="of:=IF(AND( [.E333]=&quot;&quot;; NOT(ISERROR(FIND(&quot;FOREIGN KEY&quot;;[.B333]  ))));&quot;Y&quot;;&quot;&quot;)">
            <text:p/>
          </table:table-cell>
          <table:table-cell table:formula="of:=IF(AND( [.F333]=&quot;&quot;; NOT(ISERROR(FIND(&quot;REFERENCES&quot;;[.B333]  ))));&quot;Y&quot;;&quot;&quot;)">
            <text:p/>
          </table:table-cell>
          <table:table-cell table:formula="of:=IF([.D333]=&quot;Y&quot;; MID([.B333];FIND(&quot;ALTER TABLE&quot;;[.B333])+12;LEN([.B333]));&quot;&quot;)">
            <text:p/>
          </table:table-cell>
          <table:table-cell table:formula="of:=IF([.E333]=&quot;Y&quot;; MID([.B333];FIND(&quot;ADD CONSTRAINT&quot;;[.B333])+15;LEN([.B333]));&quot;&quot;)">
            <text:p/>
          </table:table-cell>
          <table:table-cell table:formula="of:=[.I333]">
            <text:p/>
          </table:table-cell>
          <table:table-cell table:formula="of:=IF([.F333]=&quot;Y&quot;; MID([.B333];FIND(&quot;FOREIGN KEY&quot;;[.B333])+13;LEN([.B333])-14);&quot;&quot;)">
            <text:p/>
          </table:table-cell>
          <table:table-cell table:formula="of:=IF([.G333]=&quot;Y&quot;; MID([.B333];FIND(&quot;REFERENCES&quot;;[.B333])+11;LEN([.B333]));&quot;&quot;)">
            <text:p/>
          </table:table-cell>
          <table:table-cell table:formula="of:=IF([.L333]&lt;&gt;&quot;&quot;;LEFT([.L333];FIND(&quot;(&quot;;[.L333])-1);&quot;&quot;)">
            <text:p/>
          </table:table-cell>
          <table:table-cell table:formula="of:=SUBSTITUTE( IF([.L333]&lt;&gt;&quot;&quot;;MID([.L333];FIND(&quot;(&quot;;[.L333])+1;LEN([.L333]));&quot;&quot;); &quot;);&quot;;&quot;&quot;)">
            <text:p/>
          </table:table-cell>
          <table:table-cell table:style-name="ce16" table:formula="of:=LOWER(IF([.H333]&lt;&gt;&quot;&quot;; &quot;MATCH (n:&quot; &amp; [.M336] &amp; &quot;), (m:&quot; &amp; [.H333] &amp; &quot;)&#10;WHERE m.&quot; &amp; [.K335] &amp; &quot; = n. &quot; &amp; [.N336] &amp; &quot; &#10;create (n)-[:&quot; &amp; [.J334] &amp; &quot; ]-&gt;(m)&#10;RETURN n,m&quot;;&quot;&quot;))">
            <text:p/>
          </table:table-cell>
          <table:table-cell table:formula="of:=LOWER(IF([.H333]&lt;&gt;&quot;&quot;;[.H333];&quot;&quot;))">
            <text:p/>
          </table:table-cell>
          <table:table-cell table:formula="of:=LOWER(IF([.H333]&lt;&gt;&quot;&quot;;[.K335];&quot;&quot;))">
            <text:p/>
          </table:table-cell>
          <table:table-cell table:formula="of:=LOWER(IF([.H333]&lt;&gt;&quot;&quot;;[.M336];&quot;&quot;))">
            <text:p/>
          </table:table-cell>
          <table:table-cell table:formula="of:=LOWER(IF([.H333]&lt;&gt;&quot;&quot;;[.N336];&quot;&quot;))">
            <text:p/>
          </table:table-cell>
          <table:table-cell table:formula="of:=LOWER(IF([.H333]&lt;&gt;&quot;&quot;;[.J334];&quot;&quot;))">
            <text:p/>
          </table:table-cell>
          <table:table-cell table:formula="of:=LOWER(IF([.H333]&lt;&gt;&quot;&quot;; &quot;MATCH (n:&quot; &amp; [.R333] &amp; &quot;), (m:&quot; &amp; [.P333] &amp; &quot;)&#10;WHERE m.&quot; &amp; [.Q333] &amp; &quot; = n. &quot; &amp; [.S333] &amp; &quot; &#10;create (n)-[:&quot; &amp; [.T33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NOTEEVENTS--</text:p>
          </table:table-cell>
          <table:table-cell table:formula="of:=OR( [.B334]=&quot;&quot;; NOT(ISERROR(FIND(&quot;DROP CONSTRAINT&quot;;[.B334]))); NOT(ISERROR(FIND(&quot;--&quot;;[.B334]))))" office:value-type="float" office:value="1" calcext:value-type="float">
            <text:p>1</text:p>
          </table:table-cell>
          <table:table-cell table:formula="of:=IF(AND( NOT([.C334]); NOT(ISERROR(FIND(&quot;ALTER TABLE&quot;;[.B334]  ))));&quot;Y&quot;;&quot;&quot;)">
            <text:p/>
          </table:table-cell>
          <table:table-cell table:formula="of:=IF(AND( [.D334]=&quot;&quot;; NOT(ISERROR(FIND(&quot;ADD CONSTRAINT&quot;;[.B334]  ))));&quot;Y&quot;;&quot;&quot;)">
            <text:p/>
          </table:table-cell>
          <table:table-cell table:formula="of:=IF(AND( [.E334]=&quot;&quot;; NOT(ISERROR(FIND(&quot;FOREIGN KEY&quot;;[.B334]  ))));&quot;Y&quot;;&quot;&quot;)">
            <text:p/>
          </table:table-cell>
          <table:table-cell table:formula="of:=IF(AND( [.F334]=&quot;&quot;; NOT(ISERROR(FIND(&quot;REFERENCES&quot;;[.B334]  ))));&quot;Y&quot;;&quot;&quot;)">
            <text:p/>
          </table:table-cell>
          <table:table-cell table:formula="of:=IF([.D334]=&quot;Y&quot;; MID([.B334];FIND(&quot;ALTER TABLE&quot;;[.B334])+12;LEN([.B334]));&quot;&quot;)">
            <text:p/>
          </table:table-cell>
          <table:table-cell table:formula="of:=IF([.E334]=&quot;Y&quot;; MID([.B334];FIND(&quot;ADD CONSTRAINT&quot;;[.B334])+15;LEN([.B334]));&quot;&quot;)">
            <text:p/>
          </table:table-cell>
          <table:table-cell table:formula="of:=[.I334]">
            <text:p/>
          </table:table-cell>
          <table:table-cell table:formula="of:=IF([.F334]=&quot;Y&quot;; MID([.B334];FIND(&quot;FOREIGN KEY&quot;;[.B334])+13;LEN([.B334])-14);&quot;&quot;)">
            <text:p/>
          </table:table-cell>
          <table:table-cell table:formula="of:=IF([.G334]=&quot;Y&quot;; MID([.B334];FIND(&quot;REFERENCES&quot;;[.B334])+11;LEN([.B334]));&quot;&quot;)">
            <text:p/>
          </table:table-cell>
          <table:table-cell table:formula="of:=IF([.L334]&lt;&gt;&quot;&quot;;LEFT([.L334];FIND(&quot;(&quot;;[.L334])-1);&quot;&quot;)">
            <text:p/>
          </table:table-cell>
          <table:table-cell table:formula="of:=SUBSTITUTE( IF([.L334]&lt;&gt;&quot;&quot;;MID([.L334];FIND(&quot;(&quot;;[.L334])+1;LEN([.L334]));&quot;&quot;); &quot;);&quot;;&quot;&quot;)">
            <text:p/>
          </table:table-cell>
          <table:table-cell table:style-name="ce16" table:formula="of:=LOWER(IF([.H334]&lt;&gt;&quot;&quot;; &quot;MATCH (n:&quot; &amp; [.M337] &amp; &quot;), (m:&quot; &amp; [.H334] &amp; &quot;)&#10;WHERE m.&quot; &amp; [.K336] &amp; &quot; = n. &quot; &amp; [.N337] &amp; &quot; &#10;create (n)-[:&quot; &amp; [.J335] &amp; &quot; ]-&gt;(m)&#10;RETURN n,m&quot;;&quot;&quot;))">
            <text:p/>
          </table:table-cell>
          <table:table-cell table:formula="of:=LOWER(IF([.H334]&lt;&gt;&quot;&quot;;[.H334];&quot;&quot;))">
            <text:p/>
          </table:table-cell>
          <table:table-cell table:formula="of:=LOWER(IF([.H334]&lt;&gt;&quot;&quot;;[.K336];&quot;&quot;))">
            <text:p/>
          </table:table-cell>
          <table:table-cell table:formula="of:=LOWER(IF([.H334]&lt;&gt;&quot;&quot;;[.M337];&quot;&quot;))">
            <text:p/>
          </table:table-cell>
          <table:table-cell table:formula="of:=LOWER(IF([.H334]&lt;&gt;&quot;&quot;;[.N337];&quot;&quot;))">
            <text:p/>
          </table:table-cell>
          <table:table-cell table:formula="of:=LOWER(IF([.H334]&lt;&gt;&quot;&quot;;[.J335];&quot;&quot;))">
            <text:p/>
          </table:table-cell>
          <table:table-cell table:formula="of:=LOWER(IF([.H334]&lt;&gt;&quot;&quot;; &quot;MATCH (n:&quot; &amp; [.R334] &amp; &quot;), (m:&quot; &amp; [.P334] &amp; &quot;)&#10;WHERE m.&quot; &amp; [.Q334] &amp; &quot; = n. &quot; &amp; [.S334] &amp; &quot; &#10;create (n)-[:&quot; &amp; [.T33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</text:p>
          </table:table-cell>
          <table:table-cell table:formula="of:=OR( [.B335]=&quot;&quot;; NOT(ISERROR(FIND(&quot;DROP CONSTRAINT&quot;;[.B335]))); NOT(ISERROR(FIND(&quot;--&quot;;[.B335]))))" office:value-type="float" office:value="1" calcext:value-type="float">
            <text:p>1</text:p>
          </table:table-cell>
          <table:table-cell table:formula="of:=IF(AND( NOT([.C335]); NOT(ISERROR(FIND(&quot;ALTER TABLE&quot;;[.B335]  ))));&quot;Y&quot;;&quot;&quot;)">
            <text:p/>
          </table:table-cell>
          <table:table-cell table:formula="of:=IF(AND( [.D335]=&quot;&quot;; NOT(ISERROR(FIND(&quot;ADD CONSTRAINT&quot;;[.B335]  ))));&quot;Y&quot;;&quot;&quot;)">
            <text:p/>
          </table:table-cell>
          <table:table-cell table:formula="of:=IF(AND( [.E335]=&quot;&quot;; NOT(ISERROR(FIND(&quot;FOREIGN KEY&quot;;[.B335]  ))));&quot;Y&quot;;&quot;&quot;)">
            <text:p/>
          </table:table-cell>
          <table:table-cell table:formula="of:=IF(AND( [.F335]=&quot;&quot;; NOT(ISERROR(FIND(&quot;REFERENCES&quot;;[.B335]  ))));&quot;Y&quot;;&quot;&quot;)">
            <text:p/>
          </table:table-cell>
          <table:table-cell table:formula="of:=IF([.D335]=&quot;Y&quot;; MID([.B335];FIND(&quot;ALTER TABLE&quot;;[.B335])+12;LEN([.B335]));&quot;&quot;)">
            <text:p/>
          </table:table-cell>
          <table:table-cell table:formula="of:=IF([.E335]=&quot;Y&quot;; MID([.B335];FIND(&quot;ADD CONSTRAINT&quot;;[.B335])+15;LEN([.B335]));&quot;&quot;)">
            <text:p/>
          </table:table-cell>
          <table:table-cell table:formula="of:=[.I335]">
            <text:p/>
          </table:table-cell>
          <table:table-cell table:formula="of:=IF([.F335]=&quot;Y&quot;; MID([.B335];FIND(&quot;FOREIGN KEY&quot;;[.B335])+13;LEN([.B335])-14);&quot;&quot;)">
            <text:p/>
          </table:table-cell>
          <table:table-cell table:formula="of:=IF([.G335]=&quot;Y&quot;; MID([.B335];FIND(&quot;REFERENCES&quot;;[.B335])+11;LEN([.B335]));&quot;&quot;)">
            <text:p/>
          </table:table-cell>
          <table:table-cell table:formula="of:=IF([.L335]&lt;&gt;&quot;&quot;;LEFT([.L335];FIND(&quot;(&quot;;[.L335])-1);&quot;&quot;)">
            <text:p/>
          </table:table-cell>
          <table:table-cell table:formula="of:=SUBSTITUTE( IF([.L335]&lt;&gt;&quot;&quot;;MID([.L335];FIND(&quot;(&quot;;[.L335])+1;LEN([.L335]));&quot;&quot;); &quot;);&quot;;&quot;&quot;)">
            <text:p/>
          </table:table-cell>
          <table:table-cell table:style-name="ce16" table:formula="of:=LOWER(IF([.H335]&lt;&gt;&quot;&quot;; &quot;MATCH (n:&quot; &amp; [.M338] &amp; &quot;), (m:&quot; &amp; [.H335] &amp; &quot;)&#10;WHERE m.&quot; &amp; [.K337] &amp; &quot; = n. &quot; &amp; [.N338] &amp; &quot; &#10;create (n)-[:&quot; &amp; [.J336] &amp; &quot; ]-&gt;(m)&#10;RETURN n,m&quot;;&quot;&quot;))">
            <text:p/>
          </table:table-cell>
          <table:table-cell table:formula="of:=LOWER(IF([.H335]&lt;&gt;&quot;&quot;;[.H335];&quot;&quot;))">
            <text:p/>
          </table:table-cell>
          <table:table-cell table:formula="of:=LOWER(IF([.H335]&lt;&gt;&quot;&quot;;[.K337];&quot;&quot;))">
            <text:p/>
          </table:table-cell>
          <table:table-cell table:formula="of:=LOWER(IF([.H335]&lt;&gt;&quot;&quot;;[.M338];&quot;&quot;))">
            <text:p/>
          </table:table-cell>
          <table:table-cell table:formula="of:=LOWER(IF([.H335]&lt;&gt;&quot;&quot;;[.N338];&quot;&quot;))">
            <text:p/>
          </table:table-cell>
          <table:table-cell table:formula="of:=LOWER(IF([.H335]&lt;&gt;&quot;&quot;;[.J336];&quot;&quot;))">
            <text:p/>
          </table:table-cell>
          <table:table-cell table:formula="of:=LOWER(IF([.H335]&lt;&gt;&quot;&quot;; &quot;MATCH (n:&quot; &amp; [.R335] &amp; &quot;), (m:&quot; &amp; [.P335] &amp; &quot;)&#10;WHERE m.&quot; &amp; [.Q335] &amp; &quot; = n. &quot; &amp; [.S335] &amp; &quot; &#10;create (n)-[:&quot; &amp; [.T33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336]=&quot;&quot;; NOT(ISERROR(FIND(&quot;DROP CONSTRAINT&quot;;[.B336]))); NOT(ISERROR(FIND(&quot;--&quot;;[.B336]))))" office:value-type="float" office:value="1" calcext:value-type="float">
            <text:p>1</text:p>
          </table:table-cell>
          <table:table-cell table:formula="of:=IF(AND( NOT([.C336]); NOT(ISERROR(FIND(&quot;ALTER TABLE&quot;;[.B336]  ))));&quot;Y&quot;;&quot;&quot;)">
            <text:p/>
          </table:table-cell>
          <table:table-cell table:formula="of:=IF(AND( [.D336]=&quot;&quot;; NOT(ISERROR(FIND(&quot;ADD CONSTRAINT&quot;;[.B336]  ))));&quot;Y&quot;;&quot;&quot;)">
            <text:p/>
          </table:table-cell>
          <table:table-cell table:formula="of:=IF(AND( [.E336]=&quot;&quot;; NOT(ISERROR(FIND(&quot;FOREIGN KEY&quot;;[.B336]  ))));&quot;Y&quot;;&quot;&quot;)">
            <text:p/>
          </table:table-cell>
          <table:table-cell table:formula="of:=IF(AND( [.F336]=&quot;&quot;; NOT(ISERROR(FIND(&quot;REFERENCES&quot;;[.B336]  ))));&quot;Y&quot;;&quot;&quot;)">
            <text:p/>
          </table:table-cell>
          <table:table-cell table:formula="of:=IF([.D336]=&quot;Y&quot;; MID([.B336];FIND(&quot;ALTER TABLE&quot;;[.B336])+12;LEN([.B336]));&quot;&quot;)">
            <text:p/>
          </table:table-cell>
          <table:table-cell table:formula="of:=IF([.E336]=&quot;Y&quot;; MID([.B336];FIND(&quot;ADD CONSTRAINT&quot;;[.B336])+15;LEN([.B336]));&quot;&quot;)">
            <text:p/>
          </table:table-cell>
          <table:table-cell table:formula="of:=[.I336]">
            <text:p/>
          </table:table-cell>
          <table:table-cell table:formula="of:=IF([.F336]=&quot;Y&quot;; MID([.B336];FIND(&quot;FOREIGN KEY&quot;;[.B336])+13;LEN([.B336])-14);&quot;&quot;)">
            <text:p/>
          </table:table-cell>
          <table:table-cell table:formula="of:=IF([.G336]=&quot;Y&quot;; MID([.B336];FIND(&quot;REFERENCES&quot;;[.B336])+11;LEN([.B336]));&quot;&quot;)">
            <text:p/>
          </table:table-cell>
          <table:table-cell table:formula="of:=IF([.L336]&lt;&gt;&quot;&quot;;LEFT([.L336];FIND(&quot;(&quot;;[.L336])-1);&quot;&quot;)">
            <text:p/>
          </table:table-cell>
          <table:table-cell table:formula="of:=SUBSTITUTE( IF([.L336]&lt;&gt;&quot;&quot;;MID([.L336];FIND(&quot;(&quot;;[.L336])+1;LEN([.L336]));&quot;&quot;); &quot;);&quot;;&quot;&quot;)">
            <text:p/>
          </table:table-cell>
          <table:table-cell table:style-name="ce16" table:formula="of:=LOWER(IF([.H336]&lt;&gt;&quot;&quot;; &quot;MATCH (n:&quot; &amp; [.M339] &amp; &quot;), (m:&quot; &amp; [.H336] &amp; &quot;)&#10;WHERE m.&quot; &amp; [.K338] &amp; &quot; = n. &quot; &amp; [.N339] &amp; &quot; &#10;create (n)-[:&quot; &amp; [.J337] &amp; &quot; ]-&gt;(m)&#10;RETURN n,m&quot;;&quot;&quot;))">
            <text:p/>
          </table:table-cell>
          <table:table-cell table:formula="of:=LOWER(IF([.H336]&lt;&gt;&quot;&quot;;[.H336];&quot;&quot;))">
            <text:p/>
          </table:table-cell>
          <table:table-cell table:formula="of:=LOWER(IF([.H336]&lt;&gt;&quot;&quot;;[.K338];&quot;&quot;))">
            <text:p/>
          </table:table-cell>
          <table:table-cell table:formula="of:=LOWER(IF([.H336]&lt;&gt;&quot;&quot;;[.M339];&quot;&quot;))">
            <text:p/>
          </table:table-cell>
          <table:table-cell table:formula="of:=LOWER(IF([.H336]&lt;&gt;&quot;&quot;;[.N339];&quot;&quot;))">
            <text:p/>
          </table:table-cell>
          <table:table-cell table:formula="of:=LOWER(IF([.H336]&lt;&gt;&quot;&quot;;[.J337];&quot;&quot;))">
            <text:p/>
          </table:table-cell>
          <table:table-cell table:formula="of:=LOWER(IF([.H336]&lt;&gt;&quot;&quot;; &quot;MATCH (n:&quot; &amp; [.R336] &amp; &quot;), (m:&quot; &amp; [.P336] &amp; &quot;)&#10;WHERE m.&quot; &amp; [.Q336] &amp; &quot; = n. &quot; &amp; [.S336] &amp; &quot; &#10;create (n)-[:&quot; &amp; [.T33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337]=&quot;&quot;; NOT(ISERROR(FIND(&quot;DROP CONSTRAINT&quot;;[.B337]))); NOT(ISERROR(FIND(&quot;--&quot;;[.B337]))))" office:value-type="float" office:value="1" calcext:value-type="float">
            <text:p>1</text:p>
          </table:table-cell>
          <table:table-cell table:formula="of:=IF(AND( NOT([.C337]); NOT(ISERROR(FIND(&quot;ALTER TABLE&quot;;[.B337]  ))));&quot;Y&quot;;&quot;&quot;)">
            <text:p/>
          </table:table-cell>
          <table:table-cell table:formula="of:=IF(AND( [.D337]=&quot;&quot;; NOT(ISERROR(FIND(&quot;ADD CONSTRAINT&quot;;[.B337]  ))));&quot;Y&quot;;&quot;&quot;)">
            <text:p/>
          </table:table-cell>
          <table:table-cell table:formula="of:=IF(AND( [.E337]=&quot;&quot;; NOT(ISERROR(FIND(&quot;FOREIGN KEY&quot;;[.B337]  ))));&quot;Y&quot;;&quot;&quot;)">
            <text:p/>
          </table:table-cell>
          <table:table-cell table:formula="of:=IF(AND( [.F337]=&quot;&quot;; NOT(ISERROR(FIND(&quot;REFERENCES&quot;;[.B337]  ))));&quot;Y&quot;;&quot;&quot;)">
            <text:p/>
          </table:table-cell>
          <table:table-cell table:formula="of:=IF([.D337]=&quot;Y&quot;; MID([.B337];FIND(&quot;ALTER TABLE&quot;;[.B337])+12;LEN([.B337]));&quot;&quot;)">
            <text:p/>
          </table:table-cell>
          <table:table-cell table:formula="of:=IF([.E337]=&quot;Y&quot;; MID([.B337];FIND(&quot;ADD CONSTRAINT&quot;;[.B337])+15;LEN([.B337]));&quot;&quot;)">
            <text:p/>
          </table:table-cell>
          <table:table-cell table:formula="of:=[.I337]">
            <text:p/>
          </table:table-cell>
          <table:table-cell table:formula="of:=IF([.F337]=&quot;Y&quot;; MID([.B337];FIND(&quot;FOREIGN KEY&quot;;[.B337])+13;LEN([.B337])-14);&quot;&quot;)">
            <text:p/>
          </table:table-cell>
          <table:table-cell table:formula="of:=IF([.G337]=&quot;Y&quot;; MID([.B337];FIND(&quot;REFERENCES&quot;;[.B337])+11;LEN([.B337]));&quot;&quot;)">
            <text:p/>
          </table:table-cell>
          <table:table-cell table:formula="of:=IF([.L337]&lt;&gt;&quot;&quot;;LEFT([.L337];FIND(&quot;(&quot;;[.L337])-1);&quot;&quot;)">
            <text:p/>
          </table:table-cell>
          <table:table-cell table:formula="of:=SUBSTITUTE( IF([.L337]&lt;&gt;&quot;&quot;;MID([.L337];FIND(&quot;(&quot;;[.L337])+1;LEN([.L337]));&quot;&quot;); &quot;);&quot;;&quot;&quot;)">
            <text:p/>
          </table:table-cell>
          <table:table-cell table:style-name="ce16" table:formula="of:=LOWER(IF([.H337]&lt;&gt;&quot;&quot;; &quot;MATCH (n:&quot; &amp; [.M340] &amp; &quot;), (m:&quot; &amp; [.H337] &amp; &quot;)&#10;WHERE m.&quot; &amp; [.K339] &amp; &quot; = n. &quot; &amp; [.N340] &amp; &quot; &#10;create (n)-[:&quot; &amp; [.J338] &amp; &quot; ]-&gt;(m)&#10;RETURN n,m&quot;;&quot;&quot;))">
            <text:p/>
          </table:table-cell>
          <table:table-cell table:formula="of:=LOWER(IF([.H337]&lt;&gt;&quot;&quot;;[.H337];&quot;&quot;))">
            <text:p/>
          </table:table-cell>
          <table:table-cell table:formula="of:=LOWER(IF([.H337]&lt;&gt;&quot;&quot;;[.K339];&quot;&quot;))">
            <text:p/>
          </table:table-cell>
          <table:table-cell table:formula="of:=LOWER(IF([.H337]&lt;&gt;&quot;&quot;;[.M340];&quot;&quot;))">
            <text:p/>
          </table:table-cell>
          <table:table-cell table:formula="of:=LOWER(IF([.H337]&lt;&gt;&quot;&quot;;[.N340];&quot;&quot;))">
            <text:p/>
          </table:table-cell>
          <table:table-cell table:formula="of:=LOWER(IF([.H337]&lt;&gt;&quot;&quot;;[.J338];&quot;&quot;))">
            <text:p/>
          </table:table-cell>
          <table:table-cell table:formula="of:=LOWER(IF([.H337]&lt;&gt;&quot;&quot;; &quot;MATCH (n:&quot; &amp; [.R337] &amp; &quot;), (m:&quot; &amp; [.P337] &amp; &quot;)&#10;WHERE m.&quot; &amp; [.Q337] &amp; &quot; = n. &quot; &amp; [.S337] &amp; &quot; &#10;create (n)-[:&quot; &amp; [.T33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NOTEEVENTS DROP CONSTRAINT IF EXISTS noteevents_fk_subject_id;</text:p>
          </table:table-cell>
          <table:table-cell table:formula="of:=OR( [.B338]=&quot;&quot;; NOT(ISERROR(FIND(&quot;DROP CONSTRAINT&quot;;[.B338]))); NOT(ISERROR(FIND(&quot;--&quot;;[.B338]))))" office:value-type="float" office:value="1" calcext:value-type="float">
            <text:p>1</text:p>
          </table:table-cell>
          <table:table-cell table:formula="of:=IF(AND( NOT([.C338]); NOT(ISERROR(FIND(&quot;ALTER TABLE&quot;;[.B338]  ))));&quot;Y&quot;;&quot;&quot;)">
            <text:p/>
          </table:table-cell>
          <table:table-cell table:formula="of:=IF(AND( [.D338]=&quot;&quot;; NOT(ISERROR(FIND(&quot;ADD CONSTRAINT&quot;;[.B338]  ))));&quot;Y&quot;;&quot;&quot;)">
            <text:p/>
          </table:table-cell>
          <table:table-cell table:formula="of:=IF(AND( [.E338]=&quot;&quot;; NOT(ISERROR(FIND(&quot;FOREIGN KEY&quot;;[.B338]  ))));&quot;Y&quot;;&quot;&quot;)">
            <text:p/>
          </table:table-cell>
          <table:table-cell table:formula="of:=IF(AND( [.F338]=&quot;&quot;; NOT(ISERROR(FIND(&quot;REFERENCES&quot;;[.B338]  ))));&quot;Y&quot;;&quot;&quot;)">
            <text:p/>
          </table:table-cell>
          <table:table-cell table:formula="of:=IF([.D338]=&quot;Y&quot;; MID([.B338];FIND(&quot;ALTER TABLE&quot;;[.B338])+12;LEN([.B338]));&quot;&quot;)">
            <text:p/>
          </table:table-cell>
          <table:table-cell table:formula="of:=IF([.E338]=&quot;Y&quot;; MID([.B338];FIND(&quot;ADD CONSTRAINT&quot;;[.B338])+15;LEN([.B338]));&quot;&quot;)">
            <text:p/>
          </table:table-cell>
          <table:table-cell table:formula="of:=[.I338]">
            <text:p/>
          </table:table-cell>
          <table:table-cell table:formula="of:=IF([.F338]=&quot;Y&quot;; MID([.B338];FIND(&quot;FOREIGN KEY&quot;;[.B338])+13;LEN([.B338])-14);&quot;&quot;)">
            <text:p/>
          </table:table-cell>
          <table:table-cell table:formula="of:=IF([.G338]=&quot;Y&quot;; MID([.B338];FIND(&quot;REFERENCES&quot;;[.B338])+11;LEN([.B338]));&quot;&quot;)">
            <text:p/>
          </table:table-cell>
          <table:table-cell table:formula="of:=IF([.L338]&lt;&gt;&quot;&quot;;LEFT([.L338];FIND(&quot;(&quot;;[.L338])-1);&quot;&quot;)">
            <text:p/>
          </table:table-cell>
          <table:table-cell table:formula="of:=SUBSTITUTE( IF([.L338]&lt;&gt;&quot;&quot;;MID([.L338];FIND(&quot;(&quot;;[.L338])+1;LEN([.L338]));&quot;&quot;); &quot;);&quot;;&quot;&quot;)">
            <text:p/>
          </table:table-cell>
          <table:table-cell table:style-name="ce16" table:formula="of:=LOWER(IF([.H338]&lt;&gt;&quot;&quot;; &quot;MATCH (n:&quot; &amp; [.M341] &amp; &quot;), (m:&quot; &amp; [.H338] &amp; &quot;)&#10;WHERE m.&quot; &amp; [.K340] &amp; &quot; = n. &quot; &amp; [.N341] &amp; &quot; &#10;create (n)-[:&quot; &amp; [.J339] &amp; &quot; ]-&gt;(m)&#10;RETURN n,m&quot;;&quot;&quot;))">
            <text:p/>
          </table:table-cell>
          <table:table-cell table:formula="of:=LOWER(IF([.H338]&lt;&gt;&quot;&quot;;[.H338];&quot;&quot;))">
            <text:p/>
          </table:table-cell>
          <table:table-cell table:formula="of:=LOWER(IF([.H338]&lt;&gt;&quot;&quot;;[.K340];&quot;&quot;))">
            <text:p/>
          </table:table-cell>
          <table:table-cell table:formula="of:=LOWER(IF([.H338]&lt;&gt;&quot;&quot;;[.M341];&quot;&quot;))">
            <text:p/>
          </table:table-cell>
          <table:table-cell table:formula="of:=LOWER(IF([.H338]&lt;&gt;&quot;&quot;;[.N341];&quot;&quot;))">
            <text:p/>
          </table:table-cell>
          <table:table-cell table:formula="of:=LOWER(IF([.H338]&lt;&gt;&quot;&quot;;[.J339];&quot;&quot;))">
            <text:p/>
          </table:table-cell>
          <table:table-cell table:formula="of:=LOWER(IF([.H338]&lt;&gt;&quot;&quot;; &quot;MATCH (n:&quot; &amp; [.R338] &amp; &quot;), (m:&quot; &amp; [.P338] &amp; &quot;)&#10;WHERE m.&quot; &amp; [.Q338] &amp; &quot; = n. &quot; &amp; [.S338] &amp; &quot; &#10;create (n)-[:&quot; &amp; [.T338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NOTEEVENTS</text:p>
          </table:table-cell>
          <table:table-cell table:formula="of:=OR( [.B339]=&quot;&quot;; NOT(ISERROR(FIND(&quot;DROP CONSTRAINT&quot;;[.B339]))); NOT(ISERROR(FIND(&quot;--&quot;;[.B339]))))" office:value-type="float" office:value="0" calcext:value-type="float">
            <text:p>0</text:p>
          </table:table-cell>
          <table:table-cell table:formula="of:=IF(AND( NOT([.C339]); NOT(ISERROR(FIND(&quot;ALTER TABLE&quot;;[.B339]  ))));&quot;Y&quot;;&quot;&quot;)" office:value-type="string" office:string-value="Y" calcext:value-type="string">
            <text:p>Y</text:p>
          </table:table-cell>
          <table:table-cell table:formula="of:=IF(AND( [.D339]=&quot;&quot;; NOT(ISERROR(FIND(&quot;ADD CONSTRAINT&quot;;[.B339]  ))));&quot;Y&quot;;&quot;&quot;)">
            <text:p/>
          </table:table-cell>
          <table:table-cell table:formula="of:=IF(AND( [.E339]=&quot;&quot;; NOT(ISERROR(FIND(&quot;FOREIGN KEY&quot;;[.B339]  ))));&quot;Y&quot;;&quot;&quot;)">
            <text:p/>
          </table:table-cell>
          <table:table-cell table:formula="of:=IF(AND( [.F339]=&quot;&quot;; NOT(ISERROR(FIND(&quot;REFERENCES&quot;;[.B339]  ))));&quot;Y&quot;;&quot;&quot;)">
            <text:p/>
          </table:table-cell>
          <table:table-cell table:formula="of:=IF([.D339]=&quot;Y&quot;; MID([.B339];FIND(&quot;ALTER TABLE&quot;;[.B339])+12;LEN([.B339]));&quot;&quot;)" office:value-type="string" office:string-value="NOTEEVENTS" calcext:value-type="string">
            <text:p>NOTEEVENTS</text:p>
          </table:table-cell>
          <table:table-cell table:formula="of:=IF([.E339]=&quot;Y&quot;; MID([.B339];FIND(&quot;ADD CONSTRAINT&quot;;[.B339])+15;LEN([.B339]));&quot;&quot;)">
            <text:p/>
          </table:table-cell>
          <table:table-cell table:formula="of:=[.I339]">
            <text:p/>
          </table:table-cell>
          <table:table-cell table:formula="of:=IF([.F339]=&quot;Y&quot;; MID([.B339];FIND(&quot;FOREIGN KEY&quot;;[.B339])+13;LEN([.B339])-14);&quot;&quot;)">
            <text:p/>
          </table:table-cell>
          <table:table-cell table:formula="of:=IF([.G339]=&quot;Y&quot;; MID([.B339];FIND(&quot;REFERENCES&quot;;[.B339])+11;LEN([.B339]));&quot;&quot;)">
            <text:p/>
          </table:table-cell>
          <table:table-cell table:formula="of:=IF([.L339]&lt;&gt;&quot;&quot;;LEFT([.L339];FIND(&quot;(&quot;;[.L339])-1);&quot;&quot;)">
            <text:p/>
          </table:table-cell>
          <table:table-cell table:formula="of:=SUBSTITUTE( IF([.L339]&lt;&gt;&quot;&quot;;MID([.L339];FIND(&quot;(&quot;;[.L339])+1;LEN([.L339]));&quot;&quot;); &quot;);&quot;;&quot;&quot;)">
            <text:p/>
          </table:table-cell>
          <table:table-cell table:style-name="ce16" table:formula="of:=LOWER(IF([.H339]&lt;&gt;&quot;&quot;; &quot;MATCH (n:&quot; &amp; [.M342] &amp; &quot;), (m:&quot; &amp; [.H339] &amp; &quot;)&#10;WHERE m.&quot; &amp; [.K341] &amp; &quot; = n. &quot; &amp; [.N342] &amp; &quot; &#10;create (n)-[:&quot; &amp; [.J340] &amp; &quot; ]-&gt;(m)&#10;RETURN n,m&quot;;&quot;&quot;))" office:value-type="string" office:string-value="match (n:patients), (m:noteevents)&#10;where m.subject_id = n. subject_id &#10;create (n)-[:noteevents_fk_subject_id ]-&gt;(m)&#10;return n,m" calcext:value-type="string">
            <text:p>match (n:patients), (m:noteevents)</text:p>
            <text:p>where m.subject_id = n. subject_id </text:p>
            <text:p>create (n)-[:noteevents_fk_subject_id ]-&gt;(m)</text:p>
            <text:p>return n,m</text:p>
          </table:table-cell>
          <table:table-cell table:formula="of:=LOWER(IF([.H339]&lt;&gt;&quot;&quot;;[.H339];&quot;&quot;))" office:value-type="string" office:string-value="noteevents" calcext:value-type="string">
            <text:p>noteevents</text:p>
          </table:table-cell>
          <table:table-cell table:formula="of:=LOWER(IF([.H339]&lt;&gt;&quot;&quot;;[.K341];&quot;&quot;))" office:value-type="string" office:string-value="subject_id" calcext:value-type="string">
            <text:p>subject_id</text:p>
          </table:table-cell>
          <table:table-cell table:formula="of:=LOWER(IF([.H339]&lt;&gt;&quot;&quot;;[.M342];&quot;&quot;))" office:value-type="string" office:string-value="patients" calcext:value-type="string">
            <text:p>patients</text:p>
          </table:table-cell>
          <table:table-cell table:formula="of:=LOWER(IF([.H339]&lt;&gt;&quot;&quot;;[.N342];&quot;&quot;))" office:value-type="string" office:string-value="subject_id" calcext:value-type="string">
            <text:p>subject_id</text:p>
          </table:table-cell>
          <table:table-cell table:formula="of:=LOWER(IF([.H339]&lt;&gt;&quot;&quot;;[.J340];&quot;&quot;))" office:value-type="string" office:string-value="noteevents_fk_subject_id" calcext:value-type="string">
            <text:p>noteevents_fk_subject_id</text:p>
          </table:table-cell>
          <table:table-cell table:formula="of:=LOWER(IF([.H339]&lt;&gt;&quot;&quot;; &quot;MATCH (n:&quot; &amp; [.R339] &amp; &quot;), (m:&quot; &amp; [.P339] &amp; &quot;)&#10;WHERE m.&quot; &amp; [.Q339] &amp; &quot; = n. &quot; &amp; [.S339] &amp; &quot; &#10;create (n)-[:&quot; &amp; [.T339] &amp; &quot; ]-&gt;(m)&#10;RETURN n,m&quot;;&quot;&quot;))" office:value-type="string" office:string-value="match (n:patients), (m:noteevents)&#10;where m.subject_id = n. subject_id &#10;create (n)-[:noteevents_fk_subject_id ]-&gt;(m)&#10;return n,m" calcext:value-type="string">
            <text:p>match (n:patients), (m:noteevents)</text:p>
            <text:p>where m.subject_id = n. subject_id </text:p>
            <text:p>create (n)-[:noteevents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noteevents_fk_subject_id</text:p>
          </table:table-cell>
          <table:table-cell table:formula="of:=OR( [.B340]=&quot;&quot;; NOT(ISERROR(FIND(&quot;DROP CONSTRAINT&quot;;[.B340]))); NOT(ISERROR(FIND(&quot;--&quot;;[.B340]))))" office:value-type="float" office:value="0" calcext:value-type="float">
            <text:p>0</text:p>
          </table:table-cell>
          <table:table-cell table:formula="of:=IF(AND( NOT([.C340]); NOT(ISERROR(FIND(&quot;ALTER TABLE&quot;;[.B340]  ))));&quot;Y&quot;;&quot;&quot;)">
            <text:p/>
          </table:table-cell>
          <table:table-cell table:formula="of:=IF(AND( [.D340]=&quot;&quot;; NOT(ISERROR(FIND(&quot;ADD CONSTRAINT&quot;;[.B340]  ))));&quot;Y&quot;;&quot;&quot;)" office:value-type="string" office:string-value="Y" calcext:value-type="string">
            <text:p>Y</text:p>
          </table:table-cell>
          <table:table-cell table:formula="of:=IF(AND( [.E340]=&quot;&quot;; NOT(ISERROR(FIND(&quot;FOREIGN KEY&quot;;[.B340]  ))));&quot;Y&quot;;&quot;&quot;)">
            <text:p/>
          </table:table-cell>
          <table:table-cell table:formula="of:=IF(AND( [.F340]=&quot;&quot;; NOT(ISERROR(FIND(&quot;REFERENCES&quot;;[.B340]  ))));&quot;Y&quot;;&quot;&quot;)">
            <text:p/>
          </table:table-cell>
          <table:table-cell table:formula="of:=IF([.D340]=&quot;Y&quot;; MID([.B340];FIND(&quot;ALTER TABLE&quot;;[.B340])+12;LEN([.B340]));&quot;&quot;)">
            <text:p/>
          </table:table-cell>
          <table:table-cell table:formula="of:=IF([.E340]=&quot;Y&quot;; MID([.B340];FIND(&quot;ADD CONSTRAINT&quot;;[.B340])+15;LEN([.B340]));&quot;&quot;)" office:value-type="string" office:string-value="noteevents_fk_subject_id" calcext:value-type="string">
            <text:p>noteevents_fk_subject_id</text:p>
          </table:table-cell>
          <table:table-cell table:formula="of:=[.I340]" office:value-type="string" office:string-value="noteevents_fk_subject_id" calcext:value-type="string">
            <text:p>noteevents_fk_subject_id</text:p>
          </table:table-cell>
          <table:table-cell table:formula="of:=IF([.F340]=&quot;Y&quot;; MID([.B340];FIND(&quot;FOREIGN KEY&quot;;[.B340])+13;LEN([.B340])-14);&quot;&quot;)">
            <text:p/>
          </table:table-cell>
          <table:table-cell table:formula="of:=IF([.G340]=&quot;Y&quot;; MID([.B340];FIND(&quot;REFERENCES&quot;;[.B340])+11;LEN([.B340]));&quot;&quot;)">
            <text:p/>
          </table:table-cell>
          <table:table-cell table:formula="of:=IF([.L340]&lt;&gt;&quot;&quot;;LEFT([.L340];FIND(&quot;(&quot;;[.L340])-1);&quot;&quot;)">
            <text:p/>
          </table:table-cell>
          <table:table-cell table:formula="of:=SUBSTITUTE( IF([.L340]&lt;&gt;&quot;&quot;;MID([.L340];FIND(&quot;(&quot;;[.L340])+1;LEN([.L340]));&quot;&quot;); &quot;);&quot;;&quot;&quot;)">
            <text:p/>
          </table:table-cell>
          <table:table-cell table:style-name="ce16" table:formula="of:=LOWER(IF([.H340]&lt;&gt;&quot;&quot;; &quot;MATCH (n:&quot; &amp; [.M343] &amp; &quot;), (m:&quot; &amp; [.H340] &amp; &quot;)&#10;WHERE m.&quot; &amp; [.K342] &amp; &quot; = n. &quot; &amp; [.N343] &amp; &quot; &#10;create (n)-[:&quot; &amp; [.J341] &amp; &quot; ]-&gt;(m)&#10;RETURN n,m&quot;;&quot;&quot;))">
            <text:p/>
          </table:table-cell>
          <table:table-cell table:formula="of:=LOWER(IF([.H340]&lt;&gt;&quot;&quot;;[.H340];&quot;&quot;))">
            <text:p/>
          </table:table-cell>
          <table:table-cell table:formula="of:=LOWER(IF([.H340]&lt;&gt;&quot;&quot;;[.K342];&quot;&quot;))">
            <text:p/>
          </table:table-cell>
          <table:table-cell table:formula="of:=LOWER(IF([.H340]&lt;&gt;&quot;&quot;;[.M343];&quot;&quot;))">
            <text:p/>
          </table:table-cell>
          <table:table-cell table:formula="of:=LOWER(IF([.H340]&lt;&gt;&quot;&quot;;[.N343];&quot;&quot;))">
            <text:p/>
          </table:table-cell>
          <table:table-cell table:formula="of:=LOWER(IF([.H340]&lt;&gt;&quot;&quot;;[.J341];&quot;&quot;))">
            <text:p/>
          </table:table-cell>
          <table:table-cell table:formula="of:=LOWER(IF([.H340]&lt;&gt;&quot;&quot;; &quot;MATCH (n:&quot; &amp; [.R340] &amp; &quot;), (m:&quot; &amp; [.P340] &amp; &quot;)&#10;WHERE m.&quot; &amp; [.Q340] &amp; &quot; = n. &quot; &amp; [.S340] &amp; &quot; &#10;create (n)-[:&quot; &amp; [.T34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341]=&quot;&quot;; NOT(ISERROR(FIND(&quot;DROP CONSTRAINT&quot;;[.B341]))); NOT(ISERROR(FIND(&quot;--&quot;;[.B341]))))" office:value-type="float" office:value="0" calcext:value-type="float">
            <text:p>0</text:p>
          </table:table-cell>
          <table:table-cell table:formula="of:=IF(AND( NOT([.C341]); NOT(ISERROR(FIND(&quot;ALTER TABLE&quot;;[.B341]  ))));&quot;Y&quot;;&quot;&quot;)">
            <text:p/>
          </table:table-cell>
          <table:table-cell table:formula="of:=IF(AND( [.D341]=&quot;&quot;; NOT(ISERROR(FIND(&quot;ADD CONSTRAINT&quot;;[.B341]  ))));&quot;Y&quot;;&quot;&quot;)">
            <text:p/>
          </table:table-cell>
          <table:table-cell table:formula="of:=IF(AND( [.E341]=&quot;&quot;; NOT(ISERROR(FIND(&quot;FOREIGN KEY&quot;;[.B341]  ))));&quot;Y&quot;;&quot;&quot;)" office:value-type="string" office:string-value="Y" calcext:value-type="string">
            <text:p>Y</text:p>
          </table:table-cell>
          <table:table-cell table:formula="of:=IF(AND( [.F341]=&quot;&quot;; NOT(ISERROR(FIND(&quot;REFERENCES&quot;;[.B341]  ))));&quot;Y&quot;;&quot;&quot;)">
            <text:p/>
          </table:table-cell>
          <table:table-cell table:formula="of:=IF([.D341]=&quot;Y&quot;; MID([.B341];FIND(&quot;ALTER TABLE&quot;;[.B341])+12;LEN([.B341]));&quot;&quot;)">
            <text:p/>
          </table:table-cell>
          <table:table-cell table:formula="of:=IF([.E341]=&quot;Y&quot;; MID([.B341];FIND(&quot;ADD CONSTRAINT&quot;;[.B341])+15;LEN([.B341]));&quot;&quot;)">
            <text:p/>
          </table:table-cell>
          <table:table-cell table:formula="of:=[.I341]">
            <text:p/>
          </table:table-cell>
          <table:table-cell table:formula="of:=IF([.F341]=&quot;Y&quot;; MID([.B341];FIND(&quot;FOREIGN KEY&quot;;[.B341])+13;LEN([.B341])-14);&quot;&quot;)" office:value-type="string" office:string-value="SUBJECT_ID" calcext:value-type="string">
            <text:p>SUBJECT_ID</text:p>
          </table:table-cell>
          <table:table-cell table:formula="of:=IF([.G341]=&quot;Y&quot;; MID([.B341];FIND(&quot;REFERENCES&quot;;[.B341])+11;LEN([.B341]));&quot;&quot;)">
            <text:p/>
          </table:table-cell>
          <table:table-cell table:formula="of:=IF([.L341]&lt;&gt;&quot;&quot;;LEFT([.L341];FIND(&quot;(&quot;;[.L341])-1);&quot;&quot;)">
            <text:p/>
          </table:table-cell>
          <table:table-cell table:formula="of:=SUBSTITUTE( IF([.L341]&lt;&gt;&quot;&quot;;MID([.L341];FIND(&quot;(&quot;;[.L341])+1;LEN([.L341]));&quot;&quot;); &quot;);&quot;;&quot;&quot;)">
            <text:p/>
          </table:table-cell>
          <table:table-cell table:style-name="ce16" table:formula="of:=LOWER(IF([.H341]&lt;&gt;&quot;&quot;; &quot;MATCH (n:&quot; &amp; [.M344] &amp; &quot;), (m:&quot; &amp; [.H341] &amp; &quot;)&#10;WHERE m.&quot; &amp; [.K343] &amp; &quot; = n. &quot; &amp; [.N344] &amp; &quot; &#10;create (n)-[:&quot; &amp; [.J342] &amp; &quot; ]-&gt;(m)&#10;RETURN n,m&quot;;&quot;&quot;))">
            <text:p/>
          </table:table-cell>
          <table:table-cell table:formula="of:=LOWER(IF([.H341]&lt;&gt;&quot;&quot;;[.H341];&quot;&quot;))">
            <text:p/>
          </table:table-cell>
          <table:table-cell table:formula="of:=LOWER(IF([.H341]&lt;&gt;&quot;&quot;;[.K343];&quot;&quot;))">
            <text:p/>
          </table:table-cell>
          <table:table-cell table:formula="of:=LOWER(IF([.H341]&lt;&gt;&quot;&quot;;[.M344];&quot;&quot;))">
            <text:p/>
          </table:table-cell>
          <table:table-cell table:formula="of:=LOWER(IF([.H341]&lt;&gt;&quot;&quot;;[.N344];&quot;&quot;))">
            <text:p/>
          </table:table-cell>
          <table:table-cell table:formula="of:=LOWER(IF([.H341]&lt;&gt;&quot;&quot;;[.J342];&quot;&quot;))">
            <text:p/>
          </table:table-cell>
          <table:table-cell table:formula="of:=LOWER(IF([.H341]&lt;&gt;&quot;&quot;; &quot;MATCH (n:&quot; &amp; [.R341] &amp; &quot;), (m:&quot; &amp; [.P341] &amp; &quot;)&#10;WHERE m.&quot; &amp; [.Q341] &amp; &quot; = n. &quot; &amp; [.S341] &amp; &quot; &#10;create (n)-[:&quot; &amp; [.T34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342]=&quot;&quot;; NOT(ISERROR(FIND(&quot;DROP CONSTRAINT&quot;;[.B342]))); NOT(ISERROR(FIND(&quot;--&quot;;[.B342]))))" office:value-type="float" office:value="0" calcext:value-type="float">
            <text:p>0</text:p>
          </table:table-cell>
          <table:table-cell table:formula="of:=IF(AND( NOT([.C342]); NOT(ISERROR(FIND(&quot;ALTER TABLE&quot;;[.B342]  ))));&quot;Y&quot;;&quot;&quot;)">
            <text:p/>
          </table:table-cell>
          <table:table-cell table:formula="of:=IF(AND( [.D342]=&quot;&quot;; NOT(ISERROR(FIND(&quot;ADD CONSTRAINT&quot;;[.B342]  ))));&quot;Y&quot;;&quot;&quot;)">
            <text:p/>
          </table:table-cell>
          <table:table-cell table:formula="of:=IF(AND( [.E342]=&quot;&quot;; NOT(ISERROR(FIND(&quot;FOREIGN KEY&quot;;[.B342]  ))));&quot;Y&quot;;&quot;&quot;)">
            <text:p/>
          </table:table-cell>
          <table:table-cell table:formula="of:=IF(AND( [.F342]=&quot;&quot;; NOT(ISERROR(FIND(&quot;REFERENCES&quot;;[.B342]  ))));&quot;Y&quot;;&quot;&quot;)" office:value-type="string" office:string-value="Y" calcext:value-type="string">
            <text:p>Y</text:p>
          </table:table-cell>
          <table:table-cell table:formula="of:=IF([.D342]=&quot;Y&quot;; MID([.B342];FIND(&quot;ALTER TABLE&quot;;[.B342])+12;LEN([.B342]));&quot;&quot;)">
            <text:p/>
          </table:table-cell>
          <table:table-cell table:formula="of:=IF([.E342]=&quot;Y&quot;; MID([.B342];FIND(&quot;ADD CONSTRAINT&quot;;[.B342])+15;LEN([.B342]));&quot;&quot;)">
            <text:p/>
          </table:table-cell>
          <table:table-cell table:formula="of:=[.I342]">
            <text:p/>
          </table:table-cell>
          <table:table-cell table:formula="of:=IF([.F342]=&quot;Y&quot;; MID([.B342];FIND(&quot;FOREIGN KEY&quot;;[.B342])+13;LEN([.B342])-14);&quot;&quot;)">
            <text:p/>
          </table:table-cell>
          <table:table-cell table:formula="of:=IF([.G342]=&quot;Y&quot;; MID([.B342];FIND(&quot;REFERENCES&quot;;[.B342])+11;LEN([.B342]));&quot;&quot;)" office:value-type="string" office:string-value="PATIENTS(SUBJECT_ID);" calcext:value-type="string">
            <text:p>PATIENTS(SUBJECT_ID);</text:p>
          </table:table-cell>
          <table:table-cell table:formula="of:=IF([.L342]&lt;&gt;&quot;&quot;;LEFT([.L342];FIND(&quot;(&quot;;[.L342])-1);&quot;&quot;)" office:value-type="string" office:string-value="PATIENTS" calcext:value-type="string">
            <text:p>PATIENTS</text:p>
          </table:table-cell>
          <table:table-cell table:formula="of:=SUBSTITUTE( IF([.L342]&lt;&gt;&quot;&quot;;MID([.L342];FIND(&quot;(&quot;;[.L342])+1;LEN([.L342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342]&lt;&gt;&quot;&quot;; &quot;MATCH (n:&quot; &amp; [.M345] &amp; &quot;), (m:&quot; &amp; [.H342] &amp; &quot;)&#10;WHERE m.&quot; &amp; [.K344] &amp; &quot; = n. &quot; &amp; [.N345] &amp; &quot; &#10;create (n)-[:&quot; &amp; [.J343] &amp; &quot; ]-&gt;(m)&#10;RETURN n,m&quot;;&quot;&quot;))">
            <text:p/>
          </table:table-cell>
          <table:table-cell table:formula="of:=LOWER(IF([.H342]&lt;&gt;&quot;&quot;;[.H342];&quot;&quot;))">
            <text:p/>
          </table:table-cell>
          <table:table-cell table:formula="of:=LOWER(IF([.H342]&lt;&gt;&quot;&quot;;[.K344];&quot;&quot;))">
            <text:p/>
          </table:table-cell>
          <table:table-cell table:formula="of:=LOWER(IF([.H342]&lt;&gt;&quot;&quot;;[.M345];&quot;&quot;))">
            <text:p/>
          </table:table-cell>
          <table:table-cell table:formula="of:=LOWER(IF([.H342]&lt;&gt;&quot;&quot;;[.N345];&quot;&quot;))">
            <text:p/>
          </table:table-cell>
          <table:table-cell table:formula="of:=LOWER(IF([.H342]&lt;&gt;&quot;&quot;;[.J343];&quot;&quot;))">
            <text:p/>
          </table:table-cell>
          <table:table-cell table:formula="of:=LOWER(IF([.H342]&lt;&gt;&quot;&quot;; &quot;MATCH (n:&quot; &amp; [.R342] &amp; &quot;), (m:&quot; &amp; [.P342] &amp; &quot;)&#10;WHERE m.&quot; &amp; [.Q342] &amp; &quot; = n. &quot; &amp; [.S342] &amp; &quot; &#10;create (n)-[:&quot; &amp; [.T34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343]=&quot;&quot;; NOT(ISERROR(FIND(&quot;DROP CONSTRAINT&quot;;[.B343]))); NOT(ISERROR(FIND(&quot;--&quot;;[.B343]))))" office:value-type="float" office:value="1" calcext:value-type="float">
            <text:p>1</text:p>
          </table:table-cell>
          <table:table-cell table:formula="of:=IF(AND( NOT([.C343]); NOT(ISERROR(FIND(&quot;ALTER TABLE&quot;;[.B343]  ))));&quot;Y&quot;;&quot;&quot;)">
            <text:p/>
          </table:table-cell>
          <table:table-cell table:formula="of:=IF(AND( [.D343]=&quot;&quot;; NOT(ISERROR(FIND(&quot;ADD CONSTRAINT&quot;;[.B343]  ))));&quot;Y&quot;;&quot;&quot;)">
            <text:p/>
          </table:table-cell>
          <table:table-cell table:formula="of:=IF(AND( [.E343]=&quot;&quot;; NOT(ISERROR(FIND(&quot;FOREIGN KEY&quot;;[.B343]  ))));&quot;Y&quot;;&quot;&quot;)">
            <text:p/>
          </table:table-cell>
          <table:table-cell table:formula="of:=IF(AND( [.F343]=&quot;&quot;; NOT(ISERROR(FIND(&quot;REFERENCES&quot;;[.B343]  ))));&quot;Y&quot;;&quot;&quot;)">
            <text:p/>
          </table:table-cell>
          <table:table-cell table:formula="of:=IF([.D343]=&quot;Y&quot;; MID([.B343];FIND(&quot;ALTER TABLE&quot;;[.B343])+12;LEN([.B343]));&quot;&quot;)">
            <text:p/>
          </table:table-cell>
          <table:table-cell table:formula="of:=IF([.E343]=&quot;Y&quot;; MID([.B343];FIND(&quot;ADD CONSTRAINT&quot;;[.B343])+15;LEN([.B343]));&quot;&quot;)">
            <text:p/>
          </table:table-cell>
          <table:table-cell table:formula="of:=[.I343]">
            <text:p/>
          </table:table-cell>
          <table:table-cell table:formula="of:=IF([.F343]=&quot;Y&quot;; MID([.B343];FIND(&quot;FOREIGN KEY&quot;;[.B343])+13;LEN([.B343])-14);&quot;&quot;)">
            <text:p/>
          </table:table-cell>
          <table:table-cell table:formula="of:=IF([.G343]=&quot;Y&quot;; MID([.B343];FIND(&quot;REFERENCES&quot;;[.B343])+11;LEN([.B343]));&quot;&quot;)">
            <text:p/>
          </table:table-cell>
          <table:table-cell table:formula="of:=IF([.L343]&lt;&gt;&quot;&quot;;LEFT([.L343];FIND(&quot;(&quot;;[.L343])-1);&quot;&quot;)">
            <text:p/>
          </table:table-cell>
          <table:table-cell table:formula="of:=SUBSTITUTE( IF([.L343]&lt;&gt;&quot;&quot;;MID([.L343];FIND(&quot;(&quot;;[.L343])+1;LEN([.L343]));&quot;&quot;); &quot;);&quot;;&quot;&quot;)">
            <text:p/>
          </table:table-cell>
          <table:table-cell table:style-name="ce16" table:formula="of:=LOWER(IF([.H343]&lt;&gt;&quot;&quot;; &quot;MATCH (n:&quot; &amp; [.M346] &amp; &quot;), (m:&quot; &amp; [.H343] &amp; &quot;)&#10;WHERE m.&quot; &amp; [.K345] &amp; &quot; = n. &quot; &amp; [.N346] &amp; &quot; &#10;create (n)-[:&quot; &amp; [.J344] &amp; &quot; ]-&gt;(m)&#10;RETURN n,m&quot;;&quot;&quot;))">
            <text:p/>
          </table:table-cell>
          <table:table-cell table:formula="of:=LOWER(IF([.H343]&lt;&gt;&quot;&quot;;[.H343];&quot;&quot;))">
            <text:p/>
          </table:table-cell>
          <table:table-cell table:formula="of:=LOWER(IF([.H343]&lt;&gt;&quot;&quot;;[.K345];&quot;&quot;))">
            <text:p/>
          </table:table-cell>
          <table:table-cell table:formula="of:=LOWER(IF([.H343]&lt;&gt;&quot;&quot;;[.M346];&quot;&quot;))">
            <text:p/>
          </table:table-cell>
          <table:table-cell table:formula="of:=LOWER(IF([.H343]&lt;&gt;&quot;&quot;;[.N346];&quot;&quot;))">
            <text:p/>
          </table:table-cell>
          <table:table-cell table:formula="of:=LOWER(IF([.H343]&lt;&gt;&quot;&quot;;[.J344];&quot;&quot;))">
            <text:p/>
          </table:table-cell>
          <table:table-cell table:formula="of:=LOWER(IF([.H343]&lt;&gt;&quot;&quot;; &quot;MATCH (n:&quot; &amp; [.R343] &amp; &quot;), (m:&quot; &amp; [.P343] &amp; &quot;)&#10;WHERE m.&quot; &amp; [.Q343] &amp; &quot; = n. &quot; &amp; [.S343] &amp; &quot; &#10;create (n)-[:&quot; &amp; [.T34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hadm_id</text:p>
          </table:table-cell>
          <table:table-cell table:formula="of:=OR( [.B344]=&quot;&quot;; NOT(ISERROR(FIND(&quot;DROP CONSTRAINT&quot;;[.B344]))); NOT(ISERROR(FIND(&quot;--&quot;;[.B344]))))" office:value-type="float" office:value="1" calcext:value-type="float">
            <text:p>1</text:p>
          </table:table-cell>
          <table:table-cell table:formula="of:=IF(AND( NOT([.C344]); NOT(ISERROR(FIND(&quot;ALTER TABLE&quot;;[.B344]  ))));&quot;Y&quot;;&quot;&quot;)">
            <text:p/>
          </table:table-cell>
          <table:table-cell table:formula="of:=IF(AND( [.D344]=&quot;&quot;; NOT(ISERROR(FIND(&quot;ADD CONSTRAINT&quot;;[.B344]  ))));&quot;Y&quot;;&quot;&quot;)">
            <text:p/>
          </table:table-cell>
          <table:table-cell table:formula="of:=IF(AND( [.E344]=&quot;&quot;; NOT(ISERROR(FIND(&quot;FOREIGN KEY&quot;;[.B344]  ))));&quot;Y&quot;;&quot;&quot;)">
            <text:p/>
          </table:table-cell>
          <table:table-cell table:formula="of:=IF(AND( [.F344]=&quot;&quot;; NOT(ISERROR(FIND(&quot;REFERENCES&quot;;[.B344]  ))));&quot;Y&quot;;&quot;&quot;)">
            <text:p/>
          </table:table-cell>
          <table:table-cell table:formula="of:=IF([.D344]=&quot;Y&quot;; MID([.B344];FIND(&quot;ALTER TABLE&quot;;[.B344])+12;LEN([.B344]));&quot;&quot;)">
            <text:p/>
          </table:table-cell>
          <table:table-cell table:formula="of:=IF([.E344]=&quot;Y&quot;; MID([.B344];FIND(&quot;ADD CONSTRAINT&quot;;[.B344])+15;LEN([.B344]));&quot;&quot;)">
            <text:p/>
          </table:table-cell>
          <table:table-cell table:formula="of:=[.I344]">
            <text:p/>
          </table:table-cell>
          <table:table-cell table:formula="of:=IF([.F344]=&quot;Y&quot;; MID([.B344];FIND(&quot;FOREIGN KEY&quot;;[.B344])+13;LEN([.B344])-14);&quot;&quot;)">
            <text:p/>
          </table:table-cell>
          <table:table-cell table:formula="of:=IF([.G344]=&quot;Y&quot;; MID([.B344];FIND(&quot;REFERENCES&quot;;[.B344])+11;LEN([.B344]));&quot;&quot;)">
            <text:p/>
          </table:table-cell>
          <table:table-cell table:formula="of:=IF([.L344]&lt;&gt;&quot;&quot;;LEFT([.L344];FIND(&quot;(&quot;;[.L344])-1);&quot;&quot;)">
            <text:p/>
          </table:table-cell>
          <table:table-cell table:formula="of:=SUBSTITUTE( IF([.L344]&lt;&gt;&quot;&quot;;MID([.L344];FIND(&quot;(&quot;;[.L344])+1;LEN([.L344]));&quot;&quot;); &quot;);&quot;;&quot;&quot;)">
            <text:p/>
          </table:table-cell>
          <table:table-cell table:style-name="ce16" table:formula="of:=LOWER(IF([.H344]&lt;&gt;&quot;&quot;; &quot;MATCH (n:&quot; &amp; [.M347] &amp; &quot;), (m:&quot; &amp; [.H344] &amp; &quot;)&#10;WHERE m.&quot; &amp; [.K346] &amp; &quot; = n. &quot; &amp; [.N347] &amp; &quot; &#10;create (n)-[:&quot; &amp; [.J345] &amp; &quot; ]-&gt;(m)&#10;RETURN n,m&quot;;&quot;&quot;))">
            <text:p/>
          </table:table-cell>
          <table:table-cell table:formula="of:=LOWER(IF([.H344]&lt;&gt;&quot;&quot;;[.H344];&quot;&quot;))">
            <text:p/>
          </table:table-cell>
          <table:table-cell table:formula="of:=LOWER(IF([.H344]&lt;&gt;&quot;&quot;;[.K346];&quot;&quot;))">
            <text:p/>
          </table:table-cell>
          <table:table-cell table:formula="of:=LOWER(IF([.H344]&lt;&gt;&quot;&quot;;[.M347];&quot;&quot;))">
            <text:p/>
          </table:table-cell>
          <table:table-cell table:formula="of:=LOWER(IF([.H344]&lt;&gt;&quot;&quot;;[.N347];&quot;&quot;))">
            <text:p/>
          </table:table-cell>
          <table:table-cell table:formula="of:=LOWER(IF([.H344]&lt;&gt;&quot;&quot;;[.J345];&quot;&quot;))">
            <text:p/>
          </table:table-cell>
          <table:table-cell table:formula="of:=LOWER(IF([.H344]&lt;&gt;&quot;&quot;; &quot;MATCH (n:&quot; &amp; [.R344] &amp; &quot;), (m:&quot; &amp; [.P344] &amp; &quot;)&#10;WHERE m.&quot; &amp; [.Q344] &amp; &quot; = n. &quot; &amp; [.S344] &amp; &quot; &#10;create (n)-[:&quot; &amp; [.T34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NOTEEVENTS DROP CONSTRAINT IF EXISTS noteevents_fk_hadm_id;</text:p>
          </table:table-cell>
          <table:table-cell table:formula="of:=OR( [.B345]=&quot;&quot;; NOT(ISERROR(FIND(&quot;DROP CONSTRAINT&quot;;[.B345]))); NOT(ISERROR(FIND(&quot;--&quot;;[.B345]))))" office:value-type="float" office:value="1" calcext:value-type="float">
            <text:p>1</text:p>
          </table:table-cell>
          <table:table-cell table:formula="of:=IF(AND( NOT([.C345]); NOT(ISERROR(FIND(&quot;ALTER TABLE&quot;;[.B345]  ))));&quot;Y&quot;;&quot;&quot;)">
            <text:p/>
          </table:table-cell>
          <table:table-cell table:formula="of:=IF(AND( [.D345]=&quot;&quot;; NOT(ISERROR(FIND(&quot;ADD CONSTRAINT&quot;;[.B345]  ))));&quot;Y&quot;;&quot;&quot;)">
            <text:p/>
          </table:table-cell>
          <table:table-cell table:formula="of:=IF(AND( [.E345]=&quot;&quot;; NOT(ISERROR(FIND(&quot;FOREIGN KEY&quot;;[.B345]  ))));&quot;Y&quot;;&quot;&quot;)">
            <text:p/>
          </table:table-cell>
          <table:table-cell table:formula="of:=IF(AND( [.F345]=&quot;&quot;; NOT(ISERROR(FIND(&quot;REFERENCES&quot;;[.B345]  ))));&quot;Y&quot;;&quot;&quot;)">
            <text:p/>
          </table:table-cell>
          <table:table-cell table:formula="of:=IF([.D345]=&quot;Y&quot;; MID([.B345];FIND(&quot;ALTER TABLE&quot;;[.B345])+12;LEN([.B345]));&quot;&quot;)">
            <text:p/>
          </table:table-cell>
          <table:table-cell table:formula="of:=IF([.E345]=&quot;Y&quot;; MID([.B345];FIND(&quot;ADD CONSTRAINT&quot;;[.B345])+15;LEN([.B345]));&quot;&quot;)">
            <text:p/>
          </table:table-cell>
          <table:table-cell table:formula="of:=[.I345]">
            <text:p/>
          </table:table-cell>
          <table:table-cell table:formula="of:=IF([.F345]=&quot;Y&quot;; MID([.B345];FIND(&quot;FOREIGN KEY&quot;;[.B345])+13;LEN([.B345])-14);&quot;&quot;)">
            <text:p/>
          </table:table-cell>
          <table:table-cell table:formula="of:=IF([.G345]=&quot;Y&quot;; MID([.B345];FIND(&quot;REFERENCES&quot;;[.B345])+11;LEN([.B345]));&quot;&quot;)">
            <text:p/>
          </table:table-cell>
          <table:table-cell table:formula="of:=IF([.L345]&lt;&gt;&quot;&quot;;LEFT([.L345];FIND(&quot;(&quot;;[.L345])-1);&quot;&quot;)">
            <text:p/>
          </table:table-cell>
          <table:table-cell table:formula="of:=SUBSTITUTE( IF([.L345]&lt;&gt;&quot;&quot;;MID([.L345];FIND(&quot;(&quot;;[.L345])+1;LEN([.L345]));&quot;&quot;); &quot;);&quot;;&quot;&quot;)">
            <text:p/>
          </table:table-cell>
          <table:table-cell table:style-name="ce16" table:formula="of:=LOWER(IF([.H345]&lt;&gt;&quot;&quot;; &quot;MATCH (n:&quot; &amp; [.M348] &amp; &quot;), (m:&quot; &amp; [.H345] &amp; &quot;)&#10;WHERE m.&quot; &amp; [.K347] &amp; &quot; = n. &quot; &amp; [.N348] &amp; &quot; &#10;create (n)-[:&quot; &amp; [.J346] &amp; &quot; ]-&gt;(m)&#10;RETURN n,m&quot;;&quot;&quot;))">
            <text:p/>
          </table:table-cell>
          <table:table-cell table:formula="of:=LOWER(IF([.H345]&lt;&gt;&quot;&quot;;[.H345];&quot;&quot;))">
            <text:p/>
          </table:table-cell>
          <table:table-cell table:formula="of:=LOWER(IF([.H345]&lt;&gt;&quot;&quot;;[.K347];&quot;&quot;))">
            <text:p/>
          </table:table-cell>
          <table:table-cell table:formula="of:=LOWER(IF([.H345]&lt;&gt;&quot;&quot;;[.M348];&quot;&quot;))">
            <text:p/>
          </table:table-cell>
          <table:table-cell table:formula="of:=LOWER(IF([.H345]&lt;&gt;&quot;&quot;;[.N348];&quot;&quot;))">
            <text:p/>
          </table:table-cell>
          <table:table-cell table:formula="of:=LOWER(IF([.H345]&lt;&gt;&quot;&quot;;[.J346];&quot;&quot;))">
            <text:p/>
          </table:table-cell>
          <table:table-cell table:formula="of:=LOWER(IF([.H345]&lt;&gt;&quot;&quot;; &quot;MATCH (n:&quot; &amp; [.R345] &amp; &quot;), (m:&quot; &amp; [.P345] &amp; &quot;)&#10;WHERE m.&quot; &amp; [.Q345] &amp; &quot; = n. &quot; &amp; [.S345] &amp; &quot; &#10;create (n)-[:&quot; &amp; [.T345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NOTEEVENTS</text:p>
          </table:table-cell>
          <table:table-cell table:formula="of:=OR( [.B346]=&quot;&quot;; NOT(ISERROR(FIND(&quot;DROP CONSTRAINT&quot;;[.B346]))); NOT(ISERROR(FIND(&quot;--&quot;;[.B346]))))" office:value-type="float" office:value="0" calcext:value-type="float">
            <text:p>0</text:p>
          </table:table-cell>
          <table:table-cell table:formula="of:=IF(AND( NOT([.C346]); NOT(ISERROR(FIND(&quot;ALTER TABLE&quot;;[.B346]  ))));&quot;Y&quot;;&quot;&quot;)" office:value-type="string" office:string-value="Y" calcext:value-type="string">
            <text:p>Y</text:p>
          </table:table-cell>
          <table:table-cell table:formula="of:=IF(AND( [.D346]=&quot;&quot;; NOT(ISERROR(FIND(&quot;ADD CONSTRAINT&quot;;[.B346]  ))));&quot;Y&quot;;&quot;&quot;)">
            <text:p/>
          </table:table-cell>
          <table:table-cell table:formula="of:=IF(AND( [.E346]=&quot;&quot;; NOT(ISERROR(FIND(&quot;FOREIGN KEY&quot;;[.B346]  ))));&quot;Y&quot;;&quot;&quot;)">
            <text:p/>
          </table:table-cell>
          <table:table-cell table:formula="of:=IF(AND( [.F346]=&quot;&quot;; NOT(ISERROR(FIND(&quot;REFERENCES&quot;;[.B346]  ))));&quot;Y&quot;;&quot;&quot;)">
            <text:p/>
          </table:table-cell>
          <table:table-cell table:formula="of:=IF([.D346]=&quot;Y&quot;; MID([.B346];FIND(&quot;ALTER TABLE&quot;;[.B346])+12;LEN([.B346]));&quot;&quot;)" office:value-type="string" office:string-value="NOTEEVENTS" calcext:value-type="string">
            <text:p>NOTEEVENTS</text:p>
          </table:table-cell>
          <table:table-cell table:formula="of:=IF([.E346]=&quot;Y&quot;; MID([.B346];FIND(&quot;ADD CONSTRAINT&quot;;[.B346])+15;LEN([.B346]));&quot;&quot;)">
            <text:p/>
          </table:table-cell>
          <table:table-cell table:formula="of:=[.I346]">
            <text:p/>
          </table:table-cell>
          <table:table-cell table:formula="of:=IF([.F346]=&quot;Y&quot;; MID([.B346];FIND(&quot;FOREIGN KEY&quot;;[.B346])+13;LEN([.B346])-14);&quot;&quot;)">
            <text:p/>
          </table:table-cell>
          <table:table-cell table:formula="of:=IF([.G346]=&quot;Y&quot;; MID([.B346];FIND(&quot;REFERENCES&quot;;[.B346])+11;LEN([.B346]));&quot;&quot;)">
            <text:p/>
          </table:table-cell>
          <table:table-cell table:formula="of:=IF([.L346]&lt;&gt;&quot;&quot;;LEFT([.L346];FIND(&quot;(&quot;;[.L346])-1);&quot;&quot;)">
            <text:p/>
          </table:table-cell>
          <table:table-cell table:formula="of:=SUBSTITUTE( IF([.L346]&lt;&gt;&quot;&quot;;MID([.L346];FIND(&quot;(&quot;;[.L346])+1;LEN([.L346]));&quot;&quot;); &quot;);&quot;;&quot;&quot;)">
            <text:p/>
          </table:table-cell>
          <table:table-cell table:style-name="ce16" table:formula="of:=LOWER(IF([.H346]&lt;&gt;&quot;&quot;; &quot;MATCH (n:&quot; &amp; [.M349] &amp; &quot;), (m:&quot; &amp; [.H346] &amp; &quot;)&#10;WHERE m.&quot; &amp; [.K348] &amp; &quot; = n. &quot; &amp; [.N349] &amp; &quot; &#10;create (n)-[:&quot; &amp; [.J347] &amp; &quot; ]-&gt;(m)&#10;RETURN n,m&quot;;&quot;&quot;))" office:value-type="string" office:string-value="match (n:admissions), (m:noteevents)&#10;where m.hadm_id = n. hadm_id &#10;create (n)-[:noteevents_fk_hadm_id ]-&gt;(m)&#10;return n,m" calcext:value-type="string">
            <text:p>match (n:admissions), (m:noteevents)</text:p>
            <text:p>where m.hadm_id = n. hadm_id </text:p>
            <text:p>create (n)-[:noteevents_fk_hadm_id ]-&gt;(m)</text:p>
            <text:p>return n,m</text:p>
          </table:table-cell>
          <table:table-cell table:formula="of:=LOWER(IF([.H346]&lt;&gt;&quot;&quot;;[.H346];&quot;&quot;))" office:value-type="string" office:string-value="noteevents" calcext:value-type="string">
            <text:p>noteevents</text:p>
          </table:table-cell>
          <table:table-cell table:formula="of:=LOWER(IF([.H346]&lt;&gt;&quot;&quot;;[.K348];&quot;&quot;))" office:value-type="string" office:string-value="hadm_id" calcext:value-type="string">
            <text:p>hadm_id</text:p>
          </table:table-cell>
          <table:table-cell table:formula="of:=LOWER(IF([.H346]&lt;&gt;&quot;&quot;;[.M349];&quot;&quot;))" office:value-type="string" office:string-value="admissions" calcext:value-type="string">
            <text:p>admissions</text:p>
          </table:table-cell>
          <table:table-cell table:formula="of:=LOWER(IF([.H346]&lt;&gt;&quot;&quot;;[.N349];&quot;&quot;))" office:value-type="string" office:string-value="hadm_id" calcext:value-type="string">
            <text:p>hadm_id</text:p>
          </table:table-cell>
          <table:table-cell table:formula="of:=LOWER(IF([.H346]&lt;&gt;&quot;&quot;;[.J347];&quot;&quot;))" office:value-type="string" office:string-value="noteevents_fk_hadm_id" calcext:value-type="string">
            <text:p>noteevents_fk_hadm_id</text:p>
          </table:table-cell>
          <table:table-cell table:formula="of:=LOWER(IF([.H346]&lt;&gt;&quot;&quot;; &quot;MATCH (n:&quot; &amp; [.R346] &amp; &quot;), (m:&quot; &amp; [.P346] &amp; &quot;)&#10;WHERE m.&quot; &amp; [.Q346] &amp; &quot; = n. &quot; &amp; [.S346] &amp; &quot; &#10;create (n)-[:&quot; &amp; [.T346] &amp; &quot; ]-&gt;(m)&#10;RETURN n,m&quot;;&quot;&quot;))" office:value-type="string" office:string-value="match (n:admissions), (m:noteevents)&#10;where m.hadm_id = n. hadm_id &#10;create (n)-[:noteevents_fk_hadm_id ]-&gt;(m)&#10;return n,m" calcext:value-type="string">
            <text:p>match (n:admissions), (m:noteevents)</text:p>
            <text:p>where m.hadm_id = n. hadm_id </text:p>
            <text:p>create (n)-[:noteevents_fk_hadm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noteevents_fk_hadm_id</text:p>
          </table:table-cell>
          <table:table-cell table:formula="of:=OR( [.B347]=&quot;&quot;; NOT(ISERROR(FIND(&quot;DROP CONSTRAINT&quot;;[.B347]))); NOT(ISERROR(FIND(&quot;--&quot;;[.B347]))))" office:value-type="float" office:value="0" calcext:value-type="float">
            <text:p>0</text:p>
          </table:table-cell>
          <table:table-cell table:formula="of:=IF(AND( NOT([.C347]); NOT(ISERROR(FIND(&quot;ALTER TABLE&quot;;[.B347]  ))));&quot;Y&quot;;&quot;&quot;)">
            <text:p/>
          </table:table-cell>
          <table:table-cell table:formula="of:=IF(AND( [.D347]=&quot;&quot;; NOT(ISERROR(FIND(&quot;ADD CONSTRAINT&quot;;[.B347]  ))));&quot;Y&quot;;&quot;&quot;)" office:value-type="string" office:string-value="Y" calcext:value-type="string">
            <text:p>Y</text:p>
          </table:table-cell>
          <table:table-cell table:formula="of:=IF(AND( [.E347]=&quot;&quot;; NOT(ISERROR(FIND(&quot;FOREIGN KEY&quot;;[.B347]  ))));&quot;Y&quot;;&quot;&quot;)">
            <text:p/>
          </table:table-cell>
          <table:table-cell table:formula="of:=IF(AND( [.F347]=&quot;&quot;; NOT(ISERROR(FIND(&quot;REFERENCES&quot;;[.B347]  ))));&quot;Y&quot;;&quot;&quot;)">
            <text:p/>
          </table:table-cell>
          <table:table-cell table:formula="of:=IF([.D347]=&quot;Y&quot;; MID([.B347];FIND(&quot;ALTER TABLE&quot;;[.B347])+12;LEN([.B347]));&quot;&quot;)">
            <text:p/>
          </table:table-cell>
          <table:table-cell table:formula="of:=IF([.E347]=&quot;Y&quot;; MID([.B347];FIND(&quot;ADD CONSTRAINT&quot;;[.B347])+15;LEN([.B347]));&quot;&quot;)" office:value-type="string" office:string-value="noteevents_fk_hadm_id" calcext:value-type="string">
            <text:p>noteevents_fk_hadm_id</text:p>
          </table:table-cell>
          <table:table-cell table:formula="of:=[.I347]" office:value-type="string" office:string-value="noteevents_fk_hadm_id" calcext:value-type="string">
            <text:p>noteevents_fk_hadm_id</text:p>
          </table:table-cell>
          <table:table-cell table:formula="of:=IF([.F347]=&quot;Y&quot;; MID([.B347];FIND(&quot;FOREIGN KEY&quot;;[.B347])+13;LEN([.B347])-14);&quot;&quot;)">
            <text:p/>
          </table:table-cell>
          <table:table-cell table:formula="of:=IF([.G347]=&quot;Y&quot;; MID([.B347];FIND(&quot;REFERENCES&quot;;[.B347])+11;LEN([.B347]));&quot;&quot;)">
            <text:p/>
          </table:table-cell>
          <table:table-cell table:formula="of:=IF([.L347]&lt;&gt;&quot;&quot;;LEFT([.L347];FIND(&quot;(&quot;;[.L347])-1);&quot;&quot;)">
            <text:p/>
          </table:table-cell>
          <table:table-cell table:formula="of:=SUBSTITUTE( IF([.L347]&lt;&gt;&quot;&quot;;MID([.L347];FIND(&quot;(&quot;;[.L347])+1;LEN([.L347]));&quot;&quot;); &quot;);&quot;;&quot;&quot;)">
            <text:p/>
          </table:table-cell>
          <table:table-cell table:style-name="ce16" table:formula="of:=LOWER(IF([.H347]&lt;&gt;&quot;&quot;; &quot;MATCH (n:&quot; &amp; [.M350] &amp; &quot;), (m:&quot; &amp; [.H347] &amp; &quot;)&#10;WHERE m.&quot; &amp; [.K349] &amp; &quot; = n. &quot; &amp; [.N350] &amp; &quot; &#10;create (n)-[:&quot; &amp; [.J348] &amp; &quot; ]-&gt;(m)&#10;RETURN n,m&quot;;&quot;&quot;))">
            <text:p/>
          </table:table-cell>
          <table:table-cell table:formula="of:=LOWER(IF([.H347]&lt;&gt;&quot;&quot;;[.H347];&quot;&quot;))">
            <text:p/>
          </table:table-cell>
          <table:table-cell table:formula="of:=LOWER(IF([.H347]&lt;&gt;&quot;&quot;;[.K349];&quot;&quot;))">
            <text:p/>
          </table:table-cell>
          <table:table-cell table:formula="of:=LOWER(IF([.H347]&lt;&gt;&quot;&quot;;[.M350];&quot;&quot;))">
            <text:p/>
          </table:table-cell>
          <table:table-cell table:formula="of:=LOWER(IF([.H347]&lt;&gt;&quot;&quot;;[.N350];&quot;&quot;))">
            <text:p/>
          </table:table-cell>
          <table:table-cell table:formula="of:=LOWER(IF([.H347]&lt;&gt;&quot;&quot;;[.J348];&quot;&quot;))">
            <text:p/>
          </table:table-cell>
          <table:table-cell table:formula="of:=LOWER(IF([.H347]&lt;&gt;&quot;&quot;; &quot;MATCH (n:&quot; &amp; [.R347] &amp; &quot;), (m:&quot; &amp; [.P347] &amp; &quot;)&#10;WHERE m.&quot; &amp; [.Q347] &amp; &quot; = n. &quot; &amp; [.S347] &amp; &quot; &#10;create (n)-[:&quot; &amp; [.T34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HADM_ID)</text:p>
          </table:table-cell>
          <table:table-cell table:formula="of:=OR( [.B348]=&quot;&quot;; NOT(ISERROR(FIND(&quot;DROP CONSTRAINT&quot;;[.B348]))); NOT(ISERROR(FIND(&quot;--&quot;;[.B348]))))" office:value-type="float" office:value="0" calcext:value-type="float">
            <text:p>0</text:p>
          </table:table-cell>
          <table:table-cell table:formula="of:=IF(AND( NOT([.C348]); NOT(ISERROR(FIND(&quot;ALTER TABLE&quot;;[.B348]  ))));&quot;Y&quot;;&quot;&quot;)">
            <text:p/>
          </table:table-cell>
          <table:table-cell table:formula="of:=IF(AND( [.D348]=&quot;&quot;; NOT(ISERROR(FIND(&quot;ADD CONSTRAINT&quot;;[.B348]  ))));&quot;Y&quot;;&quot;&quot;)">
            <text:p/>
          </table:table-cell>
          <table:table-cell table:formula="of:=IF(AND( [.E348]=&quot;&quot;; NOT(ISERROR(FIND(&quot;FOREIGN KEY&quot;;[.B348]  ))));&quot;Y&quot;;&quot;&quot;)" office:value-type="string" office:string-value="Y" calcext:value-type="string">
            <text:p>Y</text:p>
          </table:table-cell>
          <table:table-cell table:formula="of:=IF(AND( [.F348]=&quot;&quot;; NOT(ISERROR(FIND(&quot;REFERENCES&quot;;[.B348]  ))));&quot;Y&quot;;&quot;&quot;)">
            <text:p/>
          </table:table-cell>
          <table:table-cell table:formula="of:=IF([.D348]=&quot;Y&quot;; MID([.B348];FIND(&quot;ALTER TABLE&quot;;[.B348])+12;LEN([.B348]));&quot;&quot;)">
            <text:p/>
          </table:table-cell>
          <table:table-cell table:formula="of:=IF([.E348]=&quot;Y&quot;; MID([.B348];FIND(&quot;ADD CONSTRAINT&quot;;[.B348])+15;LEN([.B348]));&quot;&quot;)">
            <text:p/>
          </table:table-cell>
          <table:table-cell table:formula="of:=[.I348]">
            <text:p/>
          </table:table-cell>
          <table:table-cell table:formula="of:=IF([.F348]=&quot;Y&quot;; MID([.B348];FIND(&quot;FOREIGN KEY&quot;;[.B348])+13;LEN([.B348])-14);&quot;&quot;)" office:value-type="string" office:string-value="HADM_ID" calcext:value-type="string">
            <text:p>HADM_ID</text:p>
          </table:table-cell>
          <table:table-cell table:formula="of:=IF([.G348]=&quot;Y&quot;; MID([.B348];FIND(&quot;REFERENCES&quot;;[.B348])+11;LEN([.B348]));&quot;&quot;)">
            <text:p/>
          </table:table-cell>
          <table:table-cell table:formula="of:=IF([.L348]&lt;&gt;&quot;&quot;;LEFT([.L348];FIND(&quot;(&quot;;[.L348])-1);&quot;&quot;)">
            <text:p/>
          </table:table-cell>
          <table:table-cell table:formula="of:=SUBSTITUTE( IF([.L348]&lt;&gt;&quot;&quot;;MID([.L348];FIND(&quot;(&quot;;[.L348])+1;LEN([.L348]));&quot;&quot;); &quot;);&quot;;&quot;&quot;)">
            <text:p/>
          </table:table-cell>
          <table:table-cell table:style-name="ce16" table:formula="of:=LOWER(IF([.H348]&lt;&gt;&quot;&quot;; &quot;MATCH (n:&quot; &amp; [.M351] &amp; &quot;), (m:&quot; &amp; [.H348] &amp; &quot;)&#10;WHERE m.&quot; &amp; [.K350] &amp; &quot; = n. &quot; &amp; [.N351] &amp; &quot; &#10;create (n)-[:&quot; &amp; [.J349] &amp; &quot; ]-&gt;(m)&#10;RETURN n,m&quot;;&quot;&quot;))">
            <text:p/>
          </table:table-cell>
          <table:table-cell table:formula="of:=LOWER(IF([.H348]&lt;&gt;&quot;&quot;;[.H348];&quot;&quot;))">
            <text:p/>
          </table:table-cell>
          <table:table-cell table:formula="of:=LOWER(IF([.H348]&lt;&gt;&quot;&quot;;[.K350];&quot;&quot;))">
            <text:p/>
          </table:table-cell>
          <table:table-cell table:formula="of:=LOWER(IF([.H348]&lt;&gt;&quot;&quot;;[.M351];&quot;&quot;))">
            <text:p/>
          </table:table-cell>
          <table:table-cell table:formula="of:=LOWER(IF([.H348]&lt;&gt;&quot;&quot;;[.N351];&quot;&quot;))">
            <text:p/>
          </table:table-cell>
          <table:table-cell table:formula="of:=LOWER(IF([.H348]&lt;&gt;&quot;&quot;;[.J349];&quot;&quot;))">
            <text:p/>
          </table:table-cell>
          <table:table-cell table:formula="of:=LOWER(IF([.H348]&lt;&gt;&quot;&quot;; &quot;MATCH (n:&quot; &amp; [.R348] &amp; &quot;), (m:&quot; &amp; [.P348] &amp; &quot;)&#10;WHERE m.&quot; &amp; [.Q348] &amp; &quot; = n. &quot; &amp; [.S348] &amp; &quot; &#10;create (n)-[:&quot; &amp; [.T34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ADMISSIONS(HADM_ID);</text:p>
          </table:table-cell>
          <table:table-cell table:formula="of:=OR( [.B349]=&quot;&quot;; NOT(ISERROR(FIND(&quot;DROP CONSTRAINT&quot;;[.B349]))); NOT(ISERROR(FIND(&quot;--&quot;;[.B349]))))" office:value-type="float" office:value="0" calcext:value-type="float">
            <text:p>0</text:p>
          </table:table-cell>
          <table:table-cell table:formula="of:=IF(AND( NOT([.C349]); NOT(ISERROR(FIND(&quot;ALTER TABLE&quot;;[.B349]  ))));&quot;Y&quot;;&quot;&quot;)">
            <text:p/>
          </table:table-cell>
          <table:table-cell table:formula="of:=IF(AND( [.D349]=&quot;&quot;; NOT(ISERROR(FIND(&quot;ADD CONSTRAINT&quot;;[.B349]  ))));&quot;Y&quot;;&quot;&quot;)">
            <text:p/>
          </table:table-cell>
          <table:table-cell table:formula="of:=IF(AND( [.E349]=&quot;&quot;; NOT(ISERROR(FIND(&quot;FOREIGN KEY&quot;;[.B349]  ))));&quot;Y&quot;;&quot;&quot;)">
            <text:p/>
          </table:table-cell>
          <table:table-cell table:formula="of:=IF(AND( [.F349]=&quot;&quot;; NOT(ISERROR(FIND(&quot;REFERENCES&quot;;[.B349]  ))));&quot;Y&quot;;&quot;&quot;)" office:value-type="string" office:string-value="Y" calcext:value-type="string">
            <text:p>Y</text:p>
          </table:table-cell>
          <table:table-cell table:formula="of:=IF([.D349]=&quot;Y&quot;; MID([.B349];FIND(&quot;ALTER TABLE&quot;;[.B349])+12;LEN([.B349]));&quot;&quot;)">
            <text:p/>
          </table:table-cell>
          <table:table-cell table:formula="of:=IF([.E349]=&quot;Y&quot;; MID([.B349];FIND(&quot;ADD CONSTRAINT&quot;;[.B349])+15;LEN([.B349]));&quot;&quot;)">
            <text:p/>
          </table:table-cell>
          <table:table-cell table:formula="of:=[.I349]">
            <text:p/>
          </table:table-cell>
          <table:table-cell table:formula="of:=IF([.F349]=&quot;Y&quot;; MID([.B349];FIND(&quot;FOREIGN KEY&quot;;[.B349])+13;LEN([.B349])-14);&quot;&quot;)">
            <text:p/>
          </table:table-cell>
          <table:table-cell table:formula="of:=IF([.G349]=&quot;Y&quot;; MID([.B349];FIND(&quot;REFERENCES&quot;;[.B349])+11;LEN([.B349]));&quot;&quot;)" office:value-type="string" office:string-value="ADMISSIONS(HADM_ID);" calcext:value-type="string">
            <text:p>ADMISSIONS(HADM_ID);</text:p>
          </table:table-cell>
          <table:table-cell table:formula="of:=IF([.L349]&lt;&gt;&quot;&quot;;LEFT([.L349];FIND(&quot;(&quot;;[.L349])-1);&quot;&quot;)" office:value-type="string" office:string-value="ADMISSIONS" calcext:value-type="string">
            <text:p>ADMISSIONS</text:p>
          </table:table-cell>
          <table:table-cell table:formula="of:=SUBSTITUTE( IF([.L349]&lt;&gt;&quot;&quot;;MID([.L349];FIND(&quot;(&quot;;[.L349])+1;LEN([.L349]));&quot;&quot;); &quot;);&quot;;&quot;&quot;)" office:value-type="string" office:string-value="HADM_ID" calcext:value-type="string">
            <text:p>HADM_ID</text:p>
          </table:table-cell>
          <table:table-cell table:style-name="ce16" table:formula="of:=LOWER(IF([.H349]&lt;&gt;&quot;&quot;; &quot;MATCH (n:&quot; &amp; [.M352] &amp; &quot;), (m:&quot; &amp; [.H349] &amp; &quot;)&#10;WHERE m.&quot; &amp; [.K351] &amp; &quot; = n. &quot; &amp; [.N352] &amp; &quot; &#10;create (n)-[:&quot; &amp; [.J350] &amp; &quot; ]-&gt;(m)&#10;RETURN n,m&quot;;&quot;&quot;))">
            <text:p/>
          </table:table-cell>
          <table:table-cell table:formula="of:=LOWER(IF([.H349]&lt;&gt;&quot;&quot;;[.H349];&quot;&quot;))">
            <text:p/>
          </table:table-cell>
          <table:table-cell table:formula="of:=LOWER(IF([.H349]&lt;&gt;&quot;&quot;;[.K351];&quot;&quot;))">
            <text:p/>
          </table:table-cell>
          <table:table-cell table:formula="of:=LOWER(IF([.H349]&lt;&gt;&quot;&quot;;[.M352];&quot;&quot;))">
            <text:p/>
          </table:table-cell>
          <table:table-cell table:formula="of:=LOWER(IF([.H349]&lt;&gt;&quot;&quot;;[.N352];&quot;&quot;))">
            <text:p/>
          </table:table-cell>
          <table:table-cell table:formula="of:=LOWER(IF([.H349]&lt;&gt;&quot;&quot;;[.J350];&quot;&quot;))">
            <text:p/>
          </table:table-cell>
          <table:table-cell table:formula="of:=LOWER(IF([.H349]&lt;&gt;&quot;&quot;; &quot;MATCH (n:&quot; &amp; [.R349] &amp; &quot;), (m:&quot; &amp; [.P349] &amp; &quot;)&#10;WHERE m.&quot; &amp; [.Q349] &amp; &quot; = n. &quot; &amp; [.S349] &amp; &quot; &#10;create (n)-[:&quot; &amp; [.T34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350]=&quot;&quot;; NOT(ISERROR(FIND(&quot;DROP CONSTRAINT&quot;;[.B350]))); NOT(ISERROR(FIND(&quot;--&quot;;[.B350]))))" office:value-type="float" office:value="1" calcext:value-type="float">
            <text:p>1</text:p>
          </table:table-cell>
          <table:table-cell table:formula="of:=IF(AND( NOT([.C350]); NOT(ISERROR(FIND(&quot;ALTER TABLE&quot;;[.B350]  ))));&quot;Y&quot;;&quot;&quot;)">
            <text:p/>
          </table:table-cell>
          <table:table-cell table:formula="of:=IF(AND( [.D350]=&quot;&quot;; NOT(ISERROR(FIND(&quot;ADD CONSTRAINT&quot;;[.B350]  ))));&quot;Y&quot;;&quot;&quot;)">
            <text:p/>
          </table:table-cell>
          <table:table-cell table:formula="of:=IF(AND( [.E350]=&quot;&quot;; NOT(ISERROR(FIND(&quot;FOREIGN KEY&quot;;[.B350]  ))));&quot;Y&quot;;&quot;&quot;)">
            <text:p/>
          </table:table-cell>
          <table:table-cell table:formula="of:=IF(AND( [.F350]=&quot;&quot;; NOT(ISERROR(FIND(&quot;REFERENCES&quot;;[.B350]  ))));&quot;Y&quot;;&quot;&quot;)">
            <text:p/>
          </table:table-cell>
          <table:table-cell table:formula="of:=IF([.D350]=&quot;Y&quot;; MID([.B350];FIND(&quot;ALTER TABLE&quot;;[.B350])+12;LEN([.B350]));&quot;&quot;)">
            <text:p/>
          </table:table-cell>
          <table:table-cell table:formula="of:=IF([.E350]=&quot;Y&quot;; MID([.B350];FIND(&quot;ADD CONSTRAINT&quot;;[.B350])+15;LEN([.B350]));&quot;&quot;)">
            <text:p/>
          </table:table-cell>
          <table:table-cell table:formula="of:=[.I350]">
            <text:p/>
          </table:table-cell>
          <table:table-cell table:formula="of:=IF([.F350]=&quot;Y&quot;; MID([.B350];FIND(&quot;FOREIGN KEY&quot;;[.B350])+13;LEN([.B350])-14);&quot;&quot;)">
            <text:p/>
          </table:table-cell>
          <table:table-cell table:formula="of:=IF([.G350]=&quot;Y&quot;; MID([.B350];FIND(&quot;REFERENCES&quot;;[.B350])+11;LEN([.B350]));&quot;&quot;)">
            <text:p/>
          </table:table-cell>
          <table:table-cell table:formula="of:=IF([.L350]&lt;&gt;&quot;&quot;;LEFT([.L350];FIND(&quot;(&quot;;[.L350])-1);&quot;&quot;)">
            <text:p/>
          </table:table-cell>
          <table:table-cell table:formula="of:=SUBSTITUTE( IF([.L350]&lt;&gt;&quot;&quot;;MID([.L350];FIND(&quot;(&quot;;[.L350])+1;LEN([.L350]));&quot;&quot;); &quot;);&quot;;&quot;&quot;)">
            <text:p/>
          </table:table-cell>
          <table:table-cell table:style-name="ce16" table:formula="of:=LOWER(IF([.H350]&lt;&gt;&quot;&quot;; &quot;MATCH (n:&quot; &amp; [.M353] &amp; &quot;), (m:&quot; &amp; [.H350] &amp; &quot;)&#10;WHERE m.&quot; &amp; [.K352] &amp; &quot; = n. &quot; &amp; [.N353] &amp; &quot; &#10;create (n)-[:&quot; &amp; [.J351] &amp; &quot; ]-&gt;(m)&#10;RETURN n,m&quot;;&quot;&quot;))">
            <text:p/>
          </table:table-cell>
          <table:table-cell table:formula="of:=LOWER(IF([.H350]&lt;&gt;&quot;&quot;;[.H350];&quot;&quot;))">
            <text:p/>
          </table:table-cell>
          <table:table-cell table:formula="of:=LOWER(IF([.H350]&lt;&gt;&quot;&quot;;[.K352];&quot;&quot;))">
            <text:p/>
          </table:table-cell>
          <table:table-cell table:formula="of:=LOWER(IF([.H350]&lt;&gt;&quot;&quot;;[.M353];&quot;&quot;))">
            <text:p/>
          </table:table-cell>
          <table:table-cell table:formula="of:=LOWER(IF([.H350]&lt;&gt;&quot;&quot;;[.N353];&quot;&quot;))">
            <text:p/>
          </table:table-cell>
          <table:table-cell table:formula="of:=LOWER(IF([.H350]&lt;&gt;&quot;&quot;;[.J351];&quot;&quot;))">
            <text:p/>
          </table:table-cell>
          <table:table-cell table:formula="of:=LOWER(IF([.H350]&lt;&gt;&quot;&quot;; &quot;MATCH (n:&quot; &amp; [.R350] &amp; &quot;), (m:&quot; &amp; [.P350] &amp; &quot;)&#10;WHERE m.&quot; &amp; [.Q350] &amp; &quot; = n. &quot; &amp; [.S350] &amp; &quot; &#10;create (n)-[:&quot; &amp; [.T35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cgid</text:p>
          </table:table-cell>
          <table:table-cell table:formula="of:=OR( [.B351]=&quot;&quot;; NOT(ISERROR(FIND(&quot;DROP CONSTRAINT&quot;;[.B351]))); NOT(ISERROR(FIND(&quot;--&quot;;[.B351]))))" office:value-type="float" office:value="1" calcext:value-type="float">
            <text:p>1</text:p>
          </table:table-cell>
          <table:table-cell table:formula="of:=IF(AND( NOT([.C351]); NOT(ISERROR(FIND(&quot;ALTER TABLE&quot;;[.B351]  ))));&quot;Y&quot;;&quot;&quot;)">
            <text:p/>
          </table:table-cell>
          <table:table-cell table:formula="of:=IF(AND( [.D351]=&quot;&quot;; NOT(ISERROR(FIND(&quot;ADD CONSTRAINT&quot;;[.B351]  ))));&quot;Y&quot;;&quot;&quot;)">
            <text:p/>
          </table:table-cell>
          <table:table-cell table:formula="of:=IF(AND( [.E351]=&quot;&quot;; NOT(ISERROR(FIND(&quot;FOREIGN KEY&quot;;[.B351]  ))));&quot;Y&quot;;&quot;&quot;)">
            <text:p/>
          </table:table-cell>
          <table:table-cell table:formula="of:=IF(AND( [.F351]=&quot;&quot;; NOT(ISERROR(FIND(&quot;REFERENCES&quot;;[.B351]  ))));&quot;Y&quot;;&quot;&quot;)">
            <text:p/>
          </table:table-cell>
          <table:table-cell table:formula="of:=IF([.D351]=&quot;Y&quot;; MID([.B351];FIND(&quot;ALTER TABLE&quot;;[.B351])+12;LEN([.B351]));&quot;&quot;)">
            <text:p/>
          </table:table-cell>
          <table:table-cell table:formula="of:=IF([.E351]=&quot;Y&quot;; MID([.B351];FIND(&quot;ADD CONSTRAINT&quot;;[.B351])+15;LEN([.B351]));&quot;&quot;)">
            <text:p/>
          </table:table-cell>
          <table:table-cell table:formula="of:=[.I351]">
            <text:p/>
          </table:table-cell>
          <table:table-cell table:formula="of:=IF([.F351]=&quot;Y&quot;; MID([.B351];FIND(&quot;FOREIGN KEY&quot;;[.B351])+13;LEN([.B351])-14);&quot;&quot;)">
            <text:p/>
          </table:table-cell>
          <table:table-cell table:formula="of:=IF([.G351]=&quot;Y&quot;; MID([.B351];FIND(&quot;REFERENCES&quot;;[.B351])+11;LEN([.B351]));&quot;&quot;)">
            <text:p/>
          </table:table-cell>
          <table:table-cell table:formula="of:=IF([.L351]&lt;&gt;&quot;&quot;;LEFT([.L351];FIND(&quot;(&quot;;[.L351])-1);&quot;&quot;)">
            <text:p/>
          </table:table-cell>
          <table:table-cell table:formula="of:=SUBSTITUTE( IF([.L351]&lt;&gt;&quot;&quot;;MID([.L351];FIND(&quot;(&quot;;[.L351])+1;LEN([.L351]));&quot;&quot;); &quot;);&quot;;&quot;&quot;)">
            <text:p/>
          </table:table-cell>
          <table:table-cell table:style-name="ce16" table:formula="of:=LOWER(IF([.H351]&lt;&gt;&quot;&quot;; &quot;MATCH (n:&quot; &amp; [.M354] &amp; &quot;), (m:&quot; &amp; [.H351] &amp; &quot;)&#10;WHERE m.&quot; &amp; [.K353] &amp; &quot; = n. &quot; &amp; [.N354] &amp; &quot; &#10;create (n)-[:&quot; &amp; [.J352] &amp; &quot; ]-&gt;(m)&#10;RETURN n,m&quot;;&quot;&quot;))">
            <text:p/>
          </table:table-cell>
          <table:table-cell table:formula="of:=LOWER(IF([.H351]&lt;&gt;&quot;&quot;;[.H351];&quot;&quot;))">
            <text:p/>
          </table:table-cell>
          <table:table-cell table:formula="of:=LOWER(IF([.H351]&lt;&gt;&quot;&quot;;[.K353];&quot;&quot;))">
            <text:p/>
          </table:table-cell>
          <table:table-cell table:formula="of:=LOWER(IF([.H351]&lt;&gt;&quot;&quot;;[.M354];&quot;&quot;))">
            <text:p/>
          </table:table-cell>
          <table:table-cell table:formula="of:=LOWER(IF([.H351]&lt;&gt;&quot;&quot;;[.N354];&quot;&quot;))">
            <text:p/>
          </table:table-cell>
          <table:table-cell table:formula="of:=LOWER(IF([.H351]&lt;&gt;&quot;&quot;;[.J352];&quot;&quot;))">
            <text:p/>
          </table:table-cell>
          <table:table-cell table:formula="of:=LOWER(IF([.H351]&lt;&gt;&quot;&quot;; &quot;MATCH (n:&quot; &amp; [.R351] &amp; &quot;), (m:&quot; &amp; [.P351] &amp; &quot;)&#10;WHERE m.&quot; &amp; [.Q351] &amp; &quot; = n. &quot; &amp; [.S351] &amp; &quot; &#10;create (n)-[:&quot; &amp; [.T35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NOTEEVENTS DROP CONSTRAINT IF EXISTS noteevents_fk_cgid;</text:p>
          </table:table-cell>
          <table:table-cell table:formula="of:=OR( [.B352]=&quot;&quot;; NOT(ISERROR(FIND(&quot;DROP CONSTRAINT&quot;;[.B352]))); NOT(ISERROR(FIND(&quot;--&quot;;[.B352]))))" office:value-type="float" office:value="1" calcext:value-type="float">
            <text:p>1</text:p>
          </table:table-cell>
          <table:table-cell table:formula="of:=IF(AND( NOT([.C352]); NOT(ISERROR(FIND(&quot;ALTER TABLE&quot;;[.B352]  ))));&quot;Y&quot;;&quot;&quot;)">
            <text:p/>
          </table:table-cell>
          <table:table-cell table:formula="of:=IF(AND( [.D352]=&quot;&quot;; NOT(ISERROR(FIND(&quot;ADD CONSTRAINT&quot;;[.B352]  ))));&quot;Y&quot;;&quot;&quot;)">
            <text:p/>
          </table:table-cell>
          <table:table-cell table:formula="of:=IF(AND( [.E352]=&quot;&quot;; NOT(ISERROR(FIND(&quot;FOREIGN KEY&quot;;[.B352]  ))));&quot;Y&quot;;&quot;&quot;)">
            <text:p/>
          </table:table-cell>
          <table:table-cell table:formula="of:=IF(AND( [.F352]=&quot;&quot;; NOT(ISERROR(FIND(&quot;REFERENCES&quot;;[.B352]  ))));&quot;Y&quot;;&quot;&quot;)">
            <text:p/>
          </table:table-cell>
          <table:table-cell table:formula="of:=IF([.D352]=&quot;Y&quot;; MID([.B352];FIND(&quot;ALTER TABLE&quot;;[.B352])+12;LEN([.B352]));&quot;&quot;)">
            <text:p/>
          </table:table-cell>
          <table:table-cell table:formula="of:=IF([.E352]=&quot;Y&quot;; MID([.B352];FIND(&quot;ADD CONSTRAINT&quot;;[.B352])+15;LEN([.B352]));&quot;&quot;)">
            <text:p/>
          </table:table-cell>
          <table:table-cell table:formula="of:=[.I352]">
            <text:p/>
          </table:table-cell>
          <table:table-cell table:formula="of:=IF([.F352]=&quot;Y&quot;; MID([.B352];FIND(&quot;FOREIGN KEY&quot;;[.B352])+13;LEN([.B352])-14);&quot;&quot;)">
            <text:p/>
          </table:table-cell>
          <table:table-cell table:formula="of:=IF([.G352]=&quot;Y&quot;; MID([.B352];FIND(&quot;REFERENCES&quot;;[.B352])+11;LEN([.B352]));&quot;&quot;)">
            <text:p/>
          </table:table-cell>
          <table:table-cell table:formula="of:=IF([.L352]&lt;&gt;&quot;&quot;;LEFT([.L352];FIND(&quot;(&quot;;[.L352])-1);&quot;&quot;)">
            <text:p/>
          </table:table-cell>
          <table:table-cell table:formula="of:=SUBSTITUTE( IF([.L352]&lt;&gt;&quot;&quot;;MID([.L352];FIND(&quot;(&quot;;[.L352])+1;LEN([.L352]));&quot;&quot;); &quot;);&quot;;&quot;&quot;)">
            <text:p/>
          </table:table-cell>
          <table:table-cell table:style-name="ce16" table:formula="of:=LOWER(IF([.H352]&lt;&gt;&quot;&quot;; &quot;MATCH (n:&quot; &amp; [.M355] &amp; &quot;), (m:&quot; &amp; [.H352] &amp; &quot;)&#10;WHERE m.&quot; &amp; [.K354] &amp; &quot; = n. &quot; &amp; [.N355] &amp; &quot; &#10;create (n)-[:&quot; &amp; [.J353] &amp; &quot; ]-&gt;(m)&#10;RETURN n,m&quot;;&quot;&quot;))">
            <text:p/>
          </table:table-cell>
          <table:table-cell table:formula="of:=LOWER(IF([.H352]&lt;&gt;&quot;&quot;;[.H352];&quot;&quot;))">
            <text:p/>
          </table:table-cell>
          <table:table-cell table:formula="of:=LOWER(IF([.H352]&lt;&gt;&quot;&quot;;[.K354];&quot;&quot;))">
            <text:p/>
          </table:table-cell>
          <table:table-cell table:formula="of:=LOWER(IF([.H352]&lt;&gt;&quot;&quot;;[.M355];&quot;&quot;))">
            <text:p/>
          </table:table-cell>
          <table:table-cell table:formula="of:=LOWER(IF([.H352]&lt;&gt;&quot;&quot;;[.N355];&quot;&quot;))">
            <text:p/>
          </table:table-cell>
          <table:table-cell table:formula="of:=LOWER(IF([.H352]&lt;&gt;&quot;&quot;;[.J353];&quot;&quot;))">
            <text:p/>
          </table:table-cell>
          <table:table-cell table:formula="of:=LOWER(IF([.H352]&lt;&gt;&quot;&quot;; &quot;MATCH (n:&quot; &amp; [.R352] &amp; &quot;), (m:&quot; &amp; [.P352] &amp; &quot;)&#10;WHERE m.&quot; &amp; [.Q352] &amp; &quot; = n. &quot; &amp; [.S352] &amp; &quot; &#10;create (n)-[:&quot; &amp; [.T352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NOTEEVENTS</text:p>
          </table:table-cell>
          <table:table-cell table:formula="of:=OR( [.B353]=&quot;&quot;; NOT(ISERROR(FIND(&quot;DROP CONSTRAINT&quot;;[.B353]))); NOT(ISERROR(FIND(&quot;--&quot;;[.B353]))))" office:value-type="float" office:value="0" calcext:value-type="float">
            <text:p>0</text:p>
          </table:table-cell>
          <table:table-cell table:formula="of:=IF(AND( NOT([.C353]); NOT(ISERROR(FIND(&quot;ALTER TABLE&quot;;[.B353]  ))));&quot;Y&quot;;&quot;&quot;)" office:value-type="string" office:string-value="Y" calcext:value-type="string">
            <text:p>Y</text:p>
          </table:table-cell>
          <table:table-cell table:formula="of:=IF(AND( [.D353]=&quot;&quot;; NOT(ISERROR(FIND(&quot;ADD CONSTRAINT&quot;;[.B353]  ))));&quot;Y&quot;;&quot;&quot;)">
            <text:p/>
          </table:table-cell>
          <table:table-cell table:formula="of:=IF(AND( [.E353]=&quot;&quot;; NOT(ISERROR(FIND(&quot;FOREIGN KEY&quot;;[.B353]  ))));&quot;Y&quot;;&quot;&quot;)">
            <text:p/>
          </table:table-cell>
          <table:table-cell table:formula="of:=IF(AND( [.F353]=&quot;&quot;; NOT(ISERROR(FIND(&quot;REFERENCES&quot;;[.B353]  ))));&quot;Y&quot;;&quot;&quot;)">
            <text:p/>
          </table:table-cell>
          <table:table-cell table:formula="of:=IF([.D353]=&quot;Y&quot;; MID([.B353];FIND(&quot;ALTER TABLE&quot;;[.B353])+12;LEN([.B353]));&quot;&quot;)" office:value-type="string" office:string-value="NOTEEVENTS" calcext:value-type="string">
            <text:p>NOTEEVENTS</text:p>
          </table:table-cell>
          <table:table-cell table:formula="of:=IF([.E353]=&quot;Y&quot;; MID([.B353];FIND(&quot;ADD CONSTRAINT&quot;;[.B353])+15;LEN([.B353]));&quot;&quot;)">
            <text:p/>
          </table:table-cell>
          <table:table-cell table:formula="of:=[.I353]">
            <text:p/>
          </table:table-cell>
          <table:table-cell table:formula="of:=IF([.F353]=&quot;Y&quot;; MID([.B353];FIND(&quot;FOREIGN KEY&quot;;[.B353])+13;LEN([.B353])-14);&quot;&quot;)">
            <text:p/>
          </table:table-cell>
          <table:table-cell table:formula="of:=IF([.G353]=&quot;Y&quot;; MID([.B353];FIND(&quot;REFERENCES&quot;;[.B353])+11;LEN([.B353]));&quot;&quot;)">
            <text:p/>
          </table:table-cell>
          <table:table-cell table:formula="of:=IF([.L353]&lt;&gt;&quot;&quot;;LEFT([.L353];FIND(&quot;(&quot;;[.L353])-1);&quot;&quot;)">
            <text:p/>
          </table:table-cell>
          <table:table-cell table:formula="of:=SUBSTITUTE( IF([.L353]&lt;&gt;&quot;&quot;;MID([.L353];FIND(&quot;(&quot;;[.L353])+1;LEN([.L353]));&quot;&quot;); &quot;);&quot;;&quot;&quot;)">
            <text:p/>
          </table:table-cell>
          <table:table-cell table:style-name="ce16" table:formula="of:=LOWER(IF([.H353]&lt;&gt;&quot;&quot;; &quot;MATCH (n:&quot; &amp; [.M356] &amp; &quot;), (m:&quot; &amp; [.H353] &amp; &quot;)&#10;WHERE m.&quot; &amp; [.K355] &amp; &quot; = n. &quot; &amp; [.N356] &amp; &quot; &#10;create (n)-[:&quot; &amp; [.J354] &amp; &quot; ]-&gt;(m)&#10;RETURN n,m&quot;;&quot;&quot;))" office:value-type="string" office:string-value="match (n:caregivers), (m:noteevents)&#10;where m.cgid = n. cgid &#10;create (n)-[:noteevents_fk_cgid ]-&gt;(m)&#10;return n,m" calcext:value-type="string">
            <text:p>match (n:caregivers), (m:noteevents)</text:p>
            <text:p>where m.cgid = n. cgid </text:p>
            <text:p>create (n)-[:noteevents_fk_cgid ]-&gt;(m)</text:p>
            <text:p>return n,m</text:p>
          </table:table-cell>
          <table:table-cell table:formula="of:=LOWER(IF([.H353]&lt;&gt;&quot;&quot;;[.H353];&quot;&quot;))" office:value-type="string" office:string-value="noteevents" calcext:value-type="string">
            <text:p>noteevents</text:p>
          </table:table-cell>
          <table:table-cell table:formula="of:=LOWER(IF([.H353]&lt;&gt;&quot;&quot;;[.K355];&quot;&quot;))" office:value-type="string" office:string-value="cgid" calcext:value-type="string">
            <text:p>cgid</text:p>
          </table:table-cell>
          <table:table-cell table:formula="of:=LOWER(IF([.H353]&lt;&gt;&quot;&quot;;[.M356];&quot;&quot;))" office:value-type="string" office:string-value="caregivers" calcext:value-type="string">
            <text:p>caregivers</text:p>
          </table:table-cell>
          <table:table-cell table:formula="of:=LOWER(IF([.H353]&lt;&gt;&quot;&quot;;[.N356];&quot;&quot;))" office:value-type="string" office:string-value="cgid" calcext:value-type="string">
            <text:p>cgid</text:p>
          </table:table-cell>
          <table:table-cell table:formula="of:=LOWER(IF([.H353]&lt;&gt;&quot;&quot;;[.J354];&quot;&quot;))" office:value-type="string" office:string-value="noteevents_fk_cgid" calcext:value-type="string">
            <text:p>noteevents_fk_cgid</text:p>
          </table:table-cell>
          <table:table-cell table:formula="of:=LOWER(IF([.H353]&lt;&gt;&quot;&quot;; &quot;MATCH (n:&quot; &amp; [.R353] &amp; &quot;), (m:&quot; &amp; [.P353] &amp; &quot;)&#10;WHERE m.&quot; &amp; [.Q353] &amp; &quot; = n. &quot; &amp; [.S353] &amp; &quot; &#10;create (n)-[:&quot; &amp; [.T353] &amp; &quot; ]-&gt;(m)&#10;RETURN n,m&quot;;&quot;&quot;))" office:value-type="string" office:string-value="match (n:caregivers), (m:noteevents)&#10;where m.cgid = n. cgid &#10;create (n)-[:noteevents_fk_cgid ]-&gt;(m)&#10;return n,m" calcext:value-type="string">
            <text:p>match (n:caregivers), (m:noteevents)</text:p>
            <text:p>where m.cgid = n. cgid </text:p>
            <text:p>create (n)-[:noteevents_fk_cg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noteevents_fk_cgid</text:p>
          </table:table-cell>
          <table:table-cell table:formula="of:=OR( [.B354]=&quot;&quot;; NOT(ISERROR(FIND(&quot;DROP CONSTRAINT&quot;;[.B354]))); NOT(ISERROR(FIND(&quot;--&quot;;[.B354]))))" office:value-type="float" office:value="0" calcext:value-type="float">
            <text:p>0</text:p>
          </table:table-cell>
          <table:table-cell table:formula="of:=IF(AND( NOT([.C354]); NOT(ISERROR(FIND(&quot;ALTER TABLE&quot;;[.B354]  ))));&quot;Y&quot;;&quot;&quot;)">
            <text:p/>
          </table:table-cell>
          <table:table-cell table:formula="of:=IF(AND( [.D354]=&quot;&quot;; NOT(ISERROR(FIND(&quot;ADD CONSTRAINT&quot;;[.B354]  ))));&quot;Y&quot;;&quot;&quot;)" office:value-type="string" office:string-value="Y" calcext:value-type="string">
            <text:p>Y</text:p>
          </table:table-cell>
          <table:table-cell table:formula="of:=IF(AND( [.E354]=&quot;&quot;; NOT(ISERROR(FIND(&quot;FOREIGN KEY&quot;;[.B354]  ))));&quot;Y&quot;;&quot;&quot;)">
            <text:p/>
          </table:table-cell>
          <table:table-cell table:formula="of:=IF(AND( [.F354]=&quot;&quot;; NOT(ISERROR(FIND(&quot;REFERENCES&quot;;[.B354]  ))));&quot;Y&quot;;&quot;&quot;)">
            <text:p/>
          </table:table-cell>
          <table:table-cell table:formula="of:=IF([.D354]=&quot;Y&quot;; MID([.B354];FIND(&quot;ALTER TABLE&quot;;[.B354])+12;LEN([.B354]));&quot;&quot;)">
            <text:p/>
          </table:table-cell>
          <table:table-cell table:formula="of:=IF([.E354]=&quot;Y&quot;; MID([.B354];FIND(&quot;ADD CONSTRAINT&quot;;[.B354])+15;LEN([.B354]));&quot;&quot;)" office:value-type="string" office:string-value="noteevents_fk_cgid" calcext:value-type="string">
            <text:p>noteevents_fk_cgid</text:p>
          </table:table-cell>
          <table:table-cell table:formula="of:=[.I354]" office:value-type="string" office:string-value="noteevents_fk_cgid" calcext:value-type="string">
            <text:p>noteevents_fk_cgid</text:p>
          </table:table-cell>
          <table:table-cell table:formula="of:=IF([.F354]=&quot;Y&quot;; MID([.B354];FIND(&quot;FOREIGN KEY&quot;;[.B354])+13;LEN([.B354])-14);&quot;&quot;)">
            <text:p/>
          </table:table-cell>
          <table:table-cell table:formula="of:=IF([.G354]=&quot;Y&quot;; MID([.B354];FIND(&quot;REFERENCES&quot;;[.B354])+11;LEN([.B354]));&quot;&quot;)">
            <text:p/>
          </table:table-cell>
          <table:table-cell table:formula="of:=IF([.L354]&lt;&gt;&quot;&quot;;LEFT([.L354];FIND(&quot;(&quot;;[.L354])-1);&quot;&quot;)">
            <text:p/>
          </table:table-cell>
          <table:table-cell table:formula="of:=SUBSTITUTE( IF([.L354]&lt;&gt;&quot;&quot;;MID([.L354];FIND(&quot;(&quot;;[.L354])+1;LEN([.L354]));&quot;&quot;); &quot;);&quot;;&quot;&quot;)">
            <text:p/>
          </table:table-cell>
          <table:table-cell table:style-name="ce16" table:formula="of:=LOWER(IF([.H354]&lt;&gt;&quot;&quot;; &quot;MATCH (n:&quot; &amp; [.M357] &amp; &quot;), (m:&quot; &amp; [.H354] &amp; &quot;)&#10;WHERE m.&quot; &amp; [.K356] &amp; &quot; = n. &quot; &amp; [.N357] &amp; &quot; &#10;create (n)-[:&quot; &amp; [.J355] &amp; &quot; ]-&gt;(m)&#10;RETURN n,m&quot;;&quot;&quot;))">
            <text:p/>
          </table:table-cell>
          <table:table-cell table:formula="of:=LOWER(IF([.H354]&lt;&gt;&quot;&quot;;[.H354];&quot;&quot;))">
            <text:p/>
          </table:table-cell>
          <table:table-cell table:formula="of:=LOWER(IF([.H354]&lt;&gt;&quot;&quot;;[.K356];&quot;&quot;))">
            <text:p/>
          </table:table-cell>
          <table:table-cell table:formula="of:=LOWER(IF([.H354]&lt;&gt;&quot;&quot;;[.M357];&quot;&quot;))">
            <text:p/>
          </table:table-cell>
          <table:table-cell table:formula="of:=LOWER(IF([.H354]&lt;&gt;&quot;&quot;;[.N357];&quot;&quot;))">
            <text:p/>
          </table:table-cell>
          <table:table-cell table:formula="of:=LOWER(IF([.H354]&lt;&gt;&quot;&quot;;[.J355];&quot;&quot;))">
            <text:p/>
          </table:table-cell>
          <table:table-cell table:formula="of:=LOWER(IF([.H354]&lt;&gt;&quot;&quot;; &quot;MATCH (n:&quot; &amp; [.R354] &amp; &quot;), (m:&quot; &amp; [.P354] &amp; &quot;)&#10;WHERE m.&quot; &amp; [.Q354] &amp; &quot; = n. &quot; &amp; [.S354] &amp; &quot; &#10;create (n)-[:&quot; &amp; [.T35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CGID)</text:p>
          </table:table-cell>
          <table:table-cell table:formula="of:=OR( [.B355]=&quot;&quot;; NOT(ISERROR(FIND(&quot;DROP CONSTRAINT&quot;;[.B355]))); NOT(ISERROR(FIND(&quot;--&quot;;[.B355]))))" office:value-type="float" office:value="0" calcext:value-type="float">
            <text:p>0</text:p>
          </table:table-cell>
          <table:table-cell table:formula="of:=IF(AND( NOT([.C355]); NOT(ISERROR(FIND(&quot;ALTER TABLE&quot;;[.B355]  ))));&quot;Y&quot;;&quot;&quot;)">
            <text:p/>
          </table:table-cell>
          <table:table-cell table:formula="of:=IF(AND( [.D355]=&quot;&quot;; NOT(ISERROR(FIND(&quot;ADD CONSTRAINT&quot;;[.B355]  ))));&quot;Y&quot;;&quot;&quot;)">
            <text:p/>
          </table:table-cell>
          <table:table-cell table:formula="of:=IF(AND( [.E355]=&quot;&quot;; NOT(ISERROR(FIND(&quot;FOREIGN KEY&quot;;[.B355]  ))));&quot;Y&quot;;&quot;&quot;)" office:value-type="string" office:string-value="Y" calcext:value-type="string">
            <text:p>Y</text:p>
          </table:table-cell>
          <table:table-cell table:formula="of:=IF(AND( [.F355]=&quot;&quot;; NOT(ISERROR(FIND(&quot;REFERENCES&quot;;[.B355]  ))));&quot;Y&quot;;&quot;&quot;)">
            <text:p/>
          </table:table-cell>
          <table:table-cell table:formula="of:=IF([.D355]=&quot;Y&quot;; MID([.B355];FIND(&quot;ALTER TABLE&quot;;[.B355])+12;LEN([.B355]));&quot;&quot;)">
            <text:p/>
          </table:table-cell>
          <table:table-cell table:formula="of:=IF([.E355]=&quot;Y&quot;; MID([.B355];FIND(&quot;ADD CONSTRAINT&quot;;[.B355])+15;LEN([.B355]));&quot;&quot;)">
            <text:p/>
          </table:table-cell>
          <table:table-cell table:formula="of:=[.I355]">
            <text:p/>
          </table:table-cell>
          <table:table-cell table:formula="of:=IF([.F355]=&quot;Y&quot;; MID([.B355];FIND(&quot;FOREIGN KEY&quot;;[.B355])+13;LEN([.B355])-14);&quot;&quot;)" office:value-type="string" office:string-value="CGID" calcext:value-type="string">
            <text:p>CGID</text:p>
          </table:table-cell>
          <table:table-cell table:formula="of:=IF([.G355]=&quot;Y&quot;; MID([.B355];FIND(&quot;REFERENCES&quot;;[.B355])+11;LEN([.B355]));&quot;&quot;)">
            <text:p/>
          </table:table-cell>
          <table:table-cell table:formula="of:=IF([.L355]&lt;&gt;&quot;&quot;;LEFT([.L355];FIND(&quot;(&quot;;[.L355])-1);&quot;&quot;)">
            <text:p/>
          </table:table-cell>
          <table:table-cell table:formula="of:=SUBSTITUTE( IF([.L355]&lt;&gt;&quot;&quot;;MID([.L355];FIND(&quot;(&quot;;[.L355])+1;LEN([.L355]));&quot;&quot;); &quot;);&quot;;&quot;&quot;)">
            <text:p/>
          </table:table-cell>
          <table:table-cell table:style-name="ce16" table:formula="of:=LOWER(IF([.H355]&lt;&gt;&quot;&quot;; &quot;MATCH (n:&quot; &amp; [.M358] &amp; &quot;), (m:&quot; &amp; [.H355] &amp; &quot;)&#10;WHERE m.&quot; &amp; [.K357] &amp; &quot; = n. &quot; &amp; [.N358] &amp; &quot; &#10;create (n)-[:&quot; &amp; [.J356] &amp; &quot; ]-&gt;(m)&#10;RETURN n,m&quot;;&quot;&quot;))">
            <text:p/>
          </table:table-cell>
          <table:table-cell table:formula="of:=LOWER(IF([.H355]&lt;&gt;&quot;&quot;;[.H355];&quot;&quot;))">
            <text:p/>
          </table:table-cell>
          <table:table-cell table:formula="of:=LOWER(IF([.H355]&lt;&gt;&quot;&quot;;[.K357];&quot;&quot;))">
            <text:p/>
          </table:table-cell>
          <table:table-cell table:formula="of:=LOWER(IF([.H355]&lt;&gt;&quot;&quot;;[.M358];&quot;&quot;))">
            <text:p/>
          </table:table-cell>
          <table:table-cell table:formula="of:=LOWER(IF([.H355]&lt;&gt;&quot;&quot;;[.N358];&quot;&quot;))">
            <text:p/>
          </table:table-cell>
          <table:table-cell table:formula="of:=LOWER(IF([.H355]&lt;&gt;&quot;&quot;;[.J356];&quot;&quot;))">
            <text:p/>
          </table:table-cell>
          <table:table-cell table:formula="of:=LOWER(IF([.H355]&lt;&gt;&quot;&quot;; &quot;MATCH (n:&quot; &amp; [.R355] &amp; &quot;), (m:&quot; &amp; [.P355] &amp; &quot;)&#10;WHERE m.&quot; &amp; [.Q355] &amp; &quot; = n. &quot; &amp; [.S355] &amp; &quot; &#10;create (n)-[:&quot; &amp; [.T35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CAREGIVERS(CGID);</text:p>
          </table:table-cell>
          <table:table-cell table:formula="of:=OR( [.B356]=&quot;&quot;; NOT(ISERROR(FIND(&quot;DROP CONSTRAINT&quot;;[.B356]))); NOT(ISERROR(FIND(&quot;--&quot;;[.B356]))))" office:value-type="float" office:value="0" calcext:value-type="float">
            <text:p>0</text:p>
          </table:table-cell>
          <table:table-cell table:formula="of:=IF(AND( NOT([.C356]); NOT(ISERROR(FIND(&quot;ALTER TABLE&quot;;[.B356]  ))));&quot;Y&quot;;&quot;&quot;)">
            <text:p/>
          </table:table-cell>
          <table:table-cell table:formula="of:=IF(AND( [.D356]=&quot;&quot;; NOT(ISERROR(FIND(&quot;ADD CONSTRAINT&quot;;[.B356]  ))));&quot;Y&quot;;&quot;&quot;)">
            <text:p/>
          </table:table-cell>
          <table:table-cell table:formula="of:=IF(AND( [.E356]=&quot;&quot;; NOT(ISERROR(FIND(&quot;FOREIGN KEY&quot;;[.B356]  ))));&quot;Y&quot;;&quot;&quot;)">
            <text:p/>
          </table:table-cell>
          <table:table-cell table:formula="of:=IF(AND( [.F356]=&quot;&quot;; NOT(ISERROR(FIND(&quot;REFERENCES&quot;;[.B356]  ))));&quot;Y&quot;;&quot;&quot;)" office:value-type="string" office:string-value="Y" calcext:value-type="string">
            <text:p>Y</text:p>
          </table:table-cell>
          <table:table-cell table:formula="of:=IF([.D356]=&quot;Y&quot;; MID([.B356];FIND(&quot;ALTER TABLE&quot;;[.B356])+12;LEN([.B356]));&quot;&quot;)">
            <text:p/>
          </table:table-cell>
          <table:table-cell table:formula="of:=IF([.E356]=&quot;Y&quot;; MID([.B356];FIND(&quot;ADD CONSTRAINT&quot;;[.B356])+15;LEN([.B356]));&quot;&quot;)">
            <text:p/>
          </table:table-cell>
          <table:table-cell table:formula="of:=[.I356]">
            <text:p/>
          </table:table-cell>
          <table:table-cell table:formula="of:=IF([.F356]=&quot;Y&quot;; MID([.B356];FIND(&quot;FOREIGN KEY&quot;;[.B356])+13;LEN([.B356])-14);&quot;&quot;)">
            <text:p/>
          </table:table-cell>
          <table:table-cell table:formula="of:=IF([.G356]=&quot;Y&quot;; MID([.B356];FIND(&quot;REFERENCES&quot;;[.B356])+11;LEN([.B356]));&quot;&quot;)" office:value-type="string" office:string-value="CAREGIVERS(CGID);" calcext:value-type="string">
            <text:p>CAREGIVERS(CGID);</text:p>
          </table:table-cell>
          <table:table-cell table:formula="of:=IF([.L356]&lt;&gt;&quot;&quot;;LEFT([.L356];FIND(&quot;(&quot;;[.L356])-1);&quot;&quot;)" office:value-type="string" office:string-value="CAREGIVERS" calcext:value-type="string">
            <text:p>CAREGIVERS</text:p>
          </table:table-cell>
          <table:table-cell table:formula="of:=SUBSTITUTE( IF([.L356]&lt;&gt;&quot;&quot;;MID([.L356];FIND(&quot;(&quot;;[.L356])+1;LEN([.L356]));&quot;&quot;); &quot;);&quot;;&quot;&quot;)" office:value-type="string" office:string-value="CGID" calcext:value-type="string">
            <text:p>CGID</text:p>
          </table:table-cell>
          <table:table-cell table:style-name="ce16" table:formula="of:=LOWER(IF([.H356]&lt;&gt;&quot;&quot;; &quot;MATCH (n:&quot; &amp; [.M359] &amp; &quot;), (m:&quot; &amp; [.H356] &amp; &quot;)&#10;WHERE m.&quot; &amp; [.K358] &amp; &quot; = n. &quot; &amp; [.N359] &amp; &quot; &#10;create (n)-[:&quot; &amp; [.J357] &amp; &quot; ]-&gt;(m)&#10;RETURN n,m&quot;;&quot;&quot;))">
            <text:p/>
          </table:table-cell>
          <table:table-cell table:formula="of:=LOWER(IF([.H356]&lt;&gt;&quot;&quot;;[.H356];&quot;&quot;))">
            <text:p/>
          </table:table-cell>
          <table:table-cell table:formula="of:=LOWER(IF([.H356]&lt;&gt;&quot;&quot;;[.K358];&quot;&quot;))">
            <text:p/>
          </table:table-cell>
          <table:table-cell table:formula="of:=LOWER(IF([.H356]&lt;&gt;&quot;&quot;;[.M359];&quot;&quot;))">
            <text:p/>
          </table:table-cell>
          <table:table-cell table:formula="of:=LOWER(IF([.H356]&lt;&gt;&quot;&quot;;[.N359];&quot;&quot;))">
            <text:p/>
          </table:table-cell>
          <table:table-cell table:formula="of:=LOWER(IF([.H356]&lt;&gt;&quot;&quot;;[.J357];&quot;&quot;))">
            <text:p/>
          </table:table-cell>
          <table:table-cell table:formula="of:=LOWER(IF([.H356]&lt;&gt;&quot;&quot;; &quot;MATCH (n:&quot; &amp; [.R356] &amp; &quot;), (m:&quot; &amp; [.P356] &amp; &quot;)&#10;WHERE m.&quot; &amp; [.Q356] &amp; &quot; = n. &quot; &amp; [.S356] &amp; &quot; &#10;create (n)-[:&quot; &amp; [.T35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357]=&quot;&quot;; NOT(ISERROR(FIND(&quot;DROP CONSTRAINT&quot;;[.B357]))); NOT(ISERROR(FIND(&quot;--&quot;;[.B357]))))" office:value-type="float" office:value="1" calcext:value-type="float">
            <text:p>1</text:p>
          </table:table-cell>
          <table:table-cell table:formula="of:=IF(AND( NOT([.C357]); NOT(ISERROR(FIND(&quot;ALTER TABLE&quot;;[.B357]  ))));&quot;Y&quot;;&quot;&quot;)">
            <text:p/>
          </table:table-cell>
          <table:table-cell table:formula="of:=IF(AND( [.D357]=&quot;&quot;; NOT(ISERROR(FIND(&quot;ADD CONSTRAINT&quot;;[.B357]  ))));&quot;Y&quot;;&quot;&quot;)">
            <text:p/>
          </table:table-cell>
          <table:table-cell table:formula="of:=IF(AND( [.E357]=&quot;&quot;; NOT(ISERROR(FIND(&quot;FOREIGN KEY&quot;;[.B357]  ))));&quot;Y&quot;;&quot;&quot;)">
            <text:p/>
          </table:table-cell>
          <table:table-cell table:formula="of:=IF(AND( [.F357]=&quot;&quot;; NOT(ISERROR(FIND(&quot;REFERENCES&quot;;[.B357]  ))));&quot;Y&quot;;&quot;&quot;)">
            <text:p/>
          </table:table-cell>
          <table:table-cell table:formula="of:=IF([.D357]=&quot;Y&quot;; MID([.B357];FIND(&quot;ALTER TABLE&quot;;[.B357])+12;LEN([.B357]));&quot;&quot;)">
            <text:p/>
          </table:table-cell>
          <table:table-cell table:formula="of:=IF([.E357]=&quot;Y&quot;; MID([.B357];FIND(&quot;ADD CONSTRAINT&quot;;[.B357])+15;LEN([.B357]));&quot;&quot;)">
            <text:p/>
          </table:table-cell>
          <table:table-cell table:formula="of:=[.I357]">
            <text:p/>
          </table:table-cell>
          <table:table-cell table:formula="of:=IF([.F357]=&quot;Y&quot;; MID([.B357];FIND(&quot;FOREIGN KEY&quot;;[.B357])+13;LEN([.B357])-14);&quot;&quot;)">
            <text:p/>
          </table:table-cell>
          <table:table-cell table:formula="of:=IF([.G357]=&quot;Y&quot;; MID([.B357];FIND(&quot;REFERENCES&quot;;[.B357])+11;LEN([.B357]));&quot;&quot;)">
            <text:p/>
          </table:table-cell>
          <table:table-cell table:formula="of:=IF([.L357]&lt;&gt;&quot;&quot;;LEFT([.L357];FIND(&quot;(&quot;;[.L357])-1);&quot;&quot;)">
            <text:p/>
          </table:table-cell>
          <table:table-cell table:formula="of:=SUBSTITUTE( IF([.L357]&lt;&gt;&quot;&quot;;MID([.L357];FIND(&quot;(&quot;;[.L357])+1;LEN([.L357]));&quot;&quot;); &quot;);&quot;;&quot;&quot;)">
            <text:p/>
          </table:table-cell>
          <table:table-cell table:style-name="ce16" table:formula="of:=LOWER(IF([.H357]&lt;&gt;&quot;&quot;; &quot;MATCH (n:&quot; &amp; [.M360] &amp; &quot;), (m:&quot; &amp; [.H357] &amp; &quot;)&#10;WHERE m.&quot; &amp; [.K359] &amp; &quot; = n. &quot; &amp; [.N360] &amp; &quot; &#10;create (n)-[:&quot; &amp; [.J358] &amp; &quot; ]-&gt;(m)&#10;RETURN n,m&quot;;&quot;&quot;))">
            <text:p/>
          </table:table-cell>
          <table:table-cell table:formula="of:=LOWER(IF([.H357]&lt;&gt;&quot;&quot;;[.H357];&quot;&quot;))">
            <text:p/>
          </table:table-cell>
          <table:table-cell table:formula="of:=LOWER(IF([.H357]&lt;&gt;&quot;&quot;;[.K359];&quot;&quot;))">
            <text:p/>
          </table:table-cell>
          <table:table-cell table:formula="of:=LOWER(IF([.H357]&lt;&gt;&quot;&quot;;[.M360];&quot;&quot;))">
            <text:p/>
          </table:table-cell>
          <table:table-cell table:formula="of:=LOWER(IF([.H357]&lt;&gt;&quot;&quot;;[.N360];&quot;&quot;))">
            <text:p/>
          </table:table-cell>
          <table:table-cell table:formula="of:=LOWER(IF([.H357]&lt;&gt;&quot;&quot;;[.J358];&quot;&quot;))">
            <text:p/>
          </table:table-cell>
          <table:table-cell table:formula="of:=LOWER(IF([.H357]&lt;&gt;&quot;&quot;; &quot;MATCH (n:&quot; &amp; [.R357] &amp; &quot;), (m:&quot; &amp; [.P357] &amp; &quot;)&#10;WHERE m.&quot; &amp; [.Q357] &amp; &quot; = n. &quot; &amp; [.S357] &amp; &quot; &#10;create (n)-[:&quot; &amp; [.T35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358]=&quot;&quot;; NOT(ISERROR(FIND(&quot;DROP CONSTRAINT&quot;;[.B358]))); NOT(ISERROR(FIND(&quot;--&quot;;[.B358]))))" office:value-type="float" office:value="1" calcext:value-type="float">
            <text:p>1</text:p>
          </table:table-cell>
          <table:table-cell table:formula="of:=IF(AND( NOT([.C358]); NOT(ISERROR(FIND(&quot;ALTER TABLE&quot;;[.B358]  ))));&quot;Y&quot;;&quot;&quot;)">
            <text:p/>
          </table:table-cell>
          <table:table-cell table:formula="of:=IF(AND( [.D358]=&quot;&quot;; NOT(ISERROR(FIND(&quot;ADD CONSTRAINT&quot;;[.B358]  ))));&quot;Y&quot;;&quot;&quot;)">
            <text:p/>
          </table:table-cell>
          <table:table-cell table:formula="of:=IF(AND( [.E358]=&quot;&quot;; NOT(ISERROR(FIND(&quot;FOREIGN KEY&quot;;[.B358]  ))));&quot;Y&quot;;&quot;&quot;)">
            <text:p/>
          </table:table-cell>
          <table:table-cell table:formula="of:=IF(AND( [.F358]=&quot;&quot;; NOT(ISERROR(FIND(&quot;REFERENCES&quot;;[.B358]  ))));&quot;Y&quot;;&quot;&quot;)">
            <text:p/>
          </table:table-cell>
          <table:table-cell table:formula="of:=IF([.D358]=&quot;Y&quot;; MID([.B358];FIND(&quot;ALTER TABLE&quot;;[.B358])+12;LEN([.B358]));&quot;&quot;)">
            <text:p/>
          </table:table-cell>
          <table:table-cell table:formula="of:=IF([.E358]=&quot;Y&quot;; MID([.B358];FIND(&quot;ADD CONSTRAINT&quot;;[.B358])+15;LEN([.B358]));&quot;&quot;)">
            <text:p/>
          </table:table-cell>
          <table:table-cell table:formula="of:=[.I358]">
            <text:p/>
          </table:table-cell>
          <table:table-cell table:formula="of:=IF([.F358]=&quot;Y&quot;; MID([.B358];FIND(&quot;FOREIGN KEY&quot;;[.B358])+13;LEN([.B358])-14);&quot;&quot;)">
            <text:p/>
          </table:table-cell>
          <table:table-cell table:formula="of:=IF([.G358]=&quot;Y&quot;; MID([.B358];FIND(&quot;REFERENCES&quot;;[.B358])+11;LEN([.B358]));&quot;&quot;)">
            <text:p/>
          </table:table-cell>
          <table:table-cell table:formula="of:=IF([.L358]&lt;&gt;&quot;&quot;;LEFT([.L358];FIND(&quot;(&quot;;[.L358])-1);&quot;&quot;)">
            <text:p/>
          </table:table-cell>
          <table:table-cell table:formula="of:=SUBSTITUTE( IF([.L358]&lt;&gt;&quot;&quot;;MID([.L358];FIND(&quot;(&quot;;[.L358])+1;LEN([.L358]));&quot;&quot;); &quot;);&quot;;&quot;&quot;)">
            <text:p/>
          </table:table-cell>
          <table:table-cell table:style-name="ce16" table:formula="of:=LOWER(IF([.H358]&lt;&gt;&quot;&quot;; &quot;MATCH (n:&quot; &amp; [.M361] &amp; &quot;), (m:&quot; &amp; [.H358] &amp; &quot;)&#10;WHERE m.&quot; &amp; [.K360] &amp; &quot; = n. &quot; &amp; [.N361] &amp; &quot; &#10;create (n)-[:&quot; &amp; [.J359] &amp; &quot; ]-&gt;(m)&#10;RETURN n,m&quot;;&quot;&quot;))">
            <text:p/>
          </table:table-cell>
          <table:table-cell table:formula="of:=LOWER(IF([.H358]&lt;&gt;&quot;&quot;;[.H358];&quot;&quot;))">
            <text:p/>
          </table:table-cell>
          <table:table-cell table:formula="of:=LOWER(IF([.H358]&lt;&gt;&quot;&quot;;[.K360];&quot;&quot;))">
            <text:p/>
          </table:table-cell>
          <table:table-cell table:formula="of:=LOWER(IF([.H358]&lt;&gt;&quot;&quot;;[.M361];&quot;&quot;))">
            <text:p/>
          </table:table-cell>
          <table:table-cell table:formula="of:=LOWER(IF([.H358]&lt;&gt;&quot;&quot;;[.N361];&quot;&quot;))">
            <text:p/>
          </table:table-cell>
          <table:table-cell table:formula="of:=LOWER(IF([.H358]&lt;&gt;&quot;&quot;;[.J359];&quot;&quot;))">
            <text:p/>
          </table:table-cell>
          <table:table-cell table:formula="of:=LOWER(IF([.H358]&lt;&gt;&quot;&quot;; &quot;MATCH (n:&quot; &amp; [.R358] &amp; &quot;), (m:&quot; &amp; [.P358] &amp; &quot;)&#10;WHERE m.&quot; &amp; [.Q358] &amp; &quot; = n. &quot; &amp; [.S358] &amp; &quot; &#10;create (n)-[:&quot; &amp; [.T35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</text:p>
          </table:table-cell>
          <table:table-cell table:formula="of:=OR( [.B359]=&quot;&quot;; NOT(ISERROR(FIND(&quot;DROP CONSTRAINT&quot;;[.B359]))); NOT(ISERROR(FIND(&quot;--&quot;;[.B359]))))" office:value-type="float" office:value="1" calcext:value-type="float">
            <text:p>1</text:p>
          </table:table-cell>
          <table:table-cell table:formula="of:=IF(AND( NOT([.C359]); NOT(ISERROR(FIND(&quot;ALTER TABLE&quot;;[.B359]  ))));&quot;Y&quot;;&quot;&quot;)">
            <text:p/>
          </table:table-cell>
          <table:table-cell table:formula="of:=IF(AND( [.D359]=&quot;&quot;; NOT(ISERROR(FIND(&quot;ADD CONSTRAINT&quot;;[.B359]  ))));&quot;Y&quot;;&quot;&quot;)">
            <text:p/>
          </table:table-cell>
          <table:table-cell table:formula="of:=IF(AND( [.E359]=&quot;&quot;; NOT(ISERROR(FIND(&quot;FOREIGN KEY&quot;;[.B359]  ))));&quot;Y&quot;;&quot;&quot;)">
            <text:p/>
          </table:table-cell>
          <table:table-cell table:formula="of:=IF(AND( [.F359]=&quot;&quot;; NOT(ISERROR(FIND(&quot;REFERENCES&quot;;[.B359]  ))));&quot;Y&quot;;&quot;&quot;)">
            <text:p/>
          </table:table-cell>
          <table:table-cell table:formula="of:=IF([.D359]=&quot;Y&quot;; MID([.B359];FIND(&quot;ALTER TABLE&quot;;[.B359])+12;LEN([.B359]));&quot;&quot;)">
            <text:p/>
          </table:table-cell>
          <table:table-cell table:formula="of:=IF([.E359]=&quot;Y&quot;; MID([.B359];FIND(&quot;ADD CONSTRAINT&quot;;[.B359])+15;LEN([.B359]));&quot;&quot;)">
            <text:p/>
          </table:table-cell>
          <table:table-cell table:formula="of:=[.I359]">
            <text:p/>
          </table:table-cell>
          <table:table-cell table:formula="of:=IF([.F359]=&quot;Y&quot;; MID([.B359];FIND(&quot;FOREIGN KEY&quot;;[.B359])+13;LEN([.B359])-14);&quot;&quot;)">
            <text:p/>
          </table:table-cell>
          <table:table-cell table:formula="of:=IF([.G359]=&quot;Y&quot;; MID([.B359];FIND(&quot;REFERENCES&quot;;[.B359])+11;LEN([.B359]));&quot;&quot;)">
            <text:p/>
          </table:table-cell>
          <table:table-cell table:formula="of:=IF([.L359]&lt;&gt;&quot;&quot;;LEFT([.L359];FIND(&quot;(&quot;;[.L359])-1);&quot;&quot;)">
            <text:p/>
          </table:table-cell>
          <table:table-cell table:formula="of:=SUBSTITUTE( IF([.L359]&lt;&gt;&quot;&quot;;MID([.L359];FIND(&quot;(&quot;;[.L359])+1;LEN([.L359]));&quot;&quot;); &quot;);&quot;;&quot;&quot;)">
            <text:p/>
          </table:table-cell>
          <table:table-cell table:style-name="ce16" table:formula="of:=LOWER(IF([.H359]&lt;&gt;&quot;&quot;; &quot;MATCH (n:&quot; &amp; [.M362] &amp; &quot;), (m:&quot; &amp; [.H359] &amp; &quot;)&#10;WHERE m.&quot; &amp; [.K361] &amp; &quot; = n. &quot; &amp; [.N362] &amp; &quot; &#10;create (n)-[:&quot; &amp; [.J360] &amp; &quot; ]-&gt;(m)&#10;RETURN n,m&quot;;&quot;&quot;))">
            <text:p/>
          </table:table-cell>
          <table:table-cell table:formula="of:=LOWER(IF([.H359]&lt;&gt;&quot;&quot;;[.H359];&quot;&quot;))">
            <text:p/>
          </table:table-cell>
          <table:table-cell table:formula="of:=LOWER(IF([.H359]&lt;&gt;&quot;&quot;;[.K361];&quot;&quot;))">
            <text:p/>
          </table:table-cell>
          <table:table-cell table:formula="of:=LOWER(IF([.H359]&lt;&gt;&quot;&quot;;[.M362];&quot;&quot;))">
            <text:p/>
          </table:table-cell>
          <table:table-cell table:formula="of:=LOWER(IF([.H359]&lt;&gt;&quot;&quot;;[.N362];&quot;&quot;))">
            <text:p/>
          </table:table-cell>
          <table:table-cell table:formula="of:=LOWER(IF([.H359]&lt;&gt;&quot;&quot;;[.J360];&quot;&quot;))">
            <text:p/>
          </table:table-cell>
          <table:table-cell table:formula="of:=LOWER(IF([.H359]&lt;&gt;&quot;&quot;; &quot;MATCH (n:&quot; &amp; [.R359] &amp; &quot;), (m:&quot; &amp; [.P359] &amp; &quot;)&#10;WHERE m.&quot; &amp; [.Q359] &amp; &quot; = n. &quot; &amp; [.S359] &amp; &quot; &#10;create (n)-[:&quot; &amp; [.T35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OUTPUTEVENTS--</text:p>
          </table:table-cell>
          <table:table-cell table:formula="of:=OR( [.B360]=&quot;&quot;; NOT(ISERROR(FIND(&quot;DROP CONSTRAINT&quot;;[.B360]))); NOT(ISERROR(FIND(&quot;--&quot;;[.B360]))))" office:value-type="float" office:value="1" calcext:value-type="float">
            <text:p>1</text:p>
          </table:table-cell>
          <table:table-cell table:formula="of:=IF(AND( NOT([.C360]); NOT(ISERROR(FIND(&quot;ALTER TABLE&quot;;[.B360]  ))));&quot;Y&quot;;&quot;&quot;)">
            <text:p/>
          </table:table-cell>
          <table:table-cell table:formula="of:=IF(AND( [.D360]=&quot;&quot;; NOT(ISERROR(FIND(&quot;ADD CONSTRAINT&quot;;[.B360]  ))));&quot;Y&quot;;&quot;&quot;)">
            <text:p/>
          </table:table-cell>
          <table:table-cell table:formula="of:=IF(AND( [.E360]=&quot;&quot;; NOT(ISERROR(FIND(&quot;FOREIGN KEY&quot;;[.B360]  ))));&quot;Y&quot;;&quot;&quot;)">
            <text:p/>
          </table:table-cell>
          <table:table-cell table:formula="of:=IF(AND( [.F360]=&quot;&quot;; NOT(ISERROR(FIND(&quot;REFERENCES&quot;;[.B360]  ))));&quot;Y&quot;;&quot;&quot;)">
            <text:p/>
          </table:table-cell>
          <table:table-cell table:formula="of:=IF([.D360]=&quot;Y&quot;; MID([.B360];FIND(&quot;ALTER TABLE&quot;;[.B360])+12;LEN([.B360]));&quot;&quot;)">
            <text:p/>
          </table:table-cell>
          <table:table-cell table:formula="of:=IF([.E360]=&quot;Y&quot;; MID([.B360];FIND(&quot;ADD CONSTRAINT&quot;;[.B360])+15;LEN([.B360]));&quot;&quot;)">
            <text:p/>
          </table:table-cell>
          <table:table-cell table:formula="of:=[.I360]">
            <text:p/>
          </table:table-cell>
          <table:table-cell table:formula="of:=IF([.F360]=&quot;Y&quot;; MID([.B360];FIND(&quot;FOREIGN KEY&quot;;[.B360])+13;LEN([.B360])-14);&quot;&quot;)">
            <text:p/>
          </table:table-cell>
          <table:table-cell table:formula="of:=IF([.G360]=&quot;Y&quot;; MID([.B360];FIND(&quot;REFERENCES&quot;;[.B360])+11;LEN([.B360]));&quot;&quot;)">
            <text:p/>
          </table:table-cell>
          <table:table-cell table:formula="of:=IF([.L360]&lt;&gt;&quot;&quot;;LEFT([.L360];FIND(&quot;(&quot;;[.L360])-1);&quot;&quot;)">
            <text:p/>
          </table:table-cell>
          <table:table-cell table:formula="of:=SUBSTITUTE( IF([.L360]&lt;&gt;&quot;&quot;;MID([.L360];FIND(&quot;(&quot;;[.L360])+1;LEN([.L360]));&quot;&quot;); &quot;);&quot;;&quot;&quot;)">
            <text:p/>
          </table:table-cell>
          <table:table-cell table:style-name="ce16" table:formula="of:=LOWER(IF([.H360]&lt;&gt;&quot;&quot;; &quot;MATCH (n:&quot; &amp; [.M363] &amp; &quot;), (m:&quot; &amp; [.H360] &amp; &quot;)&#10;WHERE m.&quot; &amp; [.K362] &amp; &quot; = n. &quot; &amp; [.N363] &amp; &quot; &#10;create (n)-[:&quot; &amp; [.J361] &amp; &quot; ]-&gt;(m)&#10;RETURN n,m&quot;;&quot;&quot;))">
            <text:p/>
          </table:table-cell>
          <table:table-cell table:formula="of:=LOWER(IF([.H360]&lt;&gt;&quot;&quot;;[.H360];&quot;&quot;))">
            <text:p/>
          </table:table-cell>
          <table:table-cell table:formula="of:=LOWER(IF([.H360]&lt;&gt;&quot;&quot;;[.K362];&quot;&quot;))">
            <text:p/>
          </table:table-cell>
          <table:table-cell table:formula="of:=LOWER(IF([.H360]&lt;&gt;&quot;&quot;;[.M363];&quot;&quot;))">
            <text:p/>
          </table:table-cell>
          <table:table-cell table:formula="of:=LOWER(IF([.H360]&lt;&gt;&quot;&quot;;[.N363];&quot;&quot;))">
            <text:p/>
          </table:table-cell>
          <table:table-cell table:formula="of:=LOWER(IF([.H360]&lt;&gt;&quot;&quot;;[.J361];&quot;&quot;))">
            <text:p/>
          </table:table-cell>
          <table:table-cell table:formula="of:=LOWER(IF([.H360]&lt;&gt;&quot;&quot;; &quot;MATCH (n:&quot; &amp; [.R360] &amp; &quot;), (m:&quot; &amp; [.P360] &amp; &quot;)&#10;WHERE m.&quot; &amp; [.Q360] &amp; &quot; = n. &quot; &amp; [.S360] &amp; &quot; &#10;create (n)-[:&quot; &amp; [.T36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</text:p>
          </table:table-cell>
          <table:table-cell table:formula="of:=OR( [.B361]=&quot;&quot;; NOT(ISERROR(FIND(&quot;DROP CONSTRAINT&quot;;[.B361]))); NOT(ISERROR(FIND(&quot;--&quot;;[.B361]))))" office:value-type="float" office:value="1" calcext:value-type="float">
            <text:p>1</text:p>
          </table:table-cell>
          <table:table-cell table:formula="of:=IF(AND( NOT([.C361]); NOT(ISERROR(FIND(&quot;ALTER TABLE&quot;;[.B361]  ))));&quot;Y&quot;;&quot;&quot;)">
            <text:p/>
          </table:table-cell>
          <table:table-cell table:formula="of:=IF(AND( [.D361]=&quot;&quot;; NOT(ISERROR(FIND(&quot;ADD CONSTRAINT&quot;;[.B361]  ))));&quot;Y&quot;;&quot;&quot;)">
            <text:p/>
          </table:table-cell>
          <table:table-cell table:formula="of:=IF(AND( [.E361]=&quot;&quot;; NOT(ISERROR(FIND(&quot;FOREIGN KEY&quot;;[.B361]  ))));&quot;Y&quot;;&quot;&quot;)">
            <text:p/>
          </table:table-cell>
          <table:table-cell table:formula="of:=IF(AND( [.F361]=&quot;&quot;; NOT(ISERROR(FIND(&quot;REFERENCES&quot;;[.B361]  ))));&quot;Y&quot;;&quot;&quot;)">
            <text:p/>
          </table:table-cell>
          <table:table-cell table:formula="of:=IF([.D361]=&quot;Y&quot;; MID([.B361];FIND(&quot;ALTER TABLE&quot;;[.B361])+12;LEN([.B361]));&quot;&quot;)">
            <text:p/>
          </table:table-cell>
          <table:table-cell table:formula="of:=IF([.E361]=&quot;Y&quot;; MID([.B361];FIND(&quot;ADD CONSTRAINT&quot;;[.B361])+15;LEN([.B361]));&quot;&quot;)">
            <text:p/>
          </table:table-cell>
          <table:table-cell table:formula="of:=[.I361]">
            <text:p/>
          </table:table-cell>
          <table:table-cell table:formula="of:=IF([.F361]=&quot;Y&quot;; MID([.B361];FIND(&quot;FOREIGN KEY&quot;;[.B361])+13;LEN([.B361])-14);&quot;&quot;)">
            <text:p/>
          </table:table-cell>
          <table:table-cell table:formula="of:=IF([.G361]=&quot;Y&quot;; MID([.B361];FIND(&quot;REFERENCES&quot;;[.B361])+11;LEN([.B361]));&quot;&quot;)">
            <text:p/>
          </table:table-cell>
          <table:table-cell table:formula="of:=IF([.L361]&lt;&gt;&quot;&quot;;LEFT([.L361];FIND(&quot;(&quot;;[.L361])-1);&quot;&quot;)">
            <text:p/>
          </table:table-cell>
          <table:table-cell table:formula="of:=SUBSTITUTE( IF([.L361]&lt;&gt;&quot;&quot;;MID([.L361];FIND(&quot;(&quot;;[.L361])+1;LEN([.L361]));&quot;&quot;); &quot;);&quot;;&quot;&quot;)">
            <text:p/>
          </table:table-cell>
          <table:table-cell table:style-name="ce16" table:formula="of:=LOWER(IF([.H361]&lt;&gt;&quot;&quot;; &quot;MATCH (n:&quot; &amp; [.M364] &amp; &quot;), (m:&quot; &amp; [.H361] &amp; &quot;)&#10;WHERE m.&quot; &amp; [.K363] &amp; &quot; = n. &quot; &amp; [.N364] &amp; &quot; &#10;create (n)-[:&quot; &amp; [.J362] &amp; &quot; ]-&gt;(m)&#10;RETURN n,m&quot;;&quot;&quot;))">
            <text:p/>
          </table:table-cell>
          <table:table-cell table:formula="of:=LOWER(IF([.H361]&lt;&gt;&quot;&quot;;[.H361];&quot;&quot;))">
            <text:p/>
          </table:table-cell>
          <table:table-cell table:formula="of:=LOWER(IF([.H361]&lt;&gt;&quot;&quot;;[.K363];&quot;&quot;))">
            <text:p/>
          </table:table-cell>
          <table:table-cell table:formula="of:=LOWER(IF([.H361]&lt;&gt;&quot;&quot;;[.M364];&quot;&quot;))">
            <text:p/>
          </table:table-cell>
          <table:table-cell table:formula="of:=LOWER(IF([.H361]&lt;&gt;&quot;&quot;;[.N364];&quot;&quot;))">
            <text:p/>
          </table:table-cell>
          <table:table-cell table:formula="of:=LOWER(IF([.H361]&lt;&gt;&quot;&quot;;[.J362];&quot;&quot;))">
            <text:p/>
          </table:table-cell>
          <table:table-cell table:formula="of:=LOWER(IF([.H361]&lt;&gt;&quot;&quot;; &quot;MATCH (n:&quot; &amp; [.R361] &amp; &quot;), (m:&quot; &amp; [.P361] &amp; &quot;)&#10;WHERE m.&quot; &amp; [.Q361] &amp; &quot; = n. &quot; &amp; [.S361] &amp; &quot; &#10;create (n)-[:&quot; &amp; [.T36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362]=&quot;&quot;; NOT(ISERROR(FIND(&quot;DROP CONSTRAINT&quot;;[.B362]))); NOT(ISERROR(FIND(&quot;--&quot;;[.B362]))))" office:value-type="float" office:value="1" calcext:value-type="float">
            <text:p>1</text:p>
          </table:table-cell>
          <table:table-cell table:formula="of:=IF(AND( NOT([.C362]); NOT(ISERROR(FIND(&quot;ALTER TABLE&quot;;[.B362]  ))));&quot;Y&quot;;&quot;&quot;)">
            <text:p/>
          </table:table-cell>
          <table:table-cell table:formula="of:=IF(AND( [.D362]=&quot;&quot;; NOT(ISERROR(FIND(&quot;ADD CONSTRAINT&quot;;[.B362]  ))));&quot;Y&quot;;&quot;&quot;)">
            <text:p/>
          </table:table-cell>
          <table:table-cell table:formula="of:=IF(AND( [.E362]=&quot;&quot;; NOT(ISERROR(FIND(&quot;FOREIGN KEY&quot;;[.B362]  ))));&quot;Y&quot;;&quot;&quot;)">
            <text:p/>
          </table:table-cell>
          <table:table-cell table:formula="of:=IF(AND( [.F362]=&quot;&quot;; NOT(ISERROR(FIND(&quot;REFERENCES&quot;;[.B362]  ))));&quot;Y&quot;;&quot;&quot;)">
            <text:p/>
          </table:table-cell>
          <table:table-cell table:formula="of:=IF([.D362]=&quot;Y&quot;; MID([.B362];FIND(&quot;ALTER TABLE&quot;;[.B362])+12;LEN([.B362]));&quot;&quot;)">
            <text:p/>
          </table:table-cell>
          <table:table-cell table:formula="of:=IF([.E362]=&quot;Y&quot;; MID([.B362];FIND(&quot;ADD CONSTRAINT&quot;;[.B362])+15;LEN([.B362]));&quot;&quot;)">
            <text:p/>
          </table:table-cell>
          <table:table-cell table:formula="of:=[.I362]">
            <text:p/>
          </table:table-cell>
          <table:table-cell table:formula="of:=IF([.F362]=&quot;Y&quot;; MID([.B362];FIND(&quot;FOREIGN KEY&quot;;[.B362])+13;LEN([.B362])-14);&quot;&quot;)">
            <text:p/>
          </table:table-cell>
          <table:table-cell table:formula="of:=IF([.G362]=&quot;Y&quot;; MID([.B362];FIND(&quot;REFERENCES&quot;;[.B362])+11;LEN([.B362]));&quot;&quot;)">
            <text:p/>
          </table:table-cell>
          <table:table-cell table:formula="of:=IF([.L362]&lt;&gt;&quot;&quot;;LEFT([.L362];FIND(&quot;(&quot;;[.L362])-1);&quot;&quot;)">
            <text:p/>
          </table:table-cell>
          <table:table-cell table:formula="of:=SUBSTITUTE( IF([.L362]&lt;&gt;&quot;&quot;;MID([.L362];FIND(&quot;(&quot;;[.L362])+1;LEN([.L362]));&quot;&quot;); &quot;);&quot;;&quot;&quot;)">
            <text:p/>
          </table:table-cell>
          <table:table-cell table:style-name="ce16" table:formula="of:=LOWER(IF([.H362]&lt;&gt;&quot;&quot;; &quot;MATCH (n:&quot; &amp; [.M365] &amp; &quot;), (m:&quot; &amp; [.H362] &amp; &quot;)&#10;WHERE m.&quot; &amp; [.K364] &amp; &quot; = n. &quot; &amp; [.N365] &amp; &quot; &#10;create (n)-[:&quot; &amp; [.J363] &amp; &quot; ]-&gt;(m)&#10;RETURN n,m&quot;;&quot;&quot;))">
            <text:p/>
          </table:table-cell>
          <table:table-cell table:formula="of:=LOWER(IF([.H362]&lt;&gt;&quot;&quot;;[.H362];&quot;&quot;))">
            <text:p/>
          </table:table-cell>
          <table:table-cell table:formula="of:=LOWER(IF([.H362]&lt;&gt;&quot;&quot;;[.K364];&quot;&quot;))">
            <text:p/>
          </table:table-cell>
          <table:table-cell table:formula="of:=LOWER(IF([.H362]&lt;&gt;&quot;&quot;;[.M365];&quot;&quot;))">
            <text:p/>
          </table:table-cell>
          <table:table-cell table:formula="of:=LOWER(IF([.H362]&lt;&gt;&quot;&quot;;[.N365];&quot;&quot;))">
            <text:p/>
          </table:table-cell>
          <table:table-cell table:formula="of:=LOWER(IF([.H362]&lt;&gt;&quot;&quot;;[.J363];&quot;&quot;))">
            <text:p/>
          </table:table-cell>
          <table:table-cell table:formula="of:=LOWER(IF([.H362]&lt;&gt;&quot;&quot;; &quot;MATCH (n:&quot; &amp; [.R362] &amp; &quot;), (m:&quot; &amp; [.P362] &amp; &quot;)&#10;WHERE m.&quot; &amp; [.Q362] &amp; &quot; = n. &quot; &amp; [.S362] &amp; &quot; &#10;create (n)-[:&quot; &amp; [.T36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363]=&quot;&quot;; NOT(ISERROR(FIND(&quot;DROP CONSTRAINT&quot;;[.B363]))); NOT(ISERROR(FIND(&quot;--&quot;;[.B363]))))" office:value-type="float" office:value="1" calcext:value-type="float">
            <text:p>1</text:p>
          </table:table-cell>
          <table:table-cell table:formula="of:=IF(AND( NOT([.C363]); NOT(ISERROR(FIND(&quot;ALTER TABLE&quot;;[.B363]  ))));&quot;Y&quot;;&quot;&quot;)">
            <text:p/>
          </table:table-cell>
          <table:table-cell table:formula="of:=IF(AND( [.D363]=&quot;&quot;; NOT(ISERROR(FIND(&quot;ADD CONSTRAINT&quot;;[.B363]  ))));&quot;Y&quot;;&quot;&quot;)">
            <text:p/>
          </table:table-cell>
          <table:table-cell table:formula="of:=IF(AND( [.E363]=&quot;&quot;; NOT(ISERROR(FIND(&quot;FOREIGN KEY&quot;;[.B363]  ))));&quot;Y&quot;;&quot;&quot;)">
            <text:p/>
          </table:table-cell>
          <table:table-cell table:formula="of:=IF(AND( [.F363]=&quot;&quot;; NOT(ISERROR(FIND(&quot;REFERENCES&quot;;[.B363]  ))));&quot;Y&quot;;&quot;&quot;)">
            <text:p/>
          </table:table-cell>
          <table:table-cell table:formula="of:=IF([.D363]=&quot;Y&quot;; MID([.B363];FIND(&quot;ALTER TABLE&quot;;[.B363])+12;LEN([.B363]));&quot;&quot;)">
            <text:p/>
          </table:table-cell>
          <table:table-cell table:formula="of:=IF([.E363]=&quot;Y&quot;; MID([.B363];FIND(&quot;ADD CONSTRAINT&quot;;[.B363])+15;LEN([.B363]));&quot;&quot;)">
            <text:p/>
          </table:table-cell>
          <table:table-cell table:formula="of:=[.I363]">
            <text:p/>
          </table:table-cell>
          <table:table-cell table:formula="of:=IF([.F363]=&quot;Y&quot;; MID([.B363];FIND(&quot;FOREIGN KEY&quot;;[.B363])+13;LEN([.B363])-14);&quot;&quot;)">
            <text:p/>
          </table:table-cell>
          <table:table-cell table:formula="of:=IF([.G363]=&quot;Y&quot;; MID([.B363];FIND(&quot;REFERENCES&quot;;[.B363])+11;LEN([.B363]));&quot;&quot;)">
            <text:p/>
          </table:table-cell>
          <table:table-cell table:formula="of:=IF([.L363]&lt;&gt;&quot;&quot;;LEFT([.L363];FIND(&quot;(&quot;;[.L363])-1);&quot;&quot;)">
            <text:p/>
          </table:table-cell>
          <table:table-cell table:formula="of:=SUBSTITUTE( IF([.L363]&lt;&gt;&quot;&quot;;MID([.L363];FIND(&quot;(&quot;;[.L363])+1;LEN([.L363]));&quot;&quot;); &quot;);&quot;;&quot;&quot;)">
            <text:p/>
          </table:table-cell>
          <table:table-cell table:style-name="ce16" table:formula="of:=LOWER(IF([.H363]&lt;&gt;&quot;&quot;; &quot;MATCH (n:&quot; &amp; [.M366] &amp; &quot;), (m:&quot; &amp; [.H363] &amp; &quot;)&#10;WHERE m.&quot; &amp; [.K365] &amp; &quot; = n. &quot; &amp; [.N366] &amp; &quot; &#10;create (n)-[:&quot; &amp; [.J364] &amp; &quot; ]-&gt;(m)&#10;RETURN n,m&quot;;&quot;&quot;))">
            <text:p/>
          </table:table-cell>
          <table:table-cell table:formula="of:=LOWER(IF([.H363]&lt;&gt;&quot;&quot;;[.H363];&quot;&quot;))">
            <text:p/>
          </table:table-cell>
          <table:table-cell table:formula="of:=LOWER(IF([.H363]&lt;&gt;&quot;&quot;;[.K365];&quot;&quot;))">
            <text:p/>
          </table:table-cell>
          <table:table-cell table:formula="of:=LOWER(IF([.H363]&lt;&gt;&quot;&quot;;[.M366];&quot;&quot;))">
            <text:p/>
          </table:table-cell>
          <table:table-cell table:formula="of:=LOWER(IF([.H363]&lt;&gt;&quot;&quot;;[.N366];&quot;&quot;))">
            <text:p/>
          </table:table-cell>
          <table:table-cell table:formula="of:=LOWER(IF([.H363]&lt;&gt;&quot;&quot;;[.J364];&quot;&quot;))">
            <text:p/>
          </table:table-cell>
          <table:table-cell table:formula="of:=LOWER(IF([.H363]&lt;&gt;&quot;&quot;; &quot;MATCH (n:&quot; &amp; [.R363] &amp; &quot;), (m:&quot; &amp; [.P363] &amp; &quot;)&#10;WHERE m.&quot; &amp; [.Q363] &amp; &quot; = n. &quot; &amp; [.S363] &amp; &quot; &#10;create (n)-[:&quot; &amp; [.T36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OUTPUTEVENTS DROP CONSTRAINT IF EXISTS outputevents_subject_id;</text:p>
          </table:table-cell>
          <table:table-cell table:formula="of:=OR( [.B364]=&quot;&quot;; NOT(ISERROR(FIND(&quot;DROP CONSTRAINT&quot;;[.B364]))); NOT(ISERROR(FIND(&quot;--&quot;;[.B364]))))" office:value-type="float" office:value="1" calcext:value-type="float">
            <text:p>1</text:p>
          </table:table-cell>
          <table:table-cell table:formula="of:=IF(AND( NOT([.C364]); NOT(ISERROR(FIND(&quot;ALTER TABLE&quot;;[.B364]  ))));&quot;Y&quot;;&quot;&quot;)">
            <text:p/>
          </table:table-cell>
          <table:table-cell table:formula="of:=IF(AND( [.D364]=&quot;&quot;; NOT(ISERROR(FIND(&quot;ADD CONSTRAINT&quot;;[.B364]  ))));&quot;Y&quot;;&quot;&quot;)">
            <text:p/>
          </table:table-cell>
          <table:table-cell table:formula="of:=IF(AND( [.E364]=&quot;&quot;; NOT(ISERROR(FIND(&quot;FOREIGN KEY&quot;;[.B364]  ))));&quot;Y&quot;;&quot;&quot;)">
            <text:p/>
          </table:table-cell>
          <table:table-cell table:formula="of:=IF(AND( [.F364]=&quot;&quot;; NOT(ISERROR(FIND(&quot;REFERENCES&quot;;[.B364]  ))));&quot;Y&quot;;&quot;&quot;)">
            <text:p/>
          </table:table-cell>
          <table:table-cell table:formula="of:=IF([.D364]=&quot;Y&quot;; MID([.B364];FIND(&quot;ALTER TABLE&quot;;[.B364])+12;LEN([.B364]));&quot;&quot;)">
            <text:p/>
          </table:table-cell>
          <table:table-cell table:formula="of:=IF([.E364]=&quot;Y&quot;; MID([.B364];FIND(&quot;ADD CONSTRAINT&quot;;[.B364])+15;LEN([.B364]));&quot;&quot;)">
            <text:p/>
          </table:table-cell>
          <table:table-cell table:formula="of:=[.I364]">
            <text:p/>
          </table:table-cell>
          <table:table-cell table:formula="of:=IF([.F364]=&quot;Y&quot;; MID([.B364];FIND(&quot;FOREIGN KEY&quot;;[.B364])+13;LEN([.B364])-14);&quot;&quot;)">
            <text:p/>
          </table:table-cell>
          <table:table-cell table:formula="of:=IF([.G364]=&quot;Y&quot;; MID([.B364];FIND(&quot;REFERENCES&quot;;[.B364])+11;LEN([.B364]));&quot;&quot;)">
            <text:p/>
          </table:table-cell>
          <table:table-cell table:formula="of:=IF([.L364]&lt;&gt;&quot;&quot;;LEFT([.L364];FIND(&quot;(&quot;;[.L364])-1);&quot;&quot;)">
            <text:p/>
          </table:table-cell>
          <table:table-cell table:formula="of:=SUBSTITUTE( IF([.L364]&lt;&gt;&quot;&quot;;MID([.L364];FIND(&quot;(&quot;;[.L364])+1;LEN([.L364]));&quot;&quot;); &quot;);&quot;;&quot;&quot;)">
            <text:p/>
          </table:table-cell>
          <table:table-cell table:style-name="ce16" table:formula="of:=LOWER(IF([.H364]&lt;&gt;&quot;&quot;; &quot;MATCH (n:&quot; &amp; [.M367] &amp; &quot;), (m:&quot; &amp; [.H364] &amp; &quot;)&#10;WHERE m.&quot; &amp; [.K366] &amp; &quot; = n. &quot; &amp; [.N367] &amp; &quot; &#10;create (n)-[:&quot; &amp; [.J365] &amp; &quot; ]-&gt;(m)&#10;RETURN n,m&quot;;&quot;&quot;))">
            <text:p/>
          </table:table-cell>
          <table:table-cell table:formula="of:=LOWER(IF([.H364]&lt;&gt;&quot;&quot;;[.H364];&quot;&quot;))">
            <text:p/>
          </table:table-cell>
          <table:table-cell table:formula="of:=LOWER(IF([.H364]&lt;&gt;&quot;&quot;;[.K366];&quot;&quot;))">
            <text:p/>
          </table:table-cell>
          <table:table-cell table:formula="of:=LOWER(IF([.H364]&lt;&gt;&quot;&quot;;[.M367];&quot;&quot;))">
            <text:p/>
          </table:table-cell>
          <table:table-cell table:formula="of:=LOWER(IF([.H364]&lt;&gt;&quot;&quot;;[.N367];&quot;&quot;))">
            <text:p/>
          </table:table-cell>
          <table:table-cell table:formula="of:=LOWER(IF([.H364]&lt;&gt;&quot;&quot;;[.J365];&quot;&quot;))">
            <text:p/>
          </table:table-cell>
          <table:table-cell table:formula="of:=LOWER(IF([.H364]&lt;&gt;&quot;&quot;; &quot;MATCH (n:&quot; &amp; [.R364] &amp; &quot;), (m:&quot; &amp; [.P364] &amp; &quot;)&#10;WHERE m.&quot; &amp; [.Q364] &amp; &quot; = n. &quot; &amp; [.S364] &amp; &quot; &#10;create (n)-[:&quot; &amp; [.T364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OUTPUTEVENTS</text:p>
          </table:table-cell>
          <table:table-cell table:formula="of:=OR( [.B365]=&quot;&quot;; NOT(ISERROR(FIND(&quot;DROP CONSTRAINT&quot;;[.B365]))); NOT(ISERROR(FIND(&quot;--&quot;;[.B365]))))" office:value-type="float" office:value="0" calcext:value-type="float">
            <text:p>0</text:p>
          </table:table-cell>
          <table:table-cell table:formula="of:=IF(AND( NOT([.C365]); NOT(ISERROR(FIND(&quot;ALTER TABLE&quot;;[.B365]  ))));&quot;Y&quot;;&quot;&quot;)" office:value-type="string" office:string-value="Y" calcext:value-type="string">
            <text:p>Y</text:p>
          </table:table-cell>
          <table:table-cell table:formula="of:=IF(AND( [.D365]=&quot;&quot;; NOT(ISERROR(FIND(&quot;ADD CONSTRAINT&quot;;[.B365]  ))));&quot;Y&quot;;&quot;&quot;)">
            <text:p/>
          </table:table-cell>
          <table:table-cell table:formula="of:=IF(AND( [.E365]=&quot;&quot;; NOT(ISERROR(FIND(&quot;FOREIGN KEY&quot;;[.B365]  ))));&quot;Y&quot;;&quot;&quot;)">
            <text:p/>
          </table:table-cell>
          <table:table-cell table:formula="of:=IF(AND( [.F365]=&quot;&quot;; NOT(ISERROR(FIND(&quot;REFERENCES&quot;;[.B365]  ))));&quot;Y&quot;;&quot;&quot;)">
            <text:p/>
          </table:table-cell>
          <table:table-cell table:formula="of:=IF([.D365]=&quot;Y&quot;; MID([.B365];FIND(&quot;ALTER TABLE&quot;;[.B365])+12;LEN([.B365]));&quot;&quot;)" office:value-type="string" office:string-value="OUTPUTEVENTS" calcext:value-type="string">
            <text:p>OUTPUTEVENTS</text:p>
          </table:table-cell>
          <table:table-cell table:formula="of:=IF([.E365]=&quot;Y&quot;; MID([.B365];FIND(&quot;ADD CONSTRAINT&quot;;[.B365])+15;LEN([.B365]));&quot;&quot;)">
            <text:p/>
          </table:table-cell>
          <table:table-cell table:formula="of:=[.I365]">
            <text:p/>
          </table:table-cell>
          <table:table-cell table:formula="of:=IF([.F365]=&quot;Y&quot;; MID([.B365];FIND(&quot;FOREIGN KEY&quot;;[.B365])+13;LEN([.B365])-14);&quot;&quot;)">
            <text:p/>
          </table:table-cell>
          <table:table-cell table:formula="of:=IF([.G365]=&quot;Y&quot;; MID([.B365];FIND(&quot;REFERENCES&quot;;[.B365])+11;LEN([.B365]));&quot;&quot;)">
            <text:p/>
          </table:table-cell>
          <table:table-cell table:formula="of:=IF([.L365]&lt;&gt;&quot;&quot;;LEFT([.L365];FIND(&quot;(&quot;;[.L365])-1);&quot;&quot;)">
            <text:p/>
          </table:table-cell>
          <table:table-cell table:formula="of:=SUBSTITUTE( IF([.L365]&lt;&gt;&quot;&quot;;MID([.L365];FIND(&quot;(&quot;;[.L365])+1;LEN([.L365]));&quot;&quot;); &quot;);&quot;;&quot;&quot;)">
            <text:p/>
          </table:table-cell>
          <table:table-cell table:style-name="ce16" table:formula="of:=LOWER(IF([.H365]&lt;&gt;&quot;&quot;; &quot;MATCH (n:&quot; &amp; [.M368] &amp; &quot;), (m:&quot; &amp; [.H365] &amp; &quot;)&#10;WHERE m.&quot; &amp; [.K367] &amp; &quot; = n. &quot; &amp; [.N368] &amp; &quot; &#10;create (n)-[:&quot; &amp; [.J366] &amp; &quot; ]-&gt;(m)&#10;RETURN n,m&quot;;&quot;&quot;))" office:value-type="string" office:string-value="match (n:patients), (m:outputevents)&#10;where m.subject_id = n. subject_id &#10;create (n)-[:outputevents_fk_subject_id ]-&gt;(m)&#10;return n,m" calcext:value-type="string">
            <text:p>match (n:patients), (m:outputevents)</text:p>
            <text:p>where m.subject_id = n. subject_id </text:p>
            <text:p>create (n)-[:outputevents_fk_subject_id ]-&gt;(m)</text:p>
            <text:p>return n,m</text:p>
          </table:table-cell>
          <table:table-cell table:formula="of:=LOWER(IF([.H365]&lt;&gt;&quot;&quot;;[.H365];&quot;&quot;))" office:value-type="string" office:string-value="outputevents" calcext:value-type="string">
            <text:p>outputevents</text:p>
          </table:table-cell>
          <table:table-cell table:formula="of:=LOWER(IF([.H365]&lt;&gt;&quot;&quot;;[.K367];&quot;&quot;))" office:value-type="string" office:string-value="subject_id" calcext:value-type="string">
            <text:p>subject_id</text:p>
          </table:table-cell>
          <table:table-cell table:formula="of:=LOWER(IF([.H365]&lt;&gt;&quot;&quot;;[.M368];&quot;&quot;))" office:value-type="string" office:string-value="patients" calcext:value-type="string">
            <text:p>patients</text:p>
          </table:table-cell>
          <table:table-cell table:formula="of:=LOWER(IF([.H365]&lt;&gt;&quot;&quot;;[.N368];&quot;&quot;))" office:value-type="string" office:string-value="subject_id" calcext:value-type="string">
            <text:p>subject_id</text:p>
          </table:table-cell>
          <table:table-cell table:formula="of:=LOWER(IF([.H365]&lt;&gt;&quot;&quot;;[.J366];&quot;&quot;))" office:value-type="string" office:string-value="outputevents_fk_subject_id" calcext:value-type="string">
            <text:p>outputevents_fk_subject_id</text:p>
          </table:table-cell>
          <table:table-cell table:formula="of:=LOWER(IF([.H365]&lt;&gt;&quot;&quot;; &quot;MATCH (n:&quot; &amp; [.R365] &amp; &quot;), (m:&quot; &amp; [.P365] &amp; &quot;)&#10;WHERE m.&quot; &amp; [.Q365] &amp; &quot; = n. &quot; &amp; [.S365] &amp; &quot; &#10;create (n)-[:&quot; &amp; [.T365] &amp; &quot; ]-&gt;(m)&#10;RETURN n,m&quot;;&quot;&quot;))" office:value-type="string" office:string-value="match (n:patients), (m:outputevents)&#10;where m.subject_id = n. subject_id &#10;create (n)-[:outputevents_fk_subject_id ]-&gt;(m)&#10;return n,m" calcext:value-type="string">
            <text:p>match (n:patients), (m:outputevents)</text:p>
            <text:p>where m.subject_id = n. subject_id </text:p>
            <text:p>create (n)-[:outputevents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outputevents_fk_subject_id</text:p>
          </table:table-cell>
          <table:table-cell table:formula="of:=OR( [.B366]=&quot;&quot;; NOT(ISERROR(FIND(&quot;DROP CONSTRAINT&quot;;[.B366]))); NOT(ISERROR(FIND(&quot;--&quot;;[.B366]))))" office:value-type="float" office:value="0" calcext:value-type="float">
            <text:p>0</text:p>
          </table:table-cell>
          <table:table-cell table:formula="of:=IF(AND( NOT([.C366]); NOT(ISERROR(FIND(&quot;ALTER TABLE&quot;;[.B366]  ))));&quot;Y&quot;;&quot;&quot;)">
            <text:p/>
          </table:table-cell>
          <table:table-cell table:formula="of:=IF(AND( [.D366]=&quot;&quot;; NOT(ISERROR(FIND(&quot;ADD CONSTRAINT&quot;;[.B366]  ))));&quot;Y&quot;;&quot;&quot;)" office:value-type="string" office:string-value="Y" calcext:value-type="string">
            <text:p>Y</text:p>
          </table:table-cell>
          <table:table-cell table:formula="of:=IF(AND( [.E366]=&quot;&quot;; NOT(ISERROR(FIND(&quot;FOREIGN KEY&quot;;[.B366]  ))));&quot;Y&quot;;&quot;&quot;)">
            <text:p/>
          </table:table-cell>
          <table:table-cell table:formula="of:=IF(AND( [.F366]=&quot;&quot;; NOT(ISERROR(FIND(&quot;REFERENCES&quot;;[.B366]  ))));&quot;Y&quot;;&quot;&quot;)">
            <text:p/>
          </table:table-cell>
          <table:table-cell table:formula="of:=IF([.D366]=&quot;Y&quot;; MID([.B366];FIND(&quot;ALTER TABLE&quot;;[.B366])+12;LEN([.B366]));&quot;&quot;)">
            <text:p/>
          </table:table-cell>
          <table:table-cell table:formula="of:=IF([.E366]=&quot;Y&quot;; MID([.B366];FIND(&quot;ADD CONSTRAINT&quot;;[.B366])+15;LEN([.B366]));&quot;&quot;)" office:value-type="string" office:string-value="outputevents_fk_subject_id" calcext:value-type="string">
            <text:p>outputevents_fk_subject_id</text:p>
          </table:table-cell>
          <table:table-cell table:formula="of:=[.I366]" office:value-type="string" office:string-value="outputevents_fk_subject_id" calcext:value-type="string">
            <text:p>outputevents_fk_subject_id</text:p>
          </table:table-cell>
          <table:table-cell table:formula="of:=IF([.F366]=&quot;Y&quot;; MID([.B366];FIND(&quot;FOREIGN KEY&quot;;[.B366])+13;LEN([.B366])-14);&quot;&quot;)">
            <text:p/>
          </table:table-cell>
          <table:table-cell table:formula="of:=IF([.G366]=&quot;Y&quot;; MID([.B366];FIND(&quot;REFERENCES&quot;;[.B366])+11;LEN([.B366]));&quot;&quot;)">
            <text:p/>
          </table:table-cell>
          <table:table-cell table:formula="of:=IF([.L366]&lt;&gt;&quot;&quot;;LEFT([.L366];FIND(&quot;(&quot;;[.L366])-1);&quot;&quot;)">
            <text:p/>
          </table:table-cell>
          <table:table-cell table:formula="of:=SUBSTITUTE( IF([.L366]&lt;&gt;&quot;&quot;;MID([.L366];FIND(&quot;(&quot;;[.L366])+1;LEN([.L366]));&quot;&quot;); &quot;);&quot;;&quot;&quot;)">
            <text:p/>
          </table:table-cell>
          <table:table-cell table:style-name="ce16" table:formula="of:=LOWER(IF([.H366]&lt;&gt;&quot;&quot;; &quot;MATCH (n:&quot; &amp; [.M369] &amp; &quot;), (m:&quot; &amp; [.H366] &amp; &quot;)&#10;WHERE m.&quot; &amp; [.K368] &amp; &quot; = n. &quot; &amp; [.N369] &amp; &quot; &#10;create (n)-[:&quot; &amp; [.J367] &amp; &quot; ]-&gt;(m)&#10;RETURN n,m&quot;;&quot;&quot;))">
            <text:p/>
          </table:table-cell>
          <table:table-cell table:formula="of:=LOWER(IF([.H366]&lt;&gt;&quot;&quot;;[.H366];&quot;&quot;))">
            <text:p/>
          </table:table-cell>
          <table:table-cell table:formula="of:=LOWER(IF([.H366]&lt;&gt;&quot;&quot;;[.K368];&quot;&quot;))">
            <text:p/>
          </table:table-cell>
          <table:table-cell table:formula="of:=LOWER(IF([.H366]&lt;&gt;&quot;&quot;;[.M369];&quot;&quot;))">
            <text:p/>
          </table:table-cell>
          <table:table-cell table:formula="of:=LOWER(IF([.H366]&lt;&gt;&quot;&quot;;[.N369];&quot;&quot;))">
            <text:p/>
          </table:table-cell>
          <table:table-cell table:formula="of:=LOWER(IF([.H366]&lt;&gt;&quot;&quot;;[.J367];&quot;&quot;))">
            <text:p/>
          </table:table-cell>
          <table:table-cell table:formula="of:=LOWER(IF([.H366]&lt;&gt;&quot;&quot;; &quot;MATCH (n:&quot; &amp; [.R366] &amp; &quot;), (m:&quot; &amp; [.P366] &amp; &quot;)&#10;WHERE m.&quot; &amp; [.Q366] &amp; &quot; = n. &quot; &amp; [.S366] &amp; &quot; &#10;create (n)-[:&quot; &amp; [.T36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367]=&quot;&quot;; NOT(ISERROR(FIND(&quot;DROP CONSTRAINT&quot;;[.B367]))); NOT(ISERROR(FIND(&quot;--&quot;;[.B367]))))" office:value-type="float" office:value="0" calcext:value-type="float">
            <text:p>0</text:p>
          </table:table-cell>
          <table:table-cell table:formula="of:=IF(AND( NOT([.C367]); NOT(ISERROR(FIND(&quot;ALTER TABLE&quot;;[.B367]  ))));&quot;Y&quot;;&quot;&quot;)">
            <text:p/>
          </table:table-cell>
          <table:table-cell table:formula="of:=IF(AND( [.D367]=&quot;&quot;; NOT(ISERROR(FIND(&quot;ADD CONSTRAINT&quot;;[.B367]  ))));&quot;Y&quot;;&quot;&quot;)">
            <text:p/>
          </table:table-cell>
          <table:table-cell table:formula="of:=IF(AND( [.E367]=&quot;&quot;; NOT(ISERROR(FIND(&quot;FOREIGN KEY&quot;;[.B367]  ))));&quot;Y&quot;;&quot;&quot;)" office:value-type="string" office:string-value="Y" calcext:value-type="string">
            <text:p>Y</text:p>
          </table:table-cell>
          <table:table-cell table:formula="of:=IF(AND( [.F367]=&quot;&quot;; NOT(ISERROR(FIND(&quot;REFERENCES&quot;;[.B367]  ))));&quot;Y&quot;;&quot;&quot;)">
            <text:p/>
          </table:table-cell>
          <table:table-cell table:formula="of:=IF([.D367]=&quot;Y&quot;; MID([.B367];FIND(&quot;ALTER TABLE&quot;;[.B367])+12;LEN([.B367]));&quot;&quot;)">
            <text:p/>
          </table:table-cell>
          <table:table-cell table:formula="of:=IF([.E367]=&quot;Y&quot;; MID([.B367];FIND(&quot;ADD CONSTRAINT&quot;;[.B367])+15;LEN([.B367]));&quot;&quot;)">
            <text:p/>
          </table:table-cell>
          <table:table-cell table:formula="of:=[.I367]">
            <text:p/>
          </table:table-cell>
          <table:table-cell table:formula="of:=IF([.F367]=&quot;Y&quot;; MID([.B367];FIND(&quot;FOREIGN KEY&quot;;[.B367])+13;LEN([.B367])-14);&quot;&quot;)" office:value-type="string" office:string-value="SUBJECT_ID" calcext:value-type="string">
            <text:p>SUBJECT_ID</text:p>
          </table:table-cell>
          <table:table-cell table:formula="of:=IF([.G367]=&quot;Y&quot;; MID([.B367];FIND(&quot;REFERENCES&quot;;[.B367])+11;LEN([.B367]));&quot;&quot;)">
            <text:p/>
          </table:table-cell>
          <table:table-cell table:formula="of:=IF([.L367]&lt;&gt;&quot;&quot;;LEFT([.L367];FIND(&quot;(&quot;;[.L367])-1);&quot;&quot;)">
            <text:p/>
          </table:table-cell>
          <table:table-cell table:formula="of:=SUBSTITUTE( IF([.L367]&lt;&gt;&quot;&quot;;MID([.L367];FIND(&quot;(&quot;;[.L367])+1;LEN([.L367]));&quot;&quot;); &quot;);&quot;;&quot;&quot;)">
            <text:p/>
          </table:table-cell>
          <table:table-cell table:style-name="ce16" table:formula="of:=LOWER(IF([.H367]&lt;&gt;&quot;&quot;; &quot;MATCH (n:&quot; &amp; [.M370] &amp; &quot;), (m:&quot; &amp; [.H367] &amp; &quot;)&#10;WHERE m.&quot; &amp; [.K369] &amp; &quot; = n. &quot; &amp; [.N370] &amp; &quot; &#10;create (n)-[:&quot; &amp; [.J368] &amp; &quot; ]-&gt;(m)&#10;RETURN n,m&quot;;&quot;&quot;))">
            <text:p/>
          </table:table-cell>
          <table:table-cell table:formula="of:=LOWER(IF([.H367]&lt;&gt;&quot;&quot;;[.H367];&quot;&quot;))">
            <text:p/>
          </table:table-cell>
          <table:table-cell table:formula="of:=LOWER(IF([.H367]&lt;&gt;&quot;&quot;;[.K369];&quot;&quot;))">
            <text:p/>
          </table:table-cell>
          <table:table-cell table:formula="of:=LOWER(IF([.H367]&lt;&gt;&quot;&quot;;[.M370];&quot;&quot;))">
            <text:p/>
          </table:table-cell>
          <table:table-cell table:formula="of:=LOWER(IF([.H367]&lt;&gt;&quot;&quot;;[.N370];&quot;&quot;))">
            <text:p/>
          </table:table-cell>
          <table:table-cell table:formula="of:=LOWER(IF([.H367]&lt;&gt;&quot;&quot;;[.J368];&quot;&quot;))">
            <text:p/>
          </table:table-cell>
          <table:table-cell table:formula="of:=LOWER(IF([.H367]&lt;&gt;&quot;&quot;; &quot;MATCH (n:&quot; &amp; [.R367] &amp; &quot;), (m:&quot; &amp; [.P367] &amp; &quot;)&#10;WHERE m.&quot; &amp; [.Q367] &amp; &quot; = n. &quot; &amp; [.S367] &amp; &quot; &#10;create (n)-[:&quot; &amp; [.T36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368]=&quot;&quot;; NOT(ISERROR(FIND(&quot;DROP CONSTRAINT&quot;;[.B368]))); NOT(ISERROR(FIND(&quot;--&quot;;[.B368]))))" office:value-type="float" office:value="0" calcext:value-type="float">
            <text:p>0</text:p>
          </table:table-cell>
          <table:table-cell table:formula="of:=IF(AND( NOT([.C368]); NOT(ISERROR(FIND(&quot;ALTER TABLE&quot;;[.B368]  ))));&quot;Y&quot;;&quot;&quot;)">
            <text:p/>
          </table:table-cell>
          <table:table-cell table:formula="of:=IF(AND( [.D368]=&quot;&quot;; NOT(ISERROR(FIND(&quot;ADD CONSTRAINT&quot;;[.B368]  ))));&quot;Y&quot;;&quot;&quot;)">
            <text:p/>
          </table:table-cell>
          <table:table-cell table:formula="of:=IF(AND( [.E368]=&quot;&quot;; NOT(ISERROR(FIND(&quot;FOREIGN KEY&quot;;[.B368]  ))));&quot;Y&quot;;&quot;&quot;)">
            <text:p/>
          </table:table-cell>
          <table:table-cell table:formula="of:=IF(AND( [.F368]=&quot;&quot;; NOT(ISERROR(FIND(&quot;REFERENCES&quot;;[.B368]  ))));&quot;Y&quot;;&quot;&quot;)" office:value-type="string" office:string-value="Y" calcext:value-type="string">
            <text:p>Y</text:p>
          </table:table-cell>
          <table:table-cell table:formula="of:=IF([.D368]=&quot;Y&quot;; MID([.B368];FIND(&quot;ALTER TABLE&quot;;[.B368])+12;LEN([.B368]));&quot;&quot;)">
            <text:p/>
          </table:table-cell>
          <table:table-cell table:formula="of:=IF([.E368]=&quot;Y&quot;; MID([.B368];FIND(&quot;ADD CONSTRAINT&quot;;[.B368])+15;LEN([.B368]));&quot;&quot;)">
            <text:p/>
          </table:table-cell>
          <table:table-cell table:formula="of:=[.I368]">
            <text:p/>
          </table:table-cell>
          <table:table-cell table:formula="of:=IF([.F368]=&quot;Y&quot;; MID([.B368];FIND(&quot;FOREIGN KEY&quot;;[.B368])+13;LEN([.B368])-14);&quot;&quot;)">
            <text:p/>
          </table:table-cell>
          <table:table-cell table:formula="of:=IF([.G368]=&quot;Y&quot;; MID([.B368];FIND(&quot;REFERENCES&quot;;[.B368])+11;LEN([.B368]));&quot;&quot;)" office:value-type="string" office:string-value="PATIENTS(SUBJECT_ID);" calcext:value-type="string">
            <text:p>PATIENTS(SUBJECT_ID);</text:p>
          </table:table-cell>
          <table:table-cell table:formula="of:=IF([.L368]&lt;&gt;&quot;&quot;;LEFT([.L368];FIND(&quot;(&quot;;[.L368])-1);&quot;&quot;)" office:value-type="string" office:string-value="PATIENTS" calcext:value-type="string">
            <text:p>PATIENTS</text:p>
          </table:table-cell>
          <table:table-cell table:formula="of:=SUBSTITUTE( IF([.L368]&lt;&gt;&quot;&quot;;MID([.L368];FIND(&quot;(&quot;;[.L368])+1;LEN([.L368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368]&lt;&gt;&quot;&quot;; &quot;MATCH (n:&quot; &amp; [.M371] &amp; &quot;), (m:&quot; &amp; [.H368] &amp; &quot;)&#10;WHERE m.&quot; &amp; [.K370] &amp; &quot; = n. &quot; &amp; [.N371] &amp; &quot; &#10;create (n)-[:&quot; &amp; [.J369] &amp; &quot; ]-&gt;(m)&#10;RETURN n,m&quot;;&quot;&quot;))">
            <text:p/>
          </table:table-cell>
          <table:table-cell table:formula="of:=LOWER(IF([.H368]&lt;&gt;&quot;&quot;;[.H368];&quot;&quot;))">
            <text:p/>
          </table:table-cell>
          <table:table-cell table:formula="of:=LOWER(IF([.H368]&lt;&gt;&quot;&quot;;[.K370];&quot;&quot;))">
            <text:p/>
          </table:table-cell>
          <table:table-cell table:formula="of:=LOWER(IF([.H368]&lt;&gt;&quot;&quot;;[.M371];&quot;&quot;))">
            <text:p/>
          </table:table-cell>
          <table:table-cell table:formula="of:=LOWER(IF([.H368]&lt;&gt;&quot;&quot;;[.N371];&quot;&quot;))">
            <text:p/>
          </table:table-cell>
          <table:table-cell table:formula="of:=LOWER(IF([.H368]&lt;&gt;&quot;&quot;;[.J369];&quot;&quot;))">
            <text:p/>
          </table:table-cell>
          <table:table-cell table:formula="of:=LOWER(IF([.H368]&lt;&gt;&quot;&quot;; &quot;MATCH (n:&quot; &amp; [.R368] &amp; &quot;), (m:&quot; &amp; [.P368] &amp; &quot;)&#10;WHERE m.&quot; &amp; [.Q368] &amp; &quot; = n. &quot; &amp; [.S368] &amp; &quot; &#10;create (n)-[:&quot; &amp; [.T36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369]=&quot;&quot;; NOT(ISERROR(FIND(&quot;DROP CONSTRAINT&quot;;[.B369]))); NOT(ISERROR(FIND(&quot;--&quot;;[.B369]))))" office:value-type="float" office:value="1" calcext:value-type="float">
            <text:p>1</text:p>
          </table:table-cell>
          <table:table-cell table:formula="of:=IF(AND( NOT([.C369]); NOT(ISERROR(FIND(&quot;ALTER TABLE&quot;;[.B369]  ))));&quot;Y&quot;;&quot;&quot;)">
            <text:p/>
          </table:table-cell>
          <table:table-cell table:formula="of:=IF(AND( [.D369]=&quot;&quot;; NOT(ISERROR(FIND(&quot;ADD CONSTRAINT&quot;;[.B369]  ))));&quot;Y&quot;;&quot;&quot;)">
            <text:p/>
          </table:table-cell>
          <table:table-cell table:formula="of:=IF(AND( [.E369]=&quot;&quot;; NOT(ISERROR(FIND(&quot;FOREIGN KEY&quot;;[.B369]  ))));&quot;Y&quot;;&quot;&quot;)">
            <text:p/>
          </table:table-cell>
          <table:table-cell table:formula="of:=IF(AND( [.F369]=&quot;&quot;; NOT(ISERROR(FIND(&quot;REFERENCES&quot;;[.B369]  ))));&quot;Y&quot;;&quot;&quot;)">
            <text:p/>
          </table:table-cell>
          <table:table-cell table:formula="of:=IF([.D369]=&quot;Y&quot;; MID([.B369];FIND(&quot;ALTER TABLE&quot;;[.B369])+12;LEN([.B369]));&quot;&quot;)">
            <text:p/>
          </table:table-cell>
          <table:table-cell table:formula="of:=IF([.E369]=&quot;Y&quot;; MID([.B369];FIND(&quot;ADD CONSTRAINT&quot;;[.B369])+15;LEN([.B369]));&quot;&quot;)">
            <text:p/>
          </table:table-cell>
          <table:table-cell table:formula="of:=[.I369]">
            <text:p/>
          </table:table-cell>
          <table:table-cell table:formula="of:=IF([.F369]=&quot;Y&quot;; MID([.B369];FIND(&quot;FOREIGN KEY&quot;;[.B369])+13;LEN([.B369])-14);&quot;&quot;)">
            <text:p/>
          </table:table-cell>
          <table:table-cell table:formula="of:=IF([.G369]=&quot;Y&quot;; MID([.B369];FIND(&quot;REFERENCES&quot;;[.B369])+11;LEN([.B369]));&quot;&quot;)">
            <text:p/>
          </table:table-cell>
          <table:table-cell table:formula="of:=IF([.L369]&lt;&gt;&quot;&quot;;LEFT([.L369];FIND(&quot;(&quot;;[.L369])-1);&quot;&quot;)">
            <text:p/>
          </table:table-cell>
          <table:table-cell table:formula="of:=SUBSTITUTE( IF([.L369]&lt;&gt;&quot;&quot;;MID([.L369];FIND(&quot;(&quot;;[.L369])+1;LEN([.L369]));&quot;&quot;); &quot;);&quot;;&quot;&quot;)">
            <text:p/>
          </table:table-cell>
          <table:table-cell table:style-name="ce16" table:formula="of:=LOWER(IF([.H369]&lt;&gt;&quot;&quot;; &quot;MATCH (n:&quot; &amp; [.M372] &amp; &quot;), (m:&quot; &amp; [.H369] &amp; &quot;)&#10;WHERE m.&quot; &amp; [.K371] &amp; &quot; = n. &quot; &amp; [.N372] &amp; &quot; &#10;create (n)-[:&quot; &amp; [.J370] &amp; &quot; ]-&gt;(m)&#10;RETURN n,m&quot;;&quot;&quot;))">
            <text:p/>
          </table:table-cell>
          <table:table-cell table:formula="of:=LOWER(IF([.H369]&lt;&gt;&quot;&quot;;[.H369];&quot;&quot;))">
            <text:p/>
          </table:table-cell>
          <table:table-cell table:formula="of:=LOWER(IF([.H369]&lt;&gt;&quot;&quot;;[.K371];&quot;&quot;))">
            <text:p/>
          </table:table-cell>
          <table:table-cell table:formula="of:=LOWER(IF([.H369]&lt;&gt;&quot;&quot;;[.M372];&quot;&quot;))">
            <text:p/>
          </table:table-cell>
          <table:table-cell table:formula="of:=LOWER(IF([.H369]&lt;&gt;&quot;&quot;;[.N372];&quot;&quot;))">
            <text:p/>
          </table:table-cell>
          <table:table-cell table:formula="of:=LOWER(IF([.H369]&lt;&gt;&quot;&quot;;[.J370];&quot;&quot;))">
            <text:p/>
          </table:table-cell>
          <table:table-cell table:formula="of:=LOWER(IF([.H369]&lt;&gt;&quot;&quot;; &quot;MATCH (n:&quot; &amp; [.R369] &amp; &quot;), (m:&quot; &amp; [.P369] &amp; &quot;)&#10;WHERE m.&quot; &amp; [.Q369] &amp; &quot; = n. &quot; &amp; [.S369] &amp; &quot; &#10;create (n)-[:&quot; &amp; [.T36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hadm_id</text:p>
          </table:table-cell>
          <table:table-cell table:formula="of:=OR( [.B370]=&quot;&quot;; NOT(ISERROR(FIND(&quot;DROP CONSTRAINT&quot;;[.B370]))); NOT(ISERROR(FIND(&quot;--&quot;;[.B370]))))" office:value-type="float" office:value="1" calcext:value-type="float">
            <text:p>1</text:p>
          </table:table-cell>
          <table:table-cell table:formula="of:=IF(AND( NOT([.C370]); NOT(ISERROR(FIND(&quot;ALTER TABLE&quot;;[.B370]  ))));&quot;Y&quot;;&quot;&quot;)">
            <text:p/>
          </table:table-cell>
          <table:table-cell table:formula="of:=IF(AND( [.D370]=&quot;&quot;; NOT(ISERROR(FIND(&quot;ADD CONSTRAINT&quot;;[.B370]  ))));&quot;Y&quot;;&quot;&quot;)">
            <text:p/>
          </table:table-cell>
          <table:table-cell table:formula="of:=IF(AND( [.E370]=&quot;&quot;; NOT(ISERROR(FIND(&quot;FOREIGN KEY&quot;;[.B370]  ))));&quot;Y&quot;;&quot;&quot;)">
            <text:p/>
          </table:table-cell>
          <table:table-cell table:formula="of:=IF(AND( [.F370]=&quot;&quot;; NOT(ISERROR(FIND(&quot;REFERENCES&quot;;[.B370]  ))));&quot;Y&quot;;&quot;&quot;)">
            <text:p/>
          </table:table-cell>
          <table:table-cell table:formula="of:=IF([.D370]=&quot;Y&quot;; MID([.B370];FIND(&quot;ALTER TABLE&quot;;[.B370])+12;LEN([.B370]));&quot;&quot;)">
            <text:p/>
          </table:table-cell>
          <table:table-cell table:formula="of:=IF([.E370]=&quot;Y&quot;; MID([.B370];FIND(&quot;ADD CONSTRAINT&quot;;[.B370])+15;LEN([.B370]));&quot;&quot;)">
            <text:p/>
          </table:table-cell>
          <table:table-cell table:formula="of:=[.I370]">
            <text:p/>
          </table:table-cell>
          <table:table-cell table:formula="of:=IF([.F370]=&quot;Y&quot;; MID([.B370];FIND(&quot;FOREIGN KEY&quot;;[.B370])+13;LEN([.B370])-14);&quot;&quot;)">
            <text:p/>
          </table:table-cell>
          <table:table-cell table:formula="of:=IF([.G370]=&quot;Y&quot;; MID([.B370];FIND(&quot;REFERENCES&quot;;[.B370])+11;LEN([.B370]));&quot;&quot;)">
            <text:p/>
          </table:table-cell>
          <table:table-cell table:formula="of:=IF([.L370]&lt;&gt;&quot;&quot;;LEFT([.L370];FIND(&quot;(&quot;;[.L370])-1);&quot;&quot;)">
            <text:p/>
          </table:table-cell>
          <table:table-cell table:formula="of:=SUBSTITUTE( IF([.L370]&lt;&gt;&quot;&quot;;MID([.L370];FIND(&quot;(&quot;;[.L370])+1;LEN([.L370]));&quot;&quot;); &quot;);&quot;;&quot;&quot;)">
            <text:p/>
          </table:table-cell>
          <table:table-cell table:style-name="ce16" table:formula="of:=LOWER(IF([.H370]&lt;&gt;&quot;&quot;; &quot;MATCH (n:&quot; &amp; [.M373] &amp; &quot;), (m:&quot; &amp; [.H370] &amp; &quot;)&#10;WHERE m.&quot; &amp; [.K372] &amp; &quot; = n. &quot; &amp; [.N373] &amp; &quot; &#10;create (n)-[:&quot; &amp; [.J371] &amp; &quot; ]-&gt;(m)&#10;RETURN n,m&quot;;&quot;&quot;))">
            <text:p/>
          </table:table-cell>
          <table:table-cell table:formula="of:=LOWER(IF([.H370]&lt;&gt;&quot;&quot;;[.H370];&quot;&quot;))">
            <text:p/>
          </table:table-cell>
          <table:table-cell table:formula="of:=LOWER(IF([.H370]&lt;&gt;&quot;&quot;;[.K372];&quot;&quot;))">
            <text:p/>
          </table:table-cell>
          <table:table-cell table:formula="of:=LOWER(IF([.H370]&lt;&gt;&quot;&quot;;[.M373];&quot;&quot;))">
            <text:p/>
          </table:table-cell>
          <table:table-cell table:formula="of:=LOWER(IF([.H370]&lt;&gt;&quot;&quot;;[.N373];&quot;&quot;))">
            <text:p/>
          </table:table-cell>
          <table:table-cell table:formula="of:=LOWER(IF([.H370]&lt;&gt;&quot;&quot;;[.J371];&quot;&quot;))">
            <text:p/>
          </table:table-cell>
          <table:table-cell table:formula="of:=LOWER(IF([.H370]&lt;&gt;&quot;&quot;; &quot;MATCH (n:&quot; &amp; [.R370] &amp; &quot;), (m:&quot; &amp; [.P370] &amp; &quot;)&#10;WHERE m.&quot; &amp; [.Q370] &amp; &quot; = n. &quot; &amp; [.S370] &amp; &quot; &#10;create (n)-[:&quot; &amp; [.T37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OUTPUTEVENTS DROP CONSTRAINT IF EXISTS outputevents_hadm_id;</text:p>
          </table:table-cell>
          <table:table-cell table:formula="of:=OR( [.B371]=&quot;&quot;; NOT(ISERROR(FIND(&quot;DROP CONSTRAINT&quot;;[.B371]))); NOT(ISERROR(FIND(&quot;--&quot;;[.B371]))))" office:value-type="float" office:value="1" calcext:value-type="float">
            <text:p>1</text:p>
          </table:table-cell>
          <table:table-cell table:formula="of:=IF(AND( NOT([.C371]); NOT(ISERROR(FIND(&quot;ALTER TABLE&quot;;[.B371]  ))));&quot;Y&quot;;&quot;&quot;)">
            <text:p/>
          </table:table-cell>
          <table:table-cell table:formula="of:=IF(AND( [.D371]=&quot;&quot;; NOT(ISERROR(FIND(&quot;ADD CONSTRAINT&quot;;[.B371]  ))));&quot;Y&quot;;&quot;&quot;)">
            <text:p/>
          </table:table-cell>
          <table:table-cell table:formula="of:=IF(AND( [.E371]=&quot;&quot;; NOT(ISERROR(FIND(&quot;FOREIGN KEY&quot;;[.B371]  ))));&quot;Y&quot;;&quot;&quot;)">
            <text:p/>
          </table:table-cell>
          <table:table-cell table:formula="of:=IF(AND( [.F371]=&quot;&quot;; NOT(ISERROR(FIND(&quot;REFERENCES&quot;;[.B371]  ))));&quot;Y&quot;;&quot;&quot;)">
            <text:p/>
          </table:table-cell>
          <table:table-cell table:formula="of:=IF([.D371]=&quot;Y&quot;; MID([.B371];FIND(&quot;ALTER TABLE&quot;;[.B371])+12;LEN([.B371]));&quot;&quot;)">
            <text:p/>
          </table:table-cell>
          <table:table-cell table:formula="of:=IF([.E371]=&quot;Y&quot;; MID([.B371];FIND(&quot;ADD CONSTRAINT&quot;;[.B371])+15;LEN([.B371]));&quot;&quot;)">
            <text:p/>
          </table:table-cell>
          <table:table-cell table:formula="of:=[.I371]">
            <text:p/>
          </table:table-cell>
          <table:table-cell table:formula="of:=IF([.F371]=&quot;Y&quot;; MID([.B371];FIND(&quot;FOREIGN KEY&quot;;[.B371])+13;LEN([.B371])-14);&quot;&quot;)">
            <text:p/>
          </table:table-cell>
          <table:table-cell table:formula="of:=IF([.G371]=&quot;Y&quot;; MID([.B371];FIND(&quot;REFERENCES&quot;;[.B371])+11;LEN([.B371]));&quot;&quot;)">
            <text:p/>
          </table:table-cell>
          <table:table-cell table:formula="of:=IF([.L371]&lt;&gt;&quot;&quot;;LEFT([.L371];FIND(&quot;(&quot;;[.L371])-1);&quot;&quot;)">
            <text:p/>
          </table:table-cell>
          <table:table-cell table:formula="of:=SUBSTITUTE( IF([.L371]&lt;&gt;&quot;&quot;;MID([.L371];FIND(&quot;(&quot;;[.L371])+1;LEN([.L371]));&quot;&quot;); &quot;);&quot;;&quot;&quot;)">
            <text:p/>
          </table:table-cell>
          <table:table-cell table:style-name="ce16" table:formula="of:=LOWER(IF([.H371]&lt;&gt;&quot;&quot;; &quot;MATCH (n:&quot; &amp; [.M374] &amp; &quot;), (m:&quot; &amp; [.H371] &amp; &quot;)&#10;WHERE m.&quot; &amp; [.K373] &amp; &quot; = n. &quot; &amp; [.N374] &amp; &quot; &#10;create (n)-[:&quot; &amp; [.J372] &amp; &quot; ]-&gt;(m)&#10;RETURN n,m&quot;;&quot;&quot;))">
            <text:p/>
          </table:table-cell>
          <table:table-cell table:formula="of:=LOWER(IF([.H371]&lt;&gt;&quot;&quot;;[.H371];&quot;&quot;))">
            <text:p/>
          </table:table-cell>
          <table:table-cell table:formula="of:=LOWER(IF([.H371]&lt;&gt;&quot;&quot;;[.K373];&quot;&quot;))">
            <text:p/>
          </table:table-cell>
          <table:table-cell table:formula="of:=LOWER(IF([.H371]&lt;&gt;&quot;&quot;;[.M374];&quot;&quot;))">
            <text:p/>
          </table:table-cell>
          <table:table-cell table:formula="of:=LOWER(IF([.H371]&lt;&gt;&quot;&quot;;[.N374];&quot;&quot;))">
            <text:p/>
          </table:table-cell>
          <table:table-cell table:formula="of:=LOWER(IF([.H371]&lt;&gt;&quot;&quot;;[.J372];&quot;&quot;))">
            <text:p/>
          </table:table-cell>
          <table:table-cell table:formula="of:=LOWER(IF([.H371]&lt;&gt;&quot;&quot;; &quot;MATCH (n:&quot; &amp; [.R371] &amp; &quot;), (m:&quot; &amp; [.P371] &amp; &quot;)&#10;WHERE m.&quot; &amp; [.Q371] &amp; &quot; = n. &quot; &amp; [.S371] &amp; &quot; &#10;create (n)-[:&quot; &amp; [.T371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OUTPUTEVENTS</text:p>
          </table:table-cell>
          <table:table-cell table:formula="of:=OR( [.B372]=&quot;&quot;; NOT(ISERROR(FIND(&quot;DROP CONSTRAINT&quot;;[.B372]))); NOT(ISERROR(FIND(&quot;--&quot;;[.B372]))))" office:value-type="float" office:value="0" calcext:value-type="float">
            <text:p>0</text:p>
          </table:table-cell>
          <table:table-cell table:formula="of:=IF(AND( NOT([.C372]); NOT(ISERROR(FIND(&quot;ALTER TABLE&quot;;[.B372]  ))));&quot;Y&quot;;&quot;&quot;)" office:value-type="string" office:string-value="Y" calcext:value-type="string">
            <text:p>Y</text:p>
          </table:table-cell>
          <table:table-cell table:formula="of:=IF(AND( [.D372]=&quot;&quot;; NOT(ISERROR(FIND(&quot;ADD CONSTRAINT&quot;;[.B372]  ))));&quot;Y&quot;;&quot;&quot;)">
            <text:p/>
          </table:table-cell>
          <table:table-cell table:formula="of:=IF(AND( [.E372]=&quot;&quot;; NOT(ISERROR(FIND(&quot;FOREIGN KEY&quot;;[.B372]  ))));&quot;Y&quot;;&quot;&quot;)">
            <text:p/>
          </table:table-cell>
          <table:table-cell table:formula="of:=IF(AND( [.F372]=&quot;&quot;; NOT(ISERROR(FIND(&quot;REFERENCES&quot;;[.B372]  ))));&quot;Y&quot;;&quot;&quot;)">
            <text:p/>
          </table:table-cell>
          <table:table-cell table:formula="of:=IF([.D372]=&quot;Y&quot;; MID([.B372];FIND(&quot;ALTER TABLE&quot;;[.B372])+12;LEN([.B372]));&quot;&quot;)" office:value-type="string" office:string-value="OUTPUTEVENTS" calcext:value-type="string">
            <text:p>OUTPUTEVENTS</text:p>
          </table:table-cell>
          <table:table-cell table:formula="of:=IF([.E372]=&quot;Y&quot;; MID([.B372];FIND(&quot;ADD CONSTRAINT&quot;;[.B372])+15;LEN([.B372]));&quot;&quot;)">
            <text:p/>
          </table:table-cell>
          <table:table-cell table:formula="of:=[.I372]">
            <text:p/>
          </table:table-cell>
          <table:table-cell table:formula="of:=IF([.F372]=&quot;Y&quot;; MID([.B372];FIND(&quot;FOREIGN KEY&quot;;[.B372])+13;LEN([.B372])-14);&quot;&quot;)">
            <text:p/>
          </table:table-cell>
          <table:table-cell table:formula="of:=IF([.G372]=&quot;Y&quot;; MID([.B372];FIND(&quot;REFERENCES&quot;;[.B372])+11;LEN([.B372]));&quot;&quot;)">
            <text:p/>
          </table:table-cell>
          <table:table-cell table:formula="of:=IF([.L372]&lt;&gt;&quot;&quot;;LEFT([.L372];FIND(&quot;(&quot;;[.L372])-1);&quot;&quot;)">
            <text:p/>
          </table:table-cell>
          <table:table-cell table:formula="of:=SUBSTITUTE( IF([.L372]&lt;&gt;&quot;&quot;;MID([.L372];FIND(&quot;(&quot;;[.L372])+1;LEN([.L372]));&quot;&quot;); &quot;);&quot;;&quot;&quot;)">
            <text:p/>
          </table:table-cell>
          <table:table-cell table:style-name="ce16" table:formula="of:=LOWER(IF([.H372]&lt;&gt;&quot;&quot;; &quot;MATCH (n:&quot; &amp; [.M375] &amp; &quot;), (m:&quot; &amp; [.H372] &amp; &quot;)&#10;WHERE m.&quot; &amp; [.K374] &amp; &quot; = n. &quot; &amp; [.N375] &amp; &quot; &#10;create (n)-[:&quot; &amp; [.J373] &amp; &quot; ]-&gt;(m)&#10;RETURN n,m&quot;;&quot;&quot;))" office:value-type="string" office:string-value="match (n:admissions), (m:outputevents)&#10;where m.hadm_id = n. hadm_id &#10;create (n)-[:outputevents_fk_hadm_id ]-&gt;(m)&#10;return n,m" calcext:value-type="string">
            <text:p>match (n:admissions), (m:outputevents)</text:p>
            <text:p>where m.hadm_id = n. hadm_id </text:p>
            <text:p>create (n)-[:outputevents_fk_hadm_id ]-&gt;(m)</text:p>
            <text:p>return n,m</text:p>
          </table:table-cell>
          <table:table-cell table:formula="of:=LOWER(IF([.H372]&lt;&gt;&quot;&quot;;[.H372];&quot;&quot;))" office:value-type="string" office:string-value="outputevents" calcext:value-type="string">
            <text:p>outputevents</text:p>
          </table:table-cell>
          <table:table-cell table:formula="of:=LOWER(IF([.H372]&lt;&gt;&quot;&quot;;[.K374];&quot;&quot;))" office:value-type="string" office:string-value="hadm_id" calcext:value-type="string">
            <text:p>hadm_id</text:p>
          </table:table-cell>
          <table:table-cell table:formula="of:=LOWER(IF([.H372]&lt;&gt;&quot;&quot;;[.M375];&quot;&quot;))" office:value-type="string" office:string-value="admissions" calcext:value-type="string">
            <text:p>admissions</text:p>
          </table:table-cell>
          <table:table-cell table:formula="of:=LOWER(IF([.H372]&lt;&gt;&quot;&quot;;[.N375];&quot;&quot;))" office:value-type="string" office:string-value="hadm_id" calcext:value-type="string">
            <text:p>hadm_id</text:p>
          </table:table-cell>
          <table:table-cell table:formula="of:=LOWER(IF([.H372]&lt;&gt;&quot;&quot;;[.J373];&quot;&quot;))" office:value-type="string" office:string-value="outputevents_fk_hadm_id" calcext:value-type="string">
            <text:p>outputevents_fk_hadm_id</text:p>
          </table:table-cell>
          <table:table-cell table:formula="of:=LOWER(IF([.H372]&lt;&gt;&quot;&quot;; &quot;MATCH (n:&quot; &amp; [.R372] &amp; &quot;), (m:&quot; &amp; [.P372] &amp; &quot;)&#10;WHERE m.&quot; &amp; [.Q372] &amp; &quot; = n. &quot; &amp; [.S372] &amp; &quot; &#10;create (n)-[:&quot; &amp; [.T372] &amp; &quot; ]-&gt;(m)&#10;RETURN n,m&quot;;&quot;&quot;))" office:value-type="string" office:string-value="match (n:admissions), (m:outputevents)&#10;where m.hadm_id = n. hadm_id &#10;create (n)-[:outputevents_fk_hadm_id ]-&gt;(m)&#10;return n,m" calcext:value-type="string">
            <text:p>match (n:admissions), (m:outputevents)</text:p>
            <text:p>where m.hadm_id = n. hadm_id </text:p>
            <text:p>create (n)-[:outputevents_fk_hadm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outputevents_fk_hadm_id</text:p>
          </table:table-cell>
          <table:table-cell table:formula="of:=OR( [.B373]=&quot;&quot;; NOT(ISERROR(FIND(&quot;DROP CONSTRAINT&quot;;[.B373]))); NOT(ISERROR(FIND(&quot;--&quot;;[.B373]))))" office:value-type="float" office:value="0" calcext:value-type="float">
            <text:p>0</text:p>
          </table:table-cell>
          <table:table-cell table:formula="of:=IF(AND( NOT([.C373]); NOT(ISERROR(FIND(&quot;ALTER TABLE&quot;;[.B373]  ))));&quot;Y&quot;;&quot;&quot;)">
            <text:p/>
          </table:table-cell>
          <table:table-cell table:formula="of:=IF(AND( [.D373]=&quot;&quot;; NOT(ISERROR(FIND(&quot;ADD CONSTRAINT&quot;;[.B373]  ))));&quot;Y&quot;;&quot;&quot;)" office:value-type="string" office:string-value="Y" calcext:value-type="string">
            <text:p>Y</text:p>
          </table:table-cell>
          <table:table-cell table:formula="of:=IF(AND( [.E373]=&quot;&quot;; NOT(ISERROR(FIND(&quot;FOREIGN KEY&quot;;[.B373]  ))));&quot;Y&quot;;&quot;&quot;)">
            <text:p/>
          </table:table-cell>
          <table:table-cell table:formula="of:=IF(AND( [.F373]=&quot;&quot;; NOT(ISERROR(FIND(&quot;REFERENCES&quot;;[.B373]  ))));&quot;Y&quot;;&quot;&quot;)">
            <text:p/>
          </table:table-cell>
          <table:table-cell table:formula="of:=IF([.D373]=&quot;Y&quot;; MID([.B373];FIND(&quot;ALTER TABLE&quot;;[.B373])+12;LEN([.B373]));&quot;&quot;)">
            <text:p/>
          </table:table-cell>
          <table:table-cell table:formula="of:=IF([.E373]=&quot;Y&quot;; MID([.B373];FIND(&quot;ADD CONSTRAINT&quot;;[.B373])+15;LEN([.B373]));&quot;&quot;)" office:value-type="string" office:string-value="outputevents_fk_hadm_id" calcext:value-type="string">
            <text:p>outputevents_fk_hadm_id</text:p>
          </table:table-cell>
          <table:table-cell table:formula="of:=[.I373]" office:value-type="string" office:string-value="outputevents_fk_hadm_id" calcext:value-type="string">
            <text:p>outputevents_fk_hadm_id</text:p>
          </table:table-cell>
          <table:table-cell table:formula="of:=IF([.F373]=&quot;Y&quot;; MID([.B373];FIND(&quot;FOREIGN KEY&quot;;[.B373])+13;LEN([.B373])-14);&quot;&quot;)">
            <text:p/>
          </table:table-cell>
          <table:table-cell table:formula="of:=IF([.G373]=&quot;Y&quot;; MID([.B373];FIND(&quot;REFERENCES&quot;;[.B373])+11;LEN([.B373]));&quot;&quot;)">
            <text:p/>
          </table:table-cell>
          <table:table-cell table:formula="of:=IF([.L373]&lt;&gt;&quot;&quot;;LEFT([.L373];FIND(&quot;(&quot;;[.L373])-1);&quot;&quot;)">
            <text:p/>
          </table:table-cell>
          <table:table-cell table:formula="of:=SUBSTITUTE( IF([.L373]&lt;&gt;&quot;&quot;;MID([.L373];FIND(&quot;(&quot;;[.L373])+1;LEN([.L373]));&quot;&quot;); &quot;);&quot;;&quot;&quot;)">
            <text:p/>
          </table:table-cell>
          <table:table-cell table:style-name="ce16" table:formula="of:=LOWER(IF([.H373]&lt;&gt;&quot;&quot;; &quot;MATCH (n:&quot; &amp; [.M376] &amp; &quot;), (m:&quot; &amp; [.H373] &amp; &quot;)&#10;WHERE m.&quot; &amp; [.K375] &amp; &quot; = n. &quot; &amp; [.N376] &amp; &quot; &#10;create (n)-[:&quot; &amp; [.J374] &amp; &quot; ]-&gt;(m)&#10;RETURN n,m&quot;;&quot;&quot;))">
            <text:p/>
          </table:table-cell>
          <table:table-cell table:formula="of:=LOWER(IF([.H373]&lt;&gt;&quot;&quot;;[.H373];&quot;&quot;))">
            <text:p/>
          </table:table-cell>
          <table:table-cell table:formula="of:=LOWER(IF([.H373]&lt;&gt;&quot;&quot;;[.K375];&quot;&quot;))">
            <text:p/>
          </table:table-cell>
          <table:table-cell table:formula="of:=LOWER(IF([.H373]&lt;&gt;&quot;&quot;;[.M376];&quot;&quot;))">
            <text:p/>
          </table:table-cell>
          <table:table-cell table:formula="of:=LOWER(IF([.H373]&lt;&gt;&quot;&quot;;[.N376];&quot;&quot;))">
            <text:p/>
          </table:table-cell>
          <table:table-cell table:formula="of:=LOWER(IF([.H373]&lt;&gt;&quot;&quot;;[.J374];&quot;&quot;))">
            <text:p/>
          </table:table-cell>
          <table:table-cell table:formula="of:=LOWER(IF([.H373]&lt;&gt;&quot;&quot;; &quot;MATCH (n:&quot; &amp; [.R373] &amp; &quot;), (m:&quot; &amp; [.P373] &amp; &quot;)&#10;WHERE m.&quot; &amp; [.Q373] &amp; &quot; = n. &quot; &amp; [.S373] &amp; &quot; &#10;create (n)-[:&quot; &amp; [.T37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HADM_ID)</text:p>
          </table:table-cell>
          <table:table-cell table:formula="of:=OR( [.B374]=&quot;&quot;; NOT(ISERROR(FIND(&quot;DROP CONSTRAINT&quot;;[.B374]))); NOT(ISERROR(FIND(&quot;--&quot;;[.B374]))))" office:value-type="float" office:value="0" calcext:value-type="float">
            <text:p>0</text:p>
          </table:table-cell>
          <table:table-cell table:formula="of:=IF(AND( NOT([.C374]); NOT(ISERROR(FIND(&quot;ALTER TABLE&quot;;[.B374]  ))));&quot;Y&quot;;&quot;&quot;)">
            <text:p/>
          </table:table-cell>
          <table:table-cell table:formula="of:=IF(AND( [.D374]=&quot;&quot;; NOT(ISERROR(FIND(&quot;ADD CONSTRAINT&quot;;[.B374]  ))));&quot;Y&quot;;&quot;&quot;)">
            <text:p/>
          </table:table-cell>
          <table:table-cell table:formula="of:=IF(AND( [.E374]=&quot;&quot;; NOT(ISERROR(FIND(&quot;FOREIGN KEY&quot;;[.B374]  ))));&quot;Y&quot;;&quot;&quot;)" office:value-type="string" office:string-value="Y" calcext:value-type="string">
            <text:p>Y</text:p>
          </table:table-cell>
          <table:table-cell table:formula="of:=IF(AND( [.F374]=&quot;&quot;; NOT(ISERROR(FIND(&quot;REFERENCES&quot;;[.B374]  ))));&quot;Y&quot;;&quot;&quot;)">
            <text:p/>
          </table:table-cell>
          <table:table-cell table:formula="of:=IF([.D374]=&quot;Y&quot;; MID([.B374];FIND(&quot;ALTER TABLE&quot;;[.B374])+12;LEN([.B374]));&quot;&quot;)">
            <text:p/>
          </table:table-cell>
          <table:table-cell table:formula="of:=IF([.E374]=&quot;Y&quot;; MID([.B374];FIND(&quot;ADD CONSTRAINT&quot;;[.B374])+15;LEN([.B374]));&quot;&quot;)">
            <text:p/>
          </table:table-cell>
          <table:table-cell table:formula="of:=[.I374]">
            <text:p/>
          </table:table-cell>
          <table:table-cell table:formula="of:=IF([.F374]=&quot;Y&quot;; MID([.B374];FIND(&quot;FOREIGN KEY&quot;;[.B374])+13;LEN([.B374])-14);&quot;&quot;)" office:value-type="string" office:string-value="HADM_ID" calcext:value-type="string">
            <text:p>HADM_ID</text:p>
          </table:table-cell>
          <table:table-cell table:formula="of:=IF([.G374]=&quot;Y&quot;; MID([.B374];FIND(&quot;REFERENCES&quot;;[.B374])+11;LEN([.B374]));&quot;&quot;)">
            <text:p/>
          </table:table-cell>
          <table:table-cell table:formula="of:=IF([.L374]&lt;&gt;&quot;&quot;;LEFT([.L374];FIND(&quot;(&quot;;[.L374])-1);&quot;&quot;)">
            <text:p/>
          </table:table-cell>
          <table:table-cell table:formula="of:=SUBSTITUTE( IF([.L374]&lt;&gt;&quot;&quot;;MID([.L374];FIND(&quot;(&quot;;[.L374])+1;LEN([.L374]));&quot;&quot;); &quot;);&quot;;&quot;&quot;)">
            <text:p/>
          </table:table-cell>
          <table:table-cell table:style-name="ce16" table:formula="of:=LOWER(IF([.H374]&lt;&gt;&quot;&quot;; &quot;MATCH (n:&quot; &amp; [.M377] &amp; &quot;), (m:&quot; &amp; [.H374] &amp; &quot;)&#10;WHERE m.&quot; &amp; [.K376] &amp; &quot; = n. &quot; &amp; [.N377] &amp; &quot; &#10;create (n)-[:&quot; &amp; [.J375] &amp; &quot; ]-&gt;(m)&#10;RETURN n,m&quot;;&quot;&quot;))">
            <text:p/>
          </table:table-cell>
          <table:table-cell table:formula="of:=LOWER(IF([.H374]&lt;&gt;&quot;&quot;;[.H374];&quot;&quot;))">
            <text:p/>
          </table:table-cell>
          <table:table-cell table:formula="of:=LOWER(IF([.H374]&lt;&gt;&quot;&quot;;[.K376];&quot;&quot;))">
            <text:p/>
          </table:table-cell>
          <table:table-cell table:formula="of:=LOWER(IF([.H374]&lt;&gt;&quot;&quot;;[.M377];&quot;&quot;))">
            <text:p/>
          </table:table-cell>
          <table:table-cell table:formula="of:=LOWER(IF([.H374]&lt;&gt;&quot;&quot;;[.N377];&quot;&quot;))">
            <text:p/>
          </table:table-cell>
          <table:table-cell table:formula="of:=LOWER(IF([.H374]&lt;&gt;&quot;&quot;;[.J375];&quot;&quot;))">
            <text:p/>
          </table:table-cell>
          <table:table-cell table:formula="of:=LOWER(IF([.H374]&lt;&gt;&quot;&quot;; &quot;MATCH (n:&quot; &amp; [.R374] &amp; &quot;), (m:&quot; &amp; [.P374] &amp; &quot;)&#10;WHERE m.&quot; &amp; [.Q374] &amp; &quot; = n. &quot; &amp; [.S374] &amp; &quot; &#10;create (n)-[:&quot; &amp; [.T37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ADMISSIONS(HADM_ID);</text:p>
          </table:table-cell>
          <table:table-cell table:formula="of:=OR( [.B375]=&quot;&quot;; NOT(ISERROR(FIND(&quot;DROP CONSTRAINT&quot;;[.B375]))); NOT(ISERROR(FIND(&quot;--&quot;;[.B375]))))" office:value-type="float" office:value="0" calcext:value-type="float">
            <text:p>0</text:p>
          </table:table-cell>
          <table:table-cell table:formula="of:=IF(AND( NOT([.C375]); NOT(ISERROR(FIND(&quot;ALTER TABLE&quot;;[.B375]  ))));&quot;Y&quot;;&quot;&quot;)">
            <text:p/>
          </table:table-cell>
          <table:table-cell table:formula="of:=IF(AND( [.D375]=&quot;&quot;; NOT(ISERROR(FIND(&quot;ADD CONSTRAINT&quot;;[.B375]  ))));&quot;Y&quot;;&quot;&quot;)">
            <text:p/>
          </table:table-cell>
          <table:table-cell table:formula="of:=IF(AND( [.E375]=&quot;&quot;; NOT(ISERROR(FIND(&quot;FOREIGN KEY&quot;;[.B375]  ))));&quot;Y&quot;;&quot;&quot;)">
            <text:p/>
          </table:table-cell>
          <table:table-cell table:formula="of:=IF(AND( [.F375]=&quot;&quot;; NOT(ISERROR(FIND(&quot;REFERENCES&quot;;[.B375]  ))));&quot;Y&quot;;&quot;&quot;)" office:value-type="string" office:string-value="Y" calcext:value-type="string">
            <text:p>Y</text:p>
          </table:table-cell>
          <table:table-cell table:formula="of:=IF([.D375]=&quot;Y&quot;; MID([.B375];FIND(&quot;ALTER TABLE&quot;;[.B375])+12;LEN([.B375]));&quot;&quot;)">
            <text:p/>
          </table:table-cell>
          <table:table-cell table:formula="of:=IF([.E375]=&quot;Y&quot;; MID([.B375];FIND(&quot;ADD CONSTRAINT&quot;;[.B375])+15;LEN([.B375]));&quot;&quot;)">
            <text:p/>
          </table:table-cell>
          <table:table-cell table:formula="of:=[.I375]">
            <text:p/>
          </table:table-cell>
          <table:table-cell table:formula="of:=IF([.F375]=&quot;Y&quot;; MID([.B375];FIND(&quot;FOREIGN KEY&quot;;[.B375])+13;LEN([.B375])-14);&quot;&quot;)">
            <text:p/>
          </table:table-cell>
          <table:table-cell table:formula="of:=IF([.G375]=&quot;Y&quot;; MID([.B375];FIND(&quot;REFERENCES&quot;;[.B375])+11;LEN([.B375]));&quot;&quot;)" office:value-type="string" office:string-value="ADMISSIONS(HADM_ID);" calcext:value-type="string">
            <text:p>ADMISSIONS(HADM_ID);</text:p>
          </table:table-cell>
          <table:table-cell table:formula="of:=IF([.L375]&lt;&gt;&quot;&quot;;LEFT([.L375];FIND(&quot;(&quot;;[.L375])-1);&quot;&quot;)" office:value-type="string" office:string-value="ADMISSIONS" calcext:value-type="string">
            <text:p>ADMISSIONS</text:p>
          </table:table-cell>
          <table:table-cell table:formula="of:=SUBSTITUTE( IF([.L375]&lt;&gt;&quot;&quot;;MID([.L375];FIND(&quot;(&quot;;[.L375])+1;LEN([.L375]));&quot;&quot;); &quot;);&quot;;&quot;&quot;)" office:value-type="string" office:string-value="HADM_ID" calcext:value-type="string">
            <text:p>HADM_ID</text:p>
          </table:table-cell>
          <table:table-cell table:style-name="ce16" table:formula="of:=LOWER(IF([.H375]&lt;&gt;&quot;&quot;; &quot;MATCH (n:&quot; &amp; [.M378] &amp; &quot;), (m:&quot; &amp; [.H375] &amp; &quot;)&#10;WHERE m.&quot; &amp; [.K377] &amp; &quot; = n. &quot; &amp; [.N378] &amp; &quot; &#10;create (n)-[:&quot; &amp; [.J376] &amp; &quot; ]-&gt;(m)&#10;RETURN n,m&quot;;&quot;&quot;))">
            <text:p/>
          </table:table-cell>
          <table:table-cell table:formula="of:=LOWER(IF([.H375]&lt;&gt;&quot;&quot;;[.H375];&quot;&quot;))">
            <text:p/>
          </table:table-cell>
          <table:table-cell table:formula="of:=LOWER(IF([.H375]&lt;&gt;&quot;&quot;;[.K377];&quot;&quot;))">
            <text:p/>
          </table:table-cell>
          <table:table-cell table:formula="of:=LOWER(IF([.H375]&lt;&gt;&quot;&quot;;[.M378];&quot;&quot;))">
            <text:p/>
          </table:table-cell>
          <table:table-cell table:formula="of:=LOWER(IF([.H375]&lt;&gt;&quot;&quot;;[.N378];&quot;&quot;))">
            <text:p/>
          </table:table-cell>
          <table:table-cell table:formula="of:=LOWER(IF([.H375]&lt;&gt;&quot;&quot;;[.J376];&quot;&quot;))">
            <text:p/>
          </table:table-cell>
          <table:table-cell table:formula="of:=LOWER(IF([.H375]&lt;&gt;&quot;&quot;; &quot;MATCH (n:&quot; &amp; [.R375] &amp; &quot;), (m:&quot; &amp; [.P375] &amp; &quot;)&#10;WHERE m.&quot; &amp; [.Q375] &amp; &quot; = n. &quot; &amp; [.S375] &amp; &quot; &#10;create (n)-[:&quot; &amp; [.T37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376]=&quot;&quot;; NOT(ISERROR(FIND(&quot;DROP CONSTRAINT&quot;;[.B376]))); NOT(ISERROR(FIND(&quot;--&quot;;[.B376]))))" office:value-type="float" office:value="1" calcext:value-type="float">
            <text:p>1</text:p>
          </table:table-cell>
          <table:table-cell table:formula="of:=IF(AND( NOT([.C376]); NOT(ISERROR(FIND(&quot;ALTER TABLE&quot;;[.B376]  ))));&quot;Y&quot;;&quot;&quot;)">
            <text:p/>
          </table:table-cell>
          <table:table-cell table:formula="of:=IF(AND( [.D376]=&quot;&quot;; NOT(ISERROR(FIND(&quot;ADD CONSTRAINT&quot;;[.B376]  ))));&quot;Y&quot;;&quot;&quot;)">
            <text:p/>
          </table:table-cell>
          <table:table-cell table:formula="of:=IF(AND( [.E376]=&quot;&quot;; NOT(ISERROR(FIND(&quot;FOREIGN KEY&quot;;[.B376]  ))));&quot;Y&quot;;&quot;&quot;)">
            <text:p/>
          </table:table-cell>
          <table:table-cell table:formula="of:=IF(AND( [.F376]=&quot;&quot;; NOT(ISERROR(FIND(&quot;REFERENCES&quot;;[.B376]  ))));&quot;Y&quot;;&quot;&quot;)">
            <text:p/>
          </table:table-cell>
          <table:table-cell table:formula="of:=IF([.D376]=&quot;Y&quot;; MID([.B376];FIND(&quot;ALTER TABLE&quot;;[.B376])+12;LEN([.B376]));&quot;&quot;)">
            <text:p/>
          </table:table-cell>
          <table:table-cell table:formula="of:=IF([.E376]=&quot;Y&quot;; MID([.B376];FIND(&quot;ADD CONSTRAINT&quot;;[.B376])+15;LEN([.B376]));&quot;&quot;)">
            <text:p/>
          </table:table-cell>
          <table:table-cell table:formula="of:=[.I376]">
            <text:p/>
          </table:table-cell>
          <table:table-cell table:formula="of:=IF([.F376]=&quot;Y&quot;; MID([.B376];FIND(&quot;FOREIGN KEY&quot;;[.B376])+13;LEN([.B376])-14);&quot;&quot;)">
            <text:p/>
          </table:table-cell>
          <table:table-cell table:formula="of:=IF([.G376]=&quot;Y&quot;; MID([.B376];FIND(&quot;REFERENCES&quot;;[.B376])+11;LEN([.B376]));&quot;&quot;)">
            <text:p/>
          </table:table-cell>
          <table:table-cell table:formula="of:=IF([.L376]&lt;&gt;&quot;&quot;;LEFT([.L376];FIND(&quot;(&quot;;[.L376])-1);&quot;&quot;)">
            <text:p/>
          </table:table-cell>
          <table:table-cell table:formula="of:=SUBSTITUTE( IF([.L376]&lt;&gt;&quot;&quot;;MID([.L376];FIND(&quot;(&quot;;[.L376])+1;LEN([.L376]));&quot;&quot;); &quot;);&quot;;&quot;&quot;)">
            <text:p/>
          </table:table-cell>
          <table:table-cell table:style-name="ce16" table:formula="of:=LOWER(IF([.H376]&lt;&gt;&quot;&quot;; &quot;MATCH (n:&quot; &amp; [.M379] &amp; &quot;), (m:&quot; &amp; [.H376] &amp; &quot;)&#10;WHERE m.&quot; &amp; [.K378] &amp; &quot; = n. &quot; &amp; [.N379] &amp; &quot; &#10;create (n)-[:&quot; &amp; [.J377] &amp; &quot; ]-&gt;(m)&#10;RETURN n,m&quot;;&quot;&quot;))">
            <text:p/>
          </table:table-cell>
          <table:table-cell table:formula="of:=LOWER(IF([.H376]&lt;&gt;&quot;&quot;;[.H376];&quot;&quot;))">
            <text:p/>
          </table:table-cell>
          <table:table-cell table:formula="of:=LOWER(IF([.H376]&lt;&gt;&quot;&quot;;[.K378];&quot;&quot;))">
            <text:p/>
          </table:table-cell>
          <table:table-cell table:formula="of:=LOWER(IF([.H376]&lt;&gt;&quot;&quot;;[.M379];&quot;&quot;))">
            <text:p/>
          </table:table-cell>
          <table:table-cell table:formula="of:=LOWER(IF([.H376]&lt;&gt;&quot;&quot;;[.N379];&quot;&quot;))">
            <text:p/>
          </table:table-cell>
          <table:table-cell table:formula="of:=LOWER(IF([.H376]&lt;&gt;&quot;&quot;;[.J377];&quot;&quot;))">
            <text:p/>
          </table:table-cell>
          <table:table-cell table:formula="of:=LOWER(IF([.H376]&lt;&gt;&quot;&quot;; &quot;MATCH (n:&quot; &amp; [.R376] &amp; &quot;), (m:&quot; &amp; [.P376] &amp; &quot;)&#10;WHERE m.&quot; &amp; [.Q376] &amp; &quot; = n. &quot; &amp; [.S376] &amp; &quot; &#10;create (n)-[:&quot; &amp; [.T37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icustay_id</text:p>
          </table:table-cell>
          <table:table-cell table:formula="of:=OR( [.B377]=&quot;&quot;; NOT(ISERROR(FIND(&quot;DROP CONSTRAINT&quot;;[.B377]))); NOT(ISERROR(FIND(&quot;--&quot;;[.B377]))))" office:value-type="float" office:value="1" calcext:value-type="float">
            <text:p>1</text:p>
          </table:table-cell>
          <table:table-cell table:formula="of:=IF(AND( NOT([.C377]); NOT(ISERROR(FIND(&quot;ALTER TABLE&quot;;[.B377]  ))));&quot;Y&quot;;&quot;&quot;)">
            <text:p/>
          </table:table-cell>
          <table:table-cell table:formula="of:=IF(AND( [.D377]=&quot;&quot;; NOT(ISERROR(FIND(&quot;ADD CONSTRAINT&quot;;[.B377]  ))));&quot;Y&quot;;&quot;&quot;)">
            <text:p/>
          </table:table-cell>
          <table:table-cell table:formula="of:=IF(AND( [.E377]=&quot;&quot;; NOT(ISERROR(FIND(&quot;FOREIGN KEY&quot;;[.B377]  ))));&quot;Y&quot;;&quot;&quot;)">
            <text:p/>
          </table:table-cell>
          <table:table-cell table:formula="of:=IF(AND( [.F377]=&quot;&quot;; NOT(ISERROR(FIND(&quot;REFERENCES&quot;;[.B377]  ))));&quot;Y&quot;;&quot;&quot;)">
            <text:p/>
          </table:table-cell>
          <table:table-cell table:formula="of:=IF([.D377]=&quot;Y&quot;; MID([.B377];FIND(&quot;ALTER TABLE&quot;;[.B377])+12;LEN([.B377]));&quot;&quot;)">
            <text:p/>
          </table:table-cell>
          <table:table-cell table:formula="of:=IF([.E377]=&quot;Y&quot;; MID([.B377];FIND(&quot;ADD CONSTRAINT&quot;;[.B377])+15;LEN([.B377]));&quot;&quot;)">
            <text:p/>
          </table:table-cell>
          <table:table-cell table:formula="of:=[.I377]">
            <text:p/>
          </table:table-cell>
          <table:table-cell table:formula="of:=IF([.F377]=&quot;Y&quot;; MID([.B377];FIND(&quot;FOREIGN KEY&quot;;[.B377])+13;LEN([.B377])-14);&quot;&quot;)">
            <text:p/>
          </table:table-cell>
          <table:table-cell table:formula="of:=IF([.G377]=&quot;Y&quot;; MID([.B377];FIND(&quot;REFERENCES&quot;;[.B377])+11;LEN([.B377]));&quot;&quot;)">
            <text:p/>
          </table:table-cell>
          <table:table-cell table:formula="of:=IF([.L377]&lt;&gt;&quot;&quot;;LEFT([.L377];FIND(&quot;(&quot;;[.L377])-1);&quot;&quot;)">
            <text:p/>
          </table:table-cell>
          <table:table-cell table:formula="of:=SUBSTITUTE( IF([.L377]&lt;&gt;&quot;&quot;;MID([.L377];FIND(&quot;(&quot;;[.L377])+1;LEN([.L377]));&quot;&quot;); &quot;);&quot;;&quot;&quot;)">
            <text:p/>
          </table:table-cell>
          <table:table-cell table:style-name="ce16" table:formula="of:=LOWER(IF([.H377]&lt;&gt;&quot;&quot;; &quot;MATCH (n:&quot; &amp; [.M380] &amp; &quot;), (m:&quot; &amp; [.H377] &amp; &quot;)&#10;WHERE m.&quot; &amp; [.K379] &amp; &quot; = n. &quot; &amp; [.N380] &amp; &quot; &#10;create (n)-[:&quot; &amp; [.J378] &amp; &quot; ]-&gt;(m)&#10;RETURN n,m&quot;;&quot;&quot;))">
            <text:p/>
          </table:table-cell>
          <table:table-cell table:formula="of:=LOWER(IF([.H377]&lt;&gt;&quot;&quot;;[.H377];&quot;&quot;))">
            <text:p/>
          </table:table-cell>
          <table:table-cell table:formula="of:=LOWER(IF([.H377]&lt;&gt;&quot;&quot;;[.K379];&quot;&quot;))">
            <text:p/>
          </table:table-cell>
          <table:table-cell table:formula="of:=LOWER(IF([.H377]&lt;&gt;&quot;&quot;;[.M380];&quot;&quot;))">
            <text:p/>
          </table:table-cell>
          <table:table-cell table:formula="of:=LOWER(IF([.H377]&lt;&gt;&quot;&quot;;[.N380];&quot;&quot;))">
            <text:p/>
          </table:table-cell>
          <table:table-cell table:formula="of:=LOWER(IF([.H377]&lt;&gt;&quot;&quot;;[.J378];&quot;&quot;))">
            <text:p/>
          </table:table-cell>
          <table:table-cell table:formula="of:=LOWER(IF([.H377]&lt;&gt;&quot;&quot;; &quot;MATCH (n:&quot; &amp; [.R377] &amp; &quot;), (m:&quot; &amp; [.P377] &amp; &quot;)&#10;WHERE m.&quot; &amp; [.Q377] &amp; &quot; = n. &quot; &amp; [.S377] &amp; &quot; &#10;create (n)-[:&quot; &amp; [.T37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OUTPUTEVENTS DROP CONSTRAINT IF EXISTS outputevents_icustay_id;</text:p>
          </table:table-cell>
          <table:table-cell table:formula="of:=OR( [.B378]=&quot;&quot;; NOT(ISERROR(FIND(&quot;DROP CONSTRAINT&quot;;[.B378]))); NOT(ISERROR(FIND(&quot;--&quot;;[.B378]))))" office:value-type="float" office:value="1" calcext:value-type="float">
            <text:p>1</text:p>
          </table:table-cell>
          <table:table-cell table:formula="of:=IF(AND( NOT([.C378]); NOT(ISERROR(FIND(&quot;ALTER TABLE&quot;;[.B378]  ))));&quot;Y&quot;;&quot;&quot;)">
            <text:p/>
          </table:table-cell>
          <table:table-cell table:formula="of:=IF(AND( [.D378]=&quot;&quot;; NOT(ISERROR(FIND(&quot;ADD CONSTRAINT&quot;;[.B378]  ))));&quot;Y&quot;;&quot;&quot;)">
            <text:p/>
          </table:table-cell>
          <table:table-cell table:formula="of:=IF(AND( [.E378]=&quot;&quot;; NOT(ISERROR(FIND(&quot;FOREIGN KEY&quot;;[.B378]  ))));&quot;Y&quot;;&quot;&quot;)">
            <text:p/>
          </table:table-cell>
          <table:table-cell table:formula="of:=IF(AND( [.F378]=&quot;&quot;; NOT(ISERROR(FIND(&quot;REFERENCES&quot;;[.B378]  ))));&quot;Y&quot;;&quot;&quot;)">
            <text:p/>
          </table:table-cell>
          <table:table-cell table:formula="of:=IF([.D378]=&quot;Y&quot;; MID([.B378];FIND(&quot;ALTER TABLE&quot;;[.B378])+12;LEN([.B378]));&quot;&quot;)">
            <text:p/>
          </table:table-cell>
          <table:table-cell table:formula="of:=IF([.E378]=&quot;Y&quot;; MID([.B378];FIND(&quot;ADD CONSTRAINT&quot;;[.B378])+15;LEN([.B378]));&quot;&quot;)">
            <text:p/>
          </table:table-cell>
          <table:table-cell table:formula="of:=[.I378]">
            <text:p/>
          </table:table-cell>
          <table:table-cell table:formula="of:=IF([.F378]=&quot;Y&quot;; MID([.B378];FIND(&quot;FOREIGN KEY&quot;;[.B378])+13;LEN([.B378])-14);&quot;&quot;)">
            <text:p/>
          </table:table-cell>
          <table:table-cell table:formula="of:=IF([.G378]=&quot;Y&quot;; MID([.B378];FIND(&quot;REFERENCES&quot;;[.B378])+11;LEN([.B378]));&quot;&quot;)">
            <text:p/>
          </table:table-cell>
          <table:table-cell table:formula="of:=IF([.L378]&lt;&gt;&quot;&quot;;LEFT([.L378];FIND(&quot;(&quot;;[.L378])-1);&quot;&quot;)">
            <text:p/>
          </table:table-cell>
          <table:table-cell table:formula="of:=SUBSTITUTE( IF([.L378]&lt;&gt;&quot;&quot;;MID([.L378];FIND(&quot;(&quot;;[.L378])+1;LEN([.L378]));&quot;&quot;); &quot;);&quot;;&quot;&quot;)">
            <text:p/>
          </table:table-cell>
          <table:table-cell table:style-name="ce16" table:formula="of:=LOWER(IF([.H378]&lt;&gt;&quot;&quot;; &quot;MATCH (n:&quot; &amp; [.M381] &amp; &quot;), (m:&quot; &amp; [.H378] &amp; &quot;)&#10;WHERE m.&quot; &amp; [.K380] &amp; &quot; = n. &quot; &amp; [.N381] &amp; &quot; &#10;create (n)-[:&quot; &amp; [.J379] &amp; &quot; ]-&gt;(m)&#10;RETURN n,m&quot;;&quot;&quot;))">
            <text:p/>
          </table:table-cell>
          <table:table-cell table:formula="of:=LOWER(IF([.H378]&lt;&gt;&quot;&quot;;[.H378];&quot;&quot;))">
            <text:p/>
          </table:table-cell>
          <table:table-cell table:formula="of:=LOWER(IF([.H378]&lt;&gt;&quot;&quot;;[.K380];&quot;&quot;))">
            <text:p/>
          </table:table-cell>
          <table:table-cell table:formula="of:=LOWER(IF([.H378]&lt;&gt;&quot;&quot;;[.M381];&quot;&quot;))">
            <text:p/>
          </table:table-cell>
          <table:table-cell table:formula="of:=LOWER(IF([.H378]&lt;&gt;&quot;&quot;;[.N381];&quot;&quot;))">
            <text:p/>
          </table:table-cell>
          <table:table-cell table:formula="of:=LOWER(IF([.H378]&lt;&gt;&quot;&quot;;[.J379];&quot;&quot;))">
            <text:p/>
          </table:table-cell>
          <table:table-cell table:formula="of:=LOWER(IF([.H378]&lt;&gt;&quot;&quot;; &quot;MATCH (n:&quot; &amp; [.R378] &amp; &quot;), (m:&quot; &amp; [.P378] &amp; &quot;)&#10;WHERE m.&quot; &amp; [.Q378] &amp; &quot; = n. &quot; &amp; [.S378] &amp; &quot; &#10;create (n)-[:&quot; &amp; [.T378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OUTPUTEVENTS</text:p>
          </table:table-cell>
          <table:table-cell table:formula="of:=OR( [.B379]=&quot;&quot;; NOT(ISERROR(FIND(&quot;DROP CONSTRAINT&quot;;[.B379]))); NOT(ISERROR(FIND(&quot;--&quot;;[.B379]))))" office:value-type="float" office:value="0" calcext:value-type="float">
            <text:p>0</text:p>
          </table:table-cell>
          <table:table-cell table:formula="of:=IF(AND( NOT([.C379]); NOT(ISERROR(FIND(&quot;ALTER TABLE&quot;;[.B379]  ))));&quot;Y&quot;;&quot;&quot;)" office:value-type="string" office:string-value="Y" calcext:value-type="string">
            <text:p>Y</text:p>
          </table:table-cell>
          <table:table-cell table:formula="of:=IF(AND( [.D379]=&quot;&quot;; NOT(ISERROR(FIND(&quot;ADD CONSTRAINT&quot;;[.B379]  ))));&quot;Y&quot;;&quot;&quot;)">
            <text:p/>
          </table:table-cell>
          <table:table-cell table:formula="of:=IF(AND( [.E379]=&quot;&quot;; NOT(ISERROR(FIND(&quot;FOREIGN KEY&quot;;[.B379]  ))));&quot;Y&quot;;&quot;&quot;)">
            <text:p/>
          </table:table-cell>
          <table:table-cell table:formula="of:=IF(AND( [.F379]=&quot;&quot;; NOT(ISERROR(FIND(&quot;REFERENCES&quot;;[.B379]  ))));&quot;Y&quot;;&quot;&quot;)">
            <text:p/>
          </table:table-cell>
          <table:table-cell table:formula="of:=IF([.D379]=&quot;Y&quot;; MID([.B379];FIND(&quot;ALTER TABLE&quot;;[.B379])+12;LEN([.B379]));&quot;&quot;)" office:value-type="string" office:string-value="OUTPUTEVENTS" calcext:value-type="string">
            <text:p>OUTPUTEVENTS</text:p>
          </table:table-cell>
          <table:table-cell table:formula="of:=IF([.E379]=&quot;Y&quot;; MID([.B379];FIND(&quot;ADD CONSTRAINT&quot;;[.B379])+15;LEN([.B379]));&quot;&quot;)">
            <text:p/>
          </table:table-cell>
          <table:table-cell table:formula="of:=[.I379]">
            <text:p/>
          </table:table-cell>
          <table:table-cell table:formula="of:=IF([.F379]=&quot;Y&quot;; MID([.B379];FIND(&quot;FOREIGN KEY&quot;;[.B379])+13;LEN([.B379])-14);&quot;&quot;)">
            <text:p/>
          </table:table-cell>
          <table:table-cell table:formula="of:=IF([.G379]=&quot;Y&quot;; MID([.B379];FIND(&quot;REFERENCES&quot;;[.B379])+11;LEN([.B379]));&quot;&quot;)">
            <text:p/>
          </table:table-cell>
          <table:table-cell table:formula="of:=IF([.L379]&lt;&gt;&quot;&quot;;LEFT([.L379];FIND(&quot;(&quot;;[.L379])-1);&quot;&quot;)">
            <text:p/>
          </table:table-cell>
          <table:table-cell table:formula="of:=SUBSTITUTE( IF([.L379]&lt;&gt;&quot;&quot;;MID([.L379];FIND(&quot;(&quot;;[.L379])+1;LEN([.L379]));&quot;&quot;); &quot;);&quot;;&quot;&quot;)">
            <text:p/>
          </table:table-cell>
          <table:table-cell table:style-name="ce16" table:formula="of:=LOWER(IF([.H379]&lt;&gt;&quot;&quot;; &quot;MATCH (n:&quot; &amp; [.M382] &amp; &quot;), (m:&quot; &amp; [.H379] &amp; &quot;)&#10;WHERE m.&quot; &amp; [.K381] &amp; &quot; = n. &quot; &amp; [.N382] &amp; &quot; &#10;create (n)-[:&quot; &amp; [.J380] &amp; &quot; ]-&gt;(m)&#10;RETURN n,m&quot;;&quot;&quot;))" office:value-type="string" office:string-value="match (n:icustays), (m:outputevents)&#10;where m.icustay_id = n. icustay_id &#10;create (n)-[:outputevents_fk_icustay_id ]-&gt;(m)&#10;return n,m" calcext:value-type="string">
            <text:p>match (n:icustays), (m:outputevents)</text:p>
            <text:p>where m.icustay_id = n. icustay_id </text:p>
            <text:p>create (n)-[:outputevents_fk_icustay_id ]-&gt;(m)</text:p>
            <text:p>return n,m</text:p>
          </table:table-cell>
          <table:table-cell table:formula="of:=LOWER(IF([.H379]&lt;&gt;&quot;&quot;;[.H379];&quot;&quot;))" office:value-type="string" office:string-value="outputevents" calcext:value-type="string">
            <text:p>outputevents</text:p>
          </table:table-cell>
          <table:table-cell table:formula="of:=LOWER(IF([.H379]&lt;&gt;&quot;&quot;;[.K381];&quot;&quot;))" office:value-type="string" office:string-value="icustay_id" calcext:value-type="string">
            <text:p>icustay_id</text:p>
          </table:table-cell>
          <table:table-cell table:formula="of:=LOWER(IF([.H379]&lt;&gt;&quot;&quot;;[.M382];&quot;&quot;))" office:value-type="string" office:string-value="icustays" calcext:value-type="string">
            <text:p>icustays</text:p>
          </table:table-cell>
          <table:table-cell table:formula="of:=LOWER(IF([.H379]&lt;&gt;&quot;&quot;;[.N382];&quot;&quot;))" office:value-type="string" office:string-value="icustay_id" calcext:value-type="string">
            <text:p>icustay_id</text:p>
          </table:table-cell>
          <table:table-cell table:formula="of:=LOWER(IF([.H379]&lt;&gt;&quot;&quot;;[.J380];&quot;&quot;))" office:value-type="string" office:string-value="outputevents_fk_icustay_id" calcext:value-type="string">
            <text:p>outputevents_fk_icustay_id</text:p>
          </table:table-cell>
          <table:table-cell table:formula="of:=LOWER(IF([.H379]&lt;&gt;&quot;&quot;; &quot;MATCH (n:&quot; &amp; [.R379] &amp; &quot;), (m:&quot; &amp; [.P379] &amp; &quot;)&#10;WHERE m.&quot; &amp; [.Q379] &amp; &quot; = n. &quot; &amp; [.S379] &amp; &quot; &#10;create (n)-[:&quot; &amp; [.T379] &amp; &quot; ]-&gt;(m)&#10;RETURN n,m&quot;;&quot;&quot;))" office:value-type="string" office:string-value="match (n:icustays), (m:outputevents)&#10;where m.icustay_id = n. icustay_id &#10;create (n)-[:outputevents_fk_icustay_id ]-&gt;(m)&#10;return n,m" calcext:value-type="string">
            <text:p>match (n:icustays), (m:outputevents)</text:p>
            <text:p>where m.icustay_id = n. icustay_id </text:p>
            <text:p>create (n)-[:outputevents_fk_icustay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outputevents_fk_icustay_id</text:p>
          </table:table-cell>
          <table:table-cell table:formula="of:=OR( [.B380]=&quot;&quot;; NOT(ISERROR(FIND(&quot;DROP CONSTRAINT&quot;;[.B380]))); NOT(ISERROR(FIND(&quot;--&quot;;[.B380]))))" office:value-type="float" office:value="0" calcext:value-type="float">
            <text:p>0</text:p>
          </table:table-cell>
          <table:table-cell table:formula="of:=IF(AND( NOT([.C380]); NOT(ISERROR(FIND(&quot;ALTER TABLE&quot;;[.B380]  ))));&quot;Y&quot;;&quot;&quot;)">
            <text:p/>
          </table:table-cell>
          <table:table-cell table:formula="of:=IF(AND( [.D380]=&quot;&quot;; NOT(ISERROR(FIND(&quot;ADD CONSTRAINT&quot;;[.B380]  ))));&quot;Y&quot;;&quot;&quot;)" office:value-type="string" office:string-value="Y" calcext:value-type="string">
            <text:p>Y</text:p>
          </table:table-cell>
          <table:table-cell table:formula="of:=IF(AND( [.E380]=&quot;&quot;; NOT(ISERROR(FIND(&quot;FOREIGN KEY&quot;;[.B380]  ))));&quot;Y&quot;;&quot;&quot;)">
            <text:p/>
          </table:table-cell>
          <table:table-cell table:formula="of:=IF(AND( [.F380]=&quot;&quot;; NOT(ISERROR(FIND(&quot;REFERENCES&quot;;[.B380]  ))));&quot;Y&quot;;&quot;&quot;)">
            <text:p/>
          </table:table-cell>
          <table:table-cell table:formula="of:=IF([.D380]=&quot;Y&quot;; MID([.B380];FIND(&quot;ALTER TABLE&quot;;[.B380])+12;LEN([.B380]));&quot;&quot;)">
            <text:p/>
          </table:table-cell>
          <table:table-cell table:formula="of:=IF([.E380]=&quot;Y&quot;; MID([.B380];FIND(&quot;ADD CONSTRAINT&quot;;[.B380])+15;LEN([.B380]));&quot;&quot;)" office:value-type="string" office:string-value="outputevents_fk_icustay_id" calcext:value-type="string">
            <text:p>outputevents_fk_icustay_id</text:p>
          </table:table-cell>
          <table:table-cell table:formula="of:=[.I380]" office:value-type="string" office:string-value="outputevents_fk_icustay_id" calcext:value-type="string">
            <text:p>outputevents_fk_icustay_id</text:p>
          </table:table-cell>
          <table:table-cell table:formula="of:=IF([.F380]=&quot;Y&quot;; MID([.B380];FIND(&quot;FOREIGN KEY&quot;;[.B380])+13;LEN([.B380])-14);&quot;&quot;)">
            <text:p/>
          </table:table-cell>
          <table:table-cell table:formula="of:=IF([.G380]=&quot;Y&quot;; MID([.B380];FIND(&quot;REFERENCES&quot;;[.B380])+11;LEN([.B380]));&quot;&quot;)">
            <text:p/>
          </table:table-cell>
          <table:table-cell table:formula="of:=IF([.L380]&lt;&gt;&quot;&quot;;LEFT([.L380];FIND(&quot;(&quot;;[.L380])-1);&quot;&quot;)">
            <text:p/>
          </table:table-cell>
          <table:table-cell table:formula="of:=SUBSTITUTE( IF([.L380]&lt;&gt;&quot;&quot;;MID([.L380];FIND(&quot;(&quot;;[.L380])+1;LEN([.L380]));&quot;&quot;); &quot;);&quot;;&quot;&quot;)">
            <text:p/>
          </table:table-cell>
          <table:table-cell table:style-name="ce16" table:formula="of:=LOWER(IF([.H380]&lt;&gt;&quot;&quot;; &quot;MATCH (n:&quot; &amp; [.M383] &amp; &quot;), (m:&quot; &amp; [.H380] &amp; &quot;)&#10;WHERE m.&quot; &amp; [.K382] &amp; &quot; = n. &quot; &amp; [.N383] &amp; &quot; &#10;create (n)-[:&quot; &amp; [.J381] &amp; &quot; ]-&gt;(m)&#10;RETURN n,m&quot;;&quot;&quot;))">
            <text:p/>
          </table:table-cell>
          <table:table-cell table:formula="of:=LOWER(IF([.H380]&lt;&gt;&quot;&quot;;[.H380];&quot;&quot;))">
            <text:p/>
          </table:table-cell>
          <table:table-cell table:formula="of:=LOWER(IF([.H380]&lt;&gt;&quot;&quot;;[.K382];&quot;&quot;))">
            <text:p/>
          </table:table-cell>
          <table:table-cell table:formula="of:=LOWER(IF([.H380]&lt;&gt;&quot;&quot;;[.M383];&quot;&quot;))">
            <text:p/>
          </table:table-cell>
          <table:table-cell table:formula="of:=LOWER(IF([.H380]&lt;&gt;&quot;&quot;;[.N383];&quot;&quot;))">
            <text:p/>
          </table:table-cell>
          <table:table-cell table:formula="of:=LOWER(IF([.H380]&lt;&gt;&quot;&quot;;[.J381];&quot;&quot;))">
            <text:p/>
          </table:table-cell>
          <table:table-cell table:formula="of:=LOWER(IF([.H380]&lt;&gt;&quot;&quot;; &quot;MATCH (n:&quot; &amp; [.R380] &amp; &quot;), (m:&quot; &amp; [.P380] &amp; &quot;)&#10;WHERE m.&quot; &amp; [.Q380] &amp; &quot; = n. &quot; &amp; [.S380] &amp; &quot; &#10;create (n)-[:&quot; &amp; [.T38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ICUSTAY_ID)</text:p>
          </table:table-cell>
          <table:table-cell table:formula="of:=OR( [.B381]=&quot;&quot;; NOT(ISERROR(FIND(&quot;DROP CONSTRAINT&quot;;[.B381]))); NOT(ISERROR(FIND(&quot;--&quot;;[.B381]))))" office:value-type="float" office:value="0" calcext:value-type="float">
            <text:p>0</text:p>
          </table:table-cell>
          <table:table-cell table:formula="of:=IF(AND( NOT([.C381]); NOT(ISERROR(FIND(&quot;ALTER TABLE&quot;;[.B381]  ))));&quot;Y&quot;;&quot;&quot;)">
            <text:p/>
          </table:table-cell>
          <table:table-cell table:formula="of:=IF(AND( [.D381]=&quot;&quot;; NOT(ISERROR(FIND(&quot;ADD CONSTRAINT&quot;;[.B381]  ))));&quot;Y&quot;;&quot;&quot;)">
            <text:p/>
          </table:table-cell>
          <table:table-cell table:formula="of:=IF(AND( [.E381]=&quot;&quot;; NOT(ISERROR(FIND(&quot;FOREIGN KEY&quot;;[.B381]  ))));&quot;Y&quot;;&quot;&quot;)" office:value-type="string" office:string-value="Y" calcext:value-type="string">
            <text:p>Y</text:p>
          </table:table-cell>
          <table:table-cell table:formula="of:=IF(AND( [.F381]=&quot;&quot;; NOT(ISERROR(FIND(&quot;REFERENCES&quot;;[.B381]  ))));&quot;Y&quot;;&quot;&quot;)">
            <text:p/>
          </table:table-cell>
          <table:table-cell table:formula="of:=IF([.D381]=&quot;Y&quot;; MID([.B381];FIND(&quot;ALTER TABLE&quot;;[.B381])+12;LEN([.B381]));&quot;&quot;)">
            <text:p/>
          </table:table-cell>
          <table:table-cell table:formula="of:=IF([.E381]=&quot;Y&quot;; MID([.B381];FIND(&quot;ADD CONSTRAINT&quot;;[.B381])+15;LEN([.B381]));&quot;&quot;)">
            <text:p/>
          </table:table-cell>
          <table:table-cell table:formula="of:=[.I381]">
            <text:p/>
          </table:table-cell>
          <table:table-cell table:formula="of:=IF([.F381]=&quot;Y&quot;; MID([.B381];FIND(&quot;FOREIGN KEY&quot;;[.B381])+13;LEN([.B381])-14);&quot;&quot;)" office:value-type="string" office:string-value="ICUSTAY_ID" calcext:value-type="string">
            <text:p>ICUSTAY_ID</text:p>
          </table:table-cell>
          <table:table-cell table:formula="of:=IF([.G381]=&quot;Y&quot;; MID([.B381];FIND(&quot;REFERENCES&quot;;[.B381])+11;LEN([.B381]));&quot;&quot;)">
            <text:p/>
          </table:table-cell>
          <table:table-cell table:formula="of:=IF([.L381]&lt;&gt;&quot;&quot;;LEFT([.L381];FIND(&quot;(&quot;;[.L381])-1);&quot;&quot;)">
            <text:p/>
          </table:table-cell>
          <table:table-cell table:formula="of:=SUBSTITUTE( IF([.L381]&lt;&gt;&quot;&quot;;MID([.L381];FIND(&quot;(&quot;;[.L381])+1;LEN([.L381]));&quot;&quot;); &quot;);&quot;;&quot;&quot;)">
            <text:p/>
          </table:table-cell>
          <table:table-cell table:style-name="ce16" table:formula="of:=LOWER(IF([.H381]&lt;&gt;&quot;&quot;; &quot;MATCH (n:&quot; &amp; [.M384] &amp; &quot;), (m:&quot; &amp; [.H381] &amp; &quot;)&#10;WHERE m.&quot; &amp; [.K383] &amp; &quot; = n. &quot; &amp; [.N384] &amp; &quot; &#10;create (n)-[:&quot; &amp; [.J382] &amp; &quot; ]-&gt;(m)&#10;RETURN n,m&quot;;&quot;&quot;))">
            <text:p/>
          </table:table-cell>
          <table:table-cell table:formula="of:=LOWER(IF([.H381]&lt;&gt;&quot;&quot;;[.H381];&quot;&quot;))">
            <text:p/>
          </table:table-cell>
          <table:table-cell table:formula="of:=LOWER(IF([.H381]&lt;&gt;&quot;&quot;;[.K383];&quot;&quot;))">
            <text:p/>
          </table:table-cell>
          <table:table-cell table:formula="of:=LOWER(IF([.H381]&lt;&gt;&quot;&quot;;[.M384];&quot;&quot;))">
            <text:p/>
          </table:table-cell>
          <table:table-cell table:formula="of:=LOWER(IF([.H381]&lt;&gt;&quot;&quot;;[.N384];&quot;&quot;))">
            <text:p/>
          </table:table-cell>
          <table:table-cell table:formula="of:=LOWER(IF([.H381]&lt;&gt;&quot;&quot;;[.J382];&quot;&quot;))">
            <text:p/>
          </table:table-cell>
          <table:table-cell table:formula="of:=LOWER(IF([.H381]&lt;&gt;&quot;&quot;; &quot;MATCH (n:&quot; &amp; [.R381] &amp; &quot;), (m:&quot; &amp; [.P381] &amp; &quot;)&#10;WHERE m.&quot; &amp; [.Q381] &amp; &quot; = n. &quot; &amp; [.S381] &amp; &quot; &#10;create (n)-[:&quot; &amp; [.T38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ICUSTAYS(ICUSTAY_ID);</text:p>
          </table:table-cell>
          <table:table-cell table:formula="of:=OR( [.B382]=&quot;&quot;; NOT(ISERROR(FIND(&quot;DROP CONSTRAINT&quot;;[.B382]))); NOT(ISERROR(FIND(&quot;--&quot;;[.B382]))))" office:value-type="float" office:value="0" calcext:value-type="float">
            <text:p>0</text:p>
          </table:table-cell>
          <table:table-cell table:formula="of:=IF(AND( NOT([.C382]); NOT(ISERROR(FIND(&quot;ALTER TABLE&quot;;[.B382]  ))));&quot;Y&quot;;&quot;&quot;)">
            <text:p/>
          </table:table-cell>
          <table:table-cell table:formula="of:=IF(AND( [.D382]=&quot;&quot;; NOT(ISERROR(FIND(&quot;ADD CONSTRAINT&quot;;[.B382]  ))));&quot;Y&quot;;&quot;&quot;)">
            <text:p/>
          </table:table-cell>
          <table:table-cell table:formula="of:=IF(AND( [.E382]=&quot;&quot;; NOT(ISERROR(FIND(&quot;FOREIGN KEY&quot;;[.B382]  ))));&quot;Y&quot;;&quot;&quot;)">
            <text:p/>
          </table:table-cell>
          <table:table-cell table:formula="of:=IF(AND( [.F382]=&quot;&quot;; NOT(ISERROR(FIND(&quot;REFERENCES&quot;;[.B382]  ))));&quot;Y&quot;;&quot;&quot;)" office:value-type="string" office:string-value="Y" calcext:value-type="string">
            <text:p>Y</text:p>
          </table:table-cell>
          <table:table-cell table:formula="of:=IF([.D382]=&quot;Y&quot;; MID([.B382];FIND(&quot;ALTER TABLE&quot;;[.B382])+12;LEN([.B382]));&quot;&quot;)">
            <text:p/>
          </table:table-cell>
          <table:table-cell table:formula="of:=IF([.E382]=&quot;Y&quot;; MID([.B382];FIND(&quot;ADD CONSTRAINT&quot;;[.B382])+15;LEN([.B382]));&quot;&quot;)">
            <text:p/>
          </table:table-cell>
          <table:table-cell table:formula="of:=[.I382]">
            <text:p/>
          </table:table-cell>
          <table:table-cell table:formula="of:=IF([.F382]=&quot;Y&quot;; MID([.B382];FIND(&quot;FOREIGN KEY&quot;;[.B382])+13;LEN([.B382])-14);&quot;&quot;)">
            <text:p/>
          </table:table-cell>
          <table:table-cell table:formula="of:=IF([.G382]=&quot;Y&quot;; MID([.B382];FIND(&quot;REFERENCES&quot;;[.B382])+11;LEN([.B382]));&quot;&quot;)" office:value-type="string" office:string-value="ICUSTAYS(ICUSTAY_ID);" calcext:value-type="string">
            <text:p>ICUSTAYS(ICUSTAY_ID);</text:p>
          </table:table-cell>
          <table:table-cell table:formula="of:=IF([.L382]&lt;&gt;&quot;&quot;;LEFT([.L382];FIND(&quot;(&quot;;[.L382])-1);&quot;&quot;)" office:value-type="string" office:string-value="ICUSTAYS" calcext:value-type="string">
            <text:p>ICUSTAYS</text:p>
          </table:table-cell>
          <table:table-cell table:formula="of:=SUBSTITUTE( IF([.L382]&lt;&gt;&quot;&quot;;MID([.L382];FIND(&quot;(&quot;;[.L382])+1;LEN([.L382]));&quot;&quot;); &quot;);&quot;;&quot;&quot;)" office:value-type="string" office:string-value="ICUSTAY_ID" calcext:value-type="string">
            <text:p>ICUSTAY_ID</text:p>
          </table:table-cell>
          <table:table-cell table:style-name="ce16" table:formula="of:=LOWER(IF([.H382]&lt;&gt;&quot;&quot;; &quot;MATCH (n:&quot; &amp; [.M385] &amp; &quot;), (m:&quot; &amp; [.H382] &amp; &quot;)&#10;WHERE m.&quot; &amp; [.K384] &amp; &quot; = n. &quot; &amp; [.N385] &amp; &quot; &#10;create (n)-[:&quot; &amp; [.J383] &amp; &quot; ]-&gt;(m)&#10;RETURN n,m&quot;;&quot;&quot;))">
            <text:p/>
          </table:table-cell>
          <table:table-cell table:formula="of:=LOWER(IF([.H382]&lt;&gt;&quot;&quot;;[.H382];&quot;&quot;))">
            <text:p/>
          </table:table-cell>
          <table:table-cell table:formula="of:=LOWER(IF([.H382]&lt;&gt;&quot;&quot;;[.K384];&quot;&quot;))">
            <text:p/>
          </table:table-cell>
          <table:table-cell table:formula="of:=LOWER(IF([.H382]&lt;&gt;&quot;&quot;;[.M385];&quot;&quot;))">
            <text:p/>
          </table:table-cell>
          <table:table-cell table:formula="of:=LOWER(IF([.H382]&lt;&gt;&quot;&quot;;[.N385];&quot;&quot;))">
            <text:p/>
          </table:table-cell>
          <table:table-cell table:formula="of:=LOWER(IF([.H382]&lt;&gt;&quot;&quot;;[.J383];&quot;&quot;))">
            <text:p/>
          </table:table-cell>
          <table:table-cell table:formula="of:=LOWER(IF([.H382]&lt;&gt;&quot;&quot;; &quot;MATCH (n:&quot; &amp; [.R382] &amp; &quot;), (m:&quot; &amp; [.P382] &amp; &quot;)&#10;WHERE m.&quot; &amp; [.Q382] &amp; &quot; = n. &quot; &amp; [.S382] &amp; &quot; &#10;create (n)-[:&quot; &amp; [.T38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383]=&quot;&quot;; NOT(ISERROR(FIND(&quot;DROP CONSTRAINT&quot;;[.B383]))); NOT(ISERROR(FIND(&quot;--&quot;;[.B383]))))" office:value-type="float" office:value="1" calcext:value-type="float">
            <text:p>1</text:p>
          </table:table-cell>
          <table:table-cell table:formula="of:=IF(AND( NOT([.C383]); NOT(ISERROR(FIND(&quot;ALTER TABLE&quot;;[.B383]  ))));&quot;Y&quot;;&quot;&quot;)">
            <text:p/>
          </table:table-cell>
          <table:table-cell table:formula="of:=IF(AND( [.D383]=&quot;&quot;; NOT(ISERROR(FIND(&quot;ADD CONSTRAINT&quot;;[.B383]  ))));&quot;Y&quot;;&quot;&quot;)">
            <text:p/>
          </table:table-cell>
          <table:table-cell table:formula="of:=IF(AND( [.E383]=&quot;&quot;; NOT(ISERROR(FIND(&quot;FOREIGN KEY&quot;;[.B383]  ))));&quot;Y&quot;;&quot;&quot;)">
            <text:p/>
          </table:table-cell>
          <table:table-cell table:formula="of:=IF(AND( [.F383]=&quot;&quot;; NOT(ISERROR(FIND(&quot;REFERENCES&quot;;[.B383]  ))));&quot;Y&quot;;&quot;&quot;)">
            <text:p/>
          </table:table-cell>
          <table:table-cell table:formula="of:=IF([.D383]=&quot;Y&quot;; MID([.B383];FIND(&quot;ALTER TABLE&quot;;[.B383])+12;LEN([.B383]));&quot;&quot;)">
            <text:p/>
          </table:table-cell>
          <table:table-cell table:formula="of:=IF([.E383]=&quot;Y&quot;; MID([.B383];FIND(&quot;ADD CONSTRAINT&quot;;[.B383])+15;LEN([.B383]));&quot;&quot;)">
            <text:p/>
          </table:table-cell>
          <table:table-cell table:formula="of:=[.I383]">
            <text:p/>
          </table:table-cell>
          <table:table-cell table:formula="of:=IF([.F383]=&quot;Y&quot;; MID([.B383];FIND(&quot;FOREIGN KEY&quot;;[.B383])+13;LEN([.B383])-14);&quot;&quot;)">
            <text:p/>
          </table:table-cell>
          <table:table-cell table:formula="of:=IF([.G383]=&quot;Y&quot;; MID([.B383];FIND(&quot;REFERENCES&quot;;[.B383])+11;LEN([.B383]));&quot;&quot;)">
            <text:p/>
          </table:table-cell>
          <table:table-cell table:formula="of:=IF([.L383]&lt;&gt;&quot;&quot;;LEFT([.L383];FIND(&quot;(&quot;;[.L383])-1);&quot;&quot;)">
            <text:p/>
          </table:table-cell>
          <table:table-cell table:formula="of:=SUBSTITUTE( IF([.L383]&lt;&gt;&quot;&quot;;MID([.L383];FIND(&quot;(&quot;;[.L383])+1;LEN([.L383]));&quot;&quot;); &quot;);&quot;;&quot;&quot;)">
            <text:p/>
          </table:table-cell>
          <table:table-cell table:style-name="ce16" table:formula="of:=LOWER(IF([.H383]&lt;&gt;&quot;&quot;; &quot;MATCH (n:&quot; &amp; [.M386] &amp; &quot;), (m:&quot; &amp; [.H383] &amp; &quot;)&#10;WHERE m.&quot; &amp; [.K385] &amp; &quot; = n. &quot; &amp; [.N386] &amp; &quot; &#10;create (n)-[:&quot; &amp; [.J384] &amp; &quot; ]-&gt;(m)&#10;RETURN n,m&quot;;&quot;&quot;))">
            <text:p/>
          </table:table-cell>
          <table:table-cell table:formula="of:=LOWER(IF([.H383]&lt;&gt;&quot;&quot;;[.H383];&quot;&quot;))">
            <text:p/>
          </table:table-cell>
          <table:table-cell table:formula="of:=LOWER(IF([.H383]&lt;&gt;&quot;&quot;;[.K385];&quot;&quot;))">
            <text:p/>
          </table:table-cell>
          <table:table-cell table:formula="of:=LOWER(IF([.H383]&lt;&gt;&quot;&quot;;[.M386];&quot;&quot;))">
            <text:p/>
          </table:table-cell>
          <table:table-cell table:formula="of:=LOWER(IF([.H383]&lt;&gt;&quot;&quot;;[.N386];&quot;&quot;))">
            <text:p/>
          </table:table-cell>
          <table:table-cell table:formula="of:=LOWER(IF([.H383]&lt;&gt;&quot;&quot;;[.J384];&quot;&quot;))">
            <text:p/>
          </table:table-cell>
          <table:table-cell table:formula="of:=LOWER(IF([.H383]&lt;&gt;&quot;&quot;; &quot;MATCH (n:&quot; &amp; [.R383] &amp; &quot;), (m:&quot; &amp; [.P383] &amp; &quot;)&#10;WHERE m.&quot; &amp; [.Q383] &amp; &quot; = n. &quot; &amp; [.S383] &amp; &quot; &#10;create (n)-[:&quot; &amp; [.T38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itemid</text:p>
          </table:table-cell>
          <table:table-cell table:formula="of:=OR( [.B384]=&quot;&quot;; NOT(ISERROR(FIND(&quot;DROP CONSTRAINT&quot;;[.B384]))); NOT(ISERROR(FIND(&quot;--&quot;;[.B384]))))" office:value-type="float" office:value="1" calcext:value-type="float">
            <text:p>1</text:p>
          </table:table-cell>
          <table:table-cell table:formula="of:=IF(AND( NOT([.C384]); NOT(ISERROR(FIND(&quot;ALTER TABLE&quot;;[.B384]  ))));&quot;Y&quot;;&quot;&quot;)">
            <text:p/>
          </table:table-cell>
          <table:table-cell table:formula="of:=IF(AND( [.D384]=&quot;&quot;; NOT(ISERROR(FIND(&quot;ADD CONSTRAINT&quot;;[.B384]  ))));&quot;Y&quot;;&quot;&quot;)">
            <text:p/>
          </table:table-cell>
          <table:table-cell table:formula="of:=IF(AND( [.E384]=&quot;&quot;; NOT(ISERROR(FIND(&quot;FOREIGN KEY&quot;;[.B384]  ))));&quot;Y&quot;;&quot;&quot;)">
            <text:p/>
          </table:table-cell>
          <table:table-cell table:formula="of:=IF(AND( [.F384]=&quot;&quot;; NOT(ISERROR(FIND(&quot;REFERENCES&quot;;[.B384]  ))));&quot;Y&quot;;&quot;&quot;)">
            <text:p/>
          </table:table-cell>
          <table:table-cell table:formula="of:=IF([.D384]=&quot;Y&quot;; MID([.B384];FIND(&quot;ALTER TABLE&quot;;[.B384])+12;LEN([.B384]));&quot;&quot;)">
            <text:p/>
          </table:table-cell>
          <table:table-cell table:formula="of:=IF([.E384]=&quot;Y&quot;; MID([.B384];FIND(&quot;ADD CONSTRAINT&quot;;[.B384])+15;LEN([.B384]));&quot;&quot;)">
            <text:p/>
          </table:table-cell>
          <table:table-cell table:formula="of:=[.I384]">
            <text:p/>
          </table:table-cell>
          <table:table-cell table:formula="of:=IF([.F384]=&quot;Y&quot;; MID([.B384];FIND(&quot;FOREIGN KEY&quot;;[.B384])+13;LEN([.B384])-14);&quot;&quot;)">
            <text:p/>
          </table:table-cell>
          <table:table-cell table:formula="of:=IF([.G384]=&quot;Y&quot;; MID([.B384];FIND(&quot;REFERENCES&quot;;[.B384])+11;LEN([.B384]));&quot;&quot;)">
            <text:p/>
          </table:table-cell>
          <table:table-cell table:formula="of:=IF([.L384]&lt;&gt;&quot;&quot;;LEFT([.L384];FIND(&quot;(&quot;;[.L384])-1);&quot;&quot;)">
            <text:p/>
          </table:table-cell>
          <table:table-cell table:formula="of:=SUBSTITUTE( IF([.L384]&lt;&gt;&quot;&quot;;MID([.L384];FIND(&quot;(&quot;;[.L384])+1;LEN([.L384]));&quot;&quot;); &quot;);&quot;;&quot;&quot;)">
            <text:p/>
          </table:table-cell>
          <table:table-cell table:style-name="ce16" table:formula="of:=LOWER(IF([.H384]&lt;&gt;&quot;&quot;; &quot;MATCH (n:&quot; &amp; [.M387] &amp; &quot;), (m:&quot; &amp; [.H384] &amp; &quot;)&#10;WHERE m.&quot; &amp; [.K386] &amp; &quot; = n. &quot; &amp; [.N387] &amp; &quot; &#10;create (n)-[:&quot; &amp; [.J385] &amp; &quot; ]-&gt;(m)&#10;RETURN n,m&quot;;&quot;&quot;))">
            <text:p/>
          </table:table-cell>
          <table:table-cell table:formula="of:=LOWER(IF([.H384]&lt;&gt;&quot;&quot;;[.H384];&quot;&quot;))">
            <text:p/>
          </table:table-cell>
          <table:table-cell table:formula="of:=LOWER(IF([.H384]&lt;&gt;&quot;&quot;;[.K386];&quot;&quot;))">
            <text:p/>
          </table:table-cell>
          <table:table-cell table:formula="of:=LOWER(IF([.H384]&lt;&gt;&quot;&quot;;[.M387];&quot;&quot;))">
            <text:p/>
          </table:table-cell>
          <table:table-cell table:formula="of:=LOWER(IF([.H384]&lt;&gt;&quot;&quot;;[.N387];&quot;&quot;))">
            <text:p/>
          </table:table-cell>
          <table:table-cell table:formula="of:=LOWER(IF([.H384]&lt;&gt;&quot;&quot;;[.J385];&quot;&quot;))">
            <text:p/>
          </table:table-cell>
          <table:table-cell table:formula="of:=LOWER(IF([.H384]&lt;&gt;&quot;&quot;; &quot;MATCH (n:&quot; &amp; [.R384] &amp; &quot;), (m:&quot; &amp; [.P384] &amp; &quot;)&#10;WHERE m.&quot; &amp; [.Q384] &amp; &quot; = n. &quot; &amp; [.S384] &amp; &quot; &#10;create (n)-[:&quot; &amp; [.T38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OUTPUTEVENTS DROP CONSTRAINT IF EXISTS outputevents_fk_itemid;</text:p>
          </table:table-cell>
          <table:table-cell table:formula="of:=OR( [.B385]=&quot;&quot;; NOT(ISERROR(FIND(&quot;DROP CONSTRAINT&quot;;[.B385]))); NOT(ISERROR(FIND(&quot;--&quot;;[.B385]))))" office:value-type="float" office:value="1" calcext:value-type="float">
            <text:p>1</text:p>
          </table:table-cell>
          <table:table-cell table:formula="of:=IF(AND( NOT([.C385]); NOT(ISERROR(FIND(&quot;ALTER TABLE&quot;;[.B385]  ))));&quot;Y&quot;;&quot;&quot;)">
            <text:p/>
          </table:table-cell>
          <table:table-cell table:formula="of:=IF(AND( [.D385]=&quot;&quot;; NOT(ISERROR(FIND(&quot;ADD CONSTRAINT&quot;;[.B385]  ))));&quot;Y&quot;;&quot;&quot;)">
            <text:p/>
          </table:table-cell>
          <table:table-cell table:formula="of:=IF(AND( [.E385]=&quot;&quot;; NOT(ISERROR(FIND(&quot;FOREIGN KEY&quot;;[.B385]  ))));&quot;Y&quot;;&quot;&quot;)">
            <text:p/>
          </table:table-cell>
          <table:table-cell table:formula="of:=IF(AND( [.F385]=&quot;&quot;; NOT(ISERROR(FIND(&quot;REFERENCES&quot;;[.B385]  ))));&quot;Y&quot;;&quot;&quot;)">
            <text:p/>
          </table:table-cell>
          <table:table-cell table:formula="of:=IF([.D385]=&quot;Y&quot;; MID([.B385];FIND(&quot;ALTER TABLE&quot;;[.B385])+12;LEN([.B385]));&quot;&quot;)">
            <text:p/>
          </table:table-cell>
          <table:table-cell table:formula="of:=IF([.E385]=&quot;Y&quot;; MID([.B385];FIND(&quot;ADD CONSTRAINT&quot;;[.B385])+15;LEN([.B385]));&quot;&quot;)">
            <text:p/>
          </table:table-cell>
          <table:table-cell table:formula="of:=[.I385]">
            <text:p/>
          </table:table-cell>
          <table:table-cell table:formula="of:=IF([.F385]=&quot;Y&quot;; MID([.B385];FIND(&quot;FOREIGN KEY&quot;;[.B385])+13;LEN([.B385])-14);&quot;&quot;)">
            <text:p/>
          </table:table-cell>
          <table:table-cell table:formula="of:=IF([.G385]=&quot;Y&quot;; MID([.B385];FIND(&quot;REFERENCES&quot;;[.B385])+11;LEN([.B385]));&quot;&quot;)">
            <text:p/>
          </table:table-cell>
          <table:table-cell table:formula="of:=IF([.L385]&lt;&gt;&quot;&quot;;LEFT([.L385];FIND(&quot;(&quot;;[.L385])-1);&quot;&quot;)">
            <text:p/>
          </table:table-cell>
          <table:table-cell table:formula="of:=SUBSTITUTE( IF([.L385]&lt;&gt;&quot;&quot;;MID([.L385];FIND(&quot;(&quot;;[.L385])+1;LEN([.L385]));&quot;&quot;); &quot;);&quot;;&quot;&quot;)">
            <text:p/>
          </table:table-cell>
          <table:table-cell table:style-name="ce16" table:formula="of:=LOWER(IF([.H385]&lt;&gt;&quot;&quot;; &quot;MATCH (n:&quot; &amp; [.M388] &amp; &quot;), (m:&quot; &amp; [.H385] &amp; &quot;)&#10;WHERE m.&quot; &amp; [.K387] &amp; &quot; = n. &quot; &amp; [.N388] &amp; &quot; &#10;create (n)-[:&quot; &amp; [.J386] &amp; &quot; ]-&gt;(m)&#10;RETURN n,m&quot;;&quot;&quot;))">
            <text:p/>
          </table:table-cell>
          <table:table-cell table:formula="of:=LOWER(IF([.H385]&lt;&gt;&quot;&quot;;[.H385];&quot;&quot;))">
            <text:p/>
          </table:table-cell>
          <table:table-cell table:formula="of:=LOWER(IF([.H385]&lt;&gt;&quot;&quot;;[.K387];&quot;&quot;))">
            <text:p/>
          </table:table-cell>
          <table:table-cell table:formula="of:=LOWER(IF([.H385]&lt;&gt;&quot;&quot;;[.M388];&quot;&quot;))">
            <text:p/>
          </table:table-cell>
          <table:table-cell table:formula="of:=LOWER(IF([.H385]&lt;&gt;&quot;&quot;;[.N388];&quot;&quot;))">
            <text:p/>
          </table:table-cell>
          <table:table-cell table:formula="of:=LOWER(IF([.H385]&lt;&gt;&quot;&quot;;[.J386];&quot;&quot;))">
            <text:p/>
          </table:table-cell>
          <table:table-cell table:formula="of:=LOWER(IF([.H385]&lt;&gt;&quot;&quot;; &quot;MATCH (n:&quot; &amp; [.R385] &amp; &quot;), (m:&quot; &amp; [.P385] &amp; &quot;)&#10;WHERE m.&quot; &amp; [.Q385] &amp; &quot; = n. &quot; &amp; [.S385] &amp; &quot; &#10;create (n)-[:&quot; &amp; [.T385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OUTPUTEVENTS</text:p>
          </table:table-cell>
          <table:table-cell table:formula="of:=OR( [.B386]=&quot;&quot;; NOT(ISERROR(FIND(&quot;DROP CONSTRAINT&quot;;[.B386]))); NOT(ISERROR(FIND(&quot;--&quot;;[.B386]))))" office:value-type="float" office:value="0" calcext:value-type="float">
            <text:p>0</text:p>
          </table:table-cell>
          <table:table-cell table:formula="of:=IF(AND( NOT([.C386]); NOT(ISERROR(FIND(&quot;ALTER TABLE&quot;;[.B386]  ))));&quot;Y&quot;;&quot;&quot;)" office:value-type="string" office:string-value="Y" calcext:value-type="string">
            <text:p>Y</text:p>
          </table:table-cell>
          <table:table-cell table:formula="of:=IF(AND( [.D386]=&quot;&quot;; NOT(ISERROR(FIND(&quot;ADD CONSTRAINT&quot;;[.B386]  ))));&quot;Y&quot;;&quot;&quot;)">
            <text:p/>
          </table:table-cell>
          <table:table-cell table:formula="of:=IF(AND( [.E386]=&quot;&quot;; NOT(ISERROR(FIND(&quot;FOREIGN KEY&quot;;[.B386]  ))));&quot;Y&quot;;&quot;&quot;)">
            <text:p/>
          </table:table-cell>
          <table:table-cell table:formula="of:=IF(AND( [.F386]=&quot;&quot;; NOT(ISERROR(FIND(&quot;REFERENCES&quot;;[.B386]  ))));&quot;Y&quot;;&quot;&quot;)">
            <text:p/>
          </table:table-cell>
          <table:table-cell table:formula="of:=IF([.D386]=&quot;Y&quot;; MID([.B386];FIND(&quot;ALTER TABLE&quot;;[.B386])+12;LEN([.B386]));&quot;&quot;)" office:value-type="string" office:string-value="OUTPUTEVENTS" calcext:value-type="string">
            <text:p>OUTPUTEVENTS</text:p>
          </table:table-cell>
          <table:table-cell table:formula="of:=IF([.E386]=&quot;Y&quot;; MID([.B386];FIND(&quot;ADD CONSTRAINT&quot;;[.B386])+15;LEN([.B386]));&quot;&quot;)">
            <text:p/>
          </table:table-cell>
          <table:table-cell table:formula="of:=[.I386]">
            <text:p/>
          </table:table-cell>
          <table:table-cell table:formula="of:=IF([.F386]=&quot;Y&quot;; MID([.B386];FIND(&quot;FOREIGN KEY&quot;;[.B386])+13;LEN([.B386])-14);&quot;&quot;)">
            <text:p/>
          </table:table-cell>
          <table:table-cell table:formula="of:=IF([.G386]=&quot;Y&quot;; MID([.B386];FIND(&quot;REFERENCES&quot;;[.B386])+11;LEN([.B386]));&quot;&quot;)">
            <text:p/>
          </table:table-cell>
          <table:table-cell table:formula="of:=IF([.L386]&lt;&gt;&quot;&quot;;LEFT([.L386];FIND(&quot;(&quot;;[.L386])-1);&quot;&quot;)">
            <text:p/>
          </table:table-cell>
          <table:table-cell table:formula="of:=SUBSTITUTE( IF([.L386]&lt;&gt;&quot;&quot;;MID([.L386];FIND(&quot;(&quot;;[.L386])+1;LEN([.L386]));&quot;&quot;); &quot;);&quot;;&quot;&quot;)">
            <text:p/>
          </table:table-cell>
          <table:table-cell table:style-name="ce16" table:formula="of:=LOWER(IF([.H386]&lt;&gt;&quot;&quot;; &quot;MATCH (n:&quot; &amp; [.M389] &amp; &quot;), (m:&quot; &amp; [.H386] &amp; &quot;)&#10;WHERE m.&quot; &amp; [.K388] &amp; &quot; = n. &quot; &amp; [.N389] &amp; &quot; &#10;create (n)-[:&quot; &amp; [.J387] &amp; &quot; ]-&gt;(m)&#10;RETURN n,m&quot;;&quot;&quot;))" office:value-type="string" office:string-value="match (n:d_items), (m:outputevents)&#10;where m.itemid = n. itemid &#10;create (n)-[:outputevents_fk_itemid ]-&gt;(m)&#10;return n,m" calcext:value-type="string">
            <text:p>match (n:d_items), (m:outputevents)</text:p>
            <text:p>where m.itemid = n. itemid </text:p>
            <text:p>create (n)-[:outputevents_fk_itemid ]-&gt;(m)</text:p>
            <text:p>return n,m</text:p>
          </table:table-cell>
          <table:table-cell table:formula="of:=LOWER(IF([.H386]&lt;&gt;&quot;&quot;;[.H386];&quot;&quot;))" office:value-type="string" office:string-value="outputevents" calcext:value-type="string">
            <text:p>outputevents</text:p>
          </table:table-cell>
          <table:table-cell table:formula="of:=LOWER(IF([.H386]&lt;&gt;&quot;&quot;;[.K388];&quot;&quot;))" office:value-type="string" office:string-value="itemid" calcext:value-type="string">
            <text:p>itemid</text:p>
          </table:table-cell>
          <table:table-cell table:formula="of:=LOWER(IF([.H386]&lt;&gt;&quot;&quot;;[.M389];&quot;&quot;))" office:value-type="string" office:string-value="d_items" calcext:value-type="string">
            <text:p>d_items</text:p>
          </table:table-cell>
          <table:table-cell table:formula="of:=LOWER(IF([.H386]&lt;&gt;&quot;&quot;;[.N389];&quot;&quot;))" office:value-type="string" office:string-value="itemid" calcext:value-type="string">
            <text:p>itemid</text:p>
          </table:table-cell>
          <table:table-cell table:formula="of:=LOWER(IF([.H386]&lt;&gt;&quot;&quot;;[.J387];&quot;&quot;))" office:value-type="string" office:string-value="outputevents_fk_itemid" calcext:value-type="string">
            <text:p>outputevents_fk_itemid</text:p>
          </table:table-cell>
          <table:table-cell table:formula="of:=LOWER(IF([.H386]&lt;&gt;&quot;&quot;; &quot;MATCH (n:&quot; &amp; [.R386] &amp; &quot;), (m:&quot; &amp; [.P386] &amp; &quot;)&#10;WHERE m.&quot; &amp; [.Q386] &amp; &quot; = n. &quot; &amp; [.S386] &amp; &quot; &#10;create (n)-[:&quot; &amp; [.T386] &amp; &quot; ]-&gt;(m)&#10;RETURN n,m&quot;;&quot;&quot;))" office:value-type="string" office:string-value="match (n:d_items), (m:outputevents)&#10;where m.itemid = n. itemid &#10;create (n)-[:outputevents_fk_itemid ]-&gt;(m)&#10;return n,m" calcext:value-type="string">
            <text:p>match (n:d_items), (m:outputevents)</text:p>
            <text:p>where m.itemid = n. itemid </text:p>
            <text:p>create (n)-[:outputevents_fk_item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outputevents_fk_itemid</text:p>
          </table:table-cell>
          <table:table-cell table:formula="of:=OR( [.B387]=&quot;&quot;; NOT(ISERROR(FIND(&quot;DROP CONSTRAINT&quot;;[.B387]))); NOT(ISERROR(FIND(&quot;--&quot;;[.B387]))))" office:value-type="float" office:value="0" calcext:value-type="float">
            <text:p>0</text:p>
          </table:table-cell>
          <table:table-cell table:formula="of:=IF(AND( NOT([.C387]); NOT(ISERROR(FIND(&quot;ALTER TABLE&quot;;[.B387]  ))));&quot;Y&quot;;&quot;&quot;)">
            <text:p/>
          </table:table-cell>
          <table:table-cell table:formula="of:=IF(AND( [.D387]=&quot;&quot;; NOT(ISERROR(FIND(&quot;ADD CONSTRAINT&quot;;[.B387]  ))));&quot;Y&quot;;&quot;&quot;)" office:value-type="string" office:string-value="Y" calcext:value-type="string">
            <text:p>Y</text:p>
          </table:table-cell>
          <table:table-cell table:formula="of:=IF(AND( [.E387]=&quot;&quot;; NOT(ISERROR(FIND(&quot;FOREIGN KEY&quot;;[.B387]  ))));&quot;Y&quot;;&quot;&quot;)">
            <text:p/>
          </table:table-cell>
          <table:table-cell table:formula="of:=IF(AND( [.F387]=&quot;&quot;; NOT(ISERROR(FIND(&quot;REFERENCES&quot;;[.B387]  ))));&quot;Y&quot;;&quot;&quot;)">
            <text:p/>
          </table:table-cell>
          <table:table-cell table:formula="of:=IF([.D387]=&quot;Y&quot;; MID([.B387];FIND(&quot;ALTER TABLE&quot;;[.B387])+12;LEN([.B387]));&quot;&quot;)">
            <text:p/>
          </table:table-cell>
          <table:table-cell table:formula="of:=IF([.E387]=&quot;Y&quot;; MID([.B387];FIND(&quot;ADD CONSTRAINT&quot;;[.B387])+15;LEN([.B387]));&quot;&quot;)" office:value-type="string" office:string-value="outputevents_fk_itemid" calcext:value-type="string">
            <text:p>outputevents_fk_itemid</text:p>
          </table:table-cell>
          <table:table-cell table:formula="of:=[.I387]" office:value-type="string" office:string-value="outputevents_fk_itemid" calcext:value-type="string">
            <text:p>outputevents_fk_itemid</text:p>
          </table:table-cell>
          <table:table-cell table:formula="of:=IF([.F387]=&quot;Y&quot;; MID([.B387];FIND(&quot;FOREIGN KEY&quot;;[.B387])+13;LEN([.B387])-14);&quot;&quot;)">
            <text:p/>
          </table:table-cell>
          <table:table-cell table:formula="of:=IF([.G387]=&quot;Y&quot;; MID([.B387];FIND(&quot;REFERENCES&quot;;[.B387])+11;LEN([.B387]));&quot;&quot;)">
            <text:p/>
          </table:table-cell>
          <table:table-cell table:formula="of:=IF([.L387]&lt;&gt;&quot;&quot;;LEFT([.L387];FIND(&quot;(&quot;;[.L387])-1);&quot;&quot;)">
            <text:p/>
          </table:table-cell>
          <table:table-cell table:formula="of:=SUBSTITUTE( IF([.L387]&lt;&gt;&quot;&quot;;MID([.L387];FIND(&quot;(&quot;;[.L387])+1;LEN([.L387]));&quot;&quot;); &quot;);&quot;;&quot;&quot;)">
            <text:p/>
          </table:table-cell>
          <table:table-cell table:style-name="ce16" table:formula="of:=LOWER(IF([.H387]&lt;&gt;&quot;&quot;; &quot;MATCH (n:&quot; &amp; [.M390] &amp; &quot;), (m:&quot; &amp; [.H387] &amp; &quot;)&#10;WHERE m.&quot; &amp; [.K389] &amp; &quot; = n. &quot; &amp; [.N390] &amp; &quot; &#10;create (n)-[:&quot; &amp; [.J388] &amp; &quot; ]-&gt;(m)&#10;RETURN n,m&quot;;&quot;&quot;))">
            <text:p/>
          </table:table-cell>
          <table:table-cell table:formula="of:=LOWER(IF([.H387]&lt;&gt;&quot;&quot;;[.H387];&quot;&quot;))">
            <text:p/>
          </table:table-cell>
          <table:table-cell table:formula="of:=LOWER(IF([.H387]&lt;&gt;&quot;&quot;;[.K389];&quot;&quot;))">
            <text:p/>
          </table:table-cell>
          <table:table-cell table:formula="of:=LOWER(IF([.H387]&lt;&gt;&quot;&quot;;[.M390];&quot;&quot;))">
            <text:p/>
          </table:table-cell>
          <table:table-cell table:formula="of:=LOWER(IF([.H387]&lt;&gt;&quot;&quot;;[.N390];&quot;&quot;))">
            <text:p/>
          </table:table-cell>
          <table:table-cell table:formula="of:=LOWER(IF([.H387]&lt;&gt;&quot;&quot;;[.J388];&quot;&quot;))">
            <text:p/>
          </table:table-cell>
          <table:table-cell table:formula="of:=LOWER(IF([.H387]&lt;&gt;&quot;&quot;; &quot;MATCH (n:&quot; &amp; [.R387] &amp; &quot;), (m:&quot; &amp; [.P387] &amp; &quot;)&#10;WHERE m.&quot; &amp; [.Q387] &amp; &quot; = n. &quot; &amp; [.S387] &amp; &quot; &#10;create (n)-[:&quot; &amp; [.T38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ITEMID)</text:p>
          </table:table-cell>
          <table:table-cell table:formula="of:=OR( [.B388]=&quot;&quot;; NOT(ISERROR(FIND(&quot;DROP CONSTRAINT&quot;;[.B388]))); NOT(ISERROR(FIND(&quot;--&quot;;[.B388]))))" office:value-type="float" office:value="0" calcext:value-type="float">
            <text:p>0</text:p>
          </table:table-cell>
          <table:table-cell table:formula="of:=IF(AND( NOT([.C388]); NOT(ISERROR(FIND(&quot;ALTER TABLE&quot;;[.B388]  ))));&quot;Y&quot;;&quot;&quot;)">
            <text:p/>
          </table:table-cell>
          <table:table-cell table:formula="of:=IF(AND( [.D388]=&quot;&quot;; NOT(ISERROR(FIND(&quot;ADD CONSTRAINT&quot;;[.B388]  ))));&quot;Y&quot;;&quot;&quot;)">
            <text:p/>
          </table:table-cell>
          <table:table-cell table:formula="of:=IF(AND( [.E388]=&quot;&quot;; NOT(ISERROR(FIND(&quot;FOREIGN KEY&quot;;[.B388]  ))));&quot;Y&quot;;&quot;&quot;)" office:value-type="string" office:string-value="Y" calcext:value-type="string">
            <text:p>Y</text:p>
          </table:table-cell>
          <table:table-cell table:formula="of:=IF(AND( [.F388]=&quot;&quot;; NOT(ISERROR(FIND(&quot;REFERENCES&quot;;[.B388]  ))));&quot;Y&quot;;&quot;&quot;)">
            <text:p/>
          </table:table-cell>
          <table:table-cell table:formula="of:=IF([.D388]=&quot;Y&quot;; MID([.B388];FIND(&quot;ALTER TABLE&quot;;[.B388])+12;LEN([.B388]));&quot;&quot;)">
            <text:p/>
          </table:table-cell>
          <table:table-cell table:formula="of:=IF([.E388]=&quot;Y&quot;; MID([.B388];FIND(&quot;ADD CONSTRAINT&quot;;[.B388])+15;LEN([.B388]));&quot;&quot;)">
            <text:p/>
          </table:table-cell>
          <table:table-cell table:formula="of:=[.I388]">
            <text:p/>
          </table:table-cell>
          <table:table-cell table:formula="of:=IF([.F388]=&quot;Y&quot;; MID([.B388];FIND(&quot;FOREIGN KEY&quot;;[.B388])+13;LEN([.B388])-14);&quot;&quot;)" office:value-type="string" office:string-value="ITEMID" calcext:value-type="string">
            <text:p>ITEMID</text:p>
          </table:table-cell>
          <table:table-cell table:formula="of:=IF([.G388]=&quot;Y&quot;; MID([.B388];FIND(&quot;REFERENCES&quot;;[.B388])+11;LEN([.B388]));&quot;&quot;)">
            <text:p/>
          </table:table-cell>
          <table:table-cell table:formula="of:=IF([.L388]&lt;&gt;&quot;&quot;;LEFT([.L388];FIND(&quot;(&quot;;[.L388])-1);&quot;&quot;)">
            <text:p/>
          </table:table-cell>
          <table:table-cell table:formula="of:=SUBSTITUTE( IF([.L388]&lt;&gt;&quot;&quot;;MID([.L388];FIND(&quot;(&quot;;[.L388])+1;LEN([.L388]));&quot;&quot;); &quot;);&quot;;&quot;&quot;)">
            <text:p/>
          </table:table-cell>
          <table:table-cell table:style-name="ce16" table:formula="of:=LOWER(IF([.H388]&lt;&gt;&quot;&quot;; &quot;MATCH (n:&quot; &amp; [.M391] &amp; &quot;), (m:&quot; &amp; [.H388] &amp; &quot;)&#10;WHERE m.&quot; &amp; [.K390] &amp; &quot; = n. &quot; &amp; [.N391] &amp; &quot; &#10;create (n)-[:&quot; &amp; [.J389] &amp; &quot; ]-&gt;(m)&#10;RETURN n,m&quot;;&quot;&quot;))">
            <text:p/>
          </table:table-cell>
          <table:table-cell table:formula="of:=LOWER(IF([.H388]&lt;&gt;&quot;&quot;;[.H388];&quot;&quot;))">
            <text:p/>
          </table:table-cell>
          <table:table-cell table:formula="of:=LOWER(IF([.H388]&lt;&gt;&quot;&quot;;[.K390];&quot;&quot;))">
            <text:p/>
          </table:table-cell>
          <table:table-cell table:formula="of:=LOWER(IF([.H388]&lt;&gt;&quot;&quot;;[.M391];&quot;&quot;))">
            <text:p/>
          </table:table-cell>
          <table:table-cell table:formula="of:=LOWER(IF([.H388]&lt;&gt;&quot;&quot;;[.N391];&quot;&quot;))">
            <text:p/>
          </table:table-cell>
          <table:table-cell table:formula="of:=LOWER(IF([.H388]&lt;&gt;&quot;&quot;;[.J389];&quot;&quot;))">
            <text:p/>
          </table:table-cell>
          <table:table-cell table:formula="of:=LOWER(IF([.H388]&lt;&gt;&quot;&quot;; &quot;MATCH (n:&quot; &amp; [.R388] &amp; &quot;), (m:&quot; &amp; [.P388] &amp; &quot;)&#10;WHERE m.&quot; &amp; [.Q388] &amp; &quot; = n. &quot; &amp; [.S388] &amp; &quot; &#10;create (n)-[:&quot; &amp; [.T38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D_ITEMS(ITEMID);</text:p>
          </table:table-cell>
          <table:table-cell table:formula="of:=OR( [.B389]=&quot;&quot;; NOT(ISERROR(FIND(&quot;DROP CONSTRAINT&quot;;[.B389]))); NOT(ISERROR(FIND(&quot;--&quot;;[.B389]))))" office:value-type="float" office:value="0" calcext:value-type="float">
            <text:p>0</text:p>
          </table:table-cell>
          <table:table-cell table:formula="of:=IF(AND( NOT([.C389]); NOT(ISERROR(FIND(&quot;ALTER TABLE&quot;;[.B389]  ))));&quot;Y&quot;;&quot;&quot;)">
            <text:p/>
          </table:table-cell>
          <table:table-cell table:formula="of:=IF(AND( [.D389]=&quot;&quot;; NOT(ISERROR(FIND(&quot;ADD CONSTRAINT&quot;;[.B389]  ))));&quot;Y&quot;;&quot;&quot;)">
            <text:p/>
          </table:table-cell>
          <table:table-cell table:formula="of:=IF(AND( [.E389]=&quot;&quot;; NOT(ISERROR(FIND(&quot;FOREIGN KEY&quot;;[.B389]  ))));&quot;Y&quot;;&quot;&quot;)">
            <text:p/>
          </table:table-cell>
          <table:table-cell table:formula="of:=IF(AND( [.F389]=&quot;&quot;; NOT(ISERROR(FIND(&quot;REFERENCES&quot;;[.B389]  ))));&quot;Y&quot;;&quot;&quot;)" office:value-type="string" office:string-value="Y" calcext:value-type="string">
            <text:p>Y</text:p>
          </table:table-cell>
          <table:table-cell table:formula="of:=IF([.D389]=&quot;Y&quot;; MID([.B389];FIND(&quot;ALTER TABLE&quot;;[.B389])+12;LEN([.B389]));&quot;&quot;)">
            <text:p/>
          </table:table-cell>
          <table:table-cell table:formula="of:=IF([.E389]=&quot;Y&quot;; MID([.B389];FIND(&quot;ADD CONSTRAINT&quot;;[.B389])+15;LEN([.B389]));&quot;&quot;)">
            <text:p/>
          </table:table-cell>
          <table:table-cell table:formula="of:=[.I389]">
            <text:p/>
          </table:table-cell>
          <table:table-cell table:formula="of:=IF([.F389]=&quot;Y&quot;; MID([.B389];FIND(&quot;FOREIGN KEY&quot;;[.B389])+13;LEN([.B389])-14);&quot;&quot;)">
            <text:p/>
          </table:table-cell>
          <table:table-cell table:formula="of:=IF([.G389]=&quot;Y&quot;; MID([.B389];FIND(&quot;REFERENCES&quot;;[.B389])+11;LEN([.B389]));&quot;&quot;)" office:value-type="string" office:string-value="D_ITEMS(ITEMID);" calcext:value-type="string">
            <text:p>D_ITEMS(ITEMID);</text:p>
          </table:table-cell>
          <table:table-cell table:formula="of:=IF([.L389]&lt;&gt;&quot;&quot;;LEFT([.L389];FIND(&quot;(&quot;;[.L389])-1);&quot;&quot;)" office:value-type="string" office:string-value="D_ITEMS" calcext:value-type="string">
            <text:p>D_ITEMS</text:p>
          </table:table-cell>
          <table:table-cell table:formula="of:=SUBSTITUTE( IF([.L389]&lt;&gt;&quot;&quot;;MID([.L389];FIND(&quot;(&quot;;[.L389])+1;LEN([.L389]));&quot;&quot;); &quot;);&quot;;&quot;&quot;)" office:value-type="string" office:string-value="ITEMID" calcext:value-type="string">
            <text:p>ITEMID</text:p>
          </table:table-cell>
          <table:table-cell table:style-name="ce16" table:formula="of:=LOWER(IF([.H389]&lt;&gt;&quot;&quot;; &quot;MATCH (n:&quot; &amp; [.M392] &amp; &quot;), (m:&quot; &amp; [.H389] &amp; &quot;)&#10;WHERE m.&quot; &amp; [.K391] &amp; &quot; = n. &quot; &amp; [.N392] &amp; &quot; &#10;create (n)-[:&quot; &amp; [.J390] &amp; &quot; ]-&gt;(m)&#10;RETURN n,m&quot;;&quot;&quot;))">
            <text:p/>
          </table:table-cell>
          <table:table-cell table:formula="of:=LOWER(IF([.H389]&lt;&gt;&quot;&quot;;[.H389];&quot;&quot;))">
            <text:p/>
          </table:table-cell>
          <table:table-cell table:formula="of:=LOWER(IF([.H389]&lt;&gt;&quot;&quot;;[.K391];&quot;&quot;))">
            <text:p/>
          </table:table-cell>
          <table:table-cell table:formula="of:=LOWER(IF([.H389]&lt;&gt;&quot;&quot;;[.M392];&quot;&quot;))">
            <text:p/>
          </table:table-cell>
          <table:table-cell table:formula="of:=LOWER(IF([.H389]&lt;&gt;&quot;&quot;;[.N392];&quot;&quot;))">
            <text:p/>
          </table:table-cell>
          <table:table-cell table:formula="of:=LOWER(IF([.H389]&lt;&gt;&quot;&quot;;[.J390];&quot;&quot;))">
            <text:p/>
          </table:table-cell>
          <table:table-cell table:formula="of:=LOWER(IF([.H389]&lt;&gt;&quot;&quot;; &quot;MATCH (n:&quot; &amp; [.R389] &amp; &quot;), (m:&quot; &amp; [.P389] &amp; &quot;)&#10;WHERE m.&quot; &amp; [.Q389] &amp; &quot; = n. &quot; &amp; [.S389] &amp; &quot; &#10;create (n)-[:&quot; &amp; [.T38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390]=&quot;&quot;; NOT(ISERROR(FIND(&quot;DROP CONSTRAINT&quot;;[.B390]))); NOT(ISERROR(FIND(&quot;--&quot;;[.B390]))))" office:value-type="float" office:value="1" calcext:value-type="float">
            <text:p>1</text:p>
          </table:table-cell>
          <table:table-cell table:formula="of:=IF(AND( NOT([.C390]); NOT(ISERROR(FIND(&quot;ALTER TABLE&quot;;[.B390]  ))));&quot;Y&quot;;&quot;&quot;)">
            <text:p/>
          </table:table-cell>
          <table:table-cell table:formula="of:=IF(AND( [.D390]=&quot;&quot;; NOT(ISERROR(FIND(&quot;ADD CONSTRAINT&quot;;[.B390]  ))));&quot;Y&quot;;&quot;&quot;)">
            <text:p/>
          </table:table-cell>
          <table:table-cell table:formula="of:=IF(AND( [.E390]=&quot;&quot;; NOT(ISERROR(FIND(&quot;FOREIGN KEY&quot;;[.B390]  ))));&quot;Y&quot;;&quot;&quot;)">
            <text:p/>
          </table:table-cell>
          <table:table-cell table:formula="of:=IF(AND( [.F390]=&quot;&quot;; NOT(ISERROR(FIND(&quot;REFERENCES&quot;;[.B390]  ))));&quot;Y&quot;;&quot;&quot;)">
            <text:p/>
          </table:table-cell>
          <table:table-cell table:formula="of:=IF([.D390]=&quot;Y&quot;; MID([.B390];FIND(&quot;ALTER TABLE&quot;;[.B390])+12;LEN([.B390]));&quot;&quot;)">
            <text:p/>
          </table:table-cell>
          <table:table-cell table:formula="of:=IF([.E390]=&quot;Y&quot;; MID([.B390];FIND(&quot;ADD CONSTRAINT&quot;;[.B390])+15;LEN([.B390]));&quot;&quot;)">
            <text:p/>
          </table:table-cell>
          <table:table-cell table:formula="of:=[.I390]">
            <text:p/>
          </table:table-cell>
          <table:table-cell table:formula="of:=IF([.F390]=&quot;Y&quot;; MID([.B390];FIND(&quot;FOREIGN KEY&quot;;[.B390])+13;LEN([.B390])-14);&quot;&quot;)">
            <text:p/>
          </table:table-cell>
          <table:table-cell table:formula="of:=IF([.G390]=&quot;Y&quot;; MID([.B390];FIND(&quot;REFERENCES&quot;;[.B390])+11;LEN([.B390]));&quot;&quot;)">
            <text:p/>
          </table:table-cell>
          <table:table-cell table:formula="of:=IF([.L390]&lt;&gt;&quot;&quot;;LEFT([.L390];FIND(&quot;(&quot;;[.L390])-1);&quot;&quot;)">
            <text:p/>
          </table:table-cell>
          <table:table-cell table:formula="of:=SUBSTITUTE( IF([.L390]&lt;&gt;&quot;&quot;;MID([.L390];FIND(&quot;(&quot;;[.L390])+1;LEN([.L390]));&quot;&quot;); &quot;);&quot;;&quot;&quot;)">
            <text:p/>
          </table:table-cell>
          <table:table-cell table:style-name="ce16" table:formula="of:=LOWER(IF([.H390]&lt;&gt;&quot;&quot;; &quot;MATCH (n:&quot; &amp; [.M393] &amp; &quot;), (m:&quot; &amp; [.H390] &amp; &quot;)&#10;WHERE m.&quot; &amp; [.K392] &amp; &quot; = n. &quot; &amp; [.N393] &amp; &quot; &#10;create (n)-[:&quot; &amp; [.J391] &amp; &quot; ]-&gt;(m)&#10;RETURN n,m&quot;;&quot;&quot;))">
            <text:p/>
          </table:table-cell>
          <table:table-cell table:formula="of:=LOWER(IF([.H390]&lt;&gt;&quot;&quot;;[.H390];&quot;&quot;))">
            <text:p/>
          </table:table-cell>
          <table:table-cell table:formula="of:=LOWER(IF([.H390]&lt;&gt;&quot;&quot;;[.K392];&quot;&quot;))">
            <text:p/>
          </table:table-cell>
          <table:table-cell table:formula="of:=LOWER(IF([.H390]&lt;&gt;&quot;&quot;;[.M393];&quot;&quot;))">
            <text:p/>
          </table:table-cell>
          <table:table-cell table:formula="of:=LOWER(IF([.H390]&lt;&gt;&quot;&quot;;[.N393];&quot;&quot;))">
            <text:p/>
          </table:table-cell>
          <table:table-cell table:formula="of:=LOWER(IF([.H390]&lt;&gt;&quot;&quot;;[.J391];&quot;&quot;))">
            <text:p/>
          </table:table-cell>
          <table:table-cell table:formula="of:=LOWER(IF([.H390]&lt;&gt;&quot;&quot;; &quot;MATCH (n:&quot; &amp; [.R390] &amp; &quot;), (m:&quot; &amp; [.P390] &amp; &quot;)&#10;WHERE m.&quot; &amp; [.Q390] &amp; &quot; = n. &quot; &amp; [.S390] &amp; &quot; &#10;create (n)-[:&quot; &amp; [.T39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cgid</text:p>
          </table:table-cell>
          <table:table-cell table:formula="of:=OR( [.B391]=&quot;&quot;; NOT(ISERROR(FIND(&quot;DROP CONSTRAINT&quot;;[.B391]))); NOT(ISERROR(FIND(&quot;--&quot;;[.B391]))))" office:value-type="float" office:value="1" calcext:value-type="float">
            <text:p>1</text:p>
          </table:table-cell>
          <table:table-cell table:formula="of:=IF(AND( NOT([.C391]); NOT(ISERROR(FIND(&quot;ALTER TABLE&quot;;[.B391]  ))));&quot;Y&quot;;&quot;&quot;)">
            <text:p/>
          </table:table-cell>
          <table:table-cell table:formula="of:=IF(AND( [.D391]=&quot;&quot;; NOT(ISERROR(FIND(&quot;ADD CONSTRAINT&quot;;[.B391]  ))));&quot;Y&quot;;&quot;&quot;)">
            <text:p/>
          </table:table-cell>
          <table:table-cell table:formula="of:=IF(AND( [.E391]=&quot;&quot;; NOT(ISERROR(FIND(&quot;FOREIGN KEY&quot;;[.B391]  ))));&quot;Y&quot;;&quot;&quot;)">
            <text:p/>
          </table:table-cell>
          <table:table-cell table:formula="of:=IF(AND( [.F391]=&quot;&quot;; NOT(ISERROR(FIND(&quot;REFERENCES&quot;;[.B391]  ))));&quot;Y&quot;;&quot;&quot;)">
            <text:p/>
          </table:table-cell>
          <table:table-cell table:formula="of:=IF([.D391]=&quot;Y&quot;; MID([.B391];FIND(&quot;ALTER TABLE&quot;;[.B391])+12;LEN([.B391]));&quot;&quot;)">
            <text:p/>
          </table:table-cell>
          <table:table-cell table:formula="of:=IF([.E391]=&quot;Y&quot;; MID([.B391];FIND(&quot;ADD CONSTRAINT&quot;;[.B391])+15;LEN([.B391]));&quot;&quot;)">
            <text:p/>
          </table:table-cell>
          <table:table-cell table:formula="of:=[.I391]">
            <text:p/>
          </table:table-cell>
          <table:table-cell table:formula="of:=IF([.F391]=&quot;Y&quot;; MID([.B391];FIND(&quot;FOREIGN KEY&quot;;[.B391])+13;LEN([.B391])-14);&quot;&quot;)">
            <text:p/>
          </table:table-cell>
          <table:table-cell table:formula="of:=IF([.G391]=&quot;Y&quot;; MID([.B391];FIND(&quot;REFERENCES&quot;;[.B391])+11;LEN([.B391]));&quot;&quot;)">
            <text:p/>
          </table:table-cell>
          <table:table-cell table:formula="of:=IF([.L391]&lt;&gt;&quot;&quot;;LEFT([.L391];FIND(&quot;(&quot;;[.L391])-1);&quot;&quot;)">
            <text:p/>
          </table:table-cell>
          <table:table-cell table:formula="of:=SUBSTITUTE( IF([.L391]&lt;&gt;&quot;&quot;;MID([.L391];FIND(&quot;(&quot;;[.L391])+1;LEN([.L391]));&quot;&quot;); &quot;);&quot;;&quot;&quot;)">
            <text:p/>
          </table:table-cell>
          <table:table-cell table:style-name="ce16" table:formula="of:=LOWER(IF([.H391]&lt;&gt;&quot;&quot;; &quot;MATCH (n:&quot; &amp; [.M394] &amp; &quot;), (m:&quot; &amp; [.H391] &amp; &quot;)&#10;WHERE m.&quot; &amp; [.K393] &amp; &quot; = n. &quot; &amp; [.N394] &amp; &quot; &#10;create (n)-[:&quot; &amp; [.J392] &amp; &quot; ]-&gt;(m)&#10;RETURN n,m&quot;;&quot;&quot;))">
            <text:p/>
          </table:table-cell>
          <table:table-cell table:formula="of:=LOWER(IF([.H391]&lt;&gt;&quot;&quot;;[.H391];&quot;&quot;))">
            <text:p/>
          </table:table-cell>
          <table:table-cell table:formula="of:=LOWER(IF([.H391]&lt;&gt;&quot;&quot;;[.K393];&quot;&quot;))">
            <text:p/>
          </table:table-cell>
          <table:table-cell table:formula="of:=LOWER(IF([.H391]&lt;&gt;&quot;&quot;;[.M394];&quot;&quot;))">
            <text:p/>
          </table:table-cell>
          <table:table-cell table:formula="of:=LOWER(IF([.H391]&lt;&gt;&quot;&quot;;[.N394];&quot;&quot;))">
            <text:p/>
          </table:table-cell>
          <table:table-cell table:formula="of:=LOWER(IF([.H391]&lt;&gt;&quot;&quot;;[.J392];&quot;&quot;))">
            <text:p/>
          </table:table-cell>
          <table:table-cell table:formula="of:=LOWER(IF([.H391]&lt;&gt;&quot;&quot;; &quot;MATCH (n:&quot; &amp; [.R391] &amp; &quot;), (m:&quot; &amp; [.P391] &amp; &quot;)&#10;WHERE m.&quot; &amp; [.Q391] &amp; &quot; = n. &quot; &amp; [.S391] &amp; &quot; &#10;create (n)-[:&quot; &amp; [.T39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OUTPUTEVENTS DROP CONSTRAINT IF EXISTS outputevents_cgid;</text:p>
          </table:table-cell>
          <table:table-cell table:formula="of:=OR( [.B392]=&quot;&quot;; NOT(ISERROR(FIND(&quot;DROP CONSTRAINT&quot;;[.B392]))); NOT(ISERROR(FIND(&quot;--&quot;;[.B392]))))" office:value-type="float" office:value="1" calcext:value-type="float">
            <text:p>1</text:p>
          </table:table-cell>
          <table:table-cell table:formula="of:=IF(AND( NOT([.C392]); NOT(ISERROR(FIND(&quot;ALTER TABLE&quot;;[.B392]  ))));&quot;Y&quot;;&quot;&quot;)">
            <text:p/>
          </table:table-cell>
          <table:table-cell table:formula="of:=IF(AND( [.D392]=&quot;&quot;; NOT(ISERROR(FIND(&quot;ADD CONSTRAINT&quot;;[.B392]  ))));&quot;Y&quot;;&quot;&quot;)">
            <text:p/>
          </table:table-cell>
          <table:table-cell table:formula="of:=IF(AND( [.E392]=&quot;&quot;; NOT(ISERROR(FIND(&quot;FOREIGN KEY&quot;;[.B392]  ))));&quot;Y&quot;;&quot;&quot;)">
            <text:p/>
          </table:table-cell>
          <table:table-cell table:formula="of:=IF(AND( [.F392]=&quot;&quot;; NOT(ISERROR(FIND(&quot;REFERENCES&quot;;[.B392]  ))));&quot;Y&quot;;&quot;&quot;)">
            <text:p/>
          </table:table-cell>
          <table:table-cell table:formula="of:=IF([.D392]=&quot;Y&quot;; MID([.B392];FIND(&quot;ALTER TABLE&quot;;[.B392])+12;LEN([.B392]));&quot;&quot;)">
            <text:p/>
          </table:table-cell>
          <table:table-cell table:formula="of:=IF([.E392]=&quot;Y&quot;; MID([.B392];FIND(&quot;ADD CONSTRAINT&quot;;[.B392])+15;LEN([.B392]));&quot;&quot;)">
            <text:p/>
          </table:table-cell>
          <table:table-cell table:formula="of:=[.I392]">
            <text:p/>
          </table:table-cell>
          <table:table-cell table:formula="of:=IF([.F392]=&quot;Y&quot;; MID([.B392];FIND(&quot;FOREIGN KEY&quot;;[.B392])+13;LEN([.B392])-14);&quot;&quot;)">
            <text:p/>
          </table:table-cell>
          <table:table-cell table:formula="of:=IF([.G392]=&quot;Y&quot;; MID([.B392];FIND(&quot;REFERENCES&quot;;[.B392])+11;LEN([.B392]));&quot;&quot;)">
            <text:p/>
          </table:table-cell>
          <table:table-cell table:formula="of:=IF([.L392]&lt;&gt;&quot;&quot;;LEFT([.L392];FIND(&quot;(&quot;;[.L392])-1);&quot;&quot;)">
            <text:p/>
          </table:table-cell>
          <table:table-cell table:formula="of:=SUBSTITUTE( IF([.L392]&lt;&gt;&quot;&quot;;MID([.L392];FIND(&quot;(&quot;;[.L392])+1;LEN([.L392]));&quot;&quot;); &quot;);&quot;;&quot;&quot;)">
            <text:p/>
          </table:table-cell>
          <table:table-cell table:style-name="ce16" table:formula="of:=LOWER(IF([.H392]&lt;&gt;&quot;&quot;; &quot;MATCH (n:&quot; &amp; [.M395] &amp; &quot;), (m:&quot; &amp; [.H392] &amp; &quot;)&#10;WHERE m.&quot; &amp; [.K394] &amp; &quot; = n. &quot; &amp; [.N395] &amp; &quot; &#10;create (n)-[:&quot; &amp; [.J393] &amp; &quot; ]-&gt;(m)&#10;RETURN n,m&quot;;&quot;&quot;))">
            <text:p/>
          </table:table-cell>
          <table:table-cell table:formula="of:=LOWER(IF([.H392]&lt;&gt;&quot;&quot;;[.H392];&quot;&quot;))">
            <text:p/>
          </table:table-cell>
          <table:table-cell table:formula="of:=LOWER(IF([.H392]&lt;&gt;&quot;&quot;;[.K394];&quot;&quot;))">
            <text:p/>
          </table:table-cell>
          <table:table-cell table:formula="of:=LOWER(IF([.H392]&lt;&gt;&quot;&quot;;[.M395];&quot;&quot;))">
            <text:p/>
          </table:table-cell>
          <table:table-cell table:formula="of:=LOWER(IF([.H392]&lt;&gt;&quot;&quot;;[.N395];&quot;&quot;))">
            <text:p/>
          </table:table-cell>
          <table:table-cell table:formula="of:=LOWER(IF([.H392]&lt;&gt;&quot;&quot;;[.J393];&quot;&quot;))">
            <text:p/>
          </table:table-cell>
          <table:table-cell table:formula="of:=LOWER(IF([.H392]&lt;&gt;&quot;&quot;; &quot;MATCH (n:&quot; &amp; [.R392] &amp; &quot;), (m:&quot; &amp; [.P392] &amp; &quot;)&#10;WHERE m.&quot; &amp; [.Q392] &amp; &quot; = n. &quot; &amp; [.S392] &amp; &quot; &#10;create (n)-[:&quot; &amp; [.T392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OUTPUTEVENTS</text:p>
          </table:table-cell>
          <table:table-cell table:formula="of:=OR( [.B393]=&quot;&quot;; NOT(ISERROR(FIND(&quot;DROP CONSTRAINT&quot;;[.B393]))); NOT(ISERROR(FIND(&quot;--&quot;;[.B393]))))" office:value-type="float" office:value="0" calcext:value-type="float">
            <text:p>0</text:p>
          </table:table-cell>
          <table:table-cell table:formula="of:=IF(AND( NOT([.C393]); NOT(ISERROR(FIND(&quot;ALTER TABLE&quot;;[.B393]  ))));&quot;Y&quot;;&quot;&quot;)" office:value-type="string" office:string-value="Y" calcext:value-type="string">
            <text:p>Y</text:p>
          </table:table-cell>
          <table:table-cell table:formula="of:=IF(AND( [.D393]=&quot;&quot;; NOT(ISERROR(FIND(&quot;ADD CONSTRAINT&quot;;[.B393]  ))));&quot;Y&quot;;&quot;&quot;)">
            <text:p/>
          </table:table-cell>
          <table:table-cell table:formula="of:=IF(AND( [.E393]=&quot;&quot;; NOT(ISERROR(FIND(&quot;FOREIGN KEY&quot;;[.B393]  ))));&quot;Y&quot;;&quot;&quot;)">
            <text:p/>
          </table:table-cell>
          <table:table-cell table:formula="of:=IF(AND( [.F393]=&quot;&quot;; NOT(ISERROR(FIND(&quot;REFERENCES&quot;;[.B393]  ))));&quot;Y&quot;;&quot;&quot;)">
            <text:p/>
          </table:table-cell>
          <table:table-cell table:formula="of:=IF([.D393]=&quot;Y&quot;; MID([.B393];FIND(&quot;ALTER TABLE&quot;;[.B393])+12;LEN([.B393]));&quot;&quot;)" office:value-type="string" office:string-value="OUTPUTEVENTS" calcext:value-type="string">
            <text:p>OUTPUTEVENTS</text:p>
          </table:table-cell>
          <table:table-cell table:formula="of:=IF([.E393]=&quot;Y&quot;; MID([.B393];FIND(&quot;ADD CONSTRAINT&quot;;[.B393])+15;LEN([.B393]));&quot;&quot;)">
            <text:p/>
          </table:table-cell>
          <table:table-cell table:formula="of:=[.I393]">
            <text:p/>
          </table:table-cell>
          <table:table-cell table:formula="of:=IF([.F393]=&quot;Y&quot;; MID([.B393];FIND(&quot;FOREIGN KEY&quot;;[.B393])+13;LEN([.B393])-14);&quot;&quot;)">
            <text:p/>
          </table:table-cell>
          <table:table-cell table:formula="of:=IF([.G393]=&quot;Y&quot;; MID([.B393];FIND(&quot;REFERENCES&quot;;[.B393])+11;LEN([.B393]));&quot;&quot;)">
            <text:p/>
          </table:table-cell>
          <table:table-cell table:formula="of:=IF([.L393]&lt;&gt;&quot;&quot;;LEFT([.L393];FIND(&quot;(&quot;;[.L393])-1);&quot;&quot;)">
            <text:p/>
          </table:table-cell>
          <table:table-cell table:formula="of:=SUBSTITUTE( IF([.L393]&lt;&gt;&quot;&quot;;MID([.L393];FIND(&quot;(&quot;;[.L393])+1;LEN([.L393]));&quot;&quot;); &quot;);&quot;;&quot;&quot;)">
            <text:p/>
          </table:table-cell>
          <table:table-cell table:style-name="ce16" table:formula="of:=LOWER(IF([.H393]&lt;&gt;&quot;&quot;; &quot;MATCH (n:&quot; &amp; [.M396] &amp; &quot;), (m:&quot; &amp; [.H393] &amp; &quot;)&#10;WHERE m.&quot; &amp; [.K395] &amp; &quot; = n. &quot; &amp; [.N396] &amp; &quot; &#10;create (n)-[:&quot; &amp; [.J394] &amp; &quot; ]-&gt;(m)&#10;RETURN n,m&quot;;&quot;&quot;))" office:value-type="string" office:string-value="match (n:caregivers), (m:outputevents)&#10;where m.cgid = n. cgid &#10;create (n)-[:outputevents_fk_cgid ]-&gt;(m)&#10;return n,m" calcext:value-type="string">
            <text:p>match (n:caregivers), (m:outputevents)</text:p>
            <text:p>where m.cgid = n. cgid </text:p>
            <text:p>create (n)-[:outputevents_fk_cgid ]-&gt;(m)</text:p>
            <text:p>return n,m</text:p>
          </table:table-cell>
          <table:table-cell table:formula="of:=LOWER(IF([.H393]&lt;&gt;&quot;&quot;;[.H393];&quot;&quot;))" office:value-type="string" office:string-value="outputevents" calcext:value-type="string">
            <text:p>outputevents</text:p>
          </table:table-cell>
          <table:table-cell table:formula="of:=LOWER(IF([.H393]&lt;&gt;&quot;&quot;;[.K395];&quot;&quot;))" office:value-type="string" office:string-value="cgid" calcext:value-type="string">
            <text:p>cgid</text:p>
          </table:table-cell>
          <table:table-cell table:formula="of:=LOWER(IF([.H393]&lt;&gt;&quot;&quot;;[.M396];&quot;&quot;))" office:value-type="string" office:string-value="caregivers" calcext:value-type="string">
            <text:p>caregivers</text:p>
          </table:table-cell>
          <table:table-cell table:formula="of:=LOWER(IF([.H393]&lt;&gt;&quot;&quot;;[.N396];&quot;&quot;))" office:value-type="string" office:string-value="cgid" calcext:value-type="string">
            <text:p>cgid</text:p>
          </table:table-cell>
          <table:table-cell table:formula="of:=LOWER(IF([.H393]&lt;&gt;&quot;&quot;;[.J394];&quot;&quot;))" office:value-type="string" office:string-value="outputevents_fk_cgid" calcext:value-type="string">
            <text:p>outputevents_fk_cgid</text:p>
          </table:table-cell>
          <table:table-cell table:formula="of:=LOWER(IF([.H393]&lt;&gt;&quot;&quot;; &quot;MATCH (n:&quot; &amp; [.R393] &amp; &quot;), (m:&quot; &amp; [.P393] &amp; &quot;)&#10;WHERE m.&quot; &amp; [.Q393] &amp; &quot; = n. &quot; &amp; [.S393] &amp; &quot; &#10;create (n)-[:&quot; &amp; [.T393] &amp; &quot; ]-&gt;(m)&#10;RETURN n,m&quot;;&quot;&quot;))" office:value-type="string" office:string-value="match (n:caregivers), (m:outputevents)&#10;where m.cgid = n. cgid &#10;create (n)-[:outputevents_fk_cgid ]-&gt;(m)&#10;return n,m" calcext:value-type="string">
            <text:p>match (n:caregivers), (m:outputevents)</text:p>
            <text:p>where m.cgid = n. cgid </text:p>
            <text:p>create (n)-[:outputevents_fk_cg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outputevents_fk_cgid</text:p>
          </table:table-cell>
          <table:table-cell table:formula="of:=OR( [.B394]=&quot;&quot;; NOT(ISERROR(FIND(&quot;DROP CONSTRAINT&quot;;[.B394]))); NOT(ISERROR(FIND(&quot;--&quot;;[.B394]))))" office:value-type="float" office:value="0" calcext:value-type="float">
            <text:p>0</text:p>
          </table:table-cell>
          <table:table-cell table:formula="of:=IF(AND( NOT([.C394]); NOT(ISERROR(FIND(&quot;ALTER TABLE&quot;;[.B394]  ))));&quot;Y&quot;;&quot;&quot;)">
            <text:p/>
          </table:table-cell>
          <table:table-cell table:formula="of:=IF(AND( [.D394]=&quot;&quot;; NOT(ISERROR(FIND(&quot;ADD CONSTRAINT&quot;;[.B394]  ))));&quot;Y&quot;;&quot;&quot;)" office:value-type="string" office:string-value="Y" calcext:value-type="string">
            <text:p>Y</text:p>
          </table:table-cell>
          <table:table-cell table:formula="of:=IF(AND( [.E394]=&quot;&quot;; NOT(ISERROR(FIND(&quot;FOREIGN KEY&quot;;[.B394]  ))));&quot;Y&quot;;&quot;&quot;)">
            <text:p/>
          </table:table-cell>
          <table:table-cell table:formula="of:=IF(AND( [.F394]=&quot;&quot;; NOT(ISERROR(FIND(&quot;REFERENCES&quot;;[.B394]  ))));&quot;Y&quot;;&quot;&quot;)">
            <text:p/>
          </table:table-cell>
          <table:table-cell table:formula="of:=IF([.D394]=&quot;Y&quot;; MID([.B394];FIND(&quot;ALTER TABLE&quot;;[.B394])+12;LEN([.B394]));&quot;&quot;)">
            <text:p/>
          </table:table-cell>
          <table:table-cell table:formula="of:=IF([.E394]=&quot;Y&quot;; MID([.B394];FIND(&quot;ADD CONSTRAINT&quot;;[.B394])+15;LEN([.B394]));&quot;&quot;)" office:value-type="string" office:string-value="outputevents_fk_cgid" calcext:value-type="string">
            <text:p>outputevents_fk_cgid</text:p>
          </table:table-cell>
          <table:table-cell table:formula="of:=[.I394]" office:value-type="string" office:string-value="outputevents_fk_cgid" calcext:value-type="string">
            <text:p>outputevents_fk_cgid</text:p>
          </table:table-cell>
          <table:table-cell table:formula="of:=IF([.F394]=&quot;Y&quot;; MID([.B394];FIND(&quot;FOREIGN KEY&quot;;[.B394])+13;LEN([.B394])-14);&quot;&quot;)">
            <text:p/>
          </table:table-cell>
          <table:table-cell table:formula="of:=IF([.G394]=&quot;Y&quot;; MID([.B394];FIND(&quot;REFERENCES&quot;;[.B394])+11;LEN([.B394]));&quot;&quot;)">
            <text:p/>
          </table:table-cell>
          <table:table-cell table:formula="of:=IF([.L394]&lt;&gt;&quot;&quot;;LEFT([.L394];FIND(&quot;(&quot;;[.L394])-1);&quot;&quot;)">
            <text:p/>
          </table:table-cell>
          <table:table-cell table:formula="of:=SUBSTITUTE( IF([.L394]&lt;&gt;&quot;&quot;;MID([.L394];FIND(&quot;(&quot;;[.L394])+1;LEN([.L394]));&quot;&quot;); &quot;);&quot;;&quot;&quot;)">
            <text:p/>
          </table:table-cell>
          <table:table-cell table:style-name="ce16" table:formula="of:=LOWER(IF([.H394]&lt;&gt;&quot;&quot;; &quot;MATCH (n:&quot; &amp; [.M397] &amp; &quot;), (m:&quot; &amp; [.H394] &amp; &quot;)&#10;WHERE m.&quot; &amp; [.K396] &amp; &quot; = n. &quot; &amp; [.N397] &amp; &quot; &#10;create (n)-[:&quot; &amp; [.J395] &amp; &quot; ]-&gt;(m)&#10;RETURN n,m&quot;;&quot;&quot;))">
            <text:p/>
          </table:table-cell>
          <table:table-cell table:formula="of:=LOWER(IF([.H394]&lt;&gt;&quot;&quot;;[.H394];&quot;&quot;))">
            <text:p/>
          </table:table-cell>
          <table:table-cell table:formula="of:=LOWER(IF([.H394]&lt;&gt;&quot;&quot;;[.K396];&quot;&quot;))">
            <text:p/>
          </table:table-cell>
          <table:table-cell table:formula="of:=LOWER(IF([.H394]&lt;&gt;&quot;&quot;;[.M397];&quot;&quot;))">
            <text:p/>
          </table:table-cell>
          <table:table-cell table:formula="of:=LOWER(IF([.H394]&lt;&gt;&quot;&quot;;[.N397];&quot;&quot;))">
            <text:p/>
          </table:table-cell>
          <table:table-cell table:formula="of:=LOWER(IF([.H394]&lt;&gt;&quot;&quot;;[.J395];&quot;&quot;))">
            <text:p/>
          </table:table-cell>
          <table:table-cell table:formula="of:=LOWER(IF([.H394]&lt;&gt;&quot;&quot;; &quot;MATCH (n:&quot; &amp; [.R394] &amp; &quot;), (m:&quot; &amp; [.P394] &amp; &quot;)&#10;WHERE m.&quot; &amp; [.Q394] &amp; &quot; = n. &quot; &amp; [.S394] &amp; &quot; &#10;create (n)-[:&quot; &amp; [.T39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CGID)</text:p>
          </table:table-cell>
          <table:table-cell table:formula="of:=OR( [.B395]=&quot;&quot;; NOT(ISERROR(FIND(&quot;DROP CONSTRAINT&quot;;[.B395]))); NOT(ISERROR(FIND(&quot;--&quot;;[.B395]))))" office:value-type="float" office:value="0" calcext:value-type="float">
            <text:p>0</text:p>
          </table:table-cell>
          <table:table-cell table:formula="of:=IF(AND( NOT([.C395]); NOT(ISERROR(FIND(&quot;ALTER TABLE&quot;;[.B395]  ))));&quot;Y&quot;;&quot;&quot;)">
            <text:p/>
          </table:table-cell>
          <table:table-cell table:formula="of:=IF(AND( [.D395]=&quot;&quot;; NOT(ISERROR(FIND(&quot;ADD CONSTRAINT&quot;;[.B395]  ))));&quot;Y&quot;;&quot;&quot;)">
            <text:p/>
          </table:table-cell>
          <table:table-cell table:formula="of:=IF(AND( [.E395]=&quot;&quot;; NOT(ISERROR(FIND(&quot;FOREIGN KEY&quot;;[.B395]  ))));&quot;Y&quot;;&quot;&quot;)" office:value-type="string" office:string-value="Y" calcext:value-type="string">
            <text:p>Y</text:p>
          </table:table-cell>
          <table:table-cell table:formula="of:=IF(AND( [.F395]=&quot;&quot;; NOT(ISERROR(FIND(&quot;REFERENCES&quot;;[.B395]  ))));&quot;Y&quot;;&quot;&quot;)">
            <text:p/>
          </table:table-cell>
          <table:table-cell table:formula="of:=IF([.D395]=&quot;Y&quot;; MID([.B395];FIND(&quot;ALTER TABLE&quot;;[.B395])+12;LEN([.B395]));&quot;&quot;)">
            <text:p/>
          </table:table-cell>
          <table:table-cell table:formula="of:=IF([.E395]=&quot;Y&quot;; MID([.B395];FIND(&quot;ADD CONSTRAINT&quot;;[.B395])+15;LEN([.B395]));&quot;&quot;)">
            <text:p/>
          </table:table-cell>
          <table:table-cell table:formula="of:=[.I395]">
            <text:p/>
          </table:table-cell>
          <table:table-cell table:formula="of:=IF([.F395]=&quot;Y&quot;; MID([.B395];FIND(&quot;FOREIGN KEY&quot;;[.B395])+13;LEN([.B395])-14);&quot;&quot;)" office:value-type="string" office:string-value="CGID" calcext:value-type="string">
            <text:p>CGID</text:p>
          </table:table-cell>
          <table:table-cell table:formula="of:=IF([.G395]=&quot;Y&quot;; MID([.B395];FIND(&quot;REFERENCES&quot;;[.B395])+11;LEN([.B395]));&quot;&quot;)">
            <text:p/>
          </table:table-cell>
          <table:table-cell table:formula="of:=IF([.L395]&lt;&gt;&quot;&quot;;LEFT([.L395];FIND(&quot;(&quot;;[.L395])-1);&quot;&quot;)">
            <text:p/>
          </table:table-cell>
          <table:table-cell table:formula="of:=SUBSTITUTE( IF([.L395]&lt;&gt;&quot;&quot;;MID([.L395];FIND(&quot;(&quot;;[.L395])+1;LEN([.L395]));&quot;&quot;); &quot;);&quot;;&quot;&quot;)">
            <text:p/>
          </table:table-cell>
          <table:table-cell table:style-name="ce16" table:formula="of:=LOWER(IF([.H395]&lt;&gt;&quot;&quot;; &quot;MATCH (n:&quot; &amp; [.M398] &amp; &quot;), (m:&quot; &amp; [.H395] &amp; &quot;)&#10;WHERE m.&quot; &amp; [.K397] &amp; &quot; = n. &quot; &amp; [.N398] &amp; &quot; &#10;create (n)-[:&quot; &amp; [.J396] &amp; &quot; ]-&gt;(m)&#10;RETURN n,m&quot;;&quot;&quot;))">
            <text:p/>
          </table:table-cell>
          <table:table-cell table:formula="of:=LOWER(IF([.H395]&lt;&gt;&quot;&quot;;[.H395];&quot;&quot;))">
            <text:p/>
          </table:table-cell>
          <table:table-cell table:formula="of:=LOWER(IF([.H395]&lt;&gt;&quot;&quot;;[.K397];&quot;&quot;))">
            <text:p/>
          </table:table-cell>
          <table:table-cell table:formula="of:=LOWER(IF([.H395]&lt;&gt;&quot;&quot;;[.M398];&quot;&quot;))">
            <text:p/>
          </table:table-cell>
          <table:table-cell table:formula="of:=LOWER(IF([.H395]&lt;&gt;&quot;&quot;;[.N398];&quot;&quot;))">
            <text:p/>
          </table:table-cell>
          <table:table-cell table:formula="of:=LOWER(IF([.H395]&lt;&gt;&quot;&quot;;[.J396];&quot;&quot;))">
            <text:p/>
          </table:table-cell>
          <table:table-cell table:formula="of:=LOWER(IF([.H395]&lt;&gt;&quot;&quot;; &quot;MATCH (n:&quot; &amp; [.R395] &amp; &quot;), (m:&quot; &amp; [.P395] &amp; &quot;)&#10;WHERE m.&quot; &amp; [.Q395] &amp; &quot; = n. &quot; &amp; [.S395] &amp; &quot; &#10;create (n)-[:&quot; &amp; [.T39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CAREGIVERS(CGID);</text:p>
          </table:table-cell>
          <table:table-cell table:formula="of:=OR( [.B396]=&quot;&quot;; NOT(ISERROR(FIND(&quot;DROP CONSTRAINT&quot;;[.B396]))); NOT(ISERROR(FIND(&quot;--&quot;;[.B396]))))" office:value-type="float" office:value="0" calcext:value-type="float">
            <text:p>0</text:p>
          </table:table-cell>
          <table:table-cell table:formula="of:=IF(AND( NOT([.C396]); NOT(ISERROR(FIND(&quot;ALTER TABLE&quot;;[.B396]  ))));&quot;Y&quot;;&quot;&quot;)">
            <text:p/>
          </table:table-cell>
          <table:table-cell table:formula="of:=IF(AND( [.D396]=&quot;&quot;; NOT(ISERROR(FIND(&quot;ADD CONSTRAINT&quot;;[.B396]  ))));&quot;Y&quot;;&quot;&quot;)">
            <text:p/>
          </table:table-cell>
          <table:table-cell table:formula="of:=IF(AND( [.E396]=&quot;&quot;; NOT(ISERROR(FIND(&quot;FOREIGN KEY&quot;;[.B396]  ))));&quot;Y&quot;;&quot;&quot;)">
            <text:p/>
          </table:table-cell>
          <table:table-cell table:formula="of:=IF(AND( [.F396]=&quot;&quot;; NOT(ISERROR(FIND(&quot;REFERENCES&quot;;[.B396]  ))));&quot;Y&quot;;&quot;&quot;)" office:value-type="string" office:string-value="Y" calcext:value-type="string">
            <text:p>Y</text:p>
          </table:table-cell>
          <table:table-cell table:formula="of:=IF([.D396]=&quot;Y&quot;; MID([.B396];FIND(&quot;ALTER TABLE&quot;;[.B396])+12;LEN([.B396]));&quot;&quot;)">
            <text:p/>
          </table:table-cell>
          <table:table-cell table:formula="of:=IF([.E396]=&quot;Y&quot;; MID([.B396];FIND(&quot;ADD CONSTRAINT&quot;;[.B396])+15;LEN([.B396]));&quot;&quot;)">
            <text:p/>
          </table:table-cell>
          <table:table-cell table:formula="of:=[.I396]">
            <text:p/>
          </table:table-cell>
          <table:table-cell table:formula="of:=IF([.F396]=&quot;Y&quot;; MID([.B396];FIND(&quot;FOREIGN KEY&quot;;[.B396])+13;LEN([.B396])-14);&quot;&quot;)">
            <text:p/>
          </table:table-cell>
          <table:table-cell table:formula="of:=IF([.G396]=&quot;Y&quot;; MID([.B396];FIND(&quot;REFERENCES&quot;;[.B396])+11;LEN([.B396]));&quot;&quot;)" office:value-type="string" office:string-value="CAREGIVERS(CGID);" calcext:value-type="string">
            <text:p>CAREGIVERS(CGID);</text:p>
          </table:table-cell>
          <table:table-cell table:formula="of:=IF([.L396]&lt;&gt;&quot;&quot;;LEFT([.L396];FIND(&quot;(&quot;;[.L396])-1);&quot;&quot;)" office:value-type="string" office:string-value="CAREGIVERS" calcext:value-type="string">
            <text:p>CAREGIVERS</text:p>
          </table:table-cell>
          <table:table-cell table:formula="of:=SUBSTITUTE( IF([.L396]&lt;&gt;&quot;&quot;;MID([.L396];FIND(&quot;(&quot;;[.L396])+1;LEN([.L396]));&quot;&quot;); &quot;);&quot;;&quot;&quot;)" office:value-type="string" office:string-value="CGID" calcext:value-type="string">
            <text:p>CGID</text:p>
          </table:table-cell>
          <table:table-cell table:style-name="ce16" table:formula="of:=LOWER(IF([.H396]&lt;&gt;&quot;&quot;; &quot;MATCH (n:&quot; &amp; [.M399] &amp; &quot;), (m:&quot; &amp; [.H396] &amp; &quot;)&#10;WHERE m.&quot; &amp; [.K398] &amp; &quot; = n. &quot; &amp; [.N399] &amp; &quot; &#10;create (n)-[:&quot; &amp; [.J397] &amp; &quot; ]-&gt;(m)&#10;RETURN n,m&quot;;&quot;&quot;))">
            <text:p/>
          </table:table-cell>
          <table:table-cell table:formula="of:=LOWER(IF([.H396]&lt;&gt;&quot;&quot;;[.H396];&quot;&quot;))">
            <text:p/>
          </table:table-cell>
          <table:table-cell table:formula="of:=LOWER(IF([.H396]&lt;&gt;&quot;&quot;;[.K398];&quot;&quot;))">
            <text:p/>
          </table:table-cell>
          <table:table-cell table:formula="of:=LOWER(IF([.H396]&lt;&gt;&quot;&quot;;[.M399];&quot;&quot;))">
            <text:p/>
          </table:table-cell>
          <table:table-cell table:formula="of:=LOWER(IF([.H396]&lt;&gt;&quot;&quot;;[.N399];&quot;&quot;))">
            <text:p/>
          </table:table-cell>
          <table:table-cell table:formula="of:=LOWER(IF([.H396]&lt;&gt;&quot;&quot;;[.J397];&quot;&quot;))">
            <text:p/>
          </table:table-cell>
          <table:table-cell table:formula="of:=LOWER(IF([.H396]&lt;&gt;&quot;&quot;; &quot;MATCH (n:&quot; &amp; [.R396] &amp; &quot;), (m:&quot; &amp; [.P396] &amp; &quot;)&#10;WHERE m.&quot; &amp; [.Q396] &amp; &quot; = n. &quot; &amp; [.S396] &amp; &quot; &#10;create (n)-[:&quot; &amp; [.T39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397]=&quot;&quot;; NOT(ISERROR(FIND(&quot;DROP CONSTRAINT&quot;;[.B397]))); NOT(ISERROR(FIND(&quot;--&quot;;[.B397]))))" office:value-type="float" office:value="1" calcext:value-type="float">
            <text:p>1</text:p>
          </table:table-cell>
          <table:table-cell table:formula="of:=IF(AND( NOT([.C397]); NOT(ISERROR(FIND(&quot;ALTER TABLE&quot;;[.B397]  ))));&quot;Y&quot;;&quot;&quot;)">
            <text:p/>
          </table:table-cell>
          <table:table-cell table:formula="of:=IF(AND( [.D397]=&quot;&quot;; NOT(ISERROR(FIND(&quot;ADD CONSTRAINT&quot;;[.B397]  ))));&quot;Y&quot;;&quot;&quot;)">
            <text:p/>
          </table:table-cell>
          <table:table-cell table:formula="of:=IF(AND( [.E397]=&quot;&quot;; NOT(ISERROR(FIND(&quot;FOREIGN KEY&quot;;[.B397]  ))));&quot;Y&quot;;&quot;&quot;)">
            <text:p/>
          </table:table-cell>
          <table:table-cell table:formula="of:=IF(AND( [.F397]=&quot;&quot;; NOT(ISERROR(FIND(&quot;REFERENCES&quot;;[.B397]  ))));&quot;Y&quot;;&quot;&quot;)">
            <text:p/>
          </table:table-cell>
          <table:table-cell table:formula="of:=IF([.D397]=&quot;Y&quot;; MID([.B397];FIND(&quot;ALTER TABLE&quot;;[.B397])+12;LEN([.B397]));&quot;&quot;)">
            <text:p/>
          </table:table-cell>
          <table:table-cell table:formula="of:=IF([.E397]=&quot;Y&quot;; MID([.B397];FIND(&quot;ADD CONSTRAINT&quot;;[.B397])+15;LEN([.B397]));&quot;&quot;)">
            <text:p/>
          </table:table-cell>
          <table:table-cell table:formula="of:=[.I397]">
            <text:p/>
          </table:table-cell>
          <table:table-cell table:formula="of:=IF([.F397]=&quot;Y&quot;; MID([.B397];FIND(&quot;FOREIGN KEY&quot;;[.B397])+13;LEN([.B397])-14);&quot;&quot;)">
            <text:p/>
          </table:table-cell>
          <table:table-cell table:formula="of:=IF([.G397]=&quot;Y&quot;; MID([.B397];FIND(&quot;REFERENCES&quot;;[.B397])+11;LEN([.B397]));&quot;&quot;)">
            <text:p/>
          </table:table-cell>
          <table:table-cell table:formula="of:=IF([.L397]&lt;&gt;&quot;&quot;;LEFT([.L397];FIND(&quot;(&quot;;[.L397])-1);&quot;&quot;)">
            <text:p/>
          </table:table-cell>
          <table:table-cell table:formula="of:=SUBSTITUTE( IF([.L397]&lt;&gt;&quot;&quot;;MID([.L397];FIND(&quot;(&quot;;[.L397])+1;LEN([.L397]));&quot;&quot;); &quot;);&quot;;&quot;&quot;)">
            <text:p/>
          </table:table-cell>
          <table:table-cell table:style-name="ce16" table:formula="of:=LOWER(IF([.H397]&lt;&gt;&quot;&quot;; &quot;MATCH (n:&quot; &amp; [.M400] &amp; &quot;), (m:&quot; &amp; [.H397] &amp; &quot;)&#10;WHERE m.&quot; &amp; [.K399] &amp; &quot; = n. &quot; &amp; [.N400] &amp; &quot; &#10;create (n)-[:&quot; &amp; [.J398] &amp; &quot; ]-&gt;(m)&#10;RETURN n,m&quot;;&quot;&quot;))">
            <text:p/>
          </table:table-cell>
          <table:table-cell table:formula="of:=LOWER(IF([.H397]&lt;&gt;&quot;&quot;;[.H397];&quot;&quot;))">
            <text:p/>
          </table:table-cell>
          <table:table-cell table:formula="of:=LOWER(IF([.H397]&lt;&gt;&quot;&quot;;[.K399];&quot;&quot;))">
            <text:p/>
          </table:table-cell>
          <table:table-cell table:formula="of:=LOWER(IF([.H397]&lt;&gt;&quot;&quot;;[.M400];&quot;&quot;))">
            <text:p/>
          </table:table-cell>
          <table:table-cell table:formula="of:=LOWER(IF([.H397]&lt;&gt;&quot;&quot;;[.N400];&quot;&quot;))">
            <text:p/>
          </table:table-cell>
          <table:table-cell table:formula="of:=LOWER(IF([.H397]&lt;&gt;&quot;&quot;;[.J398];&quot;&quot;))">
            <text:p/>
          </table:table-cell>
          <table:table-cell table:formula="of:=LOWER(IF([.H397]&lt;&gt;&quot;&quot;; &quot;MATCH (n:&quot; &amp; [.R397] &amp; &quot;), (m:&quot; &amp; [.P397] &amp; &quot;)&#10;WHERE m.&quot; &amp; [.Q397] &amp; &quot; = n. &quot; &amp; [.S397] &amp; &quot; &#10;create (n)-[:&quot; &amp; [.T39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398]=&quot;&quot;; NOT(ISERROR(FIND(&quot;DROP CONSTRAINT&quot;;[.B398]))); NOT(ISERROR(FIND(&quot;--&quot;;[.B398]))))" office:value-type="float" office:value="1" calcext:value-type="float">
            <text:p>1</text:p>
          </table:table-cell>
          <table:table-cell table:formula="of:=IF(AND( NOT([.C398]); NOT(ISERROR(FIND(&quot;ALTER TABLE&quot;;[.B398]  ))));&quot;Y&quot;;&quot;&quot;)">
            <text:p/>
          </table:table-cell>
          <table:table-cell table:formula="of:=IF(AND( [.D398]=&quot;&quot;; NOT(ISERROR(FIND(&quot;ADD CONSTRAINT&quot;;[.B398]  ))));&quot;Y&quot;;&quot;&quot;)">
            <text:p/>
          </table:table-cell>
          <table:table-cell table:formula="of:=IF(AND( [.E398]=&quot;&quot;; NOT(ISERROR(FIND(&quot;FOREIGN KEY&quot;;[.B398]  ))));&quot;Y&quot;;&quot;&quot;)">
            <text:p/>
          </table:table-cell>
          <table:table-cell table:formula="of:=IF(AND( [.F398]=&quot;&quot;; NOT(ISERROR(FIND(&quot;REFERENCES&quot;;[.B398]  ))));&quot;Y&quot;;&quot;&quot;)">
            <text:p/>
          </table:table-cell>
          <table:table-cell table:formula="of:=IF([.D398]=&quot;Y&quot;; MID([.B398];FIND(&quot;ALTER TABLE&quot;;[.B398])+12;LEN([.B398]));&quot;&quot;)">
            <text:p/>
          </table:table-cell>
          <table:table-cell table:formula="of:=IF([.E398]=&quot;Y&quot;; MID([.B398];FIND(&quot;ADD CONSTRAINT&quot;;[.B398])+15;LEN([.B398]));&quot;&quot;)">
            <text:p/>
          </table:table-cell>
          <table:table-cell table:formula="of:=[.I398]">
            <text:p/>
          </table:table-cell>
          <table:table-cell table:formula="of:=IF([.F398]=&quot;Y&quot;; MID([.B398];FIND(&quot;FOREIGN KEY&quot;;[.B398])+13;LEN([.B398])-14);&quot;&quot;)">
            <text:p/>
          </table:table-cell>
          <table:table-cell table:formula="of:=IF([.G398]=&quot;Y&quot;; MID([.B398];FIND(&quot;REFERENCES&quot;;[.B398])+11;LEN([.B398]));&quot;&quot;)">
            <text:p/>
          </table:table-cell>
          <table:table-cell table:formula="of:=IF([.L398]&lt;&gt;&quot;&quot;;LEFT([.L398];FIND(&quot;(&quot;;[.L398])-1);&quot;&quot;)">
            <text:p/>
          </table:table-cell>
          <table:table-cell table:formula="of:=SUBSTITUTE( IF([.L398]&lt;&gt;&quot;&quot;;MID([.L398];FIND(&quot;(&quot;;[.L398])+1;LEN([.L398]));&quot;&quot;); &quot;);&quot;;&quot;&quot;)">
            <text:p/>
          </table:table-cell>
          <table:table-cell table:style-name="ce16" table:formula="of:=LOWER(IF([.H398]&lt;&gt;&quot;&quot;; &quot;MATCH (n:&quot; &amp; [.M401] &amp; &quot;), (m:&quot; &amp; [.H398] &amp; &quot;)&#10;WHERE m.&quot; &amp; [.K400] &amp; &quot; = n. &quot; &amp; [.N401] &amp; &quot; &#10;create (n)-[:&quot; &amp; [.J399] &amp; &quot; ]-&gt;(m)&#10;RETURN n,m&quot;;&quot;&quot;))">
            <text:p/>
          </table:table-cell>
          <table:table-cell table:formula="of:=LOWER(IF([.H398]&lt;&gt;&quot;&quot;;[.H398];&quot;&quot;))">
            <text:p/>
          </table:table-cell>
          <table:table-cell table:formula="of:=LOWER(IF([.H398]&lt;&gt;&quot;&quot;;[.K400];&quot;&quot;))">
            <text:p/>
          </table:table-cell>
          <table:table-cell table:formula="of:=LOWER(IF([.H398]&lt;&gt;&quot;&quot;;[.M401];&quot;&quot;))">
            <text:p/>
          </table:table-cell>
          <table:table-cell table:formula="of:=LOWER(IF([.H398]&lt;&gt;&quot;&quot;;[.N401];&quot;&quot;))">
            <text:p/>
          </table:table-cell>
          <table:table-cell table:formula="of:=LOWER(IF([.H398]&lt;&gt;&quot;&quot;;[.J399];&quot;&quot;))">
            <text:p/>
          </table:table-cell>
          <table:table-cell table:formula="of:=LOWER(IF([.H398]&lt;&gt;&quot;&quot;; &quot;MATCH (n:&quot; &amp; [.R398] &amp; &quot;), (m:&quot; &amp; [.P398] &amp; &quot;)&#10;WHERE m.&quot; &amp; [.Q398] &amp; &quot; = n. &quot; &amp; [.S398] &amp; &quot; &#10;create (n)-[:&quot; &amp; [.T39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399]=&quot;&quot;; NOT(ISERROR(FIND(&quot;DROP CONSTRAINT&quot;;[.B399]))); NOT(ISERROR(FIND(&quot;--&quot;;[.B399]))))" office:value-type="float" office:value="1" calcext:value-type="float">
            <text:p>1</text:p>
          </table:table-cell>
          <table:table-cell table:formula="of:=IF(AND( NOT([.C399]); NOT(ISERROR(FIND(&quot;ALTER TABLE&quot;;[.B399]  ))));&quot;Y&quot;;&quot;&quot;)">
            <text:p/>
          </table:table-cell>
          <table:table-cell table:formula="of:=IF(AND( [.D399]=&quot;&quot;; NOT(ISERROR(FIND(&quot;ADD CONSTRAINT&quot;;[.B399]  ))));&quot;Y&quot;;&quot;&quot;)">
            <text:p/>
          </table:table-cell>
          <table:table-cell table:formula="of:=IF(AND( [.E399]=&quot;&quot;; NOT(ISERROR(FIND(&quot;FOREIGN KEY&quot;;[.B399]  ))));&quot;Y&quot;;&quot;&quot;)">
            <text:p/>
          </table:table-cell>
          <table:table-cell table:formula="of:=IF(AND( [.F399]=&quot;&quot;; NOT(ISERROR(FIND(&quot;REFERENCES&quot;;[.B399]  ))));&quot;Y&quot;;&quot;&quot;)">
            <text:p/>
          </table:table-cell>
          <table:table-cell table:formula="of:=IF([.D399]=&quot;Y&quot;; MID([.B399];FIND(&quot;ALTER TABLE&quot;;[.B399])+12;LEN([.B399]));&quot;&quot;)">
            <text:p/>
          </table:table-cell>
          <table:table-cell table:formula="of:=IF([.E399]=&quot;Y&quot;; MID([.B399];FIND(&quot;ADD CONSTRAINT&quot;;[.B399])+15;LEN([.B399]));&quot;&quot;)">
            <text:p/>
          </table:table-cell>
          <table:table-cell table:formula="of:=[.I399]">
            <text:p/>
          </table:table-cell>
          <table:table-cell table:formula="of:=IF([.F399]=&quot;Y&quot;; MID([.B399];FIND(&quot;FOREIGN KEY&quot;;[.B399])+13;LEN([.B399])-14);&quot;&quot;)">
            <text:p/>
          </table:table-cell>
          <table:table-cell table:formula="of:=IF([.G399]=&quot;Y&quot;; MID([.B399];FIND(&quot;REFERENCES&quot;;[.B399])+11;LEN([.B399]));&quot;&quot;)">
            <text:p/>
          </table:table-cell>
          <table:table-cell table:formula="of:=IF([.L399]&lt;&gt;&quot;&quot;;LEFT([.L399];FIND(&quot;(&quot;;[.L399])-1);&quot;&quot;)">
            <text:p/>
          </table:table-cell>
          <table:table-cell table:formula="of:=SUBSTITUTE( IF([.L399]&lt;&gt;&quot;&quot;;MID([.L399];FIND(&quot;(&quot;;[.L399])+1;LEN([.L399]));&quot;&quot;); &quot;);&quot;;&quot;&quot;)">
            <text:p/>
          </table:table-cell>
          <table:table-cell table:style-name="ce16" table:formula="of:=LOWER(IF([.H399]&lt;&gt;&quot;&quot;; &quot;MATCH (n:&quot; &amp; [.M402] &amp; &quot;), (m:&quot; &amp; [.H399] &amp; &quot;)&#10;WHERE m.&quot; &amp; [.K401] &amp; &quot; = n. &quot; &amp; [.N402] &amp; &quot; &#10;create (n)-[:&quot; &amp; [.J400] &amp; &quot; ]-&gt;(m)&#10;RETURN n,m&quot;;&quot;&quot;))">
            <text:p/>
          </table:table-cell>
          <table:table-cell table:formula="of:=LOWER(IF([.H399]&lt;&gt;&quot;&quot;;[.H399];&quot;&quot;))">
            <text:p/>
          </table:table-cell>
          <table:table-cell table:formula="of:=LOWER(IF([.H399]&lt;&gt;&quot;&quot;;[.K401];&quot;&quot;))">
            <text:p/>
          </table:table-cell>
          <table:table-cell table:formula="of:=LOWER(IF([.H399]&lt;&gt;&quot;&quot;;[.M402];&quot;&quot;))">
            <text:p/>
          </table:table-cell>
          <table:table-cell table:formula="of:=LOWER(IF([.H399]&lt;&gt;&quot;&quot;;[.N402];&quot;&quot;))">
            <text:p/>
          </table:table-cell>
          <table:table-cell table:formula="of:=LOWER(IF([.H399]&lt;&gt;&quot;&quot;;[.J400];&quot;&quot;))">
            <text:p/>
          </table:table-cell>
          <table:table-cell table:formula="of:=LOWER(IF([.H399]&lt;&gt;&quot;&quot;; &quot;MATCH (n:&quot; &amp; [.R399] &amp; &quot;), (m:&quot; &amp; [.P399] &amp; &quot;)&#10;WHERE m.&quot; &amp; [.Q399] &amp; &quot; = n. &quot; &amp; [.S399] &amp; &quot; &#10;create (n)-[:&quot; &amp; [.T39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-</text:p>
          </table:table-cell>
          <table:table-cell table:formula="of:=OR( [.B400]=&quot;&quot;; NOT(ISERROR(FIND(&quot;DROP CONSTRAINT&quot;;[.B400]))); NOT(ISERROR(FIND(&quot;--&quot;;[.B400]))))" office:value-type="float" office:value="1" calcext:value-type="float">
            <text:p>1</text:p>
          </table:table-cell>
          <table:table-cell table:formula="of:=IF(AND( NOT([.C400]); NOT(ISERROR(FIND(&quot;ALTER TABLE&quot;;[.B400]  ))));&quot;Y&quot;;&quot;&quot;)">
            <text:p/>
          </table:table-cell>
          <table:table-cell table:formula="of:=IF(AND( [.D400]=&quot;&quot;; NOT(ISERROR(FIND(&quot;ADD CONSTRAINT&quot;;[.B400]  ))));&quot;Y&quot;;&quot;&quot;)">
            <text:p/>
          </table:table-cell>
          <table:table-cell table:formula="of:=IF(AND( [.E400]=&quot;&quot;; NOT(ISERROR(FIND(&quot;FOREIGN KEY&quot;;[.B400]  ))));&quot;Y&quot;;&quot;&quot;)">
            <text:p/>
          </table:table-cell>
          <table:table-cell table:formula="of:=IF(AND( [.F400]=&quot;&quot;; NOT(ISERROR(FIND(&quot;REFERENCES&quot;;[.B400]  ))));&quot;Y&quot;;&quot;&quot;)">
            <text:p/>
          </table:table-cell>
          <table:table-cell table:formula="of:=IF([.D400]=&quot;Y&quot;; MID([.B400];FIND(&quot;ALTER TABLE&quot;;[.B400])+12;LEN([.B400]));&quot;&quot;)">
            <text:p/>
          </table:table-cell>
          <table:table-cell table:formula="of:=IF([.E400]=&quot;Y&quot;; MID([.B400];FIND(&quot;ADD CONSTRAINT&quot;;[.B400])+15;LEN([.B400]));&quot;&quot;)">
            <text:p/>
          </table:table-cell>
          <table:table-cell table:formula="of:=[.I400]">
            <text:p/>
          </table:table-cell>
          <table:table-cell table:formula="of:=IF([.F400]=&quot;Y&quot;; MID([.B400];FIND(&quot;FOREIGN KEY&quot;;[.B400])+13;LEN([.B400])-14);&quot;&quot;)">
            <text:p/>
          </table:table-cell>
          <table:table-cell table:formula="of:=IF([.G400]=&quot;Y&quot;; MID([.B400];FIND(&quot;REFERENCES&quot;;[.B400])+11;LEN([.B400]));&quot;&quot;)">
            <text:p/>
          </table:table-cell>
          <table:table-cell table:formula="of:=IF([.L400]&lt;&gt;&quot;&quot;;LEFT([.L400];FIND(&quot;(&quot;;[.L400])-1);&quot;&quot;)">
            <text:p/>
          </table:table-cell>
          <table:table-cell table:formula="of:=SUBSTITUTE( IF([.L400]&lt;&gt;&quot;&quot;;MID([.L400];FIND(&quot;(&quot;;[.L400])+1;LEN([.L400]));&quot;&quot;); &quot;);&quot;;&quot;&quot;)">
            <text:p/>
          </table:table-cell>
          <table:table-cell table:style-name="ce16" table:formula="of:=LOWER(IF([.H400]&lt;&gt;&quot;&quot;; &quot;MATCH (n:&quot; &amp; [.M403] &amp; &quot;), (m:&quot; &amp; [.H400] &amp; &quot;)&#10;WHERE m.&quot; &amp; [.K402] &amp; &quot; = n. &quot; &amp; [.N403] &amp; &quot; &#10;create (n)-[:&quot; &amp; [.J401] &amp; &quot; ]-&gt;(m)&#10;RETURN n,m&quot;;&quot;&quot;))">
            <text:p/>
          </table:table-cell>
          <table:table-cell table:formula="of:=LOWER(IF([.H400]&lt;&gt;&quot;&quot;;[.H400];&quot;&quot;))">
            <text:p/>
          </table:table-cell>
          <table:table-cell table:formula="of:=LOWER(IF([.H400]&lt;&gt;&quot;&quot;;[.K402];&quot;&quot;))">
            <text:p/>
          </table:table-cell>
          <table:table-cell table:formula="of:=LOWER(IF([.H400]&lt;&gt;&quot;&quot;;[.M403];&quot;&quot;))">
            <text:p/>
          </table:table-cell>
          <table:table-cell table:formula="of:=LOWER(IF([.H400]&lt;&gt;&quot;&quot;;[.N403];&quot;&quot;))">
            <text:p/>
          </table:table-cell>
          <table:table-cell table:formula="of:=LOWER(IF([.H400]&lt;&gt;&quot;&quot;;[.J401];&quot;&quot;))">
            <text:p/>
          </table:table-cell>
          <table:table-cell table:formula="of:=LOWER(IF([.H400]&lt;&gt;&quot;&quot;; &quot;MATCH (n:&quot; &amp; [.R400] &amp; &quot;), (m:&quot; &amp; [.P400] &amp; &quot;)&#10;WHERE m.&quot; &amp; [.Q400] &amp; &quot; = n. &quot; &amp; [.S400] &amp; &quot; &#10;create (n)-[:&quot; &amp; [.T40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PRESCRIPTIONS--</text:p>
          </table:table-cell>
          <table:table-cell table:formula="of:=OR( [.B401]=&quot;&quot;; NOT(ISERROR(FIND(&quot;DROP CONSTRAINT&quot;;[.B401]))); NOT(ISERROR(FIND(&quot;--&quot;;[.B401]))))" office:value-type="float" office:value="1" calcext:value-type="float">
            <text:p>1</text:p>
          </table:table-cell>
          <table:table-cell table:formula="of:=IF(AND( NOT([.C401]); NOT(ISERROR(FIND(&quot;ALTER TABLE&quot;;[.B401]  ))));&quot;Y&quot;;&quot;&quot;)">
            <text:p/>
          </table:table-cell>
          <table:table-cell table:formula="of:=IF(AND( [.D401]=&quot;&quot;; NOT(ISERROR(FIND(&quot;ADD CONSTRAINT&quot;;[.B401]  ))));&quot;Y&quot;;&quot;&quot;)">
            <text:p/>
          </table:table-cell>
          <table:table-cell table:formula="of:=IF(AND( [.E401]=&quot;&quot;; NOT(ISERROR(FIND(&quot;FOREIGN KEY&quot;;[.B401]  ))));&quot;Y&quot;;&quot;&quot;)">
            <text:p/>
          </table:table-cell>
          <table:table-cell table:formula="of:=IF(AND( [.F401]=&quot;&quot;; NOT(ISERROR(FIND(&quot;REFERENCES&quot;;[.B401]  ))));&quot;Y&quot;;&quot;&quot;)">
            <text:p/>
          </table:table-cell>
          <table:table-cell table:formula="of:=IF([.D401]=&quot;Y&quot;; MID([.B401];FIND(&quot;ALTER TABLE&quot;;[.B401])+12;LEN([.B401]));&quot;&quot;)">
            <text:p/>
          </table:table-cell>
          <table:table-cell table:formula="of:=IF([.E401]=&quot;Y&quot;; MID([.B401];FIND(&quot;ADD CONSTRAINT&quot;;[.B401])+15;LEN([.B401]));&quot;&quot;)">
            <text:p/>
          </table:table-cell>
          <table:table-cell table:formula="of:=[.I401]">
            <text:p/>
          </table:table-cell>
          <table:table-cell table:formula="of:=IF([.F401]=&quot;Y&quot;; MID([.B401];FIND(&quot;FOREIGN KEY&quot;;[.B401])+13;LEN([.B401])-14);&quot;&quot;)">
            <text:p/>
          </table:table-cell>
          <table:table-cell table:formula="of:=IF([.G401]=&quot;Y&quot;; MID([.B401];FIND(&quot;REFERENCES&quot;;[.B401])+11;LEN([.B401]));&quot;&quot;)">
            <text:p/>
          </table:table-cell>
          <table:table-cell table:formula="of:=IF([.L401]&lt;&gt;&quot;&quot;;LEFT([.L401];FIND(&quot;(&quot;;[.L401])-1);&quot;&quot;)">
            <text:p/>
          </table:table-cell>
          <table:table-cell table:formula="of:=SUBSTITUTE( IF([.L401]&lt;&gt;&quot;&quot;;MID([.L401];FIND(&quot;(&quot;;[.L401])+1;LEN([.L401]));&quot;&quot;); &quot;);&quot;;&quot;&quot;)">
            <text:p/>
          </table:table-cell>
          <table:table-cell table:style-name="ce16" table:formula="of:=LOWER(IF([.H401]&lt;&gt;&quot;&quot;; &quot;MATCH (n:&quot; &amp; [.M404] &amp; &quot;), (m:&quot; &amp; [.H401] &amp; &quot;)&#10;WHERE m.&quot; &amp; [.K403] &amp; &quot; = n. &quot; &amp; [.N404] &amp; &quot; &#10;create (n)-[:&quot; &amp; [.J402] &amp; &quot; ]-&gt;(m)&#10;RETURN n,m&quot;;&quot;&quot;))">
            <text:p/>
          </table:table-cell>
          <table:table-cell table:formula="of:=LOWER(IF([.H401]&lt;&gt;&quot;&quot;;[.H401];&quot;&quot;))">
            <text:p/>
          </table:table-cell>
          <table:table-cell table:formula="of:=LOWER(IF([.H401]&lt;&gt;&quot;&quot;;[.K403];&quot;&quot;))">
            <text:p/>
          </table:table-cell>
          <table:table-cell table:formula="of:=LOWER(IF([.H401]&lt;&gt;&quot;&quot;;[.M404];&quot;&quot;))">
            <text:p/>
          </table:table-cell>
          <table:table-cell table:formula="of:=LOWER(IF([.H401]&lt;&gt;&quot;&quot;;[.N404];&quot;&quot;))">
            <text:p/>
          </table:table-cell>
          <table:table-cell table:formula="of:=LOWER(IF([.H401]&lt;&gt;&quot;&quot;;[.J402];&quot;&quot;))">
            <text:p/>
          </table:table-cell>
          <table:table-cell table:formula="of:=LOWER(IF([.H401]&lt;&gt;&quot;&quot;; &quot;MATCH (n:&quot; &amp; [.R401] &amp; &quot;), (m:&quot; &amp; [.P401] &amp; &quot;)&#10;WHERE m.&quot; &amp; [.Q401] &amp; &quot; = n. &quot; &amp; [.S401] &amp; &quot; &#10;create (n)-[:&quot; &amp; [.T40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-</text:p>
          </table:table-cell>
          <table:table-cell table:formula="of:=OR( [.B402]=&quot;&quot;; NOT(ISERROR(FIND(&quot;DROP CONSTRAINT&quot;;[.B402]))); NOT(ISERROR(FIND(&quot;--&quot;;[.B402]))))" office:value-type="float" office:value="1" calcext:value-type="float">
            <text:p>1</text:p>
          </table:table-cell>
          <table:table-cell table:formula="of:=IF(AND( NOT([.C402]); NOT(ISERROR(FIND(&quot;ALTER TABLE&quot;;[.B402]  ))));&quot;Y&quot;;&quot;&quot;)">
            <text:p/>
          </table:table-cell>
          <table:table-cell table:formula="of:=IF(AND( [.D402]=&quot;&quot;; NOT(ISERROR(FIND(&quot;ADD CONSTRAINT&quot;;[.B402]  ))));&quot;Y&quot;;&quot;&quot;)">
            <text:p/>
          </table:table-cell>
          <table:table-cell table:formula="of:=IF(AND( [.E402]=&quot;&quot;; NOT(ISERROR(FIND(&quot;FOREIGN KEY&quot;;[.B402]  ))));&quot;Y&quot;;&quot;&quot;)">
            <text:p/>
          </table:table-cell>
          <table:table-cell table:formula="of:=IF(AND( [.F402]=&quot;&quot;; NOT(ISERROR(FIND(&quot;REFERENCES&quot;;[.B402]  ))));&quot;Y&quot;;&quot;&quot;)">
            <text:p/>
          </table:table-cell>
          <table:table-cell table:formula="of:=IF([.D402]=&quot;Y&quot;; MID([.B402];FIND(&quot;ALTER TABLE&quot;;[.B402])+12;LEN([.B402]));&quot;&quot;)">
            <text:p/>
          </table:table-cell>
          <table:table-cell table:formula="of:=IF([.E402]=&quot;Y&quot;; MID([.B402];FIND(&quot;ADD CONSTRAINT&quot;;[.B402])+15;LEN([.B402]));&quot;&quot;)">
            <text:p/>
          </table:table-cell>
          <table:table-cell table:formula="of:=[.I402]">
            <text:p/>
          </table:table-cell>
          <table:table-cell table:formula="of:=IF([.F402]=&quot;Y&quot;; MID([.B402];FIND(&quot;FOREIGN KEY&quot;;[.B402])+13;LEN([.B402])-14);&quot;&quot;)">
            <text:p/>
          </table:table-cell>
          <table:table-cell table:formula="of:=IF([.G402]=&quot;Y&quot;; MID([.B402];FIND(&quot;REFERENCES&quot;;[.B402])+11;LEN([.B402]));&quot;&quot;)">
            <text:p/>
          </table:table-cell>
          <table:table-cell table:formula="of:=IF([.L402]&lt;&gt;&quot;&quot;;LEFT([.L402];FIND(&quot;(&quot;;[.L402])-1);&quot;&quot;)">
            <text:p/>
          </table:table-cell>
          <table:table-cell table:formula="of:=SUBSTITUTE( IF([.L402]&lt;&gt;&quot;&quot;;MID([.L402];FIND(&quot;(&quot;;[.L402])+1;LEN([.L402]));&quot;&quot;); &quot;);&quot;;&quot;&quot;)">
            <text:p/>
          </table:table-cell>
          <table:table-cell table:style-name="ce16" table:formula="of:=LOWER(IF([.H402]&lt;&gt;&quot;&quot;; &quot;MATCH (n:&quot; &amp; [.M405] &amp; &quot;), (m:&quot; &amp; [.H402] &amp; &quot;)&#10;WHERE m.&quot; &amp; [.K404] &amp; &quot; = n. &quot; &amp; [.N405] &amp; &quot; &#10;create (n)-[:&quot; &amp; [.J403] &amp; &quot; ]-&gt;(m)&#10;RETURN n,m&quot;;&quot;&quot;))">
            <text:p/>
          </table:table-cell>
          <table:table-cell table:formula="of:=LOWER(IF([.H402]&lt;&gt;&quot;&quot;;[.H402];&quot;&quot;))">
            <text:p/>
          </table:table-cell>
          <table:table-cell table:formula="of:=LOWER(IF([.H402]&lt;&gt;&quot;&quot;;[.K404];&quot;&quot;))">
            <text:p/>
          </table:table-cell>
          <table:table-cell table:formula="of:=LOWER(IF([.H402]&lt;&gt;&quot;&quot;;[.M405];&quot;&quot;))">
            <text:p/>
          </table:table-cell>
          <table:table-cell table:formula="of:=LOWER(IF([.H402]&lt;&gt;&quot;&quot;;[.N405];&quot;&quot;))">
            <text:p/>
          </table:table-cell>
          <table:table-cell table:formula="of:=LOWER(IF([.H402]&lt;&gt;&quot;&quot;;[.J403];&quot;&quot;))">
            <text:p/>
          </table:table-cell>
          <table:table-cell table:formula="of:=LOWER(IF([.H402]&lt;&gt;&quot;&quot;; &quot;MATCH (n:&quot; &amp; [.R402] &amp; &quot;), (m:&quot; &amp; [.P402] &amp; &quot;)&#10;WHERE m.&quot; &amp; [.Q402] &amp; &quot; = n. &quot; &amp; [.S402] &amp; &quot; &#10;create (n)-[:&quot; &amp; [.T40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03]=&quot;&quot;; NOT(ISERROR(FIND(&quot;DROP CONSTRAINT&quot;;[.B403]))); NOT(ISERROR(FIND(&quot;--&quot;;[.B403]))))" office:value-type="float" office:value="1" calcext:value-type="float">
            <text:p>1</text:p>
          </table:table-cell>
          <table:table-cell table:formula="of:=IF(AND( NOT([.C403]); NOT(ISERROR(FIND(&quot;ALTER TABLE&quot;;[.B403]  ))));&quot;Y&quot;;&quot;&quot;)">
            <text:p/>
          </table:table-cell>
          <table:table-cell table:formula="of:=IF(AND( [.D403]=&quot;&quot;; NOT(ISERROR(FIND(&quot;ADD CONSTRAINT&quot;;[.B403]  ))));&quot;Y&quot;;&quot;&quot;)">
            <text:p/>
          </table:table-cell>
          <table:table-cell table:formula="of:=IF(AND( [.E403]=&quot;&quot;; NOT(ISERROR(FIND(&quot;FOREIGN KEY&quot;;[.B403]  ))));&quot;Y&quot;;&quot;&quot;)">
            <text:p/>
          </table:table-cell>
          <table:table-cell table:formula="of:=IF(AND( [.F403]=&quot;&quot;; NOT(ISERROR(FIND(&quot;REFERENCES&quot;;[.B403]  ))));&quot;Y&quot;;&quot;&quot;)">
            <text:p/>
          </table:table-cell>
          <table:table-cell table:formula="of:=IF([.D403]=&quot;Y&quot;; MID([.B403];FIND(&quot;ALTER TABLE&quot;;[.B403])+12;LEN([.B403]));&quot;&quot;)">
            <text:p/>
          </table:table-cell>
          <table:table-cell table:formula="of:=IF([.E403]=&quot;Y&quot;; MID([.B403];FIND(&quot;ADD CONSTRAINT&quot;;[.B403])+15;LEN([.B403]));&quot;&quot;)">
            <text:p/>
          </table:table-cell>
          <table:table-cell table:formula="of:=[.I403]">
            <text:p/>
          </table:table-cell>
          <table:table-cell table:formula="of:=IF([.F403]=&quot;Y&quot;; MID([.B403];FIND(&quot;FOREIGN KEY&quot;;[.B403])+13;LEN([.B403])-14);&quot;&quot;)">
            <text:p/>
          </table:table-cell>
          <table:table-cell table:formula="of:=IF([.G403]=&quot;Y&quot;; MID([.B403];FIND(&quot;REFERENCES&quot;;[.B403])+11;LEN([.B403]));&quot;&quot;)">
            <text:p/>
          </table:table-cell>
          <table:table-cell table:formula="of:=IF([.L403]&lt;&gt;&quot;&quot;;LEFT([.L403];FIND(&quot;(&quot;;[.L403])-1);&quot;&quot;)">
            <text:p/>
          </table:table-cell>
          <table:table-cell table:formula="of:=SUBSTITUTE( IF([.L403]&lt;&gt;&quot;&quot;;MID([.L403];FIND(&quot;(&quot;;[.L403])+1;LEN([.L403]));&quot;&quot;); &quot;);&quot;;&quot;&quot;)">
            <text:p/>
          </table:table-cell>
          <table:table-cell table:style-name="ce16" table:formula="of:=LOWER(IF([.H403]&lt;&gt;&quot;&quot;; &quot;MATCH (n:&quot; &amp; [.M406] &amp; &quot;), (m:&quot; &amp; [.H403] &amp; &quot;)&#10;WHERE m.&quot; &amp; [.K405] &amp; &quot; = n. &quot; &amp; [.N406] &amp; &quot; &#10;create (n)-[:&quot; &amp; [.J404] &amp; &quot; ]-&gt;(m)&#10;RETURN n,m&quot;;&quot;&quot;))">
            <text:p/>
          </table:table-cell>
          <table:table-cell table:formula="of:=LOWER(IF([.H403]&lt;&gt;&quot;&quot;;[.H403];&quot;&quot;))">
            <text:p/>
          </table:table-cell>
          <table:table-cell table:formula="of:=LOWER(IF([.H403]&lt;&gt;&quot;&quot;;[.K405];&quot;&quot;))">
            <text:p/>
          </table:table-cell>
          <table:table-cell table:formula="of:=LOWER(IF([.H403]&lt;&gt;&quot;&quot;;[.M406];&quot;&quot;))">
            <text:p/>
          </table:table-cell>
          <table:table-cell table:formula="of:=LOWER(IF([.H403]&lt;&gt;&quot;&quot;;[.N406];&quot;&quot;))">
            <text:p/>
          </table:table-cell>
          <table:table-cell table:formula="of:=LOWER(IF([.H403]&lt;&gt;&quot;&quot;;[.J404];&quot;&quot;))">
            <text:p/>
          </table:table-cell>
          <table:table-cell table:formula="of:=LOWER(IF([.H403]&lt;&gt;&quot;&quot;; &quot;MATCH (n:&quot; &amp; [.R403] &amp; &quot;), (m:&quot; &amp; [.P403] &amp; &quot;)&#10;WHERE m.&quot; &amp; [.Q403] &amp; &quot; = n. &quot; &amp; [.S403] &amp; &quot; &#10;create (n)-[:&quot; &amp; [.T40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404]=&quot;&quot;; NOT(ISERROR(FIND(&quot;DROP CONSTRAINT&quot;;[.B404]))); NOT(ISERROR(FIND(&quot;--&quot;;[.B404]))))" office:value-type="float" office:value="1" calcext:value-type="float">
            <text:p>1</text:p>
          </table:table-cell>
          <table:table-cell table:formula="of:=IF(AND( NOT([.C404]); NOT(ISERROR(FIND(&quot;ALTER TABLE&quot;;[.B404]  ))));&quot;Y&quot;;&quot;&quot;)">
            <text:p/>
          </table:table-cell>
          <table:table-cell table:formula="of:=IF(AND( [.D404]=&quot;&quot;; NOT(ISERROR(FIND(&quot;ADD CONSTRAINT&quot;;[.B404]  ))));&quot;Y&quot;;&quot;&quot;)">
            <text:p/>
          </table:table-cell>
          <table:table-cell table:formula="of:=IF(AND( [.E404]=&quot;&quot;; NOT(ISERROR(FIND(&quot;FOREIGN KEY&quot;;[.B404]  ))));&quot;Y&quot;;&quot;&quot;)">
            <text:p/>
          </table:table-cell>
          <table:table-cell table:formula="of:=IF(AND( [.F404]=&quot;&quot;; NOT(ISERROR(FIND(&quot;REFERENCES&quot;;[.B404]  ))));&quot;Y&quot;;&quot;&quot;)">
            <text:p/>
          </table:table-cell>
          <table:table-cell table:formula="of:=IF([.D404]=&quot;Y&quot;; MID([.B404];FIND(&quot;ALTER TABLE&quot;;[.B404])+12;LEN([.B404]));&quot;&quot;)">
            <text:p/>
          </table:table-cell>
          <table:table-cell table:formula="of:=IF([.E404]=&quot;Y&quot;; MID([.B404];FIND(&quot;ADD CONSTRAINT&quot;;[.B404])+15;LEN([.B404]));&quot;&quot;)">
            <text:p/>
          </table:table-cell>
          <table:table-cell table:formula="of:=[.I404]">
            <text:p/>
          </table:table-cell>
          <table:table-cell table:formula="of:=IF([.F404]=&quot;Y&quot;; MID([.B404];FIND(&quot;FOREIGN KEY&quot;;[.B404])+13;LEN([.B404])-14);&quot;&quot;)">
            <text:p/>
          </table:table-cell>
          <table:table-cell table:formula="of:=IF([.G404]=&quot;Y&quot;; MID([.B404];FIND(&quot;REFERENCES&quot;;[.B404])+11;LEN([.B404]));&quot;&quot;)">
            <text:p/>
          </table:table-cell>
          <table:table-cell table:formula="of:=IF([.L404]&lt;&gt;&quot;&quot;;LEFT([.L404];FIND(&quot;(&quot;;[.L404])-1);&quot;&quot;)">
            <text:p/>
          </table:table-cell>
          <table:table-cell table:formula="of:=SUBSTITUTE( IF([.L404]&lt;&gt;&quot;&quot;;MID([.L404];FIND(&quot;(&quot;;[.L404])+1;LEN([.L404]));&quot;&quot;); &quot;);&quot;;&quot;&quot;)">
            <text:p/>
          </table:table-cell>
          <table:table-cell table:style-name="ce16" table:formula="of:=LOWER(IF([.H404]&lt;&gt;&quot;&quot;; &quot;MATCH (n:&quot; &amp; [.M407] &amp; &quot;), (m:&quot; &amp; [.H404] &amp; &quot;)&#10;WHERE m.&quot; &amp; [.K406] &amp; &quot; = n. &quot; &amp; [.N407] &amp; &quot; &#10;create (n)-[:&quot; &amp; [.J405] &amp; &quot; ]-&gt;(m)&#10;RETURN n,m&quot;;&quot;&quot;))">
            <text:p/>
          </table:table-cell>
          <table:table-cell table:formula="of:=LOWER(IF([.H404]&lt;&gt;&quot;&quot;;[.H404];&quot;&quot;))">
            <text:p/>
          </table:table-cell>
          <table:table-cell table:formula="of:=LOWER(IF([.H404]&lt;&gt;&quot;&quot;;[.K406];&quot;&quot;))">
            <text:p/>
          </table:table-cell>
          <table:table-cell table:formula="of:=LOWER(IF([.H404]&lt;&gt;&quot;&quot;;[.M407];&quot;&quot;))">
            <text:p/>
          </table:table-cell>
          <table:table-cell table:formula="of:=LOWER(IF([.H404]&lt;&gt;&quot;&quot;;[.N407];&quot;&quot;))">
            <text:p/>
          </table:table-cell>
          <table:table-cell table:formula="of:=LOWER(IF([.H404]&lt;&gt;&quot;&quot;;[.J405];&quot;&quot;))">
            <text:p/>
          </table:table-cell>
          <table:table-cell table:formula="of:=LOWER(IF([.H404]&lt;&gt;&quot;&quot;; &quot;MATCH (n:&quot; &amp; [.R404] &amp; &quot;), (m:&quot; &amp; [.P404] &amp; &quot;)&#10;WHERE m.&quot; &amp; [.Q404] &amp; &quot; = n. &quot; &amp; [.S404] &amp; &quot; &#10;create (n)-[:&quot; &amp; [.T404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PRESCRIPTIONS DROP CONSTRAINT IF EXISTS prescriptions_fk_subject_id;</text:p>
          </table:table-cell>
          <table:table-cell table:formula="of:=OR( [.B405]=&quot;&quot;; NOT(ISERROR(FIND(&quot;DROP CONSTRAINT&quot;;[.B405]))); NOT(ISERROR(FIND(&quot;--&quot;;[.B405]))))" office:value-type="float" office:value="1" calcext:value-type="float">
            <text:p>1</text:p>
          </table:table-cell>
          <table:table-cell table:formula="of:=IF(AND( NOT([.C405]); NOT(ISERROR(FIND(&quot;ALTER TABLE&quot;;[.B405]  ))));&quot;Y&quot;;&quot;&quot;)">
            <text:p/>
          </table:table-cell>
          <table:table-cell table:formula="of:=IF(AND( [.D405]=&quot;&quot;; NOT(ISERROR(FIND(&quot;ADD CONSTRAINT&quot;;[.B405]  ))));&quot;Y&quot;;&quot;&quot;)">
            <text:p/>
          </table:table-cell>
          <table:table-cell table:formula="of:=IF(AND( [.E405]=&quot;&quot;; NOT(ISERROR(FIND(&quot;FOREIGN KEY&quot;;[.B405]  ))));&quot;Y&quot;;&quot;&quot;)">
            <text:p/>
          </table:table-cell>
          <table:table-cell table:formula="of:=IF(AND( [.F405]=&quot;&quot;; NOT(ISERROR(FIND(&quot;REFERENCES&quot;;[.B405]  ))));&quot;Y&quot;;&quot;&quot;)">
            <text:p/>
          </table:table-cell>
          <table:table-cell table:formula="of:=IF([.D405]=&quot;Y&quot;; MID([.B405];FIND(&quot;ALTER TABLE&quot;;[.B405])+12;LEN([.B405]));&quot;&quot;)">
            <text:p/>
          </table:table-cell>
          <table:table-cell table:formula="of:=IF([.E405]=&quot;Y&quot;; MID([.B405];FIND(&quot;ADD CONSTRAINT&quot;;[.B405])+15;LEN([.B405]));&quot;&quot;)">
            <text:p/>
          </table:table-cell>
          <table:table-cell table:formula="of:=[.I405]">
            <text:p/>
          </table:table-cell>
          <table:table-cell table:formula="of:=IF([.F405]=&quot;Y&quot;; MID([.B405];FIND(&quot;FOREIGN KEY&quot;;[.B405])+13;LEN([.B405])-14);&quot;&quot;)">
            <text:p/>
          </table:table-cell>
          <table:table-cell table:formula="of:=IF([.G405]=&quot;Y&quot;; MID([.B405];FIND(&quot;REFERENCES&quot;;[.B405])+11;LEN([.B405]));&quot;&quot;)">
            <text:p/>
          </table:table-cell>
          <table:table-cell table:formula="of:=IF([.L405]&lt;&gt;&quot;&quot;;LEFT([.L405];FIND(&quot;(&quot;;[.L405])-1);&quot;&quot;)">
            <text:p/>
          </table:table-cell>
          <table:table-cell table:formula="of:=SUBSTITUTE( IF([.L405]&lt;&gt;&quot;&quot;;MID([.L405];FIND(&quot;(&quot;;[.L405])+1;LEN([.L405]));&quot;&quot;); &quot;);&quot;;&quot;&quot;)">
            <text:p/>
          </table:table-cell>
          <table:table-cell table:style-name="ce16" table:formula="of:=LOWER(IF([.H405]&lt;&gt;&quot;&quot;; &quot;MATCH (n:&quot; &amp; [.M408] &amp; &quot;), (m:&quot; &amp; [.H405] &amp; &quot;)&#10;WHERE m.&quot; &amp; [.K407] &amp; &quot; = n. &quot; &amp; [.N408] &amp; &quot; &#10;create (n)-[:&quot; &amp; [.J406] &amp; &quot; ]-&gt;(m)&#10;RETURN n,m&quot;;&quot;&quot;))">
            <text:p/>
          </table:table-cell>
          <table:table-cell table:formula="of:=LOWER(IF([.H405]&lt;&gt;&quot;&quot;;[.H405];&quot;&quot;))">
            <text:p/>
          </table:table-cell>
          <table:table-cell table:formula="of:=LOWER(IF([.H405]&lt;&gt;&quot;&quot;;[.K407];&quot;&quot;))">
            <text:p/>
          </table:table-cell>
          <table:table-cell table:formula="of:=LOWER(IF([.H405]&lt;&gt;&quot;&quot;;[.M408];&quot;&quot;))">
            <text:p/>
          </table:table-cell>
          <table:table-cell table:formula="of:=LOWER(IF([.H405]&lt;&gt;&quot;&quot;;[.N408];&quot;&quot;))">
            <text:p/>
          </table:table-cell>
          <table:table-cell table:formula="of:=LOWER(IF([.H405]&lt;&gt;&quot;&quot;;[.J406];&quot;&quot;))">
            <text:p/>
          </table:table-cell>
          <table:table-cell table:formula="of:=LOWER(IF([.H405]&lt;&gt;&quot;&quot;; &quot;MATCH (n:&quot; &amp; [.R405] &amp; &quot;), (m:&quot; &amp; [.P405] &amp; &quot;)&#10;WHERE m.&quot; &amp; [.Q405] &amp; &quot; = n. &quot; &amp; [.S405] &amp; &quot; &#10;create (n)-[:&quot; &amp; [.T405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PRESCRIPTIONS</text:p>
          </table:table-cell>
          <table:table-cell table:formula="of:=OR( [.B406]=&quot;&quot;; NOT(ISERROR(FIND(&quot;DROP CONSTRAINT&quot;;[.B406]))); NOT(ISERROR(FIND(&quot;--&quot;;[.B406]))))" office:value-type="float" office:value="0" calcext:value-type="float">
            <text:p>0</text:p>
          </table:table-cell>
          <table:table-cell table:formula="of:=IF(AND( NOT([.C406]); NOT(ISERROR(FIND(&quot;ALTER TABLE&quot;;[.B406]  ))));&quot;Y&quot;;&quot;&quot;)" office:value-type="string" office:string-value="Y" calcext:value-type="string">
            <text:p>Y</text:p>
          </table:table-cell>
          <table:table-cell table:formula="of:=IF(AND( [.D406]=&quot;&quot;; NOT(ISERROR(FIND(&quot;ADD CONSTRAINT&quot;;[.B406]  ))));&quot;Y&quot;;&quot;&quot;)">
            <text:p/>
          </table:table-cell>
          <table:table-cell table:formula="of:=IF(AND( [.E406]=&quot;&quot;; NOT(ISERROR(FIND(&quot;FOREIGN KEY&quot;;[.B406]  ))));&quot;Y&quot;;&quot;&quot;)">
            <text:p/>
          </table:table-cell>
          <table:table-cell table:formula="of:=IF(AND( [.F406]=&quot;&quot;; NOT(ISERROR(FIND(&quot;REFERENCES&quot;;[.B406]  ))));&quot;Y&quot;;&quot;&quot;)">
            <text:p/>
          </table:table-cell>
          <table:table-cell table:formula="of:=IF([.D406]=&quot;Y&quot;; MID([.B406];FIND(&quot;ALTER TABLE&quot;;[.B406])+12;LEN([.B406]));&quot;&quot;)" office:value-type="string" office:string-value="PRESCRIPTIONS" calcext:value-type="string">
            <text:p>PRESCRIPTIONS</text:p>
          </table:table-cell>
          <table:table-cell table:formula="of:=IF([.E406]=&quot;Y&quot;; MID([.B406];FIND(&quot;ADD CONSTRAINT&quot;;[.B406])+15;LEN([.B406]));&quot;&quot;)">
            <text:p/>
          </table:table-cell>
          <table:table-cell table:formula="of:=[.I406]">
            <text:p/>
          </table:table-cell>
          <table:table-cell table:formula="of:=IF([.F406]=&quot;Y&quot;; MID([.B406];FIND(&quot;FOREIGN KEY&quot;;[.B406])+13;LEN([.B406])-14);&quot;&quot;)">
            <text:p/>
          </table:table-cell>
          <table:table-cell table:formula="of:=IF([.G406]=&quot;Y&quot;; MID([.B406];FIND(&quot;REFERENCES&quot;;[.B406])+11;LEN([.B406]));&quot;&quot;)">
            <text:p/>
          </table:table-cell>
          <table:table-cell table:formula="of:=IF([.L406]&lt;&gt;&quot;&quot;;LEFT([.L406];FIND(&quot;(&quot;;[.L406])-1);&quot;&quot;)">
            <text:p/>
          </table:table-cell>
          <table:table-cell table:formula="of:=SUBSTITUTE( IF([.L406]&lt;&gt;&quot;&quot;;MID([.L406];FIND(&quot;(&quot;;[.L406])+1;LEN([.L406]));&quot;&quot;); &quot;);&quot;;&quot;&quot;)">
            <text:p/>
          </table:table-cell>
          <table:table-cell table:style-name="ce16" table:formula="of:=LOWER(IF([.H406]&lt;&gt;&quot;&quot;; &quot;MATCH (n:&quot; &amp; [.M409] &amp; &quot;), (m:&quot; &amp; [.H406] &amp; &quot;)&#10;WHERE m.&quot; &amp; [.K408] &amp; &quot; = n. &quot; &amp; [.N409] &amp; &quot; &#10;create (n)-[:&quot; &amp; [.J407] &amp; &quot; ]-&gt;(m)&#10;RETURN n,m&quot;;&quot;&quot;))" office:value-type="string" office:string-value="match (n:patients), (m:prescriptions)&#10;where m.subject_id = n. subject_id &#10;create (n)-[:prescriptions_fk_subject_id ]-&gt;(m)&#10;return n,m" calcext:value-type="string">
            <text:p>match (n:patients), (m:prescriptions)</text:p>
            <text:p>where m.subject_id = n. subject_id </text:p>
            <text:p>create (n)-[:prescriptions_fk_subject_id ]-&gt;(m)</text:p>
            <text:p>return n,m</text:p>
          </table:table-cell>
          <table:table-cell table:formula="of:=LOWER(IF([.H406]&lt;&gt;&quot;&quot;;[.H406];&quot;&quot;))" office:value-type="string" office:string-value="prescriptions" calcext:value-type="string">
            <text:p>prescriptions</text:p>
          </table:table-cell>
          <table:table-cell table:formula="of:=LOWER(IF([.H406]&lt;&gt;&quot;&quot;;[.K408];&quot;&quot;))" office:value-type="string" office:string-value="subject_id" calcext:value-type="string">
            <text:p>subject_id</text:p>
          </table:table-cell>
          <table:table-cell table:formula="of:=LOWER(IF([.H406]&lt;&gt;&quot;&quot;;[.M409];&quot;&quot;))" office:value-type="string" office:string-value="patients" calcext:value-type="string">
            <text:p>patients</text:p>
          </table:table-cell>
          <table:table-cell table:formula="of:=LOWER(IF([.H406]&lt;&gt;&quot;&quot;;[.N409];&quot;&quot;))" office:value-type="string" office:string-value="subject_id" calcext:value-type="string">
            <text:p>subject_id</text:p>
          </table:table-cell>
          <table:table-cell table:formula="of:=LOWER(IF([.H406]&lt;&gt;&quot;&quot;;[.J407];&quot;&quot;))" office:value-type="string" office:string-value="prescriptions_fk_subject_id" calcext:value-type="string">
            <text:p>prescriptions_fk_subject_id</text:p>
          </table:table-cell>
          <table:table-cell table:formula="of:=LOWER(IF([.H406]&lt;&gt;&quot;&quot;; &quot;MATCH (n:&quot; &amp; [.R406] &amp; &quot;), (m:&quot; &amp; [.P406] &amp; &quot;)&#10;WHERE m.&quot; &amp; [.Q406] &amp; &quot; = n. &quot; &amp; [.S406] &amp; &quot; &#10;create (n)-[:&quot; &amp; [.T406] &amp; &quot; ]-&gt;(m)&#10;RETURN n,m&quot;;&quot;&quot;))" office:value-type="string" office:string-value="match (n:patients), (m:prescriptions)&#10;where m.subject_id = n. subject_id &#10;create (n)-[:prescriptions_fk_subject_id ]-&gt;(m)&#10;return n,m" calcext:value-type="string">
            <text:p>match (n:patients), (m:prescriptions)</text:p>
            <text:p>where m.subject_id = n. subject_id </text:p>
            <text:p>create (n)-[:prescriptions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prescriptions_fk_subject_id</text:p>
          </table:table-cell>
          <table:table-cell table:formula="of:=OR( [.B407]=&quot;&quot;; NOT(ISERROR(FIND(&quot;DROP CONSTRAINT&quot;;[.B407]))); NOT(ISERROR(FIND(&quot;--&quot;;[.B407]))))" office:value-type="float" office:value="0" calcext:value-type="float">
            <text:p>0</text:p>
          </table:table-cell>
          <table:table-cell table:formula="of:=IF(AND( NOT([.C407]); NOT(ISERROR(FIND(&quot;ALTER TABLE&quot;;[.B407]  ))));&quot;Y&quot;;&quot;&quot;)">
            <text:p/>
          </table:table-cell>
          <table:table-cell table:formula="of:=IF(AND( [.D407]=&quot;&quot;; NOT(ISERROR(FIND(&quot;ADD CONSTRAINT&quot;;[.B407]  ))));&quot;Y&quot;;&quot;&quot;)" office:value-type="string" office:string-value="Y" calcext:value-type="string">
            <text:p>Y</text:p>
          </table:table-cell>
          <table:table-cell table:formula="of:=IF(AND( [.E407]=&quot;&quot;; NOT(ISERROR(FIND(&quot;FOREIGN KEY&quot;;[.B407]  ))));&quot;Y&quot;;&quot;&quot;)">
            <text:p/>
          </table:table-cell>
          <table:table-cell table:formula="of:=IF(AND( [.F407]=&quot;&quot;; NOT(ISERROR(FIND(&quot;REFERENCES&quot;;[.B407]  ))));&quot;Y&quot;;&quot;&quot;)">
            <text:p/>
          </table:table-cell>
          <table:table-cell table:formula="of:=IF([.D407]=&quot;Y&quot;; MID([.B407];FIND(&quot;ALTER TABLE&quot;;[.B407])+12;LEN([.B407]));&quot;&quot;)">
            <text:p/>
          </table:table-cell>
          <table:table-cell table:formula="of:=IF([.E407]=&quot;Y&quot;; MID([.B407];FIND(&quot;ADD CONSTRAINT&quot;;[.B407])+15;LEN([.B407]));&quot;&quot;)" office:value-type="string" office:string-value="prescriptions_fk_subject_id" calcext:value-type="string">
            <text:p>prescriptions_fk_subject_id</text:p>
          </table:table-cell>
          <table:table-cell table:formula="of:=[.I407]" office:value-type="string" office:string-value="prescriptions_fk_subject_id" calcext:value-type="string">
            <text:p>prescriptions_fk_subject_id</text:p>
          </table:table-cell>
          <table:table-cell table:formula="of:=IF([.F407]=&quot;Y&quot;; MID([.B407];FIND(&quot;FOREIGN KEY&quot;;[.B407])+13;LEN([.B407])-14);&quot;&quot;)">
            <text:p/>
          </table:table-cell>
          <table:table-cell table:formula="of:=IF([.G407]=&quot;Y&quot;; MID([.B407];FIND(&quot;REFERENCES&quot;;[.B407])+11;LEN([.B407]));&quot;&quot;)">
            <text:p/>
          </table:table-cell>
          <table:table-cell table:formula="of:=IF([.L407]&lt;&gt;&quot;&quot;;LEFT([.L407];FIND(&quot;(&quot;;[.L407])-1);&quot;&quot;)">
            <text:p/>
          </table:table-cell>
          <table:table-cell table:formula="of:=SUBSTITUTE( IF([.L407]&lt;&gt;&quot;&quot;;MID([.L407];FIND(&quot;(&quot;;[.L407])+1;LEN([.L407]));&quot;&quot;); &quot;);&quot;;&quot;&quot;)">
            <text:p/>
          </table:table-cell>
          <table:table-cell table:style-name="ce16" table:formula="of:=LOWER(IF([.H407]&lt;&gt;&quot;&quot;; &quot;MATCH (n:&quot; &amp; [.M410] &amp; &quot;), (m:&quot; &amp; [.H407] &amp; &quot;)&#10;WHERE m.&quot; &amp; [.K409] &amp; &quot; = n. &quot; &amp; [.N410] &amp; &quot; &#10;create (n)-[:&quot; &amp; [.J408] &amp; &quot; ]-&gt;(m)&#10;RETURN n,m&quot;;&quot;&quot;))">
            <text:p/>
          </table:table-cell>
          <table:table-cell table:formula="of:=LOWER(IF([.H407]&lt;&gt;&quot;&quot;;[.H407];&quot;&quot;))">
            <text:p/>
          </table:table-cell>
          <table:table-cell table:formula="of:=LOWER(IF([.H407]&lt;&gt;&quot;&quot;;[.K409];&quot;&quot;))">
            <text:p/>
          </table:table-cell>
          <table:table-cell table:formula="of:=LOWER(IF([.H407]&lt;&gt;&quot;&quot;;[.M410];&quot;&quot;))">
            <text:p/>
          </table:table-cell>
          <table:table-cell table:formula="of:=LOWER(IF([.H407]&lt;&gt;&quot;&quot;;[.N410];&quot;&quot;))">
            <text:p/>
          </table:table-cell>
          <table:table-cell table:formula="of:=LOWER(IF([.H407]&lt;&gt;&quot;&quot;;[.J408];&quot;&quot;))">
            <text:p/>
          </table:table-cell>
          <table:table-cell table:formula="of:=LOWER(IF([.H407]&lt;&gt;&quot;&quot;; &quot;MATCH (n:&quot; &amp; [.R407] &amp; &quot;), (m:&quot; &amp; [.P407] &amp; &quot;)&#10;WHERE m.&quot; &amp; [.Q407] &amp; &quot; = n. &quot; &amp; [.S407] &amp; &quot; &#10;create (n)-[:&quot; &amp; [.T40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408]=&quot;&quot;; NOT(ISERROR(FIND(&quot;DROP CONSTRAINT&quot;;[.B408]))); NOT(ISERROR(FIND(&quot;--&quot;;[.B408]))))" office:value-type="float" office:value="0" calcext:value-type="float">
            <text:p>0</text:p>
          </table:table-cell>
          <table:table-cell table:formula="of:=IF(AND( NOT([.C408]); NOT(ISERROR(FIND(&quot;ALTER TABLE&quot;;[.B408]  ))));&quot;Y&quot;;&quot;&quot;)">
            <text:p/>
          </table:table-cell>
          <table:table-cell table:formula="of:=IF(AND( [.D408]=&quot;&quot;; NOT(ISERROR(FIND(&quot;ADD CONSTRAINT&quot;;[.B408]  ))));&quot;Y&quot;;&quot;&quot;)">
            <text:p/>
          </table:table-cell>
          <table:table-cell table:formula="of:=IF(AND( [.E408]=&quot;&quot;; NOT(ISERROR(FIND(&quot;FOREIGN KEY&quot;;[.B408]  ))));&quot;Y&quot;;&quot;&quot;)" office:value-type="string" office:string-value="Y" calcext:value-type="string">
            <text:p>Y</text:p>
          </table:table-cell>
          <table:table-cell table:formula="of:=IF(AND( [.F408]=&quot;&quot;; NOT(ISERROR(FIND(&quot;REFERENCES&quot;;[.B408]  ))));&quot;Y&quot;;&quot;&quot;)">
            <text:p/>
          </table:table-cell>
          <table:table-cell table:formula="of:=IF([.D408]=&quot;Y&quot;; MID([.B408];FIND(&quot;ALTER TABLE&quot;;[.B408])+12;LEN([.B408]));&quot;&quot;)">
            <text:p/>
          </table:table-cell>
          <table:table-cell table:formula="of:=IF([.E408]=&quot;Y&quot;; MID([.B408];FIND(&quot;ADD CONSTRAINT&quot;;[.B408])+15;LEN([.B408]));&quot;&quot;)">
            <text:p/>
          </table:table-cell>
          <table:table-cell table:formula="of:=[.I408]">
            <text:p/>
          </table:table-cell>
          <table:table-cell table:formula="of:=IF([.F408]=&quot;Y&quot;; MID([.B408];FIND(&quot;FOREIGN KEY&quot;;[.B408])+13;LEN([.B408])-14);&quot;&quot;)" office:value-type="string" office:string-value="SUBJECT_ID" calcext:value-type="string">
            <text:p>SUBJECT_ID</text:p>
          </table:table-cell>
          <table:table-cell table:formula="of:=IF([.G408]=&quot;Y&quot;; MID([.B408];FIND(&quot;REFERENCES&quot;;[.B408])+11;LEN([.B408]));&quot;&quot;)">
            <text:p/>
          </table:table-cell>
          <table:table-cell table:formula="of:=IF([.L408]&lt;&gt;&quot;&quot;;LEFT([.L408];FIND(&quot;(&quot;;[.L408])-1);&quot;&quot;)">
            <text:p/>
          </table:table-cell>
          <table:table-cell table:formula="of:=SUBSTITUTE( IF([.L408]&lt;&gt;&quot;&quot;;MID([.L408];FIND(&quot;(&quot;;[.L408])+1;LEN([.L408]));&quot;&quot;); &quot;);&quot;;&quot;&quot;)">
            <text:p/>
          </table:table-cell>
          <table:table-cell table:style-name="ce16" table:formula="of:=LOWER(IF([.H408]&lt;&gt;&quot;&quot;; &quot;MATCH (n:&quot; &amp; [.M411] &amp; &quot;), (m:&quot; &amp; [.H408] &amp; &quot;)&#10;WHERE m.&quot; &amp; [.K410] &amp; &quot; = n. &quot; &amp; [.N411] &amp; &quot; &#10;create (n)-[:&quot; &amp; [.J409] &amp; &quot; ]-&gt;(m)&#10;RETURN n,m&quot;;&quot;&quot;))">
            <text:p/>
          </table:table-cell>
          <table:table-cell table:formula="of:=LOWER(IF([.H408]&lt;&gt;&quot;&quot;;[.H408];&quot;&quot;))">
            <text:p/>
          </table:table-cell>
          <table:table-cell table:formula="of:=LOWER(IF([.H408]&lt;&gt;&quot;&quot;;[.K410];&quot;&quot;))">
            <text:p/>
          </table:table-cell>
          <table:table-cell table:formula="of:=LOWER(IF([.H408]&lt;&gt;&quot;&quot;;[.M411];&quot;&quot;))">
            <text:p/>
          </table:table-cell>
          <table:table-cell table:formula="of:=LOWER(IF([.H408]&lt;&gt;&quot;&quot;;[.N411];&quot;&quot;))">
            <text:p/>
          </table:table-cell>
          <table:table-cell table:formula="of:=LOWER(IF([.H408]&lt;&gt;&quot;&quot;;[.J409];&quot;&quot;))">
            <text:p/>
          </table:table-cell>
          <table:table-cell table:formula="of:=LOWER(IF([.H408]&lt;&gt;&quot;&quot;; &quot;MATCH (n:&quot; &amp; [.R408] &amp; &quot;), (m:&quot; &amp; [.P408] &amp; &quot;)&#10;WHERE m.&quot; &amp; [.Q408] &amp; &quot; = n. &quot; &amp; [.S408] &amp; &quot; &#10;create (n)-[:&quot; &amp; [.T40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409]=&quot;&quot;; NOT(ISERROR(FIND(&quot;DROP CONSTRAINT&quot;;[.B409]))); NOT(ISERROR(FIND(&quot;--&quot;;[.B409]))))" office:value-type="float" office:value="0" calcext:value-type="float">
            <text:p>0</text:p>
          </table:table-cell>
          <table:table-cell table:formula="of:=IF(AND( NOT([.C409]); NOT(ISERROR(FIND(&quot;ALTER TABLE&quot;;[.B409]  ))));&quot;Y&quot;;&quot;&quot;)">
            <text:p/>
          </table:table-cell>
          <table:table-cell table:formula="of:=IF(AND( [.D409]=&quot;&quot;; NOT(ISERROR(FIND(&quot;ADD CONSTRAINT&quot;;[.B409]  ))));&quot;Y&quot;;&quot;&quot;)">
            <text:p/>
          </table:table-cell>
          <table:table-cell table:formula="of:=IF(AND( [.E409]=&quot;&quot;; NOT(ISERROR(FIND(&quot;FOREIGN KEY&quot;;[.B409]  ))));&quot;Y&quot;;&quot;&quot;)">
            <text:p/>
          </table:table-cell>
          <table:table-cell table:formula="of:=IF(AND( [.F409]=&quot;&quot;; NOT(ISERROR(FIND(&quot;REFERENCES&quot;;[.B409]  ))));&quot;Y&quot;;&quot;&quot;)" office:value-type="string" office:string-value="Y" calcext:value-type="string">
            <text:p>Y</text:p>
          </table:table-cell>
          <table:table-cell table:formula="of:=IF([.D409]=&quot;Y&quot;; MID([.B409];FIND(&quot;ALTER TABLE&quot;;[.B409])+12;LEN([.B409]));&quot;&quot;)">
            <text:p/>
          </table:table-cell>
          <table:table-cell table:formula="of:=IF([.E409]=&quot;Y&quot;; MID([.B409];FIND(&quot;ADD CONSTRAINT&quot;;[.B409])+15;LEN([.B409]));&quot;&quot;)">
            <text:p/>
          </table:table-cell>
          <table:table-cell table:formula="of:=[.I409]">
            <text:p/>
          </table:table-cell>
          <table:table-cell table:formula="of:=IF([.F409]=&quot;Y&quot;; MID([.B409];FIND(&quot;FOREIGN KEY&quot;;[.B409])+13;LEN([.B409])-14);&quot;&quot;)">
            <text:p/>
          </table:table-cell>
          <table:table-cell table:formula="of:=IF([.G409]=&quot;Y&quot;; MID([.B409];FIND(&quot;REFERENCES&quot;;[.B409])+11;LEN([.B409]));&quot;&quot;)" office:value-type="string" office:string-value="PATIENTS(SUBJECT_ID);" calcext:value-type="string">
            <text:p>PATIENTS(SUBJECT_ID);</text:p>
          </table:table-cell>
          <table:table-cell table:formula="of:=IF([.L409]&lt;&gt;&quot;&quot;;LEFT([.L409];FIND(&quot;(&quot;;[.L409])-1);&quot;&quot;)" office:value-type="string" office:string-value="PATIENTS" calcext:value-type="string">
            <text:p>PATIENTS</text:p>
          </table:table-cell>
          <table:table-cell table:formula="of:=SUBSTITUTE( IF([.L409]&lt;&gt;&quot;&quot;;MID([.L409];FIND(&quot;(&quot;;[.L409])+1;LEN([.L409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409]&lt;&gt;&quot;&quot;; &quot;MATCH (n:&quot; &amp; [.M412] &amp; &quot;), (m:&quot; &amp; [.H409] &amp; &quot;)&#10;WHERE m.&quot; &amp; [.K411] &amp; &quot; = n. &quot; &amp; [.N412] &amp; &quot; &#10;create (n)-[:&quot; &amp; [.J410] &amp; &quot; ]-&gt;(m)&#10;RETURN n,m&quot;;&quot;&quot;))">
            <text:p/>
          </table:table-cell>
          <table:table-cell table:formula="of:=LOWER(IF([.H409]&lt;&gt;&quot;&quot;;[.H409];&quot;&quot;))">
            <text:p/>
          </table:table-cell>
          <table:table-cell table:formula="of:=LOWER(IF([.H409]&lt;&gt;&quot;&quot;;[.K411];&quot;&quot;))">
            <text:p/>
          </table:table-cell>
          <table:table-cell table:formula="of:=LOWER(IF([.H409]&lt;&gt;&quot;&quot;;[.M412];&quot;&quot;))">
            <text:p/>
          </table:table-cell>
          <table:table-cell table:formula="of:=LOWER(IF([.H409]&lt;&gt;&quot;&quot;;[.N412];&quot;&quot;))">
            <text:p/>
          </table:table-cell>
          <table:table-cell table:formula="of:=LOWER(IF([.H409]&lt;&gt;&quot;&quot;;[.J410];&quot;&quot;))">
            <text:p/>
          </table:table-cell>
          <table:table-cell table:formula="of:=LOWER(IF([.H409]&lt;&gt;&quot;&quot;; &quot;MATCH (n:&quot; &amp; [.R409] &amp; &quot;), (m:&quot; &amp; [.P409] &amp; &quot;)&#10;WHERE m.&quot; &amp; [.Q409] &amp; &quot; = n. &quot; &amp; [.S409] &amp; &quot; &#10;create (n)-[:&quot; &amp; [.T40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10]=&quot;&quot;; NOT(ISERROR(FIND(&quot;DROP CONSTRAINT&quot;;[.B410]))); NOT(ISERROR(FIND(&quot;--&quot;;[.B410]))))" office:value-type="float" office:value="1" calcext:value-type="float">
            <text:p>1</text:p>
          </table:table-cell>
          <table:table-cell table:formula="of:=IF(AND( NOT([.C410]); NOT(ISERROR(FIND(&quot;ALTER TABLE&quot;;[.B410]  ))));&quot;Y&quot;;&quot;&quot;)">
            <text:p/>
          </table:table-cell>
          <table:table-cell table:formula="of:=IF(AND( [.D410]=&quot;&quot;; NOT(ISERROR(FIND(&quot;ADD CONSTRAINT&quot;;[.B410]  ))));&quot;Y&quot;;&quot;&quot;)">
            <text:p/>
          </table:table-cell>
          <table:table-cell table:formula="of:=IF(AND( [.E410]=&quot;&quot;; NOT(ISERROR(FIND(&quot;FOREIGN KEY&quot;;[.B410]  ))));&quot;Y&quot;;&quot;&quot;)">
            <text:p/>
          </table:table-cell>
          <table:table-cell table:formula="of:=IF(AND( [.F410]=&quot;&quot;; NOT(ISERROR(FIND(&quot;REFERENCES&quot;;[.B410]  ))));&quot;Y&quot;;&quot;&quot;)">
            <text:p/>
          </table:table-cell>
          <table:table-cell table:formula="of:=IF([.D410]=&quot;Y&quot;; MID([.B410];FIND(&quot;ALTER TABLE&quot;;[.B410])+12;LEN([.B410]));&quot;&quot;)">
            <text:p/>
          </table:table-cell>
          <table:table-cell table:formula="of:=IF([.E410]=&quot;Y&quot;; MID([.B410];FIND(&quot;ADD CONSTRAINT&quot;;[.B410])+15;LEN([.B410]));&quot;&quot;)">
            <text:p/>
          </table:table-cell>
          <table:table-cell table:formula="of:=[.I410]">
            <text:p/>
          </table:table-cell>
          <table:table-cell table:formula="of:=IF([.F410]=&quot;Y&quot;; MID([.B410];FIND(&quot;FOREIGN KEY&quot;;[.B410])+13;LEN([.B410])-14);&quot;&quot;)">
            <text:p/>
          </table:table-cell>
          <table:table-cell table:formula="of:=IF([.G410]=&quot;Y&quot;; MID([.B410];FIND(&quot;REFERENCES&quot;;[.B410])+11;LEN([.B410]));&quot;&quot;)">
            <text:p/>
          </table:table-cell>
          <table:table-cell table:formula="of:=IF([.L410]&lt;&gt;&quot;&quot;;LEFT([.L410];FIND(&quot;(&quot;;[.L410])-1);&quot;&quot;)">
            <text:p/>
          </table:table-cell>
          <table:table-cell table:formula="of:=SUBSTITUTE( IF([.L410]&lt;&gt;&quot;&quot;;MID([.L410];FIND(&quot;(&quot;;[.L410])+1;LEN([.L410]));&quot;&quot;); &quot;);&quot;;&quot;&quot;)">
            <text:p/>
          </table:table-cell>
          <table:table-cell table:style-name="ce16" table:formula="of:=LOWER(IF([.H410]&lt;&gt;&quot;&quot;; &quot;MATCH (n:&quot; &amp; [.M413] &amp; &quot;), (m:&quot; &amp; [.H410] &amp; &quot;)&#10;WHERE m.&quot; &amp; [.K412] &amp; &quot; = n. &quot; &amp; [.N413] &amp; &quot; &#10;create (n)-[:&quot; &amp; [.J411] &amp; &quot; ]-&gt;(m)&#10;RETURN n,m&quot;;&quot;&quot;))">
            <text:p/>
          </table:table-cell>
          <table:table-cell table:formula="of:=LOWER(IF([.H410]&lt;&gt;&quot;&quot;;[.H410];&quot;&quot;))">
            <text:p/>
          </table:table-cell>
          <table:table-cell table:formula="of:=LOWER(IF([.H410]&lt;&gt;&quot;&quot;;[.K412];&quot;&quot;))">
            <text:p/>
          </table:table-cell>
          <table:table-cell table:formula="of:=LOWER(IF([.H410]&lt;&gt;&quot;&quot;;[.M413];&quot;&quot;))">
            <text:p/>
          </table:table-cell>
          <table:table-cell table:formula="of:=LOWER(IF([.H410]&lt;&gt;&quot;&quot;;[.N413];&quot;&quot;))">
            <text:p/>
          </table:table-cell>
          <table:table-cell table:formula="of:=LOWER(IF([.H410]&lt;&gt;&quot;&quot;;[.J411];&quot;&quot;))">
            <text:p/>
          </table:table-cell>
          <table:table-cell table:formula="of:=LOWER(IF([.H410]&lt;&gt;&quot;&quot;; &quot;MATCH (n:&quot; &amp; [.R410] &amp; &quot;), (m:&quot; &amp; [.P410] &amp; &quot;)&#10;WHERE m.&quot; &amp; [.Q410] &amp; &quot; = n. &quot; &amp; [.S410] &amp; &quot; &#10;create (n)-[:&quot; &amp; [.T41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hadm_id</text:p>
          </table:table-cell>
          <table:table-cell table:formula="of:=OR( [.B411]=&quot;&quot;; NOT(ISERROR(FIND(&quot;DROP CONSTRAINT&quot;;[.B411]))); NOT(ISERROR(FIND(&quot;--&quot;;[.B411]))))" office:value-type="float" office:value="1" calcext:value-type="float">
            <text:p>1</text:p>
          </table:table-cell>
          <table:table-cell table:formula="of:=IF(AND( NOT([.C411]); NOT(ISERROR(FIND(&quot;ALTER TABLE&quot;;[.B411]  ))));&quot;Y&quot;;&quot;&quot;)">
            <text:p/>
          </table:table-cell>
          <table:table-cell table:formula="of:=IF(AND( [.D411]=&quot;&quot;; NOT(ISERROR(FIND(&quot;ADD CONSTRAINT&quot;;[.B411]  ))));&quot;Y&quot;;&quot;&quot;)">
            <text:p/>
          </table:table-cell>
          <table:table-cell table:formula="of:=IF(AND( [.E411]=&quot;&quot;; NOT(ISERROR(FIND(&quot;FOREIGN KEY&quot;;[.B411]  ))));&quot;Y&quot;;&quot;&quot;)">
            <text:p/>
          </table:table-cell>
          <table:table-cell table:formula="of:=IF(AND( [.F411]=&quot;&quot;; NOT(ISERROR(FIND(&quot;REFERENCES&quot;;[.B411]  ))));&quot;Y&quot;;&quot;&quot;)">
            <text:p/>
          </table:table-cell>
          <table:table-cell table:formula="of:=IF([.D411]=&quot;Y&quot;; MID([.B411];FIND(&quot;ALTER TABLE&quot;;[.B411])+12;LEN([.B411]));&quot;&quot;)">
            <text:p/>
          </table:table-cell>
          <table:table-cell table:formula="of:=IF([.E411]=&quot;Y&quot;; MID([.B411];FIND(&quot;ADD CONSTRAINT&quot;;[.B411])+15;LEN([.B411]));&quot;&quot;)">
            <text:p/>
          </table:table-cell>
          <table:table-cell table:formula="of:=[.I411]">
            <text:p/>
          </table:table-cell>
          <table:table-cell table:formula="of:=IF([.F411]=&quot;Y&quot;; MID([.B411];FIND(&quot;FOREIGN KEY&quot;;[.B411])+13;LEN([.B411])-14);&quot;&quot;)">
            <text:p/>
          </table:table-cell>
          <table:table-cell table:formula="of:=IF([.G411]=&quot;Y&quot;; MID([.B411];FIND(&quot;REFERENCES&quot;;[.B411])+11;LEN([.B411]));&quot;&quot;)">
            <text:p/>
          </table:table-cell>
          <table:table-cell table:formula="of:=IF([.L411]&lt;&gt;&quot;&quot;;LEFT([.L411];FIND(&quot;(&quot;;[.L411])-1);&quot;&quot;)">
            <text:p/>
          </table:table-cell>
          <table:table-cell table:formula="of:=SUBSTITUTE( IF([.L411]&lt;&gt;&quot;&quot;;MID([.L411];FIND(&quot;(&quot;;[.L411])+1;LEN([.L411]));&quot;&quot;); &quot;);&quot;;&quot;&quot;)">
            <text:p/>
          </table:table-cell>
          <table:table-cell table:style-name="ce16" table:formula="of:=LOWER(IF([.H411]&lt;&gt;&quot;&quot;; &quot;MATCH (n:&quot; &amp; [.M414] &amp; &quot;), (m:&quot; &amp; [.H411] &amp; &quot;)&#10;WHERE m.&quot; &amp; [.K413] &amp; &quot; = n. &quot; &amp; [.N414] &amp; &quot; &#10;create (n)-[:&quot; &amp; [.J412] &amp; &quot; ]-&gt;(m)&#10;RETURN n,m&quot;;&quot;&quot;))">
            <text:p/>
          </table:table-cell>
          <table:table-cell table:formula="of:=LOWER(IF([.H411]&lt;&gt;&quot;&quot;;[.H411];&quot;&quot;))">
            <text:p/>
          </table:table-cell>
          <table:table-cell table:formula="of:=LOWER(IF([.H411]&lt;&gt;&quot;&quot;;[.K413];&quot;&quot;))">
            <text:p/>
          </table:table-cell>
          <table:table-cell table:formula="of:=LOWER(IF([.H411]&lt;&gt;&quot;&quot;;[.M414];&quot;&quot;))">
            <text:p/>
          </table:table-cell>
          <table:table-cell table:formula="of:=LOWER(IF([.H411]&lt;&gt;&quot;&quot;;[.N414];&quot;&quot;))">
            <text:p/>
          </table:table-cell>
          <table:table-cell table:formula="of:=LOWER(IF([.H411]&lt;&gt;&quot;&quot;;[.J412];&quot;&quot;))">
            <text:p/>
          </table:table-cell>
          <table:table-cell table:formula="of:=LOWER(IF([.H411]&lt;&gt;&quot;&quot;; &quot;MATCH (n:&quot; &amp; [.R411] &amp; &quot;), (m:&quot; &amp; [.P411] &amp; &quot;)&#10;WHERE m.&quot; &amp; [.Q411] &amp; &quot; = n. &quot; &amp; [.S411] &amp; &quot; &#10;create (n)-[:&quot; &amp; [.T41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PRESCRIPTIONS DROP CONSTRAINT IF EXISTS prescriptions_fk_hadm_id;</text:p>
          </table:table-cell>
          <table:table-cell table:formula="of:=OR( [.B412]=&quot;&quot;; NOT(ISERROR(FIND(&quot;DROP CONSTRAINT&quot;;[.B412]))); NOT(ISERROR(FIND(&quot;--&quot;;[.B412]))))" office:value-type="float" office:value="1" calcext:value-type="float">
            <text:p>1</text:p>
          </table:table-cell>
          <table:table-cell table:formula="of:=IF(AND( NOT([.C412]); NOT(ISERROR(FIND(&quot;ALTER TABLE&quot;;[.B412]  ))));&quot;Y&quot;;&quot;&quot;)">
            <text:p/>
          </table:table-cell>
          <table:table-cell table:formula="of:=IF(AND( [.D412]=&quot;&quot;; NOT(ISERROR(FIND(&quot;ADD CONSTRAINT&quot;;[.B412]  ))));&quot;Y&quot;;&quot;&quot;)">
            <text:p/>
          </table:table-cell>
          <table:table-cell table:formula="of:=IF(AND( [.E412]=&quot;&quot;; NOT(ISERROR(FIND(&quot;FOREIGN KEY&quot;;[.B412]  ))));&quot;Y&quot;;&quot;&quot;)">
            <text:p/>
          </table:table-cell>
          <table:table-cell table:formula="of:=IF(AND( [.F412]=&quot;&quot;; NOT(ISERROR(FIND(&quot;REFERENCES&quot;;[.B412]  ))));&quot;Y&quot;;&quot;&quot;)">
            <text:p/>
          </table:table-cell>
          <table:table-cell table:formula="of:=IF([.D412]=&quot;Y&quot;; MID([.B412];FIND(&quot;ALTER TABLE&quot;;[.B412])+12;LEN([.B412]));&quot;&quot;)">
            <text:p/>
          </table:table-cell>
          <table:table-cell table:formula="of:=IF([.E412]=&quot;Y&quot;; MID([.B412];FIND(&quot;ADD CONSTRAINT&quot;;[.B412])+15;LEN([.B412]));&quot;&quot;)">
            <text:p/>
          </table:table-cell>
          <table:table-cell table:formula="of:=[.I412]">
            <text:p/>
          </table:table-cell>
          <table:table-cell table:formula="of:=IF([.F412]=&quot;Y&quot;; MID([.B412];FIND(&quot;FOREIGN KEY&quot;;[.B412])+13;LEN([.B412])-14);&quot;&quot;)">
            <text:p/>
          </table:table-cell>
          <table:table-cell table:formula="of:=IF([.G412]=&quot;Y&quot;; MID([.B412];FIND(&quot;REFERENCES&quot;;[.B412])+11;LEN([.B412]));&quot;&quot;)">
            <text:p/>
          </table:table-cell>
          <table:table-cell table:formula="of:=IF([.L412]&lt;&gt;&quot;&quot;;LEFT([.L412];FIND(&quot;(&quot;;[.L412])-1);&quot;&quot;)">
            <text:p/>
          </table:table-cell>
          <table:table-cell table:formula="of:=SUBSTITUTE( IF([.L412]&lt;&gt;&quot;&quot;;MID([.L412];FIND(&quot;(&quot;;[.L412])+1;LEN([.L412]));&quot;&quot;); &quot;);&quot;;&quot;&quot;)">
            <text:p/>
          </table:table-cell>
          <table:table-cell table:style-name="ce16" table:formula="of:=LOWER(IF([.H412]&lt;&gt;&quot;&quot;; &quot;MATCH (n:&quot; &amp; [.M415] &amp; &quot;), (m:&quot; &amp; [.H412] &amp; &quot;)&#10;WHERE m.&quot; &amp; [.K414] &amp; &quot; = n. &quot; &amp; [.N415] &amp; &quot; &#10;create (n)-[:&quot; &amp; [.J413] &amp; &quot; ]-&gt;(m)&#10;RETURN n,m&quot;;&quot;&quot;))">
            <text:p/>
          </table:table-cell>
          <table:table-cell table:formula="of:=LOWER(IF([.H412]&lt;&gt;&quot;&quot;;[.H412];&quot;&quot;))">
            <text:p/>
          </table:table-cell>
          <table:table-cell table:formula="of:=LOWER(IF([.H412]&lt;&gt;&quot;&quot;;[.K414];&quot;&quot;))">
            <text:p/>
          </table:table-cell>
          <table:table-cell table:formula="of:=LOWER(IF([.H412]&lt;&gt;&quot;&quot;;[.M415];&quot;&quot;))">
            <text:p/>
          </table:table-cell>
          <table:table-cell table:formula="of:=LOWER(IF([.H412]&lt;&gt;&quot;&quot;;[.N415];&quot;&quot;))">
            <text:p/>
          </table:table-cell>
          <table:table-cell table:formula="of:=LOWER(IF([.H412]&lt;&gt;&quot;&quot;;[.J413];&quot;&quot;))">
            <text:p/>
          </table:table-cell>
          <table:table-cell table:formula="of:=LOWER(IF([.H412]&lt;&gt;&quot;&quot;; &quot;MATCH (n:&quot; &amp; [.R412] &amp; &quot;), (m:&quot; &amp; [.P412] &amp; &quot;)&#10;WHERE m.&quot; &amp; [.Q412] &amp; &quot; = n. &quot; &amp; [.S412] &amp; &quot; &#10;create (n)-[:&quot; &amp; [.T412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PRESCRIPTIONS</text:p>
          </table:table-cell>
          <table:table-cell table:formula="of:=OR( [.B413]=&quot;&quot;; NOT(ISERROR(FIND(&quot;DROP CONSTRAINT&quot;;[.B413]))); NOT(ISERROR(FIND(&quot;--&quot;;[.B413]))))" office:value-type="float" office:value="0" calcext:value-type="float">
            <text:p>0</text:p>
          </table:table-cell>
          <table:table-cell table:formula="of:=IF(AND( NOT([.C413]); NOT(ISERROR(FIND(&quot;ALTER TABLE&quot;;[.B413]  ))));&quot;Y&quot;;&quot;&quot;)" office:value-type="string" office:string-value="Y" calcext:value-type="string">
            <text:p>Y</text:p>
          </table:table-cell>
          <table:table-cell table:formula="of:=IF(AND( [.D413]=&quot;&quot;; NOT(ISERROR(FIND(&quot;ADD CONSTRAINT&quot;;[.B413]  ))));&quot;Y&quot;;&quot;&quot;)">
            <text:p/>
          </table:table-cell>
          <table:table-cell table:formula="of:=IF(AND( [.E413]=&quot;&quot;; NOT(ISERROR(FIND(&quot;FOREIGN KEY&quot;;[.B413]  ))));&quot;Y&quot;;&quot;&quot;)">
            <text:p/>
          </table:table-cell>
          <table:table-cell table:formula="of:=IF(AND( [.F413]=&quot;&quot;; NOT(ISERROR(FIND(&quot;REFERENCES&quot;;[.B413]  ))));&quot;Y&quot;;&quot;&quot;)">
            <text:p/>
          </table:table-cell>
          <table:table-cell table:formula="of:=IF([.D413]=&quot;Y&quot;; MID([.B413];FIND(&quot;ALTER TABLE&quot;;[.B413])+12;LEN([.B413]));&quot;&quot;)" office:value-type="string" office:string-value="PRESCRIPTIONS" calcext:value-type="string">
            <text:p>PRESCRIPTIONS</text:p>
          </table:table-cell>
          <table:table-cell table:formula="of:=IF([.E413]=&quot;Y&quot;; MID([.B413];FIND(&quot;ADD CONSTRAINT&quot;;[.B413])+15;LEN([.B413]));&quot;&quot;)">
            <text:p/>
          </table:table-cell>
          <table:table-cell table:formula="of:=[.I413]">
            <text:p/>
          </table:table-cell>
          <table:table-cell table:formula="of:=IF([.F413]=&quot;Y&quot;; MID([.B413];FIND(&quot;FOREIGN KEY&quot;;[.B413])+13;LEN([.B413])-14);&quot;&quot;)">
            <text:p/>
          </table:table-cell>
          <table:table-cell table:formula="of:=IF([.G413]=&quot;Y&quot;; MID([.B413];FIND(&quot;REFERENCES&quot;;[.B413])+11;LEN([.B413]));&quot;&quot;)">
            <text:p/>
          </table:table-cell>
          <table:table-cell table:formula="of:=IF([.L413]&lt;&gt;&quot;&quot;;LEFT([.L413];FIND(&quot;(&quot;;[.L413])-1);&quot;&quot;)">
            <text:p/>
          </table:table-cell>
          <table:table-cell table:formula="of:=SUBSTITUTE( IF([.L413]&lt;&gt;&quot;&quot;;MID([.L413];FIND(&quot;(&quot;;[.L413])+1;LEN([.L413]));&quot;&quot;); &quot;);&quot;;&quot;&quot;)">
            <text:p/>
          </table:table-cell>
          <table:table-cell table:style-name="ce16" table:formula="of:=LOWER(IF([.H413]&lt;&gt;&quot;&quot;; &quot;MATCH (n:&quot; &amp; [.M416] &amp; &quot;), (m:&quot; &amp; [.H413] &amp; &quot;)&#10;WHERE m.&quot; &amp; [.K415] &amp; &quot; = n. &quot; &amp; [.N416] &amp; &quot; &#10;create (n)-[:&quot; &amp; [.J414] &amp; &quot; ]-&gt;(m)&#10;RETURN n,m&quot;;&quot;&quot;))" office:value-type="string" office:string-value="match (n:admissions), (m:prescriptions)&#10;where m.hadm_id = n. hadm_id &#10;create (n)-[:prescriptions_fk_hadm_id ]-&gt;(m)&#10;return n,m" calcext:value-type="string">
            <text:p>match (n:admissions), (m:prescriptions)</text:p>
            <text:p>where m.hadm_id = n. hadm_id </text:p>
            <text:p>create (n)-[:prescriptions_fk_hadm_id ]-&gt;(m)</text:p>
            <text:p>return n,m</text:p>
          </table:table-cell>
          <table:table-cell table:formula="of:=LOWER(IF([.H413]&lt;&gt;&quot;&quot;;[.H413];&quot;&quot;))" office:value-type="string" office:string-value="prescriptions" calcext:value-type="string">
            <text:p>prescriptions</text:p>
          </table:table-cell>
          <table:table-cell table:formula="of:=LOWER(IF([.H413]&lt;&gt;&quot;&quot;;[.K415];&quot;&quot;))" office:value-type="string" office:string-value="hadm_id" calcext:value-type="string">
            <text:p>hadm_id</text:p>
          </table:table-cell>
          <table:table-cell table:formula="of:=LOWER(IF([.H413]&lt;&gt;&quot;&quot;;[.M416];&quot;&quot;))" office:value-type="string" office:string-value="admissions" calcext:value-type="string">
            <text:p>admissions</text:p>
          </table:table-cell>
          <table:table-cell table:formula="of:=LOWER(IF([.H413]&lt;&gt;&quot;&quot;;[.N416];&quot;&quot;))" office:value-type="string" office:string-value="hadm_id" calcext:value-type="string">
            <text:p>hadm_id</text:p>
          </table:table-cell>
          <table:table-cell table:formula="of:=LOWER(IF([.H413]&lt;&gt;&quot;&quot;;[.J414];&quot;&quot;))" office:value-type="string" office:string-value="prescriptions_fk_hadm_id" calcext:value-type="string">
            <text:p>prescriptions_fk_hadm_id</text:p>
          </table:table-cell>
          <table:table-cell table:formula="of:=LOWER(IF([.H413]&lt;&gt;&quot;&quot;; &quot;MATCH (n:&quot; &amp; [.R413] &amp; &quot;), (m:&quot; &amp; [.P413] &amp; &quot;)&#10;WHERE m.&quot; &amp; [.Q413] &amp; &quot; = n. &quot; &amp; [.S413] &amp; &quot; &#10;create (n)-[:&quot; &amp; [.T413] &amp; &quot; ]-&gt;(m)&#10;RETURN n,m&quot;;&quot;&quot;))" office:value-type="string" office:string-value="match (n:admissions), (m:prescriptions)&#10;where m.hadm_id = n. hadm_id &#10;create (n)-[:prescriptions_fk_hadm_id ]-&gt;(m)&#10;return n,m" calcext:value-type="string">
            <text:p>match (n:admissions), (m:prescriptions)</text:p>
            <text:p>where m.hadm_id = n. hadm_id </text:p>
            <text:p>create (n)-[:prescriptions_fk_hadm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prescriptions_fk_hadm_id</text:p>
          </table:table-cell>
          <table:table-cell table:formula="of:=OR( [.B414]=&quot;&quot;; NOT(ISERROR(FIND(&quot;DROP CONSTRAINT&quot;;[.B414]))); NOT(ISERROR(FIND(&quot;--&quot;;[.B414]))))" office:value-type="float" office:value="0" calcext:value-type="float">
            <text:p>0</text:p>
          </table:table-cell>
          <table:table-cell table:formula="of:=IF(AND( NOT([.C414]); NOT(ISERROR(FIND(&quot;ALTER TABLE&quot;;[.B414]  ))));&quot;Y&quot;;&quot;&quot;)">
            <text:p/>
          </table:table-cell>
          <table:table-cell table:formula="of:=IF(AND( [.D414]=&quot;&quot;; NOT(ISERROR(FIND(&quot;ADD CONSTRAINT&quot;;[.B414]  ))));&quot;Y&quot;;&quot;&quot;)" office:value-type="string" office:string-value="Y" calcext:value-type="string">
            <text:p>Y</text:p>
          </table:table-cell>
          <table:table-cell table:formula="of:=IF(AND( [.E414]=&quot;&quot;; NOT(ISERROR(FIND(&quot;FOREIGN KEY&quot;;[.B414]  ))));&quot;Y&quot;;&quot;&quot;)">
            <text:p/>
          </table:table-cell>
          <table:table-cell table:formula="of:=IF(AND( [.F414]=&quot;&quot;; NOT(ISERROR(FIND(&quot;REFERENCES&quot;;[.B414]  ))));&quot;Y&quot;;&quot;&quot;)">
            <text:p/>
          </table:table-cell>
          <table:table-cell table:formula="of:=IF([.D414]=&quot;Y&quot;; MID([.B414];FIND(&quot;ALTER TABLE&quot;;[.B414])+12;LEN([.B414]));&quot;&quot;)">
            <text:p/>
          </table:table-cell>
          <table:table-cell table:formula="of:=IF([.E414]=&quot;Y&quot;; MID([.B414];FIND(&quot;ADD CONSTRAINT&quot;;[.B414])+15;LEN([.B414]));&quot;&quot;)" office:value-type="string" office:string-value="prescriptions_fk_hadm_id" calcext:value-type="string">
            <text:p>prescriptions_fk_hadm_id</text:p>
          </table:table-cell>
          <table:table-cell table:formula="of:=[.I414]" office:value-type="string" office:string-value="prescriptions_fk_hadm_id" calcext:value-type="string">
            <text:p>prescriptions_fk_hadm_id</text:p>
          </table:table-cell>
          <table:table-cell table:formula="of:=IF([.F414]=&quot;Y&quot;; MID([.B414];FIND(&quot;FOREIGN KEY&quot;;[.B414])+13;LEN([.B414])-14);&quot;&quot;)">
            <text:p/>
          </table:table-cell>
          <table:table-cell table:formula="of:=IF([.G414]=&quot;Y&quot;; MID([.B414];FIND(&quot;REFERENCES&quot;;[.B414])+11;LEN([.B414]));&quot;&quot;)">
            <text:p/>
          </table:table-cell>
          <table:table-cell table:formula="of:=IF([.L414]&lt;&gt;&quot;&quot;;LEFT([.L414];FIND(&quot;(&quot;;[.L414])-1);&quot;&quot;)">
            <text:p/>
          </table:table-cell>
          <table:table-cell table:formula="of:=SUBSTITUTE( IF([.L414]&lt;&gt;&quot;&quot;;MID([.L414];FIND(&quot;(&quot;;[.L414])+1;LEN([.L414]));&quot;&quot;); &quot;);&quot;;&quot;&quot;)">
            <text:p/>
          </table:table-cell>
          <table:table-cell table:style-name="ce16" table:formula="of:=LOWER(IF([.H414]&lt;&gt;&quot;&quot;; &quot;MATCH (n:&quot; &amp; [.M417] &amp; &quot;), (m:&quot; &amp; [.H414] &amp; &quot;)&#10;WHERE m.&quot; &amp; [.K416] &amp; &quot; = n. &quot; &amp; [.N417] &amp; &quot; &#10;create (n)-[:&quot; &amp; [.J415] &amp; &quot; ]-&gt;(m)&#10;RETURN n,m&quot;;&quot;&quot;))">
            <text:p/>
          </table:table-cell>
          <table:table-cell table:formula="of:=LOWER(IF([.H414]&lt;&gt;&quot;&quot;;[.H414];&quot;&quot;))">
            <text:p/>
          </table:table-cell>
          <table:table-cell table:formula="of:=LOWER(IF([.H414]&lt;&gt;&quot;&quot;;[.K416];&quot;&quot;))">
            <text:p/>
          </table:table-cell>
          <table:table-cell table:formula="of:=LOWER(IF([.H414]&lt;&gt;&quot;&quot;;[.M417];&quot;&quot;))">
            <text:p/>
          </table:table-cell>
          <table:table-cell table:formula="of:=LOWER(IF([.H414]&lt;&gt;&quot;&quot;;[.N417];&quot;&quot;))">
            <text:p/>
          </table:table-cell>
          <table:table-cell table:formula="of:=LOWER(IF([.H414]&lt;&gt;&quot;&quot;;[.J415];&quot;&quot;))">
            <text:p/>
          </table:table-cell>
          <table:table-cell table:formula="of:=LOWER(IF([.H414]&lt;&gt;&quot;&quot;; &quot;MATCH (n:&quot; &amp; [.R414] &amp; &quot;), (m:&quot; &amp; [.P414] &amp; &quot;)&#10;WHERE m.&quot; &amp; [.Q414] &amp; &quot; = n. &quot; &amp; [.S414] &amp; &quot; &#10;create (n)-[:&quot; &amp; [.T41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HADM_ID)</text:p>
          </table:table-cell>
          <table:table-cell table:formula="of:=OR( [.B415]=&quot;&quot;; NOT(ISERROR(FIND(&quot;DROP CONSTRAINT&quot;;[.B415]))); NOT(ISERROR(FIND(&quot;--&quot;;[.B415]))))" office:value-type="float" office:value="0" calcext:value-type="float">
            <text:p>0</text:p>
          </table:table-cell>
          <table:table-cell table:formula="of:=IF(AND( NOT([.C415]); NOT(ISERROR(FIND(&quot;ALTER TABLE&quot;;[.B415]  ))));&quot;Y&quot;;&quot;&quot;)">
            <text:p/>
          </table:table-cell>
          <table:table-cell table:formula="of:=IF(AND( [.D415]=&quot;&quot;; NOT(ISERROR(FIND(&quot;ADD CONSTRAINT&quot;;[.B415]  ))));&quot;Y&quot;;&quot;&quot;)">
            <text:p/>
          </table:table-cell>
          <table:table-cell table:formula="of:=IF(AND( [.E415]=&quot;&quot;; NOT(ISERROR(FIND(&quot;FOREIGN KEY&quot;;[.B415]  ))));&quot;Y&quot;;&quot;&quot;)" office:value-type="string" office:string-value="Y" calcext:value-type="string">
            <text:p>Y</text:p>
          </table:table-cell>
          <table:table-cell table:formula="of:=IF(AND( [.F415]=&quot;&quot;; NOT(ISERROR(FIND(&quot;REFERENCES&quot;;[.B415]  ))));&quot;Y&quot;;&quot;&quot;)">
            <text:p/>
          </table:table-cell>
          <table:table-cell table:formula="of:=IF([.D415]=&quot;Y&quot;; MID([.B415];FIND(&quot;ALTER TABLE&quot;;[.B415])+12;LEN([.B415]));&quot;&quot;)">
            <text:p/>
          </table:table-cell>
          <table:table-cell table:formula="of:=IF([.E415]=&quot;Y&quot;; MID([.B415];FIND(&quot;ADD CONSTRAINT&quot;;[.B415])+15;LEN([.B415]));&quot;&quot;)">
            <text:p/>
          </table:table-cell>
          <table:table-cell table:formula="of:=[.I415]">
            <text:p/>
          </table:table-cell>
          <table:table-cell table:formula="of:=IF([.F415]=&quot;Y&quot;; MID([.B415];FIND(&quot;FOREIGN KEY&quot;;[.B415])+13;LEN([.B415])-14);&quot;&quot;)" office:value-type="string" office:string-value="HADM_ID" calcext:value-type="string">
            <text:p>HADM_ID</text:p>
          </table:table-cell>
          <table:table-cell table:formula="of:=IF([.G415]=&quot;Y&quot;; MID([.B415];FIND(&quot;REFERENCES&quot;;[.B415])+11;LEN([.B415]));&quot;&quot;)">
            <text:p/>
          </table:table-cell>
          <table:table-cell table:formula="of:=IF([.L415]&lt;&gt;&quot;&quot;;LEFT([.L415];FIND(&quot;(&quot;;[.L415])-1);&quot;&quot;)">
            <text:p/>
          </table:table-cell>
          <table:table-cell table:formula="of:=SUBSTITUTE( IF([.L415]&lt;&gt;&quot;&quot;;MID([.L415];FIND(&quot;(&quot;;[.L415])+1;LEN([.L415]));&quot;&quot;); &quot;);&quot;;&quot;&quot;)">
            <text:p/>
          </table:table-cell>
          <table:table-cell table:style-name="ce16" table:formula="of:=LOWER(IF([.H415]&lt;&gt;&quot;&quot;; &quot;MATCH (n:&quot; &amp; [.M418] &amp; &quot;), (m:&quot; &amp; [.H415] &amp; &quot;)&#10;WHERE m.&quot; &amp; [.K417] &amp; &quot; = n. &quot; &amp; [.N418] &amp; &quot; &#10;create (n)-[:&quot; &amp; [.J416] &amp; &quot; ]-&gt;(m)&#10;RETURN n,m&quot;;&quot;&quot;))">
            <text:p/>
          </table:table-cell>
          <table:table-cell table:formula="of:=LOWER(IF([.H415]&lt;&gt;&quot;&quot;;[.H415];&quot;&quot;))">
            <text:p/>
          </table:table-cell>
          <table:table-cell table:formula="of:=LOWER(IF([.H415]&lt;&gt;&quot;&quot;;[.K417];&quot;&quot;))">
            <text:p/>
          </table:table-cell>
          <table:table-cell table:formula="of:=LOWER(IF([.H415]&lt;&gt;&quot;&quot;;[.M418];&quot;&quot;))">
            <text:p/>
          </table:table-cell>
          <table:table-cell table:formula="of:=LOWER(IF([.H415]&lt;&gt;&quot;&quot;;[.N418];&quot;&quot;))">
            <text:p/>
          </table:table-cell>
          <table:table-cell table:formula="of:=LOWER(IF([.H415]&lt;&gt;&quot;&quot;;[.J416];&quot;&quot;))">
            <text:p/>
          </table:table-cell>
          <table:table-cell table:formula="of:=LOWER(IF([.H415]&lt;&gt;&quot;&quot;; &quot;MATCH (n:&quot; &amp; [.R415] &amp; &quot;), (m:&quot; &amp; [.P415] &amp; &quot;)&#10;WHERE m.&quot; &amp; [.Q415] &amp; &quot; = n. &quot; &amp; [.S415] &amp; &quot; &#10;create (n)-[:&quot; &amp; [.T41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ADMISSIONS(HADM_ID);</text:p>
          </table:table-cell>
          <table:table-cell table:formula="of:=OR( [.B416]=&quot;&quot;; NOT(ISERROR(FIND(&quot;DROP CONSTRAINT&quot;;[.B416]))); NOT(ISERROR(FIND(&quot;--&quot;;[.B416]))))" office:value-type="float" office:value="0" calcext:value-type="float">
            <text:p>0</text:p>
          </table:table-cell>
          <table:table-cell table:formula="of:=IF(AND( NOT([.C416]); NOT(ISERROR(FIND(&quot;ALTER TABLE&quot;;[.B416]  ))));&quot;Y&quot;;&quot;&quot;)">
            <text:p/>
          </table:table-cell>
          <table:table-cell table:formula="of:=IF(AND( [.D416]=&quot;&quot;; NOT(ISERROR(FIND(&quot;ADD CONSTRAINT&quot;;[.B416]  ))));&quot;Y&quot;;&quot;&quot;)">
            <text:p/>
          </table:table-cell>
          <table:table-cell table:formula="of:=IF(AND( [.E416]=&quot;&quot;; NOT(ISERROR(FIND(&quot;FOREIGN KEY&quot;;[.B416]  ))));&quot;Y&quot;;&quot;&quot;)">
            <text:p/>
          </table:table-cell>
          <table:table-cell table:formula="of:=IF(AND( [.F416]=&quot;&quot;; NOT(ISERROR(FIND(&quot;REFERENCES&quot;;[.B416]  ))));&quot;Y&quot;;&quot;&quot;)" office:value-type="string" office:string-value="Y" calcext:value-type="string">
            <text:p>Y</text:p>
          </table:table-cell>
          <table:table-cell table:formula="of:=IF([.D416]=&quot;Y&quot;; MID([.B416];FIND(&quot;ALTER TABLE&quot;;[.B416])+12;LEN([.B416]));&quot;&quot;)">
            <text:p/>
          </table:table-cell>
          <table:table-cell table:formula="of:=IF([.E416]=&quot;Y&quot;; MID([.B416];FIND(&quot;ADD CONSTRAINT&quot;;[.B416])+15;LEN([.B416]));&quot;&quot;)">
            <text:p/>
          </table:table-cell>
          <table:table-cell table:formula="of:=[.I416]">
            <text:p/>
          </table:table-cell>
          <table:table-cell table:formula="of:=IF([.F416]=&quot;Y&quot;; MID([.B416];FIND(&quot;FOREIGN KEY&quot;;[.B416])+13;LEN([.B416])-14);&quot;&quot;)">
            <text:p/>
          </table:table-cell>
          <table:table-cell table:formula="of:=IF([.G416]=&quot;Y&quot;; MID([.B416];FIND(&quot;REFERENCES&quot;;[.B416])+11;LEN([.B416]));&quot;&quot;)" office:value-type="string" office:string-value="ADMISSIONS(HADM_ID);" calcext:value-type="string">
            <text:p>ADMISSIONS(HADM_ID);</text:p>
          </table:table-cell>
          <table:table-cell table:formula="of:=IF([.L416]&lt;&gt;&quot;&quot;;LEFT([.L416];FIND(&quot;(&quot;;[.L416])-1);&quot;&quot;)" office:value-type="string" office:string-value="ADMISSIONS" calcext:value-type="string">
            <text:p>ADMISSIONS</text:p>
          </table:table-cell>
          <table:table-cell table:formula="of:=SUBSTITUTE( IF([.L416]&lt;&gt;&quot;&quot;;MID([.L416];FIND(&quot;(&quot;;[.L416])+1;LEN([.L416]));&quot;&quot;); &quot;);&quot;;&quot;&quot;)" office:value-type="string" office:string-value="HADM_ID" calcext:value-type="string">
            <text:p>HADM_ID</text:p>
          </table:table-cell>
          <table:table-cell table:style-name="ce16" table:formula="of:=LOWER(IF([.H416]&lt;&gt;&quot;&quot;; &quot;MATCH (n:&quot; &amp; [.M419] &amp; &quot;), (m:&quot; &amp; [.H416] &amp; &quot;)&#10;WHERE m.&quot; &amp; [.K418] &amp; &quot; = n. &quot; &amp; [.N419] &amp; &quot; &#10;create (n)-[:&quot; &amp; [.J417] &amp; &quot; ]-&gt;(m)&#10;RETURN n,m&quot;;&quot;&quot;))">
            <text:p/>
          </table:table-cell>
          <table:table-cell table:formula="of:=LOWER(IF([.H416]&lt;&gt;&quot;&quot;;[.H416];&quot;&quot;))">
            <text:p/>
          </table:table-cell>
          <table:table-cell table:formula="of:=LOWER(IF([.H416]&lt;&gt;&quot;&quot;;[.K418];&quot;&quot;))">
            <text:p/>
          </table:table-cell>
          <table:table-cell table:formula="of:=LOWER(IF([.H416]&lt;&gt;&quot;&quot;;[.M419];&quot;&quot;))">
            <text:p/>
          </table:table-cell>
          <table:table-cell table:formula="of:=LOWER(IF([.H416]&lt;&gt;&quot;&quot;;[.N419];&quot;&quot;))">
            <text:p/>
          </table:table-cell>
          <table:table-cell table:formula="of:=LOWER(IF([.H416]&lt;&gt;&quot;&quot;;[.J417];&quot;&quot;))">
            <text:p/>
          </table:table-cell>
          <table:table-cell table:formula="of:=LOWER(IF([.H416]&lt;&gt;&quot;&quot;; &quot;MATCH (n:&quot; &amp; [.R416] &amp; &quot;), (m:&quot; &amp; [.P416] &amp; &quot;)&#10;WHERE m.&quot; &amp; [.Q416] &amp; &quot; = n. &quot; &amp; [.S416] &amp; &quot; &#10;create (n)-[:&quot; &amp; [.T41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17]=&quot;&quot;; NOT(ISERROR(FIND(&quot;DROP CONSTRAINT&quot;;[.B417]))); NOT(ISERROR(FIND(&quot;--&quot;;[.B417]))))" office:value-type="float" office:value="1" calcext:value-type="float">
            <text:p>1</text:p>
          </table:table-cell>
          <table:table-cell table:formula="of:=IF(AND( NOT([.C417]); NOT(ISERROR(FIND(&quot;ALTER TABLE&quot;;[.B417]  ))));&quot;Y&quot;;&quot;&quot;)">
            <text:p/>
          </table:table-cell>
          <table:table-cell table:formula="of:=IF(AND( [.D417]=&quot;&quot;; NOT(ISERROR(FIND(&quot;ADD CONSTRAINT&quot;;[.B417]  ))));&quot;Y&quot;;&quot;&quot;)">
            <text:p/>
          </table:table-cell>
          <table:table-cell table:formula="of:=IF(AND( [.E417]=&quot;&quot;; NOT(ISERROR(FIND(&quot;FOREIGN KEY&quot;;[.B417]  ))));&quot;Y&quot;;&quot;&quot;)">
            <text:p/>
          </table:table-cell>
          <table:table-cell table:formula="of:=IF(AND( [.F417]=&quot;&quot;; NOT(ISERROR(FIND(&quot;REFERENCES&quot;;[.B417]  ))));&quot;Y&quot;;&quot;&quot;)">
            <text:p/>
          </table:table-cell>
          <table:table-cell table:formula="of:=IF([.D417]=&quot;Y&quot;; MID([.B417];FIND(&quot;ALTER TABLE&quot;;[.B417])+12;LEN([.B417]));&quot;&quot;)">
            <text:p/>
          </table:table-cell>
          <table:table-cell table:formula="of:=IF([.E417]=&quot;Y&quot;; MID([.B417];FIND(&quot;ADD CONSTRAINT&quot;;[.B417])+15;LEN([.B417]));&quot;&quot;)">
            <text:p/>
          </table:table-cell>
          <table:table-cell table:formula="of:=[.I417]">
            <text:p/>
          </table:table-cell>
          <table:table-cell table:formula="of:=IF([.F417]=&quot;Y&quot;; MID([.B417];FIND(&quot;FOREIGN KEY&quot;;[.B417])+13;LEN([.B417])-14);&quot;&quot;)">
            <text:p/>
          </table:table-cell>
          <table:table-cell table:formula="of:=IF([.G417]=&quot;Y&quot;; MID([.B417];FIND(&quot;REFERENCES&quot;;[.B417])+11;LEN([.B417]));&quot;&quot;)">
            <text:p/>
          </table:table-cell>
          <table:table-cell table:formula="of:=IF([.L417]&lt;&gt;&quot;&quot;;LEFT([.L417];FIND(&quot;(&quot;;[.L417])-1);&quot;&quot;)">
            <text:p/>
          </table:table-cell>
          <table:table-cell table:formula="of:=SUBSTITUTE( IF([.L417]&lt;&gt;&quot;&quot;;MID([.L417];FIND(&quot;(&quot;;[.L417])+1;LEN([.L417]));&quot;&quot;); &quot;);&quot;;&quot;&quot;)">
            <text:p/>
          </table:table-cell>
          <table:table-cell table:style-name="ce16" table:formula="of:=LOWER(IF([.H417]&lt;&gt;&quot;&quot;; &quot;MATCH (n:&quot; &amp; [.M420] &amp; &quot;), (m:&quot; &amp; [.H417] &amp; &quot;)&#10;WHERE m.&quot; &amp; [.K419] &amp; &quot; = n. &quot; &amp; [.N420] &amp; &quot; &#10;create (n)-[:&quot; &amp; [.J418] &amp; &quot; ]-&gt;(m)&#10;RETURN n,m&quot;;&quot;&quot;))">
            <text:p/>
          </table:table-cell>
          <table:table-cell table:formula="of:=LOWER(IF([.H417]&lt;&gt;&quot;&quot;;[.H417];&quot;&quot;))">
            <text:p/>
          </table:table-cell>
          <table:table-cell table:formula="of:=LOWER(IF([.H417]&lt;&gt;&quot;&quot;;[.K419];&quot;&quot;))">
            <text:p/>
          </table:table-cell>
          <table:table-cell table:formula="of:=LOWER(IF([.H417]&lt;&gt;&quot;&quot;;[.M420];&quot;&quot;))">
            <text:p/>
          </table:table-cell>
          <table:table-cell table:formula="of:=LOWER(IF([.H417]&lt;&gt;&quot;&quot;;[.N420];&quot;&quot;))">
            <text:p/>
          </table:table-cell>
          <table:table-cell table:formula="of:=LOWER(IF([.H417]&lt;&gt;&quot;&quot;;[.J418];&quot;&quot;))">
            <text:p/>
          </table:table-cell>
          <table:table-cell table:formula="of:=LOWER(IF([.H417]&lt;&gt;&quot;&quot;; &quot;MATCH (n:&quot; &amp; [.R417] &amp; &quot;), (m:&quot; &amp; [.P417] &amp; &quot;)&#10;WHERE m.&quot; &amp; [.Q417] &amp; &quot; = n. &quot; &amp; [.S417] &amp; &quot; &#10;create (n)-[:&quot; &amp; [.T41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icustay_id</text:p>
          </table:table-cell>
          <table:table-cell table:formula="of:=OR( [.B418]=&quot;&quot;; NOT(ISERROR(FIND(&quot;DROP CONSTRAINT&quot;;[.B418]))); NOT(ISERROR(FIND(&quot;--&quot;;[.B418]))))" office:value-type="float" office:value="1" calcext:value-type="float">
            <text:p>1</text:p>
          </table:table-cell>
          <table:table-cell table:formula="of:=IF(AND( NOT([.C418]); NOT(ISERROR(FIND(&quot;ALTER TABLE&quot;;[.B418]  ))));&quot;Y&quot;;&quot;&quot;)">
            <text:p/>
          </table:table-cell>
          <table:table-cell table:formula="of:=IF(AND( [.D418]=&quot;&quot;; NOT(ISERROR(FIND(&quot;ADD CONSTRAINT&quot;;[.B418]  ))));&quot;Y&quot;;&quot;&quot;)">
            <text:p/>
          </table:table-cell>
          <table:table-cell table:formula="of:=IF(AND( [.E418]=&quot;&quot;; NOT(ISERROR(FIND(&quot;FOREIGN KEY&quot;;[.B418]  ))));&quot;Y&quot;;&quot;&quot;)">
            <text:p/>
          </table:table-cell>
          <table:table-cell table:formula="of:=IF(AND( [.F418]=&quot;&quot;; NOT(ISERROR(FIND(&quot;REFERENCES&quot;;[.B418]  ))));&quot;Y&quot;;&quot;&quot;)">
            <text:p/>
          </table:table-cell>
          <table:table-cell table:formula="of:=IF([.D418]=&quot;Y&quot;; MID([.B418];FIND(&quot;ALTER TABLE&quot;;[.B418])+12;LEN([.B418]));&quot;&quot;)">
            <text:p/>
          </table:table-cell>
          <table:table-cell table:formula="of:=IF([.E418]=&quot;Y&quot;; MID([.B418];FIND(&quot;ADD CONSTRAINT&quot;;[.B418])+15;LEN([.B418]));&quot;&quot;)">
            <text:p/>
          </table:table-cell>
          <table:table-cell table:formula="of:=[.I418]">
            <text:p/>
          </table:table-cell>
          <table:table-cell table:formula="of:=IF([.F418]=&quot;Y&quot;; MID([.B418];FIND(&quot;FOREIGN KEY&quot;;[.B418])+13;LEN([.B418])-14);&quot;&quot;)">
            <text:p/>
          </table:table-cell>
          <table:table-cell table:formula="of:=IF([.G418]=&quot;Y&quot;; MID([.B418];FIND(&quot;REFERENCES&quot;;[.B418])+11;LEN([.B418]));&quot;&quot;)">
            <text:p/>
          </table:table-cell>
          <table:table-cell table:formula="of:=IF([.L418]&lt;&gt;&quot;&quot;;LEFT([.L418];FIND(&quot;(&quot;;[.L418])-1);&quot;&quot;)">
            <text:p/>
          </table:table-cell>
          <table:table-cell table:formula="of:=SUBSTITUTE( IF([.L418]&lt;&gt;&quot;&quot;;MID([.L418];FIND(&quot;(&quot;;[.L418])+1;LEN([.L418]));&quot;&quot;); &quot;);&quot;;&quot;&quot;)">
            <text:p/>
          </table:table-cell>
          <table:table-cell table:style-name="ce16" table:formula="of:=LOWER(IF([.H418]&lt;&gt;&quot;&quot;; &quot;MATCH (n:&quot; &amp; [.M421] &amp; &quot;), (m:&quot; &amp; [.H418] &amp; &quot;)&#10;WHERE m.&quot; &amp; [.K420] &amp; &quot; = n. &quot; &amp; [.N421] &amp; &quot; &#10;create (n)-[:&quot; &amp; [.J419] &amp; &quot; ]-&gt;(m)&#10;RETURN n,m&quot;;&quot;&quot;))">
            <text:p/>
          </table:table-cell>
          <table:table-cell table:formula="of:=LOWER(IF([.H418]&lt;&gt;&quot;&quot;;[.H418];&quot;&quot;))">
            <text:p/>
          </table:table-cell>
          <table:table-cell table:formula="of:=LOWER(IF([.H418]&lt;&gt;&quot;&quot;;[.K420];&quot;&quot;))">
            <text:p/>
          </table:table-cell>
          <table:table-cell table:formula="of:=LOWER(IF([.H418]&lt;&gt;&quot;&quot;;[.M421];&quot;&quot;))">
            <text:p/>
          </table:table-cell>
          <table:table-cell table:formula="of:=LOWER(IF([.H418]&lt;&gt;&quot;&quot;;[.N421];&quot;&quot;))">
            <text:p/>
          </table:table-cell>
          <table:table-cell table:formula="of:=LOWER(IF([.H418]&lt;&gt;&quot;&quot;;[.J419];&quot;&quot;))">
            <text:p/>
          </table:table-cell>
          <table:table-cell table:formula="of:=LOWER(IF([.H418]&lt;&gt;&quot;&quot;; &quot;MATCH (n:&quot; &amp; [.R418] &amp; &quot;), (m:&quot; &amp; [.P418] &amp; &quot;)&#10;WHERE m.&quot; &amp; [.Q418] &amp; &quot; = n. &quot; &amp; [.S418] &amp; &quot; &#10;create (n)-[:&quot; &amp; [.T418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PRESCRIPTIONS DROP CONSTRAINT IF EXISTS prescriptions_fk_icustay_id;</text:p>
          </table:table-cell>
          <table:table-cell table:formula="of:=OR( [.B419]=&quot;&quot;; NOT(ISERROR(FIND(&quot;DROP CONSTRAINT&quot;;[.B419]))); NOT(ISERROR(FIND(&quot;--&quot;;[.B419]))))" office:value-type="float" office:value="1" calcext:value-type="float">
            <text:p>1</text:p>
          </table:table-cell>
          <table:table-cell table:formula="of:=IF(AND( NOT([.C419]); NOT(ISERROR(FIND(&quot;ALTER TABLE&quot;;[.B419]  ))));&quot;Y&quot;;&quot;&quot;)">
            <text:p/>
          </table:table-cell>
          <table:table-cell table:formula="of:=IF(AND( [.D419]=&quot;&quot;; NOT(ISERROR(FIND(&quot;ADD CONSTRAINT&quot;;[.B419]  ))));&quot;Y&quot;;&quot;&quot;)">
            <text:p/>
          </table:table-cell>
          <table:table-cell table:formula="of:=IF(AND( [.E419]=&quot;&quot;; NOT(ISERROR(FIND(&quot;FOREIGN KEY&quot;;[.B419]  ))));&quot;Y&quot;;&quot;&quot;)">
            <text:p/>
          </table:table-cell>
          <table:table-cell table:formula="of:=IF(AND( [.F419]=&quot;&quot;; NOT(ISERROR(FIND(&quot;REFERENCES&quot;;[.B419]  ))));&quot;Y&quot;;&quot;&quot;)">
            <text:p/>
          </table:table-cell>
          <table:table-cell table:formula="of:=IF([.D419]=&quot;Y&quot;; MID([.B419];FIND(&quot;ALTER TABLE&quot;;[.B419])+12;LEN([.B419]));&quot;&quot;)">
            <text:p/>
          </table:table-cell>
          <table:table-cell table:formula="of:=IF([.E419]=&quot;Y&quot;; MID([.B419];FIND(&quot;ADD CONSTRAINT&quot;;[.B419])+15;LEN([.B419]));&quot;&quot;)">
            <text:p/>
          </table:table-cell>
          <table:table-cell table:formula="of:=[.I419]">
            <text:p/>
          </table:table-cell>
          <table:table-cell table:formula="of:=IF([.F419]=&quot;Y&quot;; MID([.B419];FIND(&quot;FOREIGN KEY&quot;;[.B419])+13;LEN([.B419])-14);&quot;&quot;)">
            <text:p/>
          </table:table-cell>
          <table:table-cell table:formula="of:=IF([.G419]=&quot;Y&quot;; MID([.B419];FIND(&quot;REFERENCES&quot;;[.B419])+11;LEN([.B419]));&quot;&quot;)">
            <text:p/>
          </table:table-cell>
          <table:table-cell table:formula="of:=IF([.L419]&lt;&gt;&quot;&quot;;LEFT([.L419];FIND(&quot;(&quot;;[.L419])-1);&quot;&quot;)">
            <text:p/>
          </table:table-cell>
          <table:table-cell table:formula="of:=SUBSTITUTE( IF([.L419]&lt;&gt;&quot;&quot;;MID([.L419];FIND(&quot;(&quot;;[.L419])+1;LEN([.L419]));&quot;&quot;); &quot;);&quot;;&quot;&quot;)">
            <text:p/>
          </table:table-cell>
          <table:table-cell table:style-name="ce16" table:formula="of:=LOWER(IF([.H419]&lt;&gt;&quot;&quot;; &quot;MATCH (n:&quot; &amp; [.M422] &amp; &quot;), (m:&quot; &amp; [.H419] &amp; &quot;)&#10;WHERE m.&quot; &amp; [.K421] &amp; &quot; = n. &quot; &amp; [.N422] &amp; &quot; &#10;create (n)-[:&quot; &amp; [.J420] &amp; &quot; ]-&gt;(m)&#10;RETURN n,m&quot;;&quot;&quot;))">
            <text:p/>
          </table:table-cell>
          <table:table-cell table:formula="of:=LOWER(IF([.H419]&lt;&gt;&quot;&quot;;[.H419];&quot;&quot;))">
            <text:p/>
          </table:table-cell>
          <table:table-cell table:formula="of:=LOWER(IF([.H419]&lt;&gt;&quot;&quot;;[.K421];&quot;&quot;))">
            <text:p/>
          </table:table-cell>
          <table:table-cell table:formula="of:=LOWER(IF([.H419]&lt;&gt;&quot;&quot;;[.M422];&quot;&quot;))">
            <text:p/>
          </table:table-cell>
          <table:table-cell table:formula="of:=LOWER(IF([.H419]&lt;&gt;&quot;&quot;;[.N422];&quot;&quot;))">
            <text:p/>
          </table:table-cell>
          <table:table-cell table:formula="of:=LOWER(IF([.H419]&lt;&gt;&quot;&quot;;[.J420];&quot;&quot;))">
            <text:p/>
          </table:table-cell>
          <table:table-cell table:formula="of:=LOWER(IF([.H419]&lt;&gt;&quot;&quot;; &quot;MATCH (n:&quot; &amp; [.R419] &amp; &quot;), (m:&quot; &amp; [.P419] &amp; &quot;)&#10;WHERE m.&quot; &amp; [.Q419] &amp; &quot; = n. &quot; &amp; [.S419] &amp; &quot; &#10;create (n)-[:&quot; &amp; [.T419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PRESCRIPTIONS</text:p>
          </table:table-cell>
          <table:table-cell table:formula="of:=OR( [.B420]=&quot;&quot;; NOT(ISERROR(FIND(&quot;DROP CONSTRAINT&quot;;[.B420]))); NOT(ISERROR(FIND(&quot;--&quot;;[.B420]))))" office:value-type="float" office:value="0" calcext:value-type="float">
            <text:p>0</text:p>
          </table:table-cell>
          <table:table-cell table:formula="of:=IF(AND( NOT([.C420]); NOT(ISERROR(FIND(&quot;ALTER TABLE&quot;;[.B420]  ))));&quot;Y&quot;;&quot;&quot;)" office:value-type="string" office:string-value="Y" calcext:value-type="string">
            <text:p>Y</text:p>
          </table:table-cell>
          <table:table-cell table:formula="of:=IF(AND( [.D420]=&quot;&quot;; NOT(ISERROR(FIND(&quot;ADD CONSTRAINT&quot;;[.B420]  ))));&quot;Y&quot;;&quot;&quot;)">
            <text:p/>
          </table:table-cell>
          <table:table-cell table:formula="of:=IF(AND( [.E420]=&quot;&quot;; NOT(ISERROR(FIND(&quot;FOREIGN KEY&quot;;[.B420]  ))));&quot;Y&quot;;&quot;&quot;)">
            <text:p/>
          </table:table-cell>
          <table:table-cell table:formula="of:=IF(AND( [.F420]=&quot;&quot;; NOT(ISERROR(FIND(&quot;REFERENCES&quot;;[.B420]  ))));&quot;Y&quot;;&quot;&quot;)">
            <text:p/>
          </table:table-cell>
          <table:table-cell table:formula="of:=IF([.D420]=&quot;Y&quot;; MID([.B420];FIND(&quot;ALTER TABLE&quot;;[.B420])+12;LEN([.B420]));&quot;&quot;)" office:value-type="string" office:string-value="PRESCRIPTIONS" calcext:value-type="string">
            <text:p>PRESCRIPTIONS</text:p>
          </table:table-cell>
          <table:table-cell table:formula="of:=IF([.E420]=&quot;Y&quot;; MID([.B420];FIND(&quot;ADD CONSTRAINT&quot;;[.B420])+15;LEN([.B420]));&quot;&quot;)">
            <text:p/>
          </table:table-cell>
          <table:table-cell table:formula="of:=[.I420]">
            <text:p/>
          </table:table-cell>
          <table:table-cell table:formula="of:=IF([.F420]=&quot;Y&quot;; MID([.B420];FIND(&quot;FOREIGN KEY&quot;;[.B420])+13;LEN([.B420])-14);&quot;&quot;)">
            <text:p/>
          </table:table-cell>
          <table:table-cell table:formula="of:=IF([.G420]=&quot;Y&quot;; MID([.B420];FIND(&quot;REFERENCES&quot;;[.B420])+11;LEN([.B420]));&quot;&quot;)">
            <text:p/>
          </table:table-cell>
          <table:table-cell table:formula="of:=IF([.L420]&lt;&gt;&quot;&quot;;LEFT([.L420];FIND(&quot;(&quot;;[.L420])-1);&quot;&quot;)">
            <text:p/>
          </table:table-cell>
          <table:table-cell table:formula="of:=SUBSTITUTE( IF([.L420]&lt;&gt;&quot;&quot;;MID([.L420];FIND(&quot;(&quot;;[.L420])+1;LEN([.L420]));&quot;&quot;); &quot;);&quot;;&quot;&quot;)">
            <text:p/>
          </table:table-cell>
          <table:table-cell table:style-name="ce16" table:formula="of:=LOWER(IF([.H420]&lt;&gt;&quot;&quot;; &quot;MATCH (n:&quot; &amp; [.M423] &amp; &quot;), (m:&quot; &amp; [.H420] &amp; &quot;)&#10;WHERE m.&quot; &amp; [.K422] &amp; &quot; = n. &quot; &amp; [.N423] &amp; &quot; &#10;create (n)-[:&quot; &amp; [.J421] &amp; &quot; ]-&gt;(m)&#10;RETURN n,m&quot;;&quot;&quot;))" office:value-type="string" office:string-value="match (n:icustays), (m:prescriptions)&#10;where m.icustay_id = n. icustay_id &#10;create (n)-[:prescriptions_fk_icustay_id ]-&gt;(m)&#10;return n,m" calcext:value-type="string">
            <text:p>match (n:icustays), (m:prescriptions)</text:p>
            <text:p>where m.icustay_id = n. icustay_id </text:p>
            <text:p>create (n)-[:prescriptions_fk_icustay_id ]-&gt;(m)</text:p>
            <text:p>return n,m</text:p>
          </table:table-cell>
          <table:table-cell table:formula="of:=LOWER(IF([.H420]&lt;&gt;&quot;&quot;;[.H420];&quot;&quot;))" office:value-type="string" office:string-value="prescriptions" calcext:value-type="string">
            <text:p>prescriptions</text:p>
          </table:table-cell>
          <table:table-cell table:formula="of:=LOWER(IF([.H420]&lt;&gt;&quot;&quot;;[.K422];&quot;&quot;))" office:value-type="string" office:string-value="icustay_id" calcext:value-type="string">
            <text:p>icustay_id</text:p>
          </table:table-cell>
          <table:table-cell table:formula="of:=LOWER(IF([.H420]&lt;&gt;&quot;&quot;;[.M423];&quot;&quot;))" office:value-type="string" office:string-value="icustays" calcext:value-type="string">
            <text:p>icustays</text:p>
          </table:table-cell>
          <table:table-cell table:formula="of:=LOWER(IF([.H420]&lt;&gt;&quot;&quot;;[.N423];&quot;&quot;))" office:value-type="string" office:string-value="icustay_id" calcext:value-type="string">
            <text:p>icustay_id</text:p>
          </table:table-cell>
          <table:table-cell table:formula="of:=LOWER(IF([.H420]&lt;&gt;&quot;&quot;;[.J421];&quot;&quot;))" office:value-type="string" office:string-value="prescriptions_fk_icustay_id" calcext:value-type="string">
            <text:p>prescriptions_fk_icustay_id</text:p>
          </table:table-cell>
          <table:table-cell table:formula="of:=LOWER(IF([.H420]&lt;&gt;&quot;&quot;; &quot;MATCH (n:&quot; &amp; [.R420] &amp; &quot;), (m:&quot; &amp; [.P420] &amp; &quot;)&#10;WHERE m.&quot; &amp; [.Q420] &amp; &quot; = n. &quot; &amp; [.S420] &amp; &quot; &#10;create (n)-[:&quot; &amp; [.T420] &amp; &quot; ]-&gt;(m)&#10;RETURN n,m&quot;;&quot;&quot;))" office:value-type="string" office:string-value="match (n:icustays), (m:prescriptions)&#10;where m.icustay_id = n. icustay_id &#10;create (n)-[:prescriptions_fk_icustay_id ]-&gt;(m)&#10;return n,m" calcext:value-type="string">
            <text:p>match (n:icustays), (m:prescriptions)</text:p>
            <text:p>where m.icustay_id = n. icustay_id </text:p>
            <text:p>create (n)-[:prescriptions_fk_icustay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prescriptions_fk_icustay_id</text:p>
          </table:table-cell>
          <table:table-cell table:formula="of:=OR( [.B421]=&quot;&quot;; NOT(ISERROR(FIND(&quot;DROP CONSTRAINT&quot;;[.B421]))); NOT(ISERROR(FIND(&quot;--&quot;;[.B421]))))" office:value-type="float" office:value="0" calcext:value-type="float">
            <text:p>0</text:p>
          </table:table-cell>
          <table:table-cell table:formula="of:=IF(AND( NOT([.C421]); NOT(ISERROR(FIND(&quot;ALTER TABLE&quot;;[.B421]  ))));&quot;Y&quot;;&quot;&quot;)">
            <text:p/>
          </table:table-cell>
          <table:table-cell table:formula="of:=IF(AND( [.D421]=&quot;&quot;; NOT(ISERROR(FIND(&quot;ADD CONSTRAINT&quot;;[.B421]  ))));&quot;Y&quot;;&quot;&quot;)" office:value-type="string" office:string-value="Y" calcext:value-type="string">
            <text:p>Y</text:p>
          </table:table-cell>
          <table:table-cell table:formula="of:=IF(AND( [.E421]=&quot;&quot;; NOT(ISERROR(FIND(&quot;FOREIGN KEY&quot;;[.B421]  ))));&quot;Y&quot;;&quot;&quot;)">
            <text:p/>
          </table:table-cell>
          <table:table-cell table:formula="of:=IF(AND( [.F421]=&quot;&quot;; NOT(ISERROR(FIND(&quot;REFERENCES&quot;;[.B421]  ))));&quot;Y&quot;;&quot;&quot;)">
            <text:p/>
          </table:table-cell>
          <table:table-cell table:formula="of:=IF([.D421]=&quot;Y&quot;; MID([.B421];FIND(&quot;ALTER TABLE&quot;;[.B421])+12;LEN([.B421]));&quot;&quot;)">
            <text:p/>
          </table:table-cell>
          <table:table-cell table:formula="of:=IF([.E421]=&quot;Y&quot;; MID([.B421];FIND(&quot;ADD CONSTRAINT&quot;;[.B421])+15;LEN([.B421]));&quot;&quot;)" office:value-type="string" office:string-value="prescriptions_fk_icustay_id" calcext:value-type="string">
            <text:p>prescriptions_fk_icustay_id</text:p>
          </table:table-cell>
          <table:table-cell table:formula="of:=[.I421]" office:value-type="string" office:string-value="prescriptions_fk_icustay_id" calcext:value-type="string">
            <text:p>prescriptions_fk_icustay_id</text:p>
          </table:table-cell>
          <table:table-cell table:formula="of:=IF([.F421]=&quot;Y&quot;; MID([.B421];FIND(&quot;FOREIGN KEY&quot;;[.B421])+13;LEN([.B421])-14);&quot;&quot;)">
            <text:p/>
          </table:table-cell>
          <table:table-cell table:formula="of:=IF([.G421]=&quot;Y&quot;; MID([.B421];FIND(&quot;REFERENCES&quot;;[.B421])+11;LEN([.B421]));&quot;&quot;)">
            <text:p/>
          </table:table-cell>
          <table:table-cell table:formula="of:=IF([.L421]&lt;&gt;&quot;&quot;;LEFT([.L421];FIND(&quot;(&quot;;[.L421])-1);&quot;&quot;)">
            <text:p/>
          </table:table-cell>
          <table:table-cell table:formula="of:=SUBSTITUTE( IF([.L421]&lt;&gt;&quot;&quot;;MID([.L421];FIND(&quot;(&quot;;[.L421])+1;LEN([.L421]));&quot;&quot;); &quot;);&quot;;&quot;&quot;)">
            <text:p/>
          </table:table-cell>
          <table:table-cell table:style-name="ce16" table:formula="of:=LOWER(IF([.H421]&lt;&gt;&quot;&quot;; &quot;MATCH (n:&quot; &amp; [.M424] &amp; &quot;), (m:&quot; &amp; [.H421] &amp; &quot;)&#10;WHERE m.&quot; &amp; [.K423] &amp; &quot; = n. &quot; &amp; [.N424] &amp; &quot; &#10;create (n)-[:&quot; &amp; [.J422] &amp; &quot; ]-&gt;(m)&#10;RETURN n,m&quot;;&quot;&quot;))">
            <text:p/>
          </table:table-cell>
          <table:table-cell table:formula="of:=LOWER(IF([.H421]&lt;&gt;&quot;&quot;;[.H421];&quot;&quot;))">
            <text:p/>
          </table:table-cell>
          <table:table-cell table:formula="of:=LOWER(IF([.H421]&lt;&gt;&quot;&quot;;[.K423];&quot;&quot;))">
            <text:p/>
          </table:table-cell>
          <table:table-cell table:formula="of:=LOWER(IF([.H421]&lt;&gt;&quot;&quot;;[.M424];&quot;&quot;))">
            <text:p/>
          </table:table-cell>
          <table:table-cell table:formula="of:=LOWER(IF([.H421]&lt;&gt;&quot;&quot;;[.N424];&quot;&quot;))">
            <text:p/>
          </table:table-cell>
          <table:table-cell table:formula="of:=LOWER(IF([.H421]&lt;&gt;&quot;&quot;;[.J422];&quot;&quot;))">
            <text:p/>
          </table:table-cell>
          <table:table-cell table:formula="of:=LOWER(IF([.H421]&lt;&gt;&quot;&quot;; &quot;MATCH (n:&quot; &amp; [.R421] &amp; &quot;), (m:&quot; &amp; [.P421] &amp; &quot;)&#10;WHERE m.&quot; &amp; [.Q421] &amp; &quot; = n. &quot; &amp; [.S421] &amp; &quot; &#10;create (n)-[:&quot; &amp; [.T42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ICUSTAY_ID)</text:p>
          </table:table-cell>
          <table:table-cell table:formula="of:=OR( [.B422]=&quot;&quot;; NOT(ISERROR(FIND(&quot;DROP CONSTRAINT&quot;;[.B422]))); NOT(ISERROR(FIND(&quot;--&quot;;[.B422]))))" office:value-type="float" office:value="0" calcext:value-type="float">
            <text:p>0</text:p>
          </table:table-cell>
          <table:table-cell table:formula="of:=IF(AND( NOT([.C422]); NOT(ISERROR(FIND(&quot;ALTER TABLE&quot;;[.B422]  ))));&quot;Y&quot;;&quot;&quot;)">
            <text:p/>
          </table:table-cell>
          <table:table-cell table:formula="of:=IF(AND( [.D422]=&quot;&quot;; NOT(ISERROR(FIND(&quot;ADD CONSTRAINT&quot;;[.B422]  ))));&quot;Y&quot;;&quot;&quot;)">
            <text:p/>
          </table:table-cell>
          <table:table-cell table:formula="of:=IF(AND( [.E422]=&quot;&quot;; NOT(ISERROR(FIND(&quot;FOREIGN KEY&quot;;[.B422]  ))));&quot;Y&quot;;&quot;&quot;)" office:value-type="string" office:string-value="Y" calcext:value-type="string">
            <text:p>Y</text:p>
          </table:table-cell>
          <table:table-cell table:formula="of:=IF(AND( [.F422]=&quot;&quot;; NOT(ISERROR(FIND(&quot;REFERENCES&quot;;[.B422]  ))));&quot;Y&quot;;&quot;&quot;)">
            <text:p/>
          </table:table-cell>
          <table:table-cell table:formula="of:=IF([.D422]=&quot;Y&quot;; MID([.B422];FIND(&quot;ALTER TABLE&quot;;[.B422])+12;LEN([.B422]));&quot;&quot;)">
            <text:p/>
          </table:table-cell>
          <table:table-cell table:formula="of:=IF([.E422]=&quot;Y&quot;; MID([.B422];FIND(&quot;ADD CONSTRAINT&quot;;[.B422])+15;LEN([.B422]));&quot;&quot;)">
            <text:p/>
          </table:table-cell>
          <table:table-cell table:formula="of:=[.I422]">
            <text:p/>
          </table:table-cell>
          <table:table-cell table:formula="of:=IF([.F422]=&quot;Y&quot;; MID([.B422];FIND(&quot;FOREIGN KEY&quot;;[.B422])+13;LEN([.B422])-14);&quot;&quot;)" office:value-type="string" office:string-value="ICUSTAY_ID" calcext:value-type="string">
            <text:p>ICUSTAY_ID</text:p>
          </table:table-cell>
          <table:table-cell table:formula="of:=IF([.G422]=&quot;Y&quot;; MID([.B422];FIND(&quot;REFERENCES&quot;;[.B422])+11;LEN([.B422]));&quot;&quot;)">
            <text:p/>
          </table:table-cell>
          <table:table-cell table:formula="of:=IF([.L422]&lt;&gt;&quot;&quot;;LEFT([.L422];FIND(&quot;(&quot;;[.L422])-1);&quot;&quot;)">
            <text:p/>
          </table:table-cell>
          <table:table-cell table:formula="of:=SUBSTITUTE( IF([.L422]&lt;&gt;&quot;&quot;;MID([.L422];FIND(&quot;(&quot;;[.L422])+1;LEN([.L422]));&quot;&quot;); &quot;);&quot;;&quot;&quot;)">
            <text:p/>
          </table:table-cell>
          <table:table-cell table:style-name="ce16" table:formula="of:=LOWER(IF([.H422]&lt;&gt;&quot;&quot;; &quot;MATCH (n:&quot; &amp; [.M425] &amp; &quot;), (m:&quot; &amp; [.H422] &amp; &quot;)&#10;WHERE m.&quot; &amp; [.K424] &amp; &quot; = n. &quot; &amp; [.N425] &amp; &quot; &#10;create (n)-[:&quot; &amp; [.J423] &amp; &quot; ]-&gt;(m)&#10;RETURN n,m&quot;;&quot;&quot;))">
            <text:p/>
          </table:table-cell>
          <table:table-cell table:formula="of:=LOWER(IF([.H422]&lt;&gt;&quot;&quot;;[.H422];&quot;&quot;))">
            <text:p/>
          </table:table-cell>
          <table:table-cell table:formula="of:=LOWER(IF([.H422]&lt;&gt;&quot;&quot;;[.K424];&quot;&quot;))">
            <text:p/>
          </table:table-cell>
          <table:table-cell table:formula="of:=LOWER(IF([.H422]&lt;&gt;&quot;&quot;;[.M425];&quot;&quot;))">
            <text:p/>
          </table:table-cell>
          <table:table-cell table:formula="of:=LOWER(IF([.H422]&lt;&gt;&quot;&quot;;[.N425];&quot;&quot;))">
            <text:p/>
          </table:table-cell>
          <table:table-cell table:formula="of:=LOWER(IF([.H422]&lt;&gt;&quot;&quot;;[.J423];&quot;&quot;))">
            <text:p/>
          </table:table-cell>
          <table:table-cell table:formula="of:=LOWER(IF([.H422]&lt;&gt;&quot;&quot;; &quot;MATCH (n:&quot; &amp; [.R422] &amp; &quot;), (m:&quot; &amp; [.P422] &amp; &quot;)&#10;WHERE m.&quot; &amp; [.Q422] &amp; &quot; = n. &quot; &amp; [.S422] &amp; &quot; &#10;create (n)-[:&quot; &amp; [.T42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ICUSTAYS(ICUSTAY_ID);</text:p>
          </table:table-cell>
          <table:table-cell table:formula="of:=OR( [.B423]=&quot;&quot;; NOT(ISERROR(FIND(&quot;DROP CONSTRAINT&quot;;[.B423]))); NOT(ISERROR(FIND(&quot;--&quot;;[.B423]))))" office:value-type="float" office:value="0" calcext:value-type="float">
            <text:p>0</text:p>
          </table:table-cell>
          <table:table-cell table:formula="of:=IF(AND( NOT([.C423]); NOT(ISERROR(FIND(&quot;ALTER TABLE&quot;;[.B423]  ))));&quot;Y&quot;;&quot;&quot;)">
            <text:p/>
          </table:table-cell>
          <table:table-cell table:formula="of:=IF(AND( [.D423]=&quot;&quot;; NOT(ISERROR(FIND(&quot;ADD CONSTRAINT&quot;;[.B423]  ))));&quot;Y&quot;;&quot;&quot;)">
            <text:p/>
          </table:table-cell>
          <table:table-cell table:formula="of:=IF(AND( [.E423]=&quot;&quot;; NOT(ISERROR(FIND(&quot;FOREIGN KEY&quot;;[.B423]  ))));&quot;Y&quot;;&quot;&quot;)">
            <text:p/>
          </table:table-cell>
          <table:table-cell table:formula="of:=IF(AND( [.F423]=&quot;&quot;; NOT(ISERROR(FIND(&quot;REFERENCES&quot;;[.B423]  ))));&quot;Y&quot;;&quot;&quot;)" office:value-type="string" office:string-value="Y" calcext:value-type="string">
            <text:p>Y</text:p>
          </table:table-cell>
          <table:table-cell table:formula="of:=IF([.D423]=&quot;Y&quot;; MID([.B423];FIND(&quot;ALTER TABLE&quot;;[.B423])+12;LEN([.B423]));&quot;&quot;)">
            <text:p/>
          </table:table-cell>
          <table:table-cell table:formula="of:=IF([.E423]=&quot;Y&quot;; MID([.B423];FIND(&quot;ADD CONSTRAINT&quot;;[.B423])+15;LEN([.B423]));&quot;&quot;)">
            <text:p/>
          </table:table-cell>
          <table:table-cell table:formula="of:=[.I423]">
            <text:p/>
          </table:table-cell>
          <table:table-cell table:formula="of:=IF([.F423]=&quot;Y&quot;; MID([.B423];FIND(&quot;FOREIGN KEY&quot;;[.B423])+13;LEN([.B423])-14);&quot;&quot;)">
            <text:p/>
          </table:table-cell>
          <table:table-cell table:formula="of:=IF([.G423]=&quot;Y&quot;; MID([.B423];FIND(&quot;REFERENCES&quot;;[.B423])+11;LEN([.B423]));&quot;&quot;)" office:value-type="string" office:string-value="ICUSTAYS(ICUSTAY_ID);" calcext:value-type="string">
            <text:p>ICUSTAYS(ICUSTAY_ID);</text:p>
          </table:table-cell>
          <table:table-cell table:formula="of:=IF([.L423]&lt;&gt;&quot;&quot;;LEFT([.L423];FIND(&quot;(&quot;;[.L423])-1);&quot;&quot;)" office:value-type="string" office:string-value="ICUSTAYS" calcext:value-type="string">
            <text:p>ICUSTAYS</text:p>
          </table:table-cell>
          <table:table-cell table:formula="of:=SUBSTITUTE( IF([.L423]&lt;&gt;&quot;&quot;;MID([.L423];FIND(&quot;(&quot;;[.L423])+1;LEN([.L423]));&quot;&quot;); &quot;);&quot;;&quot;&quot;)" office:value-type="string" office:string-value="ICUSTAY_ID" calcext:value-type="string">
            <text:p>ICUSTAY_ID</text:p>
          </table:table-cell>
          <table:table-cell table:style-name="ce16" table:formula="of:=LOWER(IF([.H423]&lt;&gt;&quot;&quot;; &quot;MATCH (n:&quot; &amp; [.M426] &amp; &quot;), (m:&quot; &amp; [.H423] &amp; &quot;)&#10;WHERE m.&quot; &amp; [.K425] &amp; &quot; = n. &quot; &amp; [.N426] &amp; &quot; &#10;create (n)-[:&quot; &amp; [.J424] &amp; &quot; ]-&gt;(m)&#10;RETURN n,m&quot;;&quot;&quot;))">
            <text:p/>
          </table:table-cell>
          <table:table-cell table:formula="of:=LOWER(IF([.H423]&lt;&gt;&quot;&quot;;[.H423];&quot;&quot;))">
            <text:p/>
          </table:table-cell>
          <table:table-cell table:formula="of:=LOWER(IF([.H423]&lt;&gt;&quot;&quot;;[.K425];&quot;&quot;))">
            <text:p/>
          </table:table-cell>
          <table:table-cell table:formula="of:=LOWER(IF([.H423]&lt;&gt;&quot;&quot;;[.M426];&quot;&quot;))">
            <text:p/>
          </table:table-cell>
          <table:table-cell table:formula="of:=LOWER(IF([.H423]&lt;&gt;&quot;&quot;;[.N426];&quot;&quot;))">
            <text:p/>
          </table:table-cell>
          <table:table-cell table:formula="of:=LOWER(IF([.H423]&lt;&gt;&quot;&quot;;[.J424];&quot;&quot;))">
            <text:p/>
          </table:table-cell>
          <table:table-cell table:formula="of:=LOWER(IF([.H423]&lt;&gt;&quot;&quot;; &quot;MATCH (n:&quot; &amp; [.R423] &amp; &quot;), (m:&quot; &amp; [.P423] &amp; &quot;)&#10;WHERE m.&quot; &amp; [.Q423] &amp; &quot; = n. &quot; &amp; [.S423] &amp; &quot; &#10;create (n)-[:&quot; &amp; [.T42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24]=&quot;&quot;; NOT(ISERROR(FIND(&quot;DROP CONSTRAINT&quot;;[.B424]))); NOT(ISERROR(FIND(&quot;--&quot;;[.B424]))))" office:value-type="float" office:value="1" calcext:value-type="float">
            <text:p>1</text:p>
          </table:table-cell>
          <table:table-cell table:formula="of:=IF(AND( NOT([.C424]); NOT(ISERROR(FIND(&quot;ALTER TABLE&quot;;[.B424]  ))));&quot;Y&quot;;&quot;&quot;)">
            <text:p/>
          </table:table-cell>
          <table:table-cell table:formula="of:=IF(AND( [.D424]=&quot;&quot;; NOT(ISERROR(FIND(&quot;ADD CONSTRAINT&quot;;[.B424]  ))));&quot;Y&quot;;&quot;&quot;)">
            <text:p/>
          </table:table-cell>
          <table:table-cell table:formula="of:=IF(AND( [.E424]=&quot;&quot;; NOT(ISERROR(FIND(&quot;FOREIGN KEY&quot;;[.B424]  ))));&quot;Y&quot;;&quot;&quot;)">
            <text:p/>
          </table:table-cell>
          <table:table-cell table:formula="of:=IF(AND( [.F424]=&quot;&quot;; NOT(ISERROR(FIND(&quot;REFERENCES&quot;;[.B424]  ))));&quot;Y&quot;;&quot;&quot;)">
            <text:p/>
          </table:table-cell>
          <table:table-cell table:formula="of:=IF([.D424]=&quot;Y&quot;; MID([.B424];FIND(&quot;ALTER TABLE&quot;;[.B424])+12;LEN([.B424]));&quot;&quot;)">
            <text:p/>
          </table:table-cell>
          <table:table-cell table:formula="of:=IF([.E424]=&quot;Y&quot;; MID([.B424];FIND(&quot;ADD CONSTRAINT&quot;;[.B424])+15;LEN([.B424]));&quot;&quot;)">
            <text:p/>
          </table:table-cell>
          <table:table-cell table:formula="of:=[.I424]">
            <text:p/>
          </table:table-cell>
          <table:table-cell table:formula="of:=IF([.F424]=&quot;Y&quot;; MID([.B424];FIND(&quot;FOREIGN KEY&quot;;[.B424])+13;LEN([.B424])-14);&quot;&quot;)">
            <text:p/>
          </table:table-cell>
          <table:table-cell table:formula="of:=IF([.G424]=&quot;Y&quot;; MID([.B424];FIND(&quot;REFERENCES&quot;;[.B424])+11;LEN([.B424]));&quot;&quot;)">
            <text:p/>
          </table:table-cell>
          <table:table-cell table:formula="of:=IF([.L424]&lt;&gt;&quot;&quot;;LEFT([.L424];FIND(&quot;(&quot;;[.L424])-1);&quot;&quot;)">
            <text:p/>
          </table:table-cell>
          <table:table-cell table:formula="of:=SUBSTITUTE( IF([.L424]&lt;&gt;&quot;&quot;;MID([.L424];FIND(&quot;(&quot;;[.L424])+1;LEN([.L424]));&quot;&quot;); &quot;);&quot;;&quot;&quot;)">
            <text:p/>
          </table:table-cell>
          <table:table-cell table:style-name="ce16" table:formula="of:=LOWER(IF([.H424]&lt;&gt;&quot;&quot;; &quot;MATCH (n:&quot; &amp; [.M427] &amp; &quot;), (m:&quot; &amp; [.H424] &amp; &quot;)&#10;WHERE m.&quot; &amp; [.K426] &amp; &quot; = n. &quot; &amp; [.N427] &amp; &quot; &#10;create (n)-[:&quot; &amp; [.J425] &amp; &quot; ]-&gt;(m)&#10;RETURN n,m&quot;;&quot;&quot;))">
            <text:p/>
          </table:table-cell>
          <table:table-cell table:formula="of:=LOWER(IF([.H424]&lt;&gt;&quot;&quot;;[.H424];&quot;&quot;))">
            <text:p/>
          </table:table-cell>
          <table:table-cell table:formula="of:=LOWER(IF([.H424]&lt;&gt;&quot;&quot;;[.K426];&quot;&quot;))">
            <text:p/>
          </table:table-cell>
          <table:table-cell table:formula="of:=LOWER(IF([.H424]&lt;&gt;&quot;&quot;;[.M427];&quot;&quot;))">
            <text:p/>
          </table:table-cell>
          <table:table-cell table:formula="of:=LOWER(IF([.H424]&lt;&gt;&quot;&quot;;[.N427];&quot;&quot;))">
            <text:p/>
          </table:table-cell>
          <table:table-cell table:formula="of:=LOWER(IF([.H424]&lt;&gt;&quot;&quot;;[.J425];&quot;&quot;))">
            <text:p/>
          </table:table-cell>
          <table:table-cell table:formula="of:=LOWER(IF([.H424]&lt;&gt;&quot;&quot;; &quot;MATCH (n:&quot; &amp; [.R424] &amp; &quot;), (m:&quot; &amp; [.P424] &amp; &quot;)&#10;WHERE m.&quot; &amp; [.Q424] &amp; &quot; = n. &quot; &amp; [.S424] &amp; &quot; &#10;create (n)-[:&quot; &amp; [.T42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25]=&quot;&quot;; NOT(ISERROR(FIND(&quot;DROP CONSTRAINT&quot;;[.B425]))); NOT(ISERROR(FIND(&quot;--&quot;;[.B425]))))" office:value-type="float" office:value="1" calcext:value-type="float">
            <text:p>1</text:p>
          </table:table-cell>
          <table:table-cell table:formula="of:=IF(AND( NOT([.C425]); NOT(ISERROR(FIND(&quot;ALTER TABLE&quot;;[.B425]  ))));&quot;Y&quot;;&quot;&quot;)">
            <text:p/>
          </table:table-cell>
          <table:table-cell table:formula="of:=IF(AND( [.D425]=&quot;&quot;; NOT(ISERROR(FIND(&quot;ADD CONSTRAINT&quot;;[.B425]  ))));&quot;Y&quot;;&quot;&quot;)">
            <text:p/>
          </table:table-cell>
          <table:table-cell table:formula="of:=IF(AND( [.E425]=&quot;&quot;; NOT(ISERROR(FIND(&quot;FOREIGN KEY&quot;;[.B425]  ))));&quot;Y&quot;;&quot;&quot;)">
            <text:p/>
          </table:table-cell>
          <table:table-cell table:formula="of:=IF(AND( [.F425]=&quot;&quot;; NOT(ISERROR(FIND(&quot;REFERENCES&quot;;[.B425]  ))));&quot;Y&quot;;&quot;&quot;)">
            <text:p/>
          </table:table-cell>
          <table:table-cell table:formula="of:=IF([.D425]=&quot;Y&quot;; MID([.B425];FIND(&quot;ALTER TABLE&quot;;[.B425])+12;LEN([.B425]));&quot;&quot;)">
            <text:p/>
          </table:table-cell>
          <table:table-cell table:formula="of:=IF([.E425]=&quot;Y&quot;; MID([.B425];FIND(&quot;ADD CONSTRAINT&quot;;[.B425])+15;LEN([.B425]));&quot;&quot;)">
            <text:p/>
          </table:table-cell>
          <table:table-cell table:formula="of:=[.I425]">
            <text:p/>
          </table:table-cell>
          <table:table-cell table:formula="of:=IF([.F425]=&quot;Y&quot;; MID([.B425];FIND(&quot;FOREIGN KEY&quot;;[.B425])+13;LEN([.B425])-14);&quot;&quot;)">
            <text:p/>
          </table:table-cell>
          <table:table-cell table:formula="of:=IF([.G425]=&quot;Y&quot;; MID([.B425];FIND(&quot;REFERENCES&quot;;[.B425])+11;LEN([.B425]));&quot;&quot;)">
            <text:p/>
          </table:table-cell>
          <table:table-cell table:formula="of:=IF([.L425]&lt;&gt;&quot;&quot;;LEFT([.L425];FIND(&quot;(&quot;;[.L425])-1);&quot;&quot;)">
            <text:p/>
          </table:table-cell>
          <table:table-cell table:formula="of:=SUBSTITUTE( IF([.L425]&lt;&gt;&quot;&quot;;MID([.L425];FIND(&quot;(&quot;;[.L425])+1;LEN([.L425]));&quot;&quot;); &quot;);&quot;;&quot;&quot;)">
            <text:p/>
          </table:table-cell>
          <table:table-cell table:style-name="ce16" table:formula="of:=LOWER(IF([.H425]&lt;&gt;&quot;&quot;; &quot;MATCH (n:&quot; &amp; [.M428] &amp; &quot;), (m:&quot; &amp; [.H425] &amp; &quot;)&#10;WHERE m.&quot; &amp; [.K427] &amp; &quot; = n. &quot; &amp; [.N428] &amp; &quot; &#10;create (n)-[:&quot; &amp; [.J426] &amp; &quot; ]-&gt;(m)&#10;RETURN n,m&quot;;&quot;&quot;))">
            <text:p/>
          </table:table-cell>
          <table:table-cell table:formula="of:=LOWER(IF([.H425]&lt;&gt;&quot;&quot;;[.H425];&quot;&quot;))">
            <text:p/>
          </table:table-cell>
          <table:table-cell table:formula="of:=LOWER(IF([.H425]&lt;&gt;&quot;&quot;;[.K427];&quot;&quot;))">
            <text:p/>
          </table:table-cell>
          <table:table-cell table:formula="of:=LOWER(IF([.H425]&lt;&gt;&quot;&quot;;[.M428];&quot;&quot;))">
            <text:p/>
          </table:table-cell>
          <table:table-cell table:formula="of:=LOWER(IF([.H425]&lt;&gt;&quot;&quot;;[.N428];&quot;&quot;))">
            <text:p/>
          </table:table-cell>
          <table:table-cell table:formula="of:=LOWER(IF([.H425]&lt;&gt;&quot;&quot;;[.J426];&quot;&quot;))">
            <text:p/>
          </table:table-cell>
          <table:table-cell table:formula="of:=LOWER(IF([.H425]&lt;&gt;&quot;&quot;; &quot;MATCH (n:&quot; &amp; [.R425] &amp; &quot;), (m:&quot; &amp; [.P425] &amp; &quot;)&#10;WHERE m.&quot; &amp; [.Q425] &amp; &quot; = n. &quot; &amp; [.S425] &amp; &quot; &#10;create (n)-[:&quot; &amp; [.T42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--</text:p>
          </table:table-cell>
          <table:table-cell table:formula="of:=OR( [.B426]=&quot;&quot;; NOT(ISERROR(FIND(&quot;DROP CONSTRAINT&quot;;[.B426]))); NOT(ISERROR(FIND(&quot;--&quot;;[.B426]))))" office:value-type="float" office:value="1" calcext:value-type="float">
            <text:p>1</text:p>
          </table:table-cell>
          <table:table-cell table:formula="of:=IF(AND( NOT([.C426]); NOT(ISERROR(FIND(&quot;ALTER TABLE&quot;;[.B426]  ))));&quot;Y&quot;;&quot;&quot;)">
            <text:p/>
          </table:table-cell>
          <table:table-cell table:formula="of:=IF(AND( [.D426]=&quot;&quot;; NOT(ISERROR(FIND(&quot;ADD CONSTRAINT&quot;;[.B426]  ))));&quot;Y&quot;;&quot;&quot;)">
            <text:p/>
          </table:table-cell>
          <table:table-cell table:formula="of:=IF(AND( [.E426]=&quot;&quot;; NOT(ISERROR(FIND(&quot;FOREIGN KEY&quot;;[.B426]  ))));&quot;Y&quot;;&quot;&quot;)">
            <text:p/>
          </table:table-cell>
          <table:table-cell table:formula="of:=IF(AND( [.F426]=&quot;&quot;; NOT(ISERROR(FIND(&quot;REFERENCES&quot;;[.B426]  ))));&quot;Y&quot;;&quot;&quot;)">
            <text:p/>
          </table:table-cell>
          <table:table-cell table:formula="of:=IF([.D426]=&quot;Y&quot;; MID([.B426];FIND(&quot;ALTER TABLE&quot;;[.B426])+12;LEN([.B426]));&quot;&quot;)">
            <text:p/>
          </table:table-cell>
          <table:table-cell table:formula="of:=IF([.E426]=&quot;Y&quot;; MID([.B426];FIND(&quot;ADD CONSTRAINT&quot;;[.B426])+15;LEN([.B426]));&quot;&quot;)">
            <text:p/>
          </table:table-cell>
          <table:table-cell table:formula="of:=[.I426]">
            <text:p/>
          </table:table-cell>
          <table:table-cell table:formula="of:=IF([.F426]=&quot;Y&quot;; MID([.B426];FIND(&quot;FOREIGN KEY&quot;;[.B426])+13;LEN([.B426])-14);&quot;&quot;)">
            <text:p/>
          </table:table-cell>
          <table:table-cell table:formula="of:=IF([.G426]=&quot;Y&quot;; MID([.B426];FIND(&quot;REFERENCES&quot;;[.B426])+11;LEN([.B426]));&quot;&quot;)">
            <text:p/>
          </table:table-cell>
          <table:table-cell table:formula="of:=IF([.L426]&lt;&gt;&quot;&quot;;LEFT([.L426];FIND(&quot;(&quot;;[.L426])-1);&quot;&quot;)">
            <text:p/>
          </table:table-cell>
          <table:table-cell table:formula="of:=SUBSTITUTE( IF([.L426]&lt;&gt;&quot;&quot;;MID([.L426];FIND(&quot;(&quot;;[.L426])+1;LEN([.L426]));&quot;&quot;); &quot;);&quot;;&quot;&quot;)">
            <text:p/>
          </table:table-cell>
          <table:table-cell table:style-name="ce16" table:formula="of:=LOWER(IF([.H426]&lt;&gt;&quot;&quot;; &quot;MATCH (n:&quot; &amp; [.M429] &amp; &quot;), (m:&quot; &amp; [.H426] &amp; &quot;)&#10;WHERE m.&quot; &amp; [.K428] &amp; &quot; = n. &quot; &amp; [.N429] &amp; &quot; &#10;create (n)-[:&quot; &amp; [.J427] &amp; &quot; ]-&gt;(m)&#10;RETURN n,m&quot;;&quot;&quot;))">
            <text:p/>
          </table:table-cell>
          <table:table-cell table:formula="of:=LOWER(IF([.H426]&lt;&gt;&quot;&quot;;[.H426];&quot;&quot;))">
            <text:p/>
          </table:table-cell>
          <table:table-cell table:formula="of:=LOWER(IF([.H426]&lt;&gt;&quot;&quot;;[.K428];&quot;&quot;))">
            <text:p/>
          </table:table-cell>
          <table:table-cell table:formula="of:=LOWER(IF([.H426]&lt;&gt;&quot;&quot;;[.M429];&quot;&quot;))">
            <text:p/>
          </table:table-cell>
          <table:table-cell table:formula="of:=LOWER(IF([.H426]&lt;&gt;&quot;&quot;;[.N429];&quot;&quot;))">
            <text:p/>
          </table:table-cell>
          <table:table-cell table:formula="of:=LOWER(IF([.H426]&lt;&gt;&quot;&quot;;[.J427];&quot;&quot;))">
            <text:p/>
          </table:table-cell>
          <table:table-cell table:formula="of:=LOWER(IF([.H426]&lt;&gt;&quot;&quot;; &quot;MATCH (n:&quot; &amp; [.R426] &amp; &quot;), (m:&quot; &amp; [.P426] &amp; &quot;)&#10;WHERE m.&quot; &amp; [.Q426] &amp; &quot; = n. &quot; &amp; [.S426] &amp; &quot; &#10;create (n)-[:&quot; &amp; [.T42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PROCEDUREEVENTS_MV--</text:p>
          </table:table-cell>
          <table:table-cell table:formula="of:=OR( [.B427]=&quot;&quot;; NOT(ISERROR(FIND(&quot;DROP CONSTRAINT&quot;;[.B427]))); NOT(ISERROR(FIND(&quot;--&quot;;[.B427]))))" office:value-type="float" office:value="1" calcext:value-type="float">
            <text:p>1</text:p>
          </table:table-cell>
          <table:table-cell table:formula="of:=IF(AND( NOT([.C427]); NOT(ISERROR(FIND(&quot;ALTER TABLE&quot;;[.B427]  ))));&quot;Y&quot;;&quot;&quot;)">
            <text:p/>
          </table:table-cell>
          <table:table-cell table:formula="of:=IF(AND( [.D427]=&quot;&quot;; NOT(ISERROR(FIND(&quot;ADD CONSTRAINT&quot;;[.B427]  ))));&quot;Y&quot;;&quot;&quot;)">
            <text:p/>
          </table:table-cell>
          <table:table-cell table:formula="of:=IF(AND( [.E427]=&quot;&quot;; NOT(ISERROR(FIND(&quot;FOREIGN KEY&quot;;[.B427]  ))));&quot;Y&quot;;&quot;&quot;)">
            <text:p/>
          </table:table-cell>
          <table:table-cell table:formula="of:=IF(AND( [.F427]=&quot;&quot;; NOT(ISERROR(FIND(&quot;REFERENCES&quot;;[.B427]  ))));&quot;Y&quot;;&quot;&quot;)">
            <text:p/>
          </table:table-cell>
          <table:table-cell table:formula="of:=IF([.D427]=&quot;Y&quot;; MID([.B427];FIND(&quot;ALTER TABLE&quot;;[.B427])+12;LEN([.B427]));&quot;&quot;)">
            <text:p/>
          </table:table-cell>
          <table:table-cell table:formula="of:=IF([.E427]=&quot;Y&quot;; MID([.B427];FIND(&quot;ADD CONSTRAINT&quot;;[.B427])+15;LEN([.B427]));&quot;&quot;)">
            <text:p/>
          </table:table-cell>
          <table:table-cell table:formula="of:=[.I427]">
            <text:p/>
          </table:table-cell>
          <table:table-cell table:formula="of:=IF([.F427]=&quot;Y&quot;; MID([.B427];FIND(&quot;FOREIGN KEY&quot;;[.B427])+13;LEN([.B427])-14);&quot;&quot;)">
            <text:p/>
          </table:table-cell>
          <table:table-cell table:formula="of:=IF([.G427]=&quot;Y&quot;; MID([.B427];FIND(&quot;REFERENCES&quot;;[.B427])+11;LEN([.B427]));&quot;&quot;)">
            <text:p/>
          </table:table-cell>
          <table:table-cell table:formula="of:=IF([.L427]&lt;&gt;&quot;&quot;;LEFT([.L427];FIND(&quot;(&quot;;[.L427])-1);&quot;&quot;)">
            <text:p/>
          </table:table-cell>
          <table:table-cell table:formula="of:=SUBSTITUTE( IF([.L427]&lt;&gt;&quot;&quot;;MID([.L427];FIND(&quot;(&quot;;[.L427])+1;LEN([.L427]));&quot;&quot;); &quot;);&quot;;&quot;&quot;)">
            <text:p/>
          </table:table-cell>
          <table:table-cell table:style-name="ce16" table:formula="of:=LOWER(IF([.H427]&lt;&gt;&quot;&quot;; &quot;MATCH (n:&quot; &amp; [.M430] &amp; &quot;), (m:&quot; &amp; [.H427] &amp; &quot;)&#10;WHERE m.&quot; &amp; [.K429] &amp; &quot; = n. &quot; &amp; [.N430] &amp; &quot; &#10;create (n)-[:&quot; &amp; [.J428] &amp; &quot; ]-&gt;(m)&#10;RETURN n,m&quot;;&quot;&quot;))">
            <text:p/>
          </table:table-cell>
          <table:table-cell table:formula="of:=LOWER(IF([.H427]&lt;&gt;&quot;&quot;;[.H427];&quot;&quot;))">
            <text:p/>
          </table:table-cell>
          <table:table-cell table:formula="of:=LOWER(IF([.H427]&lt;&gt;&quot;&quot;;[.K429];&quot;&quot;))">
            <text:p/>
          </table:table-cell>
          <table:table-cell table:formula="of:=LOWER(IF([.H427]&lt;&gt;&quot;&quot;;[.M430];&quot;&quot;))">
            <text:p/>
          </table:table-cell>
          <table:table-cell table:formula="of:=LOWER(IF([.H427]&lt;&gt;&quot;&quot;;[.N430];&quot;&quot;))">
            <text:p/>
          </table:table-cell>
          <table:table-cell table:formula="of:=LOWER(IF([.H427]&lt;&gt;&quot;&quot;;[.J428];&quot;&quot;))">
            <text:p/>
          </table:table-cell>
          <table:table-cell table:formula="of:=LOWER(IF([.H427]&lt;&gt;&quot;&quot;; &quot;MATCH (n:&quot; &amp; [.R427] &amp; &quot;), (m:&quot; &amp; [.P427] &amp; &quot;)&#10;WHERE m.&quot; &amp; [.Q427] &amp; &quot; = n. &quot; &amp; [.S427] &amp; &quot; &#10;create (n)-[:&quot; &amp; [.T42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--</text:p>
          </table:table-cell>
          <table:table-cell table:formula="of:=OR( [.B428]=&quot;&quot;; NOT(ISERROR(FIND(&quot;DROP CONSTRAINT&quot;;[.B428]))); NOT(ISERROR(FIND(&quot;--&quot;;[.B428]))))" office:value-type="float" office:value="1" calcext:value-type="float">
            <text:p>1</text:p>
          </table:table-cell>
          <table:table-cell table:formula="of:=IF(AND( NOT([.C428]); NOT(ISERROR(FIND(&quot;ALTER TABLE&quot;;[.B428]  ))));&quot;Y&quot;;&quot;&quot;)">
            <text:p/>
          </table:table-cell>
          <table:table-cell table:formula="of:=IF(AND( [.D428]=&quot;&quot;; NOT(ISERROR(FIND(&quot;ADD CONSTRAINT&quot;;[.B428]  ))));&quot;Y&quot;;&quot;&quot;)">
            <text:p/>
          </table:table-cell>
          <table:table-cell table:formula="of:=IF(AND( [.E428]=&quot;&quot;; NOT(ISERROR(FIND(&quot;FOREIGN KEY&quot;;[.B428]  ))));&quot;Y&quot;;&quot;&quot;)">
            <text:p/>
          </table:table-cell>
          <table:table-cell table:formula="of:=IF(AND( [.F428]=&quot;&quot;; NOT(ISERROR(FIND(&quot;REFERENCES&quot;;[.B428]  ))));&quot;Y&quot;;&quot;&quot;)">
            <text:p/>
          </table:table-cell>
          <table:table-cell table:formula="of:=IF([.D428]=&quot;Y&quot;; MID([.B428];FIND(&quot;ALTER TABLE&quot;;[.B428])+12;LEN([.B428]));&quot;&quot;)">
            <text:p/>
          </table:table-cell>
          <table:table-cell table:formula="of:=IF([.E428]=&quot;Y&quot;; MID([.B428];FIND(&quot;ADD CONSTRAINT&quot;;[.B428])+15;LEN([.B428]));&quot;&quot;)">
            <text:p/>
          </table:table-cell>
          <table:table-cell table:formula="of:=[.I428]">
            <text:p/>
          </table:table-cell>
          <table:table-cell table:formula="of:=IF([.F428]=&quot;Y&quot;; MID([.B428];FIND(&quot;FOREIGN KEY&quot;;[.B428])+13;LEN([.B428])-14);&quot;&quot;)">
            <text:p/>
          </table:table-cell>
          <table:table-cell table:formula="of:=IF([.G428]=&quot;Y&quot;; MID([.B428];FIND(&quot;REFERENCES&quot;;[.B428])+11;LEN([.B428]));&quot;&quot;)">
            <text:p/>
          </table:table-cell>
          <table:table-cell table:formula="of:=IF([.L428]&lt;&gt;&quot;&quot;;LEFT([.L428];FIND(&quot;(&quot;;[.L428])-1);&quot;&quot;)">
            <text:p/>
          </table:table-cell>
          <table:table-cell table:formula="of:=SUBSTITUTE( IF([.L428]&lt;&gt;&quot;&quot;;MID([.L428];FIND(&quot;(&quot;;[.L428])+1;LEN([.L428]));&quot;&quot;); &quot;);&quot;;&quot;&quot;)">
            <text:p/>
          </table:table-cell>
          <table:table-cell table:style-name="ce16" table:formula="of:=LOWER(IF([.H428]&lt;&gt;&quot;&quot;; &quot;MATCH (n:&quot; &amp; [.M431] &amp; &quot;), (m:&quot; &amp; [.H428] &amp; &quot;)&#10;WHERE m.&quot; &amp; [.K430] &amp; &quot; = n. &quot; &amp; [.N431] &amp; &quot; &#10;create (n)-[:&quot; &amp; [.J429] &amp; &quot; ]-&gt;(m)&#10;RETURN n,m&quot;;&quot;&quot;))">
            <text:p/>
          </table:table-cell>
          <table:table-cell table:formula="of:=LOWER(IF([.H428]&lt;&gt;&quot;&quot;;[.H428];&quot;&quot;))">
            <text:p/>
          </table:table-cell>
          <table:table-cell table:formula="of:=LOWER(IF([.H428]&lt;&gt;&quot;&quot;;[.K430];&quot;&quot;))">
            <text:p/>
          </table:table-cell>
          <table:table-cell table:formula="of:=LOWER(IF([.H428]&lt;&gt;&quot;&quot;;[.M431];&quot;&quot;))">
            <text:p/>
          </table:table-cell>
          <table:table-cell table:formula="of:=LOWER(IF([.H428]&lt;&gt;&quot;&quot;;[.N431];&quot;&quot;))">
            <text:p/>
          </table:table-cell>
          <table:table-cell table:formula="of:=LOWER(IF([.H428]&lt;&gt;&quot;&quot;;[.J429];&quot;&quot;))">
            <text:p/>
          </table:table-cell>
          <table:table-cell table:formula="of:=LOWER(IF([.H428]&lt;&gt;&quot;&quot;; &quot;MATCH (n:&quot; &amp; [.R428] &amp; &quot;), (m:&quot; &amp; [.P428] &amp; &quot;)&#10;WHERE m.&quot; &amp; [.Q428] &amp; &quot; = n. &quot; &amp; [.S428] &amp; &quot; &#10;create (n)-[:&quot; &amp; [.T42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29]=&quot;&quot;; NOT(ISERROR(FIND(&quot;DROP CONSTRAINT&quot;;[.B429]))); NOT(ISERROR(FIND(&quot;--&quot;;[.B429]))))" office:value-type="float" office:value="1" calcext:value-type="float">
            <text:p>1</text:p>
          </table:table-cell>
          <table:table-cell table:formula="of:=IF(AND( NOT([.C429]); NOT(ISERROR(FIND(&quot;ALTER TABLE&quot;;[.B429]  ))));&quot;Y&quot;;&quot;&quot;)">
            <text:p/>
          </table:table-cell>
          <table:table-cell table:formula="of:=IF(AND( [.D429]=&quot;&quot;; NOT(ISERROR(FIND(&quot;ADD CONSTRAINT&quot;;[.B429]  ))));&quot;Y&quot;;&quot;&quot;)">
            <text:p/>
          </table:table-cell>
          <table:table-cell table:formula="of:=IF(AND( [.E429]=&quot;&quot;; NOT(ISERROR(FIND(&quot;FOREIGN KEY&quot;;[.B429]  ))));&quot;Y&quot;;&quot;&quot;)">
            <text:p/>
          </table:table-cell>
          <table:table-cell table:formula="of:=IF(AND( [.F429]=&quot;&quot;; NOT(ISERROR(FIND(&quot;REFERENCES&quot;;[.B429]  ))));&quot;Y&quot;;&quot;&quot;)">
            <text:p/>
          </table:table-cell>
          <table:table-cell table:formula="of:=IF([.D429]=&quot;Y&quot;; MID([.B429];FIND(&quot;ALTER TABLE&quot;;[.B429])+12;LEN([.B429]));&quot;&quot;)">
            <text:p/>
          </table:table-cell>
          <table:table-cell table:formula="of:=IF([.E429]=&quot;Y&quot;; MID([.B429];FIND(&quot;ADD CONSTRAINT&quot;;[.B429])+15;LEN([.B429]));&quot;&quot;)">
            <text:p/>
          </table:table-cell>
          <table:table-cell table:formula="of:=[.I429]">
            <text:p/>
          </table:table-cell>
          <table:table-cell table:formula="of:=IF([.F429]=&quot;Y&quot;; MID([.B429];FIND(&quot;FOREIGN KEY&quot;;[.B429])+13;LEN([.B429])-14);&quot;&quot;)">
            <text:p/>
          </table:table-cell>
          <table:table-cell table:formula="of:=IF([.G429]=&quot;Y&quot;; MID([.B429];FIND(&quot;REFERENCES&quot;;[.B429])+11;LEN([.B429]));&quot;&quot;)">
            <text:p/>
          </table:table-cell>
          <table:table-cell table:formula="of:=IF([.L429]&lt;&gt;&quot;&quot;;LEFT([.L429];FIND(&quot;(&quot;;[.L429])-1);&quot;&quot;)">
            <text:p/>
          </table:table-cell>
          <table:table-cell table:formula="of:=SUBSTITUTE( IF([.L429]&lt;&gt;&quot;&quot;;MID([.L429];FIND(&quot;(&quot;;[.L429])+1;LEN([.L429]));&quot;&quot;); &quot;);&quot;;&quot;&quot;)">
            <text:p/>
          </table:table-cell>
          <table:table-cell table:style-name="ce16" table:formula="of:=LOWER(IF([.H429]&lt;&gt;&quot;&quot;; &quot;MATCH (n:&quot; &amp; [.M432] &amp; &quot;), (m:&quot; &amp; [.H429] &amp; &quot;)&#10;WHERE m.&quot; &amp; [.K431] &amp; &quot; = n. &quot; &amp; [.N432] &amp; &quot; &#10;create (n)-[:&quot; &amp; [.J430] &amp; &quot; ]-&gt;(m)&#10;RETURN n,m&quot;;&quot;&quot;))">
            <text:p/>
          </table:table-cell>
          <table:table-cell table:formula="of:=LOWER(IF([.H429]&lt;&gt;&quot;&quot;;[.H429];&quot;&quot;))">
            <text:p/>
          </table:table-cell>
          <table:table-cell table:formula="of:=LOWER(IF([.H429]&lt;&gt;&quot;&quot;;[.K431];&quot;&quot;))">
            <text:p/>
          </table:table-cell>
          <table:table-cell table:formula="of:=LOWER(IF([.H429]&lt;&gt;&quot;&quot;;[.M432];&quot;&quot;))">
            <text:p/>
          </table:table-cell>
          <table:table-cell table:formula="of:=LOWER(IF([.H429]&lt;&gt;&quot;&quot;;[.N432];&quot;&quot;))">
            <text:p/>
          </table:table-cell>
          <table:table-cell table:formula="of:=LOWER(IF([.H429]&lt;&gt;&quot;&quot;;[.J430];&quot;&quot;))">
            <text:p/>
          </table:table-cell>
          <table:table-cell table:formula="of:=LOWER(IF([.H429]&lt;&gt;&quot;&quot;; &quot;MATCH (n:&quot; &amp; [.R429] &amp; &quot;), (m:&quot; &amp; [.P429] &amp; &quot;)&#10;WHERE m.&quot; &amp; [.Q429] &amp; &quot; = n. &quot; &amp; [.S429] &amp; &quot; &#10;create (n)-[:&quot; &amp; [.T42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430]=&quot;&quot;; NOT(ISERROR(FIND(&quot;DROP CONSTRAINT&quot;;[.B430]))); NOT(ISERROR(FIND(&quot;--&quot;;[.B430]))))" office:value-type="float" office:value="1" calcext:value-type="float">
            <text:p>1</text:p>
          </table:table-cell>
          <table:table-cell table:formula="of:=IF(AND( NOT([.C430]); NOT(ISERROR(FIND(&quot;ALTER TABLE&quot;;[.B430]  ))));&quot;Y&quot;;&quot;&quot;)">
            <text:p/>
          </table:table-cell>
          <table:table-cell table:formula="of:=IF(AND( [.D430]=&quot;&quot;; NOT(ISERROR(FIND(&quot;ADD CONSTRAINT&quot;;[.B430]  ))));&quot;Y&quot;;&quot;&quot;)">
            <text:p/>
          </table:table-cell>
          <table:table-cell table:formula="of:=IF(AND( [.E430]=&quot;&quot;; NOT(ISERROR(FIND(&quot;FOREIGN KEY&quot;;[.B430]  ))));&quot;Y&quot;;&quot;&quot;)">
            <text:p/>
          </table:table-cell>
          <table:table-cell table:formula="of:=IF(AND( [.F430]=&quot;&quot;; NOT(ISERROR(FIND(&quot;REFERENCES&quot;;[.B430]  ))));&quot;Y&quot;;&quot;&quot;)">
            <text:p/>
          </table:table-cell>
          <table:table-cell table:formula="of:=IF([.D430]=&quot;Y&quot;; MID([.B430];FIND(&quot;ALTER TABLE&quot;;[.B430])+12;LEN([.B430]));&quot;&quot;)">
            <text:p/>
          </table:table-cell>
          <table:table-cell table:formula="of:=IF([.E430]=&quot;Y&quot;; MID([.B430];FIND(&quot;ADD CONSTRAINT&quot;;[.B430])+15;LEN([.B430]));&quot;&quot;)">
            <text:p/>
          </table:table-cell>
          <table:table-cell table:formula="of:=[.I430]">
            <text:p/>
          </table:table-cell>
          <table:table-cell table:formula="of:=IF([.F430]=&quot;Y&quot;; MID([.B430];FIND(&quot;FOREIGN KEY&quot;;[.B430])+13;LEN([.B430])-14);&quot;&quot;)">
            <text:p/>
          </table:table-cell>
          <table:table-cell table:formula="of:=IF([.G430]=&quot;Y&quot;; MID([.B430];FIND(&quot;REFERENCES&quot;;[.B430])+11;LEN([.B430]));&quot;&quot;)">
            <text:p/>
          </table:table-cell>
          <table:table-cell table:formula="of:=IF([.L430]&lt;&gt;&quot;&quot;;LEFT([.L430];FIND(&quot;(&quot;;[.L430])-1);&quot;&quot;)">
            <text:p/>
          </table:table-cell>
          <table:table-cell table:formula="of:=SUBSTITUTE( IF([.L430]&lt;&gt;&quot;&quot;;MID([.L430];FIND(&quot;(&quot;;[.L430])+1;LEN([.L430]));&quot;&quot;); &quot;);&quot;;&quot;&quot;)">
            <text:p/>
          </table:table-cell>
          <table:table-cell table:style-name="ce16" table:formula="of:=LOWER(IF([.H430]&lt;&gt;&quot;&quot;; &quot;MATCH (n:&quot; &amp; [.M433] &amp; &quot;), (m:&quot; &amp; [.H430] &amp; &quot;)&#10;WHERE m.&quot; &amp; [.K432] &amp; &quot; = n. &quot; &amp; [.N433] &amp; &quot; &#10;create (n)-[:&quot; &amp; [.J431] &amp; &quot; ]-&gt;(m)&#10;RETURN n,m&quot;;&quot;&quot;))">
            <text:p/>
          </table:table-cell>
          <table:table-cell table:formula="of:=LOWER(IF([.H430]&lt;&gt;&quot;&quot;;[.H430];&quot;&quot;))">
            <text:p/>
          </table:table-cell>
          <table:table-cell table:formula="of:=LOWER(IF([.H430]&lt;&gt;&quot;&quot;;[.K432];&quot;&quot;))">
            <text:p/>
          </table:table-cell>
          <table:table-cell table:formula="of:=LOWER(IF([.H430]&lt;&gt;&quot;&quot;;[.M433];&quot;&quot;))">
            <text:p/>
          </table:table-cell>
          <table:table-cell table:formula="of:=LOWER(IF([.H430]&lt;&gt;&quot;&quot;;[.N433];&quot;&quot;))">
            <text:p/>
          </table:table-cell>
          <table:table-cell table:formula="of:=LOWER(IF([.H430]&lt;&gt;&quot;&quot;;[.J431];&quot;&quot;))">
            <text:p/>
          </table:table-cell>
          <table:table-cell table:formula="of:=LOWER(IF([.H430]&lt;&gt;&quot;&quot;; &quot;MATCH (n:&quot; &amp; [.R430] &amp; &quot;), (m:&quot; &amp; [.P430] &amp; &quot;)&#10;WHERE m.&quot; &amp; [.Q430] &amp; &quot; = n. &quot; &amp; [.S430] &amp; &quot; &#10;create (n)-[:&quot; &amp; [.T430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PROCEDUREEVENTS_MV DROP CONSTRAINT IF EXISTS procedureevents_mv_fk_subject_id;</text:p>
          </table:table-cell>
          <table:table-cell table:formula="of:=OR( [.B431]=&quot;&quot;; NOT(ISERROR(FIND(&quot;DROP CONSTRAINT&quot;;[.B431]))); NOT(ISERROR(FIND(&quot;--&quot;;[.B431]))))" office:value-type="float" office:value="1" calcext:value-type="float">
            <text:p>1</text:p>
          </table:table-cell>
          <table:table-cell table:formula="of:=IF(AND( NOT([.C431]); NOT(ISERROR(FIND(&quot;ALTER TABLE&quot;;[.B431]  ))));&quot;Y&quot;;&quot;&quot;)">
            <text:p/>
          </table:table-cell>
          <table:table-cell table:formula="of:=IF(AND( [.D431]=&quot;&quot;; NOT(ISERROR(FIND(&quot;ADD CONSTRAINT&quot;;[.B431]  ))));&quot;Y&quot;;&quot;&quot;)">
            <text:p/>
          </table:table-cell>
          <table:table-cell table:formula="of:=IF(AND( [.E431]=&quot;&quot;; NOT(ISERROR(FIND(&quot;FOREIGN KEY&quot;;[.B431]  ))));&quot;Y&quot;;&quot;&quot;)">
            <text:p/>
          </table:table-cell>
          <table:table-cell table:formula="of:=IF(AND( [.F431]=&quot;&quot;; NOT(ISERROR(FIND(&quot;REFERENCES&quot;;[.B431]  ))));&quot;Y&quot;;&quot;&quot;)">
            <text:p/>
          </table:table-cell>
          <table:table-cell table:formula="of:=IF([.D431]=&quot;Y&quot;; MID([.B431];FIND(&quot;ALTER TABLE&quot;;[.B431])+12;LEN([.B431]));&quot;&quot;)">
            <text:p/>
          </table:table-cell>
          <table:table-cell table:formula="of:=IF([.E431]=&quot;Y&quot;; MID([.B431];FIND(&quot;ADD CONSTRAINT&quot;;[.B431])+15;LEN([.B431]));&quot;&quot;)">
            <text:p/>
          </table:table-cell>
          <table:table-cell table:formula="of:=[.I431]">
            <text:p/>
          </table:table-cell>
          <table:table-cell table:formula="of:=IF([.F431]=&quot;Y&quot;; MID([.B431];FIND(&quot;FOREIGN KEY&quot;;[.B431])+13;LEN([.B431])-14);&quot;&quot;)">
            <text:p/>
          </table:table-cell>
          <table:table-cell table:formula="of:=IF([.G431]=&quot;Y&quot;; MID([.B431];FIND(&quot;REFERENCES&quot;;[.B431])+11;LEN([.B431]));&quot;&quot;)">
            <text:p/>
          </table:table-cell>
          <table:table-cell table:formula="of:=IF([.L431]&lt;&gt;&quot;&quot;;LEFT([.L431];FIND(&quot;(&quot;;[.L431])-1);&quot;&quot;)">
            <text:p/>
          </table:table-cell>
          <table:table-cell table:formula="of:=SUBSTITUTE( IF([.L431]&lt;&gt;&quot;&quot;;MID([.L431];FIND(&quot;(&quot;;[.L431])+1;LEN([.L431]));&quot;&quot;); &quot;);&quot;;&quot;&quot;)">
            <text:p/>
          </table:table-cell>
          <table:table-cell table:style-name="ce16" table:formula="of:=LOWER(IF([.H431]&lt;&gt;&quot;&quot;; &quot;MATCH (n:&quot; &amp; [.M434] &amp; &quot;), (m:&quot; &amp; [.H431] &amp; &quot;)&#10;WHERE m.&quot; &amp; [.K433] &amp; &quot; = n. &quot; &amp; [.N434] &amp; &quot; &#10;create (n)-[:&quot; &amp; [.J432] &amp; &quot; ]-&gt;(m)&#10;RETURN n,m&quot;;&quot;&quot;))">
            <text:p/>
          </table:table-cell>
          <table:table-cell table:formula="of:=LOWER(IF([.H431]&lt;&gt;&quot;&quot;;[.H431];&quot;&quot;))">
            <text:p/>
          </table:table-cell>
          <table:table-cell table:formula="of:=LOWER(IF([.H431]&lt;&gt;&quot;&quot;;[.K433];&quot;&quot;))">
            <text:p/>
          </table:table-cell>
          <table:table-cell table:formula="of:=LOWER(IF([.H431]&lt;&gt;&quot;&quot;;[.M434];&quot;&quot;))">
            <text:p/>
          </table:table-cell>
          <table:table-cell table:formula="of:=LOWER(IF([.H431]&lt;&gt;&quot;&quot;;[.N434];&quot;&quot;))">
            <text:p/>
          </table:table-cell>
          <table:table-cell table:formula="of:=LOWER(IF([.H431]&lt;&gt;&quot;&quot;;[.J432];&quot;&quot;))">
            <text:p/>
          </table:table-cell>
          <table:table-cell table:formula="of:=LOWER(IF([.H431]&lt;&gt;&quot;&quot;; &quot;MATCH (n:&quot; &amp; [.R431] &amp; &quot;), (m:&quot; &amp; [.P431] &amp; &quot;)&#10;WHERE m.&quot; &amp; [.Q431] &amp; &quot; = n. &quot; &amp; [.S431] &amp; &quot; &#10;create (n)-[:&quot; &amp; [.T431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PROCEDUREEVENTS_MV</text:p>
          </table:table-cell>
          <table:table-cell table:formula="of:=OR( [.B432]=&quot;&quot;; NOT(ISERROR(FIND(&quot;DROP CONSTRAINT&quot;;[.B432]))); NOT(ISERROR(FIND(&quot;--&quot;;[.B432]))))" office:value-type="float" office:value="0" calcext:value-type="float">
            <text:p>0</text:p>
          </table:table-cell>
          <table:table-cell table:formula="of:=IF(AND( NOT([.C432]); NOT(ISERROR(FIND(&quot;ALTER TABLE&quot;;[.B432]  ))));&quot;Y&quot;;&quot;&quot;)" office:value-type="string" office:string-value="Y" calcext:value-type="string">
            <text:p>Y</text:p>
          </table:table-cell>
          <table:table-cell table:formula="of:=IF(AND( [.D432]=&quot;&quot;; NOT(ISERROR(FIND(&quot;ADD CONSTRAINT&quot;;[.B432]  ))));&quot;Y&quot;;&quot;&quot;)">
            <text:p/>
          </table:table-cell>
          <table:table-cell table:formula="of:=IF(AND( [.E432]=&quot;&quot;; NOT(ISERROR(FIND(&quot;FOREIGN KEY&quot;;[.B432]  ))));&quot;Y&quot;;&quot;&quot;)">
            <text:p/>
          </table:table-cell>
          <table:table-cell table:formula="of:=IF(AND( [.F432]=&quot;&quot;; NOT(ISERROR(FIND(&quot;REFERENCES&quot;;[.B432]  ))));&quot;Y&quot;;&quot;&quot;)">
            <text:p/>
          </table:table-cell>
          <table:table-cell table:formula="of:=IF([.D432]=&quot;Y&quot;; MID([.B432];FIND(&quot;ALTER TABLE&quot;;[.B432])+12;LEN([.B432]));&quot;&quot;)" office:value-type="string" office:string-value="PROCEDUREEVENTS_MV" calcext:value-type="string">
            <text:p>PROCEDUREEVENTS_MV</text:p>
          </table:table-cell>
          <table:table-cell table:formula="of:=IF([.E432]=&quot;Y&quot;; MID([.B432];FIND(&quot;ADD CONSTRAINT&quot;;[.B432])+15;LEN([.B432]));&quot;&quot;)">
            <text:p/>
          </table:table-cell>
          <table:table-cell table:formula="of:=[.I432]">
            <text:p/>
          </table:table-cell>
          <table:table-cell table:formula="of:=IF([.F432]=&quot;Y&quot;; MID([.B432];FIND(&quot;FOREIGN KEY&quot;;[.B432])+13;LEN([.B432])-14);&quot;&quot;)">
            <text:p/>
          </table:table-cell>
          <table:table-cell table:formula="of:=IF([.G432]=&quot;Y&quot;; MID([.B432];FIND(&quot;REFERENCES&quot;;[.B432])+11;LEN([.B432]));&quot;&quot;)">
            <text:p/>
          </table:table-cell>
          <table:table-cell table:formula="of:=IF([.L432]&lt;&gt;&quot;&quot;;LEFT([.L432];FIND(&quot;(&quot;;[.L432])-1);&quot;&quot;)">
            <text:p/>
          </table:table-cell>
          <table:table-cell table:formula="of:=SUBSTITUTE( IF([.L432]&lt;&gt;&quot;&quot;;MID([.L432];FIND(&quot;(&quot;;[.L432])+1;LEN([.L432]));&quot;&quot;); &quot;);&quot;;&quot;&quot;)">
            <text:p/>
          </table:table-cell>
          <table:table-cell table:style-name="ce16" table:formula="of:=LOWER(IF([.H432]&lt;&gt;&quot;&quot;; &quot;MATCH (n:&quot; &amp; [.M435] &amp; &quot;), (m:&quot; &amp; [.H432] &amp; &quot;)&#10;WHERE m.&quot; &amp; [.K434] &amp; &quot; = n. &quot; &amp; [.N435] &amp; &quot; &#10;create (n)-[:&quot; &amp; [.J433] &amp; &quot; ]-&gt;(m)&#10;RETURN n,m&quot;;&quot;&quot;))" office:value-type="string" office:string-value="match (n:patients), (m:procedureevents_mv)&#10;where m.subject_id = n. subject_id &#10;create (n)-[:procedureevents_mv_fk_subject_id ]-&gt;(m)&#10;return n,m" calcext:value-type="string">
            <text:p>match (n:patients), (m:procedureevents_mv)</text:p>
            <text:p>where m.subject_id = n. subject_id </text:p>
            <text:p>create (n)-[:procedureevents_mv_fk_subject_id ]-&gt;(m)</text:p>
            <text:p>return n,m</text:p>
          </table:table-cell>
          <table:table-cell table:formula="of:=LOWER(IF([.H432]&lt;&gt;&quot;&quot;;[.H432];&quot;&quot;))" office:value-type="string" office:string-value="procedureevents_mv" calcext:value-type="string">
            <text:p>procedureevents_mv</text:p>
          </table:table-cell>
          <table:table-cell table:formula="of:=LOWER(IF([.H432]&lt;&gt;&quot;&quot;;[.K434];&quot;&quot;))" office:value-type="string" office:string-value="subject_id" calcext:value-type="string">
            <text:p>subject_id</text:p>
          </table:table-cell>
          <table:table-cell table:formula="of:=LOWER(IF([.H432]&lt;&gt;&quot;&quot;;[.M435];&quot;&quot;))" office:value-type="string" office:string-value="patients" calcext:value-type="string">
            <text:p>patients</text:p>
          </table:table-cell>
          <table:table-cell table:formula="of:=LOWER(IF([.H432]&lt;&gt;&quot;&quot;;[.N435];&quot;&quot;))" office:value-type="string" office:string-value="subject_id" calcext:value-type="string">
            <text:p>subject_id</text:p>
          </table:table-cell>
          <table:table-cell table:formula="of:=LOWER(IF([.H432]&lt;&gt;&quot;&quot;;[.J433];&quot;&quot;))" office:value-type="string" office:string-value="procedureevents_mv_fk_subject_id" calcext:value-type="string">
            <text:p>procedureevents_mv_fk_subject_id</text:p>
          </table:table-cell>
          <table:table-cell table:formula="of:=LOWER(IF([.H432]&lt;&gt;&quot;&quot;; &quot;MATCH (n:&quot; &amp; [.R432] &amp; &quot;), (m:&quot; &amp; [.P432] &amp; &quot;)&#10;WHERE m.&quot; &amp; [.Q432] &amp; &quot; = n. &quot; &amp; [.S432] &amp; &quot; &#10;create (n)-[:&quot; &amp; [.T432] &amp; &quot; ]-&gt;(m)&#10;RETURN n,m&quot;;&quot;&quot;))" office:value-type="string" office:string-value="match (n:patients), (m:procedureevents_mv)&#10;where m.subject_id = n. subject_id &#10;create (n)-[:procedureevents_mv_fk_subject_id ]-&gt;(m)&#10;return n,m" calcext:value-type="string">
            <text:p>match (n:patients), (m:procedureevents_mv)</text:p>
            <text:p>where m.subject_id = n. subject_id </text:p>
            <text:p>create (n)-[:procedureevents_mv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procedureevents_mv_fk_subject_id</text:p>
          </table:table-cell>
          <table:table-cell table:formula="of:=OR( [.B433]=&quot;&quot;; NOT(ISERROR(FIND(&quot;DROP CONSTRAINT&quot;;[.B433]))); NOT(ISERROR(FIND(&quot;--&quot;;[.B433]))))" office:value-type="float" office:value="0" calcext:value-type="float">
            <text:p>0</text:p>
          </table:table-cell>
          <table:table-cell table:formula="of:=IF(AND( NOT([.C433]); NOT(ISERROR(FIND(&quot;ALTER TABLE&quot;;[.B433]  ))));&quot;Y&quot;;&quot;&quot;)">
            <text:p/>
          </table:table-cell>
          <table:table-cell table:formula="of:=IF(AND( [.D433]=&quot;&quot;; NOT(ISERROR(FIND(&quot;ADD CONSTRAINT&quot;;[.B433]  ))));&quot;Y&quot;;&quot;&quot;)" office:value-type="string" office:string-value="Y" calcext:value-type="string">
            <text:p>Y</text:p>
          </table:table-cell>
          <table:table-cell table:formula="of:=IF(AND( [.E433]=&quot;&quot;; NOT(ISERROR(FIND(&quot;FOREIGN KEY&quot;;[.B433]  ))));&quot;Y&quot;;&quot;&quot;)">
            <text:p/>
          </table:table-cell>
          <table:table-cell table:formula="of:=IF(AND( [.F433]=&quot;&quot;; NOT(ISERROR(FIND(&quot;REFERENCES&quot;;[.B433]  ))));&quot;Y&quot;;&quot;&quot;)">
            <text:p/>
          </table:table-cell>
          <table:table-cell table:formula="of:=IF([.D433]=&quot;Y&quot;; MID([.B433];FIND(&quot;ALTER TABLE&quot;;[.B433])+12;LEN([.B433]));&quot;&quot;)">
            <text:p/>
          </table:table-cell>
          <table:table-cell table:formula="of:=IF([.E433]=&quot;Y&quot;; MID([.B433];FIND(&quot;ADD CONSTRAINT&quot;;[.B433])+15;LEN([.B433]));&quot;&quot;)" office:value-type="string" office:string-value="procedureevents_mv_fk_subject_id" calcext:value-type="string">
            <text:p>procedureevents_mv_fk_subject_id</text:p>
          </table:table-cell>
          <table:table-cell table:formula="of:=[.I433]" office:value-type="string" office:string-value="procedureevents_mv_fk_subject_id" calcext:value-type="string">
            <text:p>procedureevents_mv_fk_subject_id</text:p>
          </table:table-cell>
          <table:table-cell table:formula="of:=IF([.F433]=&quot;Y&quot;; MID([.B433];FIND(&quot;FOREIGN KEY&quot;;[.B433])+13;LEN([.B433])-14);&quot;&quot;)">
            <text:p/>
          </table:table-cell>
          <table:table-cell table:formula="of:=IF([.G433]=&quot;Y&quot;; MID([.B433];FIND(&quot;REFERENCES&quot;;[.B433])+11;LEN([.B433]));&quot;&quot;)">
            <text:p/>
          </table:table-cell>
          <table:table-cell table:formula="of:=IF([.L433]&lt;&gt;&quot;&quot;;LEFT([.L433];FIND(&quot;(&quot;;[.L433])-1);&quot;&quot;)">
            <text:p/>
          </table:table-cell>
          <table:table-cell table:formula="of:=SUBSTITUTE( IF([.L433]&lt;&gt;&quot;&quot;;MID([.L433];FIND(&quot;(&quot;;[.L433])+1;LEN([.L433]));&quot;&quot;); &quot;);&quot;;&quot;&quot;)">
            <text:p/>
          </table:table-cell>
          <table:table-cell table:style-name="ce16" table:formula="of:=LOWER(IF([.H433]&lt;&gt;&quot;&quot;; &quot;MATCH (n:&quot; &amp; [.M436] &amp; &quot;), (m:&quot; &amp; [.H433] &amp; &quot;)&#10;WHERE m.&quot; &amp; [.K435] &amp; &quot; = n. &quot; &amp; [.N436] &amp; &quot; &#10;create (n)-[:&quot; &amp; [.J434] &amp; &quot; ]-&gt;(m)&#10;RETURN n,m&quot;;&quot;&quot;))">
            <text:p/>
          </table:table-cell>
          <table:table-cell table:formula="of:=LOWER(IF([.H433]&lt;&gt;&quot;&quot;;[.H433];&quot;&quot;))">
            <text:p/>
          </table:table-cell>
          <table:table-cell table:formula="of:=LOWER(IF([.H433]&lt;&gt;&quot;&quot;;[.K435];&quot;&quot;))">
            <text:p/>
          </table:table-cell>
          <table:table-cell table:formula="of:=LOWER(IF([.H433]&lt;&gt;&quot;&quot;;[.M436];&quot;&quot;))">
            <text:p/>
          </table:table-cell>
          <table:table-cell table:formula="of:=LOWER(IF([.H433]&lt;&gt;&quot;&quot;;[.N436];&quot;&quot;))">
            <text:p/>
          </table:table-cell>
          <table:table-cell table:formula="of:=LOWER(IF([.H433]&lt;&gt;&quot;&quot;;[.J434];&quot;&quot;))">
            <text:p/>
          </table:table-cell>
          <table:table-cell table:formula="of:=LOWER(IF([.H433]&lt;&gt;&quot;&quot;; &quot;MATCH (n:&quot; &amp; [.R433] &amp; &quot;), (m:&quot; &amp; [.P433] &amp; &quot;)&#10;WHERE m.&quot; &amp; [.Q433] &amp; &quot; = n. &quot; &amp; [.S433] &amp; &quot; &#10;create (n)-[:&quot; &amp; [.T43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434]=&quot;&quot;; NOT(ISERROR(FIND(&quot;DROP CONSTRAINT&quot;;[.B434]))); NOT(ISERROR(FIND(&quot;--&quot;;[.B434]))))" office:value-type="float" office:value="0" calcext:value-type="float">
            <text:p>0</text:p>
          </table:table-cell>
          <table:table-cell table:formula="of:=IF(AND( NOT([.C434]); NOT(ISERROR(FIND(&quot;ALTER TABLE&quot;;[.B434]  ))));&quot;Y&quot;;&quot;&quot;)">
            <text:p/>
          </table:table-cell>
          <table:table-cell table:formula="of:=IF(AND( [.D434]=&quot;&quot;; NOT(ISERROR(FIND(&quot;ADD CONSTRAINT&quot;;[.B434]  ))));&quot;Y&quot;;&quot;&quot;)">
            <text:p/>
          </table:table-cell>
          <table:table-cell table:formula="of:=IF(AND( [.E434]=&quot;&quot;; NOT(ISERROR(FIND(&quot;FOREIGN KEY&quot;;[.B434]  ))));&quot;Y&quot;;&quot;&quot;)" office:value-type="string" office:string-value="Y" calcext:value-type="string">
            <text:p>Y</text:p>
          </table:table-cell>
          <table:table-cell table:formula="of:=IF(AND( [.F434]=&quot;&quot;; NOT(ISERROR(FIND(&quot;REFERENCES&quot;;[.B434]  ))));&quot;Y&quot;;&quot;&quot;)">
            <text:p/>
          </table:table-cell>
          <table:table-cell table:formula="of:=IF([.D434]=&quot;Y&quot;; MID([.B434];FIND(&quot;ALTER TABLE&quot;;[.B434])+12;LEN([.B434]));&quot;&quot;)">
            <text:p/>
          </table:table-cell>
          <table:table-cell table:formula="of:=IF([.E434]=&quot;Y&quot;; MID([.B434];FIND(&quot;ADD CONSTRAINT&quot;;[.B434])+15;LEN([.B434]));&quot;&quot;)">
            <text:p/>
          </table:table-cell>
          <table:table-cell table:formula="of:=[.I434]">
            <text:p/>
          </table:table-cell>
          <table:table-cell table:formula="of:=IF([.F434]=&quot;Y&quot;; MID([.B434];FIND(&quot;FOREIGN KEY&quot;;[.B434])+13;LEN([.B434])-14);&quot;&quot;)" office:value-type="string" office:string-value="SUBJECT_ID" calcext:value-type="string">
            <text:p>SUBJECT_ID</text:p>
          </table:table-cell>
          <table:table-cell table:formula="of:=IF([.G434]=&quot;Y&quot;; MID([.B434];FIND(&quot;REFERENCES&quot;;[.B434])+11;LEN([.B434]));&quot;&quot;)">
            <text:p/>
          </table:table-cell>
          <table:table-cell table:formula="of:=IF([.L434]&lt;&gt;&quot;&quot;;LEFT([.L434];FIND(&quot;(&quot;;[.L434])-1);&quot;&quot;)">
            <text:p/>
          </table:table-cell>
          <table:table-cell table:formula="of:=SUBSTITUTE( IF([.L434]&lt;&gt;&quot;&quot;;MID([.L434];FIND(&quot;(&quot;;[.L434])+1;LEN([.L434]));&quot;&quot;); &quot;);&quot;;&quot;&quot;)">
            <text:p/>
          </table:table-cell>
          <table:table-cell table:style-name="ce16" table:formula="of:=LOWER(IF([.H434]&lt;&gt;&quot;&quot;; &quot;MATCH (n:&quot; &amp; [.M437] &amp; &quot;), (m:&quot; &amp; [.H434] &amp; &quot;)&#10;WHERE m.&quot; &amp; [.K436] &amp; &quot; = n. &quot; &amp; [.N437] &amp; &quot; &#10;create (n)-[:&quot; &amp; [.J435] &amp; &quot; ]-&gt;(m)&#10;RETURN n,m&quot;;&quot;&quot;))">
            <text:p/>
          </table:table-cell>
          <table:table-cell table:formula="of:=LOWER(IF([.H434]&lt;&gt;&quot;&quot;;[.H434];&quot;&quot;))">
            <text:p/>
          </table:table-cell>
          <table:table-cell table:formula="of:=LOWER(IF([.H434]&lt;&gt;&quot;&quot;;[.K436];&quot;&quot;))">
            <text:p/>
          </table:table-cell>
          <table:table-cell table:formula="of:=LOWER(IF([.H434]&lt;&gt;&quot;&quot;;[.M437];&quot;&quot;))">
            <text:p/>
          </table:table-cell>
          <table:table-cell table:formula="of:=LOWER(IF([.H434]&lt;&gt;&quot;&quot;;[.N437];&quot;&quot;))">
            <text:p/>
          </table:table-cell>
          <table:table-cell table:formula="of:=LOWER(IF([.H434]&lt;&gt;&quot;&quot;;[.J435];&quot;&quot;))">
            <text:p/>
          </table:table-cell>
          <table:table-cell table:formula="of:=LOWER(IF([.H434]&lt;&gt;&quot;&quot;; &quot;MATCH (n:&quot; &amp; [.R434] &amp; &quot;), (m:&quot; &amp; [.P434] &amp; &quot;)&#10;WHERE m.&quot; &amp; [.Q434] &amp; &quot; = n. &quot; &amp; [.S434] &amp; &quot; &#10;create (n)-[:&quot; &amp; [.T43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435]=&quot;&quot;; NOT(ISERROR(FIND(&quot;DROP CONSTRAINT&quot;;[.B435]))); NOT(ISERROR(FIND(&quot;--&quot;;[.B435]))))" office:value-type="float" office:value="0" calcext:value-type="float">
            <text:p>0</text:p>
          </table:table-cell>
          <table:table-cell table:formula="of:=IF(AND( NOT([.C435]); NOT(ISERROR(FIND(&quot;ALTER TABLE&quot;;[.B435]  ))));&quot;Y&quot;;&quot;&quot;)">
            <text:p/>
          </table:table-cell>
          <table:table-cell table:formula="of:=IF(AND( [.D435]=&quot;&quot;; NOT(ISERROR(FIND(&quot;ADD CONSTRAINT&quot;;[.B435]  ))));&quot;Y&quot;;&quot;&quot;)">
            <text:p/>
          </table:table-cell>
          <table:table-cell table:formula="of:=IF(AND( [.E435]=&quot;&quot;; NOT(ISERROR(FIND(&quot;FOREIGN KEY&quot;;[.B435]  ))));&quot;Y&quot;;&quot;&quot;)">
            <text:p/>
          </table:table-cell>
          <table:table-cell table:formula="of:=IF(AND( [.F435]=&quot;&quot;; NOT(ISERROR(FIND(&quot;REFERENCES&quot;;[.B435]  ))));&quot;Y&quot;;&quot;&quot;)" office:value-type="string" office:string-value="Y" calcext:value-type="string">
            <text:p>Y</text:p>
          </table:table-cell>
          <table:table-cell table:formula="of:=IF([.D435]=&quot;Y&quot;; MID([.B435];FIND(&quot;ALTER TABLE&quot;;[.B435])+12;LEN([.B435]));&quot;&quot;)">
            <text:p/>
          </table:table-cell>
          <table:table-cell table:formula="of:=IF([.E435]=&quot;Y&quot;; MID([.B435];FIND(&quot;ADD CONSTRAINT&quot;;[.B435])+15;LEN([.B435]));&quot;&quot;)">
            <text:p/>
          </table:table-cell>
          <table:table-cell table:formula="of:=[.I435]">
            <text:p/>
          </table:table-cell>
          <table:table-cell table:formula="of:=IF([.F435]=&quot;Y&quot;; MID([.B435];FIND(&quot;FOREIGN KEY&quot;;[.B435])+13;LEN([.B435])-14);&quot;&quot;)">
            <text:p/>
          </table:table-cell>
          <table:table-cell table:formula="of:=IF([.G435]=&quot;Y&quot;; MID([.B435];FIND(&quot;REFERENCES&quot;;[.B435])+11;LEN([.B435]));&quot;&quot;)" office:value-type="string" office:string-value="PATIENTS(SUBJECT_ID);" calcext:value-type="string">
            <text:p>PATIENTS(SUBJECT_ID);</text:p>
          </table:table-cell>
          <table:table-cell table:formula="of:=IF([.L435]&lt;&gt;&quot;&quot;;LEFT([.L435];FIND(&quot;(&quot;;[.L435])-1);&quot;&quot;)" office:value-type="string" office:string-value="PATIENTS" calcext:value-type="string">
            <text:p>PATIENTS</text:p>
          </table:table-cell>
          <table:table-cell table:formula="of:=SUBSTITUTE( IF([.L435]&lt;&gt;&quot;&quot;;MID([.L435];FIND(&quot;(&quot;;[.L435])+1;LEN([.L435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435]&lt;&gt;&quot;&quot;; &quot;MATCH (n:&quot; &amp; [.M438] &amp; &quot;), (m:&quot; &amp; [.H435] &amp; &quot;)&#10;WHERE m.&quot; &amp; [.K437] &amp; &quot; = n. &quot; &amp; [.N438] &amp; &quot; &#10;create (n)-[:&quot; &amp; [.J436] &amp; &quot; ]-&gt;(m)&#10;RETURN n,m&quot;;&quot;&quot;))">
            <text:p/>
          </table:table-cell>
          <table:table-cell table:formula="of:=LOWER(IF([.H435]&lt;&gt;&quot;&quot;;[.H435];&quot;&quot;))">
            <text:p/>
          </table:table-cell>
          <table:table-cell table:formula="of:=LOWER(IF([.H435]&lt;&gt;&quot;&quot;;[.K437];&quot;&quot;))">
            <text:p/>
          </table:table-cell>
          <table:table-cell table:formula="of:=LOWER(IF([.H435]&lt;&gt;&quot;&quot;;[.M438];&quot;&quot;))">
            <text:p/>
          </table:table-cell>
          <table:table-cell table:formula="of:=LOWER(IF([.H435]&lt;&gt;&quot;&quot;;[.N438];&quot;&quot;))">
            <text:p/>
          </table:table-cell>
          <table:table-cell table:formula="of:=LOWER(IF([.H435]&lt;&gt;&quot;&quot;;[.J436];&quot;&quot;))">
            <text:p/>
          </table:table-cell>
          <table:table-cell table:formula="of:=LOWER(IF([.H435]&lt;&gt;&quot;&quot;; &quot;MATCH (n:&quot; &amp; [.R435] &amp; &quot;), (m:&quot; &amp; [.P435] &amp; &quot;)&#10;WHERE m.&quot; &amp; [.Q435] &amp; &quot; = n. &quot; &amp; [.S435] &amp; &quot; &#10;create (n)-[:&quot; &amp; [.T43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36]=&quot;&quot;; NOT(ISERROR(FIND(&quot;DROP CONSTRAINT&quot;;[.B436]))); NOT(ISERROR(FIND(&quot;--&quot;;[.B436]))))" office:value-type="float" office:value="1" calcext:value-type="float">
            <text:p>1</text:p>
          </table:table-cell>
          <table:table-cell table:formula="of:=IF(AND( NOT([.C436]); NOT(ISERROR(FIND(&quot;ALTER TABLE&quot;;[.B436]  ))));&quot;Y&quot;;&quot;&quot;)">
            <text:p/>
          </table:table-cell>
          <table:table-cell table:formula="of:=IF(AND( [.D436]=&quot;&quot;; NOT(ISERROR(FIND(&quot;ADD CONSTRAINT&quot;;[.B436]  ))));&quot;Y&quot;;&quot;&quot;)">
            <text:p/>
          </table:table-cell>
          <table:table-cell table:formula="of:=IF(AND( [.E436]=&quot;&quot;; NOT(ISERROR(FIND(&quot;FOREIGN KEY&quot;;[.B436]  ))));&quot;Y&quot;;&quot;&quot;)">
            <text:p/>
          </table:table-cell>
          <table:table-cell table:formula="of:=IF(AND( [.F436]=&quot;&quot;; NOT(ISERROR(FIND(&quot;REFERENCES&quot;;[.B436]  ))));&quot;Y&quot;;&quot;&quot;)">
            <text:p/>
          </table:table-cell>
          <table:table-cell table:formula="of:=IF([.D436]=&quot;Y&quot;; MID([.B436];FIND(&quot;ALTER TABLE&quot;;[.B436])+12;LEN([.B436]));&quot;&quot;)">
            <text:p/>
          </table:table-cell>
          <table:table-cell table:formula="of:=IF([.E436]=&quot;Y&quot;; MID([.B436];FIND(&quot;ADD CONSTRAINT&quot;;[.B436])+15;LEN([.B436]));&quot;&quot;)">
            <text:p/>
          </table:table-cell>
          <table:table-cell table:formula="of:=[.I436]">
            <text:p/>
          </table:table-cell>
          <table:table-cell table:formula="of:=IF([.F436]=&quot;Y&quot;; MID([.B436];FIND(&quot;FOREIGN KEY&quot;;[.B436])+13;LEN([.B436])-14);&quot;&quot;)">
            <text:p/>
          </table:table-cell>
          <table:table-cell table:formula="of:=IF([.G436]=&quot;Y&quot;; MID([.B436];FIND(&quot;REFERENCES&quot;;[.B436])+11;LEN([.B436]));&quot;&quot;)">
            <text:p/>
          </table:table-cell>
          <table:table-cell table:formula="of:=IF([.L436]&lt;&gt;&quot;&quot;;LEFT([.L436];FIND(&quot;(&quot;;[.L436])-1);&quot;&quot;)">
            <text:p/>
          </table:table-cell>
          <table:table-cell table:formula="of:=SUBSTITUTE( IF([.L436]&lt;&gt;&quot;&quot;;MID([.L436];FIND(&quot;(&quot;;[.L436])+1;LEN([.L436]));&quot;&quot;); &quot;);&quot;;&quot;&quot;)">
            <text:p/>
          </table:table-cell>
          <table:table-cell table:style-name="ce16" table:formula="of:=LOWER(IF([.H436]&lt;&gt;&quot;&quot;; &quot;MATCH (n:&quot; &amp; [.M439] &amp; &quot;), (m:&quot; &amp; [.H436] &amp; &quot;)&#10;WHERE m.&quot; &amp; [.K438] &amp; &quot; = n. &quot; &amp; [.N439] &amp; &quot; &#10;create (n)-[:&quot; &amp; [.J437] &amp; &quot; ]-&gt;(m)&#10;RETURN n,m&quot;;&quot;&quot;))">
            <text:p/>
          </table:table-cell>
          <table:table-cell table:formula="of:=LOWER(IF([.H436]&lt;&gt;&quot;&quot;;[.H436];&quot;&quot;))">
            <text:p/>
          </table:table-cell>
          <table:table-cell table:formula="of:=LOWER(IF([.H436]&lt;&gt;&quot;&quot;;[.K438];&quot;&quot;))">
            <text:p/>
          </table:table-cell>
          <table:table-cell table:formula="of:=LOWER(IF([.H436]&lt;&gt;&quot;&quot;;[.M439];&quot;&quot;))">
            <text:p/>
          </table:table-cell>
          <table:table-cell table:formula="of:=LOWER(IF([.H436]&lt;&gt;&quot;&quot;;[.N439];&quot;&quot;))">
            <text:p/>
          </table:table-cell>
          <table:table-cell table:formula="of:=LOWER(IF([.H436]&lt;&gt;&quot;&quot;;[.J437];&quot;&quot;))">
            <text:p/>
          </table:table-cell>
          <table:table-cell table:formula="of:=LOWER(IF([.H436]&lt;&gt;&quot;&quot;; &quot;MATCH (n:&quot; &amp; [.R436] &amp; &quot;), (m:&quot; &amp; [.P436] &amp; &quot;)&#10;WHERE m.&quot; &amp; [.Q436] &amp; &quot; = n. &quot; &amp; [.S436] &amp; &quot; &#10;create (n)-[:&quot; &amp; [.T43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hadm_id</text:p>
          </table:table-cell>
          <table:table-cell table:formula="of:=OR( [.B437]=&quot;&quot;; NOT(ISERROR(FIND(&quot;DROP CONSTRAINT&quot;;[.B437]))); NOT(ISERROR(FIND(&quot;--&quot;;[.B437]))))" office:value-type="float" office:value="1" calcext:value-type="float">
            <text:p>1</text:p>
          </table:table-cell>
          <table:table-cell table:formula="of:=IF(AND( NOT([.C437]); NOT(ISERROR(FIND(&quot;ALTER TABLE&quot;;[.B437]  ))));&quot;Y&quot;;&quot;&quot;)">
            <text:p/>
          </table:table-cell>
          <table:table-cell table:formula="of:=IF(AND( [.D437]=&quot;&quot;; NOT(ISERROR(FIND(&quot;ADD CONSTRAINT&quot;;[.B437]  ))));&quot;Y&quot;;&quot;&quot;)">
            <text:p/>
          </table:table-cell>
          <table:table-cell table:formula="of:=IF(AND( [.E437]=&quot;&quot;; NOT(ISERROR(FIND(&quot;FOREIGN KEY&quot;;[.B437]  ))));&quot;Y&quot;;&quot;&quot;)">
            <text:p/>
          </table:table-cell>
          <table:table-cell table:formula="of:=IF(AND( [.F437]=&quot;&quot;; NOT(ISERROR(FIND(&quot;REFERENCES&quot;;[.B437]  ))));&quot;Y&quot;;&quot;&quot;)">
            <text:p/>
          </table:table-cell>
          <table:table-cell table:formula="of:=IF([.D437]=&quot;Y&quot;; MID([.B437];FIND(&quot;ALTER TABLE&quot;;[.B437])+12;LEN([.B437]));&quot;&quot;)">
            <text:p/>
          </table:table-cell>
          <table:table-cell table:formula="of:=IF([.E437]=&quot;Y&quot;; MID([.B437];FIND(&quot;ADD CONSTRAINT&quot;;[.B437])+15;LEN([.B437]));&quot;&quot;)">
            <text:p/>
          </table:table-cell>
          <table:table-cell table:formula="of:=[.I437]">
            <text:p/>
          </table:table-cell>
          <table:table-cell table:formula="of:=IF([.F437]=&quot;Y&quot;; MID([.B437];FIND(&quot;FOREIGN KEY&quot;;[.B437])+13;LEN([.B437])-14);&quot;&quot;)">
            <text:p/>
          </table:table-cell>
          <table:table-cell table:formula="of:=IF([.G437]=&quot;Y&quot;; MID([.B437];FIND(&quot;REFERENCES&quot;;[.B437])+11;LEN([.B437]));&quot;&quot;)">
            <text:p/>
          </table:table-cell>
          <table:table-cell table:formula="of:=IF([.L437]&lt;&gt;&quot;&quot;;LEFT([.L437];FIND(&quot;(&quot;;[.L437])-1);&quot;&quot;)">
            <text:p/>
          </table:table-cell>
          <table:table-cell table:formula="of:=SUBSTITUTE( IF([.L437]&lt;&gt;&quot;&quot;;MID([.L437];FIND(&quot;(&quot;;[.L437])+1;LEN([.L437]));&quot;&quot;); &quot;);&quot;;&quot;&quot;)">
            <text:p/>
          </table:table-cell>
          <table:table-cell table:style-name="ce16" table:formula="of:=LOWER(IF([.H437]&lt;&gt;&quot;&quot;; &quot;MATCH (n:&quot; &amp; [.M440] &amp; &quot;), (m:&quot; &amp; [.H437] &amp; &quot;)&#10;WHERE m.&quot; &amp; [.K439] &amp; &quot; = n. &quot; &amp; [.N440] &amp; &quot; &#10;create (n)-[:&quot; &amp; [.J438] &amp; &quot; ]-&gt;(m)&#10;RETURN n,m&quot;;&quot;&quot;))">
            <text:p/>
          </table:table-cell>
          <table:table-cell table:formula="of:=LOWER(IF([.H437]&lt;&gt;&quot;&quot;;[.H437];&quot;&quot;))">
            <text:p/>
          </table:table-cell>
          <table:table-cell table:formula="of:=LOWER(IF([.H437]&lt;&gt;&quot;&quot;;[.K439];&quot;&quot;))">
            <text:p/>
          </table:table-cell>
          <table:table-cell table:formula="of:=LOWER(IF([.H437]&lt;&gt;&quot;&quot;;[.M440];&quot;&quot;))">
            <text:p/>
          </table:table-cell>
          <table:table-cell table:formula="of:=LOWER(IF([.H437]&lt;&gt;&quot;&quot;;[.N440];&quot;&quot;))">
            <text:p/>
          </table:table-cell>
          <table:table-cell table:formula="of:=LOWER(IF([.H437]&lt;&gt;&quot;&quot;;[.J438];&quot;&quot;))">
            <text:p/>
          </table:table-cell>
          <table:table-cell table:formula="of:=LOWER(IF([.H437]&lt;&gt;&quot;&quot;; &quot;MATCH (n:&quot; &amp; [.R437] &amp; &quot;), (m:&quot; &amp; [.P437] &amp; &quot;)&#10;WHERE m.&quot; &amp; [.Q437] &amp; &quot; = n. &quot; &amp; [.S437] &amp; &quot; &#10;create (n)-[:&quot; &amp; [.T437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PROCEDUREEVENTS_MV DROP CONSTRAINT IF EXISTS procedureevents_mv_fk_hadm_id;</text:p>
          </table:table-cell>
          <table:table-cell table:formula="of:=OR( [.B438]=&quot;&quot;; NOT(ISERROR(FIND(&quot;DROP CONSTRAINT&quot;;[.B438]))); NOT(ISERROR(FIND(&quot;--&quot;;[.B438]))))" office:value-type="float" office:value="1" calcext:value-type="float">
            <text:p>1</text:p>
          </table:table-cell>
          <table:table-cell table:formula="of:=IF(AND( NOT([.C438]); NOT(ISERROR(FIND(&quot;ALTER TABLE&quot;;[.B438]  ))));&quot;Y&quot;;&quot;&quot;)">
            <text:p/>
          </table:table-cell>
          <table:table-cell table:formula="of:=IF(AND( [.D438]=&quot;&quot;; NOT(ISERROR(FIND(&quot;ADD CONSTRAINT&quot;;[.B438]  ))));&quot;Y&quot;;&quot;&quot;)">
            <text:p/>
          </table:table-cell>
          <table:table-cell table:formula="of:=IF(AND( [.E438]=&quot;&quot;; NOT(ISERROR(FIND(&quot;FOREIGN KEY&quot;;[.B438]  ))));&quot;Y&quot;;&quot;&quot;)">
            <text:p/>
          </table:table-cell>
          <table:table-cell table:formula="of:=IF(AND( [.F438]=&quot;&quot;; NOT(ISERROR(FIND(&quot;REFERENCES&quot;;[.B438]  ))));&quot;Y&quot;;&quot;&quot;)">
            <text:p/>
          </table:table-cell>
          <table:table-cell table:formula="of:=IF([.D438]=&quot;Y&quot;; MID([.B438];FIND(&quot;ALTER TABLE&quot;;[.B438])+12;LEN([.B438]));&quot;&quot;)">
            <text:p/>
          </table:table-cell>
          <table:table-cell table:formula="of:=IF([.E438]=&quot;Y&quot;; MID([.B438];FIND(&quot;ADD CONSTRAINT&quot;;[.B438])+15;LEN([.B438]));&quot;&quot;)">
            <text:p/>
          </table:table-cell>
          <table:table-cell table:formula="of:=[.I438]">
            <text:p/>
          </table:table-cell>
          <table:table-cell table:formula="of:=IF([.F438]=&quot;Y&quot;; MID([.B438];FIND(&quot;FOREIGN KEY&quot;;[.B438])+13;LEN([.B438])-14);&quot;&quot;)">
            <text:p/>
          </table:table-cell>
          <table:table-cell table:formula="of:=IF([.G438]=&quot;Y&quot;; MID([.B438];FIND(&quot;REFERENCES&quot;;[.B438])+11;LEN([.B438]));&quot;&quot;)">
            <text:p/>
          </table:table-cell>
          <table:table-cell table:formula="of:=IF([.L438]&lt;&gt;&quot;&quot;;LEFT([.L438];FIND(&quot;(&quot;;[.L438])-1);&quot;&quot;)">
            <text:p/>
          </table:table-cell>
          <table:table-cell table:formula="of:=SUBSTITUTE( IF([.L438]&lt;&gt;&quot;&quot;;MID([.L438];FIND(&quot;(&quot;;[.L438])+1;LEN([.L438]));&quot;&quot;); &quot;);&quot;;&quot;&quot;)">
            <text:p/>
          </table:table-cell>
          <table:table-cell table:style-name="ce16" table:formula="of:=LOWER(IF([.H438]&lt;&gt;&quot;&quot;; &quot;MATCH (n:&quot; &amp; [.M441] &amp; &quot;), (m:&quot; &amp; [.H438] &amp; &quot;)&#10;WHERE m.&quot; &amp; [.K440] &amp; &quot; = n. &quot; &amp; [.N441] &amp; &quot; &#10;create (n)-[:&quot; &amp; [.J439] &amp; &quot; ]-&gt;(m)&#10;RETURN n,m&quot;;&quot;&quot;))">
            <text:p/>
          </table:table-cell>
          <table:table-cell table:formula="of:=LOWER(IF([.H438]&lt;&gt;&quot;&quot;;[.H438];&quot;&quot;))">
            <text:p/>
          </table:table-cell>
          <table:table-cell table:formula="of:=LOWER(IF([.H438]&lt;&gt;&quot;&quot;;[.K440];&quot;&quot;))">
            <text:p/>
          </table:table-cell>
          <table:table-cell table:formula="of:=LOWER(IF([.H438]&lt;&gt;&quot;&quot;;[.M441];&quot;&quot;))">
            <text:p/>
          </table:table-cell>
          <table:table-cell table:formula="of:=LOWER(IF([.H438]&lt;&gt;&quot;&quot;;[.N441];&quot;&quot;))">
            <text:p/>
          </table:table-cell>
          <table:table-cell table:formula="of:=LOWER(IF([.H438]&lt;&gt;&quot;&quot;;[.J439];&quot;&quot;))">
            <text:p/>
          </table:table-cell>
          <table:table-cell table:formula="of:=LOWER(IF([.H438]&lt;&gt;&quot;&quot;; &quot;MATCH (n:&quot; &amp; [.R438] &amp; &quot;), (m:&quot; &amp; [.P438] &amp; &quot;)&#10;WHERE m.&quot; &amp; [.Q438] &amp; &quot; = n. &quot; &amp; [.S438] &amp; &quot; &#10;create (n)-[:&quot; &amp; [.T438] &amp; &quot; ]-&gt;(m)&#10;RETURN n,m&quot;;&quot;&quot;))">
            <text:p/>
          </table:table-cell>
          <table:table-cell table:number-columns-repeated="1003"/>
        </table:table-row>
        <table:table-row table:style-name="ro9">
          <table:table-cell table:style-name="ce13"/>
          <table:table-cell table:style-name="ce12" office:value-type="string" calcext:value-type="string">
            <text:p>ALTER TABLE PROCEDUREEVENTS_MV</text:p>
          </table:table-cell>
          <table:table-cell table:formula="of:=OR( [.B439]=&quot;&quot;; NOT(ISERROR(FIND(&quot;DROP CONSTRAINT&quot;;[.B439]))); NOT(ISERROR(FIND(&quot;--&quot;;[.B439]))))" office:value-type="float" office:value="0" calcext:value-type="float">
            <text:p>0</text:p>
          </table:table-cell>
          <table:table-cell table:formula="of:=IF(AND( NOT([.C439]); NOT(ISERROR(FIND(&quot;ALTER TABLE&quot;;[.B439]  ))));&quot;Y&quot;;&quot;&quot;)" office:value-type="string" office:string-value="Y" calcext:value-type="string">
            <text:p>Y</text:p>
          </table:table-cell>
          <table:table-cell table:formula="of:=IF(AND( [.D439]=&quot;&quot;; NOT(ISERROR(FIND(&quot;ADD CONSTRAINT&quot;;[.B439]  ))));&quot;Y&quot;;&quot;&quot;)">
            <text:p/>
          </table:table-cell>
          <table:table-cell table:formula="of:=IF(AND( [.E439]=&quot;&quot;; NOT(ISERROR(FIND(&quot;FOREIGN KEY&quot;;[.B439]  ))));&quot;Y&quot;;&quot;&quot;)">
            <text:p/>
          </table:table-cell>
          <table:table-cell table:formula="of:=IF(AND( [.F439]=&quot;&quot;; NOT(ISERROR(FIND(&quot;REFERENCES&quot;;[.B439]  ))));&quot;Y&quot;;&quot;&quot;)">
            <text:p/>
          </table:table-cell>
          <table:table-cell table:formula="of:=IF([.D439]=&quot;Y&quot;; MID([.B439];FIND(&quot;ALTER TABLE&quot;;[.B439])+12;LEN([.B439]));&quot;&quot;)" office:value-type="string" office:string-value="PROCEDUREEVENTS_MV" calcext:value-type="string">
            <text:p>PROCEDUREEVENTS_MV</text:p>
          </table:table-cell>
          <table:table-cell table:formula="of:=IF([.E439]=&quot;Y&quot;; MID([.B439];FIND(&quot;ADD CONSTRAINT&quot;;[.B439])+15;LEN([.B439]));&quot;&quot;)">
            <text:p/>
          </table:table-cell>
          <table:table-cell table:formula="of:=[.I439]">
            <text:p/>
          </table:table-cell>
          <table:table-cell table:formula="of:=IF([.F439]=&quot;Y&quot;; MID([.B439];FIND(&quot;FOREIGN KEY&quot;;[.B439])+13;LEN([.B439])-14);&quot;&quot;)">
            <text:p/>
          </table:table-cell>
          <table:table-cell table:formula="of:=IF([.G439]=&quot;Y&quot;; MID([.B439];FIND(&quot;REFERENCES&quot;;[.B439])+11;LEN([.B439]));&quot;&quot;)">
            <text:p/>
          </table:table-cell>
          <table:table-cell table:formula="of:=IF([.L439]&lt;&gt;&quot;&quot;;LEFT([.L439];FIND(&quot;(&quot;;[.L439])-1);&quot;&quot;)">
            <text:p/>
          </table:table-cell>
          <table:table-cell table:formula="of:=SUBSTITUTE( IF([.L439]&lt;&gt;&quot;&quot;;MID([.L439];FIND(&quot;(&quot;;[.L439])+1;LEN([.L439]));&quot;&quot;); &quot;);&quot;;&quot;&quot;)">
            <text:p/>
          </table:table-cell>
          <table:table-cell table:style-name="ce16" table:formula="of:=LOWER(IF([.H439]&lt;&gt;&quot;&quot;; &quot;MATCH (n:&quot; &amp; [.M442] &amp; &quot;), (m:&quot; &amp; [.H439] &amp; &quot;)&#10;WHERE m.&quot; &amp; [.K441] &amp; &quot; = n. &quot; &amp; [.N442] &amp; &quot; &#10;create (n)-[:&quot; &amp; [.J440] &amp; &quot; ]-&gt;(m)&#10;RETURN n,m&quot;;&quot;&quot;))" office:value-type="string" office:string-value="match (n:admissions), (m:procedureevents_mv)&#10;where m.hadm_id = n. hadm_id &#10;create (n)-[:procedureevents_mv_fk_hadm_id ]-&gt;(m)&#10;return n,m" calcext:value-type="string">
            <text:p>match (n:admissions), (m:procedureevents_mv)</text:p>
            <text:p>where m.hadm_id = n. hadm_id </text:p>
            <text:p>create (n)-[:procedureevents_mv_fk_hadm_id ]-&gt;(m)</text:p>
            <text:p>return n,m</text:p>
          </table:table-cell>
          <table:table-cell table:formula="of:=LOWER(IF([.H439]&lt;&gt;&quot;&quot;;[.H439];&quot;&quot;))" office:value-type="string" office:string-value="procedureevents_mv" calcext:value-type="string">
            <text:p>procedureevents_mv</text:p>
          </table:table-cell>
          <table:table-cell table:formula="of:=LOWER(IF([.H439]&lt;&gt;&quot;&quot;;[.K441];&quot;&quot;))" office:value-type="string" office:string-value="hadm_id" calcext:value-type="string">
            <text:p>hadm_id</text:p>
          </table:table-cell>
          <table:table-cell table:formula="of:=LOWER(IF([.H439]&lt;&gt;&quot;&quot;;[.M442];&quot;&quot;))" office:value-type="string" office:string-value="admissions" calcext:value-type="string">
            <text:p>admissions</text:p>
          </table:table-cell>
          <table:table-cell table:formula="of:=LOWER(IF([.H439]&lt;&gt;&quot;&quot;;[.N442];&quot;&quot;))" office:value-type="string" office:string-value="hadm_id" calcext:value-type="string">
            <text:p>hadm_id</text:p>
          </table:table-cell>
          <table:table-cell table:formula="of:=LOWER(IF([.H439]&lt;&gt;&quot;&quot;;[.J440];&quot;&quot;))" office:value-type="string" office:string-value="procedureevents_mv_fk_hadm_id" calcext:value-type="string">
            <text:p>procedureevents_mv_fk_hadm_id</text:p>
          </table:table-cell>
          <table:table-cell table:formula="of:=LOWER(IF([.H439]&lt;&gt;&quot;&quot;; &quot;MATCH (n:&quot; &amp; [.R439] &amp; &quot;), (m:&quot; &amp; [.P439] &amp; &quot;)&#10;WHERE m.&quot; &amp; [.Q439] &amp; &quot; = n. &quot; &amp; [.S439] &amp; &quot; &#10;create (n)-[:&quot; &amp; [.T439] &amp; &quot; ]-&gt;(m)&#10;RETURN n,m&quot;;&quot;&quot;))" office:value-type="string" office:string-value="match (n:admissions), (m:procedureevents_mv)&#10;where m.hadm_id = n. hadm_id &#10;create (n)-[:procedureevents_mv_fk_hadm_id ]-&gt;(m)&#10;return n,m" calcext:value-type="string">
            <text:p>match (n:admissions), (m:procedureevents_mv)</text:p>
            <text:p>where m.hadm_id = n. hadm_id </text:p>
            <text:p>create (n)-[:procedureevents_mv_fk_hadm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procedureevents_mv_fk_hadm_id</text:p>
          </table:table-cell>
          <table:table-cell table:formula="of:=OR( [.B440]=&quot;&quot;; NOT(ISERROR(FIND(&quot;DROP CONSTRAINT&quot;;[.B440]))); NOT(ISERROR(FIND(&quot;--&quot;;[.B440]))))" office:value-type="float" office:value="0" calcext:value-type="float">
            <text:p>0</text:p>
          </table:table-cell>
          <table:table-cell table:formula="of:=IF(AND( NOT([.C440]); NOT(ISERROR(FIND(&quot;ALTER TABLE&quot;;[.B440]  ))));&quot;Y&quot;;&quot;&quot;)">
            <text:p/>
          </table:table-cell>
          <table:table-cell table:formula="of:=IF(AND( [.D440]=&quot;&quot;; NOT(ISERROR(FIND(&quot;ADD CONSTRAINT&quot;;[.B440]  ))));&quot;Y&quot;;&quot;&quot;)" office:value-type="string" office:string-value="Y" calcext:value-type="string">
            <text:p>Y</text:p>
          </table:table-cell>
          <table:table-cell table:formula="of:=IF(AND( [.E440]=&quot;&quot;; NOT(ISERROR(FIND(&quot;FOREIGN KEY&quot;;[.B440]  ))));&quot;Y&quot;;&quot;&quot;)">
            <text:p/>
          </table:table-cell>
          <table:table-cell table:formula="of:=IF(AND( [.F440]=&quot;&quot;; NOT(ISERROR(FIND(&quot;REFERENCES&quot;;[.B440]  ))));&quot;Y&quot;;&quot;&quot;)">
            <text:p/>
          </table:table-cell>
          <table:table-cell table:formula="of:=IF([.D440]=&quot;Y&quot;; MID([.B440];FIND(&quot;ALTER TABLE&quot;;[.B440])+12;LEN([.B440]));&quot;&quot;)">
            <text:p/>
          </table:table-cell>
          <table:table-cell table:formula="of:=IF([.E440]=&quot;Y&quot;; MID([.B440];FIND(&quot;ADD CONSTRAINT&quot;;[.B440])+15;LEN([.B440]));&quot;&quot;)" office:value-type="string" office:string-value="procedureevents_mv_fk_hadm_id" calcext:value-type="string">
            <text:p>procedureevents_mv_fk_hadm_id</text:p>
          </table:table-cell>
          <table:table-cell table:formula="of:=[.I440]" office:value-type="string" office:string-value="procedureevents_mv_fk_hadm_id" calcext:value-type="string">
            <text:p>procedureevents_mv_fk_hadm_id</text:p>
          </table:table-cell>
          <table:table-cell table:formula="of:=IF([.F440]=&quot;Y&quot;; MID([.B440];FIND(&quot;FOREIGN KEY&quot;;[.B440])+13;LEN([.B440])-14);&quot;&quot;)">
            <text:p/>
          </table:table-cell>
          <table:table-cell table:formula="of:=IF([.G440]=&quot;Y&quot;; MID([.B440];FIND(&quot;REFERENCES&quot;;[.B440])+11;LEN([.B440]));&quot;&quot;)">
            <text:p/>
          </table:table-cell>
          <table:table-cell table:formula="of:=IF([.L440]&lt;&gt;&quot;&quot;;LEFT([.L440];FIND(&quot;(&quot;;[.L440])-1);&quot;&quot;)">
            <text:p/>
          </table:table-cell>
          <table:table-cell table:formula="of:=SUBSTITUTE( IF([.L440]&lt;&gt;&quot;&quot;;MID([.L440];FIND(&quot;(&quot;;[.L440])+1;LEN([.L440]));&quot;&quot;); &quot;);&quot;;&quot;&quot;)">
            <text:p/>
          </table:table-cell>
          <table:table-cell table:style-name="ce16" table:formula="of:=LOWER(IF([.H440]&lt;&gt;&quot;&quot;; &quot;MATCH (n:&quot; &amp; [.M443] &amp; &quot;), (m:&quot; &amp; [.H440] &amp; &quot;)&#10;WHERE m.&quot; &amp; [.K442] &amp; &quot; = n. &quot; &amp; [.N443] &amp; &quot; &#10;create (n)-[:&quot; &amp; [.J441] &amp; &quot; ]-&gt;(m)&#10;RETURN n,m&quot;;&quot;&quot;))">
            <text:p/>
          </table:table-cell>
          <table:table-cell table:formula="of:=LOWER(IF([.H440]&lt;&gt;&quot;&quot;;[.H440];&quot;&quot;))">
            <text:p/>
          </table:table-cell>
          <table:table-cell table:formula="of:=LOWER(IF([.H440]&lt;&gt;&quot;&quot;;[.K442];&quot;&quot;))">
            <text:p/>
          </table:table-cell>
          <table:table-cell table:formula="of:=LOWER(IF([.H440]&lt;&gt;&quot;&quot;;[.M443];&quot;&quot;))">
            <text:p/>
          </table:table-cell>
          <table:table-cell table:formula="of:=LOWER(IF([.H440]&lt;&gt;&quot;&quot;;[.N443];&quot;&quot;))">
            <text:p/>
          </table:table-cell>
          <table:table-cell table:formula="of:=LOWER(IF([.H440]&lt;&gt;&quot;&quot;;[.J441];&quot;&quot;))">
            <text:p/>
          </table:table-cell>
          <table:table-cell table:formula="of:=LOWER(IF([.H440]&lt;&gt;&quot;&quot;; &quot;MATCH (n:&quot; &amp; [.R440] &amp; &quot;), (m:&quot; &amp; [.P440] &amp; &quot;)&#10;WHERE m.&quot; &amp; [.Q440] &amp; &quot; = n. &quot; &amp; [.S440] &amp; &quot; &#10;create (n)-[:&quot; &amp; [.T44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HADM_ID)</text:p>
          </table:table-cell>
          <table:table-cell table:formula="of:=OR( [.B441]=&quot;&quot;; NOT(ISERROR(FIND(&quot;DROP CONSTRAINT&quot;;[.B441]))); NOT(ISERROR(FIND(&quot;--&quot;;[.B441]))))" office:value-type="float" office:value="0" calcext:value-type="float">
            <text:p>0</text:p>
          </table:table-cell>
          <table:table-cell table:formula="of:=IF(AND( NOT([.C441]); NOT(ISERROR(FIND(&quot;ALTER TABLE&quot;;[.B441]  ))));&quot;Y&quot;;&quot;&quot;)">
            <text:p/>
          </table:table-cell>
          <table:table-cell table:formula="of:=IF(AND( [.D441]=&quot;&quot;; NOT(ISERROR(FIND(&quot;ADD CONSTRAINT&quot;;[.B441]  ))));&quot;Y&quot;;&quot;&quot;)">
            <text:p/>
          </table:table-cell>
          <table:table-cell table:formula="of:=IF(AND( [.E441]=&quot;&quot;; NOT(ISERROR(FIND(&quot;FOREIGN KEY&quot;;[.B441]  ))));&quot;Y&quot;;&quot;&quot;)" office:value-type="string" office:string-value="Y" calcext:value-type="string">
            <text:p>Y</text:p>
          </table:table-cell>
          <table:table-cell table:formula="of:=IF(AND( [.F441]=&quot;&quot;; NOT(ISERROR(FIND(&quot;REFERENCES&quot;;[.B441]  ))));&quot;Y&quot;;&quot;&quot;)">
            <text:p/>
          </table:table-cell>
          <table:table-cell table:formula="of:=IF([.D441]=&quot;Y&quot;; MID([.B441];FIND(&quot;ALTER TABLE&quot;;[.B441])+12;LEN([.B441]));&quot;&quot;)">
            <text:p/>
          </table:table-cell>
          <table:table-cell table:formula="of:=IF([.E441]=&quot;Y&quot;; MID([.B441];FIND(&quot;ADD CONSTRAINT&quot;;[.B441])+15;LEN([.B441]));&quot;&quot;)">
            <text:p/>
          </table:table-cell>
          <table:table-cell table:formula="of:=[.I441]">
            <text:p/>
          </table:table-cell>
          <table:table-cell table:formula="of:=IF([.F441]=&quot;Y&quot;; MID([.B441];FIND(&quot;FOREIGN KEY&quot;;[.B441])+13;LEN([.B441])-14);&quot;&quot;)" office:value-type="string" office:string-value="HADM_ID" calcext:value-type="string">
            <text:p>HADM_ID</text:p>
          </table:table-cell>
          <table:table-cell table:formula="of:=IF([.G441]=&quot;Y&quot;; MID([.B441];FIND(&quot;REFERENCES&quot;;[.B441])+11;LEN([.B441]));&quot;&quot;)">
            <text:p/>
          </table:table-cell>
          <table:table-cell table:formula="of:=IF([.L441]&lt;&gt;&quot;&quot;;LEFT([.L441];FIND(&quot;(&quot;;[.L441])-1);&quot;&quot;)">
            <text:p/>
          </table:table-cell>
          <table:table-cell table:formula="of:=SUBSTITUTE( IF([.L441]&lt;&gt;&quot;&quot;;MID([.L441];FIND(&quot;(&quot;;[.L441])+1;LEN([.L441]));&quot;&quot;); &quot;);&quot;;&quot;&quot;)">
            <text:p/>
          </table:table-cell>
          <table:table-cell table:style-name="ce16" table:formula="of:=LOWER(IF([.H441]&lt;&gt;&quot;&quot;; &quot;MATCH (n:&quot; &amp; [.M444] &amp; &quot;), (m:&quot; &amp; [.H441] &amp; &quot;)&#10;WHERE m.&quot; &amp; [.K443] &amp; &quot; = n. &quot; &amp; [.N444] &amp; &quot; &#10;create (n)-[:&quot; &amp; [.J442] &amp; &quot; ]-&gt;(m)&#10;RETURN n,m&quot;;&quot;&quot;))">
            <text:p/>
          </table:table-cell>
          <table:table-cell table:formula="of:=LOWER(IF([.H441]&lt;&gt;&quot;&quot;;[.H441];&quot;&quot;))">
            <text:p/>
          </table:table-cell>
          <table:table-cell table:formula="of:=LOWER(IF([.H441]&lt;&gt;&quot;&quot;;[.K443];&quot;&quot;))">
            <text:p/>
          </table:table-cell>
          <table:table-cell table:formula="of:=LOWER(IF([.H441]&lt;&gt;&quot;&quot;;[.M444];&quot;&quot;))">
            <text:p/>
          </table:table-cell>
          <table:table-cell table:formula="of:=LOWER(IF([.H441]&lt;&gt;&quot;&quot;;[.N444];&quot;&quot;))">
            <text:p/>
          </table:table-cell>
          <table:table-cell table:formula="of:=LOWER(IF([.H441]&lt;&gt;&quot;&quot;;[.J442];&quot;&quot;))">
            <text:p/>
          </table:table-cell>
          <table:table-cell table:formula="of:=LOWER(IF([.H441]&lt;&gt;&quot;&quot;; &quot;MATCH (n:&quot; &amp; [.R441] &amp; &quot;), (m:&quot; &amp; [.P441] &amp; &quot;)&#10;WHERE m.&quot; &amp; [.Q441] &amp; &quot; = n. &quot; &amp; [.S441] &amp; &quot; &#10;create (n)-[:&quot; &amp; [.T44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ADMISSIONS(HADM_ID);</text:p>
          </table:table-cell>
          <table:table-cell table:formula="of:=OR( [.B442]=&quot;&quot;; NOT(ISERROR(FIND(&quot;DROP CONSTRAINT&quot;;[.B442]))); NOT(ISERROR(FIND(&quot;--&quot;;[.B442]))))" office:value-type="float" office:value="0" calcext:value-type="float">
            <text:p>0</text:p>
          </table:table-cell>
          <table:table-cell table:formula="of:=IF(AND( NOT([.C442]); NOT(ISERROR(FIND(&quot;ALTER TABLE&quot;;[.B442]  ))));&quot;Y&quot;;&quot;&quot;)">
            <text:p/>
          </table:table-cell>
          <table:table-cell table:formula="of:=IF(AND( [.D442]=&quot;&quot;; NOT(ISERROR(FIND(&quot;ADD CONSTRAINT&quot;;[.B442]  ))));&quot;Y&quot;;&quot;&quot;)">
            <text:p/>
          </table:table-cell>
          <table:table-cell table:formula="of:=IF(AND( [.E442]=&quot;&quot;; NOT(ISERROR(FIND(&quot;FOREIGN KEY&quot;;[.B442]  ))));&quot;Y&quot;;&quot;&quot;)">
            <text:p/>
          </table:table-cell>
          <table:table-cell table:formula="of:=IF(AND( [.F442]=&quot;&quot;; NOT(ISERROR(FIND(&quot;REFERENCES&quot;;[.B442]  ))));&quot;Y&quot;;&quot;&quot;)" office:value-type="string" office:string-value="Y" calcext:value-type="string">
            <text:p>Y</text:p>
          </table:table-cell>
          <table:table-cell table:formula="of:=IF([.D442]=&quot;Y&quot;; MID([.B442];FIND(&quot;ALTER TABLE&quot;;[.B442])+12;LEN([.B442]));&quot;&quot;)">
            <text:p/>
          </table:table-cell>
          <table:table-cell table:formula="of:=IF([.E442]=&quot;Y&quot;; MID([.B442];FIND(&quot;ADD CONSTRAINT&quot;;[.B442])+15;LEN([.B442]));&quot;&quot;)">
            <text:p/>
          </table:table-cell>
          <table:table-cell table:formula="of:=[.I442]">
            <text:p/>
          </table:table-cell>
          <table:table-cell table:formula="of:=IF([.F442]=&quot;Y&quot;; MID([.B442];FIND(&quot;FOREIGN KEY&quot;;[.B442])+13;LEN([.B442])-14);&quot;&quot;)">
            <text:p/>
          </table:table-cell>
          <table:table-cell table:formula="of:=IF([.G442]=&quot;Y&quot;; MID([.B442];FIND(&quot;REFERENCES&quot;;[.B442])+11;LEN([.B442]));&quot;&quot;)" office:value-type="string" office:string-value="ADMISSIONS(HADM_ID);" calcext:value-type="string">
            <text:p>ADMISSIONS(HADM_ID);</text:p>
          </table:table-cell>
          <table:table-cell table:formula="of:=IF([.L442]&lt;&gt;&quot;&quot;;LEFT([.L442];FIND(&quot;(&quot;;[.L442])-1);&quot;&quot;)" office:value-type="string" office:string-value="ADMISSIONS" calcext:value-type="string">
            <text:p>ADMISSIONS</text:p>
          </table:table-cell>
          <table:table-cell table:formula="of:=SUBSTITUTE( IF([.L442]&lt;&gt;&quot;&quot;;MID([.L442];FIND(&quot;(&quot;;[.L442])+1;LEN([.L442]));&quot;&quot;); &quot;);&quot;;&quot;&quot;)" office:value-type="string" office:string-value="HADM_ID" calcext:value-type="string">
            <text:p>HADM_ID</text:p>
          </table:table-cell>
          <table:table-cell table:style-name="ce16" table:formula="of:=LOWER(IF([.H442]&lt;&gt;&quot;&quot;; &quot;MATCH (n:&quot; &amp; [.M445] &amp; &quot;), (m:&quot; &amp; [.H442] &amp; &quot;)&#10;WHERE m.&quot; &amp; [.K444] &amp; &quot; = n. &quot; &amp; [.N445] &amp; &quot; &#10;create (n)-[:&quot; &amp; [.J443] &amp; &quot; ]-&gt;(m)&#10;RETURN n,m&quot;;&quot;&quot;))">
            <text:p/>
          </table:table-cell>
          <table:table-cell table:formula="of:=LOWER(IF([.H442]&lt;&gt;&quot;&quot;;[.H442];&quot;&quot;))">
            <text:p/>
          </table:table-cell>
          <table:table-cell table:formula="of:=LOWER(IF([.H442]&lt;&gt;&quot;&quot;;[.K444];&quot;&quot;))">
            <text:p/>
          </table:table-cell>
          <table:table-cell table:formula="of:=LOWER(IF([.H442]&lt;&gt;&quot;&quot;;[.M445];&quot;&quot;))">
            <text:p/>
          </table:table-cell>
          <table:table-cell table:formula="of:=LOWER(IF([.H442]&lt;&gt;&quot;&quot;;[.N445];&quot;&quot;))">
            <text:p/>
          </table:table-cell>
          <table:table-cell table:formula="of:=LOWER(IF([.H442]&lt;&gt;&quot;&quot;;[.J443];&quot;&quot;))">
            <text:p/>
          </table:table-cell>
          <table:table-cell table:formula="of:=LOWER(IF([.H442]&lt;&gt;&quot;&quot;; &quot;MATCH (n:&quot; &amp; [.R442] &amp; &quot;), (m:&quot; &amp; [.P442] &amp; &quot;)&#10;WHERE m.&quot; &amp; [.Q442] &amp; &quot; = n. &quot; &amp; [.S442] &amp; &quot; &#10;create (n)-[:&quot; &amp; [.T44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43]=&quot;&quot;; NOT(ISERROR(FIND(&quot;DROP CONSTRAINT&quot;;[.B443]))); NOT(ISERROR(FIND(&quot;--&quot;;[.B443]))))" office:value-type="float" office:value="1" calcext:value-type="float">
            <text:p>1</text:p>
          </table:table-cell>
          <table:table-cell table:formula="of:=IF(AND( NOT([.C443]); NOT(ISERROR(FIND(&quot;ALTER TABLE&quot;;[.B443]  ))));&quot;Y&quot;;&quot;&quot;)">
            <text:p/>
          </table:table-cell>
          <table:table-cell table:formula="of:=IF(AND( [.D443]=&quot;&quot;; NOT(ISERROR(FIND(&quot;ADD CONSTRAINT&quot;;[.B443]  ))));&quot;Y&quot;;&quot;&quot;)">
            <text:p/>
          </table:table-cell>
          <table:table-cell table:formula="of:=IF(AND( [.E443]=&quot;&quot;; NOT(ISERROR(FIND(&quot;FOREIGN KEY&quot;;[.B443]  ))));&quot;Y&quot;;&quot;&quot;)">
            <text:p/>
          </table:table-cell>
          <table:table-cell table:formula="of:=IF(AND( [.F443]=&quot;&quot;; NOT(ISERROR(FIND(&quot;REFERENCES&quot;;[.B443]  ))));&quot;Y&quot;;&quot;&quot;)">
            <text:p/>
          </table:table-cell>
          <table:table-cell table:formula="of:=IF([.D443]=&quot;Y&quot;; MID([.B443];FIND(&quot;ALTER TABLE&quot;;[.B443])+12;LEN([.B443]));&quot;&quot;)">
            <text:p/>
          </table:table-cell>
          <table:table-cell table:formula="of:=IF([.E443]=&quot;Y&quot;; MID([.B443];FIND(&quot;ADD CONSTRAINT&quot;;[.B443])+15;LEN([.B443]));&quot;&quot;)">
            <text:p/>
          </table:table-cell>
          <table:table-cell table:formula="of:=[.I443]">
            <text:p/>
          </table:table-cell>
          <table:table-cell table:formula="of:=IF([.F443]=&quot;Y&quot;; MID([.B443];FIND(&quot;FOREIGN KEY&quot;;[.B443])+13;LEN([.B443])-14);&quot;&quot;)">
            <text:p/>
          </table:table-cell>
          <table:table-cell table:formula="of:=IF([.G443]=&quot;Y&quot;; MID([.B443];FIND(&quot;REFERENCES&quot;;[.B443])+11;LEN([.B443]));&quot;&quot;)">
            <text:p/>
          </table:table-cell>
          <table:table-cell table:formula="of:=IF([.L443]&lt;&gt;&quot;&quot;;LEFT([.L443];FIND(&quot;(&quot;;[.L443])-1);&quot;&quot;)">
            <text:p/>
          </table:table-cell>
          <table:table-cell table:formula="of:=SUBSTITUTE( IF([.L443]&lt;&gt;&quot;&quot;;MID([.L443];FIND(&quot;(&quot;;[.L443])+1;LEN([.L443]));&quot;&quot;); &quot;);&quot;;&quot;&quot;)">
            <text:p/>
          </table:table-cell>
          <table:table-cell table:style-name="ce16" table:formula="of:=LOWER(IF([.H443]&lt;&gt;&quot;&quot;; &quot;MATCH (n:&quot; &amp; [.M446] &amp; &quot;), (m:&quot; &amp; [.H443] &amp; &quot;)&#10;WHERE m.&quot; &amp; [.K445] &amp; &quot; = n. &quot; &amp; [.N446] &amp; &quot; &#10;create (n)-[:&quot; &amp; [.J444] &amp; &quot; ]-&gt;(m)&#10;RETURN n,m&quot;;&quot;&quot;))">
            <text:p/>
          </table:table-cell>
          <table:table-cell table:formula="of:=LOWER(IF([.H443]&lt;&gt;&quot;&quot;;[.H443];&quot;&quot;))">
            <text:p/>
          </table:table-cell>
          <table:table-cell table:formula="of:=LOWER(IF([.H443]&lt;&gt;&quot;&quot;;[.K445];&quot;&quot;))">
            <text:p/>
          </table:table-cell>
          <table:table-cell table:formula="of:=LOWER(IF([.H443]&lt;&gt;&quot;&quot;;[.M446];&quot;&quot;))">
            <text:p/>
          </table:table-cell>
          <table:table-cell table:formula="of:=LOWER(IF([.H443]&lt;&gt;&quot;&quot;;[.N446];&quot;&quot;))">
            <text:p/>
          </table:table-cell>
          <table:table-cell table:formula="of:=LOWER(IF([.H443]&lt;&gt;&quot;&quot;;[.J444];&quot;&quot;))">
            <text:p/>
          </table:table-cell>
          <table:table-cell table:formula="of:=LOWER(IF([.H443]&lt;&gt;&quot;&quot;; &quot;MATCH (n:&quot; &amp; [.R443] &amp; &quot;), (m:&quot; &amp; [.P443] &amp; &quot;)&#10;WHERE m.&quot; &amp; [.Q443] &amp; &quot; = n. &quot; &amp; [.S443] &amp; &quot; &#10;create (n)-[:&quot; &amp; [.T44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icustay_id</text:p>
          </table:table-cell>
          <table:table-cell table:formula="of:=OR( [.B444]=&quot;&quot;; NOT(ISERROR(FIND(&quot;DROP CONSTRAINT&quot;;[.B444]))); NOT(ISERROR(FIND(&quot;--&quot;;[.B444]))))" office:value-type="float" office:value="1" calcext:value-type="float">
            <text:p>1</text:p>
          </table:table-cell>
          <table:table-cell table:formula="of:=IF(AND( NOT([.C444]); NOT(ISERROR(FIND(&quot;ALTER TABLE&quot;;[.B444]  ))));&quot;Y&quot;;&quot;&quot;)">
            <text:p/>
          </table:table-cell>
          <table:table-cell table:formula="of:=IF(AND( [.D444]=&quot;&quot;; NOT(ISERROR(FIND(&quot;ADD CONSTRAINT&quot;;[.B444]  ))));&quot;Y&quot;;&quot;&quot;)">
            <text:p/>
          </table:table-cell>
          <table:table-cell table:formula="of:=IF(AND( [.E444]=&quot;&quot;; NOT(ISERROR(FIND(&quot;FOREIGN KEY&quot;;[.B444]  ))));&quot;Y&quot;;&quot;&quot;)">
            <text:p/>
          </table:table-cell>
          <table:table-cell table:formula="of:=IF(AND( [.F444]=&quot;&quot;; NOT(ISERROR(FIND(&quot;REFERENCES&quot;;[.B444]  ))));&quot;Y&quot;;&quot;&quot;)">
            <text:p/>
          </table:table-cell>
          <table:table-cell table:formula="of:=IF([.D444]=&quot;Y&quot;; MID([.B444];FIND(&quot;ALTER TABLE&quot;;[.B444])+12;LEN([.B444]));&quot;&quot;)">
            <text:p/>
          </table:table-cell>
          <table:table-cell table:formula="of:=IF([.E444]=&quot;Y&quot;; MID([.B444];FIND(&quot;ADD CONSTRAINT&quot;;[.B444])+15;LEN([.B444]));&quot;&quot;)">
            <text:p/>
          </table:table-cell>
          <table:table-cell table:formula="of:=[.I444]">
            <text:p/>
          </table:table-cell>
          <table:table-cell table:formula="of:=IF([.F444]=&quot;Y&quot;; MID([.B444];FIND(&quot;FOREIGN KEY&quot;;[.B444])+13;LEN([.B444])-14);&quot;&quot;)">
            <text:p/>
          </table:table-cell>
          <table:table-cell table:formula="of:=IF([.G444]=&quot;Y&quot;; MID([.B444];FIND(&quot;REFERENCES&quot;;[.B444])+11;LEN([.B444]));&quot;&quot;)">
            <text:p/>
          </table:table-cell>
          <table:table-cell table:formula="of:=IF([.L444]&lt;&gt;&quot;&quot;;LEFT([.L444];FIND(&quot;(&quot;;[.L444])-1);&quot;&quot;)">
            <text:p/>
          </table:table-cell>
          <table:table-cell table:formula="of:=SUBSTITUTE( IF([.L444]&lt;&gt;&quot;&quot;;MID([.L444];FIND(&quot;(&quot;;[.L444])+1;LEN([.L444]));&quot;&quot;); &quot;);&quot;;&quot;&quot;)">
            <text:p/>
          </table:table-cell>
          <table:table-cell table:style-name="ce16" table:formula="of:=LOWER(IF([.H444]&lt;&gt;&quot;&quot;; &quot;MATCH (n:&quot; &amp; [.M447] &amp; &quot;), (m:&quot; &amp; [.H444] &amp; &quot;)&#10;WHERE m.&quot; &amp; [.K446] &amp; &quot; = n. &quot; &amp; [.N447] &amp; &quot; &#10;create (n)-[:&quot; &amp; [.J445] &amp; &quot; ]-&gt;(m)&#10;RETURN n,m&quot;;&quot;&quot;))">
            <text:p/>
          </table:table-cell>
          <table:table-cell table:formula="of:=LOWER(IF([.H444]&lt;&gt;&quot;&quot;;[.H444];&quot;&quot;))">
            <text:p/>
          </table:table-cell>
          <table:table-cell table:formula="of:=LOWER(IF([.H444]&lt;&gt;&quot;&quot;;[.K446];&quot;&quot;))">
            <text:p/>
          </table:table-cell>
          <table:table-cell table:formula="of:=LOWER(IF([.H444]&lt;&gt;&quot;&quot;;[.M447];&quot;&quot;))">
            <text:p/>
          </table:table-cell>
          <table:table-cell table:formula="of:=LOWER(IF([.H444]&lt;&gt;&quot;&quot;;[.N447];&quot;&quot;))">
            <text:p/>
          </table:table-cell>
          <table:table-cell table:formula="of:=LOWER(IF([.H444]&lt;&gt;&quot;&quot;;[.J445];&quot;&quot;))">
            <text:p/>
          </table:table-cell>
          <table:table-cell table:formula="of:=LOWER(IF([.H444]&lt;&gt;&quot;&quot;; &quot;MATCH (n:&quot; &amp; [.R444] &amp; &quot;), (m:&quot; &amp; [.P444] &amp; &quot;)&#10;WHERE m.&quot; &amp; [.Q444] &amp; &quot; = n. &quot; &amp; [.S444] &amp; &quot; &#10;create (n)-[:&quot; &amp; [.T444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PROCEDUREEVENTS_MV DROP CONSTRAINT IF EXISTS procedureevents_mv_fk_icustay_id;</text:p>
          </table:table-cell>
          <table:table-cell table:formula="of:=OR( [.B445]=&quot;&quot;; NOT(ISERROR(FIND(&quot;DROP CONSTRAINT&quot;;[.B445]))); NOT(ISERROR(FIND(&quot;--&quot;;[.B445]))))" office:value-type="float" office:value="1" calcext:value-type="float">
            <text:p>1</text:p>
          </table:table-cell>
          <table:table-cell table:formula="of:=IF(AND( NOT([.C445]); NOT(ISERROR(FIND(&quot;ALTER TABLE&quot;;[.B445]  ))));&quot;Y&quot;;&quot;&quot;)">
            <text:p/>
          </table:table-cell>
          <table:table-cell table:formula="of:=IF(AND( [.D445]=&quot;&quot;; NOT(ISERROR(FIND(&quot;ADD CONSTRAINT&quot;;[.B445]  ))));&quot;Y&quot;;&quot;&quot;)">
            <text:p/>
          </table:table-cell>
          <table:table-cell table:formula="of:=IF(AND( [.E445]=&quot;&quot;; NOT(ISERROR(FIND(&quot;FOREIGN KEY&quot;;[.B445]  ))));&quot;Y&quot;;&quot;&quot;)">
            <text:p/>
          </table:table-cell>
          <table:table-cell table:formula="of:=IF(AND( [.F445]=&quot;&quot;; NOT(ISERROR(FIND(&quot;REFERENCES&quot;;[.B445]  ))));&quot;Y&quot;;&quot;&quot;)">
            <text:p/>
          </table:table-cell>
          <table:table-cell table:formula="of:=IF([.D445]=&quot;Y&quot;; MID([.B445];FIND(&quot;ALTER TABLE&quot;;[.B445])+12;LEN([.B445]));&quot;&quot;)">
            <text:p/>
          </table:table-cell>
          <table:table-cell table:formula="of:=IF([.E445]=&quot;Y&quot;; MID([.B445];FIND(&quot;ADD CONSTRAINT&quot;;[.B445])+15;LEN([.B445]));&quot;&quot;)">
            <text:p/>
          </table:table-cell>
          <table:table-cell table:formula="of:=[.I445]">
            <text:p/>
          </table:table-cell>
          <table:table-cell table:formula="of:=IF([.F445]=&quot;Y&quot;; MID([.B445];FIND(&quot;FOREIGN KEY&quot;;[.B445])+13;LEN([.B445])-14);&quot;&quot;)">
            <text:p/>
          </table:table-cell>
          <table:table-cell table:formula="of:=IF([.G445]=&quot;Y&quot;; MID([.B445];FIND(&quot;REFERENCES&quot;;[.B445])+11;LEN([.B445]));&quot;&quot;)">
            <text:p/>
          </table:table-cell>
          <table:table-cell table:formula="of:=IF([.L445]&lt;&gt;&quot;&quot;;LEFT([.L445];FIND(&quot;(&quot;;[.L445])-1);&quot;&quot;)">
            <text:p/>
          </table:table-cell>
          <table:table-cell table:formula="of:=SUBSTITUTE( IF([.L445]&lt;&gt;&quot;&quot;;MID([.L445];FIND(&quot;(&quot;;[.L445])+1;LEN([.L445]));&quot;&quot;); &quot;);&quot;;&quot;&quot;)">
            <text:p/>
          </table:table-cell>
          <table:table-cell table:style-name="ce16" table:formula="of:=LOWER(IF([.H445]&lt;&gt;&quot;&quot;; &quot;MATCH (n:&quot; &amp; [.M448] &amp; &quot;), (m:&quot; &amp; [.H445] &amp; &quot;)&#10;WHERE m.&quot; &amp; [.K447] &amp; &quot; = n. &quot; &amp; [.N448] &amp; &quot; &#10;create (n)-[:&quot; &amp; [.J446] &amp; &quot; ]-&gt;(m)&#10;RETURN n,m&quot;;&quot;&quot;))">
            <text:p/>
          </table:table-cell>
          <table:table-cell table:formula="of:=LOWER(IF([.H445]&lt;&gt;&quot;&quot;;[.H445];&quot;&quot;))">
            <text:p/>
          </table:table-cell>
          <table:table-cell table:formula="of:=LOWER(IF([.H445]&lt;&gt;&quot;&quot;;[.K447];&quot;&quot;))">
            <text:p/>
          </table:table-cell>
          <table:table-cell table:formula="of:=LOWER(IF([.H445]&lt;&gt;&quot;&quot;;[.M448];&quot;&quot;))">
            <text:p/>
          </table:table-cell>
          <table:table-cell table:formula="of:=LOWER(IF([.H445]&lt;&gt;&quot;&quot;;[.N448];&quot;&quot;))">
            <text:p/>
          </table:table-cell>
          <table:table-cell table:formula="of:=LOWER(IF([.H445]&lt;&gt;&quot;&quot;;[.J446];&quot;&quot;))">
            <text:p/>
          </table:table-cell>
          <table:table-cell table:formula="of:=LOWER(IF([.H445]&lt;&gt;&quot;&quot;; &quot;MATCH (n:&quot; &amp; [.R445] &amp; &quot;), (m:&quot; &amp; [.P445] &amp; &quot;)&#10;WHERE m.&quot; &amp; [.Q445] &amp; &quot; = n. &quot; &amp; [.S445] &amp; &quot; &#10;create (n)-[:&quot; &amp; [.T445] &amp; &quot; ]-&gt;(m)&#10;RETURN n,m&quot;;&quot;&quot;))">
            <text:p/>
          </table:table-cell>
          <table:table-cell table:number-columns-repeated="1003"/>
        </table:table-row>
        <table:table-row table:style-name="ro10">
          <table:table-cell table:style-name="ce13"/>
          <table:table-cell table:style-name="ce12" office:value-type="string" calcext:value-type="string">
            <text:p>ALTER TABLE PROCEDUREEVENTS_MV</text:p>
          </table:table-cell>
          <table:table-cell table:formula="of:=OR( [.B446]=&quot;&quot;; NOT(ISERROR(FIND(&quot;DROP CONSTRAINT&quot;;[.B446]))); NOT(ISERROR(FIND(&quot;--&quot;;[.B446]))))" office:value-type="float" office:value="0" calcext:value-type="float">
            <text:p>0</text:p>
          </table:table-cell>
          <table:table-cell table:formula="of:=IF(AND( NOT([.C446]); NOT(ISERROR(FIND(&quot;ALTER TABLE&quot;;[.B446]  ))));&quot;Y&quot;;&quot;&quot;)" office:value-type="string" office:string-value="Y" calcext:value-type="string">
            <text:p>Y</text:p>
          </table:table-cell>
          <table:table-cell table:formula="of:=IF(AND( [.D446]=&quot;&quot;; NOT(ISERROR(FIND(&quot;ADD CONSTRAINT&quot;;[.B446]  ))));&quot;Y&quot;;&quot;&quot;)">
            <text:p/>
          </table:table-cell>
          <table:table-cell table:formula="of:=IF(AND( [.E446]=&quot;&quot;; NOT(ISERROR(FIND(&quot;FOREIGN KEY&quot;;[.B446]  ))));&quot;Y&quot;;&quot;&quot;)">
            <text:p/>
          </table:table-cell>
          <table:table-cell table:formula="of:=IF(AND( [.F446]=&quot;&quot;; NOT(ISERROR(FIND(&quot;REFERENCES&quot;;[.B446]  ))));&quot;Y&quot;;&quot;&quot;)">
            <text:p/>
          </table:table-cell>
          <table:table-cell table:formula="of:=IF([.D446]=&quot;Y&quot;; MID([.B446];FIND(&quot;ALTER TABLE&quot;;[.B446])+12;LEN([.B446]));&quot;&quot;)" office:value-type="string" office:string-value="PROCEDUREEVENTS_MV" calcext:value-type="string">
            <text:p>PROCEDUREEVENTS_MV</text:p>
          </table:table-cell>
          <table:table-cell table:formula="of:=IF([.E446]=&quot;Y&quot;; MID([.B446];FIND(&quot;ADD CONSTRAINT&quot;;[.B446])+15;LEN([.B446]));&quot;&quot;)">
            <text:p/>
          </table:table-cell>
          <table:table-cell table:formula="of:=[.I446]">
            <text:p/>
          </table:table-cell>
          <table:table-cell table:formula="of:=IF([.F446]=&quot;Y&quot;; MID([.B446];FIND(&quot;FOREIGN KEY&quot;;[.B446])+13;LEN([.B446])-14);&quot;&quot;)">
            <text:p/>
          </table:table-cell>
          <table:table-cell table:formula="of:=IF([.G446]=&quot;Y&quot;; MID([.B446];FIND(&quot;REFERENCES&quot;;[.B446])+11;LEN([.B446]));&quot;&quot;)">
            <text:p/>
          </table:table-cell>
          <table:table-cell table:formula="of:=IF([.L446]&lt;&gt;&quot;&quot;;LEFT([.L446];FIND(&quot;(&quot;;[.L446])-1);&quot;&quot;)">
            <text:p/>
          </table:table-cell>
          <table:table-cell table:formula="of:=SUBSTITUTE( IF([.L446]&lt;&gt;&quot;&quot;;MID([.L446];FIND(&quot;(&quot;;[.L446])+1;LEN([.L446]));&quot;&quot;); &quot;);&quot;;&quot;&quot;)">
            <text:p/>
          </table:table-cell>
          <table:table-cell table:style-name="ce16" table:formula="of:=LOWER(IF([.H446]&lt;&gt;&quot;&quot;; &quot;MATCH (n:&quot; &amp; [.M449] &amp; &quot;), (m:&quot; &amp; [.H446] &amp; &quot;)&#10;WHERE m.&quot; &amp; [.K448] &amp; &quot; = n. &quot; &amp; [.N449] &amp; &quot; &#10;create (n)-[:&quot; &amp; [.J447] &amp; &quot; ]-&gt;(m)&#10;RETURN n,m&quot;;&quot;&quot;))" office:value-type="string" office:string-value="match (n:icustays), (m:procedureevents_mv)&#10;where m.icustay_id = n. icustay_id &#10;create (n)-[:procedureevents_mv_fk_icustay_id ]-&gt;(m)&#10;return n,m" calcext:value-type="string">
            <text:p>match (n:icustays), (m:procedureevents_mv)</text:p>
            <text:p>where m.icustay_id = n. icustay_id </text:p>
            <text:p>create (n)-[:procedureevents_mv_fk_icustay_id ]-&gt;(m)</text:p>
            <text:p>return n,m</text:p>
          </table:table-cell>
          <table:table-cell table:formula="of:=LOWER(IF([.H446]&lt;&gt;&quot;&quot;;[.H446];&quot;&quot;))" office:value-type="string" office:string-value="procedureevents_mv" calcext:value-type="string">
            <text:p>procedureevents_mv</text:p>
          </table:table-cell>
          <table:table-cell table:formula="of:=LOWER(IF([.H446]&lt;&gt;&quot;&quot;;[.K448];&quot;&quot;))" office:value-type="string" office:string-value="icustay_id" calcext:value-type="string">
            <text:p>icustay_id</text:p>
          </table:table-cell>
          <table:table-cell table:formula="of:=LOWER(IF([.H446]&lt;&gt;&quot;&quot;;[.M449];&quot;&quot;))" office:value-type="string" office:string-value="icustays" calcext:value-type="string">
            <text:p>icustays</text:p>
          </table:table-cell>
          <table:table-cell table:formula="of:=LOWER(IF([.H446]&lt;&gt;&quot;&quot;;[.N449];&quot;&quot;))" office:value-type="string" office:string-value="icustay_id" calcext:value-type="string">
            <text:p>icustay_id</text:p>
          </table:table-cell>
          <table:table-cell table:formula="of:=LOWER(IF([.H446]&lt;&gt;&quot;&quot;;[.J447];&quot;&quot;))" office:value-type="string" office:string-value="procedureevents_mv_fk_icustay_id" calcext:value-type="string">
            <text:p>procedureevents_mv_fk_icustay_id</text:p>
          </table:table-cell>
          <table:table-cell table:formula="of:=LOWER(IF([.H446]&lt;&gt;&quot;&quot;; &quot;MATCH (n:&quot; &amp; [.R446] &amp; &quot;), (m:&quot; &amp; [.P446] &amp; &quot;)&#10;WHERE m.&quot; &amp; [.Q446] &amp; &quot; = n. &quot; &amp; [.S446] &amp; &quot; &#10;create (n)-[:&quot; &amp; [.T446] &amp; &quot; ]-&gt;(m)&#10;RETURN n,m&quot;;&quot;&quot;))" office:value-type="string" office:string-value="match (n:icustays), (m:procedureevents_mv)&#10;where m.icustay_id = n. icustay_id &#10;create (n)-[:procedureevents_mv_fk_icustay_id ]-&gt;(m)&#10;return n,m" calcext:value-type="string">
            <text:p>match (n:icustays), (m:procedureevents_mv)</text:p>
            <text:p>where m.icustay_id = n. icustay_id </text:p>
            <text:p>create (n)-[:procedureevents_mv_fk_icustay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procedureevents_mv_fk_icustay_id</text:p>
          </table:table-cell>
          <table:table-cell table:formula="of:=OR( [.B447]=&quot;&quot;; NOT(ISERROR(FIND(&quot;DROP CONSTRAINT&quot;;[.B447]))); NOT(ISERROR(FIND(&quot;--&quot;;[.B447]))))" office:value-type="float" office:value="0" calcext:value-type="float">
            <text:p>0</text:p>
          </table:table-cell>
          <table:table-cell table:formula="of:=IF(AND( NOT([.C447]); NOT(ISERROR(FIND(&quot;ALTER TABLE&quot;;[.B447]  ))));&quot;Y&quot;;&quot;&quot;)">
            <text:p/>
          </table:table-cell>
          <table:table-cell table:formula="of:=IF(AND( [.D447]=&quot;&quot;; NOT(ISERROR(FIND(&quot;ADD CONSTRAINT&quot;;[.B447]  ))));&quot;Y&quot;;&quot;&quot;)" office:value-type="string" office:string-value="Y" calcext:value-type="string">
            <text:p>Y</text:p>
          </table:table-cell>
          <table:table-cell table:formula="of:=IF(AND( [.E447]=&quot;&quot;; NOT(ISERROR(FIND(&quot;FOREIGN KEY&quot;;[.B447]  ))));&quot;Y&quot;;&quot;&quot;)">
            <text:p/>
          </table:table-cell>
          <table:table-cell table:formula="of:=IF(AND( [.F447]=&quot;&quot;; NOT(ISERROR(FIND(&quot;REFERENCES&quot;;[.B447]  ))));&quot;Y&quot;;&quot;&quot;)">
            <text:p/>
          </table:table-cell>
          <table:table-cell table:formula="of:=IF([.D447]=&quot;Y&quot;; MID([.B447];FIND(&quot;ALTER TABLE&quot;;[.B447])+12;LEN([.B447]));&quot;&quot;)">
            <text:p/>
          </table:table-cell>
          <table:table-cell table:formula="of:=IF([.E447]=&quot;Y&quot;; MID([.B447];FIND(&quot;ADD CONSTRAINT&quot;;[.B447])+15;LEN([.B447]));&quot;&quot;)" office:value-type="string" office:string-value="procedureevents_mv_fk_icustay_id" calcext:value-type="string">
            <text:p>procedureevents_mv_fk_icustay_id</text:p>
          </table:table-cell>
          <table:table-cell table:formula="of:=[.I447]" office:value-type="string" office:string-value="procedureevents_mv_fk_icustay_id" calcext:value-type="string">
            <text:p>procedureevents_mv_fk_icustay_id</text:p>
          </table:table-cell>
          <table:table-cell table:formula="of:=IF([.F447]=&quot;Y&quot;; MID([.B447];FIND(&quot;FOREIGN KEY&quot;;[.B447])+13;LEN([.B447])-14);&quot;&quot;)">
            <text:p/>
          </table:table-cell>
          <table:table-cell table:formula="of:=IF([.G447]=&quot;Y&quot;; MID([.B447];FIND(&quot;REFERENCES&quot;;[.B447])+11;LEN([.B447]));&quot;&quot;)">
            <text:p/>
          </table:table-cell>
          <table:table-cell table:formula="of:=IF([.L447]&lt;&gt;&quot;&quot;;LEFT([.L447];FIND(&quot;(&quot;;[.L447])-1);&quot;&quot;)">
            <text:p/>
          </table:table-cell>
          <table:table-cell table:formula="of:=SUBSTITUTE( IF([.L447]&lt;&gt;&quot;&quot;;MID([.L447];FIND(&quot;(&quot;;[.L447])+1;LEN([.L447]));&quot;&quot;); &quot;);&quot;;&quot;&quot;)">
            <text:p/>
          </table:table-cell>
          <table:table-cell table:style-name="ce16" table:formula="of:=LOWER(IF([.H447]&lt;&gt;&quot;&quot;; &quot;MATCH (n:&quot; &amp; [.M450] &amp; &quot;), (m:&quot; &amp; [.H447] &amp; &quot;)&#10;WHERE m.&quot; &amp; [.K449] &amp; &quot; = n. &quot; &amp; [.N450] &amp; &quot; &#10;create (n)-[:&quot; &amp; [.J448] &amp; &quot; ]-&gt;(m)&#10;RETURN n,m&quot;;&quot;&quot;))">
            <text:p/>
          </table:table-cell>
          <table:table-cell table:formula="of:=LOWER(IF([.H447]&lt;&gt;&quot;&quot;;[.H447];&quot;&quot;))">
            <text:p/>
          </table:table-cell>
          <table:table-cell table:formula="of:=LOWER(IF([.H447]&lt;&gt;&quot;&quot;;[.K449];&quot;&quot;))">
            <text:p/>
          </table:table-cell>
          <table:table-cell table:formula="of:=LOWER(IF([.H447]&lt;&gt;&quot;&quot;;[.M450];&quot;&quot;))">
            <text:p/>
          </table:table-cell>
          <table:table-cell table:formula="of:=LOWER(IF([.H447]&lt;&gt;&quot;&quot;;[.N450];&quot;&quot;))">
            <text:p/>
          </table:table-cell>
          <table:table-cell table:formula="of:=LOWER(IF([.H447]&lt;&gt;&quot;&quot;;[.J448];&quot;&quot;))">
            <text:p/>
          </table:table-cell>
          <table:table-cell table:formula="of:=LOWER(IF([.H447]&lt;&gt;&quot;&quot;; &quot;MATCH (n:&quot; &amp; [.R447] &amp; &quot;), (m:&quot; &amp; [.P447] &amp; &quot;)&#10;WHERE m.&quot; &amp; [.Q447] &amp; &quot; = n. &quot; &amp; [.S447] &amp; &quot; &#10;create (n)-[:&quot; &amp; [.T44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ICUSTAY_ID)</text:p>
          </table:table-cell>
          <table:table-cell table:formula="of:=OR( [.B448]=&quot;&quot;; NOT(ISERROR(FIND(&quot;DROP CONSTRAINT&quot;;[.B448]))); NOT(ISERROR(FIND(&quot;--&quot;;[.B448]))))" office:value-type="float" office:value="0" calcext:value-type="float">
            <text:p>0</text:p>
          </table:table-cell>
          <table:table-cell table:formula="of:=IF(AND( NOT([.C448]); NOT(ISERROR(FIND(&quot;ALTER TABLE&quot;;[.B448]  ))));&quot;Y&quot;;&quot;&quot;)">
            <text:p/>
          </table:table-cell>
          <table:table-cell table:formula="of:=IF(AND( [.D448]=&quot;&quot;; NOT(ISERROR(FIND(&quot;ADD CONSTRAINT&quot;;[.B448]  ))));&quot;Y&quot;;&quot;&quot;)">
            <text:p/>
          </table:table-cell>
          <table:table-cell table:formula="of:=IF(AND( [.E448]=&quot;&quot;; NOT(ISERROR(FIND(&quot;FOREIGN KEY&quot;;[.B448]  ))));&quot;Y&quot;;&quot;&quot;)" office:value-type="string" office:string-value="Y" calcext:value-type="string">
            <text:p>Y</text:p>
          </table:table-cell>
          <table:table-cell table:formula="of:=IF(AND( [.F448]=&quot;&quot;; NOT(ISERROR(FIND(&quot;REFERENCES&quot;;[.B448]  ))));&quot;Y&quot;;&quot;&quot;)">
            <text:p/>
          </table:table-cell>
          <table:table-cell table:formula="of:=IF([.D448]=&quot;Y&quot;; MID([.B448];FIND(&quot;ALTER TABLE&quot;;[.B448])+12;LEN([.B448]));&quot;&quot;)">
            <text:p/>
          </table:table-cell>
          <table:table-cell table:formula="of:=IF([.E448]=&quot;Y&quot;; MID([.B448];FIND(&quot;ADD CONSTRAINT&quot;;[.B448])+15;LEN([.B448]));&quot;&quot;)">
            <text:p/>
          </table:table-cell>
          <table:table-cell table:formula="of:=[.I448]">
            <text:p/>
          </table:table-cell>
          <table:table-cell table:formula="of:=IF([.F448]=&quot;Y&quot;; MID([.B448];FIND(&quot;FOREIGN KEY&quot;;[.B448])+13;LEN([.B448])-14);&quot;&quot;)" office:value-type="string" office:string-value="ICUSTAY_ID" calcext:value-type="string">
            <text:p>ICUSTAY_ID</text:p>
          </table:table-cell>
          <table:table-cell table:formula="of:=IF([.G448]=&quot;Y&quot;; MID([.B448];FIND(&quot;REFERENCES&quot;;[.B448])+11;LEN([.B448]));&quot;&quot;)">
            <text:p/>
          </table:table-cell>
          <table:table-cell table:formula="of:=IF([.L448]&lt;&gt;&quot;&quot;;LEFT([.L448];FIND(&quot;(&quot;;[.L448])-1);&quot;&quot;)">
            <text:p/>
          </table:table-cell>
          <table:table-cell table:formula="of:=SUBSTITUTE( IF([.L448]&lt;&gt;&quot;&quot;;MID([.L448];FIND(&quot;(&quot;;[.L448])+1;LEN([.L448]));&quot;&quot;); &quot;);&quot;;&quot;&quot;)">
            <text:p/>
          </table:table-cell>
          <table:table-cell table:style-name="ce16" table:formula="of:=LOWER(IF([.H448]&lt;&gt;&quot;&quot;; &quot;MATCH (n:&quot; &amp; [.M451] &amp; &quot;), (m:&quot; &amp; [.H448] &amp; &quot;)&#10;WHERE m.&quot; &amp; [.K450] &amp; &quot; = n. &quot; &amp; [.N451] &amp; &quot; &#10;create (n)-[:&quot; &amp; [.J449] &amp; &quot; ]-&gt;(m)&#10;RETURN n,m&quot;;&quot;&quot;))">
            <text:p/>
          </table:table-cell>
          <table:table-cell table:formula="of:=LOWER(IF([.H448]&lt;&gt;&quot;&quot;;[.H448];&quot;&quot;))">
            <text:p/>
          </table:table-cell>
          <table:table-cell table:formula="of:=LOWER(IF([.H448]&lt;&gt;&quot;&quot;;[.K450];&quot;&quot;))">
            <text:p/>
          </table:table-cell>
          <table:table-cell table:formula="of:=LOWER(IF([.H448]&lt;&gt;&quot;&quot;;[.M451];&quot;&quot;))">
            <text:p/>
          </table:table-cell>
          <table:table-cell table:formula="of:=LOWER(IF([.H448]&lt;&gt;&quot;&quot;;[.N451];&quot;&quot;))">
            <text:p/>
          </table:table-cell>
          <table:table-cell table:formula="of:=LOWER(IF([.H448]&lt;&gt;&quot;&quot;;[.J449];&quot;&quot;))">
            <text:p/>
          </table:table-cell>
          <table:table-cell table:formula="of:=LOWER(IF([.H448]&lt;&gt;&quot;&quot;; &quot;MATCH (n:&quot; &amp; [.R448] &amp; &quot;), (m:&quot; &amp; [.P448] &amp; &quot;)&#10;WHERE m.&quot; &amp; [.Q448] &amp; &quot; = n. &quot; &amp; [.S448] &amp; &quot; &#10;create (n)-[:&quot; &amp; [.T44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ICUSTAYS(ICUSTAY_ID);</text:p>
          </table:table-cell>
          <table:table-cell table:formula="of:=OR( [.B449]=&quot;&quot;; NOT(ISERROR(FIND(&quot;DROP CONSTRAINT&quot;;[.B449]))); NOT(ISERROR(FIND(&quot;--&quot;;[.B449]))))" office:value-type="float" office:value="0" calcext:value-type="float">
            <text:p>0</text:p>
          </table:table-cell>
          <table:table-cell table:formula="of:=IF(AND( NOT([.C449]); NOT(ISERROR(FIND(&quot;ALTER TABLE&quot;;[.B449]  ))));&quot;Y&quot;;&quot;&quot;)">
            <text:p/>
          </table:table-cell>
          <table:table-cell table:formula="of:=IF(AND( [.D449]=&quot;&quot;; NOT(ISERROR(FIND(&quot;ADD CONSTRAINT&quot;;[.B449]  ))));&quot;Y&quot;;&quot;&quot;)">
            <text:p/>
          </table:table-cell>
          <table:table-cell table:formula="of:=IF(AND( [.E449]=&quot;&quot;; NOT(ISERROR(FIND(&quot;FOREIGN KEY&quot;;[.B449]  ))));&quot;Y&quot;;&quot;&quot;)">
            <text:p/>
          </table:table-cell>
          <table:table-cell table:formula="of:=IF(AND( [.F449]=&quot;&quot;; NOT(ISERROR(FIND(&quot;REFERENCES&quot;;[.B449]  ))));&quot;Y&quot;;&quot;&quot;)" office:value-type="string" office:string-value="Y" calcext:value-type="string">
            <text:p>Y</text:p>
          </table:table-cell>
          <table:table-cell table:formula="of:=IF([.D449]=&quot;Y&quot;; MID([.B449];FIND(&quot;ALTER TABLE&quot;;[.B449])+12;LEN([.B449]));&quot;&quot;)">
            <text:p/>
          </table:table-cell>
          <table:table-cell table:formula="of:=IF([.E449]=&quot;Y&quot;; MID([.B449];FIND(&quot;ADD CONSTRAINT&quot;;[.B449])+15;LEN([.B449]));&quot;&quot;)">
            <text:p/>
          </table:table-cell>
          <table:table-cell table:formula="of:=[.I449]">
            <text:p/>
          </table:table-cell>
          <table:table-cell table:formula="of:=IF([.F449]=&quot;Y&quot;; MID([.B449];FIND(&quot;FOREIGN KEY&quot;;[.B449])+13;LEN([.B449])-14);&quot;&quot;)">
            <text:p/>
          </table:table-cell>
          <table:table-cell table:formula="of:=IF([.G449]=&quot;Y&quot;; MID([.B449];FIND(&quot;REFERENCES&quot;;[.B449])+11;LEN([.B449]));&quot;&quot;)" office:value-type="string" office:string-value="ICUSTAYS(ICUSTAY_ID);" calcext:value-type="string">
            <text:p>ICUSTAYS(ICUSTAY_ID);</text:p>
          </table:table-cell>
          <table:table-cell table:formula="of:=IF([.L449]&lt;&gt;&quot;&quot;;LEFT([.L449];FIND(&quot;(&quot;;[.L449])-1);&quot;&quot;)" office:value-type="string" office:string-value="ICUSTAYS" calcext:value-type="string">
            <text:p>ICUSTAYS</text:p>
          </table:table-cell>
          <table:table-cell table:formula="of:=SUBSTITUTE( IF([.L449]&lt;&gt;&quot;&quot;;MID([.L449];FIND(&quot;(&quot;;[.L449])+1;LEN([.L449]));&quot;&quot;); &quot;);&quot;;&quot;&quot;)" office:value-type="string" office:string-value="ICUSTAY_ID" calcext:value-type="string">
            <text:p>ICUSTAY_ID</text:p>
          </table:table-cell>
          <table:table-cell table:style-name="ce16" table:formula="of:=LOWER(IF([.H449]&lt;&gt;&quot;&quot;; &quot;MATCH (n:&quot; &amp; [.M452] &amp; &quot;), (m:&quot; &amp; [.H449] &amp; &quot;)&#10;WHERE m.&quot; &amp; [.K451] &amp; &quot; = n. &quot; &amp; [.N452] &amp; &quot; &#10;create (n)-[:&quot; &amp; [.J450] &amp; &quot; ]-&gt;(m)&#10;RETURN n,m&quot;;&quot;&quot;))">
            <text:p/>
          </table:table-cell>
          <table:table-cell table:formula="of:=LOWER(IF([.H449]&lt;&gt;&quot;&quot;;[.H449];&quot;&quot;))">
            <text:p/>
          </table:table-cell>
          <table:table-cell table:formula="of:=LOWER(IF([.H449]&lt;&gt;&quot;&quot;;[.K451];&quot;&quot;))">
            <text:p/>
          </table:table-cell>
          <table:table-cell table:formula="of:=LOWER(IF([.H449]&lt;&gt;&quot;&quot;;[.M452];&quot;&quot;))">
            <text:p/>
          </table:table-cell>
          <table:table-cell table:formula="of:=LOWER(IF([.H449]&lt;&gt;&quot;&quot;;[.N452];&quot;&quot;))">
            <text:p/>
          </table:table-cell>
          <table:table-cell table:formula="of:=LOWER(IF([.H449]&lt;&gt;&quot;&quot;;[.J450];&quot;&quot;))">
            <text:p/>
          </table:table-cell>
          <table:table-cell table:formula="of:=LOWER(IF([.H449]&lt;&gt;&quot;&quot;; &quot;MATCH (n:&quot; &amp; [.R449] &amp; &quot;), (m:&quot; &amp; [.P449] &amp; &quot;)&#10;WHERE m.&quot; &amp; [.Q449] &amp; &quot; = n. &quot; &amp; [.S449] &amp; &quot; &#10;create (n)-[:&quot; &amp; [.T44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50]=&quot;&quot;; NOT(ISERROR(FIND(&quot;DROP CONSTRAINT&quot;;[.B450]))); NOT(ISERROR(FIND(&quot;--&quot;;[.B450]))))" office:value-type="float" office:value="1" calcext:value-type="float">
            <text:p>1</text:p>
          </table:table-cell>
          <table:table-cell table:formula="of:=IF(AND( NOT([.C450]); NOT(ISERROR(FIND(&quot;ALTER TABLE&quot;;[.B450]  ))));&quot;Y&quot;;&quot;&quot;)">
            <text:p/>
          </table:table-cell>
          <table:table-cell table:formula="of:=IF(AND( [.D450]=&quot;&quot;; NOT(ISERROR(FIND(&quot;ADD CONSTRAINT&quot;;[.B450]  ))));&quot;Y&quot;;&quot;&quot;)">
            <text:p/>
          </table:table-cell>
          <table:table-cell table:formula="of:=IF(AND( [.E450]=&quot;&quot;; NOT(ISERROR(FIND(&quot;FOREIGN KEY&quot;;[.B450]  ))));&quot;Y&quot;;&quot;&quot;)">
            <text:p/>
          </table:table-cell>
          <table:table-cell table:formula="of:=IF(AND( [.F450]=&quot;&quot;; NOT(ISERROR(FIND(&quot;REFERENCES&quot;;[.B450]  ))));&quot;Y&quot;;&quot;&quot;)">
            <text:p/>
          </table:table-cell>
          <table:table-cell table:formula="of:=IF([.D450]=&quot;Y&quot;; MID([.B450];FIND(&quot;ALTER TABLE&quot;;[.B450])+12;LEN([.B450]));&quot;&quot;)">
            <text:p/>
          </table:table-cell>
          <table:table-cell table:formula="of:=IF([.E450]=&quot;Y&quot;; MID([.B450];FIND(&quot;ADD CONSTRAINT&quot;;[.B450])+15;LEN([.B450]));&quot;&quot;)">
            <text:p/>
          </table:table-cell>
          <table:table-cell table:formula="of:=[.I450]">
            <text:p/>
          </table:table-cell>
          <table:table-cell table:formula="of:=IF([.F450]=&quot;Y&quot;; MID([.B450];FIND(&quot;FOREIGN KEY&quot;;[.B450])+13;LEN([.B450])-14);&quot;&quot;)">
            <text:p/>
          </table:table-cell>
          <table:table-cell table:formula="of:=IF([.G450]=&quot;Y&quot;; MID([.B450];FIND(&quot;REFERENCES&quot;;[.B450])+11;LEN([.B450]));&quot;&quot;)">
            <text:p/>
          </table:table-cell>
          <table:table-cell table:formula="of:=IF([.L450]&lt;&gt;&quot;&quot;;LEFT([.L450];FIND(&quot;(&quot;;[.L450])-1);&quot;&quot;)">
            <text:p/>
          </table:table-cell>
          <table:table-cell table:formula="of:=SUBSTITUTE( IF([.L450]&lt;&gt;&quot;&quot;;MID([.L450];FIND(&quot;(&quot;;[.L450])+1;LEN([.L450]));&quot;&quot;); &quot;);&quot;;&quot;&quot;)">
            <text:p/>
          </table:table-cell>
          <table:table-cell table:style-name="ce16" table:formula="of:=LOWER(IF([.H450]&lt;&gt;&quot;&quot;; &quot;MATCH (n:&quot; &amp; [.M453] &amp; &quot;), (m:&quot; &amp; [.H450] &amp; &quot;)&#10;WHERE m.&quot; &amp; [.K452] &amp; &quot; = n. &quot; &amp; [.N453] &amp; &quot; &#10;create (n)-[:&quot; &amp; [.J451] &amp; &quot; ]-&gt;(m)&#10;RETURN n,m&quot;;&quot;&quot;))">
            <text:p/>
          </table:table-cell>
          <table:table-cell table:formula="of:=LOWER(IF([.H450]&lt;&gt;&quot;&quot;;[.H450];&quot;&quot;))">
            <text:p/>
          </table:table-cell>
          <table:table-cell table:formula="of:=LOWER(IF([.H450]&lt;&gt;&quot;&quot;;[.K452];&quot;&quot;))">
            <text:p/>
          </table:table-cell>
          <table:table-cell table:formula="of:=LOWER(IF([.H450]&lt;&gt;&quot;&quot;;[.M453];&quot;&quot;))">
            <text:p/>
          </table:table-cell>
          <table:table-cell table:formula="of:=LOWER(IF([.H450]&lt;&gt;&quot;&quot;;[.N453];&quot;&quot;))">
            <text:p/>
          </table:table-cell>
          <table:table-cell table:formula="of:=LOWER(IF([.H450]&lt;&gt;&quot;&quot;;[.J451];&quot;&quot;))">
            <text:p/>
          </table:table-cell>
          <table:table-cell table:formula="of:=LOWER(IF([.H450]&lt;&gt;&quot;&quot;; &quot;MATCH (n:&quot; &amp; [.R450] &amp; &quot;), (m:&quot; &amp; [.P450] &amp; &quot;)&#10;WHERE m.&quot; &amp; [.Q450] &amp; &quot; = n. &quot; &amp; [.S450] &amp; &quot; &#10;create (n)-[:&quot; &amp; [.T45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cgid</text:p>
          </table:table-cell>
          <table:table-cell table:formula="of:=OR( [.B451]=&quot;&quot;; NOT(ISERROR(FIND(&quot;DROP CONSTRAINT&quot;;[.B451]))); NOT(ISERROR(FIND(&quot;--&quot;;[.B451]))))" office:value-type="float" office:value="1" calcext:value-type="float">
            <text:p>1</text:p>
          </table:table-cell>
          <table:table-cell table:formula="of:=IF(AND( NOT([.C451]); NOT(ISERROR(FIND(&quot;ALTER TABLE&quot;;[.B451]  ))));&quot;Y&quot;;&quot;&quot;)">
            <text:p/>
          </table:table-cell>
          <table:table-cell table:formula="of:=IF(AND( [.D451]=&quot;&quot;; NOT(ISERROR(FIND(&quot;ADD CONSTRAINT&quot;;[.B451]  ))));&quot;Y&quot;;&quot;&quot;)">
            <text:p/>
          </table:table-cell>
          <table:table-cell table:formula="of:=IF(AND( [.E451]=&quot;&quot;; NOT(ISERROR(FIND(&quot;FOREIGN KEY&quot;;[.B451]  ))));&quot;Y&quot;;&quot;&quot;)">
            <text:p/>
          </table:table-cell>
          <table:table-cell table:formula="of:=IF(AND( [.F451]=&quot;&quot;; NOT(ISERROR(FIND(&quot;REFERENCES&quot;;[.B451]  ))));&quot;Y&quot;;&quot;&quot;)">
            <text:p/>
          </table:table-cell>
          <table:table-cell table:formula="of:=IF([.D451]=&quot;Y&quot;; MID([.B451];FIND(&quot;ALTER TABLE&quot;;[.B451])+12;LEN([.B451]));&quot;&quot;)">
            <text:p/>
          </table:table-cell>
          <table:table-cell table:formula="of:=IF([.E451]=&quot;Y&quot;; MID([.B451];FIND(&quot;ADD CONSTRAINT&quot;;[.B451])+15;LEN([.B451]));&quot;&quot;)">
            <text:p/>
          </table:table-cell>
          <table:table-cell table:formula="of:=[.I451]">
            <text:p/>
          </table:table-cell>
          <table:table-cell table:formula="of:=IF([.F451]=&quot;Y&quot;; MID([.B451];FIND(&quot;FOREIGN KEY&quot;;[.B451])+13;LEN([.B451])-14);&quot;&quot;)">
            <text:p/>
          </table:table-cell>
          <table:table-cell table:formula="of:=IF([.G451]=&quot;Y&quot;; MID([.B451];FIND(&quot;REFERENCES&quot;;[.B451])+11;LEN([.B451]));&quot;&quot;)">
            <text:p/>
          </table:table-cell>
          <table:table-cell table:formula="of:=IF([.L451]&lt;&gt;&quot;&quot;;LEFT([.L451];FIND(&quot;(&quot;;[.L451])-1);&quot;&quot;)">
            <text:p/>
          </table:table-cell>
          <table:table-cell table:formula="of:=SUBSTITUTE( IF([.L451]&lt;&gt;&quot;&quot;;MID([.L451];FIND(&quot;(&quot;;[.L451])+1;LEN([.L451]));&quot;&quot;); &quot;);&quot;;&quot;&quot;)">
            <text:p/>
          </table:table-cell>
          <table:table-cell table:style-name="ce16" table:formula="of:=LOWER(IF([.H451]&lt;&gt;&quot;&quot;; &quot;MATCH (n:&quot; &amp; [.M454] &amp; &quot;), (m:&quot; &amp; [.H451] &amp; &quot;)&#10;WHERE m.&quot; &amp; [.K453] &amp; &quot; = n. &quot; &amp; [.N454] &amp; &quot; &#10;create (n)-[:&quot; &amp; [.J452] &amp; &quot; ]-&gt;(m)&#10;RETURN n,m&quot;;&quot;&quot;))">
            <text:p/>
          </table:table-cell>
          <table:table-cell table:formula="of:=LOWER(IF([.H451]&lt;&gt;&quot;&quot;;[.H451];&quot;&quot;))">
            <text:p/>
          </table:table-cell>
          <table:table-cell table:formula="of:=LOWER(IF([.H451]&lt;&gt;&quot;&quot;;[.K453];&quot;&quot;))">
            <text:p/>
          </table:table-cell>
          <table:table-cell table:formula="of:=LOWER(IF([.H451]&lt;&gt;&quot;&quot;;[.M454];&quot;&quot;))">
            <text:p/>
          </table:table-cell>
          <table:table-cell table:formula="of:=LOWER(IF([.H451]&lt;&gt;&quot;&quot;;[.N454];&quot;&quot;))">
            <text:p/>
          </table:table-cell>
          <table:table-cell table:formula="of:=LOWER(IF([.H451]&lt;&gt;&quot;&quot;;[.J452];&quot;&quot;))">
            <text:p/>
          </table:table-cell>
          <table:table-cell table:formula="of:=LOWER(IF([.H451]&lt;&gt;&quot;&quot;; &quot;MATCH (n:&quot; &amp; [.R451] &amp; &quot;), (m:&quot; &amp; [.P451] &amp; &quot;)&#10;WHERE m.&quot; &amp; [.Q451] &amp; &quot; = n. &quot; &amp; [.S451] &amp; &quot; &#10;create (n)-[:&quot; &amp; [.T451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PROCEDUREEVENTS_MV DROP CONSTRAINT IF EXISTS procedureevents_mv_fk_itemid;</text:p>
          </table:table-cell>
          <table:table-cell table:formula="of:=OR( [.B452]=&quot;&quot;; NOT(ISERROR(FIND(&quot;DROP CONSTRAINT&quot;;[.B452]))); NOT(ISERROR(FIND(&quot;--&quot;;[.B452]))))" office:value-type="float" office:value="1" calcext:value-type="float">
            <text:p>1</text:p>
          </table:table-cell>
          <table:table-cell table:formula="of:=IF(AND( NOT([.C452]); NOT(ISERROR(FIND(&quot;ALTER TABLE&quot;;[.B452]  ))));&quot;Y&quot;;&quot;&quot;)">
            <text:p/>
          </table:table-cell>
          <table:table-cell table:formula="of:=IF(AND( [.D452]=&quot;&quot;; NOT(ISERROR(FIND(&quot;ADD CONSTRAINT&quot;;[.B452]  ))));&quot;Y&quot;;&quot;&quot;)">
            <text:p/>
          </table:table-cell>
          <table:table-cell table:formula="of:=IF(AND( [.E452]=&quot;&quot;; NOT(ISERROR(FIND(&quot;FOREIGN KEY&quot;;[.B452]  ))));&quot;Y&quot;;&quot;&quot;)">
            <text:p/>
          </table:table-cell>
          <table:table-cell table:formula="of:=IF(AND( [.F452]=&quot;&quot;; NOT(ISERROR(FIND(&quot;REFERENCES&quot;;[.B452]  ))));&quot;Y&quot;;&quot;&quot;)">
            <text:p/>
          </table:table-cell>
          <table:table-cell table:formula="of:=IF([.D452]=&quot;Y&quot;; MID([.B452];FIND(&quot;ALTER TABLE&quot;;[.B452])+12;LEN([.B452]));&quot;&quot;)">
            <text:p/>
          </table:table-cell>
          <table:table-cell table:formula="of:=IF([.E452]=&quot;Y&quot;; MID([.B452];FIND(&quot;ADD CONSTRAINT&quot;;[.B452])+15;LEN([.B452]));&quot;&quot;)">
            <text:p/>
          </table:table-cell>
          <table:table-cell table:formula="of:=[.I452]">
            <text:p/>
          </table:table-cell>
          <table:table-cell table:formula="of:=IF([.F452]=&quot;Y&quot;; MID([.B452];FIND(&quot;FOREIGN KEY&quot;;[.B452])+13;LEN([.B452])-14);&quot;&quot;)">
            <text:p/>
          </table:table-cell>
          <table:table-cell table:formula="of:=IF([.G452]=&quot;Y&quot;; MID([.B452];FIND(&quot;REFERENCES&quot;;[.B452])+11;LEN([.B452]));&quot;&quot;)">
            <text:p/>
          </table:table-cell>
          <table:table-cell table:formula="of:=IF([.L452]&lt;&gt;&quot;&quot;;LEFT([.L452];FIND(&quot;(&quot;;[.L452])-1);&quot;&quot;)">
            <text:p/>
          </table:table-cell>
          <table:table-cell table:formula="of:=SUBSTITUTE( IF([.L452]&lt;&gt;&quot;&quot;;MID([.L452];FIND(&quot;(&quot;;[.L452])+1;LEN([.L452]));&quot;&quot;); &quot;);&quot;;&quot;&quot;)">
            <text:p/>
          </table:table-cell>
          <table:table-cell table:style-name="ce16" table:formula="of:=LOWER(IF([.H452]&lt;&gt;&quot;&quot;; &quot;MATCH (n:&quot; &amp; [.M455] &amp; &quot;), (m:&quot; &amp; [.H452] &amp; &quot;)&#10;WHERE m.&quot; &amp; [.K454] &amp; &quot; = n. &quot; &amp; [.N455] &amp; &quot; &#10;create (n)-[:&quot; &amp; [.J453] &amp; &quot; ]-&gt;(m)&#10;RETURN n,m&quot;;&quot;&quot;))">
            <text:p/>
          </table:table-cell>
          <table:table-cell table:formula="of:=LOWER(IF([.H452]&lt;&gt;&quot;&quot;;[.H452];&quot;&quot;))">
            <text:p/>
          </table:table-cell>
          <table:table-cell table:formula="of:=LOWER(IF([.H452]&lt;&gt;&quot;&quot;;[.K454];&quot;&quot;))">
            <text:p/>
          </table:table-cell>
          <table:table-cell table:formula="of:=LOWER(IF([.H452]&lt;&gt;&quot;&quot;;[.M455];&quot;&quot;))">
            <text:p/>
          </table:table-cell>
          <table:table-cell table:formula="of:=LOWER(IF([.H452]&lt;&gt;&quot;&quot;;[.N455];&quot;&quot;))">
            <text:p/>
          </table:table-cell>
          <table:table-cell table:formula="of:=LOWER(IF([.H452]&lt;&gt;&quot;&quot;;[.J453];&quot;&quot;))">
            <text:p/>
          </table:table-cell>
          <table:table-cell table:formula="of:=LOWER(IF([.H452]&lt;&gt;&quot;&quot;; &quot;MATCH (n:&quot; &amp; [.R452] &amp; &quot;), (m:&quot; &amp; [.P452] &amp; &quot;)&#10;WHERE m.&quot; &amp; [.Q452] &amp; &quot; = n. &quot; &amp; [.S452] &amp; &quot; &#10;create (n)-[:&quot; &amp; [.T452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PROCEDUREEVENTS_MV</text:p>
          </table:table-cell>
          <table:table-cell table:formula="of:=OR( [.B453]=&quot;&quot;; NOT(ISERROR(FIND(&quot;DROP CONSTRAINT&quot;;[.B453]))); NOT(ISERROR(FIND(&quot;--&quot;;[.B453]))))" office:value-type="float" office:value="0" calcext:value-type="float">
            <text:p>0</text:p>
          </table:table-cell>
          <table:table-cell table:formula="of:=IF(AND( NOT([.C453]); NOT(ISERROR(FIND(&quot;ALTER TABLE&quot;;[.B453]  ))));&quot;Y&quot;;&quot;&quot;)" office:value-type="string" office:string-value="Y" calcext:value-type="string">
            <text:p>Y</text:p>
          </table:table-cell>
          <table:table-cell table:formula="of:=IF(AND( [.D453]=&quot;&quot;; NOT(ISERROR(FIND(&quot;ADD CONSTRAINT&quot;;[.B453]  ))));&quot;Y&quot;;&quot;&quot;)">
            <text:p/>
          </table:table-cell>
          <table:table-cell table:formula="of:=IF(AND( [.E453]=&quot;&quot;; NOT(ISERROR(FIND(&quot;FOREIGN KEY&quot;;[.B453]  ))));&quot;Y&quot;;&quot;&quot;)">
            <text:p/>
          </table:table-cell>
          <table:table-cell table:formula="of:=IF(AND( [.F453]=&quot;&quot;; NOT(ISERROR(FIND(&quot;REFERENCES&quot;;[.B453]  ))));&quot;Y&quot;;&quot;&quot;)">
            <text:p/>
          </table:table-cell>
          <table:table-cell table:formula="of:=IF([.D453]=&quot;Y&quot;; MID([.B453];FIND(&quot;ALTER TABLE&quot;;[.B453])+12;LEN([.B453]));&quot;&quot;)" office:value-type="string" office:string-value="PROCEDUREEVENTS_MV" calcext:value-type="string">
            <text:p>PROCEDUREEVENTS_MV</text:p>
          </table:table-cell>
          <table:table-cell table:formula="of:=IF([.E453]=&quot;Y&quot;; MID([.B453];FIND(&quot;ADD CONSTRAINT&quot;;[.B453])+15;LEN([.B453]));&quot;&quot;)">
            <text:p/>
          </table:table-cell>
          <table:table-cell table:formula="of:=[.I453]">
            <text:p/>
          </table:table-cell>
          <table:table-cell table:formula="of:=IF([.F453]=&quot;Y&quot;; MID([.B453];FIND(&quot;FOREIGN KEY&quot;;[.B453])+13;LEN([.B453])-14);&quot;&quot;)">
            <text:p/>
          </table:table-cell>
          <table:table-cell table:formula="of:=IF([.G453]=&quot;Y&quot;; MID([.B453];FIND(&quot;REFERENCES&quot;;[.B453])+11;LEN([.B453]));&quot;&quot;)">
            <text:p/>
          </table:table-cell>
          <table:table-cell table:formula="of:=IF([.L453]&lt;&gt;&quot;&quot;;LEFT([.L453];FIND(&quot;(&quot;;[.L453])-1);&quot;&quot;)">
            <text:p/>
          </table:table-cell>
          <table:table-cell table:formula="of:=SUBSTITUTE( IF([.L453]&lt;&gt;&quot;&quot;;MID([.L453];FIND(&quot;(&quot;;[.L453])+1;LEN([.L453]));&quot;&quot;); &quot;);&quot;;&quot;&quot;)">
            <text:p/>
          </table:table-cell>
          <table:table-cell table:style-name="ce16" table:formula="of:=LOWER(IF([.H453]&lt;&gt;&quot;&quot;; &quot;MATCH (n:&quot; &amp; [.M456] &amp; &quot;), (m:&quot; &amp; [.H453] &amp; &quot;)&#10;WHERE m.&quot; &amp; [.K455] &amp; &quot; = n. &quot; &amp; [.N456] &amp; &quot; &#10;create (n)-[:&quot; &amp; [.J454] &amp; &quot; ]-&gt;(m)&#10;RETURN n,m&quot;;&quot;&quot;))" office:value-type="string" office:string-value="match (n:d_items), (m:procedureevents_mv)&#10;where m.itemid = n. itemid &#10;create (n)-[:procedureevents_mv_fk_itemid ]-&gt;(m)&#10;return n,m" calcext:value-type="string">
            <text:p>match (n:d_items), (m:procedureevents_mv)</text:p>
            <text:p>where m.itemid = n. itemid </text:p>
            <text:p>create (n)-[:procedureevents_mv_fk_itemid ]-&gt;(m)</text:p>
            <text:p>return n,m</text:p>
          </table:table-cell>
          <table:table-cell table:formula="of:=LOWER(IF([.H453]&lt;&gt;&quot;&quot;;[.H453];&quot;&quot;))" office:value-type="string" office:string-value="procedureevents_mv" calcext:value-type="string">
            <text:p>procedureevents_mv</text:p>
          </table:table-cell>
          <table:table-cell table:formula="of:=LOWER(IF([.H453]&lt;&gt;&quot;&quot;;[.K455];&quot;&quot;))" office:value-type="string" office:string-value="itemid" calcext:value-type="string">
            <text:p>itemid</text:p>
          </table:table-cell>
          <table:table-cell table:formula="of:=LOWER(IF([.H453]&lt;&gt;&quot;&quot;;[.M456];&quot;&quot;))" office:value-type="string" office:string-value="d_items" calcext:value-type="string">
            <text:p>d_items</text:p>
          </table:table-cell>
          <table:table-cell table:formula="of:=LOWER(IF([.H453]&lt;&gt;&quot;&quot;;[.N456];&quot;&quot;))" office:value-type="string" office:string-value="itemid" calcext:value-type="string">
            <text:p>itemid</text:p>
          </table:table-cell>
          <table:table-cell table:formula="of:=LOWER(IF([.H453]&lt;&gt;&quot;&quot;;[.J454];&quot;&quot;))" office:value-type="string" office:string-value="procedureevents_mv_fk_itemid" calcext:value-type="string">
            <text:p>procedureevents_mv_fk_itemid</text:p>
          </table:table-cell>
          <table:table-cell table:formula="of:=LOWER(IF([.H453]&lt;&gt;&quot;&quot;; &quot;MATCH (n:&quot; &amp; [.R453] &amp; &quot;), (m:&quot; &amp; [.P453] &amp; &quot;)&#10;WHERE m.&quot; &amp; [.Q453] &amp; &quot; = n. &quot; &amp; [.S453] &amp; &quot; &#10;create (n)-[:&quot; &amp; [.T453] &amp; &quot; ]-&gt;(m)&#10;RETURN n,m&quot;;&quot;&quot;))" office:value-type="string" office:string-value="match (n:d_items), (m:procedureevents_mv)&#10;where m.itemid = n. itemid &#10;create (n)-[:procedureevents_mv_fk_itemid ]-&gt;(m)&#10;return n,m" calcext:value-type="string">
            <text:p>match (n:d_items), (m:procedureevents_mv)</text:p>
            <text:p>where m.itemid = n. itemid </text:p>
            <text:p>create (n)-[:procedureevents_mv_fk_item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procedureevents_mv_fk_itemid</text:p>
          </table:table-cell>
          <table:table-cell table:formula="of:=OR( [.B454]=&quot;&quot;; NOT(ISERROR(FIND(&quot;DROP CONSTRAINT&quot;;[.B454]))); NOT(ISERROR(FIND(&quot;--&quot;;[.B454]))))" office:value-type="float" office:value="0" calcext:value-type="float">
            <text:p>0</text:p>
          </table:table-cell>
          <table:table-cell table:formula="of:=IF(AND( NOT([.C454]); NOT(ISERROR(FIND(&quot;ALTER TABLE&quot;;[.B454]  ))));&quot;Y&quot;;&quot;&quot;)">
            <text:p/>
          </table:table-cell>
          <table:table-cell table:formula="of:=IF(AND( [.D454]=&quot;&quot;; NOT(ISERROR(FIND(&quot;ADD CONSTRAINT&quot;;[.B454]  ))));&quot;Y&quot;;&quot;&quot;)" office:value-type="string" office:string-value="Y" calcext:value-type="string">
            <text:p>Y</text:p>
          </table:table-cell>
          <table:table-cell table:formula="of:=IF(AND( [.E454]=&quot;&quot;; NOT(ISERROR(FIND(&quot;FOREIGN KEY&quot;;[.B454]  ))));&quot;Y&quot;;&quot;&quot;)">
            <text:p/>
          </table:table-cell>
          <table:table-cell table:formula="of:=IF(AND( [.F454]=&quot;&quot;; NOT(ISERROR(FIND(&quot;REFERENCES&quot;;[.B454]  ))));&quot;Y&quot;;&quot;&quot;)">
            <text:p/>
          </table:table-cell>
          <table:table-cell table:formula="of:=IF([.D454]=&quot;Y&quot;; MID([.B454];FIND(&quot;ALTER TABLE&quot;;[.B454])+12;LEN([.B454]));&quot;&quot;)">
            <text:p/>
          </table:table-cell>
          <table:table-cell table:formula="of:=IF([.E454]=&quot;Y&quot;; MID([.B454];FIND(&quot;ADD CONSTRAINT&quot;;[.B454])+15;LEN([.B454]));&quot;&quot;)" office:value-type="string" office:string-value="procedureevents_mv_fk_itemid" calcext:value-type="string">
            <text:p>procedureevents_mv_fk_itemid</text:p>
          </table:table-cell>
          <table:table-cell table:formula="of:=[.I454]" office:value-type="string" office:string-value="procedureevents_mv_fk_itemid" calcext:value-type="string">
            <text:p>procedureevents_mv_fk_itemid</text:p>
          </table:table-cell>
          <table:table-cell table:formula="of:=IF([.F454]=&quot;Y&quot;; MID([.B454];FIND(&quot;FOREIGN KEY&quot;;[.B454])+13;LEN([.B454])-14);&quot;&quot;)">
            <text:p/>
          </table:table-cell>
          <table:table-cell table:formula="of:=IF([.G454]=&quot;Y&quot;; MID([.B454];FIND(&quot;REFERENCES&quot;;[.B454])+11;LEN([.B454]));&quot;&quot;)">
            <text:p/>
          </table:table-cell>
          <table:table-cell table:formula="of:=IF([.L454]&lt;&gt;&quot;&quot;;LEFT([.L454];FIND(&quot;(&quot;;[.L454])-1);&quot;&quot;)">
            <text:p/>
          </table:table-cell>
          <table:table-cell table:formula="of:=SUBSTITUTE( IF([.L454]&lt;&gt;&quot;&quot;;MID([.L454];FIND(&quot;(&quot;;[.L454])+1;LEN([.L454]));&quot;&quot;); &quot;);&quot;;&quot;&quot;)">
            <text:p/>
          </table:table-cell>
          <table:table-cell table:style-name="ce16" table:formula="of:=LOWER(IF([.H454]&lt;&gt;&quot;&quot;; &quot;MATCH (n:&quot; &amp; [.M457] &amp; &quot;), (m:&quot; &amp; [.H454] &amp; &quot;)&#10;WHERE m.&quot; &amp; [.K456] &amp; &quot; = n. &quot; &amp; [.N457] &amp; &quot; &#10;create (n)-[:&quot; &amp; [.J455] &amp; &quot; ]-&gt;(m)&#10;RETURN n,m&quot;;&quot;&quot;))">
            <text:p/>
          </table:table-cell>
          <table:table-cell table:formula="of:=LOWER(IF([.H454]&lt;&gt;&quot;&quot;;[.H454];&quot;&quot;))">
            <text:p/>
          </table:table-cell>
          <table:table-cell table:formula="of:=LOWER(IF([.H454]&lt;&gt;&quot;&quot;;[.K456];&quot;&quot;))">
            <text:p/>
          </table:table-cell>
          <table:table-cell table:formula="of:=LOWER(IF([.H454]&lt;&gt;&quot;&quot;;[.M457];&quot;&quot;))">
            <text:p/>
          </table:table-cell>
          <table:table-cell table:formula="of:=LOWER(IF([.H454]&lt;&gt;&quot;&quot;;[.N457];&quot;&quot;))">
            <text:p/>
          </table:table-cell>
          <table:table-cell table:formula="of:=LOWER(IF([.H454]&lt;&gt;&quot;&quot;;[.J455];&quot;&quot;))">
            <text:p/>
          </table:table-cell>
          <table:table-cell table:formula="of:=LOWER(IF([.H454]&lt;&gt;&quot;&quot;; &quot;MATCH (n:&quot; &amp; [.R454] &amp; &quot;), (m:&quot; &amp; [.P454] &amp; &quot;)&#10;WHERE m.&quot; &amp; [.Q454] &amp; &quot; = n. &quot; &amp; [.S454] &amp; &quot; &#10;create (n)-[:&quot; &amp; [.T45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ITEMID)</text:p>
          </table:table-cell>
          <table:table-cell table:formula="of:=OR( [.B455]=&quot;&quot;; NOT(ISERROR(FIND(&quot;DROP CONSTRAINT&quot;;[.B455]))); NOT(ISERROR(FIND(&quot;--&quot;;[.B455]))))" office:value-type="float" office:value="0" calcext:value-type="float">
            <text:p>0</text:p>
          </table:table-cell>
          <table:table-cell table:formula="of:=IF(AND( NOT([.C455]); NOT(ISERROR(FIND(&quot;ALTER TABLE&quot;;[.B455]  ))));&quot;Y&quot;;&quot;&quot;)">
            <text:p/>
          </table:table-cell>
          <table:table-cell table:formula="of:=IF(AND( [.D455]=&quot;&quot;; NOT(ISERROR(FIND(&quot;ADD CONSTRAINT&quot;;[.B455]  ))));&quot;Y&quot;;&quot;&quot;)">
            <text:p/>
          </table:table-cell>
          <table:table-cell table:formula="of:=IF(AND( [.E455]=&quot;&quot;; NOT(ISERROR(FIND(&quot;FOREIGN KEY&quot;;[.B455]  ))));&quot;Y&quot;;&quot;&quot;)" office:value-type="string" office:string-value="Y" calcext:value-type="string">
            <text:p>Y</text:p>
          </table:table-cell>
          <table:table-cell table:formula="of:=IF(AND( [.F455]=&quot;&quot;; NOT(ISERROR(FIND(&quot;REFERENCES&quot;;[.B455]  ))));&quot;Y&quot;;&quot;&quot;)">
            <text:p/>
          </table:table-cell>
          <table:table-cell table:formula="of:=IF([.D455]=&quot;Y&quot;; MID([.B455];FIND(&quot;ALTER TABLE&quot;;[.B455])+12;LEN([.B455]));&quot;&quot;)">
            <text:p/>
          </table:table-cell>
          <table:table-cell table:formula="of:=IF([.E455]=&quot;Y&quot;; MID([.B455];FIND(&quot;ADD CONSTRAINT&quot;;[.B455])+15;LEN([.B455]));&quot;&quot;)">
            <text:p/>
          </table:table-cell>
          <table:table-cell table:formula="of:=[.I455]">
            <text:p/>
          </table:table-cell>
          <table:table-cell table:formula="of:=IF([.F455]=&quot;Y&quot;; MID([.B455];FIND(&quot;FOREIGN KEY&quot;;[.B455])+13;LEN([.B455])-14);&quot;&quot;)" office:value-type="string" office:string-value="ITEMID" calcext:value-type="string">
            <text:p>ITEMID</text:p>
          </table:table-cell>
          <table:table-cell table:formula="of:=IF([.G455]=&quot;Y&quot;; MID([.B455];FIND(&quot;REFERENCES&quot;;[.B455])+11;LEN([.B455]));&quot;&quot;)">
            <text:p/>
          </table:table-cell>
          <table:table-cell table:formula="of:=IF([.L455]&lt;&gt;&quot;&quot;;LEFT([.L455];FIND(&quot;(&quot;;[.L455])-1);&quot;&quot;)">
            <text:p/>
          </table:table-cell>
          <table:table-cell table:formula="of:=SUBSTITUTE( IF([.L455]&lt;&gt;&quot;&quot;;MID([.L455];FIND(&quot;(&quot;;[.L455])+1;LEN([.L455]));&quot;&quot;); &quot;);&quot;;&quot;&quot;)">
            <text:p/>
          </table:table-cell>
          <table:table-cell table:style-name="ce16" table:formula="of:=LOWER(IF([.H455]&lt;&gt;&quot;&quot;; &quot;MATCH (n:&quot; &amp; [.M458] &amp; &quot;), (m:&quot; &amp; [.H455] &amp; &quot;)&#10;WHERE m.&quot; &amp; [.K457] &amp; &quot; = n. &quot; &amp; [.N458] &amp; &quot; &#10;create (n)-[:&quot; &amp; [.J456] &amp; &quot; ]-&gt;(m)&#10;RETURN n,m&quot;;&quot;&quot;))">
            <text:p/>
          </table:table-cell>
          <table:table-cell table:formula="of:=LOWER(IF([.H455]&lt;&gt;&quot;&quot;;[.H455];&quot;&quot;))">
            <text:p/>
          </table:table-cell>
          <table:table-cell table:formula="of:=LOWER(IF([.H455]&lt;&gt;&quot;&quot;;[.K457];&quot;&quot;))">
            <text:p/>
          </table:table-cell>
          <table:table-cell table:formula="of:=LOWER(IF([.H455]&lt;&gt;&quot;&quot;;[.M458];&quot;&quot;))">
            <text:p/>
          </table:table-cell>
          <table:table-cell table:formula="of:=LOWER(IF([.H455]&lt;&gt;&quot;&quot;;[.N458];&quot;&quot;))">
            <text:p/>
          </table:table-cell>
          <table:table-cell table:formula="of:=LOWER(IF([.H455]&lt;&gt;&quot;&quot;;[.J456];&quot;&quot;))">
            <text:p/>
          </table:table-cell>
          <table:table-cell table:formula="of:=LOWER(IF([.H455]&lt;&gt;&quot;&quot;; &quot;MATCH (n:&quot; &amp; [.R455] &amp; &quot;), (m:&quot; &amp; [.P455] &amp; &quot;)&#10;WHERE m.&quot; &amp; [.Q455] &amp; &quot; = n. &quot; &amp; [.S455] &amp; &quot; &#10;create (n)-[:&quot; &amp; [.T45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D_ITEMS(ITEMID);</text:p>
          </table:table-cell>
          <table:table-cell table:formula="of:=OR( [.B456]=&quot;&quot;; NOT(ISERROR(FIND(&quot;DROP CONSTRAINT&quot;;[.B456]))); NOT(ISERROR(FIND(&quot;--&quot;;[.B456]))))" office:value-type="float" office:value="0" calcext:value-type="float">
            <text:p>0</text:p>
          </table:table-cell>
          <table:table-cell table:formula="of:=IF(AND( NOT([.C456]); NOT(ISERROR(FIND(&quot;ALTER TABLE&quot;;[.B456]  ))));&quot;Y&quot;;&quot;&quot;)">
            <text:p/>
          </table:table-cell>
          <table:table-cell table:formula="of:=IF(AND( [.D456]=&quot;&quot;; NOT(ISERROR(FIND(&quot;ADD CONSTRAINT&quot;;[.B456]  ))));&quot;Y&quot;;&quot;&quot;)">
            <text:p/>
          </table:table-cell>
          <table:table-cell table:formula="of:=IF(AND( [.E456]=&quot;&quot;; NOT(ISERROR(FIND(&quot;FOREIGN KEY&quot;;[.B456]  ))));&quot;Y&quot;;&quot;&quot;)">
            <text:p/>
          </table:table-cell>
          <table:table-cell table:formula="of:=IF(AND( [.F456]=&quot;&quot;; NOT(ISERROR(FIND(&quot;REFERENCES&quot;;[.B456]  ))));&quot;Y&quot;;&quot;&quot;)" office:value-type="string" office:string-value="Y" calcext:value-type="string">
            <text:p>Y</text:p>
          </table:table-cell>
          <table:table-cell table:formula="of:=IF([.D456]=&quot;Y&quot;; MID([.B456];FIND(&quot;ALTER TABLE&quot;;[.B456])+12;LEN([.B456]));&quot;&quot;)">
            <text:p/>
          </table:table-cell>
          <table:table-cell table:formula="of:=IF([.E456]=&quot;Y&quot;; MID([.B456];FIND(&quot;ADD CONSTRAINT&quot;;[.B456])+15;LEN([.B456]));&quot;&quot;)">
            <text:p/>
          </table:table-cell>
          <table:table-cell table:formula="of:=[.I456]">
            <text:p/>
          </table:table-cell>
          <table:table-cell table:formula="of:=IF([.F456]=&quot;Y&quot;; MID([.B456];FIND(&quot;FOREIGN KEY&quot;;[.B456])+13;LEN([.B456])-14);&quot;&quot;)">
            <text:p/>
          </table:table-cell>
          <table:table-cell table:formula="of:=IF([.G456]=&quot;Y&quot;; MID([.B456];FIND(&quot;REFERENCES&quot;;[.B456])+11;LEN([.B456]));&quot;&quot;)" office:value-type="string" office:string-value="D_ITEMS(ITEMID);" calcext:value-type="string">
            <text:p>D_ITEMS(ITEMID);</text:p>
          </table:table-cell>
          <table:table-cell table:formula="of:=IF([.L456]&lt;&gt;&quot;&quot;;LEFT([.L456];FIND(&quot;(&quot;;[.L456])-1);&quot;&quot;)" office:value-type="string" office:string-value="D_ITEMS" calcext:value-type="string">
            <text:p>D_ITEMS</text:p>
          </table:table-cell>
          <table:table-cell table:formula="of:=SUBSTITUTE( IF([.L456]&lt;&gt;&quot;&quot;;MID([.L456];FIND(&quot;(&quot;;[.L456])+1;LEN([.L456]));&quot;&quot;); &quot;);&quot;;&quot;&quot;)" office:value-type="string" office:string-value="ITEMID" calcext:value-type="string">
            <text:p>ITEMID</text:p>
          </table:table-cell>
          <table:table-cell table:style-name="ce16" table:formula="of:=LOWER(IF([.H456]&lt;&gt;&quot;&quot;; &quot;MATCH (n:&quot; &amp; [.M459] &amp; &quot;), (m:&quot; &amp; [.H456] &amp; &quot;)&#10;WHERE m.&quot; &amp; [.K458] &amp; &quot; = n. &quot; &amp; [.N459] &amp; &quot; &#10;create (n)-[:&quot; &amp; [.J457] &amp; &quot; ]-&gt;(m)&#10;RETURN n,m&quot;;&quot;&quot;))">
            <text:p/>
          </table:table-cell>
          <table:table-cell table:formula="of:=LOWER(IF([.H456]&lt;&gt;&quot;&quot;;[.H456];&quot;&quot;))">
            <text:p/>
          </table:table-cell>
          <table:table-cell table:formula="of:=LOWER(IF([.H456]&lt;&gt;&quot;&quot;;[.K458];&quot;&quot;))">
            <text:p/>
          </table:table-cell>
          <table:table-cell table:formula="of:=LOWER(IF([.H456]&lt;&gt;&quot;&quot;;[.M459];&quot;&quot;))">
            <text:p/>
          </table:table-cell>
          <table:table-cell table:formula="of:=LOWER(IF([.H456]&lt;&gt;&quot;&quot;;[.N459];&quot;&quot;))">
            <text:p/>
          </table:table-cell>
          <table:table-cell table:formula="of:=LOWER(IF([.H456]&lt;&gt;&quot;&quot;;[.J457];&quot;&quot;))">
            <text:p/>
          </table:table-cell>
          <table:table-cell table:formula="of:=LOWER(IF([.H456]&lt;&gt;&quot;&quot;; &quot;MATCH (n:&quot; &amp; [.R456] &amp; &quot;), (m:&quot; &amp; [.P456] &amp; &quot;)&#10;WHERE m.&quot; &amp; [.Q456] &amp; &quot; = n. &quot; &amp; [.S456] &amp; &quot; &#10;create (n)-[:&quot; &amp; [.T45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57]=&quot;&quot;; NOT(ISERROR(FIND(&quot;DROP CONSTRAINT&quot;;[.B457]))); NOT(ISERROR(FIND(&quot;--&quot;;[.B457]))))" office:value-type="float" office:value="1" calcext:value-type="float">
            <text:p>1</text:p>
          </table:table-cell>
          <table:table-cell table:formula="of:=IF(AND( NOT([.C457]); NOT(ISERROR(FIND(&quot;ALTER TABLE&quot;;[.B457]  ))));&quot;Y&quot;;&quot;&quot;)">
            <text:p/>
          </table:table-cell>
          <table:table-cell table:formula="of:=IF(AND( [.D457]=&quot;&quot;; NOT(ISERROR(FIND(&quot;ADD CONSTRAINT&quot;;[.B457]  ))));&quot;Y&quot;;&quot;&quot;)">
            <text:p/>
          </table:table-cell>
          <table:table-cell table:formula="of:=IF(AND( [.E457]=&quot;&quot;; NOT(ISERROR(FIND(&quot;FOREIGN KEY&quot;;[.B457]  ))));&quot;Y&quot;;&quot;&quot;)">
            <text:p/>
          </table:table-cell>
          <table:table-cell table:formula="of:=IF(AND( [.F457]=&quot;&quot;; NOT(ISERROR(FIND(&quot;REFERENCES&quot;;[.B457]  ))));&quot;Y&quot;;&quot;&quot;)">
            <text:p/>
          </table:table-cell>
          <table:table-cell table:formula="of:=IF([.D457]=&quot;Y&quot;; MID([.B457];FIND(&quot;ALTER TABLE&quot;;[.B457])+12;LEN([.B457]));&quot;&quot;)">
            <text:p/>
          </table:table-cell>
          <table:table-cell table:formula="of:=IF([.E457]=&quot;Y&quot;; MID([.B457];FIND(&quot;ADD CONSTRAINT&quot;;[.B457])+15;LEN([.B457]));&quot;&quot;)">
            <text:p/>
          </table:table-cell>
          <table:table-cell table:formula="of:=[.I457]">
            <text:p/>
          </table:table-cell>
          <table:table-cell table:formula="of:=IF([.F457]=&quot;Y&quot;; MID([.B457];FIND(&quot;FOREIGN KEY&quot;;[.B457])+13;LEN([.B457])-14);&quot;&quot;)">
            <text:p/>
          </table:table-cell>
          <table:table-cell table:formula="of:=IF([.G457]=&quot;Y&quot;; MID([.B457];FIND(&quot;REFERENCES&quot;;[.B457])+11;LEN([.B457]));&quot;&quot;)">
            <text:p/>
          </table:table-cell>
          <table:table-cell table:formula="of:=IF([.L457]&lt;&gt;&quot;&quot;;LEFT([.L457];FIND(&quot;(&quot;;[.L457])-1);&quot;&quot;)">
            <text:p/>
          </table:table-cell>
          <table:table-cell table:formula="of:=SUBSTITUTE( IF([.L457]&lt;&gt;&quot;&quot;;MID([.L457];FIND(&quot;(&quot;;[.L457])+1;LEN([.L457]));&quot;&quot;); &quot;);&quot;;&quot;&quot;)">
            <text:p/>
          </table:table-cell>
          <table:table-cell table:style-name="ce16" table:formula="of:=LOWER(IF([.H457]&lt;&gt;&quot;&quot;; &quot;MATCH (n:&quot; &amp; [.M460] &amp; &quot;), (m:&quot; &amp; [.H457] &amp; &quot;)&#10;WHERE m.&quot; &amp; [.K459] &amp; &quot; = n. &quot; &amp; [.N460] &amp; &quot; &#10;create (n)-[:&quot; &amp; [.J458] &amp; &quot; ]-&gt;(m)&#10;RETURN n,m&quot;;&quot;&quot;))">
            <text:p/>
          </table:table-cell>
          <table:table-cell table:formula="of:=LOWER(IF([.H457]&lt;&gt;&quot;&quot;;[.H457];&quot;&quot;))">
            <text:p/>
          </table:table-cell>
          <table:table-cell table:formula="of:=LOWER(IF([.H457]&lt;&gt;&quot;&quot;;[.K459];&quot;&quot;))">
            <text:p/>
          </table:table-cell>
          <table:table-cell table:formula="of:=LOWER(IF([.H457]&lt;&gt;&quot;&quot;;[.M460];&quot;&quot;))">
            <text:p/>
          </table:table-cell>
          <table:table-cell table:formula="of:=LOWER(IF([.H457]&lt;&gt;&quot;&quot;;[.N460];&quot;&quot;))">
            <text:p/>
          </table:table-cell>
          <table:table-cell table:formula="of:=LOWER(IF([.H457]&lt;&gt;&quot;&quot;;[.J458];&quot;&quot;))">
            <text:p/>
          </table:table-cell>
          <table:table-cell table:formula="of:=LOWER(IF([.H457]&lt;&gt;&quot;&quot;; &quot;MATCH (n:&quot; &amp; [.R457] &amp; &quot;), (m:&quot; &amp; [.P457] &amp; &quot;)&#10;WHERE m.&quot; &amp; [.Q457] &amp; &quot; = n. &quot; &amp; [.S457] &amp; &quot; &#10;create (n)-[:&quot; &amp; [.T45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cgid</text:p>
          </table:table-cell>
          <table:table-cell table:formula="of:=OR( [.B458]=&quot;&quot;; NOT(ISERROR(FIND(&quot;DROP CONSTRAINT&quot;;[.B458]))); NOT(ISERROR(FIND(&quot;--&quot;;[.B458]))))" office:value-type="float" office:value="1" calcext:value-type="float">
            <text:p>1</text:p>
          </table:table-cell>
          <table:table-cell table:formula="of:=IF(AND( NOT([.C458]); NOT(ISERROR(FIND(&quot;ALTER TABLE&quot;;[.B458]  ))));&quot;Y&quot;;&quot;&quot;)">
            <text:p/>
          </table:table-cell>
          <table:table-cell table:formula="of:=IF(AND( [.D458]=&quot;&quot;; NOT(ISERROR(FIND(&quot;ADD CONSTRAINT&quot;;[.B458]  ))));&quot;Y&quot;;&quot;&quot;)">
            <text:p/>
          </table:table-cell>
          <table:table-cell table:formula="of:=IF(AND( [.E458]=&quot;&quot;; NOT(ISERROR(FIND(&quot;FOREIGN KEY&quot;;[.B458]  ))));&quot;Y&quot;;&quot;&quot;)">
            <text:p/>
          </table:table-cell>
          <table:table-cell table:formula="of:=IF(AND( [.F458]=&quot;&quot;; NOT(ISERROR(FIND(&quot;REFERENCES&quot;;[.B458]  ))));&quot;Y&quot;;&quot;&quot;)">
            <text:p/>
          </table:table-cell>
          <table:table-cell table:formula="of:=IF([.D458]=&quot;Y&quot;; MID([.B458];FIND(&quot;ALTER TABLE&quot;;[.B458])+12;LEN([.B458]));&quot;&quot;)">
            <text:p/>
          </table:table-cell>
          <table:table-cell table:formula="of:=IF([.E458]=&quot;Y&quot;; MID([.B458];FIND(&quot;ADD CONSTRAINT&quot;;[.B458])+15;LEN([.B458]));&quot;&quot;)">
            <text:p/>
          </table:table-cell>
          <table:table-cell table:formula="of:=[.I458]">
            <text:p/>
          </table:table-cell>
          <table:table-cell table:formula="of:=IF([.F458]=&quot;Y&quot;; MID([.B458];FIND(&quot;FOREIGN KEY&quot;;[.B458])+13;LEN([.B458])-14);&quot;&quot;)">
            <text:p/>
          </table:table-cell>
          <table:table-cell table:formula="of:=IF([.G458]=&quot;Y&quot;; MID([.B458];FIND(&quot;REFERENCES&quot;;[.B458])+11;LEN([.B458]));&quot;&quot;)">
            <text:p/>
          </table:table-cell>
          <table:table-cell table:formula="of:=IF([.L458]&lt;&gt;&quot;&quot;;LEFT([.L458];FIND(&quot;(&quot;;[.L458])-1);&quot;&quot;)">
            <text:p/>
          </table:table-cell>
          <table:table-cell table:formula="of:=SUBSTITUTE( IF([.L458]&lt;&gt;&quot;&quot;;MID([.L458];FIND(&quot;(&quot;;[.L458])+1;LEN([.L458]));&quot;&quot;); &quot;);&quot;;&quot;&quot;)">
            <text:p/>
          </table:table-cell>
          <table:table-cell table:style-name="ce16" table:formula="of:=LOWER(IF([.H458]&lt;&gt;&quot;&quot;; &quot;MATCH (n:&quot; &amp; [.M461] &amp; &quot;), (m:&quot; &amp; [.H458] &amp; &quot;)&#10;WHERE m.&quot; &amp; [.K460] &amp; &quot; = n. &quot; &amp; [.N461] &amp; &quot; &#10;create (n)-[:&quot; &amp; [.J459] &amp; &quot; ]-&gt;(m)&#10;RETURN n,m&quot;;&quot;&quot;))">
            <text:p/>
          </table:table-cell>
          <table:table-cell table:formula="of:=LOWER(IF([.H458]&lt;&gt;&quot;&quot;;[.H458];&quot;&quot;))">
            <text:p/>
          </table:table-cell>
          <table:table-cell table:formula="of:=LOWER(IF([.H458]&lt;&gt;&quot;&quot;;[.K460];&quot;&quot;))">
            <text:p/>
          </table:table-cell>
          <table:table-cell table:formula="of:=LOWER(IF([.H458]&lt;&gt;&quot;&quot;;[.M461];&quot;&quot;))">
            <text:p/>
          </table:table-cell>
          <table:table-cell table:formula="of:=LOWER(IF([.H458]&lt;&gt;&quot;&quot;;[.N461];&quot;&quot;))">
            <text:p/>
          </table:table-cell>
          <table:table-cell table:formula="of:=LOWER(IF([.H458]&lt;&gt;&quot;&quot;;[.J459];&quot;&quot;))">
            <text:p/>
          </table:table-cell>
          <table:table-cell table:formula="of:=LOWER(IF([.H458]&lt;&gt;&quot;&quot;; &quot;MATCH (n:&quot; &amp; [.R458] &amp; &quot;), (m:&quot; &amp; [.P458] &amp; &quot;)&#10;WHERE m.&quot; &amp; [.Q458] &amp; &quot; = n. &quot; &amp; [.S458] &amp; &quot; &#10;create (n)-[:&quot; &amp; [.T458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PROCEDUREEVENTS_MV DROP CONSTRAINT IF EXISTS procedureevents_mv_fk_cgid;</text:p>
          </table:table-cell>
          <table:table-cell table:formula="of:=OR( [.B459]=&quot;&quot;; NOT(ISERROR(FIND(&quot;DROP CONSTRAINT&quot;;[.B459]))); NOT(ISERROR(FIND(&quot;--&quot;;[.B459]))))" office:value-type="float" office:value="1" calcext:value-type="float">
            <text:p>1</text:p>
          </table:table-cell>
          <table:table-cell table:formula="of:=IF(AND( NOT([.C459]); NOT(ISERROR(FIND(&quot;ALTER TABLE&quot;;[.B459]  ))));&quot;Y&quot;;&quot;&quot;)">
            <text:p/>
          </table:table-cell>
          <table:table-cell table:formula="of:=IF(AND( [.D459]=&quot;&quot;; NOT(ISERROR(FIND(&quot;ADD CONSTRAINT&quot;;[.B459]  ))));&quot;Y&quot;;&quot;&quot;)">
            <text:p/>
          </table:table-cell>
          <table:table-cell table:formula="of:=IF(AND( [.E459]=&quot;&quot;; NOT(ISERROR(FIND(&quot;FOREIGN KEY&quot;;[.B459]  ))));&quot;Y&quot;;&quot;&quot;)">
            <text:p/>
          </table:table-cell>
          <table:table-cell table:formula="of:=IF(AND( [.F459]=&quot;&quot;; NOT(ISERROR(FIND(&quot;REFERENCES&quot;;[.B459]  ))));&quot;Y&quot;;&quot;&quot;)">
            <text:p/>
          </table:table-cell>
          <table:table-cell table:formula="of:=IF([.D459]=&quot;Y&quot;; MID([.B459];FIND(&quot;ALTER TABLE&quot;;[.B459])+12;LEN([.B459]));&quot;&quot;)">
            <text:p/>
          </table:table-cell>
          <table:table-cell table:formula="of:=IF([.E459]=&quot;Y&quot;; MID([.B459];FIND(&quot;ADD CONSTRAINT&quot;;[.B459])+15;LEN([.B459]));&quot;&quot;)">
            <text:p/>
          </table:table-cell>
          <table:table-cell table:formula="of:=[.I459]">
            <text:p/>
          </table:table-cell>
          <table:table-cell table:formula="of:=IF([.F459]=&quot;Y&quot;; MID([.B459];FIND(&quot;FOREIGN KEY&quot;;[.B459])+13;LEN([.B459])-14);&quot;&quot;)">
            <text:p/>
          </table:table-cell>
          <table:table-cell table:formula="of:=IF([.G459]=&quot;Y&quot;; MID([.B459];FIND(&quot;REFERENCES&quot;;[.B459])+11;LEN([.B459]));&quot;&quot;)">
            <text:p/>
          </table:table-cell>
          <table:table-cell table:formula="of:=IF([.L459]&lt;&gt;&quot;&quot;;LEFT([.L459];FIND(&quot;(&quot;;[.L459])-1);&quot;&quot;)">
            <text:p/>
          </table:table-cell>
          <table:table-cell table:formula="of:=SUBSTITUTE( IF([.L459]&lt;&gt;&quot;&quot;;MID([.L459];FIND(&quot;(&quot;;[.L459])+1;LEN([.L459]));&quot;&quot;); &quot;);&quot;;&quot;&quot;)">
            <text:p/>
          </table:table-cell>
          <table:table-cell table:style-name="ce16" table:formula="of:=LOWER(IF([.H459]&lt;&gt;&quot;&quot;; &quot;MATCH (n:&quot; &amp; [.M462] &amp; &quot;), (m:&quot; &amp; [.H459] &amp; &quot;)&#10;WHERE m.&quot; &amp; [.K461] &amp; &quot; = n. &quot; &amp; [.N462] &amp; &quot; &#10;create (n)-[:&quot; &amp; [.J460] &amp; &quot; ]-&gt;(m)&#10;RETURN n,m&quot;;&quot;&quot;))">
            <text:p/>
          </table:table-cell>
          <table:table-cell table:formula="of:=LOWER(IF([.H459]&lt;&gt;&quot;&quot;;[.H459];&quot;&quot;))">
            <text:p/>
          </table:table-cell>
          <table:table-cell table:formula="of:=LOWER(IF([.H459]&lt;&gt;&quot;&quot;;[.K461];&quot;&quot;))">
            <text:p/>
          </table:table-cell>
          <table:table-cell table:formula="of:=LOWER(IF([.H459]&lt;&gt;&quot;&quot;;[.M462];&quot;&quot;))">
            <text:p/>
          </table:table-cell>
          <table:table-cell table:formula="of:=LOWER(IF([.H459]&lt;&gt;&quot;&quot;;[.N462];&quot;&quot;))">
            <text:p/>
          </table:table-cell>
          <table:table-cell table:formula="of:=LOWER(IF([.H459]&lt;&gt;&quot;&quot;;[.J460];&quot;&quot;))">
            <text:p/>
          </table:table-cell>
          <table:table-cell table:formula="of:=LOWER(IF([.H459]&lt;&gt;&quot;&quot;; &quot;MATCH (n:&quot; &amp; [.R459] &amp; &quot;), (m:&quot; &amp; [.P459] &amp; &quot;)&#10;WHERE m.&quot; &amp; [.Q459] &amp; &quot; = n. &quot; &amp; [.S459] &amp; &quot; &#10;create (n)-[:&quot; &amp; [.T459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PROCEDUREEVENTS_MV</text:p>
          </table:table-cell>
          <table:table-cell table:formula="of:=OR( [.B460]=&quot;&quot;; NOT(ISERROR(FIND(&quot;DROP CONSTRAINT&quot;;[.B460]))); NOT(ISERROR(FIND(&quot;--&quot;;[.B460]))))" office:value-type="float" office:value="0" calcext:value-type="float">
            <text:p>0</text:p>
          </table:table-cell>
          <table:table-cell table:formula="of:=IF(AND( NOT([.C460]); NOT(ISERROR(FIND(&quot;ALTER TABLE&quot;;[.B460]  ))));&quot;Y&quot;;&quot;&quot;)" office:value-type="string" office:string-value="Y" calcext:value-type="string">
            <text:p>Y</text:p>
          </table:table-cell>
          <table:table-cell table:formula="of:=IF(AND( [.D460]=&quot;&quot;; NOT(ISERROR(FIND(&quot;ADD CONSTRAINT&quot;;[.B460]  ))));&quot;Y&quot;;&quot;&quot;)">
            <text:p/>
          </table:table-cell>
          <table:table-cell table:formula="of:=IF(AND( [.E460]=&quot;&quot;; NOT(ISERROR(FIND(&quot;FOREIGN KEY&quot;;[.B460]  ))));&quot;Y&quot;;&quot;&quot;)">
            <text:p/>
          </table:table-cell>
          <table:table-cell table:formula="of:=IF(AND( [.F460]=&quot;&quot;; NOT(ISERROR(FIND(&quot;REFERENCES&quot;;[.B460]  ))));&quot;Y&quot;;&quot;&quot;)">
            <text:p/>
          </table:table-cell>
          <table:table-cell table:formula="of:=IF([.D460]=&quot;Y&quot;; MID([.B460];FIND(&quot;ALTER TABLE&quot;;[.B460])+12;LEN([.B460]));&quot;&quot;)" office:value-type="string" office:string-value="PROCEDUREEVENTS_MV" calcext:value-type="string">
            <text:p>PROCEDUREEVENTS_MV</text:p>
          </table:table-cell>
          <table:table-cell table:formula="of:=IF([.E460]=&quot;Y&quot;; MID([.B460];FIND(&quot;ADD CONSTRAINT&quot;;[.B460])+15;LEN([.B460]));&quot;&quot;)">
            <text:p/>
          </table:table-cell>
          <table:table-cell table:formula="of:=[.I460]">
            <text:p/>
          </table:table-cell>
          <table:table-cell table:formula="of:=IF([.F460]=&quot;Y&quot;; MID([.B460];FIND(&quot;FOREIGN KEY&quot;;[.B460])+13;LEN([.B460])-14);&quot;&quot;)">
            <text:p/>
          </table:table-cell>
          <table:table-cell table:formula="of:=IF([.G460]=&quot;Y&quot;; MID([.B460];FIND(&quot;REFERENCES&quot;;[.B460])+11;LEN([.B460]));&quot;&quot;)">
            <text:p/>
          </table:table-cell>
          <table:table-cell table:formula="of:=IF([.L460]&lt;&gt;&quot;&quot;;LEFT([.L460];FIND(&quot;(&quot;;[.L460])-1);&quot;&quot;)">
            <text:p/>
          </table:table-cell>
          <table:table-cell table:formula="of:=SUBSTITUTE( IF([.L460]&lt;&gt;&quot;&quot;;MID([.L460];FIND(&quot;(&quot;;[.L460])+1;LEN([.L460]));&quot;&quot;); &quot;);&quot;;&quot;&quot;)">
            <text:p/>
          </table:table-cell>
          <table:table-cell table:style-name="ce16" table:formula="of:=LOWER(IF([.H460]&lt;&gt;&quot;&quot;; &quot;MATCH (n:&quot; &amp; [.M463] &amp; &quot;), (m:&quot; &amp; [.H460] &amp; &quot;)&#10;WHERE m.&quot; &amp; [.K462] &amp; &quot; = n. &quot; &amp; [.N463] &amp; &quot; &#10;create (n)-[:&quot; &amp; [.J461] &amp; &quot; ]-&gt;(m)&#10;RETURN n,m&quot;;&quot;&quot;))" office:value-type="string" office:string-value="match (n:caregivers), (m:procedureevents_mv)&#10;where m.cgid = n. cgid &#10;create (n)-[:procedureevents_mv_fk_cgid ]-&gt;(m)&#10;return n,m" calcext:value-type="string">
            <text:p>match (n:caregivers), (m:procedureevents_mv)</text:p>
            <text:p>where m.cgid = n. cgid </text:p>
            <text:p>create (n)-[:procedureevents_mv_fk_cgid ]-&gt;(m)</text:p>
            <text:p>return n,m</text:p>
          </table:table-cell>
          <table:table-cell table:formula="of:=LOWER(IF([.H460]&lt;&gt;&quot;&quot;;[.H460];&quot;&quot;))" office:value-type="string" office:string-value="procedureevents_mv" calcext:value-type="string">
            <text:p>procedureevents_mv</text:p>
          </table:table-cell>
          <table:table-cell table:formula="of:=LOWER(IF([.H460]&lt;&gt;&quot;&quot;;[.K462];&quot;&quot;))" office:value-type="string" office:string-value="cgid" calcext:value-type="string">
            <text:p>cgid</text:p>
          </table:table-cell>
          <table:table-cell table:formula="of:=LOWER(IF([.H460]&lt;&gt;&quot;&quot;;[.M463];&quot;&quot;))" office:value-type="string" office:string-value="caregivers" calcext:value-type="string">
            <text:p>caregivers</text:p>
          </table:table-cell>
          <table:table-cell table:formula="of:=LOWER(IF([.H460]&lt;&gt;&quot;&quot;;[.N463];&quot;&quot;))" office:value-type="string" office:string-value="cgid" calcext:value-type="string">
            <text:p>cgid</text:p>
          </table:table-cell>
          <table:table-cell table:formula="of:=LOWER(IF([.H460]&lt;&gt;&quot;&quot;;[.J461];&quot;&quot;))" office:value-type="string" office:string-value="procedureevents_mv_fk_cgid" calcext:value-type="string">
            <text:p>procedureevents_mv_fk_cgid</text:p>
          </table:table-cell>
          <table:table-cell table:formula="of:=LOWER(IF([.H460]&lt;&gt;&quot;&quot;; &quot;MATCH (n:&quot; &amp; [.R460] &amp; &quot;), (m:&quot; &amp; [.P460] &amp; &quot;)&#10;WHERE m.&quot; &amp; [.Q460] &amp; &quot; = n. &quot; &amp; [.S460] &amp; &quot; &#10;create (n)-[:&quot; &amp; [.T460] &amp; &quot; ]-&gt;(m)&#10;RETURN n,m&quot;;&quot;&quot;))" office:value-type="string" office:string-value="match (n:caregivers), (m:procedureevents_mv)&#10;where m.cgid = n. cgid &#10;create (n)-[:procedureevents_mv_fk_cgid ]-&gt;(m)&#10;return n,m" calcext:value-type="string">
            <text:p>match (n:caregivers), (m:procedureevents_mv)</text:p>
            <text:p>where m.cgid = n. cgid </text:p>
            <text:p>create (n)-[:procedureevents_mv_fk_cg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procedureevents_mv_fk_cgid</text:p>
          </table:table-cell>
          <table:table-cell table:formula="of:=OR( [.B461]=&quot;&quot;; NOT(ISERROR(FIND(&quot;DROP CONSTRAINT&quot;;[.B461]))); NOT(ISERROR(FIND(&quot;--&quot;;[.B461]))))" office:value-type="float" office:value="0" calcext:value-type="float">
            <text:p>0</text:p>
          </table:table-cell>
          <table:table-cell table:formula="of:=IF(AND( NOT([.C461]); NOT(ISERROR(FIND(&quot;ALTER TABLE&quot;;[.B461]  ))));&quot;Y&quot;;&quot;&quot;)">
            <text:p/>
          </table:table-cell>
          <table:table-cell table:formula="of:=IF(AND( [.D461]=&quot;&quot;; NOT(ISERROR(FIND(&quot;ADD CONSTRAINT&quot;;[.B461]  ))));&quot;Y&quot;;&quot;&quot;)" office:value-type="string" office:string-value="Y" calcext:value-type="string">
            <text:p>Y</text:p>
          </table:table-cell>
          <table:table-cell table:formula="of:=IF(AND( [.E461]=&quot;&quot;; NOT(ISERROR(FIND(&quot;FOREIGN KEY&quot;;[.B461]  ))));&quot;Y&quot;;&quot;&quot;)">
            <text:p/>
          </table:table-cell>
          <table:table-cell table:formula="of:=IF(AND( [.F461]=&quot;&quot;; NOT(ISERROR(FIND(&quot;REFERENCES&quot;;[.B461]  ))));&quot;Y&quot;;&quot;&quot;)">
            <text:p/>
          </table:table-cell>
          <table:table-cell table:formula="of:=IF([.D461]=&quot;Y&quot;; MID([.B461];FIND(&quot;ALTER TABLE&quot;;[.B461])+12;LEN([.B461]));&quot;&quot;)">
            <text:p/>
          </table:table-cell>
          <table:table-cell table:formula="of:=IF([.E461]=&quot;Y&quot;; MID([.B461];FIND(&quot;ADD CONSTRAINT&quot;;[.B461])+15;LEN([.B461]));&quot;&quot;)" office:value-type="string" office:string-value="procedureevents_mv_fk_cgid" calcext:value-type="string">
            <text:p>procedureevents_mv_fk_cgid</text:p>
          </table:table-cell>
          <table:table-cell table:formula="of:=[.I461]" office:value-type="string" office:string-value="procedureevents_mv_fk_cgid" calcext:value-type="string">
            <text:p>procedureevents_mv_fk_cgid</text:p>
          </table:table-cell>
          <table:table-cell table:formula="of:=IF([.F461]=&quot;Y&quot;; MID([.B461];FIND(&quot;FOREIGN KEY&quot;;[.B461])+13;LEN([.B461])-14);&quot;&quot;)">
            <text:p/>
          </table:table-cell>
          <table:table-cell table:formula="of:=IF([.G461]=&quot;Y&quot;; MID([.B461];FIND(&quot;REFERENCES&quot;;[.B461])+11;LEN([.B461]));&quot;&quot;)">
            <text:p/>
          </table:table-cell>
          <table:table-cell table:formula="of:=IF([.L461]&lt;&gt;&quot;&quot;;LEFT([.L461];FIND(&quot;(&quot;;[.L461])-1);&quot;&quot;)">
            <text:p/>
          </table:table-cell>
          <table:table-cell table:formula="of:=SUBSTITUTE( IF([.L461]&lt;&gt;&quot;&quot;;MID([.L461];FIND(&quot;(&quot;;[.L461])+1;LEN([.L461]));&quot;&quot;); &quot;);&quot;;&quot;&quot;)">
            <text:p/>
          </table:table-cell>
          <table:table-cell table:style-name="ce16" table:formula="of:=LOWER(IF([.H461]&lt;&gt;&quot;&quot;; &quot;MATCH (n:&quot; &amp; [.M464] &amp; &quot;), (m:&quot; &amp; [.H461] &amp; &quot;)&#10;WHERE m.&quot; &amp; [.K463] &amp; &quot; = n. &quot; &amp; [.N464] &amp; &quot; &#10;create (n)-[:&quot; &amp; [.J462] &amp; &quot; ]-&gt;(m)&#10;RETURN n,m&quot;;&quot;&quot;))">
            <text:p/>
          </table:table-cell>
          <table:table-cell table:formula="of:=LOWER(IF([.H461]&lt;&gt;&quot;&quot;;[.H461];&quot;&quot;))">
            <text:p/>
          </table:table-cell>
          <table:table-cell table:formula="of:=LOWER(IF([.H461]&lt;&gt;&quot;&quot;;[.K463];&quot;&quot;))">
            <text:p/>
          </table:table-cell>
          <table:table-cell table:formula="of:=LOWER(IF([.H461]&lt;&gt;&quot;&quot;;[.M464];&quot;&quot;))">
            <text:p/>
          </table:table-cell>
          <table:table-cell table:formula="of:=LOWER(IF([.H461]&lt;&gt;&quot;&quot;;[.N464];&quot;&quot;))">
            <text:p/>
          </table:table-cell>
          <table:table-cell table:formula="of:=LOWER(IF([.H461]&lt;&gt;&quot;&quot;;[.J462];&quot;&quot;))">
            <text:p/>
          </table:table-cell>
          <table:table-cell table:formula="of:=LOWER(IF([.H461]&lt;&gt;&quot;&quot;; &quot;MATCH (n:&quot; &amp; [.R461] &amp; &quot;), (m:&quot; &amp; [.P461] &amp; &quot;)&#10;WHERE m.&quot; &amp; [.Q461] &amp; &quot; = n. &quot; &amp; [.S461] &amp; &quot; &#10;create (n)-[:&quot; &amp; [.T46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CGID)</text:p>
          </table:table-cell>
          <table:table-cell table:formula="of:=OR( [.B462]=&quot;&quot;; NOT(ISERROR(FIND(&quot;DROP CONSTRAINT&quot;;[.B462]))); NOT(ISERROR(FIND(&quot;--&quot;;[.B462]))))" office:value-type="float" office:value="0" calcext:value-type="float">
            <text:p>0</text:p>
          </table:table-cell>
          <table:table-cell table:formula="of:=IF(AND( NOT([.C462]); NOT(ISERROR(FIND(&quot;ALTER TABLE&quot;;[.B462]  ))));&quot;Y&quot;;&quot;&quot;)">
            <text:p/>
          </table:table-cell>
          <table:table-cell table:formula="of:=IF(AND( [.D462]=&quot;&quot;; NOT(ISERROR(FIND(&quot;ADD CONSTRAINT&quot;;[.B462]  ))));&quot;Y&quot;;&quot;&quot;)">
            <text:p/>
          </table:table-cell>
          <table:table-cell table:formula="of:=IF(AND( [.E462]=&quot;&quot;; NOT(ISERROR(FIND(&quot;FOREIGN KEY&quot;;[.B462]  ))));&quot;Y&quot;;&quot;&quot;)" office:value-type="string" office:string-value="Y" calcext:value-type="string">
            <text:p>Y</text:p>
          </table:table-cell>
          <table:table-cell table:formula="of:=IF(AND( [.F462]=&quot;&quot;; NOT(ISERROR(FIND(&quot;REFERENCES&quot;;[.B462]  ))));&quot;Y&quot;;&quot;&quot;)">
            <text:p/>
          </table:table-cell>
          <table:table-cell table:formula="of:=IF([.D462]=&quot;Y&quot;; MID([.B462];FIND(&quot;ALTER TABLE&quot;;[.B462])+12;LEN([.B462]));&quot;&quot;)">
            <text:p/>
          </table:table-cell>
          <table:table-cell table:formula="of:=IF([.E462]=&quot;Y&quot;; MID([.B462];FIND(&quot;ADD CONSTRAINT&quot;;[.B462])+15;LEN([.B462]));&quot;&quot;)">
            <text:p/>
          </table:table-cell>
          <table:table-cell table:formula="of:=[.I462]">
            <text:p/>
          </table:table-cell>
          <table:table-cell table:formula="of:=IF([.F462]=&quot;Y&quot;; MID([.B462];FIND(&quot;FOREIGN KEY&quot;;[.B462])+13;LEN([.B462])-14);&quot;&quot;)" office:value-type="string" office:string-value="CGID" calcext:value-type="string">
            <text:p>CGID</text:p>
          </table:table-cell>
          <table:table-cell table:formula="of:=IF([.G462]=&quot;Y&quot;; MID([.B462];FIND(&quot;REFERENCES&quot;;[.B462])+11;LEN([.B462]));&quot;&quot;)">
            <text:p/>
          </table:table-cell>
          <table:table-cell table:formula="of:=IF([.L462]&lt;&gt;&quot;&quot;;LEFT([.L462];FIND(&quot;(&quot;;[.L462])-1);&quot;&quot;)">
            <text:p/>
          </table:table-cell>
          <table:table-cell table:formula="of:=SUBSTITUTE( IF([.L462]&lt;&gt;&quot;&quot;;MID([.L462];FIND(&quot;(&quot;;[.L462])+1;LEN([.L462]));&quot;&quot;); &quot;);&quot;;&quot;&quot;)">
            <text:p/>
          </table:table-cell>
          <table:table-cell table:style-name="ce16" table:formula="of:=LOWER(IF([.H462]&lt;&gt;&quot;&quot;; &quot;MATCH (n:&quot; &amp; [.M465] &amp; &quot;), (m:&quot; &amp; [.H462] &amp; &quot;)&#10;WHERE m.&quot; &amp; [.K464] &amp; &quot; = n. &quot; &amp; [.N465] &amp; &quot; &#10;create (n)-[:&quot; &amp; [.J463] &amp; &quot; ]-&gt;(m)&#10;RETURN n,m&quot;;&quot;&quot;))">
            <text:p/>
          </table:table-cell>
          <table:table-cell table:formula="of:=LOWER(IF([.H462]&lt;&gt;&quot;&quot;;[.H462];&quot;&quot;))">
            <text:p/>
          </table:table-cell>
          <table:table-cell table:formula="of:=LOWER(IF([.H462]&lt;&gt;&quot;&quot;;[.K464];&quot;&quot;))">
            <text:p/>
          </table:table-cell>
          <table:table-cell table:formula="of:=LOWER(IF([.H462]&lt;&gt;&quot;&quot;;[.M465];&quot;&quot;))">
            <text:p/>
          </table:table-cell>
          <table:table-cell table:formula="of:=LOWER(IF([.H462]&lt;&gt;&quot;&quot;;[.N465];&quot;&quot;))">
            <text:p/>
          </table:table-cell>
          <table:table-cell table:formula="of:=LOWER(IF([.H462]&lt;&gt;&quot;&quot;;[.J463];&quot;&quot;))">
            <text:p/>
          </table:table-cell>
          <table:table-cell table:formula="of:=LOWER(IF([.H462]&lt;&gt;&quot;&quot;; &quot;MATCH (n:&quot; &amp; [.R462] &amp; &quot;), (m:&quot; &amp; [.P462] &amp; &quot;)&#10;WHERE m.&quot; &amp; [.Q462] &amp; &quot; = n. &quot; &amp; [.S462] &amp; &quot; &#10;create (n)-[:&quot; &amp; [.T46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CAREGIVERS(CGID);</text:p>
          </table:table-cell>
          <table:table-cell table:formula="of:=OR( [.B463]=&quot;&quot;; NOT(ISERROR(FIND(&quot;DROP CONSTRAINT&quot;;[.B463]))); NOT(ISERROR(FIND(&quot;--&quot;;[.B463]))))" office:value-type="float" office:value="0" calcext:value-type="float">
            <text:p>0</text:p>
          </table:table-cell>
          <table:table-cell table:formula="of:=IF(AND( NOT([.C463]); NOT(ISERROR(FIND(&quot;ALTER TABLE&quot;;[.B463]  ))));&quot;Y&quot;;&quot;&quot;)">
            <text:p/>
          </table:table-cell>
          <table:table-cell table:formula="of:=IF(AND( [.D463]=&quot;&quot;; NOT(ISERROR(FIND(&quot;ADD CONSTRAINT&quot;;[.B463]  ))));&quot;Y&quot;;&quot;&quot;)">
            <text:p/>
          </table:table-cell>
          <table:table-cell table:formula="of:=IF(AND( [.E463]=&quot;&quot;; NOT(ISERROR(FIND(&quot;FOREIGN KEY&quot;;[.B463]  ))));&quot;Y&quot;;&quot;&quot;)">
            <text:p/>
          </table:table-cell>
          <table:table-cell table:formula="of:=IF(AND( [.F463]=&quot;&quot;; NOT(ISERROR(FIND(&quot;REFERENCES&quot;;[.B463]  ))));&quot;Y&quot;;&quot;&quot;)" office:value-type="string" office:string-value="Y" calcext:value-type="string">
            <text:p>Y</text:p>
          </table:table-cell>
          <table:table-cell table:formula="of:=IF([.D463]=&quot;Y&quot;; MID([.B463];FIND(&quot;ALTER TABLE&quot;;[.B463])+12;LEN([.B463]));&quot;&quot;)">
            <text:p/>
          </table:table-cell>
          <table:table-cell table:formula="of:=IF([.E463]=&quot;Y&quot;; MID([.B463];FIND(&quot;ADD CONSTRAINT&quot;;[.B463])+15;LEN([.B463]));&quot;&quot;)">
            <text:p/>
          </table:table-cell>
          <table:table-cell table:formula="of:=[.I463]">
            <text:p/>
          </table:table-cell>
          <table:table-cell table:formula="of:=IF([.F463]=&quot;Y&quot;; MID([.B463];FIND(&quot;FOREIGN KEY&quot;;[.B463])+13;LEN([.B463])-14);&quot;&quot;)">
            <text:p/>
          </table:table-cell>
          <table:table-cell table:formula="of:=IF([.G463]=&quot;Y&quot;; MID([.B463];FIND(&quot;REFERENCES&quot;;[.B463])+11;LEN([.B463]));&quot;&quot;)" office:value-type="string" office:string-value="CAREGIVERS(CGID);" calcext:value-type="string">
            <text:p>CAREGIVERS(CGID);</text:p>
          </table:table-cell>
          <table:table-cell table:formula="of:=IF([.L463]&lt;&gt;&quot;&quot;;LEFT([.L463];FIND(&quot;(&quot;;[.L463])-1);&quot;&quot;)" office:value-type="string" office:string-value="CAREGIVERS" calcext:value-type="string">
            <text:p>CAREGIVERS</text:p>
          </table:table-cell>
          <table:table-cell table:formula="of:=SUBSTITUTE( IF([.L463]&lt;&gt;&quot;&quot;;MID([.L463];FIND(&quot;(&quot;;[.L463])+1;LEN([.L463]));&quot;&quot;); &quot;);&quot;;&quot;&quot;)" office:value-type="string" office:string-value="CGID" calcext:value-type="string">
            <text:p>CGID</text:p>
          </table:table-cell>
          <table:table-cell table:style-name="ce16" table:formula="of:=LOWER(IF([.H463]&lt;&gt;&quot;&quot;; &quot;MATCH (n:&quot; &amp; [.M466] &amp; &quot;), (m:&quot; &amp; [.H463] &amp; &quot;)&#10;WHERE m.&quot; &amp; [.K465] &amp; &quot; = n. &quot; &amp; [.N466] &amp; &quot; &#10;create (n)-[:&quot; &amp; [.J464] &amp; &quot; ]-&gt;(m)&#10;RETURN n,m&quot;;&quot;&quot;))">
            <text:p/>
          </table:table-cell>
          <table:table-cell table:formula="of:=LOWER(IF([.H463]&lt;&gt;&quot;&quot;;[.H463];&quot;&quot;))">
            <text:p/>
          </table:table-cell>
          <table:table-cell table:formula="of:=LOWER(IF([.H463]&lt;&gt;&quot;&quot;;[.K465];&quot;&quot;))">
            <text:p/>
          </table:table-cell>
          <table:table-cell table:formula="of:=LOWER(IF([.H463]&lt;&gt;&quot;&quot;;[.M466];&quot;&quot;))">
            <text:p/>
          </table:table-cell>
          <table:table-cell table:formula="of:=LOWER(IF([.H463]&lt;&gt;&quot;&quot;;[.N466];&quot;&quot;))">
            <text:p/>
          </table:table-cell>
          <table:table-cell table:formula="of:=LOWER(IF([.H463]&lt;&gt;&quot;&quot;;[.J464];&quot;&quot;))">
            <text:p/>
          </table:table-cell>
          <table:table-cell table:formula="of:=LOWER(IF([.H463]&lt;&gt;&quot;&quot;; &quot;MATCH (n:&quot; &amp; [.R463] &amp; &quot;), (m:&quot; &amp; [.P463] &amp; &quot;)&#10;WHERE m.&quot; &amp; [.Q463] &amp; &quot; = n. &quot; &amp; [.S463] &amp; &quot; &#10;create (n)-[:&quot; &amp; [.T46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64]=&quot;&quot;; NOT(ISERROR(FIND(&quot;DROP CONSTRAINT&quot;;[.B464]))); NOT(ISERROR(FIND(&quot;--&quot;;[.B464]))))" office:value-type="float" office:value="1" calcext:value-type="float">
            <text:p>1</text:p>
          </table:table-cell>
          <table:table-cell table:formula="of:=IF(AND( NOT([.C464]); NOT(ISERROR(FIND(&quot;ALTER TABLE&quot;;[.B464]  ))));&quot;Y&quot;;&quot;&quot;)">
            <text:p/>
          </table:table-cell>
          <table:table-cell table:formula="of:=IF(AND( [.D464]=&quot;&quot;; NOT(ISERROR(FIND(&quot;ADD CONSTRAINT&quot;;[.B464]  ))));&quot;Y&quot;;&quot;&quot;)">
            <text:p/>
          </table:table-cell>
          <table:table-cell table:formula="of:=IF(AND( [.E464]=&quot;&quot;; NOT(ISERROR(FIND(&quot;FOREIGN KEY&quot;;[.B464]  ))));&quot;Y&quot;;&quot;&quot;)">
            <text:p/>
          </table:table-cell>
          <table:table-cell table:formula="of:=IF(AND( [.F464]=&quot;&quot;; NOT(ISERROR(FIND(&quot;REFERENCES&quot;;[.B464]  ))));&quot;Y&quot;;&quot;&quot;)">
            <text:p/>
          </table:table-cell>
          <table:table-cell table:formula="of:=IF([.D464]=&quot;Y&quot;; MID([.B464];FIND(&quot;ALTER TABLE&quot;;[.B464])+12;LEN([.B464]));&quot;&quot;)">
            <text:p/>
          </table:table-cell>
          <table:table-cell table:formula="of:=IF([.E464]=&quot;Y&quot;; MID([.B464];FIND(&quot;ADD CONSTRAINT&quot;;[.B464])+15;LEN([.B464]));&quot;&quot;)">
            <text:p/>
          </table:table-cell>
          <table:table-cell table:formula="of:=[.I464]">
            <text:p/>
          </table:table-cell>
          <table:table-cell table:formula="of:=IF([.F464]=&quot;Y&quot;; MID([.B464];FIND(&quot;FOREIGN KEY&quot;;[.B464])+13;LEN([.B464])-14);&quot;&quot;)">
            <text:p/>
          </table:table-cell>
          <table:table-cell table:formula="of:=IF([.G464]=&quot;Y&quot;; MID([.B464];FIND(&quot;REFERENCES&quot;;[.B464])+11;LEN([.B464]));&quot;&quot;)">
            <text:p/>
          </table:table-cell>
          <table:table-cell table:formula="of:=IF([.L464]&lt;&gt;&quot;&quot;;LEFT([.L464];FIND(&quot;(&quot;;[.L464])-1);&quot;&quot;)">
            <text:p/>
          </table:table-cell>
          <table:table-cell table:formula="of:=SUBSTITUTE( IF([.L464]&lt;&gt;&quot;&quot;;MID([.L464];FIND(&quot;(&quot;;[.L464])+1;LEN([.L464]));&quot;&quot;); &quot;);&quot;;&quot;&quot;)">
            <text:p/>
          </table:table-cell>
          <table:table-cell table:style-name="ce16" table:formula="of:=LOWER(IF([.H464]&lt;&gt;&quot;&quot;; &quot;MATCH (n:&quot; &amp; [.M467] &amp; &quot;), (m:&quot; &amp; [.H464] &amp; &quot;)&#10;WHERE m.&quot; &amp; [.K466] &amp; &quot; = n. &quot; &amp; [.N467] &amp; &quot; &#10;create (n)-[:&quot; &amp; [.J465] &amp; &quot; ]-&gt;(m)&#10;RETURN n,m&quot;;&quot;&quot;))">
            <text:p/>
          </table:table-cell>
          <table:table-cell table:formula="of:=LOWER(IF([.H464]&lt;&gt;&quot;&quot;;[.H464];&quot;&quot;))">
            <text:p/>
          </table:table-cell>
          <table:table-cell table:formula="of:=LOWER(IF([.H464]&lt;&gt;&quot;&quot;;[.K466];&quot;&quot;))">
            <text:p/>
          </table:table-cell>
          <table:table-cell table:formula="of:=LOWER(IF([.H464]&lt;&gt;&quot;&quot;;[.M467];&quot;&quot;))">
            <text:p/>
          </table:table-cell>
          <table:table-cell table:formula="of:=LOWER(IF([.H464]&lt;&gt;&quot;&quot;;[.N467];&quot;&quot;))">
            <text:p/>
          </table:table-cell>
          <table:table-cell table:formula="of:=LOWER(IF([.H464]&lt;&gt;&quot;&quot;;[.J465];&quot;&quot;))">
            <text:p/>
          </table:table-cell>
          <table:table-cell table:formula="of:=LOWER(IF([.H464]&lt;&gt;&quot;&quot;; &quot;MATCH (n:&quot; &amp; [.R464] &amp; &quot;), (m:&quot; &amp; [.P464] &amp; &quot;)&#10;WHERE m.&quot; &amp; [.Q464] &amp; &quot; = n. &quot; &amp; [.S464] &amp; &quot; &#10;create (n)-[:&quot; &amp; [.T46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65]=&quot;&quot;; NOT(ISERROR(FIND(&quot;DROP CONSTRAINT&quot;;[.B465]))); NOT(ISERROR(FIND(&quot;--&quot;;[.B465]))))" office:value-type="float" office:value="1" calcext:value-type="float">
            <text:p>1</text:p>
          </table:table-cell>
          <table:table-cell table:formula="of:=IF(AND( NOT([.C465]); NOT(ISERROR(FIND(&quot;ALTER TABLE&quot;;[.B465]  ))));&quot;Y&quot;;&quot;&quot;)">
            <text:p/>
          </table:table-cell>
          <table:table-cell table:formula="of:=IF(AND( [.D465]=&quot;&quot;; NOT(ISERROR(FIND(&quot;ADD CONSTRAINT&quot;;[.B465]  ))));&quot;Y&quot;;&quot;&quot;)">
            <text:p/>
          </table:table-cell>
          <table:table-cell table:formula="of:=IF(AND( [.E465]=&quot;&quot;; NOT(ISERROR(FIND(&quot;FOREIGN KEY&quot;;[.B465]  ))));&quot;Y&quot;;&quot;&quot;)">
            <text:p/>
          </table:table-cell>
          <table:table-cell table:formula="of:=IF(AND( [.F465]=&quot;&quot;; NOT(ISERROR(FIND(&quot;REFERENCES&quot;;[.B465]  ))));&quot;Y&quot;;&quot;&quot;)">
            <text:p/>
          </table:table-cell>
          <table:table-cell table:formula="of:=IF([.D465]=&quot;Y&quot;; MID([.B465];FIND(&quot;ALTER TABLE&quot;;[.B465])+12;LEN([.B465]));&quot;&quot;)">
            <text:p/>
          </table:table-cell>
          <table:table-cell table:formula="of:=IF([.E465]=&quot;Y&quot;; MID([.B465];FIND(&quot;ADD CONSTRAINT&quot;;[.B465])+15;LEN([.B465]));&quot;&quot;)">
            <text:p/>
          </table:table-cell>
          <table:table-cell table:formula="of:=[.I465]">
            <text:p/>
          </table:table-cell>
          <table:table-cell table:formula="of:=IF([.F465]=&quot;Y&quot;; MID([.B465];FIND(&quot;FOREIGN KEY&quot;;[.B465])+13;LEN([.B465])-14);&quot;&quot;)">
            <text:p/>
          </table:table-cell>
          <table:table-cell table:formula="of:=IF([.G465]=&quot;Y&quot;; MID([.B465];FIND(&quot;REFERENCES&quot;;[.B465])+11;LEN([.B465]));&quot;&quot;)">
            <text:p/>
          </table:table-cell>
          <table:table-cell table:formula="of:=IF([.L465]&lt;&gt;&quot;&quot;;LEFT([.L465];FIND(&quot;(&quot;;[.L465])-1);&quot;&quot;)">
            <text:p/>
          </table:table-cell>
          <table:table-cell table:formula="of:=SUBSTITUTE( IF([.L465]&lt;&gt;&quot;&quot;;MID([.L465];FIND(&quot;(&quot;;[.L465])+1;LEN([.L465]));&quot;&quot;); &quot;);&quot;;&quot;&quot;)">
            <text:p/>
          </table:table-cell>
          <table:table-cell table:style-name="ce16" table:formula="of:=LOWER(IF([.H465]&lt;&gt;&quot;&quot;; &quot;MATCH (n:&quot; &amp; [.M468] &amp; &quot;), (m:&quot; &amp; [.H465] &amp; &quot;)&#10;WHERE m.&quot; &amp; [.K467] &amp; &quot; = n. &quot; &amp; [.N468] &amp; &quot; &#10;create (n)-[:&quot; &amp; [.J466] &amp; &quot; ]-&gt;(m)&#10;RETURN n,m&quot;;&quot;&quot;))">
            <text:p/>
          </table:table-cell>
          <table:table-cell table:formula="of:=LOWER(IF([.H465]&lt;&gt;&quot;&quot;;[.H465];&quot;&quot;))">
            <text:p/>
          </table:table-cell>
          <table:table-cell table:formula="of:=LOWER(IF([.H465]&lt;&gt;&quot;&quot;;[.K467];&quot;&quot;))">
            <text:p/>
          </table:table-cell>
          <table:table-cell table:formula="of:=LOWER(IF([.H465]&lt;&gt;&quot;&quot;;[.M468];&quot;&quot;))">
            <text:p/>
          </table:table-cell>
          <table:table-cell table:formula="of:=LOWER(IF([.H465]&lt;&gt;&quot;&quot;;[.N468];&quot;&quot;))">
            <text:p/>
          </table:table-cell>
          <table:table-cell table:formula="of:=LOWER(IF([.H465]&lt;&gt;&quot;&quot;;[.J466];&quot;&quot;))">
            <text:p/>
          </table:table-cell>
          <table:table-cell table:formula="of:=LOWER(IF([.H465]&lt;&gt;&quot;&quot;; &quot;MATCH (n:&quot; &amp; [.R465] &amp; &quot;), (m:&quot; &amp; [.P465] &amp; &quot;)&#10;WHERE m.&quot; &amp; [.Q465] &amp; &quot; = n. &quot; &amp; [.S465] &amp; &quot; &#10;create (n)-[:&quot; &amp; [.T46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--</text:p>
          </table:table-cell>
          <table:table-cell table:formula="of:=OR( [.B466]=&quot;&quot;; NOT(ISERROR(FIND(&quot;DROP CONSTRAINT&quot;;[.B466]))); NOT(ISERROR(FIND(&quot;--&quot;;[.B466]))))" office:value-type="float" office:value="1" calcext:value-type="float">
            <text:p>1</text:p>
          </table:table-cell>
          <table:table-cell table:formula="of:=IF(AND( NOT([.C466]); NOT(ISERROR(FIND(&quot;ALTER TABLE&quot;;[.B466]  ))));&quot;Y&quot;;&quot;&quot;)">
            <text:p/>
          </table:table-cell>
          <table:table-cell table:formula="of:=IF(AND( [.D466]=&quot;&quot;; NOT(ISERROR(FIND(&quot;ADD CONSTRAINT&quot;;[.B466]  ))));&quot;Y&quot;;&quot;&quot;)">
            <text:p/>
          </table:table-cell>
          <table:table-cell table:formula="of:=IF(AND( [.E466]=&quot;&quot;; NOT(ISERROR(FIND(&quot;FOREIGN KEY&quot;;[.B466]  ))));&quot;Y&quot;;&quot;&quot;)">
            <text:p/>
          </table:table-cell>
          <table:table-cell table:formula="of:=IF(AND( [.F466]=&quot;&quot;; NOT(ISERROR(FIND(&quot;REFERENCES&quot;;[.B466]  ))));&quot;Y&quot;;&quot;&quot;)">
            <text:p/>
          </table:table-cell>
          <table:table-cell table:formula="of:=IF([.D466]=&quot;Y&quot;; MID([.B466];FIND(&quot;ALTER TABLE&quot;;[.B466])+12;LEN([.B466]));&quot;&quot;)">
            <text:p/>
          </table:table-cell>
          <table:table-cell table:formula="of:=IF([.E466]=&quot;Y&quot;; MID([.B466];FIND(&quot;ADD CONSTRAINT&quot;;[.B466])+15;LEN([.B466]));&quot;&quot;)">
            <text:p/>
          </table:table-cell>
          <table:table-cell table:formula="of:=[.I466]">
            <text:p/>
          </table:table-cell>
          <table:table-cell table:formula="of:=IF([.F466]=&quot;Y&quot;; MID([.B466];FIND(&quot;FOREIGN KEY&quot;;[.B466])+13;LEN([.B466])-14);&quot;&quot;)">
            <text:p/>
          </table:table-cell>
          <table:table-cell table:formula="of:=IF([.G466]=&quot;Y&quot;; MID([.B466];FIND(&quot;REFERENCES&quot;;[.B466])+11;LEN([.B466]));&quot;&quot;)">
            <text:p/>
          </table:table-cell>
          <table:table-cell table:formula="of:=IF([.L466]&lt;&gt;&quot;&quot;;LEFT([.L466];FIND(&quot;(&quot;;[.L466])-1);&quot;&quot;)">
            <text:p/>
          </table:table-cell>
          <table:table-cell table:formula="of:=SUBSTITUTE( IF([.L466]&lt;&gt;&quot;&quot;;MID([.L466];FIND(&quot;(&quot;;[.L466])+1;LEN([.L466]));&quot;&quot;); &quot;);&quot;;&quot;&quot;)">
            <text:p/>
          </table:table-cell>
          <table:table-cell table:style-name="ce16" table:formula="of:=LOWER(IF([.H466]&lt;&gt;&quot;&quot;; &quot;MATCH (n:&quot; &amp; [.M469] &amp; &quot;), (m:&quot; &amp; [.H466] &amp; &quot;)&#10;WHERE m.&quot; &amp; [.K468] &amp; &quot; = n. &quot; &amp; [.N469] &amp; &quot; &#10;create (n)-[:&quot; &amp; [.J467] &amp; &quot; ]-&gt;(m)&#10;RETURN n,m&quot;;&quot;&quot;))">
            <text:p/>
          </table:table-cell>
          <table:table-cell table:formula="of:=LOWER(IF([.H466]&lt;&gt;&quot;&quot;;[.H466];&quot;&quot;))">
            <text:p/>
          </table:table-cell>
          <table:table-cell table:formula="of:=LOWER(IF([.H466]&lt;&gt;&quot;&quot;;[.K468];&quot;&quot;))">
            <text:p/>
          </table:table-cell>
          <table:table-cell table:formula="of:=LOWER(IF([.H466]&lt;&gt;&quot;&quot;;[.M469];&quot;&quot;))">
            <text:p/>
          </table:table-cell>
          <table:table-cell table:formula="of:=LOWER(IF([.H466]&lt;&gt;&quot;&quot;;[.N469];&quot;&quot;))">
            <text:p/>
          </table:table-cell>
          <table:table-cell table:formula="of:=LOWER(IF([.H466]&lt;&gt;&quot;&quot;;[.J467];&quot;&quot;))">
            <text:p/>
          </table:table-cell>
          <table:table-cell table:formula="of:=LOWER(IF([.H466]&lt;&gt;&quot;&quot;; &quot;MATCH (n:&quot; &amp; [.R466] &amp; &quot;), (m:&quot; &amp; [.P466] &amp; &quot;)&#10;WHERE m.&quot; &amp; [.Q466] &amp; &quot; = n. &quot; &amp; [.S466] &amp; &quot; &#10;create (n)-[:&quot; &amp; [.T46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PROCEDURES_ICD--</text:p>
          </table:table-cell>
          <table:table-cell table:formula="of:=OR( [.B467]=&quot;&quot;; NOT(ISERROR(FIND(&quot;DROP CONSTRAINT&quot;;[.B467]))); NOT(ISERROR(FIND(&quot;--&quot;;[.B467]))))" office:value-type="float" office:value="1" calcext:value-type="float">
            <text:p>1</text:p>
          </table:table-cell>
          <table:table-cell table:formula="of:=IF(AND( NOT([.C467]); NOT(ISERROR(FIND(&quot;ALTER TABLE&quot;;[.B467]  ))));&quot;Y&quot;;&quot;&quot;)">
            <text:p/>
          </table:table-cell>
          <table:table-cell table:formula="of:=IF(AND( [.D467]=&quot;&quot;; NOT(ISERROR(FIND(&quot;ADD CONSTRAINT&quot;;[.B467]  ))));&quot;Y&quot;;&quot;&quot;)">
            <text:p/>
          </table:table-cell>
          <table:table-cell table:formula="of:=IF(AND( [.E467]=&quot;&quot;; NOT(ISERROR(FIND(&quot;FOREIGN KEY&quot;;[.B467]  ))));&quot;Y&quot;;&quot;&quot;)">
            <text:p/>
          </table:table-cell>
          <table:table-cell table:formula="of:=IF(AND( [.F467]=&quot;&quot;; NOT(ISERROR(FIND(&quot;REFERENCES&quot;;[.B467]  ))));&quot;Y&quot;;&quot;&quot;)">
            <text:p/>
          </table:table-cell>
          <table:table-cell table:formula="of:=IF([.D467]=&quot;Y&quot;; MID([.B467];FIND(&quot;ALTER TABLE&quot;;[.B467])+12;LEN([.B467]));&quot;&quot;)">
            <text:p/>
          </table:table-cell>
          <table:table-cell table:formula="of:=IF([.E467]=&quot;Y&quot;; MID([.B467];FIND(&quot;ADD CONSTRAINT&quot;;[.B467])+15;LEN([.B467]));&quot;&quot;)">
            <text:p/>
          </table:table-cell>
          <table:table-cell table:formula="of:=[.I467]">
            <text:p/>
          </table:table-cell>
          <table:table-cell table:formula="of:=IF([.F467]=&quot;Y&quot;; MID([.B467];FIND(&quot;FOREIGN KEY&quot;;[.B467])+13;LEN([.B467])-14);&quot;&quot;)">
            <text:p/>
          </table:table-cell>
          <table:table-cell table:formula="of:=IF([.G467]=&quot;Y&quot;; MID([.B467];FIND(&quot;REFERENCES&quot;;[.B467])+11;LEN([.B467]));&quot;&quot;)">
            <text:p/>
          </table:table-cell>
          <table:table-cell table:formula="of:=IF([.L467]&lt;&gt;&quot;&quot;;LEFT([.L467];FIND(&quot;(&quot;;[.L467])-1);&quot;&quot;)">
            <text:p/>
          </table:table-cell>
          <table:table-cell table:formula="of:=SUBSTITUTE( IF([.L467]&lt;&gt;&quot;&quot;;MID([.L467];FIND(&quot;(&quot;;[.L467])+1;LEN([.L467]));&quot;&quot;); &quot;);&quot;;&quot;&quot;)">
            <text:p/>
          </table:table-cell>
          <table:table-cell table:style-name="ce16" table:formula="of:=LOWER(IF([.H467]&lt;&gt;&quot;&quot;; &quot;MATCH (n:&quot; &amp; [.M470] &amp; &quot;), (m:&quot; &amp; [.H467] &amp; &quot;)&#10;WHERE m.&quot; &amp; [.K469] &amp; &quot; = n. &quot; &amp; [.N470] &amp; &quot; &#10;create (n)-[:&quot; &amp; [.J468] &amp; &quot; ]-&gt;(m)&#10;RETURN n,m&quot;;&quot;&quot;))">
            <text:p/>
          </table:table-cell>
          <table:table-cell table:formula="of:=LOWER(IF([.H467]&lt;&gt;&quot;&quot;;[.H467];&quot;&quot;))">
            <text:p/>
          </table:table-cell>
          <table:table-cell table:formula="of:=LOWER(IF([.H467]&lt;&gt;&quot;&quot;;[.K469];&quot;&quot;))">
            <text:p/>
          </table:table-cell>
          <table:table-cell table:formula="of:=LOWER(IF([.H467]&lt;&gt;&quot;&quot;;[.M470];&quot;&quot;))">
            <text:p/>
          </table:table-cell>
          <table:table-cell table:formula="of:=LOWER(IF([.H467]&lt;&gt;&quot;&quot;;[.N470];&quot;&quot;))">
            <text:p/>
          </table:table-cell>
          <table:table-cell table:formula="of:=LOWER(IF([.H467]&lt;&gt;&quot;&quot;;[.J468];&quot;&quot;))">
            <text:p/>
          </table:table-cell>
          <table:table-cell table:formula="of:=LOWER(IF([.H467]&lt;&gt;&quot;&quot;; &quot;MATCH (n:&quot; &amp; [.R467] &amp; &quot;), (m:&quot; &amp; [.P467] &amp; &quot;)&#10;WHERE m.&quot; &amp; [.Q467] &amp; &quot; = n. &quot; &amp; [.S467] &amp; &quot; &#10;create (n)-[:&quot; &amp; [.T46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-----</text:p>
          </table:table-cell>
          <table:table-cell table:formula="of:=OR( [.B468]=&quot;&quot;; NOT(ISERROR(FIND(&quot;DROP CONSTRAINT&quot;;[.B468]))); NOT(ISERROR(FIND(&quot;--&quot;;[.B468]))))" office:value-type="float" office:value="1" calcext:value-type="float">
            <text:p>1</text:p>
          </table:table-cell>
          <table:table-cell table:formula="of:=IF(AND( NOT([.C468]); NOT(ISERROR(FIND(&quot;ALTER TABLE&quot;;[.B468]  ))));&quot;Y&quot;;&quot;&quot;)">
            <text:p/>
          </table:table-cell>
          <table:table-cell table:formula="of:=IF(AND( [.D468]=&quot;&quot;; NOT(ISERROR(FIND(&quot;ADD CONSTRAINT&quot;;[.B468]  ))));&quot;Y&quot;;&quot;&quot;)">
            <text:p/>
          </table:table-cell>
          <table:table-cell table:formula="of:=IF(AND( [.E468]=&quot;&quot;; NOT(ISERROR(FIND(&quot;FOREIGN KEY&quot;;[.B468]  ))));&quot;Y&quot;;&quot;&quot;)">
            <text:p/>
          </table:table-cell>
          <table:table-cell table:formula="of:=IF(AND( [.F468]=&quot;&quot;; NOT(ISERROR(FIND(&quot;REFERENCES&quot;;[.B468]  ))));&quot;Y&quot;;&quot;&quot;)">
            <text:p/>
          </table:table-cell>
          <table:table-cell table:formula="of:=IF([.D468]=&quot;Y&quot;; MID([.B468];FIND(&quot;ALTER TABLE&quot;;[.B468])+12;LEN([.B468]));&quot;&quot;)">
            <text:p/>
          </table:table-cell>
          <table:table-cell table:formula="of:=IF([.E468]=&quot;Y&quot;; MID([.B468];FIND(&quot;ADD CONSTRAINT&quot;;[.B468])+15;LEN([.B468]));&quot;&quot;)">
            <text:p/>
          </table:table-cell>
          <table:table-cell table:formula="of:=[.I468]">
            <text:p/>
          </table:table-cell>
          <table:table-cell table:formula="of:=IF([.F468]=&quot;Y&quot;; MID([.B468];FIND(&quot;FOREIGN KEY&quot;;[.B468])+13;LEN([.B468])-14);&quot;&quot;)">
            <text:p/>
          </table:table-cell>
          <table:table-cell table:formula="of:=IF([.G468]=&quot;Y&quot;; MID([.B468];FIND(&quot;REFERENCES&quot;;[.B468])+11;LEN([.B468]));&quot;&quot;)">
            <text:p/>
          </table:table-cell>
          <table:table-cell table:formula="of:=IF([.L468]&lt;&gt;&quot;&quot;;LEFT([.L468];FIND(&quot;(&quot;;[.L468])-1);&quot;&quot;)">
            <text:p/>
          </table:table-cell>
          <table:table-cell table:formula="of:=SUBSTITUTE( IF([.L468]&lt;&gt;&quot;&quot;;MID([.L468];FIND(&quot;(&quot;;[.L468])+1;LEN([.L468]));&quot;&quot;); &quot;);&quot;;&quot;&quot;)">
            <text:p/>
          </table:table-cell>
          <table:table-cell table:style-name="ce16" table:formula="of:=LOWER(IF([.H468]&lt;&gt;&quot;&quot;; &quot;MATCH (n:&quot; &amp; [.M471] &amp; &quot;), (m:&quot; &amp; [.H468] &amp; &quot;)&#10;WHERE m.&quot; &amp; [.K470] &amp; &quot; = n. &quot; &amp; [.N471] &amp; &quot; &#10;create (n)-[:&quot; &amp; [.J469] &amp; &quot; ]-&gt;(m)&#10;RETURN n,m&quot;;&quot;&quot;))">
            <text:p/>
          </table:table-cell>
          <table:table-cell table:formula="of:=LOWER(IF([.H468]&lt;&gt;&quot;&quot;;[.H468];&quot;&quot;))">
            <text:p/>
          </table:table-cell>
          <table:table-cell table:formula="of:=LOWER(IF([.H468]&lt;&gt;&quot;&quot;;[.K470];&quot;&quot;))">
            <text:p/>
          </table:table-cell>
          <table:table-cell table:formula="of:=LOWER(IF([.H468]&lt;&gt;&quot;&quot;;[.M471];&quot;&quot;))">
            <text:p/>
          </table:table-cell>
          <table:table-cell table:formula="of:=LOWER(IF([.H468]&lt;&gt;&quot;&quot;;[.N471];&quot;&quot;))">
            <text:p/>
          </table:table-cell>
          <table:table-cell table:formula="of:=LOWER(IF([.H468]&lt;&gt;&quot;&quot;;[.J469];&quot;&quot;))">
            <text:p/>
          </table:table-cell>
          <table:table-cell table:formula="of:=LOWER(IF([.H468]&lt;&gt;&quot;&quot;; &quot;MATCH (n:&quot; &amp; [.R468] &amp; &quot;), (m:&quot; &amp; [.P468] &amp; &quot;)&#10;WHERE m.&quot; &amp; [.Q468] &amp; &quot; = n. &quot; &amp; [.S468] &amp; &quot; &#10;create (n)-[:&quot; &amp; [.T46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69]=&quot;&quot;; NOT(ISERROR(FIND(&quot;DROP CONSTRAINT&quot;;[.B469]))); NOT(ISERROR(FIND(&quot;--&quot;;[.B469]))))" office:value-type="float" office:value="1" calcext:value-type="float">
            <text:p>1</text:p>
          </table:table-cell>
          <table:table-cell table:formula="of:=IF(AND( NOT([.C469]); NOT(ISERROR(FIND(&quot;ALTER TABLE&quot;;[.B469]  ))));&quot;Y&quot;;&quot;&quot;)">
            <text:p/>
          </table:table-cell>
          <table:table-cell table:formula="of:=IF(AND( [.D469]=&quot;&quot;; NOT(ISERROR(FIND(&quot;ADD CONSTRAINT&quot;;[.B469]  ))));&quot;Y&quot;;&quot;&quot;)">
            <text:p/>
          </table:table-cell>
          <table:table-cell table:formula="of:=IF(AND( [.E469]=&quot;&quot;; NOT(ISERROR(FIND(&quot;FOREIGN KEY&quot;;[.B469]  ))));&quot;Y&quot;;&quot;&quot;)">
            <text:p/>
          </table:table-cell>
          <table:table-cell table:formula="of:=IF(AND( [.F469]=&quot;&quot;; NOT(ISERROR(FIND(&quot;REFERENCES&quot;;[.B469]  ))));&quot;Y&quot;;&quot;&quot;)">
            <text:p/>
          </table:table-cell>
          <table:table-cell table:formula="of:=IF([.D469]=&quot;Y&quot;; MID([.B469];FIND(&quot;ALTER TABLE&quot;;[.B469])+12;LEN([.B469]));&quot;&quot;)">
            <text:p/>
          </table:table-cell>
          <table:table-cell table:formula="of:=IF([.E469]=&quot;Y&quot;; MID([.B469];FIND(&quot;ADD CONSTRAINT&quot;;[.B469])+15;LEN([.B469]));&quot;&quot;)">
            <text:p/>
          </table:table-cell>
          <table:table-cell table:formula="of:=[.I469]">
            <text:p/>
          </table:table-cell>
          <table:table-cell table:formula="of:=IF([.F469]=&quot;Y&quot;; MID([.B469];FIND(&quot;FOREIGN KEY&quot;;[.B469])+13;LEN([.B469])-14);&quot;&quot;)">
            <text:p/>
          </table:table-cell>
          <table:table-cell table:formula="of:=IF([.G469]=&quot;Y&quot;; MID([.B469];FIND(&quot;REFERENCES&quot;;[.B469])+11;LEN([.B469]));&quot;&quot;)">
            <text:p/>
          </table:table-cell>
          <table:table-cell table:formula="of:=IF([.L469]&lt;&gt;&quot;&quot;;LEFT([.L469];FIND(&quot;(&quot;;[.L469])-1);&quot;&quot;)">
            <text:p/>
          </table:table-cell>
          <table:table-cell table:formula="of:=SUBSTITUTE( IF([.L469]&lt;&gt;&quot;&quot;;MID([.L469];FIND(&quot;(&quot;;[.L469])+1;LEN([.L469]));&quot;&quot;); &quot;);&quot;;&quot;&quot;)">
            <text:p/>
          </table:table-cell>
          <table:table-cell table:style-name="ce16" table:formula="of:=LOWER(IF([.H469]&lt;&gt;&quot;&quot;; &quot;MATCH (n:&quot; &amp; [.M472] &amp; &quot;), (m:&quot; &amp; [.H469] &amp; &quot;)&#10;WHERE m.&quot; &amp; [.K471] &amp; &quot; = n. &quot; &amp; [.N472] &amp; &quot; &#10;create (n)-[:&quot; &amp; [.J470] &amp; &quot; ]-&gt;(m)&#10;RETURN n,m&quot;;&quot;&quot;))">
            <text:p/>
          </table:table-cell>
          <table:table-cell table:formula="of:=LOWER(IF([.H469]&lt;&gt;&quot;&quot;;[.H469];&quot;&quot;))">
            <text:p/>
          </table:table-cell>
          <table:table-cell table:formula="of:=LOWER(IF([.H469]&lt;&gt;&quot;&quot;;[.K471];&quot;&quot;))">
            <text:p/>
          </table:table-cell>
          <table:table-cell table:formula="of:=LOWER(IF([.H469]&lt;&gt;&quot;&quot;;[.M472];&quot;&quot;))">
            <text:p/>
          </table:table-cell>
          <table:table-cell table:formula="of:=LOWER(IF([.H469]&lt;&gt;&quot;&quot;;[.N472];&quot;&quot;))">
            <text:p/>
          </table:table-cell>
          <table:table-cell table:formula="of:=LOWER(IF([.H469]&lt;&gt;&quot;&quot;;[.J470];&quot;&quot;))">
            <text:p/>
          </table:table-cell>
          <table:table-cell table:formula="of:=LOWER(IF([.H469]&lt;&gt;&quot;&quot;; &quot;MATCH (n:&quot; &amp; [.R469] &amp; &quot;), (m:&quot; &amp; [.P469] &amp; &quot;)&#10;WHERE m.&quot; &amp; [.Q469] &amp; &quot; = n. &quot; &amp; [.S469] &amp; &quot; &#10;create (n)-[:&quot; &amp; [.T46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470]=&quot;&quot;; NOT(ISERROR(FIND(&quot;DROP CONSTRAINT&quot;;[.B470]))); NOT(ISERROR(FIND(&quot;--&quot;;[.B470]))))" office:value-type="float" office:value="1" calcext:value-type="float">
            <text:p>1</text:p>
          </table:table-cell>
          <table:table-cell table:formula="of:=IF(AND( NOT([.C470]); NOT(ISERROR(FIND(&quot;ALTER TABLE&quot;;[.B470]  ))));&quot;Y&quot;;&quot;&quot;)">
            <text:p/>
          </table:table-cell>
          <table:table-cell table:formula="of:=IF(AND( [.D470]=&quot;&quot;; NOT(ISERROR(FIND(&quot;ADD CONSTRAINT&quot;;[.B470]  ))));&quot;Y&quot;;&quot;&quot;)">
            <text:p/>
          </table:table-cell>
          <table:table-cell table:formula="of:=IF(AND( [.E470]=&quot;&quot;; NOT(ISERROR(FIND(&quot;FOREIGN KEY&quot;;[.B470]  ))));&quot;Y&quot;;&quot;&quot;)">
            <text:p/>
          </table:table-cell>
          <table:table-cell table:formula="of:=IF(AND( [.F470]=&quot;&quot;; NOT(ISERROR(FIND(&quot;REFERENCES&quot;;[.B470]  ))));&quot;Y&quot;;&quot;&quot;)">
            <text:p/>
          </table:table-cell>
          <table:table-cell table:formula="of:=IF([.D470]=&quot;Y&quot;; MID([.B470];FIND(&quot;ALTER TABLE&quot;;[.B470])+12;LEN([.B470]));&quot;&quot;)">
            <text:p/>
          </table:table-cell>
          <table:table-cell table:formula="of:=IF([.E470]=&quot;Y&quot;; MID([.B470];FIND(&quot;ADD CONSTRAINT&quot;;[.B470])+15;LEN([.B470]));&quot;&quot;)">
            <text:p/>
          </table:table-cell>
          <table:table-cell table:formula="of:=[.I470]">
            <text:p/>
          </table:table-cell>
          <table:table-cell table:formula="of:=IF([.F470]=&quot;Y&quot;; MID([.B470];FIND(&quot;FOREIGN KEY&quot;;[.B470])+13;LEN([.B470])-14);&quot;&quot;)">
            <text:p/>
          </table:table-cell>
          <table:table-cell table:formula="of:=IF([.G470]=&quot;Y&quot;; MID([.B470];FIND(&quot;REFERENCES&quot;;[.B470])+11;LEN([.B470]));&quot;&quot;)">
            <text:p/>
          </table:table-cell>
          <table:table-cell table:formula="of:=IF([.L470]&lt;&gt;&quot;&quot;;LEFT([.L470];FIND(&quot;(&quot;;[.L470])-1);&quot;&quot;)">
            <text:p/>
          </table:table-cell>
          <table:table-cell table:formula="of:=SUBSTITUTE( IF([.L470]&lt;&gt;&quot;&quot;;MID([.L470];FIND(&quot;(&quot;;[.L470])+1;LEN([.L470]));&quot;&quot;); &quot;);&quot;;&quot;&quot;)">
            <text:p/>
          </table:table-cell>
          <table:table-cell table:style-name="ce16" table:formula="of:=LOWER(IF([.H470]&lt;&gt;&quot;&quot;; &quot;MATCH (n:&quot; &amp; [.M473] &amp; &quot;), (m:&quot; &amp; [.H470] &amp; &quot;)&#10;WHERE m.&quot; &amp; [.K472] &amp; &quot; = n. &quot; &amp; [.N473] &amp; &quot; &#10;create (n)-[:&quot; &amp; [.J471] &amp; &quot; ]-&gt;(m)&#10;RETURN n,m&quot;;&quot;&quot;))">
            <text:p/>
          </table:table-cell>
          <table:table-cell table:formula="of:=LOWER(IF([.H470]&lt;&gt;&quot;&quot;;[.H470];&quot;&quot;))">
            <text:p/>
          </table:table-cell>
          <table:table-cell table:formula="of:=LOWER(IF([.H470]&lt;&gt;&quot;&quot;;[.K472];&quot;&quot;))">
            <text:p/>
          </table:table-cell>
          <table:table-cell table:formula="of:=LOWER(IF([.H470]&lt;&gt;&quot;&quot;;[.M473];&quot;&quot;))">
            <text:p/>
          </table:table-cell>
          <table:table-cell table:formula="of:=LOWER(IF([.H470]&lt;&gt;&quot;&quot;;[.N473];&quot;&quot;))">
            <text:p/>
          </table:table-cell>
          <table:table-cell table:formula="of:=LOWER(IF([.H470]&lt;&gt;&quot;&quot;;[.J471];&quot;&quot;))">
            <text:p/>
          </table:table-cell>
          <table:table-cell table:formula="of:=LOWER(IF([.H470]&lt;&gt;&quot;&quot;; &quot;MATCH (n:&quot; &amp; [.R470] &amp; &quot;), (m:&quot; &amp; [.P470] &amp; &quot;)&#10;WHERE m.&quot; &amp; [.Q470] &amp; &quot; = n. &quot; &amp; [.S470] &amp; &quot; &#10;create (n)-[:&quot; &amp; [.T470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PROCEDURES_ICD DROP CONSTRAINT IF EXISTS procedures_icd_fk_subject_id;</text:p>
          </table:table-cell>
          <table:table-cell table:formula="of:=OR( [.B471]=&quot;&quot;; NOT(ISERROR(FIND(&quot;DROP CONSTRAINT&quot;;[.B471]))); NOT(ISERROR(FIND(&quot;--&quot;;[.B471]))))" office:value-type="float" office:value="1" calcext:value-type="float">
            <text:p>1</text:p>
          </table:table-cell>
          <table:table-cell table:formula="of:=IF(AND( NOT([.C471]); NOT(ISERROR(FIND(&quot;ALTER TABLE&quot;;[.B471]  ))));&quot;Y&quot;;&quot;&quot;)">
            <text:p/>
          </table:table-cell>
          <table:table-cell table:formula="of:=IF(AND( [.D471]=&quot;&quot;; NOT(ISERROR(FIND(&quot;ADD CONSTRAINT&quot;;[.B471]  ))));&quot;Y&quot;;&quot;&quot;)">
            <text:p/>
          </table:table-cell>
          <table:table-cell table:formula="of:=IF(AND( [.E471]=&quot;&quot;; NOT(ISERROR(FIND(&quot;FOREIGN KEY&quot;;[.B471]  ))));&quot;Y&quot;;&quot;&quot;)">
            <text:p/>
          </table:table-cell>
          <table:table-cell table:formula="of:=IF(AND( [.F471]=&quot;&quot;; NOT(ISERROR(FIND(&quot;REFERENCES&quot;;[.B471]  ))));&quot;Y&quot;;&quot;&quot;)">
            <text:p/>
          </table:table-cell>
          <table:table-cell table:formula="of:=IF([.D471]=&quot;Y&quot;; MID([.B471];FIND(&quot;ALTER TABLE&quot;;[.B471])+12;LEN([.B471]));&quot;&quot;)">
            <text:p/>
          </table:table-cell>
          <table:table-cell table:formula="of:=IF([.E471]=&quot;Y&quot;; MID([.B471];FIND(&quot;ADD CONSTRAINT&quot;;[.B471])+15;LEN([.B471]));&quot;&quot;)">
            <text:p/>
          </table:table-cell>
          <table:table-cell table:formula="of:=[.I471]">
            <text:p/>
          </table:table-cell>
          <table:table-cell table:formula="of:=IF([.F471]=&quot;Y&quot;; MID([.B471];FIND(&quot;FOREIGN KEY&quot;;[.B471])+13;LEN([.B471])-14);&quot;&quot;)">
            <text:p/>
          </table:table-cell>
          <table:table-cell table:formula="of:=IF([.G471]=&quot;Y&quot;; MID([.B471];FIND(&quot;REFERENCES&quot;;[.B471])+11;LEN([.B471]));&quot;&quot;)">
            <text:p/>
          </table:table-cell>
          <table:table-cell table:formula="of:=IF([.L471]&lt;&gt;&quot;&quot;;LEFT([.L471];FIND(&quot;(&quot;;[.L471])-1);&quot;&quot;)">
            <text:p/>
          </table:table-cell>
          <table:table-cell table:formula="of:=SUBSTITUTE( IF([.L471]&lt;&gt;&quot;&quot;;MID([.L471];FIND(&quot;(&quot;;[.L471])+1;LEN([.L471]));&quot;&quot;); &quot;);&quot;;&quot;&quot;)">
            <text:p/>
          </table:table-cell>
          <table:table-cell table:style-name="ce16" table:formula="of:=LOWER(IF([.H471]&lt;&gt;&quot;&quot;; &quot;MATCH (n:&quot; &amp; [.M474] &amp; &quot;), (m:&quot; &amp; [.H471] &amp; &quot;)&#10;WHERE m.&quot; &amp; [.K473] &amp; &quot; = n. &quot; &amp; [.N474] &amp; &quot; &#10;create (n)-[:&quot; &amp; [.J472] &amp; &quot; ]-&gt;(m)&#10;RETURN n,m&quot;;&quot;&quot;))">
            <text:p/>
          </table:table-cell>
          <table:table-cell table:formula="of:=LOWER(IF([.H471]&lt;&gt;&quot;&quot;;[.H471];&quot;&quot;))">
            <text:p/>
          </table:table-cell>
          <table:table-cell table:formula="of:=LOWER(IF([.H471]&lt;&gt;&quot;&quot;;[.K473];&quot;&quot;))">
            <text:p/>
          </table:table-cell>
          <table:table-cell table:formula="of:=LOWER(IF([.H471]&lt;&gt;&quot;&quot;;[.M474];&quot;&quot;))">
            <text:p/>
          </table:table-cell>
          <table:table-cell table:formula="of:=LOWER(IF([.H471]&lt;&gt;&quot;&quot;;[.N474];&quot;&quot;))">
            <text:p/>
          </table:table-cell>
          <table:table-cell table:formula="of:=LOWER(IF([.H471]&lt;&gt;&quot;&quot;;[.J472];&quot;&quot;))">
            <text:p/>
          </table:table-cell>
          <table:table-cell table:formula="of:=LOWER(IF([.H471]&lt;&gt;&quot;&quot;; &quot;MATCH (n:&quot; &amp; [.R471] &amp; &quot;), (m:&quot; &amp; [.P471] &amp; &quot;)&#10;WHERE m.&quot; &amp; [.Q471] &amp; &quot; = n. &quot; &amp; [.S471] &amp; &quot; &#10;create (n)-[:&quot; &amp; [.T471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PROCEDURES_ICD</text:p>
          </table:table-cell>
          <table:table-cell table:formula="of:=OR( [.B472]=&quot;&quot;; NOT(ISERROR(FIND(&quot;DROP CONSTRAINT&quot;;[.B472]))); NOT(ISERROR(FIND(&quot;--&quot;;[.B472]))))" office:value-type="float" office:value="0" calcext:value-type="float">
            <text:p>0</text:p>
          </table:table-cell>
          <table:table-cell table:formula="of:=IF(AND( NOT([.C472]); NOT(ISERROR(FIND(&quot;ALTER TABLE&quot;;[.B472]  ))));&quot;Y&quot;;&quot;&quot;)" office:value-type="string" office:string-value="Y" calcext:value-type="string">
            <text:p>Y</text:p>
          </table:table-cell>
          <table:table-cell table:formula="of:=IF(AND( [.D472]=&quot;&quot;; NOT(ISERROR(FIND(&quot;ADD CONSTRAINT&quot;;[.B472]  ))));&quot;Y&quot;;&quot;&quot;)">
            <text:p/>
          </table:table-cell>
          <table:table-cell table:formula="of:=IF(AND( [.E472]=&quot;&quot;; NOT(ISERROR(FIND(&quot;FOREIGN KEY&quot;;[.B472]  ))));&quot;Y&quot;;&quot;&quot;)">
            <text:p/>
          </table:table-cell>
          <table:table-cell table:formula="of:=IF(AND( [.F472]=&quot;&quot;; NOT(ISERROR(FIND(&quot;REFERENCES&quot;;[.B472]  ))));&quot;Y&quot;;&quot;&quot;)">
            <text:p/>
          </table:table-cell>
          <table:table-cell table:formula="of:=IF([.D472]=&quot;Y&quot;; MID([.B472];FIND(&quot;ALTER TABLE&quot;;[.B472])+12;LEN([.B472]));&quot;&quot;)" office:value-type="string" office:string-value="PROCEDURES_ICD" calcext:value-type="string">
            <text:p>PROCEDURES_ICD</text:p>
          </table:table-cell>
          <table:table-cell table:formula="of:=IF([.E472]=&quot;Y&quot;; MID([.B472];FIND(&quot;ADD CONSTRAINT&quot;;[.B472])+15;LEN([.B472]));&quot;&quot;)">
            <text:p/>
          </table:table-cell>
          <table:table-cell table:formula="of:=[.I472]">
            <text:p/>
          </table:table-cell>
          <table:table-cell table:formula="of:=IF([.F472]=&quot;Y&quot;; MID([.B472];FIND(&quot;FOREIGN KEY&quot;;[.B472])+13;LEN([.B472])-14);&quot;&quot;)">
            <text:p/>
          </table:table-cell>
          <table:table-cell table:formula="of:=IF([.G472]=&quot;Y&quot;; MID([.B472];FIND(&quot;REFERENCES&quot;;[.B472])+11;LEN([.B472]));&quot;&quot;)">
            <text:p/>
          </table:table-cell>
          <table:table-cell table:formula="of:=IF([.L472]&lt;&gt;&quot;&quot;;LEFT([.L472];FIND(&quot;(&quot;;[.L472])-1);&quot;&quot;)">
            <text:p/>
          </table:table-cell>
          <table:table-cell table:formula="of:=SUBSTITUTE( IF([.L472]&lt;&gt;&quot;&quot;;MID([.L472];FIND(&quot;(&quot;;[.L472])+1;LEN([.L472]));&quot;&quot;); &quot;);&quot;;&quot;&quot;)">
            <text:p/>
          </table:table-cell>
          <table:table-cell table:style-name="ce16" table:formula="of:=LOWER(IF([.H472]&lt;&gt;&quot;&quot;; &quot;MATCH (n:&quot; &amp; [.M475] &amp; &quot;), (m:&quot; &amp; [.H472] &amp; &quot;)&#10;WHERE m.&quot; &amp; [.K474] &amp; &quot; = n. &quot; &amp; [.N475] &amp; &quot; &#10;create (n)-[:&quot; &amp; [.J473] &amp; &quot; ]-&gt;(m)&#10;RETURN n,m&quot;;&quot;&quot;))" office:value-type="string" office:string-value="match (n:patients), (m:procedures_icd)&#10;where m.subject_id = n. subject_id &#10;create (n)-[:procedures_icd_fk_subject_id ]-&gt;(m)&#10;return n,m" calcext:value-type="string">
            <text:p>match (n:patients), (m:procedures_icd)</text:p>
            <text:p>where m.subject_id = n. subject_id </text:p>
            <text:p>create (n)-[:procedures_icd_fk_subject_id ]-&gt;(m)</text:p>
            <text:p>return n,m</text:p>
          </table:table-cell>
          <table:table-cell table:formula="of:=LOWER(IF([.H472]&lt;&gt;&quot;&quot;;[.H472];&quot;&quot;))" office:value-type="string" office:string-value="procedures_icd" calcext:value-type="string">
            <text:p>procedures_icd</text:p>
          </table:table-cell>
          <table:table-cell table:formula="of:=LOWER(IF([.H472]&lt;&gt;&quot;&quot;;[.K474];&quot;&quot;))" office:value-type="string" office:string-value="subject_id" calcext:value-type="string">
            <text:p>subject_id</text:p>
          </table:table-cell>
          <table:table-cell table:formula="of:=LOWER(IF([.H472]&lt;&gt;&quot;&quot;;[.M475];&quot;&quot;))" office:value-type="string" office:string-value="patients" calcext:value-type="string">
            <text:p>patients</text:p>
          </table:table-cell>
          <table:table-cell table:formula="of:=LOWER(IF([.H472]&lt;&gt;&quot;&quot;;[.N475];&quot;&quot;))" office:value-type="string" office:string-value="subject_id" calcext:value-type="string">
            <text:p>subject_id</text:p>
          </table:table-cell>
          <table:table-cell table:formula="of:=LOWER(IF([.H472]&lt;&gt;&quot;&quot;;[.J473];&quot;&quot;))" office:value-type="string" office:string-value="procedures_icd_fk_subject_id" calcext:value-type="string">
            <text:p>procedures_icd_fk_subject_id</text:p>
          </table:table-cell>
          <table:table-cell table:formula="of:=LOWER(IF([.H472]&lt;&gt;&quot;&quot;; &quot;MATCH (n:&quot; &amp; [.R472] &amp; &quot;), (m:&quot; &amp; [.P472] &amp; &quot;)&#10;WHERE m.&quot; &amp; [.Q472] &amp; &quot; = n. &quot; &amp; [.S472] &amp; &quot; &#10;create (n)-[:&quot; &amp; [.T472] &amp; &quot; ]-&gt;(m)&#10;RETURN n,m&quot;;&quot;&quot;))" office:value-type="string" office:string-value="match (n:patients), (m:procedures_icd)&#10;where m.subject_id = n. subject_id &#10;create (n)-[:procedures_icd_fk_subject_id ]-&gt;(m)&#10;return n,m" calcext:value-type="string">
            <text:p>match (n:patients), (m:procedures_icd)</text:p>
            <text:p>where m.subject_id = n. subject_id </text:p>
            <text:p>create (n)-[:procedures_icd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procedures_icd_fk_subject_id</text:p>
          </table:table-cell>
          <table:table-cell table:formula="of:=OR( [.B473]=&quot;&quot;; NOT(ISERROR(FIND(&quot;DROP CONSTRAINT&quot;;[.B473]))); NOT(ISERROR(FIND(&quot;--&quot;;[.B473]))))" office:value-type="float" office:value="0" calcext:value-type="float">
            <text:p>0</text:p>
          </table:table-cell>
          <table:table-cell table:formula="of:=IF(AND( NOT([.C473]); NOT(ISERROR(FIND(&quot;ALTER TABLE&quot;;[.B473]  ))));&quot;Y&quot;;&quot;&quot;)">
            <text:p/>
          </table:table-cell>
          <table:table-cell table:formula="of:=IF(AND( [.D473]=&quot;&quot;; NOT(ISERROR(FIND(&quot;ADD CONSTRAINT&quot;;[.B473]  ))));&quot;Y&quot;;&quot;&quot;)" office:value-type="string" office:string-value="Y" calcext:value-type="string">
            <text:p>Y</text:p>
          </table:table-cell>
          <table:table-cell table:formula="of:=IF(AND( [.E473]=&quot;&quot;; NOT(ISERROR(FIND(&quot;FOREIGN KEY&quot;;[.B473]  ))));&quot;Y&quot;;&quot;&quot;)">
            <text:p/>
          </table:table-cell>
          <table:table-cell table:formula="of:=IF(AND( [.F473]=&quot;&quot;; NOT(ISERROR(FIND(&quot;REFERENCES&quot;;[.B473]  ))));&quot;Y&quot;;&quot;&quot;)">
            <text:p/>
          </table:table-cell>
          <table:table-cell table:formula="of:=IF([.D473]=&quot;Y&quot;; MID([.B473];FIND(&quot;ALTER TABLE&quot;;[.B473])+12;LEN([.B473]));&quot;&quot;)">
            <text:p/>
          </table:table-cell>
          <table:table-cell table:formula="of:=IF([.E473]=&quot;Y&quot;; MID([.B473];FIND(&quot;ADD CONSTRAINT&quot;;[.B473])+15;LEN([.B473]));&quot;&quot;)" office:value-type="string" office:string-value="procedures_icd_fk_subject_id" calcext:value-type="string">
            <text:p>procedures_icd_fk_subject_id</text:p>
          </table:table-cell>
          <table:table-cell table:formula="of:=[.I473]" office:value-type="string" office:string-value="procedures_icd_fk_subject_id" calcext:value-type="string">
            <text:p>procedures_icd_fk_subject_id</text:p>
          </table:table-cell>
          <table:table-cell table:formula="of:=IF([.F473]=&quot;Y&quot;; MID([.B473];FIND(&quot;FOREIGN KEY&quot;;[.B473])+13;LEN([.B473])-14);&quot;&quot;)">
            <text:p/>
          </table:table-cell>
          <table:table-cell table:formula="of:=IF([.G473]=&quot;Y&quot;; MID([.B473];FIND(&quot;REFERENCES&quot;;[.B473])+11;LEN([.B473]));&quot;&quot;)">
            <text:p/>
          </table:table-cell>
          <table:table-cell table:formula="of:=IF([.L473]&lt;&gt;&quot;&quot;;LEFT([.L473];FIND(&quot;(&quot;;[.L473])-1);&quot;&quot;)">
            <text:p/>
          </table:table-cell>
          <table:table-cell table:formula="of:=SUBSTITUTE( IF([.L473]&lt;&gt;&quot;&quot;;MID([.L473];FIND(&quot;(&quot;;[.L473])+1;LEN([.L473]));&quot;&quot;); &quot;);&quot;;&quot;&quot;)">
            <text:p/>
          </table:table-cell>
          <table:table-cell table:style-name="ce16" table:formula="of:=LOWER(IF([.H473]&lt;&gt;&quot;&quot;; &quot;MATCH (n:&quot; &amp; [.M476] &amp; &quot;), (m:&quot; &amp; [.H473] &amp; &quot;)&#10;WHERE m.&quot; &amp; [.K475] &amp; &quot; = n. &quot; &amp; [.N476] &amp; &quot; &#10;create (n)-[:&quot; &amp; [.J474] &amp; &quot; ]-&gt;(m)&#10;RETURN n,m&quot;;&quot;&quot;))">
            <text:p/>
          </table:table-cell>
          <table:table-cell table:formula="of:=LOWER(IF([.H473]&lt;&gt;&quot;&quot;;[.H473];&quot;&quot;))">
            <text:p/>
          </table:table-cell>
          <table:table-cell table:formula="of:=LOWER(IF([.H473]&lt;&gt;&quot;&quot;;[.K475];&quot;&quot;))">
            <text:p/>
          </table:table-cell>
          <table:table-cell table:formula="of:=LOWER(IF([.H473]&lt;&gt;&quot;&quot;;[.M476];&quot;&quot;))">
            <text:p/>
          </table:table-cell>
          <table:table-cell table:formula="of:=LOWER(IF([.H473]&lt;&gt;&quot;&quot;;[.N476];&quot;&quot;))">
            <text:p/>
          </table:table-cell>
          <table:table-cell table:formula="of:=LOWER(IF([.H473]&lt;&gt;&quot;&quot;;[.J474];&quot;&quot;))">
            <text:p/>
          </table:table-cell>
          <table:table-cell table:formula="of:=LOWER(IF([.H473]&lt;&gt;&quot;&quot;; &quot;MATCH (n:&quot; &amp; [.R473] &amp; &quot;), (m:&quot; &amp; [.P473] &amp; &quot;)&#10;WHERE m.&quot; &amp; [.Q473] &amp; &quot; = n. &quot; &amp; [.S473] &amp; &quot; &#10;create (n)-[:&quot; &amp; [.T47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474]=&quot;&quot;; NOT(ISERROR(FIND(&quot;DROP CONSTRAINT&quot;;[.B474]))); NOT(ISERROR(FIND(&quot;--&quot;;[.B474]))))" office:value-type="float" office:value="0" calcext:value-type="float">
            <text:p>0</text:p>
          </table:table-cell>
          <table:table-cell table:formula="of:=IF(AND( NOT([.C474]); NOT(ISERROR(FIND(&quot;ALTER TABLE&quot;;[.B474]  ))));&quot;Y&quot;;&quot;&quot;)">
            <text:p/>
          </table:table-cell>
          <table:table-cell table:formula="of:=IF(AND( [.D474]=&quot;&quot;; NOT(ISERROR(FIND(&quot;ADD CONSTRAINT&quot;;[.B474]  ))));&quot;Y&quot;;&quot;&quot;)">
            <text:p/>
          </table:table-cell>
          <table:table-cell table:formula="of:=IF(AND( [.E474]=&quot;&quot;; NOT(ISERROR(FIND(&quot;FOREIGN KEY&quot;;[.B474]  ))));&quot;Y&quot;;&quot;&quot;)" office:value-type="string" office:string-value="Y" calcext:value-type="string">
            <text:p>Y</text:p>
          </table:table-cell>
          <table:table-cell table:formula="of:=IF(AND( [.F474]=&quot;&quot;; NOT(ISERROR(FIND(&quot;REFERENCES&quot;;[.B474]  ))));&quot;Y&quot;;&quot;&quot;)">
            <text:p/>
          </table:table-cell>
          <table:table-cell table:formula="of:=IF([.D474]=&quot;Y&quot;; MID([.B474];FIND(&quot;ALTER TABLE&quot;;[.B474])+12;LEN([.B474]));&quot;&quot;)">
            <text:p/>
          </table:table-cell>
          <table:table-cell table:formula="of:=IF([.E474]=&quot;Y&quot;; MID([.B474];FIND(&quot;ADD CONSTRAINT&quot;;[.B474])+15;LEN([.B474]));&quot;&quot;)">
            <text:p/>
          </table:table-cell>
          <table:table-cell table:formula="of:=[.I474]">
            <text:p/>
          </table:table-cell>
          <table:table-cell table:formula="of:=IF([.F474]=&quot;Y&quot;; MID([.B474];FIND(&quot;FOREIGN KEY&quot;;[.B474])+13;LEN([.B474])-14);&quot;&quot;)" office:value-type="string" office:string-value="SUBJECT_ID" calcext:value-type="string">
            <text:p>SUBJECT_ID</text:p>
          </table:table-cell>
          <table:table-cell table:formula="of:=IF([.G474]=&quot;Y&quot;; MID([.B474];FIND(&quot;REFERENCES&quot;;[.B474])+11;LEN([.B474]));&quot;&quot;)">
            <text:p/>
          </table:table-cell>
          <table:table-cell table:formula="of:=IF([.L474]&lt;&gt;&quot;&quot;;LEFT([.L474];FIND(&quot;(&quot;;[.L474])-1);&quot;&quot;)">
            <text:p/>
          </table:table-cell>
          <table:table-cell table:formula="of:=SUBSTITUTE( IF([.L474]&lt;&gt;&quot;&quot;;MID([.L474];FIND(&quot;(&quot;;[.L474])+1;LEN([.L474]));&quot;&quot;); &quot;);&quot;;&quot;&quot;)">
            <text:p/>
          </table:table-cell>
          <table:table-cell table:style-name="ce16" table:formula="of:=LOWER(IF([.H474]&lt;&gt;&quot;&quot;; &quot;MATCH (n:&quot; &amp; [.M477] &amp; &quot;), (m:&quot; &amp; [.H474] &amp; &quot;)&#10;WHERE m.&quot; &amp; [.K476] &amp; &quot; = n. &quot; &amp; [.N477] &amp; &quot; &#10;create (n)-[:&quot; &amp; [.J475] &amp; &quot; ]-&gt;(m)&#10;RETURN n,m&quot;;&quot;&quot;))">
            <text:p/>
          </table:table-cell>
          <table:table-cell table:formula="of:=LOWER(IF([.H474]&lt;&gt;&quot;&quot;;[.H474];&quot;&quot;))">
            <text:p/>
          </table:table-cell>
          <table:table-cell table:formula="of:=LOWER(IF([.H474]&lt;&gt;&quot;&quot;;[.K476];&quot;&quot;))">
            <text:p/>
          </table:table-cell>
          <table:table-cell table:formula="of:=LOWER(IF([.H474]&lt;&gt;&quot;&quot;;[.M477];&quot;&quot;))">
            <text:p/>
          </table:table-cell>
          <table:table-cell table:formula="of:=LOWER(IF([.H474]&lt;&gt;&quot;&quot;;[.N477];&quot;&quot;))">
            <text:p/>
          </table:table-cell>
          <table:table-cell table:formula="of:=LOWER(IF([.H474]&lt;&gt;&quot;&quot;;[.J475];&quot;&quot;))">
            <text:p/>
          </table:table-cell>
          <table:table-cell table:formula="of:=LOWER(IF([.H474]&lt;&gt;&quot;&quot;; &quot;MATCH (n:&quot; &amp; [.R474] &amp; &quot;), (m:&quot; &amp; [.P474] &amp; &quot;)&#10;WHERE m.&quot; &amp; [.Q474] &amp; &quot; = n. &quot; &amp; [.S474] &amp; &quot; &#10;create (n)-[:&quot; &amp; [.T47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475]=&quot;&quot;; NOT(ISERROR(FIND(&quot;DROP CONSTRAINT&quot;;[.B475]))); NOT(ISERROR(FIND(&quot;--&quot;;[.B475]))))" office:value-type="float" office:value="0" calcext:value-type="float">
            <text:p>0</text:p>
          </table:table-cell>
          <table:table-cell table:formula="of:=IF(AND( NOT([.C475]); NOT(ISERROR(FIND(&quot;ALTER TABLE&quot;;[.B475]  ))));&quot;Y&quot;;&quot;&quot;)">
            <text:p/>
          </table:table-cell>
          <table:table-cell table:formula="of:=IF(AND( [.D475]=&quot;&quot;; NOT(ISERROR(FIND(&quot;ADD CONSTRAINT&quot;;[.B475]  ))));&quot;Y&quot;;&quot;&quot;)">
            <text:p/>
          </table:table-cell>
          <table:table-cell table:formula="of:=IF(AND( [.E475]=&quot;&quot;; NOT(ISERROR(FIND(&quot;FOREIGN KEY&quot;;[.B475]  ))));&quot;Y&quot;;&quot;&quot;)">
            <text:p/>
          </table:table-cell>
          <table:table-cell table:formula="of:=IF(AND( [.F475]=&quot;&quot;; NOT(ISERROR(FIND(&quot;REFERENCES&quot;;[.B475]  ))));&quot;Y&quot;;&quot;&quot;)" office:value-type="string" office:string-value="Y" calcext:value-type="string">
            <text:p>Y</text:p>
          </table:table-cell>
          <table:table-cell table:formula="of:=IF([.D475]=&quot;Y&quot;; MID([.B475];FIND(&quot;ALTER TABLE&quot;;[.B475])+12;LEN([.B475]));&quot;&quot;)">
            <text:p/>
          </table:table-cell>
          <table:table-cell table:formula="of:=IF([.E475]=&quot;Y&quot;; MID([.B475];FIND(&quot;ADD CONSTRAINT&quot;;[.B475])+15;LEN([.B475]));&quot;&quot;)">
            <text:p/>
          </table:table-cell>
          <table:table-cell table:formula="of:=[.I475]">
            <text:p/>
          </table:table-cell>
          <table:table-cell table:formula="of:=IF([.F475]=&quot;Y&quot;; MID([.B475];FIND(&quot;FOREIGN KEY&quot;;[.B475])+13;LEN([.B475])-14);&quot;&quot;)">
            <text:p/>
          </table:table-cell>
          <table:table-cell table:formula="of:=IF([.G475]=&quot;Y&quot;; MID([.B475];FIND(&quot;REFERENCES&quot;;[.B475])+11;LEN([.B475]));&quot;&quot;)" office:value-type="string" office:string-value="PATIENTS(SUBJECT_ID);" calcext:value-type="string">
            <text:p>PATIENTS(SUBJECT_ID);</text:p>
          </table:table-cell>
          <table:table-cell table:formula="of:=IF([.L475]&lt;&gt;&quot;&quot;;LEFT([.L475];FIND(&quot;(&quot;;[.L475])-1);&quot;&quot;)" office:value-type="string" office:string-value="PATIENTS" calcext:value-type="string">
            <text:p>PATIENTS</text:p>
          </table:table-cell>
          <table:table-cell table:formula="of:=SUBSTITUTE( IF([.L475]&lt;&gt;&quot;&quot;;MID([.L475];FIND(&quot;(&quot;;[.L475])+1;LEN([.L475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475]&lt;&gt;&quot;&quot;; &quot;MATCH (n:&quot; &amp; [.M478] &amp; &quot;), (m:&quot; &amp; [.H475] &amp; &quot;)&#10;WHERE m.&quot; &amp; [.K477] &amp; &quot; = n. &quot; &amp; [.N478] &amp; &quot; &#10;create (n)-[:&quot; &amp; [.J476] &amp; &quot; ]-&gt;(m)&#10;RETURN n,m&quot;;&quot;&quot;))">
            <text:p/>
          </table:table-cell>
          <table:table-cell table:formula="of:=LOWER(IF([.H475]&lt;&gt;&quot;&quot;;[.H475];&quot;&quot;))">
            <text:p/>
          </table:table-cell>
          <table:table-cell table:formula="of:=LOWER(IF([.H475]&lt;&gt;&quot;&quot;;[.K477];&quot;&quot;))">
            <text:p/>
          </table:table-cell>
          <table:table-cell table:formula="of:=LOWER(IF([.H475]&lt;&gt;&quot;&quot;;[.M478];&quot;&quot;))">
            <text:p/>
          </table:table-cell>
          <table:table-cell table:formula="of:=LOWER(IF([.H475]&lt;&gt;&quot;&quot;;[.N478];&quot;&quot;))">
            <text:p/>
          </table:table-cell>
          <table:table-cell table:formula="of:=LOWER(IF([.H475]&lt;&gt;&quot;&quot;;[.J476];&quot;&quot;))">
            <text:p/>
          </table:table-cell>
          <table:table-cell table:formula="of:=LOWER(IF([.H475]&lt;&gt;&quot;&quot;; &quot;MATCH (n:&quot; &amp; [.R475] &amp; &quot;), (m:&quot; &amp; [.P475] &amp; &quot;)&#10;WHERE m.&quot; &amp; [.Q475] &amp; &quot; = n. &quot; &amp; [.S475] &amp; &quot; &#10;create (n)-[:&quot; &amp; [.T47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76]=&quot;&quot;; NOT(ISERROR(FIND(&quot;DROP CONSTRAINT&quot;;[.B476]))); NOT(ISERROR(FIND(&quot;--&quot;;[.B476]))))" office:value-type="float" office:value="1" calcext:value-type="float">
            <text:p>1</text:p>
          </table:table-cell>
          <table:table-cell table:formula="of:=IF(AND( NOT([.C476]); NOT(ISERROR(FIND(&quot;ALTER TABLE&quot;;[.B476]  ))));&quot;Y&quot;;&quot;&quot;)">
            <text:p/>
          </table:table-cell>
          <table:table-cell table:formula="of:=IF(AND( [.D476]=&quot;&quot;; NOT(ISERROR(FIND(&quot;ADD CONSTRAINT&quot;;[.B476]  ))));&quot;Y&quot;;&quot;&quot;)">
            <text:p/>
          </table:table-cell>
          <table:table-cell table:formula="of:=IF(AND( [.E476]=&quot;&quot;; NOT(ISERROR(FIND(&quot;FOREIGN KEY&quot;;[.B476]  ))));&quot;Y&quot;;&quot;&quot;)">
            <text:p/>
          </table:table-cell>
          <table:table-cell table:formula="of:=IF(AND( [.F476]=&quot;&quot;; NOT(ISERROR(FIND(&quot;REFERENCES&quot;;[.B476]  ))));&quot;Y&quot;;&quot;&quot;)">
            <text:p/>
          </table:table-cell>
          <table:table-cell table:formula="of:=IF([.D476]=&quot;Y&quot;; MID([.B476];FIND(&quot;ALTER TABLE&quot;;[.B476])+12;LEN([.B476]));&quot;&quot;)">
            <text:p/>
          </table:table-cell>
          <table:table-cell table:formula="of:=IF([.E476]=&quot;Y&quot;; MID([.B476];FIND(&quot;ADD CONSTRAINT&quot;;[.B476])+15;LEN([.B476]));&quot;&quot;)">
            <text:p/>
          </table:table-cell>
          <table:table-cell table:formula="of:=[.I476]">
            <text:p/>
          </table:table-cell>
          <table:table-cell table:formula="of:=IF([.F476]=&quot;Y&quot;; MID([.B476];FIND(&quot;FOREIGN KEY&quot;;[.B476])+13;LEN([.B476])-14);&quot;&quot;)">
            <text:p/>
          </table:table-cell>
          <table:table-cell table:formula="of:=IF([.G476]=&quot;Y&quot;; MID([.B476];FIND(&quot;REFERENCES&quot;;[.B476])+11;LEN([.B476]));&quot;&quot;)">
            <text:p/>
          </table:table-cell>
          <table:table-cell table:formula="of:=IF([.L476]&lt;&gt;&quot;&quot;;LEFT([.L476];FIND(&quot;(&quot;;[.L476])-1);&quot;&quot;)">
            <text:p/>
          </table:table-cell>
          <table:table-cell table:formula="of:=SUBSTITUTE( IF([.L476]&lt;&gt;&quot;&quot;;MID([.L476];FIND(&quot;(&quot;;[.L476])+1;LEN([.L476]));&quot;&quot;); &quot;);&quot;;&quot;&quot;)">
            <text:p/>
          </table:table-cell>
          <table:table-cell table:style-name="ce16" table:formula="of:=LOWER(IF([.H476]&lt;&gt;&quot;&quot;; &quot;MATCH (n:&quot; &amp; [.M479] &amp; &quot;), (m:&quot; &amp; [.H476] &amp; &quot;)&#10;WHERE m.&quot; &amp; [.K478] &amp; &quot; = n. &quot; &amp; [.N479] &amp; &quot; &#10;create (n)-[:&quot; &amp; [.J477] &amp; &quot; ]-&gt;(m)&#10;RETURN n,m&quot;;&quot;&quot;))">
            <text:p/>
          </table:table-cell>
          <table:table-cell table:formula="of:=LOWER(IF([.H476]&lt;&gt;&quot;&quot;;[.H476];&quot;&quot;))">
            <text:p/>
          </table:table-cell>
          <table:table-cell table:formula="of:=LOWER(IF([.H476]&lt;&gt;&quot;&quot;;[.K478];&quot;&quot;))">
            <text:p/>
          </table:table-cell>
          <table:table-cell table:formula="of:=LOWER(IF([.H476]&lt;&gt;&quot;&quot;;[.M479];&quot;&quot;))">
            <text:p/>
          </table:table-cell>
          <table:table-cell table:formula="of:=LOWER(IF([.H476]&lt;&gt;&quot;&quot;;[.N479];&quot;&quot;))">
            <text:p/>
          </table:table-cell>
          <table:table-cell table:formula="of:=LOWER(IF([.H476]&lt;&gt;&quot;&quot;;[.J477];&quot;&quot;))">
            <text:p/>
          </table:table-cell>
          <table:table-cell table:formula="of:=LOWER(IF([.H476]&lt;&gt;&quot;&quot;; &quot;MATCH (n:&quot; &amp; [.R476] &amp; &quot;), (m:&quot; &amp; [.P476] &amp; &quot;)&#10;WHERE m.&quot; &amp; [.Q476] &amp; &quot; = n. &quot; &amp; [.S476] &amp; &quot; &#10;create (n)-[:&quot; &amp; [.T47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hadm_id</text:p>
          </table:table-cell>
          <table:table-cell table:formula="of:=OR( [.B477]=&quot;&quot;; NOT(ISERROR(FIND(&quot;DROP CONSTRAINT&quot;;[.B477]))); NOT(ISERROR(FIND(&quot;--&quot;;[.B477]))))" office:value-type="float" office:value="1" calcext:value-type="float">
            <text:p>1</text:p>
          </table:table-cell>
          <table:table-cell table:formula="of:=IF(AND( NOT([.C477]); NOT(ISERROR(FIND(&quot;ALTER TABLE&quot;;[.B477]  ))));&quot;Y&quot;;&quot;&quot;)">
            <text:p/>
          </table:table-cell>
          <table:table-cell table:formula="of:=IF(AND( [.D477]=&quot;&quot;; NOT(ISERROR(FIND(&quot;ADD CONSTRAINT&quot;;[.B477]  ))));&quot;Y&quot;;&quot;&quot;)">
            <text:p/>
          </table:table-cell>
          <table:table-cell table:formula="of:=IF(AND( [.E477]=&quot;&quot;; NOT(ISERROR(FIND(&quot;FOREIGN KEY&quot;;[.B477]  ))));&quot;Y&quot;;&quot;&quot;)">
            <text:p/>
          </table:table-cell>
          <table:table-cell table:formula="of:=IF(AND( [.F477]=&quot;&quot;; NOT(ISERROR(FIND(&quot;REFERENCES&quot;;[.B477]  ))));&quot;Y&quot;;&quot;&quot;)">
            <text:p/>
          </table:table-cell>
          <table:table-cell table:formula="of:=IF([.D477]=&quot;Y&quot;; MID([.B477];FIND(&quot;ALTER TABLE&quot;;[.B477])+12;LEN([.B477]));&quot;&quot;)">
            <text:p/>
          </table:table-cell>
          <table:table-cell table:formula="of:=IF([.E477]=&quot;Y&quot;; MID([.B477];FIND(&quot;ADD CONSTRAINT&quot;;[.B477])+15;LEN([.B477]));&quot;&quot;)">
            <text:p/>
          </table:table-cell>
          <table:table-cell table:formula="of:=[.I477]">
            <text:p/>
          </table:table-cell>
          <table:table-cell table:formula="of:=IF([.F477]=&quot;Y&quot;; MID([.B477];FIND(&quot;FOREIGN KEY&quot;;[.B477])+13;LEN([.B477])-14);&quot;&quot;)">
            <text:p/>
          </table:table-cell>
          <table:table-cell table:formula="of:=IF([.G477]=&quot;Y&quot;; MID([.B477];FIND(&quot;REFERENCES&quot;;[.B477])+11;LEN([.B477]));&quot;&quot;)">
            <text:p/>
          </table:table-cell>
          <table:table-cell table:formula="of:=IF([.L477]&lt;&gt;&quot;&quot;;LEFT([.L477];FIND(&quot;(&quot;;[.L477])-1);&quot;&quot;)">
            <text:p/>
          </table:table-cell>
          <table:table-cell table:formula="of:=SUBSTITUTE( IF([.L477]&lt;&gt;&quot;&quot;;MID([.L477];FIND(&quot;(&quot;;[.L477])+1;LEN([.L477]));&quot;&quot;); &quot;);&quot;;&quot;&quot;)">
            <text:p/>
          </table:table-cell>
          <table:table-cell table:style-name="ce16" table:formula="of:=LOWER(IF([.H477]&lt;&gt;&quot;&quot;; &quot;MATCH (n:&quot; &amp; [.M480] &amp; &quot;), (m:&quot; &amp; [.H477] &amp; &quot;)&#10;WHERE m.&quot; &amp; [.K479] &amp; &quot; = n. &quot; &amp; [.N480] &amp; &quot; &#10;create (n)-[:&quot; &amp; [.J478] &amp; &quot; ]-&gt;(m)&#10;RETURN n,m&quot;;&quot;&quot;))">
            <text:p/>
          </table:table-cell>
          <table:table-cell table:formula="of:=LOWER(IF([.H477]&lt;&gt;&quot;&quot;;[.H477];&quot;&quot;))">
            <text:p/>
          </table:table-cell>
          <table:table-cell table:formula="of:=LOWER(IF([.H477]&lt;&gt;&quot;&quot;;[.K479];&quot;&quot;))">
            <text:p/>
          </table:table-cell>
          <table:table-cell table:formula="of:=LOWER(IF([.H477]&lt;&gt;&quot;&quot;;[.M480];&quot;&quot;))">
            <text:p/>
          </table:table-cell>
          <table:table-cell table:formula="of:=LOWER(IF([.H477]&lt;&gt;&quot;&quot;;[.N480];&quot;&quot;))">
            <text:p/>
          </table:table-cell>
          <table:table-cell table:formula="of:=LOWER(IF([.H477]&lt;&gt;&quot;&quot;;[.J478];&quot;&quot;))">
            <text:p/>
          </table:table-cell>
          <table:table-cell table:formula="of:=LOWER(IF([.H477]&lt;&gt;&quot;&quot;; &quot;MATCH (n:&quot; &amp; [.R477] &amp; &quot;), (m:&quot; &amp; [.P477] &amp; &quot;)&#10;WHERE m.&quot; &amp; [.Q477] &amp; &quot; = n. &quot; &amp; [.S477] &amp; &quot; &#10;create (n)-[:&quot; &amp; [.T477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ALTER TABLE PROCEDURES_ICD DROP CONSTRAINT IF EXISTS procedures_icd_fk_hadm_id;</text:p>
          </table:table-cell>
          <table:table-cell table:formula="of:=OR( [.B478]=&quot;&quot;; NOT(ISERROR(FIND(&quot;DROP CONSTRAINT&quot;;[.B478]))); NOT(ISERROR(FIND(&quot;--&quot;;[.B478]))))" office:value-type="float" office:value="1" calcext:value-type="float">
            <text:p>1</text:p>
          </table:table-cell>
          <table:table-cell table:formula="of:=IF(AND( NOT([.C478]); NOT(ISERROR(FIND(&quot;ALTER TABLE&quot;;[.B478]  ))));&quot;Y&quot;;&quot;&quot;)">
            <text:p/>
          </table:table-cell>
          <table:table-cell table:formula="of:=IF(AND( [.D478]=&quot;&quot;; NOT(ISERROR(FIND(&quot;ADD CONSTRAINT&quot;;[.B478]  ))));&quot;Y&quot;;&quot;&quot;)">
            <text:p/>
          </table:table-cell>
          <table:table-cell table:formula="of:=IF(AND( [.E478]=&quot;&quot;; NOT(ISERROR(FIND(&quot;FOREIGN KEY&quot;;[.B478]  ))));&quot;Y&quot;;&quot;&quot;)">
            <text:p/>
          </table:table-cell>
          <table:table-cell table:formula="of:=IF(AND( [.F478]=&quot;&quot;; NOT(ISERROR(FIND(&quot;REFERENCES&quot;;[.B478]  ))));&quot;Y&quot;;&quot;&quot;)">
            <text:p/>
          </table:table-cell>
          <table:table-cell table:formula="of:=IF([.D478]=&quot;Y&quot;; MID([.B478];FIND(&quot;ALTER TABLE&quot;;[.B478])+12;LEN([.B478]));&quot;&quot;)">
            <text:p/>
          </table:table-cell>
          <table:table-cell table:formula="of:=IF([.E478]=&quot;Y&quot;; MID([.B478];FIND(&quot;ADD CONSTRAINT&quot;;[.B478])+15;LEN([.B478]));&quot;&quot;)">
            <text:p/>
          </table:table-cell>
          <table:table-cell table:formula="of:=[.I478]">
            <text:p/>
          </table:table-cell>
          <table:table-cell table:formula="of:=IF([.F478]=&quot;Y&quot;; MID([.B478];FIND(&quot;FOREIGN KEY&quot;;[.B478])+13;LEN([.B478])-14);&quot;&quot;)">
            <text:p/>
          </table:table-cell>
          <table:table-cell table:formula="of:=IF([.G478]=&quot;Y&quot;; MID([.B478];FIND(&quot;REFERENCES&quot;;[.B478])+11;LEN([.B478]));&quot;&quot;)">
            <text:p/>
          </table:table-cell>
          <table:table-cell table:formula="of:=IF([.L478]&lt;&gt;&quot;&quot;;LEFT([.L478];FIND(&quot;(&quot;;[.L478])-1);&quot;&quot;)">
            <text:p/>
          </table:table-cell>
          <table:table-cell table:formula="of:=SUBSTITUTE( IF([.L478]&lt;&gt;&quot;&quot;;MID([.L478];FIND(&quot;(&quot;;[.L478])+1;LEN([.L478]));&quot;&quot;); &quot;);&quot;;&quot;&quot;)">
            <text:p/>
          </table:table-cell>
          <table:table-cell table:style-name="ce16" table:formula="of:=LOWER(IF([.H478]&lt;&gt;&quot;&quot;; &quot;MATCH (n:&quot; &amp; [.M481] &amp; &quot;), (m:&quot; &amp; [.H478] &amp; &quot;)&#10;WHERE m.&quot; &amp; [.K480] &amp; &quot; = n. &quot; &amp; [.N481] &amp; &quot; &#10;create (n)-[:&quot; &amp; [.J479] &amp; &quot; ]-&gt;(m)&#10;RETURN n,m&quot;;&quot;&quot;))">
            <text:p/>
          </table:table-cell>
          <table:table-cell table:formula="of:=LOWER(IF([.H478]&lt;&gt;&quot;&quot;;[.H478];&quot;&quot;))">
            <text:p/>
          </table:table-cell>
          <table:table-cell table:formula="of:=LOWER(IF([.H478]&lt;&gt;&quot;&quot;;[.K480];&quot;&quot;))">
            <text:p/>
          </table:table-cell>
          <table:table-cell table:formula="of:=LOWER(IF([.H478]&lt;&gt;&quot;&quot;;[.M481];&quot;&quot;))">
            <text:p/>
          </table:table-cell>
          <table:table-cell table:formula="of:=LOWER(IF([.H478]&lt;&gt;&quot;&quot;;[.N481];&quot;&quot;))">
            <text:p/>
          </table:table-cell>
          <table:table-cell table:formula="of:=LOWER(IF([.H478]&lt;&gt;&quot;&quot;;[.J479];&quot;&quot;))">
            <text:p/>
          </table:table-cell>
          <table:table-cell table:formula="of:=LOWER(IF([.H478]&lt;&gt;&quot;&quot;; &quot;MATCH (n:&quot; &amp; [.R478] &amp; &quot;), (m:&quot; &amp; [.P478] &amp; &quot;)&#10;WHERE m.&quot; &amp; [.Q478] &amp; &quot; = n. &quot; &amp; [.S478] &amp; &quot; &#10;create (n)-[:&quot; &amp; [.T478] &amp; &quot; ]-&gt;(m)&#10;RETURN n,m&quot;;&quot;&quot;))">
            <text:p/>
          </table:table-cell>
          <table:table-cell table:number-columns-repeated="1003"/>
        </table:table-row>
        <table:table-row table:style-name="ro8">
          <table:table-cell table:style-name="ce13"/>
          <table:table-cell table:style-name="ce12" office:value-type="string" calcext:value-type="string">
            <text:p>ALTER TABLE PROCEDURES_ICD</text:p>
          </table:table-cell>
          <table:table-cell table:formula="of:=OR( [.B479]=&quot;&quot;; NOT(ISERROR(FIND(&quot;DROP CONSTRAINT&quot;;[.B479]))); NOT(ISERROR(FIND(&quot;--&quot;;[.B479]))))" office:value-type="float" office:value="0" calcext:value-type="float">
            <text:p>0</text:p>
          </table:table-cell>
          <table:table-cell table:formula="of:=IF(AND( NOT([.C479]); NOT(ISERROR(FIND(&quot;ALTER TABLE&quot;;[.B479]  ))));&quot;Y&quot;;&quot;&quot;)" office:value-type="string" office:string-value="Y" calcext:value-type="string">
            <text:p>Y</text:p>
          </table:table-cell>
          <table:table-cell table:formula="of:=IF(AND( [.D479]=&quot;&quot;; NOT(ISERROR(FIND(&quot;ADD CONSTRAINT&quot;;[.B479]  ))));&quot;Y&quot;;&quot;&quot;)">
            <text:p/>
          </table:table-cell>
          <table:table-cell table:formula="of:=IF(AND( [.E479]=&quot;&quot;; NOT(ISERROR(FIND(&quot;FOREIGN KEY&quot;;[.B479]  ))));&quot;Y&quot;;&quot;&quot;)">
            <text:p/>
          </table:table-cell>
          <table:table-cell table:formula="of:=IF(AND( [.F479]=&quot;&quot;; NOT(ISERROR(FIND(&quot;REFERENCES&quot;;[.B479]  ))));&quot;Y&quot;;&quot;&quot;)">
            <text:p/>
          </table:table-cell>
          <table:table-cell table:formula="of:=IF([.D479]=&quot;Y&quot;; MID([.B479];FIND(&quot;ALTER TABLE&quot;;[.B479])+12;LEN([.B479]));&quot;&quot;)" office:value-type="string" office:string-value="PROCEDURES_ICD" calcext:value-type="string">
            <text:p>PROCEDURES_ICD</text:p>
          </table:table-cell>
          <table:table-cell table:formula="of:=IF([.E479]=&quot;Y&quot;; MID([.B479];FIND(&quot;ADD CONSTRAINT&quot;;[.B479])+15;LEN([.B479]));&quot;&quot;)">
            <text:p/>
          </table:table-cell>
          <table:table-cell table:formula="of:=[.I479]">
            <text:p/>
          </table:table-cell>
          <table:table-cell table:formula="of:=IF([.F479]=&quot;Y&quot;; MID([.B479];FIND(&quot;FOREIGN KEY&quot;;[.B479])+13;LEN([.B479])-14);&quot;&quot;)">
            <text:p/>
          </table:table-cell>
          <table:table-cell table:formula="of:=IF([.G479]=&quot;Y&quot;; MID([.B479];FIND(&quot;REFERENCES&quot;;[.B479])+11;LEN([.B479]));&quot;&quot;)">
            <text:p/>
          </table:table-cell>
          <table:table-cell table:formula="of:=IF([.L479]&lt;&gt;&quot;&quot;;LEFT([.L479];FIND(&quot;(&quot;;[.L479])-1);&quot;&quot;)">
            <text:p/>
          </table:table-cell>
          <table:table-cell table:formula="of:=SUBSTITUTE( IF([.L479]&lt;&gt;&quot;&quot;;MID([.L479];FIND(&quot;(&quot;;[.L479])+1;LEN([.L479]));&quot;&quot;); &quot;);&quot;;&quot;&quot;)">
            <text:p/>
          </table:table-cell>
          <table:table-cell table:style-name="ce16" table:formula="of:=LOWER(IF([.H479]&lt;&gt;&quot;&quot;; &quot;MATCH (n:&quot; &amp; [.M482] &amp; &quot;), (m:&quot; &amp; [.H479] &amp; &quot;)&#10;WHERE m.&quot; &amp; [.K481] &amp; &quot; = n. &quot; &amp; [.N482] &amp; &quot; &#10;create (n)-[:&quot; &amp; [.J480] &amp; &quot; ]-&gt;(m)&#10;RETURN n,m&quot;;&quot;&quot;))" office:value-type="string" office:string-value="match (n:admissions), (m:procedures_icd)&#10;where m.hadm_id = n. hadm_id &#10;create (n)-[:procedures_icd_fk_hadm_id ]-&gt;(m)&#10;return n,m" calcext:value-type="string">
            <text:p>match (n:admissions), (m:procedures_icd)</text:p>
            <text:p>where m.hadm_id = n. hadm_id </text:p>
            <text:p>create (n)-[:procedures_icd_fk_hadm_id ]-&gt;(m)</text:p>
            <text:p>return n,m</text:p>
          </table:table-cell>
          <table:table-cell table:formula="of:=LOWER(IF([.H479]&lt;&gt;&quot;&quot;;[.H479];&quot;&quot;))" office:value-type="string" office:string-value="procedures_icd" calcext:value-type="string">
            <text:p>procedures_icd</text:p>
          </table:table-cell>
          <table:table-cell table:formula="of:=LOWER(IF([.H479]&lt;&gt;&quot;&quot;;[.K481];&quot;&quot;))" office:value-type="string" office:string-value="hadm_id" calcext:value-type="string">
            <text:p>hadm_id</text:p>
          </table:table-cell>
          <table:table-cell table:formula="of:=LOWER(IF([.H479]&lt;&gt;&quot;&quot;;[.M482];&quot;&quot;))" office:value-type="string" office:string-value="admissions" calcext:value-type="string">
            <text:p>admissions</text:p>
          </table:table-cell>
          <table:table-cell table:formula="of:=LOWER(IF([.H479]&lt;&gt;&quot;&quot;;[.N482];&quot;&quot;))" office:value-type="string" office:string-value="hadm_id" calcext:value-type="string">
            <text:p>hadm_id</text:p>
          </table:table-cell>
          <table:table-cell table:formula="of:=LOWER(IF([.H479]&lt;&gt;&quot;&quot;;[.J480];&quot;&quot;))" office:value-type="string" office:string-value="procedures_icd_fk_hadm_id" calcext:value-type="string">
            <text:p>procedures_icd_fk_hadm_id</text:p>
          </table:table-cell>
          <table:table-cell table:formula="of:=LOWER(IF([.H479]&lt;&gt;&quot;&quot;; &quot;MATCH (n:&quot; &amp; [.R479] &amp; &quot;), (m:&quot; &amp; [.P479] &amp; &quot;)&#10;WHERE m.&quot; &amp; [.Q479] &amp; &quot; = n. &quot; &amp; [.S479] &amp; &quot; &#10;create (n)-[:&quot; &amp; [.T479] &amp; &quot; ]-&gt;(m)&#10;RETURN n,m&quot;;&quot;&quot;))" office:value-type="string" office:string-value="match (n:admissions), (m:procedures_icd)&#10;where m.hadm_id = n. hadm_id &#10;create (n)-[:procedures_icd_fk_hadm_id ]-&gt;(m)&#10;return n,m" calcext:value-type="string">
            <text:p>match (n:admissions), (m:procedures_icd)</text:p>
            <text:p>where m.hadm_id = n. hadm_id </text:p>
            <text:p>create (n)-[:procedures_icd_fk_hadm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procedures_icd_fk_hadm_id</text:p>
          </table:table-cell>
          <table:table-cell table:formula="of:=OR( [.B480]=&quot;&quot;; NOT(ISERROR(FIND(&quot;DROP CONSTRAINT&quot;;[.B480]))); NOT(ISERROR(FIND(&quot;--&quot;;[.B480]))))" office:value-type="float" office:value="0" calcext:value-type="float">
            <text:p>0</text:p>
          </table:table-cell>
          <table:table-cell table:formula="of:=IF(AND( NOT([.C480]); NOT(ISERROR(FIND(&quot;ALTER TABLE&quot;;[.B480]  ))));&quot;Y&quot;;&quot;&quot;)">
            <text:p/>
          </table:table-cell>
          <table:table-cell table:formula="of:=IF(AND( [.D480]=&quot;&quot;; NOT(ISERROR(FIND(&quot;ADD CONSTRAINT&quot;;[.B480]  ))));&quot;Y&quot;;&quot;&quot;)" office:value-type="string" office:string-value="Y" calcext:value-type="string">
            <text:p>Y</text:p>
          </table:table-cell>
          <table:table-cell table:formula="of:=IF(AND( [.E480]=&quot;&quot;; NOT(ISERROR(FIND(&quot;FOREIGN KEY&quot;;[.B480]  ))));&quot;Y&quot;;&quot;&quot;)">
            <text:p/>
          </table:table-cell>
          <table:table-cell table:formula="of:=IF(AND( [.F480]=&quot;&quot;; NOT(ISERROR(FIND(&quot;REFERENCES&quot;;[.B480]  ))));&quot;Y&quot;;&quot;&quot;)">
            <text:p/>
          </table:table-cell>
          <table:table-cell table:formula="of:=IF([.D480]=&quot;Y&quot;; MID([.B480];FIND(&quot;ALTER TABLE&quot;;[.B480])+12;LEN([.B480]));&quot;&quot;)">
            <text:p/>
          </table:table-cell>
          <table:table-cell table:formula="of:=IF([.E480]=&quot;Y&quot;; MID([.B480];FIND(&quot;ADD CONSTRAINT&quot;;[.B480])+15;LEN([.B480]));&quot;&quot;)" office:value-type="string" office:string-value="procedures_icd_fk_hadm_id" calcext:value-type="string">
            <text:p>procedures_icd_fk_hadm_id</text:p>
          </table:table-cell>
          <table:table-cell table:formula="of:=[.I480]" office:value-type="string" office:string-value="procedures_icd_fk_hadm_id" calcext:value-type="string">
            <text:p>procedures_icd_fk_hadm_id</text:p>
          </table:table-cell>
          <table:table-cell table:formula="of:=IF([.F480]=&quot;Y&quot;; MID([.B480];FIND(&quot;FOREIGN KEY&quot;;[.B480])+13;LEN([.B480])-14);&quot;&quot;)">
            <text:p/>
          </table:table-cell>
          <table:table-cell table:formula="of:=IF([.G480]=&quot;Y&quot;; MID([.B480];FIND(&quot;REFERENCES&quot;;[.B480])+11;LEN([.B480]));&quot;&quot;)">
            <text:p/>
          </table:table-cell>
          <table:table-cell table:formula="of:=IF([.L480]&lt;&gt;&quot;&quot;;LEFT([.L480];FIND(&quot;(&quot;;[.L480])-1);&quot;&quot;)">
            <text:p/>
          </table:table-cell>
          <table:table-cell table:formula="of:=SUBSTITUTE( IF([.L480]&lt;&gt;&quot;&quot;;MID([.L480];FIND(&quot;(&quot;;[.L480])+1;LEN([.L480]));&quot;&quot;); &quot;);&quot;;&quot;&quot;)">
            <text:p/>
          </table:table-cell>
          <table:table-cell table:style-name="ce16" table:formula="of:=LOWER(IF([.H480]&lt;&gt;&quot;&quot;; &quot;MATCH (n:&quot; &amp; [.M483] &amp; &quot;), (m:&quot; &amp; [.H480] &amp; &quot;)&#10;WHERE m.&quot; &amp; [.K482] &amp; &quot; = n. &quot; &amp; [.N483] &amp; &quot; &#10;create (n)-[:&quot; &amp; [.J481] &amp; &quot; ]-&gt;(m)&#10;RETURN n,m&quot;;&quot;&quot;))">
            <text:p/>
          </table:table-cell>
          <table:table-cell table:formula="of:=LOWER(IF([.H480]&lt;&gt;&quot;&quot;;[.H480];&quot;&quot;))">
            <text:p/>
          </table:table-cell>
          <table:table-cell table:formula="of:=LOWER(IF([.H480]&lt;&gt;&quot;&quot;;[.K482];&quot;&quot;))">
            <text:p/>
          </table:table-cell>
          <table:table-cell table:formula="of:=LOWER(IF([.H480]&lt;&gt;&quot;&quot;;[.M483];&quot;&quot;))">
            <text:p/>
          </table:table-cell>
          <table:table-cell table:formula="of:=LOWER(IF([.H480]&lt;&gt;&quot;&quot;;[.N483];&quot;&quot;))">
            <text:p/>
          </table:table-cell>
          <table:table-cell table:formula="of:=LOWER(IF([.H480]&lt;&gt;&quot;&quot;;[.J481];&quot;&quot;))">
            <text:p/>
          </table:table-cell>
          <table:table-cell table:formula="of:=LOWER(IF([.H480]&lt;&gt;&quot;&quot;; &quot;MATCH (n:&quot; &amp; [.R480] &amp; &quot;), (m:&quot; &amp; [.P480] &amp; &quot;)&#10;WHERE m.&quot; &amp; [.Q480] &amp; &quot; = n. &quot; &amp; [.S480] &amp; &quot; &#10;create (n)-[:&quot; &amp; [.T48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HADM_ID)</text:p>
          </table:table-cell>
          <table:table-cell table:formula="of:=OR( [.B481]=&quot;&quot;; NOT(ISERROR(FIND(&quot;DROP CONSTRAINT&quot;;[.B481]))); NOT(ISERROR(FIND(&quot;--&quot;;[.B481]))))" office:value-type="float" office:value="0" calcext:value-type="float">
            <text:p>0</text:p>
          </table:table-cell>
          <table:table-cell table:formula="of:=IF(AND( NOT([.C481]); NOT(ISERROR(FIND(&quot;ALTER TABLE&quot;;[.B481]  ))));&quot;Y&quot;;&quot;&quot;)">
            <text:p/>
          </table:table-cell>
          <table:table-cell table:formula="of:=IF(AND( [.D481]=&quot;&quot;; NOT(ISERROR(FIND(&quot;ADD CONSTRAINT&quot;;[.B481]  ))));&quot;Y&quot;;&quot;&quot;)">
            <text:p/>
          </table:table-cell>
          <table:table-cell table:formula="of:=IF(AND( [.E481]=&quot;&quot;; NOT(ISERROR(FIND(&quot;FOREIGN KEY&quot;;[.B481]  ))));&quot;Y&quot;;&quot;&quot;)" office:value-type="string" office:string-value="Y" calcext:value-type="string">
            <text:p>Y</text:p>
          </table:table-cell>
          <table:table-cell table:formula="of:=IF(AND( [.F481]=&quot;&quot;; NOT(ISERROR(FIND(&quot;REFERENCES&quot;;[.B481]  ))));&quot;Y&quot;;&quot;&quot;)">
            <text:p/>
          </table:table-cell>
          <table:table-cell table:formula="of:=IF([.D481]=&quot;Y&quot;; MID([.B481];FIND(&quot;ALTER TABLE&quot;;[.B481])+12;LEN([.B481]));&quot;&quot;)">
            <text:p/>
          </table:table-cell>
          <table:table-cell table:formula="of:=IF([.E481]=&quot;Y&quot;; MID([.B481];FIND(&quot;ADD CONSTRAINT&quot;;[.B481])+15;LEN([.B481]));&quot;&quot;)">
            <text:p/>
          </table:table-cell>
          <table:table-cell table:formula="of:=[.I481]">
            <text:p/>
          </table:table-cell>
          <table:table-cell table:formula="of:=IF([.F481]=&quot;Y&quot;; MID([.B481];FIND(&quot;FOREIGN KEY&quot;;[.B481])+13;LEN([.B481])-14);&quot;&quot;)" office:value-type="string" office:string-value="HADM_ID" calcext:value-type="string">
            <text:p>HADM_ID</text:p>
          </table:table-cell>
          <table:table-cell table:formula="of:=IF([.G481]=&quot;Y&quot;; MID([.B481];FIND(&quot;REFERENCES&quot;;[.B481])+11;LEN([.B481]));&quot;&quot;)">
            <text:p/>
          </table:table-cell>
          <table:table-cell table:formula="of:=IF([.L481]&lt;&gt;&quot;&quot;;LEFT([.L481];FIND(&quot;(&quot;;[.L481])-1);&quot;&quot;)">
            <text:p/>
          </table:table-cell>
          <table:table-cell table:formula="of:=SUBSTITUTE( IF([.L481]&lt;&gt;&quot;&quot;;MID([.L481];FIND(&quot;(&quot;;[.L481])+1;LEN([.L481]));&quot;&quot;); &quot;);&quot;;&quot;&quot;)">
            <text:p/>
          </table:table-cell>
          <table:table-cell table:style-name="ce16" table:formula="of:=LOWER(IF([.H481]&lt;&gt;&quot;&quot;; &quot;MATCH (n:&quot; &amp; [.M484] &amp; &quot;), (m:&quot; &amp; [.H481] &amp; &quot;)&#10;WHERE m.&quot; &amp; [.K483] &amp; &quot; = n. &quot; &amp; [.N484] &amp; &quot; &#10;create (n)-[:&quot; &amp; [.J482] &amp; &quot; ]-&gt;(m)&#10;RETURN n,m&quot;;&quot;&quot;))">
            <text:p/>
          </table:table-cell>
          <table:table-cell table:formula="of:=LOWER(IF([.H481]&lt;&gt;&quot;&quot;;[.H481];&quot;&quot;))">
            <text:p/>
          </table:table-cell>
          <table:table-cell table:formula="of:=LOWER(IF([.H481]&lt;&gt;&quot;&quot;;[.K483];&quot;&quot;))">
            <text:p/>
          </table:table-cell>
          <table:table-cell table:formula="of:=LOWER(IF([.H481]&lt;&gt;&quot;&quot;;[.M484];&quot;&quot;))">
            <text:p/>
          </table:table-cell>
          <table:table-cell table:formula="of:=LOWER(IF([.H481]&lt;&gt;&quot;&quot;;[.N484];&quot;&quot;))">
            <text:p/>
          </table:table-cell>
          <table:table-cell table:formula="of:=LOWER(IF([.H481]&lt;&gt;&quot;&quot;;[.J482];&quot;&quot;))">
            <text:p/>
          </table:table-cell>
          <table:table-cell table:formula="of:=LOWER(IF([.H481]&lt;&gt;&quot;&quot;; &quot;MATCH (n:&quot; &amp; [.R481] &amp; &quot;), (m:&quot; &amp; [.P481] &amp; &quot;)&#10;WHERE m.&quot; &amp; [.Q481] &amp; &quot; = n. &quot; &amp; [.S481] &amp; &quot; &#10;create (n)-[:&quot; &amp; [.T48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ADMISSIONS(HADM_ID);</text:p>
          </table:table-cell>
          <table:table-cell table:formula="of:=OR( [.B482]=&quot;&quot;; NOT(ISERROR(FIND(&quot;DROP CONSTRAINT&quot;;[.B482]))); NOT(ISERROR(FIND(&quot;--&quot;;[.B482]))))" office:value-type="float" office:value="0" calcext:value-type="float">
            <text:p>0</text:p>
          </table:table-cell>
          <table:table-cell table:formula="of:=IF(AND( NOT([.C482]); NOT(ISERROR(FIND(&quot;ALTER TABLE&quot;;[.B482]  ))));&quot;Y&quot;;&quot;&quot;)">
            <text:p/>
          </table:table-cell>
          <table:table-cell table:formula="of:=IF(AND( [.D482]=&quot;&quot;; NOT(ISERROR(FIND(&quot;ADD CONSTRAINT&quot;;[.B482]  ))));&quot;Y&quot;;&quot;&quot;)">
            <text:p/>
          </table:table-cell>
          <table:table-cell table:formula="of:=IF(AND( [.E482]=&quot;&quot;; NOT(ISERROR(FIND(&quot;FOREIGN KEY&quot;;[.B482]  ))));&quot;Y&quot;;&quot;&quot;)">
            <text:p/>
          </table:table-cell>
          <table:table-cell table:formula="of:=IF(AND( [.F482]=&quot;&quot;; NOT(ISERROR(FIND(&quot;REFERENCES&quot;;[.B482]  ))));&quot;Y&quot;;&quot;&quot;)" office:value-type="string" office:string-value="Y" calcext:value-type="string">
            <text:p>Y</text:p>
          </table:table-cell>
          <table:table-cell table:formula="of:=IF([.D482]=&quot;Y&quot;; MID([.B482];FIND(&quot;ALTER TABLE&quot;;[.B482])+12;LEN([.B482]));&quot;&quot;)">
            <text:p/>
          </table:table-cell>
          <table:table-cell table:formula="of:=IF([.E482]=&quot;Y&quot;; MID([.B482];FIND(&quot;ADD CONSTRAINT&quot;;[.B482])+15;LEN([.B482]));&quot;&quot;)">
            <text:p/>
          </table:table-cell>
          <table:table-cell table:formula="of:=[.I482]">
            <text:p/>
          </table:table-cell>
          <table:table-cell table:formula="of:=IF([.F482]=&quot;Y&quot;; MID([.B482];FIND(&quot;FOREIGN KEY&quot;;[.B482])+13;LEN([.B482])-14);&quot;&quot;)">
            <text:p/>
          </table:table-cell>
          <table:table-cell table:formula="of:=IF([.G482]=&quot;Y&quot;; MID([.B482];FIND(&quot;REFERENCES&quot;;[.B482])+11;LEN([.B482]));&quot;&quot;)" office:value-type="string" office:string-value="ADMISSIONS(HADM_ID);" calcext:value-type="string">
            <text:p>ADMISSIONS(HADM_ID);</text:p>
          </table:table-cell>
          <table:table-cell table:formula="of:=IF([.L482]&lt;&gt;&quot;&quot;;LEFT([.L482];FIND(&quot;(&quot;;[.L482])-1);&quot;&quot;)" office:value-type="string" office:string-value="ADMISSIONS" calcext:value-type="string">
            <text:p>ADMISSIONS</text:p>
          </table:table-cell>
          <table:table-cell table:formula="of:=SUBSTITUTE( IF([.L482]&lt;&gt;&quot;&quot;;MID([.L482];FIND(&quot;(&quot;;[.L482])+1;LEN([.L482]));&quot;&quot;); &quot;);&quot;;&quot;&quot;)" office:value-type="string" office:string-value="HADM_ID" calcext:value-type="string">
            <text:p>HADM_ID</text:p>
          </table:table-cell>
          <table:table-cell table:style-name="ce16" table:formula="of:=LOWER(IF([.H482]&lt;&gt;&quot;&quot;; &quot;MATCH (n:&quot; &amp; [.M485] &amp; &quot;), (m:&quot; &amp; [.H482] &amp; &quot;)&#10;WHERE m.&quot; &amp; [.K484] &amp; &quot; = n. &quot; &amp; [.N485] &amp; &quot; &#10;create (n)-[:&quot; &amp; [.J483] &amp; &quot; ]-&gt;(m)&#10;RETURN n,m&quot;;&quot;&quot;))">
            <text:p/>
          </table:table-cell>
          <table:table-cell table:formula="of:=LOWER(IF([.H482]&lt;&gt;&quot;&quot;;[.H482];&quot;&quot;))">
            <text:p/>
          </table:table-cell>
          <table:table-cell table:formula="of:=LOWER(IF([.H482]&lt;&gt;&quot;&quot;;[.K484];&quot;&quot;))">
            <text:p/>
          </table:table-cell>
          <table:table-cell table:formula="of:=LOWER(IF([.H482]&lt;&gt;&quot;&quot;;[.M485];&quot;&quot;))">
            <text:p/>
          </table:table-cell>
          <table:table-cell table:formula="of:=LOWER(IF([.H482]&lt;&gt;&quot;&quot;;[.N485];&quot;&quot;))">
            <text:p/>
          </table:table-cell>
          <table:table-cell table:formula="of:=LOWER(IF([.H482]&lt;&gt;&quot;&quot;;[.J483];&quot;&quot;))">
            <text:p/>
          </table:table-cell>
          <table:table-cell table:formula="of:=LOWER(IF([.H482]&lt;&gt;&quot;&quot;; &quot;MATCH (n:&quot; &amp; [.R482] &amp; &quot;), (m:&quot; &amp; [.P482] &amp; &quot;)&#10;WHERE m.&quot; &amp; [.Q482] &amp; &quot; = n. &quot; &amp; [.S482] &amp; &quot; &#10;create (n)-[:&quot; &amp; [.T48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83]=&quot;&quot;; NOT(ISERROR(FIND(&quot;DROP CONSTRAINT&quot;;[.B483]))); NOT(ISERROR(FIND(&quot;--&quot;;[.B483]))))" office:value-type="float" office:value="1" calcext:value-type="float">
            <text:p>1</text:p>
          </table:table-cell>
          <table:table-cell table:formula="of:=IF(AND( NOT([.C483]); NOT(ISERROR(FIND(&quot;ALTER TABLE&quot;;[.B483]  ))));&quot;Y&quot;;&quot;&quot;)">
            <text:p/>
          </table:table-cell>
          <table:table-cell table:formula="of:=IF(AND( [.D483]=&quot;&quot;; NOT(ISERROR(FIND(&quot;ADD CONSTRAINT&quot;;[.B483]  ))));&quot;Y&quot;;&quot;&quot;)">
            <text:p/>
          </table:table-cell>
          <table:table-cell table:formula="of:=IF(AND( [.E483]=&quot;&quot;; NOT(ISERROR(FIND(&quot;FOREIGN KEY&quot;;[.B483]  ))));&quot;Y&quot;;&quot;&quot;)">
            <text:p/>
          </table:table-cell>
          <table:table-cell table:formula="of:=IF(AND( [.F483]=&quot;&quot;; NOT(ISERROR(FIND(&quot;REFERENCES&quot;;[.B483]  ))));&quot;Y&quot;;&quot;&quot;)">
            <text:p/>
          </table:table-cell>
          <table:table-cell table:formula="of:=IF([.D483]=&quot;Y&quot;; MID([.B483];FIND(&quot;ALTER TABLE&quot;;[.B483])+12;LEN([.B483]));&quot;&quot;)">
            <text:p/>
          </table:table-cell>
          <table:table-cell table:formula="of:=IF([.E483]=&quot;Y&quot;; MID([.B483];FIND(&quot;ADD CONSTRAINT&quot;;[.B483])+15;LEN([.B483]));&quot;&quot;)">
            <text:p/>
          </table:table-cell>
          <table:table-cell table:formula="of:=[.I483]">
            <text:p/>
          </table:table-cell>
          <table:table-cell table:formula="of:=IF([.F483]=&quot;Y&quot;; MID([.B483];FIND(&quot;FOREIGN KEY&quot;;[.B483])+13;LEN([.B483])-14);&quot;&quot;)">
            <text:p/>
          </table:table-cell>
          <table:table-cell table:formula="of:=IF([.G483]=&quot;Y&quot;; MID([.B483];FIND(&quot;REFERENCES&quot;;[.B483])+11;LEN([.B483]));&quot;&quot;)">
            <text:p/>
          </table:table-cell>
          <table:table-cell table:formula="of:=IF([.L483]&lt;&gt;&quot;&quot;;LEFT([.L483];FIND(&quot;(&quot;;[.L483])-1);&quot;&quot;)">
            <text:p/>
          </table:table-cell>
          <table:table-cell table:formula="of:=SUBSTITUTE( IF([.L483]&lt;&gt;&quot;&quot;;MID([.L483];FIND(&quot;(&quot;;[.L483])+1;LEN([.L483]));&quot;&quot;); &quot;);&quot;;&quot;&quot;)">
            <text:p/>
          </table:table-cell>
          <table:table-cell table:style-name="ce16" table:formula="of:=LOWER(IF([.H483]&lt;&gt;&quot;&quot;; &quot;MATCH (n:&quot; &amp; [.M486] &amp; &quot;), (m:&quot; &amp; [.H483] &amp; &quot;)&#10;WHERE m.&quot; &amp; [.K485] &amp; &quot; = n. &quot; &amp; [.N486] &amp; &quot; &#10;create (n)-[:&quot; &amp; [.J484] &amp; &quot; ]-&gt;(m)&#10;RETURN n,m&quot;;&quot;&quot;))">
            <text:p/>
          </table:table-cell>
          <table:table-cell table:formula="of:=LOWER(IF([.H483]&lt;&gt;&quot;&quot;;[.H483];&quot;&quot;))">
            <text:p/>
          </table:table-cell>
          <table:table-cell table:formula="of:=LOWER(IF([.H483]&lt;&gt;&quot;&quot;;[.K485];&quot;&quot;))">
            <text:p/>
          </table:table-cell>
          <table:table-cell table:formula="of:=LOWER(IF([.H483]&lt;&gt;&quot;&quot;;[.M486];&quot;&quot;))">
            <text:p/>
          </table:table-cell>
          <table:table-cell table:formula="of:=LOWER(IF([.H483]&lt;&gt;&quot;&quot;;[.N486];&quot;&quot;))">
            <text:p/>
          </table:table-cell>
          <table:table-cell table:formula="of:=LOWER(IF([.H483]&lt;&gt;&quot;&quot;;[.J484];&quot;&quot;))">
            <text:p/>
          </table:table-cell>
          <table:table-cell table:formula="of:=LOWER(IF([.H483]&lt;&gt;&quot;&quot;; &quot;MATCH (n:&quot; &amp; [.R483] &amp; &quot;), (m:&quot; &amp; [.P483] &amp; &quot;)&#10;WHERE m.&quot; &amp; [.Q483] &amp; &quot; = n. &quot; &amp; [.S483] &amp; &quot; &#10;create (n)-[:&quot; &amp; [.T48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-- ICD9_code</text:p>
          </table:table-cell>
          <table:table-cell table:formula="of:=OR( [.B484]=&quot;&quot;; NOT(ISERROR(FIND(&quot;DROP CONSTRAINT&quot;;[.B484]))); NOT(ISERROR(FIND(&quot;--&quot;;[.B484]))))" office:value-type="float" office:value="1" calcext:value-type="float">
            <text:p>1</text:p>
          </table:table-cell>
          <table:table-cell table:formula="of:=IF(AND( NOT([.C484]); NOT(ISERROR(FIND(&quot;ALTER TABLE&quot;;[.B484]  ))));&quot;Y&quot;;&quot;&quot;)">
            <text:p/>
          </table:table-cell>
          <table:table-cell table:formula="of:=IF(AND( [.D484]=&quot;&quot;; NOT(ISERROR(FIND(&quot;ADD CONSTRAINT&quot;;[.B484]  ))));&quot;Y&quot;;&quot;&quot;)">
            <text:p/>
          </table:table-cell>
          <table:table-cell table:formula="of:=IF(AND( [.E484]=&quot;&quot;; NOT(ISERROR(FIND(&quot;FOREIGN KEY&quot;;[.B484]  ))));&quot;Y&quot;;&quot;&quot;)">
            <text:p/>
          </table:table-cell>
          <table:table-cell table:formula="of:=IF(AND( [.F484]=&quot;&quot;; NOT(ISERROR(FIND(&quot;REFERENCES&quot;;[.B484]  ))));&quot;Y&quot;;&quot;&quot;)">
            <text:p/>
          </table:table-cell>
          <table:table-cell table:formula="of:=IF([.D484]=&quot;Y&quot;; MID([.B484];FIND(&quot;ALTER TABLE&quot;;[.B484])+12;LEN([.B484]));&quot;&quot;)">
            <text:p/>
          </table:table-cell>
          <table:table-cell table:formula="of:=IF([.E484]=&quot;Y&quot;; MID([.B484];FIND(&quot;ADD CONSTRAINT&quot;;[.B484])+15;LEN([.B484]));&quot;&quot;)">
            <text:p/>
          </table:table-cell>
          <table:table-cell table:formula="of:=[.I484]">
            <text:p/>
          </table:table-cell>
          <table:table-cell table:formula="of:=IF([.F484]=&quot;Y&quot;; MID([.B484];FIND(&quot;FOREIGN KEY&quot;;[.B484])+13;LEN([.B484])-14);&quot;&quot;)">
            <text:p/>
          </table:table-cell>
          <table:table-cell table:formula="of:=IF([.G484]=&quot;Y&quot;; MID([.B484];FIND(&quot;REFERENCES&quot;;[.B484])+11;LEN([.B484]));&quot;&quot;)">
            <text:p/>
          </table:table-cell>
          <table:table-cell table:formula="of:=IF([.L484]&lt;&gt;&quot;&quot;;LEFT([.L484];FIND(&quot;(&quot;;[.L484])-1);&quot;&quot;)">
            <text:p/>
          </table:table-cell>
          <table:table-cell table:formula="of:=SUBSTITUTE( IF([.L484]&lt;&gt;&quot;&quot;;MID([.L484];FIND(&quot;(&quot;;[.L484])+1;LEN([.L484]));&quot;&quot;); &quot;);&quot;;&quot;&quot;)">
            <text:p/>
          </table:table-cell>
          <table:table-cell table:style-name="ce16" table:formula="of:=LOWER(IF([.H484]&lt;&gt;&quot;&quot;; &quot;MATCH (n:&quot; &amp; [.M487] &amp; &quot;), (m:&quot; &amp; [.H484] &amp; &quot;)&#10;WHERE m.&quot; &amp; [.K486] &amp; &quot; = n. &quot; &amp; [.N487] &amp; &quot; &#10;create (n)-[:&quot; &amp; [.J485] &amp; &quot; ]-&gt;(m)&#10;RETURN n,m&quot;;&quot;&quot;))">
            <text:p/>
          </table:table-cell>
          <table:table-cell table:formula="of:=LOWER(IF([.H484]&lt;&gt;&quot;&quot;;[.H484];&quot;&quot;))">
            <text:p/>
          </table:table-cell>
          <table:table-cell table:formula="of:=LOWER(IF([.H484]&lt;&gt;&quot;&quot;;[.K486];&quot;&quot;))">
            <text:p/>
          </table:table-cell>
          <table:table-cell table:formula="of:=LOWER(IF([.H484]&lt;&gt;&quot;&quot;;[.M487];&quot;&quot;))">
            <text:p/>
          </table:table-cell>
          <table:table-cell table:formula="of:=LOWER(IF([.H484]&lt;&gt;&quot;&quot;;[.N487];&quot;&quot;))">
            <text:p/>
          </table:table-cell>
          <table:table-cell table:formula="of:=LOWER(IF([.H484]&lt;&gt;&quot;&quot;;[.J485];&quot;&quot;))">
            <text:p/>
          </table:table-cell>
          <table:table-cell table:formula="of:=LOWER(IF([.H484]&lt;&gt;&quot;&quot;; &quot;MATCH (n:&quot; &amp; [.R484] &amp; &quot;), (m:&quot; &amp; [.P484] &amp; &quot;)&#10;WHERE m.&quot; &amp; [.Q484] &amp; &quot; = n. &quot; &amp; [.S484] &amp; &quot; &#10;create (n)-[:&quot; &amp; [.T484] &amp; &quot; ]-&gt;(m)&#10;RETURN n,m&quot;;&quot;&quot;))">
            <text:p/>
          </table:table-cell>
          <table:table-cell table:number-columns-repeated="1003"/>
        </table:table-row>
        <table:table-row table:style-name="ro5">
          <table:table-cell table:style-name="ce13"/>
          <table:table-cell table:style-name="ce12" office:value-type="string" calcext:value-type="string">
            <text:p>-- ALTER TABLE PROCEDURES_ICD DROP CONSTRAINT IF EXISTS procedures_icd_fk_icd9;</text:p>
          </table:table-cell>
          <table:table-cell table:formula="of:=OR( [.B485]=&quot;&quot;; NOT(ISERROR(FIND(&quot;DROP CONSTRAINT&quot;;[.B485]))); NOT(ISERROR(FIND(&quot;--&quot;;[.B485]))))" office:value-type="float" office:value="1" calcext:value-type="float">
            <text:p>1</text:p>
          </table:table-cell>
          <table:table-cell table:formula="of:=IF(AND( NOT([.C485]); NOT(ISERROR(FIND(&quot;ALTER TABLE&quot;;[.B485]  ))));&quot;Y&quot;;&quot;&quot;)">
            <text:p/>
          </table:table-cell>
          <table:table-cell table:formula="of:=IF(AND( [.D485]=&quot;&quot;; NOT(ISERROR(FIND(&quot;ADD CONSTRAINT&quot;;[.B485]  ))));&quot;Y&quot;;&quot;&quot;)">
            <text:p/>
          </table:table-cell>
          <table:table-cell table:formula="of:=IF(AND( [.E485]=&quot;&quot;; NOT(ISERROR(FIND(&quot;FOREIGN KEY&quot;;[.B485]  ))));&quot;Y&quot;;&quot;&quot;)">
            <text:p/>
          </table:table-cell>
          <table:table-cell table:formula="of:=IF(AND( [.F485]=&quot;&quot;; NOT(ISERROR(FIND(&quot;REFERENCES&quot;;[.B485]  ))));&quot;Y&quot;;&quot;&quot;)">
            <text:p/>
          </table:table-cell>
          <table:table-cell table:formula="of:=IF([.D485]=&quot;Y&quot;; MID([.B485];FIND(&quot;ALTER TABLE&quot;;[.B485])+12;LEN([.B485]));&quot;&quot;)">
            <text:p/>
          </table:table-cell>
          <table:table-cell table:formula="of:=IF([.E485]=&quot;Y&quot;; MID([.B485];FIND(&quot;ADD CONSTRAINT&quot;;[.B485])+15;LEN([.B485]));&quot;&quot;)">
            <text:p/>
          </table:table-cell>
          <table:table-cell table:formula="of:=[.I485]">
            <text:p/>
          </table:table-cell>
          <table:table-cell table:formula="of:=IF([.F485]=&quot;Y&quot;; MID([.B485];FIND(&quot;FOREIGN KEY&quot;;[.B485])+13;LEN([.B485])-14);&quot;&quot;)">
            <text:p/>
          </table:table-cell>
          <table:table-cell table:formula="of:=IF([.G485]=&quot;Y&quot;; MID([.B485];FIND(&quot;REFERENCES&quot;;[.B485])+11;LEN([.B485]));&quot;&quot;)">
            <text:p/>
          </table:table-cell>
          <table:table-cell table:formula="of:=IF([.L485]&lt;&gt;&quot;&quot;;LEFT([.L485];FIND(&quot;(&quot;;[.L485])-1);&quot;&quot;)">
            <text:p/>
          </table:table-cell>
          <table:table-cell table:formula="of:=SUBSTITUTE( IF([.L485]&lt;&gt;&quot;&quot;;MID([.L485];FIND(&quot;(&quot;;[.L485])+1;LEN([.L485]));&quot;&quot;); &quot;);&quot;;&quot;&quot;)">
            <text:p/>
          </table:table-cell>
          <table:table-cell table:style-name="ce16" table:formula="of:=LOWER(IF([.H485]&lt;&gt;&quot;&quot;; &quot;MATCH (n:&quot; &amp; [.M488] &amp; &quot;), (m:&quot; &amp; [.H485] &amp; &quot;)&#10;WHERE m.&quot; &amp; [.K487] &amp; &quot; = n. &quot; &amp; [.N488] &amp; &quot; &#10;create (n)-[:&quot; &amp; [.J486] &amp; &quot; ]-&gt;(m)&#10;RETURN n,m&quot;;&quot;&quot;))">
            <text:p/>
          </table:table-cell>
          <table:table-cell table:formula="of:=LOWER(IF([.H485]&lt;&gt;&quot;&quot;;[.H485];&quot;&quot;))">
            <text:p/>
          </table:table-cell>
          <table:table-cell table:formula="of:=LOWER(IF([.H485]&lt;&gt;&quot;&quot;;[.K487];&quot;&quot;))">
            <text:p/>
          </table:table-cell>
          <table:table-cell table:formula="of:=LOWER(IF([.H485]&lt;&gt;&quot;&quot;;[.M488];&quot;&quot;))">
            <text:p/>
          </table:table-cell>
          <table:table-cell table:formula="of:=LOWER(IF([.H485]&lt;&gt;&quot;&quot;;[.N488];&quot;&quot;))">
            <text:p/>
          </table:table-cell>
          <table:table-cell table:formula="of:=LOWER(IF([.H485]&lt;&gt;&quot;&quot;;[.J486];&quot;&quot;))">
            <text:p/>
          </table:table-cell>
          <table:table-cell table:formula="of:=LOWER(IF([.H485]&lt;&gt;&quot;&quot;; &quot;MATCH (n:&quot; &amp; [.R485] &amp; &quot;), (m:&quot; &amp; [.P485] &amp; &quot;)&#10;WHERE m.&quot; &amp; [.Q485] &amp; &quot; = n. &quot; &amp; [.S485] &amp; &quot; &#10;create (n)-[:&quot; &amp; [.T48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ALTER TABLE PROCEDURES_ICD</text:p>
          </table:table-cell>
          <table:table-cell table:formula="of:=OR( [.B486]=&quot;&quot;; NOT(ISERROR(FIND(&quot;DROP CONSTRAINT&quot;;[.B486]))); NOT(ISERROR(FIND(&quot;--&quot;;[.B486]))))" office:value-type="float" office:value="1" calcext:value-type="float">
            <text:p>1</text:p>
          </table:table-cell>
          <table:table-cell table:formula="of:=IF(AND( NOT([.C486]); NOT(ISERROR(FIND(&quot;ALTER TABLE&quot;;[.B486]  ))));&quot;Y&quot;;&quot;&quot;)">
            <text:p/>
          </table:table-cell>
          <table:table-cell table:formula="of:=IF(AND( [.D486]=&quot;&quot;; NOT(ISERROR(FIND(&quot;ADD CONSTRAINT&quot;;[.B486]  ))));&quot;Y&quot;;&quot;&quot;)">
            <text:p/>
          </table:table-cell>
          <table:table-cell table:formula="of:=IF(AND( [.E486]=&quot;&quot;; NOT(ISERROR(FIND(&quot;FOREIGN KEY&quot;;[.B486]  ))));&quot;Y&quot;;&quot;&quot;)">
            <text:p/>
          </table:table-cell>
          <table:table-cell table:formula="of:=IF(AND( [.F486]=&quot;&quot;; NOT(ISERROR(FIND(&quot;REFERENCES&quot;;[.B486]  ))));&quot;Y&quot;;&quot;&quot;)">
            <text:p/>
          </table:table-cell>
          <table:table-cell table:formula="of:=IF([.D486]=&quot;Y&quot;; MID([.B486];FIND(&quot;ALTER TABLE&quot;;[.B486])+12;LEN([.B486]));&quot;&quot;)">
            <text:p/>
          </table:table-cell>
          <table:table-cell table:formula="of:=IF([.E486]=&quot;Y&quot;; MID([.B486];FIND(&quot;ADD CONSTRAINT&quot;;[.B486])+15;LEN([.B486]));&quot;&quot;)">
            <text:p/>
          </table:table-cell>
          <table:table-cell table:formula="of:=[.I486]">
            <text:p/>
          </table:table-cell>
          <table:table-cell table:formula="of:=IF([.F486]=&quot;Y&quot;; MID([.B486];FIND(&quot;FOREIGN KEY&quot;;[.B486])+13;LEN([.B486])-14);&quot;&quot;)">
            <text:p/>
          </table:table-cell>
          <table:table-cell table:formula="of:=IF([.G486]=&quot;Y&quot;; MID([.B486];FIND(&quot;REFERENCES&quot;;[.B486])+11;LEN([.B486]));&quot;&quot;)">
            <text:p/>
          </table:table-cell>
          <table:table-cell table:formula="of:=IF([.L486]&lt;&gt;&quot;&quot;;LEFT([.L486];FIND(&quot;(&quot;;[.L486])-1);&quot;&quot;)">
            <text:p/>
          </table:table-cell>
          <table:table-cell table:formula="of:=SUBSTITUTE( IF([.L486]&lt;&gt;&quot;&quot;;MID([.L486];FIND(&quot;(&quot;;[.L486])+1;LEN([.L486]));&quot;&quot;); &quot;);&quot;;&quot;&quot;)">
            <text:p/>
          </table:table-cell>
          <table:table-cell table:style-name="ce16" table:formula="of:=LOWER(IF([.H486]&lt;&gt;&quot;&quot;; &quot;MATCH (n:&quot; &amp; [.M489] &amp; &quot;), (m:&quot; &amp; [.H486] &amp; &quot;)&#10;WHERE m.&quot; &amp; [.K488] &amp; &quot; = n. &quot; &amp; [.N489] &amp; &quot; &#10;create (n)-[:&quot; &amp; [.J487] &amp; &quot; ]-&gt;(m)&#10;RETURN n,m&quot;;&quot;&quot;))">
            <text:p/>
          </table:table-cell>
          <table:table-cell table:formula="of:=LOWER(IF([.H486]&lt;&gt;&quot;&quot;;[.H486];&quot;&quot;))">
            <text:p/>
          </table:table-cell>
          <table:table-cell table:formula="of:=LOWER(IF([.H486]&lt;&gt;&quot;&quot;;[.K488];&quot;&quot;))">
            <text:p/>
          </table:table-cell>
          <table:table-cell table:formula="of:=LOWER(IF([.H486]&lt;&gt;&quot;&quot;;[.M489];&quot;&quot;))">
            <text:p/>
          </table:table-cell>
          <table:table-cell table:formula="of:=LOWER(IF([.H486]&lt;&gt;&quot;&quot;;[.N489];&quot;&quot;))">
            <text:p/>
          </table:table-cell>
          <table:table-cell table:formula="of:=LOWER(IF([.H486]&lt;&gt;&quot;&quot;;[.J487];&quot;&quot;))">
            <text:p/>
          </table:table-cell>
          <table:table-cell table:formula="of:=LOWER(IF([.H486]&lt;&gt;&quot;&quot;; &quot;MATCH (n:&quot; &amp; [.R486] &amp; &quot;), (m:&quot; &amp; [.P486] &amp; &quot;)&#10;WHERE m.&quot; &amp; [.Q486] &amp; &quot; = n. &quot; &amp; [.S486] &amp; &quot; &#10;create (n)-[:&quot; &amp; [.T48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ADD CONSTRAINT procedures_icd_fk_icd9</text:p>
          </table:table-cell>
          <table:table-cell table:formula="of:=OR( [.B487]=&quot;&quot;; NOT(ISERROR(FIND(&quot;DROP CONSTRAINT&quot;;[.B487]))); NOT(ISERROR(FIND(&quot;--&quot;;[.B487]))))" office:value-type="float" office:value="1" calcext:value-type="float">
            <text:p>1</text:p>
          </table:table-cell>
          <table:table-cell table:formula="of:=IF(AND( NOT([.C487]); NOT(ISERROR(FIND(&quot;ALTER TABLE&quot;;[.B487]  ))));&quot;Y&quot;;&quot;&quot;)">
            <text:p/>
          </table:table-cell>
          <table:table-cell table:formula="of:=IF(AND( [.D487]=&quot;&quot;; NOT(ISERROR(FIND(&quot;ADD CONSTRAINT&quot;;[.B487]  ))));&quot;Y&quot;;&quot;&quot;)" office:value-type="string" office:string-value="Y" calcext:value-type="string">
            <text:p>Y</text:p>
          </table:table-cell>
          <table:table-cell table:formula="of:=IF(AND( [.E487]=&quot;&quot;; NOT(ISERROR(FIND(&quot;FOREIGN KEY&quot;;[.B487]  ))));&quot;Y&quot;;&quot;&quot;)">
            <text:p/>
          </table:table-cell>
          <table:table-cell table:formula="of:=IF(AND( [.F487]=&quot;&quot;; NOT(ISERROR(FIND(&quot;REFERENCES&quot;;[.B487]  ))));&quot;Y&quot;;&quot;&quot;)">
            <text:p/>
          </table:table-cell>
          <table:table-cell table:formula="of:=IF([.D487]=&quot;Y&quot;; MID([.B487];FIND(&quot;ALTER TABLE&quot;;[.B487])+12;LEN([.B487]));&quot;&quot;)">
            <text:p/>
          </table:table-cell>
          <table:table-cell table:formula="of:=IF([.E487]=&quot;Y&quot;; MID([.B487];FIND(&quot;ADD CONSTRAINT&quot;;[.B487])+15;LEN([.B487]));&quot;&quot;)" office:value-type="string" office:string-value="procedures_icd_fk_icd9" calcext:value-type="string">
            <text:p>procedures_icd_fk_icd9</text:p>
          </table:table-cell>
          <table:table-cell table:formula="of:=[.I487]" office:value-type="string" office:string-value="procedures_icd_fk_icd9" calcext:value-type="string">
            <text:p>procedures_icd_fk_icd9</text:p>
          </table:table-cell>
          <table:table-cell table:formula="of:=IF([.F487]=&quot;Y&quot;; MID([.B487];FIND(&quot;FOREIGN KEY&quot;;[.B487])+13;LEN([.B487])-14);&quot;&quot;)">
            <text:p/>
          </table:table-cell>
          <table:table-cell table:formula="of:=IF([.G487]=&quot;Y&quot;; MID([.B487];FIND(&quot;REFERENCES&quot;;[.B487])+11;LEN([.B487]));&quot;&quot;)">
            <text:p/>
          </table:table-cell>
          <table:table-cell table:formula="of:=IF([.L487]&lt;&gt;&quot;&quot;;LEFT([.L487];FIND(&quot;(&quot;;[.L487])-1);&quot;&quot;)">
            <text:p/>
          </table:table-cell>
          <table:table-cell table:formula="of:=SUBSTITUTE( IF([.L487]&lt;&gt;&quot;&quot;;MID([.L487];FIND(&quot;(&quot;;[.L487])+1;LEN([.L487]));&quot;&quot;); &quot;);&quot;;&quot;&quot;)">
            <text:p/>
          </table:table-cell>
          <table:table-cell table:style-name="ce16" table:formula="of:=LOWER(IF([.H487]&lt;&gt;&quot;&quot;; &quot;MATCH (n:&quot; &amp; [.M490] &amp; &quot;), (m:&quot; &amp; [.H487] &amp; &quot;)&#10;WHERE m.&quot; &amp; [.K489] &amp; &quot; = n. &quot; &amp; [.N490] &amp; &quot; &#10;create (n)-[:&quot; &amp; [.J488] &amp; &quot; ]-&gt;(m)&#10;RETURN n,m&quot;;&quot;&quot;))">
            <text:p/>
          </table:table-cell>
          <table:table-cell table:formula="of:=LOWER(IF([.H487]&lt;&gt;&quot;&quot;;[.H487];&quot;&quot;))">
            <text:p/>
          </table:table-cell>
          <table:table-cell table:formula="of:=LOWER(IF([.H487]&lt;&gt;&quot;&quot;;[.K489];&quot;&quot;))">
            <text:p/>
          </table:table-cell>
          <table:table-cell table:formula="of:=LOWER(IF([.H487]&lt;&gt;&quot;&quot;;[.M490];&quot;&quot;))">
            <text:p/>
          </table:table-cell>
          <table:table-cell table:formula="of:=LOWER(IF([.H487]&lt;&gt;&quot;&quot;;[.N490];&quot;&quot;))">
            <text:p/>
          </table:table-cell>
          <table:table-cell table:formula="of:=LOWER(IF([.H487]&lt;&gt;&quot;&quot;;[.J488];&quot;&quot;))">
            <text:p/>
          </table:table-cell>
          <table:table-cell table:formula="of:=LOWER(IF([.H487]&lt;&gt;&quot;&quot;; &quot;MATCH (n:&quot; &amp; [.R487] &amp; &quot;), (m:&quot; &amp; [.P487] &amp; &quot;)&#10;WHERE m.&quot; &amp; [.Q487] &amp; &quot; = n. &quot; &amp; [.S487] &amp; &quot; &#10;create (n)-[:&quot; &amp; [.T48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FOREIGN KEY (ICD9_CODE)</text:p>
          </table:table-cell>
          <table:table-cell table:formula="of:=OR( [.B488]=&quot;&quot;; NOT(ISERROR(FIND(&quot;DROP CONSTRAINT&quot;;[.B488]))); NOT(ISERROR(FIND(&quot;--&quot;;[.B488]))))" office:value-type="float" office:value="1" calcext:value-type="float">
            <text:p>1</text:p>
          </table:table-cell>
          <table:table-cell table:formula="of:=IF(AND( NOT([.C488]); NOT(ISERROR(FIND(&quot;ALTER TABLE&quot;;[.B488]  ))));&quot;Y&quot;;&quot;&quot;)">
            <text:p/>
          </table:table-cell>
          <table:table-cell table:formula="of:=IF(AND( [.D488]=&quot;&quot;; NOT(ISERROR(FIND(&quot;ADD CONSTRAINT&quot;;[.B488]  ))));&quot;Y&quot;;&quot;&quot;)">
            <text:p/>
          </table:table-cell>
          <table:table-cell table:formula="of:=IF(AND( [.E488]=&quot;&quot;; NOT(ISERROR(FIND(&quot;FOREIGN KEY&quot;;[.B488]  ))));&quot;Y&quot;;&quot;&quot;)" office:value-type="string" office:string-value="Y" calcext:value-type="string">
            <text:p>Y</text:p>
          </table:table-cell>
          <table:table-cell table:formula="of:=IF(AND( [.F488]=&quot;&quot;; NOT(ISERROR(FIND(&quot;REFERENCES&quot;;[.B488]  ))));&quot;Y&quot;;&quot;&quot;)">
            <text:p/>
          </table:table-cell>
          <table:table-cell table:formula="of:=IF([.D488]=&quot;Y&quot;; MID([.B488];FIND(&quot;ALTER TABLE&quot;;[.B488])+12;LEN([.B488]));&quot;&quot;)">
            <text:p/>
          </table:table-cell>
          <table:table-cell table:formula="of:=IF([.E488]=&quot;Y&quot;; MID([.B488];FIND(&quot;ADD CONSTRAINT&quot;;[.B488])+15;LEN([.B488]));&quot;&quot;)">
            <text:p/>
          </table:table-cell>
          <table:table-cell table:formula="of:=[.I488]">
            <text:p/>
          </table:table-cell>
          <table:table-cell table:formula="of:=IF([.F488]=&quot;Y&quot;; MID([.B488];FIND(&quot;FOREIGN KEY&quot;;[.B488])+13;LEN([.B488])-14);&quot;&quot;)" office:value-type="string" office:string-value="ICD9_CODE)" calcext:value-type="string">
            <text:p>ICD9_CODE)</text:p>
          </table:table-cell>
          <table:table-cell table:formula="of:=IF([.G488]=&quot;Y&quot;; MID([.B488];FIND(&quot;REFERENCES&quot;;[.B488])+11;LEN([.B488]));&quot;&quot;)">
            <text:p/>
          </table:table-cell>
          <table:table-cell table:formula="of:=IF([.L488]&lt;&gt;&quot;&quot;;LEFT([.L488];FIND(&quot;(&quot;;[.L488])-1);&quot;&quot;)">
            <text:p/>
          </table:table-cell>
          <table:table-cell table:formula="of:=SUBSTITUTE( IF([.L488]&lt;&gt;&quot;&quot;;MID([.L488];FIND(&quot;(&quot;;[.L488])+1;LEN([.L488]));&quot;&quot;); &quot;);&quot;;&quot;&quot;)">
            <text:p/>
          </table:table-cell>
          <table:table-cell table:style-name="ce16" table:formula="of:=LOWER(IF([.H488]&lt;&gt;&quot;&quot;; &quot;MATCH (n:&quot; &amp; [.M491] &amp; &quot;), (m:&quot; &amp; [.H488] &amp; &quot;)&#10;WHERE m.&quot; &amp; [.K490] &amp; &quot; = n. &quot; &amp; [.N491] &amp; &quot; &#10;create (n)-[:&quot; &amp; [.J489] &amp; &quot; ]-&gt;(m)&#10;RETURN n,m&quot;;&quot;&quot;))">
            <text:p/>
          </table:table-cell>
          <table:table-cell table:formula="of:=LOWER(IF([.H488]&lt;&gt;&quot;&quot;;[.H488];&quot;&quot;))">
            <text:p/>
          </table:table-cell>
          <table:table-cell table:formula="of:=LOWER(IF([.H488]&lt;&gt;&quot;&quot;;[.K490];&quot;&quot;))">
            <text:p/>
          </table:table-cell>
          <table:table-cell table:formula="of:=LOWER(IF([.H488]&lt;&gt;&quot;&quot;;[.M491];&quot;&quot;))">
            <text:p/>
          </table:table-cell>
          <table:table-cell table:formula="of:=LOWER(IF([.H488]&lt;&gt;&quot;&quot;;[.N491];&quot;&quot;))">
            <text:p/>
          </table:table-cell>
          <table:table-cell table:formula="of:=LOWER(IF([.H488]&lt;&gt;&quot;&quot;;[.J489];&quot;&quot;))">
            <text:p/>
          </table:table-cell>
          <table:table-cell table:formula="of:=LOWER(IF([.H488]&lt;&gt;&quot;&quot;; &quot;MATCH (n:&quot; &amp; [.R488] &amp; &quot;), (m:&quot; &amp; [.P488] &amp; &quot;)&#10;WHERE m.&quot; &amp; [.Q488] &amp; &quot; = n. &quot; &amp; [.S488] &amp; &quot; &#10;create (n)-[:&quot; &amp; [.T48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REFERENCES D_ICD_PROCEDURES(ICD9_CODE);</text:p>
          </table:table-cell>
          <table:table-cell table:formula="of:=OR( [.B489]=&quot;&quot;; NOT(ISERROR(FIND(&quot;DROP CONSTRAINT&quot;;[.B489]))); NOT(ISERROR(FIND(&quot;--&quot;;[.B489]))))" office:value-type="float" office:value="1" calcext:value-type="float">
            <text:p>1</text:p>
          </table:table-cell>
          <table:table-cell table:formula="of:=IF(AND( NOT([.C489]); NOT(ISERROR(FIND(&quot;ALTER TABLE&quot;;[.B489]  ))));&quot;Y&quot;;&quot;&quot;)">
            <text:p/>
          </table:table-cell>
          <table:table-cell table:formula="of:=IF(AND( [.D489]=&quot;&quot;; NOT(ISERROR(FIND(&quot;ADD CONSTRAINT&quot;;[.B489]  ))));&quot;Y&quot;;&quot;&quot;)">
            <text:p/>
          </table:table-cell>
          <table:table-cell table:formula="of:=IF(AND( [.E489]=&quot;&quot;; NOT(ISERROR(FIND(&quot;FOREIGN KEY&quot;;[.B489]  ))));&quot;Y&quot;;&quot;&quot;)">
            <text:p/>
          </table:table-cell>
          <table:table-cell table:formula="of:=IF(AND( [.F489]=&quot;&quot;; NOT(ISERROR(FIND(&quot;REFERENCES&quot;;[.B489]  ))));&quot;Y&quot;;&quot;&quot;)" office:value-type="string" office:string-value="Y" calcext:value-type="string">
            <text:p>Y</text:p>
          </table:table-cell>
          <table:table-cell table:formula="of:=IF([.D489]=&quot;Y&quot;; MID([.B489];FIND(&quot;ALTER TABLE&quot;;[.B489])+12;LEN([.B489]));&quot;&quot;)">
            <text:p/>
          </table:table-cell>
          <table:table-cell table:formula="of:=IF([.E489]=&quot;Y&quot;; MID([.B489];FIND(&quot;ADD CONSTRAINT&quot;;[.B489])+15;LEN([.B489]));&quot;&quot;)">
            <text:p/>
          </table:table-cell>
          <table:table-cell table:formula="of:=[.I489]">
            <text:p/>
          </table:table-cell>
          <table:table-cell table:formula="of:=IF([.F489]=&quot;Y&quot;; MID([.B489];FIND(&quot;FOREIGN KEY&quot;;[.B489])+13;LEN([.B489])-14);&quot;&quot;)">
            <text:p/>
          </table:table-cell>
          <table:table-cell table:formula="of:=IF([.G489]=&quot;Y&quot;; MID([.B489];FIND(&quot;REFERENCES&quot;;[.B489])+11;LEN([.B489]));&quot;&quot;)" office:value-type="string" office:string-value="D_ICD_PROCEDURES(ICD9_CODE);" calcext:value-type="string">
            <text:p>D_ICD_PROCEDURES(ICD9_CODE);</text:p>
          </table:table-cell>
          <table:table-cell table:formula="of:=IF([.L489]&lt;&gt;&quot;&quot;;LEFT([.L489];FIND(&quot;(&quot;;[.L489])-1);&quot;&quot;)" office:value-type="string" office:string-value="D_ICD_PROCEDURES" calcext:value-type="string">
            <text:p>D_ICD_PROCEDURES</text:p>
          </table:table-cell>
          <table:table-cell table:formula="of:=SUBSTITUTE( IF([.L489]&lt;&gt;&quot;&quot;;MID([.L489];FIND(&quot;(&quot;;[.L489])+1;LEN([.L489]));&quot;&quot;); &quot;);&quot;;&quot;&quot;)" office:value-type="string" office:string-value="ICD9_CODE" calcext:value-type="string">
            <text:p>ICD9_CODE</text:p>
          </table:table-cell>
          <table:table-cell table:style-name="ce16" table:formula="of:=LOWER(IF([.H489]&lt;&gt;&quot;&quot;; &quot;MATCH (n:&quot; &amp; [.M492] &amp; &quot;), (m:&quot; &amp; [.H489] &amp; &quot;)&#10;WHERE m.&quot; &amp; [.K491] &amp; &quot; = n. &quot; &amp; [.N492] &amp; &quot; &#10;create (n)-[:&quot; &amp; [.J490] &amp; &quot; ]-&gt;(m)&#10;RETURN n,m&quot;;&quot;&quot;))">
            <text:p/>
          </table:table-cell>
          <table:table-cell table:formula="of:=LOWER(IF([.H489]&lt;&gt;&quot;&quot;;[.H489];&quot;&quot;))">
            <text:p/>
          </table:table-cell>
          <table:table-cell table:formula="of:=LOWER(IF([.H489]&lt;&gt;&quot;&quot;;[.K491];&quot;&quot;))">
            <text:p/>
          </table:table-cell>
          <table:table-cell table:formula="of:=LOWER(IF([.H489]&lt;&gt;&quot;&quot;;[.M492];&quot;&quot;))">
            <text:p/>
          </table:table-cell>
          <table:table-cell table:formula="of:=LOWER(IF([.H489]&lt;&gt;&quot;&quot;;[.N492];&quot;&quot;))">
            <text:p/>
          </table:table-cell>
          <table:table-cell table:formula="of:=LOWER(IF([.H489]&lt;&gt;&quot;&quot;;[.J490];&quot;&quot;))">
            <text:p/>
          </table:table-cell>
          <table:table-cell table:formula="of:=LOWER(IF([.H489]&lt;&gt;&quot;&quot;; &quot;MATCH (n:&quot; &amp; [.R489] &amp; &quot;), (m:&quot; &amp; [.P489] &amp; &quot;)&#10;WHERE m.&quot; &amp; [.Q489] &amp; &quot; = n. &quot; &amp; [.S489] &amp; &quot; &#10;create (n)-[:&quot; &amp; [.T48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90]=&quot;&quot;; NOT(ISERROR(FIND(&quot;DROP CONSTRAINT&quot;;[.B490]))); NOT(ISERROR(FIND(&quot;--&quot;;[.B490]))))" office:value-type="float" office:value="1" calcext:value-type="float">
            <text:p>1</text:p>
          </table:table-cell>
          <table:table-cell table:formula="of:=IF(AND( NOT([.C490]); NOT(ISERROR(FIND(&quot;ALTER TABLE&quot;;[.B490]  ))));&quot;Y&quot;;&quot;&quot;)">
            <text:p/>
          </table:table-cell>
          <table:table-cell table:formula="of:=IF(AND( [.D490]=&quot;&quot;; NOT(ISERROR(FIND(&quot;ADD CONSTRAINT&quot;;[.B490]  ))));&quot;Y&quot;;&quot;&quot;)">
            <text:p/>
          </table:table-cell>
          <table:table-cell table:formula="of:=IF(AND( [.E490]=&quot;&quot;; NOT(ISERROR(FIND(&quot;FOREIGN KEY&quot;;[.B490]  ))));&quot;Y&quot;;&quot;&quot;)">
            <text:p/>
          </table:table-cell>
          <table:table-cell table:formula="of:=IF(AND( [.F490]=&quot;&quot;; NOT(ISERROR(FIND(&quot;REFERENCES&quot;;[.B490]  ))));&quot;Y&quot;;&quot;&quot;)">
            <text:p/>
          </table:table-cell>
          <table:table-cell table:formula="of:=IF([.D490]=&quot;Y&quot;; MID([.B490];FIND(&quot;ALTER TABLE&quot;;[.B490])+12;LEN([.B490]));&quot;&quot;)">
            <text:p/>
          </table:table-cell>
          <table:table-cell table:formula="of:=IF([.E490]=&quot;Y&quot;; MID([.B490];FIND(&quot;ADD CONSTRAINT&quot;;[.B490])+15;LEN([.B490]));&quot;&quot;)">
            <text:p/>
          </table:table-cell>
          <table:table-cell table:formula="of:=[.I490]">
            <text:p/>
          </table:table-cell>
          <table:table-cell table:formula="of:=IF([.F490]=&quot;Y&quot;; MID([.B490];FIND(&quot;FOREIGN KEY&quot;;[.B490])+13;LEN([.B490])-14);&quot;&quot;)">
            <text:p/>
          </table:table-cell>
          <table:table-cell table:formula="of:=IF([.G490]=&quot;Y&quot;; MID([.B490];FIND(&quot;REFERENCES&quot;;[.B490])+11;LEN([.B490]));&quot;&quot;)">
            <text:p/>
          </table:table-cell>
          <table:table-cell table:formula="of:=IF([.L490]&lt;&gt;&quot;&quot;;LEFT([.L490];FIND(&quot;(&quot;;[.L490])-1);&quot;&quot;)">
            <text:p/>
          </table:table-cell>
          <table:table-cell table:formula="of:=SUBSTITUTE( IF([.L490]&lt;&gt;&quot;&quot;;MID([.L490];FIND(&quot;(&quot;;[.L490])+1;LEN([.L490]));&quot;&quot;); &quot;);&quot;;&quot;&quot;)">
            <text:p/>
          </table:table-cell>
          <table:table-cell table:style-name="ce16" table:formula="of:=LOWER(IF([.H490]&lt;&gt;&quot;&quot;; &quot;MATCH (n:&quot; &amp; [.M493] &amp; &quot;), (m:&quot; &amp; [.H490] &amp; &quot;)&#10;WHERE m.&quot; &amp; [.K492] &amp; &quot; = n. &quot; &amp; [.N493] &amp; &quot; &#10;create (n)-[:&quot; &amp; [.J491] &amp; &quot; ]-&gt;(m)&#10;RETURN n,m&quot;;&quot;&quot;))">
            <text:p/>
          </table:table-cell>
          <table:table-cell table:formula="of:=LOWER(IF([.H490]&lt;&gt;&quot;&quot;;[.H490];&quot;&quot;))">
            <text:p/>
          </table:table-cell>
          <table:table-cell table:formula="of:=LOWER(IF([.H490]&lt;&gt;&quot;&quot;;[.K492];&quot;&quot;))">
            <text:p/>
          </table:table-cell>
          <table:table-cell table:formula="of:=LOWER(IF([.H490]&lt;&gt;&quot;&quot;;[.M493];&quot;&quot;))">
            <text:p/>
          </table:table-cell>
          <table:table-cell table:formula="of:=LOWER(IF([.H490]&lt;&gt;&quot;&quot;;[.N493];&quot;&quot;))">
            <text:p/>
          </table:table-cell>
          <table:table-cell table:formula="of:=LOWER(IF([.H490]&lt;&gt;&quot;&quot;;[.J491];&quot;&quot;))">
            <text:p/>
          </table:table-cell>
          <table:table-cell table:formula="of:=LOWER(IF([.H490]&lt;&gt;&quot;&quot;; &quot;MATCH (n:&quot; &amp; [.R490] &amp; &quot;), (m:&quot; &amp; [.P490] &amp; &quot;)&#10;WHERE m.&quot; &amp; [.Q490] &amp; &quot; = n. &quot; &amp; [.S490] &amp; &quot; &#10;create (n)-[:&quot; &amp; [.T49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</text:p>
          </table:table-cell>
          <table:table-cell table:formula="of:=OR( [.B491]=&quot;&quot;; NOT(ISERROR(FIND(&quot;DROP CONSTRAINT&quot;;[.B491]))); NOT(ISERROR(FIND(&quot;--&quot;;[.B491]))))" office:value-type="float" office:value="1" calcext:value-type="float">
            <text:p>1</text:p>
          </table:table-cell>
          <table:table-cell table:formula="of:=IF(AND( NOT([.C491]); NOT(ISERROR(FIND(&quot;ALTER TABLE&quot;;[.B491]  ))));&quot;Y&quot;;&quot;&quot;)">
            <text:p/>
          </table:table-cell>
          <table:table-cell table:formula="of:=IF(AND( [.D491]=&quot;&quot;; NOT(ISERROR(FIND(&quot;ADD CONSTRAINT&quot;;[.B491]  ))));&quot;Y&quot;;&quot;&quot;)">
            <text:p/>
          </table:table-cell>
          <table:table-cell table:formula="of:=IF(AND( [.E491]=&quot;&quot;; NOT(ISERROR(FIND(&quot;FOREIGN KEY&quot;;[.B491]  ))));&quot;Y&quot;;&quot;&quot;)">
            <text:p/>
          </table:table-cell>
          <table:table-cell table:formula="of:=IF(AND( [.F491]=&quot;&quot;; NOT(ISERROR(FIND(&quot;REFERENCES&quot;;[.B491]  ))));&quot;Y&quot;;&quot;&quot;)">
            <text:p/>
          </table:table-cell>
          <table:table-cell table:formula="of:=IF([.D491]=&quot;Y&quot;; MID([.B491];FIND(&quot;ALTER TABLE&quot;;[.B491])+12;LEN([.B491]));&quot;&quot;)">
            <text:p/>
          </table:table-cell>
          <table:table-cell table:formula="of:=IF([.E491]=&quot;Y&quot;; MID([.B491];FIND(&quot;ADD CONSTRAINT&quot;;[.B491])+15;LEN([.B491]));&quot;&quot;)">
            <text:p/>
          </table:table-cell>
          <table:table-cell table:formula="of:=[.I491]">
            <text:p/>
          </table:table-cell>
          <table:table-cell table:formula="of:=IF([.F491]=&quot;Y&quot;; MID([.B491];FIND(&quot;FOREIGN KEY&quot;;[.B491])+13;LEN([.B491])-14);&quot;&quot;)">
            <text:p/>
          </table:table-cell>
          <table:table-cell table:formula="of:=IF([.G491]=&quot;Y&quot;; MID([.B491];FIND(&quot;REFERENCES&quot;;[.B491])+11;LEN([.B491]));&quot;&quot;)">
            <text:p/>
          </table:table-cell>
          <table:table-cell table:formula="of:=IF([.L491]&lt;&gt;&quot;&quot;;LEFT([.L491];FIND(&quot;(&quot;;[.L491])-1);&quot;&quot;)">
            <text:p/>
          </table:table-cell>
          <table:table-cell table:formula="of:=SUBSTITUTE( IF([.L491]&lt;&gt;&quot;&quot;;MID([.L491];FIND(&quot;(&quot;;[.L491])+1;LEN([.L491]));&quot;&quot;); &quot;);&quot;;&quot;&quot;)">
            <text:p/>
          </table:table-cell>
          <table:table-cell table:style-name="ce16" table:formula="of:=LOWER(IF([.H491]&lt;&gt;&quot;&quot;; &quot;MATCH (n:&quot; &amp; [.M494] &amp; &quot;), (m:&quot; &amp; [.H491] &amp; &quot;)&#10;WHERE m.&quot; &amp; [.K493] &amp; &quot; = n. &quot; &amp; [.N494] &amp; &quot; &#10;create (n)-[:&quot; &amp; [.J492] &amp; &quot; ]-&gt;(m)&#10;RETURN n,m&quot;;&quot;&quot;))">
            <text:p/>
          </table:table-cell>
          <table:table-cell table:formula="of:=LOWER(IF([.H491]&lt;&gt;&quot;&quot;;[.H491];&quot;&quot;))">
            <text:p/>
          </table:table-cell>
          <table:table-cell table:formula="of:=LOWER(IF([.H491]&lt;&gt;&quot;&quot;;[.K493];&quot;&quot;))">
            <text:p/>
          </table:table-cell>
          <table:table-cell table:formula="of:=LOWER(IF([.H491]&lt;&gt;&quot;&quot;;[.M494];&quot;&quot;))">
            <text:p/>
          </table:table-cell>
          <table:table-cell table:formula="of:=LOWER(IF([.H491]&lt;&gt;&quot;&quot;;[.N494];&quot;&quot;))">
            <text:p/>
          </table:table-cell>
          <table:table-cell table:formula="of:=LOWER(IF([.H491]&lt;&gt;&quot;&quot;;[.J492];&quot;&quot;))">
            <text:p/>
          </table:table-cell>
          <table:table-cell table:formula="of:=LOWER(IF([.H491]&lt;&gt;&quot;&quot;; &quot;MATCH (n:&quot; &amp; [.R491] &amp; &quot;), (m:&quot; &amp; [.P491] &amp; &quot;)&#10;WHERE m.&quot; &amp; [.Q491] &amp; &quot; = n. &quot; &amp; [.S491] &amp; &quot; &#10;create (n)-[:&quot; &amp; [.T49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SERVICES--</text:p>
          </table:table-cell>
          <table:table-cell table:formula="of:=OR( [.B492]=&quot;&quot;; NOT(ISERROR(FIND(&quot;DROP CONSTRAINT&quot;;[.B492]))); NOT(ISERROR(FIND(&quot;--&quot;;[.B492]))))" office:value-type="float" office:value="1" calcext:value-type="float">
            <text:p>1</text:p>
          </table:table-cell>
          <table:table-cell table:formula="of:=IF(AND( NOT([.C492]); NOT(ISERROR(FIND(&quot;ALTER TABLE&quot;;[.B492]  ))));&quot;Y&quot;;&quot;&quot;)">
            <text:p/>
          </table:table-cell>
          <table:table-cell table:formula="of:=IF(AND( [.D492]=&quot;&quot;; NOT(ISERROR(FIND(&quot;ADD CONSTRAINT&quot;;[.B492]  ))));&quot;Y&quot;;&quot;&quot;)">
            <text:p/>
          </table:table-cell>
          <table:table-cell table:formula="of:=IF(AND( [.E492]=&quot;&quot;; NOT(ISERROR(FIND(&quot;FOREIGN KEY&quot;;[.B492]  ))));&quot;Y&quot;;&quot;&quot;)">
            <text:p/>
          </table:table-cell>
          <table:table-cell table:formula="of:=IF(AND( [.F492]=&quot;&quot;; NOT(ISERROR(FIND(&quot;REFERENCES&quot;;[.B492]  ))));&quot;Y&quot;;&quot;&quot;)">
            <text:p/>
          </table:table-cell>
          <table:table-cell table:formula="of:=IF([.D492]=&quot;Y&quot;; MID([.B492];FIND(&quot;ALTER TABLE&quot;;[.B492])+12;LEN([.B492]));&quot;&quot;)">
            <text:p/>
          </table:table-cell>
          <table:table-cell table:formula="of:=IF([.E492]=&quot;Y&quot;; MID([.B492];FIND(&quot;ADD CONSTRAINT&quot;;[.B492])+15;LEN([.B492]));&quot;&quot;)">
            <text:p/>
          </table:table-cell>
          <table:table-cell table:formula="of:=[.I492]">
            <text:p/>
          </table:table-cell>
          <table:table-cell table:formula="of:=IF([.F492]=&quot;Y&quot;; MID([.B492];FIND(&quot;FOREIGN KEY&quot;;[.B492])+13;LEN([.B492])-14);&quot;&quot;)">
            <text:p/>
          </table:table-cell>
          <table:table-cell table:formula="of:=IF([.G492]=&quot;Y&quot;; MID([.B492];FIND(&quot;REFERENCES&quot;;[.B492])+11;LEN([.B492]));&quot;&quot;)">
            <text:p/>
          </table:table-cell>
          <table:table-cell table:formula="of:=IF([.L492]&lt;&gt;&quot;&quot;;LEFT([.L492];FIND(&quot;(&quot;;[.L492])-1);&quot;&quot;)">
            <text:p/>
          </table:table-cell>
          <table:table-cell table:formula="of:=SUBSTITUTE( IF([.L492]&lt;&gt;&quot;&quot;;MID([.L492];FIND(&quot;(&quot;;[.L492])+1;LEN([.L492]));&quot;&quot;); &quot;);&quot;;&quot;&quot;)">
            <text:p/>
          </table:table-cell>
          <table:table-cell table:style-name="ce16" table:formula="of:=LOWER(IF([.H492]&lt;&gt;&quot;&quot;; &quot;MATCH (n:&quot; &amp; [.M495] &amp; &quot;), (m:&quot; &amp; [.H492] &amp; &quot;)&#10;WHERE m.&quot; &amp; [.K494] &amp; &quot; = n. &quot; &amp; [.N495] &amp; &quot; &#10;create (n)-[:&quot; &amp; [.J493] &amp; &quot; ]-&gt;(m)&#10;RETURN n,m&quot;;&quot;&quot;))">
            <text:p/>
          </table:table-cell>
          <table:table-cell table:formula="of:=LOWER(IF([.H492]&lt;&gt;&quot;&quot;;[.H492];&quot;&quot;))">
            <text:p/>
          </table:table-cell>
          <table:table-cell table:formula="of:=LOWER(IF([.H492]&lt;&gt;&quot;&quot;;[.K494];&quot;&quot;))">
            <text:p/>
          </table:table-cell>
          <table:table-cell table:formula="of:=LOWER(IF([.H492]&lt;&gt;&quot;&quot;;[.M495];&quot;&quot;))">
            <text:p/>
          </table:table-cell>
          <table:table-cell table:formula="of:=LOWER(IF([.H492]&lt;&gt;&quot;&quot;;[.N495];&quot;&quot;))">
            <text:p/>
          </table:table-cell>
          <table:table-cell table:formula="of:=LOWER(IF([.H492]&lt;&gt;&quot;&quot;;[.J493];&quot;&quot;))">
            <text:p/>
          </table:table-cell>
          <table:table-cell table:formula="of:=LOWER(IF([.H492]&lt;&gt;&quot;&quot;; &quot;MATCH (n:&quot; &amp; [.R492] &amp; &quot;), (m:&quot; &amp; [.P492] &amp; &quot;)&#10;WHERE m.&quot; &amp; [.Q492] &amp; &quot; = n. &quot; &amp; [.S492] &amp; &quot; &#10;create (n)-[:&quot; &amp; [.T49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</text:p>
          </table:table-cell>
          <table:table-cell table:formula="of:=OR( [.B493]=&quot;&quot;; NOT(ISERROR(FIND(&quot;DROP CONSTRAINT&quot;;[.B493]))); NOT(ISERROR(FIND(&quot;--&quot;;[.B493]))))" office:value-type="float" office:value="1" calcext:value-type="float">
            <text:p>1</text:p>
          </table:table-cell>
          <table:table-cell table:formula="of:=IF(AND( NOT([.C493]); NOT(ISERROR(FIND(&quot;ALTER TABLE&quot;;[.B493]  ))));&quot;Y&quot;;&quot;&quot;)">
            <text:p/>
          </table:table-cell>
          <table:table-cell table:formula="of:=IF(AND( [.D493]=&quot;&quot;; NOT(ISERROR(FIND(&quot;ADD CONSTRAINT&quot;;[.B493]  ))));&quot;Y&quot;;&quot;&quot;)">
            <text:p/>
          </table:table-cell>
          <table:table-cell table:formula="of:=IF(AND( [.E493]=&quot;&quot;; NOT(ISERROR(FIND(&quot;FOREIGN KEY&quot;;[.B493]  ))));&quot;Y&quot;;&quot;&quot;)">
            <text:p/>
          </table:table-cell>
          <table:table-cell table:formula="of:=IF(AND( [.F493]=&quot;&quot;; NOT(ISERROR(FIND(&quot;REFERENCES&quot;;[.B493]  ))));&quot;Y&quot;;&quot;&quot;)">
            <text:p/>
          </table:table-cell>
          <table:table-cell table:formula="of:=IF([.D493]=&quot;Y&quot;; MID([.B493];FIND(&quot;ALTER TABLE&quot;;[.B493])+12;LEN([.B493]));&quot;&quot;)">
            <text:p/>
          </table:table-cell>
          <table:table-cell table:formula="of:=IF([.E493]=&quot;Y&quot;; MID([.B493];FIND(&quot;ADD CONSTRAINT&quot;;[.B493])+15;LEN([.B493]));&quot;&quot;)">
            <text:p/>
          </table:table-cell>
          <table:table-cell table:formula="of:=[.I493]">
            <text:p/>
          </table:table-cell>
          <table:table-cell table:formula="of:=IF([.F493]=&quot;Y&quot;; MID([.B493];FIND(&quot;FOREIGN KEY&quot;;[.B493])+13;LEN([.B493])-14);&quot;&quot;)">
            <text:p/>
          </table:table-cell>
          <table:table-cell table:formula="of:=IF([.G493]=&quot;Y&quot;; MID([.B493];FIND(&quot;REFERENCES&quot;;[.B493])+11;LEN([.B493]));&quot;&quot;)">
            <text:p/>
          </table:table-cell>
          <table:table-cell table:formula="of:=IF([.L493]&lt;&gt;&quot;&quot;;LEFT([.L493];FIND(&quot;(&quot;;[.L493])-1);&quot;&quot;)">
            <text:p/>
          </table:table-cell>
          <table:table-cell table:formula="of:=SUBSTITUTE( IF([.L493]&lt;&gt;&quot;&quot;;MID([.L493];FIND(&quot;(&quot;;[.L493])+1;LEN([.L493]));&quot;&quot;); &quot;);&quot;;&quot;&quot;)">
            <text:p/>
          </table:table-cell>
          <table:table-cell table:style-name="ce16" table:formula="of:=LOWER(IF([.H493]&lt;&gt;&quot;&quot;; &quot;MATCH (n:&quot; &amp; [.M496] &amp; &quot;), (m:&quot; &amp; [.H493] &amp; &quot;)&#10;WHERE m.&quot; &amp; [.K495] &amp; &quot; = n. &quot; &amp; [.N496] &amp; &quot; &#10;create (n)-[:&quot; &amp; [.J494] &amp; &quot; ]-&gt;(m)&#10;RETURN n,m&quot;;&quot;&quot;))">
            <text:p/>
          </table:table-cell>
          <table:table-cell table:formula="of:=LOWER(IF([.H493]&lt;&gt;&quot;&quot;;[.H493];&quot;&quot;))">
            <text:p/>
          </table:table-cell>
          <table:table-cell table:formula="of:=LOWER(IF([.H493]&lt;&gt;&quot;&quot;;[.K495];&quot;&quot;))">
            <text:p/>
          </table:table-cell>
          <table:table-cell table:formula="of:=LOWER(IF([.H493]&lt;&gt;&quot;&quot;;[.M496];&quot;&quot;))">
            <text:p/>
          </table:table-cell>
          <table:table-cell table:formula="of:=LOWER(IF([.H493]&lt;&gt;&quot;&quot;;[.N496];&quot;&quot;))">
            <text:p/>
          </table:table-cell>
          <table:table-cell table:formula="of:=LOWER(IF([.H493]&lt;&gt;&quot;&quot;;[.J494];&quot;&quot;))">
            <text:p/>
          </table:table-cell>
          <table:table-cell table:formula="of:=LOWER(IF([.H493]&lt;&gt;&quot;&quot;; &quot;MATCH (n:&quot; &amp; [.R493] &amp; &quot;), (m:&quot; &amp; [.P493] &amp; &quot;)&#10;WHERE m.&quot; &amp; [.Q493] &amp; &quot; = n. &quot; &amp; [.S493] &amp; &quot; &#10;create (n)-[:&quot; &amp; [.T49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494]=&quot;&quot;; NOT(ISERROR(FIND(&quot;DROP CONSTRAINT&quot;;[.B494]))); NOT(ISERROR(FIND(&quot;--&quot;;[.B494]))))" office:value-type="float" office:value="1" calcext:value-type="float">
            <text:p>1</text:p>
          </table:table-cell>
          <table:table-cell table:formula="of:=IF(AND( NOT([.C494]); NOT(ISERROR(FIND(&quot;ALTER TABLE&quot;;[.B494]  ))));&quot;Y&quot;;&quot;&quot;)">
            <text:p/>
          </table:table-cell>
          <table:table-cell table:formula="of:=IF(AND( [.D494]=&quot;&quot;; NOT(ISERROR(FIND(&quot;ADD CONSTRAINT&quot;;[.B494]  ))));&quot;Y&quot;;&quot;&quot;)">
            <text:p/>
          </table:table-cell>
          <table:table-cell table:formula="of:=IF(AND( [.E494]=&quot;&quot;; NOT(ISERROR(FIND(&quot;FOREIGN KEY&quot;;[.B494]  ))));&quot;Y&quot;;&quot;&quot;)">
            <text:p/>
          </table:table-cell>
          <table:table-cell table:formula="of:=IF(AND( [.F494]=&quot;&quot;; NOT(ISERROR(FIND(&quot;REFERENCES&quot;;[.B494]  ))));&quot;Y&quot;;&quot;&quot;)">
            <text:p/>
          </table:table-cell>
          <table:table-cell table:formula="of:=IF([.D494]=&quot;Y&quot;; MID([.B494];FIND(&quot;ALTER TABLE&quot;;[.B494])+12;LEN([.B494]));&quot;&quot;)">
            <text:p/>
          </table:table-cell>
          <table:table-cell table:formula="of:=IF([.E494]=&quot;Y&quot;; MID([.B494];FIND(&quot;ADD CONSTRAINT&quot;;[.B494])+15;LEN([.B494]));&quot;&quot;)">
            <text:p/>
          </table:table-cell>
          <table:table-cell table:formula="of:=[.I494]">
            <text:p/>
          </table:table-cell>
          <table:table-cell table:formula="of:=IF([.F494]=&quot;Y&quot;; MID([.B494];FIND(&quot;FOREIGN KEY&quot;;[.B494])+13;LEN([.B494])-14);&quot;&quot;)">
            <text:p/>
          </table:table-cell>
          <table:table-cell table:formula="of:=IF([.G494]=&quot;Y&quot;; MID([.B494];FIND(&quot;REFERENCES&quot;;[.B494])+11;LEN([.B494]));&quot;&quot;)">
            <text:p/>
          </table:table-cell>
          <table:table-cell table:formula="of:=IF([.L494]&lt;&gt;&quot;&quot;;LEFT([.L494];FIND(&quot;(&quot;;[.L494])-1);&quot;&quot;)">
            <text:p/>
          </table:table-cell>
          <table:table-cell table:formula="of:=SUBSTITUTE( IF([.L494]&lt;&gt;&quot;&quot;;MID([.L494];FIND(&quot;(&quot;;[.L494])+1;LEN([.L494]));&quot;&quot;); &quot;);&quot;;&quot;&quot;)">
            <text:p/>
          </table:table-cell>
          <table:table-cell table:style-name="ce16" table:formula="of:=LOWER(IF([.H494]&lt;&gt;&quot;&quot;; &quot;MATCH (n:&quot; &amp; [.M497] &amp; &quot;), (m:&quot; &amp; [.H494] &amp; &quot;)&#10;WHERE m.&quot; &amp; [.K496] &amp; &quot; = n. &quot; &amp; [.N497] &amp; &quot; &#10;create (n)-[:&quot; &amp; [.J495] &amp; &quot; ]-&gt;(m)&#10;RETURN n,m&quot;;&quot;&quot;))">
            <text:p/>
          </table:table-cell>
          <table:table-cell table:formula="of:=LOWER(IF([.H494]&lt;&gt;&quot;&quot;;[.H494];&quot;&quot;))">
            <text:p/>
          </table:table-cell>
          <table:table-cell table:formula="of:=LOWER(IF([.H494]&lt;&gt;&quot;&quot;;[.K496];&quot;&quot;))">
            <text:p/>
          </table:table-cell>
          <table:table-cell table:formula="of:=LOWER(IF([.H494]&lt;&gt;&quot;&quot;;[.M497];&quot;&quot;))">
            <text:p/>
          </table:table-cell>
          <table:table-cell table:formula="of:=LOWER(IF([.H494]&lt;&gt;&quot;&quot;;[.N497];&quot;&quot;))">
            <text:p/>
          </table:table-cell>
          <table:table-cell table:formula="of:=LOWER(IF([.H494]&lt;&gt;&quot;&quot;;[.J495];&quot;&quot;))">
            <text:p/>
          </table:table-cell>
          <table:table-cell table:formula="of:=LOWER(IF([.H494]&lt;&gt;&quot;&quot;; &quot;MATCH (n:&quot; &amp; [.R494] &amp; &quot;), (m:&quot; &amp; [.P494] &amp; &quot;)&#10;WHERE m.&quot; &amp; [.Q494] &amp; &quot; = n. &quot; &amp; [.S494] &amp; &quot; &#10;create (n)-[:&quot; &amp; [.T49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495]=&quot;&quot;; NOT(ISERROR(FIND(&quot;DROP CONSTRAINT&quot;;[.B495]))); NOT(ISERROR(FIND(&quot;--&quot;;[.B495]))))" office:value-type="float" office:value="1" calcext:value-type="float">
            <text:p>1</text:p>
          </table:table-cell>
          <table:table-cell table:formula="of:=IF(AND( NOT([.C495]); NOT(ISERROR(FIND(&quot;ALTER TABLE&quot;;[.B495]  ))));&quot;Y&quot;;&quot;&quot;)">
            <text:p/>
          </table:table-cell>
          <table:table-cell table:formula="of:=IF(AND( [.D495]=&quot;&quot;; NOT(ISERROR(FIND(&quot;ADD CONSTRAINT&quot;;[.B495]  ))));&quot;Y&quot;;&quot;&quot;)">
            <text:p/>
          </table:table-cell>
          <table:table-cell table:formula="of:=IF(AND( [.E495]=&quot;&quot;; NOT(ISERROR(FIND(&quot;FOREIGN KEY&quot;;[.B495]  ))));&quot;Y&quot;;&quot;&quot;)">
            <text:p/>
          </table:table-cell>
          <table:table-cell table:formula="of:=IF(AND( [.F495]=&quot;&quot;; NOT(ISERROR(FIND(&quot;REFERENCES&quot;;[.B495]  ))));&quot;Y&quot;;&quot;&quot;)">
            <text:p/>
          </table:table-cell>
          <table:table-cell table:formula="of:=IF([.D495]=&quot;Y&quot;; MID([.B495];FIND(&quot;ALTER TABLE&quot;;[.B495])+12;LEN([.B495]));&quot;&quot;)">
            <text:p/>
          </table:table-cell>
          <table:table-cell table:formula="of:=IF([.E495]=&quot;Y&quot;; MID([.B495];FIND(&quot;ADD CONSTRAINT&quot;;[.B495])+15;LEN([.B495]));&quot;&quot;)">
            <text:p/>
          </table:table-cell>
          <table:table-cell table:formula="of:=[.I495]">
            <text:p/>
          </table:table-cell>
          <table:table-cell table:formula="of:=IF([.F495]=&quot;Y&quot;; MID([.B495];FIND(&quot;FOREIGN KEY&quot;;[.B495])+13;LEN([.B495])-14);&quot;&quot;)">
            <text:p/>
          </table:table-cell>
          <table:table-cell table:formula="of:=IF([.G495]=&quot;Y&quot;; MID([.B495];FIND(&quot;REFERENCES&quot;;[.B495])+11;LEN([.B495]));&quot;&quot;)">
            <text:p/>
          </table:table-cell>
          <table:table-cell table:formula="of:=IF([.L495]&lt;&gt;&quot;&quot;;LEFT([.L495];FIND(&quot;(&quot;;[.L495])-1);&quot;&quot;)">
            <text:p/>
          </table:table-cell>
          <table:table-cell table:formula="of:=SUBSTITUTE( IF([.L495]&lt;&gt;&quot;&quot;;MID([.L495];FIND(&quot;(&quot;;[.L495])+1;LEN([.L495]));&quot;&quot;); &quot;);&quot;;&quot;&quot;)">
            <text:p/>
          </table:table-cell>
          <table:table-cell table:style-name="ce16" table:formula="of:=LOWER(IF([.H495]&lt;&gt;&quot;&quot;; &quot;MATCH (n:&quot; &amp; [.M498] &amp; &quot;), (m:&quot; &amp; [.H495] &amp; &quot;)&#10;WHERE m.&quot; &amp; [.K497] &amp; &quot; = n. &quot; &amp; [.N498] &amp; &quot; &#10;create (n)-[:&quot; &amp; [.J496] &amp; &quot; ]-&gt;(m)&#10;RETURN n,m&quot;;&quot;&quot;))">
            <text:p/>
          </table:table-cell>
          <table:table-cell table:formula="of:=LOWER(IF([.H495]&lt;&gt;&quot;&quot;;[.H495];&quot;&quot;))">
            <text:p/>
          </table:table-cell>
          <table:table-cell table:formula="of:=LOWER(IF([.H495]&lt;&gt;&quot;&quot;;[.K497];&quot;&quot;))">
            <text:p/>
          </table:table-cell>
          <table:table-cell table:formula="of:=LOWER(IF([.H495]&lt;&gt;&quot;&quot;;[.M498];&quot;&quot;))">
            <text:p/>
          </table:table-cell>
          <table:table-cell table:formula="of:=LOWER(IF([.H495]&lt;&gt;&quot;&quot;;[.N498];&quot;&quot;))">
            <text:p/>
          </table:table-cell>
          <table:table-cell table:formula="of:=LOWER(IF([.H495]&lt;&gt;&quot;&quot;;[.J496];&quot;&quot;))">
            <text:p/>
          </table:table-cell>
          <table:table-cell table:formula="of:=LOWER(IF([.H495]&lt;&gt;&quot;&quot;; &quot;MATCH (n:&quot; &amp; [.R495] &amp; &quot;), (m:&quot; &amp; [.P495] &amp; &quot;)&#10;WHERE m.&quot; &amp; [.Q495] &amp; &quot; = n. &quot; &amp; [.S495] &amp; &quot; &#10;create (n)-[:&quot; &amp; [.T49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SERVICES DROP CONSTRAINT IF EXISTS services_fk_subject_id;</text:p>
          </table:table-cell>
          <table:table-cell table:formula="of:=OR( [.B496]=&quot;&quot;; NOT(ISERROR(FIND(&quot;DROP CONSTRAINT&quot;;[.B496]))); NOT(ISERROR(FIND(&quot;--&quot;;[.B496]))))" office:value-type="float" office:value="1" calcext:value-type="float">
            <text:p>1</text:p>
          </table:table-cell>
          <table:table-cell table:formula="of:=IF(AND( NOT([.C496]); NOT(ISERROR(FIND(&quot;ALTER TABLE&quot;;[.B496]  ))));&quot;Y&quot;;&quot;&quot;)">
            <text:p/>
          </table:table-cell>
          <table:table-cell table:formula="of:=IF(AND( [.D496]=&quot;&quot;; NOT(ISERROR(FIND(&quot;ADD CONSTRAINT&quot;;[.B496]  ))));&quot;Y&quot;;&quot;&quot;)">
            <text:p/>
          </table:table-cell>
          <table:table-cell table:formula="of:=IF(AND( [.E496]=&quot;&quot;; NOT(ISERROR(FIND(&quot;FOREIGN KEY&quot;;[.B496]  ))));&quot;Y&quot;;&quot;&quot;)">
            <text:p/>
          </table:table-cell>
          <table:table-cell table:formula="of:=IF(AND( [.F496]=&quot;&quot;; NOT(ISERROR(FIND(&quot;REFERENCES&quot;;[.B496]  ))));&quot;Y&quot;;&quot;&quot;)">
            <text:p/>
          </table:table-cell>
          <table:table-cell table:formula="of:=IF([.D496]=&quot;Y&quot;; MID([.B496];FIND(&quot;ALTER TABLE&quot;;[.B496])+12;LEN([.B496]));&quot;&quot;)">
            <text:p/>
          </table:table-cell>
          <table:table-cell table:formula="of:=IF([.E496]=&quot;Y&quot;; MID([.B496];FIND(&quot;ADD CONSTRAINT&quot;;[.B496])+15;LEN([.B496]));&quot;&quot;)">
            <text:p/>
          </table:table-cell>
          <table:table-cell table:formula="of:=[.I496]">
            <text:p/>
          </table:table-cell>
          <table:table-cell table:formula="of:=IF([.F496]=&quot;Y&quot;; MID([.B496];FIND(&quot;FOREIGN KEY&quot;;[.B496])+13;LEN([.B496])-14);&quot;&quot;)">
            <text:p/>
          </table:table-cell>
          <table:table-cell table:formula="of:=IF([.G496]=&quot;Y&quot;; MID([.B496];FIND(&quot;REFERENCES&quot;;[.B496])+11;LEN([.B496]));&quot;&quot;)">
            <text:p/>
          </table:table-cell>
          <table:table-cell table:formula="of:=IF([.L496]&lt;&gt;&quot;&quot;;LEFT([.L496];FIND(&quot;(&quot;;[.L496])-1);&quot;&quot;)">
            <text:p/>
          </table:table-cell>
          <table:table-cell table:formula="of:=SUBSTITUTE( IF([.L496]&lt;&gt;&quot;&quot;;MID([.L496];FIND(&quot;(&quot;;[.L496])+1;LEN([.L496]));&quot;&quot;); &quot;);&quot;;&quot;&quot;)">
            <text:p/>
          </table:table-cell>
          <table:table-cell table:style-name="ce16" table:formula="of:=LOWER(IF([.H496]&lt;&gt;&quot;&quot;; &quot;MATCH (n:&quot; &amp; [.M499] &amp; &quot;), (m:&quot; &amp; [.H496] &amp; &quot;)&#10;WHERE m.&quot; &amp; [.K498] &amp; &quot; = n. &quot; &amp; [.N499] &amp; &quot; &#10;create (n)-[:&quot; &amp; [.J497] &amp; &quot; ]-&gt;(m)&#10;RETURN n,m&quot;;&quot;&quot;))">
            <text:p/>
          </table:table-cell>
          <table:table-cell table:formula="of:=LOWER(IF([.H496]&lt;&gt;&quot;&quot;;[.H496];&quot;&quot;))">
            <text:p/>
          </table:table-cell>
          <table:table-cell table:formula="of:=LOWER(IF([.H496]&lt;&gt;&quot;&quot;;[.K498];&quot;&quot;))">
            <text:p/>
          </table:table-cell>
          <table:table-cell table:formula="of:=LOWER(IF([.H496]&lt;&gt;&quot;&quot;;[.M499];&quot;&quot;))">
            <text:p/>
          </table:table-cell>
          <table:table-cell table:formula="of:=LOWER(IF([.H496]&lt;&gt;&quot;&quot;;[.N499];&quot;&quot;))">
            <text:p/>
          </table:table-cell>
          <table:table-cell table:formula="of:=LOWER(IF([.H496]&lt;&gt;&quot;&quot;;[.J497];&quot;&quot;))">
            <text:p/>
          </table:table-cell>
          <table:table-cell table:formula="of:=LOWER(IF([.H496]&lt;&gt;&quot;&quot;; &quot;MATCH (n:&quot; &amp; [.R496] &amp; &quot;), (m:&quot; &amp; [.P496] &amp; &quot;)&#10;WHERE m.&quot; &amp; [.Q496] &amp; &quot; = n. &quot; &amp; [.S496] &amp; &quot; &#10;create (n)-[:&quot; &amp; [.T496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SERVICES</text:p>
          </table:table-cell>
          <table:table-cell table:formula="of:=OR( [.B497]=&quot;&quot;; NOT(ISERROR(FIND(&quot;DROP CONSTRAINT&quot;;[.B497]))); NOT(ISERROR(FIND(&quot;--&quot;;[.B497]))))" office:value-type="float" office:value="0" calcext:value-type="float">
            <text:p>0</text:p>
          </table:table-cell>
          <table:table-cell table:formula="of:=IF(AND( NOT([.C497]); NOT(ISERROR(FIND(&quot;ALTER TABLE&quot;;[.B497]  ))));&quot;Y&quot;;&quot;&quot;)" office:value-type="string" office:string-value="Y" calcext:value-type="string">
            <text:p>Y</text:p>
          </table:table-cell>
          <table:table-cell table:formula="of:=IF(AND( [.D497]=&quot;&quot;; NOT(ISERROR(FIND(&quot;ADD CONSTRAINT&quot;;[.B497]  ))));&quot;Y&quot;;&quot;&quot;)">
            <text:p/>
          </table:table-cell>
          <table:table-cell table:formula="of:=IF(AND( [.E497]=&quot;&quot;; NOT(ISERROR(FIND(&quot;FOREIGN KEY&quot;;[.B497]  ))));&quot;Y&quot;;&quot;&quot;)">
            <text:p/>
          </table:table-cell>
          <table:table-cell table:formula="of:=IF(AND( [.F497]=&quot;&quot;; NOT(ISERROR(FIND(&quot;REFERENCES&quot;;[.B497]  ))));&quot;Y&quot;;&quot;&quot;)">
            <text:p/>
          </table:table-cell>
          <table:table-cell table:formula="of:=IF([.D497]=&quot;Y&quot;; MID([.B497];FIND(&quot;ALTER TABLE&quot;;[.B497])+12;LEN([.B497]));&quot;&quot;)" office:value-type="string" office:string-value="SERVICES" calcext:value-type="string">
            <text:p>SERVICES</text:p>
          </table:table-cell>
          <table:table-cell table:formula="of:=IF([.E497]=&quot;Y&quot;; MID([.B497];FIND(&quot;ADD CONSTRAINT&quot;;[.B497])+15;LEN([.B497]));&quot;&quot;)">
            <text:p/>
          </table:table-cell>
          <table:table-cell table:formula="of:=[.I497]">
            <text:p/>
          </table:table-cell>
          <table:table-cell table:formula="of:=IF([.F497]=&quot;Y&quot;; MID([.B497];FIND(&quot;FOREIGN KEY&quot;;[.B497])+13;LEN([.B497])-14);&quot;&quot;)">
            <text:p/>
          </table:table-cell>
          <table:table-cell table:formula="of:=IF([.G497]=&quot;Y&quot;; MID([.B497];FIND(&quot;REFERENCES&quot;;[.B497])+11;LEN([.B497]));&quot;&quot;)">
            <text:p/>
          </table:table-cell>
          <table:table-cell table:formula="of:=IF([.L497]&lt;&gt;&quot;&quot;;LEFT([.L497];FIND(&quot;(&quot;;[.L497])-1);&quot;&quot;)">
            <text:p/>
          </table:table-cell>
          <table:table-cell table:formula="of:=SUBSTITUTE( IF([.L497]&lt;&gt;&quot;&quot;;MID([.L497];FIND(&quot;(&quot;;[.L497])+1;LEN([.L497]));&quot;&quot;); &quot;);&quot;;&quot;&quot;)">
            <text:p/>
          </table:table-cell>
          <table:table-cell table:style-name="ce16" table:formula="of:=LOWER(IF([.H497]&lt;&gt;&quot;&quot;; &quot;MATCH (n:&quot; &amp; [.M500] &amp; &quot;), (m:&quot; &amp; [.H497] &amp; &quot;)&#10;WHERE m.&quot; &amp; [.K499] &amp; &quot; = n. &quot; &amp; [.N500] &amp; &quot; &#10;create (n)-[:&quot; &amp; [.J498] &amp; &quot; ]-&gt;(m)&#10;RETURN n,m&quot;;&quot;&quot;))" office:value-type="string" office:string-value="match (n:patients), (m:services)&#10;where m.subject_id = n. subject_id &#10;create (n)-[:services_fk_subject_id ]-&gt;(m)&#10;return n,m" calcext:value-type="string">
            <text:p>match (n:patients), (m:services)</text:p>
            <text:p>where m.subject_id = n. subject_id </text:p>
            <text:p>create (n)-[:services_fk_subject_id ]-&gt;(m)</text:p>
            <text:p>return n,m</text:p>
          </table:table-cell>
          <table:table-cell table:formula="of:=LOWER(IF([.H497]&lt;&gt;&quot;&quot;;[.H497];&quot;&quot;))" office:value-type="string" office:string-value="services" calcext:value-type="string">
            <text:p>services</text:p>
          </table:table-cell>
          <table:table-cell table:formula="of:=LOWER(IF([.H497]&lt;&gt;&quot;&quot;;[.K499];&quot;&quot;))" office:value-type="string" office:string-value="subject_id" calcext:value-type="string">
            <text:p>subject_id</text:p>
          </table:table-cell>
          <table:table-cell table:formula="of:=LOWER(IF([.H497]&lt;&gt;&quot;&quot;;[.M500];&quot;&quot;))" office:value-type="string" office:string-value="patients" calcext:value-type="string">
            <text:p>patients</text:p>
          </table:table-cell>
          <table:table-cell table:formula="of:=LOWER(IF([.H497]&lt;&gt;&quot;&quot;;[.N500];&quot;&quot;))" office:value-type="string" office:string-value="subject_id" calcext:value-type="string">
            <text:p>subject_id</text:p>
          </table:table-cell>
          <table:table-cell table:formula="of:=LOWER(IF([.H497]&lt;&gt;&quot;&quot;;[.J498];&quot;&quot;))" office:value-type="string" office:string-value="services_fk_subject_id" calcext:value-type="string">
            <text:p>services_fk_subject_id</text:p>
          </table:table-cell>
          <table:table-cell table:formula="of:=LOWER(IF([.H497]&lt;&gt;&quot;&quot;; &quot;MATCH (n:&quot; &amp; [.R497] &amp; &quot;), (m:&quot; &amp; [.P497] &amp; &quot;)&#10;WHERE m.&quot; &amp; [.Q497] &amp; &quot; = n. &quot; &amp; [.S497] &amp; &quot; &#10;create (n)-[:&quot; &amp; [.T497] &amp; &quot; ]-&gt;(m)&#10;RETURN n,m&quot;;&quot;&quot;))" office:value-type="string" office:string-value="match (n:patients), (m:services)&#10;where m.subject_id = n. subject_id &#10;create (n)-[:services_fk_subject_id ]-&gt;(m)&#10;return n,m" calcext:value-type="string">
            <text:p>match (n:patients), (m:services)</text:p>
            <text:p>where m.subject_id = n. subject_id </text:p>
            <text:p>create (n)-[:services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services_fk_subject_id</text:p>
          </table:table-cell>
          <table:table-cell table:formula="of:=OR( [.B498]=&quot;&quot;; NOT(ISERROR(FIND(&quot;DROP CONSTRAINT&quot;;[.B498]))); NOT(ISERROR(FIND(&quot;--&quot;;[.B498]))))" office:value-type="float" office:value="0" calcext:value-type="float">
            <text:p>0</text:p>
          </table:table-cell>
          <table:table-cell table:formula="of:=IF(AND( NOT([.C498]); NOT(ISERROR(FIND(&quot;ALTER TABLE&quot;;[.B498]  ))));&quot;Y&quot;;&quot;&quot;)">
            <text:p/>
          </table:table-cell>
          <table:table-cell table:formula="of:=IF(AND( [.D498]=&quot;&quot;; NOT(ISERROR(FIND(&quot;ADD CONSTRAINT&quot;;[.B498]  ))));&quot;Y&quot;;&quot;&quot;)" office:value-type="string" office:string-value="Y" calcext:value-type="string">
            <text:p>Y</text:p>
          </table:table-cell>
          <table:table-cell table:formula="of:=IF(AND( [.E498]=&quot;&quot;; NOT(ISERROR(FIND(&quot;FOREIGN KEY&quot;;[.B498]  ))));&quot;Y&quot;;&quot;&quot;)">
            <text:p/>
          </table:table-cell>
          <table:table-cell table:formula="of:=IF(AND( [.F498]=&quot;&quot;; NOT(ISERROR(FIND(&quot;REFERENCES&quot;;[.B498]  ))));&quot;Y&quot;;&quot;&quot;)">
            <text:p/>
          </table:table-cell>
          <table:table-cell table:formula="of:=IF([.D498]=&quot;Y&quot;; MID([.B498];FIND(&quot;ALTER TABLE&quot;;[.B498])+12;LEN([.B498]));&quot;&quot;)">
            <text:p/>
          </table:table-cell>
          <table:table-cell table:formula="of:=IF([.E498]=&quot;Y&quot;; MID([.B498];FIND(&quot;ADD CONSTRAINT&quot;;[.B498])+15;LEN([.B498]));&quot;&quot;)" office:value-type="string" office:string-value="services_fk_subject_id" calcext:value-type="string">
            <text:p>services_fk_subject_id</text:p>
          </table:table-cell>
          <table:table-cell table:formula="of:=[.I498]" office:value-type="string" office:string-value="services_fk_subject_id" calcext:value-type="string">
            <text:p>services_fk_subject_id</text:p>
          </table:table-cell>
          <table:table-cell table:formula="of:=IF([.F498]=&quot;Y&quot;; MID([.B498];FIND(&quot;FOREIGN KEY&quot;;[.B498])+13;LEN([.B498])-14);&quot;&quot;)">
            <text:p/>
          </table:table-cell>
          <table:table-cell table:formula="of:=IF([.G498]=&quot;Y&quot;; MID([.B498];FIND(&quot;REFERENCES&quot;;[.B498])+11;LEN([.B498]));&quot;&quot;)">
            <text:p/>
          </table:table-cell>
          <table:table-cell table:formula="of:=IF([.L498]&lt;&gt;&quot;&quot;;LEFT([.L498];FIND(&quot;(&quot;;[.L498])-1);&quot;&quot;)">
            <text:p/>
          </table:table-cell>
          <table:table-cell table:formula="of:=SUBSTITUTE( IF([.L498]&lt;&gt;&quot;&quot;;MID([.L498];FIND(&quot;(&quot;;[.L498])+1;LEN([.L498]));&quot;&quot;); &quot;);&quot;;&quot;&quot;)">
            <text:p/>
          </table:table-cell>
          <table:table-cell table:style-name="ce16" table:formula="of:=LOWER(IF([.H498]&lt;&gt;&quot;&quot;; &quot;MATCH (n:&quot; &amp; [.M501] &amp; &quot;), (m:&quot; &amp; [.H498] &amp; &quot;)&#10;WHERE m.&quot; &amp; [.K500] &amp; &quot; = n. &quot; &amp; [.N501] &amp; &quot; &#10;create (n)-[:&quot; &amp; [.J499] &amp; &quot; ]-&gt;(m)&#10;RETURN n,m&quot;;&quot;&quot;))">
            <text:p/>
          </table:table-cell>
          <table:table-cell table:formula="of:=LOWER(IF([.H498]&lt;&gt;&quot;&quot;;[.H498];&quot;&quot;))">
            <text:p/>
          </table:table-cell>
          <table:table-cell table:formula="of:=LOWER(IF([.H498]&lt;&gt;&quot;&quot;;[.K500];&quot;&quot;))">
            <text:p/>
          </table:table-cell>
          <table:table-cell table:formula="of:=LOWER(IF([.H498]&lt;&gt;&quot;&quot;;[.M501];&quot;&quot;))">
            <text:p/>
          </table:table-cell>
          <table:table-cell table:formula="of:=LOWER(IF([.H498]&lt;&gt;&quot;&quot;;[.N501];&quot;&quot;))">
            <text:p/>
          </table:table-cell>
          <table:table-cell table:formula="of:=LOWER(IF([.H498]&lt;&gt;&quot;&quot;;[.J499];&quot;&quot;))">
            <text:p/>
          </table:table-cell>
          <table:table-cell table:formula="of:=LOWER(IF([.H498]&lt;&gt;&quot;&quot;; &quot;MATCH (n:&quot; &amp; [.R498] &amp; &quot;), (m:&quot; &amp; [.P498] &amp; &quot;)&#10;WHERE m.&quot; &amp; [.Q498] &amp; &quot; = n. &quot; &amp; [.S498] &amp; &quot; &#10;create (n)-[:&quot; &amp; [.T49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499]=&quot;&quot;; NOT(ISERROR(FIND(&quot;DROP CONSTRAINT&quot;;[.B499]))); NOT(ISERROR(FIND(&quot;--&quot;;[.B499]))))" office:value-type="float" office:value="0" calcext:value-type="float">
            <text:p>0</text:p>
          </table:table-cell>
          <table:table-cell table:formula="of:=IF(AND( NOT([.C499]); NOT(ISERROR(FIND(&quot;ALTER TABLE&quot;;[.B499]  ))));&quot;Y&quot;;&quot;&quot;)">
            <text:p/>
          </table:table-cell>
          <table:table-cell table:formula="of:=IF(AND( [.D499]=&quot;&quot;; NOT(ISERROR(FIND(&quot;ADD CONSTRAINT&quot;;[.B499]  ))));&quot;Y&quot;;&quot;&quot;)">
            <text:p/>
          </table:table-cell>
          <table:table-cell table:formula="of:=IF(AND( [.E499]=&quot;&quot;; NOT(ISERROR(FIND(&quot;FOREIGN KEY&quot;;[.B499]  ))));&quot;Y&quot;;&quot;&quot;)" office:value-type="string" office:string-value="Y" calcext:value-type="string">
            <text:p>Y</text:p>
          </table:table-cell>
          <table:table-cell table:formula="of:=IF(AND( [.F499]=&quot;&quot;; NOT(ISERROR(FIND(&quot;REFERENCES&quot;;[.B499]  ))));&quot;Y&quot;;&quot;&quot;)">
            <text:p/>
          </table:table-cell>
          <table:table-cell table:formula="of:=IF([.D499]=&quot;Y&quot;; MID([.B499];FIND(&quot;ALTER TABLE&quot;;[.B499])+12;LEN([.B499]));&quot;&quot;)">
            <text:p/>
          </table:table-cell>
          <table:table-cell table:formula="of:=IF([.E499]=&quot;Y&quot;; MID([.B499];FIND(&quot;ADD CONSTRAINT&quot;;[.B499])+15;LEN([.B499]));&quot;&quot;)">
            <text:p/>
          </table:table-cell>
          <table:table-cell table:formula="of:=[.I499]">
            <text:p/>
          </table:table-cell>
          <table:table-cell table:formula="of:=IF([.F499]=&quot;Y&quot;; MID([.B499];FIND(&quot;FOREIGN KEY&quot;;[.B499])+13;LEN([.B499])-14);&quot;&quot;)" office:value-type="string" office:string-value="SUBJECT_ID" calcext:value-type="string">
            <text:p>SUBJECT_ID</text:p>
          </table:table-cell>
          <table:table-cell table:formula="of:=IF([.G499]=&quot;Y&quot;; MID([.B499];FIND(&quot;REFERENCES&quot;;[.B499])+11;LEN([.B499]));&quot;&quot;)">
            <text:p/>
          </table:table-cell>
          <table:table-cell table:formula="of:=IF([.L499]&lt;&gt;&quot;&quot;;LEFT([.L499];FIND(&quot;(&quot;;[.L499])-1);&quot;&quot;)">
            <text:p/>
          </table:table-cell>
          <table:table-cell table:formula="of:=SUBSTITUTE( IF([.L499]&lt;&gt;&quot;&quot;;MID([.L499];FIND(&quot;(&quot;;[.L499])+1;LEN([.L499]));&quot;&quot;); &quot;);&quot;;&quot;&quot;)">
            <text:p/>
          </table:table-cell>
          <table:table-cell table:style-name="ce16" table:formula="of:=LOWER(IF([.H499]&lt;&gt;&quot;&quot;; &quot;MATCH (n:&quot; &amp; [.M502] &amp; &quot;), (m:&quot; &amp; [.H499] &amp; &quot;)&#10;WHERE m.&quot; &amp; [.K501] &amp; &quot; = n. &quot; &amp; [.N502] &amp; &quot; &#10;create (n)-[:&quot; &amp; [.J500] &amp; &quot; ]-&gt;(m)&#10;RETURN n,m&quot;;&quot;&quot;))">
            <text:p/>
          </table:table-cell>
          <table:table-cell table:formula="of:=LOWER(IF([.H499]&lt;&gt;&quot;&quot;;[.H499];&quot;&quot;))">
            <text:p/>
          </table:table-cell>
          <table:table-cell table:formula="of:=LOWER(IF([.H499]&lt;&gt;&quot;&quot;;[.K501];&quot;&quot;))">
            <text:p/>
          </table:table-cell>
          <table:table-cell table:formula="of:=LOWER(IF([.H499]&lt;&gt;&quot;&quot;;[.M502];&quot;&quot;))">
            <text:p/>
          </table:table-cell>
          <table:table-cell table:formula="of:=LOWER(IF([.H499]&lt;&gt;&quot;&quot;;[.N502];&quot;&quot;))">
            <text:p/>
          </table:table-cell>
          <table:table-cell table:formula="of:=LOWER(IF([.H499]&lt;&gt;&quot;&quot;;[.J500];&quot;&quot;))">
            <text:p/>
          </table:table-cell>
          <table:table-cell table:formula="of:=LOWER(IF([.H499]&lt;&gt;&quot;&quot;; &quot;MATCH (n:&quot; &amp; [.R499] &amp; &quot;), (m:&quot; &amp; [.P499] &amp; &quot;)&#10;WHERE m.&quot; &amp; [.Q499] &amp; &quot; = n. &quot; &amp; [.S499] &amp; &quot; &#10;create (n)-[:&quot; &amp; [.T49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500]=&quot;&quot;; NOT(ISERROR(FIND(&quot;DROP CONSTRAINT&quot;;[.B500]))); NOT(ISERROR(FIND(&quot;--&quot;;[.B500]))))" office:value-type="float" office:value="0" calcext:value-type="float">
            <text:p>0</text:p>
          </table:table-cell>
          <table:table-cell table:formula="of:=IF(AND( NOT([.C500]); NOT(ISERROR(FIND(&quot;ALTER TABLE&quot;;[.B500]  ))));&quot;Y&quot;;&quot;&quot;)">
            <text:p/>
          </table:table-cell>
          <table:table-cell table:formula="of:=IF(AND( [.D500]=&quot;&quot;; NOT(ISERROR(FIND(&quot;ADD CONSTRAINT&quot;;[.B500]  ))));&quot;Y&quot;;&quot;&quot;)">
            <text:p/>
          </table:table-cell>
          <table:table-cell table:formula="of:=IF(AND( [.E500]=&quot;&quot;; NOT(ISERROR(FIND(&quot;FOREIGN KEY&quot;;[.B500]  ))));&quot;Y&quot;;&quot;&quot;)">
            <text:p/>
          </table:table-cell>
          <table:table-cell table:formula="of:=IF(AND( [.F500]=&quot;&quot;; NOT(ISERROR(FIND(&quot;REFERENCES&quot;;[.B500]  ))));&quot;Y&quot;;&quot;&quot;)" office:value-type="string" office:string-value="Y" calcext:value-type="string">
            <text:p>Y</text:p>
          </table:table-cell>
          <table:table-cell table:formula="of:=IF([.D500]=&quot;Y&quot;; MID([.B500];FIND(&quot;ALTER TABLE&quot;;[.B500])+12;LEN([.B500]));&quot;&quot;)">
            <text:p/>
          </table:table-cell>
          <table:table-cell table:formula="of:=IF([.E500]=&quot;Y&quot;; MID([.B500];FIND(&quot;ADD CONSTRAINT&quot;;[.B500])+15;LEN([.B500]));&quot;&quot;)">
            <text:p/>
          </table:table-cell>
          <table:table-cell table:formula="of:=[.I500]">
            <text:p/>
          </table:table-cell>
          <table:table-cell table:formula="of:=IF([.F500]=&quot;Y&quot;; MID([.B500];FIND(&quot;FOREIGN KEY&quot;;[.B500])+13;LEN([.B500])-14);&quot;&quot;)">
            <text:p/>
          </table:table-cell>
          <table:table-cell table:formula="of:=IF([.G500]=&quot;Y&quot;; MID([.B500];FIND(&quot;REFERENCES&quot;;[.B500])+11;LEN([.B500]));&quot;&quot;)" office:value-type="string" office:string-value="PATIENTS(SUBJECT_ID);" calcext:value-type="string">
            <text:p>PATIENTS(SUBJECT_ID);</text:p>
          </table:table-cell>
          <table:table-cell table:formula="of:=IF([.L500]&lt;&gt;&quot;&quot;;LEFT([.L500];FIND(&quot;(&quot;;[.L500])-1);&quot;&quot;)" office:value-type="string" office:string-value="PATIENTS" calcext:value-type="string">
            <text:p>PATIENTS</text:p>
          </table:table-cell>
          <table:table-cell table:formula="of:=SUBSTITUTE( IF([.L500]&lt;&gt;&quot;&quot;;MID([.L500];FIND(&quot;(&quot;;[.L500])+1;LEN([.L500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500]&lt;&gt;&quot;&quot;; &quot;MATCH (n:&quot; &amp; [.M503] &amp; &quot;), (m:&quot; &amp; [.H500] &amp; &quot;)&#10;WHERE m.&quot; &amp; [.K502] &amp; &quot; = n. &quot; &amp; [.N503] &amp; &quot; &#10;create (n)-[:&quot; &amp; [.J501] &amp; &quot; ]-&gt;(m)&#10;RETURN n,m&quot;;&quot;&quot;))">
            <text:p/>
          </table:table-cell>
          <table:table-cell table:formula="of:=LOWER(IF([.H500]&lt;&gt;&quot;&quot;;[.H500];&quot;&quot;))">
            <text:p/>
          </table:table-cell>
          <table:table-cell table:formula="of:=LOWER(IF([.H500]&lt;&gt;&quot;&quot;;[.K502];&quot;&quot;))">
            <text:p/>
          </table:table-cell>
          <table:table-cell table:formula="of:=LOWER(IF([.H500]&lt;&gt;&quot;&quot;;[.M503];&quot;&quot;))">
            <text:p/>
          </table:table-cell>
          <table:table-cell table:formula="of:=LOWER(IF([.H500]&lt;&gt;&quot;&quot;;[.N503];&quot;&quot;))">
            <text:p/>
          </table:table-cell>
          <table:table-cell table:formula="of:=LOWER(IF([.H500]&lt;&gt;&quot;&quot;;[.J501];&quot;&quot;))">
            <text:p/>
          </table:table-cell>
          <table:table-cell table:formula="of:=LOWER(IF([.H500]&lt;&gt;&quot;&quot;; &quot;MATCH (n:&quot; &amp; [.R500] &amp; &quot;), (m:&quot; &amp; [.P500] &amp; &quot;)&#10;WHERE m.&quot; &amp; [.Q500] &amp; &quot; = n. &quot; &amp; [.S500] &amp; &quot; &#10;create (n)-[:&quot; &amp; [.T50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501]=&quot;&quot;; NOT(ISERROR(FIND(&quot;DROP CONSTRAINT&quot;;[.B501]))); NOT(ISERROR(FIND(&quot;--&quot;;[.B501]))))" office:value-type="float" office:value="1" calcext:value-type="float">
            <text:p>1</text:p>
          </table:table-cell>
          <table:table-cell table:formula="of:=IF(AND( NOT([.C501]); NOT(ISERROR(FIND(&quot;ALTER TABLE&quot;;[.B501]  ))));&quot;Y&quot;;&quot;&quot;)">
            <text:p/>
          </table:table-cell>
          <table:table-cell table:formula="of:=IF(AND( [.D501]=&quot;&quot;; NOT(ISERROR(FIND(&quot;ADD CONSTRAINT&quot;;[.B501]  ))));&quot;Y&quot;;&quot;&quot;)">
            <text:p/>
          </table:table-cell>
          <table:table-cell table:formula="of:=IF(AND( [.E501]=&quot;&quot;; NOT(ISERROR(FIND(&quot;FOREIGN KEY&quot;;[.B501]  ))));&quot;Y&quot;;&quot;&quot;)">
            <text:p/>
          </table:table-cell>
          <table:table-cell table:formula="of:=IF(AND( [.F501]=&quot;&quot;; NOT(ISERROR(FIND(&quot;REFERENCES&quot;;[.B501]  ))));&quot;Y&quot;;&quot;&quot;)">
            <text:p/>
          </table:table-cell>
          <table:table-cell table:formula="of:=IF([.D501]=&quot;Y&quot;; MID([.B501];FIND(&quot;ALTER TABLE&quot;;[.B501])+12;LEN([.B501]));&quot;&quot;)">
            <text:p/>
          </table:table-cell>
          <table:table-cell table:formula="of:=IF([.E501]=&quot;Y&quot;; MID([.B501];FIND(&quot;ADD CONSTRAINT&quot;;[.B501])+15;LEN([.B501]));&quot;&quot;)">
            <text:p/>
          </table:table-cell>
          <table:table-cell table:formula="of:=[.I501]">
            <text:p/>
          </table:table-cell>
          <table:table-cell table:formula="of:=IF([.F501]=&quot;Y&quot;; MID([.B501];FIND(&quot;FOREIGN KEY&quot;;[.B501])+13;LEN([.B501])-14);&quot;&quot;)">
            <text:p/>
          </table:table-cell>
          <table:table-cell table:formula="of:=IF([.G501]=&quot;Y&quot;; MID([.B501];FIND(&quot;REFERENCES&quot;;[.B501])+11;LEN([.B501]));&quot;&quot;)">
            <text:p/>
          </table:table-cell>
          <table:table-cell table:formula="of:=IF([.L501]&lt;&gt;&quot;&quot;;LEFT([.L501];FIND(&quot;(&quot;;[.L501])-1);&quot;&quot;)">
            <text:p/>
          </table:table-cell>
          <table:table-cell table:formula="of:=SUBSTITUTE( IF([.L501]&lt;&gt;&quot;&quot;;MID([.L501];FIND(&quot;(&quot;;[.L501])+1;LEN([.L501]));&quot;&quot;); &quot;);&quot;;&quot;&quot;)">
            <text:p/>
          </table:table-cell>
          <table:table-cell table:style-name="ce16" table:formula="of:=LOWER(IF([.H501]&lt;&gt;&quot;&quot;; &quot;MATCH (n:&quot; &amp; [.M504] &amp; &quot;), (m:&quot; &amp; [.H501] &amp; &quot;)&#10;WHERE m.&quot; &amp; [.K503] &amp; &quot; = n. &quot; &amp; [.N504] &amp; &quot; &#10;create (n)-[:&quot; &amp; [.J502] &amp; &quot; ]-&gt;(m)&#10;RETURN n,m&quot;;&quot;&quot;))">
            <text:p/>
          </table:table-cell>
          <table:table-cell table:formula="of:=LOWER(IF([.H501]&lt;&gt;&quot;&quot;;[.H501];&quot;&quot;))">
            <text:p/>
          </table:table-cell>
          <table:table-cell table:formula="of:=LOWER(IF([.H501]&lt;&gt;&quot;&quot;;[.K503];&quot;&quot;))">
            <text:p/>
          </table:table-cell>
          <table:table-cell table:formula="of:=LOWER(IF([.H501]&lt;&gt;&quot;&quot;;[.M504];&quot;&quot;))">
            <text:p/>
          </table:table-cell>
          <table:table-cell table:formula="of:=LOWER(IF([.H501]&lt;&gt;&quot;&quot;;[.N504];&quot;&quot;))">
            <text:p/>
          </table:table-cell>
          <table:table-cell table:formula="of:=LOWER(IF([.H501]&lt;&gt;&quot;&quot;;[.J502];&quot;&quot;))">
            <text:p/>
          </table:table-cell>
          <table:table-cell table:formula="of:=LOWER(IF([.H501]&lt;&gt;&quot;&quot;; &quot;MATCH (n:&quot; &amp; [.R501] &amp; &quot;), (m:&quot; &amp; [.P501] &amp; &quot;)&#10;WHERE m.&quot; &amp; [.Q501] &amp; &quot; = n. &quot; &amp; [.S501] &amp; &quot; &#10;create (n)-[:&quot; &amp; [.T50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hadm_id</text:p>
          </table:table-cell>
          <table:table-cell table:formula="of:=OR( [.B502]=&quot;&quot;; NOT(ISERROR(FIND(&quot;DROP CONSTRAINT&quot;;[.B502]))); NOT(ISERROR(FIND(&quot;--&quot;;[.B502]))))" office:value-type="float" office:value="1" calcext:value-type="float">
            <text:p>1</text:p>
          </table:table-cell>
          <table:table-cell table:formula="of:=IF(AND( NOT([.C502]); NOT(ISERROR(FIND(&quot;ALTER TABLE&quot;;[.B502]  ))));&quot;Y&quot;;&quot;&quot;)">
            <text:p/>
          </table:table-cell>
          <table:table-cell table:formula="of:=IF(AND( [.D502]=&quot;&quot;; NOT(ISERROR(FIND(&quot;ADD CONSTRAINT&quot;;[.B502]  ))));&quot;Y&quot;;&quot;&quot;)">
            <text:p/>
          </table:table-cell>
          <table:table-cell table:formula="of:=IF(AND( [.E502]=&quot;&quot;; NOT(ISERROR(FIND(&quot;FOREIGN KEY&quot;;[.B502]  ))));&quot;Y&quot;;&quot;&quot;)">
            <text:p/>
          </table:table-cell>
          <table:table-cell table:formula="of:=IF(AND( [.F502]=&quot;&quot;; NOT(ISERROR(FIND(&quot;REFERENCES&quot;;[.B502]  ))));&quot;Y&quot;;&quot;&quot;)">
            <text:p/>
          </table:table-cell>
          <table:table-cell table:formula="of:=IF([.D502]=&quot;Y&quot;; MID([.B502];FIND(&quot;ALTER TABLE&quot;;[.B502])+12;LEN([.B502]));&quot;&quot;)">
            <text:p/>
          </table:table-cell>
          <table:table-cell table:formula="of:=IF([.E502]=&quot;Y&quot;; MID([.B502];FIND(&quot;ADD CONSTRAINT&quot;;[.B502])+15;LEN([.B502]));&quot;&quot;)">
            <text:p/>
          </table:table-cell>
          <table:table-cell table:formula="of:=[.I502]">
            <text:p/>
          </table:table-cell>
          <table:table-cell table:formula="of:=IF([.F502]=&quot;Y&quot;; MID([.B502];FIND(&quot;FOREIGN KEY&quot;;[.B502])+13;LEN([.B502])-14);&quot;&quot;)">
            <text:p/>
          </table:table-cell>
          <table:table-cell table:formula="of:=IF([.G502]=&quot;Y&quot;; MID([.B502];FIND(&quot;REFERENCES&quot;;[.B502])+11;LEN([.B502]));&quot;&quot;)">
            <text:p/>
          </table:table-cell>
          <table:table-cell table:formula="of:=IF([.L502]&lt;&gt;&quot;&quot;;LEFT([.L502];FIND(&quot;(&quot;;[.L502])-1);&quot;&quot;)">
            <text:p/>
          </table:table-cell>
          <table:table-cell table:formula="of:=SUBSTITUTE( IF([.L502]&lt;&gt;&quot;&quot;;MID([.L502];FIND(&quot;(&quot;;[.L502])+1;LEN([.L502]));&quot;&quot;); &quot;);&quot;;&quot;&quot;)">
            <text:p/>
          </table:table-cell>
          <table:table-cell table:style-name="ce16" table:formula="of:=LOWER(IF([.H502]&lt;&gt;&quot;&quot;; &quot;MATCH (n:&quot; &amp; [.M505] &amp; &quot;), (m:&quot; &amp; [.H502] &amp; &quot;)&#10;WHERE m.&quot; &amp; [.K504] &amp; &quot; = n. &quot; &amp; [.N505] &amp; &quot; &#10;create (n)-[:&quot; &amp; [.J503] &amp; &quot; ]-&gt;(m)&#10;RETURN n,m&quot;;&quot;&quot;))">
            <text:p/>
          </table:table-cell>
          <table:table-cell table:formula="of:=LOWER(IF([.H502]&lt;&gt;&quot;&quot;;[.H502];&quot;&quot;))">
            <text:p/>
          </table:table-cell>
          <table:table-cell table:formula="of:=LOWER(IF([.H502]&lt;&gt;&quot;&quot;;[.K504];&quot;&quot;))">
            <text:p/>
          </table:table-cell>
          <table:table-cell table:formula="of:=LOWER(IF([.H502]&lt;&gt;&quot;&quot;;[.M505];&quot;&quot;))">
            <text:p/>
          </table:table-cell>
          <table:table-cell table:formula="of:=LOWER(IF([.H502]&lt;&gt;&quot;&quot;;[.N505];&quot;&quot;))">
            <text:p/>
          </table:table-cell>
          <table:table-cell table:formula="of:=LOWER(IF([.H502]&lt;&gt;&quot;&quot;;[.J503];&quot;&quot;))">
            <text:p/>
          </table:table-cell>
          <table:table-cell table:formula="of:=LOWER(IF([.H502]&lt;&gt;&quot;&quot;; &quot;MATCH (n:&quot; &amp; [.R502] &amp; &quot;), (m:&quot; &amp; [.P502] &amp; &quot;)&#10;WHERE m.&quot; &amp; [.Q502] &amp; &quot; = n. &quot; &amp; [.S502] &amp; &quot; &#10;create (n)-[:&quot; &amp; [.T50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SERVICES DROP CONSTRAINT IF EXISTS services_fk_hadm_id;</text:p>
          </table:table-cell>
          <table:table-cell table:formula="of:=OR( [.B503]=&quot;&quot;; NOT(ISERROR(FIND(&quot;DROP CONSTRAINT&quot;;[.B503]))); NOT(ISERROR(FIND(&quot;--&quot;;[.B503]))))" office:value-type="float" office:value="1" calcext:value-type="float">
            <text:p>1</text:p>
          </table:table-cell>
          <table:table-cell table:formula="of:=IF(AND( NOT([.C503]); NOT(ISERROR(FIND(&quot;ALTER TABLE&quot;;[.B503]  ))));&quot;Y&quot;;&quot;&quot;)">
            <text:p/>
          </table:table-cell>
          <table:table-cell table:formula="of:=IF(AND( [.D503]=&quot;&quot;; NOT(ISERROR(FIND(&quot;ADD CONSTRAINT&quot;;[.B503]  ))));&quot;Y&quot;;&quot;&quot;)">
            <text:p/>
          </table:table-cell>
          <table:table-cell table:formula="of:=IF(AND( [.E503]=&quot;&quot;; NOT(ISERROR(FIND(&quot;FOREIGN KEY&quot;;[.B503]  ))));&quot;Y&quot;;&quot;&quot;)">
            <text:p/>
          </table:table-cell>
          <table:table-cell table:formula="of:=IF(AND( [.F503]=&quot;&quot;; NOT(ISERROR(FIND(&quot;REFERENCES&quot;;[.B503]  ))));&quot;Y&quot;;&quot;&quot;)">
            <text:p/>
          </table:table-cell>
          <table:table-cell table:formula="of:=IF([.D503]=&quot;Y&quot;; MID([.B503];FIND(&quot;ALTER TABLE&quot;;[.B503])+12;LEN([.B503]));&quot;&quot;)">
            <text:p/>
          </table:table-cell>
          <table:table-cell table:formula="of:=IF([.E503]=&quot;Y&quot;; MID([.B503];FIND(&quot;ADD CONSTRAINT&quot;;[.B503])+15;LEN([.B503]));&quot;&quot;)">
            <text:p/>
          </table:table-cell>
          <table:table-cell table:formula="of:=[.I503]">
            <text:p/>
          </table:table-cell>
          <table:table-cell table:formula="of:=IF([.F503]=&quot;Y&quot;; MID([.B503];FIND(&quot;FOREIGN KEY&quot;;[.B503])+13;LEN([.B503])-14);&quot;&quot;)">
            <text:p/>
          </table:table-cell>
          <table:table-cell table:formula="of:=IF([.G503]=&quot;Y&quot;; MID([.B503];FIND(&quot;REFERENCES&quot;;[.B503])+11;LEN([.B503]));&quot;&quot;)">
            <text:p/>
          </table:table-cell>
          <table:table-cell table:formula="of:=IF([.L503]&lt;&gt;&quot;&quot;;LEFT([.L503];FIND(&quot;(&quot;;[.L503])-1);&quot;&quot;)">
            <text:p/>
          </table:table-cell>
          <table:table-cell table:formula="of:=SUBSTITUTE( IF([.L503]&lt;&gt;&quot;&quot;;MID([.L503];FIND(&quot;(&quot;;[.L503])+1;LEN([.L503]));&quot;&quot;); &quot;);&quot;;&quot;&quot;)">
            <text:p/>
          </table:table-cell>
          <table:table-cell table:style-name="ce16" table:formula="of:=LOWER(IF([.H503]&lt;&gt;&quot;&quot;; &quot;MATCH (n:&quot; &amp; [.M506] &amp; &quot;), (m:&quot; &amp; [.H503] &amp; &quot;)&#10;WHERE m.&quot; &amp; [.K505] &amp; &quot; = n. &quot; &amp; [.N506] &amp; &quot; &#10;create (n)-[:&quot; &amp; [.J504] &amp; &quot; ]-&gt;(m)&#10;RETURN n,m&quot;;&quot;&quot;))">
            <text:p/>
          </table:table-cell>
          <table:table-cell table:formula="of:=LOWER(IF([.H503]&lt;&gt;&quot;&quot;;[.H503];&quot;&quot;))">
            <text:p/>
          </table:table-cell>
          <table:table-cell table:formula="of:=LOWER(IF([.H503]&lt;&gt;&quot;&quot;;[.K505];&quot;&quot;))">
            <text:p/>
          </table:table-cell>
          <table:table-cell table:formula="of:=LOWER(IF([.H503]&lt;&gt;&quot;&quot;;[.M506];&quot;&quot;))">
            <text:p/>
          </table:table-cell>
          <table:table-cell table:formula="of:=LOWER(IF([.H503]&lt;&gt;&quot;&quot;;[.N506];&quot;&quot;))">
            <text:p/>
          </table:table-cell>
          <table:table-cell table:formula="of:=LOWER(IF([.H503]&lt;&gt;&quot;&quot;;[.J504];&quot;&quot;))">
            <text:p/>
          </table:table-cell>
          <table:table-cell table:formula="of:=LOWER(IF([.H503]&lt;&gt;&quot;&quot;; &quot;MATCH (n:&quot; &amp; [.R503] &amp; &quot;), (m:&quot; &amp; [.P503] &amp; &quot;)&#10;WHERE m.&quot; &amp; [.Q503] &amp; &quot; = n. &quot; &amp; [.S503] &amp; &quot; &#10;create (n)-[:&quot; &amp; [.T503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SERVICES</text:p>
          </table:table-cell>
          <table:table-cell table:formula="of:=OR( [.B504]=&quot;&quot;; NOT(ISERROR(FIND(&quot;DROP CONSTRAINT&quot;;[.B504]))); NOT(ISERROR(FIND(&quot;--&quot;;[.B504]))))" office:value-type="float" office:value="0" calcext:value-type="float">
            <text:p>0</text:p>
          </table:table-cell>
          <table:table-cell table:formula="of:=IF(AND( NOT([.C504]); NOT(ISERROR(FIND(&quot;ALTER TABLE&quot;;[.B504]  ))));&quot;Y&quot;;&quot;&quot;)" office:value-type="string" office:string-value="Y" calcext:value-type="string">
            <text:p>Y</text:p>
          </table:table-cell>
          <table:table-cell table:formula="of:=IF(AND( [.D504]=&quot;&quot;; NOT(ISERROR(FIND(&quot;ADD CONSTRAINT&quot;;[.B504]  ))));&quot;Y&quot;;&quot;&quot;)">
            <text:p/>
          </table:table-cell>
          <table:table-cell table:formula="of:=IF(AND( [.E504]=&quot;&quot;; NOT(ISERROR(FIND(&quot;FOREIGN KEY&quot;;[.B504]  ))));&quot;Y&quot;;&quot;&quot;)">
            <text:p/>
          </table:table-cell>
          <table:table-cell table:formula="of:=IF(AND( [.F504]=&quot;&quot;; NOT(ISERROR(FIND(&quot;REFERENCES&quot;;[.B504]  ))));&quot;Y&quot;;&quot;&quot;)">
            <text:p/>
          </table:table-cell>
          <table:table-cell table:formula="of:=IF([.D504]=&quot;Y&quot;; MID([.B504];FIND(&quot;ALTER TABLE&quot;;[.B504])+12;LEN([.B504]));&quot;&quot;)" office:value-type="string" office:string-value="SERVICES" calcext:value-type="string">
            <text:p>SERVICES</text:p>
          </table:table-cell>
          <table:table-cell table:formula="of:=IF([.E504]=&quot;Y&quot;; MID([.B504];FIND(&quot;ADD CONSTRAINT&quot;;[.B504])+15;LEN([.B504]));&quot;&quot;)">
            <text:p/>
          </table:table-cell>
          <table:table-cell table:formula="of:=[.I504]">
            <text:p/>
          </table:table-cell>
          <table:table-cell table:formula="of:=IF([.F504]=&quot;Y&quot;; MID([.B504];FIND(&quot;FOREIGN KEY&quot;;[.B504])+13;LEN([.B504])-14);&quot;&quot;)">
            <text:p/>
          </table:table-cell>
          <table:table-cell table:formula="of:=IF([.G504]=&quot;Y&quot;; MID([.B504];FIND(&quot;REFERENCES&quot;;[.B504])+11;LEN([.B504]));&quot;&quot;)">
            <text:p/>
          </table:table-cell>
          <table:table-cell table:formula="of:=IF([.L504]&lt;&gt;&quot;&quot;;LEFT([.L504];FIND(&quot;(&quot;;[.L504])-1);&quot;&quot;)">
            <text:p/>
          </table:table-cell>
          <table:table-cell table:formula="of:=SUBSTITUTE( IF([.L504]&lt;&gt;&quot;&quot;;MID([.L504];FIND(&quot;(&quot;;[.L504])+1;LEN([.L504]));&quot;&quot;); &quot;);&quot;;&quot;&quot;)">
            <text:p/>
          </table:table-cell>
          <table:table-cell table:style-name="ce16" table:formula="of:=LOWER(IF([.H504]&lt;&gt;&quot;&quot;; &quot;MATCH (n:&quot; &amp; [.M507] &amp; &quot;), (m:&quot; &amp; [.H504] &amp; &quot;)&#10;WHERE m.&quot; &amp; [.K506] &amp; &quot; = n. &quot; &amp; [.N507] &amp; &quot; &#10;create (n)-[:&quot; &amp; [.J505] &amp; &quot; ]-&gt;(m)&#10;RETURN n,m&quot;;&quot;&quot;))" office:value-type="string" office:string-value="match (n:admissions), (m:services)&#10;where m.hadm_id = n. hadm_id &#10;create (n)-[:services_fk_hadm_id ]-&gt;(m)&#10;return n,m" calcext:value-type="string">
            <text:p>match (n:admissions), (m:services)</text:p>
            <text:p>where m.hadm_id = n. hadm_id </text:p>
            <text:p>create (n)-[:services_fk_hadm_id ]-&gt;(m)</text:p>
            <text:p>return n,m</text:p>
          </table:table-cell>
          <table:table-cell table:formula="of:=LOWER(IF([.H504]&lt;&gt;&quot;&quot;;[.H504];&quot;&quot;))" office:value-type="string" office:string-value="services" calcext:value-type="string">
            <text:p>services</text:p>
          </table:table-cell>
          <table:table-cell table:formula="of:=LOWER(IF([.H504]&lt;&gt;&quot;&quot;;[.K506];&quot;&quot;))" office:value-type="string" office:string-value="hadm_id" calcext:value-type="string">
            <text:p>hadm_id</text:p>
          </table:table-cell>
          <table:table-cell table:formula="of:=LOWER(IF([.H504]&lt;&gt;&quot;&quot;;[.M507];&quot;&quot;))" office:value-type="string" office:string-value="admissions" calcext:value-type="string">
            <text:p>admissions</text:p>
          </table:table-cell>
          <table:table-cell table:formula="of:=LOWER(IF([.H504]&lt;&gt;&quot;&quot;;[.N507];&quot;&quot;))" office:value-type="string" office:string-value="hadm_id" calcext:value-type="string">
            <text:p>hadm_id</text:p>
          </table:table-cell>
          <table:table-cell table:formula="of:=LOWER(IF([.H504]&lt;&gt;&quot;&quot;;[.J505];&quot;&quot;))" office:value-type="string" office:string-value="services_fk_hadm_id" calcext:value-type="string">
            <text:p>services_fk_hadm_id</text:p>
          </table:table-cell>
          <table:table-cell table:formula="of:=LOWER(IF([.H504]&lt;&gt;&quot;&quot;; &quot;MATCH (n:&quot; &amp; [.R504] &amp; &quot;), (m:&quot; &amp; [.P504] &amp; &quot;)&#10;WHERE m.&quot; &amp; [.Q504] &amp; &quot; = n. &quot; &amp; [.S504] &amp; &quot; &#10;create (n)-[:&quot; &amp; [.T504] &amp; &quot; ]-&gt;(m)&#10;RETURN n,m&quot;;&quot;&quot;))" office:value-type="string" office:string-value="match (n:admissions), (m:services)&#10;where m.hadm_id = n. hadm_id &#10;create (n)-[:services_fk_hadm_id ]-&gt;(m)&#10;return n,m" calcext:value-type="string">
            <text:p>match (n:admissions), (m:services)</text:p>
            <text:p>where m.hadm_id = n. hadm_id </text:p>
            <text:p>create (n)-[:services_fk_hadm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services_fk_hadm_id</text:p>
          </table:table-cell>
          <table:table-cell table:formula="of:=OR( [.B505]=&quot;&quot;; NOT(ISERROR(FIND(&quot;DROP CONSTRAINT&quot;;[.B505]))); NOT(ISERROR(FIND(&quot;--&quot;;[.B505]))))" office:value-type="float" office:value="0" calcext:value-type="float">
            <text:p>0</text:p>
          </table:table-cell>
          <table:table-cell table:formula="of:=IF(AND( NOT([.C505]); NOT(ISERROR(FIND(&quot;ALTER TABLE&quot;;[.B505]  ))));&quot;Y&quot;;&quot;&quot;)">
            <text:p/>
          </table:table-cell>
          <table:table-cell table:formula="of:=IF(AND( [.D505]=&quot;&quot;; NOT(ISERROR(FIND(&quot;ADD CONSTRAINT&quot;;[.B505]  ))));&quot;Y&quot;;&quot;&quot;)" office:value-type="string" office:string-value="Y" calcext:value-type="string">
            <text:p>Y</text:p>
          </table:table-cell>
          <table:table-cell table:formula="of:=IF(AND( [.E505]=&quot;&quot;; NOT(ISERROR(FIND(&quot;FOREIGN KEY&quot;;[.B505]  ))));&quot;Y&quot;;&quot;&quot;)">
            <text:p/>
          </table:table-cell>
          <table:table-cell table:formula="of:=IF(AND( [.F505]=&quot;&quot;; NOT(ISERROR(FIND(&quot;REFERENCES&quot;;[.B505]  ))));&quot;Y&quot;;&quot;&quot;)">
            <text:p/>
          </table:table-cell>
          <table:table-cell table:formula="of:=IF([.D505]=&quot;Y&quot;; MID([.B505];FIND(&quot;ALTER TABLE&quot;;[.B505])+12;LEN([.B505]));&quot;&quot;)">
            <text:p/>
          </table:table-cell>
          <table:table-cell table:formula="of:=IF([.E505]=&quot;Y&quot;; MID([.B505];FIND(&quot;ADD CONSTRAINT&quot;;[.B505])+15;LEN([.B505]));&quot;&quot;)" office:value-type="string" office:string-value="services_fk_hadm_id" calcext:value-type="string">
            <text:p>services_fk_hadm_id</text:p>
          </table:table-cell>
          <table:table-cell table:formula="of:=[.I505]" office:value-type="string" office:string-value="services_fk_hadm_id" calcext:value-type="string">
            <text:p>services_fk_hadm_id</text:p>
          </table:table-cell>
          <table:table-cell table:formula="of:=IF([.F505]=&quot;Y&quot;; MID([.B505];FIND(&quot;FOREIGN KEY&quot;;[.B505])+13;LEN([.B505])-14);&quot;&quot;)">
            <text:p/>
          </table:table-cell>
          <table:table-cell table:formula="of:=IF([.G505]=&quot;Y&quot;; MID([.B505];FIND(&quot;REFERENCES&quot;;[.B505])+11;LEN([.B505]));&quot;&quot;)">
            <text:p/>
          </table:table-cell>
          <table:table-cell table:formula="of:=IF([.L505]&lt;&gt;&quot;&quot;;LEFT([.L505];FIND(&quot;(&quot;;[.L505])-1);&quot;&quot;)">
            <text:p/>
          </table:table-cell>
          <table:table-cell table:formula="of:=SUBSTITUTE( IF([.L505]&lt;&gt;&quot;&quot;;MID([.L505];FIND(&quot;(&quot;;[.L505])+1;LEN([.L505]));&quot;&quot;); &quot;);&quot;;&quot;&quot;)">
            <text:p/>
          </table:table-cell>
          <table:table-cell table:style-name="ce16" table:formula="of:=LOWER(IF([.H505]&lt;&gt;&quot;&quot;; &quot;MATCH (n:&quot; &amp; [.M508] &amp; &quot;), (m:&quot; &amp; [.H505] &amp; &quot;)&#10;WHERE m.&quot; &amp; [.K507] &amp; &quot; = n. &quot; &amp; [.N508] &amp; &quot; &#10;create (n)-[:&quot; &amp; [.J506] &amp; &quot; ]-&gt;(m)&#10;RETURN n,m&quot;;&quot;&quot;))">
            <text:p/>
          </table:table-cell>
          <table:table-cell table:formula="of:=LOWER(IF([.H505]&lt;&gt;&quot;&quot;;[.H505];&quot;&quot;))">
            <text:p/>
          </table:table-cell>
          <table:table-cell table:formula="of:=LOWER(IF([.H505]&lt;&gt;&quot;&quot;;[.K507];&quot;&quot;))">
            <text:p/>
          </table:table-cell>
          <table:table-cell table:formula="of:=LOWER(IF([.H505]&lt;&gt;&quot;&quot;;[.M508];&quot;&quot;))">
            <text:p/>
          </table:table-cell>
          <table:table-cell table:formula="of:=LOWER(IF([.H505]&lt;&gt;&quot;&quot;;[.N508];&quot;&quot;))">
            <text:p/>
          </table:table-cell>
          <table:table-cell table:formula="of:=LOWER(IF([.H505]&lt;&gt;&quot;&quot;;[.J506];&quot;&quot;))">
            <text:p/>
          </table:table-cell>
          <table:table-cell table:formula="of:=LOWER(IF([.H505]&lt;&gt;&quot;&quot;; &quot;MATCH (n:&quot; &amp; [.R505] &amp; &quot;), (m:&quot; &amp; [.P505] &amp; &quot;)&#10;WHERE m.&quot; &amp; [.Q505] &amp; &quot; = n. &quot; &amp; [.S505] &amp; &quot; &#10;create (n)-[:&quot; &amp; [.T50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HADM_ID)</text:p>
          </table:table-cell>
          <table:table-cell table:formula="of:=OR( [.B506]=&quot;&quot;; NOT(ISERROR(FIND(&quot;DROP CONSTRAINT&quot;;[.B506]))); NOT(ISERROR(FIND(&quot;--&quot;;[.B506]))))" office:value-type="float" office:value="0" calcext:value-type="float">
            <text:p>0</text:p>
          </table:table-cell>
          <table:table-cell table:formula="of:=IF(AND( NOT([.C506]); NOT(ISERROR(FIND(&quot;ALTER TABLE&quot;;[.B506]  ))));&quot;Y&quot;;&quot;&quot;)">
            <text:p/>
          </table:table-cell>
          <table:table-cell table:formula="of:=IF(AND( [.D506]=&quot;&quot;; NOT(ISERROR(FIND(&quot;ADD CONSTRAINT&quot;;[.B506]  ))));&quot;Y&quot;;&quot;&quot;)">
            <text:p/>
          </table:table-cell>
          <table:table-cell table:formula="of:=IF(AND( [.E506]=&quot;&quot;; NOT(ISERROR(FIND(&quot;FOREIGN KEY&quot;;[.B506]  ))));&quot;Y&quot;;&quot;&quot;)" office:value-type="string" office:string-value="Y" calcext:value-type="string">
            <text:p>Y</text:p>
          </table:table-cell>
          <table:table-cell table:formula="of:=IF(AND( [.F506]=&quot;&quot;; NOT(ISERROR(FIND(&quot;REFERENCES&quot;;[.B506]  ))));&quot;Y&quot;;&quot;&quot;)">
            <text:p/>
          </table:table-cell>
          <table:table-cell table:formula="of:=IF([.D506]=&quot;Y&quot;; MID([.B506];FIND(&quot;ALTER TABLE&quot;;[.B506])+12;LEN([.B506]));&quot;&quot;)">
            <text:p/>
          </table:table-cell>
          <table:table-cell table:formula="of:=IF([.E506]=&quot;Y&quot;; MID([.B506];FIND(&quot;ADD CONSTRAINT&quot;;[.B506])+15;LEN([.B506]));&quot;&quot;)">
            <text:p/>
          </table:table-cell>
          <table:table-cell table:formula="of:=[.I506]">
            <text:p/>
          </table:table-cell>
          <table:table-cell table:formula="of:=IF([.F506]=&quot;Y&quot;; MID([.B506];FIND(&quot;FOREIGN KEY&quot;;[.B506])+13;LEN([.B506])-14);&quot;&quot;)" office:value-type="string" office:string-value="HADM_ID" calcext:value-type="string">
            <text:p>HADM_ID</text:p>
          </table:table-cell>
          <table:table-cell table:formula="of:=IF([.G506]=&quot;Y&quot;; MID([.B506];FIND(&quot;REFERENCES&quot;;[.B506])+11;LEN([.B506]));&quot;&quot;)">
            <text:p/>
          </table:table-cell>
          <table:table-cell table:formula="of:=IF([.L506]&lt;&gt;&quot;&quot;;LEFT([.L506];FIND(&quot;(&quot;;[.L506])-1);&quot;&quot;)">
            <text:p/>
          </table:table-cell>
          <table:table-cell table:formula="of:=SUBSTITUTE( IF([.L506]&lt;&gt;&quot;&quot;;MID([.L506];FIND(&quot;(&quot;;[.L506])+1;LEN([.L506]));&quot;&quot;); &quot;);&quot;;&quot;&quot;)">
            <text:p/>
          </table:table-cell>
          <table:table-cell table:style-name="ce16" table:formula="of:=LOWER(IF([.H506]&lt;&gt;&quot;&quot;; &quot;MATCH (n:&quot; &amp; [.M509] &amp; &quot;), (m:&quot; &amp; [.H506] &amp; &quot;)&#10;WHERE m.&quot; &amp; [.K508] &amp; &quot; = n. &quot; &amp; [.N509] &amp; &quot; &#10;create (n)-[:&quot; &amp; [.J507] &amp; &quot; ]-&gt;(m)&#10;RETURN n,m&quot;;&quot;&quot;))">
            <text:p/>
          </table:table-cell>
          <table:table-cell table:formula="of:=LOWER(IF([.H506]&lt;&gt;&quot;&quot;;[.H506];&quot;&quot;))">
            <text:p/>
          </table:table-cell>
          <table:table-cell table:formula="of:=LOWER(IF([.H506]&lt;&gt;&quot;&quot;;[.K508];&quot;&quot;))">
            <text:p/>
          </table:table-cell>
          <table:table-cell table:formula="of:=LOWER(IF([.H506]&lt;&gt;&quot;&quot;;[.M509];&quot;&quot;))">
            <text:p/>
          </table:table-cell>
          <table:table-cell table:formula="of:=LOWER(IF([.H506]&lt;&gt;&quot;&quot;;[.N509];&quot;&quot;))">
            <text:p/>
          </table:table-cell>
          <table:table-cell table:formula="of:=LOWER(IF([.H506]&lt;&gt;&quot;&quot;;[.J507];&quot;&quot;))">
            <text:p/>
          </table:table-cell>
          <table:table-cell table:formula="of:=LOWER(IF([.H506]&lt;&gt;&quot;&quot;; &quot;MATCH (n:&quot; &amp; [.R506] &amp; &quot;), (m:&quot; &amp; [.P506] &amp; &quot;)&#10;WHERE m.&quot; &amp; [.Q506] &amp; &quot; = n. &quot; &amp; [.S506] &amp; &quot; &#10;create (n)-[:&quot; &amp; [.T50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ADMISSIONS(HADM_ID);</text:p>
          </table:table-cell>
          <table:table-cell table:formula="of:=OR( [.B507]=&quot;&quot;; NOT(ISERROR(FIND(&quot;DROP CONSTRAINT&quot;;[.B507]))); NOT(ISERROR(FIND(&quot;--&quot;;[.B507]))))" office:value-type="float" office:value="0" calcext:value-type="float">
            <text:p>0</text:p>
          </table:table-cell>
          <table:table-cell table:formula="of:=IF(AND( NOT([.C507]); NOT(ISERROR(FIND(&quot;ALTER TABLE&quot;;[.B507]  ))));&quot;Y&quot;;&quot;&quot;)">
            <text:p/>
          </table:table-cell>
          <table:table-cell table:formula="of:=IF(AND( [.D507]=&quot;&quot;; NOT(ISERROR(FIND(&quot;ADD CONSTRAINT&quot;;[.B507]  ))));&quot;Y&quot;;&quot;&quot;)">
            <text:p/>
          </table:table-cell>
          <table:table-cell table:formula="of:=IF(AND( [.E507]=&quot;&quot;; NOT(ISERROR(FIND(&quot;FOREIGN KEY&quot;;[.B507]  ))));&quot;Y&quot;;&quot;&quot;)">
            <text:p/>
          </table:table-cell>
          <table:table-cell table:formula="of:=IF(AND( [.F507]=&quot;&quot;; NOT(ISERROR(FIND(&quot;REFERENCES&quot;;[.B507]  ))));&quot;Y&quot;;&quot;&quot;)" office:value-type="string" office:string-value="Y" calcext:value-type="string">
            <text:p>Y</text:p>
          </table:table-cell>
          <table:table-cell table:formula="of:=IF([.D507]=&quot;Y&quot;; MID([.B507];FIND(&quot;ALTER TABLE&quot;;[.B507])+12;LEN([.B507]));&quot;&quot;)">
            <text:p/>
          </table:table-cell>
          <table:table-cell table:formula="of:=IF([.E507]=&quot;Y&quot;; MID([.B507];FIND(&quot;ADD CONSTRAINT&quot;;[.B507])+15;LEN([.B507]));&quot;&quot;)">
            <text:p/>
          </table:table-cell>
          <table:table-cell table:formula="of:=[.I507]">
            <text:p/>
          </table:table-cell>
          <table:table-cell table:formula="of:=IF([.F507]=&quot;Y&quot;; MID([.B507];FIND(&quot;FOREIGN KEY&quot;;[.B507])+13;LEN([.B507])-14);&quot;&quot;)">
            <text:p/>
          </table:table-cell>
          <table:table-cell table:formula="of:=IF([.G507]=&quot;Y&quot;; MID([.B507];FIND(&quot;REFERENCES&quot;;[.B507])+11;LEN([.B507]));&quot;&quot;)" office:value-type="string" office:string-value="ADMISSIONS(HADM_ID);" calcext:value-type="string">
            <text:p>ADMISSIONS(HADM_ID);</text:p>
          </table:table-cell>
          <table:table-cell table:formula="of:=IF([.L507]&lt;&gt;&quot;&quot;;LEFT([.L507];FIND(&quot;(&quot;;[.L507])-1);&quot;&quot;)" office:value-type="string" office:string-value="ADMISSIONS" calcext:value-type="string">
            <text:p>ADMISSIONS</text:p>
          </table:table-cell>
          <table:table-cell table:formula="of:=SUBSTITUTE( IF([.L507]&lt;&gt;&quot;&quot;;MID([.L507];FIND(&quot;(&quot;;[.L507])+1;LEN([.L507]));&quot;&quot;); &quot;);&quot;;&quot;&quot;)" office:value-type="string" office:string-value="HADM_ID" calcext:value-type="string">
            <text:p>HADM_ID</text:p>
          </table:table-cell>
          <table:table-cell table:style-name="ce16" table:formula="of:=LOWER(IF([.H507]&lt;&gt;&quot;&quot;; &quot;MATCH (n:&quot; &amp; [.M510] &amp; &quot;), (m:&quot; &amp; [.H507] &amp; &quot;)&#10;WHERE m.&quot; &amp; [.K509] &amp; &quot; = n. &quot; &amp; [.N510] &amp; &quot; &#10;create (n)-[:&quot; &amp; [.J508] &amp; &quot; ]-&gt;(m)&#10;RETURN n,m&quot;;&quot;&quot;))">
            <text:p/>
          </table:table-cell>
          <table:table-cell table:formula="of:=LOWER(IF([.H507]&lt;&gt;&quot;&quot;;[.H507];&quot;&quot;))">
            <text:p/>
          </table:table-cell>
          <table:table-cell table:formula="of:=LOWER(IF([.H507]&lt;&gt;&quot;&quot;;[.K509];&quot;&quot;))">
            <text:p/>
          </table:table-cell>
          <table:table-cell table:formula="of:=LOWER(IF([.H507]&lt;&gt;&quot;&quot;;[.M510];&quot;&quot;))">
            <text:p/>
          </table:table-cell>
          <table:table-cell table:formula="of:=LOWER(IF([.H507]&lt;&gt;&quot;&quot;;[.N510];&quot;&quot;))">
            <text:p/>
          </table:table-cell>
          <table:table-cell table:formula="of:=LOWER(IF([.H507]&lt;&gt;&quot;&quot;;[.J508];&quot;&quot;))">
            <text:p/>
          </table:table-cell>
          <table:table-cell table:formula="of:=LOWER(IF([.H507]&lt;&gt;&quot;&quot;; &quot;MATCH (n:&quot; &amp; [.R507] &amp; &quot;), (m:&quot; &amp; [.P507] &amp; &quot;)&#10;WHERE m.&quot; &amp; [.Q507] &amp; &quot; = n. &quot; &amp; [.S507] &amp; &quot; &#10;create (n)-[:&quot; &amp; [.T50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508]=&quot;&quot;; NOT(ISERROR(FIND(&quot;DROP CONSTRAINT&quot;;[.B508]))); NOT(ISERROR(FIND(&quot;--&quot;;[.B508]))))" office:value-type="float" office:value="1" calcext:value-type="float">
            <text:p>1</text:p>
          </table:table-cell>
          <table:table-cell table:formula="of:=IF(AND( NOT([.C508]); NOT(ISERROR(FIND(&quot;ALTER TABLE&quot;;[.B508]  ))));&quot;Y&quot;;&quot;&quot;)">
            <text:p/>
          </table:table-cell>
          <table:table-cell table:formula="of:=IF(AND( [.D508]=&quot;&quot;; NOT(ISERROR(FIND(&quot;ADD CONSTRAINT&quot;;[.B508]  ))));&quot;Y&quot;;&quot;&quot;)">
            <text:p/>
          </table:table-cell>
          <table:table-cell table:formula="of:=IF(AND( [.E508]=&quot;&quot;; NOT(ISERROR(FIND(&quot;FOREIGN KEY&quot;;[.B508]  ))));&quot;Y&quot;;&quot;&quot;)">
            <text:p/>
          </table:table-cell>
          <table:table-cell table:formula="of:=IF(AND( [.F508]=&quot;&quot;; NOT(ISERROR(FIND(&quot;REFERENCES&quot;;[.B508]  ))));&quot;Y&quot;;&quot;&quot;)">
            <text:p/>
          </table:table-cell>
          <table:table-cell table:formula="of:=IF([.D508]=&quot;Y&quot;; MID([.B508];FIND(&quot;ALTER TABLE&quot;;[.B508])+12;LEN([.B508]));&quot;&quot;)">
            <text:p/>
          </table:table-cell>
          <table:table-cell table:formula="of:=IF([.E508]=&quot;Y&quot;; MID([.B508];FIND(&quot;ADD CONSTRAINT&quot;;[.B508])+15;LEN([.B508]));&quot;&quot;)">
            <text:p/>
          </table:table-cell>
          <table:table-cell table:formula="of:=[.I508]">
            <text:p/>
          </table:table-cell>
          <table:table-cell table:formula="of:=IF([.F508]=&quot;Y&quot;; MID([.B508];FIND(&quot;FOREIGN KEY&quot;;[.B508])+13;LEN([.B508])-14);&quot;&quot;)">
            <text:p/>
          </table:table-cell>
          <table:table-cell table:formula="of:=IF([.G508]=&quot;Y&quot;; MID([.B508];FIND(&quot;REFERENCES&quot;;[.B508])+11;LEN([.B508]));&quot;&quot;)">
            <text:p/>
          </table:table-cell>
          <table:table-cell table:formula="of:=IF([.L508]&lt;&gt;&quot;&quot;;LEFT([.L508];FIND(&quot;(&quot;;[.L508])-1);&quot;&quot;)">
            <text:p/>
          </table:table-cell>
          <table:table-cell table:formula="of:=SUBSTITUTE( IF([.L508]&lt;&gt;&quot;&quot;;MID([.L508];FIND(&quot;(&quot;;[.L508])+1;LEN([.L508]));&quot;&quot;); &quot;);&quot;;&quot;&quot;)">
            <text:p/>
          </table:table-cell>
          <table:table-cell table:style-name="ce16" table:formula="of:=LOWER(IF([.H508]&lt;&gt;&quot;&quot;; &quot;MATCH (n:&quot; &amp; [.M511] &amp; &quot;), (m:&quot; &amp; [.H508] &amp; &quot;)&#10;WHERE m.&quot; &amp; [.K510] &amp; &quot; = n. &quot; &amp; [.N511] &amp; &quot; &#10;create (n)-[:&quot; &amp; [.J509] &amp; &quot; ]-&gt;(m)&#10;RETURN n,m&quot;;&quot;&quot;))">
            <text:p/>
          </table:table-cell>
          <table:table-cell table:formula="of:=LOWER(IF([.H508]&lt;&gt;&quot;&quot;;[.H508];&quot;&quot;))">
            <text:p/>
          </table:table-cell>
          <table:table-cell table:formula="of:=LOWER(IF([.H508]&lt;&gt;&quot;&quot;;[.K510];&quot;&quot;))">
            <text:p/>
          </table:table-cell>
          <table:table-cell table:formula="of:=LOWER(IF([.H508]&lt;&gt;&quot;&quot;;[.M511];&quot;&quot;))">
            <text:p/>
          </table:table-cell>
          <table:table-cell table:formula="of:=LOWER(IF([.H508]&lt;&gt;&quot;&quot;;[.N511];&quot;&quot;))">
            <text:p/>
          </table:table-cell>
          <table:table-cell table:formula="of:=LOWER(IF([.H508]&lt;&gt;&quot;&quot;;[.J509];&quot;&quot;))">
            <text:p/>
          </table:table-cell>
          <table:table-cell table:formula="of:=LOWER(IF([.H508]&lt;&gt;&quot;&quot;; &quot;MATCH (n:&quot; &amp; [.R508] &amp; &quot;), (m:&quot; &amp; [.P508] &amp; &quot;)&#10;WHERE m.&quot; &amp; [.Q508] &amp; &quot; = n. &quot; &amp; [.S508] &amp; &quot; &#10;create (n)-[:&quot; &amp; [.T50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</text:p>
          </table:table-cell>
          <table:table-cell table:formula="of:=OR( [.B509]=&quot;&quot;; NOT(ISERROR(FIND(&quot;DROP CONSTRAINT&quot;;[.B509]))); NOT(ISERROR(FIND(&quot;--&quot;;[.B509]))))" office:value-type="float" office:value="1" calcext:value-type="float">
            <text:p>1</text:p>
          </table:table-cell>
          <table:table-cell table:formula="of:=IF(AND( NOT([.C509]); NOT(ISERROR(FIND(&quot;ALTER TABLE&quot;;[.B509]  ))));&quot;Y&quot;;&quot;&quot;)">
            <text:p/>
          </table:table-cell>
          <table:table-cell table:formula="of:=IF(AND( [.D509]=&quot;&quot;; NOT(ISERROR(FIND(&quot;ADD CONSTRAINT&quot;;[.B509]  ))));&quot;Y&quot;;&quot;&quot;)">
            <text:p/>
          </table:table-cell>
          <table:table-cell table:formula="of:=IF(AND( [.E509]=&quot;&quot;; NOT(ISERROR(FIND(&quot;FOREIGN KEY&quot;;[.B509]  ))));&quot;Y&quot;;&quot;&quot;)">
            <text:p/>
          </table:table-cell>
          <table:table-cell table:formula="of:=IF(AND( [.F509]=&quot;&quot;; NOT(ISERROR(FIND(&quot;REFERENCES&quot;;[.B509]  ))));&quot;Y&quot;;&quot;&quot;)">
            <text:p/>
          </table:table-cell>
          <table:table-cell table:formula="of:=IF([.D509]=&quot;Y&quot;; MID([.B509];FIND(&quot;ALTER TABLE&quot;;[.B509])+12;LEN([.B509]));&quot;&quot;)">
            <text:p/>
          </table:table-cell>
          <table:table-cell table:formula="of:=IF([.E509]=&quot;Y&quot;; MID([.B509];FIND(&quot;ADD CONSTRAINT&quot;;[.B509])+15;LEN([.B509]));&quot;&quot;)">
            <text:p/>
          </table:table-cell>
          <table:table-cell table:formula="of:=[.I509]">
            <text:p/>
          </table:table-cell>
          <table:table-cell table:formula="of:=IF([.F509]=&quot;Y&quot;; MID([.B509];FIND(&quot;FOREIGN KEY&quot;;[.B509])+13;LEN([.B509])-14);&quot;&quot;)">
            <text:p/>
          </table:table-cell>
          <table:table-cell table:formula="of:=IF([.G509]=&quot;Y&quot;; MID([.B509];FIND(&quot;REFERENCES&quot;;[.B509])+11;LEN([.B509]));&quot;&quot;)">
            <text:p/>
          </table:table-cell>
          <table:table-cell table:formula="of:=IF([.L509]&lt;&gt;&quot;&quot;;LEFT([.L509];FIND(&quot;(&quot;;[.L509])-1);&quot;&quot;)">
            <text:p/>
          </table:table-cell>
          <table:table-cell table:formula="of:=SUBSTITUTE( IF([.L509]&lt;&gt;&quot;&quot;;MID([.L509];FIND(&quot;(&quot;;[.L509])+1;LEN([.L509]));&quot;&quot;); &quot;);&quot;;&quot;&quot;)">
            <text:p/>
          </table:table-cell>
          <table:table-cell table:style-name="ce16" table:formula="of:=LOWER(IF([.H509]&lt;&gt;&quot;&quot;; &quot;MATCH (n:&quot; &amp; [.M512] &amp; &quot;), (m:&quot; &amp; [.H509] &amp; &quot;)&#10;WHERE m.&quot; &amp; [.K511] &amp; &quot; = n. &quot; &amp; [.N512] &amp; &quot; &#10;create (n)-[:&quot; &amp; [.J510] &amp; &quot; ]-&gt;(m)&#10;RETURN n,m&quot;;&quot;&quot;))">
            <text:p/>
          </table:table-cell>
          <table:table-cell table:formula="of:=LOWER(IF([.H509]&lt;&gt;&quot;&quot;;[.H509];&quot;&quot;))">
            <text:p/>
          </table:table-cell>
          <table:table-cell table:formula="of:=LOWER(IF([.H509]&lt;&gt;&quot;&quot;;[.K511];&quot;&quot;))">
            <text:p/>
          </table:table-cell>
          <table:table-cell table:formula="of:=LOWER(IF([.H509]&lt;&gt;&quot;&quot;;[.M512];&quot;&quot;))">
            <text:p/>
          </table:table-cell>
          <table:table-cell table:formula="of:=LOWER(IF([.H509]&lt;&gt;&quot;&quot;;[.N512];&quot;&quot;))">
            <text:p/>
          </table:table-cell>
          <table:table-cell table:formula="of:=LOWER(IF([.H509]&lt;&gt;&quot;&quot;;[.J510];&quot;&quot;))">
            <text:p/>
          </table:table-cell>
          <table:table-cell table:formula="of:=LOWER(IF([.H509]&lt;&gt;&quot;&quot;; &quot;MATCH (n:&quot; &amp; [.R509] &amp; &quot;), (m:&quot; &amp; [.P509] &amp; &quot;)&#10;WHERE m.&quot; &amp; [.Q509] &amp; &quot; = n. &quot; &amp; [.S509] &amp; &quot; &#10;create (n)-[:&quot; &amp; [.T50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TRANSFERS--</text:p>
          </table:table-cell>
          <table:table-cell table:formula="of:=OR( [.B510]=&quot;&quot;; NOT(ISERROR(FIND(&quot;DROP CONSTRAINT&quot;;[.B510]))); NOT(ISERROR(FIND(&quot;--&quot;;[.B510]))))" office:value-type="float" office:value="1" calcext:value-type="float">
            <text:p>1</text:p>
          </table:table-cell>
          <table:table-cell table:formula="of:=IF(AND( NOT([.C510]); NOT(ISERROR(FIND(&quot;ALTER TABLE&quot;;[.B510]  ))));&quot;Y&quot;;&quot;&quot;)">
            <text:p/>
          </table:table-cell>
          <table:table-cell table:formula="of:=IF(AND( [.D510]=&quot;&quot;; NOT(ISERROR(FIND(&quot;ADD CONSTRAINT&quot;;[.B510]  ))));&quot;Y&quot;;&quot;&quot;)">
            <text:p/>
          </table:table-cell>
          <table:table-cell table:formula="of:=IF(AND( [.E510]=&quot;&quot;; NOT(ISERROR(FIND(&quot;FOREIGN KEY&quot;;[.B510]  ))));&quot;Y&quot;;&quot;&quot;)">
            <text:p/>
          </table:table-cell>
          <table:table-cell table:formula="of:=IF(AND( [.F510]=&quot;&quot;; NOT(ISERROR(FIND(&quot;REFERENCES&quot;;[.B510]  ))));&quot;Y&quot;;&quot;&quot;)">
            <text:p/>
          </table:table-cell>
          <table:table-cell table:formula="of:=IF([.D510]=&quot;Y&quot;; MID([.B510];FIND(&quot;ALTER TABLE&quot;;[.B510])+12;LEN([.B510]));&quot;&quot;)">
            <text:p/>
          </table:table-cell>
          <table:table-cell table:formula="of:=IF([.E510]=&quot;Y&quot;; MID([.B510];FIND(&quot;ADD CONSTRAINT&quot;;[.B510])+15;LEN([.B510]));&quot;&quot;)">
            <text:p/>
          </table:table-cell>
          <table:table-cell table:formula="of:=[.I510]">
            <text:p/>
          </table:table-cell>
          <table:table-cell table:formula="of:=IF([.F510]=&quot;Y&quot;; MID([.B510];FIND(&quot;FOREIGN KEY&quot;;[.B510])+13;LEN([.B510])-14);&quot;&quot;)">
            <text:p/>
          </table:table-cell>
          <table:table-cell table:formula="of:=IF([.G510]=&quot;Y&quot;; MID([.B510];FIND(&quot;REFERENCES&quot;;[.B510])+11;LEN([.B510]));&quot;&quot;)">
            <text:p/>
          </table:table-cell>
          <table:table-cell table:formula="of:=IF([.L510]&lt;&gt;&quot;&quot;;LEFT([.L510];FIND(&quot;(&quot;;[.L510])-1);&quot;&quot;)">
            <text:p/>
          </table:table-cell>
          <table:table-cell table:formula="of:=SUBSTITUTE( IF([.L510]&lt;&gt;&quot;&quot;;MID([.L510];FIND(&quot;(&quot;;[.L510])+1;LEN([.L510]));&quot;&quot;); &quot;);&quot;;&quot;&quot;)">
            <text:p/>
          </table:table-cell>
          <table:table-cell table:style-name="ce16" table:formula="of:=LOWER(IF([.H510]&lt;&gt;&quot;&quot;; &quot;MATCH (n:&quot; &amp; [.M513] &amp; &quot;), (m:&quot; &amp; [.H510] &amp; &quot;)&#10;WHERE m.&quot; &amp; [.K512] &amp; &quot; = n. &quot; &amp; [.N513] &amp; &quot; &#10;create (n)-[:&quot; &amp; [.J511] &amp; &quot; ]-&gt;(m)&#10;RETURN n,m&quot;;&quot;&quot;))">
            <text:p/>
          </table:table-cell>
          <table:table-cell table:formula="of:=LOWER(IF([.H510]&lt;&gt;&quot;&quot;;[.H510];&quot;&quot;))">
            <text:p/>
          </table:table-cell>
          <table:table-cell table:formula="of:=LOWER(IF([.H510]&lt;&gt;&quot;&quot;;[.K512];&quot;&quot;))">
            <text:p/>
          </table:table-cell>
          <table:table-cell table:formula="of:=LOWER(IF([.H510]&lt;&gt;&quot;&quot;;[.M513];&quot;&quot;))">
            <text:p/>
          </table:table-cell>
          <table:table-cell table:formula="of:=LOWER(IF([.H510]&lt;&gt;&quot;&quot;;[.N513];&quot;&quot;))">
            <text:p/>
          </table:table-cell>
          <table:table-cell table:formula="of:=LOWER(IF([.H510]&lt;&gt;&quot;&quot;;[.J511];&quot;&quot;))">
            <text:p/>
          </table:table-cell>
          <table:table-cell table:formula="of:=LOWER(IF([.H510]&lt;&gt;&quot;&quot;; &quot;MATCH (n:&quot; &amp; [.R510] &amp; &quot;), (m:&quot; &amp; [.P510] &amp; &quot;)&#10;WHERE m.&quot; &amp; [.Q510] &amp; &quot; = n. &quot; &amp; [.S510] &amp; &quot; &#10;create (n)-[:&quot; &amp; [.T51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-----------</text:p>
          </table:table-cell>
          <table:table-cell table:formula="of:=OR( [.B511]=&quot;&quot;; NOT(ISERROR(FIND(&quot;DROP CONSTRAINT&quot;;[.B511]))); NOT(ISERROR(FIND(&quot;--&quot;;[.B511]))))" office:value-type="float" office:value="1" calcext:value-type="float">
            <text:p>1</text:p>
          </table:table-cell>
          <table:table-cell table:formula="of:=IF(AND( NOT([.C511]); NOT(ISERROR(FIND(&quot;ALTER TABLE&quot;;[.B511]  ))));&quot;Y&quot;;&quot;&quot;)">
            <text:p/>
          </table:table-cell>
          <table:table-cell table:formula="of:=IF(AND( [.D511]=&quot;&quot;; NOT(ISERROR(FIND(&quot;ADD CONSTRAINT&quot;;[.B511]  ))));&quot;Y&quot;;&quot;&quot;)">
            <text:p/>
          </table:table-cell>
          <table:table-cell table:formula="of:=IF(AND( [.E511]=&quot;&quot;; NOT(ISERROR(FIND(&quot;FOREIGN KEY&quot;;[.B511]  ))));&quot;Y&quot;;&quot;&quot;)">
            <text:p/>
          </table:table-cell>
          <table:table-cell table:formula="of:=IF(AND( [.F511]=&quot;&quot;; NOT(ISERROR(FIND(&quot;REFERENCES&quot;;[.B511]  ))));&quot;Y&quot;;&quot;&quot;)">
            <text:p/>
          </table:table-cell>
          <table:table-cell table:formula="of:=IF([.D511]=&quot;Y&quot;; MID([.B511];FIND(&quot;ALTER TABLE&quot;;[.B511])+12;LEN([.B511]));&quot;&quot;)">
            <text:p/>
          </table:table-cell>
          <table:table-cell table:formula="of:=IF([.E511]=&quot;Y&quot;; MID([.B511];FIND(&quot;ADD CONSTRAINT&quot;;[.B511])+15;LEN([.B511]));&quot;&quot;)">
            <text:p/>
          </table:table-cell>
          <table:table-cell table:formula="of:=[.I511]">
            <text:p/>
          </table:table-cell>
          <table:table-cell table:formula="of:=IF([.F511]=&quot;Y&quot;; MID([.B511];FIND(&quot;FOREIGN KEY&quot;;[.B511])+13;LEN([.B511])-14);&quot;&quot;)">
            <text:p/>
          </table:table-cell>
          <table:table-cell table:formula="of:=IF([.G511]=&quot;Y&quot;; MID([.B511];FIND(&quot;REFERENCES&quot;;[.B511])+11;LEN([.B511]));&quot;&quot;)">
            <text:p/>
          </table:table-cell>
          <table:table-cell table:formula="of:=IF([.L511]&lt;&gt;&quot;&quot;;LEFT([.L511];FIND(&quot;(&quot;;[.L511])-1);&quot;&quot;)">
            <text:p/>
          </table:table-cell>
          <table:table-cell table:formula="of:=SUBSTITUTE( IF([.L511]&lt;&gt;&quot;&quot;;MID([.L511];FIND(&quot;(&quot;;[.L511])+1;LEN([.L511]));&quot;&quot;); &quot;);&quot;;&quot;&quot;)">
            <text:p/>
          </table:table-cell>
          <table:table-cell table:style-name="ce16" table:formula="of:=LOWER(IF([.H511]&lt;&gt;&quot;&quot;; &quot;MATCH (n:&quot; &amp; [.M514] &amp; &quot;), (m:&quot; &amp; [.H511] &amp; &quot;)&#10;WHERE m.&quot; &amp; [.K513] &amp; &quot; = n. &quot; &amp; [.N514] &amp; &quot; &#10;create (n)-[:&quot; &amp; [.J512] &amp; &quot; ]-&gt;(m)&#10;RETURN n,m&quot;;&quot;&quot;))">
            <text:p/>
          </table:table-cell>
          <table:table-cell table:formula="of:=LOWER(IF([.H511]&lt;&gt;&quot;&quot;;[.H511];&quot;&quot;))">
            <text:p/>
          </table:table-cell>
          <table:table-cell table:formula="of:=LOWER(IF([.H511]&lt;&gt;&quot;&quot;;[.K513];&quot;&quot;))">
            <text:p/>
          </table:table-cell>
          <table:table-cell table:formula="of:=LOWER(IF([.H511]&lt;&gt;&quot;&quot;;[.M514];&quot;&quot;))">
            <text:p/>
          </table:table-cell>
          <table:table-cell table:formula="of:=LOWER(IF([.H511]&lt;&gt;&quot;&quot;;[.N514];&quot;&quot;))">
            <text:p/>
          </table:table-cell>
          <table:table-cell table:formula="of:=LOWER(IF([.H511]&lt;&gt;&quot;&quot;;[.J512];&quot;&quot;))">
            <text:p/>
          </table:table-cell>
          <table:table-cell table:formula="of:=LOWER(IF([.H511]&lt;&gt;&quot;&quot;; &quot;MATCH (n:&quot; &amp; [.R511] &amp; &quot;), (m:&quot; &amp; [.P511] &amp; &quot;)&#10;WHERE m.&quot; &amp; [.Q511] &amp; &quot; = n. &quot; &amp; [.S511] &amp; &quot; &#10;create (n)-[:&quot; &amp; [.T51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512]=&quot;&quot;; NOT(ISERROR(FIND(&quot;DROP CONSTRAINT&quot;;[.B512]))); NOT(ISERROR(FIND(&quot;--&quot;;[.B512]))))" office:value-type="float" office:value="1" calcext:value-type="float">
            <text:p>1</text:p>
          </table:table-cell>
          <table:table-cell table:formula="of:=IF(AND( NOT([.C512]); NOT(ISERROR(FIND(&quot;ALTER TABLE&quot;;[.B512]  ))));&quot;Y&quot;;&quot;&quot;)">
            <text:p/>
          </table:table-cell>
          <table:table-cell table:formula="of:=IF(AND( [.D512]=&quot;&quot;; NOT(ISERROR(FIND(&quot;ADD CONSTRAINT&quot;;[.B512]  ))));&quot;Y&quot;;&quot;&quot;)">
            <text:p/>
          </table:table-cell>
          <table:table-cell table:formula="of:=IF(AND( [.E512]=&quot;&quot;; NOT(ISERROR(FIND(&quot;FOREIGN KEY&quot;;[.B512]  ))));&quot;Y&quot;;&quot;&quot;)">
            <text:p/>
          </table:table-cell>
          <table:table-cell table:formula="of:=IF(AND( [.F512]=&quot;&quot;; NOT(ISERROR(FIND(&quot;REFERENCES&quot;;[.B512]  ))));&quot;Y&quot;;&quot;&quot;)">
            <text:p/>
          </table:table-cell>
          <table:table-cell table:formula="of:=IF([.D512]=&quot;Y&quot;; MID([.B512];FIND(&quot;ALTER TABLE&quot;;[.B512])+12;LEN([.B512]));&quot;&quot;)">
            <text:p/>
          </table:table-cell>
          <table:table-cell table:formula="of:=IF([.E512]=&quot;Y&quot;; MID([.B512];FIND(&quot;ADD CONSTRAINT&quot;;[.B512])+15;LEN([.B512]));&quot;&quot;)">
            <text:p/>
          </table:table-cell>
          <table:table-cell table:formula="of:=[.I512]">
            <text:p/>
          </table:table-cell>
          <table:table-cell table:formula="of:=IF([.F512]=&quot;Y&quot;; MID([.B512];FIND(&quot;FOREIGN KEY&quot;;[.B512])+13;LEN([.B512])-14);&quot;&quot;)">
            <text:p/>
          </table:table-cell>
          <table:table-cell table:formula="of:=IF([.G512]=&quot;Y&quot;; MID([.B512];FIND(&quot;REFERENCES&quot;;[.B512])+11;LEN([.B512]));&quot;&quot;)">
            <text:p/>
          </table:table-cell>
          <table:table-cell table:formula="of:=IF([.L512]&lt;&gt;&quot;&quot;;LEFT([.L512];FIND(&quot;(&quot;;[.L512])-1);&quot;&quot;)">
            <text:p/>
          </table:table-cell>
          <table:table-cell table:formula="of:=SUBSTITUTE( IF([.L512]&lt;&gt;&quot;&quot;;MID([.L512];FIND(&quot;(&quot;;[.L512])+1;LEN([.L512]));&quot;&quot;); &quot;);&quot;;&quot;&quot;)">
            <text:p/>
          </table:table-cell>
          <table:table-cell table:style-name="ce16" table:formula="of:=LOWER(IF([.H512]&lt;&gt;&quot;&quot;; &quot;MATCH (n:&quot; &amp; [.M515] &amp; &quot;), (m:&quot; &amp; [.H512] &amp; &quot;)&#10;WHERE m.&quot; &amp; [.K514] &amp; &quot; = n. &quot; &amp; [.N515] &amp; &quot; &#10;create (n)-[:&quot; &amp; [.J513] &amp; &quot; ]-&gt;(m)&#10;RETURN n,m&quot;;&quot;&quot;))">
            <text:p/>
          </table:table-cell>
          <table:table-cell table:formula="of:=LOWER(IF([.H512]&lt;&gt;&quot;&quot;;[.H512];&quot;&quot;))">
            <text:p/>
          </table:table-cell>
          <table:table-cell table:formula="of:=LOWER(IF([.H512]&lt;&gt;&quot;&quot;;[.K514];&quot;&quot;))">
            <text:p/>
          </table:table-cell>
          <table:table-cell table:formula="of:=LOWER(IF([.H512]&lt;&gt;&quot;&quot;;[.M515];&quot;&quot;))">
            <text:p/>
          </table:table-cell>
          <table:table-cell table:formula="of:=LOWER(IF([.H512]&lt;&gt;&quot;&quot;;[.N515];&quot;&quot;))">
            <text:p/>
          </table:table-cell>
          <table:table-cell table:formula="of:=LOWER(IF([.H512]&lt;&gt;&quot;&quot;;[.J513];&quot;&quot;))">
            <text:p/>
          </table:table-cell>
          <table:table-cell table:formula="of:=LOWER(IF([.H512]&lt;&gt;&quot;&quot;; &quot;MATCH (n:&quot; &amp; [.R512] &amp; &quot;), (m:&quot; &amp; [.P512] &amp; &quot;)&#10;WHERE m.&quot; &amp; [.Q512] &amp; &quot; = n. &quot; &amp; [.S512] &amp; &quot; &#10;create (n)-[:&quot; &amp; [.T51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subject_id</text:p>
          </table:table-cell>
          <table:table-cell table:formula="of:=OR( [.B513]=&quot;&quot;; NOT(ISERROR(FIND(&quot;DROP CONSTRAINT&quot;;[.B513]))); NOT(ISERROR(FIND(&quot;--&quot;;[.B513]))))" office:value-type="float" office:value="1" calcext:value-type="float">
            <text:p>1</text:p>
          </table:table-cell>
          <table:table-cell table:formula="of:=IF(AND( NOT([.C513]); NOT(ISERROR(FIND(&quot;ALTER TABLE&quot;;[.B513]  ))));&quot;Y&quot;;&quot;&quot;)">
            <text:p/>
          </table:table-cell>
          <table:table-cell table:formula="of:=IF(AND( [.D513]=&quot;&quot;; NOT(ISERROR(FIND(&quot;ADD CONSTRAINT&quot;;[.B513]  ))));&quot;Y&quot;;&quot;&quot;)">
            <text:p/>
          </table:table-cell>
          <table:table-cell table:formula="of:=IF(AND( [.E513]=&quot;&quot;; NOT(ISERROR(FIND(&quot;FOREIGN KEY&quot;;[.B513]  ))));&quot;Y&quot;;&quot;&quot;)">
            <text:p/>
          </table:table-cell>
          <table:table-cell table:formula="of:=IF(AND( [.F513]=&quot;&quot;; NOT(ISERROR(FIND(&quot;REFERENCES&quot;;[.B513]  ))));&quot;Y&quot;;&quot;&quot;)">
            <text:p/>
          </table:table-cell>
          <table:table-cell table:formula="of:=IF([.D513]=&quot;Y&quot;; MID([.B513];FIND(&quot;ALTER TABLE&quot;;[.B513])+12;LEN([.B513]));&quot;&quot;)">
            <text:p/>
          </table:table-cell>
          <table:table-cell table:formula="of:=IF([.E513]=&quot;Y&quot;; MID([.B513];FIND(&quot;ADD CONSTRAINT&quot;;[.B513])+15;LEN([.B513]));&quot;&quot;)">
            <text:p/>
          </table:table-cell>
          <table:table-cell table:formula="of:=[.I513]">
            <text:p/>
          </table:table-cell>
          <table:table-cell table:formula="of:=IF([.F513]=&quot;Y&quot;; MID([.B513];FIND(&quot;FOREIGN KEY&quot;;[.B513])+13;LEN([.B513])-14);&quot;&quot;)">
            <text:p/>
          </table:table-cell>
          <table:table-cell table:formula="of:=IF([.G513]=&quot;Y&quot;; MID([.B513];FIND(&quot;REFERENCES&quot;;[.B513])+11;LEN([.B513]));&quot;&quot;)">
            <text:p/>
          </table:table-cell>
          <table:table-cell table:formula="of:=IF([.L513]&lt;&gt;&quot;&quot;;LEFT([.L513];FIND(&quot;(&quot;;[.L513])-1);&quot;&quot;)">
            <text:p/>
          </table:table-cell>
          <table:table-cell table:formula="of:=SUBSTITUTE( IF([.L513]&lt;&gt;&quot;&quot;;MID([.L513];FIND(&quot;(&quot;;[.L513])+1;LEN([.L513]));&quot;&quot;); &quot;);&quot;;&quot;&quot;)">
            <text:p/>
          </table:table-cell>
          <table:table-cell table:style-name="ce16" table:formula="of:=LOWER(IF([.H513]&lt;&gt;&quot;&quot;; &quot;MATCH (n:&quot; &amp; [.M516] &amp; &quot;), (m:&quot; &amp; [.H513] &amp; &quot;)&#10;WHERE m.&quot; &amp; [.K515] &amp; &quot; = n. &quot; &amp; [.N516] &amp; &quot; &#10;create (n)-[:&quot; &amp; [.J514] &amp; &quot; ]-&gt;(m)&#10;RETURN n,m&quot;;&quot;&quot;))">
            <text:p/>
          </table:table-cell>
          <table:table-cell table:formula="of:=LOWER(IF([.H513]&lt;&gt;&quot;&quot;;[.H513];&quot;&quot;))">
            <text:p/>
          </table:table-cell>
          <table:table-cell table:formula="of:=LOWER(IF([.H513]&lt;&gt;&quot;&quot;;[.K515];&quot;&quot;))">
            <text:p/>
          </table:table-cell>
          <table:table-cell table:formula="of:=LOWER(IF([.H513]&lt;&gt;&quot;&quot;;[.M516];&quot;&quot;))">
            <text:p/>
          </table:table-cell>
          <table:table-cell table:formula="of:=LOWER(IF([.H513]&lt;&gt;&quot;&quot;;[.N516];&quot;&quot;))">
            <text:p/>
          </table:table-cell>
          <table:table-cell table:formula="of:=LOWER(IF([.H513]&lt;&gt;&quot;&quot;;[.J514];&quot;&quot;))">
            <text:p/>
          </table:table-cell>
          <table:table-cell table:formula="of:=LOWER(IF([.H513]&lt;&gt;&quot;&quot;; &quot;MATCH (n:&quot; &amp; [.R513] &amp; &quot;), (m:&quot; &amp; [.P513] &amp; &quot;)&#10;WHERE m.&quot; &amp; [.Q513] &amp; &quot; = n. &quot; &amp; [.S513] &amp; &quot; &#10;create (n)-[:&quot; &amp; [.T51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TRANSFERS DROP CONSTRAINT IF EXISTS transfers_fk_subject_id;</text:p>
          </table:table-cell>
          <table:table-cell table:formula="of:=OR( [.B514]=&quot;&quot;; NOT(ISERROR(FIND(&quot;DROP CONSTRAINT&quot;;[.B514]))); NOT(ISERROR(FIND(&quot;--&quot;;[.B514]))))" office:value-type="float" office:value="1" calcext:value-type="float">
            <text:p>1</text:p>
          </table:table-cell>
          <table:table-cell table:formula="of:=IF(AND( NOT([.C514]); NOT(ISERROR(FIND(&quot;ALTER TABLE&quot;;[.B514]  ))));&quot;Y&quot;;&quot;&quot;)">
            <text:p/>
          </table:table-cell>
          <table:table-cell table:formula="of:=IF(AND( [.D514]=&quot;&quot;; NOT(ISERROR(FIND(&quot;ADD CONSTRAINT&quot;;[.B514]  ))));&quot;Y&quot;;&quot;&quot;)">
            <text:p/>
          </table:table-cell>
          <table:table-cell table:formula="of:=IF(AND( [.E514]=&quot;&quot;; NOT(ISERROR(FIND(&quot;FOREIGN KEY&quot;;[.B514]  ))));&quot;Y&quot;;&quot;&quot;)">
            <text:p/>
          </table:table-cell>
          <table:table-cell table:formula="of:=IF(AND( [.F514]=&quot;&quot;; NOT(ISERROR(FIND(&quot;REFERENCES&quot;;[.B514]  ))));&quot;Y&quot;;&quot;&quot;)">
            <text:p/>
          </table:table-cell>
          <table:table-cell table:formula="of:=IF([.D514]=&quot;Y&quot;; MID([.B514];FIND(&quot;ALTER TABLE&quot;;[.B514])+12;LEN([.B514]));&quot;&quot;)">
            <text:p/>
          </table:table-cell>
          <table:table-cell table:formula="of:=IF([.E514]=&quot;Y&quot;; MID([.B514];FIND(&quot;ADD CONSTRAINT&quot;;[.B514])+15;LEN([.B514]));&quot;&quot;)">
            <text:p/>
          </table:table-cell>
          <table:table-cell table:formula="of:=[.I514]">
            <text:p/>
          </table:table-cell>
          <table:table-cell table:formula="of:=IF([.F514]=&quot;Y&quot;; MID([.B514];FIND(&quot;FOREIGN KEY&quot;;[.B514])+13;LEN([.B514])-14);&quot;&quot;)">
            <text:p/>
          </table:table-cell>
          <table:table-cell table:formula="of:=IF([.G514]=&quot;Y&quot;; MID([.B514];FIND(&quot;REFERENCES&quot;;[.B514])+11;LEN([.B514]));&quot;&quot;)">
            <text:p/>
          </table:table-cell>
          <table:table-cell table:formula="of:=IF([.L514]&lt;&gt;&quot;&quot;;LEFT([.L514];FIND(&quot;(&quot;;[.L514])-1);&quot;&quot;)">
            <text:p/>
          </table:table-cell>
          <table:table-cell table:formula="of:=SUBSTITUTE( IF([.L514]&lt;&gt;&quot;&quot;;MID([.L514];FIND(&quot;(&quot;;[.L514])+1;LEN([.L514]));&quot;&quot;); &quot;);&quot;;&quot;&quot;)">
            <text:p/>
          </table:table-cell>
          <table:table-cell table:style-name="ce16" table:formula="of:=LOWER(IF([.H514]&lt;&gt;&quot;&quot;; &quot;MATCH (n:&quot; &amp; [.M517] &amp; &quot;), (m:&quot; &amp; [.H514] &amp; &quot;)&#10;WHERE m.&quot; &amp; [.K516] &amp; &quot; = n. &quot; &amp; [.N517] &amp; &quot; &#10;create (n)-[:&quot; &amp; [.J515] &amp; &quot; ]-&gt;(m)&#10;RETURN n,m&quot;;&quot;&quot;))">
            <text:p/>
          </table:table-cell>
          <table:table-cell table:formula="of:=LOWER(IF([.H514]&lt;&gt;&quot;&quot;;[.H514];&quot;&quot;))">
            <text:p/>
          </table:table-cell>
          <table:table-cell table:formula="of:=LOWER(IF([.H514]&lt;&gt;&quot;&quot;;[.K516];&quot;&quot;))">
            <text:p/>
          </table:table-cell>
          <table:table-cell table:formula="of:=LOWER(IF([.H514]&lt;&gt;&quot;&quot;;[.M517];&quot;&quot;))">
            <text:p/>
          </table:table-cell>
          <table:table-cell table:formula="of:=LOWER(IF([.H514]&lt;&gt;&quot;&quot;;[.N517];&quot;&quot;))">
            <text:p/>
          </table:table-cell>
          <table:table-cell table:formula="of:=LOWER(IF([.H514]&lt;&gt;&quot;&quot;;[.J515];&quot;&quot;))">
            <text:p/>
          </table:table-cell>
          <table:table-cell table:formula="of:=LOWER(IF([.H514]&lt;&gt;&quot;&quot;; &quot;MATCH (n:&quot; &amp; [.R514] &amp; &quot;), (m:&quot; &amp; [.P514] &amp; &quot;)&#10;WHERE m.&quot; &amp; [.Q514] &amp; &quot; = n. &quot; &amp; [.S514] &amp; &quot; &#10;create (n)-[:&quot; &amp; [.T514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TRANSFERS</text:p>
          </table:table-cell>
          <table:table-cell table:formula="of:=OR( [.B515]=&quot;&quot;; NOT(ISERROR(FIND(&quot;DROP CONSTRAINT&quot;;[.B515]))); NOT(ISERROR(FIND(&quot;--&quot;;[.B515]))))" office:value-type="float" office:value="0" calcext:value-type="float">
            <text:p>0</text:p>
          </table:table-cell>
          <table:table-cell table:formula="of:=IF(AND( NOT([.C515]); NOT(ISERROR(FIND(&quot;ALTER TABLE&quot;;[.B515]  ))));&quot;Y&quot;;&quot;&quot;)" office:value-type="string" office:string-value="Y" calcext:value-type="string">
            <text:p>Y</text:p>
          </table:table-cell>
          <table:table-cell table:formula="of:=IF(AND( [.D515]=&quot;&quot;; NOT(ISERROR(FIND(&quot;ADD CONSTRAINT&quot;;[.B515]  ))));&quot;Y&quot;;&quot;&quot;)">
            <text:p/>
          </table:table-cell>
          <table:table-cell table:formula="of:=IF(AND( [.E515]=&quot;&quot;; NOT(ISERROR(FIND(&quot;FOREIGN KEY&quot;;[.B515]  ))));&quot;Y&quot;;&quot;&quot;)">
            <text:p/>
          </table:table-cell>
          <table:table-cell table:formula="of:=IF(AND( [.F515]=&quot;&quot;; NOT(ISERROR(FIND(&quot;REFERENCES&quot;;[.B515]  ))));&quot;Y&quot;;&quot;&quot;)">
            <text:p/>
          </table:table-cell>
          <table:table-cell table:formula="of:=IF([.D515]=&quot;Y&quot;; MID([.B515];FIND(&quot;ALTER TABLE&quot;;[.B515])+12;LEN([.B515]));&quot;&quot;)" office:value-type="string" office:string-value="TRANSFERS" calcext:value-type="string">
            <text:p>TRANSFERS</text:p>
          </table:table-cell>
          <table:table-cell table:formula="of:=IF([.E515]=&quot;Y&quot;; MID([.B515];FIND(&quot;ADD CONSTRAINT&quot;;[.B515])+15;LEN([.B515]));&quot;&quot;)">
            <text:p/>
          </table:table-cell>
          <table:table-cell table:formula="of:=[.I515]">
            <text:p/>
          </table:table-cell>
          <table:table-cell table:formula="of:=IF([.F515]=&quot;Y&quot;; MID([.B515];FIND(&quot;FOREIGN KEY&quot;;[.B515])+13;LEN([.B515])-14);&quot;&quot;)">
            <text:p/>
          </table:table-cell>
          <table:table-cell table:formula="of:=IF([.G515]=&quot;Y&quot;; MID([.B515];FIND(&quot;REFERENCES&quot;;[.B515])+11;LEN([.B515]));&quot;&quot;)">
            <text:p/>
          </table:table-cell>
          <table:table-cell table:formula="of:=IF([.L515]&lt;&gt;&quot;&quot;;LEFT([.L515];FIND(&quot;(&quot;;[.L515])-1);&quot;&quot;)">
            <text:p/>
          </table:table-cell>
          <table:table-cell table:formula="of:=SUBSTITUTE( IF([.L515]&lt;&gt;&quot;&quot;;MID([.L515];FIND(&quot;(&quot;;[.L515])+1;LEN([.L515]));&quot;&quot;); &quot;);&quot;;&quot;&quot;)">
            <text:p/>
          </table:table-cell>
          <table:table-cell table:style-name="ce16" table:formula="of:=LOWER(IF([.H515]&lt;&gt;&quot;&quot;; &quot;MATCH (n:&quot; &amp; [.M518] &amp; &quot;), (m:&quot; &amp; [.H515] &amp; &quot;)&#10;WHERE m.&quot; &amp; [.K517] &amp; &quot; = n. &quot; &amp; [.N518] &amp; &quot; &#10;create (n)-[:&quot; &amp; [.J516] &amp; &quot; ]-&gt;(m)&#10;RETURN n,m&quot;;&quot;&quot;))" office:value-type="string" office:string-value="match (n:patients), (m:transfers)&#10;where m.subject_id = n. subject_id &#10;create (n)-[:transfers_fk_subject_id ]-&gt;(m)&#10;return n,m" calcext:value-type="string">
            <text:p>match (n:patients), (m:transfers)</text:p>
            <text:p>where m.subject_id = n. subject_id </text:p>
            <text:p>create (n)-[:transfers_fk_subject_id ]-&gt;(m)</text:p>
            <text:p>return n,m</text:p>
          </table:table-cell>
          <table:table-cell table:formula="of:=LOWER(IF([.H515]&lt;&gt;&quot;&quot;;[.H515];&quot;&quot;))" office:value-type="string" office:string-value="transfers" calcext:value-type="string">
            <text:p>transfers</text:p>
          </table:table-cell>
          <table:table-cell table:formula="of:=LOWER(IF([.H515]&lt;&gt;&quot;&quot;;[.K517];&quot;&quot;))" office:value-type="string" office:string-value="subject_id" calcext:value-type="string">
            <text:p>subject_id</text:p>
          </table:table-cell>
          <table:table-cell table:formula="of:=LOWER(IF([.H515]&lt;&gt;&quot;&quot;;[.M518];&quot;&quot;))" office:value-type="string" office:string-value="patients" calcext:value-type="string">
            <text:p>patients</text:p>
          </table:table-cell>
          <table:table-cell table:formula="of:=LOWER(IF([.H515]&lt;&gt;&quot;&quot;;[.N518];&quot;&quot;))" office:value-type="string" office:string-value="subject_id" calcext:value-type="string">
            <text:p>subject_id</text:p>
          </table:table-cell>
          <table:table-cell table:formula="of:=LOWER(IF([.H515]&lt;&gt;&quot;&quot;;[.J516];&quot;&quot;))" office:value-type="string" office:string-value="transfers_fk_subject_id" calcext:value-type="string">
            <text:p>transfers_fk_subject_id</text:p>
          </table:table-cell>
          <table:table-cell table:formula="of:=LOWER(IF([.H515]&lt;&gt;&quot;&quot;; &quot;MATCH (n:&quot; &amp; [.R515] &amp; &quot;), (m:&quot; &amp; [.P515] &amp; &quot;)&#10;WHERE m.&quot; &amp; [.Q515] &amp; &quot; = n. &quot; &amp; [.S515] &amp; &quot; &#10;create (n)-[:&quot; &amp; [.T515] &amp; &quot; ]-&gt;(m)&#10;RETURN n,m&quot;;&quot;&quot;))" office:value-type="string" office:string-value="match (n:patients), (m:transfers)&#10;where m.subject_id = n. subject_id &#10;create (n)-[:transfers_fk_subject_id ]-&gt;(m)&#10;return n,m" calcext:value-type="string">
            <text:p>match (n:patients), (m:transfers)</text:p>
            <text:p>where m.subject_id = n. subject_id </text:p>
            <text:p>create (n)-[:transfers_fk_subject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transfers_fk_subject_id</text:p>
          </table:table-cell>
          <table:table-cell table:formula="of:=OR( [.B516]=&quot;&quot;; NOT(ISERROR(FIND(&quot;DROP CONSTRAINT&quot;;[.B516]))); NOT(ISERROR(FIND(&quot;--&quot;;[.B516]))))" office:value-type="float" office:value="0" calcext:value-type="float">
            <text:p>0</text:p>
          </table:table-cell>
          <table:table-cell table:formula="of:=IF(AND( NOT([.C516]); NOT(ISERROR(FIND(&quot;ALTER TABLE&quot;;[.B516]  ))));&quot;Y&quot;;&quot;&quot;)">
            <text:p/>
          </table:table-cell>
          <table:table-cell table:formula="of:=IF(AND( [.D516]=&quot;&quot;; NOT(ISERROR(FIND(&quot;ADD CONSTRAINT&quot;;[.B516]  ))));&quot;Y&quot;;&quot;&quot;)" office:value-type="string" office:string-value="Y" calcext:value-type="string">
            <text:p>Y</text:p>
          </table:table-cell>
          <table:table-cell table:formula="of:=IF(AND( [.E516]=&quot;&quot;; NOT(ISERROR(FIND(&quot;FOREIGN KEY&quot;;[.B516]  ))));&quot;Y&quot;;&quot;&quot;)">
            <text:p/>
          </table:table-cell>
          <table:table-cell table:formula="of:=IF(AND( [.F516]=&quot;&quot;; NOT(ISERROR(FIND(&quot;REFERENCES&quot;;[.B516]  ))));&quot;Y&quot;;&quot;&quot;)">
            <text:p/>
          </table:table-cell>
          <table:table-cell table:formula="of:=IF([.D516]=&quot;Y&quot;; MID([.B516];FIND(&quot;ALTER TABLE&quot;;[.B516])+12;LEN([.B516]));&quot;&quot;)">
            <text:p/>
          </table:table-cell>
          <table:table-cell table:formula="of:=IF([.E516]=&quot;Y&quot;; MID([.B516];FIND(&quot;ADD CONSTRAINT&quot;;[.B516])+15;LEN([.B516]));&quot;&quot;)" office:value-type="string" office:string-value="transfers_fk_subject_id" calcext:value-type="string">
            <text:p>transfers_fk_subject_id</text:p>
          </table:table-cell>
          <table:table-cell table:formula="of:=[.I516]" office:value-type="string" office:string-value="transfers_fk_subject_id" calcext:value-type="string">
            <text:p>transfers_fk_subject_id</text:p>
          </table:table-cell>
          <table:table-cell table:formula="of:=IF([.F516]=&quot;Y&quot;; MID([.B516];FIND(&quot;FOREIGN KEY&quot;;[.B516])+13;LEN([.B516])-14);&quot;&quot;)">
            <text:p/>
          </table:table-cell>
          <table:table-cell table:formula="of:=IF([.G516]=&quot;Y&quot;; MID([.B516];FIND(&quot;REFERENCES&quot;;[.B516])+11;LEN([.B516]));&quot;&quot;)">
            <text:p/>
          </table:table-cell>
          <table:table-cell table:formula="of:=IF([.L516]&lt;&gt;&quot;&quot;;LEFT([.L516];FIND(&quot;(&quot;;[.L516])-1);&quot;&quot;)">
            <text:p/>
          </table:table-cell>
          <table:table-cell table:formula="of:=SUBSTITUTE( IF([.L516]&lt;&gt;&quot;&quot;;MID([.L516];FIND(&quot;(&quot;;[.L516])+1;LEN([.L516]));&quot;&quot;); &quot;);&quot;;&quot;&quot;)">
            <text:p/>
          </table:table-cell>
          <table:table-cell table:style-name="ce16" table:formula="of:=LOWER(IF([.H516]&lt;&gt;&quot;&quot;; &quot;MATCH (n:&quot; &amp; [.M519] &amp; &quot;), (m:&quot; &amp; [.H516] &amp; &quot;)&#10;WHERE m.&quot; &amp; [.K518] &amp; &quot; = n. &quot; &amp; [.N519] &amp; &quot; &#10;create (n)-[:&quot; &amp; [.J517] &amp; &quot; ]-&gt;(m)&#10;RETURN n,m&quot;;&quot;&quot;))">
            <text:p/>
          </table:table-cell>
          <table:table-cell table:formula="of:=LOWER(IF([.H516]&lt;&gt;&quot;&quot;;[.H516];&quot;&quot;))">
            <text:p/>
          </table:table-cell>
          <table:table-cell table:formula="of:=LOWER(IF([.H516]&lt;&gt;&quot;&quot;;[.K518];&quot;&quot;))">
            <text:p/>
          </table:table-cell>
          <table:table-cell table:formula="of:=LOWER(IF([.H516]&lt;&gt;&quot;&quot;;[.M519];&quot;&quot;))">
            <text:p/>
          </table:table-cell>
          <table:table-cell table:formula="of:=LOWER(IF([.H516]&lt;&gt;&quot;&quot;;[.N519];&quot;&quot;))">
            <text:p/>
          </table:table-cell>
          <table:table-cell table:formula="of:=LOWER(IF([.H516]&lt;&gt;&quot;&quot;;[.J517];&quot;&quot;))">
            <text:p/>
          </table:table-cell>
          <table:table-cell table:formula="of:=LOWER(IF([.H516]&lt;&gt;&quot;&quot;; &quot;MATCH (n:&quot; &amp; [.R516] &amp; &quot;), (m:&quot; &amp; [.P516] &amp; &quot;)&#10;WHERE m.&quot; &amp; [.Q516] &amp; &quot; = n. &quot; &amp; [.S516] &amp; &quot; &#10;create (n)-[:&quot; &amp; [.T51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SUBJECT_ID)</text:p>
          </table:table-cell>
          <table:table-cell table:formula="of:=OR( [.B517]=&quot;&quot;; NOT(ISERROR(FIND(&quot;DROP CONSTRAINT&quot;;[.B517]))); NOT(ISERROR(FIND(&quot;--&quot;;[.B517]))))" office:value-type="float" office:value="0" calcext:value-type="float">
            <text:p>0</text:p>
          </table:table-cell>
          <table:table-cell table:formula="of:=IF(AND( NOT([.C517]); NOT(ISERROR(FIND(&quot;ALTER TABLE&quot;;[.B517]  ))));&quot;Y&quot;;&quot;&quot;)">
            <text:p/>
          </table:table-cell>
          <table:table-cell table:formula="of:=IF(AND( [.D517]=&quot;&quot;; NOT(ISERROR(FIND(&quot;ADD CONSTRAINT&quot;;[.B517]  ))));&quot;Y&quot;;&quot;&quot;)">
            <text:p/>
          </table:table-cell>
          <table:table-cell table:formula="of:=IF(AND( [.E517]=&quot;&quot;; NOT(ISERROR(FIND(&quot;FOREIGN KEY&quot;;[.B517]  ))));&quot;Y&quot;;&quot;&quot;)" office:value-type="string" office:string-value="Y" calcext:value-type="string">
            <text:p>Y</text:p>
          </table:table-cell>
          <table:table-cell table:formula="of:=IF(AND( [.F517]=&quot;&quot;; NOT(ISERROR(FIND(&quot;REFERENCES&quot;;[.B517]  ))));&quot;Y&quot;;&quot;&quot;)">
            <text:p/>
          </table:table-cell>
          <table:table-cell table:formula="of:=IF([.D517]=&quot;Y&quot;; MID([.B517];FIND(&quot;ALTER TABLE&quot;;[.B517])+12;LEN([.B517]));&quot;&quot;)">
            <text:p/>
          </table:table-cell>
          <table:table-cell table:formula="of:=IF([.E517]=&quot;Y&quot;; MID([.B517];FIND(&quot;ADD CONSTRAINT&quot;;[.B517])+15;LEN([.B517]));&quot;&quot;)">
            <text:p/>
          </table:table-cell>
          <table:table-cell table:formula="of:=[.I517]">
            <text:p/>
          </table:table-cell>
          <table:table-cell table:formula="of:=IF([.F517]=&quot;Y&quot;; MID([.B517];FIND(&quot;FOREIGN KEY&quot;;[.B517])+13;LEN([.B517])-14);&quot;&quot;)" office:value-type="string" office:string-value="SUBJECT_ID" calcext:value-type="string">
            <text:p>SUBJECT_ID</text:p>
          </table:table-cell>
          <table:table-cell table:formula="of:=IF([.G517]=&quot;Y&quot;; MID([.B517];FIND(&quot;REFERENCES&quot;;[.B517])+11;LEN([.B517]));&quot;&quot;)">
            <text:p/>
          </table:table-cell>
          <table:table-cell table:formula="of:=IF([.L517]&lt;&gt;&quot;&quot;;LEFT([.L517];FIND(&quot;(&quot;;[.L517])-1);&quot;&quot;)">
            <text:p/>
          </table:table-cell>
          <table:table-cell table:formula="of:=SUBSTITUTE( IF([.L517]&lt;&gt;&quot;&quot;;MID([.L517];FIND(&quot;(&quot;;[.L517])+1;LEN([.L517]));&quot;&quot;); &quot;);&quot;;&quot;&quot;)">
            <text:p/>
          </table:table-cell>
          <table:table-cell table:style-name="ce16" table:formula="of:=LOWER(IF([.H517]&lt;&gt;&quot;&quot;; &quot;MATCH (n:&quot; &amp; [.M520] &amp; &quot;), (m:&quot; &amp; [.H517] &amp; &quot;)&#10;WHERE m.&quot; &amp; [.K519] &amp; &quot; = n. &quot; &amp; [.N520] &amp; &quot; &#10;create (n)-[:&quot; &amp; [.J518] &amp; &quot; ]-&gt;(m)&#10;RETURN n,m&quot;;&quot;&quot;))">
            <text:p/>
          </table:table-cell>
          <table:table-cell table:formula="of:=LOWER(IF([.H517]&lt;&gt;&quot;&quot;;[.H517];&quot;&quot;))">
            <text:p/>
          </table:table-cell>
          <table:table-cell table:formula="of:=LOWER(IF([.H517]&lt;&gt;&quot;&quot;;[.K519];&quot;&quot;))">
            <text:p/>
          </table:table-cell>
          <table:table-cell table:formula="of:=LOWER(IF([.H517]&lt;&gt;&quot;&quot;;[.M520];&quot;&quot;))">
            <text:p/>
          </table:table-cell>
          <table:table-cell table:formula="of:=LOWER(IF([.H517]&lt;&gt;&quot;&quot;;[.N520];&quot;&quot;))">
            <text:p/>
          </table:table-cell>
          <table:table-cell table:formula="of:=LOWER(IF([.H517]&lt;&gt;&quot;&quot;;[.J518];&quot;&quot;))">
            <text:p/>
          </table:table-cell>
          <table:table-cell table:formula="of:=LOWER(IF([.H517]&lt;&gt;&quot;&quot;; &quot;MATCH (n:&quot; &amp; [.R517] &amp; &quot;), (m:&quot; &amp; [.P517] &amp; &quot;)&#10;WHERE m.&quot; &amp; [.Q517] &amp; &quot; = n. &quot; &amp; [.S517] &amp; &quot; &#10;create (n)-[:&quot; &amp; [.T51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PATIENTS(SUBJECT_ID);</text:p>
          </table:table-cell>
          <table:table-cell table:formula="of:=OR( [.B518]=&quot;&quot;; NOT(ISERROR(FIND(&quot;DROP CONSTRAINT&quot;;[.B518]))); NOT(ISERROR(FIND(&quot;--&quot;;[.B518]))))" office:value-type="float" office:value="0" calcext:value-type="float">
            <text:p>0</text:p>
          </table:table-cell>
          <table:table-cell table:formula="of:=IF(AND( NOT([.C518]); NOT(ISERROR(FIND(&quot;ALTER TABLE&quot;;[.B518]  ))));&quot;Y&quot;;&quot;&quot;)">
            <text:p/>
          </table:table-cell>
          <table:table-cell table:formula="of:=IF(AND( [.D518]=&quot;&quot;; NOT(ISERROR(FIND(&quot;ADD CONSTRAINT&quot;;[.B518]  ))));&quot;Y&quot;;&quot;&quot;)">
            <text:p/>
          </table:table-cell>
          <table:table-cell table:formula="of:=IF(AND( [.E518]=&quot;&quot;; NOT(ISERROR(FIND(&quot;FOREIGN KEY&quot;;[.B518]  ))));&quot;Y&quot;;&quot;&quot;)">
            <text:p/>
          </table:table-cell>
          <table:table-cell table:formula="of:=IF(AND( [.F518]=&quot;&quot;; NOT(ISERROR(FIND(&quot;REFERENCES&quot;;[.B518]  ))));&quot;Y&quot;;&quot;&quot;)" office:value-type="string" office:string-value="Y" calcext:value-type="string">
            <text:p>Y</text:p>
          </table:table-cell>
          <table:table-cell table:formula="of:=IF([.D518]=&quot;Y&quot;; MID([.B518];FIND(&quot;ALTER TABLE&quot;;[.B518])+12;LEN([.B518]));&quot;&quot;)">
            <text:p/>
          </table:table-cell>
          <table:table-cell table:formula="of:=IF([.E518]=&quot;Y&quot;; MID([.B518];FIND(&quot;ADD CONSTRAINT&quot;;[.B518])+15;LEN([.B518]));&quot;&quot;)">
            <text:p/>
          </table:table-cell>
          <table:table-cell table:formula="of:=[.I518]">
            <text:p/>
          </table:table-cell>
          <table:table-cell table:formula="of:=IF([.F518]=&quot;Y&quot;; MID([.B518];FIND(&quot;FOREIGN KEY&quot;;[.B518])+13;LEN([.B518])-14);&quot;&quot;)">
            <text:p/>
          </table:table-cell>
          <table:table-cell table:formula="of:=IF([.G518]=&quot;Y&quot;; MID([.B518];FIND(&quot;REFERENCES&quot;;[.B518])+11;LEN([.B518]));&quot;&quot;)" office:value-type="string" office:string-value="PATIENTS(SUBJECT_ID);" calcext:value-type="string">
            <text:p>PATIENTS(SUBJECT_ID);</text:p>
          </table:table-cell>
          <table:table-cell table:formula="of:=IF([.L518]&lt;&gt;&quot;&quot;;LEFT([.L518];FIND(&quot;(&quot;;[.L518])-1);&quot;&quot;)" office:value-type="string" office:string-value="PATIENTS" calcext:value-type="string">
            <text:p>PATIENTS</text:p>
          </table:table-cell>
          <table:table-cell table:formula="of:=SUBSTITUTE( IF([.L518]&lt;&gt;&quot;&quot;;MID([.L518];FIND(&quot;(&quot;;[.L518])+1;LEN([.L518]));&quot;&quot;); &quot;);&quot;;&quot;&quot;)" office:value-type="string" office:string-value="SUBJECT_ID" calcext:value-type="string">
            <text:p>SUBJECT_ID</text:p>
          </table:table-cell>
          <table:table-cell table:style-name="ce16" table:formula="of:=LOWER(IF([.H518]&lt;&gt;&quot;&quot;; &quot;MATCH (n:&quot; &amp; [.M521] &amp; &quot;), (m:&quot; &amp; [.H518] &amp; &quot;)&#10;WHERE m.&quot; &amp; [.K520] &amp; &quot; = n. &quot; &amp; [.N521] &amp; &quot; &#10;create (n)-[:&quot; &amp; [.J519] &amp; &quot; ]-&gt;(m)&#10;RETURN n,m&quot;;&quot;&quot;))">
            <text:p/>
          </table:table-cell>
          <table:table-cell table:formula="of:=LOWER(IF([.H518]&lt;&gt;&quot;&quot;;[.H518];&quot;&quot;))">
            <text:p/>
          </table:table-cell>
          <table:table-cell table:formula="of:=LOWER(IF([.H518]&lt;&gt;&quot;&quot;;[.K520];&quot;&quot;))">
            <text:p/>
          </table:table-cell>
          <table:table-cell table:formula="of:=LOWER(IF([.H518]&lt;&gt;&quot;&quot;;[.M521];&quot;&quot;))">
            <text:p/>
          </table:table-cell>
          <table:table-cell table:formula="of:=LOWER(IF([.H518]&lt;&gt;&quot;&quot;;[.N521];&quot;&quot;))">
            <text:p/>
          </table:table-cell>
          <table:table-cell table:formula="of:=LOWER(IF([.H518]&lt;&gt;&quot;&quot;;[.J519];&quot;&quot;))">
            <text:p/>
          </table:table-cell>
          <table:table-cell table:formula="of:=LOWER(IF([.H518]&lt;&gt;&quot;&quot;; &quot;MATCH (n:&quot; &amp; [.R518] &amp; &quot;), (m:&quot; &amp; [.P518] &amp; &quot;)&#10;WHERE m.&quot; &amp; [.Q518] &amp; &quot; = n. &quot; &amp; [.S518] &amp; &quot; &#10;create (n)-[:&quot; &amp; [.T518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519]=&quot;&quot;; NOT(ISERROR(FIND(&quot;DROP CONSTRAINT&quot;;[.B519]))); NOT(ISERROR(FIND(&quot;--&quot;;[.B519]))))" office:value-type="float" office:value="1" calcext:value-type="float">
            <text:p>1</text:p>
          </table:table-cell>
          <table:table-cell table:formula="of:=IF(AND( NOT([.C519]); NOT(ISERROR(FIND(&quot;ALTER TABLE&quot;;[.B519]  ))));&quot;Y&quot;;&quot;&quot;)">
            <text:p/>
          </table:table-cell>
          <table:table-cell table:formula="of:=IF(AND( [.D519]=&quot;&quot;; NOT(ISERROR(FIND(&quot;ADD CONSTRAINT&quot;;[.B519]  ))));&quot;Y&quot;;&quot;&quot;)">
            <text:p/>
          </table:table-cell>
          <table:table-cell table:formula="of:=IF(AND( [.E519]=&quot;&quot;; NOT(ISERROR(FIND(&quot;FOREIGN KEY&quot;;[.B519]  ))));&quot;Y&quot;;&quot;&quot;)">
            <text:p/>
          </table:table-cell>
          <table:table-cell table:formula="of:=IF(AND( [.F519]=&quot;&quot;; NOT(ISERROR(FIND(&quot;REFERENCES&quot;;[.B519]  ))));&quot;Y&quot;;&quot;&quot;)">
            <text:p/>
          </table:table-cell>
          <table:table-cell table:formula="of:=IF([.D519]=&quot;Y&quot;; MID([.B519];FIND(&quot;ALTER TABLE&quot;;[.B519])+12;LEN([.B519]));&quot;&quot;)">
            <text:p/>
          </table:table-cell>
          <table:table-cell table:formula="of:=IF([.E519]=&quot;Y&quot;; MID([.B519];FIND(&quot;ADD CONSTRAINT&quot;;[.B519])+15;LEN([.B519]));&quot;&quot;)">
            <text:p/>
          </table:table-cell>
          <table:table-cell table:formula="of:=[.I519]">
            <text:p/>
          </table:table-cell>
          <table:table-cell table:formula="of:=IF([.F519]=&quot;Y&quot;; MID([.B519];FIND(&quot;FOREIGN KEY&quot;;[.B519])+13;LEN([.B519])-14);&quot;&quot;)">
            <text:p/>
          </table:table-cell>
          <table:table-cell table:formula="of:=IF([.G519]=&quot;Y&quot;; MID([.B519];FIND(&quot;REFERENCES&quot;;[.B519])+11;LEN([.B519]));&quot;&quot;)">
            <text:p/>
          </table:table-cell>
          <table:table-cell table:formula="of:=IF([.L519]&lt;&gt;&quot;&quot;;LEFT([.L519];FIND(&quot;(&quot;;[.L519])-1);&quot;&quot;)">
            <text:p/>
          </table:table-cell>
          <table:table-cell table:formula="of:=SUBSTITUTE( IF([.L519]&lt;&gt;&quot;&quot;;MID([.L519];FIND(&quot;(&quot;;[.L519])+1;LEN([.L519]));&quot;&quot;); &quot;);&quot;;&quot;&quot;)">
            <text:p/>
          </table:table-cell>
          <table:table-cell table:style-name="ce16" table:formula="of:=LOWER(IF([.H519]&lt;&gt;&quot;&quot;; &quot;MATCH (n:&quot; &amp; [.M522] &amp; &quot;), (m:&quot; &amp; [.H519] &amp; &quot;)&#10;WHERE m.&quot; &amp; [.K521] &amp; &quot; = n. &quot; &amp; [.N522] &amp; &quot; &#10;create (n)-[:&quot; &amp; [.J520] &amp; &quot; ]-&gt;(m)&#10;RETURN n,m&quot;;&quot;&quot;))">
            <text:p/>
          </table:table-cell>
          <table:table-cell table:formula="of:=LOWER(IF([.H519]&lt;&gt;&quot;&quot;;[.H519];&quot;&quot;))">
            <text:p/>
          </table:table-cell>
          <table:table-cell table:formula="of:=LOWER(IF([.H519]&lt;&gt;&quot;&quot;;[.K521];&quot;&quot;))">
            <text:p/>
          </table:table-cell>
          <table:table-cell table:formula="of:=LOWER(IF([.H519]&lt;&gt;&quot;&quot;;[.M522];&quot;&quot;))">
            <text:p/>
          </table:table-cell>
          <table:table-cell table:formula="of:=LOWER(IF([.H519]&lt;&gt;&quot;&quot;;[.N522];&quot;&quot;))">
            <text:p/>
          </table:table-cell>
          <table:table-cell table:formula="of:=LOWER(IF([.H519]&lt;&gt;&quot;&quot;;[.J520];&quot;&quot;))">
            <text:p/>
          </table:table-cell>
          <table:table-cell table:formula="of:=LOWER(IF([.H519]&lt;&gt;&quot;&quot;; &quot;MATCH (n:&quot; &amp; [.R519] &amp; &quot;), (m:&quot; &amp; [.P519] &amp; &quot;)&#10;WHERE m.&quot; &amp; [.Q519] &amp; &quot; = n. &quot; &amp; [.S519] &amp; &quot; &#10;create (n)-[:&quot; &amp; [.T519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hadm_id</text:p>
          </table:table-cell>
          <table:table-cell table:formula="of:=OR( [.B520]=&quot;&quot;; NOT(ISERROR(FIND(&quot;DROP CONSTRAINT&quot;;[.B520]))); NOT(ISERROR(FIND(&quot;--&quot;;[.B520]))))" office:value-type="float" office:value="1" calcext:value-type="float">
            <text:p>1</text:p>
          </table:table-cell>
          <table:table-cell table:formula="of:=IF(AND( NOT([.C520]); NOT(ISERROR(FIND(&quot;ALTER TABLE&quot;;[.B520]  ))));&quot;Y&quot;;&quot;&quot;)">
            <text:p/>
          </table:table-cell>
          <table:table-cell table:formula="of:=IF(AND( [.D520]=&quot;&quot;; NOT(ISERROR(FIND(&quot;ADD CONSTRAINT&quot;;[.B520]  ))));&quot;Y&quot;;&quot;&quot;)">
            <text:p/>
          </table:table-cell>
          <table:table-cell table:formula="of:=IF(AND( [.E520]=&quot;&quot;; NOT(ISERROR(FIND(&quot;FOREIGN KEY&quot;;[.B520]  ))));&quot;Y&quot;;&quot;&quot;)">
            <text:p/>
          </table:table-cell>
          <table:table-cell table:formula="of:=IF(AND( [.F520]=&quot;&quot;; NOT(ISERROR(FIND(&quot;REFERENCES&quot;;[.B520]  ))));&quot;Y&quot;;&quot;&quot;)">
            <text:p/>
          </table:table-cell>
          <table:table-cell table:formula="of:=IF([.D520]=&quot;Y&quot;; MID([.B520];FIND(&quot;ALTER TABLE&quot;;[.B520])+12;LEN([.B520]));&quot;&quot;)">
            <text:p/>
          </table:table-cell>
          <table:table-cell table:formula="of:=IF([.E520]=&quot;Y&quot;; MID([.B520];FIND(&quot;ADD CONSTRAINT&quot;;[.B520])+15;LEN([.B520]));&quot;&quot;)">
            <text:p/>
          </table:table-cell>
          <table:table-cell table:formula="of:=[.I520]">
            <text:p/>
          </table:table-cell>
          <table:table-cell table:formula="of:=IF([.F520]=&quot;Y&quot;; MID([.B520];FIND(&quot;FOREIGN KEY&quot;;[.B520])+13;LEN([.B520])-14);&quot;&quot;)">
            <text:p/>
          </table:table-cell>
          <table:table-cell table:formula="of:=IF([.G520]=&quot;Y&quot;; MID([.B520];FIND(&quot;REFERENCES&quot;;[.B520])+11;LEN([.B520]));&quot;&quot;)">
            <text:p/>
          </table:table-cell>
          <table:table-cell table:formula="of:=IF([.L520]&lt;&gt;&quot;&quot;;LEFT([.L520];FIND(&quot;(&quot;;[.L520])-1);&quot;&quot;)">
            <text:p/>
          </table:table-cell>
          <table:table-cell table:formula="of:=SUBSTITUTE( IF([.L520]&lt;&gt;&quot;&quot;;MID([.L520];FIND(&quot;(&quot;;[.L520])+1;LEN([.L520]));&quot;&quot;); &quot;);&quot;;&quot;&quot;)">
            <text:p/>
          </table:table-cell>
          <table:table-cell table:style-name="ce16" table:formula="of:=LOWER(IF([.H520]&lt;&gt;&quot;&quot;; &quot;MATCH (n:&quot; &amp; [.M523] &amp; &quot;), (m:&quot; &amp; [.H520] &amp; &quot;)&#10;WHERE m.&quot; &amp; [.K522] &amp; &quot; = n. &quot; &amp; [.N523] &amp; &quot; &#10;create (n)-[:&quot; &amp; [.J521] &amp; &quot; ]-&gt;(m)&#10;RETURN n,m&quot;;&quot;&quot;))">
            <text:p/>
          </table:table-cell>
          <table:table-cell table:formula="of:=LOWER(IF([.H520]&lt;&gt;&quot;&quot;;[.H520];&quot;&quot;))">
            <text:p/>
          </table:table-cell>
          <table:table-cell table:formula="of:=LOWER(IF([.H520]&lt;&gt;&quot;&quot;;[.K522];&quot;&quot;))">
            <text:p/>
          </table:table-cell>
          <table:table-cell table:formula="of:=LOWER(IF([.H520]&lt;&gt;&quot;&quot;;[.M523];&quot;&quot;))">
            <text:p/>
          </table:table-cell>
          <table:table-cell table:formula="of:=LOWER(IF([.H520]&lt;&gt;&quot;&quot;;[.N523];&quot;&quot;))">
            <text:p/>
          </table:table-cell>
          <table:table-cell table:formula="of:=LOWER(IF([.H520]&lt;&gt;&quot;&quot;;[.J521];&quot;&quot;))">
            <text:p/>
          </table:table-cell>
          <table:table-cell table:formula="of:=LOWER(IF([.H520]&lt;&gt;&quot;&quot;; &quot;MATCH (n:&quot; &amp; [.R520] &amp; &quot;), (m:&quot; &amp; [.P520] &amp; &quot;)&#10;WHERE m.&quot; &amp; [.Q520] &amp; &quot; = n. &quot; &amp; [.S520] &amp; &quot; &#10;create (n)-[:&quot; &amp; [.T52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TRANSFERS DROP CONSTRAINT IF EXISTS transfers_fk_hadm_id;</text:p>
          </table:table-cell>
          <table:table-cell table:formula="of:=OR( [.B521]=&quot;&quot;; NOT(ISERROR(FIND(&quot;DROP CONSTRAINT&quot;;[.B521]))); NOT(ISERROR(FIND(&quot;--&quot;;[.B521]))))" office:value-type="float" office:value="1" calcext:value-type="float">
            <text:p>1</text:p>
          </table:table-cell>
          <table:table-cell table:formula="of:=IF(AND( NOT([.C521]); NOT(ISERROR(FIND(&quot;ALTER TABLE&quot;;[.B521]  ))));&quot;Y&quot;;&quot;&quot;)">
            <text:p/>
          </table:table-cell>
          <table:table-cell table:formula="of:=IF(AND( [.D521]=&quot;&quot;; NOT(ISERROR(FIND(&quot;ADD CONSTRAINT&quot;;[.B521]  ))));&quot;Y&quot;;&quot;&quot;)">
            <text:p/>
          </table:table-cell>
          <table:table-cell table:formula="of:=IF(AND( [.E521]=&quot;&quot;; NOT(ISERROR(FIND(&quot;FOREIGN KEY&quot;;[.B521]  ))));&quot;Y&quot;;&quot;&quot;)">
            <text:p/>
          </table:table-cell>
          <table:table-cell table:formula="of:=IF(AND( [.F521]=&quot;&quot;; NOT(ISERROR(FIND(&quot;REFERENCES&quot;;[.B521]  ))));&quot;Y&quot;;&quot;&quot;)">
            <text:p/>
          </table:table-cell>
          <table:table-cell table:formula="of:=IF([.D521]=&quot;Y&quot;; MID([.B521];FIND(&quot;ALTER TABLE&quot;;[.B521])+12;LEN([.B521]));&quot;&quot;)">
            <text:p/>
          </table:table-cell>
          <table:table-cell table:formula="of:=IF([.E521]=&quot;Y&quot;; MID([.B521];FIND(&quot;ADD CONSTRAINT&quot;;[.B521])+15;LEN([.B521]));&quot;&quot;)">
            <text:p/>
          </table:table-cell>
          <table:table-cell table:formula="of:=[.I521]">
            <text:p/>
          </table:table-cell>
          <table:table-cell table:formula="of:=IF([.F521]=&quot;Y&quot;; MID([.B521];FIND(&quot;FOREIGN KEY&quot;;[.B521])+13;LEN([.B521])-14);&quot;&quot;)">
            <text:p/>
          </table:table-cell>
          <table:table-cell table:formula="of:=IF([.G521]=&quot;Y&quot;; MID([.B521];FIND(&quot;REFERENCES&quot;;[.B521])+11;LEN([.B521]));&quot;&quot;)">
            <text:p/>
          </table:table-cell>
          <table:table-cell table:formula="of:=IF([.L521]&lt;&gt;&quot;&quot;;LEFT([.L521];FIND(&quot;(&quot;;[.L521])-1);&quot;&quot;)">
            <text:p/>
          </table:table-cell>
          <table:table-cell table:formula="of:=SUBSTITUTE( IF([.L521]&lt;&gt;&quot;&quot;;MID([.L521];FIND(&quot;(&quot;;[.L521])+1;LEN([.L521]));&quot;&quot;); &quot;);&quot;;&quot;&quot;)">
            <text:p/>
          </table:table-cell>
          <table:table-cell table:style-name="ce16" table:formula="of:=LOWER(IF([.H521]&lt;&gt;&quot;&quot;; &quot;MATCH (n:&quot; &amp; [.M524] &amp; &quot;), (m:&quot; &amp; [.H521] &amp; &quot;)&#10;WHERE m.&quot; &amp; [.K523] &amp; &quot; = n. &quot; &amp; [.N524] &amp; &quot; &#10;create (n)-[:&quot; &amp; [.J522] &amp; &quot; ]-&gt;(m)&#10;RETURN n,m&quot;;&quot;&quot;))">
            <text:p/>
          </table:table-cell>
          <table:table-cell table:formula="of:=LOWER(IF([.H521]&lt;&gt;&quot;&quot;;[.H521];&quot;&quot;))">
            <text:p/>
          </table:table-cell>
          <table:table-cell table:formula="of:=LOWER(IF([.H521]&lt;&gt;&quot;&quot;;[.K523];&quot;&quot;))">
            <text:p/>
          </table:table-cell>
          <table:table-cell table:formula="of:=LOWER(IF([.H521]&lt;&gt;&quot;&quot;;[.M524];&quot;&quot;))">
            <text:p/>
          </table:table-cell>
          <table:table-cell table:formula="of:=LOWER(IF([.H521]&lt;&gt;&quot;&quot;;[.N524];&quot;&quot;))">
            <text:p/>
          </table:table-cell>
          <table:table-cell table:formula="of:=LOWER(IF([.H521]&lt;&gt;&quot;&quot;;[.J522];&quot;&quot;))">
            <text:p/>
          </table:table-cell>
          <table:table-cell table:formula="of:=LOWER(IF([.H521]&lt;&gt;&quot;&quot;; &quot;MATCH (n:&quot; &amp; [.R521] &amp; &quot;), (m:&quot; &amp; [.P521] &amp; &quot;)&#10;WHERE m.&quot; &amp; [.Q521] &amp; &quot; = n. &quot; &amp; [.S521] &amp; &quot; &#10;create (n)-[:&quot; &amp; [.T521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TRANSFERS</text:p>
          </table:table-cell>
          <table:table-cell table:formula="of:=OR( [.B522]=&quot;&quot;; NOT(ISERROR(FIND(&quot;DROP CONSTRAINT&quot;;[.B522]))); NOT(ISERROR(FIND(&quot;--&quot;;[.B522]))))" office:value-type="float" office:value="0" calcext:value-type="float">
            <text:p>0</text:p>
          </table:table-cell>
          <table:table-cell table:formula="of:=IF(AND( NOT([.C522]); NOT(ISERROR(FIND(&quot;ALTER TABLE&quot;;[.B522]  ))));&quot;Y&quot;;&quot;&quot;)" office:value-type="string" office:string-value="Y" calcext:value-type="string">
            <text:p>Y</text:p>
          </table:table-cell>
          <table:table-cell table:formula="of:=IF(AND( [.D522]=&quot;&quot;; NOT(ISERROR(FIND(&quot;ADD CONSTRAINT&quot;;[.B522]  ))));&quot;Y&quot;;&quot;&quot;)">
            <text:p/>
          </table:table-cell>
          <table:table-cell table:formula="of:=IF(AND( [.E522]=&quot;&quot;; NOT(ISERROR(FIND(&quot;FOREIGN KEY&quot;;[.B522]  ))));&quot;Y&quot;;&quot;&quot;)">
            <text:p/>
          </table:table-cell>
          <table:table-cell table:formula="of:=IF(AND( [.F522]=&quot;&quot;; NOT(ISERROR(FIND(&quot;REFERENCES&quot;;[.B522]  ))));&quot;Y&quot;;&quot;&quot;)">
            <text:p/>
          </table:table-cell>
          <table:table-cell table:formula="of:=IF([.D522]=&quot;Y&quot;; MID([.B522];FIND(&quot;ALTER TABLE&quot;;[.B522])+12;LEN([.B522]));&quot;&quot;)" office:value-type="string" office:string-value="TRANSFERS" calcext:value-type="string">
            <text:p>TRANSFERS</text:p>
          </table:table-cell>
          <table:table-cell table:formula="of:=IF([.E522]=&quot;Y&quot;; MID([.B522];FIND(&quot;ADD CONSTRAINT&quot;;[.B522])+15;LEN([.B522]));&quot;&quot;)">
            <text:p/>
          </table:table-cell>
          <table:table-cell table:formula="of:=[.I522]">
            <text:p/>
          </table:table-cell>
          <table:table-cell table:formula="of:=IF([.F522]=&quot;Y&quot;; MID([.B522];FIND(&quot;FOREIGN KEY&quot;;[.B522])+13;LEN([.B522])-14);&quot;&quot;)">
            <text:p/>
          </table:table-cell>
          <table:table-cell table:formula="of:=IF([.G522]=&quot;Y&quot;; MID([.B522];FIND(&quot;REFERENCES&quot;;[.B522])+11;LEN([.B522]));&quot;&quot;)">
            <text:p/>
          </table:table-cell>
          <table:table-cell table:formula="of:=IF([.L522]&lt;&gt;&quot;&quot;;LEFT([.L522];FIND(&quot;(&quot;;[.L522])-1);&quot;&quot;)">
            <text:p/>
          </table:table-cell>
          <table:table-cell table:formula="of:=SUBSTITUTE( IF([.L522]&lt;&gt;&quot;&quot;;MID([.L522];FIND(&quot;(&quot;;[.L522])+1;LEN([.L522]));&quot;&quot;); &quot;);&quot;;&quot;&quot;)">
            <text:p/>
          </table:table-cell>
          <table:table-cell table:style-name="ce16" table:formula="of:=LOWER(IF([.H522]&lt;&gt;&quot;&quot;; &quot;MATCH (n:&quot; &amp; [.M525] &amp; &quot;), (m:&quot; &amp; [.H522] &amp; &quot;)&#10;WHERE m.&quot; &amp; [.K524] &amp; &quot; = n. &quot; &amp; [.N525] &amp; &quot; &#10;create (n)-[:&quot; &amp; [.J523] &amp; &quot; ]-&gt;(m)&#10;RETURN n,m&quot;;&quot;&quot;))" office:value-type="string" office:string-value="match (n:admissions), (m:transfers)&#10;where m.hadm_id = n. hadm_id &#10;create (n)-[:transfers_fk_hadm_id ]-&gt;(m)&#10;return n,m" calcext:value-type="string">
            <text:p>match (n:admissions), (m:transfers)</text:p>
            <text:p>where m.hadm_id = n. hadm_id </text:p>
            <text:p>create (n)-[:transfers_fk_hadm_id ]-&gt;(m)</text:p>
            <text:p>return n,m</text:p>
          </table:table-cell>
          <table:table-cell table:formula="of:=LOWER(IF([.H522]&lt;&gt;&quot;&quot;;[.H522];&quot;&quot;))" office:value-type="string" office:string-value="transfers" calcext:value-type="string">
            <text:p>transfers</text:p>
          </table:table-cell>
          <table:table-cell table:formula="of:=LOWER(IF([.H522]&lt;&gt;&quot;&quot;;[.K524];&quot;&quot;))" office:value-type="string" office:string-value="hadm_id" calcext:value-type="string">
            <text:p>hadm_id</text:p>
          </table:table-cell>
          <table:table-cell table:formula="of:=LOWER(IF([.H522]&lt;&gt;&quot;&quot;;[.M525];&quot;&quot;))" office:value-type="string" office:string-value="admissions" calcext:value-type="string">
            <text:p>admissions</text:p>
          </table:table-cell>
          <table:table-cell table:formula="of:=LOWER(IF([.H522]&lt;&gt;&quot;&quot;;[.N525];&quot;&quot;))" office:value-type="string" office:string-value="hadm_id" calcext:value-type="string">
            <text:p>hadm_id</text:p>
          </table:table-cell>
          <table:table-cell table:formula="of:=LOWER(IF([.H522]&lt;&gt;&quot;&quot;;[.J523];&quot;&quot;))" office:value-type="string" office:string-value="transfers_fk_hadm_id" calcext:value-type="string">
            <text:p>transfers_fk_hadm_id</text:p>
          </table:table-cell>
          <table:table-cell table:formula="of:=LOWER(IF([.H522]&lt;&gt;&quot;&quot;; &quot;MATCH (n:&quot; &amp; [.R522] &amp; &quot;), (m:&quot; &amp; [.P522] &amp; &quot;)&#10;WHERE m.&quot; &amp; [.Q522] &amp; &quot; = n. &quot; &amp; [.S522] &amp; &quot; &#10;create (n)-[:&quot; &amp; [.T522] &amp; &quot; ]-&gt;(m)&#10;RETURN n,m&quot;;&quot;&quot;))" office:value-type="string" office:string-value="match (n:admissions), (m:transfers)&#10;where m.hadm_id = n. hadm_id &#10;create (n)-[:transfers_fk_hadm_id ]-&gt;(m)&#10;return n,m" calcext:value-type="string">
            <text:p>match (n:admissions), (m:transfers)</text:p>
            <text:p>where m.hadm_id = n. hadm_id </text:p>
            <text:p>create (n)-[:transfers_fk_hadm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transfers_fk_hadm_id</text:p>
          </table:table-cell>
          <table:table-cell table:formula="of:=OR( [.B523]=&quot;&quot;; NOT(ISERROR(FIND(&quot;DROP CONSTRAINT&quot;;[.B523]))); NOT(ISERROR(FIND(&quot;--&quot;;[.B523]))))" office:value-type="float" office:value="0" calcext:value-type="float">
            <text:p>0</text:p>
          </table:table-cell>
          <table:table-cell table:formula="of:=IF(AND( NOT([.C523]); NOT(ISERROR(FIND(&quot;ALTER TABLE&quot;;[.B523]  ))));&quot;Y&quot;;&quot;&quot;)">
            <text:p/>
          </table:table-cell>
          <table:table-cell table:formula="of:=IF(AND( [.D523]=&quot;&quot;; NOT(ISERROR(FIND(&quot;ADD CONSTRAINT&quot;;[.B523]  ))));&quot;Y&quot;;&quot;&quot;)" office:value-type="string" office:string-value="Y" calcext:value-type="string">
            <text:p>Y</text:p>
          </table:table-cell>
          <table:table-cell table:formula="of:=IF(AND( [.E523]=&quot;&quot;; NOT(ISERROR(FIND(&quot;FOREIGN KEY&quot;;[.B523]  ))));&quot;Y&quot;;&quot;&quot;)">
            <text:p/>
          </table:table-cell>
          <table:table-cell table:formula="of:=IF(AND( [.F523]=&quot;&quot;; NOT(ISERROR(FIND(&quot;REFERENCES&quot;;[.B523]  ))));&quot;Y&quot;;&quot;&quot;)">
            <text:p/>
          </table:table-cell>
          <table:table-cell table:formula="of:=IF([.D523]=&quot;Y&quot;; MID([.B523];FIND(&quot;ALTER TABLE&quot;;[.B523])+12;LEN([.B523]));&quot;&quot;)">
            <text:p/>
          </table:table-cell>
          <table:table-cell table:formula="of:=IF([.E523]=&quot;Y&quot;; MID([.B523];FIND(&quot;ADD CONSTRAINT&quot;;[.B523])+15;LEN([.B523]));&quot;&quot;)" office:value-type="string" office:string-value="transfers_fk_hadm_id" calcext:value-type="string">
            <text:p>transfers_fk_hadm_id</text:p>
          </table:table-cell>
          <table:table-cell table:formula="of:=[.I523]" office:value-type="string" office:string-value="transfers_fk_hadm_id" calcext:value-type="string">
            <text:p>transfers_fk_hadm_id</text:p>
          </table:table-cell>
          <table:table-cell table:formula="of:=IF([.F523]=&quot;Y&quot;; MID([.B523];FIND(&quot;FOREIGN KEY&quot;;[.B523])+13;LEN([.B523])-14);&quot;&quot;)">
            <text:p/>
          </table:table-cell>
          <table:table-cell table:formula="of:=IF([.G523]=&quot;Y&quot;; MID([.B523];FIND(&quot;REFERENCES&quot;;[.B523])+11;LEN([.B523]));&quot;&quot;)">
            <text:p/>
          </table:table-cell>
          <table:table-cell table:formula="of:=IF([.L523]&lt;&gt;&quot;&quot;;LEFT([.L523];FIND(&quot;(&quot;;[.L523])-1);&quot;&quot;)">
            <text:p/>
          </table:table-cell>
          <table:table-cell table:formula="of:=SUBSTITUTE( IF([.L523]&lt;&gt;&quot;&quot;;MID([.L523];FIND(&quot;(&quot;;[.L523])+1;LEN([.L523]));&quot;&quot;); &quot;);&quot;;&quot;&quot;)">
            <text:p/>
          </table:table-cell>
          <table:table-cell table:style-name="ce16" table:formula="of:=LOWER(IF([.H523]&lt;&gt;&quot;&quot;; &quot;MATCH (n:&quot; &amp; [.M526] &amp; &quot;), (m:&quot; &amp; [.H523] &amp; &quot;)&#10;WHERE m.&quot; &amp; [.K525] &amp; &quot; = n. &quot; &amp; [.N526] &amp; &quot; &#10;create (n)-[:&quot; &amp; [.J524] &amp; &quot; ]-&gt;(m)&#10;RETURN n,m&quot;;&quot;&quot;))">
            <text:p/>
          </table:table-cell>
          <table:table-cell table:formula="of:=LOWER(IF([.H523]&lt;&gt;&quot;&quot;;[.H523];&quot;&quot;))">
            <text:p/>
          </table:table-cell>
          <table:table-cell table:formula="of:=LOWER(IF([.H523]&lt;&gt;&quot;&quot;;[.K525];&quot;&quot;))">
            <text:p/>
          </table:table-cell>
          <table:table-cell table:formula="of:=LOWER(IF([.H523]&lt;&gt;&quot;&quot;;[.M526];&quot;&quot;))">
            <text:p/>
          </table:table-cell>
          <table:table-cell table:formula="of:=LOWER(IF([.H523]&lt;&gt;&quot;&quot;;[.N526];&quot;&quot;))">
            <text:p/>
          </table:table-cell>
          <table:table-cell table:formula="of:=LOWER(IF([.H523]&lt;&gt;&quot;&quot;;[.J524];&quot;&quot;))">
            <text:p/>
          </table:table-cell>
          <table:table-cell table:formula="of:=LOWER(IF([.H523]&lt;&gt;&quot;&quot;; &quot;MATCH (n:&quot; &amp; [.R523] &amp; &quot;), (m:&quot; &amp; [.P523] &amp; &quot;)&#10;WHERE m.&quot; &amp; [.Q523] &amp; &quot; = n. &quot; &amp; [.S523] &amp; &quot; &#10;create (n)-[:&quot; &amp; [.T52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HADM_ID)</text:p>
          </table:table-cell>
          <table:table-cell table:formula="of:=OR( [.B524]=&quot;&quot;; NOT(ISERROR(FIND(&quot;DROP CONSTRAINT&quot;;[.B524]))); NOT(ISERROR(FIND(&quot;--&quot;;[.B524]))))" office:value-type="float" office:value="0" calcext:value-type="float">
            <text:p>0</text:p>
          </table:table-cell>
          <table:table-cell table:formula="of:=IF(AND( NOT([.C524]); NOT(ISERROR(FIND(&quot;ALTER TABLE&quot;;[.B524]  ))));&quot;Y&quot;;&quot;&quot;)">
            <text:p/>
          </table:table-cell>
          <table:table-cell table:formula="of:=IF(AND( [.D524]=&quot;&quot;; NOT(ISERROR(FIND(&quot;ADD CONSTRAINT&quot;;[.B524]  ))));&quot;Y&quot;;&quot;&quot;)">
            <text:p/>
          </table:table-cell>
          <table:table-cell table:formula="of:=IF(AND( [.E524]=&quot;&quot;; NOT(ISERROR(FIND(&quot;FOREIGN KEY&quot;;[.B524]  ))));&quot;Y&quot;;&quot;&quot;)" office:value-type="string" office:string-value="Y" calcext:value-type="string">
            <text:p>Y</text:p>
          </table:table-cell>
          <table:table-cell table:formula="of:=IF(AND( [.F524]=&quot;&quot;; NOT(ISERROR(FIND(&quot;REFERENCES&quot;;[.B524]  ))));&quot;Y&quot;;&quot;&quot;)">
            <text:p/>
          </table:table-cell>
          <table:table-cell table:formula="of:=IF([.D524]=&quot;Y&quot;; MID([.B524];FIND(&quot;ALTER TABLE&quot;;[.B524])+12;LEN([.B524]));&quot;&quot;)">
            <text:p/>
          </table:table-cell>
          <table:table-cell table:formula="of:=IF([.E524]=&quot;Y&quot;; MID([.B524];FIND(&quot;ADD CONSTRAINT&quot;;[.B524])+15;LEN([.B524]));&quot;&quot;)">
            <text:p/>
          </table:table-cell>
          <table:table-cell table:formula="of:=[.I524]">
            <text:p/>
          </table:table-cell>
          <table:table-cell table:formula="of:=IF([.F524]=&quot;Y&quot;; MID([.B524];FIND(&quot;FOREIGN KEY&quot;;[.B524])+13;LEN([.B524])-14);&quot;&quot;)" office:value-type="string" office:string-value="HADM_ID" calcext:value-type="string">
            <text:p>HADM_ID</text:p>
          </table:table-cell>
          <table:table-cell table:formula="of:=IF([.G524]=&quot;Y&quot;; MID([.B524];FIND(&quot;REFERENCES&quot;;[.B524])+11;LEN([.B524]));&quot;&quot;)">
            <text:p/>
          </table:table-cell>
          <table:table-cell table:formula="of:=IF([.L524]&lt;&gt;&quot;&quot;;LEFT([.L524];FIND(&quot;(&quot;;[.L524])-1);&quot;&quot;)">
            <text:p/>
          </table:table-cell>
          <table:table-cell table:formula="of:=SUBSTITUTE( IF([.L524]&lt;&gt;&quot;&quot;;MID([.L524];FIND(&quot;(&quot;;[.L524])+1;LEN([.L524]));&quot;&quot;); &quot;);&quot;;&quot;&quot;)">
            <text:p/>
          </table:table-cell>
          <table:table-cell table:style-name="ce16" table:formula="of:=LOWER(IF([.H524]&lt;&gt;&quot;&quot;; &quot;MATCH (n:&quot; &amp; [.M527] &amp; &quot;), (m:&quot; &amp; [.H524] &amp; &quot;)&#10;WHERE m.&quot; &amp; [.K526] &amp; &quot; = n. &quot; &amp; [.N527] &amp; &quot; &#10;create (n)-[:&quot; &amp; [.J525] &amp; &quot; ]-&gt;(m)&#10;RETURN n,m&quot;;&quot;&quot;))">
            <text:p/>
          </table:table-cell>
          <table:table-cell table:formula="of:=LOWER(IF([.H524]&lt;&gt;&quot;&quot;;[.H524];&quot;&quot;))">
            <text:p/>
          </table:table-cell>
          <table:table-cell table:formula="of:=LOWER(IF([.H524]&lt;&gt;&quot;&quot;;[.K526];&quot;&quot;))">
            <text:p/>
          </table:table-cell>
          <table:table-cell table:formula="of:=LOWER(IF([.H524]&lt;&gt;&quot;&quot;;[.M527];&quot;&quot;))">
            <text:p/>
          </table:table-cell>
          <table:table-cell table:formula="of:=LOWER(IF([.H524]&lt;&gt;&quot;&quot;;[.N527];&quot;&quot;))">
            <text:p/>
          </table:table-cell>
          <table:table-cell table:formula="of:=LOWER(IF([.H524]&lt;&gt;&quot;&quot;;[.J525];&quot;&quot;))">
            <text:p/>
          </table:table-cell>
          <table:table-cell table:formula="of:=LOWER(IF([.H524]&lt;&gt;&quot;&quot;; &quot;MATCH (n:&quot; &amp; [.R524] &amp; &quot;), (m:&quot; &amp; [.P524] &amp; &quot;)&#10;WHERE m.&quot; &amp; [.Q524] &amp; &quot; = n. &quot; &amp; [.S524] &amp; &quot; &#10;create (n)-[:&quot; &amp; [.T524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ADMISSIONS(HADM_ID);</text:p>
          </table:table-cell>
          <table:table-cell table:formula="of:=OR( [.B525]=&quot;&quot;; NOT(ISERROR(FIND(&quot;DROP CONSTRAINT&quot;;[.B525]))); NOT(ISERROR(FIND(&quot;--&quot;;[.B525]))))" office:value-type="float" office:value="0" calcext:value-type="float">
            <text:p>0</text:p>
          </table:table-cell>
          <table:table-cell table:formula="of:=IF(AND( NOT([.C525]); NOT(ISERROR(FIND(&quot;ALTER TABLE&quot;;[.B525]  ))));&quot;Y&quot;;&quot;&quot;)">
            <text:p/>
          </table:table-cell>
          <table:table-cell table:formula="of:=IF(AND( [.D525]=&quot;&quot;; NOT(ISERROR(FIND(&quot;ADD CONSTRAINT&quot;;[.B525]  ))));&quot;Y&quot;;&quot;&quot;)">
            <text:p/>
          </table:table-cell>
          <table:table-cell table:formula="of:=IF(AND( [.E525]=&quot;&quot;; NOT(ISERROR(FIND(&quot;FOREIGN KEY&quot;;[.B525]  ))));&quot;Y&quot;;&quot;&quot;)">
            <text:p/>
          </table:table-cell>
          <table:table-cell table:formula="of:=IF(AND( [.F525]=&quot;&quot;; NOT(ISERROR(FIND(&quot;REFERENCES&quot;;[.B525]  ))));&quot;Y&quot;;&quot;&quot;)" office:value-type="string" office:string-value="Y" calcext:value-type="string">
            <text:p>Y</text:p>
          </table:table-cell>
          <table:table-cell table:formula="of:=IF([.D525]=&quot;Y&quot;; MID([.B525];FIND(&quot;ALTER TABLE&quot;;[.B525])+12;LEN([.B525]));&quot;&quot;)">
            <text:p/>
          </table:table-cell>
          <table:table-cell table:formula="of:=IF([.E525]=&quot;Y&quot;; MID([.B525];FIND(&quot;ADD CONSTRAINT&quot;;[.B525])+15;LEN([.B525]));&quot;&quot;)">
            <text:p/>
          </table:table-cell>
          <table:table-cell table:formula="of:=[.I525]">
            <text:p/>
          </table:table-cell>
          <table:table-cell table:formula="of:=IF([.F525]=&quot;Y&quot;; MID([.B525];FIND(&quot;FOREIGN KEY&quot;;[.B525])+13;LEN([.B525])-14);&quot;&quot;)">
            <text:p/>
          </table:table-cell>
          <table:table-cell table:formula="of:=IF([.G525]=&quot;Y&quot;; MID([.B525];FIND(&quot;REFERENCES&quot;;[.B525])+11;LEN([.B525]));&quot;&quot;)" office:value-type="string" office:string-value="ADMISSIONS(HADM_ID);" calcext:value-type="string">
            <text:p>ADMISSIONS(HADM_ID);</text:p>
          </table:table-cell>
          <table:table-cell table:formula="of:=IF([.L525]&lt;&gt;&quot;&quot;;LEFT([.L525];FIND(&quot;(&quot;;[.L525])-1);&quot;&quot;)" office:value-type="string" office:string-value="ADMISSIONS" calcext:value-type="string">
            <text:p>ADMISSIONS</text:p>
          </table:table-cell>
          <table:table-cell table:formula="of:=SUBSTITUTE( IF([.L525]&lt;&gt;&quot;&quot;;MID([.L525];FIND(&quot;(&quot;;[.L525])+1;LEN([.L525]));&quot;&quot;); &quot;);&quot;;&quot;&quot;)" office:value-type="string" office:string-value="HADM_ID" calcext:value-type="string">
            <text:p>HADM_ID</text:p>
          </table:table-cell>
          <table:table-cell table:style-name="ce16" table:formula="of:=LOWER(IF([.H525]&lt;&gt;&quot;&quot;; &quot;MATCH (n:&quot; &amp; [.M528] &amp; &quot;), (m:&quot; &amp; [.H525] &amp; &quot;)&#10;WHERE m.&quot; &amp; [.K527] &amp; &quot; = n. &quot; &amp; [.N528] &amp; &quot; &#10;create (n)-[:&quot; &amp; [.J526] &amp; &quot; ]-&gt;(m)&#10;RETURN n,m&quot;;&quot;&quot;))">
            <text:p/>
          </table:table-cell>
          <table:table-cell table:formula="of:=LOWER(IF([.H525]&lt;&gt;&quot;&quot;;[.H525];&quot;&quot;))">
            <text:p/>
          </table:table-cell>
          <table:table-cell table:formula="of:=LOWER(IF([.H525]&lt;&gt;&quot;&quot;;[.K527];&quot;&quot;))">
            <text:p/>
          </table:table-cell>
          <table:table-cell table:formula="of:=LOWER(IF([.H525]&lt;&gt;&quot;&quot;;[.M528];&quot;&quot;))">
            <text:p/>
          </table:table-cell>
          <table:table-cell table:formula="of:=LOWER(IF([.H525]&lt;&gt;&quot;&quot;;[.N528];&quot;&quot;))">
            <text:p/>
          </table:table-cell>
          <table:table-cell table:formula="of:=LOWER(IF([.H525]&lt;&gt;&quot;&quot;;[.J526];&quot;&quot;))">
            <text:p/>
          </table:table-cell>
          <table:table-cell table:formula="of:=LOWER(IF([.H525]&lt;&gt;&quot;&quot;; &quot;MATCH (n:&quot; &amp; [.R525] &amp; &quot;), (m:&quot; &amp; [.P525] &amp; &quot;)&#10;WHERE m.&quot; &amp; [.Q525] &amp; &quot; = n. &quot; &amp; [.S525] &amp; &quot; &#10;create (n)-[:&quot; &amp; [.T525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/>
          <table:table-cell table:formula="of:=OR( [.B526]=&quot;&quot;; NOT(ISERROR(FIND(&quot;DROP CONSTRAINT&quot;;[.B526]))); NOT(ISERROR(FIND(&quot;--&quot;;[.B526]))))" office:value-type="float" office:value="1" calcext:value-type="float">
            <text:p>1</text:p>
          </table:table-cell>
          <table:table-cell table:formula="of:=IF(AND( NOT([.C526]); NOT(ISERROR(FIND(&quot;ALTER TABLE&quot;;[.B526]  ))));&quot;Y&quot;;&quot;&quot;)">
            <text:p/>
          </table:table-cell>
          <table:table-cell table:formula="of:=IF(AND( [.D526]=&quot;&quot;; NOT(ISERROR(FIND(&quot;ADD CONSTRAINT&quot;;[.B526]  ))));&quot;Y&quot;;&quot;&quot;)">
            <text:p/>
          </table:table-cell>
          <table:table-cell table:formula="of:=IF(AND( [.E526]=&quot;&quot;; NOT(ISERROR(FIND(&quot;FOREIGN KEY&quot;;[.B526]  ))));&quot;Y&quot;;&quot;&quot;)">
            <text:p/>
          </table:table-cell>
          <table:table-cell table:formula="of:=IF(AND( [.F526]=&quot;&quot;; NOT(ISERROR(FIND(&quot;REFERENCES&quot;;[.B526]  ))));&quot;Y&quot;;&quot;&quot;)">
            <text:p/>
          </table:table-cell>
          <table:table-cell table:formula="of:=IF([.D526]=&quot;Y&quot;; MID([.B526];FIND(&quot;ALTER TABLE&quot;;[.B526])+12;LEN([.B526]));&quot;&quot;)">
            <text:p/>
          </table:table-cell>
          <table:table-cell table:formula="of:=IF([.E526]=&quot;Y&quot;; MID([.B526];FIND(&quot;ADD CONSTRAINT&quot;;[.B526])+15;LEN([.B526]));&quot;&quot;)">
            <text:p/>
          </table:table-cell>
          <table:table-cell table:formula="of:=[.I526]">
            <text:p/>
          </table:table-cell>
          <table:table-cell table:formula="of:=IF([.F526]=&quot;Y&quot;; MID([.B526];FIND(&quot;FOREIGN KEY&quot;;[.B526])+13;LEN([.B526])-14);&quot;&quot;)">
            <text:p/>
          </table:table-cell>
          <table:table-cell table:formula="of:=IF([.G526]=&quot;Y&quot;; MID([.B526];FIND(&quot;REFERENCES&quot;;[.B526])+11;LEN([.B526]));&quot;&quot;)">
            <text:p/>
          </table:table-cell>
          <table:table-cell table:formula="of:=IF([.L526]&lt;&gt;&quot;&quot;;LEFT([.L526];FIND(&quot;(&quot;;[.L526])-1);&quot;&quot;)">
            <text:p/>
          </table:table-cell>
          <table:table-cell table:formula="of:=SUBSTITUTE( IF([.L526]&lt;&gt;&quot;&quot;;MID([.L526];FIND(&quot;(&quot;;[.L526])+1;LEN([.L526]));&quot;&quot;); &quot;);&quot;;&quot;&quot;)">
            <text:p/>
          </table:table-cell>
          <table:table-cell table:style-name="ce16" table:formula="of:=LOWER(IF([.H526]&lt;&gt;&quot;&quot;; &quot;MATCH (n:&quot; &amp; [.M529] &amp; &quot;), (m:&quot; &amp; [.H526] &amp; &quot;)&#10;WHERE m.&quot; &amp; [.K528] &amp; &quot; = n. &quot; &amp; [.N529] &amp; &quot; &#10;create (n)-[:&quot; &amp; [.J527] &amp; &quot; ]-&gt;(m)&#10;RETURN n,m&quot;;&quot;&quot;))">
            <text:p/>
          </table:table-cell>
          <table:table-cell table:formula="of:=LOWER(IF([.H526]&lt;&gt;&quot;&quot;;[.H526];&quot;&quot;))">
            <text:p/>
          </table:table-cell>
          <table:table-cell table:formula="of:=LOWER(IF([.H526]&lt;&gt;&quot;&quot;;[.K528];&quot;&quot;))">
            <text:p/>
          </table:table-cell>
          <table:table-cell table:formula="of:=LOWER(IF([.H526]&lt;&gt;&quot;&quot;;[.M529];&quot;&quot;))">
            <text:p/>
          </table:table-cell>
          <table:table-cell table:formula="of:=LOWER(IF([.H526]&lt;&gt;&quot;&quot;;[.N529];&quot;&quot;))">
            <text:p/>
          </table:table-cell>
          <table:table-cell table:formula="of:=LOWER(IF([.H526]&lt;&gt;&quot;&quot;;[.J527];&quot;&quot;))">
            <text:p/>
          </table:table-cell>
          <table:table-cell table:formula="of:=LOWER(IF([.H526]&lt;&gt;&quot;&quot;; &quot;MATCH (n:&quot; &amp; [.R526] &amp; &quot;), (m:&quot; &amp; [.P526] &amp; &quot;)&#10;WHERE m.&quot; &amp; [.Q526] &amp; &quot; = n. &quot; &amp; [.S526] &amp; &quot; &#10;create (n)-[:&quot; &amp; [.T526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-- icustay_id</text:p>
          </table:table-cell>
          <table:table-cell table:formula="of:=OR( [.B527]=&quot;&quot;; NOT(ISERROR(FIND(&quot;DROP CONSTRAINT&quot;;[.B527]))); NOT(ISERROR(FIND(&quot;--&quot;;[.B527]))))" office:value-type="float" office:value="1" calcext:value-type="float">
            <text:p>1</text:p>
          </table:table-cell>
          <table:table-cell table:formula="of:=IF(AND( NOT([.C527]); NOT(ISERROR(FIND(&quot;ALTER TABLE&quot;;[.B527]  ))));&quot;Y&quot;;&quot;&quot;)">
            <text:p/>
          </table:table-cell>
          <table:table-cell table:formula="of:=IF(AND( [.D527]=&quot;&quot;; NOT(ISERROR(FIND(&quot;ADD CONSTRAINT&quot;;[.B527]  ))));&quot;Y&quot;;&quot;&quot;)">
            <text:p/>
          </table:table-cell>
          <table:table-cell table:formula="of:=IF(AND( [.E527]=&quot;&quot;; NOT(ISERROR(FIND(&quot;FOREIGN KEY&quot;;[.B527]  ))));&quot;Y&quot;;&quot;&quot;)">
            <text:p/>
          </table:table-cell>
          <table:table-cell table:formula="of:=IF(AND( [.F527]=&quot;&quot;; NOT(ISERROR(FIND(&quot;REFERENCES&quot;;[.B527]  ))));&quot;Y&quot;;&quot;&quot;)">
            <text:p/>
          </table:table-cell>
          <table:table-cell table:formula="of:=IF([.D527]=&quot;Y&quot;; MID([.B527];FIND(&quot;ALTER TABLE&quot;;[.B527])+12;LEN([.B527]));&quot;&quot;)">
            <text:p/>
          </table:table-cell>
          <table:table-cell table:formula="of:=IF([.E527]=&quot;Y&quot;; MID([.B527];FIND(&quot;ADD CONSTRAINT&quot;;[.B527])+15;LEN([.B527]));&quot;&quot;)">
            <text:p/>
          </table:table-cell>
          <table:table-cell table:formula="of:=[.I527]">
            <text:p/>
          </table:table-cell>
          <table:table-cell table:formula="of:=IF([.F527]=&quot;Y&quot;; MID([.B527];FIND(&quot;FOREIGN KEY&quot;;[.B527])+13;LEN([.B527])-14);&quot;&quot;)">
            <text:p/>
          </table:table-cell>
          <table:table-cell table:formula="of:=IF([.G527]=&quot;Y&quot;; MID([.B527];FIND(&quot;REFERENCES&quot;;[.B527])+11;LEN([.B527]));&quot;&quot;)">
            <text:p/>
          </table:table-cell>
          <table:table-cell table:formula="of:=IF([.L527]&lt;&gt;&quot;&quot;;LEFT([.L527];FIND(&quot;(&quot;;[.L527])-1);&quot;&quot;)">
            <text:p/>
          </table:table-cell>
          <table:table-cell table:formula="of:=SUBSTITUTE( IF([.L527]&lt;&gt;&quot;&quot;;MID([.L527];FIND(&quot;(&quot;;[.L527])+1;LEN([.L527]));&quot;&quot;); &quot;);&quot;;&quot;&quot;)">
            <text:p/>
          </table:table-cell>
          <table:table-cell table:style-name="ce16" table:formula="of:=LOWER(IF([.H527]&lt;&gt;&quot;&quot;; &quot;MATCH (n:&quot; &amp; [.M530] &amp; &quot;), (m:&quot; &amp; [.H527] &amp; &quot;)&#10;WHERE m.&quot; &amp; [.K529] &amp; &quot; = n. &quot; &amp; [.N530] &amp; &quot; &#10;create (n)-[:&quot; &amp; [.J528] &amp; &quot; ]-&gt;(m)&#10;RETURN n,m&quot;;&quot;&quot;))">
            <text:p/>
          </table:table-cell>
          <table:table-cell table:formula="of:=LOWER(IF([.H527]&lt;&gt;&quot;&quot;;[.H527];&quot;&quot;))">
            <text:p/>
          </table:table-cell>
          <table:table-cell table:formula="of:=LOWER(IF([.H527]&lt;&gt;&quot;&quot;;[.K529];&quot;&quot;))">
            <text:p/>
          </table:table-cell>
          <table:table-cell table:formula="of:=LOWER(IF([.H527]&lt;&gt;&quot;&quot;;[.M530];&quot;&quot;))">
            <text:p/>
          </table:table-cell>
          <table:table-cell table:formula="of:=LOWER(IF([.H527]&lt;&gt;&quot;&quot;;[.N530];&quot;&quot;))">
            <text:p/>
          </table:table-cell>
          <table:table-cell table:formula="of:=LOWER(IF([.H527]&lt;&gt;&quot;&quot;;[.J528];&quot;&quot;))">
            <text:p/>
          </table:table-cell>
          <table:table-cell table:formula="of:=LOWER(IF([.H527]&lt;&gt;&quot;&quot;; &quot;MATCH (n:&quot; &amp; [.R527] &amp; &quot;), (m:&quot; &amp; [.P527] &amp; &quot;)&#10;WHERE m.&quot; &amp; [.Q527] &amp; &quot; = n. &quot; &amp; [.S527] &amp; &quot; &#10;create (n)-[:&quot; &amp; [.T527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LTER TABLE TRANSFERS DROP CONSTRAINT IF EXISTS transfers_fk_icustay_id;</text:p>
          </table:table-cell>
          <table:table-cell table:formula="of:=OR( [.B528]=&quot;&quot;; NOT(ISERROR(FIND(&quot;DROP CONSTRAINT&quot;;[.B528]))); NOT(ISERROR(FIND(&quot;--&quot;;[.B528]))))" office:value-type="float" office:value="1" calcext:value-type="float">
            <text:p>1</text:p>
          </table:table-cell>
          <table:table-cell table:formula="of:=IF(AND( NOT([.C528]); NOT(ISERROR(FIND(&quot;ALTER TABLE&quot;;[.B528]  ))));&quot;Y&quot;;&quot;&quot;)">
            <text:p/>
          </table:table-cell>
          <table:table-cell table:formula="of:=IF(AND( [.D528]=&quot;&quot;; NOT(ISERROR(FIND(&quot;ADD CONSTRAINT&quot;;[.B528]  ))));&quot;Y&quot;;&quot;&quot;)">
            <text:p/>
          </table:table-cell>
          <table:table-cell table:formula="of:=IF(AND( [.E528]=&quot;&quot;; NOT(ISERROR(FIND(&quot;FOREIGN KEY&quot;;[.B528]  ))));&quot;Y&quot;;&quot;&quot;)">
            <text:p/>
          </table:table-cell>
          <table:table-cell table:formula="of:=IF(AND( [.F528]=&quot;&quot;; NOT(ISERROR(FIND(&quot;REFERENCES&quot;;[.B528]  ))));&quot;Y&quot;;&quot;&quot;)">
            <text:p/>
          </table:table-cell>
          <table:table-cell table:formula="of:=IF([.D528]=&quot;Y&quot;; MID([.B528];FIND(&quot;ALTER TABLE&quot;;[.B528])+12;LEN([.B528]));&quot;&quot;)">
            <text:p/>
          </table:table-cell>
          <table:table-cell table:formula="of:=IF([.E528]=&quot;Y&quot;; MID([.B528];FIND(&quot;ADD CONSTRAINT&quot;;[.B528])+15;LEN([.B528]));&quot;&quot;)">
            <text:p/>
          </table:table-cell>
          <table:table-cell table:formula="of:=[.I528]">
            <text:p/>
          </table:table-cell>
          <table:table-cell table:formula="of:=IF([.F528]=&quot;Y&quot;; MID([.B528];FIND(&quot;FOREIGN KEY&quot;;[.B528])+13;LEN([.B528])-14);&quot;&quot;)">
            <text:p/>
          </table:table-cell>
          <table:table-cell table:formula="of:=IF([.G528]=&quot;Y&quot;; MID([.B528];FIND(&quot;REFERENCES&quot;;[.B528])+11;LEN([.B528]));&quot;&quot;)">
            <text:p/>
          </table:table-cell>
          <table:table-cell table:formula="of:=IF([.L528]&lt;&gt;&quot;&quot;;LEFT([.L528];FIND(&quot;(&quot;;[.L528])-1);&quot;&quot;)">
            <text:p/>
          </table:table-cell>
          <table:table-cell table:formula="of:=SUBSTITUTE( IF([.L528]&lt;&gt;&quot;&quot;;MID([.L528];FIND(&quot;(&quot;;[.L528])+1;LEN([.L528]));&quot;&quot;); &quot;);&quot;;&quot;&quot;)">
            <text:p/>
          </table:table-cell>
          <table:table-cell table:style-name="ce16" table:formula="of:=LOWER(IF([.H528]&lt;&gt;&quot;&quot;; &quot;MATCH (n:&quot; &amp; [.M531] &amp; &quot;), (m:&quot; &amp; [.H528] &amp; &quot;)&#10;WHERE m.&quot; &amp; [.K530] &amp; &quot; = n. &quot; &amp; [.N531] &amp; &quot; &#10;create (n)-[:&quot; &amp; [.J529] &amp; &quot; ]-&gt;(m)&#10;RETURN n,m&quot;;&quot;&quot;))">
            <text:p/>
          </table:table-cell>
          <table:table-cell table:formula="of:=LOWER(IF([.H528]&lt;&gt;&quot;&quot;;[.H528];&quot;&quot;))">
            <text:p/>
          </table:table-cell>
          <table:table-cell table:formula="of:=LOWER(IF([.H528]&lt;&gt;&quot;&quot;;[.K530];&quot;&quot;))">
            <text:p/>
          </table:table-cell>
          <table:table-cell table:formula="of:=LOWER(IF([.H528]&lt;&gt;&quot;&quot;;[.M531];&quot;&quot;))">
            <text:p/>
          </table:table-cell>
          <table:table-cell table:formula="of:=LOWER(IF([.H528]&lt;&gt;&quot;&quot;;[.N531];&quot;&quot;))">
            <text:p/>
          </table:table-cell>
          <table:table-cell table:formula="of:=LOWER(IF([.H528]&lt;&gt;&quot;&quot;;[.J529];&quot;&quot;))">
            <text:p/>
          </table:table-cell>
          <table:table-cell table:formula="of:=LOWER(IF([.H528]&lt;&gt;&quot;&quot;; &quot;MATCH (n:&quot; &amp; [.R528] &amp; &quot;), (m:&quot; &amp; [.P528] &amp; &quot;)&#10;WHERE m.&quot; &amp; [.Q528] &amp; &quot; = n. &quot; &amp; [.S528] &amp; &quot; &#10;create (n)-[:&quot; &amp; [.T528] &amp; &quot; ]-&gt;(m)&#10;RETURN n,m&quot;;&quot;&quot;))">
            <text:p/>
          </table:table-cell>
          <table:table-cell table:number-columns-repeated="1003"/>
        </table:table-row>
        <table:table-row table:style-name="ro7">
          <table:table-cell table:style-name="ce13"/>
          <table:table-cell table:style-name="ce12" office:value-type="string" calcext:value-type="string">
            <text:p>ALTER TABLE TRANSFERS</text:p>
          </table:table-cell>
          <table:table-cell table:formula="of:=OR( [.B529]=&quot;&quot;; NOT(ISERROR(FIND(&quot;DROP CONSTRAINT&quot;;[.B529]))); NOT(ISERROR(FIND(&quot;--&quot;;[.B529]))))" office:value-type="float" office:value="0" calcext:value-type="float">
            <text:p>0</text:p>
          </table:table-cell>
          <table:table-cell table:formula="of:=IF(AND( NOT([.C529]); NOT(ISERROR(FIND(&quot;ALTER TABLE&quot;;[.B529]  ))));&quot;Y&quot;;&quot;&quot;)" office:value-type="string" office:string-value="Y" calcext:value-type="string">
            <text:p>Y</text:p>
          </table:table-cell>
          <table:table-cell table:formula="of:=IF(AND( [.D529]=&quot;&quot;; NOT(ISERROR(FIND(&quot;ADD CONSTRAINT&quot;;[.B529]  ))));&quot;Y&quot;;&quot;&quot;)">
            <text:p/>
          </table:table-cell>
          <table:table-cell table:formula="of:=IF(AND( [.E529]=&quot;&quot;; NOT(ISERROR(FIND(&quot;FOREIGN KEY&quot;;[.B529]  ))));&quot;Y&quot;;&quot;&quot;)">
            <text:p/>
          </table:table-cell>
          <table:table-cell table:formula="of:=IF(AND( [.F529]=&quot;&quot;; NOT(ISERROR(FIND(&quot;REFERENCES&quot;;[.B529]  ))));&quot;Y&quot;;&quot;&quot;)">
            <text:p/>
          </table:table-cell>
          <table:table-cell table:formula="of:=IF([.D529]=&quot;Y&quot;; MID([.B529];FIND(&quot;ALTER TABLE&quot;;[.B529])+12;LEN([.B529]));&quot;&quot;)" office:value-type="string" office:string-value="TRANSFERS" calcext:value-type="string">
            <text:p>TRANSFERS</text:p>
          </table:table-cell>
          <table:table-cell table:formula="of:=IF([.E529]=&quot;Y&quot;; MID([.B529];FIND(&quot;ADD CONSTRAINT&quot;;[.B529])+15;LEN([.B529]));&quot;&quot;)">
            <text:p/>
          </table:table-cell>
          <table:table-cell table:formula="of:=[.I529]">
            <text:p/>
          </table:table-cell>
          <table:table-cell table:formula="of:=IF([.F529]=&quot;Y&quot;; MID([.B529];FIND(&quot;FOREIGN KEY&quot;;[.B529])+13;LEN([.B529])-14);&quot;&quot;)">
            <text:p/>
          </table:table-cell>
          <table:table-cell table:formula="of:=IF([.G529]=&quot;Y&quot;; MID([.B529];FIND(&quot;REFERENCES&quot;;[.B529])+11;LEN([.B529]));&quot;&quot;)">
            <text:p/>
          </table:table-cell>
          <table:table-cell table:formula="of:=IF([.L529]&lt;&gt;&quot;&quot;;LEFT([.L529];FIND(&quot;(&quot;;[.L529])-1);&quot;&quot;)">
            <text:p/>
          </table:table-cell>
          <table:table-cell table:formula="of:=SUBSTITUTE( IF([.L529]&lt;&gt;&quot;&quot;;MID([.L529];FIND(&quot;(&quot;;[.L529])+1;LEN([.L529]));&quot;&quot;); &quot;);&quot;;&quot;&quot;)">
            <text:p/>
          </table:table-cell>
          <table:table-cell table:style-name="ce16" table:formula="of:=LOWER(IF([.H529]&lt;&gt;&quot;&quot;; &quot;MATCH (n:&quot; &amp; [.M532] &amp; &quot;), (m:&quot; &amp; [.H529] &amp; &quot;)&#10;WHERE m.&quot; &amp; [.K531] &amp; &quot; = n. &quot; &amp; [.N532] &amp; &quot; &#10;create (n)-[:&quot; &amp; [.J530] &amp; &quot; ]-&gt;(m)&#10;RETURN n,m&quot;;&quot;&quot;))" office:value-type="string" office:string-value="match (n:icustays), (m:transfers)&#10;where m.icustay_id = n. icustay_id &#10;create (n)-[:transfers_fk_icustay_id ]-&gt;(m)&#10;return n,m" calcext:value-type="string">
            <text:p>match (n:icustays), (m:transfers)</text:p>
            <text:p>where m.icustay_id = n. icustay_id </text:p>
            <text:p>create (n)-[:transfers_fk_icustay_id ]-&gt;(m)</text:p>
            <text:p>return n,m</text:p>
          </table:table-cell>
          <table:table-cell table:formula="of:=LOWER(IF([.H529]&lt;&gt;&quot;&quot;;[.H529];&quot;&quot;))" office:value-type="string" office:string-value="transfers" calcext:value-type="string">
            <text:p>transfers</text:p>
          </table:table-cell>
          <table:table-cell table:formula="of:=LOWER(IF([.H529]&lt;&gt;&quot;&quot;;[.K531];&quot;&quot;))" office:value-type="string" office:string-value="icustay_id" calcext:value-type="string">
            <text:p>icustay_id</text:p>
          </table:table-cell>
          <table:table-cell table:formula="of:=LOWER(IF([.H529]&lt;&gt;&quot;&quot;;[.M532];&quot;&quot;))" office:value-type="string" office:string-value="icustays" calcext:value-type="string">
            <text:p>icustays</text:p>
          </table:table-cell>
          <table:table-cell table:formula="of:=LOWER(IF([.H529]&lt;&gt;&quot;&quot;;[.N532];&quot;&quot;))" office:value-type="string" office:string-value="icustay_id" calcext:value-type="string">
            <text:p>icustay_id</text:p>
          </table:table-cell>
          <table:table-cell table:formula="of:=LOWER(IF([.H529]&lt;&gt;&quot;&quot;;[.J530];&quot;&quot;))" office:value-type="string" office:string-value="transfers_fk_icustay_id" calcext:value-type="string">
            <text:p>transfers_fk_icustay_id</text:p>
          </table:table-cell>
          <table:table-cell table:formula="of:=LOWER(IF([.H529]&lt;&gt;&quot;&quot;; &quot;MATCH (n:&quot; &amp; [.R529] &amp; &quot;), (m:&quot; &amp; [.P529] &amp; &quot;)&#10;WHERE m.&quot; &amp; [.Q529] &amp; &quot; = n. &quot; &amp; [.S529] &amp; &quot; &#10;create (n)-[:&quot; &amp; [.T529] &amp; &quot; ]-&gt;(m)&#10;RETURN n,m&quot;;&quot;&quot;))" office:value-type="string" office:string-value="match (n:icustays), (m:transfers)&#10;where m.icustay_id = n. icustay_id &#10;create (n)-[:transfers_fk_icustay_id ]-&gt;(m)&#10;return n,m" calcext:value-type="string">
            <text:p>match (n:icustays), (m:transfers)</text:p>
            <text:p>where m.icustay_id = n. icustay_id </text:p>
            <text:p>create (n)-[:transfers_fk_icustay_id ]-&gt;(m)</text:p>
            <text:p>return n,m</text:p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ADD CONSTRAINT transfers_fk_icustay_id</text:p>
          </table:table-cell>
          <table:table-cell table:formula="of:=OR( [.B530]=&quot;&quot;; NOT(ISERROR(FIND(&quot;DROP CONSTRAINT&quot;;[.B530]))); NOT(ISERROR(FIND(&quot;--&quot;;[.B530]))))" office:value-type="float" office:value="0" calcext:value-type="float">
            <text:p>0</text:p>
          </table:table-cell>
          <table:table-cell table:formula="of:=IF(AND( NOT([.C530]); NOT(ISERROR(FIND(&quot;ALTER TABLE&quot;;[.B530]  ))));&quot;Y&quot;;&quot;&quot;)">
            <text:p/>
          </table:table-cell>
          <table:table-cell table:formula="of:=IF(AND( [.D530]=&quot;&quot;; NOT(ISERROR(FIND(&quot;ADD CONSTRAINT&quot;;[.B530]  ))));&quot;Y&quot;;&quot;&quot;)" office:value-type="string" office:string-value="Y" calcext:value-type="string">
            <text:p>Y</text:p>
          </table:table-cell>
          <table:table-cell table:formula="of:=IF(AND( [.E530]=&quot;&quot;; NOT(ISERROR(FIND(&quot;FOREIGN KEY&quot;;[.B530]  ))));&quot;Y&quot;;&quot;&quot;)">
            <text:p/>
          </table:table-cell>
          <table:table-cell table:formula="of:=IF(AND( [.F530]=&quot;&quot;; NOT(ISERROR(FIND(&quot;REFERENCES&quot;;[.B530]  ))));&quot;Y&quot;;&quot;&quot;)">
            <text:p/>
          </table:table-cell>
          <table:table-cell table:formula="of:=IF([.D530]=&quot;Y&quot;; MID([.B530];FIND(&quot;ALTER TABLE&quot;;[.B530])+12;LEN([.B530]));&quot;&quot;)">
            <text:p/>
          </table:table-cell>
          <table:table-cell table:formula="of:=IF([.E530]=&quot;Y&quot;; MID([.B530];FIND(&quot;ADD CONSTRAINT&quot;;[.B530])+15;LEN([.B530]));&quot;&quot;)" office:value-type="string" office:string-value="transfers_fk_icustay_id" calcext:value-type="string">
            <text:p>transfers_fk_icustay_id</text:p>
          </table:table-cell>
          <table:table-cell table:formula="of:=[.I530]" office:value-type="string" office:string-value="transfers_fk_icustay_id" calcext:value-type="string">
            <text:p>transfers_fk_icustay_id</text:p>
          </table:table-cell>
          <table:table-cell table:formula="of:=IF([.F530]=&quot;Y&quot;; MID([.B530];FIND(&quot;FOREIGN KEY&quot;;[.B530])+13;LEN([.B530])-14);&quot;&quot;)">
            <text:p/>
          </table:table-cell>
          <table:table-cell table:formula="of:=IF([.G530]=&quot;Y&quot;; MID([.B530];FIND(&quot;REFERENCES&quot;;[.B530])+11;LEN([.B530]));&quot;&quot;)">
            <text:p/>
          </table:table-cell>
          <table:table-cell table:formula="of:=IF([.L530]&lt;&gt;&quot;&quot;;LEFT([.L530];FIND(&quot;(&quot;;[.L530])-1);&quot;&quot;)">
            <text:p/>
          </table:table-cell>
          <table:table-cell table:formula="of:=SUBSTITUTE( IF([.L530]&lt;&gt;&quot;&quot;;MID([.L530];FIND(&quot;(&quot;;[.L530])+1;LEN([.L530]));&quot;&quot;); &quot;);&quot;;&quot;&quot;)">
            <text:p/>
          </table:table-cell>
          <table:table-cell table:style-name="ce16" table:formula="of:=LOWER(IF([.H530]&lt;&gt;&quot;&quot;; &quot;MATCH (n:&quot; &amp; [.M533] &amp; &quot;), (m:&quot; &amp; [.H530] &amp; &quot;)&#10;WHERE m.&quot; &amp; [.K532] &amp; &quot; = n. &quot; &amp; [.N533] &amp; &quot; &#10;create (n)-[:&quot; &amp; [.J531] &amp; &quot; ]-&gt;(m)&#10;RETURN n,m&quot;;&quot;&quot;))">
            <text:p/>
          </table:table-cell>
          <table:table-cell table:formula="of:=LOWER(IF([.H530]&lt;&gt;&quot;&quot;;[.H530];&quot;&quot;))">
            <text:p/>
          </table:table-cell>
          <table:table-cell table:formula="of:=LOWER(IF([.H530]&lt;&gt;&quot;&quot;;[.K532];&quot;&quot;))">
            <text:p/>
          </table:table-cell>
          <table:table-cell table:formula="of:=LOWER(IF([.H530]&lt;&gt;&quot;&quot;;[.M533];&quot;&quot;))">
            <text:p/>
          </table:table-cell>
          <table:table-cell table:formula="of:=LOWER(IF([.H530]&lt;&gt;&quot;&quot;;[.N533];&quot;&quot;))">
            <text:p/>
          </table:table-cell>
          <table:table-cell table:formula="of:=LOWER(IF([.H530]&lt;&gt;&quot;&quot;;[.J531];&quot;&quot;))">
            <text:p/>
          </table:table-cell>
          <table:table-cell table:formula="of:=LOWER(IF([.H530]&lt;&gt;&quot;&quot;; &quot;MATCH (n:&quot; &amp; [.R530] &amp; &quot;), (m:&quot; &amp; [.P530] &amp; &quot;)&#10;WHERE m.&quot; &amp; [.Q530] &amp; &quot; = n. &quot; &amp; [.S530] &amp; &quot; &#10;create (n)-[:&quot; &amp; [.T530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FOREIGN KEY (ICUSTAY_ID)</text:p>
          </table:table-cell>
          <table:table-cell table:formula="of:=OR( [.B531]=&quot;&quot;; NOT(ISERROR(FIND(&quot;DROP CONSTRAINT&quot;;[.B531]))); NOT(ISERROR(FIND(&quot;--&quot;;[.B531]))))" office:value-type="float" office:value="0" calcext:value-type="float">
            <text:p>0</text:p>
          </table:table-cell>
          <table:table-cell table:formula="of:=IF(AND( NOT([.C531]); NOT(ISERROR(FIND(&quot;ALTER TABLE&quot;;[.B531]  ))));&quot;Y&quot;;&quot;&quot;)">
            <text:p/>
          </table:table-cell>
          <table:table-cell table:formula="of:=IF(AND( [.D531]=&quot;&quot;; NOT(ISERROR(FIND(&quot;ADD CONSTRAINT&quot;;[.B531]  ))));&quot;Y&quot;;&quot;&quot;)">
            <text:p/>
          </table:table-cell>
          <table:table-cell table:formula="of:=IF(AND( [.E531]=&quot;&quot;; NOT(ISERROR(FIND(&quot;FOREIGN KEY&quot;;[.B531]  ))));&quot;Y&quot;;&quot;&quot;)" office:value-type="string" office:string-value="Y" calcext:value-type="string">
            <text:p>Y</text:p>
          </table:table-cell>
          <table:table-cell table:formula="of:=IF(AND( [.F531]=&quot;&quot;; NOT(ISERROR(FIND(&quot;REFERENCES&quot;;[.B531]  ))));&quot;Y&quot;;&quot;&quot;)">
            <text:p/>
          </table:table-cell>
          <table:table-cell table:formula="of:=IF([.D531]=&quot;Y&quot;; MID([.B531];FIND(&quot;ALTER TABLE&quot;;[.B531])+12;LEN([.B531]));&quot;&quot;)">
            <text:p/>
          </table:table-cell>
          <table:table-cell table:formula="of:=IF([.E531]=&quot;Y&quot;; MID([.B531];FIND(&quot;ADD CONSTRAINT&quot;;[.B531])+15;LEN([.B531]));&quot;&quot;)">
            <text:p/>
          </table:table-cell>
          <table:table-cell table:formula="of:=[.I531]">
            <text:p/>
          </table:table-cell>
          <table:table-cell table:formula="of:=IF([.F531]=&quot;Y&quot;; MID([.B531];FIND(&quot;FOREIGN KEY&quot;;[.B531])+13;LEN([.B531])-14);&quot;&quot;)" office:value-type="string" office:string-value="ICUSTAY_ID" calcext:value-type="string">
            <text:p>ICUSTAY_ID</text:p>
          </table:table-cell>
          <table:table-cell table:formula="of:=IF([.G531]=&quot;Y&quot;; MID([.B531];FIND(&quot;REFERENCES&quot;;[.B531])+11;LEN([.B531]));&quot;&quot;)">
            <text:p/>
          </table:table-cell>
          <table:table-cell table:formula="of:=IF([.L531]&lt;&gt;&quot;&quot;;LEFT([.L531];FIND(&quot;(&quot;;[.L531])-1);&quot;&quot;)">
            <text:p/>
          </table:table-cell>
          <table:table-cell table:formula="of:=SUBSTITUTE( IF([.L531]&lt;&gt;&quot;&quot;;MID([.L531];FIND(&quot;(&quot;;[.L531])+1;LEN([.L531]));&quot;&quot;); &quot;);&quot;;&quot;&quot;)">
            <text:p/>
          </table:table-cell>
          <table:table-cell table:style-name="ce16" table:formula="of:=LOWER(IF([.H531]&lt;&gt;&quot;&quot;; &quot;MATCH (n:&quot; &amp; [.M534] &amp; &quot;), (m:&quot; &amp; [.H531] &amp; &quot;)&#10;WHERE m.&quot; &amp; [.K533] &amp; &quot; = n. &quot; &amp; [.N534] &amp; &quot; &#10;create (n)-[:&quot; &amp; [.J532] &amp; &quot; ]-&gt;(m)&#10;RETURN n,m&quot;;&quot;&quot;))">
            <text:p/>
          </table:table-cell>
          <table:table-cell table:formula="of:=LOWER(IF([.H531]&lt;&gt;&quot;&quot;;[.H531];&quot;&quot;))">
            <text:p/>
          </table:table-cell>
          <table:table-cell table:formula="of:=LOWER(IF([.H531]&lt;&gt;&quot;&quot;;[.K533];&quot;&quot;))">
            <text:p/>
          </table:table-cell>
          <table:table-cell table:formula="of:=LOWER(IF([.H531]&lt;&gt;&quot;&quot;;[.M534];&quot;&quot;))">
            <text:p/>
          </table:table-cell>
          <table:table-cell table:formula="of:=LOWER(IF([.H531]&lt;&gt;&quot;&quot;;[.N534];&quot;&quot;))">
            <text:p/>
          </table:table-cell>
          <table:table-cell table:formula="of:=LOWER(IF([.H531]&lt;&gt;&quot;&quot;;[.J532];&quot;&quot;))">
            <text:p/>
          </table:table-cell>
          <table:table-cell table:formula="of:=LOWER(IF([.H531]&lt;&gt;&quot;&quot;; &quot;MATCH (n:&quot; &amp; [.R531] &amp; &quot;), (m:&quot; &amp; [.P531] &amp; &quot;)&#10;WHERE m.&quot; &amp; [.Q531] &amp; &quot; = n. &quot; &amp; [.S531] &amp; &quot; &#10;create (n)-[:&quot; &amp; [.T531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style-name="ce13"/>
          <table:table-cell table:style-name="ce12" office:value-type="string" calcext:value-type="string">
            <text:p>REFERENCES ICUSTAYS(ICUSTAY_ID);</text:p>
          </table:table-cell>
          <table:table-cell/>
          <table:table-cell table:formula="of:=IF(AND( NOT([.C532]); NOT(ISERROR(FIND(&quot;ALTER TABLE&quot;;[.B532]  ))));&quot;Y&quot;;&quot;&quot;)">
            <text:p/>
          </table:table-cell>
          <table:table-cell table:formula="of:=IF(AND( [.D532]=&quot;&quot;; NOT(ISERROR(FIND(&quot;ADD CONSTRAINT&quot;;[.B532]  ))));&quot;Y&quot;;&quot;&quot;)">
            <text:p/>
          </table:table-cell>
          <table:table-cell table:formula="of:=IF(AND( [.E532]=&quot;&quot;; NOT(ISERROR(FIND(&quot;FOREIGN KEY&quot;;[.B532]  ))));&quot;Y&quot;;&quot;&quot;)">
            <text:p/>
          </table:table-cell>
          <table:table-cell table:formula="of:=IF(AND( [.F532]=&quot;&quot;; NOT(ISERROR(FIND(&quot;REFERENCES&quot;;[.B532]  ))));&quot;Y&quot;;&quot;&quot;)" office:value-type="string" office:string-value="Y" calcext:value-type="string">
            <text:p>Y</text:p>
          </table:table-cell>
          <table:table-cell table:formula="of:=IF([.D532]=&quot;Y&quot;; MID([.B532];FIND(&quot;ALTER TABLE&quot;;[.B532])+12;LEN([.B532]));&quot;&quot;)">
            <text:p/>
          </table:table-cell>
          <table:table-cell table:formula="of:=IF([.E532]=&quot;Y&quot;; MID([.B532];FIND(&quot;ADD CONSTRAINT&quot;;[.B532])+15;LEN([.B532]));&quot;&quot;)">
            <text:p/>
          </table:table-cell>
          <table:table-cell table:formula="of:=[.I532]">
            <text:p/>
          </table:table-cell>
          <table:table-cell table:formula="of:=IF([.F532]=&quot;Y&quot;; MID([.B532];FIND(&quot;FOREIGN KEY&quot;;[.B532])+13;LEN([.B532])-14);&quot;&quot;)">
            <text:p/>
          </table:table-cell>
          <table:table-cell table:formula="of:=IF([.G532]=&quot;Y&quot;; MID([.B532];FIND(&quot;REFERENCES&quot;;[.B532])+11;LEN([.B532]));&quot;&quot;)" office:value-type="string" office:string-value="ICUSTAYS(ICUSTAY_ID);" calcext:value-type="string">
            <text:p>ICUSTAYS(ICUSTAY_ID);</text:p>
          </table:table-cell>
          <table:table-cell table:formula="of:=IF([.L532]&lt;&gt;&quot;&quot;;LEFT([.L532];FIND(&quot;(&quot;;[.L532])-1);&quot;&quot;)" office:value-type="string" office:string-value="ICUSTAYS" calcext:value-type="string">
            <text:p>ICUSTAYS</text:p>
          </table:table-cell>
          <table:table-cell table:formula="of:=SUBSTITUTE( IF([.L532]&lt;&gt;&quot;&quot;;MID([.L532];FIND(&quot;(&quot;;[.L532])+1;LEN([.L532]));&quot;&quot;); &quot;);&quot;;&quot;&quot;)" office:value-type="string" office:string-value="ICUSTAY_ID" calcext:value-type="string">
            <text:p>ICUSTAY_ID</text:p>
          </table:table-cell>
          <table:table-cell table:style-name="ce16" table:formula="of:=LOWER(IF([.H532]&lt;&gt;&quot;&quot;; &quot;MATCH (n:&quot; &amp; [.M535] &amp; &quot;), (m:&quot; &amp; [.H532] &amp; &quot;)&#10;WHERE m.&quot; &amp; [.K534] &amp; &quot; = n. &quot; &amp; [.N535] &amp; &quot; &#10;create (n)-[:&quot; &amp; [.J533] &amp; &quot; ]-&gt;(m)&#10;RETURN n,m&quot;;&quot;&quot;))">
            <text:p/>
          </table:table-cell>
          <table:table-cell table:formula="of:=LOWER(IF([.H532]&lt;&gt;&quot;&quot;;[.H532];&quot;&quot;))">
            <text:p/>
          </table:table-cell>
          <table:table-cell table:formula="of:=LOWER(IF([.H532]&lt;&gt;&quot;&quot;;[.K534];&quot;&quot;))">
            <text:p/>
          </table:table-cell>
          <table:table-cell table:formula="of:=LOWER(IF([.H532]&lt;&gt;&quot;&quot;;[.M535];&quot;&quot;))">
            <text:p/>
          </table:table-cell>
          <table:table-cell table:formula="of:=LOWER(IF([.H532]&lt;&gt;&quot;&quot;;[.N535];&quot;&quot;))">
            <text:p/>
          </table:table-cell>
          <table:table-cell table:formula="of:=LOWER(IF([.H532]&lt;&gt;&quot;&quot;;[.J533];&quot;&quot;))">
            <text:p/>
          </table:table-cell>
          <table:table-cell table:formula="of:=LOWER(IF([.H532]&lt;&gt;&quot;&quot;; &quot;MATCH (n:&quot; &amp; [.R532] &amp; &quot;), (m:&quot; &amp; [.P532] &amp; &quot;)&#10;WHERE m.&quot; &amp; [.Q532] &amp; &quot; = n. &quot; &amp; [.S532] &amp; &quot; &#10;create (n)-[:&quot; &amp; [.T532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16" table:formula="of:=LOWER(IF([.H533]&lt;&gt;&quot;&quot;; &quot;MATCH (n:&quot; &amp; [.M536] &amp; &quot;), (m:&quot; &amp; [.H533] &amp; &quot;)&#10;WHERE m.&quot; &amp; [.K535] &amp; &quot; = n. &quot; &amp; [.N536] &amp; &quot; &#10;create (n)-[:&quot; &amp; [.J534] &amp; &quot; ]-&gt;(m)&#10;RETURN n,m&quot;;&quot;&quot;))">
            <text:p/>
          </table:table-cell>
          <table:table-cell table:formula="of:=LOWER(IF([.H533]&lt;&gt;&quot;&quot;;[.H533];&quot;&quot;))">
            <text:p/>
          </table:table-cell>
          <table:table-cell table:formula="of:=LOWER(IF([.H533]&lt;&gt;&quot;&quot;;[.K535];&quot;&quot;))">
            <text:p/>
          </table:table-cell>
          <table:table-cell table:formula="of:=LOWER(IF([.H533]&lt;&gt;&quot;&quot;;[.M536];&quot;&quot;))">
            <text:p/>
          </table:table-cell>
          <table:table-cell table:formula="of:=LOWER(IF([.H533]&lt;&gt;&quot;&quot;;[.N536];&quot;&quot;))">
            <text:p/>
          </table:table-cell>
          <table:table-cell table:formula="of:=LOWER(IF([.H533]&lt;&gt;&quot;&quot;;[.J534];&quot;&quot;))">
            <text:p/>
          </table:table-cell>
          <table:table-cell table:formula="of:=LOWER(IF([.H533]&lt;&gt;&quot;&quot;; &quot;MATCH (n:&quot; &amp; [.R533] &amp; &quot;), (m:&quot; &amp; [.P533] &amp; &quot;)&#10;WHERE m.&quot; &amp; [.Q533] &amp; &quot; = n. &quot; &amp; [.S533] &amp; &quot; &#10;create (n)-[:&quot; &amp; [.T533] &amp; &quot; ]-&gt;(m)&#10;RETURN n,m&quot;;&quot;&quot;))">
            <text:p/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16" table:formula="of:=LOWER(IF([.H534]&lt;&gt;&quot;&quot;; &quot;MATCH (n:&quot; &amp; [.M537] &amp; &quot;), (m:&quot; &amp; [.H534] &amp; &quot;)&#10;WHERE m.&quot; &amp; [.K536] &amp; &quot; = n. &quot; &amp; [.N537] &amp; &quot; &#10;create (n)-[:&quot; &amp; [.J535] &amp; &quot; ]-&gt;(m)&#10;RETURN n,m&quot;;&quot;&quot;))">
            <text:p/>
          </table:table-cell>
          <table:table-cell table:formula="of:=LOWER(IF([.H534]&lt;&gt;&quot;&quot;;[.H534];&quot;&quot;))">
            <text:p/>
          </table:table-cell>
          <table:table-cell table:formula="of:=LOWER(IF([.H534]&lt;&gt;&quot;&quot;;[.K536];&quot;&quot;))">
            <text:p/>
          </table:table-cell>
          <table:table-cell table:formula="of:=LOWER(IF([.H534]&lt;&gt;&quot;&quot;;[.M537];&quot;&quot;))">
            <text:p/>
          </table:table-cell>
          <table:table-cell table:formula="of:=LOWER(IF([.H534]&lt;&gt;&quot;&quot;;[.N537];&quot;&quot;))">
            <text:p/>
          </table:table-cell>
          <table:table-cell table:formula="of:=LOWER(IF([.H534]&lt;&gt;&quot;&quot;;[.J535];&quot;&quot;))">
            <text:p/>
          </table:table-cell>
          <table:table-cell table:formula="of:=LOWER(IF([.H534]&lt;&gt;&quot;&quot;; &quot;MATCH (n:&quot; &amp; [.R534] &amp; &quot;), (m:&quot; &amp; [.P534] &amp; &quot;)&#10;WHERE m.&quot; &amp; [.Q534] &amp; &quot; = n. &quot; &amp; [.S534] &amp; &quot; &#10;create (n)-[:&quot; &amp; [.T534] &amp; &quot; ]-&gt;(m)&#10;RETURN n,m&quot;;&quot;&quot;))">
            <text:p/>
          </table:table-cell>
          <table:table-cell table:number-columns-repeated="1003"/>
        </table:table-row>
        <table:table-row table:style-name="ro3" table:number-rows-repeated="10480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lationship" table:style-name="ta3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14" table:default-cell-style-name="ce17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17" table:number-columns-repeated="1015" table:default-cell-style-name="Default"/>
        <table:table-row table:style-name="ro11">
          <table:table-cell office:value-type="string" calcext:value-type="string">
            <text:p>Child Node</text:p>
          </table:table-cell>
          <table:table-cell office:value-type="string" calcext:value-type="string">
            <text:p>Child FK</text:p>
          </table:table-cell>
          <table:table-cell office:value-type="string" calcext:value-type="string">
            <text:p>Reference Node</text:p>
          </table:table-cell>
          <table:table-cell office:value-type="string" calcext:value-type="string">
            <text:p>Reference Key</text:p>
          </table:table-cell>
          <table:table-cell office:value-type="string" calcext:value-type="string">
            <text:p>Original Relationship Name</text:p>
          </table:table-cell>
          <table:table-cell office:value-type="string" calcext:value-type="string">
            <text:p>User Friendly Relationship name</text:p>
          </table:table-cell>
          <table:table-cell office:value-type="string" calcext:value-type="string">
            <text:p>Neo4j relationship querie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Chartevent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Admission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Chartevents_fk_hadm_id</text:p>
          </table:table-cell>
          <table:table-cell office:value-type="string" calcext:value-type="string">
            <text:p>SQL_CHILD_OF</text:p>
          </table:table-cell>
          <table:table-cell table:formula="of:=&quot;MATCH (n:&quot; &amp; [.C2] &amp; &quot;), (m:&quot; &amp; [.A2] &amp; &quot;) WHERE m.&quot; &amp; [.B2] &amp; &quot; = n.&quot; &amp; [.D2] &amp; &quot;   MERGE (n)&lt;-[:&quot; &amp; [.F2] &amp; &quot; ]-(m)&quot;" office:value-type="string" office:string-value="MATCH (n:Admissions), (m:Chartevents) WHERE m.hadm_id = n.hadm_id   MERGE (n)&lt;-[:SQL_CHILD_OF ]-(m)" calcext:value-type="string">
            <text:p>MATCH (n:Admissions), (m:Chartevents) WHERE m.hadm_id = n.hadm_id <text:s text:c="2"/>MERGE (n)&lt;-[:SQL_CHILD_OF ]-(m)</text:p>
          </table:table-cell>
          <table:table-cell/>
          <table:table-cell office:value-type="string" calcext:value-type="string">
            <text:p>MATCH (n:Admissions), (m:Chartevents) WHERE m.hadm_id = n.hadm_id <text:s text:c="2"/>MERGE (n)←[:SQL_CHILD_OF]-(m)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Datetimeevent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Admission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Datetimeevents_fk_hadm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3] &amp; &quot;), (m:&quot; &amp; [.A3] &amp; &quot;) WHERE m.&quot; &amp; [.B3] &amp; &quot; = n.&quot; &amp; [.D3] &amp; &quot;   MERGE (n)&lt;-[:&quot; &amp; [.F3]  &amp; &quot; ]-(m)&quot;" office:value-type="string" office:string-value="USING PERIODIC COMMIT 100000 MATCH (n:Admissions), (m:Datetimeevents) WHERE m.hadm_id = n.hadm_id   MERGE (n)&lt;-[:SQL_CHILD_OF ]-(m)" calcext:value-type="string">
            <text:p>USING PERIODIC COMMIT 100000 MATCH (n:Admissions), (m:Datetimeevents) WHERE m.hadm_id = n.hadm_id <text:s text:c="2"/>MERGE (n)&lt;-[:SQL_CHILD_OF ]-(m)</text:p>
          </table:table-cell>
          <table:table-cell/>
          <table:table-cell office:value-type="string" calcext:value-type="string">
            <text:p>match (n:patients), (m:Chartevents)</text:p>
            <text:p>where m.subject_id = n.subject_id  </text:p>
            <text:p>create (n)-[:Chartevents_fk_subject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Diagnoses_Icd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Admission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Diagnoses_Icd_fk_hadm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4] &amp; &quot;), (m:&quot; &amp; [.A4] &amp; &quot;) WHERE m.&quot; &amp; [.B4] &amp; &quot; = n.&quot; &amp; [.D4] &amp; &quot;   MERGE (n)&lt;-[:&quot; &amp; [.F4]  &amp; &quot; ]-(m)&quot;" office:value-type="string" office:string-value="USING PERIODIC COMMIT 100000 MATCH (n:Admissions), (m:Diagnoses_Icd) WHERE m.hadm_id = n.hadm_id   MERGE (n)&lt;-[:SQL_CHILD_OF ]-(m)" calcext:value-type="string">
            <text:p>USING PERIODIC COMMIT 100000 MATCH (n:Admissions), (m:Diagnoses_Icd) WHERE m.hadm_id = n.hadm_id <text:s text:c="2"/>MERGE (n)&lt;-[:SQL_CHILD_OF ]-(m)</text:p>
          </table:table-cell>
          <table:table-cell/>
          <table:table-cell office:value-type="string" calcext:value-type="string">
            <text:p>match (n:Admissions), (m:Chartevents)</text:p>
            <text:p>where m.hadm_id = n.hadm_id  </text:p>
            <text:p>create (n)-[:Chartevents_fk_hadm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Drgcode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Admission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Drgcodes_fk_hadm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5] &amp; &quot;), (m:&quot; &amp; [.A5] &amp; &quot;) WHERE m.&quot; &amp; [.B5] &amp; &quot; = n.&quot; &amp; [.D5] &amp; &quot;   MERGE (n)&lt;-[:&quot; &amp; [.F5]  &amp; &quot; ]-(m)&quot;" office:value-type="string" office:string-value="USING PERIODIC COMMIT 100000 MATCH (n:Admissions), (m:Drgcodes) WHERE m.hadm_id = n.hadm_id   MERGE (n)&lt;-[:SQL_CHILD_OF ]-(m)" calcext:value-type="string">
            <text:p>USING PERIODIC COMMIT 100000 MATCH (n:Admissions), (m:Drgcodes) WHERE m.hadm_id = n.hadm_id <text:s text:c="2"/>MERGE (n)&lt;-[:SQL_CHILD_OF ]-(m)</text:p>
          </table:table-cell>
          <table:table-cell/>
          <table:table-cell office:value-type="string" calcext:value-type="string">
            <text:p>match (n:d_items), (m:Chartevents)</text:p>
            <text:p>where m.itemid = n.itemid  </text:p>
            <text:p>create (n)-[:Chartevents_fk_item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Icustay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Admission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Icustays_fk_hadm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6] &amp; &quot;), (m:&quot; &amp; [.A6] &amp; &quot;) WHERE m.&quot; &amp; [.B6] &amp; &quot; = n.&quot; &amp; [.D6] &amp; &quot;   MERGE (n)&lt;-[:&quot; &amp; [.F6]  &amp; &quot; ]-(m)&quot;" office:value-type="string" office:string-value="USING PERIODIC COMMIT 100000 MATCH (n:Admissions), (m:Icustays) WHERE m.hadm_id = n.hadm_id   MERGE (n)&lt;-[:SQL_CHILD_OF ]-(m)" calcext:value-type="string">
            <text:p>USING PERIODIC COMMIT 100000 MATCH (n:Admissions), (m:Icustays) WHERE m.hadm_id = n.hadm_id <text:s text:c="2"/>MERGE (n)&lt;-[:SQL_CHILD_OF ]-(m)</text:p>
          </table:table-cell>
          <table:table-cell/>
          <table:table-cell office:value-type="string" calcext:value-type="string">
            <text:p>match (n:Icustays), (m:Chartevents)</text:p>
            <text:p>where m.stay_id = n.stay_id  </text:p>
            <text:p>create (n)-[:Chartevents_fk_stay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Inputevent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Admission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Inputevents_fk_hadm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7] &amp; &quot;), (m:&quot; &amp; [.A7] &amp; &quot;) WHERE m.&quot; &amp; [.B7] &amp; &quot; = n.&quot; &amp; [.D7] &amp; &quot;   MERGE (n)&lt;-[:&quot; &amp; [.F7]  &amp; &quot; ]-(m)&quot;" office:value-type="string" office:string-value="USING PERIODIC COMMIT 100000 MATCH (n:Admissions), (m:Inputevents) WHERE m.hadm_id = n.hadm_id   MERGE (n)&lt;-[:SQL_CHILD_OF ]-(m)" calcext:value-type="string">
            <text:p>USING PERIODIC COMMIT 100000 MATCH (n:Admissions), (m:Inputevents) WHERE m.hadm_id = n.hadm_id <text:s text:c="2"/>MERGE (n)&lt;-[:SQL_CHILD_OF ]-(m)</text:p>
          </table:table-cell>
          <table:table-cell/>
          <table:table-cell office:value-type="string" calcext:value-type="string">
            <text:p>match (n:patients), (m:Datetimeevents)</text:p>
            <text:p>where m.subject_id = n.subject_id  </text:p>
            <text:p>create (n)-[:Datetimeevents_fk_subject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Labevent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Admission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Labevents_fk_hadm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8] &amp; &quot;), (m:&quot; &amp; [.A8] &amp; &quot;) WHERE m.&quot; &amp; [.B8] &amp; &quot; = n.&quot; &amp; [.D8] &amp; &quot;   MERGE (n)&lt;-[:&quot; &amp; [.F8]  &amp; &quot; ]-(m)&quot;" office:value-type="string" office:string-value="USING PERIODIC COMMIT 100000 MATCH (n:Admissions), (m:Labevents) WHERE m.hadm_id = n.hadm_id   MERGE (n)&lt;-[:SQL_CHILD_OF ]-(m)" calcext:value-type="string">
            <text:p>USING PERIODIC COMMIT 100000 MATCH (n:Admissions), (m:Labevents) WHERE m.hadm_id = n.hadm_id <text:s text:c="2"/>MERGE (n)&lt;-[:SQL_CHILD_OF ]-(m)</text:p>
          </table:table-cell>
          <table:table-cell/>
          <table:table-cell office:value-type="string" calcext:value-type="string">
            <text:p>match (n:Admissions), (m:Datetimeevents)</text:p>
            <text:p>where m.hadm_id = n.hadm_id  </text:p>
            <text:p>create (n)-[:Datetimeevents_fk_hadm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Microbiologyevent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Admission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Microbiologyevents_fk_hadm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9] &amp; &quot;), (m:&quot; &amp; [.A9] &amp; &quot;) WHERE m.&quot; &amp; [.B9] &amp; &quot; = n.&quot; &amp; [.D9] &amp; &quot;   MERGE (n)&lt;-[:&quot; &amp; [.F9]  &amp; &quot; ]-(m)&quot;" office:value-type="string" office:string-value="USING PERIODIC COMMIT 100000 MATCH (n:Admissions), (m:Microbiologyevents) WHERE m.hadm_id = n.hadm_id   MERGE (n)&lt;-[:SQL_CHILD_OF ]-(m)" calcext:value-type="string">
            <text:p>USING PERIODIC COMMIT 100000 MATCH (n:Admissions), (m:Microbiologyevents) WHERE m.hadm_id = n.hadm_id <text:s text:c="2"/>MERGE (n)&lt;-[:SQL_CHILD_OF ]-(m)</text:p>
          </table:table-cell>
          <table:table-cell/>
          <table:table-cell office:value-type="string" calcext:value-type="string">
            <text:p>match (n:d_items), (m:Datetimeevents)</text:p>
            <text:p>where m.itemid = n.itemid  </text:p>
            <text:p>create (n)-[:Datetimeevents_fk_item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Outputevent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Admission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Outputevents_fk_hadm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10] &amp; &quot;), (m:&quot; &amp; [.A10] &amp; &quot;) WHERE m.&quot; &amp; [.B10] &amp; &quot; = n.&quot; &amp; [.D10] &amp; &quot;   MERGE (n)&lt;-[:&quot; &amp; [.F10]  &amp; &quot; ]-(m)&quot;" office:value-type="string" office:string-value="USING PERIODIC COMMIT 100000 MATCH (n:Admissions), (m:Outputevents) WHERE m.hadm_id = n.hadm_id   MERGE (n)&lt;-[:SQL_CHILD_OF ]-(m)" calcext:value-type="string">
            <text:p>USING PERIODIC COMMIT 100000 MATCH (n:Admissions), (m:Outputevents) WHERE m.hadm_id = n.hadm_id <text:s text:c="2"/>MERGE (n)&lt;-[:SQL_CHILD_OF ]-(m)</text:p>
          </table:table-cell>
          <table:table-cell/>
          <table:table-cell office:value-type="string" calcext:value-type="string">
            <text:p>match (n:Icustays), (m:Datetimeevents)</text:p>
            <text:p>where m.stay_id = n.stay_id  </text:p>
            <text:p>create (n)-[:Datetimeevents_fk_stay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Prescription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Admission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prescriptions_fk_hadm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11] &amp; &quot;), (m:&quot; &amp; [.A11] &amp; &quot;) WHERE m.&quot; &amp; [.B11] &amp; &quot; = n.&quot; &amp; [.D11] &amp; &quot;   MERGE (n)&lt;-[:&quot; &amp; [.F11]  &amp; &quot; ]-(m)&quot;" office:value-type="string" office:string-value="USING PERIODIC COMMIT 100000 MATCH (n:Admissions), (m:Prescriptions) WHERE m.hadm_id = n.hadm_id   MERGE (n)&lt;-[:SQL_CHILD_OF ]-(m)" calcext:value-type="string">
            <text:p>USING PERIODIC COMMIT 100000 MATCH (n:Admissions), (m:Prescriptions) WHERE m.hadm_id = n.hadm_id <text:s text:c="2"/>MERGE (n)&lt;-[:SQL_CHILD_OF ]-(m)</text:p>
          </table:table-cell>
          <table:table-cell/>
          <table:table-cell office:value-type="string" calcext:value-type="string">
            <text:p>match (n:patients), (m:Diagnoses_Icd)</text:p>
            <text:p>where m.subject_id = n.subject_id  </text:p>
            <text:p>create (n)-[:Diagnoses_Icd_fk_subject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Procedureevent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Admission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procedureevents_fk_hadm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12] &amp; &quot;), (m:&quot; &amp; [.A12] &amp; &quot;) WHERE m.&quot; &amp; [.B12] &amp; &quot; = n.&quot; &amp; [.D12] &amp; &quot;   MERGE (n)&lt;-[:&quot; &amp; [.F12]  &amp; &quot; ]-(m)&quot;" office:value-type="string" office:string-value="USING PERIODIC COMMIT 100000 MATCH (n:Admissions), (m:Procedureevents) WHERE m.hadm_id = n.hadm_id   MERGE (n)&lt;-[:SQL_CHILD_OF ]-(m)" calcext:value-type="string">
            <text:p>USING PERIODIC COMMIT 100000 MATCH (n:Admissions), (m:Procedureevents) WHERE m.hadm_id = n.hadm_id <text:s text:c="2"/>MERGE (n)&lt;-[:SQL_CHILD_OF ]-(m)</text:p>
          </table:table-cell>
          <table:table-cell/>
          <table:table-cell office:value-type="string" calcext:value-type="string">
            <text:p>match (n:Admissions), (m:Diagnoses_Icd)</text:p>
            <text:p>where m.hadm_id = n.hadm_id  </text:p>
            <text:p>create (n)-[:Diagnoses_Icd_fk_hadm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Procedures_Icd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Admission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procedures_icd_fk_hadm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13] &amp; &quot;), (m:&quot; &amp; [.A13] &amp; &quot;) WHERE m.&quot; &amp; [.B13] &amp; &quot; = n.&quot; &amp; [.D13] &amp; &quot;   MERGE (n)&lt;-[:&quot; &amp; [.F13]  &amp; &quot; ]-(m)&quot;" office:value-type="string" office:string-value="USING PERIODIC COMMIT 100000 MATCH (n:Admissions), (m:Procedures_Icd) WHERE m.hadm_id = n.hadm_id   MERGE (n)&lt;-[:SQL_CHILD_OF ]-(m)" calcext:value-type="string">
            <text:p>USING PERIODIC COMMIT 100000 MATCH (n:Admissions), (m:Procedures_Icd) WHERE m.hadm_id = n.hadm_id <text:s text:c="2"/>MERGE (n)&lt;-[:SQL_CHILD_OF ]-(m)</text:p>
          </table:table-cell>
          <table:table-cell/>
          <table:table-cell office:value-type="string" calcext:value-type="string">
            <text:p>match (n:patients), (m:Drgcodes)</text:p>
            <text:p>where m.subject_id = n.subject_id  </text:p>
            <text:p>create (n)-[:Drgcodes_fk_subject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Service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Admission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services_fk_hadm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14] &amp; &quot;), (m:&quot; &amp; [.A14] &amp; &quot;) WHERE m.&quot; &amp; [.B14] &amp; &quot; = n.&quot; &amp; [.D14] &amp; &quot;   MERGE (n)&lt;-[:&quot; &amp; [.F14]  &amp; &quot; ]-(m)&quot;" office:value-type="string" office:string-value="USING PERIODIC COMMIT 100000 MATCH (n:Admissions), (m:Services) WHERE m.hadm_id = n.hadm_id   MERGE (n)&lt;-[:SQL_CHILD_OF ]-(m)" calcext:value-type="string">
            <text:p>USING PERIODIC COMMIT 100000 MATCH (n:Admissions), (m:Services) WHERE m.hadm_id = n.hadm_id <text:s text:c="2"/>MERGE (n)&lt;-[:SQL_CHILD_OF ]-(m)</text:p>
          </table:table-cell>
          <table:table-cell/>
          <table:table-cell office:value-type="string" calcext:value-type="string">
            <text:p>match (n:Admissions), (m:Drgcodes)</text:p>
            <text:p>where m.hadm_id = n.hadm_id  </text:p>
            <text:p>create (n)-[:Drgcodes_fk_hadm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Transfer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Admissions</text:p>
          </table:table-cell>
          <table:table-cell office:value-type="string" calcext:value-type="string">
            <text:p>hadm_id</text:p>
          </table:table-cell>
          <table:table-cell office:value-type="string" calcext:value-type="string">
            <text:p>transfers_fk_hadm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15] &amp; &quot;), (m:&quot; &amp; [.A15] &amp; &quot;) WHERE m.&quot; &amp; [.B15] &amp; &quot; = n.&quot; &amp; [.D15] &amp; &quot;   MERGE (n)&lt;-[:&quot; &amp; [.F15]  &amp; &quot; ]-(m)&quot;" office:value-type="string" office:string-value="USING PERIODIC COMMIT 100000 MATCH (n:Admissions), (m:Transfers) WHERE m.hadm_id = n.hadm_id   MERGE (n)&lt;-[:SQL_CHILD_OF ]-(m)" calcext:value-type="string">
            <text:p>USING PERIODIC COMMIT 100000 MATCH (n:Admissions), (m:Transfers) WHERE m.hadm_id = n.hadm_id <text:s text:c="2"/>MERGE (n)&lt;-[:SQL_CHILD_OF ]-(m)</text:p>
          </table:table-cell>
          <table:table-cell/>
          <table:table-cell office:value-type="string" calcext:value-type="string">
            <text:p>match (n:patients), (m:Icustays)</text:p>
            <text:p>where m.subject_id = n.subject_id  </text:p>
            <text:p>create (n)-[:Icustays_fk_subject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Chartevents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D_Items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Chartevents_fk_item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16] &amp; &quot;), (m:&quot; &amp; [.A16] &amp; &quot;) WHERE m.&quot; &amp; [.B16] &amp; &quot; = n.&quot; &amp; [.D16] &amp; &quot;   MERGE (n)&lt;-[:&quot; &amp; [.F16]  &amp; &quot; ]-(m)&quot;" office:value-type="string" office:string-value="USING PERIODIC COMMIT 100000 MATCH (n:D_Items), (m:Chartevents) WHERE m.itemid = n.itemid   MERGE (n)&lt;-[:SQL_CHILD_OF ]-(m)" calcext:value-type="string">
            <text:p>USING PERIODIC COMMIT 100000 MATCH (n:D_Items), (m:Chartevents) WHERE m.itemid = n.itemid <text:s text:c="2"/>MERGE (n)&lt;-[:SQL_CHILD_OF ]-(m)</text:p>
          </table:table-cell>
          <table:table-cell/>
          <table:table-cell office:value-type="string" calcext:value-type="string">
            <text:p>match (n:Admissions), (m:Icustays)</text:p>
            <text:p>where m.hadm_id = n.hadm_id  </text:p>
            <text:p>create (n)-[:Icustays_fk_hadm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Datetimeevents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D_Items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Datetimeevents_fk_item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17] &amp; &quot;), (m:&quot; &amp; [.A17] &amp; &quot;) WHERE m.&quot; &amp; [.B17] &amp; &quot; = n.&quot; &amp; [.D17] &amp; &quot;   MERGE (n)&lt;-[:&quot; &amp; [.F17]  &amp; &quot; ]-(m)&quot;" office:value-type="string" office:string-value="USING PERIODIC COMMIT 100000 MATCH (n:D_Items), (m:Datetimeevents) WHERE m.itemid = n.itemid   MERGE (n)&lt;-[:SQL_CHILD_OF ]-(m)" calcext:value-type="string">
            <text:p>USING PERIODIC COMMIT 100000 MATCH (n:D_Items), (m:Datetimeevents) WHERE m.itemid = n.itemid <text:s text:c="2"/>MERGE (n)&lt;-[:SQL_CHILD_OF ]-(m)</text:p>
          </table:table-cell>
          <table:table-cell/>
          <table:table-cell office:value-type="string" calcext:value-type="string">
            <text:p>match (n:patients), (m:Inputevents)</text:p>
            <text:p>where m.subject_id = n.subject_id  </text:p>
            <text:p>create (n)-[:Inputevents_fk_subject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Inputevents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D_Items</text:p>
          </table:table-cell>
          <table:table-cell office:value-type="string" calcext:value-type="string">
            <text:p>itemid</text:p>
          </table:table-cell>
          <table:table-cell/>
          <table:table-cell office:value-type="string" calcext:value-type="string">
            <text:p>SQL_CHILD_OF</text:p>
          </table:table-cell>
          <table:table-cell table:formula="of:=&quot;USING PERIODIC COMMIT 100000 MATCH (n:&quot; &amp; [.C18] &amp; &quot;), (m:&quot; &amp; [.A18] &amp; &quot;) WHERE m.&quot; &amp; [.B18] &amp; &quot; = n.&quot; &amp; [.D18] &amp; &quot;   MERGE (n)&lt;-[:&quot; &amp; [.F18]  &amp; &quot; ]-(m)&quot;" office:value-type="string" office:string-value="USING PERIODIC COMMIT 100000 MATCH (n:D_Items), (m:Inputevents) WHERE m.itemid = n.itemid   MERGE (n)&lt;-[:SQL_CHILD_OF ]-(m)" calcext:value-type="string">
            <text:p>USING PERIODIC COMMIT 100000 MATCH (n:D_Items), (m:Inputevents) WHERE m.itemid = n.itemid <text:s text:c="2"/>MERGE (n)&lt;-[:SQL_CHILD_OF ]-(m)</text:p>
          </table:table-cell>
          <table:table-cell/>
          <table:table-cell office:value-type="string" calcext:value-type="string">
            <text:p>match (n:Admissions), (m:Inputevents)</text:p>
            <text:p>where m.hadm_id = n.hadm_id  </text:p>
            <text:p>create (n)-[:Inputevents_fk_hadm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Microbiologyevents</text:p>
          </table:table-cell>
          <table:table-cell office:value-type="string" calcext:value-type="string">
            <text:p>spec_itemid</text:p>
          </table:table-cell>
          <table:table-cell office:value-type="string" calcext:value-type="string">
            <text:p>D_Items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Microbiologyevents_fk_spec_item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19] &amp; &quot;), (m:&quot; &amp; [.A19] &amp; &quot;) WHERE m.&quot; &amp; [.B19] &amp; &quot; = n.&quot; &amp; [.D19] &amp; &quot;   MERGE (n)&lt;-[:&quot; &amp; [.F19]  &amp; &quot; ]-(m)&quot;" office:value-type="string" office:string-value="USING PERIODIC COMMIT 100000 MATCH (n:D_Items), (m:Microbiologyevents) WHERE m.spec_itemid = n.itemid   MERGE (n)&lt;-[:SQL_CHILD_OF ]-(m)" calcext:value-type="string">
            <text:p>USING PERIODIC COMMIT 100000 MATCH (n:D_Items), (m:Microbiologyevents) WHERE m.spec_itemid = n.itemid <text:s text:c="2"/>MERGE (n)&lt;-[:SQL_CHILD_OF ]-(m)</text:p>
          </table:table-cell>
          <table:table-cell/>
          <table:table-cell office:value-type="string" calcext:value-type="string">
            <text:p>match (n:Icustays), (m:Inputevents)</text:p>
            <text:p>where m.stay_id = n.stay_id  </text:p>
            <text:p>create (n)-[:Inputevents_fk_stay_id ]-&gt;(m)</text:p>
            <text:p>return n,m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Microbiologyevents</text:p>
          </table:table-cell>
          <table:table-cell office:value-type="string" calcext:value-type="string">
            <text:p>org_itemid</text:p>
          </table:table-cell>
          <table:table-cell office:value-type="string" calcext:value-type="string">
            <text:p>D_Items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Microbiologyevents_fk_org_item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20] &amp; &quot;), (m:&quot; &amp; [.A20] &amp; &quot;) WHERE m.&quot; &amp; [.B20] &amp; &quot; = n.&quot; &amp; [.D20] &amp; &quot;   MERGE (n)&lt;-[:&quot; &amp; [.F20]  &amp; &quot; ]-(m)&quot;" office:value-type="string" office:string-value="USING PERIODIC COMMIT 100000 MATCH (n:D_Items), (m:Microbiologyevents) WHERE m.org_itemid = n.itemid   MERGE (n)&lt;-[:SQL_CHILD_OF ]-(m)" calcext:value-type="string">
            <text:p>USING PERIODIC COMMIT 100000 MATCH (n:D_Items), (m:Microbiologyevents) WHERE m.org_itemid = n.itemid <text:s text:c="2"/>MERGE (n)&lt;-[:SQL_CHILD_OF ]-(m)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Microbiologyevents</text:p>
          </table:table-cell>
          <table:table-cell office:value-type="string" calcext:value-type="string">
            <text:p>ab_itemid</text:p>
          </table:table-cell>
          <table:table-cell office:value-type="string" calcext:value-type="string">
            <text:p>D_Items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Microbiologyevents_fk_ab_item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21] &amp; &quot;), (m:&quot; &amp; [.A21] &amp; &quot;) WHERE m.&quot; &amp; [.B21] &amp; &quot; = n.&quot; &amp; [.D21] &amp; &quot;   MERGE (n)&lt;-[:&quot; &amp; [.F21]  &amp; &quot; ]-(m)&quot;" office:value-type="string" office:string-value="USING PERIODIC COMMIT 100000 MATCH (n:D_Items), (m:Microbiologyevents) WHERE m.ab_itemid = n.itemid   MERGE (n)&lt;-[:SQL_CHILD_OF ]-(m)" calcext:value-type="string">
            <text:p>USING PERIODIC COMMIT 100000 MATCH (n:D_Items), (m:Microbiologyevents) WHERE m.ab_itemid = n.itemid <text:s text:c="2"/>MERGE (n)&lt;-[:SQL_CHILD_OF ]-(m)</text:p>
          </table:table-cell>
          <table:table-cell/>
          <table:table-cell office:value-type="string" calcext:value-type="string">
            <text:p>match (n:patients), (m:Labevents)</text:p>
            <text:p>where m.subject_id = n.subject_id  </text:p>
            <text:p>create (n)-[:Labevents_fk_subject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Outputevents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D_Items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Outputevents_fk_item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22] &amp; &quot;), (m:&quot; &amp; [.A22] &amp; &quot;) WHERE m.&quot; &amp; [.B22] &amp; &quot; = n.&quot; &amp; [.D22] &amp; &quot;   MERGE (n)&lt;-[:&quot; &amp; [.F22]  &amp; &quot; ]-(m)&quot;" office:value-type="string" office:string-value="USING PERIODIC COMMIT 100000 MATCH (n:D_Items), (m:Outputevents) WHERE m.itemid = n.itemid   MERGE (n)&lt;-[:SQL_CHILD_OF ]-(m)" calcext:value-type="string">
            <text:p>USING PERIODIC COMMIT 100000 MATCH (n:D_Items), (m:Outputevents) WHERE m.itemid = n.itemid <text:s text:c="2"/>MERGE (n)&lt;-[:SQL_CHILD_OF ]-(m)</text:p>
          </table:table-cell>
          <table:table-cell/>
          <table:table-cell office:value-type="string" calcext:value-type="string">
            <text:p>match (n:Admissions), (m:Labevents)</text:p>
            <text:p>where m.hadm_id = n.hadm_id  </text:p>
            <text:p>create (n)-[:Labevents_fk_hadm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Procedureevents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D_Items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procedureevents_fk_item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23] &amp; &quot;), (m:&quot; &amp; [.A23] &amp; &quot;) WHERE m.&quot; &amp; [.B23] &amp; &quot; = n.&quot; &amp; [.D23] &amp; &quot;   MERGE (n)&lt;-[:&quot; &amp; [.F23]  &amp; &quot; ]-(m)&quot;" office:value-type="string" office:string-value="USING PERIODIC COMMIT 100000 MATCH (n:D_Items), (m:Procedureevents) WHERE m.itemid = n.itemid   MERGE (n)&lt;-[:SQL_CHILD_OF ]-(m)" calcext:value-type="string">
            <text:p>USING PERIODIC COMMIT 100000 MATCH (n:D_Items), (m:Procedureevents) WHERE m.itemid = n.itemid <text:s text:c="2"/>MERGE (n)&lt;-[:SQL_CHILD_OF ]-(m)</text:p>
          </table:table-cell>
          <table:table-cell/>
          <table:table-cell office:value-type="string" calcext:value-type="string">
            <text:p>match (n:d_labitems), (m:Labevents)</text:p>
            <text:p>where m.itemid = n.itemid  </text:p>
            <text:p>create (n)-[:Labevents_fk_item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Labevents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D_Labitems</text:p>
          </table:table-cell>
          <table:table-cell office:value-type="string" calcext:value-type="string">
            <text:p>itemid</text:p>
          </table:table-cell>
          <table:table-cell office:value-type="string" calcext:value-type="string">
            <text:p>Labevents_fk_item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24] &amp; &quot;), (m:&quot; &amp; [.A24] &amp; &quot;) WHERE m.&quot; &amp; [.B24] &amp; &quot; = n.&quot; &amp; [.D24] &amp; &quot;   MERGE (n)&lt;-[:&quot; &amp; [.F24]  &amp; &quot; ]-(m)&quot;" office:value-type="string" office:string-value="USING PERIODIC COMMIT 100000 MATCH (n:D_Labitems), (m:Labevents) WHERE m.itemid = n.itemid   MERGE (n)&lt;-[:SQL_CHILD_OF ]-(m)" calcext:value-type="string">
            <text:p>USING PERIODIC COMMIT 100000 MATCH (n:D_Labitems), (m:Labevents) WHERE m.itemid = n.itemid <text:s text:c="2"/>MERGE (n)&lt;-[:SQL_CHILD_OF ]-(m)</text:p>
          </table:table-cell>
          <table:table-cell/>
          <table:table-cell office:value-type="string" calcext:value-type="string">
            <text:p>match (n:patients), (m:Microbiologyevents)</text:p>
            <text:p>where m.subject_id = n.subject_id  </text:p>
            <text:p>create (n)-[:Microbiologyevents_fk_subject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D_Icd_Diagnoses</text:p>
          </table:table-cell>
          <table:table-cell office:value-type="string" calcext:value-type="string">
            <text:p>icd_code</text:p>
          </table:table-cell>
          <table:table-cell office:value-type="string" calcext:value-type="string">
            <text:p>Diagnoses_Icd</text:p>
          </table:table-cell>
          <table:table-cell office:value-type="string" calcext:value-type="string">
            <text:p>icd_code</text:p>
          </table:table-cell>
          <table:table-cell/>
          <table:table-cell office:value-type="string" calcext:value-type="string">
            <text:p>SQL_CHILD_OF</text:p>
          </table:table-cell>
          <table:table-cell table:formula="of:=&quot;USING PERIODIC COMMIT 100000 MATCH (n:&quot; &amp; [.C25] &amp; &quot;), (m:&quot; &amp; [.A25] &amp; &quot;) WHERE m.&quot; &amp; [.B25] &amp; &quot; = n.&quot; &amp; [.D25] &amp; &quot;   MERGE (n)&lt;-[:&quot; &amp; [.F25]  &amp; &quot; ]-(m)&quot;" office:value-type="string" office:string-value="USING PERIODIC COMMIT 100000 MATCH (n:Diagnoses_Icd), (m:D_Icd_Diagnoses) WHERE m.icd_code = n.icd_code   MERGE (n)&lt;-[:SQL_CHILD_OF ]-(m)" calcext:value-type="string">
            <text:p>USING PERIODIC COMMIT 100000 MATCH (n:Diagnoses_Icd), (m:D_Icd_Diagnoses) WHERE m.icd_code = n.icd_code <text:s text:c="2"/>MERGE (n)&lt;-[:SQL_CHILD_OF ]-(m)</text:p>
          </table:table-cell>
          <table:table-cell/>
          <table:table-cell office:value-type="string" calcext:value-type="string">
            <text:p>match (n:d_items), (m:Microbiologyevents)</text:p>
            <text:p>where m.ab_itemid = n.itemid  </text:p>
            <text:p>create (n)-[:Microbiologyevents_fk_ab_itemid ]-&gt;(m)</text:p>
            <text:p>return n,m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Emar</text:p>
          </table:table-cell>
          <table:table-cell office:value-type="string" calcext:value-type="string">
            <text:p>emar_id</text:p>
          </table:table-cell>
          <table:table-cell office:value-type="string" calcext:value-type="string">
            <text:p>Emar_Detail</text:p>
          </table:table-cell>
          <table:table-cell office:value-type="string" calcext:value-type="string">
            <text:p>emar_id</text:p>
          </table:table-cell>
          <table:table-cell/>
          <table:table-cell office:value-type="string" calcext:value-type="string">
            <text:p>SQL_CHILD_OF</text:p>
          </table:table-cell>
          <table:table-cell table:formula="of:=&quot;USING PERIODIC COMMIT 100000 MATCH (n:&quot; &amp; [.C26] &amp; &quot;), (m:&quot; &amp; [.A26] &amp; &quot;) WHERE m.&quot; &amp; [.B26] &amp; &quot; = n.&quot; &amp; [.D26] &amp; &quot;   MERGE (n)&lt;-[:&quot; &amp; [.F26]  &amp; &quot; ]-(m)&quot;" office:value-type="string" office:string-value="USING PERIODIC COMMIT 100000 MATCH (n:Emar_Detail), (m:Emar) WHERE m.emar_id = n.emar_id   MERGE (n)&lt;-[:SQL_CHILD_OF ]-(m)" calcext:value-type="string">
            <text:p>USING PERIODIC COMMIT 100000 MATCH (n:Emar_Detail), (m:Emar) WHERE m.emar_id = n.emar_id <text:s text:c="2"/>MERGE (n)&lt;-[:SQL_CHILD_OF ]-(m)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D_Hcpc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cpcsevents</text:p>
          </table:table-cell>
          <table:table-cell office:value-type="string" calcext:value-type="string">
            <text:p>hcpcs_cd</text:p>
          </table:table-cell>
          <table:table-cell/>
          <table:table-cell office:value-type="string" calcext:value-type="string">
            <text:p>SQL_CHILD_OF</text:p>
          </table:table-cell>
          <table:table-cell table:formula="of:=&quot;USING PERIODIC COMMIT 100000 MATCH (n:&quot; &amp; [.C27] &amp; &quot;), (m:&quot; &amp; [.A27] &amp; &quot;) WHERE m.&quot; &amp; [.B27] &amp; &quot; = n.&quot; &amp; [.D27] &amp; &quot;   MERGE (n)&lt;-[:&quot; &amp; [.F27]  &amp; &quot; ]-(m)&quot;" office:value-type="string" office:string-value="USING PERIODIC COMMIT 100000 MATCH (n:Hcpcsevents), (m:D_Hcpcs) WHERE m.code = n.hcpcs_cd   MERGE (n)&lt;-[:SQL_CHILD_OF ]-(m)" calcext:value-type="string">
            <text:p>USING PERIODIC COMMIT 100000 MATCH (n:Hcpcsevents), (m:D_Hcpcs) WHERE m.code = n.hcpcs_cd <text:s text:c="2"/>MERGE (n)&lt;-[:SQL_CHILD_OF ]-(m)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Chartevents</text:p>
          </table:table-cell>
          <table:table-cell office:value-type="string" calcext:value-type="string">
            <text:p>stay_id</text:p>
          </table:table-cell>
          <table:table-cell office:value-type="string" calcext:value-type="string">
            <text:p>Icustays</text:p>
          </table:table-cell>
          <table:table-cell office:value-type="string" calcext:value-type="string">
            <text:p>stay_id</text:p>
          </table:table-cell>
          <table:table-cell office:value-type="string" calcext:value-type="string">
            <text:p>Chartevents_fk_stay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28] &amp; &quot;), (m:&quot; &amp; [.A28] &amp; &quot;) WHERE m.&quot; &amp; [.B28] &amp; &quot; = n.&quot; &amp; [.D28] &amp; &quot;   MERGE (n)&lt;-[:&quot; &amp; [.F28]  &amp; &quot; ]-(m)&quot;" office:value-type="string" office:string-value="USING PERIODIC COMMIT 100000 MATCH (n:Icustays), (m:Chartevents) WHERE m.stay_id = n.stay_id   MERGE (n)&lt;-[:SQL_CHILD_OF ]-(m)" calcext:value-type="string">
            <text:p>USING PERIODIC COMMIT 100000 MATCH (n:Icustays), (m:Chartevents) WHERE m.stay_id = n.stay_id <text:s text:c="2"/>MERGE (n)&lt;-[:SQL_CHILD_OF ]-(m)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Datetimeevents</text:p>
          </table:table-cell>
          <table:table-cell office:value-type="string" calcext:value-type="string">
            <text:p>stay_id</text:p>
          </table:table-cell>
          <table:table-cell office:value-type="string" calcext:value-type="string">
            <text:p>Icustays</text:p>
          </table:table-cell>
          <table:table-cell office:value-type="string" calcext:value-type="string">
            <text:p>stay_id</text:p>
          </table:table-cell>
          <table:table-cell office:value-type="string" calcext:value-type="string">
            <text:p>Datetimeevents_fk_stay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29] &amp; &quot;), (m:&quot; &amp; [.A29] &amp; &quot;) WHERE m.&quot; &amp; [.B29] &amp; &quot; = n.&quot; &amp; [.D29] &amp; &quot;   MERGE (n)&lt;-[:&quot; &amp; [.F29]  &amp; &quot; ]-(m)&quot;" office:value-type="string" office:string-value="USING PERIODIC COMMIT 100000 MATCH (n:Icustays), (m:Datetimeevents) WHERE m.stay_id = n.stay_id   MERGE (n)&lt;-[:SQL_CHILD_OF ]-(m)" calcext:value-type="string">
            <text:p>USING PERIODIC COMMIT 100000 MATCH (n:Icustays), (m:Datetimeevents) WHERE m.stay_id = n.stay_id <text:s text:c="2"/>MERGE (n)&lt;-[:SQL_CHILD_OF ]-(m)</text:p>
          </table:table-cell>
          <table:table-cell/>
          <table:table-cell office:value-type="string" calcext:value-type="string">
            <text:p>match (n:patients), (m:noteevents)</text:p>
            <text:p>where m.subject_id = n.subject_id  </text:p>
            <text:p>create (n)-[:noteevents_fk_subject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Inputevents</text:p>
          </table:table-cell>
          <table:table-cell office:value-type="string" calcext:value-type="string">
            <text:p>stay_id</text:p>
          </table:table-cell>
          <table:table-cell office:value-type="string" calcext:value-type="string">
            <text:p>Icustays</text:p>
          </table:table-cell>
          <table:table-cell office:value-type="string" calcext:value-type="string">
            <text:p>stay_id</text:p>
          </table:table-cell>
          <table:table-cell office:value-type="string" calcext:value-type="string">
            <text:p>Inputevents_fk_stay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30] &amp; &quot;), (m:&quot; &amp; [.A30] &amp; &quot;) WHERE m.&quot; &amp; [.B30] &amp; &quot; = n.&quot; &amp; [.D30] &amp; &quot;   MERGE (n)&lt;-[:&quot; &amp; [.F30]  &amp; &quot; ]-(m)&quot;" office:value-type="string" office:string-value="USING PERIODIC COMMIT 100000 MATCH (n:Icustays), (m:Inputevents) WHERE m.stay_id = n.stay_id   MERGE (n)&lt;-[:SQL_CHILD_OF ]-(m)" calcext:value-type="string">
            <text:p>USING PERIODIC COMMIT 100000 MATCH (n:Icustays), (m:Inputevents) WHERE m.stay_id = n.stay_id <text:s text:c="2"/>MERGE (n)&lt;-[:SQL_CHILD_OF ]-(m)</text:p>
          </table:table-cell>
          <table:table-cell/>
          <table:table-cell office:value-type="string" calcext:value-type="string">
            <text:p>match (n:Admissions), (m:noteevents)</text:p>
            <text:p>where m.hadm_id = n.hadm_id  </text:p>
            <text:p>create (n)-[:noteevents_fk_hadm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Outputevents</text:p>
          </table:table-cell>
          <table:table-cell office:value-type="string" calcext:value-type="string">
            <text:p>stay_id</text:p>
          </table:table-cell>
          <table:table-cell office:value-type="string" calcext:value-type="string">
            <text:p>Icustays</text:p>
          </table:table-cell>
          <table:table-cell office:value-type="string" calcext:value-type="string">
            <text:p>stay_id</text:p>
          </table:table-cell>
          <table:table-cell office:value-type="string" calcext:value-type="string">
            <text:p>Outputevents_fk_stay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31] &amp; &quot;), (m:&quot; &amp; [.A31] &amp; &quot;) WHERE m.&quot; &amp; [.B31] &amp; &quot; = n.&quot; &amp; [.D31] &amp; &quot;   MERGE (n)&lt;-[:&quot; &amp; [.F31]  &amp; &quot; ]-(m)&quot;" office:value-type="string" office:string-value="USING PERIODIC COMMIT 100000 MATCH (n:Icustays), (m:Outputevents) WHERE m.stay_id = n.stay_id   MERGE (n)&lt;-[:SQL_CHILD_OF ]-(m)" calcext:value-type="string">
            <text:p>USING PERIODIC COMMIT 100000 MATCH (n:Icustays), (m:Outputevents) WHERE m.stay_id = n.stay_id <text:s text:c="2"/>MERGE (n)&lt;-[:SQL_CHILD_OF ]-(m)</text:p>
          </table:table-cell>
          <table:table-cell/>
          <table:table-cell office:value-type="string" calcext:value-type="string">
            <text:p>match (n:patients), (m:Outputevents)</text:p>
            <text:p>where m.subject_id = n.subject_id  </text:p>
            <text:p>create (n)-[:Outputevents_fk_subject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Procedureevents</text:p>
          </table:table-cell>
          <table:table-cell office:value-type="string" calcext:value-type="string">
            <text:p>stay_id</text:p>
          </table:table-cell>
          <table:table-cell office:value-type="string" calcext:value-type="string">
            <text:p>Icustays</text:p>
          </table:table-cell>
          <table:table-cell office:value-type="string" calcext:value-type="string">
            <text:p>stay_id</text:p>
          </table:table-cell>
          <table:table-cell office:value-type="string" calcext:value-type="string">
            <text:p>procedureevents_fk_stay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32] &amp; &quot;), (m:&quot; &amp; [.A32] &amp; &quot;) WHERE m.&quot; &amp; [.B32] &amp; &quot; = n.&quot; &amp; [.D32] &amp; &quot;   MERGE (n)&lt;-[:&quot; &amp; [.F32]  &amp; &quot; ]-(m)&quot;" office:value-type="string" office:string-value="USING PERIODIC COMMIT 100000 MATCH (n:Icustays), (m:Procedureevents) WHERE m.stay_id = n.stay_id   MERGE (n)&lt;-[:SQL_CHILD_OF ]-(m)" calcext:value-type="string">
            <text:p>USING PERIODIC COMMIT 100000 MATCH (n:Icustays), (m:Procedureevents) WHERE m.stay_id = n.stay_id <text:s text:c="2"/>MERGE (n)&lt;-[:SQL_CHILD_OF ]-(m)</text:p>
          </table:table-cell>
          <table:table-cell/>
          <table:table-cell office:value-type="string" calcext:value-type="string">
            <text:p>match (n:Admissions), (m:Outputevents)</text:p>
            <text:p>where m.hadm_id = n.hadm_id  </text:p>
            <text:p>create (n)-[:Outputevents_fk_hadm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Transfers</text:p>
          </table:table-cell>
          <table:table-cell office:value-type="string" calcext:value-type="string">
            <text:p>icustay_id</text:p>
          </table:table-cell>
          <table:table-cell office:value-type="string" calcext:value-type="string">
            <text:p>Icustays</text:p>
          </table:table-cell>
          <table:table-cell office:value-type="string" calcext:value-type="string">
            <text:p>stay_id</text:p>
          </table:table-cell>
          <table:table-cell office:value-type="string" calcext:value-type="string">
            <text:p>transfers_fk_stay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33] &amp; &quot;), (m:&quot; &amp; [.A33] &amp; &quot;) WHERE m.&quot; &amp; [.B33] &amp; &quot; = n.&quot; &amp; [.D33] &amp; &quot;   MERGE (n)&lt;-[:&quot; &amp; [.F33]  &amp; &quot; ]-(m)&quot;" office:value-type="string" office:string-value="USING PERIODIC COMMIT 100000 MATCH (n:Icustays), (m:Transfers) WHERE m.icustay_id = n.stay_id   MERGE (n)&lt;-[:SQL_CHILD_OF ]-(m)" calcext:value-type="string">
            <text:p>USING PERIODIC COMMIT 100000 MATCH (n:Icustays), (m:Transfers) WHERE m.icustay_id = n.stay_id <text:s text:c="2"/>MERGE (n)&lt;-[:SQL_CHILD_OF ]-(m)</text:p>
          </table:table-cell>
          <table:table-cell/>
          <table:table-cell office:value-type="string" calcext:value-type="string">
            <text:p>match (n:Icustays), (m:Outputevents)</text:p>
            <text:p>where m.stay_id = n.stay_id  </text:p>
            <text:p>create (n)-[:Outputevents_fk_stay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Admission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Admissions_fk_subject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34] &amp; &quot;), (m:&quot; &amp; [.A34] &amp; &quot;) WHERE m.&quot; &amp; [.B34] &amp; &quot; = n.&quot; &amp; [.D34] &amp; &quot;   MERGE (n)&lt;-[:&quot; &amp; [.F34]  &amp; &quot; ]-(m)&quot;" office:value-type="string" office:string-value="USING PERIODIC COMMIT 100000 MATCH (n:Patients), (m:Admissions) WHERE m.subject_id = n.subject_id   MERGE (n)&lt;-[:SQL_CHILD_OF ]-(m)" calcext:value-type="string">
            <text:p>USING PERIODIC COMMIT 100000 MATCH (n:Patients), (m:Admissions) WHERE m.subject_id = n.subject_id <text:s text:c="2"/>MERGE (n)&lt;-[:SQL_CHILD_OF ]-(m)</text:p>
          </table:table-cell>
          <table:table-cell/>
          <table:table-cell office:value-type="string" calcext:value-type="string">
            <text:p>match (n:d_items), (m:Outputevents)</text:p>
            <text:p>where m.itemid = n.itemid  </text:p>
            <text:p>create (n)-[:Outputevents_fk_item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Chartev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Chartevents_fk_subject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35] &amp; &quot;), (m:&quot; &amp; [.A35] &amp; &quot;) WHERE m.&quot; &amp; [.B35] &amp; &quot; = n.&quot; &amp; [.D35] &amp; &quot;   MERGE (n)&lt;-[:&quot; &amp; [.F35]  &amp; &quot; ]-(m)&quot;" office:value-type="string" office:string-value="USING PERIODIC COMMIT 100000 MATCH (n:Patients), (m:Chartevents) WHERE m.subject_id = n.subject_id   MERGE (n)&lt;-[:SQL_CHILD_OF ]-(m)" calcext:value-type="string">
            <text:p>USING PERIODIC COMMIT 100000 MATCH (n:Patients), (m:Chartevents) WHERE m.subject_id = n.subject_id <text:s text:c="2"/>MERGE (n)&lt;-[:SQL_CHILD_OF ]-(m)</text:p>
          </table:table-cell>
          <table:table-cell/>
          <table:table-cell office:value-type="string" calcext:value-type="string">
            <text:p>match (n:patients), (m:prescriptions)</text:p>
            <text:p>where m.subject_id = n.subject_id  </text:p>
            <text:p>create (n)-[:prescriptions_fk_subject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Datetimeev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Datetimeevents_fk_subject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36] &amp; &quot;), (m:&quot; &amp; [.A36] &amp; &quot;) WHERE m.&quot; &amp; [.B36] &amp; &quot; = n.&quot; &amp; [.D36] &amp; &quot;   MERGE (n)&lt;-[:&quot; &amp; [.F36]  &amp; &quot; ]-(m)&quot;" office:value-type="string" office:string-value="USING PERIODIC COMMIT 100000 MATCH (n:Patients), (m:Datetimeevents) WHERE m.subject_id = n.subject_id   MERGE (n)&lt;-[:SQL_CHILD_OF ]-(m)" calcext:value-type="string">
            <text:p>USING PERIODIC COMMIT 100000 MATCH (n:Patients), (m:Datetimeevents) WHERE m.subject_id = n.subject_id <text:s text:c="2"/>MERGE (n)&lt;-[:SQL_CHILD_OF ]-(m)</text:p>
          </table:table-cell>
          <table:table-cell/>
          <table:table-cell office:value-type="string" calcext:value-type="string">
            <text:p>match (n:Admissions), (m:procedureevents)</text:p>
            <text:p>where m.hadm_id = n.hadm_id  </text:p>
            <text:p>create (n)-[:procedureevents_fk_hadm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Diagnoses_Icd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Diagnoses_Icd_fk_subject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37] &amp; &quot;), (m:&quot; &amp; [.A37] &amp; &quot;) WHERE m.&quot; &amp; [.B37] &amp; &quot; = n.&quot; &amp; [.D37] &amp; &quot;   MERGE (n)&lt;-[:&quot; &amp; [.F37]  &amp; &quot; ]-(m)&quot;" office:value-type="string" office:string-value="USING PERIODIC COMMIT 100000 MATCH (n:Patients), (m:Diagnoses_Icd) WHERE m.subject_id = n.subject_id   MERGE (n)&lt;-[:SQL_CHILD_OF ]-(m)" calcext:value-type="string">
            <text:p>USING PERIODIC COMMIT 100000 MATCH (n:Patients), (m:Diagnoses_Icd) WHERE m.subject_id = n.subject_id <text:s text:c="2"/>MERGE (n)&lt;-[:SQL_CHILD_OF ]-(m)</text:p>
          </table:table-cell>
          <table:table-cell/>
          <table:table-cell office:value-type="string" calcext:value-type="string">
            <text:p>match (n:Icustays), (m:procedureevents)</text:p>
            <text:p>where m.stay_id = n.stay_id  </text:p>
            <text:p>create (n)-[:procedureevents_fk_stay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Drgcode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Drgcodes_fk_subject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38] &amp; &quot;), (m:&quot; &amp; [.A38] &amp; &quot;) WHERE m.&quot; &amp; [.B38] &amp; &quot; = n.&quot; &amp; [.D38] &amp; &quot;   MERGE (n)&lt;-[:&quot; &amp; [.F38]  &amp; &quot; ]-(m)&quot;" office:value-type="string" office:string-value="USING PERIODIC COMMIT 100000 MATCH (n:Patients), (m:Drgcodes) WHERE m.subject_id = n.subject_id   MERGE (n)&lt;-[:SQL_CHILD_OF ]-(m)" calcext:value-type="string">
            <text:p>USING PERIODIC COMMIT 100000 MATCH (n:Patients), (m:Drgcodes) WHERE m.subject_id = n.subject_id <text:s text:c="2"/>MERGE (n)&lt;-[:SQL_CHILD_OF ]-(m)</text:p>
          </table:table-cell>
          <table:table-cell/>
          <table:table-cell office:value-type="string" calcext:value-type="string">
            <text:p>match (n:d_items), (m:procedureevents)</text:p>
            <text:p>where m.itemid = n.itemid  </text:p>
            <text:p>create (n)-[:procedureevents_fk_item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Icustay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Icustays_fk_subject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39] &amp; &quot;), (m:&quot; &amp; [.A39] &amp; &quot;) WHERE m.&quot; &amp; [.B39] &amp; &quot; = n.&quot; &amp; [.D39] &amp; &quot;   MERGE (n)&lt;-[:&quot; &amp; [.F39]  &amp; &quot; ]-(m)&quot;" office:value-type="string" office:string-value="USING PERIODIC COMMIT 100000 MATCH (n:Patients), (m:Icustays) WHERE m.subject_id = n.subject_id   MERGE (n)&lt;-[:SQL_CHILD_OF ]-(m)" calcext:value-type="string">
            <text:p>USING PERIODIC COMMIT 100000 MATCH (n:Patients), (m:Icustays) WHERE m.subject_id = n.subject_id <text:s text:c="2"/>MERGE (n)&lt;-[:SQL_CHILD_OF ]-(m)</text:p>
          </table:table-cell>
          <table:table-cell/>
          <table:table-cell office:value-type="string" calcext:value-type="string">
            <text:p>match (n:patients), (m:procedures_icd)</text:p>
            <text:p>where m.subject_id = n.subject_id  </text:p>
            <text:p>create (n)-[:procedures_icd_fk_subject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Inputev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Inputevents_fk_subject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40] &amp; &quot;), (m:&quot; &amp; [.A40] &amp; &quot;) WHERE m.&quot; &amp; [.B40] &amp; &quot; = n.&quot; &amp; [.D40] &amp; &quot;   MERGE (n)&lt;-[:&quot; &amp; [.F40]  &amp; &quot; ]-(m)&quot;" office:value-type="string" office:string-value="USING PERIODIC COMMIT 100000 MATCH (n:Patients), (m:Inputevents) WHERE m.subject_id = n.subject_id   MERGE (n)&lt;-[:SQL_CHILD_OF ]-(m)" calcext:value-type="string">
            <text:p>USING PERIODIC COMMIT 100000 MATCH (n:Patients), (m:Inputevents) WHERE m.subject_id = n.subject_id <text:s text:c="2"/>MERGE (n)&lt;-[:SQL_CHILD_OF ]-(m)</text:p>
          </table:table-cell>
          <table:table-cell/>
          <table:table-cell office:value-type="string" calcext:value-type="string">
            <text:p>match (n:Admissions), (m:procedures_icd)</text:p>
            <text:p>where m.hadm_id = n.hadm_id  </text:p>
            <text:p>create (n)-[:procedures_icd_fk_hadm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Labev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Labevents_fk_subject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41] &amp; &quot;), (m:&quot; &amp; [.A41] &amp; &quot;) WHERE m.&quot; &amp; [.B41] &amp; &quot; = n.&quot; &amp; [.D41] &amp; &quot;   MERGE (n)&lt;-[:&quot; &amp; [.F41]  &amp; &quot; ]-(m)&quot;" office:value-type="string" office:string-value="USING PERIODIC COMMIT 100000 MATCH (n:Patients), (m:Labevents) WHERE m.subject_id = n.subject_id   MERGE (n)&lt;-[:SQL_CHILD_OF ]-(m)" calcext:value-type="string">
            <text:p>USING PERIODIC COMMIT 100000 MATCH (n:Patients), (m:Labevents) WHERE m.subject_id = n.subject_id <text:s text:c="2"/>MERGE (n)&lt;-[:SQL_CHILD_OF ]-(m)</text:p>
          </table:table-cell>
          <table:table-cell/>
          <table:table-cell office:value-type="string" calcext:value-type="string">
            <text:p>match (n:patients), (m:services)</text:p>
            <text:p>where m.subject_id = n.subject_id  </text:p>
            <text:p>create (n)-[:services_fk_subject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Microbiologyev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Microbiologyevents_fk_subject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42] &amp; &quot;), (m:&quot; &amp; [.A42] &amp; &quot;) WHERE m.&quot; &amp; [.B42] &amp; &quot; = n.&quot; &amp; [.D42] &amp; &quot;   MERGE (n)&lt;-[:&quot; &amp; [.F42]  &amp; &quot; ]-(m)&quot;" office:value-type="string" office:string-value="USING PERIODIC COMMIT 100000 MATCH (n:Patients), (m:Microbiologyevents) WHERE m.subject_id = n.subject_id   MERGE (n)&lt;-[:SQL_CHILD_OF ]-(m)" calcext:value-type="string">
            <text:p>USING PERIODIC COMMIT 100000 MATCH (n:Patients), (m:Microbiologyevents) WHERE m.subject_id = n.subject_id <text:s text:c="2"/>MERGE (n)&lt;-[:SQL_CHILD_OF ]-(m)</text:p>
          </table:table-cell>
          <table:table-cell/>
          <table:table-cell office:value-type="string" calcext:value-type="string">
            <text:p>match (n:Admissions), (m:services)</text:p>
            <text:p>where m.hadm_id = n.hadm_id  </text:p>
            <text:p>create (n)-[:services_fk_hadm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Outputev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Outputevents_fk_subject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43] &amp; &quot;), (m:&quot; &amp; [.A43] &amp; &quot;) WHERE m.&quot; &amp; [.B43] &amp; &quot; = n.&quot; &amp; [.D43] &amp; &quot;   MERGE (n)&lt;-[:&quot; &amp; [.F43]  &amp; &quot; ]-(m)&quot;" office:value-type="string" office:string-value="USING PERIODIC COMMIT 100000 MATCH (n:Patients), (m:Outputevents) WHERE m.subject_id = n.subject_id   MERGE (n)&lt;-[:SQL_CHILD_OF ]-(m)" calcext:value-type="string">
            <text:p>USING PERIODIC COMMIT 100000 MATCH (n:Patients), (m:Outputevents) WHERE m.subject_id = n.subject_id <text:s text:c="2"/>MERGE (n)&lt;-[:SQL_CHILD_OF ]-(m)</text:p>
          </table:table-cell>
          <table:table-cell/>
          <table:table-cell office:value-type="string" calcext:value-type="string">
            <text:p>match (n:patients), (m:transfers)</text:p>
            <text:p>where m.subject_id = n.subject_id  </text:p>
            <text:p>create (n)-[:transfers_fk_subject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Prescription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prescriptions_fk_subject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44] &amp; &quot;), (m:&quot; &amp; [.A44] &amp; &quot;) WHERE m.&quot; &amp; [.B44] &amp; &quot; = n.&quot; &amp; [.D44] &amp; &quot;   MERGE (n)&lt;-[:&quot; &amp; [.F44]  &amp; &quot; ]-(m)&quot;" office:value-type="string" office:string-value="USING PERIODIC COMMIT 100000 MATCH (n:Patients), (m:Prescriptions) WHERE m.subject_id = n.subject_id   MERGE (n)&lt;-[:SQL_CHILD_OF ]-(m)" calcext:value-type="string">
            <text:p>USING PERIODIC COMMIT 100000 MATCH (n:Patients), (m:Prescriptions) WHERE m.subject_id = n.subject_id <text:s text:c="2"/>MERGE (n)&lt;-[:SQL_CHILD_OF ]-(m)</text:p>
          </table:table-cell>
          <table:table-cell/>
          <table:table-cell office:value-type="string" calcext:value-type="string">
            <text:p>match (n:Admissions), (m:transfers)</text:p>
            <text:p>where m.hadm_id = n.hadm_id  </text:p>
            <text:p>create (n)-[:transfers_fk_hadm_id ]-&gt;(m)</text:p>
            <text:p>return n,m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Procedureev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procedureevents_fk_subject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45] &amp; &quot;), (m:&quot; &amp; [.A45] &amp; &quot;) WHERE m.&quot; &amp; [.B45] &amp; &quot; = n.&quot; &amp; [.D45] &amp; &quot;   MERGE (n)&lt;-[:&quot; &amp; [.F45]  &amp; &quot; ]-(m)&quot;" office:value-type="string" office:string-value="USING PERIODIC COMMIT 100000 MATCH (n:Patients), (m:Procedureevents) WHERE m.subject_id = n.subject_id   MERGE (n)&lt;-[:SQL_CHILD_OF ]-(m)" calcext:value-type="string">
            <text:p>USING PERIODIC COMMIT 100000 MATCH (n:Patients), (m:Procedureevents) WHERE m.subject_id = n.subject_id <text:s text:c="2"/>MERGE (n)&lt;-[:SQL_CHILD_OF ]-(m)</text:p>
          </table:table-cell>
          <table:table-cell/>
          <table:table-cell office:value-type="string" calcext:value-type="string">
            <text:p>match (n:Icustays), (m:transfers)</text:p>
            <text:p>where m.stay_id = n.stay_id  </text:p>
            <text:p>create (n)-[:transfers_fk_stay_id ]-&gt;(m)</text:p>
            <text:p>return n,m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Procedures_Icd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procedures_icd_fk_subject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46] &amp; &quot;), (m:&quot; &amp; [.A46] &amp; &quot;) WHERE m.&quot; &amp; [.B46] &amp; &quot; = n.&quot; &amp; [.D46] &amp; &quot;   MERGE (n)&lt;-[:&quot; &amp; [.F46]  &amp; &quot; ]-(m)&quot;" office:value-type="string" office:string-value="USING PERIODIC COMMIT 100000 MATCH (n:Patients), (m:Procedures_Icd) WHERE m.subject_id = n.subject_id   MERGE (n)&lt;-[:SQL_CHILD_OF ]-(m)" calcext:value-type="string">
            <text:p>USING PERIODIC COMMIT 100000 MATCH (n:Patients), (m:Procedures_Icd) WHERE m.subject_id = n.subject_id <text:s text:c="2"/>MERGE (n)&lt;-[:SQL_CHILD_OF ]-(m)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ervice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services_fk_subject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47] &amp; &quot;), (m:&quot; &amp; [.A47] &amp; &quot;) WHERE m.&quot; &amp; [.B47] &amp; &quot; = n.&quot; &amp; [.D47] &amp; &quot;   MERGE (n)&lt;-[:&quot; &amp; [.F47]  &amp; &quot; ]-(m)&quot;" office:value-type="string" office:string-value="USING PERIODIC COMMIT 100000 MATCH (n:Patients), (m:Services) WHERE m.subject_id = n.subject_id   MERGE (n)&lt;-[:SQL_CHILD_OF ]-(m)" calcext:value-type="string">
            <text:p>USING PERIODIC COMMIT 100000 MATCH (n:Patients), (m:Services) WHERE m.subject_id = n.subject_id <text:s text:c="2"/>MERGE (n)&lt;-[:SQL_CHILD_OF ]-(m)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ransfer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Patients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transfers_fk_subject_id</text:p>
          </table:table-cell>
          <table:table-cell office:value-type="string" calcext:value-type="string">
            <text:p>SQL_CHILD_OF</text:p>
          </table:table-cell>
          <table:table-cell table:formula="of:=&quot;USING PERIODIC COMMIT 100000 MATCH (n:&quot; &amp; [.C48] &amp; &quot;), (m:&quot; &amp; [.A48] &amp; &quot;) WHERE m.&quot; &amp; [.B48] &amp; &quot; = n.&quot; &amp; [.D48] &amp; &quot;   MERGE (n)&lt;-[:&quot; &amp; [.F48]  &amp; &quot; ]-(m)&quot;" office:value-type="string" office:string-value="USING PERIODIC COMMIT 100000 MATCH (n:Patients), (m:Transfers) WHERE m.subject_id = n.subject_id   MERGE (n)&lt;-[:SQL_CHILD_OF ]-(m)" calcext:value-type="string">
            <text:p>USING PERIODIC COMMIT 100000 MATCH (n:Patients), (m:Transfers) WHERE m.subject_id = n.subject_id <text:s text:c="2"/>MERGE (n)&lt;-[:SQL_CHILD_OF ]-(m)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mar</text:p>
          </table:table-cell>
          <table:table-cell office:value-type="string" calcext:value-type="string">
            <text:p>pharmacy_id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pharmacy_id</text:p>
          </table:table-cell>
          <table:table-cell/>
          <table:table-cell office:value-type="string" calcext:value-type="string">
            <text:p>SQL_CHILD_OF</text:p>
          </table:table-cell>
          <table:table-cell table:formula="of:=&quot;USING PERIODIC COMMIT 100000 MATCH (n:&quot; &amp; [.C49] &amp; &quot;), (m:&quot; &amp; [.A49] &amp; &quot;) WHERE m.&quot; &amp; [.B49] &amp; &quot; = n.&quot; &amp; [.D49] &amp; &quot;   MERGE (n)&lt;-[:&quot; &amp; [.F49]  &amp; &quot; ]-(m)&quot;" office:value-type="string" office:string-value="USING PERIODIC COMMIT 100000 MATCH (n:Pharmacy), (m:Emar) WHERE m.pharmacy_id = n.pharmacy_id   MERGE (n)&lt;-[:SQL_CHILD_OF ]-(m)" calcext:value-type="string">
            <text:p>USING PERIODIC COMMIT 100000 MATCH (n:Pharmacy), (m:Emar) WHERE m.pharmacy_id = n.pharmacy_id <text:s text:c="2"/>MERGE (n)&lt;-[:SQL_CHILD_OF ]-(m)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mar_detail</text:p>
          </table:table-cell>
          <table:table-cell office:value-type="string" calcext:value-type="string">
            <text:p>pharmacy_id</text:p>
          </table:table-cell>
          <table:table-cell office:value-type="string" calcext:value-type="string">
            <text:p>Pharmacy</text:p>
          </table:table-cell>
          <table:table-cell office:value-type="string" calcext:value-type="string">
            <text:p>pharmacy_id</text:p>
          </table:table-cell>
          <table:table-cell/>
          <table:table-cell office:value-type="string" calcext:value-type="string">
            <text:p>SQL_CHILD_OF</text:p>
          </table:table-cell>
          <table:table-cell table:formula="of:=&quot;USING PERIODIC COMMIT 100000 MATCH (n:&quot; &amp; [.C50] &amp; &quot;), (m:&quot; &amp; [.A50] &amp; &quot;) WHERE m.&quot; &amp; [.B50] &amp; &quot; = n.&quot; &amp; [.D50] &amp; &quot;   MERGE (n)&lt;-[:&quot; &amp; [.F50]  &amp; &quot; ]-(m)&quot;" office:value-type="string" office:string-value="USING PERIODIC COMMIT 100000 MATCH (n:Pharmacy), (m:Emar_detail) WHERE m.pharmacy_id = n.pharmacy_id   MERGE (n)&lt;-[:SQL_CHILD_OF ]-(m)" calcext:value-type="string">
            <text:p>USING PERIODIC COMMIT 100000 MATCH (n:Pharmacy), (m:Emar_detail) WHERE m.pharmacy_id = n.pharmacy_id <text:s text:c="2"/>MERGE (n)&lt;-[:SQL_CHILD_OF ]-(m)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mar</text:p>
          </table:table-cell>
          <table:table-cell office:value-type="string" calcext:value-type="string">
            <text:p>poe_i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poe_id</text:p>
          </table:table-cell>
          <table:table-cell/>
          <table:table-cell office:value-type="string" calcext:value-type="string">
            <text:p>SQL_CHILD_OF</text:p>
          </table:table-cell>
          <table:table-cell table:formula="of:=&quot;USING PERIODIC COMMIT 100000 MATCH (n:&quot; &amp; [.C51] &amp; &quot;), (m:&quot; &amp; [.A51] &amp; &quot;) WHERE m.&quot; &amp; [.B51] &amp; &quot; = n.&quot; &amp; [.D51] &amp; &quot;   MERGE (n)&lt;-[:&quot; &amp; [.F51]  &amp; &quot; ]-(m)&quot;" office:value-type="string" office:string-value="USING PERIODIC COMMIT 100000 MATCH (n:Poe), (m:Emar) WHERE m.poe_id = n.poe_id   MERGE (n)&lt;-[:SQL_CHILD_OF ]-(m)" calcext:value-type="string">
            <text:p>USING PERIODIC COMMIT 100000 MATCH (n:Poe), (m:Emar) WHERE m.poe_id = n.poe_id <text:s text:c="2"/>MERGE (n)&lt;-[:SQL_CHILD_OF ]-(m)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Pharmacy</text:p>
          </table:table-cell>
          <table:table-cell office:value-type="string" calcext:value-type="string">
            <text:p>poe_i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poe_id</text:p>
          </table:table-cell>
          <table:table-cell/>
          <table:table-cell office:value-type="string" calcext:value-type="string">
            <text:p>SQL_CHILD_OF</text:p>
          </table:table-cell>
          <table:table-cell table:formula="of:=&quot;USING PERIODIC COMMIT 100000 MATCH (n:&quot; &amp; [.C52] &amp; &quot;), (m:&quot; &amp; [.A52] &amp; &quot;) WHERE m.&quot; &amp; [.B52] &amp; &quot; = n.&quot; &amp; [.D52] &amp; &quot;   MERGE (n)&lt;-[:&quot; &amp; [.F52]  &amp; &quot; ]-(m)&quot;" office:value-type="string" office:string-value="USING PERIODIC COMMIT 100000 MATCH (n:Poe), (m:Pharmacy) WHERE m.poe_id = n.poe_id   MERGE (n)&lt;-[:SQL_CHILD_OF ]-(m)" calcext:value-type="string">
            <text:p>USING PERIODIC COMMIT 100000 MATCH (n:Poe), (m:Pharmacy) WHERE m.poe_id = n.poe_id <text:s text:c="2"/>MERGE (n)&lt;-[:SQL_CHILD_OF ]-(m)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Poe</text:p>
          </table:table-cell>
          <table:table-cell office:value-type="string" calcext:value-type="string">
            <text:p>poe_id</text:p>
          </table:table-cell>
          <table:table-cell office:value-type="string" calcext:value-type="string">
            <text:p>Poe_Detail</text:p>
          </table:table-cell>
          <table:table-cell office:value-type="string" calcext:value-type="string">
            <text:p>poe_id</text:p>
          </table:table-cell>
          <table:table-cell/>
          <table:table-cell office:value-type="string" calcext:value-type="string">
            <text:p>SQL_CHILD_OF</text:p>
          </table:table-cell>
          <table:table-cell table:formula="of:=&quot;USING PERIODIC COMMIT 100000 MATCH (n:&quot; &amp; [.C53] &amp; &quot;), (m:&quot; &amp; [.A53] &amp; &quot;) WHERE m.&quot; &amp; [.B53] &amp; &quot; = n.&quot; &amp; [.D53] &amp; &quot;   MERGE (n)&lt;-[:&quot; &amp; [.F53]  &amp; &quot; ]-(m)&quot;" office:value-type="string" office:string-value="USING PERIODIC COMMIT 100000 MATCH (n:Poe_Detail), (m:Poe) WHERE m.poe_id = n.poe_id   MERGE (n)&lt;-[:SQL_CHILD_OF ]-(m)" calcext:value-type="string">
            <text:p>USING PERIODIC COMMIT 100000 MATCH (n:Poe_Detail), (m:Poe) WHERE m.poe_id = n.poe_id <text:s text:c="2"/>MERGE (n)&lt;-[:SQL_CHILD_OF ]-(m)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Pharmacy</text:p>
          </table:table-cell>
          <table:table-cell office:value-type="string" calcext:value-type="string">
            <text:p>pharmacy_id</text:p>
          </table:table-cell>
          <table:table-cell office:value-type="string" calcext:value-type="string">
            <text:p>Prescriptions</text:p>
          </table:table-cell>
          <table:table-cell office:value-type="string" calcext:value-type="string">
            <text:p>pharmacy_id</text:p>
          </table:table-cell>
          <table:table-cell/>
          <table:table-cell office:value-type="string" calcext:value-type="string">
            <text:p>SQL_CHILD_OF</text:p>
          </table:table-cell>
          <table:table-cell table:formula="of:=&quot;USING PERIODIC COMMIT 100000 MATCH (n:&quot; &amp; [.C54] &amp; &quot;), (m:&quot; &amp; [.A54] &amp; &quot;) WHERE m.&quot; &amp; [.B54] &amp; &quot; = n.&quot; &amp; [.D54] &amp; &quot;   MERGE (n)&lt;-[:&quot; &amp; [.F54]  &amp; &quot; ]-(m)&quot;" office:value-type="string" office:string-value="USING PERIODIC COMMIT 100000 MATCH (n:Prescriptions), (m:Pharmacy) WHERE m.pharmacy_id = n.pharmacy_id   MERGE (n)&lt;-[:SQL_CHILD_OF ]-(m)" calcext:value-type="string">
            <text:p>USING PERIODIC COMMIT 100000 MATCH (n:Prescriptions), (m:Pharmacy) WHERE m.pharmacy_id = n.pharmacy_id <text:s text:c="2"/>MERGE (n)&lt;-[:SQL_CHILD_OF ]-(m)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D_Icd_Procedures</text:p>
          </table:table-cell>
          <table:table-cell office:value-type="string" calcext:value-type="string">
            <text:p>icd_code</text:p>
          </table:table-cell>
          <table:table-cell office:value-type="string" calcext:value-type="string">
            <text:p>Procedures_Icd</text:p>
          </table:table-cell>
          <table:table-cell office:value-type="string" calcext:value-type="string">
            <text:p>icd_code</text:p>
          </table:table-cell>
          <table:table-cell/>
          <table:table-cell office:value-type="string" calcext:value-type="string">
            <text:p>SQL_CHILD_OF</text:p>
          </table:table-cell>
          <table:table-cell table:formula="of:=&quot;USING PERIODIC COMMIT 100000 MATCH (n:&quot; &amp; [.C55] &amp; &quot;), (m:&quot; &amp; [.A55] &amp; &quot;) WHERE m.&quot; &amp; [.B55] &amp; &quot; = n.&quot; &amp; [.D55] &amp; &quot;   MERGE (n)&lt;-[:&quot; &amp; [.F55]  &amp; &quot; ]-(m)&quot;" office:value-type="string" office:string-value="USING PERIODIC COMMIT 100000 MATCH (n:Procedures_Icd), (m:D_Icd_Procedures) WHERE m.icd_code = n.icd_code   MERGE (n)&lt;-[:SQL_CHILD_OF ]-(m)" calcext:value-type="string">
            <text:p>USING PERIODIC COMMIT 100000 MATCH (n:Procedures_Icd), (m:D_Icd_Procedures) WHERE m.icd_code = n.icd_code <text:s text:c="2"/>MERGE (n)&lt;-[:SQL_CHILD_OF ]-(m)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 table:number-rows-repeated="1048498">
          <table:table-cell table:number-columns-repeated="1024"/>
        </table:table-row>
        <table:table-row table:style-name="ro13" table:number-rows-repeated="2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_FilterDatabase" table:base-cell-address="$'Node Creation Script'.$A$1" table:cell-range-address="$Relationship.$A$1:.$H$45"/>
        </table:named-expressions>
      </table:table>
      <table:named-expressions/>
      <table:database-ranges>
        <table:database-range table:name="__Anonymous_Sheet_DB__0" table:target-range-address="'Node Creation Script'.A1:'Node Creation Script'.E777"/>
        <table:database-range table:name="__Anonymous_Sheet_DB__2" table:target-range-address="Relationship.A1:Relationship.H55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de_20_Creation_20_Script" style:display-name="PageStyle_Node Creation Scri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ionship" style:display-name="PageStyle_Relationshi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ev Dhawan</meta:initial-creator>
    <meta:creation-date>2021-02-10T09:26:51</meta:creation-date>
    <dc:date>2021-02-13T02:24:45.693110534</dc:date>
    <meta:generator>LibreOffice/6.4.6.2$Linux_X86_64 LibreOffice_project/40$Build-2</meta:generator>
    <meta:editing-duration>PT23M7S</meta:editing-duration>
    <meta:editing-cycles>3</meta:editing-cycles>
    <meta:document-statistic meta:table-count="3" meta:cell-count="1413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